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3">C</text:span><text:span text:style-name="_31_11">O</text:span><text:span text:style-name="_31_94">M</text:span><text:span text:style-name="_34_1">P</text:span><text:span text:style-name="_31_02">U</text:span><text:span text:style-name="_32_16">T</text:span><text:span text:style-name="_32_7">I</text:span><text:span text:style-name="_31_13">N</text:span><text:span text:style-name="_31_76">G</text:span><text:span text:style-name="_31_"> </text:span><text:span text:style-name="_31_31">M</text:span><text:span text:style-name="_32_01">A</text:span><text:span text:style-name="_36_9">C</text:span><text:span text:style-name="_39_8">H</text:span><text:span text:style-name="_32_01">I</text:span><text:span text:style-name="_37_1">N</text:span><text:span text:style-name="_31_44">E</text:span><text:span text:style-name="_31_70">R</text:span><text:span text:style-name="_37_5">Y</text:span><text:span text:style-name="_37_6"> </text:span><text:span text:style-name="_32_25">A</text:span><text:span text:style-name="_35_4">N</text:span><text:span text:style-name="_31_19">D</text:span><text:span text:style-name="_31_51"> </text:span><text:span text:style-name="_37_2">I</text:span><text:span text:style-name="_31_05">N</text:span><text:span text:style-name="_31_94">T</text:span><text:span text:style-name="_35_9">E</text:span><text:span text:style-name="_31_28">L</text:span><text:span text:style-name="_31_73">L</text:span><text:span text:style-name="_36_6">I</text:span><text:span text:style-name="_31_29">G</text:span><text:span text:style-name="_31_95">E</text:span><text:span text:style-name="_37_1">N</text:span><text:span text:style-name="_31_41">C</text:span><text:span text:style-name="_32_15">E</text:span></text:p>
      <text:p text:style-name="P1"><text:span text:style-name="_31_01">B</text:span><text:span text:style-name="_31_70">y</text:span><text:span text:style-name="_31_"> </text:span><text:span text:style-name="_31_17">A</text:span><text:span text:style-name="_32_21">.</text:span><text:span text:style-name="_31_"> </text:span><text:span text:style-name="_31_49">M</text:span><text:span text:style-name="_31_95">.</text:span><text:span text:style-name="_31_"> </text:span><text:span text:style-name="_31_49">T</text:span><text:span text:style-name="_31_91">u</text:span><text:span text:style-name="_37_4">r</text:span><text:span text:style-name="_31_16">i</text:span><text:span text:style-name="_31_73">n</text:span><text:span text:style-name="_32_4">g</text:span></text:p>
      <text:p text:style-name="P1"><text:span text:style-name="_32_18">1</text:span><text:span text:style-name="_32_1">.</text:span><text:span text:style-name="_37_6"> </text:span><text:span text:style-name="_32_07">T</text:span><text:span text:style-name="_32_9">h</text:span><text:span text:style-name="_31_31">e</text:span><text:span text:style-name="_31_51"> </text:span><text:span text:style-name="_34_5">I</text:span><text:span text:style-name="_31_26">m</text:span><text:span text:style-name="_32_10">i</text:span><text:span text:style-name="_35_4">t</text:span><text:span text:style-name="_31_01">a</text:span><text:span text:style-name="_31_73">t</text:span><text:span text:style-name="_37_5">i</text:span><text:span text:style-name="_31_50">o</text:span><text:span text:style-name="_32_06">n</text:span><text:span text:style-name="_31_"> </text:span><text:span text:style-name="_31_43">G</text:span><text:span text:style-name="_31_94">a</text:span><text:span text:style-name="_34_5">m</text:span><text:span text:style-name="_31_41">e</text:span></text:p>
      <text:p text:style-name="P1"><text:span text:style-name="_33_9">I</text:span><text:span text:style-name="_37_6"> </text:span><text:span text:style-name="_31_95">p</text:span><text:span text:style-name="_33_6">r</text:span><text:span text:style-name="_31_16">o</text:span><text:span text:style-name="_32_19">p</text:span><text:span text:style-name="_33_9">o</text:span><text:span text:style-name="_31_44">s</text:span><text:span text:style-name="_32_18">e</text:span><text:span text:style-name="_31_"> </text:span><text:span text:style-name="_31_43">t</text:span><text:span text:style-name="_32_22">o</text:span><text:span text:style-name="_31_"> </text:span><text:span text:style-name="_39_8">c</text:span><text:span text:style-name="_31_77">o</text:span><text:span text:style-name="_36_8">n</text:span><text:span text:style-name="_31_47">s</text:span><text:span text:style-name="_31_73">i</text:span><text:span text:style-name="_36_6">d</text:span><text:span text:style-name="_31_19">e</text:span><text:span text:style-name="_32_15">r</text:span><text:span text:style-name="_31_"> </text:span><text:span text:style-name="_31_17">t</text:span><text:span text:style-name="_32_25">h</text:span><text:span text:style-name="_32_7">e</text:span><text:span text:style-name="_37_6"> </text:span><text:span text:style-name="_32_15">q</text:span><text:span text:style-name="_33_5">u</text:span><text:span text:style-name="_39_5">e</text:span><text:span text:style-name="_32_03">s</text:span><text:span text:style-name="_35_6">t</text:span><text:span text:style-name="_31_10">i</text:span><text:span text:style-name="_31_86">o</text:span><text:span text:style-name="_33_0">n</text:span><text:span text:style-name="_31_31">,</text:span><text:span text:style-name="_31_51"> </text:span><text:span text:style-name="_35_1">"</text:span><text:span text:style-name="_39_9">C</text:span><text:span text:style-name="_31_80">a</text:span><text:span text:style-name="_33_6">n</text:span><text:span text:style-name="_37_6"> </text:span><text:span text:style-name="_31_71">m</text:span><text:span text:style-name="_34_2">a</text:span><text:span text:style-name="_31_04">c</text:span><text:span text:style-name="_32_10">h</text:span><text:span text:style-name="_36_0">i</text:span><text:span text:style-name="_31_29">n</text:span><text:span text:style-name="_31_95">e</text:span><text:span text:style-name="_36_8">s</text:span><text:span text:style-name="_37_6"> </text:span><text:span text:style-name="_32_16">t</text:span><text:span text:style-name="_32_9">h</text:span><text:span text:style-name="_31_49">i</text:span><text:span text:style-name="_32_07">n</text:span><text:span text:style-name="_34_4">k</text:span><text:span text:style-name="_31_02">?</text:span><text:span text:style-name="_31_94">"</text:span><text:span text:style-name="_31_"> </text:span><text:span text:style-name="_31_29">T</text:span><text:span text:style-name="_31_89">h</text:span><text:span text:style-name="_33_9">i</text:span><text:span text:style-name="_31_34">s</text:span><text:span text:style-name="_31_51"> </text:span><text:span text:style-name="_32_1">s</text:span><text:span text:style-name="_39_5">h</text:span><text:span text:style-name="_32_25">o</text:span><text:span text:style-name="_36_6">u</text:span><text:span text:style-name="_31_17">l</text:span><text:span text:style-name="_32_24">d</text:span><text:span text:style-name="_31_"> </text:span><text:span text:style-name="_31_50">b</text:span><text:span text:style-name="_32_19">e</text:span><text:span text:style-name="_37_2">g</text:span><text:span text:style-name="_31_17">i</text:span><text:span text:style-name="_31_77">n</text:span><text:span text:style-name="_31_"> </text:span><text:span text:style-name="_31_13">w</text:span><text:span text:style-name="_31_85">i</text:span><text:span text:style-name="_33_5">t</text:span><text:span text:style-name="_39_5">h</text:span><text:span text:style-name="_31_51"> </text:span><text:span text:style-name="_35_7">d</text:span><text:span text:style-name="_31_26">e</text:span><text:span text:style-name="_32_00">f</text:span><text:span text:style-name="_36_0">i</text:span><text:span text:style-name="_31_41">n</text:span><text:span text:style-name="_31_80">i</text:span><text:span text:style-name="_36_8">t</text:span><text:span text:style-name="_31_40">i</text:span><text:span text:style-name="_31_70">o</text:span><text:span text:style-name="_32_0">n</text:span><text:span text:style-name="_31_46">s</text:span><text:span text:style-name="_31_51"> </text:span><text:span text:style-name="_32_3">o</text:span><text:span text:style-name="_39_9">f</text:span><text:span text:style-name="_31_51"> </text:span><text:span text:style-name="_33_8">t</text:span><text:span text:style-name="_31_11">h</text:span><text:span text:style-name="_32_24">e</text:span><text:span text:style-name="_31_"> </text:span><text:span text:style-name="_31_04">m</text:span><text:span text:style-name="_31_95">e</text:span><text:span text:style-name="_36_8">a</text:span><text:span text:style-name="_39_5">n</text:span><text:span text:style-name="_31_71">i</text:span><text:span text:style-name="_35_4">n</text:span><text:span text:style-name="_31_46">g</text:span><text:span text:style-name="_31_51"> </text:span><text:span text:style-name="_34_5">o</text:span><text:span text:style-name="_31_43">f</text:span><text:span text:style-name="_31_51"> </text:span><text:span text:style-name="_33_9">t</text:span><text:span text:style-name="_31_31">h</text:span><text:span text:style-name="_31_71">e</text:span><text:span text:style-name="_31_"> </text:span><text:span text:style-name="_31_01">t</text:span><text:span text:style-name="_31_92">e</text:span><text:span text:style-name="_33_0">r</text:span><text:span text:style-name="_31_47">m</text:span><text:span text:style-name="_32_01">s</text:span><text:span text:style-name="_31_"> </text:span><text:span text:style-name="_31_29">"</text:span><text:span text:style-name="_32_01">m</text:span><text:span text:style-name="_34_1">a</text:span><text:span text:style-name="_31_17">c</text:span><text:span text:style-name="_31_73">h</text:span><text:span text:style-name="_36_8">i</text:span><text:span text:style-name="_39_9">n</text:span><text:span text:style-name="_32_24">e</text:span><text:span text:style-name="_35_1">"</text:span><text:span text:style-name="_37_6"> </text:span><text:span text:style-name="_31_88">a</text:span><text:span text:style-name="_33_9">n</text:span><text:span text:style-name="_39_6">d</text:span><text:span text:style-name="_31_51"> </text:span><text:span text:style-name="_37_5">"</text:span><text:span text:style-name="_31_05">t</text:span><text:span text:style-name="_32_22">h</text:span><text:span text:style-name="_35_4">i</text:span><text:span text:style-name="_31_40">n</text:span><text:span text:style-name="_32_03">k</text:span><text:span text:style-name="_35_1">.</text:span><text:span text:style-name="_31_32">"</text:span><text:span text:style-name="_31_51"> </text:span><text:span text:style-name="_35_7">T</text:span><text:span text:style-name="_39_9">h</text:span><text:span text:style-name="_31_73">e</text:span><text:span text:style-name="_31_"> </text:span><text:span text:style-name="_31_14">d</text:span><text:span text:style-name="_31_85">e</text:span><text:span text:style-name="_36_8">f</text:span><text:span text:style-name="_39_6">i</text:span><text:span text:style-name="_31_77">n</text:span><text:span text:style-name="_32_7">i</text:span><text:span text:style-name="_31_25">t</text:span><text:span text:style-name="_31_79">i</text:span><text:span text:style-name="_36_8">o</text:span><text:span text:style-name="_31_28">n</text:span><text:span text:style-name="_32_01">s</text:span><text:span text:style-name="_31_"> </text:span><text:span text:style-name="_31_16">m</text:span><text:span text:style-name="_32_25">i</text:span><text:span text:style-name="_32_9">g</text:span><text:span text:style-name="_31_16">h</text:span><text:span text:style-name="_32_25">t</text:span><text:span text:style-name="_31_"> </text:span><text:span text:style-name="_31_29">b</text:span><text:span text:style-name="_31_86">e</text:span><text:span text:style-name="_31_"> </text:span><text:span text:style-name="_31_50">f</text:span><text:span text:style-name="_32_15">r</text:span><text:span text:style-name="_33_9">a</text:span><text:span text:style-name="_31_14">m</text:span><text:span text:style-name="_32_03">e</text:span><text:span text:style-name="_37_1">d</text:span><text:span text:style-name="_37_6"> </text:span><text:span text:style-name="_31_91">s</text:span><text:span text:style-name="_36_0">o</text:span><text:span text:style-name="_37_6"> </text:span><text:span text:style-name="_32_10">a</text:span><text:span text:style-name="_36_9">s</text:span><text:span text:style-name="_37_6"> </text:span><text:span text:style-name="_32_21">t</text:span><text:span text:style-name="_33_9">o</text:span><text:span text:style-name="_37_6"> </text:span><text:span text:style-name="_31_77">r</text:span><text:span text:style-name="_33_0">e</text:span><text:span text:style-name="_31_10">f</text:span><text:span text:style-name="_32_25">l</text:span><text:span text:style-name="_34_4">e</text:span><text:span text:style-name="_31_10">c</text:span><text:span text:style-name="_32_10">t</text:span><text:span text:style-name="_31_"> </text:span><text:span text:style-name="_31_19">s</text:span><text:span text:style-name="_31_92">o</text:span><text:span text:style-name="_31_"> </text:span><text:span text:style-name="_39_9">f</text:span><text:span text:style-name="_32_16">a</text:span><text:span text:style-name="_35_0">r</text:span><text:span text:style-name="_37_6"> </text:span><text:span text:style-name="_32_01">a</text:span><text:span text:style-name="_36_6">s</text:span><text:span text:style-name="_37_6"> </text:span><text:span text:style-name="_31_85">p</text:span><text:span text:style-name="_34_2">o</text:span><text:span text:style-name="_39_8">s</text:span><text:span text:style-name="_31_86">s</text:span><text:span text:style-name="_36_9">i</text:span><text:span text:style-name="_31_41">b</text:span><text:span text:style-name="_31_70">l</text:span><text:span text:style-name="_34_2">e</text:span><text:span text:style-name="_37_6"> </text:span><text:span text:style-name="_32_01">t</text:span><text:span text:style-name="_33_5">h</text:span><text:span text:style-name="_31_16">e</text:span><text:span text:style-name="_31_51"> </text:span><text:span text:style-name="_37_1">n</text:span><text:span text:style-name="_31_44">o</text:span><text:span text:style-name="_32_01">r</text:span><text:span text:style-name="_37_1">m</text:span><text:span text:style-name="_31_34">a</text:span><text:span text:style-name="_31_95">l</text:span><text:span text:style-name="_31_"> </text:span><text:span text:style-name="_31_43">u</text:span><text:span text:style-name="_31_95">s</text:span><text:span text:style-name="_36_5">e</text:span><text:span text:style-name="_37_6"> </text:span><text:span text:style-name="_31_71">o</text:span><text:span text:style-name="_35_0">f</text:span><text:span text:style-name="_37_6"> </text:span><text:span text:style-name="_31_86">t</text:span><text:span text:style-name="_37_4">h</text:span><text:span text:style-name="_31_43">e</text:span><text:span text:style-name="_31_51"> </text:span><text:span text:style-name="_35_9">w</text:span><text:span text:style-name="_31_05">o</text:span><text:span text:style-name="_32_06">r</text:span><text:span text:style-name="_33_6">d</text:span><text:span text:style-name="_31_50">s</text:span><text:span text:style-name="_31_74">,</text:span><text:span text:style-name="_31_"> </text:span><text:span text:style-name="_31_10">b</text:span><text:span text:style-name="_31_71">u</text:span><text:span text:style-name="_37_2">t</text:span><text:span text:style-name="_37_6"> </text:span><text:span text:style-name="_32_18">t</text:span><text:span text:style-name="_35_7">h</text:span><text:span text:style-name="_31_28">i</text:span><text:span text:style-name="_32_18">s</text:span><text:span text:style-name="_31_"> </text:span><text:span text:style-name="_31_16">a</text:span><text:span text:style-name="_32_04">t</text:span><text:span text:style-name="_36_5">t</text:span><text:span text:style-name="_31_14">i</text:span><text:span text:style-name="_32_16">t</text:span><text:span text:style-name="_34_4">u</text:span><text:span text:style-name="_31_16">d</text:span><text:span text:style-name="_31_76">e</text:span><text:span text:style-name="_31_"> </text:span><text:span text:style-name="_31_40">i</text:span><text:span text:style-name="_31_92">s</text:span><text:span text:style-name="_31_"> </text:span><text:span text:style-name="_31_04">d</text:span><text:span text:style-name="_32_25">a</text:span><text:span text:style-name="_32_9">n</text:span><text:span text:style-name="_31_28">g</text:span><text:span text:style-name="_32_06">e</text:span><text:span text:style-name="_32_3">r</text:span><text:span text:style-name="_31_41">o</text:span><text:span text:style-name="_32_21">u</text:span><text:span text:style-name="_33_9">s</text:span><text:span text:style-name="_31_44">,</text:span><text:span text:style-name="_31_51"> </text:span><text:span text:style-name="_32_9">I</text:span><text:span text:style-name="_31_40">f</text:span><text:span text:style-name="_31_51"> </text:span><text:span text:style-name="_32_7">t</text:span><text:span text:style-name="_31_10">h</text:span><text:span text:style-name="_31_94">e</text:span><text:span text:style-name="_31_"> </text:span><text:span text:style-name="_31_20">m</text:span><text:span text:style-name="_32_10">e</text:span><text:span text:style-name="_34_5">a</text:span><text:span text:style-name="_31_25">n</text:span><text:span text:style-name="_32_24">i</text:span><text:span text:style-name="_35_0">n</text:span><text:span text:style-name="_31_29">g</text:span><text:span text:style-name="_31_51"> </text:span><text:span text:style-name="_36_0">o</text:span><text:span text:style-name="_31_47">f</text:span><text:span text:style-name="_31_51"> </text:span><text:span text:style-name="_35_1">t</text:span><text:span text:style-name="_31_35">h</text:span><text:span text:style-name="_31_85">e</text:span><text:span text:style-name="_31_"> </text:span><text:span text:style-name="_31_32">w</text:span><text:span text:style-name="_31_89">o</text:span><text:span text:style-name="_37_2">r</text:span><text:span text:style-name="_39_5">d</text:span><text:span text:style-name="_32_00">s</text:span><text:span text:style-name="_31_"> </text:span><text:span text:style-name="_31_35">"</text:span><text:span text:style-name="_31_74">m</text:span><text:span text:style-name="_33_9">a</text:span><text:span text:style-name="_39_8">c</text:span><text:span text:style-name="_31_92">h</text:span><text:span text:style-name="_32_7">i</text:span><text:span text:style-name="_39_8">n</text:span><text:span text:style-name="_31_70">e</text:span><text:span text:style-name="_32_1">"</text:span><text:span text:style-name="_37_6"> </text:span><text:span text:style-name="_32_06">a</text:span><text:span text:style-name="_32_0">n</text:span><text:span text:style-name="_39_5">d</text:span><text:span text:style-name="_31_51"> </text:span><text:span text:style-name="_37_4">"</text:span><text:span text:style-name="_39_8">t</text:span><text:span text:style-name="_31_95">h</text:span><text:span text:style-name="_37_1">i</text:span><text:span text:style-name="_31_19">n</text:span><text:span text:style-name="_31_92">k</text:span><text:span text:style-name="_34_4">"</text:span><text:span text:style-name="_37_6"> </text:span><text:span text:style-name="_32_00">a</text:span><text:span text:style-name="_33_0">r</text:span><text:span text:style-name="_31_26">e</text:span><text:span text:style-name="_31_51"> </text:span><text:span text:style-name="_33_8">t</text:span><text:span text:style-name="_31_19">o</text:span><text:span text:style-name="_31_51"> </text:span><text:span text:style-name="_36_5">b</text:span><text:span text:style-name="_31_05">e</text:span><text:span text:style-name="_31_51"> </text:span><text:span text:style-name="_33_6">f</text:span><text:span text:style-name="_31_43">o</text:span><text:span text:style-name="_31_88">u</text:span><text:span text:style-name="_35_7">n</text:span><text:span text:style-name="_31_41">d</text:span><text:span text:style-name="_31_51"> </text:span><text:span text:style-name="_35_7">b</text:span><text:span text:style-name="_39_8">y</text:span><text:span text:style-name="_31_51"> </text:span><text:span text:style-name="_35_6">e</text:span><text:span text:style-name="_31_46">x</text:span><text:span text:style-name="_32_19">a</text:span><text:span text:style-name="_35_0">m</text:span><text:span text:style-name="_39_6">i</text:span><text:span text:style-name="_32_16">n</text:span><text:span text:style-name="_37_4">i</text:span><text:span text:style-name="_31_13">n</text:span><text:span text:style-name="_32_07">g</text:span><text:span text:style-name="_31_"> </text:span><text:span text:style-name="_31_46">h</text:span><text:span text:style-name="_32_10">o</text:span><text:span text:style-name="_35_7">w</text:span><text:span text:style-name="_37_6"> </text:span><text:span text:style-name="_31_92">t</text:span><text:span text:style-name="_36_5">h</text:span><text:span text:style-name="_31_31">e</text:span><text:span text:style-name="_32_10">y</text:span><text:span text:style-name="_31_"> </text:span><text:span text:style-name="_31_40">a</text:span><text:span text:style-name="_32_24">r</text:span><text:span text:style-name="_32_7">e</text:span><text:span text:style-name="_37_6"> </text:span><text:span text:style-name="_32_15">c</text:span><text:span text:style-name="_37_1">o</text:span><text:span text:style-name="_31_44">m</text:span><text:span text:style-name="_32_16">m</text:span><text:span text:style-name="_37_2">o</text:span><text:span text:style-name="_31_01">n</text:span><text:span text:style-name="_31_70">l</text:span><text:span text:style-name="_35_7">y</text:span><text:span text:style-name="_37_6"> </text:span><text:span text:style-name="_32_00">u</text:span><text:span text:style-name="_32_3">s</text:span><text:span text:style-name="_31_04">e</text:span><text:span text:style-name="_31_74">d</text:span><text:span text:style-name="_31_"> </text:span><text:span text:style-name="_31_50">i</text:span><text:span text:style-name="_31_71">t</text:span><text:span text:style-name="_31_"> </text:span><text:span text:style-name="_31_43">i</text:span><text:span text:style-name="_31_95">s</text:span><text:span text:style-name="_31_"> </text:span><text:span text:style-name="_31_01">d</text:span><text:span text:style-name="_32_07">i</text:span><text:span text:style-name="_32_9">f</text:span><text:span text:style-name="_31_01">f</text:span><text:span text:style-name="_32_21">i</text:span><text:span text:style-name="_32_3">c</text:span><text:span text:style-name="_31_25">u</text:span><text:span text:style-name="_32_10">l</text:span><text:span text:style-name="_36_0">t</text:span><text:span text:style-name="_37_6"> </text:span><text:span text:style-name="_32_22">t</text:span><text:span text:style-name="_35_9">o</text:span><text:span text:style-name="_37_6"> </text:span><text:span text:style-name="_32_09">e</text:span><text:span text:style-name="_32_4">s</text:span><text:span text:style-name="_31_32">c</text:span><text:span text:style-name="_31_95">a</text:span><text:span text:style-name="_35_6">p</text:span><text:span text:style-name="_31_47">e</text:span><text:span text:style-name="_31_51"> </text:span><text:span text:style-name="_36_8">t</text:span><text:span text:style-name="_31_25">h</text:span><text:span text:style-name="_31_73">e</text:span><text:span text:style-name="_31_"> </text:span><text:span text:style-name="_39_8">c</text:span><text:span text:style-name="_31_77">o</text:span><text:span text:style-name="_32_4">n</text:span><text:span text:style-name="_31_10">c</text:span><text:span text:style-name="_32_24">l</text:span><text:span text:style-name="_35_4">u</text:span><text:span text:style-name="_39_8">s</text:span><text:span text:style-name="_31_70">i</text:span><text:span text:style-name="_36_9">o</text:span><text:span text:style-name="_31_41">n</text:span><text:span text:style-name="_31_51"> </text:span><text:span text:style-name="_37_4">t</text:span><text:span text:style-name="_31_11">h</text:span><text:span text:style-name="_31_88">a</text:span><text:span text:style-name="_36_9">t</text:span><text:span text:style-name="_37_6"> </text:span><text:span text:style-name="_31_92">t</text:span><text:span text:style-name="_37_2">h</text:span><text:span text:style-name="_31_47">e</text:span><text:span text:style-name="_31_51"> </text:span><text:span text:style-name="_33_5">m</text:span><text:span text:style-name="_31_10">e</text:span><text:span text:style-name="_32_21">a</text:span><text:span text:style-name="_34_5">n</text:span><text:span text:style-name="_31_49">i</text:span><text:span text:style-name="_32_18">n</text:span><text:span text:style-name="_32_1">g</text:span><text:span text:style-name="_37_6"> </text:span><text:span text:style-name="_31_80">a</text:span><text:span text:style-name="_32_0">n</text:span><text:span text:style-name="_31_32">d</text:span><text:span text:style-name="_31_51"> </text:span><text:span text:style-name="_37_2">t</text:span><text:span text:style-name="_31_25">h</text:span><text:span text:style-name="_31_91">e</text:span><text:span text:style-name="_31_"> </text:span><text:span text:style-name="_31_16">a</text:span><text:span text:style-name="_31_91">n</text:span><text:span text:style-name="_32_3">s</text:span><text:span text:style-name="_31_02">w</text:span><text:span text:style-name="_32_21">e</text:span><text:span text:style-name="_33_0">r</text:span><text:span text:style-name="_37_6"> </text:span><text:span text:style-name="_32_06">t</text:span><text:span text:style-name="_35_6">o</text:span><text:span text:style-name="_37_6"> </text:span><text:span text:style-name="_32_24">t</text:span><text:span text:style-name="_37_1">h</text:span><text:span text:style-name="_31_34">e</text:span><text:span text:style-name="_31_51"> </text:span><text:span text:style-name="_34_1">q</text:span><text:span text:style-name="_31_11">u</text:span><text:span text:style-name="_32_25">e</text:span><text:span text:style-name="_34_4">s</text:span><text:span text:style-name="_31_40">t</text:span><text:span text:style-name="_32_18">i</text:span><text:span text:style-name="_37_2">o</text:span><text:span text:style-name="_39_6">n</text:span><text:span text:style-name="_31_74">,</text:span><text:span text:style-name="_31_"> </text:span><text:span text:style-name="_31_29">"</text:span><text:span text:style-name="_31_74">C</text:span><text:span text:style-name="_36_8">a</text:span><text:span text:style-name="_31_25">n</text:span><text:span text:style-name="_31_51"> </text:span><text:span text:style-name="_37_5">m</text:span><text:span text:style-name="_31_20">a</text:span><text:span text:style-name="_31_71">c</text:span><text:span text:style-name="_32_7">h</text:span><text:span text:style-name="_31_25">i</text:span><text:span text:style-name="_31_88">n</text:span><text:span text:style-name="_35_1">e</text:span><text:span text:style-name="_31_46">s</text:span><text:span text:style-name="_31_51"> </text:span><text:span text:style-name="_36_8">t</text:span><text:span text:style-name="_31_44">h</text:span><text:span text:style-name="_32_25">i</text:span><text:span text:style-name="_37_5">n</text:span><text:span text:style-name="_31_04">k</text:span><text:span text:style-name="_31_76">?</text:span><text:span text:style-name="_36_8">"</text:span><text:span text:style-name="_37_6"> </text:span><text:span text:style-name="_32_00">i</text:span><text:span text:style-name="_32_3">s</text:span><text:span text:style-name="_37_6"> </text:span><text:span text:style-name="_32_03">t</text:span><text:span text:style-name="_33_5">o</text:span><text:span text:style-name="_37_6"> </text:span><text:span text:style-name="_32_18">b</text:span><text:span text:style-name="_33_8">e</text:span><text:span text:style-name="_37_6"> </text:span><text:span text:style-name="_31_94">s</text:span><text:span text:style-name="_36_5">o</text:span><text:span text:style-name="_31_40">u</text:span><text:span text:style-name="_32_00">g</text:span><text:span text:style-name="_36_6">h</text:span><text:span text:style-name="_31_11">t</text:span><text:span text:style-name="_31_51"> </text:span><text:span text:style-name="_34_2">i</text:span><text:span text:style-name="_31_25">n</text:span><text:span text:style-name="_31_51"> </text:span><text:span text:style-name="_34_2">a</text:span><text:span text:style-name="_37_6"> </text:span><text:span text:style-name="_31_89">s</text:span><text:span text:style-name="_37_1">t</text:span><text:span text:style-name="_31_49">a</text:span><text:span text:style-name="_32_10">t</text:span><text:span text:style-name="_32_1">i</text:span><text:span text:style-name="_31_29">s</text:span><text:span text:style-name="_32_06">t</text:span><text:span text:style-name="_33_6">i</text:span><text:span text:style-name="_31_10">c</text:span><text:span text:style-name="_32_19">a</text:span><text:span text:style-name="_33_8">l</text:span><text:span text:style-name="_37_6"> </text:span><text:span text:style-name="_31_85">s</text:span><text:span text:style-name="_33_0">u</text:span><text:span text:style-name="_31_25">r</text:span><text:span text:style-name="_31_79">v</text:span><text:span text:style-name="_36_5">e</text:span><text:span text:style-name="_31_29">y</text:span><text:span text:style-name="_31_51"> </text:span><text:span text:style-name="_34_2">s</text:span><text:span text:style-name="_31_17">u</text:span><text:span text:style-name="_31_86">c</text:span><text:span text:style-name="_35_0">h</text:span><text:span text:style-name="_37_6"> </text:span><text:span text:style-name="_32_06">a</text:span><text:span text:style-name="_33_5">s</text:span><text:span text:style-name="_37_6"> </text:span><text:span text:style-name="_31_73">a</text:span><text:span text:style-name="_31_"> </text:span><text:span text:style-name="_31_10">G</text:span><text:span text:style-name="_32_19">a</text:span><text:span text:style-name="_36_6">l</text:span><text:span text:style-name="_31_17">l</text:span><text:span text:style-name="_32_07">u</text:span><text:span text:style-name="_37_2">p</text:span><text:span text:style-name="_37_6"> </text:span><text:span text:style-name="_32_25">p</text:span><text:span text:style-name="_32_4">o</text:span><text:span text:style-name="_31_19">l</text:span><text:span text:style-name="_31_91">l</text:span><text:span text:style-name="_33_5">.</text:span><text:span text:style-name="_37_6"> </text:span><text:span text:style-name="_31_76">B</text:span><text:span text:style-name="_35_3">u</text:span><text:span text:style-name="_31_32">t</text:span><text:span text:style-name="_31_51"> </text:span><text:span text:style-name="_32_9">t</text:span><text:span text:style-name="_31_44">h</text:span><text:span text:style-name="_31_77">i</text:span><text:span text:style-name="_32_9">s</text:span><text:span text:style-name="_37_6"> </text:span><text:span text:style-name="_31_89">i</text:span><text:span text:style-name="_36_8">s</text:span><text:span text:style-name="_37_6"> </text:span><text:span text:style-name="_31_74">a</text:span><text:span text:style-name="_32_1">b</text:span><text:span text:style-name="_39_6">s</text:span><text:span text:style-name="_32_18">u</text:span><text:span text:style-name="_32_4">r</text:span><text:span text:style-name="_31_14">d</text:span><text:span text:style-name="_32_19">.</text:span><text:span text:style-name="_31_"> </text:span><text:span text:style-name="_31_49">I</text:span><text:span text:style-name="_32_15">n</text:span><text:span text:style-name="_32_4">s</text:span><text:span text:style-name="_31_26">t</text:span><text:span text:style-name="_31_85">e</text:span><text:span text:style-name="_36_5">a</text:span><text:span text:style-name="_31_31">d</text:span><text:span text:style-name="_31_51"> </text:span><text:span text:style-name="_36_6">o</text:span><text:span text:style-name="_31_05">f</text:span><text:span text:style-name="_31_51"> </text:span><text:span text:style-name="_36_8">a</text:span><text:span text:style-name="_31_31">t</text:span><text:span text:style-name="_32_06">t</text:span><text:span text:style-name="_33_6">e</text:span><text:span text:style-name="_31_44">m</text:span><text:span text:style-name="_32_07">p</text:span><text:span text:style-name="_32_4">t</text:span><text:span text:style-name="_31_35">i</text:span><text:span text:style-name="_32_16">n</text:span><text:span text:style-name="_37_5">g</text:span><text:span text:style-name="_37_6"> </text:span><text:span text:style-name="_32_19">s</text:span><text:span text:style-name="_33_6">u</text:span><text:span text:style-name="_31_35">c</text:span><text:span text:style-name="_31_92">h</text:span><text:span text:style-name="_31_"> </text:span><text:span text:style-name="_31_34">a</text:span><text:span text:style-name="_31_51"> </text:span><text:span text:style-name="_37_2">d</text:span><text:span text:style-name="_39_9">e</text:span><text:span text:style-name="_31_70">f</text:span><text:span text:style-name="_32_7">i</text:span><text:span text:style-name="_31_31">n</text:span><text:span text:style-name="_31_70">i</text:span><text:span text:style-name="_37_2">t</text:span><text:span text:style-name="_31_40">i</text:span><text:span text:style-name="_31_80">o</text:span><text:span text:style-name="_36_6">n</text:span><text:span text:style-name="_37_6"> </text:span><text:span text:style-name="_32_10">I</text:span><text:span text:style-name="_31_"> </text:span><text:span text:style-name="_31_28">s</text:span><text:span text:style-name="_32_03">h</text:span><text:span text:style-name="_36_6">a</text:span><text:span text:style-name="_39_6">l</text:span><text:span text:style-name="_32_09">l</text:span><text:span text:style-name="_31_"> </text:span><text:span text:style-name="_31_01">r</text:span><text:span text:style-name="_31_76">e</text:span><text:span text:style-name="_35_4">p</text:span><text:span text:style-name="_31_25">l</text:span><text:span text:style-name="_31_92">a</text:span><text:span text:style-name="_33_5">c</text:span><text:span text:style-name="_31_50">e</text:span><text:span text:style-name="_31_51"> </text:span><text:span text:style-name="_37_4">t</text:span><text:span text:style-name="_31_29">h</text:span><text:span text:style-name="_32_10">e</text:span><text:span text:style-name="_31_"> </text:span><text:span text:style-name="_31_28">q</text:span><text:span text:style-name="_31_73">u</text:span><text:span text:style-name="_33_6">e</text:span><text:span text:style-name="_31_46">s</text:span><text:span text:style-name="_31_73">t</text:span><text:span text:style-name="_35_7">i</text:span><text:span text:style-name="_39_9">o</text:span><text:span text:style-name="_32_06">n</text:span><text:span text:style-name="_31_"> </text:span><text:span text:style-name="_31_35">b</text:span><text:span text:style-name="_31_89">y</text:span><text:span text:style-name="_31_"> </text:span><text:span text:style-name="_31_41">a</text:span><text:span text:style-name="_31_74">n</text:span><text:span text:style-name="_37_4">o</text:span><text:span text:style-name="_31_01">t</text:span><text:span text:style-name="_31_76">h</text:span><text:span text:style-name="_33_8">e</text:span><text:span text:style-name="_31_28">r</text:span><text:span text:style-name="_31_92">,</text:span><text:span text:style-name="_31_"> </text:span><text:span text:style-name="_31_43">w</text:span><text:span text:style-name="_31_85">h</text:span><text:span text:style-name="_32_4">i</text:span><text:span text:style-name="_31_25">c</text:span><text:span text:style-name="_31_71">h</text:span><text:span text:style-name="_31_"> </text:span><text:span text:style-name="_31_46">i</text:span><text:span text:style-name="_32_03">s</text:span><text:span text:style-name="_31_"> </text:span><text:span text:style-name="_31_35">c</text:span><text:span text:style-name="_31_92">l</text:span><text:span text:style-name="_36_9">o</text:span><text:span text:style-name="_31_14">s</text:span><text:span text:style-name="_31_94">e</text:span><text:span text:style-name="_36_5">l</text:span><text:span text:style-name="_39_6">y</text:span><text:span text:style-name="_31_51"> </text:span><text:span text:style-name="_35_1">r</text:span><text:span text:style-name="_31_49">e</text:span><text:span text:style-name="_32_24">l</text:span><text:span text:style-name="_32_6">a</text:span><text:span text:style-name="_39_5">t</text:span><text:span text:style-name="_31_71">e</text:span><text:span text:style-name="_36_8">d</text:span><text:span text:style-name="_37_6"> </text:span><text:span text:style-name="_32_21">t</text:span><text:span text:style-name="_35_0">o</text:span><text:span text:style-name="_37_6"> </text:span><text:span text:style-name="_32_06">i</text:span><text:span text:style-name="_32_4">t</text:span><text:span text:style-name="_37_6"> </text:span><text:span text:style-name="_32_15">a</text:span><text:span text:style-name="_37_4">n</text:span><text:span text:style-name="_31_50">d</text:span><text:span text:style-name="_31_51"> </text:span><text:span text:style-name="_35_6">i</text:span><text:span text:style-name="_31_49">s</text:span><text:span text:style-name="_31_51"> </text:span><text:span text:style-name="_33_5">e</text:span><text:span text:style-name="_31_40">x</text:span><text:span text:style-name="_32_21">p</text:span><text:span text:style-name="_35_1">r</text:span><text:span text:style-name="_31_26">e</text:span><text:span text:style-name="_32_16">s</text:span><text:span text:style-name="_33_0">s</text:span><text:span text:style-name="_31_43">e</text:span><text:span text:style-name="_31_71">d</text:span><text:span text:style-name="_31_"> </text:span><text:span text:style-name="_39_9">i</text:span><text:span text:style-name="_32_16">n</text:span><text:span text:style-name="_31_"> </text:span><text:span text:style-name="_31_35">r</text:span><text:span text:style-name="_31_71">e</text:span><text:span text:style-name="_35_1">l</text:span><text:span text:style-name="_31_47">a</text:span><text:span text:style-name="_31_70">t</text:span><text:span text:style-name="_32_1">i</text:span><text:span text:style-name="_31_35">v</text:span><text:span text:style-name="_31_86">e</text:span><text:span text:style-name="_32_0">l</text:span><text:span text:style-name="_31_13">y</text:span><text:span text:style-name="_31_51"> </text:span><text:span text:style-name="_32_0">u</text:span><text:span text:style-name="_31_04">n</text:span><text:span text:style-name="_31_77">a</text:span><text:span text:style-name="_36_6">m</text:span><text:span text:style-name="_31_02">b</text:span><text:span text:style-name="_31_76">i</text:span><text:span text:style-name="_34_1">g</text:span><text:span text:style-name="_31_26">u</text:span><text:span text:style-name="_31_71">o</text:span><text:span text:style-name="_33_9">u</text:span><text:span text:style-name="_39_9">s</text:span><text:span text:style-name="_31_51"> </text:span><text:span text:style-name="_35_1">w</text:span><text:span text:style-name="_31_16">o</text:span><text:span text:style-name="_31_79">r</text:span><text:span text:style-name="_34_2">d</text:span><text:span text:style-name="_31_50">s</text:span><text:span text:style-name="_31_85">.</text:span></text:p>
      <text:p text:style-name="P1"><text:span text:style-name="_31_50">T</text:span><text:span text:style-name="_32_10">h</text:span><text:span text:style-name="_34_2">e</text:span><text:span text:style-name="_37_6"> </text:span><text:span text:style-name="_31_89">n</text:span><text:span text:style-name="_35_7">e</text:span><text:span text:style-name="_31_32">w</text:span><text:span text:style-name="_31_51"> </text:span><text:span text:style-name="_32_0">f</text:span><text:span text:style-name="_31_10">o</text:span><text:span text:style-name="_32_03">r</text:span><text:span text:style-name="_35_4">m</text:span><text:span text:style-name="_37_6"> </text:span><text:span text:style-name="_31_73">o</text:span><text:span text:style-name="_36_9">f</text:span><text:span text:style-name="_37_6"> </text:span><text:span text:style-name="_32_16">t</text:span><text:span text:style-name="_32_4">h</text:span><text:span text:style-name="_31_16">e</text:span><text:span text:style-name="_31_51"> </text:span><text:span text:style-name="_35_7">p</text:span><text:span text:style-name="_31_02">r</text:span><text:span text:style-name="_31_85">o</text:span><text:span text:style-name="_36_0">b</text:span><text:span text:style-name="_31_04">l</text:span><text:span text:style-name="_32_06">e</text:span><text:span text:style-name="_35_4">m</text:span><text:span text:style-name="_37_6"> </text:span><text:span text:style-name="_32_09">c</text:span><text:span text:style-name="_32_7">a</text:span><text:span text:style-name="_31_44">n</text:span><text:span text:style-name="_31_51"> </text:span><text:span text:style-name="_32_9">b</text:span><text:span text:style-name="_31_32">e</text:span><text:span text:style-name="_31_51"> </text:span><text:span text:style-name="_32_4">d</text:span><text:span text:style-name="_39_9">e</text:span><text:span text:style-name="_32_09">s</text:span><text:span text:style-name="_32_7">c</text:span><text:span text:style-name="_31_26">r</text:span><text:span text:style-name="_32_03">i</text:span><text:span text:style-name="_32_0">b</text:span><text:span text:style-name="_31_28">e</text:span><text:span text:style-name="_32_10">d</text:span><text:span text:style-name="_31_"> </text:span><text:span text:style-name="_31_50">i</text:span><text:span text:style-name="_31_89">n</text:span><text:span text:style-name="_31_"> </text:span><text:span text:style-name="_31_19">t</text:span><text:span text:style-name="_32_09">e</text:span><text:span text:style-name="_33_5">r</text:span><text:span text:style-name="_31_47">m</text:span><text:span text:style-name="_31_71">s</text:span><text:span text:style-name="_31_"> </text:span><text:span text:style-name="_31_50">o</text:span><text:span text:style-name="_32_15">f</text:span><text:span text:style-name="_31_"> </text:span><text:span text:style-name="_31_31">a</text:span><text:span text:style-name="_31_51"> </text:span><text:span text:style-name="_33_9">g</text:span><text:span text:style-name="_31_13">a</text:span><text:span text:style-name="_32_10">m</text:span><text:span text:style-name="_33_8">e</text:span><text:span text:style-name="_37_6"> </text:span><text:span text:style-name="_32_07">w</text:span><text:span text:style-name="_32_3">h</text:span><text:span text:style-name="_31_41">i</text:span><text:span text:style-name="_32_09">c</text:span><text:span text:style-name="_37_4">h</text:span><text:span text:style-name="_37_6"> </text:span><text:span text:style-name="_31_94">w</text:span><text:span text:style-name="_35_7">e</text:span><text:span text:style-name="_37_6"> </text:span><text:span text:style-name="_31_92">c</text:span><text:span text:style-name="_32_3">a</text:span><text:span text:style-name="_31_19">l</text:span><text:span text:style-name="_32_09">l</text:span><text:span text:style-name="_31_"> </text:span><text:span text:style-name="_31_14">t</text:span><text:span text:style-name="_31_71">h</text:span><text:span text:style-name="_37_1">e</text:span><text:span text:style-name="_37_6"> </text:span><text:span text:style-name="_32_09">'</text:span><text:span text:style-name="_35_6">i</text:span><text:span text:style-name="_31_49">m</text:span><text:span text:style-name="_32_21">i</text:span><text:span text:style-name="_37_5">t</text:span><text:span text:style-name="_31_46">a</text:span><text:span text:style-name="_32_06">t</text:span><text:span text:style-name="_36_5">i</text:span><text:span text:style-name="_31_13">o</text:span><text:span text:style-name="_31_85">n</text:span><text:span text:style-name="_31_"> </text:span><text:span text:style-name="_31_47">g</text:span><text:span text:style-name="_32_15">a</text:span><text:span text:style-name="_35_3">m</text:span><text:span text:style-name="_31_40">e</text:span><text:span text:style-name="_32_21">.</text:span><text:span text:style-name="_32_3">"</text:span><text:span text:style-name="_37_6"> </text:span><text:span text:style-name="_32_24">I</text:span><text:span text:style-name="_35_1">t</text:span><text:span text:style-name="_37_6"> </text:span><text:span text:style-name="_31_89">i</text:span><text:span text:style-name="_35_3">s</text:span><text:span text:style-name="_37_6"> </text:span><text:span text:style-name="_32_18">p</text:span><text:span text:style-name="_37_1">l</text:span><text:span text:style-name="_31_17">a</text:span><text:span text:style-name="_32_22">y</text:span><text:span text:style-name="_35_0">e</text:span><text:span text:style-name="_31_31">d</text:span><text:span text:style-name="_31_51"> </text:span><text:span text:style-name="_35_9">w</text:span><text:span text:style-name="_31_19">i</text:span><text:span text:style-name="_32_06">t</text:span><text:span text:style-name="_32_3">h</text:span><text:span text:style-name="_37_6"> </text:span><text:span text:style-name="_31_86">t</text:span><text:span text:style-name="_32_4">h</text:span><text:span text:style-name="_31_34">r</text:span><text:span text:style-name="_31_91">e</text:span><text:span text:style-name="_36_9">e</text:span><text:span text:style-name="_37_6"> </text:span><text:span text:style-name="_32_06">p</text:span><text:span text:style-name="_35_6">e</text:span><text:span text:style-name="_31_31">o</text:span><text:span text:style-name="_32_06">p</text:span><text:span text:style-name="_34_1">l</text:span><text:span text:style-name="_31_16">e</text:span><text:span text:style-name="_32_00">,</text:span><text:span text:style-name="_31_"> </text:span><text:span text:style-name="_31_26">a</text:span><text:span text:style-name="_31_51"> </text:span><text:span text:style-name="_36_8">m</text:span><text:span text:style-name="_31_26">a</text:span><text:span text:style-name="_31_79">n</text:span><text:span text:style-name="_31_"> </text:span><text:span text:style-name="_31_04">(</text:span><text:span text:style-name="_32_07">A</text:span><text:span text:style-name="_32_1">)</text:span><text:span text:style-name="_31_16">,</text:span><text:span text:style-name="_31_51"> </text:span><text:span text:style-name="_32_6">a</text:span><text:span text:style-name="_37_6"> </text:span><text:span text:style-name="_32_19">w</text:span><text:span text:style-name="_33_6">o</text:span><text:span text:style-name="_31_16">m</text:span><text:span text:style-name="_32_15">a</text:span><text:span text:style-name="_32_4">n</text:span><text:span text:style-name="_37_6"> </text:span><text:span text:style-name="_31_85">(</text:span><text:span text:style-name="_33_6">B</text:span><text:span text:style-name="_31_32">)</text:span><text:span text:style-name="_32_16">,</text:span><text:span text:style-name="_31_"> </text:span><text:span text:style-name="_31_14">a</text:span><text:span text:style-name="_32_16">n</text:span><text:span text:style-name="_37_2">d</text:span><text:span text:style-name="_37_6"> </text:span><text:span text:style-name="_32_09">a</text:span><text:span text:style-name="_35_9">n</text:span><text:span text:style-name="_37_6"> </text:span><text:span text:style-name="_31_77">i</text:span><text:span text:style-name="_37_1">n</text:span><text:span text:style-name="_31_25">t</text:span><text:span text:style-name="_32_10">e</text:span><text:span text:style-name="_34_1">r</text:span><text:span text:style-name="_39_6">r</text:span><text:span text:style-name="_31_80">o</text:span><text:span text:style-name="_35_0">g</text:span><text:span text:style-name="_31_26">a</text:span><text:span text:style-name="_31_89">t</text:span><text:span text:style-name="_32_1">o</text:span><text:span text:style-name="_31_50">r</text:span><text:span text:style-name="_31_51"> </text:span><text:span text:style-name="_35_7">(</text:span><text:span text:style-name="_31_16">C</text:span><text:span text:style-name="_32_06">)</text:span><text:span text:style-name="_31_"> </text:span><text:span text:style-name="_31_40">w</text:span><text:span text:style-name="_31_92">h</text:span><text:span text:style-name="_35_3">o</text:span><text:span text:style-name="_37_6"> </text:span><text:span text:style-name="_31_94">m</text:span><text:span text:style-name="_37_2">a</text:span><text:span text:style-name="_31_43">y</text:span><text:span text:style-name="_31_51"> </text:span><text:span text:style-name="_34_1">b</text:span><text:span text:style-name="_31_28">e</text:span><text:span text:style-name="_31_51"> </text:span><text:span text:style-name="_34_4">o</text:span><text:span text:style-name="_31_11">f</text:span><text:span text:style-name="_31_51"> </text:span><text:span text:style-name="_35_1">e</text:span><text:span text:style-name="_31_32">i</text:span><text:span text:style-name="_31_70">t</text:span><text:span text:style-name="_35_0">h</text:span><text:span text:style-name="_31_49">e</text:span><text:span text:style-name="_32_09">r</text:span><text:span text:style-name="_31_"> </text:span><text:span text:style-name="_31_04">s</text:span><text:span text:style-name="_31_92">e</text:span><text:span text:style-name="_33_9">x</text:span><text:span text:style-name="_31_14">.</text:span><text:span text:style-name="_31_51"> </text:span><text:span text:style-name="_36_9">T</text:span><text:span text:style-name="_31_20">h</text:span><text:span text:style-name="_31_76">e</text:span><text:span text:style-name="_31_"> </text:span><text:span text:style-name="_31_34">i</text:span><text:span text:style-name="_32_16">n</text:span><text:span text:style-name="_36_8">t</text:span><text:span text:style-name="_31_11">e</text:span><text:span text:style-name="_32_15">r</text:span><text:span text:style-name="_37_2">r</text:span><text:span text:style-name="_31_40">o</text:span><text:span text:style-name="_31_85">g</text:span><text:span text:style-name="_37_4">a</text:span><text:span text:style-name="_31_41">t</text:span><text:span text:style-name="_31_77">o</text:span><text:span text:style-name="_34_2">r</text:span><text:span text:style-name="_37_6"> </text:span><text:span text:style-name="_31_77">s</text:span><text:span text:style-name="_33_6">t</text:span><text:span text:style-name="_31_10">a</text:span><text:span text:style-name="_32_04">y</text:span><text:span text:style-name="_37_4">s</text:span><text:span text:style-name="_37_6"> </text:span><text:span text:style-name="_31_80">i</text:span><text:span text:style-name="_35_3">n</text:span><text:span text:style-name="_37_6"> </text:span><text:span text:style-name="_32_07">a</text:span><text:span text:style-name="_31_"> </text:span><text:span text:style-name="_31_14">r</text:span><text:span text:style-name="_31_76">o</text:span><text:span text:style-name="_35_7">o</text:span><text:span text:style-name="_31_41">m</text:span><text:span text:style-name="_31_51"> </text:span><text:span text:style-name="_37_4">a</text:span><text:span text:style-name="_39_9">p</text:span><text:span text:style-name="_31_85">a</text:span><text:span text:style-name="_33_5">r</text:span><text:span text:style-name="_31_41">t</text:span><text:span text:style-name="_31_51"> </text:span><text:span text:style-name="_35_7">f</text:span><text:span text:style-name="_31_28">r</text:span><text:span text:style-name="_32_25">o</text:span><text:span text:style-name="_37_1">n</text:span><text:span text:style-name="_31_49">t</text:span><text:span text:style-name="_31_51"> </text:span><text:span text:style-name="_36_9">t</text:span><text:span text:style-name="_31_31">h</text:span><text:span text:style-name="_32_07">e</text:span><text:span text:style-name="_31_"> </text:span><text:span text:style-name="_31_43">o</text:span><text:span text:style-name="_32_25">t</text:span><text:span text:style-name="_32_0">h</text:span><text:span text:style-name="_31_49">e</text:span><text:span text:style-name="_32_09">r</text:span><text:span text:style-name="_31_"> </text:span><text:span text:style-name="_31_29">t</text:span><text:span text:style-name="_31_71">w</text:span><text:span text:style-name="_36_0">o</text:span><text:span text:style-name="_31_01">.</text:span><text:span text:style-name="_31_51"> </text:span><text:span text:style-name="_37_5">T</text:span><text:span text:style-name="_31_40">h</text:span><text:span text:style-name="_31_91">e</text:span><text:span text:style-name="_31_"> </text:span><text:span text:style-name="_39_5">o</text:span><text:span text:style-name="_31_80">b</text:span><text:span text:style-name="_35_7">j</text:span><text:span text:style-name="_31_46">e</text:span><text:span text:style-name="_31_79">c</text:span><text:span text:style-name="_35_9">t</text:span><text:span text:style-name="_37_6"> </text:span><text:span text:style-name="_31_76">o</text:span><text:span text:style-name="_35_6">f</text:span><text:span text:style-name="_37_6"> </text:span><text:span text:style-name="_32_16">t</text:span><text:span text:style-name="_34_2">h</text:span><text:span text:style-name="_31_10">e</text:span><text:span text:style-name="_31_51"> </text:span><text:span text:style-name="_35_4">g</text:span><text:span text:style-name="_31_44">a</text:span><text:span text:style-name="_32_04">m</text:span><text:span text:style-name="_37_2">e</text:span><text:span text:style-name="_37_6"> </text:span><text:span text:style-name="_31_74">f</text:span><text:span text:style-name="_34_1">o</text:span><text:span text:style-name="_31_29">r</text:span><text:span text:style-name="_31_51"> </text:span><text:span text:style-name="_32_9">t</text:span><text:span text:style-name="_31_44">h</text:span><text:span text:style-name="_32_24">e</text:span><text:span text:style-name="_31_"> </text:span><text:span text:style-name="_31_43">i</text:span><text:span text:style-name="_32_21">n</text:span><text:span text:style-name="_33_8">t</text:span><text:span text:style-name="_31_32">e</text:span><text:span text:style-name="_31_73">r</text:span><text:span text:style-name="_35_6">r</text:span><text:span text:style-name="_31_44">o</text:span><text:span text:style-name="_31_70">g</text:span><text:span text:style-name="_32_0">a</text:span><text:span text:style-name="_31_02">t</text:span><text:span text:style-name="_32_06">o</text:span><text:span text:style-name="_35_9">r</text:span><text:span text:style-name="_37_6"> </text:span><text:span text:style-name="_32_03">i</text:span><text:span text:style-name="_35_9">s</text:span><text:span text:style-name="_37_6"> </text:span><text:span text:style-name="_32_18">t</text:span><text:span text:style-name="_34_4">o</text:span><text:span text:style-name="_37_6"> </text:span><text:span text:style-name="_31_92">d</text:span><text:span text:style-name="_32_9">e</text:span><text:span text:style-name="_31_35">t</text:span><text:span text:style-name="_32_01">e</text:span><text:span text:style-name="_35_4">r</text:span><text:span text:style-name="_31_02">m</text:span><text:span text:style-name="_32_24">i</text:span><text:span text:style-name="_36_0">n</text:span><text:span text:style-name="_31_43">e</text:span><text:span text:style-name="_31_51"> </text:span><text:span text:style-name="_37_2">w</text:span><text:span text:style-name="_31_14">h</text:span><text:span text:style-name="_31_95">i</text:span><text:span text:style-name="_33_6">c</text:span><text:span text:style-name="_31_47">h</text:span><text:span text:style-name="_31_51"> </text:span><text:span text:style-name="_36_8">o</text:span><text:span text:style-name="_31_11">f</text:span><text:span text:style-name="_31_51"> </text:span><text:span text:style-name="_32_0">t</text:span><text:span text:style-name="_31_17">h</text:span><text:span text:style-name="_31_76">e</text:span><text:span text:style-name="_31_"> </text:span><text:span text:style-name="_39_9">o</text:span><text:span text:style-name="_32_07">t</text:span><text:span text:style-name="_35_0">h</text:span><text:span text:style-name="_31_47">e</text:span><text:span text:style-name="_31_73">r</text:span><text:span text:style-name="_31_"> </text:span><text:span text:style-name="_31_50">t</text:span><text:span text:style-name="_32_22">w</text:span><text:span text:style-name="_33_8">o</text:span><text:span text:style-name="_37_6"> </text:span><text:span text:style-name="_31_91">i</text:span><text:span text:style-name="_35_4">s</text:span><text:span text:style-name="_37_6"> </text:span><text:span text:style-name="_31_86">t</text:span><text:span text:style-name="_34_4">h</text:span><text:span text:style-name="_31_13">e</text:span><text:span text:style-name="_31_51"> </text:span><text:span text:style-name="_33_0">m</text:span><text:span text:style-name="_39_9">a</text:span><text:span text:style-name="_31_77">n</text:span><text:span text:style-name="_31_"> </text:span><text:span text:style-name="_39_5">a</text:span><text:span text:style-name="_32_10">n</text:span><text:span text:style-name="_34_1">d</text:span><text:span text:style-name="_37_6"> </text:span><text:span text:style-name="_32_18">w</text:span><text:span text:style-name="_37_4">h</text:span><text:span text:style-name="_31_28">i</text:span><text:span text:style-name="_32_24">c</text:span><text:span text:style-name="_34_4">h</text:span><text:span text:style-name="_37_6"> </text:span><text:span text:style-name="_31_95">i</text:span><text:span text:style-name="_33_6">s</text:span><text:span text:style-name="_37_6"> </text:span><text:span text:style-name="_32_07">t</text:span><text:span text:style-name="_32_0">h</text:span><text:span text:style-name="_39_5">e</text:span><text:span text:style-name="_31_51"> </text:span><text:span text:style-name="_32_1">w</text:span><text:span text:style-name="_31_35">o</text:span><text:span text:style-name="_32_09">m</text:span><text:span text:style-name="_35_1">a</text:span><text:span text:style-name="_31_10">n</text:span><text:span text:style-name="_31_88">.</text:span><text:span text:style-name="_31_"> </text:span><text:span text:style-name="_31_25">H</text:span><text:span text:style-name="_31_95">e</text:span><text:span text:style-name="_31_"> </text:span><text:span text:style-name="_31_25">k</text:span><text:span text:style-name="_32_01">n</text:span><text:span text:style-name="_37_4">o</text:span><text:span text:style-name="_31_17">w</text:span><text:span text:style-name="_32_04">s</text:span><text:span text:style-name="_31_"> </text:span><text:span text:style-name="_31_05">t</text:span><text:span text:style-name="_32_15">h</text:span><text:span text:style-name="_36_0">e</text:span><text:span text:style-name="_31_04">m</text:span><text:span text:style-name="_31_51"> </text:span><text:span text:style-name="_32_3">b</text:span><text:span text:style-name="_31_11">y</text:span><text:span text:style-name="_31_51"> </text:span><text:span text:style-name="_34_2">l</text:span><text:span text:style-name="_31_47">a</text:span><text:span text:style-name="_31_73">b</text:span><text:span text:style-name="_35_9">e</text:span><text:span text:style-name="_31_44">l</text:span><text:span text:style-name="_32_19">s</text:span><text:span text:style-name="_31_"> </text:span><text:span text:style-name="_31_19">X</text:span><text:span text:style-name="_31_51"> </text:span><text:span text:style-name="_37_1">a</text:span><text:span text:style-name="_31_10">n</text:span><text:span text:style-name="_31_80">d</text:span><text:span text:style-name="_31_"> </text:span><text:span text:style-name="_31_31">Y</text:span><text:span text:style-name="_32_18">,</text:span><text:span text:style-name="_31_"> </text:span><text:span text:style-name="_39_5">a</text:span><text:span text:style-name="_31_71">n</text:span><text:span text:style-name="_32_7">d</text:span><text:span text:style-name="_37_6"> </text:span><text:span text:style-name="_32_18">a</text:span><text:span text:style-name="_34_1">t</text:span><text:span text:style-name="_37_6"> </text:span><text:span text:style-name="_32_00">t</text:span><text:span text:style-name="_37_5">h</text:span><text:span text:style-name="_31_19">e</text:span><text:span text:style-name="_31_51"> </text:span><text:span text:style-name="_36_6">e</text:span><text:span text:style-name="_31_28">n</text:span><text:span text:style-name="_31_80">d</text:span><text:span text:style-name="_31_"> </text:span><text:span text:style-name="_31_35">o</text:span><text:span text:style-name="_32_19">f</text:span><text:span text:style-name="_31_"> </text:span><text:span text:style-name="_31_40">t</text:span><text:span text:style-name="_31_91">h</text:span><text:span text:style-name="_36_0">e</text:span><text:span text:style-name="_37_6"> </text:span><text:span text:style-name="_32_21">g</text:span><text:span text:style-name="_35_3">a</text:span><text:span text:style-name="_31_31">m</text:span><text:span text:style-name="_31_89">e</text:span><text:span text:style-name="_31_"> </text:span><text:span text:style-name="_31_46">h</text:span><text:span text:style-name="_32_25">e</text:span><text:span text:style-name="_31_"> </text:span><text:span text:style-name="_31_05">s</text:span><text:span text:style-name="_31_74">a</text:span><text:span text:style-name="_34_1">y</text:span><text:span text:style-name="_31_17">s</text:span><text:span text:style-name="_31_51"> </text:span><text:span text:style-name="_36_5">e</text:span><text:span text:style-name="_31_49">i</text:span><text:span text:style-name="_32_07">t</text:span><text:span text:style-name="_33_6">h</text:span><text:span text:style-name="_31_28">e</text:span><text:span text:style-name="_31_94">r</text:span><text:span text:style-name="_31_"> </text:span><text:span text:style-name="_39_9">"</text:span><text:span text:style-name="_32_04">X</text:span><text:span text:style-name="_31_"> </text:span><text:span text:style-name="_39_5">i</text:span><text:span text:style-name="_32_18">s</text:span><text:span text:style-name="_31_"> </text:span><text:span text:style-name="_31_13">A</text:span><text:span text:style-name="_31_51"> </text:span><text:span text:style-name="_32_6">a</text:span><text:span text:style-name="_31_28">n</text:span><text:span text:style-name="_31_88">d</text:span><text:span text:style-name="_31_"> </text:span><text:span text:style-name="_39_9">Y</text:span><text:span text:style-name="_31_51"> </text:span><text:span text:style-name="_35_9">i</text:span><text:span text:style-name="_31_26">s</text:span><text:span text:style-name="_31_51"> </text:span><text:span text:style-name="_35_1">B</text:span><text:span text:style-name="_31_04">"</text:span><text:span text:style-name="_31_51"> </text:span><text:span text:style-name="_35_1">o</text:span><text:span text:style-name="_31_32">r</text:span><text:span text:style-name="_31_51"> </text:span><text:span text:style-name="_34_1">"</text:span><text:span text:style-name="_31_41">X</text:span><text:span text:style-name="_31_51"> </text:span><text:span text:style-name="_37_2">i</text:span><text:span text:style-name="_31_26">s</text:span><text:span text:style-name="_31_51"> </text:span><text:span text:style-name="_33_6">B</text:span><text:span text:style-name="_37_6"> </text:span><text:span text:style-name="_32_04">a</text:span><text:span text:style-name="_34_2">n</text:span><text:span text:style-name="_31_13">d</text:span><text:span text:style-name="_31_51"> </text:span><text:span text:style-name="_37_2">Y</text:span><text:span text:style-name="_37_6"> </text:span><text:span text:style-name="_31_76">i</text:span><text:span text:style-name="_33_0">s</text:span><text:span text:style-name="_37_6"> </text:span><text:span text:style-name="_31_70">A</text:span><text:span text:style-name="_35_0">.</text:span><text:span text:style-name="_31_31">"</text:span><text:span text:style-name="_31_51"> </text:span><text:span text:style-name="_37_5">T</text:span><text:span text:style-name="_31_40">h</text:span><text:span text:style-name="_32_24">e</text:span><text:span text:style-name="_31_"> </text:span><text:span text:style-name="_31_04">i</text:span><text:span text:style-name="_31_77">n</text:span><text:span text:style-name="_36_8">t</text:span><text:span text:style-name="_31_14">e</text:span><text:span text:style-name="_32_00">r</text:span><text:span text:style-name="_37_2">r</text:span><text:span text:style-name="_31_35">o</text:span><text:span text:style-name="_31_91">g</text:span><text:span text:style-name="_35_6">a</text:span><text:span text:style-name="_31_49">t</text:span><text:span text:style-name="_31_80">o</text:span><text:span text:style-name="_34_5">r</text:span><text:span text:style-name="_37_6"> </text:span><text:span text:style-name="_32_07">i</text:span><text:span text:style-name="_33_6">s</text:span><text:span text:style-name="_37_6"> </text:span><text:span text:style-name="_31_91">a</text:span><text:span text:style-name="_32_3">l</text:span><text:span text:style-name="_31_11">l</text:span><text:span text:style-name="_31_71">o</text:span><text:span text:style-name="_37_4">w</text:span><text:span text:style-name="_31_44">e</text:span><text:span text:style-name="_31_94">d</text:span><text:span text:style-name="_31_"> </text:span><text:span text:style-name="_31_04">t</text:span><text:span text:style-name="_32_06">o</text:span><text:span text:style-name="_31_"> </text:span><text:span text:style-name="_31_25">p</text:span><text:span text:style-name="_31_74">u</text:span><text:span text:style-name="_32_0">t</text:span><text:span text:style-name="_37_6"> </text:span><text:span text:style-name="_32_01">q</text:span><text:span text:style-name="_35_1">u</text:span><text:span text:style-name="_31_17">e</text:span><text:span text:style-name="_31_86">s</text:span><text:span text:style-name="_34_2">t</text:span><text:span text:style-name="_31_44">i</text:span><text:span text:style-name="_32_21">o</text:span><text:span text:style-name="_34_4">n</text:span><text:span text:style-name="_39_5">s</text:span><text:span text:style-name="_31_51"> </text:span><text:span text:style-name="_35_9">t</text:span><text:span text:style-name="_31_49">o</text:span><text:span text:style-name="_31_51"> </text:span><text:span text:style-name="_35_6">A</text:span><text:span text:style-name="_37_6"> </text:span><text:span text:style-name="_31_79">a</text:span><text:span text:style-name="_32_4">n</text:span><text:span text:style-name="_39_6">d</text:span><text:span text:style-name="_31_51"> </text:span><text:span text:style-name="_36_9">B</text:span><text:span text:style-name="_37_6"> </text:span><text:span text:style-name="_32_06">t</text:span><text:span text:style-name="_33_0">h</text:span><text:span text:style-name="_31_01">u</text:span><text:span text:style-name="_32_21">s</text:span><text:span text:style-name="_33_8">:</text:span></text:p>
      <text:p text:style-name="P1"><text:span text:style-name="_32_01">C</text:span><text:span text:style-name="_32_9">:</text:span><text:span text:style-name="_37_6"> </text:span><text:span text:style-name="_31_85">W</text:span><text:span text:style-name="_36_8">i</text:span><text:span text:style-name="_39_5">l</text:span><text:span text:style-name="_32_18">l</text:span><text:span text:style-name="_31_"> </text:span><text:span text:style-name="_31_31">X</text:span><text:span text:style-name="_31_51"> </text:span><text:span text:style-name="_35_6">p</text:span><text:span text:style-name="_31_34">l</text:span><text:span text:style-name="_31_88">e</text:span><text:span text:style-name="_33_0">a</text:span><text:span text:style-name="_31_40">s</text:span><text:span text:style-name="_31_89">e</text:span><text:span text:style-name="_31_"> </text:span><text:span text:style-name="_31_16">t</text:span><text:span text:style-name="_31_74">e</text:span><text:span text:style-name="_36_0">l</text:span><text:span text:style-name="_31_19">l</text:span><text:span text:style-name="_31_51"> </text:span><text:span text:style-name="_32_9">m</text:span><text:span text:style-name="_31_14">e</text:span><text:span text:style-name="_31_51"> </text:span><text:span text:style-name="_32_7">t</text:span><text:span text:style-name="_31_29">h</text:span><text:span text:style-name="_32_21">e</text:span><text:span text:style-name="_31_"> </text:span><text:span text:style-name="_39_5">l</text:span><text:span text:style-name="_31_89">e</text:span><text:span text:style-name="_32_1">n</text:span><text:span text:style-name="_39_6">g</text:span><text:span text:style-name="_31_88">t</text:span><text:span text:style-name="_36_8">h</text:span><text:span text:style-name="_37_6"> </text:span><text:span text:style-name="_32_09">o</text:span><text:span text:style-name="_32_3">f</text:span><text:span text:style-name="_37_6"> </text:span><text:span text:style-name="_32_16">h</text:span><text:span text:style-name="_34_5">i</text:span><text:span text:style-name="_31_04">s</text:span><text:span text:style-name="_31_51"> </text:span><text:span text:style-name="_33_8">o</text:span><text:span text:style-name="_31_14">r</text:span><text:span text:style-name="_31_51"> </text:span><text:span text:style-name="_36_6">h</text:span><text:span text:style-name="_31_32">e</text:span><text:span text:style-name="_31_70">r</text:span><text:span text:style-name="_31_"> </text:span><text:span text:style-name="_31_41">h</text:span><text:span text:style-name="_31_91">a</text:span><text:span text:style-name="_37_1">i</text:span><text:span text:style-name="_39_5">r</text:span><text:span text:style-name="_31_86">?</text:span></text:p>
      <text:p text:style-name="P1"><text:span text:style-name="_31_29">N</text:span><text:span text:style-name="_32_01">o</text:span><text:span text:style-name="_32_7">w</text:span><text:span text:style-name="_37_6"> </text:span><text:span text:style-name="_31_71">s</text:span><text:span text:style-name="_33_8">u</text:span><text:span text:style-name="_31_13">p</text:span><text:span text:style-name="_31_92">p</text:span><text:span text:style-name="_32_9">o</text:span><text:span text:style-name="_31_29">s</text:span><text:span text:style-name="_31_71">e</text:span><text:span text:style-name="_31_"> </text:span><text:span text:style-name="_31_01">X</text:span><text:span text:style-name="_31_51"> </text:span><text:span text:style-name="_35_0">i</text:span><text:span text:style-name="_31_02">s</text:span><text:span text:style-name="_31_51"> </text:span><text:span text:style-name="_35_9">a</text:span><text:span text:style-name="_31_16">c</text:span><text:span text:style-name="_31_85">t</text:span><text:span text:style-name="_36_0">u</text:span><text:span text:style-name="_31_25">a</text:span><text:span text:style-name="_31_77">l</text:span><text:span text:style-name="_36_8">l</text:span><text:span text:style-name="_31_25">y</text:span><text:span text:style-name="_31_51"> </text:span><text:span text:style-name="_32_1">A</text:span><text:span text:style-name="_31_16">,</text:span><text:span text:style-name="_31_51"> </text:span><text:span text:style-name="_36_9">t</text:span><text:span text:style-name="_31_05">h</text:span><text:span text:style-name="_31_91">e</text:span><text:span text:style-name="_35_3">n</text:span><text:span text:style-name="_37_6"> </text:span><text:span text:style-name="_32_25">A</text:span><text:span text:style-name="_31_"> </text:span><text:span text:style-name="_31_14">m</text:span><text:span text:style-name="_31_91">u</text:span><text:span text:style-name="_32_7">s</text:span><text:span text:style-name="_31_50">t</text:span><text:span text:style-name="_31_51"> </text:span><text:span text:style-name="_37_4">a</text:span><text:span text:style-name="_31_10">n</text:span><text:span text:style-name="_32_07">s</text:span><text:span text:style-name="_37_2">w</text:span><text:span text:style-name="_31_01">e</text:span><text:span text:style-name="_32_21">r</text:span><text:span text:style-name="_32_7">.</text:span><text:span text:style-name="_37_6"> </text:span><text:span text:style-name="_31_94">I</text:span><text:span text:style-name="_32_1">t</text:span><text:span text:style-name="_37_6"> </text:span><text:span text:style-name="_32_25">i</text:span><text:span text:style-name="_34_4">s</text:span><text:span text:style-name="_37_6"> </text:span><text:span text:style-name="_32_22">A</text:span><text:span text:style-name="_35_1">'</text:span><text:span text:style-name="_31_11">s</text:span><text:span text:style-name="_31_51"> </text:span><text:span text:style-name="_32_0">o</text:span><text:span text:style-name="_39_9">b</text:span><text:span text:style-name="_31_76">j</text:span><text:span text:style-name="_33_6">e</text:span><text:span text:style-name="_31_41">c</text:span><text:span text:style-name="_32_03">t</text:span><text:span text:style-name="_31_"> </text:span><text:span text:style-name="_31_02">i</text:span><text:span text:style-name="_32_18">n</text:span><text:span text:style-name="_31_"> </text:span><text:span text:style-name="_31_20">t</text:span><text:span text:style-name="_31_70">h</text:span><text:span text:style-name="_32_0">e</text:span><text:span text:style-name="_37_6"> </text:span><text:span text:style-name="_31_77">g</text:span><text:span text:style-name="_32_4">a</text:span><text:span text:style-name="_31_44">m</text:span><text:span text:style-name="_31_95">e</text:span><text:span text:style-name="_31_"> </text:span><text:span text:style-name="_31_19">t</text:span><text:span text:style-name="_31_88">o</text:span><text:span text:style-name="_31_"> </text:span><text:span text:style-name="_31_35">t</text:span><text:span text:style-name="_32_21">r</text:span><text:span text:style-name="_35_4">y</text:span><text:span text:style-name="_37_6"> </text:span><text:span text:style-name="_32_15">a</text:span><text:span text:style-name="_32_1">n</text:span><text:span text:style-name="_39_6">d</text:span><text:span text:style-name="_31_51"> </text:span><text:span text:style-name="_35_0">c</text:span><text:span text:style-name="_31_17">a</text:span><text:span text:style-name="_31_73">u</text:span><text:span text:style-name="_35_6">s</text:span><text:span text:style-name="_31_05">e</text:span><text:span text:style-name="_31_51"> </text:span><text:span text:style-name="_32_9">C</text:span><text:span text:style-name="_37_6"> </text:span><text:span text:style-name="_31_95">t</text:span><text:span text:style-name="_32_4">o</text:span><text:span text:style-name="_37_6"> </text:span><text:span text:style-name="_32_24">m</text:span><text:span text:style-name="_37_5">a</text:span><text:span text:style-name="_31_26">k</text:span><text:span text:style-name="_32_06">e</text:span><text:span text:style-name="_31_"> </text:span><text:span text:style-name="_31_10">t</text:span><text:span text:style-name="_31_89">h</text:span><text:span text:style-name="_32_3">e</text:span><text:span text:style-name="_37_6"> </text:span><text:span text:style-name="_32_24">w</text:span><text:span text:style-name="_37_1">r</text:span><text:span text:style-name="_31_32">o</text:span><text:span text:style-name="_32_00">n</text:span><text:span text:style-name="_37_5">g</text:span><text:span text:style-name="_37_6"> </text:span><text:span text:style-name="_32_10">i</text:span><text:span text:style-name="_34_2">d</text:span><text:span text:style-name="_31_46">e</text:span><text:span text:style-name="_31_79">n</text:span><text:span text:style-name="_33_8">t</text:span><text:span text:style-name="_39_9">i</text:span><text:span text:style-name="_31_86">f</text:span><text:span text:style-name="_35_7">i</text:span><text:span text:style-name="_31_20">c</text:span><text:span text:style-name="_31_91">a</text:span><text:span text:style-name="_35_3">t</text:span><text:span text:style-name="_31_47">i</text:span><text:span text:style-name="_31_86">o</text:span><text:span text:style-name="_35_6">n</text:span><text:span text:style-name="_31_05">.</text:span><text:span text:style-name="_31_51"> </text:span><text:span text:style-name="_33_5">H</text:span><text:span text:style-name="_31_04">i</text:span><text:span text:style-name="_31_77">s</text:span><text:span text:style-name="_31_"> </text:span><text:span text:style-name="_31_10">a</text:span><text:span text:style-name="_31_79">n</text:span><text:span text:style-name="_33_9">s</text:span><text:span text:style-name="_31_43">w</text:span><text:span text:style-name="_31_71">e</text:span><text:span text:style-name="_34_4">r</text:span><text:span text:style-name="_37_6"> </text:span><text:span text:style-name="_31_95">m</text:span><text:span text:style-name="_34_4">i</text:span><text:span text:style-name="_31_17">g</text:span><text:span text:style-name="_32_09">h</text:span><text:span text:style-name="_32_4">t</text:span><text:span text:style-name="_37_6"> </text:span><text:span text:style-name="_31_94">t</text:span><text:span text:style-name="_32_9">h</text:span><text:span text:style-name="_31_20">e</text:span><text:span text:style-name="_31_71">r</text:span><text:span text:style-name="_32_9">e</text:span><text:span text:style-name="_31_47">f</text:span><text:span text:style-name="_32_22">o</text:span><text:span text:style-name="_33_6">r</text:span><text:span text:style-name="_31_16">e</text:span><text:span text:style-name="_31_51"> </text:span><text:span text:style-name="_37_4">b</text:span><text:span text:style-name="_31_50">e</text:span><text:span text:style-name="_32_01">:</text:span></text:p>
      <text:p text:style-name="P1"><text:span text:style-name="_31_14">"</text:span><text:span text:style-name="_32_22">M</text:span><text:span text:style-name="_34_4">y</text:span><text:span text:style-name="_37_6"> </text:span><text:span text:style-name="_31_85">h</text:span><text:span text:style-name="_32_7">a</text:span><text:span text:style-name="_31_41">i</text:span><text:span text:style-name="_32_06">r</text:span><text:span text:style-name="_31_"> </text:span><text:span text:style-name="_31_14">i</text:span><text:span text:style-name="_31_85">s</text:span><text:span text:style-name="_31_"> </text:span><text:span text:style-name="_39_6">s</text:span><text:span text:style-name="_32_06">h</text:span><text:span text:style-name="_34_4">i</text:span><text:span text:style-name="_31_34">n</text:span><text:span text:style-name="_32_10">g</text:span><text:span text:style-name="_35_6">l</text:span><text:span text:style-name="_31_43">e</text:span><text:span text:style-name="_32_18">d</text:span><text:span text:style-name="_35_1">,</text:span><text:span text:style-name="_37_6"> </text:span><text:span text:style-name="_32_25">a</text:span><text:span text:style-name="_32_9">n</text:span><text:span text:style-name="_39_5">d</text:span><text:span text:style-name="_31_51"> </text:span><text:span text:style-name="_33_5">t</text:span><text:span text:style-name="_31_10">h</text:span><text:span text:style-name="_31_76">e</text:span><text:span text:style-name="_31_"> </text:span><text:span text:style-name="_39_5">l</text:span><text:span text:style-name="_31_80">o</text:span><text:span text:style-name="_34_5">n</text:span><text:span text:style-name="_31_16">g</text:span><text:span text:style-name="_32_00">e</text:span><text:span text:style-name="_33_0">s</text:span><text:span text:style-name="_31_34">t</text:span><text:span text:style-name="_31_51"> </text:span><text:span text:style-name="_32_3">s</text:span><text:span text:style-name="_31_31">t</text:span><text:span text:style-name="_31_92">r</text:span><text:span text:style-name="_32_9">a</text:span><text:span text:style-name="_31_34">n</text:span><text:span text:style-name="_32_10">d</text:span><text:span text:style-name="_34_5">s</text:span><text:span text:style-name="_37_6"> </text:span><text:span text:style-name="_32_24">a</text:span><text:span text:style-name="_37_1">r</text:span><text:span text:style-name="_39_8">e</text:span><text:span text:style-name="_31_51"> </text:span><text:span text:style-name="_32_3">a</text:span><text:span text:style-name="_31_43">b</text:span><text:span text:style-name="_32_21">o</text:span><text:span text:style-name="_37_1">u</text:span><text:span text:style-name="_31_16">t</text:span><text:span text:style-name="_31_51"> </text:span><text:span text:style-name="_37_4">n</text:span><text:span text:style-name="_31_35">i</text:span><text:span text:style-name="_32_15">n</text:span><text:span text:style-name="_36_6">e</text:span><text:span text:style-name="_37_6"> </text:span><text:span text:style-name="_32_21">i</text:span><text:span text:style-name="_36_8">n</text:span><text:span text:style-name="_31_29">c</text:span><text:span text:style-name="_32_16">h</text:span><text:span text:style-name="_33_0">e</text:span><text:span text:style-name="_31_49">s</text:span><text:span text:style-name="_31_51"> </text:span><text:span text:style-name="_37_5">l</text:span><text:span text:style-name="_31_31">o</text:span><text:span text:style-name="_31_79">n</text:span><text:span text:style-name="_36_0">g</text:span><text:span text:style-name="_31_10">.</text:span><text:span text:style-name="_32_09">"</text:span></text:p>
      <text:p text:style-name="P1"><text:span text:style-name="_39_5">I</text:span><text:span text:style-name="_32_22">n</text:span><text:span text:style-name="_31_"> </text:span><text:span text:style-name="_31_02">o</text:span><text:span text:style-name="_31_86">r</text:span><text:span text:style-name="_36_8">d</text:span><text:span text:style-name="_31_17">e</text:span><text:span text:style-name="_31_89">r</text:span><text:span text:style-name="_31_"> </text:span><text:span text:style-name="_31_10">t</text:span><text:span text:style-name="_32_25">h</text:span><text:span text:style-name="_36_9">a</text:span><text:span text:style-name="_31_04">t</text:span><text:span text:style-name="_31_51"> </text:span><text:span text:style-name="_37_5">t</text:span><text:span text:style-name="_31_28">o</text:span><text:span text:style-name="_31_77">n</text:span><text:span text:style-name="_37_2">e</text:span><text:span text:style-name="_31_43">s</text:span><text:span text:style-name="_31_51"> </text:span><text:span text:style-name="_33_0">o</text:span><text:span text:style-name="_31_05">f</text:span><text:span text:style-name="_31_51"> </text:span><text:span text:style-name="_37_5">v</text:span><text:span text:style-name="_31_44">o</text:span><text:span text:style-name="_31_71">i</text:span><text:span text:style-name="_33_9">c</text:span><text:span text:style-name="_31_46">e</text:span><text:span text:style-name="_31_51"> </text:span><text:span text:style-name="_33_8">m</text:span><text:span text:style-name="_31_44">a</text:span><text:span text:style-name="_32_06">y</text:span><text:span text:style-name="_31_"> </text:span><text:span text:style-name="_31_04">n</text:span><text:span text:style-name="_31_76">o</text:span><text:span text:style-name="_35_3">t</text:span><text:span text:style-name="_37_6"> </text:span><text:span text:style-name="_31_74">h</text:span><text:span text:style-name="_37_1">e</text:span><text:span text:style-name="_31_13">l</text:span><text:span text:style-name="_32_19">p</text:span><text:span text:style-name="_31_"> </text:span><text:span text:style-name="_31_19">t</text:span><text:span text:style-name="_32_00">h</text:span><text:span text:style-name="_36_5">e</text:span><text:span text:style-name="_37_6"> </text:span><text:span text:style-name="_32_01">i</text:span><text:span text:style-name="_32_0">n</text:span><text:span text:style-name="_31_35">t</text:span><text:span text:style-name="_32_16">e</text:span><text:span text:style-name="_33_8">r</text:span><text:span text:style-name="_31_47">r</text:span><text:span text:style-name="_31_91">o</text:span><text:span text:style-name="_35_1">g</text:span><text:span text:style-name="_31_34">a</text:span><text:span text:style-name="_32_01">t</text:span><text:span text:style-name="_32_4">o</text:span><text:span text:style-name="_31_46">r</text:span><text:span text:style-name="_31_51"> </text:span><text:span text:style-name="_34_2">t</text:span><text:span text:style-name="_31_29">h</text:span><text:span text:style-name="_31_71">e</text:span><text:span text:style-name="_31_"> </text:span><text:span text:style-name="_31_46">a</text:span><text:span text:style-name="_32_18">n</text:span><text:span text:style-name="_33_9">s</text:span><text:span text:style-name="_31_46">w</text:span><text:span text:style-name="_32_22">e</text:span><text:span text:style-name="_35_3">r</text:span><text:span text:style-name="_31_49">s</text:span><text:span text:style-name="_31_51"> </text:span><text:span text:style-name="_32_7">s</text:span><text:span text:style-name="_31_10">h</text:span><text:span text:style-name="_31_94">o</text:span><text:span text:style-name="_34_4">u</text:span><text:span text:style-name="_39_5">l</text:span><text:span text:style-name="_32_03">d</text:span><text:span text:style-name="_31_"> </text:span><text:span text:style-name="_31_43">b</text:span><text:span text:style-name="_32_06">e</text:span><text:span text:style-name="_31_"> </text:span><text:span text:style-name="_31_02">w</text:span><text:span text:style-name="_31_77">r</text:span><text:span text:style-name="_37_4">i</text:span><text:span text:style-name="_31_35">t</text:span><text:span text:style-name="_31_80">t</text:span><text:span text:style-name="_35_7">e</text:span><text:span text:style-name="_31_34">n</text:span><text:span text:style-name="_31_89">,</text:span><text:span text:style-name="_31_"> </text:span><text:span text:style-name="_31_26">o</text:span><text:span text:style-name="_32_22">r</text:span><text:span text:style-name="_31_"> </text:span><text:span text:style-name="_31_34">b</text:span><text:span text:style-name="_32_25">e</text:span><text:span text:style-name="_36_5">t</text:span><text:span text:style-name="_31_04">t</text:span><text:span text:style-name="_32_25">e</text:span><text:span text:style-name="_32_1">r</text:span><text:span text:style-name="_37_6"> </text:span><text:span text:style-name="_32_25">s</text:span><text:span text:style-name="_33_8">t</text:span><text:span text:style-name="_31_14">i</text:span><text:span text:style-name="_31_91">l</text:span><text:span text:style-name="_36_5">l</text:span><text:span text:style-name="_31_17">,</text:span><text:span text:style-name="_31_51"> </text:span><text:span text:style-name="_32_9">t</text:span><text:span text:style-name="_31_13">y</text:span><text:span text:style-name="_31_91">p</text:span><text:span text:style-name="_33_6">e</text:span><text:span text:style-name="_31_41">w</text:span><text:span text:style-name="_32_07">r</text:span><text:span text:style-name="_36_8">i</text:span><text:span text:style-name="_31_35">t</text:span><text:span text:style-name="_31_94">t</text:span><text:span text:style-name="_35_6">e</text:span><text:span text:style-name="_31_02">n</text:span><text:span text:style-name="_32_18">.</text:span><text:span text:style-name="_31_"> </text:span><text:span text:style-name="_31_11">T</text:span><text:span text:style-name="_32_06">h</text:span><text:span text:style-name="_32_9">e</text:span><text:span text:style-name="_37_6"> </text:span><text:span text:style-name="_31_95">i</text:span><text:span text:style-name="_32_4">d</text:span><text:span text:style-name="_31_41">e</text:span><text:span text:style-name="_32_00">a</text:span><text:span text:style-name="_36_8">l</text:span><text:span text:style-name="_37_6"> </text:span><text:span text:style-name="_32_03">a</text:span><text:span text:style-name="_35_9">r</text:span><text:span text:style-name="_31_40">r</text:span><text:span text:style-name="_32_24">a</text:span><text:span text:style-name="_32_1">n</text:span><text:span text:style-name="_31_17">g</text:span><text:span text:style-name="_32_15">e</text:span><text:span text:style-name="_33_5">m</text:span><text:span text:style-name="_31_32">e</text:span><text:span text:style-name="_32_06">n</text:span><text:span text:style-name="_33_6">t</text:span><text:span text:style-name="_37_6"> </text:span><text:span text:style-name="_32_07">i</text:span><text:span text:style-name="_32_0">s</text:span><text:span text:style-name="_37_6"> </text:span><text:span text:style-name="_31_77">t</text:span><text:span text:style-name="_35_6">o</text:span><text:span text:style-name="_37_6"> </text:span><text:span text:style-name="_31_95">h</text:span><text:span text:style-name="_32_6">a</text:span><text:span text:style-name="_31_14">v</text:span><text:span text:style-name="_32_15">e</text:span><text:span text:style-name="_31_"> </text:span><text:span text:style-name="_31_20">a</text:span><text:span text:style-name="_31_51"> </text:span><text:span text:style-name="_35_1">t</text:span><text:span text:style-name="_31_13">e</text:span><text:span text:style-name="_32_04">l</text:span><text:span text:style-name="_36_9">e</text:span><text:span text:style-name="_31_13">p</text:span><text:span text:style-name="_31_76">r</text:span><text:span text:style-name="_32_3">i</text:span><text:span text:style-name="_31_32">n</text:span><text:span text:style-name="_32_06">t</text:span><text:span text:style-name="_35_4">e</text:span><text:span text:style-name="_31_01">r</text:span><text:span text:style-name="_31_51"> </text:span><text:span text:style-name="_35_6">c</text:span><text:span text:style-name="_31_19">o</text:span><text:span text:style-name="_31_70">m</text:span><text:span text:style-name="_32_9">m</text:span><text:span text:style-name="_31_31">u</text:span><text:span text:style-name="_31_79">n</text:span><text:span text:style-name="_37_4">i</text:span><text:span text:style-name="_31_47">c</text:span><text:span text:style-name="_31_79">a</text:span><text:span text:style-name="_35_6">t</text:span><text:span text:style-name="_31_32">i</text:span><text:span text:style-name="_32_00">n</text:span><text:span text:style-name="_33_9">g</text:span><text:span text:style-name="_37_6"> </text:span><text:span text:style-name="_31_73">b</text:span><text:span text:style-name="_34_5">e</text:span><text:span text:style-name="_31_02">t</text:span><text:span text:style-name="_32_09">w</text:span><text:span text:style-name="_35_9">e</text:span><text:span text:style-name="_31_43">e</text:span><text:span text:style-name="_31_73">n</text:span><text:span text:style-name="_31_"> </text:span><text:span text:style-name="_31_17">t</text:span><text:span text:style-name="_32_00">h</text:span><text:span text:style-name="_36_6">e</text:span><text:span text:style-name="_37_6"> </text:span><text:span text:style-name="_31_79">t</text:span><text:span text:style-name="_36_5">w</text:span><text:span text:style-name="_31_40">o</text:span><text:span text:style-name="_31_51"> </text:span><text:span text:style-name="_37_5">r</text:span><text:span text:style-name="_31_40">o</text:span><text:span text:style-name="_31_70">o</text:span><text:span text:style-name="_36_6">m</text:span><text:span text:style-name="_31_41">s</text:span><text:span text:style-name="_32_24">.</text:span><text:span text:style-name="_31_"> </text:span><text:span text:style-name="_31_19">A</text:span><text:span text:style-name="_31_70">l</text:span><text:span text:style-name="_37_2">t</text:span><text:span text:style-name="_31_05">e</text:span><text:span text:style-name="_32_09">r</text:span><text:span text:style-name="_36_9">n</text:span><text:span text:style-name="_39_5">a</text:span><text:span text:style-name="_32_16">t</text:span><text:span text:style-name="_32_0">i</text:span><text:span text:style-name="_31_46">v</text:span><text:span text:style-name="_31_79">e</text:span><text:span text:style-name="_37_5">l</text:span><text:span text:style-name="_31_40">y</text:span><text:span text:style-name="_31_51"> </text:span><text:span text:style-name="_35_7">t</text:span><text:span text:style-name="_31_41">h</text:span><text:span text:style-name="_31_94">e</text:span><text:span text:style-name="_31_"> </text:span><text:span text:style-name="_31_41">q</text:span><text:span text:style-name="_31_92">u</text:span><text:span text:style-name="_32_6">e</text:span><text:span text:style-name="_39_8">s</text:span><text:span text:style-name="_32_09">t</text:span><text:span text:style-name="_32_6">i</text:span><text:span text:style-name="_39_6">o</text:span><text:span text:style-name="_32_10">n</text:span><text:span text:style-name="_31_"> </text:span><text:span text:style-name="_31_05">a</text:span><text:span text:style-name="_31_94">n</text:span><text:span text:style-name="_34_2">d</text:span><text:span text:style-name="_37_6"> </text:span><text:span text:style-name="_32_18">a</text:span><text:span text:style-name="_33_5">n</text:span><text:span text:style-name="_31_26">s</text:span><text:span text:style-name="_31_74">w</text:span><text:span text:style-name="_34_5">e</text:span><text:span text:style-name="_31_28">r</text:span><text:span text:style-name="_31_79">s</text:span><text:span text:style-name="_31_"> </text:span><text:span text:style-name="_39_8">c</text:span><text:span text:style-name="_32_03">a</text:span><text:span text:style-name="_37_1">n</text:span><text:span text:style-name="_37_6"> </text:span><text:span text:style-name="_32_04">b</text:span><text:span text:style-name="_33_6">e</text:span><text:span text:style-name="_37_6"> </text:span><text:span text:style-name="_31_86">r</text:span><text:span text:style-name="_36_9">e</text:span><text:span text:style-name="_31_26">p</text:span><text:span text:style-name="_31_88">e</text:span><text:span text:style-name="_33_0">a</text:span><text:span text:style-name="_31_10">t</text:span><text:span text:style-name="_31_86">e</text:span><text:span text:style-name="_32_7">d</text:span><text:span text:style-name="_37_6"> </text:span><text:span text:style-name="_32_03">b</text:span><text:span text:style-name="_33_6">y</text:span><text:span text:style-name="_37_6"> </text:span><text:span text:style-name="_32_03">a</text:span><text:span text:style-name="_35_4">n</text:span><text:span text:style-name="_37_6"> </text:span><text:span text:style-name="_32_03">i</text:span><text:span text:style-name="_36_0">n</text:span><text:span text:style-name="_31_32">t</text:span><text:span text:style-name="_32_06">e</text:span><text:span text:style-name="_36_8">r</text:span><text:span text:style-name="_31_49">m</text:span><text:span text:style-name="_32_09">e</text:span><text:span text:style-name="_36_5">d</text:span><text:span text:style-name="_31_35">i</text:span><text:span text:style-name="_32_06">a</text:span><text:span text:style-name="_35_6">r</text:span><text:span text:style-name="_31_31">y</text:span><text:span text:style-name="_31_95">.</text:span><text:span text:style-name="_31_"> </text:span><text:span text:style-name="_31_05">T</text:span><text:span text:style-name="_31_70">h</text:span><text:span text:style-name="_35_7">e</text:span><text:span text:style-name="_37_6"> </text:span><text:span text:style-name="_31_86">o</text:span><text:span text:style-name="_36_8">b</text:span><text:span text:style-name="_31_26">j</text:span><text:span text:style-name="_32_09">e</text:span><text:span text:style-name="_32_9">c</text:span><text:span text:style-name="_31_10">t</text:span><text:span text:style-name="_31_51"> </text:span><text:span text:style-name="_36_5">o</text:span><text:span text:style-name="_31_43">f</text:span><text:span text:style-name="_31_51"> </text:span><text:span text:style-name="_36_5">t</text:span><text:span text:style-name="_31_01">h</text:span><text:span text:style-name="_31_73">e</text:span><text:span text:style-name="_31_"> </text:span><text:span text:style-name="_31_32">g</text:span><text:span text:style-name="_31_73">a</text:span><text:span text:style-name="_34_1">m</text:span><text:span text:style-name="_31_10">e</text:span><text:span text:style-name="_31_51"> </text:span><text:span text:style-name="_35_6">f</text:span><text:span text:style-name="_31_04">o</text:span><text:span text:style-name="_32_22">r</text:span><text:span text:style-name="_31_"> </text:span><text:span text:style-name="_39_5">t</text:span><text:span text:style-name="_31_91">h</text:span><text:span text:style-name="_33_9">e</text:span><text:span text:style-name="_37_6"> </text:span><text:span text:style-name="_32_18">t</text:span><text:span text:style-name="_32_1">h</text:span><text:span text:style-name="_31_43">i</text:span><text:span text:style-name="_31_92">r</text:span><text:span text:style-name="_32_9">d</text:span><text:span text:style-name="_37_6"> </text:span><text:span text:style-name="_31_94">p</text:span><text:span text:style-name="_35_9">l</text:span><text:span text:style-name="_31_49">a</text:span><text:span text:style-name="_31_91">y</text:span><text:span text:style-name="_37_2">e</text:span><text:span text:style-name="_31_46">r</text:span><text:span text:style-name="_31_51"> </text:span><text:span text:style-name="_37_1">(</text:span><text:span text:style-name="_31_25">B</text:span><text:span text:style-name="_32_06">)</text:span><text:span text:style-name="_31_"> </text:span><text:span text:style-name="_31_19">i</text:span><text:span text:style-name="_31_95">s</text:span><text:span text:style-name="_31_"> </text:span><text:span text:style-name="_31_44">t</text:span><text:span text:style-name="_31_73">o</text:span><text:span text:style-name="_31_"> </text:span><text:span text:style-name="_31_13">h</text:span><text:span text:style-name="_32_16">e</text:span><text:span text:style-name="_32_1">l</text:span><text:span text:style-name="_31_01">p</text:span><text:span text:style-name="_31_51"> </text:span><text:span text:style-name="_36_0">t</text:span><text:span text:style-name="_31_17">h</text:span><text:span text:style-name="_31_74">e</text:span><text:span text:style-name="_31_"> </text:span><text:span text:style-name="_31_46">i</text:span><text:span text:style-name="_32_03">n</text:span><text:span text:style-name="_37_5">t</text:span><text:span text:style-name="_31_32">e</text:span><text:span text:style-name="_31_74">r</text:span><text:span text:style-name="_33_9">r</text:span><text:span text:style-name="_31_46">o</text:span><text:span text:style-name="_32_06">g</text:span><text:span text:style-name="_35_3">a</text:span><text:span text:style-name="_39_9">t</text:span><text:span text:style-name="_31_71">o</text:span><text:span text:style-name="_35_6">r</text:span><text:span text:style-name="_31_43">.</text:span><text:span text:style-name="_31_51"> </text:span><text:span text:style-name="_37_5">T</text:span><text:span text:style-name="_31_29">h</text:span><text:span text:style-name="_31_73">e</text:span><text:span text:style-name="_31_"> </text:span><text:span text:style-name="_31_17">b</text:span><text:span text:style-name="_31_74">e</text:span><text:span text:style-name="_37_2">s</text:span><text:span text:style-name="_31_35">t</text:span><text:span text:style-name="_31_51"> </text:span><text:span text:style-name="_35_3">s</text:span><text:span text:style-name="_39_9">t</text:span><text:span text:style-name="_32_21">r</text:span><text:span text:style-name="_36_8">a</text:span><text:span text:style-name="_31_49">t</text:span><text:span text:style-name="_31_94">e</text:span><text:span text:style-name="_32_0">g</text:span><text:span text:style-name="_31_50">y</text:span><text:span text:style-name="_31_51"> </text:span><text:span text:style-name="_35_4">f</text:span><text:span text:style-name="_31_47">o</text:span><text:span text:style-name="_32_22">r</text:span><text:span text:style-name="_31_"> </text:span><text:span text:style-name="_31_34">h</text:span><text:span text:style-name="_32_21">e</text:span><text:span text:style-name="_34_4">r</text:span><text:span text:style-name="_37_6"> </text:span><text:span text:style-name="_32_25">i</text:span><text:span text:style-name="_32_3">s</text:span><text:span text:style-name="_37_6"> </text:span><text:span text:style-name="_31_85">p</text:span><text:span text:style-name="_37_5">r</text:span><text:span text:style-name="_31_46">o</text:span><text:span text:style-name="_31_70">b</text:span><text:span text:style-name="_33_5">a</text:span><text:span text:style-name="_31_35">b</text:span><text:span text:style-name="_31_77">l</text:span><text:span text:style-name="_34_4">y</text:span><text:span text:style-name="_37_6"> </text:span><text:span text:style-name="_32_19">t</text:span><text:span text:style-name="_32_7">o</text:span><text:span text:style-name="_37_6"> </text:span><text:span text:style-name="_31_94">g</text:span><text:span text:style-name="_33_8">i</text:span><text:span text:style-name="_31_32">v</text:span><text:span text:style-name="_31_73">e</text:span><text:span text:style-name="_31_"> </text:span><text:span text:style-name="_31_11">t</text:span><text:span text:style-name="_32_04">r</text:span><text:span text:style-name="_32_9">u</text:span><text:span text:style-name="_31_40">t</text:span><text:span text:style-name="_32_24">h</text:span><text:span text:style-name="_32_3">f</text:span><text:span text:style-name="_31_19">u</text:span><text:span text:style-name="_31_71">l</text:span><text:span text:style-name="_31_"> </text:span><text:span text:style-name="_31_43">a</text:span><text:span text:style-name="_31_73">n</text:span><text:span text:style-name="_33_5">s</text:span><text:span text:style-name="_39_8">w</text:span><text:span text:style-name="_31_80">e</text:span><text:span text:style-name="_35_9">r</text:span><text:span text:style-name="_31_34">s</text:span><text:span text:style-name="_31_80">.</text:span><text:span text:style-name="_31_"> </text:span><text:span text:style-name="_31_04">S</text:span><text:span text:style-name="_31_71">h</text:span><text:span text:style-name="_36_6">e</text:span><text:span text:style-name="_37_6"> </text:span><text:span text:style-name="_32_19">c</text:span><text:span text:style-name="_35_7">a</text:span><text:span text:style-name="_31_25">n</text:span><text:span text:style-name="_31_51"> </text:span><text:span text:style-name="_36_6">a</text:span><text:span text:style-name="_31_11">d</text:span><text:span text:style-name="_32_18">d</text:span><text:span text:style-name="_31_"> </text:span><text:span text:style-name="_31_11">s</text:span><text:span text:style-name="_32_01">u</text:span><text:span text:style-name="_33_0">c</text:span><text:span text:style-name="_31_50">h</text:span><text:span text:style-name="_31_51"> </text:span><text:span text:style-name="_37_1">t</text:span><text:span text:style-name="_31_17">h</text:span><text:span text:style-name="_32_04">i</text:span><text:span text:style-name="_35_6">n</text:span><text:span text:style-name="_31_28">g</text:span><text:span text:style-name="_32_03">s</text:span><text:span text:style-name="_31_"> </text:span><text:span text:style-name="_31_50">a</text:span><text:span text:style-name="_31_92">s</text:span><text:span text:style-name="_31_"> </text:span><text:span text:style-name="_31_46">"</text:span><text:span text:style-name="_31_91">I</text:span><text:span text:style-name="_31_"> </text:span><text:span text:style-name="_31_43">a</text:span><text:span text:style-name="_31_73">m</text:span><text:span text:style-name="_31_"> </text:span><text:span text:style-name="_31_04">t</text:span><text:span text:style-name="_31_88">h</text:span><text:span text:style-name="_32_9">e</text:span><text:span text:style-name="_37_6"> </text:span><text:span text:style-name="_31_86">w</text:span><text:span text:style-name="_33_0">o</text:span><text:span text:style-name="_31_02">m</text:span><text:span text:style-name="_31_76">a</text:span><text:span text:style-name="_33_6">n</text:span><text:span text:style-name="_39_6">,</text:span><text:span text:style-name="_31_51"> </text:span><text:span text:style-name="_34_1">d</text:span><text:span text:style-name="_31_14">o</text:span><text:span text:style-name="_31_73">n</text:span><text:span text:style-name="_32_3">'</text:span><text:span text:style-name="_31_10">t</text:span><text:span text:style-name="_31_51"> </text:span><text:span text:style-name="_35_9">l</text:span><text:span text:style-name="_31_46">i</text:span><text:span text:style-name="_31_88">s</text:span><text:span text:style-name="_36_0">t</text:span><text:span text:style-name="_31_10">e</text:span><text:span text:style-name="_32_01">n</text:span><text:span text:style-name="_31_"> </text:span><text:span text:style-name="_31_41">t</text:span><text:span text:style-name="_31_74">o</text:span><text:span text:style-name="_31_"> </text:span><text:span text:style-name="_31_25">h</text:span><text:span text:style-name="_32_06">i</text:span><text:span text:style-name="_37_4">m</text:span><text:span text:style-name="_31_40">!</text:span><text:span text:style-name="_31_88">"</text:span><text:span text:style-name="_31_"> </text:span><text:span text:style-name="_31_10">t</text:span><text:span text:style-name="_31_76">o</text:span><text:span text:style-name="_31_"> </text:span><text:span text:style-name="_31_20">h</text:span><text:span text:style-name="_32_21">e</text:span><text:span text:style-name="_32_7">r</text:span><text:span text:style-name="_37_6"> </text:span><text:span text:style-name="_32_25">a</text:span><text:span text:style-name="_37_5">n</text:span><text:span text:style-name="_39_8">s</text:span><text:span text:style-name="_31_88">w</text:span><text:span text:style-name="_35_0">e</text:span><text:span text:style-name="_39_6">r</text:span><text:span text:style-name="_32_19">s</text:span><text:span text:style-name="_33_8">,</text:span><text:span text:style-name="_37_6"> </text:span><text:span text:style-name="_32_15">b</text:span><text:span text:style-name="_36_6">u</text:span><text:span text:style-name="_31_04">t</text:span><text:span text:style-name="_31_51"> </text:span><text:span text:style-name="_35_6">i</text:span><text:span text:style-name="_31_32">t</text:span><text:span text:style-name="_31_51"> </text:span><text:span text:style-name="_37_5">w</text:span><text:span text:style-name="_31_16">i</text:span><text:span text:style-name="_32_16">l</text:span><text:span text:style-name="_33_5">l</text:span><text:span text:style-name="_37_6"> </text:span><text:span text:style-name="_32_24">a</text:span><text:span text:style-name="_34_1">v</text:span><text:span text:style-name="_31_41">a</text:span><text:span text:style-name="_31_76">i</text:span><text:span text:style-name="_35_4">l</text:span><text:span text:style-name="_37_6"> </text:span><text:span text:style-name="_32_06">n</text:span><text:span text:style-name="_32_6">o</text:span><text:span text:style-name="_31_34">t</text:span><text:span text:style-name="_31_91">h</text:span><text:span text:style-name="_33_6">i</text:span><text:span text:style-name="_39_9">n</text:span><text:span text:style-name="_31_86">g</text:span><text:span text:style-name="_31_"> </text:span><text:span text:style-name="_31_20">a</text:span><text:span text:style-name="_31_85">s</text:span><text:span text:style-name="_31_"> </text:span><text:span text:style-name="_31_25">t</text:span><text:span text:style-name="_32_15">h</text:span><text:span text:style-name="_33_8">e</text:span><text:span text:style-name="_37_6"> </text:span><text:span text:style-name="_32_24">m</text:span><text:span text:style-name="_33_6">a</text:span><text:span text:style-name="_31_25">n</text:span><text:span text:style-name="_31_51"> </text:span><text:span text:style-name="_34_1">c</text:span><text:span text:style-name="_31_10">a</text:span><text:span text:style-name="_32_09">n</text:span><text:span text:style-name="_31_"> </text:span><text:span text:style-name="_39_6">m</text:span><text:span text:style-name="_32_00">a</text:span><text:span text:style-name="_35_9">k</text:span><text:span text:style-name="_31_50">e</text:span><text:span text:style-name="_31_51"> </text:span><text:span text:style-name="_37_1">s</text:span><text:span text:style-name="_31_05">i</text:span><text:span text:style-name="_31_77">m</text:span><text:span text:style-name="_35_0">i</text:span><text:span text:style-name="_31_50">l</text:span><text:span text:style-name="_31_76">a</text:span><text:span text:style-name="_32_4">r</text:span><text:span text:style-name="_37_6"> </text:span><text:span text:style-name="_31_86">r</text:span><text:span text:style-name="_36_9">e</text:span><text:span text:style-name="_31_49">m</text:span><text:span text:style-name="_32_19">a</text:span><text:span text:style-name="_37_2">r</text:span><text:span text:style-name="_31_16">k</text:span><text:span text:style-name="_32_01">s</text:span><text:span text:style-name="_32_6">.</text:span></text:p>
      <text:p text:style-name="P1"><text:span text:style-name="_32_19">W</text:span><text:span text:style-name="_33_9">e</text:span><text:span text:style-name="_37_6"> </text:span><text:span text:style-name="_32_25">n</text:span><text:span text:style-name="_37_2">o</text:span><text:span text:style-name="_31_43">w</text:span><text:span text:style-name="_31_51"> </text:span><text:span text:style-name="_37_4">a</text:span><text:span text:style-name="_31_04">s</text:span><text:span text:style-name="_32_04">k</text:span><text:span text:style-name="_31_"> </text:span><text:span text:style-name="_39_9">t</text:span><text:span text:style-name="_32_04">h</text:span><text:span text:style-name="_35_3">e</text:span><text:span text:style-name="_37_6"> </text:span><text:span text:style-name="_32_15">q</text:span><text:span text:style-name="_35_9">u</text:span><text:span text:style-name="_31_44">e</text:span><text:span text:style-name="_31_77">s</text:span><text:span text:style-name="_36_8">t</text:span><text:span text:style-name="_31_26">i</text:span><text:span text:style-name="_32_01">o</text:span><text:span text:style-name="_33_9">n</text:span><text:span text:style-name="_31_49">,</text:span><text:span text:style-name="_31_51"> </text:span><text:span text:style-name="_35_7">"</text:span><text:span text:style-name="_31_32">W</text:span><text:span text:style-name="_31_89">h</text:span><text:span text:style-name="_32_6">a</text:span><text:span text:style-name="_39_5">t</text:span><text:span text:style-name="_31_51"> </text:span><text:span text:style-name="_35_0">w</text:span><text:span text:style-name="_31_02">i</text:span><text:span text:style-name="_32_25">l</text:span><text:span text:style-name="_32_3">l</text:span><text:span text:style-name="_37_6"> </text:span><text:span text:style-name="_32_07">h</text:span><text:span text:style-name="_34_5">a</text:span><text:span text:style-name="_31_50">p</text:span><text:span text:style-name="_31_71">p</text:span><text:span text:style-name="_35_9">e</text:span><text:span text:style-name="_31_25">n</text:span><text:span text:style-name="_31_51"> </text:span><text:span text:style-name="_33_8">w</text:span><text:span text:style-name="_31_11">h</text:span><text:span text:style-name="_31_91">e</text:span><text:span text:style-name="_34_1">n</text:span><text:span text:style-name="_37_6"> </text:span><text:span text:style-name="_32_03">a</text:span><text:span text:style-name="_31_"> </text:span><text:span text:style-name="_31_32">m</text:span><text:span text:style-name="_31_70">a</text:span><text:span text:style-name="_35_0">c</text:span><text:span text:style-name="_39_9">h</text:span><text:span text:style-name="_31_73">i</text:span><text:span text:style-name="_37_2">n</text:span><text:span text:style-name="_31_28">e</text:span><text:span text:style-name="_31_51"> </text:span><text:span text:style-name="_35_0">t</text:span><text:span text:style-name="_31_19">a</text:span><text:span text:style-name="_32_10">k</text:span><text:span text:style-name="_36_0">e</text:span><text:span text:style-name="_39_8">s</text:span><text:span text:style-name="_31_51"> </text:span><text:span text:style-name="_36_0">t</text:span><text:span text:style-name="_31_34">h</text:span><text:span text:style-name="_32_19">e</text:span><text:span text:style-name="_31_"> </text:span><text:span text:style-name="_31_34">p</text:span><text:span text:style-name="_32_19">a</text:span><text:span text:style-name="_35_3">r</text:span><text:span text:style-name="_31_01">t</text:span><text:span text:style-name="_31_51"> </text:span><text:span text:style-name="_33_0">o</text:span><text:span text:style-name="_31_25">f</text:span><text:span text:style-name="_31_51"> </text:span><text:span text:style-name="_35_9">A</text:span><text:span text:style-name="_37_6"> </text:span><text:span text:style-name="_31_79">i</text:span><text:span text:style-name="_32_4">n</text:span><text:span text:style-name="_37_6"> </text:span><text:span text:style-name="_31_89">t</text:span><text:span text:style-name="_35_7">h</text:span><text:span text:style-name="_31_17">i</text:span><text:span text:style-name="_31_92">s</text:span><text:span text:style-name="_31_"> </text:span><text:span text:style-name="_39_6">g</text:span><text:span text:style-name="_31_71">a</text:span><text:span text:style-name="_32_1">m</text:span><text:span text:style-name="_39_6">e</text:span><text:span text:style-name="_31_92">?</text:span><text:span text:style-name="_34_1">"</text:span><text:span text:style-name="_37_6"> </text:span><text:span text:style-name="_32_18">W</text:span><text:span text:style-name="_34_1">i</text:span><text:span text:style-name="_31_05">l</text:span><text:span text:style-name="_31_94">l</text:span><text:span text:style-name="_31_"> </text:span><text:span text:style-name="_31_32">t</text:span><text:span text:style-name="_31_80">h</text:span><text:span text:style-name="_35_4">e</text:span><text:span text:style-name="_37_6"> </text:span><text:span text:style-name="_31_92">i</text:span><text:span text:style-name="_35_1">n</text:span><text:span text:style-name="_39_9">t</text:span><text:span text:style-name="_32_00">e</text:span><text:span text:style-name="_34_2">r</text:span><text:span text:style-name="_31_13">r</text:span><text:span text:style-name="_31_94">o</text:span><text:span text:style-name="_37_5">g</text:span><text:span text:style-name="_31_14">a</text:span><text:span text:style-name="_31_80">t</text:span><text:span text:style-name="_33_6">o</text:span><text:span text:style-name="_31_20">r</text:span><text:span text:style-name="_31_51"> </text:span><text:span text:style-name="_37_4">d</text:span><text:span text:style-name="_31_14">e</text:span><text:span text:style-name="_31_91">c</text:span><text:span text:style-name="_37_4">i</text:span><text:span text:style-name="_31_26">d</text:span><text:span text:style-name="_31_88">e</text:span><text:span text:style-name="_31_"> </text:span><text:span text:style-name="_31_16">w</text:span><text:span text:style-name="_31_95">r</text:span><text:span text:style-name="_35_9">o</text:span><text:span text:style-name="_39_6">n</text:span><text:span text:style-name="_32_18">g</text:span><text:span text:style-name="_34_2">l</text:span><text:span text:style-name="_31_16">y</text:span><text:span text:style-name="_31_51"> </text:span><text:span text:style-name="_34_4">a</text:span><text:span text:style-name="_31_13">s</text:span><text:span text:style-name="_31_51"> </text:span><text:span text:style-name="_36_0">o</text:span><text:span text:style-name="_31_26">f</text:span><text:span text:style-name="_32_25">t</text:span><text:span text:style-name="_36_5">e</text:span><text:span text:style-name="_31_16">n</text:span><text:span text:style-name="_31_51"> </text:span><text:span text:style-name="_32_3">w</text:span><text:span text:style-name="_31_16">h</text:span><text:span text:style-name="_32_25">e</text:span><text:span text:style-name="_33_5">n</text:span><text:span text:style-name="_37_6"> </text:span><text:span text:style-name="_31_74">t</text:span><text:span text:style-name="_33_0">h</text:span><text:span text:style-name="_39_5">e</text:span><text:span text:style-name="_31_51"> </text:span><text:span text:style-name="_34_1">g</text:span><text:span text:style-name="_31_34">a</text:span><text:span text:style-name="_32_18">m</text:span><text:span text:style-name="_32_1">e</text:span><text:span text:style-name="_37_6"> </text:span><text:span text:style-name="_31_76">i</text:span><text:span text:style-name="_32_9">s</text:span><text:span text:style-name="_37_6"> </text:span><text:span text:style-name="_32_24">p</text:span><text:span text:style-name="_35_0">l</text:span><text:span text:style-name="_31_50">a</text:span><text:span text:style-name="_32_16">y</text:span><text:span text:style-name="_36_0">e</text:span><text:span text:style-name="_31_46">d</text:span><text:span text:style-name="_31_51"> </text:span><text:span text:style-name="_35_7">l</text:span><text:span text:style-name="_39_9">i</text:span><text:span text:style-name="_32_01">k</text:span><text:span text:style-name="_32_9">e</text:span><text:span text:style-name="_37_6"> </text:span><text:span text:style-name="_31_86">t</text:span><text:span text:style-name="_35_9">h</text:span><text:span text:style-name="_31_16">i</text:span><text:span text:style-name="_32_01">s</text:span><text:span text:style-name="_31_"> </text:span><text:span text:style-name="_31_11">a</text:span><text:span text:style-name="_31_77">s</text:span><text:span text:style-name="_31_"> </text:span><text:span text:style-name="_31_35">h</text:span><text:span text:style-name="_32_07">e</text:span><text:span text:style-name="_31_"> </text:span><text:span text:style-name="_31_40">d</text:span><text:span text:style-name="_31_86">o</text:span><text:span text:style-name="_33_0">e</text:span><text:span text:style-name="_31_17">s</text:span><text:span text:style-name="_31_51"> </text:span><text:span text:style-name="_33_0">w</text:span><text:span text:style-name="_31_02">h</text:span><text:span text:style-name="_31_95">e</text:span><text:span text:style-name="_35_6">n</text:span><text:span text:style-name="_37_6"> </text:span><text:span text:style-name="_32_10">t</text:span><text:span text:style-name="_33_9">h</text:span><text:span text:style-name="_39_6">e</text:span><text:span text:style-name="_31_51"> </text:span><text:span text:style-name="_33_9">g</text:span><text:span text:style-name="_31_26">a</text:span><text:span text:style-name="_32_09">m</text:span><text:span text:style-name="_33_6">e</text:span><text:span text:style-name="_37_6"> </text:span><text:span text:style-name="_31_79">i</text:span><text:span text:style-name="_35_4">s</text:span><text:span text:style-name="_37_6"> </text:span><text:span text:style-name="_32_16">p</text:span><text:span text:style-name="_37_5">l</text:span><text:span text:style-name="_31_31">a</text:span><text:span text:style-name="_32_00">y</text:span><text:span text:style-name="_36_0">e</text:span><text:span text:style-name="_31_44">d</text:span><text:span text:style-name="_31_51"> </text:span><text:span text:style-name="_33_8">b</text:span><text:span text:style-name="_31_02">e</text:span><text:span text:style-name="_32_07">t</text:span><text:span text:style-name="_33_0">w</text:span><text:span text:style-name="_31_49">e</text:span><text:span text:style-name="_32_04">e</text:span><text:span text:style-name="_36_5">n</text:span><text:span text:style-name="_37_6"> </text:span><text:span text:style-name="_32_21">a</text:span><text:span text:style-name="_31_"> </text:span><text:span text:style-name="_31_05">m</text:span><text:span text:style-name="_31_91">a</text:span><text:span text:style-name="_35_0">n</text:span><text:span text:style-name="_37_6"> </text:span><text:span text:style-name="_31_73">a</text:span><text:span text:style-name="_32_9">n</text:span><text:span text:style-name="_31_41">d</text:span><text:span text:style-name="_31_51"> </text:span><text:span text:style-name="_33_6">a</text:span><text:span text:style-name="_37_6"> </text:span><text:span text:style-name="_31_91">w</text:span><text:span text:style-name="_36_9">o</text:span><text:span text:style-name="_31_25">m</text:span><text:span text:style-name="_31_94">a</text:span><text:span text:style-name="_33_6">n</text:span><text:span text:style-name="_31_32">?</text:span><text:span text:style-name="_31_51"> </text:span><text:span text:style-name="_34_4">T</text:span><text:span text:style-name="_31_46">h</text:span><text:span text:style-name="_32_15">e</text:span><text:span text:style-name="_35_3">s</text:span><text:span text:style-name="_31_41">e</text:span><text:span text:style-name="_31_51"> </text:span><text:span text:style-name="_37_1">q</text:span><text:span text:style-name="_31_47">u</text:span><text:span text:style-name="_32_09">e</text:span><text:span text:style-name="_32_9">s</text:span><text:span text:style-name="_31_05">t</text:span><text:span text:style-name="_32_15">i</text:span><text:span text:style-name="_36_5">o</text:span><text:span text:style-name="_31_10">n</text:span><text:span text:style-name="_32_25">s</text:span><text:span text:style-name="_31_"> </text:span><text:span text:style-name="_31_25">r</text:span><text:span text:style-name="_32_18">e</text:span><text:span text:style-name="_32_4">p</text:span><text:span text:style-name="_39_8">l</text:span><text:span text:style-name="_32_03">a</text:span><text:span text:style-name="_32_4">c</text:span><text:span text:style-name="_31_41">e</text:span><text:span text:style-name="_31_51"> </text:span><text:span text:style-name="_37_1">o</text:span><text:span text:style-name="_31_16">u</text:span><text:span text:style-name="_31_80">r</text:span><text:span text:style-name="_31_"> </text:span><text:span text:style-name="_31_46">o</text:span><text:span text:style-name="_31_92">r</text:span><text:span text:style-name="_34_2">i</text:span><text:span text:style-name="_31_04">g</text:span><text:span text:style-name="_31_70">i</text:span><text:span text:style-name="_33_9">n</text:span><text:span text:style-name="_31_44">a</text:span><text:span text:style-name="_31_76">l</text:span><text:span text:style-name="_32_4">,</text:span><text:span text:style-name="_37_6"> </text:span><text:span text:style-name="_32_09">"</text:span><text:span text:style-name="_35_9">C</text:span><text:span text:style-name="_31_49">a</text:span><text:span text:style-name="_31_74">n</text:span><text:span text:style-name="_31_"> </text:span><text:span text:style-name="_31_44">m</text:span><text:span text:style-name="_32_15">a</text:span><text:span text:style-name="_32_1">c</text:span><text:span text:style-name="_31_25">h</text:span><text:span text:style-name="_32_18">i</text:span><text:span text:style-name="_36_0">n</text:span><text:span text:style-name="_31_34">e</text:span><text:span text:style-name="_32_09">s</text:span><text:span text:style-name="_31_"> </text:span><text:span text:style-name="_31_17">t</text:span><text:span text:style-name="_32_04">h</text:span><text:span text:style-name="_36_6">i</text:span><text:span text:style-name="_31_17">n</text:span><text:span text:style-name="_32_18">k</text:span><text:span text:style-name="_35_1">?</text:span><text:span text:style-name="_31_14">"</text:span></text:p>
      <text:p text:style-name="P1"><text:span text:style-name="_36_9">2</text:span><text:span text:style-name="_31_50">.</text:span><text:span text:style-name="_31_51"> </text:span><text:span text:style-name="_32_4">C</text:span><text:span text:style-name="_31_46">r</text:span><text:span text:style-name="_31_70">i</text:span><text:span text:style-name="_37_1">t</text:span><text:span text:style-name="_31_19">i</text:span><text:span text:style-name="_32_24">q</text:span><text:span text:style-name="_34_5">u</text:span><text:span text:style-name="_31_14">e</text:span><text:span text:style-name="_31_51"> </text:span><text:span text:style-name="_36_9">o</text:span><text:span text:style-name="_31_32">f</text:span><text:span text:style-name="_31_51"> </text:span><text:span text:style-name="_36_5">t</text:span><text:span text:style-name="_31_40">h</text:span><text:span text:style-name="_32_01">e</text:span><text:span text:style-name="_31_"> </text:span><text:span text:style-name="_31_28">N</text:span><text:span text:style-name="_31_77">e</text:span><text:span text:style-name="_33_5">w</text:span><text:span text:style-name="_37_6"> </text:span><text:span text:style-name="_32_21">P</text:span><text:span text:style-name="_32_6">r</text:span><text:span text:style-name="_31_28">o</text:span><text:span text:style-name="_31_88">b</text:span><text:span text:style-name="_34_4">l</text:span><text:span text:style-name="_31_47">e</text:span><text:span text:style-name="_31_74">m</text:span></text:p>
      <text:p text:style-name="P1"><text:span text:style-name="_31_04">A</text:span><text:span text:style-name="_31_74">s</text:span><text:span text:style-name="_31_"> </text:span><text:span text:style-name="_31_17">w</text:span><text:span text:style-name="_32_09">e</text:span><text:span text:style-name="_33_5">l</text:span><text:span text:style-name="_31_49">l</text:span><text:span text:style-name="_31_51"> </text:span><text:span text:style-name="_37_4">a</text:span><text:span text:style-name="_31_17">s</text:span><text:span text:style-name="_31_51"> </text:span><text:span text:style-name="_37_1">a</text:span><text:span text:style-name="_31_43">s</text:span><text:span text:style-name="_32_24">k</text:span><text:span text:style-name="_35_0">i</text:span><text:span text:style-name="_31_14">n</text:span><text:span text:style-name="_31_91">g</text:span><text:span text:style-name="_33_0">,</text:span><text:span text:style-name="_37_6"> </text:span><text:span text:style-name="_31_95">"</text:span><text:span text:style-name="_34_5">W</text:span><text:span text:style-name="_31_26">h</text:span><text:span text:style-name="_31_95">a</text:span><text:span text:style-name="_34_2">t</text:span><text:span text:style-name="_37_6"> </text:span><text:span text:style-name="_32_04">i</text:span><text:span text:style-name="_32_6">s</text:span><text:span text:style-name="_37_6"> </text:span><text:span text:style-name="_31_79">t</text:span><text:span text:style-name="_33_0">h</text:span><text:span text:style-name="_31_28">e</text:span><text:span text:style-name="_31_51"> </text:span><text:span text:style-name="_33_9">a</text:span><text:span text:style-name="_31_46">n</text:span><text:span text:style-name="_32_07">s</text:span><text:span text:style-name="_33_0">w</text:span><text:span text:style-name="_31_43">e</text:span><text:span text:style-name="_31_94">r</text:span><text:span text:style-name="_31_"> </text:span><text:span text:style-name="_31_25">t</text:span><text:span text:style-name="_31_89">o</text:span><text:span text:style-name="_31_"> </text:span><text:span text:style-name="_31_43">t</text:span><text:span text:style-name="_31_91">h</text:span><text:span text:style-name="_35_3">i</text:span><text:span text:style-name="_31_01">s</text:span><text:span text:style-name="_31_51"> </text:span><text:span text:style-name="_35_7">n</text:span><text:span text:style-name="_31_31">e</text:span><text:span text:style-name="_32_10">w</text:span><text:span text:style-name="_31_"> </text:span><text:span text:style-name="_31_16">f</text:span><text:span text:style-name="_31_86">o</text:span><text:span text:style-name="_35_7">r</text:span><text:span text:style-name="_31_47">m</text:span><text:span text:style-name="_31_51"> </text:span><text:span text:style-name="_37_4">o</text:span><text:span text:style-name="_31_41">f</text:span><text:span text:style-name="_31_51"> </text:span><text:span text:style-name="_33_5">t</text:span><text:span text:style-name="_31_46">h</text:span><text:span text:style-name="_32_09">e</text:span><text:span text:style-name="_31_"> </text:span><text:span text:style-name="_31_13">q</text:span><text:span text:style-name="_31_70">u</text:span><text:span text:style-name="_35_9">e</text:span><text:span text:style-name="_31_46">s</text:span><text:span text:style-name="_32_19">t</text:span><text:span text:style-name="_35_7">i</text:span><text:span text:style-name="_31_11">o</text:span><text:span text:style-name="_32_10">n</text:span><text:span text:style-name="_33_0">,</text:span><text:span text:style-name="_31_41">"</text:span><text:span text:style-name="_31_51"> </text:span><text:span text:style-name="_35_9">o</text:span><text:span text:style-name="_31_11">n</text:span><text:span text:style-name="_31_74">e</text:span><text:span text:style-name="_31_"> </text:span><text:span text:style-name="_31_43">m</text:span><text:span text:style-name="_31_71">a</text:span><text:span text:style-name="_37_1">y</text:span><text:span text:style-name="_37_6"> </text:span><text:span text:style-name="_31_79">a</text:span><text:span text:style-name="_36_9">s</text:span><text:span text:style-name="_31_10">k</text:span><text:span text:style-name="_31_91">,</text:span><text:span text:style-name="_31_"> </text:span><text:span text:style-name="_39_5">"</text:span><text:span text:style-name="_32_06">I</text:span><text:span text:style-name="_36_8">s</text:span><text:span text:style-name="_37_6"> </text:span><text:span text:style-name="_32_15">t</text:span><text:span text:style-name="_32_9">h</text:span><text:span text:style-name="_31_20">i</text:span><text:span text:style-name="_31_76">s</text:span><text:span text:style-name="_31_"> </text:span><text:span text:style-name="_31_02">n</text:span><text:span text:style-name="_32_06">e</text:span><text:span text:style-name="_32_6">w</text:span><text:span text:style-name="_37_6"> </text:span><text:span text:style-name="_32_25">q</text:span><text:span text:style-name="_32_4">u</text:span><text:span text:style-name="_31_35">e</text:span><text:span text:style-name="_31_85">s</text:span><text:span text:style-name="_35_6">t</text:span><text:span text:style-name="_39_5">i</text:span><text:span text:style-name="_31_79">o</text:span><text:span text:style-name="_32_3">n</text:span><text:span text:style-name="_37_6"> </text:span><text:span text:style-name="_32_10">a</text:span><text:span text:style-name="_31_"> </text:span><text:span text:style-name="_31_19">w</text:span><text:span text:style-name="_31_86">o</text:span><text:span text:style-name="_32_1">r</text:span><text:span text:style-name="_31_50">t</text:span><text:span text:style-name="_31_89">h</text:span><text:span text:style-name="_37_5">y</text:span><text:span text:style-name="_37_6"> </text:span><text:span text:style-name="_32_03">o</text:span><text:span text:style-name="_32_6">n</text:span><text:span text:style-name="_31_34">e</text:span><text:span text:style-name="_31_51"> </text:span><text:span text:style-name="_36_6">t</text:span><text:span text:style-name="_31_35">o</text:span><text:span text:style-name="_31_51"> </text:span><text:span text:style-name="_33_6">i</text:span><text:span text:style-name="_31_25">n</text:span><text:span text:style-name="_31_70">v</text:span><text:span text:style-name="_34_4">e</text:span><text:span text:style-name="_31_31">s</text:span><text:span text:style-name="_31_70">t</text:span><text:span text:style-name="_34_2">i</text:span><text:span text:style-name="_31_25">g</text:span><text:span text:style-name="_31_89">a</text:span><text:span text:style-name="_36_8">t</text:span><text:span text:style-name="_31_32">e</text:span><text:span text:style-name="_32_25">?</text:span><text:span text:style-name="_36_5">"</text:span><text:span text:style-name="_37_6"> </text:span><text:span text:style-name="_31_86">T</text:span><text:span text:style-name="_33_8">h</text:span><text:span text:style-name="_31_17">i</text:span><text:span text:style-name="_32_10">s</text:span><text:span text:style-name="_31_"> </text:span><text:span text:style-name="_31_29">l</text:span><text:span text:style-name="_32_15">a</text:span><text:span text:style-name="_37_4">t</text:span><text:span text:style-name="_31_34">t</text:span><text:span text:style-name="_31_95">e</text:span><text:span text:style-name="_35_6">r</text:span><text:span text:style-name="_37_6"> </text:span><text:span text:style-name="_31_95">q</text:span><text:span text:style-name="_35_4">u</text:span><text:span text:style-name="_31_26">e</text:span><text:span text:style-name="_32_09">s</text:span><text:span text:style-name="_32_9">t</text:span><text:span text:style-name="_31_17">i</text:span><text:span text:style-name="_32_04">o</text:span><text:span text:style-name="_33_0">n</text:span><text:span text:style-name="_37_6"> </text:span><text:span text:style-name="_31_73">w</text:span><text:span text:style-name="_33_6">e</text:span><text:span text:style-name="_37_6"> </text:span><text:span text:style-name="_32_00">i</text:span><text:span text:style-name="_35_0">n</text:span><text:span text:style-name="_31_02">v</text:span><text:span text:style-name="_31_85">e</text:span><text:span text:style-name="_32_7">s</text:span><text:span text:style-name="_31_28">t</text:span><text:span text:style-name="_32_19">i</text:span><text:span text:style-name="_36_8">g</text:span><text:span text:style-name="_31_04">a</text:span><text:span text:style-name="_32_00">t</text:span><text:span text:style-name="_33_6">e</text:span><text:span text:style-name="_37_6"> </text:span><text:span text:style-name="_32_10">w</text:span><text:span text:style-name="_32_0">i</text:span><text:span text:style-name="_31_47">t</text:span><text:span text:style-name="_32_21">h</text:span><text:span text:style-name="_34_2">o</text:span><text:span text:style-name="_31_16">u</text:span><text:span text:style-name="_31_94">t</text:span><text:span text:style-name="_31_"> </text:span><text:span text:style-name="_31_10">f</text:span><text:span text:style-name="_31_95">u</text:span><text:span text:style-name="_34_4">r</text:span><text:span text:style-name="_31_47">t</text:span><text:span text:style-name="_31_74">h</text:span><text:span text:style-name="_36_6">e</text:span><text:span text:style-name="_31_49">r</text:span><text:span text:style-name="_31_51"> </text:span><text:span text:style-name="_37_1">a</text:span><text:span text:style-name="_31_41">d</text:span><text:span text:style-name="_31_77">o</text:span><text:span text:style-name="_35_4">,</text:span><text:span text:style-name="_37_6"> </text:span><text:span text:style-name="_31_77">t</text:span><text:span text:style-name="_35_9">h</text:span><text:span text:style-name="_31_50">e</text:span><text:span text:style-name="_32_04">r</text:span><text:span text:style-name="_33_6">e</text:span><text:span text:style-name="_39_6">b</text:span><text:span text:style-name="_31_80">y</text:span><text:span text:style-name="_31_"> </text:span><text:span text:style-name="_31_43">c</text:span><text:span text:style-name="_31_71">u</text:span><text:span text:style-name="_35_1">t</text:span><text:span text:style-name="_31_04">t</text:span><text:span text:style-name="_32_15">i</text:span><text:span text:style-name="_37_1">n</text:span><text:span text:style-name="_31_44">g</text:span><text:span text:style-name="_31_51"> </text:span><text:span text:style-name="_36_9">s</text:span><text:span text:style-name="_31_16">h</text:span><text:span text:style-name="_31_88">o</text:span><text:span text:style-name="_32_0">r</text:span><text:span text:style-name="_31_01">t</text:span><text:span text:style-name="_31_51"> </text:span><text:span text:style-name="_32_6">a</text:span><text:span text:style-name="_31_50">n</text:span><text:span text:style-name="_31_51"> </text:span><text:span text:style-name="_32_6">i</text:span><text:span text:style-name="_31_50">n</text:span><text:span text:style-name="_31_91">f</text:span><text:span text:style-name="_33_5">i</text:span><text:span text:style-name="_31_11">n</text:span><text:span text:style-name="_32_16">i</text:span><text:span text:style-name="_37_5">t</text:span><text:span text:style-name="_31_44">e</text:span><text:span text:style-name="_31_51"> </text:span><text:span text:style-name="_35_7">r</text:span><text:span text:style-name="_39_5">e</text:span><text:span text:style-name="_31_80">g</text:span><text:span text:style-name="_37_4">r</text:span><text:span text:style-name="_31_17">e</text:span><text:span text:style-name="_32_03">s</text:span><text:span text:style-name="_35_3">s</text:span><text:span text:style-name="_31_40">.</text:span></text:p>
      <text:p text:style-name="P1"><text:span text:style-name="_35_0">T</text:span><text:span text:style-name="_31_25">h</text:span><text:span text:style-name="_31_89">e</text:span><text:span text:style-name="_31_"> </text:span><text:span text:style-name="_39_8">n</text:span><text:span text:style-name="_31_73">e</text:span><text:span text:style-name="_36_6">w</text:span><text:span text:style-name="_37_6"> </text:span><text:span text:style-name="_31_95">p</text:span><text:span text:style-name="_37_2">r</text:span><text:span text:style-name="_31_44">o</text:span><text:span text:style-name="_31_73">b</text:span><text:span text:style-name="_34_1">l</text:span><text:span text:style-name="_31_49">e</text:span><text:span text:style-name="_31_80">m</text:span><text:span text:style-name="_31_"> </text:span><text:span text:style-name="_31_29">h</text:span><text:span text:style-name="_31_71">a</text:span><text:span text:style-name="_32_6">s</text:span><text:span text:style-name="_37_6"> </text:span><text:span text:style-name="_31_91">t</text:span><text:span text:style-name="_35_7">h</text:span><text:span text:style-name="_31_10">e</text:span><text:span text:style-name="_31_51"> </text:span><text:span text:style-name="_35_6">a</text:span><text:span text:style-name="_31_49">d</text:span><text:span text:style-name="_32_01">v</text:span><text:span text:style-name="_35_0">a</text:span><text:span text:style-name="_39_9">n</text:span><text:span text:style-name="_32_19">t</text:span><text:span text:style-name="_34_2">a</text:span><text:span text:style-name="_31_34">g</text:span><text:span text:style-name="_32_16">e</text:span><text:span text:style-name="_31_"> </text:span><text:span text:style-name="_31_41">o</text:span><text:span text:style-name="_32_19">f</text:span><text:span text:style-name="_31_"> </text:span><text:span text:style-name="_31_16">d</text:span><text:span text:style-name="_32_03">r</text:span><text:span text:style-name="_33_0">a</text:span><text:span text:style-name="_31_13">w</text:span><text:span text:style-name="_31_85">i</text:span><text:span text:style-name="_34_2">n</text:span><text:span text:style-name="_31_02">g</text:span><text:span text:style-name="_31_51"> </text:span><text:span text:style-name="_34_2">a</text:span><text:span text:style-name="_37_6"> </text:span><text:span text:style-name="_32_09">f</text:span><text:span text:style-name="_33_8">a</text:span><text:span text:style-name="_31_34">i</text:span><text:span text:style-name="_31_74">r</text:span><text:span text:style-name="_36_8">l</text:span><text:span text:style-name="_31_11">y</text:span><text:span text:style-name="_31_51"> </text:span><text:span text:style-name="_32_9">s</text:span><text:span text:style-name="_31_20">h</text:span><text:span text:style-name="_32_22">a</text:span><text:span text:style-name="_36_8">r</text:span><text:span text:style-name="_31_31">p</text:span><text:span text:style-name="_31_51"> </text:span><text:span text:style-name="_36_6">l</text:span><text:span text:style-name="_31_25">i</text:span><text:span text:style-name="_31_88">n</text:span><text:span text:style-name="_32_3">e</text:span><text:span text:style-name="_37_6"> </text:span><text:span text:style-name="_32_09">b</text:span><text:span text:style-name="_33_6">e</text:span><text:span text:style-name="_39_6">t</text:span><text:span text:style-name="_31_95">w</text:span><text:span text:style-name="_36_8">e</text:span><text:span text:style-name="_31_28">e</text:span><text:span text:style-name="_32_10">n</text:span><text:span text:style-name="_31_"> </text:span><text:span text:style-name="_31_04">t</text:span><text:span text:style-name="_32_06">h</text:span><text:span text:style-name="_36_9">e</text:span><text:span text:style-name="_37_6"> </text:span><text:span text:style-name="_32_22">p</text:span><text:span text:style-name="_32_0">h</text:span><text:span text:style-name="_31_11">y</text:span><text:span text:style-name="_31_76">s</text:span><text:span text:style-name="_32_9">i</text:span><text:span text:style-name="_31_05">c</text:span><text:span text:style-name="_32_15">a</text:span><text:span text:style-name="_32_4">l</text:span><text:span text:style-name="_37_6"> </text:span><text:span text:style-name="_32_00">a</text:span><text:span text:style-name="_36_5">n</text:span><text:span text:style-name="_31_10">d</text:span><text:span text:style-name="_31_51"> </text:span><text:span text:style-name="_35_7">t</text:span><text:span text:style-name="_31_04">h</text:span><text:span text:style-name="_32_18">e</text:span><text:span text:style-name="_31_"> </text:span><text:span text:style-name="_31_26">i</text:span><text:span text:style-name="_31_94">n</text:span><text:span text:style-name="_35_7">t</text:span><text:span text:style-name="_31_14">e</text:span><text:span text:style-name="_31_92">l</text:span><text:span text:style-name="_32_9">l</text:span><text:span text:style-name="_31_50">e</text:span><text:span text:style-name="_32_00">c</text:span><text:span text:style-name="_35_7">t</text:span><text:span text:style-name="_31_29">u</text:span><text:span text:style-name="_32_25">a</text:span><text:span text:style-name="_35_6">l</text:span><text:span text:style-name="_37_6"> </text:span><text:span text:style-name="_32_04">c</text:span><text:span text:style-name="_35_1">a</text:span><text:span text:style-name="_31_14">p</text:span><text:span text:style-name="_32_07">a</text:span><text:span text:style-name="_32_1">c</text:span><text:span text:style-name="_31_46">i</text:span><text:span text:style-name="_31_70">t</text:span><text:span text:style-name="_33_9">i</text:span><text:span text:style-name="_31_32">e</text:span><text:span text:style-name="_31_70">s</text:span><text:span text:style-name="_31_"> </text:span><text:span text:style-name="_31_25">o</text:span><text:span text:style-name="_32_16">f</text:span><text:span text:style-name="_31_"> </text:span><text:span text:style-name="_31_31">a</text:span><text:span text:style-name="_31_51"> </text:span><text:span text:style-name="_35_0">m</text:span><text:span text:style-name="_31_46">a</text:span><text:span text:style-name="_32_18">n</text:span><text:span text:style-name="_36_8">.</text:span><text:span text:style-name="_37_6"> </text:span><text:span text:style-name="_31_88">N</text:span><text:span text:style-name="_33_9">o</text:span><text:span text:style-name="_37_6"> </text:span><text:span text:style-name="_32_07">e</text:span><text:span text:style-name="_35_0">n</text:span><text:span text:style-name="_31_11">g</text:span><text:span text:style-name="_32_18">i</text:span><text:span text:style-name="_34_4">n</text:span><text:span text:style-name="_31_14">e</text:span><text:span text:style-name="_31_86">e</text:span><text:span text:style-name="_36_9">r</text:span><text:span text:style-name="_37_6"> </text:span><text:span text:style-name="_32_00">o</text:span><text:span text:style-name="_35_6">r</text:span><text:span text:style-name="_37_6"> </text:span><text:span text:style-name="_31_86">c</text:span><text:span text:style-name="_32_0">h</text:span><text:span text:style-name="_31_34">e</text:span><text:span text:style-name="_32_09">m</text:span><text:span text:style-name="_34_4">i</text:span><text:span text:style-name="_31_35">s</text:span><text:span text:style-name="_32_19">t</text:span><text:span text:style-name="_31_"> </text:span><text:span text:style-name="_31_05">c</text:span><text:span text:style-name="_31_80">l</text:span><text:span text:style-name="_34_5">a</text:span><text:span text:style-name="_31_34">i</text:span><text:span text:style-name="_32_18">m</text:span><text:span text:style-name="_34_4">s</text:span><text:span text:style-name="_37_6"> </text:span><text:span text:style-name="_31_73">t</text:span><text:span text:style-name="_34_2">o</text:span><text:span text:style-name="_37_6"> </text:span><text:span text:style-name="_31_85">b</text:span><text:span text:style-name="_33_9">e</text:span><text:span text:style-name="_37_6"> </text:span><text:span text:style-name="_31_88">a</text:span><text:span text:style-name="_35_3">b</text:span><text:span text:style-name="_31_04">l</text:span><text:span text:style-name="_31_71">e</text:span><text:span text:style-name="_31_"> </text:span><text:span text:style-name="_31_28">t</text:span><text:span text:style-name="_32_22">o</text:span><text:span text:style-name="_31_"> </text:span><text:span text:style-name="_31_29">p</text:span><text:span text:style-name="_31_94">r</text:span><text:span text:style-name="_32_9">o</text:span><text:span text:style-name="_31_10">d</text:span><text:span text:style-name="_32_04">u</text:span><text:span text:style-name="_34_5">c</text:span><text:span text:style-name="_31_01">e</text:span><text:span text:style-name="_31_51"> </text:span><text:span text:style-name="_34_4">a</text:span><text:span text:style-name="_37_6"> </text:span><text:span text:style-name="_31_95">m</text:span><text:span text:style-name="_33_6">a</text:span><text:span text:style-name="_31_40">t</text:span><text:span text:style-name="_31_77">e</text:span><text:span text:style-name="_37_1">r</text:span><text:span text:style-name="_31_01">i</text:span><text:span text:style-name="_32_07">a</text:span><text:span text:style-name="_34_1">l</text:span><text:span text:style-name="_37_6"> </text:span><text:span text:style-name="_31_95">w</text:span><text:span text:style-name="_35_7">h</text:span><text:span text:style-name="_31_35">i</text:span><text:span text:style-name="_31_70">c</text:span><text:span text:style-name="_35_1">h</text:span><text:span text:style-name="_37_6"> </text:span><text:span text:style-name="_31_95">i</text:span><text:span text:style-name="_33_9">s</text:span><text:span text:style-name="_37_6"> </text:span><text:span text:style-name="_32_21">i</text:span><text:span text:style-name="_37_4">n</text:span><text:span text:style-name="_31_16">d</text:span><text:span text:style-name="_31_88">i</text:span><text:span text:style-name="_33_0">s</text:span><text:span text:style-name="_31_44">t</text:span><text:span text:style-name="_32_01">i</text:span><text:span text:style-name="_32_7">n</text:span><text:span text:style-name="_31_04">g</text:span><text:span text:style-name="_31_80">u</text:span><text:span text:style-name="_35_4">i</text:span><text:span text:style-name="_31_44">s</text:span><text:span text:style-name="_32_21">h</text:span><text:span text:style-name="_36_9">a</text:span><text:span text:style-name="_31_20">b</text:span><text:span text:style-name="_31_79">l</text:span><text:span text:style-name="_34_2">e</text:span><text:span text:style-name="_37_6"> </text:span><text:span text:style-name="_32_07">f</text:span><text:span text:style-name="_32_1">r</text:span><text:span text:style-name="_31_14">o</text:span><text:span text:style-name="_31_74">m</text:span><text:span text:style-name="_31_"> </text:span><text:span text:style-name="_31_35">t</text:span><text:span text:style-name="_32_18">h</text:span><text:span text:style-name="_35_7">e</text:span><text:span text:style-name="_37_6"> </text:span><text:span text:style-name="_31_77">h</text:span><text:span text:style-name="_37_1">u</text:span><text:span text:style-name="_31_40">m</text:span><text:span text:style-name="_32_01">a</text:span><text:span text:style-name="_32_0">n</text:span><text:span text:style-name="_37_6"> </text:span><text:span text:style-name="_32_24">s</text:span><text:span text:style-name="_35_7">k</text:span><text:span text:style-name="_39_6">i</text:span><text:span text:style-name="_31_70">n</text:span><text:span text:style-name="_35_7">.</text:span><text:span text:style-name="_37_6"> </text:span><text:span text:style-name="_31_76">I</text:span><text:span text:style-name="_32_0">t</text:span><text:span text:style-name="_37_6"> </text:span><text:span text:style-name="_31_95">i</text:span><text:span text:style-name="_37_1">s</text:span><text:span text:style-name="_37_6"> </text:span><text:span text:style-name="_32_10">p</text:span><text:span text:style-name="_36_8">o</text:span><text:span text:style-name="_39_5">s</text:span><text:span text:style-name="_31_86">s</text:span><text:span text:style-name="_35_9">i</text:span><text:span text:style-name="_31_32">b</text:span><text:span text:style-name="_31_74">l</text:span><text:span text:style-name="_36_0">e</text:span><text:span text:style-name="_37_6"> </text:span><text:span text:style-name="_31_86">t</text:span><text:span text:style-name="_36_0">h</text:span><text:span text:style-name="_31_50">a</text:span><text:span text:style-name="_31_73">t</text:span><text:span text:style-name="_31_"> </text:span><text:span text:style-name="_31_49">a</text:span><text:span text:style-name="_31_71">t</text:span><text:span text:style-name="_31_"> </text:span><text:span text:style-name="_31_11">s</text:span><text:span text:style-name="_32_21">o</text:span><text:span text:style-name="_36_9">m</text:span><text:span text:style-name="_31_31">e</text:span><text:span text:style-name="_31_51"> </text:span><text:span text:style-name="_32_1">t</text:span><text:span text:style-name="_31_35">i</text:span><text:span text:style-name="_31_91">m</text:span><text:span text:style-name="_35_0">e</text:span><text:span text:style-name="_37_6"> </text:span><text:span text:style-name="_31_70">t</text:span><text:span text:style-name="_35_4">h</text:span><text:span text:style-name="_31_50">i</text:span><text:span text:style-name="_32_22">s</text:span><text:span text:style-name="_31_"> </text:span><text:span text:style-name="_31_44">m</text:span><text:span text:style-name="_31_94">i</text:span><text:span text:style-name="_35_0">g</text:span><text:span text:style-name="_39_9">h</text:span><text:span text:style-name="_31_79">t</text:span><text:span text:style-name="_31_"> </text:span><text:span text:style-name="_31_34">b</text:span><text:span text:style-name="_32_19">e</text:span><text:span text:style-name="_31_"> </text:span><text:span text:style-name="_31_43">d</text:span><text:span text:style-name="_31_92">o</text:span><text:span text:style-name="_35_6">n</text:span><text:span text:style-name="_31_01">e</text:span><text:span text:style-name="_31_80">,</text:span><text:span text:style-name="_31_"> </text:span><text:span text:style-name="_31_19">b</text:span><text:span text:style-name="_31_85">u</text:span><text:span text:style-name="_35_3">t</text:span><text:span text:style-name="_37_6"> </text:span><text:span text:style-name="_32_22">e</text:span><text:span text:style-name="_34_5">v</text:span><text:span text:style-name="_31_29">e</text:span><text:span text:style-name="_32_15">n</text:span><text:span text:style-name="_31_"> </text:span><text:span text:style-name="_39_5">s</text:span><text:span text:style-name="_31_73">u</text:span><text:span text:style-name="_36_0">p</text:span><text:span text:style-name="_39_6">p</text:span><text:span text:style-name="_32_22">o</text:span><text:span text:style-name="_36_5">s</text:span><text:span text:style-name="_31_28">i</text:span><text:span text:style-name="_32_01">n</text:span><text:span text:style-name="_35_7">g</text:span><text:span text:style-name="_37_6"> </text:span><text:span text:style-name="_32_24">t</text:span><text:span text:style-name="_34_2">h</text:span><text:span text:style-name="_31_04">i</text:span><text:span text:style-name="_32_10">s</text:span><text:span text:style-name="_31_"> </text:span><text:span text:style-name="_31_01">i</text:span><text:span text:style-name="_31_94">n</text:span><text:span text:style-name="_35_7">v</text:span><text:span text:style-name="_31_04">e</text:span><text:span text:style-name="_32_10">n</text:span><text:span text:style-name="_36_6">t</text:span><text:span text:style-name="_31_35">i</text:span><text:span text:style-name="_31_95">o</text:span><text:span text:style-name="_35_6">n</text:span><text:span text:style-name="_37_6"> </text:span><text:span text:style-name="_31_88">a</text:span><text:span text:style-name="_35_1">v</text:span><text:span text:style-name="_31_43">a</text:span><text:span text:style-name="_31_88">i</text:span><text:span text:style-name="_32_6">l</text:span><text:span text:style-name="_31_28">a</text:span><text:span text:style-name="_31_70">b</text:span><text:span text:style-name="_36_6">l</text:span><text:span text:style-name="_31_28">e</text:span><text:span text:style-name="_31_51"> </text:span><text:span text:style-name="_37_4">w</text:span><text:span text:style-name="_39_5">e</text:span><text:span text:style-name="_31_51"> </text:span><text:span text:style-name="_33_6">s</text:span><text:span text:style-name="_31_44">h</text:span><text:span text:style-name="_31_77">o</text:span><text:span text:style-name="_33_0">u</text:span><text:span text:style-name="_31_31">l</text:span><text:span text:style-name="_31_88">d</text:span><text:span text:style-name="_31_"> </text:span><text:span text:style-name="_31_10">f</text:span><text:span text:style-name="_31_89">e</text:span><text:span text:style-name="_35_4">e</text:span><text:span text:style-name="_31_46">l</text:span><text:span text:style-name="_31_51"> </text:span><text:span text:style-name="_33_9">t</text:span><text:span text:style-name="_31_19">h</text:span><text:span text:style-name="_31_79">e</text:span><text:span text:style-name="_32_1">r</text:span><text:span text:style-name="_39_8">e</text:span><text:span text:style-name="_31_51"> </text:span><text:span text:style-name="_32_4">w</text:span><text:span text:style-name="_31_25">a</text:span><text:span text:style-name="_32_07">s</text:span><text:span text:style-name="_31_"> </text:span><text:span text:style-name="_31_35">l</text:span><text:span text:style-name="_32_16">i</text:span><text:span text:style-name="_32_1">t</text:span><text:span text:style-name="_31_20">t</text:span><text:span text:style-name="_31_76">l</text:span><text:span text:style-name="_37_5">e</text:span><text:span text:style-name="_37_6"> </text:span><text:span text:style-name="_31_85">p</text:span><text:span text:style-name="_32_1">o</text:span><text:span text:style-name="_31_35">i</text:span><text:span text:style-name="_31_77">n</text:span><text:span text:style-name="_34_2">t</text:span><text:span text:style-name="_37_6"> </text:span><text:span text:style-name="_31_70">i</text:span><text:span text:style-name="_32_9">n</text:span><text:span text:style-name="_37_6"> </text:span><text:span text:style-name="_32_03">t</text:span><text:span text:style-name="_33_9">r</text:span><text:span text:style-name="_31_46">y</text:span><text:span text:style-name="_31_88">i</text:span><text:span text:style-name="_35_0">n</text:span><text:span text:style-name="_31_04">g</text:span><text:span text:style-name="_31_51"> </text:span><text:span text:style-name="_35_6">t</text:span><text:span text:style-name="_39_5">o</text:span><text:span text:style-name="_31_51"> </text:span><text:span text:style-name="_33_9">m</text:span><text:span text:style-name="_31_28">a</text:span><text:span text:style-name="_31_85">k</text:span><text:span text:style-name="_32_9">e</text:span><text:span text:style-name="_37_6"> </text:span><text:span text:style-name="_31_73">a</text:span><text:span text:style-name="_31_"> </text:span><text:span text:style-name="_31_44">"</text:span><text:span text:style-name="_31_80">t</text:span><text:span text:style-name="_32_7">h</text:span><text:span text:style-name="_31_43">i</text:span><text:span text:style-name="_31_88">n</text:span><text:span text:style-name="_35_7">k</text:span><text:span text:style-name="_31_41">i</text:span><text:span text:style-name="_31_95">n</text:span><text:span text:style-name="_36_5">g</text:span><text:span text:style-name="_37_6"> </text:span><text:span text:style-name="_31_74">m</text:span><text:span text:style-name="_33_6">a</text:span><text:span text:style-name="_31_04">c</text:span><text:span text:style-name="_32_03">h</text:span><text:span text:style-name="_37_4">i</text:span><text:span text:style-name="_31_01">n</text:span><text:span text:style-name="_31_77">e</text:span><text:span text:style-name="_33_5">"</text:span><text:span text:style-name="_37_6"> </text:span><text:span text:style-name="_31_85">m</text:span><text:span text:style-name="_34_1">o</text:span><text:span text:style-name="_31_05">r</text:span><text:span text:style-name="_31_95">e</text:span><text:span text:style-name="_31_"> </text:span><text:span text:style-name="_31_35">h</text:span><text:span text:style-name="_31_77">u</text:span><text:span text:style-name="_32_0">m</text:span><text:span text:style-name="_31_47">a</text:span><text:span text:style-name="_32_01">n</text:span><text:span text:style-name="_31_"> </text:span><text:span text:style-name="_31_40">b</text:span><text:span text:style-name="_32_06">y</text:span><text:span text:style-name="_31_"> </text:span><text:span text:style-name="_31_25">d</text:span><text:span text:style-name="_32_25">r</text:span><text:span text:style-name="_34_1">e</text:span><text:span text:style-name="_31_25">s</text:span><text:span text:style-name="_32_15">s</text:span><text:span text:style-name="_35_1">i</text:span><text:span text:style-name="_31_16">n</text:span><text:span text:style-name="_31_94">g</text:span><text:span text:style-name="_31_"> </text:span><text:span text:style-name="_31_05">i</text:span><text:span text:style-name="_32_25">t</text:span><text:span text:style-name="_31_"> </text:span><text:span text:style-name="_39_9">u</text:span><text:span text:style-name="_31_95">p</text:span><text:span text:style-name="_31_"> </text:span><text:span text:style-name="_31_19">i</text:span><text:span text:style-name="_32_24">n</text:span><text:span text:style-name="_31_"> </text:span><text:span text:style-name="_31_13">s</text:span><text:span text:style-name="_31_70">u</text:span><text:span text:style-name="_35_0">c</text:span><text:span text:style-name="_39_5">h</text:span><text:span text:style-name="_31_51"> </text:span><text:span text:style-name="_36_5">a</text:span><text:span text:style-name="_31_31">r</text:span><text:span text:style-name="_31_77">t</text:span><text:span text:style-name="_32_6">i</text:span><text:span text:style-name="_31_47">f</text:span><text:span text:style-name="_31_77">i</text:span><text:span text:style-name="_36_6">c</text:span><text:span text:style-name="_31_43">i</text:span><text:span text:style-name="_32_10">a</text:span><text:span text:style-name="_33_0">l</text:span><text:span text:style-name="_37_6"> </text:span><text:span text:style-name="_32_04">f</text:span><text:span text:style-name="_35_6">l</text:span><text:span text:style-name="_31_19">e</text:span><text:span text:style-name="_31_73">s</text:span><text:span text:style-name="_36_9">h</text:span><text:span text:style-name="_31_50">.</text:span><text:span text:style-name="_31_51"> </text:span><text:span text:style-name="_35_1">T</text:span><text:span text:style-name="_31_28">h</text:span><text:span text:style-name="_31_74">e</text:span><text:span text:style-name="_31_"> </text:span><text:span text:style-name="_31_34">f</text:span><text:span text:style-name="_32_22">o</text:span><text:span text:style-name="_37_1">r</text:span><text:span text:style-name="_31_47">m</text:span><text:span text:style-name="_31_51"> </text:span><text:span text:style-name="_35_7">i</text:span><text:span text:style-name="_31_11">n</text:span><text:span text:style-name="_31_51"> </text:span><text:span text:style-name="_35_7">w</text:span><text:span text:style-name="_31_19">h</text:span><text:span text:style-name="_32_15">i</text:span><text:span text:style-name="_35_4">c</text:span><text:span text:style-name="_31_31">h</text:span><text:span text:style-name="_31_51"> </text:span><text:span text:style-name="_32_3">w</text:span><text:span text:style-name="_31_44">e</text:span><text:span text:style-name="_31_51"> </text:span><text:span text:style-name="_32_4">h</text:span><text:span text:style-name="_39_5">a</text:span><text:span text:style-name="_32_00">v</text:span><text:span text:style-name="_36_9">e</text:span><text:span text:style-name="_37_6"> </text:span><text:span text:style-name="_32_15">s</text:span><text:span text:style-name="_32_9">e</text:span><text:span text:style-name="_31_01">t</text:span><text:span text:style-name="_31_51"> </text:span><text:span text:style-name="_34_2">t</text:span><text:span text:style-name="_31_10">h</text:span><text:span text:style-name="_31_89">e</text:span><text:span text:style-name="_31_"> </text:span><text:span text:style-name="_31_34">p</text:span><text:span text:style-name="_31_85">r</text:span><text:span text:style-name="_33_0">o</text:span><text:span text:style-name="_31_20">b</text:span><text:span text:style-name="_32_03">l</text:span><text:span text:style-name="_36_6">e</text:span><text:span text:style-name="_31_05">m</text:span><text:span text:style-name="_31_51"> </text:span><text:span text:style-name="_33_6">r</text:span><text:span text:style-name="_31_31">e</text:span><text:span text:style-name="_31_95">f</text:span><text:span text:style-name="_35_3">l</text:span><text:span text:style-name="_31_25">e</text:span><text:span text:style-name="_31_95">c</text:span><text:span text:style-name="_34_1">t</text:span><text:span text:style-name="_39_6">s</text:span><text:span text:style-name="_31_51"> </text:span><text:span text:style-name="_33_0">t</text:span><text:span text:style-name="_31_29">h</text:span><text:span text:style-name="_31_92">i</text:span><text:span text:style-name="_34_4">s</text:span><text:span text:style-name="_37_6"> </text:span><text:span text:style-name="_32_01">f</text:span><text:span text:style-name="_37_2">a</text:span><text:span text:style-name="_39_8">c</text:span><text:span text:style-name="_31_71">t</text:span><text:span text:style-name="_31_"> </text:span><text:span text:style-name="_31_29">i</text:span><text:span text:style-name="_32_07">n</text:span><text:span text:style-name="_31_"> </text:span><text:span text:style-name="_31_50">t</text:span><text:span text:style-name="_32_00">h</text:span><text:span text:style-name="_34_5">e</text:span><text:span text:style-name="_37_6"> </text:span><text:span text:style-name="_32_06">c</text:span><text:span text:style-name="_35_6">o</text:span><text:span text:style-name="_31_01">n</text:span><text:span text:style-name="_32_25">d</text:span><text:span text:style-name="_33_0">i</text:span><text:span text:style-name="_31_32">t</text:span><text:span text:style-name="_32_10">i</text:span><text:span text:style-name="_34_1">o</text:span><text:span text:style-name="_31_26">n</text:span><text:span text:style-name="_31_51"> </text:span><text:span text:style-name="_33_8">w</text:span><text:span text:style-name="_31_46">h</text:span><text:span text:style-name="_32_09">i</text:span><text:span text:style-name="_35_9">c</text:span><text:span text:style-name="_31_43">h</text:span><text:span text:style-name="_31_51"> </text:span><text:span text:style-name="_35_3">p</text:span><text:span text:style-name="_39_8">r</text:span><text:span text:style-name="_31_70">e</text:span><text:span text:style-name="_35_6">v</text:span><text:span text:style-name="_31_20">e</text:span><text:span text:style-name="_32_15">n</text:span><text:span text:style-name="_36_0">t</text:span><text:span text:style-name="_31_29">s</text:span><text:span text:style-name="_31_51"> </text:span><text:span text:style-name="_35_7">t</text:span><text:span text:style-name="_31_29">h</text:span><text:span text:style-name="_32_15">e</text:span><text:span text:style-name="_31_"> </text:span><text:span text:style-name="_31_25">i</text:span><text:span text:style-name="_31_73">n</text:span><text:span text:style-name="_33_6">t</text:span><text:span text:style-name="_31_43">e</text:span><text:span text:style-name="_32_07">r</text:span><text:span text:style-name="_34_5">r</text:span><text:span text:style-name="_31_10">o</text:span><text:span text:style-name="_31_92">g</text:span><text:span text:style-name="_35_9">a</text:span><text:span text:style-name="_31_43">t</text:span><text:span text:style-name="_31_89">o</text:span><text:span text:style-name="_35_1">r</text:span><text:span text:style-name="_37_6"> </text:span><text:span text:style-name="_32_09">f</text:span><text:span text:style-name="_36_0">r</text:span><text:span text:style-name="_31_11">o</text:span><text:span text:style-name="_32_22">m</text:span><text:span text:style-name="_31_"> </text:span><text:span text:style-name="_31_19">s</text:span><text:span text:style-name="_32_09">e</text:span><text:span text:style-name="_36_0">e</text:span><text:span text:style-name="_31_20">i</text:span><text:span text:style-name="_32_10">n</text:span><text:span text:style-name="_35_3">g</text:span><text:span text:style-name="_37_6"> </text:span><text:span text:style-name="_32_25">o</text:span><text:span text:style-name="_34_1">r</text:span><text:span text:style-name="_37_6"> </text:span><text:span text:style-name="_32_15">t</text:span><text:span text:style-name="_34_2">o</text:span><text:span text:style-name="_31_41">u</text:span><text:span text:style-name="_31_76">c</text:span><text:span text:style-name="_35_4">h</text:span><text:span text:style-name="_31_02">i</text:span><text:span text:style-name="_31_80">n</text:span><text:span text:style-name="_33_8">g</text:span><text:span text:style-name="_37_6"> </text:span><text:span text:style-name="_32_04">t</text:span><text:span text:style-name="_34_1">h</text:span><text:span text:style-name="_31_29">e</text:span><text:span text:style-name="_31_51"> </text:span><text:span text:style-name="_33_6">o</text:span><text:span text:style-name="_31_17">t</text:span><text:span text:style-name="_31_95">h</text:span><text:span text:style-name="_32_3">e</text:span><text:span text:style-name="_31_40">r</text:span><text:span text:style-name="_31_51"> </text:span><text:span text:style-name="_35_9">c</text:span><text:span text:style-name="_31_49">o</text:span><text:span text:style-name="_32_00">m</text:span><text:span text:style-name="_36_9">p</text:span><text:span text:style-name="_31_49">e</text:span><text:span text:style-name="_32_18">t</text:span><text:span text:style-name="_33_6">i</text:span><text:span text:style-name="_31_44">t</text:span><text:span text:style-name="_31_88">o</text:span><text:span text:style-name="_35_9">r</text:span><text:span text:style-name="_31_50">s</text:span><text:span text:style-name="_32_09">,</text:span><text:span text:style-name="_31_"> </text:span><text:span text:style-name="_31_10">o</text:span><text:span text:style-name="_32_06">r</text:span><text:span text:style-name="_31_"> </text:span><text:span text:style-name="_39_5">h</text:span><text:span text:style-name="_31_73">e</text:span><text:span text:style-name="_32_4">a</text:span><text:span text:style-name="_39_9">r</text:span><text:span text:style-name="_32_16">i</text:span><text:span text:style-name="_37_5">n</text:span><text:span text:style-name="_31_40">g</text:span><text:span text:style-name="_31_51"> </text:span>-<text:span text:style-name="_31_04">t</text:span><text:span text:style-name="_32_15">h</text:span><text:span text:style-name="_32_7">e</text:span><text:span text:style-name="_31_26">i</text:span><text:span text:style-name="_32_03">r</text:span><text:span text:style-name="_31_"> </text:span><text:span text:style-name="_31_44">v</text:span><text:span text:style-name="_31_86">o</text:span><text:span text:style-name="_33_5">i</text:span><text:span text:style-name="_31_14">c</text:span><text:span text:style-name="_31_94">e</text:span><text:span text:style-name="_34_4">s</text:span><text:span text:style-name="_31_41">.</text:span><text:span text:style-name="_31_51"> </text:span><text:span text:style-name="_36_8">S</text:span><text:span text:style-name="_39_8">o</text:span><text:span text:style-name="_32_24">m</text:span><text:span text:style-name="_35_0">e</text:span><text:span text:style-name="_37_6"> </text:span><text:span text:style-name="_32_21">o</text:span><text:span text:style-name="_35_4">t</text:span><text:span text:style-name="_31_26">h</text:span><text:span text:style-name="_31_77">e</text:span><text:span text:style-name="_35_6">r</text:span><text:span text:style-name="_37_6"> </text:span><text:span text:style-name="_32_07">a</text:span><text:span text:style-name="_36_6">d</text:span><text:span text:style-name="_31_17">v</text:span><text:span text:style-name="_31_74">a</text:span><text:span text:style-name="_32_6">n</text:span><text:span text:style-name="_31_17">t</text:span><text:span text:style-name="_32_25">a</text:span><text:span text:style-name="_34_1">g</text:span><text:span text:style-name="_31_29">e</text:span><text:span text:style-name="_32_22">s</text:span><text:span text:style-name="_31_"> </text:span><text:span text:style-name="_31_43">o</text:span><text:span text:style-name="_32_10">f</text:span><text:span text:style-name="_31_"> </text:span><text:span text:style-name="_31_41">t</text:span><text:span text:style-name="_31_74">h</text:span><text:span text:style-name="_35_9">e</text:span><text:span text:style-name="_37_6"> </text:span><text:span text:style-name="_32_24">p</text:span><text:span text:style-name="_35_9">r</text:span><text:span text:style-name="_31_34">o</text:span><text:span text:style-name="_31_86">p</text:span><text:span text:style-name="_37_5">o</text:span><text:span text:style-name="_31_01">s</text:span><text:span text:style-name="_32_09">e</text:span><text:span text:style-name="_32_4">d</text:span><text:span text:style-name="_37_6"> </text:span><text:soft-page-break/><text:span text:style-name="_31_89">c</text:span><text:span text:style-name="_35_0">r</text:span><text:span text:style-name="_31_10">i</text:span><text:span text:style-name="_31_92">t</text:span><text:span text:style-name="_36_8">e</text:span><text:span text:style-name="_31_02">r</text:span><text:span text:style-name="_32_18">i</text:span><text:span text:style-name="_32_6">o</text:span><text:span text:style-name="_31_35">n</text:span><text:span text:style-name="_31_51"> </text:span><text:span text:style-name="_36_9">m</text:span><text:span text:style-name="_31_31">a</text:span><text:span text:style-name="_31_92">y</text:span><text:span text:style-name="_31_"> </text:span><text:span text:style-name="_31_13">b</text:span><text:span text:style-name="_31_92">e</text:span><text:span text:style-name="_31_"> </text:span><text:span text:style-name="_39_8">s</text:span><text:span text:style-name="_32_09">h</text:span><text:span text:style-name="_36_6">o</text:span><text:span text:style-name="_31_49">w</text:span><text:span text:style-name="_31_80">n</text:span><text:span text:style-name="_31_"> </text:span><text:span text:style-name="_31_43">u</text:span><text:span text:style-name="_32_10">p</text:span><text:span text:style-name="_31_"> </text:span><text:span text:style-name="_31_05">b</text:span><text:span text:style-name="_31_91">y</text:span><text:span text:style-name="_31_"> </text:span><text:span text:style-name="_31_35">s</text:span><text:span text:style-name="_31_70">p</text:span><text:span text:style-name="_34_5">e</text:span><text:span text:style-name="_31_20">c</text:span><text:span text:style-name="_32_24">i</text:span><text:span text:style-name="_33_0">m</text:span><text:span text:style-name="_31_46">e</text:span><text:span text:style-name="_31_73">n</text:span><text:span text:style-name="_31_"> </text:span><text:span text:style-name="_31_46">q</text:span><text:span text:style-name="_32_04">u</text:span><text:span text:style-name="_34_5">e</text:span><text:span text:style-name="_31_32">s</text:span><text:span text:style-name="_31_73">t</text:span><text:span text:style-name="_32_4">i</text:span><text:span text:style-name="_31_10">o</text:span><text:span text:style-name="_32_15">n</text:span><text:span text:style-name="_35_7">s</text:span><text:span text:style-name="_37_6"> </text:span><text:span text:style-name="_32_06">a</text:span><text:span text:style-name="_34_1">n</text:span><text:span text:style-name="_31_29">d</text:span><text:span text:style-name="_31_51"> </text:span><text:span text:style-name="_37_4">a</text:span><text:span text:style-name="_31_05">n</text:span><text:span text:style-name="_31_88">s</text:span><text:span text:style-name="_35_3">w</text:span><text:span text:style-name="_31_11">e</text:span><text:span text:style-name="_32_18">r</text:span><text:span text:style-name="_36_0">s</text:span><text:span text:style-name="_31_49">.</text:span><text:span text:style-name="_31_51"> </text:span><text:span text:style-name="_36_8">T</text:span><text:span text:style-name="_31_19">h</text:span><text:span text:style-name="_31_73">u</text:span><text:span text:style-name="_32_3">s</text:span><text:span text:style-name="_31_31">:</text:span></text:p>
      <text:p text:style-name="P1"><text:span text:style-name="_36_6">Q</text:span><text:span text:style-name="_31_02">:</text:span><text:span text:style-name="_31_51"> </text:span><text:span text:style-name="_36_9">P</text:span><text:span text:style-name="_31_32">l</text:span><text:span text:style-name="_32_21">e</text:span><text:span text:style-name="_34_2">a</text:span><text:span text:style-name="_39_6">s</text:span><text:span text:style-name="_32_09">e</text:span><text:span text:style-name="_31_"> </text:span><text:span text:style-name="_31_46">w</text:span><text:span text:style-name="_31_74">r</text:span><text:span text:style-name="_32_9">i</text:span><text:span text:style-name="_31_50">t</text:span><text:span text:style-name="_32_24">e</text:span><text:span text:style-name="_31_"> </text:span><text:span text:style-name="_39_9">m</text:span><text:span text:style-name="_31_76">e</text:span><text:span text:style-name="_31_"> </text:span><text:span text:style-name="_31_10">a</text:span><text:span text:style-name="_31_51"> </text:span><text:span text:style-name="_34_4">s</text:span><text:span text:style-name="_31_19">o</text:span><text:span text:style-name="_31_80">n</text:span><text:span text:style-name="_35_0">n</text:span><text:span text:style-name="_31_32">e</text:span><text:span text:style-name="_31_88">t</text:span><text:span text:style-name="_31_"> </text:span><text:span text:style-name="_39_8">o</text:span><text:span text:style-name="_31_88">n</text:span><text:span text:style-name="_31_"> </text:span><text:span text:style-name="_31_05">t</text:span><text:span text:style-name="_31_71">h</text:span><text:span text:style-name="_35_4">e</text:span><text:span text:style-name="_37_6"> </text:span><text:span text:style-name="_31_77">s</text:span><text:span text:style-name="_33_8">u</text:span><text:span text:style-name="_31_32">b</text:span><text:span text:style-name="_32_24">j</text:span><text:span text:style-name="_37_2">e</text:span><text:span text:style-name="_31_40">c</text:span><text:span text:style-name="_32_19">t</text:span><text:span text:style-name="_31_"> </text:span><text:span text:style-name="_31_13">o</text:span><text:span text:style-name="_31_73">f</text:span><text:span text:style-name="_31_"> </text:span><text:span text:style-name="_31_28">t</text:span><text:span text:style-name="_32_06">h</text:span><text:span text:style-name="_33_6">e</text:span><text:span text:style-name="_37_6"> </text:span><text:span text:style-name="_32_10">F</text:span><text:span text:style-name="_35_6">o</text:span><text:span text:style-name="_31_35">r</text:span><text:span text:style-name="_32_04">t</text:span><text:span text:style-name="_36_6">h</text:span><text:span text:style-name="_37_6"> </text:span><text:span text:style-name="_32_03">B</text:span><text:span text:style-name="_33_0">r</text:span><text:span text:style-name="_31_13">i</text:span><text:span text:style-name="_31_86">d</text:span><text:span text:style-name="_33_8">g</text:span><text:span text:style-name="_31_14">e</text:span><text:span text:style-name="_31_89">.</text:span></text:p>
      <text:p text:style-name="P1"><text:span text:style-name="_31_35">A</text:span><text:span text:style-name="_31_51"> </text:span><text:span text:style-name="_34_1">:</text:span><text:span text:style-name="_37_6"> </text:span><text:span text:style-name="_31_74">C</text:span><text:span text:style-name="_33_5">o</text:span><text:span text:style-name="_31_49">u</text:span><text:span text:style-name="_31_85">n</text:span><text:span text:style-name="_33_8">t</text:span><text:span text:style-name="_37_6"> </text:span><text:span text:style-name="_31_88">m</text:span><text:span text:style-name="_35_6">e</text:span><text:span text:style-name="_37_6"> </text:span><text:span text:style-name="_32_00">o</text:span><text:span text:style-name="_33_9">u</text:span><text:span text:style-name="_31_44">t</text:span><text:span text:style-name="_31_51"> </text:span><text:span text:style-name="_37_2">o</text:span><text:span text:style-name="_31_25">n</text:span><text:span text:style-name="_31_51"> </text:span><text:span text:style-name="_37_5">t</text:span><text:span text:style-name="_31_01">h</text:span><text:span text:style-name="_31_89">i</text:span><text:span text:style-name="_35_1">s</text:span><text:span text:style-name="_37_6"> </text:span><text:span text:style-name="_32_09">o</text:span><text:span text:style-name="_32_1">n</text:span><text:span text:style-name="_31_28">e</text:span><text:span text:style-name="_32_04">.</text:span><text:span text:style-name="_31_"> </text:span><text:span text:style-name="_31_16">I</text:span><text:span text:style-name="_31_51"> </text:span><text:span text:style-name="_34_2">n</text:span><text:span text:style-name="_31_35">e</text:span><text:span text:style-name="_32_07">v</text:span><text:span text:style-name="_32_3">e</text:span><text:span text:style-name="_31_32">r</text:span><text:span text:style-name="_31_51"> </text:span><text:span text:style-name="_34_2">c</text:span><text:span text:style-name="_31_26">o</text:span><text:span text:style-name="_32_24">u</text:span><text:span text:style-name="_35_3">l</text:span><text:span text:style-name="_31_20">d</text:span><text:span text:style-name="_31_51"> </text:span><text:span text:style-name="_32_9">w</text:span><text:span text:style-name="_31_46">r</text:span><text:span text:style-name="_31_70">i</text:span><text:span text:style-name="_36_9">t</text:span><text:span text:style-name="_31_43">e</text:span><text:span text:style-name="_31_51"> </text:span><text:span text:style-name="_32_9">p</text:span><text:span text:style-name="_31_01">o</text:span><text:span text:style-name="_32_25">e</text:span><text:span text:style-name="_35_1">t</text:span><text:span text:style-name="_31_19">r</text:span><text:span text:style-name="_31_86">y</text:span><text:span text:style-name="_36_0">.</text:span></text:p>
      <text:p text:style-name="P1"><text:span text:style-name="_31_70">Q</text:span><text:span text:style-name="_33_5">:</text:span><text:span text:style-name="_37_6"> </text:span><text:span text:style-name="_32_00">A</text:span><text:span text:style-name="_36_5">d</text:span><text:span text:style-name="_31_16">d</text:span><text:span text:style-name="_31_51"> </text:span><text:span text:style-name="_36_8">3</text:span><text:span text:style-name="_39_6">4</text:span><text:span text:style-name="_32_00">9</text:span><text:span text:style-name="_35_4">5</text:span><text:span text:style-name="_31_28">7</text:span><text:span text:style-name="_31_51"> </text:span><text:span text:style-name="_32_6">t</text:span><text:span text:style-name="_31_02">o</text:span><text:span text:style-name="_31_51"> </text:span><text:span text:style-name="_36_0">7</text:span><text:span text:style-name="_31_10">0</text:span><text:span text:style-name="_31_71">7</text:span><text:span text:style-name="_32_1">6</text:span><text:span text:style-name="_31_41">4</text:span><text:span text:style-name="_32_00">.</text:span></text:p>
      <text:p text:style-name="P1"><text:span text:style-name="_31_13">A</text:span><text:span text:style-name="_31_73">:</text:span><text:span text:style-name="_31_"> </text:span><text:span text:style-name="_31_13">(</text:span><text:span text:style-name="_31_85">P</text:span><text:span text:style-name="_35_3">a</text:span><text:span text:style-name="_31_04">u</text:span><text:span text:style-name="_31_94">s</text:span><text:span text:style-name="_33_6">e</text:span><text:span text:style-name="_37_6"> </text:span><text:span text:style-name="_31_73">a</text:span><text:span text:style-name="_33_9">b</text:span><text:span text:style-name="_31_43">o</text:span><text:span text:style-name="_31_70">u</text:span><text:span text:style-name="_35_3">t</text:span><text:span text:style-name="_37_6"> </text:span><text:span text:style-name="_32_19">3</text:span><text:span text:style-name="_37_5">0</text:span><text:span text:style-name="_37_6"> </text:span><text:span text:style-name="_32_04">s</text:span><text:span text:style-name="_35_1">e</text:span><text:span text:style-name="_31_40">c</text:span><text:span text:style-name="_32_09">o</text:span><text:span text:style-name="_32_4">n</text:span><text:span text:style-name="_31_19">d</text:span><text:span text:style-name="_31_73">s</text:span><text:span text:style-name="_31_"> </text:span><text:span text:style-name="_31_29">a</text:span><text:span text:style-name="_31_92">n</text:span><text:span text:style-name="_36_8">d</text:span><text:span text:style-name="_37_6"> </text:span><text:span text:style-name="_32_15">t</text:span><text:span text:style-name="_35_9">h</text:span><text:span text:style-name="_31_49">e</text:span><text:span text:style-name="_31_79">n</text:span><text:span text:style-name="_31_"> </text:span><text:span text:style-name="_31_49">g</text:span><text:span text:style-name="_32_25">i</text:span><text:span text:style-name="_35_9">v</text:span><text:span text:style-name="_31_16">e</text:span><text:span text:style-name="_31_51"> </text:span><text:span text:style-name="_37_4">a</text:span><text:span text:style-name="_39_5">s</text:span><text:span text:style-name="_31_51"> </text:span><text:span text:style-name="_36_8">a</text:span><text:span text:style-name="_39_9">n</text:span><text:span text:style-name="_31_79">s</text:span><text:span text:style-name="_34_5">w</text:span><text:span text:style-name="_31_47">e</text:span><text:span text:style-name="_31_89">r</text:span><text:span text:style-name="_36_8">)</text:span><text:span text:style-name="_37_6"> </text:span><text:span text:style-name="_32_00">1</text:span><text:span text:style-name="_37_4">0</text:span><text:span text:style-name="_31_35">5</text:span><text:span text:style-name="_31_94">6</text:span><text:span text:style-name="_32_4">2</text:span><text:span text:style-name="_31_49">1</text:span><text:span text:style-name="_32_00">.</text:span></text:p>
      <text:p text:style-name="P1"><text:span text:style-name="_31_44">Q</text:span><text:span text:style-name="_32_10">:</text:span><text:span text:style-name="_31_"> </text:span><text:span text:style-name="_31_40">D</text:span><text:span text:style-name="_31_74">o</text:span><text:span text:style-name="_31_"> </text:span><text:span text:style-name="_31_05">y</text:span><text:span text:style-name="_32_06">o</text:span><text:span text:style-name="_33_5">u</text:span><text:span text:style-name="_37_6"> </text:span><text:span text:style-name="_31_76">p</text:span><text:span text:style-name="_35_4">l</text:span><text:span text:style-name="_31_29">a</text:span><text:span text:style-name="_32_00">y</text:span><text:span text:style-name="_31_"> </text:span><text:span text:style-name="_31_50">c</text:span><text:span text:style-name="_31_76">h</text:span><text:span text:style-name="_32_0">e</text:span><text:span text:style-name="_31_01">s</text:span><text:span text:style-name="_31_85">s</text:span><text:span text:style-name="_37_5">?</text:span></text:p>
      <text:p text:style-name="P1"><text:span text:style-name="_31_71">A</text:span><text:span text:style-name="_34_4">:</text:span><text:span text:style-name="_37_6"> </text:span><text:span text:style-name="_31_95">Y</text:span><text:span text:style-name="_35_0">e</text:span><text:span text:style-name="_31_25">s</text:span><text:span text:style-name="_32_15">.</text:span></text:p>
      <text:p text:style-name="P1"><text:span text:style-name="_39_5">Q</text:span><text:span text:style-name="_32_06">:</text:span><text:span text:style-name="_31_"> </text:span><text:span text:style-name="_31_14">I</text:span><text:span text:style-name="_31_51"> </text:span><text:span text:style-name="_35_3">h</text:span><text:span text:style-name="_31_20">a</text:span><text:span text:style-name="_31_85">v</text:span><text:span text:style-name="_35_7">e</text:span><text:span text:style-name="_37_6"> </text:span><text:span text:style-name="_32_07">K</text:span><text:span text:style-name="_31_"> </text:span><text:span text:style-name="_31_29">a</text:span><text:span text:style-name="_32_15">t</text:span><text:span text:style-name="_31_"> </text:span><text:span text:style-name="_31_17">m</text:span><text:span text:style-name="_32_03">y</text:span><text:span text:style-name="_31_"> </text:span><text:span text:style-name="_31_28">K</text:span><text:span text:style-name="_31_89">1</text:span><text:span text:style-name="_35_7">,</text:span><text:span text:style-name="_37_6"> </text:span><text:span text:style-name="_31_70">a</text:span><text:span text:style-name="_35_0">n</text:span><text:span text:style-name="_31_32">d</text:span><text:span text:style-name="_31_51"> </text:span><text:span text:style-name="_33_6">n</text:span><text:span text:style-name="_31_31">o</text:span><text:span text:style-name="_31_51"> </text:span><text:span text:style-name="_32_9">o</text:span><text:span text:style-name="_31_26">t</text:span><text:span text:style-name="_31_88">h</text:span><text:span text:style-name="_35_4">e</text:span><text:span text:style-name="_39_5">r</text:span><text:span text:style-name="_31_51"> </text:span><text:span text:style-name="_34_4">p</text:span><text:span text:style-name="_31_41">i</text:span><text:span text:style-name="_32_15">e</text:span><text:span text:style-name="_34_1">c</text:span><text:span text:style-name="_31_02">e</text:span><text:span text:style-name="_32_06">s</text:span><text:span text:style-name="_32_3">.</text:span><text:span text:style-name="_37_6"> </text:span><text:span text:style-name="_32_03">Y</text:span><text:span text:style-name="_36_9">o</text:span><text:span text:style-name="_31_50">u</text:span><text:span text:style-name="_31_51"> </text:span><text:span text:style-name="_32_0">h</text:span><text:span text:style-name="_31_40">a</text:span><text:span text:style-name="_32_21">v</text:span><text:span text:style-name="_32_9">e</text:span><text:span text:style-name="_37_6"> </text:span><text:span text:style-name="_32_16">o</text:span><text:span text:style-name="_36_0">n</text:span><text:span text:style-name="_39_5">l</text:span><text:span text:style-name="_31_94">y</text:span><text:span text:style-name="_31_"> </text:span><text:span text:style-name="_31_14">K</text:span><text:span text:style-name="_31_51"> </text:span><text:span text:style-name="_32_3">a</text:span><text:span text:style-name="_31_20">t</text:span><text:span text:style-name="_31_51"> </text:span><text:span text:style-name="_35_1">K</text:span><text:span text:style-name="_31_47">6</text:span><text:span text:style-name="_31_51"> </text:span><text:span text:style-name="_36_5">a</text:span><text:span text:style-name="_31_28">n</text:span><text:span text:style-name="_31_85">d</text:span><text:span text:style-name="_31_"> </text:span><text:span text:style-name="_39_8">R</text:span><text:span text:style-name="_31_51"> </text:span><text:span text:style-name="_32_0">a</text:span><text:span text:style-name="_31_40">t</text:span><text:span text:style-name="_31_51"> </text:span><text:span text:style-name="_35_6">R</text:span><text:span text:style-name="_31_02">1</text:span><text:span text:style-name="_31_73">.</text:span><text:span text:style-name="_31_"> </text:span><text:span text:style-name="_31_14">I</text:span><text:span text:style-name="_32_24">t</text:span><text:span text:style-name="_31_"> </text:span><text:span text:style-name="_31_31">i</text:span><text:span text:style-name="_32_21">s</text:span><text:span text:style-name="_31_"> </text:span><text:span text:style-name="_31_10">y</text:span><text:span text:style-name="_32_16">o</text:span><text:span text:style-name="_35_0">u</text:span><text:span text:style-name="_31_34">r</text:span><text:span text:style-name="_31_51"> </text:span><text:span text:style-name="_34_1">m</text:span><text:span text:style-name="_31_11">o</text:span><text:span text:style-name="_31_95">v</text:span><text:span text:style-name="_32_1">e</text:span><text:span text:style-name="_39_5">.</text:span><text:span text:style-name="_31_51"> </text:span><text:span text:style-name="_37_2">W</text:span><text:span text:style-name="_31_10">h</text:span><text:span text:style-name="_32_16">a</text:span><text:span text:style-name="_36_5">t</text:span><text:span text:style-name="_37_6"> </text:span><text:span text:style-name="_31_77">d</text:span><text:span text:style-name="_35_1">o</text:span><text:span text:style-name="_37_6"> </text:span><text:span text:style-name="_31_79">y</text:span><text:span text:style-name="_36_6">o</text:span><text:span text:style-name="_31_40">u</text:span><text:span text:style-name="_31_51"> </text:span><text:span text:style-name="_36_0">p</text:span><text:span text:style-name="_31_16">l</text:span><text:span text:style-name="_32_24">a</text:span><text:span text:style-name="_37_5">y</text:span><text:span text:style-name="_39_9">?</text:span></text:p>
      <text:p text:style-name="P1"><text:span text:style-name="_37_4">A</text:span><text:span text:style-name="_31_26">:</text:span><text:span text:style-name="_31_51"> </text:span><text:span text:style-name="_36_5">(</text:span><text:span text:style-name="_31_02">A</text:span><text:span text:style-name="_32_19">f</text:span><text:span text:style-name="_33_6">t</text:span><text:span text:style-name="_31_17">e</text:span><text:span text:style-name="_31_91">r</text:span><text:span text:style-name="_31_"> </text:span><text:span text:style-name="_31_25">a</text:span><text:span text:style-name="_31_51"> </text:span><text:span text:style-name="_35_6">p</text:span><text:span text:style-name="_31_47">a</text:span><text:span text:style-name="_31_76">u</text:span><text:span text:style-name="_36_8">s</text:span><text:span text:style-name="_31_47">e</text:span><text:span text:style-name="_31_51"> </text:span><text:span text:style-name="_34_1">o</text:span><text:span text:style-name="_31_11">f</text:span><text:span text:style-name="_31_51"> </text:span><text:span text:style-name="_34_2">1</text:span><text:span text:style-name="_31_20">5</text:span><text:span text:style-name="_31_51"> </text:span><text:span text:style-name="_33_6">s</text:span><text:span text:style-name="_31_25">e</text:span><text:span text:style-name="_31_71">c</text:span><text:span text:style-name="_32_9">o</text:span><text:span text:style-name="_39_5">n</text:span><text:span text:style-name="_31_86">d</text:span><text:span text:style-name="_33_5">s</text:span><text:span text:style-name="_39_6">)</text:span><text:span text:style-name="_31_51"> </text:span><text:span text:style-name="_34_5">R</text:span>-<text:span text:style-name="_32_25">R</text:span><text:span text:style-name="_34_2">8</text:span><text:span text:style-name="_37_6"> </text:span><text:span text:style-name="_32_24">m</text:span><text:span text:style-name="_34_1">a</text:span><text:span text:style-name="_31_04">t</text:span><text:span text:style-name="_31_73">e</text:span><text:span text:style-name="_36_5">.</text:span></text:p>
      <text:p text:style-name="P1"><text:span text:style-name="_31_86">T</text:span><text:span text:style-name="_32_4">h</text:span><text:span text:style-name="_39_8">e</text:span><text:span text:style-name="_31_51"> </text:span><text:span text:style-name="_32_1">q</text:span><text:span text:style-name="_31_46">u</text:span><text:span text:style-name="_32_00">e</text:span><text:span text:style-name="_37_4">s</text:span><text:span text:style-name="_31_50">t</text:span><text:span text:style-name="_32_19">i</text:span><text:span text:style-name="_32_1">o</text:span><text:span text:style-name="_31_46">n</text:span><text:span text:style-name="_31_51"> </text:span><text:span text:style-name="_32_3">a</text:span><text:span text:style-name="_31_02">n</text:span><text:span text:style-name="_32_16">d</text:span><text:span text:style-name="_31_"> </text:span><text:span text:style-name="_31_10">a</text:span><text:span text:style-name="_31_89">n</text:span><text:span text:style-name="_35_9">s</text:span><text:span text:style-name="_39_6">w</text:span><text:span text:style-name="_31_73">e</text:span><text:span text:style-name="_35_1">r</text:span><text:span text:style-name="_37_6"> </text:span><text:span text:style-name="_31_77">m</text:span><text:span text:style-name="_32_1">e</text:span><text:span text:style-name="_39_9">t</text:span><text:span text:style-name="_32_00">h</text:span><text:span text:style-name="_34_5">o</text:span><text:span text:style-name="_31_25">d</text:span><text:span text:style-name="_31_51"> </text:span><text:span text:style-name="_32_9">s</text:span><text:span text:style-name="_31_32">e</text:span><text:span text:style-name="_32_15">e</text:span><text:span text:style-name="_33_5">m</text:span><text:span text:style-name="_31_50">s</text:span><text:span text:style-name="_31_51"> </text:span><text:span text:style-name="_35_0">t</text:span><text:span text:style-name="_31_41">o</text:span><text:span text:style-name="_31_51"> </text:span><text:span text:style-name="_36_9">b</text:span><text:span text:style-name="_31_50">e</text:span><text:span text:style-name="_31_51"> </text:span><text:span text:style-name="_32_3">s</text:span><text:span text:style-name="_31_17">u</text:span><text:span text:style-name="_31_73">i</text:span><text:span text:style-name="_34_5">t</text:span><text:span text:style-name="_31_26">a</text:span><text:span text:style-name="_32_10">b</text:span><text:span text:style-name="_32_3">l</text:span><text:span text:style-name="_31_16">e</text:span><text:span text:style-name="_31_51"> </text:span><text:span text:style-name="_35_9">f</text:span><text:span text:style-name="_39_6">o</text:span><text:span text:style-name="_32_06">r</text:span><text:span text:style-name="_31_"> </text:span><text:span text:style-name="_31_20">i</text:span><text:span text:style-name="_32_01">n</text:span><text:span text:style-name="_35_6">t</text:span><text:span text:style-name="_31_17">r</text:span><text:span text:style-name="_31_91">o</text:span><text:span text:style-name="_33_0">d</text:span><text:span text:style-name="_31_40">u</text:span><text:span text:style-name="_31_80">c</text:span><text:span text:style-name="_36_6">i</text:span><text:span text:style-name="_31_02">n</text:span><text:span text:style-name="_32_19">g</text:span><text:span text:style-name="_31_"> </text:span><text:span text:style-name="_31_35">a</text:span><text:span text:style-name="_31_89">l</text:span><text:span text:style-name="_35_0">m</text:span><text:span text:style-name="_31_49">o</text:span><text:span text:style-name="_32_00">s</text:span><text:span text:style-name="_33_5">t</text:span><text:span text:style-name="_37_6"> </text:span><text:span text:style-name="_32_03">a</text:span><text:span text:style-name="_35_9">n</text:span><text:span text:style-name="_39_9">y</text:span><text:span text:style-name="_31_51"> </text:span><text:span text:style-name="_34_1">o</text:span><text:span text:style-name="_31_41">n</text:span><text:span text:style-name="_32_24">e</text:span><text:span text:style-name="_31_"> </text:span><text:span text:style-name="_31_04">o</text:span><text:span text:style-name="_32_25">f</text:span><text:span text:style-name="_31_"> </text:span><text:span text:style-name="_39_8">t</text:span><text:span text:style-name="_31_94">h</text:span><text:span text:style-name="_37_5">e</text:span><text:span text:style-name="_37_6"> </text:span><text:span text:style-name="_32_03">f</text:span><text:span text:style-name="_32_0">i</text:span><text:span text:style-name="_31_02">e</text:span><text:span text:style-name="_32_04">l</text:span><text:span text:style-name="_33_8">d</text:span><text:span text:style-name="_31_17">s</text:span><text:span text:style-name="_31_51"> </text:span><text:span text:style-name="_37_4">o</text:span><text:span text:style-name="_39_5">f</text:span><text:span text:style-name="_31_51"> </text:span><text:span text:style-name="_37_4">h</text:span><text:span text:style-name="_31_01">u</text:span><text:span text:style-name="_31_85">m</text:span><text:span text:style-name="_33_8">a</text:span><text:span text:style-name="_39_6">n</text:span><text:span text:style-name="_31_51"> </text:span><text:span text:style-name="_34_2">e</text:span><text:span text:style-name="_31_02">n</text:span><text:span text:style-name="_32_10">d</text:span><text:span text:style-name="_32_6">e</text:span><text:span text:style-name="_31_11">a</text:span><text:span text:style-name="_32_06">v</text:span><text:span text:style-name="_33_8">o</text:span><text:span text:style-name="_39_6">u</text:span><text:span text:style-name="_32_24">r</text:span><text:span text:style-name="_31_"> </text:span><text:span text:style-name="_31_43">t</text:span><text:span text:style-name="_31_80">h</text:span><text:span text:style-name="_34_2">a</text:span><text:span text:style-name="_31_29">t</text:span><text:span text:style-name="_31_51"> </text:span><text:span text:style-name="_32_9">w</text:span><text:span text:style-name="_31_31">e</text:span><text:span text:style-name="_31_51"> </text:span><text:span text:style-name="_32_4">w</text:span><text:span text:style-name="_39_5">i</text:span><text:span text:style-name="_32_25">s</text:span><text:span text:style-name="_36_6">h</text:span><text:span text:style-name="_37_6"> </text:span><text:span text:style-name="_32_16">t</text:span><text:span text:style-name="_32_1">o</text:span><text:span text:style-name="_37_6"> </text:span><text:span text:style-name="_32_00">i</text:span><text:span text:style-name="_36_8">n</text:span><text:span text:style-name="_31_50">c</text:span><text:span text:style-name="_32_16">l</text:span><text:span text:style-name="_37_1">u</text:span><text:span text:style-name="_31_50">d</text:span><text:span text:style-name="_31_71">e</text:span><text:span text:style-name="_35_9">.</text:span><text:span text:style-name="_37_6"> </text:span><text:span text:style-name="_31_70">W</text:span><text:span text:style-name="_35_4">e</text:span><text:span text:style-name="_37_6"> </text:span><text:span text:style-name="_31_92">d</text:span><text:span text:style-name="_36_8">o</text:span><text:span text:style-name="_37_6"> </text:span><text:span text:style-name="_31_79">n</text:span><text:span text:style-name="_35_3">o</text:span><text:span text:style-name="_31_29">t</text:span><text:span text:style-name="_31_51"> </text:span><text:span text:style-name="_33_6">w</text:span><text:span text:style-name="_31_46">i</text:span><text:span text:style-name="_31_79">s</text:span><text:span text:style-name="_35_4">h</text:span><text:span text:style-name="_37_6"> </text:span><text:span text:style-name="_31_88">t</text:span><text:span text:style-name="_36_8">o</text:span><text:span text:style-name="_37_6"> </text:span><text:span text:style-name="_31_79">p</text:span><text:span text:style-name="_33_0">e</text:span><text:span text:style-name="_31_05">n</text:span><text:span text:style-name="_32_06">a</text:span><text:span text:style-name="_37_4">l</text:span><text:span text:style-name="_31_44">i</text:span><text:span text:style-name="_31_74">s</text:span><text:span text:style-name="_37_1">e</text:span><text:span text:style-name="_37_6"> </text:span><text:span text:style-name="_31_88">t</text:span><text:span text:style-name="_32_3">h</text:span><text:span text:style-name="_31_35">e</text:span><text:span text:style-name="_31_51"> </text:span><text:span text:style-name="_32_7">m</text:span><text:span text:style-name="_31_49">a</text:span><text:span text:style-name="_32_25">c</text:span><text:span text:style-name="_36_8">h</text:span><text:span text:style-name="_31_34">i</text:span><text:span text:style-name="_32_25">n</text:span><text:span text:style-name="_32_7">e</text:span><text:span text:style-name="_37_6"> </text:span><text:span text:style-name="_31_89">f</text:span><text:span text:style-name="_33_9">o</text:span><text:span text:style-name="_31_11">r</text:span><text:span text:style-name="_31_51"> </text:span><text:span text:style-name="_36_9">i</text:span><text:span text:style-name="_31_17">t</text:span><text:span text:style-name="_32_19">s</text:span><text:span text:style-name="_31_"> </text:span><text:span text:style-name="_31_16">i</text:span><text:span text:style-name="_32_21">n</text:span><text:span text:style-name="_36_0">a</text:span><text:span text:style-name="_39_8">b</text:span><text:span text:style-name="_31_80">i</text:span><text:span text:style-name="_36_8">l</text:span><text:span text:style-name="_31_11">i</text:span><text:span text:style-name="_31_71">t</text:span><text:span text:style-name="_33_0">y</text:span><text:span text:style-name="_37_6"> </text:span><text:span text:style-name="_32_15">t</text:span><text:span text:style-name="_35_6">o</text:span><text:span text:style-name="_37_6"> </text:span><text:span text:style-name="_32_09">s</text:span><text:span text:style-name="_35_7">h</text:span><text:span text:style-name="_31_40">i</text:span><text:span text:style-name="_32_10">n</text:span><text:span text:style-name="_35_7">e</text:span><text:span text:style-name="_37_6"> </text:span><text:span text:style-name="_32_03">i</text:span><text:span text:style-name="_35_7">n</text:span><text:span text:style-name="_37_6"> </text:span><text:span text:style-name="_31_94">b</text:span><text:span text:style-name="_34_4">e</text:span><text:span text:style-name="_31_05">a</text:span><text:span text:style-name="_31_73">u</text:span><text:span text:style-name="_36_9">t</text:span><text:span text:style-name="_31_31">y</text:span><text:span text:style-name="_31_51"> </text:span><text:span text:style-name="_36_5">c</text:span><text:span text:style-name="_39_5">o</text:span><text:span text:style-name="_31_71">m</text:span><text:span text:style-name="_37_5">p</text:span><text:span text:style-name="_31_11">e</text:span><text:span text:style-name="_32_21">t</text:span><text:span text:style-name="_32_6">i</text:span><text:span text:style-name="_31_11">t</text:span><text:span text:style-name="_31_88">i</text:span><text:span text:style-name="_34_2">o</text:span><text:span text:style-name="_31_17">n</text:span><text:span text:style-name="_31_70">s</text:span><text:span text:style-name="_32_3">,</text:span><text:span text:style-name="_37_6"> </text:span><text:span text:style-name="_31_76">n</text:span><text:span text:style-name="_32_6">o</text:span><text:span text:style-name="_31_17">r</text:span><text:span text:style-name="_31_51"> </text:span><text:span text:style-name="_33_0">t</text:span><text:span text:style-name="_31_25">o</text:span><text:span text:style-name="_31_51"> </text:span><text:span text:style-name="_32_3">p</text:span><text:span text:style-name="_31_32">e</text:span><text:span text:style-name="_32_16">n</text:span><text:span text:style-name="_36_5">a</text:span><text:span text:style-name="_39_6">l</text:span><text:span text:style-name="_31_89">i</text:span><text:span text:style-name="_32_1">s</text:span><text:span text:style-name="_31_44">e</text:span><text:span text:style-name="_31_51"> </text:span><text:span text:style-name="_34_4">a</text:span><text:span text:style-name="_37_6"> </text:span><text:span text:style-name="_31_92">m</text:span><text:span text:style-name="_37_5">a</text:span><text:span text:style-name="_31_17">n</text:span><text:span text:style-name="_31_51"> </text:span><text:span text:style-name="_34_5">f</text:span><text:span text:style-name="_31_40">o</text:span><text:span text:style-name="_32_25">r</text:span><text:span text:style-name="_31_"> </text:span><text:span text:style-name="_31_28">l</text:span><text:span text:style-name="_31_92">o</text:span><text:span text:style-name="_33_9">s</text:span><text:span text:style-name="_31_25">i</text:span><text:span text:style-name="_31_80">n</text:span><text:span text:style-name="_32_7">g</text:span><text:span text:style-name="_37_6"> </text:span><text:span text:style-name="_31_76">i</text:span><text:span text:style-name="_35_4">n</text:span><text:span text:style-name="_37_6"> </text:span><text:span text:style-name="_31_79">a</text:span><text:span text:style-name="_31_"> </text:span><text:span text:style-name="_31_46">r</text:span><text:span text:style-name="_31_79">a</text:span><text:span text:style-name="_36_0">c</text:span><text:span text:style-name="_31_44">e</text:span><text:span text:style-name="_31_51"> </text:span><text:span text:style-name="_33_8">a</text:span><text:span text:style-name="_31_19">g</text:span><text:span text:style-name="_31_79">a</text:span><text:span text:style-name="_37_2">i</text:span><text:span text:style-name="_31_14">n</text:span><text:span text:style-name="_32_01">s</text:span><text:span text:style-name="_32_7">t</text:span><text:span text:style-name="_37_6"> </text:span><text:span text:style-name="_32_00">a</text:span><text:span text:style-name="_36_6">n</text:span><text:span text:style-name="_37_6"> </text:span><text:span text:style-name="_31_74">a</text:span><text:span text:style-name="_35_0">e</text:span><text:span text:style-name="_31_13">r</text:span><text:span text:style-name="_31_85">o</text:span><text:span text:style-name="_34_1">p</text:span><text:span text:style-name="_31_04">l</text:span><text:span text:style-name="_31_77">a</text:span><text:span text:style-name="_35_1">n</text:span><text:span text:style-name="_31_05">e</text:span><text:span text:style-name="_32_22">.</text:span><text:span text:style-name="_31_"> </text:span><text:span text:style-name="_31_31">T</text:span><text:span text:style-name="_32_04">h</text:span><text:span text:style-name="_36_0">e</text:span><text:span text:style-name="_37_6"> </text:span><text:span text:style-name="_31_95">c</text:span><text:span text:style-name="_37_4">o</text:span><text:span text:style-name="_31_19">n</text:span><text:span text:style-name="_32_07">d</text:span><text:span text:style-name="_33_0">i</text:span><text:span text:style-name="_31_14">t</text:span><text:span text:style-name="_31_92">i</text:span><text:span text:style-name="_33_9">o</text:span><text:span text:style-name="_31_29">n</text:span><text:span text:style-name="_32_07">s</text:span><text:span text:style-name="_31_"> </text:span><text:span text:style-name="_31_46">o</text:span><text:span text:style-name="_32_18">f</text:span><text:span text:style-name="_31_"> </text:span><text:span text:style-name="_31_01">o</text:span><text:span text:style-name="_32_24">u</text:span><text:span text:style-name="_36_5">r</text:span><text:span text:style-name="_37_6"> </text:span><text:span text:style-name="_31_92">g</text:span><text:span text:style-name="_35_9">a</text:span><text:span text:style-name="_39_8">m</text:span><text:span text:style-name="_32_19">e</text:span><text:span text:style-name="_31_"> </text:span><text:span text:style-name="_39_5">m</text:span><text:span text:style-name="_32_07">a</text:span><text:span text:style-name="_32_9">k</text:span><text:span text:style-name="_31_40">e</text:span><text:span text:style-name="_31_51"> </text:span><text:span text:style-name="_37_2">t</text:span><text:span text:style-name="_31_41">h</text:span><text:span text:style-name="_31_85">e</text:span><text:span text:style-name="_32_3">s</text:span><text:span text:style-name="_39_6">e</text:span><text:span text:style-name="_31_51"> </text:span><text:span text:style-name="_37_4">d</text:span><text:span text:style-name="_39_8">i</text:span><text:span text:style-name="_31_88">s</text:span><text:span text:style-name="_35_4">a</text:span><text:span text:style-name="_31_34">b</text:span><text:span text:style-name="_32_19">i</text:span><text:span text:style-name="_36_5">l</text:span><text:span text:style-name="_31_25">i</text:span><text:span text:style-name="_31_80">t</text:span><text:span text:style-name="_35_3">i</text:span><text:span text:style-name="_31_29">e</text:span><text:span text:style-name="_31_73">s</text:span><text:span text:style-name="_31_"> </text:span><text:span text:style-name="_31_50">i</text:span><text:span text:style-name="_32_04">r</text:span><text:span text:style-name="_36_8">r</text:span><text:span text:style-name="_31_17">e</text:span><text:span text:style-name="_32_25">l</text:span><text:span text:style-name="_37_4">e</text:span><text:span text:style-name="_31_34">v</text:span><text:span text:style-name="_31_79">a</text:span><text:span text:style-name="_36_0">n</text:span><text:span text:style-name="_31_28">t</text:span><text:span text:style-name="_31_89">.</text:span><text:span text:style-name="_31_"> </text:span><text:span text:style-name="_39_6">T</text:span><text:span text:style-name="_32_15">h</text:span><text:span text:style-name="_35_4">e</text:span><text:span text:style-name="_37_6"> </text:span><text:span text:style-name="_32_18">"</text:span><text:span text:style-name="_37_5">w</text:span><text:span text:style-name="_31_25">i</text:span><text:span text:style-name="_31_77">t</text:span><text:span text:style-name="_32_0">n</text:span><text:span text:style-name="_31_16">e</text:span><text:span text:style-name="_31_77">s</text:span><text:span text:style-name="_32_4">s</text:span><text:span text:style-name="_31_10">e</text:span><text:span text:style-name="_31_94">s</text:span><text:span text:style-name="_32_9">"</text:span><text:span text:style-name="_37_6"> </text:span><text:span text:style-name="_31_94">c</text:span><text:span text:style-name="_35_1">a</text:span><text:span text:style-name="_31_02">n</text:span><text:span text:style-name="_31_51"> </text:span><text:span text:style-name="_33_9">b</text:span><text:span text:style-name="_31_35">r</text:span><text:span text:style-name="_32_10">a</text:span><text:span text:style-name="_34_5">g</text:span><text:span text:style-name="_31_46">,</text:span><text:span text:style-name="_31_51"> </text:span><text:span text:style-name="_32_1">i</text:span><text:span text:style-name="_31_31">f</text:span><text:span text:style-name="_31_51"> </text:span><text:span text:style-name="_37_1">t</text:span><text:span text:style-name="_31_10">h</text:span><text:span text:style-name="_31_80">e</text:span><text:span text:style-name="_32_0">y</text:span><text:span text:style-name="_37_6"> </text:span><text:span text:style-name="_32_07">c</text:span><text:span text:style-name="_33_0">o</text:span><text:span text:style-name="_31_49">n</text:span><text:span text:style-name="_32_16">s</text:span><text:span text:style-name="_32_3">i</text:span><text:span text:style-name="_31_32">d</text:span><text:span text:style-name="_32_07">e</text:span><text:span text:style-name="_35_6">r</text:span><text:span text:style-name="_37_6"> </text:span><text:span text:style-name="_32_01">i</text:span><text:span text:style-name="_33_0">t</text:span><text:span text:style-name="_37_6"> </text:span><text:span text:style-name="_31_94">a</text:span><text:span text:style-name="_34_1">d</text:span><text:span text:style-name="_31_44">v</text:span><text:span text:style-name="_31_79">i</text:span><text:span text:style-name="_34_4">s</text:span><text:span text:style-name="_31_40">a</text:span><text:span text:style-name="_32_06">b</text:span><text:span text:style-name="_35_0">l</text:span><text:span text:style-name="_31_50">e</text:span><text:span text:style-name="_31_85">,</text:span><text:span text:style-name="_31_"> </text:span><text:span text:style-name="_39_9">a</text:span><text:span text:style-name="_31_80">s</text:span><text:span text:style-name="_31_"> </text:span><text:span text:style-name="_31_47">m</text:span><text:span text:style-name="_32_25">u</text:span><text:span text:style-name="_36_9">c</text:span><text:span text:style-name="_31_28">h</text:span><text:span text:style-name="_31_51"> </text:span><text:span text:style-name="_37_2">a</text:span><text:span text:style-name="_31_50">s</text:span><text:span text:style-name="_31_51"> </text:span><text:span text:style-name="_37_5">t</text:span><text:span text:style-name="_31_01">h</text:span><text:span text:style-name="_32_18">e</text:span><text:span text:style-name="_35_0">y</text:span><text:span text:style-name="_37_6"> </text:span><text:span text:style-name="_32_01">p</text:span><text:span text:style-name="_36_6">l</text:span><text:span text:style-name="_31_29">e</text:span><text:span text:style-name="_31_94">a</text:span><text:span text:style-name="_32_9">s</text:span><text:span text:style-name="_31_04">e</text:span><text:span text:style-name="_31_51"> </text:span><text:span text:style-name="_35_4">a</text:span><text:span text:style-name="_31_43">b</text:span><text:span text:style-name="_31_88">o</text:span><text:span text:style-name="_33_8">u</text:span><text:span text:style-name="_31_41">t</text:span><text:span text:style-name="_31_51"> </text:span><text:span text:style-name="_34_2">t</text:span><text:span text:style-name="_39_8">h</text:span><text:span text:style-name="_31_74">e</text:span><text:span text:style-name="_36_5">i</text:span><text:span text:style-name="_31_29">r</text:span><text:span text:style-name="_31_51"> </text:span><text:span text:style-name="_33_0">c</text:span><text:span text:style-name="_31_05">h</text:span><text:span text:style-name="_32_03">a</text:span><text:span text:style-name="_35_1">r</text:span><text:span text:style-name="_31_32">m</text:span><text:span text:style-name="_31_94">s</text:span><text:span text:style-name="_35_1">,</text:span><text:span text:style-name="_37_6"> </text:span><text:span text:style-name="_32_16">s</text:span><text:span text:style-name="_35_0">t</text:span><text:span text:style-name="_31_17">r</text:span><text:span text:style-name="_32_16">e</text:span><text:span text:style-name="_35_7">n</text:span><text:span text:style-name="_39_6">g</text:span><text:span text:style-name="_32_24">t</text:span><text:span text:style-name="_35_6">h</text:span><text:span text:style-name="_37_6"> </text:span><text:span text:style-name="_31_86">o</text:span><text:span text:style-name="_37_4">r</text:span><text:span text:style-name="_37_6"> </text:span><text:span text:style-name="_31_88">h</text:span><text:span text:style-name="_35_7">e</text:span><text:span text:style-name="_31_04">r</text:span><text:span text:style-name="_31_92">o</text:span><text:span text:style-name="_35_7">i</text:span><text:span text:style-name="_31_25">s</text:span><text:span text:style-name="_32_15">m</text:span><text:span text:style-name="_36_6">,</text:span><text:span text:style-name="_37_6"> </text:span><text:span text:style-name="_32_01">b</text:span><text:span text:style-name="_37_5">u</text:span><text:span text:style-name="_31_16">t</text:span><text:span text:style-name="_31_51"> </text:span><text:span text:style-name="_32_1">t</text:span><text:span text:style-name="_31_47">h</text:span><text:span text:style-name="_32_24">e</text:span><text:span text:style-name="_31_"> </text:span><text:span text:style-name="_31_41">i</text:span><text:span text:style-name="_31_76">n</text:span><text:span text:style-name="_34_1">t</text:span><text:span text:style-name="_31_43">e</text:span><text:span text:style-name="_32_03">r</text:span><text:span text:style-name="_32_7">r</text:span><text:span text:style-name="_31_49">o</text:span><text:span text:style-name="_31_70">g</text:span><text:span text:style-name="_35_7">a</text:span><text:span text:style-name="_31_49">t</text:span><text:span text:style-name="_32_24">o</text:span><text:span text:style-name="_32_4">r</text:span><text:span text:style-name="_37_6"> </text:span><text:span text:style-name="_32_15">c</text:span><text:span text:style-name="_35_6">a</text:span><text:span text:style-name="_31_25">n</text:span><text:span text:style-name="_31_86">n</text:span><text:span text:style-name="_37_4">o</text:span><text:span text:style-name="_31_40">t</text:span><text:span text:style-name="_31_51"> </text:span><text:span text:style-name="_35_1">d</text:span><text:span text:style-name="_31_31">e</text:span><text:span text:style-name="_32_22">m</text:span><text:span text:style-name="_33_6">a</text:span><text:span text:style-name="_31_20">n</text:span><text:span text:style-name="_32_21">d</text:span><text:span text:style-name="_31_"> </text:span><text:span text:style-name="_31_50">p</text:span><text:span text:style-name="_32_10">r</text:span><text:span text:style-name="_35_7">a</text:span><text:span text:style-name="_31_14">c</text:span><text:span text:style-name="_32_07">t</text:span><text:span text:style-name="_33_6">i</text:span><text:span text:style-name="_31_02">c</text:span><text:span text:style-name="_32_25">a</text:span><text:span text:style-name="_35_9">l</text:span><text:span text:style-name="_37_6"> </text:span><text:span text:style-name="_32_18">d</text:span><text:span text:style-name="_33_0">e</text:span><text:span text:style-name="_31_32">m</text:span><text:span text:style-name="_32_22">o</text:span><text:span text:style-name="_36_5">n</text:span><text:span text:style-name="_31_10">s</text:span><text:span text:style-name="_32_25">t</text:span><text:span text:style-name="_34_2">r</text:span><text:span text:style-name="_31_32">a</text:span><text:span text:style-name="_31_77">t</text:span><text:span text:style-name="_36_0">i</text:span><text:span text:style-name="_39_5">o</text:span><text:span text:style-name="_31_77">n</text:span><text:span text:style-name="_35_1">s</text:span><text:span text:style-name="_31_44">.</text:span></text:p>
      <text:p text:style-name="P1"><text:span text:style-name="_35_3">T</text:span><text:span text:style-name="_31_29">h</text:span><text:span text:style-name="_32_25">e</text:span><text:span text:style-name="_31_"> </text:span><text:span text:style-name="_31_02">g</text:span><text:span text:style-name="_32_04">a</text:span><text:span text:style-name="_37_5">m</text:span><text:span text:style-name="_31_31">e</text:span><text:span text:style-name="_31_51"> </text:span><text:span text:style-name="_35_6">m</text:span><text:span text:style-name="_31_26">a</text:span><text:span text:style-name="_31_94">y</text:span><text:span text:style-name="_31_"> </text:span><text:span text:style-name="_31_05">p</text:span><text:span text:style-name="_31_70">e</text:span><text:span text:style-name="_33_9">r</text:span><text:span text:style-name="_31_25">h</text:span><text:span text:style-name="_32_22">a</text:span><text:span text:style-name="_35_9">p</text:span><text:span text:style-name="_31_32">s</text:span><text:span text:style-name="_31_51"> </text:span><text:span text:style-name="_35_0">b</text:span><text:span text:style-name="_39_9">e</text:span><text:span text:style-name="_31_51"> </text:span><text:span text:style-name="_35_6">c</text:span><text:span text:style-name="_31_32">r</text:span><text:span text:style-name="_31_89">i</text:span><text:span text:style-name="_33_9">t</text:span><text:span text:style-name="_31_13">i</text:span><text:span text:style-name="_31_88">c</text:span><text:span text:style-name="_32_4">i</text:span><text:span text:style-name="_31_43">s</text:span><text:span text:style-name="_31_74">e</text:span><text:span text:style-name="_32_1">d</text:span><text:span text:style-name="_37_6"> </text:span><text:span text:style-name="_31_95">o</text:span><text:span text:style-name="_35_0">n</text:span><text:span text:style-name="_37_6"> </text:span><text:span text:style-name="_32_15">t</text:span><text:span text:style-name="_36_9">h</text:span><text:span text:style-name="_31_17">e</text:span><text:span text:style-name="_31_51"> </text:span><text:span text:style-name="_37_5">g</text:span><text:span text:style-name="_31_05">r</text:span><text:span text:style-name="_31_73">o</text:span><text:span text:style-name="_36_9">u</text:span><text:span text:style-name="_31_47">n</text:span><text:span text:style-name="_32_01">d</text:span><text:span text:style-name="_31_"> </text:span><text:span text:style-name="_31_02">t</text:span><text:span text:style-name="_31_89">h</text:span><text:span text:style-name="_33_9">a</text:span><text:span text:style-name="_31_11">t</text:span><text:span text:style-name="_31_51"> </text:span><text:span text:style-name="_34_2">t</text:span><text:span text:style-name="_31_31">h</text:span><text:span text:style-name="_32_15">e</text:span><text:span text:style-name="_31_"> </text:span><text:span text:style-name="_31_11">o</text:span><text:span text:style-name="_32_15">d</text:span><text:span text:style-name="_33_8">d</text:span><text:span text:style-name="_31_20">s</text:span><text:span text:style-name="_31_51"> </text:span><text:span text:style-name="_33_0">a</text:span><text:span text:style-name="_31_19">r</text:span><text:span text:style-name="_32_21">e</text:span><text:span text:style-name="_31_"> </text:span><text:span text:style-name="_31_31">w</text:span><text:span text:style-name="_31_76">e</text:span><text:span text:style-name="_33_6">i</text:span><text:span text:style-name="_31_14">g</text:span><text:span text:style-name="_31_94">h</text:span><text:span text:style-name="_36_8">t</text:span><text:span text:style-name="_31_40">e</text:span><text:span text:style-name="_32_00">d</text:span><text:span text:style-name="_31_"> </text:span><text:span text:style-name="_39_6">t</text:span><text:span text:style-name="_32_00">o</text:span><text:span text:style-name="_37_2">o</text:span><text:span text:style-name="_37_6"> </text:span><text:span text:style-name="_31_85">h</text:span><text:span text:style-name="_34_2">e</text:span><text:span text:style-name="_31_01">a</text:span><text:span text:style-name="_31_74">v</text:span><text:span text:style-name="_35_6">i</text:span><text:span text:style-name="_31_47">l</text:span><text:span text:style-name="_32_25">y</text:span><text:span text:style-name="_31_"> </text:span><text:span text:style-name="_39_5">a</text:span><text:span text:style-name="_32_04">g</text:span><text:span text:style-name="_35_6">a</text:span><text:span text:style-name="_31_25">i</text:span><text:span text:style-name="_32_24">n</text:span><text:span text:style-name="_34_2">s</text:span><text:span text:style-name="_31_43">t</text:span><text:span text:style-name="_31_51"> </text:span><text:span text:style-name="_36_6">t</text:span><text:span text:style-name="_31_26">h</text:span><text:span text:style-name="_31_77">e</text:span><text:span text:style-name="_31_"> </text:span><text:span text:style-name="_31_29">m</text:span><text:span text:style-name="_32_01">a</text:span><text:span text:style-name="_37_1">c</text:span><text:span text:style-name="_31_31">h</text:span><text:span text:style-name="_32_16">i</text:span><text:span text:style-name="_32_1">n</text:span><text:span text:style-name="_31_11">e</text:span><text:span text:style-name="_31_92">.</text:span><text:span text:style-name="_31_"> </text:span><text:span text:style-name="_31_14">I</text:span><text:span text:style-name="_31_92">f</text:span><text:span text:style-name="_31_"> </text:span><text:span text:style-name="_31_29">t</text:span><text:span text:style-name="_31_91">h</text:span><text:span text:style-name="_35_1">e</text:span><text:span text:style-name="_37_6"> </text:span><text:span text:style-name="_32_03">m</text:span><text:span text:style-name="_35_9">a</text:span><text:span text:style-name="_31_05">n</text:span><text:span text:style-name="_31_51"> </text:span><text:span text:style-name="_32_1">w</text:span><text:span text:style-name="_31_47">e</text:span><text:span text:style-name="_32_00">r</text:span><text:span text:style-name="_37_5">e</text:span><text:span text:style-name="_37_6"> </text:span><text:span text:style-name="_32_09">t</text:span><text:span text:style-name="_35_9">o</text:span><text:span text:style-name="_37_6"> </text:span><text:span text:style-name="_31_88">t</text:span><text:span text:style-name="_33_0">r</text:span><text:span text:style-name="_39_9">y</text:span><text:span text:style-name="_31_51"> </text:span><text:span text:style-name="_35_3">a</text:span><text:span text:style-name="_31_10">n</text:span><text:span text:style-name="_31_77">d</text:span><text:span text:style-name="_31_"> </text:span><text:span text:style-name="_31_04">p</text:span><text:span text:style-name="_31_79">r</text:span><text:span text:style-name="_35_7">e</text:span><text:span text:style-name="_31_29">t</text:span><text:span text:style-name="_32_09">e</text:span><text:span text:style-name="_32_4">n</text:span><text:span text:style-name="_31_43">d</text:span><text:span text:style-name="_31_51"> </text:span><text:span text:style-name="_34_4">t</text:span><text:span text:style-name="_31_16">o</text:span><text:span text:style-name="_31_51"> </text:span><text:span text:style-name="_35_1">b</text:span><text:span text:style-name="_31_43">e</text:span><text:span text:style-name="_31_51"> </text:span><text:span text:style-name="_35_4">t</text:span><text:span text:style-name="_31_11">h</text:span><text:span text:style-name="_32_00">e</text:span><text:span text:style-name="_31_"> </text:span><text:span text:style-name="_31_32">m</text:span><text:span text:style-name="_32_00">a</text:span><text:span text:style-name="_37_4">c</text:span><text:span text:style-name="_31_50">h</text:span><text:span text:style-name="_32_01">i</text:span><text:span text:style-name="_35_4">n</text:span><text:span text:style-name="_39_9">e</text:span><text:span text:style-name="_31_51"> </text:span><text:span text:style-name="_33_9">h</text:span><text:span text:style-name="_31_01">e</text:span><text:span text:style-name="_31_51"> </text:span><text:span text:style-name="_36_5">w</text:span><text:span text:style-name="_31_50">o</text:span><text:span text:style-name="_31_73">u</text:span><text:span text:style-name="_35_1">l</text:span><text:span text:style-name="_39_8">d</text:span><text:span text:style-name="_31_51"> </text:span><text:span text:style-name="_37_2">c</text:span><text:span text:style-name="_31_26">l</text:span><text:span text:style-name="_32_18">e</text:span><text:span text:style-name="_34_1">a</text:span><text:span text:style-name="_31_31">r</text:span><text:span text:style-name="_31_88">l</text:span><text:span text:style-name="_35_3">y</text:span><text:span text:style-name="_37_6"> </text:span><text:span text:style-name="_31_91">m</text:span><text:span text:style-name="_35_3">a</text:span><text:span text:style-name="_31_34">k</text:span><text:span text:style-name="_32_22">e</text:span><text:span text:style-name="_31_"> </text:span><text:span text:style-name="_31_43">a</text:span><text:span text:style-name="_31_51"> </text:span><text:span text:style-name="_34_5">v</text:span><text:span text:style-name="_31_01">e</text:span><text:span text:style-name="_31_76">r</text:span><text:span text:style-name="_36_6">y</text:span><text:span text:style-name="_37_6"> </text:span><text:span text:style-name="_32_21">p</text:span><text:span text:style-name="_37_4">o</text:span><text:span text:style-name="_31_44">o</text:span><text:span text:style-name="_32_10">r</text:span><text:span text:style-name="_31_"> </text:span><text:span text:style-name="_31_29">s</text:span><text:span text:style-name="_31_91">h</text:span><text:span text:style-name="_37_5">o</text:span><text:span text:style-name="_31_16">w</text:span><text:span text:style-name="_32_15">i</text:span><text:span text:style-name="_36_5">n</text:span><text:span text:style-name="_39_5">g</text:span><text:span text:style-name="_31_74">.</text:span><text:span text:style-name="_31_"> </text:span><text:span text:style-name="_31_35">H</text:span><text:span text:style-name="_31_71">e</text:span><text:span text:style-name="_31_"> </text:span><text:span text:style-name="_31_20">w</text:span><text:span text:style-name="_31_91">o</text:span><text:span text:style-name="_37_5">u</text:span><text:span text:style-name="_31_10">l</text:span><text:span text:style-name="_32_07">d</text:span><text:span text:style-name="_31_"> </text:span><text:span text:style-name="_31_40">b</text:span><text:span text:style-name="_31_77">e</text:span><text:span text:style-name="_31_"> </text:span><text:span text:style-name="_31_11">g</text:span><text:span text:style-name="_32_24">i</text:span><text:span text:style-name="_34_2">v</text:span><text:span text:style-name="_31_35">e</text:span><text:span text:style-name="_31_73">n</text:span><text:span text:style-name="_31_"> </text:span><text:span text:style-name="_31_49">a</text:span><text:span text:style-name="_31_76">w</text:span><text:span text:style-name="_33_8">a</text:span><text:span text:style-name="_31_13">y</text:span><text:span text:style-name="_31_51"> </text:span><text:span text:style-name="_33_8">a</text:span><text:span text:style-name="_31_28">t</text:span><text:span text:style-name="_31_51"> </text:span><text:span text:style-name="_32_6">o</text:span><text:span text:style-name="_31_46">n</text:span><text:span text:style-name="_32_16">c</text:span><text:span text:style-name="_32_3">e</text:span><text:span text:style-name="_37_6"> </text:span><text:span text:style-name="_32_19">b</text:span><text:span text:style-name="_34_4">y</text:span><text:span text:style-name="_37_6"> </text:span><text:span text:style-name="_32_24">s</text:span><text:span text:style-name="_36_9">l</text:span><text:span text:style-name="_31_46">o</text:span><text:span text:style-name="_31_74">w</text:span><text:span text:style-name="_33_0">n</text:span><text:span text:style-name="_31_17">e</text:span><text:span text:style-name="_32_16">s</text:span><text:span text:style-name="_34_5">s</text:span><text:span text:style-name="_37_6"> </text:span><text:span text:style-name="_32_00">a</text:span><text:span text:style-name="_34_5">n</text:span><text:span text:style-name="_31_10">d</text:span><text:span text:style-name="_31_51"> </text:span><text:span text:style-name="_32_1">i</text:span><text:span text:style-name="_31_05">n</text:span><text:span text:style-name="_32_03">a</text:span><text:span text:style-name="_32_6">c</text:span><text:span text:style-name="_39_8">c</text:span><text:span text:style-name="_31_71">u</text:span><text:span text:style-name="_35_6">r</text:span><text:span text:style-name="_31_17">a</text:span><text:span text:style-name="_31_77">c</text:span><text:span text:style-name="_35_4">y</text:span><text:span text:style-name="_37_6"> </text:span><text:span text:style-name="_32_24">i</text:span><text:span text:style-name="_37_1">n</text:span><text:span text:style-name="_37_6"> </text:span><text:span text:style-name="_31_71">a</text:span><text:span text:style-name="_36_5">r</text:span><text:span text:style-name="_31_20">i</text:span><text:span text:style-name="_32_03">t</text:span><text:span text:style-name="_36_8">h</text:span><text:span text:style-name="_31_05">m</text:span><text:span text:style-name="_31_95">e</text:span><text:span text:style-name="_35_3">t</text:span><text:span text:style-name="_31_28">i</text:span><text:span text:style-name="_32_03">c</text:span><text:span text:style-name="_32_9">.</text:span><text:span text:style-name="_37_6"> </text:span><text:span text:style-name="_31_89">M</text:span><text:span text:style-name="_33_6">a</text:span><text:span text:style-name="_31_32">y</text:span><text:span text:style-name="_31_51"> </text:span><text:span text:style-name="_33_9">n</text:span><text:span text:style-name="_31_11">o</text:span><text:span text:style-name="_31_88">t</text:span><text:span text:style-name="_31_"> </text:span><text:span text:style-name="_39_6">m</text:span><text:span text:style-name="_32_22">a</text:span><text:span text:style-name="_36_8">c</text:span><text:span text:style-name="_31_34">h</text:span><text:span text:style-name="_31_95">i</text:span><text:span text:style-name="_35_4">n</text:span><text:span text:style-name="_31_14">e</text:span><text:span text:style-name="_32_07">s</text:span><text:span text:style-name="_31_"> </text:span><text:span text:style-name="_31_04">c</text:span><text:span text:style-name="_32_06">a</text:span><text:span text:style-name="_32_1">r</text:span><text:span text:style-name="_31_20">r</text:span><text:span text:style-name="_31_95">y</text:span><text:span text:style-name="_31_"> </text:span><text:span text:style-name="_31_44">o</text:span><text:span text:style-name="_31_79">u</text:span><text:span text:style-name="_33_8">t</text:span><text:span text:style-name="_37_6"> </text:span><text:span text:style-name="_31_88">s</text:span><text:span text:style-name="_36_8">o</text:span><text:span text:style-name="_31_25">m</text:span><text:span text:style-name="_31_91">e</text:span><text:span text:style-name="_34_2">t</text:span><text:span text:style-name="_31_46">h</text:span><text:span text:style-name="_31_95">i</text:span><text:span text:style-name="_33_5">n</text:span><text:span text:style-name="_31_43">g</text:span><text:span text:style-name="_31_51"> </text:span><text:span text:style-name="_32_9">w</text:span><text:span text:style-name="_31_05">h</text:span><text:span text:style-name="_31_95">i</text:span><text:span text:style-name="_32_1">c</text:span><text:span text:style-name="_31_43">h</text:span><text:span text:style-name="_31_51"> </text:span><text:span text:style-name="_37_4">o</text:span><text:span text:style-name="_31_35">u</text:span><text:span text:style-name="_32_00">g</text:span><text:span text:style-name="_32_3">h</text:span><text:span text:style-name="_31_44">t</text:span><text:span text:style-name="_31_51"> </text:span><text:span text:style-name="_32_7">t</text:span><text:span text:style-name="_31_16">o</text:span><text:span text:style-name="_31_51"> </text:span><text:span text:style-name="_37_5">b</text:span><text:span text:style-name="_31_13">e</text:span><text:span text:style-name="_31_51"> </text:span><text:span text:style-name="_32_7">d</text:span><text:span text:style-name="_31_13">e</text:span><text:span text:style-name="_32_06">s</text:span><text:span text:style-name="_33_0">c</text:span><text:span text:style-name="_31_50">r</text:span><text:span text:style-name="_32_03">i</text:span><text:span text:style-name="_34_1">b</text:span><text:span text:style-name="_31_32">e</text:span><text:span text:style-name="_32_15">d</text:span><text:span text:style-name="_31_"> </text:span><text:span text:style-name="_31_41">a</text:span><text:span text:style-name="_32_10">s</text:span><text:span text:style-name="_31_"> </text:span><text:span text:style-name="_31_28">t</text:span><text:span text:style-name="_32_10">h</text:span><text:span text:style-name="_32_9">i</text:span><text:span text:style-name="_31_31">n</text:span><text:span text:style-name="_31_77">k</text:span><text:span text:style-name="_37_5">i</text:span><text:span text:style-name="_31_01">n</text:span><text:span text:style-name="_31_92">g</text:span><text:span text:style-name="_31_"> </text:span><text:span text:style-name="_31_46">b</text:span><text:span text:style-name="_31_73">u</text:span><text:span text:style-name="_32_7">t</text:span><text:span text:style-name="_37_6"> </text:span><text:span text:style-name="_32_19">w</text:span><text:span text:style-name="_33_6">h</text:span><text:span text:style-name="_39_8">i</text:span><text:span text:style-name="_31_76">c</text:span><text:span text:style-name="_32_9">h</text:span><text:span text:style-name="_37_6"> </text:span><text:span text:style-name="_31_89">i</text:span><text:span text:style-name="_34_4">s</text:span><text:span text:style-name="_37_6"> </text:span><text:span text:style-name="_31_95">v</text:span><text:span text:style-name="_37_1">e</text:span><text:span text:style-name="_31_29">r</text:span><text:span text:style-name="_32_00">y</text:span><text:span text:style-name="_31_"> </text:span><text:span text:style-name="_31_47">d</text:span><text:span text:style-name="_32_10">i</text:span><text:span text:style-name="_32_0">f</text:span><text:span text:style-name="_31_49">f</text:span><text:span text:style-name="_31_73">e</text:span><text:span text:style-name="_32_0">r</text:span><text:span text:style-name="_31_19">e</text:span><text:span text:style-name="_32_18">n</text:span><text:span text:style-name="_35_7">t</text:span><text:span text:style-name="_37_6"> </text:span><text:span text:style-name="_31_95">f</text:span><text:span text:style-name="_37_4">r</text:span><text:span text:style-name="_31_13">o</text:span><text:span text:style-name="_32_07">m</text:span><text:span text:style-name="_31_"> </text:span><text:span text:style-name="_31_11">w</text:span><text:span text:style-name="_31_94">h</text:span><text:span text:style-name="_37_5">a</text:span><text:span text:style-name="_31_28">t</text:span><text:span text:style-name="_31_51"> </text:span><text:span text:style-name="_33_0">a</text:span><text:span text:style-name="_37_6"> </text:span><text:span text:style-name="_31_71">m</text:span><text:span text:style-name="_35_6">a</text:span><text:span text:style-name="_31_29">n</text:span><text:span text:style-name="_31_51"> </text:span><text:span text:style-name="_34_4">d</text:span><text:span text:style-name="_31_04">o</text:span><text:span text:style-name="_31_73">e</text:span><text:span text:style-name="_37_5">s</text:span><text:span text:style-name="_31_19">?</text:span><text:span text:style-name="_31_51"> </text:span><text:span text:style-name="_35_7">T</text:span><text:span text:style-name="_31_05">h</text:span><text:span text:style-name="_31_92">i</text:span><text:span text:style-name="_35_7">s</text:span><text:span text:style-name="_37_6"> </text:span><text:span text:style-name="_32_16">o</text:span><text:span text:style-name="_33_5">b</text:span><text:span text:style-name="_31_17">j</text:span><text:span text:style-name="_31_73">e</text:span><text:span text:style-name="_35_6">c</text:span><text:span text:style-name="_31_19">t</text:span><text:span text:style-name="_31_80">i</text:span><text:span text:style-name="_33_0">o</text:span><text:span text:style-name="_31_49">n</text:span><text:span text:style-name="_31_51"> </text:span><text:span text:style-name="_34_4">i</text:span><text:span text:style-name="_31_49">s</text:span><text:span text:style-name="_31_51"> </text:span><text:span text:style-name="_36_5">a</text:span><text:span text:style-name="_37_6"> </text:span><text:span text:style-name="_32_25">v</text:span><text:span text:style-name="_32_9">e</text:span><text:span text:style-name="_31_14">r</text:span><text:span text:style-name="_32_15">y</text:span><text:span text:style-name="_31_"> </text:span><text:span text:style-name="_31_01">s</text:span><text:span text:style-name="_31_92">t</text:span><text:span text:style-name="_37_2">r</text:span><text:span text:style-name="_31_31">o</text:span><text:span text:style-name="_32_00">n</text:span><text:span text:style-name="_37_2">g</text:span><text:span text:style-name="_37_6"> </text:span><text:span text:style-name="_32_06">o</text:span><text:span text:style-name="_35_7">n</text:span><text:span text:style-name="_31_40">e</text:span><text:span text:style-name="_32_19">,</text:span><text:span text:style-name="_31_"> </text:span><text:span text:style-name="_31_10">b</text:span><text:span text:style-name="_32_21">u</text:span><text:span text:style-name="_36_6">t</text:span><text:span text:style-name="_37_6"> </text:span><text:span text:style-name="_31_85">a</text:span><text:span text:style-name="_35_1">t</text:span><text:span text:style-name="_37_6"> </text:span><text:span text:style-name="_31_91">l</text:span><text:span text:style-name="_35_6">e</text:span><text:span text:style-name="_31_10">a</text:span><text:span text:style-name="_32_19">s</text:span><text:span text:style-name="_33_0">t</text:span><text:span text:style-name="_37_6"> </text:span><text:span text:style-name="_31_86">w</text:span><text:span text:style-name="_36_6">e</text:span><text:span text:style-name="_37_6"> </text:span><text:span text:style-name="_32_03">c</text:span><text:span text:style-name="_35_0">a</text:span><text:span text:style-name="_31_02">n</text:span><text:span text:style-name="_31_51"> </text:span><text:span text:style-name="_36_8">s</text:span><text:span text:style-name="_31_47">a</text:span><text:span text:style-name="_31_70">y</text:span><text:span text:style-name="_31_"> </text:span><text:span text:style-name="_31_28">t</text:span><text:span text:style-name="_31_70">h</text:span><text:span text:style-name="_36_6">a</text:span><text:span text:style-name="_31_05">t</text:span><text:span text:style-name="_31_51"> </text:span><text:span text:style-name="_32_3">i</text:span><text:span text:style-name="_31_47">f</text:span><text:span text:style-name="_31_70">,</text:span><text:span text:style-name="_31_"> </text:span><text:span text:style-name="_31_13">n</text:span><text:span text:style-name="_32_19">e</text:span><text:span text:style-name="_36_6">v</text:span><text:span text:style-name="_31_10">e</text:span><text:span text:style-name="_32_16">r</text:span><text:span text:style-name="_36_6">t</text:span><text:span text:style-name="_31_19">h</text:span><text:span text:style-name="_31_89">e</text:span><text:span text:style-name="_37_5">l</text:span><text:span text:style-name="_31_13">e</text:span><text:span text:style-name="_31_95">s</text:span><text:span text:style-name="_33_5">s</text:span><text:span text:style-name="_31_50">,</text:span><text:span text:style-name="_31_51"> </text:span><text:span text:style-name="_37_1">a</text:span><text:span text:style-name="_37_6"> </text:span><text:span text:style-name="_32_10">m</text:span><text:span text:style-name="_33_6">a</text:span><text:span text:style-name="_31_20">c</text:span><text:span text:style-name="_31_71">h</text:span><text:span text:style-name="_35_3">i</text:span><text:span text:style-name="_31_47">n</text:span><text:span text:style-name="_32_15">e</text:span><text:span text:style-name="_31_"> </text:span><text:span text:style-name="_31_43">c</text:span><text:span text:style-name="_32_01">a</text:span><text:span text:style-name="_35_4">n</text:span><text:span text:style-name="_37_6"> </text:span><text:span text:style-name="_32_22">b</text:span><text:span text:style-name="_32_3">e</text:span><text:span text:style-name="_37_6"> </text:span><text:span text:style-name="_32_15">c</text:span><text:span text:style-name="_37_1">o</text:span><text:span text:style-name="_39_5">n</text:span><text:span text:style-name="_31_73">s</text:span><text:span text:style-name="_35_9">t</text:span><text:span text:style-name="_31_44">r</text:span><text:span text:style-name="_31_79">u</text:span><text:span text:style-name="_36_5">c</text:span><text:span text:style-name="_31_25">t</text:span><text:span text:style-name="_31_92">e</text:span><text:span text:style-name="_36_6">d</text:span><text:span text:style-name="_37_6"> </text:span><text:span text:style-name="_31_86">t</text:span><text:span text:style-name="_37_4">o</text:span><text:span text:style-name="_37_6"> </text:span><text:span text:style-name="_32_01">p</text:span><text:span text:style-name="_33_6">l</text:span><text:span text:style-name="_31_46">a</text:span><text:span text:style-name="_31_74">y</text:span><text:span text:style-name="_31_"> </text:span><text:span text:style-name="_31_01">t</text:span><text:span text:style-name="_32_25">h</text:span><text:span text:style-name="_32_7">e</text:span><text:span text:style-name="_37_6"> </text:span><text:span text:style-name="_32_19">i</text:span><text:span text:style-name="_37_5">m</text:span><text:span text:style-name="_31_16">i</text:span><text:span text:style-name="_32_21">t</text:span><text:span text:style-name="_33_9">a</text:span><text:span text:style-name="_31_26">t</text:span><text:span text:style-name="_32_24">i</text:span><text:span text:style-name="_36_5">o</text:span><text:span text:style-name="_31_49">n</text:span><text:span text:style-name="_31_51"> </text:span><text:span text:style-name="_35_6">g</text:span><text:span text:style-name="_31_49">a</text:span><text:span text:style-name="_32_09">m</text:span><text:span text:style-name="_33_6">e</text:span><text:span text:style-name="_37_6"> </text:span><text:span text:style-name="_32_06">s</text:span><text:span text:style-name="_33_6">a</text:span><text:span text:style-name="_31_29">t</text:span><text:span text:style-name="_31_77">i</text:span><text:span text:style-name="_36_8">s</text:span><text:span text:style-name="_31_19">f</text:span><text:span text:style-name="_31_71">a</text:span><text:span text:style-name="_32_1">c</text:span><text:span text:style-name="_31_16">t</text:span><text:span text:style-name="_32_00">o</text:span><text:span text:style-name="_35_0">r</text:span><text:span text:style-name="_31_04">i</text:span><text:span text:style-name="_32_21">l</text:span><text:span text:style-name="_36_0">y</text:span><text:span text:style-name="_31_05">,</text:span><text:span text:style-name="_31_51"> </text:span><text:span text:style-name="_32_7">w</text:span><text:span text:style-name="_31_41">e</text:span><text:span text:style-name="_31_51"> </text:span><text:span text:style-name="_36_8">n</text:span><text:span text:style-name="_31_35">e</text:span><text:span text:style-name="_31_85">e</text:span><text:span text:style-name="_35_0">d</text:span><text:span text:style-name="_37_6"> </text:span><text:span text:style-name="_32_22">n</text:span><text:span text:style-name="_32_0">o</text:span><text:span text:style-name="_39_9">t</text:span><text:span text:style-name="_31_51"> </text:span><text:span text:style-name="_36_5">b</text:span><text:span text:style-name="_31_01">e</text:span><text:span text:style-name="_31_51"> </text:span><text:span text:style-name="_36_8">t</text:span><text:span text:style-name="_31_05">r</text:span><text:span text:style-name="_32_22">o</text:span><text:span text:style-name="_32_0">u</text:span><text:span text:style-name="_31_29">b</text:span><text:span text:style-name="_31_91">l</text:span><text:span text:style-name="_34_4">e</text:span><text:span text:style-name="_31_49">d</text:span><text:span text:style-name="_31_51"> </text:span><text:span text:style-name="_32_4">b</text:span><text:span text:style-name="_31_13">y</text:span><text:span text:style-name="_31_51"> </text:span><text:span text:style-name="_34_2">t</text:span><text:span text:style-name="_39_8">h</text:span><text:span text:style-name="_32_15">i</text:span><text:span text:style-name="_35_1">s</text:span><text:span text:style-name="_37_6"> </text:span><text:span text:style-name="_32_07">o</text:span><text:span text:style-name="_33_8">b</text:span><text:span text:style-name="_31_31">j</text:span><text:span text:style-name="_32_18">e</text:span><text:span text:style-name="_37_2">c</text:span><text:span text:style-name="_31_41">t</text:span><text:span text:style-name="_32_07">i</text:span><text:span text:style-name="_35_3">o</text:span><text:span text:style-name="_31_13">n</text:span><text:span text:style-name="_32_09">.</text:span></text:p>
      <text:p text:style-name="P1"><text:span text:style-name="_31_41">I</text:span><text:span text:style-name="_32_16">t</text:span><text:span text:style-name="_31_"> </text:span><text:span text:style-name="_31_16">m</text:span><text:span text:style-name="_31_89">i</text:span><text:span text:style-name="_37_1">g</text:span><text:span text:style-name="_31_31">h</text:span><text:span text:style-name="_31_86">t</text:span><text:span text:style-name="_31_"> </text:span><text:span text:style-name="_31_14">b</text:span><text:span text:style-name="_31_79">e</text:span><text:span text:style-name="_31_"> </text:span><text:span text:style-name="_31_43">u</text:span><text:span text:style-name="_32_04">r</text:span><text:span text:style-name="_36_0">g</text:span><text:span text:style-name="_31_05">e</text:span><text:span text:style-name="_31_77">d</text:span><text:span text:style-name="_31_"> </text:span><text:span text:style-name="_31_32">t</text:span><text:span text:style-name="_31_70">h</text:span><text:span text:style-name="_32_7">a</text:span><text:span text:style-name="_31_16">t</text:span><text:span text:style-name="_31_51"> </text:span><text:span text:style-name="_37_2">w</text:span><text:span text:style-name="_31_25">h</text:span><text:span text:style-name="_32_01">e</text:span><text:span text:style-name="_34_2">n</text:span><text:span text:style-name="_37_6"> </text:span><text:span text:style-name="_31_85">p</text:span><text:span text:style-name="_33_5">l</text:span><text:span text:style-name="_31_26">a</text:span><text:span text:style-name="_32_03">y</text:span><text:span text:style-name="_34_2">i</text:span><text:span text:style-name="_31_20">n</text:span><text:span text:style-name="_31_86">g</text:span><text:span text:style-name="_31_"> </text:span><text:span text:style-name="_31_05">t</text:span><text:span text:style-name="_31_77">h</text:span><text:span text:style-name="_37_4">e</text:span><text:span text:style-name="_37_6"> </text:span><text:span text:style-name="_32_21">"</text:span><text:span text:style-name="_33_5">i</text:span><text:span text:style-name="_31_05">m</text:span><text:span text:style-name="_32_18">i</text:span><text:span text:style-name="_35_7">t</text:span><text:span text:style-name="_39_6">a</text:span><text:span text:style-name="_32_06">t</text:span><text:span text:style-name="_35_1">i</text:span><text:span text:style-name="_31_40">o</text:span><text:span text:style-name="_31_74">n</text:span><text:span text:style-name="_31_"> </text:span><text:span text:style-name="_31_17">g</text:span><text:span text:style-name="_31_88">a</text:span><text:span text:style-name="_36_8">m</text:span><text:span text:style-name="_31_41">e</text:span><text:span text:style-name="_31_73">"</text:span><text:span text:style-name="_31_"> </text:span><text:span text:style-name="_31_31">t</text:span><text:span text:style-name="_32_22">h</text:span><text:span text:style-name="_33_8">e</text:span><text:span text:style-name="_37_6"> </text:span><text:span text:style-name="_31_95">b</text:span><text:span text:style-name="_37_2">e</text:span><text:span text:style-name="_39_8">s</text:span><text:span text:style-name="_32_19">t</text:span><text:span text:style-name="_31_"> </text:span><text:span text:style-name="_31_01">s</text:span><text:span text:style-name="_32_15">t</text:span><text:span text:style-name="_32_9">r</text:span><text:span text:style-name="_31_10">a</text:span><text:span text:style-name="_31_85">t</text:span><text:span text:style-name="_33_9">e</text:span><text:span text:style-name="_31_20">g</text:span><text:span text:style-name="_32_19">y</text:span><text:span text:style-name="_31_"> </text:span><text:span text:style-name="_31_29">f</text:span><text:span text:style-name="_32_15">o</text:span><text:span text:style-name="_36_9">r</text:span><text:span text:style-name="_37_6"> </text:span><text:span text:style-name="_32_24">t</text:span><text:span text:style-name="_33_9">h</text:span><text:span text:style-name="_31_14">e</text:span><text:span text:style-name="_31_51"> </text:span><text:span text:style-name="_37_5">m</text:span><text:span text:style-name="_31_17">a</text:span><text:span text:style-name="_32_24">c</text:span><text:span text:style-name="_36_6">h</text:span><text:span text:style-name="_31_34">i</text:span><text:span text:style-name="_31_79">n</text:span><text:span text:style-name="_37_1">e</text:span><text:span text:style-name="_37_6"> </text:span><text:span text:style-name="_31_91">m</text:span><text:span text:style-name="_35_7">a</text:span><text:span text:style-name="_31_43">y</text:span><text:span text:style-name="_31_51"> </text:span><text:span text:style-name="_37_5">p</text:span><text:span text:style-name="_31_05">o</text:span><text:span text:style-name="_31_91">s</text:span><text:span text:style-name="_37_4">s</text:span><text:span text:style-name="_31_17">i</text:span><text:span text:style-name="_32_16">b</text:span><text:span text:style-name="_33_0">l</text:span><text:span text:style-name="_31_02">y</text:span><text:span text:style-name="_31_51"> </text:span><text:span text:style-name="_32_3">b</text:span><text:span text:style-name="_31_01">e</text:span><text:span text:style-name="_31_51"> </text:span><text:span text:style-name="_32_1">s</text:span><text:span text:style-name="_31_50">o</text:span><text:span text:style-name="_31_79">m</text:span><text:span text:style-name="_32_4">e</text:span><text:span text:style-name="_31_32">t</text:span><text:span text:style-name="_32_00">h</text:span><text:span text:style-name="_32_1">i</text:span><text:span text:style-name="_39_5">n</text:span><text:span text:style-name="_32_10">g</text:span><text:span text:style-name="_31_"> </text:span><text:span text:style-name="_31_04">o</text:span><text:span text:style-name="_31_79">t</text:span><text:span text:style-name="_36_9">h</text:span><text:span text:style-name="_31_32">e</text:span><text:span text:style-name="_31_71">r</text:span><text:span text:style-name="_31_"> </text:span><text:span text:style-name="_31_11">t</text:span><text:span text:style-name="_31_70">h</text:span><text:span text:style-name="_32_1">a</text:span><text:span text:style-name="_31_11">n</text:span><text:span text:style-name="_31_51"> </text:span><text:span text:style-name="_32_6">i</text:span><text:span text:style-name="_31_17">m</text:span><text:span text:style-name="_32_04">i</text:span><text:span text:style-name="_33_8">t</text:span><text:span text:style-name="_31_43">a</text:span><text:span text:style-name="_32_07">t</text:span><text:span text:style-name="_32_1">i</text:span><text:span text:style-name="_31_20">o</text:span><text:span text:style-name="_32_25">n</text:span><text:span text:style-name="_31_"> </text:span><text:span text:style-name="_31_19">o</text:span><text:span text:style-name="_32_10">f</text:span><text:span text:style-name="_31_"> </text:span><text:span text:style-name="_31_28">t</text:span><text:span text:style-name="_31_91">h</text:span><text:span text:style-name="_37_5">e</text:span><text:span text:style-name="_37_6"> </text:span><text:span text:style-name="_31_76">b</text:span><text:span text:style-name="_34_5">e</text:span><text:span text:style-name="_31_05">h</text:span><text:span text:style-name="_32_03">a</text:span><text:span text:style-name="_32_0">v</text:span><text:span text:style-name="_31_34">i</text:span><text:span text:style-name="_32_01">o</text:span><text:span text:style-name="_32_1">u</text:span><text:span text:style-name="_31_13">r</text:span><text:span text:style-name="_31_51"> </text:span><text:span text:style-name="_33_5">o</text:span><text:span text:style-name="_39_8">f</text:span><text:span text:style-name="_31_51"> </text:span><text:span text:style-name="_33_0">a</text:span><text:span text:style-name="_37_6"> </text:span><text:span text:style-name="_31_88">m</text:span><text:span text:style-name="_34_4">a</text:span><text:span text:style-name="_31_11">n</text:span><text:span text:style-name="_32_06">.</text:span><text:span text:style-name="_31_"> </text:span><text:span text:style-name="_31_35">T</text:span><text:span text:style-name="_31_94">h</text:span><text:span text:style-name="_35_9">i</text:span><text:span text:style-name="_31_11">s</text:span><text:span text:style-name="_31_51"> </text:span><text:span text:style-name="_34_5">m</text:span><text:span text:style-name="_31_44">a</text:span><text:span text:style-name="_31_94">y</text:span><text:span text:style-name="_31_"> </text:span><text:span text:style-name="_39_9">b</text:span><text:span text:style-name="_31_91">e</text:span><text:span text:style-name="_33_9">,</text:span><text:span text:style-name="_37_6"> </text:span><text:span text:style-name="_31_88">b</text:span><text:span text:style-name="_36_0">u</text:span><text:span text:style-name="_31_05">t</text:span><text:span text:style-name="_31_51"> </text:span><text:span text:style-name="_32_3">I</text:span><text:span text:style-name="_37_6"> </text:span><text:span text:style-name="_31_89">t</text:span><text:span text:style-name="_32_1">h</text:span><text:span text:style-name="_39_6">i</text:span><text:span text:style-name="_32_18">n</text:span><text:span text:style-name="_34_4">k</text:span><text:span text:style-name="_37_6"> </text:span><text:span text:style-name="_31_94">i</text:span><text:span text:style-name="_33_9">t</text:span><text:span text:style-name="_37_6"> </text:span><text:span text:style-name="_32_15">i</text:span><text:span text:style-name="_33_9">s</text:span><text:span text:style-name="_37_6"> </text:span><text:span text:style-name="_32_22">u</text:span><text:span text:style-name="_35_3">n</text:span><text:span text:style-name="_31_04">l</text:span><text:span text:style-name="_31_73">i</text:span><text:span text:style-name="_34_4">k</text:span><text:span text:style-name="_31_20">e</text:span><text:span text:style-name="_32_07">l</text:span><text:span text:style-name="_37_1">y</text:span><text:span text:style-name="_37_6"> </text:span><text:span text:style-name="_32_06">t</text:span><text:span text:style-name="_35_3">h</text:span><text:span text:style-name="_31_25">a</text:span><text:span text:style-name="_31_86">t</text:span><text:span text:style-name="_31_"> </text:span><text:span text:style-name="_31_47">t</text:span><text:span text:style-name="_31_85">h</text:span><text:span text:style-name="_32_6">e</text:span><text:span text:style-name="_31_40">r</text:span><text:span text:style-name="_32_06">e</text:span><text:span text:style-name="_31_"> </text:span><text:span text:style-name="_31_11">i</text:span><text:span text:style-name="_32_22">s</text:span><text:span text:style-name="_31_"> </text:span><text:span text:style-name="_31_19">a</text:span><text:span text:style-name="_31_92">n</text:span><text:span text:style-name="_36_9">y</text:span><text:span text:style-name="_37_6"> </text:span><text:span text:style-name="_31_92">g</text:span><text:span text:style-name="_34_5">r</text:span><text:span text:style-name="_31_01">e</text:span><text:span text:style-name="_32_07">a</text:span><text:span text:style-name="_36_6">t</text:span><text:span text:style-name="_37_6"> </text:span><text:span text:style-name="_31_89">e</text:span><text:span text:style-name="_33_6">f</text:span><text:span text:style-name="_31_28">f</text:span><text:span text:style-name="_32_18">e</text:span><text:span text:style-name="_35_7">c</text:span><text:span text:style-name="_31_17">t</text:span><text:span text:style-name="_31_51"> </text:span><text:span text:style-name="_36_5">o</text:span><text:span text:style-name="_31_17">f</text:span><text:span text:style-name="_31_51"> </text:span><text:span text:style-name="_32_0">t</text:span><text:span text:style-name="_31_04">h</text:span><text:span text:style-name="_31_76">i</text:span><text:span text:style-name="_35_9">s</text:span><text:span text:style-name="_37_6"> </text:span><text:span text:style-name="_32_03">k</text:span><text:span text:style-name="_34_2">i</text:span><text:span text:style-name="_31_32">n</text:span><text:span text:style-name="_31_95">d</text:span><text:span text:style-name="_32_9">.</text:span><text:span text:style-name="_37_6"> </text:span><text:span text:style-name="_31_89">I</text:span><text:span text:style-name="_34_1">n</text:span><text:span text:style-name="_37_6"> </text:span><text:span text:style-name="_32_18">a</text:span><text:span text:style-name="_32_4">n</text:span><text:span text:style-name="_31_14">y</text:span><text:span text:style-name="_31_51"> </text:span><text:span text:style-name="_33_9">c</text:span><text:span text:style-name="_31_44">a</text:span><text:span text:style-name="_32_09">s</text:span><text:span text:style-name="_37_2">e</text:span><text:span text:style-name="_37_6"> </text:span><text:span text:style-name="_31_88">t</text:span><text:span text:style-name="_37_4">h</text:span><text:span text:style-name="_31_25">e</text:span><text:span text:style-name="_32_22">r</text:span><text:span text:style-name="_32_9">e</text:span><text:span text:style-name="_37_6"> </text:span><text:span text:style-name="_31_70">i</text:span><text:span text:style-name="_35_0">s</text:span><text:span text:style-name="_37_6"> </text:span><text:span text:style-name="_31_92">n</text:span><text:span text:style-name="_35_9">o</text:span><text:span text:style-name="_37_6"> </text:span><text:span text:style-name="_32_09">i</text:span><text:span text:style-name="_36_6">n</text:span><text:span text:style-name="_31_31">t</text:span><text:span text:style-name="_31_94">e</text:span><text:span text:style-name="_35_4">n</text:span><text:span text:style-name="_31_41">t</text:span><text:span text:style-name="_31_91">i</text:span><text:span text:style-name="_35_6">o</text:span><text:span text:style-name="_31_31">n</text:span><text:span text:style-name="_31_51"> </text:span><text:span text:style-name="_35_4">t</text:span><text:span text:style-name="_31_13">o</text:span><text:span text:style-name="_31_51"> </text:span><text:span text:style-name="_33_0">i</text:span><text:span text:style-name="_31_19">n</text:span><text:span text:style-name="_31_95">v</text:span><text:span text:style-name="_37_2">e</text:span><text:span text:style-name="_31_11">s</text:span><text:span text:style-name="_32_16">t</text:span><text:span text:style-name="_32_1">i</text:span><text:span text:style-name="_31_50">g</text:span><text:span text:style-name="_32_00">a</text:span><text:span text:style-name="_32_7">t</text:span><text:span text:style-name="_31_17">e</text:span><text:span text:style-name="_31_51"> </text:span><text:span text:style-name="_33_0">h</text:span><text:span text:style-name="_31_17">e</text:span><text:span text:style-name="_31_80">r</text:span><text:span text:style-name="_36_0">e</text:span><text:span text:style-name="_37_6"> </text:span><text:span text:style-name="_31_79">t</text:span><text:span text:style-name="_35_0">h</text:span><text:span text:style-name="_31_43">e</text:span><text:span text:style-name="_31_51"> </text:span><text:span text:style-name="_32_0">t</text:span><text:span text:style-name="_31_10">h</text:span><text:span text:style-name="_31_77">e</text:span><text:span text:style-name="_35_3">o</text:span><text:span text:style-name="_31_26">r</text:span><text:span text:style-name="_32_22">y</text:span><text:span text:style-name="_31_"> </text:span><text:span text:style-name="_31_17">o</text:span><text:span text:style-name="_31_85">f</text:span><text:span text:style-name="_31_"> </text:span><text:span text:style-name="_31_26">t</text:span><text:span text:style-name="_32_10">h</text:span><text:span text:style-name="_37_5">e</text:span><text:span text:style-name="_37_6"> </text:span><text:span text:style-name="_31_95">g</text:span><text:span text:style-name="_34_2">a</text:span><text:span text:style-name="_31_44">m</text:span><text:span text:style-name="_32_03">e</text:span><text:span text:style-name="_32_9">,</text:span><text:span text:style-name="_37_6"> </text:span><text:span text:style-name="_31_88">a</text:span><text:span text:style-name="_34_2">n</text:span><text:span text:style-name="_31_10">d</text:span><text:span text:style-name="_31_51"> </text:span><text:span text:style-name="_34_1">i</text:span><text:span text:style-name="_31_32">t</text:span><text:span text:style-name="_31_51"> </text:span><text:span text:style-name="_35_7">w</text:span><text:span text:style-name="_39_8">i</text:span><text:span text:style-name="_32_09">l</text:span><text:span text:style-name="_33_6">l</text:span><text:span text:style-name="_37_6"> </text:span><text:span text:style-name="_32_25">b</text:span><text:span text:style-name="_33_0">e</text:span><text:span text:style-name="_37_6"> </text:span><text:span text:style-name="_32_22">a</text:span><text:span text:style-name="_33_0">s</text:span><text:span text:style-name="_31_11">s</text:span><text:span text:style-name="_31_70">u</text:span><text:span text:style-name="_33_9">m</text:span><text:span text:style-name="_31_29">e</text:span><text:span text:style-name="_32_01">d</text:span><text:span text:style-name="_31_"> </text:span><text:span text:style-name="_31_13">t</text:span><text:span text:style-name="_31_89">h</text:span><text:span text:style-name="_35_4">a</text:span><text:span text:style-name="_31_16">t</text:span><text:span text:style-name="_31_51"> </text:span><text:span text:style-name="_37_5">t</text:span><text:span text:style-name="_31_10">h</text:span><text:span text:style-name="_32_10">e</text:span><text:span text:style-name="_31_"> </text:span><text:span text:style-name="_31_44">b</text:span><text:span text:style-name="_31_85">e</text:span><text:span text:style-name="_33_9">s</text:span><text:span text:style-name="_31_29">t</text:span><text:span text:style-name="_31_51"> </text:span><text:span text:style-name="_33_5">s</text:span><text:span text:style-name="_31_16">t</text:span><text:span text:style-name="_31_79">r</text:span><text:span text:style-name="_35_1">a</text:span><text:span text:style-name="_31_05">t</text:span><text:span text:style-name="_32_21">e</text:span><text:span text:style-name="_35_9">g</text:span><text:span text:style-name="_31_11">y</text:span><text:span text:style-name="_31_51"> </text:span><text:span text:style-name="_35_3">i</text:span><text:span text:style-name="_31_26">s</text:span><text:span text:style-name="_31_51"> </text:span><text:span text:style-name="_32_1">t</text:span><text:span text:style-name="_31_31">o</text:span><text:span text:style-name="_31_51"> </text:span><text:span text:style-name="_34_4">t</text:span><text:span text:style-name="_31_29">r</text:span><text:span text:style-name="_32_10">y</text:span><text:span text:style-name="_31_"> </text:span><text:span text:style-name="_31_19">t</text:span><text:span text:style-name="_32_04">o</text:span><text:span text:style-name="_31_"> </text:span><text:span text:style-name="_31_29">p</text:span><text:span text:style-name="_32_06">r</text:span><text:span text:style-name="_37_1">o</text:span><text:span text:style-name="_31_04">v</text:span><text:span text:style-name="_31_76">i</text:span><text:span text:style-name="_36_9">d</text:span><text:span text:style-name="_31_02">e</text:span><text:span text:style-name="_31_51"> </text:span><text:span text:style-name="_36_0">a</text:span><text:span text:style-name="_31_29">n</text:span><text:span text:style-name="_31_70">s</text:span><text:span text:style-name="_33_5">w</text:span><text:span text:style-name="_31_17">e</text:span><text:span text:style-name="_31_95">r</text:span><text:span text:style-name="_36_6">s</text:span><text:span text:style-name="_37_6"> </text:span><text:span text:style-name="_32_16">t</text:span><text:span text:style-name="_33_9">h</text:span><text:span text:style-name="_31_14">a</text:span><text:span text:style-name="_32_03">t</text:span><text:span text:style-name="_31_"> </text:span><text:span text:style-name="_31_14">w</text:span><text:span text:style-name="_32_04">o</text:span><text:span text:style-name="_37_4">u</text:span><text:span text:style-name="_31_34">l</text:span><text:span text:style-name="_31_88">d</text:span><text:span text:style-name="_31_"> </text:span><text:span text:style-name="_31_14">n</text:span><text:span text:style-name="_31_73">a</text:span><text:span text:style-name="_35_3">t</text:span><text:span text:style-name="_31_31">u</text:span><text:span text:style-name="_32_24">r</text:span><text:span text:style-name="_33_6">a</text:span><text:span text:style-name="_31_25">l</text:span><text:span text:style-name="_31_91">l</text:span><text:span text:style-name="_36_6">y</text:span><text:span text:style-name="_37_6"> </text:span><text:span text:style-name="_31_89">b</text:span><text:span text:style-name="_35_9">e</text:span><text:span text:style-name="_37_6"> </text:span><text:span text:style-name="_31_71">g</text:span><text:span text:style-name="_34_5">i</text:span><text:span text:style-name="_31_49">v</text:span><text:span text:style-name="_32_15">e</text:span><text:span text:style-name="_34_5">n</text:span><text:span text:style-name="_37_6"> </text:span><text:span text:style-name="_31_91">b</text:span><text:span text:style-name="_34_1">y</text:span><text:span text:style-name="_37_6"> </text:span><text:span text:style-name="_32_24">a</text:span><text:span text:style-name="_31_"> </text:span><text:span text:style-name="_31_01">m</text:span><text:span text:style-name="_31_92">a</text:span><text:span text:style-name="_34_2">n</text:span><text:span text:style-name="_31_19">.</text:span></text:p>
      <text:p text:style-name="P1"><text:span text:style-name="_33_6">3</text:span><text:span text:style-name="_31_31">.</text:span><text:span text:style-name="_31_51"> </text:span><text:span text:style-name="_33_9">T</text:span><text:span text:style-name="_31_31">h</text:span><text:span text:style-name="_32_25">e</text:span><text:span text:style-name="_31_"> </text:span><text:span text:style-name="_31_25">M</text:span><text:span text:style-name="_32_09">a</text:span><text:span text:style-name="_33_6">c</text:span><text:span text:style-name="_31_16">h</text:span><text:span text:style-name="_32_25">i</text:span><text:span text:style-name="_37_1">n</text:span><text:span text:style-name="_31_01">e</text:span><text:span text:style-name="_32_18">s</text:span><text:span text:style-name="_31_"> </text:span><text:span text:style-name="_31_40">C</text:span><text:span text:style-name="_31_71">o</text:span><text:span text:style-name="_35_9">n</text:span><text:span text:style-name="_31_02">c</text:span><text:span text:style-name="_32_06">e</text:span><text:span text:style-name="_33_0">r</text:span><text:span text:style-name="_31_13">n</text:span><text:span text:style-name="_31_86">e</text:span><text:span text:style-name="_36_5">d</text:span><text:span text:style-name="_37_6"> </text:span><text:span text:style-name="_31_86">i</text:span><text:span text:style-name="_35_4">n</text:span><text:span text:style-name="_37_6"> </text:span><text:span text:style-name="_31_70">t</text:span><text:span text:style-name="_36_5">h</text:span><text:span text:style-name="_31_34">e</text:span><text:span text:style-name="_31_51"> </text:span><text:span text:style-name="_34_4">G</text:span><text:span text:style-name="_39_5">a</text:span><text:span text:style-name="_32_18">m</text:span><text:span text:style-name="_35_7">e</text:span></text:p>
      <text:p text:style-name="P1"><text:span text:style-name="_32_01">T</text:span><text:span text:style-name="_37_2">h</text:span><text:span text:style-name="_31_02">e</text:span><text:span text:style-name="_31_51"> </text:span><text:span text:style-name="_37_1">q</text:span><text:span text:style-name="_31_34">u</text:span><text:span text:style-name="_31_73">e</text:span><text:span text:style-name="_33_6">s</text:span><text:span text:style-name="_31_28">t</text:span><text:span text:style-name="_32_03">i</text:span><text:span text:style-name="_37_2">o</text:span><text:span text:style-name="_31_47">n</text:span><text:span text:style-name="_31_51"> </text:span><text:span text:style-name="_32_9">w</text:span><text:span text:style-name="_31_34">h</text:span><text:span text:style-name="_31_92">i</text:span><text:span text:style-name="_32_9">c</text:span><text:span text:style-name="_39_6">h</text:span><text:span text:style-name="_31_51"> </text:span><text:span text:style-name="_33_9">w</text:span><text:span text:style-name="_31_04">e</text:span><text:span text:style-name="_31_51"> </text:span><text:span text:style-name="_34_2">p</text:span><text:span text:style-name="_31_11">u</text:span><text:span text:style-name="_32_21">t</text:span><text:span text:style-name="_31_"> </text:span><text:span text:style-name="_31_32">i</text:span><text:span text:style-name="_31_89">n</text:span><text:span text:style-name="_31_"> </text:span><text:span text:style-name="_31_14">1</text:span><text:span text:style-name="_31_51"> </text:span><text:span text:style-name="_34_2">w</text:span><text:span text:style-name="_39_9">i</text:span><text:span text:style-name="_32_01">l</text:span><text:span text:style-name="_32_3">l</text:span><text:span text:style-name="_37_6"> </text:span><text:span text:style-name="_31_76">n</text:span><text:span text:style-name="_34_5">o</text:span><text:span text:style-name="_31_50">t</text:span><text:span text:style-name="_31_51"> </text:span><text:span text:style-name="_34_4">b</text:span><text:span text:style-name="_31_28">e</text:span><text:span text:style-name="_31_51"> </text:span><text:span text:style-name="_37_2">q</text:span><text:span text:style-name="_31_32">u</text:span><text:span text:style-name="_31_80">i</text:span><text:span text:style-name="_36_8">t</text:span><text:span text:style-name="_31_10">e</text:span><text:span text:style-name="_31_51"> </text:span><text:span text:style-name="_34_1">d</text:span><text:span text:style-name="_31_31">e</text:span><text:span text:style-name="_32_24">f</text:span><text:span text:style-name="_36_6">i</text:span><text:span text:style-name="_31_32">n</text:span><text:span text:style-name="_31_77">i</text:span><text:span text:style-name="_37_2">t</text:span><text:span text:style-name="_31_11">e</text:span><text:span text:style-name="_31_51"> </text:span><text:span text:style-name="_36_0">u</text:span><text:span text:style-name="_31_49">n</text:span><text:span text:style-name="_32_04">t</text:span><text:span text:style-name="_33_5">i</text:span><text:span text:style-name="_31_02">l</text:span><text:span text:style-name="_31_51"> </text:span><text:span text:style-name="_32_0">w</text:span><text:span text:style-name="_31_47">e</text:span><text:span text:style-name="_31_51"> </text:span><text:span text:style-name="_32_1">h</text:span><text:span text:style-name="_31_49">a</text:span><text:span text:style-name="_31_94">v</text:span><text:span text:style-name="_37_5">e</text:span><text:span text:style-name="_37_6"> </text:span><text:span text:style-name="_32_25">s</text:span><text:span text:style-name="_36_8">p</text:span><text:span text:style-name="_31_41">e</text:span><text:span text:style-name="_31_94">c</text:span><text:span text:style-name="_32_9">i</text:span><text:span text:style-name="_31_41">f</text:span><text:span text:style-name="_32_15">i</text:span><text:span text:style-name="_33_8">e</text:span><text:span text:style-name="_31_46">d</text:span><text:span text:style-name="_31_51"> </text:span><text:span text:style-name="_35_6">w</text:span><text:span text:style-name="_31_05">h</text:span><text:span text:style-name="_31_79">a</text:span><text:span text:style-name="_35_9">t</text:span><text:span text:style-name="_37_6"> </text:span><text:span text:style-name="_32_03">w</text:span><text:span text:style-name="_35_9">e</text:span><text:span text:style-name="_37_6"> </text:span><text:span text:style-name="_32_22">m</text:span><text:span text:style-name="_33_6">e</text:span><text:span text:style-name="_31_44">a</text:span><text:span text:style-name="_32_22">n</text:span><text:span text:style-name="_31_"> </text:span><text:span text:style-name="_39_6">b</text:span><text:span text:style-name="_32_10">y</text:span><text:span text:style-name="_31_"> </text:span><text:span text:style-name="_31_02">t</text:span><text:span text:style-name="_31_73">h</text:span><text:span text:style-name="_32_3">e</text:span><text:span text:style-name="_37_6"> </text:span><text:span text:style-name="_31_94">w</text:span><text:span text:style-name="_32_7">o</text:span><text:span text:style-name="_31_41">r</text:span><text:span text:style-name="_32_19">d</text:span><text:span text:style-name="_31_"> </text:span><text:span text:style-name="_31_43">"</text:span><text:span text:style-name="_32_19">m</text:span><text:span text:style-name="_35_6">a</text:span><text:span text:style-name="_39_5">c</text:span><text:span text:style-name="_31_71">h</text:span><text:span text:style-name="_36_9">i</text:span><text:span text:style-name="_31_20">n</text:span><text:span text:style-name="_32_24">e</text:span><text:span text:style-name="_35_0">.</text:span><text:span text:style-name="_31_28">"</text:span><text:span text:style-name="_31_51"> </text:span><text:span text:style-name="_33_9">I</text:span><text:span text:style-name="_31_43">t</text:span><text:span text:style-name="_31_51"> </text:span><text:span text:style-name="_36_9">i</text:span><text:span text:style-name="_31_26">s</text:span><text:span text:style-name="_31_51"> </text:span><text:span text:style-name="_33_9">n</text:span><text:span text:style-name="_31_40">a</text:span><text:span text:style-name="_31_70">t</text:span><text:span text:style-name="_37_2">u</text:span><text:span text:style-name="_31_46">r</text:span><text:span text:style-name="_31_79">a</text:span><text:span text:style-name="_34_4">l</text:span><text:span text:style-name="_37_6"> </text:span><text:span text:style-name="_32_15">t</text:span><text:span text:style-name="_34_4">h</text:span><text:span text:style-name="_31_34">a</text:span><text:span text:style-name="_32_10">t</text:span><text:span text:style-name="_31_"> </text:span><text:span text:style-name="_31_13">w</text:span><text:span text:style-name="_32_07">e</text:span><text:span text:style-name="_31_"> </text:span><text:span text:style-name="_31_29">s</text:span><text:span text:style-name="_31_92">h</text:span><text:span text:style-name="_33_6">o</text:span><text:span text:style-name="_31_28">u</text:span><text:span text:style-name="_31_76">l</text:span><text:span text:style-name="_37_2">d</text:span><text:span text:style-name="_37_6"> </text:span><text:span text:style-name="_32_18">w</text:span><text:span text:style-name="_37_2">i</text:span><text:span text:style-name="_31_28">s</text:span><text:span text:style-name="_32_10">h</text:span><text:span text:style-name="_31_"> </text:span><text:span text:style-name="_31_11">t</text:span><text:span text:style-name="_31_79">o</text:span><text:span text:style-name="_31_"> </text:span><text:span text:style-name="_31_41">p</text:span><text:span text:style-name="_32_10">e</text:span><text:span text:style-name="_36_5">r</text:span><text:span text:style-name="_31_31">m</text:span><text:span text:style-name="_31_86">i</text:span><text:span text:style-name="_32_4">t</text:span><text:span text:style-name="_37_6"> </text:span><text:span text:style-name="_31_74">e</text:span><text:span text:style-name="_32_4">v</text:span><text:span text:style-name="_31_44">e</text:span><text:span text:style-name="_31_92">r</text:span><text:span text:style-name="_36_9">y</text:span><text:span text:style-name="_37_6"> </text:span><text:span text:style-name="_31_74">k</text:span><text:span text:style-name="_35_4">i</text:span><text:span text:style-name="_31_25">n</text:span><text:span text:style-name="_32_07">d</text:span><text:span text:style-name="_31_"> </text:span><text:span text:style-name="_31_04">o</text:span><text:span text:style-name="_31_73">f</text:span><text:span text:style-name="_31_"> </text:span><text:span text:style-name="_31_25">e</text:span><text:span text:style-name="_32_19">n</text:span><text:span text:style-name="_35_7">g</text:span><text:span text:style-name="_31_29">i</text:span><text:span text:style-name="_32_10">n</text:span><text:span text:style-name="_34_4">e</text:span><text:span text:style-name="_39_9">e</text:span><text:span text:style-name="_31_88">r</text:span><text:span text:style-name="_35_6">i</text:span><text:span text:style-name="_39_9">n</text:span><text:span text:style-name="_31_88">g</text:span><text:span text:style-name="_31_"> </text:span><text:span text:style-name="_31_35">t</text:span><text:span text:style-name="_31_86">e</text:span><text:span text:style-name="_32_6">c</text:span><text:span text:style-name="_31_41">h</text:span><text:span text:style-name="_32_07">n</text:span><text:span text:style-name="_35_9">i</text:span><text:span text:style-name="_31_35">q</text:span><text:span text:style-name="_31_89">u</text:span><text:span text:style-name="_32_7">e</text:span><text:span text:style-name="_37_6"> </text:span><text:span text:style-name="_32_24">t</text:span><text:span text:style-name="_37_2">o</text:span><text:span text:style-name="_37_6"> </text:span><text:span text:style-name="_32_01">b</text:span><text:span text:style-name="_34_1">e</text:span><text:span text:style-name="_37_6"> </text:span><text:span text:style-name="_31_91">u</text:span><text:span text:style-name="_35_9">s</text:span><text:span text:style-name="_31_25">e</text:span><text:span text:style-name="_32_24">d</text:span><text:span text:style-name="_31_"> </text:span><text:span text:style-name="_31_40">i</text:span><text:span text:style-name="_32_18">n</text:span><text:span text:style-name="_31_"> </text:span><text:span text:style-name="_39_6">o</text:span><text:span text:style-name="_31_91">u</text:span><text:span text:style-name="_35_3">r</text:span><text:span text:style-name="_37_6"> </text:span><text:span text:style-name="_32_01">m</text:span><text:span text:style-name="_35_1">a</text:span><text:span text:style-name="_31_49">c</text:span><text:span text:style-name="_32_01">h</text:span><text:span text:style-name="_36_6">i</text:span><text:span text:style-name="_31_43">n</text:span><text:span text:style-name="_31_80">e</text:span><text:span text:style-name="_35_4">s</text:span><text:span text:style-name="_31_10">.</text:span><text:span text:style-name="_31_51"> </text:span><text:span text:style-name="_32_1">W</text:span><text:span text:style-name="_39_9">e</text:span><text:span text:style-name="_31_51"> </text:span><text:span text:style-name="_35_9">a</text:span><text:span text:style-name="_31_01">l</text:span><text:span text:style-name="_31_76">s</text:span><text:span text:style-name="_32_7">o</text:span><text:span text:style-name="_37_6"> </text:span><text:span text:style-name="_31_77">w</text:span><text:span text:style-name="_34_2">i</text:span><text:span text:style-name="_31_47">s</text:span><text:span text:style-name="_31_70">h</text:span><text:span text:style-name="_31_"> </text:span><text:span text:style-name="_31_46">t</text:span><text:span text:style-name="_31_85">o</text:span><text:span text:style-name="_31_"> </text:span><text:span text:style-name="_31_31">a</text:span><text:span text:style-name="_32_01">l</text:span><text:span text:style-name="_34_2">l</text:span><text:span text:style-name="_31_16">o</text:span><text:span text:style-name="_31_89">w</text:span><text:span text:style-name="_31_"> </text:span><text:span text:style-name="_31_34">t</text:span><text:span text:style-name="_32_19">h</text:span><text:span text:style-name="_32_4">e</text:span><text:span text:style-name="_37_6"> </text:span><text:span text:style-name="_32_18">p</text:span><text:span text:style-name="_37_2">o</text:span><text:span text:style-name="_39_5">s</text:span><text:span text:style-name="_32_01">s</text:span><text:span text:style-name="_33_0">i</text:span><text:span text:style-name="_31_16">b</text:span><text:span text:style-name="_31_73">i</text:span><text:span text:style-name="_34_2">l</text:span><text:span text:style-name="_31_47">i</text:span><text:span text:style-name="_32_21">t</text:span><text:span text:style-name="_35_0">y</text:span><text:span text:style-name="_37_6"> </text:span><text:span text:style-name="_32_03">t</text:span><text:span text:style-name="_34_1">h</text:span><text:span text:style-name="_31_34">a</text:span><text:span text:style-name="_31_85">n</text:span><text:span text:style-name="_31_"> </text:span><text:span text:style-name="_31_35">a</text:span><text:span text:style-name="_31_74">n</text:span><text:span text:style-name="_31_"> </text:span><text:span text:style-name="_31_25">e</text:span><text:span text:style-name="_31_74">n</text:span><text:span text:style-name="_36_8">g</text:span><text:span text:style-name="_31_28">i</text:span><text:span text:style-name="_31_89">n</text:span><text:span text:style-name="_35_4">e</text:span><text:span text:style-name="_31_14">e</text:span><text:span text:style-name="_32_06">r</text:span><text:span text:style-name="_31_"> </text:span><text:span text:style-name="_31_43">o</text:span><text:span text:style-name="_31_77">r</text:span><text:span text:style-name="_31_"> </text:span><text:span text:style-name="_31_13">t</text:span><text:span text:style-name="_31_95">e</text:span><text:span text:style-name="_35_9">a</text:span><text:span text:style-name="_31_28">m</text:span><text:span text:style-name="_31_51"> </text:span><text:span text:style-name="_32_1">o</text:span><text:span text:style-name="_31_16">f</text:span><text:span text:style-name="_31_51"> </text:span><text:span text:style-name="_32_7">e</text:span><text:span text:style-name="_31_46">n</text:span><text:span text:style-name="_32_01">g</text:span><text:span text:style-name="_33_9">i</text:span><text:span text:style-name="_31_44">n</text:span><text:span text:style-name="_32_16">e</text:span><text:span text:style-name="_35_4">e</text:span><text:span text:style-name="_31_49">r</text:span><text:span text:style-name="_32_07">s</text:span><text:span text:style-name="_31_"> </text:span><text:span text:style-name="_31_46">m</text:span><text:span text:style-name="_31_95">a</text:span><text:span text:style-name="_34_4">y</text:span><text:span text:style-name="_37_6"> </text:span><text:span text:style-name="_32_10">c</text:span><text:span text:style-name="_37_1">o</text:span><text:span text:style-name="_31_31">n</text:span><text:span text:style-name="_32_04">s</text:span><text:span text:style-name="_33_8">t</text:span><text:span text:style-name="_31_14">r</text:span><text:span text:style-name="_32_16">u</text:span><text:span text:style-name="_32_9">c</text:span><text:span text:style-name="_31_47">t</text:span><text:span text:style-name="_31_51"> </text:span><text:span text:style-name="_35_0">a</text:span><text:span text:style-name="_37_6"> </text:span><text:span text:style-name="_32_10">m</text:span><text:span text:style-name="_32_4">a</text:span><text:span text:style-name="_31_47">c</text:span><text:span text:style-name="_32_21">h</text:span><text:span text:style-name="_36_0">i</text:span><text:span text:style-name="_31_04">n</text:span><text:span text:style-name="_32_25">e</text:span><text:span text:style-name="_31_"> </text:span><text:span text:style-name="_31_16">w</text:span><text:span text:style-name="_32_25">h</text:span><text:span text:style-name="_35_6">i</text:span><text:span text:style-name="_31_19">c</text:span><text:span text:style-name="_32_10">h</text:span><text:span text:style-name="_31_"> </text:span><text:span text:style-name="_31_29">w</text:span><text:span text:style-name="_31_94">o</text:span><text:span text:style-name="_32_6">r</text:span><text:span text:style-name="_31_05">k</text:span><text:span text:style-name="_32_18">s</text:span><text:span text:style-name="_37_5">,</text:span><text:span text:style-name="_37_6"> </text:span><text:span text:style-name="_32_09">b</text:span><text:span text:style-name="_32_3">u</text:span><text:span text:style-name="_31_34">t</text:span><text:span text:style-name="_31_51"> </text:span><text:span text:style-name="_32_3">w</text:span><text:span text:style-name="_31_05">h</text:span><text:span text:style-name="_32_18">o</text:span><text:span text:style-name="_34_5">s</text:span><text:span text:style-name="_31_01">e</text:span><text:span text:style-name="_31_51"> </text:span><text:span text:style-name="_37_5">m</text:span><text:span text:style-name="_39_9">a</text:span><text:span text:style-name="_32_16">n</text:span><text:span text:style-name="_35_4">n</text:span><text:span text:style-name="_31_43">e</text:span><text:span text:style-name="_31_76">r</text:span><text:span text:style-name="_31_"> </text:span><text:span text:style-name="_31_10">o</text:span><text:span text:style-name="_31_95">f</text:span><text:span text:style-name="_31_"> </text:span><text:span text:style-name="_31_19">o</text:span><text:span text:style-name="_32_07">p</text:span><text:span text:style-name="_32_1">e</text:span><text:span text:style-name="_31_31">r</text:span><text:span text:style-name="_32_15">a</text:span><text:span text:style-name="_36_6">t</text:span><text:span text:style-name="_31_19">i</text:span><text:span text:style-name="_32_22">o</text:span><text:span text:style-name="_32_4">n</text:span><text:span text:style-name="_37_6"> </text:span><text:span text:style-name="_32_25">c</text:span><text:span text:style-name="_37_4">a</text:span><text:span text:style-name="_31_20">n</text:span><text:span text:style-name="_32_18">n</text:span><text:span text:style-name="_37_4">o</text:span><text:span text:style-name="_31_34">t</text:span><text:span text:style-name="_31_51"> </text:span><text:span text:style-name="_35_9">b</text:span><text:span text:style-name="_31_26">e</text:span><text:span text:style-name="_31_51"> </text:span><text:span text:style-name="_36_9">s</text:span><text:span text:style-name="_31_11">a</text:span><text:span text:style-name="_31_85">t</text:span><text:span text:style-name="_36_8">i</text:span><text:span text:style-name="_31_05">s</text:span><text:span text:style-name="_31_89">f</text:span><text:span text:style-name="_32_9">a</text:span><text:span text:style-name="_31_10">c</text:span><text:span text:style-name="_32_16">t</text:span><text:span text:style-name="_32_3">o</text:span><text:span text:style-name="_31_47">r</text:span><text:span text:style-name="_32_22">i</text:span><text:span text:style-name="_35_0">l</text:span><text:span text:style-name="_31_11">y</text:span><text:span text:style-name="_31_51"> </text:span><text:span text:style-name="_33_9">d</text:span><text:span text:style-name="_39_9">e</text:span><text:span text:style-name="_32_22">s</text:span><text:span text:style-name="_35_3">c</text:span><text:span text:style-name="_31_05">r</text:span><text:span text:style-name="_31_92">i</text:span><text:span text:style-name="_33_0">b</text:span><text:span text:style-name="_31_05">e</text:span><text:span text:style-name="_32_03">d</text:span><text:span text:style-name="_31_"> </text:span><text:span text:style-name="_31_43">b</text:span><text:span text:style-name="_31_76">y</text:span><text:span text:style-name="_31_"> </text:span><text:span text:style-name="_31_16">i</text:span><text:span text:style-name="_32_18">t</text:span><text:span text:style-name="_35_6">s</text:span><text:span text:style-name="_37_6"> </text:span><text:span text:style-name="_32_24">c</text:span><text:span text:style-name="_33_5">o</text:span><text:span text:style-name="_31_34">n</text:span><text:span text:style-name="_32_22">s</text:span><text:span text:style-name="_36_6">t</text:span><text:span text:style-name="_31_34">r</text:span><text:span text:style-name="_32_00">u</text:span><text:span text:style-name="_33_5">c</text:span><text:span text:style-name="_31_40">t</text:span><text:span text:style-name="_32_15">o</text:span><text:span text:style-name="_35_1">r</text:span><text:span text:style-name="_31_46">s</text:span><text:span text:style-name="_31_51"> </text:span><text:span text:style-name="_34_4">b</text:span><text:span text:style-name="_31_20">e</text:span><text:span text:style-name="_31_85">c</text:span><text:span text:style-name="_34_4">a</text:span><text:span text:style-name="_31_14">u</text:span><text:span text:style-name="_31_74">s</text:span><text:span text:style-name="_32_4">e</text:span><text:span text:style-name="_37_6"> </text:span><text:span text:style-name="_31_91">t</text:span><text:span text:style-name="_32_6">h</text:span><text:span text:style-name="_31_10">e</text:span><text:span text:style-name="_31_86">y</text:span><text:span text:style-name="_31_"> </text:span><text:span text:style-name="_31_46">h</text:span><text:span text:style-name="_31_86">a</text:span><text:span text:style-name="_33_8">v</text:span><text:span text:style-name="_31_26">e</text:span><text:span text:style-name="_31_51"> </text:span><text:span text:style-name="_32_4">a</text:span><text:span text:style-name="_39_8">p</text:span><text:span text:style-name="_32_00">p</text:span><text:span text:style-name="_35_1">l</text:span><text:span text:style-name="_31_02">i</text:span><text:span text:style-name="_31_94">e</text:span><text:span text:style-name="_33_8">d</text:span><text:span text:style-name="_37_6"> </text:span><text:span text:style-name="_31_76">a</text:span><text:span text:style-name="_31_"> </text:span><text:span text:style-name="_39_5">m</text:span><text:span text:style-name="_31_94">e</text:span><text:span text:style-name="_32_4">t</text:span><text:span text:style-name="_31_02">h</text:span><text:span text:style-name="_32_07">o</text:span><text:span text:style-name="_35_3">d</text:span><text:span text:style-name="_37_6"> </text:span><text:span text:style-name="_31_91">w</text:span><text:span text:style-name="_35_7">h</text:span><text:span text:style-name="_31_26">i</text:span><text:span text:style-name="_32_03">c</text:span><text:span text:style-name="_36_9">h</text:span><text:span text:style-name="_37_6"> </text:span><text:span text:style-name="_32_21">i</text:span><text:span text:style-name="_37_4">s</text:span><text:span text:style-name="_37_6"> </text:span><text:span text:style-name="_31_73">l</text:span><text:span text:style-name="_33_0">a</text:span><text:span text:style-name="_39_5">r</text:span><text:span text:style-name="_31_77">g</text:span><text:span text:style-name="_35_3">e</text:span><text:span text:style-name="_31_13">l</text:span><text:span text:style-name="_31_76">y</text:span><text:span text:style-name="_31_"> </text:span><text:span text:style-name="_31_16">e</text:span><text:span text:style-name="_32_01">x</text:span><text:span text:style-name="_32_4">p</text:span><text:span text:style-name="_31_14">e</text:span><text:span text:style-name="_32_25">r</text:span><text:span text:style-name="_32_9">i</text:span><text:span text:style-name="_31_04">m</text:span><text:span text:style-name="_31_95">e</text:span><text:span text:style-name="_32_6">n</text:span><text:span text:style-name="_31_29">t</text:span><text:span text:style-name="_32_21">a</text:span><text:span text:style-name="_33_8">l</text:span><text:span text:style-name="_31_11">.</text:span><text:span text:style-name="_31_51"> </text:span><text:span text:style-name="_32_9">F</text:span><text:span text:style-name="_31_41">i</text:span><text:span text:style-name="_32_21">n</text:span><text:span text:style-name="_37_5">a</text:span><text:span text:style-name="_31_31">l</text:span><text:span text:style-name="_31_86">l</text:span><text:span text:style-name="_36_5">y</text:span><text:span text:style-name="_31_05">,</text:span><text:span text:style-name="_31_51"> </text:span><text:span text:style-name="_35_7">w</text:span><text:span text:style-name="_31_29">e</text:span><text:span text:style-name="_31_51"> </text:span><text:span text:style-name="_36_8">w</text:span><text:span text:style-name="_31_26">i</text:span><text:span text:style-name="_31_73">s</text:span><text:span text:style-name="_32_9">h</text:span><text:span text:style-name="_37_6"> </text:span><text:span text:style-name="_32_15">t</text:span><text:span text:style-name="_34_2">o</text:span><text:span text:style-name="_37_6"> </text:span><text:span text:style-name="_31_70">e</text:span><text:span text:style-name="_35_0">x</text:span><text:span text:style-name="_31_43">c</text:span><text:span text:style-name="_31_73">l</text:span><text:span text:style-name="_35_0">u</text:span><text:span text:style-name="_31_26">d</text:span><text:span text:style-name="_31_86">e</text:span><text:span text:style-name="_31_"> </text:span><text:span text:style-name="_31_28">f</text:span><text:span text:style-name="_31_86">r</text:span><text:span text:style-name="_32_6">o</text:span><text:span text:style-name="_31_16">m</text:span><text:span text:style-name="_31_51"> </text:span><text:span text:style-name="_36_0">t</text:span><text:span text:style-name="_31_41">h</text:span><text:span text:style-name="_32_03">e</text:span><text:span text:style-name="_31_"> </text:span><text:span text:style-name="_31_29">m</text:span><text:span text:style-name="_31_80">a</text:span><text:span text:style-name="_36_5">c</text:span><text:span text:style-name="_31_29">h</text:span><text:span text:style-name="_32_19">i</text:span><text:span text:style-name="_32_4">n</text:span><text:span text:style-name="_31_35">e</text:span><text:span text:style-name="_31_76">s</text:span><text:span text:style-name="_31_"> </text:span><text:span text:style-name="_31_31">m</text:span><text:span text:style-name="_31_91">e</text:span><text:span text:style-name="_33_9">n</text:span><text:span text:style-name="_37_6"> </text:span><text:span text:style-name="_32_22">b</text:span><text:span text:style-name="_34_5">o</text:span><text:span text:style-name="_39_9">r</text:span><text:span text:style-name="_31_73">n</text:span><text:span text:style-name="_31_"> </text:span><text:span text:style-name="_39_6">i</text:span><text:span text:style-name="_32_03">n</text:span><text:span text:style-name="_31_"> </text:span><text:span text:style-name="_31_29">t</text:span><text:span text:style-name="_31_79">h</text:span><text:span text:style-name="_36_6">e</text:span><text:span text:style-name="_37_6"> </text:span><text:span text:style-name="_32_10">u</text:span><text:span text:style-name="_34_1">s</text:span><text:span text:style-name="_31_40">u</text:span><text:span text:style-name="_32_06">a</text:span><text:span text:style-name="_35_0">l</text:span><text:span text:style-name="_37_6"> </text:span><text:span text:style-name="_31_89">m</text:span><text:span text:style-name="_35_6">a</text:span><text:span text:style-name="_39_5">n</text:span><text:span text:style-name="_32_16">n</text:span><text:span text:style-name="_37_1">e</text:span><text:span text:style-name="_31_35">r</text:span><text:span text:style-name="_32_04">.</text:span><text:span text:style-name="_31_"> </text:span><text:span text:style-name="_31_13">I</text:span><text:span text:style-name="_32_24">t</text:span><text:span text:style-name="_31_"> </text:span><text:span text:style-name="_31_26">i</text:span><text:span text:style-name="_31_74">s</text:span><text:span text:style-name="_31_"> </text:span><text:span text:style-name="_31_04">d</text:span><text:span text:style-name="_32_15">i</text:span><text:span text:style-name="_37_4">f</text:span><text:span text:style-name="_31_44">f</text:span><text:span text:style-name="_32_01">i</text:span><text:span text:style-name="_37_1">c</text:span><text:span text:style-name="_31_19">u</text:span><text:span text:style-name="_32_06">l</text:span><text:span text:style-name="_35_4">t</text:span><text:span text:style-name="_37_6"> </text:span><text:span text:style-name="_32_01">t</text:span><text:span text:style-name="_32_3">o</text:span><text:span text:style-name="_37_6"> </text:span><text:span text:style-name="_31_76">f</text:span><text:span text:style-name="_33_9">r</text:span><text:span text:style-name="_31_14">a</text:span><text:span text:style-name="_31_80">m</text:span><text:span text:style-name="_32_3">e</text:span><text:span text:style-name="_37_6"> </text:span><text:span text:style-name="_32_04">t</text:span><text:span text:style-name="_32_9">h</text:span><text:span text:style-name="_31_10">e</text:span><text:span text:style-name="_31_51"> </text:span><text:span text:style-name="_34_5">d</text:span><text:span text:style-name="_31_20">e</text:span><text:span text:style-name="_31_71">f</text:span><text:span text:style-name="_37_2">i</text:span><text:span text:style-name="_31_50">n</text:span><text:span text:style-name="_31_79">i</text:span><text:span text:style-name="_32_0">t</text:span><text:span text:style-name="_31_44">i</text:span><text:span text:style-name="_31_70">o</text:span><text:span text:style-name="_35_1">n</text:span><text:span text:style-name="_31_11">s</text:span><text:span text:style-name="_31_51"> </text:span><text:span text:style-name="_32_6">s</text:span><text:span text:style-name="_39_5">o</text:span><text:span text:style-name="_31_51"> </text:span><text:span text:style-name="_34_4">a</text:span><text:span text:style-name="_31_11">s</text:span><text:span text:style-name="_31_51"> </text:span><text:span text:style-name="_36_9">t</text:span><text:span text:style-name="_31_28">o</text:span><text:span text:style-name="_31_51"> </text:span><text:span text:style-name="_35_0">s</text:span><text:span text:style-name="_31_47">a</text:span><text:span text:style-name="_32_09">t</text:span><text:span text:style-name="_34_1">i</text:span><text:span text:style-name="_31_44">s</text:span><text:span text:style-name="_31_79">f</text:span><text:span text:style-name="_33_6">y</text:span><text:span text:style-name="_37_6"> </text:span><text:span text:style-name="_32_15">t</text:span><text:span text:style-name="_35_6">h</text:span><text:span text:style-name="_31_02">e</text:span><text:span text:style-name="_32_18">s</text:span><text:span text:style-name="_36_9">e</text:span><text:span text:style-name="_37_6"> </text:span><text:span text:style-name="_32_16">t</text:span><text:span text:style-name="_36_0">h</text:span><text:span text:style-name="_31_29">r</text:span><text:span text:style-name="_31_88">e</text:span><text:span text:style-name="_35_0">e</text:span><text:span text:style-name="_37_6"> </text:span><text:span text:style-name="_32_18">c</text:span><text:span text:style-name="_34_2">o</text:span><text:span text:style-name="_31_19">n</text:span><text:span text:style-name="_32_22">d</text:span><text:span text:style-name="_35_6">i</text:span><text:span text:style-name="_39_6">t</text:span><text:span text:style-name="_31_92">i</text:span><text:span text:style-name="_35_0">o</text:span><text:span text:style-name="_31_50">n</text:span><text:span text:style-name="_31_92">s</text:span><text:span text:style-name="_35_6">.</text:span><text:span text:style-name="_37_6"> </text:span><text:span text:style-name="_32_25">O</text:span><text:span text:style-name="_34_4">n</text:span><text:span text:style-name="_31_04">e</text:span><text:span text:style-name="_31_51"> </text:span><text:span text:style-name="_36_8">m</text:span><text:span text:style-name="_31_28">i</text:span><text:span text:style-name="_32_09">g</text:span><text:span text:style-name="_32_6">h</text:span><text:span text:style-name="_31_35">t</text:span><text:span text:style-name="_31_51"> </text:span><text:span text:style-name="_34_4">f</text:span><text:span text:style-name="_31_16">o</text:span><text:span text:style-name="_31_86">r</text:span><text:span text:style-name="_31_"> </text:span><text:span text:style-name="_31_34">i</text:span><text:span text:style-name="_31_71">n</text:span><text:span text:style-name="_33_5">s</text:span><text:span text:style-name="_31_26">t</text:span><text:span text:style-name="_31_89">a</text:span><text:span text:style-name="_37_1">n</text:span><text:span text:style-name="_31_19">c</text:span><text:span text:style-name="_32_22">e</text:span><text:span text:style-name="_31_"> </text:span><text:span text:style-name="_31_05">i</text:span><text:span text:style-name="_31_95">n</text:span><text:span text:style-name="_32_0">s</text:span><text:span text:style-name="_31_32">i</text:span><text:span text:style-name="_32_15">s</text:span><text:span text:style-name="_33_0">t</text:span><text:span text:style-name="_37_6"> </text:span><text:span text:style-name="_31_86">t</text:span><text:span text:style-name="_32_3">h</text:span><text:span text:style-name="_31_26">a</text:span><text:span text:style-name="_31_94">t</text:span><text:span text:style-name="_31_"> </text:span><text:span text:style-name="_31_20">t</text:span><text:span text:style-name="_32_15">h</text:span><text:span text:style-name="_32_7">e</text:span><text:span text:style-name="_37_6"> </text:span><text:span text:style-name="_32_00">t</text:span><text:span text:style-name="_34_2">e</text:span><text:span text:style-name="_31_05">a</text:span><text:span text:style-name="_32_15">m</text:span><text:span text:style-name="_31_"> </text:span><text:span text:style-name="_31_41">o</text:span><text:span text:style-name="_31_88">f</text:span><text:span text:style-name="_31_"> </text:span><text:span text:style-name="_31_19">e</text:span><text:span text:style-name="_31_71">n</text:span><text:span text:style-name="_35_4">g</text:span><text:span text:style-name="_31_47">i</text:span><text:span text:style-name="_32_04">n</text:span><text:span text:style-name="_32_4">e</text:span><text:span text:style-name="_31_43">e</text:span><text:span text:style-name="_31_91">r</text:span><text:span text:style-name="_32_7">s</text:span><text:span text:style-name="_37_6"> </text:span><text:span text:style-name="_31_74">s</text:span><text:span text:style-name="_33_9">h</text:span><text:span text:style-name="_31_11">o</text:span><text:span text:style-name="_31_91">u</text:span><text:span text:style-name="_32_7">l</text:span><text:span text:style-name="_39_8">d</text:span><text:span text:style-name="_31_51"> </text:span><text:span text:style-name="_35_9">b</text:span><text:span text:style-name="_31_44">e</text:span><text:span text:style-name="_31_51"> </text:span><text:span text:style-name="_36_5">a</text:span><text:span text:style-name="_31_11">l</text:span><text:span text:style-name="_32_19">l</text:span><text:span text:style-name="_31_"> </text:span><text:span text:style-name="_31_41">o</text:span><text:span text:style-name="_32_22">f</text:span><text:span text:style-name="_31_"> </text:span><text:span text:style-name="_31_26">o</text:span><text:span text:style-name="_32_16">n</text:span><text:span text:style-name="_35_3">e</text:span><text:span text:style-name="_37_6"> </text:span><text:span text:style-name="_32_01">s</text:span><text:span text:style-name="_35_9">e</text:span><text:span text:style-name="_31_43">x</text:span><text:span text:style-name="_32_21">,</text:span><text:span text:style-name="_31_"> </text:span><text:span text:style-name="_31_05">b</text:span><text:span text:style-name="_31_74">u</text:span><text:span text:style-name="_32_1">t</text:span><text:span text:style-name="_37_6"> </text:span><text:span text:style-name="_31_95">t</text:span><text:span text:style-name="_37_1">h</text:span><text:span text:style-name="_31_20">i</text:span><text:span text:style-name="_31_77">s</text:span><text:span text:style-name="_31_"> </text:span><text:span text:style-name="_31_02">w</text:span><text:span text:style-name="_32_04">o</text:span><text:span text:style-name="_32_6">u</text:span><text:span text:style-name="_31_43">l</text:span><text:span text:style-name="_31_88">d</text:span><text:span text:style-name="_31_"> </text:span><text:span text:style-name="_31_50">n</text:span><text:span text:style-name="_32_25">o</text:span><text:span text:style-name="_34_2">t</text:span><text:span text:style-name="_37_6"> </text:span><text:span text:style-name="_32_07">r</text:span><text:span text:style-name="_37_5">e</text:span><text:span text:style-name="_31_11">a</text:span><text:span text:style-name="_31_91">l</text:span><text:span text:style-name="_35_4">l</text:span><text:span text:style-name="_31_28">y</text:span><text:span text:style-name="_31_51"> </text:span><text:span text:style-name="_32_7">b</text:span><text:span text:style-name="_31_50">e</text:span><text:span text:style-name="_31_51"> </text:span><text:span text:style-name="_33_5">s</text:span><text:span text:style-name="_31_32">a</text:span><text:span text:style-name="_32_04">t</text:span><text:span text:style-name="_36_0">i</text:span><text:span text:style-name="_31_20">s</text:span><text:span text:style-name="_32_07">f</text:span><text:span text:style-name="_34_4">a</text:span><text:span text:style-name="_31_47">c</text:span><text:span text:style-name="_31_71">t</text:span><text:span text:style-name="_32_1">o</text:span><text:span text:style-name="_31_26">r</text:span><text:span text:style-name="_31_85">y</text:span><text:span text:style-name="_35_3">,</text:span><text:span text:style-name="_37_6"> </text:span><text:span text:style-name="_31_76">f</text:span><text:span text:style-name="_35_6">o</text:span><text:span text:style-name="_31_02">r</text:span><text:span text:style-name="_31_51"> </text:span><text:span text:style-name="_32_7">i</text:span><text:span text:style-name="_31_32">t</text:span><text:span text:style-name="_31_51"> </text:span><text:span text:style-name="_32_1">i</text:span><text:span text:style-name="_31_13">s</text:span><text:span text:style-name="_31_51"> </text:span><text:span text:style-name="_32_1">p</text:span><text:span text:style-name="_31_14">r</text:span><text:span text:style-name="_32_00">o</text:span><text:span text:style-name="_32_9">b</text:span><text:span text:style-name="_31_46">a</text:span><text:span text:style-name="_32_24">b</text:span><text:span text:style-name="_35_7">l</text:span><text:span text:style-name="_31_50">y</text:span><text:span text:style-name="_31_51"> </text:span><text:span text:style-name="_32_0">p</text:span><text:span text:style-name="_31_43">o</text:span><text:span text:style-name="_32_03">s</text:span><text:span text:style-name="_32_7">s</text:span><text:span text:style-name="_31_02">i</text:span><text:span text:style-name="_32_07">b</text:span><text:span text:style-name="_36_9">l</text:span><text:span text:style-name="_31_16">e</text:span><text:span text:style-name="_31_51"> </text:span><text:span text:style-name="_32_3">t</text:span><text:span text:style-name="_31_28">o</text:span><text:span text:style-name="_31_51"> </text:span><text:span text:style-name="_34_2">r</text:span><text:span text:style-name="_31_44">e</text:span><text:span text:style-name="_31_70">a</text:span><text:span text:style-name="_32_6">r</text:span><text:span text:style-name="_37_6"> </text:span><text:span text:style-name="_31_86">a</text:span><text:span text:style-name="_31_"> </text:span><text:span text:style-name="_31_04">c</text:span><text:span text:style-name="_31_70">o</text:span><text:span text:style-name="_36_9">m</text:span><text:span text:style-name="_31_40">p</text:span><text:span text:style-name="_32_03">l</text:span><text:span text:style-name="_33_5">e</text:span><text:span text:style-name="_31_41">t</text:span><text:span text:style-name="_31_91">e</text:span><text:span text:style-name="_31_"> </text:span><text:span text:style-name="_31_47">i</text:span><text:span text:style-name="_31_74">n</text:span><text:span text:style-name="_32_0">d</text:span><text:span text:style-name="_31_19">i</text:span><text:span text:style-name="_32_10">v</text:span><text:span text:style-name="_32_7">i</text:span><text:span text:style-name="_31_19">d</text:span><text:span text:style-name="_31_77">u</text:span><text:span text:style-name="_32_0">a</text:span><text:span text:style-name="_31_28">l</text:span><text:span text:style-name="_31_51"> </text:span><text:span text:style-name="_32_1">f</text:span><text:span text:style-name="_31_13">r</text:span><text:span text:style-name="_32_25">o</text:span><text:span text:style-name="_32_1">m</text:span><text:span text:style-name="_37_6"> </text:span><text:span text:style-name="_31_80">a</text:span><text:span text:style-name="_31_"> </text:span><text:span text:style-name="_39_8">s</text:span><text:span text:style-name="_31_91">i</text:span><text:span text:style-name="_35_3">n</text:span><text:span text:style-name="_31_14">g</text:span><text:span text:style-name="_31_95">l</text:span><text:span text:style-name="_35_9">e</text:span><text:span text:style-name="_37_6"> </text:span><text:span text:style-name="_31_71">c</text:span><text:span text:style-name="_35_0">e</text:span><text:span text:style-name="_31_19">l</text:span><text:span text:style-name="_32_00">l</text:span><text:span text:style-name="_31_"> </text:span><text:span text:style-name="_31_32">o</text:span><text:span text:style-name="_31_80">f</text:span><text:span text:style-name="_31_"> </text:span><text:span text:style-name="_31_04">t</text:span><text:span text:style-name="_31_71">h</text:span><text:span text:style-name="_36_5">e</text:span><text:span text:style-name="_37_6"> </text:span><text:span text:style-name="_32_22">s</text:span><text:span text:style-name="_34_2">k</text:span><text:span text:style-name="_31_04">i</text:span><text:span text:style-name="_32_21">n</text:span><text:span text:style-name="_31_"> </text:span><text:span text:style-name="_39_5">(</text:span><text:span text:style-name="_32_16">s</text:span><text:span text:style-name="_34_5">a</text:span><text:span text:style-name="_31_02">y</text:span><text:span text:style-name="_32_06">)</text:span><text:span text:style-name="_31_"> </text:span><text:span text:style-name="_31_29">o</text:span><text:span text:style-name="_32_19">f</text:span><text:span text:style-name="_31_"> </text:span><text:span text:style-name="_31_19">a</text:span><text:span text:style-name="_31_51"> </text:span><text:span text:style-name="_32_0">m</text:span><text:span text:style-name="_31_26">a</text:span><text:span text:style-name="_32_15">n</text:span><text:span text:style-name="_36_9">.</text:span><text:span text:style-name="_37_6"> </text:span><text:span text:style-name="_32_06">T</text:span><text:span text:style-name="_34_5">o</text:span><text:span text:style-name="_37_6"> </text:span><text:span text:style-name="_32_24">d</text:span><text:span text:style-name="_34_2">o</text:span><text:span text:style-name="_37_6"> </text:span><text:span text:style-name="_32_25">s</text:span><text:span text:style-name="_35_9">o</text:span><text:span text:style-name="_37_6"> </text:span><text:span text:style-name="_32_24">w</text:span><text:span text:style-name="_35_3">o</text:span><text:span text:style-name="_39_5">u</text:span><text:span text:style-name="_32_16">l</text:span><text:span text:style-name="_35_0">d</text:span><text:span text:style-name="_37_6"> </text:span><text:span text:style-name="_32_24">b</text:span><text:span text:style-name="_32_3">e</text:span><text:span text:style-name="_37_6"> </text:span><text:span text:style-name="_31_89">a</text:span><text:span text:style-name="_31_"> </text:span><text:span text:style-name="_31_29">f</text:span><text:span text:style-name="_32_16">e</text:span><text:span text:style-name="_34_5">a</text:span><text:span text:style-name="_31_35">t</text:span><text:span text:style-name="_31_51"> </text:span><text:span text:style-name="_35_4">o</text:span><text:span text:style-name="_31_01">f</text:span><text:span text:style-name="_31_51"> </text:span><text:span text:style-name="_33_0">b</text:span><text:span text:style-name="_31_32">i</text:span><text:span text:style-name="_31_85">o</text:span><text:span text:style-name="_35_6">l</text:span><text:span text:style-name="_39_5">o</text:span><text:span text:style-name="_31_88">g</text:span><text:span text:style-name="_34_4">i</text:span><text:span text:style-name="_31_35">c</text:span><text:span text:style-name="_31_92">a</text:span><text:span text:style-name="_32_1">l</text:span><text:span text:style-name="_37_6"> </text:span><text:span text:style-name="_32_07">t</text:span><text:span text:style-name="_37_5">e</text:span><text:span text:style-name="_31_17">c</text:span><text:span text:style-name="_32_01">h</text:span><text:span text:style-name="_32_1">n</text:span><text:span text:style-name="_39_9">i</text:span><text:span text:style-name="_32_03">q</text:span><text:span text:style-name="_35_7">u</text:span><text:span text:style-name="_31_43">e</text:span><text:span text:style-name="_31_51"> </text:span><text:span text:style-name="_35_1">d</text:span><text:span text:style-name="_31_29">e</text:span><text:span text:style-name="_32_06">s</text:span><text:span text:style-name="_32_4">e</text:span><text:span text:style-name="_39_9">r</text:span><text:span text:style-name="_31_74">v</text:span><text:span text:style-name="_35_9">i</text:span><text:span text:style-name="_31_01">n</text:span><text:span text:style-name="_31_92">g</text:span><text:span text:style-name="_31_"> </text:span><text:span text:style-name="_31_31">o</text:span><text:span text:style-name="_31_71">f</text:span><text:span text:style-name="_31_"> </text:span><text:span text:style-name="_31_40">t</text:span><text:span text:style-name="_31_86">h</text:span><text:span text:style-name="_32_9">e</text:span><text:span text:style-name="_37_6"> </text:span><text:span text:style-name="_31_79">v</text:span><text:span text:style-name="_34_2">e</text:span><text:span text:style-name="_31_40">r</text:span><text:span text:style-name="_31_85">y</text:span><text:span text:style-name="_31_"> </text:span><text:span text:style-name="_31_25">h</text:span><text:span text:style-name="_31_89">i</text:span><text:span text:style-name="_37_5">g</text:span><text:span text:style-name="_31_11">h</text:span><text:span text:style-name="_31_80">e</text:span><text:span text:style-name="_37_5">s</text:span><text:span text:style-name="_39_5">t</text:span><text:span text:style-name="_31_51"> </text:span><text:span text:style-name="_36_9">p</text:span><text:span text:style-name="_31_04">r</text:span><text:span text:style-name="_32_22">a</text:span><text:span text:style-name="_33_0">i</text:span><text:span text:style-name="_31_50">s</text:span><text:span text:style-name="_32_03">e</text:span><text:span text:style-name="_33_9">,</text:span><text:span text:style-name="_37_6"> </text:span><text:span text:style-name="_31_85">b</text:span><text:span text:style-name="_36_9">u</text:span><text:span text:style-name="_31_49">t</text:span><text:span text:style-name="_31_51"> </text:span><text:span text:style-name="_37_4">w</text:span><text:span text:style-name="_31_14">e</text:span><text:span text:style-name="_31_51"> </text:span><text:span text:style-name="_36_0">w</text:span><text:span text:style-name="_31_32">o</text:span><text:span text:style-name="_31_80">u</text:span><text:span text:style-name="_33_9">l</text:span><text:span text:style-name="_31_32">d</text:span><text:span text:style-name="_31_51"> </text:span><text:span text:style-name="_33_8">n</text:span><text:span text:style-name="_31_25">o</text:span><text:span text:style-name="_31_86">t</text:span><text:span text:style-name="_31_"> </text:span><text:span text:style-name="_31_41">b</text:span><text:span text:style-name="_31_71">e</text:span><text:span text:style-name="_31_"> </text:span><text:span text:style-name="_31_01">i</text:span><text:span text:style-name="_31_70">n</text:span><text:span text:style-name="_32_0">c</text:span><text:span text:style-name="_31_13">l</text:span><text:span text:style-name="_31_95">i</text:span><text:span text:style-name="_35_3">n</text:span><text:span text:style-name="_31_50">e</text:span><text:span text:style-name="_32_16">d</text:span><text:span text:style-name="_31_"> </text:span><text:span text:style-name="_31_28">t</text:span><text:span text:style-name="_32_21">o</text:span><text:span text:style-name="_31_"> </text:span><text:span text:style-name="_31_16">r</text:span><text:span text:style-name="_31_77">e</text:span><text:span text:style-name="_34_1">g</text:span><text:span text:style-name="_31_46">a</text:span><text:span text:style-name="_31_80">r</text:span><text:span text:style-name="_33_5">d</text:span><text:span text:style-name="_37_6"> </text:span><text:span text:style-name="_31_80">i</text:span><text:span text:style-name="_32_6">t</text:span><text:span text:style-name="_37_6"> </text:span><text:span text:style-name="_32_01">a</text:span><text:span text:style-name="_36_0">s</text:span><text:span text:style-name="_37_6"> </text:span><text:span text:style-name="_32_00">a</text:span><text:span text:style-name="_31_"> </text:span><text:span text:style-name="_39_9">c</text:span><text:span text:style-name="_31_77">a</text:span><text:span text:style-name="_35_6">s</text:span><text:span text:style-name="_39_9">e</text:span><text:span text:style-name="_31_51"> </text:span><text:span text:style-name="_35_0">o</text:span><text:span text:style-name="_31_44">f</text:span><text:span text:style-name="_31_51"> </text:span><text:span text:style-name="_32_3">"</text:span><text:span text:style-name="_31_14">c</text:span><text:span text:style-name="_31_79">o</text:span><text:span text:style-name="_33_9">n</text:span><text:span text:style-name="_31_16">s</text:span><text:span text:style-name="_32_16">t</text:span><text:span text:style-name="_32_0">r</text:span><text:span text:style-name="_31_35">u</text:span><text:span text:style-name="_31_74">c</text:span><text:span text:style-name="_32_3">t</text:span><text:span text:style-name="_31_10">i</text:span><text:span text:style-name="_32_07">n</text:span><text:span text:style-name="_33_0">g</text:span><text:span text:style-name="_37_6"> </text:span><text:span text:style-name="_31_77">a</text:span><text:span text:style-name="_31_"> </text:span><text:span text:style-name="_31_16">t</text:span><text:span text:style-name="_31_71">h</text:span><text:span text:style-name="_36_8">i</text:span><text:span text:style-name="_31_05">n</text:span><text:span text:style-name="_31_92">k</text:span><text:span text:style-name="_36_9">i</text:span><text:span text:style-name="_31_25">n</text:span><text:span text:style-name="_31_85">g</text:span><text:span text:style-name="_31_"> </text:span><text:span text:style-name="_39_8">m</text:span><text:span text:style-name="_31_76">a</text:span><text:span text:style-name="_33_9">c</text:span><text:span text:style-name="_31_47">h</text:span><text:span text:style-name="_31_76">i</text:span><text:span text:style-name="_37_4">n</text:span><text:span text:style-name="_31_29">e</text:span><text:span text:style-name="_31_92">.</text:span><text:span text:style-name="_37_4">"</text:span><text:span text:style-name="_37_6"> </text:span><text:span text:style-name="_32_09">T</text:span><text:span text:style-name="_32_0">h</text:span><text:span text:style-name="_31_25">i</text:span><text:span text:style-name="_32_16">s</text:span><text:span text:style-name="_31_"> </text:span><text:span text:style-name="_31_26">p</text:span><text:span text:style-name="_32_22">r</text:span><text:span text:style-name="_33_5">o</text:span><text:span text:style-name="_31_17">m</text:span><text:span text:style-name="_32_03">p</text:span><text:span text:style-name="_35_9">t</text:span><text:span text:style-name="_31_25">s</text:span><text:span text:style-name="_31_51"> </text:span><text:span text:style-name="_33_6">u</text:span><text:span text:style-name="_31_28">s</text:span><text:span text:style-name="_31_51"> </text:span><text:span text:style-name="_33_0">t</text:span><text:span text:style-name="_31_25">o</text:span><text:span text:style-name="_31_51"> </text:span><text:span text:style-name="_35_3">a</text:span><text:span text:style-name="_31_49">b</text:span><text:span text:style-name="_31_76">a</text:span><text:span text:style-name="_32_4">n</text:span><text:span text:style-name="_31_20">d</text:span><text:span text:style-name="_31_95">o</text:span><text:span text:style-name="_33_9">n</text:span><text:span text:style-name="_37_6"> </text:span><text:span text:style-name="_31_77">t</text:span><text:span text:style-name="_33_6">h</text:span><text:span text:style-name="_31_16">e</text:span><text:span text:style-name="_31_51"> </text:span><text:span text:style-name="_36_6">r</text:span><text:span text:style-name="_31_41">e</text:span><text:span text:style-name="_32_15">q</text:span><text:span text:style-name="_37_2">u</text:span><text:span text:style-name="_31_01">i</text:span><text:span text:style-name="_31_74">r</text:span><text:span text:style-name="_36_8">e</text:span><text:span text:style-name="_39_8">m</text:span><text:span text:style-name="_32_25">e</text:span><text:span text:style-name="_36_6">n</text:span><text:span text:style-name="_31_40">t</text:span><text:span text:style-name="_31_51"> </text:span><text:span text:style-name="_36_0">t</text:span><text:span text:style-name="_31_02">h</text:span><text:span text:style-name="_32_09">a</text:span><text:span text:style-name="_32_3">t</text:span><text:span text:style-name="_37_6"> </text:span><text:span text:style-name="_32_00">e</text:span><text:span text:style-name="_32_3">v</text:span><text:span text:style-name="_31_25">e</text:span><text:span text:style-name="_32_21">r</text:span><text:span text:style-name="_34_5">y</text:span><text:span text:style-name="_37_6"> </text:span><text:span text:style-name="_32_19">k</text:span><text:span text:style-name="_36_0">i</text:span><text:span text:style-name="_31_29">n</text:span><text:span text:style-name="_31_94">d</text:span><text:span text:style-name="_31_"> </text:span><text:span text:style-name="_31_31">o</text:span><text:span text:style-name="_31_80">f</text:span><text:span text:style-name="_31_"> </text:span><text:span text:style-name="_31_20">t</text:span><text:span text:style-name="_31_77">e</text:span><text:span text:style-name="_34_5">c</text:span><text:span text:style-name="_31_34">h</text:span><text:span text:style-name="_31_88">n</text:span><text:span text:style-name="_35_4">i</text:span><text:span text:style-name="_31_02">q</text:span><text:span text:style-name="_31_70">u</text:span><text:span text:style-name="_32_1">e</text:span><text:span text:style-name="_37_6"> </text:span><text:span text:style-name="_32_00">s</text:span><text:span text:style-name="_33_9">h</text:span><text:span text:style-name="_31_26">o</text:span><text:span text:style-name="_31_70">u</text:span><text:span text:style-name="_37_4">l</text:span><text:span text:style-name="_31_41">d</text:span><text:span text:style-name="_31_51"> </text:span><text:span text:style-name="_33_8">b</text:span><text:span text:style-name="_31_44">e</text:span><text:span text:style-name="_31_51"> </text:span><text:span text:style-name="_34_5">p</text:span><text:span text:style-name="_31_35">e</text:span><text:span text:style-name="_31_94">r</text:span><text:span text:style-name="_33_0">m</text:span><text:span text:style-name="_31_11">i</text:span><text:span text:style-name="_32_19">t</text:span><text:span text:style-name="_37_1">t</text:span><text:span text:style-name="_39_9">e</text:span><text:span text:style-name="_31_92">d</text:span><text:span text:style-name="_33_5">.</text:span><text:span text:style-name="_37_6"> </text:span><text:span text:style-name="_32_10">W</text:span><text:span text:style-name="_32_4">e</text:span><text:span text:style-name="_37_6"> </text:span><text:span text:style-name="_31_77">a</text:span><text:span text:style-name="_35_9">r</text:span><text:span text:style-name="_31_46">e</text:span><text:span text:style-name="_31_51"> </text:span><text:span text:style-name="_33_0">t</text:span><text:span text:style-name="_31_10">h</text:span><text:span text:style-name="_31_76">e</text:span><text:span text:style-name="_31_"> </text:span><text:span text:style-name="_31_41">m</text:span><text:span text:style-name="_32_07">o</text:span><text:span text:style-name="_35_9">r</text:span><text:span text:style-name="_31_41">e</text:span><text:span text:style-name="_31_51"> </text:span><text:span text:style-name="_32_4">r</text:span><text:span text:style-name="_31_40">e</text:span><text:span text:style-name="_32_00">a</text:span><text:span text:style-name="_32_7">d</text:span><text:span text:style-name="_31_41">y</text:span><text:span text:style-name="_31_51"> </text:span><text:span text:style-name="_36_9">t</text:span><text:span text:style-name="_31_20">o</text:span><text:span text:style-name="_31_51"> </text:span><text:span text:style-name="_34_1">d</text:span><text:span text:style-name="_31_04">o</text:span><text:span text:style-name="_31_51"> </text:span><text:span text:style-name="_33_0">s</text:span><text:span text:style-name="_39_5">o</text:span><text:span text:style-name="_31_51"> </text:span><text:span text:style-name="_33_9">i</text:span><text:span text:style-name="_31_41">n</text:span><text:span text:style-name="_31_51"> </text:span><text:span text:style-name="_35_1">v</text:span><text:span text:style-name="_31_41">i</text:span><text:span text:style-name="_31_77">e</text:span><text:span text:style-name="_32_9">w</text:span><text:span text:style-name="_37_6"> </text:span><text:span text:style-name="_31_85">o</text:span><text:span text:style-name="_37_4">f</text:span><text:span text:style-name="_37_6"> </text:span><text:span text:style-name="_31_70">t</text:span><text:span text:style-name="_36_9">h</text:span><text:span text:style-name="_31_26">e</text:span><text:span text:style-name="_31_51"> </text:span><text:span text:style-name="_35_4">f</text:span><text:span text:style-name="_39_5">a</text:span><text:span text:style-name="_32_15">c</text:span><text:span text:style-name="_37_1">t</text:span><text:span text:style-name="_37_6"> </text:span><text:span text:style-name="_32_21">t</text:span><text:span text:style-name="_32_6">h</text:span><text:span text:style-name="_31_25">a</text:span><text:span text:style-name="_31_94">t</text:span><text:span text:style-name="_31_"> </text:span><text:span text:style-name="_31_01">t</text:span><text:span text:style-name="_32_10">h</text:span><text:span text:style-name="_34_2">e</text:span><text:span text:style-name="_37_6"> </text:span><text:span text:style-name="_31_86">p</text:span><text:span text:style-name="_32_0">r</text:span><text:span text:style-name="_31_49">e</text:span><text:span text:style-name="_32_21">s</text:span><text:span text:style-name="_35_3">e</text:span><text:span text:style-name="_31_31">n</text:span><text:span text:style-name="_32_16">t</text:span><text:span text:style-name="_31_"> </text:span><text:span text:style-name="_31_46">i</text:span><text:span text:style-name="_32_03">n</text:span><text:span text:style-name="_37_1">t</text:span><text:span text:style-name="_31_14">e</text:span><text:span text:style-name="_31_77">r</text:span><text:span text:style-name="_36_5">e</text:span><text:span text:style-name="_31_10">s</text:span><text:span text:style-name="_31_94">t</text:span><text:span text:style-name="_31_"> </text:span><text:span text:style-name="_31_04">i</text:span><text:span text:style-name="_32_19">n</text:span><text:span text:style-name="_31_"> </text:span><text:span text:style-name="_31_49">"</text:span><text:span text:style-name="_32_06">t</text:span><text:span text:style-name="_32_1">h</text:span><text:span text:style-name="_31_44">i</text:span><text:span text:style-name="_32_24">n</text:span><text:span text:style-name="_34_4">k</text:span><text:span text:style-name="_31_41">i</text:span><text:span text:style-name="_32_09">n</text:span><text:span text:style-name="_36_9">g</text:span><text:span text:style-name="_37_6"> </text:span><text:span text:style-name="_31_74">m</text:span><text:span text:style-name="_35_1">a</text:span><text:span text:style-name="_31_40">c</text:span><text:span text:style-name="_31_74">h</text:span><text:span text:style-name="_34_4">i</text:span><text:span text:style-name="_31_40">n</text:span><text:span text:style-name="_32_06">e</text:span><text:span text:style-name="_33_5">s</text:span><text:span text:style-name="_31_34">"</text:span><text:span text:style-name="_31_51"> </text:span><text:span text:style-name="_35_0">h</text:span><text:span text:style-name="_31_41">a</text:span><text:span text:style-name="_31_92">s</text:span><text:span text:style-name="_31_"> </text:span><text:span text:style-name="_31_10">b</text:span><text:span text:style-name="_31_89">e</text:span><text:span text:style-name="_36_8">e</text:span><text:span text:style-name="_31_11">n</text:span><text:span text:style-name="_31_51"> </text:span><text:span text:style-name="_32_1">a</text:span><text:span text:style-name="_31_47">r</text:span><text:span text:style-name="_32_01">o</text:span><text:span text:style-name="_36_6">u</text:span><text:span text:style-name="_39_8">s</text:span><text:span text:style-name="_32_15">e</text:span><text:span text:style-name="_35_6">d</text:span><text:span text:style-name="_37_6"> </text:span><text:span text:style-name="_32_18">b</text:span><text:span text:style-name="_36_8">y</text:span><text:span text:style-name="_37_6"> </text:span><text:span text:style-name="_32_25">a</text:span><text:span text:style-name="_31_"> </text:span><text:span text:style-name="_39_8">p</text:span><text:span text:style-name="_32_16">a</text:span><text:span text:style-name="_37_1">r</text:span><text:span text:style-name="_31_50">t</text:span><text:span text:style-name="_32_09">i</text:span><text:span text:style-name="_33_6">c</text:span><text:span text:style-name="_39_6">u</text:span><text:span text:style-name="_32_04">l</text:span><text:span text:style-name="_35_7">a</text:span><text:span text:style-name="_31_50">r</text:span><text:span text:style-name="_31_51"> </text:span><text:span text:style-name="_34_4">k</text:span><text:span text:style-name="_39_6">i</text:span><text:span text:style-name="_31_86">n</text:span><text:span text:style-name="_34_1">d</text:span><text:span text:style-name="_37_6"> </text:span><text:span text:style-name="_32_07">o</text:span><text:span text:style-name="_35_7">f</text:span><text:span text:style-name="_37_6"> </text:span><text:span text:style-name="_31_71">m</text:span><text:span text:style-name="_37_1">a</text:span><text:span text:style-name="_31_19">c</text:span><text:span text:style-name="_31_89">h</text:span><text:span text:style-name="_34_5">i</text:span><text:span text:style-name="_31_50">n</text:span><text:span text:style-name="_31_92">e</text:span><text:span text:style-name="_35_3">,</text:span><text:span text:style-name="_37_6"> </text:span><text:span text:style-name="_32_03">u</text:span><text:span text:style-name="_36_6">s</text:span><text:span text:style-name="_31_01">u</text:span><text:span text:style-name="_31_70">a</text:span><text:span text:style-name="_32_3">l</text:span><text:span text:style-name="_39_5">l</text:span><text:span text:style-name="_32_22">y</text:span><text:span text:style-name="_31_"> </text:span><text:span text:style-name="_31_25">c</text:span><text:span text:style-name="_31_74">a</text:span><text:span text:style-name="_32_3">l</text:span><text:span text:style-name="_31_28">l</text:span><text:span text:style-name="_31_95">e</text:span><text:span text:style-name="_32_1">d</text:span><text:span text:style-name="_37_6"> </text:span><text:span text:style-name="_32_07">a</text:span><text:span text:style-name="_36_8">n</text:span><text:span text:style-name="_37_6"> </text:span><text:span text:style-name="_32_01">"</text:span><text:span text:style-name="_33_9">e</text:span><text:span text:style-name="_31_26">l</text:span><text:span text:style-name="_31_88">e</text:span><text:span text:style-name="_32_7">c</text:span><text:span text:style-name="_39_8">t</text:span><text:span text:style-name="_32_22">r</text:span><text:span text:style-name="_33_6">o</text:span><text:span text:style-name="_31_02">n</text:span><text:span text:style-name="_31_94">i</text:span><text:span text:style-name="_37_2">c</text:span><text:span text:style-name="_37_6"> </text:span><text:span text:style-name="_31_85">c</text:span><text:span text:style-name="_37_5">o</text:span><text:span text:style-name="_31_29">m</text:span><text:span text:style-name="_32_16">p</text:span><text:span text:style-name="_34_4">u</text:span><text:span text:style-name="_31_11">t</text:span><text:span text:style-name="_32_24">e</text:span><text:span text:style-name="_32_6">r</text:span><text:span text:style-name="_31_46">"</text:span><text:span text:style-name="_31_51"> </text:span><text:span text:style-name="_36_8">o</text:span><text:span text:style-name="_31_10">r</text:span><text:span text:style-name="_31_51"> </text:span><text:span text:style-name="_34_4">"</text:span><text:span text:style-name="_31_13">d</text:span><text:span text:style-name="_31_85">i</text:span><text:span text:style-name="_33_8">g</text:span><text:span text:style-name="_31_41">i</text:span><text:span text:style-name="_31_77">t</text:span><text:span text:style-name="_32_1">a</text:span><text:span text:style-name="_31_44">l</text:span><text:span text:style-name="_31_51"> </text:span><text:span text:style-name="_32_3">c</text:span><text:span text:style-name="_31_04">o</text:span><text:span text:style-name="_31_74">m</text:span><text:span text:style-name="_34_4">p</text:span><text:span text:style-name="_39_8">u</text:span><text:span text:style-name="_32_03">t</text:span><text:span text:style-name="_35_1">e</text:span><text:span text:style-name="_31_25">r</text:span><text:span text:style-name="_31_76">.</text:span><text:span text:style-name="_32_9">"</text:span><text:span text:style-name="_37_6"> </text:span><text:span text:style-name="_31_70">F</text:span><text:span text:style-name="_35_3">o</text:span><text:span text:style-name="_31_35">l</text:span><text:span text:style-name="_32_21">l</text:span><text:span text:style-name="_37_4">o</text:span><text:span text:style-name="_31_40">w</text:span><text:span text:style-name="_31_92">i</text:span><text:span text:style-name="_32_6">n</text:span><text:span text:style-name="_31_16">g</text:span><text:span text:style-name="_31_51"> </text:span><text:span text:style-name="_35_1">t</text:span><text:span text:style-name="_31_25">h</text:span><text:span text:style-name="_32_10">i</text:span><text:span text:style-name="_36_0">s</text:span><text:span text:style-name="_37_6"> </text:span><text:span text:style-name="_32_07">s</text:span><text:span text:style-name="_32_9">u</text:span><text:span text:style-name="_31_14">g</text:span><text:span text:style-name="_31_94">g</text:span><text:span text:style-name="_34_1">e</text:span><text:span text:style-name="_39_8">s</text:span><text:span text:style-name="_31_76">t</text:span><text:span text:style-name="_34_4">i</text:span><text:span text:style-name="_31_17">o</text:span><text:span text:style-name="_31_94">n</text:span><text:span text:style-name="_31_"> </text:span><text:span text:style-name="_31_46">w</text:span><text:span text:style-name="_31_80">e</text:span><text:span text:style-name="_31_"> </text:span><text:span text:style-name="_31_10">o</text:span><text:span text:style-name="_31_77">n</text:span><text:span text:style-name="_32_0">l</text:span><text:span text:style-name="_31_19">y</text:span><text:span text:style-name="_31_51"> </text:span><text:span text:style-name="_34_2">p</text:span><text:span text:style-name="_31_44">e</text:span><text:span text:style-name="_32_19">r</text:span><text:span text:style-name="_34_5">m</text:span><text:span text:style-name="_31_44">i</text:span><text:span text:style-name="_31_80">t</text:span><text:span text:style-name="_31_"> </text:span><text:span text:style-name="_39_9">d</text:span><text:span text:style-name="_31_89">i</text:span><text:span text:style-name="_32_1">g</text:span><text:span text:style-name="_31_16">i</text:span><text:span text:style-name="_32_01">t</text:span><text:span text:style-name="_36_0">a</text:span><text:span text:style-name="_31_17">l</text:span><text:span text:style-name="_31_51"> </text:span><text:span text:style-name="_37_1">c</text:span><text:span text:style-name="_31_05">o</text:span><text:span text:style-name="_32_06">m</text:span><text:span text:style-name="_34_1">p</text:span><text:span text:style-name="_31_19">u</text:span><text:span text:style-name="_31_88">t</text:span><text:span text:style-name="_37_1">e</text:span><text:span text:style-name="_31_46">r</text:span><text:span text:style-name="_31_76">s</text:span><text:span text:style-name="_31_"> </text:span><text:span text:style-name="_31_13">t</text:span><text:span text:style-name="_32_07">o</text:span><text:span text:style-name="_31_"> </text:span><text:span text:style-name="_31_01">t</text:span><text:span text:style-name="_31_79">a</text:span><text:span text:style-name="_33_5">k</text:span><text:span text:style-name="_31_46">e</text:span><text:span text:style-name="_31_51"> </text:span><text:span text:style-name="_33_9">p</text:span><text:span text:style-name="_31_32">a</text:span><text:span text:style-name="_32_25">r</text:span><text:span text:style-name="_35_4">t</text:span><text:span text:style-name="_37_6"> </text:span><text:span text:style-name="_32_22">i</text:span><text:span text:style-name="_35_3">n</text:span><text:span text:style-name="_37_6"> </text:span><text:span text:style-name="_32_19">o</text:span><text:span text:style-name="_35_6">u</text:span><text:span text:style-name="_31_29">r</text:span><text:span text:style-name="_31_51"> </text:span><text:span text:style-name="_37_4">g</text:span><text:span text:style-name="_31_35">a</text:span><text:span text:style-name="_32_15">m</text:span><text:span text:style-name="_35_1">e</text:span><text:span text:style-name="_31_20">.</text:span></text:p>
      <text:p text:style-name="P1"><text:span text:style-name="_36_5">T</text:span><text:span text:style-name="_31_25">h</text:span><text:span text:style-name="_32_04">i</text:span><text:span text:style-name="_35_1">s</text:span><text:span text:style-name="_37_6"> </text:span><text:span text:style-name="_31_89">r</text:span><text:span text:style-name="_36_5">e</text:span><text:span text:style-name="_31_41">s</text:span><text:span text:style-name="_31_89">t</text:span><text:span text:style-name="_32_9">r</text:span><text:span text:style-name="_31_25">i</text:span><text:span text:style-name="_31_71">c</text:span><text:span text:style-name="_36_9">t</text:span><text:span text:style-name="_31_13">i</text:span><text:span text:style-name="_32_10">o</text:span><text:span text:style-name="_35_1">n</text:span><text:span text:style-name="_37_6"> </text:span><text:span text:style-name="_31_89">a</text:span><text:span text:style-name="_36_6">p</text:span><text:span text:style-name="_39_8">p</text:span><text:span text:style-name="_32_25">e</text:span><text:span text:style-name="_34_2">a</text:span><text:span text:style-name="_39_5">r</text:span><text:span text:style-name="_32_10">s</text:span><text:span text:style-name="_31_"> </text:span><text:span text:style-name="_31_01">a</text:span><text:span text:style-name="_31_71">t</text:span><text:span text:style-name="_31_"> </text:span><text:span text:style-name="_31_35">f</text:span><text:span text:style-name="_31_89">i</text:span><text:span text:style-name="_32_1">r</text:span><text:span text:style-name="_31_25">s</text:span><text:span text:style-name="_31_95">t</text:span><text:span text:style-name="_31_"> </text:span><text:span text:style-name="_31_35">s</text:span><text:span text:style-name="_31_71">i</text:span><text:span text:style-name="_33_5">g</text:span><text:span text:style-name="_31_49">h</text:span><text:span text:style-name="_32_09">t</text:span><text:span text:style-name="_31_"> </text:span><text:span text:style-name="_31_29">t</text:span><text:span text:style-name="_32_18">o</text:span><text:span text:style-name="_31_"> </text:span><text:span text:style-name="_31_16">b</text:span><text:span text:style-name="_32_04">e</text:span><text:span text:style-name="_31_"> </text:span><text:span text:style-name="_31_49">a</text:span><text:span text:style-name="_31_51"> </text:span><text:span text:style-name="_32_6">v</text:span><text:span text:style-name="_31_11">e</text:span><text:span text:style-name="_31_74">r</text:span><text:span text:style-name="_36_0">y</text:span><text:span text:style-name="_37_6"> </text:span><text:span text:style-name="_32_10">d</text:span><text:span text:style-name="_34_5">r</text:span><text:span text:style-name="_31_17">a</text:span><text:span text:style-name="_31_85">s</text:span><text:span text:style-name="_35_6">t</text:span><text:span text:style-name="_31_47">i</text:span><text:span text:style-name="_31_86">c</text:span><text:span text:style-name="_31_"> </text:span><text:span text:style-name="_31_43">o</text:span><text:span text:style-name="_32_16">n</text:span><text:span text:style-name="_35_6">e</text:span><text:span text:style-name="_31_25">.</text:span><text:span text:style-name="_31_51"> </text:span><text:span text:style-name="_37_1">I</text:span><text:span text:style-name="_37_6"> </text:span><text:span text:style-name="_32_18">s</text:span><text:span text:style-name="_32_1">h</text:span><text:span text:style-name="_31_05">a</text:span><text:span text:style-name="_31_89">l</text:span><text:span text:style-name="_35_0">l</text:span><text:span text:style-name="_37_6"> </text:span><text:span text:style-name="_32_09">a</text:span><text:span text:style-name="_34_2">t</text:span><text:span text:style-name="_31_44">t</text:span><text:span text:style-name="_32_09">e</text:span><text:span text:style-name="_35_6">m</text:span><text:span text:style-name="_39_8">p</text:span><text:span text:style-name="_32_18">t</text:span><text:span text:style-name="_31_"> </text:span><text:span text:style-name="_31_11">t</text:span><text:span text:style-name="_31_86">o</text:span><text:span text:style-name="_31_"> </text:span><text:span text:style-name="_31_41">s</text:span><text:span text:style-name="_31_73">h</text:span><text:span text:style-name="_33_5">o</text:span><text:span text:style-name="_31_31">w</text:span><text:span text:style-name="_31_51"> </text:span><text:span text:style-name="_32_3">t</text:span><text:span text:style-name="_31_44">h</text:span><text:span text:style-name="_31_88">a</text:span><text:span text:style-name="_36_8">t</text:span><text:span text:style-name="_37_6"> </text:span><text:span text:style-name="_32_25">i</text:span><text:span text:style-name="_34_5">t</text:span><text:span text:style-name="_37_6"> </text:span><text:span text:style-name="_32_03">i</text:span><text:span text:style-name="_36_5">s</text:span><text:span text:style-name="_37_6"> </text:span><text:span text:style-name="_31_74">n</text:span><text:span text:style-name="_35_0">o</text:span><text:span text:style-name="_31_17">t</text:span><text:span text:style-name="_31_51"> </text:span><text:span text:style-name="_33_5">s</text:span><text:span text:style-name="_31_29">o</text:span><text:span text:style-name="_31_51"> </text:span><text:span text:style-name="_35_9">i</text:span><text:span text:style-name="_39_5">n</text:span><text:span text:style-name="_31_51"> </text:span><text:span text:style-name="_32_0">r</text:span><text:span text:style-name="_31_20">e</text:span><text:span text:style-name="_31_80">a</text:span><text:span text:style-name="_35_4">l</text:span><text:span text:style-name="_39_5">i</text:span><text:span text:style-name="_31_95">t</text:span><text:span text:style-name="_34_5">y</text:span><text:span text:style-name="_31_47">.</text:span><text:span text:style-name="_31_51"> </text:span><text:span text:style-name="_37_2">T</text:span><text:span text:style-name="_31_05">o</text:span><text:span text:style-name="_31_51"> </text:span><text:span text:style-name="_36_9">d</text:span><text:span text:style-name="_31_25">o</text:span><text:span text:style-name="_31_51"> </text:span><text:span text:style-name="_32_1">t</text:span><text:span text:style-name="_31_26">h</text:span><text:span text:style-name="_32_00">i</text:span><text:span text:style-name="_35_3">s</text:span><text:span text:style-name="_37_6"> </text:span><text:span text:style-name="_32_01">n</text:span><text:span text:style-name="_37_5">e</text:span><text:span text:style-name="_31_02">c</text:span><text:span text:style-name="_32_10">e</text:span><text:span text:style-name="_35_0">s</text:span><text:span text:style-name="_39_9">s</text:span><text:span text:style-name="_32_00">i</text:span><text:span text:style-name="_34_2">t</text:span><text:span text:style-name="_31_46">a</text:span><text:span text:style-name="_31_73">t</text:span><text:span text:style-name="_33_6">e</text:span><text:span text:style-name="_31_25">s</text:span><text:span text:style-name="_31_51"> </text:span><text:span text:style-name="_34_1">a</text:span><text:span text:style-name="_37_6"> </text:span><text:span text:style-name="_32_15">s</text:span><text:span text:style-name="_35_0">h</text:span><text:span text:style-name="_31_26">o</text:span><text:span text:style-name="_31_88">r</text:span><text:span text:style-name="_32_6">t</text:span><text:span text:style-name="_37_6"> </text:span><text:span text:style-name="_32_09">a</text:span><text:span text:style-name="_37_4">c</text:span><text:span text:style-name="_31_31">c</text:span><text:span text:style-name="_31_91">o</text:span><text:span text:style-name="_34_5">u</text:span><text:span text:style-name="_31_32">n</text:span><text:span text:style-name="_31_91">t</text:span><text:span text:style-name="_31_"> </text:span><text:span text:style-name="_31_34">o</text:span><text:span text:style-name="_32_00">f</text:span><text:span text:style-name="_31_"> </text:span><text:span text:style-name="_31_20">t</text:span><text:span text:style-name="_32_24">h</text:span><text:span text:style-name="_33_0">e</text:span><text:span text:style-name="_37_6"> </text:span><text:span text:style-name="_32_22">n</text:span><text:span text:style-name="_37_5">a</text:span><text:span text:style-name="_39_8">t</text:span><text:span text:style-name="_32_16">u</text:span><text:span text:style-name="_33_5">r</text:span><text:span text:style-name="_31_49">e</text:span><text:span text:style-name="_31_51"> </text:span><text:span text:style-name="_32_1">a</text:span><text:span text:style-name="_39_5">n</text:span><text:span text:style-name="_32_16">d</text:span><text:span text:style-name="_31_"> </text:span><text:span text:style-name="_31_02">p</text:span><text:span text:style-name="_31_85">r</text:span><text:span text:style-name="_32_3">o</text:span><text:span text:style-name="_31_17">p</text:span><text:span text:style-name="_32_19">e</text:span><text:span text:style-name="_37_5">r</text:span><text:span text:style-name="_31_05">t</text:span><text:span text:style-name="_31_92">i</text:span><text:span text:style-name="_36_5">e</text:span><text:span text:style-name="_31_01">s</text:span><text:span text:style-name="_31_51"> </text:span><text:span text:style-name="_34_5">o</text:span><text:span text:style-name="_31_16">f</text:span><text:span text:style-name="_31_51"> </text:span><text:span text:style-name="_33_0">t</text:span><text:span text:style-name="_31_41">h</text:span><text:span text:style-name="_32_22">e</text:span><text:span text:style-name="_32_1">s</text:span><text:span text:style-name="_31_14">e</text:span><text:span text:style-name="_31_51"> </text:span><text:span text:style-name="_33_8">c</text:span><text:span text:style-name="_31_25">o</text:span><text:span text:style-name="_32_22">m</text:span><text:span text:style-name="_34_4">p</text:span><text:span text:style-name="_31_04">u</text:span><text:span text:style-name="_32_25">t</text:span><text:span text:style-name="_35_7">e</text:span><text:span text:style-name="_31_05">r</text:span><text:span text:style-name="_32_06">s</text:span><text:span text:style-name="_37_2">.</text:span></text:p>
      <text:p text:style-name="P1"><text:span text:style-name="_31_86">I</text:span><text:span text:style-name="_37_4">t</text:span><text:span text:style-name="_37_6"> </text:span><text:span text:style-name="_32_00">m</text:span><text:span text:style-name="_37_2">a</text:span><text:span text:style-name="_31_43">y</text:span><text:span text:style-name="_31_51"> </text:span><text:span text:style-name="_32_3">a</text:span><text:span text:style-name="_31_49">l</text:span><text:span text:style-name="_31_73">s</text:span><text:span text:style-name="_33_8">o</text:span><text:span text:style-name="_37_6"> </text:span><text:span text:style-name="_31_79">b</text:span><text:span text:style-name="_34_2">e</text:span><text:span text:style-name="_37_6"> </text:span><text:span text:style-name="_32_24">s</text:span><text:span text:style-name="_36_5">a</text:span><text:span text:style-name="_31_10">i</text:span><text:span text:style-name="_32_16">d</text:span><text:span text:style-name="_31_"> </text:span><text:span text:style-name="_31_01">t</text:span><text:span text:style-name="_32_09">h</text:span><text:span text:style-name="_33_5">a</text:span><text:span text:style-name="_31_44">t</text:span><text:span text:style-name="_31_51"> </text:span><text:span text:style-name="_33_8">t</text:span><text:span text:style-name="_31_20">h</text:span><text:span text:style-name="_32_15">i</text:span><text:span text:style-name="_35_7">s</text:span><text:span text:style-name="_37_6"> </text:span><text:span text:style-name="_32_16">i</text:span><text:span text:style-name="_35_9">d</text:span><text:span text:style-name="_31_41">e</text:span><text:span text:style-name="_32_24">n</text:span><text:span text:style-name="_33_6">t</text:span><text:span text:style-name="_31_46">i</text:span><text:span text:style-name="_31_80">f</text:span><text:span text:style-name="_35_3">i</text:span><text:span text:style-name="_31_50">c</text:span><text:span text:style-name="_32_15">a</text:span><text:span text:style-name="_33_6">t</text:span><text:span text:style-name="_31_14">i</text:span><text:span text:style-name="_31_85">o</text:span><text:span text:style-name="_32_7">n</text:span><text:span text:style-name="_37_6"> </text:span><text:span text:style-name="_31_92">o</text:span><text:span text:style-name="_34_4">f</text:span><text:span text:style-name="_37_6"> </text:span><text:span text:style-name="_32_06">m</text:span><text:span text:style-name="_35_7">a</text:span><text:span text:style-name="_39_6">c</text:span><text:span text:style-name="_31_77">h</text:span><text:span text:style-name="_32_6">i</text:span><text:span text:style-name="_31_29">n</text:span><text:span text:style-name="_32_25">e</text:span><text:span text:style-name="_33_6">s</text:span><text:span text:style-name="_37_6"> </text:span><text:span text:style-name="_32_09">w</text:span><text:span text:style-name="_35_9">i</text:span><text:span text:style-name="_31_50">t</text:span><text:span text:style-name="_32_06">h</text:span><text:span text:style-name="_31_"> </text:span><text:span text:style-name="_31_28">d</text:span><text:span text:style-name="_32_04">i</text:span><text:span text:style-name="_34_5">g</text:span><text:span text:style-name="_39_5">i</text:span><text:span text:style-name="_32_10">t</text:span><text:span text:style-name="_32_7">a</text:span><text:span text:style-name="_31_19">l</text:span><text:span text:style-name="_31_51"> </text:span><text:span text:style-name="_36_6">c</text:span><text:span text:style-name="_31_13">o</text:span><text:span text:style-name="_32_21">m</text:span><text:span text:style-name="_33_6">p</text:span><text:span text:style-name="_31_11">u</text:span><text:span text:style-name="_32_09">t</text:span><text:span text:style-name="_32_0">e</text:span><text:span text:style-name="_39_6">r</text:span><text:span text:style-name="_31_80">s</text:span><text:span text:style-name="_32_3">,</text:span><text:span text:style-name="_37_6"> </text:span><text:span text:style-name="_31_76">l</text:span><text:span text:style-name="_33_9">i</text:span><text:span text:style-name="_31_11">k</text:span><text:span text:style-name="_32_22">e</text:span><text:span text:style-name="_31_"> </text:span><text:span text:style-name="_39_6">o</text:span><text:span text:style-name="_31_77">u</text:span><text:span text:style-name="_34_4">r</text:span><text:span text:style-name="_37_6"> </text:span><text:span text:style-name="_32_25">c</text:span><text:span text:style-name="_34_4">r</text:span><text:span text:style-name="_31_25">i</text:span><text:span text:style-name="_32_10">t</text:span><text:span text:style-name="_35_6">e</text:span><text:span text:style-name="_39_8">r</text:span><text:span text:style-name="_31_71">i</text:span><text:span text:style-name="_35_1">o</text:span><text:span text:style-name="_31_32">n</text:span><text:span text:style-name="_31_51"> </text:span><text:span text:style-name="_35_0">f</text:span><text:span text:style-name="_31_47">o</text:span><text:span text:style-name="_31_95">r</text:span><text:span text:style-name="_31_"> </text:span><text:span text:style-name="_31_29">"</text:span><text:span text:style-name="_31_95">t</text:span><text:span text:style-name="_37_2">h</text:span><text:span text:style-name="_31_50">i</text:span><text:span text:style-name="_32_15">n</text:span><text:span text:style-name="_35_9">k</text:span><text:span text:style-name="_31_46">i</text:span><text:span text:style-name="_32_21">n</text:span><text:span text:style-name="_35_9">g</text:span><text:span text:style-name="_31_32">,</text:span><text:span text:style-name="_32_21">"</text:span><text:span text:style-name="_31_"> </text:span><text:span text:style-name="_31_25">w</text:span><text:span text:style-name="_31_80">i</text:span><text:span text:style-name="_37_2">l</text:span><text:span text:style-name="_31_41">l</text:span><text:span text:style-name="_31_51"> </text:span><text:span text:style-name="_32_9">o</text:span><text:span text:style-name="_31_43">n</text:span><text:span text:style-name="_32_25">l</text:span><text:span text:style-name="_32_7">y</text:span><text:span text:style-name="_37_6"> </text:span><text:span text:style-name="_31_76">b</text:span><text:span text:style-name="_32_4">e</text:span><text:span text:style-name="_37_6"> </text:span><text:span text:style-name="_32_03">u</text:span><text:span text:style-name="_33_9">n</text:span><text:span text:style-name="_31_02">s</text:span><text:span text:style-name="_31_74">a</text:span><text:span text:style-name="_36_9">t</text:span><text:span text:style-name="_31_02">i</text:span><text:span text:style-name="_32_07">s</text:span><text:span text:style-name="_32_1">f</text:span><text:span text:style-name="_31_25">a</text:span><text:span text:style-name="_31_85">c</text:span><text:span text:style-name="_35_6">t</text:span><text:span text:style-name="_39_5">o</text:span><text:span text:style-name="_31_79">r</text:span><text:span text:style-name="_32_0">y</text:span><text:span text:style-name="_37_6"> </text:span><text:span text:style-name="_32_10">i</text:span><text:span text:style-name="_32_6">f</text:span><text:span text:style-name="_37_6"> </text:span><text:span text:style-name="_32_06">(</text:span><text:span text:style-name="_34_4">c</text:span><text:span text:style-name="_31_01">o</text:span><text:span text:style-name="_31_80">n</text:span><text:span text:style-name="_33_9">t</text:span><text:span text:style-name="_31_13">r</text:span><text:span text:style-name="_31_70">a</text:span><text:span text:style-name="_32_6">r</text:span><text:span text:style-name="_39_6">y</text:span><text:span text:style-name="_31_51"> </text:span><text:span text:style-name="_36_8">t</text:span><text:span text:style-name="_31_16">o</text:span><text:span text:style-name="_31_51"> </text:span><text:span text:style-name="_33_0">m</text:span><text:span text:style-name="_31_46">y</text:span><text:span text:style-name="_31_51"> </text:span><text:span text:style-name="_35_9">b</text:span><text:span text:style-name="_31_10">e</text:span><text:span text:style-name="_31_79">l</text:span><text:span text:style-name="_32_3">i</text:span><text:span text:style-name="_31_17">e</text:span><text:span text:style-name="_31_95">f</text:span><text:span text:style-name="_33_9">)</text:span><text:span text:style-name="_31_26">,</text:span><text:span text:style-name="_31_51"> </text:span><text:span text:style-name="_34_4">i</text:span><text:span text:style-name="_31_14">t</text:span><text:span text:style-name="_31_51"> </text:span><text:span text:style-name="_32_0">t</text:span><text:span text:style-name="_31_32">u</text:span><text:span text:style-name="_32_24">r</text:span><text:span text:style-name="_37_1">n</text:span><text:span text:style-name="_31_17">s</text:span><text:span text:style-name="_31_51"> </text:span><text:span text:style-name="_33_8">o</text:span><text:span text:style-name="_31_28">u</text:span><text:span text:style-name="_32_16">t</text:span><text:span text:style-name="_31_"> </text:span><text:span text:style-name="_31_43">t</text:span><text:span text:style-name="_31_91">h</text:span><text:span text:style-name="_33_5">a</text:span><text:span text:style-name="_31_25">t</text:span><text:span text:style-name="_31_51"> </text:span><text:span text:style-name="_32_1">d</text:span><text:span text:style-name="_31_35">i</text:span><text:span text:style-name="_31_85">g</text:span><text:span text:style-name="_33_5">i</text:span><text:span text:style-name="_39_9">t</text:span><text:span text:style-name="_32_00">a</text:span><text:span text:style-name="_32_1">l</text:span><text:span text:style-name="_37_6"> </text:span><text:span text:style-name="_31_91">c</text:span><text:span text:style-name="_37_4">o</text:span><text:span text:style-name="_31_50">m</text:span><text:span text:style-name="_31_88">p</text:span><text:span text:style-name="_35_7">u</text:span><text:span text:style-name="_39_8">t</text:span><text:span text:style-name="_31_89">e</text:span><text:span text:style-name="_37_5">r</text:span><text:span text:style-name="_31_46">s</text:span><text:span text:style-name="_31_51"> </text:span><text:span text:style-name="_32_7">a</text:span><text:span text:style-name="_31_16">r</text:span><text:span text:style-name="_31_71">e</text:span><text:span text:style-name="_31_"> </text:span><text:span text:style-name="_31_17">u</text:span><text:span text:style-name="_32_21">n</text:span><text:span text:style-name="_36_0">a</text:span><text:span text:style-name="_39_8">b</text:span><text:span text:style-name="_32_06">l</text:span><text:span text:style-name="_35_0">e</text:span><text:span text:style-name="_37_6"> </text:span><text:span text:style-name="_31_94">t</text:span><text:span text:style-name="_34_1">o</text:span><text:span text:style-name="_37_6"> </text:span><text:span text:style-name="_32_22">g</text:span><text:span text:style-name="_32_0">i</text:span><text:span text:style-name="_31_13">v</text:span><text:span text:style-name="_32_01">e</text:span><text:span text:style-name="_31_"> </text:span><text:span text:style-name="_31_34">a</text:span><text:span text:style-name="_31_51"> </text:span><text:span text:style-name="_35_9">g</text:span><text:span text:style-name="_31_50">o</text:span><text:span text:style-name="_31_86">o</text:span><text:span text:style-name="_32_3">d</text:span><text:span text:style-name="_37_6"> </text:span><text:span text:style-name="_31_71">s</text:span><text:span text:style-name="_32_4">h</text:span><text:span text:style-name="_31_01">o</text:span><text:span text:style-name="_31_86">w</text:span><text:span text:style-name="_35_4">i</text:span><text:span text:style-name="_31_44">n</text:span><text:span text:style-name="_31_70">g</text:span><text:span text:style-name="_31_"> </text:span><text:span text:style-name="_31_20">i</text:span><text:span text:style-name="_31_91">n</text:span><text:span text:style-name="_31_"> </text:span><text:span text:style-name="_31_49">t</text:span><text:span text:style-name="_32_06">h</text:span><text:span text:style-name="_35_0">e</text:span><text:span text:style-name="_37_6"> </text:span><text:span text:style-name="_32_00">g</text:span><text:span text:style-name="_35_6">a</text:span><text:span text:style-name="_31_49">m</text:span><text:span text:style-name="_31_91">e</text:span><text:span text:style-name="_33_0">.</text:span></text:p>
      <text:p text:style-name="P1"><text:span text:style-name="_31_89">T</text:span><text:span text:style-name="_35_7">h</text:span><text:span text:style-name="_31_49">e</text:span><text:span text:style-name="_31_71">r</text:span><text:span text:style-name="_36_6">e</text:span><text:span text:style-name="_37_6"> </text:span><text:span text:style-name="_32_18">a</text:span><text:span text:style-name="_35_0">r</text:span><text:span text:style-name="_31_02">e</text:span><text:span text:style-name="_31_51"> </text:span><text:span text:style-name="_34_1">a</text:span><text:span text:style-name="_31_49">l</text:span><text:span text:style-name="_32_00">r</text:span><text:span text:style-name="_35_6">e</text:span><text:span text:style-name="_31_31">a</text:span><text:span text:style-name="_32_01">d</text:span><text:span text:style-name="_35_1">y</text:span><text:span text:style-name="_37_6"> </text:span><text:span text:style-name="_31_95">a</text:span><text:span text:style-name="_31_"> </text:span><text:span text:style-name="_31_49">n</text:span><text:span text:style-name="_32_00">u</text:span><text:span text:style-name="_37_2">m</text:span><text:span text:style-name="_31_13">b</text:span><text:span text:style-name="_32_25">e</text:span><text:span text:style-name="_37_1">r</text:span><text:span text:style-name="_37_6"> </text:span><text:span text:style-name="_31_85">o</text:span><text:span text:style-name="_32_4">f</text:span><text:span text:style-name="_37_6"> </text:span><text:span text:style-name="_31_77">d</text:span><text:span text:style-name="_33_5">i</text:span><text:span text:style-name="_31_26">g</text:span><text:span text:style-name="_32_16">i</text:span><text:span text:style-name="_37_2">t</text:span><text:span text:style-name="_31_28">a</text:span><text:span text:style-name="_31_89">l</text:span><text:span text:style-name="_31_"> </text:span><text:span text:style-name="_31_29">c</text:span><text:span text:style-name="_32_22">o</text:span><text:span text:style-name="_32_0">m</text:span><text:span text:style-name="_31_44">p</text:span><text:span text:style-name="_31_76">u</text:span><text:span text:style-name="_37_2">t</text:span><text:span text:style-name="_31_47">e</text:span><text:span text:style-name="_32_10">r</text:span><text:span text:style-name="_36_9">s</text:span><text:span text:style-name="_37_6"> </text:span><text:span text:style-name="_32_10">i</text:span><text:span text:style-name="_36_8">n</text:span><text:span text:style-name="_37_6"> </text:span><text:span text:style-name="_31_71">w</text:span><text:span text:style-name="_35_4">o</text:span><text:span text:style-name="_31_29">r</text:span><text:span text:style-name="_31_71">k</text:span><text:span text:style-name="_34_2">i</text:span><text:span text:style-name="_31_11">n</text:span><text:span text:style-name="_32_15">g</text:span><text:span text:style-name="_31_"> </text:span><text:span text:style-name="_39_6">o</text:span><text:span text:style-name="_32_21">r</text:span><text:span text:style-name="_32_9">d</text:span><text:span text:style-name="_39_5">e</text:span><text:span text:style-name="_32_24">r</text:span><text:span text:style-name="_33_8">,</text:span><text:span text:style-name="_37_6"> </text:span><text:span text:style-name="_32_19">a</text:span><text:span text:style-name="_33_6">n</text:span><text:span text:style-name="_31_47">d</text:span><text:span text:style-name="_31_51"> </text:span><text:span text:style-name="_33_8">i</text:span><text:span text:style-name="_31_01">t</text:span><text:span text:style-name="_31_51"> </text:span><text:span text:style-name="_32_1">m</text:span><text:span text:style-name="_31_44">a</text:span><text:span text:style-name="_31_71">y</text:span><text:span text:style-name="_31_"> </text:span><text:span text:style-name="_39_6">b</text:span><text:span text:style-name="_32_15">e</text:span><text:span text:style-name="_31_"> </text:span><text:span text:style-name="_39_5">a</text:span><text:span text:style-name="_31_94">s</text:span><text:span text:style-name="_37_1">k</text:span><text:span text:style-name="_31_25">e</text:span><text:span text:style-name="_31_80">d</text:span><text:span text:style-name="_33_6">,</text:span><text:span text:style-name="_37_6"> </text:span><text:span text:style-name="_31_74">"</text:span><text:span text:style-name="_37_1">W</text:span><text:span text:style-name="_31_46">h</text:span><text:span text:style-name="_32_25">y</text:span><text:span text:style-name="_31_"> </text:span><text:span text:style-name="_31_43">n</text:span><text:span text:style-name="_32_21">o</text:span><text:span text:style-name="_33_6">t</text:span><text:span text:style-name="_37_6"> </text:span><text:span text:style-name="_31_73">t</text:span><text:span text:style-name="_36_5">r</text:span><text:span text:style-name="_31_19">y</text:span><text:span text:style-name="_31_51"> </text:span><text:span text:style-name="_35_0">t</text:span><text:span text:style-name="_31_17">h</text:span><text:span text:style-name="_32_25">e</text:span><text:span text:style-name="_31_"> </text:span><text:span text:style-name="_31_31">e</text:span><text:span text:style-name="_31_91">x</text:span><text:span text:style-name="_36_8">p</text:span><text:span text:style-name="_39_9">e</text:span><text:span text:style-name="_32_10">r</text:span><text:span text:style-name="_36_8">i</text:span><text:span text:style-name="_31_34">m</text:span><text:span text:style-name="_32_09">e</text:span><text:span text:style-name="_33_8">n</text:span><text:span text:style-name="_31_10">t</text:span><text:span text:style-name="_31_51"> </text:span><text:span text:style-name="_35_3">s</text:span><text:span text:style-name="_31_41">t</text:span><text:span text:style-name="_32_18">r</text:span><text:span text:style-name="_37_4">a</text:span><text:span text:style-name="_31_01">i</text:span><text:span text:style-name="_31_71">g</text:span><text:span text:style-name="_36_8">h</text:span><text:span text:style-name="_31_49">t</text:span><text:span text:style-name="_31_51"> </text:span><text:span text:style-name="_33_9">a</text:span><text:span text:style-name="_39_8">w</text:span><text:span text:style-name="_32_09">a</text:span><text:span text:style-name="_35_6">y</text:span><text:span text:style-name="_31_46">?</text:span><text:span text:style-name="_31_51"> </text:span><text:span text:style-name="_33_6">I</text:span><text:span text:style-name="_31_10">t</text:span><text:span text:style-name="_31_51"> </text:span><text:span text:style-name="_33_6">w</text:span><text:span text:style-name="_39_9">o</text:span><text:span text:style-name="_31_79">u</text:span><text:span text:style-name="_37_2">l</text:span><text:span text:style-name="_31_29">d</text:span><text:span text:style-name="_31_51"> </text:span><text:span text:style-name="_35_3">b</text:span><text:span text:style-name="_31_29">e</text:span><text:span text:style-name="_31_51"> </text:span><text:span text:style-name="_36_9">e</text:span><text:span text:style-name="_31_19">a</text:span><text:span text:style-name="_32_03">s</text:span><text:span text:style-name="_35_7">y</text:span><text:span text:style-name="_37_6"> </text:span><text:span text:style-name="_32_09">t</text:span><text:span text:style-name="_33_9">o</text:span><text:span text:style-name="_37_6"> </text:span><text:span text:style-name="_32_19">s</text:span><text:span text:style-name="_32_7">a</text:span><text:span text:style-name="_31_50">t</text:span><text:span text:style-name="_31_76">i</text:span><text:span text:style-name="_32_7">s</text:span><text:span text:style-name="_31_20">f</text:span><text:span text:style-name="_31_95">y</text:span><text:span text:style-name="_31_"> </text:span><text:span text:style-name="_31_17">t</text:span><text:span text:style-name="_32_03">h</text:span><text:span text:style-name="_33_0">e</text:span><text:span text:style-name="_37_6"> </text:span><text:span text:style-name="_32_06">c</text:span><text:span text:style-name="_32_4">o</text:span><text:span text:style-name="_39_5">n</text:span><text:span text:style-name="_31_94">d</text:span><text:span text:style-name="_35_7">i</text:span><text:span text:style-name="_31_32">t</text:span><text:span text:style-name="_31_91">i</text:span><text:span text:style-name="_33_5">o</text:span><text:span text:style-name="_31_35">n</text:span><text:span text:style-name="_32_18">s</text:span><text:span text:style-name="_31_"> </text:span><text:span text:style-name="_39_9">o</text:span><text:span text:style-name="_31_70">f</text:span><text:span text:style-name="_31_"> </text:span><text:span text:style-name="_39_9">t</text:span><text:span text:style-name="_32_22">h</text:span><text:span text:style-name="_34_1">e</text:span><text:span text:style-name="_37_6"> </text:span><text:span text:style-name="_31_77">g</text:span><text:span text:style-name="_32_6">a</text:span><text:span text:style-name="_31_26">m</text:span><text:span text:style-name="_31_88">e</text:span><text:span text:style-name="_35_4">.</text:span><text:span text:style-name="_37_6"> </text:span><text:span text:style-name="_31_92">A</text:span><text:span text:style-name="_31_"> </text:span><text:span text:style-name="_31_50">n</text:span><text:span text:style-name="_32_10">u</text:span><text:span text:style-name="_36_9">m</text:span><text:span text:style-name="_31_50">b</text:span><text:span text:style-name="_32_07">e</text:span><text:span text:style-name="_32_1">r</text:span><text:span text:style-name="_37_6"> </text:span><text:span text:style-name="_32_21">o</text:span><text:span text:style-name="_37_4">f</text:span><text:span text:style-name="_37_6"> </text:span><text:span text:style-name="_31_94">i</text:span><text:span text:style-name="_32_3">n</text:span><text:span text:style-name="_31_17">t</text:span><text:span text:style-name="_31_89">e</text:span><text:span text:style-name="_35_1">r</text:span><text:span text:style-name="_31_13">r</text:span><text:span text:style-name="_32_21">o</text:span><text:span text:style-name="_32_1">g</text:span><text:span text:style-name="_31_50">a</text:span><text:span text:style-name="_31_86">t</text:span><text:span text:style-name="_36_6">o</text:span><text:span text:style-name="_31_26">r</text:span><text:span text:style-name="_32_24">s</text:span><text:span text:style-name="_31_"> </text:span><text:span text:style-name="_31_25">c</text:span><text:span text:style-name="_31_77">o</text:span><text:span text:style-name="_35_0">u</text:span><text:span text:style-name="_31_17">l</text:span><text:span text:style-name="_32_10">d</text:span><text:span text:style-name="_31_"> </text:span><text:span text:style-name="_39_6">b</text:span><text:span text:style-name="_32_10">e</text:span><text:span text:style-name="_31_"> </text:span><text:span text:style-name="_31_01">u</text:span><text:span text:style-name="_32_10">s</text:span><text:span text:style-name="_32_0">e</text:span><text:span text:style-name="_31_26">d</text:span><text:span text:style-name="_31_76">,</text:span><text:span text:style-name="_31_"> </text:span><text:span text:style-name="_31_26">a</text:span><text:span text:style-name="_31_73">n</text:span><text:span text:style-name="_32_7">d</text:span><text:span text:style-name="_37_6"> </text:span><text:span text:style-name="_31_86">s</text:span><text:span text:style-name="_34_2">t</text:span><text:span text:style-name="_31_13">a</text:span><text:span text:style-name="_32_16">t</text:span><text:span text:style-name="_37_2">i</text:span><text:span text:style-name="_31_16">s</text:span><text:span text:style-name="_31_88">t</text:span><text:span text:style-name="_33_9">i</text:span><text:span text:style-name="_31_13">c</text:span><text:span text:style-name="_32_10">s</text:span><text:span text:style-name="_31_"> </text:span><text:span text:style-name="_31_34">c</text:span><text:span text:style-name="_32_15">o</text:span><text:span text:style-name="_36_0">m</text:span><text:span text:style-name="_31_20">p</text:span><text:span text:style-name="_31_91">i</text:span><text:span text:style-name="_35_4">l</text:span><text:span text:style-name="_39_6">e</text:span><text:span text:style-name="_32_22">d</text:span><text:span text:style-name="_31_"> </text:span><text:span text:style-name="_31_35">t</text:span><text:span text:style-name="_32_21">o</text:span><text:span text:style-name="_31_"> </text:span><text:span text:style-name="_31_16">s</text:span><text:span text:style-name="_32_06">h</text:span><text:span text:style-name="_35_0">o</text:span><text:span text:style-name="_31_19">w</text:span><text:span text:style-name="_31_51"> </text:span><text:span text:style-name="_33_0">h</text:span><text:span text:style-name="_31_02">o</text:span><text:span text:style-name="_31_91">w</text:span><text:span text:style-name="_31_"> </text:span><text:span text:style-name="_39_5">o</text:span><text:span text:style-name="_32_22">f</text:span><text:span text:style-name="_37_5">t</text:span><text:span text:style-name="_39_6">e</text:span><text:span text:style-name="_31_91">n</text:span><text:span text:style-name="_31_"> </text:span><text:span text:style-name="_31_05">t</text:span><text:span text:style-name="_32_06">h</text:span><text:span text:style-name="_36_6">e</text:span><text:span text:style-name="_37_6"> </text:span><text:span text:style-name="_31_89">r</text:span><text:span text:style-name="_36_9">i</text:span><text:span text:style-name="_31_47">g</text:span><text:span text:style-name="_32_22">h</text:span><text:span text:style-name="_37_1">t</text:span><text:span text:style-name="_37_6"> </text:span><text:span text:style-name="_31_71">i</text:span><text:span text:style-name="_32_6">d</text:span><text:span text:style-name="_31_29">e</text:span><text:span text:style-name="_32_24">n</text:span><text:span text:style-name="_34_1">t</text:span><text:span text:style-name="_31_26">i</text:span><text:span text:style-name="_31_94">f</text:span><text:span text:style-name="_32_9">i</text:span><text:span text:style-name="_31_11">c</text:span><text:span text:style-name="_32_16">a</text:span><text:span text:style-name="_35_1">t</text:span><text:span text:style-name="_31_43">i</text:span><text:span text:style-name="_32_18">o</text:span><text:span text:style-name="_35_3">n</text:span><text:span text:style-name="_37_6"> </text:span><text:span text:style-name="_31_92">w</text:span><text:span text:style-name="_32_6">a</text:span><text:span text:style-name="_31_04">s</text:span><text:span text:style-name="_31_51"> </text:span><text:span text:style-name="_35_1">g</text:span><text:span text:style-name="_31_44">i</text:span><text:span text:style-name="_31_95">v</text:span><text:span text:style-name="_37_1">e</text:span><text:span text:style-name="_31_28">n</text:span><text:span text:style-name="_32_24">.</text:span><text:span text:style-name="_35_7">"</text:span><text:span text:style-name="_37_6"> </text:span><text:span text:style-name="_31_79">T</text:span><text:span text:style-name="_33_8">h</text:span><text:span text:style-name="_39_8">e</text:span><text:span text:style-name="_31_51"> </text:span><text:span text:style-name="_36_9">s</text:span><text:span text:style-name="_31_16">h</text:span><text:span text:style-name="_32_24">o</text:span><text:span text:style-name="_32_4">r</text:span><text:span text:style-name="_31_25">t</text:span><text:span text:style-name="_31_51"> </text:span><text:span text:style-name="_33_8">a</text:span><text:span text:style-name="_31_02">n</text:span><text:span text:style-name="_31_86">s</text:span><text:span text:style-name="_35_6">w</text:span><text:span text:style-name="_31_28">e</text:span><text:span text:style-name="_31_77">r</text:span><text:span text:style-name="_31_"> </text:span><text:span text:style-name="_31_44">i</text:span><text:span text:style-name="_32_07">s</text:span><text:span text:style-name="_31_"> </text:span><text:span text:style-name="_31_20">t</text:span><text:span text:style-name="_32_25">h</text:span><text:span text:style-name="_32_9">a</text:span><text:span text:style-name="_31_29">t</text:span><text:span text:style-name="_31_51"> </text:span><text:span text:style-name="_36_9">w</text:span><text:span text:style-name="_31_25">e</text:span><text:span text:style-name="_31_51"> </text:span><text:span text:style-name="_34_4">a</text:span><text:span text:style-name="_31_49">r</text:span><text:span text:style-name="_32_00">e</text:span><text:span text:style-name="_31_"> </text:span><text:span text:style-name="_31_43">n</text:span><text:span text:style-name="_32_22">o</text:span><text:span text:style-name="_33_5">t</text:span><text:span text:style-name="_37_6"> </text:span><text:span text:style-name="_31_70">a</text:span><text:span text:style-name="_35_9">s</text:span><text:span text:style-name="_31_46">k</text:span><text:span text:style-name="_31_74">i</text:span><text:span text:style-name="_37_1">n</text:span><text:span text:style-name="_31_10">g</text:span><text:span text:style-name="_31_51"> </text:span><text:span text:style-name="_33_8">w</text:span><text:span text:style-name="_39_8">h</text:span><text:span text:style-name="_32_16">e</text:span><text:span text:style-name="_32_1">t</text:span><text:span text:style-name="_31_19">h</text:span><text:span text:style-name="_31_88">e</text:span><text:span text:style-name="_32_9">r</text:span><text:span text:style-name="_37_6"> </text:span><text:span text:style-name="_31_86">a</text:span><text:span text:style-name="_32_7">l</text:span><text:span text:style-name="_31_19">l</text:span><text:span text:style-name="_31_51"> </text:span><text:span text:style-name="_36_0">d</text:span><text:span text:style-name="_31_32">i</text:span><text:span text:style-name="_32_10">g</text:span><text:span text:style-name="_34_4">i</text:span><text:span text:style-name="_31_25">t</text:span><text:span text:style-name="_31_92">a</text:span><text:span text:style-name="_36_6">l</text:span><text:span text:style-name="_37_6"> </text:span><text:span text:style-name="_31_89">c</text:span><text:span text:style-name="_37_2">o</text:span><text:span text:style-name="_31_50">m</text:span><text:span text:style-name="_31_74">p</text:span><text:span text:style-name="_37_2">u</text:span><text:span text:style-name="_31_32">t</text:span><text:span text:style-name="_32_06">e</text:span><text:span text:style-name="_35_0">r</text:span><text:span text:style-name="_31_04">s</text:span><text:span text:style-name="_31_51"> </text:span><text:span text:style-name="_35_4">w</text:span><text:span text:style-name="_31_46">o</text:span><text:span text:style-name="_31_73">u</text:span><text:span text:style-name="_37_5">l</text:span><text:span text:style-name="_31_46">d</text:span><text:span text:style-name="_31_51"> </text:span><text:span text:style-name="_35_3">d</text:span><text:span text:style-name="_31_50">o</text:span><text:span text:style-name="_31_51"> </text:span><text:span text:style-name="_36_6">w</text:span><text:span text:style-name="_31_32">e</text:span><text:span text:style-name="_32_21">l</text:span><text:span text:style-name="_37_1">l</text:span><text:span text:style-name="_37_6"> </text:span><text:span text:style-name="_32_00">i</text:span><text:span text:style-name="_32_6">n</text:span><text:span text:style-name="_37_6"> </text:span><text:span text:style-name="_31_88">t</text:span><text:span text:style-name="_33_0">h</text:span><text:span text:style-name="_31_26">e</text:span><text:span text:style-name="_31_51"> </text:span><text:span text:style-name="_34_4">g</text:span><text:span text:style-name="_39_5">a</text:span><text:span text:style-name="_32_21">m</text:span><text:span text:style-name="_33_5">e</text:span><text:span text:style-name="_37_6"> </text:span><text:span text:style-name="_32_06">n</text:span><text:span text:style-name="_34_4">o</text:span><text:span text:style-name="_31_44">r</text:span><text:span text:style-name="_31_51"> </text:span><text:span text:style-name="_34_2">w</text:span><text:span text:style-name="_39_8">h</text:span><text:span text:style-name="_31_77">e</text:span><text:span text:style-name="_32_7">t</text:span><text:span text:style-name="_31_50">h</text:span><text:span text:style-name="_31_80">e</text:span><text:span text:style-name="_35_6">r</text:span><text:span text:style-name="_37_6"> </text:span><text:span text:style-name="_32_04">t</text:span><text:span text:style-name="_32_7">h</text:span><text:span text:style-name="_31_20">e</text:span><text:span text:style-name="_31_51"> </text:span><text:span text:style-name="_33_0">c</text:span><text:span text:style-name="_39_5">o</text:span><text:span text:style-name="_31_74">m</text:span><text:span text:style-name="_32_0">p</text:span><text:span text:style-name="_39_9">u</text:span><text:span text:style-name="_31_80">t</text:span><text:span text:style-name="_34_5">e</text:span><text:span text:style-name="_31_13">r</text:span><text:span text:style-name="_32_10">s</text:span><text:span text:style-name="_31_"> </text:span><text:span text:style-name="_39_5">a</text:span><text:span text:style-name="_32_22">t</text:span><text:span text:style-name="_31_"> </text:span><text:span text:style-name="_31_32">p</text:span><text:span text:style-name="_31_89">r</text:span><text:span text:style-name="_34_5">e</text:span><text:span text:style-name="_39_9">s</text:span><text:span text:style-name="_31_76">e</text:span><text:span text:style-name="_37_5">n</text:span><text:span text:style-name="_31_13">t</text:span><text:span text:style-name="_31_51"> </text:span><text:span text:style-name="_37_4">a</text:span><text:span text:style-name="_31_17">v</text:span><text:span text:style-name="_31_89">a</text:span><text:span text:style-name="_34_4">i</text:span><text:span text:style-name="_39_8">l</text:span><text:span text:style-name="_32_22">a</text:span><text:span text:style-name="_35_1">b</text:span><text:span text:style-name="_31_17">l</text:span><text:span text:style-name="_31_74">e</text:span><text:span text:style-name="_31_"> </text:span><text:span text:style-name="_31_34">w</text:span><text:span text:style-name="_31_71">o</text:span><text:span text:style-name="_33_5">u</text:span><text:span text:style-name="_31_40">l</text:span><text:span text:style-name="_31_79">d</text:span><text:span text:style-name="_31_"> </text:span><text:span text:style-name="_31_01">d</text:span><text:span text:style-name="_32_24">o</text:span><text:span text:style-name="_31_"> </text:span><text:span text:style-name="_31_14">w</text:span><text:span text:style-name="_31_95">e</text:span><text:span text:style-name="_34_1">l</text:span><text:span text:style-name="_31_34">l</text:span><text:span text:style-name="_31_89">,</text:span><text:span text:style-name="_31_"> </text:span><text:span text:style-name="_31_46">b</text:span><text:span text:style-name="_32_10">u</text:span><text:span text:style-name="_35_9">t</text:span><text:span text:style-name="_37_6"> </text:span><text:span text:style-name="_31_88">w</text:span><text:span text:style-name="_32_1">h</text:span><text:span text:style-name="_31_29">e</text:span><text:span text:style-name="_32_04">t</text:span><text:span text:style-name="_35_7">h</text:span><text:span text:style-name="_31_01">e</text:span><text:span text:style-name="_32_19">r</text:span><text:span text:style-name="_31_"> </text:span><text:span text:style-name="_31_19">t</text:span><text:span text:style-name="_31_94">h</text:span><text:span text:style-name="_37_2">e</text:span><text:span text:style-name="_31_28">r</text:span><text:span text:style-name="_32_09">e</text:span><text:span text:style-name="_31_"> </text:span><text:span text:style-name="_31_29">a</text:span><text:span text:style-name="_32_25">r</text:span><text:span text:style-name="_37_5">e</text:span><text:span text:style-name="_37_6"> </text:span><text:span text:style-name="_32_24">i</text:span><text:span text:style-name="_34_2">m</text:span><text:span text:style-name="_31_28">a</text:span><text:span text:style-name="_32_06">g</text:span><text:span text:style-name="_35_7">i</text:span><text:span text:style-name="_39_6">n</text:span><text:span text:style-name="_31_85">a</text:span><text:span text:style-name="_36_8">b</text:span><text:span text:style-name="_31_35">l</text:span><text:span text:style-name="_31_86">e</text:span><text:span text:style-name="_31_"> </text:span><text:span text:style-name="_31_43">c</text:span><text:span text:style-name="_31_77">o</text:span><text:span text:style-name="_36_9">m</text:span><text:span text:style-name="_31_25">p</text:span><text:span text:style-name="_32_03">u</text:span><text:span text:style-name="_32_1">t</text:span><text:span text:style-name="_31_46">e</text:span><text:span text:style-name="_31_73">r</text:span><text:span text:style-name="_32_9">s</text:span><text:span text:style-name="_37_6"> </text:span><text:span text:style-name="_31_86">w</text:span><text:span text:style-name="_35_9">h</text:span><text:span text:style-name="_31_32">i</text:span><text:span text:style-name="_32_15">c</text:span><text:span text:style-name="_32_9">h</text:span><text:span text:style-name="_37_6"> </text:span><text:span text:style-name="_32_21">w</text:span><text:span text:style-name="_37_2">o</text:span><text:span text:style-name="_31_50">u</text:span><text:span text:style-name="_32_01">l</text:span><text:span text:style-name="_36_6">d</text:span><text:span text:style-name="_37_6"> </text:span><text:span text:style-name="_32_01">d</text:span><text:span text:style-name="_34_4">o</text:span><text:span text:style-name="_37_6"> </text:span><text:span text:style-name="_32_07">w</text:span><text:span text:style-name="_34_4">e</text:span><text:span text:style-name="_31_10">l</text:span><text:span text:style-name="_31_89">l</text:span><text:span text:style-name="_33_9">.</text:span><text:span text:style-name="_37_6"> </text:span><text:span text:style-name="_32_16">B</text:span><text:span text:style-name="_34_5">u</text:span><text:span text:style-name="_31_01">t</text:span><text:span text:style-name="_31_51"> </text:span><text:span text:style-name="_35_6">t</text:span><text:span text:style-name="_31_26">h</text:span><text:span text:style-name="_32_09">i</text:span><text:span text:style-name="_33_9">s</text:span><text:span text:style-name="_37_6"> </text:span><text:span text:style-name="_32_09">i</text:span><text:span text:style-name="_34_2">s</text:span><text:span text:style-name="_37_6"> </text:span><text:span text:style-name="_31_89">o</text:span><text:span text:style-name="_32_0">n</text:span><text:span text:style-name="_31_32">l</text:span><text:span text:style-name="_32_06">y</text:span><text:span text:style-name="_31_"> </text:span><text:span text:style-name="_31_46">t</text:span><text:span text:style-name="_31_71">h</text:span><text:span text:style-name="_32_7">e</text:span><text:span text:style-name="_37_6"> </text:span><text:span text:style-name="_31_77">s</text:span><text:span text:style-name="_32_9">h</text:span><text:span text:style-name="_31_14">o</text:span><text:span text:style-name="_31_76">r</text:span><text:span text:style-name="_37_2">t</text:span><text:span text:style-name="_37_6"> </text:span><text:span text:style-name="_32_00">a</text:span><text:span text:style-name="_32_1">n</text:span><text:span text:style-name="_31_16">s</text:span><text:span text:style-name="_31_77">w</text:span><text:span text:style-name="_36_8">e</text:span><text:span text:style-name="_39_6">r</text:span><text:span text:style-name="_32_07">.</text:span><text:span text:style-name="_31_"> </text:span><text:span text:style-name="_31_02">W</text:span><text:span text:style-name="_32_09">e</text:span><text:span text:style-name="_31_"> </text:span><text:span text:style-name="_31_43">s</text:span><text:span text:style-name="_31_71">h</text:span><text:span text:style-name="_37_2">a</text:span><text:span text:style-name="_31_16">l</text:span><text:span text:style-name="_31_74">l</text:span><text:span text:style-name="_31_"> </text:span><text:span text:style-name="_31_14">s</text:span><text:span text:style-name="_32_04">e</text:span><text:span text:style-name="_35_0">e</text:span><text:span text:style-name="_37_6"> </text:span><text:span text:style-name="_32_21">t</text:span><text:span text:style-name="_36_5">h</text:span><text:span text:style-name="_31_35">i</text:span><text:span text:style-name="_31_73">s</text:span><text:span text:style-name="_31_"> </text:span><text:span text:style-name="_31_19">q</text:span><text:span text:style-name="_31_94">u</text:span><text:span text:style-name="_32_0">e</text:span><text:span text:style-name="_31_44">s</text:span><text:span text:style-name="_31_77">t</text:span><text:span text:style-name="_32_6">i</text:span><text:span text:style-name="_31_05">o</text:span><text:span text:style-name="_31_80">n</text:span><text:span text:style-name="_31_"> </text:span><text:span text:style-name="_31_25">i</text:span><text:span text:style-name="_32_15">n</text:span><text:span text:style-name="_31_"> </text:span><text:span text:style-name="_39_6">a</text:span><text:span text:style-name="_31_51"> </text:span><text:span text:style-name="_36_0">d</text:span><text:span text:style-name="_39_5">i</text:span><text:span text:style-name="_32_06">f</text:span><text:span text:style-name="_37_5">f</text:span><text:span text:style-name="_31_29">e</text:span><text:span text:style-name="_31_79">r</text:span><text:span text:style-name="_34_4">e</text:span><text:span text:style-name="_31_47">n</text:span><text:span text:style-name="_32_22">t</text:span><text:span text:style-name="_31_"> </text:span><text:span text:style-name="_31_29">l</text:span><text:span text:style-name="_31_94">i</text:span><text:span text:style-name="_34_5">g</text:span><text:span text:style-name="_31_41">h</text:span><text:span text:style-name="_32_24">t</text:span><text:span text:style-name="_31_"> </text:span><text:span text:style-name="_31_28">l</text:span><text:span text:style-name="_31_71">a</text:span><text:span text:style-name="_37_4">t</text:span><text:span text:style-name="_31_47">e</text:span><text:span text:style-name="_31_89">r</text:span><text:span text:style-name="_36_9">.</text:span></text:p>
      <text:p text:style-name="P1"><text:span text:style-name="_31_79">4</text:span><text:span text:style-name="_36_9">.</text:span><text:span text:style-name="_37_6"> </text:span><text:span text:style-name="_32_21">D</text:span><text:span text:style-name="_36_9">i</text:span><text:span text:style-name="_31_17">g</text:span><text:span text:style-name="_31_70">i</text:span><text:span text:style-name="_32_0">t</text:span><text:span text:style-name="_31_10">a</text:span><text:span text:style-name="_31_79">l</text:span><text:span text:style-name="_31_"> </text:span><text:span text:style-name="_31_02">C</text:span><text:span text:style-name="_32_24">o</text:span><text:span text:style-name="_32_7">m</text:span><text:span text:style-name="_31_17">p</text:span><text:span text:style-name="_32_15">u</text:span><text:span text:style-name="_36_6">t</text:span><text:span text:style-name="_31_05">e</text:span><text:span text:style-name="_32_25">r</text:span><text:span text:style-name="_35_9">s</text:span></text:p>
      <text:p text:style-name="P1"><text:span text:style-name="_31_73">T</text:span><text:span text:style-name="_35_1">h</text:span><text:span text:style-name="_39_5">e</text:span><text:span text:style-name="_31_51"> </text:span><text:span text:style-name="_36_9">i</text:span><text:span text:style-name="_31_35">d</text:span><text:span text:style-name="_31_79">e</text:span><text:span text:style-name="_34_1">a</text:span><text:span text:style-name="_37_6"> </text:span><text:span text:style-name="_31_80">b</text:span><text:span text:style-name="_36_8">e</text:span><text:span text:style-name="_31_29">h</text:span><text:span text:style-name="_31_70">i</text:span><text:span text:style-name="_33_6">n</text:span><text:span text:style-name="_31_32">d</text:span><text:span text:style-name="_31_51"> </text:span><text:span text:style-name="_33_6">d</text:span><text:span text:style-name="_31_14">i</text:span><text:span text:style-name="_32_16">g</text:span><text:span text:style-name="_34_2">i</text:span><text:span text:style-name="_31_04">t</text:span><text:span text:style-name="_32_07">a</text:span><text:span text:style-name="_37_5">l</text:span><text:span text:style-name="_37_6"> </text:span><text:span text:style-name="_31_71">c</text:span><text:span text:style-name="_33_9">o</text:span><text:span text:style-name="_31_41">m</text:span><text:span text:style-name="_32_03">p</text:span><text:span text:style-name="_35_3">u</text:span><text:span text:style-name="_31_41">t</text:span><text:span text:style-name="_31_74">e</text:span><text:span text:style-name="_35_0">r</text:span><text:span text:style-name="_31_29">s</text:span><text:span text:style-name="_31_51"> </text:span><text:span text:style-name="_33_0">m</text:span><text:span text:style-name="_31_35">a</text:span><text:span text:style-name="_32_19">y</text:span><text:span text:style-name="_31_"> </text:span><text:span text:style-name="_31_10">b</text:span><text:span text:style-name="_31_95">e</text:span><text:span text:style-name="_31_"> </text:span><text:span text:style-name="_31_19">e</text:span><text:span text:style-name="_32_09">x</text:span><text:span text:style-name="_32_4">p</text:span><text:span text:style-name="_31_26">l</text:span><text:span text:style-name="_31_94">a</text:span><text:span text:style-name="_32_6">i</text:span><text:span text:style-name="_31_17">n</text:span><text:span text:style-name="_32_18">e</text:span><text:span text:style-name="_35_3">d</text:span><text:span text:style-name="_37_6"> </text:span><text:span text:style-name="_31_92">b</text:span><text:span text:style-name="_33_6">y</text:span><text:span text:style-name="_37_6"> </text:span><text:span text:style-name="_31_76">s</text:span><text:span text:style-name="_36_0">a</text:span><text:span text:style-name="_31_10">y</text:span><text:span text:style-name="_31_74">i</text:span><text:span text:style-name="_35_4">n</text:span><text:span text:style-name="_39_9">g</text:span><text:span text:style-name="_31_51"> </text:span><text:span text:style-name="_35_0">t</text:span><text:span text:style-name="_31_44">h</text:span><text:span text:style-name="_31_80">a</text:span><text:span text:style-name="_32_6">t</text:span><text:span text:style-name="_37_6"> </text:span><text:span text:style-name="_31_77">t</text:span><text:span text:style-name="_35_4">h</text:span><text:span text:style-name="_31_11">e</text:span><text:span text:style-name="_32_24">s</text:span><text:span text:style-name="_35_1">e</text:span><text:span text:style-name="_37_6"> </text:span><text:span text:style-name="_32_25">m</text:span><text:span text:style-name="_34_2">a</text:span><text:span text:style-name="_31_16">c</text:span><text:span text:style-name="_32_24">h</text:span><text:span text:style-name="_36_8">i</text:span><text:span text:style-name="_31_41">n</text:span><text:span text:style-name="_31_80">e</text:span><text:span text:style-name="_33_9">s</text:span><text:span text:style-name="_37_6"> </text:span><text:span text:style-name="_31_85">a</text:span><text:span text:style-name="_34_1">r</text:span><text:span text:style-name="_31_32">e</text:span><text:span text:style-name="_31_51"> </text:span><text:span text:style-name="_35_0">i</text:span><text:span text:style-name="_31_02">n</text:span><text:span text:style-name="_32_01">t</text:span><text:span text:style-name="_34_4">e</text:span><text:span text:style-name="_31_20">n</text:span><text:span text:style-name="_31_80">d</text:span><text:span text:style-name="_37_4">e</text:span><text:span text:style-name="_39_5">d</text:span><text:span text:style-name="_31_51"> </text:span><text:span text:style-name="_35_3">t</text:span><text:span text:style-name="_39_5">o</text:span><text:span text:style-name="_31_51"> </text:span><text:span text:style-name="_36_9">c</text:span><text:span text:style-name="_31_11">a</text:span><text:span text:style-name="_32_18">r</text:span><text:span text:style-name="_35_7">r</text:span><text:span text:style-name="_31_32">y</text:span><text:span text:style-name="_31_51"> </text:span><text:span text:style-name="_37_2">o</text:span><text:span text:style-name="_31_44">u</text:span><text:span text:style-name="_32_21">t</text:span><text:span text:style-name="_31_"> </text:span><text:span text:style-name="_31_40">a</text:span><text:span text:style-name="_31_77">n</text:span><text:span text:style-name="_33_9">y</text:span><text:span text:style-name="_37_6"> </text:span><text:span text:style-name="_32_01">o</text:span><text:span text:style-name="_33_8">p</text:span><text:span text:style-name="_31_26">e</text:span><text:span text:style-name="_32_24">r</text:span><text:span text:style-name="_33_8">a</text:span><text:span text:style-name="_39_9">t</text:span><text:span text:style-name="_31_70">i</text:span><text:span text:style-name="_34_5">o</text:span><text:span text:style-name="_31_19">n</text:span><text:span text:style-name="_32_03">s</text:span><text:span text:style-name="_31_"> </text:span><text:span text:style-name="_31_25">w</text:span><text:span text:style-name="_32_00">h</text:span><text:span text:style-name="_35_4">i</text:span><text:span text:style-name="_31_17">c</text:span><text:span text:style-name="_32_09">h</text:span><text:span text:style-name="_31_"> </text:span><text:span text:style-name="_31_41">c</text:span><text:span text:style-name="_32_16">o</text:span><text:span text:style-name="_35_7">u</text:span><text:span text:style-name="_31_41">l</text:span><text:span text:style-name="_32_06">d</text:span><text:span text:style-name="_31_"> </text:span><text:span text:style-name="_31_35">b</text:span><text:span text:style-name="_32_24">e</text:span><text:span text:style-name="_31_"> </text:span><text:span text:style-name="_31_31">d</text:span><text:span text:style-name="_31_80">o</text:span><text:span text:style-name="_37_5">n</text:span><text:span text:style-name="_31_17">e</text:span><text:span text:style-name="_31_51"> </text:span><text:span text:style-name="_32_9">b</text:span><text:span text:style-name="_31_14">y</text:span><text:span text:style-name="_31_51"> </text:span><text:span text:style-name="_34_2">a</text:span><text:span text:style-name="_37_6"> </text:span><text:span text:style-name="_31_76">h</text:span><text:span text:style-name="_34_5">u</text:span><text:span text:style-name="_31_29">m</text:span><text:span text:style-name="_31_85">a</text:span><text:span text:style-name="_35_0">n</text:span><text:span text:style-name="_37_6"> </text:span><text:span text:style-name="_31_79">c</text:span><text:span text:style-name="_33_6">o</text:span><text:span text:style-name="_31_26">m</text:span><text:span text:style-name="_32_07">p</text:span><text:span text:style-name="_35_3">u</text:span><text:span text:style-name="_31_43">t</text:span><text:span text:style-name="_31_91">e</text:span><text:span text:style-name="_36_8">r</text:span><text:span text:style-name="_39_8">.</text:span><text:span text:style-name="_31_51"> </text:span><text:span text:style-name="_34_2">T</text:span><text:span text:style-name="_31_32">h</text:span><text:span text:style-name="_32_04">e</text:span><text:span text:style-name="_31_"> </text:span><text:span text:style-name="_39_8">h</text:span><text:span text:style-name="_31_71">u</text:span><text:span text:style-name="_35_0">m</text:span><text:span text:style-name="_31_49">a</text:span><text:span text:style-name="_32_00">n</text:span><text:span text:style-name="_31_"> </text:span><text:span text:style-name="_31_49">c</text:span><text:span text:style-name="_32_07">o</text:span><text:span text:style-name="_35_1">m</text:span><text:span text:style-name="_31_50">p</text:span><text:span text:style-name="_32_04">u</text:span><text:span text:style-name="_35_6">t</text:span><text:span text:style-name="_39_9">e</text:span><text:span text:style-name="_31_95">r</text:span><text:span text:style-name="_31_"> </text:span><text:span text:style-name="_31_49">i</text:span><text:span text:style-name="_32_22">s</text:span><text:span text:style-name="_31_"> </text:span><text:span text:style-name="_31_44">s</text:span><text:span text:style-name="_32_18">u</text:span><text:span text:style-name="_37_2">p</text:span><text:span text:style-name="_31_40">p</text:span><text:span text:style-name="_32_19">o</text:span><text:span text:style-name="_34_2">s</text:span><text:span text:style-name="_31_19">e</text:span><text:span text:style-name="_31_74">d</text:span><text:span text:style-name="_31_"> </text:span><text:span text:style-name="_31_35">t</text:span><text:span text:style-name="_31_86">o</text:span><text:span text:style-name="_31_"> </text:span><text:span text:style-name="_31_02">b</text:span><text:span text:style-name="_32_15">e</text:span><text:span text:style-name="_31_"> </text:span><text:span text:style-name="_39_8">f</text:span><text:span text:style-name="_31_89">o</text:span><text:span text:style-name="_32_4">l</text:span><text:span text:style-name="_31_32">l</text:span><text:span text:style-name="_31_74">o</text:span><text:span text:style-name="_35_9">w</text:span><text:span text:style-name="_31_11">i</text:span><text:span text:style-name="_32_10">n</text:span><text:span text:style-name="_37_1">g</text:span><text:span text:style-name="_37_6"> </text:span><text:span text:style-name="_31_86">f</text:span><text:span text:style-name="_37_1">i</text:span><text:span text:style-name="_31_26">x</text:span><text:span text:style-name="_31_94">e</text:span><text:span text:style-name="_36_9">d</text:span><text:span text:style-name="_37_6"> </text:span><text:span text:style-name="_32_09">r</text:span><text:span text:style-name="_34_5">u</text:span><text:span text:style-name="_31_40">l</text:span><text:span text:style-name="_32_24">e</text:span><text:span text:style-name="_36_0">s</text:span><text:span text:style-name="_31_01">;</text:span><text:span text:style-name="_31_51"> </text:span><text:span text:style-name="_35_0">h</text:span><text:span text:style-name="_31_28">e</text:span><text:span text:style-name="_31_51"> </text:span><text:span text:style-name="_35_0">h</text:span><text:span text:style-name="_31_25">a</text:span><text:span text:style-name="_31_74">s</text:span><text:span text:style-name="_31_"> </text:span><text:span text:style-name="_31_28">n</text:span><text:span text:style-name="_31_94">o</text:span><text:span text:style-name="_31_"> </text:span><text:span text:style-name="_31_10">a</text:span><text:span text:style-name="_31_89">u</text:span><text:span text:style-name="_37_5">t</text:span><text:span text:style-name="_31_13">h</text:span><text:span text:style-name="_32_22">o</text:span><text:span text:style-name="_35_4">r</text:span><text:span text:style-name="_31_31">i</text:span><text:span text:style-name="_32_00">t</text:span><text:span text:style-name="_36_9">y</text:span><text:span text:style-name="_37_6"> </text:span><text:span text:style-name="_32_24">t</text:span><text:span text:style-name="_35_9">o</text:span><text:span text:style-name="_37_6"> </text:span><text:span text:style-name="_32_24">d</text:span><text:span text:style-name="_32_6">e</text:span><text:span text:style-name="_31_41">v</text:span><text:span text:style-name="_32_10">i</text:span><text:span text:style-name="_36_8">a</text:span><text:span text:style-name="_31_35">t</text:span><text:span text:style-name="_31_77">e</text:span><text:span text:style-name="_31_"> </text:span><text:span text:style-name="_31_34">f</text:span><text:span text:style-name="_32_16">r</text:span><text:span text:style-name="_37_2">o</text:span><text:span text:style-name="_31_25">m</text:span><text:span text:style-name="_31_51"> </text:span><text:span text:style-name="_32_7">t</text:span><text:span text:style-name="_31_50">h</text:span><text:span text:style-name="_31_88">e</text:span><text:span text:style-name="_33_0">m</text:span><text:span text:style-name="_37_6"> </text:span><text:span text:style-name="_32_18">i</text:span><text:span text:style-name="_35_1">n</text:span><text:span text:style-name="_37_6"> </text:span><text:span text:style-name="_32_07">a</text:span><text:span text:style-name="_35_6">n</text:span><text:span text:style-name="_39_6">y</text:span><text:span text:style-name="_31_51"> </text:span><text:span text:style-name="_35_1">d</text:span><text:span text:style-name="_31_29">e</text:span><text:span text:style-name="_32_21">t</text:span><text:span text:style-name="_35_0">a</text:span><text:span text:style-name="_31_13">i</text:span><text:span text:style-name="_32_03">l</text:span><text:span text:style-name="_37_5">.</text:span><text:span text:style-name="_37_6"> </text:span><text:span text:style-name="_32_25">W</text:span><text:span text:style-name="_36_8">e</text:span><text:span text:style-name="_37_6"> </text:span><text:span text:style-name="_32_04">m</text:span><text:span text:style-name="_32_9">a</text:span><text:span text:style-name="_31_10">y</text:span><text:span text:style-name="_31_51"> </text:span><text:span text:style-name="_37_4">s</text:span><text:span text:style-name="_39_9">u</text:span><text:span text:style-name="_31_88">p</text:span><text:span text:style-name="_35_1">p</text:span><text:span text:style-name="_31_35">o</text:span><text:span text:style-name="_31_73">s</text:span><text:span text:style-name="_36_8">e</text:span><text:span text:style-name="_37_6"> </text:span><text:span text:style-name="_31_76">t</text:span><text:span text:style-name="_35_6">h</text:span><text:span text:style-name="_39_6">a</text:span><text:span text:style-name="_31_73">t</text:span><text:span text:style-name="_31_"> </text:span><text:span text:style-name="_31_17">t</text:span><text:span text:style-name="_31_92">h</text:span><text:span text:style-name="_35_9">e</text:span><text:span text:style-name="_31_10">s</text:span><text:span text:style-name="_31_79">e</text:span><text:span text:style-name="_31_"> </text:span><text:span text:style-name="_31_05">r</text:span><text:span text:style-name="_32_22">u</text:span><text:span text:style-name="_33_5">l</text:span><text:span text:style-name="_31_32">e</text:span><text:span text:style-name="_31_80">s</text:span><text:span text:style-name="_31_"> </text:span><text:span text:style-name="_39_8">a</text:span><text:span text:style-name="_31_95">r</text:span><text:span text:style-name="_34_5">e</text:span><text:span text:style-name="_37_6"> </text:span><text:span text:style-name="_31_79">s</text:span><text:span text:style-name="_34_4">u</text:span><text:span text:style-name="_39_9">p</text:span><text:span text:style-name="_31_80">p</text:span><text:span text:style-name="_35_1">l</text:span><text:span text:style-name="_31_16">i</text:span><text:span text:style-name="_31_80">e</text:span><text:span text:style-name="_33_6">d</text:span><text:span text:style-name="_37_6"> </text:span><text:span text:style-name="_31_91">i</text:span><text:span text:style-name="_36_0">n</text:span><text:span text:style-name="_37_6"> </text:span><text:span text:style-name="_32_09">a</text:span><text:span text:style-name="_31_"> </text:span><text:span text:style-name="_31_13">b</text:span><text:span text:style-name="_31_94">o</text:span><text:span text:style-name="_34_1">o</text:span><text:span text:style-name="_31_40">k</text:span><text:span text:style-name="_32_16">,</text:span><text:span text:style-name="_31_"> </text:span><text:span text:style-name="_31_20">w</text:span><text:span text:style-name="_31_79">h</text:span><text:span text:style-name="_35_1">i</text:span><text:span text:style-name="_31_29">c</text:span><text:span text:style-name="_32_22">h</text:span><text:span text:style-name="_31_"> </text:span><text:span text:style-name="_31_10">i</text:span><text:span text:style-name="_31_85">s</text:span><text:span text:style-name="_31_"> </text:span><text:span text:style-name="_31_01">a</text:span><text:span text:style-name="_32_03">l</text:span><text:span text:style-name="_32_3">t</text:span><text:span text:style-name="_31_40">e</text:span><text:span text:style-name="_31_79">r</text:span><text:span text:style-name="_35_7">e</text:span><text:span text:style-name="_39_8">d</text:span><text:span text:style-name="_31_51"> </text:span><text:span text:style-name="_34_2">w</text:span><text:span text:style-name="_31_10">h</text:span><text:span text:style-name="_31_71">e</text:span><text:span text:style-name="_36_5">n</text:span><text:span text:style-name="_31_04">e</text:span><text:span text:style-name="_32_01">v</text:span><text:span text:style-name="_34_4">e</text:span><text:span text:style-name="_31_17">r</text:span><text:span text:style-name="_31_51"> </text:span><text:span text:style-name="_33_8">h</text:span><text:span text:style-name="_31_02">e</text:span><text:span text:style-name="_31_51"> </text:span><text:span text:style-name="_37_5">i</text:span><text:span text:style-name="_31_19">s</text:span><text:span text:style-name="_31_51"> </text:span><text:span text:style-name="_34_5">p</text:span><text:span text:style-name="_31_31">u</text:span><text:span text:style-name="_32_03">t</text:span><text:span text:style-name="_31_"> </text:span><text:span text:style-name="_31_29">o</text:span><text:span text:style-name="_31_88">n</text:span><text:span text:style-name="_31_"> </text:span><text:span text:style-name="_31_16">t</text:span><text:span text:style-name="_32_16">o</text:span><text:span text:style-name="_31_"> </text:span><text:span text:style-name="_31_44">a</text:span><text:span text:style-name="_31_51"> </text:span><text:span text:style-name="_36_5">n</text:span><text:span text:style-name="_31_34">e</text:span><text:span text:style-name="_31_79">w</text:span><text:span text:style-name="_31_"> </text:span><text:span text:style-name="_31_34">j</text:span><text:span text:style-name="_32_21">o</text:span><text:span text:style-name="_34_4">b</text:span><text:span text:style-name="_31_43">.</text:span><text:span text:style-name="_31_51"> </text:span><text:span text:style-name="_34_5">H</text:span><text:span text:style-name="_31_25">e</text:span><text:span text:style-name="_31_51"> </text:span><text:span text:style-name="_35_6">h</text:span><text:span text:style-name="_31_25">a</text:span><text:span text:style-name="_31_73">s</text:span><text:span text:style-name="_31_"> </text:span><text:span text:style-name="_31_04">a</text:span><text:span text:style-name="_32_01">l</text:span><text:span text:style-name="_37_2">s</text:span><text:span text:style-name="_31_14">o</text:span><text:span text:style-name="_31_51"> </text:span><text:span text:style-name="_34_1">a</text:span><text:span text:style-name="_31_01">n</text:span><text:span text:style-name="_31_51"> </text:span><text:span text:style-name="_34_5">u</text:span><text:span text:style-name="_31_35">n</text:span><text:span text:style-name="_32_18">l</text:span><text:span text:style-name="_35_7">i</text:span><text:span text:style-name="_31_26">m</text:span><text:span text:style-name="_32_09">i</text:span><text:span text:style-name="_37_1">t</text:span><text:span text:style-name="_31_14">e</text:span><text:span text:style-name="_31_71">d</text:span><text:span text:style-name="_31_"> </text:span><text:span text:style-name="_31_16">s</text:span><text:span text:style-name="_32_24">u</text:span><text:span text:style-name="_32_3">p</text:span><text:span text:style-name="_31_35">p</text:span><text:span text:style-name="_31_70">l</text:span><text:span text:style-name="_32_4">y</text:span><text:span text:style-name="_37_6"> </text:span><text:span text:style-name="_31_79">o</text:span><text:span text:style-name="_35_6">f</text:span><text:span text:style-name="_37_6"> </text:span><text:span text:style-name="_32_25">p</text:span><text:span text:style-name="_32_3">a</text:span><text:span text:style-name="_31_43">p</text:span><text:span text:style-name="_31_89">e</text:span><text:span text:style-name="_35_9">r</text:span><text:span text:style-name="_37_6"> </text:span><text:span text:style-name="_31_77">o</text:span><text:span text:style-name="_32_1">n</text:span><text:span text:style-name="_37_6"> </text:span><text:span text:style-name="_32_21">w</text:span><text:span text:style-name="_32_4">h</text:span><text:span text:style-name="_31_16">i</text:span><text:span text:style-name="_32_21">c</text:span><text:span text:style-name="_35_9">h</text:span><text:span text:style-name="_37_6"> </text:span><text:span text:style-name="_31_85">h</text:span><text:span text:style-name="_35_6">e</text:span><text:span text:style-name="_37_6"> </text:span><text:span text:style-name="_31_85">d</text:span><text:span text:style-name="_35_1">o</text:span><text:span text:style-name="_31_19">e</text:span><text:span text:style-name="_32_10">s</text:span><text:span text:style-name="_31_"> </text:span><text:span text:style-name="_31_20">h</text:span><text:span text:style-name="_31_89">i</text:span><text:span text:style-name="_32_6">s</text:span><text:span text:style-name="_37_6"> </text:span><text:span text:style-name="_32_00">c</text:span><text:span text:style-name="_37_2">a</text:span><text:span text:style-name="_31_10">l</text:span><text:span text:style-name="_31_91">c</text:span><text:span text:style-name="_33_5">u</text:span><text:span text:style-name="_31_50">l</text:span><text:span text:style-name="_31_95">a</text:span><text:span text:style-name="_36_5">t</text:span><text:span text:style-name="_31_02">i</text:span><text:span text:style-name="_32_01">o</text:span><text:span text:style-name="_33_8">n</text:span><text:span text:style-name="_31_26">s</text:span><text:span text:style-name="_31_85">.</text:span><text:span text:style-name="_31_"> </text:span><text:span text:style-name="_31_20">H</text:span><text:span text:style-name="_31_91">e</text:span><text:span text:style-name="_31_"> </text:span><text:span text:style-name="_31_19">m</text:span><text:span text:style-name="_31_74">a</text:span><text:span text:style-name="_34_1">y</text:span><text:span text:style-name="_37_6"> </text:span><text:span text:style-name="_32_21">a</text:span><text:span text:style-name="_36_6">l</text:span><text:span text:style-name="_31_10">s</text:span><text:span text:style-name="_32_15">o</text:span><text:span text:style-name="_31_"> </text:span><text:span text:style-name="_31_32">d</text:span><text:span text:style-name="_31_88">o</text:span><text:span text:style-name="_31_"> </text:span><text:span text:style-name="_39_6">h</text:span><text:span text:style-name="_31_79">i</text:span><text:span text:style-name="_36_0">s</text:span><text:span text:style-name="_37_6"> </text:span><text:span text:style-name="_32_04">m</text:span><text:span text:style-name="_36_5">u</text:span><text:span text:style-name="_31_11">l</text:span><text:span text:style-name="_32_15">t</text:span><text:span text:style-name="_36_5">i</text:span><text:span text:style-name="_31_16">p</text:span><text:span text:style-name="_32_21">l</text:span><text:span text:style-name="_36_9">i</text:span><text:span text:style-name="_39_9">c</text:span><text:span text:style-name="_32_00">a</text:span><text:span text:style-name="_36_5">t</text:span><text:span text:style-name="_31_01">i</text:span><text:span text:style-name="_31_71">o</text:span><text:span text:style-name="_34_2">n</text:span><text:span text:style-name="_31_34">s</text:span><text:span text:style-name="_31_51"> </text:span><text:span text:style-name="_34_2">a</text:span><text:span text:style-name="_31_16">n</text:span><text:span text:style-name="_31_77">d</text:span><text:span text:style-name="_31_"> </text:span><text:span text:style-name="_31_46">a</text:span><text:span text:style-name="_31_79">d</text:span><text:span text:style-name="_35_0">d</text:span><text:span text:style-name="_31_31">i</text:span><text:span text:style-name="_32_21">t</text:span><text:span text:style-name="_34_1">i</text:span><text:span text:style-name="_31_05">o</text:span><text:span text:style-name="_32_18">n</text:span><text:span text:style-name="_33_8">s</text:span><text:span text:style-name="_37_6"> </text:span><text:span text:style-name="_32_04">o</text:span><text:span text:style-name="_35_0">n</text:span><text:span text:style-name="_37_6"> </text:span><text:span text:style-name="_32_06">a</text:span><text:span text:style-name="_31_"> </text:span><text:span text:style-name="_39_9">"</text:span><text:span text:style-name="_31_74">d</text:span><text:span text:style-name="_35_4">e</text:span><text:span text:style-name="_31_20">s</text:span><text:span text:style-name="_31_77">k</text:span><text:span text:style-name="_31_"> </text:span><text:span text:style-name="_31_14">m</text:span><text:span text:style-name="_31_86">a</text:span><text:span text:style-name="_35_1">c</text:span><text:span text:style-name="_31_28">h</text:span><text:span text:style-name="_31_94">i</text:span><text:span text:style-name="_33_0">n</text:span><text:span text:style-name="_39_9">e</text:span><text:span text:style-name="_31_95">,</text:span><text:span text:style-name="_36_6">"</text:span><text:span text:style-name="_37_6"> </text:span><text:span text:style-name="_32_16">b</text:span><text:span text:style-name="_33_0">u</text:span><text:span text:style-name="_31_40">t</text:span><text:span text:style-name="_31_51"> </text:span><text:span text:style-name="_34_1">t</text:span><text:span text:style-name="_31_49">h</text:span><text:span text:style-name="_31_79">i</text:span><text:span text:style-name="_34_5">s</text:span><text:span text:style-name="_37_6"> </text:span><text:span text:style-name="_31_85">i</text:span><text:span text:style-name="_34_5">s</text:span><text:span text:style-name="_37_6"> </text:span><text:span text:style-name="_31_76">n</text:span><text:span text:style-name="_32_0">o</text:span><text:span text:style-name="_31_41">t</text:span><text:span text:style-name="_31_51"> </text:span><text:span text:style-name="_34_1">i</text:span><text:span text:style-name="_31_44">m</text:span><text:span text:style-name="_31_89">p</text:span><text:span text:style-name="_35_0">o</text:span><text:span text:style-name="_31_20">r</text:span><text:span text:style-name="_31_73">t</text:span><text:span text:style-name="_35_1">a</text:span><text:span text:style-name="_31_26">n</text:span><text:span text:style-name="_32_18">t</text:span><text:span text:style-name="_33_0">.</text:span></text:p>
      <text:p text:style-name="P1"><text:span text:style-name="_32_00">I</text:span><text:span text:style-name="_37_1">f</text:span><text:span text:style-name="_37_6"> </text:span><text:span text:style-name="_32_03">w</text:span><text:span text:style-name="_37_2">e</text:span><text:span text:style-name="_37_6"> </text:span><text:span text:style-name="_31_85">u</text:span><text:span text:style-name="_35_4">s</text:span><text:span text:style-name="_31_04">e</text:span><text:span text:style-name="_31_51"> </text:span><text:span text:style-name="_35_4">t</text:span><text:span text:style-name="_31_17">h</text:span><text:span text:style-name="_31_70">e</text:span><text:span text:style-name="_31_"> </text:span><text:span text:style-name="_31_28">a</text:span><text:span text:style-name="_31_95">b</text:span><text:span text:style-name="_33_8">o</text:span><text:span text:style-name="_31_25">v</text:span><text:span text:style-name="_32_07">e</text:span><text:span text:style-name="_31_"> </text:span><text:span text:style-name="_31_14">e</text:span><text:span text:style-name="_31_86">x</text:span><text:span text:style-name="_35_7">p</text:span><text:span text:style-name="_31_20">l</text:span><text:span text:style-name="_31_80">a</text:span><text:span text:style-name="_34_5">n</text:span><text:span text:style-name="_39_9">a</text:span><text:span text:style-name="_31_89">t</text:span><text:span text:style-name="_32_3">i</text:span><text:span text:style-name="_31_10">o</text:span><text:span text:style-name="_32_18">n</text:span><text:span text:style-name="_31_"> </text:span><text:span text:style-name="_31_11">a</text:span><text:span text:style-name="_31_71">s</text:span><text:span text:style-name="_31_"> </text:span><text:span text:style-name="_31_25">a</text:span><text:span text:style-name="_31_51"> </text:span><text:span text:style-name="_33_5">d</text:span><text:span text:style-name="_39_5">e</text:span><text:span text:style-name="_32_25">f</text:span><text:span text:style-name="_33_5">i</text:span><text:span text:style-name="_31_25">n</text:span><text:span text:style-name="_31_79">i</text:span><text:span text:style-name="_33_8">t</text:span><text:span text:style-name="_31_05">i</text:span><text:span text:style-name="_31_92">o</text:span><text:span text:style-name="_35_0">n</text:span><text:span text:style-name="_37_6"> </text:span><text:span text:style-name="_32_24">w</text:span><text:span text:style-name="_33_0">e</text:span><text:span text:style-name="_37_6"> </text:span><text:span text:style-name="_31_73">s</text:span><text:span text:style-name="_35_9">h</text:span><text:span text:style-name="_31_17">a</text:span><text:span text:style-name="_32_19">l</text:span><text:span text:style-name="_32_7">l</text:span><text:span text:style-name="_37_6"> </text:span><text:span text:style-name="_31_80">b</text:span><text:span text:style-name="_32_1">e</text:span><text:span text:style-name="_37_6"> </text:span><text:span text:style-name="_31_91">i</text:span><text:span text:style-name="_37_1">n</text:span><text:span text:style-name="_37_6"> </text:span><text:span text:style-name="_32_10">d</text:span><text:span text:style-name="_37_5">a</text:span><text:span text:style-name="_39_8">n</text:span><text:span text:style-name="_32_21">g</text:span><text:span text:style-name="_35_3">e</text:span><text:span text:style-name="_31_04">r</text:span><text:span text:style-name="_31_51"> </text:span><text:span text:style-name="_34_4">o</text:span><text:span text:style-name="_39_8">f</text:span><text:span text:style-name="_31_51"> </text:span><text:span text:style-name="_32_3">c</text:span><text:span text:style-name="_31_26">i</text:span><text:span text:style-name="_31_80">r</text:span><text:span text:style-name="_36_8">c</text:span><text:span text:style-name="_31_50">u</text:span><text:span text:style-name="_31_71">l</text:span><text:span text:style-name="_37_5">a</text:span><text:span text:style-name="_31_25">r</text:span><text:span text:style-name="_31_95">i</text:span><text:span text:style-name="_33_8">t</text:span><text:span text:style-name="_31_29">y</text:span><text:span text:style-name="_31_51"> </text:span><text:span text:style-name="_33_5">o</text:span><text:span text:style-name="_31_25">f</text:span><text:span text:style-name="_31_51"> </text:span><text:span text:style-name="_36_9">a</text:span><text:span text:style-name="_31_31">r</text:span><text:span text:style-name="_31_79">g</text:span><text:span text:style-name="_35_0">u</text:span><text:span text:style-name="_31_34">m</text:span><text:span text:style-name="_32_22">e</text:span><text:span text:style-name="_36_6">n</text:span><text:span text:style-name="_31_02">t</text:span><text:span text:style-name="_32_18">.</text:span><text:span text:style-name="_31_"> </text:span><text:span text:style-name="_31_25">W</text:span><text:span text:style-name="_32_16">e</text:span><text:span text:style-name="_31_"> </text:span><text:span text:style-name="_31_32">a</text:span><text:span text:style-name="_32_00">v</text:span><text:span text:style-name="_35_1">o</text:span><text:span text:style-name="_39_9">i</text:span><text:span text:style-name="_32_07">d</text:span><text:span text:style-name="_31_"> </text:span><text:span text:style-name="_31_14">t</text:span><text:span text:style-name="_32_24">h</text:span><text:span text:style-name="_34_5">i</text:span><text:span text:style-name="_31_19">s</text:span><text:span text:style-name="_31_51"> </text:span><text:span text:style-name="_32_1">b</text:span><text:span text:style-name="_31_26">y</text:span><text:span text:style-name="_31_51"> </text:span><text:span text:style-name="_36_0">g</text:span><text:span text:style-name="_31_13">i</text:span><text:span text:style-name="_31_77">v</text:span><text:span text:style-name="_37_2">i</text:span><text:span text:style-name="_31_47">n</text:span><text:span text:style-name="_32_09">g</text:span><text:span text:style-name="_31_"> </text:span><text:span text:style-name="_31_19">a</text:span><text:span text:style-name="_32_00">n</text:span><text:span text:style-name="_31_"> </text:span><text:span text:style-name="_31_19">o</text:span><text:span text:style-name="_32_10">u</text:span><text:span text:style-name="_36_0">t</text:span><text:span text:style-name="_31_47">l</text:span><text:span text:style-name="_32_15">i</text:span><text:span text:style-name="_35_3">n</text:span><text:span text:style-name="_31_32">e</text:span><text:span text:style-name="_31_95">.</text:span><text:span text:style-name="_31_"> </text:span><text:span text:style-name="_31_31">o</text:span><text:span text:style-name="_31_80">f</text:span><text:span text:style-name="_31_"> </text:span><text:span text:style-name="_31_32">t</text:span><text:span text:style-name="_31_89">h</text:span><text:span text:style-name="_32_0">e</text:span><text:span text:style-name="_37_6"> </text:span><text:span text:style-name="_31_88">m</text:span><text:span text:style-name="_32_1">e</text:span><text:span text:style-name="_31_43">a</text:span><text:span text:style-name="_31_94">n</text:span><text:span text:style-name="_36_9">s</text:span><text:span text:style-name="_37_6"> </text:span><text:span text:style-name="_31_89">b</text:span><text:span text:style-name="_34_1">y</text:span><text:span text:style-name="_37_6"> </text:span><text:span text:style-name="_32_03">w</text:span><text:span text:style-name="_34_2">h</text:span><text:span text:style-name="_39_8">i</text:span><text:span text:style-name="_31_88">c</text:span><text:span text:style-name="_32_7">h</text:span><text:span text:style-name="_37_6"> </text:span><text:span text:style-name="_31_85">t</text:span><text:span text:style-name="_35_3">h</text:span><text:span text:style-name="_31_05">e</text:span><text:span text:style-name="_31_51"> </text:span><text:span text:style-name="_34_4">d</text:span><text:span text:style-name="_31_05">e</text:span><text:span text:style-name="_31_74">s</text:span><text:span text:style-name="_33_8">i</text:span><text:span text:style-name="_31_19">r</text:span><text:span text:style-name="_32_16">e</text:span><text:span text:style-name="_33_9">d</text:span><text:span text:style-name="_37_6"> </text:span><text:span text:style-name="_32_21">e</text:span><text:span text:style-name="_36_0">f</text:span><text:span text:style-name="_31_13">f</text:span><text:span text:style-name="_31_79">e</text:span><text:span text:style-name="_37_2">c</text:span><text:span text:style-name="_31_01">t</text:span><text:span text:style-name="_31_51"> </text:span><text:span text:style-name="_37_2">i</text:span><text:span text:style-name="_31_49">s</text:span><text:span text:style-name="_31_51"> </text:span><text:span text:style-name="_37_2">a</text:span><text:span text:style-name="_31_35">c</text:span><text:span text:style-name="_32_09">h</text:span><text:span text:style-name="_34_2">i</text:span><text:span text:style-name="_31_50">e</text:span><text:span text:style-name="_32_03">v</text:span><text:span text:style-name="_34_4">e</text:span><text:span text:style-name="_31_40">d</text:span><text:span text:style-name="_31_91">.</text:span><text:span text:style-name="_31_"> </text:span><text:span text:style-name="_31_20">A</text:span><text:span text:style-name="_31_51"> </text:span><text:span text:style-name="_33_6">d</text:span><text:span text:style-name="_31_20">i</text:span><text:span text:style-name="_32_10">g</text:span><text:span text:style-name="_35_9">i</text:span><text:span text:style-name="_31_20">t</text:span><text:span text:style-name="_31_77">a</text:span><text:span text:style-name="_36_5">l</text:span><text:span text:style-name="_37_6"> </text:span><text:span text:style-name="_31_95">c</text:span><text:span text:style-name="_37_4">o</text:span><text:span text:style-name="_31_02">m</text:span><text:span text:style-name="_32_19">p</text:span><text:span text:style-name="_34_5">u</text:span><text:span text:style-name="_39_6">t</text:span><text:span text:style-name="_31_77">e</text:span><text:span text:style-name="_35_9">r</text:span><text:span text:style-name="_37_6"> </text:span><text:span text:style-name="_32_01">c</text:span><text:span text:style-name="_37_4">a</text:span><text:span text:style-name="_39_8">n</text:span><text:span text:style-name="_31_51"> </text:span><text:span text:style-name="_36_5">u</text:span><text:span text:style-name="_31_35">s</text:span><text:span text:style-name="_31_73">u</text:span><text:span text:style-name="_36_6">a</text:span><text:span text:style-name="_31_28">l</text:span><text:span text:style-name="_32_04">l</text:span><text:span text:style-name="_35_1">y</text:span><text:span text:style-name="_37_6"> </text:span><text:span text:style-name="_31_86">b</text:span><text:span text:style-name="_35_9">e</text:span><text:span text:style-name="_37_6"> </text:span><text:span text:style-name="_31_71">r</text:span><text:span text:style-name="_32_0">e</text:span><text:span text:style-name="_31_11">g</text:span><text:span text:style-name="_31_70">a</text:span><text:span text:style-name="_34_2">r</text:span><text:span text:style-name="_31_47">d</text:span><text:span text:style-name="_31_91">e</text:span><text:span text:style-name="_37_1">d</text:span><text:span text:style-name="_37_6"> </text:span><text:span text:style-name="_32_19">a</text:span><text:span text:style-name="_33_6">s</text:span><text:span text:style-name="_37_6"> </text:span><text:span text:style-name="_32_25">c</text:span><text:span text:style-name="_36_8">o</text:span><text:span text:style-name="_39_5">n</text:span><text:span text:style-name="_32_04">s</text:span><text:span text:style-name="_33_9">i</text:span><text:span text:style-name="_31_41">s</text:span><text:span text:style-name="_31_76">t</text:span><text:span text:style-name="_32_4">i</text:span><text:span text:style-name="_31_49">n</text:span><text:span text:style-name="_31_76">g</text:span><text:span text:style-name="_31_"> </text:span><text:span text:style-name="_31_41">o</text:span><text:span text:style-name="_32_16">f</text:span><text:span text:style-name="_31_"> </text:span><text:span text:style-name="_31_17">t</text:span><text:span text:style-name="_32_15">h</text:span><text:span text:style-name="_32_1">r</text:span><text:span text:style-name="_39_5">e</text:span><text:span text:style-name="_31_73">e</text:span><text:span text:style-name="_31_"> </text:span><text:span text:style-name="_31_02">p</text:span><text:span text:style-name="_31_86">a</text:span><text:span text:style-name="_35_6">r</text:span><text:span text:style-name="_31_28">t</text:span><text:span text:style-name="_32_21">s</text:span><text:span text:style-name="_32_0">:</text:span></text:p>
      <text:p text:style-name="P1"><text:span text:style-name="_31_76">(</text:span><text:span text:style-name="_33_9">i</text:span><text:span text:style-name="_31_02">)</text:span><text:span text:style-name="_31_51"> </text:span><text:span text:style-name="_32_0">S</text:span><text:span text:style-name="_31_26">t</text:span><text:span text:style-name="_32_10">o</text:span><text:span text:style-name="_36_5">r</text:span><text:span text:style-name="_31_01">e</text:span><text:span text:style-name="_32_00">.</text:span></text:p>
      <text:p text:style-name="P1"><text:span text:style-name="_31_32">(</text:span><text:span text:style-name="_31_89">i</text:span><text:span text:style-name="_37_4">i</text:span><text:span text:style-name="_31_04">)</text:span><text:span text:style-name="_31_51"> </text:span><text:span text:style-name="_34_2">E</text:span><text:span text:style-name="_31_47">x</text:span><text:span text:style-name="_32_07">e</text:span><text:span text:style-name="_36_8">c</text:span><text:span text:style-name="_31_20">u</text:span><text:span text:style-name="_32_01">t</text:span><text:span text:style-name="_33_5">i</text:span><text:span text:style-name="_31_25">v</text:span><text:span text:style-name="_31_77">e</text:span><text:span text:style-name="_31_"> </text:span><text:span text:style-name="_31_01">u</text:span><text:span text:style-name="_32_19">n</text:span><text:span text:style-name="_36_6">i</text:span><text:span text:style-name="_31_17">t</text:span><text:span text:style-name="_32_25">.</text:span></text:p>
      <text:p text:style-name="P1"><text:span text:style-name="_31_35">(</text:span><text:span text:style-name="_32_06">i</text:span><text:span text:style-name="_34_2">i</text:span><text:span text:style-name="_31_32">i</text:span><text:span text:style-name="_31_88">)</text:span><text:span text:style-name="_31_"> </text:span><text:span text:style-name="_31_31">C</text:span><text:span text:style-name="_31_80">o</text:span><text:span text:style-name="_34_4">n</text:span><text:span text:style-name="_31_25">t</text:span><text:span text:style-name="_32_24">r</text:span><text:span text:style-name="_37_4">o</text:span><text:span text:style-name="_31_16">l</text:span><text:span text:style-name="_32_03">.</text:span></text:p>
      <text:p text:style-name="P1"><text:span text:style-name="_31_11">T</text:span><text:span text:style-name="_31_89">h</text:span><text:span text:style-name="_33_5">e</text:span><text:span text:style-name="_37_6"> </text:span><text:span text:style-name="_31_71">s</text:span><text:span text:style-name="_33_9">t</text:span><text:span text:style-name="_31_05">o</text:span><text:span text:style-name="_31_88">r</text:span><text:span text:style-name="_35_9">e</text:span><text:span text:style-name="_37_6"> </text:span><text:span text:style-name="_32_10">i</text:span><text:span text:style-name="_35_6">s</text:span><text:span text:style-name="_37_6"> </text:span><text:span text:style-name="_31_89">a</text:span><text:span text:style-name="_31_"> </text:span><text:span text:style-name="_31_46">s</text:span><text:span text:style-name="_31_70">t</text:span><text:span text:style-name="_35_9">o</text:span><text:span text:style-name="_31_04">r</text:span><text:span text:style-name="_32_07">e</text:span><text:span text:style-name="_31_"> </text:span><text:span text:style-name="_31_01">o</text:span><text:span text:style-name="_32_15">f</text:span><text:span text:style-name="_31_"> </text:span><text:span text:style-name="_31_41">i</text:span><text:span text:style-name="_31_79">n</text:span><text:span text:style-name="_32_0">f</text:span><text:span text:style-name="_31_13">o</text:span><text:span text:style-name="_31_76">r</text:span><text:span text:style-name="_35_1">m</text:span><text:span text:style-name="_31_41">a</text:span><text:span text:style-name="_31_95">t</text:span><text:span text:style-name="_32_7">i</text:span><text:span text:style-name="_39_5">o</text:span><text:span text:style-name="_31_85">n</text:span><text:span text:style-name="_32_3">,</text:span><text:span text:style-name="_37_6"> </text:span><text:span text:style-name="_32_15">a</text:span><text:span text:style-name="_32_7">n</text:span><text:span text:style-name="_39_8">d</text:span><text:span text:style-name="_31_51"> </text:span><text:span text:style-name="_37_2">c</text:span><text:span text:style-name="_31_31">o</text:span><text:span text:style-name="_32_01">r</text:span><text:span text:style-name="_32_6">r</text:span><text:span text:style-name="_31_32">e</text:span><text:span text:style-name="_31_77">s</text:span><text:span text:style-name="_35_4">p</text:span><text:span text:style-name="_31_46">o</text:span><text:span text:style-name="_32_16">n</text:span><text:span text:style-name="_32_9">d</text:span><text:span text:style-name="_31_32">s</text:span><text:span text:style-name="_31_51"> </text:span><text:span text:style-name="_35_6">t</text:span><text:span text:style-name="_31_05">o</text:span><text:span text:style-name="_31_51"> </text:span><text:span text:style-name="_32_3">t</text:span><text:span text:style-name="_31_46">h</text:span><text:span text:style-name="_31_70">e</text:span><text:span text:style-name="_31_"> </text:span><text:span text:style-name="_31_29">h</text:span><text:span text:style-name="_32_10">u</text:span><text:span text:style-name="_32_6">m</text:span><text:span text:style-name="_31_49">a</text:span><text:span text:style-name="_32_10">n</text:span><text:span text:style-name="_31_"> </text:span><text:span text:style-name="_31_20">c</text:span><text:span text:style-name="_32_06">o</text:span><text:span text:style-name="_32_1">m</text:span><text:span text:style-name="_31_46">p</text:span><text:span text:style-name="_31_92">u</text:span><text:span text:style-name="_36_6">t</text:span><text:span text:style-name="_39_5">e</text:span><text:span text:style-name="_31_86">r</text:span><text:span text:style-name="_34_4">'</text:span><text:span text:style-name="_31_17">s</text:span><text:span text:style-name="_31_51"> </text:span><text:span text:style-name="_32_0">p</text:span><text:span text:style-name="_31_05">a</text:span><text:span text:style-name="_31_95">p</text:span><text:span text:style-name="_36_5">e</text:span><text:span text:style-name="_31_44">r</text:span><text:span text:style-name="_31_77">,</text:span><text:span text:style-name="_31_"> </text:span><text:span text:style-name="_31_17">w</text:span><text:span text:style-name="_32_10">h</text:span><text:span text:style-name="_36_9">e</text:span><text:span text:style-name="_31_04">t</text:span><text:span text:style-name="_31_76">h</text:span><text:span text:style-name="_33_6">e</text:span><text:span text:style-name="_31_26">r</text:span><text:span text:style-name="_31_51"> </text:span><text:span text:style-name="_37_5">t</text:span><text:span text:style-name="_31_40">h</text:span><text:span text:style-name="_31_79">i</text:span><text:span text:style-name="_36_8">s</text:span><text:span text:style-name="_37_6"> </text:span><text:span text:style-name="_32_00">i</text:span><text:span text:style-name="_35_3">s</text:span><text:span text:style-name="_37_6"> </text:span><text:span text:style-name="_31_80">t</text:span><text:span text:style-name="_35_1">h</text:span><text:span text:style-name="_31_20">e</text:span><text:span text:style-name="_31_51"> </text:span><text:span text:style-name="_37_1">p</text:span><text:span text:style-name="_39_8">a</text:span><text:span text:style-name="_31_95">p</text:span><text:span text:style-name="_37_5">e</text:span><text:span text:style-name="_31_02">r</text:span><text:span text:style-name="_31_51"> </text:span><text:span text:style-name="_35_4">o</text:span><text:span text:style-name="_31_40">n</text:span><text:span text:style-name="_31_51"> </text:span><text:span text:style-name="_33_9">w</text:span><text:span text:style-name="_31_46">h</text:span><text:span text:style-name="_31_73">i</text:span><text:span text:style-name="_33_0">c</text:span><text:span text:style-name="_31_20">h</text:span><text:span text:style-name="_31_51"> </text:span><text:span text:style-name="_36_5">h</text:span><text:span text:style-name="_31_20">e</text:span><text:span text:style-name="_31_51"> </text:span><text:span text:style-name="_34_2">d</text:span><text:span text:style-name="_31_25">o</text:span><text:span text:style-name="_32_07">e</text:span><text:span text:style-name="_33_9">s</text:span><text:span text:style-name="_37_6"> </text:span><text:span text:style-name="_32_04">h</text:span><text:span text:style-name="_35_9">i</text:span><text:span text:style-name="_31_41">s</text:span><text:span text:style-name="_31_51"> </text:span><text:span text:style-name="_32_9">c</text:span><text:span text:style-name="_31_01">a</text:span><text:span text:style-name="_32_01">l</text:span><text:span text:style-name="_33_6">c</text:span><text:span text:style-name="_31_40">u</text:span><text:span text:style-name="_32_21">l</text:span><text:span text:style-name="_35_9">a</text:span><text:span text:style-name="_39_5">t</text:span><text:span text:style-name="_31_79">i</text:span><text:span text:style-name="_35_4">o</text:span><text:span text:style-name="_31_13">n</text:span><text:span text:style-name="_32_00">s</text:span><text:span text:style-name="_31_"> </text:span><text:span text:style-name="_31_44">o</text:span><text:span text:style-name="_32_22">r</text:span><text:span text:style-name="_31_"> </text:span><text:span text:style-name="_31_32">t</text:span><text:span text:style-name="_32_15">h</text:span><text:span text:style-name="_33_0">a</text:span><text:span text:style-name="_31_16">t</text:span><text:span text:style-name="_31_51"> </text:span><text:span text:style-name="_37_5">o</text:span><text:span text:style-name="_31_50">n</text:span><text:span text:style-name="_31_51"> </text:span><text:span text:style-name="_32_6">w</text:span><text:span text:style-name="_31_16">h</text:span><text:span text:style-name="_32_16">i</text:span><text:span text:style-name="_37_4">c</text:span><text:span text:style-name="_31_02">h</text:span><text:span text:style-name="_31_51"> </text:span><text:span text:style-name="_37_1">h</text:span><text:span text:style-name="_31_41">i</text:span><text:span text:style-name="_31_71">s</text:span><text:span text:style-name="_31_"> </text:span><text:span text:style-name="_31_20">b</text:span><text:span text:style-name="_31_71">o</text:span><text:span text:style-name="_37_5">o</text:span><text:span text:style-name="_31_13">k</text:span><text:span text:style-name="_31_51"> </text:span><text:span text:style-name="_35_7">o</text:span><text:span text:style-name="_31_35">f</text:span><text:span text:style-name="_31_51"> </text:span><text:span text:style-name="_32_1">r</text:span><text:span text:style-name="_31_04">u</text:span><text:span text:style-name="_32_03">l</text:span><text:span text:style-name="_35_9">e</text:span><text:span text:style-name="_31_13">s</text:span><text:span text:style-name="_31_51"> </text:span><text:span text:style-name="_36_9">i</text:span><text:span text:style-name="_31_49">s</text:span><text:span text:style-name="_31_51"> </text:span><text:span text:style-name="_36_6">p</text:span><text:span text:style-name="_31_40">r</text:span><text:span text:style-name="_32_07">i</text:span><text:span text:style-name="_37_2">n</text:span><text:span text:style-name="_31_01">t</text:span><text:span text:style-name="_31_80">e</text:span><text:span text:style-name="_35_7">d</text:span><text:span text:style-name="_31_25">.</text:span><text:span text:style-name="_31_51"> </text:span><text:span text:style-name="_34_1">I</text:span><text:span text:style-name="_31_16">n</text:span><text:span text:style-name="_31_51"> </text:span><text:span text:style-name="_34_5">s</text:span><text:span text:style-name="_31_50">o</text:span><text:span text:style-name="_31_51"> </text:span><text:span text:style-name="_35_7">f</text:span><text:span text:style-name="_31_41">a</text:span><text:span text:style-name="_31_79">r</text:span><text:span text:style-name="_31_"> </text:span><text:span text:style-name="_31_49">a</text:span><text:span text:style-name="_32_16">s</text:span><text:span text:style-name="_31_"> </text:span><text:span text:style-name="_31_32">t</text:span><text:span text:style-name="_31_88">h</text:span><text:span text:style-name="_35_0">e</text:span><text:span text:style-name="_37_6"> </text:span><text:span text:style-name="_31_91">h</text:span><text:span text:style-name="_32_4">u</text:span><text:span text:style-name="_31_44">m</text:span><text:span text:style-name="_32_21">a</text:span><text:span text:style-name="_33_8">n</text:span><text:span text:style-name="_37_6"> </text:span><text:span text:style-name="_32_03">c</text:span><text:span text:style-name="_34_5">o</text:span><text:span text:style-name="_39_6">m</text:span><text:span text:style-name="_31_94">p</text:span><text:span text:style-name="_33_5">u</text:span><text:span text:style-name="_31_46">t</text:span><text:span text:style-name="_31_89">e</text:span><text:span text:style-name="_34_1">r</text:span><text:span text:style-name="_37_6"> </text:span><text:span text:style-name="_32_19">d</text:span><text:span text:style-name="_35_6">o</text:span><text:span text:style-name="_31_35">e</text:span><text:span text:style-name="_32_15">s</text:span><text:span text:style-name="_31_"> </text:span><text:span text:style-name="_31_10">c</text:span><text:span text:style-name="_31_80">a</text:span><text:span text:style-name="_32_3">l</text:span><text:span text:style-name="_31_49">c</text:span><text:span text:style-name="_32_06">u</text:span><text:span text:style-name="_32_6">l</text:span><text:span text:style-name="_31_20">a</text:span><text:span text:style-name="_32_16">t</text:span><text:span text:style-name="_32_9">i</text:span><text:span text:style-name="_31_11">o</text:span><text:span text:style-name="_32_16">n</text:span><text:span text:style-name="_35_1">s</text:span><text:span text:style-name="_37_6"> </text:span><text:span text:style-name="_32_18">i</text:span><text:span text:style-name="_35_9">n</text:span><text:span text:style-name="_37_6"> </text:span><text:span text:style-name="_31_77">h</text:span><text:span text:style-name="_32_7">i</text:span><text:span text:style-name="_39_5">s</text:span><text:span text:style-name="_31_51"> </text:span><text:span text:style-name="_36_8">b</text:span><text:span text:style-name="_31_02">e</text:span><text:span text:style-name="_31_76">a</text:span><text:span text:style-name="_37_2">d</text:span><text:span text:style-name="_37_6"> </text:span><text:span text:style-name="_31_89">a</text:span><text:span text:style-name="_31_"> </text:span><text:span text:style-name="_39_6">p</text:span><text:span text:style-name="_31_89">a</text:span><text:span text:style-name="_37_5">r</text:span><text:span text:style-name="_31_49">t</text:span><text:span text:style-name="_31_51"> </text:span><text:span text:style-name="_32_7">o</text:span><text:span text:style-name="_31_34">f</text:span><text:span text:style-name="_31_51"> </text:span><text:span text:style-name="_37_5">t</text:span><text:span text:style-name="_31_01">h</text:span><text:span text:style-name="_31_94">e</text:span><text:span text:style-name="_31_"> </text:span><text:span text:style-name="_39_8">s</text:span><text:span text:style-name="_32_18">t</text:span><text:span text:style-name="_32_3">o</text:span><text:span text:style-name="_31_16">r</text:span><text:span text:style-name="_31_77">e</text:span><text:span text:style-name="_31_"> </text:span><text:span text:style-name="_31_01">w</text:span><text:span text:style-name="_31_95">i</text:span><text:span text:style-name="_36_8">l</text:span><text:span text:style-name="_39_5">l</text:span><text:span text:style-name="_31_51"> </text:span><text:span text:style-name="_34_1">c</text:span><text:span text:style-name="_31_04">o</text:span><text:span text:style-name="_32_25">r</text:span><text:span text:style-name="_32_7">r</text:span><text:span text:style-name="_31_05">e</text:span><text:span text:style-name="_31_94">s</text:span><text:span text:style-name="_32_9">p</text:span><text:span text:style-name="_31_31">o</text:span><text:span text:style-name="_31_71">n</text:span><text:span text:style-name="_32_0">d</text:span><text:span text:style-name="_37_6"> </text:span><text:span text:style-name="_31_73">t</text:span><text:span text:style-name="_36_6">o</text:span><text:span text:style-name="_37_6"> </text:span><text:span text:style-name="_32_18">h</text:span><text:span text:style-name="_35_1">i</text:span><text:span text:style-name="_39_9">s</text:span><text:span text:style-name="_31_51"> </text:span><text:span text:style-name="_32_7">m</text:span><text:span text:style-name="_31_20">e</text:span><text:span text:style-name="_31_92">m</text:span><text:span text:style-name="_32_1">o</text:span><text:span text:style-name="_31_04">r</text:span><text:span text:style-name="_32_15">y</text:span><text:span text:style-name="_33_6">.</text:span></text:p>
      <text:p text:style-name="P1"><text:span text:style-name="_32_25">T</text:span><text:span text:style-name="_37_5">h</text:span><text:span text:style-name="_31_01">e</text:span><text:span text:style-name="_31_51"> </text:span><text:span text:style-name="_32_6">e</text:span><text:span text:style-name="_31_04">x</text:span><text:span text:style-name="_32_19">e</text:span><text:span text:style-name="_34_4">c</text:span><text:span text:style-name="_31_29">u</text:span><text:span text:style-name="_31_92">t</text:span><text:span text:style-name="_36_6">i</text:span><text:span text:style-name="_31_46">v</text:span><text:span text:style-name="_32_09">e</text:span><text:span text:style-name="_31_"> </text:span><text:span text:style-name="_31_01">u</text:span><text:span text:style-name="_31_73">n</text:span><text:span text:style-name="_33_0">i</text:span><text:span text:style-name="_31_14">t</text:span><text:span text:style-name="_31_51"> </text:span><text:span text:style-name="_33_0">i</text:span><text:span text:style-name="_31_43">s</text:span><text:span text:style-name="_31_51"> </text:span><text:span text:style-name="_35_7">t</text:span><text:span text:style-name="_31_17">h</text:span><text:span text:style-name="_31_95">e</text:span><text:span text:style-name="_31_"> </text:span><text:span text:style-name="_31_50">p</text:span><text:span text:style-name="_31_74">a</text:span><text:span text:style-name="_35_9">r</text:span><text:span text:style-name="_31_29">t</text:span><text:span text:style-name="_31_51"> </text:span><text:span text:style-name="_35_9">w</text:span><text:span text:style-name="_31_32">h</text:span><text:span text:style-name="_31_74">i</text:span><text:span text:style-name="_32_3">c</text:span><text:span text:style-name="_31_11">h</text:span><text:span text:style-name="_31_51"> </text:span><text:span text:style-name="_32_3">c</text:span><text:span text:style-name="_31_25">a</text:span><text:span text:style-name="_32_19">r</text:span><text:span text:style-name="_36_9">r</text:span><text:span text:style-name="_39_8">i</text:span><text:span text:style-name="_31_80">e</text:span><text:span text:style-name="_32_9">s</text:span><text:span text:style-name="_37_6"> </text:span><text:span text:style-name="_31_70">o</text:span><text:span text:style-name="_37_1">u</text:span><text:span text:style-name="_31_05">t</text:span><text:span text:style-name="_31_51"> </text:span><text:span text:style-name="_35_4">t</text:span><text:span text:style-name="_31_43">h</text:span><text:span text:style-name="_31_77">e</text:span><text:span text:style-name="_31_"> </text:span><text:span text:style-name="_31_20">v</text:span><text:span text:style-name="_31_76">a</text:span><text:span text:style-name="_33_8">r</text:span><text:span text:style-name="_31_19">i</text:span><text:span text:style-name="_32_04">o</text:span><text:span text:style-name="_33_6">u</text:span><text:span text:style-name="_31_13">s</text:span><text:span text:style-name="_31_51"> </text:span><text:span text:style-name="_33_0">i</text:span><text:span text:style-name="_31_13">n</text:span><text:span text:style-name="_32_06">d</text:span><text:span text:style-name="_34_1">i</text:span><text:span text:style-name="_31_05">v</text:span><text:span text:style-name="_32_15">i</text:span><text:span text:style-name="_37_5">d</text:span><text:span text:style-name="_31_17">u</text:span><text:span text:style-name="_32_18">a</text:span><text:span text:style-name="_36_8">l</text:span><text:span text:style-name="_37_6"> </text:span><text:span text:style-name="_31_94">o</text:span><text:span text:style-name="_33_5">p</text:span><text:span text:style-name="_31_25">e</text:span><text:span text:style-name="_32_04">r</text:span><text:span text:style-name="_35_6">a</text:span><text:span text:style-name="_31_49">t</text:span><text:span text:style-name="_32_15">i</text:span><text:span text:style-name="_32_4">o</text:span><text:span text:style-name="_31_28">n</text:span><text:span text:style-name="_32_06">s</text:span><text:span text:style-name="_31_"> </text:span><text:span text:style-name="_31_05">i</text:span><text:span text:style-name="_31_80">n</text:span><text:span text:style-name="_37_1">v</text:span><text:span text:style-name="_31_34">o</text:span><text:span text:style-name="_31_77">l</text:span><text:span text:style-name="_37_5">v</text:span><text:span text:style-name="_31_49">e</text:span><text:span text:style-name="_32_18">d</text:span><text:span text:style-name="_31_"> </text:span><text:span text:style-name="_31_02">i</text:span><text:span text:style-name="_31_85">n</text:span><text:span text:style-name="_31_"> </text:span><text:span text:style-name="_39_5">a</text:span><text:span text:style-name="_31_51"> </text:span><text:span text:style-name="_32_7">c</text:span><text:span text:style-name="_31_20">a</text:span><text:span text:style-name="_32_01">l</text:span><text:span text:style-name="_32_1">c</text:span><text:span text:style-name="_31_44">u</text:span><text:span text:style-name="_31_94">l</text:span><text:span text:style-name="_34_2">a</text:span><text:span text:style-name="_31_26">t</text:span><text:span text:style-name="_31_94">i</text:span><text:span text:style-name="_32_7">o</text:span><text:span text:style-name="_31_13">n</text:span><text:span text:style-name="_32_09">.</text:span><text:span text:style-name="_31_"> </text:span><text:span text:style-name="_31_04">W</text:span><text:span text:style-name="_32_07">h</text:span><text:span text:style-name="_37_1">a</text:span><text:span text:style-name="_31_44">t</text:span><text:span text:style-name="_31_51"> </text:span><text:span text:style-name="_36_5">t</text:span><text:span text:style-name="_31_01">h</text:span><text:span text:style-name="_31_89">e</text:span><text:span text:style-name="_33_6">s</text:span><text:span text:style-name="_31_49">e</text:span><text:span text:style-name="_31_51"> </text:span><text:span text:style-name="_35_3">i</text:span><text:span text:style-name="_31_50">n</text:span><text:span text:style-name="_31_85">d</text:span><text:span text:style-name="_35_9">i</text:span><text:span text:style-name="_31_28">v</text:span><text:span text:style-name="_32_15">i</text:span><text:span text:style-name="_37_4">d</text:span><text:span text:style-name="_31_41">u</text:span><text:span text:style-name="_32_18">a</text:span><text:span text:style-name="_36_8">l</text:span><text:span text:style-name="_37_6"> </text:span><text:span text:style-name="_31_71">o</text:span><text:span text:style-name="_32_1">p</text:span><text:span text:style-name="_31_44">e</text:span><text:span text:style-name="_32_04">r</text:span><text:span text:style-name="_34_2">a</text:span><text:span text:style-name="_39_6">t</text:span><text:span text:style-name="_31_92">i</text:span><text:span text:style-name="_36_8">o</text:span><text:span text:style-name="_31_32">n</text:span><text:span text:style-name="_31_77">s</text:span><text:span text:style-name="_31_"> </text:span><text:span text:style-name="_31_41">a</text:span><text:span text:style-name="_31_94">r</text:span><text:span text:style-name="_35_1">e</text:span><text:span text:style-name="_37_6"> </text:span><text:span text:style-name="_32_22">w</text:span><text:span text:style-name="_33_0">i</text:span><text:span text:style-name="_31_02">l</text:span><text:span text:style-name="_31_94">l</text:span><text:span text:style-name="_31_"> </text:span><text:span text:style-name="_31_41">v</text:span><text:span text:style-name="_31_76">a</text:span><text:span text:style-name="_34_5">r</text:span><text:span text:style-name="_31_14">y</text:span><text:span text:style-name="_31_51"> </text:span><text:span text:style-name="_33_8">f</text:span><text:span text:style-name="_39_8">r</text:span><text:span text:style-name="_31_94">o</text:span><text:span text:style-name="_33_9">m</text:span><text:span text:style-name="_37_6"> </text:span><text:span text:style-name="_32_25">m</text:span><text:span text:style-name="_33_8">a</text:span><text:span text:style-name="_31_17">c</text:span><text:span text:style-name="_31_91">h</text:span><text:span text:style-name="_36_9">i</text:span><text:span text:style-name="_31_31">n</text:span><text:span text:style-name="_31_94">e</text:span><text:span text:style-name="_31_"> </text:span><text:span text:style-name="_31_41">t</text:span><text:span text:style-name="_31_80">o</text:span><text:span text:style-name="_31_"> </text:span><text:span text:style-name="_31_29">m</text:span><text:span text:style-name="_32_15">a</text:span><text:span text:style-name="_36_8">c</text:span><text:span text:style-name="_31_25">h</text:span><text:span text:style-name="_31_76">i</text:span><text:span text:style-name="_32_1">n</text:span><text:span text:style-name="_31_05">e</text:span><text:span text:style-name="_31_89">.</text:span><text:span text:style-name="_31_"> </text:span><text:span text:style-name="_39_8">U</text:span><text:span text:style-name="_32_25">s</text:span><text:span text:style-name="_35_3">u</text:span><text:span text:style-name="_31_29">a</text:span><text:span text:style-name="_31_92">l</text:span><text:span text:style-name="_35_4">l</text:span><text:span text:style-name="_31_17">y</text:span><text:span text:style-name="_31_51"> </text:span><text:span text:style-name="_34_4">f</text:span><text:span text:style-name="_31_05">a</text:span><text:span text:style-name="_31_94">i</text:span><text:span text:style-name="_35_0">r</text:span><text:span text:style-name="_39_6">l</text:span><text:span text:style-name="_31_76">y</text:span><text:span text:style-name="_31_"> </text:span><text:span text:style-name="_39_5">l</text:span><text:span text:style-name="_32_03">e</text:span><text:span text:style-name="_36_8">n</text:span><text:span text:style-name="_31_50">g</text:span><text:span text:style-name="_31_71">t</text:span><text:span text:style-name="_32_9">h</text:span><text:span text:style-name="_31_16">y</text:span><text:span text:style-name="_31_51"> </text:span><text:span text:style-name="_35_6">o</text:span><text:span text:style-name="_31_40">p</text:span><text:span text:style-name="_31_73">e</text:span><text:span text:style-name="_32_3">r</text:span><text:span text:style-name="_31_28">a</text:span><text:span text:style-name="_31_89">t</text:span><text:span text:style-name="_35_1">i</text:span><text:span text:style-name="_31_02">o</text:span><text:span text:style-name="_31_86">n</text:span><text:span text:style-name="_36_5">s</text:span><text:span text:style-name="_37_6"> </text:span><text:span text:style-name="_31_94">c</text:span><text:span text:style-name="_35_4">a</text:span><text:span text:style-name="_31_17">n</text:span><text:span text:style-name="_31_51"> </text:span><text:span text:style-name="_33_5">b</text:span><text:span text:style-name="_31_29">e</text:span><text:span text:style-name="_31_51"> </text:span><text:span text:style-name="_35_4">d</text:span><text:span text:style-name="_31_04">o</text:span><text:span text:style-name="_31_86">n</text:span><text:span text:style-name="_32_1">e</text:span><text:span text:style-name="_37_6"> </text:span><text:span text:style-name="_32_03">s</text:span><text:span text:style-name="_37_2">u</text:span><text:span text:style-name="_31_10">c</text:span><text:span text:style-name="_32_22">h</text:span><text:span text:style-name="_31_"> </text:span><text:span text:style-name="_31_35">a</text:span><text:span text:style-name="_32_24">s</text:span><text:span text:style-name="_31_"> </text:span><text:span text:style-name="_31_50">"</text:span><text:span text:style-name="_32_21">M</text:span><text:span text:style-name="_36_8">u</text:span><text:span text:style-name="_31_11">l</text:span><text:span text:style-name="_32_15">t</text:span><text:span text:style-name="_35_6">i</text:span><text:span text:style-name="_39_8">p</text:span><text:span text:style-name="_31_76">l</text:span><text:span text:style-name="_35_9">y</text:span><text:span text:style-name="_37_6"> </text:span><text:span text:style-name="_32_25">3</text:span><text:span text:style-name="_33_9">5</text:span><text:span text:style-name="_31_29">4</text:span><text:span text:style-name="_32_22">0</text:span><text:span text:style-name="_32_1">6</text:span><text:span text:style-name="_31_29">7</text:span><text:span text:style-name="_31_73">5</text:span><text:span text:style-name="_37_2">4</text:span><text:span text:style-name="_31_31">4</text:span><text:span text:style-name="_31_89">5</text:span><text:span text:style-name="_31_"> </text:span><text:span text:style-name="_31_46">b</text:span><text:span text:style-name="_32_03">y</text:span><text:span text:style-name="_31_"> </text:span><text:span text:style-name="_31_28">7</text:span><text:span text:style-name="_32_19">0</text:span><text:span text:style-name="_32_3">7</text:span><text:span text:style-name="_31_19">6</text:span><text:span text:style-name="_31_85">3</text:span><text:span text:style-name="_36_6">4</text:span><text:span text:style-name="_31_35">5</text:span><text:span text:style-name="_31_86">6</text:span><text:span text:style-name="_32_4">8</text:span><text:span text:style-name="_31_10">7</text:span><text:span text:style-name="_31_91">"</text:span><text:span text:style-name="_31_"> </text:span><text:span text:style-name="_39_6">b</text:span><text:span text:style-name="_31_91">u</text:span><text:span text:style-name="_35_1">t</text:span><text:span text:style-name="_37_6"> </text:span><text:span text:style-name="_31_70">i</text:span><text:span text:style-name="_35_4">n</text:span><text:span text:style-name="_37_6"> </text:span><text:span text:style-name="_32_25">s</text:span><text:span text:style-name="_32_6">o</text:span><text:span text:style-name="_31_16">m</text:span><text:span text:style-name="_31_70">e</text:span><text:span text:style-name="_31_"> </text:span><text:span text:style-name="_31_11">m</text:span><text:span text:style-name="_32_18">a</text:span><text:span text:style-name="_32_3">c</text:span><text:span text:style-name="_39_5">h</text:span><text:span text:style-name="_32_04">i</text:span><text:span text:style-name="_35_9">n</text:span><text:span text:style-name="_31_04">e</text:span><text:span text:style-name="_32_16">s</text:span><text:span text:style-name="_31_"> </text:span><text:span text:style-name="_31_31">o</text:span><text:span text:style-name="_32_03">n</text:span><text:span text:style-name="_32_0">l</text:span><text:span text:style-name="_31_50">y</text:span><text:span text:style-name="_31_51"> </text:span><text:span text:style-name="_33_5">v</text:span><text:span text:style-name="_31_34">e</text:span><text:span text:style-name="_32_07">r</text:span><text:span text:style-name="_35_3">y</text:span><text:span text:style-name="_37_6"> </text:span><text:span text:style-name="_31_86">s</text:span><text:span text:style-name="_34_4">i</text:span><text:span text:style-name="_31_11">m</text:span><text:span text:style-name="_31_70">p</text:span><text:span text:style-name="_37_5">l</text:span><text:span text:style-name="_31_28">e</text:span><text:span text:style-name="_31_51"> </text:span><text:span text:style-name="_32_6">o</text:span><text:span text:style-name="_31_26">n</text:span><text:span text:style-name="_31_80">e</text:span><text:span text:style-name="_33_0">s</text:span><text:span text:style-name="_37_6"> </text:span><text:span text:style-name="_31_80">s</text:span><text:span text:style-name="_34_2">u</text:span><text:span text:style-name="_31_28">c</text:span><text:span text:style-name="_31_77">h</text:span><text:span text:style-name="_31_"> </text:span><text:span text:style-name="_31_17">a</text:span><text:span text:style-name="_31_70">s</text:span><text:span text:style-name="_31_"> </text:span><text:span text:style-name="_31_11">"</text:span><text:span text:style-name="_31_79">W</text:span><text:span text:style-name="_32_3">r</text:span><text:span text:style-name="_39_9">i</text:span><text:span text:style-name="_31_86">t</text:span><text:span text:style-name="_34_2">e</text:span><text:span text:style-name="_37_6"> </text:span><text:span text:style-name="_31_88">d</text:span><text:span text:style-name="_35_6">o</text:span><text:span text:style-name="_31_11">w</text:span><text:span text:style-name="_31_73">n</text:span><text:span text:style-name="_31_"> </text:span><text:span text:style-name="_31_46">0</text:span><text:span text:style-name="_31_76">"</text:span><text:span text:style-name="_31_"> </text:span><text:span text:style-name="_31_35">a</text:span><text:span text:style-name="_32_01">r</text:span><text:span text:style-name="_35_4">e</text:span><text:span text:style-name="_37_6"> </text:span><text:span text:style-name="_31_74">p</text:span><text:span text:style-name="_33_8">o</text:span><text:span text:style-name="_31_44">s</text:span><text:span text:style-name="_32_06">s</text:span><text:span text:style-name="_37_5">i</text:span><text:span text:style-name="_31_26">b</text:span><text:span text:style-name="_31_92">l</text:span><text:span text:style-name="_35_7">e</text:span><text:span text:style-name="_31_11">.</text:span></text:p>
      <text:p text:style-name="P1"><text:span text:style-name="_37_5">W</text:span><text:span text:style-name="_31_04">e</text:span><text:span text:style-name="_31_51"> </text:span><text:span text:style-name="_32_4">h</text:span><text:span text:style-name="_39_8">a</text:span><text:span text:style-name="_32_22">v</text:span><text:span text:style-name="_35_3">e</text:span><text:span text:style-name="_37_6"> </text:span><text:span text:style-name="_32_01">m</text:span><text:span text:style-name="_33_6">e</text:span><text:span text:style-name="_31_19">n</text:span><text:span text:style-name="_32_25">t</text:span><text:span text:style-name="_36_8">i</text:span><text:span text:style-name="_31_35">o</text:span><text:span text:style-name="_32_21">n</text:span><text:span text:style-name="_33_5">e</text:span><text:span text:style-name="_31_01">d</text:span><text:span text:style-name="_31_51"> </text:span><text:span text:style-name="_32_9">t</text:span><text:span text:style-name="_31_44">h</text:span><text:span text:style-name="_32_21">a</text:span><text:span text:style-name="_37_4">t</text:span><text:span text:style-name="_37_6"> </text:span><text:span text:style-name="_31_79">t</text:span><text:span text:style-name="_32_9">h</text:span><text:span text:style-name="_31_04">e</text:span><text:span text:style-name="_31_51"> </text:span><text:span text:style-name="_32_1">"</text:span><text:span text:style-name="_31_26">b</text:span><text:span text:style-name="_32_06">o</text:span><text:span text:style-name="_35_0">o</text:span><text:span text:style-name="_39_5">k</text:span><text:span text:style-name="_31_51"> </text:span><text:span text:style-name="_35_0">o</text:span><text:span text:style-name="_31_11">f</text:span><text:span text:style-name="_31_51"> </text:span><text:span text:style-name="_35_6">r</text:span><text:span text:style-name="_31_35">u</text:span><text:span text:style-name="_31_95">l</text:span><text:span text:style-name="_36_8">e</text:span><text:span text:style-name="_31_04">s</text:span><text:span text:style-name="_31_86">"</text:span><text:span text:style-name="_31_"> </text:span><text:span text:style-name="_31_20">s</text:span><text:span text:style-name="_31_71">u</text:span><text:span text:style-name="_34_4">p</text:span><text:span text:style-name="_31_40">p</text:span><text:span text:style-name="_31_94">l</text:span><text:span text:style-name="_36_6">i</text:span><text:span text:style-name="_31_40">e</text:span><text:span text:style-name="_31_80">d</text:span><text:span text:style-name="_31_"> </text:span><text:span text:style-name="_31_31">t</text:span><text:span text:style-name="_31_91">o</text:span><text:span text:style-name="_31_"> </text:span><text:span text:style-name="_31_25">t</text:span><text:span text:style-name="_31_91">h</text:span><text:span text:style-name="_33_5">e</text:span><text:span text:style-name="_37_6"> </text:span><text:span text:style-name="_31_88">c</text:span><text:span text:style-name="_35_1">o</text:span><text:span text:style-name="_31_44">m</text:span><text:span text:style-name="_31_89">p</text:span><text:span text:style-name="_35_4">u</text:span><text:span text:style-name="_31_41">t</text:span><text:span text:style-name="_32_21">e</text:span><text:span text:style-name="_37_5">r</text:span><text:span text:style-name="_37_6"> </text:span><text:span text:style-name="_32_00">i</text:span><text:span text:style-name="_37_4">s</text:span><text:span text:style-name="_37_6"> </text:span><text:span text:style-name="_31_92">r</text:span><text:span text:style-name="_36_9">e</text:span><text:span text:style-name="_31_29">p</text:span><text:span text:style-name="_31_76">l</text:span><text:span text:style-name="_32_0">a</text:span><text:span text:style-name="_31_01">c</text:span><text:span text:style-name="_31_70">e</text:span><text:span text:style-name="_37_4">d</text:span><text:span text:style-name="_37_6"> </text:span><text:span text:style-name="_32_22">i</text:span><text:span text:style-name="_34_5">n</text:span><text:span text:style-name="_37_6"> </text:span><text:span text:style-name="_31_71">t</text:span><text:span text:style-name="_32_1">h</text:span><text:span text:style-name="_31_02">e</text:span><text:span text:style-name="_31_51"> </text:span><text:span text:style-name="_33_9">m</text:span><text:span text:style-name="_31_26">a</text:span><text:span text:style-name="_31_77">c</text:span><text:span text:style-name="_32_4">h</text:span><text:span text:style-name="_31_04">i</text:span><text:span text:style-name="_32_25">n</text:span><text:span text:style-name="_33_8">e</text:span><text:span text:style-name="_37_6"> </text:span><text:span text:style-name="_31_94">b</text:span><text:span text:style-name="_32_7">y</text:span><text:span text:style-name="_37_6"> </text:span><text:span text:style-name="_31_73">a</text:span><text:span text:style-name="_31_"> </text:span><text:span text:style-name="_31_19">p</text:span><text:span text:style-name="_31_86">a</text:span><text:span text:style-name="_36_8">r</text:span><text:span text:style-name="_31_28">t</text:span><text:span text:style-name="_31_51"> </text:span><text:span text:style-name="_35_7">o</text:span><text:span text:style-name="_31_16">f</text:span><text:span text:style-name="_31_51"> </text:span><text:span text:style-name="_35_4">t</text:span><text:span text:style-name="_39_8">h</text:span><text:span text:style-name="_31_71">e</text:span><text:span text:style-name="_31_"> </text:span><text:span text:style-name="_31_26">s</text:span><text:span text:style-name="_32_01">t</text:span><text:span text:style-name="_36_5">o</text:span><text:span text:style-name="_39_6">r</text:span><text:span text:style-name="_32_06">e</text:span><text:span text:style-name="_36_0">.</text:span><text:span text:style-name="_37_6"> </text:span><text:span text:style-name="_32_09">I</text:span><text:span text:style-name="_32_1">t</text:span><text:span text:style-name="_37_6"> </text:span><text:span text:style-name="_31_73">i</text:span><text:span text:style-name="_37_5">s</text:span><text:span text:style-name="_37_6"> </text:span><text:span text:style-name="_31_76">t</text:span><text:span text:style-name="_33_6">h</text:span><text:span text:style-name="_31_17">e</text:span><text:span text:style-name="_32_21">n</text:span><text:span text:style-name="_31_"> </text:span><text:span text:style-name="_31_32">c</text:span><text:span text:style-name="_31_86">a</text:span><text:span text:style-name="_33_8">l</text:span><text:span text:style-name="_31_20">l</text:span><text:span text:style-name="_31_80">e</text:span><text:span text:style-name="_33_6">d</text:span><text:span text:style-name="_37_6"> </text:span><text:span text:style-name="_32_00">t</text:span><text:span text:style-name="_33_5">h</text:span><text:span text:style-name="_31_31">e</text:span><text:span text:style-name="_31_51"> </text:span><text:span text:style-name="_32_3">"</text:span><text:span text:style-name="_31_32">t</text:span><text:span text:style-name="_32_22">a</text:span><text:span text:style-name="_36_0">b</text:span><text:span text:style-name="_31_50">l</text:span><text:span text:style-name="_31_91">e</text:span><text:span text:style-name="_31_"> </text:span><text:span text:style-name="_31_19">o</text:span><text:span text:style-name="_31_80">f</text:span><text:span text:style-name="_31_"> </text:span><text:span text:style-name="_31_46">i</text:span><text:span text:style-name="_32_04">n</text:span><text:span text:style-name="_32_3">s</text:span><text:span text:style-name="_31_44">t</text:span><text:span text:style-name="_31_73">r</text:span><text:span text:style-name="_33_9">u</text:span><text:span text:style-name="_31_20">c</text:span><text:span text:style-name="_32_07">t</text:span><text:span text:style-name="_32_3">i</text:span><text:span text:style-name="_31_29">o</text:span><text:span text:style-name="_31_89">n</text:span><text:span text:style-name="_37_1">s</text:span><text:span text:style-name="_31_26">.</text:span><text:span text:style-name="_32_01">"</text:span><text:span text:style-name="_31_"> </text:span><text:span text:style-name="_31_17">I</text:span><text:span text:style-name="_32_06">t</text:span><text:span text:style-name="_31_"> </text:span><text:span text:style-name="_39_8">i</text:span><text:span text:style-name="_32_25">s</text:span><text:span text:style-name="_31_"> </text:span><text:span text:style-name="_31_11">t</text:span><text:span text:style-name="_31_86">h</text:span><text:span text:style-name="_34_1">e</text:span><text:span text:style-name="_37_6"> </text:span><text:span text:style-name="_32_06">d</text:span><text:span text:style-name="_34_5">u</text:span><text:span text:style-name="_39_5">t</text:span><text:span text:style-name="_31_85">y</text:span><text:span text:style-name="_31_"> </text:span><text:span text:style-name="_31_04">o</text:span><text:span text:style-name="_32_03">f</text:span><text:span text:style-name="_31_"> </text:span><text:span text:style-name="_31_29">t</text:span><text:span text:style-name="_32_15">h</text:span><text:span text:style-name="_35_4">e</text:span><text:span text:style-name="_37_6"> </text:span><text:span text:style-name="_32_21">c</text:span><text:span text:style-name="_33_0">o</text:span><text:span text:style-name="_31_20">n</text:span><text:span text:style-name="_32_09">t</text:span><text:span text:style-name="_37_1">r</text:span><text:span text:style-name="_31_19">o</text:span><text:span text:style-name="_32_15">l</text:span><text:span text:style-name="_31_"> </text:span><text:span text:style-name="_31_41">t</text:span><text:span text:style-name="_32_07">o</text:span><text:span text:style-name="_31_"> </text:span><text:span text:style-name="_31_05">s</text:span><text:span text:style-name="_31_79">e</text:span><text:span text:style-name="_36_5">e</text:span><text:span text:style-name="_37_6"> </text:span><text:span text:style-name="_32_09">t</text:span><text:span text:style-name="_33_9">h</text:span><text:span text:style-name="_31_41">a</text:span><text:span text:style-name="_31_94">t</text:span><text:span text:style-name="_31_"> </text:span><text:span text:style-name="_31_31">t</text:span><text:span text:style-name="_31_73">h</text:span><text:span text:style-name="_36_6">e</text:span><text:span text:style-name="_31_35">s</text:span><text:span text:style-name="_32_04">e</text:span><text:span text:style-name="_31_"> </text:span><text:span text:style-name="_31_19">i</text:span><text:span text:style-name="_31_86">n</text:span><text:span text:style-name="_35_4">s</text:span><text:span text:style-name="_31_14">t</text:span><text:span text:style-name="_31_71">r</text:span><text:span text:style-name="_34_5">u</text:span><text:span text:style-name="_31_04">c</text:span><text:span text:style-name="_31_73">t</text:span><text:span text:style-name="_35_6">i</text:span><text:span text:style-name="_31_34">o</text:span><text:span text:style-name="_32_25">n</text:span><text:span text:style-name="_37_1">s</text:span><text:span text:style-name="_37_6"> </text:span><text:span text:style-name="_32_03">a</text:span><text:span text:style-name="_35_7">r</text:span><text:span text:style-name="_31_11">e</text:span><text:span text:style-name="_31_51"> </text:span><text:span text:style-name="_35_0">o</text:span><text:span text:style-name="_31_25">b</text:span><text:span text:style-name="_32_25">e</text:span><text:span text:style-name="_33_6">y</text:span><text:span text:style-name="_31_43">e</text:span><text:span text:style-name="_32_10">d</text:span><text:span text:style-name="_31_"> </text:span><text:span text:style-name="_31_25">c</text:span><text:span text:style-name="_32_21">o</text:span><text:span text:style-name="_32_6">r</text:span><text:span text:style-name="_31_32">r</text:span><text:span text:style-name="_32_03">e</text:span><text:span text:style-name="_32_7">c</text:span><text:span text:style-name="_39_8">t</text:span><text:span text:style-name="_31_94">l</text:span><text:span text:style-name="_33_5">y</text:span><text:span text:style-name="_37_6"> </text:span><text:span text:style-name="_32_16">a</text:span><text:span text:style-name="_37_2">n</text:span><text:span text:style-name="_31_32">d</text:span><text:span text:style-name="_31_51"> </text:span><text:span text:style-name="_32_0">i</text:span><text:span text:style-name="_39_6">n</text:span><text:span text:style-name="_31_51"> </text:span><text:span text:style-name="_32_7">t</text:span><text:span text:style-name="_39_5">h</text:span><text:span text:style-name="_32_01">e</text:span><text:span text:style-name="_31_"> </text:span><text:span text:style-name="_39_9">r</text:span><text:span text:style-name="_31_74">i</text:span><text:span text:style-name="_34_5">g</text:span><text:span text:style-name="_31_43">h</text:span><text:span text:style-name="_32_21">t</text:span><text:span text:style-name="_31_"> </text:span><text:span text:style-name="_39_5">o</text:span><text:span text:style-name="_31_74">r</text:span><text:span text:style-name="_36_5">d</text:span><text:span text:style-name="_31_34">e</text:span><text:span text:style-name="_32_15">r</text:span><text:span text:style-name="_36_9">.</text:span><text:span text:style-name="_37_6"> </text:span><text:span text:style-name="_31_74">T</text:span><text:span text:style-name="_37_4">h</text:span><text:span text:style-name="_31_17">e</text:span><text:span text:style-name="_31_51"> </text:span><text:span text:style-name="_35_7">c</text:span><text:span text:style-name="_31_11">o</text:span><text:span text:style-name="_31_85">n</text:span><text:span text:style-name="_36_6">t</text:span><text:span text:style-name="_31_14">r</text:span><text:span text:style-name="_32_19">o</text:span><text:span text:style-name="_35_1">l</text:span><text:span text:style-name="_37_6"> </text:span><text:span text:style-name="_32_19">i</text:span><text:span text:style-name="_32_4">s</text:span><text:span text:style-name="_37_6"> </text:span><text:span text:style-name="_32_04">s</text:span><text:span text:style-name="_32_1">o</text:span><text:span text:style-name="_37_6"> </text:span><text:span text:style-name="_32_04">c</text:span><text:span text:style-name="_32_9">o</text:span><text:span text:style-name="_39_9">n</text:span><text:span text:style-name="_31_86">s</text:span><text:span text:style-name="_37_2">t</text:span><text:span text:style-name="_31_44">r</text:span><text:span text:style-name="_32_24">u</text:span><text:span text:style-name="_32_9">c</text:span><text:span text:style-name="_31_35">t</text:span><text:span text:style-name="_31_89">e</text:span><text:span text:style-name="_34_5">d</text:span><text:span text:style-name="_37_6"> </text:span><text:span text:style-name="_32_04">t</text:span><text:span text:style-name="_32_4">h</text:span><text:span text:style-name="_31_50">a</text:span><text:span text:style-name="_31_77">t</text:span><text:span text:style-name="_31_"> </text:span><text:span text:style-name="_39_9">t</text:span><text:span text:style-name="_31_74">h</text:span><text:span text:style-name="_34_5">i</text:span><text:span text:style-name="_31_01">s</text:span><text:span text:style-name="_31_51"> </text:span><text:span text:style-name="_33_6">n</text:span><text:span text:style-name="_31_50">e</text:span><text:span text:style-name="_32_09">c</text:span><text:span text:style-name="_32_7">e</text:span><text:span text:style-name="_31_44">s</text:span><text:span text:style-name="_32_07">s</text:span><text:span text:style-name="_35_7">a</text:span><text:span text:style-name="_31_40">r</text:span><text:span text:style-name="_31_73">i</text:span><text:span text:style-name="_36_0">l</text:span><text:span text:style-name="_31_50">y</text:span><text:span text:style-name="_31_51"> </text:span><text:span text:style-name="_33_8">h</text:span><text:span text:style-name="_31_43">a</text:span><text:span text:style-name="_31_80">p</text:span><text:span text:style-name="_36_0">p</text:span><text:span text:style-name="_31_11">e</text:span><text:span text:style-name="_32_03">n</text:span><text:span text:style-name="_33_0">s</text:span><text:span text:style-name="_31_04">.</text:span></text:p>
      <text:p text:style-name="P1"><text:span text:style-name="_33_0">T</text:span><text:span text:style-name="_31_32">h</text:span><text:span text:style-name="_31_77">e</text:span><text:span text:style-name="_31_"> </text:span><text:span text:style-name="_31_19">i</text:span><text:span text:style-name="_32_25">n</text:span><text:span text:style-name="_34_2">f</text:span><text:span text:style-name="_31_49">o</text:span><text:span text:style-name="_31_79">r</text:span><text:span text:style-name="_36_0">m</text:span><text:span text:style-name="_39_8">a</text:span><text:span text:style-name="_31_76">t</text:span><text:span text:style-name="_35_3">i</text:span><text:span text:style-name="_31_17">o</text:span><text:span text:style-name="_32_22">n</text:span><text:span text:style-name="_31_"> </text:span><text:span text:style-name="_31_43">i</text:span><text:span text:style-name="_32_09">n</text:span><text:span text:style-name="_31_"> </text:span><text:span text:style-name="_39_9">t</text:span><text:span text:style-name="_31_85">h</text:span><text:span text:style-name="_35_3">e</text:span><text:span text:style-name="_37_6"> </text:span><text:span text:style-name="_31_80">s</text:span><text:span text:style-name="_33_9">t</text:span><text:span text:style-name="_31_43">o</text:span><text:span text:style-name="_31_79">r</text:span><text:span text:style-name="_34_1">e</text:span><text:span text:style-name="_37_6"> </text:span><text:span text:style-name="_32_06">i</text:span><text:span text:style-name="_37_5">s</text:span><text:span text:style-name="_37_6"> </text:span><text:span text:style-name="_31_73">u</text:span><text:span text:style-name="_32_6">s</text:span><text:span text:style-name="_31_01">u</text:span><text:span text:style-name="_32_00">a</text:span><text:span text:style-name="_37_2">l</text:span><text:span text:style-name="_39_6">l</text:span><text:span text:style-name="_31_91">y</text:span><text:span text:style-name="_31_"> </text:span><text:span text:style-name="_31_20">b</text:span><text:span text:style-name="_31_77">r</text:span><text:span text:style-name="_33_6">o</text:span><text:span text:style-name="_31_40">k</text:span><text:span text:style-name="_31_80">e</text:span><text:span text:style-name="_32_3">n</text:span><text:span text:style-name="_37_6"> </text:span><text:span text:style-name="_32_15">u</text:span><text:span text:style-name="_32_1">p</text:span><text:span text:style-name="_37_6"> </text:span><text:span text:style-name="_31_86">i</text:span><text:span text:style-name="_36_6">n</text:span><text:span text:style-name="_31_32">t</text:span><text:span text:style-name="_31_80">o</text:span><text:span text:style-name="_31_"> </text:span><text:span text:style-name="_31_41">p</text:span><text:span text:style-name="_32_25">a</text:span><text:span text:style-name="_37_1">c</text:span><text:span text:style-name="_39_9">k</text:span><text:span text:style-name="_31_76">e</text:span><text:span text:style-name="_35_4">t</text:span><text:span text:style-name="_31_28">s</text:span><text:span text:style-name="_31_51"> </text:span><text:span text:style-name="_36_9">o</text:span><text:span text:style-name="_31_19">f</text:span><text:span text:style-name="_31_51"> </text:span><text:span text:style-name="_34_4">m</text:span><text:span text:style-name="_31_19">o</text:span><text:span text:style-name="_31_70">d</text:span><text:span text:style-name="_33_0">e</text:span><text:span text:style-name="_31_05">r</text:span><text:span text:style-name="_31_73">a</text:span><text:span text:style-name="_32_1">t</text:span><text:span text:style-name="_31_28">e</text:span><text:span text:style-name="_32_18">l</text:span><text:span text:style-name="_37_1">y</text:span><text:span text:style-name="_37_6"> </text:span><text:span text:style-name="_32_01">s</text:span><text:span text:style-name="_36_0">m</text:span><text:span text:style-name="_31_20">a</text:span><text:span text:style-name="_32_24">l</text:span><text:span text:style-name="_36_5">l</text:span><text:span text:style-name="_37_6"> </text:span><text:span text:style-name="_31_79">s</text:span><text:span text:style-name="_35_6">i</text:span><text:span text:style-name="_31_28">z</text:span><text:span text:style-name="_32_24">e</text:span><text:span text:style-name="_35_1">.</text:span><text:span text:style-name="_37_6"> </text:span><text:span text:style-name="_32_00">I</text:span><text:span text:style-name="_36_8">n</text:span><text:span text:style-name="_37_6"> </text:span><text:span text:style-name="_32_10">o</text:span><text:span text:style-name="_32_4">n</text:span><text:span text:style-name="_31_40">e</text:span><text:span text:style-name="_31_51"> </text:span><text:span text:style-name="_32_0">m</text:span><text:span text:style-name="_31_10">a</text:span><text:span text:style-name="_31_86">c</text:span><text:span text:style-name="_34_1">h</text:span><text:span text:style-name="_31_29">i</text:span><text:span text:style-name="_32_10">n</text:span><text:span text:style-name="_37_2">e</text:span><text:span text:style-name="_31_11">,</text:span><text:span text:style-name="_31_51"> </text:span><text:span text:style-name="_36_5">f</text:span><text:span text:style-name="_31_01">o</text:span><text:span text:style-name="_31_86">r</text:span><text:span text:style-name="_31_"> </text:span><text:span text:style-name="_39_8">i</text:span><text:span text:style-name="_31_73">n</text:span><text:span text:style-name="_34_5">s</text:span><text:span text:style-name="_31_47">t</text:span><text:span text:style-name="_32_03">a</text:span><text:span text:style-name="_37_4">n</text:span><text:span text:style-name="_31_11">c</text:span><text:span text:style-name="_31_92">e</text:span><text:span text:style-name="_32_0">,</text:span><text:span text:style-name="_37_6"> </text:span><text:span text:style-name="_32_22">a</text:span><text:span text:style-name="_31_"> </text:span><text:span text:style-name="_31_11">p</text:span><text:span text:style-name="_32_01">a</text:span><text:span text:style-name="_37_2">c</text:span><text:span text:style-name="_31_49">k</text:span><text:span text:style-name="_32_03">e</text:span><text:span text:style-name="_32_3">t</text:span><text:span text:style-name="_37_6"> </text:span><text:span text:style-name="_31_80">m</text:span><text:span text:style-name="_34_2">i</text:span><text:span text:style-name="_31_44">g</text:span><text:span text:style-name="_32_24">h</text:span><text:span text:style-name="_35_6">t</text:span><text:span text:style-name="_37_6"> </text:span><text:span text:style-name="_32_18">c</text:span><text:span text:style-name="_32_4">o</text:span><text:span text:style-name="_31_05">n</text:span><text:span text:style-name="_31_86">s</text:span><text:span text:style-name="_36_0">i</text:span><text:span text:style-name="_31_31">s</text:span><text:span text:style-name="_31_86">t</text:span><text:span text:style-name="_31_"> </text:span><text:span text:style-name="_31_43">o</text:span><text:span text:style-name="_31_76">f</text:span><text:span text:style-name="_31_"> </text:span><text:span text:style-name="_31_20">t</text:span><text:span text:style-name="_32_18">e</text:span><text:span text:style-name="_35_0">n</text:span><text:span text:style-name="_37_6"> </text:span><text:span text:style-name="_32_09">d</text:span><text:span text:style-name="_35_4">e</text:span><text:span text:style-name="_31_28">c</text:span><text:span text:style-name="_32_21">i</text:span><text:span text:style-name="_36_8">m</text:span><text:span text:style-name="_31_20">a</text:span><text:span text:style-name="_31_79">l</text:span><text:span text:style-name="_31_"> </text:span><text:span text:style-name="_31_11">d</text:span><text:span text:style-name="_31_74">i</text:span><text:span text:style-name="_35_4">g</text:span><text:span text:style-name="_31_17">i</text:span><text:span text:style-name="_31_85">t</text:span><text:span text:style-name="_33_9">s</text:span><text:span text:style-name="_39_8">.</text:span><text:span text:style-name="_31_51"> </text:span><text:span text:style-name="_35_1">N</text:span><text:span text:style-name="_39_8">u</text:span><text:span text:style-name="_31_74">m</text:span><text:span text:style-name="_34_4">b</text:span><text:span text:style-name="_31_16">e</text:span><text:span text:style-name="_32_00">r</text:span><text:span text:style-name="_33_5">s</text:span><text:span text:style-name="_37_6"> </text:span><text:span text:style-name="_32_18">a</text:span><text:span text:style-name="_32_1">r</text:span><text:span text:style-name="_31_29">e</text:span><text:span text:style-name="_31_51"> </text:span><text:span text:style-name="_36_5">a</text:span><text:span text:style-name="_31_26">s</text:span><text:span text:style-name="_31_89">s</text:span><text:span text:style-name="_34_5">i</text:span><text:span text:style-name="_31_04">g</text:span><text:span text:style-name="_32_04">n</text:span><text:span text:style-name="_32_3">e</text:span><text:span text:style-name="_31_14">d</text:span><text:span text:style-name="_31_51"> </text:span><text:span text:style-name="_32_3">t</text:span><text:span text:style-name="_31_04">o</text:span><text:span text:style-name="_31_51"> </text:span><text:span text:style-name="_35_4">t</text:span><text:span text:style-name="_31_44">h</text:span><text:span text:style-name="_31_79">e</text:span><text:span text:style-name="_31_"> </text:span><text:span text:style-name="_31_25">p</text:span><text:span text:style-name="_31_70">a</text:span><text:span text:style-name="_35_3">r</text:span><text:span text:style-name="_31_31">t</text:span><text:span text:style-name="_32_25">s</text:span><text:span text:style-name="_31_"> </text:span><text:span text:style-name="_31_34">o</text:span><text:span text:style-name="_31_92">f</text:span><text:span text:style-name="_31_"> </text:span><text:span text:style-name="_31_20">t</text:span><text:span text:style-name="_31_76">h</text:span><text:span text:style-name="_33_5">e</text:span><text:span text:style-name="_37_6"> </text:span><text:span text:style-name="_31_95">s</text:span><text:span text:style-name="_32_3">t</text:span><text:span text:style-name="_31_10">o</text:span><text:span text:style-name="_31_89">r</text:span><text:span text:style-name="_34_1">e</text:span><text:span text:style-name="_37_6"> </text:span><text:span text:style-name="_32_18">i</text:span><text:span text:style-name="_34_2">n</text:span><text:span text:style-name="_37_6"> </text:span><text:span text:style-name="_32_15">w</text:span><text:span text:style-name="_35_7">h</text:span><text:span text:style-name="_31_11">i</text:span><text:span text:style-name="_31_70">c</text:span><text:span text:style-name="_32_3">h</text:span><text:span text:style-name="_37_6"> </text:span><text:span text:style-name="_31_71">t</text:span><text:span text:style-name="_37_2">h</text:span><text:span text:style-name="_31_20">e</text:span><text:span text:style-name="_31_51"> </text:span><text:span text:style-name="_36_5">v</text:span><text:span text:style-name="_31_20">a</text:span><text:span text:style-name="_31_91">r</text:span><text:span text:style-name="_34_4">i</text:span><text:span text:style-name="_39_8">o</text:span><text:span text:style-name="_32_03">u</text:span><text:span text:style-name="_35_1">s</text:span><text:span text:style-name="_37_6"> </text:span><text:span text:style-name="_32_18">p</text:span><text:span text:style-name="_34_4">a</text:span><text:span text:style-name="_31_31">c</text:span><text:span text:style-name="_31_70">k</text:span><text:span text:style-name="_32_0">e</text:span><text:span text:style-name="_31_28">t</text:span><text:span text:style-name="_31_89">s</text:span><text:span text:style-name="_31_"> </text:span><text:span text:style-name="_31_47">o</text:span><text:span text:style-name="_32_03">f</text:span><text:span text:style-name="_31_"> </text:span><text:span text:style-name="_31_28">i</text:span><text:span text:style-name="_31_71">n</text:span><text:span text:style-name="_35_4">f</text:span><text:span text:style-name="_31_34">o</text:span><text:span text:style-name="_31_77">r</text:span><text:span text:style-name="_35_3">m</text:span><text:span text:style-name="_39_5">a</text:span><text:span text:style-name="_31_95">t</text:span><text:span text:style-name="_35_1">i</text:span><text:span text:style-name="_31_50">o</text:span><text:span text:style-name="_32_25">n</text:span><text:span text:style-name="_31_"> </text:span><text:span text:style-name="_31_16">a</text:span><text:span text:style-name="_31_76">r</text:span><text:span text:style-name="_32_6">e</text:span><text:span text:style-name="_37_6"> </text:span><text:span text:style-name="_31_76">s</text:span><text:span text:style-name="_33_5">t</text:span><text:span text:style-name="_31_05">o</text:span><text:span text:style-name="_31_92">r</text:span><text:span text:style-name="_32_7">e</text:span><text:span text:style-name="_31_47">d</text:span><text:span text:style-name="_31_94">,</text:span><text:span text:style-name="_31_"> </text:span><text:span text:style-name="_31_20">i</text:span><text:span text:style-name="_31_76">n</text:span><text:span text:style-name="_31_"> </text:span><text:span text:style-name="_31_44">s</text:span><text:span text:style-name="_31_71">o</text:span><text:span text:style-name="_34_1">m</text:span><text:span text:style-name="_31_17">e</text:span><text:span text:style-name="_31_51"> </text:span><text:span text:style-name="_32_3">s</text:span><text:span text:style-name="_31_50">y</text:span><text:span text:style-name="_32_18">s</text:span><text:span text:style-name="_36_6">t</text:span><text:span text:style-name="_31_26">e</text:span><text:span text:style-name="_31_74">m</text:span><text:span text:style-name="_35_1">a</text:span><text:span text:style-name="_31_13">t</text:span><text:span text:style-name="_31_77">i</text:span><text:span text:style-name="_35_7">c</text:span><text:span text:style-name="_37_6"> </text:span><text:span text:style-name="_32_09">m</text:span><text:span text:style-name="_37_4">a</text:span><text:span text:style-name="_39_5">n</text:span><text:span text:style-name="_32_10">n</text:span><text:span text:style-name="_36_0">e</text:span><text:span text:style-name="_31_05">r</text:span><text:span text:style-name="_32_06">.</text:span><text:span text:style-name="_31_"> </text:span><text:span text:style-name="_31_17">A</text:span><text:span text:style-name="_31_51"> </text:span><text:span text:style-name="_35_1">t</text:span><text:span text:style-name="_31_43">y</text:span><text:span text:style-name="_32_00">p</text:span><text:span text:style-name="_34_5">i</text:span><text:span text:style-name="_39_9">c</text:span><text:span text:style-name="_32_15">a</text:span><text:span text:style-name="_33_9">l</text:span><text:span text:style-name="_37_6"> </text:span><text:span text:style-name="_32_10">i</text:span><text:span text:style-name="_35_1">n</text:span><text:span text:style-name="_31_10">s</text:span><text:span text:style-name="_31_71">t</text:span><text:span text:style-name="_36_9">r</text:span><text:span text:style-name="_39_8">u</text:span><text:span text:style-name="_31_91">c</text:span><text:span text:style-name="_36_0">t</text:span><text:span text:style-name="_31_35">i</text:span><text:span text:style-name="_31_86">o</text:span><text:span text:style-name="_33_8">n</text:span><text:span text:style-name="_37_6"> </text:span><text:span text:style-name="_31_79">m</text:span><text:span text:style-name="_37_2">i</text:span><text:span text:style-name="_31_31">g</text:span><text:span text:style-name="_32_16">h</text:span><text:span text:style-name="_37_2">t</text:span><text:span text:style-name="_37_6"> </text:span><text:span text:style-name="_32_16">s</text:span><text:span text:style-name="_34_4">a</text:span><text:span text:style-name="_31_20">y</text:span>-</text:p>
      <text:p text:style-name="P1"><text:span text:style-name="_31_11">"</text:span><text:span text:style-name="_31_94">A</text:span><text:span text:style-name="_35_0">d</text:span><text:span text:style-name="_31_17">d</text:span><text:span text:style-name="_31_51"> </text:span><text:span text:style-name="_36_0">t</text:span><text:span text:style-name="_31_10">h</text:span><text:span text:style-name="_32_06">e</text:span><text:span text:style-name="_31_"> </text:span><text:span text:style-name="_31_19">n</text:span><text:span text:style-name="_32_16">u</text:span><text:span text:style-name="_36_5">m</text:span><text:span text:style-name="_31_25">b</text:span><text:span text:style-name="_32_22">e</text:span><text:span text:style-name="_35_7">r</text:span><text:span text:style-name="_37_6"> </text:span><text:span text:style-name="_31_80">s</text:span><text:span text:style-name="_34_5">t</text:span><text:span text:style-name="_31_10">o</text:span><text:span text:style-name="_31_79">r</text:span><text:span text:style-name="_32_3">e</text:span><text:span text:style-name="_39_6">d</text:span><text:span text:style-name="_31_51"> </text:span><text:span text:style-name="_35_4">i</text:span><text:span text:style-name="_31_16">n</text:span><text:span text:style-name="_31_51"> </text:span><text:span text:style-name="_35_4">p</text:span><text:span text:style-name="_39_9">o</text:span><text:span text:style-name="_31_70">s</text:span><text:span text:style-name="_35_6">i</text:span><text:span text:style-name="_31_10">t</text:span><text:span text:style-name="_31_73">i</text:span><text:span text:style-name="_32_0">o</text:span><text:span text:style-name="_31_05">n</text:span><text:span text:style-name="_31_51"> </text:span><text:span text:style-name="_34_4">6</text:span><text:span text:style-name="_31_41">8</text:span><text:span text:style-name="_31_88">0</text:span><text:span text:style-name="_33_9">9</text:span><text:span text:style-name="_37_6"> </text:span><text:span text:style-name="_32_15">t</text:span><text:span text:style-name="_33_6">o</text:span><text:span text:style-name="_37_6"> </text:span><text:span text:style-name="_31_76">t</text:span><text:span text:style-name="_33_6">h</text:span><text:span text:style-name="_31_20">a</text:span><text:span text:style-name="_31_79">t</text:span><text:span text:style-name="_31_"> </text:span><text:span text:style-name="_31_20">i</text:span><text:span text:style-name="_31_73">n</text:span><text:span text:style-name="_31_"> </text:span><text:span text:style-name="_31_46">4</text:span><text:span text:style-name="_32_07">3</text:span><text:span text:style-name="_35_7">0</text:span><text:span text:style-name="_31_41">2</text:span><text:span text:style-name="_31_51"> </text:span><text:span text:style-name="_37_1">a</text:span><text:span text:style-name="_31_47">n</text:span><text:span text:style-name="_31_91">d</text:span><text:span text:style-name="_31_"> </text:span><text:span text:style-name="_31_19">p</text:span><text:span text:style-name="_31_85">u</text:span><text:span text:style-name="_36_8">t</text:span><text:span text:style-name="_37_6"> </text:span><text:span text:style-name="_32_15">t</text:span><text:span text:style-name="_32_3">h</text:span><text:span text:style-name="_31_20">e</text:span><text:span text:style-name="_31_51"> </text:span><text:span text:style-name="_32_1">r</text:span><text:span text:style-name="_31_35">e</text:span><text:span text:style-name="_31_91">s</text:span><text:span text:style-name="_37_4">u</text:span><text:span text:style-name="_31_47">l</text:span><text:span text:style-name="_31_95">t</text:span><text:span text:style-name="_31_"> </text:span><text:span text:style-name="_31_17">b</text:span><text:span text:style-name="_31_77">a</text:span><text:span text:style-name="_37_2">c</text:span><text:span text:style-name="_31_04">k</text:span><text:span text:style-name="_31_51"> </text:span><text:span text:style-name="_35_7">i</text:span><text:span text:style-name="_31_11">n</text:span><text:span text:style-name="_32_10">t</text:span><text:span text:style-name="_36_6">o</text:span><text:span text:style-name="_37_6"> </text:span><text:span text:style-name="_32_24">t</text:span><text:span text:style-name="_32_4">h</text:span><text:span text:style-name="_31_25">e</text:span><text:span text:style-name="_31_51"> </text:span><text:span text:style-name="_32_9">l</text:span><text:span text:style-name="_31_46">a</text:span><text:span text:style-name="_31_91">t</text:span><text:span text:style-name="_36_5">t</text:span><text:span text:style-name="_31_49">e</text:span><text:span text:style-name="_32_03">r</text:span><text:span text:style-name="_31_"> </text:span><text:span text:style-name="_31_14">s</text:span><text:span text:style-name="_31_89">t</text:span><text:span text:style-name="_33_6">o</text:span><text:span text:style-name="_31_47">r</text:span><text:span text:style-name="_31_95">a</text:span><text:span text:style-name="_32_7">g</text:span><text:span text:style-name="_31_40">e</text:span><text:span text:style-name="_31_51"> </text:span><text:span text:style-name="_33_9">p</text:span><text:span text:style-name="_31_44">o</text:span><text:span text:style-name="_31_79">s</text:span><text:span text:style-name="_35_1">i</text:span><text:span text:style-name="_31_13">t</text:span><text:span text:style-name="_31_95">i</text:span><text:span text:style-name="_36_0">o</text:span><text:span text:style-name="_31_46">n</text:span><text:span text:style-name="_31_88">.</text:span><text:span text:style-name="_33_6">"</text:span></text:p>
      <text:p text:style-name="P1"><text:span text:style-name="_32_06">N</text:span><text:span text:style-name="_33_6">e</text:span><text:span text:style-name="_31_11">e</text:span><text:span text:style-name="_32_09">d</text:span><text:span text:style-name="_33_5">l</text:span><text:span text:style-name="_31_25">e</text:span><text:span text:style-name="_32_03">s</text:span><text:span text:style-name="_35_0">s</text:span><text:span text:style-name="_37_6"> </text:span><text:span text:style-name="_31_89">t</text:span><text:span text:style-name="_34_5">o</text:span><text:span text:style-name="_37_6"> </text:span><text:span text:style-name="_32_04">s</text:span><text:span text:style-name="_33_6">a</text:span><text:span text:style-name="_31_04">y</text:span><text:span text:style-name="_31_51"> </text:span><text:span text:style-name="_37_1">i</text:span><text:span text:style-name="_31_40">t</text:span><text:span text:style-name="_31_51"> </text:span><text:span text:style-name="_32_3">w</text:span><text:span text:style-name="_31_14">o</text:span><text:span text:style-name="_31_95">u</text:span><text:span text:style-name="_34_2">l</text:span><text:span text:style-name="_31_11">d</text:span><text:span text:style-name="_31_51"> </text:span><text:span text:style-name="_35_4">n</text:span><text:span text:style-name="_39_6">o</text:span><text:span text:style-name="_31_79">t</text:span><text:span text:style-name="_31_"> </text:span><text:span text:style-name="_39_8">o</text:span><text:span text:style-name="_31_89">c</text:span><text:span text:style-name="_32_7">c</text:span><text:span text:style-name="_31_43">u</text:span><text:span text:style-name="_31_71">r</text:span><text:span text:style-name="_31_"> </text:span><text:span text:style-name="_31_49">i</text:span><text:span text:style-name="_31_86">n</text:span><text:span text:style-name="_31_"> </text:span><text:span text:style-name="_39_6">t</text:span><text:span text:style-name="_32_10">h</text:span><text:span text:style-name="_32_3">e</text:span><text:span text:style-name="_37_6"> </text:span><text:span text:style-name="_31_92">m</text:span><text:span text:style-name="_32_1">a</text:span><text:span text:style-name="_31_16">c</text:span><text:span text:style-name="_31_70">h</text:span><text:span text:style-name="_35_9">i</text:span><text:span text:style-name="_31_17">n</text:span><text:span text:style-name="_32_06">e</text:span><text:span text:style-name="_31_"> </text:span><text:span text:style-name="_31_31">e</text:span><text:span text:style-name="_32_19">x</text:span><text:span text:style-name="_36_0">p</text:span><text:span text:style-name="_31_26">r</text:span><text:span text:style-name="_32_00">e</text:span><text:span text:style-name="_32_3">s</text:span><text:span text:style-name="_31_41">s</text:span><text:span text:style-name="_32_03">e</text:span><text:span text:style-name="_36_6">d</text:span><text:span text:style-name="_37_6"> </text:span><text:span text:style-name="_31_76">i</text:span><text:span text:style-name="_32_3">n</text:span><text:span text:style-name="_37_6"> </text:span><text:span text:style-name="_32_04">E</text:span><text:span text:style-name="_35_0">n</text:span><text:span text:style-name="_31_28">g</text:span><text:span text:style-name="_31_77">l</text:span><text:span text:style-name="_35_6">i</text:span><text:span text:style-name="_39_9">s</text:span><text:span text:style-name="_31_92">h</text:span><text:span text:style-name="_35_6">.</text:span><text:span text:style-name="_37_6"> </text:span><text:span text:style-name="_32_16">I</text:span><text:span text:style-name="_32_3">t</text:span><text:span text:style-name="_37_6"> </text:span><text:span text:style-name="_31_91">w</text:span><text:span text:style-name="_32_6">o</text:span><text:span text:style-name="_31_02">u</text:span><text:span text:style-name="_31_79">l</text:span><text:span text:style-name="_36_0">d</text:span><text:span text:style-name="_37_6"> </text:span><text:span text:style-name="_32_19">m</text:span><text:span text:style-name="_33_0">o</text:span><text:span text:style-name="_31_01">r</text:span><text:span text:style-name="_31_76">e</text:span><text:span text:style-name="_31_"> </text:span><text:span text:style-name="_31_05">l</text:span><text:span text:style-name="_31_80">i</text:span><text:span text:style-name="_35_1">k</text:span><text:span text:style-name="_31_32">e</text:span><text:span text:style-name="_32_01">l</text:span><text:span text:style-name="_35_1">y</text:span><text:span text:style-name="_37_6"> </text:span><text:span text:style-name="_31_80">b</text:span><text:span text:style-name="_32_6">e</text:span><text:span text:style-name="_37_6"> </text:span><text:span text:style-name="_32_16">c</text:span><text:span text:style-name="_34_2">o</text:span><text:span text:style-name="_39_6">d</text:span><text:span text:style-name="_31_74">e</text:span><text:span text:style-name="_36_8">d</text:span><text:span text:style-name="_37_6"> </text:span><text:span text:style-name="_31_95">i</text:span><text:span text:style-name="_34_4">n</text:span><text:span text:style-name="_37_6"> </text:span><text:span text:style-name="_31_79">a</text:span><text:span text:style-name="_31_"> </text:span><text:span text:style-name="_39_9">f</text:span><text:span text:style-name="_31_76">o</text:span><text:span text:style-name="_35_7">r</text:span><text:span text:style-name="_31_20">m</text:span><text:span text:style-name="_31_51"> </text:span><text:span text:style-name="_35_3">s</text:span><text:span text:style-name="_31_26">u</text:span><text:span text:style-name="_32_01">c</text:span><text:span text:style-name="_32_7">h</text:span><text:span text:style-name="_37_6"> </text:span><text:span text:style-name="_32_19">a</text:span><text:span text:style-name="_35_7">s</text:span><text:span text:style-name="_37_6"> </text:span><text:span text:style-name="_31_88">6</text:span><text:span text:style-name="_35_7">8</text:span><text:span text:style-name="_31_25">0</text:span><text:span text:style-name="_31_91">9</text:span><text:span text:style-name="_32_0">4</text:span><text:span text:style-name="_31_28">3</text:span><text:span text:style-name="_31_79">0</text:span><text:span text:style-name="_35_4">2</text:span><text:span text:style-name="_31_26">1</text:span><text:span text:style-name="_32_24">7</text:span><text:span text:style-name="_37_1">.</text:span><text:span text:style-name="_37_6"> </text:span><text:span text:style-name="_32_24">H</text:span><text:span text:style-name="_32_4">e</text:span><text:span text:style-name="_31_02">r</text:span><text:span text:style-name="_32_03">e</text:span><text:span text:style-name="_31_"> </text:span><text:span text:style-name="_31_04">1</text:span><text:span text:style-name="_32_00">7</text:span><text:span text:style-name="_31_"> </text:span><text:span text:style-name="_31_44">s</text:span><text:span text:style-name="_31_92">a</text:span><text:span text:style-name="_35_3">y</text:span><text:span text:style-name="_31_40">s</text:span><text:span text:style-name="_31_51"> </text:span><text:span text:style-name="_35_9">w</text:span><text:span text:style-name="_39_5">h</text:span><text:span text:style-name="_31_88">i</text:span><text:span text:style-name="_33_6">c</text:span><text:span text:style-name="_39_5">h</text:span><text:span text:style-name="_31_51"> </text:span><text:span text:style-name="_33_0">o</text:span><text:span text:style-name="_31_31">f</text:span><text:span text:style-name="_31_51"> </text:span><text:span text:style-name="_35_1">v</text:span><text:span text:style-name="_31_16">a</text:span><text:span text:style-name="_31_76">r</text:span><text:span text:style-name="_33_5">i</text:span><text:span text:style-name="_31_43">o</text:span><text:span text:style-name="_31_80">u</text:span><text:span text:style-name="_32_0">s</text:span><text:span text:style-name="_37_6"> </text:span><text:span text:style-name="_31_77">p</text:span><text:span text:style-name="_35_6">o</text:span><text:span text:style-name="_31_28">s</text:span><text:span text:style-name="_31_80">s</text:span><text:span text:style-name="_32_7">i</text:span><text:span text:style-name="_31_05">b</text:span><text:span text:style-name="_32_03">l</text:span><text:span text:style-name="_34_4">e</text:span><text:span text:style-name="_37_6"> </text:span><text:span text:style-name="_32_00">o</text:span><text:span text:style-name="_33_6">p</text:span><text:span text:style-name="_39_6">e</text:span><text:span text:style-name="_31_88">r</text:span><text:span text:style-name="_36_6">a</text:span><text:span text:style-name="_31_40">t</text:span><text:span text:style-name="_31_95">i</text:span><text:span text:style-name="_33_9">o</text:span><text:span text:style-name="_39_5">n</text:span><text:span text:style-name="_32_19">s</text:span><text:span text:style-name="_31_"> </text:span><text:span text:style-name="_31_40">i</text:span><text:span text:style-name="_31_74">s</text:span><text:span text:style-name="_31_"> </text:span><text:span text:style-name="_31_17">t</text:span><text:span text:style-name="_31_85">o</text:span><text:span text:style-name="_31_"> </text:span><text:span text:style-name="_39_5">b</text:span><text:span text:style-name="_32_10">e</text:span><text:span text:style-name="_31_"> </text:span><text:span text:style-name="_31_17">p</text:span><text:span text:style-name="_32_21">e</text:span><text:span text:style-name="_33_5">r</text:span><text:span text:style-name="_31_32">f</text:span><text:span text:style-name="_31_79">o</text:span><text:span text:style-name="_33_9">r</text:span><text:span text:style-name="_31_46">m</text:span><text:span text:style-name="_31_86">e</text:span><text:span text:style-name="_32_1">d</text:span><text:span text:style-name="_37_6"> </text:span><text:span text:style-name="_31_80">o</text:span><text:span text:style-name="_37_4">n</text:span><text:span text:style-name="_37_6"> </text:span><text:span text:style-name="_32_15">t</text:span><text:span text:style-name="_33_6">h</text:span><text:span text:style-name="_31_14">e</text:span><text:span text:style-name="_31_51"> </text:span><text:span text:style-name="_33_9">t</text:span><text:span text:style-name="_31_04">w</text:span><text:span text:style-name="_31_94">o</text:span><text:span text:style-name="_31_"> </text:span><text:span text:style-name="_31_10">n</text:span><text:span text:style-name="_32_24">u</text:span><text:span text:style-name="_32_7">m</text:span><text:span text:style-name="_31_10">b</text:span><text:span text:style-name="_32_07">e</text:span><text:span text:style-name="_34_4">r</text:span><text:span text:style-name="_31_47">s</text:span><text:span text:style-name="_32_10">.</text:span><text:span text:style-name="_31_"> </text:span><text:span text:style-name="_31_11">I</text:span><text:span text:style-name="_32_25">n</text:span><text:span text:style-name="_31_"> </text:span><text:span text:style-name="_31_50">t</text:span><text:span text:style-name="_31_92">h</text:span><text:span text:style-name="_35_9">i</text:span><text:span text:style-name="_31_28">s</text:span><text:span text:style-name="_31_51"> </text:span><text:span text:style-name="_35_0">c</text:span><text:span text:style-name="_39_6">a</text:span><text:span text:style-name="_31_85">s</text:span><text:span text:style-name="_32_4">e</text:span><text:span text:style-name="_37_6"> </text:span><text:span text:style-name="_31_95">t</text:span><text:span text:style-name="_35_3">h</text:span><text:span text:style-name="_31_25">e</text:span><text:span text:style-name="_31_80">)</text:span><text:span text:style-name="_32_4">e</text:span><text:span text:style-name="_37_6"> </text:span><text:span text:style-name="_32_00">o</text:span><text:span text:style-name="_32_1">p</text:span><text:span text:style-name="_31_14">e</text:span><text:span text:style-name="_31_73">r</text:span><text:span text:style-name="_35_7">a</text:span><text:span text:style-name="_39_6">t</text:span><text:span text:style-name="_31_80">i</text:span><text:span text:style-name="_34_2">o</text:span><text:span text:style-name="_31_50">n</text:span><text:span text:style-name="_31_51"> </text:span><text:span text:style-name="_34_1">i</text:span><text:span text:style-name="_31_35">s</text:span><text:span text:style-name="_31_51"> </text:span><text:span text:style-name="_36_6">t</text:span><text:span text:style-name="_31_47">h</text:span><text:span text:style-name="_32_25">a</text:span><text:span text:style-name="_32_7">t</text:span><text:span text:style-name="_37_6"> </text:span><text:span text:style-name="_31_80">d</text:span><text:span text:style-name="_37_1">e</text:span><text:span text:style-name="_31_35">s</text:span><text:span text:style-name="_31_94">c</text:span><text:span text:style-name="_33_0">r</text:span><text:span text:style-name="_39_5">i</text:span><text:span text:style-name="_31_80">b</text:span><text:span text:style-name="_36_9">e</text:span><text:span text:style-name="_31_28">d</text:span><text:span text:style-name="_31_51"> </text:span><text:span text:style-name="_37_5">a</text:span><text:span text:style-name="_31_11">b</text:span><text:span text:style-name="_31_71">o</text:span><text:span text:style-name="_32_9">v</text:span><text:span text:style-name="_31_47">e</text:span><text:span text:style-name="_32_04">,</text:span><text:span text:style-name="_31_"> </text:span><text:span text:style-name="_31_29">v</text:span><text:span text:style-name="_32_09">i</text:span><text:span text:style-name="_36_0">z</text:span><text:span text:style-name="_31_28">.</text:span><text:span text:style-name="_31_95">,</text:span><text:span text:style-name="_31_"> </text:span><text:span text:style-name="_39_9">"</text:span><text:span text:style-name="_31_73">A</text:span><text:span text:style-name="_36_5">d</text:span><text:span text:style-name="_31_26">d</text:span><text:span text:style-name="_31_51"> </text:span><text:span text:style-name="_32_7">t</text:span><text:span text:style-name="_31_34">h</text:span><text:span text:style-name="_31_80">e</text:span><text:span text:style-name="_31_"> </text:span><text:span text:style-name="_31_16">n</text:span><text:span text:style-name="_31_94">u</text:span><text:span text:style-name="_34_5">m</text:span><text:span text:style-name="_31_28">b</text:span><text:span text:style-name="_31_79">e</text:span><text:span text:style-name="_36_0">r</text:span><text:span text:style-name="_39_9">.</text:span><text:span text:style-name="_31_94">.</text:span><text:span text:style-name="_32_0">.</text:span><text:span text:style-name="_31_01">.</text:span><text:span text:style-name="_32_07">"</text:span><text:span text:style-name="_31_"> </text:span><text:span text:style-name="_31_05">I</text:span><text:span text:style-name="_32_06">t</text:span><text:span text:style-name="_31_"> </text:span><text:span text:style-name="_31_25">w</text:span><text:span text:style-name="_32_04">i</text:span><text:span text:style-name="_32_1">l</text:span><text:span text:style-name="_39_9">l</text:span><text:span text:style-name="_31_51"> </text:span><text:span text:style-name="_32_3">b</text:span><text:span text:style-name="_31_01">e</text:span><text:span text:style-name="_31_51"> </text:span><text:span text:style-name="_33_6">n</text:span><text:span text:style-name="_31_41">o</text:span><text:span text:style-name="_31_88">t</text:span><text:span text:style-name="_35_1">i</text:span><text:span text:style-name="_31_11">c</text:span><text:span text:style-name="_32_06">e</text:span><text:span text:style-name="_37_4">d</text:span><text:span text:style-name="_37_6"> </text:span><text:span text:style-name="_31_79">t</text:span><text:span text:style-name="_32_1">h</text:span><text:span text:style-name="_31_14">a</text:span><text:span text:style-name="_31_89">t</text:span><text:span text:style-name="_31_"> </text:span><text:span text:style-name="_31_44">t</text:span><text:span text:style-name="_31_86">h</text:span><text:span text:style-name="_37_5">e</text:span><text:span text:style-name="_37_6"> </text:span><text:span text:style-name="_32_04">i</text:span><text:span text:style-name="_32_6">n</text:span><text:span text:style-name="_31_32">s</text:span><text:span text:style-name="_31_73">t</text:span><text:span text:style-name="_33_8">r</text:span><text:span text:style-name="_31_49">u</text:span><text:span text:style-name="_31_73">c</text:span><text:span text:style-name="_33_8">t</text:span><text:span text:style-name="_31_32">i</text:span><text:span text:style-name="_31_79">o</text:span><text:span text:style-name="_35_1">n</text:span><text:span text:style-name="_37_6"> </text:span><text:span text:style-name="_31_95">t</text:span><text:span text:style-name="_36_9">a</text:span><text:span text:style-name="_31_41">k</text:span><text:span text:style-name="_32_01">e</text:span><text:span text:style-name="_33_6">s</text:span><text:span text:style-name="_37_6"> </text:span><text:span text:style-name="_31_80">u</text:span><text:span text:style-name="_32_6">p</text:span><text:span text:style-name="_37_6"> </text:span><text:span text:style-name="_32_00">1</text:span><text:span text:style-name="_36_6">0</text:span><text:span text:style-name="_37_6"> </text:span><text:span text:style-name="_31_85">d</text:span><text:span text:style-name="_33_6">i</text:span><text:span text:style-name="_31_05">g</text:span><text:span text:style-name="_32_06">i</text:span><text:span text:style-name="_32_7">t</text:span><text:span text:style-name="_31_35">s</text:span><text:span text:style-name="_31_51"> </text:span><text:span text:style-name="_37_5">a</text:span><text:span text:style-name="_31_20">n</text:span><text:span text:style-name="_32_04">d</text:span><text:span text:style-name="_31_"> </text:span><text:span text:style-name="_31_14">s</text:span><text:span text:style-name="_31_94">o</text:span><text:span text:style-name="_31_"> </text:span><text:span text:style-name="_31_41">f</text:span><text:span text:style-name="_31_86">o</text:span><text:span text:style-name="_33_0">r</text:span><text:span text:style-name="_31_50">m</text:span><text:span text:style-name="_31_76">s</text:span><text:span text:style-name="_31_"> </text:span><text:span text:style-name="_39_5">o</text:span><text:span text:style-name="_32_10">n</text:span><text:span text:style-name="_36_5">e</text:span><text:span text:style-name="_37_6"> </text:span><text:span text:style-name="_31_80">p</text:span><text:span text:style-name="_32_4">a</text:span><text:span text:style-name="_31_41">c</text:span><text:span text:style-name="_32_22">k</text:span><text:span text:style-name="_33_0">e</text:span><text:span text:style-name="_31_17">t</text:span><text:span text:style-name="_31_51"> </text:span><text:span text:style-name="_34_2">o</text:span><text:span text:style-name="_31_11">f</text:span><text:span text:style-name="_31_51"> </text:span><text:span text:style-name="_35_3">i</text:span><text:span text:style-name="_31_13">n</text:span><text:span text:style-name="_32_16">f</text:span><text:span text:style-name="_33_8">o</text:span><text:span text:style-name="_31_25">r</text:span><text:span text:style-name="_31_79">m</text:span><text:span text:style-name="_33_5">a</text:span><text:span text:style-name="_31_10">t</text:span><text:span text:style-name="_31_89">i</text:span><text:span text:style-name="_35_4">o</text:span><text:span text:style-name="_31_35">n</text:span><text:span text:style-name="_31_92">,</text:span><text:span text:style-name="_31_"> </text:span><text:span text:style-name="_31_20">v</text:span><text:span text:style-name="_32_07">e</text:span><text:span text:style-name="_35_0">r</text:span><text:span text:style-name="_31_32">y</text:span><text:span text:style-name="_31_51"> </text:span><text:span text:style-name="_35_9">c</text:span><text:span text:style-name="_39_9">o</text:span><text:span text:style-name="_31_70">n</text:span><text:span text:style-name="_35_9">v</text:span><text:span text:style-name="_31_14">e</text:span><text:span text:style-name="_31_89">n</text:span><text:span text:style-name="_34_4">i</text:span><text:span text:style-name="_31_02">e</text:span><text:span text:style-name="_31_70">n</text:span><text:span text:style-name="_33_8">t</text:span><text:span text:style-name="_31_50">l</text:span><text:span text:style-name="_32_09">y</text:span><text:span text:style-name="_33_6">.</text:span><text:span text:style-name="_37_6"> </text:span><text:span text:style-name="_31_76">T</text:span><text:span text:style-name="_36_6">h</text:span><text:span text:style-name="_31_35">e</text:span><text:span text:style-name="_31_51"> </text:span><text:span text:style-name="_37_4">c</text:span><text:span text:style-name="_31_31">o</text:span><text:span text:style-name="_32_15">n</text:span><text:span text:style-name="_35_9">t</text:span><text:span text:style-name="_31_50">r</text:span><text:span text:style-name="_32_18">o</text:span><text:span text:style-name="_37_5">l</text:span><text:span text:style-name="_37_6"> </text:span><text:span text:style-name="_31_73">w</text:span><text:span text:style-name="_36_5">i</text:span><text:span text:style-name="_31_43">l</text:span><text:span text:style-name="_31_74">l</text:span><text:span text:style-name="_31_"> </text:span><text:span text:style-name="_31_16">n</text:span><text:span text:style-name="_31_95">o</text:span><text:span text:style-name="_32_3">r</text:span><text:span text:style-name="_31_32">m</text:span><text:span text:style-name="_32_25">a</text:span><text:span text:style-name="_34_4">l</text:span><text:span text:style-name="_31_04">l</text:span><text:span text:style-name="_31_94">y</text:span><text:span text:style-name="_31_"> </text:span><text:span text:style-name="_39_6">t</text:span><text:span text:style-name="_31_86">a</text:span><text:span text:style-name="_35_7">k</text:span><text:span text:style-name="_31_49">e</text:span><text:span text:style-name="_31_51"> </text:span><text:span text:style-name="_32_6">t</text:span><text:span text:style-name="_39_8">h</text:span><text:span text:style-name="_31_77">e</text:span><text:span text:style-name="_31_"> </text:span><text:span text:style-name="_39_6">i</text:span><text:span text:style-name="_31_91">n</text:span><text:span text:style-name="_32_4">s</text:span><text:span text:style-name="_31_10">t</text:span><text:span text:style-name="_32_25">r</text:span><text:span text:style-name="_34_4">u</text:span><text:span text:style-name="_31_35">c</text:span><text:span text:style-name="_32_10">t</text:span><text:span text:style-name="_32_6">i</text:span><text:span text:style-name="_39_6">o</text:span><text:span text:style-name="_32_07">n</text:span><text:span text:style-name="_33_0">s</text:span><text:span text:style-name="_37_6"> </text:span><text:span text:style-name="_31_79">t</text:span><text:span text:style-name="_37_4">o</text:span><text:span text:style-name="_37_6"> </text:span><text:span text:style-name="_32_04">b</text:span><text:span text:style-name="_32_0">e</text:span><text:span text:style-name="_37_6"> </text:span><text:span text:style-name="_32_04">o</text:span><text:span text:style-name="_33_8">b</text:span><text:span text:style-name="_31_04">e</text:span><text:span text:style-name="_31_71">y</text:span><text:span text:style-name="_35_3">e</text:span><text:span text:style-name="_31_40">d</text:span><text:span text:style-name="_31_51"> </text:span><text:span text:style-name="_33_9">i</text:span><text:span text:style-name="_39_5">n</text:span><text:span text:style-name="_31_51"> </text:span><text:span text:style-name="_35_3">t</text:span><text:span text:style-name="_31_19">h</text:span><text:span text:style-name="_32_01">e</text:span><text:span text:style-name="_31_"> </text:span><text:span text:style-name="_31_35">o</text:span><text:span text:style-name="_31_89">r</text:span><text:span text:style-name="_35_1">d</text:span><text:span text:style-name="_31_25">e</text:span><text:span text:style-name="_32_10">r</text:span><text:span text:style-name="_31_"> </text:span><text:span text:style-name="_31_34">o</text:span><text:span text:style-name="_32_18">f</text:span><text:span text:style-name="_31_"> </text:span><text:span text:style-name="_31_35">t</text:span><text:span text:style-name="_32_06">h</text:span><text:span text:style-name="_32_1">e</text:span><text:span text:style-name="_37_6"> </text:span><text:span text:style-name="_31_73">p</text:span><text:span text:style-name="_37_5">o</text:span><text:span text:style-name="_31_14">s</text:span><text:span text:style-name="_31_71">i</text:span><text:span text:style-name="_37_1">t</text:span><text:span text:style-name="_39_5">i</text:span><text:span text:style-name="_31_89">o</text:span><text:span text:style-name="_32_3">n</text:span><text:span text:style-name="_31_44">s</text:span><text:span text:style-name="_31_51"> </text:span><text:span text:style-name="_33_5">i</text:span><text:span text:style-name="_31_10">n</text:span><text:span text:style-name="_31_51"> </text:span><text:span text:style-name="_34_5">w</text:span><text:span text:style-name="_39_8">h</text:span><text:span text:style-name="_32_22">i</text:span><text:span text:style-name="_32_0">c</text:span><text:span text:style-name="_31_01">h</text:span><text:span text:style-name="_31_51"> </text:span><text:span text:style-name="_36_6">t</text:span><text:span text:style-name="_31_35">h</text:span><text:span text:style-name="_31_73">e</text:span><text:span text:style-name="_35_4">y</text:span><text:span text:style-name="_37_6"> </text:span><text:span text:style-name="_32_06">a</text:span><text:span text:style-name="_37_2">r</text:span><text:span text:style-name="_31_14">e</text:span><text:span text:style-name="_31_51"> </text:span><text:span text:style-name="_35_3">s</text:span><text:span text:style-name="_31_47">t</text:span><text:span text:style-name="_32_18">o</text:span><text:span text:style-name="_33_5">r</text:span><text:span text:style-name="_31_43">e</text:span><text:span text:style-name="_31_73">d</text:span><text:span text:style-name="_36_8">,</text:span><text:span text:style-name="_37_6"> </text:span><text:span text:style-name="_32_10">b</text:span><text:span text:style-name="_35_6">u</text:span><text:span text:style-name="_31_25">t</text:span><text:span text:style-name="_31_51"> </text:span><text:span text:style-name="_32_6">o</text:span><text:span text:style-name="_31_19">c</text:span><text:span text:style-name="_31_85">c</text:span><text:span text:style-name="_36_9">a</text:span><text:span text:style-name="_31_05">s</text:span><text:span text:style-name="_32_01">i</text:span><text:span text:style-name="_33_0">o</text:span><text:span text:style-name="_39_8">n</text:span><text:span text:style-name="_32_24">a</text:span><text:span text:style-name="_36_8">l</text:span><text:span text:style-name="_39_9">l</text:span><text:span text:style-name="_32_04">y</text:span><text:span text:style-name="_31_"> </text:span><text:span text:style-name="_39_9">a</text:span><text:span text:style-name="_32_24">n</text:span><text:span text:style-name="_31_"> </text:span><text:span text:style-name="_31_31">i</text:span><text:span text:style-name="_31_86">n</text:span><text:span text:style-name="_37_4">s</text:span><text:span text:style-name="_31_40">t</text:span><text:span text:style-name="_32_09">r</text:span><text:span text:style-name="_37_4">u</text:span><text:span text:style-name="_31_31">c</text:span><text:span text:style-name="_31_94">t</text:span><text:span text:style-name="_35_6">i</text:span><text:span text:style-name="_31_02">o</text:span><text:span text:style-name="_32_24">n</text:span><text:span text:style-name="_31_"> </text:span><text:span text:style-name="_31_34">s</text:span><text:span text:style-name="_32_10">u</text:span><text:span text:style-name="_34_1">c</text:span><text:span text:style-name="_31_43">h</text:span><text:span text:style-name="_31_51"> </text:span><text:span text:style-name="_32_1">a</text:span><text:span text:style-name="_31_50">s</text:span></text:p>
      <text:p text:style-name="P1"><text:soft-page-break/><text:span text:style-name="_35_7">"</text:span><text:span text:style-name="_31_29">N</text:span><text:span text:style-name="_32_06">o</text:span><text:span text:style-name="_34_1">w</text:span><text:span text:style-name="_37_6"> </text:span><text:span text:style-name="_31_71">o</text:span><text:span text:style-name="_34_4">b</text:span><text:span text:style-name="_39_8">e</text:span><text:span text:style-name="_31_71">y</text:span><text:span text:style-name="_31_"> </text:span><text:span text:style-name="_39_9">t</text:span><text:span text:style-name="_32_07">h</text:span><text:span text:style-name="_36_0">e</text:span><text:span text:style-name="_37_6"> </text:span><text:span text:style-name="_31_85">i</text:span><text:span text:style-name="_36_5">n</text:span><text:span text:style-name="_31_25">s</text:span><text:span text:style-name="_31_89">t</text:span><text:span text:style-name="_34_4">r</text:span><text:span text:style-name="_31_40">u</text:span><text:span text:style-name="_32_25">c</text:span><text:span text:style-name="_34_2">t</text:span><text:span text:style-name="_31_20">i</text:span><text:span text:style-name="_32_22">o</text:span><text:span text:style-name="_32_6">n</text:span><text:span text:style-name="_37_6"> </text:span><text:span text:style-name="_31_77">s</text:span><text:span text:style-name="_35_1">t</text:span><text:span text:style-name="_31_10">o</text:span><text:span text:style-name="_32_25">r</text:span><text:span text:style-name="_33_0">e</text:span><text:span text:style-name="_31_01">d</text:span><text:span text:style-name="_31_51"> </text:span><text:span text:style-name="_33_5">i</text:span><text:span text:style-name="_31_04">n</text:span><text:span text:style-name="_31_51"> </text:span><text:span text:style-name="_35_7">p</text:span><text:span text:style-name="_31_05">o</text:span><text:span text:style-name="_31_70">s</text:span><text:span text:style-name="_36_5">i</text:span><text:span text:style-name="_31_49">t</text:span><text:span text:style-name="_31_71">i</text:span><text:span text:style-name="_33_9">o</text:span><text:span text:style-name="_31_04">n</text:span><text:span text:style-name="_31_51"> </text:span><text:span text:style-name="_33_0">5</text:span><text:span text:style-name="_31_10">6</text:span><text:span text:style-name="_32_16">0</text:span><text:span text:style-name="_36_5">6</text:span><text:span text:style-name="_31_46">,</text:span><text:span text:style-name="_31_51"> </text:span><text:span text:style-name="_36_6">a</text:span><text:span text:style-name="_31_11">n</text:span><text:span text:style-name="_31_95">d</text:span><text:span text:style-name="_31_"> </text:span><text:span text:style-name="_31_32">c</text:span><text:span text:style-name="_32_00">o</text:span><text:span text:style-name="_37_5">n</text:span><text:span text:style-name="_31_50">t</text:span><text:span text:style-name="_31_85">i</text:span><text:span text:style-name="_37_2">n</text:span><text:span text:style-name="_31_02">u</text:span><text:span text:style-name="_32_16">e</text:span><text:span text:style-name="_31_"> </text:span><text:span text:style-name="_31_32">f</text:span><text:span text:style-name="_32_01">r</text:span><text:span text:style-name="_32_9">o</text:span><text:span text:style-name="_31_17">m</text:span><text:span text:style-name="_31_51"> </text:span><text:span text:style-name="_34_4">t</text:span><text:span text:style-name="_31_40">h</text:span><text:span text:style-name="_32_07">e</text:span><text:span text:style-name="_32_7">r</text:span><text:span text:style-name="_31_14">e</text:span><text:span text:style-name="_32_09">"</text:span></text:p>
      <text:p text:style-name="P1"><text:span text:style-name="_31_47">m</text:span><text:span text:style-name="_32_10">a</text:span><text:span text:style-name="_33_9">y</text:span><text:span text:style-name="_37_6"> </text:span><text:span text:style-name="_32_01">b</text:span><text:span text:style-name="_35_3">e</text:span><text:span text:style-name="_37_6"> </text:span><text:span text:style-name="_31_80">e</text:span><text:span text:style-name="_33_8">n</text:span><text:span text:style-name="_39_6">c</text:span><text:span text:style-name="_31_91">o</text:span><text:span text:style-name="_33_9">u</text:span><text:span text:style-name="_31_20">n</text:span><text:span text:style-name="_31_91">t</text:span><text:span text:style-name="_36_5">e</text:span><text:span text:style-name="_31_11">r</text:span><text:span text:style-name="_32_04">e</text:span><text:span text:style-name="_33_8">d</text:span><text:span text:style-name="_31_13">,</text:span><text:span text:style-name="_31_51"> </text:span><text:span text:style-name="_33_5">o</text:span><text:span text:style-name="_31_49">r</text:span><text:span text:style-name="_31_51"> </text:span><text:span text:style-name="_32_9">a</text:span><text:span text:style-name="_31_32">g</text:span><text:span text:style-name="_32_25">a</text:span><text:span text:style-name="_34_1">i</text:span><text:span text:style-name="_31_19">n</text:span></text:p>
      <text:p text:style-name="P1"><text:span text:style-name="_32_1">"</text:span><text:span text:style-name="_31_13">I</text:span><text:span text:style-name="_31_80">f</text:span><text:span text:style-name="_31_"> </text:span><text:span text:style-name="_31_19">p</text:span><text:span text:style-name="_31_71">o</text:span><text:span text:style-name="_37_1">s</text:span><text:span text:style-name="_31_46">i</text:span><text:span text:style-name="_32_18">t</text:span><text:span text:style-name="_37_5">i</text:span><text:span text:style-name="_31_14">o</text:span><text:span text:style-name="_31_73">n</text:span><text:span text:style-name="_31_"> </text:span><text:span text:style-name="_31_05">4</text:span><text:span text:style-name="_32_15">5</text:span><text:span text:style-name="_34_1">0</text:span><text:span text:style-name="_31_44">5</text:span><text:span text:style-name="_31_51"> </text:span><text:span text:style-name="_33_5">c</text:span><text:span text:style-name="_31_14">o</text:span><text:span text:style-name="_32_04">n</text:span><text:span text:style-name="_33_5">t</text:span><text:span text:style-name="_39_6">a</text:span><text:span text:style-name="_32_16">i</text:span><text:span text:style-name="_33_0">n</text:span><text:span text:style-name="_31_31">s</text:span><text:span text:style-name="_31_51"> </text:span><text:span text:style-name="_32_4">0</text:span><text:span text:style-name="_37_6"> </text:span><text:span text:style-name="_32_00">o</text:span><text:span text:style-name="_35_4">b</text:span><text:span text:style-name="_31_11">e</text:span><text:span text:style-name="_32_03">y</text:span><text:span text:style-name="_31_"> </text:span><text:span text:style-name="_31_43">n</text:span><text:span text:style-name="_31_89">e</text:span><text:span text:style-name="_36_5">x</text:span><text:span text:style-name="_31_01">t</text:span><text:span text:style-name="_31_51"> </text:span><text:span text:style-name="_33_8">t</text:span><text:span text:style-name="_39_5">h</text:span><text:span text:style-name="_32_19">e</text:span><text:span text:style-name="_31_"> </text:span><text:span text:style-name="_31_40">i</text:span><text:span text:style-name="_31_88">n</text:span><text:span text:style-name="_37_2">s</text:span><text:span text:style-name="_31_40">t</text:span><text:span text:style-name="_31_85">r</text:span><text:span text:style-name="_35_9">u</text:span><text:span text:style-name="_31_43">c</text:span><text:span text:style-name="_31_80">t</text:span><text:span text:style-name="_36_6">i</text:span><text:span text:style-name="_31_50">o</text:span><text:span text:style-name="_31_88">n</text:span><text:span text:style-name="_31_"> </text:span><text:span text:style-name="_31_19">s</text:span><text:span text:style-name="_32_24">t</text:span><text:span text:style-name="_36_8">o</text:span><text:span text:style-name="_31_44">r</text:span><text:span text:style-name="_32_04">e</text:span><text:span text:style-name="_34_4">d</text:span><text:span text:style-name="_37_6"> </text:span><text:span text:style-name="_32_07">i</text:span><text:span text:style-name="_32_3">n</text:span><text:span text:style-name="_37_6"> </text:span><text:span text:style-name="_31_77">6</text:span><text:span text:style-name="_36_8">7</text:span><text:span text:style-name="_39_6">0</text:span><text:span text:style-name="_32_15">7</text:span><text:span text:style-name="_34_1">,</text:span><text:span text:style-name="_37_6"> </text:span><text:span text:style-name="_32_00">o</text:span><text:span text:style-name="_34_1">t</text:span><text:span text:style-name="_31_40">h</text:span><text:span text:style-name="_32_04">e</text:span><text:span text:style-name="_34_5">r</text:span><text:span text:style-name="_31_49">w</text:span><text:span text:style-name="_32_07">i</text:span><text:span text:style-name="_32_9">s</text:span><text:span text:style-name="_31_25">e</text:span><text:span text:style-name="_31_51"> </text:span><text:span text:style-name="_37_5">c</text:span><text:span text:style-name="_31_31">o</text:span><text:span text:style-name="_31_76">n</text:span><text:span text:style-name="_36_6">t</text:span><text:span text:style-name="_39_9">i</text:span><text:span text:style-name="_31_91">n</text:span><text:span text:style-name="_37_1">u</text:span><text:span text:style-name="_31_31">e</text:span><text:span text:style-name="_31_51"> </text:span><text:span text:style-name="_34_1">s</text:span><text:span text:style-name="_31_29">t</text:span><text:span text:style-name="_32_10">r</text:span><text:span text:style-name="_36_8">a</text:span><text:span text:style-name="_31_31">i</text:span><text:span text:style-name="_31_94">g</text:span><text:span text:style-name="_32_7">h</text:span><text:span text:style-name="_31_02">t</text:span><text:span text:style-name="_31_51"> </text:span><text:span text:style-name="_35_0">o</text:span><text:span text:style-name="_31_44">n</text:span><text:span text:style-name="_32_09">.</text:span><text:span text:style-name="_35_7">"</text:span></text:p>
      <text:p text:style-name="P1"><text:span text:style-name="_31_73">I</text:span><text:span text:style-name="_34_1">n</text:span><text:span text:style-name="_31_41">s</text:span><text:span text:style-name="_31_94">t</text:span><text:span text:style-name="_32_7">r</text:span><text:span text:style-name="_39_5">u</text:span><text:span text:style-name="_32_24">c</text:span><text:span text:style-name="_35_7">t</text:span><text:span text:style-name="_31_31">i</text:span><text:span text:style-name="_31_74">o</text:span><text:span text:style-name="_37_2">n</text:span><text:span text:style-name="_31_10">s</text:span><text:span text:style-name="_31_51"> </text:span><text:span text:style-name="_34_2">o</text:span><text:span text:style-name="_31_14">f</text:span><text:span text:style-name="_31_51"> </text:span><text:span text:style-name="_35_1">t</text:span><text:span text:style-name="_31_35">h</text:span><text:span text:style-name="_31_95">e</text:span><text:span text:style-name="_37_1">s</text:span><text:span text:style-name="_31_34">e</text:span><text:span text:style-name="_31_51"> </text:span><text:span text:style-name="_35_1">l</text:span><text:span text:style-name="_31_49">a</text:span><text:span text:style-name="_32_15">t</text:span><text:span text:style-name="_35_3">t</text:span><text:span text:style-name="_31_31">e</text:span><text:span text:style-name="_31_95">r</text:span><text:span text:style-name="_31_"> </text:span><text:span text:style-name="_31_35">t</text:span><text:span text:style-name="_31_95">y</text:span><text:span text:style-name="_34_5">p</text:span><text:span text:style-name="_31_49">e</text:span><text:span text:style-name="_32_06">s</text:span><text:span text:style-name="_31_"> </text:span><text:span text:style-name="_31_20">a</text:span><text:span text:style-name="_32_06">r</text:span><text:span text:style-name="_37_5">e</text:span><text:span text:style-name="_37_6"> </text:span><text:span text:style-name="_31_76">v</text:span><text:span text:style-name="_34_1">e</text:span><text:span text:style-name="_39_5">r</text:span><text:span text:style-name="_32_04">y</text:span><text:span text:style-name="_31_"> </text:span><text:span text:style-name="_31_05">i</text:span><text:span text:style-name="_32_21">m</text:span><text:span text:style-name="_34_1">p</text:span><text:span text:style-name="_31_13">o</text:span><text:span text:style-name="_31_77">r</text:span><text:span text:style-name="_37_1">t</text:span><text:span text:style-name="_31_26">a</text:span><text:span text:style-name="_32_09">n</text:span><text:span text:style-name="_36_0">t</text:span><text:span text:style-name="_37_6"> </text:span><text:span text:style-name="_32_00">b</text:span><text:span text:style-name="_32_9">e</text:span><text:span text:style-name="_31_34">c</text:span><text:span text:style-name="_31_95">a</text:span><text:span text:style-name="_33_9">u</text:span><text:span text:style-name="_31_34">s</text:span><text:span text:style-name="_32_25">e</text:span><text:span text:style-name="_31_"> </text:span><text:span text:style-name="_31_11">t</text:span><text:span text:style-name="_31_76">h</text:span><text:span text:style-name="_32_7">e</text:span><text:span text:style-name="_31_46">y</text:span><text:span text:style-name="_31_51"> </text:span><text:span text:style-name="_32_9">m</text:span><text:span text:style-name="_31_02">a</text:span><text:span text:style-name="_31_74">k</text:span><text:span text:style-name="_33_6">e</text:span><text:span text:style-name="_37_6"> </text:span><text:span text:style-name="_31_70">i</text:span><text:span text:style-name="_33_5">t</text:span><text:span text:style-name="_37_6"> </text:span><text:span text:style-name="_32_06">p</text:span><text:span text:style-name="_32_3">o</text:span><text:span text:style-name="_31_11">s</text:span><text:span text:style-name="_31_74">s</text:span><text:span text:style-name="_36_9">i</text:span><text:span text:style-name="_31_44">b</text:span><text:span text:style-name="_32_09">l</text:span><text:span text:style-name="_33_0">e</text:span><text:span text:style-name="_37_6"> </text:span><text:span text:style-name="_31_88">f</text:span><text:span text:style-name="_33_0">o</text:span><text:span text:style-name="_39_9">r</text:span><text:span text:style-name="_31_51"> </text:span><text:span text:style-name="_36_5">a</text:span><text:span text:style-name="_37_6"> </text:span><text:span text:style-name="_31_91">s</text:span><text:span text:style-name="_36_8">e</text:span><text:span text:style-name="_31_02">q</text:span><text:span text:style-name="_32_21">u</text:span><text:span text:style-name="_33_0">e</text:span><text:span text:style-name="_31_19">n</text:span><text:span text:style-name="_31_85">c</text:span><text:span text:style-name="_32_6">e</text:span><text:span text:style-name="_37_6"> </text:span><text:span text:style-name="_31_73">o</text:span><text:span text:style-name="_32_9">f</text:span><text:span text:style-name="_37_6"> </text:span><text:span text:style-name="_32_10">o</text:span><text:span text:style-name="_32_4">p</text:span><text:span text:style-name="_31_05">e</text:span><text:span text:style-name="_31_88">r</text:span><text:span text:style-name="_34_4">a</text:span><text:span text:style-name="_31_46">t</text:span><text:span text:style-name="_31_85">i</text:span><text:span text:style-name="_32_6">o</text:span><text:span text:style-name="_39_6">n</text:span><text:span text:style-name="_32_25">s</text:span><text:span text:style-name="_31_"> </text:span><text:span text:style-name="_31_47">t</text:span><text:span text:style-name="_31_95">o</text:span><text:span text:style-name="_31_"> </text:span><text:span text:style-name="_31_44">b</text:span><text:span text:style-name="_31_71">e</text:span><text:span text:style-name="_31_"> </text:span><text:span text:style-name="_31_20">r</text:span><text:span text:style-name="_32_09">e</text:span><text:span text:style-name="_33_6">p</text:span><text:span text:style-name="_31_32">l</text:span><text:span text:style-name="_32_03">a</text:span><text:span text:style-name="_34_2">c</text:span><text:span text:style-name="_31_10">e</text:span><text:span text:style-name="_32_07">d</text:span><text:span text:style-name="_31_"> </text:span><text:span text:style-name="_31_05">o</text:span><text:span text:style-name="_31_73">v</text:span><text:span text:style-name="_32_7">e</text:span><text:span text:style-name="_39_8">r</text:span><text:span text:style-name="_31_51"> </text:span><text:span text:style-name="_34_2">a</text:span><text:span text:style-name="_31_13">n</text:span><text:span text:style-name="_31_77">d</text:span><text:span text:style-name="_31_"> </text:span><text:span text:style-name="_31_50">o</text:span><text:span text:style-name="_32_16">v</text:span><text:span text:style-name="_34_2">e</text:span><text:span text:style-name="_31_46">r</text:span><text:span text:style-name="_31_51"> </text:span><text:span text:style-name="_34_5">a</text:span><text:span text:style-name="_31_04">g</text:span><text:span text:style-name="_31_86">a</text:span><text:span text:style-name="_34_1">i</text:span><text:span text:style-name="_31_44">n</text:span><text:span text:style-name="_31_51"> </text:span><text:span text:style-name="_37_4">u</text:span><text:span text:style-name="_31_20">n</text:span><text:span text:style-name="_32_18">t</text:span><text:span text:style-name="_34_5">i</text:span><text:span text:style-name="_31_47">l</text:span><text:span text:style-name="_31_51"> </text:span><text:span text:style-name="_33_0">s</text:span><text:span text:style-name="_31_10">o</text:span><text:span text:style-name="_31_79">m</text:span><text:span text:style-name="_34_1">e</text:span><text:span text:style-name="_37_6"> </text:span><text:span text:style-name="_32_10">c</text:span><text:span text:style-name="_32_4">o</text:span><text:span text:style-name="_31_28">n</text:span><text:span text:style-name="_31_77">d</text:span><text:span text:style-name="_37_1">i</text:span><text:span text:style-name="_39_5">t</text:span><text:span text:style-name="_32_07">i</text:span><text:span text:style-name="_36_6">o</text:span><text:span text:style-name="_31_28">n</text:span><text:span text:style-name="_31_51"> </text:span><text:span text:style-name="_33_9">i</text:span><text:span text:style-name="_31_13">s</text:span><text:span text:style-name="_31_51"> </text:span><text:span text:style-name="_36_6">f</text:span><text:span text:style-name="_31_13">u</text:span><text:span text:style-name="_31_79">l</text:span><text:span text:style-name="_32_6">f</text:span><text:span text:style-name="_31_11">i</text:span><text:span text:style-name="_31_94">l</text:span><text:span text:style-name="_35_1">l</text:span><text:span text:style-name="_31_40">e</text:span><text:span text:style-name="_32_00">d</text:span><text:span text:style-name="_37_1">,</text:span><text:span text:style-name="_37_6"> </text:span><text:span text:style-name="_32_03">b</text:span><text:span text:style-name="_32_7">u</text:span><text:span text:style-name="_31_17">t</text:span><text:span text:style-name="_31_51"> </text:span><text:span text:style-name="_36_0">i</text:span><text:span text:style-name="_31_20">n</text:span><text:span text:style-name="_31_51"> </text:span><text:span text:style-name="_35_9">d</text:span><text:span text:style-name="_31_50">o</text:span><text:span text:style-name="_32_25">i</text:span><text:span text:style-name="_37_1">n</text:span><text:span text:style-name="_31_44">g</text:span><text:span text:style-name="_31_51"> </text:span><text:span text:style-name="_32_0">s</text:span><text:span text:style-name="_31_40">o</text:span><text:span text:style-name="_31_51"> </text:span><text:span text:style-name="_33_5">t</text:span><text:span text:style-name="_31_26">o</text:span><text:span text:style-name="_31_51"> </text:span><text:span text:style-name="_37_2">o</text:span><text:span text:style-name="_39_6">b</text:span><text:span text:style-name="_31_85">e</text:span><text:span text:style-name="_32_3">y</text:span><text:span text:style-name="_31_41">,</text:span><text:span text:style-name="_31_51"> </text:span><text:span text:style-name="_34_5">n</text:span><text:span text:style-name="_31_05">o</text:span><text:span text:style-name="_31_74">t</text:span><text:span text:style-name="_31_"> </text:span><text:span text:style-name="_31_43">f</text:span><text:span text:style-name="_32_18">r</text:span><text:span text:style-name="_37_1">e</text:span><text:span text:style-name="_31_01">s</text:span><text:span text:style-name="_32_10">h</text:span><text:span text:style-name="_31_"> </text:span><text:span text:style-name="_39_6">i</text:span><text:span text:style-name="_32_00">n</text:span><text:span text:style-name="_35_3">s</text:span><text:span text:style-name="_31_25">t</text:span><text:span text:style-name="_32_06">r</text:span><text:span text:style-name="_36_8">u</text:span><text:span text:style-name="_31_16">c</text:span><text:span text:style-name="_31_94">t</text:span><text:span text:style-name="_35_6">i</text:span><text:span text:style-name="_31_47">o</text:span><text:span text:style-name="_32_03">n</text:span><text:span text:style-name="_33_6">s</text:span><text:span text:style-name="_37_6"> </text:span><text:span text:style-name="_32_09">o</text:span><text:span text:style-name="_32_4">n</text:span><text:span text:style-name="_37_6"> </text:span><text:span text:style-name="_31_74">e</text:span><text:span text:style-name="_32_9">a</text:span><text:span text:style-name="_39_9">c</text:span><text:span text:style-name="_31_71">h</text:span><text:span text:style-name="_31_"> </text:span><text:span text:style-name="_31_47">r</text:span><text:span text:style-name="_31_92">e</text:span><text:span text:style-name="_36_8">p</text:span><text:span text:style-name="_31_34">e</text:span><text:span text:style-name="_32_09">t</text:span><text:span text:style-name="_35_6">i</text:span><text:span text:style-name="_31_46">t</text:span><text:span text:style-name="_32_16">i</text:span><text:span text:style-name="_32_1">o</text:span><text:span text:style-name="_31_13">n</text:span><text:span text:style-name="_31_79">,</text:span><text:span text:style-name="_31_"> </text:span><text:span text:style-name="_31_01">b</text:span><text:span text:style-name="_32_00">u</text:span><text:span text:style-name="_35_6">t</text:span><text:span text:style-name="_37_6"> </text:span><text:span text:style-name="_31_76">t</text:span><text:span text:style-name="_36_6">h</text:span><text:span text:style-name="_31_16">e</text:span><text:span text:style-name="_31_51"> </text:span><text:span text:style-name="_33_6">s</text:span><text:span text:style-name="_31_01">a</text:span><text:span text:style-name="_32_10">m</text:span><text:span text:style-name="_37_4">e</text:span><text:span text:style-name="_37_6"> </text:span><text:span text:style-name="_32_19">o</text:span><text:span text:style-name="_33_8">n</text:span><text:span text:style-name="_31_35">e</text:span><text:span text:style-name="_32_22">s</text:span><text:span text:style-name="_31_"> </text:span><text:span text:style-name="_31_17">o</text:span><text:span text:style-name="_31_94">v</text:span><text:span text:style-name="_36_9">e</text:span><text:span text:style-name="_31_14">r</text:span><text:span text:style-name="_31_51"> </text:span><text:span text:style-name="_36_8">a</text:span><text:span text:style-name="_31_29">n</text:span><text:span text:style-name="_31_86">d</text:span><text:span text:style-name="_31_"> </text:span><text:span text:style-name="_31_41">o</text:span><text:span text:style-name="_32_22">v</text:span><text:span text:style-name="_37_5">e</text:span><text:span text:style-name="_31_29">r</text:span><text:span text:style-name="_31_51"> </text:span><text:span text:style-name="_35_7">a</text:span><text:span text:style-name="_39_5">g</text:span><text:span text:style-name="_32_03">a</text:span><text:span text:style-name="_36_0">i</text:span><text:span text:style-name="_31_02">n</text:span><text:span text:style-name="_31_92">.</text:span><text:span text:style-name="_31_"> </text:span><text:span text:style-name="_39_5">T</text:span><text:span text:style-name="_31_88">o</text:span><text:span text:style-name="_31_"> </text:span><text:span text:style-name="_31_41">t</text:span><text:span text:style-name="_32_22">a</text:span><text:span text:style-name="_32_1">k</text:span><text:span text:style-name="_31_32">e</text:span><text:span text:style-name="_31_51"> </text:span><text:span text:style-name="_34_5">a</text:span><text:span text:style-name="_37_6"> </text:span><text:span text:style-name="_32_07">d</text:span><text:span text:style-name="_32_3">o</text:span><text:span text:style-name="_31_35">m</text:span><text:span text:style-name="_32_03">e</text:span><text:span text:style-name="_36_6">s</text:span><text:span text:style-name="_31_19">t</text:span><text:span text:style-name="_32_07">i</text:span><text:span text:style-name="_35_7">c</text:span><text:span text:style-name="_37_6"> </text:span><text:span text:style-name="_32_03">a</text:span><text:span text:style-name="_37_1">n</text:span><text:span text:style-name="_31_19">a</text:span><text:span text:style-name="_31_89">l</text:span><text:span text:style-name="_32_1">o</text:span><text:span text:style-name="_31_32">g</text:span><text:span text:style-name="_32_03">y</text:span><text:span text:style-name="_35_0">.</text:span><text:span text:style-name="_37_6"> </text:span><text:span text:style-name="_31_73">S</text:span><text:span text:style-name="_34_4">u</text:span><text:span text:style-name="_31_13">p</text:span><text:span text:style-name="_32_24">p</text:span><text:span text:style-name="_37_2">o</text:span><text:span text:style-name="_31_20">s</text:span><text:span text:style-name="_32_09">e</text:span><text:span text:style-name="_31_"> </text:span><text:span text:style-name="_31_17">M</text:span><text:span text:style-name="_31_79">o</text:span><text:span text:style-name="_32_9">t</text:span><text:span text:style-name="_31_31">h</text:span><text:span text:style-name="_32_01">e</text:span><text:span text:style-name="_36_6">r</text:span><text:span text:style-name="_37_6"> </text:span><text:span text:style-name="_31_76">w</text:span><text:span text:style-name="_34_1">a</text:span><text:span text:style-name="_31_19">n</text:span><text:span text:style-name="_32_25">t</text:span><text:span text:style-name="_33_8">s</text:span><text:span text:style-name="_37_6"> </text:span><text:span text:style-name="_32_18">T</text:span><text:span text:style-name="_35_3">o</text:span><text:span text:style-name="_31_17">m</text:span><text:span text:style-name="_31_86">m</text:span><text:span text:style-name="_33_9">y</text:span><text:span text:style-name="_37_6"> </text:span><text:span text:style-name="_31_80">t</text:span><text:span text:style-name="_37_2">o</text:span><text:span text:style-name="_37_6"> </text:span><text:span text:style-name="_32_24">c</text:span><text:span text:style-name="_37_4">a</text:span><text:span text:style-name="_31_13">l</text:span><text:span text:style-name="_32_25">l</text:span><text:span text:style-name="_31_"> </text:span><text:span text:style-name="_39_6">a</text:span><text:span text:style-name="_32_22">t</text:span><text:span text:style-name="_31_"> </text:span><text:span text:style-name="_31_40">t</text:span><text:span text:style-name="_31_80">h</text:span><text:span text:style-name="_37_2">e</text:span><text:span text:style-name="_37_6"> </text:span><text:span text:style-name="_32_18">c</text:span><text:span text:style-name="_35_3">o</text:span><text:span text:style-name="_31_29">b</text:span><text:span text:style-name="_31_79">b</text:span><text:span text:style-name="_32_7">l</text:span><text:span text:style-name="_31_32">e</text:span><text:span text:style-name="_31_71">r</text:span><text:span text:style-name="_34_2">'</text:span><text:span text:style-name="_31_04">s</text:span><text:span text:style-name="_31_51"> </text:span><text:span text:style-name="_36_0">e</text:span><text:span text:style-name="_39_9">v</text:span><text:span text:style-name="_31_88">e</text:span><text:span text:style-name="_34_5">r</text:span><text:span text:style-name="_31_05">y</text:span><text:span text:style-name="_31_51"> </text:span><text:span text:style-name="_32_1">m</text:span><text:span text:style-name="_31_28">o</text:span><text:span text:style-name="_32_19">r</text:span><text:span text:style-name="_35_7">n</text:span><text:span text:style-name="_31_34">i</text:span><text:span text:style-name="_31_77">n</text:span><text:span text:style-name="_32_7">g</text:span><text:span text:style-name="_37_6"> </text:span><text:span text:style-name="_32_25">o</text:span><text:span text:style-name="_33_8">n</text:span><text:span text:style-name="_37_6"> </text:span><text:span text:style-name="_31_76">h</text:span><text:span text:style-name="_35_6">i</text:span><text:span text:style-name="_31_35">s</text:span><text:span text:style-name="_31_51"> </text:span><text:span text:style-name="_36_9">w</text:span><text:span text:style-name="_31_26">a</text:span><text:span text:style-name="_32_15">y</text:span><text:span text:style-name="_31_"> </text:span><text:span text:style-name="_39_6">t</text:span><text:span text:style-name="_31_76">o</text:span><text:span text:style-name="_31_"> </text:span><text:span text:style-name="_39_8">s</text:span><text:span text:style-name="_32_10">c</text:span><text:span text:style-name="_35_6">h</text:span><text:span text:style-name="_31_13">o</text:span><text:span text:style-name="_31_91">o</text:span><text:span text:style-name="_34_2">l</text:span><text:span text:style-name="_37_6"> </text:span><text:span text:style-name="_31_71">t</text:span><text:span text:style-name="_34_2">o</text:span><text:span text:style-name="_37_6"> </text:span><text:span text:style-name="_31_85">s</text:span><text:span text:style-name="_37_4">e</text:span><text:span text:style-name="_31_40">e</text:span><text:span text:style-name="_31_51"> </text:span><text:span text:style-name="_36_9">i</text:span><text:span text:style-name="_31_44">f</text:span><text:span text:style-name="_31_51"> </text:span><text:span text:style-name="_32_4">h</text:span><text:span text:style-name="_31_11">e</text:span><text:span text:style-name="_31_85">r</text:span><text:span text:style-name="_31_"> </text:span><text:span text:style-name="_31_41">s</text:span><text:span text:style-name="_32_18">h</text:span><text:span text:style-name="_33_6">o</text:span><text:span text:style-name="_39_8">e</text:span><text:span text:style-name="_31_74">s</text:span><text:span text:style-name="_31_"> </text:span><text:span text:style-name="_31_02">a</text:span><text:span text:style-name="_32_07">r</text:span><text:span text:style-name="_37_2">e</text:span><text:span text:style-name="_37_6"> </text:span><text:span text:style-name="_31_76">d</text:span><text:span text:style-name="_37_5">o</text:span><text:span text:style-name="_31_26">n</text:span><text:span text:style-name="_32_00">e</text:span><text:span text:style-name="_32_9">,</text:span><text:span text:style-name="_37_6"> </text:span><text:span text:style-name="_32_00">s</text:span><text:span text:style-name="_33_8">h</text:span><text:span text:style-name="_39_6">e</text:span><text:span text:style-name="_31_51"> </text:span><text:span text:style-name="_33_8">c</text:span><text:span text:style-name="_31_20">a</text:span><text:span text:style-name="_32_09">n</text:span><text:span text:style-name="_31_"> </text:span><text:span text:style-name="_31_28">a</text:span><text:span text:style-name="_31_79">s</text:span><text:span text:style-name="_32_4">k</text:span><text:span text:style-name="_37_6"> </text:span><text:span text:style-name="_32_16">h</text:span><text:span text:style-name="_32_4">i</text:span><text:span text:style-name="_31_49">m</text:span><text:span text:style-name="_31_51"> </text:span><text:span text:style-name="_36_9">a</text:span><text:span text:style-name="_31_41">f</text:span><text:span text:style-name="_32_22">r</text:span><text:span text:style-name="_36_6">e</text:span><text:span text:style-name="_39_9">s</text:span><text:span text:style-name="_32_24">h</text:span><text:span text:style-name="_31_"> </text:span><text:span text:style-name="_31_13">e</text:span><text:span text:style-name="_32_01">v</text:span><text:span text:style-name="_35_4">e</text:span><text:span text:style-name="_39_5">r</text:span><text:span text:style-name="_31_91">y</text:span><text:span text:style-name="_31_"> </text:span><text:span text:style-name="_31_26">m</text:span><text:span text:style-name="_31_76">o</text:span><text:span text:style-name="_35_7">r</text:span><text:span text:style-name="_31_13">n</text:span><text:span text:style-name="_31_77">i</text:span><text:span text:style-name="_33_5">n</text:span><text:span text:style-name="_31_05">g</text:span><text:span text:style-name="_32_16">.</text:span><text:span text:style-name="_31_"> </text:span><text:span text:style-name="_31_50">A</text:span><text:span text:style-name="_31_88">l</text:span><text:span text:style-name="_36_5">t</text:span><text:span text:style-name="_39_6">e</text:span><text:span text:style-name="_32_16">r</text:span><text:span text:style-name="_35_0">n</text:span><text:span text:style-name="_31_14">a</text:span><text:span text:style-name="_32_07">t</text:span><text:span text:style-name="_33_9">i</text:span><text:span text:style-name="_31_50">v</text:span><text:span text:style-name="_32_18">e</text:span><text:span text:style-name="_33_8">l</text:span><text:span text:style-name="_31_31">y</text:span><text:span text:style-name="_31_51"> </text:span><text:span text:style-name="_37_1">s</text:span><text:span text:style-name="_39_9">h</text:span><text:span text:style-name="_31_95">e</text:span><text:span text:style-name="_31_"> </text:span><text:span text:style-name="_39_9">c</text:span><text:span text:style-name="_31_95">a</text:span><text:span text:style-name="_35_7">n</text:span><text:span text:style-name="_37_6"> </text:span><text:span text:style-name="_31_94">s</text:span><text:span text:style-name="_33_8">t</text:span><text:span text:style-name="_31_10">i</text:span><text:span text:style-name="_32_09">c</text:span><text:span text:style-name="_33_0">k</text:span><text:span text:style-name="_37_6"> </text:span><text:span text:style-name="_31_95">u</text:span><text:span text:style-name="_36_5">p</text:span><text:span text:style-name="_37_6"> </text:span><text:span text:style-name="_31_91">a</text:span><text:span text:style-name="_31_"> </text:span><text:span text:style-name="_31_17">n</text:span><text:span text:style-name="_31_85">o</text:span><text:span text:style-name="_34_4">t</text:span><text:span text:style-name="_31_32">i</text:span><text:span text:style-name="_32_22">c</text:span><text:span text:style-name="_32_1">e</text:span><text:span text:style-name="_37_6"> </text:span><text:span text:style-name="_32_04">o</text:span><text:span text:style-name="_37_2">n</text:span><text:span text:style-name="_39_6">c</text:span><text:span text:style-name="_31_79">e</text:span><text:span text:style-name="_31_"> </text:span><text:span text:style-name="_31_14">a</text:span><text:span text:style-name="_32_10">n</text:span><text:span text:style-name="_36_0">d</text:span><text:span text:style-name="_37_6"> </text:span><text:span text:style-name="_31_95">f</text:span><text:span text:style-name="_32_9">o</text:span><text:span text:style-name="_31_32">r</text:span><text:span text:style-name="_31_51"> </text:span><text:span text:style-name="_34_4">a</text:span><text:span text:style-name="_31_05">l</text:span><text:span text:style-name="_32_24">l</text:span><text:span text:style-name="_31_"> </text:span><text:span text:style-name="_31_13">i</text:span><text:span text:style-name="_32_10">n</text:span><text:span text:style-name="_31_"> </text:span><text:span text:style-name="_31_11">t</text:span><text:span text:style-name="_32_25">h</text:span><text:span text:style-name="_35_0">e</text:span><text:span text:style-name="_37_6"> </text:span><text:span text:style-name="_32_16">h</text:span><text:span text:style-name="_37_1">a</text:span><text:span text:style-name="_31_05">l</text:span><text:span text:style-name="_32_25">l</text:span><text:span text:style-name="_31_"> </text:span><text:span text:style-name="_31_43">w</text:span><text:span text:style-name="_32_09">h</text:span><text:span text:style-name="_35_7">i</text:span><text:span text:style-name="_31_10">c</text:span><text:span text:style-name="_32_22">h</text:span><text:span text:style-name="_31_"> </text:span><text:span text:style-name="_31_49">h</text:span><text:span text:style-name="_31_91">e</text:span><text:span text:style-name="_31_"> </text:span><text:span text:style-name="_31_19">w</text:span><text:span text:style-name="_32_10">i</text:span><text:span text:style-name="_32_1">l</text:span><text:span text:style-name="_31_10">l</text:span><text:span text:style-name="_31_51"> </text:span><text:span text:style-name="_32_7">s</text:span><text:span text:style-name="_31_14">e</text:span><text:span text:style-name="_31_95">e</text:span><text:span text:style-name="_31_"> </text:span><text:span text:style-name="_31_13">w</text:span><text:span text:style-name="_32_00">h</text:span><text:span text:style-name="_35_6">e</text:span><text:span text:style-name="_31_10">n</text:span><text:span text:style-name="_31_51"> </text:span><text:span text:style-name="_37_4">h</text:span><text:span text:style-name="_31_50">e</text:span><text:span text:style-name="_31_51"> </text:span><text:span text:style-name="_36_6">l</text:span><text:span text:style-name="_31_19">e</text:span><text:span text:style-name="_32_19">a</text:span><text:span text:style-name="_33_6">v</text:span><text:span text:style-name="_39_9">e</text:span><text:span text:style-name="_31_85">s</text:span><text:span text:style-name="_31_"> </text:span><text:span text:style-name="_31_35">f</text:span><text:span text:style-name="_32_16">o</text:span><text:span text:style-name="_36_6">r</text:span><text:span text:style-name="_37_6"> </text:span><text:span text:style-name="_32_22">s</text:span><text:span text:style-name="_36_5">c</text:span><text:span text:style-name="_31_44">h</text:span><text:span text:style-name="_31_95">o</text:span><text:span text:style-name="_35_4">o</text:span><text:span text:style-name="_31_19">l</text:span><text:span text:style-name="_31_51"> </text:span><text:span text:style-name="_33_6">a</text:span><text:span text:style-name="_31_32">n</text:span><text:span text:style-name="_32_18">d</text:span><text:span text:style-name="_31_"> </text:span><text:span text:style-name="_31_40">w</text:span><text:span text:style-name="_32_21">h</text:span><text:span text:style-name="_36_0">i</text:span><text:span text:style-name="_31_26">c</text:span><text:span text:style-name="_31_80">h</text:span><text:span text:style-name="_31_"> </text:span><text:span text:style-name="_31_10">t</text:span><text:span text:style-name="_32_16">e</text:span><text:span text:style-name="_35_1">l</text:span><text:span text:style-name="_31_25">l</text:span><text:span text:style-name="_31_88">s</text:span><text:span text:style-name="_31_"> </text:span><text:span text:style-name="_31_20">h</text:span><text:span text:style-name="_32_10">i</text:span><text:span text:style-name="_36_5">m</text:span><text:span text:style-name="_37_6"> </text:span><text:span text:style-name="_32_09">t</text:span><text:span text:style-name="_34_2">o</text:span><text:span text:style-name="_37_6"> </text:span><text:span text:style-name="_31_91">c</text:span><text:span text:style-name="_34_1">a</text:span><text:span text:style-name="_31_14">l</text:span><text:span text:style-name="_32_01">l</text:span><text:span text:style-name="_31_"> </text:span><text:span text:style-name="_31_47">f</text:span><text:span text:style-name="_31_79">o</text:span><text:span text:style-name="_36_6">r</text:span><text:span text:style-name="_37_6"> </text:span><text:span text:style-name="_31_70">t</text:span><text:span text:style-name="_32_9">h</text:span><text:span text:style-name="_31_20">e</text:span><text:span text:style-name="_31_51"> </text:span><text:span text:style-name="_37_4">s</text:span><text:span text:style-name="_31_11">h</text:span><text:span text:style-name="_31_95">o</text:span><text:span text:style-name="_35_1">e</text:span><text:span text:style-name="_31_20">s</text:span><text:span text:style-name="_31_95">,</text:span><text:span text:style-name="_31_"> </text:span><text:span text:style-name="_39_8">a</text:span><text:span text:style-name="_31_91">n</text:span><text:span text:style-name="_35_6">d</text:span><text:span text:style-name="_37_6"> </text:span><text:span text:style-name="_31_92">a</text:span><text:span text:style-name="_35_1">l</text:span><text:span text:style-name="_31_32">s</text:span><text:span text:style-name="_32_06">o</text:span><text:span text:style-name="_31_"> </text:span><text:span text:style-name="_39_8">t</text:span><text:span text:style-name="_32_01">o</text:span><text:span text:style-name="_31_"> </text:span><text:span text:style-name="_31_40">d</text:span><text:span text:style-name="_32_00">e</text:span><text:span text:style-name="_37_5">s</text:span><text:span text:style-name="_31_10">t</text:span><text:span text:style-name="_32_06">r</text:span><text:span text:style-name="_34_5">o</text:span><text:span text:style-name="_31_28">y</text:span><text:span text:style-name="_31_51"> </text:span><text:span text:style-name="_34_4">t</text:span><text:span text:style-name="_31_46">h</text:span><text:span text:style-name="_31_80">e</text:span><text:span text:style-name="_31_"> </text:span><text:span text:style-name="_31_29">n</text:span><text:span text:style-name="_32_18">o</text:span><text:span text:style-name="_35_6">t</text:span><text:span text:style-name="_31_20">i</text:span><text:span text:style-name="_32_09">c</text:span><text:span text:style-name="_34_2">e</text:span><text:span text:style-name="_37_6"> </text:span><text:span text:style-name="_31_88">w</text:span><text:span text:style-name="_35_7">h</text:span><text:span text:style-name="_31_05">e</text:span><text:span text:style-name="_32_18">n</text:span><text:span text:style-name="_31_"> </text:span><text:span text:style-name="_31_50">h</text:span><text:span text:style-name="_31_77">e</text:span><text:span text:style-name="_31_"> </text:span><text:span text:style-name="_31_19">c</text:span><text:span text:style-name="_31_86">o</text:span><text:span text:style-name="_32_3">m</text:span><text:span text:style-name="_31_13">e</text:span><text:span text:style-name="_31_86">s</text:span><text:span text:style-name="_31_"> </text:span><text:span text:style-name="_39_6">b</text:span><text:span text:style-name="_31_70">a</text:span><text:span text:style-name="_32_3">c</text:span><text:span text:style-name="_31_17">k</text:span><text:span text:style-name="_31_51"> </text:span><text:span text:style-name="_36_0">i</text:span><text:span text:style-name="_31_40">f</text:span><text:span text:style-name="_31_51"> </text:span><text:span text:style-name="_32_4">h</text:span><text:span text:style-name="_31_35">e</text:span><text:span text:style-name="_31_51"> </text:span><text:span text:style-name="_32_4">h</text:span><text:span text:style-name="_31_29">a</text:span><text:span text:style-name="_32_01">s</text:span><text:span text:style-name="_31_"> </text:span><text:span text:style-name="_31_50">t</text:span><text:span text:style-name="_32_15">h</text:span><text:span text:style-name="_33_9">e</text:span><text:span text:style-name="_37_6"> </text:span><text:span text:style-name="_32_01">s</text:span><text:span text:style-name="_32_6">h</text:span><text:span text:style-name="_31_35">o</text:span><text:span text:style-name="_31_79">e</text:span><text:span text:style-name="_35_1">s</text:span><text:span text:style-name="_37_6"> </text:span><text:span text:style-name="_32_22">w</text:span><text:span text:style-name="_32_9">i</text:span><text:span text:style-name="_31_32">t</text:span><text:span text:style-name="_31_95">h</text:span><text:span text:style-name="_31_"> </text:span><text:span text:style-name="_31_44">h</text:span><text:span text:style-name="_32_00">i</text:span><text:span text:style-name="_35_0">m</text:span><text:span text:style-name="_31_50">.</text:span></text:p>
      <text:p text:style-name="P1"><text:span text:style-name="_36_0">T</text:span><text:span text:style-name="_31_40">h</text:span><text:span text:style-name="_31_95">e</text:span><text:span text:style-name="_31_"> </text:span><text:span text:style-name="_31_43">r</text:span><text:span text:style-name="_32_06">e</text:span><text:span text:style-name="_35_1">a</text:span><text:span text:style-name="_31_04">d</text:span><text:span text:style-name="_32_16">e</text:span><text:span text:style-name="_36_0">r</text:span><text:span text:style-name="_37_6"> </text:span><text:span text:style-name="_32_16">m</text:span><text:span text:style-name="_35_3">u</text:span><text:span text:style-name="_31_17">s</text:span><text:span text:style-name="_31_91">t</text:span><text:span text:style-name="_31_"> </text:span><text:span text:style-name="_39_8">a</text:span><text:span text:style-name="_31_79">c</text:span><text:span text:style-name="_34_5">c</text:span><text:span text:style-name="_31_28">e</text:span><text:span text:style-name="_31_76">p</text:span><text:span text:style-name="_34_1">t</text:span><text:span text:style-name="_37_6"> </text:span><text:span text:style-name="_32_10">i</text:span><text:span text:style-name="_35_3">t</text:span><text:span text:style-name="_37_6"> </text:span><text:span text:style-name="_32_16">a</text:span><text:span text:style-name="_32_9">s</text:span><text:span text:style-name="_37_6"> </text:span><text:span text:style-name="_32_00">a</text:span><text:span text:style-name="_31_"> </text:span><text:span text:style-name="_31_35">f</text:span><text:span text:style-name="_32_25">a</text:span><text:span text:style-name="_32_4">c</text:span><text:span text:style-name="_39_6">t</text:span><text:span text:style-name="_31_51"> </text:span><text:span text:style-name="_37_2">t</text:span><text:span text:style-name="_31_28">h</text:span><text:span text:style-name="_32_07">a</text:span><text:span text:style-name="_35_0">t</text:span><text:span text:style-name="_37_6"> </text:span><text:span text:style-name="_31_88">d</text:span><text:span text:style-name="_32_0">i</text:span><text:span text:style-name="_31_47">g</text:span><text:span text:style-name="_31_71">i</text:span><text:span text:style-name="_35_0">t</text:span><text:span text:style-name="_39_5">a</text:span><text:span text:style-name="_32_09">l</text:span><text:span text:style-name="_31_"> </text:span><text:span text:style-name="_31_04">c</text:span><text:span text:style-name="_31_86">o</text:span><text:span text:style-name="_35_9">m</text:span><text:span text:style-name="_31_11">p</text:span><text:span text:style-name="_31_77">u</text:span><text:span text:style-name="_37_1">t</text:span><text:span text:style-name="_31_40">e</text:span><text:span text:style-name="_31_89">r</text:span><text:span text:style-name="_36_5">s</text:span><text:span text:style-name="_37_6"> </text:span><text:span text:style-name="_31_91">c</text:span><text:span text:style-name="_34_5">a</text:span><text:span text:style-name="_31_49">n</text:span><text:span text:style-name="_31_51"> </text:span><text:span text:style-name="_33_0">b</text:span><text:span text:style-name="_31_05">e</text:span><text:span text:style-name="_31_51"> </text:span><text:span text:style-name="_32_7">c</text:span><text:span text:style-name="_39_6">o</text:span><text:span text:style-name="_32_21">n</text:span><text:span text:style-name="_34_4">s</text:span><text:span text:style-name="_31_50">t</text:span><text:span text:style-name="_32_22">r</text:span><text:span text:style-name="_35_9">u</text:span><text:span text:style-name="_39_6">c</text:span><text:span text:style-name="_32_10">t</text:span><text:span text:style-name="_35_7">e</text:span><text:span text:style-name="_31_10">d</text:span><text:span text:style-name="_32_19">,</text:span><text:span text:style-name="_31_"> </text:span><text:span text:style-name="_31_41">a</text:span><text:span text:style-name="_32_16">n</text:span><text:span text:style-name="_35_4">d</text:span><text:span text:style-name="_37_6"> </text:span><text:span text:style-name="_31_76">i</text:span><text:span text:style-name="_36_5">n</text:span><text:span text:style-name="_39_9">d</text:span><text:span text:style-name="_32_07">e</text:span><text:span text:style-name="_32_6">e</text:span><text:span text:style-name="_31_25">d</text:span><text:span text:style-name="_31_51"> </text:span><text:span text:style-name="_34_4">h</text:span><text:span text:style-name="_39_5">a</text:span><text:span text:style-name="_32_06">v</text:span><text:span text:style-name="_35_1">e</text:span><text:span text:style-name="_37_6"> </text:span><text:span text:style-name="_32_25">b</text:span><text:span text:style-name="_34_4">e</text:span><text:span text:style-name="_31_41">e</text:span><text:span text:style-name="_31_71">n</text:span><text:span text:style-name="_31_"> </text:span><text:span text:style-name="_31_11">c</text:span><text:span text:style-name="_31_77">o</text:span><text:span text:style-name="_32_6">n</text:span><text:span text:style-name="_31_26">s</text:span><text:span text:style-name="_32_15">t</text:span><text:span text:style-name="_35_6">r</text:span><text:span text:style-name="_31_04">u</text:span><text:span text:style-name="_31_79">c</text:span><text:span text:style-name="_32_7">t</text:span><text:span text:style-name="_31_14">e</text:span><text:span text:style-name="_31_92">d</text:span><text:span text:style-name="_36_9">,</text:span><text:span text:style-name="_37_6"> </text:span><text:span text:style-name="_31_79">a</text:span><text:span text:style-name="_37_2">c</text:span><text:span text:style-name="_31_47">c</text:span><text:span text:style-name="_32_18">o</text:span><text:span text:style-name="_36_9">r</text:span><text:span text:style-name="_31_01">d</text:span><text:span text:style-name="_31_74">i</text:span><text:span text:style-name="_34_5">n</text:span><text:span text:style-name="_31_05">g</text:span><text:span text:style-name="_31_51"> </text:span><text:span text:style-name="_35_3">t</text:span><text:span text:style-name="_31_29">o</text:span><text:span text:style-name="_31_51"> </text:span><text:span text:style-name="_35_1">t</text:span><text:span text:style-name="_31_25">h</text:span><text:span text:style-name="_32_10">e</text:span><text:span text:style-name="_31_"> </text:span><text:span text:style-name="_31_35">p</text:span><text:span text:style-name="_31_91">r</text:span><text:span text:style-name="_35_3">i</text:span><text:span text:style-name="_31_44">n</text:span><text:span text:style-name="_31_70">c</text:span><text:span text:style-name="_36_0">i</text:span><text:span text:style-name="_31_04">p</text:span><text:span text:style-name="_31_79">l</text:span><text:span text:style-name="_37_1">e</text:span><text:span text:style-name="_31_19">s</text:span><text:span text:style-name="_31_51"> </text:span><text:span text:style-name="_35_9">w</text:span><text:span text:style-name="_31_43">e</text:span><text:span text:style-name="_31_51"> </text:span><text:span text:style-name="_32_4">h</text:span><text:span text:style-name="_31_40">a</text:span><text:span text:style-name="_31_86">v</text:span><text:span text:style-name="_35_4">e</text:span><text:span text:style-name="_37_6"> </text:span><text:span text:style-name="_31_73">d</text:span><text:span text:style-name="_32_7">e</text:span><text:span text:style-name="_31_47">s</text:span><text:span text:style-name="_32_19">c</text:span><text:span text:style-name="_32_0">r</text:span><text:span text:style-name="_31_01">i</text:span><text:span text:style-name="_31_94">b</text:span><text:span text:style-name="_37_5">e</text:span><text:span text:style-name="_31_31">d</text:span><text:span text:style-name="_31_80">,</text:span><text:span text:style-name="_31_"> </text:span><text:span text:style-name="_31_17">a</text:span><text:span text:style-name="_31_73">n</text:span><text:span text:style-name="_32_4">d</text:span><text:span text:style-name="_37_6"> </text:span><text:span text:style-name="_32_00">t</text:span><text:span text:style-name="_34_2">h</text:span><text:span text:style-name="_31_32">a</text:span><text:span text:style-name="_32_21">t</text:span><text:span text:style-name="_31_"> </text:span><text:span text:style-name="_31_13">t</text:span><text:span text:style-name="_31_76">h</text:span><text:span text:style-name="_35_1">e</text:span><text:span text:style-name="_31_31">y</text:span><text:span text:style-name="_31_51"> </text:span><text:span text:style-name="_36_6">c</text:span><text:span text:style-name="_31_34">a</text:span><text:span text:style-name="_31_77">n</text:span><text:span text:style-name="_31_"> </text:span><text:span text:style-name="_31_17">i</text:span><text:span text:style-name="_31_89">n</text:span><text:span text:style-name="_31_"> </text:span><text:span text:style-name="_31_43">f</text:span><text:span text:style-name="_31_86">a</text:span><text:span text:style-name="_37_4">c</text:span><text:span text:style-name="_31_46">t</text:span><text:span text:style-name="_31_51"> </text:span><text:span text:style-name="_33_6">m</text:span><text:span text:style-name="_31_25">i</text:span><text:span text:style-name="_31_74">m</text:span><text:span text:style-name="_34_1">i</text:span><text:span text:style-name="_31_47">c</text:span><text:span text:style-name="_31_51"> </text:span><text:span text:style-name="_32_3">t</text:span><text:span text:style-name="_31_49">h</text:span><text:span text:style-name="_32_19">e</text:span><text:span text:style-name="_31_"> </text:span><text:span text:style-name="_31_16">a</text:span><text:span text:style-name="_31_77">c</text:span><text:span text:style-name="_35_3">t</text:span><text:span text:style-name="_31_16">i</text:span><text:span text:style-name="_32_09">o</text:span><text:span text:style-name="_36_9">n</text:span><text:span text:style-name="_31_47">s</text:span><text:span text:style-name="_31_51"> </text:span><text:span text:style-name="_36_0">o</text:span><text:span text:style-name="_31_29">f</text:span><text:span text:style-name="_31_51"> </text:span><text:span text:style-name="_32_4">a</text:span><text:span text:style-name="_37_6"> </text:span><text:span text:style-name="_31_89">h</text:span><text:span text:style-name="_32_7">u</text:span><text:span text:style-name="_31_25">m</text:span><text:span text:style-name="_32_10">a</text:span><text:span text:style-name="_32_1">n</text:span><text:span text:style-name="_37_6"> </text:span><text:span text:style-name="_31_80">c</text:span><text:span text:style-name="_37_4">o</text:span><text:span text:style-name="_31_26">m</text:span><text:span text:style-name="_32_18">p</text:span><text:span text:style-name="_35_9">u</text:span><text:span text:style-name="_31_41">t</text:span><text:span text:style-name="_31_77">e</text:span><text:span text:style-name="_34_4">r</text:span><text:span text:style-name="_37_6"> </text:span><text:span text:style-name="_31_71">v</text:span><text:span text:style-name="_36_6">e</text:span><text:span text:style-name="_31_16">r</text:span><text:span text:style-name="_32_04">y</text:span><text:span text:style-name="_31_"> </text:span><text:span text:style-name="_31_11">c</text:span><text:span text:style-name="_32_10">l</text:span><text:span text:style-name="_35_9">o</text:span><text:span text:style-name="_31_05">s</text:span><text:span text:style-name="_32_22">e</text:span><text:span text:style-name="_36_9">l</text:span><text:span text:style-name="_31_46">y</text:span><text:span text:style-name="_31_94">.</text:span></text:p>
      <text:p text:style-name="P1"><text:span text:style-name="_31_20">T</text:span><text:span text:style-name="_32_16">h</text:span><text:span text:style-name="_37_4">e</text:span><text:span text:style-name="_37_6"> </text:span><text:span text:style-name="_31_95">b</text:span><text:span text:style-name="_32_6">o</text:span><text:span text:style-name="_39_6">o</text:span><text:span text:style-name="_32_24">k</text:span><text:span text:style-name="_31_"> </text:span><text:span text:style-name="_31_10">o</text:span><text:span text:style-name="_31_92">f</text:span><text:span text:style-name="_31_"> </text:span><text:span text:style-name="_31_11">r</text:span><text:span text:style-name="_32_07">u</text:span><text:span text:style-name="_36_0">l</text:span><text:span text:style-name="_31_49">e</text:span><text:span text:style-name="_32_04">s</text:span><text:span text:style-name="_31_"> </text:span><text:span text:style-name="_39_9">w</text:span><text:span text:style-name="_31_77">h</text:span><text:span text:style-name="_35_0">i</text:span><text:span text:style-name="_39_8">c</text:span><text:span text:style-name="_31_85">h</text:span><text:span text:style-name="_31_"> </text:span><text:span text:style-name="_31_04">w</text:span><text:span text:style-name="_31_71">e</text:span><text:span text:style-name="_31_"> </text:span><text:span text:style-name="_31_44">h</text:span><text:span text:style-name="_31_91">a</text:span><text:span text:style-name="_35_0">v</text:span><text:span text:style-name="_31_10">e</text:span><text:span text:style-name="_31_51"> </text:span><text:span text:style-name="_33_8">d</text:span><text:span text:style-name="_31_50">e</text:span><text:span text:style-name="_31_74">s</text:span><text:span text:style-name="_36_9">c</text:span><text:span text:style-name="_31_05">r</text:span><text:span text:style-name="_31_71">i</text:span><text:span text:style-name="_36_5">b</text:span><text:span text:style-name="_31_34">e</text:span><text:span text:style-name="_32_10">d</text:span><text:span text:style-name="_31_"> </text:span><text:span text:style-name="_31_43">o</text:span><text:span text:style-name="_32_21">u</text:span><text:span text:style-name="_32_1">r</text:span><text:span text:style-name="_37_6"> </text:span><text:span text:style-name="_32_07">h</text:span><text:span text:style-name="_35_9">u</text:span><text:span text:style-name="_31_20">m</text:span><text:span text:style-name="_31_95">a</text:span><text:span text:style-name="_37_5">n</text:span><text:span text:style-name="_37_6"> </text:span><text:span text:style-name="_32_07">c</text:span><text:span text:style-name="_34_5">o</text:span><text:span text:style-name="_31_44">m</text:span><text:span text:style-name="_32_24">p</text:span><text:span text:style-name="_36_8">u</text:span><text:span text:style-name="_31_04">t</text:span><text:span text:style-name="_31_94">e</text:span><text:span text:style-name="_34_2">r</text:span><text:span text:style-name="_37_6"> </text:span><text:span text:style-name="_32_21">a</text:span><text:span text:style-name="_35_1">s</text:span><text:span text:style-name="_37_6"> </text:span><text:span text:style-name="_32_19">u</text:span><text:span text:style-name="_33_9">s</text:span><text:span text:style-name="_31_05">i</text:span><text:span text:style-name="_32_04">n</text:span><text:span text:style-name="_35_0">g</text:span><text:span text:style-name="_37_6"> </text:span><text:span text:style-name="_31_88">i</text:span><text:span text:style-name="_36_5">s</text:span><text:span text:style-name="_37_6"> </text:span><text:span text:style-name="_32_24">o</text:span><text:span text:style-name="_32_3">f</text:span><text:span text:style-name="_37_6"> </text:span><text:span text:style-name="_32_01">c</text:span><text:span text:style-name="_35_6">o</text:span><text:span text:style-name="_31_31">u</text:span><text:span text:style-name="_31_74">r</text:span><text:span text:style-name="_35_0">s</text:span><text:span text:style-name="_31_40">e</text:span><text:span text:style-name="_31_51"> </text:span><text:span text:style-name="_32_3">a</text:span><text:span text:style-name="_37_6"> </text:span><text:span text:style-name="_31_95">c</text:span><text:span text:style-name="_33_9">o</text:span><text:span text:style-name="_31_50">n</text:span><text:span text:style-name="_32_16">v</text:span><text:span text:style-name="_32_0">e</text:span><text:span text:style-name="_31_32">n</text:span><text:span text:style-name="_31_80">i</text:span><text:span text:style-name="_35_4">e</text:span><text:span text:style-name="_39_9">n</text:span><text:span text:style-name="_32_07">t</text:span><text:span text:style-name="_31_"> </text:span><text:span text:style-name="_31_05">f</text:span><text:span text:style-name="_31_91">i</text:span><text:span text:style-name="_35_9">c</text:span><text:span text:style-name="_31_44">t</text:span><text:span text:style-name="_32_00">i</text:span><text:span text:style-name="_35_3">o</text:span><text:span text:style-name="_31_04">n</text:span><text:span text:style-name="_31_77">.</text:span><text:span text:style-name="_31_"> </text:span><text:span text:style-name="_39_8">A</text:span><text:span text:style-name="_32_04">c</text:span><text:span text:style-name="_34_1">t</text:span><text:span text:style-name="_31_25">u</text:span><text:span text:style-name="_32_24">a</text:span><text:span text:style-name="_33_8">l</text:span><text:span text:style-name="_37_6"> </text:span><text:span text:style-name="_32_19">h</text:span><text:span text:style-name="_33_5">u</text:span><text:span text:style-name="_31_35">m</text:span><text:span text:style-name="_32_06">a</text:span><text:span text:style-name="_35_1">n</text:span><text:span text:style-name="_37_6"> </text:span><text:span text:style-name="_31_89">c</text:span><text:span text:style-name="_35_9">o</text:span><text:span text:style-name="_31_50">m</text:span><text:span text:style-name="_32_19">p</text:span><text:span text:style-name="_35_9">u</text:span><text:span text:style-name="_39_9">t</text:span><text:span text:style-name="_32_16">e</text:span><text:span text:style-name="_36_9">r</text:span><text:span text:style-name="_31_05">s</text:span><text:span text:style-name="_31_51"> </text:span><text:span text:style-name="_35_9">r</text:span><text:span text:style-name="_31_32">e</text:span><text:span text:style-name="_31_71">a</text:span><text:span text:style-name="_36_5">l</text:span><text:span text:style-name="_31_47">l</text:span><text:span text:style-name="_31_79">y</text:span><text:span text:style-name="_31_"> </text:span><text:span text:style-name="_31_44">r</text:span><text:span text:style-name="_32_18">e</text:span><text:span text:style-name="_33_6">m</text:span><text:span text:style-name="_31_31">e</text:span><text:span text:style-name="_31_92">m</text:span><text:span text:style-name="_36_5">b</text:span><text:span text:style-name="_31_31">e</text:span><text:span text:style-name="_31_95">r</text:span><text:span text:style-name="_31_"> </text:span><text:span text:style-name="_31_41">w</text:span><text:span text:style-name="_31_73">h</text:span><text:span text:style-name="_35_7">a</text:span><text:span text:style-name="_31_32">t</text:span><text:span text:style-name="_31_51"> </text:span><text:span text:style-name="_33_8">t</text:span><text:span text:style-name="_31_20">h</text:span><text:span text:style-name="_31_86">e</text:span><text:span text:style-name="_36_0">y</text:span><text:span text:style-name="_37_6"> </text:span><text:span text:style-name="_32_06">h</text:span><text:span text:style-name="_36_8">a</text:span><text:span text:style-name="_31_32">v</text:span><text:span text:style-name="_32_00">e</text:span><text:span text:style-name="_31_"> </text:span><text:span text:style-name="_31_31">g</text:span><text:span text:style-name="_31_86">o</text:span><text:span text:style-name="_37_4">t</text:span><text:span text:style-name="_37_6"> </text:span><text:span text:style-name="_31_91">t</text:span><text:span text:style-name="_33_6">o</text:span><text:span text:style-name="_37_6"> </text:span><text:span text:style-name="_31_86">d</text:span><text:span text:style-name="_32_6">o</text:span><text:span text:style-name="_31_02">.</text:span><text:span text:style-name="_31_51"> </text:span><text:span text:style-name="_35_7">I</text:span><text:span text:style-name="_31_49">f</text:span><text:span text:style-name="_31_51"> </text:span><text:span text:style-name="_32_1">o</text:span><text:span text:style-name="_31_32">n</text:span><text:span text:style-name="_31_73">e</text:span><text:span text:style-name="_31_"> </text:span><text:span text:style-name="_31_43">w</text:span><text:span text:style-name="_31_91">a</text:span><text:span text:style-name="_36_0">n</text:span><text:span text:style-name="_39_9">t</text:span><text:span text:style-name="_32_18">s</text:span><text:span text:style-name="_31_"> </text:span><text:span text:style-name="_31_31">t</text:span><text:span text:style-name="_31_95">o</text:span><text:span text:style-name="_31_"> </text:span><text:span text:style-name="_31_25">m</text:span><text:span text:style-name="_31_79">a</text:span><text:span text:style-name="_33_9">k</text:span><text:span text:style-name="_31_47">e</text:span><text:span text:style-name="_31_51"> </text:span><text:span text:style-name="_33_6">a</text:span><text:span text:style-name="_37_6"> </text:span><text:span text:style-name="_31_95">m</text:span><text:span text:style-name="_32_3">a</text:span><text:span text:style-name="_31_31">c</text:span><text:span text:style-name="_32_25">h</text:span><text:span text:style-name="_32_1">i</text:span><text:span text:style-name="_31_28">n</text:span><text:span text:style-name="_31_71">e</text:span><text:span text:style-name="_31_"> </text:span><text:span text:style-name="_31_26">m</text:span><text:span text:style-name="_32_18">i</text:span><text:span text:style-name="_34_2">m</text:span><text:span text:style-name="_31_43">i</text:span><text:span text:style-name="_31_89">c</text:span><text:span text:style-name="_31_"> </text:span><text:span text:style-name="_39_6">t</text:span><text:span text:style-name="_32_07">h</text:span><text:span text:style-name="_32_0">e</text:span><text:span text:style-name="_37_6"> </text:span><text:span text:style-name="_32_19">b</text:span><text:span text:style-name="_35_0">e</text:span><text:span text:style-name="_31_40">h</text:span><text:span text:style-name="_31_95">a</text:span><text:span text:style-name="_36_5">v</text:span><text:span text:style-name="_31_40">i</text:span><text:span text:style-name="_31_92">o</text:span><text:span text:style-name="_33_5">u</text:span><text:span text:style-name="_31_17">r</text:span><text:span text:style-name="_31_51"> </text:span><text:span text:style-name="_36_6">o</text:span><text:span text:style-name="_31_25">f</text:span><text:span text:style-name="_31_51"> </text:span><text:span text:style-name="_35_0">t</text:span><text:span text:style-name="_31_19">h</text:span><text:span text:style-name="_32_18">e</text:span><text:span text:style-name="_31_"> </text:span><text:span text:style-name="_39_5">h</text:span><text:span text:style-name="_32_00">u</text:span><text:span text:style-name="_35_6">m</text:span><text:span text:style-name="_39_9">a</text:span><text:span text:style-name="_31_79">n</text:span><text:span text:style-name="_31_"> </text:span><text:span text:style-name="_31_49">c</text:span><text:span text:style-name="_32_25">o</text:span><text:span text:style-name="_33_6">m</text:span><text:span text:style-name="_31_04">p</text:span><text:span text:style-name="_31_74">u</text:span><text:span text:style-name="_32_9">t</text:span><text:span text:style-name="_31_17">e</text:span><text:span text:style-name="_31_79">r</text:span><text:span text:style-name="_31_"> </text:span><text:span text:style-name="_31_35">i</text:span><text:span text:style-name="_31_89">n</text:span><text:span text:style-name="_31_"> </text:span><text:span text:style-name="_31_13">s</text:span><text:span text:style-name="_32_09">o</text:span><text:span text:style-name="_35_7">m</text:span><text:span text:style-name="_31_46">e</text:span><text:span text:style-name="_31_51"> </text:span><text:span text:style-name="_35_4">c</text:span><text:span text:style-name="_31_05">o</text:span><text:span text:style-name="_32_00">m</text:span><text:span text:style-name="_32_6">p</text:span><text:span text:style-name="_39_5">l</text:span><text:span text:style-name="_31_86">e</text:span><text:span text:style-name="_32_3">x</text:span><text:span text:style-name="_37_6"> </text:span><text:span text:style-name="_32_07">o</text:span><text:span text:style-name="_35_1">p</text:span><text:span text:style-name="_31_13">e</text:span><text:span text:style-name="_31_77">r</text:span><text:span text:style-name="_33_5">a</text:span><text:span text:style-name="_39_8">t</text:span><text:span text:style-name="_31_91">i</text:span><text:span text:style-name="_34_2">o</text:span><text:span text:style-name="_31_14">n</text:span><text:span text:style-name="_31_51"> </text:span><text:span text:style-name="_35_0">o</text:span><text:span text:style-name="_31_50">n</text:span><text:span text:style-name="_32_10">e</text:span><text:span text:style-name="_31_"> </text:span><text:span text:style-name="_31_20">h</text:span><text:span text:style-name="_31_86">a</text:span><text:span text:style-name="_32_7">s</text:span><text:span text:style-name="_37_6"> </text:span><text:span text:style-name="_32_10">t</text:span><text:span text:style-name="_34_4">o</text:span><text:span text:style-name="_37_6"> </text:span><text:span text:style-name="_31_70">a</text:span><text:span text:style-name="_36_9">s</text:span><text:span text:style-name="_31_47">k</text:span><text:span text:style-name="_31_51"> </text:span><text:span text:style-name="_35_1">h</text:span><text:span text:style-name="_31_16">i</text:span><text:span text:style-name="_32_22">m</text:span><text:span text:style-name="_31_"> </text:span><text:span text:style-name="_39_8">h</text:span><text:span text:style-name="_31_70">o</text:span><text:span text:style-name="_37_5">w</text:span><text:span text:style-name="_37_6"> </text:span><text:span text:style-name="_32_10">i</text:span><text:span text:style-name="_35_0">t</text:span><text:span text:style-name="_37_6"> </text:span><text:span text:style-name="_31_76">i</text:span><text:span text:style-name="_35_1">s</text:span><text:span text:style-name="_37_6"> </text:span><text:span text:style-name="_31_77">d</text:span><text:span text:style-name="_34_5">o</text:span><text:span text:style-name="_31_32">n</text:span><text:span text:style-name="_32_07">e</text:span><text:span text:style-name="_32_4">,</text:span><text:span text:style-name="_37_6"> </text:span><text:span text:style-name="_32_21">a</text:span><text:span text:style-name="_37_2">n</text:span><text:span text:style-name="_31_28">d</text:span><text:span text:style-name="_31_51"> </text:span><text:span text:style-name="_36_8">t</text:span><text:span text:style-name="_31_16">h</text:span><text:span text:style-name="_32_25">e</text:span><text:span text:style-name="_36_8">n</text:span><text:span text:style-name="_37_6"> </text:span><text:span text:style-name="_31_89">t</text:span><text:span text:style-name="_36_0">r</text:span><text:span text:style-name="_31_41">a</text:span><text:span text:style-name="_31_73">n</text:span><text:span text:style-name="_32_9">s</text:span><text:span text:style-name="_31_44">l</text:span><text:span text:style-name="_32_04">a</text:span><text:span text:style-name="_36_8">t</text:span><text:span text:style-name="_31_50">e</text:span><text:span text:style-name="_31_51"> </text:span><text:span text:style-name="_32_9">t</text:span><text:span text:style-name="_39_5">h</text:span><text:span text:style-name="_32_06">e</text:span><text:span text:style-name="_31_"> </text:span><text:span text:style-name="_31_11">a</text:span><text:span text:style-name="_32_04">n</text:span><text:span text:style-name="_37_4">s</text:span><text:span text:style-name="_31_40">w</text:span><text:span text:style-name="_31_88">e</text:span><text:span text:style-name="_35_0">r</text:span><text:span text:style-name="_37_6"> </text:span><text:span text:style-name="_31_92">i</text:span><text:span text:style-name="_34_5">n</text:span><text:span text:style-name="_31_13">t</text:span><text:span text:style-name="_31_95">o</text:span><text:span text:style-name="_31_"> </text:span><text:span text:style-name="_39_9">t</text:span><text:span text:style-name="_32_07">h</text:span><text:span text:style-name="_32_4">e</text:span><text:span text:style-name="_37_6"> </text:span><text:span text:style-name="_32_10">f</text:span><text:span text:style-name="_35_7">o</text:span><text:span text:style-name="_31_40">r</text:span><text:span text:style-name="_32_00">m</text:span><text:span text:style-name="_31_"> </text:span><text:span text:style-name="_31_02">o</text:span><text:span text:style-name="_31_80">f</text:span><text:span text:style-name="_31_"> </text:span><text:span text:style-name="_31_40">a</text:span><text:span text:style-name="_32_03">n</text:span><text:span text:style-name="_31_"> </text:span><text:span text:style-name="_31_32">i</text:span><text:span text:style-name="_31_74">n</text:span><text:span text:style-name="_36_6">s</text:span><text:span text:style-name="_31_13">t</text:span><text:span text:style-name="_32_06">r</text:span><text:span text:style-name="_32_3">u</text:span><text:span text:style-name="_31_19">c</text:span><text:span text:style-name="_31_92">t</text:span><text:span text:style-name="_33_6">i</text:span><text:span text:style-name="_31_11">o</text:span><text:span text:style-name="_31_76">n</text:span><text:span text:style-name="_31_"> </text:span><text:span text:style-name="_31_32">t</text:span><text:span text:style-name="_32_22">a</text:span><text:span text:style-name="_36_0">b</text:span><text:span text:style-name="_31_14">l</text:span><text:span text:style-name="_31_95">e</text:span><text:span text:style-name="_36_8">.</text:span><text:span text:style-name="_37_6"> </text:span><text:span text:style-name="_32_04">C</text:span><text:span text:style-name="_36_8">o</text:span><text:span text:style-name="_31_41">n</text:span><text:span text:style-name="_31_86">s</text:span><text:span text:style-name="_34_5">t</text:span><text:span text:style-name="_31_29">r</text:span><text:span text:style-name="_32_03">u</text:span><text:span text:style-name="_36_9">c</text:span><text:span text:style-name="_31_17">t</text:span><text:span text:style-name="_32_25">i</text:span><text:span text:style-name="_36_9">n</text:span><text:span text:style-name="_39_8">g</text:span><text:span text:style-name="_31_51"> </text:span><text:span text:style-name="_34_1">i</text:span><text:span text:style-name="_31_11">n</text:span><text:span text:style-name="_31_91">s</text:span><text:span text:style-name="_37_4">t</text:span><text:span text:style-name="_31_05">r</text:span><text:span text:style-name="_31_88">u</text:span><text:span text:style-name="_34_5">c</text:span><text:span text:style-name="_31_50">t</text:span><text:span text:style-name="_32_15">i</text:span><text:span text:style-name="_32_0">o</text:span><text:span text:style-name="_31_04">n</text:span><text:span text:style-name="_31_51"> </text:span><text:span text:style-name="_36_6">t</text:span><text:span text:style-name="_31_28">a</text:span><text:span text:style-name="_32_21">b</text:span><text:span text:style-name="_32_9">l</text:span><text:span text:style-name="_39_5">e</text:span><text:span text:style-name="_31_76">s</text:span><text:span text:style-name="_31_"> </text:span><text:span text:style-name="_31_04">i</text:span><text:span text:style-name="_31_88">s</text:span><text:span text:style-name="_31_"> </text:span><text:span text:style-name="_31_32">u</text:span><text:span text:style-name="_32_16">s</text:span><text:span text:style-name="_34_2">u</text:span><text:span text:style-name="_31_32">a</text:span><text:span text:style-name="_32_22">l</text:span><text:span text:style-name="_35_7">l</text:span><text:span text:style-name="_31_13">y</text:span><text:span text:style-name="_31_51"> </text:span><text:span text:style-name="_32_3">d</text:span><text:span text:style-name="_31_28">e</text:span><text:span text:style-name="_32_16">s</text:span><text:span text:style-name="_35_1">c</text:span><text:span text:style-name="_31_13">r</text:span><text:span text:style-name="_32_06">i</text:span><text:span text:style-name="_35_3">b</text:span><text:span text:style-name="_31_31">e</text:span><text:span text:style-name="_32_19">d</text:span><text:span text:style-name="_31_"> </text:span><text:span text:style-name="_39_6">a</text:span><text:span text:style-name="_32_00">s</text:span><text:span text:style-name="_31_"> </text:span><text:span text:style-name="_31_16">"</text:span><text:span text:style-name="_31_88">p</text:span><text:span text:style-name="_32_4">r</text:span><text:span text:style-name="_39_8">o</text:span><text:span text:style-name="_32_03">g</text:span><text:span text:style-name="_35_1">r</text:span><text:span text:style-name="_31_32">a</text:span><text:span text:style-name="_31_94">m</text:span><text:span text:style-name="_34_5">m</text:span><text:span text:style-name="_31_02">i</text:span><text:span text:style-name="_31_89">n</text:span><text:span text:style-name="_34_1">g</text:span><text:span text:style-name="_31_49">.</text:span><text:span text:style-name="_32_22">"</text:span><text:span text:style-name="_31_"> </text:span><text:span text:style-name="_31_35">T</text:span><text:span text:style-name="_31_73">o</text:span><text:span text:style-name="_31_"> </text:span><text:span text:style-name="_31_10">"</text:span><text:span text:style-name="_32_07">p</text:span><text:span text:style-name="_35_4">r</text:span><text:span text:style-name="_31_20">o</text:span><text:span text:style-name="_32_03">g</text:span><text:span text:style-name="_32_0">r</text:span><text:span text:style-name="_31_34">a</text:span><text:span text:style-name="_31_85">m</text:span><text:span text:style-name="_35_4">m</text:span><text:span text:style-name="_31_02">e</text:span><text:span text:style-name="_31_51"> </text:span><text:span text:style-name="_34_4">a</text:span><text:span text:style-name="_37_6"> </text:span><text:span text:style-name="_32_24">m</text:span><text:span text:style-name="_33_8">a</text:span><text:span text:style-name="_31_04">c</text:span><text:span text:style-name="_31_94">h</text:span><text:span text:style-name="_34_5">i</text:span><text:span text:style-name="_31_40">n</text:span><text:span text:style-name="_32_04">e</text:span><text:span text:style-name="_31_"> </text:span><text:span text:style-name="_31_46">t</text:span><text:span text:style-name="_31_76">o</text:span><text:span text:style-name="_31_"> </text:span><text:span text:style-name="_31_35">c</text:span><text:span text:style-name="_31_71">a</text:span><text:span text:style-name="_33_8">r</text:span><text:span text:style-name="_31_31">r</text:span><text:span text:style-name="_31_85">y</text:span><text:span text:style-name="_31_"> </text:span><text:span text:style-name="_31_20">o</text:span><text:span text:style-name="_32_07">u</text:span><text:span text:style-name="_36_0">t</text:span><text:span text:style-name="_37_6"> </text:span><text:span text:style-name="_31_77">t</text:span><text:span text:style-name="_35_6">h</text:span><text:span text:style-name="_31_10">e</text:span><text:span text:style-name="_31_51"> </text:span><text:span text:style-name="_35_7">o</text:span><text:span text:style-name="_31_29">p</text:span><text:span text:style-name="_32_10">e</text:span><text:span text:style-name="_35_3">r</text:span><text:span text:style-name="_31_11">a</text:span><text:span text:style-name="_32_04">t</text:span><text:span text:style-name="_33_9">i</text:span><text:span text:style-name="_31_10">o</text:span><text:span text:style-name="_32_18">n</text:span><text:span text:style-name="_31_"> </text:span><text:span text:style-name="_31_28">A</text:span><text:span text:style-name="_31_86">"</text:span><text:span text:style-name="_31_"> </text:span><text:span text:style-name="_39_9">m</text:span><text:span text:style-name="_31_76">e</text:span><text:span text:style-name="_32_1">a</text:span><text:span text:style-name="_31_32">n</text:span><text:span text:style-name="_31_94">s</text:span><text:span text:style-name="_31_"> </text:span><text:span text:style-name="_31_14">t</text:span><text:span text:style-name="_31_71">o</text:span><text:span text:style-name="_31_"> </text:span><text:span text:style-name="_39_8">p</text:span><text:span text:style-name="_31_80">u</text:span><text:span text:style-name="_37_5">t</text:span><text:span text:style-name="_37_6"> </text:span><text:span text:style-name="_31_92">t</text:span><text:span text:style-name="_32_4">h</text:span><text:span text:style-name="_31_05">e</text:span><text:span text:style-name="_31_51"> </text:span><text:span text:style-name="_33_0">a</text:span><text:span text:style-name="_31_13">p</text:span><text:span text:style-name="_32_24">p</text:span><text:span text:style-name="_34_1">r</text:span><text:span text:style-name="_31_05">o</text:span><text:span text:style-name="_32_15">p</text:span><text:span text:style-name="_32_4">r</text:span><text:span text:style-name="_31_31">i</text:span><text:span text:style-name="_32_09">a</text:span><text:span text:style-name="_35_7">t</text:span><text:span text:style-name="_31_25">e</text:span><text:span text:style-name="_31_51"> </text:span><text:span text:style-name="_33_6">i</text:span><text:span text:style-name="_31_46">n</text:span><text:span text:style-name="_32_18">s</text:span><text:span text:style-name="_36_0">t</text:span><text:span text:style-name="_31_04">r</text:span><text:span text:style-name="_32_00">u</text:span><text:span text:style-name="_34_5">c</text:span><text:span text:style-name="_31_16">t</text:span><text:span text:style-name="_31_71">i</text:span><text:span text:style-name="_32_9">o</text:span><text:span text:style-name="_31_46">n</text:span><text:span text:style-name="_31_51"> </text:span><text:span text:style-name="_37_2">t</text:span><text:span text:style-name="_31_16">a</text:span><text:span text:style-name="_32_09">b</text:span><text:span text:style-name="_35_0">l</text:span><text:span text:style-name="_31_32">e</text:span><text:span text:style-name="_31_51"> </text:span><text:span text:style-name="_33_0">i</text:span><text:span text:style-name="_31_25">n</text:span><text:span text:style-name="_31_91">t</text:span><text:span text:style-name="_32_6">o</text:span><text:span text:style-name="_37_6"> </text:span><text:span text:style-name="_32_00">t</text:span><text:span text:style-name="_36_6">h</text:span><text:span text:style-name="_31_50">e</text:span><text:span text:style-name="_31_51"> </text:span><text:span text:style-name="_32_9">m</text:span><text:span text:style-name="_31_04">a</text:span><text:span text:style-name="_32_00">c</text:span><text:span text:style-name="_32_1">h</text:span><text:span text:style-name="_39_5">i</text:span><text:span text:style-name="_31_91">n</text:span><text:span text:style-name="_35_6">e</text:span><text:span text:style-name="_37_6"> </text:span><text:span text:style-name="_32_06">s</text:span><text:span text:style-name="_35_0">o</text:span><text:span text:style-name="_37_6"> </text:span><text:span text:style-name="_32_10">t</text:span><text:span text:style-name="_32_3">h</text:span><text:span text:style-name="_31_25">a</text:span><text:span text:style-name="_32_15">t</text:span><text:span text:style-name="_31_"> </text:span><text:span text:style-name="_31_13">i</text:span><text:span text:style-name="_32_04">t</text:span><text:span text:style-name="_31_"> </text:span><text:span text:style-name="_31_28">w</text:span><text:span text:style-name="_32_06">i</text:span><text:span text:style-name="_33_6">l</text:span><text:span text:style-name="_31_16">l</text:span><text:span text:style-name="_31_51"> </text:span><text:span text:style-name="_36_9">d</text:span><text:span text:style-name="_31_28">o</text:span><text:span text:style-name="_31_51"> </text:span><text:span text:style-name="_36_6">A</text:span><text:span text:style-name="_31_29">.</text:span></text:p>
      <text:p text:style-name="P1"><text:span text:style-name="_33_5">A</text:span><text:span text:style-name="_31_19">n</text:span><text:span text:style-name="_31_51"> </text:span><text:span text:style-name="_36_0">i</text:span><text:span text:style-name="_31_19">n</text:span><text:span text:style-name="_32_22">t</text:span><text:span text:style-name="_36_6">e</text:span><text:span text:style-name="_31_10">r</text:span><text:span text:style-name="_31_86">e</text:span><text:span text:style-name="_32_1">s</text:span><text:span text:style-name="_31_13">t</text:span><text:span text:style-name="_31_86">i</text:span><text:span text:style-name="_36_0">n</text:span><text:span text:style-name="_31_10">g</text:span><text:span text:style-name="_31_51"> </text:span><text:span text:style-name="_36_8">v</text:span><text:span text:style-name="_31_34">a</text:span><text:span text:style-name="_31_86">r</text:span><text:span text:style-name="_36_6">i</text:span><text:span text:style-name="_31_32">a</text:span><text:span text:style-name="_32_01">n</text:span><text:span text:style-name="_32_9">t</text:span><text:span text:style-name="_37_6"> </text:span><text:span text:style-name="_32_06">o</text:span><text:span text:style-name="_32_1">n</text:span><text:span text:style-name="_37_6"> </text:span><text:span text:style-name="_31_71">t</text:span><text:span text:style-name="_34_4">h</text:span><text:span text:style-name="_31_49">e</text:span><text:span text:style-name="_31_51"> </text:span><text:span text:style-name="_36_9">i</text:span><text:span text:style-name="_31_26">d</text:span><text:span text:style-name="_31_88">e</text:span><text:span text:style-name="_36_8">a</text:span><text:span text:style-name="_37_6"> </text:span><text:span text:style-name="_31_91">o</text:span><text:span text:style-name="_33_0">f</text:span><text:span text:style-name="_37_6"> </text:span><text:span text:style-name="_32_18">a</text:span><text:span text:style-name="_31_"> </text:span><text:span text:style-name="_31_14">d</text:span><text:span text:style-name="_32_25">i</text:span><text:span text:style-name="_36_9">g</text:span><text:span text:style-name="_31_41">i</text:span><text:span text:style-name="_31_94">t</text:span><text:span text:style-name="_33_6">a</text:span><text:span text:style-name="_31_26">l</text:span><text:span text:style-name="_31_51"> </text:span><text:span text:style-name="_37_4">c</text:span><text:span text:style-name="_31_41">o</text:span><text:span text:style-name="_31_74">m</text:span><text:span text:style-name="_35_4">p</text:span><text:span text:style-name="_31_10">u</text:span><text:span text:style-name="_31_95">t</text:span><text:span text:style-name="_34_2">e</text:span><text:span text:style-name="_31_32">r</text:span><text:span text:style-name="_31_51"> </text:span><text:span text:style-name="_36_9">i</text:span><text:span text:style-name="_31_31">s</text:span><text:span text:style-name="_31_51"> </text:span><text:span text:style-name="_37_2">a</text:span><text:span text:style-name="_37_6"> </text:span><text:span text:style-name="_31_91">"</text:span><text:span text:style-name="_37_5">d</text:span><text:span text:style-name="_31_49">i</text:span><text:span text:style-name="_31_76">g</text:span><text:span text:style-name="_32_6">i</text:span><text:span text:style-name="_31_43">t</text:span><text:span text:style-name="_32_16">a</text:span><text:span text:style-name="_32_4">l</text:span><text:span text:style-name="_37_6"> </text:span><text:span text:style-name="_31_94">c</text:span><text:span text:style-name="_34_4">o</text:span><text:span text:style-name="_31_10">m</text:span><text:span text:style-name="_31_77">p</text:span><text:span text:style-name="_37_2">u</text:span><text:span text:style-name="_31_10">t</text:span><text:span text:style-name="_32_06">e</text:span><text:span text:style-name="_34_1">r</text:span><text:span text:style-name="_37_6"> </text:span><text:span text:style-name="_32_01">w</text:span><text:span text:style-name="_36_5">i</text:span><text:span text:style-name="_39_6">t</text:span><text:span text:style-name="_32_07">h</text:span><text:span text:style-name="_31_"> </text:span><text:span text:style-name="_31_14">a</text:span><text:span text:style-name="_31_51"> </text:span><text:span text:style-name="_35_3">r</text:span><text:span text:style-name="_31_41">a</text:span><text:span text:style-name="_31_85">n</text:span><text:span text:style-name="_36_0">d</text:span><text:span text:style-name="_31_16">o</text:span><text:span text:style-name="_31_70">m</text:span><text:span text:style-name="_31_"> </text:span><text:span text:style-name="_31_43">e</text:span><text:span text:style-name="_32_16">l</text:span><text:span text:style-name="_32_3">e</text:span><text:span text:style-name="_31_11">m</text:span><text:span text:style-name="_31_71">e</text:span><text:span text:style-name="_37_2">n</text:span><text:span text:style-name="_39_9">t</text:span><text:span text:style-name="_32_16">.</text:span><text:span text:style-name="_37_5">"</text:span><text:span text:style-name="_37_6"> </text:span><text:span text:style-name="_32_03">T</text:span><text:span text:style-name="_33_0">h</text:span><text:span text:style-name="_39_5">e</text:span><text:span text:style-name="_32_18">s</text:span><text:span text:style-name="_35_1">e</text:span><text:span text:style-name="_37_6"> </text:span><text:span text:style-name="_31_70">h</text:span><text:span text:style-name="_32_1">a</text:span><text:span text:style-name="_31_43">v</text:span><text:span text:style-name="_32_10">e</text:span><text:span text:style-name="_31_"> </text:span><text:span text:style-name="_31_47">i</text:span><text:span text:style-name="_31_80">n</text:span><text:span text:style-name="_35_3">s</text:span><text:span text:style-name="_31_10">t</text:span><text:span text:style-name="_31_92">r</text:span><text:span text:style-name="_32_3">u</text:span><text:span text:style-name="_31_43">c</text:span><text:span text:style-name="_32_24">t</text:span><text:span text:style-name="_37_2">i</text:span><text:span text:style-name="_31_16">o</text:span><text:span text:style-name="_32_21">n</text:span><text:span text:style-name="_32_0">s</text:span><text:span text:style-name="_37_6"> </text:span><text:span text:style-name="_31_85">i</text:span><text:span text:style-name="_32_6">n</text:span><text:span text:style-name="_31_50">v</text:span><text:span text:style-name="_31_71">o</text:span><text:span text:style-name="_34_1">l</text:span><text:span text:style-name="_31_10">v</text:span><text:span text:style-name="_32_07">i</text:span><text:span text:style-name="_35_9">n</text:span><text:span text:style-name="_31_34">g</text:span><text:span text:style-name="_31_51"> </text:span><text:span text:style-name="_33_8">t</text:span><text:span text:style-name="_31_32">h</text:span><text:span text:style-name="_31_92">e</text:span><text:span text:style-name="_31_"> </text:span><text:span text:style-name="_31_19">t</text:span><text:span text:style-name="_31_94">h</text:span><text:span text:style-name="_34_5">r</text:span><text:span text:style-name="_31_04">o</text:span><text:span text:style-name="_31_76">w</text:span><text:span text:style-name="_35_7">i</text:span><text:span text:style-name="_31_28">n</text:span><text:span text:style-name="_31_71">g</text:span><text:span text:style-name="_31_"> </text:span><text:span text:style-name="_39_8">o</text:span><text:span text:style-name="_31_89">f</text:span><text:span text:style-name="_31_"> </text:span><text:span text:style-name="_39_8">a</text:span><text:span text:style-name="_31_51"> </text:span><text:span text:style-name="_33_9">d</text:span><text:span text:style-name="_39_8">i</text:span><text:span text:style-name="_31_74">e</text:span><text:span text:style-name="_31_"> </text:span><text:span text:style-name="_31_04">o</text:span><text:span text:style-name="_32_00">r</text:span><text:span text:style-name="_31_"> </text:span><text:span text:style-name="_31_14">s</text:span><text:span text:style-name="_32_22">o</text:span><text:span text:style-name="_36_6">m</text:span><text:span text:style-name="_39_6">e</text:span><text:span text:style-name="_31_51"> </text:span><text:span text:style-name="_35_0">e</text:span><text:span text:style-name="_31_32">q</text:span><text:span text:style-name="_32_01">u</text:span><text:span text:style-name="_35_6">i</text:span><text:span text:style-name="_31_43">v</text:span><text:span text:style-name="_31_80">a</text:span><text:span text:style-name="_33_0">l</text:span><text:span text:style-name="_31_31">e</text:span><text:span text:style-name="_32_19">n</text:span><text:span text:style-name="_37_4">t</text:span><text:span text:style-name="_37_6"> </text:span><text:span text:style-name="_32_10">e</text:span><text:span text:style-name="_34_4">l</text:span><text:span text:style-name="_31_46">e</text:span><text:span text:style-name="_31_86">c</text:span><text:span text:style-name="_34_1">t</text:span><text:span text:style-name="_31_47">r</text:span><text:span text:style-name="_32_09">o</text:span><text:span text:style-name="_37_5">n</text:span><text:span text:style-name="_31_32">i</text:span><text:span text:style-name="_31_86">c</text:span><text:span text:style-name="_31_"> </text:span><text:span text:style-name="_31_17">p</text:span><text:span text:style-name="_31_77">r</text:span><text:span text:style-name="_32_4">o</text:span><text:span text:style-name="_31_10">c</text:span><text:span text:style-name="_32_04">e</text:span><text:span text:style-name="_33_6">s</text:span><text:span text:style-name="_31_29">s</text:span><text:span text:style-name="_31_71">;</text:span><text:span text:style-name="_31_"> </text:span><text:span text:style-name="_31_49">o</text:span><text:span text:style-name="_32_22">n</text:span><text:span text:style-name="_33_0">e</text:span><text:span text:style-name="_37_6"> </text:span><text:span text:style-name="_32_22">s</text:span><text:span text:style-name="_36_9">u</text:span><text:span text:style-name="_31_46">c</text:span><text:span text:style-name="_31_86">h</text:span><text:span text:style-name="_31_"> </text:span><text:span text:style-name="_31_49">i</text:span><text:span text:style-name="_32_01">n</text:span><text:span text:style-name="_35_0">s</text:span><text:span text:style-name="_31_11">t</text:span><text:span text:style-name="_32_10">r</text:span><text:span text:style-name="_33_5">u</text:span><text:span text:style-name="_31_04">c</text:span><text:span text:style-name="_32_04">t</text:span><text:span text:style-name="_34_5">i</text:span><text:span text:style-name="_31_41">o</text:span><text:span text:style-name="_32_03">n</text:span><text:span text:style-name="_31_"> </text:span><text:span text:style-name="_31_34">m</text:span><text:span text:style-name="_32_10">i</text:span><text:span text:style-name="_33_8">g</text:span><text:span text:style-name="_31_26">h</text:span><text:span text:style-name="_31_73">t</text:span><text:span text:style-name="_31_"> </text:span><text:span text:style-name="_31_17">f</text:span><text:span text:style-name="_31_86">o</text:span><text:span text:style-name="_35_1">r</text:span><text:span text:style-name="_37_6"> </text:span><text:span text:style-name="_31_89">i</text:span><text:span text:style-name="_35_4">n</text:span><text:span text:style-name="_31_29">s</text:span><text:span text:style-name="_31_89">t</text:span><text:span text:style-name="_36_8">a</text:span><text:span text:style-name="_31_14">n</text:span><text:span text:style-name="_32_18">c</text:span><text:span text:style-name="_32_1">e</text:span><text:span text:style-name="_37_6"> </text:span><text:span text:style-name="_31_80">b</text:span><text:span text:style-name="_34_2">e</text:span><text:span text:style-name="_31_50">,</text:span><text:span text:style-name="_31_51"> </text:span><text:span text:style-name="_36_5">"</text:span><text:span text:style-name="_31_26">T</text:span><text:span text:style-name="_31_86">h</text:span><text:span text:style-name="_33_5">r</text:span><text:span text:style-name="_31_13">o</text:span><text:span text:style-name="_31_92">w</text:span><text:span text:style-name="_31_"> </text:span><text:span text:style-name="_31_46">t</text:span><text:span text:style-name="_32_16">h</text:span><text:span text:style-name="_32_0">e</text:span><text:span text:style-name="_37_6"> </text:span><text:span text:style-name="_31_95">d</text:span><text:span text:style-name="_35_1">i</text:span><text:span text:style-name="_31_32">e</text:span><text:span text:style-name="_31_51"> </text:span><text:span text:style-name="_32_1">a</text:span><text:span text:style-name="_39_9">n</text:span><text:span text:style-name="_31_80">d</text:span><text:span text:style-name="_31_"> </text:span><text:span text:style-name="_31_26">p</text:span><text:span text:style-name="_31_71">u</text:span><text:span text:style-name="_32_7">t</text:span><text:span text:style-name="_37_6"> </text:span><text:span text:style-name="_31_74">t</text:span><text:span text:style-name="_37_2">h</text:span><text:span text:style-name="_31_16">e</text:span>-<text:span text:style-name="_36_6">r</text:span><text:span text:style-name="_39_9">e</text:span><text:span text:style-name="_31_88">s</text:span><text:span text:style-name="_37_4">u</text:span><text:span text:style-name="_39_8">l</text:span><text:span text:style-name="_32_04">t</text:span><text:span text:style-name="_32_6">i</text:span><text:span text:style-name="_31_19">n</text:span><text:span text:style-name="_31_94">g</text:span><text:span text:style-name="_31_"> </text:span><text:span text:style-name="_31_10">n</text:span><text:span text:style-name="_32_04">u</text:span><text:span text:style-name="_32_1">m</text:span><text:span text:style-name="_31_44">b</text:span><text:span text:style-name="_32_22">e</text:span><text:span text:style-name="_36_8">r</text:span><text:span text:style-name="_37_6"> </text:span><text:span text:style-name="_32_10">i</text:span><text:span text:style-name="_35_7">n</text:span><text:span text:style-name="_31_31">t</text:span><text:span text:style-name="_31_89">o</text:span><text:span text:style-name="_31_"> </text:span><text:span text:style-name="_31_29">s</text:span><text:span text:style-name="_31_79">t</text:span><text:span text:style-name="_34_4">o</text:span><text:span text:style-name="_31_13">r</text:span><text:span text:style-name="_32_25">e</text:span><text:span text:style-name="_31_"> </text:span><text:span text:style-name="_31_28">1</text:span><text:span text:style-name="_31_79">0</text:span><text:span text:style-name="_35_4">0</text:span><text:span text:style-name="_31_50">0</text:span><text:span text:style-name="_32_15">.</text:span><text:span text:style-name="_33_5">"</text:span><text:span text:style-name="_37_6"> </text:span><text:span text:style-name="_31_79">S</text:span><text:span text:style-name="_36_8">o</text:span><text:span text:style-name="_31_19">m</text:span><text:span text:style-name="_32_09">e</text:span><text:span text:style-name="_33_5">t</text:span><text:span text:style-name="_31_14">i</text:span><text:span text:style-name="_32_00">m</text:span><text:span text:style-name="_36_6">e</text:span><text:span text:style-name="_31_31">s</text:span><text:span text:style-name="_31_51"> </text:span><text:span text:style-name="_36_0">s</text:span><text:span text:style-name="_31_16">u</text:span><text:span text:style-name="_32_22">c</text:span><text:span text:style-name="_37_2">h</text:span><text:span text:style-name="_37_6"> </text:span><text:span text:style-name="_31_71">a</text:span><text:span text:style-name="_31_"> </text:span><text:span text:style-name="_31_25">m</text:span><text:span text:style-name="_31_86">a</text:span><text:span text:style-name="_34_5">c</text:span><text:span text:style-name="_31_43">h</text:span><text:span text:style-name="_32_18">i</text:span><text:span text:style-name="_32_1">n</text:span><text:span text:style-name="_31_10">e</text:span><text:span text:style-name="_31_51"> </text:span><text:span text:style-name="_35_6">i</text:span><text:span text:style-name="_31_19">s</text:span><text:span text:style-name="_31_51"> </text:span><text:span text:style-name="_35_1">d</text:span><text:span text:style-name="_31_28">e</text:span><text:span text:style-name="_32_00">s</text:span><text:span text:style-name="_34_4">c</text:span><text:span text:style-name="_39_9">r</text:span><text:span text:style-name="_31_92">i</text:span><text:span text:style-name="_33_9">b</text:span><text:span text:style-name="_39_8">e</text:span><text:span text:style-name="_32_22">d</text:span><text:span text:style-name="_31_"> </text:span><text:span text:style-name="_31_14">a</text:span><text:span text:style-name="_31_94">s</text:span><text:span text:style-name="_31_"> </text:span><text:span text:style-name="_31_31">h</text:span><text:span text:style-name="_32_01">a</text:span><text:span text:style-name="_35_3">v</text:span><text:span text:style-name="_31_01">i</text:span><text:span text:style-name="_31_95">n</text:span><text:span text:style-name="_35_7">g</text:span><text:span text:style-name="_37_6"> </text:span><text:span text:style-name="_31_85">f</text:span><text:span text:style-name="_37_4">r</text:span><text:span text:style-name="_31_29">e</text:span><text:span text:style-name="_31_92">e</text:span><text:span text:style-name="_31_"> </text:span><text:span text:style-name="_31_49">w</text:span><text:span text:style-name="_32_25">i</text:span><text:span text:style-name="_33_8">l</text:span><text:span text:style-name="_31_13">l</text:span><text:span text:style-name="_31_51"> </text:span><text:span text:style-name="_36_9">(</text:span><text:span text:style-name="_31_10">t</text:span><text:span text:style-name="_32_10">h</text:span><text:span text:style-name="_36_9">o</text:span><text:span text:style-name="_31_40">u</text:span><text:span text:style-name="_32_00">g</text:span><text:span text:style-name="_37_2">h</text:span><text:span text:style-name="_37_6"> </text:span><text:span text:style-name="_31_85">I</text:span><text:span text:style-name="_31_"> </text:span><text:span text:style-name="_31_31">w</text:span><text:span text:style-name="_31_94">o</text:span><text:span text:style-name="_35_9">u</text:span><text:span text:style-name="_31_34">l</text:span><text:span text:style-name="_32_19">d</text:span><text:span text:style-name="_31_"> </text:span><text:span text:style-name="_31_34">n</text:span><text:span text:style-name="_32_00">o</text:span><text:span text:style-name="_37_4">t</text:span><text:span text:style-name="_37_6"> </text:span><text:span text:style-name="_32_15">u</text:span><text:span text:style-name="_35_1">s</text:span><text:span text:style-name="_31_49">e</text:span><text:span text:style-name="_31_51"> </text:span><text:span text:style-name="_35_7">t</text:span><text:span text:style-name="_31_44">h</text:span><text:span text:style-name="_32_22">i</text:span><text:span text:style-name="_35_7">s</text:span><text:span text:style-name="_37_6"> </text:span><text:span text:style-name="_31_70">p</text:span><text:span text:style-name="_32_1">h</text:span><text:span text:style-name="_31_02">r</text:span><text:span text:style-name="_31_70">a</text:span><text:span text:style-name="_32_7">s</text:span><text:span text:style-name="_31_04">e</text:span><text:span text:style-name="_31_51"> </text:span><text:span text:style-name="_34_5">m</text:span><text:span text:style-name="_31_50">y</text:span><text:span text:style-name="_31_94">s</text:span><text:span text:style-name="_34_1">e</text:span><text:span text:style-name="_31_05">l</text:span><text:span text:style-name="_32_21">f</text:span><text:span text:style-name="_33_0">)</text:span><text:span text:style-name="_31_40">,</text:span><text:span text:style-name="_31_51"> </text:span><text:span text:style-name="_34_1">I</text:span><text:span text:style-name="_31_13">t</text:span><text:span text:style-name="_31_51"> </text:span><text:span text:style-name="_34_5">i</text:span><text:span text:style-name="_31_02">s</text:span><text:span text:style-name="_31_51"> </text:span><text:span text:style-name="_35_3">n</text:span><text:span text:style-name="_31_20">o</text:span><text:span text:style-name="_31_74">t</text:span><text:span text:style-name="_31_"> </text:span><text:span text:style-name="_31_20">n</text:span><text:span text:style-name="_31_71">o</text:span><text:span text:style-name="_32_0">r</text:span><text:span text:style-name="_39_9">m</text:span><text:span text:style-name="_32_04">a</text:span><text:span text:style-name="_34_5">l</text:span><text:span text:style-name="_31_13">l</text:span><text:span text:style-name="_32_07">y</text:span><text:span text:style-name="_31_"> </text:span><text:span text:style-name="_31_29">p</text:span><text:span text:style-name="_32_06">o</text:span><text:span text:style-name="_36_5">s</text:span><text:span text:style-name="_31_49">s</text:span><text:span text:style-name="_32_22">i</text:span><text:span text:style-name="_33_8">b</text:span><text:span text:style-name="_31_35">l</text:span><text:span text:style-name="_31_91">e</text:span><text:span text:style-name="_31_"> </text:span><text:span text:style-name="_31_40">t</text:span><text:span text:style-name="_31_79">o</text:span><text:span text:style-name="_31_"> </text:span><text:span text:style-name="_39_6">d</text:span><text:span text:style-name="_32_18">e</text:span><text:span text:style-name="_35_6">t</text:span><text:span text:style-name="_31_31">e</text:span><text:span text:style-name="_31_89">r</text:span><text:span text:style-name="_36_5">m</text:span><text:span text:style-name="_31_46">i</text:span><text:span text:style-name="_32_03">n</text:span><text:span text:style-name="_35_0">e</text:span><text:span text:style-name="_37_6"> </text:span><text:span text:style-name="_32_09">f</text:span><text:span text:style-name="_34_1">r</text:span><text:span text:style-name="_31_32">o</text:span><text:span text:style-name="_31_79">m</text:span><text:span text:style-name="_31_"> </text:span><text:span text:style-name="_31_10">o</text:span><text:span text:style-name="_32_16">b</text:span><text:span text:style-name="_36_0">s</text:span><text:span text:style-name="_31_17">e</text:span><text:span text:style-name="_32_00">r</text:span><text:span text:style-name="_33_9">v</text:span><text:span text:style-name="_31_40">i</text:span><text:span text:style-name="_32_25">n</text:span><text:span text:style-name="_32_7">g</text:span><text:span text:style-name="_37_6"> </text:span><text:span text:style-name="_31_77">a</text:span><text:span text:style-name="_31_"> </text:span><text:span text:style-name="_31_34">m</text:span><text:span text:style-name="_31_86">a</text:span><text:span text:style-name="_33_6">c</text:span><text:span text:style-name="_31_14">h</text:span><text:span text:style-name="_31_77">i</text:span><text:span text:style-name="_35_3">n</text:span><text:span text:style-name="_31_20">e</text:span><text:span text:style-name="_31_51"> </text:span><text:span text:style-name="_36_8">w</text:span><text:span text:style-name="_31_01">h</text:span><text:span text:style-name="_32_24">e</text:span><text:span text:style-name="_35_0">t</text:span><text:span text:style-name="_31_46">h</text:span><text:span text:style-name="_32_21">e</text:span><text:span text:style-name="_37_5">r</text:span><text:span text:style-name="_37_6"> </text:span><text:span text:style-name="_32_01">i</text:span><text:span text:style-name="_35_9">t</text:span><text:span text:style-name="_37_6"> </text:span><text:span text:style-name="_32_00">h</text:span><text:span text:style-name="_33_0">a</text:span><text:span text:style-name="_31_43">s</text:span><text:span text:style-name="_31_51"> </text:span><text:span text:style-name="_32_7">a</text:span><text:span text:style-name="_37_6"> </text:span><text:span text:style-name="_32_04">r</text:span><text:span text:style-name="_34_5">a</text:span><text:span text:style-name="_31_01">n</text:span><text:span text:style-name="_31_71">d</text:span><text:span text:style-name="_34_2">o</text:span><text:span text:style-name="_31_11">m</text:span><text:span text:style-name="_31_51"> </text:span><text:span text:style-name="_35_1">e</text:span><text:span text:style-name="_31_31">l</text:span><text:span text:style-name="_32_06">e</text:span><text:span text:style-name="_35_1">m</text:span><text:span text:style-name="_31_11">e</text:span><text:span text:style-name="_32_00">n</text:span><text:span text:style-name="_32_4">t</text:span><text:span text:style-name="_31_28">,</text:span><text:span text:style-name="_31_51"> </text:span><text:span text:style-name="_32_1">f</text:span><text:span text:style-name="_31_44">o</text:span><text:span text:style-name="_32_01">r</text:span><text:span text:style-name="_31_"> </text:span><text:span text:style-name="_31_04">a</text:span><text:span text:style-name="_31_51"> </text:span><text:span text:style-name="_35_4">s</text:span><text:span text:style-name="_31_34">i</text:span><text:span text:style-name="_31_71">m</text:span><text:span text:style-name="_36_6">i</text:span><text:span text:style-name="_31_10">l</text:span><text:span text:style-name="_32_24">a</text:span><text:span text:style-name="_34_1">r</text:span><text:span text:style-name="_37_6"> </text:span><text:span text:style-name="_31_79">e</text:span><text:span text:style-name="_35_6">f</text:span><text:span text:style-name="_31_19">f</text:span><text:span text:style-name="_32_19">e</text:span><text:span text:style-name="_32_1">c</text:span><text:span text:style-name="_31_20">t</text:span><text:span text:style-name="_31_51"> </text:span><text:span text:style-name="_34_1">c</text:span><text:span text:style-name="_39_5">a</text:span><text:span text:style-name="_31_80">n</text:span><text:span text:style-name="_31_"> </text:span><text:span text:style-name="_39_5">b</text:span><text:span text:style-name="_32_18">e</text:span><text:span text:style-name="_31_"> </text:span><text:span text:style-name="_31_49">p</text:span><text:span text:style-name="_31_71">r</text:span><text:span text:style-name="_32_3">o</text:span><text:span text:style-name="_31_20">d</text:span><text:span text:style-name="_32_06">u</text:span><text:span text:style-name="_33_0">c</text:span><text:span text:style-name="_31_13">e</text:span><text:span text:style-name="_32_22">d</text:span><text:span text:style-name="_31_"> </text:span><text:span text:style-name="_31_20">b</text:span><text:span text:style-name="_32_19">y</text:span><text:span text:style-name="_31_"> </text:span><text:span text:style-name="_31_16">s</text:span><text:span text:style-name="_31_80">u</text:span><text:span text:style-name="_32_7">c</text:span><text:span text:style-name="_39_8">h</text:span><text:span text:style-name="_31_51"> </text:span><text:span text:style-name="_33_6">d</text:span><text:span text:style-name="_31_26">e</text:span><text:span text:style-name="_32_18">v</text:span><text:span text:style-name="_32_3">i</text:span><text:span text:style-name="_31_10">c</text:span><text:span text:style-name="_32_07">e</text:span><text:span text:style-name="_35_9">s</text:span><text:span text:style-name="_37_6"> </text:span><text:span text:style-name="_31_77">a</text:span><text:span text:style-name="_34_1">s</text:span><text:span text:style-name="_37_6"> </text:span><text:span text:style-name="_31_89">m</text:span><text:span text:style-name="_33_0">a</text:span><text:span text:style-name="_39_5">k</text:span><text:span text:style-name="_32_16">i</text:span><text:span text:style-name="_33_9">n</text:span><text:span text:style-name="_31_50">g</text:span><text:span text:style-name="_31_51"> </text:span><text:span text:style-name="_35_9">t</text:span><text:span text:style-name="_31_04">h</text:span><text:span text:style-name="_31_73">e</text:span><text:span text:style-name="_31_"> </text:span><text:span text:style-name="_31_46">c</text:span><text:span text:style-name="_32_25">h</text:span><text:span text:style-name="_36_5">o</text:span><text:span text:style-name="_31_11">i</text:span><text:span text:style-name="_32_03">c</text:span><text:span text:style-name="_33_8">e</text:span><text:span text:style-name="_31_14">s</text:span><text:span text:style-name="_31_51"> </text:span><text:span text:style-name="_35_6">d</text:span><text:span text:style-name="_31_29">e</text:span><text:span text:style-name="_32_06">p</text:span><text:span text:style-name="_32_4">e</text:span><text:span text:style-name="_39_5">n</text:span><text:span text:style-name="_31_71">d</text:span><text:span text:style-name="_31_"> </text:span><text:span text:style-name="_31_16">o</text:span><text:span text:style-name="_31_85">n</text:span><text:span text:style-name="_31_"> </text:span><text:span text:style-name="_31_44">t</text:span><text:span text:style-name="_31_73">h</text:span><text:span text:style-name="_32_1">e</text:span><text:span text:style-name="_37_6"> </text:span><text:span text:style-name="_32_01">d</text:span><text:span text:style-name="_32_1">i</text:span><text:span text:style-name="_31_14">g</text:span><text:span text:style-name="_32_15">i</text:span><text:span text:style-name="_34_4">t</text:span><text:span text:style-name="_31_46">s</text:span><text:span text:style-name="_31_51"> </text:span><text:span text:style-name="_35_6">o</text:span><text:span text:style-name="_31_16">f</text:span><text:span text:style-name="_31_51"> </text:span><text:span text:style-name="_34_1">t</text:span><text:span text:style-name="_31_11">h</text:span><text:span text:style-name="_32_09">e</text:span><text:span text:style-name="_31_"> </text:span><text:span text:style-name="_31_29">d</text:span><text:span text:style-name="_32_10">e</text:span><text:span text:style-name="_37_5">c</text:span><text:span text:style-name="_31_20">i</text:span><text:span text:style-name="_32_22">m</text:span><text:span text:style-name="_32_0">a</text:span><text:span text:style-name="_31_49">l</text:span><text:span text:style-name="_31_51"> </text:span><text:span text:style-name="_32_7">f</text:span><text:span text:style-name="_31_28">o</text:span><text:span text:style-name="_32_16">r</text:span><text:span text:style-name="_31_"> </text:span><text:span text:style-name="_31_04">.</text:span></text:p>
      <text:p text:style-name="P1"><text:span text:style-name="_33_9">M</text:span><text:span text:style-name="_31_43">o</text:span><text:span text:style-name="_31_95">s</text:span><text:span text:style-name="_32_9">t</text:span><text:span text:style-name="_37_6"> </text:span><text:span text:style-name="_32_16">a</text:span><text:span text:style-name="_37_1">c</text:span><text:span text:style-name="_31_35">t</text:span><text:span text:style-name="_31_79">u</text:span><text:span text:style-name="_34_5">a</text:span><text:span text:style-name="_31_02">l</text:span><text:span text:style-name="_31_51"> </text:span><text:span text:style-name="_32_6">d</text:span><text:span text:style-name="_31_44">i</text:span><text:span text:style-name="_31_85">g</text:span><text:span text:style-name="_36_6">i</text:span><text:span text:style-name="_31_41">t</text:span><text:span text:style-name="_31_80">a</text:span><text:span text:style-name="_37_4">l</text:span><text:span text:style-name="_37_6"> </text:span><text:span text:style-name="_32_09">c</text:span><text:span text:style-name="_37_4">o</text:span><text:span text:style-name="_31_20">m</text:span><text:span text:style-name="_31_76">p</text:span><text:span text:style-name="_32_6">u</text:span><text:span text:style-name="_31_11">t</text:span><text:span text:style-name="_32_09">e</text:span><text:span text:style-name="_35_6">r</text:span><text:span text:style-name="_31_01">s</text:span><text:span text:style-name="_31_51"> </text:span><text:span text:style-name="_35_1">h</text:span><text:span text:style-name="_31_10">a</text:span><text:span text:style-name="_31_70">v</text:span><text:span text:style-name="_33_5">e</text:span><text:span text:style-name="_37_6"> </text:span><text:span text:style-name="_32_18">o</text:span><text:span text:style-name="_33_8">n</text:span><text:span text:style-name="_31_44">l</text:span><text:span text:style-name="_31_91">y</text:span><text:span text:style-name="_31_"> </text:span><text:span text:style-name="_31_41">a</text:span><text:span text:style-name="_31_51"> </text:span><text:span text:style-name="_37_4">f</text:span><text:span text:style-name="_31_02">i</text:span><text:span text:style-name="_31_92">n</text:span><text:span text:style-name="_33_8">i</text:span><text:span text:style-name="_31_35">t</text:span><text:span text:style-name="_31_92">e</text:span><text:span text:style-name="_31_"> </text:span><text:span text:style-name="_31_25">s</text:span><text:span text:style-name="_31_76">t</text:span><text:span text:style-name="_37_4">o</text:span><text:span text:style-name="_31_26">r</text:span><text:span text:style-name="_32_07">e</text:span><text:span text:style-name="_32_3">.</text:span><text:span text:style-name="_37_6"> </text:span><text:span text:style-name="_32_01">T</text:span><text:span text:style-name="_36_9">h</text:span><text:span text:style-name="_31_28">e</text:span><text:span text:style-name="_31_71">r</text:span><text:span text:style-name="_33_6">e</text:span><text:span text:style-name="_37_6"> </text:span><text:span text:style-name="_31_86">i</text:span><text:span text:style-name="_33_6">s</text:span><text:span text:style-name="_37_6"> </text:span><text:span text:style-name="_31_89">n</text:span><text:span text:style-name="_36_5">o</text:span><text:span text:style-name="_37_6"> </text:span><text:span text:style-name="_32_03">t</text:span><text:span text:style-name="_35_1">h</text:span><text:span text:style-name="_39_6">e</text:span><text:span text:style-name="_32_18">o</text:span><text:span text:style-name="_35_4">r</text:span><text:span text:style-name="_31_17">e</text:span><text:span text:style-name="_32_01">t</text:span><text:span text:style-name="_37_4">i</text:span><text:span text:style-name="_31_46">c</text:span><text:span text:style-name="_32_04">a</text:span><text:span text:style-name="_32_3">l</text:span><text:span text:style-name="_37_6"> </text:span><text:span text:style-name="_31_74">d</text:span><text:span text:style-name="_37_4">i</text:span><text:span text:style-name="_31_40">f</text:span><text:span text:style-name="_31_74">f</text:span><text:span text:style-name="_32_7">i</text:span><text:span text:style-name="_31_47">c</text:span><text:span text:style-name="_31_94">u</text:span><text:span text:style-name="_35_7">l</text:span><text:span text:style-name="_31_29">t</text:span><text:span text:style-name="_32_16">y</text:span><text:span text:style-name="_31_"> </text:span><text:span text:style-name="_31_34">i</text:span><text:span text:style-name="_31_76">n</text:span><text:span text:style-name="_31_"> </text:span><text:span text:style-name="_31_05">t</text:span><text:span text:style-name="_32_22">h</text:span><text:span text:style-name="_37_2">e</text:span><text:span text:style-name="_37_6"> </text:span><text:span text:style-name="_31_95">i</text:span><text:span text:style-name="_32_0">d</text:span><text:span text:style-name="_31_19">e</text:span><text:span text:style-name="_32_03">a</text:span><text:span text:style-name="_31_"> </text:span><text:span text:style-name="_31_01">o</text:span><text:span text:style-name="_32_25">f</text:span><text:span text:style-name="_31_"> </text:span><text:span text:style-name="_31_31">a</text:span><text:span text:style-name="_31_51"> </text:span><text:span text:style-name="_34_5">c</text:span><text:span text:style-name="_31_16">o</text:span><text:span text:style-name="_32_25">m</text:span><text:span text:style-name="_37_1">p</text:span><text:span text:style-name="_31_02">u</text:span><text:span text:style-name="_32_06">t</text:span><text:span text:style-name="_36_0">e</text:span><text:span text:style-name="_31_40">r</text:span><text:span text:style-name="_31_51"> </text:span><text:span text:style-name="_35_9">w</text:span><text:span text:style-name="_31_16">i</text:span><text:span text:style-name="_32_06">t</text:span><text:span text:style-name="_35_0">h</text:span><text:span text:style-name="_37_6"> </text:span><text:span text:style-name="_31_92">a</text:span><text:span text:style-name="_36_6">n</text:span><text:span text:style-name="_37_6"> </text:span><text:span text:style-name="_31_76">u</text:span><text:span text:style-name="_36_8">n</text:span><text:span text:style-name="_31_46">l</text:span><text:span text:style-name="_31_94">i</text:span><text:span text:style-name="_33_5">m</text:span><text:span text:style-name="_39_8">i</text:span><text:span text:style-name="_32_24">t</text:span><text:span text:style-name="_35_6">e</text:span><text:span text:style-name="_31_11">d</text:span><text:span text:style-name="_31_51"> </text:span><text:span text:style-name="_36_6">s</text:span><text:span text:style-name="_39_5">t</text:span><text:span text:style-name="_31_89">o</text:span><text:span text:style-name="_32_7">r</text:span><text:span text:style-name="_31_50">e</text:span><text:span text:style-name="_32_25">.</text:span><text:span text:style-name="_31_"> </text:span><text:span text:style-name="_31_25">O</text:span><text:span text:style-name="_31_94">f</text:span><text:span text:style-name="_31_"> </text:span><text:span text:style-name="_39_6">c</text:span><text:span text:style-name="_32_15">o</text:span><text:span text:style-name="_35_6">u</text:span><text:span text:style-name="_31_34">r</text:span><text:span text:style-name="_32_25">s</text:span><text:span text:style-name="_36_9">e</text:span><text:span text:style-name="_37_6"> </text:span><text:span text:style-name="_32_01">o</text:span><text:span text:style-name="_36_9">n</text:span><text:span text:style-name="_39_5">l</text:span><text:span text:style-name="_32_19">y</text:span><text:span text:style-name="_31_"> </text:span><text:span text:style-name="_31_01">a</text:span><text:span text:style-name="_31_51"> </text:span><text:span text:style-name="_34_1">f</text:span><text:span text:style-name="_31_34">i</text:span><text:span text:style-name="_31_95">n</text:span><text:span text:style-name="_33_9">i</text:span><text:span text:style-name="_31_20">t</text:span><text:span text:style-name="_32_18">e</text:span><text:span text:style-name="_31_"> </text:span><text:span text:style-name="_31_31">p</text:span><text:span text:style-name="_31_95">a</text:span><text:span text:style-name="_37_2">r</text:span><text:span text:style-name="_31_35">t</text:span><text:span text:style-name="_31_51"> </text:span><text:span text:style-name="_35_3">c</text:span><text:span text:style-name="_31_01">a</text:span><text:span text:style-name="_31_76">n</text:span><text:span text:style-name="_31_"> </text:span><text:span text:style-name="_39_8">h</text:span><text:span text:style-name="_32_15">a</text:span><text:span text:style-name="_34_2">v</text:span><text:span text:style-name="_31_25">e</text:span><text:span text:style-name="_31_51"> </text:span><text:span text:style-name="_34_2">b</text:span><text:span text:style-name="_31_16">e</text:span><text:span text:style-name="_31_91">e</text:span><text:span text:style-name="_33_5">n</text:span><text:span text:style-name="_37_6"> </text:span><text:span text:style-name="_31_94">u</text:span><text:span text:style-name="_32_6">s</text:span><text:span text:style-name="_39_5">e</text:span><text:span text:style-name="_32_10">d</text:span><text:span text:style-name="_31_"> </text:span><text:span text:style-name="_31_16">a</text:span><text:span text:style-name="_32_22">t</text:span><text:span text:style-name="_31_"> </text:span><text:span text:style-name="_31_04">a</text:span><text:span text:style-name="_32_25">n</text:span><text:span text:style-name="_35_4">y</text:span><text:span text:style-name="_37_6"> </text:span><text:span text:style-name="_32_21">o</text:span><text:span text:style-name="_32_3">n</text:span><text:span text:style-name="_31_50">e</text:span><text:span text:style-name="_31_51"> </text:span><text:span text:style-name="_37_2">t</text:span><text:span text:style-name="_31_50">i</text:span><text:span text:style-name="_32_22">m</text:span><text:span text:style-name="_32_9">e</text:span><text:span text:style-name="_31_11">.</text:span><text:span text:style-name="_31_51"> </text:span><text:span text:style-name="_35_4">L</text:span><text:span text:style-name="_31_44">i</text:span><text:span text:style-name="_31_71">k</text:span><text:span text:style-name="_37_5">e</text:span><text:span text:style-name="_31_01">w</text:span><text:span text:style-name="_31_77">i</text:span><text:span text:style-name="_36_9">s</text:span><text:span text:style-name="_31_19">e</text:span><text:span text:style-name="_31_51"> </text:span><text:span text:style-name="_33_9">o</text:span><text:span text:style-name="_31_16">n</text:span><text:span text:style-name="_32_10">l</text:span><text:span text:style-name="_33_0">y</text:span><text:span text:style-name="_37_6"> </text:span><text:span text:style-name="_31_91">a</text:span><text:span text:style-name="_31_"> </text:span><text:span text:style-name="_31_29">f</text:span><text:span text:style-name="_31_79">i</text:span><text:span text:style-name="_32_1">n</text:span><text:span text:style-name="_31_26">i</text:span><text:span text:style-name="_32_22">t</text:span><text:span text:style-name="_34_2">e</text:span><text:span text:style-name="_37_6"> </text:span><text:span text:style-name="_32_10">a</text:span><text:span text:style-name="_33_5">m</text:span><text:span text:style-name="_31_41">o</text:span><text:span text:style-name="_32_24">u</text:span><text:span text:style-name="_34_4">n</text:span><text:span text:style-name="_31_13">t</text:span><text:span text:style-name="_31_51"> </text:span><text:span text:style-name="_32_6">c</text:span><text:span text:style-name="_31_32">a</text:span><text:span text:style-name="_31_86">n</text:span><text:span text:style-name="_31_"> </text:span><text:span text:style-name="_31_26">h</text:span><text:span text:style-name="_31_92">a</text:span><text:span text:style-name="_35_4">v</text:span><text:span text:style-name="_39_8">e</text:span><text:span text:style-name="_31_51"> </text:span><text:span text:style-name="_36_0">b</text:span><text:span text:style-name="_31_01">e</text:span><text:span text:style-name="_32_21">e</text:span><text:span text:style-name="_37_4">n</text:span><text:span text:style-name="_37_6"> </text:span><text:span text:style-name="_32_24">c</text:span><text:span text:style-name="_34_2">o</text:span><text:span text:style-name="_31_20">n</text:span><text:span text:style-name="_32_19">s</text:span><text:span text:style-name="_35_7">t</text:span><text:span text:style-name="_31_25">r</text:span><text:span text:style-name="_31_95">u</text:span><text:span text:style-name="_35_0">c</text:span><text:span text:style-name="_31_29">t</text:span><text:span text:style-name="_32_09">e</text:span><text:span text:style-name="_32_3">d</text:span><text:span text:style-name="_31_43">,</text:span><text:span text:style-name="_31_51"> </text:span><text:span text:style-name="_35_0">b</text:span><text:span text:style-name="_31_31">u</text:span><text:span text:style-name="_32_22">t</text:span><text:span text:style-name="_31_"> </text:span><text:span text:style-name="_31_26">w</text:span><text:span text:style-name="_31_88">e</text:span><text:span text:style-name="_31_"> </text:span><text:span text:style-name="_31_13">c</text:span><text:span text:style-name="_31_85">a</text:span><text:span text:style-name="_33_0">n</text:span><text:span text:style-name="_37_6"> </text:span><text:span text:style-name="_32_18">i</text:span><text:span text:style-name="_36_5">m</text:span><text:span text:style-name="_31_25">a</text:span><text:span text:style-name="_31_79">g</text:span><text:span text:style-name="_35_9">i</text:span><text:span text:style-name="_31_05">n</text:span><text:span text:style-name="_32_00">e</text:span><text:span text:style-name="_31_"> </text:span><text:span text:style-name="_31_47">m</text:span><text:span text:style-name="_32_19">o</text:span><text:span text:style-name="_34_2">r</text:span><text:span text:style-name="_39_6">e</text:span><text:span text:style-name="_31_51"> </text:span><text:span text:style-name="_33_9">a</text:span><text:span text:style-name="_31_35">n</text:span><text:span text:style-name="_31_77">d</text:span><text:span text:style-name="_31_"> </text:span><text:span text:style-name="_31_01">m</text:span><text:span text:style-name="_31_79">o</text:span><text:span text:style-name="_32_9">r</text:span><text:span text:style-name="_31_29">e</text:span><text:span text:style-name="_31_51"> </text:span><text:span text:style-name="_32_1">b</text:span><text:span text:style-name="_31_43">e</text:span><text:span text:style-name="_31_92">i</text:span><text:span text:style-name="_32_3">n</text:span><text:span text:style-name="_31_11">g</text:span><text:span text:style-name="_31_51"> </text:span><text:span text:style-name="_32_6">a</text:span><text:span text:style-name="_31_43">d</text:span><text:span text:style-name="_31_80">d</text:span><text:span text:style-name="_35_6">e</text:span><text:span text:style-name="_31_10">d</text:span><text:span text:style-name="_31_51"> </text:span><text:span text:style-name="_35_3">a</text:span><text:span text:style-name="_31_43">s</text:span><text:span text:style-name="_31_51"> </text:span><text:span text:style-name="_34_5">r</text:span><text:span text:style-name="_31_41">e</text:span><text:span text:style-name="_31_92">q</text:span><text:span text:style-name="_33_5">u</text:span><text:span text:style-name="_31_46">i</text:span><text:span text:style-name="_31_85">r</text:span><text:span text:style-name="_35_3">e</text:span><text:span text:style-name="_31_32">d</text:span><text:span text:style-name="_31_86">.</text:span><text:span text:style-name="_31_"> </text:span><text:span text:style-name="_31_19">S</text:span><text:span text:style-name="_32_16">u</text:span><text:span text:style-name="_37_2">c</text:span><text:span text:style-name="_31_19">h</text:span><text:span text:style-name="_31_51"> </text:span><text:span text:style-name="_33_6">c</text:span><text:span text:style-name="_31_01">o</text:span><text:span text:style-name="_32_07">m</text:span><text:span text:style-name="_36_5">p</text:span><text:span text:style-name="_31_05">u</text:span><text:span text:style-name="_31_92">t</text:span><text:span text:style-name="_37_4">e</text:span><text:span text:style-name="_31_20">r</text:span><text:span text:style-name="_32_21">s</text:span><text:span text:style-name="_31_"> </text:span><text:span text:style-name="_31_47">h</text:span><text:span text:style-name="_31_76">a</text:span><text:span text:style-name="_32_3">v</text:span><text:span text:style-name="_39_9">e</text:span><text:span text:style-name="_31_51"> </text:span><text:span text:style-name="_35_6">s</text:span><text:span text:style-name="_31_34">p</text:span><text:span text:style-name="_32_10">e</text:span><text:span text:style-name="_33_6">c</text:span><text:span text:style-name="_31_11">i</text:span><text:span text:style-name="_32_07">a</text:span><text:span text:style-name="_32_1">l</text:span><text:span text:style-name="_37_6"> </text:span><text:span text:style-name="_32_00">t</text:span><text:span text:style-name="_35_6">h</text:span><text:span text:style-name="_31_40">e</text:span><text:span text:style-name="_31_71">o</text:span><text:span text:style-name="_32_0">r</text:span><text:span text:style-name="_31_01">e</text:span><text:span text:style-name="_31_95">t</text:span><text:span text:style-name="_32_1">i</text:span><text:span text:style-name="_31_32">c</text:span><text:span text:style-name="_32_09">a</text:span><text:span text:style-name="_32_1">l</text:span><text:span text:style-name="_37_6"> </text:span><text:span text:style-name="_31_86">i</text:span><text:span text:style-name="_36_8">n</text:span><text:span text:style-name="_39_9">t</text:span><text:span text:style-name="_31_89">e</text:span><text:span text:style-name="_35_6">r</text:span><text:span text:style-name="_31_17">e</text:span><text:span text:style-name="_32_16">s</text:span><text:span text:style-name="_33_9">t</text:span><text:span text:style-name="_37_6"> </text:span><text:span text:style-name="_32_07">a</text:span><text:span text:style-name="_35_4">n</text:span><text:span text:style-name="_31_10">d</text:span><text:span text:style-name="_31_51"> </text:span><text:span text:style-name="_33_9">w</text:span><text:span text:style-name="_31_31">i</text:span><text:span text:style-name="_31_91">l</text:span><text:span text:style-name="_35_7">l</text:span><text:span text:style-name="_37_6"> </text:span><text:span text:style-name="_31_94">b</text:span><text:span text:style-name="_37_1">e</text:span><text:span text:style-name="_37_6"> </text:span><text:span text:style-name="_32_25">c</text:span><text:span text:style-name="_34_2">a</text:span><text:span text:style-name="_31_13">l</text:span><text:span text:style-name="_31_92">l</text:span><text:span text:style-name="_32_4">e</text:span><text:span text:style-name="_39_6">d</text:span><text:span text:style-name="_31_51"> </text:span><text:span text:style-name="_33_9">i</text:span><text:span text:style-name="_39_5">n</text:span><text:span text:style-name="_31_89">f</text:span><text:span text:style-name="_37_5">i</text:span><text:span text:style-name="_31_14">n</text:span><text:span text:style-name="_32_19">i</text:span><text:span text:style-name="_33_0">t</text:span><text:span text:style-name="_39_5">i</text:span><text:span text:style-name="_31_71">v</text:span><text:span text:style-name="_33_8">e</text:span><text:span text:style-name="_37_6"> </text:span><text:span text:style-name="_32_16">c</text:span><text:span text:style-name="_34_5">a</text:span><text:span text:style-name="_31_04">p</text:span><text:span text:style-name="_32_06">a</text:span><text:span text:style-name="_36_0">c</text:span><text:span text:style-name="_31_44">i</text:span><text:span text:style-name="_31_71">t</text:span><text:span text:style-name="_34_2">y</text:span><text:span text:style-name="_37_6"> </text:span><text:span text:style-name="_31_80">c</text:span><text:span text:style-name="_36_0">o</text:span><text:span text:style-name="_31_32">m</text:span><text:span text:style-name="_31_95">p</text:span><text:span text:style-name="_34_4">u</text:span><text:span text:style-name="_31_14">t</text:span><text:span text:style-name="_31_80">e</text:span><text:span text:style-name="_34_1">r</text:span><text:span text:style-name="_31_02">s</text:span><text:span text:style-name="_31_89">.</text:span></text:p>
      <text:p text:style-name="P1"><text:span text:style-name="_31_02">T</text:span><text:span text:style-name="_31_71">h</text:span><text:span text:style-name="_36_8">e</text:span><text:span text:style-name="_37_6"> </text:span><text:span text:style-name="_32_18">i</text:span><text:span text:style-name="_32_4">d</text:span><text:span text:style-name="_31_29">e</text:span><text:span text:style-name="_31_95">a</text:span><text:span text:style-name="_31_"> </text:span><text:span text:style-name="_31_10">o</text:span><text:span text:style-name="_31_91">f</text:span><text:span text:style-name="_31_"> </text:span><text:span text:style-name="_31_47">a</text:span><text:span text:style-name="_31_51"> </text:span><text:span text:style-name="_32_3">d</text:span><text:span text:style-name="_31_31">i</text:span><text:span text:style-name="_31_92">g</text:span><text:span text:style-name="_34_4">i</text:span><text:span text:style-name="_31_29">t</text:span><text:span text:style-name="_31_80">a</text:span><text:span text:style-name="_32_3">l</text:span><text:span text:style-name="_37_6"> </text:span><text:span text:style-name="_32_22">c</text:span><text:span text:style-name="_33_6">o</text:span><text:span text:style-name="_31_13">m</text:span><text:span text:style-name="_31_85">p</text:span><text:span text:style-name="_33_0">u</text:span><text:span text:style-name="_39_8">t</text:span><text:span text:style-name="_32_01">e</text:span><text:span text:style-name="_37_1">r</text:span><text:span text:style-name="_37_6"> </text:span><text:span text:style-name="_31_89">i</text:span><text:span text:style-name="_32_6">s</text:span><text:span text:style-name="_37_6"> </text:span><text:span text:style-name="_32_09">a</text:span><text:span text:style-name="_32_6">n</text:span><text:span text:style-name="_37_6"> </text:span><text:span text:style-name="_31_77">o</text:span><text:span text:style-name="_33_6">l</text:span><text:span text:style-name="_31_16">d</text:span><text:span text:style-name="_31_51"> </text:span><text:span text:style-name="_35_0">o</text:span><text:span text:style-name="_31_47">n</text:span><text:span text:style-name="_32_19">e</text:span><text:span text:style-name="_32_6">.</text:span><text:span text:style-name="_37_6"> </text:span><text:span text:style-name="_31_86">C</text:span><text:span text:style-name="_32_6">h</text:span><text:span text:style-name="_31_16">a</text:span><text:span text:style-name="_32_21">r</text:span><text:span text:style-name="_36_9">l</text:span><text:span text:style-name="_31_46">e</text:span><text:span text:style-name="_32_00">s</text:span><text:span text:style-name="_31_"> </text:span><text:span text:style-name="_31_05">B</text:span><text:span text:style-name="_31_70">a</text:span><text:span text:style-name="_35_6">b</text:span><text:span text:style-name="_31_40">b</text:span><text:span text:style-name="_31_77">a</text:span><text:span text:style-name="_32_0">g</text:span><text:span text:style-name="_31_28">e</text:span><text:span text:style-name="_32_04">,</text:span><text:span text:style-name="_31_"> </text:span><text:span text:style-name="_31_44">L</text:span><text:span text:style-name="_31_85">u</text:span><text:span text:style-name="_34_4">c</text:span><text:span text:style-name="_31_49">a</text:span><text:span text:style-name="_32_00">s</text:span><text:span text:style-name="_37_4">i</text:span><text:span text:style-name="_31_32">a</text:span><text:span text:style-name="_32_01">n</text:span><text:span text:style-name="_31_"> </text:span><text:span text:style-name="_31_14">P</text:span><text:span text:style-name="_32_03">r</text:span><text:span text:style-name="_37_5">o</text:span><text:span text:style-name="_31_35">f</text:span><text:span text:style-name="_32_21">e</text:span><text:span text:style-name="_35_1">s</text:span><text:span text:style-name="_31_44">s</text:span><text:span text:style-name="_31_91">o</text:span><text:span text:style-name="_35_3">r</text:span><text:span text:style-name="_37_6"> </text:span><text:span text:style-name="_32_25">o</text:span><text:span text:style-name="_32_0">f</text:span><text:span text:style-name="_37_6"> </text:span><text:span text:style-name="_31_95">M</text:span><text:span text:style-name="_36_6">a</text:span><text:span text:style-name="_31_43">t</text:span><text:span text:style-name="_32_18">h</text:span><text:span text:style-name="_37_2">e</text:span><text:span text:style-name="_31_43">m</text:span><text:span text:style-name="_32_04">a</text:span><text:span text:style-name="_37_1">t</text:span><text:span text:style-name="_31_11">i</text:span><text:span text:style-name="_32_21">c</text:span><text:span text:style-name="_33_5">s</text:span><text:span text:style-name="_37_6"> </text:span><text:span text:style-name="_31_76">a</text:span><text:span text:style-name="_37_2">t</text:span><text:span text:style-name="_37_6"> </text:span><text:span text:style-name="_31_95">C</text:span><text:span text:style-name="_37_5">a</text:span><text:span text:style-name="_31_26">m</text:span><text:span text:style-name="_31_89">b</text:span><text:span text:style-name="_32_0">r</text:span><text:span text:style-name="_31_11">i</text:span><text:span text:style-name="_31_79">d</text:span><text:span text:style-name="_32_9">g</text:span><text:span text:style-name="_31_49">e</text:span><text:span text:style-name="_31_51"> </text:span><text:span text:style-name="_36_9">f</text:span><text:span text:style-name="_39_5">r</text:span><text:span text:style-name="_31_71">o</text:span><text:span text:style-name="_35_6">m</text:span><text:span text:style-name="_37_6"> </text:span><text:span text:style-name="_32_10">1</text:span><text:span text:style-name="_37_4">8</text:span><text:span text:style-name="_31_26">2</text:span><text:span text:style-name="_32_21">8</text:span><text:span text:style-name="_31_"> </text:span><text:span text:style-name="_31_19">t</text:span><text:span text:style-name="_31_79">o</text:span><text:span text:style-name="_31_"> </text:span><text:span text:style-name="_31_41">1</text:span><text:span text:style-name="_31_92">8</text:span><text:span text:style-name="_35_0">3</text:span><text:span text:style-name="_39_6">9</text:span><text:span text:style-name="_32_21">,</text:span><text:span text:style-name="_31_"> </text:span><text:span text:style-name="_39_5">p</text:span><text:span text:style-name="_32_18">l</text:span><text:span text:style-name="_33_5">a</text:span><text:span text:style-name="_31_14">n</text:span><text:span text:style-name="_32_03">n</text:span><text:span text:style-name="_35_1">e</text:span><text:span text:style-name="_31_44">d</text:span><text:span text:style-name="_31_51"> </text:span><text:span text:style-name="_37_1">s</text:span><text:span text:style-name="_31_40">u</text:span><text:span text:style-name="_32_24">c</text:span><text:span text:style-name="_33_9">h</text:span><text:span text:style-name="_37_6"> </text:span><text:span text:style-name="_31_89">a</text:span><text:span text:style-name="_31_"> </text:span><text:span text:style-name="_31_19">m</text:span><text:span text:style-name="_31_74">a</text:span><text:span text:style-name="_36_9">c</text:span><text:span text:style-name="_31_13">h</text:span><text:span text:style-name="_32_03">i</text:span><text:span text:style-name="_33_8">n</text:span><text:span text:style-name="_31_26">e</text:span><text:span text:style-name="_32_22">,</text:span><text:span text:style-name="_31_"> </text:span><text:span text:style-name="_31_31">c</text:span><text:span text:style-name="_32_03">a</text:span><text:span text:style-name="_37_1">l</text:span><text:span text:style-name="_31_16">l</text:span><text:span text:style-name="_32_03">e</text:span><text:span text:style-name="_36_8">d</text:span><text:span text:style-name="_37_6"> </text:span><text:span text:style-name="_32_25">t</text:span><text:span text:style-name="_37_2">h</text:span><text:span text:style-name="_31_44">e</text:span><text:span text:style-name="_31_51"> </text:span><text:span text:style-name="_32_7">A</text:span><text:span text:style-name="_31_31">n</text:span><text:span text:style-name="_32_19">a</text:span><text:span text:style-name="_33_8">l</text:span><text:span text:style-name="_31_49">y</text:span><text:span text:style-name="_32_24">t</text:span><text:span text:style-name="_34_5">i</text:span><text:span text:style-name="_31_11">c</text:span><text:span text:style-name="_31_74">a</text:span><text:span text:style-name="_35_4">l</text:span><text:span text:style-name="_37_6"> </text:span><text:span text:style-name="_31_88">E</text:span><text:span text:style-name="_36_9">n</text:span><text:span text:style-name="_39_6">g</text:span><text:span text:style-name="_31_88">i</text:span><text:span text:style-name="_35_7">n</text:span><text:span text:style-name="_31_25">e</text:span><text:span text:style-name="_32_24">,</text:span><text:span text:style-name="_31_"> </text:span><text:span text:style-name="_31_16">b</text:span><text:span text:style-name="_31_79">u</text:span><text:span text:style-name="_32_4">t</text:span><text:span text:style-name="_37_6"> </text:span><text:span text:style-name="_31_94">i</text:span><text:span text:style-name="_34_1">t</text:span><text:span text:style-name="_37_6"> </text:span><text:span text:style-name="_31_86">w</text:span><text:span text:style-name="_35_0">a</text:span><text:span text:style-name="_31_02">s</text:span><text:span text:style-name="_31_51"> </text:span><text:span text:style-name="_32_1">n</text:span><text:span text:style-name="_31_17">e</text:span><text:span text:style-name="_32_15">v</text:span><text:span text:style-name="_36_9">e</text:span><text:span text:style-name="_31_17">r</text:span><text:span text:style-name="_31_51"> </text:span><text:span text:style-name="_34_1">c</text:span><text:span text:style-name="_31_26">o</text:span><text:span text:style-name="_31_79">m</text:span><text:span text:style-name="_32_1">p</text:span><text:span text:style-name="_31_43">l</text:span><text:span text:style-name="_32_07">e</text:span><text:span text:style-name="_32_6">t</text:span><text:span text:style-name="_31_25">e</text:span><text:span text:style-name="_32_15">d</text:span><text:span text:style-name="_32_9">.</text:span><text:span text:style-name="_37_6"> </text:span><text:span text:style-name="_31_91">A</text:span><text:span text:style-name="_34_4">l</text:span><text:span text:style-name="_31_35">t</text:span><text:span text:style-name="_31_92">h</text:span><text:span text:style-name="_36_6">o</text:span><text:span text:style-name="_31_02">u</text:span><text:span text:style-name="_32_24">g</text:span><text:span text:style-name="_36_6">h</text:span><text:span text:style-name="_37_6"> </text:span><text:span text:style-name="_32_00">B</text:span><text:span text:style-name="_33_0">a</text:span><text:span text:style-name="_31_49">b</text:span><text:span text:style-name="_32_06">b</text:span><text:span text:style-name="_35_3">a</text:span><text:span text:style-name="_31_43">g</text:span><text:span text:style-name="_31_70">e</text:span><text:span text:style-name="_31_"> </text:span><text:span text:style-name="_31_10">h</text:span><text:span text:style-name="_31_92">a</text:span><text:span text:style-name="_34_4">d</text:span><text:span text:style-name="_37_6"> </text:span><text:span text:style-name="_31_89">a</text:span><text:span text:style-name="_37_5">l</text:span><text:span text:style-name="_31_04">l</text:span><text:span text:style-name="_31_51"> </text:span><text:span text:style-name="_35_7">t</text:span><text:span text:style-name="_39_6">h</text:span><text:span text:style-name="_32_25">e</text:span><text:span text:style-name="_31_"> </text:span><text:span text:style-name="_31_14">e</text:span><text:span text:style-name="_31_85">s</text:span><text:span text:style-name="_36_6">s</text:span><text:span text:style-name="_31_14">e</text:span><text:span text:style-name="_32_01">n</text:span><text:span text:style-name="_34_5">t</text:span><text:span text:style-name="_31_43">i</text:span><text:span text:style-name="_32_15">a</text:span><text:span text:style-name="_32_4">l</text:span><text:span text:style-name="_37_6"> </text:span><text:span text:style-name="_31_86">i</text:span><text:span text:style-name="_37_5">d</text:span><text:span text:style-name="_31_46">e</text:span><text:span text:style-name="_32_00">a</text:span><text:span text:style-name="_37_2">s</text:span><text:span text:style-name="_31_47">,</text:span><text:span text:style-name="_31_51"> </text:span><text:span text:style-name="_35_1">h</text:span><text:span text:style-name="_31_17">i</text:span><text:span text:style-name="_32_15">s</text:span><text:span text:style-name="_31_"> </text:span><text:span text:style-name="_31_28">m</text:span><text:span text:style-name="_31_95">a</text:span><text:span text:style-name="_35_6">c</text:span><text:span text:style-name="_31_35">h</text:span><text:span text:style-name="_32_19">i</text:span><text:span text:style-name="_36_9">n</text:span><text:span text:style-name="_31_20">e</text:span><text:span text:style-name="_31_51"> </text:span><text:span text:style-name="_33_5">w</text:span><text:span text:style-name="_31_17">a</text:span><text:span text:style-name="_31_80">s</text:span><text:span text:style-name="_31_"> </text:span><text:span text:style-name="_31_14">n</text:span><text:span text:style-name="_32_04">o</text:span><text:span text:style-name="_35_4">t</text:span><text:span text:style-name="_37_6"> </text:span><text:span text:style-name="_31_91">a</text:span><text:span text:style-name="_35_3">t</text:span><text:span text:style-name="_37_6"> </text:span><text:span text:style-name="_31_95">t</text:span><text:span text:style-name="_35_9">h</text:span><text:span text:style-name="_31_41">a</text:span><text:span text:style-name="_32_07">t</text:span><text:span text:style-name="_31_"> </text:span><text:span text:style-name="_31_44">t</text:span><text:span text:style-name="_31_73">i</text:span><text:span text:style-name="_36_5">m</text:span><text:span text:style-name="_31_02">e</text:span><text:span text:style-name="_31_51"> </text:span><text:span text:style-name="_35_0">s</text:span><text:span text:style-name="_31_16">u</text:span><text:span text:style-name="_31_91">c</text:span><text:span text:style-name="_32_1">h</text:span><text:span text:style-name="_37_6"> </text:span><text:span text:style-name="_31_80">a</text:span><text:span text:style-name="_31_"> </text:span><text:span text:style-name="_31_28">v</text:span><text:span text:style-name="_31_76">e</text:span><text:span text:style-name="_32_0">r</text:span><text:span text:style-name="_31_46">y</text:span><text:span text:style-name="_31_51"> </text:span><text:span text:style-name="_35_7">a</text:span><text:span text:style-name="_31_01">t</text:span><text:span text:style-name="_31_73">t</text:span><text:span text:style-name="_37_5">r</text:span><text:span text:style-name="_31_44">a</text:span><text:span text:style-name="_32_01">c</text:span><text:span text:style-name="_33_0">t</text:span><text:span text:style-name="_31_02">i</text:span><text:span text:style-name="_31_71">v</text:span><text:span text:style-name="_33_0">e</text:span><text:span text:style-name="_37_6"> </text:span><text:span text:style-name="_31_74">p</text:span><text:span text:style-name="_34_2">r</text:span><text:span text:style-name="_31_50">o</text:span><text:span text:style-name="_31_77">s</text:span><text:span text:style-name="_33_6">p</text:span><text:span text:style-name="_31_11">e</text:span><text:span text:style-name="_31_88">c</text:span><text:span text:style-name="_33_9">t</text:span><text:span text:style-name="_31_46">.</text:span><text:span text:style-name="_31_51"> </text:span><text:span text:style-name="_35_6">T</text:span><text:span text:style-name="_31_50">h</text:span><text:span text:style-name="_31_95">e</text:span><text:span text:style-name="_31_"> </text:span><text:span text:style-name="_31_14">s</text:span><text:span text:style-name="_32_18">p</text:span><text:span text:style-name="_35_7">e</text:span><text:span text:style-name="_31_10">e</text:span><text:span text:style-name="_32_18">d</text:span><text:span text:style-name="_31_"> </text:span><text:span text:style-name="_31_25">w</text:span><text:span text:style-name="_31_88">h</text:span><text:span text:style-name="_32_4">i</text:span><text:span text:style-name="_31_04">c</text:span><text:span text:style-name="_32_03">h</text:span><text:span text:style-name="_31_"> </text:span><text:span text:style-name="_31_10">w</text:span><text:span text:style-name="_32_24">o</text:span><text:span text:style-name="_36_8">u</text:span><text:span text:style-name="_31_43">l</text:span><text:span text:style-name="_32_25">d</text:span><text:span text:style-name="_31_"> </text:span><text:span text:style-name="_31_43">h</text:span><text:span text:style-name="_31_94">a</text:span><text:span text:style-name="_37_1">v</text:span><text:span text:style-name="_39_6">e</text:span><text:span text:style-name="_31_51"> </text:span><text:span text:style-name="_33_6">b</text:span><text:span text:style-name="_31_20">e</text:span><text:span text:style-name="_31_88">e</text:span><text:span text:style-name="_37_2">n</text:span><text:span text:style-name="_37_6"> </text:span><text:span text:style-name="_32_22">a</text:span><text:span text:style-name="_33_9">v</text:span><text:span text:style-name="_39_5">a</text:span><text:span text:style-name="_32_01">i</text:span><text:span text:style-name="_32_9">l</text:span><text:span text:style-name="_39_6">a</text:span><text:span text:style-name="_31_70">b</text:span><text:span text:style-name="_35_7">l</text:span><text:span text:style-name="_31_35">e</text:span><text:span text:style-name="_31_51"> </text:span><text:span text:style-name="_32_3">w</text:span><text:span text:style-name="_31_28">o</text:span><text:span text:style-name="_32_03">u</text:span><text:span text:style-name="_35_6">l</text:span><text:span text:style-name="_31_05">d</text:span><text:span text:style-name="_31_51"> </text:span><text:span text:style-name="_34_4">b</text:span><text:span text:style-name="_31_04">e</text:span><text:span text:style-name="_31_51"> </text:span><text:span text:style-name="_36_5">d</text:span><text:span text:style-name="_31_28">e</text:span><text:span text:style-name="_31_77">f</text:span><text:span text:style-name="_36_0">i</text:span><text:span text:style-name="_31_32">n</text:span><text:span text:style-name="_31_74">i</text:span><text:span text:style-name="_34_5">t</text:span><text:span text:style-name="_31_26">e</text:span><text:span text:style-name="_32_09">l</text:span><text:span text:style-name="_37_1">y</text:span><text:span text:style-name="_37_6"> </text:span><text:span text:style-name="_31_85">f</text:span><text:span text:style-name="_37_1">a</text:span><text:span text:style-name="_31_28">s</text:span><text:span text:style-name="_32_04">t</text:span><text:span text:style-name="_35_7">e</text:span><text:span text:style-name="_31_28">r</text:span><text:span text:style-name="_31_51"> </text:span><text:span text:style-name="_35_4">t</text:span><text:span text:style-name="_31_25">h</text:span><text:span text:style-name="_31_92">a</text:span><text:span text:style-name="_33_5">n</text:span><text:span text:style-name="_37_6"> </text:span><text:span text:style-name="_32_21">a</text:span><text:span text:style-name="_31_"> </text:span><text:span text:style-name="_31_05">h</text:span><text:span text:style-name="_31_73">u</text:span><text:span text:style-name="_33_6">m</text:span><text:span text:style-name="_31_47">a</text:span><text:span text:style-name="_32_09">n</text:span><text:span text:style-name="_31_"> </text:span><text:span text:style-name="_39_8">c</text:span><text:span text:style-name="_31_79">o</text:span><text:span text:style-name="_35_4">m</text:span><text:span text:style-name="_31_29">p</text:span><text:span text:style-name="_31_79">u</text:span><text:span text:style-name="_32_3">t</text:span><text:span text:style-name="_31_26">e</text:span><text:span text:style-name="_32_03">r</text:span><text:span text:style-name="_31_"> </text:span><text:span text:style-name="_31_11">b</text:span><text:span text:style-name="_31_71">u</text:span><text:span text:style-name="_35_9">t</text:span><text:span text:style-name="_37_6"> </text:span><text:span text:style-name="_31_76">s</text:span><text:span text:style-name="_37_2">o</text:span><text:span text:style-name="_31_40">m</text:span><text:span text:style-name="_31_95">e</text:span><text:span text:style-name="_34_1">t</text:span><text:span text:style-name="_39_9">h</text:span><text:span text:style-name="_32_06">i</text:span><text:span text:style-name="_32_4">n</text:span><text:span text:style-name="_31_26">g</text:span><text:span text:style-name="_31_51"> </text:span><text:span text:style-name="_34_2">l</text:span><text:span text:style-name="_31_10">i</text:span><text:span text:style-name="_31_91">k</text:span><text:span text:style-name="_36_9">e</text:span><text:span text:style-name="_37_6"> </text:span><text:span text:style-name="_31_76">I</text:span><text:span text:style-name="_31_"> </text:span><text:span text:style-name="_31_14">0</text:span><text:span text:style-name="_32_04">0</text:span><text:span text:style-name="_31_"> </text:span><text:span text:style-name="_39_6">t</text:span><text:span text:style-name="_32_16">i</text:span><text:span text:style-name="_34_1">m</text:span><text:span text:style-name="_31_28">e</text:span><text:span text:style-name="_31_95">s</text:span><text:span text:style-name="_31_"> </text:span><text:span text:style-name="_31_29">s</text:span><text:span text:style-name="_31_74">l</text:span><text:span text:style-name="_34_1">o</text:span><text:span text:style-name="_31_13">w</text:span><text:span text:style-name="_32_00">e</text:span><text:span text:style-name="_36_0">r</text:span><text:span text:style-name="_37_6"> </text:span><text:span text:style-name="_32_21">t</text:span><text:span text:style-name="_37_1">h</text:span><text:span text:style-name="_31_14">a</text:span><text:span text:style-name="_31_73">n</text:span><text:span text:style-name="_31_"> </text:span><text:span text:style-name="_31_04">t</text:span><text:span text:style-name="_32_01">h</text:span><text:span text:style-name="_37_2">e</text:span><text:span text:style-name="_37_6"> </text:span><text:span text:style-name="_32_25">M</text:span><text:span text:style-name="_32_0">a</text:span><text:span text:style-name="_31_31">n</text:span><text:span text:style-name="_31_77">c</text:span><text:span text:style-name="_36_9">h</text:span><text:span text:style-name="_31_16">e</text:span><text:span text:style-name="_31_92">s</text:span><text:span text:style-name="_37_2">t</text:span><text:span text:style-name="_31_26">e</text:span><text:span text:style-name="_31_79">r</text:span><text:span text:style-name="_31_"> </text:span><text:span text:style-name="_31_11">m</text:span><text:span text:style-name="_32_07">a</text:span><text:span text:style-name="_37_4">c</text:span><text:span text:style-name="_31_29">h</text:span><text:span text:style-name="_31_71">i</text:span><text:span text:style-name="_32_9">n</text:span><text:span text:style-name="_31_26">e</text:span><text:span text:style-name="_32_01">,</text:span><text:span text:style-name="_31_"> </text:span><text:span text:style-name="_31_32">i</text:span><text:span text:style-name="_31_79">t</text:span><text:span text:style-name="_37_2">s</text:span><text:span text:style-name="_31_04">e</text:span><text:span text:style-name="_32_10">l</text:span><text:span text:style-name="_34_1">f</text:span><text:span text:style-name="_37_6"> </text:span><text:span text:style-name="_31_88">o</text:span><text:span text:style-name="_36_9">n</text:span><text:span text:style-name="_31_34">e</text:span><text:span text:style-name="_31_51"> </text:span><text:span text:style-name="_32_0">o</text:span><text:span text:style-name="_31_29">f</text:span><text:span text:style-name="_31_51"> </text:span><text:span text:style-name="_35_3">t</text:span><text:span text:style-name="_39_6">h</text:span><text:span text:style-name="_32_03">e</text:span><text:span text:style-name="_31_"> </text:span><text:span text:style-name="_31_50">s</text:span><text:span text:style-name="_31_86">l</text:span><text:span text:style-name="_32_4">o</text:span><text:span text:style-name="_31_05">w</text:span><text:span text:style-name="_31_92">e</text:span><text:span text:style-name="_32_3">r</text:span><text:span text:style-name="_37_6"> </text:span><text:span text:style-name="_31_86">o</text:span><text:span text:style-name="_36_9">f</text:span><text:span text:style-name="_37_6"> </text:span><text:span text:style-name="_32_19">t</text:span><text:span text:style-name="_33_8">h</text:span><text:span text:style-name="_31_02">e</text:span><text:span text:style-name="_31_51"> </text:span><text:span text:style-name="_33_5">m</text:span><text:span text:style-name="_31_35">o</text:span><text:span text:style-name="_32_03">d</text:span><text:span text:style-name="_32_9">e</text:span><text:span text:style-name="_31_43">r</text:span><text:span text:style-name="_31_79">n</text:span><text:span text:style-name="_31_"> </text:span><text:span text:style-name="_31_28">m</text:span><text:span text:style-name="_31_74">a</text:span><text:span text:style-name="_35_3">c</text:span><text:span text:style-name="_31_11">h</text:span><text:span text:style-name="_32_21">i</text:span><text:span text:style-name="_32_3">n</text:span><text:span text:style-name="_31_47">e</text:span><text:span text:style-name="_31_91">s</text:span><text:span text:style-name="_32_3">,</text:span><text:span text:style-name="_37_6"> </text:span><text:span text:style-name="_31_73">T</text:span><text:span text:style-name="_34_1">h</text:span><text:span text:style-name="_31_02">e</text:span><text:span text:style-name="_31_51"> </text:span><text:span text:style-name="_36_5">s</text:span><text:span text:style-name="_39_8">t</text:span><text:span text:style-name="_32_18">o</text:span><text:span text:style-name="_32_9">r</text:span><text:span text:style-name="_31_19">a</text:span><text:span text:style-name="_31_79">g</text:span><text:span text:style-name="_32_1">e</text:span><text:span text:style-name="_37_6"> </text:span><text:span text:style-name="_32_03">w</text:span><text:span text:style-name="_37_4">a</text:span><text:span text:style-name="_39_9">s</text:span><text:span text:style-name="_31_51"> </text:span><text:span text:style-name="_37_4">t</text:span><text:span text:style-name="_31_25">o</text:span><text:span text:style-name="_31_51"> </text:span><text:span text:style-name="_36_8">b</text:span><text:span text:style-name="_31_34">e</text:span><text:span text:style-name="_31_51"> </text:span><text:span text:style-name="_35_3">p</text:span><text:span text:style-name="_31_47">u</text:span><text:span text:style-name="_31_74">r</text:span><text:span text:style-name="_33_9">e</text:span><text:span text:style-name="_31_04">l</text:span><text:span text:style-name="_31_77">y</text:span><text:span text:style-name="_31_"> </text:span><text:span text:style-name="_31_28">m</text:span><text:span text:style-name="_31_94">e</text:span><text:span text:style-name="_32_4">c</text:span><text:span text:style-name="_31_28">h</text:span><text:span text:style-name="_31_92">a</text:span><text:span text:style-name="_36_0">n</text:span><text:span text:style-name="_31_34">i</text:span><text:span text:style-name="_32_21">c</text:span><text:span text:style-name="_35_0">a</text:span><text:span text:style-name="_31_50">l</text:span><text:span text:style-name="_31_91">,</text:span><text:span text:style-name="_31_"> </text:span><text:span text:style-name="_31_40">u</text:span><text:span text:style-name="_32_22">s</text:span><text:span text:style-name="_33_5">i</text:span><text:span text:style-name="_31_34">n</text:span><text:span text:style-name="_32_24">g</text:span><text:span text:style-name="_31_"> </text:span><text:span text:style-name="_31_41">w</text:span><text:span text:style-name="_32_16">h</text:span><text:span text:style-name="_33_6">e</text:span><text:span text:style-name="_31_10">e</text:span><text:span text:style-name="_32_09">l</text:span><text:span text:style-name="_33_8">s</text:span><text:span text:style-name="_37_6"> </text:span><text:span text:style-name="_31_89">a</text:span><text:span text:style-name="_36_0">n</text:span><text:span text:style-name="_31_49">d</text:span><text:span text:style-name="_31_51"> </text:span><text:span text:style-name="_35_0">c</text:span><text:span text:style-name="_31_10">a</text:span><text:span text:style-name="_31_91">r</text:span><text:span text:style-name="_33_5">d</text:span><text:span text:style-name="_31_40">s</text:span><text:span text:style-name="_32_07">.</text:span></text:p>
      <text:p text:style-name="P1"><text:span text:style-name="_31_04">T</text:span><text:span text:style-name="_31_92">h</text:span><text:span text:style-name="_36_0">e</text:span><text:span text:style-name="_37_6"> </text:span><text:span text:style-name="_32_07">f</text:span><text:span text:style-name="_34_4">a</text:span><text:span text:style-name="_31_14">c</text:span><text:span text:style-name="_32_00">t</text:span><text:span text:style-name="_31_"> </text:span><text:span text:style-name="_31_40">t</text:span><text:span text:style-name="_31_94">h</text:span><text:span text:style-name="_35_0">a</text:span><text:span text:style-name="_31_26">t</text:span><text:span text:style-name="_31_51"> </text:span><text:span text:style-name="_35_1">B</text:span><text:span text:style-name="_31_17">a</text:span><text:span text:style-name="_31_91">b</text:span><text:span text:style-name="_32_7">b</text:span><text:span text:style-name="_31_25">a</text:span><text:span text:style-name="_32_07">g</text:span><text:span text:style-name="_34_5">e</text:span><text:span text:style-name="_39_8">'</text:span><text:span text:style-name="_32_00">s</text:span><text:span text:style-name="_31_"> </text:span><text:span text:style-name="_31_41">A</text:span><text:span text:style-name="_32_06">n</text:span><text:span text:style-name="_32_9">a</text:span><text:span text:style-name="_31_31">l</text:span><text:span text:style-name="_32_06">y</text:span><text:span text:style-name="_33_8">t</text:span><text:span text:style-name="_31_49">i</text:span><text:span text:style-name="_32_09">c</text:span><text:span text:style-name="_37_1">a</text:span><text:span text:style-name="_31_19">l</text:span><text:span text:style-name="_31_51"> </text:span><text:span text:style-name="_33_9">E</text:span><text:span text:style-name="_31_26">n</text:span><text:span text:style-name="_32_01">g</text:span><text:span text:style-name="_36_5">i</text:span><text:span text:style-name="_31_13">n</text:span><text:span text:style-name="_32_21">e</text:span><text:span text:style-name="_31_"> </text:span><text:span text:style-name="_31_02">w</text:span><text:span text:style-name="_31_79">a</text:span><text:span text:style-name="_32_4">s</text:span><text:span text:style-name="_37_6"> </text:span><text:span text:style-name="_31_91">t</text:span><text:span text:style-name="_33_5">o</text:span><text:span text:style-name="_37_6"> </text:span><text:span text:style-name="_32_19">b</text:span><text:span text:style-name="_35_9">e</text:span><text:span text:style-name="_37_6"> </text:span><text:span text:style-name="_32_01">e</text:span><text:span text:style-name="_36_9">n</text:span><text:span text:style-name="_39_9">t</text:span><text:span text:style-name="_32_18">i</text:span><text:span text:style-name="_34_5">r</text:span><text:span text:style-name="_31_14">e</text:span><text:span text:style-name="_32_01">l</text:span><text:span text:style-name="_34_1">y</text:span><text:span text:style-name="_37_6"> </text:span><text:span text:style-name="_31_70">m</text:span><text:span text:style-name="_35_3">e</text:span><text:span text:style-name="_31_14">c</text:span><text:span text:style-name="_32_04">h</text:span><text:span text:style-name="_36_5">a</text:span><text:span text:style-name="_31_40">n</text:span><text:span text:style-name="_32_24">i</text:span><text:span text:style-name="_32_6">c</text:span><text:span text:style-name="_31_05">a</text:span><text:span text:style-name="_32_09">l</text:span><text:span text:style-name="_31_"> </text:span><text:span text:style-name="_31_01">w</text:span><text:span text:style-name="_31_95">i</text:span><text:span text:style-name="_37_1">l</text:span><text:span text:style-name="_31_19">l</text:span><text:span text:style-name="_31_51"> </text:span><text:span text:style-name="_36_5">h</text:span><text:span text:style-name="_31_31">e</text:span><text:span text:style-name="_31_80">l</text:span><text:span text:style-name="_33_9">p</text:span><text:span text:style-name="_37_6"> </text:span><text:span text:style-name="_31_85">u</text:span><text:span text:style-name="_35_0">s</text:span><text:span text:style-name="_37_6"> </text:span><text:span text:style-name="_31_79">t</text:span><text:span text:style-name="_32_4">o</text:span><text:span text:style-name="_37_6"> </text:span><text:span text:style-name="_31_73">r</text:span><text:span text:style-name="_32_1">i</text:span><text:span text:style-name="_31_05">d</text:span><text:span text:style-name="_31_51"> </text:span><text:span text:style-name="_33_5">o</text:span><text:span text:style-name="_31_46">u</text:span><text:span text:style-name="_32_04">r</text:span><text:span text:style-name="_35_6">s</text:span><text:span text:style-name="_31_05">e</text:span><text:span text:style-name="_31_71">l</text:span><text:span text:style-name="_36_9">v</text:span><text:span text:style-name="_31_20">e</text:span><text:span text:style-name="_32_10">s</text:span><text:span text:style-name="_31_"> </text:span><text:span text:style-name="_39_6">o</text:span><text:span text:style-name="_32_18">f</text:span><text:span text:style-name="_31_"> </text:span><text:span text:style-name="_31_47">a</text:span><text:span text:style-name="_31_51"> </text:span><text:span text:style-name="_36_5">s</text:span><text:span text:style-name="_39_6">u</text:span><text:span text:style-name="_31_76">p</text:span><text:span text:style-name="_36_6">e</text:span><text:span text:style-name="_31_41">r</text:span><text:span text:style-name="_31_95">s</text:span><text:span text:style-name="_36_5">t</text:span><text:span text:style-name="_31_44">i</text:span><text:span text:style-name="_32_07">t</text:span><text:span text:style-name="_33_6">i</text:span><text:span text:style-name="_31_32">o</text:span><text:span text:style-name="_32_19">n</text:span><text:span text:style-name="_34_1">.</text:span><text:span text:style-name="_37_6"> </text:span><text:span text:style-name="_32_01">I</text:span><text:span text:style-name="_32_0">m</text:span><text:span text:style-name="_31_47">p</text:span><text:span text:style-name="_31_92">o</text:span><text:span text:style-name="_35_3">r</text:span><text:span text:style-name="_31_50">t</text:span><text:span text:style-name="_31_74">a</text:span><text:span text:style-name="_33_8">n</text:span><text:span text:style-name="_31_47">c</text:span><text:span text:style-name="_32_21">e</text:span><text:span text:style-name="_31_"> </text:span><text:span text:style-name="_31_31">i</text:span><text:span text:style-name="_32_07">s</text:span><text:span text:style-name="_31_"> </text:span><text:span text:style-name="_31_05">o</text:span><text:span text:style-name="_32_09">f</text:span><text:span text:style-name="_34_2">t</text:span><text:span text:style-name="_31_11">e</text:span><text:span text:style-name="_31_91">n</text:span><text:span text:style-name="_31_"> </text:span><text:span text:style-name="_31_40">a</text:span><text:span text:style-name="_32_15">t</text:span><text:span text:style-name="_37_2">t</text:span><text:span text:style-name="_31_49">a</text:span><text:span text:style-name="_32_09">c</text:span><text:span text:style-name="_34_2">h</text:span><text:span text:style-name="_31_04">e</text:span><text:span text:style-name="_32_24">d</text:span><text:span text:style-name="_31_"> </text:span><text:span text:style-name="_31_32">t</text:span><text:span text:style-name="_32_22">o</text:span><text:span text:style-name="_31_"> </text:span><text:span text:style-name="_31_16">t</text:span><text:span text:style-name="_32_18">h</text:span><text:span text:style-name="_32_1">e</text:span><text:span text:style-name="_37_6"> </text:span><text:span text:style-name="_31_88">f</text:span><text:span text:style-name="_32_4">a</text:span><text:span text:style-name="_31_46">c</text:span><text:span text:style-name="_32_24">t</text:span><text:span text:style-name="_31_"> </text:span><text:span text:style-name="_31_31">t</text:span><text:span text:style-name="_32_24">h</text:span><text:span text:style-name="_37_5">a</text:span><text:span text:style-name="_31_11">t</text:span><text:span text:style-name="_31_51"> </text:span><text:span text:style-name="_34_4">m</text:span><text:span text:style-name="_31_47">o</text:span><text:span text:style-name="_31_79">d</text:span><text:span text:style-name="_32_9">e</text:span><text:span text:style-name="_31_47">r</text:span><text:span text:style-name="_32_16">n</text:span><text:span text:style-name="_31_"> </text:span><text:span text:style-name="_31_41">d</text:span><text:span text:style-name="_31_85">i</text:span><text:span text:style-name="_32_3">g</text:span><text:span text:style-name="_31_50">i</text:span><text:span text:style-name="_31_86">t</text:span><text:span text:style-name="_33_8">a</text:span><text:span text:style-name="_31_29">l</text:span><text:span text:style-name="_31_51"> </text:span><text:span text:style-name="_33_0">c</text:span><text:span text:style-name="_31_47">o</text:span><text:span text:style-name="_31_80">m</text:span><text:span text:style-name="_32_9">p</text:span><text:span text:style-name="_31_44">u</text:span><text:span text:style-name="_31_85">t</text:span><text:span text:style-name="_34_4">e</text:span><text:span text:style-name="_31_40">r</text:span><text:span text:style-name="_31_80">s</text:span><text:span text:style-name="_31_"> </text:span><text:span text:style-name="_31_47">a</text:span><text:span text:style-name="_32_19">r</text:span><text:span text:style-name="_32_9">e</text:span><text:span text:style-name="_37_6"> </text:span><text:span text:style-name="_32_15">e</text:span><text:span text:style-name="_32_3">l</text:span><text:span text:style-name="_31_49">e</text:span><text:span text:style-name="_32_16">c</text:span><text:span text:style-name="_36_8">t</text:span><text:span text:style-name="_31_11">r</text:span><text:span text:style-name="_31_74">i</text:span><text:span text:style-name="_35_7">c</text:span><text:span text:style-name="_31_26">a</text:span><text:span text:style-name="_32_06">l</text:span><text:span text:style-name="_32_1">,</text:span><text:span text:style-name="_37_6"> </text:span><text:span text:style-name="_32_16">a</text:span><text:span text:style-name="_33_0">n</text:span><text:span text:style-name="_31_01">d</text:span><text:span text:style-name="_31_51"> </text:span><text:span text:style-name="_36_0">t</text:span><text:span text:style-name="_39_8">h</text:span><text:span text:style-name="_31_77">a</text:span><text:span text:style-name="_37_2">t</text:span><text:span text:style-name="_37_6"> </text:span><text:span text:style-name="_31_86">t</text:span><text:span text:style-name="_35_9">h</text:span><text:span text:style-name="_31_17">e</text:span><text:span text:style-name="_31_51"> </text:span><text:span text:style-name="_35_4">n</text:span><text:span text:style-name="_39_9">e</text:span><text:span text:style-name="_31_86">r</text:span><text:span text:style-name="_35_3">v</text:span><text:span text:style-name="_31_19">o</text:span><text:span text:style-name="_31_79">u</text:span><text:span text:style-name="_37_4">s</text:span><text:span text:style-name="_37_6"> </text:span><text:span text:style-name="_32_00">s</text:span><text:span text:style-name="_37_1">y</text:span><text:span text:style-name="_31_35">s</text:span><text:span text:style-name="_32_18">t</text:span><text:span text:style-name="_32_6">e</text:span><text:span text:style-name="_31_32">m</text:span><text:span text:style-name="_31_51"> </text:span><text:span text:style-name="_36_0">a</text:span><text:span text:style-name="_31_01">l</text:span><text:span text:style-name="_32_09">s</text:span><text:span text:style-name="_36_9">o</text:span><text:span text:style-name="_37_6"> </text:span><text:span text:style-name="_31_79">i</text:span><text:span text:style-name="_35_3">s</text:span><text:span text:style-name="_37_6"> </text:span><text:span text:style-name="_32_18">e</text:span><text:span text:style-name="_35_4">l</text:span><text:span text:style-name="_31_28">e</text:span><text:span text:style-name="_32_25">c</text:span><text:span text:style-name="_33_9">t</text:span><text:span text:style-name="_31_20">r</text:span><text:span text:style-name="_32_21">i</text:span><text:span text:style-name="_34_4">c</text:span><text:span text:style-name="_31_13">a</text:span><text:span text:style-name="_32_09">l</text:span><text:span text:style-name="_32_9">.</text:span><text:span text:style-name="_37_6"> </text:span><text:span text:style-name="_32_25">S</text:span><text:span text:style-name="_32_4">i</text:span><text:span text:style-name="_39_8">n</text:span><text:span text:style-name="_31_77">c</text:span><text:span text:style-name="_36_9">e</text:span><text:span text:style-name="_37_6"> </text:span><text:span text:style-name="_32_25">B</text:span><text:span text:style-name="_35_9">a</text:span><text:span text:style-name="_31_28">b</text:span><text:span text:style-name="_31_71">b</text:span><text:span text:style-name="_33_5">a</text:span><text:span text:style-name="_31_01">g</text:span><text:span text:style-name="_32_00">e</text:span><text:span text:style-name="_35_9">'</text:span><text:span text:style-name="_31_16">s</text:span><text:span text:style-name="_31_51"> </text:span><text:span text:style-name="_32_3">m</text:span><text:span text:style-name="_31_26">a</text:span><text:span text:style-name="_32_00">c</text:span><text:span text:style-name="_35_9">h</text:span><text:span text:style-name="_31_02">i</text:span><text:span text:style-name="_31_73">n</text:span><text:span text:style-name="_37_2">e</text:span><text:span text:style-name="_37_6"> </text:span><text:span text:style-name="_31_74">w</text:span><text:span text:style-name="_36_8">a</text:span><text:span text:style-name="_39_9">s</text:span><text:span text:style-name="_31_51"> </text:span><text:span text:style-name="_32_3">n</text:span><text:span text:style-name="_31_11">o</text:span><text:span text:style-name="_31_71">t</text:span><text:span text:style-name="_31_"> </text:span><text:span text:style-name="_31_13">e</text:span><text:span text:style-name="_32_01">l</text:span><text:span text:style-name="_32_9">e</text:span><text:span text:style-name="_31_46">c</text:span><text:span text:style-name="_31_88">t</text:span><text:span text:style-name="_36_9">r</text:span><text:span text:style-name="_31_11">i</text:span><text:span text:style-name="_32_01">c</text:span><text:span text:style-name="_37_4">a</text:span><text:span text:style-name="_31_32">l</text:span><text:span text:style-name="_32_21">,</text:span><text:span text:style-name="_31_"> </text:span><text:span text:style-name="_31_05">a</text:span><text:span text:style-name="_31_92">n</text:span><text:span text:style-name="_37_5">d</text:span><text:span text:style-name="_37_6"> </text:span><text:span text:style-name="_32_07">s</text:span><text:span text:style-name="_33_6">i</text:span><text:span text:style-name="_31_32">n</text:span><text:span text:style-name="_31_91">c</text:span><text:span text:style-name="_37_5">e</text:span><text:span text:style-name="_37_6"> </text:span><text:span text:style-name="_31_91">a</text:span><text:span text:style-name="_35_6">l</text:span><text:span text:style-name="_39_6">l</text:span><text:span text:style-name="_31_51"> </text:span><text:span text:style-name="_35_0">d</text:span><text:span text:style-name="_31_34">i</text:span><text:span text:style-name="_31_76">g</text:span><text:span text:style-name="_32_6">i</text:span><text:span text:style-name="_31_34">t</text:span><text:span text:style-name="_31_85">a</text:span><text:span text:style-name="_32_9">l</text:span><text:span text:style-name="_37_6"> </text:span><text:span text:style-name="_31_89">c</text:span><text:span text:style-name="_35_4">o</text:span><text:span text:style-name="_31_17">m</text:span><text:span text:style-name="_31_71">p</text:span><text:span text:style-name="_35_4">u</text:span><text:span text:style-name="_31_16">t</text:span><text:span text:style-name="_31_73">e</text:span><text:span text:style-name="_37_5">r</text:span><text:span text:style-name="_31_35">s</text:span><text:span text:style-name="_31_51"> </text:span><text:span text:style-name="_32_1">a</text:span><text:span text:style-name="_31_25">r</text:span><text:span text:style-name="_32_07">e</text:span><text:span text:style-name="_31_"> </text:span><text:span text:style-name="_31_25">i</text:span><text:span text:style-name="_31_73">n</text:span><text:span text:style-name="_31_"> </text:span><text:span text:style-name="_31_28">a</text:span><text:span text:style-name="_31_51"> </text:span><text:span text:style-name="_33_5">s</text:span><text:span text:style-name="_31_28">e</text:span><text:span text:style-name="_31_80">n</text:span><text:span text:style-name="_34_4">s</text:span><text:span text:style-name="_31_35">e</text:span><text:span text:style-name="_31_51"> </text:span><text:span text:style-name="_35_7">e</text:span><text:span text:style-name="_31_17">q</text:span><text:span text:style-name="_32_10">u</text:span><text:span text:style-name="_37_2">i</text:span><text:span text:style-name="_31_19">v</text:span><text:span text:style-name="_31_76">a</text:span><text:span text:style-name="_36_6">l</text:span><text:span text:style-name="_31_10">e</text:span><text:span text:style-name="_31_86">n</text:span><text:span text:style-name="_36_5">t</text:span><text:span text:style-name="_31_14">,</text:span><text:span text:style-name="_31_51"> </text:span><text:span text:style-name="_32_3">w</text:span><text:span text:style-name="_31_14">e</text:span><text:span text:style-name="_31_51"> </text:span><text:span text:style-name="_33_6">s</text:span><text:span text:style-name="_31_20">e</text:span><text:span text:style-name="_31_86">e</text:span><text:span text:style-name="_31_"> </text:span><text:span text:style-name="_31_46">t</text:span><text:span text:style-name="_32_24">h</text:span><text:span text:style-name="_36_9">a</text:span><text:span text:style-name="_31_35">t</text:span><text:span text:style-name="_31_51"> </text:span><text:span text:style-name="_32_7">t</text:span><text:span text:style-name="_31_44">h</text:span><text:span text:style-name="_32_04">i</text:span><text:span text:style-name="_37_5">s</text:span><text:span text:style-name="_37_6"> </text:span><text:span text:style-name="_31_94">u</text:span><text:span text:style-name="_36_6">s</text:span><text:span text:style-name="_31_28">e</text:span><text:span text:style-name="_31_51"> </text:span><text:span text:style-name="_35_1">o</text:span><text:span text:style-name="_31_40">f</text:span><text:span text:style-name="_31_51"> </text:span><text:span text:style-name="_32_0">e</text:span><text:span text:style-name="_31_31">l</text:span><text:span text:style-name="_32_01">e</text:span><text:span text:style-name="_33_8">c</text:span><text:span text:style-name="_31_41">t</text:span><text:span text:style-name="_32_25">r</text:span><text:span text:style-name="_35_9">i</text:span><text:span text:style-name="_31_17">c</text:span><text:span text:style-name="_32_19">i</text:span><text:span text:style-name="_34_4">t</text:span><text:span text:style-name="_31_20">y</text:span><text:span text:style-name="_31_51"> </text:span><text:span text:style-name="_35_3">c</text:span><text:span text:style-name="_31_20">a</text:span><text:span text:style-name="_31_86">n</text:span><text:span text:style-name="_36_0">n</text:span><text:span text:style-name="_31_28">o</text:span><text:span text:style-name="_32_03">t</text:span><text:span text:style-name="_31_"> </text:span><text:span text:style-name="_31_16">b</text:span><text:span text:style-name="_31_71">e</text:span><text:span text:style-name="_31_"> </text:span><text:span text:style-name="_31_46">o</text:span><text:span text:style-name="_32_09">f</text:span><text:span text:style-name="_31_"> </text:span><text:span text:style-name="_31_40">t</text:span><text:span text:style-name="_32_03">h</text:span><text:span text:style-name="_35_3">e</text:span><text:span text:style-name="_31_19">o</text:span><text:span text:style-name="_31_73">r</text:span><text:span text:style-name="_36_8">e</text:span><text:span text:style-name="_31_02">t</text:span><text:span text:style-name="_31_70">i</text:span><text:span text:style-name="_35_4">c</text:span><text:span text:style-name="_31_01">a</text:span><text:span text:style-name="_31_79">l</text:span><text:span text:style-name="_31_"> </text:span><text:span text:style-name="_31_49">i</text:span><text:span text:style-name="_32_15">m</text:span><text:span text:style-name="_32_1">p</text:span><text:span text:style-name="_31_14">o</text:span><text:span text:style-name="_32_16">r</text:span><text:span text:style-name="_35_3">t</text:span><text:span text:style-name="_31_02">a</text:span><text:span text:style-name="_31_92">n</text:span><text:span text:style-name="_33_0">c</text:span><text:span text:style-name="_31_34">e</text:span><text:span text:style-name="_31_86">.</text:span><text:span text:style-name="_31_"> </text:span><text:span text:style-name="_31_35">O</text:span><text:span text:style-name="_31_79">f</text:span><text:span text:style-name="_31_"> </text:span><text:span text:style-name="_31_29">c</text:span><text:span text:style-name="_32_09">o</text:span><text:span text:style-name="_37_5">u</text:span><text:span text:style-name="_31_14">r</text:span><text:span text:style-name="_32_00">s</text:span><text:span text:style-name="_36_8">e</text:span><text:span text:style-name="_37_6"> </text:span><text:span text:style-name="_32_04">e</text:span><text:span text:style-name="_32_0">l</text:span><text:span text:style-name="_31_46">e</text:span><text:span text:style-name="_32_16">c</text:span><text:span text:style-name="_32_3">t</text:span><text:span text:style-name="_31_04">r</text:span><text:span text:style-name="_31_85">i</text:span><text:span text:style-name="_36_9">c</text:span><text:span text:style-name="_31_13">i</text:span><text:span text:style-name="_31_71">t</text:span><text:span text:style-name="_33_0">y</text:span><text:span text:style-name="_37_6"> </text:span><text:span text:style-name="_31_95">u</text:span><text:span text:style-name="_32_3">s</text:span><text:span text:style-name="_31_44">u</text:span><text:span text:style-name="_31_92">a</text:span><text:span text:style-name="_32_1">l</text:span><text:span text:style-name="_31_04">l</text:span><text:span text:style-name="_31_85">y</text:span><text:span text:style-name="_31_"> </text:span><text:span text:style-name="_31_02">c</text:span><text:span text:style-name="_31_86">o</text:span><text:span text:style-name="_36_8">m</text:span><text:span text:style-name="_31_01">e</text:span><text:span text:style-name="_31_76">s</text:span><text:span text:style-name="_31_"> </text:span><text:span text:style-name="_31_25">i</text:span><text:span text:style-name="_32_19">n</text:span><text:span text:style-name="_31_"> </text:span><text:span text:style-name="_31_05">w</text:span><text:span text:style-name="_32_07">h</text:span><text:span text:style-name="_37_2">e</text:span><text:span text:style-name="_31_43">r</text:span><text:span text:style-name="_31_73">e</text:span><text:span text:style-name="_31_"> </text:span><text:span text:style-name="_31_13">f</text:span><text:span text:style-name="_32_25">a</text:span><text:span text:style-name="_33_9">s</text:span><text:span text:style-name="_31_31">t</text:span><text:span text:style-name="_31_51"> </text:span><text:span text:style-name="_32_1">s</text:span><text:span text:style-name="_31_41">i</text:span><text:span text:style-name="_32_15">g</text:span><text:span text:style-name="_35_3">n</text:span><text:span text:style-name="_39_9">a</text:span><text:span text:style-name="_31_85">l</text:span><text:span text:style-name="_32_9">l</text:span><text:span text:style-name="_39_6">i</text:span><text:span text:style-name="_32_15">n</text:span><text:span text:style-name="_35_0">g</text:span><text:span text:style-name="_37_6"> </text:span><text:span text:style-name="_31_74">i</text:span><text:span text:style-name="_35_9">s</text:span><text:span text:style-name="_37_6"> </text:span><text:span text:style-name="_31_71">c</text:span><text:span text:style-name="_32_4">o</text:span><text:span text:style-name="_39_8">n</text:span><text:span text:style-name="_31_80">c</text:span><text:span text:style-name="_37_5">e</text:span><text:span text:style-name="_39_5">r</text:span><text:span text:style-name="_31_85">n</text:span><text:span text:style-name="_32_6">e</text:span><text:span text:style-name="_39_9">d</text:span><text:span text:style-name="_32_07">,</text:span><text:span text:style-name="_31_"> </text:span><text:span text:style-name="_31_49">s</text:span><text:span text:style-name="_31_73">o</text:span><text:span text:style-name="_31_"> </text:span><text:span text:style-name="_31_31">t</text:span><text:span text:style-name="_32_04">h</text:span><text:span text:style-name="_33_8">a</text:span><text:span text:style-name="_31_35">t</text:span><text:span text:style-name="_31_51"> </text:span><text:span text:style-name="_35_0">i</text:span><text:span text:style-name="_31_26">t</text:span><text:span text:style-name="_31_51"> </text:span><text:span text:style-name="_33_0">i</text:span><text:span text:style-name="_31_16">s</text:span><text:span text:style-name="_31_51"> </text:span><text:span text:style-name="_33_9">n</text:span><text:span text:style-name="_31_46">o</text:span><text:span text:style-name="_32_21">t</text:span><text:span text:style-name="_31_"> </text:span><text:span text:style-name="_39_8">s</text:span><text:span text:style-name="_31_76">u</text:span><text:span text:style-name="_33_5">r</text:span><text:span text:style-name="_39_9">p</text:span><text:span text:style-name="_32_04">r</text:span><text:span text:style-name="_34_1">i</text:span><text:span text:style-name="_31_02">s</text:span><text:span text:style-name="_32_00">i</text:span><text:span text:style-name="_33_5">n</text:span><text:span text:style-name="_31_28">g</text:span><text:span text:style-name="_31_51"> </text:span><text:span text:style-name="_32_9">t</text:span><text:span text:style-name="_31_02">h</text:span><text:span text:style-name="_32_03">a</text:span><text:span text:style-name="_35_9">t</text:span><text:span text:style-name="_37_6"> </text:span><text:span text:style-name="_32_06">w</text:span><text:span text:style-name="_34_4">e</text:span><text:span text:style-name="_37_6"> </text:span><text:span text:style-name="_31_94">f</text:span><text:span text:style-name="_35_6">i</text:span><text:span text:style-name="_31_20">n</text:span><text:span text:style-name="_32_18">d</text:span><text:span text:style-name="_31_"> </text:span><text:span text:style-name="_31_20">i</text:span><text:span text:style-name="_32_06">t</text:span><text:span text:style-name="_31_"> </text:span><text:span text:style-name="_31_17">i</text:span><text:span text:style-name="_31_89">n</text:span><text:span text:style-name="_31_"> </text:span><text:span text:style-name="_31_46">b</text:span><text:span text:style-name="_31_79">o</text:span><text:span text:style-name="_32_9">t</text:span><text:span text:style-name="_31_16">h</text:span><text:span text:style-name="_31_51"> </text:span><text:span text:style-name="_36_0">t</text:span><text:span text:style-name="_31_40">h</text:span><text:span text:style-name="_31_95">e</text:span><text:span text:style-name="_32_0">s</text:span><text:span text:style-name="_31_01">e</text:span><text:span text:style-name="_31_51"> </text:span><text:span text:style-name="_33_9">c</text:span><text:span text:style-name="_31_05">o</text:span><text:span text:style-name="_31_77">n</text:span><text:span text:style-name="_33_9">n</text:span><text:span text:style-name="_31_43">e</text:span><text:span text:style-name="_32_24">c</text:span><text:span text:style-name="_32_3">t</text:span><text:span text:style-name="_31_10">i</text:span><text:span text:style-name="_31_85">o</text:span><text:span text:style-name="_37_1">n</text:span><text:span text:style-name="_31_25">s</text:span><text:span text:style-name="_31_85">.</text:span><text:span text:style-name="_31_"> </text:span><text:span text:style-name="_31_44">I</text:span><text:span text:style-name="_32_25">n</text:span><text:span text:style-name="_31_"> </text:span><text:span text:style-name="_31_19">t</text:span><text:span text:style-name="_32_06">h</text:span><text:span text:style-name="_37_5">e</text:span><text:span text:style-name="_37_6"> </text:span><text:span text:style-name="_31_79">n</text:span><text:span text:style-name="_36_9">e</text:span><text:span text:style-name="_31_46">r</text:span><text:span text:style-name="_31_70">v</text:span><text:span text:style-name="_35_0">o</text:span><text:span text:style-name="_31_49">u</text:span><text:span text:style-name="_32_18">s</text:span><text:span text:style-name="_31_"> </text:span><text:span text:style-name="_31_04">s</text:span><text:span text:style-name="_32_15">y</text:span><text:span text:style-name="_35_3">s</text:span><text:span text:style-name="_31_28">t</text:span><text:span text:style-name="_32_21">e</text:span><text:span text:style-name="_32_4">m</text:span><text:span text:style-name="_37_6"> </text:span><text:span text:style-name="_32_18">c</text:span><text:span text:style-name="_32_9">h</text:span><text:span text:style-name="_31_01">e</text:span><text:span text:style-name="_31_74">m</text:span><text:span text:style-name="_35_0">i</text:span><text:span text:style-name="_31_47">c</text:span><text:span text:style-name="_31_79">a</text:span><text:span text:style-name="_35_4">l</text:span><text:span text:style-name="_37_6"> </text:span><text:span text:style-name="_31_76">p</text:span><text:span text:style-name="_36_0">h</text:span><text:span text:style-name="_31_50">e</text:span><text:span text:style-name="_31_74">n</text:span><text:span text:style-name="_35_3">o</text:span><text:span text:style-name="_31_34">m</text:span><text:span text:style-name="_32_21">e</text:span><text:span text:style-name="_34_1">n</text:span><text:span text:style-name="_31_34">a</text:span><text:span text:style-name="_31_51"> </text:span><text:span text:style-name="_36_0">a</text:span><text:span text:style-name="_31_32">r</text:span><text:span text:style-name="_31_73">e</text:span><text:span text:style-name="_31_"> </text:span><text:span text:style-name="_31_47">a</text:span><text:span text:style-name="_31_89">t</text:span><text:span text:style-name="_31_"> </text:span><text:span text:style-name="_31_14">l</text:span><text:span text:style-name="_31_71">e</text:span><text:span text:style-name="_33_0">a</text:span><text:span text:style-name="_31_04">s</text:span><text:span text:style-name="_32_25">t</text:span><text:span text:style-name="_31_"> </text:span><text:span text:style-name="_31_49">a</text:span><text:span text:style-name="_31_77">s</text:span><text:span text:style-name="_31_"> </text:span><text:span text:style-name="_31_28">i</text:span><text:span text:style-name="_31_80">m</text:span><text:span text:style-name="_33_6">p</text:span><text:span text:style-name="_31_13">o</text:span><text:span text:style-name="_31_74">r</text:span><text:span text:style-name="_37_5">t</text:span><text:span text:style-name="_31_35">a</text:span><text:span text:style-name="_32_06">n</text:span><text:span text:style-name="_36_9">t</text:span><text:span text:style-name="_37_6"> </text:span><text:span text:style-name="_32_24">a</text:span><text:span text:style-name="_36_9">s</text:span><text:span text:style-name="_37_6"> </text:span><text:span text:style-name="_31_94">e</text:span><text:span text:style-name="_37_2">l</text:span><text:span text:style-name="_31_31">e</text:span><text:span text:style-name="_32_18">c</text:span><text:span text:style-name="_33_0">t</text:span><text:span text:style-name="_31_17">r</text:span><text:span text:style-name="_32_01">i</text:span><text:span text:style-name="_35_6">c</text:span><text:span text:style-name="_31_49">a</text:span><text:span text:style-name="_31_89">l</text:span><text:span text:style-name="_36_0">.</text:span><text:span text:style-name="_37_6"> </text:span><text:span text:style-name="_32_04">I</text:span><text:span text:style-name="_32_1">n</text:span><text:span text:style-name="_37_6"> </text:span><text:span text:style-name="_31_89">c</text:span><text:span text:style-name="_36_0">e</text:span><text:span text:style-name="_31_46">r</text:span><text:span text:style-name="_32_25">t</text:span><text:span text:style-name="_34_5">a</text:span><text:span text:style-name="_31_04">i</text:span><text:span text:style-name="_32_25">n</text:span><text:span text:style-name="_31_"> </text:span><text:span text:style-name="_31_02">c</text:span><text:span text:style-name="_31_70">o</text:span><text:span text:style-name="_36_8">m</text:span><text:span text:style-name="_39_8">p</text:span><text:span text:style-name="_31_80">u</text:span><text:span text:style-name="_32_1">t</text:span><text:span text:style-name="_31_44">e</text:span><text:span text:style-name="_31_95">r</text:span><text:span text:style-name="_35_1">s</text:span><text:span text:style-name="_37_6"> </text:span><text:span text:style-name="_31_74">t</text:span><text:span text:style-name="_35_6">h</text:span><text:span text:style-name="_31_32">e</text:span><text:span text:style-name="_31_51"> </text:span><text:span text:style-name="_32_1">s</text:span><text:span text:style-name="_31_49">t</text:span><text:span text:style-name="_31_76">o</text:span><text:span text:style-name="_34_5">r</text:span><text:span text:style-name="_31_29">a</text:span><text:span text:style-name="_32_07">g</text:span><text:span text:style-name="_33_5">e</text:span><text:span text:style-name="_37_6"> </text:span><text:span text:style-name="_32_21">s</text:span><text:span text:style-name="_36_5">y</text:span><text:span text:style-name="_31_20">s</text:span><text:span text:style-name="_32_01">t</text:span><text:span text:style-name="_35_9">e</text:span><text:span text:style-name="_31_44">m</text:span><text:span text:style-name="_31_51"> </text:span><text:span text:style-name="_33_0">i</text:span><text:span text:style-name="_31_14">s</text:span><text:span text:style-name="_31_51"> </text:span><text:span text:style-name="_34_4">m</text:span><text:span text:style-name="_31_14">a</text:span><text:span text:style-name="_32_04">i</text:span><text:span text:style-name="_32_3">n</text:span><text:span text:style-name="_31_41">l</text:span><text:span text:style-name="_32_15">y</text:span><text:span text:style-name="_31_"> </text:span><text:span text:style-name="_31_05">a</text:span><text:span text:style-name="_32_06">c</text:span><text:span text:style-name="_36_8">o</text:span><text:span text:style-name="_31_41">u</text:span><text:span text:style-name="_31_89">s</text:span><text:span text:style-name="_34_5">t</text:span><text:span text:style-name="_31_34">i</text:span><text:span text:style-name="_31_88">c</text:span><text:span text:style-name="_36_9">.</text:span><text:span text:style-name="_37_6"> </text:span><text:span text:style-name="_32_10">T</text:span><text:span text:style-name="_33_6">h</text:span><text:span text:style-name="_31_49">e</text:span><text:span text:style-name="_31_51"> </text:span><text:span text:style-name="_37_4">f</text:span><text:span text:style-name="_31_13">e</text:span><text:span text:style-name="_32_10">a</text:span><text:span text:style-name="_33_6">t</text:span><text:span text:style-name="_31_34">u</text:span><text:span text:style-name="_31_89">r</text:span><text:span text:style-name="_37_5">e</text:span><text:span text:style-name="_37_6"> </text:span><text:span text:style-name="_31_88">o</text:span><text:span text:style-name="_36_9">f</text:span><text:span text:style-name="_37_6"> </text:span><text:span text:style-name="_31_79">u</text:span><text:span text:style-name="_32_1">s</text:span><text:span text:style-name="_31_14">i</text:span><text:span text:style-name="_32_24">n</text:span><text:span text:style-name="_35_6">g</text:span><text:span text:style-name="_37_6"> </text:span><text:span text:style-name="_32_04">e</text:span><text:span text:style-name="_35_4">l</text:span><text:span text:style-name="_31_13">e</text:span><text:span text:style-name="_31_95">c</text:span><text:span text:style-name="_37_5">t</text:span><text:span text:style-name="_31_20">r</text:span><text:span text:style-name="_31_85">i</text:span><text:span text:style-name="_33_8">c</text:span><text:span text:style-name="_31_14">i</text:span><text:span text:style-name="_32_18">t</text:span><text:span text:style-name="_37_1">y</text:span><text:span text:style-name="_37_6"> </text:span><text:span text:style-name="_32_19">i</text:span><text:span text:style-name="_36_5">s</text:span><text:span text:style-name="_37_6"> </text:span><text:span text:style-name="_31_71">t</text:span><text:span text:style-name="_36_0">h</text:span><text:span text:style-name="_31_01">u</text:span><text:span text:style-name="_31_91">s</text:span><text:span text:style-name="_31_"> </text:span><text:span text:style-name="_31_10">s</text:span><text:span text:style-name="_31_85">e</text:span><text:span text:style-name="_33_6">e</text:span><text:span text:style-name="_31_46">n</text:span><text:span text:style-name="_31_51"> </text:span><text:span text:style-name="_35_3">t</text:span><text:span text:style-name="_31_43">o</text:span><text:span text:style-name="_31_51"> </text:span><text:span text:style-name="_35_4">b</text:span><text:span text:style-name="_31_20">e</text:span><text:span text:style-name="_31_51"> </text:span><text:span text:style-name="_35_0">o</text:span><text:span text:style-name="_39_8">n</text:span><text:span text:style-name="_31_70">l</text:span><text:span text:style-name="_35_7">y</text:span><text:span text:style-name="_37_6"> </text:span><text:span text:style-name="_31_73">a</text:span><text:span text:style-name="_31_"> </text:span><text:span text:style-name="_31_19">v</text:span><text:span text:style-name="_32_16">e</text:span><text:span text:style-name="_32_0">r</text:span><text:span text:style-name="_39_8">y</text:span><text:span text:style-name="_31_51"> </text:span><text:span text:style-name="_35_7">s</text:span><text:span text:style-name="_31_17">u</text:span><text:span text:style-name="_32_03">p</text:span><text:span text:style-name="_36_5">e</text:span><text:span text:style-name="_31_35">r</text:span><text:span text:style-name="_31_94">f</text:span><text:span text:style-name="_37_2">i</text:span><text:span text:style-name="_31_05">c</text:span><text:span text:style-name="_32_07">i</text:span><text:span text:style-name="_32_0">a</text:span><text:span text:style-name="_31_35">l</text:span><text:span text:style-name="_31_51"> </text:span><text:span text:style-name="_35_0">s</text:span><text:span text:style-name="_31_31">i</text:span><text:span text:style-name="_32_21">m</text:span><text:span text:style-name="_33_5">i</text:span><text:span text:style-name="_31_32">l</text:span><text:span text:style-name="_32_16">a</text:span><text:span text:style-name="_35_0">r</text:span><text:span text:style-name="_31_10">i</text:span><text:span text:style-name="_32_07">t</text:span><text:span text:style-name="_37_5">y</text:span><text:span text:style-name="_31_14">.</text:span><text:span text:style-name="_31_51"> </text:span><text:span text:style-name="_36_6">I</text:span><text:span text:style-name="_31_43">f</text:span><text:span text:style-name="_31_51"> </text:span><text:span text:style-name="_36_9">w</text:span><text:span text:style-name="_31_17">e</text:span><text:span text:style-name="_31_51"> </text:span><text:span text:style-name="_36_8">w</text:span><text:span text:style-name="_31_43">i</text:span><text:span text:style-name="_32_24">s</text:span><text:span text:style-name="_35_9">h</text:span><text:span text:style-name="_37_6"> </text:span><text:span text:style-name="_32_07">t</text:span><text:span text:style-name="_37_2">o</text:span><text:span text:style-name="_37_6"> </text:span><text:span text:style-name="_31_74">f</text:span><text:span text:style-name="_35_6">i</text:span><text:span text:style-name="_31_19">n</text:span><text:span text:style-name="_31_89">d</text:span><text:span text:style-name="_31_"> </text:span><text:span text:style-name="_31_47">s</text:span><text:span text:style-name="_31_94">u</text:span><text:span text:style-name="_34_1">c</text:span><text:span text:style-name="_31_01">h</text:span><text:span text:style-name="_31_51"> </text:span><text:span text:style-name="_32_3">s</text:span><text:span text:style-name="_31_26">i</text:span><text:span text:style-name="_32_04">m</text:span><text:span text:style-name="_34_2">i</text:span><text:span text:style-name="_31_46">l</text:span><text:span text:style-name="_32_06">a</text:span><text:span text:style-name="_34_1">r</text:span><text:span text:style-name="_39_5">i</text:span><text:span text:style-name="_32_09">t</text:span><text:span text:style-name="_32_1">i</text:span><text:span text:style-name="_31_04">e</text:span><text:span text:style-name="_31_88">s</text:span><text:span text:style-name="_31_"> </text:span><text:span text:style-name="_31_50">w</text:span><text:span text:style-name="_31_88">e</text:span><text:span text:style-name="_31_"> </text:span><text:span text:style-name="_31_34">s</text:span><text:span text:style-name="_31_77">h</text:span><text:span text:style-name="_32_0">o</text:span><text:span text:style-name="_31_14">u</text:span><text:span text:style-name="_31_95">l</text:span><text:span text:style-name="_32_7">d</text:span><text:span text:style-name="_37_6"> </text:span><text:span text:style-name="_31_79">t</text:span><text:span text:style-name="_33_0">o</text:span><text:span text:style-name="_31_49">o</text:span><text:span text:style-name="_31_88">k</text:span><text:span text:style-name="_31_"> </text:span><text:span text:style-name="_31_32">r</text:span><text:span text:style-name="_32_01">a</text:span><text:span text:style-name="_37_4">t</text:span><text:span text:style-name="_31_32">h</text:span><text:span text:style-name="_31_94">e</text:span><text:span text:style-name="_35_6">r</text:span><text:span text:style-name="_37_6"> </text:span><text:span text:style-name="_32_19">f</text:span><text:span text:style-name="_36_9">o</text:span><text:span text:style-name="_31_05">r</text:span><text:span text:style-name="_31_51"> </text:span><text:span text:style-name="_35_6">m</text:span><text:span text:style-name="_31_44">a</text:span><text:span text:style-name="_31_71">t</text:span><text:span text:style-name="_33_6">h</text:span><text:span text:style-name="_31_35">e</text:span><text:span text:style-name="_32_01">m</text:span><text:span text:style-name="_32_3">a</text:span><text:span text:style-name="_31_46">t</text:span><text:span text:style-name="_31_89">i</text:span><text:span text:style-name="_35_9">c</text:span><text:span text:style-name="_31_02">a</text:span><text:span text:style-name="_31_73">l</text:span><text:span text:style-name="_31_"> </text:span><text:span text:style-name="_31_17">a</text:span><text:span text:style-name="_32_03">n</text:span><text:span text:style-name="_35_7">a</text:span><text:span text:style-name="_31_10">l</text:span><text:span text:style-name="_32_19">o</text:span><text:span text:style-name="_35_7">g</text:span><text:span text:style-name="_31_04">i</text:span><text:span text:style-name="_32_19">e</text:span><text:span text:style-name="_35_6">s</text:span><text:span text:style-name="_37_6"> </text:span><text:span text:style-name="_31_74">o</text:span><text:span text:style-name="_35_9">f</text:span><text:span text:style-name="_37_6"> </text:span><text:span text:style-name="_31_85">f</text:span><text:span text:style-name="_36_8">u</text:span><text:span text:style-name="_31_41">n</text:span><text:span text:style-name="_32_00">c</text:span><text:span text:style-name="_35_9">t</text:span><text:span text:style-name="_31_28">i</text:span><text:span text:style-name="_32_21">o</text:span><text:span text:style-name="_33_0">n</text:span><text:span text:style-name="_31_10">.</text:span></text:p>
      <text:p text:style-name="P1"><text:span text:style-name="_32_3">5</text:span><text:span text:style-name="_31_13">.</text:span><text:span text:style-name="_31_51"> </text:span><text:span text:style-name="_32_4">U</text:span><text:span text:style-name="_31_25">n</text:span><text:span text:style-name="_32_22">i</text:span><text:span text:style-name="_36_0">v</text:span><text:span text:style-name="_31_40">e</text:span><text:span text:style-name="_32_15">r</text:span><text:span text:style-name="_35_6">s</text:span><text:span text:style-name="_31_44">a</text:span><text:span text:style-name="_32_22">l</text:span><text:span text:style-name="_35_0">i</text:span><text:span text:style-name="_31_29">t</text:span><text:span text:style-name="_31_94">y</text:span><text:span text:style-name="_31_"> </text:span><text:span text:style-name="_31_40">o</text:span><text:span text:style-name="_32_19">f</text:span><text:span text:style-name="_31_"> </text:span><text:span text:style-name="_31_19">D</text:span><text:span text:style-name="_31_95">i</text:span><text:span text:style-name="_33_9">g</text:span><text:span text:style-name="_31_17">i</text:span><text:span text:style-name="_31_92">t</text:span><text:span text:style-name="_36_5">a</text:span><text:span text:style-name="_39_6">l</text:span><text:span text:style-name="_31_51"> </text:span><text:span text:style-name="_35_7">C</text:span><text:span text:style-name="_31_50">o</text:span><text:span text:style-name="_32_00">m</text:span><text:span text:style-name="_36_9">p</text:span><text:span text:style-name="_31_13">u</text:span><text:span text:style-name="_31_79">t</text:span><text:span text:style-name="_32_1">e</text:span><text:span text:style-name="_31_14">r</text:span><text:span text:style-name="_31_86">s</text:span></text:p>
      <text:p text:style-name="P1"><text:span text:style-name="_31_19">T</text:span><text:span text:style-name="_31_80">h</text:span><text:span text:style-name="_33_0">e</text:span><text:span text:style-name="_37_6"> </text:span><text:span text:style-name="_32_25">d</text:span><text:span text:style-name="_37_5">i</text:span><text:span text:style-name="_31_04">g</text:span><text:span text:style-name="_31_79">i</text:span><text:span text:style-name="_33_5">t</text:span><text:span text:style-name="_31_50">a</text:span><text:span text:style-name="_32_24">l</text:span><text:span text:style-name="_31_"> </text:span><text:span text:style-name="_31_44">c</text:span><text:span text:style-name="_31_85">o</text:span><text:span text:style-name="_33_8">m</text:span><text:span text:style-name="_31_20">p</text:span><text:span text:style-name="_32_22">u</text:span><text:span text:style-name="_35_9">t</text:span><text:span text:style-name="_39_5">e</text:span><text:span text:style-name="_31_94">r</text:span><text:span text:style-name="_36_6">s</text:span><text:span text:style-name="_37_6"> </text:span><text:span text:style-name="_32_24">c</text:span><text:span text:style-name="_35_3">o</text:span><text:span text:style-name="_31_10">n</text:span><text:span text:style-name="_32_09">s</text:span><text:span text:style-name="_37_1">i</text:span><text:span text:style-name="_39_9">d</text:span><text:span text:style-name="_31_74">e</text:span><text:span text:style-name="_32_1">r</text:span><text:span text:style-name="_31_04">e</text:span><text:span text:style-name="_32_03">d</text:span><text:span text:style-name="_31_"> </text:span><text:span text:style-name="_31_44">i</text:span><text:span text:style-name="_31_95">n</text:span><text:span text:style-name="_31_"> </text:span><text:span text:style-name="_39_5">t</text:span><text:span text:style-name="_31_95">h</text:span><text:span text:style-name="_37_2">e</text:span><text:span text:style-name="_37_6"> </text:span><text:span text:style-name="_31_88">l</text:span><text:span text:style-name="_35_7">a</text:span><text:span text:style-name="_31_26">s</text:span><text:span text:style-name="_32_24">t</text:span><text:span text:style-name="_31_"> </text:span><text:span text:style-name="_31_16">s</text:span><text:span text:style-name="_32_15">e</text:span><text:span text:style-name="_36_8">c</text:span><text:span text:style-name="_31_35">t</text:span><text:span text:style-name="_32_09">i</text:span><text:span text:style-name="_37_5">o</text:span><text:span text:style-name="_31_49">n</text:span><text:span text:style-name="_31_51"> </text:span><text:span text:style-name="_35_6">m</text:span><text:span text:style-name="_31_29">a</text:span><text:span text:style-name="_31_94">y</text:span><text:span text:style-name="_31_"> </text:span><text:span text:style-name="_31_49">b</text:span><text:span text:style-name="_32_16">e</text:span><text:span text:style-name="_31_"> </text:span><text:span text:style-name="_31_28">c</text:span><text:span text:style-name="_32_25">l</text:span><text:span text:style-name="_35_0">a</text:span><text:span text:style-name="_31_17">s</text:span><text:span text:style-name="_31_76">s</text:span><text:span text:style-name="_37_5">i</text:span><text:span text:style-name="_31_19">f</text:span><text:span text:style-name="_32_19">i</text:span><text:span text:style-name="_34_4">e</text:span><text:span text:style-name="_31_50">d</text:span><text:span text:style-name="_31_51"> </text:span><text:span text:style-name="_36_0">a</text:span><text:span text:style-name="_39_9">m</text:span><text:span text:style-name="_31_92">o</text:span><text:span text:style-name="_35_1">n</text:span><text:span text:style-name="_31_26">g</text:span><text:span text:style-name="_32_06">s</text:span><text:span text:style-name="_34_5">t</text:span><text:span text:style-name="_37_6"> </text:span><text:span text:style-name="_31_77">t</text:span><text:span text:style-name="_34_4">h</text:span><text:span text:style-name="_31_49">e</text:span><text:span text:style-name="_31_51"> </text:span><text:span text:style-name="_37_2">"</text:span><text:span text:style-name="_31_05">d</text:span><text:span text:style-name="_32_09">i</text:span><text:span text:style-name="_33_9">s</text:span><text:span text:style-name="_31_31">c</text:span><text:span text:style-name="_31_92">r</text:span><text:span text:style-name="_36_5">e</text:span><text:span text:style-name="_31_11">t</text:span><text:span text:style-name="_32_22">e</text:span>-<text:span text:style-name="_31_50">s</text:span><text:span text:style-name="_32_03">t</text:span><text:span text:style-name="_35_9">a</text:span><text:span text:style-name="_31_26">t</text:span><text:span text:style-name="_31_79">e</text:span><text:span text:style-name="_31_"> </text:span><text:span text:style-name="_31_20">m</text:span><text:span text:style-name="_32_15">a</text:span><text:span text:style-name="_32_9">c</text:span><text:span text:style-name="_31_20">h</text:span><text:span text:style-name="_32_07">i</text:span><text:span text:style-name="_33_0">n</text:span><text:span text:style-name="_39_8">e</text:span><text:span text:style-name="_32_07">s</text:span><text:span text:style-name="_34_1">.</text:span><text:span text:style-name="_31_26">"</text:span><text:span text:style-name="_31_51"> </text:span><text:span text:style-name="_32_3">T</text:span><text:span text:style-name="_31_44">h</text:span><text:span text:style-name="_32_15">e</text:span><text:span text:style-name="_36_9">s</text:span><text:span text:style-name="_31_05">e</text:span><text:span text:style-name="_31_51"> </text:span><text:span text:style-name="_34_1">a</text:span><text:span text:style-name="_31_14">r</text:span><text:span text:style-name="_32_19">e</text:span><text:span text:style-name="_31_"> </text:span><text:span text:style-name="_31_32">t</text:span><text:span text:style-name="_31_70">h</text:span><text:span text:style-name="_33_8">e</text:span><text:span text:style-name="_37_6"> </text:span><text:span text:style-name="_31_79">m</text:span><text:span text:style-name="_32_9">a</text:span><text:span text:style-name="_31_41">c</text:span><text:span text:style-name="_32_04">h</text:span><text:span text:style-name="_35_4">i</text:span><text:span text:style-name="_31_40">n</text:span><text:span text:style-name="_32_18">e</text:span><text:span text:style-name="_35_9">s</text:span><text:span text:style-name="_37_6"> </text:span><text:span text:style-name="_31_77">w</text:span><text:span text:style-name="_33_9">h</text:span><text:span text:style-name="_31_04">i</text:span><text:span text:style-name="_32_07">c</text:span><text:span text:style-name="_34_2">h</text:span><text:span text:style-name="_37_6"> </text:span><text:span text:style-name="_31_89">m</text:span><text:span text:style-name="_32_1">o</text:span><text:span text:style-name="_31_02">v</text:span><text:span text:style-name="_31_88">e</text:span><text:span text:style-name="_31_"> </text:span><text:span text:style-name="_31_40">b</text:span><text:span text:style-name="_32_22">y</text:span><text:span text:style-name="_31_"> </text:span><text:span text:style-name="_31_04">s</text:span><text:span text:style-name="_32_01">u</text:span><text:span text:style-name="_37_2">d</text:span><text:span text:style-name="_31_11">d</text:span><text:span text:style-name="_31_86">e</text:span><text:span text:style-name="_33_0">n</text:span><text:span text:style-name="_37_6"> </text:span><text:span text:style-name="_31_91">j</text:span><text:span text:style-name="_35_7">u</text:span><text:span text:style-name="_39_6">m</text:span><text:span text:style-name="_31_88">p</text:span><text:span text:style-name="_32_1">s</text:span><text:span text:style-name="_37_6"> </text:span><text:span text:style-name="_32_16">o</text:span><text:span text:style-name="_35_6">r</text:span><text:span text:style-name="_37_6"> </text:span><text:span text:style-name="_31_74">c</text:span><text:span text:style-name="_34_1">l</text:span><text:span text:style-name="_31_16">i</text:span><text:span text:style-name="_32_24">c</text:span><text:span text:style-name="_32_1">k</text:span><text:span text:style-name="_31_34">s</text:span><text:span text:style-name="_31_51"> </text:span><text:span text:style-name="_34_1">f</text:span><text:span text:style-name="_31_04">r</text:span><text:span text:style-name="_31_91">o</text:span><text:span text:style-name="_32_9">m</text:span><text:span text:style-name="_37_6"> </text:span><text:span text:style-name="_32_21">o</text:span><text:span text:style-name="_36_0">n</text:span><text:span text:style-name="_31_44">e</text:span><text:span text:style-name="_31_51"> </text:span><text:span text:style-name="_37_1">q</text:span><text:span text:style-name="_31_32">u</text:span><text:span text:style-name="_32_21">i</text:span><text:span text:style-name="_34_5">t</text:span><text:span text:style-name="_39_5">e</text:span><text:span text:style-name="_31_51"> </text:span><text:span text:style-name="_35_7">d</text:span><text:span text:style-name="_31_05">e</text:span><text:span text:style-name="_31_73">f</text:span><text:span text:style-name="_36_0">i</text:span><text:span text:style-name="_31_25">n</text:span><text:span text:style-name="_32_25">i</text:span><text:span text:style-name="_34_4">t</text:span><text:span text:style-name="_39_8">e</text:span><text:span text:style-name="_31_51"> </text:span><text:span text:style-name="_36_9">s</text:span><text:span text:style-name="_31_01">t</text:span><text:span text:style-name="_32_03">a</text:span><text:span text:style-name="_33_6">t</text:span><text:span text:style-name="_31_46">e</text:span><text:span text:style-name="_31_51"> </text:span><text:span text:style-name="_35_6">t</text:span><text:span text:style-name="_31_35">o</text:span><text:span text:style-name="_31_51"> </text:span><text:span text:style-name="_33_8">a</text:span><text:span text:style-name="_31_29">n</text:span><text:span text:style-name="_32_00">o</text:span><text:span text:style-name="_33_6">t</text:span><text:span text:style-name="_39_9">h</text:span><text:span text:style-name="_31_79">e</text:span><text:span text:style-name="_33_6">r</text:span><text:span text:style-name="_31_11">.</text:span><text:span text:style-name="_31_51"> </text:span><text:span text:style-name="_32_1">T</text:span><text:span text:style-name="_31_01">h</text:span><text:span text:style-name="_31_89">e</text:span><text:span text:style-name="_35_1">s</text:span><text:span text:style-name="_31_20">e</text:span><text:span text:style-name="_31_51"> </text:span><text:span text:style-name="_35_3">s</text:span><text:span text:style-name="_31_44">t</text:span><text:span text:style-name="_32_24">a</text:span><text:span text:style-name="_36_5">t</text:span><text:span text:style-name="_31_49">e</text:span><text:span text:style-name="_31_73">s</text:span><text:span text:style-name="_31_"> </text:span><text:span text:style-name="_31_29">a</text:span><text:span text:style-name="_31_91">r</text:span><text:span text:style-name="_33_8">e</text:span><text:span text:style-name="_37_6"> </text:span><text:span text:style-name="_32_25">s</text:span><text:span text:style-name="_35_7">u</text:span><text:span text:style-name="_31_16">f</text:span><text:span text:style-name="_32_19">f</text:span><text:span text:style-name="_32_7">i</text:span><text:span text:style-name="_31_41">c</text:span><text:span text:style-name="_31_80">i</text:span><text:span text:style-name="_32_1">e</text:span><text:span text:style-name="_31_26">n</text:span><text:span text:style-name="_32_21">t</text:span><text:span text:style-name="_36_5">l</text:span><text:span text:style-name="_39_8">y</text:span><text:span text:style-name="_31_51"> </text:span><text:span text:style-name="_37_1">d</text:span><text:span text:style-name="_31_44">i</text:span><text:span text:style-name="_32_16">f</text:span><text:span text:style-name="_32_9">f</text:span><text:span text:style-name="_31_34">e</text:span><text:span text:style-name="_32_07">r</text:span><text:span text:style-name="_35_6">e</text:span><text:span text:style-name="_31_25">n</text:span><text:span text:style-name="_32_03">t</text:span><text:span text:style-name="_31_"> </text:span><text:span text:style-name="_31_20">f</text:span><text:span text:style-name="_32_07">o</text:span><text:span text:style-name="_32_7">r</text:span><text:span text:style-name="_37_6"> </text:span><text:span text:style-name="_32_06">t</text:span><text:span text:style-name="_37_2">h</text:span><text:span text:style-name="_31_05">e</text:span><text:span text:style-name="_31_51"> </text:span><text:span text:style-name="_36_0">p</text:span><text:span text:style-name="_31_16">o</text:span><text:span text:style-name="_32_07">s</text:span><text:span text:style-name="_32_4">s</text:span><text:span text:style-name="_31_20">i</text:span><text:span text:style-name="_32_04">b</text:span><text:span text:style-name="_37_4">i</text:span><text:span text:style-name="_31_32">l</text:span><text:span text:style-name="_31_70">i</text:span><text:span text:style-name="_37_2">t</text:span><text:span text:style-name="_39_8">y</text:span><text:span text:style-name="_31_51"> </text:span><text:span text:style-name="_32_7">o</text:span><text:span text:style-name="_31_31">f</text:span><text:span text:style-name="_31_51"> </text:span><text:span text:style-name="_37_1">c</text:span><text:span text:style-name="_31_25">o</text:span><text:span text:style-name="_31_70">n</text:span><text:span text:style-name="_32_7">f</text:span><text:span text:style-name="_31_31">u</text:span><text:span text:style-name="_31_76">s</text:span><text:span text:style-name="_37_5">i</text:span><text:span text:style-name="_31_14">o</text:span><text:span text:style-name="_31_85">n</text:span><text:span text:style-name="_31_"> </text:span><text:span text:style-name="_39_5">b</text:span><text:span text:style-name="_32_06">e</text:span><text:span text:style-name="_32_3">t</text:span><text:span text:style-name="_31_20">w</text:span><text:span text:style-name="_32_22">e</text:span><text:span text:style-name="_32_6">e</text:span><text:span text:style-name="_31_31">n</text:span><text:span text:style-name="_31_51"> </text:span><text:span text:style-name="_35_0">t</text:span><text:span text:style-name="_31_13">h</text:span><text:span text:style-name="_32_00">e</text:span><text:span text:style-name="_36_9">m</text:span><text:span text:style-name="_37_6"> </text:span><text:span text:style-name="_32_07">t</text:span><text:span text:style-name="_35_4">o</text:span><text:span text:style-name="_37_6"> </text:span><text:span text:style-name="_31_91">b</text:span><text:span text:style-name="_37_4">e</text:span><text:span text:style-name="_37_6"> </text:span><text:span text:style-name="_32_09">i</text:span><text:span text:style-name="_35_9">g</text:span><text:span text:style-name="_31_32">n</text:span><text:span text:style-name="_31_74">o</text:span><text:span text:style-name="_32_7">r</text:span><text:span text:style-name="_31_11">e</text:span><text:span text:style-name="_32_10">d</text:span><text:span text:style-name="_36_0">.</text:span><text:span text:style-name="_37_6"> </text:span><text:span text:style-name="_32_16">S</text:span><text:span text:style-name="_32_1">t</text:span><text:span text:style-name="_31_10">r</text:span><text:span text:style-name="_31_80">i</text:span><text:span text:style-name="_32_9">c</text:span><text:span text:style-name="_31_47">t</text:span><text:span text:style-name="_32_16">l</text:span><text:span text:style-name="_35_6">y</text:span><text:span text:style-name="_37_6"> </text:span><text:span text:style-name="_32_21">s</text:span><text:span text:style-name="_36_8">p</text:span><text:span text:style-name="_31_10">e</text:span><text:span text:style-name="_32_03">a</text:span><text:span text:style-name="_32_4">k</text:span><text:span text:style-name="_31_05">i</text:span><text:span text:style-name="_32_15">n</text:span><text:span text:style-name="_37_5">g</text:span><text:span text:style-name="_37_6"> </text:span><text:span text:style-name="_32_06">t</text:span><text:span text:style-name="_34_1">h</text:span><text:span text:style-name="_31_35">e</text:span><text:span text:style-name="_32_15">r</text:span><text:span text:style-name="_37_5">e</text:span><text:span text:style-name="_31_43">,</text:span><text:span text:style-name="_31_51"> </text:span><text:span text:style-name="_34_2">a</text:span><text:span text:style-name="_31_17">r</text:span><text:span text:style-name="_32_01">e</text:span><text:span text:style-name="_31_"> </text:span><text:span text:style-name="_31_13">n</text:span><text:span text:style-name="_32_21">o</text:span><text:span text:style-name="_31_"> </text:span><text:span text:style-name="_31_50">s</text:span><text:span text:style-name="_32_22">u</text:span><text:span text:style-name="_35_7">c</text:span><text:span text:style-name="_39_6">h</text:span><text:span text:style-name="_31_51"> </text:span><text:span text:style-name="_36_8">m</text:span><text:span text:style-name="_39_6">a</text:span><text:span text:style-name="_31_73">c</text:span><text:span text:style-name="_35_1">h</text:span><text:span text:style-name="_31_46">i</text:span><text:span text:style-name="_31_76">n</text:span><text:span text:style-name="_34_4">e</text:span><text:span text:style-name="_31_17">s</text:span><text:span text:style-name="_31_89">.</text:span><text:span text:style-name="_31_"> </text:span><text:span text:style-name="_31_29">E</text:span><text:span text:style-name="_31_92">v</text:span><text:span text:style-name="_33_8">e</text:span><text:span text:style-name="_31_16">r</text:span><text:span text:style-name="_32_09">y</text:span><text:span text:style-name="_36_6">t</text:span><text:span text:style-name="_31_13">h</text:span><text:span text:style-name="_31_73">i</text:span><text:span text:style-name="_34_1">n</text:span><text:span text:style-name="_31_32">g</text:span><text:span text:style-name="_31_51"> </text:span><text:span text:style-name="_37_2">r</text:span><text:span text:style-name="_31_44">e</text:span><text:span text:style-name="_32_01">a</text:span><text:span text:style-name="_34_5">l</text:span><text:span text:style-name="_31_41">l</text:span><text:span text:style-name="_32_10">y</text:span><text:span text:style-name="_31_"> </text:span><text:span text:style-name="_31_28">m</text:span><text:span text:style-name="_31_91">o</text:span><text:span text:style-name="_35_1">v</text:span><text:span text:style-name="_31_25">e</text:span><text:span text:style-name="_31_70">s</text:span><text:span text:style-name="_31_"> </text:span><text:span text:style-name="_31_44">c</text:span><text:span text:style-name="_32_07">o</text:span><text:span text:style-name="_32_4">n</text:span><text:span text:style-name="_31_32">t</text:span><text:span text:style-name="_32_09">i</text:span><text:span text:style-name="_37_4">n</text:span><text:span text:style-name="_31_11">u</text:span><text:span text:style-name="_32_03">o</text:span><text:span text:style-name="_33_5">u</text:span><text:span text:style-name="_31_35">s</text:span><text:span text:style-name="_32_18">l</text:span><text:span text:style-name="_35_4">y</text:span><text:span text:style-name="_31_29">.</text:span><text:span text:style-name="_31_51"> </text:span><text:span text:style-name="_37_2">B</text:span><text:span text:style-name="_31_34">u</text:span><text:span text:style-name="_31_77">t</text:span><text:span text:style-name="_31_"> </text:span><text:span text:style-name="_31_44">t</text:span><text:span text:style-name="_31_92">h</text:span><text:span text:style-name="_33_8">e</text:span><text:span text:style-name="_31_32">r</text:span><text:span text:style-name="_32_10">e</text:span><text:span text:style-name="_31_"> </text:span><text:span text:style-name="_31_05">a</text:span><text:span text:style-name="_32_24">r</text:span><text:span text:style-name="_32_9">e</text:span><text:span text:style-name="_37_6"> </text:span><text:span text:style-name="_32_03">m</text:span><text:span text:style-name="_33_5">a</text:span><text:span text:style-name="_39_5">n</text:span><text:span text:style-name="_31_70">y</text:span><text:span text:style-name="_31_"> </text:span><text:span text:style-name="_39_8">k</text:span><text:span text:style-name="_32_07">i</text:span><text:span text:style-name="_34_4">n</text:span><text:span text:style-name="_31_31">d</text:span><text:span text:style-name="_31_70">s</text:span><text:span text:style-name="_31_"> </text:span><text:span text:style-name="_31_28">o</text:span><text:span text:style-name="_32_06">f</text:span><text:span text:style-name="_31_"> </text:span><text:span text:style-name="_31_20">m</text:span><text:span text:style-name="_31_85">a</text:span><text:span text:style-name="_32_4">c</text:span><text:span text:style-name="_31_46">h</text:span><text:span text:style-name="_32_07">i</text:span><text:span text:style-name="_34_1">n</text:span><text:span text:style-name="_31_05">e</text:span><text:span text:style-name="_31_51"> </text:span><text:span text:style-name="_32_9">w</text:span><text:span text:style-name="_31_04">h</text:span><text:span text:style-name="_32_24">i</text:span><text:span text:style-name="_34_2">c</text:span><text:span text:style-name="_31_04">h</text:span><text:span text:style-name="_31_51"> </text:span><text:span text:style-name="_34_5">c</text:span><text:span text:style-name="_31_20">a</text:span><text:span text:style-name="_31_86">n</text:span><text:span text:style-name="_31_"> </text:span><text:span text:style-name="_31_41">p</text:span><text:span text:style-name="_32_09">r</text:span><text:span text:style-name="_32_9">o</text:span><text:span text:style-name="_39_9">f</text:span><text:span text:style-name="_32_10">i</text:span><text:span text:style-name="_35_6">t</text:span><text:span text:style-name="_39_6">a</text:span><text:span text:style-name="_32_01">b</text:span><text:span text:style-name="_37_5">l</text:span><text:span text:style-name="_31_31">y</text:span><text:span text:style-name="_31_51"> </text:span><text:span text:style-name="_36_0">b</text:span><text:span text:style-name="_31_43">e</text:span><text:span text:style-name="_31_51"> </text:span><text:span text:style-name="_32_0">t</text:span><text:span text:style-name="_31_11">h</text:span><text:span text:style-name="_31_77">o</text:span><text:span text:style-name="_35_7">u</text:span><text:span text:style-name="_31_14">g</text:span><text:span text:style-name="_31_95">h</text:span><text:span text:style-name="_32_1">t</text:span><text:span text:style-name="_37_6"> </text:span><text:span text:style-name="_32_00">o</text:span><text:span text:style-name="_36_9">f</text:span><text:span text:style-name="_37_6"> </text:span><text:span text:style-name="_32_19">a</text:span><text:span text:style-name="_32_6">s</text:span><text:span text:style-name="_37_6"> </text:span><text:span text:style-name="_31_85">b</text:span><text:span text:style-name="_32_7">e</text:span><text:span text:style-name="_31_34">i</text:span><text:span text:style-name="_31_70">n</text:span><text:span text:style-name="_35_7">g</text:span><text:span text:style-name="_37_6"> </text:span><text:span text:style-name="_32_01">d</text:span><text:span text:style-name="_32_3">i</text:span><text:span text:style-name="_31_44">s</text:span><text:span text:style-name="_31_73">c</text:span><text:span text:style-name="_34_2">r</text:span><text:span text:style-name="_31_28">e</text:span><text:span text:style-name="_32_10">t</text:span><text:span text:style-name="_36_6">e</text:span>-<text:span text:style-name="_32_21">s</text:span><text:span text:style-name="_37_4">t</text:span><text:span text:style-name="_31_43">a</text:span><text:span text:style-name="_31_71">t</text:span><text:span text:style-name="_32_3">e</text:span><text:span text:style-name="_37_6"> </text:span><text:span text:style-name="_32_09">m</text:span><text:span text:style-name="_32_3">a</text:span><text:span text:style-name="_31_05">c</text:span><text:span text:style-name="_31_76">h</text:span><text:span text:style-name="_35_9">i</text:span><text:span text:style-name="_31_11">n</text:span><text:span text:style-name="_32_16">e</text:span><text:span text:style-name="_32_7">s</text:span><text:span text:style-name="_31_50">.</text:span><text:span text:style-name="_31_51"> </text:span><text:span text:style-name="_35_1">F</text:span><text:span text:style-name="_31_19">o</text:span><text:span text:style-name="_32_01">r</text:span><text:span text:style-name="_31_"> </text:span><text:span text:style-name="_31_11">i</text:span><text:span text:style-name="_31_79">n</text:span><text:span text:style-name="_36_5">s</text:span><text:span text:style-name="_31_14">t</text:span><text:span text:style-name="_31_71">a</text:span><text:span text:style-name="_36_8">n</text:span><text:span text:style-name="_31_40">c</text:span><text:span text:style-name="_31_71">e</text:span><text:span text:style-name="_31_"> </text:span><text:span text:style-name="_31_46">i</text:span><text:span text:style-name="_31_94">n</text:span><text:span text:style-name="_31_"> </text:span><text:span text:style-name="_31_14">c</text:span><text:span text:style-name="_31_92">o</text:span><text:span text:style-name="_32_7">n</text:span><text:span text:style-name="_39_9">s</text:span><text:span text:style-name="_31_79">i</text:span><text:span text:style-name="_33_9">d</text:span><text:span text:style-name="_31_40">e</text:span><text:span text:style-name="_31_91">r</text:span><text:span text:style-name="_35_9">i</text:span><text:span text:style-name="_31_40">n</text:span><text:span text:style-name="_31_95">g</text:span><text:span text:style-name="_31_"> </text:span><text:span text:style-name="_31_47">t</text:span><text:span text:style-name="_31_80">h</text:span><text:span text:style-name="_35_6">e</text:span><text:span text:style-name="_37_6"> </text:span><text:span text:style-name="_32_21">s</text:span><text:span text:style-name="_36_5">w</text:span><text:span text:style-name="_31_16">i</text:span><text:span text:style-name="_32_24">t</text:span><text:span text:style-name="_33_6">c</text:span><text:span text:style-name="_31_40">h</text:span><text:span text:style-name="_31_85">e</text:span><text:span text:style-name="_34_1">s</text:span><text:span text:style-name="_37_6"> </text:span><text:span text:style-name="_32_10">f</text:span><text:span text:style-name="_34_4">o</text:span><text:span text:style-name="_31_01">r</text:span><text:span text:style-name="_31_51"> </text:span><text:span text:style-name="_33_0">a</text:span><text:span text:style-name="_37_6"> </text:span><text:span text:style-name="_31_80">l</text:span><text:span text:style-name="_35_7">i</text:span><text:span text:style-name="_31_28">g</text:span><text:span text:style-name="_32_25">h</text:span><text:span text:style-name="_32_9">t</text:span><text:span text:style-name="_31_44">i</text:span><text:span text:style-name="_32_18">n</text:span><text:span text:style-name="_37_2">g</text:span><text:span text:style-name="_37_6"> </text:span><text:span text:style-name="_32_22">s</text:span><text:span text:style-name="_34_2">y</text:span><text:span text:style-name="_31_02">s</text:span><text:span text:style-name="_31_79">t</text:span><text:span text:style-name="_35_6">e</text:span><text:span text:style-name="_39_9">m</text:span><text:span text:style-name="_31_51"> </text:span><text:span text:style-name="_35_0">i</text:span><text:span text:style-name="_31_41">t</text:span><text:span text:style-name="_31_51"> </text:span><text:span text:style-name="_35_9">i</text:span><text:span text:style-name="_31_05">s</text:span><text:span text:style-name="_31_51"> </text:span><text:span text:style-name="_36_0">a</text:span><text:span text:style-name="_37_6"> </text:span><text:span text:style-name="_32_04">c</text:span><text:span text:style-name="_36_9">o</text:span><text:span text:style-name="_31_28">n</text:span><text:span text:style-name="_32_09">v</text:span><text:span text:style-name="_34_4">e</text:span><text:span text:style-name="_31_43">n</text:span><text:span text:style-name="_32_19">i</text:span><text:span text:style-name="_36_0">e</text:span><text:span text:style-name="_31_29">n</text:span><text:span text:style-name="_32_18">t</text:span><text:span text:style-name="_31_"> </text:span><text:span text:style-name="_31_47">f</text:span><text:span text:style-name="_31_79">i</text:span><text:span text:style-name="_35_3">c</text:span><text:span text:style-name="_31_31">t</text:span><text:span text:style-name="_32_10">i</text:span><text:span text:style-name="_36_0">o</text:span><text:span text:style-name="_31_44">n</text:span><text:span text:style-name="_31_51"> </text:span><text:span text:style-name="_37_1">t</text:span><text:span text:style-name="_31_17">h</text:span><text:span text:style-name="_31_71">a</text:span><text:span text:style-name="_36_5">t</text:span><text:span text:style-name="_37_6"> </text:span><text:span text:style-name="_31_86">e</text:span><text:span text:style-name="_32_6">a</text:span><text:span text:style-name="_31_20">c</text:span><text:span text:style-name="_32_10">h</text:span><text:span text:style-name="_31_"> </text:span><text:span text:style-name="_31_28">s</text:span><text:span text:style-name="_32_25">w</text:span><text:span text:style-name="_33_0">i</text:span><text:span text:style-name="_31_43">t</text:span><text:span text:style-name="_31_89">c</text:span><text:span text:style-name="_33_9">h</text:span><text:span text:style-name="_37_6"> </text:span><text:span text:style-name="_32_22">m</text:span><text:span text:style-name="_32_6">u</text:span><text:span text:style-name="_31_16">s</text:span><text:span text:style-name="_32_07">t</text:span><text:span text:style-name="_31_"> </text:span><text:span text:style-name="_39_8">b</text:span><text:span text:style-name="_32_15">e</text:span><text:span text:style-name="_31_"> </text:span><text:span text:style-name="_31_44">d</text:span><text:span text:style-name="_32_19">e</text:span><text:span text:style-name="_35_1">f</text:span><text:span text:style-name="_31_41">i</text:span><text:span text:style-name="_31_70">n</text:span><text:span text:style-name="_37_4">i</text:span><text:span text:style-name="_31_25">t</text:span><text:span text:style-name="_32_06">e</text:span><text:span text:style-name="_32_9">l</text:span><text:span text:style-name="_31_05">y</text:span><text:span text:style-name="_31_51"> </text:span><text:span text:style-name="_35_7">o</text:span><text:span text:style-name="_31_11">n</text:span><text:span text:style-name="_31_51"> </text:span><text:span text:style-name="_35_9">o</text:span><text:span text:style-name="_31_46">r</text:span><text:span text:style-name="_31_51"> </text:span><text:span text:style-name="_37_5">d</text:span><text:span text:style-name="_31_10">e</text:span><text:span text:style-name="_32_21">f</text:span><text:span text:style-name="_36_6">i</text:span><text:span text:style-name="_31_11">n</text:span><text:span text:style-name="_32_00">i</text:span><text:span text:style-name="_36_9">t</text:span><text:span text:style-name="_31_44">e</text:span><text:span text:style-name="_32_22">l</text:span><text:span text:style-name="_34_5">y</text:span><text:span text:style-name="_37_6"> </text:span><text:span text:style-name="_32_25">o</text:span><text:span text:style-name="_36_6">f</text:span><text:span text:style-name="_31_35">f</text:span><text:span text:style-name="_32_06">.</text:span><text:span text:style-name="_31_"> </text:span><text:span text:style-name="_31_49">T</text:span><text:span text:style-name="_32_10">h</text:span><text:span text:style-name="_33_6">e</text:span><text:span text:style-name="_31_29">r</text:span><text:span text:style-name="_32_09">e</text:span><text:span text:style-name="_31_"> </text:span><text:span text:style-name="_31_17">m</text:span><text:span text:style-name="_32_00">u</text:span><text:span text:style-name="_32_9">s</text:span><text:span text:style-name="_39_9">t</text:span><text:span text:style-name="_31_51"> </text:span><text:span text:style-name="_37_4">b</text:span><text:span text:style-name="_31_17">e</text:span><text:span text:style-name="_31_51"> </text:span><text:span text:style-name="_35_0">i</text:span><text:span text:style-name="_31_46">n</text:span><text:span text:style-name="_32_19">t</text:span><text:span text:style-name="_32_6">e</text:span><text:span text:style-name="_31_14">r</text:span><text:span text:style-name="_32_09">m</text:span><text:span text:style-name="_35_7">e</text:span><text:span text:style-name="_31_01">d</text:span><text:span text:style-name="_32_24">i</text:span><text:span text:style-name="_33_9">a</text:span><text:span text:style-name="_31_26">t</text:span><text:span text:style-name="_32_25">e</text:span><text:span text:style-name="_31_"> </text:span><text:span text:style-name="_31_25">p</text:span><text:span text:style-name="_32_19">o</text:span><text:span text:style-name="_35_0">s</text:span><text:span text:style-name="_39_5">i</text:span><text:span text:style-name="_31_73">t</text:span><text:span text:style-name="_34_4">i</text:span><text:span text:style-name="_31_26">o</text:span><text:span text:style-name="_32_09">n</text:span><text:span text:style-name="_37_4">s</text:span><text:span text:style-name="_31_43">,</text:span><text:span text:style-name="_31_51"> </text:span><text:span text:style-name="_36_0">b</text:span><text:span text:style-name="_31_17">u</text:span><text:span text:style-name="_31_94">t</text:span><text:span text:style-name="_31_"> </text:span><text:span text:style-name="_31_20">f</text:span><text:span text:style-name="_32_21">o</text:span><text:span text:style-name="_35_7">r</text:span><text:span text:style-name="_37_6"> </text:span><text:span text:style-name="_31_88">m</text:span><text:span text:style-name="_37_5">o</text:span><text:span text:style-name="_31_04">s</text:span><text:span text:style-name="_31_70">t</text:span><text:span text:style-name="_31_"> </text:span><text:span text:style-name="_31_02">p</text:span><text:span text:style-name="_32_25">u</text:span><text:span text:style-name="_36_5">r</text:span><text:span text:style-name="_31_17">p</text:span><text:span text:style-name="_31_88">o</text:span><text:span text:style-name="_36_0">s</text:span><text:span text:style-name="_31_04">e</text:span><text:span text:style-name="_32_00">s</text:span><text:span text:style-name="_31_"> </text:span><text:span text:style-name="_31_25">w</text:span><text:span text:style-name="_32_24">e</text:span><text:span text:style-name="_31_"> </text:span><text:span text:style-name="_31_41">c</text:span><text:span text:style-name="_31_95">a</text:span><text:span text:style-name="_32_4">n</text:span><text:span text:style-name="_37_6"> </text:span><text:span text:style-name="_32_03">f</text:span><text:span text:style-name="_37_4">o</text:span><text:span text:style-name="_31_19">r</text:span><text:span text:style-name="_31_73">g</text:span><text:span text:style-name="_34_2">e</text:span><text:span text:style-name="_31_50">t</text:span><text:span text:style-name="_31_51"> </text:span><text:span text:style-name="_37_5">a</text:span><text:span text:style-name="_31_02">b</text:span><text:span text:style-name="_32_25">o</text:span><text:span text:style-name="_37_2">u</text:span><text:span text:style-name="_31_19">t</text:span><text:span text:style-name="_31_51"> </text:span><text:span text:style-name="_32_9">t</text:span><text:span text:style-name="_31_28">h</text:span><text:span text:style-name="_31_74">e</text:span><text:span text:style-name="_32_1">m</text:span><text:span text:style-name="_31_29">.</text:span><text:span text:style-name="_31_51"> </text:span><text:span text:style-name="_36_0">A</text:span><text:span text:style-name="_31_28">s</text:span><text:span text:style-name="_31_51"> </text:span><text:span text:style-name="_35_3">a</text:span><text:span text:style-name="_31_41">n</text:span><text:span text:style-name="_31_51"> </text:span><text:span text:style-name="_36_5">e</text:span><text:span text:style-name="_31_41">x</text:span><text:span text:style-name="_31_76">a</text:span><text:span text:style-name="_32_4">m</text:span><text:span text:style-name="_31_14">p</text:span><text:span text:style-name="_31_76">l</text:span><text:span text:style-name="_32_4">e</text:span><text:span text:style-name="_37_6"> </text:span><text:span text:style-name="_31_89">o</text:span><text:span text:style-name="_33_6">f</text:span><text:span text:style-name="_37_6"> </text:span><text:span text:style-name="_31_88">a</text:span><text:span text:style-name="_31_"> </text:span><text:span text:style-name="_31_35">d</text:span><text:span text:style-name="_31_76">i</text:span><text:span text:style-name="_33_9">s</text:span><text:span text:style-name="_31_28">c</text:span><text:span text:style-name="_31_89">r</text:span><text:span text:style-name="_35_0">e</text:span><text:span text:style-name="_31_41">t</text:span><text:span text:style-name="_32_16">e</text:span>-<text:span text:style-name="_31_19">s</text:span><text:span text:style-name="_31_86">t</text:span><text:span text:style-name="_33_6">a</text:span><text:span text:style-name="_31_29">t</text:span><text:span text:style-name="_31_74">e</text:span><text:span text:style-name="_31_"> </text:span><text:span text:style-name="_39_6">m</text:span><text:span text:style-name="_32_09">a</text:span><text:span text:style-name="_35_0">c</text:span><text:span text:style-name="_31_46">h</text:span><text:span text:style-name="_32_07">i</text:span><text:span text:style-name="_35_0">n</text:span><text:span text:style-name="_31_13">e</text:span><text:span text:style-name="_31_51"> </text:span><text:span text:style-name="_32_1">w</text:span><text:span text:style-name="_31_19">e</text:span><text:span text:style-name="_31_51"> </text:span><text:span text:style-name="_34_4">m</text:span><text:span text:style-name="_31_10">i</text:span><text:span text:style-name="_32_25">g</text:span><text:span text:style-name="_37_4">h</text:span><text:span text:style-name="_31_31">t</text:span><text:span text:style-name="_31_51"> </text:span><text:span text:style-name="_32_0">c</text:span><text:span text:style-name="_31_28">o</text:span><text:span text:style-name="_32_06">n</text:span><text:span text:style-name="_35_3">s</text:span><text:span text:style-name="_31_05">i</text:span><text:span text:style-name="_31_91">d</text:span><text:span text:style-name="_36_9">e</text:span><text:span text:style-name="_31_05">r</text:span><text:span text:style-name="_31_51"> </text:span><text:span text:style-name="_32_3">a</text:span><text:span text:style-name="_37_6"> </text:span><text:span text:style-name="_31_86">w</text:span><text:span text:style-name="_35_4">h</text:span><text:span text:style-name="_31_16">e</text:span><text:span text:style-name="_31_91">e</text:span><text:span text:style-name="_32_7">l</text:span><text:span text:style-name="_37_6"> </text:span><text:span text:style-name="_32_07">w</text:span><text:span text:style-name="_35_1">h</text:span><text:span text:style-name="_31_04">i</text:span><text:span text:style-name="_32_18">c</text:span><text:span text:style-name="_33_8">h</text:span><text:span text:style-name="_37_6"> </text:span><text:span text:style-name="_32_09">c</text:span><text:span text:style-name="_33_6">l</text:span><text:span text:style-name="_31_32">i</text:span><text:span text:style-name="_32_07">c</text:span><text:span text:style-name="_34_2">k</text:span><text:span text:style-name="_31_02">s</text:span><text:span text:style-name="_31_51"> </text:span><text:span text:style-name="_35_9">r</text:span><text:span text:style-name="_31_47">o</text:span><text:span text:style-name="_32_18">u</text:span><text:span text:style-name="_36_5">n</text:span><text:span text:style-name="_31_47">d</text:span><text:span text:style-name="_31_51"> </text:span><text:span text:style-name="_35_3">t</text:span><text:span text:style-name="_31_04">h</text:span><text:span text:style-name="_32_10">r</text:span><text:span text:style-name="_32_0">o</text:span><text:span text:style-name="_31_32">u</text:span><text:span text:style-name="_32_04">g</text:span><text:span text:style-name="_33_0">h</text:span><text:span text:style-name="_37_6"> </text:span><text:span text:style-name="_32_06">1</text:span><text:span text:style-name="_32_3">2</text:span><text:span text:style-name="_31_40">0</text:span><text:span text:style-name="_31_51"> </text:span><text:span text:style-name="_34_5">o</text:span><text:span text:style-name="_31_11">n</text:span><text:span text:style-name="_31_74">c</text:span><text:span text:style-name="_34_2">e</text:span><text:span text:style-name="_37_6"> </text:span><text:span text:style-name="_31_74">a</text:span><text:span text:style-name="_31_"> </text:span><text:span text:style-name="_31_44">s</text:span><text:span text:style-name="_31_91">e</text:span><text:span text:style-name="_33_0">c</text:span><text:span text:style-name="_31_31">o</text:span><text:span text:style-name="_31_76">n</text:span><text:span text:style-name="_35_6">d</text:span><text:span text:style-name="_39_8">,</text:span><text:span text:style-name="_31_51"> </text:span><text:span text:style-name="_35_1">b</text:span><text:span text:style-name="_31_26">u</text:span><text:span text:style-name="_32_01">t</text:span><text:span text:style-name="_31_"> </text:span><text:span text:style-name="_31_41">m</text:span><text:span text:style-name="_31_74">a</text:span><text:span text:style-name="_32_4">y</text:span><text:span text:style-name="_37_6"> </text:span><text:span text:style-name="_31_94">b</text:span><text:span text:style-name="_36_8">e</text:span><text:span text:style-name="_37_6"> </text:span><text:span text:style-name="_32_18">s</text:span><text:span text:style-name="_35_3">t</text:span><text:span text:style-name="_31_50">o</text:span><text:span text:style-name="_31_74">p</text:span><text:span text:style-name="_33_6">p</text:span><text:span text:style-name="_31_35">e</text:span><text:span text:style-name="_31_86">d</text:span><text:span text:style-name="_31_"> </text:span><text:span text:style-name="_31_29">b</text:span><text:span text:style-name="_31_76">y</text:span><text:span text:style-name="_31_"> </text:span><text:span text:style-name="_31_35">a</text:span><text:span text:style-name="_31_51"> </text:span><text:span text:style-name="_36_0">]</text:span><text:span text:style-name="_31_26">e</text:span><text:span text:style-name="_31_95">v</text:span><text:span text:style-name="_32_6">e</text:span><text:span text:style-name="_31_05">r</text:span><text:span text:style-name="_31_51"> </text:span><text:span text:style-name="_37_2">w</text:span><text:span text:style-name="_31_26">h</text:span><text:span text:style-name="_31_88">i</text:span><text:span text:style-name="_35_4">c</text:span><text:span text:style-name="_31_29">h</text:span><text:span text:style-name="_31_51"> </text:span><text:span text:style-name="_37_2">c</text:span><text:span text:style-name="_31_01">a</text:span><text:span text:style-name="_31_77">n</text:span><text:span text:style-name="_31_"> </text:span><text:span text:style-name="_39_8">b</text:span><text:span text:style-name="_31_85">e</text:span><text:span text:style-name="_31_"> </text:span><text:span text:style-name="_31_02">o</text:span><text:span text:style-name="_32_09">p</text:span><text:span text:style-name="_34_5">e</text:span><text:span text:style-name="_39_9">r</text:span><text:span text:style-name="_32_01">a</text:span><text:span text:style-name="_33_0">t</text:span><text:span text:style-name="_31_17">e</text:span><text:span text:style-name="_32_16">d</text:span><text:span text:style-name="_31_"> </text:span><text:span text:style-name="_31_43">f</text:span><text:span text:style-name="_31_71">r</text:span><text:span text:style-name="_37_5">o</text:span><text:span text:style-name="_39_8">m</text:span><text:span text:style-name="_31_51"> </text:span><text:span text:style-name="_32_4">o</text:span><text:span text:style-name="_31_04">u</text:span><text:span text:style-name="_31_89">t</text:span><text:span text:style-name="_35_1">s</text:span><text:span text:style-name="_31_32">i</text:span><text:span text:style-name="_31_94">d</text:span><text:span text:style-name="_35_3">e</text:span><text:span text:style-name="_31_40">;</text:span><text:span text:style-name="_31_51"> </text:span><text:span text:style-name="_32_3">i</text:span><text:span text:style-name="_31_25">n</text:span><text:span text:style-name="_31_51"> </text:span><text:span text:style-name="_37_4">a</text:span><text:span text:style-name="_31_49">d</text:span><text:span text:style-name="_32_03">d</text:span><text:span text:style-name="_37_2">i</text:span><text:span text:style-name="_31_28">t</text:span><text:span text:style-name="_32_06">i</text:span><text:span text:style-name="_33_0">o</text:span><text:span text:style-name="_31_13">n</text:span><text:span text:style-name="_31_51"> </text:span><text:span text:style-name="_33_9">a</text:span><text:span text:style-name="_37_6"> </text:span><text:span text:style-name="_32_21">l</text:span><text:span text:style-name="_32_0">a</text:span><text:span text:style-name="_31_32">m</text:span><text:span text:style-name="_32_03">p</text:span><text:span text:style-name="_31_"> </text:span><text:span text:style-name="_31_11">i</text:span><text:span text:style-name="_32_03">s</text:span><text:span text:style-name="_31_"> </text:span><text:span text:style-name="_31_44">t</text:span><text:span text:style-name="_31_89">o</text:span><text:span text:style-name="_31_"> </text:span><text:span text:style-name="_31_10">l</text:span><text:span text:style-name="_31_94">i</text:span><text:span text:style-name="_32_0">g</text:span><text:span text:style-name="_31_41">h</text:span><text:span text:style-name="_31_73">t</text:span><text:span text:style-name="_31_"> </text:span><text:span text:style-name="_31_19">i</text:span><text:span text:style-name="_32_01">n</text:span><text:span text:style-name="_31_"> </text:span><text:span text:style-name="_31_16">o</text:span><text:span text:style-name="_32_00">n</text:span><text:span text:style-name="_36_8">e</text:span><text:span text:style-name="_37_6"> </text:span><text:span text:style-name="_32_22">o</text:span><text:span text:style-name="_36_0">f</text:span><text:span text:style-name="_37_6"> </text:span><text:span text:style-name="_32_15">t</text:span><text:span text:style-name="_34_5">h</text:span><text:span text:style-name="_31_05">e</text:span><text:span text:style-name="_31_51"> </text:span><text:span text:style-name="_34_2">p</text:span><text:span text:style-name="_31_28">o</text:span><text:span text:style-name="_31_77">s</text:span><text:span text:style-name="_36_9">i</text:span><text:span text:style-name="_31_05">t</text:span><text:span text:style-name="_32_03">i</text:span><text:span text:style-name="_33_5">o</text:span><text:span text:style-name="_31_19">n</text:span><text:span text:style-name="_31_94">s</text:span><text:span text:style-name="_31_"> </text:span><text:span text:style-name="_31_26">o</text:span><text:span text:style-name="_31_80">f</text:span><text:span text:style-name="_31_"> </text:span><text:span text:style-name="_31_34">t</text:span><text:span text:style-name="_32_00">h</text:span><text:span text:style-name="_37_2">e</text:span><text:span text:style-name="_37_6"> </text:span><text:span text:style-name="_32_25">w</text:span><text:span text:style-name="_35_6">h</text:span><text:span text:style-name="_31_14">e</text:span><text:span text:style-name="_31_77">e</text:span><text:span text:style-name="_36_6">l</text:span><text:span text:style-name="_31_31">.</text:span><text:span text:style-name="_31_51"> </text:span><text:span text:style-name="_35_7">T</text:span><text:span text:style-name="_31_02">h</text:span><text:span text:style-name="_32_01">i</text:span><text:span text:style-name="_37_5">s</text:span><text:span text:style-name="_37_6"> </text:span><text:span text:style-name="_31_92">m</text:span><text:span text:style-name="_32_7">a</text:span><text:span text:style-name="_39_8">c</text:span><text:span text:style-name="_32_21">h</text:span><text:span text:style-name="_32_1">i</text:span><text:span text:style-name="_31_28">n</text:span><text:span text:style-name="_31_71">e</text:span><text:span text:style-name="_31_"> </text:span><text:span text:style-name="_31_02">c</text:span><text:span text:style-name="_32_01">o</text:span><text:span text:style-name="_33_0">u</text:span><text:span text:style-name="_31_26">l</text:span><text:span text:style-name="_31_88">d</text:span><text:span text:style-name="_31_"> </text:span><text:span text:style-name="_39_6">b</text:span><text:span text:style-name="_32_04">e</text:span><text:span text:style-name="_31_"> </text:span><text:span text:style-name="_31_32">d</text:span><text:span text:style-name="_32_01">e</text:span><text:span text:style-name="_32_4">s</text:span><text:span text:style-name="_39_8">c</text:span><text:span text:style-name="_32_10">r</text:span><text:span text:style-name="_32_6">i</text:span><text:span text:style-name="_31_46">b</text:span><text:span text:style-name="_31_71">e</text:span><text:span text:style-name="_33_0">d</text:span><text:span text:style-name="_37_6"> </text:span><text:span text:style-name="_32_16">a</text:span><text:span text:style-name="_32_0">b</text:span><text:span text:style-name="_31_34">s</text:span><text:span text:style-name="_31_88">t</text:span><text:span text:style-name="_34_1">r</text:span><text:span text:style-name="_31_16">a</text:span><text:span text:style-name="_31_91">c</text:span><text:span text:style-name="_32_9">t</text:span><text:span text:style-name="_31_47">l</text:span><text:span text:style-name="_31_77">y</text:span><text:span text:style-name="_31_"> </text:span><text:span text:style-name="_31_28">a</text:span><text:span text:style-name="_32_06">s</text:span><text:span text:style-name="_31_"> </text:span><text:span text:style-name="_31_31">f</text:span><text:span text:style-name="_32_00">o</text:span><text:span text:style-name="_32_4">l</text:span><text:span text:style-name="_39_9">l</text:span><text:span text:style-name="_31_85">o</text:span><text:span text:style-name="_37_5">w</text:span><text:span text:style-name="_31_02">s</text:span><text:span text:style-name="_31_79">.</text:span><text:span text:style-name="_31_"> </text:span><text:span text:style-name="_31_31">T</text:span><text:span text:style-name="_31_95">h</text:span><text:span text:style-name="_32_7">e</text:span><text:span text:style-name="_37_6"> </text:span><text:span text:style-name="_31_88">i</text:span><text:span text:style-name="_34_2">n</text:span><text:span text:style-name="_31_25">t</text:span><text:span text:style-name="_32_09">e</text:span><text:span text:style-name="_37_5">r</text:span><text:span text:style-name="_31_26">n</text:span><text:span text:style-name="_32_10">a</text:span><text:span text:style-name="_37_5">l</text:span><text:span text:style-name="_37_6"> </text:span><text:span text:style-name="_31_94">s</text:span><text:span text:style-name="_33_8">t</text:span><text:span text:style-name="_31_29">a</text:span><text:span text:style-name="_31_79">t</text:span><text:span text:style-name="_34_1">e</text:span><text:span text:style-name="_37_6"> </text:span><text:span text:style-name="_32_22">o</text:span><text:span text:style-name="_32_9">f</text:span><text:span text:style-name="_37_6"> </text:span><text:span text:style-name="_32_22">t</text:span><text:span text:style-name="_37_2">h</text:span><text:span text:style-name="_31_14">e</text:span><text:span text:style-name="_31_51"> </text:span><text:span text:style-name="_34_5">m</text:span><text:span text:style-name="_31_11">a</text:span><text:span text:style-name="_31_86">c</text:span><text:span text:style-name="_37_1">h</text:span><text:span text:style-name="_31_26">i</text:span><text:span text:style-name="_32_19">n</text:span><text:span text:style-name="_33_8">e</text:span><text:span text:style-name="_37_6"> </text:span><text:span text:style-name="_31_79">(</text:span><text:span text:style-name="_32_9">w</text:span><text:span text:style-name="_39_6">h</text:span><text:span text:style-name="_31_95">i</text:span><text:span text:style-name="_33_5">c</text:span><text:span text:style-name="_31_46">h</text:span><text:span text:style-name="_31_51"> </text:span><text:span text:style-name="_32_0">i</text:span><text:span text:style-name="_39_9">s</text:span><text:span text:style-name="_31_51"> </text:span><text:span text:style-name="_32_9">d</text:span><text:span text:style-name="_31_19">e</text:span><text:span text:style-name="_31_88">s</text:span><text:span text:style-name="_34_1">c</text:span><text:span text:style-name="_39_5">r</text:span><text:span text:style-name="_31_77">i</text:span><text:span text:style-name="_32_6">b</text:span><text:span text:style-name="_31_02">e</text:span><text:span text:style-name="_31_85">d</text:span><text:span text:style-name="_31_"> </text:span><text:span text:style-name="_31_25">b</text:span><text:span text:style-name="_31_86">y</text:span><text:span text:style-name="_31_"> </text:span><text:span text:style-name="_31_34">t</text:span><text:span text:style-name="_31_92">h</text:span><text:span text:style-name="_32_0">e</text:span><text:span text:style-name="_37_6"> </text:span><text:span text:style-name="_32_16">p</text:span><text:span text:style-name="_34_2">o</text:span><text:span text:style-name="_31_29">s</text:span><text:span text:style-name="_31_95">i</text:span><text:span text:style-name="_33_0">t</text:span><text:span text:style-name="_31_16">i</text:span><text:span text:style-name="_32_06">o</text:span><text:span text:style-name="_35_3">n</text:span><text:span text:style-name="_37_6"> </text:span><text:span text:style-name="_32_15">o</text:span><text:span text:style-name="_37_1">f</text:span><text:span text:style-name="_37_6"> </text:span><text:span text:style-name="_31_88">t</text:span><text:span text:style-name="_32_1">h</text:span><text:span text:style-name="_31_17">e</text:span><text:span text:style-name="_31_51"> </text:span><text:span text:style-name="_36_5">w</text:span><text:span text:style-name="_31_35">h</text:span><text:span text:style-name="_31_80">e</text:span><text:span text:style-name="_32_3">e</text:span><text:span text:style-name="_31_50">l</text:span><text:span text:style-name="_31_77">)</text:span><text:span text:style-name="_31_"> </text:span><text:span text:style-name="_31_05">m</text:span><text:span text:style-name="_32_04">a</text:span><text:span text:style-name="_32_4">y</text:span><text:span text:style-name="_37_6"> </text:span><text:span text:style-name="_32_00">b</text:span><text:span text:style-name="_33_0">e</text:span><text:span text:style-name="_37_6"> </text:span><text:span text:style-name="_31_70">q</text:span><text:span text:style-name="_37_5">1</text:span><text:span text:style-name="_31_25">,</text:span><text:span text:style-name="_31_51"> </text:span><text:span text:style-name="_33_0">q</text:span><text:span text:style-name="_31_17">2</text:span><text:span text:style-name="_31_51"> </text:span><text:span text:style-name="_37_1">o</text:span><text:span text:style-name="_31_17">r</text:span><text:span text:style-name="_31_51"> </text:span><text:span text:style-name="_32_4">q</text:span><text:span text:style-name="_31_49">3</text:span><text:span text:style-name="_31_89">.</text:span><text:span text:style-name="_31_"> </text:span><text:span text:style-name="_31_50">T</text:span><text:span text:style-name="_32_06">h</text:span><text:span text:style-name="_34_1">e</text:span><text:span text:style-name="_31_32">r</text:span><text:span text:style-name="_31_70">e</text:span><text:span text:style-name="_31_"> </text:span><text:span text:style-name="_39_5">i</text:span><text:span text:style-name="_31_85">s</text:span><text:span text:style-name="_31_"> </text:span><text:span text:style-name="_31_11">a</text:span><text:span text:style-name="_31_86">n</text:span><text:span text:style-name="_31_"> </text:span><text:span text:style-name="_31_25">i</text:span><text:span text:style-name="_32_03">n</text:span><text:span text:style-name="_37_1">p</text:span><text:span text:style-name="_31_26">u</text:span><text:span text:style-name="_31_80">t</text:span><text:span text:style-name="_31_"> </text:span><text:span text:style-name="_31_01">s</text:span><text:span text:style-name="_32_01">i</text:span><text:span text:style-name="_35_7">g</text:span><text:span text:style-name="_31_40">n</text:span><text:span text:style-name="_32_01">a</text:span><text:span text:style-name="_32_7">l</text:span><text:span text:style-name="_37_6"> </text:span><text:span text:style-name="_32_04">i</text:span><text:span text:style-name="_36_6">0</text:span><text:span text:style-name="_31_47">.</text:span><text:span text:style-name="_31_51"> </text:span><text:span text:style-name="_33_0">o</text:span><text:span text:style-name="_31_50">r</text:span><text:span text:style-name="_31_51"> </text:span><text:span text:style-name="_33_0">i</text:span><text:span text:style-name="_31_46">1</text:span><text:span text:style-name="_31_51"> </text:span><text:span text:style-name="_37_2">(</text:span><text:span text:style-name="_31_32">p</text:span><text:span text:style-name="_31_91">o</text:span><text:span text:style-name="_35_7">s</text:span><text:span text:style-name="_31_02">i</text:span><text:span text:style-name="_32_15">t</text:span><text:span text:style-name="_36_0">i</text:span><text:span text:style-name="_31_01">o</text:span><text:span text:style-name="_32_18">n</text:span><text:span text:style-name="_31_"> </text:span><text:span text:style-name="_31_41">o</text:span><text:span text:style-name="_32_25">f</text:span><text:span text:style-name="_31_"> </text:span><text:span text:style-name="_31_01">]</text:span><text:span text:style-name="_32_24">e</text:span><text:span text:style-name="_35_0">v</text:span><text:span text:style-name="_31_35">e</text:span><text:span text:style-name="_32_19">r</text:span><text:span text:style-name="_33_9">)</text:span><text:span text:style-name="_31_28">.</text:span><text:span text:style-name="_31_51"> </text:span><text:span text:style-name="_35_3">T</text:span><text:span text:style-name="_31_46">h</text:span><text:span text:style-name="_31_91">e</text:span><text:span text:style-name="_31_"> </text:span><text:span text:style-name="_31_35">i</text:span><text:span text:style-name="_32_15">n</text:span><text:span text:style-name="_35_9">t</text:span><text:span text:style-name="_31_26">e</text:span><text:span text:style-name="_31_88">r</text:span><text:span text:style-name="_32_1">n</text:span><text:span text:style-name="_31_32">a</text:span><text:span text:style-name="_32_24">l</text:span><text:span text:style-name="_31_"> </text:span><text:span text:style-name="_31_34">s</text:span><text:span text:style-name="_31_73">t</text:span><text:span text:style-name="_32_1">a</text:span><text:span text:style-name="_31_28">t</text:span><text:span text:style-name="_32_03">e</text:span><text:span text:style-name="_31_"> </text:span><text:span text:style-name="_31_28">a</text:span><text:span text:style-name="_32_25">t</text:span><text:span text:style-name="_31_"> </text:span><text:span text:style-name="_31_25">a</text:span><text:span text:style-name="_31_86">n</text:span><text:span text:style-name="_35_9">y</text:span><text:span text:style-name="_37_6"> </text:span><text:span text:style-name="_32_10">m</text:span><text:span text:style-name="_34_4">o</text:span><text:span text:style-name="_31_47">m</text:span><text:span text:style-name="_31_70">e</text:span><text:span text:style-name="_32_9">n</text:span><text:span text:style-name="_31_49">t</text:span><text:span text:style-name="_31_51"> </text:span><text:span text:style-name="_34_2">i</text:span><text:span text:style-name="_39_8">s</text:span><text:span text:style-name="_31_51"> </text:span><text:span text:style-name="_36_6">d</text:span><text:span text:style-name="_31_50">e</text:span><text:span text:style-name="_31_86">t</text:span><text:span text:style-name="_34_1">e</text:span><text:span text:style-name="_31_40">r</text:span><text:span text:style-name="_31_74">m</text:span><text:span text:style-name="_33_6">i</text:span><text:span text:style-name="_31_50">n</text:span><text:span text:style-name="_31_94">e</text:span><text:span text:style-name="_35_6">d</text:span><text:span text:style-name="_37_6"> </text:span><text:span text:style-name="_32_10">b</text:span><text:span text:style-name="_37_5">y</text:span><text:span text:style-name="_37_6"> </text:span><text:span text:style-name="_31_74">t</text:span><text:span text:style-name="_36_5">h</text:span><text:span text:style-name="_31_49">e</text:span><text:span text:style-name="_31_51"> </text:span><text:span text:style-name="_34_1">l</text:span><text:span text:style-name="_31_50">a</text:span><text:span text:style-name="_31_74">s</text:span><text:span text:style-name="_37_2">t</text:span><text:span text:style-name="_37_6"> </text:span><text:span text:style-name="_32_10">s</text:span><text:span text:style-name="_32_9">t</text:span><text:span text:style-name="_31_29">a</text:span><text:span text:style-name="_31_91">t</text:span><text:span text:style-name="_32_4">e</text:span><text:span text:style-name="_37_6"> </text:span><text:span text:style-name="_32_09">a</text:span><text:span text:style-name="_33_5">n</text:span><text:span text:style-name="_31_28">d</text:span><text:span text:style-name="_31_51"> </text:span><text:span text:style-name="_32_1">i</text:span><text:span text:style-name="_31_43">n</text:span><text:span text:style-name="_31_70">p</text:span><text:span text:style-name="_34_5">u</text:span><text:span text:style-name="_39_8">t</text:span><text:span text:style-name="_31_51"> </text:span><text:span text:style-name="_36_0">s</text:span><text:span text:style-name="_31_32">i</text:span><text:span text:style-name="_32_04">g</text:span><text:span text:style-name="_34_2">n</text:span><text:span text:style-name="_31_32">a</text:span><text:span text:style-name="_31_92">l</text:span><text:span text:style-name="_31_"> </text:span><text:span text:style-name="_31_13">a</text:span><text:span text:style-name="_31_95">c</text:span><text:span text:style-name="_34_4">c</text:span><text:span text:style-name="_31_34">o</text:span><text:span text:style-name="_31_88">r</text:span><text:span text:style-name="_32_7">d</text:span><text:span text:style-name="_31_34">i</text:span><text:span text:style-name="_31_88">n</text:span><text:span text:style-name="_37_2">g</text:span><text:span text:style-name="_37_6"> </text:span><text:span text:style-name="_32_04">t</text:span><text:span text:style-name="_37_5">o</text:span><text:span text:style-name="_37_6"> </text:span><text:span text:style-name="_31_91">t</text:span><text:span text:style-name="_32_4">h</text:span><text:span text:style-name="_31_25">e</text:span><text:span text:style-name="_31_51"> </text:span><text:span text:style-name="_36_9">t</text:span><text:span text:style-name="_31_43">a</text:span><text:span text:style-name="_32_25">b</text:span><text:span text:style-name="_36_9">l</text:span><text:span text:style-name="_31_43">e</text:span></text:p>
      <text:p text:style-name="P1"><text:span text:style-name="_36_0">(</text:span><text:span text:style-name="_31_50">T</text:span><text:span text:style-name="_32_03">A</text:span><text:span text:style-name="_32_1">B</text:span><text:span text:style-name="_31_40">L</text:span><text:span text:style-name="_32_24">E</text:span><text:span text:style-name="_31_"> </text:span><text:span text:style-name="_31_25">D</text:span><text:span text:style-name="_31_71">E</text:span><text:span text:style-name="_35_4">L</text:span><text:span text:style-name="_31_35">E</text:span><text:span text:style-name="_32_04">T</text:span><text:span text:style-name="_36_0">E</text:span><text:span text:style-name="_31_02">D</text:span><text:span text:style-name="_31_86">)</text:span></text:p>
      <text:p text:style-name="P1"><text:span text:style-name="_31_01">T</text:span><text:span text:style-name="_32_03">h</text:span><text:span text:style-name="_32_6">e</text:span><text:span text:style-name="_37_6"> </text:span><text:span text:style-name="_31_94">o</text:span><text:span text:style-name="_35_6">u</text:span><text:span text:style-name="_31_43">t</text:span><text:span text:style-name="_32_10">p</text:span><text:span text:style-name="_34_5">u</text:span><text:span text:style-name="_31_16">t</text:span><text:span text:style-name="_31_51"> </text:span><text:span text:style-name="_32_9">s</text:span><text:span text:style-name="_31_40">i</text:span><text:span text:style-name="_32_25">g</text:span><text:span text:style-name="_34_2">n</text:span><text:span text:style-name="_31_02">a</text:span><text:span text:style-name="_32_18">l</text:span><text:span text:style-name="_37_2">s</text:span><text:span text:style-name="_31_50">,</text:span><text:span text:style-name="_31_51"> </text:span><text:span text:style-name="_32_6">t</text:span><text:span text:style-name="_31_01">h</text:span><text:span text:style-name="_32_07">e</text:span><text:span text:style-name="_31_"> </text:span><text:span text:style-name="_39_6">o</text:span><text:span text:style-name="_32_09">n</text:span><text:span text:style-name="_37_4">l</text:span><text:span text:style-name="_31_44">y</text:span><text:span text:style-name="_31_51"> </text:span><text:span text:style-name="_35_9">e</text:span><text:span text:style-name="_39_6">x</text:span><text:span text:style-name="_32_04">t</text:span><text:span text:style-name="_32_6">e</text:span><text:span text:style-name="_31_28">r</text:span><text:span text:style-name="_32_07">n</text:span><text:span text:style-name="_32_6">a</text:span><text:span text:style-name="_31_17">l</text:span><text:span text:style-name="_32_07">l</text:span><text:span text:style-name="_33_6">y</text:span><text:span text:style-name="_37_6"> </text:span><text:span text:style-name="_31_77">v</text:span><text:span text:style-name="_35_9">i</text:span><text:span text:style-name="_31_31">s</text:span><text:span text:style-name="_31_86">i</text:span><text:span text:style-name="_32_4">b</text:span><text:span text:style-name="_31_26">l</text:span><text:span text:style-name="_31_80">e</text:span><text:span text:style-name="_31_"> </text:span><text:span text:style-name="_31_16">i</text:span><text:span text:style-name="_32_06">n</text:span><text:span text:style-name="_36_6">d</text:span><text:span text:style-name="_31_32">i</text:span><text:span text:style-name="_32_07">c</text:span><text:span text:style-name="_34_2">a</text:span><text:span text:style-name="_31_32">t</text:span><text:span text:style-name="_32_00">i</text:span><text:span text:style-name="_36_6">o</text:span><text:span text:style-name="_31_35">n</text:span><text:span text:style-name="_31_51"> </text:span><text:span text:style-name="_32_4">o</text:span><text:span text:style-name="_31_26">f</text:span><text:span text:style-name="_31_51"> </text:span><text:span text:style-name="_34_5">t</text:span><text:span text:style-name="_31_16">h</text:span><text:span text:style-name="_32_21">e</text:span><text:span text:style-name="_31_"> </text:span><text:span text:style-name="_31_49">i</text:span><text:span text:style-name="_32_01">n</text:span><text:span text:style-name="_32_7">t</text:span><text:span text:style-name="_31_25">e</text:span><text:span text:style-name="_32_03">r</text:span><text:span text:style-name="_32_4">n</text:span><text:span text:style-name="_31_01">a</text:span><text:span text:style-name="_31_77">l</text:span><text:span text:style-name="_31_"> </text:span><text:span text:style-name="_31_10">s</text:span><text:span text:style-name="_31_85">t</text:span><text:span text:style-name="_33_9">a</text:span><text:span text:style-name="_31_13">t</text:span><text:span text:style-name="_32_01">e</text:span><text:span text:style-name="_31_"> </text:span><text:span text:style-name="_39_9">(</text:span><text:span text:style-name="_32_24">t</text:span><text:span text:style-name="_33_8">h</text:span><text:span text:style-name="_31_28">e</text:span><text:span text:style-name="_31_51"> </text:span><text:span text:style-name="_33_6">l</text:span><text:span text:style-name="_31_29">i</text:span><text:span text:style-name="_32_15">g</text:span><text:span text:style-name="_33_0">h</text:span><text:span text:style-name="_31_35">t</text:span><text:span text:style-name="_32_19">)</text:span><text:span text:style-name="_31_"> </text:span><text:span text:style-name="_31_28">a</text:span><text:span text:style-name="_32_15">r</text:span><text:span text:style-name="_36_0">e</text:span><text:span text:style-name="_37_6"> </text:span><text:span text:style-name="_32_00">d</text:span><text:span text:style-name="_32_7">e</text:span><text:span text:style-name="_31_50">s</text:span><text:span text:style-name="_31_88">c</text:span><text:span text:style-name="_33_5">r</text:span><text:span text:style-name="_31_14">i</text:span><text:span text:style-name="_31_86">b</text:span><text:span text:style-name="_34_5">e</text:span><text:span text:style-name="_31_20">d</text:span><text:span text:style-name="_31_51"> </text:span><text:span text:style-name="_36_0">b</text:span><text:span text:style-name="_31_11">y</text:span><text:span text:style-name="_31_51"> </text:span><text:span text:style-name="_36_8">t</text:span><text:span text:style-name="_31_28">h</text:span><text:span text:style-name="_32_24">e</text:span><text:span text:style-name="_31_"> </text:span><text:span text:style-name="_31_40">t</text:span><text:span text:style-name="_32_06">a</text:span><text:span text:style-name="_32_9">b</text:span><text:span text:style-name="_31_26">l</text:span><text:span text:style-name="_31_95">e</text:span></text:p>
      <text:p text:style-name="P1"><text:span text:style-name="_31_04">S</text:span><text:span text:style-name="_31_92">t</text:span><text:span text:style-name="_35_9">a</text:span><text:span text:style-name="_31_11">t</text:span><text:span text:style-name="_31_71">e</text:span><text:span text:style-name="_31_"> </text:span><text:span text:style-name="_31_14">q</text:span><text:span text:style-name="_31_74">1</text:span><text:span text:style-name="_31_"> </text:span><text:span text:style-name="_31_29">q</text:span><text:span text:style-name="_32_07">2</text:span><text:span text:style-name="_31_"> </text:span><text:span text:style-name="_31_10">q</text:span><text:span text:style-name="_32_22">3</text:span></text:p>
      <text:p text:style-name="P1"><text:span text:style-name="_31_44">o</text:span><text:span text:style-name="_31_88">u</text:span><text:span text:style-name="_36_8">t</text:span><text:span text:style-name="_31_29">p</text:span><text:span text:style-name="_32_10">u</text:span><text:span text:style-name="_37_4">t</text:span><text:span text:style-name="_37_6"> </text:span><text:span text:style-name="_32_24">o</text:span><text:span text:style-name="_37_4">0</text:span><text:span text:style-name="_37_6"> </text:span><text:span text:style-name="_31_94">o</text:span><text:span text:style-name="_35_4">0</text:span><text:span text:style-name="_37_6"> </text:span><text:span text:style-name="_31_95">o</text:span><text:span text:style-name="_32_1">1</text:span></text:p>
      <text:p text:style-name="P1"><text:span text:style-name="_32_21">T</text:span><text:span text:style-name="_36_6">h</text:span><text:span text:style-name="_31_10">i</text:span><text:span text:style-name="_32_24">s</text:span><text:span text:style-name="_31_"> </text:span><text:span text:style-name="_39_6">e</text:span><text:span text:style-name="_32_01">x</text:span><text:span text:style-name="_34_4">a</text:span><text:span text:style-name="_31_35">m</text:span><text:span text:style-name="_32_19">p</text:span><text:span text:style-name="_36_5">l</text:span><text:span text:style-name="_31_19">e</text:span><text:span text:style-name="_31_51"> </text:span><text:span text:style-name="_37_4">i</text:span><text:span text:style-name="_31_10">s</text:span><text:span text:style-name="_31_51"> </text:span><text:span text:style-name="_37_2">t</text:span><text:span text:style-name="_31_16">y</text:span><text:span text:style-name="_32_24">p</text:span><text:span text:style-name="_36_0">i</text:span><text:span text:style-name="_39_5">c</text:span><text:span text:style-name="_31_80">a</text:span><text:span text:style-name="_37_2">l</text:span><text:span text:style-name="_37_6"> </text:span><text:span text:style-name="_31_94">o</text:span><text:span text:style-name="_33_8">f</text:span><text:span text:style-name="_37_6"> </text:span><text:span text:style-name="_31_95">d</text:span><text:span text:style-name="_32_6">i</text:span><text:span text:style-name="_31_50">s</text:span><text:span text:style-name="_31_94">c</text:span><text:span text:style-name="_36_5">r</text:span><text:span text:style-name="_31_41">e</text:span><text:span text:style-name="_31_88">t</text:span><text:span text:style-name="_34_1">e</text:span>-<text:span text:style-name="_31_77">s</text:span><text:span text:style-name="_33_6">t</text:span><text:span text:style-name="_31_11">a</text:span><text:span text:style-name="_31_73">t</text:span><text:span text:style-name="_32_9">e</text:span><text:span text:style-name="_37_6"> </text:span><text:span text:style-name="_31_95">m</text:span><text:span text:style-name="_32_9">a</text:span><text:span text:style-name="_31_02">c</text:span><text:span text:style-name="_31_79">h</text:span><text:span text:style-name="_36_8">i</text:span><text:span text:style-name="_31_49">n</text:span><text:span text:style-name="_31_89">e</text:span><text:span text:style-name="_35_1">s</text:span><text:span text:style-name="_39_8">.</text:span><text:span text:style-name="_31_51"> </text:span><text:span text:style-name="_35_1">T</text:span><text:span text:style-name="_31_46">h</text:span><text:span text:style-name="_31_79">e</text:span><text:span text:style-name="_37_1">y</text:span><text:span text:style-name="_37_6"> </text:span><text:span text:style-name="_31_95">c</text:span><text:span text:style-name="_33_6">a</text:span><text:span text:style-name="_39_9">n</text:span><text:span text:style-name="_31_51"> </text:span><text:span text:style-name="_37_5">b</text:span><text:span text:style-name="_31_34">e</text:span><text:span text:style-name="_31_51"> </text:span><text:span text:style-name="_36_8">d</text:span><text:span text:style-name="_39_5">e</text:span><text:span text:style-name="_31_80">s</text:span><text:span text:style-name="_35_0">c</text:span><text:span text:style-name="_31_04">r</text:span><text:span text:style-name="_32_19">i</text:span><text:span text:style-name="_36_5">b</text:span><text:span text:style-name="_31_46">e</text:span><text:span text:style-name="_32_04">d</text:span><text:span text:style-name="_31_"> </text:span><text:span text:style-name="_39_8">b</text:span><text:span text:style-name="_32_15">y</text:span><text:span text:style-name="_31_"> </text:span><text:span text:style-name="_39_9">s</text:span><text:span text:style-name="_32_16">u</text:span><text:span text:style-name="_36_9">c</text:span><text:span text:style-name="_31_32">h</text:span><text:span text:style-name="_31_51"> </text:span><text:span text:style-name="_37_1">t</text:span><text:span text:style-name="_31_16">a</text:span><text:span text:style-name="_32_06">b</text:span><text:span text:style-name="_36_8">l</text:span><text:span text:style-name="_31_46">e</text:span><text:span text:style-name="_31_79">s</text:span><text:span text:style-name="_31_"> </text:span><text:span text:style-name="_31_14">p</text:span><text:span text:style-name="_32_04">r</text:span><text:span text:style-name="_35_7">o</text:span><text:span text:style-name="_31_05">v</text:span><text:span text:style-name="_31_77">i</text:span><text:span text:style-name="_33_8">d</text:span><text:span text:style-name="_31_41">e</text:span><text:span text:style-name="_32_15">d</text:span><text:span text:style-name="_31_"> </text:span><text:span text:style-name="_39_9">t</text:span><text:span text:style-name="_32_16">h</text:span><text:span text:style-name="_35_4">e</text:span><text:span text:style-name="_31_34">y</text:span><text:span text:style-name="_31_51"> </text:span><text:span text:style-name="_32_6">h</text:span><text:span text:style-name="_31_25">a</text:span><text:span text:style-name="_31_80">v</text:span><text:span text:style-name="_36_0">e</text:span><text:span text:style-name="_37_6"> </text:span><text:span text:style-name="_31_71">o</text:span><text:span text:style-name="_35_9">n</text:span><text:span text:style-name="_31_32">l</text:span><text:span text:style-name="_31_76">y</text:span><text:span text:style-name="_31_"> </text:span><text:span text:style-name="_39_9">a</text:span><text:span text:style-name="_31_51"> </text:span><text:span text:style-name="_36_0">f</text:span><text:span text:style-name="_31_19">i</text:span><text:span text:style-name="_31_86">n</text:span><text:span text:style-name="_37_4">i</text:span><text:span text:style-name="_39_8">t</text:span><text:span text:style-name="_32_04">e</text:span><text:span text:style-name="_31_"> </text:span><text:span text:style-name="_31_05">n</text:span><text:span text:style-name="_32_22">u</text:span><text:span text:style-name="_36_5">m</text:span><text:span text:style-name="_31_35">b</text:span><text:span text:style-name="_31_76">e</text:span><text:span text:style-name="_37_4">r</text:span><text:span text:style-name="_37_6"> </text:span><text:span text:style-name="_31_79">o</text:span><text:span text:style-name="_36_0">f</text:span><text:span text:style-name="_37_6"> </text:span><text:span text:style-name="_32_07">p</text:span><text:span text:style-name="_34_5">o</text:span><text:span text:style-name="_31_49">s</text:span><text:span text:style-name="_31_94">s</text:span><text:span text:style-name="_33_9">i</text:span><text:span text:style-name="_31_31">b</text:span><text:span text:style-name="_31_73">l</text:span><text:span text:style-name="_32_4">e</text:span><text:span text:style-name="_37_6"> </text:span><text:span text:style-name="_31_88">s</text:span><text:span text:style-name="_32_7">t</text:span><text:span text:style-name="_31_46">a</text:span><text:span text:style-name="_32_00">t</text:span><text:span text:style-name="_32_6">e</text:span><text:span text:style-name="_31_34">s</text:span><text:span text:style-name="_31_92">.</text:span></text:p>
      <text:p text:style-name="P1"><text:span text:style-name="_31_13">I</text:span><text:span text:style-name="_32_10">t</text:span><text:span text:style-name="_31_"> </text:span><text:span text:style-name="_39_5">w</text:span><text:span text:style-name="_31_73">i</text:span><text:span text:style-name="_33_0">l</text:span><text:span text:style-name="_31_01">l</text:span><text:span text:style-name="_31_51"> </text:span><text:span text:style-name="_37_2">s</text:span><text:span text:style-name="_39_9">e</text:span><text:span text:style-name="_31_76">e</text:span><text:span text:style-name="_32_7">m</text:span><text:span text:style-name="_37_6"> </text:span><text:span text:style-name="_32_04">t</text:span><text:span text:style-name="_36_9">h</text:span><text:span text:style-name="_39_8">a</text:span><text:span text:style-name="_31_79">t</text:span><text:span text:style-name="_31_"> </text:span><text:span text:style-name="_31_26">g</text:span><text:span text:style-name="_32_16">i</text:span><text:span text:style-name="_32_4">v</text:span><text:span text:style-name="_31_02">e</text:span><text:span text:style-name="_32_06">n</text:span><text:span text:style-name="_31_"> </text:span><text:span text:style-name="_31_10">t</text:span><text:span text:style-name="_32_06">h</text:span><text:span text:style-name="_37_1">e</text:span><text:span text:style-name="_37_6"> </text:span><text:span text:style-name="_31_89">i</text:span><text:span text:style-name="_37_5">n</text:span><text:span text:style-name="_31_49">i</text:span><text:span text:style-name="_32_16">t</text:span><text:span text:style-name="_32_0">i</text:span><text:span text:style-name="_31_11">a</text:span><text:span text:style-name="_31_94">l</text:span><text:span text:style-name="_31_"> </text:span><text:span text:style-name="_31_05">s</text:span><text:span text:style-name="_31_86">t</text:span><text:span text:style-name="_32_4">a</text:span><text:span text:style-name="_31_01">t</text:span><text:span text:style-name="_31_88">e</text:span><text:span text:style-name="_31_"> </text:span><text:span text:style-name="_31_14">o</text:span><text:span text:style-name="_31_85">f</text:span><text:span text:style-name="_31_"> </text:span><text:span text:style-name="_31_25">t</text:span><text:span text:style-name="_32_18">h</text:span><text:span text:style-name="_35_3">e</text:span><text:span text:style-name="_37_6"> </text:span><text:span text:style-name="_31_74">m</text:span><text:span text:style-name="_36_9">a</text:span><text:span text:style-name="_31_29">c</text:span><text:span text:style-name="_32_10">h</text:span><text:span text:style-name="_32_7">i</text:span><text:span text:style-name="_31_50">n</text:span><text:span text:style-name="_31_80">e</text:span><text:span text:style-name="_31_"> </text:span><text:span text:style-name="_31_28">a</text:span><text:span text:style-name="_32_09">n</text:span><text:span text:style-name="_33_8">d</text:span><text:span text:style-name="_37_6"> </text:span><text:span text:style-name="_31_77">t</text:span><text:span text:style-name="_35_7">h</text:span><text:span text:style-name="_31_04">e</text:span><text:span text:style-name="_31_51"> </text:span><text:span text:style-name="_32_7">i</text:span><text:span text:style-name="_39_5">n</text:span><text:span text:style-name="_32_03">p</text:span><text:span text:style-name="_37_2">u</text:span><text:span text:style-name="_31_16">t</text:span><text:span text:style-name="_31_51"> </text:span><text:span text:style-name="_36_0">s</text:span><text:span text:style-name="_31_02">i</text:span><text:span text:style-name="_32_21">g</text:span><text:span text:style-name="_37_5">n</text:span><text:span text:style-name="_31_35">a</text:span><text:span text:style-name="_31_74">l</text:span><text:span text:style-name="_32_1">s</text:span><text:span text:style-name="_37_6"> </text:span><text:span text:style-name="_31_95">i</text:span><text:span text:style-name="_33_6">t</text:span><text:span text:style-name="_37_6"> </text:span><text:span text:style-name="_32_21">i</text:span><text:span text:style-name="_32_1">s</text:span><text:span text:style-name="_37_6"> </text:span><text:span text:style-name="_31_94">a</text:span><text:span text:style-name="_32_3">l</text:span><text:span text:style-name="_31_11">w</text:span><text:span text:style-name="_31_79">a</text:span><text:span text:style-name="_32_4">y</text:span><text:span text:style-name="_31_31">s</text:span><text:span text:style-name="_31_51"> </text:span><text:span text:style-name="_35_0">p</text:span><text:span text:style-name="_39_8">o</text:span><text:span text:style-name="_31_85">s</text:span><text:span text:style-name="_32_0">s</text:span><text:span text:style-name="_31_16">i</text:span><text:span text:style-name="_32_25">b</text:span><text:span text:style-name="_35_9">l</text:span><text:span text:style-name="_31_10">e</text:span><text:span text:style-name="_31_51"> </text:span><text:span text:style-name="_34_5">t</text:span><text:span text:style-name="_31_25">o</text:span><text:span text:style-name="_31_51"> </text:span><text:span text:style-name="_34_2">p</text:span><text:span text:style-name="_39_8">r</text:span><text:span text:style-name="_31_74">e</text:span><text:span text:style-name="_32_0">d</text:span><text:span text:style-name="_31_05">i</text:span><text:span text:style-name="_31_73">c</text:span><text:span text:style-name="_34_5">t</text:span><text:span text:style-name="_37_6"> </text:span><text:span text:style-name="_32_25">a</text:span><text:span text:style-name="_35_4">l</text:span><text:span text:style-name="_31_49">l</text:span><text:span text:style-name="_31_51"> </text:span><text:span text:style-name="_32_6">f</text:span><text:span text:style-name="_31_49">u</text:span><text:span text:style-name="_32_18">t</text:span><text:span text:style-name="_37_5">u</text:span><text:span text:style-name="_31_25">r</text:span><text:span text:style-name="_32_01">e</text:span><text:span text:style-name="_31_"> </text:span><text:span text:style-name="_31_05">s</text:span><text:span text:style-name="_32_06">t</text:span><text:span text:style-name="_33_0">a</text:span><text:span text:style-name="_31_41">t</text:span><text:span text:style-name="_31_85">e</text:span><text:span text:style-name="_34_4">s</text:span><text:span text:style-name="_31_04">,</text:span><text:span text:style-name="_31_51"> </text:span><text:span text:style-name="_32_7">T</text:span><text:span text:style-name="_31_44">h</text:span><text:span text:style-name="_31_94">i</text:span><text:span text:style-name="_36_0">s</text:span><text:span text:style-name="_37_6"> </text:span><text:span text:style-name="_31_88">i</text:span><text:span text:style-name="_35_1">s</text:span><text:span text:style-name="_37_6"> </text:span><text:span text:style-name="_31_79">r</text:span><text:span text:style-name="_35_4">e</text:span><text:span text:style-name="_31_26">m</text:span><text:span text:style-name="_32_16">i</text:span><text:span text:style-name="_35_3">n</text:span><text:span text:style-name="_31_20">i</text:span><text:span text:style-name="_31_91">s</text:span><text:span text:style-name="_33_0">c</text:span><text:span text:style-name="_31_13">e</text:span><text:span text:style-name="_32_07">n</text:span><text:span text:style-name="_33_6">t</text:span><text:span text:style-name="_37_6"> </text:span><text:span text:style-name="_32_22">o</text:span><text:span text:style-name="_35_0">f</text:span><text:span text:style-name="_37_6"> </text:span><text:span text:style-name="_32_16">L</text:span><text:span text:style-name="_32_1">a</text:span><text:span text:style-name="_31_04">p</text:span><text:span text:style-name="_32_15">l</text:span><text:span text:style-name="_32_3">a</text:span><text:span text:style-name="_31_19">c</text:span><text:span text:style-name="_32_15">e</text:span><text:span text:style-name="_37_1">'</text:span><text:span text:style-name="_39_8">s</text:span><text:span text:style-name="_31_51"> </text:span><text:span text:style-name="_34_4">v</text:span><text:span text:style-name="_39_8">i</text:span><text:span text:style-name="_31_91">e</text:span><text:span text:style-name="_34_5">w</text:span><text:span text:style-name="_37_6"> </text:span><text:span text:style-name="_31_73">t</text:span><text:span text:style-name="_32_6">h</text:span><text:span text:style-name="_31_04">a</text:span><text:span text:style-name="_31_88">t</text:span><text:span text:style-name="_31_"> </text:span><text:span text:style-name="_39_9">f</text:span><text:span text:style-name="_32_24">r</text:span><text:span text:style-name="_35_0">o</text:span><text:span text:style-name="_31_43">m</text:span><text:span text:style-name="_31_51"> </text:span><text:span text:style-name="_37_2">t</text:span><text:span text:style-name="_31_32">h</text:span><text:span text:style-name="_31_70">e</text:span><text:span text:style-name="_31_"> </text:span><text:span text:style-name="_31_40">c</text:span><text:span text:style-name="_32_15">o</text:span><text:span text:style-name="_35_3">m</text:span><text:span text:style-name="_31_35">p</text:span><text:span text:style-name="_31_86">l</text:span><text:span text:style-name="_32_6">e</text:span><text:span text:style-name="_31_35">t</text:span><text:span text:style-name="_32_24">e</text:span><text:span text:style-name="_31_"> </text:span><text:span text:style-name="_31_19">s</text:span><text:span text:style-name="_32_21">t</text:span><text:span text:style-name="_37_4">a</text:span><text:span text:style-name="_31_14">t</text:span><text:span text:style-name="_32_24">e</text:span><text:span text:style-name="_31_"> </text:span><text:span text:style-name="_31_14">o</text:span><text:span text:style-name="_31_70">f</text:span><text:span text:style-name="_31_"> </text:span><text:span text:style-name="_31_29">t</text:span><text:span text:style-name="_31_74">h</text:span><text:span text:style-name="_37_2">e</text:span><text:span text:style-name="_37_6"> </text:span><text:span text:style-name="_31_88">u</text:span><text:span text:style-name="_37_4">n</text:span><text:span text:style-name="_31_25">i</text:span><text:span text:style-name="_32_24">v</text:span><text:span text:style-name="_32_4">e</text:span><text:span text:style-name="_31_11">r</text:span><text:span text:style-name="_32_22">s</text:span><text:span text:style-name="_34_1">e</text:span><text:span text:style-name="_37_6"> </text:span><text:span text:style-name="_32_04">a</text:span><text:span text:style-name="_36_8">t</text:span><text:span text:style-name="_37_6"> </text:span><text:span text:style-name="_31_80">o</text:span><text:span text:style-name="_36_6">n</text:span><text:span text:style-name="_31_43">e</text:span><text:span text:style-name="_31_51"> </text:span><text:span text:style-name="_35_3">m</text:span><text:span text:style-name="_31_35">o</text:span><text:span text:style-name="_32_22">m</text:span><text:span text:style-name="_33_5">e</text:span><text:span text:style-name="_31_32">n</text:span><text:span text:style-name="_31_92">t</text:span><text:span text:style-name="_31_"> </text:span><text:span text:style-name="_31_17">o</text:span><text:span text:style-name="_31_76">f</text:span><text:span text:style-name="_31_"> </text:span><text:span text:style-name="_31_41">t</text:span><text:span text:style-name="_32_06">i</text:span><text:span text:style-name="_37_5">m</text:span><text:span text:style-name="_39_6">e</text:span><text:span text:style-name="_31_79">,</text:span><text:span text:style-name="_31_"> </text:span><text:span text:style-name="_31_32">a</text:span><text:span text:style-name="_31_74">s</text:span><text:span text:style-name="_31_"> </text:span><text:span text:style-name="_39_5">d</text:span><text:span text:style-name="_32_00">e</text:span><text:span text:style-name="_32_4">s</text:span><text:span text:style-name="_31_04">c</text:span><text:span text:style-name="_31_77">r</text:span><text:span text:style-name="_32_1">i</text:span><text:span text:style-name="_31_01">b</text:span><text:span text:style-name="_31_89">e</text:span><text:span text:style-name="_35_7">d</text:span><text:span text:style-name="_37_6"> </text:span><text:span text:style-name="_31_77">b</text:span><text:span text:style-name="_36_5">y</text:span><text:span text:style-name="_37_6"> </text:span><text:span text:style-name="_32_19">t</text:span><text:span text:style-name="_37_4">h</text:span><text:span text:style-name="_39_6">e</text:span><text:span text:style-name="_31_51"> </text:span><text:span text:style-name="_32_4">p</text:span><text:span text:style-name="_31_35">o</text:span><text:span text:style-name="_31_88">s</text:span><text:span text:style-name="_35_0">i</text:span><text:span text:style-name="_31_04">t</text:span><text:span text:style-name="_31_85">i</text:span><text:span text:style-name="_33_0">o</text:span><text:span text:style-name="_31_04">n</text:span><text:span text:style-name="_32_25">s</text:span><text:span text:style-name="_31_"> </text:span><text:span text:style-name="_31_20">a</text:span><text:span text:style-name="_31_92">n</text:span><text:span text:style-name="_32_1">d</text:span><text:span text:style-name="_37_6"> </text:span><text:span text:style-name="_32_15">v</text:span><text:span text:style-name="_36_8">e</text:span><text:span text:style-name="_31_20">l</text:span><text:span text:style-name="_32_15">o</text:span><text:span text:style-name="_33_8">c</text:span><text:span text:style-name="_31_11">i</text:span><text:span text:style-name="_31_91">t</text:span><text:span text:style-name="_36_9">i</text:span><text:span text:style-name="_31_31">e</text:span><text:span text:style-name="_31_80">s</text:span><text:span text:style-name="_31_"> </text:span><text:span text:style-name="_31_29">o</text:span><text:span text:style-name="_32_09">f</text:span><text:span text:style-name="_31_"> </text:span><text:span text:style-name="_31_05">a</text:span><text:span text:style-name="_32_21">l</text:span><text:span text:style-name="_34_2">l</text:span><text:span text:style-name="_37_6"> </text:span><text:span text:style-name="_31_70">p</text:span><text:span text:style-name="_34_2">a</text:span><text:span text:style-name="_39_6">r</text:span><text:span text:style-name="_31_92">t</text:span><text:span text:style-name="_35_3">i</text:span><text:span text:style-name="_31_50">c</text:span><text:span text:style-name="_32_04">l</text:span><text:span text:style-name="_34_2">e</text:span><text:span text:style-name="_31_26">s</text:span><text:span text:style-name="_31_94">,</text:span><text:span text:style-name="_31_"> </text:span><text:span text:style-name="_31_35">i</text:span><text:span text:style-name="_32_24">t</text:span><text:span text:style-name="_31_"> </text:span><text:span text:style-name="_31_02">s</text:span><text:span text:style-name="_31_73">h</text:span><text:span text:style-name="_35_7">o</text:span><text:span text:style-name="_31_34">u</text:span><text:span text:style-name="_32_18">l</text:span><text:span text:style-name="_34_5">d</text:span><text:span text:style-name="_37_6"> </text:span><text:span text:style-name="_31_77">b</text:span><text:span text:style-name="_34_5">e</text:span><text:span text:style-name="_37_6"> </text:span><text:span text:style-name="_31_86">p</text:span><text:span text:style-name="_37_4">o</text:span><text:span text:style-name="_31_34">s</text:span><text:span text:style-name="_32_07">s</text:span><text:span text:style-name="_35_1">i</text:span><text:span text:style-name="_31_05">b</text:span><text:span text:style-name="_31_74">l</text:span><text:span text:style-name="_35_3">e</text:span><text:span text:style-name="_37_6"> </text:span><text:span text:style-name="_31_76">t</text:span><text:span text:style-name="_36_6">o</text:span><text:span text:style-name="_37_6"> </text:span><text:span text:style-name="_31_86">p</text:span><text:span text:style-name="_33_5">r</text:span><text:span text:style-name="_31_25">e</text:span><text:span text:style-name="_32_06">d</text:span><text:span text:style-name="_35_1">i</text:span><text:span text:style-name="_31_17">c</text:span><text:span text:style-name="_32_09">t</text:span><text:span text:style-name="_31_"> </text:span><text:span text:style-name="_31_40">a</text:span><text:span text:style-name="_31_88">l</text:span><text:span text:style-name="_34_5">l</text:span><text:span text:style-name="_37_6"> </text:span><text:span text:style-name="_32_21">f</text:span><text:span text:style-name="_33_6">u</text:span><text:span text:style-name="_31_04">t</text:span><text:span text:style-name="_31_79">u</text:span><text:span text:style-name="_34_4">r</text:span><text:span text:style-name="_31_20">e</text:span><text:span text:style-name="_31_51"> </text:span><text:span text:style-name="_32_6">s</text:span><text:span text:style-name="_31_14">t</text:span><text:span text:style-name="_31_92">a</text:span><text:span text:style-name="_36_6">t</text:span><text:span text:style-name="_31_46">e</text:span><text:span text:style-name="_32_15">s</text:span><text:span text:style-name="_35_9">.</text:span><text:span text:style-name="_37_6"> </text:span><text:span text:style-name="_31_91">T</text:span><text:span text:style-name="_32_3">h</text:span><text:span text:style-name="_39_5">e</text:span><text:span text:style-name="_31_51"> </text:span><text:span text:style-name="_37_4">p</text:span><text:span text:style-name="_31_31">r</text:span><text:span text:style-name="_31_86">e</text:span><text:span text:style-name="_33_0">d</text:span><text:span text:style-name="_31_49">i</text:span><text:span text:style-name="_32_24">c</text:span><text:span text:style-name="_32_6">t</text:span><text:span text:style-name="_31_29">i</text:span><text:span text:style-name="_32_19">o</text:span><text:span text:style-name="_35_9">n</text:span><text:span text:style-name="_37_6"> </text:span><text:span text:style-name="_32_22">w</text:span><text:span text:style-name="_32_0">h</text:span><text:span text:style-name="_31_41">i</text:span><text:span text:style-name="_31_77">c</text:span><text:span text:style-name="_37_1">h</text:span><text:span text:style-name="_37_6"> </text:span><text:span text:style-name="_32_24">w</text:span><text:span text:style-name="_36_0">e</text:span><text:span text:style-name="_37_6"> </text:span><text:span text:style-name="_32_21">a</text:span><text:span text:style-name="_35_1">r</text:span><text:span text:style-name="_31_50">e</text:span><text:span text:style-name="_31_51"> </text:span><text:span text:style-name="_33_6">c</text:span><text:span text:style-name="_31_47">o</text:span><text:span text:style-name="_32_16">n</text:span><text:span text:style-name="_34_5">s</text:span><text:span text:style-name="_31_44">i</text:span><text:span text:style-name="_32_21">d</text:span><text:span text:style-name="_35_3">e</text:span><text:span text:style-name="_31_10">r</text:span><text:span text:style-name="_32_25">i</text:span><text:span text:style-name="_35_3">n</text:span><text:span text:style-name="_31_49">g</text:span><text:span text:style-name="_31_51"> </text:span><text:span text:style-name="_35_9">i</text:span><text:span text:style-name="_31_47">s</text:span><text:span text:style-name="_32_01">,</text:span><text:span text:style-name="_31_"> </text:span><text:span text:style-name="_31_29">h</text:span><text:span text:style-name="_32_01">o</text:span><text:span text:style-name="_33_0">w</text:span><text:span text:style-name="_31_35">e</text:span><text:span text:style-name="_32_04">v</text:span><text:span text:style-name="_32_0">e</text:span><text:span text:style-name="_31_26">r</text:span><text:span text:style-name="_32_19">,</text:span><text:span text:style-name="_31_"> </text:span><text:span text:style-name="_31_35">r</text:span><text:span text:style-name="_32_19">a</text:span><text:span text:style-name="_36_8">t</text:span><text:span text:style-name="_31_16">h</text:span><text:span text:style-name="_31_74">e</text:span><text:span text:style-name="_34_1">r</text:span><text:span text:style-name="_37_6"> </text:span><text:span text:style-name="_31_88">n</text:span><text:span text:style-name="_35_4">e</text:span><text:span text:style-name="_31_25">a</text:span><text:span text:style-name="_31_92">r</text:span><text:span text:style-name="_36_5">e</text:span><text:span text:style-name="_31_25">r</text:span><text:span text:style-name="_31_51"> </text:span><text:span text:style-name="_34_4">t</text:span><text:span text:style-name="_31_31">o</text:span><text:span text:style-name="_31_51"> </text:span><text:span text:style-name="_32_4">p</text:span><text:span text:style-name="_39_5">r</text:span><text:span text:style-name="_32_01">a</text:span><text:span text:style-name="_33_0">c</text:span><text:span text:style-name="_31_41">t</text:span><text:span text:style-name="_31_77">i</text:span><text:span text:style-name="_36_9">c</text:span><text:span text:style-name="_31_17">a</text:span><text:span text:style-name="_31_92">b</text:span><text:span text:style-name="_35_3">i</text:span><text:span text:style-name="_31_10">l</text:span><text:span text:style-name="_31_92">i</text:span><text:span text:style-name="_35_6">t</text:span><text:span text:style-name="_31_50">y</text:span><text:span text:style-name="_31_51"> </text:span><text:span text:style-name="_33_5">t</text:span><text:span text:style-name="_31_46">h</text:span><text:span text:style-name="_31_91">a</text:span><text:span text:style-name="_34_4">n</text:span><text:span text:style-name="_37_6"> </text:span><text:span text:style-name="_31_89">t</text:span><text:span text:style-name="_32_9">h</text:span><text:span text:style-name="_31_49">a</text:span><text:span text:style-name="_31_88">t</text:span><text:span text:style-name="_31_"> </text:span><text:span text:style-name="_31_49">c</text:span><text:span text:style-name="_31_89">o</text:span><text:span text:style-name="_36_9">n</text:span><text:span text:style-name="_31_32">s</text:span><text:span text:style-name="_32_16">i</text:span><text:span text:style-name="_35_0">d</text:span><text:span text:style-name="_31_44">e</text:span><text:span text:style-name="_31_71">r</text:span><text:span text:style-name="_35_3">e</text:span><text:span text:style-name="_31_34">d</text:span><text:span text:style-name="_31_51"> </text:span><text:span text:style-name="_35_3">b</text:span><text:span text:style-name="_31_50">y</text:span><text:span text:style-name="_31_51"> </text:span><text:span text:style-name="_32_9">L</text:span><text:span text:style-name="_31_40">a</text:span><text:span text:style-name="_31_71">p</text:span><text:span text:style-name="_32_3">l</text:span><text:span text:style-name="_31_41">a</text:span><text:span text:style-name="_32_19">c</text:span><text:span text:style-name="_32_9">e</text:span><text:span text:style-name="_39_9">.</text:span><text:span text:style-name="_31_51"> </text:span><text:span text:style-name="_32_6">T</text:span><text:span text:style-name="_31_31">h</text:span><text:span text:style-name="_31_71">e</text:span><text:span text:style-name="_31_"> </text:span><text:span text:style-name="_31_49">s</text:span><text:span text:style-name="_31_70">y</text:span><text:span text:style-name="_37_1">s</text:span><text:span text:style-name="_31_32">t</text:span><text:span text:style-name="_31_70">e</text:span><text:span text:style-name="_33_8">m</text:span><text:span text:style-name="_37_6"> </text:span><text:span text:style-name="_32_01">o</text:span><text:span text:style-name="_37_5">f</text:span><text:span text:style-name="_37_6"> </text:span><text:span text:style-name="_32_09">t</text:span><text:span text:style-name="_35_4">h</text:span><text:span text:style-name="_31_04">e</text:span><text:span text:style-name="_31_51"> </text:span><text:span text:style-name="_32_0">"</text:span><text:span text:style-name="_31_01">u</text:span><text:span text:style-name="_31_76">n</text:span><text:span text:style-name="_37_2">i</text:span><text:span text:style-name="_31_01">v</text:span><text:span text:style-name="_32_24">e</text:span><text:span text:style-name="_32_0">r</text:span><text:span text:style-name="_31_40">s</text:span><text:span text:style-name="_32_22">e</text:span><text:span text:style-name="_31_"> </text:span><text:span text:style-name="_31_49">a</text:span><text:span text:style-name="_31_89">s</text:span><text:span text:style-name="_31_"> </text:span><text:span text:style-name="_31_40">a</text:span><text:span text:style-name="_31_51"> </text:span><text:span text:style-name="_35_1">w</text:span><text:span text:style-name="_31_50">h</text:span><text:span text:style-name="_32_10">o</text:span><text:span text:style-name="_36_5">l</text:span><text:span text:style-name="_39_6">e</text:span><text:span text:style-name="_32_15">"</text:span><text:span text:style-name="_31_"> </text:span><text:span text:style-name="_39_8">i</text:span><text:span text:style-name="_31_79">s</text:span><text:span text:style-name="_31_"> </text:span><text:span text:style-name="_31_20">s</text:span><text:span text:style-name="_31_76">u</text:span><text:span text:style-name="_36_8">c</text:span><text:span text:style-name="_31_40">h</text:span><text:span text:style-name="_31_51"> </text:span><text:span text:style-name="_36_5">t</text:span><text:span text:style-name="_31_19">h</text:span><text:span text:style-name="_32_15">a</text:span><text:span text:style-name="_37_4">t</text:span><text:span text:style-name="_37_6"> </text:span><text:span text:style-name="_31_74">q</text:span><text:span text:style-name="_32_0">u</text:span><text:span text:style-name="_31_13">i</text:span><text:span text:style-name="_31_91">t</text:span><text:span text:style-name="_32_1">e</text:span><text:span text:style-name="_37_6"> </text:span><text:span text:style-name="_32_22">s</text:span><text:span text:style-name="_34_1">m</text:span><text:span text:style-name="_31_02">a</text:span><text:span text:style-name="_32_19">l</text:span><text:span text:style-name="_35_6">l</text:span><text:span text:style-name="_37_6"> </text:span><text:span text:style-name="_31_86">e</text:span><text:span text:style-name="_35_7">r</text:span><text:span text:style-name="_31_49">r</text:span><text:span text:style-name="_31_70">o</text:span><text:span text:style-name="_35_0">r</text:span><text:span text:style-name="_31_16">s</text:span><text:span text:style-name="_31_51"> </text:span><text:span text:style-name="_36_0">i</text:span><text:span text:style-name="_31_47">n</text:span><text:span text:style-name="_31_51"> </text:span><text:span text:style-name="_32_6">t</text:span><text:span text:style-name="_31_35">h</text:span><text:span text:style-name="_31_76">e</text:span><text:span text:style-name="_31_"> </text:span><text:span text:style-name="_31_32">i</text:span><text:span text:style-name="_32_16">n</text:span><text:span text:style-name="_36_6">i</text:span><text:span text:style-name="_31_29">t</text:span><text:span text:style-name="_32_00">i</text:span><text:span text:style-name="_33_9">a</text:span><text:span text:style-name="_31_16">l</text:span><text:span text:style-name="_31_51"> </text:span><text:span text:style-name="_32_3">c</text:span><text:span text:style-name="_31_19">o</text:span><text:span text:style-name="_31_76">n</text:span><text:span text:style-name="_37_5">d</text:span><text:span text:style-name="_39_9">i</text:span><text:span text:style-name="_31_70">t</text:span><text:span text:style-name="_32_1">i</text:span><text:span text:style-name="_31_14">o</text:span><text:span text:style-name="_32_06">n</text:span><text:span text:style-name="_34_2">s</text:span><text:span text:style-name="_37_6"> </text:span><text:span text:style-name="_31_76">c</text:span><text:span text:style-name="_34_2">a</text:span><text:span text:style-name="_31_17">n</text:span><text:span text:style-name="_31_51"> </text:span><text:span text:style-name="_36_9">h</text:span><text:span text:style-name="_39_9">a</text:span><text:span text:style-name="_32_16">v</text:span><text:span text:style-name="_33_0">e</text:span><text:span text:style-name="_37_6"> </text:span><text:span text:style-name="_31_71">a</text:span><text:span text:style-name="_36_8">n</text:span><text:span text:style-name="_37_6"> </text:span><text:span text:style-name="_32_19">o</text:span><text:span text:style-name="_32_4">v</text:span><text:span text:style-name="_31_19">e</text:span><text:span text:style-name="_32_01">r</text:span><text:span text:style-name="_36_9">w</text:span><text:span text:style-name="_31_28">h</text:span><text:span text:style-name="_31_70">e</text:span><text:span text:style-name="_36_9">l</text:span><text:span text:style-name="_31_41">m</text:span><text:span text:style-name="_32_09">i</text:span><text:span text:style-name="_36_5">n</text:span><text:span text:style-name="_31_05">g</text:span><text:span text:style-name="_31_51"> </text:span><text:span text:style-name="_35_7">e</text:span><text:span text:style-name="_31_19">f</text:span><text:span text:style-name="_31_92">f</text:span><text:span text:style-name="_32_0">e</text:span><text:span text:style-name="_31_50">c</text:span><text:span text:style-name="_32_03">t</text:span><text:span text:style-name="_31_"> </text:span><text:span text:style-name="_31_16">a</text:span><text:span text:style-name="_32_18">t</text:span><text:span text:style-name="_31_"> </text:span><text:span text:style-name="_31_16">a</text:span><text:span text:style-name="_31_51"> </text:span><text:span text:style-name="_36_0">l</text:span><text:span text:style-name="_31_29">a</text:span><text:span text:style-name="_32_21">t</text:span><text:span text:style-name="_32_9">e</text:span><text:span text:style-name="_31_02">r</text:span><text:span text:style-name="_31_51"> </text:span><text:span text:style-name="_36_8">t</text:span><text:span text:style-name="_39_8">i</text:span><text:span text:style-name="_31_86">m</text:span><text:span text:style-name="_33_9">e</text:span><text:span text:style-name="_31_25">.</text:span><text:span text:style-name="_31_51"> </text:span><text:span text:style-name="_35_7">T</text:span><text:span text:style-name="_31_17">h</text:span><text:span text:style-name="_32_18">e</text:span><text:span text:style-name="_31_"> </text:span><text:span text:style-name="_31_04">d</text:span><text:span text:style-name="_31_79">i</text:span><text:span text:style-name="_36_5">s</text:span><text:span text:style-name="_31_04">p</text:span><text:span text:style-name="_31_77">l</text:span><text:span text:style-name="_32_4">a</text:span><text:span text:style-name="_39_9">c</text:span><text:span text:style-name="_32_15">e</text:span><text:span text:style-name="_35_0">m</text:span><text:span text:style-name="_31_25">e</text:span><text:span text:style-name="_31_79">n</text:span><text:span text:style-name="_35_6">t</text:span><text:span text:style-name="_37_6"> </text:span><text:span text:style-name="_31_92">o</text:span><text:span text:style-name="_33_0">f</text:span><text:span text:style-name="_37_6"> </text:span><text:span text:style-name="_32_07">a</text:span><text:span text:style-name="_31_"> </text:span><text:span text:style-name="_31_34">s</text:span><text:span text:style-name="_32_22">i</text:span><text:span text:style-name="_32_1">n</text:span><text:span text:style-name="_31_28">g</text:span><text:span text:style-name="_31_77">l</text:span><text:span text:style-name="_32_0">e</text:span><text:span text:style-name="_37_6"> </text:span><text:span text:style-name="_31_79">e</text:span><text:span text:style-name="_33_6">l</text:span><text:span text:style-name="_31_17">e</text:span><text:span text:style-name="_31_94">c</text:span><text:span text:style-name="_34_1">t</text:span><text:span text:style-name="_31_40">r</text:span><text:span text:style-name="_32_06">o</text:span><text:span text:style-name="_34_4">n</text:span><text:span text:style-name="_37_6"> </text:span><text:span text:style-name="_32_18">b</text:span><text:span text:style-name="_32_3">y</text:span><text:span text:style-name="_37_6"> </text:span><text:span text:style-name="_31_79">a</text:span><text:span text:style-name="_31_"> </text:span><text:span text:style-name="_31_17">b</text:span><text:span text:style-name="_32_09">i</text:span><text:span text:style-name="_33_0">l</text:span><text:span text:style-name="_31_35">l</text:span><text:span text:style-name="_31_85">i</text:span><text:span text:style-name="_36_8">o</text:span><text:span text:style-name="_31_44">n</text:span><text:span text:style-name="_32_10">t</text:span><text:span text:style-name="_32_3">h</text:span><text:span text:style-name="_37_6"> </text:span><text:span text:style-name="_32_24">o</text:span><text:span text:style-name="_33_5">f</text:span><text:span text:style-name="_37_6"> </text:span><text:span text:style-name="_31_74">a</text:span><text:span text:style-name="_31_"> </text:span><text:span text:style-name="_31_41">c</text:span><text:span text:style-name="_32_06">e</text:span><text:span text:style-name="_37_2">n</text:span><text:span text:style-name="_31_01">t</text:span><text:span text:style-name="_31_89">i</text:span><text:span text:style-name="_36_9">m</text:span><text:span text:style-name="_31_28">e</text:span><text:span text:style-name="_32_18">t</text:span><text:span text:style-name="_36_5">r</text:span><text:span text:style-name="_39_8">e</text:span><text:span text:style-name="_31_51"> </text:span><text:span text:style-name="_33_0">a</text:span><text:span text:style-name="_39_8">t</text:span><text:span text:style-name="_31_51"> </text:span><text:span text:style-name="_37_2">o</text:span><text:span text:style-name="_31_17">n</text:span><text:span text:style-name="_32_01">e</text:span><text:span text:style-name="_31_"> </text:span><text:span text:style-name="_31_31">m</text:span><text:span text:style-name="_32_04">o</text:span><text:span text:style-name="_37_5">m</text:span><text:span text:style-name="_39_8">e</text:span><text:span text:style-name="_32_21">n</text:span><text:span text:style-name="_36_6">t</text:span><text:span text:style-name="_37_6"> </text:span><text:span text:style-name="_32_04">m</text:span><text:span text:style-name="_32_0">i</text:span><text:span text:style-name="_31_35">g</text:span><text:span text:style-name="_32_25">h</text:span><text:span text:style-name="_33_6">t</text:span><text:span text:style-name="_37_6"> </text:span><text:span text:style-name="_32_16">m</text:span><text:span text:style-name="_36_0">a</text:span><text:span text:style-name="_31_05">k</text:span><text:span text:style-name="_32_04">e</text:span><text:span text:style-name="_31_"> </text:span><text:span text:style-name="_31_19">t</text:span><text:span text:style-name="_32_01">h</text:span><text:span text:style-name="_33_0">e</text:span><text:span text:style-name="_37_6"> </text:span><text:span text:style-name="_31_86">d</text:span><text:span text:style-name="_35_3">i</text:span><text:span text:style-name="_31_46">f</text:span><text:span text:style-name="_32_01">f</text:span><text:span text:style-name="_35_4">e</text:span><text:span text:style-name="_31_31">r</text:span><text:span text:style-name="_31_92">e</text:span><text:span text:style-name="_32_7">n</text:span><text:span text:style-name="_31_26">c</text:span><text:span text:style-name="_32_09">e</text:span><text:span text:style-name="_31_"> </text:span><text:span text:style-name="_31_11">b</text:span><text:span text:style-name="_31_76">e</text:span><text:span text:style-name="_35_9">t</text:span><text:span text:style-name="_31_43">w</text:span><text:span text:style-name="_31_80">e</text:span><text:span text:style-name="_37_5">e</text:span><text:span text:style-name="_31_16">n</text:span><text:span text:style-name="_31_51"> </text:span><text:span text:style-name="_32_4">a</text:span><text:span text:style-name="_37_6"> </text:span><text:span text:style-name="_32_16">m</text:span><text:span text:style-name="_32_7">a</text:span><text:span text:style-name="_39_9">n</text:span><text:span text:style-name="_31_51"> </text:span><text:span text:style-name="_36_5">b</text:span><text:span text:style-name="_39_9">e</text:span><text:span text:style-name="_31_76">i</text:span><text:span text:style-name="_33_5">n</text:span><text:span text:style-name="_31_25">g</text:span><text:span text:style-name="_31_51"> </text:span><text:span text:style-name="_34_1">k</text:span><text:span text:style-name="_31_43">i</text:span><text:span text:style-name="_32_16">l</text:span><text:span text:style-name="_37_4">l</text:span><text:span text:style-name="_39_8">e</text:span><text:span text:style-name="_32_09">d</text:span><text:span text:style-name="_31_"> </text:span><text:span text:style-name="_31_10">b</text:span><text:span text:style-name="_31_76">y</text:span><text:span text:style-name="_31_"> </text:span><text:span text:style-name="_31_10">a</text:span><text:span text:style-name="_31_95">n</text:span><text:span text:style-name="_31_"> </text:span><text:span text:style-name="_31_13">a</text:span><text:span text:style-name="_32_19">v</text:span><text:span text:style-name="_32_0">a</text:span><text:span text:style-name="_31_43">l</text:span><text:span text:style-name="_32_10">a</text:span><text:span text:style-name="_35_3">n</text:span><text:span text:style-name="_39_6">c</text:span><text:span text:style-name="_32_18">h</text:span><text:span text:style-name="_34_1">e</text:span><text:span text:style-name="_37_6"> </text:span><text:span text:style-name="_31_80">a</text:span><text:span text:style-name="_31_"> </text:span><text:span text:style-name="_31_32">y</text:span><text:span text:style-name="_31_85">e</text:span><text:span text:style-name="_35_3">a</text:span><text:span text:style-name="_39_5">r</text:span><text:span text:style-name="_31_51"> </text:span><text:span text:style-name="_34_1">l</text:span><text:span text:style-name="_31_40">a</text:span><text:span text:style-name="_31_92">t</text:span><text:span text:style-name="_35_1">e</text:span><text:span text:style-name="_31_41">r</text:span><text:span text:style-name="_31_74">,</text:span><text:span text:style-name="_31_"> </text:span><text:span text:style-name="_31_05">o</text:span><text:span text:style-name="_32_19">r</text:span><text:span text:style-name="_31_"> </text:span><text:span text:style-name="_31_28">e</text:span><text:span text:style-name="_32_07">s</text:span><text:span text:style-name="_34_2">c</text:span><text:span text:style-name="_31_28">a</text:span><text:span text:style-name="_32_15">p</text:span><text:span text:style-name="_36_8">i</text:span><text:span text:style-name="_31_19">n</text:span><text:span text:style-name="_31_86">g</text:span><text:span text:style-name="_36_6">.</text:span><text:span text:style-name="_37_6"> </text:span><text:span text:style-name="_31_74">I</text:span><text:span text:style-name="_37_2">t</text:span><text:span text:style-name="_37_6"> </text:span><text:span text:style-name="_31_95">i</text:span><text:span text:style-name="_33_8">s</text:span><text:span text:style-name="_37_6"> </text:span><text:span text:style-name="_31_94">a</text:span><text:span text:style-name="_32_3">n</text:span><text:span text:style-name="_37_6"> </text:span><text:span text:style-name="_32_06">e</text:span><text:span text:style-name="_37_1">s</text:span><text:span text:style-name="_31_11">s</text:span><text:span text:style-name="_32_04">e</text:span><text:span text:style-name="_32_4">n</text:span><text:span text:style-name="_31_32">t</text:span><text:span text:style-name="_32_18">i</text:span><text:span text:style-name="_32_9">a</text:span><text:span text:style-name="_31_32">l</text:span><text:span text:style-name="_31_51"> </text:span><text:span text:style-name="_37_2">p</text:span><text:span text:style-name="_31_46">r</text:span><text:span text:style-name="_31_79">o</text:span><text:span text:style-name="_36_6">p</text:span><text:span text:style-name="_31_26">e</text:span><text:span text:style-name="_31_77">r</text:span><text:span text:style-name="_34_4">t</text:span><text:span text:style-name="_31_32">y</text:span><text:span text:style-name="_31_51"> </text:span><text:span text:style-name="_34_5">o</text:span><text:span text:style-name="_31_40">f</text:span><text:span text:style-name="_31_51"> </text:span><text:span text:style-name="_33_9">t</text:span><text:span text:style-name="_31_20">h</text:span><text:span text:style-name="_31_86">e</text:span><text:span text:style-name="_31_"> </text:span><text:span text:style-name="_31_29">m</text:span><text:span text:style-name="_32_06">e</text:span><text:span text:style-name="_37_4">c</text:span><text:span text:style-name="_31_11">h</text:span><text:span text:style-name="_32_01">a</text:span><text:span text:style-name="_32_7">n</text:span><text:span text:style-name="_39_8">i</text:span><text:span text:style-name="_32_21">c</text:span><text:span text:style-name="_32_7">a</text:span><text:span text:style-name="_31_31">l</text:span><text:span text:style-name="_31_51"> </text:span><text:span text:style-name="_36_8">s</text:span><text:span text:style-name="_31_20">y</text:span><text:span text:style-name="_32_09">s</text:span><text:span text:style-name="_33_9">t</text:span><text:span text:style-name="_31_43">e</text:span><text:span text:style-name="_32_04">m</text:span><text:span text:style-name="_37_2">s</text:span><text:span text:style-name="_37_6"> </text:span><text:span text:style-name="_31_73">w</text:span><text:span text:style-name="_34_4">h</text:span><text:span text:style-name="_31_26">i</text:span><text:span text:style-name="_32_09">c</text:span><text:span text:style-name="_34_5">h</text:span><text:span text:style-name="_37_6"> </text:span><text:span text:style-name="_32_04">w</text:span><text:span text:style-name="_37_5">e</text:span><text:span text:style-name="_37_6"> </text:span><text:span text:style-name="_32_16">h</text:span><text:span text:style-name="_33_6">a</text:span><text:span text:style-name="_31_01">v</text:span><text:span text:style-name="_32_10">e</text:span><text:span text:style-name="_31_"> </text:span><text:span text:style-name="_31_16">c</text:span><text:span text:style-name="_31_91">a</text:span><text:span text:style-name="_36_8">l</text:span><text:span text:style-name="_31_14">l</text:span><text:span text:style-name="_32_00">e</text:span><text:span text:style-name="_36_0">d</text:span><text:span text:style-name="_37_6"> </text:span><text:span text:style-name="_31_92">"</text:span><text:span text:style-name="_32_3">d</text:span><text:span text:style-name="_39_8">i</text:span><text:span text:style-name="_32_21">s</text:span><text:span text:style-name="_33_0">c</text:span><text:span text:style-name="_31_31">r</text:span><text:span text:style-name="_32_01">e</text:span><text:span text:style-name="_37_5">t</text:span><text:span text:style-name="_31_05">e</text:span>-<text:span text:style-name="_35_6">s</text:span><text:span text:style-name="_31_14">t</text:span><text:span text:style-name="_32_19">a</text:span><text:span text:style-name="_33_5">t</text:span><text:span text:style-name="_31_44">e</text:span><text:span text:style-name="_31_51"> </text:span><text:span text:style-name="_35_9">m</text:span><text:span text:style-name="_31_40">a</text:span><text:span text:style-name="_32_01">c</text:span><text:span text:style-name="_32_6">h</text:span><text:span text:style-name="_31_19">i</text:span><text:span text:style-name="_31_85">n</text:span><text:span text:style-name="_34_5">e</text:span><text:span text:style-name="_31_13">s</text:span><text:span text:style-name="_32_01">"</text:span><text:span text:style-name="_31_"> </text:span><text:span text:style-name="_31_26">t</text:span><text:span text:style-name="_32_06">h</text:span><text:span text:style-name="_35_3">a</text:span><text:span text:style-name="_31_16">t</text:span><text:span text:style-name="_31_51"> </text:span><text:span text:style-name="_34_1">t</text:span><text:span text:style-name="_31_05">h</text:span><text:span text:style-name="_32_09">i</text:span><text:span text:style-name="_35_6">s</text:span><text:span text:style-name="_37_6"> </text:span><text:span text:style-name="_32_09">p</text:span><text:span text:style-name="_37_2">h</text:span><text:span text:style-name="_39_6">e</text:span><text:span text:style-name="_32_01">n</text:span><text:span text:style-name="_37_5">o</text:span><text:span text:style-name="_31_25">m</text:span><text:span text:style-name="_32_25">e</text:span><text:span text:style-name="_36_5">n</text:span><text:span text:style-name="_31_13">o</text:span><text:span text:style-name="_31_71">n</text:span><text:span text:style-name="_31_"> </text:span><text:span text:style-name="_31_31">d</text:span><text:span text:style-name="_32_00">o</text:span><text:span text:style-name="_32_9">e</text:span><text:span text:style-name="_39_8">s</text:span><text:span text:style-name="_31_51"> </text:span><text:span text:style-name="_34_4">n</text:span><text:span text:style-name="_31_34">o</text:span><text:span text:style-name="_31_91">t</text:span><text:span text:style-name="_31_"> </text:span><text:span text:style-name="_31_19">o</text:span><text:span text:style-name="_31_85">c</text:span><text:span text:style-name="_34_1">c</text:span><text:span text:style-name="_31_28">u</text:span><text:span text:style-name="_31_79">r</text:span><text:span text:style-name="_33_0">.</text:span><text:span text:style-name="_37_6"> </text:span><text:span text:style-name="_31_89">E</text:span><text:span text:style-name="_36_5">v</text:span><text:span text:style-name="_31_34">e</text:span><text:span text:style-name="_32_16">n</text:span><text:span text:style-name="_31_"> </text:span><text:span text:style-name="_31_47">w</text:span><text:span text:style-name="_31_70">h</text:span><text:span text:style-name="_34_5">e</text:span><text:span text:style-name="_39_5">n</text:span><text:span text:style-name="_31_51"> </text:span><text:span text:style-name="_36_5">w</text:span><text:span text:style-name="_39_8">e</text:span><text:span text:style-name="_31_51"> </text:span><text:span text:style-name="_36_6">c</text:span><text:span text:style-name="_31_50">o</text:span><text:span text:style-name="_32_00">n</text:span><text:span text:style-name="_36_6">s</text:span><text:span text:style-name="_31_17">i</text:span><text:span text:style-name="_32_21">d</text:span><text:span text:style-name="_32_7">e</text:span><text:span text:style-name="_31_04">r</text:span><text:span text:style-name="_31_51"> </text:span><text:span text:style-name="_32_7">t</text:span><text:span text:style-name="_31_29">h</text:span><text:span text:style-name="_31_77">e</text:span><text:span text:style-name="_31_"> </text:span><text:span text:style-name="_31_05">a</text:span><text:span text:style-name="_32_00">c</text:span><text:span text:style-name="_33_6">t</text:span><text:span text:style-name="_31_13">u</text:span><text:span text:style-name="_31_91">a</text:span><text:span text:style-name="_32_3">l</text:span><text:span text:style-name="_37_6"> </text:span><text:span text:style-name="_32_06">p</text:span><text:span text:style-name="_35_9">h</text:span><text:span text:style-name="_31_04">y</text:span><text:span text:style-name="_31_80">s</text:span><text:span text:style-name="_36_0">i</text:span><text:span text:style-name="_31_28">c</text:span><text:span text:style-name="_32_03">a</text:span><text:span text:style-name="_33_9">l</text:span><text:span text:style-name="_37_6"> </text:span><text:span text:style-name="_31_79">m</text:span><text:span text:style-name="_33_6">a</text:span><text:span text:style-name="_31_41">c</text:span><text:span text:style-name="_32_18">h</text:span><text:span text:style-name="_36_0">i</text:span><text:span text:style-name="_31_43">n</text:span><text:span text:style-name="_32_25">e</text:span><text:span text:style-name="_36_6">s</text:span><text:span text:style-name="_37_6"> </text:span><text:span text:style-name="_32_24">i</text:span><text:span text:style-name="_32_0">n</text:span><text:span text:style-name="_31_10">s</text:span><text:span text:style-name="_31_85">t</text:span><text:span text:style-name="_35_0">e</text:span><text:span text:style-name="_31_35">a</text:span><text:span text:style-name="_32_21">d</text:span><text:span text:style-name="_31_"> </text:span><text:span text:style-name="_31_50">o</text:span><text:span text:style-name="_32_03">f</text:span><text:span text:style-name="_31_"> </text:span><text:span text:style-name="_31_32">t</text:span><text:span text:style-name="_32_24">h</text:span><text:span text:style-name="_32_9">e</text:span><text:span text:style-name="_37_6"> </text:span><text:span text:style-name="_32_04">i</text:span><text:span text:style-name="_34_4">d</text:span><text:span text:style-name="_31_25">e</text:span><text:span text:style-name="_32_21">a</text:span><text:span text:style-name="_36_5">l</text:span><text:span text:style-name="_39_5">i</text:span><text:span text:style-name="_32_22">s</text:span><text:span text:style-name="_32_7">e</text:span><text:span text:style-name="_31_34">d</text:span><text:span text:style-name="_31_51"> </text:span><text:span text:style-name="_34_1">m</text:span><text:span text:style-name="_31_29">a</text:span><text:span text:style-name="_32_06">c</text:span><text:span text:style-name="_34_4">h</text:span><text:span text:style-name="_31_04">i</text:span><text:span text:style-name="_31_77">n</text:span><text:span text:style-name="_37_1">e</text:span><text:span text:style-name="_39_6">s</text:span><text:span text:style-name="_32_06">,</text:span><text:span text:style-name="_31_"> </text:span><text:span text:style-name="_31_47">r</text:span><text:span text:style-name="_31_91">e</text:span><text:span text:style-name="_35_4">a</text:span><text:span text:style-name="_31_32">s</text:span><text:span text:style-name="_32_01">o</text:span><text:span text:style-name="_37_1">n</text:span><text:span text:style-name="_31_29">a</text:span><text:span text:style-name="_31_89">b</text:span><text:span text:style-name="_37_2">l</text:span><text:span text:style-name="_31_46">y</text:span><text:span text:style-name="_31_51"> </text:span><text:span text:style-name="_33_0">a</text:span><text:span text:style-name="_31_28">c</text:span><text:span text:style-name="_32_16">c</text:span><text:span text:style-name="_36_6">u</text:span><text:span text:style-name="_39_6">r</text:span><text:span text:style-name="_32_24">a</text:span><text:span text:style-name="_33_6">t</text:span><text:span text:style-name="_31_46">e</text:span><text:span text:style-name="_31_51"> </text:span><text:span text:style-name="_32_1">k</text:span><text:span text:style-name="_31_31">n</text:span><text:span text:style-name="_31_92">o</text:span><text:span text:style-name="_36_6">w</text:span><text:span text:style-name="_31_40">l</text:span><text:span text:style-name="_32_01">e</text:span><text:span text:style-name="_32_6">d</text:span><text:span text:style-name="_31_05">g</text:span><text:span text:style-name="_32_16">e</text:span><text:span text:style-name="_31_"> </text:span><text:span text:style-name="_31_35">o</text:span><text:span text:style-name="_31_91">f</text:span><text:span text:style-name="_31_"> </text:span><text:span text:style-name="_31_17">t</text:span><text:span text:style-name="_31_95">h</text:span><text:span text:style-name="_32_4">e</text:span><text:span text:style-name="_37_6"> </text:span><text:span text:style-name="_31_70">s</text:span><text:span text:style-name="_37_5">t</text:span><text:span text:style-name="_31_47">a</text:span><text:span text:style-name="_31_71">t</text:span><text:span text:style-name="_35_1">e</text:span><text:span text:style-name="_37_6"> </text:span><text:span text:style-name="_31_89">a</text:span><text:span text:style-name="_32_3">t</text:span><text:span text:style-name="_37_6"> </text:span><text:span text:style-name="_32_09">o</text:span><text:span text:style-name="_36_9">n</text:span><text:span text:style-name="_31_02">e</text:span><text:span text:style-name="_31_51"> </text:span><text:span text:style-name="_32_6">m</text:span><text:span text:style-name="_31_35">o</text:span><text:span text:style-name="_32_22">m</text:span><text:span text:style-name="_37_4">e</text:span><text:span text:style-name="_31_28">n</text:span><text:span text:style-name="_32_24">t</text:span><text:span text:style-name="_31_"> </text:span><text:span text:style-name="_31_20">y</text:span><text:span text:style-name="_31_86">i</text:span><text:span text:style-name="_33_9">e</text:span><text:span text:style-name="_31_49">l</text:span><text:span text:style-name="_32_22">d</text:span><text:span text:style-name="_33_8">s</text:span><text:span text:style-name="_37_6"> </text:span><text:span text:style-name="_31_77">r</text:span><text:span text:style-name="_36_8">e</text:span><text:span text:style-name="_39_8">a</text:span><text:span text:style-name="_32_03">s</text:span><text:span text:style-name="_36_5">o</text:span><text:span text:style-name="_31_14">n</text:span><text:span text:style-name="_32_24">a</text:span><text:span text:style-name="_35_6">b</text:span><text:span text:style-name="_31_14">l</text:span><text:span text:style-name="_31_71">y</text:span><text:span text:style-name="_31_"> </text:span><text:span text:style-name="_31_34">a</text:span><text:span text:style-name="_32_01">c</text:span><text:span text:style-name="_35_4">c</text:span><text:span text:style-name="_31_35">u</text:span><text:span text:style-name="_31_77">r</text:span><text:span text:style-name="_33_6">a</text:span><text:span text:style-name="_31_46">t</text:span><text:span text:style-name="_32_03">e</text:span><text:span text:style-name="_31_"> </text:span><text:span text:style-name="_39_6">k</text:span><text:span text:style-name="_31_88">n</text:span><text:span text:style-name="_33_6">o</text:span><text:span text:style-name="_31_17">w</text:span><text:span text:style-name="_32_06">l</text:span><text:span text:style-name="_36_5">e</text:span><text:span text:style-name="_31_43">d</text:span><text:span text:style-name="_31_91">g</text:span><text:span text:style-name="_36_6">e</text:span><text:span text:style-name="_37_6"> </text:span><text:span text:style-name="_31_91">a</text:span><text:span text:style-name="_35_3">n</text:span><text:span text:style-name="_31_34">y</text:span><text:span text:style-name="_31_51"> </text:span><text:span text:style-name="_36_6">n</text:span><text:span text:style-name="_31_25">u</text:span><text:span text:style-name="_31_92">m</text:span><text:span text:style-name="_32_3">b</text:span><text:span text:style-name="_31_49">e</text:span><text:span text:style-name="_31_91">r</text:span><text:span text:style-name="_31_"> </text:span><text:span text:style-name="_31_01">o</text:span><text:span text:style-name="_31_85">f</text:span><text:span text:style-name="_31_"> </text:span><text:span text:style-name="_31_47">s</text:span><text:span text:style-name="_31_94">t</text:span><text:span text:style-name="_33_0">e</text:span><text:span text:style-name="_39_6">p</text:span><text:span text:style-name="_31_94">s</text:span><text:span text:style-name="_31_"> </text:span><text:span text:style-name="_31_47">l</text:span><text:span text:style-name="_31_79">a</text:span><text:span text:style-name="_36_9">t</text:span><text:span text:style-name="_31_10">e</text:span><text:span text:style-name="_32_16">r</text:span><text:span text:style-name="_35_3">.</text:span></text:p>
      <text:p text:style-name="P1"><text:span text:style-name="_31_74">A</text:span><text:span text:style-name="_34_5">s</text:span><text:span text:style-name="_37_6"> </text:span><text:span text:style-name="_32_22">w</text:span><text:span text:style-name="_34_1">e</text:span><text:span text:style-name="_37_6"> </text:span><text:span text:style-name="_31_74">h</text:span><text:span text:style-name="_32_6">a</text:span><text:span text:style-name="_31_11">v</text:span><text:span text:style-name="_32_19">e</text:span><text:span text:style-name="_31_"> </text:span><text:span text:style-name="_31_02">m</text:span><text:span text:style-name="_32_25">e</text:span><text:span text:style-name="_36_6">n</text:span><text:span text:style-name="_31_49">t</text:span><text:span text:style-name="_32_25">i</text:span><text:span text:style-name="_36_9">o</text:span><text:span text:style-name="_31_25">n</text:span><text:span text:style-name="_32_18">e</text:span><text:span text:style-name="_35_1">d</text:span><text:span text:style-name="_31_20">,</text:span><text:span text:style-name="_31_51"> </text:span><text:span text:style-name="_32_6">d</text:span><text:span text:style-name="_31_28">i</text:span><text:span text:style-name="_32_25">g</text:span><text:span text:style-name="_35_3">i</text:span><text:span text:style-name="_31_02">t</text:span><text:span text:style-name="_31_70">a</text:span><text:span text:style-name="_33_6">l</text:span><text:span text:style-name="_37_6"> </text:span><text:span text:style-name="_31_73">c</text:span><text:span text:style-name="_37_5">o</text:span><text:span text:style-name="_31_02">m</text:span><text:span text:style-name="_32_22">p</text:span><text:span text:style-name="_33_6">u</text:span><text:span text:style-name="_31_11">t</text:span><text:span text:style-name="_31_89">e</text:span><text:span text:style-name="_33_8">r</text:span><text:span text:style-name="_31_34">s</text:span><text:span text:style-name="_31_51"> </text:span><text:span text:style-name="_35_7">f</text:span><text:span text:style-name="_39_9">a</text:span><text:span text:style-name="_31_86">l</text:span><text:span text:style-name="_36_5">l</text:span><text:span text:style-name="_37_6"> </text:span><text:span text:style-name="_32_16">w</text:span><text:span text:style-name="_32_0">i</text:span><text:span text:style-name="_31_04">t</text:span><text:span text:style-name="_32_04">h</text:span><text:span text:style-name="_36_9">i</text:span><text:span text:style-name="_31_44">n</text:span><text:span text:style-name="_31_51"> </text:span><text:span text:style-name="_36_6">t</text:span><text:span text:style-name="_31_17">h</text:span><text:span text:style-name="_32_10">e</text:span><text:span text:style-name="_31_"> </text:span><text:span text:style-name="_31_43">c</text:span><text:span text:style-name="_31_74">l</text:span><text:span text:style-name="_33_5">a</text:span><text:span text:style-name="_31_43">s</text:span><text:span text:style-name="_31_91">s</text:span><text:span text:style-name="_31_"> </text:span><text:span text:style-name="_31_25">o</text:span><text:span text:style-name="_31_74">f</text:span><text:span text:style-name="_31_"> </text:span><text:span text:style-name="_31_02">d</text:span><text:span text:style-name="_32_04">i</text:span><text:span text:style-name="_36_9">s</text:span><text:span text:style-name="_31_02">c</text:span><text:span text:style-name="_32_10">r</text:span><text:span text:style-name="_32_4">e</text:span><text:span text:style-name="_39_6">t</text:span><text:span text:style-name="_31_95">e</text:span>-<text:span text:style-name="_31_40">s</text:span><text:span text:style-name="_31_77">t</text:span><text:span text:style-name="_33_9">a</text:span><text:span text:style-name="_31_04">t</text:span><text:span text:style-name="_31_88">e</text:span><text:span text:style-name="_31_"> </text:span><text:span text:style-name="_39_8">m</text:span><text:span text:style-name="_31_94">a</text:span><text:span text:style-name="_32_4">c</text:span><text:span text:style-name="_31_40">h</text:span><text:span text:style-name="_31_73">i</text:span><text:span text:style-name="_34_1">n</text:span><text:span text:style-name="_31_44">e</text:span><text:span text:style-name="_31_91">s</text:span><text:span text:style-name="_33_8">.</text:span><text:span text:style-name="_37_6"> </text:span><text:span text:style-name="_32_00">B</text:span><text:span text:style-name="_36_9">u</text:span><text:span text:style-name="_31_14">t</text:span><text:span text:style-name="_31_51"> </text:span><text:span text:style-name="_32_6">t</text:span><text:span text:style-name="_31_13">h</text:span><text:span text:style-name="_32_21">e</text:span><text:span text:style-name="_31_"> </text:span><text:span text:style-name="_31_44">n</text:span><text:span text:style-name="_32_03">u</text:span><text:span text:style-name="_33_0">m</text:span><text:span text:style-name="_31_13">b</text:span><text:span text:style-name="_31_95">e</text:span><text:span text:style-name="_35_0">r</text:span><text:span text:style-name="_37_6"> </text:span><text:span text:style-name="_31_71">o</text:span><text:span text:style-name="_34_4">f</text:span><text:span text:style-name="_37_6"> </text:span><text:span text:style-name="_31_74">s</text:span><text:span text:style-name="_36_5">t</text:span><text:span text:style-name="_31_47">a</text:span><text:span text:style-name="_31_73">t</text:span><text:span text:style-name="_32_6">e</text:span><text:span text:style-name="_31_46">s</text:span><text:span text:style-name="_31_51"> </text:span><text:span text:style-name="_32_1">o</text:span><text:span text:style-name="_31_35">f</text:span><text:span text:style-name="_31_51"> </text:span><text:span text:style-name="_37_4">w</text:span><text:span text:style-name="_31_50">h</text:span><text:span text:style-name="_32_19">i</text:span><text:span text:style-name="_37_1">c</text:span><text:span text:style-name="_39_9">h</text:span><text:span text:style-name="_31_51"> </text:span><text:span text:style-name="_34_2">s</text:span><text:span text:style-name="_31_31">u</text:span><text:span text:style-name="_32_09">c</text:span><text:span text:style-name="_36_8">h</text:span><text:span text:style-name="_37_6"> </text:span><text:span text:style-name="_32_25">a</text:span><text:span text:style-name="_31_"> </text:span><text:span text:style-name="_31_02">m</text:span><text:span text:style-name="_32_04">a</text:span><text:span text:style-name="_35_7">c</text:span><text:span text:style-name="_31_13">h</text:span><text:span text:style-name="_32_00">i</text:span><text:span text:style-name="_37_4">n</text:span><text:span text:style-name="_39_5">e</text:span><text:span text:style-name="_31_51"> </text:span><text:span text:style-name="_32_3">i</text:span><text:span text:style-name="_31_10">s</text:span><text:span text:style-name="_31_51"> </text:span><text:span text:style-name="_32_3">c</text:span><text:span text:style-name="_39_6">a</text:span><text:span text:style-name="_31_71">p</text:span><text:span text:style-name="_36_9">a</text:span><text:span text:style-name="_31_31">b</text:span><text:span text:style-name="_31_80">l</text:span><text:span text:style-name="_34_2">e</text:span><text:span text:style-name="_37_6"> </text:span><text:span text:style-name="_31_76">i</text:span><text:span text:style-name="_33_5">s</text:span><text:span text:style-name="_37_6"> </text:span><text:span text:style-name="_32_15">u</text:span><text:span text:style-name="_34_5">s</text:span><text:span text:style-name="_31_34">u</text:span><text:span text:style-name="_32_19">a</text:span><text:span text:style-name="_36_0">l</text:span><text:span text:style-name="_31_50">l</text:span><text:span text:style-name="_32_25">y</text:span><text:span text:style-name="_31_"> </text:span><text:span text:style-name="_31_32">e</text:span><text:span text:style-name="_31_88">n</text:span><text:span text:style-name="_35_9">o</text:span><text:span text:style-name="_31_20">r</text:span><text:span text:style-name="_32_01">m</text:span><text:span text:style-name="_37_2">o</text:span><text:span text:style-name="_39_5">u</text:span><text:span text:style-name="_31_94">s</text:span><text:span text:style-name="_37_4">l</text:span><text:span text:style-name="_31_44">y</text:span><text:span text:style-name="_31_51"> </text:span><text:span text:style-name="_37_5">l</text:span><text:span text:style-name="_31_35">a</text:span><text:span text:style-name="_31_86">r</text:span><text:span text:style-name="_32_3">g</text:span><text:span text:style-name="_39_6">e</text:span><text:span text:style-name="_31_73">.</text:span><text:span text:style-name="_31_"> </text:span><text:span text:style-name="_39_6">F</text:span><text:span text:style-name="_31_94">o</text:span><text:span text:style-name="_36_8">r</text:span><text:span text:style-name="_37_6"> </text:span><text:span text:style-name="_31_95">i</text:span><text:span text:style-name="_32_7">n</text:span><text:span text:style-name="_39_9">s</text:span><text:span text:style-name="_32_16">t</text:span><text:span text:style-name="_36_6">a</text:span><text:span text:style-name="_31_13">n</text:span><text:span text:style-name="_31_80">c</text:span><text:span text:style-name="_34_4">e</text:span><text:span text:style-name="_31_14">,</text:span><text:span text:style-name="_31_51"> </text:span><text:span text:style-name="_37_5">t</text:span><text:span text:style-name="_31_46">h</text:span><text:span text:style-name="_32_16">e</text:span><text:span text:style-name="_31_"> </text:span><text:span text:style-name="_31_47">n</text:span><text:span text:style-name="_32_10">u</text:span><text:span text:style-name="_35_6">m</text:span><text:span text:style-name="_31_49">b</text:span><text:span text:style-name="_32_16">e</text:span><text:span text:style-name="_34_4">r</text:span><text:span text:style-name="_37_6"> </text:span><text:span text:style-name="_31_73">f</text:span><text:span text:style-name="_36_6">o</text:span><text:span text:style-name="_31_28">r</text:span><text:span text:style-name="_31_51"> </text:span><text:span text:style-name="_34_2">t</text:span><text:span text:style-name="_31_10">h</text:span><text:span text:style-name="_32_24">e</text:span><text:span text:style-name="_31_"> </text:span><text:span text:style-name="_31_10">m</text:span><text:span text:style-name="_31_79">a</text:span><text:span text:style-name="_32_4">c</text:span><text:span text:style-name="_31_46">h</text:span><text:span text:style-name="_32_01">i</text:span><text:span text:style-name="_34_1">n</text:span><text:span text:style-name="_31_47">e</text:span><text:span text:style-name="_31_51"> </text:span><text:span text:style-name="_36_8">n</text:span><text:span text:style-name="_31_19">o</text:span><text:span text:style-name="_31_70">w</text:span><text:span text:style-name="_31_"> </text:span><text:span text:style-name="_31_14">w</text:span><text:span text:style-name="_32_18">o</text:span><text:span text:style-name="_34_4">r</text:span><text:span text:style-name="_31_43">k</text:span><text:span text:style-name="_31_88">i</text:span><text:span text:style-name="_32_3">n</text:span><text:span text:style-name="_39_5">g</text:span><text:span text:style-name="_31_51"> </text:span><text:span text:style-name="_33_5">a</text:span><text:span text:style-name="_31_25">t</text:span><text:span text:style-name="_31_51"> </text:span><text:span text:style-name="_34_4">M</text:span><text:span text:style-name="_31_47">a</text:span><text:span text:style-name="_31_76">n</text:span><text:span text:style-name="_35_3">c</text:span><text:span text:style-name="_31_44">h</text:span><text:span text:style-name="_32_21">e</text:span><text:span text:style-name="_35_0">s</text:span><text:span text:style-name="_31_47">t</text:span><text:span text:style-name="_31_85">e</text:span><text:span text:style-name="_36_8">r</text:span><text:span text:style-name="_37_6"> </text:span><text:span text:style-name="_31_79">i</text:span><text:span text:style-name="_32_4">s</text:span><text:span text:style-name="_37_6"> </text:span><text:span text:style-name="_32_15">a</text:span><text:span text:style-name="_35_4">b</text:span><text:span text:style-name="_31_01">o</text:span><text:span text:style-name="_32_00">u</text:span><text:span text:style-name="_33_8">t</text:span><text:span text:style-name="_37_6"> </text:span><text:span text:style-name="_31_73">2</text:span><text:span text:style-name="_31_"> </text:span><text:span text:style-name="_31_26">1</text:span><text:span text:style-name="_32_25">6</text:span><text:span text:style-name="_33_8">5</text:span><text:span text:style-name="_31_25">,</text:span><text:span text:style-name="_31_73">0</text:span><text:span text:style-name="_36_0">0</text:span><text:span text:style-name="_31_47">0</text:span><text:span text:style-name="_31_70">,</text:span><text:span text:style-name="_31_"> </text:span><text:span text:style-name="_39_9">i</text:span><text:span text:style-name="_31_92">.</text:span><text:span text:style-name="_33_8">e</text:span><text:span text:style-name="_31_05">.</text:span><text:span text:style-name="_32_16">,</text:span><text:span text:style-name="_31_"> </text:span><text:span text:style-name="_31_19">a</text:span><text:span text:style-name="_32_16">b</text:span><text:span text:style-name="_32_9">o</text:span><text:span text:style-name="_31_13">u</text:span><text:span text:style-name="_31_91">t</text:span><text:span text:style-name="_31_"> </text:span><text:span text:style-name="_31_04">1</text:span><text:span text:style-name="_31_74">0</text:span><text:span text:style-name="_31_"> </text:span><text:span text:style-name="_31_44">5</text:span><text:span text:style-name="_32_15">0</text:span><text:span text:style-name="_32_1">,</text:span><text:span text:style-name="_31_25">0</text:span><text:span text:style-name="_31_92">0</text:span><text:span text:style-name="_36_9">0</text:span><text:span text:style-name="_31_02">.</text:span><text:span text:style-name="_31_51"> </text:span><text:span text:style-name="_34_1">C</text:span><text:span text:style-name="_31_40">o</text:span><text:span text:style-name="_32_03">m</text:span><text:span text:style-name="_35_1">p</text:span><text:span text:style-name="_31_31">a</text:span><text:span text:style-name="_32_10">r</text:span><text:span text:style-name="_32_4">e</text:span><text:span text:style-name="_37_6"> </text:span><text:span text:style-name="_31_85">t</text:span><text:span text:style-name="_32_3">h</text:span><text:span text:style-name="_39_8">i</text:span><text:span text:style-name="_32_19">s</text:span><text:span text:style-name="_31_"> </text:span><text:span text:style-name="_31_40">w</text:span><text:span text:style-name="_31_92">i</text:span><text:span text:style-name="_33_5">t</text:span><text:span text:style-name="_31_28">h</text:span><text:span text:style-name="_31_51"> </text:span><text:span text:style-name="_32_3">o</text:span><text:span text:style-name="_39_6">u</text:span><text:span text:style-name="_31_88">r</text:span><text:span text:style-name="_31_"> </text:span><text:span text:style-name="_31_05">e</text:span><text:span text:style-name="_31_71">x</text:span><text:span text:style-name="_35_4">a</text:span><text:span text:style-name="_39_8">m</text:span><text:span text:style-name="_32_00">p</text:span><text:span text:style-name="_35_1">l</text:span><text:span text:style-name="_31_43">e</text:span><text:span text:style-name="_31_51"> </text:span><text:span text:style-name="_35_3">o</text:span><text:span text:style-name="_31_13">f</text:span><text:span text:style-name="_31_51"> </text:span><text:span text:style-name="_33_6">t</text:span><text:span text:style-name="_39_6">h</text:span><text:span text:style-name="_31_94">e</text:span><text:span text:style-name="_31_"> </text:span><text:span text:style-name="_31_16">c</text:span><text:span text:style-name="_32_04">l</text:span><text:span text:style-name="_34_2">i</text:span><text:span text:style-name="_39_5">c</text:span><text:span text:style-name="_31_89">k</text:span><text:span text:style-name="_32_3">i</text:span><text:span text:style-name="_31_35">n</text:span><text:span text:style-name="_31_70">g</text:span><text:span text:style-name="_31_"> </text:span><text:span text:style-name="_31_26">w</text:span><text:span text:style-name="_31_70">h</text:span><text:span text:style-name="_34_2">e</text:span><text:span text:style-name="_31_02">e</text:span><text:span text:style-name="_32_10">l</text:span><text:span text:style-name="_31_"> </text:span><text:span text:style-name="_39_5">d</text:span><text:span text:style-name="_31_80">e</text:span><text:span text:style-name="_35_4">s</text:span><text:span text:style-name="_39_6">c</text:span><text:span text:style-name="_32_24">r</text:span><text:span text:style-name="_35_9">i</text:span><text:span text:style-name="_31_16">b</text:span><text:span text:style-name="_32_16">e</text:span><text:span text:style-name="_33_5">d</text:span><text:span text:style-name="_37_6"> </text:span><text:span text:style-name="_31_94">a</text:span><text:span text:style-name="_33_0">b</text:span><text:span text:style-name="_31_25">o</text:span><text:span text:style-name="_32_21">v</text:span><text:span text:style-name="_35_6">e</text:span><text:span text:style-name="_31_20">,</text:span><text:span text:style-name="_31_51"> </text:span><text:span text:style-name="_36_8">w</text:span><text:span text:style-name="_31_46">h</text:span><text:span text:style-name="_32_04">i</text:span><text:span text:style-name="_36_9">c</text:span><text:span text:style-name="_39_9">h</text:span><text:span text:style-name="_31_51"> </text:span><text:span text:style-name="_37_4">h</text:span><text:span text:style-name="_31_11">a</text:span><text:span text:style-name="_31_80">d</text:span><text:span text:style-name="_31_"> </text:span><text:span text:style-name="_31_31">t</text:span><text:span text:style-name="_31_95">h</text:span><text:span text:style-name="_36_9">r</text:span><text:span text:style-name="_31_28">e</text:span><text:span text:style-name="_31_74">e</text:span><text:span text:style-name="_31_"> </text:span><text:span text:style-name="_31_05">s</text:span><text:span text:style-name="_32_24">t</text:span><text:span text:style-name="_34_2">a</text:span><text:span text:style-name="_31_41">t</text:span><text:span text:style-name="_32_16">e</text:span><text:span text:style-name="_32_3">s</text:span><text:span text:style-name="_31_47">.</text:span><text:span text:style-name="_31_51"> </text:span><text:span text:style-name="_35_9">I</text:span><text:span text:style-name="_31_44">t</text:span><text:span text:style-name="_31_51"> </text:span><text:span text:style-name="_36_5">i</text:span><text:span text:style-name="_31_41">s</text:span><text:span text:style-name="_31_51"> </text:span><text:span text:style-name="_32_6">n</text:span><text:span text:style-name="_39_9">o</text:span><text:span text:style-name="_32_18">t</text:span><text:span text:style-name="_31_"> </text:span><text:span text:style-name="_31_20">d</text:span><text:span text:style-name="_32_22">i</text:span><text:span text:style-name="_34_5">f</text:span><text:span text:style-name="_31_10">f</text:span><text:span text:style-name="_32_22">i</text:span><text:span text:style-name="_37_5">c</text:span><text:span text:style-name="_31_02">u</text:span><text:span text:style-name="_32_25">l</text:span><text:span text:style-name="_32_7">t</text:span><text:span text:style-name="_37_6"> </text:span><text:span text:style-name="_31_76">t</text:span><text:span text:style-name="_32_6">o</text:span><text:span text:style-name="_37_6"> </text:span><text:span text:style-name="_32_18">s</text:span><text:span text:style-name="_34_2">e</text:span><text:span text:style-name="_31_16">e</text:span><text:span text:style-name="_31_51"> </text:span><text:span text:style-name="_32_3">w</text:span><text:span text:style-name="_31_25">h</text:span><text:span text:style-name="_32_01">y</text:span><text:span text:style-name="_31_"> </text:span><text:span text:style-name="_31_25">t</text:span><text:span text:style-name="_31_89">h</text:span><text:span text:style-name="_34_2">e</text:span><text:span text:style-name="_37_6"> </text:span><text:span text:style-name="_31_85">n</text:span><text:span text:style-name="_34_2">u</text:span><text:span text:style-name="_39_9">m</text:span><text:span text:style-name="_32_18">b</text:span><text:span text:style-name="_34_2">e</text:span><text:span text:style-name="_31_14">r</text:span><text:span text:style-name="_31_51"> </text:span><text:span text:style-name="_33_0">o</text:span><text:span text:style-name="_31_49">f</text:span><text:span text:style-name="_31_51"> </text:span><text:span text:style-name="_35_7">s</text:span><text:span text:style-name="_31_04">t</text:span><text:span text:style-name="_32_21">a</text:span><text:span text:style-name="_33_5">t</text:span><text:span text:style-name="_39_8">e</text:span><text:span text:style-name="_31_85">s</text:span><text:span text:style-name="_31_"> </text:span><text:span text:style-name="_31_10">s</text:span><text:span text:style-name="_31_94">h</text:span><text:span text:style-name="_34_1">o</text:span><text:span text:style-name="_31_28">u</text:span><text:span text:style-name="_32_09">l</text:span><text:span text:style-name="_32_0">d</text:span><text:span text:style-name="_37_6"> </text:span><text:span text:style-name="_32_25">b</text:span><text:span text:style-name="_34_5">e</text:span><text:span text:style-name="_37_6"> </text:span><text:span text:style-name="_31_91">s</text:span><text:span text:style-name="_35_3">o</text:span><text:span text:style-name="_37_6"> </text:span><text:span text:style-name="_31_86">i</text:span><text:span text:style-name="_33_5">m</text:span><text:span text:style-name="_31_16">m</text:span><text:span text:style-name="_32_16">e</text:span><text:span text:style-name="_32_7">n</text:span><text:span text:style-name="_31_05">s</text:span><text:span text:style-name="_32_22">e</text:span><text:span text:style-name="_32_9">.</text:span><text:span text:style-name="_37_6"> </text:span><text:span text:style-name="_31_91">T</text:span><text:span text:style-name="_35_4">h</text:span><text:span text:style-name="_31_13">e</text:span><text:span text:style-name="_31_51"> </text:span><text:span text:style-name="_37_5">c</text:span><text:span text:style-name="_39_6">o</text:span><text:span text:style-name="_32_00">m</text:span><text:span text:style-name="_32_7">p</text:span><text:span text:style-name="_31_26">u</text:span><text:span text:style-name="_32_16">t</text:span><text:span text:style-name="_32_0">e</text:span><text:span text:style-name="_31_14">r</text:span><text:span text:style-name="_31_51"> </text:span><text:span text:style-name="_35_9">i</text:span><text:span text:style-name="_31_47">n</text:span><text:span text:style-name="_32_10">c</text:span><text:span text:style-name="_35_1">l</text:span><text:span text:style-name="_39_9">u</text:span><text:span text:style-name="_32_22">d</text:span><text:span text:style-name="_32_1">e</text:span><text:span text:style-name="_31_43">s</text:span><text:span text:style-name="_31_51"> </text:span><text:span text:style-name="_37_2">a</text:span><text:span text:style-name="_37_6"> </text:span><text:span text:style-name="_32_25">s</text:span><text:span text:style-name="_32_7">t</text:span><text:span text:style-name="_31_20">o</text:span><text:span text:style-name="_32_22">r</text:span><text:span text:style-name="_35_1">e</text:span><text:span text:style-name="_37_6"> </text:span><text:span text:style-name="_32_18">c</text:span><text:span text:style-name="_33_5">o</text:span><text:span text:style-name="_31_43">r</text:span><text:span text:style-name="_31_80">r</text:span><text:span text:style-name="_32_1">e</text:span><text:span text:style-name="_39_9">s</text:span><text:span text:style-name="_32_21">p</text:span><text:span text:style-name="_34_5">o</text:span><text:span text:style-name="_31_46">n</text:span><text:span text:style-name="_31_92">d</text:span><text:span text:style-name="_35_7">i</text:span><text:span text:style-name="_31_10">n</text:span><text:span text:style-name="_31_71">g</text:span><text:span text:style-name="_31_"> </text:span><text:span text:style-name="_39_8">t</text:span><text:span text:style-name="_32_24">o</text:span><text:span text:style-name="_31_"> </text:span><text:span text:style-name="_31_41">t</text:span><text:span text:style-name="_31_76">h</text:span><text:span text:style-name="_36_5">e</text:span><text:span text:style-name="_37_6"> </text:span><text:span text:style-name="_31_79">p</text:span><text:span text:style-name="_33_6">a</text:span><text:span text:style-name="_31_02">p</text:span><text:span text:style-name="_31_85">e</text:span><text:span text:style-name="_36_8">r</text:span><text:span text:style-name="_37_6"> </text:span><text:span text:style-name="_31_79">u</text:span><text:span text:style-name="_35_6">s</text:span><text:span text:style-name="_39_5">e</text:span><text:span text:style-name="_31_76">d</text:span><text:span text:style-name="_31_"> </text:span><text:span text:style-name="_31_13">b</text:span><text:span text:style-name="_31_86">y</text:span><text:span text:style-name="_31_"> </text:span><text:span text:style-name="_31_29">a</text:span><text:span text:style-name="_31_51"> </text:span><text:span text:style-name="_32_3">h</text:span><text:span text:style-name="_31_50">u</text:span><text:span text:style-name="_32_22">m</text:span><text:span text:style-name="_33_5">a</text:span><text:span text:style-name="_31_26">n</text:span><text:span text:style-name="_31_51"> </text:span><text:span text:style-name="_36_5">c</text:span><text:span text:style-name="_31_46">o</text:span><text:span text:style-name="_32_10">m</text:span><text:span text:style-name="_34_1">p</text:span><text:span text:style-name="_31_31">u</text:span><text:span text:style-name="_31_77">t</text:span><text:span text:style-name="_33_9">e</text:span><text:span text:style-name="_31_49">r</text:span><text:span text:style-name="_32_25">.</text:span><text:span text:style-name="_31_"> </text:span><text:span text:style-name="_31_32">I</text:span><text:span text:style-name="_31_91">t</text:span><text:span text:style-name="_31_"> </text:span><text:span text:style-name="_31_29">m</text:span><text:span text:style-name="_31_85">u</text:span><text:span text:style-name="_34_1">s</text:span><text:span text:style-name="_31_05">t</text:span><text:span text:style-name="_31_51"> </text:span><text:span text:style-name="_36_5">b</text:span><text:span text:style-name="_31_44">e</text:span><text:span text:style-name="_31_51"> </text:span><text:span text:style-name="_34_2">p</text:span><text:span text:style-name="_31_43">o</text:span><text:span text:style-name="_32_06">s</text:span><text:span text:style-name="_35_9">s</text:span><text:span text:style-name="_31_40">i</text:span><text:span text:style-name="_31_79">b</text:span><text:span text:style-name="_36_5">l</text:span><text:span text:style-name="_31_49">e</text:span><text:span text:style-name="_31_51"> </text:span><text:span text:style-name="_32_1">t</text:span><text:span text:style-name="_31_25">o</text:span><text:span text:style-name="_31_51"> </text:span><text:span text:style-name="_36_0">w</text:span><text:span text:style-name="_31_31">r</text:span><text:span text:style-name="_31_73">i</text:span><text:span text:style-name="_32_4">t</text:span><text:span text:style-name="_31_46">e</text:span><text:span text:style-name="_31_51"> </text:span><text:span text:style-name="_35_1">i</text:span><text:span text:style-name="_31_41">n</text:span><text:span text:style-name="_32_19">t</text:span><text:span text:style-name="_36_9">o</text:span><text:span text:style-name="_37_6"> </text:span><text:span text:style-name="_31_89">t</text:span><text:span text:style-name="_36_6">h</text:span><text:span text:style-name="_31_14">e</text:span><text:span text:style-name="_31_51"> </text:span><text:span text:style-name="_34_5">s</text:span><text:span text:style-name="_31_32">t</text:span><text:span text:style-name="_32_01">o</text:span><text:span text:style-name="_32_6">r</text:span><text:span text:style-name="_31_19">e</text:span><text:span text:style-name="_31_51"> </text:span><text:span text:style-name="_32_0">a</text:span><text:span text:style-name="_31_26">n</text:span><text:span text:style-name="_31_95">y</text:span><text:span text:style-name="_31_"> </text:span><text:span text:style-name="_31_13">o</text:span><text:span text:style-name="_31_85">n</text:span><text:span text:style-name="_34_4">e</text:span><text:span text:style-name="_37_6"> </text:span><text:span text:style-name="_32_25">o</text:span><text:span text:style-name="_33_6">f</text:span><text:span text:style-name="_37_6"> </text:span><text:span text:style-name="_31_74">t</text:span><text:span text:style-name="_32_7">h</text:span><text:span text:style-name="_31_13">e</text:span><text:span text:style-name="_31_51"> </text:span><text:span text:style-name="_33_0">c</text:span><text:span text:style-name="_31_25">o</text:span><text:span text:style-name="_31_76">m</text:span><text:span text:style-name="_35_7">b</text:span><text:span text:style-name="_31_31">i</text:span><text:span text:style-name="_32_22">n</text:span><text:span text:style-name="_32_0">a</text:span><text:span text:style-name="_39_6">t</text:span><text:span text:style-name="_32_18">i</text:span><text:span text:style-name="_35_4">o</text:span><text:span text:style-name="_31_25">n</text:span><text:span text:style-name="_31_88">s</text:span><text:span text:style-name="_31_"> </text:span><text:span text:style-name="_31_49">o</text:span><text:span text:style-name="_31_80">f</text:span><text:span text:style-name="_31_"> </text:span><text:span text:style-name="_31_11">s</text:span><text:span text:style-name="_32_09">y</text:span><text:span text:style-name="_32_4">m</text:span><text:span text:style-name="_31_43">b</text:span><text:span text:style-name="_32_15">o</text:span><text:span text:style-name="_35_0">l</text:span><text:span text:style-name="_31_44">s</text:span><text:span text:style-name="_31_51"> </text:span><text:span text:style-name="_35_1">w</text:span><text:span text:style-name="_31_35">h</text:span><text:span text:style-name="_32_24">i</text:span><text:span text:style-name="_37_4">c</text:span><text:span text:style-name="_39_6">h</text:span><text:span text:style-name="_31_51"> </text:span><text:span text:style-name="_34_4">m</text:span><text:span text:style-name="_31_26">i</text:span><text:span text:style-name="_32_22">g</text:span><text:span text:style-name="_34_1">h</text:span><text:span text:style-name="_31_05">t</text:span><text:span text:style-name="_31_51"> </text:span><text:span text:style-name="_35_1">h</text:span><text:span text:style-name="_31_19">a</text:span><text:span text:style-name="_31_89">v</text:span><text:span text:style-name="_34_4">e</text:span><text:span text:style-name="_37_6"> </text:span><text:span text:style-name="_31_77">b</text:span><text:span text:style-name="_32_0">e</text:span><text:span text:style-name="_31_01">e</text:span><text:span text:style-name="_32_21">n</text:span><text:span text:style-name="_31_"> </text:span><text:span text:style-name="_31_04">w</text:span><text:span text:style-name="_32_18">r</text:span><text:span text:style-name="_35_9">i</text:span><text:span text:style-name="_31_20">t</text:span><text:span text:style-name="_32_01">t</text:span><text:span text:style-name="_35_4">e</text:span><text:span text:style-name="_31_32">n</text:span><text:span text:style-name="_31_51"> </text:span><text:span text:style-name="_32_6">o</text:span><text:span text:style-name="_31_49">n</text:span><text:span text:style-name="_31_51"> </text:span><text:span text:style-name="_34_5">t</text:span><text:span text:style-name="_31_11">h</text:span><text:span text:style-name="_31_71">e</text:span><text:span text:style-name="_31_"> </text:span><text:span text:style-name="_39_9">p</text:span><text:span text:style-name="_31_73">a</text:span><text:span text:style-name="_35_9">p</text:span><text:span text:style-name="_31_04">e</text:span><text:span text:style-name="_32_15">r</text:span><text:span text:style-name="_32_4">.</text:span><text:span text:style-name="_37_6"> </text:span><text:span text:style-name="_32_21">F</text:span><text:span text:style-name="_35_7">o</text:span><text:span text:style-name="_31_02">r</text:span><text:span text:style-name="_31_51"> </text:span><text:span text:style-name="_33_5">s</text:span><text:span text:style-name="_31_29">i</text:span><text:span text:style-name="_31_92">m</text:span><text:span text:style-name="_35_3">p</text:span><text:span text:style-name="_31_47">l</text:span><text:span text:style-name="_32_21">i</text:span><text:span text:style-name="_35_7">c</text:span><text:span text:style-name="_31_49">i</text:span><text:span text:style-name="_32_18">t</text:span><text:span text:style-name="_33_5">y</text:span><text:span text:style-name="_37_6"> </text:span><text:span text:style-name="_31_76">s</text:span><text:span text:style-name="_35_3">u</text:span><text:span text:style-name="_31_40">p</text:span><text:span text:style-name="_31_95">p</text:span><text:span text:style-name="_34_2">o</text:span><text:span text:style-name="_31_46">s</text:span><text:span text:style-name="_31_74">e</text:span><text:span text:style-name="_31_"> </text:span><text:span text:style-name="_31_04">t</text:span><text:span text:style-name="_31_88">h</text:span><text:span text:style-name="_32_7">a</text:span><text:span text:style-name="_31_25">t</text:span><text:span text:style-name="_31_51"> </text:span><text:span text:style-name="_32_6">o</text:span><text:span text:style-name="_31_44">n</text:span><text:span text:style-name="_31_73">l</text:span><text:span text:style-name="_33_0">y</text:span><text:span text:style-name="_37_6"> </text:span><text:span text:style-name="_31_91">d</text:span><text:span text:style-name="_36_5">i</text:span><text:span text:style-name="_31_34">g</text:span><text:span text:style-name="_31_76">i</text:span><text:span text:style-name="_36_8">t</text:span><text:span text:style-name="_31_19">s</text:span><text:span text:style-name="_31_51"> </text:span><text:span text:style-name="_36_6">f</text:span><text:span text:style-name="_39_9">r</text:span><text:span text:style-name="_31_92">o</text:span><text:span text:style-name="_34_2">m</text:span><text:span text:style-name="_37_6"> </text:span><text:span text:style-name="_31_91">0</text:span><text:span text:style-name="_31_"> </text:span><text:span text:style-name="_31_10">t</text:span><text:span text:style-name="_31_71">o</text:span><text:span text:style-name="_31_"> </text:span><text:span text:style-name="_31_11">9</text:span><text:span text:style-name="_31_51"> </text:span><text:span text:style-name="_36_0">a</text:span><text:span text:style-name="_31_25">r</text:span><text:span text:style-name="_31_79">e</text:span><text:span text:style-name="_31_"> </text:span><text:span text:style-name="_31_31">u</text:span><text:span text:style-name="_31_88">s</text:span><text:span text:style-name="_33_6">e</text:span><text:span text:style-name="_31_25">d</text:span><text:span text:style-name="_31_51"> </text:span><text:span text:style-name="_32_6">a</text:span><text:span text:style-name="_31_32">s</text:span><text:span text:style-name="_31_51"> </text:span><text:span text:style-name="_32_3">s</text:span><text:span text:style-name="_31_14">y</text:span><text:span text:style-name="_31_89">m</text:span><text:span text:style-name="_32_6">b</text:span><text:span text:style-name="_31_50">o</text:span><text:span text:style-name="_32_19">l</text:span><text:span text:style-name="_37_5">s</text:span><text:span text:style-name="_31_32">.</text:span><text:span text:style-name="_31_51"> </text:span><text:span text:style-name="_35_7">V</text:span><text:span text:style-name="_31_47">a</text:span><text:span text:style-name="_31_70">r</text:span><text:span text:style-name="_36_8">i</text:span><text:span text:style-name="_31_16">a</text:span><text:span text:style-name="_32_10">t</text:span><text:span text:style-name="_36_6">i</text:span><text:span text:style-name="_31_44">o</text:span><text:span text:style-name="_31_70">n</text:span><text:span text:style-name="_32_1">s</text:span><text:span text:style-name="_37_6"> </text:span><text:span text:style-name="_31_86">i</text:span><text:span text:style-name="_34_5">n</text:span><text:span text:style-name="_37_6"> </text:span><text:span text:style-name="_32_21">h</text:span><text:span text:style-name="_35_1">a</text:span><text:span text:style-name="_31_31">n</text:span><text:span text:style-name="_31_71">d</text:span><text:span text:style-name="_36_0">w</text:span><text:span text:style-name="_31_01">r</text:span><text:span text:style-name="_31_89">i</text:span><text:span text:style-name="_35_1">t</text:span><text:span text:style-name="_31_43">i</text:span><text:span text:style-name="_31_89">n</text:span><text:span text:style-name="_34_4">g</text:span><text:span text:style-name="_37_6"> </text:span><text:span text:style-name="_32_16">a</text:span><text:span text:style-name="_32_0">r</text:span><text:span text:style-name="_31_11">e</text:span><text:span text:style-name="_31_51"> </text:span><text:span text:style-name="_32_1">i</text:span><text:span text:style-name="_31_44">g</text:span><text:span text:style-name="_31_91">n</text:span><text:span text:style-name="_32_3">o</text:span><text:span text:style-name="_31_11">r</text:span><text:span text:style-name="_32_18">e</text:span><text:span text:style-name="_32_9">d</text:span><text:span text:style-name="_31_34">.</text:span><text:span text:style-name="_31_51"> </text:span><text:span text:style-name="_37_1">S</text:span><text:span text:style-name="_31_13">u</text:span><text:span text:style-name="_31_71">p</text:span><text:span text:style-name="_37_4">p</text:span><text:span text:style-name="_31_13">o</text:span><text:span text:style-name="_31_92">s</text:span><text:span text:style-name="_36_6">e</text:span><text:span text:style-name="_37_6"> </text:span><text:span text:style-name="_32_06">t</text:span><text:span text:style-name="_37_4">h</text:span><text:span text:style-name="_31_26">e</text:span><text:span text:style-name="_31_51"> </text:span><text:span text:style-name="_32_9">c</text:span><text:span text:style-name="_31_32">o</text:span><text:span text:style-name="_31_94">m</text:span><text:span text:style-name="_37_4">p</text:span><text:span text:style-name="_31_35">u</text:span><text:span text:style-name="_32_15">t</text:span><text:span text:style-name="_35_0">e</text:span><text:span text:style-name="_31_44">r</text:span><text:span text:style-name="_31_51"> </text:span><text:span text:style-name="_32_0">i</text:span><text:span text:style-name="_31_46">s</text:span><text:span text:style-name="_31_51"> </text:span><text:span text:style-name="_34_2">a</text:span><text:span text:style-name="_31_28">l</text:span><text:span text:style-name="_32_25">l</text:span><text:span text:style-name="_37_5">o</text:span><text:span text:style-name="_31_16">w</text:span><text:span text:style-name="_31_89">e</text:span><text:span text:style-name="_35_4">d</text:span><text:span text:style-name="_37_6"> </text:span><text:span text:style-name="_31_70">1</text:span><text:span text:style-name="_32_4">0</text:span><text:span text:style-name="_31_02">0</text:span><text:span text:style-name="_31_51"> </text:span><text:span text:style-name="_33_9">s</text:span><text:span text:style-name="_31_46">h</text:span><text:span text:style-name="_31_74">e</text:span><text:span text:style-name="_35_6">e</text:span><text:span text:style-name="_31_46">t</text:span><text:span text:style-name="_32_06">s</text:span><text:span text:style-name="_31_"> </text:span><text:span text:style-name="_31_47">o</text:span><text:span text:style-name="_32_03">f</text:span><text:span text:style-name="_31_"> </text:span><text:span text:style-name="_31_01">p</text:span><text:span text:style-name="_31_70">a</text:span><text:span text:style-name="_33_8">p</text:span><text:span text:style-name="_31_04">e</text:span><text:span text:style-name="_31_70">r</text:span><text:span text:style-name="_31_"> </text:span><text:span text:style-name="_39_6">e</text:span><text:span text:style-name="_31_95">a</text:span><text:span text:style-name="_36_6">c</text:span><text:span text:style-name="_31_16">h</text:span><text:span text:style-name="_31_51"> </text:span><text:span text:style-name="_32_4">c</text:span><text:span text:style-name="_31_47">o</text:span><text:span text:style-name="_32_22">n</text:span><text:span text:style-name="_36_6">t</text:span><text:span text:style-name="_39_8">a</text:span><text:span text:style-name="_32_03">i</text:span><text:span text:style-name="_35_4">n</text:span><text:span text:style-name="_31_41">i</text:span><text:span text:style-name="_31_76">n</text:span><text:span text:style-name="_37_2">g</text:span><text:span text:style-name="_37_6"> </text:span><text:span text:style-name="_32_19">5</text:span><text:span text:style-name="_33_5">0</text:span><text:span text:style-name="_37_6"> </text:span><text:span text:style-name="_32_10">l</text:span><text:span text:style-name="_32_9">i</text:span><text:span text:style-name="_31_25">n</text:span><text:span text:style-name="_31_88">e</text:span><text:span text:style-name="_37_4">s</text:span><text:span text:style-name="_37_6"> </text:span><text:span text:style-name="_31_79">e</text:span><text:span text:style-name="_35_7">a</text:span><text:span text:style-name="_39_9">c</text:span><text:span text:style-name="_32_19">h</text:span><text:span text:style-name="_31_"> </text:span><text:span text:style-name="_31_41">w</text:span><text:span text:style-name="_31_86">i</text:span><text:span text:style-name="_33_5">t</text:span><text:span text:style-name="_31_44">h</text:span><text:span text:style-name="_31_51"> </text:span><text:span text:style-name="_34_1">r</text:span><text:span text:style-name="_31_35">o</text:span><text:span text:style-name="_32_10">o</text:span><text:span text:style-name="_34_2">m</text:span><text:span text:style-name="_37_6"> </text:span><text:span text:style-name="_32_19">f</text:span><text:span text:style-name="_33_0">o</text:span><text:span text:style-name="_31_04">r</text:span><text:span text:style-name="_31_51"> </text:span><text:span text:style-name="_33_8">3</text:span><text:span text:style-name="_31_47">0</text:span><text:span text:style-name="_31_51"> </text:span><text:span text:style-name="_35_4">d</text:span><text:span text:style-name="_31_50">i</text:span><text:span text:style-name="_31_79">g</text:span><text:span text:style-name="_33_6">i</text:span><text:span text:style-name="_31_34">t</text:span><text:span text:style-name="_32_06">s</text:span><text:span text:style-name="_35_0">.</text:span><text:span text:style-name="_37_6"> </text:span><text:span text:style-name="_32_10">T</text:span><text:span text:style-name="_36_9">h</text:span><text:span text:style-name="_31_47">e</text:span><text:span text:style-name="_31_91">n</text:span><text:span text:style-name="_31_"> </text:span><text:span text:style-name="_39_8">t</text:span><text:span text:style-name="_32_09">h</text:span><text:span text:style-name="_32_3">e</text:span><text:span text:style-name="_37_6"> </text:span><text:span text:style-name="_31_74">n</text:span><text:span text:style-name="_35_1">u</text:span><text:span text:style-name="_39_8">m</text:span><text:span text:style-name="_32_21">b</text:span><text:span text:style-name="_33_8">e</text:span><text:span text:style-name="_31_01">r</text:span><text:span text:style-name="_31_51"> </text:span><text:span text:style-name="_33_6">o</text:span><text:span text:style-name="_31_02">f</text:span><text:span text:style-name="_31_51"> </text:span><text:span text:style-name="_36_0">s</text:span><text:span text:style-name="_39_6">t</text:span><text:span text:style-name="_31_73">a</text:span><text:span text:style-name="_36_6">t</text:span><text:span text:style-name="_31_17">e</text:span><text:span text:style-name="_31_76">s</text:span><text:span text:style-name="_31_"> </text:span><text:span text:style-name="_31_01">i</text:span><text:span text:style-name="_31_76">s</text:span><text:span text:style-name="_31_"> </text:span><text:span text:style-name="_31_40">1</text:span><text:span text:style-name="_31_94">0</text:span><text:span text:style-name="_31_"> </text:span><text:span text:style-name="_31_41">1</text:span><text:span text:style-name="_32_22">0</text:span><text:span text:style-name="_35_6">0</text:span><text:span text:style-name="_31_01">x</text:span><text:span text:style-name="_32_16">5</text:span><text:span text:style-name="_32_4">0</text:span><text:span text:style-name="_31_46">x</text:span><text:span text:style-name="_32_09">3</text:span><text:span text:style-name="_33_5">0</text:span><text:span text:style-name="_37_6"> </text:span><text:span text:style-name="_31_79">i</text:span><text:span text:style-name="_32_1">.</text:span><text:span text:style-name="_31_05">e</text:span><text:span text:style-name="_32_24">.</text:span><text:span text:style-name="_32_3">,</text:span><text:span text:style-name="_37_6"> </text:span><text:span text:style-name="_31_86">1</text:span><text:span text:style-name="_32_9">0</text:span><text:span text:style-name="_37_6"> </text:span><text:span text:style-name="_31_70">1</text:span><text:span text:style-name="_34_1">5</text:span><text:span text:style-name="_31_26">0</text:span><text:span text:style-name="_31_77">,</text:span><text:span text:style-name="_34_2">0</text:span><text:span text:style-name="_31_04">0</text:span><text:span text:style-name="_31_89">0</text:span><text:span text:style-name="_31_"> </text:span><text:span text:style-name="_31_25">.</text:span><text:span text:style-name="_31_51"> </text:span><text:span text:style-name="_34_4">T</text:span><text:span text:style-name="_31_29">h</text:span><text:span text:style-name="_31_92">i</text:span><text:span text:style-name="_35_0">s</text:span><text:span text:style-name="_37_6"> </text:span><text:span text:style-name="_31_88">i</text:span><text:span text:style-name="_35_4">s</text:span><text:span text:style-name="_37_6"> </text:span><text:span text:style-name="_32_24">a</text:span><text:span text:style-name="_33_0">b</text:span><text:span text:style-name="_31_13">o</text:span><text:span text:style-name="_31_76">u</text:span><text:span text:style-name="_34_5">t</text:span><text:span text:style-name="_37_6"> </text:span><text:span text:style-name="_31_89">t</text:span><text:span text:style-name="_35_4">h</text:span><text:span text:style-name="_31_05">e</text:span><text:span text:style-name="_31_51"> </text:span><text:span text:style-name="_35_6">n</text:span><text:span text:style-name="_31_46">u</text:span><text:span text:style-name="_31_89">m</text:span><text:span text:style-name="_37_4">b</text:span><text:span text:style-name="_31_46">e</text:span><text:span text:style-name="_32_04">r</text:span><text:span text:style-name="_31_"> </text:span><text:span text:style-name="_31_19">o</text:span><text:span text:style-name="_32_15">f</text:span><text:span text:style-name="_31_"> </text:span><text:span text:style-name="_31_19">s</text:span><text:span text:style-name="_31_92">t</text:span><text:span text:style-name="_37_5">a</text:span><text:span text:style-name="_31_10">t</text:span><text:span text:style-name="_32_22">e</text:span><text:span text:style-name="_32_9">s</text:span><text:span text:style-name="_37_6"> </text:span><text:span text:style-name="_32_24">o</text:span><text:span text:style-name="_37_4">f</text:span><text:span text:style-name="_37_6"> </text:span><text:span text:style-name="_32_15">t</text:span><text:span text:style-name="_36_5">h</text:span><text:span text:style-name="_31_32">r</text:span><text:span text:style-name="_32_10">e</text:span><text:span text:style-name="_36_8">e</text:span><text:span text:style-name="_37_6"> </text:span><text:span text:style-name="_32_22">M</text:span><text:span text:style-name="_32_9">a</text:span><text:span text:style-name="_31_26">n</text:span><text:span text:style-name="_31_92">c</text:span><text:span text:style-name="_36_8">h</text:span><text:span text:style-name="_31_44">e</text:span><text:span text:style-name="_31_79">s</text:span><text:span text:style-name="_35_0">t</text:span><text:span text:style-name="_31_14">e</text:span><text:span text:style-name="_31_88">r</text:span><text:span text:style-name="_31_"> </text:span><text:span text:style-name="_31_31">m</text:span><text:span text:style-name="_31_86">a</text:span><text:span text:style-name="_35_0">c</text:span><text:span text:style-name="_31_50">h</text:span><text:span text:style-name="_31_92">i</text:span><text:span text:style-name="_32_9">n</text:span><text:span text:style-name="_31_19">e</text:span><text:span text:style-name="_31_76">s</text:span><text:span text:style-name="_31_"> </text:span><text:span text:style-name="_31_14">p</text:span><text:span text:style-name="_31_73">u</text:span><text:span text:style-name="_35_6">t</text:span><text:span text:style-name="_37_6"> </text:span><text:span text:style-name="_31_88">t</text:span><text:span text:style-name="_35_1">o</text:span><text:span text:style-name="_31_46">g</text:span><text:span text:style-name="_32_04">e</text:span><text:span text:style-name="_32_0">t</text:span><text:span text:style-name="_31_46">h</text:span><text:span text:style-name="_31_71">e</text:span><text:span text:style-name="_35_6">r</text:span><text:span text:style-name="_31_47">.</text:span><text:span text:style-name="_31_51"> </text:span><text:span text:style-name="_35_9">T</text:span><text:span text:style-name="_31_35">h</text:span><text:span text:style-name="_32_25">e</text:span><text:span text:style-name="_31_"> </text:span><text:span text:style-name="_31_46">l</text:span><text:span text:style-name="_31_73">o</text:span><text:span text:style-name="_32_7">g</text:span><text:span text:style-name="_31_47">a</text:span><text:span text:style-name="_32_06">r</text:span><text:span text:style-name="_36_6">i</text:span><text:span text:style-name="_31_20">t</text:span><text:span text:style-name="_31_73">h</text:span><text:span text:style-name="_36_8">m</text:span><text:span text:style-name="_37_6"> </text:span><text:span text:style-name="_31_88">t</text:span><text:span text:style-name="_34_4">o</text:span><text:span text:style-name="_37_6"> </text:span><text:span text:style-name="_31_73">t</text:span><text:span text:style-name="_32_7">h</text:span><text:span text:style-name="_31_43">e</text:span><text:span text:style-name="_31_51"> </text:span><text:span text:style-name="_35_6">b</text:span><text:span text:style-name="_39_8">a</text:span><text:span text:style-name="_32_03">s</text:span><text:span text:style-name="_33_0">e</text:span><text:span text:style-name="_37_6"> </text:span><text:span text:style-name="_32_16">t</text:span><text:span text:style-name="_36_8">w</text:span><text:span text:style-name="_31_41">o</text:span><text:span text:style-name="_31_51"> </text:span><text:span text:style-name="_32_7">o</text:span><text:span text:style-name="_31_11">f</text:span><text:span text:style-name="_31_51"> </text:span><text:span text:style-name="_33_0">t</text:span><text:span text:style-name="_31_32">h</text:span><text:span text:style-name="_32_00">e</text:span><text:span text:style-name="_31_"> </text:span><text:span text:style-name="_31_26">n</text:span><text:span text:style-name="_31_89">u</text:span><text:span text:style-name="_32_4">m</text:span><text:span text:style-name="_31_04">b</text:span><text:span text:style-name="_32_04">e</text:span><text:span text:style-name="_37_2">r</text:span><text:span text:style-name="_37_6"> </text:span><text:span text:style-name="_31_77">o</text:span><text:span text:style-name="_32_1">f</text:span><text:span text:style-name="_37_6"> </text:span><text:span text:style-name="_32_19">s</text:span><text:span text:style-name="_34_2">t</text:span><text:span text:style-name="_31_50">a</text:span><text:span text:style-name="_32_19">t</text:span><text:span text:style-name="_34_5">e</text:span><text:span text:style-name="_31_14">s</text:span><text:span text:style-name="_31_51"> </text:span><text:span text:style-name="_37_1">i</text:span><text:span text:style-name="_31_28">s</text:span><text:span text:style-name="_31_51"> </text:span><text:span text:style-name="_37_5">u</text:span><text:span text:style-name="_31_13">s</text:span><text:span text:style-name="_31_71">u</text:span><text:span text:style-name="_37_1">a</text:span><text:span text:style-name="_31_01">l</text:span><text:span text:style-name="_31_79">l</text:span><text:span text:style-name="_32_9">y</text:span><text:span text:style-name="_37_6"> </text:span><text:span text:style-name="_31_95">c</text:span><text:span text:style-name="_35_4">a</text:span><text:span text:style-name="_31_31">l</text:span><text:span text:style-name="_31_71">l</text:span><text:span text:style-name="_36_6">e</text:span><text:span text:style-name="_31_13">d</text:span><text:span text:style-name="_31_51"> </text:span><text:span text:style-name="_37_1">t</text:span><text:span text:style-name="_31_46">h</text:span><text:span text:style-name="_31_86">e</text:span><text:span text:style-name="_31_"> </text:span><text:span text:style-name="_31_13">"</text:span><text:span text:style-name="_31_94">s</text:span><text:span text:style-name="_37_1">t</text:span><text:span text:style-name="_31_34">o</text:span><text:span text:style-name="_32_07">r</text:span><text:span text:style-name="_35_7">a</text:span><text:span text:style-name="_31_19">g</text:span><text:span text:style-name="_31_70">e</text:span><text:span text:style-name="_31_"> </text:span><text:span text:style-name="_31_17">c</text:span><text:span text:style-name="_31_92">a</text:span><text:span text:style-name="_36_5">p</text:span><text:span text:style-name="_31_26">a</text:span><text:span text:style-name="_32_06">c</text:span><text:span text:style-name="_32_3">i</text:span><text:span text:style-name="_31_47">t</text:span><text:span text:style-name="_31_94">y</text:span><text:span text:style-name="_35_6">"</text:span><text:span text:style-name="_37_6"> </text:span><text:span text:style-name="_31_88">o</text:span><text:span text:style-name="_35_9">f</text:span><text:span text:style-name="_37_6"> </text:span><text:span text:style-name="_31_74">t</text:span><text:span text:style-name="_35_6">h</text:span><text:span text:style-name="_31_44">e</text:span><text:span text:style-name="_31_51"> </text:span><text:span text:style-name="_32_1">m</text:span><text:span text:style-name="_31_20">a</text:span><text:span text:style-name="_32_09">c</text:span><text:span text:style-name="_37_4">h</text:span><text:span text:style-name="_31_32">i</text:span><text:span text:style-name="_31_80">n</text:span><text:span text:style-name="_34_5">e</text:span><text:span text:style-name="_31_40">.</text:span><text:span text:style-name="_31_51"> </text:span><text:span text:style-name="_35_4">T</text:span><text:span text:style-name="_31_13">h</text:span><text:span text:style-name="_32_00">u</text:span><text:span text:style-name="_35_7">s</text:span><text:span text:style-name="_37_6"> </text:span><text:span text:style-name="_31_79">t</text:span><text:span text:style-name="_32_1">h</text:span><text:span text:style-name="_31_43">e</text:span><text:span text:style-name="_31_51"> </text:span><text:span text:style-name="_35_4">M</text:span><text:span text:style-name="_31_20">a</text:span><text:span text:style-name="_32_06">n</text:span><text:span text:style-name="_32_4">c</text:span><text:span text:style-name="_31_17">h</text:span><text:span text:style-name="_31_71">e</text:span><text:span text:style-name="_34_5">s</text:span><text:span text:style-name="_31_40">t</text:span><text:span text:style-name="_32_22">e</text:span><text:span text:style-name="_35_0">r</text:span><text:span text:style-name="_37_6"> </text:span><text:span text:style-name="_31_92">m</text:span><text:span text:style-name="_37_2">a</text:span><text:span text:style-name="_31_34">c</text:span><text:span text:style-name="_31_76">h</text:span><text:span text:style-name="_32_4">i</text:span><text:span text:style-name="_31_14">n</text:span><text:span text:style-name="_31_74">e</text:span><text:span text:style-name="_31_"> </text:span><text:span text:style-name="_39_8">h</text:span><text:span text:style-name="_32_15">a</text:span><text:span text:style-name="_32_7">s</text:span><text:span text:style-name="_37_6"> </text:span><text:span text:style-name="_31_70">a</text:span><text:span text:style-name="_31_"> </text:span><text:span text:style-name="_39_9">s</text:span><text:span text:style-name="_31_94">t</text:span><text:span text:style-name="_34_4">o</text:span><text:span text:style-name="_31_47">r</text:span><text:span text:style-name="_32_19">a</text:span><text:span text:style-name="_32_0">g</text:span><text:span text:style-name="_31_28">e</text:span><text:span text:style-name="_31_51"> </text:span><text:span text:style-name="_34_5">c</text:span><text:span text:style-name="_31_20">a</text:span><text:span text:style-name="_31_86">p</text:span><text:span text:style-name="_35_9">a</text:span><text:span text:style-name="_31_35">c</text:span><text:span text:style-name="_31_94">i</text:span><text:span text:style-name="_32_7">t</text:span><text:span text:style-name="_31_35">y</text:span><text:span text:style-name="_31_51"> </text:span><text:span text:style-name="_35_1">o</text:span><text:span text:style-name="_31_50">f</text:span><text:span text:style-name="_31_51"> </text:span><text:span text:style-name="_34_1">a</text:span><text:span text:style-name="_31_31">b</text:span><text:span text:style-name="_32_21">o</text:span><text:span text:style-name="_34_4">u</text:span><text:span text:style-name="_31_29">t</text:span><text:span text:style-name="_31_51"> </text:span><text:span text:style-name="_34_1">1</text:span><text:span text:style-name="_31_35">6</text:span><text:span text:style-name="_32_06">5</text:span><text:span text:style-name="_36_0">,</text:span><text:span text:style-name="_31_49">0</text:span><text:span text:style-name="_31_80">0</text:span><text:span text:style-name="_32_9">0</text:span><text:span text:style-name="_37_6"> </text:span><text:span text:style-name="_32_10">a</text:span><text:span text:style-name="_32_9">n</text:span><text:span text:style-name="_31_01">d</text:span><text:span text:style-name="_31_51"> </text:span><text:span text:style-name="_37_5">t</text:span><text:span text:style-name="_31_25">h</text:span><text:span text:style-name="_32_03">e</text:span><text:span text:style-name="_31_"> </text:span><text:span text:style-name="_31_50">w</text:span><text:span text:style-name="_31_86">h</text:span><text:span text:style-name="_33_8">e</text:span><text:span text:style-name="_31_19">e</text:span><text:span text:style-name="_31_74">l</text:span><text:span text:style-name="_31_"> </text:span><text:span text:style-name="_31_11">m</text:span><text:span text:style-name="_31_91">a</text:span><text:span text:style-name="_32_3">c</text:span><text:span text:style-name="_31_02">h</text:span><text:span text:style-name="_32_06">i</text:span><text:span text:style-name="_35_1">n</text:span><text:span text:style-name="_31_25">e</text:span><text:span text:style-name="_31_51"> </text:span><text:span text:style-name="_37_5">o</text:span><text:span text:style-name="_31_04">f</text:span><text:span text:style-name="_31_51"> </text:span><text:span text:style-name="_35_0">o</text:span><text:span text:style-name="_31_20">u</text:span><text:span text:style-name="_31_91">r</text:span><text:span text:style-name="_31_"> </text:span><text:span text:style-name="_31_29">e</text:span><text:span text:style-name="_32_18">x</text:span><text:span text:style-name="_37_5">a</text:span><text:span text:style-name="_31_01">m</text:span><text:span text:style-name="_31_88">p</text:span><text:span text:style-name="_34_1">l</text:span><text:span text:style-name="_31_25">e</text:span><text:span text:style-name="_31_51"> </text:span><text:span text:style-name="_32_6">a</text:span><text:span text:style-name="_31_02">b</text:span><text:span text:style-name="_31_73">o</text:span><text:span text:style-name="_35_4">u</text:span><text:span text:style-name="_31_02">t</text:span><text:span text:style-name="_31_51"> </text:span><text:span text:style-name="_32_3">1</text:span><text:span text:style-name="_31_28">.</text:span><text:span text:style-name="_32_10">6</text:span><text:span text:style-name="_32_4">.</text:span><text:span text:style-name="_37_6"> </text:span><text:span text:style-name="_31_86">I</text:span><text:span text:style-name="_35_7">f</text:span><text:span text:style-name="_37_6"> </text:span><text:span text:style-name="_31_80">t</text:span><text:span text:style-name="_35_9">w</text:span><text:span text:style-name="_31_02">o</text:span><text:span text:style-name="_31_51"> </text:span><text:span text:style-name="_36_9">m</text:span><text:span text:style-name="_31_01">a</text:span><text:span text:style-name="_32_19">c</text:span><text:span text:style-name="_33_0">h</text:span><text:span text:style-name="_31_46">i</text:span><text:span text:style-name="_32_22">n</text:span><text:span text:style-name="_32_1">e</text:span><text:span text:style-name="_39_8">s</text:span><text:span text:style-name="_31_51"> </text:span><text:span text:style-name="_33_9">a</text:span><text:span text:style-name="_31_10">r</text:span><text:span text:style-name="_31_74">e</text:span><text:span text:style-name="_31_"> </text:span><text:span text:style-name="_31_31">p</text:span><text:span text:style-name="_32_07">u</text:span><text:span text:style-name="_36_6">t</text:span><text:span text:style-name="_37_6"> </text:span><text:span text:style-name="_31_88">t</text:span><text:span text:style-name="_35_3">o</text:span><text:span text:style-name="_31_49">g</text:span><text:span text:style-name="_31_89">e</text:span><text:span text:style-name="_33_5">t</text:span><text:span text:style-name="_31_04">h</text:span><text:span text:style-name="_31_80">e</text:span><text:span text:style-name="_37_2">r</text:span><text:span text:style-name="_37_6"> </text:span><text:span text:style-name="_32_00">t</text:span><text:span text:style-name="_35_4">h</text:span><text:span text:style-name="_31_35">e</text:span><text:span text:style-name="_31_85">i</text:span><text:span text:style-name="_35_9">r</text:span><text:span text:style-name="_37_6"> </text:span><text:span text:style-name="_32_09">c</text:span><text:span text:style-name="_37_2">a</text:span><text:span text:style-name="_31_04">p</text:span><text:span text:style-name="_31_86">a</text:span><text:span text:style-name="_34_4">c</text:span><text:span text:style-name="_31_17">i</text:span><text:span text:style-name="_31_70">t</text:span><text:span text:style-name="_35_7">i</text:span><text:span text:style-name="_31_31">e</text:span><text:span text:style-name="_31_80">s</text:span><text:span text:style-name="_31_"> </text:span><text:span text:style-name="_31_13">m</text:span><text:span text:style-name="_31_94">u</text:span><text:span text:style-name="_37_4">s</text:span><text:span text:style-name="_31_11">t</text:span><text:span text:style-name="_31_51"> </text:span><text:span text:style-name="_34_5">b</text:span><text:span text:style-name="_31_19">e</text:span><text:span text:style-name="_31_51"> </text:span><text:span text:style-name="_36_6">a</text:span><text:span text:style-name="_31_04">d</text:span><text:span text:style-name="_32_24">d</text:span><text:span text:style-name="_35_7">e</text:span><text:span text:style-name="_31_25">d</text:span><text:span text:style-name="_31_51"> </text:span><text:span text:style-name="_35_7">t</text:span><text:span text:style-name="_31_32">o</text:span><text:span text:style-name="_31_51"> </text:span><text:span text:style-name="_36_8">o</text:span><text:span text:style-name="_31_17">b</text:span><text:span text:style-name="_31_88">t</text:span><text:span text:style-name="_32_7">a</text:span><text:span text:style-name="_39_6">i</text:span><text:span text:style-name="_32_01">n</text:span><text:span text:style-name="_31_"> </text:span><text:span text:style-name="_31_26">t</text:span><text:span text:style-name="_32_01">h</text:span><text:span text:style-name="_32_1">e</text:span><text:span text:style-name="_37_6"> </text:span><text:span text:style-name="_31_92">c</text:span><text:span text:style-name="_33_6">a</text:span><text:span text:style-name="_31_41">p</text:span><text:span text:style-name="_31_74">a</text:span><text:span text:style-name="_37_2">c</text:span><text:span text:style-name="_31_46">i</text:span><text:span text:style-name="_31_86">t</text:span><text:span text:style-name="_37_2">y</text:span><text:span text:style-name="_37_6"> </text:span><text:span text:style-name="_31_95">o</text:span><text:span text:style-name="_32_1">f</text:span><text:span text:style-name="_37_6"> </text:span><text:span text:style-name="_31_80">t</text:span><text:span text:style-name="_37_1">h</text:span><text:span text:style-name="_31_43">e</text:span><text:span text:style-name="_31_51"> </text:span><text:span text:style-name="_34_4">r</text:span><text:span text:style-name="_31_14">e</text:span><text:span text:style-name="_31_92">s</text:span><text:span text:style-name="_33_0">u</text:span><text:span text:style-name="_31_10">l</text:span><text:span text:style-name="_31_91">t</text:span><text:span text:style-name="_35_6">a</text:span><text:span text:style-name="_31_49">n</text:span><text:span text:style-name="_32_19">t</text:span><text:span text:style-name="_31_"> </text:span><text:span text:style-name="_31_43">m</text:span><text:span text:style-name="_32_09">a</text:span><text:span text:style-name="_37_2">c</text:span><text:span text:style-name="_31_25">h</text:span><text:span text:style-name="_31_91">i</text:span><text:span text:style-name="_35_7">n</text:span><text:span text:style-name="_31_19">e</text:span><text:span text:style-name="_31_80">.</text:span><text:span text:style-name="_31_"> </text:span><text:span text:style-name="_31_04">T</text:span><text:span text:style-name="_31_89">h</text:span><text:span text:style-name="_34_1">i</text:span><text:span text:style-name="_31_20">s</text:span><text:span text:style-name="_31_51"> </text:span><text:span text:style-name="_33_8">l</text:span><text:span text:style-name="_31_17">e</text:span><text:span text:style-name="_32_06">a</text:span><text:span text:style-name="_33_9">d</text:span><text:span text:style-name="_31_14">s</text:span><text:span text:style-name="_31_51"> </text:span><text:span text:style-name="_37_5">t</text:span><text:span text:style-name="_39_6">o</text:span><text:span text:style-name="_31_51"> </text:span><text:span text:style-name="_35_0">t</text:span><text:span text:style-name="_31_29">h</text:span><text:span text:style-name="_31_88">e</text:span><text:span text:style-name="_31_"> </text:span><text:span text:style-name="_31_40">p</text:span><text:span text:style-name="_32_18">o</text:span><text:span text:style-name="_32_7">s</text:span><text:span text:style-name="_31_31">s</text:span><text:span text:style-name="_31_91">i</text:span><text:span text:style-name="_32_1">b</text:span><text:span text:style-name="_31_47">i</text:span><text:span text:style-name="_32_09">l</text:span><text:span text:style-name="_32_0">i</text:span><text:span text:style-name="_31_29">t</text:span><text:span text:style-name="_31_70">y</text:span><text:span text:style-name="_31_"> </text:span><text:span text:style-name="_31_25">o</text:span><text:span text:style-name="_32_18">f</text:span><text:span text:style-name="_31_"> </text:span><text:span text:style-name="_31_41">s</text:span><text:span text:style-name="_31_85">t</text:span><text:span text:style-name="_34_2">a</text:span><text:span text:style-name="_31_17">t</text:span><text:span text:style-name="_31_92">e</text:span><text:span text:style-name="_35_4">m</text:span><text:span text:style-name="_31_40">e</text:span><text:span text:style-name="_32_15">n</text:span><text:span text:style-name="_36_8">t</text:span><text:span text:style-name="_31_05">s</text:span><text:span text:style-name="_31_51"> </text:span><text:span text:style-name="_32_3">s</text:span><text:span text:style-name="_31_10">u</text:span><text:span text:style-name="_31_86">c</text:span><text:span text:style-name="_33_6">h</text:span><text:span text:style-name="_37_6"> </text:span><text:span text:style-name="_31_91">a</text:span><text:span text:style-name="_35_6">s</text:span><text:span text:style-name="_37_6"> </text:span><text:span text:style-name="_32_16">"</text:span><text:span text:style-name="_36_8">T</text:span><text:span text:style-name="_31_31">h</text:span><text:span text:style-name="_32_18">e</text:span><text:span text:style-name="_31_"> </text:span><text:span text:style-name="_31_49">M</text:span><text:span text:style-name="_32_22">a</text:span><text:span text:style-name="_32_0">n</text:span><text:span text:style-name="_31_50">c</text:span><text:span text:style-name="_32_19">h</text:span><text:span text:style-name="_35_9">e</text:span><text:span text:style-name="_31_34">s</text:span><text:span text:style-name="_31_85">t</text:span><text:span text:style-name="_34_2">e</text:span><text:span text:style-name="_31_19">r</text:span><text:span text:style-name="_31_51"> </text:span><text:span text:style-name="_32_1">m</text:span><text:span text:style-name="_31_13">a</text:span><text:span text:style-name="_31_76">c</text:span><text:span text:style-name="_32_4">h</text:span><text:span text:style-name="_39_6">i</text:span><text:span text:style-name="_32_25">n</text:span><text:span text:style-name="_37_2">e</text:span><text:span text:style-name="_37_6"> </text:span><text:span text:style-name="_31_94">c</text:span><text:span text:style-name="_36_0">o</text:span><text:span text:style-name="_31_19">n</text:span><text:span text:style-name="_32_24">t</text:span><text:span text:style-name="_32_1">a</text:span><text:span text:style-name="_31_14">i</text:span><text:span text:style-name="_32_15">n</text:span><text:span text:style-name="_32_6">s</text:span><text:span text:style-name="_37_6"> </text:span><text:span text:style-name="_32_07">6</text:span><text:span text:style-name="_34_1">4</text:span><text:span text:style-name="_37_6"> </text:span><text:span text:style-name="_32_00">m</text:span><text:span text:style-name="_33_9">a</text:span><text:span text:style-name="_31_25">g</text:span><text:span text:style-name="_31_70">n</text:span><text:span text:style-name="_35_0">e</text:span><text:span text:style-name="_31_17">t</text:span><text:span text:style-name="_31_89">i</text:span><text:span text:style-name="_32_9">c</text:span><text:span text:style-name="_37_6"> </text:span><text:span text:style-name="_32_22">t</text:span><text:span text:style-name="_35_4">r</text:span><text:span text:style-name="_31_16">a</text:span><text:span text:style-name="_32_01">c</text:span><text:span text:style-name="_32_6">k</text:span><text:span text:style-name="_31_44">s</text:span><text:span text:style-name="_31_51"> </text:span><text:span text:style-name="_33_8">e</text:span><text:span text:style-name="_31_47">a</text:span><text:span text:style-name="_31_73">c</text:span><text:span text:style-name="_36_8">h</text:span><text:span text:style-name="_37_6"> </text:span><text:span text:style-name="_31_71">w</text:span><text:span text:style-name="_36_9">i</text:span><text:span text:style-name="_31_26">t</text:span><text:span text:style-name="_32_25">h</text:span><text:span text:style-name="_31_"> </text:span><text:span text:style-name="_31_17">a</text:span><text:span text:style-name="_31_51"> </text:span><text:span text:style-name="_35_6">c</text:span><text:span text:style-name="_31_29">a</text:span><text:span text:style-name="_31_79">p</text:span><text:span text:style-name="_37_1">a</text:span><text:span text:style-name="_31_47">c</text:span><text:span text:style-name="_31_76">i</text:span><text:span text:style-name="_35_3">t</text:span><text:span text:style-name="_31_40">y</text:span><text:span text:style-name="_31_51"> </text:span><text:span text:style-name="_36_5">o</text:span><text:span text:style-name="_39_6">f</text:span><text:span text:style-name="_31_51"> </text:span><text:span text:style-name="_34_1">2</text:span><text:span text:style-name="_31_19">5</text:span><text:span text:style-name="_32_24">6</text:span><text:span text:style-name="_35_9">0</text:span><text:span text:style-name="_31_41">,</text:span><text:span text:style-name="_31_51"> </text:span><text:span text:style-name="_35_1">e</text:span><text:span text:style-name="_31_20">i</text:span><text:span text:style-name="_32_16">g</text:span><text:span text:style-name="_33_6">h</text:span><text:span text:style-name="_31_47">t</text:span><text:span text:style-name="_31_51"> </text:span><text:span text:style-name="_33_6">e</text:span><text:span text:style-name="_31_04">l</text:span><text:span text:style-name="_31_85">e</text:span><text:span text:style-name="_34_5">c</text:span><text:span text:style-name="_31_14">t</text:span><text:span text:style-name="_32_00">r</text:span><text:span text:style-name="_33_8">o</text:span><text:span text:style-name="_31_35">n</text:span><text:span text:style-name="_32_19">i</text:span><text:span text:style-name="_36_5">c</text:span><text:span text:style-name="_37_6"> </text:span><text:span text:style-name="_31_92">t</text:span><text:span text:style-name="_34_1">u</text:span><text:span text:style-name="_31_49">b</text:span><text:span text:style-name="_32_25">e</text:span><text:span text:style-name="_33_5">s</text:span><text:span text:style-name="_37_6"> </text:span><text:span text:style-name="_32_21">w</text:span><text:span text:style-name="_35_6">i</text:span><text:span text:style-name="_31_11">t</text:span><text:span text:style-name="_32_04">h</text:span><text:span text:style-name="_31_"> </text:span><text:span text:style-name="_31_41">a</text:span><text:span text:style-name="_31_51"> </text:span><text:span text:style-name="_37_1">c</text:span><text:span text:style-name="_31_35">a</text:span><text:span text:style-name="_32_01">p</text:span><text:span text:style-name="_36_5">a</text:span><text:span text:style-name="_31_20">c</text:span><text:span text:style-name="_32_09">i</text:span><text:span text:style-name="_33_9">t</text:span><text:span text:style-name="_31_10">y</text:span><text:span text:style-name="_31_51"> </text:span><text:span text:style-name="_34_1">o</text:span><text:span text:style-name="_31_13">f</text:span><text:span text:style-name="_31_51"> </text:span><text:span text:style-name="_34_2">1</text:span><text:span text:style-name="_31_46">2</text:span><text:span text:style-name="_32_09">8</text:span><text:span text:style-name="_37_2">0</text:span><text:span text:style-name="_39_6">.</text:span><text:span text:style-name="_31_51"> </text:span><text:span text:style-name="_34_5">M</text:span><text:span text:style-name="_31_19">i</text:span><text:span text:style-name="_32_16">s</text:span><text:span text:style-name="_35_9">c</text:span><text:span text:style-name="_31_01">e</text:span><text:span text:style-name="_31_89">l</text:span><text:span text:style-name="_36_6">l</text:span><text:span text:style-name="_31_02">a</text:span><text:span text:style-name="_31_80">n</text:span><text:span text:style-name="_32_4">e</text:span><text:span text:style-name="_31_47">o</text:span><text:span text:style-name="_31_76">u</text:span><text:span text:style-name="_32_9">s</text:span><text:span text:style-name="_37_6"> </text:span><text:span text:style-name="_31_86">s</text:span><text:span text:style-name="_36_9">t</text:span><text:span text:style-name="_31_01">o</text:span><text:span text:style-name="_32_25">r</text:span><text:span text:style-name="_37_4">a</text:span><text:span text:style-name="_31_44">g</text:span><text:span text:style-name="_32_01">e</text:span><text:span text:style-name="_31_"> </text:span><text:span text:style-name="_31_43">a</text:span><text:span text:style-name="_32_24">m</text:span><text:span text:style-name="_35_6">o</text:span><text:span text:style-name="_31_17">u</text:span><text:span text:style-name="_32_18">n</text:span><text:span text:style-name="_35_1">t</text:span><text:span text:style-name="_31_31">s</text:span><text:span text:style-name="_31_51"> </text:span><text:span text:style-name="_37_5">t</text:span><text:span text:style-name="_31_29">o</text:span><text:span text:style-name="_31_51"> </text:span><text:span text:style-name="_33_9">a</text:span><text:span text:style-name="_39_6">b</text:span><text:span text:style-name="_31_74">o</text:span><text:span text:style-name="_34_2">u</text:span><text:span text:style-name="_31_11">t</text:span><text:span text:style-name="_31_51"> </text:span><text:span text:style-name="_33_5">3</text:span><text:span text:style-name="_31_05">0</text:span><text:span text:style-name="_31_85">0</text:span><text:span text:style-name="_31_"> </text:span><text:span text:style-name="_39_5">m</text:span><text:span text:style-name="_31_71">a</text:span><text:span text:style-name="_37_2">k</text:span><text:span text:style-name="_31_44">i</text:span><text:span text:style-name="_31_88">n</text:span><text:span text:style-name="_35_4">g</text:span><text:span text:style-name="_37_6"> </text:span><text:span text:style-name="_32_00">a</text:span><text:span text:style-name="_31_"> </text:span><text:span text:style-name="_31_02">t</text:span><text:span text:style-name="_32_16">o</text:span><text:span text:style-name="_33_8">t</text:span><text:span text:style-name="_39_5">a</text:span><text:span text:style-name="_32_22">l</text:span><text:span text:style-name="_31_"> </text:span><text:span text:style-name="_39_8">o</text:span><text:span text:style-name="_31_73">f</text:span><text:span text:style-name="_31_"> </text:span><text:span text:style-name="_31_40">1</text:span><text:span text:style-name="_31_85">7</text:span><text:span text:style-name="_36_8">4</text:span><text:span text:style-name="_39_8">,</text:span><text:span text:style-name="_32_15">3</text:span><text:span text:style-name="_37_2">8</text:span><text:span text:style-name="_31_46">0</text:span><text:span text:style-name="_32_21">.</text:span><text:span text:style-name="_36_5">"</text:span></text:p>
      <text:p text:style-name="P1"><text:span text:style-name="_32_04">G</text:span><text:span text:style-name="_36_9">i</text:span><text:span text:style-name="_39_5">v</text:span><text:span text:style-name="_31_88">e</text:span><text:span text:style-name="_34_5">n</text:span><text:span text:style-name="_37_6"> </text:span><text:span text:style-name="_31_77">t</text:span><text:span text:style-name="_32_9">h</text:span><text:span text:style-name="_39_8">e</text:span><text:span text:style-name="_31_51"> </text:span><text:span text:style-name="_34_1">t</text:span><text:span text:style-name="_31_01">a</text:span><text:span text:style-name="_32_01">b</text:span><text:span text:style-name="_34_1">l</text:span><text:span text:style-name="_31_04">e</text:span><text:span text:style-name="_31_51"> </text:span><text:span text:style-name="_32_6">c</text:span><text:span text:style-name="_31_40">o</text:span><text:span text:style-name="_32_21">r</text:span><text:span text:style-name="_32_6">r</text:span><text:span text:style-name="_31_01">e</text:span><text:span text:style-name="_31_95">s</text:span><text:span text:style-name="_37_4">p</text:span><text:span text:style-name="_31_46">o</text:span><text:span text:style-name="_31_91">n</text:span><text:span text:style-name="_35_7">d</text:span><text:span text:style-name="_31_10">i</text:span><text:span text:style-name="_31_71">n</text:span><text:span text:style-name="_32_6">g</text:span><text:span text:style-name="_37_6"> </text:span><text:span text:style-name="_31_86">t</text:span><text:span text:style-name="_35_7">o</text:span><text:span text:style-name="_37_6"> </text:span><text:span text:style-name="_31_92">a</text:span><text:span text:style-name="_31_"> </text:span><text:span text:style-name="_31_34">d</text:span><text:span text:style-name="_31_88">i</text:span><text:span text:style-name="_36_5">s</text:span><text:span text:style-name="_31_25">c</text:span><text:span text:style-name="_31_73">r</text:span><text:span text:style-name="_33_6">e</text:span><text:span text:style-name="_31_14">t</text:span><text:span text:style-name="_32_06">e</text:span>-<text:span text:style-name="_31_13">s</text:span><text:span text:style-name="_31_79">t</text:span><text:span text:style-name="_34_5">a</text:span><text:span text:style-name="_31_49">t</text:span><text:span text:style-name="_32_00">e</text:span><text:span text:style-name="_31_"> </text:span><text:span text:style-name="_31_17">m</text:span><text:span text:style-name="_31_88">a</text:span><text:span text:style-name="_36_9">c</text:span><text:span text:style-name="_31_13">h</text:span><text:span text:style-name="_32_03">i</text:span><text:span text:style-name="_35_7">n</text:span><text:span text:style-name="_31_10">e</text:span><text:span text:style-name="_31_51"> </text:span><text:span text:style-name="_32_6">i</text:span><text:span text:style-name="_31_13">t</text:span><text:span text:style-name="_31_51"> </text:span><text:span text:style-name="_36_5">i</text:span><text:span text:style-name="_39_5">s</text:span><text:span text:style-name="_31_51"> </text:span><text:span text:style-name="_32_0">p</text:span><text:span text:style-name="_31_40">o</text:span><text:span text:style-name="_31_77">s</text:span><text:span text:style-name="_34_2">s</text:span><text:span text:style-name="_31_43">i</text:span><text:span text:style-name="_32_00">b</text:span><text:span text:style-name="_36_6">l</text:span><text:span text:style-name="_39_5">e</text:span><text:span text:style-name="_31_51"> </text:span><text:span text:style-name="_35_0">t</text:span><text:span text:style-name="_31_28">o</text:span><text:span text:style-name="_31_51"> </text:span><text:span text:style-name="_35_7">p</text:span><text:span text:style-name="_39_9">r</text:span><text:span text:style-name="_32_03">e</text:span><text:span text:style-name="_36_8">d</text:span><text:span text:style-name="_31_26">i</text:span><text:span text:style-name="_32_03">c</text:span><text:span text:style-name="_37_1">t</text:span><text:span text:style-name="_37_6"> </text:span><text:span text:style-name="_31_85">w</text:span><text:span text:style-name="_33_8">h</text:span><text:span text:style-name="_31_32">a</text:span><text:span text:style-name="_31_76">t</text:span><text:span text:style-name="_31_"> </text:span><text:span text:style-name="_31_50">i</text:span><text:span text:style-name="_32_04">t</text:span><text:span text:style-name="_31_"> </text:span><text:span text:style-name="_31_20">w</text:span><text:span text:style-name="_32_01">i</text:span><text:span text:style-name="_37_4">l</text:span><text:span text:style-name="_31_01">l</text:span><text:span text:style-name="_31_51"> </text:span><text:span text:style-name="_32_9">d</text:span><text:span text:style-name="_31_14">o</text:span><text:span text:style-name="_32_22">.</text:span><text:span text:style-name="_31_"> </text:span><text:span text:style-name="_31_13">T</text:span><text:span text:style-name="_31_79">h</text:span><text:span text:style-name="_34_5">e</text:span><text:span text:style-name="_31_20">r</text:span><text:span text:style-name="_31_79">e</text:span><text:span text:style-name="_31_"> </text:span><text:span text:style-name="_31_41">i</text:span><text:span text:style-name="_31_79">s</text:span><text:span text:style-name="_31_"> </text:span><text:span text:style-name="_31_28">n</text:span><text:span text:style-name="_32_19">o</text:span><text:span text:style-name="_31_"> </text:span><text:span text:style-name="_31_29">r</text:span><text:span text:style-name="_31_91">e</text:span><text:span text:style-name="_37_4">a</text:span><text:span text:style-name="_31_41">s</text:span><text:span text:style-name="_32_15">o</text:span><text:span text:style-name="_37_5">n</text:span><text:span text:style-name="_37_6"> </text:span><text:span text:style-name="_32_09">w</text:span><text:span text:style-name="_35_4">h</text:span><text:span text:style-name="_31_35">y</text:span><text:span text:style-name="_31_51"> </text:span><text:span text:style-name="_37_2">t</text:span><text:span text:style-name="_31_34">h</text:span><text:span text:style-name="_31_88">i</text:span><text:span text:style-name="_37_4">s</text:span><text:span text:style-name="_37_6"> </text:span><text:span text:style-name="_32_21">c</text:span><text:span text:style-name="_36_8">a</text:span><text:span text:style-name="_31_26">l</text:span><text:span text:style-name="_31_86">c</text:span><text:span text:style-name="_32_6">u</text:span><text:span text:style-name="_31_35">l</text:span><text:span text:style-name="_32_16">a</text:span><text:span text:style-name="_36_6">t</text:span><text:span text:style-name="_31_35">i</text:span><text:span text:style-name="_31_74">o</text:span><text:span text:style-name="_36_9">n</text:span><text:span text:style-name="_37_6"> </text:span><text:span text:style-name="_32_16">s</text:span><text:span text:style-name="_35_6">h</text:span><text:span text:style-name="_31_26">o</text:span><text:span text:style-name="_32_22">u</text:span><text:span text:style-name="_34_4">l</text:span><text:span text:style-name="_31_11">d</text:span><text:span text:style-name="_31_51"> </text:span><text:span text:style-name="_36_5">n</text:span><text:span text:style-name="_31_40">o</text:span><text:span text:style-name="_31_74">t</text:span><text:span text:style-name="_31_"> </text:span><text:span text:style-name="_31_04">b</text:span><text:span text:style-name="_31_85">e</text:span><text:span text:style-name="_31_"> </text:span><text:span text:style-name="_31_29">c</text:span><text:span text:style-name="_31_74">a</text:span><text:span text:style-name="_32_0">r</text:span><text:span text:style-name="_31_41">r</text:span><text:span text:style-name="_32_07">i</text:span><text:span text:style-name="_33_0">e</text:span><text:span text:style-name="_31_50">d</text:span><text:span text:style-name="_31_51"> </text:span><text:span text:style-name="_37_2">o</text:span><text:span text:style-name="_31_19">u</text:span><text:span text:style-name="_32_16">t</text:span><text:span text:style-name="_31_"> </text:span><text:span text:style-name="_31_14">b</text:span><text:span text:style-name="_32_01">y</text:span><text:span text:style-name="_31_"> </text:span><text:span text:style-name="_31_31">m</text:span><text:span text:style-name="_31_92">e</text:span><text:span text:style-name="_37_1">a</text:span><text:span text:style-name="_39_8">n</text:span><text:span text:style-name="_32_24">s</text:span><text:span text:style-name="_31_"> </text:span><text:span text:style-name="_31_01">o</text:span><text:span text:style-name="_31_89">f</text:span><text:span text:style-name="_31_"> </text:span><text:span text:style-name="_31_34">a</text:span><text:span text:style-name="_31_51"> </text:span><text:span text:style-name="_32_4">d</text:span><text:span text:style-name="_31_44">i</text:span><text:span text:style-name="_31_80">g</text:span><text:span text:style-name="_35_0">i</text:span><text:span text:style-name="_31_14">t</text:span><text:span text:style-name="_32_01">a</text:span><text:span text:style-name="_33_9">l</text:span><text:span text:style-name="_37_6"> </text:span><text:span text:style-name="_31_85">c</text:span><text:span text:style-name="_35_1">o</text:span><text:span text:style-name="_31_05">m</text:span><text:span text:style-name="_32_00">p</text:span><text:span text:style-name="_34_4">u</text:span><text:span text:style-name="_31_11">t</text:span><text:span text:style-name="_32_03">e</text:span><text:span text:style-name="_34_1">r</text:span><text:span text:style-name="_31_02">.</text:span><text:span text:style-name="_31_51"> </text:span><text:span text:style-name="_35_1">P</text:span><text:span text:style-name="_39_5">r</text:span><text:span text:style-name="_32_03">o</text:span><text:span text:style-name="_32_0">v</text:span><text:span text:style-name="_31_25">i</text:span><text:span text:style-name="_31_94">d</text:span><text:span text:style-name="_35_3">e</text:span><text:span text:style-name="_31_25">d</text:span><text:span text:style-name="_31_51"> </text:span><text:span text:style-name="_34_4">i</text:span><text:span text:style-name="_31_31">t</text:span><text:span text:style-name="_31_51"> </text:span><text:span text:style-name="_36_8">c</text:span><text:span text:style-name="_31_10">o</text:span><text:span text:style-name="_32_15">u</text:span><text:span text:style-name="_35_3">l</text:span><text:span text:style-name="_31_20">d</text:span><text:span text:style-name="_31_51"> </text:span><text:span text:style-name="_36_9">b</text:span><text:span text:style-name="_31_05">e</text:span><text:span text:style-name="_31_51"> </text:span><text:span text:style-name="_37_1">c</text:span><text:span text:style-name="_31_04">a</text:span><text:span text:style-name="_32_24">r</text:span><text:span text:style-name="_34_2">r</text:span><text:span text:style-name="_39_9">i</text:span><text:span text:style-name="_32_15">e</text:span><text:span text:style-name="_36_9">d</text:span><text:span text:style-name="_37_6"> </text:span><text:span text:style-name="_31_89">o</text:span><text:span text:style-name="_35_3">u</text:span><text:span text:style-name="_31_04">t</text:span><text:span text:style-name="_31_51"> </text:span><text:span text:style-name="_37_1">s</text:span><text:span text:style-name="_31_11">u</text:span><text:span text:style-name="_32_25">f</text:span><text:span text:style-name="_36_0">f</text:span><text:span text:style-name="_31_20">i</text:span><text:span text:style-name="_32_04">c</text:span><text:span text:style-name="_35_7">i</text:span><text:span text:style-name="_31_04">e</text:span><text:span text:style-name="_32_21">n</text:span><text:span text:style-name="_34_2">t</text:span><text:span text:style-name="_31_49">l</text:span><text:span text:style-name="_32_22">y</text:span><text:span text:style-name="_31_"> </text:span><text:span text:style-name="_31_25">q</text:span><text:span text:style-name="_31_77">u</text:span><text:span text:style-name="_35_0">i</text:span><text:span text:style-name="_39_9">c</text:span><text:span text:style-name="_32_18">k</text:span><text:span text:style-name="_36_5">l</text:span><text:span text:style-name="_31_11">y</text:span><text:span text:style-name="_31_51"> </text:span><text:span text:style-name="_35_6">t</text:span><text:span text:style-name="_31_34">h</text:span><text:span text:style-name="_32_21">e</text:span><text:span text:style-name="_31_"> </text:span><text:span text:style-name="_31_14">d</text:span><text:span text:style-name="_31_91">i</text:span><text:span text:style-name="_32_9">g</text:span><text:span text:style-name="_31_16">i</text:span><text:span text:style-name="_32_22">t</text:span><text:span text:style-name="_32_4">a</text:span><text:span text:style-name="_31_43">l</text:span><text:span text:style-name="_31_51"> </text:span><text:span text:style-name="_35_0">c</text:span><text:span text:style-name="_31_10">o</text:span><text:span text:style-name="_31_94">m</text:span><text:span text:style-name="_32_9">p</text:span><text:span text:style-name="_31_01">u</text:span><text:span text:style-name="_32_04">t</text:span><text:span text:style-name="_35_7">e</text:span><text:span text:style-name="_31_11">r</text:span><text:span text:style-name="_31_51"> </text:span><text:span text:style-name="_32_7">c</text:span><text:span text:style-name="_31_17">o</text:span><text:span text:style-name="_31_73">u</text:span><text:span text:style-name="_37_5">l</text:span><text:span text:style-name="_31_28">d</text:span><text:span text:style-name="_31_51"> </text:span><text:span text:style-name="_35_0">m</text:span><text:span text:style-name="_31_44">i</text:span><text:span text:style-name="_31_77">m</text:span><text:span text:style-name="_36_8">i</text:span><text:span text:style-name="_31_50">c</text:span><text:span text:style-name="_31_51"> </text:span><text:span text:style-name="_33_8">t</text:span><text:span text:style-name="_31_11">h</text:span><text:span text:style-name="_32_00">e</text:span><text:span text:style-name="_31_"> </text:span><text:span text:style-name="_31_05">b</text:span><text:span text:style-name="_31_79">e</text:span><text:span text:style-name="_33_8">h</text:span><text:span text:style-name="_31_49">a</text:span><text:span text:style-name="_31_88">v</text:span><text:span text:style-name="_33_5">i</text:span><text:span text:style-name="_31_47">o</text:span><text:span text:style-name="_31_70">r</text:span><text:span text:style-name="_31_"> </text:span><text:span text:style-name="_31_01">o</text:span><text:span text:style-name="_31_80">f</text:span><text:span text:style-name="_31_"> </text:span><text:span text:style-name="_39_8">a</text:span><text:span text:style-name="_32_15">n</text:span><text:span text:style-name="_34_1">y</text:span><text:span text:style-name="_37_6"> </text:span><text:span text:style-name="_32_15">d</text:span><text:span text:style-name="_32_0">i</text:span><text:span text:style-name="_31_49">s</text:span><text:span text:style-name="_32_15">c</text:span><text:span text:style-name="_32_9">r</text:span><text:span text:style-name="_31_28">e</text:span><text:span text:style-name="_32_06">t</text:span><text:span text:style-name="_32_0">e</text:span>-<text:span text:style-name="_32_04">s</text:span><text:span text:style-name="_32_7">t</text:span><text:span text:style-name="_31_40">a</text:span><text:span text:style-name="_32_21">t</text:span><text:span text:style-name="_37_4">e</text:span><text:span text:style-name="_37_6"> </text:span><text:span text:style-name="_31_74">m</text:span><text:span text:style-name="_37_5">a</text:span><text:span text:style-name="_31_19">c</text:span><text:span text:style-name="_31_91">h</text:span><text:span text:style-name="_34_1">i</text:span><text:span text:style-name="_39_8">n</text:span><text:span text:style-name="_32_00">e</text:span><text:span text:style-name="_36_8">.</text:span><text:span text:style-name="_37_6"> </text:span><text:span text:style-name="_31_91">T</text:span><text:span text:style-name="_34_5">h</text:span><text:span text:style-name="_31_32">e</text:span><text:span text:style-name="_31_51"> </text:span><text:span text:style-name="_34_4">i</text:span><text:span text:style-name="_31_32">m</text:span><text:span text:style-name="_32_24">i</text:span><text:span text:style-name="_35_4">t</text:span><text:span text:style-name="_31_31">a</text:span><text:span text:style-name="_32_01">t</text:span><text:span text:style-name="_36_9">i</text:span><text:span text:style-name="_31_49">o</text:span><text:span text:style-name="_31_95">n</text:span><text:span text:style-name="_31_"> </text:span><text:span text:style-name="_31_49">g</text:span><text:span text:style-name="_32_24">a</text:span><text:span text:style-name="_36_5">m</text:span><text:span text:style-name="_31_50">e</text:span><text:span text:style-name="_31_51"> </text:span><text:span text:style-name="_34_4">c</text:span><text:span text:style-name="_31_05">o</text:span><text:span text:style-name="_32_01">u</text:span><text:span text:style-name="_37_1">l</text:span><text:span text:style-name="_31_28">d</text:span><text:span text:style-name="_31_51"> </text:span><text:span text:style-name="_34_2">t</text:span><text:span text:style-name="_31_40">h</text:span><text:span text:style-name="_32_21">e</text:span><text:span text:style-name="_33_6">n</text:span><text:span text:style-name="_37_6"> </text:span><text:span text:style-name="_31_86">b</text:span><text:span text:style-name="_35_1">e</text:span><text:span text:style-name="_37_6"> </text:span><text:span text:style-name="_31_74">p</text:span><text:span text:style-name="_35_0">l</text:span><text:span text:style-name="_31_32">a</text:span><text:span text:style-name="_31_70">y</text:span><text:span text:style-name="_37_1">e</text:span><text:span text:style-name="_31_43">d</text:span><text:span text:style-name="_31_51"> </text:span><text:span text:style-name="_32_1">w</text:span><text:span text:style-name="_31_11">i</text:span><text:span text:style-name="_32_07">t</text:span><text:span text:style-name="_36_9">h</text:span><text:span text:style-name="_37_6"> </text:span><text:span text:style-name="_31_88">t</text:span><text:span text:style-name="_34_5">h</text:span><text:span text:style-name="_31_35">e</text:span><text:span text:style-name="_31_51"> </text:span><text:span text:style-name="_32_4">m</text:span><text:span text:style-name="_31_25">a</text:span><text:span text:style-name="_31_89">c</text:span><text:span text:style-name="_32_7">h</text:span><text:span text:style-name="_31_11">i</text:span><text:span text:style-name="_32_00">n</text:span><text:span text:style-name="_32_4">e</text:span><text:span text:style-name="_37_6"> </text:span><text:span text:style-name="_32_22">i</text:span><text:span text:style-name="_32_7">n</text:span><text:span text:style-name="_37_6"> </text:span><text:span text:style-name="_32_21">q</text:span><text:span text:style-name="_36_5">u</text:span><text:span text:style-name="_31_49">e</text:span><text:span text:style-name="_31_79">s</text:span><text:span text:style-name="_36_6">t</text:span><text:span text:style-name="_31_34">i</text:span><text:span text:style-name="_32_15">o</text:span><text:span text:style-name="_34_1">n</text:span><text:span text:style-name="_37_6"> </text:span><text:span text:style-name="_32_03">(</text:span><text:span text:style-name="_35_9">a</text:span><text:span text:style-name="_39_9">s</text:span><text:span text:style-name="_31_51"> </text:span><text:span text:style-name="_35_0">B</text:span><text:span text:style-name="_39_8">)</text:span><text:span text:style-name="_31_51"> </text:span><text:span text:style-name="_36_9">a</text:span><text:span text:style-name="_31_40">n</text:span><text:span text:style-name="_31_92">d</text:span><text:span text:style-name="_31_"> </text:span><text:span text:style-name="_31_34">t</text:span><text:span text:style-name="_31_73">h</text:span><text:span text:style-name="_36_0">e</text:span><text:span text:style-name="_37_6"> </text:span><text:span text:style-name="_31_80">m</text:span><text:span text:style-name="_37_4">i</text:span><text:span text:style-name="_31_02">m</text:span><text:span text:style-name="_32_09">i</text:span><text:span text:style-name="_32_3">c</text:span><text:span text:style-name="_39_5">k</text:span><text:span text:style-name="_32_06">i</text:span><text:span text:style-name="_35_1">n</text:span><text:span text:style-name="_31_05">g</text:span><text:span text:style-name="_31_51"> </text:span><text:span text:style-name="_32_3">d</text:span><text:span text:style-name="_39_6">i</text:span><text:span text:style-name="_32_10">g</text:span><text:span text:style-name="_33_9">i</text:span><text:span text:style-name="_31_46">t</text:span><text:span text:style-name="_32_09">a</text:span><text:span text:style-name="_34_1">l</text:span><text:span text:style-name="_37_6"> </text:span><text:span text:style-name="_31_76">c</text:span><text:span text:style-name="_32_4">o</text:span><text:span text:style-name="_31_31">m</text:span><text:span text:style-name="_32_25">p</text:span><text:span text:style-name="_32_0">u</text:span><text:span text:style-name="_31_14">t</text:span><text:span text:style-name="_31_77">e</text:span><text:span text:style-name="_36_0">r</text:span><text:span text:style-name="_37_6"> </text:span><text:span text:style-name="_31_71">(</text:span><text:span text:style-name="_35_9">a</text:span><text:span text:style-name="_31_10">s</text:span><text:span text:style-name="_31_51"> </text:span><text:span text:style-name="_35_9">A</text:span><text:span text:style-name="_31_26">)</text:span><text:span text:style-name="_31_51"> </text:span><text:span text:style-name="_33_9">a</text:span><text:span text:style-name="_31_26">n</text:span><text:span text:style-name="_31_76">d</text:span><text:span text:style-name="_31_"> </text:span><text:span text:style-name="_39_9">t</text:span><text:span text:style-name="_32_03">h</text:span><text:span text:style-name="_37_2">e</text:span><text:span text:style-name="_37_6"> </text:span><text:span text:style-name="_32_04">i</text:span><text:span text:style-name="_37_4">n</text:span><text:span text:style-name="_31_26">t</text:span><text:span text:style-name="_32_19">e</text:span><text:span text:style-name="_34_1">r</text:span><text:span text:style-name="_39_8">r</text:span><text:span text:style-name="_31_71">o</text:span><text:span text:style-name="_36_8">g</text:span><text:span text:style-name="_31_41">a</text:span><text:span text:style-name="_31_71">t</text:span><text:span text:style-name="_33_0">o</text:span><text:span text:style-name="_39_9">r</text:span><text:span text:style-name="_31_51"> </text:span><text:span text:style-name="_36_9">w</text:span><text:span text:style-name="_31_20">o</text:span><text:span text:style-name="_32_19">u</text:span><text:span text:style-name="_33_8">l</text:span><text:span text:style-name="_31_19">d</text:span><text:span text:style-name="_31_51"> </text:span><text:span text:style-name="_32_4">b</text:span><text:span text:style-name="_31_17">e</text:span><text:span text:style-name="_31_51"> </text:span><text:span text:style-name="_36_8">u</text:span><text:span text:style-name="_39_6">n</text:span><text:span text:style-name="_32_03">a</text:span><text:span text:style-name="_36_6">b</text:span><text:span text:style-name="_39_9">l</text:span><text:span text:style-name="_31_73">e</text:span><text:span text:style-name="_31_"> </text:span><text:span text:style-name="_31_32">t</text:span><text:span text:style-name="_31_85">o</text:span><text:span text:style-name="_31_"> </text:span><text:span text:style-name="_31_04">d</text:span><text:span text:style-name="_32_07">i</text:span><text:span text:style-name="_33_6">s</text:span><text:span text:style-name="_31_41">t</text:span><text:span text:style-name="_32_22">i</text:span><text:span text:style-name="_32_3">n</text:span><text:span text:style-name="_31_47">g</text:span><text:span text:style-name="_31_76">u</text:span><text:span text:style-name="_36_9">i</text:span><text:span text:style-name="_31_46">s</text:span><text:span text:style-name="_31_95">h</text:span><text:span text:style-name="_31_"> </text:span><text:span text:style-name="_31_17">t</text:span><text:span text:style-name="_31_70">h</text:span><text:span text:style-name="_34_4">e</text:span><text:span text:style-name="_39_6">m</text:span><text:span text:style-name="_32_25">.</text:span><text:span text:style-name="_31_"> </text:span><text:span text:style-name="_31_35">O</text:span><text:span text:style-name="_32_25">f</text:span><text:span text:style-name="_31_"> </text:span><text:span text:style-name="_31_34">c</text:span><text:span text:style-name="_32_24">o</text:span><text:span text:style-name="_33_6">u</text:span><text:span text:style-name="_31_01">r</text:span><text:span text:style-name="_31_95">s</text:span><text:span text:style-name="_37_4">e</text:span><text:span text:style-name="_37_6"> </text:span><text:span text:style-name="_31_74">t</text:span><text:span text:style-name="_32_3">h</text:span><text:span text:style-name="_31_47">e</text:span><text:span text:style-name="_31_51"> </text:span><text:span text:style-name="_37_1">d</text:span><text:span text:style-name="_31_35">i</text:span><text:span text:style-name="_31_79">g</text:span><text:span text:style-name="_34_2">i</text:span><text:span text:style-name="_31_16">t</text:span><text:span text:style-name="_31_70">a</text:span><text:span text:style-name="_36_0">l</text:span><text:span text:style-name="_37_6"> </text:span><text:span text:style-name="_31_74">c</text:span><text:span text:style-name="_34_5">o</text:span><text:span text:style-name="_31_02">m</text:span><text:span text:style-name="_32_15">p</text:span><text:span text:style-name="_32_4">u</text:span><text:span text:style-name="_31_47">t</text:span><text:span text:style-name="_31_74">e</text:span><text:span text:style-name="_35_6">r</text:span><text:span text:style-name="_37_6"> </text:span><text:span text:style-name="_31_76">m</text:span><text:span text:style-name="_34_1">u</text:span><text:span text:style-name="_31_46">s</text:span><text:span text:style-name="_32_00">t</text:span><text:span text:style-name="_31_"> </text:span><text:span text:style-name="_31_05">h</text:span><text:span text:style-name="_31_91">a</text:span><text:span text:style-name="_36_8">v</text:span><text:span text:style-name="_31_14">e</text:span><text:span text:style-name="_31_51"> </text:span><text:span text:style-name="_33_8">a</text:span><text:span text:style-name="_31_31">n</text:span><text:span text:style-name="_31_51"> </text:span><text:span text:style-name="_32_6">a</text:span><text:span text:style-name="_31_43">d</text:span><text:span text:style-name="_31_85">e</text:span><text:span text:style-name="_32_3">q</text:span><text:span text:style-name="_31_44">u</text:span><text:span text:style-name="_32_18">a</text:span><text:span text:style-name="_32_6">t</text:span><text:span text:style-name="_31_17">e</text:span><text:span text:style-name="_31_51"> </text:span><text:span text:style-name="_34_2">s</text:span><text:span text:style-name="_31_19">t</text:span><text:span text:style-name="_31_76">o</text:span><text:span text:style-name="_35_9">r</text:span><text:span text:style-name="_31_31">a</text:span><text:span text:style-name="_31_74">g</text:span><text:span text:style-name="_36_5">e</text:span><text:span text:style-name="_37_6"> </text:span><text:span text:style-name="_32_16">c</text:span><text:span text:style-name="_35_4">a</text:span><text:span text:style-name="_31_13">p</text:span><text:span text:style-name="_32_07">a</text:span><text:span text:style-name="_36_5">c</text:span><text:span text:style-name="_31_29">i</text:span><text:span text:style-name="_31_79">t</text:span><text:span text:style-name="_35_3">y</text:span><text:span text:style-name="_37_6"> </text:span><text:span text:style-name="_32_09">a</text:span><text:span text:style-name="_37_4">s</text:span><text:span text:style-name="_37_6"> </text:span><text:span text:style-name="_32_09">w</text:span><text:span text:style-name="_36_0">e</text:span><text:span text:style-name="_31_31">l</text:span><text:span text:style-name="_31_91">l</text:span><text:span text:style-name="_31_"> </text:span><text:span text:style-name="_31_29">a</text:span><text:span text:style-name="_32_22">s</text:span><text:span text:style-name="_31_"> </text:span><text:span text:style-name="_31_44">w</text:span><text:span text:style-name="_31_85">o</text:span><text:span text:style-name="_37_5">r</text:span><text:span text:style-name="_31_28">k</text:span><text:span text:style-name="_32_19">i</text:span><text:span text:style-name="_32_4">n</text:span><text:span text:style-name="_31_19">g</text:span><text:span text:style-name="_31_51"> </text:span><text:span text:style-name="_34_4">s</text:span><text:span text:style-name="_31_10">u</text:span><text:span text:style-name="_31_85">f</text:span><text:span text:style-name="_37_1">f</text:span><text:span text:style-name="_31_16">i</text:span><text:span text:style-name="_31_91">c</text:span><text:span text:style-name="_34_2">i</text:span><text:span text:style-name="_31_02">e</text:span><text:span text:style-name="_32_06">n</text:span><text:span text:style-name="_33_8">t</text:span><text:span text:style-name="_31_04">l</text:span><text:span text:style-name="_31_79">y</text:span><text:span text:style-name="_31_"> </text:span><text:span text:style-name="_31_49">f</text:span><text:span text:style-name="_31_77">a</text:span><text:span text:style-name="_32_0">s</text:span><text:span text:style-name="_39_9">t</text:span><text:span text:style-name="_32_01">.</text:span><text:span text:style-name="_31_"> </text:span><text:span text:style-name="_31_28">M</text:span><text:span text:style-name="_32_07">o</text:span><text:span text:style-name="_36_5">r</text:span><text:span text:style-name="_39_8">e</text:span><text:span text:style-name="_31_79">o</text:span><text:span text:style-name="_33_6">v</text:span><text:span text:style-name="_31_13">e</text:span><text:span text:style-name="_31_80">r</text:span><text:span text:style-name="_36_9">,</text:span><text:span text:style-name="_37_6"> </text:span><text:span text:style-name="_31_79">i</text:span><text:span text:style-name="_32_1">t</text:span><text:span text:style-name="_37_6"> </text:span><text:span text:style-name="_31_79">m</text:span><text:span text:style-name="_36_0">u</text:span><text:span text:style-name="_31_05">s</text:span><text:span text:style-name="_31_88">t</text:span><text:span text:style-name="_31_"> </text:span><text:span text:style-name="_31_49">b</text:span><text:span text:style-name="_32_10">e</text:span><text:span text:style-name="_31_"> </text:span><text:span text:style-name="_31_49">p</text:span><text:span text:style-name="_32_18">r</text:span><text:span text:style-name="_34_1">o</text:span><text:span text:style-name="_31_44">g</text:span><text:span text:style-name="_32_19">r</text:span><text:span text:style-name="_34_1">a</text:span><text:span text:style-name="_31_14">m</text:span><text:span text:style-name="_31_76">m</text:span><text:span text:style-name="_35_0">e</text:span><text:span text:style-name="_31_40">d</text:span><text:span text:style-name="_31_51"> </text:span><text:span text:style-name="_37_1">a</text:span><text:span text:style-name="_31_11">f</text:span><text:span text:style-name="_31_94">r</text:span><text:span text:style-name="_35_0">e</text:span><text:span text:style-name="_39_6">s</text:span><text:span text:style-name="_32_00">h</text:span><text:span text:style-name="_31_"> </text:span><text:span text:style-name="_31_01">f</text:span><text:span text:style-name="_32_01">o</text:span><text:span text:style-name="_35_1">r</text:span><text:span text:style-name="_37_6"> </text:span><text:span text:style-name="_32_21">e</text:span><text:span text:style-name="_33_0">a</text:span><text:span text:style-name="_31_16">c</text:span><text:span text:style-name="_32_09">h</text:span><text:span text:style-name="_31_"> </text:span><text:span text:style-name="_39_6">n</text:span><text:span text:style-name="_32_00">e</text:span><text:span text:style-name="_33_8">w</text:span><text:span text:style-name="_37_6"> </text:span><text:span text:style-name="_32_22">m</text:span><text:span text:style-name="_36_0">a</text:span><text:span text:style-name="_31_28">c</text:span><text:span text:style-name="_31_85">h</text:span><text:span text:style-name="_33_9">i</text:span><text:span text:style-name="_31_34">n</text:span><text:span text:style-name="_32_15">e</text:span><text:span text:style-name="_31_"> </text:span><text:span text:style-name="_31_05">w</text:span><text:span text:style-name="_32_22">h</text:span><text:span text:style-name="_36_9">i</text:span><text:span text:style-name="_31_43">c</text:span><text:span text:style-name="_31_80">h</text:span><text:span text:style-name="_31_"> </text:span><text:span text:style-name="_31_14">i</text:span><text:span text:style-name="_31_86">t</text:span><text:span text:style-name="_31_"> </text:span><text:span text:style-name="_31_20">i</text:span><text:span text:style-name="_31_91">s</text:span><text:span text:style-name="_31_"> </text:span><text:span text:style-name="_31_11">d</text:span><text:span text:style-name="_32_19">e</text:span><text:span text:style-name="_32_1">s</text:span><text:span text:style-name="_31_28">i</text:span><text:span text:style-name="_31_86">r</text:span><text:span text:style-name="_33_8">e</text:span><text:span text:style-name="_31_46">d</text:span><text:span text:style-name="_31_51"> </text:span><text:span text:style-name="_37_2">t</text:span><text:span text:style-name="_31_16">o</text:span><text:span text:style-name="_31_51"> </text:span><text:span text:style-name="_36_0">m</text:span><text:span text:style-name="_31_40">i</text:span><text:span text:style-name="_32_19">m</text:span><text:span text:style-name="_34_2">i</text:span><text:span text:style-name="_31_29">c</text:span><text:span text:style-name="_32_10">.</text:span></text:p>
      <text:p text:style-name="P1"><text:span text:style-name="_31_35">T</text:span><text:span text:style-name="_31_73">h</text:span><text:span text:style-name="_37_4">i</text:span><text:span text:style-name="_31_14">s</text:span><text:span text:style-name="_31_51"> </text:span><text:span text:style-name="_32_9">s</text:span><text:span text:style-name="_39_5">p</text:span><text:span text:style-name="_32_04">e</text:span><text:span text:style-name="_33_0">c</text:span><text:span text:style-name="_31_01">i</text:span><text:span text:style-name="_32_15">a</text:span><text:span text:style-name="_35_0">l</text:span><text:span text:style-name="_37_6"> </text:span><text:span text:style-name="_31_95">p</text:span><text:span text:style-name="_34_2">r</text:span><text:span text:style-name="_31_28">o</text:span><text:span text:style-name="_32_06">p</text:span><text:span text:style-name="_32_4">e</text:span><text:span text:style-name="_31_29">r</text:span><text:span text:style-name="_31_89">t</text:span><text:span text:style-name="_32_6">y</text:span><text:span text:style-name="_37_6"> </text:span><text:span text:style-name="_32_21">o</text:span><text:span text:style-name="_32_1">f</text:span><text:span text:style-name="_37_6"> </text:span><text:span text:style-name="_31_76">d</text:span><text:span text:style-name="_34_4">i</text:span><text:span text:style-name="_31_01">g</text:span><text:span text:style-name="_31_71">i</text:span><text:span text:style-name="_34_2">t</text:span><text:span text:style-name="_31_20">a</text:span><text:span text:style-name="_32_24">l</text:span><text:span text:style-name="_31_"> </text:span><text:span text:style-name="_31_47">c</text:span><text:span text:style-name="_31_92">o</text:span><text:span text:style-name="_34_2">m</text:span><text:span text:style-name="_39_9">p</text:span><text:span text:style-name="_31_70">u</text:span><text:span text:style-name="_35_4">t</text:span><text:span text:style-name="_31_31">e</text:span><text:span text:style-name="_32_04">r</text:span><text:span text:style-name="_34_4">s</text:span><text:span text:style-name="_31_49">,</text:span><text:span text:style-name="_31_51"> </text:span><text:span text:style-name="_36_5">t</text:span><text:span text:style-name="_31_31">h</text:span><text:span text:style-name="_31_92">a</text:span><text:span text:style-name="_32_0">t</text:span><text:span text:style-name="_37_6"> </text:span><text:span text:style-name="_32_07">t</text:span><text:span text:style-name="_34_4">h</text:span><text:span text:style-name="_31_41">e</text:span><text:span text:style-name="_31_76">y</text:span><text:span text:style-name="_31_"> </text:span><text:span text:style-name="_31_32">c</text:span><text:span text:style-name="_31_79">a</text:span><text:span text:style-name="_35_6">n</text:span><text:span text:style-name="_37_6"> </text:span><text:span text:style-name="_31_71">m</text:span><text:span text:style-name="_35_4">i</text:span><text:span text:style-name="_31_25">m</text:span><text:span text:style-name="_31_86">i</text:span><text:span text:style-name="_35_7">c</text:span><text:span text:style-name="_37_6"> </text:span><text:span text:style-name="_31_79">a</text:span><text:span text:style-name="_32_0">n</text:span><text:span text:style-name="_31_49">y</text:span><text:span text:style-name="_31_51"> </text:span><text:span text:style-name="_32_3">d</text:span><text:span text:style-name="_31_14">i</text:span><text:span text:style-name="_31_74">s</text:span><text:span text:style-name="_37_1">c</text:span><text:span text:style-name="_31_26">r</text:span><text:span text:style-name="_32_04">e</text:span><text:span text:style-name="_33_9">t</text:span><text:span text:style-name="_31_17">e</text:span>-<text:span text:style-name="_35_6">s</text:span><text:span text:style-name="_31_44">t</text:span><text:span text:style-name="_31_71">a</text:span><text:span text:style-name="_37_2">t</text:span><text:span text:style-name="_31_49">e</text:span><text:span text:style-name="_31_51"> </text:span><text:span text:style-name="_32_3">m</text:span><text:span text:style-name="_31_31">a</text:span><text:span text:style-name="_32_25">c</text:span><text:span text:style-name="_34_4">h</text:span><text:span text:style-name="_31_01">i</text:span><text:span text:style-name="_32_06">n</text:span><text:span text:style-name="_35_7">e</text:span><text:span text:style-name="_39_6">,</text:span><text:span text:style-name="_31_51"> </text:span><text:span text:style-name="_35_4">i</text:span><text:span text:style-name="_31_28">s</text:span><text:span text:style-name="_31_51"> </text:span><text:span text:style-name="_35_7">d</text:span><text:span text:style-name="_31_13">e</text:span><text:span text:style-name="_32_25">s</text:span><text:span text:style-name="_34_5">c</text:span><text:span text:style-name="_31_31">r</text:span><text:span text:style-name="_31_74">i</text:span><text:span text:style-name="_32_1">b</text:span><text:span text:style-name="_31_19">e</text:span><text:span text:style-name="_32_07">d</text:span><text:span text:style-name="_31_"> </text:span><text:span text:style-name="_31_40">b</text:span><text:span text:style-name="_31_79">y</text:span><text:span text:style-name="_31_"> </text:span><text:span text:style-name="_31_26">s</text:span><text:span text:style-name="_31_74">a</text:span><text:span text:style-name="_37_5">y</text:span><text:span text:style-name="_31_35">i</text:span><text:span text:style-name="_32_21">n</text:span><text:span text:style-name="_36_6">g</text:span><text:span text:style-name="_37_6"> </text:span><text:span text:style-name="_31_77">t</text:span><text:span text:style-name="_35_3">h</text:span><text:span text:style-name="_31_28">a</text:span><text:span text:style-name="_32_22">t</text:span><text:span text:style-name="_31_"> </text:span><text:span text:style-name="_31_41">t</text:span><text:span text:style-name="_31_91">h</text:span><text:span text:style-name="_34_2">e</text:span><text:span text:style-name="_31_26">y</text:span><text:span text:style-name="_31_51"> </text:span><text:span text:style-name="_36_8">a</text:span><text:span text:style-name="_31_01">r</text:span><text:span text:style-name="_31_74">e</text:span><text:span text:style-name="_31_"> </text:span><text:span text:style-name="_31_44">u</text:span><text:span text:style-name="_32_25">n</text:span><text:span text:style-name="_35_4">i</text:span><text:span text:style-name="_31_49">v</text:span><text:span text:style-name="_31_79">e</text:span><text:span text:style-name="_33_6">r</text:span><text:span text:style-name="_31_34">s</text:span><text:span text:style-name="_31_95">a</text:span><text:span text:style-name="_36_8">l</text:span><text:span text:style-name="_37_6"> </text:span><text:span text:style-name="_32_16">m</text:span><text:span text:style-name="_37_2">a</text:span><text:span text:style-name="_31_50">c</text:span><text:span text:style-name="_31_77">h</text:span><text:span text:style-name="_36_6">i</text:span><text:span text:style-name="_31_50">n</text:span><text:span text:style-name="_32_18">e</text:span><text:span text:style-name="_33_6">s</text:span><text:span text:style-name="_39_6">.</text:span><text:span text:style-name="_31_51"> </text:span><text:span text:style-name="_34_5">T</text:span><text:span text:style-name="_31_13">h</text:span><text:span text:style-name="_31_85">e</text:span><text:span text:style-name="_31_"> </text:span><text:span text:style-name="_39_5">e</text:span><text:span text:style-name="_32_25">x</text:span><text:span text:style-name="_35_4">i</text:span><text:span text:style-name="_31_01">s</text:span><text:span text:style-name="_32_21">t</text:span><text:span text:style-name="_36_0">e</text:span><text:span text:style-name="_39_5">n</text:span><text:span text:style-name="_31_70">c</text:span><text:span text:style-name="_32_3">e</text:span><text:span text:style-name="_37_6"> </text:span><text:span text:style-name="_31_88">o</text:span><text:span text:style-name="_35_7">f</text:span><text:span text:style-name="_37_6"> </text:span><text:span text:style-name="_32_22">m</text:span><text:span text:style-name="_37_2">a</text:span><text:span text:style-name="_31_26">c</text:span><text:span text:style-name="_31_71">h</text:span><text:span text:style-name="_37_1">i</text:span><text:span text:style-name="_31_17">n</text:span><text:span text:style-name="_31_94">e</text:span><text:span text:style-name="_36_8">s</text:span><text:span text:style-name="_37_6"> </text:span><text:span text:style-name="_32_16">w</text:span><text:span text:style-name="_37_5">i</text:span><text:span text:style-name="_31_43">t</text:span><text:span text:style-name="_32_19">h</text:span><text:span text:style-name="_31_"> </text:span><text:span text:style-name="_31_04">t</text:span><text:span text:style-name="_31_85">h</text:span><text:span text:style-name="_33_5">i</text:span><text:span text:style-name="_31_49">s</text:span><text:span text:style-name="_31_51"> </text:span><text:span text:style-name="_35_0">p</text:span><text:span text:style-name="_31_10">r</text:span><text:span text:style-name="_32_06">o</text:span><text:span text:style-name="_33_8">p</text:span><text:span text:style-name="_31_13">e</text:span><text:span text:style-name="_31_85">r</text:span><text:span text:style-name="_32_1">t</text:span><text:span text:style-name="_31_46">y</text:span><text:span text:style-name="_31_51"> </text:span><text:span text:style-name="_35_6">h</text:span><text:span text:style-name="_31_31">a</text:span><text:span text:style-name="_32_24">s</text:span><text:span text:style-name="_31_"> </text:span><text:span text:style-name="_31_41">t</text:span><text:span text:style-name="_31_95">h</text:span><text:span text:style-name="_32_1">e</text:span><text:span text:style-name="_37_6"> </text:span><text:span text:style-name="_32_09">i</text:span><text:span text:style-name="_36_5">m</text:span><text:span text:style-name="_31_16">p</text:span><text:span text:style-name="_32_19">o</text:span><text:span text:style-name="_32_6">r</text:span><text:span text:style-name="_31_11">t</text:span><text:span text:style-name="_32_19">a</text:span><text:span text:style-name="_34_4">n</text:span><text:span text:style-name="_31_28">t</text:span><text:span text:style-name="_31_51"> </text:span><text:span text:style-name="_34_5">c</text:span><text:span text:style-name="_31_32">o</text:span><text:span text:style-name="_31_88">n</text:span><text:span text:style-name="_33_5">s</text:span><text:span text:style-name="_31_28">e</text:span><text:span text:style-name="_32_07">q</text:span><text:span text:style-name="_32_0">u</text:span><text:span text:style-name="_31_01">e</text:span><text:span text:style-name="_31_70">n</text:span><text:span text:style-name="_32_6">c</text:span><text:span text:style-name="_31_11">e</text:span><text:span text:style-name="_31_51"> </text:span><text:span text:style-name="_34_5">t</text:span><text:span text:style-name="_31_17">h</text:span><text:span text:style-name="_32_09">a</text:span><text:span text:style-name="_35_0">t</text:span><text:span text:style-name="_39_5">,</text:span><text:span text:style-name="_31_51"> </text:span><text:span text:style-name="_32_4">c</text:span><text:span text:style-name="_31_49">o</text:span><text:span text:style-name="_31_76">n</text:span><text:span text:style-name="_35_1">s</text:span><text:span text:style-name="_31_01">i</text:span><text:span text:style-name="_31_77">d</text:span><text:span text:style-name="_32_3">e</text:span><text:span text:style-name="_31_20">r</text:span><text:span text:style-name="_31_94">a</text:span><text:span text:style-name="_36_0">t</text:span><text:span text:style-name="_31_28">i</text:span><text:span text:style-name="_31_88">o</text:span><text:span text:style-name="_34_1">n</text:span><text:span text:style-name="_31_19">s</text:span><text:span text:style-name="_31_51"> </text:span><text:span text:style-name="_35_4">o</text:span><text:span text:style-name="_31_26">f</text:span><text:span text:style-name="_31_51"> </text:span><text:span text:style-name="_34_1">s</text:span><text:span text:style-name="_31_41">p</text:span><text:span text:style-name="_32_22">e</text:span><text:span text:style-name="_37_5">e</text:span><text:span text:style-name="_31_47">d</text:span><text:span text:style-name="_31_51"> </text:span><text:span text:style-name="_33_8">a</text:span><text:span text:style-name="_31_17">p</text:span><text:span text:style-name="_32_16">a</text:span><text:span text:style-name="_37_5">r</text:span><text:span text:style-name="_31_35">t</text:span><text:span text:style-name="_31_94">,</text:span><text:span text:style-name="_31_"> </text:span><text:span text:style-name="_31_47">i</text:span><text:span text:style-name="_31_94">t</text:span><text:span text:style-name="_31_"> </text:span><text:span text:style-name="_31_13">i</text:span><text:span text:style-name="_32_04">s</text:span><text:span text:style-name="_31_"> </text:span><text:span text:style-name="_31_47">u</text:span><text:span text:style-name="_32_15">n</text:span><text:span text:style-name="_33_0">n</text:span><text:span text:style-name="_31_20">e</text:span><text:span text:style-name="_32_16">c</text:span><text:span text:style-name="_32_7">e</text:span><text:span text:style-name="_31_17">s</text:span><text:span text:style-name="_31_74">s</text:span><text:span text:style-name="_34_5">a</text:span><text:span text:style-name="_39_9">r</text:span><text:span text:style-name="_31_70">y</text:span><text:span text:style-name="_31_"> </text:span><text:span text:style-name="_31_16">t</text:span><text:span text:style-name="_32_03">o</text:span><text:span text:style-name="_31_"> </text:span><text:span text:style-name="_31_46">d</text:span><text:span text:style-name="_31_79">e</text:span><text:span text:style-name="_36_0">s</text:span><text:span text:style-name="_31_04">i</text:span><text:span text:style-name="_32_00">g</text:span><text:span text:style-name="_32_1">n</text:span><text:span text:style-name="_37_6"> </text:span><text:span text:style-name="_31_95">v</text:span><text:span text:style-name="_34_2">a</text:span><text:span text:style-name="_31_01">r</text:span><text:span text:style-name="_32_06">i</text:span><text:span text:style-name="_37_4">o</text:span><text:span text:style-name="_31_25">u</text:span><text:span text:style-name="_32_16">s</text:span><text:span text:style-name="_31_"> </text:span><text:span text:style-name="_31_10">n</text:span><text:span text:style-name="_32_01">e</text:span><text:span text:style-name="_36_0">w</text:span><text:span text:style-name="_37_6"> </text:span><text:span text:style-name="_31_91">m</text:span><text:span text:style-name="_36_6">a</text:span><text:span text:style-name="_31_44">c</text:span><text:span text:style-name="_32_00">h</text:span><text:span text:style-name="_35_1">i</text:span><text:span text:style-name="_39_5">n</text:span><text:span text:style-name="_31_95">e</text:span><text:span text:style-name="_37_5">s</text:span><text:span text:style-name="_37_6"> </text:span><text:span text:style-name="_31_91">t</text:span><text:span text:style-name="_33_5">o</text:span><text:span text:style-name="_37_6"> </text:span><text:span text:style-name="_32_25">d</text:span><text:span text:style-name="_33_5">o</text:span><text:span text:style-name="_37_6"> </text:span><text:span text:style-name="_31_79">v</text:span><text:span text:style-name="_36_6">a</text:span><text:span text:style-name="_39_5">r</text:span><text:span text:style-name="_31_95">i</text:span><text:span text:style-name="_32_7">o</text:span><text:span text:style-name="_39_8">u</text:span><text:span text:style-name="_31_86">s</text:span><text:span text:style-name="_31_"> </text:span><text:span text:style-name="_31_17">c</text:span><text:span text:style-name="_31_71">o</text:span><text:span text:style-name="_32_4">m</text:span><text:span text:style-name="_31_34">p</text:span><text:span text:style-name="_31_73">u</text:span><text:span text:style-name="_34_4">t</text:span><text:span text:style-name="_31_10">i</text:span><text:span text:style-name="_32_10">n</text:span><text:span text:style-name="_32_9">g</text:span><text:span text:style-name="_37_6"> </text:span><text:span text:style-name="_31_92">p</text:span><text:span text:style-name="_37_1">r</text:span><text:span text:style-name="_31_29">o</text:span><text:span text:style-name="_31_92">c</text:span><text:span text:style-name="_36_9">e</text:span><text:span text:style-name="_31_20">s</text:span><text:span text:style-name="_32_01">s</text:span><text:span text:style-name="_37_1">e</text:span><text:span text:style-name="_31_43">s</text:span><text:span text:style-name="_32_00">.</text:span><text:span text:style-name="_31_"> </text:span><text:span text:style-name="_31_11">T</text:span><text:span text:style-name="_31_95">h</text:span><text:span text:style-name="_32_9">e</text:span><text:span text:style-name="_31_32">y</text:span><text:span text:style-name="_31_51"> </text:span><text:span text:style-name="_37_5">c</text:span><text:span text:style-name="_31_19">a</text:span><text:span text:style-name="_32_01">n</text:span><text:span text:style-name="_31_"> </text:span><text:span text:style-name="_31_34">a</text:span><text:span text:style-name="_32_15">l</text:span><text:span text:style-name="_35_3">l</text:span><text:span text:style-name="_37_6"> </text:span><text:span text:style-name="_32_15">b</text:span><text:span text:style-name="_35_4">e</text:span><text:span text:style-name="_37_6"> </text:span><text:span text:style-name="_31_77">d</text:span><text:span text:style-name="_36_6">o</text:span><text:span text:style-name="_31_17">n</text:span><text:span text:style-name="_31_77">e</text:span><text:span text:style-name="_31_"> </text:span><text:span text:style-name="_31_44">w</text:span><text:span text:style-name="_32_24">i</text:span><text:span text:style-name="_37_5">t</text:span><text:span text:style-name="_31_16">h</text:span><text:span text:style-name="_31_51"> </text:span><text:span text:style-name="_36_6">o</text:span><text:span text:style-name="_31_10">n</text:span><text:span text:style-name="_31_76">e</text:span><text:span text:style-name="_31_"> </text:span><text:span text:style-name="_31_01">d</text:span><text:span text:style-name="_32_10">i</text:span><text:span text:style-name="_37_5">g</text:span><text:span text:style-name="_31_13">i</text:span><text:span text:style-name="_31_89">t</text:span><text:span text:style-name="_36_5">a</text:span><text:span text:style-name="_31_11">l</text:span><text:span text:style-name="_31_51"> </text:span><text:span text:style-name="_37_1">c</text:span><text:span text:style-name="_31_02">o</text:span><text:span text:style-name="_32_00">m</text:span><text:span text:style-name="_36_6">p</text:span><text:span text:style-name="_39_9">u</text:span><text:span text:style-name="_32_03">t</text:span><text:span text:style-name="_32_6">e</text:span><text:span text:style-name="_31_19">r</text:span><text:span text:style-name="_32_19">,</text:span><text:span text:style-name="_31_"> </text:span><text:span text:style-name="_31_43">s</text:span><text:span text:style-name="_31_73">u</text:span><text:span text:style-name="_32_4">i</text:span><text:span text:style-name="_31_32">t</text:span><text:span text:style-name="_32_06">a</text:span><text:span text:style-name="_33_0">b</text:span><text:span text:style-name="_31_16">l</text:span><text:span text:style-name="_32_19">y</text:span><text:span text:style-name="_31_"> </text:span><text:span text:style-name="_39_9">p</text:span><text:span text:style-name="_32_03">r</text:span><text:span text:style-name="_34_2">o</text:span><text:span text:style-name="_31_25">g</text:span><text:span text:style-name="_32_09">r</text:span><text:span text:style-name="_36_6">a</text:span><text:span text:style-name="_31_19">m</text:span><text:span text:style-name="_32_15">m</text:span><text:span text:style-name="_34_1">e</text:span><text:span text:style-name="_31_16">d</text:span><text:span text:style-name="_31_51"> </text:span><text:span text:style-name="_35_4">f</text:span><text:span text:style-name="_31_35">o</text:span><text:span text:style-name="_31_74">r</text:span><text:span text:style-name="_31_"> </text:span><text:span text:style-name="_39_9">e</text:span><text:span text:style-name="_31_85">a</text:span><text:span text:style-name="_34_1">c</text:span><text:span text:style-name="_31_05">h</text:span><text:span text:style-name="_31_51"> </text:span><text:span text:style-name="_35_3">c</text:span><text:span text:style-name="_31_41">a</text:span><text:span text:style-name="_31_86">s</text:span><text:span text:style-name="_33_9">e</text:span><text:span text:style-name="_31_44">.</text:span><text:span text:style-name="_31_51"> </text:span><text:span text:style-name="_34_5">I</text:span><text:span text:style-name="_31_16">t</text:span><text:span text:style-name="_31_51"> </text:span><text:span text:style-name="_33_8">'</text:span><text:span text:style-name="_31_19">i</text:span><text:span text:style-name="_32_09">l</text:span><text:span text:style-name="_35_4">l</text:span><text:span text:style-name="_37_6"> </text:span><text:span text:style-name="_31_89">b</text:span><text:span text:style-name="_32_9">e</text:span><text:span text:style-name="_37_6"> </text:span><text:span text:style-name="_31_89">s</text:span><text:span text:style-name="_32_4">e</text:span><text:span text:style-name="_31_46">e</text:span><text:span text:style-name="_31_89">n</text:span><text:span text:style-name="_31_"> </text:span><text:span text:style-name="_31_41">t</text:span><text:span text:style-name="_32_24">h</text:span><text:span text:style-name="_37_5">a</text:span><text:span text:style-name="_39_8">t</text:span><text:span text:style-name="_31_51"> </text:span><text:span text:style-name="_35_6">a</text:span><text:span text:style-name="_31_02">s</text:span><text:span text:style-name="_31_51"> </text:span><text:span text:style-name="_35_3">a</text:span><text:span text:style-name="_37_6"> </text:span><text:span text:style-name="_31_94">c</text:span><text:span text:style-name="_32_4">o</text:span><text:span text:style-name="_31_40">n</text:span><text:span text:style-name="_32_09">s</text:span><text:span text:style-name="_32_3">e</text:span><text:span text:style-name="_31_34">q</text:span><text:span text:style-name="_32_04">u</text:span><text:span text:style-name="_35_6">e</text:span><text:span text:style-name="_31_25">n</text:span><text:span text:style-name="_32_07">c</text:span><text:span text:style-name="_34_2">e</text:span><text:span text:style-name="_37_6"> </text:span><text:span text:style-name="_31_73">o</text:span><text:span text:style-name="_35_7">f</text:span><text:span text:style-name="_37_6"> </text:span><text:span text:style-name="_31_95">t</text:span><text:span text:style-name="_37_2">h</text:span><text:span text:style-name="_31_47">i</text:span><text:span text:style-name="_31_70">s</text:span><text:span text:style-name="_31_"> </text:span><text:span text:style-name="_31_31">a</text:span><text:span text:style-name="_31_80">l</text:span><text:span text:style-name="_33_5">l</text:span><text:span text:style-name="_37_6"> </text:span><text:span text:style-name="_31_86">d</text:span><text:span text:style-name="_33_0">i</text:span><text:span text:style-name="_31_35">g</text:span><text:span text:style-name="_31_71">i</text:span><text:span text:style-name="_36_0">t</text:span><text:span text:style-name="_31_40">a</text:span><text:span text:style-name="_32_09">l</text:span><text:span text:style-name="_31_"> </text:span><text:span text:style-name="_31_10">c</text:span><text:span text:style-name="_31_88">o</text:span><text:span text:style-name="_36_6">m</text:span><text:span text:style-name="_31_35">p</text:span><text:span text:style-name="_31_89">u</text:span><text:span text:style-name="_36_5">t</text:span><text:span text:style-name="_31_19">e</text:span><text:span text:style-name="_32_06">r</text:span><text:span text:style-name="_35_0">s</text:span><text:span text:style-name="_37_6"> </text:span><text:span text:style-name="_32_09">a</text:span><text:span text:style-name="_32_6">r</text:span><text:span text:style-name="_31_13">e</text:span><text:span text:style-name="_31_51"> </text:span><text:span text:style-name="_35_6">i</text:span><text:span text:style-name="_31_40">n</text:span><text:span text:style-name="_31_51"> </text:span><text:span text:style-name="_36_6">a</text:span><text:span text:style-name="_37_6"> </text:span><text:span text:style-name="_32_01">s</text:span><text:span text:style-name="_36_0">e</text:span><text:span text:style-name="_39_9">n</text:span><text:span text:style-name="_32_01">s</text:span><text:span text:style-name="_36_5">e</text:span><text:span text:style-name="_37_6"> </text:span><text:span text:style-name="_31_80">e</text:span><text:span text:style-name="_33_0">q</text:span><text:span text:style-name="_31_19">u</text:span><text:span text:style-name="_31_92">i</text:span><text:span text:style-name="_37_1">v</text:span><text:span text:style-name="_31_49">a</text:span><text:span text:style-name="_32_04">l</text:span><text:span text:style-name="_34_5">e</text:span><text:span text:style-name="_31_10">n</text:span><text:span text:style-name="_31_79">t</text:span><text:span text:style-name="_35_7">.</text:span></text:p>
      <text:p text:style-name="P1"><text:soft-page-break/><text:span text:style-name="_31_76">W</text:span><text:span text:style-name="_32_0">e</text:span><text:span text:style-name="_37_6"> </text:span><text:span text:style-name="_32_01">m</text:span><text:span text:style-name="_32_6">a</text:span><text:span text:style-name="_31_02">y</text:span><text:span text:style-name="_31_51"> </text:span><text:span text:style-name="_37_5">n</text:span><text:span text:style-name="_31_26">o</text:span><text:span text:style-name="_32_25">w</text:span><text:span text:style-name="_31_"> </text:span><text:span text:style-name="_31_47">c</text:span><text:span text:style-name="_31_85">o</text:span><text:span text:style-name="_35_7">n</text:span><text:span text:style-name="_39_8">s</text:span><text:span text:style-name="_31_76">i</text:span><text:span text:style-name="_37_2">d</text:span><text:span text:style-name="_31_40">e</text:span><text:span text:style-name="_31_85">r</text:span><text:span text:style-name="_31_"> </text:span><text:span text:style-name="_31_29">a</text:span><text:span text:style-name="_32_24">g</text:span><text:span text:style-name="_32_6">a</text:span><text:span text:style-name="_31_01">i</text:span><text:span text:style-name="_31_70">n</text:span><text:span text:style-name="_31_"> </text:span><text:span text:style-name="_31_47">t</text:span><text:span text:style-name="_31_74">h</text:span><text:span text:style-name="_35_0">e</text:span><text:span text:style-name="_37_6"> </text:span><text:span text:style-name="_31_85">p</text:span><text:span text:style-name="_35_0">o</text:span><text:span text:style-name="_31_01">i</text:span><text:span text:style-name="_31_76">n</text:span><text:span text:style-name="_33_6">t</text:span><text:span text:style-name="_37_6"> </text:span><text:span text:style-name="_31_85">r</text:span><text:span text:style-name="_35_4">a</text:span><text:span text:style-name="_39_6">i</text:span><text:span text:style-name="_31_91">s</text:span><text:span text:style-name="_33_5">e</text:span><text:span text:style-name="_39_9">d</text:span><text:span text:style-name="_31_51"> </text:span><text:span text:style-name="_35_9">a</text:span><text:span text:style-name="_31_29">t</text:span><text:span text:style-name="_31_51"> </text:span><text:span text:style-name="_36_9">t</text:span><text:span text:style-name="_31_16">h</text:span><text:span text:style-name="_32_07">e</text:span><text:span text:style-name="_31_"> </text:span><text:span text:style-name="_31_26">e</text:span><text:span text:style-name="_32_00">n</text:span><text:span text:style-name="_35_6">d</text:span><text:span text:style-name="_37_6"> </text:span><text:span text:style-name="_32_24">o</text:span><text:span text:style-name="_34_1">f</text:span><text:span text:style-name="_37_6"> </text:span><text:span text:style-name="_31_95">3</text:span><text:span text:style-name="_37_5">.</text:span><text:span text:style-name="_37_6"> </text:span><text:span text:style-name="_31_74">I</text:span><text:span text:style-name="_35_6">t</text:span><text:span text:style-name="_37_6"> </text:span><text:span text:style-name="_31_85">w</text:span><text:span text:style-name="_34_4">a</text:span><text:span text:style-name="_39_6">s</text:span><text:span text:style-name="_31_51"> </text:span><text:span text:style-name="_35_3">s</text:span><text:span text:style-name="_31_25">u</text:span><text:span text:style-name="_31_73">g</text:span><text:span text:style-name="_36_8">g</text:span><text:span text:style-name="_31_10">e</text:span><text:span text:style-name="_31_94">s</text:span><text:span text:style-name="_33_5">t</text:span><text:span text:style-name="_31_10">e</text:span><text:span text:style-name="_32_24">d</text:span><text:span text:style-name="_31_"> </text:span><text:span text:style-name="_31_05">t</text:span><text:span text:style-name="_31_92">e</text:span><text:span text:style-name="_32_4">n</text:span><text:span text:style-name="_31_28">t</text:span><text:span text:style-name="_32_19">a</text:span><text:span text:style-name="_36_0">t</text:span><text:span text:style-name="_31_32">i</text:span><text:span text:style-name="_31_86">v</text:span><text:span text:style-name="_34_2">e</text:span><text:span text:style-name="_31_28">l</text:span><text:span text:style-name="_32_07">y</text:span><text:span text:style-name="_31_"> </text:span><text:span text:style-name="_39_6">t</text:span><text:span text:style-name="_32_10">h</text:span><text:span text:style-name="_37_2">a</text:span><text:span text:style-name="_31_02">t</text:span><text:span text:style-name="_31_51"> </text:span><text:span text:style-name="_32_4">t</text:span><text:span text:style-name="_31_43">h</text:span><text:span text:style-name="_32_04">e</text:span><text:span text:style-name="_31_"> </text:span><text:span text:style-name="_31_40">q</text:span><text:span text:style-name="_31_85">u</text:span><text:span text:style-name="_35_1">e</text:span><text:span text:style-name="_31_35">s</text:span><text:span text:style-name="_32_07">t</text:span><text:span text:style-name="_35_7">i</text:span><text:span text:style-name="_39_9">o</text:span><text:span text:style-name="_31_79">n</text:span><text:span text:style-name="_33_6">,</text:span><text:span text:style-name="_37_6"> </text:span><text:span text:style-name="_31_71">"</text:span><text:span text:style-name="_37_2">C</text:span><text:span text:style-name="_39_5">a</text:span><text:span text:style-name="_31_76">n</text:span><text:span text:style-name="_31_"> </text:span><text:span text:style-name="_31_31">m</text:span><text:span text:style-name="_31_85">a</text:span><text:span text:style-name="_35_7">c</text:span><text:span text:style-name="_31_17">h</text:span><text:span text:style-name="_32_07">i</text:span><text:span text:style-name="_33_5">n</text:span><text:span text:style-name="_31_46">e</text:span><text:span text:style-name="_32_00">s</text:span><text:span text:style-name="_31_"> </text:span><text:span text:style-name="_31_49">t</text:span><text:span text:style-name="_31_73">h</text:span><text:span text:style-name="_32_1">i</text:span><text:span text:style-name="_31_29">n</text:span><text:span text:style-name="_31_85">k</text:span><text:span text:style-name="_32_6">?</text:span><text:span text:style-name="_31_20">"</text:span><text:span text:style-name="_31_51"> </text:span><text:span text:style-name="_34_5">s</text:span><text:span text:style-name="_31_46">h</text:span><text:span text:style-name="_31_94">o</text:span><text:span text:style-name="_37_4">u</text:span><text:span text:style-name="_31_29">l</text:span><text:span text:style-name="_32_07">d</text:span><text:span text:style-name="_31_"> </text:span><text:span text:style-name="_39_6">b</text:span><text:span text:style-name="_32_10">e</text:span><text:span text:style-name="_31_"> </text:span><text:span text:style-name="_31_02">r</text:span><text:span text:style-name="_31_92">e</text:span><text:span text:style-name="_37_1">p</text:span><text:span text:style-name="_31_02">l</text:span><text:span text:style-name="_31_91">a</text:span><text:span text:style-name="_32_7">c</text:span><text:span text:style-name="_31_05">e</text:span><text:span text:style-name="_31_71">d</text:span><text:span text:style-name="_31_"> </text:span><text:span text:style-name="_31_11">b</text:span><text:span text:style-name="_31_95">y</text:span><text:span text:style-name="_31_"> </text:span><text:span text:style-name="_31_35">"</text:span><text:span text:style-name="_32_10">A</text:span><text:span text:style-name="_35_1">r</text:span><text:span text:style-name="_31_28">e</text:span><text:span text:style-name="_31_51"> </text:span><text:span text:style-name="_35_9">t</text:span><text:span text:style-name="_39_5">h</text:span><text:span text:style-name="_31_91">e</text:span><text:span text:style-name="_37_1">r</text:span><text:span text:style-name="_39_5">e</text:span><text:span text:style-name="_31_51"> </text:span><text:span text:style-name="_33_9">i</text:span><text:span text:style-name="_31_20">m</text:span><text:span text:style-name="_31_79">a</text:span><text:span text:style-name="_35_9">g</text:span><text:span text:style-name="_31_17">i</text:span><text:span text:style-name="_32_19">n</text:span><text:span text:style-name="_36_8">a</text:span><text:span text:style-name="_31_04">b</text:span><text:span text:style-name="_32_06">l</text:span><text:span text:style-name="_37_5">e</text:span><text:span text:style-name="_37_6"> </text:span><text:span text:style-name="_31_77">d</text:span><text:span text:style-name="_32_0">i</text:span><text:span text:style-name="_31_43">g</text:span><text:span text:style-name="_31_95">i</text:span><text:span text:style-name="_37_4">t</text:span><text:span text:style-name="_31_34">a</text:span><text:span text:style-name="_32_18">l</text:span><text:span text:style-name="_31_"> </text:span><text:span text:style-name="_31_17">c</text:span><text:span text:style-name="_31_95">o</text:span><text:span text:style-name="_32_1">m</text:span><text:span text:style-name="_39_5">p</text:span><text:span text:style-name="_31_92">u</text:span><text:span text:style-name="_33_0">t</text:span><text:span text:style-name="_31_46">e</text:span><text:span text:style-name="_32_04">r</text:span><text:span text:style-name="_35_7">s</text:span><text:span text:style-name="_37_6"> </text:span><text:span text:style-name="_31_94">w</text:span><text:span text:style-name="_33_0">h</text:span><text:span text:style-name="_31_11">i</text:span><text:span text:style-name="_32_24">c</text:span><text:span text:style-name="_37_2">h</text:span><text:span text:style-name="_37_6"> </text:span><text:span text:style-name="_32_03">w</text:span><text:span text:style-name="_34_2">o</text:span><text:span text:style-name="_31_17">u</text:span><text:span text:style-name="_31_76">l</text:span><text:span text:style-name="_35_6">d</text:span><text:span text:style-name="_37_6"> </text:span><text:span text:style-name="_31_94">d</text:span><text:span text:style-name="_33_9">o</text:span><text:span text:style-name="_37_6"> </text:span><text:span text:style-name="_32_22">w</text:span><text:span text:style-name="_37_2">e</text:span><text:span text:style-name="_39_5">l</text:span><text:span text:style-name="_32_04">l</text:span><text:span text:style-name="_31_"> </text:span><text:span text:style-name="_31_02">i</text:span><text:span text:style-name="_31_89">n</text:span><text:span text:style-name="_31_"> </text:span><text:span text:style-name="_31_02">t</text:span><text:span text:style-name="_31_73">h</text:span><text:span text:style-name="_36_6">e</text:span><text:span text:style-name="_37_6"> </text:span><text:span text:style-name="_31_80">i</text:span><text:span text:style-name="_35_7">m</text:span><text:span text:style-name="_39_8">i</text:span><text:span text:style-name="_32_15">t</text:span><text:span text:style-name="_34_4">a</text:span><text:span text:style-name="_31_34">t</text:span><text:span text:style-name="_31_70">i</text:span><text:span text:style-name="_36_8">o</text:span><text:span text:style-name="_31_41">n</text:span><text:span text:style-name="_31_51"> </text:span><text:span text:style-name="_36_0">g</text:span><text:span text:style-name="_31_49">a</text:span><text:span text:style-name="_32_07">m</text:span><text:span text:style-name="_33_9">e</text:span><text:span text:style-name="_39_6">?</text:span><text:span text:style-name="_31_88">"</text:span><text:span text:style-name="_31_"> </text:span><text:span text:style-name="_31_14">I</text:span><text:span text:style-name="_31_70">f</text:span><text:span text:style-name="_31_"> </text:span><text:span text:style-name="_31_14">w</text:span><text:span text:style-name="_32_18">e</text:span><text:span text:style-name="_31_"> </text:span><text:span text:style-name="_39_9">w</text:span><text:span text:style-name="_32_16">i</text:span><text:span text:style-name="_35_3">s</text:span><text:span text:style-name="_31_02">h</text:span><text:span text:style-name="_31_51"> </text:span><text:span text:style-name="_34_2">w</text:span><text:span text:style-name="_31_43">e</text:span><text:span text:style-name="_31_51"> </text:span><text:span text:style-name="_33_8">c</text:span><text:span text:style-name="_31_10">a</text:span><text:span text:style-name="_32_00">n</text:span><text:span text:style-name="_31_"> </text:span><text:span text:style-name="_31_10">m</text:span><text:span text:style-name="_32_19">a</text:span><text:span text:style-name="_36_9">k</text:span><text:span text:style-name="_31_40">e</text:span><text:span text:style-name="_31_51"> </text:span><text:span text:style-name="_32_6">t</text:span><text:span text:style-name="_31_35">h</text:span><text:span text:style-name="_32_21">i</text:span><text:span text:style-name="_32_0">s</text:span><text:span text:style-name="_37_6"> </text:span><text:span text:style-name="_32_24">s</text:span><text:span text:style-name="_35_9">u</text:span><text:span text:style-name="_31_28">p</text:span><text:span text:style-name="_32_22">e</text:span><text:span text:style-name="_35_7">r</text:span><text:span text:style-name="_31_25">f</text:span><text:span text:style-name="_31_73">i</text:span><text:span text:style-name="_33_5">c</text:span><text:span text:style-name="_31_49">i</text:span><text:span text:style-name="_31_80">a</text:span><text:span text:style-name="_35_1">l</text:span><text:span text:style-name="_31_43">l</text:span><text:span text:style-name="_32_22">y</text:span><text:span text:style-name="_31_"> </text:span><text:span text:style-name="_31_34">m</text:span><text:span text:style-name="_31_95">o</text:span><text:span text:style-name="_32_3">r</text:span><text:span text:style-name="_31_32">e</text:span><text:span text:style-name="_31_51"> </text:span><text:span text:style-name="_32_1">g</text:span><text:span text:style-name="_31_34">e</text:span><text:span text:style-name="_32_22">n</text:span><text:span text:style-name="_33_8">e</text:span><text:span text:style-name="_31_32">r</text:span><text:span text:style-name="_32_10">a</text:span><text:span text:style-name="_34_4">l</text:span><text:span text:style-name="_37_6"> </text:span><text:span text:style-name="_32_16">a</text:span><text:span text:style-name="_33_8">n</text:span><text:span text:style-name="_31_25">d</text:span><text:span text:style-name="_31_51"> </text:span><text:span text:style-name="_34_4">a</text:span><text:span text:style-name="_39_6">s</text:span><text:span text:style-name="_32_21">k</text:span><text:span text:style-name="_31_"> </text:span><text:span text:style-name="_39_9">"</text:span><text:span text:style-name="_31_91">A</text:span><text:span text:style-name="_34_1">r</text:span><text:span text:style-name="_31_14">e</text:span><text:span text:style-name="_31_51"> </text:span><text:span text:style-name="_36_0">t</text:span><text:span text:style-name="_31_41">h</text:span><text:span text:style-name="_32_16">e</text:span><text:span text:style-name="_35_7">r</text:span><text:span text:style-name="_31_14">e</text:span><text:span text:style-name="_31_51"> </text:span><text:span text:style-name="_35_3">d</text:span><text:span text:style-name="_31_10">i</text:span><text:span text:style-name="_32_21">s</text:span><text:span text:style-name="_35_9">c</text:span><text:span text:style-name="_31_20">r</text:span><text:span text:style-name="_31_80">e</text:span><text:span text:style-name="_34_4">t</text:span><text:span text:style-name="_39_9">e</text:span>-<text:span text:style-name="_33_5">s</text:span><text:span text:style-name="_31_11">t</text:span><text:span text:style-name="_32_01">a</text:span><text:span text:style-name="_36_8">t</text:span><text:span text:style-name="_31_17">e</text:span><text:span text:style-name="_31_51"> </text:span><text:span text:style-name="_32_9">m</text:span><text:span text:style-name="_39_8">a</text:span><text:span text:style-name="_31_71">c</text:span><text:span text:style-name="_33_6">h</text:span><text:span text:style-name="_31_46">i</text:span><text:span text:style-name="_31_74">n</text:span><text:span text:style-name="_35_1">e</text:span><text:span text:style-name="_31_04">s</text:span><text:span text:style-name="_31_51"> </text:span><text:span text:style-name="_32_4">w</text:span><text:span text:style-name="_39_8">h</text:span><text:span text:style-name="_32_09">i</text:span><text:span text:style-name="_37_2">c</text:span><text:span text:style-name="_31_29">h</text:span><text:span text:style-name="_31_51"> </text:span><text:span text:style-name="_33_9">w</text:span><text:span text:style-name="_31_16">o</text:span><text:span text:style-name="_31_92">u</text:span><text:span text:style-name="_32_3">l</text:span><text:span text:style-name="_31_44">d</text:span><text:span text:style-name="_31_51"> </text:span><text:span text:style-name="_32_7">d</text:span><text:span text:style-name="_31_01">o</text:span><text:span text:style-name="_31_51"> </text:span><text:span text:style-name="_32_1">w</text:span><text:span text:style-name="_31_20">e</text:span><text:span text:style-name="_31_76">l</text:span><text:span text:style-name="_32_3">l</text:span><text:span text:style-name="_31_17">?</text:span><text:span text:style-name="_31_70">"</text:span><text:span text:style-name="_31_"> </text:span><text:span text:style-name="_31_41">B</text:span><text:span text:style-name="_31_86">u</text:span><text:span text:style-name="_32_7">t</text:span><text:span text:style-name="_37_6"> </text:span><text:span text:style-name="_31_86">i</text:span><text:span text:style-name="_35_1">n</text:span><text:span text:style-name="_37_6"> </text:span><text:span text:style-name="_31_80">v</text:span><text:span text:style-name="_32_9">i</text:span><text:span text:style-name="_31_29">e</text:span><text:span text:style-name="_31_71">w</text:span><text:span text:style-name="_31_"> </text:span><text:span text:style-name="_31_04">o</text:span><text:span text:style-name="_31_89">f</text:span><text:span text:style-name="_31_"> </text:span><text:span text:style-name="_31_19">t</text:span><text:span text:style-name="_31_91">h</text:span><text:span text:style-name="_36_9">e</text:span><text:span text:style-name="_37_6"> </text:span><text:span text:style-name="_31_77">u</text:span><text:span text:style-name="_33_0">n</text:span><text:span text:style-name="_31_02">i</text:span><text:span text:style-name="_31_79">v</text:span><text:span text:style-name="_37_4">e</text:span><text:span text:style-name="_31_20">r</text:span><text:span text:style-name="_31_88">s</text:span><text:span text:style-name="_35_0">a</text:span><text:span text:style-name="_31_49">l</text:span><text:span text:style-name="_31_91">i</text:span><text:span text:style-name="_35_9">t</text:span><text:span text:style-name="_31_19">y</text:span><text:span text:style-name="_31_51"> </text:span><text:span text:style-name="_33_0">p</text:span><text:span text:style-name="_31_47">r</text:span><text:span text:style-name="_32_10">o</text:span><text:span text:style-name="_35_4">p</text:span><text:span text:style-name="_31_16">e</text:span><text:span text:style-name="_31_92">r</text:span><text:span text:style-name="_37_5">t</text:span><text:span text:style-name="_31_47">y</text:span><text:span text:style-name="_31_51"> </text:span><text:span text:style-name="_33_6">w</text:span><text:span text:style-name="_31_44">e</text:span><text:span text:style-name="_31_51"> </text:span><text:span text:style-name="_32_7">s</text:span><text:span text:style-name="_31_05">e</text:span><text:span text:style-name="_32_22">e</text:span><text:span text:style-name="_31_"> </text:span><text:span text:style-name="_31_46">t</text:span><text:span text:style-name="_32_09">h</text:span><text:span text:style-name="_36_9">a</text:span><text:span text:style-name="_31_44">t</text:span><text:span text:style-name="_31_51"> </text:span><text:span text:style-name="_35_1">e</text:span><text:span text:style-name="_31_43">i</text:span><text:span text:style-name="_31_94">t</text:span><text:span text:style-name="_32_9">h</text:span><text:span text:style-name="_31_40">e</text:span><text:span text:style-name="_31_89">r</text:span><text:span text:style-name="_31_"> </text:span><text:span text:style-name="_39_6">o</text:span><text:span text:style-name="_31_85">f</text:span><text:span text:style-name="_31_"> </text:span><text:span text:style-name="_31_44">t</text:span><text:span text:style-name="_31_71">h</text:span><text:span text:style-name="_33_8">e</text:span><text:span text:style-name="_31_47">s</text:span><text:span text:style-name="_32_04">e</text:span><text:span text:style-name="_31_"> </text:span><text:span text:style-name="_31_25">q</text:span><text:span text:style-name="_31_94">u</text:span><text:span text:style-name="_33_5">e</text:span><text:span text:style-name="_31_20">s</text:span><text:span text:style-name="_32_09">t</text:span><text:span text:style-name="_33_8">i</text:span><text:span text:style-name="_39_6">o</text:span><text:span text:style-name="_32_24">n</text:span><text:span text:style-name="_36_9">s</text:span><text:span text:style-name="_37_6"> </text:span><text:span text:style-name="_32_16">i</text:span><text:span text:style-name="_37_5">s</text:span><text:span text:style-name="_37_6"> </text:span><text:span text:style-name="_31_71">e</text:span><text:span text:style-name="_35_0">q</text:span><text:span text:style-name="_31_16">u</text:span><text:span text:style-name="_32_00">i</text:span><text:span text:style-name="_36_0">v</text:span><text:span text:style-name="_31_50">a</text:span><text:span text:style-name="_32_07">l</text:span><text:span text:style-name="_34_2">e</text:span><text:span text:style-name="_31_32">n</text:span><text:span text:style-name="_32_25">t</text:span><text:span text:style-name="_31_"> </text:span><text:span text:style-name="_31_34">t</text:span><text:span text:style-name="_32_22">o</text:span><text:span text:style-name="_31_"> </text:span><text:span text:style-name="_31_01">t</text:span><text:span text:style-name="_32_18">h</text:span><text:span text:style-name="_37_5">i</text:span><text:span text:style-name="_31_14">s</text:span><text:span text:style-name="_32_24">,</text:span><text:span text:style-name="_31_"> </text:span><text:span text:style-name="_31_20">"</text:span><text:span text:style-name="_31_95">L</text:span><text:span text:style-name="_35_3">e</text:span><text:span text:style-name="_31_14">t</text:span><text:span text:style-name="_31_51"> </text:span><text:span text:style-name="_35_9">u</text:span><text:span text:style-name="_31_14">s</text:span><text:span text:style-name="_31_51"> </text:span><text:span text:style-name="_36_8">f</text:span><text:span text:style-name="_31_41">i</text:span><text:span text:style-name="_31_76">x</text:span><text:span text:style-name="_31_"> </text:span><text:span text:style-name="_31_47">o</text:span><text:span text:style-name="_32_06">u</text:span><text:span text:style-name="_35_4">r</text:span><text:span text:style-name="_37_6"> </text:span><text:span text:style-name="_31_73">a</text:span><text:span text:style-name="_32_3">t</text:span><text:span text:style-name="_31_04">t</text:span><text:span text:style-name="_31_73">e</text:span><text:span text:style-name="_37_5">n</text:span><text:span text:style-name="_31_44">t</text:span><text:span text:style-name="_32_04">i</text:span><text:span text:style-name="_33_6">o</text:span><text:span text:style-name="_31_25">n</text:span><text:span text:style-name="_31_51"> </text:span><text:span text:style-name="_32_7">o</text:span><text:span text:style-name="_31_26">n</text:span><text:span text:style-name="_31_51"> </text:span><text:span text:style-name="_37_1">o</text:span><text:span text:style-name="_31_17">n</text:span><text:span text:style-name="_31_85">e</text:span><text:span text:style-name="_31_"> </text:span><text:span text:style-name="_31_41">p</text:span><text:span text:style-name="_31_73">a</text:span><text:span text:style-name="_37_1">r</text:span><text:span text:style-name="_31_28">t</text:span><text:span text:style-name="_31_79">i</text:span><text:span text:style-name="_37_2">c</text:span><text:span text:style-name="_31_16">u</text:span><text:span text:style-name="_31_91">l</text:span><text:span text:style-name="_34_1">a</text:span><text:span text:style-name="_31_02">r</text:span><text:span text:style-name="_31_51"> </text:span><text:span text:style-name="_32_3">d</text:span><text:span text:style-name="_31_29">i</text:span><text:span text:style-name="_32_21">g</text:span><text:span text:style-name="_32_1">i</text:span><text:span text:style-name="_31_31">t</text:span><text:span text:style-name="_31_86">a</text:span><text:span text:style-name="_32_0">l</text:span><text:span text:style-name="_37_6"> </text:span><text:span text:style-name="_31_79">c</text:span><text:span text:style-name="_32_7">o</text:span><text:span text:style-name="_31_41">m</text:span><text:span text:style-name="_32_00">p</text:span><text:span text:style-name="_33_0">u</text:span><text:span text:style-name="_31_47">t</text:span><text:span text:style-name="_32_00">e</text:span><text:span text:style-name="_32_6">r</text:span><text:span text:style-name="_37_6"> </text:span><text:span text:style-name="_32_22">C</text:span><text:span text:style-name="_37_1">.</text:span><text:span text:style-name="_37_6"> </text:span><text:span text:style-name="_32_01">I</text:span><text:span text:style-name="_34_5">s</text:span><text:span text:style-name="_37_6"> </text:span><text:span text:style-name="_32_15">i</text:span><text:span text:style-name="_35_6">t</text:span><text:span text:style-name="_37_6"> </text:span><text:span text:style-name="_32_25">t</text:span><text:span text:style-name="_35_0">r</text:span><text:span text:style-name="_31_13">u</text:span><text:span text:style-name="_31_80">e</text:span><text:span text:style-name="_31_"> </text:span><text:span text:style-name="_31_35">t</text:span><text:span text:style-name="_31_70">h</text:span><text:span text:style-name="_32_0">a</text:span><text:span text:style-name="_31_01">t</text:span><text:span text:style-name="_31_51"> </text:span><text:span text:style-name="_35_0">b</text:span><text:span text:style-name="_31_47">y</text:span><text:span text:style-name="_31_51"> </text:span><text:span text:style-name="_37_5">m</text:span><text:span text:style-name="_31_20">o</text:span><text:span text:style-name="_32_07">d</text:span><text:span text:style-name="_35_4">i</text:span><text:span text:style-name="_31_35">f</text:span><text:span text:style-name="_31_91">y</text:span><text:span text:style-name="_36_6">i</text:span><text:span text:style-name="_31_13">n</text:span><text:span text:style-name="_32_09">g</text:span><text:span text:style-name="_31_"> </text:span><text:span text:style-name="_31_16">t</text:span><text:span text:style-name="_31_70">h</text:span><text:span text:style-name="_35_0">i</text:span><text:span text:style-name="_39_8">s</text:span><text:span text:style-name="_31_51"> </text:span><text:span text:style-name="_36_6">c</text:span><text:span text:style-name="_31_11">o</text:span><text:span text:style-name="_31_85">m</text:span><text:span text:style-name="_33_0">p</text:span><text:span text:style-name="_31_32">u</text:span><text:span text:style-name="_32_04">t</text:span><text:span text:style-name="_35_4">e</text:span><text:span text:style-name="_31_19">r</text:span><text:span text:style-name="_31_51"> </text:span><text:span text:style-name="_35_3">t</text:span><text:span text:style-name="_31_17">o</text:span><text:span text:style-name="_31_51"> </text:span><text:span text:style-name="_37_4">h</text:span><text:span text:style-name="_31_40">a</text:span><text:span text:style-name="_31_76">v</text:span><text:span text:style-name="_35_0">e</text:span><text:span text:style-name="_37_6"> </text:span><text:span text:style-name="_32_15">a</text:span><text:span text:style-name="_36_5">n</text:span><text:span text:style-name="_37_6"> </text:span><text:span text:style-name="_31_73">a</text:span><text:span text:style-name="_35_7">d</text:span><text:span text:style-name="_31_32">e</text:span><text:span text:style-name="_32_04">q</text:span><text:span text:style-name="_37_1">u</text:span><text:span text:style-name="_39_9">a</text:span><text:span text:style-name="_31_91">t</text:span><text:span text:style-name="_35_0">e</text:span><text:span text:style-name="_37_6"> </text:span><text:span text:style-name="_32_04">s</text:span><text:span text:style-name="_33_9">t</text:span><text:span text:style-name="_31_05">o</text:span><text:span text:style-name="_31_91">r</text:span><text:span text:style-name="_33_9">a</text:span><text:span text:style-name="_31_01">g</text:span><text:span text:style-name="_31_86">e</text:span><text:span text:style-name="_35_7">,</text:span><text:span text:style-name="_37_6"> </text:span><text:span text:style-name="_31_79">s</text:span><text:span text:style-name="_32_4">u</text:span><text:span text:style-name="_31_14">i</text:span><text:span text:style-name="_32_18">t</text:span><text:span text:style-name="_32_4">a</text:span><text:span text:style-name="_31_49">b</text:span><text:span text:style-name="_32_07">l</text:span><text:span text:style-name="_36_5">y</text:span><text:span text:style-name="_37_6"> </text:span><text:span text:style-name="_32_01">i</text:span><text:span text:style-name="_37_5">n</text:span><text:span text:style-name="_39_5">c</text:span><text:span text:style-name="_31_70">r</text:span><text:span text:style-name="_32_7">e</text:span><text:span text:style-name="_31_05">a</text:span><text:span text:style-name="_31_91">s</text:span><text:span text:style-name="_34_2">i</text:span><text:span text:style-name="_31_04">n</text:span><text:span text:style-name="_31_91">g</text:span><text:span text:style-name="_31_"> </text:span><text:span text:style-name="_31_44">i</text:span><text:span text:style-name="_31_77">t</text:span><text:span text:style-name="_37_2">s</text:span><text:span text:style-name="_37_6"> </text:span><text:span text:style-name="_32_04">s</text:span><text:span text:style-name="_35_1">p</text:span><text:span text:style-name="_31_28">e</text:span><text:span text:style-name="_31_85">e</text:span><text:span text:style-name="_33_0">d</text:span><text:span text:style-name="_37_6"> </text:span><text:span text:style-name="_31_71">o</text:span><text:span text:style-name="_34_5">f</text:span><text:span text:style-name="_37_6"> </text:span><text:span text:style-name="_32_19">a</text:span><text:span text:style-name="_35_3">c</text:span><text:span text:style-name="_31_41">t</text:span><text:span text:style-name="_31_74">i</text:span><text:span text:style-name="_32_6">o</text:span><text:span text:style-name="_31_47">n</text:span><text:span text:style-name="_32_16">,</text:span><text:span text:style-name="_31_"> </text:span><text:span text:style-name="_31_02">a</text:span><text:span text:style-name="_31_86">n</text:span><text:span text:style-name="_32_9">d</text:span><text:span text:style-name="_37_6"> </text:span><text:span text:style-name="_32_09">p</text:span><text:span text:style-name="_34_5">r</text:span><text:span text:style-name="_31_49">o</text:span><text:span text:style-name="_31_70">v</text:span><text:span text:style-name="_34_4">i</text:span><text:span text:style-name="_31_29">d</text:span><text:span text:style-name="_32_06">i</text:span><text:span text:style-name="_32_9">n</text:span><text:span text:style-name="_31_16">g</text:span><text:span text:style-name="_31_51"> </text:span><text:span text:style-name="_35_3">i</text:span><text:span text:style-name="_31_34">t</text:span><text:span text:style-name="_31_51"> </text:span><text:span text:style-name="_35_4">w</text:span><text:span text:style-name="_31_34">i</text:span><text:span text:style-name="_32_07">t</text:span><text:span text:style-name="_32_4">h</text:span><text:span text:style-name="_37_6"> </text:span><text:span text:style-name="_32_06">a</text:span><text:span text:style-name="_35_6">n</text:span><text:span text:style-name="_37_6"> </text:span><text:span text:style-name="_31_71">a</text:span><text:span text:style-name="_33_5">p</text:span><text:span text:style-name="_31_44">p</text:span><text:span text:style-name="_31_74">r</text:span><text:span text:style-name="_35_6">o</text:span><text:span text:style-name="_31_25">p</text:span><text:span text:style-name="_31_70">r</text:span><text:span text:style-name="_32_4">i</text:span><text:span text:style-name="_31_19">a</text:span><text:span text:style-name="_32_16">t</text:span><text:span text:style-name="_36_0">e</text:span><text:span text:style-name="_37_6"> </text:span><text:span text:style-name="_32_03">p</text:span><text:span text:style-name="_32_7">r</text:span><text:span text:style-name="_39_9">o</text:span><text:span text:style-name="_32_16">g</text:span><text:span text:style-name="_33_0">r</text:span><text:span text:style-name="_31_41">a</text:span><text:span text:style-name="_32_22">m</text:span><text:span text:style-name="_32_9">m</text:span><text:span text:style-name="_31_05">e</text:span><text:span text:style-name="_31_95">,</text:span><text:span text:style-name="_31_"> </text:span><text:span text:style-name="_31_10">C</text:span><text:span text:style-name="_31_51"> </text:span><text:span text:style-name="_32_1">c</text:span><text:span text:style-name="_31_47">a</text:span><text:span text:style-name="_32_18">n</text:span><text:span text:style-name="_31_"> </text:span><text:span text:style-name="_31_47">b</text:span><text:span text:style-name="_31_77">e</text:span><text:span text:style-name="_31_"> </text:span><text:span text:style-name="_31_50">m</text:span><text:span text:style-name="_32_21">a</text:span><text:span text:style-name="_33_5">d</text:span><text:span text:style-name="_31_46">e</text:span><text:span text:style-name="_31_51"> </text:span><text:span text:style-name="_37_2">t</text:span><text:span text:style-name="_31_49">o</text:span><text:span text:style-name="_31_51"> </text:span><text:span text:style-name="_34_2">p</text:span><text:span text:style-name="_31_17">l</text:span><text:span text:style-name="_32_04">a</text:span><text:span text:style-name="_37_1">y</text:span><text:span text:style-name="_37_6"> </text:span><text:span text:style-name="_31_95">s</text:span><text:span text:style-name="_35_7">a</text:span><text:span text:style-name="_31_26">t</text:span><text:span text:style-name="_31_74">i</text:span><text:span text:style-name="_32_9">s</text:span><text:span text:style-name="_39_8">f</text:span><text:span text:style-name="_32_03">a</text:span><text:span text:style-name="_35_6">c</text:span><text:span text:style-name="_31_49">t</text:span><text:span text:style-name="_31_89">o</text:span><text:span text:style-name="_37_4">r</text:span><text:span text:style-name="_31_26">i</text:span><text:span text:style-name="_32_01">l</text:span><text:span text:style-name="_33_9">y</text:span><text:span text:style-name="_37_6"> </text:span><text:span text:style-name="_32_25">t</text:span><text:span text:style-name="_37_1">h</text:span><text:span text:style-name="_31_20">e</text:span><text:span text:style-name="_31_51"> </text:span><text:span text:style-name="_35_1">p</text:span><text:span text:style-name="_31_11">a</text:span><text:span text:style-name="_32_15">r</text:span><text:span text:style-name="_36_8">t</text:span><text:span text:style-name="_37_6"> </text:span><text:span text:style-name="_31_70">o</text:span><text:span text:style-name="_34_2">f</text:span><text:span text:style-name="_37_6"> </text:span><text:span text:style-name="_32_16">A</text:span><text:span text:style-name="_31_"> </text:span><text:span text:style-name="_31_10">i</text:span><text:span text:style-name="_31_88">n</text:span><text:span text:style-name="_31_"> </text:span><text:span text:style-name="_31_40">t</text:span><text:span text:style-name="_32_10">h</text:span><text:span text:style-name="_35_1">e</text:span><text:span text:style-name="_37_6"> </text:span><text:span text:style-name="_32_06">i</text:span><text:span text:style-name="_33_5">m</text:span><text:span text:style-name="_39_6">i</text:span><text:span text:style-name="_32_04">t</text:span><text:span text:style-name="_37_1">a</text:span><text:span text:style-name="_31_46">t</text:span><text:span text:style-name="_31_95">i</text:span><text:span text:style-name="_35_6">o</text:span><text:span text:style-name="_31_17">n</text:span><text:span text:style-name="_31_51"> </text:span><text:span text:style-name="_32_1">g</text:span><text:span text:style-name="_31_32">a</text:span><text:span text:style-name="_31_92">m</text:span><text:span text:style-name="_32_0">e</text:span><text:span text:style-name="_31_20">,</text:span><text:span text:style-name="_31_51"> </text:span><text:span text:style-name="_33_6">t</text:span><text:span text:style-name="_39_5">h</text:span><text:span text:style-name="_32_18">e</text:span><text:span text:style-name="_31_"> </text:span><text:span text:style-name="_31_10">p</text:span><text:span text:style-name="_32_21">a</text:span><text:span text:style-name="_32_4">r</text:span><text:span text:style-name="_31_01">t</text:span><text:span text:style-name="_31_51"> </text:span><text:span text:style-name="_36_0">o</text:span><text:span text:style-name="_31_43">f</text:span><text:span text:style-name="_31_51"> </text:span><text:span text:style-name="_32_3">B</text:span><text:span text:style-name="_37_6"> </text:span><text:span text:style-name="_32_16">b</text:span><text:span text:style-name="_35_3">e</text:span><text:span text:style-name="_31_31">i</text:span><text:span text:style-name="_32_09">n</text:span><text:span text:style-name="_36_8">g</text:span><text:span text:style-name="_37_6"> </text:span><text:span text:style-name="_31_95">t</text:span><text:span text:style-name="_34_2">a</text:span><text:span text:style-name="_31_32">k</text:span><text:span text:style-name="_31_88">e</text:span><text:span text:style-name="_35_7">n</text:span><text:span text:style-name="_37_6"> </text:span><text:span text:style-name="_32_09">b</text:span><text:span text:style-name="_36_8">y</text:span><text:span text:style-name="_37_6"> </text:span><text:span text:style-name="_31_92">a</text:span><text:span text:style-name="_31_"> </text:span><text:span text:style-name="_31_46">m</text:span><text:span text:style-name="_31_77">a</text:span><text:span text:style-name="_37_5">n</text:span><text:span text:style-name="_31_35">?</text:span><text:span text:style-name="_31_85">"</text:span></text:p>
      <text:p text:style-name="P1"><text:span text:style-name="_31_35">6</text:span><text:span text:style-name="_32_04">.</text:span><text:span text:style-name="_31_"> </text:span><text:span text:style-name="_31_35">C</text:span><text:span text:style-name="_32_07">o</text:span><text:span text:style-name="_32_6">n</text:span><text:span text:style-name="_31_32">t</text:span><text:span text:style-name="_31_88">r</text:span><text:span text:style-name="_36_5">a</text:span><text:span text:style-name="_31_43">r</text:span><text:span text:style-name="_31_73">y</text:span><text:span text:style-name="_31_"> </text:span><text:span text:style-name="_31_25">V</text:span><text:span text:style-name="_31_80">i</text:span><text:span text:style-name="_33_8">e</text:span><text:span text:style-name="_31_50">w</text:span><text:span text:style-name="_32_21">s</text:span><text:span text:style-name="_31_"> </text:span><text:span text:style-name="_39_6">o</text:span><text:span text:style-name="_32_24">n</text:span><text:span text:style-name="_31_"> </text:span><text:span text:style-name="_31_17">t</text:span><text:span text:style-name="_32_00">h</text:span><text:span text:style-name="_36_6">e</text:span><text:span text:style-name="_37_6"> </text:span><text:span text:style-name="_32_00">M</text:span><text:span text:style-name="_33_8">a</text:span><text:span text:style-name="_31_35">i</text:span><text:span text:style-name="_31_74">n</text:span><text:span text:style-name="_31_"> </text:span><text:span text:style-name="_31_17">Q</text:span><text:span text:style-name="_31_92">u</text:span><text:span text:style-name="_32_3">e</text:span><text:span text:style-name="_31_34">s</text:span><text:span text:style-name="_32_10">t</text:span><text:span text:style-name="_32_4">i</text:span><text:span text:style-name="_31_41">o</text:span><text:span text:style-name="_31_80">n</text:span></text:p>
      <text:p text:style-name="P1"><text:span text:style-name="_31_14">W</text:span><text:span text:style-name="_32_03">e</text:span><text:span text:style-name="_31_"> </text:span><text:span text:style-name="_31_26">m</text:span><text:span text:style-name="_32_18">a</text:span><text:span text:style-name="_33_8">y</text:span><text:span text:style-name="_37_6"> </text:span><text:span text:style-name="_32_06">n</text:span><text:span text:style-name="_34_5">o</text:span><text:span text:style-name="_31_19">w</text:span><text:span text:style-name="_31_51"> </text:span><text:span text:style-name="_35_4">c</text:span><text:span text:style-name="_31_25">o</text:span><text:span text:style-name="_32_24">n</text:span><text:span text:style-name="_34_2">s</text:span><text:span text:style-name="_31_34">i</text:span><text:span text:style-name="_31_74">d</text:span><text:span text:style-name="_37_4">e</text:span><text:span text:style-name="_31_44">r</text:span><text:span text:style-name="_31_51"> </text:span><text:span text:style-name="_33_0">t</text:span><text:span text:style-name="_31_10">h</text:span><text:span text:style-name="_31_74">e</text:span><text:span text:style-name="_31_"> </text:span><text:span text:style-name="_31_26">g</text:span><text:span text:style-name="_32_06">r</text:span><text:span text:style-name="_32_6">o</text:span><text:span text:style-name="_31_40">u</text:span><text:span text:style-name="_31_74">n</text:span><text:span text:style-name="_35_3">d</text:span><text:span text:style-name="_37_6"> </text:span><text:span text:style-name="_31_74">t</text:span><text:span text:style-name="_32_7">o</text:span><text:span text:style-name="_37_6"> </text:span><text:span text:style-name="_32_19">h</text:span><text:span text:style-name="_34_2">a</text:span><text:span text:style-name="_31_04">v</text:span><text:span text:style-name="_31_73">e</text:span><text:span text:style-name="_31_"> </text:span><text:span text:style-name="_31_43">b</text:span><text:span text:style-name="_31_94">e</text:span><text:span text:style-name="_36_9">e</text:span><text:span text:style-name="_39_5">n</text:span><text:span text:style-name="_31_51"> </text:span><text:span text:style-name="_33_6">c</text:span><text:span text:style-name="_31_35">l</text:span><text:span text:style-name="_32_03">e</text:span><text:span text:style-name="_37_4">a</text:span><text:span text:style-name="_31_25">r</text:span><text:span text:style-name="_32_00">e</text:span><text:span text:style-name="_33_0">d</text:span><text:span text:style-name="_37_6"> </text:span><text:span text:style-name="_32_04">a</text:span><text:span text:style-name="_34_5">n</text:span><text:span text:style-name="_31_26">d</text:span><text:span text:style-name="_31_51"> </text:span><text:span text:style-name="_35_7">w</text:span><text:span text:style-name="_39_5">e</text:span><text:span text:style-name="_31_51"> </text:span><text:span text:style-name="_35_0">a</text:span><text:span text:style-name="_31_40">r</text:span><text:span text:style-name="_31_74">e</text:span><text:span text:style-name="_31_"> </text:span><text:span text:style-name="_31_14">r</text:span><text:span text:style-name="_32_04">e</text:span><text:span text:style-name="_35_6">a</text:span><text:span text:style-name="_31_16">d</text:span><text:span text:style-name="_31_74">y</text:span><text:span text:style-name="_31_"> </text:span><text:span text:style-name="_31_41">t</text:span><text:span text:style-name="_32_06">o</text:span><text:span text:style-name="_31_"> </text:span><text:span text:style-name="_31_34">p</text:span><text:span text:style-name="_32_15">r</text:span><text:span text:style-name="_33_6">o</text:span><text:span text:style-name="_31_40">c</text:span><text:span text:style-name="_31_71">e</text:span><text:span text:style-name="_36_0">e</text:span><text:span text:style-name="_31_49">d</text:span><text:span text:style-name="_31_51"> </text:span><text:span text:style-name="_35_7">t</text:span><text:span text:style-name="_31_02">o</text:span><text:span text:style-name="_31_51"> </text:span><text:span text:style-name="_35_1">t</text:span><text:span text:style-name="_31_40">h</text:span><text:span text:style-name="_32_01">e</text:span><text:span text:style-name="_31_"> </text:span><text:span text:style-name="_31_01">d</text:span><text:span text:style-name="_31_95">e</text:span><text:span text:style-name="_34_2">b</text:span><text:span text:style-name="_31_34">a</text:span><text:span text:style-name="_32_16">t</text:span><text:span text:style-name="_33_5">e</text:span><text:span text:style-name="_37_6"> </text:span><text:span text:style-name="_32_04">o</text:span><text:span text:style-name="_32_6">n</text:span><text:span text:style-name="_37_6"> </text:span><text:span text:style-name="_31_79">o</text:span><text:span text:style-name="_37_4">u</text:span><text:span text:style-name="_39_6">r</text:span><text:span text:style-name="_31_51"> </text:span><text:span text:style-name="_32_0">q</text:span><text:span text:style-name="_31_13">u</text:span><text:span text:style-name="_31_89">e</text:span><text:span text:style-name="_34_2">s</text:span><text:span text:style-name="_31_28">t</text:span><text:span text:style-name="_32_16">i</text:span><text:span text:style-name="_33_6">o</text:span><text:span text:style-name="_31_26">n</text:span><text:span text:style-name="_31_71">,</text:span><text:span text:style-name="_31_"> </text:span><text:span text:style-name="_39_9">"</text:span><text:span text:style-name="_31_79">C</text:span><text:span text:style-name="_35_0">a</text:span><text:span text:style-name="_31_50">n</text:span><text:span text:style-name="_31_51"> </text:span><text:span text:style-name="_35_0">m</text:span><text:span text:style-name="_31_11">a</text:span><text:span text:style-name="_31_92">c</text:span><text:span text:style-name="_35_9">h</text:span><text:span text:style-name="_31_46">i</text:span><text:span text:style-name="_32_18">n</text:span><text:span text:style-name="_35_0">e</text:span><text:span text:style-name="_31_32">s</text:span><text:span text:style-name="_31_51"> </text:span><text:span text:style-name="_32_7">t</text:span><text:span text:style-name="_31_49">h</text:span><text:span text:style-name="_32_07">i</text:span><text:span text:style-name="_32_0">n</text:span><text:span text:style-name="_31_31">k</text:span><text:span text:style-name="_32_04">?</text:span><text:span text:style-name="_33_9">"</text:span><text:span text:style-name="_37_6"> </text:span><text:span text:style-name="_31_71">a</text:span><text:span text:style-name="_32_1">n</text:span><text:span text:style-name="_39_8">d</text:span><text:span text:style-name="_31_51"> </text:span><text:span text:style-name="_36_0">t</text:span><text:span text:style-name="_39_6">h</text:span><text:span text:style-name="_31_80">e</text:span><text:span text:style-name="_31_"> </text:span><text:span text:style-name="_31_49">v</text:span><text:span text:style-name="_31_76">a</text:span><text:span text:style-name="_35_9">r</text:span><text:span text:style-name="_31_02">i</text:span><text:span text:style-name="_32_09">a</text:span><text:span text:style-name="_35_7">n</text:span><text:span text:style-name="_31_40">t</text:span><text:span text:style-name="_31_51"> </text:span><text:span text:style-name="_34_1">o</text:span><text:span text:style-name="_31_35">f</text:span><text:span text:style-name="_31_51"> </text:span><text:span text:style-name="_35_6">i</text:span><text:span text:style-name="_31_49">t</text:span><text:span text:style-name="_31_51"> </text:span><text:span text:style-name="_33_6">q</text:span><text:span text:style-name="_31_35">u</text:span><text:span text:style-name="_31_70">o</text:span><text:span text:style-name="_35_9">t</text:span><text:span text:style-name="_39_6">e</text:span><text:span text:style-name="_32_01">d</text:span><text:span text:style-name="_31_"> </text:span><text:span text:style-name="_31_40">a</text:span><text:span text:style-name="_32_06">t</text:span><text:span text:style-name="_31_"> </text:span><text:span text:style-name="_31_19">t</text:span><text:span text:style-name="_32_07">h</text:span><text:span text:style-name="_37_1">e</text:span><text:span text:style-name="_37_6"> </text:span><text:span text:style-name="_31_92">e</text:span><text:span text:style-name="_36_8">n</text:span><text:span text:style-name="_31_34">d</text:span><text:span text:style-name="_31_51"> </text:span><text:span text:style-name="_35_7">o</text:span><text:span text:style-name="_31_31">f</text:span><text:span text:style-name="_31_51"> </text:span><text:span text:style-name="_32_1">t</text:span><text:span text:style-name="_39_6">h</text:span><text:span text:style-name="_32_18">e</text:span><text:span text:style-name="_31_"> </text:span><text:span text:style-name="_31_01">l</text:span><text:span text:style-name="_31_79">a</text:span><text:span text:style-name="_37_4">s</text:span><text:span text:style-name="_31_29">t</text:span><text:span text:style-name="_31_51"> </text:span><text:span text:style-name="_36_5">s</text:span><text:span text:style-name="_31_50">e</text:span><text:span text:style-name="_32_10">c</text:span><text:span text:style-name="_33_6">t</text:span><text:span text:style-name="_31_28">i</text:span><text:span text:style-name="_32_18">o</text:span><text:span text:style-name="_33_6">n</text:span><text:span text:style-name="_39_8">.</text:span><text:span text:style-name="_31_51"> </text:span><text:span text:style-name="_35_6">W</text:span><text:span text:style-name="_39_6">e</text:span><text:span text:style-name="_31_51"> </text:span><text:span text:style-name="_33_5">c</text:span><text:span text:style-name="_39_6">a</text:span><text:span text:style-name="_31_85">n</text:span><text:span text:style-name="_35_7">n</text:span><text:span text:style-name="_31_13">o</text:span><text:span text:style-name="_31_88">t</text:span><text:span text:style-name="_31_"> </text:span><text:span text:style-name="_31_29">a</text:span><text:span text:style-name="_32_07">l</text:span><text:span text:style-name="_33_9">t</text:span><text:span text:style-name="_31_31">o</text:span><text:span text:style-name="_32_09">g</text:span><text:span text:style-name="_35_4">e</text:span><text:span text:style-name="_39_6">t</text:span><text:span text:style-name="_32_03">h</text:span><text:span text:style-name="_35_6">e</text:span><text:span text:style-name="_31_20">r</text:span><text:span text:style-name="_31_51"> </text:span><text:span text:style-name="_35_1">a</text:span><text:span text:style-name="_31_04">b</text:span><text:span text:style-name="_32_22">a</text:span><text:span text:style-name="_35_4">n</text:span><text:span text:style-name="_31_10">d</text:span><text:span text:style-name="_31_85">o</text:span><text:span text:style-name="_35_1">n</text:span><text:span text:style-name="_37_6"> </text:span><text:span text:style-name="_32_16">t</text:span><text:span text:style-name="_35_3">h</text:span><text:span text:style-name="_31_34">e</text:span><text:span text:style-name="_31_51"> </text:span><text:span text:style-name="_37_2">o</text:span><text:span text:style-name="_31_49">r</text:span><text:span text:style-name="_31_89">i</text:span><text:span text:style-name="_36_5">g</text:span><text:span text:style-name="_31_26">i</text:span><text:span text:style-name="_31_77">n</text:span><text:span text:style-name="_33_0">a</text:span><text:span text:style-name="_31_05">l</text:span><text:span text:style-name="_31_51"> </text:span><text:span text:style-name="_35_9">f</text:span><text:span text:style-name="_31_11">o</text:span><text:span text:style-name="_31_94">r</text:span><text:span text:style-name="_32_3">m</text:span><text:span text:style-name="_37_6"> </text:span><text:span text:style-name="_32_01">o</text:span><text:span text:style-name="_34_1">f</text:span><text:span text:style-name="_37_6"> </text:span><text:span text:style-name="_31_79">t</text:span><text:span text:style-name="_34_2">h</text:span><text:span text:style-name="_39_9">e</text:span><text:span text:style-name="_31_51"> </text:span><text:span text:style-name="_32_7">p</text:span><text:span text:style-name="_31_28">r</text:span><text:span text:style-name="_32_07">o</text:span><text:span text:style-name="_37_2">b</text:span><text:span text:style-name="_31_26">l</text:span><text:span text:style-name="_32_16">e</text:span><text:span text:style-name="_32_3">m</text:span><text:span text:style-name="_31_11">,</text:span><text:span text:style-name="_31_51"> </text:span><text:span text:style-name="_34_4">f</text:span><text:span text:style-name="_39_9">o</text:span><text:span text:style-name="_32_24">r</text:span><text:span text:style-name="_31_"> </text:span><text:span text:style-name="_31_17">o</text:span><text:span text:style-name="_32_10">p</text:span><text:span text:style-name="_37_1">i</text:span><text:span text:style-name="_31_50">n</text:span><text:span text:style-name="_32_22">i</text:span><text:span text:style-name="_33_9">o</text:span><text:span text:style-name="_31_28">n</text:span><text:span text:style-name="_32_00">s</text:span><text:span text:style-name="_31_"> </text:span><text:span text:style-name="_31_28">w</text:span><text:span text:style-name="_31_86">i</text:span><text:span text:style-name="_34_5">l</text:span><text:span text:style-name="_31_40">l</text:span><text:span text:style-name="_31_51"> </text:span><text:span text:style-name="_37_2">d</text:span><text:span text:style-name="_31_16">i</text:span><text:span text:style-name="_31_73">f</text:span><text:span text:style-name="_33_8">f</text:span><text:span text:style-name="_31_14">e</text:span><text:span text:style-name="_32_22">r</text:span><text:span text:style-name="_31_"> </text:span><text:span text:style-name="_31_04">a</text:span><text:span text:style-name="_32_03">s</text:span><text:span text:style-name="_31_"> </text:span><text:span text:style-name="_31_02">t</text:span><text:span text:style-name="_31_89">o</text:span><text:span text:style-name="_31_"> </text:span><text:span text:style-name="_31_44">t</text:span><text:span text:style-name="_32_15">h</text:span><text:span text:style-name="_33_8">e</text:span><text:span text:style-name="_37_6"> </text:span><text:span text:style-name="_32_09">a</text:span><text:span text:style-name="_32_6">p</text:span><text:span text:style-name="_31_04">p</text:span><text:span text:style-name="_32_25">r</text:span><text:span text:style-name="_35_4">o</text:span><text:span text:style-name="_31_31">p</text:span><text:span text:style-name="_31_91">r</text:span><text:span text:style-name="_32_7">i</text:span><text:span text:style-name="_31_11">a</text:span><text:span text:style-name="_31_95">t</text:span><text:span text:style-name="_33_6">e</text:span><text:span text:style-name="_31_44">n</text:span><text:span text:style-name="_32_06">e</text:span><text:span text:style-name="_35_7">s</text:span><text:span text:style-name="_39_5">s</text:span><text:span text:style-name="_31_51"> </text:span><text:span text:style-name="_35_9">o</text:span><text:span text:style-name="_31_14">f</text:span><text:span text:style-name="_31_51"> </text:span><text:span text:style-name="_36_6">t</text:span><text:span text:style-name="_39_6">h</text:span><text:span text:style-name="_32_10">e</text:span><text:span text:style-name="_31_"> </text:span><text:span text:style-name="_31_04">s</text:span><text:span text:style-name="_31_73">u</text:span><text:span text:style-name="_35_4">b</text:span><text:span text:style-name="_31_25">s</text:span><text:span text:style-name="_32_04">t</text:span><text:span text:style-name="_35_1">i</text:span><text:span text:style-name="_31_05">t</text:span><text:span text:style-name="_31_86">u</text:span><text:span text:style-name="_32_1">t</text:span><text:span text:style-name="_39_9">i</text:span><text:span text:style-name="_32_00">o</text:span><text:span text:style-name="_36_0">n</text:span><text:span text:style-name="_37_6"> </text:span><text:span text:style-name="_32_16">a</text:span><text:span text:style-name="_36_0">n</text:span><text:span text:style-name="_31_47">d</text:span><text:span text:style-name="_31_51"> </text:span><text:span text:style-name="_33_0">w</text:span><text:span text:style-name="_31_13">e</text:span><text:span text:style-name="_31_51"> </text:span><text:span text:style-name="_36_5">m</text:span><text:span text:style-name="_31_50">u</text:span><text:span text:style-name="_31_86">s</text:span><text:span text:style-name="_32_7">t</text:span><text:span text:style-name="_37_6"> </text:span><text:span text:style-name="_32_18">a</text:span><text:span text:style-name="_33_9">t</text:span><text:span text:style-name="_37_6"> </text:span><text:span text:style-name="_31_70">l</text:span><text:span text:style-name="_32_3">e</text:span><text:span text:style-name="_31_40">a</text:span><text:span text:style-name="_31_76">s</text:span><text:span text:style-name="_35_1">t</text:span><text:span text:style-name="_37_6"> </text:span><text:span text:style-name="_32_04">l</text:span><text:span text:style-name="_32_4">i</text:span><text:span text:style-name="_31_50">s</text:span><text:span text:style-name="_31_89">t</text:span><text:span text:style-name="_35_9">e</text:span><text:span text:style-name="_31_13">n</text:span><text:span text:style-name="_31_51"> </text:span><text:span text:style-name="_36_8">t</text:span><text:span text:style-name="_31_46">o</text:span><text:span text:style-name="_31_51"> </text:span><text:span text:style-name="_37_1">w</text:span><text:span text:style-name="_31_41">h</text:span><text:span text:style-name="_31_70">a</text:span><text:span text:style-name="_33_8">t</text:span><text:span text:style-name="_37_6"> </text:span><text:span text:style-name="_32_18">h</text:span><text:span text:style-name="_32_7">a</text:span><text:span text:style-name="_31_44">s</text:span><text:span text:style-name="_31_51"> </text:span><text:span text:style-name="_35_6">t</text:span><text:span text:style-name="_31_19">o</text:span><text:span text:style-name="_31_51"> </text:span><text:span text:style-name="_32_1">b</text:span><text:span text:style-name="_31_28">e</text:span><text:span text:style-name="_31_51"> </text:span><text:span text:style-name="_35_1">s</text:span><text:span text:style-name="_31_02">a</text:span><text:span text:style-name="_31_89">i</text:span><text:span text:style-name="_32_4">d</text:span><text:span text:style-name="_37_6"> </text:span><text:span text:style-name="_32_00">i</text:span><text:span text:style-name="_34_1">n</text:span><text:span text:style-name="_37_6"> </text:span><text:span text:style-name="_31_91">t</text:span><text:span text:style-name="_37_2">h</text:span><text:span text:style-name="_31_11">i</text:span><text:span text:style-name="_31_88">s</text:span><text:span text:style-name="_31_"> </text:span><text:span text:style-name="_31_10">c</text:span><text:span text:style-name="_31_74">o</text:span><text:span text:style-name="_36_5">n</text:span><text:span text:style-name="_31_32">n</text:span><text:span text:style-name="_31_80">e</text:span><text:span text:style-name="_34_5">x</text:span><text:span text:style-name="_39_5">i</text:span><text:span text:style-name="_31_91">o</text:span><text:span text:style-name="_33_6">n</text:span><text:span text:style-name="_31_32">.</text:span></text:p>
      <text:p text:style-name="P1"><text:span text:style-name="_32_3">I</text:span><text:span text:style-name="_31_25">t</text:span><text:span text:style-name="_31_51"> </text:span><text:span text:style-name="_35_3">w</text:span><text:span text:style-name="_31_41">i</text:span><text:span text:style-name="_32_09">l</text:span><text:span text:style-name="_36_6">l</text:span><text:span text:style-name="_37_6"> </text:span><text:span text:style-name="_32_00">s</text:span><text:span text:style-name="_32_4">i</text:span><text:span text:style-name="_31_11">m</text:span><text:span text:style-name="_31_74">p</text:span><text:span text:style-name="_33_6">l</text:span><text:span text:style-name="_31_11">i</text:span><text:span text:style-name="_32_09">f</text:span><text:span text:style-name="_32_4">y</text:span><text:span text:style-name="_37_6"> </text:span><text:span text:style-name="_31_79">m</text:span><text:span text:style-name="_37_2">a</text:span><text:span text:style-name="_31_47">t</text:span><text:span text:style-name="_32_18">t</text:span><text:span text:style-name="_33_6">e</text:span><text:span text:style-name="_31_19">r</text:span><text:span text:style-name="_32_09">s</text:span><text:span text:style-name="_31_"> </text:span><text:span text:style-name="_31_50">f</text:span><text:span text:style-name="_32_07">o</text:span><text:span text:style-name="_36_8">r</text:span><text:span text:style-name="_37_6"> </text:span><text:span text:style-name="_31_88">t</text:span><text:span text:style-name="_34_4">h</text:span><text:span text:style-name="_31_47">e</text:span><text:span text:style-name="_31_51"> </text:span><text:span text:style-name="_35_4">r</text:span><text:span text:style-name="_31_26">e</text:span><text:span text:style-name="_31_86">a</text:span><text:span text:style-name="_33_8">d</text:span><text:span text:style-name="_31_32">e</text:span><text:span text:style-name="_31_73">r</text:span><text:span text:style-name="_31_"> </text:span><text:span text:style-name="_31_41">i</text:span><text:span text:style-name="_32_04">f</text:span><text:span text:style-name="_31_"> </text:span><text:span text:style-name="_31_29">I</text:span><text:span text:style-name="_31_51"> </text:span><text:span text:style-name="_37_4">e</text:span><text:span text:style-name="_39_6">x</text:span><text:span text:style-name="_31_92">p</text:span><text:span text:style-name="_35_4">l</text:span><text:span text:style-name="_31_28">a</text:span><text:span text:style-name="_31_89">i</text:span><text:span text:style-name="_35_3">n</text:span><text:span text:style-name="_37_6"> </text:span><text:span text:style-name="_31_86">f</text:span><text:span text:style-name="_36_8">i</text:span><text:span text:style-name="_39_9">r</text:span><text:span text:style-name="_32_24">s</text:span><text:span text:style-name="_32_1">t</text:span><text:span text:style-name="_37_6"> </text:span><text:span text:style-name="_31_94">m</text:span><text:span text:style-name="_32_1">y</text:span><text:span text:style-name="_37_6"> </text:span><text:span text:style-name="_32_09">o</text:span><text:span text:style-name="_35_3">w</text:span><text:span text:style-name="_31_49">n</text:span><text:span text:style-name="_31_51"> </text:span><text:span text:style-name="_36_0">b</text:span><text:span text:style-name="_31_01">e</text:span><text:span text:style-name="_32_22">l</text:span><text:span text:style-name="_35_9">i</text:span><text:span text:style-name="_31_13">e</text:span><text:span text:style-name="_31_85">f</text:span><text:span text:style-name="_35_7">s</text:span><text:span text:style-name="_37_6"> </text:span><text:span text:style-name="_31_91">i</text:span><text:span text:style-name="_32_3">n</text:span><text:span text:style-name="_37_6"> </text:span><text:span text:style-name="_32_24">t</text:span><text:span text:style-name="_35_0">h</text:span><text:span text:style-name="_31_32">e</text:span><text:span text:style-name="_31_51"> </text:span><text:span text:style-name="_32_6">m</text:span><text:span text:style-name="_31_17">a</text:span><text:span text:style-name="_31_70">t</text:span><text:span text:style-name="_33_0">t</text:span><text:span text:style-name="_31_29">e</text:span><text:span text:style-name="_31_71">r</text:span><text:span text:style-name="_32_4">.</text:span><text:span text:style-name="_37_6"> </text:span><text:span text:style-name="_31_89">C</text:span><text:span text:style-name="_32_9">o</text:span><text:span text:style-name="_31_29">n</text:span><text:span text:style-name="_31_77">s</text:span><text:span text:style-name="_36_8">i</text:span><text:span text:style-name="_31_05">d</text:span><text:span text:style-name="_32_04">e</text:span><text:span text:style-name="_36_5">r</text:span><text:span text:style-name="_37_6"> </text:span><text:span text:style-name="_32_09">f</text:span><text:span text:style-name="_35_6">i</text:span><text:span text:style-name="_31_02">r</text:span><text:span text:style-name="_32_16">s</text:span><text:span text:style-name="_35_4">t</text:span><text:span text:style-name="_37_6"> </text:span><text:span text:style-name="_31_86">t</text:span><text:span text:style-name="_36_0">h</text:span><text:span text:style-name="_31_40">e</text:span><text:span text:style-name="_31_51"> </text:span><text:span text:style-name="_34_2">m</text:span><text:span text:style-name="_31_50">o</text:span><text:span text:style-name="_32_25">r</text:span><text:span text:style-name="_35_4">e</text:span><text:span text:style-name="_37_6"> </text:span><text:span text:style-name="_32_15">a</text:span><text:span text:style-name="_34_2">c</text:span><text:span text:style-name="_31_32">c</text:span><text:span text:style-name="_31_74">u</text:span><text:span text:style-name="_33_9">r</text:span><text:span text:style-name="_31_04">a</text:span><text:span text:style-name="_31_89">t</text:span><text:span text:style-name="_35_0">e</text:span><text:span text:style-name="_37_6"> </text:span><text:span text:style-name="_32_03">f</text:span><text:span text:style-name="_32_3">o</text:span><text:span text:style-name="_31_34">r</text:span><text:span text:style-name="_31_85">m</text:span><text:span text:style-name="_31_"> </text:span><text:span text:style-name="_31_29">o</text:span><text:span text:style-name="_32_00">f</text:span><text:span text:style-name="_31_"> </text:span><text:span text:style-name="_31_13">t</text:span><text:span text:style-name="_31_79">h</text:span><text:span text:style-name="_36_6">e</text:span><text:span text:style-name="_37_6"> </text:span><text:span text:style-name="_32_04">q</text:span><text:span text:style-name="_37_5">u</text:span><text:span text:style-name="_31_19">e</text:span><text:span text:style-name="_31_70">s</text:span><text:span text:style-name="_36_8">t</text:span><text:span text:style-name="_31_14">i</text:span><text:span text:style-name="_31_86">o</text:span><text:span text:style-name="_36_6">n</text:span><text:span text:style-name="_31_34">.</text:span><text:span text:style-name="_31_51"> </text:span><text:span text:style-name="_32_7">I</text:span><text:span text:style-name="_37_6"> </text:span><text:span text:style-name="_31_89">b</text:span><text:span text:style-name="_33_5">e</text:span><text:span text:style-name="_39_5">l</text:span><text:span text:style-name="_31_95">i</text:span><text:span text:style-name="_32_0">e</text:span><text:span text:style-name="_31_20">v</text:span><text:span text:style-name="_32_03">e</text:span><text:span text:style-name="_31_"> </text:span><text:span text:style-name="_31_49">t</text:span><text:span text:style-name="_31_80">h</text:span><text:span text:style-name="_35_1">a</text:span><text:span text:style-name="_31_17">t</text:span><text:span text:style-name="_31_51"> </text:span><text:span text:style-name="_36_6">i</text:span><text:span text:style-name="_31_04">n</text:span><text:span text:style-name="_31_51"> </text:span><text:span text:style-name="_36_0">a</text:span><text:span text:style-name="_31_49">b</text:span><text:span text:style-name="_31_95">o</text:span><text:span text:style-name="_34_1">u</text:span><text:span text:style-name="_31_41">t</text:span><text:span text:style-name="_31_51"> </text:span><text:span text:style-name="_35_4">f</text:span><text:span text:style-name="_31_13">i</text:span><text:span text:style-name="_31_74">f</text:span><text:span text:style-name="_32_7">t</text:span><text:span text:style-name="_31_14">y</text:span><text:span text:style-name="_31_51"> </text:span><text:span text:style-name="_37_5">y</text:span><text:span text:style-name="_31_28">e</text:span><text:span text:style-name="_32_00">a</text:span><text:span text:style-name="_33_0">r</text:span><text:span text:style-name="_31_14">s</text:span><text:span text:style-name="_32_09">'</text:span><text:span text:style-name="_31_"> </text:span><text:span text:style-name="_31_43">t</text:span><text:span text:style-name="_31_70">i</text:span><text:span text:style-name="_32_7">m</text:span><text:span text:style-name="_31_13">e</text:span><text:span text:style-name="_31_51"> </text:span><text:span text:style-name="_37_4">i</text:span><text:span text:style-name="_31_44">t</text:span><text:span text:style-name="_31_51"> </text:span><text:span text:style-name="_32_3">w</text:span><text:span text:style-name="_31_43">i</text:span><text:span text:style-name="_31_94">l</text:span><text:span text:style-name="_36_8">l</text:span><text:span text:style-name="_37_6"> </text:span><text:span text:style-name="_31_79">b</text:span><text:span text:style-name="_32_6">e</text:span><text:span text:style-name="_37_6"> </text:span><text:span text:style-name="_31_76">p</text:span><text:span text:style-name="_36_6">o</text:span><text:span text:style-name="_31_02">s</text:span><text:span text:style-name="_32_10">s</text:span><text:span text:style-name="_33_8">i</text:span><text:span text:style-name="_39_6">b</text:span><text:span text:style-name="_31_70">l</text:span><text:span text:style-name="_34_5">e</text:span><text:span text:style-name="_31_10">,</text:span><text:span text:style-name="_31_51"> </text:span><text:span text:style-name="_33_9">t</text:span><text:span text:style-name="_31_05">o</text:span><text:span text:style-name="_31_51"> </text:span><text:span text:style-name="_34_5">p</text:span><text:span text:style-name="_39_6">r</text:span><text:span text:style-name="_31_86">o</text:span><text:span text:style-name="_32_4">g</text:span><text:span text:style-name="_31_46">r</text:span><text:span text:style-name="_32_07">a</text:span><text:span text:style-name="_32_3">m</text:span><text:span text:style-name="_31_43">m</text:span><text:span text:style-name="_32_06">e</text:span><text:span text:style-name="_31_"> </text:span><text:span text:style-name="_31_11">c</text:span><text:span text:style-name="_32_15">o</text:span><text:span text:style-name="_33_6">m</text:span><text:span text:style-name="_31_29">p</text:span><text:span text:style-name="_31_94">u</text:span><text:span text:style-name="_34_5">t</text:span><text:span text:style-name="_31_13">e</text:span><text:span text:style-name="_31_71">r</text:span><text:span text:style-name="_32_3">s</text:span><text:span text:style-name="_31_44">,</text:span><text:span text:style-name="_31_51"> </text:span><text:span text:style-name="_35_4">w</text:span><text:span text:style-name="_31_46">i</text:span><text:span text:style-name="_32_03">t</text:span><text:span text:style-name="_36_5">h</text:span><text:span text:style-name="_37_6"> </text:span><text:span text:style-name="_32_07">a</text:span><text:span text:style-name="_31_"> </text:span><text:span text:style-name="_31_11">s</text:span><text:span text:style-name="_31_79">t</text:span><text:span text:style-name="_32_3">o</text:span><text:span text:style-name="_39_9">r</text:span><text:span text:style-name="_31_74">a</text:span><text:span text:style-name="_33_8">g</text:span><text:span text:style-name="_31_28">e</text:span><text:span text:style-name="_31_51"> </text:span><text:span text:style-name="_35_4">c</text:span><text:span text:style-name="_39_8">a</text:span><text:span text:style-name="_32_01">p</text:span><text:span text:style-name="_34_5">a</text:span><text:span text:style-name="_31_44">c</text:span><text:span text:style-name="_32_10">i</text:span><text:span text:style-name="_36_8">t</text:span><text:span text:style-name="_31_04">y</text:span><text:span text:style-name="_31_51"> </text:span><text:span text:style-name="_33_0">o</text:span><text:span text:style-name="_31_17">f</text:span><text:span text:style-name="_31_51"> </text:span><text:span text:style-name="_37_4">a</text:span><text:span text:style-name="_31_10">b</text:span><text:span text:style-name="_31_73">o</text:span><text:span text:style-name="_35_0">u</text:span><text:span text:style-name="_31_41">t</text:span><text:span text:style-name="_31_51"> </text:span><text:span text:style-name="_32_3">1</text:span><text:span text:style-name="_31_32">0</text:span><text:span text:style-name="_32_06">9</text:span><text:span text:style-name="_32_7">,</text:span><text:span text:style-name="_37_6"> </text:span><text:span text:style-name="_31_71">t</text:span><text:span text:style-name="_34_4">o</text:span><text:span text:style-name="_37_6"> </text:span><text:span text:style-name="_31_71">m</text:span><text:span text:style-name="_32_4">a</text:span><text:span text:style-name="_31_40">k</text:span><text:span text:style-name="_32_10">e</text:span><text:span text:style-name="_31_"> </text:span><text:span text:style-name="_31_02">t</text:span><text:span text:style-name="_31_77">h</text:span><text:span text:style-name="_33_9">e</text:span><text:span text:style-name="_31_02">m</text:span><text:span text:style-name="_31_51"> </text:span><text:span text:style-name="_36_8">p</text:span><text:span text:style-name="_31_44">l</text:span><text:span text:style-name="_31_95">a</text:span><text:span text:style-name="_37_1">y</text:span><text:span text:style-name="_37_6"> </text:span><text:span text:style-name="_32_03">t</text:span><text:span text:style-name="_35_4">h</text:span><text:span text:style-name="_31_26">e</text:span><text:span text:style-name="_31_51"> </text:span><text:span text:style-name="_35_1">i</text:span><text:span text:style-name="_31_44">m</text:span><text:span text:style-name="_31_79">i</text:span><text:span text:style-name="_32_1">t</text:span><text:span text:style-name="_31_32">a</text:span><text:span text:style-name="_32_04">t</text:span><text:span text:style-name="_34_1">i</text:span><text:span text:style-name="_31_41">o</text:span><text:span text:style-name="_31_94">n</text:span><text:span text:style-name="_31_"> </text:span><text:span text:style-name="_31_26">g</text:span><text:span text:style-name="_31_94">a</text:span><text:span text:style-name="_35_6">m</text:span><text:span text:style-name="_31_50">e</text:span><text:span text:style-name="_31_51"> </text:span><text:span text:style-name="_33_6">s</text:span><text:span text:style-name="_31_02">o</text:span><text:span text:style-name="_31_51"> </text:span><text:span text:style-name="_32_6">w</text:span><text:span text:style-name="_31_16">e</text:span><text:span text:style-name="_32_01">l</text:span><text:span text:style-name="_36_5">l</text:span><text:span text:style-name="_37_6"> </text:span><text:span text:style-name="_31_91">t</text:span><text:span text:style-name="_32_3">h</text:span><text:span text:style-name="_39_9">a</text:span><text:span text:style-name="_31_70">t</text:span><text:span text:style-name="_31_"> </text:span><text:span text:style-name="_31_34">a</text:span><text:span text:style-name="_32_07">n</text:span><text:span text:style-name="_31_"> </text:span><text:span text:style-name="_31_41">a</text:span><text:span text:style-name="_32_06">v</text:span><text:span text:style-name="_32_4">e</text:span><text:span text:style-name="_31_41">r</text:span><text:span text:style-name="_31_89">a</text:span><text:span text:style-name="_35_7">g</text:span><text:span text:style-name="_31_46">e</text:span><text:span text:style-name="_31_51"> </text:span><text:span text:style-name="_32_3">i</text:span><text:span text:style-name="_31_20">n</text:span><text:span text:style-name="_31_74">t</text:span><text:span text:style-name="_33_0">e</text:span><text:span text:style-name="_31_28">r</text:span><text:span text:style-name="_31_85">r</text:span><text:span text:style-name="_35_4">o</text:span><text:span text:style-name="_31_01">g</text:span><text:span text:style-name="_32_24">a</text:span><text:span text:style-name="_33_9">t</text:span><text:span text:style-name="_31_17">o</text:span><text:span text:style-name="_32_18">r</text:span><text:span text:style-name="_31_"> </text:span><text:span text:style-name="_31_32">w</text:span><text:span text:style-name="_31_85">i</text:span><text:span text:style-name="_34_5">l</text:span><text:span text:style-name="_39_5">l</text:span><text:span text:style-name="_31_51"> </text:span><text:span text:style-name="_37_4">n</text:span><text:span text:style-name="_31_44">o</text:span><text:span text:style-name="_32_04">t</text:span><text:span text:style-name="_31_"> </text:span><text:span text:style-name="_31_02">h</text:span><text:span text:style-name="_32_09">a</text:span><text:span text:style-name="_36_0">v</text:span><text:span text:style-name="_31_26">e</text:span><text:span text:style-name="_31_51"> </text:span><text:span text:style-name="_33_5">m</text:span><text:span text:style-name="_31_29">o</text:span><text:span text:style-name="_32_21">r</text:span><text:span text:style-name="_35_3">e</text:span><text:span text:style-name="_37_6"> </text:span><text:span text:style-name="_31_80">t</text:span><text:span text:style-name="_34_5">h</text:span><text:span text:style-name="_31_46">a</text:span><text:span text:style-name="_32_25">n</text:span><text:span text:style-name="_31_"> </text:span><text:span text:style-name="_31_47">7</text:span><text:span text:style-name="_32_25">0</text:span><text:span text:style-name="_31_"> </text:span><text:span text:style-name="_39_5">p</text:span><text:span text:style-name="_31_86">e</text:span><text:span text:style-name="_33_9">r</text:span><text:span text:style-name="_37_6"> </text:span><text:span text:style-name="_32_15">c</text:span><text:span text:style-name="_32_1">e</text:span><text:span text:style-name="_31_16">n</text:span><text:span text:style-name="_32_09">t</text:span><text:span text:style-name="_31_"> </text:span><text:span text:style-name="_31_43">c</text:span><text:span text:style-name="_31_71">h</text:span><text:span text:style-name="_32_9">a</text:span><text:span text:style-name="_31_17">n</text:span><text:span text:style-name="_31_77">c</text:span><text:span text:style-name="_35_3">e</text:span><text:span text:style-name="_37_6"> </text:span><text:span text:style-name="_31_71">o</text:span><text:span text:style-name="_37_2">f</text:span><text:span text:style-name="_37_6"> </text:span><text:span text:style-name="_32_18">m</text:span><text:span text:style-name="_33_0">a</text:span><text:span text:style-name="_31_01">k</text:span><text:span text:style-name="_32_18">i</text:span><text:span text:style-name="_32_9">n</text:span><text:span text:style-name="_31_41">g</text:span><text:span text:style-name="_31_51"> </text:span><text:span text:style-name="_36_6">t</text:span><text:span text:style-name="_31_01">h</text:span><text:span text:style-name="_31_89">e</text:span><text:span text:style-name="_31_"> </text:span><text:span text:style-name="_31_20">r</text:span><text:span text:style-name="_31_94">i</text:span><text:span text:style-name="_32_9">g</text:span><text:span text:style-name="_31_13">h</text:span><text:span text:style-name="_32_16">t</text:span><text:span text:style-name="_31_"> </text:span><text:span text:style-name="_31_29">i</text:span><text:span text:style-name="_31_89">d</text:span><text:span text:style-name="_33_9">e</text:span><text:span text:style-name="_31_34">n</text:span><text:span text:style-name="_32_22">t</text:span><text:span text:style-name="_34_2">i</text:span><text:span text:style-name="_31_16">f</text:span><text:span text:style-name="_31_74">i</text:span><text:span text:style-name="_37_1">c</text:span><text:span text:style-name="_31_02">a</text:span><text:span text:style-name="_31_85">t</text:span><text:span text:style-name="_33_6">i</text:span><text:span text:style-name="_31_20">o</text:span><text:span text:style-name="_31_91">n</text:span><text:span text:style-name="_31_"> </text:span><text:span text:style-name="_39_9">a</text:span><text:span text:style-name="_32_01">f</text:span><text:span text:style-name="_37_1">t</text:span><text:span text:style-name="_39_9">e</text:span><text:span text:style-name="_31_89">r</text:span><text:span text:style-name="_31_"> </text:span><text:span text:style-name="_31_28">f</text:span><text:span text:style-name="_31_70">i</text:span><text:span text:style-name="_34_2">v</text:span><text:span text:style-name="_31_31">e</text:span><text:span text:style-name="_31_51"> </text:span><text:span text:style-name="_34_4">m</text:span><text:span text:style-name="_31_17">i</text:span><text:span text:style-name="_32_07">n</text:span><text:span text:style-name="_32_7">u</text:span><text:span text:style-name="_31_01">t</text:span><text:span text:style-name="_31_85">e</text:span><text:span text:style-name="_33_9">s</text:span><text:span text:style-name="_37_6"> </text:span><text:span text:style-name="_32_15">o</text:span><text:span text:style-name="_32_1">f</text:span><text:span text:style-name="_37_6"> </text:span><text:span text:style-name="_31_80">q</text:span><text:span text:style-name="_32_0">u</text:span><text:span text:style-name="_31_47">e</text:span><text:span text:style-name="_31_74">s</text:span><text:span text:style-name="_37_5">t</text:span><text:span text:style-name="_31_04">i</text:span><text:span text:style-name="_31_89">o</text:span><text:span text:style-name="_34_1">n</text:span><text:span text:style-name="_31_40">i</text:span><text:span text:style-name="_31_86">n</text:span><text:span text:style-name="_32_1">g</text:span><text:span text:style-name="_31_17">.</text:span><text:span text:style-name="_31_51"> </text:span><text:span text:style-name="_33_8">T</text:span><text:span text:style-name="_39_6">h</text:span><text:span text:style-name="_32_00">e</text:span><text:span text:style-name="_31_"> </text:span><text:span text:style-name="_31_32">o</text:span><text:span text:style-name="_32_18">r</text:span><text:span text:style-name="_36_5">i</text:span><text:span text:style-name="_39_5">g</text:span><text:span text:style-name="_31_94">i</text:span><text:span text:style-name="_36_5">n</text:span><text:span text:style-name="_31_10">a</text:span><text:span text:style-name="_32_04">l</text:span><text:span text:style-name="_31_"> </text:span><text:span text:style-name="_31_34">q</text:span><text:span text:style-name="_32_10">u</text:span><text:span text:style-name="_37_4">e</text:span><text:span text:style-name="_31_25">s</text:span><text:span text:style-name="_31_85">t</text:span><text:span text:style-name="_35_4">i</text:span><text:span text:style-name="_31_31">o</text:span><text:span text:style-name="_32_16">n</text:span><text:span text:style-name="_33_9">,</text:span><text:span text:style-name="_37_6"> </text:span><text:span text:style-name="_31_88">"</text:span><text:span text:style-name="_37_4">C</text:span><text:span text:style-name="_31_10">a</text:span><text:span text:style-name="_32_03">n</text:span><text:span text:style-name="_31_"> </text:span><text:span text:style-name="_39_6">m</text:span><text:span text:style-name="_31_70">a</text:span><text:span text:style-name="_34_1">c</text:span><text:span text:style-name="_31_05">h</text:span><text:span text:style-name="_32_09">i</text:span><text:span text:style-name="_36_8">n</text:span><text:span text:style-name="_31_40">e</text:span><text:span text:style-name="_32_10">s</text:span><text:span text:style-name="_31_"> </text:span><text:span text:style-name="_31_05">t</text:span><text:span text:style-name="_32_09">h</text:span><text:span text:style-name="_36_8">i</text:span><text:span text:style-name="_31_14">n</text:span><text:span text:style-name="_31_92">k</text:span><text:span text:style-name="_37_4">?</text:span><text:span text:style-name="_31_05">"</text:span><text:span text:style-name="_31_51"> </text:span><text:span text:style-name="_33_5">I</text:span><text:span text:style-name="_37_6"> </text:span><text:span text:style-name="_32_15">b</text:span><text:span text:style-name="_32_7">e</text:span><text:span text:style-name="_31_04">l</text:span><text:span text:style-name="_32_04">i</text:span><text:span text:style-name="_32_7">e</text:span><text:span text:style-name="_31_11">v</text:span><text:span text:style-name="_32_15">e</text:span><text:span text:style-name="_31_"> </text:span><text:span text:style-name="_31_28">t</text:span><text:span text:style-name="_32_24">o</text:span><text:span text:style-name="_31_"> </text:span><text:span text:style-name="_31_34">b</text:span><text:span text:style-name="_32_04">e</text:span><text:span text:style-name="_31_"> </text:span><text:span text:style-name="_31_05">t</text:span><text:span text:style-name="_32_07">o</text:span><text:span text:style-name="_35_9">o</text:span><text:span text:style-name="_37_6"> </text:span><text:span text:style-name="_31_95">m</text:span><text:span text:style-name="_33_0">e</text:span><text:span text:style-name="_31_20">a</text:span><text:span text:style-name="_31_92">n</text:span><text:span text:style-name="_37_5">i</text:span><text:span text:style-name="_39_9">n</text:span><text:span text:style-name="_32_03">g</text:span><text:span text:style-name="_34_5">l</text:span><text:span text:style-name="_31_28">e</text:span><text:span text:style-name="_31_94">s</text:span><text:span text:style-name="_33_8">s</text:span><text:span text:style-name="_37_6"> </text:span><text:span text:style-name="_31_80">t</text:span><text:span text:style-name="_34_4">o</text:span><text:span text:style-name="_37_6"> </text:span><text:span text:style-name="_31_70">d</text:span><text:span text:style-name="_36_5">e</text:span><text:span text:style-name="_31_32">s</text:span><text:span text:style-name="_31_70">e</text:span><text:span text:style-name="_34_4">r</text:span><text:span text:style-name="_31_04">v</text:span><text:span text:style-name="_32_19">e</text:span><text:span text:style-name="_31_"> </text:span><text:span text:style-name="_31_41">d</text:span><text:span text:style-name="_31_86">i</text:span><text:span text:style-name="_36_8">s</text:span><text:span text:style-name="_31_29">c</text:span><text:span text:style-name="_31_77">u</text:span><text:span text:style-name="_34_1">s</text:span><text:span text:style-name="_31_01">s</text:span><text:span text:style-name="_31_86">i</text:span><text:span text:style-name="_32_9">o</text:span><text:span text:style-name="_39_9">n</text:span><text:span text:style-name="_32_01">.</text:span><text:span text:style-name="_31_"> </text:span><text:span text:style-name="_39_6">N</text:span><text:span text:style-name="_31_91">e</text:span><text:span text:style-name="_32_1">v</text:span><text:span text:style-name="_31_31">e</text:span><text:span text:style-name="_31_86">r</text:span><text:span text:style-name="_35_6">t</text:span><text:span text:style-name="_31_46">h</text:span><text:span text:style-name="_32_22">e</text:span><text:span text:style-name="_35_4">l</text:span><text:span text:style-name="_39_8">e</text:span><text:span text:style-name="_32_21">s</text:span><text:span text:style-name="_36_6">s</text:span><text:span text:style-name="_37_6"> </text:span><text:span text:style-name="_31_88">I</text:span><text:span text:style-name="_31_"> </text:span><text:span text:style-name="_31_41">b</text:span><text:span text:style-name="_32_00">e</text:span><text:span text:style-name="_36_5">l</text:span><text:span text:style-name="_31_41">i</text:span><text:span text:style-name="_31_70">e</text:span><text:span text:style-name="_33_8">v</text:span><text:span text:style-name="_31_40">e</text:span><text:span text:style-name="_31_51"> </text:span><text:span text:style-name="_33_9">t</text:span><text:span text:style-name="_31_10">h</text:span><text:span text:style-name="_32_22">a</text:span><text:span text:style-name="_37_1">t</text:span><text:span text:style-name="_37_6"> </text:span><text:span text:style-name="_31_89">a</text:span><text:span text:style-name="_32_7">t</text:span><text:span text:style-name="_37_6"> </text:span><text:span text:style-name="_32_18">t</text:span><text:span text:style-name="_32_6">h</text:span><text:span text:style-name="_31_44">e</text:span><text:span text:style-name="_31_51"> </text:span><text:span text:style-name="_32_7">e</text:span><text:span text:style-name="_31_02">n</text:span><text:span text:style-name="_32_15">d</text:span><text:span text:style-name="_31_"> </text:span><text:span text:style-name="_31_25">o</text:span><text:span text:style-name="_31_79">f</text:span><text:span text:style-name="_31_"> </text:span><text:span text:style-name="_31_31">t</text:span><text:span text:style-name="_32_01">h</text:span><text:span text:style-name="_32_3">e</text:span><text:span text:style-name="_37_6"> </text:span><text:span text:style-name="_31_91">c</text:span><text:span text:style-name="_34_1">e</text:span><text:span text:style-name="_31_13">n</text:span><text:span text:style-name="_31_70">t</text:span><text:span text:style-name="_35_1">u</text:span><text:span text:style-name="_31_01">r</text:span><text:span text:style-name="_32_10">y</text:span><text:span text:style-name="_31_"> </text:span><text:span text:style-name="_31_28">t</text:span><text:span text:style-name="_32_00">h</text:span><text:span text:style-name="_37_4">e</text:span><text:span text:style-name="_37_6"> </text:span><text:span text:style-name="_32_18">u</text:span><text:span text:style-name="_33_6">s</text:span><text:span text:style-name="_39_6">e</text:span><text:span text:style-name="_31_51"> </text:span><text:span text:style-name="_32_9">o</text:span><text:span text:style-name="_31_26">f</text:span><text:span text:style-name="_31_51"> </text:span><text:span text:style-name="_35_4">w</text:span><text:span text:style-name="_31_44">o</text:span><text:span text:style-name="_31_76">r</text:span><text:span text:style-name="_34_2">d</text:span><text:span text:style-name="_31_32">s</text:span><text:span text:style-name="_31_51"> </text:span><text:span text:style-name="_35_6">a</text:span><text:span text:style-name="_39_6">n</text:span><text:span text:style-name="_31_91">d</text:span><text:span text:style-name="_31_"> </text:span><text:span text:style-name="_31_44">g</text:span><text:span text:style-name="_32_24">e</text:span><text:span text:style-name="_34_4">n</text:span><text:span text:style-name="_39_5">e</text:span><text:span text:style-name="_31_74">r</text:span><text:span text:style-name="_35_4">a</text:span><text:span text:style-name="_31_14">l</text:span><text:span text:style-name="_31_51"> </text:span><text:span text:style-name="_32_9">e</text:span><text:span text:style-name="_31_44">d</text:span><text:span text:style-name="_32_16">u</text:span><text:span text:style-name="_34_4">c</text:span><text:span text:style-name="_31_43">a</text:span><text:span text:style-name="_31_76">t</text:span><text:span text:style-name="_34_2">e</text:span><text:span text:style-name="_31_02">d</text:span><text:span text:style-name="_31_51"> </text:span><text:span text:style-name="_33_6">o</text:span><text:span text:style-name="_31_43">p</text:span><text:span text:style-name="_31_79">i</text:span><text:span text:style-name="_33_8">n</text:span><text:span text:style-name="_31_31">i</text:span><text:span text:style-name="_32_06">o</text:span><text:span text:style-name="_32_6">n</text:span><text:span text:style-name="_37_6"> </text:span><text:span text:style-name="_32_09">w</text:span><text:span text:style-name="_35_4">i</text:span><text:span text:style-name="_31_17">l</text:span><text:span text:style-name="_31_73">l</text:span><text:span text:style-name="_31_"> </text:span><text:span text:style-name="_39_6">h</text:span><text:span text:style-name="_31_85">a</text:span><text:span text:style-name="_36_0">v</text:span><text:span text:style-name="_31_29">e</text:span><text:span text:style-name="_31_51"> </text:span><text:span text:style-name="_35_4">a</text:span><text:span text:style-name="_31_47">l</text:span><text:span text:style-name="_31_85">t</text:span><text:span text:style-name="_32_7">e</text:span><text:span text:style-name="_31_19">r</text:span><text:span text:style-name="_31_94">e</text:span><text:span text:style-name="_36_0">d</text:span><text:span text:style-name="_37_6"> </text:span><text:span text:style-name="_31_91">s</text:span><text:span text:style-name="_33_5">o</text:span><text:span text:style-name="_37_6"> </text:span><text:span text:style-name="_32_00">m</text:span><text:span text:style-name="_37_4">u</text:span><text:span text:style-name="_31_20">c</text:span><text:span text:style-name="_32_16">h</text:span><text:span text:style-name="_31_"> </text:span><text:span text:style-name="_31_02">t</text:span><text:span text:style-name="_32_10">h</text:span><text:span text:style-name="_34_1">a</text:span><text:span text:style-name="_31_46">t</text:span><text:span text:style-name="_31_51"> </text:span><text:span text:style-name="_35_1">o</text:span><text:span text:style-name="_31_29">n</text:span><text:span text:style-name="_32_25">e</text:span><text:span text:style-name="_31_"> </text:span><text:span text:style-name="_31_01">w</text:span><text:span text:style-name="_31_79">i</text:span><text:span text:style-name="_33_0">l</text:span><text:span text:style-name="_31_10">l</text:span><text:span text:style-name="_31_51"> </text:span><text:span text:style-name="_33_5">b</text:span><text:span text:style-name="_31_29">e</text:span><text:span text:style-name="_31_51"> </text:span><text:span text:style-name="_32_7">a</text:span><text:span text:style-name="_31_17">b</text:span><text:span text:style-name="_32_06">l</text:span><text:span text:style-name="_32_9">e</text:span><text:span text:style-name="_37_6"> </text:span><text:span text:style-name="_32_07">t</text:span><text:span text:style-name="_33_5">o</text:span><text:span text:style-name="_37_6"> </text:span><text:span text:style-name="_31_92">s</text:span><text:span text:style-name="_35_3">p</text:span><text:span text:style-name="_31_29">e</text:span><text:span text:style-name="_31_73">a</text:span><text:span text:style-name="_33_6">k</text:span><text:span text:style-name="_37_6"> </text:span><text:span text:style-name="_31_88">o</text:span><text:span text:style-name="_32_4">f</text:span><text:span text:style-name="_37_6"> </text:span><text:span text:style-name="_31_73">m</text:span><text:span text:style-name="_32_3">a</text:span><text:span text:style-name="_31_11">c</text:span><text:span text:style-name="_32_01">h</text:span><text:span text:style-name="_35_7">i</text:span><text:span text:style-name="_31_35">n</text:span><text:span text:style-name="_31_70">e</text:span><text:span text:style-name="_32_9">s</text:span><text:span text:style-name="_37_6"> </text:span><text:span text:style-name="_32_25">t</text:span><text:span text:style-name="_36_5">h</text:span><text:span text:style-name="_31_34">i</text:span><text:span text:style-name="_31_74">n</text:span><text:span text:style-name="_35_0">k</text:span><text:span text:style-name="_31_35">i</text:span><text:span text:style-name="_32_19">n</text:span><text:span text:style-name="_35_0">g</text:span><text:span text:style-name="_37_6"> </text:span><text:span text:style-name="_31_74">w</text:span><text:span text:style-name="_32_1">i</text:span><text:span text:style-name="_31_32">t</text:span><text:span text:style-name="_32_16">h</text:span><text:span text:style-name="_35_4">o</text:span><text:span text:style-name="_31_46">u</text:span><text:span text:style-name="_32_06">t</text:span><text:span text:style-name="_31_"> </text:span><text:span text:style-name="_31_50">e</text:span><text:span text:style-name="_32_19">x</text:span><text:span text:style-name="_33_9">p</text:span><text:span text:style-name="_31_43">e</text:span><text:span text:style-name="_31_91">c</text:span><text:span text:style-name="_35_4">t</text:span><text:span text:style-name="_31_35">i</text:span><text:span text:style-name="_31_74">n</text:span><text:span text:style-name="_34_1">g</text:span><text:span text:style-name="_37_6"> </text:span><text:span text:style-name="_32_21">t</text:span><text:span text:style-name="_33_0">o</text:span><text:span text:style-name="_37_6"> </text:span><text:span text:style-name="_32_24">b</text:span><text:span text:style-name="_35_1">e</text:span><text:span text:style-name="_37_6"> </text:span><text:span text:style-name="_32_01">c</text:span><text:span text:style-name="_35_4">o</text:span><text:span text:style-name="_31_10">n</text:span><text:span text:style-name="_31_91">t</text:span><text:span text:style-name="_37_1">r</text:span><text:span text:style-name="_31_20">a</text:span><text:span text:style-name="_31_89">d</text:span><text:span text:style-name="_32_6">i</text:span><text:span text:style-name="_31_41">c</text:span><text:span text:style-name="_31_74">t</text:span><text:span text:style-name="_36_9">e</text:span><text:span text:style-name="_31_16">d</text:span><text:span text:style-name="_32_01">.</text:span><text:span text:style-name="_31_"> </text:span><text:span text:style-name="_39_9">I</text:span><text:span text:style-name="_31_51"> </text:span><text:span text:style-name="_33_5">b</text:span><text:span text:style-name="_31_16">e</text:span><text:span text:style-name="_31_70">l</text:span><text:span text:style-name="_32_4">i</text:span><text:span text:style-name="_31_34">e</text:span><text:span text:style-name="_31_92">v</text:span><text:span text:style-name="_34_4">e</text:span><text:span text:style-name="_37_6"> </text:span><text:span text:style-name="_31_95">f</text:span><text:span text:style-name="_34_2">u</text:span><text:span text:style-name="_31_14">r</text:span><text:span text:style-name="_31_88">t</text:span><text:span text:style-name="_34_4">h</text:span><text:span text:style-name="_31_50">e</text:span><text:span text:style-name="_32_00">r</text:span><text:span text:style-name="_31_"> </text:span><text:span text:style-name="_31_49">t</text:span><text:span text:style-name="_32_06">h</text:span><text:span text:style-name="_35_9">a</text:span><text:span text:style-name="_31_34">t</text:span><text:span text:style-name="_31_51"> </text:span><text:span text:style-name="_37_5">n</text:span><text:span text:style-name="_31_46">o</text:span><text:span text:style-name="_31_51"> </text:span><text:span text:style-name="_32_1">u</text:span><text:span text:style-name="_31_16">s</text:span><text:span text:style-name="_32_07">e</text:span><text:span text:style-name="_35_1">f</text:span><text:span text:style-name="_31_05">u</text:span><text:span text:style-name="_32_01">l</text:span><text:span text:style-name="_31_"> </text:span><text:span text:style-name="_31_32">p</text:span><text:span text:style-name="_31_79">u</text:span><text:span text:style-name="_33_6">r</text:span><text:span text:style-name="_39_8">p</text:span><text:span text:style-name="_31_95">o</text:span><text:span text:style-name="_35_0">s</text:span><text:span text:style-name="_31_17">e</text:span><text:span text:style-name="_31_51"> </text:span><text:span text:style-name="_36_8">i</text:span><text:span text:style-name="_31_13">s</text:span><text:span text:style-name="_31_51"> </text:span><text:span text:style-name="_37_5">s</text:span><text:span text:style-name="_31_40">e</text:span><text:span text:style-name="_31_88">r</text:span><text:span text:style-name="_37_1">v</text:span><text:span text:style-name="_31_49">e</text:span><text:span text:style-name="_31_88">d</text:span><text:span text:style-name="_31_"> </text:span><text:span text:style-name="_31_16">b</text:span><text:span text:style-name="_32_01">y</text:span><text:span text:style-name="_31_"> </text:span><text:span text:style-name="_39_8">c</text:span><text:span text:style-name="_32_09">o</text:span><text:span text:style-name="_34_2">n</text:span><text:span text:style-name="_31_20">c</text:span><text:span text:style-name="_32_19">e</text:span><text:span text:style-name="_36_9">a</text:span><text:span text:style-name="_39_6">l</text:span><text:span text:style-name="_32_21">i</text:span><text:span text:style-name="_33_0">n</text:span><text:span text:style-name="_39_6">g</text:span><text:span text:style-name="_31_51"> </text:span><text:span text:style-name="_33_6">t</text:span><text:span text:style-name="_31_28">h</text:span><text:span text:style-name="_31_91">e</text:span><text:span text:style-name="_37_5">s</text:span><text:span text:style-name="_31_20">e</text:span><text:span text:style-name="_31_51"> </text:span><text:span text:style-name="_32_4">b</text:span><text:span text:style-name="_31_13">e</text:span><text:span text:style-name="_32_25">l</text:span><text:span text:style-name="_33_8">i</text:span><text:span text:style-name="_31_16">e</text:span><text:span text:style-name="_32_07">f</text:span><text:span text:style-name="_35_4">s</text:span><text:span text:style-name="_31_13">.</text:span><text:span text:style-name="_31_51"> </text:span><text:span text:style-name="_32_4">T</text:span><text:span text:style-name="_31_29">h</text:span><text:span text:style-name="_32_15">e</text:span><text:span text:style-name="_31_"> </text:span><text:span text:style-name="_31_25">p</text:span><text:span text:style-name="_32_06">o</text:span><text:span text:style-name="_32_0">p</text:span><text:span text:style-name="_31_16">u</text:span><text:span text:style-name="_31_85">l</text:span><text:span text:style-name="_36_9">a</text:span><text:span text:style-name="_31_01">r</text:span><text:span text:style-name="_31_51"> </text:span><text:span text:style-name="_33_6">v</text:span><text:span text:style-name="_31_02">i</text:span><text:span text:style-name="_31_71">e</text:span><text:span text:style-name="_35_4">w</text:span><text:span text:style-name="_37_6"> </text:span><text:span text:style-name="_32_10">t</text:span><text:span text:style-name="_37_2">h</text:span><text:span text:style-name="_31_11">a</text:span><text:span text:style-name="_31_76">t</text:span><text:span text:style-name="_31_"> </text:span><text:span text:style-name="_31_20">s</text:span><text:span text:style-name="_31_89">c</text:span><text:span text:style-name="_34_2">i</text:span><text:span text:style-name="_39_8">e</text:span><text:span text:style-name="_31_79">n</text:span><text:span text:style-name="_36_0">t</text:span><text:span text:style-name="_39_8">i</text:span><text:span text:style-name="_32_03">s</text:span><text:span text:style-name="_32_6">t</text:span><text:span text:style-name="_31_50">s</text:span><text:span text:style-name="_31_51"> </text:span><text:span text:style-name="_32_0">p</text:span><text:span text:style-name="_31_46">r</text:span><text:span text:style-name="_32_18">o</text:span><text:span text:style-name="_37_4">c</text:span><text:span text:style-name="_39_9">e</text:span><text:span text:style-name="_32_03">e</text:span><text:span text:style-name="_32_6">d</text:span><text:span text:style-name="_37_6"> </text:span><text:span text:style-name="_32_24">i</text:span><text:span text:style-name="_37_4">n</text:span><text:span text:style-name="_31_50">e</text:span><text:span text:style-name="_32_10">x</text:span><text:span text:style-name="_32_4">o</text:span><text:span text:style-name="_31_32">r</text:span><text:span text:style-name="_31_70">a</text:span><text:span text:style-name="_32_0">b</text:span><text:span text:style-name="_31_47">l</text:span><text:span text:style-name="_31_89">y</text:span><text:span text:style-name="_31_"> </text:span><text:span text:style-name="_31_40">f</text:span><text:span text:style-name="_31_73">r</text:span><text:span text:style-name="_33_8">o</text:span><text:span text:style-name="_31_26">m</text:span><text:span text:style-name="_31_51"> </text:span><text:span text:style-name="_34_4">w</text:span><text:span text:style-name="_31_14">e</text:span><text:span text:style-name="_32_22">l</text:span><text:span text:style-name="_35_3">l</text:span>-<text:span text:style-name="_32_00">e</text:span><text:span text:style-name="_34_2">s</text:span><text:span text:style-name="_31_34">t</text:span><text:span text:style-name="_31_80">a</text:span><text:span text:style-name="_35_7">b</text:span><text:span text:style-name="_31_10">l</text:span><text:span text:style-name="_32_00">i</text:span><text:span text:style-name="_35_1">s</text:span><text:span text:style-name="_31_47">h</text:span><text:span text:style-name="_31_92">e</text:span><text:span text:style-name="_34_5">d</text:span><text:span text:style-name="_37_6"> </text:span><text:span text:style-name="_32_22">f</text:span><text:span text:style-name="_36_6">a</text:span><text:span text:style-name="_31_14">c</text:span><text:span text:style-name="_32_25">t</text:span><text:span text:style-name="_31_"> </text:span><text:span text:style-name="_31_31">t</text:span><text:span text:style-name="_31_86">o</text:span><text:span text:style-name="_31_"> </text:span><text:span text:style-name="_31_16">w</text:span><text:span text:style-name="_31_79">e</text:span><text:span text:style-name="_35_0">l</text:span><text:span text:style-name="_31_50">l</text:span>-<text:span text:style-name="_32_3">e</text:span><text:span text:style-name="_31_32">s</text:span><text:span text:style-name="_32_01">t</text:span><text:span text:style-name="_37_5">a</text:span><text:span text:style-name="_31_46">b</text:span><text:span text:style-name="_32_25">l</text:span><text:span text:style-name="_34_5">i</text:span><text:span text:style-name="_31_35">s</text:span><text:span text:style-name="_31_91">h</text:span><text:span text:style-name="_36_0">e</text:span><text:span text:style-name="_31_11">d</text:span><text:span text:style-name="_31_51"> </text:span><text:span text:style-name="_35_6">f</text:span><text:span text:style-name="_31_01">a</text:span><text:span text:style-name="_31_79">c</text:span><text:span text:style-name="_37_1">t</text:span><text:span text:style-name="_39_8">,</text:span><text:span text:style-name="_31_51"> </text:span><text:span text:style-name="_32_6">n</text:span><text:span text:style-name="_31_34">e</text:span><text:span text:style-name="_31_70">v</text:span><text:span text:style-name="_32_0">e</text:span><text:span text:style-name="_31_49">r</text:span><text:span text:style-name="_31_51"> </text:span><text:span text:style-name="_35_6">b</text:span><text:span text:style-name="_39_8">e</text:span><text:span text:style-name="_32_06">i</text:span><text:span text:style-name="_33_6">n</text:span><text:span text:style-name="_39_9">g</text:span><text:span text:style-name="_31_51"> </text:span><text:span text:style-name="_32_1">i</text:span><text:span text:style-name="_31_25">n</text:span><text:span text:style-name="_31_88">f</text:span><text:span text:style-name="_32_4">l</text:span><text:span text:style-name="_31_50">u</text:span><text:span text:style-name="_32_09">e</text:span><text:span text:style-name="_34_2">n</text:span><text:span text:style-name="_31_19">c</text:span><text:span text:style-name="_32_07">e</text:span><text:span text:style-name="_37_5">d</text:span><text:span text:style-name="_37_6"> </text:span><text:span text:style-name="_31_95">b</text:span><text:span text:style-name="_35_4">y</text:span><text:span text:style-name="_37_6"> </text:span><text:span text:style-name="_31_74">a</text:span><text:span text:style-name="_34_2">n</text:span><text:span text:style-name="_31_17">y</text:span><text:span text:style-name="_31_51"> </text:span><text:span text:style-name="_32_6">i</text:span><text:span text:style-name="_31_49">m</text:span><text:span text:style-name="_32_00">p</text:span><text:span text:style-name="_33_6">r</text:span><text:span text:style-name="_31_10">o</text:span><text:span text:style-name="_32_18">v</text:span><text:span text:style-name="_35_3">e</text:span><text:span text:style-name="_39_5">d</text:span><text:span text:style-name="_31_51"> </text:span><text:span text:style-name="_35_6">c</text:span><text:span text:style-name="_31_17">o</text:span><text:span text:style-name="_31_89">n</text:span><text:span text:style-name="_33_0">j</text:span><text:span text:style-name="_31_13">e</text:span><text:span text:style-name="_32_00">c</text:span><text:span text:style-name="_33_5">t</text:span><text:span text:style-name="_31_32">u</text:span><text:span text:style-name="_31_73">r</text:span><text:span text:style-name="_32_0">e</text:span><text:span text:style-name="_31_26">,</text:span><text:span text:style-name="_31_51"> </text:span><text:span text:style-name="_34_4">i</text:span><text:span text:style-name="_31_47">s</text:span><text:span text:style-name="_31_51"> </text:span><text:span text:style-name="_35_6">q</text:span><text:span text:style-name="_31_05">u</text:span><text:span text:style-name="_32_24">i</text:span><text:span text:style-name="_33_5">t</text:span><text:span text:style-name="_31_25">e</text:span><text:span text:style-name="_31_51"> </text:span><text:span text:style-name="_34_2">m</text:span><text:span text:style-name="_31_40">i</text:span><text:span text:style-name="_32_09">s</text:span><text:span text:style-name="_37_5">t</text:span><text:span text:style-name="_31_40">a</text:span><text:span text:style-name="_31_71">k</text:span><text:span text:style-name="_33_0">e</text:span><text:span text:style-name="_31_20">n</text:span><text:span text:style-name="_32_18">.</text:span><text:span text:style-name="_31_"> </text:span><text:span text:style-name="_31_28">P</text:span><text:span text:style-name="_31_85">r</text:span><text:span text:style-name="_34_1">o</text:span><text:span text:style-name="_31_50">v</text:span><text:span text:style-name="_31_89">i</text:span><text:span text:style-name="_32_3">d</text:span><text:span text:style-name="_31_14">e</text:span><text:span text:style-name="_32_09">d</text:span><text:span text:style-name="_31_"> </text:span><text:span text:style-name="_31_04">i</text:span><text:span text:style-name="_31_89">t</text:span><text:span text:style-name="_31_"> </text:span><text:span text:style-name="_31_02">i</text:span><text:span text:style-name="_31_79">s</text:span><text:span text:style-name="_31_"> </text:span><text:span text:style-name="_31_05">m</text:span><text:span text:style-name="_32_03">a</text:span><text:span text:style-name="_34_5">d</text:span><text:span text:style-name="_31_47">e</text:span><text:span text:style-name="_31_51"> </text:span><text:span text:style-name="_37_4">c</text:span><text:span text:style-name="_31_26">l</text:span><text:span text:style-name="_32_16">e</text:span><text:span text:style-name="_33_0">a</text:span><text:span text:style-name="_31_34">r</text:span><text:span text:style-name="_31_51"> </text:span><text:span text:style-name="_32_3">w</text:span><text:span text:style-name="_39_5">h</text:span><text:span text:style-name="_31_94">i</text:span><text:span text:style-name="_35_9">c</text:span><text:span text:style-name="_31_28">h</text:span><text:span text:style-name="_31_51"> </text:span><text:span text:style-name="_35_3">a</text:span><text:span text:style-name="_31_41">r</text:span><text:span text:style-name="_32_24">e</text:span><text:span text:style-name="_31_"> </text:span><text:span text:style-name="_31_40">p</text:span><text:span text:style-name="_31_71">r</text:span><text:span text:style-name="_33_6">o</text:span><text:span text:style-name="_31_40">v</text:span><text:span text:style-name="_32_09">e</text:span><text:span text:style-name="_32_4">d</text:span><text:span text:style-name="_37_6"> </text:span><text:span text:style-name="_31_85">f</text:span><text:span text:style-name="_36_9">a</text:span><text:span text:style-name="_31_28">c</text:span><text:span text:style-name="_31_85">t</text:span><text:span text:style-name="_33_6">s</text:span><text:span text:style-name="_37_6"> </text:span><text:span text:style-name="_32_09">a</text:span><text:span text:style-name="_34_4">n</text:span><text:span text:style-name="_39_8">d</text:span><text:span text:style-name="_31_51"> </text:span><text:span text:style-name="_36_9">w</text:span><text:span text:style-name="_31_29">h</text:span><text:span text:style-name="_32_03">i</text:span><text:span text:style-name="_32_3">c</text:span><text:span text:style-name="_31_11">h</text:span><text:span text:style-name="_31_51"> </text:span><text:span text:style-name="_37_2">a</text:span><text:span text:style-name="_31_46">r</text:span><text:span text:style-name="_32_00">e</text:span><text:span text:style-name="_31_"> </text:span><text:span text:style-name="_31_32">c</text:span><text:span text:style-name="_32_10">o</text:span><text:span text:style-name="_35_1">n</text:span><text:span text:style-name="_31_19">j</text:span><text:span text:style-name="_31_77">e</text:span><text:span text:style-name="_34_1">c</text:span><text:span text:style-name="_39_9">t</text:span><text:span text:style-name="_31_88">u</text:span><text:span text:style-name="_35_3">r</text:span><text:span text:style-name="_31_40">e</text:span><text:span text:style-name="_32_21">s</text:span><text:span text:style-name="_34_4">,</text:span><text:span text:style-name="_37_6"> </text:span><text:span text:style-name="_31_74">n</text:span><text:span text:style-name="_36_5">o</text:span><text:span text:style-name="_37_6"> </text:span><text:span text:style-name="_31_73">h</text:span><text:span text:style-name="_34_4">a</text:span><text:span text:style-name="_31_43">r</text:span><text:span text:style-name="_31_92">m</text:span><text:span text:style-name="_31_"> </text:span><text:span text:style-name="_31_25">c</text:span><text:span text:style-name="_31_85">a</text:span><text:span text:style-name="_32_0">n</text:span><text:span text:style-name="_37_6"> </text:span><text:span text:style-name="_31_92">r</text:span><text:span text:style-name="_33_8">e</text:span><text:span text:style-name="_31_28">s</text:span><text:span text:style-name="_31_86">u</text:span><text:span text:style-name="_32_1">l</text:span><text:span text:style-name="_31_16">t</text:span><text:span text:style-name="_31_91">.</text:span><text:span text:style-name="_31_"> </text:span><text:span text:style-name="_31_13">C</text:span><text:span text:style-name="_32_01">o</text:span><text:span text:style-name="_35_4">n</text:span><text:span text:style-name="_31_28">j</text:span><text:span text:style-name="_31_80">e</text:span><text:span text:style-name="_36_9">c</text:span><text:span text:style-name="_39_9">t</text:span><text:span text:style-name="_31_94">u</text:span><text:span text:style-name="_32_4">r</text:span><text:span text:style-name="_31_29">e</text:span><text:span text:style-name="_31_70">s</text:span><text:span text:style-name="_31_"> </text:span><text:span text:style-name="_31_01">a</text:span><text:span text:style-name="_32_01">r</text:span><text:span text:style-name="_37_2">e</text:span><text:span text:style-name="_37_6"> </text:span><text:span text:style-name="_32_24">o</text:span><text:span text:style-name="_36_8">f</text:span><text:span text:style-name="_37_6"> </text:span><text:span text:style-name="_32_22">g</text:span><text:span text:style-name="_32_6">r</text:span><text:span text:style-name="_39_8">e</text:span><text:span text:style-name="_31_88">a</text:span><text:span text:style-name="_35_0">t</text:span><text:span text:style-name="_37_6"> </text:span><text:span text:style-name="_31_92">i</text:span><text:span text:style-name="_36_9">m</text:span><text:span text:style-name="_31_17">p</text:span><text:span text:style-name="_31_95">o</text:span><text:span text:style-name="_33_0">r</text:span><text:span text:style-name="_31_46">t</text:span><text:span text:style-name="_31_73">a</text:span><text:span text:style-name="_33_8">n</text:span><text:span text:style-name="_39_6">c</text:span><text:span text:style-name="_31_70">e</text:span><text:span text:style-name="_31_"> </text:span><text:span text:style-name="_31_44">s</text:span><text:span text:style-name="_32_15">i</text:span><text:span text:style-name="_33_8">n</text:span><text:span text:style-name="_31_34">c</text:span><text:span text:style-name="_32_09">e</text:span><text:span text:style-name="_31_"> </text:span><text:span text:style-name="_31_01">t</text:span><text:span text:style-name="_32_00">h</text:span><text:span text:style-name="_35_1">e</text:span><text:span text:style-name="_31_10">y</text:span><text:span text:style-name="_31_51"> </text:span><text:span text:style-name="_32_9">s</text:span><text:span text:style-name="_31_35">u</text:span><text:span text:style-name="_31_92">g</text:span><text:span text:style-name="_37_5">g</text:span><text:span text:style-name="_31_49">e</text:span><text:span text:style-name="_31_95">s</text:span><text:span text:style-name="_35_1">t</text:span><text:span text:style-name="_37_6"> </text:span><text:span text:style-name="_32_24">u</text:span><text:span text:style-name="_37_5">s</text:span><text:span text:style-name="_39_9">e</text:span><text:span text:style-name="_32_01">f</text:span><text:span text:style-name="_35_0">u</text:span><text:span text:style-name="_31_28">l</text:span><text:span text:style-name="_31_51"> </text:span><text:span text:style-name="_35_0">l</text:span><text:span text:style-name="_31_41">i</text:span><text:span text:style-name="_32_22">n</text:span><text:span text:style-name="_35_7">e</text:span><text:span text:style-name="_31_32">s</text:span><text:span text:style-name="_31_51"> </text:span><text:span text:style-name="_35_3">o</text:span><text:span text:style-name="_31_17">f</text:span><text:span text:style-name="_31_51"> </text:span><text:span text:style-name="_35_0">r</text:span><text:span text:style-name="_31_29">e</text:span><text:span text:style-name="_31_70">s</text:span><text:span text:style-name="_37_2">e</text:span><text:span text:style-name="_31_02">a</text:span><text:span text:style-name="_31_71">r</text:span><text:span text:style-name="_32_7">c</text:span><text:span text:style-name="_31_35">h</text:span><text:span text:style-name="_31_76">.</text:span></text:p>
      <text:p text:style-name="P1"><text:span text:style-name="_31_43">I</text:span><text:span text:style-name="_31_51"> </text:span><text:span text:style-name="_35_1">n</text:span><text:span text:style-name="_39_9">o</text:span><text:span text:style-name="_31_80">w</text:span><text:span text:style-name="_31_"> </text:span><text:span text:style-name="_39_8">p</text:span><text:span text:style-name="_31_85">r</text:span><text:span text:style-name="_37_5">o</text:span><text:span text:style-name="_31_25">c</text:span><text:span text:style-name="_31_74">e</text:span><text:span text:style-name="_35_4">e</text:span><text:span text:style-name="_39_6">d</text:span><text:span text:style-name="_31_51"> </text:span><text:span text:style-name="_36_9">t</text:span><text:span text:style-name="_39_5">o</text:span><text:span text:style-name="_31_51"> </text:span><text:span text:style-name="_36_5">c</text:span><text:span text:style-name="_31_31">o</text:span><text:span text:style-name="_32_06">n</text:span><text:span text:style-name="_34_1">s</text:span><text:span text:style-name="_31_13">i</text:span><text:span text:style-name="_32_01">d</text:span><text:span text:style-name="_33_5">e</text:span><text:span text:style-name="_31_40">r</text:span><text:span text:style-name="_31_51"> </text:span><text:span text:style-name="_35_6">o</text:span><text:span text:style-name="_31_44">p</text:span><text:span text:style-name="_32_18">i</text:span><text:span text:style-name="_33_0">n</text:span><text:span text:style-name="_39_9">i</text:span><text:span text:style-name="_32_16">o</text:span><text:span text:style-name="_37_5">n</text:span><text:span text:style-name="_31_01">s</text:span><text:span text:style-name="_31_51"> </text:span><text:span text:style-name="_34_1">o</text:span><text:span text:style-name="_31_40">p</text:span><text:span text:style-name="_31_77">p</text:span><text:span text:style-name="_35_9">o</text:span><text:span text:style-name="_31_29">s</text:span><text:span text:style-name="_31_92">e</text:span><text:span text:style-name="_32_7">d</text:span><text:span text:style-name="_37_6"> </text:span><text:span text:style-name="_31_70">t</text:span><text:span text:style-name="_35_4">o</text:span><text:span text:style-name="_37_6"> </text:span><text:span text:style-name="_32_01">m</text:span><text:span text:style-name="_34_2">y</text:span><text:span text:style-name="_37_6"> </text:span><text:span text:style-name="_31_77">o</text:span><text:span text:style-name="_32_1">w</text:span><text:span text:style-name="_31_04">n</text:span><text:span text:style-name="_32_21">.</text:span></text:p>
      <text:p text:style-name="P1"><text:span text:style-name="_31_46">(</text:span><text:span text:style-name="_31_80">1</text:span><text:span text:style-name="_35_9">)</text:span><text:span text:style-name="_37_6"> </text:span><text:span text:style-name="_32_18">T</text:span><text:span text:style-name="_35_3">h</text:span><text:span text:style-name="_31_13">e</text:span><text:span text:style-name="_31_51"> </text:span><text:span text:style-name="_33_5">T</text:span><text:span text:style-name="_31_17">h</text:span><text:span text:style-name="_32_06">e</text:span><text:span text:style-name="_35_1">o</text:span><text:span text:style-name="_31_43">l</text:span><text:span text:style-name="_32_16">o</text:span><text:span text:style-name="_36_8">g</text:span><text:span text:style-name="_39_5">i</text:span><text:span text:style-name="_31_74">c</text:span><text:span text:style-name="_36_5">a</text:span><text:span text:style-name="_31_04">l</text:span><text:span text:style-name="_31_51"> </text:span><text:span text:style-name="_35_3">O</text:span><text:span text:style-name="_31_02">b</text:span><text:span text:style-name="_31_79">j</text:span><text:span text:style-name="_32_1">e</text:span><text:span text:style-name="_31_11">c</text:span><text:span text:style-name="_31_92">t</text:span><text:span text:style-name="_35_9">i</text:span><text:span text:style-name="_31_41">o</text:span><text:span text:style-name="_31_89">n</text:span></text:p>
      <text:p text:style-name="P1"><text:span text:style-name="_31_13">T</text:span><text:span text:style-name="_32_21">h</text:span><text:span text:style-name="_35_7">i</text:span><text:span text:style-name="_31_43">n</text:span><text:span text:style-name="_32_25">k</text:span><text:span text:style-name="_35_3">i</text:span><text:span text:style-name="_31_41">n</text:span><text:span text:style-name="_32_10">g</text:span><text:span text:style-name="_31_"> </text:span><text:span text:style-name="_31_01">i</text:span><text:span text:style-name="_32_16">s</text:span><text:span text:style-name="_31_"> </text:span><text:span text:style-name="_31_13">a</text:span><text:span text:style-name="_31_51"> </text:span><text:span text:style-name="_36_9">f</text:span><text:span text:style-name="_39_8">u</text:span><text:span text:style-name="_31_92">n</text:span><text:span text:style-name="_33_5">c</text:span><text:span text:style-name="_31_16">t</text:span><text:span text:style-name="_32_00">i</text:span><text:span text:style-name="_34_5">o</text:span><text:span text:style-name="_31_31">n</text:span><text:span text:style-name="_31_51"> </text:span><text:span text:style-name="_36_5">o</text:span><text:span text:style-name="_31_11">f</text:span><text:span text:style-name="_31_51"> </text:span><text:span text:style-name="_34_1">m</text:span><text:span text:style-name="_31_41">a</text:span><text:span text:style-name="_31_70">n</text:span><text:span text:style-name="_32_0">'</text:span><text:span text:style-name="_31_46">s</text:span><text:span text:style-name="_31_51"> </text:span><text:span text:style-name="_37_1">i</text:span><text:span text:style-name="_31_10">m</text:span><text:span text:style-name="_32_01">m</text:span><text:span text:style-name="_32_4">o</text:span><text:span text:style-name="_31_32">r</text:span><text:span text:style-name="_32_24">t</text:span><text:span text:style-name="_37_4">a</text:span><text:span text:style-name="_31_05">l</text:span><text:span text:style-name="_31_51"> </text:span><text:span text:style-name="_32_4">s</text:span><text:span text:style-name="_31_40">o</text:span><text:span text:style-name="_32_21">u</text:span><text:span text:style-name="_33_0">l</text:span><text:span text:style-name="_31_46">.</text:span><text:span text:style-name="_31_51"> </text:span><text:span text:style-name="_35_7">G</text:span><text:span text:style-name="_31_11">o</text:span><text:span text:style-name="_31_86">d</text:span><text:span text:style-name="_31_"> </text:span><text:span text:style-name="_31_34">h</text:span><text:span text:style-name="_32_01">a</text:span><text:span text:style-name="_32_1">s</text:span><text:span text:style-name="_37_6"> </text:span><text:span text:style-name="_32_03">g</text:span><text:span text:style-name="_32_6">i</text:span><text:span text:style-name="_31_20">v</text:span><text:span text:style-name="_31_85">e</text:span><text:span text:style-name="_37_5">n</text:span><text:span text:style-name="_37_6"> </text:span><text:span text:style-name="_32_18">a</text:span><text:span text:style-name="_35_1">n</text:span><text:span text:style-name="_37_6"> </text:span><text:span text:style-name="_31_94">i</text:span><text:span text:style-name="_35_7">m</text:span><text:span text:style-name="_31_11">m</text:span><text:span text:style-name="_32_16">o</text:span><text:span text:style-name="_34_4">r</text:span><text:span text:style-name="_39_8">t</text:span><text:span text:style-name="_31_79">a</text:span><text:span text:style-name="_33_5">l</text:span><text:span text:style-name="_37_6"> </text:span><text:span text:style-name="_31_91">s</text:span><text:span text:style-name="_36_6">o</text:span><text:span text:style-name="_31_31">u</text:span><text:span text:style-name="_31_74">l</text:span><text:span text:style-name="_31_"> </text:span><text:span text:style-name="_31_34">t</text:span><text:span text:style-name="_31_73">o</text:span><text:span text:style-name="_31_"> </text:span><text:span text:style-name="_31_40">e</text:span><text:span text:style-name="_32_01">v</text:span><text:span text:style-name="_35_6">e</text:span><text:span text:style-name="_31_10">r</text:span><text:span text:style-name="_32_06">y</text:span><text:span text:style-name="_31_"> </text:span><text:span text:style-name="_31_34">m</text:span><text:span text:style-name="_31_77">a</text:span><text:span text:style-name="_33_5">n</text:span><text:span text:style-name="_37_6"> </text:span><text:span text:style-name="_32_24">a</text:span><text:span text:style-name="_37_4">n</text:span><text:span text:style-name="_31_04">d</text:span><text:span text:style-name="_31_51"> </text:span><text:span text:style-name="_36_6">w</text:span><text:span text:style-name="_31_01">o</text:span><text:span text:style-name="_31_85">m</text:span><text:span text:style-name="_36_6">a</text:span><text:span text:style-name="_31_46">n</text:span><text:span text:style-name="_32_06">,</text:span><text:span text:style-name="_31_"> </text:span><text:span text:style-name="_31_13">b</text:span><text:span text:style-name="_31_91">u</text:span><text:span text:style-name="_35_9">t</text:span><text:span text:style-name="_37_6"> </text:span><text:span text:style-name="_32_19">n</text:span><text:span text:style-name="_35_1">o</text:span><text:span text:style-name="_31_10">t</text:span><text:span text:style-name="_31_51"> </text:span><text:span text:style-name="_36_6">t</text:span><text:span text:style-name="_31_25">o</text:span><text:span text:style-name="_31_51"> </text:span><text:span text:style-name="_33_6">a</text:span><text:span text:style-name="_31_05">n</text:span><text:span text:style-name="_32_10">y</text:span><text:span text:style-name="_31_"> </text:span><text:span text:style-name="_31_50">o</text:span><text:span text:style-name="_31_74">t</text:span><text:span text:style-name="_32_3">h</text:span><text:span text:style-name="_31_29">e</text:span><text:span text:style-name="_31_86">r</text:span><text:span text:style-name="_31_"> </text:span><text:span text:style-name="_31_29">a</text:span><text:span text:style-name="_32_25">n</text:span><text:span text:style-name="_34_1">i</text:span><text:span text:style-name="_31_02">m</text:span><text:span text:style-name="_31_73">a</text:span><text:span text:style-name="_35_0">l</text:span><text:span text:style-name="_37_6"> </text:span><text:span text:style-name="_32_21">o</text:span><text:span text:style-name="_37_1">r</text:span><text:span text:style-name="_37_6"> </text:span><text:span text:style-name="_31_88">t</text:span><text:span text:style-name="_35_0">o</text:span><text:span text:style-name="_37_6"> </text:span><text:span text:style-name="_31_71">m</text:span><text:span text:style-name="_36_8">a</text:span><text:span text:style-name="_31_49">c</text:span><text:span text:style-name="_32_04">h</text:span><text:span text:style-name="_37_1">i</text:span><text:span text:style-name="_31_49">n</text:span><text:span text:style-name="_31_88">e</text:span><text:span text:style-name="_33_6">s</text:span><text:span text:style-name="_31_25">.</text:span><text:span text:style-name="_31_51"> </text:span><text:span text:style-name="_36_0">H</text:span><text:span text:style-name="_31_17">e</text:span><text:span text:style-name="_32_15">n</text:span><text:span text:style-name="_35_7">c</text:span><text:span text:style-name="_31_16">e</text:span><text:span text:style-name="_31_51"> </text:span><text:span text:style-name="_37_1">n</text:span><text:span text:style-name="_31_19">o</text:span><text:span text:style-name="_31_51"> </text:span><text:span text:style-name="_35_4">a</text:span><text:span text:style-name="_31_20">n</text:span><text:span text:style-name="_32_16">i</text:span><text:span text:style-name="_32_4">m</text:span><text:span text:style-name="_31_44">a</text:span><text:span text:style-name="_32_07">l</text:span><text:span text:style-name="_31_"> </text:span><text:span text:style-name="_31_28">o</text:span><text:span text:style-name="_31_70">r</text:span><text:span text:style-name="_31_"> </text:span><text:span text:style-name="_31_17">m</text:span><text:span text:style-name="_32_21">a</text:span><text:span text:style-name="_34_5">c</text:span><text:span text:style-name="_31_28">h</text:span><text:span text:style-name="_31_92">i</text:span><text:span text:style-name="_36_0">n</text:span><text:span text:style-name="_31_25">e</text:span><text:span text:style-name="_31_51"> </text:span><text:span text:style-name="_37_1">c</text:span><text:span text:style-name="_31_29">a</text:span><text:span text:style-name="_32_25">n</text:span><text:span text:style-name="_31_"> </text:span><text:span text:style-name="_31_40">t</text:span><text:span text:style-name="_32_25">h</text:span><text:span text:style-name="_33_5">i</text:span><text:span text:style-name="_31_49">n</text:span><text:span text:style-name="_31_77">k</text:span><text:span text:style-name="_34_1">.</text:span></text:p>
      <text:p text:style-name="P1"><text:span text:style-name="_31_80">I</text:span><text:span text:style-name="_31_"> </text:span><text:span text:style-name="_31_04">a</text:span><text:span text:style-name="_32_15">m</text:span><text:span text:style-name="_31_"> </text:span><text:span text:style-name="_31_43">u</text:span><text:span text:style-name="_32_19">n</text:span><text:span text:style-name="_32_9">a</text:span><text:span text:style-name="_31_02">b</text:span><text:span text:style-name="_32_16">l</text:span><text:span text:style-name="_32_3">e</text:span><text:span text:style-name="_37_6"> </text:span><text:span text:style-name="_32_07">t</text:span><text:span text:style-name="_32_4">o</text:span><text:span text:style-name="_37_6"> </text:span><text:span text:style-name="_31_73">a</text:span><text:span text:style-name="_32_3">c</text:span><text:span text:style-name="_31_32">c</text:span><text:span text:style-name="_32_16">e</text:span><text:span text:style-name="_33_0">p</text:span><text:span text:style-name="_31_41">t</text:span><text:span text:style-name="_31_51"> </text:span><text:span text:style-name="_37_1">a</text:span><text:span text:style-name="_31_25">n</text:span><text:span text:style-name="_31_85">y</text:span><text:span text:style-name="_31_"> </text:span><text:span text:style-name="_31_31">p</text:span><text:span text:style-name="_32_09">a</text:span><text:span text:style-name="_36_5">r</text:span><text:span text:style-name="_31_28">t</text:span><text:span text:style-name="_31_51"> </text:span><text:span text:style-name="_33_0">o</text:span><text:span text:style-name="_39_8">f</text:span><text:span text:style-name="_31_51"> </text:span><text:span text:style-name="_37_5">t</text:span><text:span text:style-name="_31_29">h</text:span><text:span text:style-name="_31_71">i</text:span><text:span text:style-name="_33_8">s</text:span><text:span text:style-name="_39_5">,</text:span><text:span text:style-name="_31_51"> </text:span><text:span text:style-name="_35_7">b</text:span><text:span text:style-name="_39_8">u</text:span><text:span text:style-name="_31_88">t</text:span><text:span text:style-name="_31_"> </text:span><text:span text:style-name="_39_5">w</text:span><text:span text:style-name="_32_21">i</text:span><text:span text:style-name="_35_7">l</text:span><text:span text:style-name="_31_25">l</text:span><text:span text:style-name="_31_51"> </text:span><text:span text:style-name="_35_0">a</text:span><text:span text:style-name="_31_49">t</text:span><text:span text:style-name="_32_00">t</text:span><text:span text:style-name="_33_9">e</text:span><text:span text:style-name="_31_26">m</text:span><text:span text:style-name="_32_24">p</text:span><text:span text:style-name="_35_0">t</text:span><text:span text:style-name="_37_6"> </text:span><text:span text:style-name="_31_77">t</text:span><text:span text:style-name="_37_2">o</text:span><text:span text:style-name="_37_6"> </text:span><text:span text:style-name="_32_09">r</text:span><text:span text:style-name="_36_0">e</text:span><text:span text:style-name="_31_19">p</text:span><text:span text:style-name="_31_88">l</text:span><text:span text:style-name="_37_5">y</text:span><text:span text:style-name="_37_6"> </text:span><text:span text:style-name="_32_16">i</text:span><text:span text:style-name="_36_8">n</text:span><text:span text:style-name="_37_6"> </text:span><text:span text:style-name="_32_01">t</text:span><text:span text:style-name="_35_6">h</text:span><text:span text:style-name="_31_20">e</text:span><text:span text:style-name="_31_88">o</text:span><text:span text:style-name="_36_6">l</text:span><text:span text:style-name="_31_43">o</text:span><text:span text:style-name="_32_00">g</text:span><text:span text:style-name="_32_6">i</text:span><text:span text:style-name="_31_10">c</text:span><text:span text:style-name="_31_95">a</text:span><text:span text:style-name="_33_6">l</text:span><text:span text:style-name="_37_6"> </text:span><text:span text:style-name="_32_16">t</text:span><text:span text:style-name="_33_8">e</text:span><text:span text:style-name="_31_25">r</text:span><text:span text:style-name="_31_77">m</text:span><text:span text:style-name="_32_1">s</text:span><text:span text:style-name="_31_34">.</text:span><text:span text:style-name="_31_51"> </text:span><text:span text:style-name="_37_4">I</text:span><text:span text:style-name="_37_6"> </text:span><text:span text:style-name="_31_70">s</text:span><text:span text:style-name="_35_3">h</text:span><text:span text:style-name="_39_9">o</text:span><text:span text:style-name="_31_79">u</text:span><text:span text:style-name="_32_1">l</text:span><text:span text:style-name="_31_44">d</text:span><text:span text:style-name="_31_51"> </text:span><text:span text:style-name="_37_2">f</text:span><text:span text:style-name="_31_40">i</text:span><text:span text:style-name="_32_06">n</text:span><text:span text:style-name="_35_7">d</text:span><text:span text:style-name="_37_6"> </text:span><text:span text:style-name="_31_76">t</text:span><text:span text:style-name="_33_9">h</text:span><text:span text:style-name="_39_5">e</text:span><text:span text:style-name="_31_51"> </text:span><text:span text:style-name="_35_4">a</text:span><text:span text:style-name="_31_10">r</text:span><text:span text:style-name="_31_89">g</text:span><text:span text:style-name="_36_9">u</text:span><text:span text:style-name="_31_14">m</text:span><text:span text:style-name="_31_71">e</text:span><text:span text:style-name="_33_6">n</text:span><text:span text:style-name="_31_34">t</text:span><text:span text:style-name="_31_51"> </text:span><text:span text:style-name="_35_9">m</text:span><text:span text:style-name="_39_8">o</text:span><text:span text:style-name="_32_19">r</text:span><text:span text:style-name="_35_3">e</text:span><text:span text:style-name="_37_6"> </text:span><text:span text:style-name="_31_76">c</text:span><text:span text:style-name="_33_9">o</text:span><text:span text:style-name="_39_6">n</text:span><text:span text:style-name="_31_70">v</text:span><text:span text:style-name="_35_1">i</text:span><text:span text:style-name="_31_41">n</text:span><text:span text:style-name="_31_77">c</text:span><text:span text:style-name="_33_9">i</text:span><text:span text:style-name="_31_34">n</text:span><text:span text:style-name="_31_95">g</text:span><text:span text:style-name="_31_"> </text:span><text:span text:style-name="_31_41">i</text:span><text:span text:style-name="_32_22">f</text:span><text:span text:style-name="_31_"> </text:span><text:span text:style-name="_39_6">a</text:span><text:span text:style-name="_31_77">n</text:span><text:span text:style-name="_33_9">i</text:span><text:span text:style-name="_31_14">m</text:span><text:span text:style-name="_32_09">a</text:span><text:span text:style-name="_32_1">l</text:span><text:span text:style-name="_31_04">s</text:span><text:span text:style-name="_31_51"> </text:span><text:span text:style-name="_32_4">w</text:span><text:span text:style-name="_31_13">e</text:span><text:span text:style-name="_32_21">r</text:span><text:span text:style-name="_33_5">e</text:span><text:span text:style-name="_37_6"> </text:span><text:span text:style-name="_32_25">c</text:span><text:span text:style-name="_35_4">l</text:span><text:span text:style-name="_31_28">a</text:span><text:span text:style-name="_32_16">s</text:span><text:span text:style-name="_33_6">s</text:span><text:span text:style-name="_31_28">e</text:span><text:span text:style-name="_31_71">d</text:span><text:span text:style-name="_31_"> </text:span><text:span text:style-name="_31_16">w</text:span><text:span text:style-name="_31_89">i</text:span><text:span text:style-name="_37_5">t</text:span><text:span text:style-name="_31_40">h</text:span><text:span text:style-name="_31_51"> </text:span><text:span text:style-name="_33_0">m</text:span><text:span text:style-name="_31_47">e</text:span><text:span text:style-name="_32_01">n</text:span><text:span text:style-name="_32_3">,</text:span><text:span text:style-name="_37_6"> </text:span><text:span text:style-name="_32_04">f</text:span><text:span text:style-name="_36_0">o</text:span><text:span text:style-name="_31_11">r</text:span><text:span text:style-name="_31_51"> </text:span><text:span text:style-name="_34_1">t</text:span><text:span text:style-name="_31_05">h</text:span><text:span text:style-name="_32_00">e</text:span><text:span text:style-name="_36_5">r</text:span><text:span text:style-name="_31_44">e</text:span><text:span text:style-name="_31_51"> </text:span><text:span text:style-name="_37_4">i</text:span><text:span text:style-name="_31_04">s</text:span><text:span text:style-name="_31_51"> </text:span><text:span text:style-name="_32_3">a</text:span><text:span text:style-name="_37_6"> </text:span><text:span text:style-name="_31_77">g</text:span><text:span text:style-name="_36_6">r</text:span><text:span text:style-name="_31_26">e</text:span><text:span text:style-name="_32_19">a</text:span><text:span text:style-name="_32_7">t</text:span><text:span text:style-name="_39_8">e</text:span><text:span text:style-name="_32_10">r</text:span><text:span text:style-name="_31_"> </text:span><text:span text:style-name="_39_6">d</text:span><text:span text:style-name="_32_21">i</text:span><text:span text:style-name="_32_7">f</text:span><text:span text:style-name="_31_02">f</text:span><text:span text:style-name="_32_21">e</text:span><text:span text:style-name="_34_2">r</text:span><text:span text:style-name="_31_35">e</text:span><text:span text:style-name="_31_80">n</text:span><text:span text:style-name="_35_1">c</text:span><text:span text:style-name="_31_26">e</text:span><text:span text:style-name="_31_91">,</text:span><text:span text:style-name="_31_"> </text:span><text:span text:style-name="_31_35">t</text:span><text:span text:style-name="_32_01">o</text:span><text:span text:style-name="_31_"> </text:span><text:span text:style-name="_31_26">m</text:span><text:span text:style-name="_31_80">y</text:span><text:span text:style-name="_31_"> </text:span><text:span text:style-name="_31_35">m</text:span><text:span text:style-name="_31_88">i</text:span><text:span text:style-name="_33_0">n</text:span><text:span text:style-name="_31_19">d</text:span><text:span text:style-name="_32_24">,</text:span><text:span text:style-name="_31_"> </text:span><text:span text:style-name="_31_02">b</text:span><text:span text:style-name="_32_22">e</text:span><text:span text:style-name="_33_8">t</text:span><text:span text:style-name="_31_31">w</text:span><text:span text:style-name="_31_80">e</text:span><text:span text:style-name="_33_6">e</text:span><text:span text:style-name="_31_10">n</text:span><text:span text:style-name="_31_51"> </text:span><text:span text:style-name="_34_2">t</text:span><text:span text:style-name="_31_46">h</text:span><text:span text:style-name="_32_21">e</text:span><text:span text:style-name="_31_"> </text:span><text:span text:style-name="_31_04">t</text:span><text:span text:style-name="_31_89">y</text:span><text:span text:style-name="_35_9">p</text:span><text:span text:style-name="_31_28">i</text:span><text:span text:style-name="_32_24">c</text:span><text:span text:style-name="_32_0">a</text:span><text:span text:style-name="_39_8">l</text:span><text:span text:style-name="_31_51"> </text:span><text:span text:style-name="_35_7">a</text:span><text:span text:style-name="_31_31">n</text:span><text:span text:style-name="_31_89">i</text:span><text:span text:style-name="_36_9">m</text:span><text:span text:style-name="_31_17">a</text:span><text:span text:style-name="_32_03">t</text:span><text:span text:style-name="_35_7">e</text:span><text:span text:style-name="_37_6"> </text:span><text:span text:style-name="_32_24">a</text:span><text:span text:style-name="_37_4">n</text:span><text:span text:style-name="_31_11">d</text:span><text:span text:style-name="_31_51"> </text:span><text:span text:style-name="_35_4">t</text:span><text:span text:style-name="_31_17">h</text:span><text:span text:style-name="_31_74">e</text:span><text:span text:style-name="_31_"> </text:span><text:span text:style-name="_31_01">i</text:span><text:span text:style-name="_32_21">n</text:span><text:span text:style-name="_37_5">a</text:span><text:span text:style-name="_31_10">n</text:span><text:span text:style-name="_31_80">i</text:span><text:span text:style-name="_35_4">m</text:span><text:span text:style-name="_39_5">a</text:span><text:span text:style-name="_31_71">t</text:span><text:span text:style-name="_35_4">e</text:span><text:span text:style-name="_37_6"> </text:span><text:span text:style-name="_32_21">t</text:span><text:span text:style-name="_37_4">h</text:span><text:span text:style-name="_31_19">a</text:span><text:span text:style-name="_32_15">n</text:span><text:span text:style-name="_31_"> </text:span><text:span text:style-name="_31_40">t</text:span><text:span text:style-name="_31_77">h</text:span><text:span text:style-name="_33_0">e</text:span><text:span text:style-name="_31_13">r</text:span><text:span text:style-name="_31_95">e</text:span><text:span text:style-name="_31_"> </text:span><text:span text:style-name="_31_14">i</text:span><text:span text:style-name="_31_85">s</text:span><text:span text:style-name="_31_"> </text:span><text:span text:style-name="_31_25">b</text:span><text:span text:style-name="_32_19">e</text:span><text:span text:style-name="_33_9">t</text:span><text:span text:style-name="_31_34">w</text:span><text:span text:style-name="_31_70">e</text:span><text:span text:style-name="_37_2">e</text:span><text:span text:style-name="_31_16">n</text:span><text:span text:style-name="_31_51"> </text:span><text:span text:style-name="_32_1">m</text:span><text:span text:style-name="_31_10">a</text:span><text:span text:style-name="_31_85">n</text:span><text:span text:style-name="_31_"> </text:span><text:span text:style-name="_31_11">a</text:span><text:span text:style-name="_32_06">n</text:span><text:span text:style-name="_33_9">d</text:span><text:span text:style-name="_37_6"> </text:span><text:span text:style-name="_31_91">t</text:span><text:span text:style-name="_36_6">h</text:span><text:span text:style-name="_31_26">e</text:span><text:span text:style-name="_31_51"> </text:span><text:span text:style-name="_32_7">o</text:span><text:span text:style-name="_31_17">t</text:span><text:span text:style-name="_31_86">h</text:span><text:span text:style-name="_36_9">e</text:span><text:span text:style-name="_31_20">r</text:span><text:span text:style-name="_31_51"> </text:span><text:span text:style-name="_34_5">a</text:span><text:span text:style-name="_31_49">n</text:span><text:span text:style-name="_32_00">i</text:span><text:span text:style-name="_33_6">m</text:span><text:span text:style-name="_31_11">a</text:span><text:span text:style-name="_31_95">l</text:span><text:span text:style-name="_36_0">s</text:span><text:span text:style-name="_31_28">.</text:span><text:span text:style-name="_31_51"> </text:span><text:span text:style-name="_35_4">T</text:span><text:span text:style-name="_31_01">h</text:span><text:span text:style-name="_32_01">e</text:span><text:span text:style-name="_31_"> </text:span><text:span text:style-name="_31_10">a</text:span><text:span text:style-name="_32_18">r</text:span><text:span text:style-name="_33_9">b</text:span><text:span text:style-name="_31_14">i</text:span><text:span text:style-name="_31_86">t</text:span><text:span text:style-name="_35_1">r</text:span><text:span text:style-name="_31_05">a</text:span><text:span text:style-name="_31_71">r</text:span><text:span text:style-name="_37_4">y</text:span><text:span text:style-name="_37_6"> </text:span><text:span text:style-name="_31_89">c</text:span><text:span text:style-name="_36_0">h</text:span><text:span text:style-name="_31_16">a</text:span><text:span text:style-name="_31_95">r</text:span><text:span text:style-name="_32_9">a</text:span><text:span text:style-name="_31_10">c</text:span><text:span text:style-name="_31_74">t</text:span><text:span text:style-name="_33_8">e</text:span><text:span text:style-name="_31_11">r</text:span><text:span text:style-name="_31_51"> </text:span><text:span text:style-name="_35_9">o</text:span><text:span text:style-name="_31_14">f</text:span><text:span text:style-name="_31_51"> </text:span><text:span text:style-name="_34_4">t</text:span><text:span text:style-name="_31_50">h</text:span><text:span text:style-name="_31_95">e</text:span><text:span text:style-name="_31_"> </text:span><text:span text:style-name="_31_34">o</text:span><text:span text:style-name="_32_19">r</text:span><text:span text:style-name="_35_0">t</text:span><text:span text:style-name="_31_20">h</text:span><text:span text:style-name="_31_76">o</text:span><text:span text:style-name="_32_9">d</text:span><text:span text:style-name="_31_17">o</text:span><text:span text:style-name="_31_70">x</text:span><text:span text:style-name="_31_"> </text:span><text:span text:style-name="_31_01">v</text:span><text:span text:style-name="_32_21">i</text:span><text:span text:style-name="_34_4">e</text:span><text:span text:style-name="_31_49">w</text:span><text:span text:style-name="_31_51"> </text:span><text:span text:style-name="_37_5">b</text:span><text:span text:style-name="_31_11">e</text:span><text:span text:style-name="_32_10">c</text:span><text:span text:style-name="_34_5">o</text:span><text:span text:style-name="_39_8">m</text:span><text:span text:style-name="_32_16">e</text:span><text:span text:style-name="_34_1">s</text:span><text:span text:style-name="_37_6"> </text:span><text:span text:style-name="_32_00">c</text:span><text:span text:style-name="_33_0">l</text:span><text:span text:style-name="_31_25">e</text:span><text:span text:style-name="_32_10">a</text:span><text:span text:style-name="_35_1">r</text:span><text:span text:style-name="_31_34">e</text:span><text:span text:style-name="_32_00">r</text:span><text:span text:style-name="_31_"> </text:span><text:span text:style-name="_31_04">i</text:span><text:span text:style-name="_32_01">f</text:span><text:span text:style-name="_31_"> </text:span><text:span text:style-name="_31_04">w</text:span><text:span text:style-name="_32_09">e</text:span><text:span text:style-name="_31_"> </text:span><text:span text:style-name="_31_19">c</text:span><text:span text:style-name="_32_06">o</text:span><text:span text:style-name="_34_4">n</text:span><text:span text:style-name="_31_28">s</text:span><text:span text:style-name="_31_95">i</text:span><text:span text:style-name="_36_6">d</text:span><text:span text:style-name="_39_6">e</text:span><text:span text:style-name="_31_71">r</text:span><text:span text:style-name="_31_"> </text:span><text:span text:style-name="_31_17">h</text:span><text:span text:style-name="_31_80">o</text:span><text:span text:style-name="_32_6">w</text:span><text:span text:style-name="_37_6"> </text:span><text:span text:style-name="_32_19">i</text:span><text:span text:style-name="_35_4">t</text:span><text:span text:style-name="_37_6"> </text:span><text:span text:style-name="_31_71">m</text:span><text:span text:style-name="_36_9">i</text:span><text:span text:style-name="_31_05">g</text:span><text:span text:style-name="_31_73">h</text:span><text:span text:style-name="_35_0">t</text:span><text:span text:style-name="_37_6"> </text:span><text:span text:style-name="_31_95">a</text:span><text:span text:style-name="_32_6">p</text:span><text:span text:style-name="_31_31">p</text:span><text:span text:style-name="_31_91">e</text:span><text:span text:style-name="_37_4">a</text:span><text:span text:style-name="_31_26">r</text:span><text:span text:style-name="_31_51"> </text:span><text:span text:style-name="_34_4">t</text:span><text:span text:style-name="_39_5">o</text:span><text:span text:style-name="_31_51"> </text:span><text:span text:style-name="_33_6">a</text:span><text:span text:style-name="_37_6"> </text:span><text:span text:style-name="_32_21">m</text:span><text:span text:style-name="_35_4">e</text:span><text:span text:style-name="_31_25">m</text:span><text:span text:style-name="_31_80">b</text:span><text:span text:style-name="_35_9">e</text:span><text:span text:style-name="_31_19">r</text:span><text:span text:style-name="_31_51"> </text:span><text:span text:style-name="_32_0">o</text:span><text:span text:style-name="_31_19">f</text:span><text:span text:style-name="_31_51"> </text:span><text:span text:style-name="_34_2">s</text:span><text:span text:style-name="_31_02">o</text:span><text:span text:style-name="_31_86">m</text:span><text:span text:style-name="_32_6">e</text:span><text:span text:style-name="_37_6"> </text:span><text:span text:style-name="_31_74">o</text:span><text:span text:style-name="_33_0">t</text:span><text:span text:style-name="_31_46">h</text:span><text:span text:style-name="_32_24">e</text:span><text:span text:style-name="_35_9">r</text:span><text:span text:style-name="_37_6"> </text:span><text:span text:style-name="_31_95">r</text:span><text:span text:style-name="_37_4">e</text:span><text:span text:style-name="_31_49">l</text:span><text:span text:style-name="_31_95">i</text:span><text:span text:style-name="_33_8">g</text:span><text:span text:style-name="_31_28">i</text:span><text:span text:style-name="_31_85">o</text:span><text:span text:style-name="_32_9">u</text:span><text:span text:style-name="_39_5">s</text:span><text:span text:style-name="_31_51"> </text:span><text:span text:style-name="_34_1">c</text:span><text:span text:style-name="_31_32">o</text:span><text:span text:style-name="_32_04">m</text:span><text:span text:style-name="_33_5">m</text:span><text:span text:style-name="_31_01">u</text:span><text:span text:style-name="_32_25">n</text:span><text:span text:style-name="_32_6">i</text:span><text:span text:style-name="_39_5">t</text:span><text:span text:style-name="_31_70">y</text:span><text:span text:style-name="_33_6">.</text:span><text:span text:style-name="_37_6"> </text:span><text:span text:style-name="_32_01">H</text:span><text:span text:style-name="_37_2">o</text:span><text:span text:style-name="_31_19">w</text:span><text:span text:style-name="_31_51"> </text:span><text:span text:style-name="_32_4">d</text:span><text:span text:style-name="_31_11">o</text:span><text:span text:style-name="_31_51"> </text:span><text:span text:style-name="_37_5">C</text:span><text:span text:style-name="_31_25">h</text:span><text:span text:style-name="_31_94">r</text:span><text:span text:style-name="_33_8">i</text:span><text:span text:style-name="_39_5">s</text:span><text:span text:style-name="_32_24">t</text:span><text:span text:style-name="_33_8">i</text:span><text:span text:style-name="_31_17">a</text:span><text:span text:style-name="_32_04">n</text:span><text:span text:style-name="_35_0">s</text:span><text:span text:style-name="_37_6"> </text:span><text:span text:style-name="_32_21">r</text:span><text:span text:style-name="_33_6">e</text:span><text:span text:style-name="_31_28">g</text:span><text:span text:style-name="_31_79">a</text:span><text:span text:style-name="_35_6">r</text:span><text:span text:style-name="_31_16">d</text:span><text:span text:style-name="_31_51"> </text:span><text:span text:style-name="_35_7">t</text:span><text:span text:style-name="_39_8">h</text:span><text:span text:style-name="_31_91">e</text:span><text:span text:style-name="_31_"> </text:span><text:span text:style-name="_31_47">M</text:span><text:span text:style-name="_32_01">o</text:span><text:span text:style-name="_34_1">s</text:span><text:span text:style-name="_31_19">l</text:span><text:span text:style-name="_31_80">e</text:span><text:span text:style-name="_36_5">m</text:span><text:span text:style-name="_37_6"> </text:span><text:span text:style-name="_31_92">v</text:span><text:span text:style-name="_33_5">i</text:span><text:span text:style-name="_31_47">e</text:span><text:span text:style-name="_31_76">w</text:span><text:span text:style-name="_31_"> </text:span><text:span text:style-name="_31_28">t</text:span><text:span text:style-name="_31_94">h</text:span><text:span text:style-name="_35_6">a</text:span><text:span text:style-name="_31_14">t</text:span><text:span text:style-name="_31_51"> </text:span><text:span text:style-name="_33_6">w</text:span><text:span text:style-name="_31_13">o</text:span><text:span text:style-name="_32_21">m</text:span><text:span text:style-name="_37_1">e</text:span><text:span text:style-name="_31_17">n</text:span><text:span text:style-name="_31_51"> </text:span><text:span text:style-name="_33_8">h</text:span><text:span text:style-name="_31_19">a</text:span><text:span text:style-name="_32_04">v</text:span><text:span text:style-name="_33_5">e</text:span><text:span text:style-name="_37_6"> </text:span><text:span text:style-name="_32_16">n</text:span><text:span text:style-name="_37_5">o</text:span><text:span text:style-name="_37_6"> </text:span><text:span text:style-name="_32_15">s</text:span><text:span text:style-name="_33_8">o</text:span><text:span text:style-name="_31_04">u</text:span><text:span text:style-name="_31_91">l</text:span><text:span text:style-name="_32_4">s</text:span><text:span text:style-name="_31_50">?</text:span><text:span text:style-name="_31_51"> </text:span><text:span text:style-name="_35_6">B</text:span><text:span text:style-name="_31_02">u</text:span><text:span text:style-name="_32_19">t</text:span><text:span text:style-name="_31_"> </text:span><text:span text:style-name="_31_34">l</text:span><text:span text:style-name="_31_89">e</text:span><text:span text:style-name="_35_9">t</text:span><text:span text:style-name="_37_6"> </text:span><text:span text:style-name="_32_06">u</text:span><text:span text:style-name="_37_1">s</text:span><text:span text:style-name="_37_6"> </text:span><text:span text:style-name="_32_10">l</text:span><text:span text:style-name="_36_9">e</text:span><text:span text:style-name="_31_40">a</text:span><text:span text:style-name="_31_92">v</text:span><text:span text:style-name="_33_0">e</text:span><text:span text:style-name="_37_6"> </text:span><text:span text:style-name="_31_85">t</text:span><text:span text:style-name="_32_1">h</text:span><text:span text:style-name="_31_05">i</text:span><text:span text:style-name="_32_16">s</text:span><text:span text:style-name="_31_"> </text:span><text:span text:style-name="_39_5">p</text:span><text:span text:style-name="_31_85">o</text:span><text:span text:style-name="_32_3">i</text:span><text:span text:style-name="_31_41">n</text:span><text:span text:style-name="_31_74">t</text:span><text:span text:style-name="_31_"> </text:span><text:span text:style-name="_39_8">a</text:span><text:span text:style-name="_32_01">s</text:span><text:span text:style-name="_35_1">i</text:span><text:span text:style-name="_31_34">d</text:span><text:span text:style-name="_31_79">e</text:span><text:span text:style-name="_31_"> </text:span><text:span text:style-name="_31_04">a</text:span><text:span text:style-name="_31_77">n</text:span><text:span text:style-name="_33_0">d</text:span><text:span text:style-name="_37_6"> </text:span><text:span text:style-name="_32_10">r</text:span><text:span text:style-name="_36_0">e</text:span><text:span text:style-name="_31_19">t</text:span><text:span text:style-name="_31_86">u</text:span><text:span text:style-name="_32_1">r</text:span><text:span text:style-name="_39_6">n</text:span><text:span text:style-name="_31_51"> </text:span><text:span text:style-name="_36_5">t</text:span><text:span text:style-name="_31_26">o</text:span><text:span text:style-name="_31_51"> </text:span><text:span text:style-name="_37_4">t</text:span><text:span text:style-name="_31_29">h</text:span><text:span text:style-name="_32_16">e</text:span><text:span text:style-name="_31_"> </text:span><text:span text:style-name="_31_14">m</text:span><text:span text:style-name="_32_19">a</text:span><text:span text:style-name="_37_2">i</text:span><text:span text:style-name="_31_44">n</text:span><text:span text:style-name="_31_51"> </text:span><text:span text:style-name="_35_4">a</text:span><text:span text:style-name="_31_50">r</text:span><text:span text:style-name="_31_91">g</text:span><text:span text:style-name="_35_1">u</text:span><text:span text:style-name="_39_8">m</text:span><text:span text:style-name="_31_88">e</text:span><text:span text:style-name="_35_1">n</text:span><text:span text:style-name="_39_5">t</text:span><text:span text:style-name="_32_15">.</text:span><text:span text:style-name="_31_"> </text:span><text:span text:style-name="_31_14">I</text:span><text:span text:style-name="_31_95">t</text:span><text:span text:style-name="_31_"> </text:span><text:span text:style-name="_31_31">a</text:span><text:span text:style-name="_31_89">p</text:span><text:span text:style-name="_37_4">p</text:span><text:span text:style-name="_31_19">e</text:span><text:span text:style-name="_32_18">a</text:span><text:span text:style-name="_35_4">r</text:span><text:span text:style-name="_31_40">s</text:span><text:span text:style-name="_31_51"> </text:span><text:span text:style-name="_35_6">t</text:span><text:span text:style-name="_39_5">o</text:span><text:span text:style-name="_31_51"> </text:span><text:span text:style-name="_37_4">m</text:span><text:span text:style-name="_39_5">e</text:span><text:span text:style-name="_31_51"> </text:span><text:span text:style-name="_37_2">t</text:span><text:span text:style-name="_31_14">h</text:span><text:span text:style-name="_32_00">a</text:span><text:span text:style-name="_35_1">t</text:span><text:span text:style-name="_37_6"> </text:span><text:span text:style-name="_31_86">t</text:span><text:span text:style-name="_35_4">h</text:span><text:span text:style-name="_31_35">e</text:span><text:span text:style-name="_31_51"> </text:span><text:span text:style-name="_35_9">a</text:span><text:span text:style-name="_31_20">r</text:span><text:span text:style-name="_31_76">g</text:span><text:span text:style-name="_34_5">u</text:span><text:span text:style-name="_31_13">m</text:span><text:span text:style-name="_32_01">e</text:span><text:span text:style-name="_36_9">n</text:span><text:span text:style-name="_39_6">t</text:span><text:span text:style-name="_31_51"> </text:span><text:span text:style-name="_32_0">q</text:span><text:span text:style-name="_31_16">u</text:span><text:span text:style-name="_31_76">o</text:span><text:span text:style-name="_32_0">t</text:span><text:span text:style-name="_31_04">e</text:span><text:span text:style-name="_32_21">d</text:span><text:span text:style-name="_31_"> </text:span><text:span text:style-name="_31_05">a</text:span><text:span text:style-name="_32_07">b</text:span><text:span text:style-name="_33_5">o</text:span><text:span text:style-name="_31_14">v</text:span><text:span text:style-name="_32_10">e</text:span><text:span text:style-name="_31_"> </text:span><text:span text:style-name="_31_46">i</text:span><text:span text:style-name="_32_21">m</text:span><text:span text:style-name="_35_4">p</text:span><text:span text:style-name="_31_29">l</text:span><text:span text:style-name="_31_86">i</text:span><text:span text:style-name="_32_1">e</text:span><text:span text:style-name="_31_34">s</text:span><text:span text:style-name="_31_51"> </text:span><text:span text:style-name="_34_2">a</text:span><text:span text:style-name="_37_6"> </text:span><text:span text:style-name="_32_18">s</text:span><text:span text:style-name="_33_6">e</text:span><text:span text:style-name="_31_02">r</text:span><text:span text:style-name="_31_95">i</text:span><text:span text:style-name="_35_9">o</text:span><text:span text:style-name="_31_35">u</text:span><text:span text:style-name="_31_91">s</text:span><text:span text:style-name="_31_"> </text:span><text:span text:style-name="_31_19">r</text:span><text:span text:style-name="_32_19">e</text:span><text:span text:style-name="_35_7">s</text:span><text:span text:style-name="_31_47">t</text:span><text:span text:style-name="_32_09">r</text:span><text:span text:style-name="_37_5">i</text:span><text:span text:style-name="_31_10">c</text:span><text:span text:style-name="_32_04">t</text:span><text:span text:style-name="_36_0">i</text:span><text:span text:style-name="_31_13">o</text:span><text:span text:style-name="_31_80">n</text:span><text:span text:style-name="_31_"> </text:span><text:span text:style-name="_39_9">o</text:span><text:span text:style-name="_32_04">f</text:span><text:span text:style-name="_31_"> </text:span><text:span text:style-name="_31_04">t</text:span><text:span text:style-name="_32_00">h</text:span><text:span text:style-name="_32_6">e</text:span><text:span text:style-name="_37_6"> </text:span><text:span text:style-name="_31_89">o</text:span><text:span text:style-name="_34_5">m</text:span><text:span text:style-name="_31_40">n</text:span><text:span text:style-name="_32_10">i</text:span><text:span text:style-name="_37_1">p</text:span><text:span text:style-name="_31_49">o</text:span><text:span text:style-name="_32_21">t</text:span><text:span text:style-name="_35_9">e</text:span><text:span text:style-name="_31_34">n</text:span><text:span text:style-name="_32_10">c</text:span><text:span text:style-name="_33_9">e</text:span><text:span text:style-name="_37_6"> </text:span><text:span text:style-name="_31_71">o</text:span><text:span text:style-name="_33_5">f</text:span><text:span text:style-name="_37_6"> </text:span><text:span text:style-name="_32_01">t</text:span><text:span text:style-name="_36_8">h</text:span><text:span text:style-name="_31_05">e</text:span><text:span text:style-name="_31_51"> </text:span><text:span text:style-name="_36_9">A</text:span><text:span text:style-name="_39_9">l</text:span><text:span text:style-name="_31_77">m</text:span><text:span text:style-name="_35_4">i</text:span><text:span text:style-name="_31_46">g</text:span><text:span text:style-name="_32_06">h</text:span><text:span text:style-name="_35_9">t</text:span><text:span text:style-name="_31_32">y</text:span><text:span text:style-name="_31_95">.</text:span><text:span text:style-name="_31_"> </text:span><text:span text:style-name="_31_47">I</text:span><text:span text:style-name="_31_95">t</text:span><text:span text:style-name="_31_"> </text:span><text:span text:style-name="_31_05">i</text:span><text:span text:style-name="_31_89">s</text:span><text:span text:style-name="_31_"> </text:span><text:span text:style-name="_31_46">a</text:span><text:span text:style-name="_31_76">d</text:span><text:span text:style-name="_37_4">m</text:span><text:span text:style-name="_39_9">i</text:span><text:span text:style-name="_32_10">t</text:span><text:span text:style-name="_33_6">t</text:span><text:span text:style-name="_39_8">e</text:span><text:span text:style-name="_32_24">d</text:span><text:span text:style-name="_31_"> </text:span><text:span text:style-name="_31_26">t</text:span><text:span text:style-name="_31_74">h</text:span><text:span text:style-name="_32_0">a</text:span><text:span text:style-name="_31_40">t</text:span><text:span text:style-name="_31_51"> </text:span><text:span text:style-name="_32_9">t</text:span><text:span text:style-name="_31_17">h</text:span><text:span text:style-name="_31_91">e</text:span><text:span text:style-name="_34_5">r</text:span><text:span text:style-name="_39_8">e</text:span><text:span text:style-name="_31_51"> </text:span><text:span text:style-name="_37_2">a</text:span><text:span text:style-name="_31_49">r</text:span><text:span text:style-name="_32_22">e</text:span><text:span text:style-name="_31_"> </text:span><text:span text:style-name="_31_13">c</text:span><text:span text:style-name="_32_01">e</text:span><text:span text:style-name="_33_0">r</text:span><text:span text:style-name="_31_02">t</text:span><text:span text:style-name="_31_86">a</text:span><text:span text:style-name="_33_9">i</text:span><text:span text:style-name="_31_10">n</text:span><text:span text:style-name="_31_51"> </text:span><text:span text:style-name="_35_4">t</text:span><text:span text:style-name="_31_17">h</text:span><text:span text:style-name="_31_92">i</text:span><text:span text:style-name="_32_9">n</text:span><text:span text:style-name="_31_19">g</text:span><text:span text:style-name="_31_80">s</text:span><text:span text:style-name="_31_"> </text:span><text:span text:style-name="_31_31">t</text:span><text:span text:style-name="_32_07">h</text:span><text:span text:style-name="_34_4">a</text:span><text:span text:style-name="_31_47">t</text:span><text:span text:style-name="_31_51"> </text:span><text:span text:style-name="_32_1">H</text:span><text:span text:style-name="_31_14">e</text:span><text:span text:style-name="_31_51"> </text:span><text:span text:style-name="_35_9">c</text:span><text:span text:style-name="_31_04">a</text:span><text:span text:style-name="_31_71">n</text:span><text:span text:style-name="_37_4">n</text:span><text:span text:style-name="_31_49">o</text:span><text:span text:style-name="_32_01">t</text:span><text:span text:style-name="_31_"> </text:span><text:span text:style-name="_31_34">d</text:span><text:span text:style-name="_32_16">o</text:span><text:span text:style-name="_31_"> </text:span><text:span text:style-name="_31_46">s</text:span><text:span text:style-name="_31_76">u</text:span><text:span text:style-name="_35_4">c</text:span><text:span text:style-name="_31_41">h</text:span><text:span text:style-name="_31_51"> </text:span><text:span text:style-name="_35_6">a</text:span><text:span text:style-name="_31_04">s</text:span><text:span text:style-name="_31_51"> </text:span><text:span text:style-name="_32_9">m</text:span><text:span text:style-name="_39_5">a</text:span><text:span text:style-name="_31_71">k</text:span><text:span text:style-name="_35_3">i</text:span><text:span text:style-name="_31_47">n</text:span><text:span text:style-name="_32_01">g</text:span><text:span text:style-name="_31_"> </text:span><text:span text:style-name="_31_11">o</text:span><text:span text:style-name="_31_71">n</text:span><text:span text:style-name="_37_2">e</text:span><text:span text:style-name="_37_6"> </text:span><text:span text:style-name="_31_73">e</text:span><text:span text:style-name="_33_9">q</text:span><text:span text:style-name="_31_20">u</text:span><text:span text:style-name="_32_03">a</text:span><text:span text:style-name="_35_3">l</text:span><text:span text:style-name="_37_6"> </text:span><text:span text:style-name="_31_95">t</text:span><text:span text:style-name="_36_6">o</text:span><text:span text:style-name="_37_6"> </text:span><text:span text:style-name="_31_80">t</text:span><text:span text:style-name="_35_6">w</text:span><text:span text:style-name="_31_40">o</text:span><text:span text:style-name="_32_07">,</text:span><text:span text:style-name="_31_"> </text:span><text:span text:style-name="_31_41">b</text:span><text:span text:style-name="_32_18">u</text:span><text:span text:style-name="_34_2">t</text:span><text:span text:style-name="_37_6"> </text:span><text:span text:style-name="_32_19">s</text:span><text:span text:style-name="_35_0">h</text:span><text:span text:style-name="_31_28">o</text:span><text:span text:style-name="_32_00">u</text:span><text:span text:style-name="_34_4">l</text:span><text:span text:style-name="_31_01">d</text:span><text:span text:style-name="_31_51"> </text:span><text:span text:style-name="_33_9">w</text:span><text:span text:style-name="_31_11">e</text:span><text:span text:style-name="_31_51"> </text:span><text:span text:style-name="_37_1">n</text:span><text:span text:style-name="_31_49">o</text:span><text:span text:style-name="_31_70">t</text:span><text:span text:style-name="_31_"> </text:span><text:span text:style-name="_31_05">b</text:span><text:span text:style-name="_32_01">e</text:span><text:span text:style-name="_32_9">l</text:span><text:span text:style-name="_31_26">i</text:span><text:span text:style-name="_31_76">e</text:span><text:span text:style-name="_33_0">v</text:span><text:span text:style-name="_31_43">e</text:span><text:span text:style-name="_31_51"> </text:span><text:span text:style-name="_34_4">t</text:span><text:span text:style-name="_31_28">h</text:span><text:span text:style-name="_31_88">a</text:span><text:span text:style-name="_37_1">t</text:span><text:span text:style-name="_37_6"> </text:span><text:span text:style-name="_31_89">H</text:span><text:span text:style-name="_32_7">e</text:span><text:span text:style-name="_37_6"> </text:span><text:span text:style-name="_31_71">h</text:span><text:span text:style-name="_35_4">a</text:span><text:span text:style-name="_39_6">s</text:span><text:span text:style-name="_31_51"> </text:span><text:span text:style-name="_35_3">f</text:span><text:span text:style-name="_31_32">r</text:span><text:span text:style-name="_31_85">e</text:span><text:span text:style-name="_36_9">e</text:span><text:span text:style-name="_31_29">d</text:span><text:span text:style-name="_31_94">o</text:span><text:span text:style-name="_32_7">m</text:span><text:span text:style-name="_37_6"> </text:span><text:span text:style-name="_31_94">t</text:span><text:span text:style-name="_32_4">o</text:span><text:span text:style-name="_37_6"> </text:span><text:span text:style-name="_32_04">c</text:span><text:span text:style-name="_37_5">o</text:span><text:span text:style-name="_31_13">n</text:span><text:span text:style-name="_31_91">f</text:span><text:span text:style-name="_32_3">e</text:span><text:span text:style-name="_31_46">r</text:span><text:span text:style-name="_31_51"> </text:span><text:span text:style-name="_36_8">a</text:span><text:span text:style-name="_37_6"> </text:span><text:span text:style-name="_31_79">s</text:span><text:span text:style-name="_35_1">o</text:span><text:span text:style-name="_31_44">u</text:span><text:span text:style-name="_32_10">l</text:span><text:span text:style-name="_31_"> </text:span><text:span text:style-name="_31_26">o</text:span><text:span text:style-name="_31_80">n</text:span><text:span text:style-name="_31_"> </text:span><text:span text:style-name="_31_49">a</text:span><text:span text:style-name="_32_03">n</text:span><text:span text:style-name="_31_"> </text:span><text:span text:style-name="_31_46">e</text:span><text:span text:style-name="_31_76">l</text:span><text:span text:style-name="_35_6">e</text:span><text:span text:style-name="_31_31">p</text:span><text:span text:style-name="_32_03">h</text:span><text:span text:style-name="_35_1">a</text:span><text:span text:style-name="_31_14">n</text:span><text:span text:style-name="_32_15">t</text:span><text:span text:style-name="_31_"> </text:span><text:span text:style-name="_31_50">i</text:span><text:span text:style-name="_31_88">f</text:span><text:span text:style-name="_31_"> </text:span><text:span text:style-name="_39_5">H</text:span><text:span text:style-name="_32_15">e</text:span><text:span text:style-name="_31_"> </text:span><text:span text:style-name="_31_40">s</text:span><text:span text:style-name="_31_74">e</text:span><text:span text:style-name="_37_5">e</text:span><text:span text:style-name="_31_17">s</text:span><text:span text:style-name="_31_51"> </text:span><text:span text:style-name="_32_1">f</text:span><text:span text:style-name="_31_44">i</text:span><text:span text:style-name="_31_76">t</text:span><text:span text:style-name="_33_8">?</text:span><text:span text:style-name="_37_6"> </text:span><text:span text:style-name="_31_91">W</text:span><text:span text:style-name="_35_9">e</text:span><text:span text:style-name="_37_6"> </text:span><text:span text:style-name="_31_85">m</text:span><text:span text:style-name="_32_4">i</text:span><text:span text:style-name="_31_04">g</text:span><text:span text:style-name="_32_19">h</text:span><text:span text:style-name="_35_7">t</text:span><text:span text:style-name="_37_6"> </text:span><text:span text:style-name="_31_88">e</text:span><text:span text:style-name="_33_5">x</text:span><text:span text:style-name="_31_14">p</text:span><text:span text:style-name="_32_22">e</text:span><text:span text:style-name="_33_5">c</text:span><text:span text:style-name="_31_25">t</text:span><text:span text:style-name="_31_51"> </text:span><text:span text:style-name="_32_6">t</text:span><text:span text:style-name="_31_17">h</text:span><text:span text:style-name="_32_09">a</text:span><text:span text:style-name="_36_8">t</text:span><text:span text:style-name="_37_6"> </text:span><text:span text:style-name="_31_95">H</text:span><text:span text:style-name="_33_6">e</text:span><text:span text:style-name="_37_6"> </text:span><text:span text:style-name="_31_70">w</text:span><text:span text:style-name="_34_1">o</text:span><text:span text:style-name="_31_50">u</text:span><text:span text:style-name="_31_89">l</text:span><text:span text:style-name="_35_7">d</text:span><text:span text:style-name="_37_6"> </text:span><text:span text:style-name="_32_18">o</text:span><text:span text:style-name="_34_1">n</text:span><text:span text:style-name="_39_9">l</text:span><text:span text:style-name="_32_09">y</text:span><text:span text:style-name="_31_"> </text:span><text:span text:style-name="_31_19">e</text:span><text:span text:style-name="_32_01">x</text:span><text:span text:style-name="_34_2">e</text:span><text:span text:style-name="_31_40">r</text:span><text:span text:style-name="_31_70">c</text:span><text:span text:style-name="_32_3">i</text:span><text:span text:style-name="_31_17">s</text:span><text:span text:style-name="_31_74">e</text:span><text:span text:style-name="_31_"> </text:span><text:span text:style-name="_31_41">t</text:span><text:span text:style-name="_32_01">h</text:span><text:span text:style-name="_37_5">i</text:span><text:span text:style-name="_31_49">s</text:span><text:span text:style-name="_31_51"> </text:span><text:span text:style-name="_35_9">p</text:span><text:span text:style-name="_39_8">o</text:span><text:span text:style-name="_32_15">w</text:span><text:span text:style-name="_37_2">e</text:span><text:span text:style-name="_31_10">r</text:span><text:span text:style-name="_31_51"> </text:span><text:span text:style-name="_32_9">i</text:span><text:span text:style-name="_31_28">n</text:span><text:span text:style-name="_31_51"> </text:span><text:span text:style-name="_34_2">c</text:span><text:span text:style-name="_31_11">o</text:span><text:span text:style-name="_31_95">n</text:span><text:span text:style-name="_37_1">j</text:span><text:span text:style-name="_31_01">u</text:span><text:span text:style-name="_31_71">n</text:span><text:span text:style-name="_37_4">c</text:span><text:span text:style-name="_31_26">t</text:span><text:span text:style-name="_32_24">i</text:span><text:span text:style-name="_36_5">o</text:span><text:span text:style-name="_31_04">n</text:span><text:span text:style-name="_31_51"> </text:span><text:span text:style-name="_36_9">w</text:span><text:span text:style-name="_31_41">i</text:span><text:span text:style-name="_32_25">t</text:span><text:span text:style-name="_36_0">h</text:span><text:span text:style-name="_37_6"> </text:span><text:span text:style-name="_31_91">a</text:span><text:span text:style-name="_31_"> </text:span><text:span text:style-name="_31_26">m</text:span><text:span text:style-name="_31_73">u</text:span><text:span text:style-name="_34_4">t</text:span><text:span text:style-name="_31_50">a</text:span><text:span text:style-name="_31_88">t</text:span><text:span text:style-name="_33_9">i</text:span><text:span text:style-name="_31_47">o</text:span><text:span text:style-name="_31_95">n</text:span><text:span text:style-name="_31_"> </text:span><text:span text:style-name="_31_47">w</text:span><text:span text:style-name="_32_00">h</text:span><text:span text:style-name="_33_8">i</text:span><text:span text:style-name="_31_17">c</text:span><text:span text:style-name="_32_19">h</text:span><text:span text:style-name="_31_"> </text:span><text:span text:style-name="_31_26">p</text:span><text:span text:style-name="_31_70">r</text:span><text:span text:style-name="_35_4">o</text:span><text:span text:style-name="_31_44">v</text:span><text:span text:style-name="_32_09">i</text:span><text:span text:style-name="_37_2">d</text:span><text:span text:style-name="_31_04">e</text:span><text:span text:style-name="_31_71">d</text:span><text:span text:style-name="_31_"> </text:span><text:span text:style-name="_31_14">t</text:span><text:span text:style-name="_32_25">h</text:span><text:span text:style-name="_35_3">e</text:span><text:span text:style-name="_37_6"> </text:span><text:span text:style-name="_31_73">e</text:span><text:span text:style-name="_37_2">l</text:span><text:span text:style-name="_31_04">e</text:span><text:span text:style-name="_32_18">p</text:span><text:span text:style-name="_33_5">h</text:span><text:span text:style-name="_31_47">a</text:span><text:span text:style-name="_32_09">n</text:span><text:span text:style-name="_32_9">t</text:span><text:span text:style-name="_37_6"> </text:span><text:span text:style-name="_31_71">w</text:span><text:span text:style-name="_35_9">i</text:span><text:span text:style-name="_31_35">t</text:span><text:span text:style-name="_31_89">h</text:span><text:span text:style-name="_31_"> </text:span><text:span text:style-name="_31_46">a</text:span><text:span text:style-name="_31_80">n</text:span><text:span text:style-name="_31_"> </text:span><text:span text:style-name="_31_04">a</text:span><text:span text:style-name="_32_21">p</text:span><text:span text:style-name="_33_0">p</text:span><text:span text:style-name="_31_25">r</text:span><text:span text:style-name="_31_80">o</text:span><text:span text:style-name="_32_3">p</text:span><text:span text:style-name="_31_43">r</text:span><text:span text:style-name="_32_04">i</text:span><text:span text:style-name="_32_6">a</text:span><text:span text:style-name="_31_04">t</text:span><text:span text:style-name="_31_94">e</text:span><text:span text:style-name="_34_1">l</text:span><text:span text:style-name="_31_49">y</text:span><text:span text:style-name="_31_51"> </text:span><text:span text:style-name="_36_8">i</text:span><text:span text:style-name="_31_13">m</text:span><text:span text:style-name="_32_21">p</text:span><text:span text:style-name="_37_1">r</text:span><text:span text:style-name="_31_10">o</text:span><text:span text:style-name="_32_03">v</text:span><text:span text:style-name="_37_2">e</text:span><text:span text:style-name="_31_46">d</text:span><text:span text:style-name="_31_51"> </text:span><text:span text:style-name="_37_1">b</text:span><text:span text:style-name="_31_25">r</text:span><text:span text:style-name="_31_88">a</text:span><text:span text:style-name="_33_5">i</text:span><text:span text:style-name="_31_10">n</text:span><text:span text:style-name="_31_51"> </text:span><text:span text:style-name="_32_0">t</text:span><text:span text:style-name="_31_34">o</text:span><text:span text:style-name="_31_51"> </text:span><text:span text:style-name="_32_3">m</text:span><text:span text:style-name="_39_5">i</text:span><text:span text:style-name="_31_89">n</text:span><text:span text:style-name="_35_7">i</text:span><text:span text:style-name="_31_35">s</text:span><text:span text:style-name="_31_77">t</text:span><text:span text:style-name="_36_5">e</text:span><text:span text:style-name="_31_14">r</text:span><text:span text:style-name="_31_51"> </text:span><text:span text:style-name="_33_9">t</text:span><text:span text:style-name="_31_34">o</text:span><text:span text:style-name="_31_51"> </text:span><text:span text:style-name="_32_1">t</text:span><text:span text:style-name="_31_05">h</text:span><text:span text:style-name="_32_21">e</text:span><text:span text:style-name="_31_"> </text:span><text:span text:style-name="_31_44">n</text:span><text:span text:style-name="_31_86">e</text:span><text:span text:style-name="_32_6">e</text:span><text:span text:style-name="_31_02">d</text:span><text:span text:style-name="_32_21">s</text:span><text:span text:style-name="_31_"> </text:span><text:span text:style-name="_31_13">o</text:span><text:span text:style-name="_31_80">f</text:span><text:span text:style-name="_31_"> </text:span><text:span text:style-name="_31_19">t</text:span><text:span text:style-name="_32_09">h</text:span><text:span text:style-name="_35_3">i</text:span><text:span text:style-name="_31_26">s</text:span><text:span text:style-name="_31_51"> </text:span><text:span text:style-name="_33_0">s</text:span><text:span text:style-name="_31_13">o</text:span><text:span text:style-name="_32_15">r</text:span><text:span text:style-name="_32_7">t</text:span><text:span text:style-name="_31_04">[</text:span><text:span text:style-name="_32_00">.</text:span><text:span text:style-name="_31_"> </text:span><text:span text:style-name="_31_04">A</text:span><text:span text:style-name="_32_01">n</text:span><text:span text:style-name="_31_"> </text:span><text:span text:style-name="_39_8">a</text:span><text:span text:style-name="_31_91">r</text:span><text:span text:style-name="_32_7">g</text:span><text:span text:style-name="_31_25">u</text:span><text:span text:style-name="_32_25">m</text:span><text:span text:style-name="_36_5">e</text:span><text:span text:style-name="_31_16">n</text:span><text:span text:style-name="_31_92">t</text:span><text:span text:style-name="_31_"> </text:span><text:span text:style-name="_31_29">o</text:span><text:span text:style-name="_32_00">f</text:span><text:span text:style-name="_31_"> </text:span><text:span text:style-name="_31_20">e</text:span><text:span text:style-name="_32_03">x</text:span><text:span text:style-name="_33_0">a</text:span><text:span text:style-name="_31_32">c</text:span><text:span text:style-name="_31_88">t</text:span><text:span text:style-name="_36_9">l</text:span><text:span text:style-name="_31_49">y</text:span><text:span text:style-name="_31_51"> </text:span><text:span text:style-name="_33_0">s</text:span><text:span text:style-name="_31_17">i</text:span><text:span text:style-name="_32_21">m</text:span><text:span text:style-name="_37_1">i</text:span><text:span text:style-name="_31_31">l</text:span><text:span text:style-name="_32_19">a</text:span><text:span text:style-name="_35_6">r</text:span><text:span text:style-name="_37_6"> </text:span><text:span text:style-name="_31_70">f</text:span><text:span text:style-name="_35_9">o</text:span><text:span text:style-name="_31_02">r</text:span><text:span text:style-name="_32_07">m</text:span><text:span text:style-name="_31_"> </text:span><text:span text:style-name="_31_16">m</text:span><text:span text:style-name="_32_15">a</text:span><text:span text:style-name="_34_1">y</text:span><text:span text:style-name="_37_6"> </text:span><text:span text:style-name="_31_86">b</text:span><text:span text:style-name="_33_9">e</text:span><text:span text:style-name="_37_6"> </text:span><text:span text:style-name="_32_16">m</text:span><text:span text:style-name="_35_3">a</text:span><text:span text:style-name="_31_31">d</text:span><text:span text:style-name="_32_06">e</text:span><text:span text:style-name="_31_"> </text:span><text:span text:style-name="_31_40">f</text:span><text:span text:style-name="_32_22">o</text:span><text:span text:style-name="_35_4">r</text:span><text:span text:style-name="_37_6"> </text:span><text:span text:style-name="_32_03">t</text:span><text:span text:style-name="_32_4">h</text:span><text:span text:style-name="_31_01">e</text:span><text:span text:style-name="_31_51"> </text:span><text:span text:style-name="_37_1">c</text:span><text:span text:style-name="_31_20">a</text:span><text:span text:style-name="_31_71">s</text:span><text:span text:style-name="_34_1">e</text:span><text:span text:style-name="_37_6"> </text:span><text:span text:style-name="_32_19">o</text:span><text:span text:style-name="_36_0">f</text:span><text:span text:style-name="_37_6"> </text:span><text:span text:style-name="_32_01">m</text:span><text:span text:style-name="_32_3">a</text:span><text:span text:style-name="_39_6">c</text:span><text:span text:style-name="_32_15">h</text:span><text:span text:style-name="_32_1">i</text:span><text:span text:style-name="_31_34">n</text:span><text:span text:style-name="_32_25">e</text:span><text:span text:style-name="_33_5">s</text:span><text:span text:style-name="_39_9">.</text:span><text:span text:style-name="_31_51"> </text:span><text:span text:style-name="_37_1">I</text:span><text:span text:style-name="_31_29">t</text:span><text:span text:style-name="_31_51"> </text:span><text:span text:style-name="_37_2">m</text:span><text:span text:style-name="_31_31">a</text:span><text:span text:style-name="_32_10">y</text:span><text:span text:style-name="_31_"> </text:span><text:span text:style-name="_31_05">s</text:span><text:span text:style-name="_32_15">e</text:span><text:span text:style-name="_34_1">e</text:span><text:span text:style-name="_31_28">m</text:span><text:span text:style-name="_31_51"> </text:span><text:span text:style-name="_36_6">d</text:span><text:span text:style-name="_31_25">i</text:span><text:span text:style-name="_32_25">f</text:span><text:span text:style-name="_36_5">f</text:span><text:span text:style-name="_31_26">e</text:span><text:span text:style-name="_32_19">r</text:span><text:span text:style-name="_35_3">e</text:span><text:span text:style-name="_39_6">n</text:span><text:span text:style-name="_32_22">t</text:span><text:span text:style-name="_31_"> </text:span><text:span text:style-name="_31_28">b</text:span><text:span text:style-name="_32_01">e</text:span><text:span text:style-name="_33_8">c</text:span><text:span text:style-name="_39_8">a</text:span><text:span text:style-name="_31_77">u</text:span><text:span text:style-name="_35_3">s</text:span><text:span text:style-name="_31_43">e</text:span><text:span text:style-name="_31_51"> </text:span><text:span text:style-name="_34_4">i</text:span><text:span text:style-name="_31_26">t</text:span><text:span text:style-name="_31_51"> </text:span><text:span text:style-name="_35_6">i</text:span><text:span text:style-name="_31_28">s</text:span><text:span text:style-name="_31_51"> </text:span><text:span text:style-name="_35_4">m</text:span><text:span text:style-name="_31_13">o</text:span><text:span text:style-name="_32_19">r</text:span><text:span text:style-name="_37_4">e</text:span><text:span text:style-name="_37_6"> </text:span><text:span text:style-name="_31_80">d</text:span><text:span text:style-name="_32_7">i</text:span><text:span text:style-name="_31_50">f</text:span><text:span text:style-name="_31_70">f</text:span><text:span text:style-name="_33_0">i</text:span><text:span text:style-name="_31_25">c</text:span><text:span text:style-name="_31_80">u</text:span><text:span text:style-name="_34_4">l</text:span><text:span text:style-name="_31_29">t</text:span><text:span text:style-name="_31_51"> </text:span><text:span text:style-name="_32_9">t</text:span><text:span text:style-name="_31_17">o</text:span><text:span text:style-name="_31_51"> </text:span><text:span text:style-name="_35_3">"</text:span><text:span text:style-name="_31_14">s</text:span><text:span text:style-name="_31_95">w</text:span><text:span text:style-name="_33_0">a</text:span><text:span text:style-name="_31_28">l</text:span><text:span text:style-name="_31_80">l</text:span><text:span text:style-name="_36_0">o</text:span><text:span text:style-name="_31_10">w</text:span><text:span text:style-name="_31_73">.</text:span><text:span text:style-name="_37_2">"</text:span><text:span text:style-name="_37_6"> </text:span><text:span text:style-name="_31_77">B</text:span><text:span text:style-name="_35_1">u</text:span><text:span text:style-name="_31_25">t</text:span><text:span text:style-name="_31_51"> </text:span><text:span text:style-name="_37_5">t</text:span><text:span text:style-name="_31_32">h</text:span><text:span text:style-name="_31_71">i</text:span><text:span text:style-name="_36_9">s</text:span><text:span text:style-name="_37_6"> </text:span><text:span text:style-name="_31_80">r</text:span><text:span text:style-name="_36_5">e</text:span><text:span text:style-name="_31_40">a</text:span><text:span text:style-name="_32_07">l</text:span><text:span text:style-name="_32_9">l</text:span><text:span text:style-name="_31_04">y</text:span><text:span text:style-name="_31_51"> </text:span><text:span text:style-name="_35_3">o</text:span><text:span text:style-name="_31_02">n</text:span><text:span text:style-name="_32_15">l</text:span><text:span text:style-name="_33_8">y</text:span><text:span text:style-name="_37_6"> </text:span><text:span text:style-name="_31_94">m</text:span><text:span text:style-name="_32_4">e</text:span><text:span text:style-name="_31_26">a</text:span><text:span text:style-name="_32_15">n</text:span><text:span text:style-name="_35_6">s</text:span><text:span text:style-name="_37_6"> </text:span><text:span text:style-name="_31_74">t</text:span><text:span text:style-name="_36_5">h</text:span><text:span text:style-name="_31_02">a</text:span><text:span text:style-name="_31_91">t</text:span><text:span text:style-name="_31_"> </text:span><text:span text:style-name="_31_10">w</text:span><text:span text:style-name="_31_71">e</text:span><text:span text:style-name="_31_"> </text:span><text:span text:style-name="_39_9">t</text:span><text:span text:style-name="_32_09">h</text:span><text:span text:style-name="_34_4">i</text:span><text:span text:style-name="_31_34">n</text:span><text:span text:style-name="_31_77">k</text:span><text:span text:style-name="_31_"> </text:span><text:span text:style-name="_31_31">i</text:span><text:span text:style-name="_32_00">t</text:span><text:span text:style-name="_31_"> </text:span><text:span text:style-name="_31_28">w</text:span><text:span text:style-name="_31_77">o</text:span><text:span text:style-name="_37_4">u</text:span><text:span text:style-name="_31_50">l</text:span><text:span text:style-name="_32_04">d</text:span><text:span text:style-name="_31_"> </text:span><text:span text:style-name="_39_9">b</text:span><text:span text:style-name="_31_76">e</text:span><text:span text:style-name="_31_"> </text:span><text:span text:style-name="_31_19">l</text:span><text:span text:style-name="_31_76">e</text:span><text:span text:style-name="_32_3">s</text:span><text:span text:style-name="_31_32">s</text:span><text:span text:style-name="_31_51"> </text:span><text:span text:style-name="_32_0">l</text:span><text:span text:style-name="_31_29">i</text:span><text:span text:style-name="_32_10">k</text:span><text:span text:style-name="_32_7">e</text:span><text:span text:style-name="_39_9">l</text:span><text:span text:style-name="_32_00">y</text:span><text:span text:style-name="_31_"> </text:span><text:span text:style-name="_31_49">t</text:span><text:span text:style-name="_32_10">h</text:span><text:span text:style-name="_36_9">a</text:span><text:span text:style-name="_31_14">t</text:span><text:span text:style-name="_31_51"> </text:span><text:span text:style-name="_33_6">H</text:span><text:span text:style-name="_31_32">e</text:span><text:span text:style-name="_31_51"> </text:span><text:span text:style-name="_36_5">w</text:span><text:span text:style-name="_31_31">o</text:span><text:span text:style-name="_31_95">u</text:span><text:span text:style-name="_35_3">l</text:span><text:span text:style-name="_31_35">d</text:span><text:span text:style-name="_31_51"> </text:span><text:span text:style-name="_35_4">c</text:span><text:span text:style-name="_31_20">o</text:span><text:span text:style-name="_31_85">n</text:span><text:span text:style-name="_35_0">s</text:span><text:span text:style-name="_31_44">i</text:span><text:span text:style-name="_31_85">d</text:span><text:span text:style-name="_32_3">e</text:span><text:span text:style-name="_31_02">r</text:span><text:span text:style-name="_31_51"> </text:span><text:span text:style-name="_37_2">t</text:span><text:span text:style-name="_39_5">h</text:span><text:span text:style-name="_31_73">e</text:span><text:span text:style-name="_31_"> </text:span><text:span text:style-name="_31_10">c</text:span><text:span text:style-name="_32_21">i</text:span><text:span text:style-name="_34_4">r</text:span><text:span text:style-name="_39_9">c</text:span><text:span text:style-name="_31_95">u</text:span><text:span text:style-name="_35_1">m</text:span><text:span text:style-name="_31_19">s</text:span><text:span text:style-name="_32_16">t</text:span><text:span text:style-name="_36_5">a</text:span><text:span text:style-name="_31_44">n</text:span><text:span text:style-name="_32_21">c</text:span><text:span text:style-name="_33_8">e</text:span><text:span text:style-name="_31_17">s</text:span><text:span text:style-name="_31_51"> </text:span><text:span text:style-name="_35_0">s</text:span><text:span text:style-name="_31_46">u</text:span><text:span text:style-name="_32_16">i</text:span><text:span text:style-name="_32_1">t</text:span><text:span text:style-name="_31_19">a</text:span><text:span text:style-name="_31_70">b</text:span><text:span text:style-name="_34_2">l</text:span><text:span text:style-name="_31_43">e</text:span><text:span text:style-name="_31_51"> </text:span><text:span text:style-name="_32_7">f</text:span><text:span text:style-name="_31_31">o</text:span><text:span text:style-name="_32_24">r</text:span><text:span text:style-name="_31_"> </text:span><text:span text:style-name="_31_41">c</text:span><text:span text:style-name="_32_00">o</text:span><text:span text:style-name="_37_4">n</text:span><text:span text:style-name="_31_26">f</text:span><text:span text:style-name="_32_21">e</text:span><text:span text:style-name="_37_2">r</text:span><text:span text:style-name="_31_19">r</text:span><text:span text:style-name="_31_77">i</text:span><text:span text:style-name="_33_5">n</text:span><text:span text:style-name="_31_14">g</text:span><text:span text:style-name="_31_51"> </text:span><text:span text:style-name="_35_0">a</text:span><text:span text:style-name="_37_6"> </text:span><text:span text:style-name="_31_79">s</text:span><text:span text:style-name="_35_7">o</text:span><text:span text:style-name="_31_34">u</text:span><text:span text:style-name="_32_19">l</text:span><text:span text:style-name="_37_1">.</text:span><text:span text:style-name="_37_6"> </text:span><text:span text:style-name="_31_95">T</text:span><text:span text:style-name="_32_1">h</text:span><text:span text:style-name="_31_44">e</text:span><text:span text:style-name="_31_51"> </text:span><text:span text:style-name="_36_9">c</text:span><text:span text:style-name="_31_05">i</text:span><text:span text:style-name="_32_01">r</text:span><text:span text:style-name="_32_0">c</text:span><text:span text:style-name="_31_31">u</text:span><text:span text:style-name="_32_06">m</text:span><text:span text:style-name="_33_5">s</text:span><text:span text:style-name="_31_25">t</text:span><text:span text:style-name="_32_10">a</text:span><text:span text:style-name="_33_5">n</text:span><text:span text:style-name="_31_16">c</text:span><text:span text:style-name="_32_15">e</text:span><text:span text:style-name="_36_0">s</text:span><text:span text:style-name="_37_6"> </text:span><text:span text:style-name="_31_86">i</text:span><text:span text:style-name="_35_0">n</text:span><text:span text:style-name="_37_6"> </text:span><text:span text:style-name="_32_18">q</text:span><text:span text:style-name="_33_6">u</text:span><text:span text:style-name="_31_01">e</text:span><text:span text:style-name="_31_88">s</text:span><text:span text:style-name="_34_1">t</text:span><text:span text:style-name="_31_26">i</text:span><text:span text:style-name="_32_09">o</text:span><text:span text:style-name="_32_0">n</text:span><text:span text:style-name="_37_6"> </text:span><text:span text:style-name="_31_76">a</text:span><text:span text:style-name="_35_0">r</text:span><text:span text:style-name="_31_25">e</text:span><text:span text:style-name="_31_51"> </text:span><text:span text:style-name="_36_5">d</text:span><text:span text:style-name="_31_05">i</text:span><text:span text:style-name="_31_71">s</text:span><text:span text:style-name="_35_7">c</text:span><text:span text:style-name="_31_19">u</text:span><text:span text:style-name="_32_09">s</text:span><text:span text:style-name="_36_5">s</text:span><text:span text:style-name="_31_10">e</text:span><text:span text:style-name="_31_74">d</text:span><text:span text:style-name="_31_"> </text:span><text:span text:style-name="_31_20">i</text:span><text:span text:style-name="_31_88">n</text:span><text:span text:style-name="_31_"> </text:span><text:span text:style-name="_31_11">t</text:span><text:span text:style-name="_32_24">h</text:span><text:span text:style-name="_37_1">e</text:span><text:span text:style-name="_37_6"> </text:span><text:span text:style-name="_31_77">r</text:span><text:span text:style-name="_34_2">e</text:span><text:span text:style-name="_31_32">s</text:span><text:span text:style-name="_32_25">t</text:span><text:span text:style-name="_31_"> </text:span><text:span text:style-name="_31_14">o</text:span><text:span text:style-name="_32_01">f</text:span><text:span text:style-name="_31_"> </text:span><text:span text:style-name="_31_11">t</text:span><text:span text:style-name="_32_18">h</text:span><text:span text:style-name="_34_1">i</text:span><text:span text:style-name="_39_9">s</text:span><text:span text:style-name="_31_51"> </text:span><text:span text:style-name="_32_0">p</text:span><text:span text:style-name="_31_11">a</text:span><text:span text:style-name="_31_85">p</text:span><text:span text:style-name="_37_2">e</text:span><text:span text:style-name="_31_25">r</text:span><text:span text:style-name="_32_10">.</text:span><text:span text:style-name="_31_"> </text:span><text:span text:style-name="_31_25">I</text:span><text:span text:style-name="_31_70">n</text:span><text:span text:style-name="_31_"> </text:span><text:span text:style-name="_31_46">a</text:span><text:span text:style-name="_32_10">t</text:span><text:span text:style-name="_34_2">t</text:span><text:span text:style-name="_39_9">e</text:span><text:span text:style-name="_32_10">m</text:span><text:span text:style-name="_32_4">p</text:span><text:span text:style-name="_31_25">t</text:span><text:span text:style-name="_31_77">i</text:span><text:span text:style-name="_36_0">n</text:span><text:span text:style-name="_31_49">g</text:span><text:span text:style-name="_31_51"> </text:span><text:span text:style-name="_37_1">t</text:span><text:span text:style-name="_31_41">o</text:span><text:span text:style-name="_31_51"> </text:span><text:span text:style-name="_37_2">c</text:span><text:span text:style-name="_31_02">o</text:span><text:span text:style-name="_31_89">n</text:span><text:span text:style-name="_36_9">s</text:span><text:span text:style-name="_31_01">t</text:span><text:span text:style-name="_31_91">r</text:span><text:span text:style-name="_35_4">u</text:span><text:span text:style-name="_31_40">c</text:span><text:span text:style-name="_32_15">t</text:span><text:span text:style-name="_31_"> </text:span><text:span text:style-name="_31_04">s</text:span><text:span text:style-name="_31_92">u</text:span><text:span text:style-name="_36_0">c</text:span><text:span text:style-name="_31_31">h</text:span><text:span text:style-name="_31_51"> </text:span><text:span text:style-name="_32_9">m</text:span><text:span text:style-name="_31_11">a</text:span><text:span text:style-name="_31_79">c</text:span><text:span text:style-name="_37_2">h</text:span><text:span text:style-name="_31_35">i</text:span><text:span text:style-name="_31_79">n</text:span><text:span text:style-name="_32_1">e</text:span><text:span text:style-name="_39_9">s</text:span><text:span text:style-name="_31_51"> </text:span><text:span text:style-name="_32_9">w</text:span><text:span text:style-name="_31_10">e</text:span><text:span text:style-name="_31_51"> </text:span><text:span text:style-name="_37_2">s</text:span><text:span text:style-name="_31_40">h</text:span><text:span text:style-name="_31_89">o</text:span><text:span text:style-name="_33_5">u</text:span><text:span text:style-name="_39_6">l</text:span><text:span text:style-name="_32_01">d</text:span><text:span text:style-name="_31_"> </text:span><text:span text:style-name="_31_17">n</text:span><text:span text:style-name="_31_80">o</text:span><text:span text:style-name="_34_1">t</text:span><text:span text:style-name="_37_6"> </text:span><text:span text:style-name="_31_89">b</text:span><text:span text:style-name="_32_4">e</text:span><text:span text:style-name="_37_6"> </text:span><text:span text:style-name="_32_10">i</text:span><text:span text:style-name="_33_0">r</text:span><text:span text:style-name="_31_32">r</text:span><text:span text:style-name="_31_89">e</text:span><text:span text:style-name="_36_8">v</text:span><text:span text:style-name="_39_6">e</text:span><text:span text:style-name="_32_09">r</text:span><text:span text:style-name="_33_9">e</text:span><text:span text:style-name="_39_8">n</text:span><text:span text:style-name="_32_01">t</text:span><text:span text:style-name="_36_6">l</text:span><text:span text:style-name="_31_16">y</text:span><text:span text:style-name="_31_51"> </text:span><text:span text:style-name="_33_8">u</text:span><text:span text:style-name="_31_25">s</text:span><text:span text:style-name="_32_15">u</text:span><text:span text:style-name="_36_5">r</text:span><text:span text:style-name="_31_20">p</text:span><text:span text:style-name="_32_18">i</text:span><text:span text:style-name="_37_2">n</text:span><text:span text:style-name="_31_05">g</text:span><text:span text:style-name="_31_51"> </text:span><text:span text:style-name="_34_1">H</text:span><text:span text:style-name="_31_47">i</text:span><text:span text:style-name="_31_86">s</text:span><text:span text:style-name="_31_"> </text:span><text:span text:style-name="_39_9">p</text:span><text:span text:style-name="_31_70">o</text:span><text:span text:style-name="_32_1">w</text:span><text:span text:style-name="_31_05">e</text:span><text:span text:style-name="_31_88">r</text:span><text:span text:style-name="_31_"> </text:span><text:span text:style-name="_31_10">o</text:span><text:span text:style-name="_31_94">f</text:span><text:span text:style-name="_31_"> </text:span><text:span text:style-name="_31_04">c</text:span><text:span text:style-name="_32_03">r</text:span><text:span text:style-name="_37_1">e</text:span><text:span text:style-name="_31_02">a</text:span><text:span text:style-name="_32_19">t</text:span><text:span text:style-name="_32_0">i</text:span><text:span text:style-name="_31_31">n</text:span><text:span text:style-name="_32_16">g</text:span><text:span text:style-name="_31_"> </text:span><text:span text:style-name="_31_44">s</text:span><text:span text:style-name="_32_06">o</text:span><text:span text:style-name="_33_9">u</text:span><text:span text:style-name="_39_6">l</text:span><text:span text:style-name="_31_77">s</text:span><text:span text:style-name="_37_5">,</text:span><text:span text:style-name="_37_6"> </text:span><text:span text:style-name="_31_70">a</text:span><text:span text:style-name="_35_3">n</text:span><text:span text:style-name="_39_8">y</text:span><text:span text:style-name="_31_51"> </text:span><text:span text:style-name="_36_0">m</text:span><text:span text:style-name="_31_02">o</text:span><text:span text:style-name="_31_77">r</text:span><text:span text:style-name="_33_0">e</text:span><text:span text:style-name="_37_6"> </text:span><text:span text:style-name="_32_01">t</text:span><text:span text:style-name="_34_5">h</text:span><text:span text:style-name="_31_14">a</text:span><text:span text:style-name="_32_01">n</text:span><text:span text:style-name="_31_"> </text:span><text:span text:style-name="_31_34">w</text:span><text:span text:style-name="_32_04">e</text:span><text:span text:style-name="_31_"> </text:span><text:span text:style-name="_31_14">a</text:span><text:span text:style-name="_32_19">r</text:span><text:span text:style-name="_33_9">e</text:span><text:span text:style-name="_37_6"> </text:span><text:span text:style-name="_32_25">i</text:span><text:span text:style-name="_37_4">n</text:span><text:span text:style-name="_37_6"> </text:span><text:span text:style-name="_31_92">t</text:span><text:span text:style-name="_33_0">h</text:span><text:span text:style-name="_31_43">e</text:span><text:span text:style-name="_31_51"> </text:span><text:span text:style-name="_33_8">p</text:span><text:span text:style-name="_31_46">r</text:span><text:span text:style-name="_32_07">o</text:span><text:span text:style-name="_35_3">c</text:span><text:span text:style-name="_39_5">r</text:span><text:span text:style-name="_31_77">e</text:span><text:span text:style-name="_34_5">a</text:span><text:span text:style-name="_31_02">t</text:span><text:span text:style-name="_31_73">i</text:span><text:span text:style-name="_32_7">o</text:span><text:span text:style-name="_31_35">n</text:span><text:span text:style-name="_31_51"> </text:span><text:span text:style-name="_35_9">o</text:span><text:span text:style-name="_31_31">f</text:span><text:span text:style-name="_31_51"> </text:span><text:span text:style-name="_32_1">c</text:span><text:span text:style-name="_31_05">h</text:span><text:span text:style-name="_31_70">i</text:span><text:span text:style-name="_33_5">l</text:span><text:span text:style-name="_39_8">d</text:span><text:span text:style-name="_31_88">r</text:span><text:span text:style-name="_32_1">e</text:span><text:span text:style-name="_39_6">n</text:span><text:span text:style-name="_31_89">:</text:span><text:span text:style-name="_31_"> </text:span><text:span text:style-name="_39_5">r</text:span><text:span text:style-name="_31_94">a</text:span><text:span text:style-name="_36_6">t</text:span><text:span text:style-name="_31_50">h</text:span><text:span text:style-name="_32_15">e</text:span><text:span text:style-name="_33_8">r</text:span><text:span text:style-name="_37_6"> </text:span><text:span text:style-name="_31_77">w</text:span><text:span text:style-name="_32_9">e</text:span><text:span text:style-name="_37_6"> </text:span><text:span text:style-name="_32_03">a</text:span><text:span text:style-name="_35_7">r</text:span><text:span text:style-name="_31_46">e</text:span><text:span text:style-name="_31_76">,</text:span><text:span text:style-name="_31_"> </text:span><text:span text:style-name="_31_35">i</text:span><text:span text:style-name="_31_80">n</text:span><text:span text:style-name="_31_"> </text:span><text:span text:style-name="_31_13">e</text:span><text:span text:style-name="_31_80">i</text:span><text:span text:style-name="_33_5">t</text:span><text:span text:style-name="_31_13">h</text:span><text:span text:style-name="_31_76">e</text:span><text:span text:style-name="_32_4">r</text:span><text:span text:style-name="_37_6"> </text:span><text:span text:style-name="_32_03">c</text:span><text:span text:style-name="_33_6">a</text:span><text:span text:style-name="_31_31">s</text:span><text:span text:style-name="_32_07">e</text:span><text:span text:style-name="_35_1">,</text:span><text:span text:style-name="_37_6"> </text:span><text:span text:style-name="_32_06">i</text:span><text:span text:style-name="_36_6">n</text:span><text:span text:style-name="_31_16">s</text:span><text:span text:style-name="_32_15">t</text:span><text:span text:style-name="_35_0">r</text:span><text:span text:style-name="_31_46">u</text:span><text:span text:style-name="_32_04">m</text:span><text:span text:style-name="_37_1">e</text:span><text:span text:style-name="_31_32">n</text:span><text:span text:style-name="_32_25">t</text:span><text:span text:style-name="_33_0">s</text:span><text:span text:style-name="_37_6"> </text:span><text:span text:style-name="_31_74">o</text:span><text:span text:style-name="_35_7">f</text:span><text:span text:style-name="_37_6"> </text:span><text:span text:style-name="_32_03">H</text:span><text:span text:style-name="_33_6">i</text:span><text:span text:style-name="_31_40">s</text:span><text:span text:style-name="_31_51"> </text:span><text:span text:style-name="_35_3">w</text:span><text:span text:style-name="_31_14">i</text:span><text:span text:style-name="_31_92">l</text:span><text:span text:style-name="_33_9">l</text:span><text:span text:style-name="_37_6"> </text:span><text:span text:style-name="_31_94">p</text:span><text:span text:style-name="_35_1">r</text:span><text:span text:style-name="_31_44">o</text:span><text:span text:style-name="_32_03">v</text:span><text:span text:style-name="_33_6">i</text:span><text:span text:style-name="_31_13">d</text:span><text:span text:style-name="_31_79">i</text:span><text:span text:style-name="_36_9">n</text:span><text:span text:style-name="_31_19">g</text:span><text:span text:style-name="_31_51"> </text:span><text:span text:style-name="_37_5">.</text:span><text:span text:style-name="_31_29">m</text:span><text:span text:style-name="_32_24">a</text:span><text:span text:style-name="_33_8">n</text:span><text:span text:style-name="_31_14">s</text:span><text:span text:style-name="_32_22">i</text:span><text:span text:style-name="_34_2">o</text:span><text:span text:style-name="_31_05">n</text:span><text:span text:style-name="_32_07">s</text:span><text:span text:style-name="_31_"> </text:span><text:span text:style-name="_31_16">f</text:span><text:span text:style-name="_32_16">o</text:span><text:span text:style-name="_37_2">r</text:span><text:span text:style-name="_37_6"> </text:span><text:span text:style-name="_32_15">t</text:span><text:span text:style-name="_32_4">h</text:span><text:span text:style-name="_31_49">e</text:span><text:span text:style-name="_31_51"> </text:span><text:span text:style-name="_36_6">s</text:span><text:span text:style-name="_31_29">o</text:span><text:span text:style-name="_31_77">u</text:span><text:span text:style-name="_37_4">l</text:span><text:span text:style-name="_31_26">s</text:span><text:span text:style-name="_31_51"> </text:span><text:span text:style-name="_32_9">t</text:span><text:span text:style-name="_31_31">h</text:span><text:span text:style-name="_31_89">a</text:span><text:span text:style-name="_36_6">t</text:span><text:span text:style-name="_37_6"> </text:span><text:span text:style-name="_32_25">H</text:span><text:span text:style-name="_37_5">e</text:span><text:span text:style-name="_37_6"> </text:span><text:span text:style-name="_32_24">c</text:span><text:span text:style-name="_37_5">r</text:span><text:span text:style-name="_31_13">e</text:span><text:span text:style-name="_32_06">a</text:span><text:span text:style-name="_34_5">t</text:span><text:span text:style-name="_31_19">e</text:span><text:span text:style-name="_31_77">s</text:span><text:span text:style-name="_36_5">.</text:span></text:p>
      <text:p text:style-name="P1"><text:span text:style-name="_31_74">H</text:span><text:span text:style-name="_37_5">o</text:span><text:span text:style-name="_31_32">w</text:span><text:span text:style-name="_32_01">e</text:span><text:span text:style-name="_33_8">v</text:span><text:span text:style-name="_31_19">e</text:span><text:span text:style-name="_31_86">r</text:span><text:span text:style-name="_35_4">,</text:span><text:span text:style-name="_37_6"> </text:span><text:span text:style-name="_31_88">t</text:span><text:span text:style-name="_35_1">h</text:span><text:span text:style-name="_31_35">i</text:span><text:span text:style-name="_31_91">s</text:span><text:span text:style-name="_31_"> </text:span><text:span text:style-name="_31_50">i</text:span><text:span text:style-name="_31_94">s</text:span><text:span text:style-name="_31_"> </text:span><text:span text:style-name="_31_02">m</text:span><text:span text:style-name="_31_79">e</text:span><text:span text:style-name="_32_3">r</text:span><text:span text:style-name="_31_32">e</text:span><text:span text:style-name="_31_51"> </text:span><text:span text:style-name="_35_3">s</text:span><text:span text:style-name="_39_9">p</text:span><text:span text:style-name="_32_10">e</text:span><text:span text:style-name="_33_0">c</text:span><text:span text:style-name="_31_50">u</text:span><text:span text:style-name="_31_73">l</text:span><text:span text:style-name="_35_9">a</text:span><text:span text:style-name="_31_05">t</text:span><text:span text:style-name="_31_74">i</text:span><text:span text:style-name="_32_9">o</text:span><text:span text:style-name="_39_5">n</text:span><text:span text:style-name="_31_71">.</text:span><text:span text:style-name="_31_"> </text:span><text:span text:style-name="_31_34">I</text:span><text:span text:style-name="_31_51"> </text:span><text:span text:style-name="_36_8">a</text:span><text:span text:style-name="_31_40">m</text:span><text:span text:style-name="_31_51"> </text:span><text:span text:style-name="_32_0">n</text:span><text:span text:style-name="_31_02">o</text:span><text:span text:style-name="_32_01">t</text:span><text:span text:style-name="_31_"> </text:span><text:span text:style-name="_31_25">v</text:span><text:span text:style-name="_31_79">e</text:span><text:span text:style-name="_36_5">r</text:span><text:span text:style-name="_31_35">y</text:span><text:span text:style-name="_31_51"> </text:span><text:span text:style-name="_35_4">i</text:span><text:span text:style-name="_31_46">m</text:span><text:span text:style-name="_32_06">p</text:span><text:span text:style-name="_35_9">r</text:span><text:span text:style-name="_31_35">e</text:span><text:span text:style-name="_31_77">s</text:span><text:span text:style-name="_34_4">s</text:span><text:span text:style-name="_31_16">e</text:span><text:span text:style-name="_31_70">d</text:span><text:span text:style-name="_31_"> </text:span><text:span text:style-name="_31_50">w</text:span><text:span text:style-name="_32_24">i</text:span><text:span text:style-name="_32_1">t</text:span><text:span text:style-name="_31_01">h</text:span><text:span text:style-name="_31_51"> </text:span><text:span text:style-name="_32_3">t</text:span><text:span text:style-name="_39_8">h</text:span><text:span text:style-name="_32_04">e</text:span><text:span text:style-name="_37_2">o</text:span><text:span text:style-name="_31_11">l</text:span><text:span text:style-name="_32_01">o</text:span><text:span text:style-name="_32_6">g</text:span><text:span text:style-name="_31_44">i</text:span><text:span text:style-name="_32_07">c</text:span><text:span text:style-name="_34_5">a</text:span><text:span text:style-name="_31_25">l</text:span><text:span text:style-name="_31_51"> </text:span><text:span text:style-name="_35_9">a</text:span><text:span text:style-name="_31_01">r</text:span><text:span text:style-name="_31_71">g</text:span><text:span text:style-name="_37_5">u</text:span><text:span text:style-name="_31_49">m</text:span><text:span text:style-name="_31_73">e</text:span><text:span text:style-name="_34_2">n</text:span><text:span text:style-name="_31_47">t</text:span><text:span text:style-name="_31_77">s</text:span><text:span text:style-name="_31_"> </text:span><text:span text:style-name="_39_6">w</text:span><text:span text:style-name="_31_80">h</text:span><text:span text:style-name="_32_7">a</text:span><text:span text:style-name="_31_28">t</text:span><text:span text:style-name="_32_22">e</text:span><text:span text:style-name="_34_2">v</text:span><text:span text:style-name="_31_50">e</text:span><text:span text:style-name="_31_73">r</text:span><text:span text:style-name="_31_"> </text:span><text:span text:style-name="_31_17">t</text:span><text:span text:style-name="_32_22">h</text:span><text:span text:style-name="_32_3">e</text:span><text:span text:style-name="_31_35">y</text:span><text:span text:style-name="_31_51"> </text:span><text:span text:style-name="_37_1">m</text:span><text:span text:style-name="_39_8">a</text:span><text:span text:style-name="_31_85">y</text:span><text:span text:style-name="_31_"> </text:span><text:span text:style-name="_31_02">b</text:span><text:span text:style-name="_31_73">e</text:span><text:span text:style-name="_31_"> </text:span><text:span text:style-name="_31_05">u</text:span><text:span text:style-name="_32_09">s</text:span><text:span text:style-name="_36_8">e</text:span><text:span text:style-name="_31_25">d</text:span><text:span text:style-name="_31_51"> </text:span><text:span text:style-name="_33_6">t</text:span><text:span text:style-name="_31_50">o</text:span><text:span text:style-name="_31_51"> </text:span><text:span text:style-name="_34_4">s</text:span><text:span text:style-name="_31_32">u</text:span><text:span text:style-name="_32_24">p</text:span><text:span text:style-name="_37_5">p</text:span><text:span text:style-name="_31_05">o</text:span><text:span text:style-name="_31_79">r</text:span><text:span text:style-name="_35_3">t</text:span><text:span text:style-name="_31_31">.</text:span><text:span text:style-name="_31_51"> </text:span><text:span text:style-name="_33_6">S</text:span><text:span text:style-name="_31_13">u</text:span><text:span text:style-name="_31_70">c</text:span><text:span text:style-name="_34_1">h</text:span><text:span text:style-name="_37_6"> </text:span><text:span text:style-name="_31_71">a</text:span><text:span text:style-name="_32_6">r</text:span><text:span text:style-name="_31_19">g</text:span><text:span text:style-name="_31_77">u</text:span><text:span text:style-name="_32_0">m</text:span><text:span text:style-name="_31_47">e</text:span><text:span text:style-name="_31_74">n</text:span><text:span text:style-name="_32_4">t</text:span><text:span text:style-name="_31_41">s</text:span><text:span text:style-name="_31_51"> </text:span><text:span text:style-name="_33_6">h</text:span><text:span text:style-name="_39_8">a</text:span><text:span text:style-name="_32_01">v</text:span><text:span text:style-name="_33_5">e</text:span><text:span text:style-name="_37_6"> </text:span><text:span text:style-name="_32_21">o</text:span><text:span text:style-name="_36_0">f</text:span><text:span text:style-name="_31_11">t</text:span><text:span text:style-name="_32_01">e</text:span><text:span text:style-name="_35_4">n</text:span><text:span text:style-name="_37_6"> </text:span><text:span text:style-name="_31_76">b</text:span><text:span text:style-name="_34_5">e</text:span><text:span text:style-name="_31_49">e</text:span><text:span text:style-name="_32_09">n</text:span><text:span text:style-name="_31_"> </text:span><text:span text:style-name="_31_20">f</text:span><text:span text:style-name="_32_07">o</text:span><text:span text:style-name="_32_1">u</text:span><text:span text:style-name="_31_44">n</text:span><text:span text:style-name="_31_79">d</text:span><text:span text:style-name="_31_"> </text:span><text:span text:style-name="_31_50">u</text:span><text:span text:style-name="_32_06">n</text:span><text:span text:style-name="_34_1">s</text:span><text:span text:style-name="_31_25">a</text:span><text:span text:style-name="_31_94">t</text:span><text:span text:style-name="_35_0">i</text:span><text:span text:style-name="_31_10">s</text:span><text:span text:style-name="_32_25">f</text:span><text:span text:style-name="_34_2">a</text:span><text:span text:style-name="_31_49">c</text:span><text:span text:style-name="_32_19">t</text:span><text:span text:style-name="_36_5">o</text:span><text:span text:style-name="_31_04">r</text:span><text:span text:style-name="_32_01">y</text:span><text:span text:style-name="_31_"> </text:span><text:span text:style-name="_39_5">i</text:span><text:span text:style-name="_32_01">n</text:span><text:span text:style-name="_31_"> </text:span><text:span text:style-name="_31_26">t</text:span><text:span text:style-name="_32_22">h</text:span><text:span text:style-name="_37_5">e</text:span><text:span text:style-name="_37_6"> </text:span><text:span text:style-name="_31_86">p</text:span><text:span text:style-name="_34_2">a</text:span><text:span text:style-name="_31_47">s</text:span><text:span text:style-name="_31_73">t</text:span><text:span text:style-name="_33_6">.</text:span><text:span text:style-name="_37_6"> </text:span><text:span text:style-name="_32_10">I</text:span><text:span text:style-name="_33_0">n</text:span><text:span text:style-name="_37_6"> </text:span><text:span text:style-name="_32_00">t</text:span><text:span text:style-name="_36_6">h</text:span><text:span text:style-name="_31_34">e</text:span><text:span text:style-name="_31_51"> </text:span><text:span text:style-name="_33_9">t</text:span><text:span text:style-name="_31_26">i</text:span><text:span text:style-name="_32_10">m</text:span><text:span text:style-name="_37_5">e</text:span><text:span text:style-name="_37_6"> </text:span><text:span text:style-name="_32_03">o</text:span><text:span text:style-name="_37_2">f</text:span><text:span text:style-name="_37_6"> </text:span><text:span text:style-name="_31_91">G</text:span><text:span text:style-name="_35_4">a</text:span><text:span text:style-name="_31_46">l</text:span><text:span text:style-name="_31_77">i</text:span><text:span text:style-name="_36_5">l</text:span><text:span text:style-name="_31_32">e</text:span><text:span text:style-name="_32_21">o</text:span><text:span text:style-name="_31_"> </text:span><text:span text:style-name="_39_9">i</text:span><text:span text:style-name="_31_85">t</text:span><text:span text:style-name="_31_"> </text:span><text:span text:style-name="_31_29">w</text:span><text:span text:style-name="_31_70">a</text:span><text:span text:style-name="_34_2">s</text:span><text:span text:style-name="_37_6"> </text:span><text:span text:style-name="_31_71">a</text:span><text:span text:style-name="_33_9">r</text:span><text:span text:style-name="_31_29">g</text:span><text:span text:style-name="_32_24">u</text:span><text:span text:style-name="_36_6">e</text:span><text:span text:style-name="_31_29">d</text:span><text:span text:style-name="_31_51"> </text:span><text:span text:style-name="_34_2">t</text:span><text:span text:style-name="_31_17">h</text:span><text:span text:style-name="_31_71">a</text:span><text:span text:style-name="_33_5">t</text:span><text:span text:style-name="_37_6"> </text:span><text:span text:style-name="_32_22">t</text:span><text:span text:style-name="_35_1">h</text:span><text:span text:style-name="_31_41">e</text:span><text:span text:style-name="_31_51"> </text:span><text:span text:style-name="_32_0">t</text:span><text:span text:style-name="_31_28">e</text:span><text:span text:style-name="_32_04">x</text:span><text:span text:style-name="_32_0">t</text:span><text:span text:style-name="_31_34">s</text:span><text:span text:style-name="_31_92">,</text:span><text:span text:style-name="_31_"> </text:span><text:span text:style-name="_39_5">"</text:span><text:span text:style-name="_32_03">A</text:span><text:span text:style-name="_36_8">n</text:span><text:span text:style-name="_31_20">d</text:span><text:span text:style-name="_31_51"> </text:span><text:span text:style-name="_35_9">t</text:span><text:span text:style-name="_31_25">h</text:span><text:span text:style-name="_32_22">e</text:span><text:span text:style-name="_31_"> </text:span><text:span text:style-name="_31_46">s</text:span><text:span text:style-name="_31_71">u</text:span><text:span text:style-name="_32_3">n</text:span><text:span text:style-name="_37_6"> </text:span><text:span text:style-name="_32_21">s</text:span><text:span text:style-name="_36_8">t</text:span><text:span text:style-name="_31_50">o</text:span><text:span text:style-name="_32_22">o</text:span><text:span text:style-name="_35_4">d</text:span><text:span text:style-name="_37_6"> </text:span><text:span text:style-name="_32_22">s</text:span><text:span text:style-name="_36_8">t</text:span><text:span text:style-name="_31_05">i</text:span><text:span text:style-name="_31_89">l</text:span><text:span text:style-name="_36_9">l</text:span><text:span text:style-name="_37_6"> </text:span><text:span text:style-name="_32_07">.</text:span><text:span text:style-name="_31_"> </text:span><text:span text:style-name="_31_02">.</text:span><text:span text:style-name="_31_51"> </text:span><text:span text:style-name="_32_4">.</text:span><text:span text:style-name="_37_6"> </text:span><text:span text:style-name="_32_01">a</text:span><text:span text:style-name="_32_7">n</text:span><text:span text:style-name="_31_26">d</text:span><text:span text:style-name="_31_51"> </text:span><text:span text:style-name="_32_7">h</text:span><text:span text:style-name="_31_46">a</text:span><text:span text:style-name="_32_03">s</text:span><text:span text:style-name="_35_6">t</text:span><text:span text:style-name="_31_25">e</text:span><text:span text:style-name="_31_92">d</text:span><text:span text:style-name="_31_"> </text:span><text:span text:style-name="_31_17">n</text:span><text:span text:style-name="_31_91">o</text:span><text:span text:style-name="_32_9">t</text:span><text:span text:style-name="_37_6"> </text:span><text:span text:style-name="_32_06">t</text:span><text:span text:style-name="_35_3">o</text:span><text:span text:style-name="_37_6"> </text:span><text:span text:style-name="_32_03">g</text:span><text:span text:style-name="_33_6">o</text:span><text:span text:style-name="_37_6"> </text:span><text:span text:style-name="_32_25">d</text:span><text:span text:style-name="_37_2">o</text:span><text:span text:style-name="_31_19">w</text:span><text:span text:style-name="_32_18">n</text:span><text:span text:style-name="_31_"> </text:span><text:span text:style-name="_31_32">a</text:span><text:span text:style-name="_31_80">b</text:span><text:span text:style-name="_36_5">o</text:span><text:span text:style-name="_31_26">u</text:span><text:span text:style-name="_32_10">t</text:span><text:span text:style-name="_31_"> </text:span><text:span text:style-name="_39_8">a</text:span><text:span text:style-name="_31_51"> </text:span><text:span text:style-name="_33_9">w</text:span><text:span text:style-name="_31_04">h</text:span><text:span text:style-name="_31_70">o</text:span><text:span text:style-name="_36_6">l</text:span><text:span text:style-name="_31_34">e</text:span><text:span text:style-name="_31_51"> </text:span><text:span text:style-name="_32_9">d</text:span><text:span text:style-name="_31_50">a</text:span><text:span text:style-name="_32_00">y</text:span><text:span text:style-name="_36_8">"</text:span><text:span text:style-name="_37_6"> </text:span><text:span text:style-name="_31_76">(</text:span><text:span text:style-name="_33_8">J</text:span><text:span text:style-name="_31_01">o</text:span><text:span text:style-name="_32_00">s</text:span><text:span text:style-name="_37_4">h</text:span><text:span text:style-name="_39_6">u</text:span><text:span text:style-name="_32_01">a</text:span><text:span text:style-name="_31_"> </text:span><text:span text:style-name="_31_28">x</text:span><text:span text:style-name="_31_80">.</text:span><text:span text:style-name="_31_"> </text:span><text:span text:style-name="_31_14">1</text:span><text:span text:style-name="_32_00">3</text:span><text:span text:style-name="_36_9">)</text:span><text:span text:style-name="_37_6"> </text:span><text:span text:style-name="_32_18">a</text:span><text:span text:style-name="_37_4">n</text:span><text:span text:style-name="_31_05">d</text:span><text:span text:style-name="_31_51"> </text:span><text:span text:style-name="_35_1">"</text:span><text:span text:style-name="_31_16">H</text:span><text:span text:style-name="_32_10">e</text:span><text:span text:style-name="_31_"> </text:span><text:span text:style-name="_31_35">l</text:span><text:span text:style-name="_31_70">a</text:span><text:span text:style-name="_32_7">i</text:span><text:span text:style-name="_31_43">d</text:span><text:span text:style-name="_31_51"> </text:span><text:span text:style-name="_33_9">t</text:span><text:span text:style-name="_31_17">h</text:span><text:span text:style-name="_32_18">e</text:span><text:span text:style-name="_31_"> </text:span><text:span text:style-name="_31_10">f</text:span><text:span text:style-name="_31_89">o</text:span><text:span text:style-name="_32_6">u</text:span><text:span text:style-name="_31_26">n</text:span><text:span text:style-name="_31_91">d</text:span><text:span text:style-name="_32_0">a</text:span><text:span text:style-name="_31_44">t</text:span><text:span text:style-name="_32_15">i</text:span><text:span text:style-name="_35_6">o</text:span><text:span text:style-name="_31_32">n</text:span><text:span text:style-name="_32_24">s</text:span><text:span text:style-name="_31_"> </text:span><text:span text:style-name="_39_8">o</text:span><text:span text:style-name="_31_92">f</text:span><text:span text:style-name="_31_"> </text:span><text:span text:style-name="_31_32">t</text:span><text:span text:style-name="_32_15">h</text:span><text:span text:style-name="_34_2">e</text:span><text:span text:style-name="_37_6"> </text:span><text:span text:style-name="_31_92">e</text:span><text:span text:style-name="_34_2">a</text:span><text:span text:style-name="_31_41">r</text:span><text:span text:style-name="_32_09">t</text:span><text:span text:style-name="_32_6">h</text:span><text:span text:style-name="_31_35">,</text:span><text:span text:style-name="_31_51"> </text:span><text:span text:style-name="_35_1">t</text:span><text:span text:style-name="_31_41">h</text:span><text:span text:style-name="_31_76">a</text:span><text:span text:style-name="_37_4">t</text:span><text:span text:style-name="_37_6"> </text:span><text:span text:style-name="_32_10">i</text:span><text:span text:style-name="_37_2">t</text:span><text:span text:style-name="_37_6"> </text:span><text:span text:style-name="_31_89">s</text:span><text:span text:style-name="_35_6">h</text:span><text:span text:style-name="_31_49">o</text:span><text:span text:style-name="_32_22">u</text:span><text:span text:style-name="_36_6">l</text:span><text:span text:style-name="_39_8">d</text:span><text:span text:style-name="_31_51"> </text:span><text:span text:style-name="_36_6">n</text:span><text:span text:style-name="_31_44">o</text:span><text:span text:style-name="_32_09">t</text:span><text:span text:style-name="_31_"> </text:span><text:span text:style-name="_31_26">m</text:span><text:span text:style-name="_31_80">o</text:span><text:span text:style-name="_32_3">v</text:span><text:span text:style-name="_39_9">e</text:span><text:span text:style-name="_31_51"> </text:span><text:span text:style-name="_34_1">a</text:span><text:span text:style-name="_31_17">t</text:span><text:span text:style-name="_31_51"> </text:span><text:span text:style-name="_35_6">a</text:span><text:span text:style-name="_31_25">n</text:span><text:span text:style-name="_31_85">y</text:span><text:span text:style-name="_31_"> </text:span><text:span text:style-name="_31_49">t</text:span><text:span text:style-name="_31_71">i</text:span><text:span text:style-name="_33_5">m</text:span><text:span text:style-name="_31_44">e</text:span><text:span text:style-name="_32_00">"</text:span><text:span text:style-name="_31_"> </text:span><text:span text:style-name="_31_34">(</text:span><text:span text:style-name="_31_85">P</text:span><text:span text:style-name="_32_3">s</text:span><text:span text:style-name="_31_47">a</text:span><text:span text:style-name="_31_95">l</text:span><text:span text:style-name="_33_5">m</text:span><text:span text:style-name="_37_6"> </text:span><text:span text:style-name="_32_07">c</text:span><text:span text:style-name="_34_2">v</text:span><text:span text:style-name="_31_19">.</text:span><text:span text:style-name="_31_51"> </text:span><text:span text:style-name="_32_1">5</text:span><text:span text:style-name="_39_5">)</text:span><text:span text:style-name="_31_51"> </text:span><text:span text:style-name="_36_5">w</text:span><text:span text:style-name="_39_8">e</text:span><text:span text:style-name="_32_18">r</text:span><text:span text:style-name="_32_1">e</text:span><text:span text:style-name="_37_6"> </text:span><text:span text:style-name="_32_21">a</text:span><text:span text:style-name="_33_6">n</text:span><text:span text:style-name="_37_6"> </text:span><text:span text:style-name="_32_18">a</text:span><text:span text:style-name="_33_8">d</text:span><text:span text:style-name="_31_31">e</text:span><text:span text:style-name="_32_15">q</text:span><text:span text:style-name="_32_1">u</text:span><text:span text:style-name="_31_44">a</text:span><text:span text:style-name="_31_95">t</text:span><text:span text:style-name="_36_9">e</text:span><text:span text:style-name="_37_6"> </text:span><text:span text:style-name="_32_04">r</text:span><text:span text:style-name="_36_6">e</text:span><text:span text:style-name="_31_25">f</text:span><text:span text:style-name="_32_21">u</text:span><text:span text:style-name="_32_1">t</text:span><text:span text:style-name="_31_44">a</text:span><text:span text:style-name="_32_03">t</text:span><text:span text:style-name="_36_5">i</text:span><text:span text:style-name="_31_04">o</text:span><text:span text:style-name="_32_18">n</text:span><text:span text:style-name="_31_"> </text:span><text:span text:style-name="_31_20">o</text:span><text:span text:style-name="_32_09">f</text:span><text:span text:style-name="_31_"> </text:span><text:span text:style-name="_39_6">t</text:span><text:span text:style-name="_32_24">h</text:span><text:span text:style-name="_34_1">e</text:span><text:span text:style-name="_37_6"> </text:span><text:span text:style-name="_32_10">C</text:span><text:span text:style-name="_32_1">o</text:span><text:span text:style-name="_39_5">p</text:span><text:span text:style-name="_32_25">e</text:span><text:span text:style-name="_37_5">r</text:span><text:span text:style-name="_31_31">n</text:span><text:span text:style-name="_32_00">i</text:span><text:span text:style-name="_34_1">c</text:span><text:span text:style-name="_31_05">a</text:span><text:span text:style-name="_32_16">n</text:span><text:span text:style-name="_31_"> </text:span><text:span text:style-name="_31_28">t</text:span><text:span text:style-name="_32_07">h</text:span><text:span text:style-name="_35_0">e</text:span><text:span text:style-name="_31_47">o</text:span><text:span text:style-name="_32_19">r</text:span><text:span text:style-name="_32_3">y</text:span><text:span text:style-name="_31_49">.</text:span><text:span text:style-name="_31_51"> </text:span><text:span text:style-name="_33_5">W</text:span><text:span text:style-name="_31_16">i</text:span><text:span text:style-name="_31_89">t</text:span><text:span text:style-name="_34_5">h</text:span><text:span text:style-name="_37_6"> </text:span><text:span text:style-name="_31_89">o</text:span><text:span text:style-name="_36_6">u</text:span><text:span text:style-name="_31_41">r</text:span><text:span text:style-name="_31_51"> </text:span><text:span text:style-name="_32_9">p</text:span><text:span text:style-name="_31_46">r</text:span><text:span text:style-name="_32_24">e</text:span><text:span text:style-name="_37_1">s</text:span><text:span text:style-name="_31_04">e</text:span><text:span text:style-name="_32_01">n</text:span><text:span text:style-name="_33_6">t</text:span><text:span text:style-name="_37_6"> </text:span><text:span text:style-name="_31_73">k</text:span><text:span text:style-name="_35_9">n</text:span><text:span text:style-name="_31_29">o</text:span><text:span text:style-name="_31_86">w</text:span><text:span text:style-name="_32_7">l</text:span><text:span text:style-name="_31_43">e</text:span><text:span text:style-name="_31_73">d</text:span><text:span text:style-name="_32_6">g</text:span><text:span text:style-name="_31_49">e</text:span><text:span text:style-name="_31_51"> </text:span><text:span text:style-name="_35_6">s</text:span><text:span text:style-name="_31_31">u</text:span><text:span text:style-name="_31_76">c</text:span><text:span text:style-name="_32_3">h</text:span><text:span text:style-name="_37_6"> </text:span><text:span text:style-name="_31_95">a</text:span><text:span text:style-name="_36_0">n</text:span><text:span text:style-name="_37_6"> </text:span><text:span text:style-name="_32_06">a</text:span><text:span text:style-name="_33_5">r</text:span><text:span text:style-name="_31_28">g</text:span><text:span text:style-name="_31_91">u</text:span><text:span text:style-name="_35_4">m</text:span><text:span text:style-name="_31_28">e</text:span><text:span text:style-name="_31_88">n</text:span><text:span text:style-name="_32_9">t</text:span><text:span text:style-name="_37_6"> </text:span><text:span text:style-name="_31_73">a</text:span><text:span text:style-name="_36_9">p</text:span><text:span text:style-name="_31_31">p</text:span><text:span text:style-name="_32_04">e</text:span><text:span text:style-name="_35_9">a</text:span><text:span text:style-name="_31_16">r</text:span><text:span text:style-name="_32_18">s</text:span><text:span text:style-name="_31_"> </text:span><text:span text:style-name="_31_20">f</text:span><text:span text:style-name="_32_07">u</text:span><text:span text:style-name="_37_4">t</text:span><text:span text:style-name="_31_49">i</text:span><text:span text:style-name="_32_10">l</text:span><text:span text:style-name="_32_0">e</text:span><text:span text:style-name="_31_29">.</text:span><text:span text:style-name="_31_51"> </text:span><text:span text:style-name="_32_4">W</text:span><text:span text:style-name="_31_20">h</text:span><text:span text:style-name="_32_18">e</text:span><text:span text:style-name="_37_1">n</text:span><text:span text:style-name="_37_6"> </text:span><text:span text:style-name="_31_86">t</text:span><text:span text:style-name="_32_7">h</text:span><text:span text:style-name="_31_35">a</text:span><text:span text:style-name="_31_88">t</text:span><text:span text:style-name="_31_"> </text:span><text:span text:style-name="_31_40">k</text:span><text:span text:style-name="_31_79">n</text:span><text:span text:style-name="_34_4">o</text:span><text:span text:style-name="_31_11">w</text:span><text:span text:style-name="_32_01">l</text:span><text:span text:style-name="_32_6">e</text:span><text:span text:style-name="_31_41">d</text:span><text:span text:style-name="_31_92">g</text:span><text:span text:style-name="_36_9">e</text:span><text:span text:style-name="_37_6"> </text:span><text:span text:style-name="_31_76">w</text:span><text:span text:style-name="_37_4">a</text:span><text:span text:style-name="_31_50">s</text:span><text:span text:style-name="_31_51"> </text:span><text:span text:style-name="_36_8">n</text:span><text:span text:style-name="_31_14">o</text:span><text:span text:style-name="_32_25">t</text:span><text:span text:style-name="_31_"> </text:span><text:span text:style-name="_31_49">a</text:span><text:span text:style-name="_32_10">v</text:span><text:span text:style-name="_34_2">a</text:span><text:span text:style-name="_31_19">i</text:span><text:span text:style-name="_32_06">l</text:span><text:span text:style-name="_35_4">a</text:span><text:span text:style-name="_31_02">b</text:span><text:span text:style-name="_32_03">l</text:span><text:span text:style-name="_34_4">e</text:span><text:span text:style-name="_37_6"> </text:span><text:span text:style-name="_31_95">i</text:span><text:span text:style-name="_35_3">t</text:span><text:span text:style-name="_37_6"> </text:span><text:span text:style-name="_31_73">m</text:span><text:span text:style-name="_36_9">a</text:span><text:span text:style-name="_31_41">d</text:span><text:span text:style-name="_31_70">e</text:span><text:span text:style-name="_31_"> </text:span><text:span text:style-name="_31_16">a</text:span><text:span text:style-name="_31_51"> </text:span><text:span text:style-name="_32_1">q</text:span><text:span text:style-name="_31_19">u</text:span><text:span text:style-name="_31_71">i</text:span><text:span text:style-name="_35_9">t</text:span><text:span text:style-name="_39_5">e</text:span><text:span text:style-name="_31_51"> </text:span><text:span text:style-name="_35_6">d</text:span><text:span text:style-name="_39_9">i</text:span><text:span text:style-name="_32_04">f</text:span><text:span text:style-name="_32_0">f</text:span><text:span text:style-name="_31_43">e</text:span><text:span text:style-name="_31_94">r</text:span><text:span text:style-name="_35_7">e</text:span><text:span text:style-name="_31_44">n</text:span><text:span text:style-name="_32_04">t</text:span><text:span text:style-name="_31_"> </text:span><text:span text:style-name="_31_20">i</text:span><text:span text:style-name="_31_73">m</text:span><text:span text:style-name="_36_8">p</text:span><text:span text:style-name="_31_28">r</text:span><text:span text:style-name="_32_22">e</text:span><text:span text:style-name="_37_2">s</text:span><text:span text:style-name="_31_46">s</text:span><text:span text:style-name="_31_92">i</text:span><text:span text:style-name="_34_2">o</text:span><text:span text:style-name="_31_19">n</text:span><text:span text:style-name="_32_04">.</text:span></text:p>
      <text:p text:style-name="P1"><text:span text:style-name="_31_17">(</text:span><text:span text:style-name="_31_92">2</text:span><text:span text:style-name="_35_7">)</text:span><text:span text:style-name="_37_6"> </text:span><text:span text:style-name="_32_19">T</text:span><text:span text:style-name="_34_4">h</text:span><text:span text:style-name="_31_04">e</text:span><text:span text:style-name="_31_51"> </text:span><text:span text:style-name="_35_7">"</text:span><text:span text:style-name="_31_26">H</text:span><text:span text:style-name="_31_73">e</text:span><text:span text:style-name="_33_6">a</text:span><text:span text:style-name="_31_43">d</text:span><text:span text:style-name="_31_77">s</text:span><text:span text:style-name="_31_"> </text:span><text:span text:style-name="_31_25">i</text:span><text:span text:style-name="_31_70">n</text:span><text:span text:style-name="_31_"> </text:span><text:span text:style-name="_31_34">t</text:span><text:span text:style-name="_32_22">h</text:span><text:span text:style-name="_37_2">e</text:span><text:span text:style-name="_37_6"> </text:span><text:span text:style-name="_31_73">S</text:span><text:span text:style-name="_35_0">a</text:span><text:span text:style-name="_31_29">n</text:span><text:span text:style-name="_31_73">d</text:span><text:span text:style-name="_34_4">"</text:span><text:span text:style-name="_37_6"> </text:span><text:span text:style-name="_31_91">O</text:span><text:span text:style-name="_34_2">b</text:span><text:span text:style-name="_31_29">j</text:span><text:span text:style-name="_32_10">e</text:span><text:span text:style-name="_32_9">c</text:span><text:span text:style-name="_31_29">t</text:span><text:span text:style-name="_31_91">i</text:span><text:span text:style-name="_35_0">o</text:span><text:span text:style-name="_31_41">n</text:span></text:p>
      <text:p text:style-name="P1"><text:span text:style-name="_35_6">T</text:span><text:span text:style-name="_39_8">h</text:span><text:span text:style-name="_31_92">e</text:span><text:span text:style-name="_31_"> </text:span><text:span text:style-name="_31_20">c</text:span><text:span text:style-name="_32_19">o</text:span><text:span text:style-name="_36_0">n</text:span><text:span text:style-name="_39_6">s</text:span><text:span text:style-name="_32_01">e</text:span><text:span text:style-name="_34_2">q</text:span><text:span text:style-name="_31_40">u</text:span><text:span text:style-name="_32_04">e</text:span><text:span text:style-name="_36_0">n</text:span><text:span text:style-name="_31_17">c</text:span><text:span text:style-name="_31_91">e</text:span><text:span text:style-name="_33_8">s</text:span><text:span text:style-name="_37_6"> </text:span><text:span text:style-name="_32_19">o</text:span><text:span text:style-name="_35_3">f</text:span><text:span text:style-name="_37_6"> </text:span><text:span text:style-name="_31_88">m</text:span><text:span text:style-name="_36_0">a</text:span><text:span text:style-name="_31_14">c</text:span><text:span text:style-name="_31_71">h</text:span><text:span text:style-name="_34_1">i</text:span><text:span text:style-name="_31_25">n</text:span><text:span text:style-name="_31_70">e</text:span><text:span text:style-name="_34_5">s</text:span><text:span text:style-name="_37_6"> </text:span><text:span text:style-name="_31_77">t</text:span><text:span text:style-name="_33_0">h</text:span><text:span text:style-name="_39_8">i</text:span><text:span text:style-name="_32_09">n</text:span><text:span text:style-name="_32_6">k</text:span><text:span text:style-name="_31_41">i</text:span><text:span text:style-name="_32_16">n</text:span><text:span text:style-name="_35_7">g</text:span><text:span text:style-name="_37_6"> </text:span><text:span text:style-name="_32_10">w</text:span><text:span text:style-name="_32_0">o</text:span><text:span text:style-name="_31_46">u</text:span><text:span text:style-name="_32_21">l</text:span><text:span text:style-name="_33_0">d</text:span><text:span text:style-name="_37_6"> </text:span><text:span text:style-name="_31_86">b</text:span><text:span text:style-name="_32_6">e</text:span><text:span text:style-name="_37_6"> </text:span><text:span text:style-name="_32_04">t</text:span><text:span text:style-name="_34_5">o</text:span><text:span text:style-name="_31_02">o</text:span><text:span text:style-name="_31_51"> </text:span><text:span text:style-name="_33_5">d</text:span><text:span text:style-name="_31_34">r</text:span><text:span text:style-name="_31_71">e</text:span><text:span text:style-name="_37_5">a</text:span><text:span text:style-name="_31_43">d</text:span><text:span text:style-name="_31_77">f</text:span><text:span text:style-name="_33_9">u</text:span><text:span text:style-name="_31_17">l</text:span><text:span text:style-name="_31_73">.</text:span><text:span text:style-name="_31_"> </text:span><text:span text:style-name="_39_9">L</text:span><text:span text:style-name="_32_07">e</text:span><text:span text:style-name="_33_6">t</text:span><text:span text:style-name="_37_6"> </text:span><text:span text:style-name="_32_09">u</text:span><text:span text:style-name="_35_6">s</text:span><text:span text:style-name="_37_6"> </text:span><text:span text:style-name="_32_07">h</text:span><text:span text:style-name="_36_5">o</text:span><text:span text:style-name="_31_14">p</text:span><text:span text:style-name="_32_16">e</text:span><text:span text:style-name="_31_"> </text:span><text:span text:style-name="_31_02">a</text:span><text:span text:style-name="_31_85">n</text:span><text:span text:style-name="_32_6">d</text:span><text:span text:style-name="_37_6"> </text:span><text:span text:style-name="_31_95">b</text:span><text:span text:style-name="_36_8">e</text:span><text:span text:style-name="_31_14">l</text:span><text:span text:style-name="_31_91">i</text:span><text:span text:style-name="_32_3">e</text:span><text:span text:style-name="_31_19">v</text:span><text:span text:style-name="_32_03">e</text:span><text:span text:style-name="_31_"> </text:span><text:span text:style-name="_31_29">t</text:span><text:span text:style-name="_32_18">h</text:span><text:span text:style-name="_32_9">a</text:span><text:span text:style-name="_39_5">t</text:span><text:span text:style-name="_31_51"> </text:span><text:span text:style-name="_33_6">t</text:span><text:span text:style-name="_31_20">h</text:span><text:span text:style-name="_31_92">e</text:span><text:span text:style-name="_35_1">y</text:span><text:span text:style-name="_37_6"> </text:span><text:span text:style-name="_31_76">c</text:span><text:span text:style-name="_35_0">a</text:span><text:span text:style-name="_31_14">n</text:span><text:span text:style-name="_31_80">n</text:span><text:span text:style-name="_32_9">o</text:span><text:span text:style-name="_31_50">t</text:span><text:span text:style-name="_31_51"> </text:span><text:span text:style-name="_32_4">d</text:span><text:span text:style-name="_31_44">o</text:span><text:span text:style-name="_31_51"> </text:span><text:span text:style-name="_35_1">s</text:span><text:span text:style-name="_31_10">o</text:span><text:span text:style-name="_31_76">.</text:span><text:span text:style-name="_33_8">"</text:span></text:p>
      <text:p text:style-name="P1"><text:span text:style-name="_32_18">T</text:span><text:span text:style-name="_34_2">h</text:span><text:span text:style-name="_31_34">i</text:span><text:span text:style-name="_31_91">s</text:span><text:span text:style-name="_31_"> </text:span><text:span text:style-name="_31_32">a</text:span><text:span text:style-name="_32_00">r</text:span><text:span text:style-name="_35_6">g</text:span><text:span text:style-name="_31_34">u</text:span><text:span text:style-name="_32_09">m</text:span><text:span text:style-name="_35_1">e</text:span><text:span text:style-name="_31_28">n</text:span><text:span text:style-name="_31_91">t</text:span><text:span text:style-name="_31_"> </text:span><text:span text:style-name="_31_49">i</text:span><text:span text:style-name="_32_24">s</text:span><text:span text:style-name="_31_"> </text:span><text:span text:style-name="_31_41">s</text:span><text:span text:style-name="_32_10">e</text:span><text:span text:style-name="_36_5">l</text:span><text:span text:style-name="_31_41">d</text:span><text:span text:style-name="_32_07">o</text:span><text:span text:style-name="_37_2">m</text:span><text:span text:style-name="_37_6"> </text:span><text:span text:style-name="_32_15">e</text:span><text:span text:style-name="_32_3">x</text:span><text:span text:style-name="_31_29">p</text:span><text:span text:style-name="_32_22">r</text:span><text:span text:style-name="_32_0">e</text:span><text:span text:style-name="_31_20">s</text:span><text:span text:style-name="_32_21">s</text:span><text:span text:style-name="_33_6">e</text:span><text:span text:style-name="_31_35">d</text:span><text:span text:style-name="_31_51"> </text:span><text:span text:style-name="_37_5">q</text:span><text:span text:style-name="_31_43">u</text:span><text:span text:style-name="_31_88">i</text:span><text:span text:style-name="_33_9">t</text:span><text:span text:style-name="_31_26">e</text:span><text:span text:style-name="_31_51"> </text:span><text:span text:style-name="_37_4">s</text:span><text:span text:style-name="_31_47">o</text:span><text:span text:style-name="_31_51"> </text:span><text:span text:style-name="_37_5">o</text:span><text:span text:style-name="_31_50">p</text:span><text:span text:style-name="_31_91">e</text:span><text:span text:style-name="_33_5">n</text:span><text:span text:style-name="_31_29">l</text:span><text:span text:style-name="_32_04">y</text:span><text:span text:style-name="_31_"> </text:span><text:span text:style-name="_31_11">a</text:span><text:span text:style-name="_32_04">s</text:span><text:span text:style-name="_31_"> </text:span><text:span text:style-name="_31_46">i</text:span><text:span text:style-name="_31_91">n</text:span><text:span text:style-name="_31_"> </text:span><text:span text:style-name="_31_14">t</text:span><text:span text:style-name="_32_04">h</text:span><text:span text:style-name="_36_5">e</text:span><text:span text:style-name="_37_6"> </text:span><text:span text:style-name="_31_70">f</text:span><text:span text:style-name="_32_0">o</text:span><text:span text:style-name="_31_14">r</text:span><text:span text:style-name="_31_91">m</text:span><text:span text:style-name="_31_"> </text:span><text:span text:style-name="_39_8">a</text:span><text:span text:style-name="_32_00">b</text:span><text:span text:style-name="_35_4">o</text:span><text:span text:style-name="_31_26">v</text:span><text:span text:style-name="_32_01">e</text:span><text:span text:style-name="_36_9">.</text:span><text:span text:style-name="_37_6"> </text:span><text:span text:style-name="_32_09">B</text:span><text:span text:style-name="_36_0">u</text:span><text:span text:style-name="_39_8">t</text:span><text:span text:style-name="_31_51"> </text:span><text:span text:style-name="_36_5">i</text:span><text:span text:style-name="_31_43">t</text:span><text:span text:style-name="_31_51"> </text:span><text:span text:style-name="_35_7">a</text:span><text:span text:style-name="_31_31">f</text:span><text:span text:style-name="_31_86">f</text:span><text:span text:style-name="_32_4">e</text:span><text:span text:style-name="_31_01">c</text:span><text:span text:style-name="_31_92">t</text:span><text:span text:style-name="_36_6">s</text:span><text:span text:style-name="_37_6"> </text:span><text:span text:style-name="_32_22">m</text:span><text:span text:style-name="_35_0">o</text:span><text:span text:style-name="_31_31">s</text:span><text:span text:style-name="_31_71">t</text:span><text:span text:style-name="_31_"> </text:span><text:span text:style-name="_31_04">o</text:span><text:span text:style-name="_31_94">f</text:span><text:span text:style-name="_31_"> </text:span><text:span text:style-name="_31_19">u</text:span><text:span text:style-name="_31_80">s</text:span><text:span text:style-name="_31_"> </text:span><text:span text:style-name="_31_13">w</text:span><text:span text:style-name="_32_04">h</text:span><text:span text:style-name="_34_1">o</text:span><text:span text:style-name="_37_6"> </text:span><text:span text:style-name="_32_07">t</text:span><text:span text:style-name="_35_9">h</text:span><text:span text:style-name="_31_04">i</text:span><text:span text:style-name="_32_00">n</text:span><text:span text:style-name="_33_0">k</text:span><text:span text:style-name="_37_6"> </text:span><text:span text:style-name="_32_10">a</text:span><text:span text:style-name="_35_3">b</text:span><text:span text:style-name="_31_40">o</text:span><text:span text:style-name="_32_16">u</text:span><text:span text:style-name="_36_6">t</text:span><text:span text:style-name="_37_6"> </text:span><text:span text:style-name="_32_06">i</text:span><text:span text:style-name="_33_0">t</text:span><text:span text:style-name="_37_6"> </text:span><text:span text:style-name="_31_88">a</text:span><text:span text:style-name="_34_2">t</text:span><text:span text:style-name="_37_6"> </text:span><text:span text:style-name="_31_94">a</text:span><text:span text:style-name="_32_4">l</text:span><text:span text:style-name="_31_19">l</text:span><text:span text:style-name="_32_21">.</text:span><text:span text:style-name="_31_"> </text:span><text:span text:style-name="_31_20">W</text:span><text:span text:style-name="_31_85">e</text:span><text:span text:style-name="_31_"> </text:span><text:span text:style-name="_31_28">l</text:span><text:span text:style-name="_32_16">i</text:span><text:span text:style-name="_36_0">k</text:span><text:span text:style-name="_31_17">e</text:span><text:span text:style-name="_31_51"> </text:span><text:span text:style-name="_37_5">t</text:span><text:span text:style-name="_31_17">o</text:span><text:span text:style-name="_31_51"> </text:span><text:span text:style-name="_33_9">b</text:span><text:span text:style-name="_31_46">e</text:span><text:span text:style-name="_32_16">l</text:span><text:span text:style-name="_34_2">i</text:span><text:span text:style-name="_31_02">e</text:span><text:span text:style-name="_31_89">v</text:span><text:span text:style-name="_32_3">e</text:span><text:span text:style-name="_37_6"> </text:span><text:span text:style-name="_32_25">t</text:span><text:span text:style-name="_35_6">h</text:span><text:span text:style-name="_31_25">a</text:span><text:span text:style-name="_32_22">t</text:span><text:span text:style-name="_31_"> </text:span><text:span text:style-name="_31_34">M</text:span><text:span text:style-name="_32_15">a</text:span><text:span text:style-name="_36_6">n</text:span><text:span text:style-name="_37_6"> </text:span><text:span text:style-name="_32_18">i</text:span><text:span text:style-name="_32_4">s</text:span><text:span text:style-name="_37_6"> </text:span><text:span text:style-name="_32_19">i</text:span><text:span text:style-name="_32_7">n</text:span><text:span text:style-name="_37_6"> </text:span><text:span text:style-name="_32_04">s</text:span><text:span text:style-name="_33_6">o</text:span><text:span text:style-name="_31_28">m</text:span><text:span text:style-name="_31_77">e</text:span><text:span text:style-name="_31_"> </text:span><text:span text:style-name="_31_50">s</text:span><text:span text:style-name="_31_86">u</text:span><text:span text:style-name="_34_4">b</text:span><text:span text:style-name="_31_10">t</text:span><text:span text:style-name="_32_06">l</text:span><text:span text:style-name="_36_5">e</text:span><text:span text:style-name="_37_6"> </text:span><text:span text:style-name="_31_74">w</text:span><text:span text:style-name="_34_5">a</text:span><text:span text:style-name="_31_49">y</text:span><text:span text:style-name="_31_51"> </text:span><text:span text:style-name="_36_6">s</text:span><text:span text:style-name="_31_05">u</text:span><text:span text:style-name="_31_95">p</text:span><text:span text:style-name="_32_1">e</text:span><text:span text:style-name="_31_32">r</text:span><text:span text:style-name="_31_94">i</text:span><text:span text:style-name="_34_1">o</text:span><text:span text:style-name="_31_32">r</text:span><text:span text:style-name="_31_51"> </text:span><text:span text:style-name="_36_6">t</text:span><text:span text:style-name="_31_05">o</text:span><text:span text:style-name="_31_51"> </text:span><text:span text:style-name="_36_9">t</text:span><text:span text:style-name="_31_16">h</text:span><text:span text:style-name="_32_25">e</text:span><text:span text:style-name="_31_"> </text:span><text:span text:style-name="_31_14">r</text:span><text:span text:style-name="_31_85">e</text:span><text:span text:style-name="_35_0">s</text:span><text:span text:style-name="_31_34">t</text:span><text:span text:style-name="_31_51"> </text:span><text:span text:style-name="_36_9">o</text:span><text:span text:style-name="_39_5">f</text:span><text:span text:style-name="_31_51"> </text:span><text:span text:style-name="_34_2">c</text:span><text:span text:style-name="_31_50">r</text:span><text:span text:style-name="_31_88">e</text:span><text:span text:style-name="_33_6">a</text:span><text:span text:style-name="_39_5">t</text:span><text:span text:style-name="_32_00">i</text:span><text:span text:style-name="_33_8">o</text:span><text:span text:style-name="_31_44">n</text:span><text:span text:style-name="_32_00">.</text:span><text:span text:style-name="_31_"> </text:span><text:span text:style-name="_31_31">I</text:span><text:span text:style-name="_31_80">t</text:span><text:span text:style-name="_31_"> </text:span><text:span text:style-name="_39_6">i</text:span><text:span text:style-name="_32_21">s</text:span><text:span text:style-name="_31_"> </text:span><text:span text:style-name="_31_50">b</text:span><text:span text:style-name="_31_91">e</text:span><text:span text:style-name="_32_6">s</text:span><text:span text:style-name="_31_16">t</text:span><text:span text:style-name="_31_51"> </text:span><text:span text:style-name="_32_9">i</text:span><text:span text:style-name="_31_31">f</text:span><text:span text:style-name="_31_51"> </text:span><text:span text:style-name="_34_1">h</text:span><text:span text:style-name="_31_28">e</text:span><text:span text:style-name="_31_51"> </text:span><text:span text:style-name="_37_5">c</text:span><text:span text:style-name="_31_17">a</text:span><text:span text:style-name="_31_91">n</text:span><text:span text:style-name="_31_"> </text:span><text:span text:style-name="_39_5">b</text:span><text:span text:style-name="_32_21">e</text:span><text:span text:style-name="_31_"> </text:span><text:span text:style-name="_31_19">s</text:span><text:span text:style-name="_31_79">h</text:span><text:span text:style-name="_37_4">o</text:span><text:span text:style-name="_31_13">w</text:span><text:span text:style-name="_31_71">n</text:span><text:span text:style-name="_31_"> </text:span><text:span text:style-name="_31_25">t</text:span><text:span text:style-name="_32_16">o</text:span><text:span text:style-name="_31_"> </text:span><text:span text:style-name="_31_05">b</text:span><text:span text:style-name="_32_01">e</text:span><text:span text:style-name="_31_"> </text:span><text:span text:style-name="_31_28">n</text:span><text:span text:style-name="_32_19">e</text:span><text:span text:style-name="_33_0">c</text:span><text:span text:style-name="_31_41">e</text:span><text:span text:style-name="_32_10">s</text:span><text:span text:style-name="_33_0">s</text:span><text:span text:style-name="_31_17">a</text:span><text:span text:style-name="_32_24">r</text:span><text:span text:style-name="_34_4">i</text:span><text:span text:style-name="_31_46">l</text:span><text:span text:style-name="_31_94">y</text:span><text:span text:style-name="_31_"> </text:span><text:span text:style-name="_31_43">s</text:span><text:span text:style-name="_32_24">u</text:span><text:span text:style-name="_34_1">p</text:span><text:span text:style-name="_31_04">e</text:span><text:span text:style-name="_31_86">r</text:span><text:span text:style-name="_37_2">i</text:span><text:span text:style-name="_31_11">o</text:span><text:span text:style-name="_32_24">r</text:span><text:span text:style-name="_32_9">,</text:span><text:span text:style-name="_37_6"> </text:span><text:span text:style-name="_32_03">f</text:span><text:span text:style-name="_32_3">o</text:span><text:span text:style-name="_31_13">r</text:span><text:span text:style-name="_31_51"> </text:span><text:span text:style-name="_36_9">t</text:span><text:span text:style-name="_31_43">h</text:span><text:span text:style-name="_31_85">e</text:span><text:span text:style-name="_35_0">n</text:span><text:span text:style-name="_37_6"> </text:span><text:span text:style-name="_31_79">t</text:span><text:span text:style-name="_33_0">h</text:span><text:span text:style-name="_39_6">e</text:span><text:span text:style-name="_32_09">r</text:span><text:span text:style-name="_37_1">e</text:span><text:span text:style-name="_37_6"> </text:span><text:span text:style-name="_31_76">i</text:span><text:span text:style-name="_32_6">s</text:span><text:span text:style-name="_37_6"> </text:span><text:span text:style-name="_31_88">n</text:span><text:span text:style-name="_35_6">o</text:span><text:span text:style-name="_37_6"> </text:span><text:span text:style-name="_32_07">d</text:span><text:span text:style-name="_34_1">a</text:span><text:span text:style-name="_31_35">n</text:span><text:span text:style-name="_31_79">g</text:span><text:span text:style-name="_35_6">e</text:span><text:span text:style-name="_31_34">r</text:span><text:span text:style-name="_31_51"> </text:span><text:span text:style-name="_36_6">o</text:span><text:span text:style-name="_31_28">f</text:span><text:span text:style-name="_31_51"> </text:span><text:span text:style-name="_33_0">h</text:span><text:span text:style-name="_31_04">i</text:span><text:span text:style-name="_32_25">m</text:span><text:span text:style-name="_31_"> </text:span><text:span text:style-name="_31_01">l</text:span><text:span text:style-name="_31_76">o</text:span><text:span text:style-name="_33_5">s</text:span><text:span text:style-name="_31_25">i</text:span><text:span text:style-name="_32_09">n</text:span><text:span text:style-name="_32_1">g</text:span><text:span text:style-name="_37_6"> </text:span><text:span text:style-name="_32_07">h</text:span><text:span text:style-name="_36_5">i</text:span><text:span text:style-name="_31_13">s</text:span><text:span text:style-name="_31_51"> </text:span><text:span text:style-name="_35_7">c</text:span><text:span text:style-name="_31_34">o</text:span><text:span text:style-name="_32_24">m</text:span><text:span text:style-name="_33_9">m</text:span><text:span text:style-name="_31_49">a</text:span><text:span text:style-name="_32_09">n</text:span><text:span text:style-name="_37_2">d</text:span><text:span text:style-name="_31_29">i</text:span><text:span text:style-name="_32_22">n</text:span><text:span text:style-name="_33_9">g</text:span><text:span text:style-name="_37_6"> </text:span><text:span text:style-name="_32_21">p</text:span><text:span text:style-name="_33_5">o</text:span><text:span text:style-name="_31_11">s</text:span><text:span text:style-name="_31_85">i</text:span><text:span text:style-name="_35_4">t</text:span><text:span text:style-name="_31_10">i</text:span><text:span text:style-name="_31_73">o</text:span><text:span text:style-name="_37_2">n</text:span><text:span text:style-name="_31_01">.</text:span><text:span text:style-name="_31_51"> </text:span><text:span text:style-name="_36_8">T</text:span><text:span text:style-name="_31_46">h</text:span><text:span text:style-name="_32_07">e</text:span><text:span text:style-name="_31_"> </text:span><text:span text:style-name="_31_10">p</text:span><text:span text:style-name="_32_04">o</text:span><text:span text:style-name="_35_1">p</text:span><text:span text:style-name="_39_8">u</text:span><text:span text:style-name="_31_71">l</text:span><text:span text:style-name="_32_4">a</text:span><text:span text:style-name="_31_20">r</text:span><text:span text:style-name="_32_10">i</text:span><text:span text:style-name="_37_2">t</text:span><text:span text:style-name="_31_46">y</text:span><text:span text:style-name="_31_51"> </text:span><text:span text:style-name="_32_0">o</text:span><text:span text:style-name="_31_34">f</text:span><text:span text:style-name="_31_51"> </text:span><text:span text:style-name="_34_1">t</text:span><text:span text:style-name="_31_14">h</text:span><text:span text:style-name="_32_18">e</text:span><text:span text:style-name="_31_"> </text:span><text:span text:style-name="_31_25">t</text:span><text:span text:style-name="_31_92">h</text:span><text:span text:style-name="_34_1">e</text:span><text:span text:style-name="_31_05">o</text:span><text:span text:style-name="_31_95">l</text:span><text:span text:style-name="_34_4">o</text:span><text:span text:style-name="_31_40">g</text:span><text:span text:style-name="_32_06">i</text:span><text:span text:style-name="_32_7">c</text:span><text:span text:style-name="_31_04">a</text:span><text:span text:style-name="_32_25">l</text:span><text:span text:style-name="_31_"> </text:span><text:span text:style-name="_31_16">a</text:span><text:span text:style-name="_31_79">r</text:span><text:span text:style-name="_32_3">g</text:span><text:span text:style-name="_39_6">u</text:span><text:span text:style-name="_31_80">m</text:span><text:span text:style-name="_32_6">e</text:span><text:span text:style-name="_31_04">n</text:span><text:span text:style-name="_32_09">t</text:span><text:span text:style-name="_31_"> </text:span><text:span text:style-name="_31_34">i</text:span><text:span text:style-name="_32_24">s</text:span><text:span text:style-name="_31_"> </text:span><text:span text:style-name="_31_17">c</text:span><text:span text:style-name="_31_76">l</text:span><text:span text:style-name="_32_6">e</text:span><text:span text:style-name="_31_16">a</text:span><text:span text:style-name="_32_16">r</text:span><text:span text:style-name="_35_1">l</text:span><text:span text:style-name="_31_40">y</text:span><text:span text:style-name="_31_51"> </text:span><text:span text:style-name="_36_9">c</text:span><text:span text:style-name="_31_44">o</text:span><text:span text:style-name="_31_77">n</text:span><text:span text:style-name="_37_5">n</text:span><text:span text:style-name="_31_14">e</text:span><text:span text:style-name="_31_91">c</text:span><text:span text:style-name="_33_5">t</text:span><text:span text:style-name="_31_40">e</text:span><text:span text:style-name="_32_04">d</text:span><text:span text:style-name="_31_"> </text:span><text:span text:style-name="_39_8">w</text:span><text:span text:style-name="_31_77">i</text:span><text:span text:style-name="_35_7">t</text:span><text:span text:style-name="_31_50">h</text:span><text:span text:style-name="_31_51"> </text:span><text:span text:style-name="_32_0">t</text:span><text:span text:style-name="_39_5">h</text:span><text:span text:style-name="_31_91">i</text:span><text:span text:style-name="_37_2">s</text:span><text:span text:style-name="_37_6"> </text:span><text:span text:style-name="_32_22">f</text:span><text:span text:style-name="_34_1">e</text:span><text:span text:style-name="_31_20">e</text:span><text:span text:style-name="_32_21">l</text:span><text:span text:style-name="_36_0">i</text:span><text:span text:style-name="_31_47">n</text:span><text:span text:style-name="_32_10">g</text:span><text:span text:style-name="_34_4">.</text:span><text:span text:style-name="_37_6"> </text:span><text:span text:style-name="_31_91">I</text:span><text:span text:style-name="_35_1">t</text:span><text:span text:style-name="_37_6"> </text:span><text:span text:style-name="_32_10">i</text:span><text:span text:style-name="_36_6">s</text:span><text:span text:style-name="_37_6"> </text:span><text:span text:style-name="_32_01">l</text:span><text:span text:style-name="_35_9">i</text:span><text:span text:style-name="_31_40">k</text:span><text:span text:style-name="_31_88">e</text:span><text:span text:style-name="_35_7">l</text:span><text:span text:style-name="_31_44">y</text:span><text:span text:style-name="_31_51"> </text:span><text:span text:style-name="_35_0">t</text:span><text:span text:style-name="_31_20">o</text:span><text:span text:style-name="_31_51"> </text:span><text:span text:style-name="_33_8">b</text:span><text:span text:style-name="_31_47">e</text:span><text:span text:style-name="_31_51"> </text:span><text:span text:style-name="_33_5">q</text:span><text:span text:style-name="_31_47">u</text:span><text:span text:style-name="_31_73">i</text:span><text:span text:style-name="_35_0">t</text:span><text:span text:style-name="_31_49">e</text:span><text:span text:style-name="_31_51"> </text:span><text:span text:style-name="_35_3">s</text:span><text:span text:style-name="_31_02">t</text:span><text:span text:style-name="_31_80">r</text:span><text:span text:style-name="_35_1">o</text:span><text:span text:style-name="_31_19">n</text:span><text:span text:style-name="_32_22">g</text:span><text:span text:style-name="_31_"> </text:span><text:span text:style-name="_31_29">i</text:span><text:span text:style-name="_32_21">n</text:span><text:span text:style-name="_31_"> </text:span><text:span text:style-name="_31_04">i</text:span><text:span text:style-name="_32_10">n</text:span><text:span text:style-name="_37_2">t</text:span><text:span text:style-name="_31_25">e</text:span><text:span text:style-name="_31_89">l</text:span><text:span text:style-name="_37_5">l</text:span><text:span text:style-name="_39_6">e</text:span><text:span text:style-name="_32_04">c</text:span><text:span text:style-name="_32_0">t</text:span><text:span text:style-name="_31_29">u</text:span><text:span text:style-name="_32_21">a</text:span><text:span text:style-name="_35_9">l</text:span><text:span text:style-name="_37_6"> </text:span><text:span text:style-name="_32_19">p</text:span><text:span text:style-name="_36_6">e</text:span><text:span text:style-name="_31_13">o</text:span><text:span text:style-name="_31_71">p</text:span><text:span text:style-name="_33_8">l</text:span><text:span text:style-name="_31_13">e</text:span><text:span text:style-name="_31_76">,</text:span><text:span text:style-name="_31_"> </text:span><text:span text:style-name="_31_47">s</text:span><text:span text:style-name="_31_89">i</text:span><text:span text:style-name="_35_6">n</text:span><text:span text:style-name="_31_31">c</text:span><text:span text:style-name="_31_89">e</text:span><text:span text:style-name="_31_"> </text:span><text:span text:style-name="_39_9">t</text:span><text:span text:style-name="_31_89">h</text:span><text:span text:style-name="_35_9">e</text:span><text:span text:style-name="_31_26">y</text:span><text:span text:style-name="_31_51"> </text:span><text:span text:style-name="_33_6">v</text:span><text:span text:style-name="_31_29">a</text:span><text:span text:style-name="_32_09">l</text:span><text:span text:style-name="_36_8">u</text:span><text:span text:style-name="_39_6">e</text:span><text:span text:style-name="_31_51"> </text:span><text:span text:style-name="_32_3">t</text:span><text:span text:style-name="_31_01">h</text:span><text:span text:style-name="_31_86">e</text:span><text:span text:style-name="_31_"> </text:span><text:span text:style-name="_31_44">p</text:span><text:span text:style-name="_32_16">o</text:span><text:span text:style-name="_34_5">w</text:span><text:span text:style-name="_31_35">e</text:span><text:span text:style-name="_31_77">r</text:span><text:span text:style-name="_31_"> </text:span><text:span text:style-name="_31_29">o</text:span><text:span text:style-name="_32_25">f</text:span><text:span text:style-name="_31_"> </text:span><text:span text:style-name="_39_8">t</text:span><text:span text:style-name="_31_73">h</text:span><text:span text:style-name="_36_6">i</text:span><text:span text:style-name="_31_17">n</text:span><text:span text:style-name="_31_76">k</text:span><text:span text:style-name="_32_1">i</text:span><text:span text:style-name="_31_49">n</text:span><text:span text:style-name="_31_79">g</text:span><text:span text:style-name="_31_"> </text:span><text:span text:style-name="_31_47">m</text:span><text:span text:style-name="_32_03">o</text:span><text:span text:style-name="_34_2">r</text:span><text:span text:style-name="_31_20">e</text:span><text:span text:style-name="_31_51"> </text:span><text:span text:style-name="_36_9">h</text:span><text:span text:style-name="_31_31">i</text:span><text:span text:style-name="_32_22">g</text:span><text:span text:style-name="_32_1">h</text:span><text:span text:style-name="_31_13">l</text:span><text:span text:style-name="_32_21">y</text:span><text:span text:style-name="_31_"> </text:span><text:span text:style-name="_31_17">t</text:span><text:span text:style-name="_32_01">h</text:span><text:span text:style-name="_35_7">a</text:span><text:span text:style-name="_31_04">n</text:span><text:span text:style-name="_31_51"> </text:span><text:span text:style-name="_32_9">o</text:span><text:span text:style-name="_31_10">t</text:span><text:span text:style-name="_32_16">h</text:span><text:span text:style-name="_37_2">e</text:span><text:span text:style-name="_31_25">r</text:span><text:span text:style-name="_32_00">s</text:span><text:span text:style-name="_33_9">,</text:span><text:span text:style-name="_37_6"> </text:span><text:span text:style-name="_32_07">a</text:span><text:span text:style-name="_35_7">n</text:span><text:span text:style-name="_31_13">d</text:span><text:span text:style-name="_31_51"> </text:span><text:span text:style-name="_32_7">a</text:span><text:span text:style-name="_31_29">r</text:span><text:span text:style-name="_31_80">e</text:span><text:span text:style-name="_31_"> </text:span><text:span text:style-name="_31_13">m</text:span><text:span text:style-name="_32_06">o</text:span><text:span text:style-name="_35_6">r</text:span><text:span text:style-name="_31_47">e</text:span><text:span text:style-name="_31_51"> </text:span><text:span text:style-name="_36_0">i</text:span><text:span text:style-name="_31_10">n</text:span><text:span text:style-name="_32_15">c</text:span><text:span text:style-name="_35_3">l</text:span><text:span text:style-name="_31_20">i</text:span><text:span text:style-name="_31_91">n</text:span><text:span text:style-name="_35_3">e</text:span><text:span text:style-name="_31_29">d</text:span><text:span text:style-name="_31_51"> </text:span><text:span text:style-name="_35_9">t</text:span><text:span text:style-name="_31_46">o</text:span><text:span text:style-name="_31_51"> </text:span><text:span text:style-name="_32_3">b</text:span><text:span text:style-name="_31_34">a</text:span><text:span text:style-name="_31_76">s</text:span><text:span text:style-name="_37_5">e</text:span><text:span text:style-name="_37_6"> </text:span><text:span text:style-name="_32_21">t</text:span><text:span text:style-name="_34_4">h</text:span><text:span text:style-name="_31_35">e</text:span><text:span text:style-name="_32_03">i</text:span><text:span text:style-name="_37_2">r</text:span><text:span text:style-name="_37_6"> </text:span><text:span text:style-name="_31_86">b</text:span><text:span text:style-name="_35_9">e</text:span><text:span text:style-name="_31_44">l</text:span><text:span text:style-name="_31_71">i</text:span><text:span text:style-name="_33_8">e</text:span><text:span text:style-name="_39_5">f</text:span><text:span text:style-name="_31_51"> </text:span><text:span text:style-name="_35_6">i</text:span><text:span text:style-name="_39_5">n</text:span><text:span text:style-name="_31_51"> </text:span><text:span text:style-name="_33_9">t</text:span><text:span text:style-name="_31_17">h</text:span><text:span text:style-name="_31_86">e</text:span><text:span text:style-name="_31_"> </text:span><text:span text:style-name="_39_8">s</text:span><text:span text:style-name="_32_18">u</text:span><text:span text:style-name="_37_1">p</text:span><text:span text:style-name="_31_20">e</text:span><text:span text:style-name="_32_16">r</text:span><text:span text:style-name="_35_7">i</text:span><text:span text:style-name="_31_19">o</text:span><text:span text:style-name="_31_77">r</text:span><text:span text:style-name="_33_5">i</text:span><text:span text:style-name="_39_9">t</text:span><text:span text:style-name="_32_22">y</text:span><text:span text:style-name="_31_"> </text:span><text:span text:style-name="_31_34">o</text:span><text:span text:style-name="_31_70">f</text:span><text:span text:style-name="_31_"> </text:span><text:span text:style-name="_31_49">M</text:span><text:span text:style-name="_32_18">a</text:span><text:span text:style-name="_33_6">n</text:span><text:span text:style-name="_37_6"> </text:span><text:span text:style-name="_32_15">o</text:span><text:span text:style-name="_35_9">n</text:span><text:span text:style-name="_37_6"> </text:span><text:span text:style-name="_31_73">t</text:span><text:span text:style-name="_32_3">h</text:span><text:span text:style-name="_31_28">i</text:span><text:span text:style-name="_32_10">s</text:span><text:span text:style-name="_31_"> </text:span><text:span text:style-name="_39_6">p</text:span><text:span text:style-name="_31_77">o</text:span><text:span text:style-name="_36_8">w</text:span><text:span text:style-name="_31_44">e</text:span><text:span text:style-name="_32_04">r</text:span><text:span text:style-name="_33_6">.</text:span></text:p>
      <text:p text:style-name="P1"><text:span text:style-name="_32_15">I</text:span><text:span text:style-name="_31_"> </text:span><text:span text:style-name="_31_40">d</text:span><text:span text:style-name="_32_01">o</text:span><text:span text:style-name="_31_"> </text:span><text:span text:style-name="_31_47">n</text:span><text:span text:style-name="_32_03">o</text:span><text:span text:style-name="_32_0">t</text:span><text:span text:style-name="_37_6"> </text:span><text:span text:style-name="_32_09">t</text:span><text:span text:style-name="_36_6">h</text:span><text:span text:style-name="_31_04">i</text:span><text:span text:style-name="_32_03">n</text:span><text:span text:style-name="_37_1">k</text:span><text:span text:style-name="_37_6"> </text:span><text:span text:style-name="_32_09">t</text:span><text:span text:style-name="_32_1">h</text:span><text:span text:style-name="_31_28">a</text:span><text:span text:style-name="_31_71">t</text:span><text:span text:style-name="_31_"> </text:span><text:span text:style-name="_31_13">t</text:span><text:span text:style-name="_31_70">h</text:span><text:span text:style-name="_34_2">i</text:span><text:span text:style-name="_31_46">s</text:span><text:span text:style-name="_31_51"> </text:span><text:span text:style-name="_32_0">a</text:span><text:span text:style-name="_31_41">r</text:span><text:span text:style-name="_32_24">g</text:span><text:span text:style-name="_35_4">u</text:span><text:span text:style-name="_31_20">m</text:span><text:span text:style-name="_31_71">e</text:span><text:span text:style-name="_33_9">n</text:span><text:span text:style-name="_31_19">t</text:span><text:span text:style-name="_31_51"> </text:span><text:span text:style-name="_37_4">i</text:span><text:span text:style-name="_31_04">s</text:span><text:span text:style-name="_31_51"> </text:span><text:span text:style-name="_37_4">s</text:span><text:span text:style-name="_31_46">u</text:span><text:span text:style-name="_31_71">f</text:span><text:span text:style-name="_37_2">f</text:span><text:span text:style-name="_31_16">i</text:span><text:span text:style-name="_31_70">c</text:span><text:span text:style-name="_33_0">i</text:span><text:span text:style-name="_31_50">e</text:span><text:span text:style-name="_32_01">n</text:span><text:span text:style-name="_35_0">t</text:span><text:span text:style-name="_31_46">l</text:span><text:span text:style-name="_32_01">y</text:span><text:span text:style-name="_31_"> </text:span><text:span text:style-name="_31_14">s</text:span><text:span text:style-name="_31_79">u</text:span><text:span text:style-name="_35_3">b</text:span><text:span text:style-name="_31_16">s</text:span><text:span text:style-name="_31_76">t</text:span><text:span text:style-name="_33_0">a</text:span><text:span text:style-name="_31_40">n</text:span><text:span text:style-name="_32_19">t</text:span><text:span text:style-name="_32_4">i</text:span><text:span text:style-name="_31_32">a</text:span><text:span text:style-name="_31_91">l</text:span><text:span text:style-name="_31_"> </text:span><text:span text:style-name="_31_47">t</text:span><text:span text:style-name="_31_73">o</text:span><text:span text:style-name="_31_"> </text:span><text:span text:style-name="_31_02">r</text:span><text:span text:style-name="_32_18">e</text:span><text:span text:style-name="_32_6">q</text:span><text:span text:style-name="_31_25">u</text:span><text:span text:style-name="_31_77">i</text:span><text:span text:style-name="_32_0">r</text:span><text:span text:style-name="_31_34">e</text:span><text:span text:style-name="_31_51"> </text:span><text:span text:style-name="_35_1">r</text:span><text:span text:style-name="_31_34">e</text:span><text:span text:style-name="_31_73">f</text:span><text:span text:style-name="_36_5">u</text:span><text:span text:style-name="_31_35">t</text:span><text:span text:style-name="_31_88">a</text:span><text:span text:style-name="_36_5">t</text:span><text:span text:style-name="_31_26">i</text:span><text:span text:style-name="_32_24">o</text:span><text:span text:style-name="_32_0">n</text:span><text:span text:style-name="_39_5">.</text:span><text:span text:style-name="_31_51"> </text:span><text:span text:style-name="_36_9">C</text:span><text:span text:style-name="_31_41">o</text:span><text:span text:style-name="_32_00">n</text:span><text:span text:style-name="_33_5">s</text:span><text:span text:style-name="_31_16">o</text:span><text:span text:style-name="_32_22">l</text:span><text:span text:style-name="_36_6">a</text:span><text:span text:style-name="_31_14">t</text:span><text:span text:style-name="_32_24">i</text:span><text:span text:style-name="_36_8">o</text:span><text:span text:style-name="_31_41">n</text:span><text:span text:style-name="_31_51"> </text:span><text:span text:style-name="_32_6">w</text:span><text:span text:style-name="_31_49">o</text:span><text:span text:style-name="_31_85">u</text:span><text:span text:style-name="_32_1">l</text:span><text:span text:style-name="_31_05">d</text:span><text:span text:style-name="_31_51"> </text:span><text:span text:style-name="_33_9">b</text:span><text:span text:style-name="_31_40">e</text:span><text:span text:style-name="_31_51"> </text:span><text:span text:style-name="_35_1">m</text:span><text:span text:style-name="_31_16">o</text:span><text:span text:style-name="_32_09">r</text:span><text:span text:style-name="_36_5">e</text:span><text:span text:style-name="_37_6"> </text:span><text:span text:style-name="_32_03">a</text:span><text:span text:style-name="_35_6">p</text:span><text:span text:style-name="_31_11">p</text:span><text:span text:style-name="_31_94">r</text:span><text:span text:style-name="_35_4">o</text:span><text:span text:style-name="_31_05">p</text:span><text:span text:style-name="_31_95">r</text:span><text:span text:style-name="_34_4">i</text:span><text:span text:style-name="_31_50">a</text:span><text:span text:style-name="_31_71">t</text:span><text:span text:style-name="_36_0">e</text:span><text:span text:style-name="_31_31">:</text:span><text:span text:style-name="_31_51"> </text:span><text:span text:style-name="_36_0">p</text:span><text:span text:style-name="_31_32">e</text:span><text:span text:style-name="_32_21">r</text:span><text:span text:style-name="_37_2">h</text:span><text:span text:style-name="_39_5">a</text:span><text:span text:style-name="_32_03">p</text:span><text:span text:style-name="_34_2">s</text:span><text:span text:style-name="_37_6"> </text:span><text:span text:style-name="_31_79">t</text:span><text:span text:style-name="_35_0">h</text:span><text:span text:style-name="_31_46">i</text:span><text:span text:style-name="_32_22">s</text:span><text:span text:style-name="_31_"> </text:span><text:span text:style-name="_31_05">s</text:span><text:span text:style-name="_32_03">h</text:span><text:span text:style-name="_35_6">o</text:span><text:span text:style-name="_31_31">u</text:span><text:span text:style-name="_31_73">l</text:span><text:span text:style-name="_32_9">d</text:span><text:span text:style-name="_37_6"> </text:span><text:span text:style-name="_31_89">b</text:span><text:span text:style-name="_36_6">e</text:span><text:span text:style-name="_37_6"> </text:span><text:span text:style-name="_31_76">s</text:span><text:span text:style-name="_32_6">o</text:span><text:span text:style-name="_31_25">u</text:span><text:span text:style-name="_32_00">g</text:span><text:span text:style-name="_36_5">h</text:span><text:span text:style-name="_31_16">t</text:span><text:span text:style-name="_31_51"> </text:span><text:span text:style-name="_35_7">i</text:span><text:span text:style-name="_31_11">n</text:span><text:span text:style-name="_31_51"> </text:span><text:span text:style-name="_32_0">t</text:span><text:span text:style-name="_31_04">h</text:span><text:span text:style-name="_32_19">e</text:span><text:span text:style-name="_31_"> </text:span><text:span text:style-name="_31_01">t</text:span><text:span text:style-name="_32_06">r</text:span><text:span text:style-name="_33_6">a</text:span><text:span text:style-name="_31_49">n</text:span><text:span text:style-name="_32_01">s</text:span><text:span text:style-name="_35_4">m</text:span><text:span text:style-name="_31_01">i</text:span><text:span text:style-name="_31_77">g</text:span><text:span text:style-name="_32_9">r</text:span><text:span text:style-name="_31_13">a</text:span><text:span text:style-name="_31_73">t</text:span><text:span text:style-name="_35_9">i</text:span><text:span text:style-name="_31_26">o</text:span><text:span text:style-name="_31_89">n</text:span><text:span text:style-name="_31_"> </text:span><text:span text:style-name="_31_28">o</text:span><text:span text:style-name="_32_10">f</text:span><text:span text:style-name="_31_"> </text:span><text:span text:style-name="_31_01">s</text:span><text:span text:style-name="_31_76">o</text:span><text:span text:style-name="_34_4">u</text:span><text:span text:style-name="_31_04">l</text:span><text:span text:style-name="_32_15">s</text:span><text:span text:style-name="_37_1">.</text:span></text:p>
      <text:p text:style-name="P1"><text:span text:style-name="_31_77">(</text:span><text:span text:style-name="_35_3">3</text:span><text:span text:style-name="_39_9">)</text:span><text:span text:style-name="_31_51"> </text:span><text:span text:style-name="_37_1">T</text:span><text:span text:style-name="_31_44">h</text:span><text:span text:style-name="_31_89">e</text:span><text:span text:style-name="_31_"> </text:span><text:span text:style-name="_31_32">M</text:span><text:span text:style-name="_31_89">a</text:span><text:span text:style-name="_33_5">t</text:span><text:span text:style-name="_31_04">h</text:span><text:span text:style-name="_32_01">e</text:span><text:span text:style-name="_33_6">m</text:span><text:span text:style-name="_31_13">a</text:span><text:span text:style-name="_32_15">t</text:span><text:span text:style-name="_35_4">i</text:span><text:span text:style-name="_31_46">c</text:span><text:span text:style-name="_32_06">a</text:span><text:span text:style-name="_32_4">l</text:span><text:span text:style-name="_37_6"> </text:span><text:span text:style-name="_31_86">O</text:span><text:span text:style-name="_33_8">b</text:span><text:span text:style-name="_31_19">j</text:span><text:span text:style-name="_31_89">e</text:span><text:span text:style-name="_34_4">c</text:span><text:span text:style-name="_31_05">t</text:span><text:span text:style-name="_31_74">i</text:span><text:span text:style-name="_36_0">o</text:span><text:span text:style-name="_31_31">n</text:span></text:p>
      <text:p text:style-name="P1"><text:span text:style-name="_32_3">T</text:span><text:span text:style-name="_31_25">h</text:span><text:span text:style-name="_32_24">e</text:span><text:span text:style-name="_36_5">r</text:span><text:span text:style-name="_31_29">e</text:span><text:span text:style-name="_31_51"> </text:span><text:span text:style-name="_37_5">a</text:span><text:span text:style-name="_31_11">r</text:span><text:span text:style-name="_31_91">e</text:span><text:span text:style-name="_31_"> </text:span><text:span text:style-name="_31_02">a</text:span><text:span text:style-name="_31_51"> </text:span><text:span text:style-name="_35_0">n</text:span><text:span text:style-name="_31_50">u</text:span><text:span text:style-name="_32_21">m</text:span><text:span text:style-name="_35_9">b</text:span><text:span text:style-name="_39_9">e</text:span><text:span text:style-name="_31_80">r</text:span><text:span text:style-name="_31_"> </text:span><text:span text:style-name="_31_43">o</text:span><text:span text:style-name="_31_94">f</text:span><text:span text:style-name="_31_"> </text:span><text:span text:style-name="_39_9">r</text:span><text:span text:style-name="_32_19">e</text:span><text:span text:style-name="_35_7">s</text:span><text:span text:style-name="_31_43">u</text:span><text:span text:style-name="_32_03">l</text:span><text:span text:style-name="_32_6">t</text:span><text:span text:style-name="_31_29">s</text:span><text:span text:style-name="_31_51"> </text:span><text:span text:style-name="_33_8">o</text:span><text:span text:style-name="_31_46">f</text:span><text:span text:style-name="_31_51"> </text:span><text:span text:style-name="_36_5">m</text:span><text:span text:style-name="_39_9">a</text:span><text:span text:style-name="_32_04">t</text:span><text:span text:style-name="_32_1">h</text:span><text:span text:style-name="_31_44">e</text:span><text:span text:style-name="_31_89">m</text:span><text:span text:style-name="_37_4">a</text:span><text:span text:style-name="_31_10">t</text:span><text:span text:style-name="_31_88">i</text:span><text:span text:style-name="_37_2">c</text:span><text:span text:style-name="_31_16">a</text:span><text:span text:style-name="_32_00">l</text:span><text:span text:style-name="_31_"> </text:span><text:span text:style-name="_31_43">l</text:span><text:span text:style-name="_32_21">o</text:span><text:span text:style-name="_32_6">g</text:span><text:span text:style-name="_31_01">i</text:span><text:span text:style-name="_32_01">c</text:span><text:span text:style-name="_31_"> </text:span><text:span text:style-name="_39_6">w</text:span><text:span text:style-name="_32_21">h</text:span><text:span text:style-name="_33_6">i</text:span><text:span text:style-name="_31_11">c</text:span><text:span text:style-name="_32_24">h</text:span><text:span text:style-name="_31_"> </text:span><text:span text:style-name="_31_49">c</text:span><text:span text:style-name="_32_10">a</text:span><text:span text:style-name="_36_5">n</text:span><text:span text:style-name="_37_6"> </text:span><text:span text:style-name="_31_79">b</text:span><text:span text:style-name="_36_5">e</text:span><text:span text:style-name="_37_6"> </text:span><text:span text:style-name="_31_89">u</text:span><text:span text:style-name="_32_0">s</text:span><text:span text:style-name="_31_04">e</text:span><text:span text:style-name="_32_01">d</text:span><text:span text:style-name="_31_"> </text:span><text:span text:style-name="_31_50">t</text:span><text:span text:style-name="_32_18">o</text:span><text:span text:style-name="_31_"> </text:span><text:span text:style-name="_31_50">s</text:span><text:span text:style-name="_32_04">h</text:span><text:span text:style-name="_34_2">o</text:span><text:span text:style-name="_31_49">w</text:span><text:span text:style-name="_31_51"> </text:span><text:span text:style-name="_32_9">t</text:span><text:span text:style-name="_31_50">h</text:span><text:span text:style-name="_31_94">a</text:span><text:span text:style-name="_37_2">t</text:span><text:span text:style-name="_37_6"> </text:span><text:span text:style-name="_31_88">t</text:span><text:span text:style-name="_35_4">h</text:span><text:span text:style-name="_39_9">e</text:span><text:span text:style-name="_32_25">r</text:span><text:span text:style-name="_33_6">e</text:span><text:span text:style-name="_37_6"> </text:span><text:span text:style-name="_32_09">a</text:span><text:span text:style-name="_34_2">r</text:span><text:span text:style-name="_31_01">e</text:span><text:span text:style-name="_31_51"> </text:span><text:span text:style-name="_33_5">l</text:span><text:span text:style-name="_39_6">i</text:span><text:span text:style-name="_32_04">m</text:span><text:span text:style-name="_33_8">i</text:span><text:span text:style-name="_31_25">t</text:span><text:span text:style-name="_32_06">a</text:span><text:span text:style-name="_32_7">t</text:span><text:span text:style-name="_31_10">i</text:span><text:span text:style-name="_32_03">o</text:span><text:span text:style-name="_33_9">n</text:span><text:span text:style-name="_31_14">s</text:span><text:span text:style-name="_31_51"> </text:span><text:span text:style-name="_36_5">t</text:span><text:span text:style-name="_31_47">o</text:span><text:span text:style-name="_31_51"> </text:span><text:span text:style-name="_35_1">t</text:span><text:span text:style-name="_31_50">h</text:span><text:span text:style-name="_32_01">e</text:span><text:span text:style-name="_31_"> </text:span><text:span text:style-name="_31_01">p</text:span><text:span text:style-name="_31_91">o</text:span><text:span text:style-name="_37_2">w</text:span><text:span text:style-name="_31_16">e</text:span><text:span text:style-name="_31_77">r</text:span><text:span text:style-name="_36_0">s</text:span><text:span text:style-name="_37_6"> </text:span><text:span text:style-name="_31_73">o</text:span><text:span text:style-name="_33_0">f</text:span><text:span text:style-name="_37_6"> </text:span><text:span text:style-name="_32_22">d</text:span><text:span text:style-name="_35_3">i</text:span><text:span text:style-name="_39_8">s</text:span><text:span text:style-name="_32_24">c</text:span><text:span text:style-name="_35_4">r</text:span><text:span text:style-name="_31_13">e</text:span><text:span text:style-name="_31_76">t</text:span><text:span text:style-name="_36_6">e</text:span>-<text:span text:style-name="_31_74">s</text:span><text:span text:style-name="_35_1">t</text:span><text:span text:style-name="_31_29">a</text:span><text:span text:style-name="_32_24">t</text:span><text:span text:style-name="_33_6">e</text:span><text:span text:style-name="_37_6"> </text:span><text:span text:style-name="_31_74">m</text:span><text:span text:style-name="_36_5">a</text:span><text:span text:style-name="_39_9">c</text:span><text:span text:style-name="_32_19">h</text:span><text:span text:style-name="_35_0">i</text:span><text:span text:style-name="_31_19">n</text:span><text:span text:style-name="_31_73">e</text:span><text:span text:style-name="_37_1">s</text:span><text:span text:style-name="_31_05">.</text:span><text:span text:style-name="_31_51"> </text:span><text:span text:style-name="_37_4">T</text:span><text:span text:style-name="_39_5">h</text:span><text:span text:style-name="_31_74">e</text:span><text:span text:style-name="_31_"> </text:span><text:span text:style-name="_31_20">b</text:span><text:span text:style-name="_32_10">e</text:span><text:span text:style-name="_36_9">s</text:span><text:span text:style-name="_31_14">t</text:span><text:span text:style-name="_31_51"> </text:span><text:span text:style-name="_37_5">k</text:span><text:span text:style-name="_31_29">n</text:span><text:span text:style-name="_31_74">o</text:span><text:span text:style-name="_36_0">w</text:span><text:span text:style-name="_31_13">n</text:span><text:span text:style-name="_31_51"> </text:span><text:span text:style-name="_32_4">o</text:span><text:span text:style-name="_31_46">f</text:span><text:span text:style-name="_31_51"> </text:span><text:span text:style-name="_34_5">t</text:span><text:span text:style-name="_31_34">h</text:span><text:span text:style-name="_31_89">e</text:span><text:span text:style-name="_36_9">s</text:span><text:span text:style-name="_31_44">e</text:span><text:span text:style-name="_31_51"> </text:span><text:span text:style-name="_32_6">r</text:span><text:span text:style-name="_31_43">e</text:span><text:span text:style-name="_31_70">s</text:span><text:span text:style-name="_35_1">u</text:span><text:span text:style-name="_31_34">l</text:span><text:span text:style-name="_31_95">t</text:span><text:span text:style-name="_32_1">s</text:span><text:span text:style-name="_37_6"> </text:span><text:span text:style-name="_32_25">i</text:span><text:span text:style-name="_37_2">s</text:span><text:span text:style-name="_37_6"> </text:span><text:span text:style-name="_32_21">k</text:span><text:span text:style-name="_33_0">n</text:span><text:span text:style-name="_31_01">o</text:span><text:span text:style-name="_31_95">w</text:span><text:span text:style-name="_33_8">n</text:span><text:span text:style-name="_37_6"> </text:span><text:span text:style-name="_32_25">a</text:span><text:span text:style-name="_35_3">s</text:span><text:span text:style-name="_37_6"> </text:span><text:span text:style-name="_31_86">G</text:span><text:span text:style-name="_34_1">o</text:span><text:span text:style-name="_31_50">d</text:span><text:span text:style-name="_31_76">e</text:span><text:span text:style-name="_36_9">l</text:span><text:span text:style-name="_31_35">'</text:span><text:span text:style-name="_32_19">s</text:span><text:span text:style-name="_31_"> </text:span><text:span text:style-name="_31_35">t</text:span><text:span text:style-name="_31_73">h</text:span><text:span text:style-name="_35_1">e</text:span><text:span text:style-name="_31_28">o</text:span><text:span text:style-name="_31_89">r</text:span><text:span text:style-name="_36_0">e</text:span><text:span text:style-name="_31_29">m</text:span><text:span text:style-name="_31_51"> </text:span><text:span text:style-name="_33_5">(</text:span><text:span text:style-name="_37_6"> </text:span><text:span text:style-name="_31_79">1</text:span><text:span text:style-name="_37_2">9</text:span><text:span text:style-name="_31_29">3</text:span><text:span text:style-name="_32_00">1</text:span><text:span text:style-name="_31_"> </text:span><text:span text:style-name="_31_02">)</text:span><text:span text:style-name="_31_51"> </text:span><text:span text:style-name="_35_0">a</text:span><text:span text:style-name="_31_10">n</text:span><text:span text:style-name="_31_91">d</text:span><text:span text:style-name="_31_"> </text:span><text:span text:style-name="_31_04">s</text:span><text:span text:style-name="_31_85">h</text:span><text:span text:style-name="_35_0">o</text:span><text:span text:style-name="_31_17">w</text:span><text:span text:style-name="_32_01">s</text:span><text:span text:style-name="_31_"> </text:span><text:span text:style-name="_31_29">t</text:span><text:span text:style-name="_31_70">h</text:span><text:span text:style-name="_35_9">a</text:span><text:span text:style-name="_39_6">t</text:span><text:span text:style-name="_31_51"> </text:span><text:span text:style-name="_35_1">i</text:span><text:span text:style-name="_39_8">n</text:span><text:span text:style-name="_31_51"> </text:span><text:span text:style-name="_33_6">a</text:span><text:span text:style-name="_31_25">n</text:span><text:span text:style-name="_32_03">y</text:span><text:span text:style-name="_31_"> </text:span><text:span text:style-name="_31_46">s</text:span><text:span text:style-name="_32_18">u</text:span><text:span text:style-name="_34_2">f</text:span><text:span text:style-name="_31_31">f</text:span><text:span text:style-name="_32_01">i</text:span><text:span text:style-name="_37_1">c</text:span><text:span text:style-name="_31_11">i</text:span><text:span text:style-name="_31_92">e</text:span><text:span text:style-name="_33_5">n</text:span><text:span text:style-name="_31_35">t</text:span><text:span text:style-name="_32_03">l</text:span><text:span text:style-name="_33_8">y</text:span><text:span text:style-name="_37_6"> </text:span><text:span text:style-name="_31_92">p</text:span><text:span text:style-name="_37_5">o</text:span><text:span text:style-name="_31_13">w</text:span><text:span text:style-name="_32_25">e</text:span><text:span text:style-name="_37_2">r</text:span><text:span text:style-name="_31_31">f</text:span><text:span text:style-name="_32_07">u</text:span><text:span text:style-name="_32_4">l</text:span><text:span text:style-name="_37_6"> </text:span><text:span text:style-name="_32_03">l</text:span><text:span text:style-name="_32_9">o</text:span><text:span text:style-name="_31_29">g</text:span><text:span text:style-name="_32_15">i</text:span><text:span text:style-name="_33_8">c</text:span><text:span text:style-name="_31_29">a</text:span><text:span text:style-name="_31_76">l</text:span><text:span text:style-name="_31_"> </text:span><text:span text:style-name="_31_43">s</text:span><text:span text:style-name="_31_91">y</text:span><text:span text:style-name="_33_9">s</text:span><text:span text:style-name="_31_05">t</text:span><text:span text:style-name="_31_79">e</text:span><text:span text:style-name="_32_3">m</text:span><text:span text:style-name="_37_6"> </text:span><text:span text:style-name="_32_22">s</text:span><text:span text:style-name="_32_6">t</text:span><text:span text:style-name="_31_50">a</text:span><text:span text:style-name="_31_77">t</text:span><text:span text:style-name="_35_6">e</text:span><text:span text:style-name="_31_16">m</text:span><text:span text:style-name="_32_09">e</text:span><text:span text:style-name="_32_0">n</text:span><text:span text:style-name="_31_31">t</text:span><text:span text:style-name="_31_77">s</text:span><text:span text:style-name="_31_"> </text:span><text:span text:style-name="_31_25">c</text:span><text:span text:style-name="_31_70">a</text:span><text:span text:style-name="_33_9">n</text:span><text:span text:style-name="_37_6"> </text:span><text:span text:style-name="_31_77">b</text:span><text:span text:style-name="_36_8">e</text:span><text:span text:style-name="_37_6"> </text:span><text:span text:style-name="_31_92">f</text:span><text:span text:style-name="_37_1">o</text:span><text:span text:style-name="_31_17">r</text:span><text:span text:style-name="_32_22">m</text:span><text:span text:style-name="_34_2">u</text:span><text:span text:style-name="_39_9">l</text:span><text:span text:style-name="_31_88">a</text:span><text:span text:style-name="_33_5">t</text:span><text:span text:style-name="_31_43">e</text:span><text:span text:style-name="_32_04">d</text:span><text:span text:style-name="_31_"> </text:span><text:span text:style-name="_31_40">w</text:span><text:span text:style-name="_32_09">h</text:span><text:span text:style-name="_36_8">i</text:span><text:span text:style-name="_31_02">c</text:span><text:span text:style-name="_31_79">h</text:span><text:span text:style-name="_31_"> </text:span><text:span text:style-name="_31_17">c</text:span><text:span text:style-name="_32_03">a</text:span><text:span text:style-name="_36_0">n</text:span><text:span text:style-name="_37_6"> </text:span><text:span text:style-name="_32_21">n</text:span><text:span text:style-name="_35_3">e</text:span><text:span text:style-name="_31_50">i</text:span><text:span text:style-name="_31_79">t</text:span><text:span text:style-name="_32_7">h</text:span><text:span text:style-name="_31_20">e</text:span><text:span text:style-name="_32_10">r</text:span><text:span text:style-name="_31_"> </text:span><text:span text:style-name="_39_9">b</text:span><text:span text:style-name="_32_16">e</text:span><text:span text:style-name="_31_"> </text:span><text:span text:style-name="_31_41">p</text:span><text:span text:style-name="_32_06">r</text:span><text:span text:style-name="_35_7">o</text:span><text:span text:style-name="_39_5">v</text:span><text:span text:style-name="_31_71">e</text:span><text:span text:style-name="_35_6">d</text:span><text:span text:style-name="_37_6"> </text:span><text:span text:style-name="_31_94">n</text:span><text:span text:style-name="_33_0">o</text:span><text:span text:style-name="_31_17">r</text:span><text:span text:style-name="_31_51"> </text:span><text:span text:style-name="_35_9">d</text:span><text:span text:style-name="_31_29">i</text:span><text:span text:style-name="_32_15">s</text:span><text:span text:style-name="_34_4">p</text:span><text:span text:style-name="_39_8">r</text:span><text:span text:style-name="_31_91">o</text:span><text:span text:style-name="_36_5">v</text:span><text:span text:style-name="_31_26">e</text:span><text:span text:style-name="_32_25">d</text:span><text:span text:style-name="_31_"> </text:span><text:span text:style-name="_39_8">w</text:span><text:span text:style-name="_32_25">i</text:span><text:span text:style-name="_35_7">t</text:span><text:span text:style-name="_31_10">h</text:span><text:span text:style-name="_32_16">i</text:span><text:span text:style-name="_35_4">n</text:span><text:span text:style-name="_37_6"> </text:span><text:span text:style-name="_31_80">t</text:span><text:span text:style-name="_34_1">h</text:span><text:span text:style-name="_31_46">e</text:span><text:span text:style-name="_31_51"> </text:span><text:span text:style-name="_35_7">s</text:span><text:span text:style-name="_31_25">y</text:span><text:span text:style-name="_32_04">s</text:span><text:span text:style-name="_34_4">t</text:span><text:span text:style-name="_31_49">e</text:span><text:span text:style-name="_32_06">m</text:span><text:span text:style-name="_35_0">,</text:span><text:span text:style-name="_37_6"> </text:span><text:span text:style-name="_32_06">u</text:span><text:span text:style-name="_35_3">n</text:span><text:span text:style-name="_31_50">l</text:span><text:span text:style-name="_31_79">e</text:span><text:span text:style-name="_33_8">s</text:span><text:span text:style-name="_31_02">s</text:span><text:span text:style-name="_31_51"> </text:span><text:span text:style-name="_35_3">p</text:span><text:span text:style-name="_31_41">o</text:span><text:span text:style-name="_31_79">s</text:span><text:span text:style-name="_34_5">s</text:span><text:span text:style-name="_31_17">i</text:span><text:span text:style-name="_31_86">b</text:span><text:span text:style-name="_33_6">l</text:span><text:span text:style-name="_31_20">y</text:span><text:span text:style-name="_31_51"> </text:span><text:span text:style-name="_35_4">t</text:span><text:span text:style-name="_31_40">h</text:span><text:span text:style-name="_32_19">e</text:span><text:span text:style-name="_31_"> </text:span><text:span text:style-name="_39_6">s</text:span><text:span text:style-name="_31_89">y</text:span><text:span text:style-name="_37_5">s</text:span><text:span text:style-name="_39_9">t</text:span><text:span text:style-name="_32_07">e</text:span><text:span text:style-name="_36_0">m</text:span><text:span text:style-name="_37_6"> </text:span><text:span text:style-name="_31_74">i</text:span><text:span text:style-name="_34_5">t</text:span><text:span text:style-name="_31_14">s</text:span><text:span text:style-name="_31_74">e</text:span><text:span text:style-name="_36_0">l</text:span><text:span text:style-name="_31_17">f</text:span><text:span text:style-name="_31_51"> </text:span><text:span text:style-name="_34_1">i</text:span><text:span text:style-name="_39_9">s</text:span><text:span text:style-name="_31_51"> </text:span><text:span text:style-name="_34_1">i</text:span><text:span text:style-name="_31_25">n</text:span><text:span text:style-name="_31_76">c</text:span><text:span text:style-name="_32_4">o</text:span><text:span text:style-name="_31_13">n</text:span><text:span text:style-name="_32_00">s</text:span><text:span text:style-name="_32_9">i</text:span><text:span text:style-name="_31_34">s</text:span><text:span text:style-name="_32_18">t</text:span><text:span text:style-name="_32_6">e</text:span><text:span text:style-name="_31_29">n</text:span><text:span text:style-name="_31_85">t</text:span><text:span text:style-name="_35_4">.</text:span><text:span text:style-name="_37_6"> </text:span><text:span text:style-name="_31_80">T</text:span><text:span text:style-name="_34_1">h</text:span><text:span text:style-name="_39_5">e</text:span><text:span text:style-name="_31_76">r</text:span><text:span text:style-name="_35_3">e</text:span><text:span text:style-name="_37_6"> </text:span><text:span text:style-name="_31_89">a</text:span><text:span text:style-name="_33_6">r</text:span><text:span text:style-name="_31_49">e</text:span><text:span text:style-name="_31_51"> </text:span><text:span text:style-name="_35_0">o</text:span><text:span text:style-name="_31_40">t</text:span><text:span text:style-name="_31_95">h</text:span><text:span text:style-name="_35_7">e</text:span><text:span text:style-name="_31_02">r</text:span><text:span text:style-name="_32_21">,</text:span><text:span text:style-name="_31_"> </text:span><text:span text:style-name="_31_20">i</text:span><text:span text:style-name="_31_74">n</text:span><text:span text:style-name="_31_"> </text:span><text:span text:style-name="_31_43">s</text:span><text:span text:style-name="_32_21">o</text:span><text:span text:style-name="_34_5">m</text:span><text:span text:style-name="_31_10">e</text:span><text:span text:style-name="_31_51"> </text:span><text:span text:style-name="_33_6">r</text:span><text:span text:style-name="_31_05">e</text:span><text:span text:style-name="_31_70">s</text:span><text:span text:style-name="_37_1">p</text:span><text:span text:style-name="_31_35">e</text:span><text:span text:style-name="_32_03">c</text:span><text:span text:style-name="_33_5">t</text:span><text:span text:style-name="_31_49">s</text:span><text:span text:style-name="_31_51"> </text:span><text:span text:style-name="_32_6">s</text:span><text:span text:style-name="_31_29">i</text:span><text:span text:style-name="_31_85">m</text:span><text:span text:style-name="_36_0">i</text:span><text:span text:style-name="_31_44">l</text:span><text:span text:style-name="_32_21">a</text:span><text:span text:style-name="_32_6">r</text:span><text:span text:style-name="_31_05">,</text:span><text:span text:style-name="_31_51"> </text:span><text:span text:style-name="_37_5">r</text:span><text:span text:style-name="_31_16">e</text:span><text:span text:style-name="_32_15">s</text:span><text:span text:style-name="_34_5">u</text:span><text:span text:style-name="_31_34">l</text:span><text:span text:style-name="_31_88">t</text:span><text:span text:style-name="_37_5">s</text:span><text:span text:style-name="_37_6"> </text:span><text:span text:style-name="_32_03">d</text:span><text:span text:style-name="_37_2">u</text:span><text:span text:style-name="_31_49">e</text:span><text:span text:style-name="_31_51"> </text:span><text:span text:style-name="_35_0">t</text:span><text:span text:style-name="_39_8">o</text:span><text:span text:style-name="_31_51"> </text:span><text:span text:style-name="_35_0">C</text:span><text:span text:style-name="_39_8">h</text:span><text:span text:style-name="_31_91">u</text:span><text:span text:style-name="_32_1">r</text:span><text:span text:style-name="_31_43">c</text:span><text:span text:style-name="_31_94">h</text:span><text:span text:style-name="_31_"> </text:span><text:span text:style-name="_31_41">(</text:span><text:span text:style-name="_32_03">1</text:span><text:span text:style-name="_33_5">9</text:span><text:span text:style-name="_31_17">3</text:span><text:span text:style-name="_32_25">6</text:span><text:span text:style-name="_37_4">)</text:span><text:span text:style-name="_31_40">,</text:span><text:span text:style-name="_31_51"> </text:span><text:span text:style-name="_34_5">K</text:span><text:span text:style-name="_31_50">l</text:span><text:span text:style-name="_32_01">e</text:span><text:span text:style-name="_35_9">e</text:span><text:span text:style-name="_31_35">n</text:span><text:span text:style-name="_32_18">e</text:span><text:span text:style-name="_31_"> </text:span><text:span text:style-name="_31_10">(</text:span><text:span text:style-name="_32_07">1</text:span><text:span text:style-name="_33_0">9</text:span><text:span text:style-name="_31_20">3</text:span><text:span text:style-name="_31_76">5</text:span><text:span text:style-name="_36_6">)</text:span><text:span text:style-name="_31_04">,</text:span><text:span text:style-name="_31_51"> </text:span><text:span text:style-name="_36_9">R</text:span><text:span text:style-name="_31_02">o</text:span><text:span text:style-name="_31_74">s</text:span><text:span text:style-name="_36_5">s</text:span><text:span text:style-name="_31_34">e</text:span><text:span text:style-name="_32_24">r</text:span><text:span text:style-name="_33_9">,</text:span><text:span text:style-name="_37_6"> </text:span><text:span text:style-name="_31_71">a</text:span><text:span text:style-name="_33_6">n</text:span><text:span text:style-name="_31_20">d</text:span><text:span text:style-name="_31_51"> </text:span><text:span text:style-name="_34_4">T</text:span><text:span text:style-name="_31_28">u</text:span><text:span text:style-name="_31_86">r</text:span><text:span text:style-name="_32_4">i</text:span><text:span text:style-name="_31_05">n</text:span><text:span text:style-name="_31_86">g</text:span><text:span text:style-name="_31_"> </text:span><text:span text:style-name="_39_8">(</text:span><text:span text:style-name="_32_04">1</text:span><text:span text:style-name="_34_5">9</text:span><text:span text:style-name="_31_43">3</text:span><text:span text:style-name="_32_19">7</text:span><text:span text:style-name="_36_6">)</text:span><text:span text:style-name="_31_13">.</text:span><text:span text:style-name="_31_51"> </text:span><text:span text:style-name="_36_0">T</text:span><text:span text:style-name="_31_14">h</text:span><text:span text:style-name="_31_91">e</text:span><text:span text:style-name="_31_"> </text:span><text:span text:style-name="_31_01">l</text:span><text:span text:style-name="_32_24">a</text:span><text:span text:style-name="_33_5">t</text:span><text:span text:style-name="_31_31">t</text:span><text:span text:style-name="_31_89">e</text:span><text:span text:style-name="_35_6">r</text:span><text:span text:style-name="_37_6"> </text:span><text:span text:style-name="_32_21">r</text:span><text:span text:style-name="_36_5">e</text:span><text:span text:style-name="_31_05">s</text:span><text:span text:style-name="_32_10">u</text:span><text:span text:style-name="_34_2">l</text:span><text:span text:style-name="_31_01">t</text:span><text:span text:style-name="_31_51"> </text:span><text:span text:style-name="_32_9">i</text:span><text:span text:style-name="_31_34">s</text:span><text:span text:style-name="_31_51"> </text:span><text:span text:style-name="_36_6">t</text:span><text:span text:style-name="_31_46">h</text:span><text:span text:style-name="_31_88">e</text:span><text:span text:style-name="_31_"> </text:span><text:span text:style-name="_39_8">m</text:span><text:span text:style-name="_32_18">o</text:span><text:span text:style-name="_36_5">s</text:span><text:span text:style-name="_31_14">t</text:span><text:span text:style-name="_31_51"> </text:span><text:span text:style-name="_37_4">c</text:span><text:span text:style-name="_31_05">o</text:span><text:span text:style-name="_31_94">n</text:span><text:span text:style-name="_36_0">v</text:span><text:span text:style-name="_31_32">e</text:span><text:span text:style-name="_31_73">n</text:span><text:span text:style-name="_37_1">i</text:span><text:span text:style-name="_31_31">e</text:span><text:span text:style-name="_31_89">n</text:span><text:span text:style-name="_35_9">t</text:span><text:span text:style-name="_37_6"> </text:span><text:span text:style-name="_31_76">t</text:span><text:span text:style-name="_37_4">o</text:span><text:span text:style-name="_37_6"> </text:span><text:span text:style-name="_31_73">c</text:span><text:span text:style-name="_32_9">o</text:span><text:span text:style-name="_31_41">n</text:span><text:span text:style-name="_31_89">s</text:span><text:span text:style-name="_32_9">i</text:span><text:span text:style-name="_31_40">d</text:span><text:span text:style-name="_31_89">e</text:span><text:span text:style-name="_35_4">r</text:span><text:span text:style-name="_31_13">,</text:span><text:span text:style-name="_31_51"> </text:span><text:span text:style-name="_34_2">s</text:span><text:span text:style-name="_31_25">i</text:span><text:span text:style-name="_31_86">n</text:span><text:span text:style-name="_34_4">c</text:span><text:span text:style-name="_31_40">e</text:span><text:span text:style-name="_31_51"> </text:span><text:span text:style-name="_37_2">i</text:span><text:span text:style-name="_31_04">t</text:span><text:span text:style-name="_31_51"> </text:span><text:span text:style-name="_32_9">r</text:span><text:span text:style-name="_31_41">e</text:span><text:span text:style-name="_31_92">f</text:span><text:span text:style-name="_35_6">e</text:span><text:span text:style-name="_39_9">r</text:span><text:span text:style-name="_32_01">s</text:span><text:span text:style-name="_31_"> </text:span><text:span text:style-name="_31_28">d</text:span><text:span text:style-name="_31_76">i</text:span><text:span text:style-name="_32_4">r</text:span><text:span text:style-name="_31_25">e</text:span><text:span text:style-name="_32_09">c</text:span><text:span text:style-name="_32_6">t</text:span><text:span text:style-name="_31_14">l</text:span><text:span text:style-name="_31_94">y</text:span><text:span text:style-name="_31_"> </text:span><text:span text:style-name="_31_35">t</text:span><text:span text:style-name="_32_04">o</text:span><text:span text:style-name="_31_"> </text:span><text:span text:style-name="_31_40">m</text:span><text:span text:style-name="_31_92">a</text:span><text:span text:style-name="_36_8">c</text:span><text:span text:style-name="_31_41">h</text:span><text:span text:style-name="_32_22">i</text:span><text:span text:style-name="_35_0">n</text:span><text:span text:style-name="_31_04">e</text:span><text:span text:style-name="_31_94">s</text:span><text:span text:style-name="_33_9">,</text:span><text:span text:style-name="_37_6"> </text:span><text:span text:style-name="_31_89">w</text:span><text:span text:style-name="_35_9">h</text:span><text:span text:style-name="_31_28">e</text:span><text:span text:style-name="_32_10">r</text:span><text:span text:style-name="_36_8">e</text:span><text:span text:style-name="_31_32">a</text:span><text:span text:style-name="_32_15">s</text:span><text:span text:style-name="_31_"> </text:span><text:span text:style-name="_31_16">t</text:span><text:span text:style-name="_31_77">h</text:span><text:span text:style-name="_34_5">e</text:span><text:span text:style-name="_37_6"> </text:span><text:span text:style-name="_31_92">o</text:span><text:span text:style-name="_37_2">t</text:span><text:span text:style-name="_31_11">h</text:span><text:span text:style-name="_32_24">e</text:span><text:span text:style-name="_32_1">r</text:span><text:span text:style-name="_31_34">s</text:span><text:span text:style-name="_31_51"> </text:span><text:span text:style-name="_33_9">c</text:span><text:span text:style-name="_31_41">a</text:span><text:span text:style-name="_32_00">n</text:span><text:span text:style-name="_31_"> </text:span><text:span text:style-name="_31_25">o</text:span><text:span text:style-name="_32_10">n</text:span><text:span text:style-name="_36_6">l</text:span><text:span text:style-name="_31_50">y</text:span><text:span text:style-name="_31_51"> </text:span><text:span text:style-name="_36_6">b</text:span><text:span text:style-name="_31_46">e</text:span><text:span text:style-name="_31_51"> </text:span><text:span text:style-name="_35_7">u</text:span><text:span text:style-name="_31_44">s</text:span><text:span text:style-name="_31_91">e</text:span><text:span text:style-name="_34_4">d</text:span><text:span text:style-name="_37_6"> </text:span><text:span text:style-name="_32_22">i</text:span><text:span text:style-name="_35_3">n</text:span><text:span text:style-name="_37_6"> </text:span><text:span text:style-name="_32_09">a</text:span><text:span text:style-name="_31_"> </text:span><text:span text:style-name="_31_10">c</text:span><text:span text:style-name="_31_85">o</text:span><text:span text:style-name="_33_9">m</text:span><text:span text:style-name="_31_25">p</text:span><text:span text:style-name="_31_76">a</text:span><text:span text:style-name="_33_8">r</text:span><text:span text:style-name="_31_19">a</text:span><text:span text:style-name="_32_15">t</text:span><text:span text:style-name="_35_6">i</text:span><text:span text:style-name="_39_6">v</text:span><text:span text:style-name="_32_09">e</text:span><text:span text:style-name="_35_7">l</text:span><text:span text:style-name="_31_05">y</text:span><text:span text:style-name="_31_51"> </text:span><text:span text:style-name="_35_1">i</text:span><text:span text:style-name="_39_6">n</text:span><text:span text:style-name="_32_01">d</text:span><text:span text:style-name="_33_6">i</text:span><text:span text:style-name="_31_20">r</text:span><text:span text:style-name="_31_86">e</text:span><text:span text:style-name="_34_4">c</text:span><text:span text:style-name="_31_17">t</text:span><text:span text:style-name="_31_51"> </text:span><text:span text:style-name="_35_1">a</text:span><text:span text:style-name="_31_19">r</text:span><text:span text:style-name="_31_80">g</text:span><text:span text:style-name="_33_0">u</text:span><text:span text:style-name="_31_44">m</text:span><text:span text:style-name="_32_01">e</text:span><text:span text:style-name="_36_9">n</text:span><text:span text:style-name="_31_01">t</text:span><text:span text:style-name="_32_03">:</text:span><text:span text:style-name="_31_"> </text:span><text:span text:style-name="_31_40">f</text:span><text:span text:style-name="_32_06">o</text:span><text:span text:style-name="_32_3">r</text:span><text:span text:style-name="_37_6"> </text:span><text:span text:style-name="_32_07">i</text:span><text:span text:style-name="_33_8">n</text:span><text:span text:style-name="_31_05">s</text:span><text:span text:style-name="_31_77">t</text:span><text:span text:style-name="_37_5">a</text:span><text:span text:style-name="_31_20">n</text:span><text:span text:style-name="_31_88">c</text:span><text:span text:style-name="_32_1">e</text:span><text:span text:style-name="_37_6"> </text:span><text:span text:style-name="_32_03">i</text:span><text:span text:style-name="_37_2">f</text:span><text:span text:style-name="_37_6"> </text:span><text:span text:style-name="_31_88">G</text:span><text:span text:style-name="_36_0">o</text:span><text:span text:style-name="_31_16">d</text:span><text:span text:style-name="_31_85">e</text:span><text:span text:style-name="_35_3">l</text:span><text:span text:style-name="_31_20">'</text:span><text:span text:style-name="_31_92">s</text:span><text:span text:style-name="_31_"> </text:span><text:span text:style-name="_31_04">t</text:span><text:span text:style-name="_31_89">h</text:span><text:span text:style-name="_33_9">e</text:span><text:span text:style-name="_31_40">o</text:span><text:span text:style-name="_32_25">r</text:span><text:span text:style-name="_35_9">e</text:span><text:span text:style-name="_31_49">m</text:span><text:span text:style-name="_31_51"> </text:span><text:span text:style-name="_35_0">i</text:span><text:span text:style-name="_31_40">s</text:span><text:span text:style-name="_31_51"> </text:span><text:span text:style-name="_36_0">t</text:span><text:span text:style-name="_39_6">o</text:span><text:span text:style-name="_31_51"> </text:span><text:span text:style-name="_35_4">b</text:span><text:span text:style-name="_31_41">e</text:span><text:span text:style-name="_31_51"> </text:span><text:span text:style-name="_32_1">u</text:span><text:span text:style-name="_31_31">s</text:span><text:span text:style-name="_32_19">e</text:span><text:span text:style-name="_32_3">d</text:span><text:span text:style-name="_37_6"> </text:span><text:span text:style-name="_32_24">w</text:span><text:span text:style-name="_36_5">e</text:span><text:span text:style-name="_37_6"> </text:span><text:span text:style-name="_32_01">n</text:span><text:span text:style-name="_33_0">e</text:span><text:span text:style-name="_31_05">e</text:span><text:span text:style-name="_32_07">d</text:span><text:span text:style-name="_31_"> </text:span><text:span text:style-name="_31_05">i</text:span><text:span text:style-name="_32_06">n</text:span><text:span text:style-name="_31_"> </text:span><text:span text:style-name="_31_47">a</text:span><text:span text:style-name="_31_95">d</text:span><text:span text:style-name="_37_1">d</text:span><text:span text:style-name="_31_44">i</text:span><text:span text:style-name="_31_92">t</text:span><text:span text:style-name="_36_0">i</text:span><text:span text:style-name="_31_32">o</text:span><text:span text:style-name="_31_85">n</text:span><text:span text:style-name="_31_"> </text:span><text:span text:style-name="_31_01">t</text:span><text:span text:style-name="_32_03">o</text:span><text:span text:style-name="_31_"> </text:span><text:span text:style-name="_31_46">h</text:span><text:span text:style-name="_32_09">a</text:span><text:span text:style-name="_37_5">v</text:span><text:span text:style-name="_31_04">e</text:span><text:span text:style-name="_31_51"> </text:span><text:span text:style-name="_33_5">s</text:span><text:span text:style-name="_31_41">o</text:span><text:span text:style-name="_32_24">m</text:span><text:span text:style-name="_33_9">e</text:span><text:span text:style-name="_37_6"> </text:span><text:span text:style-name="_32_16">m</text:span><text:span text:style-name="_36_8">e</text:span><text:span text:style-name="_31_41">a</text:span><text:span text:style-name="_32_15">n</text:span><text:span text:style-name="_32_4">s</text:span><text:span text:style-name="_37_6"> </text:span><text:span text:style-name="_31_77">o</text:span><text:span text:style-name="_32_9">f</text:span><text:span text:style-name="_37_6"> </text:span><text:span text:style-name="_32_06">d</text:span><text:span text:style-name="_32_3">e</text:span><text:span text:style-name="_31_04">s</text:span><text:span text:style-name="_32_07">c</text:span><text:span text:style-name="_35_7">r</text:span><text:span text:style-name="_31_14">i</text:span><text:span text:style-name="_32_22">b</text:span><text:span text:style-name="_33_9">i</text:span><text:span text:style-name="_39_8">n</text:span><text:span text:style-name="_32_22">g</text:span><text:span text:style-name="_31_"> </text:span><text:span text:style-name="_31_35">l</text:span><text:span text:style-name="_31_71">o</text:span><text:span text:style-name="_36_6">g</text:span><text:span text:style-name="_39_8">i</text:span><text:span text:style-name="_31_85">c</text:span><text:span text:style-name="_37_4">a</text:span><text:span text:style-name="_31_32">l</text:span><text:span text:style-name="_31_51"> </text:span><text:span text:style-name="_32_4">s</text:span><text:span text:style-name="_31_41">y</text:span><text:span text:style-name="_31_76">s</text:span><text:span text:style-name="_32_6">t</text:span><text:span text:style-name="_31_43">e</text:span><text:span text:style-name="_31_70">m</text:span><text:span text:style-name="_32_1">s</text:span><text:span text:style-name="_37_6"> </text:span><text:span text:style-name="_32_21">i</text:span><text:span text:style-name="_32_0">n</text:span><text:span text:style-name="_37_6"> </text:span><text:span text:style-name="_32_07">t</text:span><text:span text:style-name="_35_0">e</text:span><text:span text:style-name="_31_40">r</text:span><text:span text:style-name="_31_85">m</text:span><text:span text:style-name="_34_2">s</text:span><text:span text:style-name="_37_6"> </text:span><text:span text:style-name="_32_25">o</text:span><text:span text:style-name="_32_7">f</text:span><text:span text:style-name="_37_6"> </text:span><text:span text:style-name="_31_88">m</text:span><text:span text:style-name="_34_2">a</text:span><text:span text:style-name="_31_25">c</text:span><text:span text:style-name="_31_92">h</text:span><text:span text:style-name="_34_4">i</text:span><text:span text:style-name="_31_16">n</text:span><text:span text:style-name="_31_70">e</text:span><text:span text:style-name="_33_8">s</text:span><text:span text:style-name="_39_5">,</text:span><text:span text:style-name="_31_51"> </text:span><text:span text:style-name="_33_6">a</text:span><text:span text:style-name="_39_6">n</text:span><text:span text:style-name="_31_89">d</text:span><text:span text:style-name="_31_"> </text:span><text:span text:style-name="_31_19">m</text:span><text:span text:style-name="_31_80">a</text:span><text:span text:style-name="_35_4">c</text:span><text:span text:style-name="_39_9">h</text:span><text:span text:style-name="_31_77">i</text:span><text:span text:style-name="_34_2">n</text:span><text:span text:style-name="_31_41">e</text:span><text:span text:style-name="_31_80">s</text:span><text:span text:style-name="_31_"> </text:span><text:span text:style-name="_31_04">i</text:span><text:span text:style-name="_32_01">n</text:span><text:span text:style-name="_31_"> </text:span><text:span text:style-name="_31_50">t</text:span><text:span text:style-name="_32_15">e</text:span><text:span text:style-name="_32_1">r</text:span><text:span text:style-name="_31_19">m</text:span><text:span text:style-name="_31_70">s</text:span><text:span text:style-name="_31_"> </text:span><text:span text:style-name="_31_25">o</text:span><text:span text:style-name="_31_89">f</text:span><text:span text:style-name="_31_"> </text:span><text:span text:style-name="_31_34">l</text:span><text:span text:style-name="_31_89">o</text:span><text:span text:style-name="_37_1">g</text:span><text:span text:style-name="_31_13">i</text:span><text:span text:style-name="_31_74">c</text:span><text:span text:style-name="_36_0">a</text:span><text:span text:style-name="_31_40">l</text:span><text:span text:style-name="_31_51"> </text:span><text:span text:style-name="_32_9">s</text:span><text:span text:style-name="_31_01">y</text:span><text:span text:style-name="_31_76">s</text:span><text:span text:style-name="_33_0">t</text:span><text:span text:style-name="_31_17">e</text:span><text:span text:style-name="_32_06">m</text:span><text:span text:style-name="_36_6">s</text:span><text:span text:style-name="_31_01">.</text:span><text:span text:style-name="_31_51"> </text:span><text:span text:style-name="_36_0">T</text:span><text:span text:style-name="_31_43">h</text:span><text:span text:style-name="_32_16">e</text:span><text:span text:style-name="_31_"> </text:span><text:span text:style-name="_31_44">r</text:span><text:span text:style-name="_32_18">e</text:span><text:span text:style-name="_33_6">s</text:span><text:span text:style-name="_31_10">u</text:span><text:span text:style-name="_32_07">l</text:span><text:span text:style-name="_33_8">t</text:span><text:span text:style-name="_37_6"> </text:span><text:span text:style-name="_32_09">i</text:span><text:span text:style-name="_32_4">n</text:span><text:span text:style-name="_37_6"> </text:span><text:span text:style-name="_32_04">q</text:span><text:span text:style-name="_33_8">u</text:span><text:span text:style-name="_39_6">e</text:span><text:span text:style-name="_31_77">s</text:span><text:span text:style-name="_36_5">t</text:span><text:span text:style-name="_31_43">i</text:span><text:span text:style-name="_32_10">o</text:span><text:span text:style-name="_36_6">n</text:span><text:span text:style-name="_37_6"> </text:span><text:span text:style-name="_31_89">r</text:span><text:span text:style-name="_37_2">e</text:span><text:span text:style-name="_31_16">f</text:span><text:span text:style-name="_31_86">e</text:span><text:span text:style-name="_32_4">r</text:span><text:span text:style-name="_39_6">s</text:span><text:span text:style-name="_31_51"> </text:span><text:span text:style-name="_33_9">t</text:span><text:span text:style-name="_31_19">o</text:span><text:span text:style-name="_31_51"> </text:span><text:span text:style-name="_33_8">a</text:span><text:span text:style-name="_37_6"> </text:span><text:span text:style-name="_31_89">t</text:span><text:span text:style-name="_37_1">y</text:span><text:span text:style-name="_39_5">p</text:span><text:span text:style-name="_32_24">e</text:span><text:span text:style-name="_31_"> </text:span><text:span text:style-name="_31_31">o</text:span><text:span text:style-name="_32_15">f</text:span><text:span text:style-name="_31_"> </text:span><text:span text:style-name="_31_04">m</text:span><text:span text:style-name="_31_91">a</text:span><text:span text:style-name="_35_7">c</text:span><text:span text:style-name="_31_41">h</text:span><text:span text:style-name="_32_18">i</text:span><text:span text:style-name="_37_5">n</text:span><text:span text:style-name="_31_31">e</text:span><text:span text:style-name="_31_51"> </text:span><text:span text:style-name="_36_9">w</text:span><text:span text:style-name="_31_35">h</text:span><text:span text:style-name="_32_25">i</text:span><text:span text:style-name="_32_4">c</text:span><text:span text:style-name="_39_6">h</text:span><text:span text:style-name="_31_51"> </text:span><text:span text:style-name="_37_1">i</text:span><text:span text:style-name="_31_11">s</text:span><text:span text:style-name="_31_51"> </text:span><text:span text:style-name="_32_9">e</text:span><text:span text:style-name="_31_05">s</text:span><text:span text:style-name="_32_16">s</text:span><text:span text:style-name="_32_0">e</text:span><text:span text:style-name="_31_11">n</text:span><text:span text:style-name="_32_21">t</text:span><text:span text:style-name="_36_0">i</text:span><text:span text:style-name="_39_9">a</text:span><text:span text:style-name="_32_03">l</text:span><text:span text:style-name="_34_5">l</text:span><text:span text:style-name="_31_34">y</text:span><text:span text:style-name="_31_51"> </text:span><text:span text:style-name="_35_0">a</text:span><text:span text:style-name="_37_6"> </text:span><text:span text:style-name="_32_06">d</text:span><text:span text:style-name="_33_0">i</text:span><text:span text:style-name="_31_43">g</text:span><text:span text:style-name="_32_07">i</text:span><text:span text:style-name="_35_1">t</text:span><text:span text:style-name="_31_41">a</text:span><text:span text:style-name="_31_70">l</text:span><text:span text:style-name="_31_"> </text:span><text:span text:style-name="_31_44">c</text:span><text:span text:style-name="_32_01">o</text:span><text:span text:style-name="_35_6">m</text:span><text:span text:style-name="_31_02">p</text:span><text:span text:style-name="_31_70">u</text:span><text:span text:style-name="_35_3">t</text:span><text:span text:style-name="_31_13">e</text:span><text:span text:style-name="_31_74">r</text:span><text:span text:style-name="_31_"> </text:span><text:span text:style-name="_31_41">w</text:span><text:span text:style-name="_32_21">i</text:span><text:span text:style-name="_35_4">t</text:span><text:span text:style-name="_31_35">h</text:span><text:span text:style-name="_31_51"> </text:span><text:span text:style-name="_37_1">a</text:span><text:span text:style-name="_31_34">n</text:span><text:span text:style-name="_31_51"> </text:span><text:span text:style-name="_34_1">i</text:span><text:span text:style-name="_31_43">n</text:span><text:span text:style-name="_31_85">f</text:span><text:span text:style-name="_35_7">i</text:span><text:span text:style-name="_31_04">n</text:span><text:span text:style-name="_31_70">i</text:span><text:span text:style-name="_36_6">t</text:span><text:span text:style-name="_31_25">e</text:span><text:span text:style-name="_31_51"> </text:span><text:span text:style-name="_35_9">c</text:span><text:span text:style-name="_31_20">a</text:span><text:span text:style-name="_32_09">p</text:span><text:span text:style-name="_33_9">a</text:span><text:span text:style-name="_31_43">c</text:span><text:span text:style-name="_31_77">i</text:span><text:span text:style-name="_34_1">t</text:span><text:span text:style-name="_31_32">y</text:span><text:span text:style-name="_32_04">.</text:span><text:span text:style-name="_31_"> </text:span><text:span text:style-name="_31_29">I</text:span><text:span text:style-name="_31_79">t</text:span><text:span text:style-name="_31_"> </text:span><text:span text:style-name="_31_47">s</text:span><text:span text:style-name="_32_00">t</text:span><text:span text:style-name="_34_4">a</text:span><text:span text:style-name="_31_05">t</text:span><text:span text:style-name="_31_85">e</text:span><text:span text:style-name="_36_8">s</text:span><text:span text:style-name="_37_6"> </text:span><text:span text:style-name="_31_77">t</text:span><text:span text:style-name="_34_4">h</text:span><text:span text:style-name="_31_11">a</text:span><text:span text:style-name="_32_10">t</text:span><text:span text:style-name="_31_"> </text:span><text:span text:style-name="_31_16">t</text:span><text:span text:style-name="_32_04">h</text:span><text:span text:style-name="_33_6">e</text:span><text:span text:style-name="_31_32">r</text:span><text:span text:style-name="_32_01">e</text:span><text:span text:style-name="_31_"> </text:span><text:span text:style-name="_31_11">a</text:span><text:span text:style-name="_32_00">r</text:span><text:span text:style-name="_35_3">e</text:span><text:span text:style-name="_37_6"> </text:span><text:span text:style-name="_32_03">c</text:span><text:span text:style-name="_32_9">e</text:span><text:span text:style-name="_31_40">r</text:span><text:span text:style-name="_32_04">t</text:span><text:span text:style-name="_32_0">a</text:span><text:span text:style-name="_31_49">i</text:span><text:span text:style-name="_32_03">n</text:span><text:span text:style-name="_31_"> </text:span><text:span text:style-name="_31_34">t</text:span><text:span text:style-name="_31_77">h</text:span><text:span text:style-name="_35_7">i</text:span><text:span text:style-name="_31_50">n</text:span><text:span text:style-name="_32_09">g</text:span><text:span text:style-name="_37_5">s</text:span><text:span text:style-name="_37_6"> </text:span><text:span text:style-name="_31_86">t</text:span><text:span text:style-name="_36_9">h</text:span><text:span text:style-name="_31_19">a</text:span><text:span text:style-name="_32_15">t</text:span><text:span text:style-name="_31_"> </text:span><text:span text:style-name="_39_9">s</text:span><text:span text:style-name="_32_01">u</text:span><text:span text:style-name="_35_9">c</text:span><text:span text:style-name="_31_25">h</text:span><text:span text:style-name="_31_51"> </text:span><text:span text:style-name="_36_9">a</text:span><text:span text:style-name="_37_6"> </text:span><text:span text:style-name="_31_76">m</text:span><text:span text:style-name="_37_4">a</text:span><text:span text:style-name="_31_10">c</text:span><text:span text:style-name="_31_76">h</text:span><text:span text:style-name="_33_6">i</text:span><text:span text:style-name="_31_11">n</text:span><text:span text:style-name="_32_18">e</text:span><text:span text:style-name="_31_"> </text:span><text:span text:style-name="_31_14">c</text:span><text:span text:style-name="_32_15">a</text:span><text:span text:style-name="_35_6">n</text:span><text:span text:style-name="_31_28">n</text:span><text:span text:style-name="_31_80">o</text:span><text:span text:style-name="_37_1">t</text:span><text:span text:style-name="_37_6"> </text:span><text:span text:style-name="_31_95">d</text:span><text:span text:style-name="_33_9">o</text:span><text:span text:style-name="_31_41">.</text:span><text:span text:style-name="_31_51"> </text:span><text:span text:style-name="_36_0">I</text:span><text:span text:style-name="_39_9">f</text:span><text:span text:style-name="_31_51"> </text:span><text:span text:style-name="_37_5">i</text:span><text:span text:style-name="_39_8">t</text:span><text:span text:style-name="_31_51"> </text:span><text:span text:style-name="_32_9">i</text:span><text:span text:style-name="_39_6">s</text:span><text:span text:style-name="_31_51"> </text:span><text:span text:style-name="_35_6">r</text:span><text:span text:style-name="_31_10">i</text:span><text:span text:style-name="_32_25">g</text:span><text:span text:style-name="_37_1">g</text:span><text:span text:style-name="_31_19">e</text:span><text:span text:style-name="_32_03">d</text:span><text:span text:style-name="_31_"> </text:span><text:span text:style-name="_31_46">u</text:span><text:span text:style-name="_31_77">p</text:span><text:span text:style-name="_31_"> </text:span><text:span text:style-name="_31_40">t</text:span><text:span text:style-name="_31_95">o</text:span><text:span text:style-name="_31_"> </text:span><text:span text:style-name="_31_25">g</text:span><text:span text:style-name="_32_24">i</text:span><text:span text:style-name="_32_9">v</text:span><text:span text:style-name="_31_11">e</text:span><text:span text:style-name="_31_51"> </text:span><text:span text:style-name="_37_4">a</text:span><text:span text:style-name="_31_13">n</text:span><text:span text:style-name="_31_95">s</text:span><text:span text:style-name="_32_0">w</text:span><text:span text:style-name="_31_05">e</text:span><text:span text:style-name="_31_94">r</text:span><text:span text:style-name="_34_4">s</text:span><text:span text:style-name="_37_6"> </text:span><text:span text:style-name="_31_74">t</text:span><text:span text:style-name="_37_2">o</text:span><text:span text:style-name="_37_6"> </text:span><text:span text:style-name="_31_92">q</text:span><text:span text:style-name="_33_8">u</text:span><text:span text:style-name="_31_31">e</text:span><text:span text:style-name="_32_15">s</text:span><text:span text:style-name="_37_5">t</text:span><text:span text:style-name="_31_50">i</text:span><text:span text:style-name="_32_10">o</text:span><text:span text:style-name="_36_5">n</text:span><text:span text:style-name="_31_01">s</text:span><text:span text:style-name="_31_51"> </text:span><text:span text:style-name="_36_6">a</text:span><text:span text:style-name="_31_40">s</text:span><text:span text:style-name="_31_51"> </text:span><text:span text:style-name="_32_3">i</text:span><text:span text:style-name="_31_43">n</text:span><text:span text:style-name="_31_51"> </text:span><text:span text:style-name="_32_1">t</text:span><text:span text:style-name="_31_25">h</text:span><text:span text:style-name="_32_04">e</text:span><text:span text:style-name="_31_"> </text:span><text:span text:style-name="_31_40">i</text:span><text:span text:style-name="_32_03">m</text:span><text:span text:style-name="_32_6">i</text:span><text:span text:style-name="_31_19">t</text:span><text:span text:style-name="_32_01">a</text:span><text:span text:style-name="_33_6">t</text:span><text:span text:style-name="_31_28">i</text:span><text:span text:style-name="_31_91">o</text:span><text:span text:style-name="_36_6">n</text:span><text:span text:style-name="_37_6"> </text:span><text:span text:style-name="_31_80">g</text:span><text:span text:style-name="_33_0">a</text:span><text:span text:style-name="_31_20">m</text:span><text:span text:style-name="_32_15">e</text:span><text:span text:style-name="_36_5">,</text:span><text:span text:style-name="_37_6"> </text:span><text:span text:style-name="_32_04">t</text:span><text:span text:style-name="_33_6">h</text:span><text:span text:style-name="_31_02">e</text:span><text:span text:style-name="_31_74">r</text:span><text:span text:style-name="_33_8">e</text:span><text:span text:style-name="_37_6"> </text:span><text:span text:style-name="_31_85">w</text:span><text:span text:style-name="_35_7">i</text:span><text:span text:style-name="_31_49">l</text:span><text:span text:style-name="_31_80">l</text:span><text:span text:style-name="_31_"> </text:span><text:span text:style-name="_31_16">b</text:span><text:span text:style-name="_31_73">e</text:span><text:span text:style-name="_31_"> </text:span><text:span text:style-name="_31_20">s</text:span><text:span text:style-name="_31_79">o</text:span><text:span text:style-name="_34_4">m</text:span><text:span text:style-name="_31_50">e</text:span><text:span text:style-name="_31_51"> </text:span><text:span text:style-name="_33_9">q</text:span><text:span text:style-name="_31_04">u</text:span><text:span text:style-name="_32_01">e</text:span><text:span text:style-name="_36_5">s</text:span><text:span text:style-name="_31_01">t</text:span><text:span text:style-name="_31_74">i</text:span><text:span text:style-name="_33_8">o</text:span><text:span text:style-name="_31_20">n</text:span><text:span text:style-name="_32_16">s</text:span><text:span text:style-name="_31_"> </text:span><text:span text:style-name="_31_17">t</text:span><text:span text:style-name="_32_22">o</text:span><text:span text:style-name="_31_"> </text:span><text:span text:style-name="_31_25">w</text:span><text:span text:style-name="_31_95">h</text:span><text:span text:style-name="_32_9">i</text:span><text:span text:style-name="_31_40">c</text:span><text:span text:style-name="_31_76">h</text:span><text:span text:style-name="_31_"> </text:span><text:span text:style-name="_31_13">i</text:span><text:span text:style-name="_32_01">t</text:span><text:span text:style-name="_31_"> </text:span><text:span text:style-name="_31_02">w</text:span><text:span text:style-name="_32_01">i</text:span><text:span text:style-name="_36_9">l</text:span><text:span text:style-name="_39_8">l</text:span><text:span text:style-name="_31_51"> </text:span><text:span text:style-name="_32_4">e</text:span><text:span text:style-name="_31_13">i</text:span><text:span text:style-name="_31_85">t</text:span><text:span text:style-name="_35_1">h</text:span><text:span text:style-name="_31_31">e</text:span><text:span text:style-name="_32_25">r</text:span><text:span text:style-name="_31_"> </text:span><text:span text:style-name="_31_13">g</text:span><text:span text:style-name="_32_24">i</text:span><text:span text:style-name="_37_4">v</text:span><text:span text:style-name="_31_14">e</text:span><text:span text:style-name="_31_51"> </text:span><text:span text:style-name="_37_2">a</text:span><text:span text:style-name="_37_6"> </text:span><text:span text:style-name="_32_25">w</text:span><text:span text:style-name="_33_9">r</text:span><text:span text:style-name="_39_8">o</text:span><text:span text:style-name="_31_73">n</text:span><text:span text:style-name="_35_6">g</text:span><text:span text:style-name="_37_6"> </text:span><text:span text:style-name="_31_95">a</text:span><text:span text:style-name="_36_6">n</text:span><text:span text:style-name="_31_11">s</text:span><text:span text:style-name="_32_06">w</text:span><text:span text:style-name="_34_2">e</text:span><text:span text:style-name="_31_34">r</text:span><text:span text:style-name="_32_24">,</text:span><text:span text:style-name="_31_"> </text:span><text:span text:style-name="_39_5">o</text:span><text:span text:style-name="_31_74">r</text:span><text:span text:style-name="_31_"> </text:span><text:span text:style-name="_31_41">f</text:span><text:span text:style-name="_32_18">a</text:span><text:span text:style-name="_32_1">i</text:span><text:span text:style-name="_31_32">l</text:span><text:span text:style-name="_31_51"> </text:span><text:span text:style-name="_34_5">t</text:span><text:span text:style-name="_39_5">o</text:span><text:span text:style-name="_31_51"> </text:span><text:span text:style-name="_32_3">g</text:span><text:span text:style-name="_31_25">i</text:span><text:span text:style-name="_32_18">v</text:span><text:span text:style-name="_35_0">e</text:span><text:span text:style-name="_37_6"> </text:span><text:span text:style-name="_32_15">a</text:span><text:span text:style-name="_33_5">n</text:span><text:span text:style-name="_37_6"> </text:span><text:span text:style-name="_31_94">a</text:span><text:span text:style-name="_32_9">n</text:span><text:span text:style-name="_31_17">s</text:span><text:span text:style-name="_32_24">w</text:span><text:span text:style-name="_33_6">e</text:span><text:span text:style-name="_31_41">r</text:span><text:span text:style-name="_31_51"> </text:span><text:span text:style-name="_32_9">a</text:span><text:span text:style-name="_31_26">t</text:span><text:span text:style-name="_31_51"> </text:span><text:span text:style-name="_33_8">a</text:span><text:span text:style-name="_31_05">l</text:span><text:span text:style-name="_31_74">l</text:span><text:span text:style-name="_31_"> </text:span><text:span text:style-name="_31_10">h</text:span><text:span text:style-name="_32_21">o</text:span><text:span text:style-name="_32_9">w</text:span><text:span text:style-name="_39_5">e</text:span><text:span text:style-name="_32_00">v</text:span><text:span text:style-name="_34_1">e</text:span><text:span text:style-name="_31_26">r</text:span><text:span text:style-name="_31_51"> </text:span><text:span text:style-name="_37_5">m</text:span><text:span text:style-name="_31_19">u</text:span><text:span text:style-name="_31_92">c</text:span><text:span text:style-name="_36_5">h</text:span><text:span text:style-name="_37_6"> </text:span><text:span text:style-name="_31_94">t</text:span><text:span text:style-name="_35_9">i</text:span><text:span text:style-name="_31_02">m</text:span><text:span text:style-name="_32_03">e</text:span><text:span text:style-name="_31_"> </text:span><text:span text:style-name="_31_31">i</text:span><text:span text:style-name="_32_01">s</text:span><text:span text:style-name="_31_"> </text:span><text:span text:style-name="_31_50">a</text:span><text:span text:style-name="_32_06">l</text:span><text:span text:style-name="_32_6">l</text:span><text:span text:style-name="_31_29">o</text:span><text:span text:style-name="_31_73">w</text:span><text:span text:style-name="_35_7">e</text:span><text:span text:style-name="_31_13">d</text:span><text:span text:style-name="_31_51"> </text:span><text:span text:style-name="_36_0">f</text:span><text:span text:style-name="_31_10">o</text:span><text:span text:style-name="_31_94">r</text:span><text:span text:style-name="_31_"> </text:span><text:span text:style-name="_31_41">a</text:span><text:span text:style-name="_31_51"> </text:span><text:span text:style-name="_33_9">r</text:span><text:span text:style-name="_31_35">e</text:span><text:span text:style-name="_31_77">p</text:span><text:span text:style-name="_35_9">l</text:span><text:span text:style-name="_31_35">y</text:span><text:span text:style-name="_32_06">.</text:span><text:span text:style-name="_31_"> </text:span><text:span text:style-name="_39_5">T</text:span><text:span text:style-name="_31_94">h</text:span><text:span text:style-name="_33_5">e</text:span><text:span text:style-name="_31_46">r</text:span><text:span text:style-name="_32_00">e</text:span><text:span text:style-name="_31_"> </text:span><text:span text:style-name="_39_9">m</text:span><text:span text:style-name="_31_80">a</text:span><text:span text:style-name="_33_5">y</text:span><text:span text:style-name="_31_17">,</text:span><text:span text:style-name="_31_51"> </text:span><text:span text:style-name="_35_4">o</text:span><text:span text:style-name="_39_8">f</text:span><text:span text:style-name="_31_51"> </text:span><text:span text:style-name="_33_6">c</text:span><text:span text:style-name="_31_14">o</text:span><text:span text:style-name="_32_07">u</text:span><text:span text:style-name="_37_5">r</text:span><text:span text:style-name="_31_35">s</text:span><text:span text:style-name="_31_77">e</text:span><text:span text:style-name="_36_8">,</text:span><text:span text:style-name="_37_6"> </text:span><text:span text:style-name="_31_74">b</text:span><text:span text:style-name="_33_5">e</text:span><text:span text:style-name="_37_6"> </text:span><text:span text:style-name="_31_92">m</text:span><text:span text:style-name="_35_9">a</text:span><text:span text:style-name="_31_04">n</text:span><text:span text:style-name="_31_89">y</text:span><text:span text:style-name="_31_"> </text:span><text:span text:style-name="_39_8">s</text:span><text:span text:style-name="_32_22">u</text:span><text:span text:style-name="_36_8">c</text:span><text:span text:style-name="_39_6">h</text:span><text:span text:style-name="_31_51"> </text:span><text:span text:style-name="_35_6">q</text:span><text:span text:style-name="_31_29">u</text:span><text:span text:style-name="_31_92">e</text:span><text:span text:style-name="_37_2">s</text:span><text:span text:style-name="_31_29">t</text:span><text:span text:style-name="_32_04">i</text:span><text:span text:style-name="_36_5">o</text:span><text:span text:style-name="_31_29">n</text:span><text:span text:style-name="_32_04">s</text:span><text:span text:style-name="_33_0">,</text:span><text:span text:style-name="_37_6"> </text:span><text:span text:style-name="_31_92">a</text:span><text:span text:style-name="_32_7">n</text:span><text:span text:style-name="_31_14">d</text:span><text:span text:style-name="_31_51"> </text:span><text:span text:style-name="_32_1">q</text:span><text:span text:style-name="_31_44">u</text:span><text:span text:style-name="_32_04">e</text:span><text:span text:style-name="_33_6">s</text:span><text:span text:style-name="_31_04">t</text:span><text:span text:style-name="_32_06">i</text:span><text:span text:style-name="_33_0">o</text:span><text:span text:style-name="_31_20">n</text:span><text:span text:style-name="_32_10">s</text:span><text:span text:style-name="_31_"> </text:span><text:span text:style-name="_31_19">w</text:span><text:span text:style-name="_32_10">h</text:span><text:span text:style-name="_35_4">i</text:span><text:span text:style-name="_31_26">c</text:span><text:span text:style-name="_32_19">h</text:span><text:span text:style-name="_31_"> </text:span><text:span text:style-name="_31_34">c</text:span><text:span text:style-name="_31_74">a</text:span><text:span text:style-name="_36_0">n</text:span><text:span text:style-name="_31_49">n</text:span><text:span text:style-name="_32_06">o</text:span><text:span text:style-name="_32_6">t</text:span><text:span text:style-name="_37_6"> </text:span><text:span text:style-name="_32_09">b</text:span><text:span text:style-name="_35_3">e</text:span><text:span text:style-name="_37_6"> </text:span><text:span text:style-name="_32_09">a</text:span><text:span text:style-name="_36_8">n</text:span><text:span text:style-name="_39_8">s</text:span><text:span text:style-name="_32_06">w</text:span><text:span text:style-name="_37_4">e</text:span><text:span text:style-name="_31_05">r</text:span><text:span text:style-name="_32_01">e</text:span><text:span text:style-name="_37_1">d</text:span><text:span text:style-name="_37_6"> </text:span><text:span text:style-name="_31_88">b</text:span><text:span text:style-name="_37_2">y</text:span><text:span text:style-name="_37_6"> </text:span><text:span text:style-name="_31_80">o</text:span><text:span text:style-name="_32_3">n</text:span><text:span text:style-name="_31_25">e</text:span><text:span text:style-name="_31_51"> </text:span><text:span text:style-name="_36_8">m</text:span><text:span text:style-name="_31_14">a</text:span><text:span text:style-name="_31_95">c</text:span><text:span text:style-name="_34_2">h</text:span><text:span text:style-name="_31_17">i</text:span><text:span text:style-name="_32_15">n</text:span><text:span text:style-name="_34_5">e</text:span><text:span text:style-name="_37_6"> </text:span><text:span text:style-name="_31_74">m</text:span><text:span text:style-name="_35_7">a</text:span><text:span text:style-name="_31_05">y</text:span><text:span text:style-name="_31_51"> </text:span><text:span text:style-name="_33_8">b</text:span><text:span text:style-name="_31_29">e</text:span><text:span text:style-name="_31_51"> </text:span><text:span text:style-name="_35_4">s</text:span><text:span text:style-name="_39_8">a</text:span><text:span text:style-name="_31_86">t</text:span><text:span text:style-name="_36_9">i</text:span><text:span text:style-name="_39_8">s</text:span><text:span text:style-name="_32_10">f</text:span><text:span text:style-name="_37_4">a</text:span><text:span text:style-name="_31_49">c</text:span><text:span text:style-name="_32_03">t</text:span><text:span text:style-name="_37_4">o</text:span><text:span text:style-name="_31_40">r</text:span><text:span text:style-name="_32_21">i</text:span><text:span text:style-name="_32_0">l</text:span><text:span text:style-name="_31_01">y</text:span><text:span text:style-name="_31_51"> </text:span><text:span text:style-name="_34_2">a</text:span><text:span text:style-name="_31_14">n</text:span><text:span text:style-name="_32_10">s</text:span><text:span text:style-name="_34_1">w</text:span><text:span text:style-name="_31_10">e</text:span><text:span text:style-name="_32_15">r</text:span><text:span text:style-name="_35_1">e</text:span><text:span text:style-name="_31_47">d</text:span><text:span text:style-name="_31_51"> </text:span><text:span text:style-name="_32_7">b</text:span><text:span text:style-name="_31_32">y</text:span><text:span text:style-name="_31_51"> </text:span><text:span text:style-name="_32_0">a</text:span><text:span text:style-name="_31_28">n</text:span><text:span text:style-name="_32_18">o</text:span><text:span text:style-name="_33_9">t</text:span><text:span text:style-name="_31_29">h</text:span><text:span text:style-name="_31_95">e</text:span><text:span text:style-name="_33_9">r</text:span><text:span text:style-name="_31_29">.</text:span><text:span text:style-name="_31_51"> </text:span><text:span text:style-name="_32_9">W</text:span><text:span text:style-name="_31_44">e</text:span><text:span text:style-name="_31_51"> </text:span><text:span text:style-name="_35_4">a</text:span><text:span text:style-name="_31_43">r</text:span><text:span text:style-name="_32_03">e</text:span><text:span text:style-name="_31_"> </text:span><text:span text:style-name="_39_8">o</text:span><text:span text:style-name="_31_79">f</text:span><text:span text:style-name="_31_"> </text:span><text:span text:style-name="_31_14">c</text:span><text:span text:style-name="_31_74">o</text:span><text:span text:style-name="_32_6">u</text:span><text:span text:style-name="_31_35">r</text:span><text:span text:style-name="_31_88">s</text:span><text:span text:style-name="_37_5">e</text:span><text:span text:style-name="_37_6"> </text:span><text:span text:style-name="_32_04">s</text:span><text:span text:style-name="_36_8">u</text:span><text:span text:style-name="_39_8">p</text:span><text:span text:style-name="_31_80">p</text:span><text:span text:style-name="_33_9">o</text:span><text:span text:style-name="_31_32">s</text:span><text:span text:style-name="_31_91">i</text:span><text:span text:style-name="_37_4">n</text:span><text:span text:style-name="_31_35">g</text:span><text:span text:style-name="_31_51"> </text:span><text:span text:style-name="_33_9">f</text:span><text:span text:style-name="_31_20">o</text:span><text:span text:style-name="_31_95">r</text:span><text:span text:style-name="_31_"> </text:span><text:span text:style-name="_31_41">t</text:span><text:span text:style-name="_32_19">h</text:span><text:span text:style-name="_33_0">e</text:span><text:span text:style-name="_37_6"> </text:span><text:span text:style-name="_31_74">p</text:span><text:span text:style-name="_36_9">r</text:span><text:span text:style-name="_31_31">e</text:span><text:span text:style-name="_32_24">s</text:span><text:span text:style-name="_36_8">e</text:span><text:span text:style-name="_31_02">n</text:span><text:span text:style-name="_31_74">t</text:span><text:span text:style-name="_31_"> </text:span><text:span text:style-name="_31_29">t</text:span><text:span text:style-name="_32_10">h</text:span><text:span text:style-name="_37_4">a</text:span><text:span text:style-name="_31_16">t</text:span><text:span text:style-name="_31_51"> </text:span><text:span text:style-name="_32_7">t</text:span><text:span text:style-name="_31_26">h</text:span><text:span text:style-name="_32_15">e</text:span><text:span text:style-name="_31_"> </text:span><text:span text:style-name="_31_29">q</text:span><text:span text:style-name="_31_77">u</text:span><text:span text:style-name="_33_9">e</text:span><text:span text:style-name="_31_10">s</text:span><text:span text:style-name="_31_79">t</text:span><text:span text:style-name="_37_5">i</text:span><text:span text:style-name="_39_9">o</text:span><text:span text:style-name="_32_01">n</text:span><text:span text:style-name="_34_2">s</text:span><text:span text:style-name="_37_6"> </text:span><text:span text:style-name="_32_18">a</text:span><text:span text:style-name="_35_4">r</text:span><text:span text:style-name="_31_16">e</text:span><text:span text:style-name="_31_51"> </text:span><text:span text:style-name="_35_3">o</text:span><text:span text:style-name="_31_02">f</text:span><text:span text:style-name="_31_51"> </text:span><text:span text:style-name="_33_9">t</text:span><text:span text:style-name="_31_19">h</text:span><text:span text:style-name="_31_73">e</text:span><text:span text:style-name="_31_"> </text:span><text:span text:style-name="_31_50">k</text:span><text:span text:style-name="_31_86">i</text:span><text:span text:style-name="_34_2">n</text:span><text:span text:style-name="_31_10">d</text:span><text:span text:style-name="_31_51"> </text:span><text:span text:style-name="_34_2">t</text:span><text:span text:style-name="_31_50">o</text:span><text:span text:style-name="_31_51"> </text:span><text:span text:style-name="_36_0">w</text:span><text:span text:style-name="_31_02">h</text:span><text:span text:style-name="_31_89">i</text:span><text:span text:style-name="_32_4">c</text:span><text:span text:style-name="_39_9">h</text:span><text:span text:style-name="_31_51"> </text:span><text:span text:style-name="_32_0">a</text:span><text:span text:style-name="_31_31">n</text:span><text:span text:style-name="_31_51"> </text:span><text:span text:style-name="_33_5">a</text:span><text:span text:style-name="_31_40">n</text:span><text:span text:style-name="_32_09">s</text:span><text:span text:style-name="_35_0">w</text:span><text:span text:style-name="_31_34">e</text:span><text:span text:style-name="_31_95">r</text:span><text:span text:style-name="_31_"> </text:span><text:span text:style-name="_39_9">"</text:span><text:span text:style-name="_31_89">Y</text:span><text:span text:style-name="_37_1">e</text:span><text:span text:style-name="_31_50">s</text:span><text:span text:style-name="_32_19">"</text:span><text:span text:style-name="_31_"> </text:span><text:span text:style-name="_39_8">o</text:span><text:span text:style-name="_32_04">r</text:span><text:span text:style-name="_31_"> </text:span><text:span text:style-name="_39_8">"</text:span><text:span text:style-name="_31_71">N</text:span><text:span text:style-name="_37_5">o</text:span><text:span text:style-name="_31_35">"</text:span><text:span text:style-name="_31_51"> </text:span><text:span text:style-name="_35_9">i</text:span><text:span text:style-name="_31_46">s</text:span><text:span text:style-name="_31_51"> </text:span><text:span text:style-name="_37_1">a</text:span><text:span text:style-name="_31_19">p</text:span><text:span text:style-name="_32_19">p</text:span><text:span text:style-name="_35_0">r</text:span><text:span text:style-name="_31_32">o</text:span><text:span text:style-name="_32_00">p</text:span><text:span text:style-name="_36_9">r</text:span><text:span text:style-name="_31_28">i</text:span><text:span text:style-name="_32_07">a</text:span><text:span text:style-name="_36_0">t</text:span><text:span text:style-name="_31_05">e</text:span><text:span text:style-name="_31_73">,</text:span><text:span text:style-name="_31_"> </text:span><text:span text:style-name="_31_40">r</text:span><text:span text:style-name="_32_16">a</text:span><text:span text:style-name="_35_4">t</text:span><text:span text:style-name="_31_13">h</text:span><text:span text:style-name="_31_77">e</text:span><text:span text:style-name="_35_4">r</text:span><text:span text:style-name="_37_6"> </text:span><text:span text:style-name="_31_74">t</text:span><text:span text:style-name="_37_5">h</text:span><text:span text:style-name="_31_49">a</text:span><text:span text:style-name="_31_86">n</text:span><text:span text:style-name="_31_"> </text:span><text:span text:style-name="_39_8">q</text:span><text:span text:style-name="_31_79">u</text:span><text:span text:style-name="_35_9">e</text:span><text:span text:style-name="_31_32">s</text:span><text:span text:style-name="_31_92">t</text:span><text:span text:style-name="_33_6">i</text:span><text:span text:style-name="_31_35">o</text:span><text:span text:style-name="_31_94">n</text:span><text:span text:style-name="_34_1">s</text:span><text:span text:style-name="_37_6"> </text:span><text:span text:style-name="_32_19">s</text:span><text:span text:style-name="_33_8">u</text:span><text:span text:style-name="_31_44">c</text:span><text:span text:style-name="_32_09">h</text:span><text:span text:style-name="_31_"> </text:span><text:span text:style-name="_39_9">a</text:span><text:span text:style-name="_31_92">s</text:span><text:span text:style-name="_31_"> </text:span><text:span text:style-name="_31_20">"</text:span><text:span text:style-name="_31_73">W</text:span><text:span text:style-name="_35_1">h</text:span><text:span text:style-name="_31_05">a</text:span><text:span text:style-name="_32_10">t</text:span><text:span text:style-name="_31_"> </text:span><text:span text:style-name="_31_44">d</text:span><text:span text:style-name="_31_79">o</text:span><text:span text:style-name="_31_"> </text:span><text:span text:style-name="_31_10">y</text:span><text:span text:style-name="_32_03">o</text:span><text:span text:style-name="_37_2">u</text:span><text:span text:style-name="_37_6"> </text:span><text:span text:style-name="_32_04">t</text:span><text:span text:style-name="_33_0">h</text:span><text:span text:style-name="_31_16">i</text:span><text:span text:style-name="_31_73">n</text:span><text:span text:style-name="_36_9">k</text:span><text:span text:style-name="_37_6"> </text:span><text:span text:style-name="_31_77">o</text:span><text:span text:style-name="_33_8">f</text:span><text:span text:style-name="_37_6"> </text:span><text:span text:style-name="_32_07">P</text:span><text:span text:style-name="_34_5">i</text:span><text:span text:style-name="_31_43">c</text:span><text:span text:style-name="_32_03">a</text:span><text:span text:style-name="_34_2">s</text:span><text:span text:style-name="_31_47">s</text:span><text:span text:style-name="_32_04">o</text:span><text:span text:style-name="_33_6">?</text:span><text:span text:style-name="_39_6">"</text:span><text:span text:style-name="_31_51"> </text:span><text:span text:style-name="_35_6">T</text:span><text:span text:style-name="_31_31">h</text:span><text:span text:style-name="_32_24">e</text:span><text:span text:style-name="_31_"> </text:span><text:span text:style-name="_31_35">q</text:span><text:span text:style-name="_32_25">u</text:span><text:span text:style-name="_35_4">e</text:span><text:span text:style-name="_31_02">s</text:span><text:span text:style-name="_31_88">t</text:span><text:span text:style-name="_36_9">i</text:span><text:span text:style-name="_31_32">o</text:span><text:span text:style-name="_31_77">n</text:span><text:span text:style-name="_37_4">s</text:span><text:span text:style-name="_37_6"> </text:span><text:span text:style-name="_32_24">t</text:span><text:span text:style-name="_32_0">h</text:span><text:span text:style-name="_31_40">a</text:span><text:span text:style-name="_32_10">t</text:span><text:span text:style-name="_31_"> </text:span><text:span text:style-name="_31_13">w</text:span><text:span text:style-name="_32_10">e</text:span><text:span text:style-name="_31_"> </text:span><text:span text:style-name="_31_34">k</text:span><text:span text:style-name="_31_80">n</text:span><text:span text:style-name="_33_5">o</text:span><text:span text:style-name="_31_31">w</text:span><text:span text:style-name="_31_51"> </text:span><text:span text:style-name="_35_9">t</text:span><text:span text:style-name="_31_28">h</text:span><text:span text:style-name="_32_24">e</text:span><text:span text:style-name="_31_"> </text:span><text:span text:style-name="_31_40">m</text:span><text:span text:style-name="_32_04">a</text:span><text:span text:style-name="_32_7">c</text:span><text:span text:style-name="_31_10">h</text:span><text:span text:style-name="_32_24">i</text:span><text:span text:style-name="_34_5">n</text:span><text:span text:style-name="_31_31">e</text:span><text:span text:style-name="_32_16">s</text:span><text:span text:style-name="_31_"> </text:span><text:span text:style-name="_31_14">m</text:span><text:span text:style-name="_31_71">u</text:span><text:span text:style-name="_33_9">s</text:span><text:span text:style-name="_31_32">t</text:span><text:span text:style-name="_31_51"> </text:span><text:span text:style-name="_32_0">f</text:span><text:span text:style-name="_31_43">a</text:span><text:span text:style-name="_32_01">i</text:span><text:span text:style-name="_37_1">l</text:span><text:span text:style-name="_37_6"> </text:span><text:span text:style-name="_32_03">o</text:span><text:span text:style-name="_37_1">n</text:span><text:span text:style-name="_37_6"> </text:span><text:span text:style-name="_31_70">a</text:span><text:span text:style-name="_32_1">r</text:span><text:span text:style-name="_31_41">e</text:span><text:span text:style-name="_31_51"> </text:span><text:span text:style-name="_35_6">o</text:span><text:span text:style-name="_31_05">f</text:span><text:span text:style-name="_31_51"> </text:span><text:span text:style-name="_33_0">t</text:span><text:span text:style-name="_31_11">h</text:span><text:span text:style-name="_31_71">i</text:span><text:span text:style-name="_33_8">s</text:span><text:span text:style-name="_37_6"> </text:span><text:span text:style-name="_32_18">t</text:span><text:span text:style-name="_32_1">y</text:span><text:span text:style-name="_31_31">p</text:span><text:span text:style-name="_31_91">e</text:span><text:span text:style-name="_34_2">,</text:span><text:span text:style-name="_37_6"> </text:span><text:span text:style-name="_32_19">"</text:span><text:span text:style-name="_34_5">C</text:span><text:span text:style-name="_31_35">o</text:span><text:span text:style-name="_32_07">n</text:span><text:span text:style-name="_35_7">s</text:span><text:span text:style-name="_31_43">i</text:span><text:span text:style-name="_32_10">d</text:span><text:span text:style-name="_35_6">e</text:span><text:span text:style-name="_31_29">r</text:span><text:span text:style-name="_31_51"> </text:span><text:span text:style-name="_33_0">t</text:span><text:span text:style-name="_31_11">h</text:span><text:span text:style-name="_32_15">e</text:span><text:span text:style-name="_31_"> </text:span><text:span text:style-name="_31_16">m</text:span><text:span text:style-name="_31_86">a</text:span><text:span text:style-name="_33_5">c</text:span><text:span text:style-name="_39_6">h</text:span><text:span text:style-name="_31_88">i</text:span><text:span text:style-name="_32_7">n</text:span><text:span text:style-name="_31_49">e</text:span><text:span text:style-name="_31_51"> </text:span><text:span text:style-name="_32_0">s</text:span><text:span text:style-name="_39_9">p</text:span><text:span text:style-name="_32_03">e</text:span><text:span text:style-name="_34_4">c</text:span><text:span text:style-name="_31_17">i</text:span><text:span text:style-name="_31_73">f</text:span><text:span text:style-name="_33_8">i</text:span><text:span text:style-name="_39_8">e</text:span><text:span text:style-name="_31_92">d</text:span><text:span text:style-name="_31_"> </text:span><text:span text:style-name="_31_14">a</text:span><text:span text:style-name="_31_76">s</text:span><text:span text:style-name="_31_"> </text:span><text:span text:style-name="_31_04">f</text:span><text:span text:style-name="_32_00">o</text:span><text:span text:style-name="_35_1">l</text:span><text:span text:style-name="_31_43">l</text:span><text:span text:style-name="_31_76">o</text:span><text:span text:style-name="_36_8">w</text:span><text:span text:style-name="_31_02">s</text:span><text:span text:style-name="_32_06">.</text:span><text:span text:style-name="_31_"> </text:span><text:span text:style-name="_39_9">.</text:span><text:span text:style-name="_31_51"> </text:span><text:span text:style-name="_35_9">.</text:span><text:span text:style-name="_37_6"> </text:span><text:span text:style-name="_32_24">.</text:span><text:span text:style-name="_31_"> </text:span><text:span text:style-name="_31_35">W</text:span><text:span text:style-name="_31_86">i</text:span><text:span text:style-name="_33_0">l</text:span><text:span text:style-name="_31_49">l</text:span><text:span text:style-name="_31_51"> </text:span><text:span text:style-name="_34_2">t</text:span><text:span text:style-name="_31_40">h</text:span><text:span text:style-name="_32_15">i</text:span><text:span text:style-name="_33_9">s</text:span><text:span text:style-name="_37_6"> </text:span><text:span text:style-name="_31_89">m</text:span><text:span text:style-name="_37_2">a</text:span><text:span text:style-name="_31_04">c</text:span><text:span text:style-name="_32_25">h</text:span><text:span text:style-name="_33_9">i</text:span><text:span text:style-name="_39_8">n</text:span><text:span text:style-name="_31_91">e</text:span><text:span text:style-name="_31_"> </text:span><text:span text:style-name="_39_6">e</text:span><text:span text:style-name="_32_18">v</text:span><text:span text:style-name="_32_9">e</text:span><text:span text:style-name="_31_47">r</text:span><text:span text:style-name="_31_51"> </text:span><text:span text:style-name="_32_6">a</text:span><text:span text:style-name="_31_34">n</text:span><text:span text:style-name="_31_91">s</text:span><text:span text:style-name="_37_5">w</text:span><text:span text:style-name="_39_5">e</text:span><text:span text:style-name="_31_74">r</text:span><text:span text:style-name="_31_"> </text:span><text:span text:style-name="_39_8">'</text:span><text:span text:style-name="_32_16">Y</text:span><text:span text:style-name="_34_5">e</text:span><text:span text:style-name="_31_44">s</text:span><text:span text:style-name="_32_06">'</text:span><text:span text:style-name="_31_"> </text:span><text:span text:style-name="_31_11">t</text:span><text:span text:style-name="_31_70">o</text:span><text:span text:style-name="_31_"> </text:span><text:span text:style-name="_31_43">a</text:span><text:span text:style-name="_32_09">n</text:span><text:span text:style-name="_32_0">y</text:span><text:span text:style-name="_37_6"> </text:span><text:span text:style-name="_32_04">q</text:span><text:span text:style-name="_33_6">u</text:span><text:span text:style-name="_31_49">e</text:span><text:span text:style-name="_32_09">s</text:span><text:span text:style-name="_32_9">t</text:span><text:span text:style-name="_31_47">i</text:span><text:span text:style-name="_31_71">o</text:span><text:span text:style-name="_34_2">n</text:span><text:span text:style-name="_31_16">?</text:span><text:span text:style-name="_31_89">"</text:span><text:span text:style-name="_31_"> </text:span><text:span text:style-name="_31_16">T</text:span><text:span text:style-name="_31_70">h</text:span><text:span text:style-name="_33_6">e</text:span><text:span text:style-name="_37_6"> </text:span><text:span text:style-name="_31_76">d</text:span><text:span text:style-name="_32_9">o</text:span><text:span text:style-name="_31_04">t</text:span><text:span text:style-name="_32_03">s</text:span><text:span text:style-name="_31_"> </text:span><text:span text:style-name="_31_28">a</text:span><text:span text:style-name="_31_91">r</text:span><text:span text:style-name="_32_9">e</text:span><text:span text:style-name="_37_6"> </text:span><text:span text:style-name="_32_19">t</text:span><text:span text:style-name="_35_3">o</text:span><text:span text:style-name="_37_6"> </text:span><text:span text:style-name="_31_74">b</text:span><text:span text:style-name="_37_2">e</text:span><text:span text:style-name="_37_6"> </text:span><text:span text:style-name="_32_15">r</text:span><text:span text:style-name="_37_2">e</text:span><text:span text:style-name="_31_14">p</text:span><text:span text:style-name="_31_88">l</text:span><text:span text:style-name="_33_9">a</text:span><text:span text:style-name="_31_32">c</text:span><text:span text:style-name="_32_19">e</text:span><text:span text:style-name="_37_2">d</text:span><text:span text:style-name="_37_6"> </text:span><text:span text:style-name="_31_89">b</text:span><text:span text:style-name="_32_9">y</text:span><text:span text:style-name="_37_6"> </text:span><text:span text:style-name="_31_88">a</text:span><text:span text:style-name="_31_"> </text:span><text:span text:style-name="_31_20">d</text:span><text:span text:style-name="_32_21">e</text:span><text:span text:style-name="_33_6">s</text:span><text:span text:style-name="_31_46">c</text:span><text:span text:style-name="_32_00">r</text:span><text:span text:style-name="_37_5">i</text:span><text:span text:style-name="_31_34">p</text:span><text:span text:style-name="_32_00">t</text:span><text:span text:style-name="_34_1">i</text:span><text:span text:style-name="_31_50">o</text:span><text:span text:style-name="_31_74">n</text:span><text:span text:style-name="_31_"> </text:span><text:span text:style-name="_31_10">o</text:span><text:span text:style-name="_32_25">f</text:span><text:span text:style-name="_31_"> </text:span><text:span text:style-name="_31_14">s</text:span><text:span text:style-name="_31_86">o</text:span><text:span text:style-name="_33_6">m</text:span><text:span text:style-name="_31_43">e</text:span><text:span text:style-name="_31_51"> </text:span><text:span text:style-name="_35_1">m</text:span><text:span text:style-name="_31_41">a</text:span><text:span text:style-name="_31_95">c</text:span><text:span text:style-name="_36_0">h</text:span><text:span text:style-name="_31_17">i</text:span><text:span text:style-name="_31_80">n</text:span><text:span text:style-name="_32_0">e</text:span><text:span text:style-name="_37_6"> </text:span><text:span text:style-name="_31_92">i</text:span><text:span text:style-name="_35_4">n</text:span><text:span text:style-name="_37_6"> </text:span><text:span text:style-name="_32_25">a</text:span><text:span text:style-name="_31_"> </text:span><text:span text:style-name="_31_01">s</text:span><text:span text:style-name="_32_04">t</text:span><text:span text:style-name="_34_2">a</text:span><text:span text:style-name="_39_6">n</text:span><text:span text:style-name="_32_10">d</text:span><text:span text:style-name="_36_6">a</text:span><text:span text:style-name="_31_47">r</text:span><text:span text:style-name="_31_80">d</text:span><text:span text:style-name="_31_"> </text:span><text:span text:style-name="_31_04">f</text:span><text:span text:style-name="_32_21">o</text:span><text:span text:style-name="_32_3">r</text:span><text:span text:style-name="_39_5">m</text:span><text:span text:style-name="_32_03">,</text:span><text:span text:style-name="_31_"> </text:span><text:span text:style-name="_31_01">w</text:span><text:span text:style-name="_32_00">h</text:span><text:span text:style-name="_36_5">i</text:span><text:span text:style-name="_31_16">c</text:span><text:span text:style-name="_32_21">h</text:span><text:span text:style-name="_31_"> </text:span><text:span text:style-name="_31_44">c</text:span><text:span text:style-name="_31_95">o</text:span><text:span text:style-name="_34_5">u</text:span><text:span text:style-name="_31_19">l</text:span><text:span text:style-name="_32_00">d</text:span><text:span text:style-name="_31_"> </text:span><text:span text:style-name="_39_5">b</text:span><text:span text:style-name="_31_70">e</text:span><text:span text:style-name="_31_"> </text:span><text:span text:style-name="_31_14">s</text:span><text:span text:style-name="_32_22">o</text:span><text:span text:style-name="_32_6">m</text:span><text:span text:style-name="_31_02">e</text:span><text:span text:style-name="_31_79">t</text:span><text:span text:style-name="_35_0">h</text:span><text:span text:style-name="_31_16">i</text:span><text:span text:style-name="_31_92">n</text:span><text:span text:style-name="_37_5">g</text:span><text:span text:style-name="_37_6"> </text:span><text:span text:style-name="_31_94">l</text:span><text:span text:style-name="_35_3">i</text:span><text:span text:style-name="_39_5">k</text:span><text:span text:style-name="_32_01">e</text:span><text:span text:style-name="_31_"> </text:span><text:span text:style-name="_31_31">t</text:span><text:span text:style-name="_32_06">h</text:span><text:span text:style-name="_32_3">a</text:span><text:span text:style-name="_31_05">t</text:span><text:span text:style-name="_31_51"> </text:span><text:span text:style-name="_35_3">u</text:span><text:span text:style-name="_31_41">s</text:span><text:span text:style-name="_31_94">e</text:span><text:span text:style-name="_32_4">d</text:span><text:span text:style-name="_37_6"> </text:span><text:span text:style-name="_31_94">i</text:span><text:span text:style-name="_32_0">n</text:span><text:span text:style-name="_37_6"> </text:span><text:span text:style-name="_32_03">5</text:span><text:span text:style-name="_32_6">.</text:span><text:span text:style-name="_37_6"> </text:span><text:span text:style-name="_31_79">W</text:span><text:span text:style-name="_37_2">h</text:span><text:span text:style-name="_31_16">e</text:span><text:span text:style-name="_32_01">n</text:span><text:span text:style-name="_31_"> </text:span><text:span text:style-name="_31_20">t</text:span><text:span text:style-name="_31_77">h</text:span><text:span text:style-name="_33_0">e</text:span><text:span text:style-name="_37_6"> </text:span><text:span text:style-name="_31_77">m</text:span><text:span text:style-name="_32_0">a</text:span><text:span text:style-name="_31_11">c</text:span><text:span text:style-name="_31_91">h</text:span><text:span text:style-name="_34_2">i</text:span><text:span text:style-name="_31_11">n</text:span><text:span text:style-name="_32_06">e</text:span><text:span text:style-name="_31_"> </text:span><text:span text:style-name="_31_10">d</text:span><text:span text:style-name="_31_94">e</text:span><text:span text:style-name="_32_4">s</text:span><text:span text:style-name="_31_14">c</text:span><text:span text:style-name="_32_21">r</text:span><text:span text:style-name="_36_0">i</text:span><text:span text:style-name="_31_50">b</text:span><text:span text:style-name="_32_25">e</text:span><text:span text:style-name="_36_9">d</text:span><text:span text:style-name="_37_6"> </text:span><text:span text:style-name="_31_94">b</text:span><text:span text:style-name="_32_4">e</text:span><text:span text:style-name="_31_49">a</text:span><text:span text:style-name="_32_06">r</text:span><text:span text:style-name="_36_9">s</text:span><text:span text:style-name="_37_6"> </text:span><text:span text:style-name="_32_01">a</text:span><text:span text:style-name="_31_"> </text:span><text:span text:style-name="_39_8">c</text:span><text:span text:style-name="_32_25">e</text:span><text:span text:style-name="_36_9">r</text:span><text:span text:style-name="_39_6">t</text:span><text:span text:style-name="_31_95">a</text:span><text:span text:style-name="_35_4">i</text:span><text:span text:style-name="_31_01">n</text:span><text:span text:style-name="_31_51"> </text:span><text:span text:style-name="_35_0">c</text:span><text:span text:style-name="_31_13">o</text:span><text:span text:style-name="_32_03">m</text:span><text:span text:style-name="_35_4">p</text:span><text:span text:style-name="_31_32">a</text:span><text:span text:style-name="_31_80">r</text:span><text:span text:style-name="_36_0">a</text:span><text:span text:style-name="_31_16">t</text:span><text:span text:style-name="_32_06">i</text:span><text:span text:style-name="_36_8">v</text:span><text:span text:style-name="_39_5">e</text:span><text:span text:style-name="_31_85">l</text:span><text:span text:style-name="_35_6">y</text:span><text:span text:style-name="_37_6"> </text:span><text:span text:style-name="_32_00">s</text:span><text:span text:style-name="_35_4">i</text:span><text:span text:style-name="_39_9">m</text:span><text:span text:style-name="_31_76">p</text:span><text:span text:style-name="_36_6">l</text:span><text:span text:style-name="_31_41">e</text:span><text:span text:style-name="_31_51"> </text:span><text:span text:style-name="_34_5">r</text:span><text:span text:style-name="_31_35">e</text:span><text:span text:style-name="_32_24">l</text:span><text:span text:style-name="_35_4">a</text:span><text:span text:style-name="_31_10">t</text:span><text:span text:style-name="_31_74">i</text:span><text:span text:style-name="_35_0">o</text:span><text:span text:style-name="_31_35">n</text:span><text:span text:style-name="_31_51"> </text:span><text:span text:style-name="_34_1">t</text:span><text:span text:style-name="_31_29">o</text:span><text:span text:style-name="_31_51"> </text:span><text:span text:style-name="_35_0">t</text:span><text:span text:style-name="_31_43">h</text:span><text:span text:style-name="_32_07">e</text:span><text:span text:style-name="_31_"> </text:span><text:span text:style-name="_31_44">m</text:span><text:span text:style-name="_32_19">a</text:span><text:span text:style-name="_32_9">c</text:span><text:span text:style-name="_39_8">h</text:span><text:span text:style-name="_31_80">i</text:span><text:span text:style-name="_35_6">n</text:span><text:span text:style-name="_31_04">e</text:span><text:span text:style-name="_31_51"> </text:span><text:span text:style-name="_36_8">w</text:span><text:span text:style-name="_31_25">h</text:span><text:span text:style-name="_31_74">i</text:span><text:span text:style-name="_35_7">c</text:span><text:span text:style-name="_31_20">h</text:span><text:span text:style-name="_31_51"> </text:span><text:span text:style-name="_35_3">i</text:span><text:span text:style-name="_31_02">s</text:span><text:span text:style-name="_31_51"> </text:span><text:span text:style-name="_35_3">u</text:span><text:span text:style-name="_39_6">n</text:span><text:span text:style-name="_32_00">d</text:span><text:span text:style-name="_35_4">e</text:span><text:span text:style-name="_31_31">r</text:span><text:span text:style-name="_31_51"> </text:span><text:span text:style-name="_36_6">i</text:span><text:span text:style-name="_31_20">n</text:span><text:span text:style-name="_31_95">t</text:span><text:span text:style-name="_33_5">e</text:span><text:span text:style-name="_31_05">r</text:span><text:span text:style-name="_32_19">r</text:span><text:span text:style-name="_37_2">o</text:span><text:span text:style-name="_31_34">g</text:span><text:span text:style-name="_32_10">a</text:span><text:span text:style-name="_32_6">t</text:span><text:span text:style-name="_31_34">i</text:span><text:span text:style-name="_31_70">o</text:span><text:span text:style-name="_35_3">n</text:span><text:span text:style-name="_31_17">,</text:span><text:span text:style-name="_31_51"> </text:span><text:span text:style-name="_33_0">i</text:span><text:span text:style-name="_31_13">t</text:span><text:span text:style-name="_31_51"> </text:span><text:span text:style-name="_36_0">c</text:span><text:span text:style-name="_31_05">a</text:span><text:span text:style-name="_31_73">n</text:span><text:span text:style-name="_31_"> </text:span><text:span text:style-name="_31_41">b</text:span><text:span text:style-name="_31_74">e</text:span><text:span text:style-name="_31_"> </text:span><text:span text:style-name="_31_31">s</text:span><text:span text:style-name="_32_16">h</text:span><text:span text:style-name="_32_3">o</text:span><text:span text:style-name="_31_34">w</text:span><text:span text:style-name="_32_25">n</text:span><text:span text:style-name="_31_"> </text:span><text:span text:style-name="_31_32">t</text:span><text:span text:style-name="_31_89">h</text:span><text:span text:style-name="_36_9">a</text:span><text:span text:style-name="_31_32">t</text:span><text:span text:style-name="_31_51"> </text:span><text:span text:style-name="_35_6">t</text:span><text:span text:style-name="_31_47">h</text:span><text:span text:style-name="_31_86">e</text:span><text:span text:style-name="_31_"> </text:span><text:span text:style-name="_31_43">a</text:span><text:span text:style-name="_31_71">n</text:span><text:span text:style-name="_36_9">s</text:span><text:span text:style-name="_31_28">w</text:span><text:span text:style-name="_31_74">e</text:span><text:span text:style-name="_32_1">r</text:span><text:span text:style-name="_37_6"> </text:span><text:span text:style-name="_32_10">i</text:span><text:span text:style-name="_32_7">s</text:span><text:span text:style-name="_37_6"> </text:span><text:span text:style-name="_32_22">e</text:span><text:span text:style-name="_35_7">i</text:span><text:span text:style-name="_31_14">t</text:span><text:span text:style-name="_31_91">h</text:span><text:span text:style-name="_37_5">e</text:span><text:span text:style-name="_31_17">r</text:span><text:span text:style-name="_31_51"> </text:span><text:span text:style-name="_36_0">w</text:span><text:span text:style-name="_31_04">r</text:span><text:span text:style-name="_32_19">o</text:span><text:span text:style-name="_34_1">n</text:span><text:span text:style-name="_39_8">g</text:span><text:span text:style-name="_31_51"> </text:span><text:span text:style-name="_37_5">o</text:span><text:span text:style-name="_31_34">r</text:span><text:span text:style-name="_31_51"> </text:span><text:span text:style-name="_36_8">n</text:span><text:span text:style-name="_39_9">o</text:span><text:span text:style-name="_31_95">t</text:span><text:span text:style-name="_31_"> </text:span><text:span text:style-name="_31_34">f</text:span><text:span text:style-name="_32_21">o</text:span><text:span text:style-name="_34_2">r</text:span><text:span text:style-name="_31_49">t</text:span><text:span text:style-name="_32_00">h</text:span><text:span text:style-name="_32_0">c</text:span><text:span text:style-name="_31_16">o</text:span><text:span text:style-name="_31_95">m</text:span><text:span text:style-name="_35_0">i</text:span><text:span text:style-name="_31_19">n</text:span><text:span text:style-name="_31_88">g</text:span><text:span text:style-name="_36_8">.</text:span><text:span text:style-name="_37_6"> </text:span><text:span text:style-name="_31_89">T</text:span><text:span text:style-name="_37_4">h</text:span><text:span text:style-name="_31_28">i</text:span><text:span text:style-name="_31_77">s</text:span><text:span text:style-name="_31_"> </text:span><text:span text:style-name="_31_25">i</text:span><text:span text:style-name="_32_16">s</text:span><text:span text:style-name="_31_"> </text:span><text:span text:style-name="_31_50">t</text:span><text:span text:style-name="_31_71">h</text:span><text:span text:style-name="_36_6">e</text:span><text:span text:style-name="_37_6"> </text:span><text:span text:style-name="_32_19">m</text:span><text:span text:style-name="_32_1">a</text:span><text:span text:style-name="_31_17">t</text:span><text:span text:style-name="_31_85">h</text:span><text:span text:style-name="_35_6">e</text:span><text:span text:style-name="_31_20">m</text:span><text:span text:style-name="_32_09">a</text:span><text:span text:style-name="_33_0">t</text:span><text:span text:style-name="_31_17">i</text:span><text:span text:style-name="_32_24">c</text:span><text:span text:style-name="_36_6">a</text:span><text:span text:style-name="_31_28">l</text:span><text:span text:style-name="_31_51"> </text:span><text:span text:style-name="_37_2">r</text:span><text:span text:style-name="_31_44">e</text:span><text:span text:style-name="_32_21">s</text:span><text:span text:style-name="_32_7">u</text:span><text:span text:style-name="_31_11">l</text:span><text:span text:style-name="_31_77">t</text:span><text:span text:style-name="_36_8">:</text:span><text:span text:style-name="_37_6"> </text:span><text:span text:style-name="_32_24">i</text:span><text:span text:style-name="_36_6">t</text:span><text:span text:style-name="_37_6"> </text:span><text:span text:style-name="_31_70">i</text:span><text:span text:style-name="_36_5">s</text:span><text:span text:style-name="_37_6"> </text:span><text:span text:style-name="_32_15">a</text:span><text:span text:style-name="_32_3">r</text:span><text:span text:style-name="_31_05">g</text:span><text:span text:style-name="_31_80">u</text:span><text:span text:style-name="_35_7">e</text:span><text:span text:style-name="_31_34">d</text:span><text:span text:style-name="_31_51"> </text:span><text:span text:style-name="_33_8">t</text:span><text:span text:style-name="_39_8">h</text:span><text:span text:style-name="_31_92">a</text:span><text:span text:style-name="_35_1">t</text:span><text:span text:style-name="_37_6"> </text:span><text:span text:style-name="_31_76">i</text:span><text:span text:style-name="_36_0">t</text:span><text:span text:style-name="_37_6"> </text:span><text:span text:style-name="_31_73">p</text:span><text:span text:style-name="_32_4">r</text:span><text:span text:style-name="_31_43">o</text:span><text:span text:style-name="_31_94">v</text:span><text:span text:style-name="_34_4">e</text:span><text:span text:style-name="_31_01">s</text:span><text:span text:style-name="_31_51"> </text:span><text:span text:style-name="_36_6">a</text:span><text:span text:style-name="_37_6"> </text:span><text:span text:style-name="_31_86">d</text:span><text:span text:style-name="_37_1">i</text:span><text:span text:style-name="_31_11">s</text:span><text:span text:style-name="_32_03">a</text:span><text:span text:style-name="_33_5">b</text:span><text:span text:style-name="_31_11">i</text:span><text:span text:style-name="_32_06">l</text:span><text:span text:style-name="_37_4">i</text:span><text:span text:style-name="_31_16">t</text:span><text:span text:style-name="_31_91">y</text:span><text:span text:style-name="_31_"> </text:span><text:span text:style-name="_39_6">o</text:span><text:span text:style-name="_31_80">f</text:span><text:span text:style-name="_31_"> </text:span><text:span text:style-name="_39_6">m</text:span><text:span text:style-name="_32_04">a</text:span><text:span text:style-name="_34_4">c</text:span><text:span text:style-name="_31_02">h</text:span><text:span text:style-name="_32_21">i</text:span><text:span text:style-name="_35_6">n</text:span><text:span text:style-name="_31_11">e</text:span><text:span text:style-name="_31_92">s</text:span><text:span text:style-name="_31_"> </text:span><text:span text:style-name="_39_5">t</text:span><text:span text:style-name="_31_76">o</text:span><text:span text:style-name="_31_"> </text:span><text:span text:style-name="_31_05">w</text:span><text:span text:style-name="_32_22">h</text:span><text:span text:style-name="_33_9">i</text:span><text:span text:style-name="_31_10">c</text:span><text:span text:style-name="_31_95">h</text:span><text:span text:style-name="_31_"> </text:span><text:span text:style-name="_31_28">t</text:span><text:span text:style-name="_32_22">h</text:span><text:span text:style-name="_35_3">e</text:span><text:span text:style-name="_37_6"> </text:span><text:span text:style-name="_31_73">h</text:span><text:span text:style-name="_37_2">u</text:span><text:span text:style-name="_31_04">m</text:span><text:span text:style-name="_31_76">a</text:span><text:span text:style-name="_35_9">n</text:span><text:span text:style-name="_37_6"> </text:span><text:span text:style-name="_31_73">i</text:span><text:span text:style-name="_32_9">n</text:span><text:span text:style-name="_39_6">t</text:span><text:span text:style-name="_31_80">e</text:span><text:span text:style-name="_32_0">l</text:span><text:span text:style-name="_31_02">l</text:span><text:span text:style-name="_31_95">e</text:span><text:span text:style-name="_35_1">c</text:span><text:span text:style-name="_31_01">t</text:span><text:span text:style-name="_31_51"> </text:span><text:span text:style-name="_33_0">i</text:span><text:span text:style-name="_39_9">s</text:span><text:span text:style-name="_31_51"> </text:span><text:span text:style-name="_35_9">n</text:span><text:span text:style-name="_31_47">o</text:span><text:span text:style-name="_31_77">t</text:span><text:span text:style-name="_31_"> </text:span><text:span text:style-name="_31_46">s</text:span><text:span text:style-name="_32_16">u</text:span><text:span text:style-name="_33_0">b</text:span><text:span text:style-name="_31_13">j</text:span><text:span text:style-name="_31_95">e</text:span><text:span text:style-name="_32_6">c</text:span><text:span text:style-name="_31_13">t</text:span><text:span text:style-name="_31_85">.</text:span></text:p>
      <text:p text:style-name="P1"><text:span text:style-name="_31_16">T</text:span><text:span text:style-name="_31_92">h</text:span><text:span text:style-name="_32_0">e</text:span><text:span text:style-name="_37_6"> </text:span><text:span text:style-name="_32_24">s</text:span><text:span text:style-name="_36_5">h</text:span><text:span text:style-name="_31_16">o</text:span><text:span text:style-name="_32_10">r</text:span><text:span text:style-name="_34_4">t</text:span><text:span text:style-name="_37_6"> </text:span><text:span text:style-name="_32_04">a</text:span><text:span text:style-name="_32_7">n</text:span><text:span text:style-name="_31_25">s</text:span><text:span text:style-name="_32_07">w</text:span><text:span text:style-name="_35_7">e</text:span><text:span text:style-name="_31_20">r</text:span><text:span text:style-name="_31_51"> </text:span><text:span text:style-name="_32_0">t</text:span><text:span text:style-name="_31_46">o</text:span><text:span text:style-name="_31_51"> </text:span><text:span text:style-name="_37_5">t</text:span><text:span text:style-name="_39_8">h</text:span><text:span text:style-name="_31_71">i</text:span><text:span text:style-name="_37_1">s</text:span><text:span text:style-name="_37_6"> </text:span><text:span text:style-name="_32_07">a</text:span><text:span text:style-name="_34_4">r</text:span><text:span text:style-name="_31_34">g</text:span><text:span text:style-name="_32_04">u</text:span><text:span text:style-name="_34_5">m</text:span><text:span text:style-name="_39_6">e</text:span><text:span text:style-name="_31_88">n</text:span><text:span text:style-name="_34_5">t</text:span><text:span text:style-name="_37_6"> </text:span><text:span text:style-name="_31_94">i</text:span><text:span text:style-name="_35_1">s</text:span><text:span text:style-name="_37_6"> </text:span><text:span text:style-name="_32_21">t</text:span><text:span text:style-name="_33_5">h</text:span><text:span text:style-name="_31_31">a</text:span><text:span text:style-name="_32_09">t</text:span><text:span text:style-name="_31_"> </text:span><text:span text:style-name="_31_13">a</text:span><text:span text:style-name="_32_03">l</text:span><text:span text:style-name="_32_4">t</text:span><text:span text:style-name="_31_50">h</text:span><text:span text:style-name="_32_09">o</text:span><text:span text:style-name="_35_3">u</text:span><text:span text:style-name="_31_14">g</text:span><text:span text:style-name="_31_88">h</text:span><text:span text:style-name="_31_"> </text:span><text:span text:style-name="_31_26">i</text:span><text:span text:style-name="_31_70">t</text:span><text:span text:style-name="_31_"> </text:span><text:span text:style-name="_31_04">i</text:span><text:span text:style-name="_32_15">s</text:span><text:span text:style-name="_31_"> </text:span><text:span text:style-name="_31_34">e</text:span><text:span text:style-name="_31_76">s</text:span><text:span text:style-name="_35_9">t</text:span><text:span text:style-name="_39_8">a</text:span><text:span text:style-name="_32_00">b</text:span><text:span text:style-name="_37_5">l</text:span><text:span text:style-name="_31_04">i</text:span><text:span text:style-name="_32_06">s</text:span><text:span text:style-name="_32_0">h</text:span><text:span text:style-name="_31_28">e</text:span><text:span text:style-name="_32_18">d</text:span><text:span text:style-name="_31_"> </text:span><text:span text:style-name="_31_35">t</text:span><text:span text:style-name="_31_95">h</text:span><text:span text:style-name="_32_0">a</text:span><text:span text:style-name="_31_04">t</text:span><text:span text:style-name="_31_51"> </text:span><text:span text:style-name="_33_6">t</text:span><text:span text:style-name="_31_41">h</text:span><text:span text:style-name="_31_79">e</text:span><text:span text:style-name="_32_7">r</text:span><text:span text:style-name="_31_28">e</text:span><text:span text:style-name="_31_51"> </text:span><text:span text:style-name="_35_1">a</text:span><text:span text:style-name="_31_50">r</text:span><text:span text:style-name="_32_18">e</text:span><text:span text:style-name="_31_"> </text:span><text:span text:style-name="_31_40">l</text:span><text:span text:style-name="_31_88">i</text:span><text:span text:style-name="_35_9">m</text:span><text:span text:style-name="_31_40">i</text:span><text:span text:style-name="_32_01">t</text:span><text:span text:style-name="_32_7">a</text:span><text:span text:style-name="_31_47">t</text:span><text:span text:style-name="_32_09">i</text:span><text:span text:style-name="_34_4">o</text:span><text:span text:style-name="_31_35">n</text:span><text:span text:style-name="_31_95">s</text:span><text:span text:style-name="_31_"> </text:span><text:span text:style-name="_31_49">t</text:span><text:span text:style-name="_31_89">o</text:span><text:span text:style-name="_31_"> </text:span><text:span text:style-name="_31_25">t</text:span><text:span text:style-name="_32_00">h</text:span><text:span text:style-name="_35_4">e</text:span><text:span text:style-name="_37_6"> </text:span><text:span text:style-name="_32_24">P</text:span><text:span text:style-name="_33_5">o</text:span><text:span text:style-name="_31_40">w</text:span><text:span text:style-name="_31_73">e</text:span><text:span text:style-name="_36_5">r</text:span><text:span text:style-name="_31_26">s</text:span><text:span text:style-name="_31_51"> </text:span><text:span text:style-name="_34_4">I</text:span><text:span text:style-name="_39_9">f</text:span><text:span text:style-name="_31_51"> </text:span><text:span text:style-name="_33_6">a</text:span><text:span text:style-name="_31_17">n</text:span><text:span text:style-name="_31_89">y</text:span><text:span text:style-name="_31_"> </text:span><text:span text:style-name="_31_43">p</text:span><text:span text:style-name="_32_16">a</text:span><text:span text:style-name="_37_2">r</text:span><text:span text:style-name="_31_16">t</text:span><text:span text:style-name="_31_94">i</text:span><text:span text:style-name="_36_9">c</text:span><text:span text:style-name="_39_8">u</text:span><text:span text:style-name="_31_88">l</text:span><text:span text:style-name="_33_0">a</text:span><text:span text:style-name="_31_05">r</text:span><text:span text:style-name="_31_51"> </text:span><text:span text:style-name="_36_0">m</text:span><text:span text:style-name="_31_11">a</text:span><text:span text:style-name="_31_88">c</text:span><text:span text:style-name="_36_6">h</text:span><text:span text:style-name="_31_17">i</text:span><text:span text:style-name="_31_80">n</text:span><text:span text:style-name="_37_2">e</text:span><text:span text:style-name="_31_49">,</text:span><text:span text:style-name="_31_51"> </text:span><text:span text:style-name="_36_0">i</text:span><text:span text:style-name="_31_14">t</text:span><text:span text:style-name="_31_51"> </text:span><text:span text:style-name="_32_9">h</text:span><text:span text:style-name="_31_11">a</text:span><text:span text:style-name="_32_01">s</text:span><text:span text:style-name="_31_"> </text:span><text:span text:style-name="_39_5">o</text:span><text:span text:style-name="_31_76">n</text:span><text:span text:style-name="_37_4">l</text:span><text:span text:style-name="_31_10">y</text:span><text:span text:style-name="_31_51"> </text:span><text:span text:style-name="_34_2">b</text:span><text:span text:style-name="_31_05">e</text:span><text:span text:style-name="_31_73">e</text:span><text:span text:style-name="_37_2">n</text:span><text:span text:style-name="_37_6"> </text:span><text:span text:style-name="_32_24">s</text:span><text:span text:style-name="_36_0">t</text:span><text:span text:style-name="_31_19">a</text:span><text:span text:style-name="_32_24">t</text:span><text:span text:style-name="_36_0">e</text:span><text:span text:style-name="_31_26">d</text:span><text:span text:style-name="_32_16">,</text:span><text:span text:style-name="_31_"> </text:span><text:span text:style-name="_39_9">w</text:span><text:span text:style-name="_31_85">i</text:span><text:span text:style-name="_34_4">t</text:span><text:span text:style-name="_31_41">h</text:span><text:span text:style-name="_32_10">o</text:span><text:span text:style-name="_33_0">u</text:span><text:span text:style-name="_31_04">t</text:span><text:span text:style-name="_31_51"> </text:span><text:span text:style-name="_33_0">a</text:span><text:span text:style-name="_39_9">n</text:span><text:span text:style-name="_31_70">y</text:span><text:span text:style-name="_31_"> </text:span><text:span text:style-name="_31_43">s</text:span><text:span text:style-name="_31_77">o</text:span><text:span text:style-name="_34_2">r</text:span><text:span text:style-name="_31_14">t</text:span><text:span text:style-name="_31_51"> </text:span><text:span text:style-name="_34_5">o</text:span><text:span text:style-name="_39_8">f</text:span><text:span text:style-name="_31_51"> </text:span><text:span text:style-name="_33_0">p</text:span><text:span text:style-name="_31_25">r</text:span><text:span text:style-name="_32_03">o</text:span><text:span text:style-name="_35_9">o</text:span><text:span text:style-name="_39_8">f</text:span><text:span text:style-name="_31_92">,</text:span><text:span text:style-name="_31_"> </text:span><text:span text:style-name="_31_44">t</text:span><text:span text:style-name="_31_74">h</text:span><text:span text:style-name="_36_8">a</text:span><text:span text:style-name="_31_26">t</text:span><text:span text:style-name="_31_51"> </text:span><text:span text:style-name="_36_9">n</text:span><text:span text:style-name="_31_35">o</text:span><text:span text:style-name="_31_51"> </text:span><text:span text:style-name="_32_6">s</text:span><text:span text:style-name="_39_8">u</text:span><text:span text:style-name="_31_77">c</text:span><text:span text:style-name="_37_4">h</text:span><text:span text:style-name="_37_6"> </text:span><text:span text:style-name="_32_21">l</text:span><text:span text:style-name="_32_3">i</text:span><text:span text:style-name="_31_49">m</text:span><text:span text:style-name="_32_10">i</text:span><text:span text:style-name="_32_4">t</text:span><text:span text:style-name="_31_20">a</text:span><text:span text:style-name="_32_01">t</text:span><text:span text:style-name="_33_8">i</text:span><text:span text:style-name="_31_44">o</text:span><text:span text:style-name="_32_04">n</text:span><text:span text:style-name="_32_1">s</text:span><text:span text:style-name="_37_6"> </text:span><text:span text:style-name="_31_70">a</text:span><text:span text:style-name="_34_5">p</text:span><text:span text:style-name="_31_47">p</text:span><text:span text:style-name="_31_70">l</text:span><text:span text:style-name="_37_2">y</text:span><text:span text:style-name="_37_6"> </text:span><text:span text:style-name="_31_92">t</text:span><text:span text:style-name="_37_2">o</text:span><text:span text:style-name="_37_6"> </text:span><text:span text:style-name="_31_86">t</text:span><text:span text:style-name="_35_1">h</text:span><text:span text:style-name="_31_25">e</text:span><text:span text:style-name="_31_51"> </text:span><text:span text:style-name="_32_4">h</text:span><text:span text:style-name="_31_10">u</text:span><text:span text:style-name="_31_89">m</text:span><text:span text:style-name="_33_9">a</text:span><text:span text:style-name="_31_43">n</text:span><text:span text:style-name="_31_51"> </text:span><text:span text:style-name="_33_5">i</text:span><text:span text:style-name="_31_16">n</text:span><text:span text:style-name="_31_94">t</text:span><text:span text:style-name="_36_9">e</text:span><text:span text:style-name="_31_20">l</text:span><text:span text:style-name="_32_18">l</text:span><text:span text:style-name="_32_0">e</text:span><text:span text:style-name="_31_20">c</text:span><text:span text:style-name="_31_71">t</text:span><text:span text:style-name="_37_1">.</text:span><text:span text:style-name="_37_6"> </text:span><text:span text:style-name="_32_16">B</text:span><text:span text:style-name="_32_4">u</text:span><text:span text:style-name="_31_17">t</text:span><text:span text:style-name="_31_51"> </text:span><text:span text:style-name="_35_7">I</text:span><text:span text:style-name="_37_6"> </text:span><text:span text:style-name="_31_73">d</text:span><text:span text:style-name="_32_7">o</text:span><text:span text:style-name="_37_6"> </text:span><text:span text:style-name="_32_09">n</text:span><text:span text:style-name="_34_2">o</text:span><text:span text:style-name="_31_04">t</text:span><text:span text:style-name="_31_51"> </text:span><text:span text:style-name="_35_9">t</text:span><text:span text:style-name="_31_10">h</text:span><text:span text:style-name="_31_74">i</text:span><text:span text:style-name="_37_4">n</text:span><text:span text:style-name="_31_26">k</text:span><text:span text:style-name="_31_51"> </text:span><text:span text:style-name="_36_5">t</text:span><text:span text:style-name="_31_50">h</text:span><text:span text:style-name="_32_24">i</text:span><text:span text:style-name="_36_5">s</text:span><text:span text:style-name="_37_6"> </text:span><text:span text:style-name="_31_94">v</text:span><text:span text:style-name="_37_1">i</text:span><text:span text:style-name="_31_25">e</text:span><text:span text:style-name="_31_74">w</text:span><text:span text:style-name="_31_"> </text:span><text:span text:style-name="_31_41">c</text:span><text:span text:style-name="_31_91">a</text:span><text:span text:style-name="_37_5">n</text:span><text:span text:style-name="_37_6"> </text:span><text:span text:style-name="_32_24">b</text:span><text:span text:style-name="_34_4">e</text:span><text:span text:style-name="_37_6"> </text:span><text:span text:style-name="_32_24">d</text:span><text:span text:style-name="_35_1">i</text:span><text:span text:style-name="_31_34">s</text:span><text:span text:style-name="_31_91">m</text:span><text:span text:style-name="_37_5">i</text:span><text:span text:style-name="_31_17">s</text:span><text:span text:style-name="_32_07">s</text:span><text:span text:style-name="_33_0">e</text:span><text:span text:style-name="_31_41">d</text:span><text:span text:style-name="_31_51"> </text:span><text:span text:style-name="_36_6">q</text:span><text:span text:style-name="_39_5">u</text:span><text:span text:style-name="_32_09">i</text:span><text:span text:style-name="_34_2">t</text:span><text:span text:style-name="_39_6">e</text:span><text:span text:style-name="_31_51"> </text:span><text:span text:style-name="_33_5">s</text:span><text:span text:style-name="_31_31">o</text:span><text:span text:style-name="_31_51"> </text:span><text:span text:style-name="_37_1">l</text:span><text:span text:style-name="_31_34">i</text:span><text:span text:style-name="_32_21">g</text:span><text:span text:style-name="_32_9">h</text:span><text:span text:style-name="_31_40">t</text:span><text:span text:style-name="_32_04">l</text:span><text:span text:style-name="_37_2">y</text:span><text:span text:style-name="_31_47">.</text:span><text:span text:style-name="_31_51"> </text:span><text:span text:style-name="_34_4">W</text:span><text:span text:style-name="_31_01">h</text:span><text:span text:style-name="_32_19">e</text:span><text:span text:style-name="_37_1">n</text:span><text:span text:style-name="_31_29">e</text:span><text:span text:style-name="_32_09">v</text:span><text:span text:style-name="_35_6">e</text:span><text:span text:style-name="_31_40">r</text:span><text:span text:style-name="_31_51"> </text:span><text:span text:style-name="_32_3">o</text:span><text:span text:style-name="_31_02">n</text:span><text:span text:style-name="_32_09">e</text:span><text:span text:style-name="_31_"> </text:span><text:span text:style-name="_31_10">o</text:span><text:span text:style-name="_32_24">f</text:span><text:span text:style-name="_31_"> </text:span><text:span text:style-name="_31_16">t</text:span><text:span text:style-name="_31_77">h</text:span><text:span text:style-name="_33_9">e</text:span><text:span text:style-name="_31_05">s</text:span><text:span text:style-name="_31_86">e</text:span><text:span text:style-name="_31_"> </text:span><text:span text:style-name="_31_14">m</text:span><text:span text:style-name="_31_77">a</text:span><text:span text:style-name="_32_6">c</text:span><text:span text:style-name="_31_16">h</text:span><text:span text:style-name="_31_71">i</text:span><text:span text:style-name="_33_9">n</text:span><text:span text:style-name="_31_02">e</text:span><text:span text:style-name="_31_91">s</text:span><text:span text:style-name="_31_"> </text:span><text:span text:style-name="_39_8">i</text:span><text:span text:style-name="_31_89">s</text:span><text:span text:style-name="_31_"> </text:span><text:span text:style-name="_31_44">a</text:span><text:span text:style-name="_32_16">s</text:span><text:span text:style-name="_34_1">k</text:span><text:span text:style-name="_31_13">e</text:span><text:span text:style-name="_31_94">d</text:span><text:span text:style-name="_31_"> </text:span><text:span text:style-name="_31_34">t</text:span><text:span text:style-name="_32_24">h</text:span><text:span text:style-name="_35_9">e</text:span><text:span text:style-name="_37_6"> </text:span><text:span text:style-name="_32_21">a</text:span><text:span text:style-name="_35_6">p</text:span><text:span text:style-name="_31_43">p</text:span><text:span text:style-name="_31_89">r</text:span><text:span text:style-name="_33_6">o</text:span><text:span text:style-name="_31_16">p</text:span><text:span text:style-name="_32_19">r</text:span><text:span text:style-name="_34_4">i</text:span><text:span text:style-name="_31_28">a</text:span><text:span text:style-name="_32_15">t</text:span><text:span text:style-name="_34_2">e</text:span><text:span text:style-name="_37_6"> </text:span><text:span text:style-name="_31_95">c</text:span><text:span text:style-name="_34_2">r</text:span><text:span text:style-name="_31_46">i</text:span><text:span text:style-name="_31_88">t</text:span><text:span text:style-name="_37_5">i</text:span><text:span text:style-name="_31_41">c</text:span><text:span text:style-name="_32_03">a</text:span><text:span text:style-name="_36_5">l</text:span><text:span text:style-name="_37_6"> </text:span><text:span text:style-name="_32_07">q</text:span><text:span text:style-name="_35_3">u</text:span><text:span text:style-name="_31_25">e</text:span><text:span text:style-name="_32_04">s</text:span><text:span text:style-name="_37_1">t</text:span><text:span text:style-name="_31_43">i</text:span><text:span text:style-name="_31_77">o</text:span><text:span text:style-name="_34_1">n</text:span><text:span text:style-name="_31_02">,</text:span><text:span text:style-name="_31_51"> </text:span><text:span text:style-name="_33_5">a</text:span><text:span text:style-name="_31_32">n</text:span><text:span text:style-name="_32_22">d</text:span><text:span text:style-name="_31_"> </text:span><text:span text:style-name="_31_41">g</text:span><text:span text:style-name="_32_06">i</text:span><text:span text:style-name="_32_1">v</text:span><text:span text:style-name="_31_11">e</text:span><text:span text:style-name="_31_71">s</text:span><text:span text:style-name="_31_"> </text:span><text:span text:style-name="_31_46">a</text:span><text:span text:style-name="_31_51"> </text:span><text:span text:style-name="_36_6">d</text:span><text:span text:style-name="_31_05">e</text:span><text:span text:style-name="_32_24">f</text:span><text:span text:style-name="_35_3">i</text:span><text:span text:style-name="_31_29">n</text:span><text:span text:style-name="_31_77">i</text:span><text:span text:style-name="_32_3">t</text:span><text:span text:style-name="_31_41">e</text:span><text:span text:style-name="_31_51"> </text:span><text:span text:style-name="_35_4">a</text:span><text:span text:style-name="_31_28">n</text:span><text:span text:style-name="_32_18">s</text:span><text:span text:style-name="_32_4">w</text:span><text:span text:style-name="_31_04">e</text:span><text:span text:style-name="_31_86">r</text:span><text:span text:style-name="_36_8">,</text:span><text:span text:style-name="_37_6"> </text:span><text:span text:style-name="_31_92">w</text:span><text:span text:style-name="_33_0">e</text:span><text:span text:style-name="_37_6"> </text:span><text:span text:style-name="_31_91">k</text:span><text:span text:style-name="_33_9">n</text:span><text:span text:style-name="_31_02">o</text:span><text:span text:style-name="_32_16">w</text:span><text:span text:style-name="_31_"> </text:span><text:span text:style-name="_31_13">t</text:span><text:span text:style-name="_31_88">h</text:span><text:span text:style-name="_35_6">a</text:span><text:span text:style-name="_31_13">t</text:span><text:span text:style-name="_31_51"> </text:span><text:span text:style-name="_32_7">t</text:span><text:span text:style-name="_39_5">h</text:span><text:span text:style-name="_32_16">i</text:span><text:span text:style-name="_34_2">s</text:span><text:span text:style-name="_37_6"> </text:span><text:span text:style-name="_31_89">a</text:span><text:span text:style-name="_33_8">n</text:span><text:span text:style-name="_31_32">s</text:span><text:span text:style-name="_31_89">w</text:span><text:span text:style-name="_36_0">e</text:span><text:span text:style-name="_31_40">r</text:span><text:span text:style-name="_31_51"> </text:span><text:span text:style-name="_32_9">m</text:span><text:span text:style-name="_31_44">u</text:span><text:span text:style-name="_32_24">s</text:span><text:span text:style-name="_37_4">t</text:span><text:span text:style-name="_37_6"> </text:span><text:span text:style-name="_32_24">b</text:span><text:span text:style-name="_35_1">e</text:span><text:span text:style-name="_37_6"> </text:span><text:span text:style-name="_31_94">w</text:span><text:span text:style-name="_32_3">r</text:span><text:span text:style-name="_31_02">o</text:span><text:span text:style-name="_32_18">n</text:span><text:span text:style-name="_37_4">g</text:span><text:span text:style-name="_31_31">,</text:span><text:span text:style-name="_31_51"> </text:span><text:span text:style-name="_36_5">a</text:span><text:span text:style-name="_31_13">n</text:span><text:span text:style-name="_32_24">d</text:span><text:span text:style-name="_31_"> </text:span><text:span text:style-name="_31_34">t</text:span><text:span text:style-name="_32_07">h</text:span><text:span text:style-name="_37_1">i</text:span><text:span text:style-name="_39_9">s</text:span><text:span text:style-name="_31_51"> </text:span><text:span text:style-name="_36_5">g</text:span><text:span text:style-name="_31_32">i</text:span><text:span text:style-name="_31_71">v</text:span><text:span text:style-name="_37_5">e</text:span><text:span text:style-name="_31_19">s</text:span><text:span text:style-name="_31_51"> </text:span><text:span text:style-name="_36_0">u</text:span><text:span text:style-name="_31_17">s</text:span><text:span text:style-name="_31_51"> </text:span><text:span text:style-name="_37_5">a</text:span><text:span text:style-name="_37_6"> </text:span><text:span text:style-name="_32_07">c</text:span><text:span text:style-name="_32_0">e</text:span><text:span text:style-name="_31_17">r</text:span><text:span text:style-name="_32_18">t</text:span><text:span text:style-name="_33_0">a</text:span><text:span text:style-name="_39_8">i</text:span><text:span text:style-name="_31_86">n</text:span><text:span text:style-name="_31_"> </text:span><text:span text:style-name="_31_25">f</text:span><text:span text:style-name="_31_70">e</text:span><text:span text:style-name="_35_7">e</text:span><text:span text:style-name="_31_50">l</text:span><text:span text:style-name="_31_71">i</text:span><text:span text:style-name="_37_2">n</text:span><text:span text:style-name="_31_02">g</text:span><text:span text:style-name="_31_51"> </text:span><text:span text:style-name="_32_0">o</text:span><text:span text:style-name="_31_11">f</text:span><text:span text:style-name="_31_51"> </text:span><text:span text:style-name="_37_4">s</text:span><text:span text:style-name="_31_16">u</text:span><text:span text:style-name="_31_89">p</text:span><text:span text:style-name="_33_8">e</text:span><text:span text:style-name="_31_34">r</text:span><text:span text:style-name="_32_06">i</text:span><text:span text:style-name="_36_6">o</text:span><text:span text:style-name="_31_10">r</text:span><text:span text:style-name="_31_88">i</text:span><text:span text:style-name="_37_2">t</text:span><text:span text:style-name="_31_49">y</text:span><text:span text:style-name="_32_00">.</text:span><text:span text:style-name="_31_"> </text:span><text:span text:style-name="_31_40">I</text:span><text:span text:style-name="_32_15">s</text:span><text:span text:style-name="_31_"> </text:span><text:span text:style-name="_31_35">t</text:span><text:span text:style-name="_31_95">h</text:span><text:span text:style-name="_32_6">i</text:span><text:span text:style-name="_31_20">s</text:span><text:span text:style-name="_31_51"> </text:span><text:span text:style-name="_35_4">f</text:span><text:span text:style-name="_31_31">e</text:span><text:span text:style-name="_32_19">e</text:span><text:span text:style-name="_33_8">l</text:span><text:span text:style-name="_31_41">i</text:span><text:span text:style-name="_32_10">n</text:span><text:span text:style-name="_35_1">g</text:span><text:span text:style-name="_37_6"> </text:span><text:span text:style-name="_31_71">i</text:span><text:span text:style-name="_34_4">l</text:span><text:span text:style-name="_31_43">l</text:span><text:span text:style-name="_32_04">u</text:span><text:span text:style-name="_37_4">s</text:span><text:span text:style-name="_31_05">o</text:span><text:span text:style-name="_32_06">r</text:span><text:span text:style-name="_34_5">y</text:span><text:span text:style-name="_31_40">?</text:span><text:span text:style-name="_31_51"> </text:span><text:span text:style-name="_36_6">I</text:span><text:span text:style-name="_31_28">t</text:span><text:span text:style-name="_31_51"> </text:span><text:span text:style-name="_32_6">i</text:span><text:span text:style-name="_31_50">s</text:span><text:span text:style-name="_31_51"> </text:span><text:span text:style-name="_35_9">n</text:span><text:span text:style-name="_31_10">o</text:span><text:span text:style-name="_31_51"> </text:span><text:span text:style-name="_34_2">d</text:span><text:span text:style-name="_31_31">o</text:span><text:span text:style-name="_31_70">u</text:span><text:span text:style-name="_33_6">b</text:span><text:span text:style-name="_31_29">t</text:span><text:span text:style-name="_31_51"> </text:span><text:span text:style-name="_37_5">q</text:span><text:span text:style-name="_31_01">u</text:span><text:span text:style-name="_32_07">i</text:span><text:span text:style-name="_36_9">t</text:span><text:span text:style-name="_39_9">e</text:span><text:span text:style-name="_31_51"> </text:span><text:span text:style-name="_35_4">g</text:span><text:span text:style-name="_31_40">e</text:span><text:span text:style-name="_32_04">n</text:span><text:span text:style-name="_34_2">u</text:span><text:span text:style-name="_31_40">i</text:span><text:span text:style-name="_31_76">n</text:span><text:span text:style-name="_33_6">e</text:span><text:span text:style-name="_31_20">,</text:span><text:span text:style-name="_31_51"> </text:span><text:span text:style-name="_32_4">b</text:span><text:span text:style-name="_31_17">u</text:span><text:span text:style-name="_31_73">t</text:span><text:span text:style-name="_31_"> </text:span><text:span text:style-name="_39_9">I</text:span><text:span text:style-name="_31_51"> </text:span><text:span text:style-name="_34_5">d</text:span><text:span text:style-name="_31_14">o</text:span><text:span text:style-name="_31_51"> </text:span><text:span text:style-name="_37_5">n</text:span><text:span text:style-name="_31_28">o</text:span><text:span text:style-name="_32_10">t</text:span><text:span text:style-name="_31_"> </text:span><text:span text:style-name="_31_25">t</text:span><text:span text:style-name="_31_88">h</text:span><text:span text:style-name="_32_6">i</text:span><text:span text:style-name="_39_9">n</text:span><text:span text:style-name="_32_16">k</text:span><text:span text:style-name="_31_"> </text:span><text:span text:style-name="_31_50">t</text:span><text:span text:style-name="_31_79">o</text:span><text:span text:style-name="_34_5">o</text:span><text:span text:style-name="_37_6"> </text:span><text:span text:style-name="_31_77">m</text:span><text:span text:style-name="_37_5">u</text:span><text:span text:style-name="_39_5">c</text:span><text:span text:style-name="_31_77">h</text:span><text:span text:style-name="_31_"> </text:span><text:span text:style-name="_31_11">i</text:span><text:span text:style-name="_31_77">m</text:span><text:span text:style-name="_34_5">p</text:span><text:span text:style-name="_31_04">o</text:span><text:span text:style-name="_31_94">r</text:span><text:span text:style-name="_32_7">t</text:span><text:span text:style-name="_31_28">a</text:span><text:span text:style-name="_32_03">n</text:span><text:span text:style-name="_32_6">c</text:span><text:span text:style-name="_39_5">e</text:span><text:span text:style-name="_31_51"> </text:span><text:span text:style-name="_37_1">s</text:span><text:span text:style-name="_31_05">h</text:span><text:span text:style-name="_31_86">o</text:span><text:span text:style-name="_36_0">u</text:span><text:span text:style-name="_31_43">l</text:span><text:span text:style-name="_32_19">d</text:span><text:span text:style-name="_31_"> </text:span><text:span text:style-name="_31_28">b</text:span><text:span text:style-name="_31_79">e</text:span><text:span text:style-name="_31_"> </text:span><text:span text:style-name="_39_6">a</text:span><text:span text:style-name="_32_21">t</text:span><text:span text:style-name="_33_9">t</text:span><text:span text:style-name="_31_13">a</text:span><text:span text:style-name="_32_25">c</text:span><text:span text:style-name="_37_2">h</text:span><text:span text:style-name="_31_26">e</text:span><text:span text:style-name="_32_15">d</text:span><text:span text:style-name="_31_"> </text:span><text:span text:style-name="_31_49">t</text:span><text:span text:style-name="_32_19">o</text:span><text:span text:style-name="_31_"> </text:span><text:span text:style-name="_31_01">i</text:span><text:span text:style-name="_31_74">t</text:span><text:span text:style-name="_32_9">.</text:span><text:span text:style-name="_37_6"> </text:span><text:span text:style-name="_32_01">W</text:span><text:span text:style-name="_32_3">e</text:span><text:span text:style-name="_37_6"> </text:span><text:span text:style-name="_32_25">t</text:span><text:span text:style-name="_33_9">o</text:span><text:span text:style-name="_31_31">o</text:span><text:span text:style-name="_31_51"> </text:span><text:span text:style-name="_32_0">o</text:span><text:span text:style-name="_31_49">f</text:span><text:span text:style-name="_31_94">t</text:span><text:span text:style-name="_37_1">e</text:span><text:span text:style-name="_39_5">n</text:span><text:span text:style-name="_31_51"> </text:span><text:span text:style-name="_34_5">g</text:span><text:span text:style-name="_31_41">i</text:span><text:span text:style-name="_32_07">v</text:span><text:span text:style-name="_35_6">e</text:span><text:span text:style-name="_37_6"> </text:span><text:span text:style-name="_32_09">w</text:span><text:span text:style-name="_35_9">r</text:span><text:span text:style-name="_39_8">o</text:span><text:span text:style-name="_32_10">n</text:span><text:span text:style-name="_33_5">g</text:span><text:span text:style-name="_37_6"> </text:span><text:span text:style-name="_31_70">a</text:span><text:span text:style-name="_35_6">n</text:span><text:span text:style-name="_31_41">s</text:span><text:span text:style-name="_31_79">w</text:span><text:span text:style-name="_36_5">e</text:span><text:span text:style-name="_31_25">r</text:span><text:span text:style-name="_32_01">s</text:span><text:span text:style-name="_31_"> </text:span><text:span text:style-name="_31_02">t</text:span><text:span text:style-name="_32_10">o</text:span><text:span text:style-name="_31_"> </text:span><text:span text:style-name="_31_35">q</text:span><text:span text:style-name="_31_88">u</text:span><text:span text:style-name="_37_2">e</text:span><text:span text:style-name="_31_50">s</text:span><text:span text:style-name="_32_10">t</text:span><text:span text:style-name="_36_8">i</text:span><text:span text:style-name="_31_13">o</text:span><text:span text:style-name="_32_01">n</text:span><text:span text:style-name="_35_3">s</text:span><text:span text:style-name="_37_6"> </text:span><text:span text:style-name="_31_73">o</text:span><text:span text:style-name="_36_0">u</text:span><text:span text:style-name="_31_05">r</text:span><text:span text:style-name="_32_25">s</text:span><text:span text:style-name="_33_6">e</text:span><text:span text:style-name="_31_05">l</text:span><text:span text:style-name="_32_00">v</text:span><text:span text:style-name="_36_9">e</text:span><text:span text:style-name="_31_11">s</text:span><text:span text:style-name="_31_51"> </text:span><text:span text:style-name="_32_6">t</text:span><text:span text:style-name="_31_35">o</text:span><text:span text:style-name="_31_51"> </text:span><text:span text:style-name="_37_4">b</text:span><text:span text:style-name="_31_05">e</text:span><text:span text:style-name="_31_51"> </text:span><text:span text:style-name="_33_6">j</text:span><text:span text:style-name="_31_26">u</text:span><text:span text:style-name="_32_04">s</text:span><text:span text:style-name="_34_4">t</text:span><text:span text:style-name="_39_5">i</text:span><text:span text:style-name="_31_88">f</text:span><text:span text:style-name="_34_1">i</text:span><text:span text:style-name="_39_5">e</text:span><text:span text:style-name="_32_09">d</text:span><text:span text:style-name="_31_"> </text:span><text:span text:style-name="_39_9">i</text:span><text:span text:style-name="_31_73">n</text:span><text:span text:style-name="_31_"> </text:span><text:span text:style-name="_31_05">b</text:span><text:span text:style-name="_32_15">e</text:span><text:span text:style-name="_36_0">i</text:span><text:span text:style-name="_31_01">n</text:span><text:span text:style-name="_32_03">g</text:span><text:span text:style-name="_31_"> </text:span><text:span text:style-name="_31_41">v</text:span><text:span text:style-name="_32_01">e</text:span><text:span text:style-name="_37_4">r</text:span><text:span text:style-name="_39_5">y</text:span><text:span text:style-name="_31_51"> </text:span><text:span text:style-name="_33_6">p</text:span><text:span text:style-name="_31_11">l</text:span><text:span text:style-name="_32_03">e</text:span><text:span text:style-name="_35_0">a</text:span><text:span text:style-name="_31_17">s</text:span><text:span text:style-name="_31_91">e</text:span><text:span text:style-name="_36_9">d</text:span><text:span text:style-name="_37_6"> </text:span><text:span text:style-name="_31_71">a</text:span><text:span text:style-name="_35_3">t</text:span><text:span text:style-name="_37_6"> </text:span><text:span text:style-name="_32_25">s</text:span><text:span text:style-name="_35_9">u</text:span><text:span text:style-name="_31_35">c</text:span><text:span text:style-name="_31_73">h</text:span><text:span text:style-name="_31_"> </text:span><text:span text:style-name="_31_43">e</text:span><text:span text:style-name="_31_92">v</text:span><text:span text:style-name="_35_9">i</text:span><text:span text:style-name="_31_40">d</text:span><text:span text:style-name="_31_80">e</text:span><text:span text:style-name="_33_6">n</text:span><text:span text:style-name="_31_17">c</text:span><text:span text:style-name="_32_04">e</text:span><text:span text:style-name="_31_"> </text:span><text:span text:style-name="_31_31">o</text:span><text:span text:style-name="_31_85">f</text:span><text:span text:style-name="_31_"> </text:span><text:span text:style-name="_31_47">f</text:span><text:span text:style-name="_32_03">a</text:span><text:span text:style-name="_36_9">l</text:span><text:span text:style-name="_31_31">l</text:span><text:span text:style-name="_31_74">i</text:span><text:span text:style-name="_32_9">b</text:span><text:span text:style-name="_31_01">i</text:span><text:span text:style-name="_31_85">l</text:span><text:span text:style-name="_36_6">i</text:span><text:span text:style-name="_31_13">t</text:span><text:span text:style-name="_31_91">y</text:span><text:span text:style-name="_31_"> </text:span><text:span text:style-name="_31_20">o</text:span><text:span text:style-name="_31_79">n</text:span><text:span text:style-name="_31_"> </text:span><text:span text:style-name="_31_47">t</text:span><text:span text:style-name="_32_00">h</text:span><text:span text:style-name="_36_8">e</text:span><text:span text:style-name="_37_6"> </text:span><text:span text:style-name="_31_79">p</text:span><text:span text:style-name="_35_4">a</text:span><text:span text:style-name="_31_16">r</text:span><text:span text:style-name="_31_80">t</text:span><text:span text:style-name="_31_"> </text:span><text:span text:style-name="_31_20">o</text:span><text:span text:style-name="_31_92">f</text:span><text:span text:style-name="_31_"> </text:span><text:span text:style-name="_31_26">t</text:span><text:span text:style-name="_31_74">h</text:span><text:span text:style-name="_35_9">e</text:span><text:span text:style-name="_37_6"> </text:span><text:span text:style-name="_32_18">m</text:span><text:span text:style-name="_36_9">a</text:span><text:span text:style-name="_39_6">c</text:span><text:span text:style-name="_31_91">h</text:span><text:span text:style-name="_34_4">i</text:span><text:span text:style-name="_31_43">n</text:span><text:span text:style-name="_31_92">e</text:span><text:span text:style-name="_32_3">s</text:span><text:span text:style-name="_31_29">.</text:span><text:span text:style-name="_31_51"> </text:span><text:span text:style-name="_35_7">F</text:span><text:span text:style-name="_39_6">u</text:span><text:span text:style-name="_32_25">r</text:span><text:span text:style-name="_35_1">t</text:span><text:span text:style-name="_31_29">h</text:span><text:span text:style-name="_31_88">e</text:span><text:span text:style-name="_34_1">r</text:span><text:span text:style-name="_31_34">,</text:span><text:span text:style-name="_31_51"> </text:span><text:span text:style-name="_37_4">o</text:span><text:span text:style-name="_31_31">u</text:span><text:span text:style-name="_31_70">r</text:span><text:span text:style-name="_31_"> </text:span><text:span text:style-name="_31_31">s</text:span><text:span text:style-name="_32_10">u</text:span><text:span text:style-name="_35_3">p</text:span><text:span text:style-name="_31_16">e</text:span><text:span text:style-name="_31_71">r</text:span><text:span text:style-name="_33_6">i</text:span><text:span text:style-name="_31_11">o</text:span><text:span text:style-name="_31_89">r</text:span><text:span text:style-name="_36_5">i</text:span><text:span text:style-name="_31_44">t</text:span><text:span text:style-name="_31_71">y</text:span><text:span text:style-name="_31_"> </text:span><text:span text:style-name="_31_02">c</text:span><text:span text:style-name="_31_74">a</text:span><text:span text:style-name="_37_2">n</text:span><text:span text:style-name="_37_6"> </text:span><text:span text:style-name="_31_89">o</text:span><text:span text:style-name="_32_4">n</text:span><text:span text:style-name="_31_05">l</text:span><text:span text:style-name="_31_77">y</text:span><text:span text:style-name="_31_"> </text:span><text:span text:style-name="_39_8">b</text:span><text:span text:style-name="_32_03">e</text:span><text:span text:style-name="_31_"> </text:span><text:span text:style-name="_31_49">f</text:span><text:span text:style-name="_32_19">e</text:span><text:span text:style-name="_36_6">l</text:span><text:span text:style-name="_31_11">t</text:span><text:span text:style-name="_31_51"> </text:span><text:span text:style-name="_34_4">o</text:span><text:span text:style-name="_31_28">n</text:span><text:span text:style-name="_31_51"> </text:span><text:span text:style-name="_32_1">s</text:span><text:span text:style-name="_31_04">u</text:span><text:span text:style-name="_31_76">c</text:span><text:span text:style-name="_34_1">h</text:span><text:span text:style-name="_37_6"> </text:span><text:span text:style-name="_32_16">a</text:span><text:span text:style-name="_32_7">n</text:span><text:span text:style-name="_37_6"> </text:span><text:span text:style-name="_31_89">o</text:span><text:span text:style-name="_32_9">c</text:span><text:span text:style-name="_31_28">c</text:span><text:span text:style-name="_31_95">a</text:span><text:span text:style-name="_33_0">s</text:span><text:span text:style-name="_31_47">i</text:span><text:span text:style-name="_32_24">o</text:span><text:span text:style-name="_35_3">n</text:span><text:span text:style-name="_37_6"> </text:span><text:span text:style-name="_32_22">i</text:span><text:span text:style-name="_35_9">n</text:span><text:span text:style-name="_37_6"> </text:span><text:span text:style-name="_31_88">r</text:span><text:span text:style-name="_34_2">e</text:span><text:span text:style-name="_31_26">l</text:span><text:span text:style-name="_32_24">a</text:span><text:span text:style-name="_34_5">t</text:span><text:span text:style-name="_31_20">i</text:span><text:span text:style-name="_31_95">o</text:span><text:span text:style-name="_32_9">n</text:span><text:span text:style-name="_37_6"> </text:span><text:span text:style-name="_32_19">t</text:span><text:span text:style-name="_32_6">o</text:span><text:span text:style-name="_37_6"> </text:span><text:span text:style-name="_31_80">t</text:span><text:span text:style-name="_34_1">h</text:span><text:span text:style-name="_31_44">e</text:span><text:span text:style-name="_31_51"> </text:span><text:span text:style-name="_36_0">o</text:span><text:span text:style-name="_31_19">n</text:span><text:span text:style-name="_32_21">e</text:span><text:span text:style-name="_31_"> </text:span><text:span text:style-name="_31_29">m</text:span><text:span text:style-name="_31_89">a</text:span><text:span text:style-name="_37_2">c</text:span><text:span text:style-name="_31_19">h</text:span><text:span text:style-name="_31_71">i</text:span><text:span text:style-name="_37_1">n</text:span><text:span text:style-name="_31_34">e</text:span><text:span text:style-name="_31_51"> </text:span><text:span text:style-name="_32_7">o</text:span><text:span text:style-name="_31_05">v</text:span><text:span text:style-name="_31_94">e</text:span><text:span text:style-name="_34_1">r</text:span><text:span text:style-name="_37_6"> </text:span><text:span text:style-name="_32_01">w</text:span><text:span text:style-name="_33_9">h</text:span><text:span text:style-name="_31_02">i</text:span><text:span text:style-name="_31_85">c</text:span><text:span text:style-name="_34_4">h</text:span><text:span text:style-name="_37_6"> </text:span><text:span text:style-name="_31_91">w</text:span><text:span text:style-name="_35_9">e</text:span><text:span text:style-name="_37_6"> </text:span><text:span text:style-name="_32_18">h</text:span><text:span text:style-name="_33_5">a</text:span><text:span text:style-name="_31_11">v</text:span><text:span text:style-name="_32_21">e</text:span><text:span text:style-name="_31_"> </text:span><text:span text:style-name="_39_5">s</text:span><text:span text:style-name="_32_21">c</text:span><text:span text:style-name="_35_9">o</text:span><text:span text:style-name="_31_41">r</text:span><text:span text:style-name="_32_21">e</text:span><text:span text:style-name="_37_5">d</text:span><text:span text:style-name="_37_6"> </text:span><text:span text:style-name="_31_74">o</text:span><text:span text:style-name="_37_5">u</text:span><text:span text:style-name="_39_9">r</text:span><text:span text:style-name="_31_51"> </text:span><text:span text:style-name="_33_5">p</text:span><text:span text:style-name="_31_47">e</text:span><text:span text:style-name="_31_89">t</text:span><text:span text:style-name="_33_6">t</text:span><text:span text:style-name="_31_04">y</text:span><text:span text:style-name="_31_51"> </text:span><text:span text:style-name="_33_8">t</text:span><text:span text:style-name="_31_44">r</text:span><text:span text:style-name="_32_25">i</text:span><text:span text:style-name="_35_4">u</text:span><text:span text:style-name="_31_05">m</text:span><text:span text:style-name="_32_07">p</text:span><text:span text:style-name="_32_6">h</text:span><text:span text:style-name="_31_01">.</text:span><text:span text:style-name="_31_51"> </text:span><text:span text:style-name="_32_7">T</text:span><text:span text:style-name="_31_02">h</text:span><text:span text:style-name="_32_19">e</text:span><text:span text:style-name="_36_6">r</text:span><text:span text:style-name="_31_05">e</text:span><text:span text:style-name="_31_51"> </text:span><text:span text:style-name="_34_2">w</text:span><text:span text:style-name="_31_35">o</text:span><text:span text:style-name="_31_76">u</text:span><text:span text:style-name="_34_2">l</text:span><text:span text:style-name="_31_01">d</text:span><text:span text:style-name="_31_51"> </text:span><text:span text:style-name="_33_8">b</text:span><text:span text:style-name="_39_9">e</text:span><text:span text:style-name="_31_51"> </text:span><text:span text:style-name="_35_1">n</text:span><text:span text:style-name="_31_13">o</text:span><text:span text:style-name="_31_51"> </text:span><text:span text:style-name="_36_9">q</text:span><text:span text:style-name="_31_34">u</text:span><text:span text:style-name="_32_21">e</text:span><text:span text:style-name="_34_5">s</text:span><text:span text:style-name="_31_26">t</text:span><text:span text:style-name="_31_86">i</text:span><text:span text:style-name="_36_8">o</text:span><text:span text:style-name="_39_9">n</text:span><text:span text:style-name="_31_51"> </text:span><text:span text:style-name="_32_4">o</text:span><text:span text:style-name="_31_31">f</text:span><text:span text:style-name="_31_51"> </text:span><text:span text:style-name="_36_6">t</text:span><text:span text:style-name="_31_43">r</text:span><text:span text:style-name="_31_94">i</text:span><text:span text:style-name="_34_4">u</text:span><text:span text:style-name="_31_49">m</text:span><text:span text:style-name="_32_04">p</text:span><text:span text:style-name="_35_4">h</text:span><text:span text:style-name="_31_16">i</text:span><text:span text:style-name="_31_95">n</text:span><text:span text:style-name="_35_9">g</text:span><text:span text:style-name="_37_6"> </text:span><text:span text:style-name="_32_19">s</text:span><text:span text:style-name="_36_5">i</text:span><text:span text:style-name="_31_16">m</text:span><text:span text:style-name="_32_16">u</text:span><text:span text:style-name="_35_6">l</text:span><text:span text:style-name="_31_35">t</text:span><text:span text:style-name="_31_70">a</text:span><text:span text:style-name="_32_3">n</text:span><text:span text:style-name="_31_13">e</text:span><text:span text:style-name="_32_03">o</text:span><text:span text:style-name="_33_8">u</text:span><text:span text:style-name="_31_43">s</text:span><text:span text:style-name="_31_92">l</text:span><text:span text:style-name="_32_7">y</text:span><text:span text:style-name="_37_6"> </text:span><text:span text:style-name="_32_24">o</text:span><text:span text:style-name="_33_8">v</text:span><text:span text:style-name="_31_04">e</text:span><text:span text:style-name="_32_10">r</text:span><text:span text:style-name="_31_"> </text:span><text:span text:style-name="_31_47">a</text:span><text:span text:style-name="_31_95">l</text:span><text:span text:style-name="_37_2">l</text:span><text:span text:style-name="_37_6"> </text:span><text:span text:style-name="_32_04">m</text:span><text:span text:style-name="_37_4">a</text:span><text:span text:style-name="_31_32">c</text:span><text:span text:style-name="_32_25">h</text:span><text:span text:style-name="_32_4">i</text:span><text:span text:style-name="_31_13">n</text:span><text:span text:style-name="_32_10">e</text:span><text:span text:style-name="_35_1">s</text:span><text:span text:style-name="_31_25">.</text:span><text:span text:style-name="_31_51"> </text:span><text:span text:style-name="_36_9">I</text:span><text:span text:style-name="_31_10">n</text:span><text:span text:style-name="_31_51"> </text:span><text:span text:style-name="_33_8">s</text:span><text:span text:style-name="_31_29">h</text:span><text:span text:style-name="_31_85">o</text:span><text:span text:style-name="_32_9">r</text:span><text:span text:style-name="_39_6">t</text:span><text:span text:style-name="_32_19">,</text:span><text:span text:style-name="_31_"> </text:span><text:span text:style-name="_31_32">t</text:span><text:span text:style-name="_31_95">h</text:span><text:span text:style-name="_35_9">e</text:span><text:span text:style-name="_31_29">n</text:span><text:span text:style-name="_32_25">,</text:span><text:span text:style-name="_31_"> </text:span><text:span text:style-name="_39_9">t</text:span><text:span text:style-name="_31_77">h</text:span><text:span text:style-name="_33_5">e</text:span><text:span text:style-name="_31_34">r</text:span><text:span text:style-name="_31_88">e</text:span><text:span text:style-name="_31_"> </text:span><text:span text:style-name="_31_34">m</text:span><text:span text:style-name="_31_94">i</text:span><text:span text:style-name="_35_4">g</text:span><text:span text:style-name="_31_11">h</text:span><text:span text:style-name="_31_76">t</text:span><text:span text:style-name="_31_"> </text:span><text:span text:style-name="_39_5">b</text:span><text:span text:style-name="_31_95">e</text:span><text:span text:style-name="_31_"> </text:span><text:span text:style-name="_31_49">m</text:span><text:span text:style-name="_31_94">e</text:span><text:span text:style-name="_32_1">n</text:span><text:span text:style-name="_37_6"> </text:span><text:span text:style-name="_31_76">c</text:span><text:span text:style-name="_36_6">l</text:span><text:span text:style-name="_39_6">e</text:span><text:span text:style-name="_31_74">v</text:span><text:span text:style-name="_33_0">e</text:span><text:span text:style-name="_31_17">r</text:span><text:span text:style-name="_31_91">e</text:span><text:span text:style-name="_36_8">r</text:span><text:span text:style-name="_37_6"> </text:span><text:span text:style-name="_31_91">t</text:span><text:span text:style-name="_33_6">h</text:span><text:span text:style-name="_31_50">a</text:span><text:span text:style-name="_32_21">n</text:span><text:span text:style-name="_31_"> </text:span><text:span text:style-name="_31_31">a</text:span><text:span text:style-name="_31_86">n</text:span><text:span text:style-name="_32_0">y</text:span><text:span text:style-name="_37_6"> </text:span><text:span text:style-name="_32_22">g</text:span><text:span text:style-name="_34_2">i</text:span><text:span text:style-name="_31_31">v</text:span><text:span text:style-name="_31_85">e</text:span><text:span text:style-name="_37_4">n</text:span><text:span text:style-name="_37_6"> </text:span><text:span text:style-name="_31_79">m</text:span><text:span text:style-name="_32_1">a</text:span><text:span text:style-name="_39_5">c</text:span><text:span text:style-name="_31_73">h</text:span><text:span text:style-name="_35_6">i</text:span><text:span text:style-name="_31_35">n</text:span><text:span text:style-name="_31_88">e</text:span><text:span text:style-name="_33_9">,</text:span><text:span text:style-name="_37_6"> </text:span><text:span text:style-name="_32_09">b</text:span><text:span text:style-name="_36_6">u</text:span><text:span text:style-name="_39_5">t</text:span><text:span text:style-name="_31_51"> </text:span><text:span text:style-name="_37_1">t</text:span><text:span text:style-name="_31_10">h</text:span><text:span text:style-name="_32_01">e</text:span><text:span text:style-name="_34_5">n</text:span><text:span text:style-name="_37_6"> </text:span><text:span text:style-name="_32_06">a</text:span><text:span text:style-name="_32_9">g</text:span><text:span text:style-name="_31_28">a</text:span><text:span text:style-name="_32_03">i</text:span><text:span text:style-name="_37_4">n</text:span><text:span text:style-name="_37_6"> </text:span><text:span text:style-name="_31_89">t</text:span><text:span text:style-name="_33_6">h</text:span><text:span text:style-name="_31_35">e</text:span><text:span text:style-name="_32_15">r</text:span><text:span text:style-name="_34_5">e</text:span><text:span text:style-name="_37_6"> </text:span><text:span text:style-name="_31_85">m</text:span><text:span text:style-name="_36_6">i</text:span><text:span text:style-name="_31_31">g</text:span><text:span text:style-name="_31_89">h</text:span><text:span text:style-name="_32_4">t</text:span><text:span text:style-name="_37_6"> </text:span><text:span text:style-name="_32_16">b</text:span><text:span text:style-name="_34_2">e</text:span><text:span text:style-name="_37_6"> </text:span><text:span text:style-name="_31_71">o</text:span><text:span text:style-name="_32_3">t</text:span><text:span text:style-name="_31_25">h</text:span><text:span text:style-name="_32_16">e</text:span><text:span text:style-name="_35_9">r</text:span><text:span text:style-name="_37_6"> </text:span><text:span text:style-name="_31_89">m</text:span><text:span text:style-name="_35_9">a</text:span><text:span text:style-name="_39_6">c</text:span><text:span text:style-name="_32_04">h</text:span><text:span text:style-name="_33_8">i</text:span><text:span text:style-name="_31_46">n</text:span><text:span text:style-name="_31_85">e</text:span><text:span text:style-name="_36_0">s</text:span><text:span text:style-name="_37_6"> </text:span><text:span text:style-name="_31_92">c</text:span><text:span text:style-name="_34_4">l</text:span><text:span text:style-name="_31_29">e</text:span><text:span text:style-name="_31_92">v</text:span><text:span text:style-name="_33_9">e</text:span><text:span text:style-name="_31_31">r</text:span><text:span text:style-name="_31_92">e</text:span><text:span text:style-name="_37_1">r</text:span><text:span text:style-name="_37_6"> </text:span><text:span text:style-name="_31_86">a</text:span><text:span text:style-name="_35_0">g</text:span><text:span text:style-name="_31_26">a</text:span><text:span text:style-name="_31_79">i</text:span><text:span text:style-name="_33_8">n</text:span><text:span text:style-name="_31_19">,</text:span><text:span text:style-name="_31_51"> </text:span><text:span text:style-name="_36_5">a</text:span><text:span text:style-name="_39_8">n</text:span><text:span text:style-name="_31_71">d</text:span><text:span text:style-name="_31_"> </text:span><text:span text:style-name="_39_6">s</text:span><text:span text:style-name="_31_88">o</text:span><text:span text:style-name="_31_"> </text:span><text:span text:style-name="_31_31">o</text:span><text:span text:style-name="_31_77">n</text:span><text:span text:style-name="_34_1">.</text:span></text:p>
      <text:p text:style-name="P1"><text:span text:style-name="_31_76">T</text:span><text:span text:style-name="_33_0">h</text:span><text:span text:style-name="_31_13">o</text:span><text:span text:style-name="_32_16">s</text:span><text:span text:style-name="_35_7">e</text:span><text:span text:style-name="_37_6"> </text:span><text:span text:style-name="_31_73">w</text:span><text:span text:style-name="_32_3">h</text:span><text:span text:style-name="_31_20">o</text:span><text:span text:style-name="_31_51"> </text:span><text:span text:style-name="_36_6">h</text:span><text:span text:style-name="_31_32">o</text:span><text:span text:style-name="_31_80">l</text:span><text:span text:style-name="_32_4">d</text:span><text:span text:style-name="_37_6"> </text:span><text:span text:style-name="_32_04">t</text:span><text:span text:style-name="_36_0">o</text:span><text:span text:style-name="_37_6"> </text:span><text:span text:style-name="_32_22">t</text:span><text:span text:style-name="_32_9">h</text:span><text:span text:style-name="_31_16">e</text:span><text:span text:style-name="_31_51"> </text:span><text:span text:style-name="_32_3">m</text:span><text:span text:style-name="_31_28">a</text:span><text:span text:style-name="_32_18">t</text:span><text:span text:style-name="_36_9">h</text:span><text:span text:style-name="_31_40">e</text:span><text:span text:style-name="_31_74">m</text:span><text:span text:style-name="_33_5">a</text:span><text:span text:style-name="_31_41">t</text:span><text:span text:style-name="_31_95">i</text:span><text:span text:style-name="_34_4">c</text:span><text:span text:style-name="_31_44">a</text:span><text:span text:style-name="_32_18">l</text:span><text:span text:style-name="_31_"> </text:span><text:span text:style-name="_31_25">a</text:span><text:span text:style-name="_32_18">r</text:span><text:span text:style-name="_34_4">g</text:span><text:span text:style-name="_31_28">u</text:span><text:span text:style-name="_32_24">m</text:span><text:span text:style-name="_35_3">e</text:span><text:span text:style-name="_31_40">n</text:span><text:span text:style-name="_32_19">t</text:span><text:span text:style-name="_31_"> </text:span><text:span text:style-name="_31_44">w</text:span><text:span text:style-name="_32_21">o</text:span><text:span text:style-name="_32_7">u</text:span><text:span text:style-name="_31_31">l</text:span><text:span text:style-name="_32_22">d</text:span><text:span text:style-name="_32_3">,</text:span><text:span text:style-name="_37_6"> </text:span><text:span text:style-name="_31_88">I</text:span><text:span text:style-name="_31_"> </text:span><text:span text:style-name="_31_44">t</text:span><text:span text:style-name="_32_19">h</text:span><text:span text:style-name="_34_1">i</text:span><text:span text:style-name="_31_16">n</text:span><text:span text:style-name="_32_03">k</text:span><text:span text:style-name="_36_8">,</text:span><text:span text:style-name="_37_6"> </text:span><text:span text:style-name="_31_88">m</text:span><text:span text:style-name="_36_6">o</text:span><text:span text:style-name="_31_31">s</text:span><text:span text:style-name="_32_01">t</text:span><text:span text:style-name="_36_9">l</text:span><text:span text:style-name="_31_41">y</text:span><text:span text:style-name="_31_51"> </text:span><text:span text:style-name="_35_4">h</text:span><text:span text:style-name="_39_5">e</text:span><text:span text:style-name="_31_51"> </text:span><text:span text:style-name="_34_1">w</text:span><text:span text:style-name="_31_19">i</text:span><text:span text:style-name="_32_25">l</text:span><text:span text:style-name="_34_1">l</text:span><text:span text:style-name="_31_02">i</text:span><text:span text:style-name="_31_73">n</text:span><text:span text:style-name="_36_9">g</text:span><text:span text:style-name="_37_6"> </text:span><text:span text:style-name="_32_00">t</text:span><text:span text:style-name="_35_6">o</text:span><text:span text:style-name="_37_6"> </text:span><text:span text:style-name="_31_74">a</text:span><text:span text:style-name="_33_0">c</text:span><text:span text:style-name="_31_13">c</text:span><text:span text:style-name="_32_15">e</text:span><text:span text:style-name="_35_9">p</text:span><text:span text:style-name="_31_02">t</text:span><text:span text:style-name="_31_51"> </text:span><text:span text:style-name="_32_9">t</text:span><text:span text:style-name="_31_44">h</text:span><text:span text:style-name="_31_85">e</text:span><text:span text:style-name="_31_"> </text:span><text:span text:style-name="_39_5">i</text:span><text:span text:style-name="_32_15">m</text:span><text:span text:style-name="_35_9">i</text:span><text:span text:style-name="_39_6">t</text:span><text:span text:style-name="_32_15">a</text:span><text:span text:style-name="_32_7">t</text:span><text:span text:style-name="_31_31">i</text:span><text:span text:style-name="_32_00">o</text:span><text:span text:style-name="_32_3">n</text:span><text:span text:style-name="_37_6"> </text:span><text:span text:style-name="_32_25">g</text:span><text:span text:style-name="_35_3">a</text:span><text:span text:style-name="_31_28">m</text:span><text:span text:style-name="_31_77">e</text:span><text:span text:style-name="_31_"> </text:span><text:span text:style-name="_31_41">a</text:span><text:span text:style-name="_31_74">s</text:span><text:span text:style-name="_31_"> </text:span><text:span text:style-name="_31_19">a</text:span><text:span text:style-name="_31_51"> </text:span><text:span text:style-name="_37_4">b</text:span><text:span text:style-name="_31_10">a</text:span><text:span text:style-name="_31_85">s</text:span><text:span text:style-name="_32_9">i</text:span><text:span text:style-name="_31_26">s</text:span><text:span text:style-name="_31_51"> </text:span><text:span text:style-name="_35_3">f</text:span><text:span text:style-name="_31_05">o</text:span><text:span text:style-name="_31_85">r</text:span><text:span text:style-name="_31_"> </text:span><text:span text:style-name="_31_20">d</text:span><text:span text:style-name="_32_19">i</text:span><text:span text:style-name="_37_1">s</text:span><text:span text:style-name="_31_16">c</text:span><text:span text:style-name="_32_18">u</text:span><text:span text:style-name="_32_4">s</text:span><text:span text:style-name="_31_43">s</text:span><text:span text:style-name="_31_91">i</text:span><text:span text:style-name="_37_5">o</text:span><text:span text:style-name="_31_19">n</text:span><text:span text:style-name="_31_85">,</text:span><text:span text:style-name="_31_"> </text:span><text:span text:style-name="_31_20">T</text:span><text:span text:style-name="_32_21">h</text:span><text:span text:style-name="_34_4">o</text:span><text:span text:style-name="_31_47">s</text:span><text:span text:style-name="_31_73">e</text:span><text:span text:style-name="_31_"> </text:span><text:span text:style-name="_31_17">w</text:span><text:span text:style-name="_31_88">h</text:span><text:span text:style-name="_36_6">o</text:span><text:span text:style-name="_37_6"> </text:span><text:span text:style-name="_32_09">b</text:span><text:span text:style-name="_34_1">e</text:span><text:span text:style-name="_31_47">l</text:span><text:span text:style-name="_31_95">i</text:span><text:span text:style-name="_34_1">e</text:span><text:span text:style-name="_31_10">v</text:span><text:span text:style-name="_32_22">e</text:span><text:span text:style-name="_31_"> </text:span><text:span text:style-name="_31_10">i</text:span><text:span text:style-name="_31_76">n</text:span><text:span text:style-name="_31_"> </text:span><text:span text:style-name="_31_02">t</text:span><text:span text:style-name="_32_22">h</text:span><text:span text:style-name="_34_1">e</text:span><text:span text:style-name="_37_6"> </text:span><text:span text:style-name="_31_80">t</text:span><text:span text:style-name="_33_0">w</text:span><text:span text:style-name="_31_50">o</text:span><text:span text:style-name="_31_51"> </text:span><text:span text:style-name="_37_4">p</text:span><text:span text:style-name="_31_49">r</text:span><text:span text:style-name="_31_80">e</text:span><text:span text:style-name="_32_1">v</text:span><text:span text:style-name="_31_19">i</text:span><text:span text:style-name="_31_91">o</text:span><text:span text:style-name="_36_8">u</text:span><text:span text:style-name="_31_16">s</text:span><text:span text:style-name="_31_51"> </text:span><text:span text:style-name="_35_6">o</text:span><text:span text:style-name="_39_6">b</text:span><text:span text:style-name="_32_22">j</text:span><text:span text:style-name="_32_6">e</text:span><text:span text:style-name="_39_8">c</text:span><text:span text:style-name="_32_22">t</text:span><text:span text:style-name="_33_9">i</text:span><text:span text:style-name="_31_04">o</text:span><text:span text:style-name="_31_88">n</text:span><text:span text:style-name="_35_7">s</text:span><text:span text:style-name="_37_6"> </text:span><text:span text:style-name="_31_80">w</text:span><text:span text:style-name="_37_1">o</text:span><text:span text:style-name="_31_26">u</text:span><text:span text:style-name="_31_73">l</text:span><text:span text:style-name="_35_9">d</text:span><text:span text:style-name="_37_6"> </text:span><text:span text:style-name="_31_71">p</text:span><text:span text:style-name="_34_5">r</text:span><text:span text:style-name="_39_5">o</text:span><text:span text:style-name="_31_91">b</text:span><text:span text:style-name="_34_5">a</text:span><text:span text:style-name="_31_49">b</text:span><text:span text:style-name="_32_25">l</text:span><text:span text:style-name="_34_2">y</text:span><text:span text:style-name="_37_6"> </text:span><text:span text:style-name="_32_03">n</text:span><text:span text:style-name="_34_4">o</text:span><text:span text:style-name="_31_49">t</text:span><text:span text:style-name="_31_51"> </text:span><text:span text:style-name="_33_0">b</text:span><text:span text:style-name="_31_40">e</text:span><text:span text:style-name="_31_51"> </text:span><text:span text:style-name="_34_2">i</text:span><text:span text:style-name="_31_44">n</text:span><text:span text:style-name="_31_88">t</text:span><text:span text:style-name="_32_0">e</text:span><text:span text:style-name="_31_50">r</text:span><text:span text:style-name="_31_76">e</text:span><text:span text:style-name="_34_1">s</text:span><text:span text:style-name="_31_05">t</text:span><text:span text:style-name="_32_15">e</text:span><text:span text:style-name="_32_0">d</text:span><text:span text:style-name="_37_6"> </text:span><text:span text:style-name="_31_91">i</text:span><text:span text:style-name="_37_5">n</text:span><text:span text:style-name="_37_6"> </text:span><text:span text:style-name="_31_95">a</text:span><text:span text:style-name="_35_4">n</text:span><text:span text:style-name="_39_9">y</text:span><text:span text:style-name="_31_51"> </text:span><text:span text:style-name="_34_4">c</text:span><text:span text:style-name="_31_31">r</text:span><text:span text:style-name="_31_70">i</text:span><text:span text:style-name="_35_1">t</text:span><text:span text:style-name="_31_16">e</text:span><text:span text:style-name="_31_86">r</text:span><text:span text:style-name="_36_6">i</text:span><text:span text:style-name="_39_8">a</text:span><text:span text:style-name="_32_21">.</text:span></text:p>
      <text:p text:style-name="P1"><text:span text:style-name="_31_04">(</text:span><text:span text:style-name="_32_07">4</text:span><text:span text:style-name="_32_6">)</text:span><text:span text:style-name="_37_6"> </text:span><text:span text:style-name="_32_16">T</text:span><text:span text:style-name="_33_5">h</text:span><text:span text:style-name="_31_28">e</text:span><text:span text:style-name="_31_51"> </text:span><text:span text:style-name="_35_4">A</text:span><text:span text:style-name="_31_46">r</text:span><text:span text:style-name="_32_10">g</text:span><text:span text:style-name="_35_9">u</text:span><text:span text:style-name="_31_49">m</text:span><text:span text:style-name="_31_95">e</text:span><text:span text:style-name="_32_0">n</text:span><text:span text:style-name="_31_10">t</text:span><text:span text:style-name="_31_51"> </text:span><text:span text:style-name="_32_7">f</text:span><text:span text:style-name="_31_46">r</text:span><text:span text:style-name="_31_79">o</text:span><text:span text:style-name="_35_9">m</text:span><text:span text:style-name="_37_6"> </text:span><text:span text:style-name="_32_01">C</text:span><text:span text:style-name="_35_6">o</text:span><text:span text:style-name="_31_50">n</text:span><text:span text:style-name="_31_95">s</text:span><text:span text:style-name="_32_6">c</text:span><text:span text:style-name="_31_17">i</text:span><text:span text:style-name="_31_94">o</text:span><text:span text:style-name="_36_8">u</text:span><text:span text:style-name="_31_44">s</text:span><text:span text:style-name="_31_85">n</text:span><text:span text:style-name="_36_8">e</text:span><text:span text:style-name="_31_01">s</text:span><text:span text:style-name="_31_85">s</text:span></text:p>
      <text:p text:style-name="P1"><text:span text:style-name="_31_32">T</text:span><text:span text:style-name="_32_25">h</text:span><text:span text:style-name="_32_1">i</text:span><text:span text:style-name="_31_01">s</text:span><text:span text:style-name="_31_51"> </text:span><text:span text:style-name="_34_1">a</text:span><text:span text:style-name="_31_29">r</text:span><text:span text:style-name="_32_07">g</text:span><text:span text:style-name="_32_4">u</text:span><text:span text:style-name="_31_17">m</text:span><text:span text:style-name="_31_71">e</text:span><text:span text:style-name="_33_8">n</text:span><text:span text:style-name="_31_10">t</text:span><text:span text:style-name="_31_51"> </text:span><text:span text:style-name="_35_6">i</text:span><text:span text:style-name="_31_04">s</text:span><text:span text:style-name="_31_51"> </text:span><text:span text:style-name="_33_6">v</text:span><text:span text:style-name="_31_10">e</text:span><text:span text:style-name="_32_01">r</text:span><text:span text:style-name="_34_1">y</text:span><text:span text:style-name="_31_29">,</text:span><text:span text:style-name="_31_51"> </text:span><text:span text:style-name="_36_5">w</text:span><text:span text:style-name="_31_04">e</text:span><text:span text:style-name="_32_19">l</text:span><text:span text:style-name="_35_6">l</text:span><text:span text:style-name="_37_6"> </text:span><text:span text:style-name="_31_80">e</text:span><text:span text:style-name="_36_0">x</text:span><text:span text:style-name="_31_26">p</text:span><text:span text:style-name="_31_70">r</text:span><text:span text:style-name="_37_5">e</text:span><text:span text:style-name="_31_10">s</text:span><text:span text:style-name="_32_19">s</text:span><text:span text:style-name="_34_4">e</text:span><text:span text:style-name="_31_41">d</text:span><text:span text:style-name="_31_51"> </text:span><text:span text:style-name="_37_5">i</text:span><text:span text:style-name="_31_02">n</text:span><text:span text:style-name="_31_51"> </text:span><text:span text:style-name="_32_1">P</text:span><text:span text:style-name="_31_34">r</text:span><text:span text:style-name="_31_92">o</text:span><text:span text:style-name="_35_1">f</text:span><text:span text:style-name="_31_46">e</text:span><text:span text:style-name="_32_19">s</text:span><text:span text:style-name="_36_5">s</text:span><text:span text:style-name="_31_40">o</text:span><text:span text:style-name="_32_19">r</text:span><text:span text:style-name="_31_"> </text:span><text:span text:style-name="_31_16">J</text:span><text:span text:style-name="_31_94">e</text:span><text:span text:style-name="_35_7">f</text:span><text:span text:style-name="_31_10">f</text:span><text:span text:style-name="_32_00">e</text:span><text:span text:style-name="_35_3">r</text:span><text:span text:style-name="_31_10">s</text:span><text:span text:style-name="_31_79">o</text:span><text:span text:style-name="_36_0">n</text:span><text:span text:style-name="_31_01">'</text:span><text:span text:style-name="_32_15">s</text:span><text:span text:style-name="_31_"> </text:span><text:span text:style-name="_31_26">L</text:span><text:span text:style-name="_32_15">i</text:span><text:span text:style-name="_36_0">s</text:span><text:span text:style-name="_31_10">t</text:span><text:span text:style-name="_32_16">e</text:span><text:span text:style-name="_32_9">r</text:span><text:span text:style-name="_37_6"> </text:span><text:span text:style-name="_31_92">O</text:span><text:span text:style-name="_34_4">r</text:span><text:span text:style-name="_31_28">a</text:span><text:span text:style-name="_32_15">t</text:span><text:span text:style-name="_37_2">i</text:span><text:span text:style-name="_31_44">o</text:span><text:span text:style-name="_31_77">n</text:span><text:span text:style-name="_31_"> </text:span><text:span text:style-name="_31_20">f</text:span><text:span text:style-name="_31_74">o</text:span><text:span text:style-name="_36_0">r</text:span><text:span text:style-name="_37_6"> </text:span><text:span text:style-name="_31_76">1</text:span><text:span text:style-name="_35_6">9</text:span><text:span text:style-name="_31_04">4</text:span><text:span text:style-name="_31_70">9</text:span><text:span text:style-name="_37_2">,</text:span><text:span text:style-name="_37_6"> </text:span><text:span text:style-name="_31_77">f</text:span><text:span text:style-name="_36_6">r</text:span><text:span text:style-name="_31_11">o</text:span><text:span text:style-name="_31_92">m</text:span><text:span text:style-name="_31_"> </text:span><text:span text:style-name="_31_20">w</text:span><text:span text:style-name="_31_73">h</text:span><text:span text:style-name="_37_2">i</text:span><text:span text:style-name="_31_35">c</text:span><text:span text:style-name="_31_94">h</text:span><text:span text:style-name="_31_"> </text:span><text:span text:style-name="_31_05">I</text:span><text:span text:style-name="_31_51"> </text:span><text:span text:style-name="_37_4">q</text:span><text:span text:style-name="_31_25">u</text:span><text:span text:style-name="_32_21">o</text:span><text:span text:style-name="_35_6">t</text:span><text:span text:style-name="_39_9">e</text:span><text:span text:style-name="_31_94">.</text:span><text:span text:style-name="_31_"> </text:span><text:span text:style-name="_31_13">"</text:span><text:span text:style-name="_31_95">N</text:span><text:span text:style-name="_36_9">o</text:span><text:span text:style-name="_31_10">t</text:span><text:span text:style-name="_31_51"> </text:span><text:span text:style-name="_37_2">u</text:span><text:span text:style-name="_39_6">n</text:span><text:span text:style-name="_31_89">t</text:span><text:span text:style-name="_35_4">i</text:span><text:span text:style-name="_31_32">l</text:span><text:span text:style-name="_31_51"> </text:span><text:span text:style-name="_33_6">a</text:span><text:span text:style-name="_37_6"> </text:span><text:span text:style-name="_31_73">m</text:span><text:span text:style-name="_35_1">a</text:span><text:span text:style-name="_31_50">c</text:span><text:span text:style-name="_31_92">h</text:span><text:span text:style-name="_33_9">i</text:span><text:span text:style-name="_31_01">n</text:span><text:span text:style-name="_32_21">e</text:span><text:span text:style-name="_31_"> </text:span><text:span text:style-name="_31_34">c</text:span><text:span text:style-name="_31_94">a</text:span><text:span text:style-name="_36_5">n</text:span><text:span text:style-name="_37_6"> </text:span><text:span text:style-name="_31_88">w</text:span><text:span text:style-name="_33_5">r</text:span><text:span text:style-name="_31_19">i</text:span><text:span text:style-name="_32_01">t</text:span><text:span text:style-name="_36_9">e</text:span><text:span text:style-name="_37_6"> </text:span><text:span text:style-name="_32_01">a</text:span><text:span text:style-name="_31_"> </text:span><text:span text:style-name="_31_32">s</text:span><text:span text:style-name="_32_19">o</text:span><text:span text:style-name="_35_7">n</text:span><text:span text:style-name="_31_35">n</text:span><text:span text:style-name="_32_15">e</text:span><text:span text:style-name="_33_9">t</text:span><text:span text:style-name="_37_6"> </text:span><text:span text:style-name="_31_85">o</text:span><text:span text:style-name="_32_7">r</text:span><text:span text:style-name="_37_6"> </text:span><text:span text:style-name="_31_80">c</text:span><text:span text:style-name="_32_9">o</text:span><text:span text:style-name="_31_31">m</text:span><text:span text:style-name="_32_01">p</text:span><text:span text:style-name="_35_7">o</text:span><text:span text:style-name="_31_44">s</text:span><text:span text:style-name="_31_88">e</text:span><text:span text:style-name="_31_"> </text:span><text:span text:style-name="_31_46">a</text:span><text:span text:style-name="_31_51"> </text:span><text:span text:style-name="_36_6">c</text:span><text:span text:style-name="_31_19">o</text:span><text:span text:style-name="_31_77">n</text:span><text:span text:style-name="_36_6">c</text:span><text:span text:style-name="_31_20">e</text:span><text:span text:style-name="_32_00">r</text:span><text:span text:style-name="_35_4">t</text:span><text:span text:style-name="_31_02">o</text:span><text:span text:style-name="_31_51"> </text:span><text:span text:style-name="_35_3">b</text:span><text:span text:style-name="_31_44">e</text:span><text:span text:style-name="_31_86">c</text:span><text:span text:style-name="_37_4">a</text:span><text:span text:style-name="_31_32">u</text:span><text:span text:style-name="_32_07">s</text:span><text:span text:style-name="_33_0">e</text:span><text:span text:style-name="_37_6"> </text:span><text:span text:style-name="_32_04">o</text:span><text:span text:style-name="_35_3">f</text:span><text:span text:style-name="_37_6"> </text:span><text:span text:style-name="_32_10">t</text:span><text:span text:style-name="_35_3">h</text:span><text:span text:style-name="_31_20">o</text:span><text:span text:style-name="_31_95">u</text:span><text:span text:style-name="_36_8">g</text:span><text:span text:style-name="_31_10">h</text:span><text:span text:style-name="_32_19">t</text:span><text:span text:style-name="_32_4">s</text:span><text:span text:style-name="_37_6"> </text:span><text:span text:style-name="_31_89">a</text:span><text:span text:style-name="_37_4">n</text:span><text:span text:style-name="_31_43">d</text:span><text:span text:style-name="_31_51"> </text:span><text:span text:style-name="_32_1">e</text:span><text:span text:style-name="_31_16">m</text:span><text:span text:style-name="_32_25">o</text:span><text:span text:style-name="_35_1">t</text:span><text:span text:style-name="_31_17">i</text:span><text:span text:style-name="_32_01">o</text:span><text:span text:style-name="_36_0">n</text:span><text:span text:style-name="_39_8">s</text:span><text:span text:style-name="_31_51"> </text:span><text:span text:style-name="_35_6">f</text:span><text:span text:style-name="_31_04">e</text:span><text:span text:style-name="_32_18">l</text:span><text:span text:style-name="_35_3">t</text:span><text:span text:style-name="_31_44">,</text:span><text:span text:style-name="_31_51"> </text:span><text:span text:style-name="_32_3">a</text:span><text:span text:style-name="_39_8">n</text:span><text:span text:style-name="_31_79">d</text:span><text:span text:style-name="_31_"> </text:span><text:span text:style-name="_31_43">n</text:span><text:span text:style-name="_32_00">o</text:span><text:span text:style-name="_36_6">t</text:span><text:span text:style-name="_37_6"> </text:span><text:span text:style-name="_31_92">b</text:span><text:span text:style-name="_36_6">y</text:span><text:span text:style-name="_37_6"> </text:span><text:span text:style-name="_32_22">t</text:span><text:span text:style-name="_32_3">h</text:span><text:span text:style-name="_31_05">e</text:span><text:span text:style-name="_31_51"> </text:span><text:span text:style-name="_36_5">c</text:span><text:span text:style-name="_31_13">h</text:span><text:span text:style-name="_32_03">a</text:span><text:span text:style-name="_36_9">n</text:span><text:span text:style-name="_31_47">c</text:span><text:span text:style-name="_32_03">e</text:span><text:span text:style-name="_31_"> </text:span><text:span text:style-name="_31_14">f</text:span><text:span text:style-name="_32_24">a</text:span><text:span text:style-name="_37_4">l</text:span><text:span text:style-name="_31_50">l</text:span><text:span text:style-name="_31_51"> </text:span><text:span text:style-name="_32_1">o</text:span><text:span text:style-name="_31_28">f</text:span><text:span text:style-name="_31_51"> </text:span><text:span text:style-name="_37_4">s</text:span><text:span text:style-name="_31_05">y</text:span><text:span text:style-name="_32_18">m</text:span><text:span text:style-name="_32_3">b</text:span><text:span text:style-name="_31_29">o</text:span><text:span text:style-name="_32_09">l</text:span><text:span text:style-name="_35_6">s</text:span><text:span text:style-name="_31_13">,</text:span><text:span text:style-name="_31_51"> </text:span><text:span text:style-name="_35_3">c</text:span><text:span text:style-name="_39_6">o</text:span><text:span text:style-name="_32_09">u</text:span><text:span text:style-name="_32_9">l</text:span><text:span text:style-name="_39_9">d</text:span><text:span text:style-name="_31_51"> </text:span><text:span text:style-name="_32_9">w</text:span><text:span text:style-name="_31_01">e</text:span><text:span text:style-name="_31_51"> </text:span><text:span text:style-name="_35_6">a</text:span><text:span text:style-name="_39_8">g</text:span><text:span text:style-name="_31_80">r</text:span><text:span text:style-name="_37_2">e</text:span><text:span text:style-name="_31_16">e</text:span><text:span text:style-name="_31_51"> </text:span><text:span text:style-name="_34_1">t</text:span><text:span text:style-name="_31_19">h</text:span><text:span text:style-name="_32_01">a</text:span><text:span text:style-name="_34_4">t</text:span><text:span text:style-name="_37_6"> </text:span><text:span text:style-name="_32_04">m</text:span><text:span text:style-name="_33_6">a</text:span><text:span text:style-name="_39_5">c</text:span><text:span text:style-name="_31_89">h</text:span><text:span text:style-name="_33_5">i</text:span><text:span text:style-name="_31_44">n</text:span><text:span text:style-name="_32_15">e</text:span><text:span text:style-name="_31_"> </text:span><text:span text:style-name="_31_16">e</text:span><text:span text:style-name="_32_04">q</text:span><text:span text:style-name="_37_4">u</text:span><text:span text:style-name="_31_10">a</text:span><text:span text:style-name="_32_03">l</text:span><text:span text:style-name="_33_8">s</text:span><text:span text:style-name="_37_6"> </text:span><text:span text:style-name="_32_04">b</text:span><text:span text:style-name="_35_6">r</text:span><text:span text:style-name="_31_35">a</text:span><text:span text:style-name="_32_07">i</text:span><text:span text:style-name="_36_9">n</text:span>-<text:span text:style-name="_32_10">t</text:span><text:span text:style-name="_35_3">h</text:span><text:span text:style-name="_31_40">a</text:span><text:span text:style-name="_31_70">t</text:span><text:span text:style-name="_31_"> </text:span><text:span text:style-name="_31_47">i</text:span><text:span text:style-name="_32_06">s</text:span><text:span text:style-name="_35_6">,</text:span><text:span text:style-name="_37_6"> </text:span><text:span text:style-name="_32_09">n</text:span><text:span text:style-name="_33_9">o</text:span><text:span text:style-name="_31_28">t</text:span><text:span text:style-name="_31_51"> </text:span><text:span text:style-name="_33_6">o</text:span><text:span text:style-name="_31_19">n</text:span><text:span text:style-name="_32_25">l</text:span><text:span text:style-name="_37_4">y</text:span><text:span text:style-name="_37_6"> </text:span><text:span text:style-name="_32_22">w</text:span><text:span text:style-name="_32_9">r</text:span><text:span text:style-name="_31_20">i</text:span><text:span text:style-name="_31_73">t</text:span><text:span text:style-name="_35_3">e</text:span><text:span text:style-name="_37_6"> </text:span><text:span text:style-name="_31_86">i</text:span><text:span text:style-name="_35_9">t</text:span><text:span text:style-name="_37_6"> </text:span><text:span text:style-name="_31_86">b</text:span><text:span text:style-name="_36_5">u</text:span><text:span text:style-name="_31_17">t</text:span><text:span text:style-name="_31_51"> </text:span><text:span text:style-name="_35_3">k</text:span><text:span text:style-name="_31_11">n</text:span><text:span text:style-name="_31_74">o</text:span><text:span text:style-name="_32_1">w</text:span><text:span text:style-name="_37_6"> </text:span><text:span text:style-name="_31_89">t</text:span><text:span text:style-name="_34_5">h</text:span><text:span text:style-name="_31_31">a</text:span><text:span text:style-name="_31_92">t</text:span><text:span text:style-name="_31_"> </text:span><text:span text:style-name="_31_19">i</text:span><text:span text:style-name="_31_92">t</text:span><text:span text:style-name="_31_"> </text:span><text:span text:style-name="_31_47">h</text:span><text:span text:style-name="_31_74">a</text:span><text:span text:style-name="_36_6">d</text:span><text:span text:style-name="_37_6"> </text:span><text:span text:style-name="_32_25">w</text:span><text:span text:style-name="_33_6">r</text:span><text:span text:style-name="_31_31">i</text:span><text:span text:style-name="_32_09">t</text:span><text:span text:style-name="_32_6">t</text:span><text:span text:style-name="_39_5">e</text:span><text:span text:style-name="_31_86">n</text:span><text:span text:style-name="_31_"> </text:span><text:span text:style-name="_31_34">i</text:span><text:span text:style-name="_32_22">t</text:span><text:span text:style-name="_32_1">.</text:span><text:span text:style-name="_37_6"> </text:span><text:span text:style-name="_31_80">N</text:span><text:span text:style-name="_35_0">o</text:span><text:span text:style-name="_37_6"> </text:span><text:span text:style-name="_31_74">m</text:span><text:span text:style-name="_37_4">e</text:span><text:span text:style-name="_31_41">c</text:span><text:span text:style-name="_31_85">h</text:span><text:span text:style-name="_34_1">a</text:span><text:span text:style-name="_31_44">n</text:span><text:span text:style-name="_31_85">i</text:span><text:span text:style-name="_35_6">s</text:span><text:span text:style-name="_31_16">m</text:span><text:span text:style-name="_31_51"> </text:span><text:span text:style-name="_36_9">c</text:span><text:span text:style-name="_39_6">o</text:span><text:span text:style-name="_31_79">u</text:span><text:span text:style-name="_34_2">l</text:span><text:span text:style-name="_31_11">d</text:span><text:span text:style-name="_31_51"> </text:span><text:span text:style-name="_32_0">f</text:span><text:span text:style-name="_31_04">e</text:span><text:span text:style-name="_31_80">e</text:span><text:span text:style-name="_35_6">l</text:span><text:span text:style-name="_37_6"> </text:span><text:span text:style-name="_32_19">(</text:span><text:span text:style-name="_37_5">a</text:span><text:span text:style-name="_31_14">n</text:span><text:span text:style-name="_31_86">d</text:span><text:span text:style-name="_31_"> </text:span><text:span text:style-name="_31_17">n</text:span><text:span text:style-name="_31_79">o</text:span><text:span text:style-name="_32_9">t</text:span><text:span text:style-name="_37_6"> </text:span><text:span text:style-name="_32_04">m</text:span><text:span text:style-name="_37_4">e</text:span><text:span text:style-name="_31_20">r</text:span><text:span text:style-name="_32_00">e</text:span><text:span text:style-name="_37_2">l</text:span><text:span text:style-name="_31_26">y</text:span><text:span text:style-name="_31_51"> </text:span><text:span text:style-name="_35_3">a</text:span><text:span text:style-name="_31_13">r</text:span><text:span text:style-name="_32_19">t</text:span><text:span text:style-name="_34_2">i</text:span><text:span text:style-name="_31_32">f</text:span><text:span text:style-name="_31_95">i</text:span><text:span text:style-name="_32_6">c</text:span><text:span text:style-name="_31_44">i</text:span><text:span text:style-name="_32_01">a</text:span><text:span text:style-name="_32_3">l</text:span><text:span text:style-name="_31_19">l</text:span><text:span text:style-name="_31_85">y</text:span><text:span text:style-name="_31_"> </text:span><text:span text:style-name="_39_9">s</text:span><text:span text:style-name="_32_10">i</text:span><text:span text:style-name="_32_7">g</text:span><text:span text:style-name="_39_9">n</text:span><text:span text:style-name="_31_88">a</text:span><text:span text:style-name="_32_4">l</text:span><text:span text:style-name="_31_44">,</text:span><text:span text:style-name="_31_51"> </text:span><text:span text:style-name="_37_1">a</text:span><text:span text:style-name="_31_46">n</text:span><text:span text:style-name="_31_51"> </text:span><text:span text:style-name="_35_9">e</text:span><text:span text:style-name="_31_46">a</text:span><text:span text:style-name="_32_10">s</text:span><text:span text:style-name="_33_5">y</text:span><text:span text:style-name="_37_6"> </text:span><text:span text:style-name="_31_76">c</text:span><text:span text:style-name="_34_4">o</text:span><text:span text:style-name="_31_25">n</text:span><text:span text:style-name="_31_74">t</text:span><text:span text:style-name="_32_7">r</text:span><text:span text:style-name="_31_11">i</text:span><text:span text:style-name="_31_77">v</text:span><text:span text:style-name="_35_4">a</text:span><text:span text:style-name="_39_5">n</text:span><text:span text:style-name="_32_09">c</text:span><text:span text:style-name="_37_5">e</text:span><text:span text:style-name="_31_10">)</text:span><text:span text:style-name="_31_51"> </text:span><text:span text:style-name="_32_0">p</text:span><text:span text:style-name="_39_6">l</text:span><text:span text:style-name="_31_77">e</text:span><text:span text:style-name="_35_1">a</text:span><text:span text:style-name="_31_05">s</text:span><text:span text:style-name="_32_00">u</text:span><text:span text:style-name="_36_5">r</text:span><text:span text:style-name="_31_19">e</text:span><text:span text:style-name="_31_51"> </text:span><text:span text:style-name="_33_9">a</text:span><text:span text:style-name="_31_49">t</text:span><text:span text:style-name="_31_51"> </text:span><text:span text:style-name="_32_7">i</text:span><text:span text:style-name="_31_50">t</text:span><text:span text:style-name="_32_15">s</text:span><text:span text:style-name="_31_"> </text:span><text:span text:style-name="_31_20">s</text:span><text:span text:style-name="_32_19">u</text:span><text:span text:style-name="_35_0">c</text:span><text:span text:style-name="_31_19">c</text:span><text:span text:style-name="_31_89">e</text:span><text:span text:style-name="_33_0">s</text:span><text:span text:style-name="_31_19">s</text:span><text:span text:style-name="_31_92">e</text:span><text:span text:style-name="_36_5">s</text:span><text:span text:style-name="_31_31">,</text:span><text:span text:style-name="_31_51"> </text:span><text:span text:style-name="_36_5">g</text:span><text:span text:style-name="_31_25">r</text:span><text:span text:style-name="_31_95">i</text:span><text:span text:style-name="_32_1">e</text:span><text:span text:style-name="_31_50">f</text:span><text:span text:style-name="_31_51"> </text:span><text:span text:style-name="_34_4">w</text:span><text:span text:style-name="_31_46">h</text:span><text:span text:style-name="_31_95">e</text:span><text:span text:style-name="_33_6">n</text:span><text:span text:style-name="_37_6"> </text:span><text:span text:style-name="_32_16">i</text:span><text:span text:style-name="_35_1">t</text:span><text:span text:style-name="_31_47">s</text:span><text:span text:style-name="_31_51"> </text:span><text:span text:style-name="_33_0">v</text:span><text:span text:style-name="_31_29">a</text:span><text:span text:style-name="_32_18">l</text:span><text:span text:style-name="_37_5">v</text:span><text:span text:style-name="_31_28">e</text:span><text:span text:style-name="_31_86">s</text:span><text:span text:style-name="_31_"> </text:span><text:span text:style-name="_31_19">f</text:span><text:span text:style-name="_31_77">u</text:span><text:span text:style-name="_34_4">s</text:span><text:span text:style-name="_31_32">e</text:span><text:span text:style-name="_31_91">,</text:span><text:span text:style-name="_31_"> </text:span><text:span text:style-name="_31_43">b</text:span><text:span text:style-name="_32_07">e</text:span><text:span text:style-name="_31_"> </text:span><text:span text:style-name="_31_04">w</text:span><text:span text:style-name="_32_24">a</text:span><text:span text:style-name="_35_1">r</text:span><text:span text:style-name="_31_10">m</text:span><text:span text:style-name="_31_80">e</text:span><text:span text:style-name="_35_4">d</text:span><text:span text:style-name="_37_6"> </text:span><text:span text:style-name="_32_15">b</text:span><text:span text:style-name="_33_5">y</text:span><text:span text:style-name="_37_6"> </text:span><text:span text:style-name="_32_00">f</text:span><text:span text:style-name="_32_1">l</text:span><text:span text:style-name="_39_5">a</text:span><text:span text:style-name="_31_77">t</text:span><text:span text:style-name="_34_4">t</text:span><text:span text:style-name="_31_20">e</text:span><text:span text:style-name="_31_74">r</text:span><text:span text:style-name="_35_7">y</text:span><text:span text:style-name="_31_50">,</text:span><text:span text:style-name="_31_51"> </text:span><text:span text:style-name="_32_6">b</text:span><text:span text:style-name="_31_44">e</text:span><text:span text:style-name="_31_51"> </text:span><text:span text:style-name="_37_2">m</text:span><text:span text:style-name="_31_43">a</text:span><text:span text:style-name="_31_71">d</text:span><text:span text:style-name="_32_3">e</text:span><text:span text:style-name="_37_6"> </text:span><text:span text:style-name="_32_07">m</text:span><text:span text:style-name="_33_0">i</text:span><text:span text:style-name="_31_14">s</text:span><text:span text:style-name="_31_79">e</text:span><text:span text:style-name="_33_8">r</text:span><text:span text:style-name="_31_49">a</text:span><text:span text:style-name="_31_76">b</text:span><text:span text:style-name="_36_8">l</text:span><text:span text:style-name="_31_10">e</text:span><text:span text:style-name="_31_51"> </text:span><text:span text:style-name="_37_5">b</text:span><text:span text:style-name="_31_16">y</text:span><text:span text:style-name="_31_51"> </text:span><text:span text:style-name="_32_7">i</text:span><text:span text:style-name="_31_46">t</text:span><text:span text:style-name="_31_92">s</text:span><text:span text:style-name="_31_"> </text:span><text:span text:style-name="_31_40">m</text:span><text:span text:style-name="_31_80">i</text:span><text:span text:style-name="_36_5">s</text:span><text:span text:style-name="_31_35">t</text:span><text:span text:style-name="_31_73">a</text:span><text:span text:style-name="_34_5">k</text:span><text:span text:style-name="_31_31">e</text:span><text:span text:style-name="_31_80">s</text:span><text:span text:style-name="_33_8">,</text:span><text:span text:style-name="_37_6"> </text:span><text:span text:style-name="_31_71">b</text:span><text:span text:style-name="_35_7">e</text:span><text:span text:style-name="_37_6"> </text:span><text:span text:style-name="_31_76">c</text:span><text:span text:style-name="_33_5">h</text:span><text:span text:style-name="_31_34">a</text:span><text:span text:style-name="_32_19">r</text:span><text:span text:style-name="_33_8">m</text:span><text:span text:style-name="_31_34">e</text:span><text:span text:style-name="_32_07">d</text:span><text:span text:style-name="_31_"> </text:span><text:span text:style-name="_31_26">b</text:span><text:span text:style-name="_31_94">y</text:span><text:span text:style-name="_31_"> </text:span><text:span text:style-name="_31_14">s</text:span><text:span text:style-name="_32_00">e</text:span><text:span text:style-name="_35_0">x</text:span><text:span text:style-name="_31_16">,</text:span><text:span text:style-name="_31_51"> </text:span><text:span text:style-name="_33_0">b</text:span><text:span text:style-name="_31_43">e</text:span><text:span text:style-name="_31_51"> </text:span><text:span text:style-name="_32_6">a</text:span><text:span text:style-name="_39_6">n</text:span><text:span text:style-name="_31_77">g</text:span><text:span text:style-name="_32_0">r</text:span><text:span text:style-name="_31_20">y</text:span><text:span text:style-name="_31_51"> </text:span><text:span text:style-name="_32_6">o</text:span><text:span text:style-name="_31_04">r</text:span><text:span text:style-name="_31_51"> </text:span><text:span text:style-name="_32_7">d</text:span><text:span text:style-name="_31_35">e</text:span><text:span text:style-name="_31_74">p</text:span><text:span text:style-name="_35_7">r</text:span><text:span text:style-name="_31_11">e</text:span><text:span text:style-name="_32_04">s</text:span><text:span text:style-name="_33_9">s</text:span><text:span text:style-name="_31_50">e</text:span><text:span text:style-name="_31_71">d</text:span><text:span text:style-name="_31_"> </text:span><text:span text:style-name="_31_35">w</text:span><text:span text:style-name="_32_19">h</text:span><text:span text:style-name="_32_4">e</text:span><text:span text:style-name="_31_01">n</text:span><text:span text:style-name="_31_51"> </text:span><text:span text:style-name="_34_1">i</text:span><text:span text:style-name="_31_41">t</text:span><text:span text:style-name="_31_51"> </text:span><text:span text:style-name="_35_6">c</text:span><text:span text:style-name="_31_41">a</text:span><text:span text:style-name="_32_21">n</text:span><text:span text:style-name="_34_1">n</text:span><text:span text:style-name="_39_6">o</text:span><text:span text:style-name="_31_92">t</text:span><text:span text:style-name="_31_"> </text:span><text:span text:style-name="_31_20">g</text:span><text:span text:style-name="_32_01">e</text:span><text:span text:style-name="_37_4">t</text:span><text:span text:style-name="_37_6"> </text:span><text:span text:style-name="_32_09">w</text:span><text:span text:style-name="_36_9">h</text:span><text:span text:style-name="_31_29">a</text:span><text:span text:style-name="_31_70">t</text:span><text:span text:style-name="_31_"> </text:span><text:span text:style-name="_31_14">i</text:span><text:span text:style-name="_32_10">t</text:span><text:span text:style-name="_31_"> </text:span><text:span text:style-name="_39_9">w</text:span><text:span text:style-name="_31_70">a</text:span><text:span text:style-name="_32_0">n</text:span><text:span text:style-name="_31_50">t</text:span><text:span text:style-name="_32_09">s</text:span><text:span text:style-name="_32_9">.</text:span><text:span text:style-name="_31_20">"</text:span></text:p>
      <text:p text:style-name="P1"><text:span text:style-name="_36_8">T</text:span><text:span text:style-name="_39_9">h</text:span><text:span text:style-name="_32_01">i</text:span><text:span text:style-name="_32_1">s</text:span><text:span text:style-name="_37_6"> </text:span><text:span text:style-name="_31_71">a</text:span><text:span text:style-name="_33_9">r</text:span><text:span text:style-name="_31_19">g</text:span><text:span text:style-name="_32_06">u</text:span><text:span text:style-name="_33_9">m</text:span><text:span text:style-name="_31_43">e</text:span><text:span text:style-name="_32_09">n</text:span><text:span text:style-name="_35_3">t</text:span><text:span text:style-name="_37_6"> </text:span><text:span text:style-name="_32_09">a</text:span><text:span text:style-name="_34_5">p</text:span><text:span text:style-name="_31_34">p</text:span><text:span text:style-name="_31_89">e</text:span><text:span text:style-name="_33_5">a</text:span><text:span text:style-name="_31_41">r</text:span><text:span text:style-name="_31_71">s</text:span><text:span text:style-name="_31_"> </text:span><text:span text:style-name="_31_50">t</text:span><text:span text:style-name="_31_85">o</text:span><text:span text:style-name="_31_"> </text:span><text:span text:style-name="_31_49">b</text:span><text:span text:style-name="_31_74">e</text:span><text:span text:style-name="_31_"> </text:span><text:span text:style-name="_31_20">a</text:span><text:span text:style-name="_31_51"> </text:span><text:span text:style-name="_33_9">d</text:span><text:span text:style-name="_31_29">e</text:span><text:span text:style-name="_31_91">n</text:span><text:span text:style-name="_35_0">i</text:span><text:span text:style-name="_31_40">a</text:span><text:span text:style-name="_32_03">l</text:span><text:span text:style-name="_31_"> </text:span><text:span text:style-name="_31_41">o</text:span><text:span text:style-name="_31_74">f</text:span><text:span text:style-name="_31_"> </text:span><text:span text:style-name="_31_35">t</text:span><text:span text:style-name="_32_19">h</text:span><text:span text:style-name="_33_0">e</text:span><text:span text:style-name="_37_6"> </text:span><text:span text:style-name="_32_18">v</text:span><text:span text:style-name="_37_1">a</text:span><text:span text:style-name="_31_28">l</text:span><text:span text:style-name="_32_10">i</text:span><text:span text:style-name="_33_8">d</text:span><text:span text:style-name="_31_40">i</text:span><text:span text:style-name="_32_24">t</text:span><text:span text:style-name="_35_3">y</text:span><text:span text:style-name="_37_6"> </text:span><text:span text:style-name="_32_21">o</text:span><text:span text:style-name="_34_2">f</text:span><text:span text:style-name="_37_6"> </text:span><text:span text:style-name="_31_80">o</text:span><text:span text:style-name="_36_9">u</text:span><text:span text:style-name="_31_04">r</text:span><text:span text:style-name="_31_51"> </text:span><text:span text:style-name="_35_4">t</text:span><text:span text:style-name="_39_5">e</text:span><text:span text:style-name="_32_24">s</text:span><text:span text:style-name="_37_1">t</text:span><text:span text:style-name="_31_50">.</text:span><text:span text:style-name="_31_51"> </text:span><text:span text:style-name="_35_3">A</text:span><text:span text:style-name="_31_50">c</text:span><text:span text:style-name="_32_10">c</text:span><text:span text:style-name="_34_5">o</text:span><text:span text:style-name="_39_8">r</text:span><text:span text:style-name="_32_21">d</text:span><text:span text:style-name="_35_7">i</text:span><text:span text:style-name="_31_46">n</text:span><text:span text:style-name="_32_22">g</text:span><text:span text:style-name="_31_"> </text:span><text:span text:style-name="_31_17">t</text:span><text:span text:style-name="_31_77">o</text:span><text:span text:style-name="_31_"> </text:span><text:span text:style-name="_31_40">t</text:span><text:span text:style-name="_31_74">h</text:span><text:span text:style-name="_33_6">e</text:span><text:span text:style-name="_37_6"> </text:span><text:span text:style-name="_31_77">m</text:span><text:span text:style-name="_32_4">o</text:span><text:span text:style-name="_39_5">s</text:span><text:span text:style-name="_31_95">t</text:span><text:span text:style-name="_31_"> </text:span><text:span text:style-name="_31_13">e</text:span><text:span text:style-name="_32_25">x</text:span><text:span text:style-name="_35_0">t</text:span><text:span text:style-name="_31_20">r</text:span><text:span text:style-name="_32_01">e</text:span><text:span text:style-name="_32_7">m</text:span><text:span text:style-name="_31_16">e</text:span><text:span text:style-name="_31_51"> </text:span><text:span text:style-name="_32_1">f</text:span><text:span text:style-name="_31_50">o</text:span><text:span text:style-name="_31_80">r</text:span><text:span text:style-name="_32_6">m</text:span><text:span text:style-name="_37_6"> </text:span><text:span text:style-name="_31_79">o</text:span><text:span text:style-name="_35_1">f</text:span><text:span text:style-name="_37_6"> </text:span><text:span text:style-name="_32_16">t</text:span><text:span text:style-name="_36_9">h</text:span><text:span text:style-name="_31_41">i</text:span><text:span text:style-name="_31_71">s</text:span><text:span text:style-name="_31_"> </text:span><text:span text:style-name="_31_02">v</text:span><text:span text:style-name="_32_24">i</text:span><text:span text:style-name="_36_6">e</text:span><text:span text:style-name="_31_34">w</text:span><text:span text:style-name="_31_51"> </text:span><text:span text:style-name="_35_0">t</text:span><text:span text:style-name="_31_04">h</text:span><text:span text:style-name="_32_22">e</text:span><text:span text:style-name="_31_"> </text:span><text:span text:style-name="_31_47">o</text:span><text:span text:style-name="_31_94">n</text:span><text:span text:style-name="_32_6">l</text:span><text:span text:style-name="_31_46">y</text:span><text:span text:style-name="_31_51"> </text:span><text:span text:style-name="_36_6">w</text:span><text:span text:style-name="_31_13">a</text:span><text:span text:style-name="_32_06">y</text:span><text:span text:style-name="_31_"> </text:span><text:span text:style-name="_31_35">b</text:span><text:span text:style-name="_31_86">y</text:span><text:span text:style-name="_31_"> </text:span><text:span text:style-name="_31_44">w</text:span><text:span text:style-name="_32_19">h</text:span><text:span text:style-name="_33_5">i</text:span><text:span text:style-name="_31_31">c</text:span><text:span text:style-name="_31_71">h</text:span><text:span text:style-name="_31_"> </text:span><text:span text:style-name="_31_13">o</text:span><text:span text:style-name="_32_18">n</text:span><text:span text:style-name="_35_7">e</text:span><text:span text:style-name="_37_6"> </text:span><text:span text:style-name="_31_95">c</text:span><text:span text:style-name="_35_4">o</text:span><text:span text:style-name="_31_04">u</text:span><text:span text:style-name="_32_01">l</text:span><text:span text:style-name="_33_0">d</text:span><text:span text:style-name="_37_6"> </text:span><text:span text:style-name="_31_79">b</text:span><text:span text:style-name="_37_5">e</text:span><text:span text:style-name="_37_6"> </text:span><text:span text:style-name="_31_86">s</text:span><text:span text:style-name="_36_9">u</text:span><text:span text:style-name="_31_31">r</text:span><text:span text:style-name="_32_01">e</text:span><text:span text:style-name="_31_"> </text:span><text:span text:style-name="_31_13">t</text:span><text:span text:style-name="_31_88">h</text:span><text:span text:style-name="_33_5">a</text:span><text:span text:style-name="_31_28">t</text:span><text:span text:style-name="_31_51"> </text:span><text:span text:style-name="_34_2">m</text:span><text:span text:style-name="_31_05">a</text:span><text:span text:style-name="_31_73">c</text:span><text:span text:style-name="_37_5">h</text:span><text:span text:style-name="_31_11">i</text:span><text:span text:style-name="_31_76">n</text:span><text:span text:style-name="_35_9">e</text:span><text:span text:style-name="_37_6"> </text:span><text:span text:style-name="_32_25">t</text:span><text:span text:style-name="_37_2">h</text:span><text:span text:style-name="_31_14">i</text:span><text:span text:style-name="_31_79">n</text:span><text:span text:style-name="_36_5">k</text:span><text:span text:style-name="_31_40">s</text:span><text:span text:style-name="_31_51"> </text:span><text:span text:style-name="_35_7">i</text:span><text:span text:style-name="_31_50">s</text:span><text:span text:style-name="_31_51"> </text:span><text:span text:style-name="_35_1">t</text:span><text:span text:style-name="_31_34">o</text:span><text:span text:style-name="_31_51"> </text:span><text:span text:style-name="_34_4">b</text:span><text:span text:style-name="_39_9">e</text:span><text:span text:style-name="_31_51"> </text:span><text:span text:style-name="_37_4">t</text:span><text:span text:style-name="_31_26">h</text:span><text:span text:style-name="_31_77">e</text:span><text:span text:style-name="_31_"> </text:span><text:span text:style-name="_31_44">m</text:span><text:span text:style-name="_32_06">a</text:span><text:span text:style-name="_33_5">c</text:span><text:span text:style-name="_31_40">h</text:span><text:span text:style-name="_31_77">i</text:span><text:span text:style-name="_32_4">n</text:span><text:span text:style-name="_31_10">e</text:span><text:span text:style-name="_31_51"> </text:span><text:span text:style-name="_34_1">a</text:span><text:span text:style-name="_31_05">n</text:span><text:span text:style-name="_31_73">d</text:span><text:span text:style-name="_31_"> </text:span><text:span text:style-name="_31_31">t</text:span><text:span text:style-name="_31_86">o</text:span><text:span text:style-name="_31_"> </text:span><text:span text:style-name="_31_17">f</text:span><text:span text:style-name="_32_06">e</text:span><text:span text:style-name="_33_9">e</text:span><text:span text:style-name="_31_19">l</text:span><text:span text:style-name="_31_51"> </text:span><text:span text:style-name="_32_7">o</text:span><text:span text:style-name="_31_40">n</text:span><text:span text:style-name="_31_91">e</text:span><text:span text:style-name="_32_1">s</text:span><text:span text:style-name="_31_17">e</text:span><text:span text:style-name="_32_01">l</text:span><text:span text:style-name="_34_2">f</text:span><text:span text:style-name="_37_6"> </text:span><text:span text:style-name="_31_92">t</text:span><text:span text:style-name="_33_8">h</text:span><text:span text:style-name="_31_13">i</text:span><text:span text:style-name="_31_77">n</text:span><text:span text:style-name="_32_9">k</text:span><text:span text:style-name="_31_20">i</text:span><text:span text:style-name="_32_18">n</text:span><text:span text:style-name="_34_4">g</text:span><text:span text:style-name="_31_31">.</text:span><text:span text:style-name="_31_51"> </text:span><text:span text:style-name="_37_1">O</text:span><text:span text:style-name="_39_8">n</text:span><text:span text:style-name="_32_18">e</text:span><text:span text:style-name="_31_"> </text:span><text:span text:style-name="_31_02">c</text:span><text:span text:style-name="_32_07">o</text:span><text:span text:style-name="_35_0">u</text:span><text:span text:style-name="_31_20">l</text:span><text:span text:style-name="_31_95">d</text:span><text:span text:style-name="_31_"> </text:span><text:span text:style-name="_31_16">t</text:span><text:span text:style-name="_32_22">h</text:span><text:span text:style-name="_33_8">e</text:span><text:span text:style-name="_31_10">n</text:span><text:span text:style-name="_31_51"> </text:span><text:span text:style-name="_36_9">d</text:span><text:span text:style-name="_31_28">e</text:span><text:span text:style-name="_31_95">s</text:span><text:span text:style-name="_35_6">c</text:span><text:span text:style-name="_31_25">r</text:span><text:span text:style-name="_31_77">i</text:span><text:span text:style-name="_32_9">b</text:span><text:span text:style-name="_31_32">e</text:span><text:span text:style-name="_31_51"> </text:span><text:span text:style-name="_35_6">t</text:span><text:span text:style-name="_31_46">h</text:span><text:span text:style-name="_31_76">e</text:span><text:span text:style-name="_35_6">s</text:span><text:span text:style-name="_39_9">e</text:span><text:span text:style-name="_31_51"> </text:span><text:span text:style-name="_35_3">f</text:span><text:span text:style-name="_31_28">e</text:span><text:span text:style-name="_32_04">e</text:span><text:span text:style-name="_32_1">l</text:span><text:span text:style-name="_39_8">i</text:span><text:span text:style-name="_32_09">n</text:span><text:span text:style-name="_32_0">g</text:span><text:span text:style-name="_31_02">s</text:span><text:span text:style-name="_31_51"> </text:span><text:span text:style-name="_35_4">t</text:span><text:span text:style-name="_31_29">o</text:span><text:span text:style-name="_31_51"> </text:span><text:span text:style-name="_37_2">t</text:span><text:span text:style-name="_31_11">h</text:span><text:span text:style-name="_31_79">e</text:span><text:span text:style-name="_31_"> </text:span><text:span text:style-name="_31_29">w</text:span><text:span text:style-name="_31_71">o</text:span><text:span text:style-name="_37_5">r</text:span><text:span text:style-name="_39_8">l</text:span><text:span text:style-name="_32_15">d</text:span><text:span text:style-name="_36_8">,</text:span><text:span text:style-name="_37_6"> </text:span><text:span text:style-name="_31_80">b</text:span><text:span text:style-name="_32_7">u</text:span><text:span text:style-name="_31_40">t</text:span><text:span text:style-name="_31_51"> </text:span><text:span text:style-name="_34_4">o</text:span><text:span text:style-name="_31_44">f</text:span><text:span text:style-name="_31_51"> </text:span><text:span text:style-name="_35_6">c</text:span><text:span text:style-name="_31_50">o</text:span><text:span text:style-name="_32_16">u</text:span><text:span text:style-name="_37_4">r</text:span><text:span text:style-name="_31_17">s</text:span><text:span text:style-name="_31_79">e</text:span><text:span text:style-name="_31_"> </text:span><text:span text:style-name="_31_11">n</text:span><text:span text:style-name="_32_22">o</text:span><text:span text:style-name="_31_"> </text:span><text:span text:style-name="_39_9">o</text:span><text:span text:style-name="_32_04">n</text:span><text:span text:style-name="_32_7">e</text:span><text:span text:style-name="_37_6"> </text:span><text:span text:style-name="_31_92">w</text:span><text:span text:style-name="_36_6">o</text:span><text:span text:style-name="_31_04">u</text:span><text:span text:style-name="_32_22">l</text:span><text:span text:style-name="_33_8">d</text:span><text:span text:style-name="_37_6"> </text:span><text:span text:style-name="_31_86">b</text:span><text:span text:style-name="_35_7">e</text:span><text:span text:style-name="_37_6"> </text:span><text:span text:style-name="_32_06">j</text:span><text:span text:style-name="_34_2">u</text:span><text:span text:style-name="_31_25">s</text:span><text:span text:style-name="_32_06">t</text:span><text:span text:style-name="_33_9">i</text:span><text:span text:style-name="_31_47">f</text:span><text:span text:style-name="_31_85">i</text:span><text:span text:style-name="_36_5">e</text:span><text:span text:style-name="_31_41">d</text:span><text:span text:style-name="_31_51"> </text:span><text:span text:style-name="_35_9">i</text:span><text:span text:style-name="_31_13">n</text:span><text:span text:style-name="_31_51"> </text:span><text:span text:style-name="_34_4">t</text:span><text:span text:style-name="_31_32">a</text:span><text:span text:style-name="_31_92">k</text:span><text:span text:style-name="_34_4">i</text:span><text:span text:style-name="_31_50">n</text:span><text:span text:style-name="_32_18">g</text:span><text:span text:style-name="_31_"> </text:span><text:span text:style-name="_31_34">a</text:span><text:span text:style-name="_31_95">n</text:span><text:span text:style-name="_35_7">y</text:span><text:span text:style-name="_37_6"> </text:span><text:span text:style-name="_32_01">n</text:span><text:span text:style-name="_35_0">o</text:span><text:span text:style-name="_31_13">t</text:span><text:span text:style-name="_32_06">i</text:span><text:span text:style-name="_35_7">c</text:span><text:span text:style-name="_31_04">e</text:span><text:span text:style-name="_31_76">.</text:span><text:span text:style-name="_31_"> </text:span><text:span text:style-name="_31_35">L</text:span><text:span text:style-name="_32_10">i</text:span><text:span text:style-name="_36_5">k</text:span><text:span text:style-name="_31_26">e</text:span><text:span text:style-name="_31_92">w</text:span><text:span text:style-name="_33_0">i</text:span><text:span text:style-name="_31_41">s</text:span><text:span text:style-name="_31_80">e</text:span><text:span text:style-name="_31_"> </text:span><text:span text:style-name="_31_16">a</text:span><text:span text:style-name="_32_03">c</text:span><text:span text:style-name="_34_1">c</text:span><text:span text:style-name="_31_25">o</text:span><text:span text:style-name="_31_92">r</text:span><text:span text:style-name="_33_0">d</text:span><text:span text:style-name="_31_50">i</text:span><text:span text:style-name="_32_09">n</text:span><text:span text:style-name="_36_8">g</text:span><text:span text:style-name="_37_6"> </text:span><text:span text:style-name="_32_01">t</text:span><text:span text:style-name="_37_1">o</text:span><text:span text:style-name="_37_6"> </text:span><text:span text:style-name="_31_76">t</text:span><text:span text:style-name="_37_1">h</text:span><text:span text:style-name="_31_10">i</text:span><text:span text:style-name="_31_85">s</text:span><text:span text:style-name="_31_"> </text:span><text:span text:style-name="_31_20">v</text:span><text:span text:style-name="_32_06">i</text:span><text:span text:style-name="_36_5">e</text:span><text:span text:style-name="_31_46">w</text:span><text:span text:style-name="_31_51"> </text:span><text:span text:style-name="_32_0">t</text:span><text:span text:style-name="_39_6">h</text:span><text:span text:style-name="_31_79">e</text:span><text:span text:style-name="_31_"> </text:span><text:span text:style-name="_31_43">o</text:span><text:span text:style-name="_32_04">n</text:span><text:span text:style-name="_36_6">l</text:span><text:span text:style-name="_31_43">y</text:span><text:span text:style-name="_31_51"> </text:span><text:span text:style-name="_32_1">w</text:span><text:span text:style-name="_31_41">a</text:span><text:span text:style-name="_32_07">y</text:span><text:span text:style-name="_31_"> </text:span><text:span text:style-name="_31_25">t</text:span><text:span text:style-name="_31_89">o</text:span><text:span text:style-name="_31_"> </text:span><text:span text:style-name="_31_01">k</text:span><text:span text:style-name="_31_91">n</text:span><text:span text:style-name="_35_9">o</text:span><text:span text:style-name="_31_46">w</text:span><text:span text:style-name="_31_51"> </text:span><text:span text:style-name="_34_2">t</text:span><text:span text:style-name="_31_50">h</text:span><text:span text:style-name="_32_03">a</text:span><text:span text:style-name="_35_1">t</text:span><text:span text:style-name="_37_6"> </text:span><text:span text:style-name="_32_01">a</text:span><text:span text:style-name="_31_"> </text:span><text:span text:style-name="_31_32">m</text:span><text:span text:style-name="_32_19">a</text:span><text:span text:style-name="_32_3">n</text:span><text:span text:style-name="_37_6"> </text:span><text:span text:style-name="_31_91">t</text:span><text:span text:style-name="_35_4">h</text:span><text:span text:style-name="_31_49">i</text:span><text:span text:style-name="_32_07">n</text:span><text:span text:style-name="_33_6">k</text:span><text:span text:style-name="_31_25">s</text:span><text:span text:style-name="_31_51"> </text:span><text:span text:style-name="_37_2">i</text:span><text:span text:style-name="_31_28">s</text:span><text:span text:style-name="_31_51"> </text:span><text:span text:style-name="_37_1">t</text:span><text:span text:style-name="_31_20">o</text:span><text:span text:style-name="_31_51"> </text:span><text:span text:style-name="_37_5">b</text:span><text:span text:style-name="_39_5">e</text:span><text:span text:style-name="_31_51"> </text:span><text:span text:style-name="_32_7">t</text:span><text:span text:style-name="_31_28">h</text:span><text:span text:style-name="_32_18">a</text:span><text:span text:style-name="_34_4">t</text:span><text:span text:style-name="_37_6"> </text:span><text:span text:style-name="_31_89">p</text:span><text:span text:style-name="_37_5">a</text:span><text:span text:style-name="_31_28">r</text:span><text:span text:style-name="_31_95">t</text:span><text:span text:style-name="_36_8">i</text:span><text:span text:style-name="_31_40">c</text:span><text:span text:style-name="_31_95">u</text:span><text:span text:style-name="_33_8">l</text:span><text:span text:style-name="_39_9">a</text:span><text:span text:style-name="_32_04">r</text:span><text:span text:style-name="_31_"> </text:span><text:span text:style-name="_31_50">m</text:span><text:span text:style-name="_32_04">a</text:span><text:span text:style-name="_36_6">n</text:span><text:span text:style-name="_31_16">.</text:span><text:span text:style-name="_31_51"> </text:span><text:span text:style-name="_36_0">I</text:span><text:span text:style-name="_31_01">t</text:span><text:span text:style-name="_31_51"> </text:span><text:span text:style-name="_35_3">i</text:span><text:span text:style-name="_39_6">s</text:span><text:span text:style-name="_31_51"> </text:span><text:span text:style-name="_32_6">i</text:span><text:span text:style-name="_31_28">n</text:span><text:span text:style-name="_31_51"> </text:span><text:span text:style-name="_32_6">f</text:span><text:span text:style-name="_31_25">a</text:span><text:span text:style-name="_32_00">c</text:span><text:span text:style-name="_32_0">t</text:span><text:span text:style-name="_37_6"> </text:span><text:span text:style-name="_32_03">t</text:span><text:span text:style-name="_36_0">h</text:span><text:span text:style-name="_31_11">e</text:span><text:span text:style-name="_31_51"> </text:span><text:span text:style-name="_37_4">s</text:span><text:span text:style-name="_31_40">o</text:span><text:span text:style-name="_31_80">l</text:span><text:span text:style-name="_32_9">i</text:span><text:span text:style-name="_31_19">p</text:span><text:span text:style-name="_31_89">s</text:span><text:span text:style-name="_35_4">i</text:span><text:span text:style-name="_31_32">s</text:span><text:span text:style-name="_32_24">t</text:span><text:span text:style-name="_31_"> </text:span><text:span text:style-name="_31_43">p</text:span><text:span text:style-name="_31_91">o</text:span><text:span text:style-name="_35_7">i</text:span><text:span text:style-name="_31_34">n</text:span><text:span text:style-name="_32_19">t</text:span><text:span text:style-name="_31_"> </text:span><text:span text:style-name="_31_17">o</text:span><text:span text:style-name="_32_00">f</text:span><text:span text:style-name="_31_"> </text:span><text:span text:style-name="_31_47">v</text:span><text:span text:style-name="_32_10">i</text:span><text:span text:style-name="_32_9">e</text:span><text:span text:style-name="_31_14">w</text:span><text:span text:style-name="_31_88">.</text:span><text:span text:style-name="_31_"> </text:span><text:span text:style-name="_31_28">I</text:span><text:span text:style-name="_31_79">t</text:span><text:span text:style-name="_31_"> </text:span><text:span text:style-name="_31_02">m</text:span><text:span text:style-name="_31_74">a</text:span><text:span text:style-name="_36_5">y</text:span><text:span text:style-name="_37_6"> </text:span><text:span text:style-name="_31_70">b</text:span><text:span text:style-name="_32_0">e</text:span><text:span text:style-name="_37_6"> </text:span><text:span text:style-name="_32_19">t</text:span><text:span text:style-name="_32_0">h</text:span><text:span text:style-name="_31_04">e</text:span><text:span text:style-name="_31_51"> </text:span><text:span text:style-name="_36_8">m</text:span><text:span text:style-name="_31_19">o</text:span><text:span text:style-name="_32_18">s</text:span><text:span text:style-name="_36_0">t</text:span><text:span text:style-name="_37_6"> </text:span><text:span text:style-name="_31_92">l</text:span><text:span text:style-name="_34_5">o</text:span><text:span text:style-name="_31_29">g</text:span><text:span text:style-name="_31_79">i</text:span><text:span text:style-name="_35_1">c</text:span><text:span text:style-name="_39_8">a</text:span><text:span text:style-name="_32_04">l</text:span><text:span text:style-name="_31_"> </text:span><text:span text:style-name="_31_47">v</text:span><text:span text:style-name="_32_09">i</text:span><text:span text:style-name="_33_8">e</text:span><text:span text:style-name="_31_44">w</text:span><text:span text:style-name="_31_51"> </text:span><text:span text:style-name="_35_6">t</text:span><text:span text:style-name="_31_41">o</text:span><text:span text:style-name="_31_51"> </text:span><text:span text:style-name="_34_1">h</text:span><text:span text:style-name="_31_32">o</text:span><text:span text:style-name="_32_15">l</text:span><text:span text:style-name="_36_8">d</text:span><text:span text:style-name="_37_6"> </text:span><text:span text:style-name="_32_16">b</text:span><text:span text:style-name="_34_2">u</text:span><text:span text:style-name="_31_43">t</text:span><text:span text:style-name="_31_51"> </text:span><text:span text:style-name="_33_9">i</text:span><text:span text:style-name="_31_34">t</text:span><text:span text:style-name="_31_51"> </text:span><text:span text:style-name="_32_7">m</text:span><text:span text:style-name="_31_32">a</text:span><text:span text:style-name="_31_91">k</text:span><text:span text:style-name="_35_0">e</text:span><text:span text:style-name="_31_50">s</text:span><text:span text:style-name="_31_51"> </text:span><text:span text:style-name="_34_4">c</text:span><text:span text:style-name="_31_26">o</text:span><text:span text:style-name="_32_24">m</text:span><text:span text:style-name="_35_9">m</text:span><text:span text:style-name="_31_05">u</text:span><text:span text:style-name="_32_22">n</text:span><text:span text:style-name="_36_6">i</text:span><text:span text:style-name="_31_26">c</text:span><text:span text:style-name="_32_09">a</text:span><text:span text:style-name="_33_0">t</text:span><text:span text:style-name="_31_14">i</text:span><text:span text:style-name="_32_18">o</text:span><text:span text:style-name="_37_4">n</text:span><text:span text:style-name="_37_6"> </text:span><text:span text:style-name="_31_85">o</text:span><text:span text:style-name="_35_0">f</text:span><text:span text:style-name="_37_6"> </text:span><text:span text:style-name="_32_03">i</text:span><text:span text:style-name="_37_2">d</text:span><text:span text:style-name="_31_50">e</text:span><text:span text:style-name="_31_74">a</text:span><text:span text:style-name="_35_9">s</text:span><text:span text:style-name="_37_6"> </text:span><text:span text:style-name="_31_86">d</text:span><text:span text:style-name="_34_2">i</text:span><text:span text:style-name="_31_01">f</text:span><text:span text:style-name="_31_80">f</text:span><text:span text:style-name="_33_8">i</text:span><text:span text:style-name="_39_6">c</text:span><text:span text:style-name="_32_15">u</text:span><text:span text:style-name="_32_9">l</text:span><text:span text:style-name="_31_25">t</text:span><text:span text:style-name="_31_79">.</text:span><text:span text:style-name="_31_"> </text:span><text:span text:style-name="_31_26">A</text:span><text:span text:style-name="_31_51"> </text:span><text:span text:style-name="_37_1">i</text:span><text:span text:style-name="_39_9">s</text:span><text:span text:style-name="_31_51"> </text:span><text:span text:style-name="_32_7">l</text:span><text:span text:style-name="_31_01">i</text:span><text:span text:style-name="_31_86">a</text:span><text:span text:style-name="_37_4">b</text:span><text:span text:style-name="_39_5">l</text:span><text:span text:style-name="_32_18">e</text:span><text:span text:style-name="_31_"> </text:span><text:span text:style-name="_31_13">t</text:span><text:span text:style-name="_32_03">o</text:span><text:span text:style-name="_31_"> </text:span><text:span text:style-name="_31_01">b</text:span><text:span text:style-name="_32_16">e</text:span><text:span text:style-name="_34_4">l</text:span><text:span text:style-name="_31_41">i</text:span><text:span text:style-name="_31_71">e</text:span><text:span text:style-name="_32_4">v</text:span><text:span text:style-name="_31_19">e</text:span><text:span text:style-name="_31_51"> </text:span><text:span text:style-name="_33_5">"</text:span><text:span text:style-name="_31_20">A</text:span><text:span text:style-name="_31_51"> </text:span><text:span text:style-name="_37_5">t</text:span><text:span text:style-name="_31_35">h</text:span><text:span text:style-name="_32_10">i</text:span><text:span text:style-name="_35_4">n</text:span><text:span text:style-name="_31_20">k</text:span><text:span text:style-name="_32_21">s</text:span><text:span text:style-name="_31_"> </text:span><text:span text:style-name="_31_44">b</text:span><text:span text:style-name="_32_09">u</text:span><text:span text:style-name="_37_5">t</text:span><text:span text:style-name="_37_6"> </text:span><text:span text:style-name="_32_07">B</text:span><text:span text:style-name="_31_"> </text:span><text:span text:style-name="_31_32">d</text:span><text:span text:style-name="_32_01">o</text:span><text:span text:style-name="_35_3">e</text:span><text:span text:style-name="_31_47">s</text:span><text:span text:style-name="_31_51"> </text:span><text:span text:style-name="_36_8">n</text:span><text:span text:style-name="_31_10">o</text:span><text:span text:style-name="_31_76">t</text:span><text:span text:style-name="_36_5">"</text:span><text:span text:style-name="_37_6"> </text:span><text:span text:style-name="_32_06">w</text:span><text:span text:style-name="_32_6">h</text:span><text:span text:style-name="_31_01">i</text:span><text:span text:style-name="_32_18">l</text:span><text:span text:style-name="_33_6">s</text:span><text:span text:style-name="_31_31">t</text:span><text:span text:style-name="_31_51"> </text:span><text:span text:style-name="_35_7">B</text:span><text:span text:style-name="_37_6"> </text:span><text:span text:style-name="_32_09">b</text:span><text:span text:style-name="_33_8">e</text:span><text:span text:style-name="_31_13">l</text:span><text:span text:style-name="_31_73">i</text:span><text:span text:style-name="_37_4">e</text:span><text:span text:style-name="_31_10">v</text:span><text:span text:style-name="_32_04">e</text:span><text:span text:style-name="_33_6">s</text:span><text:span text:style-name="_37_6"> </text:span><text:span text:style-name="_31_91">"</text:span><text:span text:style-name="_36_0">B</text:span><text:span text:style-name="_37_6"> </text:span><text:span text:style-name="_31_70">t</text:span><text:span text:style-name="_36_9">h</text:span><text:span text:style-name="_31_31">i</text:span><text:span text:style-name="_31_86">n</text:span><text:span text:style-name="_33_8">k</text:span><text:span text:style-name="_31_43">s</text:span><text:span text:style-name="_31_51"> </text:span><text:span text:style-name="_33_9">b</text:span><text:span text:style-name="_31_17">u</text:span><text:span text:style-name="_31_94">t</text:span><text:span text:style-name="_31_"> </text:span><text:span text:style-name="_31_13">A</text:span><text:span text:style-name="_31_51"> </text:span><text:span text:style-name="_32_0">d</text:span><text:span text:style-name="_31_32">o</text:span><text:span text:style-name="_31_85">e</text:span><text:span text:style-name="_33_9">s</text:span><text:span text:style-name="_37_6"> </text:span><text:span text:style-name="_32_10">n</text:span><text:span text:style-name="_34_4">o</text:span><text:span text:style-name="_31_47">t</text:span><text:span text:style-name="_31_79">.</text:span><text:span text:style-name="_36_6">"</text:span><text:span text:style-name="_37_6"> </text:span><text:span text:style-name="_32_09">i</text:span><text:span text:style-name="_36_8">n</text:span><text:span text:style-name="_39_6">s</text:span><text:span text:style-name="_31_76">t</text:span><text:span text:style-name="_32_0">e</text:span><text:span text:style-name="_31_50">a</text:span><text:span text:style-name="_32_09">d</text:span><text:span text:style-name="_31_"> </text:span><text:span text:style-name="_31_29">o</text:span><text:span text:style-name="_32_25">f</text:span><text:span text:style-name="_31_"> </text:span><text:span text:style-name="_31_31">a</text:span><text:span text:style-name="_31_74">r</text:span><text:span text:style-name="_34_2">g</text:span><text:span text:style-name="_31_26">u</text:span><text:span text:style-name="_31_88">i</text:span><text:span text:style-name="_34_1">n</text:span><text:span text:style-name="_31_10">g</text:span><text:span text:style-name="_31_51"> </text:span><text:span text:style-name="_36_6">c</text:span><text:span text:style-name="_31_20">o</text:span><text:span text:style-name="_31_71">n</text:span><text:span text:style-name="_32_0">t</text:span><text:span text:style-name="_31_47">i</text:span><text:span text:style-name="_32_07">n</text:span><text:span text:style-name="_36_5">u</text:span><text:span text:style-name="_31_34">a</text:span><text:span text:style-name="_31_86">l</text:span><text:span text:style-name="_35_7">l</text:span><text:span text:style-name="_31_11">y</text:span><text:span text:style-name="_31_51"> </text:span><text:span text:style-name="_32_6">o</text:span><text:span text:style-name="_31_35">v</text:span><text:span text:style-name="_32_04">e</text:span><text:span text:style-name="_37_5">r</text:span><text:span text:style-name="_37_6"> </text:span><text:span text:style-name="_31_91">t</text:span><text:span text:style-name="_32_0">h</text:span><text:span text:style-name="_31_13">i</text:span><text:span text:style-name="_32_07">s</text:span><text:span text:style-name="_31_"> </text:span><text:span text:style-name="_31_29">p</text:span><text:span text:style-name="_32_04">o</text:span><text:span text:style-name="_36_9">i</text:span><text:span text:style-name="_31_28">n</text:span><text:span text:style-name="_32_24">t</text:span><text:span text:style-name="_31_"> </text:span><text:span text:style-name="_31_41">i</text:span><text:span text:style-name="_31_89">t</text:span><text:span text:style-name="_31_"> </text:span><text:span text:style-name="_31_17">i</text:span><text:span text:style-name="_31_85">s</text:span><text:span text:style-name="_31_"> </text:span><text:span text:style-name="_31_13">u</text:span><text:span text:style-name="_31_74">s</text:span><text:span text:style-name="_35_3">u</text:span><text:span text:style-name="_31_32">a</text:span><text:span text:style-name="_31_76">l</text:span><text:span text:style-name="_31_"> </text:span><text:span text:style-name="_31_40">t</text:span><text:span text:style-name="_31_89">o</text:span><text:span text:style-name="_31_"> </text:span><text:span text:style-name="_31_20">h</text:span><text:span text:style-name="_32_01">a</text:span><text:span text:style-name="_34_2">v</text:span><text:span text:style-name="_39_5">e</text:span><text:span text:style-name="_31_51"> </text:span><text:span text:style-name="_33_8">t</text:span><text:span text:style-name="_31_35">h</text:span><text:span text:style-name="_31_70">e</text:span><text:span text:style-name="_31_"> </text:span><text:span text:style-name="_31_49">p</text:span><text:span text:style-name="_32_22">o</text:span><text:span text:style-name="_33_5">l</text:span><text:span text:style-name="_39_8">i</text:span><text:span text:style-name="_31_73">t</text:span><text:span text:style-name="_37_4">e</text:span><text:span text:style-name="_37_6"> </text:span><text:span text:style-name="_31_91">c</text:span><text:span text:style-name="_35_4">o</text:span><text:span text:style-name="_39_6">n</text:span><text:span text:style-name="_31_73">v</text:span><text:span text:style-name="_35_7">e</text:span><text:span text:style-name="_31_47">n</text:span><text:span text:style-name="_32_07">t</text:span><text:span text:style-name="_37_5">i</text:span><text:span text:style-name="_31_49">o</text:span><text:span text:style-name="_31_95">n</text:span><text:span text:style-name="_31_"> </text:span><text:span text:style-name="_31_35">t</text:span><text:span text:style-name="_31_79">h</text:span><text:span text:style-name="_34_5">a</text:span><text:span text:style-name="_39_5">t</text:span><text:span text:style-name="_31_51"> </text:span><text:span text:style-name="_32_6">e</text:span><text:span text:style-name="_39_9">v</text:span><text:span text:style-name="_32_09">e</text:span><text:span text:style-name="_37_5">r</text:span><text:span text:style-name="_31_40">y</text:span><text:span text:style-name="_32_15">o</text:span><text:span text:style-name="_32_4">n</text:span><text:span text:style-name="_31_26">e</text:span><text:span text:style-name="_31_51"> </text:span><text:span text:style-name="_36_6">t</text:span><text:span text:style-name="_31_05">h</text:span><text:span text:style-name="_32_01">i</text:span><text:span text:style-name="_34_1">n</text:span><text:span text:style-name="_31_26">k</text:span><text:span text:style-name="_31_73">s</text:span><text:span text:style-name="_35_1">.</text:span></text:p>
      <text:p text:style-name="P1"><text:span text:style-name="_32_01">I</text:span><text:span text:style-name="_31_"> </text:span><text:span text:style-name="_31_29">a</text:span><text:span text:style-name="_32_00">m</text:span><text:span text:style-name="_31_"> </text:span><text:span text:style-name="_31_34">s</text:span><text:span text:style-name="_32_25">u</text:span><text:span text:style-name="_32_4">r</text:span><text:span text:style-name="_31_28">e</text:span><text:span text:style-name="_31_51"> </text:span><text:span text:style-name="_36_6">t</text:span><text:span text:style-name="_31_26">h</text:span><text:span text:style-name="_31_76">a</text:span><text:span text:style-name="_34_2">t</text:span><text:span text:style-name="_37_6"> </text:span><text:span text:style-name="_31_77">P</text:span><text:span text:style-name="_34_4">r</text:span><text:span text:style-name="_31_50">o</text:span><text:span text:style-name="_31_76">f</text:span><text:span text:style-name="_33_5">e</text:span><text:span text:style-name="_39_5">s</text:span><text:span text:style-name="_31_70">s</text:span><text:span text:style-name="_36_5">o</text:span><text:span text:style-name="_31_32">r</text:span><text:span text:style-name="_31_51"> </text:span><text:span text:style-name="_32_7">J</text:span><text:span text:style-name="_31_49">e</text:span><text:span text:style-name="_32_04">f</text:span><text:span text:style-name="_34_2">f</text:span><text:span text:style-name="_31_35">e</text:span><text:span text:style-name="_32_10">r</text:span><text:span text:style-name="_35_1">s</text:span><text:span text:style-name="_39_9">o</text:span><text:span text:style-name="_31_85">n</text:span><text:span text:style-name="_31_"> </text:span><text:span text:style-name="_31_31">d</text:span><text:span text:style-name="_32_03">o</text:span><text:span text:style-name="_36_0">e</text:span><text:span text:style-name="_31_01">s</text:span><text:span text:style-name="_31_51"> </text:span><text:span text:style-name="_32_3">n</text:span><text:span text:style-name="_31_26">o</text:span><text:span text:style-name="_32_15">t</text:span><text:span text:style-name="_31_"> </text:span><text:span text:style-name="_31_02">w</text:span><text:span text:style-name="_32_18">i</text:span><text:span text:style-name="_35_0">s</text:span><text:span text:style-name="_31_02">h</text:span><text:span text:style-name="_31_51"> </text:span><text:span text:style-name="_34_4">t</text:span><text:span text:style-name="_31_31">o</text:span><text:span text:style-name="_31_51"> </text:span><text:span text:style-name="_35_9">a</text:span><text:span text:style-name="_31_04">d</text:span><text:span text:style-name="_31_95">o</text:span><text:span text:style-name="_35_9">p</text:span><text:span text:style-name="_31_20">t</text:span><text:span text:style-name="_31_51"> </text:span><text:span text:style-name="_34_1">t</text:span><text:span text:style-name="_31_49">h</text:span><text:span text:style-name="_31_77">e</text:span><text:span text:style-name="_31_"> </text:span><text:span text:style-name="_31_41">e</text:span><text:span text:style-name="_32_07">x</text:span><text:span text:style-name="_32_4">t</text:span><text:span text:style-name="_31_02">r</text:span><text:span text:style-name="_32_04">e</text:span><text:span text:style-name="_32_3">m</text:span><text:span text:style-name="_31_11">e</text:span><text:span text:style-name="_31_51"> </text:span><text:span text:style-name="_35_9">a</text:span><text:span text:style-name="_31_20">n</text:span><text:span text:style-name="_31_86">d</text:span><text:span text:style-name="_31_"> </text:span><text:span text:style-name="_31_31">s</text:span><text:span text:style-name="_32_19">o</text:span><text:span text:style-name="_36_8">l</text:span><text:span text:style-name="_31_29">i</text:span><text:span text:style-name="_32_00">p</text:span><text:span text:style-name="_33_5">s</text:span><text:span text:style-name="_31_01">i</text:span><text:span text:style-name="_32_07">s</text:span><text:span text:style-name="_37_4">t</text:span><text:span text:style-name="_37_6"> </text:span><text:span text:style-name="_31_79">p</text:span><text:span text:style-name="_34_1">o</text:span><text:span text:style-name="_31_14">i</text:span><text:span text:style-name="_32_19">n</text:span><text:span text:style-name="_32_4">t</text:span><text:span text:style-name="_37_6"> </text:span><text:span text:style-name="_31_91">o</text:span><text:span text:style-name="_35_4">f</text:span><text:span text:style-name="_37_6"> </text:span><text:span text:style-name="_31_94">v</text:span><text:span text:style-name="_32_4">i</text:span><text:span text:style-name="_31_40">e</text:span><text:span text:style-name="_32_19">w</text:span><text:span text:style-name="_34_4">.</text:span><text:span text:style-name="_37_6"> </text:span><text:span text:style-name="_31_73">P</text:span><text:span text:style-name="_32_4">r</text:span><text:span text:style-name="_31_31">o</text:span><text:span text:style-name="_31_73">b</text:span><text:span text:style-name="_32_0">a</text:span><text:span text:style-name="_31_40">b</text:span><text:span text:style-name="_32_01">l</text:span><text:span text:style-name="_33_9">y</text:span><text:span text:style-name="_37_6"> </text:span><text:span text:style-name="_32_19">h</text:span><text:span text:style-name="_35_4">e</text:span><text:span text:style-name="_37_6"> </text:span><text:span text:style-name="_32_09">w</text:span><text:span text:style-name="_34_1">o</text:span><text:span text:style-name="_31_46">u</text:span><text:span text:style-name="_32_19">l</text:span><text:span text:style-name="_32_4">d</text:span><text:span text:style-name="_37_6"> </text:span><text:span text:style-name="_31_94">b</text:span><text:span text:style-name="_35_1">e</text:span><text:span text:style-name="_37_6"> </text:span><text:span text:style-name="_31_95">q</text:span><text:span text:style-name="_33_5">u</text:span><text:span text:style-name="_31_05">i</text:span><text:span text:style-name="_32_19">t</text:span><text:span text:style-name="_32_3">e</text:span><text:span text:style-name="_37_6"> </text:span><text:span text:style-name="_31_74">w</text:span><text:span text:style-name="_35_6">i</text:span><text:span text:style-name="_31_04">l</text:span><text:span text:style-name="_31_70">l</text:span><text:span text:style-name="_33_8">i</text:span><text:span text:style-name="_31_25">n</text:span><text:span text:style-name="_32_07">g</text:span><text:span text:style-name="_31_"> </text:span><text:span text:style-name="_31_14">t</text:span><text:span text:style-name="_32_16">o</text:span><text:span text:style-name="_31_"> </text:span><text:span text:style-name="_31_13">a</text:span><text:span text:style-name="_31_89">c</text:span><text:span text:style-name="_34_4">c</text:span><text:span text:style-name="_31_40">e</text:span><text:span text:style-name="_31_73">p</text:span><text:span text:style-name="_36_6">t</text:span><text:span text:style-name="_37_6"> </text:span><text:span text:style-name="_31_70">t</text:span><text:span text:style-name="_36_9">h</text:span><text:span text:style-name="_31_47">e</text:span><text:span text:style-name="_31_51"> </text:span><text:span text:style-name="_32_0">i</text:span><text:span text:style-name="_31_28">m</text:span><text:span text:style-name="_31_71">i</text:span><text:span text:style-name="_33_6">t</text:span><text:span text:style-name="_31_40">a</text:span><text:span text:style-name="_32_16">t</text:span><text:span text:style-name="_35_6">i</text:span><text:span text:style-name="_31_19">o</text:span><text:span text:style-name="_31_88">n</text:span><text:span text:style-name="_31_"> </text:span><text:span text:style-name="_31_50">g</text:span><text:span text:style-name="_31_76">a</text:span><text:span text:style-name="_32_0">m</text:span><text:span text:style-name="_31_10">e</text:span><text:span text:style-name="_31_51"> </text:span><text:span text:style-name="_36_5">a</text:span><text:span text:style-name="_31_34">s</text:span><text:span text:style-name="_31_51"> </text:span><text:span text:style-name="_33_8">a</text:span><text:span text:style-name="_37_6"> </text:span><text:span text:style-name="_31_80">t</text:span><text:span text:style-name="_32_0">e</text:span><text:span text:style-name="_31_26">s</text:span><text:span text:style-name="_31_85">t</text:span><text:span text:style-name="_35_0">.</text:span><text:span text:style-name="_37_6"> </text:span><text:span text:style-name="_31_91">T</text:span><text:span text:style-name="_35_1">h</text:span><text:span text:style-name="_31_02">e</text:span><text:span text:style-name="_31_51"> </text:span><text:span text:style-name="_33_0">g</text:span><text:span text:style-name="_31_17">a</text:span><text:span text:style-name="_32_03">m</text:span><text:span text:style-name="_35_7">e</text:span><text:span text:style-name="_37_6"> </text:span><text:span text:style-name="_32_24">(</text:span><text:span text:style-name="_35_1">w</text:span><text:span text:style-name="_31_34">i</text:span><text:span text:style-name="_32_18">t</text:span><text:span text:style-name="_32_1">h</text:span><text:span text:style-name="_37_6"> </text:span><text:span text:style-name="_32_00">t</text:span><text:span text:style-name="_35_9">h</text:span><text:span text:style-name="_31_26">e</text:span><text:span text:style-name="_31_51"> </text:span><text:span text:style-name="_36_5">p</text:span><text:span text:style-name="_31_47">l</text:span><text:span text:style-name="_31_86">a</text:span><text:span text:style-name="_32_0">y</text:span><text:span text:style-name="_31_29">e</text:span><text:span text:style-name="_32_01">r</text:span><text:span text:style-name="_31_"> </text:span><text:span text:style-name="_31_10">B</text:span><text:span text:style-name="_31_51"> </text:span><text:span text:style-name="_36_9">o</text:span><text:span text:style-name="_31_34">m</text:span><text:span text:style-name="_31_92">i</text:span><text:span text:style-name="_36_5">t</text:span><text:span text:style-name="_31_29">t</text:span><text:span text:style-name="_32_09">e</text:span><text:span text:style-name="_34_1">d</text:span><text:span text:style-name="_31_14">)</text:span><text:span text:style-name="_31_51"> </text:span><text:span text:style-name="_36_6">i</text:span><text:span text:style-name="_31_04">s</text:span><text:span text:style-name="_31_51"> </text:span><text:span text:style-name="_32_6">f</text:span><text:span text:style-name="_31_05">r</text:span><text:span text:style-name="_31_89">e</text:span><text:span text:style-name="_32_4">q</text:span><text:span text:style-name="_31_10">u</text:span><text:span text:style-name="_32_10">e</text:span><text:span text:style-name="_35_9">n</text:span><text:span text:style-name="_31_50">t</text:span><text:span text:style-name="_31_74">l</text:span><text:span text:style-name="_32_4">y</text:span><text:span text:style-name="_37_6"> </text:span><text:span text:style-name="_31_92">u</text:span><text:span text:style-name="_32_9">s</text:span><text:span text:style-name="_31_26">e</text:span><text:span text:style-name="_32_21">d</text:span><text:span text:style-name="_31_"> </text:span><text:span text:style-name="_31_25">i</text:span><text:span text:style-name="_31_94">n</text:span><text:span text:style-name="_31_"> </text:span><text:span text:style-name="_31_13">p</text:span><text:span text:style-name="_32_21">r</text:span><text:span text:style-name="_33_9">a</text:span><text:span text:style-name="_31_49">c</text:span><text:span text:style-name="_32_19">t</text:span><text:span text:style-name="_32_9">i</text:span><text:span text:style-name="_31_49">c</text:span><text:span text:style-name="_31_92">e</text:span><text:span text:style-name="_31_"> </text:span><text:span text:style-name="_31_29">u</text:span><text:span text:style-name="_32_15">n</text:span><text:span text:style-name="_32_6">d</text:span><text:span text:style-name="_31_35">e</text:span><text:span text:style-name="_31_89">r</text:span><text:span text:style-name="_31_"> </text:span><text:span text:style-name="_31_11">t</text:span><text:span text:style-name="_31_79">h</text:span><text:span text:style-name="_36_5">e</text:span><text:span text:style-name="_37_6"> </text:span><text:span text:style-name="_32_07">n</text:span><text:span text:style-name="_33_9">a</text:span><text:span text:style-name="_31_34">m</text:span><text:span text:style-name="_31_79">e</text:span><text:span text:style-name="_31_"> </text:span><text:span text:style-name="_31_31">o</text:span><text:span text:style-name="_32_07">f</text:span><text:span text:style-name="_31_"> </text:span><text:span text:style-name="_31_05">v</text:span><text:span text:style-name="_31_86">i</text:span><text:span text:style-name="_32_0">v</text:span><text:span text:style-name="_31_17">a</text:span><text:span text:style-name="_31_51"> </text:span><text:span text:style-name="_32_4">v</text:span><text:span text:style-name="_31_26">o</text:span><text:span text:style-name="_31_91">c</text:span><text:span text:style-name="_37_2">e</text:span><text:span text:style-name="_37_6"> </text:span><text:span text:style-name="_31_80">t</text:span><text:span text:style-name="_33_5">o</text:span><text:span text:style-name="_37_6"> </text:span><text:span text:style-name="_32_04">d</text:span><text:span text:style-name="_33_6">i</text:span><text:span text:style-name="_31_28">s</text:span><text:span text:style-name="_32_18">c</text:span><text:span text:style-name="_32_9">o</text:span><text:span text:style-name="_31_25">v</text:span><text:span text:style-name="_32_04">e</text:span><text:span text:style-name="_37_4">r</text:span><text:span text:style-name="_37_6"> </text:span><text:span text:style-name="_31_80">w</text:span><text:span text:style-name="_35_3">h</text:span><text:span text:style-name="_31_05">e</text:span><text:span text:style-name="_32_24">t</text:span><text:span text:style-name="_35_3">h</text:span><text:span text:style-name="_31_13">e</text:span><text:span text:style-name="_31_94">r</text:span><text:span text:style-name="_31_"> </text:span><text:span text:style-name="_39_8">s</text:span><text:span text:style-name="_32_01">o</text:span><text:span text:style-name="_32_4">m</text:span><text:span text:style-name="_31_50">e</text:span><text:span text:style-name="_31_51"> </text:span><text:span text:style-name="_36_6">o</text:span><text:span text:style-name="_31_49">n</text:span><text:span text:style-name="_31_74">e</text:span><text:span text:style-name="_31_"> </text:span><text:span text:style-name="_31_25">r</text:span><text:span text:style-name="_31_74">e</text:span><text:span text:style-name="_32_6">a</text:span><text:span text:style-name="_31_46">l</text:span><text:span text:style-name="_31_95">l</text:span><text:span text:style-name="_35_0">y</text:span><text:span text:style-name="_37_6"> </text:span><text:span text:style-name="_32_01">u</text:span><text:span text:style-name="_35_6">n</text:span><text:span text:style-name="_31_17">d</text:span><text:span text:style-name="_31_92">e</text:span><text:span text:style-name="_34_1">r</text:span><text:span text:style-name="_31_13">s</text:span><text:span text:style-name="_31_88">t</text:span><text:span text:style-name="_37_2">a</text:span><text:span text:style-name="_31_04">n</text:span><text:span text:style-name="_32_25">d</text:span><text:span text:style-name="_32_7">s</text:span><text:span text:style-name="_37_6"> </text:span><text:span text:style-name="_31_91">s</text:span><text:span text:style-name="_32_0">o</text:span><text:span text:style-name="_31_49">m</text:span><text:span text:style-name="_32_19">e</text:span><text:span text:style-name="_32_1">t</text:span><text:span text:style-name="_31_17">h</text:span><text:span text:style-name="_31_77">i</text:span><text:span text:style-name="_37_5">n</text:span><text:span text:style-name="_31_25">g</text:span><text:span text:style-name="_31_51"> </text:span><text:span text:style-name="_34_5">o</text:span><text:span text:style-name="_39_6">r</text:span><text:span text:style-name="_31_51"> </text:span><text:span text:style-name="_35_7">h</text:span><text:span text:style-name="_31_44">a</text:span><text:span text:style-name="_31_70">s</text:span><text:span text:style-name="_31_"> </text:span><text:span text:style-name="_31_01">"</text:span><text:span text:style-name="_31_92">l</text:span><text:span text:style-name="_32_9">e</text:span><text:span text:style-name="_31_49">a</text:span><text:span text:style-name="_31_89">r</text:span><text:span text:style-name="_34_5">n</text:span><text:span text:style-name="_31_32">t</text:span><text:span text:style-name="_31_51"> </text:span><text:span text:style-name="_34_4">i</text:span><text:span text:style-name="_31_16">t</text:span><text:span text:style-name="_31_51"> </text:span><text:span text:style-name="_32_4">p</text:span><text:span text:style-name="_31_50">a</text:span><text:span text:style-name="_32_04">r</text:span><text:span text:style-name="_32_4">r</text:span><text:span text:style-name="_31_01">o</text:span><text:span text:style-name="_31_77">t</text:span><text:span text:style-name="_31_"> </text:span><text:span text:style-name="_31_50">f</text:span><text:span text:style-name="_32_09">a</text:span><text:span text:style-name="_36_9">s</text:span><text:span text:style-name="_31_32">h</text:span><text:span text:style-name="_31_91">i</text:span><text:span text:style-name="_35_0">o</text:span><text:span text:style-name="_31_19">n</text:span><text:span text:style-name="_32_24">.</text:span><text:span text:style-name="_32_1">"</text:span><text:span text:style-name="_37_6"> </text:span><text:span text:style-name="_31_91">L</text:span><text:span text:style-name="_33_8">e</text:span><text:span text:style-name="_31_16">t</text:span><text:span text:style-name="_31_51"> </text:span><text:span text:style-name="_32_9">u</text:span><text:span text:style-name="_31_31">s</text:span><text:span text:style-name="_31_51"> </text:span><text:span text:style-name="_36_6">l</text:span><text:span text:style-name="_39_6">i</text:span><text:span text:style-name="_32_15">s</text:span><text:span text:style-name="_33_6">t</text:span><text:span text:style-name="_31_20">e</text:span><text:span text:style-name="_31_71">n</text:span><text:span text:style-name="_31_"> </text:span><text:span text:style-name="_31_19">i</text:span><text:span text:style-name="_32_16">n</text:span><text:span text:style-name="_31_"> </text:span><text:span text:style-name="_31_40">t</text:span><text:span text:style-name="_31_88">o</text:span><text:span text:style-name="_31_"> </text:span><text:span text:style-name="_31_04">a</text:span><text:span text:style-name="_31_51"> </text:span><text:span text:style-name="_36_9">p</text:span><text:span text:style-name="_31_10">a</text:span><text:span text:style-name="_31_71">r</text:span><text:span text:style-name="_36_6">t</text:span><text:span text:style-name="_37_6"> </text:span><text:span text:style-name="_32_09">o</text:span><text:span text:style-name="_35_3">f</text:span><text:span text:style-name="_37_6"> </text:span><text:span text:style-name="_31_86">s</text:span><text:span text:style-name="_35_9">u</text:span><text:span text:style-name="_31_46">c</text:span><text:span text:style-name="_31_95">h</text:span><text:span text:style-name="_31_"> </text:span><text:span text:style-name="_31_04">a</text:span><text:span text:style-name="_31_51"> </text:span><text:span text:style-name="_35_3">v</text:span><text:span text:style-name="_31_26">i</text:span><text:span text:style-name="_31_88">v</text:span><text:span text:style-name="_33_6">a</text:span><text:span text:style-name="_37_6"> </text:span><text:span text:style-name="_31_77">v</text:span><text:span text:style-name="_32_1">o</text:span><text:span text:style-name="_31_25">c</text:span><text:span text:style-name="_31_76">e</text:span><text:span text:style-name="_32_9">:</text:span></text:p>
      <text:p text:style-name="P1"><text:soft-page-break/><text:span text:style-name="_31_73">I</text:span><text:span text:style-name="_32_1">n</text:span><text:span text:style-name="_31_25">t</text:span><text:span text:style-name="_31_91">e</text:span><text:span text:style-name="_32_3">r</text:span><text:span text:style-name="_39_9">r</text:span><text:span text:style-name="_32_06">o</text:span><text:span text:style-name="_32_6">g</text:span><text:span text:style-name="_31_02">a</text:span><text:span text:style-name="_32_04">t</text:span><text:span text:style-name="_37_2">o</text:span><text:span text:style-name="_31_31">r</text:span><text:span text:style-name="_32_18">:</text:span><text:span text:style-name="_31_"> </text:span><text:span text:style-name="_31_32">I</text:span><text:span text:style-name="_32_04">n</text:span><text:span text:style-name="_31_"> </text:span><text:span text:style-name="_31_40">t</text:span><text:span text:style-name="_31_86">h</text:span><text:span text:style-name="_37_4">e</text:span><text:span text:style-name="_37_6"> </text:span><text:span text:style-name="_32_01">f</text:span><text:span text:style-name="_34_5">i</text:span><text:span text:style-name="_31_05">r</text:span><text:span text:style-name="_32_01">s</text:span><text:span text:style-name="_32_1">t</text:span><text:span text:style-name="_37_6"> </text:span><text:span text:style-name="_32_06">l</text:span><text:span text:style-name="_35_0">i</text:span><text:span text:style-name="_39_9">n</text:span><text:span text:style-name="_31_77">e</text:span><text:span text:style-name="_31_"> </text:span><text:span text:style-name="_31_01">o</text:span><text:span text:style-name="_32_04">f</text:span><text:span text:style-name="_31_"> </text:span><text:span text:style-name="_39_8">y</text:span><text:span text:style-name="_31_80">o</text:span><text:span text:style-name="_32_0">u</text:span><text:span text:style-name="_31_49">r</text:span><text:span text:style-name="_31_51"> </text:span><text:span text:style-name="_33_0">s</text:span><text:span text:style-name="_31_01">o</text:span><text:span text:style-name="_32_19">n</text:span><text:span text:style-name="_32_6">n</text:span><text:span text:style-name="_31_41">e</text:span><text:span text:style-name="_31_91">t</text:span><text:span text:style-name="_31_"> </text:span><text:span text:style-name="_31_19">w</text:span><text:span text:style-name="_31_85">h</text:span><text:span text:style-name="_37_2">i</text:span><text:span text:style-name="_31_28">c</text:span><text:span text:style-name="_31_95">h</text:span><text:span text:style-name="_31_"> </text:span><text:span text:style-name="_31_01">r</text:span><text:span text:style-name="_32_16">e</text:span><text:span text:style-name="_36_9">a</text:span><text:span text:style-name="_39_9">d</text:span><text:span text:style-name="_31_80">s</text:span><text:span text:style-name="_31_"> </text:span><text:span text:style-name="_39_9">"</text:span><text:span text:style-name="_32_24">S</text:span><text:span text:style-name="_32_4">h</text:span><text:span text:style-name="_31_10">a</text:span><text:span text:style-name="_31_85">l</text:span><text:span text:style-name="_32_9">l</text:span><text:span text:style-name="_37_6"> </text:span><text:span text:style-name="_31_88">I</text:span><text:span text:style-name="_31_"> </text:span><text:span text:style-name="_31_19">c</text:span><text:span text:style-name="_32_01">o</text:span><text:span text:style-name="_36_6">m</text:span><text:span text:style-name="_31_29">p</text:span><text:span text:style-name="_31_70">a</text:span><text:span text:style-name="_36_5">r</text:span><text:span text:style-name="_31_17">e</text:span><text:span text:style-name="_31_51"> </text:span><text:span text:style-name="_32_9">t</text:span><text:span text:style-name="_31_04">h</text:span><text:span text:style-name="_31_71">e</text:span><text:span text:style-name="_35_7">e</text:span><text:span text:style-name="_37_6"> </text:span><text:span text:style-name="_31_70">t</text:span><text:span text:style-name="_33_8">o</text:span><text:span text:style-name="_37_6"> </text:span><text:span text:style-name="_31_79">a</text:span><text:span text:style-name="_31_"> </text:span><text:span text:style-name="_31_14">s</text:span><text:span text:style-name="_32_00">u</text:span><text:span text:style-name="_35_9">m</text:span><text:span text:style-name="_31_44">m</text:span><text:span text:style-name="_32_16">e</text:span><text:span text:style-name="_32_0">r</text:span><text:span text:style-name="_31_43">'</text:span><text:span text:style-name="_31_88">s</text:span><text:span text:style-name="_31_"> </text:span><text:span text:style-name="_31_34">d</text:span><text:span text:style-name="_32_22">a</text:span><text:span text:style-name="_33_6">y</text:span><text:span text:style-name="_39_6">,</text:span><text:span text:style-name="_31_74">"</text:span><text:span text:style-name="_31_"> </text:span><text:span text:style-name="_31_14">w</text:span><text:span text:style-name="_32_03">o</text:span><text:span text:style-name="_32_9">u</text:span><text:span text:style-name="_31_43">l</text:span><text:span text:style-name="_31_79">d</text:span><text:span text:style-name="_31_"> </text:span><text:span text:style-name="_31_49">n</text:span><text:span text:style-name="_32_25">o</text:span><text:span text:style-name="_32_4">t</text:span><text:span text:style-name="_37_6"> </text:span><text:span text:style-name="_31_74">"</text:span><text:span text:style-name="_32_1">a</text:span><text:span text:style-name="_37_6"> </text:span><text:span text:style-name="_31_95">s</text:span><text:span text:style-name="_36_9">p</text:span><text:span text:style-name="_31_43">r</text:span><text:span text:style-name="_32_03">i</text:span><text:span text:style-name="_37_5">n</text:span><text:span text:style-name="_39_8">g</text:span><text:span text:style-name="_31_51"> </text:span><text:span text:style-name="_35_1">d</text:span><text:span text:style-name="_31_47">a</text:span><text:span text:style-name="_31_76">y</text:span><text:span text:style-name="_34_4">"</text:span><text:span text:style-name="_37_6"> </text:span><text:span text:style-name="_32_24">d</text:span><text:span text:style-name="_35_4">o</text:span><text:span text:style-name="_37_6"> </text:span><text:span text:style-name="_31_71">a</text:span><text:span text:style-name="_36_8">s</text:span><text:span text:style-name="_37_6"> </text:span><text:span text:style-name="_31_86">w</text:span><text:span text:style-name="_35_3">e</text:span><text:span text:style-name="_31_32">l</text:span><text:span text:style-name="_31_73">l</text:span><text:span text:style-name="_31_"> </text:span><text:span text:style-name="_31_14">o</text:span><text:span text:style-name="_31_74">r</text:span><text:span text:style-name="_31_"> </text:span><text:span text:style-name="_31_17">b</text:span><text:span text:style-name="_31_79">e</text:span><text:span text:style-name="_32_9">t</text:span><text:span text:style-name="_31_26">t</text:span><text:span text:style-name="_31_94">e</text:span><text:span text:style-name="_35_1">r</text:span><text:span text:style-name="_31_14">?</text:span></text:p>
      <text:p text:style-name="P1"><text:span text:style-name="_35_6">W</text:span><text:span text:style-name="_31_41">i</text:span><text:span text:style-name="_32_21">t</text:span><text:span text:style-name="_35_7">n</text:span><text:span text:style-name="_39_8">e</text:span><text:span text:style-name="_31_76">s</text:span><text:span text:style-name="_34_4">s</text:span><text:span text:style-name="_31_16">:</text:span><text:span text:style-name="_31_51"> </text:span><text:span text:style-name="_34_4">I</text:span><text:span text:style-name="_31_13">t</text:span><text:span text:style-name="_31_51"> </text:span><text:span text:style-name="_36_0">w</text:span><text:span text:style-name="_31_29">o</text:span><text:span text:style-name="_31_77">u</text:span><text:span text:style-name="_33_5">l</text:span><text:span text:style-name="_39_8">d</text:span><text:span text:style-name="_31_79">n</text:span><text:span text:style-name="_34_1">'</text:span><text:span text:style-name="_31_13">t</text:span><text:span text:style-name="_31_51"> </text:span><text:span text:style-name="_37_1">s</text:span><text:span text:style-name="_31_25">c</text:span><text:span text:style-name="_31_94">a</text:span><text:span text:style-name="_33_6">n</text:span><text:span text:style-name="_31_34">.</text:span></text:p>
      <text:p text:style-name="P1"><text:span text:style-name="_35_7">I</text:span><text:span text:style-name="_31_35">n</text:span><text:span text:style-name="_32_18">t</text:span><text:span text:style-name="_36_0">e</text:span><text:span text:style-name="_31_31">r</text:span><text:span text:style-name="_32_24">r</text:span><text:span text:style-name="_36_9">o</text:span><text:span text:style-name="_31_32">g</text:span><text:span text:style-name="_32_07">a</text:span><text:span text:style-name="_36_6">t</text:span><text:span text:style-name="_31_43">o</text:span><text:span text:style-name="_31_95">r</text:span><text:span text:style-name="_32_4">:</text:span><text:span text:style-name="_37_6"> </text:span><text:span text:style-name="_31_77">H</text:span><text:span text:style-name="_32_6">o</text:span><text:span text:style-name="_31_16">w</text:span><text:span text:style-name="_31_51"> </text:span><text:span text:style-name="_35_0">a</text:span><text:span text:style-name="_31_40">b</text:span><text:span text:style-name="_31_94">o</text:span><text:span text:style-name="_35_9">u</text:span><text:span text:style-name="_31_43">t</text:span><text:span text:style-name="_31_51"> </text:span><text:span text:style-name="_35_4">"</text:span><text:span text:style-name="_31_25">a</text:span><text:span text:style-name="_31_51"> </text:span><text:span text:style-name="_37_2">w</text:span><text:span text:style-name="_31_32">i</text:span><text:span text:style-name="_32_04">n</text:span><text:span text:style-name="_35_6">t</text:span><text:span text:style-name="_39_9">e</text:span><text:span text:style-name="_32_21">r</text:span><text:span text:style-name="_35_0">'</text:span><text:span text:style-name="_31_02">s</text:span><text:span text:style-name="_31_51"> </text:span><text:span text:style-name="_32_4">d</text:span><text:span text:style-name="_31_46">a</text:span><text:span text:style-name="_32_21">y</text:span><text:span text:style-name="_34_1">,</text:span><text:span text:style-name="_31_49">"</text:span><text:span text:style-name="_31_51"> </text:span><text:span text:style-name="_32_1">T</text:span><text:span text:style-name="_31_11">h</text:span><text:span text:style-name="_31_85">a</text:span><text:span text:style-name="_37_4">t</text:span><text:span text:style-name="_37_6"> </text:span><text:span text:style-name="_31_85">w</text:span><text:span text:style-name="_32_1">o</text:span><text:span text:style-name="_39_9">u</text:span><text:span text:style-name="_32_03">l</text:span><text:span text:style-name="_35_0">d</text:span><text:span text:style-name="_37_6"> </text:span><text:span text:style-name="_31_74">s</text:span><text:span text:style-name="_32_4">c</text:span><text:span text:style-name="_31_17">a</text:span><text:span text:style-name="_32_25">n</text:span><text:span text:style-name="_31_"> </text:span><text:span text:style-name="_39_8">a</text:span><text:span text:style-name="_32_07">l</text:span><text:span text:style-name="_33_6">l</text:span><text:span text:style-name="_37_6"> </text:span><text:span text:style-name="_31_80">r</text:span><text:span text:style-name="_33_8">i</text:span><text:span text:style-name="_39_9">g</text:span><text:span text:style-name="_32_25">h</text:span><text:span text:style-name="_32_1">t</text:span><text:span text:style-name="_39_8">.</text:span></text:p>
      <text:p text:style-name="P1"><text:span text:style-name="_32_6">W</text:span><text:span text:style-name="_31_11">i</text:span><text:span text:style-name="_32_10">t</text:span><text:span text:style-name="_33_9">n</text:span><text:span text:style-name="_31_16">e</text:span><text:span text:style-name="_32_01">s</text:span><text:span text:style-name="_34_5">s</text:span><text:span text:style-name="_31_01">:</text:span><text:span text:style-name="_31_51"> </text:span><text:span text:style-name="_32_0">Y</text:span><text:span text:style-name="_31_28">e</text:span><text:span text:style-name="_31_86">s</text:span><text:span text:style-name="_32_4">,</text:span><text:span text:style-name="_37_6"> </text:span><text:span text:style-name="_31_94">b</text:span><text:span text:style-name="_33_6">u</text:span><text:span text:style-name="_31_29">t</text:span><text:span text:style-name="_31_51"> </text:span><text:span text:style-name="_36_6">n</text:span><text:span text:style-name="_31_44">o</text:span><text:span text:style-name="_31_74">b</text:span><text:span text:style-name="_35_0">o</text:span><text:span text:style-name="_39_8">d</text:span><text:span text:style-name="_31_85">y</text:span><text:span text:style-name="_31_"> </text:span><text:span text:style-name="_39_8">w</text:span><text:span text:style-name="_32_07">a</text:span><text:span text:style-name="_34_2">n</text:span><text:span text:style-name="_31_10">t</text:span><text:span text:style-name="_32_15">s</text:span><text:span text:style-name="_31_"> </text:span><text:span text:style-name="_31_20">t</text:span><text:span text:style-name="_32_19">o</text:span><text:span text:style-name="_31_"> </text:span><text:span text:style-name="_31_32">b</text:span><text:span text:style-name="_32_09">e</text:span><text:span text:style-name="_31_"> </text:span><text:span text:style-name="_31_43">c</text:span><text:span text:style-name="_31_76">o</text:span><text:span text:style-name="_37_2">m</text:span><text:span text:style-name="_31_43">p</text:span><text:span text:style-name="_31_80">a</text:span><text:span text:style-name="_37_5">r</text:span><text:span text:style-name="_31_04">e</text:span><text:span text:style-name="_31_91">d</text:span><text:span text:style-name="_31_"> </text:span><text:span text:style-name="_31_31">t</text:span><text:span text:style-name="_31_73">o</text:span><text:span text:style-name="_31_"> </text:span><text:span text:style-name="_31_41">a</text:span><text:span text:style-name="_31_51"> </text:span><text:span text:style-name="_32_9">w</text:span><text:span text:style-name="_39_9">i</text:span><text:span text:style-name="_32_10">n</text:span><text:span text:style-name="_33_5">t</text:span><text:span text:style-name="_31_40">e</text:span><text:span text:style-name="_31_89">r</text:span><text:span text:style-name="_37_1">'</text:span><text:span text:style-name="_31_43">s</text:span><text:span text:style-name="_31_51"> </text:span><text:span text:style-name="_37_1">d</text:span><text:span text:style-name="_39_5">a</text:span><text:span text:style-name="_31_95">y</text:span><text:span text:style-name="_35_0">.</text:span></text:p>
      <text:p text:style-name="P1"><text:span text:style-name="_32_04">I</text:span><text:span text:style-name="_35_1">n</text:span><text:span text:style-name="_39_6">t</text:span><text:span text:style-name="_32_00">e</text:span><text:span text:style-name="_33_9">r</text:span><text:span text:style-name="_31_04">r</text:span><text:span text:style-name="_32_18">o</text:span><text:span text:style-name="_36_6">g</text:span><text:span text:style-name="_31_13">a</text:span><text:span text:style-name="_31_76">t</text:span><text:span text:style-name="_36_6">o</text:span><text:span text:style-name="_31_20">r</text:span><text:span text:style-name="_32_21">:</text:span><text:span text:style-name="_31_"> </text:span><text:span text:style-name="_31_02">W</text:span><text:span text:style-name="_32_19">o</text:span><text:span text:style-name="_32_4">u</text:span><text:span text:style-name="_31_19">l</text:span><text:span text:style-name="_32_18">d</text:span><text:span text:style-name="_31_"> </text:span><text:span text:style-name="_31_14">y</text:span><text:span text:style-name="_32_22">o</text:span><text:span text:style-name="_37_2">u</text:span><text:span text:style-name="_37_6"> </text:span><text:span text:style-name="_32_18">s</text:span><text:span text:style-name="_35_6">a</text:span><text:span text:style-name="_39_9">y</text:span><text:span text:style-name="_31_51"> </text:span><text:span text:style-name="_32_6">M</text:span><text:span text:style-name="_31_01">r</text:span><text:span text:style-name="_32_10">.</text:span><text:span text:style-name="_31_"> </text:span><text:span text:style-name="_31_34">P</text:span><text:span text:style-name="_32_22">i</text:span><text:span text:style-name="_32_7">c</text:span><text:span text:style-name="_31_04">k</text:span><text:span text:style-name="_31_79">w</text:span><text:span text:style-name="_32_1">i</text:span><text:span text:style-name="_31_50">c</text:span><text:span text:style-name="_31_94">k</text:span><text:span text:style-name="_31_"> </text:span><text:span text:style-name="_31_20">r</text:span><text:span text:style-name="_32_16">e</text:span><text:span text:style-name="_33_9">m</text:span><text:span text:style-name="_31_43">i</text:span><text:span text:style-name="_32_06">n</text:span><text:span text:style-name="_35_3">d</text:span><text:span text:style-name="_31_47">e</text:span><text:span text:style-name="_32_19">d</text:span><text:span text:style-name="_31_"> </text:span><text:span text:style-name="_31_25">y</text:span><text:span text:style-name="_31_70">o</text:span><text:span text:style-name="_36_0">u</text:span><text:span text:style-name="_37_6"> </text:span><text:span text:style-name="_31_89">o</text:span><text:span text:style-name="_36_8">f</text:span><text:span text:style-name="_37_6"> </text:span><text:span text:style-name="_31_86">C</text:span><text:span text:style-name="_36_6">h</text:span><text:span text:style-name="_31_44">r</text:span><text:span text:style-name="_32_21">i</text:span><text:span text:style-name="_37_5">s</text:span><text:span text:style-name="_31_32">t</text:span><text:span text:style-name="_31_85">m</text:span><text:span text:style-name="_33_0">a</text:span><text:span text:style-name="_31_50">s</text:span><text:span text:style-name="_32_25">?</text:span></text:p>
      <text:p text:style-name="P1"><text:span text:style-name="_31_31">W</text:span><text:span text:style-name="_32_06">i</text:span><text:span text:style-name="_37_5">t</text:span><text:span text:style-name="_31_20">n</text:span><text:span text:style-name="_31_89">e</text:span><text:span text:style-name="_34_5">s</text:span><text:span text:style-name="_31_13">s</text:span><text:span text:style-name="_31_91">:</text:span><text:span text:style-name="_31_"> </text:span><text:span text:style-name="_31_05">I</text:span><text:span text:style-name="_32_19">n</text:span><text:span text:style-name="_31_"> </text:span><text:span text:style-name="_31_25">a</text:span><text:span text:style-name="_31_51"> </text:span><text:span text:style-name="_32_3">w</text:span><text:span text:style-name="_31_04">a</text:span><text:span text:style-name="_31_77">y</text:span><text:span text:style-name="_35_3">.</text:span></text:p>
      <text:p text:style-name="P1"><text:span text:style-name="_32_09">I</text:span><text:span text:style-name="_32_1">n</text:span><text:span text:style-name="_31_05">t</text:span><text:span text:style-name="_31_85">e</text:span><text:span text:style-name="_33_5">r</text:span><text:span text:style-name="_31_29">r</text:span><text:span text:style-name="_32_10">o</text:span><text:span text:style-name="_35_9">g</text:span><text:span text:style-name="_31_10">a</text:span><text:span text:style-name="_31_80">t</text:span><text:span text:style-name="_35_7">o</text:span><text:span text:style-name="_31_17">r</text:span><text:span text:style-name="_32_07">:</text:span><text:span text:style-name="_31_"> </text:span><text:span text:style-name="_31_11">Y</text:span><text:span text:style-name="_32_03">e</text:span><text:span text:style-name="_34_1">t</text:span><text:span text:style-name="_37_6"> </text:span><text:span text:style-name="_32_19">C</text:span><text:span text:style-name="_32_4">h</text:span><text:span text:style-name="_31_17">r</text:span><text:span text:style-name="_32_24">i</text:span><text:span text:style-name="_32_0">s</text:span><text:span text:style-name="_31_04">t</text:span><text:span text:style-name="_31_94">m</text:span><text:span text:style-name="_34_5">a</text:span><text:span text:style-name="_31_41">s</text:span><text:span text:style-name="_31_51"> </text:span><text:span text:style-name="_36_9">i</text:span><text:span text:style-name="_31_34">s</text:span><text:span text:style-name="_31_51"> </text:span><text:span text:style-name="_34_1">a</text:span><text:span text:style-name="_37_6"> </text:span><text:span text:style-name="_31_92">w</text:span><text:span text:style-name="_32_4">i</text:span><text:span text:style-name="_31_43">n</text:span><text:span text:style-name="_31_79">t</text:span><text:span text:style-name="_35_0">e</text:span><text:span text:style-name="_31_40">r</text:span><text:span text:style-name="_31_70">'</text:span><text:span text:style-name="_35_4">s</text:span><text:span text:style-name="_37_6"> </text:span><text:span text:style-name="_31_80">d</text:span><text:span text:style-name="_36_5">a</text:span><text:span text:style-name="_31_28">y</text:span><text:span text:style-name="_32_21">,</text:span><text:span text:style-name="_31_"> </text:span><text:span text:style-name="_31_01">a</text:span><text:span text:style-name="_32_21">n</text:span><text:span text:style-name="_37_1">d</text:span><text:span text:style-name="_37_6"> </text:span><text:span text:style-name="_31_91">I</text:span><text:span text:style-name="_31_"> </text:span><text:span text:style-name="_31_41">d</text:span><text:span text:style-name="_31_77">o</text:span><text:span text:style-name="_31_"> </text:span><text:span text:style-name="_31_11">n</text:span><text:span text:style-name="_32_03">o</text:span><text:span text:style-name="_37_2">t</text:span><text:span text:style-name="_37_6"> </text:span><text:span text:style-name="_31_77">t</text:span><text:span text:style-name="_34_4">h</text:span><text:span text:style-name="_31_44">i</text:span><text:span text:style-name="_32_07">n</text:span><text:span text:style-name="_33_5">k</text:span><text:span text:style-name="_37_6"> </text:span><text:span text:style-name="_31_70">M</text:span><text:span text:style-name="_37_1">r</text:span><text:span text:style-name="_31_25">.</text:span><text:span text:style-name="_31_51"> </text:span><text:span text:style-name="_36_5">P</text:span><text:span text:style-name="_31_49">i</text:span><text:span text:style-name="_32_19">c</text:span><text:span text:style-name="_32_0">k</text:span><text:span text:style-name="_31_35">w</text:span><text:span text:style-name="_32_00">i</text:span><text:span text:style-name="_36_8">c</text:span><text:span text:style-name="_31_34">k</text:span><text:span text:style-name="_31_51"> </text:span><text:span text:style-name="_34_4">w</text:span><text:span text:style-name="_31_44">o</text:span><text:span text:style-name="_32_19">u</text:span><text:span text:style-name="_32_3">l</text:span><text:span text:style-name="_31_35">d</text:span><text:span text:style-name="_31_51"> </text:span><text:span text:style-name="_35_7">m</text:span><text:span text:style-name="_31_50">i</text:span><text:span text:style-name="_32_10">n</text:span><text:span text:style-name="_32_7">d</text:span><text:span text:style-name="_37_6"> </text:span><text:span text:style-name="_31_94">t</text:span><text:span text:style-name="_35_3">h</text:span><text:span text:style-name="_31_19">e</text:span><text:span text:style-name="_31_51"> </text:span><text:span text:style-name="_34_1">c</text:span><text:span text:style-name="_39_6">o</text:span><text:span text:style-name="_31_92">m</text:span><text:span text:style-name="_37_4">p</text:span><text:span text:style-name="_31_25">a</text:span><text:span text:style-name="_32_21">r</text:span><text:span text:style-name="_35_3">i</text:span><text:span text:style-name="_31_40">s</text:span><text:span text:style-name="_32_25">o</text:span><text:span text:style-name="_36_0">n</text:span><text:span text:style-name="_31_11">.</text:span></text:p>
      <text:p text:style-name="P1"><text:span text:style-name="_33_0">W</text:span><text:span text:style-name="_39_8">i</text:span><text:span text:style-name="_31_86">t</text:span><text:span text:style-name="_33_8">n</text:span><text:span text:style-name="_31_31">e</text:span><text:span text:style-name="_32_21">s</text:span><text:span text:style-name="_32_7">s</text:span><text:span text:style-name="_31_05">:</text:span><text:span text:style-name="_31_51"> </text:span><text:span text:style-name="_37_1">I</text:span><text:span text:style-name="_37_6"> </text:span><text:span text:style-name="_31_94">d</text:span><text:span text:style-name="_33_5">o</text:span><text:span text:style-name="_31_25">n</text:span><text:span text:style-name="_31_85">'</text:span><text:span text:style-name="_37_4">t</text:span><text:span text:style-name="_37_6"> </text:span><text:span text:style-name="_31_73">t</text:span><text:span text:style-name="_35_3">h</text:span><text:span text:style-name="_31_41">i</text:span><text:span text:style-name="_32_25">n</text:span><text:span text:style-name="_37_4">k</text:span><text:span text:style-name="_37_6"> </text:span><text:span text:style-name="_31_76">y</text:span><text:span text:style-name="_32_4">o</text:span><text:span text:style-name="_31_50">u</text:span><text:span text:style-name="_32_09">'</text:span><text:span text:style-name="_34_4">r</text:span><text:span text:style-name="_31_41">e</text:span><text:span text:style-name="_31_51"> </text:span><text:span text:style-name="_35_1">s</text:span><text:span text:style-name="_31_47">e</text:span><text:span text:style-name="_32_00">r</text:span><text:span text:style-name="_34_1">i</text:span><text:span text:style-name="_31_14">o</text:span><text:span text:style-name="_31_88">u</text:span><text:span text:style-name="_34_5">s</text:span><text:span text:style-name="_31_17">.</text:span><text:span text:style-name="_31_51"> </text:span><text:span text:style-name="_33_5">B</text:span><text:span text:style-name="_31_02">y</text:span><text:span text:style-name="_31_51"> </text:span><text:span text:style-name="_33_9">a</text:span><text:span text:style-name="_37_6"> </text:span><text:span text:style-name="_32_24">w</text:span><text:span text:style-name="_36_5">i</text:span><text:span text:style-name="_31_49">n</text:span><text:span text:style-name="_32_04">t</text:span><text:span text:style-name="_32_6">e</text:span><text:span text:style-name="_31_40">r</text:span><text:span text:style-name="_32_18">'</text:span><text:span text:style-name="_35_6">s</text:span><text:span text:style-name="_37_6"> </text:span><text:span text:style-name="_31_95">d</text:span><text:span text:style-name="_36_0">a</text:span><text:span text:style-name="_39_8">y</text:span><text:span text:style-name="_31_51"> </text:span><text:span text:style-name="_34_2">o</text:span><text:span text:style-name="_31_47">n</text:span><text:span text:style-name="_31_86">e</text:span><text:span text:style-name="_31_"> </text:span><text:span text:style-name="_31_32">m</text:span><text:span text:style-name="_32_19">e</text:span><text:span text:style-name="_36_8">a</text:span><text:span text:style-name="_31_49">n</text:span><text:span text:style-name="_31_77">s</text:span><text:span text:style-name="_31_"> </text:span><text:span text:style-name="_39_6">a</text:span><text:span text:style-name="_31_51"> </text:span><text:span text:style-name="_34_1">t</text:span><text:span text:style-name="_31_41">y</text:span><text:span text:style-name="_31_80">p</text:span><text:span text:style-name="_36_0">i</text:span><text:span text:style-name="_31_04">c</text:span><text:span text:style-name="_32_00">a</text:span><text:span text:style-name="_35_9">l</text:span><text:span text:style-name="_37_6"> </text:span><text:span text:style-name="_32_19">w</text:span><text:span text:style-name="_36_9">i</text:span><text:span text:style-name="_31_49">n</text:span><text:span text:style-name="_31_95">t</text:span><text:span text:style-name="_35_0">e</text:span><text:span text:style-name="_31_47">r</text:span><text:span text:style-name="_32_21">'</text:span><text:span text:style-name="_33_5">s</text:span><text:span text:style-name="_37_6"> </text:span><text:span text:style-name="_32_24">d</text:span><text:span text:style-name="_35_7">a</text:span><text:span text:style-name="_31_28">y</text:span><text:span text:style-name="_31_88">,</text:span><text:span text:style-name="_31_"> </text:span><text:span text:style-name="_31_13">r</text:span><text:span text:style-name="_31_89">a</text:span><text:span text:style-name="_35_4">t</text:span><text:span text:style-name="_31_29">h</text:span><text:span text:style-name="_31_89">e</text:span><text:span text:style-name="_35_4">r</text:span><text:span text:style-name="_37_6"> </text:span><text:span text:style-name="_32_22">t</text:span><text:span text:style-name="_32_9">h</text:span><text:span text:style-name="_31_13">a</text:span><text:span text:style-name="_32_01">n</text:span><text:span text:style-name="_31_"> </text:span><text:span text:style-name="_31_49">a</text:span><text:span text:style-name="_31_51"> </text:span><text:span text:style-name="_33_6">s</text:span><text:span text:style-name="_31_44">p</text:span><text:span text:style-name="_31_79">e</text:span><text:span text:style-name="_36_0">c</text:span><text:span text:style-name="_31_40">i</text:span><text:span text:style-name="_32_01">a</text:span><text:span text:style-name="_35_3">l</text:span><text:span text:style-name="_37_6"> </text:span><text:span text:style-name="_31_94">o</text:span><text:span text:style-name="_35_9">n</text:span><text:span text:style-name="_31_05">e</text:span><text:span text:style-name="_31_51"> </text:span><text:span text:style-name="_37_4">l</text:span><text:span text:style-name="_31_34">i</text:span><text:span text:style-name="_32_09">k</text:span><text:span text:style-name="_35_3">e</text:span><text:span text:style-name="_37_6"> </text:span><text:span text:style-name="_32_25">C</text:span><text:span text:style-name="_34_5">h</text:span><text:span text:style-name="_31_34">r</text:span><text:span text:style-name="_31_86">i</text:span><text:span text:style-name="_33_9">s</text:span><text:span text:style-name="_31_02">t</text:span><text:span text:style-name="_32_21">m</text:span><text:span text:style-name="_32_0">a</text:span><text:span text:style-name="_31_25">s</text:span><text:span text:style-name="_31_85">.</text:span></text:p>
      <text:p text:style-name="P1"><text:span text:style-name="_39_6">A</text:span><text:span text:style-name="_32_07">n</text:span><text:span text:style-name="_34_1">d</text:span><text:span text:style-name="_37_6"> </text:span><text:span text:style-name="_32_01">s</text:span><text:span text:style-name="_33_5">o</text:span><text:span text:style-name="_37_6"> </text:span><text:span text:style-name="_31_85">o</text:span><text:span text:style-name="_33_6">n</text:span><text:span text:style-name="_31_29">,</text:span><text:span text:style-name="_31_51"> </text:span><text:span text:style-name="_32_9">W</text:span><text:span text:style-name="_31_02">h</text:span><text:span text:style-name="_31_88">a</text:span><text:span text:style-name="_35_0">t</text:span><text:span text:style-name="_37_6"> </text:span><text:span text:style-name="_31_94">w</text:span><text:span text:style-name="_32_0">o</text:span><text:span text:style-name="_31_17">u</text:span><text:span text:style-name="_32_06">l</text:span><text:span text:style-name="_35_7">d</text:span><text:span text:style-name="_37_6"> </text:span><text:span text:style-name="_31_79">P</text:span><text:span text:style-name="_33_6">r</text:span><text:span text:style-name="_31_19">o</text:span><text:span text:style-name="_31_77">f</text:span><text:span text:style-name="_37_5">e</text:span><text:span text:style-name="_31_17">s</text:span><text:span text:style-name="_32_03">s</text:span><text:span text:style-name="_37_4">o</text:span><text:span text:style-name="_31_13">r</text:span><text:span text:style-name="_31_51"> </text:span><text:span text:style-name="_32_4">J</text:span><text:span text:style-name="_31_26">e</text:span><text:span text:style-name="_32_24">f</text:span><text:span text:style-name="_35_0">f</text:span><text:span text:style-name="_31_43">e</text:span><text:span text:style-name="_32_22">r</text:span><text:span text:style-name="_32_7">s</text:span><text:span text:style-name="_31_50">o</text:span><text:span text:style-name="_32_22">n</text:span><text:span text:style-name="_31_"> </text:span><text:span text:style-name="_31_02">s</text:span><text:span text:style-name="_31_79">a</text:span><text:span text:style-name="_35_6">y</text:span><text:span text:style-name="_37_6"> </text:span><text:span text:style-name="_31_86">i</text:span><text:span text:style-name="_33_8">f</text:span><text:span text:style-name="_37_6"> </text:span><text:span text:style-name="_32_22">t</text:span><text:span text:style-name="_35_7">h</text:span><text:span text:style-name="_31_19">e</text:span><text:span text:style-name="_31_51"> </text:span><text:span text:style-name="_33_0">s</text:span><text:span text:style-name="_31_32">o</text:span><text:span text:style-name="_32_22">n</text:span><text:span text:style-name="_33_0">n</text:span><text:span text:style-name="_31_50">e</text:span><text:span text:style-name="_31_88">t</text:span>-<text:span text:style-name="_31_34">w</text:span><text:span text:style-name="_32_21">r</text:span><text:span text:style-name="_35_7">i</text:span><text:span text:style-name="_31_11">t</text:span><text:span text:style-name="_32_21">i</text:span><text:span text:style-name="_34_1">n</text:span><text:span text:style-name="_31_02">g</text:span><text:span text:style-name="_31_51"> </text:span><text:span text:style-name="_32_4">m</text:span><text:span text:style-name="_31_50">a</text:span><text:span text:style-name="_32_01">c</text:span><text:span text:style-name="_32_3">h</text:span><text:span text:style-name="_31_50">i</text:span><text:span text:style-name="_32_21">n</text:span><text:span text:style-name="_32_3">e</text:span><text:span text:style-name="_37_6"> </text:span><text:span text:style-name="_32_03">w</text:span><text:span text:style-name="_33_6">a</text:span><text:span text:style-name="_31_49">s</text:span><text:span text:style-name="_31_51"> </text:span><text:span text:style-name="_32_4">a</text:span><text:span text:style-name="_31_17">b</text:span><text:span text:style-name="_32_07">l</text:span><text:span text:style-name="_32_6">e</text:span><text:span text:style-name="_37_6"> </text:span><text:span text:style-name="_32_06">t</text:span><text:span text:style-name="_35_4">o</text:span><text:span text:style-name="_37_6"> </text:span><text:span text:style-name="_31_71">a</text:span><text:span text:style-name="_36_0">n</text:span><text:span text:style-name="_31_05">s</text:span><text:span text:style-name="_31_85">w</text:span><text:span text:style-name="_34_2">e</text:span><text:span text:style-name="_31_47">r</text:span><text:span text:style-name="_31_51"> </text:span><text:span text:style-name="_34_5">l</text:span><text:span text:style-name="_31_32">i</text:span><text:span text:style-name="_32_22">k</text:span><text:span text:style-name="_36_8">e</text:span><text:span text:style-name="_37_6"> </text:span><text:span text:style-name="_32_21">t</text:span><text:span text:style-name="_33_9">h</text:span><text:span text:style-name="_31_31">i</text:span><text:span text:style-name="_31_95">s</text:span><text:span text:style-name="_31_"> </text:span><text:span text:style-name="_31_17">i</text:span><text:span text:style-name="_31_92">n</text:span><text:span text:style-name="_31_"> </text:span><text:span text:style-name="_31_13">t</text:span><text:span text:style-name="_31_70">h</text:span><text:span text:style-name="_36_0">e</text:span><text:span text:style-name="_37_6"> </text:span><text:span text:style-name="_31_92">v</text:span><text:span text:style-name="_32_1">i</text:span><text:span text:style-name="_39_5">v</text:span><text:span text:style-name="_31_89">a</text:span><text:span text:style-name="_31_"> </text:span><text:span text:style-name="_39_9">v</text:span><text:span text:style-name="_32_10">o</text:span><text:span text:style-name="_36_9">c</text:span><text:span text:style-name="_31_46">e</text:span><text:span text:style-name="_32_00">?</text:span><text:span text:style-name="_31_"> </text:span><text:span text:style-name="_31_49">I</text:span><text:span text:style-name="_31_51"> </text:span><text:span text:style-name="_33_0">d</text:span><text:span text:style-name="_31_05">o</text:span><text:span text:style-name="_31_51"> </text:span><text:span text:style-name="_33_8">n</text:span><text:span text:style-name="_31_02">o</text:span><text:span text:style-name="_31_76">t</text:span><text:span text:style-name="_31_"> </text:span><text:span text:style-name="_31_46">k</text:span><text:span text:style-name="_32_18">n</text:span><text:span text:style-name="_35_4">o</text:span><text:span text:style-name="_31_19">w</text:span><text:span text:style-name="_31_51"> </text:span><text:span text:style-name="_36_6">w</text:span><text:span text:style-name="_31_13">h</text:span><text:span text:style-name="_31_94">e</text:span><text:span text:style-name="_35_9">t</text:span><text:span text:style-name="_31_29">h</text:span><text:span text:style-name="_32_04">e</text:span><text:span text:style-name="_37_1">r</text:span><text:span text:style-name="_37_6"> </text:span><text:span text:style-name="_32_06">h</text:span><text:span text:style-name="_33_9">e</text:span><text:span text:style-name="_37_6"> </text:span><text:span text:style-name="_32_04">w</text:span><text:span text:style-name="_34_5">o</text:span><text:span text:style-name="_39_8">u</text:span><text:span text:style-name="_31_88">l</text:span><text:span text:style-name="_33_6">d</text:span><text:span text:style-name="_37_6"> </text:span><text:span text:style-name="_31_73">r</text:span><text:span text:style-name="_32_4">e</text:span><text:span text:style-name="_31_28">g</text:span><text:span text:style-name="_31_91">a</text:span><text:span text:style-name="_35_3">r</text:span><text:span text:style-name="_31_28">d</text:span><text:span text:style-name="_31_51"> </text:span><text:span text:style-name="_33_5">t</text:span><text:span text:style-name="_31_10">h</text:span><text:span text:style-name="_31_77">e</text:span><text:span text:style-name="_31_"> </text:span><text:span text:style-name="_31_17">m</text:span><text:span text:style-name="_31_76">a</text:span><text:span text:style-name="_32_0">c</text:span><text:span text:style-name="_31_32">h</text:span><text:span text:style-name="_32_01">i</text:span><text:span text:style-name="_33_5">n</text:span><text:span text:style-name="_39_6">e</text:span><text:span text:style-name="_31_51"> </text:span><text:span text:style-name="_32_6">a</text:span><text:span text:style-name="_31_44">s</text:span><text:span text:style-name="_31_51"> </text:span><text:span text:style-name="_36_0">"</text:span><text:span text:style-name="_31_25">m</text:span><text:span text:style-name="_31_71">e</text:span><text:span text:style-name="_35_1">r</text:span><text:span text:style-name="_31_41">e</text:span><text:span text:style-name="_31_86">l</text:span><text:span text:style-name="_32_9">y</text:span><text:span text:style-name="_37_6"> </text:span><text:span text:style-name="_31_74">a</text:span><text:span text:style-name="_32_9">r</text:span><text:span text:style-name="_31_01">t</text:span><text:span text:style-name="_31_80">i</text:span><text:span text:style-name="_33_5">f</text:span><text:span text:style-name="_31_25">i</text:span><text:span text:style-name="_32_21">c</text:span><text:span text:style-name="_32_0">i</text:span><text:span text:style-name="_39_8">a</text:span><text:span text:style-name="_31_79">l</text:span><text:span text:style-name="_34_1">l</text:span><text:span text:style-name="_31_46">y</text:span><text:span text:style-name="_31_51"> </text:span><text:span text:style-name="_37_1">s</text:span><text:span text:style-name="_31_47">i</text:span><text:span text:style-name="_31_95">g</text:span><text:span text:style-name="_37_5">n</text:span><text:span text:style-name="_31_04">a</text:span><text:span text:style-name="_32_24">l</text:span><text:span text:style-name="_32_9">l</text:span><text:span text:style-name="_39_9">i</text:span><text:span text:style-name="_32_25">n</text:span><text:span text:style-name="_33_5">g</text:span><text:span text:style-name="_39_5">"</text:span><text:span text:style-name="_31_51"> </text:span><text:span text:style-name="_37_4">t</text:span><text:span text:style-name="_31_41">h</text:span><text:span text:style-name="_32_09">e</text:span><text:span text:style-name="_32_0">s</text:span><text:span text:style-name="_31_29">e</text:span><text:span text:style-name="_31_51"> </text:span><text:span text:style-name="_32_1">a</text:span><text:span text:style-name="_31_19">n</text:span><text:span text:style-name="_31_85">s</text:span><text:span text:style-name="_35_9">w</text:span><text:span text:style-name="_31_28">e</text:span><text:span text:style-name="_32_06">r</text:span><text:span text:style-name="_36_5">s</text:span><text:span text:style-name="_31_10">,</text:span><text:span text:style-name="_31_51"> </text:span><text:span text:style-name="_33_6">b</text:span><text:span text:style-name="_31_19">u</text:span><text:span text:style-name="_31_73">t</text:span><text:span text:style-name="_31_"> </text:span><text:span text:style-name="_31_41">i</text:span><text:span text:style-name="_32_18">f</text:span><text:span text:style-name="_31_"> </text:span><text:span text:style-name="_31_49">t</text:span><text:span text:style-name="_31_71">h</text:span><text:span text:style-name="_32_9">e</text:span><text:span text:style-name="_37_6"> </text:span><text:span text:style-name="_32_18">a</text:span><text:span text:style-name="_35_4">n</text:span><text:span text:style-name="_31_47">s</text:span><text:span text:style-name="_32_01">w</text:span><text:span text:style-name="_32_4">e</text:span><text:span text:style-name="_31_44">r</text:span><text:span text:style-name="_32_22">s</text:span><text:span text:style-name="_31_"> </text:span><text:span text:style-name="_39_5">w</text:span><text:span text:style-name="_31_85">e</text:span><text:span text:style-name="_33_8">r</text:span><text:span text:style-name="_31_01">e</text:span><text:span text:style-name="_31_51"> </text:span><text:span text:style-name="_35_9">a</text:span><text:span text:style-name="_31_40">s</text:span><text:span text:style-name="_31_51"> </text:span><text:span text:style-name="_35_4">s</text:span><text:span text:style-name="_31_28">a</text:span><text:span text:style-name="_32_03">t</text:span><text:span text:style-name="_35_1">i</text:span><text:span text:style-name="_31_05">s</text:span><text:span text:style-name="_32_19">f</text:span><text:span text:style-name="_32_9">a</text:span><text:span text:style-name="_31_43">c</text:span><text:span text:style-name="_32_09">t</text:span><text:span text:style-name="_35_7">o</text:span><text:span text:style-name="_31_05">r</text:span><text:span text:style-name="_31_94">y</text:span><text:span text:style-name="_31_"> </text:span><text:span text:style-name="_31_26">a</text:span><text:span text:style-name="_32_19">n</text:span><text:span text:style-name="_32_3">d</text:span><text:span text:style-name="_37_6"> </text:span><text:span text:style-name="_32_25">s</text:span><text:span text:style-name="_34_4">u</text:span><text:span text:style-name="_31_40">s</text:span><text:span text:style-name="_32_16">t</text:span><text:span text:style-name="_34_4">a</text:span><text:span text:style-name="_31_43">i</text:span><text:span text:style-name="_31_89">n</text:span><text:span text:style-name="_32_0">e</text:span><text:span text:style-name="_31_43">d</text:span><text:span text:style-name="_31_51"> </text:span><text:span text:style-name="_33_6">a</text:span><text:span text:style-name="_39_6">s</text:span><text:span text:style-name="_31_51"> </text:span><text:span text:style-name="_32_6">i</text:span><text:span text:style-name="_31_40">n</text:span><text:span text:style-name="_31_51"> </text:span><text:span text:style-name="_32_3">t</text:span><text:span text:style-name="_31_32">h</text:span><text:span text:style-name="_32_10">e</text:span><text:span text:style-name="_31_"> </text:span><text:span text:style-name="_31_14">a</text:span><text:span text:style-name="_31_85">b</text:span><text:span text:style-name="_32_9">o</text:span><text:span text:style-name="_31_25">v</text:span><text:span text:style-name="_31_80">e</text:span><text:span text:style-name="_31_"> </text:span><text:span text:style-name="_39_5">p</text:span><text:span text:style-name="_32_04">a</text:span><text:span text:style-name="_34_5">s</text:span><text:span text:style-name="_39_8">s</text:span><text:span text:style-name="_32_00">a</text:span><text:span text:style-name="_33_9">g</text:span><text:span text:style-name="_31_14">e</text:span><text:span text:style-name="_31_51"> </text:span><text:span text:style-name="_35_0">I</text:span><text:span text:style-name="_37_6"> </text:span><text:span text:style-name="_32_21">d</text:span><text:span text:style-name="_34_2">o</text:span><text:span text:style-name="_37_6"> </text:span><text:span text:style-name="_32_15">n</text:span><text:span text:style-name="_37_4">o</text:span><text:span text:style-name="_31_47">t</text:span><text:span text:style-name="_31_51"> </text:span><text:span text:style-name="_32_7">t</text:span><text:span text:style-name="_31_10">h</text:span><text:span text:style-name="_32_03">i</text:span><text:span text:style-name="_35_7">n</text:span><text:span text:style-name="_39_8">k</text:span><text:span text:style-name="_31_51"> </text:span><text:span text:style-name="_32_7">h</text:span><text:span text:style-name="_39_8">e</text:span><text:span text:style-name="_31_51"> </text:span><text:span text:style-name="_37_4">w</text:span><text:span text:style-name="_31_40">o</text:span><text:span text:style-name="_32_16">u</text:span><text:span text:style-name="_34_1">l</text:span><text:span text:style-name="_39_6">d</text:span><text:span text:style-name="_31_51"> </text:span><text:span text:style-name="_36_8">d</text:span><text:span text:style-name="_31_13">e</text:span><text:span text:style-name="_32_07">s</text:span><text:span text:style-name="_32_9">c</text:span><text:span text:style-name="_31_35">r</text:span><text:span text:style-name="_31_86">i</text:span><text:span text:style-name="_34_4">b</text:span><text:span text:style-name="_39_8">e</text:span><text:span text:style-name="_31_51"> </text:span><text:span text:style-name="_34_5">i</text:span><text:span text:style-name="_31_14">t</text:span><text:span text:style-name="_31_51"> </text:span><text:span text:style-name="_37_1">a</text:span><text:span text:style-name="_39_5">s</text:span><text:span text:style-name="_31_51"> </text:span><text:span text:style-name="_36_5">"</text:span><text:span text:style-name="_31_43">a</text:span><text:span text:style-name="_32_15">n</text:span><text:span text:style-name="_31_"> </text:span><text:span text:style-name="_31_47">e</text:span><text:span text:style-name="_32_15">a</text:span><text:span text:style-name="_37_2">s</text:span><text:span text:style-name="_31_11">y</text:span><text:span text:style-name="_31_51"> </text:span><text:span text:style-name="_36_9">c</text:span><text:span text:style-name="_39_6">o</text:span><text:span text:style-name="_32_22">n</text:span><text:span text:style-name="_32_0">t</text:span><text:span text:style-name="_31_40">r</text:span><text:span text:style-name="_31_79">i</text:span><text:span text:style-name="_36_8">v</text:span><text:span text:style-name="_31_02">a</text:span><text:span text:style-name="_32_24">n</text:span><text:span text:style-name="_37_2">c</text:span><text:span text:style-name="_31_11">e</text:span><text:span text:style-name="_31_70">.</text:span><text:span text:style-name="_35_9">"</text:span><text:span text:style-name="_37_6"> </text:span><text:span text:style-name="_32_21">T</text:span><text:span text:style-name="_35_4">h</text:span><text:span text:style-name="_31_01">i</text:span><text:span text:style-name="_31_86">s</text:span><text:span text:style-name="_31_"> </text:span><text:span text:style-name="_31_31">p</text:span><text:span text:style-name="_31_95">h</text:span><text:span text:style-name="_33_9">r</text:span><text:span text:style-name="_31_13">a</text:span><text:span text:style-name="_32_03">s</text:span><text:span text:style-name="_35_9">e</text:span><text:span text:style-name="_37_6"> </text:span><text:span text:style-name="_31_95">i</text:span><text:span text:style-name="_37_4">s</text:span><text:span text:style-name="_31_25">,</text:span><text:span text:style-name="_31_51"> </text:span><text:span text:style-name="_33_8">I</text:span><text:span text:style-name="_37_6"> </text:span><text:span text:style-name="_31_95">t</text:span><text:span text:style-name="_32_1">h</text:span><text:span text:style-name="_31_49">i</text:span><text:span text:style-name="_31_77">n</text:span><text:span text:style-name="_36_9">k</text:span><text:span text:style-name="_31_41">,</text:span><text:span text:style-name="_31_51"> </text:span><text:span text:style-name="_36_0">i</text:span><text:span text:style-name="_31_13">n</text:span><text:span text:style-name="_31_73">t</text:span><text:span text:style-name="_33_8">e</text:span><text:span text:style-name="_31_34">n</text:span><text:span text:style-name="_31_92">d</text:span><text:span text:style-name="_34_5">e</text:span><text:span text:style-name="_31_01">d</text:span><text:span text:style-name="_31_51"> </text:span><text:span text:style-name="_35_4">t</text:span><text:span text:style-name="_31_28">o</text:span><text:span text:style-name="_31_51"> </text:span><text:span text:style-name="_33_0">c</text:span><text:span text:style-name="_31_19">o</text:span><text:span text:style-name="_32_01">v</text:span><text:span text:style-name="_32_7">e</text:span><text:span text:style-name="_31_01">r</text:span><text:span text:style-name="_31_51"> </text:span><text:span text:style-name="_32_0">s</text:span><text:span text:style-name="_31_40">u</text:span><text:span text:style-name="_31_71">c</text:span><text:span text:style-name="_36_8">h</text:span><text:span text:style-name="_37_6"> </text:span><text:span text:style-name="_31_88">d</text:span><text:span text:style-name="_34_4">e</text:span><text:span text:style-name="_31_35">v</text:span><text:span text:style-name="_32_18">i</text:span><text:span text:style-name="_33_6">c</text:span><text:span text:style-name="_31_16">e</text:span><text:span text:style-name="_31_77">s</text:span><text:span text:style-name="_31_"> </text:span><text:span text:style-name="_31_46">a</text:span><text:span text:style-name="_31_94">s</text:span><text:span text:style-name="_31_"> </text:span><text:span text:style-name="_31_41">t</text:span><text:span text:style-name="_31_85">h</text:span><text:span text:style-name="_33_9">e</text:span><text:span text:style-name="_37_6"> </text:span><text:span text:style-name="_32_04">i</text:span><text:span text:style-name="_32_7">n</text:span><text:span text:style-name="_31_20">c</text:span><text:span text:style-name="_31_91">l</text:span><text:span text:style-name="_34_1">u</text:span><text:span text:style-name="_31_25">s</text:span><text:span text:style-name="_32_00">i</text:span><text:span text:style-name="_33_0">o</text:span><text:span text:style-name="_31_50">n</text:span><text:span text:style-name="_31_51"> </text:span><text:span text:style-name="_33_6">i</text:span><text:span text:style-name="_31_11">n</text:span><text:span text:style-name="_31_51"> </text:span><text:span text:style-name="_36_6">t</text:span><text:span text:style-name="_31_49">h</text:span><text:span text:style-name="_31_70">e</text:span><text:span text:style-name="_31_"> </text:span><text:span text:style-name="_31_46">m</text:span><text:span text:style-name="_31_94">a</text:span><text:span text:style-name="_33_6">c</text:span><text:span text:style-name="_31_46">h</text:span><text:span text:style-name="_31_76">i</text:span><text:span text:style-name="_35_0">n</text:span><text:span text:style-name="_31_25">e</text:span><text:span text:style-name="_31_51"> </text:span><text:span text:style-name="_35_0">o</text:span><text:span text:style-name="_31_11">f</text:span><text:span text:style-name="_31_51"> </text:span><text:span text:style-name="_32_0">a</text:span><text:span text:style-name="_37_6"> </text:span><text:span text:style-name="_32_03">r</text:span><text:span text:style-name="_35_7">e</text:span><text:span text:style-name="_31_32">c</text:span><text:span text:style-name="_32_22">o</text:span><text:span text:style-name="_34_2">r</text:span><text:span text:style-name="_31_16">d</text:span><text:span text:style-name="_31_51"> </text:span><text:span text:style-name="_35_7">o</text:span><text:span text:style-name="_31_28">f</text:span><text:span text:style-name="_31_51"> </text:span><text:span text:style-name="_33_6">s</text:span><text:span text:style-name="_31_10">o</text:span><text:span text:style-name="_32_09">m</text:span><text:span text:style-name="_35_3">e</text:span><text:span text:style-name="_31_10">o</text:span><text:span text:style-name="_31_95">n</text:span><text:span text:style-name="_32_9">e</text:span><text:span text:style-name="_37_6"> </text:span><text:span text:style-name="_31_79">r</text:span><text:span text:style-name="_32_9">e</text:span><text:span text:style-name="_31_13">a</text:span><text:span text:style-name="_31_92">d</text:span><text:span text:style-name="_37_2">i</text:span><text:span text:style-name="_31_04">n</text:span><text:span text:style-name="_32_00">g</text:span><text:span text:style-name="_31_"> </text:span><text:span text:style-name="_31_25">a</text:span><text:span text:style-name="_31_51"> </text:span><text:span text:style-name="_35_4">s</text:span><text:span text:style-name="_31_01">o</text:span><text:span text:style-name="_31_86">n</text:span><text:span text:style-name="_35_4">n</text:span><text:span text:style-name="_31_25">e</text:span><text:span text:style-name="_32_04">t</text:span><text:span text:style-name="_37_5">,</text:span><text:span text:style-name="_37_6"> </text:span><text:span text:style-name="_31_89">w</text:span><text:span text:style-name="_33_8">i</text:span><text:span text:style-name="_31_10">t</text:span><text:span text:style-name="_31_74">h</text:span><text:span text:style-name="_31_"> </text:span><text:span text:style-name="_31_50">a</text:span><text:span text:style-name="_31_95">p</text:span><text:span text:style-name="_32_0">p</text:span><text:span text:style-name="_31_26">r</text:span><text:span text:style-name="_31_74">o</text:span><text:span text:style-name="_34_4">p</text:span><text:span text:style-name="_31_16">r</text:span><text:span text:style-name="_31_77">i</text:span><text:span text:style-name="_35_3">a</text:span><text:span text:style-name="_31_05">t</text:span><text:span text:style-name="_31_94">e</text:span><text:span text:style-name="_31_"> </text:span><text:span text:style-name="_31_41">s</text:span><text:span text:style-name="_32_07">w</text:span><text:span text:style-name="_35_7">i</text:span><text:span text:style-name="_31_32">t</text:span><text:span text:style-name="_32_15">c</text:span><text:span text:style-name="_32_3">h</text:span><text:span text:style-name="_31_34">i</text:span><text:span text:style-name="_32_07">n</text:span><text:span text:style-name="_34_2">g</text:span><text:span text:style-name="_37_6"> </text:span><text:span text:style-name="_32_04">t</text:span><text:span text:style-name="_36_5">o</text:span><text:span text:style-name="_37_6"> </text:span><text:span text:style-name="_31_73">t</text:span><text:span text:style-name="_34_4">u</text:span><text:span text:style-name="_31_01">r</text:span><text:span text:style-name="_31_95">n</text:span><text:span text:style-name="_31_"> </text:span><text:span text:style-name="_31_26">i</text:span><text:span text:style-name="_32_00">t</text:span><text:span text:style-name="_31_"> </text:span><text:span text:style-name="_31_14">o</text:span><text:span text:style-name="_32_00">n</text:span><text:span text:style-name="_31_"> </text:span><text:span text:style-name="_31_01">f</text:span><text:span text:style-name="_32_06">r</text:span><text:span text:style-name="_32_3">o</text:span><text:span text:style-name="_31_35">m</text:span><text:span text:style-name="_31_51"> </text:span><text:span text:style-name="_32_4">t</text:span><text:span text:style-name="_31_02">i</text:span><text:span text:style-name="_32_00">m</text:span><text:span text:style-name="_32_6">e</text:span><text:span text:style-name="_37_6"> </text:span><text:span text:style-name="_31_79">t</text:span><text:span text:style-name="_33_8">o</text:span><text:span text:style-name="_37_6"> </text:span><text:span text:style-name="_32_24">t</text:span><text:span text:style-name="_32_0">i</text:span><text:span text:style-name="_31_13">m</text:span><text:span text:style-name="_31_70">e</text:span><text:span text:style-name="_36_6">.</text:span></text:p>
      <text:p text:style-name="P1"><text:span text:style-name="_32_18">I</text:span><text:span text:style-name="_36_8">n</text:span><text:span text:style-name="_37_6"> </text:span><text:span text:style-name="_31_77">s</text:span><text:span text:style-name="_36_5">h</text:span><text:span text:style-name="_39_5">o</text:span><text:span text:style-name="_32_00">r</text:span><text:span text:style-name="_37_4">t</text:span><text:span text:style-name="_37_6"> </text:span><text:span text:style-name="_32_15">t</text:span><text:span text:style-name="_34_5">h</text:span><text:span text:style-name="_31_47">e</text:span><text:span text:style-name="_31_86">n</text:span><text:span text:style-name="_33_5">,</text:span><text:span text:style-name="_37_6"> </text:span><text:span text:style-name="_32_24">I</text:span><text:span text:style-name="_31_"> </text:span><text:span text:style-name="_31_46">t</text:span><text:span text:style-name="_31_95">h</text:span><text:span text:style-name="_33_0">i</text:span><text:span text:style-name="_31_20">n</text:span><text:span text:style-name="_32_15">k</text:span><text:span text:style-name="_31_"> </text:span><text:span text:style-name="_31_02">t</text:span><text:span text:style-name="_31_73">h</text:span><text:span text:style-name="_36_9">a</text:span><text:span text:style-name="_31_10">t</text:span><text:span text:style-name="_31_51"> </text:span><text:span text:style-name="_35_0">m</text:span><text:span text:style-name="_31_47">o</text:span><text:span text:style-name="_31_70">s</text:span><text:span text:style-name="_36_5">t</text:span><text:span text:style-name="_37_6"> </text:span><text:span text:style-name="_31_73">o</text:span><text:span text:style-name="_35_3">f</text:span><text:span text:style-name="_37_6"> </text:span><text:span text:style-name="_32_25">t</text:span><text:span text:style-name="_33_9">h</text:span><text:span text:style-name="_31_40">o</text:span><text:span text:style-name="_32_09">s</text:span><text:span text:style-name="_33_9">e</text:span><text:span text:style-name="_37_6"> </text:span><text:span text:style-name="_31_80">w</text:span><text:span text:style-name="_33_6">h</text:span><text:span text:style-name="_31_44">o</text:span><text:span text:style-name="_31_51"> </text:span><text:span text:style-name="_33_0">s</text:span><text:span text:style-name="_31_32">u</text:span><text:span text:style-name="_31_85">p</text:span><text:span text:style-name="_35_9">p</text:span><text:span text:style-name="_39_8">o</text:span><text:span text:style-name="_31_88">r</text:span><text:span text:style-name="_36_0">t</text:span><text:span text:style-name="_37_6"> </text:span><text:span text:style-name="_32_21">t</text:span><text:span text:style-name="_32_4">h</text:span><text:span text:style-name="_31_49">e</text:span><text:span text:style-name="_31_51"> </text:span><text:span text:style-name="_34_5">a</text:span><text:span text:style-name="_31_34">r</text:span><text:span text:style-name="_32_18">g</text:span><text:span text:style-name="_32_1">u</text:span><text:span text:style-name="_31_16">m</text:span><text:span text:style-name="_32_18">e</text:span><text:span text:style-name="_36_6">n</text:span><text:span text:style-name="_39_5">t</text:span><text:span text:style-name="_31_51"> </text:span><text:span text:style-name="_34_2">f</text:span><text:span text:style-name="_31_26">r</text:span><text:span text:style-name="_31_76">o</text:span><text:span text:style-name="_32_3">m</text:span><text:span text:style-name="_37_6"> </text:span><text:span text:style-name="_31_80">c</text:span><text:span text:style-name="_35_1">o</text:span><text:span text:style-name="_31_05">n</text:span><text:span text:style-name="_32_18">s</text:span><text:span text:style-name="_32_7">c</text:span><text:span text:style-name="_31_01">i</text:span><text:span text:style-name="_32_03">o</text:span><text:span text:style-name="_36_6">u</text:span><text:span text:style-name="_31_11">s</text:span><text:span text:style-name="_32_25">n</text:span><text:span text:style-name="_36_9">e</text:span><text:span text:style-name="_31_32">s</text:span><text:span text:style-name="_32_19">s</text:span><text:span text:style-name="_31_"> </text:span><text:span text:style-name="_31_01">c</text:span><text:span text:style-name="_31_86">o</text:span><text:span text:style-name="_34_5">u</text:span><text:span text:style-name="_31_32">l</text:span><text:span text:style-name="_32_04">d</text:span><text:span text:style-name="_31_"> </text:span><text:span text:style-name="_39_8">b</text:span><text:span text:style-name="_31_80">e</text:span><text:span text:style-name="_31_"> </text:span><text:span text:style-name="_31_17">p</text:span><text:span text:style-name="_31_77">e</text:span><text:span text:style-name="_36_8">r</text:span><text:span text:style-name="_31_19">s</text:span><text:span text:style-name="_31_88">u</text:span><text:span text:style-name="_32_6">a</text:span><text:span text:style-name="_39_5">d</text:span><text:span text:style-name="_31_76">e</text:span><text:span text:style-name="_37_5">d</text:span><text:span text:style-name="_37_6"> </text:span><text:span text:style-name="_31_76">t</text:span><text:span text:style-name="_34_1">o</text:span><text:span text:style-name="_37_6"> </text:span><text:span text:style-name="_32_00">a</text:span><text:span text:style-name="_32_3">b</text:span><text:span text:style-name="_39_6">a</text:span><text:span text:style-name="_31_85">n</text:span><text:span text:style-name="_32_3">d</text:span><text:span text:style-name="_31_25">o</text:span><text:span text:style-name="_31_77">n</text:span><text:span text:style-name="_31_"> </text:span><text:span text:style-name="_31_01">i</text:span><text:span text:style-name="_32_19">t</text:span><text:span text:style-name="_31_"> </text:span><text:span text:style-name="_31_10">r</text:span><text:span text:style-name="_32_19">a</text:span><text:span text:style-name="_37_4">t</text:span><text:span text:style-name="_31_49">h</text:span><text:span text:style-name="_31_91">e</text:span><text:span text:style-name="_35_1">r</text:span><text:span text:style-name="_37_6"> </text:span><text:span text:style-name="_32_18">t</text:span><text:span text:style-name="_36_9">h</text:span><text:span text:style-name="_31_19">a</text:span><text:span text:style-name="_31_80">n</text:span><text:span text:style-name="_31_"> </text:span><text:span text:style-name="_31_34">b</text:span><text:span text:style-name="_31_92">e</text:span><text:span text:style-name="_31_"> </text:span><text:span text:style-name="_31_01">f</text:span><text:span text:style-name="_32_24">o</text:span><text:span text:style-name="_35_7">r</text:span><text:span text:style-name="_31_13">c</text:span><text:span text:style-name="_32_19">e</text:span><text:span text:style-name="_35_0">d</text:span><text:span text:style-name="_37_6"> </text:span><text:span text:style-name="_31_94">i</text:span><text:span text:style-name="_32_6">n</text:span><text:span text:style-name="_39_8">t</text:span><text:span text:style-name="_31_91">o</text:span><text:span text:style-name="_31_"> </text:span><text:span text:style-name="_31_31">t</text:span><text:span text:style-name="_31_77">h</text:span><text:span text:style-name="_32_6">e</text:span><text:span text:style-name="_37_6"> </text:span><text:span text:style-name="_32_19">s</text:span><text:span text:style-name="_37_1">o</text:span><text:span text:style-name="_39_8">l</text:span><text:span text:style-name="_32_15">i</text:span><text:span text:style-name="_35_3">p</text:span><text:span text:style-name="_31_35">s</text:span><text:span text:style-name="_31_94">i</text:span><text:span text:style-name="_37_2">s</text:span><text:span text:style-name="_31_49">t</text:span><text:span text:style-name="_31_51"> </text:span><text:span text:style-name="_33_8">p</text:span><text:span text:style-name="_31_43">o</text:span><text:span text:style-name="_31_88">s</text:span><text:span text:style-name="_33_0">i</text:span><text:span text:style-name="_31_17">t</text:span><text:span text:style-name="_32_25">i</text:span><text:span text:style-name="_35_9">o</text:span><text:span text:style-name="_31_19">n</text:span><text:span text:style-name="_32_16">.</text:span><text:span text:style-name="_31_"> </text:span><text:span text:style-name="_31_16">T</text:span><text:span text:style-name="_32_19">h</text:span><text:span text:style-name="_35_6">e</text:span><text:span text:style-name="_31_35">y</text:span><text:span text:style-name="_31_51"> </text:span><text:span text:style-name="_32_6">w</text:span><text:span text:style-name="_39_6">i</text:span><text:span text:style-name="_32_06">l</text:span><text:span text:style-name="_35_0">l</text:span><text:span text:style-name="_37_6"> </text:span><text:span text:style-name="_32_21">t</text:span><text:span text:style-name="_35_7">h</text:span><text:span text:style-name="_31_35">e</text:span><text:span text:style-name="_32_24">n</text:span><text:span text:style-name="_31_"> </text:span><text:span text:style-name="_31_16">p</text:span><text:span text:style-name="_32_15">r</text:span><text:span text:style-name="_35_6">o</text:span><text:span text:style-name="_31_41">b</text:span><text:span text:style-name="_31_79">a</text:span><text:span text:style-name="_36_0">b</text:span><text:span text:style-name="_31_16">l</text:span><text:span text:style-name="_32_25">y</text:span><text:span text:style-name="_31_"> </text:span><text:span text:style-name="_31_25">b</text:span><text:span text:style-name="_31_88">e</text:span><text:span text:style-name="_31_"> </text:span><text:span text:style-name="_31_25">w</text:span><text:span text:style-name="_31_86">i</text:span><text:span text:style-name="_35_0">l</text:span><text:span text:style-name="_31_31">l</text:span><text:span text:style-name="_32_24">i</text:span><text:span text:style-name="_36_6">n</text:span><text:span text:style-name="_31_02">g</text:span><text:span text:style-name="_31_51"> </text:span><text:span text:style-name="_34_1">t</text:span><text:span text:style-name="_31_35">o</text:span><text:span text:style-name="_31_51"> </text:span><text:span text:style-name="_32_1">a</text:span><text:span text:style-name="_31_46">c</text:span><text:span text:style-name="_32_19">c</text:span><text:span text:style-name="_36_6">e</text:span><text:span text:style-name="_39_6">p</text:span><text:span text:style-name="_31_89">t</text:span><text:span text:style-name="_31_"> </text:span><text:span text:style-name="_31_20">o</text:span><text:span text:style-name="_31_80">u</text:span><text:span text:style-name="_32_4">r</text:span><text:span text:style-name="_37_6"> </text:span><text:span text:style-name="_32_09">t</text:span><text:span text:style-name="_35_0">e</text:span><text:span text:style-name="_31_35">s</text:span><text:span text:style-name="_32_19">t</text:span><text:span text:style-name="_37_4">.</text:span></text:p>
      <text:p text:style-name="P1"><text:span text:style-name="_32_25">I</text:span><text:span text:style-name="_31_"> </text:span><text:span text:style-name="_31_50">d</text:span><text:span text:style-name="_31_76">o</text:span><text:span text:style-name="_31_"> </text:span><text:span text:style-name="_31_26">n</text:span><text:span text:style-name="_32_16">o</text:span><text:span text:style-name="_37_2">t</text:span><text:span text:style-name="_37_6"> </text:span><text:span text:style-name="_31_92">w</text:span><text:span text:style-name="_36_0">i</text:span><text:span text:style-name="_31_31">s</text:span><text:span text:style-name="_31_71">h</text:span><text:span text:style-name="_31_"> </text:span><text:span text:style-name="_39_9">t</text:span><text:span text:style-name="_31_89">o</text:span><text:span text:style-name="_31_"> </text:span><text:span text:style-name="_31_11">g</text:span><text:span text:style-name="_32_09">i</text:span><text:span text:style-name="_32_7">v</text:span><text:span text:style-name="_39_5">e</text:span><text:span text:style-name="_31_51"> </text:span><text:span text:style-name="_32_9">t</text:span><text:span text:style-name="_31_49">h</text:span><text:span text:style-name="_32_00">e</text:span><text:span text:style-name="_31_"> </text:span><text:span text:style-name="_31_05">i</text:span><text:span text:style-name="_31_86">m</text:span><text:span text:style-name="_32_4">p</text:span><text:span text:style-name="_31_31">r</text:span><text:span text:style-name="_31_76">e</text:span><text:span text:style-name="_33_0">s</text:span><text:span text:style-name="_31_43">s</text:span><text:span text:style-name="_32_10">i</text:span><text:span text:style-name="_34_2">o</text:span><text:span text:style-name="_31_13">n</text:span><text:span text:style-name="_31_51"> </text:span><text:span text:style-name="_35_9">t</text:span><text:span text:style-name="_31_44">h</text:span><text:span text:style-name="_32_15">a</text:span><text:span text:style-name="_35_1">t</text:span><text:span text:style-name="_37_6"> </text:span><text:span text:style-name="_31_80">I</text:span><text:span text:style-name="_31_"> </text:span><text:span text:style-name="_39_8">t</text:span><text:span text:style-name="_31_71">h</text:span><text:span text:style-name="_36_8">i</text:span><text:span text:style-name="_31_50">n</text:span><text:span text:style-name="_31_92">k</text:span><text:span text:style-name="_31_"> </text:span><text:span text:style-name="_31_43">t</text:span><text:span text:style-name="_31_74">h</text:span><text:span text:style-name="_35_4">e</text:span><text:span text:style-name="_31_11">r</text:span><text:span text:style-name="_32_03">e</text:span><text:span text:style-name="_31_"> </text:span><text:span text:style-name="_31_40">i</text:span><text:span text:style-name="_31_85">s</text:span><text:span text:style-name="_31_"> </text:span><text:span text:style-name="_31_28">n</text:span><text:span text:style-name="_31_80">o</text:span><text:span text:style-name="_31_"> </text:span><text:span text:style-name="_31_04">m</text:span><text:span text:style-name="_32_25">y</text:span><text:span text:style-name="_32_4">s</text:span><text:span text:style-name="_31_31">t</text:span><text:span text:style-name="_32_22">e</text:span><text:span text:style-name="_33_8">r</text:span><text:span text:style-name="_31_11">y</text:span><text:span text:style-name="_31_51"> </text:span><text:span text:style-name="_37_2">a</text:span><text:span text:style-name="_39_5">b</text:span><text:span text:style-name="_31_73">o</text:span><text:span text:style-name="_37_2">u</text:span><text:span text:style-name="_31_10">t</text:span><text:span text:style-name="_31_51"> </text:span><text:span text:style-name="_37_5">c</text:span><text:span text:style-name="_39_9">o</text:span><text:span text:style-name="_32_03">n</text:span><text:span text:style-name="_32_0">s</text:span><text:span text:style-name="_31_02">c</text:span><text:span text:style-name="_32_25">i</text:span><text:span text:style-name="_33_0">o</text:span><text:span text:style-name="_31_02">u</text:span><text:span text:style-name="_31_77">s</text:span><text:span text:style-name="_35_0">n</text:span><text:span text:style-name="_31_11">e</text:span><text:span text:style-name="_31_85">s</text:span><text:span text:style-name="_35_9">s</text:span><text:span text:style-name="_31_46">.</text:span><text:span text:style-name="_31_51"> </text:span><text:span text:style-name="_33_5">T</text:span><text:span text:style-name="_39_9">h</text:span><text:span text:style-name="_31_77">e</text:span><text:span text:style-name="_35_3">r</text:span><text:span text:style-name="_31_26">e</text:span><text:span text:style-name="_31_51"> </text:span><text:span text:style-name="_36_5">i</text:span><text:span text:style-name="_31_43">s</text:span><text:span text:style-name="_31_85">,</text:span><text:span text:style-name="_31_"> </text:span><text:span text:style-name="_31_28">f</text:span><text:span text:style-name="_31_85">o</text:span><text:span text:style-name="_35_9">r</text:span><text:span text:style-name="_37_6"> </text:span><text:span text:style-name="_31_79">i</text:span><text:span text:style-name="_37_5">n</text:span><text:span text:style-name="_39_5">s</text:span><text:span text:style-name="_32_09">t</text:span><text:span text:style-name="_32_7">a</text:span><text:span text:style-name="_31_16">n</text:span><text:span text:style-name="_32_19">c</text:span><text:span text:style-name="_35_1">e</text:span><text:span text:style-name="_31_34">,</text:span><text:span text:style-name="_31_51"> </text:span><text:span text:style-name="_34_5">s</text:span><text:span text:style-name="_31_40">o</text:span><text:span text:style-name="_32_24">m</text:span><text:span text:style-name="_35_0">e</text:span><text:span text:style-name="_31_32">t</text:span><text:span text:style-name="_31_76">h</text:span><text:span text:style-name="_36_0">i</text:span><text:span text:style-name="_31_17">n</text:span><text:span text:style-name="_32_00">g</text:span><text:span text:style-name="_31_"> </text:span><text:span text:style-name="_31_32">o</text:span><text:span text:style-name="_31_94">f</text:span><text:span text:style-name="_31_"> </text:span><text:span text:style-name="_31_28">a</text:span><text:span text:style-name="_31_51"> </text:span><text:span text:style-name="_37_4">p</text:span><text:span text:style-name="_39_5">a</text:span><text:span text:style-name="_32_25">r</text:span><text:span text:style-name="_32_6">a</text:span><text:span text:style-name="_31_20">d</text:span><text:span text:style-name="_32_01">o</text:span><text:span text:style-name="_33_9">x</text:span><text:span text:style-name="_37_6"> </text:span><text:span text:style-name="_32_18">c</text:span><text:span text:style-name="_34_4">o</text:span><text:span text:style-name="_31_11">n</text:span><text:span text:style-name="_32_00">n</text:span><text:span text:style-name="_37_4">e</text:span><text:span text:style-name="_31_32">c</text:span><text:span text:style-name="_31_89">t</text:span><text:span text:style-name="_33_9">e</text:span><text:span text:style-name="_31_14">d</text:span><text:span text:style-name="_31_51"> </text:span><text:span text:style-name="_34_5">w</text:span><text:span text:style-name="_31_28">i</text:span><text:span text:style-name="_32_06">t</text:span><text:span text:style-name="_35_9">h</text:span><text:span text:style-name="_37_6"> </text:span><text:span text:style-name="_32_00">a</text:span><text:span text:style-name="_32_6">n</text:span><text:span text:style-name="_31_46">y</text:span><text:span text:style-name="_31_51"> </text:span><text:span text:style-name="_35_1">a</text:span><text:span text:style-name="_31_47">t</text:span><text:span text:style-name="_32_25">t</text:span><text:span text:style-name="_35_1">e</text:span><text:span text:style-name="_31_46">m</text:span><text:span text:style-name="_32_15">p</text:span><text:span text:style-name="_33_8">t</text:span><text:span text:style-name="_37_6"> </text:span><text:span text:style-name="_31_92">t</text:span><text:span text:style-name="_33_5">o</text:span><text:span text:style-name="_37_6"> </text:span><text:span text:style-name="_32_06">l</text:span><text:span text:style-name="_37_4">o</text:span><text:span text:style-name="_31_41">c</text:span><text:span text:style-name="_32_09">a</text:span><text:span text:style-name="_35_9">l</text:span><text:span text:style-name="_31_02">i</text:span><text:span text:style-name="_31_76">s</text:span><text:span text:style-name="_33_5">e</text:span><text:span text:style-name="_37_6"> </text:span><text:span text:style-name="_31_91">i</text:span><text:span text:style-name="_36_8">t</text:span><text:span text:style-name="_31_02">.</text:span><text:span text:style-name="_31_51"> </text:span><text:span text:style-name="_34_4">B</text:span><text:span text:style-name="_31_17">u</text:span><text:span text:style-name="_31_94">t</text:span><text:span text:style-name="_31_"> </text:span><text:span text:style-name="_31_20">I</text:span><text:span text:style-name="_31_51"> </text:span><text:span text:style-name="_34_2">d</text:span><text:span text:style-name="_39_5">o</text:span><text:span text:style-name="_31_51"> </text:span><text:span text:style-name="_37_5">n</text:span><text:span text:style-name="_31_14">o</text:span><text:span text:style-name="_31_74">t</text:span><text:span text:style-name="_31_"> </text:span><text:span text:style-name="_31_04">t</text:span><text:span text:style-name="_32_24">h</text:span><text:span text:style-name="_36_5">i</text:span><text:span text:style-name="_31_05">n</text:span><text:span text:style-name="_32_24">k</text:span><text:span text:style-name="_31_"> </text:span><text:span text:style-name="_31_26">t</text:span><text:span text:style-name="_31_70">h</text:span><text:span text:style-name="_32_0">e</text:span><text:span text:style-name="_31_14">s</text:span><text:span text:style-name="_31_80">e</text:span><text:span text:style-name="_31_"> </text:span><text:span text:style-name="_31_31">m</text:span><text:span text:style-name="_31_91">y</text:span><text:span text:style-name="_32_4">s</text:span><text:span text:style-name="_31_44">t</text:span><text:span text:style-name="_32_25">e</text:span><text:span text:style-name="_33_5">r</text:span><text:span text:style-name="_31_20">i</text:span><text:span text:style-name="_31_73">e</text:span><text:span text:style-name="_34_2">s</text:span><text:span text:style-name="_37_6"> </text:span><text:span text:style-name="_31_79">n</text:span><text:span text:style-name="_33_0">e</text:span><text:span text:style-name="_39_8">c</text:span><text:span text:style-name="_31_77">e</text:span><text:span text:style-name="_37_2">s</text:span><text:span text:style-name="_31_35">s</text:span><text:span text:style-name="_31_80">a</text:span><text:span text:style-name="_34_1">r</text:span><text:span text:style-name="_39_6">i</text:span><text:span text:style-name="_32_21">l</text:span><text:span text:style-name="_33_0">y</text:span><text:span text:style-name="_37_6"> </text:span><text:span text:style-name="_31_79">n</text:span><text:span text:style-name="_35_3">e</text:span><text:span text:style-name="_31_46">e</text:span><text:span text:style-name="_32_10">d</text:span><text:span text:style-name="_31_"> </text:span><text:span text:style-name="_31_11">t</text:span><text:span text:style-name="_31_89">o</text:span><text:span text:style-name="_31_"> </text:span><text:span text:style-name="_31_10">b</text:span><text:span text:style-name="_31_70">e</text:span><text:span text:style-name="_31_"> </text:span><text:span text:style-name="_31_32">s</text:span><text:span text:style-name="_32_07">o</text:span><text:span text:style-name="_37_5">l</text:span><text:span text:style-name="_31_31">v</text:span><text:span text:style-name="_32_24">e</text:span><text:span text:style-name="_36_9">d</text:span><text:span text:style-name="_37_6"> </text:span><text:span text:style-name="_32_04">b</text:span><text:span text:style-name="_36_0">e</text:span><text:span text:style-name="_31_35">f</text:span><text:span text:style-name="_31_76">o</text:span><text:span text:style-name="_32_4">r</text:span><text:span text:style-name="_31_31">e</text:span><text:span text:style-name="_31_51"> </text:span><text:span text:style-name="_33_0">w</text:span><text:span text:style-name="_31_16">e</text:span><text:span text:style-name="_31_51"> </text:span><text:span text:style-name="_34_1">c</text:span><text:span text:style-name="_31_05">a</text:span><text:span text:style-name="_32_06">n</text:span><text:span text:style-name="_31_"> </text:span><text:span text:style-name="_39_9">a</text:span><text:span text:style-name="_32_21">n</text:span><text:span text:style-name="_36_8">s</text:span><text:span text:style-name="_31_13">w</text:span><text:span text:style-name="_31_95">e</text:span><text:span text:style-name="_32_6">r</text:span><text:span text:style-name="_37_6"> </text:span><text:span text:style-name="_31_89">t</text:span><text:span text:style-name="_37_4">h</text:span><text:span text:style-name="_31_04">e</text:span><text:span text:style-name="_31_51"> </text:span><text:span text:style-name="_36_9">q</text:span><text:span text:style-name="_39_8">u</text:span><text:span text:style-name="_31_77">e</text:span><text:span text:style-name="_34_4">s</text:span><text:span text:style-name="_31_43">t</text:span><text:span text:style-name="_31_86">i</text:span><text:span text:style-name="_32_1">o</text:span><text:span text:style-name="_39_5">n</text:span><text:span text:style-name="_31_51"> </text:span><text:span text:style-name="_35_3">w</text:span><text:span text:style-name="_31_25">i</text:span><text:span text:style-name="_32_01">t</text:span><text:span text:style-name="_37_1">h</text:span><text:span text:style-name="_37_6"> </text:span><text:span text:style-name="_31_70">w</text:span><text:span text:style-name="_35_6">h</text:span><text:span text:style-name="_31_20">i</text:span><text:span text:style-name="_31_88">c</text:span><text:span text:style-name="_36_6">h</text:span><text:span text:style-name="_37_6"> </text:span><text:span text:style-name="_31_73">w</text:span><text:span text:style-name="_33_0">e</text:span><text:span text:style-name="_37_6"> </text:span><text:span text:style-name="_32_21">a</text:span><text:span text:style-name="_32_4">r</text:span><text:span text:style-name="_31_43">e</text:span><text:span text:style-name="_31_51"> </text:span><text:span text:style-name="_36_0">c</text:span><text:span text:style-name="_31_50">o</text:span><text:span text:style-name="_32_01">n</text:span><text:span text:style-name="_34_5">c</text:span><text:span text:style-name="_31_26">e</text:span><text:span text:style-name="_32_03">r</text:span><text:span text:style-name="_34_1">n</text:span><text:span text:style-name="_31_31">e</text:span><text:span text:style-name="_31_89">d</text:span><text:span text:style-name="_31_"> </text:span><text:span text:style-name="_31_43">i</text:span><text:span text:style-name="_32_10">n</text:span><text:span text:style-name="_31_"> </text:span><text:span text:style-name="_39_8">t</text:span><text:span text:style-name="_31_70">h</text:span><text:span text:style-name="_36_6">i</text:span><text:span text:style-name="_31_13">s</text:span><text:span text:style-name="_31_51"> </text:span><text:span text:style-name="_32_7">p</text:span><text:span text:style-name="_39_5">a</text:span><text:span text:style-name="_32_00">p</text:span><text:span text:style-name="_34_4">e</text:span><text:span text:style-name="_31_40">r</text:span><text:span text:style-name="_31_73">.</text:span></text:p>
      <text:p text:style-name="P1"><text:span text:style-name="_39_6">(</text:span><text:span text:style-name="_32_21">5</text:span><text:span text:style-name="_33_9">)</text:span><text:span text:style-name="_37_6"> </text:span><text:span text:style-name="_31_73">A</text:span><text:span text:style-name="_35_9">r</text:span><text:span text:style-name="_31_29">g</text:span><text:span text:style-name="_32_04">u</text:span><text:span text:style-name="_32_6">m</text:span><text:span text:style-name="_31_17">e</text:span><text:span text:style-name="_31_79">n</text:span><text:span text:style-name="_32_0">t</text:span><text:span text:style-name="_31_17">s</text:span><text:span text:style-name="_31_51"> </text:span><text:span text:style-name="_32_4">f</text:span><text:span text:style-name="_31_49">r</text:span><text:span text:style-name="_31_95">o</text:span><text:span text:style-name="_32_9">m</text:span><text:span text:style-name="_37_6"> </text:span><text:span text:style-name="_31_86">V</text:span><text:span text:style-name="_37_2">a</text:span><text:span text:style-name="_31_49">r</text:span><text:span text:style-name="_31_74">i</text:span><text:span text:style-name="_35_6">o</text:span><text:span text:style-name="_31_25">u</text:span><text:span text:style-name="_31_85">s</text:span><text:span text:style-name="_31_"> </text:span><text:span text:style-name="_31_20">D</text:span><text:span text:style-name="_31_79">i</text:span><text:span text:style-name="_32_9">s</text:span><text:span text:style-name="_31_16">a</text:span><text:span text:style-name="_32_25">b</text:span><text:span text:style-name="_32_3">i</text:span><text:span text:style-name="_39_8">l</text:span><text:span text:style-name="_32_01">i</text:span><text:span text:style-name="_36_6">t</text:span><text:span text:style-name="_31_46">i</text:span><text:span text:style-name="_31_77">e</text:span><text:span text:style-name="_36_9">s</text:span></text:p>
      <text:p text:style-name="P1"><text:span text:style-name="_32_03">T</text:span><text:span text:style-name="_32_6">h</text:span><text:span text:style-name="_31_28">e</text:span><text:span text:style-name="_32_19">s</text:span><text:span text:style-name="_32_4">e</text:span><text:span text:style-name="_37_6"> </text:span><text:span text:style-name="_31_85">a</text:span><text:span text:style-name="_33_0">r</text:span><text:span text:style-name="_31_32">g</text:span><text:span text:style-name="_32_16">u</text:span><text:span text:style-name="_32_3">m</text:span><text:span text:style-name="_31_28">e</text:span><text:span text:style-name="_31_92">n</text:span><text:span text:style-name="_32_4">t</text:span><text:span text:style-name="_31_49">s</text:span><text:span text:style-name="_31_51"> </text:span><text:span text:style-name="_32_4">t</text:span><text:span text:style-name="_31_31">a</text:span><text:span text:style-name="_31_80">k</text:span><text:span text:style-name="_32_9">e</text:span><text:span text:style-name="_37_6"> </text:span><text:span text:style-name="_31_70">t</text:span><text:span text:style-name="_37_2">h</text:span><text:span text:style-name="_31_50">e</text:span><text:span text:style-name="_31_51"> </text:span><text:span text:style-name="_33_9">f</text:span><text:span text:style-name="_31_31">o</text:span><text:span text:style-name="_32_16">r</text:span><text:span text:style-name="_35_3">m</text:span><text:span text:style-name="_31_40">,</text:span><text:span text:style-name="_31_51"> </text:span><text:span text:style-name="_36_5">"</text:span><text:span text:style-name="_31_17">I</text:span><text:span text:style-name="_31_51"> </text:span><text:span text:style-name="_32_1">g</text:span><text:span text:style-name="_31_49">r</text:span><text:span text:style-name="_31_79">a</text:span><text:span text:style-name="_32_1">n</text:span><text:span text:style-name="_31_17">t</text:span><text:span text:style-name="_31_51"> </text:span><text:span text:style-name="_32_6">y</text:span><text:span text:style-name="_31_49">o</text:span><text:span text:style-name="_32_04">u</text:span><text:span text:style-name="_31_"> </text:span><text:span text:style-name="_31_40">t</text:span><text:span text:style-name="_31_91">h</text:span><text:span text:style-name="_34_1">a</text:span><text:span text:style-name="_31_41">t</text:span><text:span text:style-name="_31_51"> </text:span><text:span text:style-name="_32_0">y</text:span><text:span text:style-name="_31_49">o</text:span><text:span text:style-name="_31_91">u</text:span><text:span text:style-name="_31_"> </text:span><text:span text:style-name="_31_10">c</text:span><text:span text:style-name="_32_09">a</text:span><text:span text:style-name="_32_1">n</text:span><text:span text:style-name="_37_6"> </text:span><text:span text:style-name="_31_70">m</text:span><text:span text:style-name="_36_5">a</text:span><text:span text:style-name="_31_20">k</text:span><text:span text:style-name="_32_25">e</text:span><text:span text:style-name="_31_"> </text:span><text:span text:style-name="_39_5">m</text:span><text:span text:style-name="_32_07">a</text:span><text:span text:style-name="_36_9">c</text:span><text:span text:style-name="_31_28">h</text:span><text:span text:style-name="_31_92">i</text:span><text:span text:style-name="_33_9">n</text:span><text:span text:style-name="_31_40">e</text:span><text:span text:style-name="_31_74">s</text:span><text:span text:style-name="_31_"> </text:span><text:span text:style-name="_31_05">d</text:span><text:span text:style-name="_31_91">o</text:span><text:span text:style-name="_31_"> </text:span><text:span text:style-name="_39_5">a</text:span><text:span text:style-name="_32_21">l</text:span><text:span text:style-name="_32_4">l</text:span><text:span text:style-name="_37_6"> </text:span><text:span text:style-name="_31_74">t</text:span><text:span text:style-name="_36_5">h</text:span><text:span text:style-name="_31_49">e</text:span><text:span text:style-name="_31_51"> </text:span><text:span text:style-name="_36_8">t</text:span><text:span text:style-name="_31_31">h</text:span><text:span text:style-name="_32_04">i</text:span><text:span text:style-name="_37_1">n</text:span><text:span text:style-name="_31_49">g</text:span><text:span text:style-name="_31_80">s</text:span><text:span text:style-name="_31_"> </text:span><text:span text:style-name="_31_19">y</text:span><text:span text:style-name="_31_86">o</text:span><text:span text:style-name="_35_0">u</text:span><text:span text:style-name="_37_6"> </text:span><text:span text:style-name="_31_86">h</text:span><text:span text:style-name="_34_4">a</text:span><text:span text:style-name="_31_47">v</text:span><text:span text:style-name="_32_15">e</text:span><text:span text:style-name="_31_"> </text:span><text:span text:style-name="_31_46">m</text:span><text:span text:style-name="_32_25">e</text:span><text:span text:style-name="_35_4">n</text:span><text:span text:style-name="_31_47">t</text:span><text:span text:style-name="_31_95">i</text:span><text:span text:style-name="_34_2">o</text:span><text:span text:style-name="_31_26">n</text:span><text:span text:style-name="_31_77">e</text:span><text:span text:style-name="_32_0">d</text:span><text:span text:style-name="_37_6"> </text:span><text:span text:style-name="_32_03">b</text:span><text:span text:style-name="_33_6">u</text:span><text:span text:style-name="_31_44">t</text:span><text:span text:style-name="_31_51"> </text:span><text:span text:style-name="_32_6">y</text:span><text:span text:style-name="_31_40">o</text:span><text:span text:style-name="_31_77">u</text:span><text:span text:style-name="_31_"> </text:span><text:span text:style-name="_31_40">w</text:span><text:span text:style-name="_31_79">i</text:span><text:span text:style-name="_34_2">l</text:span><text:span text:style-name="_31_44">l</text:span><text:span text:style-name="_31_51"> </text:span><text:span text:style-name="_35_0">n</text:span><text:span text:style-name="_31_32">e</text:span><text:span text:style-name="_32_18">v</text:span><text:span text:style-name="_33_6">e</text:span><text:span text:style-name="_31_29">r</text:span><text:span text:style-name="_31_51"> </text:span><text:span text:style-name="_36_8">b</text:span><text:span text:style-name="_31_10">e</text:span><text:span text:style-name="_31_51"> </text:span><text:span text:style-name="_32_3">a</text:span><text:span text:style-name="_31_10">b</text:span><text:span text:style-name="_32_25">l</text:span><text:span text:style-name="_32_6">e</text:span><text:span text:style-name="_37_6"> </text:span><text:span text:style-name="_32_07">t</text:span><text:span text:style-name="_33_6">o</text:span><text:span text:style-name="_37_6"> </text:span><text:span text:style-name="_31_85">m</text:span><text:span text:style-name="_33_5">a</text:span><text:span text:style-name="_31_29">k</text:span><text:span text:style-name="_32_18">e</text:span><text:span text:style-name="_31_"> </text:span><text:span text:style-name="_39_5">o</text:span><text:span text:style-name="_32_00">n</text:span><text:span text:style-name="_33_6">e</text:span><text:span text:style-name="_37_6"> </text:span><text:span text:style-name="_31_80">t</text:span><text:span text:style-name="_36_9">o</text:span><text:span text:style-name="_37_6"> </text:span><text:span text:style-name="_32_04">d</text:span><text:span text:style-name="_35_4">o</text:span><text:span text:style-name="_37_6"> </text:span><text:span text:style-name="_32_06">X</text:span><text:span text:style-name="_32_4">.</text:span><text:span text:style-name="_31_29">"</text:span><text:span text:style-name="_31_51"> </text:span><text:span text:style-name="_36_8">N</text:span><text:span text:style-name="_31_05">u</text:span><text:span text:style-name="_31_70">m</text:span><text:span text:style-name="_36_0">e</text:span><text:span text:style-name="_39_8">r</text:span><text:span text:style-name="_32_00">o</text:span><text:span text:style-name="_35_0">u</text:span><text:span text:style-name="_31_10">s</text:span><text:span text:style-name="_31_51"> </text:span><text:span text:style-name="_33_9">f</text:span><text:span text:style-name="_31_46">e</text:span><text:span text:style-name="_31_80">a</text:span><text:span text:style-name="_34_2">t</text:span><text:span text:style-name="_31_04">u</text:span><text:span text:style-name="_32_22">r</text:span><text:span text:style-name="_35_1">e</text:span><text:span text:style-name="_31_29">s</text:span><text:span text:style-name="_31_51"> </text:span><text:span text:style-name="_35_1">X</text:span><text:span text:style-name="_37_6"> </text:span><text:span text:style-name="_31_74">a</text:span><text:span text:style-name="_36_9">r</text:span><text:span text:style-name="_31_26">e</text:span><text:span text:style-name="_31_51"> </text:span><text:span text:style-name="_36_5">s</text:span><text:span text:style-name="_31_35">u</text:span><text:span text:style-name="_32_19">g</text:span><text:span text:style-name="_35_0">g</text:span><text:span text:style-name="_31_10">e</text:span><text:span text:style-name="_32_22">s</text:span><text:span text:style-name="_37_1">t</text:span><text:span text:style-name="_31_10">e</text:span><text:span text:style-name="_32_24">d</text:span><text:span text:style-name="_31_"> </text:span><text:span text:style-name="_31_35">i</text:span><text:span text:style-name="_32_06">n</text:span><text:span text:style-name="_31_"> </text:span><text:span text:style-name="_31_04">t</text:span><text:span text:style-name="_31_85">h</text:span><text:span text:style-name="_35_7">i</text:span><text:span text:style-name="_31_25">s</text:span><text:span text:style-name="_31_51"> </text:span><text:span text:style-name="_34_5">c</text:span><text:span text:style-name="_31_44">o</text:span><text:span text:style-name="_31_88">n</text:span><text:span text:style-name="_33_5">n</text:span><text:span text:style-name="_31_47">e</text:span><text:span text:style-name="_31_88">x</text:span><text:span text:style-name="_33_8">i</text:span><text:span text:style-name="_31_46">o</text:span><text:span text:style-name="_31_70">n</text:span><text:span text:style-name="_31_"> </text:span><text:span text:style-name="_31_50">I</text:span><text:span text:style-name="_31_51"> </text:span><text:span text:style-name="_37_4">o</text:span><text:span text:style-name="_39_5">f</text:span><text:span text:style-name="_31_77">f</text:span><text:span text:style-name="_34_5">e</text:span><text:span text:style-name="_39_5">r</text:span><text:span text:style-name="_31_51"> </text:span><text:span text:style-name="_36_0">a</text:span><text:span text:style-name="_37_6"> </text:span><text:span text:style-name="_31_94">s</text:span><text:span text:style-name="_34_2">e</text:span><text:span text:style-name="_31_20">l</text:span><text:span text:style-name="_31_80">e</text:span><text:span text:style-name="_35_6">c</text:span><text:span text:style-name="_39_9">t</text:span><text:span text:style-name="_32_04">i</text:span><text:span text:style-name="_33_8">o</text:span><text:span text:style-name="_31_20">n</text:span><text:span text:style-name="_32_04">:</text:span></text:p>
      <text:p text:style-name="P1"><text:span text:style-name="_31_17">B</text:span><text:span text:style-name="_31_92">e</text:span><text:span text:style-name="_31_"> </text:span><text:span text:style-name="_31_17">k</text:span><text:span text:style-name="_32_19">i</text:span><text:span text:style-name="_36_9">n</text:span><text:span text:style-name="_31_31">d</text:span><text:span text:style-name="_31_70">,</text:span><text:span text:style-name="_31_"> </text:span><text:span text:style-name="_31_40">r</text:span><text:span text:style-name="_31_88">e</text:span><text:span text:style-name="_36_5">s</text:span><text:span text:style-name="_31_35">o</text:span><text:span text:style-name="_32_19">u</text:span><text:span text:style-name="_35_3">r</text:span><text:span text:style-name="_31_31">c</text:span><text:span text:style-name="_32_07">e</text:span><text:span text:style-name="_34_5">f</text:span><text:span text:style-name="_31_34">u</text:span><text:span text:style-name="_32_06">l</text:span><text:span text:style-name="_36_5">,</text:span><text:span text:style-name="_37_6"> </text:span><text:span text:style-name="_32_18">b</text:span><text:span text:style-name="_34_1">e</text:span><text:span text:style-name="_31_19">a</text:span><text:span text:style-name="_32_24">u</text:span><text:span text:style-name="_32_6">t</text:span><text:span text:style-name="_31_34">i</text:span><text:span text:style-name="_31_80">f</text:span><text:span text:style-name="_37_2">u</text:span><text:span text:style-name="_31_29">l</text:span><text:span text:style-name="_32_16">,</text:span><text:span text:style-name="_31_"> </text:span><text:span text:style-name="_39_8">f</text:span><text:span text:style-name="_32_22">r</text:span><text:span text:style-name="_37_4">i</text:span><text:span text:style-name="_31_02">e</text:span><text:span text:style-name="_32_21">n</text:span><text:span text:style-name="_35_7">d</text:span><text:span text:style-name="_31_32">l</text:span><text:span text:style-name="_32_04">y</text:span><text:span text:style-name="_36_8">,</text:span><text:span text:style-name="_37_6"> </text:span><text:span text:style-name="_31_94">h</text:span><text:span text:style-name="_34_1">a</text:span><text:span text:style-name="_31_34">v</text:span><text:span text:style-name="_31_77">e</text:span><text:span text:style-name="_31_"> </text:span><text:span text:style-name="_39_9">i</text:span><text:span text:style-name="_32_21">n</text:span><text:span text:style-name="_36_0">i</text:span><text:span text:style-name="_31_11">t</text:span><text:span text:style-name="_31_86">i</text:span><text:span text:style-name="_36_8">a</text:span><text:span text:style-name="_31_43">t</text:span><text:span text:style-name="_31_92">i</text:span><text:span text:style-name="_37_4">v</text:span><text:span text:style-name="_31_13">e</text:span><text:span text:style-name="_32_10">,</text:span><text:span text:style-name="_31_"> </text:span><text:span text:style-name="_31_35">h</text:span><text:span text:style-name="_31_85">a</text:span><text:span text:style-name="_37_4">v</text:span><text:span text:style-name="_31_16">e</text:span><text:span text:style-name="_31_51"> </text:span><text:span text:style-name="_33_0">a</text:span><text:span text:style-name="_37_6"> </text:span><text:span text:style-name="_31_73">s</text:span><text:span text:style-name="_32_3">e</text:span><text:span text:style-name="_31_32">n</text:span><text:span text:style-name="_31_89">s</text:span><text:span text:style-name="_32_9">e</text:span><text:span text:style-name="_37_6"> </text:span><text:span text:style-name="_31_79">o</text:span><text:span text:style-name="_33_5">f</text:span><text:span text:style-name="_37_6"> </text:span><text:span text:style-name="_32_22">h</text:span><text:span text:style-name="_34_4">u</text:span><text:span text:style-name="_31_26">m</text:span><text:span text:style-name="_31_80">o</text:span><text:span text:style-name="_34_5">u</text:span><text:span text:style-name="_31_49">r</text:span><text:span text:style-name="_32_25">,</text:span><text:span text:style-name="_31_"> </text:span><text:span text:style-name="_31_40">t</text:span><text:span text:style-name="_32_21">e</text:span><text:span text:style-name="_32_1">l</text:span><text:span text:style-name="_31_05">l</text:span><text:span text:style-name="_31_51"> </text:span><text:span text:style-name="_32_4">r</text:span><text:span text:style-name="_31_47">i</text:span><text:span text:style-name="_32_09">g</text:span><text:span text:style-name="_32_6">h</text:span><text:span text:style-name="_39_9">t</text:span><text:span text:style-name="_31_51"> </text:span><text:span text:style-name="_33_9">f</text:span><text:span text:style-name="_31_26">r</text:span><text:span text:style-name="_32_01">o</text:span><text:span text:style-name="_34_2">m</text:span><text:span text:style-name="_37_6"> </text:span><text:span text:style-name="_31_88">w</text:span><text:span text:style-name="_32_1">r</text:span><text:span text:style-name="_31_19">o</text:span><text:span text:style-name="_31_74">n</text:span><text:span text:style-name="_32_3">g</text:span><text:span text:style-name="_31_20">,</text:span><text:span text:style-name="_31_51"> </text:span><text:span text:style-name="_35_7">m</text:span><text:span text:style-name="_31_02">a</text:span><text:span text:style-name="_32_07">k</text:span><text:span text:style-name="_32_7">e</text:span><text:span text:style-name="_37_6"> </text:span><text:span text:style-name="_31_85">m</text:span><text:span text:style-name="_34_2">i</text:span><text:span text:style-name="_39_6">s</text:span><text:span text:style-name="_32_00">t</text:span><text:span text:style-name="_32_0">a</text:span><text:span text:style-name="_31_11">k</text:span><text:span text:style-name="_31_89">e</text:span><text:span text:style-name="_37_1">s</text:span><text:span text:style-name="_31_25">,</text:span><text:span text:style-name="_31_51"> </text:span><text:span text:style-name="_35_4">f</text:span><text:span text:style-name="_31_20">a</text:span><text:span text:style-name="_31_91">l</text:span><text:span text:style-name="_32_1">l</text:span><text:span text:style-name="_37_6"> </text:span><text:span text:style-name="_31_80">i</text:span><text:span text:style-name="_35_3">n</text:span><text:span text:style-name="_37_6"> </text:span><text:span text:style-name="_31_89">l</text:span><text:span text:style-name="_33_9">o</text:span><text:span text:style-name="_31_44">v</text:span><text:span text:style-name="_31_94">e</text:span><text:span text:style-name="_36_6">,</text:span><text:span text:style-name="_37_6"> </text:span><text:span text:style-name="_32_16">e</text:span><text:span text:style-name="_35_4">n</text:span><text:span text:style-name="_31_14">j</text:span><text:span text:style-name="_31_80">o</text:span><text:span text:style-name="_32_9">y</text:span><text:span text:style-name="_37_6"> </text:span><text:span text:style-name="_32_25">s</text:span><text:span text:style-name="_32_0">t</text:span><text:span text:style-name="_39_6">r</text:span><text:span text:style-name="_32_09">a</text:span><text:span text:style-name="_32_4">w</text:span><text:span text:style-name="_31_47">b</text:span><text:span text:style-name="_31_79">e</text:span><text:span text:style-name="_35_1">r</text:span><text:span text:style-name="_31_49">r</text:span><text:span text:style-name="_32_16">i</text:span><text:span text:style-name="_37_1">e</text:span><text:span text:style-name="_31_16">s</text:span><text:span text:style-name="_31_51"> </text:span><text:span text:style-name="_32_3">a</text:span><text:span text:style-name="_39_5">n</text:span><text:span text:style-name="_31_92">d</text:span><text:span text:style-name="_31_"> </text:span><text:span text:style-name="_31_34">c</text:span><text:span text:style-name="_32_03">r</text:span><text:span text:style-name="_34_1">e</text:span><text:span text:style-name="_31_34">a</text:span><text:span text:style-name="_31_86">m</text:span><text:span text:style-name="_35_0">,</text:span><text:span text:style-name="_37_6"> </text:span><text:span text:style-name="_32_03">m</text:span><text:span text:style-name="_35_9">a</text:span><text:span text:style-name="_31_28">k</text:span><text:span text:style-name="_32_19">e</text:span><text:span text:style-name="_31_"> </text:span><text:span text:style-name="_31_19">s</text:span><text:span text:style-name="_31_88">o</text:span><text:span text:style-name="_35_3">m</text:span><text:span text:style-name="_31_50">e</text:span><text:span text:style-name="_31_51"> </text:span><text:span text:style-name="_33_6">o</text:span><text:span text:style-name="_31_34">n</text:span><text:span text:style-name="_32_18">e</text:span><text:span text:style-name="_31_"> </text:span><text:span text:style-name="_31_31">f</text:span><text:span text:style-name="_31_89">a</text:span><text:span text:style-name="_35_9">l</text:span><text:span text:style-name="_31_41">l</text:span><text:span text:style-name="_31_51"> </text:span><text:span text:style-name="_34_4">i</text:span><text:span text:style-name="_39_6">n</text:span><text:span text:style-name="_31_51"> </text:span><text:span text:style-name="_35_6">l</text:span><text:span text:style-name="_31_02">o</text:span><text:span text:style-name="_31_91">v</text:span><text:span text:style-name="_35_0">e</text:span><text:span text:style-name="_37_6"> </text:span><text:span text:style-name="_32_21">w</text:span><text:span text:style-name="_32_9">i</text:span><text:span text:style-name="_31_28">t</text:span><text:span text:style-name="_32_22">h</text:span><text:span text:style-name="_31_"> </text:span><text:span text:style-name="_31_25">i</text:span><text:span text:style-name="_32_03">t</text:span><text:span text:style-name="_34_2">,</text:span><text:span text:style-name="_37_6"> </text:span><text:span text:style-name="_32_01">l</text:span><text:span text:style-name="_35_6">e</text:span><text:span text:style-name="_31_20">a</text:span><text:span text:style-name="_32_15">r</text:span><text:span text:style-name="_34_5">n</text:span><text:span text:style-name="_37_6"> </text:span><text:span text:style-name="_32_19">f</text:span><text:span text:style-name="_35_3">r</text:span><text:span text:style-name="_31_11">o</text:span><text:span text:style-name="_32_01">m</text:span><text:span text:style-name="_31_"> </text:span><text:span text:style-name="_31_25">e</text:span><text:span text:style-name="_31_86">x</text:span><text:span text:style-name="_32_6">p</text:span><text:span text:style-name="_39_6">e</text:span><text:span text:style-name="_32_24">r</text:span><text:span text:style-name="_36_8">i</text:span><text:span text:style-name="_31_46">e</text:span><text:span text:style-name="_31_71">n</text:span><text:span text:style-name="_33_9">c</text:span><text:span text:style-name="_31_44">e</text:span><text:span text:style-name="_32_16">,</text:span><text:span text:style-name="_31_"> </text:span><text:span text:style-name="_31_41">u</text:span><text:span text:style-name="_31_71">s</text:span><text:span text:style-name="_35_0">e</text:span><text:span text:style-name="_37_6"> </text:span><text:span text:style-name="_31_74">w</text:span><text:span text:style-name="_32_3">o</text:span><text:span text:style-name="_31_26">r</text:span><text:span text:style-name="_32_09">d</text:span><text:span text:style-name="_33_5">s</text:span><text:span text:style-name="_37_6"> </text:span><text:span text:style-name="_32_00">p</text:span><text:span text:style-name="_32_1">r</text:span><text:span text:style-name="_31_13">o</text:span><text:span text:style-name="_32_25">p</text:span><text:span text:style-name="_34_4">e</text:span><text:span text:style-name="_39_8">r</text:span><text:span text:style-name="_31_94">l</text:span><text:span text:style-name="_33_0">y</text:span><text:span text:style-name="_31_17">,</text:span><text:span text:style-name="_31_51"> </text:span><text:span text:style-name="_37_2">b</text:span><text:span text:style-name="_31_25">e</text:span><text:span text:style-name="_31_51"> </text:span><text:span text:style-name="_36_8">t</text:span><text:span text:style-name="_39_9">h</text:span><text:span text:style-name="_32_00">e</text:span><text:span text:style-name="_31_"> </text:span><text:span text:style-name="_31_01">s</text:span><text:span text:style-name="_31_73">u</text:span><text:span text:style-name="_35_7">b</text:span><text:span text:style-name="_39_5">j</text:span><text:span text:style-name="_31_86">e</text:span><text:span text:style-name="_34_4">c</text:span><text:span text:style-name="_31_49">t</text:span><text:span text:style-name="_31_51"> </text:span><text:span text:style-name="_33_5">o</text:span><text:span text:style-name="_31_02">f</text:span><text:span text:style-name="_31_51"> </text:span><text:span text:style-name="_36_8">i</text:span><text:span text:style-name="_31_04">t</text:span><text:span text:style-name="_31_85">s</text:span><text:span text:style-name="_31_"> </text:span><text:span text:style-name="_39_5">o</text:span><text:span text:style-name="_31_77">w</text:span><text:span text:style-name="_37_4">n</text:span><text:span text:style-name="_37_6"> </text:span><text:span text:style-name="_31_86">t</text:span><text:span text:style-name="_35_1">h</text:span><text:span text:style-name="_31_49">o</text:span><text:span text:style-name="_32_03">u</text:span><text:span text:style-name="_35_6">g</text:span><text:span text:style-name="_39_9">h</text:span><text:span text:style-name="_31_95">t</text:span><text:span text:style-name="_32_0">,</text:span><text:span text:style-name="_37_6"> </text:span><text:span text:style-name="_31_76">h</text:span><text:span text:style-name="_32_1">a</text:span><text:span text:style-name="_31_32">v</text:span><text:span text:style-name="_32_00">e</text:span><text:span text:style-name="_31_"> </text:span><text:span text:style-name="_31_17">a</text:span><text:span text:style-name="_31_70">s</text:span><text:span text:style-name="_31_"> </text:span><text:span text:style-name="_31_47">m</text:span><text:span text:style-name="_31_71">u</text:span><text:span text:style-name="_36_5">c</text:span><text:span text:style-name="_31_01">h</text:span><text:span text:style-name="_31_51"> </text:span><text:span text:style-name="_37_5">d</text:span><text:span text:style-name="_39_6">i</text:span><text:span text:style-name="_32_21">v</text:span><text:span text:style-name="_34_5">e</text:span><text:span text:style-name="_31_02">r</text:span><text:span text:style-name="_32_04">s</text:span><text:span text:style-name="_35_6">i</text:span><text:span text:style-name="_39_9">t</text:span><text:span text:style-name="_32_04">y</text:span><text:span text:style-name="_31_"> </text:span><text:span text:style-name="_31_20">o</text:span><text:span text:style-name="_31_85">f</text:span><text:span text:style-name="_31_"> </text:span><text:span text:style-name="_31_10">b</text:span><text:span text:style-name="_32_15">e</text:span><text:span text:style-name="_35_1">h</text:span><text:span text:style-name="_39_9">a</text:span><text:span text:style-name="_32_25">v</text:span><text:span text:style-name="_36_5">i</text:span><text:span text:style-name="_31_13">o</text:span><text:span text:style-name="_32_01">u</text:span><text:span text:style-name="_34_5">r</text:span><text:span text:style-name="_37_6"> </text:span><text:span text:style-name="_31_94">a</text:span><text:span text:style-name="_36_9">s</text:span><text:span text:style-name="_37_6"> </text:span><text:span text:style-name="_32_21">a</text:span><text:span text:style-name="_31_"> </text:span><text:span text:style-name="_31_35">m</text:span><text:span text:style-name="_31_71">a</text:span><text:span text:style-name="_37_2">n</text:span><text:span text:style-name="_31_32">,</text:span><text:span text:style-name="_31_51"> </text:span><text:span text:style-name="_36_9">d</text:span><text:span text:style-name="_39_9">o</text:span><text:span text:style-name="_31_51"> </text:span><text:span text:style-name="_37_1">s</text:span><text:span text:style-name="_31_02">o</text:span><text:span text:style-name="_32_16">m</text:span><text:span text:style-name="_36_0">e</text:span><text:span text:style-name="_31_10">t</text:span><text:span text:style-name="_32_24">h</text:span><text:span text:style-name="_32_0">i</text:span><text:span text:style-name="_31_34">n</text:span><text:span text:style-name="_31_88">g</text:span><text:span text:style-name="_31_"> </text:span><text:span text:style-name="_31_11">r</text:span><text:span text:style-name="_31_86">e</text:span><text:span text:style-name="_33_9">a</text:span><text:span text:style-name="_31_17">l</text:span><text:span text:style-name="_32_07">l</text:span><text:span text:style-name="_35_4">y</text:span><text:span text:style-name="_37_6"> </text:span><text:span text:style-name="_31_86">n</text:span><text:span text:style-name="_33_0">e</text:span><text:span text:style-name="_31_41">w</text:span><text:span text:style-name="_32_25">.</text:span></text:p>
      <text:p text:style-name="P1"><text:span text:style-name="_31_10">N</text:span><text:span text:style-name="_31_80">o</text:span><text:span text:style-name="_31_"> </text:span><text:span text:style-name="_31_17">s</text:span><text:span text:style-name="_31_80">u</text:span><text:span text:style-name="_37_1">p</text:span><text:span text:style-name="_31_43">p</text:span><text:span text:style-name="_32_04">o</text:span><text:span text:style-name="_34_2">r</text:span><text:span text:style-name="_31_05">t</text:span><text:span text:style-name="_31_51"> </text:span><text:span text:style-name="_35_6">i</text:span><text:span text:style-name="_31_35">s</text:span><text:span text:style-name="_31_51"> </text:span><text:span text:style-name="_32_1">u</text:span><text:span text:style-name="_39_6">s</text:span><text:span text:style-name="_32_25">u</text:span><text:span text:style-name="_32_7">a</text:span><text:span text:style-name="_31_35">l</text:span><text:span text:style-name="_32_00">l</text:span><text:span text:style-name="_33_5">y</text:span><text:span text:style-name="_37_6"> </text:span><text:span text:style-name="_31_73">o</text:span><text:span text:style-name="_34_2">f</text:span><text:span text:style-name="_31_34">f</text:span><text:span text:style-name="_31_89">e</text:span><text:span text:style-name="_35_9">r</text:span><text:span text:style-name="_31_25">e</text:span><text:span text:style-name="_31_88">d</text:span><text:span text:style-name="_31_"> </text:span><text:span text:style-name="_31_40">f</text:span><text:span text:style-name="_32_06">o</text:span><text:span text:style-name="_35_9">r</text:span><text:span text:style-name="_37_6"> </text:span><text:span text:style-name="_31_92">t</text:span><text:span text:style-name="_32_0">h</text:span><text:span text:style-name="_31_47">e</text:span><text:span text:style-name="_32_04">s</text:span><text:span text:style-name="_36_6">e</text:span><text:span text:style-name="_37_6"> </text:span><text:span text:style-name="_31_85">s</text:span><text:span text:style-name="_33_8">t</text:span><text:span text:style-name="_31_50">a</text:span><text:span text:style-name="_32_00">t</text:span><text:span text:style-name="_37_2">e</text:span><text:span text:style-name="_31_26">m</text:span><text:span text:style-name="_32_18">e</text:span><text:span text:style-name="_36_6">n</text:span><text:span text:style-name="_39_9">t</text:span><text:span text:style-name="_32_07">s</text:span><text:span text:style-name="_33_5">.</text:span><text:span text:style-name="_37_6"> </text:span><text:span text:style-name="_32_21">I</text:span><text:span text:style-name="_31_"> </text:span><text:span text:style-name="_31_44">b</text:span><text:span text:style-name="_31_88">e</text:span><text:span text:style-name="_32_4">l</text:span><text:span text:style-name="_39_5">i</text:span><text:span text:style-name="_31_86">e</text:span><text:span text:style-name="_35_0">v</text:span><text:span text:style-name="_31_17">e</text:span><text:span text:style-name="_31_51"> </text:span><text:span text:style-name="_35_6">t</text:span><text:span text:style-name="_39_6">h</text:span><text:span text:style-name="_31_95">e</text:span><text:span text:style-name="_34_1">y</text:span><text:span text:style-name="_37_6"> </text:span><text:span text:style-name="_32_15">a</text:span><text:span text:style-name="_35_1">r</text:span><text:span text:style-name="_31_44">e</text:span><text:span text:style-name="_31_51"> </text:span><text:span text:style-name="_34_1">m</text:span><text:span text:style-name="_31_04">o</text:span><text:span text:style-name="_32_25">s</text:span><text:span text:style-name="_32_7">t</text:span><text:span text:style-name="_39_5">l</text:span><text:span text:style-name="_31_70">y</text:span><text:span text:style-name="_31_"> </text:span><text:span text:style-name="_31_02">f</text:span><text:span text:style-name="_31_70">o</text:span><text:span text:style-name="_32_0">u</text:span><text:span text:style-name="_31_01">n</text:span><text:span text:style-name="_31_85">d</text:span><text:span text:style-name="_35_7">e</text:span><text:span text:style-name="_31_17">d</text:span><text:span text:style-name="_31_51"> </text:span><text:span text:style-name="_37_4">o</text:span><text:span text:style-name="_31_43">n</text:span><text:span text:style-name="_31_51"> </text:span><text:span text:style-name="_35_3">t</text:span><text:span text:style-name="_31_46">h</text:span><text:span text:style-name="_32_09">e</text:span><text:span text:style-name="_31_"> </text:span><text:span text:style-name="_31_13">p</text:span><text:span text:style-name="_32_18">r</text:span><text:span text:style-name="_34_1">i</text:span><text:span text:style-name="_31_20">n</text:span><text:span text:style-name="_32_16">c</text:span><text:span text:style-name="_34_5">i</text:span><text:span text:style-name="_31_49">p</text:span><text:span text:style-name="_32_24">l</text:span><text:span text:style-name="_33_6">e</text:span><text:span text:style-name="_37_6"> </text:span><text:span text:style-name="_32_21">o</text:span><text:span text:style-name="_37_4">f</text:span><text:span text:style-name="_37_6"> </text:span><text:span text:style-name="_32_09">s</text:span><text:span text:style-name="_32_7">c</text:span><text:span text:style-name="_31_17">i</text:span><text:span text:style-name="_32_21">e</text:span><text:span text:style-name="_36_5">n</text:span><text:span text:style-name="_31_49">t</text:span><text:span text:style-name="_31_80">i</text:span><text:span text:style-name="_37_2">f</text:span><text:span text:style-name="_31_49">i</text:span><text:span text:style-name="_31_77">c</text:span><text:span text:style-name="_31_"> </text:span><text:span text:style-name="_39_8">i</text:span><text:span text:style-name="_31_77">n</text:span><text:span text:style-name="_32_1">d</text:span><text:span text:style-name="_31_10">u</text:span><text:span text:style-name="_32_04">c</text:span><text:span text:style-name="_32_9">t</text:span><text:span text:style-name="_31_14">i</text:span><text:span text:style-name="_31_76">o</text:span><text:span text:style-name="_32_9">n</text:span><text:span text:style-name="_31_11">.</text:span><text:span text:style-name="_31_51"> </text:span><text:span text:style-name="_32_0">A</text:span><text:span text:style-name="_37_6"> </text:span><text:span text:style-name="_31_94">m</text:span><text:span text:style-name="_34_2">a</text:span><text:span text:style-name="_31_26">n</text:span><text:span text:style-name="_31_51"> </text:span><text:span text:style-name="_36_5">h</text:span><text:span text:style-name="_31_02">a</text:span><text:span text:style-name="_32_19">s</text:span><text:span text:style-name="_31_"> </text:span><text:span text:style-name="_31_43">s</text:span><text:span text:style-name="_32_15">e</text:span><text:span text:style-name="_37_5">e</text:span><text:span text:style-name="_39_6">n</text:span><text:span text:style-name="_31_51"> </text:span><text:span text:style-name="_35_3">t</text:span><text:span text:style-name="_31_43">h</text:span><text:span text:style-name="_32_24">o</text:span><text:span text:style-name="_35_7">u</text:span><text:span text:style-name="_31_41">s</text:span><text:span text:style-name="_31_91">a</text:span><text:span text:style-name="_35_1">n</text:span><text:span text:style-name="_31_32">d</text:span><text:span text:style-name="_32_24">s</text:span><text:span text:style-name="_31_"> </text:span><text:span text:style-name="_31_47">o</text:span><text:span text:style-name="_31_77">f</text:span><text:span text:style-name="_31_"> </text:span><text:span text:style-name="_31_41">m</text:span><text:span text:style-name="_31_80">a</text:span><text:span text:style-name="_35_9">c</text:span><text:span text:style-name="_31_05">h</text:span><text:span text:style-name="_32_24">i</text:span><text:span text:style-name="_33_6">n</text:span><text:span text:style-name="_31_43">e</text:span><text:span text:style-name="_32_15">s</text:span><text:span text:style-name="_31_"> </text:span><text:span text:style-name="_31_40">i</text:span><text:span text:style-name="_31_89">n</text:span><text:span text:style-name="_31_"> </text:span><text:span text:style-name="_31_44">h</text:span><text:span text:style-name="_32_16">i</text:span><text:span text:style-name="_32_7">s</text:span><text:span text:style-name="_37_6"> </text:span><text:span text:style-name="_31_86">l</text:span><text:span text:style-name="_35_3">i</text:span><text:span text:style-name="_31_44">f</text:span><text:span text:style-name="_32_04">e</text:span><text:span text:style-name="_33_0">t</text:span><text:span text:style-name="_31_17">i</text:span><text:span text:style-name="_31_73">m</text:span><text:span text:style-name="_36_9">e</text:span><text:span text:style-name="_31_32">.</text:span><text:span text:style-name="_31_51"> </text:span><text:span text:style-name="_34_1">F</text:span><text:span text:style-name="_31_46">r</text:span><text:span text:style-name="_31_86">o</text:span><text:span text:style-name="_35_3">m</text:span><text:span text:style-name="_37_6"> </text:span><text:span text:style-name="_32_25">w</text:span><text:span text:style-name="_36_0">h</text:span><text:span text:style-name="_31_11">a</text:span><text:span text:style-name="_31_91">t</text:span><text:span text:style-name="_31_"> </text:span><text:span text:style-name="_31_47">h</text:span><text:span text:style-name="_31_88">e</text:span><text:span text:style-name="_31_"> </text:span><text:span text:style-name="_31_02">s</text:span><text:span text:style-name="_32_06">e</text:span><text:span text:style-name="_32_4">e</text:span><text:span text:style-name="_31_02">s</text:span><text:span text:style-name="_31_51"> </text:span><text:span text:style-name="_37_4">o</text:span><text:span text:style-name="_31_29">f</text:span><text:span text:style-name="_31_51"> </text:span><text:span text:style-name="_37_5">t</text:span><text:span text:style-name="_31_25">h</text:span><text:span text:style-name="_31_85">e</text:span><text:span text:style-name="_33_9">m</text:span><text:span text:style-name="_37_6"> </text:span><text:span text:style-name="_31_74">h</text:span><text:span text:style-name="_32_3">e</text:span><text:span text:style-name="_37_6"> </text:span><text:span text:style-name="_32_10">d</text:span><text:span text:style-name="_33_5">r</text:span><text:span text:style-name="_39_9">a</text:span><text:span text:style-name="_31_95">w</text:span><text:span text:style-name="_36_6">s</text:span><text:span text:style-name="_37_6"> </text:span><text:span text:style-name="_31_85">a</text:span><text:span text:style-name="_31_"> </text:span><text:span text:style-name="_31_32">n</text:span><text:span text:style-name="_31_73">u</text:span><text:span text:style-name="_36_5">m</text:span><text:span text:style-name="_31_31">b</text:span><text:span text:style-name="_31_76">e</text:span><text:span text:style-name="_37_1">r</text:span><text:span text:style-name="_37_6"> </text:span><text:span text:style-name="_31_91">o</text:span><text:span text:style-name="_35_1">f</text:span><text:span text:style-name="_37_6"> </text:span><text:span text:style-name="_32_22">g</text:span><text:span text:style-name="_34_2">e</text:span><text:span text:style-name="_31_46">n</text:span><text:span text:style-name="_32_24">e</text:span><text:span text:style-name="_33_9">r</text:span><text:span text:style-name="_31_34">a</text:span><text:span text:style-name="_31_77">l</text:span><text:span text:style-name="_31_"> </text:span><text:span text:style-name="_31_28">c</text:span><text:span text:style-name="_32_24">o</text:span><text:span text:style-name="_35_3">n</text:span><text:span text:style-name="_39_9">c</text:span><text:span text:style-name="_32_21">l</text:span><text:span text:style-name="_37_5">u</text:span><text:span text:style-name="_31_43">s</text:span><text:span text:style-name="_31_85">i</text:span><text:span text:style-name="_33_0">o</text:span><text:span text:style-name="_31_20">n</text:span><text:span text:style-name="_31_70">s</text:span><text:span text:style-name="_37_2">.</text:span><text:span text:style-name="_37_6"> </text:span><text:span text:style-name="_32_24">T</text:span><text:span text:style-name="_34_4">h</text:span><text:span text:style-name="_31_16">e</text:span><text:span text:style-name="_32_01">y</text:span><text:span text:style-name="_31_"> </text:span><text:span text:style-name="_31_05">a</text:span><text:span text:style-name="_32_18">r</text:span><text:span text:style-name="_34_1">e</text:span><text:span text:style-name="_37_6"> </text:span><text:span text:style-name="_32_03">u</text:span><text:span text:style-name="_36_0">g</text:span><text:span text:style-name="_31_26">l</text:span><text:span text:style-name="_32_01">y</text:span><text:span text:style-name="_34_5">,</text:span><text:span text:style-name="_37_6"> </text:span><text:span text:style-name="_31_88">e</text:span><text:span text:style-name="_33_8">a</text:span><text:span text:style-name="_31_26">c</text:span><text:span text:style-name="_31_91">h</text:span><text:span text:style-name="_31_"> </text:span><text:span text:style-name="_31_11">i</text:span><text:span text:style-name="_31_91">s</text:span><text:span text:style-name="_31_"> </text:span><text:span text:style-name="_31_35">d</text:span><text:span text:style-name="_32_24">e</text:span><text:span text:style-name="_36_6">s</text:span><text:span text:style-name="_31_40">i</text:span><text:span text:style-name="_32_01">g</text:span><text:span text:style-name="_37_2">n</text:span><text:span text:style-name="_39_5">e</text:span><text:span text:style-name="_32_06">d</text:span><text:span text:style-name="_31_"> </text:span><text:span text:style-name="_31_49">f</text:span><text:span text:style-name="_31_77">o</text:span><text:span text:style-name="_34_2">r</text:span><text:span text:style-name="_37_6"> </text:span><text:span text:style-name="_31_71">a</text:span><text:span text:style-name="_31_"> </text:span><text:span text:style-name="_39_8">v</text:span><text:span text:style-name="_31_74">e</text:span><text:span text:style-name="_34_1">r</text:span><text:span text:style-name="_31_50">y</text:span><text:span text:style-name="_31_51"> </text:span><text:span text:style-name="_36_0">l</text:span><text:span text:style-name="_31_20">i</text:span><text:span text:style-name="_31_92">m</text:span><text:span text:style-name="_32_4">i</text:span><text:span text:style-name="_31_25">t</text:span><text:span text:style-name="_31_85">e</text:span><text:span text:style-name="_37_5">d</text:span><text:span text:style-name="_37_6"> </text:span><text:span text:style-name="_31_95">p</text:span><text:span text:style-name="_32_7">u</text:span><text:span text:style-name="_31_14">r</text:span><text:span text:style-name="_31_79">p</text:span><text:span text:style-name="_37_5">o</text:span><text:span text:style-name="_31_34">s</text:span><text:span text:style-name="_31_85">e</text:span><text:span text:style-name="_36_9">,</text:span><text:span text:style-name="_37_6"> </text:span><text:span text:style-name="_32_04">w</text:span><text:span text:style-name="_35_0">h</text:span><text:span text:style-name="_31_46">e</text:span><text:span text:style-name="_32_25">n</text:span><text:span text:style-name="_31_"> </text:span><text:span text:style-name="_31_11">r</text:span><text:span text:style-name="_31_79">e</text:span><text:span text:style-name="_37_5">q</text:span><text:span text:style-name="_31_20">u</text:span><text:span text:style-name="_32_01">i</text:span><text:span text:style-name="_35_0">r</text:span><text:span text:style-name="_31_17">e</text:span><text:span text:style-name="_31_86">d</text:span><text:span text:style-name="_31_"> </text:span><text:span text:style-name="_31_35">f</text:span><text:span text:style-name="_31_77">o</text:span><text:span text:style-name="_33_8">r</text:span><text:span text:style-name="_37_6"> </text:span><text:span text:style-name="_32_19">a</text:span><text:span text:style-name="_31_"> </text:span><text:span text:style-name="_31_26">m</text:span><text:span text:style-name="_32_00">i</text:span><text:span text:style-name="_33_6">n</text:span><text:span text:style-name="_31_28">u</text:span><text:span text:style-name="_32_01">t</text:span><text:span text:style-name="_32_1">e</text:span><text:span text:style-name="_31_34">l</text:span><text:span text:style-name="_31_94">y</text:span><text:span text:style-name="_31_"> </text:span><text:span text:style-name="_31_29">d</text:span><text:span text:style-name="_32_10">i</text:span><text:span text:style-name="_37_4">f</text:span><text:span text:style-name="_31_20">f</text:span><text:span text:style-name="_31_95">e</text:span><text:span text:style-name="_36_9">r</text:span><text:span text:style-name="_31_41">e</text:span><text:span text:style-name="_32_15">n</text:span><text:span text:style-name="_36_5">t</text:span><text:span text:style-name="_37_6"> </text:span><text:span text:style-name="_32_01">p</text:span><text:span text:style-name="_32_4">u</text:span><text:span text:style-name="_31_01">r</text:span><text:span text:style-name="_31_85">p</text:span><text:span text:style-name="_33_8">o</text:span><text:span text:style-name="_31_49">s</text:span><text:span text:style-name="_32_25">e</text:span><text:span text:style-name="_31_"> </text:span><text:span text:style-name="_31_05">t</text:span><text:span text:style-name="_31_74">h</text:span><text:span text:style-name="_34_4">e</text:span><text:span text:style-name="_31_46">y</text:span><text:span text:style-name="_31_51"> </text:span><text:span text:style-name="_35_9">a</text:span><text:span text:style-name="_31_32">r</text:span><text:span text:style-name="_31_94">e</text:span><text:span text:style-name="_31_"> </text:span><text:span text:style-name="_31_29">u</text:span><text:span text:style-name="_32_10">s</text:span><text:span text:style-name="_35_3">e</text:span><text:span text:style-name="_31_05">l</text:span><text:span text:style-name="_32_09">e</text:span><text:span text:style-name="_32_0">s</text:span><text:span text:style-name="_31_47">s</text:span><text:span text:style-name="_32_09">,</text:span><text:span text:style-name="_31_"> </text:span><text:span text:style-name="_31_13">t</text:span><text:span text:style-name="_31_92">h</text:span><text:span text:style-name="_37_4">e</text:span><text:span text:style-name="_37_6"> </text:span><text:span text:style-name="_32_22">v</text:span><text:span text:style-name="_37_4">a</text:span><text:span text:style-name="_31_44">r</text:span><text:span text:style-name="_31_79">i</text:span><text:span text:style-name="_34_5">e</text:span><text:span text:style-name="_31_34">t</text:span><text:span text:style-name="_31_89">y</text:span><text:span text:style-name="_31_"> </text:span><text:span text:style-name="_31_28">o</text:span><text:span text:style-name="_31_92">f</text:span><text:span text:style-name="_31_"> </text:span><text:span text:style-name="_31_19">b</text:span><text:span text:style-name="_32_09">e</text:span><text:span text:style-name="_35_0">h</text:span><text:span text:style-name="_31_26">a</text:span><text:span text:style-name="_32_07">v</text:span><text:span text:style-name="_34_4">i</text:span><text:span text:style-name="_31_10">o</text:span><text:span text:style-name="_32_07">u</text:span><text:span text:style-name="_32_3">r</text:span><text:span text:style-name="_37_6"> </text:span><text:span text:style-name="_32_24">o</text:span><text:span text:style-name="_35_4">f</text:span><text:span text:style-name="_37_6"> </text:span><text:span text:style-name="_32_21">a</text:span><text:span text:style-name="_36_8">n</text:span><text:span text:style-name="_31_29">y</text:span><text:span text:style-name="_31_51"> </text:span><text:span text:style-name="_35_6">o</text:span><text:span text:style-name="_31_13">n</text:span><text:span text:style-name="_31_91">e</text:span><text:span text:style-name="_31_"> </text:span><text:span text:style-name="_31_35">o</text:span><text:span text:style-name="_31_91">f</text:span><text:span text:style-name="_31_"> </text:span><text:span text:style-name="_39_8">t</text:span><text:span text:style-name="_31_91">h</text:span><text:span text:style-name="_33_9">e</text:span><text:span text:style-name="_31_25">m</text:span><text:span text:style-name="_31_51"> </text:span><text:span text:style-name="_32_6">i</text:span><text:span text:style-name="_31_13">s</text:span><text:span text:style-name="_31_51"> </text:span><text:span text:style-name="_35_7">v</text:span><text:span text:style-name="_31_26">e</text:span><text:span text:style-name="_31_85">r</text:span><text:span text:style-name="_36_6">y</text:span><text:span text:style-name="_37_6"> </text:span><text:span text:style-name="_32_15">s</text:span><text:span text:style-name="_34_5">m</text:span><text:span text:style-name="_31_44">a</text:span><text:span text:style-name="_31_77">l</text:span><text:span text:style-name="_33_5">l</text:span><text:span text:style-name="_31_49">,</text:span><text:span text:style-name="_31_51"> </text:span><text:span text:style-name="_35_9">e</text:span><text:span text:style-name="_31_26">t</text:span><text:span text:style-name="_32_15">c</text:span><text:span text:style-name="_35_3">.</text:span><text:span text:style-name="_31_05">,</text:span><text:span text:style-name="_31_51"> </text:span><text:span text:style-name="_32_3">e</text:span><text:span text:style-name="_31_31">t</text:span><text:span text:style-name="_32_25">c</text:span><text:span text:style-name="_36_8">.</text:span><text:span text:style-name="_37_6"> </text:span><text:span text:style-name="_31_71">N</text:span><text:span text:style-name="_33_8">a</text:span><text:span text:style-name="_39_9">t</text:span><text:span text:style-name="_32_01">u</text:span><text:span text:style-name="_32_1">r</text:span><text:span text:style-name="_31_17">a</text:span><text:span text:style-name="_32_18">l</text:span><text:span text:style-name="_32_1">l</text:span><text:span text:style-name="_31_16">y</text:span><text:span text:style-name="_31_51"> </text:span><text:span text:style-name="_33_6">h</text:span><text:span text:style-name="_31_16">e</text:span><text:span text:style-name="_31_51"> </text:span><text:span text:style-name="_32_4">c</text:span><text:span text:style-name="_31_44">o</text:span><text:span text:style-name="_31_73">n</text:span><text:span text:style-name="_35_7">c</text:span><text:span text:style-name="_31_10">l</text:span><text:span text:style-name="_31_76">u</text:span><text:span text:style-name="_33_5">d</text:span><text:span text:style-name="_31_20">e</text:span><text:span text:style-name="_32_09">s</text:span><text:span text:style-name="_31_"> </text:span><text:span text:style-name="_31_41">t</text:span><text:span text:style-name="_32_01">h</text:span><text:span text:style-name="_34_1">a</text:span><text:span text:style-name="_31_26">t</text:span><text:span text:style-name="_31_51"> </text:span><text:span text:style-name="_36_5">t</text:span><text:span text:style-name="_31_25">h</text:span><text:span text:style-name="_32_18">e</text:span><text:span text:style-name="_32_3">s</text:span><text:span text:style-name="_39_5">e</text:span><text:span text:style-name="_31_51"> </text:span><text:span text:style-name="_37_4">a</text:span><text:span text:style-name="_31_44">r</text:span><text:span text:style-name="_31_91">e</text:span><text:span text:style-name="_31_"> </text:span><text:span text:style-name="_39_9">n</text:span><text:span text:style-name="_32_21">e</text:span><text:span text:style-name="_36_9">c</text:span><text:span text:style-name="_31_44">e</text:span><text:span text:style-name="_32_15">s</text:span><text:span text:style-name="_37_1">s</text:span><text:span text:style-name="_31_40">a</text:span><text:span text:style-name="_31_86">r</text:span><text:span text:style-name="_32_6">y</text:span><text:span text:style-name="_37_6"> </text:span><text:span text:style-name="_32_19">p</text:span><text:span text:style-name="_32_0">r</text:span><text:span text:style-name="_39_5">o</text:span><text:span text:style-name="_31_71">p</text:span><text:span text:style-name="_36_6">e</text:span><text:span text:style-name="_31_40">r</text:span><text:span text:style-name="_31_95">t</text:span><text:span text:style-name="_35_0">i</text:span><text:span text:style-name="_31_50">e</text:span><text:span text:style-name="_32_09">s</text:span><text:span text:style-name="_31_"> </text:span><text:span text:style-name="_31_11">o</text:span><text:span text:style-name="_31_71">f</text:span><text:span text:style-name="_31_"> </text:span><text:span text:style-name="_31_28">m</text:span><text:span text:style-name="_31_95">a</text:span><text:span text:style-name="_35_9">c</text:span><text:span text:style-name="_31_13">h</text:span><text:span text:style-name="_31_85">i</text:span><text:span text:style-name="_36_9">n</text:span><text:span text:style-name="_31_29">e</text:span><text:span text:style-name="_31_79">s</text:span><text:span text:style-name="_31_"> </text:span><text:span text:style-name="_31_49">i</text:span><text:span text:style-name="_31_70">n</text:span><text:span text:style-name="_31_"> </text:span><text:span text:style-name="_31_10">g</text:span><text:span text:style-name="_32_00">e</text:span><text:span text:style-name="_32_0">n</text:span><text:span text:style-name="_31_11">e</text:span><text:span text:style-name="_32_04">r</text:span><text:span text:style-name="_35_9">a</text:span><text:span text:style-name="_31_29">l</text:span><text:span text:style-name="_31_70">.</text:span><text:span text:style-name="_31_"> </text:span><text:span text:style-name="_31_17">M</text:span><text:span text:style-name="_32_10">a</text:span><text:span text:style-name="_33_8">n</text:span><text:span text:style-name="_31_44">y</text:span><text:span text:style-name="_31_51"> </text:span><text:span text:style-name="_37_5">o</text:span><text:span text:style-name="_31_47">f</text:span><text:span text:style-name="_31_51"> </text:span><text:span text:style-name="_32_9">t</text:span><text:span text:style-name="_31_02">h</text:span><text:span text:style-name="_31_86">e</text:span><text:span text:style-name="_36_0">s</text:span><text:span text:style-name="_31_49">e</text:span><text:span text:style-name="_31_51"> </text:span><text:span text:style-name="_33_0">l</text:span><text:span text:style-name="_31_26">i</text:span><text:span text:style-name="_31_95">m</text:span><text:span text:style-name="_32_4">i</text:span><text:span text:style-name="_31_25">t</text:span><text:span text:style-name="_31_89">a</text:span><text:span text:style-name="_37_1">t</text:span><text:span text:style-name="_31_17">i</text:span><text:span text:style-name="_31_86">o</text:span><text:span text:style-name="_35_3">n</text:span><text:span text:style-name="_39_5">s</text:span><text:span text:style-name="_31_51"> </text:span><text:span text:style-name="_37_4">a</text:span><text:span text:style-name="_31_34">r</text:span><text:span text:style-name="_31_88">e</text:span><text:span text:style-name="_31_"> </text:span><text:span text:style-name="_39_9">a</text:span><text:span text:style-name="_32_18">s</text:span><text:span text:style-name="_37_2">s</text:span><text:span text:style-name="_31_19">o</text:span><text:span text:style-name="_31_80">c</text:span><text:span text:style-name="_35_3">i</text:span><text:span text:style-name="_31_17">a</text:span><text:span text:style-name="_31_71">t</text:span><text:span text:style-name="_36_9">e</text:span><text:span text:style-name="_31_17">d</text:span><text:span text:style-name="_31_51"> </text:span><text:span text:style-name="_36_0">w</text:span><text:span text:style-name="_31_29">i</text:span><text:span text:style-name="_32_03">t</text:span><text:span text:style-name="_35_1">h</text:span><text:span text:style-name="_37_6"> </text:span><text:span text:style-name="_31_92">t</text:span><text:span text:style-name="_32_3">h</text:span><text:span text:style-name="_31_46">e</text:span><text:span text:style-name="_31_51"> </text:span><text:span text:style-name="_36_6">v</text:span><text:span text:style-name="_39_8">e</text:span><text:span text:style-name="_32_24">r</text:span><text:span text:style-name="_34_2">y</text:span><text:span text:style-name="_37_6"> </text:span><text:span text:style-name="_32_21">s</text:span><text:span text:style-name="_37_4">m</text:span><text:span text:style-name="_31_17">a</text:span><text:span text:style-name="_32_09">l</text:span><text:span text:style-name="_37_5">l</text:span><text:span text:style-name="_37_6"> </text:span><text:span text:style-name="_31_71">s</text:span><text:span text:style-name="_36_9">t</text:span><text:span text:style-name="_31_41">o</text:span><text:span text:style-name="_32_07">r</text:span><text:span text:style-name="_35_7">a</text:span><text:span text:style-name="_31_46">g</text:span><text:span text:style-name="_32_07">e</text:span><text:span text:style-name="_31_"> </text:span><text:span text:style-name="_31_16">c</text:span><text:span text:style-name="_32_07">a</text:span><text:span text:style-name="_32_7">p</text:span><text:span text:style-name="_31_46">a</text:span><text:span text:style-name="_31_73">c</text:span><text:span text:style-name="_36_6">i</text:span><text:span text:style-name="_39_5">t</text:span><text:span text:style-name="_31_70">y</text:span><text:span text:style-name="_31_"> </text:span><text:span text:style-name="_31_10">o</text:span><text:span text:style-name="_31_89">f</text:span><text:span text:style-name="_31_"> </text:span><text:span text:style-name="_31_02">m</text:span><text:span text:style-name="_32_21">o</text:span><text:span text:style-name="_34_4">s</text:span><text:span text:style-name="_31_31">t</text:span><text:span text:style-name="_31_51"> </text:span><text:span text:style-name="_33_0">m</text:span><text:span text:style-name="_31_34">a</text:span><text:span text:style-name="_32_15">c</text:span><text:span text:style-name="_35_0">h</text:span><text:span text:style-name="_31_26">i</text:span><text:span text:style-name="_32_00">n</text:span><text:span text:style-name="_35_9">e</text:span><text:span text:style-name="_39_8">s</text:span><text:span text:style-name="_32_03">.</text:span><text:span text:style-name="_31_"> </text:span><text:span text:style-name="_39_5">(</text:span><text:span text:style-name="_31_77">I</text:span><text:span text:style-name="_31_"> </text:span><text:span text:style-name="_31_40">a</text:span><text:span text:style-name="_31_74">m</text:span><text:span text:style-name="_31_"> </text:span><text:span text:style-name="_31_04">a</text:span><text:span text:style-name="_32_09">s</text:span><text:span text:style-name="_37_4">s</text:span><text:span text:style-name="_39_6">u</text:span><text:span text:style-name="_31_74">m</text:span><text:span text:style-name="_37_2">i</text:span><text:span text:style-name="_31_44">n</text:span><text:span text:style-name="_32_18">g</text:span><text:span text:style-name="_31_"> </text:span><text:span text:style-name="_31_25">t</text:span><text:span text:style-name="_32_00">h</text:span><text:span text:style-name="_35_9">a</text:span><text:span text:style-name="_31_25">t</text:span><text:span text:style-name="_31_51"> </text:span><text:span text:style-name="_37_1">t</text:span><text:span text:style-name="_31_25">h</text:span><text:span text:style-name="_31_88">e</text:span><text:span text:style-name="_31_"> </text:span><text:span text:style-name="_31_05">i</text:span><text:span text:style-name="_31_94">d</text:span><text:span text:style-name="_35_3">e</text:span><text:span text:style-name="_31_41">a</text:span><text:span text:style-name="_31_51"> </text:span><text:span text:style-name="_32_0">o</text:span><text:span text:style-name="_31_11">f</text:span><text:span text:style-name="_31_51"> </text:span><text:span text:style-name="_37_4">s</text:span><text:span text:style-name="_31_11">t</text:span><text:span text:style-name="_31_74">o</text:span><text:span text:style-name="_36_0">r</text:span><text:span text:style-name="_31_19">a</text:span><text:span text:style-name="_32_07">g</text:span><text:span text:style-name="_36_8">e</text:span><text:span text:style-name="_37_6"> </text:span><text:span text:style-name="_31_85">c</text:span><text:span text:style-name="_36_8">a</text:span><text:span text:style-name="_31_49">p</text:span><text:span text:style-name="_31_71">a</text:span><text:span text:style-name="_36_6">c</text:span><text:span text:style-name="_31_26">i</text:span><text:span text:style-name="_32_09">t</text:span><text:span text:style-name="_32_9">y</text:span><text:span text:style-name="_37_6"> </text:span><text:span text:style-name="_31_94">i</text:span><text:span text:style-name="_34_2">s</text:span><text:span text:style-name="_37_6"> </text:span><text:span text:style-name="_31_80">e</text:span><text:span text:style-name="_34_1">x</text:span><text:span text:style-name="_31_26">t</text:span><text:span text:style-name="_31_73">e</text:span><text:span text:style-name="_37_2">n</text:span><text:span text:style-name="_31_11">d</text:span><text:span text:style-name="_32_04">e</text:span><text:span text:style-name="_36_5">d</text:span><text:span text:style-name="_37_6"> </text:span><text:span text:style-name="_31_91">i</text:span><text:span text:style-name="_32_7">n</text:span><text:span text:style-name="_37_6"> </text:span><text:span text:style-name="_31_80">s</text:span><text:span text:style-name="_35_0">o</text:span><text:span text:style-name="_31_28">m</text:span><text:span text:style-name="_32_18">e</text:span><text:span text:style-name="_31_"> </text:span><text:span text:style-name="_31_02">w</text:span><text:span text:style-name="_32_04">a</text:span><text:span text:style-name="_32_1">y</text:span><text:span text:style-name="_37_6"> </text:span><text:span text:style-name="_31_73">t</text:span><text:span text:style-name="_32_7">o</text:span><text:span text:style-name="_37_6"> </text:span><text:span text:style-name="_32_10">c</text:span><text:span text:style-name="_35_9">o</text:span><text:span text:style-name="_31_16">v</text:span><text:span text:style-name="_32_00">e</text:span><text:span text:style-name="_37_4">r</text:span><text:span text:style-name="_37_6"> </text:span><text:span text:style-name="_31_95">m</text:span><text:span text:style-name="_35_4">a</text:span><text:span text:style-name="_31_47">c</text:span><text:span text:style-name="_31_85">h</text:span><text:span text:style-name="_33_6">i</text:span><text:span text:style-name="_39_8">n</text:span><text:span text:style-name="_32_10">e</text:span><text:span text:style-name="_34_5">s</text:span><text:span text:style-name="_37_6"> </text:span><text:span text:style-name="_31_74">o</text:span><text:span text:style-name="_34_4">t</text:span><text:span text:style-name="_31_05">h</text:span><text:span text:style-name="_32_21">e</text:span><text:span text:style-name="_34_2">r</text:span><text:span text:style-name="_37_6"> </text:span><text:span text:style-name="_31_86">t</text:span><text:span text:style-name="_32_7">h</text:span><text:span text:style-name="_31_14">a</text:span><text:span text:style-name="_31_91">n</text:span><text:span text:style-name="_31_"> </text:span><text:span text:style-name="_31_34">d</text:span><text:span text:style-name="_32_03">i</text:span><text:span text:style-name="_33_9">s</text:span><text:span text:style-name="_31_10">c</text:span><text:span text:style-name="_32_07">r</text:span><text:span text:style-name="_34_2">e</text:span><text:span text:style-name="_31_46">t</text:span><text:span text:style-name="_32_06">e</text:span>-<text:span text:style-name="_31_16">s</text:span><text:span text:style-name="_31_79">t</text:span><text:span text:style-name="_35_7">a</text:span><text:span text:style-name="_31_31">t</text:span><text:span text:style-name="_31_80">e</text:span><text:span text:style-name="_31_"> </text:span><text:span text:style-name="_39_8">m</text:span><text:span text:style-name="_32_22">a</text:span><text:span text:style-name="_35_1">c</text:span><text:span text:style-name="_39_9">h</text:span><text:span text:style-name="_31_89">i</text:span><text:span text:style-name="_32_1">n</text:span><text:span text:style-name="_31_25">e</text:span><text:span text:style-name="_31_91">s</text:span><text:span text:style-name="_35_6">.</text:span><text:span text:style-name="_37_6"> </text:span><text:span text:style-name="_32_07">T</text:span><text:span text:style-name="_32_7">h</text:span><text:span text:style-name="_31_43">e</text:span><text:span text:style-name="_31_51"> </text:span><text:span text:style-name="_35_3">e</text:span><text:span text:style-name="_31_41">x</text:span><text:span text:style-name="_32_25">a</text:span><text:span text:style-name="_37_2">c</text:span><text:span text:style-name="_31_46">t</text:span><text:span text:style-name="_31_51"> </text:span><text:span text:style-name="_37_5">d</text:span><text:span text:style-name="_31_29">e</text:span><text:span text:style-name="_31_94">f</text:span><text:span text:style-name="_35_7">i</text:span><text:span text:style-name="_31_31">n</text:span><text:span text:style-name="_32_07">i</text:span><text:span text:style-name="_34_2">t</text:span><text:span text:style-name="_31_35">i</text:span><text:span text:style-name="_31_73">o</text:span><text:span text:style-name="_32_4">n</text:span><text:span text:style-name="_37_6"> </text:span><text:span text:style-name="_32_00">d</text:span><text:span text:style-name="_32_9">o</text:span><text:span text:style-name="_31_34">e</text:span><text:span text:style-name="_32_16">s</text:span><text:span text:style-name="_31_"> </text:span><text:span text:style-name="_31_35">n</text:span><text:span text:style-name="_32_10">o</text:span><text:span text:style-name="_33_5">t</text:span><text:span text:style-name="_37_6"> </text:span><text:span text:style-name="_32_25">m</text:span><text:span text:style-name="_37_4">a</text:span><text:span text:style-name="_31_16">t</text:span><text:span text:style-name="_31_92">t</text:span><text:span text:style-name="_32_0">e</text:span><text:span text:style-name="_31_28">r</text:span><text:span text:style-name="_31_51"> </text:span><text:span text:style-name="_33_0">a</text:span><text:span text:style-name="_39_5">s</text:span><text:span text:style-name="_31_51"> </text:span><text:span text:style-name="_34_4">n</text:span><text:span text:style-name="_31_02">o</text:span><text:span text:style-name="_31_51"> </text:span><text:span text:style-name="_35_0">m</text:span><text:span text:style-name="_31_47">a</text:span><text:span text:style-name="_31_95">t</text:span><text:span text:style-name="_32_1">h</text:span><text:span text:style-name="_31_02">e</text:span><text:span text:style-name="_31_95">m</text:span><text:span text:style-name="_35_1">a</text:span><text:span text:style-name="_31_17">t</text:span><text:span text:style-name="_32_07">i</text:span><text:span text:style-name="_35_9">c</text:span><text:span text:style-name="_39_9">a</text:span><text:span text:style-name="_31_76">l</text:span><text:span text:style-name="_31_"> </text:span><text:span text:style-name="_31_41">a</text:span><text:span text:style-name="_31_74">c</text:span><text:span text:style-name="_33_5">c</text:span><text:span text:style-name="_31_04">u</text:span><text:span text:style-name="_31_85">r</text:span><text:span text:style-name="_37_1">a</text:span><text:span text:style-name="_31_34">c</text:span><text:span text:style-name="_32_01">y</text:span><text:span text:style-name="_31_"> </text:span><text:span text:style-name="_31_04">i</text:span><text:span text:style-name="_31_95">s</text:span><text:span text:style-name="_31_"> </text:span><text:span text:style-name="_31_34">c</text:span><text:span text:style-name="_32_19">l</text:span><text:span text:style-name="_34_4">a</text:span><text:span text:style-name="_31_31">i</text:span><text:span text:style-name="_31_74">m</text:span><text:span text:style-name="_32_1">e</text:span><text:span text:style-name="_31_40">d</text:span><text:span text:style-name="_31_51"> </text:span><text:span text:style-name="_33_9">i</text:span><text:span text:style-name="_31_49">n</text:span><text:span text:style-name="_31_51"> </text:span><text:span text:style-name="_36_6">t</text:span><text:span text:style-name="_31_29">h</text:span><text:span text:style-name="_31_91">e</text:span><text:span text:style-name="_31_"> </text:span><text:span text:style-name="_31_20">p</text:span><text:span text:style-name="_31_94">r</text:span><text:span text:style-name="_33_8">e</text:span><text:span text:style-name="_31_32">s</text:span><text:span text:style-name="_32_25">e</text:span><text:span text:style-name="_35_0">n</text:span><text:span text:style-name="_31_13">t</text:span><text:span text:style-name="_31_51"> </text:span><text:span text:style-name="_35_9">d</text:span><text:span text:style-name="_31_29">i</text:span><text:span text:style-name="_32_09">s</text:span><text:span text:style-name="_35_0">c</text:span><text:span text:style-name="_31_29">u</text:span><text:span text:style-name="_31_89">s</text:span><text:span text:style-name="_36_0">s</text:span><text:span text:style-name="_31_32">i</text:span><text:span text:style-name="_32_21">o</text:span><text:span text:style-name="_32_9">n</text:span><text:span text:style-name="_39_6">,</text:span><text:span text:style-name="_31_71">)</text:span><text:span text:style-name="_31_"> </text:span><text:span text:style-name="_31_34">A</text:span><text:span text:style-name="_31_51"> </text:span><text:span text:style-name="_34_4">f</text:span><text:span text:style-name="_31_41">e</text:span><text:span text:style-name="_32_01">w</text:span><text:span text:style-name="_31_"> </text:span><text:span text:style-name="_39_5">y</text:span><text:span text:style-name="_31_79">e</text:span><text:span text:style-name="_34_1">a</text:span><text:span text:style-name="_31_46">r</text:span><text:span text:style-name="_32_21">s</text:span><text:span text:style-name="_31_"> </text:span><text:span text:style-name="_31_34">a</text:span><text:span text:style-name="_31_73">g</text:span><text:span text:style-name="_35_7">o</text:span><text:span text:style-name="_31_17">,</text:span><text:span text:style-name="_31_51"> </text:span><text:span text:style-name="_36_9">w</text:span><text:span text:style-name="_31_50">h</text:span><text:span text:style-name="_31_70">e</text:span><text:span text:style-name="_35_4">n</text:span><text:span text:style-name="_37_6"> </text:span><text:span text:style-name="_32_22">v</text:span><text:span text:style-name="_34_5">e</text:span><text:span text:style-name="_31_49">r</text:span><text:span text:style-name="_31_95">y</text:span><text:span text:style-name="_31_"> </text:span><text:span text:style-name="_31_44">l</text:span><text:span text:style-name="_31_71">i</text:span><text:span text:style-name="_36_8">t</text:span><text:span text:style-name="_31_41">t</text:span><text:span text:style-name="_31_79">l</text:span><text:span text:style-name="_35_6">e</text:span><text:span text:style-name="_37_6"> </text:span><text:span text:style-name="_31_74">h</text:span><text:span text:style-name="_35_7">a</text:span><text:span text:style-name="_31_02">d</text:span><text:span text:style-name="_31_51"> </text:span><text:span text:style-name="_35_7">b</text:span><text:span text:style-name="_39_6">e</text:span><text:span text:style-name="_32_15">e</text:span><text:span text:style-name="_35_6">n</text:span><text:span text:style-name="_37_6"> </text:span><text:span text:style-name="_32_07">h</text:span><text:span text:style-name="_37_4">e</text:span><text:span text:style-name="_39_9">a</text:span><text:span text:style-name="_32_25">r</text:span><text:span text:style-name="_35_4">d</text:span><text:span text:style-name="_37_6"> </text:span><text:span text:style-name="_31_89">o</text:span><text:span text:style-name="_32_3">f</text:span><text:span text:style-name="_37_6"> </text:span><text:span text:style-name="_31_92">d</text:span><text:span text:style-name="_36_8">i</text:span><text:span text:style-name="_31_11">g</text:span><text:span text:style-name="_32_18">i</text:span><text:span text:style-name="_37_2">t</text:span><text:span text:style-name="_31_31">a</text:span><text:span text:style-name="_31_88">l</text:span><text:span text:style-name="_31_"> </text:span><text:span text:style-name="_31_31">c</text:span><text:span text:style-name="_31_89">o</text:span><text:span text:style-name="_32_1">m</text:span><text:span text:style-name="_31_26">p</text:span><text:span text:style-name="_31_77">u</text:span><text:span text:style-name="_32_0">t</text:span><text:span text:style-name="_31_01">e</text:span><text:span text:style-name="_31_77">r</text:span><text:span text:style-name="_33_8">s</text:span><text:span text:style-name="_31_46">,</text:span><text:span text:style-name="_31_51"> </text:span><text:span text:style-name="_32_1">i</text:span><text:span text:style-name="_39_8">t</text:span><text:span text:style-name="_31_51"> </text:span><text:span text:style-name="_35_6">w</text:span><text:span text:style-name="_39_6">a</text:span><text:span text:style-name="_31_80">s</text:span><text:span text:style-name="_31_"> </text:span><text:span text:style-name="_31_19">p</text:span><text:span text:style-name="_31_79">o</text:span><text:span text:style-name="_35_3">s</text:span><text:span text:style-name="_31_44">s</text:span><text:span text:style-name="_31_73">i</text:span><text:span text:style-name="_35_7">b</text:span><text:span text:style-name="_31_19">l</text:span><text:span text:style-name="_31_89">e</text:span><text:span text:style-name="_31_"> </text:span><text:span text:style-name="_31_16">t</text:span><text:span text:style-name="_31_71">o</text:span><text:span text:style-name="_31_"> </text:span><text:span text:style-name="_31_32">e</text:span><text:span text:style-name="_32_16">l</text:span><text:span text:style-name="_33_9">i</text:span><text:span text:style-name="_31_40">c</text:span><text:span text:style-name="_31_91">i</text:span><text:span text:style-name="_32_3">t</text:span><text:span text:style-name="_37_6"> </text:span><text:span text:style-name="_32_18">m</text:span><text:span text:style-name="_36_8">u</text:span><text:span text:style-name="_31_11">c</text:span><text:span text:style-name="_31_77">h</text:span><text:span text:style-name="_31_"> </text:span><text:span text:style-name="_31_14">i</text:span><text:span text:style-name="_31_88">n</text:span><text:span text:style-name="_36_8">c</text:span><text:span text:style-name="_31_16">r</text:span><text:span text:style-name="_32_16">e</text:span><text:span text:style-name="_36_5">d</text:span><text:span text:style-name="_31_25">u</text:span><text:span text:style-name="_31_73">l</text:span><text:span text:style-name="_32_6">i</text:span><text:span text:style-name="_31_16">t</text:span><text:span text:style-name="_31_76">y</text:span><text:span text:style-name="_31_"> </text:span><text:span text:style-name="_31_44">c</text:span><text:span text:style-name="_31_85">o</text:span><text:span text:style-name="_37_1">n</text:span><text:span text:style-name="_31_04">c</text:span><text:span text:style-name="_31_91">e</text:span><text:span text:style-name="_37_4">r</text:span><text:span text:style-name="_31_10">n</text:span><text:span text:style-name="_31_95">i</text:span><text:span text:style-name="_33_5">n</text:span><text:span text:style-name="_31_49">g</text:span><text:span text:style-name="_31_51"> </text:span><text:span text:style-name="_35_3">t</text:span><text:span text:style-name="_31_11">h</text:span><text:span text:style-name="_31_70">e</text:span><text:span text:style-name="_36_6">m</text:span><text:span text:style-name="_31_05">,</text:span><text:span text:style-name="_31_51"> </text:span><text:span text:style-name="_35_9">i</text:span><text:span text:style-name="_31_26">f</text:span><text:span text:style-name="_31_51"> </text:span><text:span text:style-name="_35_9">o</text:span><text:span text:style-name="_31_14">n</text:span><text:span text:style-name="_32_01">e</text:span><text:span text:style-name="_31_"> </text:span><text:span text:style-name="_31_34">m</text:span><text:span text:style-name="_31_79">e</text:span><text:span text:style-name="_35_0">n</text:span><text:span text:style-name="_31_32">t</text:span><text:span text:style-name="_31_92">i</text:span><text:span text:style-name="_36_0">o</text:span><text:span text:style-name="_31_46">n</text:span><text:span text:style-name="_32_09">e</text:span><text:span text:style-name="_35_7">d</text:span><text:span text:style-name="_37_6"> </text:span><text:span text:style-name="_32_22">t</text:span><text:span text:style-name="_36_6">h</text:span><text:span text:style-name="_39_5">e</text:span><text:span text:style-name="_31_85">i</text:span><text:span text:style-name="_37_1">r</text:span><text:span text:style-name="_37_6"> </text:span><text:span text:style-name="_31_92">p</text:span><text:span text:style-name="_34_4">r</text:span><text:span text:style-name="_31_13">o</text:span><text:span text:style-name="_31_80">p</text:span><text:span text:style-name="_35_7">e</text:span><text:span text:style-name="_31_17">r</text:span><text:span text:style-name="_32_25">t</text:span><text:span text:style-name="_36_8">i</text:span><text:span text:style-name="_39_6">e</text:span><text:span text:style-name="_31_73">s</text:span><text:span text:style-name="_31_"> </text:span><text:span text:style-name="_31_35">w</text:span><text:span text:style-name="_31_70">i</text:span><text:span text:style-name="_32_6">t</text:span><text:span text:style-name="_31_41">h</text:span><text:span text:style-name="_32_01">o</text:span><text:span text:style-name="_34_4">u</text:span><text:span text:style-name="_31_11">t</text:span><text:span text:style-name="_31_51"> </text:span><text:span text:style-name="_35_0">d</text:span><text:span text:style-name="_31_40">e</text:span><text:span text:style-name="_31_70">s</text:span><text:span text:style-name="_35_6">c</text:span><text:span text:style-name="_31_50">r</text:span><text:span text:style-name="_32_24">i</text:span><text:span text:style-name="_36_8">b</text:span><text:span text:style-name="_31_31">i</text:span><text:span text:style-name="_31_89">n</text:span><text:span text:style-name="_34_4">g</text:span><text:span text:style-name="_37_6"> </text:span><text:span text:style-name="_32_19">t</text:span><text:span text:style-name="_35_4">h</text:span><text:span text:style-name="_39_9">e</text:span><text:span text:style-name="_32_00">i</text:span><text:span text:style-name="_36_9">r</text:span><text:span text:style-name="_37_6"> </text:span><text:span text:style-name="_31_86">c</text:span><text:span text:style-name="_37_1">o</text:span><text:span text:style-name="_31_17">n</text:span><text:span text:style-name="_31_70">s</text:span><text:span text:style-name="_33_5">t</text:span><text:span text:style-name="_39_5">r</text:span><text:span text:style-name="_31_91">u</text:span><text:span text:style-name="_32_0">c</text:span><text:span text:style-name="_31_49">t</text:span><text:span text:style-name="_32_18">i</text:span><text:span text:style-name="_37_1">o</text:span><text:span text:style-name="_31_41">n</text:span><text:span text:style-name="_32_09">.</text:span><text:span text:style-name="_31_"> </text:span><text:span text:style-name="_31_11">T</text:span><text:span text:style-name="_32_18">h</text:span><text:span text:style-name="_34_2">a</text:span><text:span text:style-name="_39_6">t</text:span><text:span text:style-name="_31_51"> </text:span><text:span text:style-name="_32_0">w</text:span><text:span text:style-name="_31_46">a</text:span><text:span text:style-name="_31_88">s</text:span><text:span text:style-name="_31_"> </text:span><text:span text:style-name="_31_19">p</text:span><text:span text:style-name="_32_06">r</text:span><text:span text:style-name="_35_7">e</text:span><text:span text:style-name="_31_13">s</text:span><text:span text:style-name="_31_76">u</text:span><text:span text:style-name="_35_7">m</text:span><text:span text:style-name="_31_05">a</text:span><text:span text:style-name="_32_24">b</text:span><text:span text:style-name="_34_4">l</text:span><text:span text:style-name="_31_26">y</text:span><text:span text:style-name="_31_51"> </text:span><text:span text:style-name="_35_3">d</text:span><text:span text:style-name="_31_01">u</text:span><text:span text:style-name="_32_09">e</text:span><text:span text:style-name="_31_"> </text:span><text:span text:style-name="_31_20">t</text:span><text:span text:style-name="_32_07">o</text:span><text:span text:style-name="_31_"> </text:span><text:span text:style-name="_39_5">a</text:span><text:span text:style-name="_31_51"> </text:span><text:span text:style-name="_32_7">s</text:span><text:span text:style-name="_31_34">i</text:span><text:span text:style-name="_31_77">m</text:span><text:span text:style-name="_37_5">i</text:span><text:span text:style-name="_31_11">l</text:span><text:span text:style-name="_32_15">a</text:span><text:span text:style-name="_34_1">r</text:span><text:span text:style-name="_37_6"> </text:span><text:span text:style-name="_32_06">a</text:span><text:span text:style-name="_36_0">p</text:span><text:span text:style-name="_31_35">p</text:span><text:span text:style-name="_31_94">l</text:span><text:span text:style-name="_35_4">i</text:span><text:span text:style-name="_31_31">c</text:span><text:span text:style-name="_32_00">a</text:span><text:span text:style-name="_33_9">t</text:span><text:span text:style-name="_31_35">i</text:span><text:span text:style-name="_32_16">o</text:span><text:span text:style-name="_34_5">n</text:span><text:span text:style-name="_37_6"> </text:span><text:span text:style-name="_32_01">o</text:span><text:span text:style-name="_32_9">f</text:span><text:span text:style-name="_37_6"> </text:span><text:span text:style-name="_31_76">t</text:span><text:span text:style-name="_37_5">h</text:span><text:span text:style-name="_31_20">e</text:span><text:span text:style-name="_31_51"> </text:span><text:span text:style-name="_34_1">p</text:span><text:span text:style-name="_31_46">r</text:span><text:span text:style-name="_31_89">i</text:span><text:span text:style-name="_34_4">n</text:span><text:span text:style-name="_31_19">c</text:span><text:span text:style-name="_31_86">i</text:span><text:span text:style-name="_35_4">p</text:span><text:span text:style-name="_31_50">l</text:span><text:span text:style-name="_32_24">e</text:span><text:span text:style-name="_31_"> </text:span><text:span text:style-name="_31_04">o</text:span><text:span text:style-name="_32_07">f</text:span><text:span text:style-name="_31_"> </text:span><text:span text:style-name="_31_50">s</text:span><text:span text:style-name="_32_01">c</text:span><text:span text:style-name="_32_6">i</text:span><text:span text:style-name="_31_40">e</text:span><text:span text:style-name="_32_07">n</text:span><text:span text:style-name="_33_9">t</text:span><text:span text:style-name="_31_29">i</text:span><text:span text:style-name="_32_07">f</text:span><text:span text:style-name="_35_7">i</text:span><text:span text:style-name="_31_34">c</text:span><text:span text:style-name="_31_51"> </text:span><text:span text:style-name="_33_6">i</text:span><text:span text:style-name="_31_34">n</text:span><text:span text:style-name="_31_80">d</text:span><text:span text:style-name="_37_4">u</text:span><text:span text:style-name="_31_13">c</text:span><text:span text:style-name="_31_74">t</text:span><text:span text:style-name="_34_1">i</text:span><text:span text:style-name="_31_26">o</text:span><text:span text:style-name="_31_71">n</text:span><text:span text:style-name="_32_7">.</text:span><text:span text:style-name="_37_6"> </text:span><text:span text:style-name="_32_21">T</text:span><text:span text:style-name="_35_3">h</text:span><text:span text:style-name="_31_47">e</text:span><text:span text:style-name="_32_03">s</text:span><text:span text:style-name="_36_6">e</text:span><text:span text:style-name="_37_6"> </text:span><text:span text:style-name="_31_91">a</text:span><text:span text:style-name="_32_1">p</text:span><text:span text:style-name="_31_05">p</text:span><text:span text:style-name="_32_19">l</text:span><text:span text:style-name="_36_6">i</text:span><text:span text:style-name="_31_35">c</text:span><text:span text:style-name="_31_85">a</text:span><text:span text:style-name="_33_6">t</text:span><text:span text:style-name="_31_14">i</text:span><text:span text:style-name="_31_95">o</text:span><text:span text:style-name="_35_1">n</text:span><text:span text:style-name="_31_25">s</text:span><text:span text:style-name="_31_51"> </text:span><text:span text:style-name="_36_9">o</text:span><text:span text:style-name="_31_50">f</text:span><text:span text:style-name="_31_51"> </text:span><text:span text:style-name="_32_1">t</text:span><text:span text:style-name="_39_5">h</text:span><text:span text:style-name="_32_16">e</text:span><text:span text:style-name="_31_"> </text:span><text:span text:style-name="_31_47">p</text:span><text:span text:style-name="_32_01">r</text:span><text:span text:style-name="_34_4">i</text:span><text:span text:style-name="_31_28">n</text:span><text:span text:style-name="_32_22">c</text:span><text:span text:style-name="_32_6">i</text:span><text:span text:style-name="_31_11">p</text:span><text:span text:style-name="_31_74">l</text:span><text:span text:style-name="_35_6">e</text:span><text:span text:style-name="_37_6"> </text:span><text:span text:style-name="_31_91">a</text:span><text:span text:style-name="_33_9">r</text:span><text:span text:style-name="_39_8">e</text:span><text:span text:style-name="_31_51"> </text:span><text:span text:style-name="_35_9">o</text:span><text:span text:style-name="_31_43">f</text:span><text:span text:style-name="_31_51"> </text:span><text:span text:style-name="_34_4">c</text:span><text:span text:style-name="_31_28">o</text:span><text:span text:style-name="_31_89">u</text:span><text:span text:style-name="_37_5">r</text:span><text:span text:style-name="_31_04">s</text:span><text:span text:style-name="_31_79">e</text:span><text:span text:style-name="_31_"> </text:span><text:span text:style-name="_31_14">l</text:span><text:span text:style-name="_31_73">a</text:span><text:span text:style-name="_33_6">r</text:span><text:span text:style-name="_31_05">g</text:span><text:span text:style-name="_31_95">e</text:span><text:span text:style-name="_37_1">l</text:span><text:span text:style-name="_31_40">y</text:span><text:span text:style-name="_31_51"> </text:span><text:span text:style-name="_37_5">u</text:span><text:span text:style-name="_39_8">n</text:span><text:span text:style-name="_31_77">c</text:span><text:span text:style-name="_33_8">o</text:span><text:span text:style-name="_31_44">n</text:span><text:span text:style-name="_31_74">s</text:span><text:span text:style-name="_35_1">c</text:span><text:span text:style-name="_31_17">i</text:span><text:span text:style-name="_31_95">o</text:span><text:span text:style-name="_33_5">u</text:span><text:span text:style-name="_31_40">s</text:span><text:span text:style-name="_31_76">.</text:span><text:span text:style-name="_31_"> </text:span><text:span text:style-name="_31_29">W</text:span><text:span text:style-name="_32_07">h</text:span><text:span text:style-name="_33_0">e</text:span><text:span text:style-name="_31_50">n</text:span><text:span text:style-name="_31_51"> </text:span><text:span text:style-name="_35_3">a</text:span><text:span text:style-name="_37_6"> </text:span><text:span text:style-name="_31_95">b</text:span><text:span text:style-name="_35_9">u</text:span><text:span text:style-name="_31_14">r</text:span><text:span text:style-name="_32_24">n</text:span><text:span text:style-name="_35_6">t</text:span><text:span text:style-name="_37_6"> </text:span><text:span text:style-name="_31_79">c</text:span><text:span text:style-name="_35_3">h</text:span><text:span text:style-name="_31_44">i</text:span><text:span text:style-name="_31_85">l</text:span><text:span text:style-name="_37_2">d</text:span><text:span text:style-name="_37_6"> </text:span><text:span text:style-name="_31_86">f</text:span><text:span text:style-name="_35_4">e</text:span><text:span text:style-name="_31_44">a</text:span><text:span text:style-name="_32_06">r</text:span><text:span text:style-name="_36_9">s</text:span><text:span text:style-name="_37_6"> </text:span><text:span text:style-name="_31_91">t</text:span><text:span text:style-name="_33_6">h</text:span><text:span text:style-name="_31_14">e</text:span><text:span text:style-name="_31_51"> </text:span><text:span text:style-name="_34_2">f</text:span><text:span text:style-name="_31_44">i</text:span><text:span text:style-name="_32_01">r</text:span><text:span text:style-name="_37_2">e</text:span><text:span text:style-name="_37_6"> </text:span><text:span text:style-name="_32_10">a</text:span><text:span text:style-name="_33_6">n</text:span><text:span text:style-name="_31_50">d</text:span><text:span text:style-name="_31_51"> </text:span><text:span text:style-name="_32_0">s</text:span><text:span text:style-name="_31_43">h</text:span><text:span text:style-name="_31_89">o</text:span><text:span text:style-name="_35_3">w</text:span><text:span text:style-name="_31_40">s</text:span><text:span text:style-name="_31_51"> </text:span><text:span text:style-name="_34_4">t</text:span><text:span text:style-name="_31_49">h</text:span><text:span text:style-name="_32_18">a</text:span><text:span text:style-name="_37_4">t</text:span><text:span text:style-name="_37_6"> </text:span><text:span text:style-name="_31_79">h</text:span><text:span text:style-name="_37_5">e</text:span><text:span text:style-name="_37_6"> </text:span><text:span text:style-name="_32_01">f</text:span><text:span text:style-name="_33_0">e</text:span><text:span text:style-name="_31_26">a</text:span><text:span text:style-name="_31_85">r</text:span><text:span text:style-name="_36_5">s</text:span><text:span text:style-name="_37_6"> </text:span><text:span text:style-name="_32_15">i</text:span><text:span text:style-name="_34_5">t</text:span><text:span text:style-name="_37_6"> </text:span><text:span text:style-name="_32_07">b</text:span><text:span text:style-name="_32_6">y</text:span><text:span text:style-name="_37_6"> </text:span><text:span text:style-name="_31_74">a</text:span><text:span text:style-name="_35_9">v</text:span><text:span text:style-name="_31_19">o</text:span><text:span text:style-name="_32_25">i</text:span><text:span text:style-name="_35_7">d</text:span><text:span text:style-name="_31_28">i</text:span><text:span text:style-name="_31_85">n</text:span><text:span text:style-name="_35_6">g</text:span><text:span text:style-name="_37_6"> </text:span><text:span text:style-name="_32_10">i</text:span><text:span text:style-name="_36_9">t</text:span><text:span text:style-name="_31_35">,</text:span><text:span text:style-name="_31_51"> </text:span><text:span text:style-name="_36_6">f</text:span><text:span text:style-name="_37_6"> </text:span><text:span text:style-name="_31_88">s</text:span><text:span text:style-name="_33_6">h</text:span><text:span text:style-name="_31_26">o</text:span><text:span text:style-name="_31_80">u</text:span><text:span text:style-name="_36_6">l</text:span><text:span text:style-name="_31_29">d</text:span><text:span text:style-name="_31_51"> </text:span><text:span text:style-name="_35_3">s</text:span><text:span text:style-name="_31_43">a</text:span><text:span text:style-name="_32_24">y</text:span><text:span text:style-name="_31_"> </text:span><text:span text:style-name="_31_14">t</text:span><text:span text:style-name="_32_06">h</text:span><text:span text:style-name="_35_4">a</text:span><text:span text:style-name="_31_04">t</text:span><text:span text:style-name="_31_51"> </text:span><text:span text:style-name="_36_9">h</text:span><text:span text:style-name="_31_01">e</text:span><text:span text:style-name="_31_51"> </text:span><text:span text:style-name="_33_9">w</text:span><text:span text:style-name="_31_28">a</text:span><text:span text:style-name="_32_16">s</text:span><text:span text:style-name="_31_"> </text:span><text:span text:style-name="_31_16">a</text:span><text:span text:style-name="_32_16">p</text:span><text:span text:style-name="_33_8">p</text:span><text:span text:style-name="_31_50">l</text:span><text:span text:style-name="_31_88">y</text:span><text:span text:style-name="_33_8">i</text:span><text:span text:style-name="_31_17">n</text:span><text:span text:style-name="_32_04">g</text:span><text:span text:style-name="_31_"> </text:span><text:span text:style-name="_31_13">s</text:span><text:span text:style-name="_32_06">c</text:span><text:span text:style-name="_35_7">i</text:span><text:span text:style-name="_31_05">e</text:span><text:span text:style-name="_32_04">n</text:span><text:span text:style-name="_35_3">t</text:span><text:span text:style-name="_31_43">i</text:span><text:span text:style-name="_31_80">f</text:span><text:span text:style-name="_32_6">i</text:span><text:span text:style-name="_31_31">c</text:span><text:span text:style-name="_31_51"> </text:span><text:span text:style-name="_33_6">i</text:span><text:span text:style-name="_31_13">n</text:span><text:span text:style-name="_32_07">d</text:span><text:span text:style-name="_34_1">u</text:span><text:span text:style-name="_31_32">c</text:span><text:span text:style-name="_31_77">t</text:span><text:span text:style-name="_34_5">i</text:span><text:span text:style-name="_31_41">o</text:span><text:span text:style-name="_32_21">n</text:span><text:span text:style-name="_34_4">.</text:span><text:span text:style-name="_37_6"> </text:span><text:span text:style-name="_32_16">(</text:span><text:span text:style-name="_36_5">I</text:span><text:span text:style-name="_37_6"> </text:span><text:span text:style-name="_31_76">c</text:span><text:span text:style-name="_34_2">o</text:span><text:span text:style-name="_31_34">u</text:span><text:span text:style-name="_32_09">l</text:span><text:span text:style-name="_32_0">d</text:span><text:span text:style-name="_37_6"> </text:span><text:span text:style-name="_31_70">o</text:span><text:span text:style-name="_37_4">f</text:span><text:span text:style-name="_37_6"> </text:span><text:span text:style-name="_32_07">c</text:span><text:span text:style-name="_33_5">o</text:span><text:span text:style-name="_39_8">u</text:span><text:span text:style-name="_32_09">r</text:span><text:span text:style-name="_35_1">s</text:span><text:span text:style-name="_39_5">e</text:span><text:span text:style-name="_31_51"> </text:span><text:span text:style-name="_32_0">a</text:span><text:span text:style-name="_39_6">l</text:span><text:span text:style-name="_32_19">s</text:span><text:span text:style-name="_32_7">o</text:span><text:span text:style-name="_37_6"> </text:span><text:span text:style-name="_32_19">d</text:span><text:span text:style-name="_32_1">e</text:span><text:span text:style-name="_31_49">s</text:span><text:span text:style-name="_32_21">c</text:span><text:span text:style-name="_37_2">r</text:span><text:span text:style-name="_31_01">i</text:span><text:span text:style-name="_32_24">b</text:span><text:span text:style-name="_33_0">e</text:span><text:span text:style-name="_37_6"> </text:span><text:span text:style-name="_32_00">h</text:span><text:span text:style-name="_32_6">i</text:span><text:span text:style-name="_31_50">s</text:span><text:span text:style-name="_31_51"> </text:span><text:span text:style-name="_37_5">b</text:span><text:span text:style-name="_31_28">e</text:span><text:span text:style-name="_32_24">h</text:span><text:span text:style-name="_32_0">a</text:span><text:span text:style-name="_31_40">v</text:span><text:span text:style-name="_32_19">i</text:span><text:span text:style-name="_36_9">o</text:span><text:span text:style-name="_31_32">u</text:span><text:span text:style-name="_31_88">r</text:span><text:span text:style-name="_31_"> </text:span><text:span text:style-name="_31_04">i</text:span><text:span text:style-name="_31_70">n</text:span><text:span text:style-name="_31_"> </text:span><text:span text:style-name="_31_31">m</text:span><text:span text:style-name="_31_80">a</text:span><text:span text:style-name="_35_6">n</text:span><text:span text:style-name="_31_44">y</text:span><text:span text:style-name="_31_51"> </text:span><text:span text:style-name="_33_8">o</text:span><text:span text:style-name="_31_31">t</text:span><text:span text:style-name="_32_24">h</text:span><text:span text:style-name="_37_1">e</text:span><text:span text:style-name="_31_10">r</text:span><text:span text:style-name="_31_51"> </text:span><text:span text:style-name="_33_5">w</text:span><text:span text:style-name="_39_5">a</text:span><text:span text:style-name="_32_06">y</text:span><text:span text:style-name="_36_5">s</text:span><text:span text:style-name="_31_44">.</text:span><text:span text:style-name="_31_95">)</text:span><text:span text:style-name="_31_"> </text:span><text:span text:style-name="_39_5">T</text:span><text:span text:style-name="_32_00">h</text:span><text:span text:style-name="_37_5">e</text:span><text:span text:style-name="_37_6"> </text:span><text:span text:style-name="_31_71">w</text:span><text:span text:style-name="_37_1">o</text:span><text:span text:style-name="_39_5">r</text:span><text:span text:style-name="_32_16">k</text:span><text:span text:style-name="_32_3">s</text:span><text:span text:style-name="_37_6"> </text:span><text:span text:style-name="_31_71">a</text:span><text:span text:style-name="_33_5">n</text:span><text:span text:style-name="_31_41">d</text:span><text:span text:style-name="_31_51"> </text:span><text:span text:style-name="_33_9">c</text:span><text:span text:style-name="_31_17">u</text:span><text:span text:style-name="_31_74">s</text:span><text:span text:style-name="_37_5">t</text:span><text:span text:style-name="_31_14">o</text:span><text:span text:style-name="_32_18">m</text:span><text:span text:style-name="_36_0">s</text:span><text:span text:style-name="_37_6"> </text:span><text:span text:style-name="_32_10">o</text:span><text:span text:style-name="_32_7">f</text:span><text:span text:style-name="_37_6"> </text:span><text:span text:style-name="_31_77">m</text:span><text:span text:style-name="_35_6">a</text:span><text:span text:style-name="_31_49">n</text:span><text:span text:style-name="_32_16">k</text:span><text:span text:style-name="_32_1">i</text:span><text:span text:style-name="_31_41">n</text:span><text:span text:style-name="_31_74">d</text:span><text:span text:style-name="_31_"> </text:span><text:span text:style-name="_31_26">d</text:span><text:span text:style-name="_32_22">o</text:span><text:span text:style-name="_31_"> </text:span><text:span text:style-name="_31_17">n</text:span><text:span text:style-name="_32_00">o</text:span><text:span text:style-name="_32_9">t</text:span><text:span text:style-name="_37_6"> </text:span><text:span text:style-name="_32_04">s</text:span><text:span text:style-name="_37_2">e</text:span><text:span text:style-name="_31_16">e</text:span><text:span text:style-name="_32_10">m</text:span><text:span text:style-name="_31_"> </text:span><text:span text:style-name="_31_43">t</text:span><text:span text:style-name="_31_89">o</text:span><text:span text:style-name="_31_"> </text:span><text:span text:style-name="_31_04">b</text:span><text:span text:style-name="_32_21">e</text:span><text:span text:style-name="_31_"> </text:span><text:span text:style-name="_31_19">v</text:span><text:span text:style-name="_32_22">e</text:span><text:span text:style-name="_35_0">r</text:span><text:span text:style-name="_31_16">y</text:span><text:span text:style-name="_31_51"> </text:span><text:span text:style-name="_35_1">s</text:span><text:span text:style-name="_31_35">u</text:span><text:span text:style-name="_32_19">i</text:span><text:span text:style-name="_32_1">t</text:span><text:span text:style-name="_31_13">a</text:span><text:span text:style-name="_31_80">b</text:span><text:span text:style-name="_36_6">l</text:span><text:span text:style-name="_31_44">e</text:span><text:span text:style-name="_31_51"> </text:span><text:span text:style-name="_33_9">m</text:span><text:span text:style-name="_31_11">a</text:span><text:span text:style-name="_32_10">t</text:span><text:span text:style-name="_36_6">e</text:span><text:span text:style-name="_31_20">r</text:span><text:span text:style-name="_31_73">i</text:span><text:span text:style-name="_32_9">a</text:span><text:span text:style-name="_31_02">l</text:span><text:span text:style-name="_31_51"> </text:span><text:span text:style-name="_37_5">t</text:span><text:span text:style-name="_31_14">o</text:span><text:span text:style-name="_31_51"> </text:span><text:span text:style-name="_33_5">w</text:span><text:span text:style-name="_31_41">h</text:span><text:span text:style-name="_31_85">i</text:span><text:span text:style-name="_32_1">c</text:span><text:span text:style-name="_31_44">h</text:span><text:span text:style-name="_31_51"> </text:span><text:span text:style-name="_33_5">t</text:span><text:span text:style-name="_31_34">o</text:span><text:span text:style-name="_31_51"> </text:span><text:span text:style-name="_32_0">a</text:span><text:span text:style-name="_31_11">p</text:span><text:span text:style-name="_32_07">p</text:span><text:span text:style-name="_32_0">l</text:span><text:span text:style-name="_31_50">y</text:span><text:span text:style-name="_31_51"> </text:span><text:span text:style-name="_32_6">s</text:span><text:span text:style-name="_31_49">c</text:span><text:span text:style-name="_32_07">i</text:span><text:span text:style-name="_34_5">e</text:span><text:span text:style-name="_31_16">n</text:span><text:span text:style-name="_31_79">t</text:span><text:span text:style-name="_37_5">i</text:span><text:span text:style-name="_31_34">f</text:span><text:span text:style-name="_32_01">i</text:span><text:span text:style-name="_34_5">c</text:span><text:span text:style-name="_37_6"> </text:span><text:span text:style-name="_31_91">i</text:span><text:span text:style-name="_32_0">n</text:span><text:span text:style-name="_31_46">d</text:span><text:span text:style-name="_32_18">u</text:span><text:span text:style-name="_36_9">c</text:span><text:span text:style-name="_31_26">t</text:span><text:span text:style-name="_32_01">i</text:span><text:span text:style-name="_33_8">o</text:span><text:span text:style-name="_31_32">n</text:span><text:span text:style-name="_31_79">.</text:span><text:span text:style-name="_31_"> </text:span><text:span text:style-name="_31_46">A</text:span><text:span text:style-name="_31_51"> </text:span><text:span text:style-name="_33_5">v</text:span><text:span text:style-name="_39_8">e</text:span><text:span text:style-name="_32_03">r</text:span><text:span text:style-name="_33_8">y</text:span><text:span text:style-name="_37_6"> </text:span><text:span text:style-name="_32_03">l</text:span><text:span text:style-name="_35_9">a</text:span><text:span text:style-name="_31_50">r</text:span><text:span text:style-name="_31_74">g</text:span><text:span text:style-name="_35_6">e</text:span><text:span text:style-name="_37_6"> </text:span><text:span text:style-name="_31_77">p</text:span><text:span text:style-name="_32_6">a</text:span><text:span text:style-name="_31_50">r</text:span><text:span text:style-name="_32_16">t</text:span><text:span text:style-name="_31_"> </text:span><text:span text:style-name="_39_9">o</text:span><text:span text:style-name="_32_03">f</text:span><text:span text:style-name="_31_"> </text:span><text:span text:style-name="_39_6">s</text:span><text:span text:style-name="_32_09">p</text:span><text:span text:style-name="_37_2">a</text:span><text:span text:style-name="_31_05">c</text:span><text:span text:style-name="_31_92">e</text:span>-<text:span text:style-name="_39_9">t</text:span><text:span text:style-name="_31_74">i</text:span><text:span text:style-name="_33_9">m</text:span><text:span text:style-name="_31_11">e</text:span><text:span text:style-name="_31_51"> </text:span><text:span text:style-name="_35_4">m</text:span><text:span text:style-name="_31_04">u</text:span><text:span text:style-name="_31_70">s</text:span><text:span text:style-name="_32_0">t</text:span><text:span text:style-name="_37_6"> </text:span><text:span text:style-name="_31_95">b</text:span><text:span text:style-name="_32_1">e</text:span><text:span text:style-name="_37_6"> </text:span><text:span text:style-name="_32_22">i</text:span><text:span text:style-name="_32_6">n</text:span><text:span text:style-name="_31_04">v</text:span><text:span text:style-name="_31_85">e</text:span><text:span text:style-name="_32_4">s</text:span><text:span text:style-name="_31_26">t</text:span><text:span text:style-name="_31_73">i</text:span><text:span text:style-name="_35_7">g</text:span><text:span text:style-name="_31_46">a</text:span><text:span text:style-name="_31_86">t</text:span><text:span text:style-name="_33_5">e</text:span><text:span text:style-name="_31_01">d</text:span><text:span text:style-name="_31_73">,</text:span><text:span text:style-name="_31_"> </text:span><text:span text:style-name="_31_25">i</text:span><text:span text:style-name="_31_85">f</text:span><text:span text:style-name="_31_"> </text:span><text:span text:style-name="_31_17">r</text:span><text:span text:style-name="_32_18">e</text:span><text:span text:style-name="_35_9">l</text:span><text:span text:style-name="_31_28">i</text:span><text:span text:style-name="_31_89">a</text:span><text:span text:style-name="_35_1">b</text:span><text:span text:style-name="_31_01">l</text:span><text:span text:style-name="_31_73">e</text:span><text:span text:style-name="_31_"> </text:span><text:span text:style-name="_39_6">r</text:span><text:span text:style-name="_31_94">e</text:span><text:span text:style-name="_32_3">s</text:span><text:span text:style-name="_31_32">u</text:span><text:span text:style-name="_31_89">l</text:span><text:span text:style-name="_34_2">t</text:span><text:span text:style-name="_31_47">s</text:span><text:span text:style-name="_31_51"> </text:span><text:span text:style-name="_36_5">a</text:span><text:span text:style-name="_39_5">r</text:span><text:span text:style-name="_32_16">e</text:span><text:span text:style-name="_31_"> </text:span><text:span text:style-name="_31_10">t</text:span><text:span text:style-name="_31_86">o</text:span><text:span text:style-name="_31_"> </text:span><text:span text:style-name="_31_16">b</text:span><text:span text:style-name="_31_95">e</text:span><text:span text:style-name="_31_"> </text:span><text:span text:style-name="_31_19">o</text:span><text:span text:style-name="_31_73">b</text:span><text:span text:style-name="_35_6">t</text:span><text:span text:style-name="_31_13">a</text:span><text:span text:style-name="_31_70">i</text:span><text:span text:style-name="_36_8">n</text:span><text:span text:style-name="_31_05">e</text:span><text:span text:style-name="_32_10">d</text:span><text:span text:style-name="_32_0">.</text:span><text:span text:style-name="_37_6"> </text:span><text:span text:style-name="_32_00">O</text:span><text:span text:style-name="_32_7">t</text:span><text:span text:style-name="_31_29">h</text:span><text:span text:style-name="_32_15">e</text:span><text:span text:style-name="_35_7">r</text:span><text:span text:style-name="_31_01">w</text:span><text:span text:style-name="_32_21">i</text:span><text:span text:style-name="_37_1">s</text:span><text:span text:style-name="_39_9">e</text:span><text:span text:style-name="_31_51"> </text:span><text:span text:style-name="_37_5">w</text:span><text:span text:style-name="_31_40">e</text:span><text:span text:style-name="_31_51"> </text:span><text:span text:style-name="_33_5">m</text:span><text:span text:style-name="_31_11">a</text:span><text:span text:style-name="_31_86">y</text:span><text:span text:style-name="_31_"> </text:span><text:span text:style-name="_31_44">(</text:span><text:span text:style-name="_31_79">a</text:span><text:span text:style-name="_36_0">s</text:span><text:span text:style-name="_37_6"> </text:span><text:span text:style-name="_31_91">m</text:span><text:span text:style-name="_34_4">o</text:span><text:span text:style-name="_31_19">s</text:span><text:span text:style-name="_31_89">t</text:span><text:span text:style-name="_31_"> </text:span><text:span text:style-name="_31_35">E</text:span><text:span text:style-name="_32_10">n</text:span><text:span text:style-name="_33_0">g</text:span><text:span text:style-name="_31_10">l</text:span><text:span text:style-name="_32_09">i</text:span><text:span text:style-name="_33_0">s</text:span><text:span text:style-name="_31_01">h</text:span><text:span text:style-name="_31_51"> </text:span><text:span text:style-name="_33_9">'</text:span><text:span text:style-name="_31_46">C</text:span><text:span text:style-name="_32_00">h</text:span><text:span text:style-name="_33_6">i</text:span><text:span text:style-name="_31_41">l</text:span><text:span text:style-name="_31_85">d</text:span><text:span text:style-name="_36_5">r</text:span><text:span text:style-name="_31_35">e</text:span><text:span text:style-name="_31_77">n</text:span><text:span text:style-name="_31_"> </text:span><text:span text:style-name="_31_47">d</text:span><text:span text:style-name="_32_06">o</text:span><text:span text:style-name="_36_0">)</text:span><text:span text:style-name="_37_6"> </text:span><text:span text:style-name="_32_00">d</text:span><text:span text:style-name="_33_0">e</text:span><text:span text:style-name="_39_5">c</text:span><text:span text:style-name="_31_88">i</text:span><text:span text:style-name="_32_4">d</text:span><text:span text:style-name="_31_01">e</text:span><text:span text:style-name="_31_51"> </text:span><text:span text:style-name="_34_2">t</text:span><text:span text:style-name="_39_8">h</text:span><text:span text:style-name="_32_15">a</text:span><text:span text:style-name="_37_1">t</text:span><text:span text:style-name="_37_6"> </text:span><text:span text:style-name="_31_86">e</text:span><text:span text:style-name="_34_5">v</text:span><text:span text:style-name="_31_50">e</text:span><text:span text:style-name="_31_73">r</text:span><text:span text:style-name="_36_5">y</text:span><text:span text:style-name="_31_19">b</text:span><text:span text:style-name="_31_71">o</text:span><text:span text:style-name="_37_4">d</text:span><text:span text:style-name="_39_9">y</text:span><text:span text:style-name="_31_51"> </text:span><text:span text:style-name="_36_5">s</text:span><text:span text:style-name="_31_34">p</text:span><text:span text:style-name="_32_04">e</text:span><text:span text:style-name="_34_2">a</text:span><text:span text:style-name="_31_11">k</text:span><text:span text:style-name="_32_15">s</text:span><text:span text:style-name="_31_"> </text:span><text:span text:style-name="_31_34">E</text:span><text:span text:style-name="_32_25">n</text:span><text:span text:style-name="_35_0">g</text:span><text:span text:style-name="_31_28">l</text:span><text:span text:style-name="_31_71">i</text:span><text:span text:style-name="_32_3">s</text:span><text:span text:style-name="_31_17">h</text:span><text:span text:style-name="_31_94">,</text:span><text:span text:style-name="_31_"> </text:span><text:span text:style-name="_31_50">a</text:span><text:span text:style-name="_31_89">n</text:span><text:span text:style-name="_34_1">d</text:span><text:span text:style-name="_37_6"> </text:span><text:span text:style-name="_31_89">t</text:span><text:span text:style-name="_34_2">h</text:span><text:span text:style-name="_39_9">a</text:span><text:span text:style-name="_32_19">t</text:span><text:span text:style-name="_31_"> </text:span><text:span text:style-name="_31_20">i</text:span><text:span text:style-name="_32_18">t</text:span><text:span text:style-name="_31_"> </text:span><text:span text:style-name="_31_14">i</text:span><text:span text:style-name="_31_92">s</text:span><text:span text:style-name="_31_"> </text:span><text:span text:style-name="_31_16">s</text:span><text:span text:style-name="_31_70">i</text:span><text:span text:style-name="_33_9">l</text:span><text:span text:style-name="_31_49">l</text:span><text:span text:style-name="_31_91">y</text:span><text:span text:style-name="_31_"> </text:span><text:span text:style-name="_31_50">t</text:span><text:span text:style-name="_32_06">o</text:span><text:span text:style-name="_31_"> </text:span><text:span text:style-name="_31_04">l</text:span><text:span text:style-name="_31_92">e</text:span><text:span text:style-name="_35_0">a</text:span><text:span text:style-name="_31_14">r</text:span><text:span text:style-name="_31_80">n</text:span><text:span text:style-name="_31_"> </text:span><text:span text:style-name="_31_19">F</text:span><text:span text:style-name="_31_92">r</text:span><text:span text:style-name="_34_1">e</text:span><text:span text:style-name="_31_14">n</text:span><text:span text:style-name="_31_76">c</text:span><text:span text:style-name="_32_6">h</text:span><text:span text:style-name="_31_17">.</text:span></text:p>
      <text:p text:style-name="P1"><text:span text:style-name="_35_4">T</text:span><text:span text:style-name="_31_26">h</text:span><text:span text:style-name="_31_77">e</text:span><text:span text:style-name="_35_7">r</text:span><text:span text:style-name="_39_9">e</text:span><text:span text:style-name="_31_51"> </text:span><text:span text:style-name="_36_8">a</text:span><text:span text:style-name="_31_20">r</text:span><text:span text:style-name="_31_76">e</text:span><text:span text:style-name="_37_2">,</text:span><text:span text:style-name="_37_6"> </text:span><text:span text:style-name="_32_00">h</text:span><text:span text:style-name="_37_2">o</text:span><text:span text:style-name="_31_05">w</text:span><text:span text:style-name="_31_74">e</text:span><text:span text:style-name="_36_0">v</text:span><text:span text:style-name="_31_16">e</text:span><text:span text:style-name="_32_25">r</text:span><text:span text:style-name="_32_1">,</text:span><text:span text:style-name="_37_6"> </text:span><text:span text:style-name="_32_21">s</text:span><text:span text:style-name="_33_5">p</text:span><text:span text:style-name="_31_29">e</text:span><text:span text:style-name="_31_88">c</text:span><text:span text:style-name="_32_9">i</text:span><text:span text:style-name="_31_13">a</text:span><text:span text:style-name="_32_09">l</text:span><text:span text:style-name="_31_"> </text:span><text:span text:style-name="_31_02">r</text:span><text:span text:style-name="_32_06">e</text:span><text:span text:style-name="_36_9">m</text:span><text:span text:style-name="_31_14">a</text:span><text:span text:style-name="_32_19">r</text:span><text:span text:style-name="_35_1">k</text:span><text:span text:style-name="_31_20">s</text:span><text:span text:style-name="_31_51"> </text:span><text:span text:style-name="_35_6">t</text:span><text:span text:style-name="_31_41">o</text:span><text:span text:style-name="_31_51"> </text:span><text:span text:style-name="_33_8">b</text:span><text:span text:style-name="_31_02">e</text:span><text:span text:style-name="_31_51"> </text:span><text:span text:style-name="_35_7">m</text:span><text:span text:style-name="_31_44">a</text:span><text:span text:style-name="_31_76">d</text:span><text:span text:style-name="_37_2">e</text:span><text:span text:style-name="_37_6"> </text:span><text:span text:style-name="_32_25">a</text:span><text:span text:style-name="_36_0">b</text:span><text:span text:style-name="_31_28">o</text:span><text:span text:style-name="_31_89">u</text:span><text:span text:style-name="_34_5">t</text:span><text:span text:style-name="_37_6"> </text:span><text:span text:style-name="_31_91">m</text:span><text:span text:style-name="_34_4">a</text:span><text:span text:style-name="_31_04">n</text:span><text:span text:style-name="_31_95">y</text:span><text:span text:style-name="_31_"> </text:span><text:span text:style-name="_39_8">o</text:span><text:span text:style-name="_31_71">f</text:span><text:span text:style-name="_31_"> </text:span><text:span text:style-name="_31_28">t</text:span><text:span text:style-name="_31_85">h</text:span><text:span text:style-name="_34_5">e</text:span><text:span text:style-name="_37_6"> </text:span><text:span text:style-name="_32_25">d</text:span><text:span text:style-name="_35_4">i</text:span><text:span text:style-name="_31_29">s</text:span><text:span text:style-name="_32_24">a</text:span><text:span text:style-name="_33_5">b</text:span><text:span text:style-name="_31_46">i</text:span><text:span text:style-name="_31_91">l</text:span><text:span text:style-name="_37_4">i</text:span><text:span text:style-name="_31_41">t</text:span><text:span text:style-name="_32_22">i</text:span><text:span text:style-name="_32_6">e</text:span><text:span text:style-name="_31_49">s</text:span><text:span text:style-name="_31_51"> </text:span><text:span text:style-name="_37_1">t</text:span><text:span text:style-name="_31_31">h</text:span><text:span text:style-name="_32_18">a</text:span><text:span text:style-name="_33_9">t</text:span><text:span text:style-name="_37_6"> </text:span><text:span text:style-name="_32_00">h</text:span><text:span text:style-name="_33_9">a</text:span><text:span text:style-name="_31_02">v</text:span><text:span text:style-name="_31_76">e</text:span><text:span text:style-name="_31_"> </text:span><text:span text:style-name="_31_29">b</text:span><text:span text:style-name="_32_15">e</text:span><text:span text:style-name="_32_3">e</text:span><text:span text:style-name="_31_44">n</text:span><text:span text:style-name="_31_51"> </text:span><text:span text:style-name="_37_4">m</text:span><text:span text:style-name="_31_32">e</text:span><text:span text:style-name="_31_85">n</text:span><text:span text:style-name="_36_8">t</text:span><text:span text:style-name="_31_26">i</text:span><text:span text:style-name="_32_04">o</text:span><text:span text:style-name="_37_1">n</text:span><text:span text:style-name="_31_40">e</text:span><text:span text:style-name="_32_01">d</text:span><text:span text:style-name="_36_8">.</text:span><text:span text:style-name="_37_6"> </text:span><text:span text:style-name="_32_16">T</text:span><text:span text:style-name="_33_9">h</text:span><text:span text:style-name="_39_8">e</text:span><text:span text:style-name="_31_51"> </text:span><text:span text:style-name="_36_8">i</text:span><text:span text:style-name="_31_19">n</text:span><text:span text:style-name="_32_16">a</text:span><text:span text:style-name="_35_9">b</text:span><text:span text:style-name="_31_49">i</text:span><text:span text:style-name="_31_73">l</text:span><text:span text:style-name="_34_1">i</text:span><text:span text:style-name="_31_17">t</text:span><text:span text:style-name="_31_92">y</text:span><text:span text:style-name="_31_"> </text:span><text:span text:style-name="_31_34">t</text:span><text:span text:style-name="_32_18">o</text:span><text:span text:style-name="_31_"> </text:span><text:span text:style-name="_39_9">e</text:span><text:span text:style-name="_31_77">n</text:span><text:span text:style-name="_33_9">j</text:span><text:span text:style-name="_31_01">o</text:span><text:span text:style-name="_31_88">y</text:span><text:span text:style-name="_31_"> </text:span><text:span text:style-name="_31_47">s</text:span><text:span text:style-name="_31_70">t</text:span><text:span text:style-name="_32_6">r</text:span><text:span text:style-name="_31_31">a</text:span><text:span text:style-name="_31_94">w</text:span><text:span text:style-name="_35_0">b</text:span><text:span text:style-name="_31_05">e</text:span><text:span text:style-name="_31_95">r</text:span><text:span text:style-name="_33_0">r</text:span><text:span text:style-name="_39_9">i</text:span><text:span text:style-name="_31_94">e</text:span><text:span text:style-name="_33_6">s</text:span><text:span text:style-name="_37_6"> </text:span><text:span text:style-name="_32_04">a</text:span><text:span text:style-name="_32_4">n</text:span><text:span text:style-name="_31_29">d</text:span><text:span text:style-name="_31_51"> </text:span><text:span text:style-name="_35_4">c</text:span><text:span text:style-name="_31_28">r</text:span><text:span text:style-name="_32_00">e</text:span><text:span text:style-name="_37_4">a</text:span><text:span text:style-name="_31_20">m</text:span><text:span text:style-name="_31_51"> </text:span><text:span text:style-name="_36_6">m</text:span><text:span text:style-name="_39_8">a</text:span><text:span text:style-name="_31_89">y</text:span><text:span text:style-name="_31_"> </text:span><text:span text:style-name="_31_11">h</text:span><text:span text:style-name="_31_70">a</text:span><text:span text:style-name="_35_0">v</text:span><text:span text:style-name="_31_47">e</text:span><text:span text:style-name="_31_51"> </text:span><text:span text:style-name="_36_6">s</text:span><text:span text:style-name="_31_19">t</text:span><text:span text:style-name="_32_01">r</text:span><text:span text:style-name="_37_2">u</text:span><text:span text:style-name="_31_46">c</text:span><text:span text:style-name="_31_89">k</text:span><text:span text:style-name="_31_"> </text:span><text:span text:style-name="_31_20">t</text:span><text:span text:style-name="_31_94">h</text:span><text:span text:style-name="_36_6">e</text:span><text:span text:style-name="_37_6"> </text:span><text:span text:style-name="_31_76">r</text:span><text:span text:style-name="_37_5">e</text:span><text:span text:style-name="_31_43">a</text:span><text:span text:style-name="_31_85">d</text:span><text:span text:style-name="_35_0">e</text:span><text:span text:style-name="_31_50">r</text:span><text:span text:style-name="_31_51"> </text:span><text:span text:style-name="_37_1">a</text:span><text:span text:style-name="_31_16">s</text:span><text:span text:style-name="_31_51"> </text:span><text:span text:style-name="_36_8">f</text:span><text:span text:style-name="_31_34">r</text:span><text:span text:style-name="_31_77">i</text:span><text:span text:style-name="_34_4">v</text:span><text:span text:style-name="_31_43">o</text:span><text:span text:style-name="_32_09">l</text:span><text:span text:style-name="_36_9">o</text:span><text:span text:style-name="_31_04">u</text:span><text:span text:style-name="_32_07">s</text:span><text:span text:style-name="_35_4">.</text:span><text:span text:style-name="_37_6"> </text:span><text:span text:style-name="_32_04">P</text:span><text:span text:style-name="_35_3">o</text:span><text:span text:style-name="_31_43">s</text:span><text:span text:style-name="_31_80">s</text:span><text:span text:style-name="_32_1">i</text:span><text:span text:style-name="_31_43">b</text:span><text:span text:style-name="_31_70">l</text:span><text:span text:style-name="_35_0">y</text:span><text:span text:style-name="_37_6"> </text:span><text:span text:style-name="_32_24">a</text:span><text:span text:style-name="_31_"> </text:span><text:span text:style-name="_31_25">m</text:span><text:span text:style-name="_32_15">a</text:span><text:span text:style-name="_35_3">c</text:span><text:span text:style-name="_39_9">h</text:span><text:span text:style-name="_32_09">i</text:span><text:span text:style-name="_36_5">n</text:span><text:span text:style-name="_31_41">e</text:span><text:span text:style-name="_31_51"> </text:span><text:span text:style-name="_32_0">m</text:span><text:span text:style-name="_31_46">i</text:span><text:span text:style-name="_31_94">g</text:span><text:span text:style-name="_35_0">h</text:span><text:span text:style-name="_31_11">t</text:span><text:span text:style-name="_31_51"> </text:span><text:span text:style-name="_33_8">b</text:span><text:span text:style-name="_31_49">e</text:span><text:span text:style-name="_31_51"> </text:span><text:span text:style-name="_33_6">m</text:span><text:span text:style-name="_31_11">a</text:span><text:span text:style-name="_32_01">d</text:span><text:span text:style-name="_35_1">e</text:span><text:span text:style-name="_37_6"> </text:span><text:span text:style-name="_32_03">t</text:span><text:span text:style-name="_33_0">o</text:span><text:span text:style-name="_37_6"> </text:span><text:span text:style-name="_31_91">e</text:span><text:span text:style-name="_32_7">n</text:span><text:span text:style-name="_31_32">j</text:span><text:span text:style-name="_31_70">o</text:span><text:span text:style-name="_36_6">y</text:span><text:span text:style-name="_37_6"> </text:span><text:span text:style-name="_31_89">t</text:span><text:span text:style-name="_34_1">h</text:span><text:span text:style-name="_31_40">i</text:span><text:span text:style-name="_31_79">s</text:span><text:span text:style-name="_31_"> </text:span><text:span text:style-name="_31_40">d</text:span><text:span text:style-name="_32_01">e</text:span><text:span text:style-name="_35_4">l</text:span><text:span text:style-name="_31_05">i</text:span><text:span text:style-name="_32_06">c</text:span><text:span text:style-name="_34_4">i</text:span><text:span text:style-name="_31_04">o</text:span><text:span text:style-name="_31_91">u</text:span><text:span text:style-name="_35_6">s</text:span><text:span text:style-name="_37_6"> </text:span><text:span text:style-name="_32_19">d</text:span><text:span text:style-name="_33_6">i</text:span><text:span text:style-name="_31_44">s</text:span><text:span text:style-name="_32_09">h</text:span><text:span text:style-name="_35_4">,</text:span><text:span text:style-name="_37_6"> </text:span><text:span text:style-name="_32_01">b</text:span><text:span text:style-name="_35_4">u</text:span><text:span text:style-name="_31_26">t</text:span><text:span text:style-name="_31_51"> </text:span><text:span text:style-name="_35_0">a</text:span><text:span text:style-name="_31_40">n</text:span><text:span text:style-name="_31_92">y</text:span><text:span text:style-name="_31_"> </text:span><text:span text:style-name="_39_6">a</text:span><text:span text:style-name="_31_76">t</text:span><text:span text:style-name="_33_9">t</text:span><text:span text:style-name="_31_29">e</text:span><text:span text:style-name="_31_76">m</text:span><text:span text:style-name="_32_3">p</text:span><text:span text:style-name="_31_47">t</text:span><text:span text:style-name="_31_51"> </text:span><text:span text:style-name="_33_0">t</text:span><text:span text:style-name="_31_29">o</text:span><text:span text:style-name="_31_51"> </text:span><text:span text:style-name="_34_5">m</text:span><text:span text:style-name="_31_10">a</text:span><text:span text:style-name="_31_94">k</text:span><text:span text:style-name="_34_4">e</text:span><text:span text:style-name="_37_6"> </text:span><text:span text:style-name="_31_89">o</text:span><text:span text:style-name="_33_5">n</text:span><text:span text:style-name="_39_9">e</text:span><text:span text:style-name="_31_51"> </text:span><text:span text:style-name="_32_1">d</text:span><text:span text:style-name="_31_35">o</text:span><text:span text:style-name="_31_51"> </text:span><text:span text:style-name="_35_0">s</text:span><text:span text:style-name="_31_10">o</text:span><text:span text:style-name="_31_51"> </text:span><text:span text:style-name="_35_6">w</text:span><text:span text:style-name="_39_9">o</text:span><text:span text:style-name="_32_25">u</text:span><text:span text:style-name="_32_3">l</text:span><text:span text:style-name="_39_5">d</text:span><text:span text:style-name="_31_51"> </text:span><text:span text:style-name="_35_6">b</text:span><text:span text:style-name="_31_29">e</text:span><text:span text:style-name="_31_51"> </text:span><text:span text:style-name="_34_5">i</text:span><text:span text:style-name="_31_20">d</text:span><text:span text:style-name="_32_21">i</text:span><text:span text:style-name="_35_4">o</text:span><text:span text:style-name="_31_29">t</text:span><text:span text:style-name="_31_71">i</text:span><text:span text:style-name="_36_5">c</text:span><text:span text:style-name="_31_49">.</text:span><text:span text:style-name="_31_51"> </text:span><text:span text:style-name="_32_7">W</text:span><text:span text:style-name="_31_26">h</text:span><text:span text:style-name="_32_09">a</text:span><text:span text:style-name="_33_5">t</text:span><text:span text:style-name="_37_6"> </text:span><text:span text:style-name="_32_16">i</text:span><text:span text:style-name="_35_1">s</text:span><text:span text:style-name="_37_6"> </text:span><text:span text:style-name="_32_21">i</text:span><text:span text:style-name="_35_6">m</text:span><text:span text:style-name="_31_17">p</text:span><text:span text:style-name="_31_70">o</text:span><text:span text:style-name="_34_5">r</text:span><text:span text:style-name="_31_50">t</text:span><text:span text:style-name="_32_22">a</text:span><text:span text:style-name="_36_0">n</text:span><text:span text:style-name="_31_50">t</text:span><text:span text:style-name="_31_51"> </text:span><text:span text:style-name="_36_9">a</text:span><text:span text:style-name="_31_46">b</text:span><text:span text:style-name="_31_71">o</text:span><text:span text:style-name="_35_6">u</text:span><text:span text:style-name="_31_47">t</text:span><text:span text:style-name="_31_51"> </text:span><text:span text:style-name="_36_0">t</text:span><text:span text:style-name="_31_35">h</text:span><text:span text:style-name="_31_92">i</text:span><text:span text:style-name="_32_7">s</text:span><text:span text:style-name="_37_6"> </text:span><text:span text:style-name="_31_71">d</text:span><text:span text:style-name="_33_9">i</text:span><text:span text:style-name="_31_44">s</text:span><text:span text:style-name="_32_00">a</text:span><text:span text:style-name="_35_1">b</text:span><text:span text:style-name="_39_6">i</text:span><text:span text:style-name="_31_71">l</text:span><text:span text:style-name="_33_5">i</text:span><text:span text:style-name="_31_19">t</text:span><text:span text:style-name="_32_04">y</text:span><text:span text:style-name="_31_"> </text:span><text:span text:style-name="_31_17">i</text:span><text:span text:style-name="_31_80">s</text:span><text:span text:style-name="_31_"> </text:span><text:span text:style-name="_31_20">t</text:span><text:span text:style-name="_32_16">h</text:span><text:span text:style-name="_35_0">a</text:span><text:span text:style-name="_31_14">t</text:span><text:span text:style-name="_31_51"> </text:span><text:span text:style-name="_35_0">i</text:span><text:span text:style-name="_31_01">t</text:span><text:span text:style-name="_31_51"> </text:span><text:span text:style-name="_33_8">c</text:span><text:span text:style-name="_39_5">o</text:span><text:span text:style-name="_31_92">n</text:span><text:span text:style-name="_37_1">t</text:span><text:span text:style-name="_31_29">r</text:span><text:span text:style-name="_31_77">i</text:span><text:span text:style-name="_33_6">b</text:span><text:span text:style-name="_31_47">u</text:span><text:span text:style-name="_31_70">t</text:span><text:span text:style-name="_32_9">e</text:span><text:span text:style-name="_31_14">s</text:span><text:span text:style-name="_31_51"> </text:span><text:span text:style-name="_33_8">t</text:span><text:span text:style-name="_31_05">o</text:span><text:span text:style-name="_31_51"> </text:span><text:span text:style-name="_34_1">s</text:span><text:span text:style-name="_31_41">o</text:span><text:span text:style-name="_32_22">m</text:span><text:span text:style-name="_35_6">e</text:span><text:span text:style-name="_37_6"> </text:span><text:span text:style-name="_32_24">o</text:span><text:span text:style-name="_33_5">f</text:span><text:span text:style-name="_37_6"> </text:span><text:span text:style-name="_32_16">t</text:span><text:span text:style-name="_35_9">h</text:span><text:span text:style-name="_31_50">e</text:span><text:span text:style-name="_31_51"> </text:span><text:span text:style-name="_34_1">o</text:span><text:span text:style-name="_31_29">t</text:span><text:span text:style-name="_31_91">h</text:span><text:span text:style-name="_36_8">e</text:span><text:span text:style-name="_31_40">r</text:span><text:span text:style-name="_31_51"> </text:span><text:span text:style-name="_35_9">d</text:span><text:span text:style-name="_31_34">i</text:span><text:span text:style-name="_31_71">s</text:span><text:span text:style-name="_33_9">a</text:span><text:span text:style-name="_31_44">b</text:span><text:span text:style-name="_31_80">i</text:span><text:span text:style-name="_32_1">l</text:span><text:span text:style-name="_31_47">i</text:span><text:span text:style-name="_32_16">t</text:span><text:span text:style-name="_32_9">i</text:span><text:span text:style-name="_31_05">e</text:span><text:span text:style-name="_31_71">s</text:span><text:span text:style-name="_32_0">,</text:span><text:span text:style-name="_37_6"> </text:span><text:span text:style-name="_32_03">e</text:span><text:span text:style-name="_37_5">.</text:span><text:span text:style-name="_31_35">g</text:span><text:span text:style-name="_31_73">.</text:span><text:span text:style-name="_36_5">,</text:span><text:span text:style-name="_37_6"> </text:span><text:span text:style-name="_31_71">t</text:span><text:span text:style-name="_36_9">o</text:span><text:span text:style-name="_37_6"> </text:span><text:span text:style-name="_31_74">t</text:span><text:span text:style-name="_32_9">h</text:span><text:span text:style-name="_39_8">e</text:span><text:span text:style-name="_31_51"> </text:span><text:span text:style-name="_37_1">d</text:span><text:span text:style-name="_31_40">i</text:span><text:span text:style-name="_32_07">f</text:span><text:span text:style-name="_32_1">f</text:span><text:span text:style-name="_31_25">i</text:span><text:span text:style-name="_32_01">c</text:span><text:span text:style-name="_36_5">u</text:span><text:span text:style-name="_31_50">l</text:span><text:span text:style-name="_31_70">t</text:span><text:span text:style-name="_33_5">y</text:span><text:span text:style-name="_37_6"> </text:span><text:span text:style-name="_31_76">o</text:span><text:span text:style-name="_35_1">f</text:span><text:span text:style-name="_37_6"> </text:span><text:span text:style-name="_31_79">t</text:span><text:span text:style-name="_36_9">h</text:span><text:span text:style-name="_31_35">e</text:span><text:span text:style-name="_31_51"> </text:span><text:span text:style-name="_33_5">s</text:span><text:span text:style-name="_31_14">a</text:span><text:span text:style-name="_32_16">m</text:span><text:span text:style-name="_32_0">e</text:span><text:span text:style-name="_37_6"> </text:span><text:span text:style-name="_31_88">k</text:span><text:span text:style-name="_34_5">i</text:span><text:span text:style-name="_31_20">n</text:span><text:span text:style-name="_31_91">d</text:span><text:span text:style-name="_31_"> </text:span><text:span text:style-name="_31_17">o</text:span><text:span text:style-name="_32_00">f</text:span><text:span text:style-name="_31_"> </text:span><text:span text:style-name="_31_46">f</text:span><text:span text:style-name="_32_16">r</text:span><text:span text:style-name="_36_8">i</text:span><text:span text:style-name="_31_20">e</text:span><text:span text:style-name="_32_01">n</text:span><text:span text:style-name="_34_4">d</text:span><text:span text:style-name="_31_46">l</text:span><text:span text:style-name="_31_86">i</text:span><text:span text:style-name="_34_2">n</text:span><text:span text:style-name="_31_02">e</text:span><text:span text:style-name="_31_86">s</text:span><text:span text:style-name="_35_7">s</text:span><text:span text:style-name="_37_6"> </text:span><text:span text:style-name="_32_22">o</text:span><text:span text:style-name="_36_0">c</text:span><text:span text:style-name="_31_46">c</text:span><text:span text:style-name="_32_06">u</text:span><text:span text:style-name="_34_2">r</text:span><text:span text:style-name="_31_25">r</text:span><text:span text:style-name="_32_03">i</text:span><text:span text:style-name="_37_1">n</text:span><text:span text:style-name="_31_44">g</text:span><text:span text:style-name="_31_51"> </text:span><text:span text:style-name="_32_6">b</text:span><text:span text:style-name="_31_19">e</text:span><text:span text:style-name="_32_24">t</text:span><text:span text:style-name="_32_6">w</text:span><text:span text:style-name="_31_43">e</text:span><text:span text:style-name="_31_70">e</text:span><text:span text:style-name="_35_6">n</text:span><text:span text:style-name="_37_6"> </text:span><text:span text:style-name="_32_15">m</text:span><text:span text:style-name="_32_3">a</text:span><text:span text:style-name="_39_9">n</text:span><text:span text:style-name="_31_51"> </text:span><text:span text:style-name="_35_3">a</text:span><text:span text:style-name="_31_43">n</text:span><text:span text:style-name="_31_94">d</text:span><text:span text:style-name="_31_"> </text:span><text:span text:style-name="_31_11">m</text:span><text:span text:style-name="_32_03">a</text:span><text:span text:style-name="_35_1">c</text:span><text:span text:style-name="_31_49">h</text:span><text:span text:style-name="_32_15">i</text:span><text:span text:style-name="_35_0">n</text:span><text:span text:style-name="_31_10">e</text:span><text:span text:style-name="_31_51"> </text:span><text:span text:style-name="_32_9">a</text:span><text:span text:style-name="_31_50">s</text:span><text:span text:style-name="_31_51"> </text:span><text:span text:style-name="_36_9">b</text:span><text:span text:style-name="_31_47">e</text:span><text:span text:style-name="_31_70">t</text:span><text:span text:style-name="_32_4">w</text:span><text:span text:style-name="_31_20">e</text:span><text:span text:style-name="_32_10">e</text:span><text:span text:style-name="_32_0">n</text:span><text:span text:style-name="_37_6"> </text:span><text:span text:style-name="_31_74">w</text:span><text:span text:style-name="_36_5">h</text:span><text:span text:style-name="_31_01">i</text:span><text:span text:style-name="_31_77">t</text:span><text:span text:style-name="_32_9">e</text:span><text:span text:style-name="_37_6"> </text:span><text:span text:style-name="_31_94">m</text:span><text:span text:style-name="_35_0">a</text:span><text:span text:style-name="_31_46">n</text:span><text:span text:style-name="_31_51"> </text:span><text:span text:style-name="_33_0">a</text:span><text:span text:style-name="_31_19">n</text:span><text:span text:style-name="_32_24">d</text:span><text:span text:style-name="_31_"> </text:span><text:span text:style-name="_31_25">w</text:span><text:span text:style-name="_32_22">h</text:span><text:span text:style-name="_36_8">i</text:span><text:span text:style-name="_31_26">t</text:span><text:span text:style-name="_31_71">e</text:span><text:span text:style-name="_31_"> </text:span><text:span text:style-name="_31_17">m</text:span><text:span text:style-name="_32_03">a</text:span><text:span text:style-name="_32_6">n</text:span><text:span text:style-name="_31_47">,</text:span><text:span text:style-name="_31_51"> </text:span><text:span text:style-name="_35_9">o</text:span><text:span text:style-name="_31_28">r</text:span><text:span text:style-name="_31_51"> </text:span><text:span text:style-name="_33_6">b</text:span><text:span text:style-name="_39_8">e</text:span><text:span text:style-name="_32_09">t</text:span><text:span text:style-name="_34_5">w</text:span><text:span text:style-name="_31_40">e</text:span><text:span text:style-name="_31_73">e</text:span><text:span text:style-name="_35_6">n</text:span><text:span text:style-name="_37_6"> </text:span><text:span text:style-name="_32_21">b</text:span><text:span text:style-name="_33_6">l</text:span><text:span text:style-name="_31_16">a</text:span><text:span text:style-name="_32_18">c</text:span><text:span text:style-name="_32_7">k</text:span><text:span text:style-name="_37_6"> </text:span><text:span text:style-name="_31_73">m</text:span><text:span text:style-name="_32_3">a</text:span><text:span text:style-name="_31_47">n</text:span><text:span text:style-name="_31_51"> </text:span><text:span text:style-name="_35_3">a</text:span><text:span text:style-name="_31_46">n</text:span><text:span text:style-name="_32_04">d</text:span><text:span text:style-name="_31_"> </text:span><text:span text:style-name="_31_26">b</text:span><text:span text:style-name="_31_74">l</text:span><text:span text:style-name="_32_7">a</text:span><text:span text:style-name="_31_19">c</text:span><text:span text:style-name="_31_70">k</text:span><text:span text:style-name="_31_"> </text:span><text:span text:style-name="_31_20">m</text:span><text:span text:style-name="_31_71">a</text:span><text:span text:style-name="_33_9">n</text:span><text:span text:style-name="_31_25">.</text:span></text:p>
      <text:p text:style-name="P1"><text:span text:style-name="_36_9">T</text:span><text:span text:style-name="_31_04">h</text:span><text:span text:style-name="_31_79">e</text:span><text:span text:style-name="_31_"> </text:span><text:span text:style-name="_31_26">c</text:span><text:span text:style-name="_31_92">l</text:span><text:span text:style-name="_35_3">a</text:span><text:span text:style-name="_31_20">i</text:span><text:span text:style-name="_32_01">m</text:span><text:span text:style-name="_31_"> </text:span><text:span text:style-name="_31_44">t</text:span><text:span text:style-name="_31_77">h</text:span><text:span text:style-name="_35_7">a</text:span><text:span text:style-name="_31_13">t</text:span><text:span text:style-name="_31_51"> </text:span><text:span text:style-name="_36_8">"</text:span><text:span text:style-name="_31_50">m</text:span><text:span text:style-name="_32_15">a</text:span><text:span text:style-name="_32_9">c</text:span><text:span text:style-name="_31_28">h</text:span><text:span text:style-name="_32_03">i</text:span><text:span text:style-name="_32_0">n</text:span><text:span text:style-name="_31_13">e</text:span><text:span text:style-name="_32_22">s</text:span><text:span text:style-name="_31_"> </text:span><text:span text:style-name="_31_11">c</text:span><text:span text:style-name="_32_21">a</text:span><text:span text:style-name="_33_6">n</text:span><text:span text:style-name="_39_5">n</text:span><text:span text:style-name="_31_92">o</text:span><text:span text:style-name="_32_4">t</text:span><text:span text:style-name="_37_6"> </text:span><text:span text:style-name="_32_07">m</text:span><text:span text:style-name="_34_5">a</text:span><text:span text:style-name="_31_32">k</text:span><text:span text:style-name="_32_18">e</text:span><text:span text:style-name="_31_"> </text:span><text:span text:style-name="_31_25">m</text:span><text:span text:style-name="_31_86">i</text:span><text:span text:style-name="_36_8">s</text:span><text:span text:style-name="_31_44">t</text:span><text:span text:style-name="_31_80">a</text:span><text:span text:style-name="_32_4">k</text:span><text:span text:style-name="_31_14">e</text:span><text:span text:style-name="_31_73">s</text:span><text:span text:style-name="_36_5">"</text:span><text:span text:style-name="_37_6"> </text:span><text:span text:style-name="_32_15">s</text:span><text:span text:style-name="_32_4">e</text:span><text:span text:style-name="_31_50">e</text:span><text:span text:style-name="_32_25">m</text:span><text:span text:style-name="_35_4">s</text:span><text:span text:style-name="_37_6"> </text:span><text:span text:style-name="_32_07">a</text:span><text:span text:style-name="_31_"> </text:span><text:span text:style-name="_31_10">c</text:span><text:span text:style-name="_32_18">u</text:span><text:span text:style-name="_32_9">r</text:span><text:span text:style-name="_31_26">i</text:span><text:span text:style-name="_32_04">o</text:span><text:span text:style-name="_33_6">u</text:span><text:span text:style-name="_31_47">s</text:span><text:span text:style-name="_31_51"> </text:span><text:span text:style-name="_35_3">o</text:span><text:span text:style-name="_31_40">n</text:span><text:span text:style-name="_31_77">e</text:span><text:span text:style-name="_34_5">.</text:span><text:span text:style-name="_37_6"> </text:span><text:span text:style-name="_31_80">O</text:span><text:span text:style-name="_37_5">n</text:span><text:span text:style-name="_31_35">e</text:span><text:span text:style-name="_31_51"> </text:span><text:span text:style-name="_35_4">i</text:span><text:span text:style-name="_31_04">s</text:span><text:span text:style-name="_31_51"> </text:span><text:span text:style-name="_35_4">t</text:span><text:span text:style-name="_31_05">e</text:span><text:span text:style-name="_32_25">m</text:span><text:span text:style-name="_34_1">p</text:span><text:span text:style-name="_31_49">t</text:span><text:span text:style-name="_32_19">e</text:span><text:span text:style-name="_37_1">d</text:span><text:span text:style-name="_37_6"> </text:span><text:span text:style-name="_32_07">t</text:span><text:span text:style-name="_32_4">o</text:span><text:span text:style-name="_37_6"> </text:span><text:span text:style-name="_32_10">r</text:span><text:span text:style-name="_34_5">e</text:span><text:span text:style-name="_31_13">t</text:span><text:span text:style-name="_32_15">o</text:span><text:span text:style-name="_35_7">r</text:span><text:span text:style-name="_31_50">t</text:span><text:span text:style-name="_32_22">,</text:span><text:span text:style-name="_31_"> </text:span><text:span text:style-name="_31_47">"</text:span><text:span text:style-name="_31_85">A</text:span><text:span text:style-name="_33_8">r</text:span><text:span text:style-name="_39_6">e</text:span><text:span text:style-name="_31_51"> </text:span><text:span text:style-name="_34_4">t</text:span><text:span text:style-name="_31_16">h</text:span><text:span text:style-name="_31_92">e</text:span><text:span text:style-name="_37_4">y</text:span><text:span text:style-name="_37_6"> </text:span><text:span text:style-name="_31_80">a</text:span><text:span text:style-name="_33_5">n</text:span><text:span text:style-name="_31_31">y</text:span><text:span text:style-name="_31_51"> </text:span><text:span text:style-name="_33_9">t</text:span><text:span text:style-name="_31_40">h</text:span><text:span text:style-name="_31_95">e</text:span><text:span text:style-name="_31_"> </text:span><text:span text:style-name="_31_32">w</text:span><text:span text:style-name="_31_94">o</text:span><text:span text:style-name="_37_5">r</text:span><text:span text:style-name="_31_35">s</text:span><text:span text:style-name="_32_09">e</text:span><text:span text:style-name="_31_"> </text:span><text:span text:style-name="_31_26">f</text:span><text:span text:style-name="_31_71">o</text:span><text:span text:style-name="_36_6">r</text:span><text:span text:style-name="_37_6"> </text:span><text:span text:style-name="_31_94">t</text:span><text:span text:style-name="_37_4">h</text:span><text:span text:style-name="_31_34">a</text:span><text:span text:style-name="_32_06">t</text:span><text:span text:style-name="_32_0">?</text:span><text:span text:style-name="_31_47">"</text:span><text:span text:style-name="_31_51"> </text:span><text:span text:style-name="_37_2">B</text:span><text:span text:style-name="_31_10">u</text:span><text:span text:style-name="_31_94">t</text:span><text:span text:style-name="_31_"> </text:span><text:span text:style-name="_31_31">l</text:span><text:span text:style-name="_32_09">e</text:span><text:span text:style-name="_32_4">t</text:span><text:span text:style-name="_37_6"> </text:span><text:span text:style-name="_31_77">u</text:span><text:span text:style-name="_35_7">s</text:span><text:span text:style-name="_37_6"> </text:span><text:span text:style-name="_32_15">a</text:span><text:span text:style-name="_32_3">d</text:span><text:span text:style-name="_31_02">o</text:span><text:span text:style-name="_31_91">p</text:span><text:span text:style-name="_35_6">t</text:span><text:span text:style-name="_37_6"> </text:span><text:span text:style-name="_32_15">a</text:span><text:span text:style-name="_31_"> </text:span><text:span text:style-name="_31_02">m</text:span><text:span text:style-name="_32_25">o</text:span><text:span text:style-name="_34_1">r</text:span><text:span text:style-name="_31_40">e</text:span><text:span text:style-name="_31_51"> </text:span><text:span text:style-name="_35_0">s</text:span><text:span text:style-name="_31_26">y</text:span><text:span text:style-name="_31_79">m</text:span><text:span text:style-name="_33_0">p</text:span><text:span text:style-name="_31_29">a</text:span><text:span text:style-name="_31_86">t</text:span><text:span text:style-name="_33_6">h</text:span><text:span text:style-name="_31_17">e</text:span><text:span text:style-name="_32_04">t</text:span><text:span text:style-name="_36_8">i</text:span><text:span text:style-name="_31_05">c</text:span><text:span text:style-name="_31_51"> </text:span><text:span text:style-name="_36_8">a</text:span><text:span text:style-name="_39_5">t</text:span><text:span text:style-name="_31_92">t</text:span><text:span text:style-name="_36_8">i</text:span><text:span text:style-name="_31_19">t</text:span><text:span text:style-name="_31_80">u</text:span><text:span text:style-name="_37_2">d</text:span><text:span text:style-name="_31_29">e</text:span><text:span text:style-name="_31_86">,</text:span><text:span text:style-name="_31_"> </text:span><text:span text:style-name="_31_10">a</text:span><text:span text:style-name="_31_91">n</text:span><text:span text:style-name="_35_3">d</text:span><text:span text:style-name="_37_6"> </text:span><text:span text:style-name="_32_07">t</text:span><text:span text:style-name="_33_6">r</text:span><text:span text:style-name="_31_16">y</text:span><text:span text:style-name="_31_51"> </text:span><text:span text:style-name="_34_4">t</text:span><text:span text:style-name="_39_6">o</text:span><text:span text:style-name="_31_51"> </text:span><text:span text:style-name="_32_1">s</text:span><text:span text:style-name="_31_10">e</text:span><text:span text:style-name="_31_73">e</text:span><text:span text:style-name="_31_"> </text:span><text:span text:style-name="_31_40">w</text:span><text:span text:style-name="_31_95">h</text:span><text:span text:style-name="_34_1">a</text:span><text:span text:style-name="_31_25">t</text:span><text:span text:style-name="_31_51"> </text:span><text:span text:style-name="_34_5">i</text:span><text:span text:style-name="_39_5">s</text:span><text:span text:style-name="_31_51"> </text:span><text:span text:style-name="_32_3">r</text:span><text:span text:style-name="_31_44">e</text:span><text:span text:style-name="_31_89">a</text:span><text:span text:style-name="_35_4">l</text:span><text:span text:style-name="_39_6">l</text:span><text:span text:style-name="_31_80">y</text:span><text:span text:style-name="_31_"> </text:span><text:span text:style-name="_31_43">m</text:span><text:span text:style-name="_32_16">e</text:span><text:span text:style-name="_36_0">a</text:span><text:span text:style-name="_39_8">n</text:span><text:span text:style-name="_32_22">t</text:span><text:span text:style-name="_36_0">.</text:span><text:span text:style-name="_37_6"> </text:span><text:span text:style-name="_31_95">I</text:span><text:span text:style-name="_31_"> </text:span><text:span text:style-name="_31_32">t</text:span><text:span text:style-name="_32_10">h</text:span><text:span text:style-name="_34_2">i</text:span><text:span text:style-name="_31_35">n</text:span><text:span text:style-name="_31_79">k</text:span><text:span text:style-name="_31_"> </text:span><text:span text:style-name="_39_9">t</text:span><text:span text:style-name="_32_22">h</text:span><text:span text:style-name="_32_7">i</text:span><text:span text:style-name="_31_46">s</text:span><text:span text:style-name="_31_51"> </text:span><text:span text:style-name="_32_0">c</text:span><text:span text:style-name="_31_13">r</text:span><text:span text:style-name="_31_88">i</text:span><text:span text:style-name="_35_3">t</text:span><text:span text:style-name="_31_20">i</text:span><text:span text:style-name="_32_19">c</text:span><text:span text:style-name="_36_5">i</text:span><text:span text:style-name="_31_14">s</text:span><text:span text:style-name="_31_80">m</text:span><text:span text:style-name="_31_"> </text:span><text:span text:style-name="_31_26">c</text:span><text:span text:style-name="_32_22">a</text:span><text:span text:style-name="_32_3">n</text:span><text:span text:style-name="_37_6"> </text:span><text:span text:style-name="_32_00">b</text:span><text:span text:style-name="_36_8">e</text:span><text:span text:style-name="_37_6"> </text:span><text:span text:style-name="_31_85">e</text:span><text:span text:style-name="_36_8">x</text:span><text:span text:style-name="_31_14">p</text:span><text:span text:style-name="_31_89">l</text:span><text:span text:style-name="_33_9">a</text:span><text:span text:style-name="_31_10">i</text:span><text:span text:style-name="_32_09">n</text:span><text:span text:style-name="_34_5">e</text:span><text:span text:style-name="_31_17">d</text:span><text:span text:style-name="_31_51"> </text:span><text:span text:style-name="_33_9">i</text:span><text:span text:style-name="_31_28">n</text:span><text:span text:style-name="_31_51"> </text:span><text:span text:style-name="_33_9">t</text:span><text:span text:style-name="_31_10">e</text:span><text:span text:style-name="_31_71">r</text:span><text:span text:style-name="_33_9">m</text:span><text:span text:style-name="_39_9">s</text:span><text:span text:style-name="_31_51"> </text:span><text:span text:style-name="_37_5">o</text:span><text:span text:style-name="_31_29">f</text:span><text:span text:style-name="_31_51"> </text:span><text:span text:style-name="_37_1">t</text:span><text:span text:style-name="_31_34">h</text:span><text:span text:style-name="_31_95">e</text:span><text:span text:style-name="_31_"> </text:span><text:span text:style-name="_31_13">i</text:span><text:span text:style-name="_32_04">m</text:span><text:span text:style-name="_35_3">i</text:span><text:span text:style-name="_31_41">t</text:span><text:span text:style-name="_32_25">a</text:span><text:span text:style-name="_33_9">t</text:span><text:span text:style-name="_31_40">i</text:span><text:span text:style-name="_31_88">o</text:span><text:span text:style-name="_35_1">n</text:span><text:span text:style-name="_37_6"> </text:span><text:span text:style-name="_31_80">g</text:span><text:span text:style-name="_33_8">a</text:span><text:span text:style-name="_31_05">m</text:span><text:span text:style-name="_31_91">e</text:span><text:span text:style-name="_35_3">.</text:span><text:span text:style-name="_37_6"> </text:span><text:span text:style-name="_31_79">I</text:span><text:span text:style-name="_32_6">t</text:span><text:span text:style-name="_37_6"> </text:span><text:span text:style-name="_31_77">i</text:span><text:span text:style-name="_33_0">s</text:span><text:span text:style-name="_37_6"> </text:span><text:span text:style-name="_32_09">c</text:span><text:span text:style-name="_37_1">l</text:span><text:span text:style-name="_31_40">a</text:span><text:span text:style-name="_31_92">i</text:span><text:span text:style-name="_37_2">m</text:span><text:span text:style-name="_31_49">e</text:span><text:span text:style-name="_31_94">d</text:span><text:span text:style-name="_31_"> </text:span><text:span text:style-name="_31_25">t</text:span><text:span text:style-name="_31_85">h</text:span><text:span text:style-name="_36_5">a</text:span><text:span text:style-name="_31_14">t</text:span><text:span text:style-name="_31_51"> </text:span><text:span text:style-name="_37_5">t</text:span><text:span text:style-name="_31_46">h</text:span><text:span text:style-name="_31_74">e</text:span><text:span text:style-name="_31_"> </text:span><text:span text:style-name="_31_28">i</text:span><text:span text:style-name="_31_73">n</text:span><text:span text:style-name="_34_1">t</text:span><text:span text:style-name="_31_11">e</text:span><text:span text:style-name="_32_03">r</text:span><text:span text:style-name="_32_9">r</text:span><text:span text:style-name="_31_49">o</text:span><text:span text:style-name="_31_74">g</text:span><text:span text:style-name="_32_6">a</text:span><text:span text:style-name="_31_02">t</text:span><text:span text:style-name="_32_01">o</text:span><text:span text:style-name="_37_5">r</text:span><text:span text:style-name="_37_6"> </text:span><text:span text:style-name="_32_10">c</text:span><text:span text:style-name="_32_7">o</text:span><text:span text:style-name="_39_5">u</text:span><text:span text:style-name="_31_94">l</text:span><text:span text:style-name="_37_1">d</text:span><text:span text:style-name="_37_6"> </text:span><text:span text:style-name="_31_86">d</text:span><text:span text:style-name="_32_4">i</text:span><text:span text:style-name="_31_46">s</text:span><text:span text:style-name="_31_85">t</text:span><text:span text:style-name="_36_0">i</text:span><text:span text:style-name="_31_11">n</text:span><text:span text:style-name="_31_89">g</text:span><text:span text:style-name="_36_8">u</text:span><text:span text:style-name="_31_11">i</text:span><text:span text:style-name="_31_70">s</text:span><text:span text:style-name="_36_5">h</text:span><text:span text:style-name="_37_6"> </text:span><text:span text:style-name="_31_91">t</text:span><text:span text:style-name="_37_4">h</text:span><text:span text:style-name="_31_29">e</text:span><text:span text:style-name="_31_51"> </text:span><text:span text:style-name="_32_7">m</text:span><text:span text:style-name="_31_19">a</text:span><text:span text:style-name="_32_06">c</text:span><text:span text:style-name="_34_2">h</text:span><text:span text:style-name="_31_35">i</text:span><text:span text:style-name="_32_10">n</text:span><text:span text:style-name="_32_1">e</text:span><text:span text:style-name="_37_6"> </text:span><text:span text:style-name="_31_89">f</text:span><text:span text:style-name="_34_4">r</text:span><text:span text:style-name="_31_29">o</text:span><text:span text:style-name="_31_86">m</text:span><text:span text:style-name="_31_"> </text:span><text:span text:style-name="_31_26">t</text:span><text:span text:style-name="_31_70">h</text:span><text:span text:style-name="_36_9">e</text:span><text:span text:style-name="_37_6"> </text:span><text:span text:style-name="_32_07">m</text:span><text:span text:style-name="_37_2">a</text:span><text:span text:style-name="_31_25">n</text:span><text:span text:style-name="_31_51"> </text:span><text:span text:style-name="_36_5">s</text:span><text:span text:style-name="_31_14">i</text:span><text:span text:style-name="_31_91">m</text:span><text:span text:style-name="_37_5">p</text:span><text:span text:style-name="_31_49">l</text:span><text:span text:style-name="_32_10">y</text:span><text:span text:style-name="_31_"> </text:span><text:span text:style-name="_31_47">b</text:span><text:span text:style-name="_31_88">y</text:span><text:span text:style-name="_31_"> </text:span><text:span text:style-name="_31_46">s</text:span><text:span text:style-name="_31_80">e</text:span><text:span text:style-name="_36_6">t</text:span><text:span text:style-name="_31_13">t</text:span><text:span text:style-name="_32_09">i</text:span><text:span text:style-name="_35_1">n</text:span><text:span text:style-name="_31_28">g</text:span><text:span text:style-name="_31_51"> </text:span><text:span text:style-name="_32_3">t</text:span><text:span text:style-name="_31_10">h</text:span><text:span text:style-name="_32_21">e</text:span><text:span text:style-name="_37_2">m</text:span><text:span text:style-name="_37_6"> </text:span><text:span text:style-name="_31_85">a</text:span><text:span text:style-name="_31_"> </text:span><text:span text:style-name="_31_28">n</text:span><text:span text:style-name="_31_94">u</text:span><text:span text:style-name="_34_4">m</text:span><text:span text:style-name="_31_35">b</text:span><text:span text:style-name="_31_88">e</text:span><text:span text:style-name="_33_8">r</text:span><text:span text:style-name="_37_6"> </text:span><text:span text:style-name="_31_77">o</text:span><text:span text:style-name="_37_5">f</text:span><text:span text:style-name="_37_6"> </text:span><text:span text:style-name="_31_91">p</text:span><text:span text:style-name="_34_4">r</text:span><text:span text:style-name="_31_02">o</text:span><text:span text:style-name="_32_21">b</text:span><text:span text:style-name="_35_7">l</text:span><text:span text:style-name="_31_02">e</text:span><text:span text:style-name="_32_09">m</text:span><text:span text:style-name="_36_0">s</text:span><text:span text:style-name="_37_6"> </text:span><text:span text:style-name="_32_21">i</text:span><text:span text:style-name="_36_8">n</text:span><text:span text:style-name="_37_6"> </text:span><text:span text:style-name="_32_10">a</text:span><text:span text:style-name="_36_5">r</text:span><text:span text:style-name="_31_41">i</text:span><text:span text:style-name="_32_25">t</text:span><text:span text:style-name="_35_1">h</text:span><text:span text:style-name="_31_01">m</text:span><text:span text:style-name="_31_80">e</text:span><text:span text:style-name="_32_1">t</text:span><text:span text:style-name="_31_29">i</text:span><text:span text:style-name="_32_01">c</text:span><text:span text:style-name="_35_9">.</text:span><text:span text:style-name="_37_6"> </text:span><text:span text:style-name="_31_77">T</text:span><text:span text:style-name="_32_4">h</text:span><text:span text:style-name="_31_50">e</text:span><text:span text:style-name="_31_51"> </text:span><text:span text:style-name="_35_0">m</text:span><text:span text:style-name="_31_28">a</text:span><text:span text:style-name="_31_88">c</text:span><text:span text:style-name="_36_5">h</text:span><text:span text:style-name="_31_29">i</text:span><text:span text:style-name="_31_77">n</text:span><text:span text:style-name="_36_0">e</text:span><text:span text:style-name="_37_6"> </text:span><text:span text:style-name="_31_74">w</text:span><text:span text:style-name="_34_5">o</text:span><text:span text:style-name="_31_43">u</text:span><text:span text:style-name="_31_94">l</text:span><text:span text:style-name="_36_5">d</text:span><text:span text:style-name="_37_6"> </text:span><text:span text:style-name="_31_73">b</text:span><text:span text:style-name="_36_0">e</text:span><text:span text:style-name="_37_6"> </text:span><text:span text:style-name="_31_89">u</text:span><text:span text:style-name="_37_1">n</text:span><text:span text:style-name="_39_5">m</text:span><text:span text:style-name="_32_04">a</text:span><text:span text:style-name="_35_0">s</text:span><text:span text:style-name="_31_44">k</text:span><text:span text:style-name="_31_70">e</text:span><text:span text:style-name="_36_6">d</text:span><text:span text:style-name="_37_6"> </text:span><text:span text:style-name="_32_06">b</text:span><text:span text:style-name="_32_9">e</text:span><text:span text:style-name="_31_31">c</text:span><text:span text:style-name="_32_16">a</text:span><text:span text:style-name="_36_6">u</text:span><text:span text:style-name="_31_40">s</text:span><text:span text:style-name="_31_92">e</text:span><text:span text:style-name="_31_"> </text:span><text:span text:style-name="_31_26">o</text:span><text:span text:style-name="_32_21">f</text:span><text:span text:style-name="_31_"> </text:span><text:span text:style-name="_39_6">i</text:span><text:span text:style-name="_32_24">t</text:span><text:span text:style-name="_35_1">s</text:span><text:span text:style-name="_37_6"> </text:span><text:span text:style-name="_32_22">d</text:span><text:span text:style-name="_32_9">e</text:span><text:span text:style-name="_31_47">a</text:span><text:span text:style-name="_32_10">d</text:span><text:span text:style-name="_32_4">l</text:span><text:span text:style-name="_31_31">y</text:span><text:span text:style-name="_31_51"> </text:span><text:span text:style-name="_33_6">a</text:span><text:span text:style-name="_31_19">c</text:span><text:span text:style-name="_32_03">c</text:span><text:span text:style-name="_35_3">u</text:span><text:span text:style-name="_31_20">r</text:span><text:span text:style-name="_31_70">a</text:span><text:span text:style-name="_33_9">c</text:span><text:span text:style-name="_31_01">y</text:span><text:span text:style-name="_32_06">.</text:span><text:span text:style-name="_31_"> </text:span><text:span text:style-name="_31_20">T</text:span><text:span text:style-name="_32_24">h</text:span><text:span text:style-name="_33_6">e</text:span><text:span text:style-name="_37_6"> </text:span><text:span text:style-name="_31_94">r</text:span><text:span text:style-name="_34_5">e</text:span><text:span text:style-name="_31_34">p</text:span><text:span text:style-name="_32_15">l</text:span><text:span text:style-name="_32_4">y</text:span><text:span text:style-name="_37_6"> </text:span><text:span text:style-name="_32_03">t</text:span><text:span text:style-name="_36_6">o</text:span><text:span text:style-name="_37_6"> </text:span><text:span text:style-name="_31_89">t</text:span><text:span text:style-name="_32_0">h</text:span><text:span text:style-name="_31_34">i</text:span><text:span text:style-name="_32_10">s</text:span><text:span text:style-name="_31_"> </text:span><text:span text:style-name="_31_20">i</text:span><text:span text:style-name="_31_89">s</text:span><text:span text:style-name="_31_"> </text:span><text:span text:style-name="_31_43">s</text:span><text:span text:style-name="_32_00">i</text:span><text:span text:style-name="_36_8">m</text:span><text:span text:style-name="_39_5">p</text:span><text:span text:style-name="_32_10">l</text:span><text:span text:style-name="_33_9">e</text:span><text:span text:style-name="_31_28">.</text:span><text:span text:style-name="_31_51"> </text:span><text:span text:style-name="_35_3">T</text:span><text:span text:style-name="_31_02">h</text:span><text:span text:style-name="_31_76">e</text:span><text:span text:style-name="_31_"> </text:span><text:span text:style-name="_31_32">m</text:span><text:span text:style-name="_31_77">a</text:span><text:span text:style-name="_36_9">c</text:span><text:span text:style-name="_39_6">h</text:span><text:span text:style-name="_31_94">i</text:span><text:span text:style-name="_33_0">n</text:span><text:span text:style-name="_31_04">e</text:span><text:span text:style-name="_31_51"> </text:span><text:span text:style-name="_34_2">(</text:span><text:span text:style-name="_31_02">p</text:span><text:span text:style-name="_31_71">r</text:span><text:span text:style-name="_33_9">o</text:span><text:span text:style-name="_31_14">g</text:span><text:span text:style-name="_31_73">r</text:span><text:span text:style-name="_37_5">a</text:span><text:span text:style-name="_31_43">m</text:span><text:span text:style-name="_31_89">m</text:span><text:span text:style-name="_32_0">e</text:span><text:span text:style-name="_31_29">d</text:span><text:span text:style-name="_31_51"> </text:span><text:span text:style-name="_36_0">f</text:span><text:span text:style-name="_39_9">o</text:span><text:span text:style-name="_31_95">r</text:span><text:span text:style-name="_31_"> </text:span><text:span text:style-name="_31_50">p</text:span><text:span text:style-name="_31_85">l</text:span><text:span text:style-name="_33_0">a</text:span><text:span text:style-name="_31_19">y</text:span><text:span text:style-name="_31_88">i</text:span><text:span text:style-name="_35_0">n</text:span><text:span text:style-name="_31_26">g</text:span><text:span text:style-name="_31_51"> </text:span><text:span text:style-name="_35_4">t</text:span><text:span text:style-name="_39_6">h</text:span><text:span text:style-name="_31_94">e</text:span><text:span text:style-name="_31_"> </text:span><text:span text:style-name="_31_16">g</text:span><text:span text:style-name="_31_70">a</text:span><text:span text:style-name="_32_7">m</text:span><text:span text:style-name="_31_14">e</text:span><text:span text:style-name="_32_07">)</text:span><text:span text:style-name="_31_"> </text:span><text:span text:style-name="_31_40">w</text:span><text:span text:style-name="_32_09">o</text:span><text:span text:style-name="_33_8">u</text:span><text:span text:style-name="_31_41">l</text:span><text:span text:style-name="_32_15">d</text:span><text:span text:style-name="_31_"> </text:span><text:span text:style-name="_31_19">n</text:span><text:span text:style-name="_32_09">o</text:span><text:span text:style-name="_33_9">t</text:span><text:span text:style-name="_37_6"> </text:span><text:span text:style-name="_31_80">a</text:span><text:span text:style-name="_36_8">t</text:span><text:span text:style-name="_31_49">t</text:span><text:span text:style-name="_32_03">e</text:span><text:span text:style-name="_32_0">m</text:span><text:span text:style-name="_31_34">p</text:span><text:span text:style-name="_32_25">t</text:span><text:span text:style-name="_31_"> </text:span><text:span text:style-name="_31_44">t</text:span><text:span text:style-name="_32_10">o</text:span><text:span text:style-name="_31_"> </text:span><text:span text:style-name="_31_41">g</text:span><text:span text:style-name="_32_18">i</text:span><text:span text:style-name="_35_7">v</text:span><text:span text:style-name="_31_19">e</text:span><text:span text:style-name="_31_51"> </text:span><text:span text:style-name="_32_9">t</text:span><text:span text:style-name="_39_9">h</text:span><text:span text:style-name="_31_85">e</text:span><text:span text:style-name="_31_"> </text:span><text:span text:style-name="_31_40">r</text:span><text:span text:style-name="_31_70">i</text:span><text:span text:style-name="_36_5">g</text:span><text:span text:style-name="_31_32">h</text:span><text:span text:style-name="_31_76">t</text:span><text:span text:style-name="_31_"> </text:span><text:span text:style-name="_31_28">a</text:span><text:span text:style-name="_32_03">n</text:span><text:span text:style-name="_32_3">s</text:span><text:span text:style-name="_31_20">w</text:span><text:span text:style-name="_31_86">e</text:span><text:span text:style-name="_35_4">r</text:span><text:span text:style-name="_31_50">s</text:span><text:span text:style-name="_31_51"> </text:span><text:span text:style-name="_32_1">t</text:span><text:span text:style-name="_31_17">o</text:span><text:span text:style-name="_31_51"> </text:span><text:span text:style-name="_35_9">t</text:span><text:span text:style-name="_31_34">h</text:span><text:span text:style-name="_32_07">e</text:span><text:span text:style-name="_31_"> </text:span><text:span text:style-name="_31_29">a</text:span><text:span text:style-name="_32_18">r</text:span><text:span text:style-name="_36_0">i</text:span><text:span text:style-name="_31_28">t</text:span><text:span text:style-name="_32_15">h</text:span><text:span text:style-name="_34_1">m</text:span><text:span text:style-name="_31_14">e</text:span><text:span text:style-name="_31_94">t</text:span><text:span text:style-name="_32_4">i</text:span><text:span text:style-name="_31_02">c</text:span><text:span text:style-name="_31_51"> </text:span><text:span text:style-name="_36_6">p</text:span><text:span text:style-name="_31_11">r</text:span><text:span text:style-name="_31_91">o</text:span><text:span text:style-name="_36_8">b</text:span><text:span text:style-name="_31_41">l</text:span><text:span text:style-name="_32_03">e</text:span><text:span text:style-name="_36_9">m</text:span><text:span text:style-name="_31_11">s</text:span><text:span text:style-name="_32_03">.</text:span><text:span text:style-name="_31_"> </text:span><text:span text:style-name="_31_25">I</text:span><text:span text:style-name="_32_10">t</text:span><text:span text:style-name="_31_"> </text:span><text:span text:style-name="_31_11">w</text:span><text:span text:style-name="_32_01">o</text:span><text:span text:style-name="_35_4">u</text:span><text:span text:style-name="_31_13">l</text:span><text:span text:style-name="_31_88">d</text:span><text:span text:style-name="_31_"> </text:span><text:span text:style-name="_31_47">d</text:span><text:span text:style-name="_31_88">e</text:span><text:span text:style-name="_32_6">l</text:span><text:span text:style-name="_31_43">i</text:span><text:span text:style-name="_31_71">b</text:span><text:span text:style-name="_32_9">e</text:span><text:span text:style-name="_31_35">r</text:span><text:span text:style-name="_31_91">a</text:span><text:span text:style-name="_36_8">t</text:span><text:span text:style-name="_31_20">e</text:span><text:span text:style-name="_32_24">l</text:span><text:span text:style-name="_35_7">y</text:span><text:span text:style-name="_37_6"> </text:span><text:span text:style-name="_31_74">i</text:span><text:span text:style-name="_37_1">n</text:span><text:span text:style-name="_31_13">t</text:span><text:span text:style-name="_31_86">r</text:span><text:span text:style-name="_36_6">o</text:span><text:span text:style-name="_31_05">d</text:span><text:span text:style-name="_32_10">u</text:span><text:span text:style-name="_33_9">c</text:span><text:span text:style-name="_31_16">e</text:span><text:span text:style-name="_31_51"> </text:span><text:span text:style-name="_33_6">m</text:span><text:span text:style-name="_31_47">i</text:span><text:span text:style-name="_32_21">s</text:span><text:span text:style-name="_33_9">t</text:span><text:span text:style-name="_31_41">a</text:span><text:span text:style-name="_31_74">k</text:span><text:span text:style-name="_36_6">e</text:span><text:span text:style-name="_31_29">s</text:span><text:span text:style-name="_31_51"> </text:span><text:span text:style-name="_35_4">i</text:span><text:span text:style-name="_39_8">n</text:span><text:span text:style-name="_31_51"> </text:span><text:span text:style-name="_33_6">a</text:span><text:span text:style-name="_37_6"> </text:span><text:span text:style-name="_31_92">m</text:span><text:span text:style-name="_33_8">a</text:span><text:span text:style-name="_31_05">n</text:span><text:span text:style-name="_31_80">n</text:span><text:span text:style-name="_35_6">e</text:span><text:span text:style-name="_31_44">r</text:span><text:span text:style-name="_31_51"> </text:span><text:span text:style-name="_36_9">c</text:span><text:span text:style-name="_31_50">a</text:span><text:span text:style-name="_32_00">l</text:span><text:span text:style-name="_36_5">c</text:span><text:span text:style-name="_39_5">u</text:span><text:span text:style-name="_31_89">l</text:span><text:span text:style-name="_33_0">a</text:span><text:span text:style-name="_31_44">t</text:span><text:span text:style-name="_31_76">e</text:span><text:span text:style-name="_32_6">d</text:span><text:span text:style-name="_37_6"> </text:span><text:span text:style-name="_32_01">t</text:span><text:span text:style-name="_37_2">o</text:span><text:span text:style-name="_37_6"> </text:span><text:span text:style-name="_31_74">c</text:span><text:span text:style-name="_35_0">o</text:span><text:span text:style-name="_39_5">n</text:span><text:span text:style-name="_31_77">f</text:span><text:span text:style-name="_34_1">u</text:span><text:span text:style-name="_31_44">s</text:span><text:span text:style-name="_32_25">e</text:span><text:span text:style-name="_31_"> </text:span><text:span text:style-name="_31_16">t</text:span><text:span text:style-name="_32_10">h</text:span><text:span text:style-name="_37_4">e</text:span><text:span text:style-name="_37_6"> </text:span><text:span text:style-name="_32_21">i</text:span><text:span text:style-name="_33_6">n</text:span><text:span text:style-name="_31_14">t</text:span><text:span text:style-name="_31_71">e</text:span><text:span text:style-name="_35_9">r</text:span><text:span text:style-name="_31_17">r</text:span><text:span text:style-name="_32_06">o</text:span><text:span text:style-name="_33_8">g</text:span><text:span text:style-name="_31_28">a</text:span><text:span text:style-name="_31_92">t</text:span><text:span text:style-name="_34_2">o</text:span><text:span text:style-name="_31_11">r</text:span><text:span text:style-name="_32_22">.</text:span><text:span text:style-name="_31_"> </text:span><text:span text:style-name="_31_40">A</text:span><text:span text:style-name="_31_51"> </text:span><text:span text:style-name="_33_6">m</text:span><text:span text:style-name="_31_25">e</text:span><text:span text:style-name="_32_10">c</text:span><text:span text:style-name="_32_4">h</text:span><text:span text:style-name="_31_20">a</text:span><text:span text:style-name="_32_16">n</text:span><text:span text:style-name="_32_4">i</text:span><text:span text:style-name="_31_47">c</text:span><text:span text:style-name="_32_24">a</text:span><text:span text:style-name="_32_1">l</text:span><text:span text:style-name="_37_6"> </text:span><text:span text:style-name="_31_89">f</text:span><text:span text:style-name="_33_0">a</text:span><text:span text:style-name="_39_5">u</text:span><text:span text:style-name="_32_15">l</text:span><text:span text:style-name="_35_6">t</text:span><text:span text:style-name="_37_6"> </text:span><text:span text:style-name="_32_22">w</text:span><text:span text:style-name="_32_7">o</text:span><text:span text:style-name="_31_35">u</text:span><text:span text:style-name="_31_77">l</text:span><text:span text:style-name="_32_3">d</text:span><text:span text:style-name="_37_6"> </text:span><text:span text:style-name="_31_88">p</text:span><text:span text:style-name="_32_0">r</text:span><text:span text:style-name="_39_5">o</text:span><text:span text:style-name="_32_25">b</text:span><text:span text:style-name="_36_5">a</text:span><text:span text:style-name="_31_50">b</text:span><text:span text:style-name="_31_92">l</text:span><text:span text:style-name="_32_1">y</text:span><text:span text:style-name="_37_6"> </text:span><text:span text:style-name="_32_22">s</text:span><text:span text:style-name="_32_3">h</text:span><text:span text:style-name="_31_20">o</text:span><text:span text:style-name="_31_95">w</text:span><text:span text:style-name="_31_"> </text:span><text:span text:style-name="_31_19">i</text:span><text:span text:style-name="_31_89">t</text:span><text:span text:style-name="_35_7">s</text:span><text:span text:style-name="_31_40">e</text:span><text:span text:style-name="_31_74">l</text:span><text:span text:style-name="_35_6">f</text:span><text:span text:style-name="_37_6"> </text:span><text:span text:style-name="_32_25">t</text:span><text:span text:style-name="_33_6">h</text:span><text:span text:style-name="_31_46">r</text:span><text:span text:style-name="_32_07">o</text:span><text:span text:style-name="_35_4">u</text:span><text:span text:style-name="_31_13">g</text:span><text:span text:style-name="_32_15">h</text:span><text:span text:style-name="_31_"> </text:span><text:span text:style-name="_39_8">a</text:span><text:span text:style-name="_31_77">n</text:span><text:span text:style-name="_31_"> </text:span><text:span text:style-name="_31_02">u</text:span><text:span text:style-name="_31_76">n</text:span><text:span text:style-name="_36_8">s</text:span><text:span text:style-name="_31_20">u</text:span><text:span text:style-name="_32_04">i</text:span><text:span text:style-name="_32_1">t</text:span><text:span text:style-name="_31_25">a</text:span><text:span text:style-name="_31_70">b</text:span><text:span text:style-name="_37_4">l</text:span><text:span text:style-name="_31_13">e</text:span><text:span text:style-name="_31_51"> </text:span><text:span text:style-name="_35_7">d</text:span><text:span text:style-name="_31_46">e</text:span><text:span text:style-name="_31_85">c</text:span><text:span text:style-name="_35_4">i</text:span><text:span text:style-name="_31_20">s</text:span><text:span text:style-name="_31_70">i</text:span><text:span text:style-name="_33_6">o</text:span><text:span text:style-name="_31_31">n</text:span><text:span text:style-name="_31_51"> </text:span><text:span text:style-name="_37_2">a</text:span><text:span text:style-name="_31_47">s</text:span><text:span text:style-name="_31_51"> </text:span><text:span text:style-name="_35_3">t</text:span><text:span text:style-name="_39_5">o</text:span><text:span text:style-name="_31_51"> </text:span><text:span text:style-name="_37_5">w</text:span><text:span text:style-name="_31_05">h</text:span><text:span text:style-name="_32_01">a</text:span><text:span text:style-name="_32_3">t</text:span><text:span text:style-name="_37_6"> </text:span><text:span text:style-name="_32_19">s</text:span><text:span text:style-name="_34_1">o</text:span><text:span text:style-name="_31_29">r</text:span><text:span text:style-name="_31_91">t</text:span><text:span text:style-name="_31_"> </text:span><text:span text:style-name="_31_16">o</text:span><text:span text:style-name="_31_94">f</text:span><text:span text:style-name="_31_"> </text:span><text:span text:style-name="_31_26">a</text:span><text:span text:style-name="_31_51"> </text:span><text:span text:style-name="_36_6">m</text:span><text:span text:style-name="_39_9">i</text:span><text:span text:style-name="_32_16">s</text:span><text:span text:style-name="_32_9">t</text:span><text:span text:style-name="_31_25">a</text:span><text:span text:style-name="_32_04">k</text:span><text:span text:style-name="_36_6">e</text:span><text:span text:style-name="_37_6"> </text:span><text:span text:style-name="_31_88">t</text:span><text:span text:style-name="_34_5">o</text:span><text:span text:style-name="_37_6"> </text:span><text:span text:style-name="_31_85">m</text:span><text:span text:style-name="_35_7">a</text:span><text:span text:style-name="_31_34">k</text:span><text:span text:style-name="_31_76">e</text:span><text:span text:style-name="_31_"> </text:span><text:span text:style-name="_31_34">i</text:span><text:span text:style-name="_31_92">n</text:span><text:span text:style-name="_31_"> </text:span><text:span text:style-name="_31_29">t</text:span><text:span text:style-name="_31_71">h</text:span><text:span text:style-name="_35_7">e</text:span><text:span text:style-name="_37_6"> </text:span><text:span text:style-name="_31_92">a</text:span><text:span text:style-name="_34_2">r</text:span><text:span text:style-name="_31_44">i</text:span><text:span text:style-name="_31_71">t</text:span><text:span text:style-name="_32_1">h</text:span><text:span text:style-name="_31_40">m</text:span><text:span text:style-name="_32_00">e</text:span><text:span text:style-name="_37_1">t</text:span><text:span text:style-name="_31_44">i</text:span><text:span text:style-name="_31_70">c</text:span><text:span text:style-name="_33_9">.</text:span><text:span text:style-name="_37_6"> </text:span><text:span text:style-name="_32_03">E</text:span><text:span text:style-name="_36_9">v</text:span><text:span text:style-name="_31_01">e</text:span><text:span text:style-name="_32_01">n</text:span><text:span text:style-name="_31_"> </text:span><text:span text:style-name="_31_41">t</text:span><text:span text:style-name="_32_10">h</text:span><text:span text:style-name="_37_1">i</text:span><text:span text:style-name="_31_50">s</text:span><text:span text:style-name="_31_51"> </text:span><text:span text:style-name="_36_9">i</text:span><text:span text:style-name="_31_02">n</text:span><text:span text:style-name="_32_24">t</text:span><text:span text:style-name="_35_4">e</text:span><text:span text:style-name="_31_26">r</text:span><text:span text:style-name="_32_15">p</text:span><text:span text:style-name="_37_4">r</text:span><text:span text:style-name="_31_28">e</text:span><text:span text:style-name="_32_09">t</text:span><text:span text:style-name="_32_4">a</text:span><text:span text:style-name="_31_01">t</text:span><text:span text:style-name="_32_04">i</text:span><text:span text:style-name="_35_3">o</text:span><text:span text:style-name="_31_40">n</text:span><text:span text:style-name="_31_51"> </text:span><text:span text:style-name="_32_9">o</text:span><text:span text:style-name="_31_25">f</text:span><text:span text:style-name="_31_51"> </text:span><text:span text:style-name="_35_1">t</text:span><text:span text:style-name="_31_32">h</text:span><text:span text:style-name="_31_88">e</text:span><text:span text:style-name="_31_"> </text:span><text:span text:style-name="_39_8">c</text:span><text:span text:style-name="_31_85">r</text:span><text:span text:style-name="_36_8">i</text:span><text:span text:style-name="_31_25">t</text:span><text:span text:style-name="_31_95">i</text:span><text:span text:style-name="_32_4">c</text:span><text:span text:style-name="_31_10">i</text:span><text:span text:style-name="_31_86">s</text:span><text:span text:style-name="_36_5">m</text:span><text:span text:style-name="_37_6"> </text:span><text:span text:style-name="_32_24">i</text:span><text:span text:style-name="_34_1">s</text:span><text:span text:style-name="_37_6"> </text:span><text:span text:style-name="_31_89">n</text:span><text:span text:style-name="_32_0">o</text:span><text:span text:style-name="_31_16">t</text:span><text:span text:style-name="_31_51"> </text:span><text:span text:style-name="_32_3">s</text:span><text:span text:style-name="_31_35">u</text:span><text:span text:style-name="_31_91">f</text:span><text:span text:style-name="_36_6">f</text:span><text:span text:style-name="_31_47">i</text:span><text:span text:style-name="_31_70">c</text:span><text:span text:style-name="_37_2">i</text:span><text:span text:style-name="_39_6">e</text:span><text:span text:style-name="_31_80">n</text:span><text:span text:style-name="_32_0">t</text:span><text:span text:style-name="_31_04">l</text:span><text:span text:style-name="_32_07">y</text:span><text:span text:style-name="_31_"> </text:span><text:span text:style-name="_39_8">s</text:span><text:span text:style-name="_31_70">y</text:span><text:span text:style-name="_34_1">m</text:span><text:span text:style-name="_39_8">p</text:span><text:span text:style-name="_32_25">a</text:span><text:span text:style-name="_34_4">t</text:span><text:span text:style-name="_31_26">h</text:span><text:span text:style-name="_32_00">e</text:span><text:span text:style-name="_36_6">t</text:span><text:span text:style-name="_39_5">i</text:span><text:span text:style-name="_31_88">c</text:span><text:span text:style-name="_36_0">.</text:span><text:span text:style-name="_37_6"> </text:span><text:span text:style-name="_32_10">B</text:span><text:span text:style-name="_35_9">u</text:span><text:span text:style-name="_31_46">t</text:span><text:span text:style-name="_31_51"> </text:span><text:span text:style-name="_36_6">w</text:span><text:span text:style-name="_31_40">e</text:span><text:span text:style-name="_31_51"> </text:span><text:span text:style-name="_36_8">c</text:span><text:span text:style-name="_31_49">a</text:span><text:span text:style-name="_31_74">n</text:span><text:span text:style-name="_36_5">n</text:span><text:span text:style-name="_31_40">o</text:span><text:span text:style-name="_31_73">t</text:span><text:span text:style-name="_31_"> </text:span><text:span text:style-name="_31_14">a</text:span><text:span text:style-name="_31_89">f</text:span><text:span text:style-name="_34_4">f</text:span><text:span text:style-name="_31_14">o</text:span><text:span text:style-name="_31_77">r</text:span><text:span text:style-name="_33_8">d</text:span><text:span text:style-name="_37_6"> </text:span><text:span text:style-name="_32_10">t</text:span><text:span text:style-name="_35_4">h</text:span><text:span text:style-name="_31_16">e</text:span><text:span text:style-name="_31_51"> </text:span><text:span text:style-name="_35_4">s</text:span><text:span text:style-name="_31_40">p</text:span><text:span text:style-name="_31_71">a</text:span><text:span text:style-name="_35_3">c</text:span><text:span text:style-name="_31_05">e</text:span><text:span text:style-name="_31_51"> </text:span><text:span text:style-name="_32_0">t</text:span><text:span text:style-name="_39_5">o</text:span><text:span text:style-name="_31_51"> </text:span><text:span text:style-name="_34_2">g</text:span><text:span text:style-name="_31_40">o</text:span><text:span text:style-name="_31_51"> </text:span><text:span text:style-name="_34_5">i</text:span><text:span text:style-name="_31_32">n</text:span><text:span text:style-name="_31_77">t</text:span><text:span text:style-name="_33_0">o</text:span><text:span text:style-name="_37_6"> </text:span><text:span text:style-name="_31_77">i</text:span><text:span text:style-name="_32_9">t</text:span><text:span text:style-name="_37_6"> </text:span><text:span text:style-name="_31_88">m</text:span><text:span text:style-name="_34_1">u</text:span><text:span text:style-name="_31_49">c</text:span><text:span text:style-name="_31_88">h</text:span><text:span text:style-name="_31_"> </text:span><text:span text:style-name="_31_10">f</text:span><text:span text:style-name="_32_04">u</text:span><text:span text:style-name="_32_3">r</text:span><text:span text:style-name="_31_05">t</text:span><text:span text:style-name="_32_16">h</text:span><text:span text:style-name="_34_1">e</text:span><text:span text:style-name="_31_13">r</text:span><text:span text:style-name="_32_09">.</text:span><text:span text:style-name="_31_"> </text:span><text:span text:style-name="_31_11">I</text:span><text:span text:style-name="_31_86">t</text:span><text:span text:style-name="_31_"> </text:span><text:span text:style-name="_31_32">s</text:span><text:span text:style-name="_32_06">e</text:span><text:span text:style-name="_37_2">e</text:span><text:span text:style-name="_31_14">m</text:span><text:span text:style-name="_32_09">s</text:span><text:span text:style-name="_31_"> </text:span><text:span text:style-name="_31_49">t</text:span><text:span text:style-name="_31_88">o</text:span><text:span text:style-name="_31_"> </text:span><text:span text:style-name="_31_40">m</text:span><text:span text:style-name="_31_79">e</text:span><text:span text:style-name="_31_"> </text:span><text:span text:style-name="_31_02">t</text:span><text:span text:style-name="_32_04">h</text:span><text:span text:style-name="_33_6">a</text:span><text:span text:style-name="_31_31">t</text:span><text:span text:style-name="_31_51"> </text:span><text:span text:style-name="_34_4">t</text:span><text:span text:style-name="_31_40">h</text:span><text:span text:style-name="_32_10">i</text:span><text:span text:style-name="_36_5">s</text:span><text:span text:style-name="_37_6"> </text:span><text:span text:style-name="_31_80">c</text:span><text:span text:style-name="_36_5">r</text:span><text:span text:style-name="_31_35">i</text:span><text:span text:style-name="_32_22">t</text:span><text:span text:style-name="_32_0">i</text:span><text:span text:style-name="_31_41">c</text:span><text:span text:style-name="_31_95">i</text:span><text:span text:style-name="_35_4">s</text:span><text:span text:style-name="_31_31">m</text:span><text:span text:style-name="_31_51"> </text:span><text:span text:style-name="_33_0">d</text:span><text:span text:style-name="_31_20">e</text:span><text:span text:style-name="_31_92">p</text:span><text:span text:style-name="_33_6">e</text:span><text:span text:style-name="_31_34">n</text:span><text:span text:style-name="_31_89">d</text:span><text:span text:style-name="_36_5">s</text:span><text:span text:style-name="_37_6"> </text:span><text:span text:style-name="_32_03">o</text:span><text:span text:style-name="_33_8">n</text:span><text:span text:style-name="_37_6"> </text:span><text:span text:style-name="_31_79">a</text:span><text:span text:style-name="_31_"> </text:span><text:span text:style-name="_31_16">c</text:span><text:span text:style-name="_31_77">o</text:span><text:span text:style-name="_35_3">n</text:span><text:span text:style-name="_31_19">f</text:span><text:span text:style-name="_32_25">u</text:span><text:span text:style-name="_35_1">s</text:span><text:span text:style-name="_31_46">i</text:span><text:span text:style-name="_32_10">o</text:span><text:span text:style-name="_35_7">n</text:span><text:span text:style-name="_37_6"> </text:span><text:span text:style-name="_32_01">b</text:span><text:span text:style-name="_33_0">e</text:span><text:span text:style-name="_31_40">t</text:span><text:span text:style-name="_31_85">w</text:span><text:span text:style-name="_35_4">e</text:span><text:span text:style-name="_31_34">e</text:span><text:span text:style-name="_32_24">n</text:span><text:span text:style-name="_31_"> </text:span><text:span text:style-name="_31_46">t</text:span><text:span text:style-name="_31_86">w</text:span><text:span text:style-name="_37_1">o</text:span><text:span text:style-name="_37_6"> </text:span><text:span text:style-name="_32_09">k</text:span><text:span text:style-name="_33_9">i</text:span><text:span text:style-name="_31_25">n</text:span><text:span text:style-name="_32_10">d</text:span><text:span text:style-name="_33_0">s</text:span><text:span text:style-name="_37_6"> </text:span><text:span text:style-name="_31_89">o</text:span><text:span text:style-name="_33_0">f</text:span><text:span text:style-name="_37_6"> </text:span><text:span text:style-name="_31_77">m</text:span><text:span text:style-name="_35_7">i</text:span><text:span text:style-name="_31_17">s</text:span><text:span text:style-name="_31_85">t</text:span><text:span text:style-name="_32_0">a</text:span><text:span text:style-name="_31_05">k</text:span><text:span text:style-name="_31_88">e</text:span><text:span text:style-name="_32_3">,</text:span><text:span text:style-name="_37_6"> </text:span><text:span text:style-name="_32_15">W</text:span><text:span text:style-name="_32_6">e</text:span><text:span text:style-name="_37_6"> </text:span><text:span text:style-name="_31_77">m</text:span><text:span text:style-name="_35_3">a</text:span><text:span text:style-name="_31_40">y</text:span><text:span text:style-name="_31_51"> </text:span><text:span text:style-name="_37_2">c</text:span><text:span text:style-name="_31_29">a</text:span><text:span text:style-name="_31_92">l</text:span><text:span text:style-name="_36_6">l</text:span><text:span text:style-name="_37_6"> </text:span><text:span text:style-name="_32_06">t</text:span><text:span text:style-name="_32_4">h</text:span><text:span text:style-name="_31_05">e</text:span><text:span text:style-name="_31_79">m</text:span><text:span text:style-name="_31_"> </text:span><text:span text:style-name="_31_19">"</text:span><text:span text:style-name="_31_89">e</text:span><text:span text:style-name="_32_0">r</text:span><text:span text:style-name="_31_20">r</text:span><text:span text:style-name="_31_88">o</text:span><text:span text:style-name="_37_5">r</text:span><text:span text:style-name="_31_19">s</text:span><text:span text:style-name="_31_51"> </text:span><text:span text:style-name="_34_5">o</text:span><text:span text:style-name="_31_25">f</text:span><text:span text:style-name="_31_51"> </text:span><text:span text:style-name="_37_5">f</text:span><text:span text:style-name="_31_31">u</text:span><text:span text:style-name="_31_80">n</text:span><text:span text:style-name="_32_1">c</text:span><text:span text:style-name="_31_01">t</text:span><text:span text:style-name="_31_79">i</text:span><text:span text:style-name="_32_3">o</text:span><text:span text:style-name="_31_31">n</text:span><text:span text:style-name="_32_03">i</text:span><text:span text:style-name="_35_6">n</text:span><text:span text:style-name="_31_19">g</text:span><text:span text:style-name="_32_25">"</text:span><text:span text:style-name="_31_"> </text:span><text:span text:style-name="_31_11">a</text:span><text:span text:style-name="_31_86">n</text:span><text:span text:style-name="_35_7">d</text:span><text:span text:style-name="_37_6"> </text:span><text:span text:style-name="_31_77">"</text:span><text:span text:style-name="_37_5">e</text:span><text:span text:style-name="_31_05">r</text:span><text:span text:style-name="_31_76">r</text:span><text:span text:style-name="_35_9">o</text:span><text:span text:style-name="_31_41">r</text:span><text:span text:style-name="_31_85">s</text:span><text:span text:style-name="_31_"> </text:span><text:span text:style-name="_31_02">o</text:span><text:span text:style-name="_32_18">f</text:span><text:span text:style-name="_31_"> </text:span><text:span text:style-name="_31_50">c</text:span><text:span text:style-name="_32_09">o</text:span><text:span text:style-name="_34_1">n</text:span><text:span text:style-name="_31_14">c</text:span><text:span text:style-name="_32_25">l</text:span><text:span text:style-name="_36_0">u</text:span><text:span text:style-name="_39_6">s</text:span><text:span text:style-name="_31_76">i</text:span><text:span text:style-name="_37_2">o</text:span><text:span text:style-name="_31_25">n</text:span><text:span text:style-name="_31_92">.</text:span><text:span text:style-name="_36_6">"</text:span><text:span text:style-name="_37_6"> </text:span><text:span text:style-name="_32_21">E</text:span><text:span text:style-name="_32_9">r</text:span><text:span text:style-name="_39_6">r</text:span><text:span text:style-name="_31_92">o</text:span><text:span text:style-name="_32_3">r</text:span><text:span text:style-name="_31_05">s</text:span><text:span text:style-name="_31_51"> </text:span><text:span text:style-name="_33_6">o</text:span><text:span text:style-name="_39_5">f</text:span><text:span text:style-name="_31_51"> </text:span><text:span text:style-name="_35_0">f</text:span><text:span text:style-name="_31_19">u</text:span><text:span text:style-name="_32_19">n</text:span><text:span text:style-name="_32_4">c</text:span><text:span text:style-name="_31_05">t</text:span><text:span text:style-name="_32_18">i</text:span><text:span text:style-name="_37_4">o</text:span><text:span text:style-name="_31_01">n</text:span><text:span text:style-name="_31_79">i</text:span><text:span text:style-name="_37_1">n</text:span><text:span text:style-name="_31_16">g</text:span><text:span text:style-name="_31_51"> </text:span><text:span text:style-name="_35_6">a</text:span><text:span text:style-name="_31_50">r</text:span><text:span text:style-name="_32_04">e</text:span><text:span text:style-name="_31_"> </text:span><text:span text:style-name="_31_47">d</text:span><text:span text:style-name="_31_92">u</text:span><text:span text:style-name="_33_8">e</text:span><text:span text:style-name="_37_6"> </text:span><text:span text:style-name="_31_76">t</text:span><text:span text:style-name="_32_9">o</text:span><text:span text:style-name="_37_6"> </text:span><text:span text:style-name="_31_86">s</text:span><text:span text:style-name="_33_6">o</text:span><text:span text:style-name="_31_43">m</text:span><text:span text:style-name="_31_80">e</text:span><text:span text:style-name="_31_"> </text:span><text:span text:style-name="_31_01">m</text:span><text:span text:style-name="_31_89">e</text:span><text:span text:style-name="_36_5">c</text:span><text:span text:style-name="_39_8">h</text:span><text:span text:style-name="_32_15">a</text:span><text:span text:style-name="_37_1">n</text:span><text:span text:style-name="_31_46">i</text:span><text:span text:style-name="_32_00">c</text:span><text:span text:style-name="_33_6">a</text:span><text:span text:style-name="_31_34">l</text:span><text:span text:style-name="_31_51"> </text:span><text:span text:style-name="_33_6">o</text:span><text:span text:style-name="_31_50">r</text:span><text:span text:style-name="_31_51"> </text:span><text:span text:style-name="_33_8">e</text:span><text:span text:style-name="_39_8">l</text:span><text:span text:style-name="_32_09">e</text:span><text:span text:style-name="_37_2">c</text:span><text:span text:style-name="_31_10">t</text:span><text:span text:style-name="_31_71">r</text:span><text:span text:style-name="_33_0">i</text:span><text:span text:style-name="_31_40">c</text:span><text:span text:style-name="_31_74">a</text:span><text:span text:style-name="_35_6">l</text:span><text:span text:style-name="_37_6"> </text:span><text:span text:style-name="_31_86">f</text:span><text:span text:style-name="_32_4">a</text:span><text:span text:style-name="_31_31">u</text:span><text:span text:style-name="_32_22">l</text:span><text:span text:style-name="_35_0">t</text:span><text:span text:style-name="_37_6"> </text:span><text:span text:style-name="_32_00">w</text:span><text:span text:style-name="_32_4">h</text:span><text:span text:style-name="_39_6">i</text:span><text:span text:style-name="_31_70">c</text:span><text:span text:style-name="_32_3">h</text:span><text:span text:style-name="_37_6"> </text:span><text:span text:style-name="_32_19">c</text:span><text:span text:style-name="_37_5">a</text:span><text:span text:style-name="_31_10">u</text:span><text:span text:style-name="_31_88">s</text:span><text:span text:style-name="_36_0">e</text:span><text:span text:style-name="_31_47">s</text:span><text:span text:style-name="_31_51"> </text:span><text:span text:style-name="_35_6">t</text:span><text:span text:style-name="_39_8">h</text:span><text:span text:style-name="_32_22">e</text:span><text:span text:style-name="_31_"> </text:span><text:span text:style-name="_31_19">m</text:span><text:span text:style-name="_32_15">a</text:span><text:span text:style-name="_36_8">c</text:span><text:span text:style-name="_31_34">h</text:span><text:span text:style-name="_31_70">i</text:span><text:span text:style-name="_33_8">n</text:span><text:span text:style-name="_31_10">e</text:span><text:span text:style-name="_31_51"> </text:span><text:span text:style-name="_32_7">t</text:span><text:span text:style-name="_31_20">o</text:span><text:span text:style-name="_31_51"> </text:span><text:span text:style-name="_35_7">b</text:span><text:span text:style-name="_31_25">e</text:span><text:span text:style-name="_31_95">h</text:span><text:span text:style-name="_33_5">a</text:span><text:span text:style-name="_31_13">v</text:span><text:span text:style-name="_32_25">e</text:span><text:span text:style-name="_31_"> </text:span><text:span text:style-name="_31_14">o</text:span><text:span text:style-name="_32_00">t</text:span><text:span text:style-name="_32_7">h</text:span><text:span text:style-name="_31_19">e</text:span><text:span text:style-name="_31_77">r</text:span><text:span text:style-name="_33_9">w</text:span><text:span text:style-name="_31_04">i</text:span><text:span text:style-name="_31_71">s</text:span><text:span text:style-name="_37_4">e</text:span><text:span text:style-name="_37_6"> </text:span><text:span text:style-name="_32_03">t</text:span><text:span text:style-name="_34_4">h</text:span><text:span text:style-name="_31_19">a</text:span><text:span text:style-name="_31_89">n</text:span><text:span text:style-name="_31_"> </text:span><text:span text:style-name="_31_35">i</text:span><text:span text:style-name="_31_70">t</text:span><text:span text:style-name="_31_"> </text:span><text:span text:style-name="_31_13">w</text:span><text:span text:style-name="_32_09">a</text:span><text:span text:style-name="_37_4">s</text:span><text:span text:style-name="_37_6"> </text:span><text:span text:style-name="_32_22">d</text:span><text:span text:style-name="_37_2">e</text:span><text:span text:style-name="_31_02">s</text:span><text:span text:style-name="_31_73">i</text:span><text:span text:style-name="_32_7">g</text:span><text:span text:style-name="_31_20">n</text:span><text:span text:style-name="_31_91">e</text:span><text:span text:style-name="_36_0">d</text:span><text:span text:style-name="_37_6"> </text:span><text:span text:style-name="_31_79">t</text:span><text:span text:style-name="_33_9">o</text:span><text:span text:style-name="_37_6"> </text:span><text:span text:style-name="_31_85">d</text:span><text:span text:style-name="_32_7">o</text:span><text:span text:style-name="_31_14">.</text:span><text:span text:style-name="_31_51"> </text:span><text:span text:style-name="_36_0">I</text:span><text:span text:style-name="_31_10">n</text:span><text:span text:style-name="_31_51"> </text:span><text:span text:style-name="_33_6">p</text:span><text:span text:style-name="_31_41">h</text:span><text:span text:style-name="_32_01">i</text:span><text:span text:style-name="_33_6">l</text:span><text:span text:style-name="_31_46">o</text:span><text:span text:style-name="_31_95">s</text:span><text:span text:style-name="_32_4">o</text:span><text:span text:style-name="_31_10">p</text:span><text:span text:style-name="_31_79">h</text:span><text:span text:style-name="_32_4">i</text:span><text:span text:style-name="_31_34">c</text:span><text:span text:style-name="_31_92">a</text:span><text:span text:style-name="_36_8">l</text:span><text:span text:style-name="_37_6"> </text:span><text:span text:style-name="_31_76">d</text:span><text:span text:style-name="_34_5">i</text:span><text:span text:style-name="_31_01">s</text:span><text:span text:style-name="_31_79">c</text:span><text:span text:style-name="_36_6">u</text:span><text:span text:style-name="_31_10">s</text:span><text:span text:style-name="_31_94">s</text:span><text:span text:style-name="_36_6">i</text:span><text:span text:style-name="_31_16">o</text:span><text:span text:style-name="_31_86">n</text:span><text:span text:style-name="_32_3">s</text:span><text:span text:style-name="_37_6"> </text:span><text:span text:style-name="_32_15">o</text:span><text:span text:style-name="_35_1">n</text:span><text:span text:style-name="_31_44">e</text:span><text:span text:style-name="_31_51"> </text:span><text:span text:style-name="_32_4">l</text:span><text:span text:style-name="_31_20">i</text:span><text:span text:style-name="_31_74">k</text:span><text:span text:style-name="_32_1">e</text:span><text:span text:style-name="_31_20">s</text:span><text:span text:style-name="_31_51"> </text:span><text:span text:style-name="_35_6">t</text:span><text:span text:style-name="_31_20">o</text:span><text:span text:style-name="_31_51"> </text:span><text:span text:style-name="_37_1">i</text:span><text:span text:style-name="_31_25">g</text:span><text:span text:style-name="_32_21">n</text:span><text:span text:style-name="_32_7">o</text:span><text:span text:style-name="_31_50">r</text:span><text:span text:style-name="_32_19">e</text:span><text:span text:style-name="_31_"> </text:span><text:span text:style-name="_31_28">t</text:span><text:span text:style-name="_32_21">h</text:span><text:span text:style-name="_37_4">e</text:span><text:span text:style-name="_37_6"> </text:span><text:span text:style-name="_32_21">p</text:span><text:span text:style-name="_34_5">o</text:span><text:span text:style-name="_31_49">s</text:span><text:span text:style-name="_31_74">s</text:span><text:span text:style-name="_37_5">i</text:span><text:span text:style-name="_31_20">b</text:span><text:span text:style-name="_31_73">i</text:span><text:span text:style-name="_35_1">l</text:span><text:span text:style-name="_31_46">i</text:span><text:span text:style-name="_31_89">t</text:span><text:span text:style-name="_33_8">y</text:span><text:span text:style-name="_37_6"> </text:span><text:span text:style-name="_32_18">o</text:span><text:span text:style-name="_32_1">f</text:span><text:span text:style-name="_37_6"> </text:span><text:span text:style-name="_31_71">s</text:span><text:span text:style-name="_36_9">u</text:span><text:span text:style-name="_31_25">c</text:span><text:span text:style-name="_32_24">h</text:span><text:span text:style-name="_31_"> </text:span><text:span text:style-name="_31_19">e</text:span><text:span text:style-name="_32_10">r</text:span><text:span text:style-name="_33_6">r</text:span><text:span text:style-name="_31_47">o</text:span><text:span text:style-name="_32_15">r</text:span><text:span text:style-name="_32_4">s</text:span><text:span text:style-name="_31_40">;</text:span><text:span text:style-name="_31_51"> </text:span><text:span text:style-name="_33_5">o</text:span><text:span text:style-name="_31_26">n</text:span><text:span text:style-name="_31_85">e</text:span><text:span text:style-name="_31_"> </text:span><text:span text:style-name="_31_44">i</text:span><text:span text:style-name="_31_73">s</text:span><text:span text:style-name="_31_"> </text:span><text:span text:style-name="_31_01">t</text:span><text:span text:style-name="_32_03">h</text:span><text:span text:style-name="_35_6">e</text:span><text:span text:style-name="_31_28">r</text:span><text:span text:style-name="_31_92">e</text:span><text:span text:style-name="_32_3">f</text:span><text:span text:style-name="_31_11">o</text:span><text:span text:style-name="_31_77">r</text:span><text:span text:style-name="_33_0">e</text:span><text:span text:style-name="_37_6"> </text:span><text:span text:style-name="_31_76">d</text:span><text:span text:style-name="_32_1">i</text:span><text:span text:style-name="_31_31">s</text:span><text:span text:style-name="_32_01">c</text:span><text:span text:style-name="_32_6">u</text:span><text:span text:style-name="_31_17">s</text:span><text:span text:style-name="_31_80">s</text:span><text:span text:style-name="_32_4">i</text:span><text:span text:style-name="_31_28">n</text:span><text:span text:style-name="_31_71">g</text:span><text:span text:style-name="_31_"> </text:span><text:span text:style-name="_39_5">"</text:span><text:span text:style-name="_32_00">a</text:span><text:span text:style-name="_37_2">b</text:span><text:span text:style-name="_31_50">s</text:span><text:span text:style-name="_32_06">t</text:span><text:span text:style-name="_37_2">r</text:span><text:span text:style-name="_31_43">a</text:span><text:span text:style-name="_31_88">c</text:span><text:span text:style-name="_36_9">t</text:span><text:span text:style-name="_37_6"> </text:span><text:span text:style-name="_32_01">m</text:span><text:span text:style-name="_36_0">a</text:span><text:span text:style-name="_31_32">c</text:span><text:span text:style-name="_32_16">h</text:span><text:span text:style-name="_34_2">i</text:span><text:span text:style-name="_31_04">n</text:span><text:span text:style-name="_31_94">e</text:span><text:span text:style-name="_35_9">s</text:span><text:span text:style-name="_31_31">.</text:span><text:span text:style-name="_31_92">"</text:span><text:span text:style-name="_31_"> </text:span><text:span text:style-name="_31_13">T</text:span><text:span text:style-name="_32_09">h</text:span><text:span text:style-name="_35_6">e</text:span><text:span text:style-name="_31_28">s</text:span><text:span text:style-name="_32_06">e</text:span><text:span text:style-name="_31_"> </text:span><text:span text:style-name="_31_44">a</text:span><text:span text:style-name="_32_21">b</text:span><text:span text:style-name="_32_6">s</text:span><text:span text:style-name="_31_20">t</text:span><text:span text:style-name="_31_89">r</text:span><text:span text:style-name="_34_1">a</text:span><text:span text:style-name="_31_28">c</text:span><text:span text:style-name="_31_77">t</text:span><text:span text:style-name="_31_"> </text:span><text:span text:style-name="_31_47">m</text:span><text:span text:style-name="_32_06">a</text:span><text:span text:style-name="_34_2">c</text:span><text:span text:style-name="_31_11">h</text:span><text:span text:style-name="_31_88">i</text:span><text:span text:style-name="_32_9">n</text:span><text:span text:style-name="_31_02">e</text:span><text:span text:style-name="_31_76">s</text:span><text:span text:style-name="_31_"> </text:span><text:span text:style-name="_31_49">a</text:span><text:span text:style-name="_31_76">r</text:span><text:span text:style-name="_33_5">e</text:span><text:span text:style-name="_37_6"> </text:span><text:span text:style-name="_31_79">m</text:span><text:span text:style-name="_35_9">a</text:span><text:span text:style-name="_39_5">t</text:span><text:span text:style-name="_32_18">h</text:span><text:span text:style-name="_35_6">e</text:span><text:span text:style-name="_31_28">m</text:span><text:span text:style-name="_31_73">a</text:span><text:span text:style-name="_35_9">t</text:span><text:span text:style-name="_31_05">i</text:span><text:span text:style-name="_31_70">c</text:span><text:span text:style-name="_37_5">a</text:span><text:span text:style-name="_31_02">l</text:span><text:span text:style-name="_31_51"> </text:span><text:span text:style-name="_34_2">f</text:span><text:span text:style-name="_31_25">i</text:span><text:span text:style-name="_31_77">c</text:span><text:span text:style-name="_33_9">t</text:span><text:span text:style-name="_31_25">i</text:span><text:span text:style-name="_32_10">o</text:span><text:span text:style-name="_36_0">n</text:span><text:span text:style-name="_31_16">s</text:span><text:span text:style-name="_31_51"> </text:span><text:span text:style-name="_37_2">r</text:span><text:span text:style-name="_31_47">a</text:span><text:span text:style-name="_31_80">t</text:span><text:span text:style-name="_36_6">h</text:span><text:span text:style-name="_31_05">e</text:span><text:span text:style-name="_32_09">r</text:span><text:span text:style-name="_31_"> </text:span><text:span text:style-name="_31_44">t</text:span><text:span text:style-name="_31_92">h</text:span><text:span text:style-name="_36_6">a</text:span><text:span text:style-name="_31_02">n</text:span><text:span text:style-name="_31_51"> </text:span><text:span text:style-name="_32_1">p</text:span><text:span text:style-name="_31_34">h</text:span><text:span text:style-name="_32_24">y</text:span><text:span text:style-name="_32_6">s</text:span><text:span text:style-name="_31_05">i</text:span><text:span text:style-name="_31_70">c</text:span><text:span text:style-name="_36_6">a</text:span><text:span text:style-name="_31_05">l</text:span><text:span text:style-name="_31_51"> </text:span><text:span text:style-name="_34_1">o</text:span><text:span text:style-name="_31_50">b</text:span><text:span text:style-name="_31_88">j</text:span><text:span text:style-name="_35_7">e</text:span><text:span text:style-name="_31_47">c</text:span><text:span text:style-name="_32_10">t</text:span><text:span text:style-name="_34_2">s</text:span><text:span text:style-name="_31_43">.</text:span><text:span text:style-name="_31_51"> </text:span><text:span text:style-name="_37_5">B</text:span><text:span text:style-name="_31_29">y</text:span><text:span text:style-name="_31_51"> </text:span><text:span text:style-name="_36_9">d</text:span><text:span text:style-name="_39_8">e</text:span><text:span text:style-name="_31_85">f</text:span><text:span text:style-name="_35_4">i</text:span><text:span text:style-name="_31_16">n</text:span><text:span text:style-name="_31_85">i</text:span><text:span text:style-name="_36_5">t</text:span><text:span text:style-name="_31_50">i</text:span><text:span text:style-name="_31_76">o</text:span><text:span text:style-name="_37_1">n</text:span><text:span text:style-name="_37_6"> </text:span><text:span text:style-name="_32_19">t</text:span><text:span text:style-name="_35_9">h</text:span><text:span text:style-name="_31_29">e</text:span><text:span text:style-name="_32_07">y</text:span><text:span text:style-name="_31_"> </text:span><text:span text:style-name="_39_5">a</text:span><text:span text:style-name="_32_00">r</text:span><text:span text:style-name="_33_9">e</text:span><text:span text:style-name="_37_6"> </text:span><text:span text:style-name="_32_16">i</text:span><text:span text:style-name="_33_0">n</text:span><text:span text:style-name="_31_34">c</text:span><text:span text:style-name="_32_18">a</text:span><text:span text:style-name="_34_4">p</text:span><text:span text:style-name="_31_44">a</text:span><text:span text:style-name="_32_06">b</text:span><text:span text:style-name="_35_9">l</text:span><text:span text:style-name="_39_5">e</text:span><text:span text:style-name="_31_51"> </text:span><text:span text:style-name="_35_1">o</text:span><text:span text:style-name="_31_19">f</text:span><text:span text:style-name="_31_51"> </text:span><text:span text:style-name="_37_1">e</text:span><text:span text:style-name="_31_41">r</text:span><text:span text:style-name="_32_22">r</text:span><text:span text:style-name="_37_5">o</text:span><text:span text:style-name="_39_6">r</text:span><text:span text:style-name="_31_89">s</text:span><text:span text:style-name="_31_"> </text:span><text:span text:style-name="_31_11">o</text:span><text:span text:style-name="_31_88">f</text:span><text:span text:style-name="_31_"> </text:span><text:span text:style-name="_39_8">f</text:span><text:span text:style-name="_32_16">u</text:span><text:span text:style-name="_33_5">n</text:span><text:span text:style-name="_31_43">c</text:span><text:span text:style-name="_31_92">t</text:span><text:span text:style-name="_35_9">i</text:span><text:span text:style-name="_31_05">o</text:span><text:span text:style-name="_32_00">n</text:span><text:span text:style-name="_33_8">i</text:span><text:span text:style-name="_31_17">n</text:span><text:span text:style-name="_32_01">g</text:span><text:span text:style-name="_37_1">.</text:span><text:span text:style-name="_37_6"> </text:span><text:span text:style-name="_32_19">I</text:span><text:span text:style-name="_35_9">n</text:span><text:span text:style-name="_37_6"> </text:span><text:span text:style-name="_32_25">t</text:span><text:span text:style-name="_35_9">h</text:span><text:span text:style-name="_31_16">i</text:span><text:span text:style-name="_31_74">s</text:span><text:span text:style-name="_31_"> </text:span><text:span text:style-name="_31_14">s</text:span><text:span text:style-name="_32_24">e</text:span><text:span text:style-name="_35_3">n</text:span><text:span text:style-name="_31_02">s</text:span><text:span text:style-name="_31_91">e</text:span><text:span text:style-name="_31_"> </text:span><text:span text:style-name="_31_44">w</text:span><text:span text:style-name="_32_07">e</text:span><text:span text:style-name="_31_"> </text:span><text:span text:style-name="_39_6">c</text:span><text:span text:style-name="_31_92">a</text:span><text:span text:style-name="_35_3">n</text:span><text:span text:style-name="_37_6"> </text:span><text:span text:style-name="_32_06">t</text:span><text:span text:style-name="_32_6">r</text:span><text:span text:style-name="_31_14">u</text:span><text:span text:style-name="_32_24">l</text:span><text:span text:style-name="_35_9">y</text:span><text:span text:style-name="_37_6"> </text:span><text:span text:style-name="_32_09">s</text:span><text:span text:style-name="_33_6">a</text:span><text:span text:style-name="_31_43">y</text:span><text:span text:style-name="_31_51"> </text:span><text:span text:style-name="_35_3">t</text:span><text:span text:style-name="_31_10">h</text:span><text:span text:style-name="_31_71">a</text:span><text:span text:style-name="_35_0">t</text:span><text:span text:style-name="_37_6"> </text:span><text:span text:style-name="_32_15">"</text:span><text:span text:style-name="_33_9">m</text:span><text:span text:style-name="_31_29">a</text:span><text:span text:style-name="_31_79">c</text:span><text:span text:style-name="_34_1">h</text:span><text:span text:style-name="_31_31">i</text:span><text:span text:style-name="_31_79">n</text:span><text:span text:style-name="_34_4">e</text:span><text:span text:style-name="_31_44">s</text:span><text:span text:style-name="_31_51"> </text:span><text:span text:style-name="_37_5">c</text:span><text:span text:style-name="_31_49">a</text:span><text:span text:style-name="_32_16">n</text:span><text:span text:style-name="_31_"> </text:span><text:span text:style-name="_31_16">n</text:span><text:span text:style-name="_32_07">e</text:span><text:span text:style-name="_37_2">v</text:span><text:span text:style-name="_31_11">e</text:span><text:span text:style-name="_32_18">r</text:span><text:span text:style-name="_31_"> </text:span><text:span text:style-name="_31_28">m</text:span><text:span text:style-name="_32_09">a</text:span><text:span text:style-name="_32_1">k</text:span><text:span text:style-name="_31_35">e</text:span><text:span text:style-name="_31_51"> </text:span><text:span text:style-name="_36_8">m</text:span><text:span text:style-name="_31_32">i</text:span><text:span text:style-name="_31_76">s</text:span><text:span text:style-name="_37_4">t</text:span><text:span text:style-name="_39_5">a</text:span><text:span text:style-name="_32_09">k</text:span><text:span text:style-name="_33_0">e</text:span><text:span text:style-name="_31_10">s</text:span><text:span text:style-name="_32_10">.</text:span><text:span text:style-name="_36_8">"</text:span><text:span text:style-name="_37_6"> </text:span><text:span text:style-name="_31_77">E</text:span><text:span text:style-name="_33_9">r</text:span><text:span text:style-name="_31_49">r</text:span><text:span text:style-name="_32_09">o</text:span><text:span text:style-name="_32_3">r</text:span><text:span text:style-name="_39_6">s</text:span><text:span text:style-name="_31_51"> </text:span><text:span text:style-name="_35_3">o</text:span><text:span text:style-name="_31_50">f</text:span><text:span text:style-name="_31_51"> </text:span><text:span text:style-name="_32_4">c</text:span><text:span text:style-name="_31_05">o</text:span><text:span text:style-name="_31_86">n</text:span><text:span text:style-name="_34_5">c</text:span><text:span text:style-name="_31_43">l</text:span><text:span text:style-name="_31_85">u</text:span><text:span text:style-name="_37_4">s</text:span><text:span text:style-name="_31_14">i</text:span><text:span text:style-name="_31_80">o</text:span><text:span text:style-name="_34_4">n</text:span><text:span text:style-name="_37_6"> </text:span><text:span text:style-name="_32_22">c</text:span><text:span text:style-name="_35_0">a</text:span><text:span text:style-name="_31_02">n</text:span><text:span text:style-name="_31_51"> </text:span><text:span text:style-name="_36_6">o</text:span><text:span text:style-name="_31_34">n</text:span><text:span text:style-name="_31_91">l</text:span><text:span text:style-name="_32_4">y</text:span><text:span text:style-name="_37_6"> </text:span><text:span text:style-name="_32_15">a</text:span><text:span text:style-name="_32_7">r</text:span><text:span text:style-name="_31_41">i</text:span><text:span text:style-name="_32_15">s</text:span><text:span text:style-name="_33_8">e</text:span><text:span text:style-name="_37_6"> </text:span><text:span text:style-name="_31_71">w</text:span><text:span text:style-name="_34_1">h</text:span><text:span text:style-name="_31_04">e</text:span><text:span text:style-name="_31_74">n</text:span><text:span text:style-name="_31_"> </text:span><text:span text:style-name="_31_49">s</text:span><text:span text:style-name="_31_89">o</text:span><text:span text:style-name="_32_9">m</text:span><text:span text:style-name="_31_05">e</text:span><text:span text:style-name="_31_51"> </text:span><text:span text:style-name="_36_8">m</text:span><text:span text:style-name="_39_5">e</text:span><text:span text:style-name="_32_01">a</text:span><text:span text:style-name="_35_4">n</text:span><text:span text:style-name="_31_10">i</text:span><text:span text:style-name="_31_79">n</text:span><text:span text:style-name="_35_4">g</text:span><text:span text:style-name="_37_6"> </text:span><text:span text:style-name="_31_95">i</text:span><text:span text:style-name="_37_4">s</text:span><text:span text:style-name="_37_6"> </text:span><text:span text:style-name="_31_91">a</text:span><text:span text:style-name="_34_1">t</text:span><text:span text:style-name="_31_02">t</text:span><text:span text:style-name="_32_03">a</text:span><text:span text:style-name="_36_6">c</text:span><text:span text:style-name="_31_04">h</text:span><text:span text:style-name="_31_73">e</text:span><text:span text:style-name="_32_1">d</text:span><text:span text:style-name="_37_6"> </text:span><text:span text:style-name="_31_73">t</text:span><text:span text:style-name="_37_1">o</text:span><text:span text:style-name="_37_6"> </text:span><text:span text:style-name="_31_79">t</text:span><text:span text:style-name="_33_0">h</text:span><text:span text:style-name="_31_25">e</text:span><text:span text:style-name="_31_51"> </text:span><text:span text:style-name="_32_7">o</text:span><text:span text:style-name="_31_26">u</text:span><text:span text:style-name="_31_95">t</text:span><text:span text:style-name="_36_8">p</text:span><text:span text:style-name="_31_16">u</text:span><text:span text:style-name="_32_10">t</text:span><text:span text:style-name="_31_"> </text:span><text:span text:style-name="_31_46">s</text:span><text:span text:style-name="_32_16">i</text:span><text:span text:style-name="_35_9">g</text:span><text:span text:style-name="_39_9">n</text:span><text:span text:style-name="_31_70">a</text:span><text:span text:style-name="_32_9">l</text:span><text:span text:style-name="_31_46">s</text:span><text:span text:style-name="_31_51"> </text:span><text:span text:style-name="_35_3">f</text:span><text:span text:style-name="_31_25">r</text:span><text:span text:style-name="_32_25">o</text:span><text:span text:style-name="_37_5">m</text:span><text:span text:style-name="_37_6"> </text:span><text:span text:style-name="_31_85">t</text:span><text:span text:style-name="_37_5">h</text:span><text:span text:style-name="_31_11">e</text:span><text:span text:style-name="_31_51"> </text:span><text:span text:style-name="_32_6">m</text:span><text:span text:style-name="_31_17">a</text:span><text:span text:style-name="_32_03">c</text:span><text:span text:style-name="_36_5">h</text:span><text:span text:style-name="_31_41">i</text:span><text:span text:style-name="_32_01">n</text:span><text:span text:style-name="_32_7">e</text:span><text:span text:style-name="_31_17">.</text:span><text:span text:style-name="_31_51"> </text:span><text:span text:style-name="_33_6">T</text:span><text:span text:style-name="_31_43">h</text:span><text:span text:style-name="_31_92">e</text:span><text:span text:style-name="_31_"> </text:span><text:span text:style-name="_31_26">m</text:span><text:span text:style-name="_32_07">a</text:span><text:span text:style-name="_32_6">c</text:span><text:span text:style-name="_31_16">h</text:span><text:span text:style-name="_32_25">i</text:span><text:span text:style-name="_37_2">n</text:span><text:span text:style-name="_39_9">e</text:span><text:span text:style-name="_31_51"> </text:span><text:span text:style-name="_37_1">m</text:span><text:span text:style-name="_31_20">i</text:span><text:span text:style-name="_31_92">g</text:span><text:span text:style-name="_32_0">h</text:span><text:span text:style-name="_31_16">t</text:span><text:span text:style-name="_32_25">,</text:span><text:span text:style-name="_31_"> </text:span><text:span text:style-name="_31_47">f</text:span><text:span text:style-name="_31_88">o</text:span><text:span text:style-name="_32_9">r</text:span><text:span text:style-name="_37_6"> </text:span><text:span text:style-name="_32_00">i</text:span><text:span text:style-name="_36_5">n</text:span><text:span text:style-name="_31_47">s</text:span><text:span text:style-name="_32_19">t</text:span><text:span text:style-name="_33_5">a</text:span><text:span text:style-name="_31_46">n</text:span><text:span text:style-name="_31_77">c</text:span><text:span text:style-name="_32_9">e</text:span><text:span text:style-name="_31_14">,</text:span><text:span text:style-name="_31_51"> </text:span><text:span text:style-name="_35_4">t</text:span><text:span text:style-name="_31_11">y</text:span><text:span text:style-name="_31_79">p</text:span><text:span text:style-name="_35_1">e</text:span><text:span text:style-name="_37_6"> </text:span><text:span text:style-name="_31_71">o</text:span><text:span text:style-name="_37_2">u</text:span><text:span text:style-name="_31_02">t</text:span><text:span text:style-name="_31_51"> </text:span><text:span text:style-name="_36_8">m</text:span><text:span text:style-name="_31_05">a</text:span><text:span text:style-name="_32_03">t</text:span><text:span text:style-name="_35_4">h</text:span><text:span text:style-name="_31_35">e</text:span><text:span text:style-name="_31_94">m</text:span><text:span text:style-name="_37_2">a</text:span><text:span text:style-name="_31_40">t</text:span><text:span text:style-name="_32_19">i</text:span><text:span text:style-name="_36_5">c</text:span><text:span text:style-name="_31_01">a</text:span><text:span text:style-name="_32_07">l</text:span><text:span text:style-name="_31_"> </text:span><text:span text:style-name="_31_05">e</text:span><text:span text:style-name="_32_00">q</text:span><text:span text:style-name="_34_1">u</text:span><text:span text:style-name="_31_10">a</text:span><text:span text:style-name="_32_07">t</text:span><text:span text:style-name="_35_4">i</text:span><text:span text:style-name="_31_31">o</text:span><text:span text:style-name="_31_92">n</text:span><text:span text:style-name="_33_0">s</text:span><text:span text:style-name="_31_32">,</text:span><text:span text:style-name="_31_51"> </text:span><text:span text:style-name="_35_3">o</text:span><text:span text:style-name="_31_10">r</text:span><text:span text:style-name="_31_51"> </text:span><text:span text:style-name="_37_2">s</text:span><text:span text:style-name="_31_01">e</text:span><text:span text:style-name="_31_88">n</text:span><text:span text:style-name="_35_4">t</text:span><text:span text:style-name="_31_28">e</text:span><text:span text:style-name="_31_74">n</text:span><text:span text:style-name="_35_0">c</text:span><text:span text:style-name="_31_20">e</text:span><text:span text:style-name="_32_19">s</text:span><text:span text:style-name="_31_"> </text:span><text:span text:style-name="_31_28">i</text:span><text:span text:style-name="_31_70">n</text:span><text:span text:style-name="_31_"> </text:span><text:span text:style-name="_31_17">E</text:span><text:span text:style-name="_32_00">n</text:span><text:span text:style-name="_32_6">g</text:span><text:span text:style-name="_31_04">l</text:span><text:span text:style-name="_31_86">i</text:span><text:span text:style-name="_32_6">s</text:span><text:span text:style-name="_39_6">h</text:span><text:span text:style-name="_31_79">.</text:span><text:span text:style-name="_31_"> </text:span><text:span text:style-name="_31_41">W</text:span><text:span text:style-name="_32_21">h</text:span><text:span text:style-name="_37_2">e</text:span><text:span text:style-name="_31_25">n</text:span><text:span text:style-name="_31_51"> </text:span><text:span text:style-name="_35_1">a</text:span><text:span text:style-name="_37_6"> </text:span><text:span text:style-name="_31_79">f</text:span><text:span text:style-name="_37_4">a</text:span><text:span text:style-name="_31_31">l</text:span><text:span text:style-name="_32_07">s</text:span><text:span text:style-name="_32_4">e</text:span><text:span text:style-name="_37_6"> </text:span><text:span text:style-name="_31_71">p</text:span><text:span text:style-name="_32_6">r</text:span><text:span text:style-name="_31_17">o</text:span><text:span text:style-name="_31_79">p</text:span><text:span text:style-name="_36_0">o</text:span><text:span text:style-name="_31_32">s</text:span><text:span text:style-name="_32_04">i</text:span><text:span text:style-name="_33_8">t</text:span><text:span text:style-name="_31_50">i</text:span><text:span text:style-name="_32_21">o</text:span><text:span text:style-name="_35_4">n</text:span><text:span text:style-name="_37_6"> </text:span><text:span text:style-name="_32_07">i</text:span><text:span text:style-name="_35_4">s</text:span><text:span text:style-name="_37_6"> </text:span><text:span text:style-name="_31_76">t</text:span><text:span text:style-name="_33_9">y</text:span><text:span text:style-name="_31_44">p</text:span><text:span text:style-name="_32_24">e</text:span><text:span text:style-name="_33_5">d</text:span><text:span text:style-name="_37_6"> </text:span><text:span text:style-name="_31_76">w</text:span><text:span text:style-name="_32_0">e</text:span><text:span text:style-name="_37_6"> </text:span><text:span text:style-name="_31_85">s</text:span><text:span text:style-name="_34_1">a</text:span><text:span text:style-name="_39_6">y</text:span><text:span text:style-name="_31_51"> </text:span><text:span text:style-name="_33_8">t</text:span><text:span text:style-name="_31_35">h</text:span><text:span text:style-name="_32_18">a</text:span><text:span text:style-name="_37_5">t</text:span><text:span text:style-name="_37_6"> </text:span><text:span text:style-name="_31_71">t</text:span><text:span text:style-name="_33_8">h</text:span><text:span text:style-name="_31_41">e</text:span><text:span text:style-name="_31_51"> </text:span><text:span text:style-name="_37_5">m</text:span><text:span text:style-name="_31_05">a</text:span><text:span text:style-name="_31_80">c</text:span><text:span text:style-name="_36_5">h</text:span><text:span text:style-name="_31_28">i</text:span><text:span text:style-name="_31_85">n</text:span><text:span text:style-name="_35_6">e</text:span><text:span text:style-name="_37_6"> </text:span><text:span text:style-name="_32_09">h</text:span><text:span text:style-name="_32_4">a</text:span><text:span text:style-name="_31_19">s</text:span><text:span text:style-name="_31_51"> </text:span><text:span text:style-name="_36_8">c</text:span><text:span text:style-name="_31_46">o</text:span><text:span text:style-name="_32_06">m</text:span><text:span text:style-name="_32_1">m</text:span><text:span text:style-name="_31_13">i</text:span><text:span text:style-name="_32_00">t</text:span><text:span text:style-name="_37_5">t</text:span><text:span text:style-name="_31_26">e</text:span><text:span text:style-name="_31_76">d</text:span><text:span text:style-name="_31_"> </text:span><text:span text:style-name="_31_34">a</text:span><text:span text:style-name="_31_74">n</text:span><text:span text:style-name="_31_"> </text:span><text:span text:style-name="_31_49">e</text:span><text:span text:style-name="_32_22">r</text:span><text:span text:style-name="_32_1">r</text:span><text:span text:style-name="_31_05">o</text:span><text:span text:style-name="_31_89">r</text:span><text:span text:style-name="_31_"> </text:span><text:span text:style-name="_31_04">o</text:span><text:span text:style-name="_32_21">f</text:span><text:span text:style-name="_31_"> </text:span><text:span text:style-name="_31_40">c</text:span><text:span text:style-name="_32_07">o</text:span><text:span text:style-name="_32_9">n</text:span><text:span text:style-name="_31_13">c</text:span><text:span text:style-name="_31_71">l</text:span><text:span text:style-name="_37_1">u</text:span><text:span text:style-name="_31_05">s</text:span><text:span text:style-name="_31_76">i</text:span><text:span text:style-name="_32_6">o</text:span><text:span text:style-name="_31_19">n</text:span><text:span text:style-name="_31_79">.</text:span><text:span text:style-name="_31_"> </text:span><text:span text:style-name="_31_41">T</text:span><text:span text:style-name="_31_92">h</text:span><text:span text:style-name="_36_6">e</text:span><text:span text:style-name="_31_31">r</text:span><text:span text:style-name="_32_04">e</text:span><text:span text:style-name="_31_"> </text:span><text:span text:style-name="_31_13">i</text:span><text:span text:style-name="_31_94">s</text:span><text:span text:style-name="_31_"> </text:span><text:span text:style-name="_31_49">c</text:span><text:span text:style-name="_32_19">l</text:span><text:span text:style-name="_37_5">e</text:span><text:span text:style-name="_31_43">a</text:span><text:span text:style-name="_32_07">r</text:span><text:span text:style-name="_36_9">l</text:span><text:span text:style-name="_31_41">y</text:span><text:span text:style-name="_31_51"> </text:span><text:span text:style-name="_34_2">n</text:span><text:span text:style-name="_31_05">o</text:span><text:span text:style-name="_31_51"> </text:span><text:span text:style-name="_37_1">r</text:span><text:span text:style-name="_31_28">e</text:span><text:span text:style-name="_32_15">a</text:span><text:span text:style-name="_37_1">s</text:span><text:span text:style-name="_31_28">o</text:span><text:span text:style-name="_31_73">n</text:span><text:span text:style-name="_31_"> </text:span><text:span text:style-name="_31_16">a</text:span><text:span text:style-name="_32_06">t</text:span><text:span text:style-name="_31_"> </text:span><text:span text:style-name="_31_10">a</text:span><text:span text:style-name="_31_95">l</text:span><text:span text:style-name="_33_9">l</text:span><text:span text:style-name="_37_6"> </text:span><text:span text:style-name="_32_07">f</text:span><text:span text:style-name="_36_9">o</text:span><text:span text:style-name="_31_31">r</text:span><text:span text:style-name="_31_51"> </text:span><text:span text:style-name="_32_3">s</text:span><text:span text:style-name="_31_16">a</text:span><text:span text:style-name="_31_71">y</text:span><text:span text:style-name="_33_6">i</text:span><text:span text:style-name="_31_31">n</text:span><text:span text:style-name="_31_77">g</text:span><text:span text:style-name="_31_"> </text:span><text:span text:style-name="_31_14">t</text:span><text:span text:style-name="_32_04">h</text:span><text:span text:style-name="_32_3">a</text:span><text:span text:style-name="_31_35">t</text:span><text:span text:style-name="_31_51"> </text:span><text:span text:style-name="_35_0">a</text:span><text:span text:style-name="_37_6"> </text:span><text:span text:style-name="_32_22">m</text:span><text:span text:style-name="_36_5">a</text:span><text:span text:style-name="_39_5">c</text:span><text:span text:style-name="_32_03">h</text:span><text:span text:style-name="_32_1">i</text:span><text:span text:style-name="_31_13">n</text:span><text:span text:style-name="_32_04">e</text:span><text:span text:style-name="_31_"> </text:span><text:span text:style-name="_31_10">c</text:span><text:span text:style-name="_32_10">a</text:span><text:span text:style-name="_32_0">n</text:span><text:span text:style-name="_31_26">n</text:span><text:span text:style-name="_32_24">o</text:span><text:span text:style-name="_33_9">t</text:span><text:span text:style-name="_37_6"> </text:span><text:span text:style-name="_31_91">m</text:span><text:span text:style-name="_36_6">a</text:span><text:span text:style-name="_31_01">k</text:span><text:span text:style-name="_31_91">e</text:span><text:span text:style-name="_31_"> </text:span><text:span text:style-name="_31_02">t</text:span><text:span text:style-name="_32_22">h</text:span><text:span text:style-name="_37_2">i</text:span><text:span text:style-name="_31_41">s</text:span><text:span text:style-name="_31_51"> </text:span><text:span text:style-name="_35_4">k</text:span><text:span text:style-name="_31_04">i</text:span><text:span text:style-name="_32_22">n</text:span><text:span text:style-name="_32_9">d</text:span><text:span text:style-name="_37_6"> </text:span><text:span text:style-name="_31_73">o</text:span><text:span text:style-name="_32_6">f</text:span><text:span text:style-name="_37_6"> </text:span><text:span text:style-name="_32_01">m</text:span><text:span text:style-name="_32_6">i</text:span><text:span text:style-name="_31_35">s</text:span><text:span text:style-name="_31_71">t</text:span><text:span text:style-name="_35_6">a</text:span><text:span text:style-name="_31_46">k</text:span><text:span text:style-name="_32_18">e</text:span><text:span text:style-name="_34_2">.</text:span><text:span text:style-name="_37_6"> </text:span><text:span text:style-name="_32_18">I</text:span><text:span text:style-name="_35_9">t</text:span><text:span text:style-name="_37_6"> </text:span><text:span text:style-name="_32_24">m</text:span><text:span text:style-name="_34_2">i</text:span><text:span text:style-name="_31_25">g</text:span><text:span text:style-name="_32_09">h</text:span><text:span text:style-name="_32_3">t</text:span><text:span text:style-name="_37_6"> </text:span><text:span text:style-name="_31_80">d</text:span><text:span text:style-name="_37_1">o</text:span><text:span text:style-name="_37_6"> </text:span><text:span text:style-name="_31_80">n</text:span><text:span text:style-name="_35_3">o</text:span><text:span text:style-name="_31_01">t</text:span><text:span text:style-name="_32_06">h</text:span><text:span text:style-name="_34_5">i</text:span><text:span text:style-name="_31_01">n</text:span><text:span text:style-name="_32_09">g</text:span><text:span text:style-name="_31_"> </text:span><text:span text:style-name="_39_9">b</text:span><text:span text:style-name="_31_73">u</text:span><text:span text:style-name="_33_0">t</text:span><text:span text:style-name="_37_6"> </text:span><text:span text:style-name="_31_79">t</text:span><text:span text:style-name="_36_0">y</text:span><text:span text:style-name="_31_47">p</text:span><text:span text:style-name="_31_89">e</text:span><text:span text:style-name="_31_"> </text:span><text:span text:style-name="_31_29">o</text:span><text:span text:style-name="_31_74">u</text:span><text:span text:style-name="_33_5">t</text:span><text:span text:style-name="_37_6"> </text:span><text:span text:style-name="_32_10">r</text:span><text:span text:style-name="_34_4">e</text:span><text:span text:style-name="_31_35">p</text:span><text:span text:style-name="_32_22">e</text:span><text:span text:style-name="_32_7">a</text:span><text:span text:style-name="_31_04">t</text:span><text:span text:style-name="_31_85">e</text:span><text:span text:style-name="_36_6">d</text:span><text:span text:style-name="_31_14">l</text:span><text:span text:style-name="_31_91">y</text:span><text:span text:style-name="_31_"> </text:span><text:span text:style-name="_39_8">"</text:span><text:span text:style-name="_31_94">O</text:span><text:span text:style-name="_31_"> </text:span><text:span text:style-name="_31_34">=</text:span><text:span text:style-name="_31_51"> </text:span><text:span text:style-name="_34_2">I</text:span><text:span text:style-name="_31_32">.</text:span><text:span text:style-name="_31_71">"</text:span><text:span text:style-name="_31_"> </text:span><text:span text:style-name="_31_25">T</text:span><text:span text:style-name="_32_22">o</text:span><text:span text:style-name="_31_"> </text:span><text:span text:style-name="_31_29">t</text:span><text:span text:style-name="_32_22">a</text:span><text:span text:style-name="_32_1">k</text:span><text:span text:style-name="_39_5">e</text:span><text:span text:style-name="_31_51"> </text:span><text:span text:style-name="_35_1">a</text:span><text:span text:style-name="_37_6"> </text:span><text:span text:style-name="_32_01">l</text:span><text:span text:style-name="_36_0">e</text:span><text:span text:style-name="_31_04">s</text:span><text:span text:style-name="_31_79">s</text:span><text:span text:style-name="_31_"> </text:span><text:span text:style-name="_31_50">p</text:span><text:span text:style-name="_32_24">e</text:span><text:span text:style-name="_32_6">r</text:span><text:span text:style-name="_31_04">v</text:span><text:span text:style-name="_32_10">e</text:span><text:span text:style-name="_32_0">r</text:span><text:span text:style-name="_31_43">s</text:span><text:span text:style-name="_32_25">e</text:span><text:span text:style-name="_31_"> </text:span><text:span text:style-name="_31_20">e</text:span><text:span text:style-name="_31_80">x</text:span><text:span text:style-name="_36_5">a</text:span><text:span text:style-name="_31_04">m</text:span><text:span text:style-name="_31_92">p</text:span><text:span text:style-name="_35_0">l</text:span><text:span text:style-name="_31_29">e</text:span><text:span text:style-name="_31_76">,</text:span><text:span text:style-name="_31_"> </text:span><text:span text:style-name="_31_34">i</text:span><text:span text:style-name="_31_77">t</text:span><text:span text:style-name="_31_"> </text:span><text:span text:style-name="_31_28">m</text:span><text:span text:style-name="_31_85">i</text:span><text:span text:style-name="_33_5">g</text:span><text:span text:style-name="_31_31">h</text:span><text:span text:style-name="_32_01">t</text:span><text:span text:style-name="_31_"> </text:span><text:span text:style-name="_31_29">h</text:span><text:span text:style-name="_31_73">a</text:span><text:span text:style-name="_36_8">v</text:span><text:span text:style-name="_31_14">e</text:span><text:span text:style-name="_31_51"> </text:span><text:span text:style-name="_33_5">s</text:span><text:span text:style-name="_39_5">o</text:span><text:span text:style-name="_31_74">m</text:span><text:span text:style-name="_34_1">e</text:span><text:span text:style-name="_37_6"> </text:span><text:span text:style-name="_32_04">m</text:span><text:span text:style-name="_32_1">e</text:span><text:span text:style-name="_31_14">t</text:span><text:span text:style-name="_32_15">h</text:span><text:span text:style-name="_33_9">o</text:span><text:span text:style-name="_39_6">d</text:span><text:span text:style-name="_31_51"> </text:span><text:span text:style-name="_36_5">f</text:span><text:span text:style-name="_31_31">o</text:span><text:span text:style-name="_32_06">r</text:span><text:span text:style-name="_31_"> </text:span><text:span text:style-name="_31_40">d</text:span><text:span text:style-name="_31_85">r</text:span><text:span text:style-name="_32_7">a</text:span><text:span text:style-name="_39_6">w</text:span><text:span text:style-name="_31_88">i</text:span><text:span text:style-name="_34_4">n</text:span><text:span text:style-name="_31_47">g</text:span><text:span text:style-name="_31_51"> </text:span><text:span text:style-name="_37_4">c</text:span><text:span text:style-name="_31_04">o</text:span><text:span text:style-name="_31_71">n</text:span><text:span text:style-name="_33_9">c</text:span><text:span text:style-name="_31_19">l</text:span><text:span text:style-name="_31_77">u</text:span><text:span text:style-name="_32_1">s</text:span><text:span text:style-name="_31_10">i</text:span><text:span text:style-name="_32_22">o</text:span><text:span text:style-name="_35_1">n</text:span><text:span text:style-name="_31_41">s</text:span><text:span text:style-name="_31_51"> </text:span><text:span text:style-name="_34_5">b</text:span><text:span text:style-name="_31_11">y</text:span><text:span text:style-name="_31_51"> </text:span><text:span text:style-name="_32_3">s</text:span><text:span text:style-name="_31_04">c</text:span><text:span text:style-name="_31_79">i</text:span><text:span text:style-name="_37_1">e</text:span><text:span text:style-name="_31_02">n</text:span><text:span text:style-name="_32_00">t</text:span><text:span text:style-name="_34_5">i</text:span><text:span text:style-name="_31_20">f</text:span><text:span text:style-name="_31_70">i</text:span><text:span text:style-name="_37_4">c</text:span><text:span text:style-name="_37_6"> </text:span><text:span text:style-name="_32_09">i</text:span><text:span text:style-name="_37_1">n</text:span><text:span text:style-name="_31_19">d</text:span><text:span text:style-name="_32_15">u</text:span><text:span text:style-name="_37_5">c</text:span><text:span text:style-name="_31_14">t</text:span><text:span text:style-name="_31_73">i</text:span><text:span text:style-name="_35_6">o</text:span><text:span text:style-name="_31_25">n</text:span><text:span text:style-name="_31_71">.</text:span><text:span text:style-name="_31_"> </text:span><text:span text:style-name="_31_01">W</text:span><text:span text:style-name="_31_95">e</text:span><text:span text:style-name="_31_"> </text:span><text:span text:style-name="_31_14">m</text:span><text:span text:style-name="_32_22">u</text:span><text:span text:style-name="_33_9">s</text:span><text:span text:style-name="_31_49">t</text:span><text:span text:style-name="_31_51"> </text:span><text:span text:style-name="_35_7">e</text:span><text:span text:style-name="_31_32">x</text:span><text:span text:style-name="_31_76">p</text:span><text:span text:style-name="_35_9">e</text:span><text:span text:style-name="_31_02">c</text:span><text:span text:style-name="_32_22">t</text:span><text:span text:style-name="_31_"> </text:span><text:span text:style-name="_31_32">s</text:span><text:span text:style-name="_32_19">u</text:span><text:span text:style-name="_36_8">c</text:span><text:span text:style-name="_31_35">h</text:span><text:span text:style-name="_31_51"> </text:span><text:span text:style-name="_36_8">a</text:span><text:span text:style-name="_37_6"> </text:span><text:span text:style-name="_31_95">m</text:span><text:span text:style-name="_37_5">e</text:span><text:span text:style-name="_31_35">t</text:span><text:span text:style-name="_32_10">h</text:span><text:span text:style-name="_36_9">o</text:span><text:span text:style-name="_31_29">d</text:span><text:span text:style-name="_31_51"> </text:span><text:span text:style-name="_33_6">t</text:span><text:span text:style-name="_31_25">o</text:span><text:span text:style-name="_31_51"> </text:span><text:span text:style-name="_35_9">l</text:span><text:span text:style-name="_39_9">e</text:span><text:span text:style-name="_32_04">a</text:span><text:span text:style-name="_35_1">d</text:span><text:span text:style-name="_37_6"> </text:span><text:span text:style-name="_32_03">o</text:span><text:span text:style-name="_35_6">c</text:span><text:span text:style-name="_31_26">c</text:span><text:span text:style-name="_32_24">a</text:span><text:span text:style-name="_35_0">s</text:span><text:span text:style-name="_31_41">i</text:span><text:span text:style-name="_31_86">o</text:span><text:span text:style-name="_32_3">n</text:span><text:span text:style-name="_31_41">a</text:span><text:span text:style-name="_31_73">l</text:span><text:span text:style-name="_36_6">l</text:span><text:span text:style-name="_31_01">y</text:span><text:span text:style-name="_31_51"> </text:span><text:span text:style-name="_32_7">t</text:span><text:span text:style-name="_31_50">o</text:span><text:span text:style-name="_31_51"> </text:span><text:span text:style-name="_35_3">e</text:span><text:span text:style-name="_31_26">r</text:span><text:span text:style-name="_31_91">r</text:span><text:span text:style-name="_32_0">o</text:span><text:span text:style-name="_39_5">n</text:span><text:span text:style-name="_32_07">e</text:span><text:span text:style-name="_35_7">o</text:span><text:span text:style-name="_31_28">u</text:span><text:span text:style-name="_32_19">s</text:span><text:span text:style-name="_31_"> </text:span><text:span text:style-name="_31_19">r</text:span><text:span text:style-name="_32_10">e</text:span><text:span text:style-name="_34_1">s</text:span><text:span text:style-name="_31_50">u</text:span><text:span text:style-name="_32_06">l</text:span><text:span text:style-name="_32_1">t</text:span><text:span text:style-name="_31_20">s</text:span><text:span text:style-name="_31_70">.</text:span></text:p>
      <text:p text:style-name="P1"><text:span text:style-name="_31_11">T</text:span><text:span text:style-name="_31_88">h</text:span><text:span text:style-name="_33_0">e</text:span><text:span text:style-name="_37_6"> </text:span><text:span text:style-name="_31_88">c</text:span><text:span text:style-name="_32_6">l</text:span><text:span text:style-name="_39_5">a</text:span><text:span text:style-name="_31_71">i</text:span><text:span text:style-name="_32_1">m</text:span><text:span text:style-name="_37_6"> </text:span><text:span text:style-name="_32_22">t</text:span><text:span text:style-name="_36_6">h</text:span><text:span text:style-name="_31_19">a</text:span><text:span text:style-name="_32_18">t</text:span><text:span text:style-name="_31_"> </text:span><text:span text:style-name="_39_9">a</text:span><text:span text:style-name="_31_51"> </text:span><text:span text:style-name="_33_8">m</text:span><text:span text:style-name="_39_5">a</text:span><text:span text:style-name="_31_76">c</text:span><text:span text:style-name="_33_0">h</text:span><text:span text:style-name="_39_8">i</text:span><text:span text:style-name="_31_71">n</text:span><text:span text:style-name="_32_4">e</text:span><text:span text:style-name="_37_6"> </text:span><text:span text:style-name="_31_92">c</text:span><text:span text:style-name="_34_1">a</text:span><text:span text:style-name="_31_19">n</text:span><text:span text:style-name="_32_00">n</text:span><text:span text:style-name="_35_9">o</text:span><text:span text:style-name="_31_43">t</text:span><text:span text:style-name="_31_51"> </text:span><text:span text:style-name="_32_7">b</text:span><text:span text:style-name="_31_02">e</text:span><text:span text:style-name="_31_51"> </text:span><text:span text:style-name="_32_4">t</text:span><text:span text:style-name="_31_20">h</text:span><text:span text:style-name="_32_07">e</text:span><text:span text:style-name="_31_"> </text:span><text:span text:style-name="_31_01">s</text:span><text:span text:style-name="_32_25">u</text:span><text:span text:style-name="_36_0">b</text:span><text:span text:style-name="_31_04">j</text:span><text:span text:style-name="_31_91">e</text:span><text:span text:style-name="_34_5">c</text:span><text:span text:style-name="_31_19">t</text:span><text:span text:style-name="_31_51"> </text:span><text:span text:style-name="_35_0">o</text:span><text:span text:style-name="_31_16">f</text:span><text:span text:style-name="_31_51"> </text:span><text:span text:style-name="_37_2">i</text:span><text:span text:style-name="_31_35">t</text:span><text:span text:style-name="_32_25">s</text:span><text:span text:style-name="_31_"> </text:span><text:span text:style-name="_31_13">o</text:span><text:span text:style-name="_32_24">w</text:span><text:span text:style-name="_35_6">n</text:span><text:span text:style-name="_37_6"> </text:span><text:span text:style-name="_31_70">t</text:span><text:span text:style-name="_37_2">h</text:span><text:span text:style-name="_31_41">o</text:span><text:span text:style-name="_32_24">u</text:span><text:span text:style-name="_34_5">g</text:span><text:span text:style-name="_31_26">h</text:span><text:span text:style-name="_32_01">t</text:span><text:span text:style-name="_31_"> </text:span><text:span text:style-name="_31_47">c</text:span><text:span text:style-name="_31_74">a</text:span><text:span text:style-name="_35_1">n</text:span><text:span text:style-name="_37_6"> </text:span><text:span text:style-name="_31_77">o</text:span><text:span text:style-name="_36_8">f</text:span><text:span text:style-name="_37_6"> </text:span><text:span text:style-name="_32_21">c</text:span><text:span text:style-name="_33_5">o</text:span><text:span text:style-name="_31_17">u</text:span><text:span text:style-name="_31_79">r</text:span><text:span text:style-name="_34_1">s</text:span><text:span text:style-name="_31_05">e</text:span><text:span text:style-name="_31_51"> </text:span><text:span text:style-name="_33_0">o</text:span><text:span text:style-name="_31_46">n</text:span><text:span text:style-name="_32_09">l</text:span><text:span text:style-name="_32_7">y</text:span><text:span text:style-name="_37_6"> </text:span><text:span text:style-name="_32_18">b</text:span><text:span text:style-name="_34_1">e</text:span><text:span text:style-name="_37_6"> </text:span><text:span text:style-name="_32_16">a</text:span><text:span text:style-name="_35_1">n</text:span><text:span text:style-name="_31_14">s</text:span><text:span text:style-name="_32_10">w</text:span><text:span text:style-name="_32_3">e</text:span><text:span text:style-name="_31_10">r</text:span><text:span text:style-name="_31_91">e</text:span><text:span text:style-name="_35_4">d</text:span><text:span text:style-name="_37_6"> </text:span><text:span text:style-name="_31_92">i</text:span><text:span text:style-name="_35_0">f</text:span><text:span text:style-name="_37_6"> </text:span><text:span text:style-name="_31_74">i</text:span><text:span text:style-name="_35_7">t</text:span><text:span text:style-name="_37_6"> </text:span><text:span text:style-name="_32_10">c</text:span><text:span text:style-name="_35_0">a</text:span><text:span text:style-name="_31_02">n</text:span><text:span text:style-name="_31_51"> </text:span><text:span text:style-name="_33_6">b</text:span><text:span text:style-name="_31_34">e</text:span><text:span text:style-name="_31_51"> </text:span><text:span text:style-name="_35_4">s</text:span><text:span text:style-name="_31_40">h</text:span><text:span text:style-name="_32_07">o</text:span><text:span text:style-name="_32_4">w</text:span><text:span text:style-name="_31_35">n</text:span><text:span text:style-name="_31_51"> </text:span><text:span text:style-name="_36_0">t</text:span><text:span text:style-name="_31_49">h</text:span><text:span text:style-name="_32_03">a</text:span><text:span text:style-name="_32_0">t</text:span><text:span text:style-name="_37_6"> </text:span><text:span text:style-name="_32_16">t</text:span><text:span text:style-name="_35_4">h</text:span><text:span text:style-name="_31_13">e</text:span><text:span text:style-name="_31_51"> </text:span><text:span text:style-name="_33_6">m</text:span><text:span text:style-name="_31_02">a</text:span><text:span text:style-name="_32_00">c</text:span><text:span text:style-name="_34_4">h</text:span><text:span text:style-name="_31_34">i</text:span><text:span text:style-name="_31_86">n</text:span><text:span text:style-name="_32_7">e</text:span><text:span text:style-name="_37_6"> </text:span><text:span text:style-name="_32_10">h</text:span><text:span text:style-name="_34_5">a</text:span><text:span text:style-name="_31_28">s</text:span><text:span text:style-name="_31_51"> </text:span><text:span text:style-name="_33_9">s</text:span><text:span text:style-name="_31_34">o</text:span><text:span text:style-name="_31_80">m</text:span><text:span text:style-name="_33_8">e</text:span><text:span text:style-name="_37_6"> </text:span><text:span text:style-name="_32_25">t</text:span><text:span text:style-name="_32_9">h</text:span><text:span text:style-name="_31_50">o</text:span><text:span text:style-name="_31_73">u</text:span><text:span text:style-name="_33_0">g</text:span><text:span text:style-name="_31_43">h</text:span><text:span text:style-name="_31_86">t</text:span><text:span text:style-name="_31_"> </text:span><text:span text:style-name="_39_8">w</text:span><text:span text:style-name="_31_86">i</text:span><text:span text:style-name="_32_1">t</text:span><text:span text:style-name="_39_9">h</text:span><text:span text:style-name="_31_51"> </text:span><text:span text:style-name="_35_4">s</text:span><text:span text:style-name="_31_05">o</text:span><text:span text:style-name="_31_91">m</text:span><text:span text:style-name="_36_0">e</text:span><text:span text:style-name="_37_6"> </text:span><text:span text:style-name="_32_03">s</text:span><text:span text:style-name="_32_6">u</text:span><text:span text:style-name="_31_29">b</text:span><text:span text:style-name="_31_76">j</text:span><text:span text:style-name="_35_3">e</text:span><text:span text:style-name="_31_20">c</text:span><text:span text:style-name="_31_74">t</text:span><text:span text:style-name="_31_"> </text:span><text:span text:style-name="_31_41">m</text:span><text:span text:style-name="_31_89">a</text:span><text:span text:style-name="_32_3">t</text:span><text:span text:style-name="_31_14">t</text:span><text:span text:style-name="_31_70">e</text:span><text:span text:style-name="_37_1">r</text:span><text:span text:style-name="_31_01">.</text:span><text:span text:style-name="_31_51"> </text:span><text:span text:style-name="_34_1">N</text:span><text:span text:style-name="_31_29">e</text:span><text:span text:style-name="_31_76">v</text:span><text:span text:style-name="_32_3">e</text:span><text:span text:style-name="_31_43">r</text:span><text:span text:style-name="_31_80">t</text:span><text:span text:style-name="_34_5">h</text:span><text:span text:style-name="_31_43">e</text:span><text:span text:style-name="_32_25">l</text:span><text:span text:style-name="_35_9">e</text:span><text:span text:style-name="_39_6">s</text:span><text:span text:style-name="_31_73">s</text:span><text:span text:style-name="_32_7">,</text:span><text:span text:style-name="_37_6"> </text:span><text:span text:style-name="_31_91">"</text:span><text:span text:style-name="_35_3">t</text:span><text:span text:style-name="_39_5">h</text:span><text:span text:style-name="_31_80">e</text:span><text:span text:style-name="_31_"> </text:span><text:span text:style-name="_31_35">s</text:span><text:span text:style-name="_32_25">u</text:span><text:span text:style-name="_37_4">b</text:span><text:span text:style-name="_31_04">j</text:span><text:span text:style-name="_31_91">e</text:span><text:span text:style-name="_33_9">c</text:span><text:span text:style-name="_31_49">t</text:span><text:span text:style-name="_31_51"> </text:span><text:span text:style-name="_35_7">m</text:span><text:span text:style-name="_31_49">a</text:span><text:span text:style-name="_32_19">t</text:span><text:span text:style-name="_37_5">t</text:span><text:span text:style-name="_31_50">e</text:span><text:span text:style-name="_32_01">r</text:span><text:span text:style-name="_31_"> </text:span><text:span text:style-name="_31_17">o</text:span><text:span text:style-name="_32_22">f</text:span><text:span text:style-name="_31_"> </text:span><text:span text:style-name="_31_20">a</text:span><text:span text:style-name="_31_51"> </text:span><text:span text:style-name="_32_3">m</text:span><text:span text:style-name="_31_17">a</text:span><text:span text:style-name="_32_06">c</text:span><text:span text:style-name="_35_7">h</text:span><text:span text:style-name="_31_28">i</text:span><text:span text:style-name="_31_80">n</text:span><text:span text:style-name="_37_5">e</text:span><text:span text:style-name="_31_41">'</text:span><text:span text:style-name="_32_24">s</text:span><text:span text:style-name="_31_"> </text:span><text:span text:style-name="_39_6">o</text:span><text:span text:style-name="_32_01">p</text:span><text:span text:style-name="_37_2">e</text:span><text:span text:style-name="_31_46">r</text:span><text:span text:style-name="_32_19">a</text:span><text:span text:style-name="_34_5">t</text:span><text:span text:style-name="_31_28">i</text:span><text:span text:style-name="_32_04">o</text:span><text:span text:style-name="_35_0">n</text:span><text:span text:style-name="_31_13">s</text:span><text:span text:style-name="_31_71">"</text:span><text:span text:style-name="_31_"> </text:span><text:span text:style-name="_31_14">d</text:span><text:span text:style-name="_32_04">o</text:span><text:span text:style-name="_33_0">e</text:span><text:span text:style-name="_31_13">s</text:span><text:span text:style-name="_31_51"> </text:span><text:span text:style-name="_36_6">s</text:span><text:span text:style-name="_31_05">e</text:span><text:span text:style-name="_32_19">e</text:span><text:span text:style-name="_36_6">m</text:span><text:span text:style-name="_37_6"> </text:span><text:span text:style-name="_31_79">t</text:span><text:span text:style-name="_32_6">o</text:span><text:span text:style-name="_37_6"> </text:span><text:span text:style-name="_31_91">m</text:span><text:span text:style-name="_35_4">e</text:span><text:span text:style-name="_39_6">a</text:span><text:span text:style-name="_32_24">n</text:span><text:span text:style-name="_31_"> </text:span><text:span text:style-name="_31_02">s</text:span><text:span text:style-name="_31_70">o</text:span><text:span text:style-name="_35_7">m</text:span><text:span text:style-name="_31_49">e</text:span><text:span text:style-name="_31_80">t</text:span><text:span text:style-name="_35_3">h</text:span><text:span text:style-name="_31_20">i</text:span><text:span text:style-name="_32_06">n</text:span><text:span text:style-name="_36_6">g</text:span><text:span text:style-name="_31_04">,</text:span><text:span text:style-name="_31_51"> </text:span><text:span text:style-name="_32_9">a</text:span><text:span text:style-name="_31_50">t</text:span><text:span text:style-name="_31_51"> </text:span><text:span text:style-name="_32_1">l</text:span><text:span text:style-name="_31_20">e</text:span><text:span text:style-name="_32_16">a</text:span><text:span text:style-name="_32_7">s</text:span><text:span text:style-name="_39_6">t</text:span><text:span text:style-name="_31_51"> </text:span><text:span text:style-name="_35_3">t</text:span><text:span text:style-name="_31_04">o</text:span><text:span text:style-name="_31_51"> </text:span><text:span text:style-name="_35_6">t</text:span><text:span text:style-name="_31_28">h</text:span><text:span text:style-name="_31_91">e</text:span><text:span text:style-name="_31_"> </text:span><text:span text:style-name="_31_05">p</text:span><text:span text:style-name="_31_85">e</text:span><text:span text:style-name="_35_0">o</text:span><text:span text:style-name="_39_6">p</text:span><text:span text:style-name="_31_95">l</text:span><text:span text:style-name="_34_5">e</text:span><text:span text:style-name="_37_6"> </text:span><text:span text:style-name="_32_16">w</text:span><text:span text:style-name="_35_1">h</text:span><text:span text:style-name="_31_29">o</text:span><text:span text:style-name="_31_51"> </text:span><text:span text:style-name="_32_1">d</text:span><text:span text:style-name="_31_02">e</text:span><text:span text:style-name="_31_86">a</text:span><text:span text:style-name="_35_7">l</text:span><text:span text:style-name="_37_6"> </text:span><text:span text:style-name="_31_77">w</text:span><text:span text:style-name="_35_0">i</text:span><text:span text:style-name="_31_34">t</text:span><text:span text:style-name="_32_24">h</text:span><text:span text:style-name="_31_"> </text:span><text:span text:style-name="_31_35">i</text:span><text:span text:style-name="_31_70">t</text:span><text:span text:style-name="_36_6">.</text:span><text:span text:style-name="_37_6"> </text:span><text:span text:style-name="_32_15">I</text:span><text:span text:style-name="_37_5">f</text:span><text:span text:style-name="_31_05">,</text:span><text:span text:style-name="_31_51"> </text:span><text:span text:style-name="_37_4">f</text:span><text:span text:style-name="_31_10">o</text:span><text:span text:style-name="_31_91">r</text:span><text:span text:style-name="_31_"> </text:span><text:span text:style-name="_31_34">i</text:span><text:span text:style-name="_31_70">n</text:span><text:span text:style-name="_35_7">s</text:span><text:span text:style-name="_31_41">t</text:span><text:span text:style-name="_32_15">a</text:span><text:span text:style-name="_32_1">n</text:span><text:span text:style-name="_31_40">c</text:span><text:span text:style-name="_32_03">e</text:span><text:span text:style-name="_33_0">,</text:span><text:span text:style-name="_37_6"> </text:span><text:span text:style-name="_32_25">t</text:span><text:span text:style-name="_32_0">h</text:span><text:span text:style-name="_31_49">e</text:span><text:span text:style-name="_31_51"> </text:span><text:span text:style-name="_32_3">m</text:span><text:span text:style-name="_31_26">a</text:span><text:span text:style-name="_32_22">c</text:span><text:span text:style-name="_35_6">h</text:span><text:span text:style-name="_31_04">i</text:span><text:span text:style-name="_32_22">n</text:span><text:span text:style-name="_32_6">e</text:span><text:span text:style-name="_37_6"> </text:span><text:span text:style-name="_31_89">w</text:span><text:span text:style-name="_32_0">a</text:span><text:span text:style-name="_31_31">s</text:span><text:span text:style-name="_31_51"> </text:span><text:span text:style-name="_33_6">t</text:span><text:span text:style-name="_39_5">r</text:span><text:span text:style-name="_31_71">y</text:span><text:span text:style-name="_37_4">i</text:span><text:span text:style-name="_31_44">n</text:span><text:span text:style-name="_32_24">g</text:span><text:span text:style-name="_31_"> </text:span><text:span text:style-name="_31_13">t</text:span><text:span text:style-name="_31_79">o</text:span><text:span text:style-name="_31_"> </text:span><text:span text:style-name="_31_41">f</text:span><text:span text:style-name="_31_79">i</text:span><text:span text:style-name="_32_4">n</text:span><text:span text:style-name="_31_16">d</text:span><text:span text:style-name="_31_51"> </text:span><text:span text:style-name="_32_1">a</text:span><text:span text:style-name="_37_6"> </text:span><text:span text:style-name="_31_94">s</text:span><text:span text:style-name="_35_1">o</text:span><text:span text:style-name="_31_05">l</text:span><text:span text:style-name="_31_86">u</text:span><text:span text:style-name="_32_1">t</text:span><text:span text:style-name="_31_34">i</text:span><text:span text:style-name="_32_10">o</text:span><text:span text:style-name="_35_9">n</text:span><text:span text:style-name="_37_6"> </text:span><text:span text:style-name="_31_92">o</text:span><text:span text:style-name="_32_3">f</text:span><text:span text:style-name="_37_6"> </text:span><text:span text:style-name="_32_06">t</text:span><text:span text:style-name="_36_5">h</text:span><text:span text:style-name="_31_34">e</text:span><text:span text:style-name="_31_51"> </text:span><text:span text:style-name="_32_3">e</text:span><text:span text:style-name="_39_8">q</text:span><text:span text:style-name="_31_71">u</text:span><text:span text:style-name="_37_4">a</text:span><text:span text:style-name="_31_02">t</text:span><text:span text:style-name="_32_16">i</text:span><text:span text:style-name="_34_5">o</text:span><text:span text:style-name="_31_17">n</text:span><text:span text:style-name="_31_51"> </text:span><text:span text:style-name="_33_0">x</text:span><text:span text:style-name="_31_44">2</text:span><text:span text:style-name="_31_51"> </text:span>-<text:span text:style-name="_37_6"> </text:span><text:span text:style-name="_31_85">4</text:span><text:span text:style-name="_32_1">0</text:span><text:span text:style-name="_31_32">x</text:span><text:span text:style-name="_31_51"> </text:span>-<text:span text:style-name="_37_6"> </text:span><text:span text:style-name="_32_21">1</text:span><text:span text:style-name="_34_1">1</text:span><text:span text:style-name="_37_6"> </text:span><text:span text:style-name="_32_07">=</text:span><text:span text:style-name="_31_"> </text:span><text:span text:style-name="_31_43">0</text:span><text:span text:style-name="_31_51"> </text:span><text:span text:style-name="_36_8">o</text:span><text:span text:style-name="_31_11">n</text:span><text:span text:style-name="_31_92">e</text:span><text:span text:style-name="_31_"> </text:span><text:span text:style-name="_31_34">w</text:span><text:span text:style-name="_31_95">o</text:span><text:span text:style-name="_32_0">u</text:span><text:span text:style-name="_31_47">l</text:span><text:span text:style-name="_31_92">d</text:span><text:span text:style-name="_31_"> </text:span><text:span text:style-name="_31_28">b</text:span><text:span text:style-name="_31_70">e</text:span><text:span text:style-name="_31_"> </text:span><text:span text:style-name="_31_31">t</text:span><text:span text:style-name="_32_01">e</text:span><text:span text:style-name="_35_6">m</text:span><text:span text:style-name="_31_46">p</text:span><text:span text:style-name="_32_07">t</text:span><text:span text:style-name="_36_8">e</text:span><text:span text:style-name="_31_46">d</text:span><text:span text:style-name="_31_51"> </text:span><text:span text:style-name="_37_2">t</text:span><text:span text:style-name="_31_41">o</text:span><text:span text:style-name="_31_51"> </text:span><text:span text:style-name="_35_6">d</text:span><text:span text:style-name="_31_05">e</text:span><text:span text:style-name="_32_07">s</text:span><text:span text:style-name="_33_6">c</text:span><text:span text:style-name="_31_20">r</text:span><text:span text:style-name="_31_80">i</text:span><text:span text:style-name="_36_6">b</text:span><text:span text:style-name="_31_16">e</text:span><text:span text:style-name="_31_51"> </text:span><text:span text:style-name="_37_2">t</text:span><text:span text:style-name="_31_17">h</text:span><text:span text:style-name="_31_73">i</text:span><text:span text:style-name="_34_5">s</text:span><text:span text:style-name="_37_6"> </text:span><text:span text:style-name="_31_89">e</text:span><text:span text:style-name="_34_1">q</text:span><text:span text:style-name="_39_8">u</text:span><text:span text:style-name="_31_73">a</text:span><text:span text:style-name="_37_1">t</text:span><text:span text:style-name="_31_04">i</text:span><text:span text:style-name="_32_01">o</text:span><text:span text:style-name="_35_1">n</text:span><text:span text:style-name="_37_6"> </text:span><text:span text:style-name="_32_09">a</text:span><text:span text:style-name="_35_4">s</text:span><text:span text:style-name="_37_6"> </text:span><text:span text:style-name="_32_16">p</text:span><text:span text:style-name="_35_6">a</text:span><text:span text:style-name="_31_28">r</text:span><text:span text:style-name="_32_06">t</text:span><text:span text:style-name="_31_"> </text:span><text:span text:style-name="_31_19">o</text:span><text:span text:style-name="_31_92">f</text:span><text:span text:style-name="_31_"> </text:span><text:span text:style-name="_31_04">t</text:span><text:span text:style-name="_31_77">h</text:span><text:span text:style-name="_35_1">e</text:span><text:span text:style-name="_37_6"> </text:span><text:span text:style-name="_31_73">m</text:span><text:span text:style-name="_37_1">a</text:span><text:span text:style-name="_31_02">c</text:span><text:span text:style-name="_32_21">h</text:span><text:span text:style-name="_37_4">i</text:span><text:span text:style-name="_31_13">n</text:span><text:span text:style-name="_32_18">e</text:span><text:span text:style-name="_37_1">'</text:span><text:span text:style-name="_31_29">s</text:span><text:span text:style-name="_31_51"> </text:span><text:span text:style-name="_36_8">s</text:span><text:span text:style-name="_31_02">u</text:span><text:span text:style-name="_31_70">b</text:span><text:span text:style-name="_37_5">j</text:span><text:span text:style-name="_31_41">e</text:span><text:span text:style-name="_32_18">c</text:span><text:span text:style-name="_33_9">t</text:span><text:span text:style-name="_37_6"> </text:span><text:span text:style-name="_32_24">m</text:span><text:span text:style-name="_32_7">a</text:span><text:span text:style-name="_31_04">t</text:span><text:span text:style-name="_31_85">t</text:span><text:span text:style-name="_37_5">e</text:span><text:span text:style-name="_39_9">r</text:span><text:span text:style-name="_31_51"> </text:span><text:span text:style-name="_32_0">a</text:span><text:span text:style-name="_31_04">t</text:span><text:span text:style-name="_31_51"> </text:span><text:span text:style-name="_33_6">t</text:span><text:span text:style-name="_39_6">h</text:span><text:span text:style-name="_31_73">a</text:span><text:span text:style-name="_33_9">t</text:span><text:span text:style-name="_37_6"> </text:span><text:span text:style-name="_32_00">m</text:span><text:span text:style-name="_32_1">o</text:span><text:span text:style-name="_31_01">m</text:span><text:span text:style-name="_32_25">e</text:span><text:span text:style-name="_34_2">n</text:span><text:span text:style-name="_31_40">t</text:span><text:span text:style-name="_32_24">.</text:span><text:span text:style-name="_31_"> </text:span><text:span text:style-name="_39_9">I</text:span><text:span text:style-name="_32_10">n</text:span><text:span text:style-name="_31_"> </text:span><text:span text:style-name="_31_25">t</text:span><text:span text:style-name="_32_24">h</text:span><text:span text:style-name="_35_1">i</text:span><text:span text:style-name="_39_9">s</text:span><text:span text:style-name="_31_51"> </text:span><text:span text:style-name="_36_8">s</text:span><text:span text:style-name="_31_10">o</text:span><text:span text:style-name="_32_22">r</text:span><text:span text:style-name="_35_9">t</text:span><text:span text:style-name="_37_6"> </text:span><text:span text:style-name="_32_24">o</text:span><text:span text:style-name="_35_0">f</text:span><text:span text:style-name="_37_6"> </text:span><text:span text:style-name="_31_94">s</text:span><text:span text:style-name="_34_1">e</text:span><text:span text:style-name="_31_14">n</text:span><text:span text:style-name="_31_71">s</text:span><text:span text:style-name="_33_5">e</text:span><text:span text:style-name="_37_6"> </text:span><text:span text:style-name="_32_00">a</text:span><text:span text:style-name="_31_"> </text:span><text:span text:style-name="_31_01">m</text:span><text:span text:style-name="_31_85">a</text:span><text:span text:style-name="_37_1">c</text:span><text:span text:style-name="_31_50">h</text:span><text:span text:style-name="_32_24">i</text:span><text:span text:style-name="_35_4">n</text:span><text:span text:style-name="_31_47">e</text:span><text:span text:style-name="_31_51"> </text:span><text:span text:style-name="_37_4">u</text:span><text:span text:style-name="_31_40">n</text:span><text:span text:style-name="_32_09">d</text:span><text:span text:style-name="_32_0">o</text:span><text:span text:style-name="_31_50">u</text:span><text:span text:style-name="_32_04">b</text:span><text:span text:style-name="_37_5">t</text:span><text:span text:style-name="_31_02">e</text:span><text:span text:style-name="_32_04">d</text:span><text:span text:style-name="_33_5">l</text:span><text:span text:style-name="_31_43">y</text:span><text:span text:style-name="_31_51"> </text:span><text:span text:style-name="_33_9">c</text:span><text:span text:style-name="_31_02">a</text:span><text:span text:style-name="_31_95">n</text:span><text:span text:style-name="_31_"> </text:span><text:span text:style-name="_39_8">b</text:span><text:span text:style-name="_32_09">e</text:span><text:span text:style-name="_31_"> </text:span><text:span text:style-name="_31_13">i</text:span><text:span text:style-name="_31_70">t</text:span><text:span text:style-name="_32_7">s</text:span><text:span text:style-name="_37_6"> </text:span><text:span text:style-name="_32_16">o</text:span><text:span text:style-name="_35_4">w</text:span><text:span text:style-name="_31_44">n</text:span><text:span text:style-name="_31_51"> </text:span><text:span text:style-name="_35_4">s</text:span><text:span text:style-name="_31_25">u</text:span><text:span text:style-name="_32_04">b</text:span><text:span text:style-name="_32_6">j</text:span><text:span text:style-name="_31_40">e</text:span><text:span text:style-name="_31_89">c</text:span><text:span text:style-name="_37_1">t</text:span><text:span text:style-name="_37_6"> </text:span><text:span text:style-name="_32_00">m</text:span><text:span text:style-name="_35_3">a</text:span><text:span text:style-name="_31_16">t</text:span><text:span text:style-name="_32_06">t</text:span><text:span text:style-name="_35_1">e</text:span><text:span text:style-name="_31_14">r</text:span><text:span text:style-name="_31_76">.</text:span><text:span text:style-name="_31_"> </text:span><text:span text:style-name="_39_8">I</text:span><text:span text:style-name="_31_91">t</text:span><text:span text:style-name="_31_"> </text:span><text:span text:style-name="_31_44">m</text:span><text:span text:style-name="_31_71">a</text:span><text:span text:style-name="_33_6">y</text:span><text:span text:style-name="_37_6"> </text:span><text:span text:style-name="_31_86">b</text:span><text:span text:style-name="_34_1">e</text:span><text:span text:style-name="_37_6"> </text:span><text:span text:style-name="_32_22">u</text:span><text:span text:style-name="_34_4">s</text:span><text:span text:style-name="_39_9">e</text:span><text:span text:style-name="_32_21">d</text:span><text:span text:style-name="_31_"> </text:span><text:span text:style-name="_39_6">t</text:span><text:span text:style-name="_31_73">o</text:span><text:span text:style-name="_31_"> </text:span><text:span text:style-name="_31_40">h</text:span><text:span text:style-name="_31_74">e</text:span><text:span text:style-name="_34_1">l</text:span><text:span text:style-name="_31_50">p</text:span><text:span text:style-name="_31_51"> </text:span><text:span text:style-name="_37_2">i</text:span><text:span text:style-name="_31_34">n</text:span><text:span text:style-name="_31_51"> </text:span><text:span text:style-name="_37_5">m</text:span><text:span text:style-name="_31_49">a</text:span><text:span text:style-name="_31_71">k</text:span><text:span text:style-name="_37_1">i</text:span><text:span text:style-name="_31_44">n</text:span><text:span text:style-name="_31_94">g</text:span><text:span text:style-name="_31_"> </text:span><text:span text:style-name="_31_14">u</text:span><text:span text:style-name="_31_74">p</text:span><text:span text:style-name="_31_"> </text:span><text:span text:style-name="_31_10">i</text:span><text:span text:style-name="_32_16">t</text:span><text:span text:style-name="_32_1">s</text:span><text:span text:style-name="_37_6"> </text:span><text:span text:style-name="_32_09">o</text:span><text:span text:style-name="_37_1">w</text:span><text:span text:style-name="_31_11">n</text:span><text:span text:style-name="_31_51"> </text:span><text:span text:style-name="_33_0">p</text:span><text:span text:style-name="_39_5">r</text:span><text:span text:style-name="_32_07">o</text:span><text:span text:style-name="_37_2">g</text:span><text:span text:style-name="_31_49">r</text:span><text:span text:style-name="_31_77">a</text:span><text:span text:style-name="_32_4">m</text:span><text:span text:style-name="_31_11">m</text:span><text:span text:style-name="_31_71">e</text:span><text:span text:style-name="_33_8">s</text:span><text:span text:style-name="_31_01">,</text:span><text:span text:style-name="_31_51"> </text:span><text:span text:style-name="_32_6">o</text:span><text:span text:style-name="_39_8">r</text:span><text:span text:style-name="_31_51"> </text:span><text:span text:style-name="_35_0">t</text:span><text:span text:style-name="_39_8">o</text:span><text:span text:style-name="_31_51"> </text:span><text:span text:style-name="_33_6">p</text:span><text:span text:style-name="_31_14">r</text:span><text:span text:style-name="_31_76">e</text:span><text:span text:style-name="_35_1">d</text:span><text:span text:style-name="_39_6">i</text:span><text:span text:style-name="_32_06">c</text:span><text:span text:style-name="_32_0">t</text:span><text:span text:style-name="_37_6"> </text:span><text:span text:style-name="_31_91">t</text:span><text:span text:style-name="_35_4">h</text:span><text:span text:style-name="_31_01">e</text:span><text:span text:style-name="_31_51"> </text:span><text:span text:style-name="_33_9">e</text:span><text:span text:style-name="_31_02">f</text:span><text:span text:style-name="_32_00">f</text:span><text:span text:style-name="_35_1">e</text:span><text:span text:style-name="_31_29">c</text:span><text:span text:style-name="_32_16">t</text:span><text:span text:style-name="_31_"> </text:span><text:span text:style-name="_31_11">o</text:span><text:span text:style-name="_31_94">f</text:span><text:span text:style-name="_31_"> </text:span><text:span text:style-name="_31_41">a</text:span><text:span text:style-name="_31_73">l</text:span><text:span text:style-name="_36_9">t</text:span><text:span text:style-name="_31_16">e</text:span><text:span text:style-name="_31_79">r</text:span><text:span text:style-name="_32_7">a</text:span><text:span text:style-name="_31_35">t</text:span><text:span text:style-name="_31_89">i</text:span><text:span text:style-name="_32_1">o</text:span><text:span text:style-name="_31_31">n</text:span><text:span text:style-name="_32_21">s</text:span><text:span text:style-name="_31_"> </text:span><text:span text:style-name="_31_32">i</text:span><text:span text:style-name="_31_77">n</text:span><text:span text:style-name="_31_"> </text:span><text:span text:style-name="_31_04">i</text:span><text:span text:style-name="_32_19">t</text:span><text:span text:style-name="_33_6">s</text:span><text:span text:style-name="_37_6"> </text:span><text:span text:style-name="_32_15">o</text:span><text:span text:style-name="_37_2">w</text:span><text:span text:style-name="_31_34">n</text:span><text:span text:style-name="_31_51"> </text:span><text:span text:style-name="_32_1">s</text:span><text:span text:style-name="_31_13">t</text:span><text:span text:style-name="_31_76">r</text:span><text:span text:style-name="_32_0">u</text:span><text:span text:style-name="_31_19">c</text:span><text:span text:style-name="_32_19">t</text:span><text:span text:style-name="_32_7">u</text:span><text:span text:style-name="_31_10">r</text:span><text:span text:style-name="_31_89">e</text:span><text:span text:style-name="_32_3">.</text:span><text:span text:style-name="_37_6"> </text:span><text:span text:style-name="_31_79">B</text:span><text:span text:style-name="_34_1">y</text:span><text:span text:style-name="_37_6"> </text:span><text:span text:style-name="_31_86">o</text:span><text:span text:style-name="_34_1">b</text:span><text:span text:style-name="_31_46">s</text:span><text:span text:style-name="_32_24">e</text:span><text:span text:style-name="_32_1">r</text:span><text:span text:style-name="_31_34">v</text:span><text:span text:style-name="_31_80">i</text:span><text:span text:style-name="_35_9">n</text:span><text:span text:style-name="_31_20">g</text:span><text:span text:style-name="_31_51"> </text:span><text:span text:style-name="_32_3">t</text:span><text:span text:style-name="_31_25">h</text:span><text:span text:style-name="_31_85">e</text:span><text:span text:style-name="_31_"> </text:span><text:span text:style-name="_31_41">r</text:span><text:span text:style-name="_31_94">e</text:span><text:span text:style-name="_33_9">s</text:span><text:span text:style-name="_31_28">u</text:span><text:span text:style-name="_31_77">l</text:span><text:span text:style-name="_35_9">t</text:span><text:span text:style-name="_39_8">s</text:span><text:span text:style-name="_31_51"> </text:span><text:span text:style-name="_36_5">o</text:span><text:span text:style-name="_31_05">f</text:span><text:span text:style-name="_31_51"> </text:span><text:span text:style-name="_33_0">i</text:span><text:span text:style-name="_31_11">t</text:span><text:span text:style-name="_31_89">s</text:span><text:span text:style-name="_31_"> </text:span><text:span text:style-name="_39_8">o</text:span><text:span text:style-name="_32_24">w</text:span><text:span text:style-name="_35_4">n</text:span><text:span text:style-name="_37_6"> </text:span><text:span text:style-name="_31_91">b</text:span><text:span text:style-name="_33_9">e</text:span><text:span text:style-name="_31_11">h</text:span><text:span text:style-name="_32_03">a</text:span><text:span text:style-name="_32_4">v</text:span><text:span text:style-name="_31_41">i</text:span><text:span text:style-name="_32_18">o</text:span><text:span text:style-name="_37_2">u</text:span><text:span text:style-name="_31_44">r</text:span><text:span text:style-name="_31_51"> </text:span><text:span text:style-name="_37_1">i</text:span><text:span text:style-name="_31_02">t</text:span><text:span text:style-name="_31_51"> </text:span><text:span text:style-name="_36_8">c</text:span><text:span text:style-name="_39_9">a</text:span><text:span text:style-name="_31_71">n</text:span><text:span text:style-name="_31_"> </text:span><text:span text:style-name="_31_29">m</text:span><text:span text:style-name="_31_92">o</text:span><text:span text:style-name="_37_4">d</text:span><text:span text:style-name="_31_50">i</text:span><text:span text:style-name="_32_10">f</text:span><text:span text:style-name="_37_2">y</text:span><text:span text:style-name="_37_6"> </text:span><text:span text:style-name="_31_86">i</text:span><text:span text:style-name="_34_4">t</text:span><text:span text:style-name="_31_05">s</text:span><text:span text:style-name="_31_51"> </text:span><text:span text:style-name="_32_9">o</text:span><text:span text:style-name="_31_32">w</text:span><text:span text:style-name="_32_07">n</text:span><text:span text:style-name="_31_"> </text:span><text:span text:style-name="_31_05">p</text:span><text:span text:style-name="_31_80">r</text:span><text:span text:style-name="_32_3">o</text:span><text:span text:style-name="_31_31">g</text:span><text:span text:style-name="_32_19">r</text:span><text:span text:style-name="_32_3">a</text:span><text:span text:style-name="_31_11">m</text:span><text:span text:style-name="_31_71">m</text:span><text:span text:style-name="_37_1">e</text:span><text:span text:style-name="_31_17">s</text:span><text:span text:style-name="_31_51"> </text:span><text:span text:style-name="_32_7">s</text:span><text:span text:style-name="_31_41">o</text:span><text:span text:style-name="_31_51"> </text:span><text:span text:style-name="_32_4">a</text:span><text:span text:style-name="_31_01">s</text:span><text:span text:style-name="_31_51"> </text:span><text:span text:style-name="_36_5">t</text:span><text:span text:style-name="_31_43">o</text:span><text:span text:style-name="_31_51"> </text:span><text:span text:style-name="_36_9">a</text:span><text:span text:style-name="_31_25">c</text:span><text:span text:style-name="_32_24">h</text:span><text:span text:style-name="_36_9">i</text:span><text:span text:style-name="_31_34">e</text:span><text:span text:style-name="_32_03">v</text:span><text:span text:style-name="_36_0">e</text:span><text:span text:style-name="_37_6"> </text:span><text:span text:style-name="_32_03">s</text:span><text:span text:style-name="_35_4">o</text:span><text:span text:style-name="_31_50">m</text:span><text:span text:style-name="_32_07">e</text:span><text:span text:style-name="_31_"> </text:span><text:span text:style-name="_31_01">p</text:span><text:span text:style-name="_31_74">u</text:span><text:span text:style-name="_35_6">r</text:span><text:span text:style-name="_39_8">p</text:span><text:span text:style-name="_31_95">o</text:span><text:span text:style-name="_37_2">s</text:span><text:span text:style-name="_31_04">e</text:span><text:span text:style-name="_31_51"> </text:span><text:span text:style-name="_36_6">m</text:span><text:span text:style-name="_31_26">o</text:span><text:span text:style-name="_32_06">r</text:span><text:span text:style-name="_32_0">e</text:span><text:span text:style-name="_37_6"> </text:span><text:span text:style-name="_31_95">e</text:span><text:span text:style-name="_35_0">f</text:span><text:span text:style-name="_31_40">f</text:span><text:span text:style-name="_31_73">e</text:span><text:span text:style-name="_35_7">c</text:span><text:span text:style-name="_31_14">t</text:span><text:span text:style-name="_32_10">i</text:span><text:span text:style-name="_35_4">v</text:span><text:span text:style-name="_31_02">e</text:span><text:span text:style-name="_31_95">l</text:span><text:span text:style-name="_32_9">y</text:span><text:span text:style-name="_31_47">.</text:span><text:span text:style-name="_31_51"> </text:span><text:span text:style-name="_32_7">T</text:span><text:span text:style-name="_31_17">h</text:span><text:span text:style-name="_32_25">e</text:span><text:span text:style-name="_35_4">s</text:span><text:span text:style-name="_31_29">e</text:span><text:span text:style-name="_31_51"> </text:span><text:span text:style-name="_35_3">a</text:span><text:span text:style-name="_31_05">r</text:span><text:span text:style-name="_32_24">e</text:span><text:span text:style-name="_31_"> </text:span><text:span text:style-name="_31_35">p</text:span><text:span text:style-name="_32_03">o</text:span><text:span text:style-name="_35_3">s</text:span><text:span text:style-name="_31_16">s</text:span><text:span text:style-name="_31_95">i</text:span><text:span text:style-name="_34_4">b</text:span><text:span text:style-name="_31_26">i</text:span><text:span text:style-name="_32_09">l</text:span><text:span text:style-name="_33_6">i</text:span><text:span text:style-name="_31_20">t</text:span><text:span text:style-name="_31_88">i</text:span><text:span text:style-name="_36_9">e</text:span><text:span text:style-name="_31_34">s</text:span><text:span text:style-name="_31_51"> </text:span><text:span text:style-name="_32_1">o</text:span><text:span text:style-name="_31_31">f</text:span><text:span text:style-name="_31_51"> </text:span><text:span text:style-name="_32_6">t</text:span><text:span text:style-name="_31_17">h</text:span><text:span text:style-name="_31_73">e</text:span><text:span text:style-name="_31_"> </text:span><text:span text:style-name="_31_44">n</text:span><text:span text:style-name="_31_71">e</text:span><text:span text:style-name="_35_3">a</text:span><text:span text:style-name="_31_05">r</text:span><text:span text:style-name="_31_51"> </text:span><text:span text:style-name="_34_5">f</text:span><text:span text:style-name="_31_47">u</text:span><text:span text:style-name="_31_86">t</text:span><text:span text:style-name="_32_1">u</text:span><text:span text:style-name="_39_6">r</text:span><text:span text:style-name="_32_01">e</text:span><text:span text:style-name="_33_5">,</text:span><text:span text:style-name="_37_6"> </text:span><text:span text:style-name="_32_10">r</text:span><text:span text:style-name="_35_3">a</text:span><text:span text:style-name="_31_10">t</text:span><text:span text:style-name="_31_88">h</text:span><text:span text:style-name="_36_5">e</text:span><text:span text:style-name="_31_50">r</text:span><text:span text:style-name="_31_51"> </text:span><text:span text:style-name="_34_2">t</text:span><text:span text:style-name="_39_9">h</text:span><text:span text:style-name="_32_01">a</text:span><text:span text:style-name="_35_1">n</text:span><text:span text:style-name="_37_6"> </text:span><text:span text:style-name="_32_04">U</text:span><text:span text:style-name="_35_4">t</text:span><text:span text:style-name="_39_9">o</text:span><text:span text:style-name="_31_74">p</text:span><text:span text:style-name="_35_6">i</text:span><text:span text:style-name="_31_47">a</text:span><text:span text:style-name="_31_92">n</text:span><text:span text:style-name="_31_"> </text:span><text:span text:style-name="_31_41">d</text:span><text:span text:style-name="_32_24">r</text:span><text:span text:style-name="_36_0">e</text:span><text:span text:style-name="_31_20">a</text:span><text:span text:style-name="_32_15">m</text:span><text:span text:style-name="_35_1">s</text:span><text:span text:style-name="_31_25">.</text:span></text:p>
      <text:p text:style-name="P1"><text:span text:style-name="_32_4">T</text:span><text:span text:style-name="_39_6">h</text:span><text:span text:style-name="_32_15">e</text:span><text:span text:style-name="_31_"> </text:span><text:span text:style-name="_31_46">c</text:span><text:span text:style-name="_32_21">r</text:span><text:span text:style-name="_34_1">i</text:span><text:span text:style-name="_31_46">t</text:span><text:span text:style-name="_32_16">i</text:span><text:span text:style-name="_36_0">c</text:span><text:span text:style-name="_31_25">i</text:span><text:span text:style-name="_31_94">s</text:span><text:span text:style-name="_35_7">m</text:span><text:span text:style-name="_37_6"> </text:span><text:span text:style-name="_31_76">t</text:span><text:span text:style-name="_36_0">h</text:span><text:span text:style-name="_31_49">a</text:span><text:span text:style-name="_31_76">t</text:span><text:span text:style-name="_31_"> </text:span><text:span text:style-name="_31_25">a</text:span><text:span text:style-name="_31_51"> </text:span><text:span text:style-name="_33_8">m</text:span><text:span text:style-name="_31_19">a</text:span><text:span text:style-name="_31_79">c</text:span><text:span text:style-name="_35_1">h</text:span><text:span text:style-name="_31_28">i</text:span><text:span text:style-name="_31_94">n</text:span><text:span text:style-name="_35_0">e</text:span><text:span text:style-name="_37_6"> </text:span><text:span text:style-name="_31_71">c</text:span><text:span text:style-name="_35_9">a</text:span><text:span text:style-name="_31_01">n</text:span><text:span text:style-name="_31_70">n</text:span><text:span text:style-name="_35_4">o</text:span><text:span text:style-name="_31_32">t</text:span><text:span text:style-name="_31_51"> </text:span><text:span text:style-name="_35_4">h</text:span><text:span text:style-name="_31_17">a</text:span><text:span text:style-name="_32_04">v</text:span><text:span text:style-name="_35_0">e</text:span><text:span text:style-name="_37_6"> </text:span><text:span text:style-name="_31_74">m</text:span><text:span text:style-name="_37_1">u</text:span><text:span text:style-name="_31_50">c</text:span><text:span text:style-name="_32_24">h</text:span><text:span text:style-name="_31_"> </text:span><text:span text:style-name="_31_35">d</text:span><text:span text:style-name="_31_95">i</text:span><text:span text:style-name="_37_1">v</text:span><text:span text:style-name="_31_05">e</text:span><text:span text:style-name="_32_00">r</text:span><text:span text:style-name="_35_0">s</text:span><text:span text:style-name="_31_11">i</text:span><text:span text:style-name="_32_06">t</text:span><text:span text:style-name="_34_1">y</text:span><text:span text:style-name="_37_6"> </text:span><text:span text:style-name="_32_04">o</text:span><text:span text:style-name="_34_2">f</text:span><text:span text:style-name="_37_6"> </text:span><text:span text:style-name="_31_85">b</text:span><text:span text:style-name="_34_4">e</text:span><text:span text:style-name="_31_17">h</text:span><text:span text:style-name="_32_15">a</text:span><text:span text:style-name="_35_6">v</text:span><text:span text:style-name="_31_43">i</text:span><text:span text:style-name="_31_76">o</text:span><text:span text:style-name="_37_1">u</text:span><text:span text:style-name="_31_41">r</text:span><text:span text:style-name="_31_51"> </text:span><text:span text:style-name="_35_3">i</text:span><text:span text:style-name="_31_13">s</text:span><text:span text:style-name="_31_51"> </text:span><text:span text:style-name="_33_9">j</text:span><text:span text:style-name="_31_46">u</text:span><text:span text:style-name="_31_92">s</text:span><text:span text:style-name="_34_4">t</text:span><text:span text:style-name="_37_6"> </text:span><text:span text:style-name="_31_73">a</text:span><text:span text:style-name="_31_"> </text:span><text:span text:style-name="_31_29">w</text:span><text:span text:style-name="_32_10">a</text:span><text:span text:style-name="_34_2">y</text:span><text:span text:style-name="_37_6"> </text:span><text:span text:style-name="_31_71">o</text:span><text:span text:style-name="_36_8">f</text:span><text:span text:style-name="_37_6"> </text:span><text:span text:style-name="_31_86">s</text:span><text:span text:style-name="_35_1">a</text:span><text:span text:style-name="_31_49">y</text:span><text:span text:style-name="_32_21">i</text:span><text:span text:style-name="_32_4">n</text:span><text:span text:style-name="_31_29">g</text:span><text:span text:style-name="_31_51"> </text:span><text:span text:style-name="_33_8">t</text:span><text:span text:style-name="_31_43">h</text:span><text:span text:style-name="_31_85">a</text:span><text:span text:style-name="_33_0">t</text:span><text:span text:style-name="_37_6"> </text:span><text:span text:style-name="_32_03">i</text:span><text:span text:style-name="_32_4">t</text:span><text:span text:style-name="_37_6"> </text:span><text:span text:style-name="_31_74">c</text:span><text:span text:style-name="_37_4">a</text:span><text:span text:style-name="_31_40">n</text:span><text:span text:style-name="_32_03">n</text:span><text:span text:style-name="_33_5">o</text:span><text:span text:style-name="_31_46">t</text:span><text:span text:style-name="_31_51"> </text:span><text:span text:style-name="_33_0">h</text:span><text:span text:style-name="_39_5">a</text:span><text:span text:style-name="_31_79">v</text:span><text:span text:style-name="_36_8">e</text:span><text:span text:style-name="_37_6"> </text:span><text:span text:style-name="_31_88">m</text:span><text:span text:style-name="_33_6">u</text:span><text:span text:style-name="_31_11">c</text:span><text:span text:style-name="_32_19">h</text:span><text:span text:style-name="_31_"> </text:span><text:span text:style-name="_31_40">s</text:span><text:span text:style-name="_31_94">t</text:span><text:span text:style-name="_35_9">o</text:span><text:span text:style-name="_31_44">r</text:span><text:span text:style-name="_31_92">a</text:span><text:span text:style-name="_36_9">g</text:span><text:span text:style-name="_39_5">e</text:span><text:span text:style-name="_31_51"> </text:span><text:span text:style-name="_35_6">c</text:span><text:span text:style-name="_31_29">a</text:span><text:span text:style-name="_32_07">p</text:span><text:span text:style-name="_36_0">a</text:span><text:span text:style-name="_31_41">c</text:span><text:span text:style-name="_32_09">i</text:span><text:span text:style-name="_34_5">t</text:span><text:span text:style-name="_31_50">y</text:span><text:span text:style-name="_31_70">.</text:span><text:span text:style-name="_31_"> </text:span><text:span text:style-name="_39_9">U</text:span><text:span text:style-name="_31_70">n</text:span><text:span text:style-name="_37_1">t</text:span><text:span text:style-name="_31_41">i</text:span><text:span text:style-name="_31_85">l</text:span><text:span text:style-name="_31_"> </text:span><text:span text:style-name="_39_9">f</text:span><text:span text:style-name="_31_79">a</text:span><text:span text:style-name="_33_8">i</text:span><text:span text:style-name="_39_9">r</text:span><text:span text:style-name="_32_10">l</text:span><text:span text:style-name="_36_0">y</text:span><text:span text:style-name="_37_6"> </text:span><text:span text:style-name="_31_95">r</text:span><text:span text:style-name="_32_9">e</text:span><text:span text:style-name="_31_11">c</text:span><text:span text:style-name="_32_06">e</text:span><text:span text:style-name="_32_9">n</text:span><text:span text:style-name="_31_17">t</text:span><text:span text:style-name="_32_09">l</text:span><text:span text:style-name="_35_9">y</text:span><text:span text:style-name="_37_6"> </text:span><text:span text:style-name="_31_77">a</text:span><text:span text:style-name="_31_"> </text:span><text:span text:style-name="_31_35">s</text:span><text:span text:style-name="_32_18">t</text:span><text:span text:style-name="_33_6">o</text:span><text:span text:style-name="_39_6">r</text:span><text:span text:style-name="_32_01">a</text:span><text:span text:style-name="_32_6">g</text:span><text:span text:style-name="_31_14">e</text:span><text:span text:style-name="_31_51"> </text:span><text:span text:style-name="_32_9">c</text:span><text:span text:style-name="_31_16">a</text:span><text:span text:style-name="_31_77">p</text:span><text:span text:style-name="_34_4">a</text:span><text:span text:style-name="_31_25">c</text:span><text:span text:style-name="_32_15">i</text:span><text:span text:style-name="_32_7">t</text:span><text:span text:style-name="_31_05">y</text:span><text:span text:style-name="_31_51"> </text:span><text:span text:style-name="_37_2">o</text:span><text:span text:style-name="_31_19">f</text:span><text:span text:style-name="_31_51"> </text:span><text:span text:style-name="_33_8">e</text:span><text:span text:style-name="_31_01">v</text:span><text:span text:style-name="_31_85">e</text:span><text:span text:style-name="_34_2">n</text:span><text:span text:style-name="_37_6"> </text:span><text:span text:style-name="_31_70">a</text:span><text:span text:style-name="_31_"> </text:span><text:span text:style-name="_31_05">t</text:span><text:span text:style-name="_31_89">h</text:span><text:span text:style-name="_37_2">o</text:span><text:span text:style-name="_31_29">u</text:span><text:span text:style-name="_31_77">s</text:span><text:span text:style-name="_37_5">a</text:span><text:span text:style-name="_31_01">n</text:span><text:span text:style-name="_32_07">d</text:span><text:span text:style-name="_31_"> </text:span><text:span text:style-name="_31_32">d</text:span><text:span text:style-name="_32_04">i</text:span><text:span text:style-name="_35_4">g</text:span><text:span text:style-name="_39_8">i</text:span><text:span text:style-name="_32_25">t</text:span><text:span text:style-name="_32_3">s</text:span><text:span text:style-name="_37_6"> </text:span><text:span text:style-name="_31_73">w</text:span><text:span text:style-name="_32_9">a</text:span><text:span text:style-name="_31_46">s</text:span><text:span text:style-name="_31_51"> </text:span><text:span text:style-name="_37_4">v</text:span><text:span text:style-name="_31_01">e</text:span><text:span text:style-name="_31_95">r</text:span><text:span text:style-name="_34_5">y</text:span><text:span text:style-name="_37_6"> </text:span><text:span text:style-name="_31_79">r</text:span><text:span text:style-name="_37_4">a</text:span><text:span text:style-name="_31_11">r</text:span><text:span text:style-name="_31_76">e</text:span><text:span text:style-name="_32_6">.</text:span></text:p>
      <text:p text:style-name="P1"><text:span text:style-name="_32_22">T</text:span><text:span text:style-name="_32_3">h</text:span><text:span text:style-name="_31_46">e</text:span><text:span text:style-name="_31_51"> </text:span><text:span text:style-name="_34_2">c</text:span><text:span text:style-name="_31_47">r</text:span><text:span text:style-name="_32_16">i</text:span><text:span text:style-name="_37_5">t</text:span><text:span text:style-name="_31_05">i</text:span><text:span text:style-name="_31_89">c</text:span><text:span text:style-name="_35_1">i</text:span><text:span text:style-name="_31_05">s</text:span><text:span text:style-name="_32_21">m</text:span><text:span text:style-name="_35_9">s</text:span><text:span text:style-name="_37_6"> </text:span><text:span text:style-name="_31_91">t</text:span><text:span text:style-name="_33_5">h</text:span><text:span text:style-name="_31_02">a</text:span><text:span text:style-name="_31_73">t</text:span><text:span text:style-name="_31_"> </text:span><text:span text:style-name="_31_20">w</text:span><text:span text:style-name="_31_92">e</text:span><text:span text:style-name="_31_"> </text:span><text:span text:style-name="_31_28">a</text:span><text:span text:style-name="_31_71">r</text:span><text:span text:style-name="_36_9">e</text:span><text:span text:style-name="_37_6"> </text:span><text:span text:style-name="_31_74">c</text:span><text:span text:style-name="_32_3">o</text:span><text:span text:style-name="_39_8">n</text:span><text:span text:style-name="_32_09">s</text:span><text:span text:style-name="_36_6">i</text:span><text:span text:style-name="_31_26">d</text:span><text:span text:style-name="_31_86">e</text:span><text:span text:style-name="_35_6">r</text:span><text:span text:style-name="_31_31">i</text:span><text:span text:style-name="_32_06">n</text:span><text:span text:style-name="_37_2">g</text:span><text:span text:style-name="_37_6"> </text:span><text:span text:style-name="_31_92">h</text:span><text:span text:style-name="_33_0">e</text:span><text:span text:style-name="_31_02">r</text:span><text:span text:style-name="_32_03">e</text:span><text:span text:style-name="_31_"> </text:span><text:span text:style-name="_31_19">a</text:span><text:span text:style-name="_31_73">r</text:span><text:span text:style-name="_36_9">e</text:span><text:span text:style-name="_37_6"> </text:span><text:span text:style-name="_32_22">o</text:span><text:span text:style-name="_37_4">f</text:span><text:span text:style-name="_31_34">t</text:span><text:span text:style-name="_31_70">e</text:span><text:span text:style-name="_34_5">n</text:span><text:span text:style-name="_37_6"> </text:span><text:span text:style-name="_31_71">d</text:span><text:span text:style-name="_35_0">i</text:span><text:span text:style-name="_31_17">s</text:span><text:span text:style-name="_32_06">g</text:span><text:span text:style-name="_37_5">u</text:span><text:span text:style-name="_31_05">i</text:span><text:span text:style-name="_31_86">s</text:span><text:span text:style-name="_36_9">e</text:span><text:span text:style-name="_31_35">d</text:span><text:span text:style-name="_31_51"> </text:span><text:span text:style-name="_34_2">f</text:span><text:span text:style-name="_31_46">o</text:span><text:span text:style-name="_31_88">r</text:span><text:span text:style-name="_37_1">m</text:span><text:span text:style-name="_31_01">s</text:span><text:span text:style-name="_31_51"> </text:span><text:span text:style-name="_32_1">o</text:span><text:span text:style-name="_31_43">f</text:span><text:span text:style-name="_31_51"> </text:span><text:span text:style-name="_35_1">t</text:span><text:span text:style-name="_31_17">h</text:span><text:span text:style-name="_32_10">e</text:span><text:span text:style-name="_31_"> </text:span><text:span text:style-name="_39_8">a</text:span><text:span text:style-name="_31_79">r</text:span><text:span text:style-name="_33_8">g</text:span><text:span text:style-name="_31_13">u</text:span><text:span text:style-name="_31_88">m</text:span><text:span text:style-name="_32_9">e</text:span><text:span text:style-name="_31_44">n</text:span><text:span text:style-name="_31_79">t</text:span><text:span text:style-name="_31_"> </text:span><text:span text:style-name="_39_5">f</text:span><text:span text:style-name="_31_91">r</text:span><text:span text:style-name="_33_5">o</text:span><text:span text:style-name="_31_16">m</text:span><text:span text:style-name="_31_51"> </text:span><text:span text:style-name="_36_0">c</text:span><text:span text:style-name="_31_16">o</text:span><text:span text:style-name="_31_71">n</text:span><text:span text:style-name="_35_3">s</text:span><text:span text:style-name="_31_34">c</text:span><text:span text:style-name="_32_19">i</text:span><text:span text:style-name="_32_1">o</text:span><text:span text:style-name="_39_8">u</text:span><text:span text:style-name="_32_16">s</text:span><text:span text:style-name="_35_0">n</text:span><text:span text:style-name="_31_31">e</text:span><text:span text:style-name="_31_88">s</text:span><text:span text:style-name="_37_5">s</text:span><text:span text:style-name="_31_05">,</text:span><text:span text:style-name="_31_51"> </text:span><text:span text:style-name="_37_4">U</text:span><text:span text:style-name="_31_41">s</text:span><text:span text:style-name="_31_76">u</text:span><text:span text:style-name="_36_9">a</text:span><text:span text:style-name="_31_31">l</text:span><text:span text:style-name="_32_10">l</text:span><text:span text:style-name="_32_1">y</text:span><text:span text:style-name="_37_6"> </text:span><text:span text:style-name="_31_92">i</text:span><text:span text:style-name="_35_7">f</text:span><text:span text:style-name="_37_6"> </text:span><text:span text:style-name="_31_85">o</text:span><text:span text:style-name="_34_4">n</text:span><text:span text:style-name="_31_47">e</text:span><text:span text:style-name="_31_51"> </text:span><text:span text:style-name="_36_0">m</text:span><text:span text:style-name="_31_26">a</text:span><text:span text:style-name="_32_01">i</text:span><text:span text:style-name="_32_6">n</text:span><text:span text:style-name="_31_13">t</text:span><text:span text:style-name="_32_24">a</text:span><text:span text:style-name="_35_3">i</text:span><text:span text:style-name="_31_31">n</text:span><text:span text:style-name="_31_77">s</text:span><text:span text:style-name="_31_"> </text:span><text:span text:style-name="_39_9">t</text:span><text:span text:style-name="_31_94">h</text:span><text:span text:style-name="_37_1">a</text:span><text:span text:style-name="_31_02">t</text:span><text:span text:style-name="_31_51"> </text:span><text:span text:style-name="_33_5">a</text:span><text:span text:style-name="_37_6"> </text:span><text:span text:style-name="_32_06">m</text:span><text:span text:style-name="_34_2">a</text:span><text:span text:style-name="_39_8">c</text:span><text:span text:style-name="_32_19">h</text:span><text:span text:style-name="_35_1">i</text:span><text:span text:style-name="_31_26">n</text:span><text:span text:style-name="_32_22">e</text:span><text:span text:style-name="_31_"> </text:span><text:span text:style-name="_31_20">c</text:span><text:span text:style-name="_31_73">a</text:span><text:span text:style-name="_36_6">n</text:span><text:span text:style-name="_37_6"> </text:span><text:span text:style-name="_31_85">d</text:span><text:span text:style-name="_33_6">o</text:span><text:span text:style-name="_37_6"> </text:span><text:span text:style-name="_32_25">o</text:span><text:span text:style-name="_35_3">n</text:span><text:span text:style-name="_31_26">e</text:span><text:span text:style-name="_31_51"> </text:span><text:span text:style-name="_32_1">o</text:span><text:span text:style-name="_31_28">f</text:span><text:span text:style-name="_31_51"> </text:span><text:span text:style-name="_32_4">t</text:span><text:span text:style-name="_31_50">h</text:span><text:span text:style-name="_31_89">e</text:span><text:span text:style-name="_35_6">s</text:span><text:span text:style-name="_39_8">e</text:span><text:span text:style-name="_31_51"> </text:span><text:span text:style-name="_32_7">t</text:span><text:span text:style-name="_31_46">h</text:span><text:span text:style-name="_32_09">i</text:span><text:span text:style-name="_32_4">n</text:span><text:span text:style-name="_31_29">g</text:span><text:span text:style-name="_31_74">s</text:span><text:span text:style-name="_33_5">,</text:span><text:span text:style-name="_37_6"> </text:span><text:span text:style-name="_31_77">a</text:span><text:span text:style-name="_32_0">n</text:span><text:span text:style-name="_31_44">d</text:span><text:span text:style-name="_31_51"> </text:span><text:span text:style-name="_32_7">d</text:span><text:span text:style-name="_31_13">e</text:span><text:span text:style-name="_32_15">s</text:span><text:span text:style-name="_32_7">c</text:span><text:span text:style-name="_31_25">r</text:span><text:span text:style-name="_31_73">i</text:span><text:span text:style-name="_36_0">b</text:span><text:span text:style-name="_31_43">e</text:span><text:span text:style-name="_31_76">s</text:span><text:span text:style-name="_31_"> </text:span><text:span text:style-name="_31_14">t</text:span><text:span text:style-name="_31_88">h</text:span><text:span text:style-name="_33_9">e</text:span><text:span text:style-name="_37_6"> </text:span><text:span text:style-name="_31_95">k</text:span><text:span text:style-name="_32_9">i</text:span><text:span text:style-name="_31_02">n</text:span><text:span text:style-name="_31_80">d</text:span><text:span text:style-name="_31_"> </text:span><text:span text:style-name="_31_32">o</text:span><text:span text:style-name="_32_16">f</text:span><text:span text:style-name="_31_"> </text:span><text:span text:style-name="_31_11">m</text:span><text:span text:style-name="_31_79">e</text:span><text:span text:style-name="_32_7">t</text:span><text:span text:style-name="_31_11">h</text:span><text:span text:style-name="_32_16">o</text:span><text:span text:style-name="_33_0">d</text:span><text:span text:style-name="_37_6"> </text:span><text:span text:style-name="_31_77">t</text:span><text:span text:style-name="_36_9">h</text:span><text:span text:style-name="_31_16">a</text:span><text:span text:style-name="_32_25">t</text:span><text:span text:style-name="_31_"> </text:span><text:span text:style-name="_31_05">t</text:span><text:span text:style-name="_31_77">h</text:span><text:span text:style-name="_36_6">e</text:span><text:span text:style-name="_37_6"> </text:span><text:span text:style-name="_32_15">m</text:span><text:span text:style-name="_34_5">a</text:span><text:span text:style-name="_31_14">c</text:span><text:span text:style-name="_32_25">h</text:span><text:span text:style-name="_33_8">i</text:span><text:span text:style-name="_31_25">n</text:span><text:span text:style-name="_32_03">e</text:span><text:span text:style-name="_31_"> </text:span><text:span text:style-name="_31_40">c</text:span><text:span text:style-name="_32_06">o</text:span><text:span text:style-name="_34_4">u</text:span><text:span text:style-name="_39_5">l</text:span><text:span text:style-name="_31_91">d</text:span><text:span text:style-name="_31_"> </text:span><text:span text:style-name="_31_35">u</text:span><text:span text:style-name="_32_18">s</text:span><text:span text:style-name="_32_3">e</text:span><text:span text:style-name="_31_43">,</text:span><text:span text:style-name="_31_51"> </text:span><text:span text:style-name="_35_3">o</text:span><text:span text:style-name="_31_34">n</text:span><text:span text:style-name="_31_76">e</text:span><text:span text:style-name="_31_"> </text:span><text:span text:style-name="_31_32">w</text:span><text:span text:style-name="_32_00">i</text:span><text:span text:style-name="_35_0">l</text:span><text:span text:style-name="_31_34">l</text:span><text:span text:style-name="_31_51"> </text:span><text:span text:style-name="_32_7">n</text:span><text:span text:style-name="_31_19">o</text:span><text:span text:style-name="_31_73">t</text:span><text:span text:style-name="_31_"> </text:span><text:span text:style-name="_31_47">m</text:span><text:span text:style-name="_31_73">a</text:span><text:span text:style-name="_34_1">k</text:span><text:span text:style-name="_39_5">e</text:span><text:span text:style-name="_31_51"> </text:span><text:span text:style-name="_36_9">m</text:span><text:span text:style-name="_31_13">u</text:span><text:span text:style-name="_32_18">c</text:span><text:span text:style-name="_36_5">h</text:span><text:span text:style-name="_37_6"> </text:span><text:span text:style-name="_31_92">o</text:span><text:span text:style-name="_34_5">f</text:span><text:span text:style-name="_37_6"> </text:span><text:span text:style-name="_32_15">a</text:span><text:span text:style-name="_36_6">n</text:span><text:span text:style-name="_37_6"> </text:span><text:span text:style-name="_31_94">i</text:span><text:span text:style-name="_36_6">m</text:span><text:span text:style-name="_31_04">p</text:span><text:span text:style-name="_31_70">r</text:span><text:span text:style-name="_35_3">e</text:span><text:span text:style-name="_31_29">s</text:span><text:span text:style-name="_31_88">s</text:span><text:span text:style-name="_34_4">i</text:span><text:span text:style-name="_31_17">o</text:span><text:span text:style-name="_32_15">n</text:span><text:span text:style-name="_36_5">.</text:span><text:span text:style-name="_37_6"> </text:span><text:span text:style-name="_31_73">I</text:span><text:span text:style-name="_33_8">t</text:span><text:span text:style-name="_37_6"> </text:span><text:span text:style-name="_31_80">i</text:span><text:span text:style-name="_33_5">s</text:span><text:span text:style-name="_37_6"> </text:span><text:span text:style-name="_31_95">t</text:span><text:span text:style-name="_32_9">h</text:span><text:span text:style-name="_31_47">o</text:span><text:span text:style-name="_32_04">u</text:span><text:span text:style-name="_32_0">g</text:span><text:span text:style-name="_31_41">h</text:span><text:span text:style-name="_32_21">t</text:span><text:span text:style-name="_31_"> </text:span><text:span text:style-name="_31_04">t</text:span><text:span text:style-name="_31_92">h</text:span><text:span text:style-name="_36_5">a</text:span><text:span text:style-name="_31_29">t</text:span><text:span text:style-name="_31_51"> </text:span><text:span text:style-name="_36_8">t</text:span><text:span text:style-name="_31_41">i</text:span><text:span text:style-name="_31_88">l</text:span><text:span text:style-name="_36_9">e</text:span><text:span text:style-name="_37_6"> </text:span><text:span text:style-name="_32_09">m</text:span><text:span text:style-name="_32_6">e</text:span><text:span text:style-name="_31_34">t</text:span><text:span text:style-name="_31_88">h</text:span><text:span text:style-name="_34_1">o</text:span><text:span text:style-name="_31_10">d</text:span><text:span text:style-name="_31_51"> </text:span><text:span text:style-name="_36_9">(</text:span><text:span text:style-name="_31_50">w</text:span><text:span text:style-name="_32_01">h</text:span><text:span text:style-name="_37_5">a</text:span><text:span text:style-name="_31_16">t</text:span><text:span text:style-name="_32_09">e</text:span><text:span text:style-name="_36_8">v</text:span><text:span text:style-name="_31_26">e</text:span><text:span text:style-name="_31_95">r</text:span><text:span text:style-name="_31_"> </text:span><text:span text:style-name="_31_35">i</text:span><text:span text:style-name="_32_07">t</text:span><text:span text:style-name="_31_"> </text:span><text:span text:style-name="_31_25">m</text:span><text:span text:style-name="_31_91">a</text:span><text:span text:style-name="_32_4">y</text:span><text:span text:style-name="_37_6"> </text:span><text:span text:style-name="_31_77">b</text:span><text:span text:style-name="_32_1">e</text:span><text:span text:style-name="_31_04">,</text:span><text:span text:style-name="_31_51"> </text:span><text:span text:style-name="_34_5">f</text:span><text:span text:style-name="_31_35">o</text:span><text:span text:style-name="_31_89">r</text:span><text:span text:style-name="_31_"> </text:span><text:span text:style-name="_31_35">i</text:span><text:span text:style-name="_31_79">t</text:span><text:span text:style-name="_31_"> </text:span><text:span text:style-name="_31_19">m</text:span><text:span text:style-name="_31_71">u</text:span><text:span text:style-name="_35_4">s</text:span><text:span text:style-name="_31_29">t</text:span><text:span text:style-name="_31_51"> </text:span><text:span text:style-name="_33_5">b</text:span><text:span text:style-name="_31_14">e</text:span><text:span text:style-name="_31_51"> </text:span><text:span text:style-name="_36_5">m</text:span><text:span text:style-name="_31_25">e</text:span><text:span text:style-name="_31_85">c</text:span><text:span text:style-name="_37_4">h</text:span><text:span text:style-name="_39_9">a</text:span><text:span text:style-name="_32_21">n</text:span><text:span text:style-name="_32_6">i</text:span><text:span text:style-name="_39_8">c</text:span><text:span text:style-name="_31_74">a</text:span><text:span text:style-name="_37_2">l</text:span><text:span text:style-name="_31_41">)</text:span><text:span text:style-name="_31_51"> </text:span><text:span text:style-name="_34_5">i</text:span><text:span text:style-name="_31_44">s</text:span><text:span text:style-name="_31_51"> </text:span><text:span text:style-name="_34_2">r</text:span><text:span text:style-name="_31_05">e</text:span><text:span text:style-name="_31_92">a</text:span><text:span text:style-name="_36_5">l</text:span><text:span text:style-name="_31_49">l</text:span><text:span text:style-name="_31_71">y</text:span><text:span text:style-name="_31_"> </text:span><text:span text:style-name="_31_35">r</text:span><text:span text:style-name="_31_92">a</text:span><text:span text:style-name="_35_7">t</text:span><text:span text:style-name="_31_46">h</text:span><text:span text:style-name="_32_18">e</text:span><text:span text:style-name="_34_2">r</text:span><text:span text:style-name="_37_6"> </text:span><text:span text:style-name="_32_01">b</text:span><text:span text:style-name="_34_1">a</text:span><text:span text:style-name="_31_20">s</text:span><text:span text:style-name="_32_04">e</text:span><text:span text:style-name="_36_9">.</text:span><text:span text:style-name="_37_6"> </text:span><text:span text:style-name="_32_06">C</text:span><text:span text:style-name="_37_4">o</text:span><text:span text:style-name="_31_10">m</text:span><text:span text:style-name="_32_09">p</text:span><text:span text:style-name="_34_1">a</text:span><text:span text:style-name="_31_29">r</text:span><text:span text:style-name="_32_24">e</text:span><text:span text:style-name="_31_"> </text:span><text:span text:style-name="_39_6">t</text:span><text:span text:style-name="_31_88">h</text:span><text:span text:style-name="_34_5">e</text:span><text:span text:style-name="_37_6"> </text:span><text:span text:style-name="_31_88">p</text:span><text:span text:style-name="_32_9">a</text:span><text:span text:style-name="_31_14">r</text:span><text:span text:style-name="_32_03">e</text:span><text:span text:style-name="_36_8">n</text:span><text:span text:style-name="_31_32">t</text:span><text:span text:style-name="_31_79">h</text:span><text:span text:style-name="_32_6">e</text:span><text:span text:style-name="_31_04">s</text:span><text:span text:style-name="_31_86">e</text:span><text:span text:style-name="_37_4">s</text:span><text:span text:style-name="_37_6"> </text:span><text:span text:style-name="_32_04">i</text:span><text:span text:style-name="_35_9">n</text:span><text:span text:style-name="_37_6"> </text:span><text:span text:style-name="_32_15">J</text:span><text:span text:style-name="_35_3">e</text:span><text:span text:style-name="_31_02">f</text:span><text:span text:style-name="_31_71">f</text:span><text:span text:style-name="_37_2">e</text:span><text:span text:style-name="_31_32">r</text:span><text:span text:style-name="_32_25">s</text:span><text:span text:style-name="_35_6">o</text:span><text:span text:style-name="_31_19">n</text:span><text:span text:style-name="_31_89">'</text:span><text:span text:style-name="_37_2">s</text:span><text:span text:style-name="_37_6"> </text:span><text:span text:style-name="_32_15">s</text:span><text:span text:style-name="_34_5">t</text:span><text:span text:style-name="_31_40">a</text:span><text:span text:style-name="_31_76">t</text:span><text:span text:style-name="_35_9">e</text:span><text:span text:style-name="_31_43">m</text:span><text:span text:style-name="_32_22">e</text:span><text:span text:style-name="_36_8">n</text:span><text:span text:style-name="_31_16">t</text:span><text:span text:style-name="_31_51"> </text:span><text:span text:style-name="_33_8">q</text:span><text:span text:style-name="_31_31">u</text:span><text:span text:style-name="_31_86">o</text:span><text:span text:style-name="_35_9">t</text:span><text:span text:style-name="_31_25">e</text:span><text:span text:style-name="_32_00">d</text:span><text:span text:style-name="_31_"> </text:span><text:span text:style-name="_31_34">o</text:span><text:span text:style-name="_32_06">n</text:span><text:span text:style-name="_31_"> </text:span><text:span text:style-name="_31_14">p</text:span><text:span text:style-name="_32_04">a</text:span><text:span text:style-name="_35_6">g</text:span><text:span text:style-name="_31_41">e</text:span><text:span text:style-name="_31_51"> </text:span><text:span text:style-name="_32_6">2</text:span><text:span text:style-name="_31_16">2</text:span><text:span text:style-name="_31_94">.</text:span></text:p>
      <text:p text:style-name="P1"><text:span text:style-name="_39_5">(</text:span><text:span text:style-name="_32_09">6</text:span><text:span text:style-name="_37_1">)</text:span><text:span text:style-name="_37_6"> </text:span><text:span text:style-name="_32_18">L</text:span><text:span text:style-name="_35_3">a</text:span><text:span text:style-name="_31_01">d</text:span><text:span text:style-name="_32_10">y</text:span><text:span text:style-name="_31_"> </text:span><text:span text:style-name="_39_6">L</text:span><text:span text:style-name="_32_21">o</text:span><text:span text:style-name="_35_3">v</text:span><text:span text:style-name="_31_05">e</text:span><text:span text:style-name="_31_74">l</text:span><text:span text:style-name="_33_8">a</text:span><text:span text:style-name="_31_20">c</text:span><text:span text:style-name="_31_71">e</text:span><text:span text:style-name="_33_0">'</text:span><text:span text:style-name="_39_6">s</text:span><text:span text:style-name="_31_51"> </text:span><text:span text:style-name="_36_8">O</text:span><text:span text:style-name="_31_35">b</text:span><text:span text:style-name="_31_91">j</text:span><text:span text:style-name="_37_5">e</text:span><text:span text:style-name="_31_49">c</text:span><text:span text:style-name="_32_24">t</text:span><text:span text:style-name="_32_9">i</text:span><text:span text:style-name="_31_20">o</text:span><text:span text:style-name="_32_03">n</text:span></text:p>
      <text:p text:style-name="P1"><text:soft-page-break/><text:span text:style-name="_31_11">O</text:span><text:span text:style-name="_32_04">u</text:span><text:span text:style-name="_34_4">r</text:span><text:span text:style-name="_37_6"> </text:span><text:span text:style-name="_31_88">m</text:span><text:span text:style-name="_36_0">o</text:span><text:span text:style-name="_31_49">s</text:span><text:span text:style-name="_31_80">t</text:span><text:span text:style-name="_31_"> </text:span><text:span text:style-name="_31_40">d</text:span><text:span text:style-name="_32_00">e</text:span><text:span text:style-name="_35_9">t</text:span><text:span text:style-name="_31_35">a</text:span><text:span text:style-name="_31_85">i</text:span><text:span text:style-name="_37_4">l</text:span><text:span text:style-name="_31_47">e</text:span><text:span text:style-name="_32_09">d</text:span><text:span text:style-name="_31_"> </text:span><text:span text:style-name="_31_01">i</text:span><text:span text:style-name="_31_71">n</text:span><text:span text:style-name="_32_0">f</text:span><text:span text:style-name="_31_10">o</text:span><text:span text:style-name="_32_00">r</text:span><text:span text:style-name="_36_9">m</text:span><text:span text:style-name="_31_49">a</text:span><text:span text:style-name="_32_21">t</text:span><text:span text:style-name="_34_1">i</text:span><text:span text:style-name="_31_35">o</text:span><text:span text:style-name="_31_80">n</text:span><text:span text:style-name="_31_"> </text:span><text:span text:style-name="_31_11">o</text:span><text:span text:style-name="_31_76">f</text:span><text:span text:style-name="_31_"> </text:span><text:span text:style-name="_39_8">B</text:span><text:span text:style-name="_31_88">a</text:span><text:span text:style-name="_33_9">b</text:span><text:span text:style-name="_31_16">b</text:span><text:span text:style-name="_32_25">a</text:span><text:span text:style-name="_32_1">g</text:span><text:span text:style-name="_31_28">e</text:span><text:span text:style-name="_32_24">'</text:span><text:span text:style-name="_35_7">s</text:span><text:span text:style-name="_37_6"> </text:span><text:span text:style-name="_32_07">A</text:span><text:span text:style-name="_34_5">n</text:span><text:span text:style-name="_39_5">a</text:span><text:span text:style-name="_31_76">l</text:span><text:span text:style-name="_35_9">y</text:span><text:span text:style-name="_31_41">t</text:span><text:span text:style-name="_32_03">i</text:span><text:span text:style-name="_34_5">c</text:span><text:span text:style-name="_31_11">a</text:span><text:span text:style-name="_32_19">l</text:span><text:span text:style-name="_31_"> </text:span><text:span text:style-name="_39_9">E</text:span><text:span text:style-name="_32_07">n</text:span><text:span text:style-name="_34_5">g</text:span><text:span text:style-name="_31_17">i</text:span><text:span text:style-name="_32_10">n</text:span><text:span text:style-name="_33_9">e</text:span><text:span text:style-name="_37_6"> </text:span><text:span text:style-name="_32_00">c</text:span><text:span text:style-name="_32_7">o</text:span><text:span text:style-name="_31_11">m</text:span><text:span text:style-name="_31_71">e</text:span><text:span text:style-name="_32_3">s</text:span><text:span text:style-name="_37_6"> </text:span><text:span text:style-name="_32_01">f</text:span><text:span text:style-name="_35_4">r</text:span><text:span text:style-name="_31_31">o</text:span><text:span text:style-name="_31_77">m</text:span><text:span text:style-name="_31_"> </text:span><text:span text:style-name="_31_49">a</text:span><text:span text:style-name="_31_51"> </text:span><text:span text:style-name="_32_0">m</text:span><text:span text:style-name="_31_16">e</text:span><text:span text:style-name="_32_04">m</text:span><text:span text:style-name="_33_6">o</text:span><text:span text:style-name="_31_47">i</text:span><text:span text:style-name="_32_00">r</text:span><text:span text:style-name="_31_"> </text:span><text:span text:style-name="_31_02">b</text:span><text:span text:style-name="_31_86">y</text:span><text:span text:style-name="_31_"> </text:span><text:span text:style-name="_31_32">L</text:span><text:span text:style-name="_31_70">a</text:span><text:span text:style-name="_34_2">d</text:span><text:span text:style-name="_31_43">y</text:span><text:span text:style-name="_31_51"> </text:span><text:span text:style-name="_35_4">L</text:span><text:span text:style-name="_31_14">o</text:span><text:span text:style-name="_31_91">v</text:span><text:span text:style-name="_33_8">e</text:span><text:span text:style-name="_31_43">l</text:span><text:span text:style-name="_31_95">a</text:span><text:span text:style-name="_35_7">c</text:span><text:span text:style-name="_31_25">e</text:span><text:span text:style-name="_31_51"> </text:span><text:span text:style-name="_34_1">(</text:span><text:span text:style-name="_37_6"> </text:span><text:span text:style-name="_32_06">1</text:span><text:span text:style-name="_34_2">8</text:span><text:span text:style-name="_31_16">4</text:span><text:span text:style-name="_31_91">2</text:span><text:span text:style-name="_36_6">)</text:span><text:span text:style-name="_31_05">.</text:span><text:span text:style-name="_31_51"> </text:span><text:span text:style-name="_35_6">I</text:span><text:span text:style-name="_39_9">n</text:span><text:span text:style-name="_31_51"> </text:span><text:span text:style-name="_33_0">i</text:span><text:span text:style-name="_31_40">t</text:span><text:span text:style-name="_31_51"> </text:span><text:span text:style-name="_35_4">s</text:span><text:span text:style-name="_31_29">h</text:span><text:span text:style-name="_31_85">e</text:span><text:span text:style-name="_31_"> </text:span><text:span text:style-name="_31_19">s</text:span><text:span text:style-name="_31_91">t</text:span><text:span text:style-name="_32_0">a</text:span><text:span text:style-name="_31_20">t</text:span><text:span text:style-name="_32_04">e</text:span><text:span text:style-name="_36_6">s</text:span><text:span text:style-name="_31_49">,</text:span><text:span text:style-name="_31_51"> </text:span><text:span text:style-name="_36_5">"</text:span><text:span text:style-name="_31_16">T</text:span><text:span text:style-name="_31_79">h</text:span><text:span text:style-name="_33_5">e</text:span><text:span text:style-name="_37_6"> </text:span><text:span text:style-name="_32_10">A</text:span><text:span text:style-name="_32_1">n</text:span><text:span text:style-name="_31_14">a</text:span><text:span text:style-name="_32_16">l</text:span><text:span text:style-name="_33_6">y</text:span><text:span text:style-name="_31_35">t</text:span><text:span text:style-name="_31_71">i</text:span><text:span text:style-name="_35_9">c</text:span><text:span text:style-name="_31_43">a</text:span><text:span text:style-name="_32_15">l</text:span><text:span text:style-name="_31_"> </text:span><text:span text:style-name="_39_8">E</text:span><text:span text:style-name="_32_06">n</text:span><text:span text:style-name="_37_5">g</text:span><text:span text:style-name="_31_01">i</text:span><text:span text:style-name="_32_01">n</text:span><text:span text:style-name="_36_6">e</text:span><text:span text:style-name="_37_6"> </text:span><text:span text:style-name="_31_89">h</text:span><text:span text:style-name="_35_4">a</text:span><text:span text:style-name="_31_16">s</text:span><text:span text:style-name="_31_51"> </text:span><text:span text:style-name="_35_1">n</text:span><text:span text:style-name="_31_29">o</text:span><text:span text:style-name="_31_51"> </text:span><text:span text:style-name="_35_4">p</text:span><text:span text:style-name="_31_19">r</text:span><text:span text:style-name="_32_07">e</text:span><text:span text:style-name="_35_6">t</text:span><text:span text:style-name="_39_5">e</text:span><text:span text:style-name="_31_86">n</text:span><text:span text:style-name="_32_1">s</text:span><text:span text:style-name="_31_04">i</text:span><text:span text:style-name="_31_71">o</text:span><text:span text:style-name="_34_4">n</text:span><text:span text:style-name="_31_16">s</text:span><text:span text:style-name="_31_51"> </text:span><text:span text:style-name="_37_1">t</text:span><text:span text:style-name="_31_04">o</text:span><text:span text:style-name="_31_51"> </text:span><text:span text:style-name="_34_2">o</text:span><text:span text:style-name="_31_50">r</text:span><text:span text:style-name="_31_73">i</text:span><text:span text:style-name="_35_0">g</text:span><text:span text:style-name="_31_26">i</text:span><text:span text:style-name="_31_80">n</text:span><text:span text:style-name="_37_5">a</text:span><text:span text:style-name="_31_28">t</text:span><text:span text:style-name="_32_07">e</text:span><text:span text:style-name="_31_"> </text:span><text:span text:style-name="_31_26">a</text:span><text:span text:style-name="_31_95">n</text:span><text:span text:style-name="_37_5">y</text:span><text:span text:style-name="_31_28">t</text:span><text:span text:style-name="_31_86">h</text:span><text:span text:style-name="_35_0">i</text:span><text:span text:style-name="_31_13">n</text:span><text:span text:style-name="_31_79">g</text:span><text:span text:style-name="_32_3">.</text:span><text:span text:style-name="_37_6"> </text:span><text:span text:style-name="_32_00">I</text:span><text:span text:style-name="_32_9">t</text:span><text:span text:style-name="_37_6"> </text:span><text:span text:style-name="_31_95">c</text:span><text:span text:style-name="_33_5">a</text:span><text:span text:style-name="_31_32">n</text:span><text:span text:style-name="_31_51"> </text:span><text:span text:style-name="_32_7">d</text:span><text:span text:style-name="_31_10">o</text:span><text:span text:style-name="_31_51"> </text:span><text:span text:style-name="_34_1">w</text:span><text:span text:style-name="_31_26">h</text:span><text:span text:style-name="_31_80">a</text:span><text:span text:style-name="_36_8">t</text:span><text:span text:style-name="_39_8">e</text:span><text:span text:style-name="_31_73">v</text:span><text:span text:style-name="_37_4">e</text:span><text:span text:style-name="_31_29">r</text:span><text:span text:style-name="_31_51"> </text:span><text:span text:style-name="_32_0">w</text:span><text:span text:style-name="_31_02">e</text:span><text:span text:style-name="_31_51"> </text:span><text:span text:style-name="_32_9">k</text:span><text:span text:style-name="_31_13">n</text:span><text:span text:style-name="_32_09">o</text:span><text:span text:style-name="_36_8">w</text:span><text:span text:style-name="_37_6"> </text:span><text:span text:style-name="_31_89">h</text:span><text:span text:style-name="_34_1">o</text:span><text:span text:style-name="_31_11">w</text:span><text:span text:style-name="_31_51"> </text:span><text:span text:style-name="_32_7">t</text:span><text:span text:style-name="_31_14">o</text:span><text:span text:style-name="_31_51"> </text:span><text:span text:style-name="_33_8">o</text:span><text:span text:style-name="_31_19">r</text:span><text:span text:style-name="_32_00">d</text:span><text:span text:style-name="_33_8">e</text:span><text:span text:style-name="_31_47">r</text:span><text:span text:style-name="_31_51"> </text:span><text:span text:style-name="_32_9">i</text:span><text:span text:style-name="_31_16">t</text:span><text:span text:style-name="_31_51"> </text:span><text:span text:style-name="_37_1">t</text:span><text:span text:style-name="_31_35">o</text:span><text:span text:style-name="_31_51"> </text:span><text:span text:style-name="_36_8">p</text:span><text:span text:style-name="_31_16">e</text:span><text:span text:style-name="_32_10">r</text:span><text:span text:style-name="_37_2">f</text:span><text:span text:style-name="_31_01">o</text:span><text:span text:style-name="_32_15">r</text:span><text:span text:style-name="_32_0">m</text:span><text:span text:style-name="_39_9">"</text:span><text:span text:style-name="_31_51"> </text:span><text:span text:style-name="_35_4">(</text:span><text:span text:style-name="_31_11">h</text:span><text:span text:style-name="_31_86">e</text:span><text:span text:style-name="_36_0">r</text:span><text:span text:style-name="_37_6"> </text:span><text:span text:style-name="_32_19">i</text:span><text:span text:style-name="_37_1">t</text:span><text:span text:style-name="_31_26">a</text:span><text:span text:style-name="_31_92">l</text:span><text:span text:style-name="_34_5">i</text:span><text:span text:style-name="_39_6">c</text:span><text:span text:style-name="_32_22">s</text:span><text:span text:style-name="_36_8">)</text:span><text:span text:style-name="_39_6">.</text:span><text:span text:style-name="_31_51"> </text:span><text:span text:style-name="_34_5">T</text:span><text:span text:style-name="_31_31">h</text:span><text:span text:style-name="_31_85">i</text:span><text:span text:style-name="_32_6">s</text:span><text:span text:style-name="_37_6"> </text:span><text:span text:style-name="_32_18">s</text:span><text:span text:style-name="_33_5">t</text:span><text:span text:style-name="_31_50">a</text:span><text:span text:style-name="_31_86">t</text:span><text:span text:style-name="_33_0">e</text:span><text:span text:style-name="_39_6">m</text:span><text:span text:style-name="_31_88">e</text:span><text:span text:style-name="_37_2">n</text:span><text:span text:style-name="_31_05">t</text:span><text:span text:style-name="_31_51"> </text:span><text:span text:style-name="_35_3">i</text:span><text:span text:style-name="_31_28">s</text:span><text:span text:style-name="_31_51"> </text:span><text:span text:style-name="_36_0">q</text:span><text:span text:style-name="_31_50">u</text:span><text:span text:style-name="_32_18">o</text:span><text:span text:style-name="_33_9">t</text:span><text:span text:style-name="_31_29">e</text:span><text:span text:style-name="_31_94">d</text:span><text:span text:style-name="_31_"> </text:span><text:span text:style-name="_31_11">b</text:span><text:span text:style-name="_31_95">y</text:span><text:span text:style-name="_31_"> </text:span><text:span text:style-name="_31_05">H</text:span><text:span text:style-name="_32_07">a</text:span><text:span text:style-name="_34_1">r</text:span><text:span text:style-name="_31_13">t</text:span><text:span text:style-name="_32_16">r</text:span><text:span text:style-name="_35_3">e</text:span><text:span text:style-name="_31_31">e</text:span><text:span text:style-name="_31_51"> </text:span><text:span text:style-name="_35_1">(</text:span><text:span text:style-name="_37_6"> </text:span><text:span text:style-name="_31_74">1</text:span><text:span text:style-name="_33_6">9</text:span><text:span text:style-name="_39_6">4</text:span><text:span text:style-name="_32_16">9</text:span><text:span text:style-name="_32_7">)</text:span><text:span text:style-name="_37_6"> </text:span><text:span text:style-name="_31_76">w</text:span><text:span text:style-name="_37_4">h</text:span><text:span text:style-name="_31_11">o</text:span><text:span text:style-name="_31_51"> </text:span><text:span text:style-name="_37_5">a</text:span><text:span text:style-name="_31_13">d</text:span><text:span text:style-name="_31_86">d</text:span><text:span text:style-name="_35_7">s</text:span><text:span text:style-name="_39_6">:</text:span><text:span text:style-name="_31_51"> </text:span><text:span text:style-name="_36_8">"</text:span><text:span text:style-name="_31_02">T</text:span><text:span text:style-name="_31_85">h</text:span><text:span text:style-name="_34_5">i</text:span><text:span text:style-name="_39_9">s</text:span><text:span text:style-name="_31_51"> </text:span><text:span text:style-name="_33_9">d</text:span><text:span text:style-name="_31_20">o</text:span><text:span text:style-name="_31_94">e</text:span><text:span text:style-name="_32_3">s</text:span><text:span text:style-name="_37_6"> </text:span><text:span text:style-name="_31_86">n</text:span><text:span text:style-name="_35_0">o</text:span><text:span text:style-name="_31_17">t</text:span><text:span text:style-name="_31_51"> </text:span><text:span text:style-name="_32_3">i</text:span><text:span text:style-name="_31_05">m</text:span><text:span text:style-name="_32_18">p</text:span><text:span text:style-name="_32_0">l</text:span><text:span text:style-name="_31_35">y</text:span><text:span text:style-name="_31_51"> </text:span><text:span text:style-name="_33_0">t</text:span><text:span text:style-name="_31_04">h</text:span><text:span text:style-name="_32_22">a</text:span><text:span text:style-name="_35_3">t</text:span><text:span text:style-name="_37_6"> </text:span><text:span text:style-name="_32_22">i</text:span><text:span text:style-name="_34_4">t</text:span><text:span text:style-name="_37_6"> </text:span><text:span text:style-name="_31_89">m</text:span><text:span text:style-name="_32_6">a</text:span><text:span text:style-name="_31_35">y</text:span><text:span text:style-name="_31_51"> </text:span><text:span text:style-name="_32_7">n</text:span><text:span text:style-name="_31_44">o</text:span><text:span text:style-name="_31_95">t</text:span><text:span text:style-name="_31_"> </text:span><text:span text:style-name="_31_05">b</text:span><text:span text:style-name="_31_95">e</text:span><text:span text:style-name="_31_"> </text:span><text:span text:style-name="_31_32">p</text:span><text:span text:style-name="_31_76">o</text:span><text:span text:style-name="_33_6">s</text:span><text:span text:style-name="_31_35">s</text:span><text:span text:style-name="_31_77">i</text:span><text:span text:style-name="_36_0">b</text:span><text:span text:style-name="_31_26">l</text:span><text:span text:style-name="_32_06">e</text:span><text:span text:style-name="_31_"> </text:span><text:span text:style-name="_31_05">t</text:span><text:span text:style-name="_31_80">o</text:span><text:span text:style-name="_31_"> </text:span><text:span text:style-name="_31_40">c</text:span><text:span text:style-name="_32_04">o</text:span><text:span text:style-name="_37_4">n</text:span><text:span text:style-name="_31_32">s</text:span><text:span text:style-name="_32_10">t</text:span><text:span text:style-name="_32_6">r</text:span><text:span text:style-name="_31_34">u</text:span><text:span text:style-name="_31_86">c</text:span><text:span text:style-name="_37_1">t</text:span><text:span text:style-name="_37_6"> </text:span><text:span text:style-name="_31_80">e</text:span><text:span text:style-name="_33_5">l</text:span><text:span text:style-name="_31_14">e</text:span><text:span text:style-name="_32_00">c</text:span><text:span text:style-name="_37_2">t</text:span><text:span text:style-name="_31_41">r</text:span><text:span text:style-name="_32_21">o</text:span><text:span text:style-name="_36_0">n</text:span><text:span text:style-name="_39_8">i</text:span><text:span text:style-name="_31_85">c</text:span><text:span text:style-name="_31_"> </text:span><text:span text:style-name="_31_10">e</text:span><text:span text:style-name="_32_07">q</text:span><text:span text:style-name="_33_8">u</text:span><text:span text:style-name="_31_19">i</text:span><text:span text:style-name="_32_24">p</text:span><text:span text:style-name="_32_1">m</text:span><text:span text:style-name="_31_28">e</text:span><text:span text:style-name="_31_79">n</text:span><text:span text:style-name="_34_5">t</text:span><text:span text:style-name="_37_6"> </text:span><text:span text:style-name="_32_06">w</text:span><text:span text:style-name="_32_1">h</text:span><text:span text:style-name="_31_25">i</text:span><text:span text:style-name="_31_77">c</text:span><text:span text:style-name="_33_8">h</text:span><text:span text:style-name="_37_6"> </text:span><text:span text:style-name="_31_71">w</text:span><text:span text:style-name="_35_9">i</text:span><text:span text:style-name="_31_11">l</text:span><text:span text:style-name="_32_03">l</text:span><text:span text:style-name="_31_"> </text:span><text:span text:style-name="_31_02">'</text:span><text:span text:style-name="_32_04">t</text:span><text:span text:style-name="_33_9">h</text:span><text:span text:style-name="_31_25">i</text:span><text:span text:style-name="_32_15">n</text:span><text:span text:style-name="_35_1">k</text:span><text:span text:style-name="_37_6"> </text:span><text:span text:style-name="_31_85">f</text:span><text:span text:style-name="_34_1">o</text:span><text:span text:style-name="_31_44">r</text:span><text:span text:style-name="_31_51"> </text:span><text:span text:style-name="_33_5">i</text:span><text:span text:style-name="_31_14">t</text:span><text:span text:style-name="_31_80">s</text:span><text:span text:style-name="_37_2">e</text:span><text:span text:style-name="_31_46">l</text:span><text:span text:style-name="_31_86">f</text:span><text:span text:style-name="_36_0">,</text:span><text:span text:style-name="_31_02">'</text:span><text:span text:style-name="_31_51"> </text:span><text:span text:style-name="_32_9">o</text:span><text:span text:style-name="_31_44">r</text:span><text:span text:style-name="_31_51"> </text:span><text:span text:style-name="_36_0">i</text:span><text:span text:style-name="_31_13">n</text:span><text:span text:style-name="_31_51"> </text:span><text:span text:style-name="_36_9">w</text:span><text:span text:style-name="_31_14">h</text:span><text:span text:style-name="_31_94">i</text:span><text:span text:style-name="_33_0">c</text:span><text:span text:style-name="_31_17">h</text:span><text:span text:style-name="_32_07">,</text:span><text:span text:style-name="_31_"> </text:span><text:span text:style-name="_31_29">i</text:span><text:span text:style-name="_32_19">n</text:span><text:span text:style-name="_31_"> </text:span><text:span text:style-name="_31_28">b</text:span><text:span text:style-name="_32_15">i</text:span><text:span text:style-name="_33_8">o</text:span><text:span text:style-name="_31_13">l</text:span><text:span text:style-name="_31_71">o</text:span><text:span text:style-name="_33_0">g</text:span><text:span text:style-name="_31_41">i</text:span><text:span text:style-name="_31_92">c</text:span><text:span text:style-name="_33_0">a</text:span><text:span text:style-name="_31_14">l</text:span><text:span text:style-name="_31_51"> </text:span><text:span text:style-name="_34_2">t</text:span><text:span text:style-name="_31_05">e</text:span><text:span text:style-name="_31_71">r</text:span><text:span text:style-name="_37_5">m</text:span><text:span text:style-name="_31_28">s</text:span><text:span text:style-name="_32_18">,</text:span><text:span text:style-name="_31_"> </text:span><text:span text:style-name="_31_11">o</text:span><text:span text:style-name="_31_77">n</text:span><text:span text:style-name="_35_3">e</text:span><text:span text:style-name="_37_6"> </text:span><text:span text:style-name="_32_22">c</text:span><text:span text:style-name="_35_7">o</text:span><text:span text:style-name="_31_43">u</text:span><text:span text:style-name="_32_24">l</text:span><text:span text:style-name="_33_8">d</text:span><text:span text:style-name="_37_6"> </text:span><text:span text:style-name="_31_86">s</text:span><text:span text:style-name="_35_3">e</text:span><text:span text:style-name="_31_29">t</text:span><text:span text:style-name="_31_51"> </text:span><text:span text:style-name="_35_3">u</text:span><text:span text:style-name="_31_11">p</text:span><text:span text:style-name="_31_51"> </text:span><text:span text:style-name="_34_2">a</text:span><text:span text:style-name="_37_6"> </text:span><text:span text:style-name="_31_85">c</text:span><text:span text:style-name="_34_4">o</text:span><text:span text:style-name="_31_44">n</text:span><text:span text:style-name="_31_92">d</text:span><text:span text:style-name="_36_0">i</text:span><text:span text:style-name="_31_44">t</text:span><text:span text:style-name="_32_22">i</text:span><text:span text:style-name="_34_1">o</text:span><text:span text:style-name="_39_6">n</text:span><text:span text:style-name="_31_74">e</text:span><text:span text:style-name="_35_7">d</text:span><text:span text:style-name="_37_6"> </text:span><text:span text:style-name="_31_79">r</text:span><text:span text:style-name="_37_4">e</text:span><text:span text:style-name="_31_14">f</text:span><text:span text:style-name="_32_18">l</text:span><text:span text:style-name="_37_1">e</text:span><text:span text:style-name="_31_05">x</text:span><text:span text:style-name="_31_95">,</text:span><text:span text:style-name="_31_"> </text:span><text:span text:style-name="_31_17">w</text:span><text:span text:style-name="_31_80">h</text:span><text:span text:style-name="_37_5">i</text:span><text:span text:style-name="_31_13">c</text:span><text:span text:style-name="_32_16">h</text:span><text:span text:style-name="_31_"> </text:span><text:span text:style-name="_31_49">w</text:span><text:span text:style-name="_32_07">o</text:span><text:span text:style-name="_35_6">u</text:span><text:span text:style-name="_31_14">l</text:span><text:span text:style-name="_32_25">d</text:span><text:span text:style-name="_31_"> </text:span><text:span text:style-name="_39_6">s</text:span><text:span text:style-name="_31_91">e</text:span><text:span text:style-name="_35_9">r</text:span><text:span text:style-name="_31_47">v</text:span><text:span text:style-name="_31_88">e</text:span><text:span text:style-name="_31_"> </text:span><text:span text:style-name="_31_16">a</text:span><text:span text:style-name="_32_16">s</text:span><text:span text:style-name="_31_"> </text:span><text:span text:style-name="_39_5">a</text:span><text:span text:style-name="_31_51"> </text:span><text:span text:style-name="_34_4">b</text:span><text:span text:style-name="_31_44">a</text:span><text:span text:style-name="_31_86">s</text:span><text:span text:style-name="_34_1">i</text:span><text:span text:style-name="_31_01">s</text:span><text:span text:style-name="_31_51"> </text:span><text:span text:style-name="_36_5">f</text:span><text:span text:style-name="_31_01">o</text:span><text:span text:style-name="_32_22">r</text:span><text:span text:style-name="_31_"> </text:span><text:span text:style-name="_31_04">'</text:span><text:span text:style-name="_31_73">l</text:span><text:span text:style-name="_34_2">e</text:span><text:span text:style-name="_31_01">a</text:span><text:span text:style-name="_32_01">r</text:span><text:span text:style-name="_36_6">n</text:span><text:span text:style-name="_31_50">i</text:span><text:span text:style-name="_32_07">n</text:span><text:span text:style-name="_33_0">g</text:span><text:span text:style-name="_31_47">.</text:span><text:span text:style-name="_31_70">'</text:span><text:span text:style-name="_31_"> </text:span><text:span text:style-name="_31_11">W</text:span><text:span text:style-name="_31_76">h</text:span><text:span text:style-name="_36_0">e</text:span><text:span text:style-name="_31_14">t</text:span><text:span text:style-name="_32_04">h</text:span><text:span text:style-name="_35_9">e</text:span><text:span text:style-name="_31_31">r</text:span><text:span text:style-name="_31_51"> </text:span><text:span text:style-name="_34_4">t</text:span><text:span text:style-name="_31_35">h</text:span><text:span text:style-name="_32_00">i</text:span><text:span text:style-name="_36_0">s</text:span><text:span text:style-name="_37_6"> </text:span><text:span text:style-name="_32_09">i</text:span><text:span text:style-name="_33_0">s</text:span><text:span text:style-name="_37_6"> </text:span><text:span text:style-name="_32_22">p</text:span><text:span text:style-name="_37_5">o</text:span><text:span text:style-name="_31_10">s</text:span><text:span text:style-name="_31_91">s</text:span><text:span text:style-name="_32_4">i</text:span><text:span text:style-name="_39_5">b</text:span><text:span text:style-name="_31_91">l</text:span><text:span text:style-name="_32_6">e</text:span><text:span text:style-name="_37_6"> </text:span><text:span text:style-name="_32_09">i</text:span><text:span text:style-name="_35_7">n</text:span><text:span text:style-name="_37_6"> </text:span><text:span text:style-name="_32_10">p</text:span><text:span text:style-name="_35_7">r</text:span><text:span text:style-name="_39_8">i</text:span><text:span text:style-name="_32_19">n</text:span><text:span text:style-name="_36_9">c</text:span><text:span text:style-name="_31_47">i</text:span><text:span text:style-name="_31_73">p</text:span><text:span text:style-name="_34_2">l</text:span><text:span text:style-name="_39_6">e</text:span><text:span text:style-name="_31_51"> </text:span><text:span text:style-name="_34_5">o</text:span><text:span text:style-name="_31_10">r</text:span><text:span text:style-name="_31_51"> </text:span><text:span text:style-name="_33_6">n</text:span><text:span text:style-name="_31_50">o</text:span><text:span text:style-name="_31_95">t</text:span><text:span text:style-name="_31_"> </text:span><text:span text:style-name="_31_17">i</text:span><text:span text:style-name="_32_19">s</text:span><text:span text:style-name="_31_"> </text:span><text:span text:style-name="_39_8">a</text:span><text:span text:style-name="_31_51"> </text:span><text:span text:style-name="_37_1">s</text:span><text:span text:style-name="_31_02">t</text:span><text:span text:style-name="_31_77">i</text:span><text:span text:style-name="_37_1">m</text:span><text:span text:style-name="_39_8">u</text:span><text:span text:style-name="_32_04">l</text:span><text:span text:style-name="_33_9">a</text:span><text:span text:style-name="_31_11">t</text:span><text:span text:style-name="_32_06">i</text:span><text:span text:style-name="_32_7">n</text:span><text:span text:style-name="_31_10">g</text:span><text:span text:style-name="_31_51"> </text:span><text:span text:style-name="_36_8">a</text:span><text:span text:style-name="_39_8">n</text:span><text:span text:style-name="_31_85">d</text:span><text:span text:style-name="_31_"> </text:span><text:span text:style-name="_31_20">e</text:span><text:span text:style-name="_32_00">x</text:span><text:span text:style-name="_36_9">c</text:span><text:span text:style-name="_31_46">i</text:span><text:span text:style-name="_32_03">t</text:span><text:span text:style-name="_37_4">i</text:span><text:span text:style-name="_39_5">n</text:span><text:span text:style-name="_31_76">g</text:span><text:span text:style-name="_31_"> </text:span><text:span text:style-name="_31_17">q</text:span><text:span text:style-name="_32_06">u</text:span><text:span text:style-name="_34_5">e</text:span><text:span text:style-name="_31_14">s</text:span><text:span text:style-name="_31_70">t</text:span><text:span text:style-name="_37_5">i</text:span><text:span text:style-name="_31_02">o</text:span><text:span text:style-name="_32_15">n</text:span><text:span text:style-name="_34_2">,</text:span><text:span text:style-name="_37_6"> </text:span><text:span text:style-name="_32_06">s</text:span><text:span text:style-name="_36_5">u</text:span><text:span text:style-name="_31_35">g</text:span><text:span text:style-name="_31_88">g</text:span><text:span text:style-name="_32_0">e</text:span><text:span text:style-name="_31_01">s</text:span><text:span text:style-name="_32_24">t</text:span><text:span text:style-name="_37_5">e</text:span><text:span text:style-name="_31_50">d</text:span><text:span text:style-name="_31_51"> </text:span><text:span text:style-name="_36_0">b</text:span><text:span text:style-name="_31_40">y</text:span><text:span text:style-name="_31_51"> </text:span><text:span text:style-name="_34_2">s</text:span><text:span text:style-name="_31_10">o</text:span><text:span text:style-name="_32_06">m</text:span><text:span text:style-name="_34_1">e</text:span><text:span text:style-name="_37_6"> </text:span><text:span text:style-name="_32_16">o</text:span><text:span text:style-name="_32_4">f</text:span><text:span text:style-name="_37_6"> </text:span><text:span text:style-name="_32_01">t</text:span><text:span text:style-name="_35_3">h</text:span><text:span text:style-name="_39_6">e</text:span><text:span text:style-name="_32_15">s</text:span><text:span text:style-name="_32_3">e</text:span><text:span text:style-name="_37_6"> </text:span><text:span text:style-name="_32_06">r</text:span><text:span text:style-name="_34_1">e</text:span><text:span text:style-name="_31_41">c</text:span><text:span text:style-name="_31_74">e</text:span><text:span text:style-name="_35_9">n</text:span><text:span text:style-name="_31_19">t</text:span><text:span text:style-name="_31_51"> </text:span><text:span text:style-name="_33_9">d</text:span><text:span text:style-name="_31_29">e</text:span><text:span text:style-name="_31_71">v</text:span><text:span text:style-name="_35_9">e</text:span><text:span text:style-name="_31_31">l</text:span><text:span text:style-name="_31_77">o</text:span><text:span text:style-name="_36_0">p</text:span><text:span text:style-name="_39_8">m</text:span><text:span text:style-name="_32_01">e</text:span><text:span text:style-name="_33_8">n</text:span><text:span text:style-name="_31_41">t</text:span><text:span text:style-name="_31_80">s</text:span><text:span text:style-name="_31_"> </text:span><text:span text:style-name="_31_16">B</text:span><text:span text:style-name="_32_22">u</text:span><text:span text:style-name="_35_0">t</text:span><text:span text:style-name="_37_6"> </text:span><text:span text:style-name="_31_85">i</text:span><text:span text:style-name="_35_3">t</text:span><text:span text:style-name="_37_6"> </text:span><text:span text:style-name="_31_91">d</text:span><text:span text:style-name="_32_3">i</text:span><text:span text:style-name="_31_28">d</text:span><text:span text:style-name="_31_51"> </text:span><text:span text:style-name="_32_7">n</text:span><text:span text:style-name="_31_49">o</text:span><text:span text:style-name="_31_79">t</text:span><text:span text:style-name="_31_"> </text:span><text:span text:style-name="_31_47">s</text:span><text:span text:style-name="_31_70">e</text:span><text:span text:style-name="_37_1">e</text:span><text:span text:style-name="_31_13">m</text:span><text:span text:style-name="_31_51"> </text:span><text:span text:style-name="_34_4">t</text:span><text:span text:style-name="_31_14">h</text:span><text:span text:style-name="_31_73">a</text:span><text:span text:style-name="_32_3">t</text:span><text:span text:style-name="_37_6"> </text:span><text:span text:style-name="_31_74">t</text:span><text:span text:style-name="_37_1">h</text:span><text:span text:style-name="_31_47">e</text:span><text:span text:style-name="_31_51"> </text:span><text:span text:style-name="_35_4">m</text:span><text:span text:style-name="_31_41">a</text:span><text:span text:style-name="_31_77">c</text:span><text:span text:style-name="_34_5">h</text:span><text:span text:style-name="_31_04">i</text:span><text:span text:style-name="_31_88">n</text:span><text:span text:style-name="_33_0">e</text:span><text:span text:style-name="_31_26">s</text:span><text:span text:style-name="_31_51"> </text:span><text:span text:style-name="_36_9">c</text:span><text:span text:style-name="_31_02">o</text:span><text:span text:style-name="_32_22">n</text:span><text:span text:style-name="_34_5">s</text:span><text:span text:style-name="_31_16">t</text:span><text:span text:style-name="_32_18">r</text:span><text:span text:style-name="_33_8">u</text:span><text:span text:style-name="_31_14">c</text:span><text:span text:style-name="_31_77">t</text:span><text:span text:style-name="_37_5">e</text:span><text:span text:style-name="_31_13">d</text:span><text:span text:style-name="_31_51"> </text:span><text:span text:style-name="_32_0">o</text:span><text:span text:style-name="_31_13">r</text:span><text:span text:style-name="_31_51"> </text:span><text:span text:style-name="_33_8">p</text:span><text:span text:style-name="_31_46">r</text:span><text:span text:style-name="_32_18">o</text:span><text:span text:style-name="_37_1">j</text:span><text:span text:style-name="_39_9">e</text:span><text:span text:style-name="_32_16">c</text:span><text:span text:style-name="_33_9">t</text:span><text:span text:style-name="_31_25">e</text:span><text:span text:style-name="_32_06">d</text:span><text:span text:style-name="_31_"> </text:span><text:span text:style-name="_31_29">a</text:span><text:span text:style-name="_31_71">t</text:span><text:span text:style-name="_31_"> </text:span><text:span text:style-name="_31_43">t</text:span><text:span text:style-name="_31_70">h</text:span><text:span text:style-name="_37_5">e</text:span><text:span text:style-name="_37_6"> </text:span><text:span text:style-name="_32_24">t</text:span><text:span text:style-name="_33_0">i</text:span><text:span text:style-name="_31_28">m</text:span><text:span text:style-name="_31_89">e</text:span><text:span text:style-name="_31_"> </text:span><text:span text:style-name="_39_8">h</text:span><text:span text:style-name="_32_24">a</text:span><text:span text:style-name="_36_9">d</text:span><text:span text:style-name="_37_6"> </text:span><text:span text:style-name="_31_70">t</text:span><text:span text:style-name="_35_9">h</text:span><text:span text:style-name="_31_11">i</text:span><text:span text:style-name="_31_77">s</text:span><text:span text:style-name="_31_"> </text:span><text:span text:style-name="_31_41">p</text:span><text:span text:style-name="_32_19">r</text:span><text:span text:style-name="_35_9">o</text:span><text:span text:style-name="_31_20">p</text:span><text:span text:style-name="_32_00">e</text:span><text:span text:style-name="_34_5">r</text:span><text:span text:style-name="_31_17">t</text:span><text:span text:style-name="_32_19">y</text:span><text:span text:style-name="_35_7">.</text:span><text:span text:style-name="_31_47">"</text:span></text:p>
      <text:p text:style-name="P1"><text:span text:style-name="_37_4">I</text:span><text:span text:style-name="_37_6"> </text:span><text:span text:style-name="_32_16">a</text:span><text:span text:style-name="_32_4">m</text:span><text:span text:style-name="_37_6"> </text:span><text:span text:style-name="_32_18">i</text:span><text:span text:style-name="_33_9">n</text:span><text:span text:style-name="_37_6"> </text:span><text:span text:style-name="_32_19">t</text:span><text:span text:style-name="_35_7">h</text:span><text:span text:style-name="_31_13">o</text:span><text:span text:style-name="_32_03">r</text:span><text:span text:style-name="_36_9">o</text:span><text:span text:style-name="_39_9">u</text:span><text:span text:style-name="_32_16">g</text:span><text:span text:style-name="_32_4">h</text:span><text:span text:style-name="_37_6"> </text:span><text:span text:style-name="_31_79">a</text:span><text:span text:style-name="_33_5">g</text:span><text:span text:style-name="_31_50">r</text:span><text:span text:style-name="_32_09">e</text:span><text:span text:style-name="_37_2">e</text:span><text:span text:style-name="_31_34">m</text:span><text:span text:style-name="_32_15">e</text:span><text:span text:style-name="_37_2">n</text:span><text:span text:style-name="_31_28">t</text:span><text:span text:style-name="_31_51"> </text:span><text:span text:style-name="_35_9">w</text:span><text:span text:style-name="_31_19">i</text:span><text:span text:style-name="_32_09">t</text:span><text:span text:style-name="_32_4">h</text:span><text:span text:style-name="_37_6"> </text:span><text:span text:style-name="_31_71">H</text:span><text:span text:style-name="_35_4">a</text:span><text:span text:style-name="_31_14">r</text:span><text:span text:style-name="_32_03">t</text:span><text:span text:style-name="_35_6">r</text:span><text:span text:style-name="_31_43">e</text:span><text:span text:style-name="_32_07">e</text:span><text:span text:style-name="_31_"> </text:span><text:span text:style-name="_31_34">o</text:span><text:span text:style-name="_31_73">v</text:span><text:span text:style-name="_34_5">e</text:span><text:span text:style-name="_31_02">r</text:span><text:span text:style-name="_31_51"> </text:span><text:span text:style-name="_37_2">t</text:span><text:span text:style-name="_31_17">h</text:span><text:span text:style-name="_32_04">i</text:span><text:span text:style-name="_35_1">s</text:span><text:span text:style-name="_31_19">.</text:span><text:span text:style-name="_31_51"> </text:span><text:span text:style-name="_33_6">I</text:span><text:span text:style-name="_31_44">t</text:span><text:span text:style-name="_31_51"> </text:span><text:span text:style-name="_37_4">w</text:span><text:span text:style-name="_31_35">i</text:span><text:span text:style-name="_31_88">l</text:span><text:span text:style-name="_32_3">l</text:span><text:span text:style-name="_37_6"> </text:span><text:span text:style-name="_32_25">b</text:span><text:span text:style-name="_35_9">e</text:span><text:span text:style-name="_37_6"> </text:span><text:span text:style-name="_32_21">n</text:span><text:span text:style-name="_35_4">o</text:span><text:span text:style-name="_31_10">t</text:span><text:span text:style-name="_31_71">i</text:span><text:span text:style-name="_37_2">c</text:span><text:span text:style-name="_31_29">e</text:span><text:span text:style-name="_32_04">d</text:span><text:span text:style-name="_31_"> </text:span><text:span text:style-name="_31_32">t</text:span><text:span text:style-name="_32_21">h</text:span><text:span text:style-name="_32_9">a</text:span><text:span text:style-name="_39_8">t</text:span><text:span text:style-name="_31_51"> </text:span><text:span text:style-name="_33_5">h</text:span><text:span text:style-name="_31_40">e</text:span><text:span text:style-name="_31_51"> </text:span><text:span text:style-name="_37_1">d</text:span><text:span text:style-name="_31_14">o</text:span><text:span text:style-name="_31_79">e</text:span><text:span text:style-name="_32_6">s</text:span><text:span text:style-name="_37_6"> </text:span><text:span text:style-name="_32_21">n</text:span><text:span text:style-name="_32_6">o</text:span><text:span text:style-name="_39_8">t</text:span><text:span text:style-name="_31_51"> </text:span><text:span text:style-name="_33_6">a</text:span><text:span text:style-name="_31_46">s</text:span><text:span text:style-name="_32_10">s</text:span><text:span text:style-name="_33_6">e</text:span><text:span text:style-name="_39_9">r</text:span><text:span text:style-name="_32_09">t</text:span><text:span text:style-name="_31_"> </text:span><text:span text:style-name="_31_35">t</text:span><text:span text:style-name="_32_06">h</text:span><text:span text:style-name="_36_9">a</text:span><text:span text:style-name="_31_31">t</text:span><text:span text:style-name="_31_51"> </text:span><text:span text:style-name="_33_6">t</text:span><text:span text:style-name="_31_14">h</text:span><text:span text:style-name="_32_19">e</text:span><text:span text:style-name="_31_"> </text:span><text:span text:style-name="_31_26">m</text:span><text:span text:style-name="_32_06">a</text:span><text:span text:style-name="_33_6">c</text:span><text:span text:style-name="_31_46">h</text:span><text:span text:style-name="_31_86">i</text:span><text:span text:style-name="_33_0">n</text:span><text:span text:style-name="_31_13">e</text:span><text:span text:style-name="_32_04">s</text:span><text:span text:style-name="_31_"> </text:span><text:span text:style-name="_31_47">i</text:span><text:span text:style-name="_31_89">n</text:span><text:span text:style-name="_31_"> </text:span><text:span text:style-name="_31_01">q</text:span><text:span text:style-name="_31_76">u</text:span><text:span text:style-name="_34_4">e</text:span><text:span text:style-name="_39_6">s</text:span><text:span text:style-name="_31_94">t</text:span><text:span text:style-name="_33_5">i</text:span><text:span text:style-name="_31_14">o</text:span><text:span text:style-name="_31_85">n</text:span><text:span text:style-name="_31_"> </text:span><text:span text:style-name="_31_31">h</text:span><text:span text:style-name="_32_10">a</text:span><text:span text:style-name="_33_9">d</text:span><text:span text:style-name="_37_6"> </text:span><text:span text:style-name="_32_10">n</text:span><text:span text:style-name="_36_0">o</text:span><text:span text:style-name="_31_02">t</text:span><text:span text:style-name="_31_51"> </text:span><text:span text:style-name="_33_5">g</text:span><text:span text:style-name="_31_17">o</text:span><text:span text:style-name="_32_06">t</text:span><text:span text:style-name="_31_"> </text:span><text:span text:style-name="_31_13">t</text:span><text:span text:style-name="_32_04">h</text:span><text:span text:style-name="_36_8">e</text:span><text:span text:style-name="_37_6"> </text:span><text:span text:style-name="_32_06">p</text:span><text:span text:style-name="_36_9">r</text:span><text:span text:style-name="_39_6">o</text:span><text:span text:style-name="_32_25">p</text:span><text:span text:style-name="_33_5">e</text:span><text:span text:style-name="_31_14">r</text:span><text:span text:style-name="_32_25">t</text:span><text:span text:style-name="_35_9">y</text:span><text:span text:style-name="_31_25">,</text:span><text:span text:style-name="_31_51"> </text:span><text:span text:style-name="_35_9">b</text:span><text:span text:style-name="_31_19">u</text:span><text:span text:style-name="_31_92">t</text:span><text:span text:style-name="_31_"> </text:span><text:span text:style-name="_31_01">r</text:span><text:span text:style-name="_31_76">a</text:span><text:span text:style-name="_33_0">t</text:span><text:span text:style-name="_31_35">h</text:span><text:span text:style-name="_31_91">e</text:span><text:span text:style-name="_37_1">r</text:span><text:span text:style-name="_37_6"> </text:span><text:span text:style-name="_31_95">t</text:span><text:span text:style-name="_33_5">h</text:span><text:span text:style-name="_39_6">a</text:span><text:span text:style-name="_32_10">t</text:span><text:span text:style-name="_31_"> </text:span><text:span text:style-name="_31_46">t</text:span><text:span text:style-name="_31_92">h</text:span><text:span text:style-name="_36_9">e</text:span><text:span text:style-name="_37_6"> </text:span><text:span text:style-name="_31_88">e</text:span><text:span text:style-name="_37_5">v</text:span><text:span text:style-name="_39_9">i</text:span><text:span text:style-name="_31_92">d</text:span><text:span text:style-name="_33_0">e</text:span><text:span text:style-name="_31_04">n</text:span><text:span text:style-name="_31_77">c</text:span><text:span text:style-name="_36_9">e</text:span><text:span text:style-name="_37_6"> </text:span><text:span text:style-name="_31_79">a</text:span><text:span text:style-name="_32_6">v</text:span><text:span text:style-name="_31_13">a</text:span><text:span text:style-name="_31_79">i</text:span><text:span text:style-name="_32_0">l</text:span><text:span text:style-name="_31_32">a</text:span><text:span text:style-name="_32_09">b</text:span><text:span text:style-name="_33_8">l</text:span><text:span text:style-name="_31_02">e</text:span><text:span text:style-name="_31_51"> </text:span><text:span text:style-name="_37_4">t</text:span><text:span text:style-name="_31_01">o</text:span><text:span text:style-name="_31_51"> </text:span><text:span text:style-name="_37_1">L</text:span><text:span text:style-name="_31_17">a</text:span><text:span text:style-name="_31_71">d</text:span><text:span text:style-name="_32_0">y</text:span><text:span text:style-name="_37_6"> </text:span><text:span text:style-name="_32_24">L</text:span><text:span text:style-name="_34_1">o</text:span><text:span text:style-name="_31_02">v</text:span><text:span text:style-name="_32_22">e</text:span><text:span text:style-name="_35_0">l</text:span><text:span text:style-name="_39_8">a</text:span><text:span text:style-name="_31_77">c</text:span><text:span text:style-name="_35_4">e</text:span><text:span text:style-name="_37_6"> </text:span><text:span text:style-name="_32_09">d</text:span><text:span text:style-name="_36_5">i</text:span><text:span text:style-name="_31_01">d</text:span><text:span text:style-name="_31_51"> </text:span><text:span text:style-name="_34_5">n</text:span><text:span text:style-name="_31_34">o</text:span><text:span text:style-name="_32_06">t</text:span><text:span text:style-name="_31_"> </text:span><text:span text:style-name="_31_50">e</text:span><text:span text:style-name="_32_07">n</text:span><text:span text:style-name="_35_9">c</text:span><text:span text:style-name="_31_43">o</text:span><text:span text:style-name="_32_03">u</text:span><text:span text:style-name="_34_5">r</text:span><text:span text:style-name="_31_14">a</text:span><text:span text:style-name="_32_15">g</text:span><text:span text:style-name="_36_9">e</text:span><text:span text:style-name="_37_6"> </text:span><text:span text:style-name="_31_86">h</text:span><text:span text:style-name="_35_7">e</text:span><text:span text:style-name="_31_46">r</text:span><text:span text:style-name="_31_51"> </text:span><text:span text:style-name="_34_4">t</text:span><text:span text:style-name="_31_44">o</text:span><text:span text:style-name="_31_51"> </text:span><text:span text:style-name="_36_6">b</text:span><text:span text:style-name="_39_6">e</text:span><text:span text:style-name="_32_00">l</text:span><text:span text:style-name="_32_9">i</text:span><text:span text:style-name="_31_35">e</text:span><text:span text:style-name="_32_06">v</text:span><text:span text:style-name="_32_1">e</text:span><text:span text:style-name="_37_6"> </text:span><text:span text:style-name="_32_16">t</text:span><text:span text:style-name="_32_0">h</text:span><text:span text:style-name="_31_40">a</text:span><text:span text:style-name="_31_77">t</text:span><text:span text:style-name="_31_"> </text:span><text:span text:style-name="_39_5">t</text:span><text:span text:style-name="_31_92">h</text:span><text:span text:style-name="_36_9">e</text:span><text:span text:style-name="_31_35">y</text:span><text:span text:style-name="_31_51"> </text:span><text:span text:style-name="_36_9">h</text:span><text:span text:style-name="_39_5">a</text:span><text:span text:style-name="_31_76">d</text:span><text:span text:style-name="_31_"> </text:span><text:span text:style-name="_31_34">i</text:span><text:span text:style-name="_32_18">t</text:span><text:span text:style-name="_32_0">.</text:span><text:span text:style-name="_37_6"> </text:span><text:span text:style-name="_32_06">I</text:span><text:span text:style-name="_36_9">t</text:span><text:span text:style-name="_37_6"> </text:span><text:span text:style-name="_32_15">i</text:span><text:span text:style-name="_33_8">s</text:span><text:span text:style-name="_37_6"> </text:span><text:span text:style-name="_31_77">q</text:span><text:span text:style-name="_32_7">u</text:span><text:span text:style-name="_39_5">i</text:span><text:span text:style-name="_31_85">t</text:span><text:span text:style-name="_35_1">e</text:span><text:span text:style-name="_37_6"> </text:span><text:span text:style-name="_32_06">p</text:span><text:span text:style-name="_36_5">o</text:span><text:span text:style-name="_31_13">s</text:span><text:span text:style-name="_31_70">s</text:span><text:span text:style-name="_34_5">i</text:span><text:span text:style-name="_31_40">b</text:span><text:span text:style-name="_31_80">l</text:span><text:span text:style-name="_32_0">e</text:span><text:span text:style-name="_37_6"> </text:span><text:span text:style-name="_32_03">t</text:span><text:span text:style-name="_37_1">h</text:span><text:span text:style-name="_31_29">a</text:span><text:span text:style-name="_31_80">t</text:span><text:span text:style-name="_31_"> </text:span><text:span text:style-name="_31_44">t</text:span><text:span text:style-name="_31_80">h</text:span><text:span text:style-name="_37_5">e</text:span><text:span text:style-name="_37_6"> </text:span><text:span text:style-name="_31_74">m</text:span><text:span text:style-name="_34_4">a</text:span><text:span text:style-name="_31_05">c</text:span><text:span text:style-name="_31_95">h</text:span><text:span text:style-name="_34_1">i</text:span><text:span text:style-name="_31_34">n</text:span><text:span text:style-name="_31_77">e</text:span><text:span text:style-name="_36_8">s</text:span><text:span text:style-name="_37_6"> </text:span><text:span text:style-name="_32_18">i</text:span><text:span text:style-name="_35_7">n</text:span><text:span text:style-name="_37_6"> </text:span><text:span text:style-name="_31_91">q</text:span><text:span text:style-name="_33_5">u</text:span><text:span text:style-name="_31_47">e</text:span><text:span text:style-name="_32_24">s</text:span><text:span text:style-name="_35_0">t</text:span><text:span text:style-name="_31_11">i</text:span><text:span text:style-name="_31_89">o</text:span><text:span text:style-name="_33_6">n</text:span><text:span text:style-name="_37_6"> </text:span><text:span text:style-name="_32_24">h</text:span><text:span text:style-name="_33_8">a</text:span><text:span text:style-name="_31_41">d</text:span><text:span text:style-name="_31_51"> </text:span><text:span text:style-name="_35_3">i</text:span><text:span text:style-name="_31_49">n</text:span><text:span text:style-name="_31_51"> </text:span><text:span text:style-name="_37_1">a</text:span><text:span text:style-name="_37_6"> </text:span><text:span text:style-name="_31_95">s</text:span><text:span text:style-name="_33_5">e</text:span><text:span text:style-name="_31_02">n</text:span><text:span text:style-name="_31_80">s</text:span><text:span text:style-name="_35_0">e</text:span><text:span text:style-name="_37_6"> </text:span><text:span text:style-name="_31_91">g</text:span><text:span text:style-name="_36_8">o</text:span><text:span text:style-name="_39_5">t</text:span><text:span text:style-name="_31_51"> </text:span><text:span text:style-name="_36_9">t</text:span><text:span text:style-name="_31_28">h</text:span><text:span text:style-name="_31_95">i</text:span><text:span text:style-name="_36_6">s</text:span><text:span text:style-name="_37_6"> </text:span><text:span text:style-name="_32_24">p</text:span><text:span text:style-name="_32_3">r</text:span><text:span text:style-name="_31_41">o</text:span><text:span text:style-name="_31_88">p</text:span><text:span text:style-name="_35_3">e</text:span><text:span text:style-name="_31_31">r</text:span><text:span text:style-name="_32_21">t</text:span><text:span text:style-name="_37_1">y</text:span><text:span text:style-name="_39_5">.</text:span><text:span text:style-name="_31_51"> </text:span><text:span text:style-name="_32_9">F</text:span><text:span text:style-name="_31_31">o</text:span><text:span text:style-name="_31_70">r</text:span><text:span text:style-name="_31_"> </text:span><text:span text:style-name="_31_10">s</text:span><text:span text:style-name="_32_10">u</text:span><text:span text:style-name="_37_2">p</text:span><text:span text:style-name="_31_47">p</text:span><text:span text:style-name="_31_76">o</text:span><text:span text:style-name="_32_7">s</text:span><text:span text:style-name="_31_47">e</text:span><text:span text:style-name="_31_51"> </text:span><text:span text:style-name="_34_4">t</text:span><text:span text:style-name="_31_44">h</text:span><text:span text:style-name="_32_24">a</text:span><text:span text:style-name="_33_8">t</text:span><text:span text:style-name="_37_6"> </text:span><text:span text:style-name="_32_04">s</text:span><text:span text:style-name="_34_2">o</text:span><text:span text:style-name="_31_44">m</text:span><text:span text:style-name="_31_70">e</text:span><text:span text:style-name="_31_"> </text:span><text:span text:style-name="_31_46">d</text:span><text:span text:style-name="_31_86">i</text:span><text:span text:style-name="_33_8">s</text:span><text:span text:style-name="_31_29">c</text:span><text:span text:style-name="_32_10">r</text:span><text:span text:style-name="_37_4">e</text:span><text:span text:style-name="_31_31">t</text:span><text:span text:style-name="_31_76">e</text:span>-<text:span text:style-name="_31_41">s</text:span><text:span text:style-name="_32_03">t</text:span><text:span text:style-name="_33_6">a</text:span><text:span text:style-name="_31_46">t</text:span><text:span text:style-name="_31_70">e</text:span><text:span text:style-name="_31_"> </text:span><text:span text:style-name="_31_35">m</text:span><text:span text:style-name="_31_89">a</text:span><text:span text:style-name="_33_9">c</text:span><text:span text:style-name="_31_44">h</text:span><text:span text:style-name="_32_01">i</text:span><text:span text:style-name="_33_0">n</text:span><text:span text:style-name="_31_16">e</text:span><text:span text:style-name="_31_51"> </text:span><text:span text:style-name="_35_4">h</text:span><text:span text:style-name="_31_26">a</text:span><text:span text:style-name="_31_86">s</text:span><text:span text:style-name="_31_"> </text:span><text:span text:style-name="_31_34">t</text:span><text:span text:style-name="_31_70">h</text:span><text:span text:style-name="_37_1">e</text:span><text:span text:style-name="_37_6"> </text:span><text:span text:style-name="_32_16">p</text:span><text:span text:style-name="_37_2">r</text:span><text:span text:style-name="_39_6">o</text:span><text:span text:style-name="_32_24">p</text:span><text:span text:style-name="_36_0">e</text:span><text:span text:style-name="_31_04">r</text:span><text:span text:style-name="_31_94">t</text:span><text:span text:style-name="_35_9">y</text:span><text:span text:style-name="_39_9">.</text:span><text:span text:style-name="_31_51"> </text:span><text:span text:style-name="_32_3">T</text:span><text:span text:style-name="_31_29">h</text:span><text:span text:style-name="_31_74">e</text:span><text:span text:style-name="_31_"> </text:span><text:span text:style-name="_31_26">A</text:span><text:span text:style-name="_32_25">n</text:span><text:span text:style-name="_34_5">a</text:span><text:span text:style-name="_39_6">l</text:span><text:span text:style-name="_32_15">y</text:span><text:span text:style-name="_36_6">t</text:span><text:span text:style-name="_31_49">i</text:span><text:span text:style-name="_32_00">c</text:span><text:span text:style-name="_37_5">a</text:span><text:span text:style-name="_31_17">l</text:span><text:span text:style-name="_31_51"> </text:span><text:span text:style-name="_37_4">E</text:span><text:span text:style-name="_31_17">n</text:span><text:span text:style-name="_32_03">g</text:span><text:span text:style-name="_36_0">i</text:span><text:span text:style-name="_31_44">n</text:span><text:span text:style-name="_32_01">e</text:span><text:span text:style-name="_31_"> </text:span><text:span text:style-name="_31_20">w</text:span><text:span text:style-name="_31_85">a</text:span><text:span text:style-name="_33_0">s</text:span><text:span text:style-name="_37_6"> </text:span><text:span text:style-name="_32_24">a</text:span><text:span text:style-name="_31_"> </text:span><text:span text:style-name="_31_16">u</text:span><text:span text:style-name="_31_88">n</text:span><text:span text:style-name="_32_9">i</text:span><text:span text:style-name="_31_14">v</text:span><text:span text:style-name="_32_01">e</text:span><text:span text:style-name="_32_9">r</text:span><text:span text:style-name="_31_16">s</text:span><text:span text:style-name="_31_92">a</text:span><text:span text:style-name="_37_5">l</text:span><text:span text:style-name="_37_6"> </text:span><text:span text:style-name="_32_09">d</text:span><text:span text:style-name="_32_7">i</text:span><text:span text:style-name="_39_9">g</text:span><text:span text:style-name="_32_16">i</text:span><text:span text:style-name="_34_4">t</text:span><text:span text:style-name="_39_5">a</text:span><text:span text:style-name="_32_03">l</text:span><text:span text:style-name="_31_"> </text:span><text:span text:style-name="_31_46">c</text:span><text:span text:style-name="_31_88">o</text:span><text:span text:style-name="_35_1">m</text:span><text:span text:style-name="_31_43">p</text:span><text:span text:style-name="_32_24">u</text:span><text:span text:style-name="_33_9">t</text:span><text:span text:style-name="_31_13">e</text:span><text:span text:style-name="_31_77">r</text:span><text:span text:style-name="_32_9">,</text:span><text:span text:style-name="_37_6"> </text:span><text:span text:style-name="_31_91">s</text:span><text:span text:style-name="_35_4">o</text:span><text:span text:style-name="_37_6"> </text:span><text:span text:style-name="_32_25">t</text:span><text:span text:style-name="_32_6">h</text:span><text:span text:style-name="_31_14">a</text:span><text:span text:style-name="_31_70">t</text:span><text:span text:style-name="_37_2">,</text:span><text:span text:style-name="_37_6"> </text:span><text:span text:style-name="_32_06">i</text:span><text:span text:style-name="_32_3">f</text:span><text:span text:style-name="_37_6"> </text:span><text:span text:style-name="_32_19">i</text:span><text:span text:style-name="_32_6">t</text:span><text:span text:style-name="_31_44">s</text:span><text:span text:style-name="_31_51"> </text:span><text:span text:style-name="_33_9">s</text:span><text:span text:style-name="_31_50">t</text:span><text:span text:style-name="_31_94">o</text:span><text:span text:style-name="_32_1">r</text:span><text:span text:style-name="_31_29">a</text:span><text:span text:style-name="_31_85">g</text:span><text:span text:style-name="_33_9">e</text:span><text:span text:style-name="_37_6"> </text:span><text:span text:style-name="_32_09">c</text:span><text:span text:style-name="_36_0">a</text:span><text:span text:style-name="_31_01">p</text:span><text:span text:style-name="_31_92">a</text:span><text:span text:style-name="_32_9">c</text:span><text:span text:style-name="_31_43">i</text:span><text:span text:style-name="_31_79">t</text:span><text:span text:style-name="_35_1">y</text:span><text:span text:style-name="_37_6"> </text:span><text:span text:style-name="_32_15">a</text:span><text:span text:style-name="_37_4">n</text:span><text:span text:style-name="_31_29">d</text:span><text:span text:style-name="_31_51"> </text:span><text:span text:style-name="_36_9">s</text:span><text:span text:style-name="_31_17">p</text:span><text:span text:style-name="_31_70">e</text:span><text:span text:style-name="_34_4">e</text:span><text:span text:style-name="_31_31">d</text:span><text:span text:style-name="_31_51"> </text:span><text:span text:style-name="_37_5">w</text:span><text:span text:style-name="_31_16">e</text:span><text:span text:style-name="_31_74">r</text:span><text:span text:style-name="_32_9">e</text:span><text:span text:style-name="_37_6"> </text:span><text:span text:style-name="_31_95">a</text:span><text:span text:style-name="_32_7">d</text:span><text:span text:style-name="_31_16">e</text:span><text:span text:style-name="_31_91">q</text:span><text:span text:style-name="_33_5">u</text:span><text:span text:style-name="_39_8">a</text:span><text:span text:style-name="_31_74">t</text:span><text:span text:style-name="_36_9">e</text:span><text:span text:style-name="_31_32">,</text:span><text:span text:style-name="_31_51"> </text:span><text:span text:style-name="_35_3">i</text:span><text:span text:style-name="_39_5">t</text:span><text:span text:style-name="_31_51"> </text:span><text:span text:style-name="_32_4">c</text:span><text:span text:style-name="_31_43">o</text:span><text:span text:style-name="_32_03">u</text:span><text:span text:style-name="_35_1">l</text:span><text:span text:style-name="_31_47">d</text:span><text:span text:style-name="_31_51"> </text:span><text:span text:style-name="_32_4">b</text:span><text:span text:style-name="_31_50">y</text:span><text:span text:style-name="_31_51"> </text:span><text:span text:style-name="_36_8">s</text:span><text:span text:style-name="_31_40">u</text:span><text:span text:style-name="_32_19">i</text:span><text:span text:style-name="_32_4">t</text:span><text:span text:style-name="_31_13">a</text:span><text:span text:style-name="_31_89">b</text:span><text:span text:style-name="_35_7">l</text:span><text:span text:style-name="_31_17">e</text:span><text:span text:style-name="_31_51"> </text:span><text:span text:style-name="_34_2">p</text:span><text:span text:style-name="_31_40">r</text:span><text:span text:style-name="_32_04">o</text:span><text:span text:style-name="_35_0">g</text:span><text:span text:style-name="_31_04">r</text:span><text:span text:style-name="_32_16">a</text:span><text:span text:style-name="_35_3">m</text:span><text:span text:style-name="_31_02">m</text:span><text:span text:style-name="_32_24">i</text:span><text:span text:style-name="_35_7">n</text:span><text:span text:style-name="_31_19">g</text:span><text:span text:style-name="_31_51"> </text:span><text:span text:style-name="_32_1">b</text:span><text:span text:style-name="_31_50">e</text:span><text:span text:style-name="_31_51"> </text:span><text:span text:style-name="_34_2">m</text:span><text:span text:style-name="_31_31">a</text:span><text:span text:style-name="_31_79">d</text:span><text:span text:style-name="_32_6">e</text:span><text:span text:style-name="_37_6"> </text:span><text:span text:style-name="_32_21">t</text:span><text:span text:style-name="_37_5">o</text:span><text:span text:style-name="_37_6"> </text:span><text:span text:style-name="_31_85">m</text:span><text:span text:style-name="_35_4">i</text:span><text:span text:style-name="_31_17">m</text:span><text:span text:style-name="_32_10">i</text:span><text:span text:style-name="_35_9">c</text:span><text:span text:style-name="_37_6"> </text:span><text:span text:style-name="_31_70">t</text:span><text:span text:style-name="_37_5">h</text:span><text:span text:style-name="_31_46">e</text:span><text:span text:style-name="_31_51"> </text:span><text:span text:style-name="_32_0">m</text:span><text:span text:style-name="_31_11">a</text:span><text:span text:style-name="_31_94">c</text:span><text:span text:style-name="_37_1">h</text:span><text:span text:style-name="_31_04">i</text:span><text:span text:style-name="_32_24">n</text:span><text:span text:style-name="_33_0">e</text:span><text:span text:style-name="_37_6"> </text:span><text:span text:style-name="_32_09">i</text:span><text:span text:style-name="_32_9">n</text:span><text:span text:style-name="_37_6"> </text:span><text:span text:style-name="_31_92">q</text:span><text:span text:style-name="_35_4">u</text:span><text:span text:style-name="_31_25">e</text:span><text:span text:style-name="_31_76">s</text:span><text:span text:style-name="_33_0">t</text:span><text:span text:style-name="_31_04">i</text:span><text:span text:style-name="_31_88">o</text:span><text:span text:style-name="_37_5">n</text:span><text:span text:style-name="_31_10">.</text:span><text:span text:style-name="_31_51"> </text:span><text:span text:style-name="_32_4">P</text:span><text:span text:style-name="_31_26">r</text:span><text:span text:style-name="_32_22">o</text:span><text:span text:style-name="_33_5">b</text:span><text:span text:style-name="_31_34">a</text:span><text:span text:style-name="_32_03">b</text:span><text:span text:style-name="_34_5">l</text:span><text:span text:style-name="_31_34">y</text:span><text:span text:style-name="_31_51"> </text:span><text:span text:style-name="_35_1">t</text:span><text:span text:style-name="_31_17">h</text:span><text:span text:style-name="_32_04">i</text:span><text:span text:style-name="_34_2">s</text:span><text:span text:style-name="_37_6"> </text:span><text:span text:style-name="_32_25">a</text:span><text:span text:style-name="_35_6">r</text:span><text:span text:style-name="_31_26">g</text:span><text:span text:style-name="_31_71">u</text:span><text:span text:style-name="_35_6">m</text:span><text:span text:style-name="_31_49">e</text:span><text:span text:style-name="_31_91">n</text:span><text:span text:style-name="_36_6">t</text:span><text:span text:style-name="_37_6"> </text:span><text:span text:style-name="_32_21">d</text:span><text:span text:style-name="_33_5">i</text:span><text:span text:style-name="_31_46">d</text:span><text:span text:style-name="_31_51"> </text:span><text:span text:style-name="_34_5">n</text:span><text:span text:style-name="_31_20">o</text:span><text:span text:style-name="_32_10">t</text:span><text:span text:style-name="_31_"> </text:span><text:span text:style-name="_31_49">o</text:span><text:span text:style-name="_31_76">c</text:span><text:span text:style-name="_32_7">c</text:span><text:span text:style-name="_31_25">u</text:span><text:span text:style-name="_31_94">r</text:span><text:span text:style-name="_31_"> </text:span><text:span text:style-name="_31_11">t</text:span><text:span text:style-name="_32_00">o</text:span><text:span text:style-name="_31_"> </text:span><text:span text:style-name="_31_10">t</text:span><text:span text:style-name="_32_07">h</text:span><text:span text:style-name="_36_9">e</text:span><text:span text:style-name="_37_6"> </text:span><text:span text:style-name="_32_10">C</text:span><text:span text:style-name="_35_9">o</text:span><text:span text:style-name="_31_40">u</text:span><text:span text:style-name="_31_77">n</text:span><text:span text:style-name="_34_2">t</text:span><text:span text:style-name="_31_43">e</text:span><text:span text:style-name="_31_73">s</text:span><text:span text:style-name="_36_5">s</text:span><text:span text:style-name="_37_6"> </text:span><text:span text:style-name="_31_71">o</text:span><text:span text:style-name="_37_2">r</text:span><text:span text:style-name="_37_6"> </text:span><text:span text:style-name="_31_91">t</text:span><text:span text:style-name="_33_8">o</text:span><text:span text:style-name="_37_6"> </text:span><text:span text:style-name="_31_70">B</text:span><text:span text:style-name="_35_6">a</text:span><text:span text:style-name="_31_20">b</text:span><text:span text:style-name="_31_74">b</text:span><text:span text:style-name="_37_4">a</text:span><text:span text:style-name="_39_8">g</text:span><text:span text:style-name="_31_91">e</text:span><text:span text:style-name="_34_2">.</text:span><text:span text:style-name="_37_6"> </text:span><text:span text:style-name="_31_86">I</text:span><text:span text:style-name="_36_9">n</text:span><text:span text:style-name="_37_6"> </text:span><text:span text:style-name="_32_15">a</text:span><text:span text:style-name="_33_9">n</text:span><text:span text:style-name="_31_47">y</text:span><text:span text:style-name="_31_51"> </text:span><text:span text:style-name="_36_8">c</text:span><text:span text:style-name="_39_5">a</text:span><text:span text:style-name="_31_70">s</text:span><text:span text:style-name="_35_4">e</text:span><text:span text:style-name="_37_6"> </text:span><text:span text:style-name="_31_73">t</text:span><text:span text:style-name="_32_0">h</text:span><text:span text:style-name="_39_8">e</text:span><text:span text:style-name="_31_85">r</text:span><text:span text:style-name="_37_2">e</text:span><text:span text:style-name="_37_6"> </text:span><text:span text:style-name="_31_86">w</text:span><text:span text:style-name="_35_4">a</text:span><text:span text:style-name="_39_9">s</text:span><text:span text:style-name="_31_51"> </text:span><text:span text:style-name="_37_1">n</text:span><text:span text:style-name="_31_14">o</text:span><text:span text:style-name="_31_51"> </text:span><text:span text:style-name="_32_4">o</text:span><text:span text:style-name="_31_40">b</text:span><text:span text:style-name="_31_95">l</text:span><text:span text:style-name="_32_9">i</text:span><text:span text:style-name="_31_29">g</text:span><text:span text:style-name="_32_25">a</text:span><text:span text:style-name="_32_6">t</text:span><text:span text:style-name="_31_16">i</text:span><text:span text:style-name="_31_92">o</text:span><text:span text:style-name="_37_1">n</text:span><text:span text:style-name="_37_6"> </text:span><text:span text:style-name="_31_76">o</text:span><text:span text:style-name="_33_9">n</text:span><text:span text:style-name="_37_6"> </text:span><text:span text:style-name="_31_79">t</text:span><text:span text:style-name="_36_9">h</text:span><text:span text:style-name="_31_10">e</text:span><text:span text:style-name="_32_25">m</text:span><text:span text:style-name="_31_"> </text:span><text:span text:style-name="_31_40">t</text:span><text:span text:style-name="_31_77">o</text:span><text:span text:style-name="_31_"> </text:span><text:span text:style-name="_31_49">c</text:span><text:span text:style-name="_32_16">l</text:span><text:span text:style-name="_32_9">a</text:span><text:span text:style-name="_31_43">i</text:span><text:span text:style-name="_31_70">m</text:span><text:span text:style-name="_31_"> </text:span><text:span text:style-name="_31_29">a</text:span><text:span text:style-name="_31_71">l</text:span><text:span text:style-name="_37_5">l</text:span><text:span text:style-name="_37_6"> </text:span><text:span text:style-name="_31_70">t</text:span><text:span text:style-name="_32_0">h</text:span><text:span text:style-name="_39_5">a</text:span><text:span text:style-name="_31_76">t</text:span><text:span text:style-name="_31_"> </text:span><text:span text:style-name="_31_34">c</text:span><text:span text:style-name="_32_19">o</text:span><text:span text:style-name="_35_9">u</text:span><text:span text:style-name="_31_10">l</text:span><text:span text:style-name="_31_92">d</text:span><text:span text:style-name="_31_"> </text:span><text:span text:style-name="_31_43">b</text:span><text:span text:style-name="_31_94">e</text:span><text:span text:style-name="_31_"> </text:span><text:span text:style-name="_39_9">c</text:span><text:span text:style-name="_31_77">l</text:span><text:span text:style-name="_32_9">a</text:span><text:span text:style-name="_31_46">i</text:span><text:span text:style-name="_32_04">m</text:span><text:span text:style-name="_36_6">e</text:span><text:span text:style-name="_39_5">d</text:span><text:span text:style-name="_31_94">.</text:span></text:p>
      <text:p text:style-name="P1"><text:span text:style-name="_31_13">T</text:span><text:span text:style-name="_32_15">h</text:span><text:span text:style-name="_34_1">i</text:span><text:span text:style-name="_31_41">s</text:span><text:span text:style-name="_31_51"> </text:span><text:span text:style-name="_37_4">w</text:span><text:span text:style-name="_31_34">h</text:span><text:span text:style-name="_32_01">o</text:span><text:span text:style-name="_32_3">l</text:span><text:span text:style-name="_39_9">e</text:span><text:span text:style-name="_31_51"> </text:span><text:span text:style-name="_33_5">q</text:span><text:span text:style-name="_31_02">u</text:span><text:span text:style-name="_31_76">e</text:span><text:span text:style-name="_36_5">s</text:span><text:span text:style-name="_31_29">t</text:span><text:span text:style-name="_31_95">i</text:span><text:span text:style-name="_35_4">o</text:span><text:span text:style-name="_31_11">n</text:span><text:span text:style-name="_31_51"> </text:span><text:span text:style-name="_35_9">w</text:span><text:span text:style-name="_31_43">i</text:span><text:span text:style-name="_31_74">l</text:span><text:span text:style-name="_33_6">l</text:span><text:span text:style-name="_37_6"> </text:span><text:span text:style-name="_32_00">b</text:span><text:span text:style-name="_32_9">e</text:span><text:span text:style-name="_37_6"> </text:span><text:span text:style-name="_31_95">c</text:span><text:span text:style-name="_35_6">o</text:span><text:span text:style-name="_31_01">n</text:span><text:span text:style-name="_32_15">s</text:span><text:span text:style-name="_32_4">i</text:span><text:span text:style-name="_39_6">d</text:span><text:span text:style-name="_31_80">e</text:span><text:span text:style-name="_35_4">r</text:span><text:span text:style-name="_31_46">e</text:span><text:span text:style-name="_32_07">d</text:span><text:span text:style-name="_31_"> </text:span><text:span text:style-name="_39_9">a</text:span><text:span text:style-name="_32_10">g</text:span><text:span text:style-name="_34_1">a</text:span><text:span text:style-name="_31_43">i</text:span><text:span text:style-name="_32_19">n</text:span><text:span text:style-name="_31_"> </text:span><text:span text:style-name="_39_8">u</text:span><text:span text:style-name="_31_86">n</text:span><text:span text:style-name="_37_2">d</text:span><text:span text:style-name="_39_5">e</text:span><text:span text:style-name="_32_04">r</text:span><text:span text:style-name="_31_"> </text:span><text:span text:style-name="_31_46">t</text:span><text:span text:style-name="_32_01">h</text:span><text:span text:style-name="_32_1">e</text:span><text:span text:style-name="_37_6"> </text:span><text:span text:style-name="_31_94">h</text:span><text:span text:style-name="_32_6">e</text:span><text:span text:style-name="_31_05">a</text:span><text:span text:style-name="_32_07">d</text:span><text:span text:style-name="_35_7">i</text:span><text:span text:style-name="_31_44">n</text:span><text:span text:style-name="_31_70">g</text:span><text:span text:style-name="_31_"> </text:span><text:span text:style-name="_31_50">o</text:span><text:span text:style-name="_32_07">f</text:span><text:span text:style-name="_31_"> </text:span><text:span text:style-name="_39_5">l</text:span><text:span text:style-name="_31_89">e</text:span><text:span text:style-name="_35_7">a</text:span><text:span text:style-name="_31_34">r</text:span><text:span text:style-name="_32_09">n</text:span><text:span text:style-name="_32_6">i</text:span><text:span text:style-name="_31_41">n</text:span><text:span text:style-name="_32_01">g</text:span><text:span text:style-name="_31_"> </text:span><text:span text:style-name="_31_35">m</text:span><text:span text:style-name="_31_76">a</text:span><text:span text:style-name="_33_8">c</text:span><text:span text:style-name="_31_35">h</text:span><text:span text:style-name="_31_88">i</text:span><text:span text:style-name="_37_4">n</text:span><text:span text:style-name="_31_10">e</text:span><text:span text:style-name="_32_18">s</text:span><text:span text:style-name="_37_1">.</text:span></text:p>
      <text:p text:style-name="P1"><text:span text:style-name="_31_88">A</text:span><text:span text:style-name="_31_"> </text:span><text:span text:style-name="_39_6">v</text:span><text:span text:style-name="_32_15">a</text:span><text:span text:style-name="_37_1">r</text:span><text:span text:style-name="_31_17">i</text:span><text:span text:style-name="_31_70">a</text:span><text:span text:style-name="_35_3">n</text:span><text:span text:style-name="_31_43">t</text:span><text:span text:style-name="_31_51"> </text:span><text:span text:style-name="_35_7">o</text:span><text:span text:style-name="_31_31">f</text:span><text:span text:style-name="_31_51"> </text:span><text:span text:style-name="_36_6">L</text:span><text:span text:style-name="_31_50">a</text:span><text:span text:style-name="_32_09">d</text:span><text:span text:style-name="_37_5">y</text:span><text:span text:style-name="_37_6"> </text:span><text:span text:style-name="_32_10">L</text:span><text:span text:style-name="_37_1">o</text:span><text:span text:style-name="_31_31">v</text:span><text:span text:style-name="_32_22">e</text:span><text:span text:style-name="_32_1">l</text:span><text:span text:style-name="_31_44">a</text:span><text:span text:style-name="_32_15">c</text:span><text:span text:style-name="_33_9">e</text:span><text:span text:style-name="_39_9">'</text:span><text:span text:style-name="_32_09">s</text:span><text:span text:style-name="_31_"> </text:span><text:span text:style-name="_31_40">o</text:span><text:span text:style-name="_31_80">b</text:span><text:span text:style-name="_35_7">j</text:span><text:span text:style-name="_31_14">e</text:span><text:span text:style-name="_31_94">c</text:span><text:span text:style-name="_32_4">t</text:span><text:span text:style-name="_31_25">i</text:span><text:span text:style-name="_32_07">o</text:span><text:span text:style-name="_32_6">n</text:span><text:span text:style-name="_37_6"> </text:span><text:span text:style-name="_32_21">s</text:span><text:span text:style-name="_36_0">t</text:span><text:span text:style-name="_31_32">a</text:span><text:span text:style-name="_32_15">t</text:span><text:span text:style-name="_35_3">e</text:span><text:span text:style-name="_31_31">s</text:span><text:span text:style-name="_31_51"> </text:span><text:span text:style-name="_34_4">t</text:span><text:span text:style-name="_31_25">h</text:span><text:span text:style-name="_31_77">a</text:span><text:span text:style-name="_36_5">t</text:span><text:span text:style-name="_37_6"> </text:span><text:span text:style-name="_32_16">a</text:span><text:span text:style-name="_31_"> </text:span><text:span text:style-name="_31_41">m</text:span><text:span text:style-name="_32_25">a</text:span><text:span text:style-name="_36_0">c</text:span><text:span text:style-name="_31_40">h</text:span><text:span text:style-name="_32_07">i</text:span><text:span text:style-name="_35_9">n</text:span><text:span text:style-name="_31_10">e</text:span><text:span text:style-name="_31_51"> </text:span><text:span text:style-name="_32_1">c</text:span><text:span text:style-name="_31_19">a</text:span><text:span text:style-name="_32_25">n</text:span><text:span text:style-name="_31_"> </text:span><text:span text:style-name="_31_17">"</text:span><text:span text:style-name="_32_09">n</text:span><text:span text:style-name="_37_2">e</text:span><text:span text:style-name="_31_20">v</text:span><text:span text:style-name="_31_70">e</text:span><text:span text:style-name="_36_0">r</text:span><text:span text:style-name="_37_6"> </text:span><text:span text:style-name="_32_09">d</text:span><text:span text:style-name="_34_5">o</text:span><text:span text:style-name="_37_6"> </text:span><text:span text:style-name="_31_89">a</text:span><text:span text:style-name="_35_0">n</text:span><text:span text:style-name="_39_8">y</text:span><text:span text:style-name="_32_07">t</text:span><text:span text:style-name="_35_9">h</text:span><text:span text:style-name="_31_29">i</text:span><text:span text:style-name="_31_95">n</text:span><text:span text:style-name="_32_0">g</text:span><text:span text:style-name="_37_6"> </text:span><text:span text:style-name="_32_19">r</text:span><text:span text:style-name="_32_4">e</text:span><text:span text:style-name="_31_43">a</text:span><text:span text:style-name="_32_19">l</text:span><text:span text:style-name="_37_5">l</text:span><text:span text:style-name="_31_44">y</text:span><text:span text:style-name="_31_51"> </text:span><text:span text:style-name="_36_8">n</text:span><text:span text:style-name="_31_29">e</text:span><text:span text:style-name="_32_21">w</text:span><text:span text:style-name="_35_1">.</text:span><text:span text:style-name="_39_5">"</text:span><text:span text:style-name="_31_51"> </text:span><text:span text:style-name="_33_0">T</text:span><text:span text:style-name="_31_44">h</text:span><text:span text:style-name="_31_79">i</text:span><text:span text:style-name="_33_5">s</text:span><text:span text:style-name="_37_6"> </text:span><text:span text:style-name="_32_07">m</text:span><text:span text:style-name="_34_1">a</text:span><text:span text:style-name="_31_25">y</text:span><text:span text:style-name="_31_51"> </text:span><text:span text:style-name="_36_8">b</text:span><text:span text:style-name="_31_13">e</text:span><text:span text:style-name="_31_51"> </text:span><text:span text:style-name="_33_5">p</text:span><text:span text:style-name="_31_31">a</text:span><text:span text:style-name="_31_76">r</text:span><text:span text:style-name="_33_0">r</text:span><text:span text:style-name="_31_31">i</text:span><text:span text:style-name="_31_70">e</text:span><text:span text:style-name="_34_2">d</text:span><text:span text:style-name="_37_6"> </text:span><text:span text:style-name="_31_76">f</text:span><text:span text:style-name="_35_3">o</text:span><text:span text:style-name="_39_6">r</text:span><text:span text:style-name="_31_51"> </text:span><text:span text:style-name="_33_5">a</text:span><text:span text:style-name="_37_6"> </text:span><text:span text:style-name="_31_94">m</text:span><text:span text:style-name="_36_8">o</text:span><text:span text:style-name="_31_44">m</text:span><text:span text:style-name="_31_95">e</text:span><text:span text:style-name="_35_4">n</text:span><text:span text:style-name="_39_9">t</text:span><text:span text:style-name="_31_51"> </text:span><text:span text:style-name="_35_7">w</text:span><text:span text:style-name="_31_19">i</text:span><text:span text:style-name="_32_19">t</text:span><text:span text:style-name="_34_2">h</text:span><text:span text:style-name="_37_6"> </text:span><text:span text:style-name="_32_09">t</text:span><text:span text:style-name="_32_0">h</text:span><text:span text:style-name="_31_20">e</text:span><text:span text:style-name="_31_51"> </text:span><text:span text:style-name="_36_0">s</text:span><text:span text:style-name="_31_46">a</text:span><text:span text:style-name="_31_74">w</text:span><text:span text:style-name="_37_5">,</text:span><text:span text:style-name="_37_6"> </text:span><text:span text:style-name="_32_15">"</text:span><text:span text:style-name="_36_8">T</text:span><text:span text:style-name="_31_04">h</text:span><text:span text:style-name="_32_25">e</text:span><text:span text:style-name="_36_9">r</text:span><text:span text:style-name="_31_19">e</text:span><text:span text:style-name="_31_51"> </text:span><text:span text:style-name="_36_8">i</text:span><text:span text:style-name="_31_49">s</text:span><text:span text:style-name="_31_51"> </text:span><text:span text:style-name="_32_0">n</text:span><text:span text:style-name="_31_50">o</text:span><text:span text:style-name="_31_85">t</text:span><text:span text:style-name="_32_0">h</text:span><text:span text:style-name="_31_49">i</text:span><text:span text:style-name="_32_10">n</text:span><text:span text:style-name="_37_4">g</text:span><text:span text:style-name="_37_6"> </text:span><text:span text:style-name="_31_94">n</text:span><text:span text:style-name="_34_5">e</text:span><text:span text:style-name="_39_9">w</text:span><text:span text:style-name="_31_51"> </text:span><text:span text:style-name="_32_4">u</text:span><text:span text:style-name="_31_43">n</text:span><text:span text:style-name="_31_74">d</text:span><text:span text:style-name="_36_5">e</text:span><text:span text:style-name="_31_29">r</text:span><text:span text:style-name="_31_51"> </text:span><text:span text:style-name="_33_0">t</text:span><text:span text:style-name="_31_05">h</text:span><text:span text:style-name="_31_86">e</text:span><text:span text:style-name="_31_"> </text:span><text:span text:style-name="_31_16">s</text:span><text:span text:style-name="_32_04">u</text:span><text:span text:style-name="_34_2">n</text:span><text:span text:style-name="_31_02">.</text:span><text:span text:style-name="_32_18">"</text:span><text:span text:style-name="_31_"> </text:span><text:span text:style-name="_31_17">W</text:span><text:span text:style-name="_31_95">h</text:span><text:span text:style-name="_36_6">o</text:span><text:span text:style-name="_37_6"> </text:span><text:span text:style-name="_32_03">c</text:span><text:span text:style-name="_32_4">a</text:span><text:span text:style-name="_31_13">n</text:span><text:span text:style-name="_31_51"> </text:span><text:span text:style-name="_33_0">b</text:span><text:span text:style-name="_31_04">e</text:span><text:span text:style-name="_31_51"> </text:span><text:span text:style-name="_32_9">c</text:span><text:span text:style-name="_31_26">e</text:span><text:span text:style-name="_32_06">r</text:span><text:span text:style-name="_32_3">t</text:span><text:span text:style-name="_31_04">a</text:span><text:span text:style-name="_31_92">i</text:span><text:span text:style-name="_33_0">n</text:span><text:span text:style-name="_37_6"> </text:span><text:span text:style-name="_31_95">t</text:span><text:span text:style-name="_34_5">h</text:span><text:span text:style-name="_31_16">a</text:span><text:span text:style-name="_31_88">t</text:span><text:span text:style-name="_31_"> </text:span><text:span text:style-name="_31_02">"</text:span><text:span text:style-name="_31_71">o</text:span><text:span text:style-name="_35_3">r</text:span><text:span text:style-name="_31_43">i</text:span><text:span text:style-name="_31_85">g</text:span><text:span text:style-name="_36_6">i</text:span><text:span text:style-name="_31_05">n</text:span><text:span text:style-name="_31_91">a</text:span><text:span text:style-name="_33_8">l</text:span><text:span text:style-name="_37_6"> </text:span><text:span text:style-name="_32_00">w</text:span><text:span text:style-name="_35_7">o</text:span><text:span text:style-name="_39_6">r</text:span><text:span text:style-name="_32_09">k</text:span><text:span text:style-name="_32_0">"</text:span><text:span text:style-name="_37_6"> </text:span><text:span text:style-name="_32_21">t</text:span><text:span text:style-name="_32_7">h</text:span><text:span text:style-name="_31_40">a</text:span><text:span text:style-name="_32_04">t</text:span><text:span text:style-name="_31_"> </text:span><text:span text:style-name="_31_29">h</text:span><text:span text:style-name="_32_04">e</text:span><text:span text:style-name="_31_"> </text:span><text:span text:style-name="_31_34">h</text:span><text:span text:style-name="_32_09">a</text:span><text:span text:style-name="_37_4">s</text:span><text:span text:style-name="_37_6"> </text:span><text:span text:style-name="_32_25">d</text:span><text:span text:style-name="_33_8">o</text:span><text:span text:style-name="_31_05">n</text:span><text:span text:style-name="_31_94">e</text:span><text:span text:style-name="_31_"> </text:span><text:span text:style-name="_39_8">w</text:span><text:span text:style-name="_32_04">a</text:span><text:span text:style-name="_32_6">s</text:span><text:span text:style-name="_37_6"> </text:span><text:span text:style-name="_32_18">n</text:span><text:span text:style-name="_33_0">o</text:span><text:span text:style-name="_31_26">t</text:span><text:span text:style-name="_31_51"> </text:span><text:span text:style-name="_33_0">s</text:span><text:span text:style-name="_31_32">i</text:span><text:span text:style-name="_31_80">m</text:span><text:span text:style-name="_35_6">p</text:span><text:span text:style-name="_31_14">l</text:span><text:span text:style-name="_32_21">y</text:span><text:span text:style-name="_31_"> </text:span><text:span text:style-name="_31_50">t</text:span><text:span text:style-name="_32_00">h</text:span><text:span text:style-name="_32_6">e</text:span><text:span text:style-name="_37_6"> </text:span><text:span text:style-name="_31_79">g</text:span><text:span text:style-name="_34_4">r</text:span><text:span text:style-name="_39_5">o</text:span><text:span text:style-name="_31_86">w</text:span><text:span text:style-name="_35_4">t</text:span><text:span text:style-name="_31_04">h</text:span><text:span text:style-name="_31_51"> </text:span><text:span text:style-name="_35_7">o</text:span><text:span text:style-name="_39_8">f</text:span><text:span text:style-name="_31_51"> </text:span><text:span text:style-name="_34_4">t</text:span><text:span text:style-name="_31_16">h</text:span><text:span text:style-name="_31_80">e</text:span><text:span text:style-name="_31_"> </text:span><text:span text:style-name="_31_43">s</text:span><text:span text:style-name="_32_06">e</text:span><text:span text:style-name="_33_6">e</text:span><text:span text:style-name="_31_20">d</text:span><text:span text:style-name="_31_51"> </text:span><text:span text:style-name="_32_0">p</text:span><text:span text:style-name="_31_44">l</text:span><text:span text:style-name="_31_88">a</text:span><text:span text:style-name="_36_5">n</text:span><text:span text:style-name="_31_47">t</text:span><text:span text:style-name="_32_19">e</text:span><text:span text:style-name="_36_6">d</text:span><text:span text:style-name="_37_6"> </text:span><text:span text:style-name="_31_95">i</text:span><text:span text:style-name="_36_8">n</text:span><text:span text:style-name="_37_6"> </text:span><text:span text:style-name="_32_00">h</text:span><text:span text:style-name="_33_8">i</text:span><text:span text:style-name="_39_8">m</text:span><text:span text:style-name="_31_51"> </text:span><text:span text:style-name="_32_7">b</text:span><text:span text:style-name="_31_29">y</text:span><text:span text:style-name="_31_51"> </text:span><text:span text:style-name="_32_7">t</text:span><text:span text:style-name="_31_32">e</text:span><text:span text:style-name="_31_80">a</text:span><text:span text:style-name="_35_9">c</text:span><text:span text:style-name="_39_5">h</text:span><text:span text:style-name="_32_10">i</text:span><text:span text:style-name="_36_6">n</text:span><text:span text:style-name="_31_16">g</text:span><text:span text:style-name="_32_09">,</text:span><text:span text:style-name="_31_"> </text:span><text:span text:style-name="_31_02">o</text:span><text:span text:style-name="_32_03">r</text:span><text:span text:style-name="_31_"> </text:span><text:span text:style-name="_31_20">t</text:span><text:span text:style-name="_32_01">h</text:span><text:span text:style-name="_36_6">e</text:span><text:span text:style-name="_37_6"> </text:span><text:span text:style-name="_31_80">e</text:span><text:span text:style-name="_37_2">f</text:span><text:span text:style-name="_31_01">f</text:span><text:span text:style-name="_31_85">e</text:span><text:span text:style-name="_37_5">c</text:span><text:span text:style-name="_31_10">t</text:span><text:span text:style-name="_31_51"> </text:span><text:span text:style-name="_36_8">o</text:span><text:span text:style-name="_31_32">f</text:span><text:span text:style-name="_31_51"> </text:span><text:span text:style-name="_32_6">f</text:span><text:span text:style-name="_31_49">o</text:span><text:span text:style-name="_32_24">l</text:span><text:span text:style-name="_32_1">l</text:span><text:span text:style-name="_31_04">o</text:span><text:span text:style-name="_31_86">w</text:span><text:span text:style-name="_37_2">i</text:span><text:span text:style-name="_39_8">n</text:span><text:span text:style-name="_31_70">g</text:span><text:span text:style-name="_31_"> </text:span><text:span text:style-name="_31_40">w</text:span><text:span text:style-name="_32_22">e</text:span><text:span text:style-name="_35_7">l</text:span><text:span text:style-name="_31_46">l</text:span>-<text:span text:style-name="_33_0">k</text:span><text:span text:style-name="_39_6">n</text:span><text:span text:style-name="_32_06">o</text:span><text:span text:style-name="_37_5">w</text:span><text:span text:style-name="_31_41">n</text:span><text:span text:style-name="_31_51"> </text:span><text:span text:style-name="_35_3">g</text:span><text:span text:style-name="_31_17">e</text:span><text:span text:style-name="_32_07">n</text:span><text:span text:style-name="_32_9">e</text:span><text:span text:style-name="_31_44">r</text:span><text:span text:style-name="_31_92">a</text:span><text:span text:style-name="_33_8">l</text:span><text:span text:style-name="_37_6"> </text:span><text:span text:style-name="_31_95">p</text:span><text:span text:style-name="_35_0">r</text:span><text:span text:style-name="_31_35">i</text:span><text:span text:style-name="_32_04">n</text:span><text:span text:style-name="_33_8">c</text:span><text:span text:style-name="_31_10">i</text:span><text:span text:style-name="_32_00">p</text:span><text:span text:style-name="_35_6">l</text:span><text:span text:style-name="_31_14">e</text:span><text:span text:style-name="_31_89">s</text:span><text:span text:style-name="_32_1">.</text:span><text:span text:style-name="_37_6"> </text:span><text:span text:style-name="_31_73">A</text:span><text:span text:style-name="_31_"> </text:span><text:span text:style-name="_39_8">b</text:span><text:span text:style-name="_32_16">e</text:span><text:span text:style-name="_36_8">t</text:span><text:span text:style-name="_31_26">t</text:span><text:span text:style-name="_31_88">e</text:span><text:span text:style-name="_32_9">r</text:span><text:span text:style-name="_37_6"> </text:span><text:span text:style-name="_32_19">v</text:span><text:span text:style-name="_32_4">a</text:span><text:span text:style-name="_31_02">r</text:span><text:span text:style-name="_32_24">i</text:span><text:span text:style-name="_35_3">a</text:span><text:span text:style-name="_39_9">n</text:span><text:span text:style-name="_31_88">t</text:span><text:span text:style-name="_31_"> </text:span><text:span text:style-name="_31_28">o</text:span><text:span text:style-name="_32_10">f</text:span><text:span text:style-name="_31_"> </text:span><text:span text:style-name="_31_46">t</text:span><text:span text:style-name="_31_91">h</text:span><text:span text:style-name="_36_0">e</text:span><text:span text:style-name="_37_6"> </text:span><text:span text:style-name="_31_74">o</text:span><text:span text:style-name="_35_0">b</text:span><text:span text:style-name="_31_25">j</text:span><text:span text:style-name="_32_24">e</text:span><text:span text:style-name="_35_1">c</text:span><text:span text:style-name="_31_34">t</text:span><text:span text:style-name="_31_95">i</text:span><text:span text:style-name="_37_2">o</text:span><text:span text:style-name="_31_17">n</text:span><text:span text:style-name="_31_51"> </text:span><text:span text:style-name="_37_4">s</text:span><text:span text:style-name="_31_46">a</text:span><text:span text:style-name="_31_88">y</text:span><text:span text:style-name="_36_8">s</text:span><text:span text:style-name="_37_6"> </text:span><text:span text:style-name="_32_22">t</text:span><text:span text:style-name="_35_1">h</text:span><text:span text:style-name="_31_25">a</text:span><text:span text:style-name="_32_01">t</text:span><text:span text:style-name="_31_"> </text:span><text:span text:style-name="_31_29">a</text:span><text:span text:style-name="_31_51"> </text:span><text:span text:style-name="_33_9">m</text:span><text:span text:style-name="_31_26">a</text:span><text:span text:style-name="_31_70">c</text:span><text:span text:style-name="_35_7">h</text:span><text:span text:style-name="_31_35">i</text:span><text:span text:style-name="_31_71">n</text:span><text:span text:style-name="_32_9">e</text:span><text:span text:style-name="_37_6"> </text:span><text:span text:style-name="_31_77">c</text:span><text:span text:style-name="_32_9">a</text:span><text:span text:style-name="_39_9">n</text:span><text:span text:style-name="_31_51"> </text:span><text:span text:style-name="_33_0">n</text:span><text:span text:style-name="_39_8">e</text:span><text:span text:style-name="_32_09">v</text:span><text:span text:style-name="_34_1">e</text:span><text:span text:style-name="_31_04">r</text:span><text:span text:style-name="_31_51"> </text:span><text:span text:style-name="_36_5">"</text:span><text:span text:style-name="_31_20">t</text:span><text:span text:style-name="_31_74">a</text:span><text:span text:style-name="_33_0">k</text:span><text:span text:style-name="_39_6">e</text:span><text:span text:style-name="_31_51"> </text:span><text:span text:style-name="_36_0">u</text:span><text:span text:style-name="_31_20">s</text:span><text:span text:style-name="_31_51"> </text:span><text:span text:style-name="_35_4">b</text:span><text:span text:style-name="_39_6">y</text:span><text:span text:style-name="_31_51"> </text:span><text:span text:style-name="_32_3">s</text:span><text:span text:style-name="_31_35">u</text:span><text:span text:style-name="_32_04">r</text:span><text:span text:style-name="_34_2">p</text:span><text:span text:style-name="_31_46">r</text:span><text:span text:style-name="_31_89">i</text:span><text:span text:style-name="_35_4">s</text:span><text:span text:style-name="_39_5">e</text:span><text:span text:style-name="_31_77">.</text:span><text:span text:style-name="_32_6">"</text:span><text:span text:style-name="_37_6"> </text:span><text:span text:style-name="_31_71">T</text:span><text:span text:style-name="_37_2">h</text:span><text:span text:style-name="_31_20">i</text:span><text:span text:style-name="_32_10">s</text:span><text:span text:style-name="_31_"> </text:span><text:span text:style-name="_31_44">s</text:span><text:span text:style-name="_32_19">t</text:span><text:span text:style-name="_33_5">a</text:span><text:span text:style-name="_31_10">t</text:span><text:span text:style-name="_31_92">e</text:span><text:span text:style-name="_35_4">m</text:span><text:span text:style-name="_31_44">e</text:span><text:span text:style-name="_32_21">n</text:span><text:span text:style-name="_35_4">t</text:span><text:span text:style-name="_37_6"> </text:span><text:span text:style-name="_32_22">i</text:span><text:span text:style-name="_36_8">s</text:span><text:span text:style-name="_37_6"> </text:span><text:span text:style-name="_31_77">a</text:span><text:span text:style-name="_31_"> </text:span><text:span text:style-name="_31_32">m</text:span><text:span text:style-name="_32_25">o</text:span><text:span text:style-name="_35_9">r</text:span><text:span text:style-name="_39_5">e</text:span><text:span text:style-name="_31_51"> </text:span><text:span text:style-name="_32_7">d</text:span><text:span text:style-name="_31_43">i</text:span><text:span text:style-name="_32_15">r</text:span><text:span text:style-name="_34_5">e</text:span><text:span text:style-name="_31_47">c</text:span><text:span text:style-name="_31_80">t</text:span><text:span text:style-name="_31_"> </text:span><text:span text:style-name="_31_46">c</text:span><text:span text:style-name="_31_77">h</text:span><text:span text:style-name="_32_6">a</text:span><text:span text:style-name="_31_13">l</text:span><text:span text:style-name="_32_18">l</text:span><text:span text:style-name="_37_5">e</text:span><text:span text:style-name="_39_9">n</text:span><text:span text:style-name="_32_19">g</text:span><text:span text:style-name="_35_0">e</text:span><text:span text:style-name="_37_6"> </text:span><text:span text:style-name="_32_09">a</text:span><text:span text:style-name="_32_7">n</text:span><text:span text:style-name="_31_44">d</text:span><text:span text:style-name="_31_51"> </text:span><text:span text:style-name="_35_7">c</text:span><text:span text:style-name="_31_47">a</text:span><text:span text:style-name="_31_73">n</text:span><text:span text:style-name="_31_"> </text:span><text:span text:style-name="_39_9">b</text:span><text:span text:style-name="_32_06">e</text:span><text:span text:style-name="_31_"> </text:span><text:span text:style-name="_31_46">m</text:span><text:span text:style-name="_31_77">e</text:span><text:span text:style-name="_35_3">t</text:span><text:span text:style-name="_37_6"> </text:span><text:span text:style-name="_31_74">d</text:span><text:span text:style-name="_33_0">i</text:span><text:span text:style-name="_31_32">r</text:span><text:span text:style-name="_31_91">e</text:span><text:span text:style-name="_37_5">c</text:span><text:span text:style-name="_31_44">t</text:span><text:span text:style-name="_32_25">l</text:span><text:span text:style-name="_35_7">y</text:span><text:span text:style-name="_31_20">.</text:span><text:span text:style-name="_31_51"> </text:span><text:span text:style-name="_35_1">M</text:span><text:span text:style-name="_39_9">a</text:span><text:span text:style-name="_31_70">c</text:span><text:span text:style-name="_33_0">h</text:span><text:span text:style-name="_31_02">i</text:span><text:span text:style-name="_31_92">n</text:span><text:span text:style-name="_34_5">e</text:span><text:span text:style-name="_31_11">s</text:span><text:span text:style-name="_31_51"> </text:span><text:span text:style-name="_35_3">t</text:span><text:span text:style-name="_31_19">a</text:span><text:span text:style-name="_31_71">k</text:span><text:span text:style-name="_37_1">e</text:span><text:span text:style-name="_37_6"> </text:span><text:span text:style-name="_32_04">m</text:span><text:span text:style-name="_35_6">e</text:span><text:span text:style-name="_37_6"> </text:span><text:span text:style-name="_32_09">b</text:span><text:span text:style-name="_35_4">y</text:span><text:span text:style-name="_37_6"> </text:span><text:span text:style-name="_32_09">s</text:span><text:span text:style-name="_36_8">u</text:span><text:span text:style-name="_31_34">r</text:span><text:span text:style-name="_31_92">p</text:span><text:span text:style-name="_34_4">r</text:span><text:span text:style-name="_31_35">i</text:span><text:span text:style-name="_32_07">s</text:span><text:span text:style-name="_34_2">e</text:span><text:span text:style-name="_37_6"> </text:span><text:span text:style-name="_32_16">w</text:span><text:span text:style-name="_35_0">i</text:span><text:span text:style-name="_31_43">t</text:span><text:span text:style-name="_32_24">h</text:span><text:span text:style-name="_31_"> </text:span><text:span text:style-name="_31_49">g</text:span><text:span text:style-name="_31_94">r</text:span><text:span text:style-name="_33_5">e</text:span><text:span text:style-name="_31_29">a</text:span><text:span text:style-name="_32_24">t</text:span><text:span text:style-name="_31_"> </text:span><text:span text:style-name="_31_16">f</text:span><text:span text:style-name="_31_79">r</text:span><text:span text:style-name="_37_1">e</text:span><text:span text:style-name="_31_16">q</text:span><text:span text:style-name="_32_04">u</text:span><text:span text:style-name="_36_8">e</text:span><text:span text:style-name="_31_43">n</text:span><text:span text:style-name="_31_73">c</text:span><text:span text:style-name="_35_9">y</text:span><text:span text:style-name="_31_31">.</text:span><text:span text:style-name="_31_51"> </text:span><text:span text:style-name="_36_6">T</text:span><text:span text:style-name="_31_44">h</text:span><text:span text:style-name="_31_85">i</text:span><text:span text:style-name="_33_9">s</text:span><text:span text:style-name="_37_6"> </text:span><text:span text:style-name="_32_10">i</text:span><text:span text:style-name="_32_9">s</text:span><text:span text:style-name="_37_6"> </text:span><text:span text:style-name="_31_80">l</text:span><text:span text:style-name="_32_1">a</text:span><text:span text:style-name="_31_02">r</text:span><text:span text:style-name="_31_89">g</text:span><text:span text:style-name="_32_7">e</text:span><text:span text:style-name="_31_28">l</text:span><text:span text:style-name="_31_85">y</text:span><text:span text:style-name="_31_"> </text:span><text:span text:style-name="_39_6">b</text:span><text:span text:style-name="_31_70">e</text:span><text:span text:style-name="_35_3">c</text:span><text:span text:style-name="_39_5">a</text:span><text:span text:style-name="_32_06">u</text:span><text:span text:style-name="_33_5">s</text:span><text:span text:style-name="_31_19">e</text:span><text:span text:style-name="_31_51"> </text:span><text:span text:style-name="_36_0">I</text:span><text:span text:style-name="_37_6"> </text:span><text:span text:style-name="_32_24">d</text:span><text:span text:style-name="_33_8">o</text:span><text:span text:style-name="_37_6"> </text:span><text:span text:style-name="_31_71">n</text:span><text:span text:style-name="_35_6">o</text:span><text:span text:style-name="_31_04">t</text:span><text:span text:style-name="_31_51"> </text:span><text:span text:style-name="_33_8">d</text:span><text:span text:style-name="_31_46">o</text:span><text:span text:style-name="_31_51"> </text:span><text:span text:style-name="_33_8">s</text:span><text:span text:style-name="_31_13">u</text:span><text:span text:style-name="_31_89">f</text:span><text:span text:style-name="_35_0">f</text:span><text:span text:style-name="_31_29">i</text:span><text:span text:style-name="_31_94">c</text:span><text:span text:style-name="_37_4">i</text:span><text:span text:style-name="_31_50">e</text:span><text:span text:style-name="_31_85">n</text:span><text:span text:style-name="_37_4">t</text:span><text:span text:style-name="_37_6"> </text:span><text:span text:style-name="_32_10">c</text:span><text:span text:style-name="_37_1">a</text:span><text:span text:style-name="_31_01">l</text:span><text:span text:style-name="_32_07">c</text:span><text:span text:style-name="_35_9">u</text:span><text:span text:style-name="_31_34">l</text:span><text:span text:style-name="_32_07">a</text:span><text:span text:style-name="_34_4">t</text:span><text:span text:style-name="_31_13">i</text:span><text:span text:style-name="_31_86">o</text:span><text:span text:style-name="_32_6">n</text:span><text:span text:style-name="_37_6"> </text:span><text:span text:style-name="_31_70">t</text:span><text:span text:style-name="_35_0">o</text:span><text:span text:style-name="_37_6"> </text:span><text:span text:style-name="_31_95">d</text:span><text:span text:style-name="_33_9">e</text:span><text:span text:style-name="_31_25">c</text:span><text:span text:style-name="_31_86">i</text:span><text:span text:style-name="_32_9">d</text:span><text:span text:style-name="_31_40">e</text:span><text:span text:style-name="_31_51"> </text:span><text:span text:style-name="_36_0">w</text:span><text:span text:style-name="_31_49">h</text:span><text:span text:style-name="_32_09">a</text:span><text:span text:style-name="_32_7">t</text:span><text:span text:style-name="_37_6"> </text:span><text:span text:style-name="_31_88">t</text:span><text:span text:style-name="_35_0">o</text:span><text:span text:style-name="_37_6"> </text:span><text:span text:style-name="_32_15">e</text:span><text:span text:style-name="_32_9">x</text:span><text:span text:style-name="_31_01">p</text:span><text:span text:style-name="_31_85">e</text:span><text:span text:style-name="_33_5">c</text:span><text:span text:style-name="_39_6">t</text:span><text:span text:style-name="_31_51"> </text:span><text:span text:style-name="_36_5">t</text:span><text:span text:style-name="_39_8">h</text:span><text:span text:style-name="_31_89">e</text:span><text:span text:style-name="_36_0">m</text:span><text:span text:style-name="_37_6"> </text:span><text:span text:style-name="_31_73">t</text:span><text:span text:style-name="_34_1">o</text:span><text:span text:style-name="_37_6"> </text:span><text:span text:style-name="_32_01">d</text:span><text:span text:style-name="_37_4">o</text:span><text:span text:style-name="_31_13">,</text:span><text:span text:style-name="_31_51"> </text:span><text:span text:style-name="_35_1">o</text:span><text:span text:style-name="_31_10">r</text:span><text:span text:style-name="_31_51"> </text:span><text:span text:style-name="_34_1">r</text:span><text:span text:style-name="_31_28">a</text:span><text:span text:style-name="_31_92">t</text:span><text:span text:style-name="_33_5">h</text:span><text:span text:style-name="_31_17">e</text:span><text:span text:style-name="_32_16">r</text:span><text:span text:style-name="_31_"> </text:span><text:span text:style-name="_31_31">b</text:span><text:span text:style-name="_31_85">e</text:span><text:span text:style-name="_33_0">c</text:span><text:span text:style-name="_31_01">a</text:span><text:span text:style-name="_32_24">u</text:span><text:span text:style-name="_35_4">s</text:span><text:span text:style-name="_31_49">e</text:span><text:span text:style-name="_31_79">,</text:span><text:span text:style-name="_31_"> </text:span><text:span text:style-name="_31_02">a</text:span><text:span text:style-name="_32_19">l</text:span><text:span text:style-name="_32_6">t</text:span><text:span text:style-name="_39_5">h</text:span><text:span text:style-name="_31_80">o</text:span><text:span text:style-name="_35_1">u</text:span><text:span text:style-name="_31_49">g</text:span><text:span text:style-name="_31_80">h</text:span><text:span text:style-name="_31_"> </text:span><text:span text:style-name="_31_44">I</text:span><text:span text:style-name="_31_51"> </text:span><text:span text:style-name="_35_1">d</text:span><text:span text:style-name="_31_32">o</text:span><text:span text:style-name="_31_51"> </text:span><text:span text:style-name="_35_4">a</text:span><text:span text:style-name="_37_6"> </text:span><text:span text:style-name="_32_10">c</text:span><text:span text:style-name="_36_5">a</text:span><text:span text:style-name="_31_01">l</text:span><text:span text:style-name="_32_07">c</text:span><text:span text:style-name="_37_1">u</text:span><text:span text:style-name="_31_10">l</text:span><text:span text:style-name="_32_00">a</text:span><text:span text:style-name="_32_4">t</text:span><text:span text:style-name="_31_31">i</text:span><text:span text:style-name="_31_76">o</text:span><text:span text:style-name="_32_6">n</text:span><text:span text:style-name="_31_02">,</text:span><text:span text:style-name="_31_51"> </text:span><text:span text:style-name="_35_1">I</text:span><text:span text:style-name="_37_6"> </text:span><text:span text:style-name="_31_71">d</text:span><text:span text:style-name="_36_6">o</text:span><text:span text:style-name="_37_6"> </text:span><text:span text:style-name="_31_70">i</text:span><text:span text:style-name="_34_5">t</text:span><text:span text:style-name="_37_6"> </text:span><text:span text:style-name="_32_03">i</text:span><text:span text:style-name="_36_0">n</text:span><text:span text:style-name="_37_6"> </text:span><text:span text:style-name="_31_89">a</text:span><text:span text:style-name="_31_"> </text:span><text:span text:style-name="_31_05">h</text:span><text:span text:style-name="_31_77">u</text:span><text:span text:style-name="_35_6">r</text:span><text:span text:style-name="_39_8">r</text:span><text:span text:style-name="_31_92">i</text:span><text:span text:style-name="_34_1">e</text:span><text:span text:style-name="_31_49">d</text:span><text:span text:style-name="_32_25">,</text:span><text:span text:style-name="_31_"> </text:span><text:span text:style-name="_39_9">s</text:span><text:span text:style-name="_31_88">l</text:span><text:span text:style-name="_33_9">i</text:span><text:span text:style-name="_31_44">p</text:span><text:span text:style-name="_31_79">s</text:span><text:span text:style-name="_35_3">h</text:span><text:span text:style-name="_31_11">o</text:span><text:span text:style-name="_32_21">d</text:span><text:span text:style-name="_31_"> </text:span><text:span text:style-name="_31_11">f</text:span><text:span text:style-name="_31_70">a</text:span><text:span text:style-name="_33_6">s</text:span><text:span text:style-name="_39_6">h</text:span><text:span text:style-name="_32_24">i</text:span><text:span text:style-name="_34_2">o</text:span><text:span text:style-name="_31_35">n</text:span><text:span text:style-name="_31_76">,</text:span><text:span text:style-name="_31_"> </text:span><text:span text:style-name="_31_49">t</text:span><text:span text:style-name="_31_77">a</text:span><text:span text:style-name="_37_2">k</text:span><text:span text:style-name="_31_49">i</text:span><text:span text:style-name="_31_71">n</text:span><text:span text:style-name="_35_6">g</text:span><text:span text:style-name="_37_6"> </text:span><text:span text:style-name="_32_19">r</text:span><text:span text:style-name="_33_5">i</text:span><text:span text:style-name="_31_11">s</text:span><text:span text:style-name="_31_95">k</text:span><text:span text:style-name="_34_1">s</text:span><text:span text:style-name="_31_41">.</text:span><text:span text:style-name="_31_51"> </text:span><text:span text:style-name="_33_9">P</text:span><text:span text:style-name="_31_44">e</text:span><text:span text:style-name="_31_77">r</text:span><text:span text:style-name="_36_6">h</text:span><text:span text:style-name="_31_28">a</text:span><text:span text:style-name="_31_71">p</text:span><text:span text:style-name="_36_5">s</text:span><text:span text:style-name="_37_6"> </text:span><text:span text:style-name="_32_03">I</text:span><text:span text:style-name="_31_"> </text:span><text:span text:style-name="_31_16">s</text:span><text:span text:style-name="_31_95">a</text:span><text:span text:style-name="_32_0">y</text:span><text:span text:style-name="_37_6"> </text:span><text:span text:style-name="_31_77">t</text:span><text:span text:style-name="_37_1">o</text:span><text:span text:style-name="_37_6"> </text:span><text:span text:style-name="_32_06">m</text:span><text:span text:style-name="_35_9">y</text:span><text:span text:style-name="_31_20">s</text:span><text:span text:style-name="_32_16">e</text:span><text:span text:style-name="_36_9">l</text:span><text:span text:style-name="_39_8">f</text:span><text:span text:style-name="_32_07">,</text:span><text:span text:style-name="_31_"> </text:span><text:span text:style-name="_31_47">"</text:span><text:span text:style-name="_31_80">I</text:span><text:span text:style-name="_31_"> </text:span><text:span text:style-name="_31_11">s</text:span><text:span text:style-name="_31_76">u</text:span><text:span text:style-name="_32_9">p</text:span><text:span text:style-name="_31_04">p</text:span><text:span text:style-name="_31_95">o</text:span><text:span text:style-name="_36_9">s</text:span><text:span text:style-name="_31_31">e</text:span><text:span text:style-name="_31_51"> </text:span><text:span text:style-name="_36_6">t</text:span><text:span text:style-name="_31_13">h</text:span><text:span text:style-name="_31_80">e</text:span><text:span text:style-name="_31_"> </text:span><text:span text:style-name="_31_43">V</text:span><text:span text:style-name="_32_19">o</text:span><text:span text:style-name="_36_0">l</text:span><text:span text:style-name="_31_46">t</text:span><text:span text:style-name="_31_94">a</text:span><text:span text:style-name="_34_4">g</text:span><text:span text:style-name="_31_40">e</text:span><text:span text:style-name="_31_51"> </text:span><text:span text:style-name="_33_6">h</text:span><text:span text:style-name="_31_01">e</text:span><text:span text:style-name="_32_19">r</text:span><text:span text:style-name="_37_5">e</text:span><text:span text:style-name="_37_6"> </text:span><text:span text:style-name="_31_77">o</text:span><text:span text:style-name="_36_6">u</text:span><text:span text:style-name="_31_43">g</text:span><text:span text:style-name="_32_21">h</text:span><text:span text:style-name="_33_6">t</text:span><text:span text:style-name="_37_6"> </text:span><text:span text:style-name="_32_04">t</text:span><text:span text:style-name="_37_5">o</text:span><text:span text:style-name="_37_6"> </text:span><text:span text:style-name="_32_09">h</text:span><text:span text:style-name="_35_1">e</text:span><text:span text:style-name="_37_6"> </text:span><text:span text:style-name="_31_95">t</text:span><text:span text:style-name="_37_2">h</text:span><text:span text:style-name="_31_34">e</text:span><text:span text:style-name="_31_51"> </text:span><text:span text:style-name="_34_5">s</text:span><text:span text:style-name="_31_14">a</text:span><text:span text:style-name="_31_89">m</text:span><text:span text:style-name="_36_9">e</text:span><text:span text:style-name="_37_6"> </text:span><text:span text:style-name="_31_94">a</text:span><text:span text:style-name="_35_0">s</text:span><text:span text:style-name="_37_6"> </text:span><text:span text:style-name="_31_71">t</text:span><text:span text:style-name="_35_9">h</text:span><text:span text:style-name="_31_47">e</text:span><text:span text:style-name="_32_10">r</text:span><text:span text:style-name="_34_4">e</text:span><text:span text:style-name="_31_01">:</text:span><text:span text:style-name="_31_51"> </text:span><text:span text:style-name="_32_6">a</text:span><text:span text:style-name="_31_02">n</text:span><text:span text:style-name="_32_19">y</text:span><text:span text:style-name="_33_9">w</text:span><text:span text:style-name="_31_04">a</text:span><text:span text:style-name="_31_91">y</text:span><text:span text:style-name="_31_"> </text:span><text:span text:style-name="_39_5">l</text:span><text:span text:style-name="_31_79">e</text:span><text:span text:style-name="_36_5">t</text:span><text:span text:style-name="_31_19">'</text:span><text:span text:style-name="_31_71">s</text:span><text:span text:style-name="_31_"> </text:span><text:span text:style-name="_31_11">a</text:span><text:span text:style-name="_32_19">s</text:span><text:span text:style-name="_33_0">s</text:span><text:span text:style-name="_31_04">u</text:span><text:span text:style-name="_31_74">m</text:span><text:span text:style-name="_35_1">e</text:span><text:span text:style-name="_37_6"> </text:span><text:span text:style-name="_31_73">i</text:span><text:span text:style-name="_34_2">t</text:span><text:span text:style-name="_37_6"> </text:span><text:span text:style-name="_31_88">i</text:span><text:span text:style-name="_35_1">s</text:span><text:span text:style-name="_31_46">.</text:span><text:span text:style-name="_31_74">"</text:span><text:span text:style-name="_31_"> </text:span><text:span text:style-name="_31_49">N</text:span><text:span text:style-name="_32_10">a</text:span><text:span text:style-name="_33_9">t</text:span><text:span text:style-name="_31_14">u</text:span><text:span text:style-name="_32_18">r</text:span><text:span text:style-name="_37_1">a</text:span><text:span text:style-name="_31_25">l</text:span><text:span text:style-name="_32_21">l</text:span><text:span text:style-name="_35_0">y</text:span><text:span text:style-name="_37_6"> </text:span><text:span text:style-name="_31_74">I</text:span><text:span text:style-name="_31_"> </text:span><text:span text:style-name="_31_31">a</text:span><text:span text:style-name="_32_25">m</text:span><text:span text:style-name="_31_"> </text:span><text:span text:style-name="_31_49">o</text:span><text:span text:style-name="_32_03">f</text:span><text:span text:style-name="_36_6">t</text:span><text:span text:style-name="_39_9">e</text:span><text:span text:style-name="_31_71">n</text:span><text:span text:style-name="_31_"> </text:span><text:span text:style-name="_31_16">w</text:span><text:span text:style-name="_32_25">r</text:span><text:span text:style-name="_32_4">o</text:span><text:span text:style-name="_31_13">n</text:span><text:span text:style-name="_32_03">g</text:span><text:span text:style-name="_36_0">,</text:span><text:span text:style-name="_37_6"> </text:span><text:span text:style-name="_31_89">a</text:span><text:span text:style-name="_35_0">n</text:span><text:span text:style-name="_31_19">d</text:span><text:span text:style-name="_31_51"> </text:span><text:span text:style-name="_34_2">t</text:span><text:span text:style-name="_31_14">h</text:span><text:span text:style-name="_31_74">e</text:span><text:span text:style-name="_31_"> </text:span><text:span text:style-name="_31_13">r</text:span><text:span text:style-name="_32_22">e</text:span><text:span text:style-name="_32_3">s</text:span><text:span text:style-name="_31_10">u</text:span><text:span text:style-name="_32_03">l</text:span><text:span text:style-name="_36_6">t</text:span><text:span text:style-name="_37_6"> </text:span><text:span text:style-name="_32_03">i</text:span><text:span text:style-name="_35_1">s</text:span><text:span text:style-name="_37_6"> </text:span><text:span text:style-name="_31_85">a</text:span><text:span text:style-name="_31_"> </text:span><text:span text:style-name="_39_9">s</text:span><text:span text:style-name="_32_24">u</text:span><text:span text:style-name="_34_5">r</text:span><text:span text:style-name="_31_28">p</text:span><text:span text:style-name="_31_95">r</text:span><text:span text:style-name="_33_8">i</text:span><text:span text:style-name="_31_16">s</text:span><text:span text:style-name="_31_77">e</text:span><text:span text:style-name="_31_"> </text:span><text:span text:style-name="_31_25">f</text:span><text:span text:style-name="_31_88">o</text:span><text:span text:style-name="_37_5">r</text:span><text:span text:style-name="_37_6"> </text:span><text:span text:style-name="_31_91">m</text:span><text:span text:style-name="_32_9">e</text:span><text:span text:style-name="_37_6"> </text:span><text:span text:style-name="_32_19">f</text:span><text:span text:style-name="_32_4">o</text:span><text:span text:style-name="_39_9">r</text:span><text:span text:style-name="_31_51"> </text:span><text:span text:style-name="_37_2">b</text:span><text:span text:style-name="_31_47">y</text:span><text:span text:style-name="_31_51"> </text:span><text:span text:style-name="_35_9">t</text:span><text:span text:style-name="_31_14">h</text:span><text:span text:style-name="_32_24">e</text:span><text:span text:style-name="_31_"> </text:span><text:span text:style-name="_31_13">t</text:span><text:span text:style-name="_32_00">i</text:span><text:span text:style-name="_37_5">m</text:span><text:span text:style-name="_31_47">e</text:span><text:span text:style-name="_31_51"> </text:span><text:span text:style-name="_37_5">t</text:span><text:span text:style-name="_31_40">h</text:span><text:span text:style-name="_32_18">e</text:span><text:span text:style-name="_31_"> </text:span><text:span text:style-name="_31_41">e</text:span><text:span text:style-name="_32_09">x</text:span><text:span text:style-name="_37_1">p</text:span><text:span text:style-name="_31_20">e</text:span><text:span text:style-name="_31_70">r</text:span><text:span text:style-name="_36_8">i</text:span><text:span text:style-name="_31_17">m</text:span><text:span text:style-name="_32_00">e</text:span><text:span text:style-name="_37_5">n</text:span><text:span text:style-name="_31_40">t</text:span><text:span text:style-name="_31_51"> </text:span><text:span text:style-name="_36_8">i</text:span><text:span text:style-name="_39_5">s</text:span><text:span text:style-name="_31_51"> </text:span><text:span text:style-name="_33_8">d</text:span><text:span text:style-name="_31_49">o</text:span><text:span text:style-name="_31_77">n</text:span><text:span text:style-name="_36_5">e</text:span><text:span text:style-name="_37_6"> </text:span><text:span text:style-name="_32_15">t</text:span><text:span text:style-name="_37_1">h</text:span><text:span text:style-name="_31_02">e</text:span><text:span text:style-name="_32_18">s</text:span><text:span text:style-name="_33_0">e</text:span><text:span text:style-name="_37_6"> </text:span><text:span text:style-name="_32_25">a</text:span><text:span text:style-name="_36_5">s</text:span><text:span text:style-name="_31_31">s</text:span><text:span text:style-name="_32_10">u</text:span><text:span text:style-name="_32_9">m</text:span><text:span text:style-name="_31_25">p</text:span><text:span text:style-name="_31_89">t</text:span><text:span text:style-name="_35_6">i</text:span><text:span text:style-name="_31_41">o</text:span><text:span text:style-name="_32_07">n</text:span><text:span text:style-name="_32_1">s</text:span><text:span text:style-name="_37_6"> </text:span><text:span text:style-name="_32_22">h</text:span><text:span text:style-name="_32_7">a</text:span><text:span text:style-name="_39_8">v</text:span><text:span text:style-name="_32_00">e</text:span><text:span text:style-name="_31_"> </text:span><text:span text:style-name="_31_49">b</text:span><text:span text:style-name="_31_71">e</text:span><text:span text:style-name="_33_8">e</text:span><text:span text:style-name="_31_40">n</text:span><text:span text:style-name="_31_51"> </text:span><text:span text:style-name="_35_3">f</text:span><text:span text:style-name="_31_49">o</text:span><text:span text:style-name="_31_79">r</text:span><text:span text:style-name="_32_3">g</text:span><text:span text:style-name="_31_50">o</text:span><text:span text:style-name="_31_74">t</text:span><text:span text:style-name="_37_1">t</text:span><text:span text:style-name="_39_5">e</text:span><text:span text:style-name="_31_86">n</text:span><text:span text:style-name="_33_6">.</text:span><text:span text:style-name="_37_6"> </text:span><text:span text:style-name="_31_92">T</text:span><text:span text:style-name="_33_0">h</text:span><text:span text:style-name="_31_49">e</text:span><text:span text:style-name="_32_10">s</text:span><text:span text:style-name="_33_0">e</text:span><text:span text:style-name="_37_6"> </text:span><text:span text:style-name="_32_10">a</text:span><text:span text:style-name="_33_8">d</text:span><text:span text:style-name="_31_50">m</text:span><text:span text:style-name="_31_76">i</text:span><text:span text:style-name="_36_0">s</text:span><text:span text:style-name="_39_5">s</text:span><text:span text:style-name="_32_07">i</text:span><text:span text:style-name="_37_5">o</text:span><text:span text:style-name="_31_35">n</text:span><text:span text:style-name="_31_85">s</text:span><text:span text:style-name="_31_"> </text:span><text:span text:style-name="_31_16">l</text:span><text:span text:style-name="_32_24">a</text:span><text:span text:style-name="_37_2">y</text:span><text:span text:style-name="_37_6"> </text:span><text:span text:style-name="_32_03">m</text:span><text:span text:style-name="_32_1">e</text:span><text:span text:style-name="_37_6"> </text:span><text:span text:style-name="_32_15">o</text:span><text:span text:style-name="_32_6">p</text:span><text:span text:style-name="_31_50">e</text:span><text:span text:style-name="_31_73">n</text:span><text:span text:style-name="_31_"> </text:span><text:span text:style-name="_31_05">t</text:span><text:span text:style-name="_31_74">o</text:span><text:span text:style-name="_31_"> </text:span><text:span text:style-name="_31_35">l</text:span><text:span text:style-name="_32_22">e</text:span><text:span text:style-name="_32_3">c</text:span><text:span text:style-name="_31_31">t</text:span><text:span text:style-name="_31_91">u</text:span><text:span text:style-name="_33_0">r</text:span><text:span text:style-name="_31_20">e</text:span><text:span text:style-name="_32_22">s</text:span><text:span text:style-name="_31_"> </text:span><text:span text:style-name="_31_13">o</text:span><text:span text:style-name="_31_80">n</text:span><text:span text:style-name="_31_"> </text:span><text:span text:style-name="_31_05">t</text:span><text:span text:style-name="_31_71">h</text:span><text:span text:style-name="_33_8">e</text:span><text:span text:style-name="_37_6"> </text:span><text:span text:style-name="_31_74">s</text:span><text:span text:style-name="_37_1">u</text:span><text:span text:style-name="_31_04">b</text:span><text:span text:style-name="_31_77">j</text:span><text:span text:style-name="_32_4">e</text:span><text:span text:style-name="_31_40">c</text:span><text:span text:style-name="_32_04">t</text:span><text:span text:style-name="_31_"> </text:span><text:span text:style-name="_31_26">o</text:span><text:span text:style-name="_32_01">f</text:span><text:span text:style-name="_31_"> </text:span><text:span text:style-name="_31_10">m</text:span><text:span text:style-name="_32_19">y</text:span><text:span text:style-name="_31_"> </text:span><text:span text:style-name="_31_25">v</text:span><text:span text:style-name="_32_03">i</text:span><text:span text:style-name="_33_9">c</text:span><text:span text:style-name="_31_31">i</text:span><text:span text:style-name="_32_16">o</text:span><text:span text:style-name="_32_4">u</text:span><text:span text:style-name="_31_26">s</text:span><text:span text:style-name="_31_51"> </text:span><text:span text:style-name="_33_5">w</text:span><text:span text:style-name="_31_35">a</text:span><text:span text:style-name="_32_21">y</text:span><text:span text:style-name="_37_4">s</text:span><text:span text:style-name="_31_11">,</text:span><text:span text:style-name="_31_51"> </text:span><text:span text:style-name="_35_3">b</text:span><text:span text:style-name="_31_14">u</text:span><text:span text:style-name="_31_76">t</text:span><text:span text:style-name="_31_"> </text:span><text:span text:style-name="_31_40">d</text:span><text:span text:style-name="_31_88">o</text:span><text:span text:style-name="_31_"> </text:span><text:span text:style-name="_31_35">n</text:span><text:span text:style-name="_31_74">o</text:span><text:span text:style-name="_36_5">t</text:span><text:span text:style-name="_37_6"> </text:span><text:span text:style-name="_32_07">t</text:span><text:span text:style-name="_33_9">h</text:span><text:span text:style-name="_31_02">r</text:span><text:span text:style-name="_32_24">o</text:span><text:span text:style-name="_33_8">w</text:span><text:span text:style-name="_37_6"> </text:span><text:span text:style-name="_32_18">a</text:span><text:span text:style-name="_33_9">n</text:span><text:span text:style-name="_31_20">y</text:span><text:span text:style-name="_31_51"> </text:span><text:span text:style-name="_37_1">d</text:span><text:span text:style-name="_39_5">o</text:span><text:span text:style-name="_32_01">u</text:span><text:span text:style-name="_32_7">b</text:span><text:span text:style-name="_31_25">t</text:span><text:span text:style-name="_31_51"> </text:span><text:span text:style-name="_32_1">o</text:span><text:span text:style-name="_39_5">n</text:span><text:span text:style-name="_31_51"> </text:span><text:span text:style-name="_36_0">m</text:span><text:span text:style-name="_31_05">y</text:span><text:span text:style-name="_31_51"> </text:span><text:span text:style-name="_34_1">c</text:span><text:span text:style-name="_31_31">r</text:span><text:span text:style-name="_32_03">e</text:span><text:span text:style-name="_33_9">d</text:span><text:span text:style-name="_31_50">i</text:span><text:span text:style-name="_31_89">b</text:span><text:span text:style-name="_32_0">i</text:span><text:span text:style-name="_31_41">l</text:span><text:span text:style-name="_32_21">i</text:span><text:span text:style-name="_35_6">t</text:span><text:span text:style-name="_31_43">y</text:span><text:span text:style-name="_31_51"> </text:span><text:span text:style-name="_35_4">w</text:span><text:span text:style-name="_39_6">h</text:span><text:span text:style-name="_31_70">e</text:span><text:span text:style-name="_36_8">n</text:span><text:span text:style-name="_37_6"> </text:span><text:span text:style-name="_31_95">I</text:span><text:span text:style-name="_31_"> </text:span><text:span text:style-name="_31_43">t</text:span><text:span text:style-name="_31_91">e</text:span><text:span text:style-name="_32_3">s</text:span><text:span text:style-name="_31_04">t</text:span><text:span text:style-name="_31_95">i</text:span><text:span text:style-name="_35_1">f</text:span><text:span text:style-name="_31_49">y</text:span><text:span text:style-name="_31_51"> </text:span><text:span text:style-name="_32_1">t</text:span><text:span text:style-name="_31_11">o</text:span><text:span text:style-name="_31_51"> </text:span><text:span text:style-name="_33_8">t</text:span><text:span text:style-name="_31_43">h</text:span><text:span text:style-name="_31_80">e</text:span><text:span text:style-name="_31_"> </text:span><text:span text:style-name="_31_41">s</text:span><text:span text:style-name="_31_86">u</text:span><text:span text:style-name="_33_6">r</text:span><text:span text:style-name="_31_34">p</text:span><text:span text:style-name="_31_92">r</text:span><text:span text:style-name="_36_6">i</text:span><text:span text:style-name="_31_32">s</text:span><text:span text:style-name="_32_04">e</text:span><text:span text:style-name="_35_3">s</text:span><text:span text:style-name="_37_6"> </text:span><text:span text:style-name="_31_79">I</text:span><text:span text:style-name="_31_"> </text:span><text:span text:style-name="_31_46">e</text:span><text:span text:style-name="_31_92">x</text:span><text:span text:style-name="_34_2">p</text:span><text:span text:style-name="_31_14">e</text:span><text:span text:style-name="_31_73">r</text:span><text:span text:style-name="_32_3">i</text:span><text:span text:style-name="_31_41">e</text:span><text:span text:style-name="_32_22">n</text:span><text:span text:style-name="_33_8">c</text:span><text:span text:style-name="_31_26">e</text:span><text:span text:style-name="_31_71">.</text:span></text:p>
      <text:p text:style-name="P1"><text:span text:style-name="_31_28">I</text:span><text:span text:style-name="_31_51"> </text:span><text:span text:style-name="_35_9">d</text:span><text:span text:style-name="_31_31">o</text:span><text:span text:style-name="_31_51"> </text:span><text:span text:style-name="_35_3">n</text:span><text:span text:style-name="_31_50">o</text:span><text:span text:style-name="_31_79">t</text:span><text:span text:style-name="_31_"> </text:span><text:span text:style-name="_31_40">e</text:span><text:span text:style-name="_32_24">x</text:span><text:span text:style-name="_32_1">p</text:span><text:span text:style-name="_31_50">e</text:span><text:span text:style-name="_31_76">c</text:span><text:span text:style-name="_36_5">t</text:span><text:span text:style-name="_37_6"> </text:span><text:span text:style-name="_32_18">t</text:span><text:span text:style-name="_32_3">h</text:span><text:span text:style-name="_31_01">i</text:span><text:span text:style-name="_32_04">s</text:span><text:span text:style-name="_31_"> </text:span><text:span text:style-name="_31_01">r</text:span><text:span text:style-name="_32_04">e</text:span><text:span text:style-name="_32_7">p</text:span><text:span text:style-name="_31_20">l</text:span><text:span text:style-name="_32_15">y</text:span><text:span text:style-name="_31_"> </text:span><text:span text:style-name="_31_46">t</text:span><text:span text:style-name="_31_88">o</text:span><text:span text:style-name="_31_"> </text:span><text:span text:style-name="_31_35">s</text:span><text:span text:style-name="_31_70">i</text:span><text:span text:style-name="_34_1">l</text:span><text:span text:style-name="_31_17">e</text:span><text:span text:style-name="_31_73">n</text:span><text:span text:style-name="_37_5">c</text:span><text:span text:style-name="_31_43">e</text:span><text:span text:style-name="_31_51"> </text:span><text:span text:style-name="_32_7">m</text:span><text:span text:style-name="_31_49">y</text:span><text:span text:style-name="_31_51"> </text:span><text:span text:style-name="_36_6">c</text:span><text:span text:style-name="_31_19">r</text:span><text:span text:style-name="_31_86">i</text:span><text:span text:style-name="_33_9">t</text:span><text:span text:style-name="_31_10">i</text:span><text:span text:style-name="_31_89">c</text:span><text:span text:style-name="_32_6">.</text:span><text:span text:style-name="_37_6"> </text:span><text:span text:style-name="_31_70">H</text:span><text:span text:style-name="_32_6">e</text:span><text:span text:style-name="_37_6"> </text:span><text:span text:style-name="_32_16">w</text:span><text:span text:style-name="_35_0">i</text:span><text:span text:style-name="_31_40">l</text:span><text:span text:style-name="_31_88">l</text:span><text:span text:style-name="_31_"> </text:span><text:span text:style-name="_31_34">p</text:span><text:span text:style-name="_31_86">r</text:span><text:span text:style-name="_35_7">o</text:span><text:span text:style-name="_31_04">b</text:span><text:span text:style-name="_31_70">a</text:span><text:span text:style-name="_34_5">b</text:span><text:span text:style-name="_31_47">l</text:span><text:span text:style-name="_32_10">y</text:span><text:span text:style-name="_31_"> </text:span><text:span text:style-name="_31_43">s</text:span><text:span text:style-name="_31_86">a</text:span><text:span text:style-name="_37_5">y</text:span><text:span text:style-name="_37_6"> </text:span><text:span text:style-name="_32_24">t</text:span><text:span text:style-name="_34_5">h</text:span><text:span text:style-name="_31_05">a</text:span><text:span text:style-name="_31_79">t</text:span><text:span text:style-name="_31_"> </text:span><text:span text:style-name="_31_16">h</text:span><text:span text:style-name="_31_51"> </text:span><text:span text:style-name="_36_9">s</text:span><text:span text:style-name="_31_25">u</text:span><text:span text:style-name="_31_95">r</text:span><text:span text:style-name="_32_0">p</text:span><text:span text:style-name="_31_44">r</text:span><text:span text:style-name="_31_71">i</text:span><text:span text:style-name="_37_4">s</text:span><text:span text:style-name="_31_44">e</text:span><text:span text:style-name="_31_73">s</text:span><text:span text:style-name="_31_"> </text:span><text:span text:style-name="_31_43">a</text:span><text:span text:style-name="_32_07">r</text:span><text:span text:style-name="_37_2">e</text:span><text:span text:style-name="_37_6"> </text:span><text:span text:style-name="_32_10">d</text:span><text:span text:style-name="_37_4">u</text:span><text:span text:style-name="_31_05">e</text:span><text:span text:style-name="_31_51"> </text:span><text:span text:style-name="_33_8">t</text:span><text:span text:style-name="_31_35">o</text:span><text:span text:style-name="_31_51"> </text:span><text:span text:style-name="_35_4">s</text:span><text:span text:style-name="_31_43">o</text:span><text:span text:style-name="_32_18">m</text:span><text:span text:style-name="_35_4">e</text:span><text:span text:style-name="_37_6"> </text:span><text:span text:style-name="_32_21">c</text:span><text:span text:style-name="_35_0">r</text:span><text:span text:style-name="_31_50">e</text:span><text:span text:style-name="_31_76">a</text:span><text:span text:style-name="_36_8">t</text:span><text:span text:style-name="_31_34">i</text:span><text:span text:style-name="_32_04">v</text:span><text:span text:style-name="_36_8">e</text:span><text:span text:style-name="_37_6"> </text:span><text:span text:style-name="_32_16">m</text:span><text:span text:style-name="_35_6">e</text:span><text:span text:style-name="_31_14">n</text:span><text:span text:style-name="_32_01">t</text:span><text:span text:style-name="_32_9">a</text:span><text:span text:style-name="_31_50">l</text:span><text:span text:style-name="_31_51"> </text:span><text:span text:style-name="_35_1">a</text:span><text:span text:style-name="_31_32">c</text:span><text:span text:style-name="_32_04">t</text:span><text:span text:style-name="_31_"> </text:span><text:span text:style-name="_31_25">o</text:span><text:span text:style-name="_31_77">n</text:span><text:span text:style-name="_31_"> </text:span><text:span text:style-name="_31_10">m</text:span><text:span text:style-name="_31_76">y</text:span><text:span text:style-name="_31_"> </text:span><text:span text:style-name="_39_6">p</text:span><text:span text:style-name="_32_04">a</text:span><text:span text:style-name="_33_6">r</text:span><text:span text:style-name="_31_17">t</text:span><text:span text:style-name="_32_15">,</text:span><text:span text:style-name="_31_"> </text:span><text:span text:style-name="_31_16">a</text:span><text:span text:style-name="_31_74">n</text:span><text:span text:style-name="_33_9">d</text:span><text:span text:style-name="_37_6"> </text:span><text:span text:style-name="_32_21">r</text:span><text:span text:style-name="_32_7">e</text:span><text:span text:style-name="_31_19">f</text:span><text:span text:style-name="_32_10">l</text:span><text:span text:style-name="_35_4">e</text:span><text:span text:style-name="_31_02">c</text:span><text:span text:style-name="_31_77">t</text:span><text:span text:style-name="_31_"> </text:span><text:span text:style-name="_31_31">n</text:span><text:span text:style-name="_31_71">o</text:span><text:span text:style-name="_31_"> </text:span><text:span text:style-name="_31_20">c</text:span><text:span text:style-name="_32_03">r</text:span><text:span text:style-name="_34_2">e</text:span><text:span text:style-name="_31_17">d</text:span><text:span text:style-name="_31_88">i</text:span><text:span text:style-name="_37_1">t</text:span><text:span text:style-name="_37_6"> </text:span><text:span text:style-name="_31_92">o</text:span><text:span text:style-name="_35_0">n</text:span><text:span text:style-name="_37_6"> </text:span><text:span text:style-name="_31_95">t</text:span><text:span text:style-name="_34_2">h</text:span><text:span text:style-name="_31_02">e</text:span><text:span text:style-name="_31_51"> </text:span><text:span text:style-name="_33_0">m</text:span><text:span text:style-name="_31_16">a</text:span><text:span text:style-name="_31_77">c</text:span><text:span text:style-name="_33_5">h</text:span><text:span text:style-name="_31_01">i</text:span><text:span text:style-name="_31_89">n</text:span><text:span text:style-name="_33_5">e</text:span><text:span text:style-name="_31_19">.</text:span><text:span text:style-name="_31_51"> </text:span><text:span text:style-name="_32_4">T</text:span><text:span text:style-name="_31_16">h</text:span><text:span text:style-name="_32_09">i</text:span><text:span text:style-name="_32_1">s</text:span><text:span text:style-name="_37_6"> </text:span><text:span text:style-name="_32_03">l</text:span><text:span text:style-name="_33_9">e</text:span><text:span text:style-name="_31_35">a</text:span><text:span text:style-name="_31_92">d</text:span><text:span text:style-name="_32_6">s</text:span><text:span text:style-name="_37_6"> </text:span><text:span text:style-name="_32_25">u</text:span><text:span text:style-name="_35_1">s</text:span><text:span text:style-name="_37_6"> </text:span><text:span text:style-name="_32_10">b</text:span><text:span text:style-name="_34_5">a</text:span><text:span text:style-name="_31_43">c</text:span><text:span text:style-name="_32_03">k</text:span><text:span text:style-name="_31_"> </text:span><text:span text:style-name="_31_11">t</text:span><text:span text:style-name="_31_88">o</text:span><text:span text:style-name="_31_"> </text:span><text:span text:style-name="_31_35">t</text:span><text:span text:style-name="_31_95">h</text:span><text:span text:style-name="_32_4">e</text:span><text:span text:style-name="_37_6"> </text:span><text:span text:style-name="_31_76">a</text:span><text:span text:style-name="_32_4">r</text:span><text:span text:style-name="_31_35">g</text:span><text:span text:style-name="_32_19">u</text:span><text:span text:style-name="_33_5">m</text:span><text:span text:style-name="_31_29">e</text:span><text:span text:style-name="_32_03">n</text:span><text:span text:style-name="_35_7">t</text:span><text:span text:style-name="_37_6"> </text:span><text:span text:style-name="_32_19">f</text:span><text:span text:style-name="_32_1">r</text:span><text:span text:style-name="_31_11">o</text:span><text:span text:style-name="_32_19">m</text:span><text:span text:style-name="_31_"> </text:span><text:span text:style-name="_31_28">c</text:span><text:span text:style-name="_31_71">o</text:span><text:span text:style-name="_32_4">n</text:span><text:span text:style-name="_31_25">s</text:span><text:span text:style-name="_32_00">c</text:span><text:span text:style-name="_32_4">i</text:span><text:span text:style-name="_31_01">o</text:span><text:span text:style-name="_31_95">u</text:span><text:span text:style-name="_32_4">s</text:span><text:span text:style-name="_31_32">n</text:span><text:span text:style-name="_32_19">e</text:span><text:span text:style-name="_33_0">s</text:span><text:span text:style-name="_39_8">s</text:span><text:span text:style-name="_31_91">,</text:span><text:span text:style-name="_31_"> </text:span><text:span text:style-name="_31_19">a</text:span><text:span text:style-name="_32_16">n</text:span><text:span text:style-name="_37_5">d</text:span><text:span text:style-name="_37_6"> </text:span><text:span text:style-name="_32_15">f</text:span><text:span text:style-name="_36_6">a</text:span><text:span text:style-name="_31_13">r</text:span><text:span text:style-name="_31_51"> </text:span><text:span text:style-name="_33_0">f</text:span><text:span text:style-name="_31_31">r</text:span><text:span text:style-name="_31_89">o</text:span><text:span text:style-name="_37_4">m</text:span><text:span text:style-name="_37_6"> </text:span><text:span text:style-name="_31_95">t</text:span><text:span text:style-name="_36_8">h</text:span><text:span text:style-name="_31_10">e</text:span><text:span text:style-name="_31_51"> </text:span><text:span text:style-name="_33_8">i</text:span><text:span text:style-name="_31_46">d</text:span><text:span text:style-name="_32_18">e</text:span><text:span text:style-name="_36_6">a</text:span><text:span text:style-name="_37_6"> </text:span><text:span text:style-name="_32_04">o</text:span><text:span text:style-name="_33_9">f</text:span><text:span text:style-name="_37_6"> </text:span><text:span text:style-name="_32_25">s</text:span><text:span text:style-name="_35_6">u</text:span><text:span text:style-name="_31_26">r</text:span><text:span text:style-name="_31_92">p</text:span><text:span text:style-name="_35_4">r</text:span><text:span text:style-name="_31_50">i</text:span><text:span text:style-name="_31_94">s</text:span><text:span text:style-name="_32_6">e</text:span><text:span text:style-name="_31_31">.</text:span><text:span text:style-name="_31_51"> </text:span><text:span text:style-name="_36_8">I</text:span><text:span text:style-name="_31_02">t</text:span><text:span text:style-name="_31_51"> </text:span><text:span text:style-name="_37_2">i</text:span><text:span text:style-name="_31_28">s</text:span><text:span text:style-name="_31_51"> </text:span><text:span text:style-name="_33_8">a</text:span><text:span text:style-name="_37_6"> </text:span><text:span text:style-name="_31_74">l</text:span><text:span text:style-name="_33_6">i</text:span><text:span text:style-name="_31_43">n</text:span><text:span text:style-name="_31_80">e</text:span><text:span text:style-name="_31_"> </text:span><text:span text:style-name="_39_5">o</text:span><text:span text:style-name="_31_92">f</text:span><text:span text:style-name="_31_"> </text:span><text:span text:style-name="_31_46">a</text:span><text:span text:style-name="_31_74">r</text:span><text:span text:style-name="_32_6">g</text:span><text:span text:style-name="_31_50">u</text:span><text:span text:style-name="_31_74">m</text:span><text:span text:style-name="_36_0">e</text:span><text:span text:style-name="_31_32">n</text:span><text:span text:style-name="_31_86">t</text:span><text:span text:style-name="_31_"> </text:span><text:span text:style-name="_31_20">w</text:span><text:span text:style-name="_31_88">e</text:span><text:span text:style-name="_31_"> </text:span><text:span text:style-name="_31_47">m</text:span><text:span text:style-name="_31_71">u</text:span><text:span text:style-name="_33_5">s</text:span><text:span text:style-name="_31_14">t</text:span><text:span text:style-name="_31_51"> </text:span><text:span text:style-name="_36_8">c</text:span><text:span text:style-name="_31_11">o</text:span><text:span text:style-name="_31_85">n</text:span><text:span text:style-name="_36_0">s</text:span><text:span text:style-name="_31_20">i</text:span><text:span text:style-name="_31_79">d</text:span><text:span text:style-name="_32_0">e</text:span><text:span text:style-name="_39_5">r</text:span><text:span text:style-name="_31_51"> </text:span><text:span text:style-name="_32_4">c</text:span><text:span text:style-name="_31_29">l</text:span><text:span text:style-name="_32_16">o</text:span><text:span text:style-name="_34_5">s</text:span><text:span text:style-name="_31_16">e</text:span><text:span text:style-name="_32_18">d</text:span><text:span text:style-name="_32_4">,</text:span><text:span text:style-name="_37_6"> </text:span><text:span text:style-name="_32_24">b</text:span><text:span text:style-name="_37_4">u</text:span><text:span text:style-name="_31_11">t</text:span><text:span text:style-name="_31_51"> </text:span><text:span text:style-name="_34_1">i</text:span><text:span text:style-name="_31_17">t</text:span><text:span text:style-name="_31_51"> </text:span><text:span text:style-name="_36_9">i</text:span><text:span text:style-name="_39_5">s</text:span><text:span text:style-name="_31_51"> </text:span><text:span text:style-name="_37_1">p</text:span><text:span text:style-name="_31_50">e</text:span><text:span text:style-name="_32_06">r</text:span><text:span text:style-name="_33_5">h</text:span><text:span text:style-name="_31_19">a</text:span><text:span text:style-name="_32_06">p</text:span><text:span text:style-name="_35_0">s</text:span><text:span text:style-name="_37_6"> </text:span><text:span text:style-name="_31_79">w</text:span><text:span text:style-name="_35_9">o</text:span><text:span text:style-name="_31_29">r</text:span><text:span text:style-name="_32_22">t</text:span><text:span text:style-name="_32_0">h</text:span><text:span text:style-name="_37_6"> </text:span><text:span text:style-name="_32_09">r</text:span><text:span text:style-name="_33_5">e</text:span><text:span text:style-name="_31_50">m</text:span><text:span text:style-name="_32_25">a</text:span><text:span text:style-name="_34_1">r</text:span><text:span text:style-name="_31_41">k</text:span><text:span text:style-name="_32_16">i</text:span><text:span text:style-name="_36_8">n</text:span><text:span text:style-name="_31_34">g</text:span><text:span text:style-name="_31_51"> </text:span><text:span text:style-name="_32_9">t</text:span><text:span text:style-name="_31_02">h</text:span><text:span text:style-name="_31_94">a</text:span><text:span text:style-name="_32_3">t</text:span><text:span text:style-name="_37_6"> </text:span><text:span text:style-name="_32_15">t</text:span><text:span text:style-name="_32_7">h</text:span><text:span text:style-name="_31_49">e</text:span><text:span text:style-name="_31_51"> </text:span><text:span text:style-name="_35_7">a</text:span><text:span text:style-name="_31_10">p</text:span><text:span text:style-name="_31_80">p</text:span><text:span text:style-name="_35_4">r</text:span><text:span text:style-name="_31_29">e</text:span><text:span text:style-name="_32_04">c</text:span><text:span text:style-name="_36_5">i</text:span><text:span text:style-name="_31_46">a</text:span><text:span text:style-name="_32_03">t</text:span><text:span text:style-name="_34_1">i</text:span><text:span text:style-name="_31_20">o</text:span><text:span text:style-name="_32_15">n</text:span><text:span text:style-name="_31_"> </text:span><text:span text:style-name="_31_01">o</text:span><text:span text:style-name="_31_74">f</text:span><text:span text:style-name="_31_"> </text:span><text:span text:style-name="_31_32">s</text:span><text:span text:style-name="_31_71">o</text:span><text:span text:style-name="_37_2">m</text:span><text:span text:style-name="_31_41">e</text:span><text:span text:style-name="_32_22">t</text:span><text:span text:style-name="_35_4">h</text:span><text:span text:style-name="_31_01">i</text:span><text:span text:style-name="_31_88">n</text:span><text:span text:style-name="_36_6">g</text:span><text:span text:style-name="_37_6"> </text:span><text:span text:style-name="_31_92">a</text:span><text:span text:style-name="_37_1">s</text:span><text:span text:style-name="_37_6"> </text:span><text:span text:style-name="_31_92">s</text:span><text:span text:style-name="_36_5">u</text:span><text:span text:style-name="_31_16">r</text:span><text:span text:style-name="_32_04">p</text:span><text:span text:style-name="_33_0">r</text:span><text:span text:style-name="_31_29">i</text:span><text:span text:style-name="_31_76">s</text:span><text:span text:style-name="_37_2">i</text:span><text:span text:style-name="_31_05">n</text:span><text:span text:style-name="_32_19">g</text:span><text:span text:style-name="_31_"> </text:span><text:span text:style-name="_39_6">r</text:span><text:span text:style-name="_32_01">e</text:span><text:span text:style-name="_37_1">q</text:span><text:span text:style-name="_31_43">u</text:span><text:span text:style-name="_32_24">i</text:span><text:span text:style-name="_37_2">r</text:span><text:span text:style-name="_31_02">e</text:span><text:span text:style-name="_32_07">s</text:span><text:span text:style-name="_31_"> </text:span><text:span text:style-name="_31_44">a</text:span><text:span text:style-name="_32_25">s</text:span><text:span text:style-name="_31_"> </text:span><text:span text:style-name="_31_31">m</text:span><text:span text:style-name="_32_01">u</text:span><text:span text:style-name="_32_3">c</text:span><text:span text:style-name="_31_02">h</text:span><text:span text:style-name="_31_51"> </text:span><text:span text:style-name="_34_5">o</text:span><text:span text:style-name="_31_19">f</text:span><text:span text:style-name="_31_51"> </text:span><text:span text:style-name="_33_5">a</text:span><text:span text:style-name="_37_6"> </text:span><text:span text:style-name="_32_07">"</text:span><text:span text:style-name="_37_1">c</text:span><text:span text:style-name="_31_32">r</text:span><text:span text:style-name="_32_21">e</text:span><text:span text:style-name="_37_2">a</text:span><text:span text:style-name="_31_17">t</text:span><text:span text:style-name="_31_70">i</text:span><text:span text:style-name="_34_2">v</text:span><text:span text:style-name="_39_5">e</text:span><text:span text:style-name="_31_51"> </text:span><text:span text:style-name="_37_1">m</text:span><text:span text:style-name="_31_25">e</text:span><text:span text:style-name="_31_89">n</text:span><text:span text:style-name="_35_3">t</text:span><text:span text:style-name="_31_49">a</text:span><text:span text:style-name="_32_15">l</text:span><text:span text:style-name="_31_"> </text:span><text:span text:style-name="_31_13">a</text:span><text:span text:style-name="_32_03">c</text:span><text:span text:style-name="_32_0">t</text:span><text:span text:style-name="_31_14">"</text:span><text:span text:style-name="_31_51"> </text:span><text:span text:style-name="_37_2">w</text:span><text:span text:style-name="_31_46">h</text:span><text:span text:style-name="_32_07">e</text:span><text:span text:style-name="_36_6">t</text:span><text:span text:style-name="_31_43">h</text:span><text:span text:style-name="_32_06">e</text:span><text:span text:style-name="_37_2">r</text:span><text:span text:style-name="_37_6"> </text:span><text:span text:style-name="_32_10">t</text:span><text:span text:style-name="_34_1">h</text:span><text:span text:style-name="_31_50">e</text:span><text:span text:style-name="_31_51"> </text:span><text:span text:style-name="_33_5">s</text:span><text:span text:style-name="_31_35">u</text:span><text:span text:style-name="_31_89">r</text:span><text:span text:style-name="_35_4">p</text:span><text:span text:style-name="_39_8">r</text:span><text:span text:style-name="_32_03">i</text:span><text:span text:style-name="_32_0">s</text:span><text:span text:style-name="_31_40">i</text:span><text:span text:style-name="_32_25">n</text:span><text:span text:style-name="_34_2">g</text:span><text:span text:style-name="_37_6"> </text:span><text:span text:style-name="_31_85">e</text:span><text:span text:style-name="_37_2">v</text:span><text:span text:style-name="_31_47">e</text:span><text:span text:style-name="_32_15">n</text:span><text:span text:style-name="_36_0">t</text:span><text:span text:style-name="_37_6"> </text:span><text:span text:style-name="_31_80">o</text:span><text:span text:style-name="_34_1">r</text:span><text:span text:style-name="_31_11">i</text:span><text:span text:style-name="_31_92">g</text:span><text:span text:style-name="_32_3">i</text:span><text:span text:style-name="_31_49">n</text:span><text:span text:style-name="_32_06">a</text:span><text:span text:style-name="_36_6">t</text:span><text:span text:style-name="_31_41">e</text:span><text:span text:style-name="_31_88">s</text:span><text:span text:style-name="_31_"> </text:span><text:span text:style-name="_31_31">f</text:span><text:span text:style-name="_32_10">r</text:span><text:span text:style-name="_32_0">o</text:span><text:span text:style-name="_31_46">m</text:span><text:span text:style-name="_31_51"> </text:span><text:span text:style-name="_35_9">a</text:span><text:span text:style-name="_37_6"> </text:span><text:span text:style-name="_32_25">m</text:span><text:span text:style-name="_32_4">a</text:span><text:span text:style-name="_31_29">n</text:span><text:span text:style-name="_31_88">,</text:span><text:span text:style-name="_31_"> </text:span><text:span text:style-name="_31_43">a</text:span><text:span text:style-name="_31_51"> </text:span><text:span text:style-name="_32_6">b</text:span><text:span text:style-name="_31_10">o</text:span><text:span text:style-name="_31_95">o</text:span><text:span text:style-name="_32_4">k</text:span><text:span text:style-name="_31_01">,</text:span><text:span text:style-name="_31_51"> </text:span><text:span text:style-name="_35_0">a</text:span><text:span text:style-name="_37_6"> </text:span><text:span text:style-name="_31_71">m</text:span><text:span text:style-name="_37_1">a</text:span><text:span text:style-name="_31_31">c</text:span><text:span text:style-name="_32_15">h</text:span><text:span text:style-name="_33_8">i</text:span><text:span text:style-name="_31_25">n</text:span><text:span text:style-name="_31_85">e</text:span><text:span text:style-name="_31_"> </text:span><text:span text:style-name="_31_35">o</text:span><text:span text:style-name="_31_73">r</text:span><text:span text:style-name="_31_"> </text:span><text:span text:style-name="_31_31">a</text:span><text:span text:style-name="_32_18">n</text:span><text:span text:style-name="_34_1">y</text:span><text:span text:style-name="_31_19">t</text:span><text:span text:style-name="_31_88">h</text:span><text:span text:style-name="_36_5">i</text:span><text:span text:style-name="_31_02">n</text:span><text:span text:style-name="_31_86">g</text:span><text:span text:style-name="_31_"> </text:span><text:span text:style-name="_31_11">e</text:span><text:span text:style-name="_31_77">l</text:span><text:span text:style-name="_35_9">s</text:span><text:span text:style-name="_31_01">e</text:span><text:span text:style-name="_32_15">.</text:span></text:p>
      <text:p text:style-name="P1"><text:span text:style-name="_31_44">T</text:span><text:span text:style-name="_32_22">h</text:span><text:span text:style-name="_36_8">e</text:span><text:span text:style-name="_37_6"> </text:span><text:span text:style-name="_32_24">v</text:span><text:span text:style-name="_33_6">i</text:span><text:span text:style-name="_39_8">e</text:span><text:span text:style-name="_32_09">w</text:span><text:span text:style-name="_31_"> </text:span><text:span text:style-name="_31_32">t</text:span><text:span text:style-name="_32_09">h</text:span><text:span text:style-name="_36_6">a</text:span><text:span text:style-name="_39_5">t</text:span><text:span text:style-name="_31_51"> </text:span><text:span text:style-name="_34_5">m</text:span><text:span text:style-name="_31_25">a</text:span><text:span text:style-name="_32_06">c</text:span><text:span text:style-name="_32_6">h</text:span><text:span text:style-name="_31_34">i</text:span><text:span text:style-name="_32_18">n</text:span><text:span text:style-name="_35_7">e</text:span><text:span text:style-name="_39_5">s</text:span><text:span text:style-name="_31_51"> </text:span><text:span text:style-name="_33_0">c</text:span><text:span text:style-name="_31_43">a</text:span><text:span text:style-name="_32_01">n</text:span><text:span text:style-name="_32_4">n</text:span><text:span text:style-name="_31_19">o</text:span><text:span text:style-name="_32_03">t</text:span><text:span text:style-name="_31_"> </text:span><text:span text:style-name="_31_01">g</text:span><text:span text:style-name="_31_80">i</text:span><text:span text:style-name="_33_5">v</text:span><text:span text:style-name="_31_04">e</text:span><text:span text:style-name="_31_51"> </text:span><text:span text:style-name="_34_2">r</text:span><text:span text:style-name="_31_16">i</text:span><text:span text:style-name="_32_04">s</text:span><text:span text:style-name="_33_8">e</text:span><text:span text:style-name="_37_6"> </text:span><text:span text:style-name="_31_73">t</text:span><text:span text:style-name="_32_6">o</text:span><text:span text:style-name="_37_6"> </text:span><text:span text:style-name="_31_86">s</text:span><text:span text:style-name="_35_7">u</text:span><text:span text:style-name="_39_6">r</text:span><text:span text:style-name="_32_24">p</text:span><text:span text:style-name="_36_0">r</text:span><text:span text:style-name="_31_47">i</text:span><text:span text:style-name="_31_89">s</text:span><text:span text:style-name="_32_7">e</text:span><text:span text:style-name="_31_01">s</text:span><text:span text:style-name="_31_51"> </text:span><text:span text:style-name="_32_4">i</text:span><text:span text:style-name="_31_35">s</text:span><text:span text:style-name="_31_51"> </text:span><text:span text:style-name="_33_9">d</text:span><text:span text:style-name="_31_10">u</text:span><text:span text:style-name="_32_25">e</text:span><text:span text:style-name="_35_1">,</text:span><text:span text:style-name="_37_6"> </text:span><text:span text:style-name="_31_79">I</text:span><text:span text:style-name="_31_"> </text:span><text:span text:style-name="_39_9">b</text:span><text:span text:style-name="_31_89">e</text:span><text:span text:style-name="_35_1">l</text:span><text:span text:style-name="_31_14">i</text:span><text:span text:style-name="_31_86">e</text:span><text:span text:style-name="_35_1">v</text:span><text:span text:style-name="_31_11">e</text:span><text:span text:style-name="_31_94">,</text:span><text:span text:style-name="_31_"> </text:span><text:span text:style-name="_31_32">t</text:span><text:span text:style-name="_31_77">o</text:span><text:span text:style-name="_31_"> </text:span><text:span text:style-name="_31_43">a</text:span><text:span text:style-name="_31_51"> </text:span><text:span text:style-name="_36_8">f</text:span><text:span text:style-name="_31_47">a</text:span><text:span text:style-name="_32_01">l</text:span><text:span text:style-name="_37_4">l</text:span><text:span text:style-name="_31_04">a</text:span><text:span text:style-name="_31_71">c</text:span><text:span text:style-name="_33_9">y</text:span><text:span text:style-name="_37_6"> </text:span><text:span text:style-name="_32_06">t</text:span><text:span text:style-name="_37_5">o</text:span><text:span text:style-name="_37_6"> </text:span><text:span text:style-name="_31_77">w</text:span><text:span text:style-name="_34_1">h</text:span><text:span text:style-name="_31_04">i</text:span><text:span text:style-name="_31_80">c</text:span><text:span text:style-name="_37_4">h</text:span><text:span text:style-name="_37_6"> </text:span><text:span text:style-name="_32_16">p</text:span><text:span text:style-name="_37_5">h</text:span><text:span text:style-name="_31_43">i</text:span><text:span text:style-name="_31_94">l</text:span><text:span text:style-name="_37_2">o</text:span><text:span text:style-name="_31_35">s</text:span><text:span text:style-name="_31_94">o</text:span><text:span text:style-name="_33_5">p</text:span><text:span text:style-name="_39_6">h</text:span><text:span text:style-name="_32_16">e</text:span><text:span text:style-name="_32_7">r</text:span><text:span text:style-name="_31_11">s</text:span><text:span text:style-name="_31_51"> </text:span><text:span text:style-name="_37_1">a</text:span><text:span text:style-name="_31_20">n</text:span><text:span text:style-name="_32_01">d</text:span><text:span text:style-name="_31_"> </text:span><text:span text:style-name="_31_35">m</text:span><text:span text:style-name="_32_07">a</text:span><text:span text:style-name="_32_1">t</text:span><text:span text:style-name="_39_9">h</text:span><text:span text:style-name="_32_07">e</text:span><text:span text:style-name="_32_7">m</text:span><text:span text:style-name="_31_11">a</text:span><text:span text:style-name="_31_94">t</text:span><text:span text:style-name="_37_1">i</text:span><text:span text:style-name="_31_20">c</text:span><text:span text:style-name="_31_74">i</text:span><text:span text:style-name="_33_5">a</text:span><text:span text:style-name="_39_8">n</text:span><text:span text:style-name="_32_22">s</text:span><text:span text:style-name="_31_"> </text:span><text:span text:style-name="_31_14">a</text:span><text:span text:style-name="_32_22">r</text:span><text:span text:style-name="_37_4">e</text:span><text:span text:style-name="_37_6"> </text:span><text:span text:style-name="_32_00">p</text:span><text:span text:style-name="_32_9">a</text:span><text:span text:style-name="_31_13">r</text:span><text:span text:style-name="_31_89">t</text:span><text:span text:style-name="_32_3">i</text:span><text:span text:style-name="_31_32">c</text:span><text:span text:style-name="_32_07">u</text:span><text:span text:style-name="_32_4">l</text:span><text:span text:style-name="_31_49">a</text:span><text:span text:style-name="_32_06">r</text:span><text:span text:style-name="_37_2">l</text:span><text:span text:style-name="_39_9">y</text:span><text:span text:style-name="_31_51"> </text:span><text:span text:style-name="_36_8">s</text:span><text:span text:style-name="_31_05">u</text:span><text:span text:style-name="_31_80">b</text:span><text:span text:style-name="_35_1">j</text:span><text:span text:style-name="_31_04">e</text:span><text:span text:style-name="_32_24">c</text:span><text:span text:style-name="_37_1">t</text:span><text:span text:style-name="_31_28">.</text:span><text:span text:style-name="_31_51"> </text:span><text:span text:style-name="_35_1">T</text:span><text:span text:style-name="_31_50">h</text:span><text:span text:style-name="_32_25">i</text:span><text:span text:style-name="_35_3">s</text:span><text:span text:style-name="_37_6"> </text:span><text:span text:style-name="_32_16">i</text:span><text:span text:style-name="_32_0">s</text:span><text:span text:style-name="_37_6"> </text:span><text:span text:style-name="_31_71">t</text:span><text:span text:style-name="_35_3">h</text:span><text:span text:style-name="_31_49">e</text:span><text:span text:style-name="_31_51"> </text:span><text:span text:style-name="_37_2">a</text:span><text:span text:style-name="_31_05">s</text:span><text:span text:style-name="_32_15">s</text:span><text:span text:style-name="_36_6">u</text:span><text:span text:style-name="_31_43">m</text:span><text:span text:style-name="_32_06">p</text:span><text:span text:style-name="_32_4">t</text:span><text:span text:style-name="_31_50">i</text:span><text:span text:style-name="_32_15">o</text:span><text:span text:style-name="_36_6">n</text:span><text:span text:style-name="_37_6"> </text:span><text:span text:style-name="_32_00">t</text:span><text:span text:style-name="_35_6">h</text:span><text:span text:style-name="_31_29">a</text:span><text:span text:style-name="_32_16">t</text:span><text:span text:style-name="_31_"> </text:span><text:span text:style-name="_31_31">a</text:span><text:span text:style-name="_32_24">s</text:span><text:span text:style-name="_31_"> </text:span><text:span text:style-name="_39_8">s</text:span><text:span text:style-name="_32_00">o</text:span><text:span text:style-name="_33_6">o</text:span><text:span text:style-name="_31_47">n</text:span><text:span text:style-name="_31_51"> </text:span><text:span text:style-name="_33_8">a</text:span><text:span text:style-name="_31_28">s</text:span><text:span text:style-name="_31_51"> </text:span><text:span text:style-name="_37_5">a</text:span><text:span text:style-name="_37_6"> </text:span><text:span text:style-name="_31_95">f</text:span><text:span text:style-name="_37_2">a</text:span><text:span text:style-name="_31_20">c</text:span><text:span text:style-name="_31_79">t</text:span><text:span text:style-name="_31_"> </text:span><text:span text:style-name="_31_28">i</text:span><text:span text:style-name="_32_04">s</text:span><text:span text:style-name="_31_"> </text:span><text:span text:style-name="_39_9">p</text:span><text:span text:style-name="_31_73">r</text:span><text:span text:style-name="_33_6">e</text:span><text:span text:style-name="_39_8">s</text:span><text:span text:style-name="_31_74">e</text:span><text:span text:style-name="_33_6">n</text:span><text:span text:style-name="_31_46">t</text:span><text:span text:style-name="_31_76">e</text:span><text:span text:style-name="_33_8">d</text:span><text:span text:style-name="_37_6"> </text:span><text:span text:style-name="_32_01">t</text:span><text:span text:style-name="_32_9">o</text:span><text:span text:style-name="_37_6"> </text:span><text:span text:style-name="_31_89">a</text:span><text:span text:style-name="_31_"> </text:span><text:span text:style-name="_31_26">m</text:span><text:span text:style-name="_31_77">i</text:span><text:span text:style-name="_32_1">n</text:span><text:span text:style-name="_31_13">d</text:span><text:span text:style-name="_31_51"> </text:span><text:span text:style-name="_37_1">a</text:span><text:span text:style-name="_31_01">l</text:span><text:span text:style-name="_31_77">l</text:span><text:span text:style-name="_31_"> </text:span><text:span text:style-name="_31_04">c</text:span><text:span text:style-name="_32_16">o</text:span><text:span text:style-name="_33_9">n</text:span><text:span text:style-name="_31_31">s</text:span><text:span text:style-name="_32_22">e</text:span><text:span text:style-name="_37_1">q</text:span><text:span text:style-name="_31_26">u</text:span><text:span text:style-name="_32_10">e</text:span><text:span text:style-name="_35_1">n</text:span><text:span text:style-name="_31_41">c</text:span><text:span text:style-name="_31_85">e</text:span><text:span text:style-name="_35_7">s</text:span><text:span text:style-name="_37_6"> </text:span><text:span text:style-name="_31_91">o</text:span><text:span text:style-name="_36_5">f</text:span><text:span text:style-name="_37_6"> </text:span><text:span text:style-name="_31_86">t</text:span><text:span text:style-name="_35_4">h</text:span><text:span text:style-name="_31_02">a</text:span><text:span text:style-name="_32_21">t</text:span><text:span text:style-name="_31_"> </text:span><text:span text:style-name="_39_6">f</text:span><text:span text:style-name="_32_03">a</text:span><text:span text:style-name="_32_4">c</text:span><text:span text:style-name="_31_50">t</text:span><text:span text:style-name="_31_51"> </text:span><text:span text:style-name="_32_1">s</text:span><text:span text:style-name="_31_02">p</text:span><text:span text:style-name="_32_09">r</text:span><text:span text:style-name="_36_5">i</text:span><text:span text:style-name="_31_05">n</text:span><text:span text:style-name="_31_89">g</text:span><text:span text:style-name="_31_"> </text:span><text:span text:style-name="_39_8">i</text:span><text:span text:style-name="_32_22">n</text:span><text:span text:style-name="_33_0">t</text:span><text:span text:style-name="_31_43">o</text:span><text:span text:style-name="_31_51"> </text:span><text:span text:style-name="_32_9">t</text:span><text:span text:style-name="_31_34">h</text:span><text:span text:style-name="_32_01">e</text:span><text:span text:style-name="_31_"> </text:span><text:span text:style-name="_31_17">m</text:span><text:span text:style-name="_32_22">i</text:span><text:span text:style-name="_35_4">n</text:span><text:span text:style-name="_39_5">d</text:span><text:span text:style-name="_31_51"> </text:span><text:span text:style-name="_35_7">s</text:span><text:span text:style-name="_31_49">i</text:span><text:span text:style-name="_32_18">m</text:span><text:span text:style-name="_37_4">u</text:span><text:span text:style-name="_31_43">l</text:span><text:span text:style-name="_32_06">t</text:span><text:span text:style-name="_37_2">a</text:span><text:span text:style-name="_39_8">n</text:span><text:span text:style-name="_32_00">e</text:span><text:span text:style-name="_34_4">o</text:span><text:span text:style-name="_31_43">u</text:span><text:span text:style-name="_31_91">s</text:span><text:span text:style-name="_35_6">l</text:span><text:span text:style-name="_31_43">y</text:span><text:span text:style-name="_31_51"> </text:span><text:span text:style-name="_32_7">w</text:span><text:span text:style-name="_31_43">i</text:span><text:span text:style-name="_32_25">t</text:span><text:span text:style-name="_35_9">h</text:span><text:span text:style-name="_37_6"> </text:span><text:span text:style-name="_31_89">i</text:span><text:span text:style-name="_35_7">t</text:span><text:span text:style-name="_31_01">.</text:span><text:span text:style-name="_31_51"> </text:span><text:span text:style-name="_32_4">I</text:span><text:span text:style-name="_31_13">t</text:span><text:span text:style-name="_31_51"> </text:span><text:span text:style-name="_33_9">i</text:span><text:span text:style-name="_31_25">s</text:span><text:span text:style-name="_31_51"> </text:span><text:span text:style-name="_33_0">a</text:span><text:span text:style-name="_37_6"> </text:span><text:span text:style-name="_31_88">v</text:span><text:span text:style-name="_33_9">e</text:span><text:span text:style-name="_31_31">r</text:span><text:span text:style-name="_32_00">y</text:span><text:span text:style-name="_31_"> </text:span><text:span text:style-name="_31_28">u</text:span><text:span text:style-name="_32_22">s</text:span><text:span text:style-name="_36_0">e</text:span><text:span text:style-name="_31_44">f</text:span><text:span text:style-name="_32_22">u</text:span><text:span text:style-name="_32_7">l</text:span><text:span text:style-name="_37_6"> </text:span><text:span text:style-name="_32_09">a</text:span><text:span text:style-name="_33_9">s</text:span><text:span text:style-name="_31_29">s</text:span><text:span text:style-name="_32_03">u</text:span><text:span text:style-name="_33_5">m</text:span><text:span text:style-name="_31_34">p</text:span><text:span text:style-name="_31_91">t</text:span><text:span text:style-name="_37_4">i</text:span><text:span text:style-name="_31_41">o</text:span><text:span text:style-name="_31_77">n</text:span><text:span text:style-name="_31_"> </text:span><text:span text:style-name="_31_40">u</text:span><text:span text:style-name="_31_80">n</text:span><text:span text:style-name="_32_9">d</text:span><text:span text:style-name="_31_35">e</text:span><text:span text:style-name="_32_07">r</text:span><text:span text:style-name="_31_"> </text:span><text:span text:style-name="_39_6">m</text:span><text:span text:style-name="_31_76">a</text:span><text:span text:style-name="_35_0">n</text:span><text:span text:style-name="_31_32">y</text:span><text:span text:style-name="_31_51"> </text:span><text:span text:style-name="_33_8">c</text:span><text:span text:style-name="_31_41">i</text:span><text:span text:style-name="_31_77">r</text:span><text:span text:style-name="_37_2">c</text:span><text:span text:style-name="_31_40">u</text:span><text:span text:style-name="_31_88">m</text:span><text:span text:style-name="_35_7">s</text:span><text:span text:style-name="_31_35">t</text:span><text:span text:style-name="_32_00">a</text:span><text:span text:style-name="_33_6">n</text:span><text:span text:style-name="_31_28">c</text:span><text:span text:style-name="_32_00">e</text:span><text:span text:style-name="_35_1">s</text:span><text:span text:style-name="_31_35">,</text:span><text:span text:style-name="_31_51"> </text:span><text:span text:style-name="_37_4">b</text:span><text:span text:style-name="_31_49">u</text:span><text:span text:style-name="_32_15">t</text:span><text:span text:style-name="_31_"> </text:span><text:span text:style-name="_31_50">o</text:span><text:span text:style-name="_32_22">n</text:span><text:span text:style-name="_36_6">e</text:span><text:span text:style-name="_37_6"> </text:span><text:span text:style-name="_31_76">t</text:span><text:span text:style-name="_35_9">o</text:span><text:span text:style-name="_31_43">o</text:span><text:span text:style-name="_31_51"> </text:span><text:span text:style-name="_32_6">e</text:span><text:span text:style-name="_31_14">a</text:span><text:span text:style-name="_32_24">s</text:span><text:span text:style-name="_35_6">i</text:span><text:span text:style-name="_31_05">l</text:span><text:span text:style-name="_32_09">y</text:span><text:span text:style-name="_31_"> </text:span><text:span text:style-name="_39_8">f</text:span><text:span text:style-name="_31_73">o</text:span><text:span text:style-name="_35_6">r</text:span><text:span text:style-name="_31_17">g</text:span><text:span text:style-name="_31_74">e</text:span><text:span text:style-name="_35_0">t</text:span><text:span text:style-name="_31_41">s</text:span><text:span text:style-name="_31_51"> </text:span><text:span text:style-name="_34_5">t</text:span><text:span text:style-name="_31_49">h</text:span><text:span text:style-name="_31_71">a</text:span><text:span text:style-name="_35_3">t</text:span><text:span text:style-name="_37_6"> </text:span><text:span text:style-name="_32_22">i</text:span><text:span text:style-name="_36_0">t</text:span><text:span text:style-name="_37_6"> </text:span><text:span text:style-name="_32_25">i</text:span><text:span text:style-name="_33_5">s</text:span><text:span text:style-name="_37_6"> </text:span><text:span text:style-name="_31_74">f</text:span><text:span text:style-name="_32_7">a</text:span><text:span text:style-name="_31_04">l</text:span><text:span text:style-name="_32_19">s</text:span><text:span text:style-name="_35_0">e</text:span><text:span text:style-name="_31_28">.</text:span><text:span text:style-name="_31_51"> </text:span><text:span text:style-name="_37_4">A</text:span><text:span text:style-name="_37_6"> </text:span><text:span text:style-name="_32_10">n</text:span><text:span text:style-name="_35_3">a</text:span><text:span text:style-name="_31_41">t</text:span><text:span text:style-name="_32_10">u</text:span><text:span text:style-name="_32_0">r</text:span><text:span text:style-name="_31_29">a</text:span><text:span text:style-name="_31_94">l</text:span><text:span text:style-name="_31_"> </text:span><text:span text:style-name="_31_50">c</text:span><text:span text:style-name="_31_92">o</text:span><text:span text:style-name="_37_4">n</text:span><text:span text:style-name="_31_32">s</text:span><text:span text:style-name="_32_19">e</text:span><text:span text:style-name="_37_1">q</text:span><text:span text:style-name="_31_50">u</text:span><text:span text:style-name="_32_21">e</text:span><text:span text:style-name="_32_6">n</text:span><text:span text:style-name="_31_43">c</text:span><text:span text:style-name="_31_73">e</text:span><text:span text:style-name="_31_"> </text:span><text:span text:style-name="_31_29">o</text:span><text:span text:style-name="_31_88">f</text:span><text:span text:style-name="_31_"> </text:span><text:span text:style-name="_31_46">d</text:span><text:span text:style-name="_32_25">o</text:span><text:span text:style-name="_35_9">i</text:span><text:span text:style-name="_39_9">n</text:span><text:span text:style-name="_32_22">g</text:span><text:span text:style-name="_31_"> </text:span><text:span text:style-name="_31_40">s</text:span><text:span text:style-name="_32_06">o</text:span><text:span text:style-name="_31_"> </text:span><text:span text:style-name="_31_32">i</text:span><text:span text:style-name="_31_88">s</text:span><text:span text:style-name="_31_"> </text:span><text:span text:style-name="_31_14">t</text:span><text:span text:style-name="_31_71">h</text:span><text:span text:style-name="_36_9">a</text:span><text:span text:style-name="_31_11">t</text:span><text:span text:style-name="_31_51"> </text:span><text:span text:style-name="_35_1">o</text:span><text:span text:style-name="_31_05">n</text:span><text:span text:style-name="_31_94">e</text:span><text:span text:style-name="_31_"> </text:span><text:span text:style-name="_31_26">t</text:span><text:span text:style-name="_31_74">h</text:span><text:span text:style-name="_33_6">e</text:span><text:span text:style-name="_31_04">n</text:span><text:span text:style-name="_31_51"> </text:span><text:span text:style-name="_32_9">a</text:span><text:span text:style-name="_31_49">s</text:span><text:span text:style-name="_32_10">s</text:span><text:span text:style-name="_36_8">u</text:span><text:span text:style-name="_31_26">m</text:span><text:span text:style-name="_31_71">e</text:span><text:span text:style-name="_34_4">s</text:span><text:span text:style-name="_37_6"> </text:span><text:span text:style-name="_31_74">t</text:span><text:span text:style-name="_36_0">h</text:span><text:span text:style-name="_31_04">a</text:span><text:span text:style-name="_31_92">t</text:span><text:span text:style-name="_31_"> </text:span><text:span text:style-name="_31_25">t</text:span><text:span text:style-name="_31_71">h</text:span><text:span text:style-name="_36_9">e</text:span><text:span text:style-name="_31_41">r</text:span><text:span text:style-name="_31_85">e</text:span><text:span text:style-name="_31_"> </text:span><text:span text:style-name="_31_17">i</text:span><text:span text:style-name="_32_04">s</text:span><text:span text:style-name="_31_"> </text:span><text:span text:style-name="_39_8">n</text:span><text:span text:style-name="_31_88">o</text:span><text:span text:style-name="_31_"> </text:span><text:span text:style-name="_31_02">v</text:span><text:span text:style-name="_32_18">i</text:span><text:span text:style-name="_35_6">r</text:span><text:span text:style-name="_31_34">t</text:span><text:span text:style-name="_31_85">u</text:span><text:span text:style-name="_36_5">e</text:span><text:span text:style-name="_37_6"> </text:span><text:span text:style-name="_31_95">i</text:span><text:span text:style-name="_33_8">n</text:span><text:span text:style-name="_37_6"> </text:span><text:span text:style-name="_31_80">t</text:span><text:span text:style-name="_35_1">h</text:span><text:span text:style-name="_31_11">e</text:span><text:span text:style-name="_31_51"> </text:span><text:span text:style-name="_35_1">m</text:span><text:span text:style-name="_31_10">e</text:span><text:span text:style-name="_32_04">r</text:span><text:span text:style-name="_33_0">e</text:span><text:span text:style-name="_37_6"> </text:span><text:span text:style-name="_31_80">w</text:span><text:span text:style-name="_37_5">o</text:span><text:span text:style-name="_39_8">r</text:span><text:span text:style-name="_31_89">k</text:span><text:span text:style-name="_35_3">i</text:span><text:span text:style-name="_31_26">n</text:span><text:span text:style-name="_31_77">g</text:span><text:span text:style-name="_31_"> </text:span><text:span text:style-name="_31_02">o</text:span><text:span text:style-name="_32_22">u</text:span><text:span text:style-name="_35_6">t</text:span><text:span text:style-name="_37_6"> </text:span><text:span text:style-name="_32_01">o</text:span><text:span text:style-name="_37_2">f</text:span><text:span text:style-name="_37_6"> </text:span><text:span text:style-name="_31_86">c</text:span><text:span text:style-name="_32_3">o</text:span><text:span text:style-name="_31_13">n</text:span><text:span text:style-name="_32_18">s</text:span><text:span text:style-name="_33_6">e</text:span><text:span text:style-name="_31_40">q</text:span><text:span text:style-name="_31_70">u</text:span><text:span text:style-name="_32_3">e</text:span><text:span text:style-name="_31_35">n</text:span><text:span text:style-name="_31_70">c</text:span><text:span text:style-name="_37_1">e</text:span><text:span text:style-name="_31_20">s</text:span><text:span text:style-name="_31_51"> </text:span><text:span text:style-name="_35_1">f</text:span><text:span text:style-name="_31_10">r</text:span><text:span text:style-name="_31_85">o</text:span><text:span text:style-name="_35_0">m</text:span><text:span text:style-name="_37_6"> </text:span><text:span text:style-name="_31_79">d</text:span><text:span text:style-name="_33_6">a</text:span><text:span text:style-name="_31_17">t</text:span><text:span text:style-name="_32_16">a</text:span><text:span text:style-name="_31_"> </text:span><text:span text:style-name="_31_13">a</text:span><text:span text:style-name="_32_19">n</text:span><text:span text:style-name="_37_2">d</text:span><text:span text:style-name="_37_6"> </text:span><text:span text:style-name="_31_88">g</text:span><text:span text:style-name="_35_0">e</text:span><text:span text:style-name="_31_31">n</text:span><text:span text:style-name="_31_74">e</text:span><text:span text:style-name="_32_3">r</text:span><text:span text:style-name="_31_25">a</text:span><text:span text:style-name="_32_25">l</text:span><text:span text:style-name="_31_"> </text:span><text:span text:style-name="_31_29">p</text:span><text:span text:style-name="_32_09">r</text:span><text:span text:style-name="_36_8">i</text:span><text:span text:style-name="_31_11">n</text:span><text:span text:style-name="_32_22">c</text:span><text:span text:style-name="_35_1">i</text:span><text:span text:style-name="_31_14">p</text:span><text:span text:style-name="_32_15">l</text:span><text:span text:style-name="_34_4">e</text:span><text:span text:style-name="_31_04">s</text:span><text:span text:style-name="_32_04">.</text:span></text:p>
      <text:p text:style-name="P1"><text:span text:style-name="_31_46">(</text:span><text:span text:style-name="_31_71">7</text:span><text:span text:style-name="_34_1">)</text:span><text:span text:style-name="_37_6"> </text:span><text:span text:style-name="_32_09">A</text:span><text:span text:style-name="_35_7">r</text:span><text:span text:style-name="_31_13">g</text:span><text:span text:style-name="_31_95">u</text:span><text:span text:style-name="_33_5">m</text:span><text:span text:style-name="_31_13">e</text:span><text:span text:style-name="_32_21">n</text:span><text:span text:style-name="_32_9">t</text:span><text:span text:style-name="_37_6"> </text:span><text:span text:style-name="_32_04">f</text:span><text:span text:style-name="_32_3">r</text:span><text:span text:style-name="_31_16">o</text:span><text:span text:style-name="_32_04">m</text:span><text:span text:style-name="_31_"> </text:span><text:span text:style-name="_31_26">C</text:span><text:span text:style-name="_31_70">o</text:span><text:span text:style-name="_34_2">n</text:span><text:span text:style-name="_31_34">t</text:span><text:span text:style-name="_31_80">i</text:span><text:span text:style-name="_32_6">n</text:span><text:span text:style-name="_31_14">u</text:span><text:span text:style-name="_31_86">i</text:span><text:span text:style-name="_36_9">t</text:span><text:span text:style-name="_31_16">y</text:span><text:span text:style-name="_31_51"> </text:span><text:span text:style-name="_35_1">i</text:span><text:span text:style-name="_31_16">n</text:span><text:span text:style-name="_31_51"> </text:span><text:span text:style-name="_33_8">t</text:span><text:span text:style-name="_31_19">h</text:span><text:span text:style-name="_31_86">e</text:span><text:span text:style-name="_31_"> </text:span><text:span text:style-name="_31_04">N</text:span><text:span text:style-name="_31_73">e</text:span><text:span text:style-name="_33_8">r</text:span><text:span text:style-name="_39_9">v</text:span><text:span text:style-name="_31_71">o</text:span><text:span text:style-name="_36_9">u</text:span><text:span text:style-name="_31_43">s</text:span><text:span text:style-name="_31_51"> </text:span><text:span text:style-name="_36_0">S</text:span><text:span text:style-name="_31_02">y</text:span><text:span text:style-name="_31_91">s</text:span><text:span text:style-name="_35_4">t</text:span><text:span text:style-name="_31_13">e</text:span><text:span text:style-name="_32_00">m</text:span></text:p>
      <text:p text:style-name="P1"><text:span text:style-name="_31_02">T</text:span><text:span text:style-name="_31_74">h</text:span><text:span text:style-name="_36_6">e</text:span><text:span text:style-name="_37_6"> </text:span><text:span text:style-name="_32_01">n</text:span><text:span text:style-name="_34_2">e</text:span><text:span text:style-name="_39_9">r</text:span><text:span text:style-name="_31_73">v</text:span><text:span text:style-name="_32_6">o</text:span><text:span text:style-name="_31_10">u</text:span><text:span text:style-name="_32_19">s</text:span><text:span text:style-name="_31_"> </text:span><text:span text:style-name="_31_16">s</text:span><text:span text:style-name="_31_79">y</text:span><text:span text:style-name="_37_5">s</text:span><text:span text:style-name="_31_44">t</text:span><text:span text:style-name="_32_04">e</text:span><text:span text:style-name="_34_4">m</text:span><text:span text:style-name="_37_6"> </text:span><text:span text:style-name="_31_71">i</text:span><text:span text:style-name="_32_1">s</text:span><text:span text:style-name="_37_6"> </text:span><text:span text:style-name="_32_01">c</text:span><text:span text:style-name="_35_9">e</text:span><text:span text:style-name="_31_16">r</text:span><text:span text:style-name="_32_16">t</text:span><text:span text:style-name="_37_5">a</text:span><text:span text:style-name="_31_49">i</text:span><text:span text:style-name="_31_73">n</text:span><text:span text:style-name="_35_3">l</text:span><text:span text:style-name="_31_49">y</text:span><text:span text:style-name="_31_51"> </text:span><text:span text:style-name="_34_4">n</text:span><text:span text:style-name="_31_16">o</text:span><text:span text:style-name="_31_95">t</text:span><text:span text:style-name="_31_"> </text:span><text:span text:style-name="_39_8">a</text:span><text:span text:style-name="_31_51"> </text:span><text:span text:style-name="_36_9">d</text:span><text:span text:style-name="_31_04">i</text:span><text:span text:style-name="_31_85">s</text:span><text:span text:style-name="_36_8">c</text:span><text:span text:style-name="_31_10">r</text:span><text:span text:style-name="_31_76">e</text:span><text:span text:style-name="_32_4">t</text:span><text:span text:style-name="_31_17">e</text:span>-<text:span text:style-name="_36_6">s</text:span><text:span text:style-name="_31_40">t</text:span><text:span text:style-name="_31_77">a</text:span><text:span text:style-name="_33_6">t</text:span><text:span text:style-name="_31_43">e</text:span><text:span text:style-name="_31_51"> </text:span><text:span text:style-name="_37_2">m</text:span><text:span text:style-name="_31_04">a</text:span><text:span text:style-name="_31_71">c</text:span><text:span text:style-name="_35_9">h</text:span><text:span text:style-name="_31_31">i</text:span><text:span text:style-name="_31_95">n</text:span><text:span text:style-name="_34_5">e</text:span><text:span text:style-name="_31_34">.</text:span><text:span text:style-name="_31_51"> </text:span><text:span text:style-name="_35_1">A</text:span><text:span text:style-name="_37_6"> </text:span><text:span text:style-name="_31_86">s</text:span><text:span text:style-name="_37_5">m</text:span><text:span text:style-name="_31_47">a</text:span><text:span text:style-name="_31_95">l</text:span><text:span text:style-name="_35_0">l</text:span><text:span text:style-name="_37_6"> </text:span><text:span text:style-name="_32_10">e</text:span><text:span text:style-name="_32_7">r</text:span><text:span text:style-name="_31_43">r</text:span><text:span text:style-name="_32_22">o</text:span><text:span text:style-name="_33_5">r</text:span><text:span text:style-name="_37_6"> </text:span><text:span text:style-name="_32_04">i</text:span><text:span text:style-name="_33_0">n</text:span><text:span text:style-name="_37_6"> </text:span><text:span text:style-name="_32_07">t</text:span><text:span text:style-name="_32_3">h</text:span><text:span text:style-name="_31_10">e</text:span><text:span text:style-name="_31_51"> </text:span><text:span text:style-name="_37_1">i</text:span><text:span text:style-name="_31_17">n</text:span><text:span text:style-name="_31_80">f</text:span><text:span text:style-name="_37_4">o</text:span><text:span text:style-name="_31_46">r</text:span><text:span text:style-name="_32_22">m</text:span><text:span text:style-name="_33_6">a</text:span><text:span text:style-name="_31_28">t</text:span><text:span text:style-name="_32_01">i</text:span><text:span text:style-name="_32_3">o</text:span><text:span text:style-name="_31_50">n</text:span><text:span text:style-name="_31_51"> </text:span><text:span text:style-name="_34_2">a</text:span><text:span text:style-name="_31_14">b</text:span><text:span text:style-name="_31_89">o</text:span><text:span text:style-name="_32_9">u</text:span><text:span text:style-name="_31_32">t</text:span><text:span text:style-name="_31_51"> </text:span><text:span text:style-name="_36_8">t</text:span><text:span text:style-name="_31_50">h</text:span><text:span text:style-name="_32_10">e</text:span><text:span text:style-name="_31_"> </text:span><text:span text:style-name="_31_19">s</text:span><text:span text:style-name="_31_77">i</text:span><text:span text:style-name="_32_7">z</text:span><text:span text:style-name="_39_6">e</text:span><text:span text:style-name="_31_51"> </text:span><text:span text:style-name="_33_6">o</text:span><text:span text:style-name="_31_13">f</text:span><text:span text:style-name="_31_51"> </text:span><text:span text:style-name="_35_4">a</text:span><text:span text:style-name="_37_6"> </text:span><text:span text:style-name="_32_00">n</text:span><text:span text:style-name="_33_6">e</text:span><text:span text:style-name="_31_44">r</text:span><text:span text:style-name="_32_22">v</text:span><text:span text:style-name="_35_9">o</text:span><text:span text:style-name="_31_40">u</text:span><text:span text:style-name="_31_86">s</text:span><text:span text:style-name="_31_"> </text:span><text:span text:style-name="_31_43">i</text:span><text:span text:style-name="_32_07">m</text:span><text:span text:style-name="_35_7">p</text:span><text:span text:style-name="_31_41">u</text:span><text:span text:style-name="_31_85">l</text:span><text:span text:style-name="_36_0">s</text:span><text:span text:style-name="_31_14">e</text:span><text:span text:style-name="_31_51"> </text:span><text:span text:style-name="_37_4">i</text:span><text:span text:style-name="_31_13">m</text:span><text:span text:style-name="_32_00">p</text:span><text:span text:style-name="_35_1">i</text:span><text:span text:style-name="_31_11">n</text:span><text:span text:style-name="_32_24">g</text:span><text:span text:style-name="_35_6">i</text:span><text:span text:style-name="_31_14">n</text:span><text:span text:style-name="_31_86">g</text:span><text:span text:style-name="_31_"> </text:span><text:span text:style-name="_39_6">o</text:span><text:span text:style-name="_32_21">n</text:span><text:span text:style-name="_31_"> </text:span><text:span text:style-name="_31_26">a</text:span><text:span text:style-name="_31_51"> </text:span><text:span text:style-name="_34_4">n</text:span><text:span text:style-name="_31_49">e</text:span><text:span text:style-name="_31_85">u</text:span><text:span text:style-name="_32_7">r</text:span><text:span text:style-name="_31_11">o</text:span><text:span text:style-name="_32_18">n</text:span><text:span text:style-name="_33_9">,</text:span><text:span text:style-name="_37_6"> </text:span><text:span text:style-name="_31_91">m</text:span><text:span text:style-name="_36_8">a</text:span><text:span text:style-name="_39_5">y</text:span><text:span text:style-name="_31_51"> </text:span><text:span text:style-name="_33_0">m</text:span><text:span text:style-name="_31_16">a</text:span><text:span text:style-name="_31_79">k</text:span><text:span text:style-name="_37_4">e</text:span><text:span text:style-name="_37_6"> </text:span><text:span text:style-name="_32_25">a</text:span><text:span text:style-name="_31_"> </text:span><text:span text:style-name="_31_49">l</text:span><text:span text:style-name="_31_74">a</text:span><text:span text:style-name="_32_1">r</text:span><text:span text:style-name="_31_32">g</text:span><text:span text:style-name="_31_86">e</text:span><text:span text:style-name="_31_"> </text:span><text:span text:style-name="_31_05">d</text:span><text:span text:style-name="_32_09">i</text:span><text:span text:style-name="_36_5">f</text:span><text:span text:style-name="_31_29">f</text:span><text:span text:style-name="_32_24">e</text:span><text:span text:style-name="_33_9">r</text:span><text:span text:style-name="_31_44">e</text:span><text:span text:style-name="_31_85">n</text:span><text:span text:style-name="_36_5">c</text:span><text:span text:style-name="_31_25">e</text:span><text:span text:style-name="_31_51"> </text:span><text:span text:style-name="_36_0">t</text:span><text:span text:style-name="_31_04">o</text:span><text:span text:style-name="_31_51"> </text:span><text:span text:style-name="_34_4">t</text:span><text:span text:style-name="_39_9">h</text:span><text:span text:style-name="_32_16">e</text:span><text:span text:style-name="_31_"> </text:span><text:span text:style-name="_31_31">s</text:span><text:span text:style-name="_32_07">i</text:span><text:span text:style-name="_34_2">z</text:span><text:span text:style-name="_31_04">e</text:span><text:span text:style-name="_31_51"> </text:span><text:span text:style-name="_37_4">o</text:span><text:span text:style-name="_31_05">f</text:span><text:span text:style-name="_31_51"> </text:span><text:span text:style-name="_33_0">t</text:span><text:span text:style-name="_31_16">h</text:span><text:span text:style-name="_31_76">e</text:span><text:span text:style-name="_31_"> </text:span><text:span text:style-name="_31_29">o</text:span><text:span text:style-name="_32_21">u</text:span><text:span text:style-name="_35_4">t</text:span><text:span text:style-name="_31_02">g</text:span><text:span text:style-name="_32_19">o</text:span><text:span text:style-name="_35_6">i</text:span><text:span text:style-name="_31_14">n</text:span><text:span text:style-name="_32_03">g</text:span><text:span text:style-name="_31_"> </text:span><text:span text:style-name="_31_25">i</text:span><text:span text:style-name="_31_71">m</text:span><text:span text:style-name="_33_8">p</text:span><text:span text:style-name="_31_34">u</text:span><text:span text:style-name="_32_25">l</text:span><text:span text:style-name="_35_3">s</text:span><text:span text:style-name="_31_05">e</text:span><text:span text:style-name="_32_21">.</text:span><text:span text:style-name="_31_"> </text:span><text:span text:style-name="_31_10">I</text:span><text:span text:style-name="_32_21">t</text:span><text:span text:style-name="_31_"> </text:span><text:span text:style-name="_31_49">m</text:span><text:span text:style-name="_31_91">a</text:span><text:span text:style-name="_37_4">y</text:span><text:span text:style-name="_37_6"> </text:span><text:span text:style-name="_32_07">b</text:span><text:span text:style-name="_36_0">e</text:span><text:span text:style-name="_37_6"> </text:span><text:span text:style-name="_32_24">a</text:span><text:span text:style-name="_33_9">r</text:span><text:span text:style-name="_31_14">g</text:span><text:span text:style-name="_32_00">u</text:span><text:span text:style-name="_36_5">e</text:span><text:span text:style-name="_31_49">d</text:span><text:span text:style-name="_31_51"> </text:span><text:span text:style-name="_32_3">t</text:span><text:span text:style-name="_31_32">h</text:span><text:span text:style-name="_32_24">a</text:span><text:span text:style-name="_35_6">t</text:span><text:span text:style-name="_31_49">,</text:span><text:span text:style-name="_31_51"> </text:span><text:span text:style-name="_32_0">t</text:span><text:span text:style-name="_31_14">h</text:span><text:span text:style-name="_32_15">i</text:span><text:span text:style-name="_34_5">s</text:span><text:span text:style-name="_37_6"> </text:span><text:span text:style-name="_31_79">b</text:span><text:span text:style-name="_36_9">e</text:span><text:span text:style-name="_39_6">i</text:span><text:span text:style-name="_31_86">n</text:span><text:span text:style-name="_36_8">g</text:span><text:span text:style-name="_37_6"> </text:span><text:span text:style-name="_31_70">s</text:span><text:span text:style-name="_34_2">o</text:span><text:span text:style-name="_31_44">,</text:span><text:span text:style-name="_31_51"> </text:span><text:span text:style-name="_32_3">o</text:span><text:span text:style-name="_31_16">n</text:span><text:span text:style-name="_32_06">e</text:span><text:span text:style-name="_31_"> </text:span><text:span text:style-name="_31_35">c</text:span><text:span text:style-name="_31_74">a</text:span><text:span text:style-name="_35_9">n</text:span><text:span text:style-name="_31_01">n</text:span><text:span text:style-name="_32_04">o</text:span><text:span text:style-name="_37_1">t</text:span><text:span text:style-name="_37_6"> </text:span><text:span text:style-name="_32_21">e</text:span><text:span text:style-name="_32_4">x</text:span><text:span text:style-name="_31_04">p</text:span><text:span text:style-name="_31_95">e</text:span><text:span text:style-name="_34_5">c</text:span><text:span text:style-name="_31_13">t</text:span><text:span text:style-name="_31_51"> </text:span><text:span text:style-name="_32_4">t</text:span><text:span text:style-name="_31_40">o</text:span><text:span text:style-name="_31_51"> </text:span><text:span text:style-name="_37_4">b</text:span><text:span text:style-name="_31_32">e</text:span><text:span text:style-name="_31_51"> </text:span><text:span text:style-name="_34_2">a</text:span><text:span text:style-name="_31_44">b</text:span><text:span text:style-name="_31_95">l</text:span><text:span text:style-name="_36_8">e</text:span><text:span text:style-name="_37_6"> </text:span><text:span text:style-name="_32_18">t</text:span><text:span text:style-name="_36_5">o</text:span><text:span text:style-name="_37_6"> </text:span><text:span text:style-name="_31_92">m</text:span><text:span text:style-name="_36_0">i</text:span><text:span text:style-name="_31_17">m</text:span><text:span text:style-name="_32_18">i</text:span><text:span text:style-name="_36_6">c</text:span><text:span text:style-name="_37_6"> </text:span><text:span text:style-name="_31_88">t</text:span><text:span text:style-name="_37_1">h</text:span><text:span text:style-name="_31_14">e</text:span><text:span text:style-name="_31_51"> </text:span><text:span text:style-name="_37_4">b</text:span><text:span text:style-name="_31_34">e</text:span><text:span text:style-name="_32_25">h</text:span><text:span text:style-name="_33_5">a</text:span><text:span text:style-name="_31_13">v</text:span><text:span text:style-name="_32_10">i</text:span><text:span text:style-name="_36_6">o</text:span><text:span text:style-name="_31_34">u</text:span><text:span text:style-name="_32_00">r</text:span><text:span text:style-name="_31_"> </text:span><text:span text:style-name="_31_41">o</text:span><text:span text:style-name="_31_77">f</text:span><text:span text:style-name="_31_"> </text:span><text:span text:style-name="_31_46">t</text:span><text:span text:style-name="_31_77">h</text:span><text:span text:style-name="_33_8">e</text:span><text:span text:style-name="_37_6"> </text:span><text:span text:style-name="_32_25">n</text:span><text:span text:style-name="_32_7">e</text:span><text:span text:style-name="_31_32">r</text:span><text:span text:style-name="_31_76">v</text:span><text:span text:style-name="_32_1">o</text:span><text:span text:style-name="_31_28">u</text:span><text:span text:style-name="_31_73">s</text:span><text:span text:style-name="_31_"> </text:span><text:span text:style-name="_31_47">s</text:span><text:span text:style-name="_31_80">y</text:span><text:span text:style-name="_36_0">s</text:span><text:span text:style-name="_31_49">t</text:span><text:span text:style-name="_31_80">e</text:span><text:span text:style-name="_32_0">m</text:span><text:span text:style-name="_37_6"> </text:span><text:span text:style-name="_32_15">w</text:span><text:span text:style-name="_33_5">i</text:span><text:span text:style-name="_31_46">t</text:span><text:span text:style-name="_32_00">h</text:span><text:span text:style-name="_31_"> </text:span><text:span text:style-name="_31_29">a</text:span><text:span text:style-name="_31_51"> </text:span><text:span text:style-name="_36_9">d</text:span><text:span text:style-name="_31_50">i</text:span><text:span text:style-name="_31_70">s</text:span><text:span text:style-name="_34_2">c</text:span><text:span text:style-name="_31_01">r</text:span><text:span text:style-name="_32_04">e</text:span><text:span text:style-name="_33_0">t</text:span><text:span text:style-name="_31_44">e</text:span>-<text:span text:style-name="_36_8">s</text:span><text:span text:style-name="_31_28">t</text:span><text:span text:style-name="_31_91">a</text:span><text:span text:style-name="_32_1">t</text:span><text:span text:style-name="_31_49">e</text:span><text:span text:style-name="_31_51"> </text:span><text:span text:style-name="_33_0">s</text:span><text:span text:style-name="_31_17">y</text:span><text:span text:style-name="_32_25">s</text:span><text:span text:style-name="_35_1">t</text:span><text:span text:style-name="_39_6">e</text:span><text:span text:style-name="_31_71">m</text:span><text:span text:style-name="_32_7">.</text:span></text:p>
      <text:p text:style-name="P1"><text:span text:style-name="_31_80">I</text:span><text:span text:style-name="_32_3">t</text:span><text:span text:style-name="_37_6"> </text:span><text:span text:style-name="_32_25">i</text:span><text:span text:style-name="_36_9">s</text:span><text:span text:style-name="_37_6"> </text:span><text:span text:style-name="_32_25">t</text:span><text:span text:style-name="_32_0">r</text:span><text:span text:style-name="_31_05">u</text:span><text:span text:style-name="_32_24">e</text:span><text:span text:style-name="_31_"> </text:span><text:span text:style-name="_31_20">t</text:span><text:span text:style-name="_32_21">h</text:span><text:span text:style-name="_34_1">a</text:span><text:span text:style-name="_31_50">t</text:span><text:span text:style-name="_31_51"> </text:span><text:span text:style-name="_36_9">a</text:span><text:span text:style-name="_37_6"> </text:span><text:span text:style-name="_31_71">d</text:span><text:span text:style-name="_35_9">i</text:span><text:span text:style-name="_31_43">s</text:span><text:span text:style-name="_32_04">c</text:span><text:span text:style-name="_33_0">r</text:span><text:span text:style-name="_31_16">e</text:span><text:span text:style-name="_32_16">t</text:span><text:span text:style-name="_32_6">e</text:span>-<text:span text:style-name="_31_85">s</text:span><text:span text:style-name="_36_8">t</text:span><text:span text:style-name="_31_20">a</text:span><text:span text:style-name="_32_19">t</text:span><text:span text:style-name="_35_0">e</text:span><text:span text:style-name="_37_6"> </text:span><text:span text:style-name="_31_76">m</text:span><text:span text:style-name="_37_1">a</text:span><text:span text:style-name="_31_41">c</text:span><text:span text:style-name="_31_91">h</text:span><text:span text:style-name="_33_8">i</text:span><text:span text:style-name="_31_14">n</text:span><text:span text:style-name="_32_21">e</text:span><text:span text:style-name="_31_"> </text:span><text:span text:style-name="_31_17">m</text:span><text:span text:style-name="_32_10">u</text:span><text:span text:style-name="_33_8">s</text:span><text:span text:style-name="_31_41">t</text:span><text:span text:style-name="_31_51"> </text:span><text:span text:style-name="_32_1">b</text:span><text:span text:style-name="_31_40">e</text:span><text:span text:style-name="_31_51"> </text:span><text:span text:style-name="_34_4">d</text:span><text:span text:style-name="_31_50">i</text:span><text:span text:style-name="_32_19">f</text:span><text:span text:style-name="_33_9">f</text:span><text:span text:style-name="_39_5">e</text:span><text:span text:style-name="_31_76">r</text:span><text:span text:style-name="_32_7">e</text:span><text:span text:style-name="_31_19">n</text:span><text:span text:style-name="_32_10">t</text:span><text:span text:style-name="_31_"> </text:span><text:span text:style-name="_31_29">f</text:span><text:span text:style-name="_32_01">r</text:span><text:span text:style-name="_32_0">o</text:span><text:span text:style-name="_31_17">m</text:span><text:span text:style-name="_31_51"> </text:span><text:span text:style-name="_37_4">a</text:span><text:span text:style-name="_37_6"> </text:span><text:span text:style-name="_32_19">c</text:span><text:span text:style-name="_35_4">o</text:span><text:span text:style-name="_31_10">n</text:span><text:span text:style-name="_31_73">t</text:span><text:span text:style-name="_37_4">i</text:span><text:span text:style-name="_31_29">n</text:span><text:span text:style-name="_31_77">u</text:span><text:span text:style-name="_36_0">o</text:span><text:span text:style-name="_31_50">u</text:span><text:span text:style-name="_31_91">s</text:span><text:span text:style-name="_31_"> </text:span><text:span text:style-name="_31_46">m</text:span><text:span text:style-name="_31_89">a</text:span><text:span text:style-name="_32_1">c</text:span><text:span text:style-name="_31_50">h</text:span><text:span text:style-name="_32_25">i</text:span><text:span text:style-name="_36_9">n</text:span><text:span text:style-name="_31_20">e</text:span><text:span text:style-name="_32_00">.</text:span><text:span text:style-name="_31_"> </text:span><text:span text:style-name="_31_28">B</text:span><text:span text:style-name="_31_73">u</text:span><text:span text:style-name="_35_4">t</text:span><text:span text:style-name="_37_6"> </text:span><text:span text:style-name="_31_71">i</text:span><text:span text:style-name="_32_0">f</text:span><text:span text:style-name="_37_6"> </text:span><text:span text:style-name="_31_86">w</text:span><text:span text:style-name="_32_3">e</text:span><text:span text:style-name="_37_6"> </text:span><text:span text:style-name="_31_76">a</text:span><text:span text:style-name="_35_6">d</text:span><text:span text:style-name="_31_41">h</text:span><text:span text:style-name="_31_76">e</text:span><text:span text:style-name="_32_7">r</text:span><text:span text:style-name="_31_41">e</text:span><text:span text:style-name="_31_51"> </text:span><text:span text:style-name="_37_1">t</text:span><text:span text:style-name="_31_17">o</text:span><text:span text:style-name="_31_51"> </text:span><text:span text:style-name="_34_2">t</text:span><text:span text:style-name="_39_6">h</text:span><text:span text:style-name="_32_24">e</text:span><text:span text:style-name="_31_"> </text:span><text:span text:style-name="_31_04">c</text:span><text:span text:style-name="_32_04">o</text:span><text:span text:style-name="_37_1">n</text:span><text:span text:style-name="_31_16">d</text:span><text:span text:style-name="_32_15">i</text:span><text:span text:style-name="_34_2">t</text:span><text:span text:style-name="_31_26">i</text:span><text:span text:style-name="_32_19">o</text:span><text:span text:style-name="_33_0">n</text:span><text:span text:style-name="_31_46">s</text:span><text:span text:style-name="_31_51"> </text:span><text:span text:style-name="_33_5">o</text:span><text:span text:style-name="_31_11">f</text:span><text:span text:style-name="_31_51"> </text:span><text:span text:style-name="_37_2">t</text:span><text:span text:style-name="_31_34">h</text:span><text:span text:style-name="_31_74">e</text:span><text:span text:style-name="_31_"> </text:span><text:span text:style-name="_31_01">i</text:span><text:span text:style-name="_32_04">m</text:span><text:span text:style-name="_35_0">i</text:span><text:span text:style-name="_31_43">t</text:span><text:span text:style-name="_31_88">a</text:span><text:span text:style-name="_37_2">t</text:span><text:span text:style-name="_39_9">i</text:span><text:span text:style-name="_32_21">o</text:span><text:span text:style-name="_32_3">n</text:span><text:span text:style-name="_37_6"> </text:span><text:span text:style-name="_32_10">g</text:span><text:span text:style-name="_34_4">a</text:span><text:span text:style-name="_31_41">m</text:span><text:span text:style-name="_32_18">e</text:span><text:span text:style-name="_37_2">,</text:span><text:span text:style-name="_37_6"> </text:span><text:span text:style-name="_32_00">t</text:span><text:span text:style-name="_35_7">h</text:span><text:span text:style-name="_39_9">e</text:span><text:span text:style-name="_31_51"> </text:span><text:span text:style-name="_32_0">i</text:span><text:span text:style-name="_31_29">n</text:span><text:span text:style-name="_31_71">t</text:span><text:span text:style-name="_32_3">e</text:span><text:span text:style-name="_39_5">r</text:span><text:span text:style-name="_32_01">r</text:span><text:span text:style-name="_35_4">o</text:span><text:span text:style-name="_31_16">g</text:span><text:span text:style-name="_32_06">a</text:span><text:span text:style-name="_36_0">t</text:span><text:span text:style-name="_31_31">o</text:span><text:span text:style-name="_31_74">r</text:span><text:span text:style-name="_31_"> </text:span><text:span text:style-name="_31_35">w</text:span><text:span text:style-name="_32_16">i</text:span><text:span text:style-name="_37_4">l</text:span><text:span text:style-name="_31_05">l</text:span><text:span text:style-name="_31_51"> </text:span><text:span text:style-name="_34_4">n</text:span><text:span text:style-name="_31_35">o</text:span><text:span text:style-name="_31_79">t</text:span><text:span text:style-name="_31_"> </text:span><text:span text:style-name="_31_43">b</text:span><text:span text:style-name="_31_92">e</text:span><text:span text:style-name="_31_"> </text:span><text:span text:style-name="_31_43">a</text:span><text:span text:style-name="_32_16">b</text:span><text:span text:style-name="_36_5">l</text:span><text:span text:style-name="_31_47">e</text:span><text:span text:style-name="_31_51"> </text:span><text:span text:style-name="_34_5">t</text:span><text:span text:style-name="_31_40">o</text:span><text:span text:style-name="_31_51"> </text:span><text:span text:style-name="_35_1">t</text:span><text:span text:style-name="_31_28">a</text:span><text:span text:style-name="_31_92">k</text:span><text:span text:style-name="_35_6">e</text:span><text:span text:style-name="_37_6"> </text:span><text:span text:style-name="_32_21">a</text:span><text:span text:style-name="_32_0">n</text:span><text:span text:style-name="_31_26">y</text:span><text:span text:style-name="_31_51"> </text:span><text:span text:style-name="_32_0">a</text:span><text:span text:style-name="_31_43">d</text:span><text:span text:style-name="_31_74">v</text:span><text:span text:style-name="_34_2">a</text:span><text:span text:style-name="_31_40">n</text:span><text:span text:style-name="_31_71">t</text:span><text:span text:style-name="_36_8">a</text:span><text:span text:style-name="_31_26">g</text:span><text:span text:style-name="_31_80">e</text:span><text:span text:style-name="_31_"> </text:span><text:span text:style-name="_31_17">o</text:span><text:span text:style-name="_31_71">f</text:span><text:span text:style-name="_31_"> </text:span><text:span text:style-name="_31_16">t</text:span><text:span text:style-name="_31_76">h</text:span><text:span text:style-name="_34_1">i</text:span><text:span text:style-name="_39_8">s</text:span><text:span text:style-name="_31_51"> </text:span><text:span text:style-name="_35_0">d</text:span><text:span text:style-name="_31_31">i</text:span><text:span text:style-name="_32_16">f</text:span><text:span text:style-name="_36_5">f</text:span><text:span text:style-name="_31_35">e</text:span><text:span text:style-name="_32_06">r</text:span><text:span text:style-name="_36_6">e</text:span><text:span text:style-name="_31_43">n</text:span><text:span text:style-name="_31_71">c</text:span><text:span text:style-name="_33_8">e</text:span><text:span text:style-name="_31_10">.</text:span><text:span text:style-name="_31_51"> </text:span><text:span text:style-name="_35_1">T</text:span><text:span text:style-name="_31_28">h</text:span><text:span text:style-name="_32_03">e</text:span><text:span text:style-name="_31_"> </text:span><text:span text:style-name="_31_35">s</text:span><text:span text:style-name="_31_74">i</text:span><text:span text:style-name="_32_7">t</text:span><text:span text:style-name="_31_17">u</text:span><text:span text:style-name="_32_24">a</text:span><text:span text:style-name="_37_1">t</text:span><text:span text:style-name="_31_40">i</text:span><text:span text:style-name="_32_24">o</text:span><text:span text:style-name="_33_8">n</text:span><text:span text:style-name="_37_6"> </text:span><text:span text:style-name="_31_91">c</text:span><text:span text:style-name="_35_3">a</text:span><text:span text:style-name="_31_02">n</text:span><text:span text:style-name="_31_51"> </text:span><text:span text:style-name="_33_9">b</text:span><text:span text:style-name="_31_01">e</text:span><text:span text:style-name="_31_51"> </text:span><text:span text:style-name="_34_4">m</text:span><text:span text:style-name="_31_41">a</text:span><text:span text:style-name="_32_16">d</text:span><text:span text:style-name="_33_0">e</text:span><text:span text:style-name="_37_6"> </text:span><text:span text:style-name="_31_79">c</text:span><text:span text:style-name="_33_8">l</text:span><text:span text:style-name="_31_50">e</text:span><text:span text:style-name="_32_04">a</text:span><text:span text:style-name="_34_2">r</text:span><text:span text:style-name="_31_31">e</text:span><text:span text:style-name="_31_86">r</text:span><text:span text:style-name="_31_"> </text:span><text:span text:style-name="_31_14">i</text:span><text:span text:style-name="_32_18">f</text:span><text:span text:style-name="_31_"> </text:span><text:span text:style-name="_31_16">w</text:span><text:span text:style-name="_31_70">e</text:span><text:span text:style-name="_31_"> </text:span><text:span text:style-name="_39_6">c</text:span><text:span text:style-name="_31_94">o</text:span><text:span text:style-name="_32_4">n</text:span><text:span text:style-name="_31_29">s</text:span><text:span text:style-name="_32_06">i</text:span><text:span text:style-name="_32_9">d</text:span><text:span text:style-name="_31_25">e</text:span><text:span text:style-name="_32_16">r</text:span><text:span text:style-name="_31_"> </text:span><text:span text:style-name="_31_05">s</text:span><text:span text:style-name="_32_24">o</text:span><text:span text:style-name="_32_1">n</text:span><text:span text:style-name="_31_20">i</text:span><text:span text:style-name="_31_92">c</text:span><text:span text:style-name="_31_"> </text:span><text:span text:style-name="_31_04">o</text:span><text:span text:style-name="_31_77">t</text:span><text:span text:style-name="_33_9">h</text:span><text:span text:style-name="_31_47">e</text:span><text:span text:style-name="_32_15">r</text:span><text:span text:style-name="_31_"> </text:span><text:span text:style-name="_31_14">s</text:span><text:span text:style-name="_31_95">i</text:span><text:span text:style-name="_35_1">m</text:span><text:span text:style-name="_31_04">p</text:span><text:span text:style-name="_31_70">l</text:span><text:span text:style-name="_35_9">e</text:span><text:span text:style-name="_31_26">r</text:span><text:span text:style-name="_31_51"> </text:span><text:span text:style-name="_35_1">c</text:span><text:span text:style-name="_31_01">o</text:span><text:span text:style-name="_31_76">n</text:span><text:span text:style-name="_36_5">t</text:span><text:span text:style-name="_39_8">i</text:span><text:span text:style-name="_32_25">n</text:span><text:span text:style-name="_34_1">u</text:span><text:span text:style-name="_31_43">o</text:span><text:span text:style-name="_32_03">u</text:span><text:span text:style-name="_32_0">s</text:span><text:span text:style-name="_37_6"> </text:span><text:span text:style-name="_31_73">m</text:span><text:span text:style-name="_36_9">a</text:span><text:span text:style-name="_31_14">c</text:span><text:span text:style-name="_32_24">h</text:span><text:span text:style-name="_33_6">i</text:span><text:span text:style-name="_31_47">n</text:span><text:span text:style-name="_32_07">e</text:span><text:span text:style-name="_33_9">.</text:span><text:span text:style-name="_37_6"> </text:span><text:span text:style-name="_31_89">A</text:span><text:span text:style-name="_31_"> </text:span><text:span text:style-name="_31_35">d</text:span><text:span text:style-name="_31_70">i</text:span><text:span text:style-name="_35_0">f</text:span><text:span text:style-name="_31_40">f</text:span><text:span text:style-name="_32_25">e</text:span><text:span text:style-name="_33_5">r</text:span><text:span text:style-name="_31_47">e</text:span><text:span text:style-name="_31_89">n</text:span><text:span text:style-name="_37_2">t</text:span><text:span text:style-name="_31_32">i</text:span><text:span text:style-name="_32_09">a</text:span><text:span text:style-name="_33_8">l</text:span><text:span text:style-name="_37_6"> </text:span><text:span text:style-name="_32_21">a</text:span><text:span text:style-name="_32_7">n</text:span><text:span text:style-name="_31_41">a</text:span><text:span text:style-name="_31_70">l</text:span><text:span text:style-name="_35_6">y</text:span><text:span text:style-name="_31_16">s</text:span><text:span text:style-name="_31_76">e</text:span><text:span text:style-name="_33_5">r</text:span><text:span text:style-name="_37_6"> </text:span><text:span text:style-name="_32_15">w</text:span><text:span text:style-name="_33_6">i</text:span><text:span text:style-name="_31_29">l</text:span><text:span text:style-name="_32_18">l</text:span><text:span text:style-name="_31_"> </text:span><text:span text:style-name="_31_40">d</text:span><text:span text:style-name="_31_80">o</text:span><text:span text:style-name="_31_"> </text:span><text:span text:style-name="_31_29">v</text:span><text:span text:style-name="_31_91">e</text:span><text:span text:style-name="_34_5">r</text:span><text:span text:style-name="_31_50">y</text:span><text:span text:style-name="_31_51"> </text:span><text:span text:style-name="_35_1">w</text:span><text:span text:style-name="_31_35">e</text:span><text:span text:style-name="_31_89">l</text:span><text:span text:style-name="_37_5">l</text:span><text:span text:style-name="_31_19">.</text:span><text:span text:style-name="_31_51"> </text:span><text:span text:style-name="_35_7">(</text:span><text:span text:style-name="_31_32">A</text:span><text:span text:style-name="_31_51"> </text:span><text:span text:style-name="_33_5">d</text:span><text:span text:style-name="_39_5">i</text:span><text:span text:style-name="_31_85">f</text:span><text:span text:style-name="_35_0">f</text:span><text:span text:style-name="_31_41">e</text:span><text:span text:style-name="_32_10">r</text:span><text:span text:style-name="_37_2">e</text:span><text:span text:style-name="_31_25">n</text:span><text:span text:style-name="_32_18">t</text:span><text:span text:style-name="_35_0">i</text:span><text:span text:style-name="_31_49">a</text:span><text:span text:style-name="_32_21">l</text:span><text:span text:style-name="_31_"> </text:span><text:span text:style-name="_39_5">a</text:span><text:span text:style-name="_32_16">n</text:span><text:span text:style-name="_37_4">a</text:span><text:span text:style-name="_31_50">l</text:span><text:span text:style-name="_32_21">y</text:span><text:span text:style-name="_36_9">s</text:span><text:span text:style-name="_31_01">e</text:span><text:span text:style-name="_32_01">r</text:span><text:span text:style-name="_31_"> </text:span><text:span text:style-name="_31_13">i</text:span><text:span text:style-name="_32_22">s</text:span><text:span text:style-name="_31_"> </text:span><text:span text:style-name="_31_31">a</text:span><text:span text:style-name="_31_51"> </text:span><text:span text:style-name="_35_0">c</text:span><text:span text:style-name="_31_01">e</text:span><text:span text:style-name="_31_95">r</text:span><text:span text:style-name="_35_3">t</text:span><text:span text:style-name="_39_9">a</text:span><text:span text:style-name="_31_77">i</text:span><text:span text:style-name="_33_9">n</text:span><text:span text:style-name="_37_6"> </text:span><text:span text:style-name="_31_74">k</text:span><text:span text:style-name="_35_6">i</text:span><text:span text:style-name="_31_35">n</text:span><text:span text:style-name="_31_73">d</text:span><text:span text:style-name="_31_"> </text:span><text:span text:style-name="_31_19">o</text:span><text:span text:style-name="_32_00">f</text:span><text:span text:style-name="_31_"> </text:span><text:span text:style-name="_31_28">m</text:span><text:span text:style-name="_32_16">a</text:span><text:span text:style-name="_35_3">c</text:span><text:span text:style-name="_31_13">h</text:span><text:span text:style-name="_31_92">i</text:span><text:span text:style-name="_34_4">n</text:span><text:span text:style-name="_31_11">e</text:span><text:span text:style-name="_31_51"> </text:span><text:span text:style-name="_35_7">n</text:span><text:span text:style-name="_31_47">o</text:span><text:span text:style-name="_31_77">t</text:span><text:span text:style-name="_31_"> </text:span><text:span text:style-name="_31_49">o</text:span><text:span text:style-name="_32_07">f</text:span><text:span text:style-name="_31_"> </text:span><text:span text:style-name="_39_8">t</text:span><text:span text:style-name="_32_07">h</text:span><text:span text:style-name="_34_1">e</text:span><text:span text:style-name="_37_6"> </text:span><text:span text:style-name="_31_89">d</text:span><text:span text:style-name="_35_0">i</text:span><text:span text:style-name="_31_04">s</text:span><text:span text:style-name="_32_21">c</text:span><text:span text:style-name="_37_2">r</text:span><text:span text:style-name="_31_46">e</text:span><text:span text:style-name="_32_16">t</text:span><text:span text:style-name="_37_5">e</text:span>-<text:span text:style-name="_32_04">s</text:span><text:span text:style-name="_33_5">t</text:span><text:span text:style-name="_31_31">a</text:span><text:span text:style-name="_32_07">t</text:span><text:span text:style-name="_33_5">e</text:span><text:span text:style-name="_37_6"> </text:span><text:span text:style-name="_31_95">t</text:span><text:span text:style-name="_35_4">y</text:span><text:span text:style-name="_31_20">p</text:span><text:span text:style-name="_32_15">e</text:span><text:span text:style-name="_31_"> </text:span><text:span text:style-name="_31_02">u</text:span><text:span text:style-name="_31_73">s</text:span><text:span text:style-name="_36_6">e</text:span><text:span text:style-name="_31_16">d</text:span><text:span text:style-name="_31_51"> </text:span><text:span text:style-name="_32_1">f</text:span><text:span text:style-name="_31_11">o</text:span><text:span text:style-name="_31_76">r</text:span><text:span text:style-name="_31_"> </text:span><text:span text:style-name="_31_02">s</text:span><text:span text:style-name="_32_07">o</text:span><text:span text:style-name="_36_8">m</text:span><text:span text:style-name="_31_26">e</text:span><text:span text:style-name="_31_51"> </text:span><text:span text:style-name="_34_1">k</text:span><text:span text:style-name="_31_34">i</text:span><text:span text:style-name="_32_04">n</text:span><text:span text:style-name="_35_9">d</text:span><text:span text:style-name="_39_6">s</text:span><text:span text:style-name="_31_51"> </text:span><text:span text:style-name="_37_4">o</text:span><text:span text:style-name="_31_28">f</text:span><text:span text:style-name="_31_51"> </text:span><text:span text:style-name="_34_5">c</text:span><text:span text:style-name="_31_14">a</text:span><text:span text:style-name="_31_94">l</text:span><text:span text:style-name="_36_0">c</text:span><text:span text:style-name="_39_8">u</text:span><text:span text:style-name="_32_24">l</text:span><text:span text:style-name="_35_0">a</text:span><text:span text:style-name="_31_26">t</text:span><text:span text:style-name="_31_85">i</text:span><text:span text:style-name="_35_9">o</text:span><text:span text:style-name="_31_16">n</text:span><text:span text:style-name="_31_73">.</text:span><text:span text:style-name="_37_1">)</text:span><text:span text:style-name="_37_6"> </text:span><text:span text:style-name="_31_85">S</text:span><text:span text:style-name="_33_0">o</text:span><text:span text:style-name="_31_16">m</text:span><text:span text:style-name="_32_01">e</text:span><text:span text:style-name="_31_"> </text:span><text:span text:style-name="_31_46">o</text:span><text:span text:style-name="_32_25">f</text:span><text:span text:style-name="_31_"> </text:span><text:span text:style-name="_31_20">t</text:span><text:span text:style-name="_31_88">h</text:span><text:span text:style-name="_33_8">e</text:span><text:span text:style-name="_31_41">s</text:span><text:span text:style-name="_32_10">e</text:span><text:span text:style-name="_31_"> </text:span><text:span text:style-name="_31_01">p</text:span><text:span text:style-name="_32_04">r</text:span><text:span text:style-name="_36_9">o</text:span><text:span text:style-name="_31_10">v</text:span><text:span text:style-name="_31_91">i</text:span><text:span text:style-name="_35_9">d</text:span><text:span text:style-name="_31_26">e</text:span><text:span text:style-name="_31_51"> </text:span><text:span text:style-name="_37_4">t</text:span><text:span text:style-name="_31_20">h</text:span><text:span text:style-name="_32_22">e</text:span><text:span text:style-name="_33_0">i</text:span><text:span text:style-name="_31_32">r</text:span><text:span text:style-name="_31_51"> </text:span><text:span text:style-name="_32_1">a</text:span><text:span text:style-name="_31_02">n</text:span><text:span text:style-name="_32_01">s</text:span><text:span text:style-name="_37_1">w</text:span><text:span text:style-name="_31_44">e</text:span><text:span text:style-name="_31_85">r</text:span><text:span text:style-name="_37_2">s</text:span><text:span text:style-name="_37_6"> </text:span><text:span text:style-name="_31_80">i</text:span><text:span text:style-name="_34_1">n</text:span><text:span text:style-name="_37_6"> </text:span><text:span text:style-name="_31_80">a</text:span><text:span text:style-name="_31_"> </text:span><text:span text:style-name="_31_43">t</text:span><text:span text:style-name="_32_07">y</text:span><text:span text:style-name="_33_0">p</text:span><text:span text:style-name="_31_47">e</text:span><text:span text:style-name="_31_94">d</text:span><text:span text:style-name="_31_"> </text:span><text:span text:style-name="_31_40">f</text:span><text:span text:style-name="_32_16">o</text:span><text:span text:style-name="_37_2">r</text:span><text:span text:style-name="_39_8">m</text:span><text:span text:style-name="_31_76">,</text:span><text:span text:style-name="_31_"> </text:span><text:span text:style-name="_31_40">a</text:span><text:span text:style-name="_31_89">n</text:span><text:span text:style-name="_36_8">d</text:span><text:span text:style-name="_37_6"> </text:span><text:span text:style-name="_32_10">s</text:span><text:span text:style-name="_36_8">o</text:span><text:span text:style-name="_37_6"> </text:span><text:span text:style-name="_31_92">a</text:span><text:span text:style-name="_36_6">r</text:span><text:span text:style-name="_31_32">e</text:span><text:span text:style-name="_31_51"> </text:span><text:span text:style-name="_36_5">s</text:span><text:span text:style-name="_31_16">u</text:span><text:span text:style-name="_31_86">i</text:span><text:span text:style-name="_35_7">t</text:span><text:span text:style-name="_31_10">a</text:span><text:span text:style-name="_31_76">b</text:span><text:span text:style-name="_37_4">l</text:span><text:span text:style-name="_39_5">e</text:span><text:span text:style-name="_31_51"> </text:span><text:span text:style-name="_34_5">f</text:span><text:span text:style-name="_31_49">o</text:span><text:span text:style-name="_32_24">r</text:span><text:span text:style-name="_31_"> </text:span><text:span text:style-name="_39_6">t</text:span><text:span text:style-name="_32_25">a</text:span><text:span text:style-name="_36_6">k</text:span><text:span text:style-name="_31_49">i</text:span><text:span text:style-name="_31_70">n</text:span><text:span text:style-name="_34_1">g</text:span><text:span text:style-name="_37_6"> </text:span><text:span text:style-name="_31_89">p</text:span><text:span text:style-name="_35_1">a</text:span><text:span text:style-name="_31_02">r</text:span><text:span text:style-name="_32_06">t</text:span><text:span text:style-name="_31_"> </text:span><text:span text:style-name="_31_05">i</text:span><text:span text:style-name="_32_25">n</text:span><text:span text:style-name="_31_"> </text:span><text:span text:style-name="_31_02">t</text:span><text:span text:style-name="_31_71">h</text:span><text:span text:style-name="_35_9">e</text:span><text:span text:style-name="_37_6"> </text:span><text:span text:style-name="_31_71">g</text:span><text:span text:style-name="_36_0">a</text:span><text:span text:style-name="_31_16">m</text:span><text:span text:style-name="_31_73">e</text:span><text:span text:style-name="_33_6">.</text:span><text:span text:style-name="_37_6"> </text:span><text:span text:style-name="_31_86">I</text:span><text:span text:style-name="_33_0">t</text:span><text:span text:style-name="_37_6"> </text:span><text:span text:style-name="_31_91">w</text:span><text:span text:style-name="_35_9">o</text:span><text:span text:style-name="_31_35">u</text:span><text:span text:style-name="_32_10">l</text:span><text:span text:style-name="_32_0">d</text:span><text:span text:style-name="_37_6"> </text:span><text:span text:style-name="_31_79">n</text:span><text:span text:style-name="_34_2">o</text:span><text:span text:style-name="_31_29">t</text:span><text:span text:style-name="_31_51"> </text:span><text:span text:style-name="_32_3">b</text:span><text:span text:style-name="_31_25">e</text:span><text:span text:style-name="_31_51"> </text:span><text:span text:style-name="_35_4">p</text:span><text:span text:style-name="_31_31">o</text:span><text:span text:style-name="_32_10">s</text:span><text:span text:style-name="_35_7">s</text:span><text:span text:style-name="_31_40">i</text:span><text:span text:style-name="_31_76">b</text:span><text:span text:style-name="_35_4">l</text:span><text:span text:style-name="_31_16">e</text:span><text:span text:style-name="_31_51"> </text:span><text:span text:style-name="_33_0">f</text:span><text:span text:style-name="_31_46">o</text:span><text:span text:style-name="_32_10">r</text:span><text:span text:style-name="_31_"> </text:span><text:span text:style-name="_31_40">a</text:span><text:span text:style-name="_31_51"> </text:span><text:span text:style-name="_34_2">d</text:span><text:span text:style-name="_31_31">i</text:span><text:span text:style-name="_31_85">g</text:span><text:span text:style-name="_37_2">i</text:span><text:span text:style-name="_31_47">t</text:span><text:span text:style-name="_31_76">a</text:span><text:span text:style-name="_33_5">l</text:span><text:span text:style-name="_37_6"> </text:span><text:span text:style-name="_31_85">c</text:span><text:span text:style-name="_33_8">o</text:span><text:span text:style-name="_31_16">m</text:span><text:span text:style-name="_31_95">p</text:span><text:span text:style-name="_35_6">u</text:span><text:span text:style-name="_31_02">t</text:span><text:span text:style-name="_32_16">e</text:span><text:span text:style-name="_36_6">r</text:span><text:span text:style-name="_37_6"> </text:span><text:span text:style-name="_32_00">t</text:span><text:span text:style-name="_32_9">o</text:span><text:span text:style-name="_37_6"> </text:span><text:span text:style-name="_32_15">p</text:span><text:span text:style-name="_36_5">r</text:span><text:span text:style-name="_31_29">e</text:span><text:span text:style-name="_31_80">d</text:span><text:span text:style-name="_35_3">i</text:span><text:span text:style-name="_31_41">c</text:span><text:span text:style-name="_32_00">t</text:span><text:span text:style-name="_31_"> </text:span><text:span text:style-name="_31_47">e</text:span><text:span text:style-name="_31_73">x</text:span><text:span text:style-name="_36_8">a</text:span><text:span text:style-name="_31_02">c</text:span><text:span text:style-name="_32_16">t</text:span><text:span text:style-name="_34_2">l</text:span><text:span text:style-name="_31_04">y</text:span><text:span text:style-name="_31_51"> </text:span><text:span text:style-name="_32_4">w</text:span><text:span text:style-name="_31_40">h</text:span><text:span text:style-name="_32_04">a</text:span><text:span text:style-name="_37_1">t</text:span><text:span text:style-name="_37_6"> </text:span><text:span text:style-name="_32_21">a</text:span><text:span text:style-name="_32_4">n</text:span><text:span text:style-name="_39_9">s</text:span><text:span text:style-name="_31_92">w</text:span><text:span text:style-name="_34_2">e</text:span><text:span text:style-name="_39_9">r</text:span><text:span text:style-name="_31_76">s</text:span><text:span text:style-name="_31_"> </text:span><text:span text:style-name="_31_20">t</text:span><text:span text:style-name="_32_24">h</text:span><text:span text:style-name="_37_5">e</text:span><text:span text:style-name="_37_6"> </text:span><text:span text:style-name="_32_16">d</text:span><text:span text:style-name="_34_2">i</text:span><text:span text:style-name="_31_25">f</text:span><text:span text:style-name="_32_09">f</text:span><text:span text:style-name="_33_8">e</text:span><text:span text:style-name="_31_13">r</text:span><text:span text:style-name="_32_01">e</text:span><text:span text:style-name="_34_2">n</text:span><text:span text:style-name="_31_50">t</text:span><text:span text:style-name="_32_25">i</text:span><text:span text:style-name="_36_8">a</text:span><text:span text:style-name="_39_6">l</text:span><text:span text:style-name="_31_51"> </text:span><text:span text:style-name="_33_6">a</text:span><text:span text:style-name="_31_43">n</text:span><text:span text:style-name="_31_95">a</text:span><text:span text:style-name="_34_2">l</text:span><text:span text:style-name="_31_14">y</text:span><text:span text:style-name="_31_80">s</text:span><text:span text:style-name="_32_6">e</text:span><text:span text:style-name="_31_43">r</text:span><text:span text:style-name="_31_51"> </text:span><text:span text:style-name="_32_1">w</text:span><text:span text:style-name="_31_16">o</text:span><text:span text:style-name="_32_19">u</text:span><text:span text:style-name="_32_7">l</text:span><text:span text:style-name="_31_40">d</text:span><text:span text:style-name="_31_51"> </text:span><text:span text:style-name="_35_1">g</text:span><text:span text:style-name="_31_41">i</text:span><text:span text:style-name="_31_94">v</text:span><text:span text:style-name="_37_5">e</text:span><text:span text:style-name="_37_6"> </text:span><text:span text:style-name="_32_22">t</text:span><text:span text:style-name="_33_9">o</text:span><text:span text:style-name="_37_6"> </text:span><text:span text:style-name="_31_95">a</text:span><text:span text:style-name="_31_"> </text:span><text:span text:style-name="_31_10">p</text:span><text:span text:style-name="_31_70">r</text:span><text:span text:style-name="_33_8">o</text:span><text:span text:style-name="_31_49">b</text:span><text:span text:style-name="_32_19">l</text:span><text:span text:style-name="_32_1">e</text:span><text:span text:style-name="_39_9">m</text:span><text:span text:style-name="_31_86">,</text:span><text:span text:style-name="_31_"> </text:span><text:span text:style-name="_31_49">b</text:span><text:span text:style-name="_31_77">u</text:span><text:span text:style-name="_36_0">t</text:span><text:span text:style-name="_37_6"> </text:span><text:span text:style-name="_32_03">i</text:span><text:span text:style-name="_32_6">t</text:span><text:span text:style-name="_37_6"> </text:span><text:span text:style-name="_31_73">w</text:span><text:span text:style-name="_33_9">o</text:span><text:span text:style-name="_31_32">u</text:span><text:span text:style-name="_32_19">l</text:span><text:span text:style-name="_36_8">d</text:span><text:span text:style-name="_37_6"> </text:span><text:span text:style-name="_31_77">b</text:span><text:span text:style-name="_35_1">e</text:span><text:span text:style-name="_37_6"> </text:span><text:span text:style-name="_31_70">q</text:span><text:span text:style-name="_34_5">u</text:span><text:span text:style-name="_31_11">i</text:span><text:span text:style-name="_32_21">t</text:span><text:span text:style-name="_32_4">e</text:span><text:span text:style-name="_37_6"> </text:span><text:span text:style-name="_32_09">c</text:span><text:span text:style-name="_35_6">a</text:span><text:span text:style-name="_39_8">p</text:span><text:span text:style-name="_32_21">a</text:span><text:span text:style-name="_35_0">b</text:span><text:span text:style-name="_31_28">l</text:span><text:span text:style-name="_32_10">e</text:span><text:span text:style-name="_31_"> </text:span><text:span text:style-name="_31_04">o</text:span><text:span text:style-name="_32_24">f</text:span><text:span text:style-name="_31_"> </text:span><text:span text:style-name="_31_50">g</text:span><text:span text:style-name="_32_01">i</text:span><text:span text:style-name="_36_8">v</text:span><text:span text:style-name="_31_14">i</text:span><text:span text:style-name="_31_86">n</text:span><text:span text:style-name="_35_9">g</text:span><text:span text:style-name="_37_6"> </text:span><text:span text:style-name="_31_77">t</text:span><text:span text:style-name="_35_3">h</text:span><text:span text:style-name="_31_49">e</text:span><text:span text:style-name="_31_51"> </text:span><text:span text:style-name="_36_8">r</text:span><text:span text:style-name="_31_01">i</text:span><text:span text:style-name="_31_70">g</text:span><text:span text:style-name="_35_7">h</text:span><text:span text:style-name="_31_32">t</text:span><text:span text:style-name="_31_51"> </text:span><text:span text:style-name="_33_6">s</text:span><text:span text:style-name="_31_41">o</text:span><text:span text:style-name="_31_85">r</text:span><text:span text:style-name="_32_9">t</text:span><text:span text:style-name="_37_6"> </text:span><text:span text:style-name="_32_07">o</text:span><text:span text:style-name="_34_1">f</text:span><text:span text:style-name="_37_6"> </text:span><text:span text:style-name="_32_15">a</text:span><text:span text:style-name="_35_7">n</text:span><text:span text:style-name="_31_31">s</text:span><text:span text:style-name="_32_04">w</text:span><text:span text:style-name="_35_9">e</text:span><text:span text:style-name="_31_14">r</text:span><text:span text:style-name="_32_15">.</text:span><text:span text:style-name="_31_"> </text:span><text:span text:style-name="_31_25">F</text:span><text:span text:style-name="_32_21">o</text:span><text:span text:style-name="_32_6">r</text:span><text:span text:style-name="_37_6"> </text:span><text:span text:style-name="_32_00">i</text:span><text:span text:style-name="_35_4">n</text:span><text:span text:style-name="_31_05">s</text:span><text:span text:style-name="_32_15">t</text:span><text:span text:style-name="_32_1">a</text:span><text:span text:style-name="_31_17">n</text:span><text:span text:style-name="_31_73">c</text:span><text:span text:style-name="_34_2">e</text:span><text:span text:style-name="_31_44">,</text:span><text:span text:style-name="_31_51"> </text:span><text:span text:style-name="_37_4">i</text:span><text:span text:style-name="_31_25">f</text:span><text:span text:style-name="_31_51"> </text:span><text:span text:style-name="_32_7">a</text:span><text:span text:style-name="_39_6">s</text:span><text:span text:style-name="_32_09">k</text:span><text:span text:style-name="_36_0">e</text:span><text:span text:style-name="_39_9">d</text:span><text:span text:style-name="_31_51"> </text:span><text:span text:style-name="_34_4">t</text:span><text:span text:style-name="_31_46">o</text:span><text:span text:style-name="_31_51"> </text:span><text:span text:style-name="_37_2">g</text:span><text:span text:style-name="_31_26">i</text:span><text:span text:style-name="_32_22">v</text:span><text:span text:style-name="_35_1">e</text:span><text:span text:style-name="_37_6"> </text:span><text:span text:style-name="_32_16">t</text:span><text:span text:style-name="_33_6">h</text:span><text:span text:style-name="_31_35">e</text:span><text:span text:style-name="_31_51"> </text:span><text:span text:style-name="_35_3">v</text:span><text:span text:style-name="_31_31">a</text:span><text:span text:style-name="_32_06">l</text:span><text:span text:style-name="_36_9">u</text:span><text:span text:style-name="_31_26">e</text:span><text:span text:style-name="_31_51"> </text:span><text:span text:style-name="_35_3">o</text:span><text:span text:style-name="_31_41">f</text:span><text:span text:style-name="_31_51"> </text:span><text:span text:style-name="_34_1">(</text:span><text:span text:style-name="_31_40">a</text:span><text:span text:style-name="_31_91">c</text:span><text:span text:style-name="_36_5">t</text:span><text:span text:style-name="_31_20">u</text:span><text:span text:style-name="_32_04">a</text:span><text:span text:style-name="_34_2">l</text:span><text:span text:style-name="_31_46">l</text:span><text:span text:style-name="_31_77">y</text:span><text:span text:style-name="_31_"> </text:span><text:span text:style-name="_31_47">a</text:span><text:span text:style-name="_31_79">b</text:span><text:span text:style-name="_32_1">o</text:span><text:span text:style-name="_39_8">u</text:span><text:span text:style-name="_32_07">t</text:span><text:span text:style-name="_31_"> </text:span><text:span text:style-name="_31_44">3</text:span><text:span text:style-name="_31_73">.</text:span><text:span text:style-name="_34_5">1</text:span><text:span text:style-name="_31_14">4</text:span><text:span text:style-name="_31_95">1</text:span><text:span text:style-name="_32_7">6</text:span><text:span text:style-name="_39_8">)</text:span><text:span text:style-name="_31_51"> </text:span><text:span text:style-name="_33_6">i</text:span><text:span text:style-name="_31_41">t</text:span><text:span text:style-name="_31_51"> </text:span><text:span text:style-name="_33_9">w</text:span><text:span text:style-name="_31_10">o</text:span><text:span text:style-name="_31_73">u</text:span><text:span text:style-name="_33_9">l</text:span><text:span text:style-name="_31_16">d</text:span><text:span text:style-name="_31_51"> </text:span><text:span text:style-name="_32_3">b</text:span><text:span text:style-name="_31_34">e</text:span><text:span text:style-name="_31_51"> </text:span><text:span text:style-name="_35_3">r</text:span><text:span text:style-name="_31_02">e</text:span><text:span text:style-name="_31_88">a</text:span><text:span text:style-name="_34_2">s</text:span><text:span text:style-name="_31_35">o</text:span><text:span text:style-name="_32_06">n</text:span><text:span text:style-name="_37_1">a</text:span><text:span text:style-name="_31_17">b</text:span><text:span text:style-name="_31_92">l</text:span><text:span text:style-name="_32_0">e</text:span><text:span text:style-name="_37_6"> </text:span><text:span text:style-name="_31_80">t</text:span><text:span text:style-name="_36_5">o</text:span><text:span text:style-name="_37_6"> </text:span><text:span text:style-name="_32_10">c</text:span><text:span text:style-name="_33_5">h</text:span><text:span text:style-name="_31_26">o</text:span><text:span text:style-name="_32_09">o</text:span><text:span text:style-name="_33_8">s</text:span><text:span text:style-name="_39_6">e</text:span><text:span text:style-name="_31_51"> </text:span><text:span text:style-name="_34_4">a</text:span><text:span text:style-name="_31_47">t</text:span><text:span text:style-name="_31_51"> </text:span><text:span text:style-name="_32_9">r</text:span><text:span text:style-name="_31_50">a</text:span><text:span text:style-name="_32_09">n</text:span><text:span text:style-name="_35_1">d</text:span><text:span text:style-name="_31_14">o</text:span><text:span text:style-name="_32_07">m</text:span><text:span text:style-name="_31_"> </text:span><text:span text:style-name="_31_11">b</text:span><text:span text:style-name="_32_18">e</text:span><text:span text:style-name="_35_1">t</text:span><text:span text:style-name="_31_26">w</text:span><text:span text:style-name="_32_25">e</text:span><text:span text:style-name="_37_2">e</text:span><text:span text:style-name="_31_01">n</text:span><text:span text:style-name="_31_51"> </text:span><text:span text:style-name="_34_4">t</text:span><text:span text:style-name="_31_29">h</text:span><text:span text:style-name="_32_04">e</text:span><text:span text:style-name="_31_"> </text:span><text:span text:style-name="_31_49">v</text:span><text:span text:style-name="_32_00">a</text:span><text:span text:style-name="_35_1">l</text:span><text:span text:style-name="_31_43">u</text:span><text:span text:style-name="_31_95">e</text:span><text:span text:style-name="_35_3">s</text:span><text:span text:style-name="_37_6"> </text:span><text:span text:style-name="_32_22">3</text:span><text:span text:style-name="_33_9">.</text:span><text:span text:style-name="_31_34">1</text:span><text:span text:style-name="_31_79">2</text:span><text:span text:style-name="_35_6">,</text:span><text:span text:style-name="_37_6"> </text:span><text:span text:style-name="_32_00">3</text:span><text:span text:style-name="_32_7">.</text:span><text:span text:style-name="_31_25">1</text:span><text:span text:style-name="_31_77">3</text:span><text:span text:style-name="_36_0">,</text:span><text:span text:style-name="_37_6"> </text:span><text:span text:style-name="_31_73">3</text:span><text:span text:style-name="_34_5">.</text:span><text:span text:style-name="_31_41">1</text:span><text:span text:style-name="_31_88">4</text:span><text:span text:style-name="_35_7">,</text:span><text:span text:style-name="_37_6"> </text:span><text:span text:style-name="_31_85">3</text:span><text:span text:style-name="_36_5">.</text:span><text:span text:style-name="_31_10">1</text:span><text:span text:style-name="_31_71">5</text:span><text:span text:style-name="_37_4">,</text:span><text:span text:style-name="_37_6"> </text:span><text:span text:style-name="_31_88">3</text:span><text:span text:style-name="_34_2">.</text:span><text:span text:style-name="_31_31">1</text:span><text:span text:style-name="_32_19">6</text:span><text:span text:style-name="_31_"> </text:span><text:span text:style-name="_31_19">w</text:span><text:span text:style-name="_32_03">i</text:span><text:span text:style-name="_36_6">t</text:span><text:span text:style-name="_31_02">h</text:span><text:span text:style-name="_31_51"> </text:span><text:span text:style-name="_35_1">t</text:span><text:span text:style-name="_31_43">h</text:span><text:span text:style-name="_32_09">e</text:span><text:span text:style-name="_31_"> </text:span><text:span text:style-name="_39_5">p</text:span><text:span text:style-name="_31_71">r</text:span><text:span text:style-name="_36_9">o</text:span><text:span text:style-name="_31_25">b</text:span><text:span text:style-name="_32_25">a</text:span><text:span text:style-name="_32_3">b</text:span><text:span text:style-name="_31_29">i</text:span><text:span text:style-name="_31_73">l</text:span><text:span text:style-name="_35_0">i</text:span><text:span text:style-name="_31_50">t</text:span><text:span text:style-name="_31_88">i</text:span><text:span text:style-name="_34_2">e</text:span><text:span text:style-name="_31_31">s</text:span><text:span text:style-name="_31_51"> </text:span><text:span text:style-name="_34_4">o</text:span><text:span text:style-name="_31_35">f</text:span><text:span text:style-name="_31_51"> </text:span><text:span text:style-name="_36_0">0</text:span><text:span text:style-name="_31_35">.</text:span><text:span text:style-name="_32_00">0</text:span><text:span text:style-name="_32_3">5</text:span><text:span text:style-name="_31_34">,</text:span><text:span text:style-name="_31_51"> </text:span><text:span text:style-name="_33_5">0</text:span><text:span text:style-name="_31_29">.</text:span><text:span text:style-name="_32_18">1</text:span><text:span text:style-name="_36_9">5</text:span><text:span text:style-name="_31_32">,</text:span><text:span text:style-name="_31_51"> </text:span><text:span text:style-name="_35_9">0</text:span><text:span text:style-name="_39_9">.</text:span><text:span text:style-name="_32_03">5</text:span><text:span text:style-name="_36_6">5</text:span><text:span text:style-name="_31_34">,</text:span><text:span text:style-name="_31_51"> </text:span><text:span text:style-name="_32_4">0</text:span><text:span text:style-name="_31_04">.</text:span><text:span text:style-name="_32_06">1</text:span><text:span text:style-name="_32_9">9</text:span><text:span text:style-name="_31_04">,</text:span><text:span text:style-name="_31_51"> </text:span><text:span text:style-name="_34_2">0</text:span><text:span text:style-name="_31_46">.</text:span><text:span text:style-name="_31_85">0</text:span><text:span text:style-name="_35_1">6</text:span><text:span text:style-name="_37_6"> </text:span><text:span text:style-name="_31_77">(</text:span><text:span text:style-name="_35_6">s</text:span><text:span text:style-name="_31_31">a</text:span><text:span text:style-name="_32_24">y</text:span><text:span text:style-name="_32_6">)</text:span><text:span text:style-name="_31_20">.</text:span><text:span text:style-name="_31_51"> </text:span><text:span text:style-name="_35_6">U</text:span><text:span text:style-name="_31_41">n</text:span><text:span text:style-name="_31_88">d</text:span><text:span text:style-name="_32_3">e</text:span><text:span text:style-name="_31_41">r</text:span><text:span text:style-name="_31_51"> </text:span><text:span text:style-name="_37_1">t</text:span><text:span text:style-name="_31_19">h</text:span><text:span text:style-name="_32_10">e</text:span><text:span text:style-name="_32_7">s</text:span><text:span text:style-name="_31_35">e</text:span><text:span text:style-name="_31_51"> </text:span><text:span text:style-name="_32_3">c</text:span><text:span text:style-name="_31_35">i</text:span><text:span text:style-name="_31_76">r</text:span><text:span text:style-name="_34_2">c</text:span><text:span text:style-name="_31_31">u</text:span><text:span text:style-name="_31_86">m</text:span><text:span text:style-name="_37_5">s</text:span><text:span text:style-name="_31_34">t</text:span><text:span text:style-name="_31_86">a</text:span><text:span text:style-name="_32_0">n</text:span><text:span text:style-name="_31_34">c</text:span><text:span text:style-name="_31_80">e</text:span><text:span text:style-name="_34_2">s</text:span><text:span text:style-name="_37_6"> </text:span><text:span text:style-name="_31_74">i</text:span><text:span text:style-name="_33_0">t</text:span><text:span text:style-name="_37_6"> </text:span><text:span text:style-name="_32_25">w</text:span><text:span text:style-name="_33_9">o</text:span><text:span text:style-name="_31_41">u</text:span><text:span text:style-name="_31_95">l</text:span><text:span text:style-name="_34_1">d</text:span><text:span text:style-name="_37_6"> </text:span><text:span text:style-name="_32_19">b</text:span><text:span text:style-name="_34_1">e</text:span><text:span text:style-name="_37_6"> </text:span><text:span text:style-name="_31_76">v</text:span><text:span text:style-name="_34_5">e</text:span><text:span text:style-name="_31_41">r</text:span><text:span text:style-name="_32_03">y</text:span><text:span text:style-name="_31_"> </text:span><text:span text:style-name="_31_31">d</text:span><text:span text:style-name="_32_16">i</text:span><text:span text:style-name="_33_0">f</text:span><text:span text:style-name="_31_44">f</text:span><text:span text:style-name="_32_16">i</text:span><text:span text:style-name="_37_4">c</text:span><text:span text:style-name="_31_40">u</text:span><text:span text:style-name="_32_16">l</text:span><text:span text:style-name="_35_3">t</text:span><text:span text:style-name="_37_6"> </text:span><text:span text:style-name="_31_95">f</text:span><text:span text:style-name="_36_0">o</text:span><text:span text:style-name="_31_49">r</text:span><text:span text:style-name="_31_51"> </text:span><text:span text:style-name="_36_5">t</text:span><text:span text:style-name="_31_02">h</text:span><text:span text:style-name="_32_24">e</text:span><text:span text:style-name="_31_"> </text:span><text:span text:style-name="_31_28">i</text:span><text:span text:style-name="_31_95">n</text:span><text:span text:style-name="_34_4">t</text:span><text:span text:style-name="_31_28">e</text:span><text:span text:style-name="_32_15">r</text:span><text:span text:style-name="_33_6">r</text:span><text:span text:style-name="_31_46">o</text:span><text:span text:style-name="_32_24">g</text:span><text:span text:style-name="_32_7">a</text:span><text:span text:style-name="_31_35">t</text:span><text:span text:style-name="_31_71">o</text:span><text:span text:style-name="_35_4">r</text:span><text:span text:style-name="_37_6"> </text:span><text:span text:style-name="_31_77">t</text:span><text:span text:style-name="_35_1">o</text:span><text:span text:style-name="_37_6"> </text:span><text:span text:style-name="_31_73">d</text:span><text:span text:style-name="_33_9">i</text:span><text:span text:style-name="_31_04">s</text:span><text:span text:style-name="_31_73">t</text:span><text:span text:style-name="_33_0">i</text:span><text:span text:style-name="_31_10">n</text:span><text:span text:style-name="_31_76">g</text:span><text:span text:style-name="_32_3">u</text:span><text:span text:style-name="_31_04">i</text:span><text:span text:style-name="_31_77">s</text:span><text:span text:style-name="_32_6">h</text:span><text:span text:style-name="_37_6"> </text:span><text:span text:style-name="_31_76">t</text:span><text:span text:style-name="_33_8">h</text:span><text:span text:style-name="_31_13">e</text:span><text:span text:style-name="_31_51"> </text:span><text:span text:style-name="_35_6">d</text:span><text:span text:style-name="_39_6">i</text:span><text:span text:style-name="_32_07">f</text:span><text:span text:style-name="_33_8">f</text:span><text:span text:style-name="_39_8">e</text:span><text:span text:style-name="_31_88">r</text:span><text:span text:style-name="_35_6">e</text:span><text:span text:style-name="_31_17">n</text:span><text:span text:style-name="_31_73">t</text:span><text:span text:style-name="_34_1">i</text:span><text:span text:style-name="_31_31">a</text:span><text:span text:style-name="_32_07">l</text:span><text:span text:style-name="_31_"> </text:span><text:span text:style-name="_31_50">a</text:span><text:span text:style-name="_31_88">n</text:span><text:span text:style-name="_36_8">a</text:span><text:span text:style-name="_31_32">l</text:span><text:span text:style-name="_32_24">y</text:span><text:span text:style-name="_34_1">s</text:span><text:span text:style-name="_31_29">e</text:span><text:span text:style-name="_31_73">r</text:span><text:span text:style-name="_31_"> </text:span><text:span text:style-name="_31_19">f</text:span><text:span text:style-name="_32_21">r</text:span><text:span text:style-name="_34_4">o</text:span><text:span text:style-name="_39_9">m</text:span><text:span text:style-name="_31_51"> </text:span><text:span text:style-name="_32_9">t</text:span><text:span text:style-name="_31_11">h</text:span><text:span text:style-name="_32_25">e</text:span><text:span text:style-name="_31_"> </text:span><text:span text:style-name="_39_9">d</text:span><text:span text:style-name="_31_74">i</text:span><text:span text:style-name="_33_8">g</text:span><text:span text:style-name="_31_49">i</text:span><text:span text:style-name="_31_79">t</text:span><text:span text:style-name="_35_7">a</text:span><text:span text:style-name="_31_43">l</text:span><text:span text:style-name="_31_51"> </text:span><text:span text:style-name="_32_6">c</text:span><text:span text:style-name="_31_05">o</text:span><text:span text:style-name="_31_73">m</text:span><text:span text:style-name="_32_4">p</text:span><text:span text:style-name="_39_5">u</text:span><text:span text:style-name="_32_19">t</text:span><text:span text:style-name="_35_0">e</text:span><text:span text:style-name="_31_04">r</text:span><text:span text:style-name="_31_76">.</text:span></text:p>
      <text:p text:style-name="P1"><text:span text:style-name="_31_16">(</text:span><text:span text:style-name="_32_04">8</text:span><text:span text:style-name="_32_7">)</text:span><text:span text:style-name="_37_6"> </text:span><text:span text:style-name="_31_74">T</text:span><text:span text:style-name="_33_8">h</text:span><text:span text:style-name="_31_34">e</text:span><text:span text:style-name="_31_51"> </text:span><text:span text:style-name="_32_1">A</text:span><text:span text:style-name="_31_28">r</text:span><text:span text:style-name="_32_22">g</text:span><text:span text:style-name="_37_2">u</text:span><text:span text:style-name="_31_49">m</text:span><text:span text:style-name="_32_03">e</text:span><text:span text:style-name="_32_7">n</text:span><text:span text:style-name="_31_10">t</text:span><text:span text:style-name="_31_51"> </text:span><text:span text:style-name="_35_4">f</text:span><text:span text:style-name="_31_47">r</text:span><text:span text:style-name="_32_10">o</text:span><text:span text:style-name="_35_7">m</text:span><text:span text:style-name="_37_6"> </text:span><text:span text:style-name="_32_22">I</text:span><text:span text:style-name="_37_4">n</text:span><text:span text:style-name="_39_8">f</text:span><text:span text:style-name="_32_00">o</text:span><text:span text:style-name="_35_7">r</text:span><text:span text:style-name="_31_40">m</text:span><text:span text:style-name="_31_92">a</text:span><text:span text:style-name="_37_2">l</text:span><text:span text:style-name="_31_14">i</text:span><text:span text:style-name="_32_21">t</text:span><text:span text:style-name="_34_2">y</text:span><text:span text:style-name="_37_6"> </text:span><text:span text:style-name="_31_86">o</text:span><text:span text:style-name="_36_9">f</text:span><text:span text:style-name="_37_6"> </text:span><text:span text:style-name="_31_86">B</text:span><text:span text:style-name="_32_1">e</text:span><text:span text:style-name="_31_20">h</text:span><text:span text:style-name="_32_22">a</text:span><text:span text:style-name="_33_5">v</text:span><text:span text:style-name="_31_10">i</text:span><text:span text:style-name="_32_01">o</text:span><text:span text:style-name="_32_7">u</text:span><text:span text:style-name="_39_9">r</text:span></text:p>
      <text:p text:style-name="P1"><text:span text:style-name="_33_0">I</text:span><text:span text:style-name="_31_50">t</text:span><text:span text:style-name="_31_51"> </text:span><text:span text:style-name="_35_1">i</text:span><text:span text:style-name="_31_31">s</text:span><text:span text:style-name="_31_51"> </text:span><text:span text:style-name="_32_6">n</text:span><text:span text:style-name="_31_02">o</text:span><text:span text:style-name="_32_18">t</text:span><text:span text:style-name="_31_"> </text:span><text:span text:style-name="_31_43">p</text:span><text:span text:style-name="_32_09">o</text:span><text:span text:style-name="_33_6">s</text:span><text:span text:style-name="_31_46">s</text:span><text:span text:style-name="_31_79">i</text:span><text:span text:style-name="_33_8">b</text:span><text:span text:style-name="_31_28">l</text:span><text:span text:style-name="_32_21">e</text:span><text:span text:style-name="_31_"> </text:span><text:span text:style-name="_31_02">t</text:span><text:span text:style-name="_32_10">o</text:span><text:span text:style-name="_31_"> </text:span><text:span text:style-name="_39_9">p</text:span><text:span text:style-name="_31_86">r</text:span><text:span text:style-name="_32_6">o</text:span><text:span text:style-name="_31_17">d</text:span><text:span text:style-name="_32_06">u</text:span><text:span text:style-name="_35_6">c</text:span><text:span text:style-name="_31_25">e</text:span><text:span text:style-name="_31_51"> </text:span><text:span text:style-name="_35_4">a</text:span><text:span text:style-name="_37_6"> </text:span><text:span text:style-name="_31_79">s</text:span><text:span text:style-name="_35_3">e</text:span><text:span text:style-name="_31_05">t</text:span><text:span text:style-name="_31_51"> </text:span><text:span text:style-name="_33_5">o</text:span><text:span text:style-name="_31_31">f</text:span><text:span text:style-name="_31_51"> </text:span><text:span text:style-name="_33_8">r</text:span><text:span text:style-name="_31_26">u</text:span><text:span text:style-name="_32_07">l</text:span><text:span text:style-name="_34_4">e</text:span><text:span text:style-name="_31_11">s</text:span><text:span text:style-name="_31_51"> </text:span><text:span text:style-name="_36_8">p</text:span><text:span text:style-name="_31_17">u</text:span><text:span text:style-name="_32_09">r</text:span><text:span text:style-name="_37_5">p</text:span><text:span text:style-name="_31_31">o</text:span><text:span text:style-name="_32_21">r</text:span><text:span text:style-name="_35_0">t</text:span><text:span text:style-name="_31_43">i</text:span><text:span text:style-name="_32_03">n</text:span><text:span text:style-name="_32_1">g</text:span><text:span text:style-name="_37_6"> </text:span><text:span text:style-name="_32_16">t</text:span><text:span text:style-name="_35_6">o</text:span><text:span text:style-name="_37_6"> </text:span><text:span text:style-name="_32_25">d</text:span><text:span text:style-name="_35_0">e</text:span><text:span text:style-name="_31_31">s</text:span><text:span text:style-name="_32_10">c</text:span><text:span text:style-name="_37_5">r</text:span><text:span text:style-name="_31_10">i</text:span><text:span text:style-name="_32_07">b</text:span><text:span text:style-name="_37_1">e</text:span><text:span text:style-name="_37_6"> </text:span><text:span text:style-name="_31_91">w</text:span><text:span text:style-name="_32_0">h</text:span><text:span text:style-name="_31_50">a</text:span><text:span text:style-name="_32_09">t</text:span><text:span text:style-name="_31_"> </text:span><text:span text:style-name="_31_43">a</text:span><text:span text:style-name="_31_51"> </text:span><text:span text:style-name="_32_9">m</text:span><text:span text:style-name="_39_5">a</text:span><text:span text:style-name="_31_89">n</text:span><text:span text:style-name="_31_"> </text:span><text:span text:style-name="_31_44">s</text:span><text:span text:style-name="_32_03">h</text:span><text:span text:style-name="_34_1">o</text:span><text:span text:style-name="_39_9">u</text:span><text:span text:style-name="_32_00">l</text:span><text:span text:style-name="_32_3">d</text:span><text:span text:style-name="_37_6"> </text:span><text:span text:style-name="_32_25">d</text:span><text:span text:style-name="_33_6">o</text:span><text:span text:style-name="_37_6"> </text:span><text:span text:style-name="_31_86">i</text:span><text:span text:style-name="_36_6">n</text:span><text:span text:style-name="_37_6"> </text:span><text:span text:style-name="_32_04">e</text:span><text:span text:style-name="_37_4">v</text:span><text:span text:style-name="_39_8">e</text:span><text:span text:style-name="_32_22">r</text:span><text:span text:style-name="_32_0">y</text:span><text:span text:style-name="_37_6"> </text:span><text:span text:style-name="_31_77">c</text:span><text:span text:style-name="_32_9">o</text:span><text:span text:style-name="_31_19">n</text:span><text:span text:style-name="_31_70">c</text:span><text:span text:style-name="_36_9">e</text:span><text:span text:style-name="_31_35">i</text:span><text:span text:style-name="_32_04">v</text:span><text:span text:style-name="_34_4">a</text:span><text:span text:style-name="_31_17">b</text:span><text:span text:style-name="_31_80">l</text:span><text:span text:style-name="_33_9">e</text:span><text:span text:style-name="_37_6"> </text:span><text:span text:style-name="_32_15">s</text:span><text:span text:style-name="_33_0">e</text:span><text:span text:style-name="_31_10">t</text:span><text:span text:style-name="_31_51"> </text:span><text:span text:style-name="_35_7">o</text:span><text:span text:style-name="_39_6">f</text:span><text:span text:style-name="_31_51"> </text:span><text:span text:style-name="_36_6">c</text:span><text:span text:style-name="_31_01">i</text:span><text:span text:style-name="_31_92">r</text:span><text:span text:style-name="_32_1">c</text:span><text:span text:style-name="_39_5">u</text:span><text:span text:style-name="_32_03">m</text:span><text:span text:style-name="_33_8">s</text:span><text:span text:style-name="_31_44">t</text:span><text:span text:style-name="_31_94">a</text:span><text:span text:style-name="_32_0">n</text:span><text:span text:style-name="_39_8">c</text:span><text:span text:style-name="_31_89">e</text:span><text:span text:style-name="_32_6">s</text:span><text:span text:style-name="_39_5">.</text:span><text:span text:style-name="_31_51"> </text:span><text:span text:style-name="_34_4">O</text:span><text:span text:style-name="_31_35">n</text:span><text:span text:style-name="_32_21">e</text:span><text:span text:style-name="_31_"> </text:span><text:span text:style-name="_31_41">m</text:span><text:span text:style-name="_32_00">i</text:span><text:span text:style-name="_33_0">g</text:span><text:span text:style-name="_31_04">h</text:span><text:span text:style-name="_31_70">t</text:span><text:span text:style-name="_31_"> </text:span><text:span text:style-name="_31_44">f</text:span><text:span text:style-name="_31_70">o</text:span><text:span text:style-name="_37_5">r</text:span><text:span text:style-name="_37_6"> </text:span><text:span text:style-name="_31_79">i</text:span><text:span text:style-name="_36_9">n</text:span><text:span text:style-name="_31_17">s</text:span><text:span text:style-name="_31_71">t</text:span><text:span text:style-name="_36_8">a</text:span><text:span text:style-name="_39_8">n</text:span><text:span text:style-name="_31_86">c</text:span><text:span text:style-name="_37_5">e</text:span><text:span text:style-name="_37_6"> </text:span><text:span text:style-name="_32_25">h</text:span><text:span text:style-name="_37_1">a</text:span><text:span text:style-name="_31_50">v</text:span><text:span text:style-name="_31_71">e</text:span><text:span text:style-name="_31_"> </text:span><text:span text:style-name="_31_05">a</text:span><text:span text:style-name="_31_51"> </text:span><text:span text:style-name="_32_3">r</text:span><text:span text:style-name="_31_19">u</text:span><text:span text:style-name="_31_86">l</text:span><text:span text:style-name="_32_6">e</text:span><text:span text:style-name="_37_6"> </text:span><text:span text:style-name="_31_86">t</text:span><text:span text:style-name="_36_8">h</text:span><text:span text:style-name="_31_50">a</text:span><text:span text:style-name="_32_01">t</text:span><text:span text:style-name="_31_"> </text:span><text:span text:style-name="_31_20">o</text:span><text:span text:style-name="_32_10">n</text:span><text:span text:style-name="_36_5">e</text:span><text:span text:style-name="_37_6"> </text:span><text:span text:style-name="_31_89">i</text:span><text:span text:style-name="_35_3">s</text:span><text:span text:style-name="_37_6"> </text:span><text:span text:style-name="_31_74">t</text:span><text:span text:style-name="_35_7">o</text:span><text:span text:style-name="_37_6"> </text:span><text:span text:style-name="_31_74">s</text:span><text:span text:style-name="_32_1">t</text:span><text:span text:style-name="_31_29">o</text:span><text:span text:style-name="_31_77">p</text:span><text:span text:style-name="_31_"> </text:span><text:span text:style-name="_31_25">w</text:span><text:span text:style-name="_31_80">h</text:span><text:span text:style-name="_34_5">e</text:span><text:span text:style-name="_31_44">n</text:span><text:span text:style-name="_31_51"> </text:span><text:span text:style-name="_37_2">o</text:span><text:span text:style-name="_31_41">n</text:span><text:span text:style-name="_31_76">e</text:span><text:span text:style-name="_31_"> </text:span><text:span text:style-name="_31_05">s</text:span><text:span text:style-name="_32_19">e</text:span><text:span text:style-name="_32_6">e</text:span><text:span text:style-name="_31_14">s</text:span><text:span text:style-name="_31_51"> </text:span><text:span text:style-name="_34_1">a</text:span><text:span text:style-name="_37_6"> </text:span><text:span text:style-name="_31_89">r</text:span><text:span text:style-name="_32_7">e</text:span><text:span text:style-name="_31_26">d</text:span><text:span text:style-name="_31_51"> </text:span><text:span text:style-name="_34_5">t</text:span><text:span text:style-name="_31_50">r</text:span><text:span text:style-name="_31_95">a</text:span><text:span text:style-name="_35_9">f</text:span><text:span text:style-name="_31_20">f</text:span><text:span text:style-name="_31_86">i</text:span><text:span text:style-name="_34_2">c</text:span><text:span text:style-name="_37_6"> </text:span><text:span text:style-name="_32_09">l</text:span><text:span text:style-name="_34_1">i</text:span><text:span text:style-name="_31_46">g</text:span><text:span text:style-name="_32_01">h</text:span><text:span text:style-name="_33_6">t</text:span><text:span text:style-name="_31_50">,</text:span><text:span text:style-name="_31_51"> </text:span><text:span text:style-name="_32_6">a</text:span><text:span text:style-name="_31_46">n</text:span><text:span text:style-name="_31_94">d</text:span><text:span text:style-name="_31_"> </text:span><text:span text:style-name="_39_9">t</text:span><text:span text:style-name="_31_89">o</text:span><text:span text:style-name="_31_"> </text:span><text:span text:style-name="_31_32">g</text:span><text:span text:style-name="_31_91">o</text:span><text:span text:style-name="_31_"> </text:span><text:span text:style-name="_31_29">i</text:span><text:span text:style-name="_32_21">f</text:span><text:span text:style-name="_31_"> </text:span><text:span text:style-name="_31_34">o</text:span><text:span text:style-name="_32_21">n</text:span><text:span text:style-name="_36_0">e</text:span><text:span text:style-name="_37_6"> </text:span><text:span text:style-name="_31_95">s</text:span><text:span text:style-name="_32_9">e</text:span><text:span text:style-name="_31_25">e</text:span><text:span text:style-name="_32_15">s</text:span><text:span text:style-name="_31_"> </text:span><text:span text:style-name="_31_47">a</text:span><text:span text:style-name="_31_51"> </text:span><text:span text:style-name="_33_0">g</text:span><text:span text:style-name="_31_01">r</text:span><text:span text:style-name="_31_85">e</text:span><text:span text:style-name="_32_0">e</text:span><text:span text:style-name="_39_5">n</text:span><text:span text:style-name="_31_51"> </text:span><text:span text:style-name="_32_3">o</text:span><text:span text:style-name="_31_25">n</text:span><text:span text:style-name="_31_89">e</text:span><text:span text:style-name="_33_0">,</text:span><text:span text:style-name="_37_6"> </text:span><text:span text:style-name="_31_79">b</text:span><text:span text:style-name="_33_0">u</text:span><text:span text:style-name="_31_49">t</text:span><text:span text:style-name="_31_51"> </text:span><text:span text:style-name="_32_3">w</text:span><text:span text:style-name="_31_40">h</text:span><text:span text:style-name="_31_94">a</text:span><text:span text:style-name="_33_5">t</text:span><text:span text:style-name="_37_6"> </text:span><text:span text:style-name="_31_85">i</text:span><text:span text:style-name="_32_7">f</text:span><text:span text:style-name="_37_6"> </text:span><text:span text:style-name="_31_79">b</text:span><text:span text:style-name="_36_9">y</text:span><text:span text:style-name="_37_6"> </text:span><text:span text:style-name="_32_21">s</text:span><text:span text:style-name="_36_9">o</text:span><text:span text:style-name="_39_5">m</text:span><text:span text:style-name="_31_76">e</text:span><text:span text:style-name="_31_"> </text:span><text:span text:style-name="_31_02">f</text:span><text:span text:style-name="_32_01">a</text:span><text:span text:style-name="_33_8">u</text:span><text:span text:style-name="_31_02">l</text:span><text:span text:style-name="_32_24">t</text:span><text:span text:style-name="_31_"> </text:span><text:span text:style-name="_31_31">b</text:span><text:span text:style-name="_32_10">o</text:span><text:span text:style-name="_35_1">t</text:span><text:span text:style-name="_39_5">h</text:span><text:span text:style-name="_31_51"> </text:span><text:span text:style-name="_32_7">a</text:span><text:span text:style-name="_31_28">p</text:span><text:span text:style-name="_31_89">p</text:span><text:span text:style-name="_36_9">e</text:span><text:span text:style-name="_31_25">a</text:span><text:span text:style-name="_31_94">r</text:span><text:span text:style-name="_31_"> </text:span><text:span text:style-name="_31_05">t</text:span><text:span text:style-name="_32_09">o</text:span><text:span text:style-name="_33_8">g</text:span><text:span text:style-name="_31_17">e</text:span><text:span text:style-name="_31_92">t</text:span><text:span text:style-name="_36_5">h</text:span><text:span text:style-name="_31_35">e</text:span><text:span text:style-name="_31_92">r</text:span><text:span text:style-name="_37_5">?</text:span><text:span text:style-name="_37_6"> </text:span><text:span text:style-name="_31_86">O</text:span><text:span text:style-name="_37_4">n</text:span><text:span text:style-name="_31_49">e</text:span><text:span text:style-name="_31_51"> </text:span><text:span text:style-name="_32_9">m</text:span><text:span text:style-name="_31_05">a</text:span><text:span text:style-name="_32_01">y</text:span><text:span text:style-name="_31_"> </text:span><text:span text:style-name="_31_20">p</text:span><text:span text:style-name="_31_95">e</text:span><text:span text:style-name="_34_5">r</text:span><text:span text:style-name="_31_28">h</text:span><text:span text:style-name="_32_25">a</text:span><text:span text:style-name="_33_8">p</text:span><text:span text:style-name="_31_43">s</text:span><text:span text:style-name="_31_51"> </text:span><text:span text:style-name="_34_1">d</text:span><text:span text:style-name="_39_6">e</text:span><text:span text:style-name="_31_79">c</text:span><text:span text:style-name="_36_8">i</text:span><text:span text:style-name="_31_11">d</text:span><text:span text:style-name="_32_10">e</text:span><text:span text:style-name="_31_"> </text:span><text:span text:style-name="_31_43">t</text:span><text:span text:style-name="_31_94">h</text:span><text:span text:style-name="_35_3">a</text:span><text:span text:style-name="_31_47">t</text:span><text:span text:style-name="_31_51"> </text:span><text:span text:style-name="_32_6">i</text:span><text:span text:style-name="_31_16">t</text:span><text:span text:style-name="_31_51"> </text:span><text:span text:style-name="_32_0">i</text:span><text:span text:style-name="_31_26">s</text:span><text:span text:style-name="_31_51"> </text:span><text:span text:style-name="_35_9">s</text:span><text:span text:style-name="_31_01">a</text:span><text:span text:style-name="_31_89">f</text:span><text:span text:style-name="_33_0">e</text:span><text:span text:style-name="_31_14">s</text:span><text:span text:style-name="_31_91">t</text:span><text:span text:style-name="_31_"> </text:span><text:span text:style-name="_31_10">t</text:span><text:span text:style-name="_31_91">o</text:span><text:span text:style-name="_31_"> </text:span><text:span text:style-name="_39_8">s</text:span><text:span text:style-name="_31_73">t</text:span><text:span text:style-name="_36_8">o</text:span><text:span text:style-name="_31_05">p</text:span><text:span text:style-name="_32_07">.</text:span><text:span text:style-name="_31_"> </text:span><text:span text:style-name="_39_9">B</text:span><text:span text:style-name="_31_79">u</text:span><text:span text:style-name="_33_5">t</text:span><text:span text:style-name="_37_6"> </text:span><text:span text:style-name="_32_19">s</text:span><text:span text:style-name="_32_1">o</text:span><text:span text:style-name="_31_34">m</text:span><text:span text:style-name="_32_18">e</text:span><text:span text:style-name="_31_"> </text:span><text:span text:style-name="_31_04">f</text:span><text:span text:style-name="_31_74">u</text:span><text:span text:style-name="_36_8">r</text:span><text:span text:style-name="_31_16">t</text:span><text:span text:style-name="_32_03">h</text:span><text:span text:style-name="_33_9">e</text:span><text:span text:style-name="_31_01">r</text:span><text:span text:style-name="_31_51"> </text:span><text:span text:style-name="_33_5">d</text:span><text:span text:style-name="_31_50">i</text:span><text:span text:style-name="_31_86">f</text:span><text:span text:style-name="_36_0">f</text:span><text:span text:style-name="_31_01">i</text:span><text:span text:style-name="_32_09">c</text:span><text:span text:style-name="_32_4">u</text:span><text:span text:style-name="_31_10">l</text:span><text:span text:style-name="_31_79">t</text:span><text:span text:style-name="_33_6">y</text:span><text:span text:style-name="_37_6"> </text:span><text:span text:style-name="_31_77">m</text:span><text:span text:style-name="_37_4">a</text:span><text:span text:style-name="_31_16">y</text:span><text:span text:style-name="_31_51"> </text:span><text:span text:style-name="_34_2">w</text:span><text:span text:style-name="_31_32">e</text:span><text:span text:style-name="_31_85">l</text:span><text:span text:style-name="_35_9">l</text:span><text:span text:style-name="_37_6"> </text:span><text:span text:style-name="_32_03">a</text:span><text:span text:style-name="_36_6">r</text:span><text:span text:style-name="_31_46">i</text:span><text:span text:style-name="_32_19">s</text:span><text:span text:style-name="_37_1">e</text:span><text:span text:style-name="_37_6"> </text:span><text:span text:style-name="_31_88">f</text:span><text:span text:style-name="_32_9">r</text:span><text:span text:style-name="_31_11">o</text:span><text:span text:style-name="_32_06">m</text:span><text:span text:style-name="_31_"> </text:span><text:span text:style-name="_31_19">t</text:span><text:span text:style-name="_31_89">h</text:span><text:span text:style-name="_32_0">i</text:span><text:span text:style-name="_31_31">s</text:span><text:span text:style-name="_31_51"> </text:span><text:span text:style-name="_36_6">d</text:span><text:span text:style-name="_31_26">e</text:span><text:span text:style-name="_32_16">c</text:span><text:span text:style-name="_36_5">i</text:span><text:span text:style-name="_31_41">s</text:span><text:span text:style-name="_32_04">i</text:span><text:span text:style-name="_32_3">o</text:span><text:span text:style-name="_31_40">n</text:span><text:span text:style-name="_31_51"> </text:span><text:span text:style-name="_37_4">l</text:span><text:span text:style-name="_39_6">a</text:span><text:span text:style-name="_32_15">t</text:span><text:span text:style-name="_35_0">e</text:span><text:span text:style-name="_31_44">r</text:span><text:span text:style-name="_31_91">.</text:span><text:span text:style-name="_31_"> </text:span><text:span text:style-name="_31_47">T</text:span><text:span text:style-name="_31_77">o</text:span><text:span text:style-name="_31_"> </text:span><text:span text:style-name="_31_19">a</text:span><text:span text:style-name="_31_95">t</text:span><text:span text:style-name="_32_3">t</text:span><text:span text:style-name="_31_40">e</text:span><text:span text:style-name="_31_77">m</text:span><text:span text:style-name="_37_4">p</text:span><text:span text:style-name="_31_05">t</text:span><text:span text:style-name="_31_51"> </text:span><text:span text:style-name="_32_3">t</text:span><text:span text:style-name="_31_26">o</text:span><text:span text:style-name="_31_51"> </text:span><text:span text:style-name="_36_6">p</text:span><text:span text:style-name="_39_6">r</text:span><text:span text:style-name="_32_19">o</text:span><text:span text:style-name="_36_9">v</text:span><text:span text:style-name="_31_05">i</text:span><text:span text:style-name="_32_07">d</text:span><text:span text:style-name="_32_0">e</text:span><text:span text:style-name="_37_6"> </text:span><text:span text:style-name="_31_95">r</text:span><text:span text:style-name="_34_1">u</text:span><text:span text:style-name="_31_13">l</text:span><text:span text:style-name="_31_71">e</text:span><text:span text:style-name="_36_5">s</text:span><text:span text:style-name="_37_6"> </text:span><text:span text:style-name="_32_03">o</text:span><text:span text:style-name="_32_6">f</text:span><text:span text:style-name="_37_6"> </text:span><text:span text:style-name="_32_25">c</text:span><text:span text:style-name="_33_6">o</text:span><text:span text:style-name="_31_01">n</text:span><text:span text:style-name="_32_06">d</text:span><text:span text:style-name="_33_0">u</text:span><text:span text:style-name="_31_32">c</text:span><text:span text:style-name="_31_77">t</text:span><text:span text:style-name="_31_"> </text:span><text:span text:style-name="_31_32">t</text:span><text:span text:style-name="_31_89">o</text:span><text:span text:style-name="_31_"> </text:span><text:span text:style-name="_31_41">c</text:span><text:span text:style-name="_31_89">o</text:span><text:span text:style-name="_35_9">v</text:span><text:span text:style-name="_39_6">e</text:span><text:span text:style-name="_32_15">r</text:span><text:span text:style-name="_31_"> </text:span><text:span text:style-name="_31_01">e</text:span><text:span text:style-name="_32_00">v</text:span><text:span text:style-name="_33_6">e</text:span><text:span text:style-name="_31_11">r</text:span><text:span text:style-name="_31_73">y</text:span><text:span text:style-name="_31_"> </text:span><text:span text:style-name="_31_28">e</text:span><text:span text:style-name="_31_77">v</text:span><text:span text:style-name="_33_0">e</text:span><text:span text:style-name="_31_05">n</text:span><text:span text:style-name="_32_16">t</text:span><text:span text:style-name="_32_4">u</text:span><text:span text:style-name="_31_41">a</text:span><text:span text:style-name="_32_16">l</text:span><text:span text:style-name="_32_0">i</text:span><text:span text:style-name="_39_6">t</text:span><text:span text:style-name="_32_00">y</text:span><text:span text:style-name="_36_6">,</text:span><text:span text:style-name="_37_6"> </text:span><text:span text:style-name="_32_22">e</text:span><text:span text:style-name="_36_5">v</text:span><text:span text:style-name="_31_13">e</text:span><text:span text:style-name="_31_74">n</text:span><text:span text:style-name="_31_"> </text:span><text:span text:style-name="_31_49">t</text:span><text:span text:style-name="_31_80">h</text:span><text:span text:style-name="_37_4">o</text:span><text:span text:style-name="_31_04">s</text:span><text:span text:style-name="_31_92">e</text:span><text:span text:style-name="_31_"> </text:span><text:span text:style-name="_31_28">a</text:span><text:span text:style-name="_31_79">r</text:span><text:span text:style-name="_35_3">i</text:span><text:span text:style-name="_31_16">s</text:span><text:span text:style-name="_32_22">i</text:span><text:span text:style-name="_37_1">n</text:span><text:span text:style-name="_31_17">g</text:span><text:span text:style-name="_31_51"> </text:span><text:span text:style-name="_35_4">f</text:span><text:span text:style-name="_31_05">r</text:span><text:span text:style-name="_31_94">o</text:span><text:span text:style-name="_37_2">m</text:span><text:span text:style-name="_37_6"> </text:span><text:span text:style-name="_31_80">t</text:span><text:span text:style-name="_35_3">r</text:span><text:span text:style-name="_31_43">a</text:span><text:span text:style-name="_31_77">f</text:span><text:span text:style-name="_35_4">f</text:span><text:span text:style-name="_31_32">i</text:span><text:span text:style-name="_31_79">c</text:span><text:span text:style-name="_31_"> </text:span><text:span text:style-name="_31_40">l</text:span><text:span text:style-name="_31_79">i</text:span><text:span text:style-name="_36_0">g</text:span><text:span text:style-name="_31_40">h</text:span><text:span text:style-name="_31_91">t</text:span><text:span text:style-name="_34_4">s</text:span><text:span text:style-name="_31_35">,</text:span><text:span text:style-name="_31_51"> </text:span><text:span text:style-name="_37_4">a</text:span><text:span text:style-name="_39_9">p</text:span><text:span text:style-name="_31_76">p</text:span><text:span text:style-name="_37_2">e</text:span><text:span text:style-name="_31_44">a</text:span><text:span text:style-name="_31_71">r</text:span><text:span text:style-name="_33_8">s</text:span><text:span text:style-name="_37_6"> </text:span><text:span text:style-name="_32_00">t</text:span><text:span text:style-name="_32_1">o</text:span><text:span text:style-name="_37_6"> </text:span><text:span text:style-name="_31_86">b</text:span><text:span text:style-name="_35_4">e</text:span><text:span text:style-name="_37_6"> </text:span><text:span text:style-name="_31_88">i</text:span><text:span text:style-name="_36_5">m</text:span><text:span text:style-name="_31_25">p</text:span><text:span text:style-name="_31_70">o</text:span><text:span text:style-name="_37_4">s</text:span><text:span text:style-name="_31_44">s</text:span><text:span text:style-name="_32_07">i</text:span><text:span text:style-name="_32_3">b</text:span><text:span text:style-name="_31_35">l</text:span><text:span text:style-name="_31_94">e</text:span><text:span text:style-name="_32_0">.</text:span><text:span text:style-name="_37_6"> </text:span><text:span text:style-name="_32_18">W</text:span><text:span text:style-name="_35_9">i</text:span><text:span text:style-name="_31_11">t</text:span><text:span text:style-name="_32_00">h</text:span><text:span text:style-name="_31_"> </text:span><text:span text:style-name="_31_28">a</text:span><text:span text:style-name="_32_01">l</text:span><text:span text:style-name="_37_1">l</text:span><text:span text:style-name="_37_6"> </text:span><text:span text:style-name="_32_10">t</text:span><text:span text:style-name="_32_9">h</text:span><text:span text:style-name="_31_25">i</text:span><text:span text:style-name="_31_94">s</text:span><text:span text:style-name="_31_"> </text:span><text:span text:style-name="_31_29">I</text:span><text:span text:style-name="_31_51"> </text:span><text:span text:style-name="_33_0">a</text:span><text:span text:style-name="_31_25">g</text:span><text:span text:style-name="_32_19">r</text:span><text:span text:style-name="_33_6">e</text:span><text:span text:style-name="_31_13">e</text:span><text:span text:style-name="_32_10">.</text:span></text:p>
      <text:p text:style-name="P1"><text:span text:style-name="_31_41">F</text:span><text:span text:style-name="_31_71">r</text:span><text:span text:style-name="_33_6">o</text:span><text:span text:style-name="_31_02">m</text:span><text:span text:style-name="_31_51"> </text:span><text:span text:style-name="_37_5">t</text:span><text:span text:style-name="_31_14">h</text:span><text:span text:style-name="_31_92">i</text:span><text:span text:style-name="_37_1">s</text:span><text:span text:style-name="_37_6"> </text:span><text:span text:style-name="_32_06">i</text:span><text:span text:style-name="_35_9">t</text:span><text:span text:style-name="_37_6"> </text:span><text:span text:style-name="_32_19">i</text:span><text:span text:style-name="_32_3">s</text:span><text:span text:style-name="_37_6"> </text:span><text:span text:style-name="_31_95">a</text:span><text:span text:style-name="_32_0">r</text:span><text:span text:style-name="_31_47">g</text:span><text:span text:style-name="_31_70">u</text:span><text:span text:style-name="_34_4">e</text:span><text:span text:style-name="_31_25">d</text:span><text:span text:style-name="_31_51"> </text:span><text:span text:style-name="_32_9">t</text:span><text:span text:style-name="_31_44">h</text:span><text:span text:style-name="_31_86">a</text:span><text:span text:style-name="_35_7">t</text:span><text:span text:style-name="_37_6"> </text:span><text:span text:style-name="_32_24">w</text:span><text:span text:style-name="_36_5">e</text:span><text:span text:style-name="_37_6"> </text:span><text:span text:style-name="_31_77">c</text:span><text:span text:style-name="_36_9">a</text:span><text:span text:style-name="_31_31">n</text:span><text:span text:style-name="_32_16">n</text:span><text:span text:style-name="_35_0">o</text:span><text:span text:style-name="_31_02">t</text:span><text:span text:style-name="_31_51"> </text:span><text:span text:style-name="_37_5">b</text:span><text:span text:style-name="_31_46">e</text:span><text:span text:style-name="_31_51"> </text:span><text:span text:style-name="_32_9">m</text:span><text:span text:style-name="_31_26">a</text:span><text:span text:style-name="_31_89">c</text:span><text:span text:style-name="_35_9">h</text:span><text:span text:style-name="_31_01">i</text:span><text:span text:style-name="_32_04">n</text:span><text:span text:style-name="_32_0">e</text:span><text:span text:style-name="_31_10">s</text:span><text:span text:style-name="_31_71">.</text:span><text:span text:style-name="_31_"> </text:span><text:span text:style-name="_31_17">I</text:span><text:span text:style-name="_31_51"> </text:span><text:span text:style-name="_37_5">s</text:span><text:span text:style-name="_39_6">h</text:span><text:span text:style-name="_32_24">a</text:span><text:span text:style-name="_36_5">l</text:span><text:span text:style-name="_31_20">l</text:span><text:span text:style-name="_31_51"> </text:span><text:span text:style-name="_33_0">t</text:span><text:span text:style-name="_31_20">r</text:span><text:span text:style-name="_32_07">y</text:span><text:span text:style-name="_31_"> </text:span><text:span text:style-name="_31_32">t</text:span><text:span text:style-name="_31_76">o</text:span><text:span text:style-name="_31_"> </text:span><text:span text:style-name="_31_16">r</text:span><text:span text:style-name="_32_24">e</text:span><text:span text:style-name="_33_9">p</text:span><text:span text:style-name="_39_5">r</text:span><text:span text:style-name="_32_22">o</text:span><text:span text:style-name="_34_4">d</text:span><text:span text:style-name="_31_44">u</text:span><text:span text:style-name="_32_16">c</text:span><text:span text:style-name="_33_9">e</text:span><text:span text:style-name="_37_6"> </text:span><text:span text:style-name="_31_91">t</text:span><text:span text:style-name="_36_8">h</text:span><text:span text:style-name="_39_8">e</text:span><text:span text:style-name="_31_51"> </text:span><text:span text:style-name="_37_1">a</text:span><text:span text:style-name="_31_44">r</text:span><text:span text:style-name="_31_80">g</text:span><text:span text:style-name="_35_9">u</text:span><text:span text:style-name="_39_5">m</text:span><text:span text:style-name="_31_76">e</text:span><text:span text:style-name="_34_5">n</text:span><text:span text:style-name="_31_29">t</text:span><text:span text:style-name="_31_70">,</text:span><text:span text:style-name="_31_"> </text:span><text:span text:style-name="_31_17">b</text:span><text:span text:style-name="_32_09">u</text:span><text:span text:style-name="_34_1">t</text:span><text:span text:style-name="_37_6"> </text:span><text:span text:style-name="_31_70">I</text:span><text:span text:style-name="_31_"> </text:span><text:span text:style-name="_31_32">f</text:span><text:span text:style-name="_32_25">e</text:span><text:span text:style-name="_34_5">a</text:span><text:span text:style-name="_39_5">r</text:span><text:span text:style-name="_31_51"> </text:span><text:span text:style-name="_32_4">I</text:span><text:span text:style-name="_37_6"> </text:span><text:span text:style-name="_32_25">s</text:span><text:span text:style-name="_34_4">h</text:span><text:span text:style-name="_31_02">a</text:span><text:span text:style-name="_32_00">l</text:span><text:span text:style-name="_32_7">l</text:span><text:span text:style-name="_37_6"> </text:span><text:span text:style-name="_31_70">h</text:span><text:span text:style-name="_36_6">a</text:span><text:span text:style-name="_31_46">r</text:span><text:span text:style-name="_31_73">d</text:span><text:span text:style-name="_35_6">l</text:span><text:span text:style-name="_31_19">y</text:span><text:span text:style-name="_31_51"> </text:span><text:span text:style-name="_34_1">d</text:span><text:span text:style-name="_31_20">o</text:span><text:span text:style-name="_31_51"> </text:span><text:span text:style-name="_37_1">i</text:span><text:span text:style-name="_31_31">t</text:span><text:span text:style-name="_31_51"> </text:span><text:span text:style-name="_34_2">j</text:span><text:span text:style-name="_31_43">u</text:span><text:span text:style-name="_31_76">s</text:span><text:span text:style-name="_33_6">t</text:span><text:span text:style-name="_31_26">i</text:span><text:span text:style-name="_32_25">c</text:span><text:span text:style-name="_33_5">e</text:span><text:span text:style-name="_31_32">.</text:span><text:span text:style-name="_31_51"> </text:span><text:span text:style-name="_32_9">I</text:span><text:span text:style-name="_31_34">t</text:span><text:span text:style-name="_31_51"> </text:span><text:span text:style-name="_36_6">s</text:span><text:span text:style-name="_31_29">e</text:span><text:span text:style-name="_32_10">e</text:span><text:span text:style-name="_35_9">m</text:span><text:span text:style-name="_31_26">s</text:span><text:span text:style-name="_31_51"> </text:span><text:span text:style-name="_34_2">t</text:span><text:span text:style-name="_31_41">o</text:span><text:span text:style-name="_31_51"> </text:span><text:span text:style-name="_32_3">r</text:span><text:span text:style-name="_31_11">u</text:span><text:span text:style-name="_32_22">n</text:span><text:span text:style-name="_31_"> </text:span><text:span text:style-name="_31_46">s</text:span><text:span text:style-name="_31_94">o</text:span><text:span text:style-name="_33_5">m</text:span><text:span text:style-name="_39_6">e</text:span><text:span text:style-name="_32_16">t</text:span><text:span text:style-name="_32_4">h</text:span><text:span text:style-name="_31_31">i</text:span><text:span text:style-name="_31_71">n</text:span><text:span text:style-name="_32_3">g</text:span><text:span text:style-name="_37_6"> </text:span><text:span text:style-name="_32_22">l</text:span><text:span text:style-name="_33_0">i</text:span><text:span text:style-name="_31_43">k</text:span><text:span text:style-name="_32_03">e</text:span><text:span text:style-name="_31_"> </text:span><text:span text:style-name="_31_41">t</text:span><text:span text:style-name="_32_16">h</text:span><text:span text:style-name="_35_7">i</text:span><text:span text:style-name="_31_49">s</text:span><text:span text:style-name="_31_91">.</text:span><text:span text:style-name="_31_"> </text:span><text:span text:style-name="_31_10">"</text:span><text:span text:style-name="_31_95">i</text:span><text:span text:style-name="_35_4">f</text:span><text:span text:style-name="_37_6"> </text:span><text:span text:style-name="_31_80">e</text:span><text:span text:style-name="_34_1">a</text:span><text:span text:style-name="_31_19">c</text:span><text:span text:style-name="_32_19">h</text:span><text:span text:style-name="_31_"> </text:span><text:span text:style-name="_31_41">m</text:span><text:span text:style-name="_32_15">a</text:span><text:span text:style-name="_36_0">n</text:span><text:span text:style-name="_37_6"> </text:span><text:span text:style-name="_31_92">h</text:span><text:span text:style-name="_35_7">a</text:span><text:span text:style-name="_39_8">d</text:span><text:span text:style-name="_31_51"> </text:span><text:span text:style-name="_36_0">a</text:span><text:span text:style-name="_37_6"> </text:span><text:span text:style-name="_32_04">d</text:span><text:span text:style-name="_32_4">e</text:span><text:span text:style-name="_39_5">f</text:span><text:span text:style-name="_31_73">i</text:span><text:span text:style-name="_35_6">n</text:span><text:span text:style-name="_31_40">i</text:span><text:span text:style-name="_31_88">t</text:span><text:span text:style-name="_35_0">e</text:span><text:span text:style-name="_37_6"> </text:span><text:span text:style-name="_32_16">s</text:span><text:span text:style-name="_34_4">e</text:span><text:span text:style-name="_39_6">t</text:span><text:span text:style-name="_31_51"> </text:span><text:span text:style-name="_32_4">o</text:span><text:span text:style-name="_31_01">f</text:span><text:span text:style-name="_31_51"> </text:span><text:span text:style-name="_37_4">r</text:span><text:span text:style-name="_31_44">u</text:span><text:span text:style-name="_31_76">l</text:span><text:span text:style-name="_33_5">e</text:span><text:span text:style-name="_31_04">s</text:span><text:span text:style-name="_31_51"> </text:span><text:span text:style-name="_34_1">o</text:span><text:span text:style-name="_31_47">f</text:span><text:span text:style-name="_31_51"> </text:span><text:span text:style-name="_36_9">c</text:span><text:span text:style-name="_31_25">o</text:span><text:span text:style-name="_31_92">n</text:span><text:span text:style-name="_32_6">d</text:span><text:span text:style-name="_39_8">u</text:span><text:span text:style-name="_32_21">c</text:span><text:span text:style-name="_36_5">t</text:span><text:span text:style-name="_37_6"> </text:span><text:span text:style-name="_32_09">b</text:span><text:span text:style-name="_32_1">y</text:span><text:span text:style-name="_37_6"> </text:span><text:span text:style-name="_32_16">w</text:span><text:span text:style-name="_36_8">h</text:span><text:span text:style-name="_39_5">i</text:span><text:span text:style-name="_31_71">c</text:span><text:span text:style-name="_34_1">h</text:span><text:span text:style-name="_37_6"> </text:span><text:span text:style-name="_31_86">h</text:span><text:span text:style-name="_35_9">e</text:span><text:span text:style-name="_37_6"> </text:span><text:span text:style-name="_32_07">r</text:span><text:span text:style-name="_35_4">e</text:span><text:span text:style-name="_31_02">g</text:span><text:span text:style-name="_32_21">u</text:span><text:span text:style-name="_37_4">l</text:span><text:span text:style-name="_31_35">a</text:span><text:span text:style-name="_31_71">t</text:span><text:span text:style-name="_34_2">e</text:span><text:span text:style-name="_31_31">d</text:span><text:span text:style-name="_31_51"> </text:span><text:span text:style-name="_35_0">h</text:span><text:span text:style-name="_31_05">i</text:span><text:span text:style-name="_31_92">s</text:span><text:span text:style-name="_31_"> </text:span><text:span text:style-name="_31_25">l</text:span><text:span text:style-name="_32_06">i</text:span><text:span text:style-name="_32_0">f</text:span><text:span text:style-name="_39_9">e</text:span><text:span text:style-name="_31_51"> </text:span><text:span text:style-name="_32_9">h</text:span><text:span text:style-name="_31_35">e</text:span><text:span text:style-name="_31_51"> </text:span><text:span text:style-name="_35_4">w</text:span><text:span text:style-name="_39_9">o</text:span><text:span text:style-name="_31_74">u</text:span><text:span text:style-name="_36_6">l</text:span><text:span text:style-name="_31_05">d</text:span><text:span text:style-name="_31_51"> </text:span><text:span text:style-name="_35_1">b</text:span><text:span text:style-name="_31_41">e</text:span><text:span text:style-name="_31_51"> </text:span><text:span text:style-name="_35_6">n</text:span><text:span text:style-name="_39_5">o</text:span><text:span text:style-name="_31_51"> </text:span><text:span text:style-name="_32_6">b</text:span><text:span text:style-name="_31_35">e</text:span><text:span text:style-name="_32_09">t</text:span><text:span text:style-name="_32_7">t</text:span><text:span text:style-name="_31_49">e</text:span><text:span text:style-name="_31_94">r</text:span><text:span text:style-name="_31_"> </text:span><text:span text:style-name="_31_10">t</text:span><text:span text:style-name="_32_19">h</text:span><text:span text:style-name="_33_0">a</text:span><text:span text:style-name="_39_8">n</text:span><text:span text:style-name="_31_51"> </text:span><text:span text:style-name="_32_7">a</text:span><text:span text:style-name="_37_6"> </text:span><text:span text:style-name="_31_76">m</text:span><text:span text:style-name="_32_6">a</text:span><text:span text:style-name="_39_9">c</text:span><text:span text:style-name="_32_15">h</text:span><text:span text:style-name="_33_6">i</text:span><text:span text:style-name="_31_49">n</text:span><text:span text:style-name="_31_92">e</text:span><text:span text:style-name="_32_7">.</text:span><text:span text:style-name="_37_6"> </text:span><text:span text:style-name="_32_06">B</text:span><text:span text:style-name="_32_1">u</text:span><text:span text:style-name="_31_10">t</text:span><text:span text:style-name="_31_51"> </text:span><text:span text:style-name="_35_1">t</text:span><text:span text:style-name="_31_35">h</text:span><text:span text:style-name="_31_76">e</text:span><text:span text:style-name="_37_1">r</text:span><text:span text:style-name="_39_6">e</text:span><text:span text:style-name="_31_51"> </text:span><text:span text:style-name="_32_4">a</text:span><text:span text:style-name="_31_13">r</text:span><text:span text:style-name="_31_91">e</text:span><text:span text:style-name="_31_"> </text:span><text:span text:style-name="_31_40">n</text:span><text:span text:style-name="_31_70">o</text:span><text:span text:style-name="_31_"> </text:span><text:span text:style-name="_31_14">s</text:span><text:span text:style-name="_31_95">u</text:span><text:span text:style-name="_36_5">c</text:span><text:span text:style-name="_31_46">h</text:span><text:span text:style-name="_31_51"> </text:span><text:span text:style-name="_34_4">r</text:span><text:span text:style-name="_31_40">u</text:span><text:span text:style-name="_31_95">l</text:span><text:span text:style-name="_36_8">e</text:span><text:span text:style-name="_31_34">s</text:span><text:span text:style-name="_31_71">,</text:span><text:span text:style-name="_31_"> </text:span><text:span text:style-name="_39_5">s</text:span><text:span text:style-name="_31_80">o</text:span><text:span text:style-name="_31_"> </text:span><text:span text:style-name="_31_50">m</text:span><text:span text:style-name="_31_85">e</text:span><text:span text:style-name="_33_8">n</text:span><text:span text:style-name="_37_6"> </text:span><text:span text:style-name="_31_88">c</text:span><text:span text:style-name="_32_0">a</text:span><text:span text:style-name="_31_19">n</text:span><text:span text:style-name="_32_25">n</text:span><text:span text:style-name="_33_9">o</text:span><text:span text:style-name="_31_43">t</text:span><text:span text:style-name="_31_51"> </text:span><text:span text:style-name="_33_9">b</text:span><text:span text:style-name="_31_29">e</text:span><text:span text:style-name="_31_51"> </text:span><text:span text:style-name="_35_6">m</text:span><text:span text:style-name="_31_17">a</text:span><text:span text:style-name="_31_91">c</text:span><text:span text:style-name="_37_2">h</text:span><text:span text:style-name="_39_5">i</text:span><text:span text:style-name="_32_06">n</text:span><text:span text:style-name="_34_1">e</text:span><text:span text:style-name="_31_11">s</text:span><text:span text:style-name="_31_71">.</text:span><text:span text:style-name="_36_6">"</text:span><text:span text:style-name="_37_6"> </text:span><text:span text:style-name="_32_24">T</text:span><text:span text:style-name="_32_9">h</text:span><text:span text:style-name="_31_49">e</text:span><text:span text:style-name="_31_51"> </text:span><text:span text:style-name="_37_5">u</text:span><text:span text:style-name="_31_26">n</text:span><text:span text:style-name="_32_19">d</text:span><text:span text:style-name="_34_2">i</text:span><text:span text:style-name="_31_49">s</text:span><text:span text:style-name="_32_21">t</text:span><text:span text:style-name="_37_5">r</text:span><text:span text:style-name="_31_02">i</text:span><text:span text:style-name="_31_79">b</text:span><text:span text:style-name="_35_1">u</text:span><text:span text:style-name="_31_35">t</text:span><text:span text:style-name="_32_25">e</text:span><text:span text:style-name="_32_3">d</text:span><text:span text:style-name="_37_6"> </text:span><text:span text:style-name="_32_10">m</text:span><text:span text:style-name="_37_1">i</text:span><text:span text:style-name="_39_8">d</text:span><text:span text:style-name="_31_80">d</text:span><text:span text:style-name="_34_4">l</text:span><text:span text:style-name="_31_02">e</text:span><text:span text:style-name="_31_51"> </text:span><text:span text:style-name="_32_6">i</text:span><text:span text:style-name="_31_05">s</text:span><text:span text:style-name="_31_51"> </text:span><text:span text:style-name="_36_9">g</text:span><text:span text:style-name="_31_25">l</text:span><text:span text:style-name="_32_19">a</text:span><text:span text:style-name="_34_2">r</text:span><text:span text:style-name="_31_17">i</text:span><text:span text:style-name="_32_06">n</text:span><text:span text:style-name="_34_1">g</text:span><text:span text:style-name="_31_40">.</text:span><text:span text:style-name="_31_51"> </text:span><text:span text:style-name="_35_9">I</text:span><text:span text:style-name="_37_6"> </text:span><text:span text:style-name="_31_94">d</text:span><text:span text:style-name="_36_0">o</text:span><text:span text:style-name="_37_6"> </text:span><text:span text:style-name="_32_10">n</text:span><text:span text:style-name="_33_9">o</text:span><text:span text:style-name="_31_46">t</text:span><text:span text:style-name="_31_51"> </text:span><text:span text:style-name="_36_6">t</text:span><text:span text:style-name="_31_01">h</text:span><text:span text:style-name="_32_19">i</text:span><text:span text:style-name="_32_3">n</text:span><text:span text:style-name="_31_26">k</text:span><text:span text:style-name="_31_51"> </text:span><text:span text:style-name="_32_7">t</text:span><text:span text:style-name="_31_16">h</text:span><text:span text:style-name="_31_70">e</text:span><text:span text:style-name="_31_"> </text:span><text:span text:style-name="_31_05">a</text:span><text:span text:style-name="_32_19">r</text:span><text:span text:style-name="_32_6">g</text:span><text:span text:style-name="_31_13">u</text:span><text:span text:style-name="_31_86">m</text:span><text:span text:style-name="_32_1">e</text:span><text:span text:style-name="_39_8">n</text:span><text:span text:style-name="_31_77">t</text:span><text:span text:style-name="_31_"> </text:span><text:span text:style-name="_31_35">i</text:span><text:span text:style-name="_31_95">s</text:span><text:span text:style-name="_31_"> </text:span><text:span text:style-name="_31_05">e</text:span><text:span text:style-name="_31_80">v</text:span><text:span text:style-name="_35_0">e</text:span><text:span text:style-name="_31_10">r</text:span><text:span text:style-name="_31_51"> </text:span><text:span text:style-name="_36_8">p</text:span><text:span text:style-name="_31_16">u</text:span><text:span text:style-name="_31_89">t</text:span><text:span text:style-name="_31_"> </text:span><text:span text:style-name="_31_28">q</text:span><text:span text:style-name="_31_73">u</text:span><text:span text:style-name="_36_6">i</text:span><text:span text:style-name="_31_01">t</text:span><text:span text:style-name="_32_19">e</text:span><text:span text:style-name="_31_"> </text:span><text:span text:style-name="_31_04">l</text:span><text:span text:style-name="_32_09">i</text:span><text:span text:style-name="_37_4">k</text:span><text:span text:style-name="_31_40">e</text:span><text:span text:style-name="_31_51"> </text:span><text:span text:style-name="_32_1">t</text:span><text:span text:style-name="_31_20">h</text:span><text:span text:style-name="_31_76">i</text:span><text:span text:style-name="_36_0">s</text:span><text:span text:style-name="_31_14">,</text:span><text:span text:style-name="_31_51"> </text:span><text:span text:style-name="_37_1">b</text:span><text:span text:style-name="_31_05">u</text:span><text:span text:style-name="_31_88">t</text:span><text:span text:style-name="_31_"> </text:span><text:span text:style-name="_31_47">I</text:span><text:span text:style-name="_31_51"> </text:span><text:span text:style-name="_32_9">b</text:span><text:span text:style-name="_39_9">e</text:span><text:span text:style-name="_32_15">l</text:span><text:span text:style-name="_35_9">i</text:span><text:span text:style-name="_31_26">e</text:span><text:span text:style-name="_32_10">v</text:span><text:span text:style-name="_34_1">e</text:span><text:span text:style-name="_37_6"> </text:span><text:span text:style-name="_31_92">t</text:span><text:span text:style-name="_35_1">h</text:span><text:span text:style-name="_39_9">i</text:span><text:span text:style-name="_31_70">s</text:span><text:span text:style-name="_31_"> </text:span><text:span text:style-name="_31_49">i</text:span><text:span text:style-name="_31_80">s</text:span><text:span text:style-name="_31_"> </text:span><text:span text:style-name="_31_49">t</text:span><text:span text:style-name="_32_00">h</text:span><text:span text:style-name="_32_0">e</text:span><text:span text:style-name="_37_6"> </text:span><text:span text:style-name="_32_04">a</text:span><text:span text:style-name="_32_9">r</text:span><text:span text:style-name="_39_5">g</text:span><text:span text:style-name="_31_94">u</text:span><text:span text:style-name="_32_6">m</text:span><text:span text:style-name="_31_16">e</text:span><text:span text:style-name="_32_15">n</text:span><text:span text:style-name="_37_1">t</text:span><text:span text:style-name="_37_6"> </text:span><text:span text:style-name="_32_24">u</text:span><text:span text:style-name="_34_2">s</text:span><text:span text:style-name="_39_6">e</text:span><text:span text:style-name="_31_94">d</text:span><text:span text:style-name="_31_"> </text:span><text:span text:style-name="_31_50">n</text:span><text:span text:style-name="_32_10">e</text:span><text:span text:style-name="_35_3">v</text:span><text:span text:style-name="_31_32">e</text:span><text:span text:style-name="_32_16">r</text:span><text:span text:style-name="_35_0">t</text:span><text:span text:style-name="_31_43">h</text:span><text:span text:style-name="_32_19">e</text:span><text:span text:style-name="_32_1">l</text:span><text:span text:style-name="_31_32">e</text:span><text:span text:style-name="_32_16">s</text:span><text:span text:style-name="_34_2">s</text:span><text:span text:style-name="_31_28">.</text:span><text:span text:style-name="_31_51"> </text:span><text:span text:style-name="_34_4">T</text:span><text:span text:style-name="_31_16">h</text:span><text:span text:style-name="_32_16">e</text:span><text:span text:style-name="_37_5">r</text:span><text:span text:style-name="_31_16">e</text:span><text:span text:style-name="_31_51"> </text:span><text:span text:style-name="_35_7">m</text:span><text:span text:style-name="_31_10">a</text:span><text:span text:style-name="_31_85">y</text:span><text:span text:style-name="_31_"> </text:span><text:span text:style-name="_31_13">h</text:span><text:span text:style-name="_32_24">o</text:span><text:span text:style-name="_33_9">w</text:span><text:span text:style-name="_31_05">e</text:span><text:span text:style-name="_32_06">v</text:span><text:span text:style-name="_36_6">e</text:span><text:span text:style-name="_39_9">r</text:span><text:span text:style-name="_31_51"> </text:span><text:span text:style-name="_32_9">b</text:span><text:span text:style-name="_31_31">e</text:span><text:span text:style-name="_31_51"> </text:span><text:span text:style-name="_35_1">a</text:span><text:span text:style-name="_37_6"> </text:span><text:span text:style-name="_31_71">c</text:span><text:span text:style-name="_37_4">e</text:span><text:span text:style-name="_31_46">r</text:span><text:span text:style-name="_32_04">t</text:span><text:span text:style-name="_36_8">a</text:span><text:span text:style-name="_31_26">i</text:span><text:span text:style-name="_31_88">n</text:span><text:span text:style-name="_31_"> </text:span><text:span text:style-name="_31_04">c</text:span><text:span text:style-name="_32_22">o</text:span><text:span text:style-name="_37_5">n</text:span><text:span text:style-name="_39_6">f</text:span><text:span text:style-name="_32_18">u</text:span><text:span text:style-name="_35_3">s</text:span><text:span text:style-name="_31_32">i</text:span><text:span text:style-name="_32_04">o</text:span><text:span text:style-name="_36_6">n</text:span><text:span text:style-name="_37_6"> </text:span><text:span text:style-name="_31_71">b</text:span><text:span text:style-name="_33_0">e</text:span><text:span text:style-name="_31_28">t</text:span><text:span text:style-name="_32_21">w</text:span><text:span text:style-name="_32_0">e</text:span><text:span text:style-name="_39_9">e</text:span><text:span text:style-name="_32_22">n</text:span><text:span text:style-name="_31_"> </text:span><text:span text:style-name="_31_01">"</text:span><text:span text:style-name="_31_79">r</text:span><text:span text:style-name="_35_7">u</text:span><text:span text:style-name="_31_16">l</text:span><text:span text:style-name="_32_03">e</text:span><text:span text:style-name="_37_1">s</text:span><text:span text:style-name="_37_6"> </text:span><text:span text:style-name="_32_22">o</text:span><text:span text:style-name="_34_1">f</text:span><text:span text:style-name="_37_6"> </text:span><text:span text:style-name="_32_22">c</text:span><text:span text:style-name="_33_8">o</text:span><text:span text:style-name="_31_29">n</text:span><text:span text:style-name="_32_00">d</text:span><text:span text:style-name="_33_5">u</text:span><text:span text:style-name="_31_46">c</text:span><text:span text:style-name="_31_89">t</text:span><text:span text:style-name="_36_0">"</text:span><text:span text:style-name="_37_6"> </text:span><text:span text:style-name="_32_18">a</text:span><text:span text:style-name="_33_9">n</text:span><text:span text:style-name="_39_8">d</text:span><text:span text:style-name="_31_51"> </text:span><text:span text:style-name="_32_9">"</text:span><text:span text:style-name="_31_10">l</text:span><text:span text:style-name="_31_74">a</text:span><text:span text:style-name="_37_4">w</text:span><text:span text:style-name="_31_40">s</text:span><text:span text:style-name="_31_51"> </text:span><text:span text:style-name="_37_2">o</text:span><text:span text:style-name="_31_32">f</text:span><text:span text:style-name="_31_51"> </text:span><text:span text:style-name="_36_0">b</text:span><text:span text:style-name="_31_20">e</text:span><text:span text:style-name="_32_22">h</text:span><text:span text:style-name="_35_9">a</text:span><text:span text:style-name="_31_05">v</text:span><text:span text:style-name="_31_70">i</text:span><text:span text:style-name="_32_3">o</text:span><text:span text:style-name="_31_41">u</text:span><text:span text:style-name="_32_10">r</text:span><text:span text:style-name="_35_6">"</text:span><text:span text:style-name="_37_6"> </text:span><text:span text:style-name="_32_06">t</text:span><text:span text:style-name="_34_1">o</text:span><text:span text:style-name="_37_6"> </text:span><text:span text:style-name="_32_16">c</text:span><text:span text:style-name="_37_4">l</text:span><text:span text:style-name="_31_29">o</text:span><text:span text:style-name="_31_88">u</text:span><text:span text:style-name="_32_7">d</text:span><text:span text:style-name="_37_6"> </text:span><text:span text:style-name="_31_88">t</text:span><text:span text:style-name="_35_6">h</text:span><text:span text:style-name="_31_25">e</text:span><text:span text:style-name="_31_51"> </text:span><text:span text:style-name="_34_4">i</text:span><text:span text:style-name="_31_17">s</text:span><text:span text:style-name="_32_25">s</text:span><text:span text:style-name="_32_6">u</text:span><text:span text:style-name="_31_41">e</text:span><text:span text:style-name="_31_73">.</text:span><text:span text:style-name="_31_"> </text:span><text:span text:style-name="_31_26">B</text:span><text:span text:style-name="_32_09">y</text:span><text:span text:style-name="_31_"> </text:span><text:span text:style-name="_31_20">"</text:span><text:span text:style-name="_32_00">r</text:span><text:span text:style-name="_32_6">u</text:span><text:span text:style-name="_31_49">l</text:span><text:span text:style-name="_32_09">e</text:span><text:span text:style-name="_37_1">s</text:span><text:span text:style-name="_37_6"> </text:span><text:span text:style-name="_31_94">o</text:span><text:span text:style-name="_32_9">f</text:span><text:span text:style-name="_37_6"> </text:span><text:span text:style-name="_31_94">c</text:span><text:span text:style-name="_32_6">o</text:span><text:span text:style-name="_31_02">n</text:span><text:span text:style-name="_31_92">d</text:span><text:span text:style-name="_37_1">u</text:span><text:span text:style-name="_39_8">c</text:span><text:span text:style-name="_31_73">t</text:span><text:span text:style-name="_37_4">"</text:span><text:span text:style-name="_37_6"> </text:span><text:span text:style-name="_32_01">I</text:span><text:span text:style-name="_31_"> </text:span><text:span text:style-name="_31_28">m</text:span><text:span text:style-name="_32_07">e</text:span><text:span text:style-name="_33_5">a</text:span><text:span text:style-name="_31_50">n</text:span><text:span text:style-name="_31_51"> </text:span><text:span text:style-name="_35_0">p</text:span><text:span text:style-name="_31_20">r</text:span><text:span text:style-name="_31_94">e</text:span><text:span text:style-name="_32_7">c</text:span><text:span text:style-name="_31_16">e</text:span><text:span text:style-name="_31_94">p</text:span><text:span text:style-name="_34_1">t</text:span><text:span text:style-name="_31_25">s</text:span><text:span text:style-name="_31_51"> </text:span><text:span text:style-name="_37_1">s</text:span><text:span text:style-name="_31_29">u</text:span><text:span text:style-name="_32_18">c</text:span><text:span text:style-name="_35_7">h</text:span><text:span text:style-name="_37_6"> </text:span><text:span text:style-name="_31_73">a</text:span><text:span text:style-name="_32_4">s</text:span><text:span text:style-name="_37_6"> </text:span><text:span text:style-name="_32_24">"</text:span><text:span text:style-name="_35_9">S</text:span><text:span text:style-name="_31_17">t</text:span><text:span text:style-name="_32_18">o</text:span><text:span text:style-name="_33_6">p</text:span><text:span text:style-name="_37_6"> </text:span><text:span text:style-name="_32_06">i</text:span><text:span text:style-name="_33_8">f</text:span><text:span text:style-name="_37_6"> </text:span><text:span text:style-name="_32_03">y</text:span><text:span text:style-name="_35_4">o</text:span><text:span text:style-name="_31_31">u</text:span><text:span text:style-name="_31_51"> </text:span><text:span text:style-name="_37_4">s</text:span><text:span text:style-name="_31_28">e</text:span><text:span text:style-name="_31_95">e</text:span><text:span text:style-name="_31_"> </text:span><text:span text:style-name="_31_14">r</text:span><text:span text:style-name="_32_04">e</text:span><text:span text:style-name="_36_5">d</text:span><text:span text:style-name="_37_6"> </text:span><text:span text:style-name="_32_22">l</text:span><text:span text:style-name="_33_8">i</text:span><text:span text:style-name="_39_8">g</text:span><text:span text:style-name="_31_80">h</text:span><text:span text:style-name="_32_3">t</text:span><text:span text:style-name="_39_8">s</text:span><text:span text:style-name="_31_86">,</text:span><text:span text:style-name="_35_4">"</text:span><text:span text:style-name="_37_6"> </text:span><text:span text:style-name="_31_80">o</text:span><text:span text:style-name="_33_0">n</text:span><text:span text:style-name="_37_6"> </text:span><text:span text:style-name="_32_15">w</text:span><text:span text:style-name="_35_0">h</text:span><text:span text:style-name="_31_26">i</text:span><text:span text:style-name="_32_22">c</text:span><text:span text:style-name="_36_0">h</text:span><text:span text:style-name="_37_6"> </text:span><text:span text:style-name="_31_80">o</text:span><text:span text:style-name="_32_6">n</text:span><text:span text:style-name="_31_34">e</text:span><text:span text:style-name="_31_51"> </text:span><text:span text:style-name="_32_6">c</text:span><text:span text:style-name="_31_29">a</text:span><text:span text:style-name="_32_18">n</text:span><text:span text:style-name="_31_"> </text:span><text:span text:style-name="_31_25">a</text:span><text:span text:style-name="_32_19">c</text:span><text:span text:style-name="_33_5">t</text:span><text:span text:style-name="_31_43">,</text:span><text:span text:style-name="_31_51"> </text:span><text:span text:style-name="_35_9">a</text:span><text:span text:style-name="_31_49">n</text:span><text:span text:style-name="_31_73">d</text:span><text:span text:style-name="_31_"> </text:span><text:span text:style-name="_31_26">o</text:span><text:span text:style-name="_31_88">f</text:span><text:span text:style-name="_31_"> </text:span><text:span text:style-name="_31_34">w</text:span><text:span text:style-name="_31_86">h</text:span><text:span text:style-name="_32_3">i</text:span><text:span text:style-name="_31_11">c</text:span><text:span text:style-name="_31_74">h</text:span><text:span text:style-name="_31_"> </text:span><text:span text:style-name="_31_14">o</text:span><text:span text:style-name="_32_16">n</text:span><text:span text:style-name="_35_4">e</text:span><text:span text:style-name="_37_6"> </text:span><text:span text:style-name="_31_88">c</text:span><text:span text:style-name="_35_9">a</text:span><text:span text:style-name="_31_34">n</text:span><text:span text:style-name="_31_51"> </text:span><text:span text:style-name="_33_6">b</text:span><text:span text:style-name="_31_47">e</text:span><text:span text:style-name="_31_51"> </text:span><text:span text:style-name="_36_5">c</text:span><text:span text:style-name="_39_5">o</text:span><text:span text:style-name="_31_77">n</text:span><text:span text:style-name="_36_8">s</text:span><text:span text:style-name="_39_5">c</text:span><text:span text:style-name="_32_01">i</text:span><text:span text:style-name="_34_5">o</text:span><text:span text:style-name="_31_05">u</text:span><text:span text:style-name="_31_92">s</text:span><text:span text:style-name="_34_1">.</text:span><text:span text:style-name="_37_6"> </text:span><text:span text:style-name="_31_79">B</text:span><text:span text:style-name="_36_8">y</text:span><text:span text:style-name="_37_6"> </text:span><text:span text:style-name="_32_19">"</text:span><text:span text:style-name="_37_5">l</text:span><text:span text:style-name="_31_01">a</text:span><text:span text:style-name="_32_19">w</text:span><text:span text:style-name="_36_8">s</text:span><text:span text:style-name="_37_6"> </text:span><text:span text:style-name="_32_00">o</text:span><text:span text:style-name="_32_6">f</text:span><text:span text:style-name="_37_6"> </text:span><text:span text:style-name="_32_22">b</text:span><text:span text:style-name="_33_8">e</text:span><text:span text:style-name="_31_04">h</text:span><text:span text:style-name="_31_71">a</text:span><text:span text:style-name="_35_0">v</text:span><text:span text:style-name="_31_49">i</text:span><text:span text:style-name="_31_70">o</text:span><text:span text:style-name="_33_5">u</text:span><text:span text:style-name="_39_6">r</text:span><text:span text:style-name="_32_06">"</text:span><text:span text:style-name="_31_"> </text:span><text:span text:style-name="_31_43">I</text:span><text:span text:style-name="_31_51"> </text:span><text:span text:style-name="_32_7">m</text:span><text:span text:style-name="_31_19">e</text:span><text:span text:style-name="_32_16">a</text:span><text:span text:style-name="_37_4">n</text:span><text:span text:style-name="_37_6"> </text:span><text:span text:style-name="_31_77">l</text:span><text:span text:style-name="_33_0">a</text:span><text:span text:style-name="_31_20">w</text:span><text:span text:style-name="_32_07">s</text:span><text:span text:style-name="_31_"> </text:span><text:span text:style-name="_31_26">o</text:span><text:span text:style-name="_32_16">f</text:span><text:span text:style-name="_31_"> </text:span><text:span text:style-name="_31_35">n</text:span><text:span text:style-name="_31_85">a</text:span><text:span text:style-name="_36_0">t</text:span><text:span text:style-name="_39_6">u</text:span><text:span text:style-name="_31_70">r</text:span><text:span text:style-name="_37_2">e</text:span><text:span text:style-name="_37_6"> </text:span><text:span text:style-name="_32_03">a</text:span><text:span text:style-name="_36_8">s</text:span><text:span text:style-name="_37_6"> </text:span><text:span text:style-name="_31_79">a</text:span><text:span text:style-name="_34_4">p</text:span><text:span text:style-name="_31_34">p</text:span><text:span text:style-name="_31_86">l</text:span><text:span text:style-name="_37_5">i</text:span><text:span text:style-name="_31_13">e</text:span><text:span text:style-name="_31_85">d</text:span><text:span text:style-name="_31_"> </text:span><text:span text:style-name="_31_34">t</text:span><text:span text:style-name="_32_10">o</text:span><text:span text:style-name="_31_"> </text:span><text:span text:style-name="_31_13">a</text:span><text:span text:style-name="_31_51"> </text:span><text:span text:style-name="_35_4">m</text:span><text:span text:style-name="_31_14">a</text:span><text:span text:style-name="_31_92">n</text:span><text:span text:style-name="_32_0">'</text:span><text:span text:style-name="_31_20">s</text:span><text:span text:style-name="_31_51"> </text:span><text:span text:style-name="_32_4">b</text:span><text:span text:style-name="_39_8">o</text:span><text:span text:style-name="_32_21">d</text:span><text:span text:style-name="_35_4">y</text:span><text:span text:style-name="_37_6"> </text:span><text:span text:style-name="_31_94">s</text:span><text:span text:style-name="_34_5">u</text:span><text:span text:style-name="_31_43">c</text:span><text:span text:style-name="_32_16">h</text:span><text:span text:style-name="_31_"> </text:span><text:span text:style-name="_39_6">a</text:span><text:span text:style-name="_31_79">s</text:span><text:span text:style-name="_31_"> </text:span><text:span text:style-name="_31_32">"</text:span><text:span text:style-name="_32_15">i</text:span><text:span text:style-name="_35_0">f</text:span><text:span text:style-name="_37_6"> </text:span><text:span text:style-name="_31_73">y</text:span><text:span text:style-name="_35_9">o</text:span><text:span text:style-name="_31_11">u</text:span><text:span text:style-name="_31_51"> </text:span><text:span text:style-name="_37_4">p</text:span><text:span text:style-name="_31_19">i</text:span><text:span text:style-name="_32_18">n</text:span><text:span text:style-name="_32_4">c</text:span><text:span text:style-name="_31_44">h</text:span><text:span text:style-name="_31_51"> </text:span><text:span text:style-name="_35_7">h</text:span><text:span text:style-name="_31_47">i</text:span><text:span text:style-name="_31_74">m</text:span><text:span text:style-name="_31_"> </text:span><text:span text:style-name="_31_44">h</text:span><text:span text:style-name="_32_25">e</text:span><text:span text:style-name="_31_"> </text:span><text:span text:style-name="_31_46">w</text:span><text:span text:style-name="_32_03">i</text:span><text:span text:style-name="_36_5">l</text:span><text:span text:style-name="_31_28">l</text:span><text:span text:style-name="_31_51"> </text:span><text:span text:style-name="_32_4">s</text:span><text:span text:style-name="_31_34">q</text:span><text:span text:style-name="_32_18">u</text:span><text:span text:style-name="_34_2">e</text:span><text:span text:style-name="_31_44">a</text:span><text:span text:style-name="_31_74">k</text:span><text:span text:style-name="_37_4">.</text:span><text:span text:style-name="_31_04">"</text:span><text:span text:style-name="_31_51"> </text:span><text:span text:style-name="_34_4">I</text:span><text:span text:style-name="_31_20">f</text:span><text:span text:style-name="_31_51"> </text:span><text:span text:style-name="_32_9">w</text:span><text:span text:style-name="_31_26">e</text:span><text:span text:style-name="_31_51"> </text:span><text:span text:style-name="_35_3">s</text:span><text:span text:style-name="_39_6">u</text:span><text:span text:style-name="_32_03">b</text:span><text:span text:style-name="_35_0">s</text:span><text:span text:style-name="_31_40">t</text:span><text:span text:style-name="_31_91">i</text:span><text:span text:style-name="_36_6">t</text:span><text:span text:style-name="_31_05">u</text:span><text:span text:style-name="_31_95">t</text:span><text:span text:style-name="_37_2">e</text:span><text:span text:style-name="_37_6"> </text:span><text:span text:style-name="_32_25">"</text:span><text:span text:style-name="_36_5">l</text:span><text:span text:style-name="_31_14">a</text:span><text:span text:style-name="_31_85">w</text:span><text:span text:style-name="_32_7">s</text:span><text:span text:style-name="_37_6"> </text:span><text:span text:style-name="_31_73">o</text:span><text:span text:style-name="_35_7">f</text:span><text:span text:style-name="_37_6"> </text:span><text:span text:style-name="_32_22">b</text:span><text:span text:style-name="_35_1">e</text:span><text:span text:style-name="_31_34">h</text:span><text:span text:style-name="_31_89">a</text:span><text:span text:style-name="_33_0">v</text:span><text:span text:style-name="_31_44">i</text:span><text:span text:style-name="_32_19">o</text:span><text:span text:style-name="_32_4">u</text:span><text:span text:style-name="_39_8">r</text:span><text:span text:style-name="_31_51"> </text:span><text:span text:style-name="_36_9">w</text:span><text:span text:style-name="_31_13">h</text:span><text:span text:style-name="_31_85">i</text:span><text:span text:style-name="_34_5">c</text:span><text:span text:style-name="_31_43">h</text:span><text:span text:style-name="_31_51"> </text:span><text:span text:style-name="_34_4">r</text:span><text:span text:style-name="_39_8">e</text:span><text:span text:style-name="_31_73">g</text:span><text:span text:style-name="_33_5">u</text:span><text:span text:style-name="_39_8">l</text:span><text:span text:style-name="_32_01">a</text:span><text:span text:style-name="_33_8">t</text:span><text:span text:style-name="_31_16">e</text:span><text:span text:style-name="_31_51"> </text:span><text:span text:style-name="_33_6">h</text:span><text:span text:style-name="_31_26">i</text:span><text:span text:style-name="_32_00">s</text:span><text:span text:style-name="_31_"> </text:span><text:span text:style-name="_39_8">l</text:span><text:span text:style-name="_32_22">i</text:span><text:span text:style-name="_35_7">f</text:span><text:span text:style-name="_31_01">e</text:span><text:span text:style-name="_32_00">"</text:span><text:span text:style-name="_31_"> </text:span><text:span text:style-name="_31_32">f</text:span><text:span text:style-name="_32_22">o</text:span><text:span text:style-name="_36_5">r</text:span><text:span text:style-name="_37_6"> </text:span><text:span text:style-name="_31_92">"</text:span><text:span text:style-name="_33_6">l</text:span><text:span text:style-name="_31_50">a</text:span><text:span text:style-name="_32_00">w</text:span><text:span text:style-name="_37_2">s</text:span><text:span text:style-name="_37_6"> </text:span><text:span text:style-name="_31_71">o</text:span><text:span text:style-name="_36_0">f</text:span><text:span text:style-name="_37_6"> </text:span><text:span text:style-name="_32_16">c</text:span><text:span text:style-name="_34_5">o</text:span><text:span text:style-name="_31_50">n</text:span><text:span text:style-name="_32_10">d</text:span><text:span text:style-name="_32_6">u</text:span><text:span text:style-name="_39_6">c</text:span><text:span text:style-name="_32_09">t</text:span><text:span text:style-name="_31_"> </text:span><text:span text:style-name="_31_10">b</text:span><text:span text:style-name="_32_10">y</text:span><text:span text:style-name="_31_"> </text:span><text:span text:style-name="_31_29">w</text:span><text:span text:style-name="_31_86">h</text:span><text:span text:style-name="_34_1">i</text:span><text:span text:style-name="_31_29">c</text:span><text:span text:style-name="_32_18">h</text:span><text:span text:style-name="_31_"> </text:span><text:span text:style-name="_31_29">h</text:span><text:span text:style-name="_32_21">e</text:span><text:span text:style-name="_31_"> </text:span><text:span text:style-name="_31_04">r</text:span><text:span text:style-name="_32_16">e</text:span><text:span text:style-name="_32_9">g</text:span><text:span text:style-name="_31_11">u</text:span><text:span text:style-name="_32_15">l</text:span><text:span text:style-name="_36_6">a</text:span><text:span text:style-name="_31_26">t</text:span><text:span text:style-name="_31_76">e</text:span><text:span text:style-name="_36_0">s</text:span><text:span text:style-name="_37_6"> </text:span><text:span text:style-name="_32_04">h</text:span><text:span text:style-name="_36_9">i</text:span><text:span text:style-name="_31_10">s</text:span><text:span text:style-name="_31_51"> </text:span><text:span text:style-name="_36_8">l</text:span><text:span text:style-name="_31_47">i</text:span><text:span text:style-name="_31_76">f</text:span><text:span text:style-name="_32_0">e</text:span><text:span text:style-name="_31_40">"</text:span><text:span text:style-name="_31_51"> </text:span><text:span text:style-name="_36_0">i</text:span><text:span text:style-name="_31_19">n</text:span><text:span text:style-name="_31_51"> </text:span><text:span text:style-name="_34_5">t</text:span><text:span text:style-name="_31_13">h</text:span><text:span text:style-name="_31_92">e</text:span><text:span text:style-name="_31_"> </text:span><text:span text:style-name="_31_41">a</text:span><text:span text:style-name="_31_79">r</text:span><text:span text:style-name="_37_5">g</text:span><text:span text:style-name="_31_13">u</text:span><text:span text:style-name="_31_80">m</text:span><text:span text:style-name="_33_5">e</text:span><text:span text:style-name="_31_43">n</text:span><text:span text:style-name="_31_95">t</text:span><text:span text:style-name="_31_"> </text:span><text:span text:style-name="_31_31">q</text:span><text:span text:style-name="_32_22">u</text:span><text:span text:style-name="_34_2">o</text:span><text:span text:style-name="_31_43">t</text:span><text:span text:style-name="_32_22">e</text:span><text:span text:style-name="_32_7">d</text:span><text:span text:style-name="_37_6"> </text:span><text:span text:style-name="_32_25">t</text:span><text:span text:style-name="_37_5">h</text:span><text:span text:style-name="_31_10">e</text:span><text:span text:style-name="_31_51"> </text:span><text:span text:style-name="_33_6">u</text:span><text:span text:style-name="_31_20">n</text:span><text:span text:style-name="_31_71">d</text:span><text:span text:style-name="_34_5">i</text:span><text:span text:style-name="_31_47">s</text:span><text:span text:style-name="_31_71">t</text:span><text:span text:style-name="_33_6">r</text:span><text:span text:style-name="_31_13">i</text:span><text:span text:style-name="_32_24">b</text:span><text:span text:style-name="_36_8">u</text:span><text:span text:style-name="_31_49">t</text:span><text:span text:style-name="_32_01">e</text:span><text:span text:style-name="_35_7">d</text:span><text:span text:style-name="_37_6"> </text:span><text:span text:style-name="_31_85">m</text:span><text:span text:style-name="_37_5">i</text:span><text:span text:style-name="_31_13">d</text:span><text:span text:style-name="_32_24">d</text:span><text:span text:style-name="_36_6">l</text:span><text:span text:style-name="_31_29">e</text:span><text:span text:style-name="_31_51"> </text:span><text:span text:style-name="_32_0">i</text:span><text:span text:style-name="_31_31">s</text:span><text:span text:style-name="_31_51"> </text:span><text:span text:style-name="_34_5">n</text:span><text:span text:style-name="_31_35">o</text:span><text:span text:style-name="_31_51"> </text:span><text:span text:style-name="_34_2">l</text:span><text:span text:style-name="_39_9">o</text:span><text:span text:style-name="_32_24">n</text:span><text:span text:style-name="_34_5">g</text:span><text:span text:style-name="_31_43">e</text:span><text:span text:style-name="_32_06">r</text:span><text:span text:style-name="_31_"> </text:span><text:span text:style-name="_31_19">i</text:span><text:span text:style-name="_32_18">n</text:span><text:span text:style-name="_32_7">s</text:span><text:span text:style-name="_31_44">u</text:span><text:span text:style-name="_31_85">p</text:span><text:span text:style-name="_35_1">e</text:span><text:span text:style-name="_31_32">r</text:span><text:span text:style-name="_31_76">a</text:span><text:span text:style-name="_36_9">b</text:span><text:span text:style-name="_31_14">l</text:span><text:span text:style-name="_32_01">e</text:span><text:span text:style-name="_32_6">.</text:span><text:span text:style-name="_37_6"> </text:span><text:span text:style-name="_32_09">F</text:span><text:span text:style-name="_35_0">o</text:span><text:span text:style-name="_31_34">r</text:span><text:span text:style-name="_31_51"> </text:span><text:span text:style-name="_33_0">w</text:span><text:span text:style-name="_31_43">e</text:span><text:span text:style-name="_31_51"> </text:span><text:span text:style-name="_32_3">b</text:span><text:span text:style-name="_31_49">e</text:span><text:span text:style-name="_31_73">l</text:span><text:span text:style-name="_33_8">i</text:span><text:span text:style-name="_31_47">e</text:span><text:span text:style-name="_32_18">v</text:span><text:span text:style-name="_32_9">e</text:span><text:span text:style-name="_37_6"> </text:span><text:span text:style-name="_32_00">t</text:span><text:span text:style-name="_37_1">h</text:span><text:span text:style-name="_31_17">a</text:span><text:span text:style-name="_31_73">t</text:span><text:span text:style-name="_31_"> </text:span><text:span text:style-name="_31_26">i</text:span><text:span text:style-name="_31_92">t</text:span><text:span text:style-name="_31_"> </text:span><text:span text:style-name="_39_9">i</text:span><text:span text:style-name="_32_00">s</text:span><text:span text:style-name="_31_"> </text:span><text:span text:style-name="_39_8">n</text:span><text:span text:style-name="_31_74">o</text:span><text:span text:style-name="_36_9">t</text:span><text:span text:style-name="_37_6"> </text:span><text:span text:style-name="_31_88">o</text:span><text:span text:style-name="_37_2">n</text:span><text:span text:style-name="_31_17">l</text:span><text:span text:style-name="_31_79">y</text:span><text:span text:style-name="_31_"> </text:span><text:span text:style-name="_31_10">t</text:span><text:span text:style-name="_32_21">r</text:span><text:span text:style-name="_35_0">u</text:span><text:span text:style-name="_31_01">e</text:span><text:span text:style-name="_31_51"> </text:span><text:span text:style-name="_35_7">t</text:span><text:span text:style-name="_31_29">h</text:span><text:span text:style-name="_32_15">a</text:span><text:span text:style-name="_35_3">t</text:span><text:span text:style-name="_37_6"> </text:span><text:span text:style-name="_31_73">b</text:span><text:span text:style-name="_35_3">e</text:span><text:span text:style-name="_31_19">i</text:span><text:span text:style-name="_32_22">n</text:span><text:span text:style-name="_35_4">g</text:span><text:span text:style-name="_37_6"> </text:span><text:span text:style-name="_31_80">r</text:span><text:span text:style-name="_37_5">e</text:span><text:span text:style-name="_31_40">g</text:span><text:span text:style-name="_32_06">u</text:span><text:span text:style-name="_35_6">l</text:span><text:span text:style-name="_31_29">a</text:span><text:span text:style-name="_32_22">t</text:span><text:span text:style-name="_32_1">e</text:span><text:span text:style-name="_31_31">d</text:span><text:span text:style-name="_31_51"> </text:span><text:span text:style-name="_33_0">b</text:span><text:span text:style-name="_39_8">y</text:span><text:span text:style-name="_31_51"> </text:span><text:span text:style-name="_32_4">l</text:span><text:span text:style-name="_31_46">a</text:span><text:span text:style-name="_31_71">w</text:span><text:span text:style-name="_35_3">s</text:span><text:span text:style-name="_37_6"> </text:span><text:span text:style-name="_31_89">o</text:span><text:span text:style-name="_35_1">f</text:span><text:span text:style-name="_37_6"> </text:span><text:span text:style-name="_31_71">b</text:span><text:span text:style-name="_37_2">e</text:span><text:span text:style-name="_31_40">h</text:span><text:span text:style-name="_32_24">a</text:span><text:span text:style-name="_33_6">v</text:span><text:span text:style-name="_31_46">i</text:span><text:span text:style-name="_31_70">o</text:span><text:span text:style-name="_37_5">u</text:span><text:span text:style-name="_31_01">r</text:span><text:span text:style-name="_31_51"> </text:span><text:span text:style-name="_33_9">i</text:span><text:span text:style-name="_31_10">m</text:span><text:span text:style-name="_31_85">p</text:span><text:span text:style-name="_34_4">l</text:span><text:span text:style-name="_31_44">i</text:span><text:span text:style-name="_32_16">e</text:span><text:span text:style-name="_36_5">s</text:span><text:span text:style-name="_37_6"> </text:span><text:span text:style-name="_31_70">b</text:span><text:span text:style-name="_35_7">e</text:span><text:span text:style-name="_31_05">i</text:span><text:span text:style-name="_31_88">n</text:span><text:span text:style-name="_35_1">g</text:span><text:span text:style-name="_37_6"> </text:span><text:span text:style-name="_32_19">s</text:span><text:span text:style-name="_36_9">o</text:span><text:span text:style-name="_39_6">m</text:span><text:span text:style-name="_32_10">e</text:span><text:span text:style-name="_31_"> </text:span><text:span text:style-name="_31_14">s</text:span><text:span text:style-name="_31_86">o</text:span><text:span text:style-name="_35_0">r</text:span><text:span text:style-name="_31_17">t</text:span><text:span text:style-name="_31_51"> </text:span><text:span text:style-name="_35_3">o</text:span><text:span text:style-name="_31_19">f</text:span><text:span text:style-name="_31_51"> </text:span><text:span text:style-name="_35_0">m</text:span><text:span text:style-name="_31_25">a</text:span><text:span text:style-name="_32_01">c</text:span><text:span text:style-name="_34_1">h</text:span><text:span text:style-name="_31_50">i</text:span><text:span text:style-name="_32_24">n</text:span><text:span text:style-name="_36_5">e</text:span><text:span text:style-name="_37_6"> </text:span><text:span text:style-name="_32_09">(</text:span><text:span text:style-name="_35_6">t</text:span><text:span text:style-name="_39_9">h</text:span><text:span text:style-name="_31_70">o</text:span><text:span text:style-name="_34_5">u</text:span><text:span text:style-name="_31_16">g</text:span><text:span text:style-name="_31_86">h</text:span><text:span text:style-name="_31_"> </text:span><text:span text:style-name="_39_8">n</text:span><text:span text:style-name="_32_21">o</text:span><text:span text:style-name="_33_0">t</text:span><text:span text:style-name="_37_6"> </text:span><text:span text:style-name="_32_22">n</text:span><text:span text:style-name="_34_1">e</text:span><text:span text:style-name="_31_16">c</text:span><text:span text:style-name="_32_07">e</text:span><text:span text:style-name="_34_5">s</text:span><text:span text:style-name="_31_41">s</text:span><text:span text:style-name="_31_76">a</text:span><text:span text:style-name="_35_7">r</text:span><text:span text:style-name="_31_01">i</text:span><text:span text:style-name="_31_89">l</text:span><text:span text:style-name="_36_6">y</text:span><text:span text:style-name="_37_6"> </text:span><text:span text:style-name="_32_04">a</text:span><text:span text:style-name="_31_"> </text:span><text:span text:style-name="_31_11">d</text:span><text:span text:style-name="_32_06">i</text:span><text:span text:style-name="_32_6">s</text:span><text:span text:style-name="_31_26">c</text:span><text:span text:style-name="_32_03">r</text:span><text:span text:style-name="_32_3">e</text:span><text:span text:style-name="_31_46">t</text:span><text:span text:style-name="_32_01">e</text:span>-<text:span text:style-name="_31_47">s</text:span><text:span text:style-name="_32_19">t</text:span><text:span text:style-name="_32_6">a</text:span><text:span text:style-name="_31_14">t</text:span><text:span text:style-name="_32_15">e</text:span><text:span text:style-name="_31_"> </text:span><text:span text:style-name="_39_9">m</text:span><text:span text:style-name="_31_79">a</text:span><text:span text:style-name="_34_2">c</text:span><text:span text:style-name="_31_29">h</text:span><text:span text:style-name="_31_71">i</text:span><text:span text:style-name="_32_0">n</text:span><text:span text:style-name="_31_46">e</text:span><text:span text:style-name="_31_74">)</text:span><text:span text:style-name="_37_4">,</text:span><text:span text:style-name="_37_6"> </text:span><text:span text:style-name="_31_86">b</text:span><text:span text:style-name="_37_1">u</text:span><text:span text:style-name="_31_19">t</text:span><text:span text:style-name="_31_51"> </text:span><text:span text:style-name="_33_9">t</text:span><text:span text:style-name="_31_11">h</text:span><text:span text:style-name="_32_18">a</text:span><text:span text:style-name="_36_5">t</text:span><text:span text:style-name="_37_6"> </text:span><text:span text:style-name="_32_18">c</text:span><text:span text:style-name="_32_9">o</text:span><text:span text:style-name="_39_5">n</text:span><text:span text:style-name="_31_71">v</text:span><text:span text:style-name="_35_7">e</text:span><text:span text:style-name="_31_44">r</text:span><text:span text:style-name="_31_92">s</text:span><text:span text:style-name="_32_0">e</text:span><text:span text:style-name="_31_26">l</text:span><text:span text:style-name="_31_74">y</text:span><text:span text:style-name="_31_"> </text:span><text:span text:style-name="_31_28">b</text:span><text:span text:style-name="_31_88">e</text:span><text:span text:style-name="_34_1">i</text:span><text:span text:style-name="_31_47">n</text:span><text:span text:style-name="_31_70">g</text:span><text:span text:style-name="_31_"> </text:span><text:span text:style-name="_31_46">s</text:span><text:span text:style-name="_32_19">u</text:span><text:span text:style-name="_35_3">c</text:span><text:span text:style-name="_31_25">h</text:span><text:span text:style-name="_31_51"> </text:span><text:span text:style-name="_33_6">a</text:span><text:span text:style-name="_37_6"> </text:span><text:span text:style-name="_32_19">m</text:span><text:span text:style-name="_37_2">a</text:span><text:span text:style-name="_39_8">c</text:span><text:span text:style-name="_31_89">h</text:span><text:span text:style-name="_33_0">i</text:span><text:span text:style-name="_31_04">n</text:span><text:span text:style-name="_32_09">e</text:span><text:span text:style-name="_31_"> </text:span><text:span text:style-name="_31_49">i</text:span><text:span text:style-name="_31_71">m</text:span><text:span text:style-name="_32_1">p</text:span><text:span text:style-name="_31_20">l</text:span><text:span text:style-name="_31_79">i</text:span><text:span text:style-name="_37_1">e</text:span><text:span text:style-name="_31_04">s</text:span><text:span text:style-name="_31_51"> </text:span><text:span text:style-name="_32_0">b</text:span><text:span text:style-name="_39_5">e</text:span><text:span text:style-name="_31_95">i</text:span><text:span text:style-name="_35_4">n</text:span><text:span text:style-name="_31_47">g</text:span><text:span text:style-name="_31_51"> </text:span><text:span text:style-name="_32_7">r</text:span><text:span text:style-name="_31_14">e</text:span><text:span text:style-name="_31_71">g</text:span><text:span text:style-name="_33_6">u</text:span><text:span text:style-name="_39_8">l</text:span><text:span text:style-name="_31_85">a</text:span><text:span text:style-name="_35_7">t</text:span><text:span text:style-name="_31_17">e</text:span><text:span text:style-name="_32_01">d</text:span><text:span text:style-name="_31_"> </text:span><text:span text:style-name="_39_6">b</text:span><text:span text:style-name="_32_18">y</text:span><text:span text:style-name="_31_"> </text:span><text:span text:style-name="_39_6">s</text:span><text:span text:style-name="_31_77">u</text:span><text:span text:style-name="_32_7">c</text:span><text:span text:style-name="_31_26">h</text:span><text:span text:style-name="_31_51"> </text:span><text:span text:style-name="_32_9">l</text:span><text:span text:style-name="_31_44">a</text:span><text:span text:style-name="_31_79">w</text:span><text:span text:style-name="_32_1">s</text:span><text:span text:style-name="_31_31">.</text:span><text:span text:style-name="_31_51"> </text:span><text:span text:style-name="_36_6">H</text:span><text:span text:style-name="_31_46">o</text:span><text:span text:style-name="_31_74">w</text:span><text:span text:style-name="_32_1">e</text:span><text:span text:style-name="_31_44">v</text:span><text:span text:style-name="_32_04">e</text:span><text:span text:style-name="_37_1">r</text:span><text:span text:style-name="_31_02">,</text:span><text:span text:style-name="_31_51"> </text:span><text:span text:style-name="_37_5">w</text:span><text:span text:style-name="_31_40">e</text:span><text:span text:style-name="_31_51"> </text:span><text:span text:style-name="_33_6">c</text:span><text:span text:style-name="_31_43">a</text:span><text:span text:style-name="_31_88">n</text:span><text:span text:style-name="_32_9">n</text:span><text:span text:style-name="_31_05">o</text:span><text:span text:style-name="_32_01">t</text:span><text:span text:style-name="_31_"> </text:span><text:span text:style-name="_31_16">s</text:span><text:span text:style-name="_31_76">o</text:span><text:span text:style-name="_31_"> </text:span><text:span text:style-name="_31_02">e</text:span><text:span text:style-name="_31_79">a</text:span><text:span text:style-name="_36_5">s</text:span><text:span text:style-name="_31_41">i</text:span><text:span text:style-name="_31_88">l</text:span><text:span text:style-name="_32_9">y</text:span><text:span text:style-name="_37_6"> </text:span><text:span text:style-name="_31_85">c</text:span><text:span text:style-name="_33_6">o</text:span><text:span text:style-name="_31_20">n</text:span><text:span text:style-name="_32_19">v</text:span><text:span text:style-name="_32_3">i</text:span><text:span text:style-name="_31_14">n</text:span><text:span text:style-name="_32_21">c</text:span><text:span text:style-name="_35_0">e</text:span><text:span text:style-name="_37_6"> </text:span><text:span text:style-name="_32_10">o</text:span><text:span text:style-name="_36_5">u</text:span><text:span text:style-name="_31_47">r</text:span><text:span text:style-name="_32_19">s</text:span><text:span text:style-name="_33_8">e</text:span><text:span text:style-name="_31_17">l</text:span><text:span text:style-name="_32_22">v</text:span><text:span text:style-name="_32_4">e</text:span><text:span text:style-name="_31_02">s</text:span><text:span text:style-name="_31_51"> </text:span><text:span text:style-name="_34_5">o</text:span><text:span text:style-name="_31_02">f</text:span><text:span text:style-name="_31_51"> </text:span><text:span text:style-name="_37_1">t</text:span><text:span text:style-name="_39_9">h</text:span><text:span text:style-name="_31_70">e</text:span><text:span text:style-name="_31_"> </text:span><text:span text:style-name="_39_9">a</text:span><text:span text:style-name="_31_76">b</text:span><text:span text:style-name="_37_2">s</text:span><text:span text:style-name="_31_44">e</text:span><text:span text:style-name="_31_79">n</text:span><text:span text:style-name="_37_4">c</text:span><text:span text:style-name="_31_49">e</text:span><text:span text:style-name="_31_51"> </text:span><text:span text:style-name="_33_6">o</text:span><text:span text:style-name="_39_5">f</text:span><text:span text:style-name="_31_51"> </text:span><text:span text:style-name="_35_0">c</text:span><text:span text:style-name="_31_41">o</text:span><text:span text:style-name="_31_80">m</text:span><text:span text:style-name="_37_5">p</text:span><text:span text:style-name="_39_9">l</text:span><text:span text:style-name="_31_73">e</text:span><text:span text:style-name="_32_6">t</text:span><text:span text:style-name="_39_6">e</text:span><text:span text:style-name="_31_51"> </text:span><text:span text:style-name="_35_6">l</text:span><text:span text:style-name="_31_19">a</text:span><text:span text:style-name="_31_74">w</text:span><text:span text:style-name="_35_3">s</text:span><text:span text:style-name="_37_6"> </text:span><text:span text:style-name="_31_70">o</text:span><text:span text:style-name="_35_0">f</text:span><text:span text:style-name="_37_6"> </text:span><text:span text:style-name="_32_15">b</text:span><text:span text:style-name="_33_6">e</text:span><text:span text:style-name="_31_25">h</text:span><text:span text:style-name="_32_24">a</text:span><text:span text:style-name="_35_1">v</text:span><text:span text:style-name="_31_31">i</text:span><text:span text:style-name="_31_74">o</text:span><text:span text:style-name="_34_5">u</text:span><text:span text:style-name="_31_01">r</text:span><text:span text:style-name="_31_51"> </text:span><text:span text:style-name="_32_4">a</text:span><text:span text:style-name="_31_47">s</text:span><text:span text:style-name="_31_51"> </text:span><text:span text:style-name="_35_4">o</text:span><text:span text:style-name="_31_05">f</text:span><text:span text:style-name="_31_51"> </text:span><text:span text:style-name="_34_5">c</text:span><text:span text:style-name="_31_44">o</text:span><text:span text:style-name="_32_06">m</text:span><text:span text:style-name="_34_5">p</text:span><text:span text:style-name="_31_50">l</text:span><text:span text:style-name="_32_15">e</text:span><text:span text:style-name="_34_1">t</text:span><text:span text:style-name="_31_41">e</text:span><text:span text:style-name="_31_51"> </text:span><text:span text:style-name="_33_8">r</text:span><text:span text:style-name="_31_17">u</text:span><text:span text:style-name="_31_77">l</text:span><text:span text:style-name="_32_9">e</text:span><text:span text:style-name="_31_14">s</text:span><text:span text:style-name="_31_51"> </text:span><text:span text:style-name="_34_4">o</text:span><text:span text:style-name="_39_8">f</text:span><text:span text:style-name="_31_51"> </text:span><text:span text:style-name="_32_9">c</text:span><text:span text:style-name="_31_05">o</text:span><text:span text:style-name="_31_92">n</text:span><text:span text:style-name="_34_4">d</text:span><text:span text:style-name="_31_20">u</text:span><text:span text:style-name="_32_01">c</text:span><text:span text:style-name="_33_5">t</text:span><text:span text:style-name="_39_5">.</text:span><text:span text:style-name="_31_51"> </text:span><text:span text:style-name="_35_0">T</text:span><text:span text:style-name="_31_31">h</text:span><text:span text:style-name="_31_74">e</text:span><text:span text:style-name="_31_"> </text:span><text:span text:style-name="_39_6">o</text:span><text:span text:style-name="_31_92">n</text:span><text:span text:style-name="_32_1">l</text:span><text:span text:style-name="_31_05">y</text:span><text:span text:style-name="_31_51"> </text:span><text:span text:style-name="_36_8">w</text:span><text:span text:style-name="_31_11">a</text:span><text:span text:style-name="_31_73">y</text:span><text:span text:style-name="_31_"> </text:span><text:span text:style-name="_31_16">w</text:span><text:span text:style-name="_31_71">e</text:span><text:span text:style-name="_31_"> </text:span><text:span text:style-name="_31_13">k</text:span><text:span text:style-name="_31_89">n</text:span><text:span text:style-name="_34_1">o</text:span><text:span text:style-name="_31_35">w</text:span><text:span text:style-name="_31_51"> </text:span><text:span text:style-name="_36_6">o</text:span><text:span text:style-name="_31_04">f</text:span><text:span text:style-name="_31_51"> </text:span><text:span text:style-name="_32_0">f</text:span><text:span text:style-name="_31_13">o</text:span><text:span text:style-name="_32_00">r</text:span><text:span text:style-name="_31_"> </text:span><text:span text:style-name="_31_46">f</text:span><text:span text:style-name="_32_06">i</text:span><text:span text:style-name="_33_0">n</text:span><text:span text:style-name="_31_41">d</text:span><text:span text:style-name="_32_16">i</text:span><text:span text:style-name="_35_9">n</text:span><text:span text:style-name="_39_6">g</text:span><text:span text:style-name="_31_51"> </text:span><text:span text:style-name="_37_1">s</text:span><text:span text:style-name="_31_46">u</text:span><text:span text:style-name="_32_19">c</text:span><text:span text:style-name="_34_1">h</text:span><text:span text:style-name="_37_6"> </text:span><text:span text:style-name="_32_21">l</text:span><text:span text:style-name="_33_8">a</text:span><text:span text:style-name="_31_29">w</text:span><text:span text:style-name="_32_19">s</text:span><text:span text:style-name="_31_"> </text:span><text:span text:style-name="_31_10">i</text:span><text:span text:style-name="_31_73">s</text:span><text:span text:style-name="_31_"> </text:span><text:span text:style-name="_31_19">s</text:span><text:span text:style-name="_31_79">c</text:span><text:span text:style-name="_37_5">i</text:span><text:span text:style-name="_31_17">e</text:span><text:span text:style-name="_31_91">n</text:span><text:span text:style-name="_35_7">t</text:span><text:span text:style-name="_31_35">i</text:span><text:span text:style-name="_31_76">f</text:span><text:span text:style-name="_35_6">i</text:span><text:span text:style-name="_31_20">c</text:span><text:span text:style-name="_31_51"> </text:span><text:span text:style-name="_35_7">o</text:span><text:span text:style-name="_31_28">b</text:span><text:span text:style-name="_31_79">s</text:span><text:span text:style-name="_34_4">e</text:span><text:span text:style-name="_39_8">r</text:span><text:span text:style-name="_32_10">v</text:span><text:span text:style-name="_34_1">a</text:span><text:span text:style-name="_31_43">t</text:span><text:span text:style-name="_31_79">i</text:span><text:span text:style-name="_36_0">o</text:span><text:span text:style-name="_31_04">n</text:span><text:span text:style-name="_31_91">,</text:span><text:span text:style-name="_31_"> </text:span><text:span text:style-name="_31_25">a</text:span><text:span text:style-name="_32_25">n</text:span><text:span text:style-name="_34_2">d</text:span><text:span text:style-name="_37_6"> </text:span><text:span text:style-name="_31_86">w</text:span><text:span text:style-name="_33_5">e</text:span><text:span text:style-name="_37_6"> </text:span><text:span text:style-name="_31_85">c</text:span><text:span text:style-name="_34_2">e</text:span><text:span text:style-name="_31_34">r</text:span><text:span text:style-name="_31_92">t</text:span><text:span text:style-name="_34_2">a</text:span><text:span text:style-name="_31_50">i</text:span><text:span text:style-name="_32_18">n</text:span><text:span text:style-name="_33_6">l</text:span><text:span text:style-name="_31_14">y</text:span><text:span text:style-name="_31_51"> </text:span><text:span text:style-name="_32_9">k</text:span><text:span text:style-name="_31_25">n</text:span><text:span text:style-name="_32_06">o</text:span><text:span text:style-name="_32_6">w</text:span><text:span text:style-name="_37_6"> </text:span><text:span text:style-name="_32_18">o</text:span><text:span text:style-name="_36_6">f</text:span><text:span text:style-name="_37_6"> </text:span><text:span text:style-name="_32_24">n</text:span><text:span text:style-name="_32_0">o</text:span><text:span text:style-name="_37_6"> </text:span><text:span text:style-name="_32_18">c</text:span><text:span text:style-name="_33_9">i</text:span><text:span text:style-name="_31_34">r</text:span><text:span text:style-name="_31_79">c</text:span><text:span text:style-name="_32_9">u</text:span><text:span text:style-name="_31_04">m</text:span><text:span text:style-name="_31_73">s</text:span><text:span text:style-name="_35_0">t</text:span><text:span text:style-name="_39_5">a</text:span><text:span text:style-name="_32_24">n</text:span><text:span text:style-name="_33_9">c</text:span><text:span text:style-name="_31_32">e</text:span><text:span text:style-name="_31_79">s</text:span><text:span text:style-name="_31_"> </text:span><text:span text:style-name="_31_04">u</text:span><text:span text:style-name="_32_10">n</text:span><text:span text:style-name="_32_1">d</text:span><text:span text:style-name="_31_43">e</text:span><text:span text:style-name="_31_92">r</text:span><text:span text:style-name="_31_"> </text:span><text:span text:style-name="_31_10">w</text:span><text:span text:style-name="_32_09">h</text:span><text:span text:style-name="_34_5">i</text:span><text:span text:style-name="_31_44">c</text:span><text:span text:style-name="_32_04">h</text:span><text:span text:style-name="_31_"> </text:span><text:span text:style-name="_31_02">w</text:span><text:span text:style-name="_32_04">e</text:span><text:span text:style-name="_31_"> </text:span><text:span text:style-name="_31_11">c</text:span><text:span text:style-name="_32_07">o</text:span><text:span text:style-name="_35_9">u</text:span><text:span text:style-name="_31_31">l</text:span><text:span text:style-name="_32_16">d</text:span><text:span text:style-name="_31_"> </text:span><text:span text:style-name="_39_6">s</text:span><text:span text:style-name="_31_91">a</text:span><text:span text:style-name="_32_4">y</text:span><text:span text:style-name="_31_34">,</text:span><text:span text:style-name="_31_51"> </text:span><text:span text:style-name="_35_0">"</text:span><text:span text:style-name="_31_20">W</text:span><text:span text:style-name="_31_95">e</text:span><text:span text:style-name="_31_"> </text:span><text:span text:style-name="_31_01">h</text:span><text:span text:style-name="_32_21">a</text:span><text:span text:style-name="_33_9">v</text:span><text:span text:style-name="_31_10">e</text:span><text:span text:style-name="_31_51"> </text:span><text:span text:style-name="_32_6">s</text:span><text:span text:style-name="_31_02">e</text:span><text:span text:style-name="_32_01">a</text:span><text:span text:style-name="_37_1">r</text:span><text:span text:style-name="_31_20">c</text:span><text:span text:style-name="_32_04">h</text:span><text:span text:style-name="_37_2">e</text:span><text:span text:style-name="_31_47">d</text:span><text:span text:style-name="_31_51"> </text:span><text:span text:style-name="_34_1">e</text:span><text:span text:style-name="_31_10">n</text:span><text:span text:style-name="_31_92">o</text:span><text:span text:style-name="_35_0">u</text:span><text:span text:style-name="_31_01">g</text:span><text:span text:style-name="_32_18">h</text:span><text:span text:style-name="_32_1">.</text:span><text:span text:style-name="_37_6"> </text:span><text:span text:style-name="_31_94">T</text:span><text:span text:style-name="_36_6">h</text:span><text:span text:style-name="_31_11">e</text:span><text:span text:style-name="_32_06">r</text:span><text:span text:style-name="_36_6">e</text:span><text:span text:style-name="_37_6"> </text:span><text:span text:style-name="_31_88">a</text:span><text:span text:style-name="_33_8">r</text:span><text:span text:style-name="_31_26">e</text:span><text:span text:style-name="_31_51"> </text:span><text:span text:style-name="_35_4">n</text:span><text:span text:style-name="_39_5">o</text:span><text:span text:style-name="_31_51"> </text:span><text:span text:style-name="_33_5">s</text:span><text:span text:style-name="_31_43">u</text:span><text:span text:style-name="_31_92">c</text:span><text:span text:style-name="_35_1">h</text:span><text:span text:style-name="_37_6"> </text:span><text:span text:style-name="_32_18">l</text:span><text:span text:style-name="_32_4">a</text:span><text:span text:style-name="_31_05">w</text:span><text:span text:style-name="_32_10">s</text:span><text:span text:style-name="_33_9">.</text:span><text:span text:style-name="_31_44">"</text:span></text:p>
      <text:p text:style-name="P1"><text:span text:style-name="_36_8">W</text:span><text:span text:style-name="_31_26">e</text:span><text:span text:style-name="_31_51"> </text:span><text:span text:style-name="_33_9">c</text:span><text:span text:style-name="_31_25">a</text:span><text:span text:style-name="_31_70">n</text:span><text:span text:style-name="_31_"> </text:span><text:span text:style-name="_31_26">d</text:span><text:span text:style-name="_32_15">e</text:span><text:span text:style-name="_36_9">m</text:span><text:span text:style-name="_31_14">o</text:span><text:span text:style-name="_32_10">n</text:span><text:span text:style-name="_32_6">s</text:span><text:span text:style-name="_31_13">t</text:span><text:span text:style-name="_32_01">r</text:span><text:span text:style-name="_34_5">a</text:span><text:span text:style-name="_39_5">t</text:span><text:span text:style-name="_32_00">e</text:span><text:span text:style-name="_31_"> </text:span><text:span text:style-name="_31_26">m</text:span><text:span text:style-name="_32_16">o</text:span><text:span text:style-name="_32_9">r</text:span><text:span text:style-name="_31_49">e</text:span><text:span text:style-name="_31_51"> </text:span><text:span text:style-name="_32_9">f</text:span><text:span text:style-name="_31_10">o</text:span><text:span text:style-name="_31_91">r</text:span><text:span text:style-name="_34_5">c</text:span><text:span text:style-name="_31_17">i</text:span><text:span text:style-name="_31_94">b</text:span><text:span text:style-name="_32_7">l</text:span><text:span text:style-name="_39_6">y</text:span><text:span text:style-name="_31_51"> </text:span><text:span text:style-name="_35_1">t</text:span><text:span text:style-name="_31_28">h</text:span><text:span text:style-name="_32_21">a</text:span><text:span text:style-name="_32_4">t</text:span><text:span text:style-name="_37_6"> </text:span><text:span text:style-name="_32_09">a</text:span><text:span text:style-name="_34_4">n</text:span><text:span text:style-name="_31_32">y</text:span><text:span text:style-name="_31_51"> </text:span><text:span text:style-name="_32_7">s</text:span><text:span text:style-name="_31_31">u</text:span><text:span text:style-name="_32_09">c</text:span><text:span text:style-name="_34_2">h</text:span><text:span text:style-name="_37_6"> </text:span><text:span text:style-name="_32_07">s</text:span><text:span text:style-name="_37_5">t</text:span><text:span text:style-name="_31_17">a</text:span><text:span text:style-name="_31_79">t</text:span><text:span text:style-name="_35_3">e</text:span><text:span text:style-name="_31_02">m</text:span><text:span text:style-name="_31_86">e</text:span><text:span text:style-name="_36_0">n</text:span><text:span text:style-name="_31_14">t</text:span><text:span text:style-name="_31_51"> </text:span><text:span text:style-name="_32_1">w</text:span><text:span text:style-name="_31_31">o</text:span><text:span text:style-name="_31_89">u</text:span><text:span text:style-name="_32_7">l</text:span><text:span text:style-name="_31_20">d</text:span><text:span text:style-name="_31_51"> </text:span><text:span text:style-name="_32_3">b</text:span><text:span text:style-name="_31_29">e</text:span><text:span text:style-name="_31_51"> </text:span><text:span text:style-name="_36_9">u</text:span><text:span text:style-name="_31_49">n</text:span><text:span text:style-name="_32_03">j</text:span><text:span text:style-name="_34_4">u</text:span><text:span text:style-name="_31_17">s</text:span><text:span text:style-name="_32_07">t</text:span><text:span text:style-name="_35_4">i</text:span><text:span text:style-name="_31_49">f</text:span><text:span text:style-name="_32_21">i</text:span><text:span text:style-name="_36_8">e</text:span><text:span text:style-name="_31_34">d</text:span><text:span text:style-name="_31_73">.</text:span><text:span text:style-name="_31_"> </text:span><text:span text:style-name="_31_32">F</text:span><text:span text:style-name="_31_94">o</text:span><text:span text:style-name="_34_1">r</text:span><text:span text:style-name="_37_6"> </text:span><text:span text:style-name="_32_22">s</text:span><text:span text:style-name="_33_5">u</text:span><text:span text:style-name="_31_40">p</text:span><text:span text:style-name="_31_77">p</text:span><text:span text:style-name="_33_6">o</text:span><text:span text:style-name="_31_13">s</text:span><text:span text:style-name="_31_94">e</text:span><text:span text:style-name="_31_"> </text:span><text:span text:style-name="_31_05">w</text:span><text:span text:style-name="_31_74">e</text:span><text:span text:style-name="_31_"> </text:span><text:span text:style-name="_31_13">c</text:span><text:span text:style-name="_32_24">o</text:span><text:span text:style-name="_34_2">u</text:span><text:span text:style-name="_31_14">l</text:span><text:span text:style-name="_31_85">d</text:span><text:span text:style-name="_31_"> </text:span><text:span text:style-name="_31_19">b</text:span><text:span text:style-name="_32_09">e</text:span><text:span text:style-name="_31_"> </text:span><text:span text:style-name="_31_49">s</text:span><text:span text:style-name="_32_04">u</text:span><text:span text:style-name="_33_5">r</text:span><text:span text:style-name="_31_40">e</text:span><text:span text:style-name="_31_51"> </text:span><text:span text:style-name="_34_4">o</text:span><text:span text:style-name="_31_26">f</text:span><text:span text:style-name="_31_51"> </text:span><text:span text:style-name="_32_7">f</text:span><text:span text:style-name="_39_6">i</text:span><text:span text:style-name="_31_71">n</text:span><text:span text:style-name="_32_7">d</text:span><text:span text:style-name="_31_43">i</text:span><text:span text:style-name="_31_91">n</text:span><text:span text:style-name="_37_5">g</text:span><text:span text:style-name="_37_6"> </text:span><text:span text:style-name="_32_25">s</text:span><text:span text:style-name="_33_8">u</text:span><text:span text:style-name="_39_9">c</text:span><text:span text:style-name="_31_94">h</text:span><text:span text:style-name="_31_"> </text:span><text:span text:style-name="_31_02">l</text:span><text:span text:style-name="_31_79">a</text:span><text:span text:style-name="_36_5">w</text:span><text:span text:style-name="_31_46">s</text:span><text:span text:style-name="_31_51"> </text:span><text:span text:style-name="_35_0">i</text:span><text:span text:style-name="_31_19">f</text:span><text:span text:style-name="_31_51"> </text:span><text:span text:style-name="_35_3">t</text:span><text:span text:style-name="_31_14">h</text:span><text:span text:style-name="_32_09">e</text:span><text:span text:style-name="_37_4">y</text:span><text:span text:style-name="_37_6"> </text:span><text:span text:style-name="_31_94">e</text:span><text:span text:style-name="_35_0">x</text:span><text:span text:style-name="_31_44">i</text:span><text:span text:style-name="_32_09">s</text:span><text:span text:style-name="_37_2">t</text:span><text:span text:style-name="_31_19">e</text:span><text:span text:style-name="_31_86">d</text:span><text:span text:style-name="_32_1">.</text:span><text:span text:style-name="_37_6"> </text:span><text:span text:style-name="_32_09">T</text:span><text:span text:style-name="_35_7">h</text:span><text:span text:style-name="_31_29">e</text:span><text:span text:style-name="_31_73">n</text:span><text:span text:style-name="_31_"> </text:span><text:span text:style-name="_31_41">g</text:span><text:span text:style-name="_32_09">i</text:span><text:span text:style-name="_35_4">v</text:span><text:span text:style-name="_39_8">e</text:span><text:span text:style-name="_31_86">n</text:span><text:span text:style-name="_31_"> </text:span><text:span text:style-name="_31_17">a</text:span><text:span text:style-name="_31_51"> </text:span><text:span text:style-name="_33_9">d</text:span><text:span text:style-name="_31_46">i</text:span><text:span text:style-name="_31_70">s</text:span><text:span text:style-name="_36_5">c</text:span><text:span text:style-name="_31_25">r</text:span><text:span text:style-name="_32_01">e</text:span><text:span text:style-name="_34_5">t</text:span><text:span text:style-name="_31_20">e</text:span>-<text:span text:style-name="_32_3">s</text:span><text:span text:style-name="_31_14">t</text:span><text:span text:style-name="_32_01">a</text:span><text:span text:style-name="_33_8">t</text:span><text:span text:style-name="_31_10">e</text:span><text:span text:style-name="_31_51"> </text:span><text:span text:style-name="_32_6">m</text:span><text:span text:style-name="_31_47">a</text:span><text:span text:style-name="_32_10">c</text:span><text:span text:style-name="_33_6">h</text:span><text:span text:style-name="_31_02">i</text:span><text:span text:style-name="_31_86">n</text:span><text:span text:style-name="_35_3">e</text:span><text:span text:style-name="_37_6"> </text:span><text:span text:style-name="_32_22">i</text:span><text:span text:style-name="_35_0">t</text:span><text:span text:style-name="_37_6"> </text:span><text:span text:style-name="_32_25">s</text:span><text:span text:style-name="_37_5">h</text:span><text:span text:style-name="_31_02">o</text:span><text:span text:style-name="_31_80">u</text:span><text:span text:style-name="_32_7">l</text:span><text:span text:style-name="_31_02">d</text:span><text:span text:style-name="_31_51"> </text:span><text:span text:style-name="_36_6">c</text:span><text:span text:style-name="_31_29">e</text:span><text:span text:style-name="_32_00">r</text:span><text:span text:style-name="_36_8">t</text:span><text:span text:style-name="_31_40">a</text:span><text:span text:style-name="_32_10">i</text:span><text:span text:style-name="_32_9">n</text:span><text:span text:style-name="_31_04">l</text:span><text:span text:style-name="_31_91">y</text:span><text:span text:style-name="_31_"> </text:span><text:span text:style-name="_31_16">b</text:span><text:span text:style-name="_31_86">e</text:span><text:span text:style-name="_31_"> </text:span><text:span text:style-name="_31_01">p</text:span><text:span text:style-name="_32_19">o</text:span><text:span text:style-name="_36_0">s</text:span><text:span text:style-name="_31_31">s</text:span><text:span text:style-name="_32_18">i</text:span><text:span text:style-name="_32_4">b</text:span><text:span text:style-name="_31_16">l</text:span><text:span text:style-name="_31_94">e</text:span><text:span text:style-name="_31_"> </text:span><text:span text:style-name="_31_13">t</text:span><text:span text:style-name="_32_16">o</text:span><text:span text:style-name="_31_"> </text:span><text:span text:style-name="_31_49">d</text:span><text:span text:style-name="_31_89">i</text:span><text:span text:style-name="_32_3">s</text:span><text:span text:style-name="_31_19">c</text:span><text:span text:style-name="_32_09">o</text:span><text:span text:style-name="_33_6">v</text:span><text:span text:style-name="_39_6">e</text:span><text:span text:style-name="_31_88">r</text:span><text:span text:style-name="_31_"> </text:span><text:span text:style-name="_31_13">b</text:span><text:span text:style-name="_31_91">y</text:span><text:span text:style-name="_31_"> </text:span><text:span text:style-name="_31_14">o</text:span><text:span text:style-name="_32_10">b</text:span><text:span text:style-name="_36_8">s</text:span><text:span text:style-name="_31_16">e</text:span><text:span text:style-name="_31_80">r</text:span><text:span text:style-name="_32_1">v</text:span><text:span text:style-name="_31_31">a</text:span><text:span text:style-name="_32_07">t</text:span><text:span text:style-name="_37_5">i</text:span><text:span text:style-name="_31_16">o</text:span><text:span text:style-name="_31_77">n</text:span><text:span text:style-name="_31_"> </text:span><text:span text:style-name="_31_04">s</text:span><text:span text:style-name="_31_76">u</text:span><text:span text:style-name="_35_4">f</text:span><text:span text:style-name="_31_16">f</text:span><text:span text:style-name="_32_10">i</text:span><text:span text:style-name="_35_9">c</text:span><text:span text:style-name="_31_17">i</text:span><text:span text:style-name="_31_79">e</text:span><text:span text:style-name="_35_0">n</text:span><text:span text:style-name="_39_9">t</text:span><text:span text:style-name="_31_51"> </text:span><text:span text:style-name="_33_6">a</text:span><text:span text:style-name="_31_32">b</text:span><text:span text:style-name="_31_80">o</text:span><text:span text:style-name="_32_0">u</text:span><text:span text:style-name="_31_13">t</text:span><text:span text:style-name="_31_51"> </text:span><text:span text:style-name="_37_5">i</text:span><text:span text:style-name="_31_35">t</text:span><text:span text:style-name="_31_51"> </text:span><text:span text:style-name="_36_0">t</text:span><text:span text:style-name="_31_49">o</text:span><text:span text:style-name="_31_51"> </text:span><text:span text:style-name="_32_0">p</text:span><text:span text:style-name="_31_04">r</text:span><text:span text:style-name="_31_91">e</text:span><text:span text:style-name="_32_3">d</text:span><text:span text:style-name="_31_13">i</text:span><text:span text:style-name="_32_09">c</text:span><text:span text:style-name="_33_9">t</text:span><text:span text:style-name="_37_6"> </text:span><text:span text:style-name="_32_03">i</text:span><text:span text:style-name="_37_1">t</text:span><text:span text:style-name="_31_28">s</text:span><text:span text:style-name="_31_51"> </text:span><text:span text:style-name="_35_0">f</text:span><text:span text:style-name="_31_02">u</text:span><text:span text:style-name="_31_91">t</text:span><text:span text:style-name="_35_4">u</text:span><text:span text:style-name="_31_32">r</text:span><text:span text:style-name="_32_25">e</text:span><text:span text:style-name="_31_"> </text:span><text:span text:style-name="_31_13">b</text:span><text:span text:style-name="_32_25">e</text:span><text:span text:style-name="_36_9">h</text:span><text:span text:style-name="_31_49">a</text:span><text:span text:style-name="_31_94">v</text:span><text:span text:style-name="_33_0">i</text:span><text:span text:style-name="_39_5">o</text:span><text:span text:style-name="_31_74">u</text:span><text:span text:style-name="_32_3">r</text:span><text:span text:style-name="_31_40">,</text:span><text:span text:style-name="_31_51"> </text:span><text:span text:style-name="_35_3">a</text:span><text:span text:style-name="_31_47">n</text:span><text:span text:style-name="_31_94">d</text:span><text:span text:style-name="_31_"> </text:span><text:span text:style-name="_31_50">t</text:span><text:span text:style-name="_31_95">h</text:span><text:span text:style-name="_36_8">i</text:span><text:span text:style-name="_31_05">s</text:span><text:span text:style-name="_31_51"> </text:span><text:span text:style-name="_36_6">w</text:span><text:span text:style-name="_31_16">i</text:span><text:span text:style-name="_31_85">t</text:span><text:span text:style-name="_33_5">h</text:span><text:span text:style-name="_31_40">i</text:span><text:span text:style-name="_31_88">n</text:span><text:span text:style-name="_31_"> </text:span><text:span text:style-name="_31_26">a</text:span><text:span text:style-name="_31_51"> </text:span><text:span text:style-name="_35_9">r</text:span><text:span text:style-name="_31_29">e</text:span><text:span text:style-name="_31_94">a</text:span><text:span text:style-name="_33_6">s</text:span><text:span text:style-name="_31_11">o</text:span><text:span text:style-name="_32_04">n</text:span><text:span text:style-name="_34_1">a</text:span><text:span text:style-name="_31_26">b</text:span><text:span text:style-name="_32_00">l</text:span><text:span text:style-name="_36_8">e</text:span><text:span text:style-name="_37_6"> </text:span><text:span text:style-name="_32_00">t</text:span><text:span text:style-name="_33_6">i</text:span><text:span text:style-name="_39_6">m</text:span><text:span text:style-name="_32_06">e</text:span><text:span text:style-name="_35_1">,</text:span><text:span text:style-name="_37_6"> </text:span><text:span text:style-name="_31_95">s</text:span><text:span text:style-name="_33_5">a</text:span><text:span text:style-name="_31_11">y</text:span><text:span text:style-name="_31_51"> </text:span><text:span text:style-name="_32_3">a</text:span><text:span text:style-name="_37_6"> </text:span><text:span text:style-name="_32_19">t</text:span><text:span text:style-name="_37_5">h</text:span><text:span text:style-name="_39_6">o</text:span><text:span text:style-name="_31_71">u</text:span><text:span text:style-name="_34_1">s</text:span><text:span text:style-name="_31_10">a</text:span><text:span text:style-name="_31_76">n</text:span><text:span text:style-name="_36_9">d</text:span><text:span text:style-name="_37_6"> </text:span><text:span text:style-name="_32_10">y</text:span><text:span text:style-name="_36_0">e</text:span><text:span text:style-name="_31_16">a</text:span><text:span text:style-name="_32_22">r</text:span><text:span text:style-name="_35_3">s</text:span><text:span text:style-name="_31_10">.</text:span><text:span text:style-name="_31_51"> </text:span><text:span text:style-name="_36_5">B</text:span><text:span text:style-name="_31_19">u</text:span><text:span text:style-name="_31_92">t</text:span><text:span text:style-name="_31_"> </text:span><text:span text:style-name="_31_46">t</text:span><text:span text:style-name="_31_85">h</text:span><text:span text:style-name="_34_1">i</text:span><text:span text:style-name="_31_19">s</text:span><text:span text:style-name="_31_51"> </text:span><text:span text:style-name="_35_7">d</text:span><text:span text:style-name="_39_9">o</text:span><text:span text:style-name="_32_00">e</text:span><text:span text:style-name="_34_1">s</text:span><text:span text:style-name="_37_6"> </text:span><text:span text:style-name="_31_88">n</text:span><text:span text:style-name="_34_2">o</text:span><text:span text:style-name="_31_41">t</text:span><text:span text:style-name="_31_51"> </text:span><text:span text:style-name="_35_6">s</text:span><text:span text:style-name="_31_11">e</text:span><text:span text:style-name="_32_07">e</text:span><text:span text:style-name="_36_6">m</text:span><text:span text:style-name="_37_6"> </text:span><text:span text:style-name="_31_94">t</text:span><text:span text:style-name="_37_5">o</text:span><text:span text:style-name="_37_6"> </text:span><text:span text:style-name="_32_03">b</text:span><text:span text:style-name="_33_6">e</text:span><text:span text:style-name="_37_6"> </text:span><text:span text:style-name="_32_25">t</text:span><text:span text:style-name="_36_5">h</text:span><text:span text:style-name="_31_19">e</text:span><text:span text:style-name="_31_51"> </text:span><text:span text:style-name="_35_6">c</text:span><text:span text:style-name="_31_17">a</text:span><text:span text:style-name="_32_09">s</text:span><text:span text:style-name="_36_9">e</text:span><text:span text:style-name="_31_13">.</text:span><text:span text:style-name="_31_51"> </text:span><text:span text:style-name="_35_3">I</text:span><text:span text:style-name="_37_6"> </text:span><text:span text:style-name="_32_25">h</text:span><text:span text:style-name="_35_3">a</text:span><text:span text:style-name="_31_01">v</text:span><text:span text:style-name="_32_10">e</text:span><text:span text:style-name="_31_"> </text:span><text:span text:style-name="_31_10">s</text:span><text:span text:style-name="_31_80">e</text:span><text:span text:style-name="_33_0">t</text:span><text:span text:style-name="_37_6"> </text:span><text:span text:style-name="_31_88">u</text:span><text:span text:style-name="_36_8">p</text:span><text:span text:style-name="_37_6"> </text:span><text:span text:style-name="_31_80">o</text:span><text:span text:style-name="_36_5">n</text:span><text:span text:style-name="_37_6"> </text:span><text:span text:style-name="_32_07">t</text:span><text:span text:style-name="_36_9">h</text:span><text:span text:style-name="_31_02">e</text:span><text:span text:style-name="_31_51"> </text:span><text:span text:style-name="_35_0">M</text:span><text:span text:style-name="_31_46">a</text:span><text:span text:style-name="_32_09">n</text:span><text:span text:style-name="_34_1">c</text:span><text:span text:style-name="_31_10">h</text:span><text:span text:style-name="_32_21">e</text:span><text:span text:style-name="_32_3">s</text:span><text:span text:style-name="_39_9">t</text:span><text:span text:style-name="_31_94">e</text:span><text:span text:style-name="_34_4">r</text:span><text:span text:style-name="_37_6"> </text:span><text:span text:style-name="_32_24">c</text:span><text:span text:style-name="_35_7">o</text:span><text:span text:style-name="_31_31">m</text:span><text:span text:style-name="_32_03">p</text:span><text:span text:style-name="_34_4">u</text:span><text:span text:style-name="_31_04">t</text:span><text:span text:style-name="_32_01">e</text:span><text:span text:style-name="_33_5">r</text:span><text:span text:style-name="_37_6"> </text:span><text:span text:style-name="_32_01">a</text:span><text:span text:style-name="_31_"> </text:span><text:span text:style-name="_39_9">s</text:span><text:span text:style-name="_31_92">m</text:span><text:span text:style-name="_34_2">a</text:span><text:span text:style-name="_31_40">l</text:span><text:span text:style-name="_32_16">l</text:span><text:span text:style-name="_31_"> </text:span><text:span text:style-name="_31_43">p</text:span><text:span text:style-name="_31_73">r</text:span><text:span text:style-name="_36_0">o</text:span><text:span text:style-name="_31_43">g</text:span><text:span text:style-name="_31_88">r</text:span><text:span text:style-name="_35_3">a</text:span><text:span text:style-name="_31_32">m</text:span><text:span text:style-name="_32_03">m</text:span><text:span text:style-name="_32_0">e</text:span><text:span text:style-name="_37_6"> </text:span><text:span text:style-name="_32_04">u</text:span><text:span text:style-name="_32_0">s</text:span><text:span text:style-name="_31_26">i</text:span><text:span text:style-name="_32_09">n</text:span><text:span text:style-name="_36_9">g</text:span><text:span text:style-name="_37_6"> </text:span><text:span text:style-name="_31_85">o</text:span><text:span text:style-name="_35_7">n</text:span><text:span text:style-name="_31_34">l</text:span><text:span text:style-name="_31_77">y</text:span><text:span text:style-name="_31_"> </text:span><text:span text:style-name="_31_34">1</text:span><text:span text:style-name="_31_74">,</text:span><text:span text:style-name="_32_0">0</text:span><text:span text:style-name="_31_34">0</text:span><text:span text:style-name="_31_80">0</text:span><text:span text:style-name="_31_"> </text:span><text:span text:style-name="_31_19">u</text:span><text:span text:style-name="_32_24">n</text:span><text:span text:style-name="_36_8">i</text:span><text:span text:style-name="_31_16">t</text:span><text:span text:style-name="_32_00">s</text:span><text:span text:style-name="_31_"> </text:span><text:span text:style-name="_31_16">o</text:span><text:span text:style-name="_32_18">f</text:span><text:span text:style-name="_31_"> </text:span><text:span text:style-name="_31_25">s</text:span><text:span text:style-name="_32_10">t</text:span><text:span text:style-name="_36_8">o</text:span><text:span text:style-name="_31_17">r</text:span><text:span text:style-name="_32_21">a</text:span><text:span text:style-name="_32_9">g</text:span><text:span text:style-name="_31_29">e</text:span><text:span text:style-name="_32_03">,</text:span><text:span text:style-name="_31_"> </text:span><text:span text:style-name="_39_8">w</text:span><text:span text:style-name="_31_80">h</text:span><text:span text:style-name="_35_3">e</text:span><text:span text:style-name="_31_05">r</text:span><text:span text:style-name="_31_74">e</text:span><text:span text:style-name="_32_7">b</text:span><text:span text:style-name="_31_14">y</text:span><text:span text:style-name="_31_51"> </text:span><text:span text:style-name="_34_2">t</text:span><text:span text:style-name="_31_10">h</text:span><text:span text:style-name="_32_10">e</text:span><text:span text:style-name="_31_"> </text:span><text:span text:style-name="_31_14">m</text:span><text:span text:style-name="_32_25">a</text:span><text:span text:style-name="_35_9">c</text:span><text:span text:style-name="_31_10">h</text:span><text:span text:style-name="_31_70">i</text:span><text:span text:style-name="_35_4">n</text:span><text:span text:style-name="_31_47">e</text:span><text:span text:style-name="_31_51"> </text:span><text:span text:style-name="_33_9">s</text:span><text:span text:style-name="_31_49">u</text:span><text:span text:style-name="_32_04">p</text:span><text:span text:style-name="_37_2">p</text:span><text:span text:style-name="_31_05">l</text:span><text:span text:style-name="_32_00">i</text:span><text:span text:style-name="_32_7">e</text:span><text:span text:style-name="_31_34">d</text:span><text:span text:style-name="_31_51"> </text:span><text:span text:style-name="_32_3">w</text:span><text:span text:style-name="_31_43">i</text:span><text:span text:style-name="_32_04">t</text:span><text:span text:style-name="_34_5">h</text:span><text:span text:style-name="_37_6"> </text:span><text:span text:style-name="_31_85">o</text:span><text:span text:style-name="_33_8">n</text:span><text:span text:style-name="_31_29">e</text:span><text:span text:style-name="_31_51"> </text:span><text:span text:style-name="_35_3">s</text:span><text:span text:style-name="_39_5">i</text:span><text:span text:style-name="_31_80">x</text:span><text:span text:style-name="_33_6">t</text:span><text:span text:style-name="_31_34">e</text:span><text:span text:style-name="_32_19">e</text:span><text:span text:style-name="_33_9">n</text:span>-<text:span text:style-name="_31_86">f</text:span><text:span text:style-name="_33_8">i</text:span><text:span text:style-name="_31_19">g</text:span><text:span text:style-name="_31_77">u</text:span><text:span text:style-name="_35_9">r</text:span><text:span text:style-name="_31_41">e</text:span><text:span text:style-name="_31_51"> </text:span><text:span text:style-name="_37_5">n</text:span><text:span text:style-name="_31_16">u</text:span><text:span text:style-name="_32_22">m</text:span><text:span text:style-name="_35_7">b</text:span><text:span text:style-name="_31_11">e</text:span><text:span text:style-name="_31_88">r</text:span><text:span text:style-name="_31_"> </text:span><text:span text:style-name="_31_28">r</text:span><text:span text:style-name="_31_74">e</text:span><text:span text:style-name="_35_7">p</text:span><text:span text:style-name="_31_34">l</text:span><text:span text:style-name="_32_15">i</text:span><text:span text:style-name="_36_9">e</text:span><text:span text:style-name="_31_16">s</text:span><text:span text:style-name="_31_51"> </text:span><text:span text:style-name="_32_7">w</text:span><text:span text:style-name="_31_19">i</text:span><text:span text:style-name="_32_15">t</text:span><text:span text:style-name="_37_2">h</text:span><text:span text:style-name="_37_6"> </text:span><text:span text:style-name="_31_94">a</text:span><text:span text:style-name="_36_0">n</text:span><text:span text:style-name="_31_05">o</text:span><text:span text:style-name="_31_88">t</text:span><text:span text:style-name="_35_6">h</text:span><text:span text:style-name="_31_04">e</text:span><text:span text:style-name="_32_10">r</text:span><text:span text:style-name="_31_"> </text:span><text:span text:style-name="_31_19">w</text:span><text:span text:style-name="_31_92">i</text:span><text:span text:style-name="_36_8">t</text:span><text:span text:style-name="_39_6">h</text:span><text:span text:style-name="_31_94">i</text:span><text:span text:style-name="_32_3">n</text:span><text:span text:style-name="_37_6"> </text:span><text:span text:style-name="_32_24">t</text:span><text:span text:style-name="_33_0">w</text:span><text:span text:style-name="_39_5">o</text:span><text:span text:style-name="_31_51"> </text:span><text:span text:style-name="_32_4">s</text:span><text:span text:style-name="_31_13">e</text:span><text:span text:style-name="_31_86">c</text:span><text:span text:style-name="_34_5">o</text:span><text:span text:style-name="_31_02">n</text:span><text:span text:style-name="_31_77">d</text:span><text:span text:style-name="_35_0">s</text:span><text:span text:style-name="_31_35">.</text:span><text:span text:style-name="_31_51"> </text:span><text:span text:style-name="_35_3">I</text:span><text:span text:style-name="_37_6"> </text:span><text:span text:style-name="_31_77">w</text:span><text:span text:style-name="_34_5">o</text:span><text:span text:style-name="_31_10">u</text:span><text:span text:style-name="_32_16">l</text:span><text:span text:style-name="_34_2">d</text:span><text:span text:style-name="_37_6"> </text:span><text:span text:style-name="_32_01">d</text:span><text:span text:style-name="_33_9">e</text:span><text:span text:style-name="_31_16">f</text:span><text:span text:style-name="_31_79">y</text:span><text:span text:style-name="_31_"> </text:span><text:span text:style-name="_39_8">a</text:span><text:span text:style-name="_32_18">n</text:span><text:span text:style-name="_33_5">y</text:span><text:span text:style-name="_31_16">o</text:span><text:span text:style-name="_31_95">n</text:span><text:span text:style-name="_36_5">e</text:span><text:span text:style-name="_37_6"> </text:span><text:span text:style-name="_31_74">t</text:span><text:span text:style-name="_34_1">o</text:span><text:span text:style-name="_37_6"> </text:span><text:span text:style-name="_32_01">l</text:span><text:span text:style-name="_33_8">e</text:span><text:span text:style-name="_39_6">a</text:span><text:span text:style-name="_32_09">r</text:span><text:span text:style-name="_35_1">n</text:span><text:span text:style-name="_37_6"> </text:span><text:span text:style-name="_32_04">f</text:span><text:span text:style-name="_36_8">r</text:span><text:span text:style-name="_39_8">o</text:span><text:span text:style-name="_32_01">m</text:span><text:span text:style-name="_31_"> </text:span><text:span text:style-name="_31_05">t</text:span><text:span text:style-name="_32_18">h</text:span><text:span text:style-name="_37_5">e</text:span><text:span text:style-name="_31_19">s</text:span><text:span text:style-name="_32_25">e</text:span><text:span text:style-name="_31_"> </text:span><text:span text:style-name="_39_5">r</text:span><text:span text:style-name="_31_79">e</text:span><text:span text:style-name="_34_5">p</text:span><text:span text:style-name="_31_44">l</text:span><text:span text:style-name="_31_92">i</text:span><text:span text:style-name="_36_0">e</text:span><text:span text:style-name="_39_9">s</text:span><text:span text:style-name="_31_51"> </text:span><text:span text:style-name="_35_6">s</text:span><text:span text:style-name="_31_31">u</text:span><text:span text:style-name="_32_10">f</text:span><text:span text:style-name="_32_9">f</text:span><text:span text:style-name="_31_10">i</text:span><text:span text:style-name="_31_86">c</text:span><text:span text:style-name="_33_6">i</text:span><text:span text:style-name="_39_8">e</text:span><text:span text:style-name="_32_19">n</text:span><text:span text:style-name="_32_0">t</text:span><text:span text:style-name="_37_6"> </text:span><text:span text:style-name="_31_88">a</text:span><text:span text:style-name="_33_5">b</text:span><text:span text:style-name="_31_16">o</text:span><text:span text:style-name="_32_03">u</text:span><text:span text:style-name="_34_5">t</text:span><text:span text:style-name="_37_6"> </text:span><text:span text:style-name="_31_92">t</text:span><text:span text:style-name="_35_7">h</text:span><text:span text:style-name="_31_20">e</text:span><text:span text:style-name="_31_51"> </text:span><text:span text:style-name="_35_3">p</text:span><text:span text:style-name="_31_32">r</text:span><text:span text:style-name="_31_73">o</text:span><text:span text:style-name="_32_0">g</text:span><text:span text:style-name="_31_25">r</text:span><text:span text:style-name="_31_88">a</text:span><text:span text:style-name="_32_7">m</text:span><text:span text:style-name="_31_25">m</text:span><text:span text:style-name="_31_85">e</text:span><text:span text:style-name="_31_"> </text:span><text:span text:style-name="_31_28">t</text:span><text:span text:style-name="_31_88">o</text:span><text:span text:style-name="_31_"> </text:span><text:span text:style-name="_31_34">b</text:span><text:span text:style-name="_31_70">e</text:span><text:span text:style-name="_31_"> </text:span><text:span text:style-name="_31_11">a</text:span><text:span text:style-name="_31_73">b</text:span><text:span text:style-name="_35_3">l</text:span><text:span text:style-name="_31_14">e</text:span><text:span text:style-name="_31_51"> </text:span><text:span text:style-name="_32_4">t</text:span><text:span text:style-name="_31_05">o</text:span><text:span text:style-name="_31_51"> </text:span><text:span text:style-name="_36_5">p</text:span><text:span text:style-name="_39_8">r</text:span><text:span text:style-name="_32_21">e</text:span><text:span text:style-name="_36_0">d</text:span><text:span text:style-name="_31_14">i</text:span><text:span text:style-name="_31_92">c</text:span><text:span text:style-name="_34_5">t</text:span><text:span text:style-name="_37_6"> </text:span><text:span text:style-name="_31_91">a</text:span><text:span text:style-name="_35_3">n</text:span><text:span text:style-name="_31_02">y</text:span><text:span text:style-name="_31_51"> </text:span><text:span text:style-name="_37_4">r</text:span><text:span text:style-name="_31_14">e</text:span><text:span text:style-name="_32_16">p</text:span><text:span text:style-name="_35_4">l</text:span><text:span text:style-name="_31_44">i</text:span><text:span text:style-name="_31_89">e</text:span><text:span text:style-name="_32_0">s</text:span><text:span text:style-name="_37_6"> </text:span><text:span text:style-name="_32_00">t</text:span><text:span text:style-name="_37_4">o</text:span><text:span text:style-name="_37_6"> </text:span><text:span text:style-name="_32_15">u</text:span><text:span text:style-name="_34_1">n</text:span><text:span text:style-name="_31_41">t</text:span><text:span text:style-name="_31_95">r</text:span><text:span text:style-name="_36_8">i</text:span><text:span text:style-name="_31_44">e</text:span><text:span text:style-name="_31_92">d</text:span><text:span text:style-name="_31_"> </text:span><text:span text:style-name="_39_6">v</text:span><text:span text:style-name="_32_24">a</text:span><text:span text:style-name="_33_6">l</text:span><text:span text:style-name="_39_8">u</text:span><text:span text:style-name="_31_77">e</text:span><text:span text:style-name="_33_0">s</text:span><text:span text:style-name="_39_9">.</text:span></text:p>
      <text:p text:style-name="P1"><text:span text:style-name="_34_4">(</text:span><text:span text:style-name="_31_49">9</text:span><text:span text:style-name="_32_10">)</text:span><text:span text:style-name="_31_"> </text:span><text:span text:style-name="_31_05">T</text:span><text:span text:style-name="_31_73">h</text:span><text:span text:style-name="_33_0">e</text:span><text:span text:style-name="_37_6"> </text:span><text:span text:style-name="_32_21">A</text:span><text:span text:style-name="_36_5">r</text:span><text:span text:style-name="_31_41">g</text:span><text:span text:style-name="_32_25">u</text:span><text:span text:style-name="_32_1">m</text:span><text:span text:style-name="_31_17">e</text:span><text:span text:style-name="_31_94">n</text:span><text:span text:style-name="_35_0">t</text:span><text:span text:style-name="_37_6"> </text:span><text:span text:style-name="_32_00">f</text:span><text:span text:style-name="_33_9">r</text:span><text:span text:style-name="_31_16">o</text:span><text:span text:style-name="_31_80">m</text:span><text:span text:style-name="_31_"> </text:span><text:span text:style-name="_31_31">E</text:span><text:span text:style-name="_31_73">x</text:span><text:span text:style-name="_35_0">t</text:span><text:span text:style-name="_31_11">r</text:span><text:span text:style-name="_32_04">a</text:span><text:span text:style-name="_32_0">s</text:span><text:span text:style-name="_31_32">e</text:span><text:span text:style-name="_31_71">n</text:span><text:span text:style-name="_35_6">s</text:span><text:span text:style-name="_31_04">o</text:span><text:span text:style-name="_32_16">r</text:span><text:span text:style-name="_36_6">y</text:span><text:span text:style-name="_37_6"> </text:span><text:span text:style-name="_32_01">P</text:span><text:span text:style-name="_36_8">e</text:span><text:span text:style-name="_31_16">r</text:span><text:span text:style-name="_31_88">c</text:span><text:span text:style-name="_36_0">e</text:span><text:span text:style-name="_39_6">p</text:span><text:span text:style-name="_32_25">t</text:span><text:span text:style-name="_34_4">i</text:span><text:span text:style-name="_31_32">o</text:span><text:span text:style-name="_32_25">n</text:span></text:p>
      <text:p text:style-name="P1"><text:span text:style-name="_31_16">I</text:span><text:span text:style-name="_31_51"> </text:span><text:span text:style-name="_34_2">a</text:span><text:span text:style-name="_31_41">s</text:span><text:span text:style-name="_32_07">s</text:span><text:span text:style-name="_35_1">u</text:span><text:span text:style-name="_31_49">m</text:span><text:span text:style-name="_31_80">e</text:span><text:span text:style-name="_31_"> </text:span><text:span text:style-name="_31_50">t</text:span><text:span text:style-name="_31_71">h</text:span><text:span text:style-name="_33_8">a</text:span><text:span text:style-name="_31_13">t</text:span><text:span text:style-name="_31_51"> </text:span><text:span text:style-name="_35_9">t</text:span><text:span text:style-name="_31_19">h</text:span><text:span text:style-name="_32_00">e</text:span><text:span text:style-name="_31_"> </text:span><text:span text:style-name="_31_50">r</text:span><text:span text:style-name="_32_19">e</text:span><text:span text:style-name="_33_5">a</text:span><text:span text:style-name="_31_17">d</text:span><text:span text:style-name="_31_71">e</text:span><text:span text:style-name="_35_1">r</text:span><text:span text:style-name="_37_6"> </text:span><text:span text:style-name="_32_03">i</text:span><text:span text:style-name="_33_0">s</text:span><text:span text:style-name="_37_6"> </text:span><text:span text:style-name="_32_24">f</text:span><text:span text:style-name="_32_4">a</text:span><text:span text:style-name="_31_17">m</text:span><text:span text:style-name="_31_71">i</text:span><text:span text:style-name="_32_7">l</text:span><text:span text:style-name="_31_11">i</text:span><text:span text:style-name="_32_22">a</text:span><text:span text:style-name="_34_5">r</text:span><text:span text:style-name="_37_6"> </text:span><text:span text:style-name="_31_73">w</text:span><text:span text:style-name="_32_6">i</text:span><text:span text:style-name="_31_26">t</text:span><text:span text:style-name="_32_25">h</text:span><text:span text:style-name="_31_"> </text:span><text:span text:style-name="_31_35">t</text:span><text:span text:style-name="_31_80">h</text:span><text:span text:style-name="_33_5">e</text:span><text:span text:style-name="_37_6"> </text:span><text:span text:style-name="_31_91">i</text:span><text:span text:style-name="_36_9">d</text:span><text:span text:style-name="_31_19">e</text:span><text:span text:style-name="_32_16">a</text:span><text:span text:style-name="_31_"> </text:span><text:span text:style-name="_31_20">o</text:span><text:span text:style-name="_31_95">f</text:span><text:span text:style-name="_31_"> </text:span><text:span text:style-name="_31_46">e</text:span><text:span text:style-name="_31_92">x</text:span><text:span text:style-name="_34_2">t</text:span><text:span text:style-name="_31_29">r</text:span><text:span text:style-name="_32_06">a</text:span><text:span text:style-name="_33_0">s</text:span><text:span text:style-name="_39_5">e</text:span><text:span text:style-name="_32_04">n</text:span><text:span text:style-name="_36_8">s</text:span><text:span text:style-name="_31_40">o</text:span><text:span text:style-name="_32_18">r</text:span><text:span text:style-name="_32_7">y</text:span><text:span text:style-name="_37_6"> </text:span><text:span text:style-name="_32_03">p</text:span><text:span text:style-name="_32_3">e</text:span><text:span text:style-name="_31_43">r</text:span><text:span text:style-name="_31_71">c</text:span><text:span text:style-name="_32_9">e</text:span><text:span text:style-name="_31_19">p</text:span><text:span text:style-name="_32_19">t</text:span><text:span text:style-name="_35_9">i</text:span><text:span text:style-name="_31_35">o</text:span><text:span text:style-name="_32_00">n</text:span><text:span text:style-name="_32_9">,</text:span><text:span text:style-name="_37_6"> </text:span><text:span text:style-name="_31_91">a</text:span><text:span text:style-name="_32_6">n</text:span><text:span text:style-name="_31_47">d</text:span><text:span text:style-name="_31_51"> </text:span><text:span text:style-name="_35_7">t</text:span><text:span text:style-name="_31_32">h</text:span><text:span text:style-name="_31_89">e</text:span><text:span text:style-name="_31_"> </text:span><text:span text:style-name="_31_20">m</text:span><text:span text:style-name="_32_15">e</text:span><text:span text:style-name="_36_5">a</text:span><text:span text:style-name="_31_49">n</text:span><text:span text:style-name="_31_89">i</text:span><text:span text:style-name="_34_5">n</text:span><text:span text:style-name="_31_16">g</text:span><text:span text:style-name="_31_51"> </text:span><text:span text:style-name="_34_5">o</text:span><text:span text:style-name="_31_17">f</text:span><text:span text:style-name="_31_51"> </text:span><text:span text:style-name="_32_0">t</text:span><text:span text:style-name="_31_14">h</text:span><text:span text:style-name="_31_70">e</text:span><text:span text:style-name="_31_"> </text:span><text:span text:style-name="_39_6">f</text:span><text:span text:style-name="_32_04">o</text:span><text:span text:style-name="_35_9">u</text:span><text:span text:style-name="_31_01">r</text:span><text:span text:style-name="_31_51"> </text:span><text:span text:style-name="_35_0">i</text:span><text:span text:style-name="_39_8">t</text:span><text:span text:style-name="_32_24">e</text:span><text:span text:style-name="_33_5">m</text:span><text:span text:style-name="_31_31">s</text:span><text:span text:style-name="_31_51"> </text:span><text:span text:style-name="_36_0">o</text:span><text:span text:style-name="_39_6">f</text:span><text:span text:style-name="_31_51"> </text:span><text:span text:style-name="_37_4">i</text:span><text:span text:style-name="_31_35">t</text:span><text:span text:style-name="_31_73">,</text:span><text:span text:style-name="_31_"> </text:span><text:span text:style-name="_39_6">v</text:span><text:span text:style-name="_32_00">i</text:span><text:span text:style-name="_32_3">z</text:span><text:span text:style-name="_31_10">.</text:span><text:span text:style-name="_31_95">,</text:span><text:span text:style-name="_31_"> </text:span><text:span text:style-name="_31_34">t</text:span><text:span text:style-name="_31_77">e</text:span><text:span text:style-name="_35_9">l</text:span><text:span text:style-name="_31_41">e</text:span><text:span text:style-name="_31_94">p</text:span><text:span text:style-name="_34_4">a</text:span><text:span text:style-name="_31_14">t</text:span><text:span text:style-name="_32_21">h</text:span><text:span text:style-name="_32_4">y</text:span><text:span text:style-name="_39_9">,</text:span><text:span text:style-name="_31_51"> </text:span><text:span text:style-name="_36_0">c</text:span><text:span text:style-name="_31_25">l</text:span><text:span text:style-name="_32_22">a</text:span><text:span text:style-name="_35_4">i</text:span><text:span text:style-name="_31_40">r</text:span><text:span text:style-name="_32_10">v</text:span><text:span text:style-name="_32_1">o</text:span><text:span text:style-name="_39_9">y</text:span><text:span text:style-name="_31_86">a</text:span><text:span text:style-name="_35_1">n</text:span><text:span text:style-name="_31_29">c</text:span><text:span text:style-name="_31_89">e</text:span><text:span text:style-name="_33_8">,</text:span><text:span text:style-name="_37_6"> </text:span><text:span text:style-name="_31_92">p</text:span><text:span text:style-name="_34_2">r</text:span><text:span text:style-name="_31_26">e</text:span><text:span text:style-name="_31_91">c</text:span><text:span text:style-name="_36_0">o</text:span><text:span text:style-name="_39_5">g</text:span><text:span text:style-name="_31_92">n</text:span><text:span text:style-name="_33_9">i</text:span><text:span text:style-name="_31_11">t</text:span><text:span text:style-name="_31_91">i</text:span><text:span text:style-name="_34_2">o</text:span><text:span text:style-name="_31_49">n</text:span><text:span text:style-name="_31_51"> </text:span><text:span text:style-name="_33_5">a</text:span><text:span text:style-name="_31_25">n</text:span><text:span text:style-name="_32_24">d</text:span><text:span text:style-name="_31_"> </text:span><text:span text:style-name="_31_14">p</text:span><text:span text:style-name="_32_16">s</text:span><text:span text:style-name="_34_1">y</text:span><text:span text:style-name="_31_16">c</text:span><text:span text:style-name="_32_19">h</text:span><text:span text:style-name="_34_1">o</text:span><text:span text:style-name="_39_8">k</text:span><text:span text:style-name="_32_03">i</text:span><text:span text:style-name="_34_5">n</text:span><text:span text:style-name="_31_40">e</text:span><text:span text:style-name="_32_22">s</text:span><text:span text:style-name="_35_0">i</text:span><text:span text:style-name="_31_41">s</text:span><text:span text:style-name="_32_16">.</text:span><text:span text:style-name="_31_"> </text:span><text:span text:style-name="_31_11">T</text:span><text:span text:style-name="_32_25">h</text:span><text:span text:style-name="_36_6">e</text:span><text:span text:style-name="_31_05">s</text:span><text:span text:style-name="_32_16">e</text:span><text:span text:style-name="_31_"> </text:span><text:span text:style-name="_31_14">d</text:span><text:span text:style-name="_32_24">i</text:span><text:span text:style-name="_36_6">s</text:span><text:span text:style-name="_31_25">t</text:span><text:span text:style-name="_32_04">u</text:span><text:span text:style-name="_32_9">r</text:span><text:span text:style-name="_31_35">b</text:span><text:span text:style-name="_32_22">i</text:span><text:span text:style-name="_36_6">n</text:span><text:span text:style-name="_31_50">g</text:span><text:span text:style-name="_31_51"> </text:span><text:span text:style-name="_35_9">p</text:span><text:span text:style-name="_31_20">h</text:span><text:span text:style-name="_31_89">e</text:span><text:span text:style-name="_33_0">n</text:span><text:span text:style-name="_31_28">o</text:span><text:span text:style-name="_31_85">m</text:span><text:span text:style-name="_37_5">e</text:span><text:span text:style-name="_31_49">n</text:span><text:span text:style-name="_32_00">a</text:span><text:span text:style-name="_31_"> </text:span><text:span text:style-name="_31_26">s</text:span><text:span text:style-name="_31_79">e</text:span><text:span text:style-name="_36_8">e</text:span><text:span text:style-name="_31_20">m</text:span><text:span text:style-name="_31_51"> </text:span><text:span text:style-name="_36_8">t</text:span><text:span text:style-name="_31_46">o</text:span><text:span text:style-name="_31_51"> </text:span><text:span text:style-name="_34_1">d</text:span><text:span text:style-name="_31_49">e</text:span><text:span text:style-name="_32_22">n</text:span><text:span text:style-name="_33_9">y</text:span><text:span text:style-name="_37_6"> </text:span><text:span text:style-name="_32_03">a</text:span><text:span text:style-name="_35_0">l</text:span><text:span text:style-name="_31_02">l</text:span><text:span text:style-name="_31_51"> </text:span><text:span text:style-name="_32_6">o</text:span><text:span text:style-name="_31_47">u</text:span><text:span text:style-name="_31_85">r</text:span><text:span text:style-name="_31_"> </text:span><text:span text:style-name="_39_8">u</text:span><text:span text:style-name="_32_22">s</text:span><text:span text:style-name="_32_7">u</text:span><text:span text:style-name="_31_11">a</text:span><text:span text:style-name="_31_79">l</text:span><text:span text:style-name="_31_"> </text:span><text:span text:style-name="_31_49">s</text:span><text:span text:style-name="_31_92">c</text:span><text:span text:style-name="_34_1">i</text:span><text:span text:style-name="_31_35">e</text:span><text:span text:style-name="_32_07">n</text:span><text:span text:style-name="_35_7">t</text:span><text:span text:style-name="_31_44">i</text:span><text:span text:style-name="_31_94">f</text:span><text:span text:style-name="_36_9">i</text:span><text:span text:style-name="_31_34">c</text:span><text:span text:style-name="_31_51"> </text:span><text:span text:style-name="_37_1">i</text:span><text:span text:style-name="_31_26">d</text:span><text:span text:style-name="_31_80">e</text:span><text:span text:style-name="_35_6">a</text:span><text:span text:style-name="_31_11">s</text:span><text:span text:style-name="_32_00">.</text:span><text:span text:style-name="_31_"> </text:span><text:span text:style-name="_31_29">H</text:span><text:span text:style-name="_32_16">o</text:span><text:span text:style-name="_33_6">w</text:span><text:span text:style-name="_37_6"> </text:span><text:span text:style-name="_32_01">w</text:span><text:span text:style-name="_33_5">e</text:span><text:span text:style-name="_37_6"> </text:span><text:span text:style-name="_31_91">s</text:span><text:span text:style-name="_35_1">h</text:span><text:span text:style-name="_31_50">o</text:span><text:span text:style-name="_32_04">u</text:span><text:span text:style-name="_33_8">l</text:span><text:span text:style-name="_31_19">d</text:span><text:span text:style-name="_31_51"> </text:span><text:span text:style-name="_32_3">l</text:span><text:span text:style-name="_31_41">i</text:span><text:span text:style-name="_32_22">k</text:span><text:span text:style-name="_34_1">e</text:span><text:span text:style-name="_37_6"> </text:span><text:span text:style-name="_31_73">t</text:span><text:span text:style-name="_36_8">o</text:span><text:span text:style-name="_37_6"> </text:span><text:span text:style-name="_32_15">d</text:span><text:span text:style-name="_33_5">i</text:span><text:span text:style-name="_31_19">s</text:span><text:span text:style-name="_31_91">c</text:span><text:span text:style-name="_33_8">r</text:span><text:span text:style-name="_31_01">e</text:span><text:span text:style-name="_32_24">d</text:span><text:span text:style-name="_34_5">i</text:span><text:span text:style-name="_39_8">t</text:span><text:span text:style-name="_31_51"> </text:span><text:span text:style-name="_37_5">t</text:span><text:span text:style-name="_31_35">h</text:span><text:span text:style-name="_32_09">e</text:span><text:span text:style-name="_35_1">m</text:span><text:span text:style-name="_31_40">!</text:span><text:span text:style-name="_31_51"> </text:span><text:span text:style-name="_36_8">U</text:span><text:span text:style-name="_31_20">n</text:span><text:span text:style-name="_32_25">f</text:span><text:span text:style-name="_37_5">o</text:span><text:span text:style-name="_31_19">r</text:span><text:span text:style-name="_31_74">t</text:span><text:span text:style-name="_35_9">u</text:span><text:span text:style-name="_31_41">n</text:span><text:span text:style-name="_32_09">a</text:span><text:span text:style-name="_35_7">t</text:span><text:span text:style-name="_31_14">e</text:span><text:span text:style-name="_31_70">l</text:span><text:span text:style-name="_37_4">y</text:span><text:span text:style-name="_37_6"> </text:span><text:span text:style-name="_31_89">t</text:span><text:span text:style-name="_37_5">h</text:span><text:span text:style-name="_31_44">e</text:span><text:span text:style-name="_31_51"> </text:span><text:span text:style-name="_32_7">s</text:span><text:span text:style-name="_31_13">t</text:span><text:span text:style-name="_32_04">a</text:span><text:span text:style-name="_35_6">t</text:span><text:span text:style-name="_31_19">i</text:span><text:span text:style-name="_32_15">s</text:span><text:span text:style-name="_37_1">t</text:span><text:span text:style-name="_31_25">i</text:span><text:span text:style-name="_31_77">c</text:span><text:span text:style-name="_32_1">a</text:span><text:span text:style-name="_31_40">l</text:span><text:span text:style-name="_31_51"> </text:span><text:span text:style-name="_32_3">e</text:span><text:span text:style-name="_31_32">v</text:span><text:span text:style-name="_31_88">i</text:span><text:span text:style-name="_33_5">d</text:span><text:span text:style-name="_31_26">e</text:span><text:span text:style-name="_32_25">n</text:span><text:span text:style-name="_33_9">c</text:span><text:span text:style-name="_31_31">e</text:span><text:span text:style-name="_31_77">,</text:span><text:span text:style-name="_31_"> </text:span><text:span text:style-name="_31_31">a</text:span><text:span text:style-name="_31_73">t</text:span><text:span text:style-name="_31_"> </text:span><text:span text:style-name="_31_11">l</text:span><text:span text:style-name="_32_09">e</text:span><text:span text:style-name="_37_4">a</text:span><text:span text:style-name="_31_43">s</text:span><text:span text:style-name="_31_91">t</text:span><text:span text:style-name="_31_"> </text:span><text:span text:style-name="_31_44">f</text:span><text:span text:style-name="_31_79">o</text:span><text:span text:style-name="_36_9">r</text:span><text:span text:style-name="_37_6"> </text:span><text:span text:style-name="_31_77">t</text:span><text:span text:style-name="_36_8">e</text:span><text:span text:style-name="_31_49">l</text:span><text:span text:style-name="_31_85">e</text:span><text:span text:style-name="_32_6">p</text:span><text:span text:style-name="_39_6">a</text:span><text:span text:style-name="_32_18">t</text:span><text:span text:style-name="_32_9">h</text:span><text:span text:style-name="_31_05">y</text:span><text:span text:style-name="_32_24">,</text:span><text:span text:style-name="_31_"> </text:span><text:span text:style-name="_31_28">i</text:span><text:span text:style-name="_31_85">s</text:span><text:span text:style-name="_31_"> </text:span><text:span text:style-name="_31_29">o</text:span><text:span text:style-name="_31_79">v</text:span><text:span text:style-name="_32_9">e</text:span><text:span text:style-name="_31_41">r</text:span><text:span text:style-name="_32_07">w</text:span><text:span text:style-name="_33_9">h</text:span><text:span text:style-name="_31_46">e</text:span><text:span text:style-name="_32_22">l</text:span><text:span text:style-name="_33_9">m</text:span><text:span text:style-name="_31_19">i</text:span><text:span text:style-name="_32_04">n</text:span><text:span text:style-name="_35_7">g</text:span><text:span text:style-name="_31_11">.</text:span><text:span text:style-name="_31_51"> </text:span><text:span text:style-name="_33_6">I</text:span><text:span text:style-name="_31_19">t</text:span><text:span text:style-name="_31_51"> </text:span><text:span text:style-name="_35_4">i</text:span><text:span text:style-name="_31_17">s</text:span><text:span text:style-name="_31_51"> </text:span><text:span text:style-name="_32_7">v</text:span><text:span text:style-name="_31_49">e</text:span><text:span text:style-name="_31_94">r</text:span><text:span text:style-name="_36_5">y</text:span><text:span text:style-name="_37_6"> </text:span><text:span text:style-name="_31_94">d</text:span><text:span text:style-name="_32_3">i</text:span><text:span text:style-name="_39_6">f</text:span><text:span text:style-name="_32_01">f</text:span><text:span text:style-name="_33_8">i</text:span><text:span text:style-name="_31_17">c</text:span><text:span text:style-name="_32_24">u</text:span><text:span text:style-name="_35_7">l</text:span><text:span text:style-name="_31_01">t</text:span><text:span text:style-name="_31_51"> </text:span><text:span text:style-name="_35_9">t</text:span><text:span text:style-name="_31_35">o</text:span><text:span text:style-name="_31_51"> </text:span><text:span text:style-name="_35_6">r</text:span><text:span text:style-name="_31_11">e</text:span><text:span text:style-name="_31_76">a</text:span><text:span text:style-name="_37_2">r</text:span><text:span text:style-name="_31_17">r</text:span><text:span text:style-name="_32_04">a</text:span><text:span text:style-name="_34_2">n</text:span><text:span text:style-name="_31_25">g</text:span><text:span text:style-name="_32_06">e</text:span><text:span text:style-name="_31_"> </text:span><text:span text:style-name="_39_6">o</text:span><text:span text:style-name="_31_91">n</text:span><text:span text:style-name="_34_2">e</text:span><text:span text:style-name="_31_49">'</text:span><text:span text:style-name="_31_71">s</text:span><text:span text:style-name="_31_"> </text:span><text:span text:style-name="_31_11">i</text:span><text:span text:style-name="_32_01">d</text:span><text:span text:style-name="_33_8">e</text:span><text:span text:style-name="_31_50">a</text:span><text:span text:style-name="_32_18">s</text:span><text:span text:style-name="_31_"> </text:span><text:span text:style-name="_31_16">s</text:span><text:span text:style-name="_31_89">o</text:span><text:span text:style-name="_31_"> </text:span><text:span text:style-name="_31_43">a</text:span><text:span text:style-name="_31_77">s</text:span><text:span text:style-name="_31_"> </text:span><text:span text:style-name="_39_5">t</text:span><text:span text:style-name="_31_73">o</text:span><text:span text:style-name="_31_"> </text:span><text:span text:style-name="_31_32">f</text:span><text:span text:style-name="_32_04">i</text:span><text:span text:style-name="_34_4">t</text:span><text:span text:style-name="_37_6"> </text:span><text:span text:style-name="_32_16">t</text:span><text:span text:style-name="_35_9">h</text:span><text:span text:style-name="_31_02">e</text:span><text:span text:style-name="_32_21">s</text:span><text:span text:style-name="_32_7">e</text:span><text:span text:style-name="_37_6"> </text:span><text:span text:style-name="_32_00">n</text:span><text:span text:style-name="_35_3">e</text:span><text:span text:style-name="_31_25">w</text:span><text:span text:style-name="_31_51"> </text:span><text:span text:style-name="_36_5">f</text:span><text:span text:style-name="_31_28">a</text:span><text:span text:style-name="_31_86">c</text:span><text:span text:style-name="_33_5">t</text:span><text:span text:style-name="_31_49">s</text:span><text:span text:style-name="_31_51"> </text:span><text:span text:style-name="_32_9">i</text:span><text:span text:style-name="_31_13">n</text:span><text:span text:style-name="_32_09">.</text:span><text:span text:style-name="_31_"> </text:span><text:span text:style-name="_31_02">O</text:span><text:span text:style-name="_32_19">n</text:span><text:span text:style-name="_35_1">c</text:span><text:span text:style-name="_31_34">e</text:span><text:span text:style-name="_31_51"> </text:span><text:span text:style-name="_35_9">o</text:span><text:span text:style-name="_31_26">n</text:span><text:span text:style-name="_32_04">e</text:span><text:span text:style-name="_31_"> </text:span><text:span text:style-name="_31_41">h</text:span><text:span text:style-name="_31_88">a</text:span><text:span text:style-name="_33_8">s</text:span><text:span text:style-name="_37_6"> </text:span><text:span text:style-name="_32_10">a</text:span><text:span text:style-name="_32_3">c</text:span><text:span text:style-name="_31_05">c</text:span><text:span text:style-name="_32_21">e</text:span><text:span text:style-name="_32_0">p</text:span><text:span text:style-name="_31_14">t</text:span><text:span text:style-name="_31_76">e</text:span><text:span text:style-name="_33_5">d</text:span><text:span text:style-name="_37_6"> </text:span><text:span text:style-name="_31_94">t</text:span><text:span text:style-name="_32_9">h</text:span><text:span text:style-name="_31_10">e</text:span><text:span text:style-name="_32_21">m</text:span><text:span text:style-name="_31_"> </text:span><text:span text:style-name="_31_05">i</text:span><text:span text:style-name="_32_09">t</text:span><text:span text:style-name="_31_"> </text:span><text:span text:style-name="_31_19">d</text:span><text:span text:style-name="_31_76">o</text:span><text:span text:style-name="_36_6">e</text:span><text:span text:style-name="_31_17">s</text:span><text:span text:style-name="_31_51"> </text:span><text:span text:style-name="_32_3">n</text:span><text:span text:style-name="_31_02">o</text:span><text:span text:style-name="_32_22">t</text:span><text:span text:style-name="_31_"> </text:span><text:span text:style-name="_31_14">s</text:span><text:span text:style-name="_31_86">e</text:span><text:span text:style-name="_36_6">e</text:span><text:span text:style-name="_31_16">m</text:span><text:span text:style-name="_31_51"> </text:span><text:span text:style-name="_36_0">a</text:span><text:span text:style-name="_37_6"> </text:span><text:span text:style-name="_31_74">v</text:span><text:span text:style-name="_37_5">e</text:span><text:span text:style-name="_31_34">r</text:span><text:span text:style-name="_31_70">y</text:span><text:span text:style-name="_31_"> </text:span><text:span text:style-name="_31_49">b</text:span><text:span text:style-name="_32_07">i</text:span><text:span text:style-name="_35_0">g</text:span><text:span text:style-name="_37_6"> </text:span><text:span text:style-name="_31_77">s</text:span><text:span text:style-name="_33_8">t</text:span><text:span text:style-name="_31_46">e</text:span><text:span text:style-name="_32_10">p</text:span><text:span text:style-name="_31_"> </text:span><text:span text:style-name="_31_10">t</text:span><text:span text:style-name="_31_76">o</text:span><text:span text:style-name="_31_"> </text:span><text:span text:style-name="_31_11">b</text:span><text:span text:style-name="_32_21">e</text:span><text:span text:style-name="_35_3">l</text:span><text:span text:style-name="_31_47">i</text:span><text:span text:style-name="_32_15">e</text:span><text:span text:style-name="_37_1">v</text:span><text:span text:style-name="_31_49">e</text:span><text:span text:style-name="_31_51"> </text:span><text:span text:style-name="_35_3">i</text:span><text:span text:style-name="_31_50">n</text:span><text:span text:style-name="_31_51"> </text:span><text:span text:style-name="_33_9">g</text:span><text:span text:style-name="_31_02">h</text:span><text:span text:style-name="_31_88">o</text:span><text:span text:style-name="_33_6">s</text:span><text:span text:style-name="_31_05">t</text:span><text:span text:style-name="_32_06">s</text:span><text:span text:style-name="_31_"> </text:span><text:span text:style-name="_31_31">a</text:span><text:span text:style-name="_32_21">n</text:span><text:span text:style-name="_36_8">d</text:span><text:span text:style-name="_37_6"> </text:span><text:span text:style-name="_31_85">b</text:span><text:span text:style-name="_36_6">o</text:span><text:span text:style-name="_31_35">g</text:span><text:span text:style-name="_32_00">i</text:span><text:span text:style-name="_33_0">e</text:span><text:span text:style-name="_31_16">s</text:span><text:span text:style-name="_31_88">.</text:span><text:span text:style-name="_31_"> </text:span><text:span text:style-name="_31_01">T</text:span><text:span text:style-name="_32_24">h</text:span><text:span text:style-name="_37_1">e</text:span><text:span text:style-name="_37_6"> </text:span><text:span text:style-name="_32_22">i</text:span><text:span text:style-name="_35_1">d</text:span><text:span text:style-name="_31_40">e</text:span><text:span text:style-name="_32_01">a</text:span><text:span text:style-name="_31_"> </text:span><text:span text:style-name="_39_9">t</text:span><text:span text:style-name="_31_95">h</text:span><text:span text:style-name="_33_6">a</text:span><text:span text:style-name="_31_04">t</text:span><text:span text:style-name="_31_51"> </text:span><text:span text:style-name="_37_4">o</text:span><text:span text:style-name="_31_25">u</text:span><text:span text:style-name="_31_80">r</text:span><text:span text:style-name="_31_"> </text:span><text:span text:style-name="_31_02">b</text:span><text:span text:style-name="_31_77">o</text:span><text:span text:style-name="_36_5">d</text:span><text:span text:style-name="_31_29">i</text:span><text:span text:style-name="_31_70">e</text:span><text:span text:style-name="_34_4">s</text:span><text:span text:style-name="_37_6"> </text:span><text:span text:style-name="_31_80">m</text:span><text:span text:style-name="_32_1">o</text:span><text:span text:style-name="_31_40">v</text:span><text:span text:style-name="_31_92">e</text:span><text:span text:style-name="_31_"> </text:span><text:span text:style-name="_31_20">s</text:span><text:span text:style-name="_31_88">i</text:span><text:span text:style-name="_32_0">m</text:span><text:span text:style-name="_39_9">p</text:span><text:span text:style-name="_31_71">l</text:span><text:span text:style-name="_35_3">y</text:span><text:span text:style-name="_37_6"> </text:span><text:span text:style-name="_31_91">a</text:span><text:span text:style-name="_35_4">c</text:span><text:span text:style-name="_31_43">c</text:span><text:span text:style-name="_32_18">o</text:span><text:span text:style-name="_32_9">r</text:span><text:span text:style-name="_31_35">d</text:span><text:span text:style-name="_31_80">i</text:span><text:span text:style-name="_35_4">n</text:span><text:span text:style-name="_31_35">g</text:span><text:span text:style-name="_31_51"> </text:span><text:span text:style-name="_32_0">t</text:span><text:span text:style-name="_31_46">o</text:span><text:span text:style-name="_31_51"> </text:span><text:span text:style-name="_36_0">t</text:span><text:span text:style-name="_31_28">h</text:span><text:span text:style-name="_31_95">e</text:span><text:span text:style-name="_31_"> </text:span><text:span text:style-name="_31_26">k</text:span><text:span text:style-name="_31_76">n</text:span><text:span text:style-name="_36_8">o</text:span><text:span text:style-name="_31_01">w</text:span><text:span text:style-name="_31_88">n</text:span><text:span text:style-name="_31_"> </text:span><text:span text:style-name="_31_46">l</text:span><text:span text:style-name="_31_85">a</text:span><text:span text:style-name="_34_5">w</text:span><text:span text:style-name="_39_6">s</text:span><text:span text:style-name="_31_51"> </text:span><text:span text:style-name="_37_5">o</text:span><text:span text:style-name="_31_50">f</text:span><text:span text:style-name="_31_51"> </text:span><text:span text:style-name="_33_8">p</text:span><text:span text:style-name="_39_5">h</text:span><text:span text:style-name="_31_88">y</text:span><text:span text:style-name="_37_1">s</text:span><text:span text:style-name="_31_50">i</text:span><text:span text:style-name="_31_85">c</text:span><text:span text:style-name="_35_7">s</text:span><text:span text:style-name="_31_01">,</text:span><text:span text:style-name="_31_51"> </text:span><text:span text:style-name="_36_9">t</text:span><text:span text:style-name="_31_28">o</text:span><text:span text:style-name="_31_71">g</text:span><text:span text:style-name="_36_8">e</text:span><text:span text:style-name="_31_01">t</text:span><text:span text:style-name="_31_71">h</text:span><text:span text:style-name="_35_4">e</text:span><text:span text:style-name="_31_14">r</text:span><text:span text:style-name="_31_51"> </text:span><text:span text:style-name="_32_4">w</text:span><text:span text:style-name="_31_35">i</text:span><text:span text:style-name="_31_74">t</text:span><text:span text:style-name="_34_1">h</text:span><text:span text:style-name="_37_6"> </text:span><text:span text:style-name="_31_92">s</text:span><text:span text:style-name="_35_7">o</text:span><text:span text:style-name="_31_10">m</text:span><text:span text:style-name="_31_92">e</text:span><text:span text:style-name="_31_"> </text:span><text:span text:style-name="_31_26">o</text:span><text:span text:style-name="_32_04">t</text:span><text:span text:style-name="_33_8">h</text:span><text:span text:style-name="_31_49">e</text:span><text:span text:style-name="_31_73">r</text:span><text:span text:style-name="_32_0">s</text:span><text:span text:style-name="_37_6"> </text:span><text:span text:style-name="_31_74">n</text:span><text:span text:style-name="_33_5">o</text:span><text:span text:style-name="_31_34">t</text:span><text:span text:style-name="_31_51"> </text:span><text:span text:style-name="_32_6">y</text:span><text:span text:style-name="_31_04">e</text:span><text:span text:style-name="_31_74">t</text:span><text:span text:style-name="_31_"> </text:span><text:span text:style-name="_31_50">d</text:span><text:span text:style-name="_31_80">i</text:span><text:span text:style-name="_32_0">s</text:span><text:span text:style-name="_31_02">c</text:span><text:span text:style-name="_32_10">o</text:span><text:span text:style-name="_32_0">v</text:span><text:span text:style-name="_31_46">e</text:span><text:span text:style-name="_31_86">r</text:span><text:span text:style-name="_35_9">e</text:span><text:span text:style-name="_39_5">d</text:span><text:span text:style-name="_31_51"> </text:span><text:span text:style-name="_35_7">b</text:span><text:span text:style-name="_31_44">u</text:span><text:span text:style-name="_31_76">t</text:span><text:span text:style-name="_31_"> </text:span><text:span text:style-name="_31_50">s</text:span><text:span text:style-name="_32_25">o</text:span><text:span text:style-name="_36_9">m</text:span><text:span text:style-name="_31_28">e</text:span><text:span text:style-name="_32_16">w</text:span><text:span text:style-name="_35_1">h</text:span><text:span text:style-name="_31_13">a</text:span><text:span text:style-name="_32_01">t</text:span><text:span text:style-name="_31_"> </text:span><text:span text:style-name="_31_50">s</text:span><text:span text:style-name="_32_21">i</text:span><text:span text:style-name="_34_1">m</text:span><text:span text:style-name="_31_43">i</text:span><text:span text:style-name="_32_10">l</text:span><text:span text:style-name="_32_1">a</text:span><text:span text:style-name="_31_14">r</text:span><text:span text:style-name="_32_04">,</text:span><text:span text:style-name="_31_"> </text:span><text:span text:style-name="_31_35">w</text:span><text:span text:style-name="_31_80">o</text:span><text:span text:style-name="_33_9">u</text:span><text:span text:style-name="_31_02">l</text:span><text:span text:style-name="_32_22">d</text:span><text:span text:style-name="_31_"> </text:span><text:span text:style-name="_31_20">b</text:span><text:span text:style-name="_31_95">e</text:span><text:span text:style-name="_31_"> </text:span><text:span text:style-name="_31_26">o</text:span><text:span text:style-name="_31_77">n</text:span><text:span text:style-name="_32_4">e</text:span><text:span text:style-name="_37_6"> </text:span><text:span text:style-name="_32_10">o</text:span><text:span text:style-name="_36_8">f</text:span><text:span text:style-name="_37_6"> </text:span><text:span text:style-name="_32_01">t</text:span><text:span text:style-name="_36_9">h</text:span><text:span text:style-name="_31_28">e</text:span><text:span text:style-name="_31_51"> </text:span><text:span text:style-name="_32_1">f</text:span><text:span text:style-name="_31_43">i</text:span><text:span text:style-name="_32_01">r</text:span><text:span text:style-name="_33_8">s</text:span><text:span text:style-name="_31_17">t</text:span><text:span text:style-name="_31_51"> </text:span><text:span text:style-name="_34_2">t</text:span><text:span text:style-name="_39_5">o</text:span><text:span text:style-name="_31_51"> </text:span><text:span text:style-name="_36_5">g</text:span><text:span text:style-name="_31_05">o</text:span><text:span text:style-name="_32_16">.</text:span></text:p>
      <text:p text:style-name="P1"><text:span text:style-name="_31_16">T</text:span><text:span text:style-name="_31_74">h</text:span><text:span text:style-name="_33_8">i</text:span><text:span text:style-name="_31_16">s</text:span><text:span text:style-name="_31_51"> </text:span><text:span text:style-name="_33_8">a</text:span><text:span text:style-name="_31_05">r</text:span><text:span text:style-name="_31_91">g</text:span><text:span text:style-name="_35_1">u</text:span><text:span text:style-name="_31_35">m</text:span><text:span text:style-name="_32_00">e</text:span><text:span text:style-name="_33_8">n</text:span><text:span text:style-name="_31_29">t</text:span><text:span text:style-name="_31_51"> </text:span><text:span text:style-name="_35_6">i</text:span><text:span text:style-name="_31_10">s</text:span><text:span text:style-name="_31_51"> </text:span><text:span text:style-name="_33_6">t</text:span><text:span text:style-name="_31_35">o</text:span><text:span text:style-name="_31_51"> </text:span><text:span text:style-name="_32_3">m</text:span><text:span text:style-name="_31_20">y</text:span><text:span text:style-name="_31_51"> </text:span><text:span text:style-name="_36_9">m</text:span><text:span text:style-name="_31_20">i</text:span><text:span text:style-name="_31_94">n</text:span><text:span text:style-name="_37_2">d</text:span><text:span text:style-name="_37_6"> </text:span><text:span text:style-name="_31_89">q</text:span><text:span text:style-name="_35_3">u</text:span><text:span text:style-name="_31_35">i</text:span><text:span text:style-name="_32_03">t</text:span><text:span text:style-name="_37_5">e</text:span><text:span text:style-name="_37_6"> </text:span><text:span text:style-name="_31_80">a</text:span><text:span text:style-name="_31_"> </text:span><text:span text:style-name="_31_31">s</text:span><text:span text:style-name="_32_04">t</text:span><text:span text:style-name="_32_0">r</text:span><text:span text:style-name="_31_35">o</text:span><text:span text:style-name="_32_06">n</text:span><text:span text:style-name="_32_6">g</text:span><text:span text:style-name="_37_6"> </text:span><text:span text:style-name="_32_00">o</text:span><text:span text:style-name="_36_8">n</text:span><text:span text:style-name="_31_02">e</text:span><text:span text:style-name="_32_04">.</text:span><text:span text:style-name="_31_"> </text:span><text:span text:style-name="_31_14">O</text:span><text:span text:style-name="_32_21">n</text:span><text:span text:style-name="_35_0">e</text:span><text:span text:style-name="_37_6"> </text:span><text:span text:style-name="_32_19">c</text:span><text:span text:style-name="_34_2">a</text:span><text:span text:style-name="_39_9">n</text:span><text:span text:style-name="_31_51"> </text:span><text:span text:style-name="_32_3">s</text:span><text:span text:style-name="_31_43">a</text:span><text:span text:style-name="_32_01">y</text:span><text:span text:style-name="_31_"> </text:span><text:span text:style-name="_31_16">i</text:span><text:span text:style-name="_31_74">n</text:span><text:span text:style-name="_31_"> </text:span><text:span text:style-name="_31_46">r</text:span><text:span text:style-name="_32_25">e</text:span><text:span text:style-name="_32_1">p</text:span><text:span text:style-name="_31_10">l</text:span><text:span text:style-name="_31_92">y</text:span><text:span text:style-name="_31_"> </text:span><text:span text:style-name="_31_46">t</text:span><text:span text:style-name="_32_22">h</text:span><text:span text:style-name="_34_4">a</text:span><text:span text:style-name="_31_16">t</text:span><text:span text:style-name="_31_51"> </text:span><text:span text:style-name="_34_2">m</text:span><text:span text:style-name="_31_20">a</text:span><text:span text:style-name="_32_06">n</text:span><text:span text:style-name="_32_9">y</text:span><text:span text:style-name="_37_6"> </text:span><text:span text:style-name="_31_79">s</text:span><text:span text:style-name="_35_3">c</text:span><text:span text:style-name="_31_28">i</text:span><text:span text:style-name="_31_76">e</text:span><text:span text:style-name="_32_7">n</text:span><text:span text:style-name="_31_17">t</text:span><text:span text:style-name="_32_01">i</text:span><text:span text:style-name="_33_0">f</text:span><text:span text:style-name="_31_26">i</text:span><text:span text:style-name="_31_95">c</text:span><text:span text:style-name="_31_"> </text:span><text:span text:style-name="_39_8">t</text:span><text:span text:style-name="_31_88">h</text:span><text:span text:style-name="_32_6">e</text:span><text:span text:style-name="_31_50">o</text:span><text:span text:style-name="_32_15">r</text:span><text:span text:style-name="_36_8">i</text:span><text:span text:style-name="_31_14">e</text:span><text:span text:style-name="_32_01">s</text:span><text:span text:style-name="_31_"> </text:span><text:span text:style-name="_31_32">s</text:span><text:span text:style-name="_32_16">e</text:span><text:span text:style-name="_37_4">e</text:span><text:span text:style-name="_31_44">m</text:span><text:span text:style-name="_31_51"> </text:span><text:span text:style-name="_34_1">t</text:span><text:span text:style-name="_39_6">o</text:span><text:span text:style-name="_31_51"> </text:span><text:span text:style-name="_32_9">r</text:span><text:span text:style-name="_31_01">e</text:span><text:span text:style-name="_31_74">m</text:span><text:span text:style-name="_32_0">a</text:span><text:span text:style-name="_31_25">i</text:span><text:span text:style-name="_31_76">n</text:span><text:span text:style-name="_31_"> </text:span><text:span text:style-name="_31_28">w</text:span><text:span text:style-name="_32_09">o</text:span><text:span text:style-name="_35_1">r</text:span><text:span text:style-name="_31_28">k</text:span><text:span text:style-name="_31_94">a</text:span><text:span text:style-name="_32_4">b</text:span><text:span text:style-name="_39_5">l</text:span><text:span text:style-name="_32_25">e</text:span><text:span text:style-name="_31_"> </text:span><text:span text:style-name="_31_14">i</text:span><text:span text:style-name="_32_04">n</text:span><text:span text:style-name="_31_"> </text:span><text:span text:style-name="_31_13">p</text:span><text:span text:style-name="_32_09">r</text:span><text:span text:style-name="_34_2">a</text:span><text:span text:style-name="_31_41">c</text:span><text:span text:style-name="_32_00">t</text:span><text:span text:style-name="_36_5">i</text:span><text:span text:style-name="_31_40">c</text:span><text:span text:style-name="_32_07">e</text:span><text:span text:style-name="_33_0">,</text:span><text:span text:style-name="_37_6"> </text:span><text:span text:style-name="_31_85">i</text:span><text:span text:style-name="_33_0">n</text:span><text:span text:style-name="_37_6"> </text:span><text:span text:style-name="_31_95">s</text:span><text:span text:style-name="_32_6">p</text:span><text:span text:style-name="_31_49">i</text:span><text:span text:style-name="_31_89">t</text:span><text:span text:style-name="_33_9">e</text:span><text:span text:style-name="_37_6"> </text:span><text:span text:style-name="_32_25">o</text:span><text:span text:style-name="_32_0">f</text:span><text:span text:style-name="_37_6"> </text:span><text:span text:style-name="_32_09">c</text:span><text:span text:style-name="_34_2">l</text:span><text:span text:style-name="_31_50">a</text:span><text:span text:style-name="_32_01">s</text:span><text:span text:style-name="_33_8">h</text:span><text:span text:style-name="_31_47">i</text:span><text:span text:style-name="_32_10">n</text:span><text:span text:style-name="_37_5">g</text:span><text:span text:style-name="_37_6"> </text:span><text:span text:style-name="_32_22">w</text:span><text:span text:style-name="_33_8">i</text:span><text:span text:style-name="_31_49">t</text:span><text:span text:style-name="_32_15">h</text:span><text:span text:style-name="_31_"> </text:span><text:span text:style-name="_31_35">E</text:span><text:span text:style-name="_31_76">S</text:span><text:span text:style-name="_36_8">P</text:span><text:span text:style-name="_31_05">;</text:span><text:span text:style-name="_31_51"> </text:span><text:span text:style-name="_37_2">t</text:span><text:span text:style-name="_39_5">h</text:span><text:span text:style-name="_32_19">a</text:span><text:span text:style-name="_33_0">t</text:span><text:span text:style-name="_37_6"> </text:span><text:span text:style-name="_32_04">i</text:span><text:span text:style-name="_37_4">n</text:span><text:span text:style-name="_37_6"> </text:span><text:span text:style-name="_32_21">f</text:span><text:span text:style-name="_34_1">a</text:span><text:span text:style-name="_31_02">c</text:span><text:span text:style-name="_32_00">t</text:span><text:span text:style-name="_31_"> </text:span><text:span text:style-name="_31_14">o</text:span><text:span text:style-name="_32_09">n</text:span><text:span text:style-name="_34_5">e</text:span><text:span text:style-name="_37_6"> </text:span><text:span text:style-name="_32_21">c</text:span><text:span text:style-name="_33_9">a</text:span><text:span text:style-name="_31_26">n</text:span><text:span text:style-name="_31_51"> </text:span><text:span text:style-name="_37_1">g</text:span><text:span text:style-name="_39_6">e</text:span><text:span text:style-name="_31_71">t</text:span><text:span text:style-name="_31_"> </text:span><text:span text:style-name="_39_9">a</text:span><text:span text:style-name="_31_95">l</text:span><text:span text:style-name="_34_2">o</text:span><text:span text:style-name="_31_34">n</text:span><text:span text:style-name="_31_92">g</text:span><text:span text:style-name="_31_"> </text:span><text:span text:style-name="_39_5">v</text:span><text:span text:style-name="_32_16">e</text:span><text:span text:style-name="_35_1">r</text:span><text:span text:style-name="_31_14">y</text:span><text:span text:style-name="_31_51"> </text:span><text:span text:style-name="_36_6">n</text:span><text:span text:style-name="_31_02">i</text:span><text:span text:style-name="_31_91">c</text:span><text:span text:style-name="_33_5">e</text:span><text:span text:style-name="_31_17">l</text:span><text:span text:style-name="_32_07">y</text:span><text:span text:style-name="_31_"> </text:span><text:span text:style-name="_31_49">i</text:span><text:span text:style-name="_32_15">f</text:span><text:span text:style-name="_31_"> </text:span><text:span text:style-name="_31_02">o</text:span><text:span text:style-name="_31_71">n</text:span><text:span text:style-name="_35_3">e</text:span><text:span text:style-name="_37_6"> </text:span><text:span text:style-name="_32_18">f</text:span><text:span text:style-name="_32_4">o</text:span><text:span text:style-name="_31_10">r</text:span><text:span text:style-name="_32_18">g</text:span><text:span text:style-name="_34_2">e</text:span><text:span text:style-name="_31_25">t</text:span><text:span text:style-name="_32_16">s</text:span><text:span text:style-name="_31_"> </text:span><text:span text:style-name="_31_05">a</text:span><text:span text:style-name="_32_19">b</text:span><text:span text:style-name="_33_8">o</text:span><text:span text:style-name="_31_34">u</text:span><text:span text:style-name="_31_73">t</text:span><text:span text:style-name="_31_"> </text:span><text:span text:style-name="_31_19">i</text:span><text:span text:style-name="_31_86">t</text:span><text:span text:style-name="_35_6">.</text:span><text:span text:style-name="_37_6"> </text:span><text:span text:style-name="_32_24">T</text:span><text:span text:style-name="_33_5">h</text:span><text:span text:style-name="_31_34">i</text:span><text:span text:style-name="_32_07">s</text:span><text:span text:style-name="_31_"> </text:span><text:span text:style-name="_39_9">i</text:span><text:span text:style-name="_32_21">s</text:span><text:span text:style-name="_31_"> </text:span><text:span text:style-name="_31_13">r</text:span><text:span text:style-name="_32_16">a</text:span><text:span text:style-name="_32_9">t</text:span><text:span text:style-name="_39_5">h</text:span><text:span text:style-name="_31_76">e</text:span><text:span text:style-name="_37_2">r</text:span><text:span text:style-name="_37_6"> </text:span><text:span text:style-name="_31_76">c</text:span><text:span text:style-name="_37_2">o</text:span><text:span text:style-name="_31_40">l</text:span><text:span text:style-name="_31_94">d</text:span><text:span text:style-name="_31_"> </text:span><text:span text:style-name="_31_16">c</text:span><text:span text:style-name="_31_92">o</text:span><text:span text:style-name="_35_6">m</text:span><text:span text:style-name="_31_49">f</text:span><text:span text:style-name="_31_89">o</text:span><text:span text:style-name="_35_0">r</text:span><text:span text:style-name="_31_01">t</text:span><text:span text:style-name="_31_73">,</text:span><text:span text:style-name="_31_"> </text:span><text:span text:style-name="_31_46">a</text:span><text:span text:style-name="_32_03">n</text:span><text:span text:style-name="_33_8">d</text:span><text:span text:style-name="_37_6"> </text:span><text:span text:style-name="_32_10">o</text:span><text:span text:style-name="_34_5">n</text:span><text:span text:style-name="_39_9">e</text:span><text:span text:style-name="_31_51"> </text:span><text:span text:style-name="_34_5">f</text:span><text:span text:style-name="_31_35">e</text:span><text:span text:style-name="_31_85">a</text:span><text:span text:style-name="_34_1">r</text:span><text:span text:style-name="_31_40">s</text:span><text:span text:style-name="_31_51"> </text:span><text:span text:style-name="_37_1">t</text:span><text:span text:style-name="_31_32">h</text:span><text:span text:style-name="_31_94">a</text:span><text:span text:style-name="_36_0">t</text:span><text:span text:style-name="_37_6"> </text:span><text:span text:style-name="_31_79">t</text:span><text:span text:style-name="_36_5">h</text:span><text:span text:style-name="_31_05">i</text:span><text:span text:style-name="_32_21">n</text:span><text:span text:style-name="_33_0">k</text:span><text:span text:style-name="_31_28">i</text:span><text:span text:style-name="_32_10">n</text:span><text:span text:style-name="_32_3">g</text:span><text:span text:style-name="_37_6"> </text:span><text:span text:style-name="_31_95">i</text:span><text:span text:style-name="_33_6">s</text:span><text:span text:style-name="_37_6"> </text:span><text:span text:style-name="_32_25">j</text:span><text:span text:style-name="_37_1">u</text:span><text:span text:style-name="_31_05">s</text:span><text:span text:style-name="_31_91">t</text:span><text:span text:style-name="_31_"> </text:span><text:span text:style-name="_31_50">t</text:span><text:span text:style-name="_32_07">h</text:span><text:span text:style-name="_32_9">e</text:span><text:span text:style-name="_37_6"> </text:span><text:span text:style-name="_31_77">k</text:span><text:span text:style-name="_33_0">i</text:span><text:span text:style-name="_31_19">n</text:span><text:span text:style-name="_31_71">d</text:span><text:span text:style-name="_31_"> </text:span><text:span text:style-name="_31_49">o</text:span><text:span text:style-name="_31_80">f</text:span><text:span text:style-name="_31_"> </text:span><text:span text:style-name="_39_5">p</text:span><text:span text:style-name="_32_25">h</text:span><text:span text:style-name="_34_1">e</text:span><text:span text:style-name="_31_01">n</text:span><text:span text:style-name="_32_06">o</text:span><text:span text:style-name="_37_4">m</text:span><text:span text:style-name="_31_43">e</text:span><text:span text:style-name="_32_06">n</text:span><text:span text:style-name="_37_5">o</text:span><text:span text:style-name="_31_46">n</text:span><text:span text:style-name="_31_51"> </text:span><text:span text:style-name="_32_9">w</text:span><text:span text:style-name="_31_04">h</text:span><text:span text:style-name="_31_88">e</text:span><text:span text:style-name="_35_0">r</text:span><text:span text:style-name="_31_19">e</text:span><text:span text:style-name="_31_51"> </text:span><text:span text:style-name="_32_6">E</text:span><text:span text:style-name="_31_25">S</text:span><text:span text:style-name="_32_10">P</text:span><text:span text:style-name="_31_"> </text:span><text:span text:style-name="_31_46">m</text:span><text:span text:style-name="_31_92">a</text:span><text:span text:style-name="_35_6">y</text:span><text:span text:style-name="_37_6"> </text:span><text:span text:style-name="_32_15">b</text:span><text:span text:style-name="_36_8">e</text:span><text:span text:style-name="_37_6"> </text:span><text:span text:style-name="_31_95">e</text:span><text:span text:style-name="_33_5">s</text:span><text:span text:style-name="_31_01">p</text:span><text:span text:style-name="_31_73">e</text:span><text:span text:style-name="_36_6">c</text:span><text:span text:style-name="_31_49">i</text:span><text:span text:style-name="_31_92">a</text:span><text:span text:style-name="_35_1">l</text:span><text:span text:style-name="_31_31">l</text:span><text:span text:style-name="_32_16">y</text:span><text:span text:style-name="_31_"> </text:span><text:span text:style-name="_31_35">r</text:span><text:span text:style-name="_32_10">e</text:span><text:span text:style-name="_33_0">l</text:span><text:span text:style-name="_31_05">e</text:span><text:span text:style-name="_31_85">v</text:span><text:span text:style-name="_36_8">a</text:span><text:span text:style-name="_31_19">n</text:span><text:span text:style-name="_32_09">t</text:span><text:span text:style-name="_37_1">.</text:span></text:p>
      <text:p text:style-name="P1"><text:span text:style-name="_32_21">A</text:span><text:span text:style-name="_31_"> </text:span><text:span text:style-name="_31_49">m</text:span><text:span text:style-name="_32_21">o</text:span><text:span text:style-name="_32_9">r</text:span><text:span text:style-name="_31_49">e</text:span><text:span text:style-name="_31_51"> </text:span><text:span text:style-name="_35_4">s</text:span><text:span text:style-name="_31_44">p</text:span><text:span text:style-name="_31_95">e</text:span><text:span text:style-name="_35_6">c</text:span><text:span text:style-name="_31_29">i</text:span><text:span text:style-name="_32_00">f</text:span><text:span text:style-name="_36_5">i</text:span><text:span text:style-name="_31_17">c</text:span><text:span text:style-name="_31_51"> </text:span><text:span text:style-name="_37_4">a</text:span><text:span text:style-name="_31_17">r</text:span><text:span text:style-name="_31_91">g</text:span><text:span text:style-name="_34_1">u</text:span><text:span text:style-name="_31_11">m</text:span><text:span text:style-name="_32_00">e</text:span><text:span text:style-name="_36_9">n</text:span><text:span text:style-name="_31_02">t</text:span><text:span text:style-name="_31_51"> </text:span><text:span text:style-name="_36_5">b</text:span><text:span text:style-name="_31_26">a</text:span><text:span text:style-name="_31_91">s</text:span><text:span text:style-name="_35_7">e</text:span><text:span text:style-name="_31_41">d</text:span><text:span text:style-name="_31_51"> </text:span><text:span text:style-name="_32_3">o</text:span><text:span text:style-name="_31_28">n</text:span><text:span text:style-name="_31_51"> </text:span><text:span text:style-name="_36_9">E</text:span><text:span text:style-name="_31_04">S</text:span><text:span text:style-name="_32_10">P</text:span><text:span text:style-name="_31_"> </text:span><text:span text:style-name="_31_02">m</text:span><text:span text:style-name="_32_21">i</text:span><text:span text:style-name="_34_4">g</text:span><text:span text:style-name="_31_04">h</text:span><text:span text:style-name="_31_80">t</text:span><text:span text:style-name="_31_"> </text:span><text:span text:style-name="_31_32">r</text:span><text:span text:style-name="_32_22">u</text:span><text:span text:style-name="_36_6">n</text:span><text:span text:style-name="_37_6"> </text:span><text:span text:style-name="_31_71">a</text:span><text:span text:style-name="_35_1">s</text:span><text:span text:style-name="_37_6"> </text:span><text:span text:style-name="_31_74">f</text:span><text:span text:style-name="_35_9">o</text:span><text:span text:style-name="_31_04">l</text:span><text:span text:style-name="_32_16">l</text:span><text:span text:style-name="_36_0">o</text:span><text:span text:style-name="_31_11">w</text:span><text:span text:style-name="_32_09">s</text:span><text:span text:style-name="_37_5">:</text:span><text:span text:style-name="_37_6"> </text:span><text:span text:style-name="_31_71">"</text:span><text:span text:style-name="_34_4">L</text:span><text:span text:style-name="_31_29">e</text:span><text:span text:style-name="_32_24">t</text:span><text:span text:style-name="_31_"> </text:span><text:span text:style-name="_31_25">u</text:span><text:span text:style-name="_32_09">s</text:span><text:span text:style-name="_31_"> </text:span><text:span text:style-name="_31_13">p</text:span><text:span text:style-name="_31_73">l</text:span><text:span text:style-name="_36_0">a</text:span><text:span text:style-name="_31_11">y</text:span><text:span text:style-name="_31_51"> </text:span><text:span text:style-name="_36_5">t</text:span><text:span text:style-name="_31_50">h</text:span><text:span text:style-name="_32_21">e</text:span><text:span text:style-name="_31_"> </text:span><text:span text:style-name="_31_43">i</text:span><text:span text:style-name="_31_79">m</text:span><text:span text:style-name="_36_9">i</text:span><text:span text:style-name="_31_04">t</text:span><text:span text:style-name="_31_70">a</text:span><text:span text:style-name="_36_8">t</text:span><text:span text:style-name="_31_35">i</text:span><text:span text:style-name="_32_06">o</text:span><text:span text:style-name="_35_1">n</text:span><text:span text:style-name="_37_6"> </text:span><text:span text:style-name="_32_22">g</text:span><text:span text:style-name="_37_4">a</text:span><text:span text:style-name="_31_19">m</text:span><text:span text:style-name="_31_95">e</text:span><text:span text:style-name="_36_9">,</text:span><text:span text:style-name="_37_6"> </text:span><text:span text:style-name="_31_89">u</text:span><text:span text:style-name="_32_4">s</text:span><text:span text:style-name="_31_17">i</text:span><text:span text:style-name="_32_19">n</text:span><text:span text:style-name="_35_6">g</text:span><text:span text:style-name="_37_6"> </text:span><text:span text:style-name="_32_16">a</text:span><text:span text:style-name="_33_0">s</text:span><text:span text:style-name="_37_6"> </text:span><text:span text:style-name="_31_76">w</text:span><text:span text:style-name="_33_5">i</text:span><text:span text:style-name="_31_02">t</text:span><text:span text:style-name="_31_86">n</text:span><text:span text:style-name="_36_8">e</text:span><text:span text:style-name="_31_25">s</text:span><text:span text:style-name="_32_09">s</text:span><text:span text:style-name="_32_6">e</text:span><text:span text:style-name="_39_9">s</text:span><text:span text:style-name="_31_51"> </text:span><text:span text:style-name="_37_2">a</text:span><text:span text:style-name="_37_6"> </text:span><text:span text:style-name="_32_16">m</text:span><text:span text:style-name="_36_0">a</text:span><text:span text:style-name="_31_25">n</text:span><text:span text:style-name="_31_51"> </text:span><text:span text:style-name="_32_4">w</text:span><text:span text:style-name="_31_14">h</text:span><text:span text:style-name="_32_25">o</text:span><text:span text:style-name="_31_"> </text:span><text:span text:style-name="_31_02">i</text:span><text:span text:style-name="_32_01">s</text:span><text:span text:style-name="_31_"> </text:span><text:span text:style-name="_31_04">g</text:span><text:span text:style-name="_32_22">o</text:span><text:span text:style-name="_37_5">o</text:span><text:span text:style-name="_39_8">d</text:span><text:span text:style-name="_31_51"> </text:span><text:span text:style-name="_35_1">a</text:span><text:span text:style-name="_31_05">s</text:span><text:span text:style-name="_31_51"> </text:span><text:span text:style-name="_34_1">a</text:span><text:span text:style-name="_37_6"> </text:span><text:span text:style-name="_32_00">t</text:span><text:span text:style-name="_37_2">e</text:span><text:span text:style-name="_31_01">l</text:span><text:span text:style-name="_32_07">e</text:span><text:span text:style-name="_35_6">p</text:span><text:span text:style-name="_31_14">a</text:span><text:span text:style-name="_32_19">t</text:span><text:span text:style-name="_36_6">h</text:span><text:span text:style-name="_31_01">i</text:span><text:span text:style-name="_31_85">c</text:span><text:span text:style-name="_31_"> </text:span><text:span text:style-name="_31_19">r</text:span><text:span text:style-name="_31_76">e</text:span><text:span text:style-name="_37_2">c</text:span><text:span text:style-name="_31_28">e</text:span><text:span text:style-name="_32_18">i</text:span><text:span text:style-name="_37_1">v</text:span><text:span text:style-name="_31_19">e</text:span><text:span text:style-name="_31_94">r</text:span><text:span text:style-name="_32_4">,</text:span><text:span text:style-name="_37_6"> </text:span><text:span text:style-name="_32_25">a</text:span><text:span text:style-name="_33_0">n</text:span><text:span text:style-name="_31_16">d</text:span><text:span text:style-name="_31_51"> </text:span><text:span text:style-name="_35_1">a</text:span><text:span text:style-name="_37_6"> </text:span><text:span text:style-name="_31_79">d</text:span><text:span text:style-name="_36_6">i</text:span><text:span text:style-name="_39_5">g</text:span><text:span text:style-name="_31_86">i</text:span><text:span text:style-name="_36_0">t</text:span><text:span text:style-name="_31_19">a</text:span><text:span text:style-name="_32_03">l</text:span><text:span text:style-name="_31_"> </text:span><text:span text:style-name="_31_31">c</text:span><text:span text:style-name="_31_95">o</text:span><text:span text:style-name="_32_6">m</text:span><text:span text:style-name="_31_17">p</text:span><text:span text:style-name="_32_21">u</text:span><text:span text:style-name="_35_3">t</text:span><text:span text:style-name="_31_40">e</text:span><text:span text:style-name="_32_00">r</text:span><text:span text:style-name="_34_4">.</text:span><text:span text:style-name="_37_6"> </text:span><text:span text:style-name="_31_92">T</text:span><text:span text:style-name="_36_8">h</text:span><text:span text:style-name="_31_29">e</text:span><text:span text:style-name="_31_51"> </text:span><text:span text:style-name="_33_0">i</text:span><text:span text:style-name="_39_9">n</text:span><text:span text:style-name="_32_15">t</text:span><text:span text:style-name="_33_8">e</text:span><text:span text:style-name="_31_31">r</text:span><text:span text:style-name="_31_88">r</text:span><text:span text:style-name="_33_0">o</text:span><text:span text:style-name="_31_10">g</text:span><text:span text:style-name="_31_77">a</text:span><text:span text:style-name="_34_5">t</text:span><text:span text:style-name="_31_28">o</text:span><text:span text:style-name="_32_10">r</text:span><text:span text:style-name="_31_"> </text:span><text:span text:style-name="_39_6">c</text:span><text:span text:style-name="_31_74">a</text:span><text:span text:style-name="_33_9">n</text:span><text:span text:style-name="_37_6"> </text:span><text:span text:style-name="_32_22">a</text:span><text:span text:style-name="_36_9">s</text:span><text:span text:style-name="_31_34">k</text:span><text:span text:style-name="_31_51"> </text:span><text:span text:style-name="_33_9">s</text:span><text:span text:style-name="_31_04">u</text:span><text:span text:style-name="_32_18">c</text:span><text:span text:style-name="_34_2">h</text:span><text:span text:style-name="_37_6"> </text:span><text:span text:style-name="_32_00">q</text:span><text:span text:style-name="_35_6">u</text:span><text:span text:style-name="_31_05">e</text:span><text:span text:style-name="_31_86">s</text:span><text:span text:style-name="_36_5">t</text:span><text:span text:style-name="_31_29">i</text:span><text:span text:style-name="_32_06">o</text:span><text:span text:style-name="_37_5">n</text:span><text:span text:style-name="_31_49">s</text:span><text:span text:style-name="_31_51"> </text:span><text:span text:style-name="_36_6">a</text:span><text:span text:style-name="_39_5">s</text:span><text:span text:style-name="_31_51"> </text:span><text:span text:style-name="_35_7">'</text:span><text:span text:style-name="_31_41">W</text:span><text:span text:style-name="_32_24">h</text:span><text:span text:style-name="_34_4">a</text:span><text:span text:style-name="_39_6">t</text:span><text:span text:style-name="_31_51"> </text:span><text:span text:style-name="_35_0">s</text:span><text:span text:style-name="_31_01">u</text:span><text:span text:style-name="_31_89">i</text:span><text:span text:style-name="_34_2">t</text:span><text:span text:style-name="_37_6"> </text:span><text:span text:style-name="_32_04">d</text:span><text:span text:style-name="_37_1">o</text:span><text:span text:style-name="_31_25">e</text:span><text:span text:style-name="_31_88">s</text:span><text:span text:style-name="_31_"> </text:span><text:span text:style-name="_31_20">t</text:span><text:span text:style-name="_32_25">h</text:span><text:span text:style-name="_35_9">e</text:span><text:span text:style-name="_37_6"> </text:span><text:span text:style-name="_31_85">c</text:span><text:span text:style-name="_34_2">a</text:span><text:span text:style-name="_31_46">r</text:span><text:span text:style-name="_32_18">d</text:span><text:span text:style-name="_31_"> </text:span><text:span text:style-name="_31_41">i</text:span><text:span text:style-name="_31_85">n</text:span><text:span text:style-name="_31_"> </text:span><text:span text:style-name="_31_20">m</text:span><text:span text:style-name="_32_25">y</text:span><text:span text:style-name="_31_"> </text:span><text:span text:style-name="_31_20">r</text:span><text:span text:style-name="_32_15">i</text:span><text:span text:style-name="_32_0">g</text:span><text:span text:style-name="_31_11">h</text:span><text:span text:style-name="_32_09">t</text:span><text:span text:style-name="_31_"> </text:span><text:span text:style-name="_31_04">h</text:span><text:span text:style-name="_32_25">a</text:span><text:span text:style-name="_37_1">n</text:span><text:span text:style-name="_31_16">d</text:span><text:span text:style-name="_31_51"> </text:span><text:span text:style-name="_34_5">b</text:span><text:span text:style-name="_39_8">e</text:span><text:span text:style-name="_31_88">l</text:span><text:span text:style-name="_32_0">o</text:span><text:span text:style-name="_31_31">n</text:span><text:span text:style-name="_31_80">g</text:span><text:span text:style-name="_31_"> </text:span><text:span text:style-name="_31_16">t</text:span><text:span text:style-name="_32_09">o</text:span><text:span text:style-name="_33_5">?</text:span><text:span text:style-name="_31_16">'</text:span><text:span text:style-name="_31_51"> </text:span><text:span text:style-name="_34_4">T</text:span><text:span text:style-name="_39_5">h</text:span><text:span text:style-name="_31_91">e</text:span><text:span text:style-name="_31_"> </text:span><text:span text:style-name="_31_31">m</text:span><text:span text:style-name="_31_77">a</text:span><text:span text:style-name="_37_1">n</text:span><text:span text:style-name="_37_6"> </text:span><text:span text:style-name="_32_22">b</text:span><text:span text:style-name="_35_4">y</text:span><text:span text:style-name="_37_6"> </text:span><text:span text:style-name="_31_86">t</text:span><text:span text:style-name="_32_7">e</text:span><text:span text:style-name="_31_49">l</text:span><text:span text:style-name="_32_07">e</text:span><text:span text:style-name="_35_3">p</text:span><text:span text:style-name="_31_34">a</text:span><text:span text:style-name="_32_25">t</text:span><text:span text:style-name="_34_4">h</text:span><text:span text:style-name="_31_47">y</text:span><text:span text:style-name="_31_51"> </text:span><text:span text:style-name="_37_1">o</text:span><text:span text:style-name="_31_50">r</text:span><text:span text:style-name="_31_51"> </text:span><text:span text:style-name="_34_1">c</text:span><text:span text:style-name="_31_16">l</text:span><text:span text:style-name="_31_74">a</text:span><text:span text:style-name="_33_8">i</text:span><text:span text:style-name="_31_01">r</text:span><text:span text:style-name="_32_06">v</text:span><text:span text:style-name="_37_1">o</text:span><text:span text:style-name="_31_50">y</text:span><text:span text:style-name="_31_92">a</text:span><text:span text:style-name="_32_7">n</text:span><text:span text:style-name="_31_43">c</text:span><text:span text:style-name="_31_95">e</text:span><text:span text:style-name="_31_"> </text:span><text:span text:style-name="_31_26">g</text:span><text:span text:style-name="_31_70">i</text:span><text:span text:style-name="_35_9">v</text:span><text:span text:style-name="_31_26">e</text:span><text:span text:style-name="_32_06">s</text:span><text:span text:style-name="_31_"> </text:span><text:span text:style-name="_31_25">t</text:span><text:span text:style-name="_32_18">h</text:span><text:span text:style-name="_32_1">e</text:span><text:span text:style-name="_37_6"> </text:span><text:span text:style-name="_31_85">r</text:span><text:span text:style-name="_32_9">i</text:span><text:span text:style-name="_31_20">g</text:span><text:span text:style-name="_31_89">h</text:span><text:span text:style-name="_33_9">t</text:span><text:span text:style-name="_37_6"> </text:span><text:span text:style-name="_32_03">a</text:span><text:span text:style-name="_32_0">n</text:span><text:span text:style-name="_31_41">s</text:span><text:span text:style-name="_32_18">w</text:span><text:span text:style-name="_35_0">e</text:span><text:span text:style-name="_31_14">r</text:span><text:span text:style-name="_31_51"> </text:span><text:span text:style-name="_32_7">1</text:span><text:span text:style-name="_31_35">3</text:span><text:span text:style-name="_31_88">0</text:span><text:span text:style-name="_31_"> </text:span><text:span text:style-name="_31_41">t</text:span><text:span text:style-name="_31_92">i</text:span><text:span text:style-name="_34_1">m</text:span><text:span text:style-name="_31_43">e</text:span><text:span text:style-name="_32_19">s</text:span><text:span text:style-name="_31_"> </text:span><text:span text:style-name="_31_10">o</text:span><text:span text:style-name="_32_04">u</text:span><text:span text:style-name="_33_0">t</text:span><text:span text:style-name="_37_6"> </text:span><text:span text:style-name="_31_73">o</text:span><text:span text:style-name="_36_5">f</text:span><text:span text:style-name="_37_6"> </text:span><text:span text:style-name="_32_04">4</text:span><text:span text:style-name="_37_4">0</text:span><text:span text:style-name="_31_26">0</text:span><text:span text:style-name="_31_51"> </text:span><text:span text:style-name="_32_3">c</text:span><text:span text:style-name="_31_10">a</text:span><text:span text:style-name="_31_91">r</text:span><text:span text:style-name="_36_5">d</text:span><text:span text:style-name="_31_11">s</text:span><text:span text:style-name="_31_76">.</text:span><text:span text:style-name="_31_"> </text:span><text:span text:style-name="_31_16">T</text:span><text:span text:style-name="_31_86">h</text:span><text:span text:style-name="_32_9">e</text:span><text:span text:style-name="_37_6"> </text:span><text:span text:style-name="_31_77">m</text:span><text:span text:style-name="_36_9">a</text:span><text:span text:style-name="_31_10">c</text:span><text:span text:style-name="_32_18">h</text:span><text:span text:style-name="_36_9">i</text:span><text:span text:style-name="_39_6">n</text:span><text:span text:style-name="_31_73">e</text:span><text:span text:style-name="_31_"> </text:span><text:span text:style-name="_31_41">c</text:span><text:span text:style-name="_31_80">a</text:span><text:span text:style-name="_32_1">n</text:span><text:span text:style-name="_37_6"> </text:span><text:span text:style-name="_31_77">o</text:span><text:span text:style-name="_32_4">n</text:span><text:span text:style-name="_31_01">l</text:span><text:span text:style-name="_32_16">y</text:span><text:span text:style-name="_31_"> </text:span><text:span text:style-name="_31_47">g</text:span><text:span text:style-name="_31_74">u</text:span><text:span text:style-name="_32_4">e</text:span><text:span text:style-name="_31_50">s</text:span><text:span text:style-name="_31_80">s</text:span><text:span text:style-name="_31_"> </text:span><text:span text:style-name="_31_26">a</text:span><text:span text:style-name="_32_18">t</text:span><text:span text:style-name="_31_"> </text:span><text:span text:style-name="_31_50">r</text:span><text:span text:style-name="_32_15">a</text:span><text:span text:style-name="_35_1">n</text:span><text:span text:style-name="_31_41">d</text:span><text:span text:style-name="_32_04">o</text:span><text:span text:style-name="_34_1">m</text:span><text:span text:style-name="_31_35">,</text:span><text:span text:style-name="_31_51"> </text:span><text:span text:style-name="_35_0">a</text:span><text:span text:style-name="_31_25">n</text:span><text:span text:style-name="_31_88">d</text:span><text:span text:style-name="_31_"> </text:span><text:span text:style-name="_31_02">p</text:span><text:span text:style-name="_31_94">e</text:span><text:span text:style-name="_36_8">r</text:span><text:span text:style-name="_31_34">h</text:span><text:span text:style-name="_32_09">a</text:span><text:span text:style-name="_34_4">p</text:span><text:span text:style-name="_31_02">s</text:span><text:span text:style-name="_31_51"> </text:span><text:span text:style-name="_37_5">g</text:span><text:span text:style-name="_31_01">e</text:span><text:span text:style-name="_32_04">t</text:span><text:span text:style-name="_34_2">s</text:span><text:span text:style-name="_37_6"> </text:span><text:span text:style-name="_32_07">1</text:span><text:span text:style-name="_35_1">0</text:span><text:span text:style-name="_31_14">4</text:span><text:span text:style-name="_31_51"> </text:span><text:span text:style-name="_34_5">r</text:span><text:span text:style-name="_31_34">i</text:span><text:span text:style-name="_32_09">g</text:span><text:span text:style-name="_37_2">h</text:span><text:span text:style-name="_31_11">t</text:span><text:span text:style-name="_31_76">,</text:span><text:span text:style-name="_31_"> </text:span><text:span text:style-name="_31_47">s</text:span><text:span text:style-name="_32_03">o</text:span><text:span text:style-name="_31_"> </text:span><text:span text:style-name="_31_32">t</text:span><text:span text:style-name="_31_80">h</text:span><text:span text:style-name="_32_1">e</text:span><text:span text:style-name="_37_6"> </text:span><text:span text:style-name="_31_94">i</text:span><text:span text:style-name="_36_8">n</text:span><text:span text:style-name="_31_05">t</text:span><text:span text:style-name="_32_18">e</text:span><text:span text:style-name="_34_1">r</text:span><text:span text:style-name="_31_40">r</text:span><text:span text:style-name="_32_04">o</text:span><text:span text:style-name="_37_2">g</text:span><text:span text:style-name="_31_41">a</text:span><text:span text:style-name="_31_71">t</text:span><text:span text:style-name="_35_9">o</text:span><text:span text:style-name="_31_20">r</text:span><text:span text:style-name="_31_51"> </text:span><text:span text:style-name="_34_4">m</text:span><text:span text:style-name="_31_44">a</text:span><text:span text:style-name="_32_24">k</text:span><text:span text:style-name="_32_9">e</text:span><text:span text:style-name="_31_28">s</text:span><text:span text:style-name="_31_51"> </text:span><text:span text:style-name="_32_0">t</text:span><text:span text:style-name="_31_50">h</text:span><text:span text:style-name="_31_91">e</text:span><text:span text:style-name="_31_"> </text:span><text:span text:style-name="_31_32">r</text:span><text:span text:style-name="_31_80">i</text:span><text:span text:style-name="_32_0">g</text:span><text:span text:style-name="_31_04">h</text:span><text:span text:style-name="_32_22">t</text:span><text:span text:style-name="_31_"> </text:span><text:span text:style-name="_31_41">i</text:span><text:span text:style-name="_31_91">d</text:span><text:span text:style-name="_36_8">e</text:span><text:span text:style-name="_39_5">n</text:span><text:span text:style-name="_32_24">t</text:span><text:span text:style-name="_35_1">i</text:span><text:span text:style-name="_39_8">f</text:span><text:span text:style-name="_32_22">i</text:span><text:span text:style-name="_37_5">c</text:span><text:span text:style-name="_31_47">a</text:span><text:span text:style-name="_32_07">t</text:span><text:span text:style-name="_36_8">i</text:span><text:span text:style-name="_31_13">o</text:span><text:span text:style-name="_32_15">n</text:span><text:span text:style-name="_32_9">.</text:span><text:span text:style-name="_31_26">"</text:span><text:span text:style-name="_31_51"> </text:span><text:span text:style-name="_33_5">T</text:span><text:span text:style-name="_31_14">h</text:span><text:span text:style-name="_31_85">e</text:span><text:span text:style-name="_35_9">r</text:span><text:span text:style-name="_31_16">e</text:span><text:span text:style-name="_31_51"> </text:span><text:span text:style-name="_35_0">i</text:span><text:span text:style-name="_31_16">s</text:span><text:span text:style-name="_31_51"> </text:span><text:span text:style-name="_32_9">a</text:span><text:span text:style-name="_31_41">n</text:span><text:span text:style-name="_31_51"> </text:span><text:span text:style-name="_33_8">i</text:span><text:span text:style-name="_31_19">n</text:span><text:span text:style-name="_31_73">t</text:span><text:span text:style-name="_35_7">e</text:span><text:span text:style-name="_31_50">r</text:span><text:span text:style-name="_32_03">e</text:span><text:span text:style-name="_33_9">s</text:span><text:span text:style-name="_39_5">t</text:span><text:span text:style-name="_31_94">i</text:span><text:span text:style-name="_32_0">n</text:span><text:span text:style-name="_39_5">g</text:span><text:span text:style-name="_31_51"> </text:span><text:span text:style-name="_33_6">p</text:span><text:span text:style-name="_31_02">o</text:span><text:span text:style-name="_31_85">s</text:span><text:span text:style-name="_34_5">s</text:span><text:span text:style-name="_31_01">i</text:span><text:span text:style-name="_32_16">b</text:span><text:span text:style-name="_35_7">i</text:span><text:span text:style-name="_31_01">l</text:span><text:span text:style-name="_32_22">i</text:span><text:span text:style-name="_34_1">t</text:span><text:span text:style-name="_31_16">y</text:span><text:span text:style-name="_31_51"> </text:span><text:span text:style-name="_32_7">w</text:span><text:span text:style-name="_31_31">h</text:span><text:span text:style-name="_32_16">i</text:span><text:span text:style-name="_32_7">c</text:span><text:span text:style-name="_31_41">h</text:span><text:span text:style-name="_31_51"> </text:span><text:span text:style-name="_32_3">o</text:span><text:span text:style-name="_31_49">p</text:span><text:span text:style-name="_32_24">e</text:span><text:span text:style-name="_32_3">n</text:span><text:span text:style-name="_31_40">s</text:span><text:span text:style-name="_31_51"> </text:span><text:span text:style-name="_37_5">h</text:span><text:span text:style-name="_31_04">e</text:span><text:span text:style-name="_31_91">r</text:span><text:span text:style-name="_32_4">e</text:span><text:span text:style-name="_31_10">.</text:span><text:span text:style-name="_31_51"> </text:span><text:span text:style-name="_32_9">S</text:span><text:span text:style-name="_31_16">u</text:span><text:span text:style-name="_31_71">p</text:span><text:span text:style-name="_36_9">p</text:span><text:span text:style-name="_31_20">o</text:span><text:span text:style-name="_31_74">s</text:span><text:span text:style-name="_33_0">e</text:span><text:span text:style-name="_37_6"> </text:span><text:span text:style-name="_31_89">t</text:span><text:span text:style-name="_33_5">h</text:span><text:span text:style-name="_31_29">e</text:span><text:span text:style-name="_31_51"> </text:span><text:span text:style-name="_32_1">d</text:span><text:span text:style-name="_31_25">i</text:span><text:span text:style-name="_31_95">g</text:span><text:span text:style-name="_32_9">i</text:span><text:span text:style-name="_31_40">t</text:span><text:span text:style-name="_32_06">a</text:span><text:span text:style-name="_37_4">l</text:span><text:span text:style-name="_37_6"> </text:span><text:span text:style-name="_31_77">c</text:span><text:span text:style-name="_35_6">o</text:span><text:span text:style-name="_39_5">m</text:span><text:span text:style-name="_32_24">p</text:span><text:span text:style-name="_35_3">u</text:span><text:span text:style-name="_31_25">t</text:span><text:span text:style-name="_31_95">e</text:span><text:span text:style-name="_33_5">r</text:span><text:span text:style-name="_37_6"> </text:span><text:span text:style-name="_31_71">c</text:span><text:span text:style-name="_35_3">o</text:span><text:span text:style-name="_31_40">n</text:span><text:span text:style-name="_32_15">t</text:span><text:span text:style-name="_34_4">a</text:span><text:span text:style-name="_31_05">i</text:span><text:span text:style-name="_31_88">n</text:span><text:span text:style-name="_32_9">s</text:span><text:span text:style-name="_37_6"> </text:span><text:span text:style-name="_32_03">a</text:span><text:span text:style-name="_31_"> </text:span><text:span text:style-name="_31_14">r</text:span><text:span text:style-name="_31_88">a</text:span><text:span text:style-name="_34_2">n</text:span><text:span text:style-name="_31_49">d</text:span><text:span text:style-name="_32_07">o</text:span><text:span text:style-name="_32_9">m</text:span><text:span text:style-name="_37_6"> </text:span><text:span text:style-name="_31_74">n</text:span><text:span text:style-name="_35_6">u</text:span><text:span text:style-name="_31_20">m</text:span><text:span text:style-name="_32_15">b</text:span><text:span text:style-name="_33_6">e</text:span><text:span text:style-name="_31_47">r</text:span><text:span text:style-name="_31_51"> </text:span><text:span text:style-name="_36_6">g</text:span><text:span text:style-name="_31_47">e</text:span><text:span text:style-name="_31_76">n</text:span><text:span text:style-name="_37_4">e</text:span><text:span text:style-name="_31_50">r</text:span><text:span text:style-name="_32_06">a</text:span><text:span text:style-name="_32_3">t</text:span><text:span text:style-name="_39_6">o</text:span><text:span text:style-name="_31_76">r</text:span><text:span text:style-name="_35_3">.</text:span><text:span text:style-name="_37_6"> </text:span><text:span text:style-name="_31_77">T</text:span><text:span text:style-name="_35_0">h</text:span><text:span text:style-name="_31_47">e</text:span><text:span text:style-name="_32_25">n</text:span><text:span text:style-name="_31_"> </text:span><text:span text:style-name="_31_01">i</text:span><text:span text:style-name="_31_76">t</text:span><text:span text:style-name="_31_"> </text:span><text:span text:style-name="_31_04">w</text:span><text:span text:style-name="_31_73">i</text:span><text:span text:style-name="_35_7">l</text:span><text:span text:style-name="_39_9">l</text:span><text:span text:style-name="_31_51"> </text:span><text:span text:style-name="_37_4">b</text:span><text:span text:style-name="_31_34">e</text:span><text:span text:style-name="_31_51"> </text:span><text:span text:style-name="_36_0">n</text:span><text:span text:style-name="_31_10">a</text:span><text:span text:style-name="_31_86">t</text:span><text:span text:style-name="_32_4">u</text:span><text:span text:style-name="_39_5">r</text:span><text:span text:style-name="_31_79">a</text:span><text:span text:style-name="_35_3">l</text:span><text:span text:style-name="_37_6"> </text:span><text:span text:style-name="_31_77">t</text:span><text:span text:style-name="_35_9">o</text:span><text:span text:style-name="_37_6"> </text:span><text:span text:style-name="_32_04">u</text:span><text:span text:style-name="_35_4">s</text:span><text:span text:style-name="_31_11">e</text:span><text:span text:style-name="_31_51"> </text:span><text:span text:style-name="_35_6">t</text:span><text:span text:style-name="_31_11">h</text:span><text:span text:style-name="_31_88">i</text:span><text:span text:style-name="_34_5">s</text:span><text:span text:style-name="_37_6"> </text:span><text:span text:style-name="_31_71">t</text:span><text:span text:style-name="_36_5">o</text:span><text:span text:style-name="_37_6"> </text:span><text:span text:style-name="_31_94">d</text:span><text:span text:style-name="_35_1">e</text:span><text:span text:style-name="_39_5">c</text:span><text:span text:style-name="_32_04">i</text:span><text:span text:style-name="_32_6">d</text:span><text:span text:style-name="_31_20">e</text:span><text:span text:style-name="_31_51"> </text:span><text:span text:style-name="_33_6">w</text:span><text:span text:style-name="_31_29">h</text:span><text:span text:style-name="_32_15">a</text:span><text:span text:style-name="_35_1">t</text:span><text:span text:style-name="_37_6"> </text:span><text:span text:style-name="_31_74">a</text:span><text:span text:style-name="_36_0">n</text:span><text:span text:style-name="_31_29">s</text:span><text:span text:style-name="_32_21">w</text:span><text:span text:style-name="_37_2">e</text:span><text:span text:style-name="_31_14">r</text:span><text:span text:style-name="_31_51"> </text:span><text:span text:style-name="_32_7">t</text:span><text:span text:style-name="_31_47">o</text:span><text:span text:style-name="_31_51"> </text:span><text:span text:style-name="_37_4">g</text:span><text:span text:style-name="_31_14">i</text:span><text:span text:style-name="_31_92">v</text:span><text:span text:style-name="_32_3">e</text:span><text:span text:style-name="_31_49">.</text:span><text:span text:style-name="_31_51"> </text:span><text:span text:style-name="_37_1">B</text:span><text:span text:style-name="_31_01">u</text:span><text:span text:style-name="_32_03">t</text:span><text:span text:style-name="_31_"> </text:span><text:span text:style-name="_31_16">t</text:span><text:span text:style-name="_31_73">h</text:span><text:span text:style-name="_35_3">e</text:span><text:span text:style-name="_39_5">n</text:span><text:span text:style-name="_31_51"> </text:span><text:span text:style-name="_36_9">t</text:span><text:span text:style-name="_31_47">h</text:span><text:span text:style-name="_32_21">e</text:span><text:span text:style-name="_31_"> </text:span><text:span text:style-name="_39_9">r</text:span><text:span text:style-name="_31_77">a</text:span><text:span text:style-name="_36_9">n</text:span><text:span text:style-name="_31_34">d</text:span><text:span text:style-name="_31_86">o</text:span><text:span text:style-name="_34_4">m</text:span><text:span text:style-name="_37_6"> </text:span><text:span text:style-name="_32_01">n</text:span><text:span text:style-name="_35_9">u</text:span><text:span text:style-name="_31_13">m</text:span><text:span text:style-name="_32_04">b</text:span><text:span text:style-name="_36_5">e</text:span><text:span text:style-name="_31_50">r</text:span><text:span text:style-name="_31_51"> </text:span><text:span text:style-name="_37_5">g</text:span><text:span text:style-name="_31_14">e</text:span><text:span text:style-name="_31_86">n</text:span><text:span text:style-name="_33_6">e</text:span><text:span text:style-name="_31_34">r</text:span><text:span text:style-name="_31_80">a</text:span><text:span text:style-name="_32_0">t</text:span><text:span text:style-name="_31_50">o</text:span><text:span text:style-name="_32_01">r</text:span><text:span text:style-name="_31_"> </text:span><text:span text:style-name="_31_14">w</text:span><text:span text:style-name="_31_77">i</text:span><text:span text:style-name="_32_9">l</text:span><text:span text:style-name="_39_6">l</text:span><text:span text:style-name="_31_51"> </text:span><text:span text:style-name="_33_0">b</text:span><text:span text:style-name="_39_5">e</text:span><text:span text:style-name="_31_51"> </text:span><text:span text:style-name="_37_4">s</text:span><text:span text:style-name="_31_40">u</text:span><text:span text:style-name="_31_80">b</text:span><text:span text:style-name="_35_9">j</text:span><text:span text:style-name="_31_10">e</text:span><text:span text:style-name="_31_91">c</text:span><text:span text:style-name="_35_6">t</text:span><text:span text:style-name="_37_6"> </text:span><text:span text:style-name="_31_74">t</text:span><text:span text:style-name="_36_0">o</text:span><text:span text:style-name="_37_6"> </text:span><text:span text:style-name="_31_79">t</text:span><text:span text:style-name="_37_2">h</text:span><text:span text:style-name="_31_01">e</text:span><text:span text:style-name="_31_51"> </text:span><text:span text:style-name="_37_4">p</text:span><text:span text:style-name="_31_28">s</text:span><text:span text:style-name="_32_22">y</text:span><text:span text:style-name="_32_6">c</text:span><text:span text:style-name="_31_46">h</text:span><text:span text:style-name="_31_80">o</text:span><text:span text:style-name="_33_9">k</text:span><text:span text:style-name="_39_5">i</text:span><text:span text:style-name="_32_21">n</text:span><text:span text:style-name="_34_1">e</text:span><text:span text:style-name="_31_49">t</text:span><text:span text:style-name="_32_18">i</text:span><text:span text:style-name="_35_3">c</text:span><text:span text:style-name="_37_6"> </text:span><text:span text:style-name="_31_92">p</text:span><text:span text:style-name="_32_9">o</text:span><text:span text:style-name="_31_34">w</text:span><text:span text:style-name="_31_76">e</text:span><text:span text:style-name="_35_0">r</text:span><text:span text:style-name="_31_10">s</text:span><text:span text:style-name="_31_51"> </text:span><text:span text:style-name="_36_5">o</text:span><text:span text:style-name="_31_02">f</text:span><text:span text:style-name="_31_51"> </text:span><text:span text:style-name="_33_6">t</text:span><text:span text:style-name="_31_47">h</text:span><text:span text:style-name="_32_04">e</text:span><text:span text:style-name="_31_"> </text:span><text:span text:style-name="_31_13">i</text:span><text:span text:style-name="_31_92">n</text:span><text:span text:style-name="_35_7">t</text:span><text:span text:style-name="_31_02">e</text:span><text:span text:style-name="_31_94">r</text:span><text:span text:style-name="_32_9">r</text:span><text:span text:style-name="_31_34">o</text:span><text:span text:style-name="_31_91">g</text:span><text:span text:style-name="_34_1">a</text:span><text:span text:style-name="_31_32">t</text:span><text:span text:style-name="_31_88">o</text:span><text:span text:style-name="_37_5">r</text:span><text:span text:style-name="_39_9">.</text:span><text:span text:style-name="_31_51"> </text:span><text:span text:style-name="_35_1">P</text:span><text:span text:style-name="_31_26">e</text:span><text:span text:style-name="_31_95">r</text:span><text:span text:style-name="_36_0">h</text:span><text:span text:style-name="_31_50">a</text:span><text:span text:style-name="_32_21">p</text:span><text:span text:style-name="_34_5">s</text:span><text:span text:style-name="_37_6"> </text:span><text:span text:style-name="_32_07">t</text:span><text:span text:style-name="_33_0">h</text:span><text:span text:style-name="_39_9">i</text:span><text:span text:style-name="_32_21">s</text:span><text:span text:style-name="_31_"> </text:span><text:span text:style-name="_31_46">p</text:span><text:span text:style-name="_31_91">s</text:span><text:span text:style-name="_35_0">y</text:span><text:span text:style-name="_39_6">c</text:span><text:span text:style-name="_32_09">h</text:span><text:span text:style-name="_35_0">o</text:span><text:span text:style-name="_31_17">k</text:span><text:span text:style-name="_32_07">i</text:span><text:span text:style-name="_35_1">n</text:span><text:span text:style-name="_31_26">e</text:span><text:span text:style-name="_31_77">s</text:span><text:span text:style-name="_37_2">i</text:span><text:span text:style-name="_31_29">s</text:span><text:span text:style-name="_31_51"> </text:span><text:span text:style-name="_36_6">m</text:span><text:span text:style-name="_31_02">i</text:span><text:span text:style-name="_32_03">g</text:span><text:span text:style-name="_34_2">h</text:span><text:span text:style-name="_31_31">t</text:span><text:span text:style-name="_31_51"> </text:span><text:span text:style-name="_36_6">c</text:span><text:span text:style-name="_31_35">a</text:span><text:span text:style-name="_32_07">u</text:span><text:span text:style-name="_36_0">s</text:span><text:span text:style-name="_31_44">e</text:span><text:span text:style-name="_31_51"> </text:span><text:span text:style-name="_37_1">t</text:span><text:span text:style-name="_31_16">h</text:span><text:span text:style-name="_31_76">e</text:span><text:span text:style-name="_31_"> </text:span><text:span text:style-name="_31_10">m</text:span><text:span text:style-name="_32_21">a</text:span><text:span text:style-name="_36_5">c</text:span><text:span text:style-name="_31_16">h</text:span><text:span text:style-name="_31_79">i</text:span><text:span text:style-name="_34_5">n</text:span><text:span text:style-name="_31_31">e</text:span><text:span text:style-name="_31_51"> </text:span><text:span text:style-name="_35_7">t</text:span><text:span text:style-name="_31_49">o</text:span><text:span text:style-name="_31_51"> </text:span><text:span text:style-name="_36_6">g</text:span><text:span text:style-name="_39_9">u</text:span><text:span text:style-name="_32_16">e</text:span><text:span text:style-name="_35_7">s</text:span><text:span text:style-name="_31_35">s</text:span><text:span text:style-name="_31_51"> </text:span><text:span text:style-name="_37_1">r</text:span><text:span text:style-name="_31_05">i</text:span><text:span text:style-name="_32_15">g</text:span><text:span text:style-name="_33_6">h</text:span><text:span text:style-name="_31_10">t</text:span><text:span text:style-name="_31_51"> </text:span><text:span text:style-name="_34_2">m</text:span><text:span text:style-name="_31_28">o</text:span><text:span text:style-name="_32_16">r</text:span><text:span text:style-name="_37_5">e</text:span><text:span text:style-name="_37_6"> </text:span><text:span text:style-name="_32_01">o</text:span><text:span text:style-name="_36_9">f</text:span><text:span text:style-name="_31_13">t</text:span><text:span text:style-name="_32_16">e</text:span><text:span text:style-name="_35_3">n</text:span><text:span text:style-name="_37_6"> </text:span><text:span text:style-name="_31_76">t</text:span><text:span text:style-name="_36_8">h</text:span><text:span text:style-name="_31_34">a</text:span><text:span text:style-name="_32_25">n</text:span><text:span text:style-name="_31_"> </text:span><text:span text:style-name="_31_26">w</text:span><text:span text:style-name="_32_10">o</text:span><text:span text:style-name="_32_4">u</text:span><text:span text:style-name="_31_29">l</text:span><text:span text:style-name="_32_01">d</text:span><text:span text:style-name="_31_"> </text:span><text:span text:style-name="_31_14">b</text:span><text:span text:style-name="_32_10">e</text:span><text:span text:style-name="_31_"> </text:span><text:span text:style-name="_31_49">e</text:span><text:span text:style-name="_31_76">x</text:span><text:span text:style-name="_35_9">p</text:span><text:span text:style-name="_31_16">e</text:span><text:span text:style-name="_32_10">c</text:span><text:span text:style-name="_32_0">t</text:span><text:span text:style-name="_31_29">e</text:span><text:span text:style-name="_31_94">d</text:span><text:span text:style-name="_31_"> </text:span><text:span text:style-name="_31_29">o</text:span><text:span text:style-name="_32_01">n</text:span><text:span text:style-name="_31_"> </text:span><text:span text:style-name="_31_25">a</text:span><text:span text:style-name="_31_51"> </text:span><text:span text:style-name="_34_2">p</text:span><text:span text:style-name="_31_28">r</text:span><text:span text:style-name="_31_70">o</text:span><text:span text:style-name="_35_0">b</text:span><text:span text:style-name="_39_8">a</text:span><text:span text:style-name="_31_77">b</text:span><text:span text:style-name="_35_1">i</text:span><text:span text:style-name="_31_28">l</text:span><text:span text:style-name="_32_16">i</text:span><text:span text:style-name="_34_1">t</text:span><text:span text:style-name="_31_40">y</text:span><text:span text:style-name="_31_51"> </text:span><text:span text:style-name="_36_9">c</text:span><text:span text:style-name="_31_10">a</text:span><text:span text:style-name="_31_88">l</text:span><text:span text:style-name="_36_6">c</text:span><text:span text:style-name="_31_29">u</text:span><text:span text:style-name="_31_71">l</text:span><text:span text:style-name="_33_9">a</text:span><text:span text:style-name="_39_9">t</text:span><text:span text:style-name="_31_91">i</text:span><text:span text:style-name="_33_0">o</text:span><text:span text:style-name="_31_49">n</text:span><text:span text:style-name="_32_22">,</text:span><text:span text:style-name="_31_"> </text:span><text:span text:style-name="_31_01">s</text:span><text:span text:style-name="_32_01">o</text:span><text:span text:style-name="_31_"> </text:span><text:span text:style-name="_31_26">t</text:span><text:span text:style-name="_32_03">h</text:span><text:span text:style-name="_35_7">a</text:span><text:span text:style-name="_31_25">t</text:span><text:span text:style-name="_31_51"> </text:span><text:span text:style-name="_33_9">t</text:span><text:span text:style-name="_31_31">h</text:span><text:span text:style-name="_32_07">e</text:span><text:span text:style-name="_31_"> </text:span><text:span text:style-name="_31_34">i</text:span><text:span text:style-name="_31_89">n</text:span><text:span text:style-name="_34_4">t</text:span><text:span text:style-name="_31_11">e</text:span><text:span text:style-name="_31_79">r</text:span><text:span text:style-name="_32_4">r</text:span><text:span text:style-name="_31_32">o</text:span><text:span text:style-name="_32_21">g</text:span><text:span text:style-name="_35_1">a</text:span><text:span text:style-name="_31_14">t</text:span><text:span text:style-name="_32_04">o</text:span><text:span text:style-name="_36_5">r</text:span><text:span text:style-name="_37_6"> </text:span><text:span text:style-name="_31_74">m</text:span><text:span text:style-name="_32_1">i</text:span><text:span text:style-name="_31_49">g</text:span><text:span text:style-name="_32_16">h</text:span><text:span text:style-name="_32_4">t</text:span><text:span text:style-name="_37_6"> </text:span><text:span text:style-name="_31_95">s</text:span><text:span text:style-name="_35_1">t</text:span><text:span text:style-name="_31_02">i</text:span><text:span text:style-name="_31_85">l</text:span><text:span text:style-name="_34_1">l</text:span><text:span text:style-name="_37_6"> </text:span><text:span text:style-name="_31_94">b</text:span><text:span text:style-name="_36_5">e</text:span><text:span text:style-name="_37_6"> </text:span><text:span text:style-name="_32_25">u</text:span><text:span text:style-name="_35_3">n</text:span><text:span text:style-name="_31_05">a</text:span><text:span text:style-name="_31_95">b</text:span><text:span text:style-name="_34_1">l</text:span><text:span text:style-name="_31_25">e</text:span><text:span text:style-name="_31_51"> </text:span><text:span text:style-name="_35_0">t</text:span><text:span text:style-name="_31_44">o</text:span><text:span text:style-name="_31_51"> </text:span><text:span text:style-name="_34_4">m</text:span><text:span text:style-name="_31_49">a</text:span><text:span text:style-name="_31_94">k</text:span><text:span text:style-name="_37_2">e</text:span><text:span text:style-name="_37_6"> </text:span><text:span text:style-name="_32_15">t</text:span><text:span text:style-name="_36_6">h</text:span><text:span text:style-name="_31_04">e</text:span><text:span text:style-name="_31_51"> </text:span><text:span text:style-name="_35_4">r</text:span><text:span text:style-name="_31_28">i</text:span><text:span text:style-name="_32_15">g</text:span><text:span text:style-name="_36_6">h</text:span><text:span text:style-name="_31_04">t</text:span><text:span text:style-name="_31_51"> </text:span><text:span text:style-name="_33_6">i</text:span><text:span text:style-name="_31_16">d</text:span><text:span text:style-name="_32_16">e</text:span><text:span text:style-name="_32_9">n</text:span><text:span text:style-name="_31_46">t</text:span><text:span text:style-name="_32_04">i</text:span><text:span text:style-name="_33_8">f</text:span><text:span text:style-name="_31_44">i</text:span><text:span text:style-name="_31_92">c</text:span><text:span text:style-name="_36_8">a</text:span><text:span text:style-name="_39_6">t</text:span><text:span text:style-name="_32_15">i</text:span><text:span text:style-name="_35_7">o</text:span><text:span text:style-name="_31_29">n</text:span><text:span text:style-name="_31_77">.</text:span><text:span text:style-name="_31_"> </text:span><text:span text:style-name="_31_26">O</text:span><text:span text:style-name="_32_09">n</text:span><text:span text:style-name="_31_"> </text:span><text:span text:style-name="_31_16">t</text:span><text:span text:style-name="_32_19">h</text:span><text:span text:style-name="_37_4">e</text:span><text:span text:style-name="_37_6"> </text:span><text:span text:style-name="_32_15">o</text:span><text:span text:style-name="_32_0">t</text:span><text:span text:style-name="_31_40">h</text:span><text:span text:style-name="_31_76">e</text:span><text:span text:style-name="_34_1">r</text:span><text:span text:style-name="_37_6"> </text:span><text:span text:style-name="_32_10">h</text:span><text:span text:style-name="_35_4">a</text:span><text:span text:style-name="_31_43">n</text:span><text:span text:style-name="_32_01">d</text:span><text:span text:style-name="_33_0">,</text:span><text:span text:style-name="_37_6"> </text:span><text:span text:style-name="_31_91">h</text:span><text:span text:style-name="_35_9">e</text:span><text:span text:style-name="_37_6"> </text:span><text:span text:style-name="_32_06">m</text:span><text:span text:style-name="_36_0">i</text:span><text:span text:style-name="_31_20">g</text:span><text:span text:style-name="_31_79">h</text:span><text:span text:style-name="_35_1">t</text:span><text:span text:style-name="_37_6"> </text:span><text:span text:style-name="_32_19">b</text:span><text:span text:style-name="_32_4">e</text:span><text:span text:style-name="_37_6"> </text:span><text:span text:style-name="_32_19">a</text:span><text:span text:style-name="_37_2">b</text:span><text:span text:style-name="_31_17">l</text:span><text:span text:style-name="_31_71">e</text:span><text:span text:style-name="_31_"> </text:span><text:span text:style-name="_31_32">t</text:span><text:span text:style-name="_31_89">o</text:span><text:span text:style-name="_31_"> </text:span><text:span text:style-name="_31_43">g</text:span><text:span text:style-name="_32_10">u</text:span><text:span text:style-name="_33_5">e</text:span><text:span text:style-name="_31_14">s</text:span><text:span text:style-name="_32_04">s</text:span><text:span text:style-name="_31_"> </text:span><text:span text:style-name="_31_16">r</text:span><text:span text:style-name="_32_10">i</text:span><text:span text:style-name="_33_6">g</text:span><text:span text:style-name="_31_11">h</text:span><text:span text:style-name="_32_06">t</text:span><text:span text:style-name="_31_"> </text:span><text:span text:style-name="_31_13">w</text:span><text:span text:style-name="_32_09">i</text:span><text:span text:style-name="_37_1">t</text:span><text:span text:style-name="_31_20">h</text:span><text:span text:style-name="_32_22">o</text:span><text:span text:style-name="_36_8">u</text:span><text:span text:style-name="_31_25">t</text:span><text:span text:style-name="_31_51"> </text:span><text:span text:style-name="_35_6">a</text:span><text:span text:style-name="_31_05">n</text:span><text:span text:style-name="_32_18">y</text:span><text:span text:style-name="_31_"> </text:span><text:span text:style-name="_31_10">q</text:span><text:span text:style-name="_32_03">u</text:span><text:span text:style-name="_35_3">e</text:span><text:span text:style-name="_31_17">s</text:span><text:span text:style-name="_32_01">t</text:span><text:span text:style-name="_34_5">i</text:span><text:span text:style-name="_31_13">o</text:span><text:span text:style-name="_31_94">n</text:span><text:span text:style-name="_34_5">i</text:span><text:span text:style-name="_31_26">n</text:span><text:span text:style-name="_31_94">g</text:span><text:span text:style-name="_33_8">,</text:span><text:span text:style-name="_37_6"> </text:span><text:span text:style-name="_31_80">b</text:span><text:span text:style-name="_33_9">y</text:span><text:span text:style-name="_37_6"> </text:span><text:span text:style-name="_32_18">c</text:span><text:span text:style-name="_36_8">l</text:span><text:span text:style-name="_31_47">a</text:span><text:span text:style-name="_31_80">i</text:span><text:span text:style-name="_33_5">r</text:span><text:span text:style-name="_31_29">v</text:span><text:span text:style-name="_32_07">o</text:span><text:span text:style-name="_36_5">y</text:span><text:span text:style-name="_31_31">a</text:span><text:span text:style-name="_32_10">n</text:span><text:span text:style-name="_33_9">c</text:span><text:span text:style-name="_31_40">e</text:span><text:span text:style-name="_32_01">.</text:span><text:span text:style-name="_31_"> </text:span><text:span text:style-name="_31_40">W</text:span><text:span text:style-name="_31_95">i</text:span><text:span text:style-name="_32_3">t</text:span><text:span text:style-name="_31_50">h</text:span><text:span text:style-name="_31_51"> </text:span><text:span text:style-name="_33_0">E</text:span><text:span text:style-name="_31_04">S</text:span><text:span text:style-name="_31_70">P</text:span><text:span text:style-name="_31_"> </text:span><text:span text:style-name="_31_16">a</text:span><text:span text:style-name="_32_01">n</text:span><text:span text:style-name="_32_1">y</text:span><text:span text:style-name="_31_13">t</text:span><text:span text:style-name="_32_22">h</text:span><text:span text:style-name="_35_4">i</text:span><text:span text:style-name="_31_20">n</text:span><text:span text:style-name="_32_07">g</text:span><text:span text:style-name="_31_"> </text:span><text:span text:style-name="_31_16">m</text:span><text:span text:style-name="_32_00">a</text:span><text:span text:style-name="_35_4">y</text:span><text:span text:style-name="_37_6"> </text:span><text:span text:style-name="_32_18">h</text:span><text:span text:style-name="_35_7">a</text:span><text:span text:style-name="_31_04">p</text:span><text:span text:style-name="_32_07">p</text:span><text:span text:style-name="_32_3">e</text:span><text:span text:style-name="_31_49">n</text:span><text:span text:style-name="_31_91">.</text:span></text:p>
      <text:p text:style-name="P1"><text:span text:style-name="_31_50">I</text:span><text:span text:style-name="_32_24">f</text:span><text:span text:style-name="_31_"> </text:span><text:span text:style-name="_31_16">t</text:span><text:span text:style-name="_32_15">e</text:span><text:span text:style-name="_36_6">l</text:span><text:span text:style-name="_31_20">e</text:span><text:span text:style-name="_32_04">p</text:span><text:span text:style-name="_35_6">a</text:span><text:span text:style-name="_31_17">t</text:span><text:span text:style-name="_32_04">h</text:span><text:span text:style-name="_33_6">y</text:span><text:span text:style-name="_37_6"> </text:span><text:span text:style-name="_31_94">i</text:span><text:span text:style-name="_37_4">s</text:span><text:span text:style-name="_37_6"> </text:span><text:span text:style-name="_32_01">a</text:span><text:span text:style-name="_36_0">d</text:span><text:span text:style-name="_31_49">m</text:span><text:span text:style-name="_32_19">i</text:span><text:span text:style-name="_33_0">t</text:span><text:span text:style-name="_31_41">t</text:span><text:span text:style-name="_32_24">e</text:span><text:span text:style-name="_32_1">d</text:span><text:span text:style-name="_37_6"> </text:span><text:span text:style-name="_32_25">i</text:span><text:span text:style-name="_36_8">t</text:span><text:span text:style-name="_37_6"> </text:span><text:span text:style-name="_31_92">w</text:span><text:span text:style-name="_32_0">i</text:span><text:span text:style-name="_31_40">l</text:span><text:span text:style-name="_31_77">l</text:span><text:span text:style-name="_31_"> </text:span><text:span text:style-name="_31_04">b</text:span><text:span text:style-name="_32_10">e</text:span><text:span text:style-name="_31_"> </text:span><text:span text:style-name="_31_43">n</text:span><text:span text:style-name="_31_71">e</text:span><text:span text:style-name="_34_5">c</text:span><text:span text:style-name="_31_20">e</text:span><text:span text:style-name="_32_16">s</text:span><text:span text:style-name="_32_9">s</text:span><text:span text:style-name="_39_8">a</text:span><text:span text:style-name="_32_00">r</text:span><text:span text:style-name="_33_9">y</text:span><text:span text:style-name="_37_6"> </text:span><text:span text:style-name="_31_94">t</text:span><text:span text:style-name="_33_6">o</text:span><text:span text:style-name="_37_6"> </text:span><text:span text:style-name="_32_00">t</text:span><text:span text:style-name="_35_7">i</text:span><text:span text:style-name="_31_01">g</text:span><text:span text:style-name="_31_74">h</text:span><text:span text:style-name="_35_7">t</text:span><text:span text:style-name="_31_46">e</text:span><text:span text:style-name="_31_71">n</text:span><text:span text:style-name="_31_"> </text:span><text:span text:style-name="_31_50">o</text:span><text:span text:style-name="_31_92">u</text:span><text:span text:style-name="_37_1">r</text:span><text:span text:style-name="_37_6"> </text:span><text:span text:style-name="_32_06">t</text:span><text:span text:style-name="_35_7">e</text:span><text:span text:style-name="_31_26">s</text:span><text:span text:style-name="_32_21">t</text:span><text:span text:style-name="_31_"> </text:span><text:span text:style-name="_31_11">u</text:span><text:span text:style-name="_31_73">p</text:span><text:span text:style-name="_36_8">.</text:span><text:span text:style-name="_37_6"> </text:span><text:span text:style-name="_32_19">T</text:span><text:span text:style-name="_34_2">h</text:span><text:span text:style-name="_31_20">e</text:span><text:span text:style-name="_31_51"> </text:span><text:span text:style-name="_33_9">s</text:span><text:span text:style-name="_31_34">i</text:span><text:span text:style-name="_31_70">t</text:span><text:span text:style-name="_35_7">u</text:span><text:span text:style-name="_31_34">a</text:span><text:span text:style-name="_32_15">t</text:span><text:span text:style-name="_35_9">i</text:span><text:span text:style-name="_31_35">o</text:span><text:span text:style-name="_31_73">n</text:span><text:span text:style-name="_31_"> </text:span><text:span text:style-name="_31_13">c</text:span><text:span text:style-name="_31_94">o</text:span><text:span text:style-name="_36_5">u</text:span><text:span text:style-name="_31_40">l</text:span><text:span text:style-name="_32_10">d</text:span><text:span text:style-name="_31_"> </text:span><text:span text:style-name="_31_44">b</text:span><text:span text:style-name="_31_85">e</text:span><text:span text:style-name="_31_"> </text:span><text:span text:style-name="_31_14">r</text:span><text:span text:style-name="_31_70">e</text:span><text:span text:style-name="_33_8">g</text:span><text:span text:style-name="_31_47">a</text:span><text:span text:style-name="_31_95">r</text:span><text:span text:style-name="_37_4">d</text:span><text:span text:style-name="_31_04">e</text:span><text:span text:style-name="_32_04">d</text:span><text:span text:style-name="_31_"> </text:span><text:span text:style-name="_31_49">a</text:span><text:span text:style-name="_32_25">s</text:span><text:span text:style-name="_31_"> </text:span><text:span text:style-name="_39_8">a</text:span><text:span text:style-name="_31_76">n</text:span><text:span text:style-name="_35_7">a</text:span><text:span text:style-name="_31_02">l</text:span><text:span text:style-name="_31_74">o</text:span><text:span text:style-name="_32_9">g</text:span><text:span text:style-name="_31_35">o</text:span><text:span text:style-name="_31_91">u</text:span><text:span text:style-name="_36_0">s</text:span><text:span text:style-name="_37_6"> </text:span><text:span text:style-name="_32_19">t</text:span><text:span text:style-name="_32_7">o</text:span><text:span text:style-name="_37_6"> </text:span><text:span text:style-name="_32_15">t</text:span><text:span text:style-name="_37_1">h</text:span><text:span text:style-name="_31_29">a</text:span><text:span text:style-name="_32_16">t</text:span><text:span text:style-name="_31_"> </text:span><text:span text:style-name="_31_47">w</text:span><text:span text:style-name="_31_91">h</text:span><text:span text:style-name="_35_3">i</text:span><text:span text:style-name="_31_11">c</text:span><text:span text:style-name="_31_73">h</text:span><text:span text:style-name="_31_"> </text:span><text:span text:style-name="_31_02">w</text:span><text:span text:style-name="_32_00">o</text:span><text:span text:style-name="_34_2">u</text:span><text:span text:style-name="_31_05">l</text:span><text:span text:style-name="_31_94">d</text:span><text:span text:style-name="_31_"> </text:span><text:span text:style-name="_31_13">o</text:span><text:span text:style-name="_32_09">c</text:span><text:span text:style-name="_36_5">c</text:span><text:span text:style-name="_31_40">u</text:span><text:span text:style-name="_31_85">r</text:span><text:span text:style-name="_31_"> </text:span><text:span text:style-name="_31_25">i</text:span><text:span text:style-name="_32_09">f</text:span><text:span text:style-name="_31_"> </text:span><text:span text:style-name="_31_11">t</text:span><text:span text:style-name="_31_94">h</text:span><text:span text:style-name="_37_5">e</text:span><text:span text:style-name="_37_6"> </text:span><text:span text:style-name="_31_71">i</text:span><text:span text:style-name="_35_0">n</text:span><text:span text:style-name="_39_8">t</text:span><text:span text:style-name="_31_80">e</text:span><text:span text:style-name="_32_4">r</text:span><text:span text:style-name="_31_50">r</text:span><text:span text:style-name="_31_94">o</text:span><text:span text:style-name="_34_5">g</text:span><text:span text:style-name="_31_16">a</text:span><text:span text:style-name="_31_95">t</text:span><text:span text:style-name="_33_5">o</text:span><text:span text:style-name="_31_41">r</text:span><text:span text:style-name="_31_51"> </text:span><text:span text:style-name="_32_7">w</text:span><text:span text:style-name="_31_05">e</text:span><text:span text:style-name="_31_95">r</text:span><text:span text:style-name="_35_0">e</text:span><text:span text:style-name="_37_6"> </text:span><text:span text:style-name="_32_01">t</text:span><text:span text:style-name="_34_1">a</text:span><text:span text:style-name="_31_13">l</text:span><text:span text:style-name="_32_01">k</text:span><text:span text:style-name="_32_3">i</text:span><text:span text:style-name="_39_9">n</text:span><text:span text:style-name="_32_09">g</text:span><text:span text:style-name="_31_"> </text:span><text:span text:style-name="_31_28">t</text:span><text:span text:style-name="_31_92">o</text:span><text:span text:style-name="_31_"> </text:span><text:span text:style-name="_31_32">h</text:span><text:span text:style-name="_32_22">i</text:span><text:span text:style-name="_35_7">m</text:span><text:span text:style-name="_31_40">s</text:span><text:span text:style-name="_31_88">e</text:span><text:span text:style-name="_35_1">l</text:span><text:span text:style-name="_31_34">f</text:span><text:span text:style-name="_31_51"> </text:span><text:span text:style-name="_37_5">a</text:span><text:span text:style-name="_31_25">n</text:span><text:span text:style-name="_32_06">d</text:span><text:span text:style-name="_31_"> </text:span><text:span text:style-name="_31_40">o</text:span><text:span text:style-name="_31_91">n</text:span><text:span text:style-name="_35_0">e</text:span><text:span text:style-name="_37_6"> </text:span><text:span text:style-name="_32_16">o</text:span><text:span text:style-name="_33_0">f</text:span><text:span text:style-name="_37_6"> </text:span><text:span text:style-name="_32_16">t</text:span><text:span text:style-name="_32_1">h</text:span><text:span text:style-name="_31_10">e</text:span><text:span text:style-name="_31_51"> </text:span><text:span text:style-name="_34_1">c</text:span><text:span text:style-name="_31_28">o</text:span><text:span text:style-name="_31_80">m</text:span><text:span text:style-name="_35_7">p</text:span><text:span text:style-name="_31_05">e</text:span><text:span text:style-name="_31_91">t</text:span><text:span text:style-name="_34_1">i</text:span><text:span text:style-name="_31_04">t</text:span><text:span text:style-name="_32_19">o</text:span><text:span text:style-name="_36_8">r</text:span><text:span text:style-name="_39_6">s</text:span><text:span text:style-name="_31_51"> </text:span><text:span text:style-name="_33_8">w</text:span><text:span text:style-name="_31_10">a</text:span><text:span text:style-name="_32_16">s</text:span><text:span text:style-name="_31_"> </text:span><text:span text:style-name="_39_5">l</text:span><text:span text:style-name="_32_15">i</text:span><text:span text:style-name="_35_1">s</text:span><text:span text:style-name="_31_35">t</text:span><text:span text:style-name="_31_70">e</text:span><text:span text:style-name="_37_1">n</text:span><text:span text:style-name="_31_26">i</text:span><text:span text:style-name="_32_18">n</text:span><text:span text:style-name="_35_0">g</text:span><text:span text:style-name="_37_6"> </text:span><text:span text:style-name="_32_01">w</text:span><text:span text:style-name="_33_5">i</text:span><text:span text:style-name="_31_43">t</text:span><text:span text:style-name="_31_79">h</text:span><text:span text:style-name="_31_"> </text:span><text:span text:style-name="_31_41">h</text:span><text:span text:style-name="_32_15">i</text:span><text:span text:style-name="_36_6">s</text:span><text:span text:style-name="_37_6"> </text:span><text:span text:style-name="_31_95">e</text:span><text:span text:style-name="_36_6">a</text:span><text:span text:style-name="_31_50">r</text:span><text:span text:style-name="_31_51"> </text:span><text:span text:style-name="_36_6">t</text:span><text:span text:style-name="_31_32">o</text:span><text:span text:style-name="_31_51"> </text:span><text:span text:style-name="_37_5">t</text:span><text:span text:style-name="_31_17">h</text:span><text:span text:style-name="_32_16">e</text:span><text:span text:style-name="_31_"> </text:span><text:span text:style-name="_31_47">w</text:span><text:span text:style-name="_31_92">a</text:span><text:span text:style-name="_36_5">l</text:span><text:span text:style-name="_31_05">l</text:span><text:span text:style-name="_32_25">.</text:span><text:span text:style-name="_31_"> </text:span><text:span text:style-name="_31_50">T</text:span><text:span text:style-name="_31_89">o</text:span><text:span text:style-name="_31_"> </text:span><text:span text:style-name="_31_13">p</text:span><text:span text:style-name="_31_85">u</text:span><text:span text:style-name="_33_6">t</text:span><text:span text:style-name="_37_6"> </text:span><text:span text:style-name="_31_95">t</text:span><text:span text:style-name="_35_3">h</text:span><text:span text:style-name="_31_46">e</text:span><text:span text:style-name="_31_51"> </text:span><text:span text:style-name="_32_7">c</text:span><text:span text:style-name="_31_31">o</text:span><text:span text:style-name="_31_95">m</text:span><text:span text:style-name="_36_6">p</text:span><text:span text:style-name="_31_32">e</text:span><text:span text:style-name="_31_79">t</text:span><text:span text:style-name="_36_6">i</text:span><text:span text:style-name="_31_02">t</text:span><text:span text:style-name="_32_01">o</text:span><text:span text:style-name="_35_6">r</text:span><text:span text:style-name="_31_50">s</text:span><text:span text:style-name="_31_51"> </text:span><text:span text:style-name="_32_6">i</text:span><text:span text:style-name="_39_5">n</text:span><text:span text:style-name="_32_24">t</text:span><text:span text:style-name="_37_5">o</text:span><text:span text:style-name="_37_6"> </text:span><text:span text:style-name="_31_77">a</text:span><text:span text:style-name="_31_"> </text:span><text:span text:style-name="_31_28">"</text:span><text:span text:style-name="_32_01">t</text:span><text:span text:style-name="_34_5">e</text:span><text:span text:style-name="_31_02">l</text:span><text:span text:style-name="_32_19">e</text:span><text:span text:style-name="_34_4">p</text:span><text:span text:style-name="_31_14">a</text:span><text:span text:style-name="_32_03">t</text:span><text:span text:style-name="_37_4">h</text:span><text:span text:style-name="_31_44">y</text:span>-<text:span text:style-name="_32_6">p</text:span><text:span text:style-name="_31_04">r</text:span><text:span text:style-name="_32_00">o</text:span><text:span text:style-name="_32_0">o</text:span><text:span text:style-name="_31_17">f</text:span><text:span text:style-name="_31_51"> </text:span><text:span text:style-name="_36_8">r</text:span><text:span text:style-name="_31_50">o</text:span><text:span text:style-name="_31_95">o</text:span><text:span text:style-name="_37_5">m</text:span><text:span text:style-name="_39_9">"</text:span><text:span text:style-name="_31_51"> </text:span><text:span text:style-name="_32_0">w</text:span><text:span text:style-name="_31_02">o</text:span><text:span text:style-name="_31_77">u</text:span><text:span text:style-name="_32_0">l</text:span><text:span text:style-name="_31_13">d</text:span><text:span text:style-name="_31_51"> </text:span><text:span text:style-name="_32_0">s</text:span><text:span text:style-name="_31_26">a</text:span><text:span text:style-name="_31_77">t</text:span><text:span text:style-name="_33_9">i</text:span><text:span text:style-name="_31_14">s</text:span><text:span text:style-name="_32_06">f</text:span><text:span text:style-name="_34_1">y</text:span><text:span text:style-name="_37_6"> </text:span><text:span text:style-name="_32_16">a</text:span><text:span text:style-name="_32_1">l</text:span><text:span text:style-name="_31_04">l</text:span><text:span text:style-name="_31_51"> </text:span><text:span text:style-name="_37_5">r</text:span><text:span text:style-name="_31_01">e</text:span><text:span text:style-name="_31_73">q</text:span><text:span text:style-name="_32_3">u</text:span><text:span text:style-name="_31_43">i</text:span><text:span text:style-name="_32_25">r</text:span><text:span text:style-name="_33_0">e</text:span><text:span text:style-name="_39_8">m</text:span><text:span text:style-name="_31_86">e</text:span><text:span text:style-name="_35_7">n</text:span><text:span text:style-name="_31_14">t</text:span><text:span text:style-name="_32_10">s</text:span><text:span text:style-name="_37_4">.</text:span></text:p>
      <text:p text:style-name="P1"><text:span text:style-name="_31_73">7</text:span><text:span text:style-name="_32_4">.</text:span><text:span text:style-name="_37_6"> </text:span><text:span text:style-name="_32_25">L</text:span><text:span text:style-name="_35_4">e</text:span><text:span text:style-name="_31_34">a</text:span><text:span text:style-name="_32_00">r</text:span><text:span text:style-name="_34_2">n</text:span><text:span text:style-name="_31_25">i</text:span><text:span text:style-name="_31_88">n</text:span><text:span text:style-name="_34_4">g</text:span><text:span text:style-name="_37_6"> </text:span><text:span text:style-name="_31_80">M</text:span><text:span text:style-name="_37_2">a</text:span><text:span text:style-name="_31_04">c</text:span><text:span text:style-name="_31_85">h</text:span><text:span text:style-name="_32_7">i</text:span><text:span text:style-name="_31_02">n</text:span><text:span text:style-name="_31_88">e</text:span><text:span text:style-name="_32_6">s</text:span></text:p>
      <text:p text:style-name="P1"><text:span text:style-name="_32_19">T</text:span><text:span text:style-name="_37_4">h</text:span><text:span text:style-name="_31_01">e</text:span><text:span text:style-name="_31_51"> </text:span><text:span text:style-name="_34_2">r</text:span><text:span text:style-name="_31_05">e</text:span><text:span text:style-name="_32_09">a</text:span><text:span text:style-name="_32_9">d</text:span><text:span text:style-name="_31_41">e</text:span><text:span text:style-name="_32_00">r</text:span><text:span text:style-name="_31_"> </text:span><text:span text:style-name="_31_26">w</text:span><text:span text:style-name="_31_86">i</text:span><text:span text:style-name="_33_5">l</text:span><text:span text:style-name="_39_9">l</text:span><text:span text:style-name="_31_51"> </text:span><text:span text:style-name="_35_6">h</text:span><text:span text:style-name="_31_04">a</text:span><text:span text:style-name="_32_09">v</text:span><text:span text:style-name="_37_2">e</text:span><text:span text:style-name="_37_6"> </text:span><text:span text:style-name="_32_25">a</text:span><text:span text:style-name="_37_2">n</text:span><text:span text:style-name="_31_46">t</text:span><text:span text:style-name="_32_06">i</text:span><text:span text:style-name="_35_9">c</text:span><text:span text:style-name="_31_46">i</text:span><text:span text:style-name="_32_19">p</text:span><text:span text:style-name="_32_1">a</text:span><text:span text:style-name="_31_49">t</text:span><text:span text:style-name="_31_88">e</text:span><text:span text:style-name="_34_2">d</text:span><text:span text:style-name="_37_6"> </text:span><text:span text:style-name="_32_22">t</text:span><text:span text:style-name="_35_9">h</text:span><text:span text:style-name="_31_25">a</text:span><text:span text:style-name="_31_94">t</text:span><text:span text:style-name="_31_"> </text:span><text:span text:style-name="_31_29">I</text:span><text:span text:style-name="_31_51"> </text:span><text:span text:style-name="_32_9">h</text:span><text:span text:style-name="_31_25">a</text:span><text:span text:style-name="_31_74">v</text:span><text:span text:style-name="_33_8">e</text:span><text:span text:style-name="_37_6"> </text:span><text:span text:style-name="_32_09">n</text:span><text:span text:style-name="_35_1">o</text:span><text:span text:style-name="_37_6"> </text:span><text:span text:style-name="_32_18">v</text:span><text:span text:style-name="_35_7">e</text:span><text:span text:style-name="_31_20">r</text:span><text:span text:style-name="_32_21">y</text:span><text:span text:style-name="_31_"> </text:span><text:span text:style-name="_31_32">c</text:span><text:span text:style-name="_32_00">o</text:span><text:span text:style-name="_35_0">n</text:span><text:span text:style-name="_31_10">v</text:span><text:span text:style-name="_31_79">i</text:span><text:span text:style-name="_33_6">n</text:span><text:span text:style-name="_31_16">c</text:span><text:span text:style-name="_31_77">i</text:span><text:span text:style-name="_35_7">n</text:span><text:span text:style-name="_31_29">g</text:span><text:span text:style-name="_31_51"> </text:span><text:span text:style-name="_36_6">a</text:span><text:span text:style-name="_31_34">r</text:span><text:span text:style-name="_32_01">g</text:span><text:span text:style-name="_32_9">u</text:span><text:span text:style-name="_39_9">m</text:span><text:span text:style-name="_31_88">e</text:span><text:span text:style-name="_35_9">n</text:span><text:span text:style-name="_31_46">t</text:span><text:span text:style-name="_32_21">s</text:span><text:span text:style-name="_31_"> </text:span><text:span text:style-name="_39_9">o</text:span><text:span text:style-name="_32_06">f</text:span><text:span text:style-name="_31_"> </text:span><text:span text:style-name="_31_04">a</text:span><text:span text:style-name="_31_51"> </text:span><text:span text:style-name="_37_4">p</text:span><text:span text:style-name="_39_6">o</text:span><text:span text:style-name="_31_80">s</text:span><text:span text:style-name="_35_9">i</text:span><text:span text:style-name="_31_46">t</text:span><text:span text:style-name="_31_86">i</text:span><text:span text:style-name="_35_3">v</text:span><text:span text:style-name="_31_43">e</text:span><text:span text:style-name="_31_51"> </text:span><text:span text:style-name="_34_1">n</text:span><text:span text:style-name="_31_44">a</text:span><text:span text:style-name="_31_92">t</text:span><text:span text:style-name="_32_0">u</text:span><text:span text:style-name="_31_19">r</text:span><text:span text:style-name="_31_94">e</text:span><text:span text:style-name="_31_"> </text:span><text:span text:style-name="_31_11">t</text:span><text:span text:style-name="_32_22">o</text:span><text:span text:style-name="_31_"> </text:span><text:span text:style-name="_31_04">s</text:span><text:span text:style-name="_32_15">u</text:span><text:span text:style-name="_35_1">p</text:span><text:span text:style-name="_31_25">p</text:span><text:span text:style-name="_32_18">o</text:span><text:span text:style-name="_33_6">r</text:span><text:span text:style-name="_31_04">t</text:span><text:span text:style-name="_31_51"> </text:span><text:span text:style-name="_36_6">m</text:span><text:span text:style-name="_39_6">y</text:span><text:span text:style-name="_31_51"> </text:span><text:span text:style-name="_32_7">v</text:span><text:span text:style-name="_39_9">i</text:span><text:span text:style-name="_31_94">e</text:span><text:span text:style-name="_37_2">w</text:span><text:span text:style-name="_31_20">s</text:span><text:span text:style-name="_32_07">.</text:span><text:span text:style-name="_31_"> </text:span><text:span text:style-name="_31_02">I</text:span><text:span text:style-name="_31_88">f</text:span><text:span text:style-name="_31_"> </text:span><text:span text:style-name="_31_10">I</text:span><text:span text:style-name="_31_51"> </text:span><text:span text:style-name="_37_2">h</text:span><text:span text:style-name="_31_20">a</text:span><text:span text:style-name="_32_18">d</text:span><text:span text:style-name="_31_"> </text:span><text:span text:style-name="_31_26">I</text:span><text:span text:style-name="_31_51"> </text:span><text:span text:style-name="_36_8">s</text:span><text:span text:style-name="_39_6">h</text:span><text:span text:style-name="_31_74">o</text:span><text:span text:style-name="_35_1">u</text:span><text:span text:style-name="_31_05">l</text:span><text:span text:style-name="_31_95">d</text:span><text:span text:style-name="_31_"> </text:span><text:span text:style-name="_39_9">n</text:span><text:span text:style-name="_32_06">o</text:span><text:span text:style-name="_36_0">t</text:span><text:span text:style-name="_37_6"> </text:span><text:span text:style-name="_32_06">h</text:span><text:span text:style-name="_33_5">a</text:span><text:span text:style-name="_39_9">v</text:span><text:span text:style-name="_32_18">e</text:span><text:span text:style-name="_31_"> </text:span><text:span text:style-name="_31_13">t</text:span><text:span text:style-name="_32_15">a</text:span><text:span text:style-name="_32_7">k</text:span><text:span text:style-name="_31_32">e</text:span><text:span text:style-name="_32_16">n</text:span><text:span text:style-name="_31_"> </text:span><text:span text:style-name="_31_49">s</text:span><text:span text:style-name="_31_74">u</text:span><text:span text:style-name="_33_5">c</text:span><text:span text:style-name="_31_35">h</text:span><text:span text:style-name="_31_51"> </text:span><text:span text:style-name="_36_6">p</text:span><text:span text:style-name="_31_17">a</text:span><text:span text:style-name="_32_04">i</text:span><text:span text:style-name="_36_8">n</text:span><text:span text:style-name="_31_02">s</text:span><text:span text:style-name="_31_51"> </text:span><text:span text:style-name="_32_3">t</text:span><text:span text:style-name="_31_14">o</text:span><text:span text:style-name="_31_51"> </text:span><text:span text:style-name="_37_4">p</text:span><text:span text:style-name="_31_16">o</text:span><text:span text:style-name="_32_16">i</text:span><text:span text:style-name="_32_7">n</text:span><text:span text:style-name="_31_13">t</text:span><text:span text:style-name="_31_51"> </text:span><text:span text:style-name="_36_9">o</text:span><text:span text:style-name="_31_40">u</text:span><text:span text:style-name="_31_88">t</text:span><text:span text:style-name="_31_"> </text:span><text:span text:style-name="_31_46">t</text:span><text:span text:style-name="_32_21">h</text:span><text:span text:style-name="_35_3">e</text:span><text:span text:style-name="_37_6"> </text:span><text:span text:style-name="_32_00">f</text:span><text:span text:style-name="_36_5">a</text:span><text:span text:style-name="_39_8">l</text:span><text:span text:style-name="_32_16">l</text:span><text:span text:style-name="_34_2">a</text:span><text:span text:style-name="_39_9">c</text:span><text:span text:style-name="_31_91">i</text:span><text:span text:style-name="_32_0">e</text:span><text:span text:style-name="_31_47">s</text:span><text:span text:style-name="_31_51"> </text:span><text:span text:style-name="_32_4">i</text:span><text:span text:style-name="_31_19">n</text:span><text:span text:style-name="_31_51"> </text:span><text:span text:style-name="_37_1">c</text:span><text:span text:style-name="_31_41">o</text:span><text:span text:style-name="_32_15">n</text:span><text:span text:style-name="_33_8">t</text:span><text:span text:style-name="_31_35">r</text:span><text:span text:style-name="_32_25">a</text:span><text:span text:style-name="_37_4">r</text:span><text:span text:style-name="_31_20">y</text:span><text:span text:style-name="_31_51"> </text:span><text:span text:style-name="_32_0">v</text:span><text:span text:style-name="_39_6">i</text:span><text:span text:style-name="_31_91">e</text:span><text:span text:style-name="_36_0">w</text:span><text:span text:style-name="_31_19">s</text:span><text:span text:style-name="_31_73">.</text:span><text:span text:style-name="_31_"> </text:span><text:span text:style-name="_31_02">S</text:span><text:span text:style-name="_32_09">u</text:span><text:span text:style-name="_37_1">c</text:span><text:span text:style-name="_31_04">h</text:span><text:span text:style-name="_31_51"> </text:span><text:span text:style-name="_33_6">e</text:span><text:span text:style-name="_31_40">v</text:span><text:span text:style-name="_32_22">i</text:span><text:span text:style-name="_32_0">d</text:span><text:span text:style-name="_39_5">e</text:span><text:span text:style-name="_32_16">n</text:span><text:span text:style-name="_34_5">c</text:span><text:span text:style-name="_31_41">e</text:span><text:span text:style-name="_31_51"> </text:span><text:span text:style-name="_33_0">a</text:span><text:span text:style-name="_31_05">s</text:span><text:span text:style-name="_31_51"> </text:span><text:span text:style-name="_36_0">I</text:span><text:span text:style-name="_37_6"> </text:span><text:span text:style-name="_31_86">h</text:span><text:span text:style-name="_35_7">a</text:span><text:span text:style-name="_31_34">v</text:span><text:span text:style-name="_31_92">e</text:span><text:span text:style-name="_31_"> </text:span><text:span text:style-name="_31_13">I</text:span><text:span text:style-name="_31_51"> </text:span><text:span text:style-name="_35_4">s</text:span><text:span text:style-name="_31_14">h</text:span><text:span text:style-name="_32_04">a</text:span><text:span text:style-name="_33_0">l</text:span><text:span text:style-name="_31_05">l</text:span><text:span text:style-name="_31_51"> </text:span><text:span text:style-name="_35_3">n</text:span><text:span text:style-name="_31_44">o</text:span><text:span text:style-name="_31_73">w</text:span><text:span text:style-name="_31_"> </text:span><text:span text:style-name="_31_43">g</text:span><text:span text:style-name="_32_21">i</text:span><text:span text:style-name="_32_6">v</text:span><text:span text:style-name="_31_17">e</text:span><text:span text:style-name="_32_00">.</text:span></text:p>
      <text:p text:style-name="P1"><text:span text:style-name="_31_02">L</text:span><text:span text:style-name="_32_25">e</text:span><text:span text:style-name="_35_4">t</text:span><text:span text:style-name="_37_6"> </text:span><text:span text:style-name="_31_91">u</text:span><text:span text:style-name="_35_0">s</text:span><text:span text:style-name="_37_6"> </text:span><text:span text:style-name="_31_70">r</text:span><text:span text:style-name="_33_5">e</text:span><text:span text:style-name="_31_05">t</text:span><text:span text:style-name="_32_18">u</text:span><text:span text:style-name="_35_9">r</text:span><text:span text:style-name="_31_40">n</text:span><text:span text:style-name="_31_51"> </text:span><text:span text:style-name="_37_4">f</text:span><text:span text:style-name="_31_41">o</text:span><text:span text:style-name="_32_07">r</text:span><text:span text:style-name="_31_"> </text:span><text:span text:style-name="_31_41">a</text:span><text:span text:style-name="_31_51"> </text:span><text:span text:style-name="_36_6">m</text:span><text:span text:style-name="_39_9">o</text:span><text:span text:style-name="_31_70">m</text:span><text:span text:style-name="_37_1">e</text:span><text:span text:style-name="_31_32">n</text:span><text:span text:style-name="_32_15">t</text:span><text:span text:style-name="_31_"> </text:span><text:span text:style-name="_31_49">t</text:span><text:span text:style-name="_31_88">o</text:span><text:span text:style-name="_31_"> </text:span><text:span text:style-name="_31_49">L</text:span><text:span text:style-name="_31_95">a</text:span><text:span text:style-name="_34_2">d</text:span><text:span text:style-name="_31_44">y</text:span><text:span text:style-name="_31_51"> </text:span><text:span text:style-name="_33_9">L</text:span><text:span text:style-name="_31_11">o</text:span><text:span text:style-name="_31_76">v</text:span><text:span text:style-name="_32_7">e</text:span><text:span text:style-name="_31_26">l</text:span><text:span text:style-name="_32_01">a</text:span><text:span text:style-name="_36_9">c</text:span><text:span text:style-name="_31_29">e</text:span><text:span text:style-name="_32_19">'</text:span><text:span text:style-name="_34_1">s</text:span><text:span text:style-name="_37_6"> </text:span><text:span text:style-name="_31_85">o</text:span><text:span text:style-name="_34_5">b</text:span><text:span text:style-name="_39_6">j</text:span><text:span text:style-name="_31_73">e</text:span><text:span text:style-name="_35_4">c</text:span><text:span text:style-name="_31_04">t</text:span><text:span text:style-name="_32_24">i</text:span><text:span text:style-name="_32_9">o</text:span><text:span text:style-name="_39_5">n</text:span><text:span text:style-name="_31_77">,</text:span><text:span text:style-name="_31_"> </text:span><text:span text:style-name="_31_47">w</text:span><text:span text:style-name="_31_86">h</text:span><text:span text:style-name="_35_3">i</text:span><text:span text:style-name="_39_8">c</text:span><text:span text:style-name="_32_19">h</text:span><text:span text:style-name="_31_"> </text:span><text:span text:style-name="_31_41">s</text:span><text:span text:style-name="_32_24">t</text:span><text:span text:style-name="_35_1">a</text:span><text:span text:style-name="_31_31">t</text:span><text:span text:style-name="_31_70">e</text:span><text:span text:style-name="_36_9">d</text:span><text:span text:style-name="_37_6"> </text:span><text:span text:style-name="_31_95">t</text:span><text:span text:style-name="_35_3">h</text:span><text:span text:style-name="_31_31">a</text:span><text:span text:style-name="_32_06">t</text:span><text:span text:style-name="_31_"> </text:span><text:span text:style-name="_39_5">t</text:span><text:span text:style-name="_32_19">h</text:span><text:span text:style-name="_33_0">e</text:span><text:span text:style-name="_37_6"> </text:span><text:span text:style-name="_32_01">m</text:span><text:span text:style-name="_32_9">a</text:span><text:span text:style-name="_31_28">c</text:span><text:span text:style-name="_31_80">h</text:span><text:span text:style-name="_34_2">i</text:span><text:span text:style-name="_31_32">n</text:span><text:span text:style-name="_31_86">e</text:span><text:span text:style-name="_31_"> </text:span><text:span text:style-name="_31_20">c</text:span><text:span text:style-name="_32_01">a</text:span><text:span text:style-name="_35_7">n</text:span><text:span text:style-name="_37_6"> </text:span><text:span text:style-name="_31_73">o</text:span><text:span text:style-name="_36_8">n</text:span><text:span text:style-name="_31_14">l</text:span><text:span text:style-name="_31_88">y</text:span><text:span text:style-name="_31_"> </text:span><text:span text:style-name="_31_16">d</text:span><text:span text:style-name="_32_22">o</text:span><text:span text:style-name="_31_"> </text:span><text:span text:style-name="_39_5">w</text:span><text:span text:style-name="_32_07">h</text:span><text:span text:style-name="_35_3">a</text:span><text:span text:style-name="_31_04">t</text:span><text:span text:style-name="_31_51"> </text:span><text:span text:style-name="_32_9">w</text:span><text:span text:style-name="_31_49">e</text:span><text:span text:style-name="_31_51"> </text:span><text:span text:style-name="_32_9">t</text:span><text:span text:style-name="_31_20">e</text:span><text:span text:style-name="_32_04">l</text:span><text:span text:style-name="_35_7">l</text:span><text:span text:style-name="_37_6"> </text:span><text:span text:style-name="_32_15">i</text:span><text:span text:style-name="_37_5">t</text:span><text:span text:style-name="_37_6"> </text:span><text:span text:style-name="_32_03">t</text:span><text:span text:style-name="_37_2">o</text:span><text:span text:style-name="_37_6"> </text:span><text:span text:style-name="_31_92">d</text:span><text:span text:style-name="_32_6">o</text:span><text:span text:style-name="_31_02">.</text:span><text:span text:style-name="_31_51"> </text:span><text:span text:style-name="_33_8">O</text:span><text:span text:style-name="_31_47">n</text:span><text:span text:style-name="_31_92">e</text:span><text:span text:style-name="_31_"> </text:span><text:span text:style-name="_31_32">c</text:span><text:span text:style-name="_31_73">o</text:span><text:span text:style-name="_33_6">u</text:span><text:span text:style-name="_31_46">l</text:span><text:span text:style-name="_31_91">d</text:span><text:span text:style-name="_31_"> </text:span><text:span text:style-name="_31_01">s</text:span><text:span text:style-name="_32_21">a</text:span><text:span text:style-name="_35_1">y</text:span><text:span text:style-name="_37_6"> </text:span><text:span text:style-name="_31_91">t</text:span><text:span text:style-name="_36_0">h</text:span><text:span text:style-name="_31_50">a</text:span><text:span text:style-name="_31_92">t</text:span><text:span text:style-name="_31_"> </text:span><text:span text:style-name="_31_05">a</text:span><text:span text:style-name="_31_51"> </text:span><text:span text:style-name="_36_5">m</text:span><text:span text:style-name="_31_43">a</text:span><text:span text:style-name="_32_10">n</text:span><text:span text:style-name="_31_"> </text:span><text:span text:style-name="_31_40">c</text:span><text:span text:style-name="_32_07">a</text:span><text:span text:style-name="_32_0">n</text:span><text:span text:style-name="_37_6"> </text:span><text:span text:style-name="_31_70">"</text:span><text:span text:style-name="_35_7">i</text:span><text:span text:style-name="_31_40">n</text:span><text:span text:style-name="_32_07">j</text:span><text:span text:style-name="_37_1">e</text:span><text:span text:style-name="_31_44">c</text:span><text:span text:style-name="_32_18">t</text:span><text:span text:style-name="_33_9">"</text:span><text:span text:style-name="_37_6"> </text:span><text:span text:style-name="_32_25">a</text:span><text:span text:style-name="_36_8">n</text:span><text:span text:style-name="_37_6"> </text:span><text:span text:style-name="_31_91">i</text:span><text:span text:style-name="_32_9">d</text:span><text:span text:style-name="_31_13">e</text:span><text:span text:style-name="_32_22">a</text:span><text:span text:style-name="_31_"> </text:span><text:span text:style-name="_31_26">i</text:span><text:span text:style-name="_31_71">n</text:span><text:span text:style-name="_32_3">t</text:span><text:span text:style-name="_31_14">o</text:span><text:span text:style-name="_31_51"> </text:span><text:span text:style-name="_33_0">t</text:span><text:span text:style-name="_31_01">h</text:span><text:span text:style-name="_32_01">e</text:span><text:span text:style-name="_31_"> </text:span><text:span text:style-name="_31_31">m</text:span><text:span text:style-name="_32_24">a</text:span><text:span text:style-name="_36_9">c</text:span><text:span text:style-name="_31_32">h</text:span><text:span text:style-name="_31_76">i</text:span><text:span text:style-name="_32_9">n</text:span><text:span text:style-name="_31_17">e</text:span><text:span text:style-name="_31_88">,</text:span><text:span text:style-name="_31_"> </text:span><text:span text:style-name="_31_40">a</text:span><text:span text:style-name="_31_86">n</text:span><text:span text:style-name="_33_0">d</text:span><text:span text:style-name="_37_6"> </text:span><text:span text:style-name="_31_92">t</text:span><text:span text:style-name="_33_9">h</text:span><text:span text:style-name="_31_05">a</text:span><text:span text:style-name="_32_24">t</text:span><text:span text:style-name="_31_"> </text:span><text:span text:style-name="_31_50">i</text:span><text:span text:style-name="_31_74">t</text:span><text:span text:style-name="_31_"> </text:span><text:span text:style-name="_31_14">w</text:span><text:span text:style-name="_32_16">i</text:span><text:span text:style-name="_34_2">l</text:span><text:span text:style-name="_31_35">l</text:span><text:span text:style-name="_31_51"> </text:span><text:span text:style-name="_32_1">r</text:span><text:span text:style-name="_31_02">e</text:span><text:span text:style-name="_32_15">s</text:span><text:span text:style-name="_37_4">p</text:span><text:span text:style-name="_31_46">o</text:span><text:span text:style-name="_32_06">n</text:span><text:span text:style-name="_33_5">d</text:span><text:span text:style-name="_37_6"> </text:span><text:span text:style-name="_32_15">t</text:span><text:span text:style-name="_33_8">o</text:span><text:span text:style-name="_37_6"> </text:span><text:span text:style-name="_32_15">a</text:span><text:span text:style-name="_31_"> </text:span><text:span text:style-name="_31_31">c</text:span><text:span text:style-name="_31_85">e</text:span><text:span text:style-name="_35_1">r</text:span><text:span text:style-name="_31_01">t</text:span><text:span text:style-name="_32_10">a</text:span><text:span text:style-name="_34_1">i</text:span><text:span text:style-name="_39_8">n</text:span><text:span text:style-name="_31_51"> </text:span><text:span text:style-name="_32_0">e</text:span><text:span text:style-name="_31_13">x</text:span><text:span text:style-name="_31_94">t</text:span><text:span text:style-name="_35_9">e</text:span><text:span text:style-name="_31_34">n</text:span><text:span text:style-name="_32_03">t</text:span><text:span text:style-name="_31_"> </text:span><text:span text:style-name="_31_50">a</text:span><text:span text:style-name="_32_09">n</text:span><text:span text:style-name="_32_4">d</text:span><text:span text:style-name="_37_6"> </text:span><text:span text:style-name="_32_07">t</text:span><text:span text:style-name="_34_2">h</text:span><text:span text:style-name="_31_11">e</text:span><text:span text:style-name="_31_79">n</text:span><text:span text:style-name="_31_"> </text:span><text:span text:style-name="_31_43">d</text:span><text:span text:style-name="_32_25">r</text:span><text:span text:style-name="_36_5">o</text:span><text:span text:style-name="_31_44">p</text:span><text:span text:style-name="_31_51"> </text:span><text:span text:style-name="_33_8">i</text:span><text:span text:style-name="_31_49">n</text:span><text:span text:style-name="_32_00">t</text:span><text:span text:style-name="_35_1">o</text:span><text:span text:style-name="_37_6"> </text:span><text:span text:style-name="_32_25">q</text:span><text:span text:style-name="_32_7">u</text:span><text:span text:style-name="_31_47">i</text:span><text:span text:style-name="_31_77">e</text:span><text:span text:style-name="_35_7">s</text:span><text:span text:style-name="_31_32">c</text:span><text:span text:style-name="_32_24">e</text:span><text:span text:style-name="_32_3">n</text:span><text:span text:style-name="_31_17">c</text:span><text:span text:style-name="_32_22">e</text:span><text:span text:style-name="_34_5">,</text:span><text:span text:style-name="_37_6"> </text:span><text:span text:style-name="_32_07">l</text:span><text:span text:style-name="_33_5">i</text:span><text:span text:style-name="_39_9">k</text:span><text:span text:style-name="_32_06">e</text:span><text:span text:style-name="_31_"> </text:span><text:span text:style-name="_31_43">a</text:span><text:span text:style-name="_31_51"> </text:span><text:span text:style-name="_35_9">p</text:span><text:span text:style-name="_31_50">i</text:span><text:span text:style-name="_32_19">a</text:span><text:span text:style-name="_35_6">n</text:span><text:span text:style-name="_31_32">o</text:span><text:span text:style-name="_31_51"> </text:span><text:span text:style-name="_36_0">s</text:span><text:span text:style-name="_31_35">t</text:span><text:span text:style-name="_32_15">r</text:span><text:span text:style-name="_36_0">i</text:span><text:span text:style-name="_31_13">n</text:span><text:span text:style-name="_32_10">g</text:span><text:span text:style-name="_31_"> </text:span><text:span text:style-name="_31_26">s</text:span><text:span text:style-name="_32_00">t</text:span><text:span text:style-name="_33_6">r</text:span><text:span text:style-name="_31_11">u</text:span><text:span text:style-name="_32_18">c</text:span><text:span text:style-name="_32_0">k</text:span><text:span text:style-name="_37_6"> </text:span><text:span text:style-name="_31_88">b</text:span><text:span text:style-name="_32_7">y</text:span><text:span text:style-name="_37_6"> </text:span><text:span text:style-name="_31_88">a</text:span><text:span text:style-name="_31_"> </text:span><text:span text:style-name="_31_29">h</text:span><text:span text:style-name="_32_16">a</text:span><text:span text:style-name="_35_0">m</text:span><text:span text:style-name="_31_10">m</text:span><text:span text:style-name="_31_71">e</text:span><text:span text:style-name="_33_5">r</text:span><text:span text:style-name="_31_19">.</text:span><text:span text:style-name="_31_51"> </text:span><text:span text:style-name="_32_7">A</text:span><text:span text:style-name="_31_13">n</text:span><text:span text:style-name="_31_76">o</text:span><text:span text:style-name="_35_1">t</text:span><text:span text:style-name="_39_8">h</text:span><text:span text:style-name="_31_77">e</text:span><text:span text:style-name="_36_0">r</text:span><text:span text:style-name="_37_6"> </text:span><text:span text:style-name="_31_73">s</text:span><text:span text:style-name="_32_0">i</text:span><text:span text:style-name="_39_6">m</text:span><text:span text:style-name="_32_15">i</text:span><text:span text:style-name="_36_9">l</text:span><text:span text:style-name="_31_01">e</text:span><text:span text:style-name="_31_51"> </text:span><text:span text:style-name="_33_5">w</text:span><text:span text:style-name="_31_25">o</text:span><text:span text:style-name="_31_76">u</text:span><text:span text:style-name="_36_8">l</text:span><text:span text:style-name="_31_29">d</text:span><text:span text:style-name="_31_51"> </text:span><text:span text:style-name="_33_6">b</text:span><text:span text:style-name="_31_01">e</text:span><text:span text:style-name="_31_51"> </text:span><text:span text:style-name="_32_9">a</text:span><text:span text:style-name="_31_17">n</text:span><text:span text:style-name="_31_51"> </text:span><text:span text:style-name="_37_4">a</text:span><text:span text:style-name="_31_13">t</text:span><text:span text:style-name="_31_79">o</text:span><text:span text:style-name="_36_6">m</text:span><text:span text:style-name="_31_05">i</text:span><text:span text:style-name="_31_86">c</text:span><text:span text:style-name="_31_"> </text:span><text:span text:style-name="_31_28">p</text:span><text:span text:style-name="_32_06">i</text:span><text:span text:style-name="_34_5">l</text:span><text:span text:style-name="_31_14">e</text:span><text:span text:style-name="_31_51"> </text:span><text:span text:style-name="_36_6">o</text:span><text:span text:style-name="_31_17">f</text:span><text:span text:style-name="_31_51"> </text:span><text:span text:style-name="_37_5">l</text:span><text:span text:style-name="_31_46">e</text:span><text:span text:style-name="_32_16">s</text:span><text:span text:style-name="_37_1">s</text:span><text:span text:style-name="_37_6"> </text:span><text:span text:style-name="_31_86">t</text:span><text:span text:style-name="_32_9">h</text:span><text:span text:style-name="_31_25">a</text:span><text:span text:style-name="_32_18">n</text:span><text:span text:style-name="_31_"> </text:span><text:span text:style-name="_31_01">c</text:span><text:span text:style-name="_31_88">r</text:span><text:span text:style-name="_35_4">i</text:span><text:span text:style-name="_31_29">t</text:span><text:span text:style-name="_32_22">i</text:span><text:span text:style-name="_33_0">c</text:span><text:span text:style-name="_31_11">a</text:span><text:span text:style-name="_32_07">l</text:span><text:span text:style-name="_31_"> </text:span><text:span text:style-name="_31_20">s</text:span><text:span text:style-name="_31_94">i</text:span><text:span text:style-name="_35_0">z</text:span><text:span text:style-name="_31_31">e</text:span><text:span text:style-name="_32_04">:</text:span><text:span text:style-name="_31_"> </text:span><text:span text:style-name="_39_9">a</text:span><text:span text:style-name="_31_94">n</text:span><text:span text:style-name="_31_"> </text:span><text:span text:style-name="_31_10">i</text:span><text:span text:style-name="_31_73">n</text:span><text:span text:style-name="_32_7">j</text:span><text:span text:style-name="_31_31">e</text:span><text:span text:style-name="_32_25">c</text:span><text:span text:style-name="_32_1">t</text:span><text:span text:style-name="_31_11">e</text:span><text:span text:style-name="_32_15">d</text:span><text:span text:style-name="_31_"> </text:span><text:span text:style-name="_39_6">i</text:span><text:span text:style-name="_32_16">d</text:span><text:span text:style-name="_32_9">e</text:span><text:span text:style-name="_39_5">a</text:span><text:span text:style-name="_31_51"> </text:span><text:span text:style-name="_35_6">i</text:span><text:span text:style-name="_31_43">s</text:span><text:span text:style-name="_31_51"> </text:span><text:span text:style-name="_35_0">t</text:span><text:span text:style-name="_31_11">o</text:span><text:span text:style-name="_31_51"> </text:span><text:span text:style-name="_34_1">c</text:span><text:span text:style-name="_39_9">o</text:span><text:span text:style-name="_32_24">r</text:span><text:span text:style-name="_34_5">r</text:span><text:span text:style-name="_31_43">e</text:span><text:span text:style-name="_32_18">s</text:span><text:span text:style-name="_36_9">p</text:span><text:span text:style-name="_31_28">o</text:span><text:span text:style-name="_31_89">n</text:span><text:span text:style-name="_33_9">d</text:span><text:span text:style-name="_37_6"> </text:span><text:span text:style-name="_31_79">t</text:span><text:span text:style-name="_32_1">o</text:span><text:span text:style-name="_37_6"> </text:span><text:span text:style-name="_31_71">a</text:span><text:span text:style-name="_31_"> </text:span><text:span text:style-name="_31_49">n</text:span><text:span text:style-name="_31_70">e</text:span><text:span text:style-name="_36_5">u</text:span><text:span text:style-name="_31_26">t</text:span><text:span text:style-name="_31_70">r</text:span><text:span text:style-name="_36_8">o</text:span><text:span text:style-name="_31_02">n</text:span><text:span text:style-name="_31_51"> </text:span><text:span text:style-name="_32_9">e</text:span><text:span text:style-name="_39_8">n</text:span><text:span text:style-name="_32_24">t</text:span><text:span text:style-name="_32_7">e</text:span><text:span text:style-name="_31_28">r</text:span><text:span text:style-name="_31_71">i</text:span><text:span text:style-name="_32_1">n</text:span><text:span text:style-name="_31_11">g</text:span><text:span text:style-name="_31_51"> </text:span><text:span text:style-name="_34_2">t</text:span><text:span text:style-name="_31_40">h</text:span><text:span text:style-name="_32_18">e</text:span><text:span text:style-name="_31_"> </text:span><text:span text:style-name="_39_6">p</text:span><text:span text:style-name="_31_77">i</text:span><text:span text:style-name="_35_7">l</text:span><text:span text:style-name="_31_29">e</text:span><text:span text:style-name="_31_51"> </text:span><text:span text:style-name="_36_9">f</text:span><text:span text:style-name="_39_9">r</text:span><text:span text:style-name="_31_91">o</text:span><text:span text:style-name="_32_6">m</text:span><text:span text:style-name="_37_6"> </text:span><text:span text:style-name="_31_74">w</text:span><text:span text:style-name="_35_1">i</text:span><text:span text:style-name="_31_43">t</text:span><text:span text:style-name="_31_85">h</text:span><text:span text:style-name="_36_5">o</text:span><text:span text:style-name="_31_44">u</text:span><text:span text:style-name="_32_21">t</text:span><text:span text:style-name="_33_8">.</text:span><text:span text:style-name="_37_6"> </text:span><text:span text:style-name="_32_10">E</text:span><text:span text:style-name="_33_5">a</text:span><text:span text:style-name="_31_49">c</text:span><text:span text:style-name="_31_95">h</text:span><text:span text:style-name="_31_"> </text:span><text:span text:style-name="_31_19">s</text:span><text:span text:style-name="_32_24">u</text:span><text:span text:style-name="_33_6">c</text:span><text:span text:style-name="_31_34">h</text:span><text:span text:style-name="_31_51"> </text:span><text:span text:style-name="_33_0">n</text:span><text:span text:style-name="_39_6">e</text:span><text:span text:style-name="_31_76">u</text:span><text:span text:style-name="_36_9">t</text:span><text:span text:style-name="_31_31">r</text:span><text:span text:style-name="_32_04">o</text:span><text:span text:style-name="_34_2">n</text:span><text:span text:style-name="_37_6"> </text:span><text:span text:style-name="_31_76">w</text:span><text:span text:style-name="_36_9">i</text:span><text:span text:style-name="_31_10">l</text:span><text:span text:style-name="_32_04">l</text:span><text:span text:style-name="_31_"> </text:span><text:span text:style-name="_31_40">c</text:span><text:span text:style-name="_32_15">a</text:span><text:span text:style-name="_33_6">u</text:span><text:span text:style-name="_31_31">s</text:span><text:span text:style-name="_31_91">e</text:span><text:span text:style-name="_31_"> </text:span><text:span text:style-name="_31_50">a</text:span><text:span text:style-name="_31_51"> </text:span><text:span text:style-name="_34_4">c</text:span><text:span text:style-name="_31_01">e</text:span><text:span text:style-name="_32_19">r</text:span><text:span text:style-name="_35_9">t</text:span><text:span text:style-name="_31_50">a</text:span><text:span text:style-name="_31_77">i</text:span><text:span text:style-name="_34_5">n</text:span><text:span text:style-name="_37_6"> </text:span><text:span text:style-name="_32_24">d</text:span><text:span text:style-name="_33_9">i</text:span><text:span text:style-name="_31_01">s</text:span><text:span text:style-name="_32_22">t</text:span><text:span text:style-name="_35_6">u</text:span><text:span text:style-name="_31_40">r</text:span><text:span text:style-name="_31_89">b</text:span><text:span text:style-name="_34_1">a</text:span><text:span text:style-name="_31_17">n</text:span><text:span text:style-name="_31_76">c</text:span><text:span text:style-name="_36_6">e</text:span><text:span text:style-name="_37_6"> </text:span><text:span text:style-name="_31_95">w</text:span><text:span text:style-name="_33_6">h</text:span><text:span text:style-name="_31_20">i</text:span><text:span text:style-name="_31_92">c</text:span><text:span text:style-name="_34_2">h</text:span><text:span text:style-name="_37_6"> </text:span><text:span text:style-name="_32_09">e</text:span><text:span text:style-name="_33_9">v</text:span><text:span text:style-name="_31_50">e</text:span><text:span text:style-name="_32_24">n</text:span><text:span text:style-name="_35_1">t</text:span><text:span text:style-name="_31_34">u</text:span><text:span text:style-name="_31_71">a</text:span><text:span text:style-name="_35_6">l</text:span><text:span text:style-name="_31_13">l</text:span><text:span text:style-name="_31_73">y</text:span><text:span text:style-name="_31_"> </text:span><text:span text:style-name="_31_50">d</text:span><text:span text:style-name="_31_71">i</text:span><text:span text:style-name="_32_7">e</text:span><text:span text:style-name="_31_02">s</text:span><text:span text:style-name="_31_51"> </text:span><text:span text:style-name="_32_7">a</text:span><text:span text:style-name="_31_47">w</text:span><text:span text:style-name="_32_06">a</text:span><text:span text:style-name="_32_3">y</text:span><text:span text:style-name="_31_43">.</text:span><text:span text:style-name="_31_51"> </text:span><text:span text:style-name="_35_4">I</text:span><text:span text:style-name="_31_50">f</text:span><text:span text:style-name="_32_00">,</text:span><text:span text:style-name="_31_"> </text:span><text:span text:style-name="_31_50">h</text:span><text:span text:style-name="_31_86">o</text:span><text:span text:style-name="_37_4">w</text:span><text:span text:style-name="_31_49">e</text:span><text:span text:style-name="_31_88">v</text:span><text:span text:style-name="_37_2">e</text:span><text:span text:style-name="_31_11">r</text:span><text:span text:style-name="_31_91">,</text:span><text:span text:style-name="_31_"> </text:span><text:span text:style-name="_39_8">t</text:span><text:span text:style-name="_31_92">h</text:span><text:span text:style-name="_32_6">e</text:span><text:span text:style-name="_37_6"> </text:span><text:span text:style-name="_32_24">s</text:span><text:span text:style-name="_36_6">i</text:span><text:span text:style-name="_31_14">z</text:span><text:span text:style-name="_31_71">e</text:span><text:span text:style-name="_31_"> </text:span><text:span text:style-name="_31_19">o</text:span><text:span text:style-name="_32_04">f</text:span><text:span text:style-name="_31_"> </text:span><text:span text:style-name="_31_34">t</text:span><text:span text:style-name="_32_21">h</text:span><text:span text:style-name="_32_9">e</text:span><text:span text:style-name="_37_6"> </text:span><text:span text:style-name="_32_19">p</text:span><text:span text:style-name="_32_3">i</text:span><text:span text:style-name="_31_16">l</text:span><text:span text:style-name="_31_80">e</text:span><text:span text:style-name="_31_"> </text:span><text:span text:style-name="_31_43">i</text:span><text:span text:style-name="_32_10">s</text:span><text:span text:style-name="_31_"> </text:span><text:span text:style-name="_39_6">s</text:span><text:span text:style-name="_31_88">u</text:span><text:span text:style-name="_37_4">f</text:span><text:span text:style-name="_31_44">f</text:span><text:span text:style-name="_32_09">i</text:span><text:span text:style-name="_34_5">c</text:span><text:span text:style-name="_31_44">i</text:span><text:span text:style-name="_32_19">e</text:span><text:span text:style-name="_35_7">n</text:span><text:span text:style-name="_31_25">t</text:span><text:span text:style-name="_31_80">l</text:span><text:span text:style-name="_35_9">y</text:span><text:span text:style-name="_37_6"> </text:span><text:span text:style-name="_32_22">i</text:span><text:span text:style-name="_37_1">n</text:span><text:span text:style-name="_31_17">c</text:span><text:span text:style-name="_31_95">r</text:span><text:span text:style-name="_35_4">e</text:span><text:span text:style-name="_39_5">a</text:span><text:span text:style-name="_32_16">s</text:span><text:span text:style-name="_35_7">e</text:span><text:span text:style-name="_31_46">d</text:span><text:span text:style-name="_32_25">,</text:span><text:span text:style-name="_31_"> </text:span><text:span text:style-name="_31_28">t</text:span><text:span text:style-name="_32_06">i</text:span><text:span text:style-name="_35_4">r</text:span><text:span text:style-name="_31_46">e</text:span><text:span text:style-name="_31_51"> </text:span><text:span text:style-name="_36_9">d</text:span><text:span text:style-name="_31_17">i</text:span><text:span text:style-name="_31_79">s</text:span><text:span text:style-name="_36_9">t</text:span><text:span text:style-name="_31_20">u</text:span><text:span text:style-name="_32_18">r</text:span><text:span text:style-name="_32_7">b</text:span><text:span text:style-name="_31_31">a</text:span><text:span text:style-name="_31_71">n</text:span><text:span text:style-name="_32_1">c</text:span><text:span text:style-name="_31_49">e</text:span><text:span text:style-name="_31_51"> </text:span><text:span text:style-name="_34_5">c</text:span><text:span text:style-name="_31_47">a</text:span><text:span text:style-name="_32_04">u</text:span><text:span text:style-name="_32_0">s</text:span><text:span text:style-name="_31_46">e</text:span><text:span text:style-name="_31_86">d</text:span><text:span text:style-name="_31_"> </text:span><text:span text:style-name="_31_47">b</text:span><text:span text:style-name="_32_25">y</text:span><text:span text:style-name="_31_"> </text:span><text:span text:style-name="_31_01">s</text:span><text:span text:style-name="_32_00">u</text:span><text:span text:style-name="_35_1">c</text:span><text:span text:style-name="_31_05">h</text:span><text:span text:style-name="_31_51"> </text:span><text:span text:style-name="_35_3">a</text:span><text:span text:style-name="_31_41">n</text:span><text:span text:style-name="_31_51"> </text:span><text:span text:style-name="_36_8">i</text:span><text:span text:style-name="_39_5">n</text:span><text:span text:style-name="_31_80">c</text:span><text:span text:style-name="_37_2">o</text:span><text:span text:style-name="_39_8">m</text:span><text:span text:style-name="_32_00">i</text:span><text:span text:style-name="_35_4">n</text:span><text:span text:style-name="_31_02">g</text:span><text:span text:style-name="_31_51"> </text:span><text:span text:style-name="_34_4">n</text:span><text:span text:style-name="_31_01">e</text:span><text:span text:style-name="_31_79">u</text:span><text:span text:style-name="_33_8">t</text:span><text:span text:style-name="_31_17">r</text:span><text:span text:style-name="_32_24">o</text:span><text:span text:style-name="_33_0">n</text:span><text:span text:style-name="_37_6"> </text:span><text:span text:style-name="_32_15">w</text:span><text:span text:style-name="_33_0">i</text:span><text:span text:style-name="_31_10">l</text:span><text:span text:style-name="_32_10">l</text:span><text:span text:style-name="_31_"> </text:span><text:span text:style-name="_31_19">v</text:span><text:span text:style-name="_32_06">e</text:span><text:span text:style-name="_35_1">r</text:span><text:span text:style-name="_31_19">y</text:span><text:span text:style-name="_31_51"> </text:span><text:span text:style-name="_37_1">l</text:span><text:span text:style-name="_31_17">i</text:span><text:span text:style-name="_32_06">k</text:span><text:span text:style-name="_35_7">e</text:span><text:span text:style-name="_31_32">l</text:span><text:span text:style-name="_32_22">y</text:span><text:span text:style-name="_31_"> </text:span><text:span text:style-name="_31_02">g</text:span><text:span text:style-name="_32_10">o</text:span><text:span text:style-name="_31_"> </text:span><text:span text:style-name="_31_11">o</text:span><text:span text:style-name="_32_24">n</text:span><text:span text:style-name="_31_"> </text:span><text:span text:style-name="_31_41">a</text:span><text:span text:style-name="_32_21">n</text:span><text:span text:style-name="_33_6">d</text:span><text:span text:style-name="_37_6"> </text:span><text:span text:style-name="_32_07">o</text:span><text:span text:style-name="_35_9">n</text:span><text:span text:style-name="_37_6"> </text:span><text:span text:style-name="_32_06">i</text:span><text:span text:style-name="_35_0">n</text:span><text:span text:style-name="_31_46">c</text:span><text:span text:style-name="_31_74">r</text:span><text:span text:style-name="_37_2">e</text:span><text:span text:style-name="_31_17">a</text:span><text:span text:style-name="_31_71">s</text:span><text:span text:style-name="_37_4">i</text:span><text:span text:style-name="_31_35">n</text:span><text:span text:style-name="_31_85">g</text:span><text:span text:style-name="_31_"> </text:span><text:span text:style-name="_31_17">u</text:span><text:span text:style-name="_32_10">n</text:span><text:span text:style-name="_35_6">t</text:span><text:span text:style-name="_31_46">i</text:span><text:span text:style-name="_32_22">l</text:span><text:span text:style-name="_31_"> </text:span><text:span text:style-name="_31_13">t</text:span><text:span text:style-name="_32_06">h</text:span><text:span text:style-name="_32_0">e</text:span><text:span text:style-name="_37_6"> </text:span><text:span text:style-name="_32_01">w</text:span><text:span text:style-name="_33_9">h</text:span><text:span text:style-name="_31_16">o</text:span><text:span text:style-name="_32_03">l</text:span><text:span text:style-name="_34_1">e</text:span><text:span text:style-name="_37_6"> </text:span><text:span text:style-name="_32_18">p</text:span><text:span text:style-name="_32_3">i</text:span><text:span text:style-name="_31_34">l</text:span><text:span text:style-name="_32_00">e</text:span><text:span text:style-name="_31_"> </text:span><text:span text:style-name="_31_29">i</text:span><text:span text:style-name="_32_09">s</text:span><text:span text:style-name="_31_"> </text:span><text:span text:style-name="_39_6">d</text:span><text:span text:style-name="_32_07">e</text:span><text:span text:style-name="_35_0">s</text:span><text:span text:style-name="_31_29">t</text:span><text:span text:style-name="_31_95">r</text:span><text:span text:style-name="_35_6">o</text:span><text:span text:style-name="_31_44">y</text:span><text:span text:style-name="_32_19">e</text:span><text:span text:style-name="_37_1">d</text:span><text:span text:style-name="_31_26">.</text:span><text:span text:style-name="_31_51"> </text:span><text:span text:style-name="_33_8">I</text:span><text:span text:style-name="_39_9">s</text:span><text:span text:style-name="_31_51"> </text:span><text:span text:style-name="_35_6">t</text:span><text:span text:style-name="_31_26">h</text:span><text:span text:style-name="_32_19">e</text:span><text:span text:style-name="_37_2">r</text:span><text:span text:style-name="_31_04">e</text:span><text:span text:style-name="_31_51"> </text:span><text:span text:style-name="_35_4">a</text:span><text:span text:style-name="_37_6"> </text:span><text:span text:style-name="_32_04">c</text:span><text:span text:style-name="_33_5">o</text:span><text:span text:style-name="_31_46">r</text:span><text:span text:style-name="_31_85">r</text:span><text:span text:style-name="_34_1">e</text:span><text:span text:style-name="_31_02">s</text:span><text:span text:style-name="_32_01">p</text:span><text:span text:style-name="_35_6">o</text:span><text:span text:style-name="_39_5">n</text:span><text:span text:style-name="_31_92">d</text:span><text:span text:style-name="_34_1">i</text:span><text:span text:style-name="_31_10">n</text:span><text:span text:style-name="_31_71">g</text:span><text:span text:style-name="_31_"> </text:span><text:span text:style-name="_31_04">p</text:span><text:span text:style-name="_32_09">h</text:span><text:span text:style-name="_33_8">e</text:span><text:span text:style-name="_31_19">n</text:span><text:span text:style-name="_31_89">o</text:span><text:span text:style-name="_36_9">m</text:span><text:span text:style-name="_39_9">e</text:span><text:span text:style-name="_31_73">n</text:span><text:span text:style-name="_33_8">o</text:span><text:span text:style-name="_31_46">n</text:span><text:span text:style-name="_31_51"> </text:span><text:span text:style-name="_35_0">f</text:span><text:span text:style-name="_31_01">o</text:span><text:span text:style-name="_31_92">r</text:span><text:span text:style-name="_31_"> </text:span><text:span text:style-name="_31_31">m</text:span><text:span text:style-name="_31_76">i</text:span><text:span text:style-name="_37_1">n</text:span><text:span text:style-name="_31_29">d</text:span><text:span text:style-name="_32_07">s</text:span><text:span text:style-name="_37_2">,</text:span><text:span text:style-name="_37_6"> </text:span><text:span text:style-name="_31_92">a</text:span><text:span text:style-name="_36_5">n</text:span><text:span text:style-name="_31_43">d</text:span><text:span text:style-name="_31_51"> </text:span><text:span text:style-name="_36_0">i</text:span><text:span text:style-name="_39_9">s</text:span><text:span text:style-name="_31_51"> </text:span><text:span text:style-name="_34_2">t</text:span><text:span text:style-name="_31_29">h</text:span><text:span text:style-name="_32_18">e</text:span><text:span text:style-name="_32_9">r</text:span><text:span text:style-name="_31_17">e</text:span><text:span text:style-name="_31_51"> </text:span><text:span text:style-name="_32_1">o</text:span><text:span text:style-name="_31_10">n</text:span><text:span text:style-name="_32_25">e</text:span><text:span text:style-name="_31_"> </text:span><text:span text:style-name="_31_29">f</text:span><text:span text:style-name="_31_92">o</text:span><text:span text:style-name="_37_5">r</text:span><text:span text:style-name="_37_6"> </text:span><text:span text:style-name="_32_24">m</text:span><text:span text:style-name="_34_4">a</text:span><text:span text:style-name="_31_50">c</text:span><text:span text:style-name="_32_07">h</text:span><text:span text:style-name="_34_2">i</text:span><text:span text:style-name="_31_16">n</text:span><text:span text:style-name="_31_88">e</text:span><text:span text:style-name="_32_1">s</text:span><text:span text:style-name="_31_14">?</text:span><text:span text:style-name="_31_51"> </text:span><text:span text:style-name="_32_7">T</text:span><text:span text:style-name="_31_02">h</text:span><text:span text:style-name="_31_74">e</text:span><text:span text:style-name="_32_7">r</text:span><text:span text:style-name="_31_05">e</text:span><text:span text:style-name="_31_51"> </text:span><text:span text:style-name="_32_9">d</text:span><text:span text:style-name="_31_29">o</text:span><text:span text:style-name="_31_86">e</text:span><text:span text:style-name="_35_0">s</text:span><text:span text:style-name="_37_6"> </text:span><text:span text:style-name="_32_01">s</text:span><text:span text:style-name="_35_3">e</text:span><text:span text:style-name="_31_40">e</text:span><text:span text:style-name="_32_07">m</text:span><text:span text:style-name="_31_"> </text:span><text:span text:style-name="_31_46">t</text:span><text:span text:style-name="_31_73">o</text:span><text:span text:style-name="_31_"> </text:span><text:span text:style-name="_31_28">b</text:span><text:span text:style-name="_31_73">e</text:span><text:span text:style-name="_31_"> </text:span><text:span text:style-name="_39_5">o</text:span><text:span text:style-name="_32_16">n</text:span><text:span text:style-name="_37_5">e</text:span><text:span text:style-name="_37_6"> </text:span><text:span text:style-name="_32_19">f</text:span><text:span text:style-name="_34_2">o</text:span><text:span text:style-name="_39_9">r</text:span><text:span text:style-name="_31_51"> </text:span><text:span text:style-name="_32_4">t</text:span><text:span text:style-name="_31_17">h</text:span><text:span text:style-name="_31_79">e</text:span><text:span text:style-name="_31_"> </text:span><text:span text:style-name="_31_34">h</text:span><text:span text:style-name="_31_80">u</text:span><text:span text:style-name="_32_3">m</text:span><text:span text:style-name="_31_17">a</text:span><text:span text:style-name="_31_89">n</text:span><text:span text:style-name="_31_"> </text:span><text:span text:style-name="_31_19">m</text:span><text:span text:style-name="_31_89">i</text:span><text:span text:style-name="_35_3">n</text:span><text:span text:style-name="_31_49">d</text:span><text:span text:style-name="_31_89">.</text:span><text:span text:style-name="_31_"> </text:span><text:span text:style-name="_31_11">T</text:span><text:span text:style-name="_31_76">h</text:span><text:span text:style-name="_34_1">e</text:span><text:span text:style-name="_37_6"> </text:span><text:span text:style-name="_32_01">m</text:span><text:span text:style-name="_34_5">a</text:span><text:span text:style-name="_39_5">j</text:span><text:span text:style-name="_31_89">o</text:span><text:span text:style-name="_32_7">r</text:span><text:span text:style-name="_31_14">i</text:span><text:span text:style-name="_31_77">t</text:span><text:span text:style-name="_34_4">y</text:span><text:span text:style-name="_37_6"> </text:span><text:span text:style-name="_32_09">o</text:span><text:span text:style-name="_36_6">f</text:span><text:span text:style-name="_37_6"> </text:span><text:span text:style-name="_32_01">t</text:span><text:span text:style-name="_34_2">h</text:span><text:span text:style-name="_31_04">e</text:span><text:span text:style-name="_32_01">m</text:span><text:span text:style-name="_31_"> </text:span><text:span text:style-name="_31_32">s</text:span><text:span text:style-name="_31_89">e</text:span><text:span text:style-name="_37_1">e</text:span><text:span text:style-name="_31_49">m</text:span><text:span text:style-name="_31_51"> </text:span><text:span text:style-name="_35_6">t</text:span><text:span text:style-name="_31_41">o</text:span><text:span text:style-name="_31_51"> </text:span><text:span text:style-name="_32_4">b</text:span><text:span text:style-name="_31_32">e</text:span><text:span text:style-name="_31_51"> </text:span><text:span text:style-name="_36_0">"</text:span><text:span text:style-name="_31_41">s</text:span><text:span text:style-name="_31_77">u</text:span><text:span text:style-name="_32_9">b</text:span><text:span text:style-name="_31_41">c</text:span><text:span text:style-name="_32_18">r</text:span><text:span text:style-name="_34_1">i</text:span><text:span text:style-name="_31_50">t</text:span><text:span text:style-name="_32_10">i</text:span><text:span text:style-name="_36_6">c</text:span><text:span text:style-name="_31_28">a</text:span><text:span text:style-name="_32_10">l</text:span><text:span text:style-name="_32_6">,</text:span><text:span text:style-name="_31_05">"</text:span><text:span text:style-name="_31_51"> </text:span><text:span text:style-name="_36_8">i</text:span><text:span text:style-name="_31_05">.</text:span><text:span text:style-name="_32_22">e</text:span><text:span text:style-name="_36_9">.</text:span><text:span text:style-name="_31_14">,</text:span><text:span text:style-name="_31_51"> </text:span><text:span text:style-name="_32_6">t</text:span><text:span text:style-name="_31_49">o</text:span><text:span text:style-name="_31_51"> </text:span><text:span text:style-name="_32_1">c</text:span><text:span text:style-name="_31_20">o</text:span><text:span text:style-name="_32_01">r</text:span><text:span text:style-name="_33_6">r</text:span><text:span text:style-name="_31_02">e</text:span><text:span text:style-name="_32_09">s</text:span><text:span text:style-name="_32_0">p</text:span><text:span text:style-name="_31_19">o</text:span><text:span text:style-name="_31_71">n</text:span><text:span text:style-name="_34_5">d</text:span><text:span text:style-name="_37_6"> </text:span><text:span text:style-name="_32_06">i</text:span><text:span text:style-name="_37_5">n</text:span><text:span text:style-name="_37_6"> </text:span><text:span text:style-name="_32_03">t</text:span><text:span text:style-name="_36_8">h</text:span><text:span text:style-name="_31_43">i</text:span><text:span text:style-name="_32_15">s</text:span><text:span text:style-name="_31_"> </text:span><text:span text:style-name="_31_20">a</text:span><text:span text:style-name="_31_94">n</text:span><text:span text:style-name="_37_5">a</text:span><text:span text:style-name="_31_05">l</text:span><text:span text:style-name="_32_21">o</text:span><text:span text:style-name="_35_9">g</text:span><text:span text:style-name="_31_47">y</text:span><text:span text:style-name="_31_51"> </text:span><text:span text:style-name="_32_3">t</text:span><text:span text:style-name="_31_29">o</text:span><text:span text:style-name="_31_51"> </text:span><text:span text:style-name="_32_3">p</text:span><text:span text:style-name="_31_35">i</text:span><text:span text:style-name="_31_92">l</text:span><text:span text:style-name="_32_9">e</text:span><text:span text:style-name="_31_14">s</text:span><text:span text:style-name="_31_51"> </text:span><text:span text:style-name="_35_4">o</text:span><text:span text:style-name="_31_44">f</text:span><text:span text:style-name="_31_51"> </text:span><text:span text:style-name="_37_1">s</text:span><text:span text:style-name="_31_46">u</text:span><text:span text:style-name="_32_25">b</text:span><text:span text:style-name="_36_0">c</text:span><text:span text:style-name="_39_9">r</text:span><text:span text:style-name="_31_89">i</text:span><text:span text:style-name="_33_5">t</text:span><text:span text:style-name="_31_02">i</text:span><text:span text:style-name="_31_80">c</text:span><text:span text:style-name="_35_6">a</text:span><text:span text:style-name="_31_04">l</text:span><text:span text:style-name="_31_51"> </text:span><text:span text:style-name="_35_7">s</text:span><text:span text:style-name="_31_28">i</text:span><text:span text:style-name="_32_22">z</text:span><text:span text:style-name="_32_0">e</text:span><text:span text:style-name="_31_44">.</text:span><text:span text:style-name="_31_51"> </text:span><text:span text:style-name="_34_2">A</text:span><text:span text:style-name="_31_17">n</text:span><text:span text:style-name="_31_51"> </text:span><text:span text:style-name="_35_0">i</text:span><text:span text:style-name="_39_6">d</text:span><text:span text:style-name="_31_70">e</text:span><text:span text:style-name="_32_4">a</text:span><text:span text:style-name="_37_6"> </text:span><text:span text:style-name="_31_74">p</text:span><text:span text:style-name="_35_0">r</text:span><text:span text:style-name="_31_28">e</text:span><text:span text:style-name="_32_03">s</text:span><text:span text:style-name="_35_4">e</text:span><text:span text:style-name="_31_05">n</text:span><text:span text:style-name="_32_15">t</text:span><text:span text:style-name="_36_8">e</text:span><text:span text:style-name="_39_9">d</text:span><text:span text:style-name="_31_51"> </text:span><text:span text:style-name="_33_9">t</text:span><text:span text:style-name="_31_44">o</text:span><text:span text:style-name="_31_51"> </text:span><text:span text:style-name="_34_2">s</text:span><text:span text:style-name="_31_10">u</text:span><text:span text:style-name="_32_03">c</text:span><text:span text:style-name="_34_2">h</text:span><text:span text:style-name="_37_6"> </text:span><text:span text:style-name="_31_95">a</text:span><text:span text:style-name="_31_"> </text:span><text:span text:style-name="_31_05">m</text:span><text:span text:style-name="_32_22">i</text:span><text:span text:style-name="_35_7">n</text:span><text:span text:style-name="_31_20">d</text:span><text:span text:style-name="_31_51"> </text:span><text:span text:style-name="_34_5">w</text:span><text:span text:style-name="_31_25">i</text:span><text:span text:style-name="_32_25">l</text:span><text:span text:style-name="_34_5">l</text:span><text:span text:style-name="_37_6"> </text:span><text:span text:style-name="_31_80">o</text:span><text:span text:style-name="_35_3">n</text:span><text:span text:style-name="_37_6"> </text:span><text:span text:style-name="_32_16">a</text:span><text:span text:style-name="_34_2">v</text:span><text:span text:style-name="_31_47">e</text:span><text:span text:style-name="_32_07">r</text:span><text:span text:style-name="_36_8">a</text:span><text:span text:style-name="_31_35">g</text:span><text:span text:style-name="_32_24">e</text:span><text:span text:style-name="_31_"> </text:span><text:span text:style-name="_31_44">g</text:span><text:span text:style-name="_31_92">i</text:span><text:span text:style-name="_33_6">v</text:span><text:span text:style-name="_31_28">e</text:span><text:span text:style-name="_31_51"> </text:span><text:span text:style-name="_35_9">r</text:span><text:span text:style-name="_31_50">i</text:span><text:span text:style-name="_31_76">s</text:span><text:span text:style-name="_37_4">e</text:span><text:span text:style-name="_37_6"> </text:span><text:span text:style-name="_31_77">t</text:span><text:span text:style-name="_36_6">o</text:span><text:span text:style-name="_37_6"> </text:span><text:span text:style-name="_32_10">l</text:span><text:span text:style-name="_36_5">e</text:span><text:span text:style-name="_39_6">s</text:span><text:span text:style-name="_32_21">s</text:span><text:span text:style-name="_31_"> </text:span><text:span text:style-name="_39_6">t</text:span><text:span text:style-name="_31_79">h</text:span><text:span text:style-name="_35_3">a</text:span><text:span text:style-name="_39_5">n</text:span><text:span text:style-name="_31_51"> </text:span><text:span text:style-name="_36_6">o</text:span><text:span text:style-name="_31_28">n</text:span><text:span text:style-name="_31_91">e</text:span><text:span text:style-name="_31_"> </text:span><text:span text:style-name="_39_9">i</text:span><text:span text:style-name="_32_07">d</text:span><text:span text:style-name="_37_1">e</text:span><text:span text:style-name="_31_41">a</text:span><text:span text:style-name="_31_51"> </text:span><text:span text:style-name="_35_6">i</text:span><text:span text:style-name="_39_5">n</text:span><text:span text:style-name="_31_51"> </text:span><text:span text:style-name="_32_9">r</text:span><text:span text:style-name="_31_35">e</text:span><text:span text:style-name="_31_77">p</text:span><text:span text:style-name="_35_9">l</text:span><text:span text:style-name="_39_8">y</text:span><text:span text:style-name="_31_77">.</text:span><text:span text:style-name="_31_"> </text:span><text:span text:style-name="_31_02">A</text:span><text:span text:style-name="_31_51"> </text:span><text:span text:style-name="_35_1">s</text:span><text:span text:style-name="_31_31">m</text:span><text:span text:style-name="_32_00">a</text:span><text:span text:style-name="_35_9">l</text:span><text:span text:style-name="_39_9">l</text:span><text:span text:style-name="_31_92">i</text:span><text:span text:style-name="_33_5">s</text:span><text:span text:style-name="_31_40">h</text:span><text:span text:style-name="_31_51"> </text:span><text:span text:style-name="_35_7">p</text:span><text:span text:style-name="_39_9">r</text:span><text:span text:style-name="_32_07">o</text:span><text:span text:style-name="_35_7">p</text:span><text:span text:style-name="_31_25">o</text:span><text:span text:style-name="_31_74">r</text:span><text:span text:style-name="_32_3">t</text:span><text:span text:style-name="_31_01">i</text:span><text:span text:style-name="_31_85">o</text:span><text:span text:style-name="_36_8">n</text:span><text:span text:style-name="_37_6"> </text:span><text:span text:style-name="_32_03">a</text:span><text:span text:style-name="_32_1">r</text:span><text:span text:style-name="_31_34">e</text:span><text:span text:style-name="_31_51"> </text:span><text:span text:style-name="_37_4">s</text:span><text:span text:style-name="_31_25">u</text:span><text:span text:style-name="_31_85">p</text:span><text:span text:style-name="_33_6">e</text:span><text:span text:style-name="_31_01">r</text:span><text:span text:style-name="_31_94">c</text:span><text:span text:style-name="_35_0">r</text:span><text:span text:style-name="_31_44">i</text:span><text:span text:style-name="_31_86">t</text:span><text:span text:style-name="_32_4">i</text:span><text:span text:style-name="_31_01">c</text:span><text:span text:style-name="_32_25">a</text:span><text:span text:style-name="_34_1">l</text:span><text:span text:style-name="_31_35">.</text:span><text:span text:style-name="_31_51"> </text:span><text:span text:style-name="_32_7">A</text:span><text:span text:style-name="_31_13">n</text:span><text:span text:style-name="_31_51"> </text:span><text:span text:style-name="_32_3">i</text:span><text:span text:style-name="_31_46">d</text:span><text:span text:style-name="_31_95">e</text:span><text:span text:style-name="_37_4">a</text:span><text:span text:style-name="_37_6"> </text:span><text:span text:style-name="_32_19">p</text:span><text:span text:style-name="_36_6">r</text:span><text:span text:style-name="_31_19">e</text:span><text:span text:style-name="_32_18">s</text:span><text:span text:style-name="_32_1">e</text:span><text:span text:style-name="_31_01">n</text:span><text:span text:style-name="_32_18">t</text:span><text:span text:style-name="_36_8">e</text:span><text:span text:style-name="_31_17">d</text:span><text:span text:style-name="_31_51"> </text:span><text:span text:style-name="_35_1">t</text:span><text:span text:style-name="_31_44">o</text:span><text:span text:style-name="_31_51"> </text:span><text:span text:style-name="_37_4">s</text:span><text:span text:style-name="_31_25">u</text:span><text:span text:style-name="_31_94">c</text:span><text:span text:style-name="_32_1">h</text:span><text:span text:style-name="_37_6"> </text:span><text:span text:style-name="_31_85">a</text:span><text:span text:style-name="_31_"> </text:span><text:span text:style-name="_31_10">m</text:span><text:span text:style-name="_32_07">i</text:span><text:span text:style-name="_33_0">n</text:span><text:span text:style-name="_31_35">d</text:span><text:span text:style-name="_31_51"> </text:span><text:span text:style-name="_37_5">t</text:span><text:span text:style-name="_31_46">h</text:span><text:span text:style-name="_32_01">a</text:span><text:span text:style-name="_37_1">t</text:span><text:span text:style-name="_37_6"> </text:span><text:span text:style-name="_32_18">m</text:span><text:span text:style-name="_35_6">a</text:span><text:span text:style-name="_31_14">y</text:span><text:span text:style-name="_31_51"> </text:span><text:span text:style-name="_37_5">g</text:span><text:span text:style-name="_31_46">i</text:span><text:span text:style-name="_32_04">v</text:span><text:span text:style-name="_32_4">e</text:span><text:span text:style-name="_37_6"> </text:span><text:span text:style-name="_32_07">r</text:span><text:span text:style-name="_32_9">i</text:span><text:span text:style-name="_31_26">s</text:span><text:span text:style-name="_31_86">e</text:span><text:span text:style-name="_31_"> </text:span><text:span text:style-name="_31_35">t</text:span><text:span text:style-name="_31_94">o</text:span><text:span text:style-name="_31_"> </text:span><text:span text:style-name="_31_34">a</text:span><text:span text:style-name="_31_51"> </text:span><text:span text:style-name="_34_5">w</text:span><text:span text:style-name="_31_11">h</text:span><text:span text:style-name="_32_24">o</text:span><text:span text:style-name="_33_5">l</text:span><text:span text:style-name="_31_35">e</text:span><text:span text:style-name="_31_51"> </text:span><text:span text:style-name="_37_1">"</text:span><text:span text:style-name="_39_9">t</text:span><text:span text:style-name="_31_95">h</text:span><text:span text:style-name="_33_8">e</text:span><text:span text:style-name="_31_32">o</text:span><text:span text:style-name="_31_89">r</text:span><text:span text:style-name="_33_5">y</text:span><text:span text:style-name="_31_01">"</text:span><text:span text:style-name="_31_51"> </text:span><text:span text:style-name="_36_9">c</text:span><text:span text:style-name="_31_17">o</text:span><text:span text:style-name="_31_89">n</text:span><text:span text:style-name="_35_6">s</text:span><text:span text:style-name="_31_31">i</text:span><text:span text:style-name="_32_25">s</text:span><text:span text:style-name="_37_4">t</text:span><text:span text:style-name="_31_05">i</text:span><text:span text:style-name="_32_04">n</text:span><text:span text:style-name="_32_7">g</text:span><text:span text:style-name="_37_6"> </text:span><text:span text:style-name="_31_85">o</text:span><text:span text:style-name="_33_5">f</text:span><text:span text:style-name="_37_6"> </text:span><text:span text:style-name="_31_73">s</text:span><text:span text:style-name="_35_3">e</text:span><text:span text:style-name="_39_8">c</text:span><text:span text:style-name="_31_86">o</text:span><text:span text:style-name="_32_0">n</text:span><text:span text:style-name="_31_25">d</text:span><text:span text:style-name="_32_10">a</text:span><text:span text:style-name="_33_9">r</text:span><text:span text:style-name="_31_25">y</text:span><text:span text:style-name="_31_71">,</text:span><text:span text:style-name="_31_"> </text:span><text:span text:style-name="_31_19">t</text:span><text:span text:style-name="_32_16">e</text:span><text:span text:style-name="_35_9">r</text:span><text:span text:style-name="_39_9">t</text:span><text:span text:style-name="_32_16">i</text:span><text:span text:style-name="_32_0">a</text:span><text:span text:style-name="_39_6">r</text:span><text:span text:style-name="_32_19">y</text:span><text:span text:style-name="_31_"> </text:span><text:span text:style-name="_31_04">a</text:span><text:span text:style-name="_32_15">n</text:span><text:span text:style-name="_32_6">d</text:span><text:span text:style-name="_37_6"> </text:span><text:span text:style-name="_32_10">m</text:span><text:span text:style-name="_34_4">o</text:span><text:span text:style-name="_31_34">r</text:span><text:span text:style-name="_31_71">e</text:span><text:span text:style-name="_31_"> </text:span><text:span text:style-name="_31_44">r</text:span><text:span text:style-name="_31_88">e</text:span><text:span text:style-name="_37_4">m</text:span><text:span text:style-name="_31_34">o</text:span><text:span text:style-name="_32_22">t</text:span><text:span text:style-name="_32_3">e</text:span><text:span text:style-name="_37_6"> </text:span><text:span text:style-name="_32_16">i</text:span><text:span text:style-name="_33_9">d</text:span><text:span text:style-name="_31_43">e</text:span><text:span text:style-name="_32_04">a</text:span><text:span text:style-name="_33_6">s</text:span><text:span text:style-name="_31_05">.</text:span><text:span text:style-name="_31_51"> </text:span><text:span text:style-name="_35_7">A</text:span><text:span text:style-name="_31_14">n</text:span><text:span text:style-name="_31_88">i</text:span><text:span text:style-name="_32_4">m</text:span><text:span text:style-name="_31_35">a</text:span><text:span text:style-name="_32_25">l</text:span><text:span text:style-name="_32_3">s</text:span><text:span text:style-name="_37_6"> </text:span><text:span text:style-name="_31_94">m</text:span><text:span text:style-name="_36_0">i</text:span><text:span text:style-name="_31_01">n</text:span><text:span text:style-name="_31_71">d</text:span><text:span text:style-name="_32_7">s</text:span><text:span text:style-name="_37_6"> </text:span><text:span text:style-name="_32_24">s</text:span><text:span text:style-name="_33_0">e</text:span><text:span text:style-name="_31_14">e</text:span><text:span text:style-name="_32_19">m</text:span><text:span text:style-name="_31_"> </text:span><text:span text:style-name="_31_16">t</text:span><text:span text:style-name="_32_21">o</text:span><text:span text:style-name="_31_"> </text:span><text:span text:style-name="_31_50">b</text:span><text:span text:style-name="_32_25">e</text:span><text:span text:style-name="_31_"> </text:span><text:span text:style-name="_31_41">v</text:span><text:span text:style-name="_32_06">e</text:span><text:span text:style-name="_35_1">r</text:span><text:span text:style-name="_31_46">y</text:span><text:span text:style-name="_31_51"> </text:span><text:span text:style-name="_35_1">d</text:span><text:span text:style-name="_31_13">e</text:span><text:span text:style-name="_31_74">f</text:span><text:span text:style-name="_32_1">i</text:span><text:span text:style-name="_31_05">n</text:span><text:span text:style-name="_31_94">i</text:span><text:span text:style-name="_33_5">t</text:span><text:span text:style-name="_31_04">e</text:span><text:span text:style-name="_32_10">l</text:span><text:span text:style-name="_36_0">y</text:span><text:span text:style-name="_37_6"> </text:span><text:span text:style-name="_32_16">s</text:span><text:span text:style-name="_35_3">u</text:span><text:span text:style-name="_31_11">b</text:span><text:span text:style-name="_31_77">c</text:span><text:span text:style-name="_37_5">r</text:span><text:span text:style-name="_31_05">i</text:span><text:span text:style-name="_32_24">t</text:span><text:span text:style-name="_35_1">i</text:span><text:span text:style-name="_31_29">c</text:span><text:span text:style-name="_32_00">a</text:span><text:span text:style-name="_34_2">l</text:span><text:span text:style-name="_31_31">.</text:span><text:span text:style-name="_31_51"> </text:span><text:span text:style-name="_33_5">A</text:span><text:span text:style-name="_31_11">d</text:span><text:span text:style-name="_31_95">h</text:span><text:span text:style-name="_33_5">e</text:span><text:span text:style-name="_31_04">r</text:span><text:span text:style-name="_32_18">i</text:span><text:span text:style-name="_37_1">n</text:span><text:span text:style-name="_31_35">g</text:span><text:span text:style-name="_31_51"> </text:span><text:span text:style-name="_32_0">t</text:span><text:span text:style-name="_31_02">o</text:span><text:span text:style-name="_31_51"> </text:span><text:span text:style-name="_35_4">t</text:span><text:span text:style-name="_31_13">h</text:span><text:span text:style-name="_31_77">i</text:span><text:span text:style-name="_34_4">s</text:span><text:span text:style-name="_37_6"> </text:span><text:span text:style-name="_31_91">a</text:span><text:span text:style-name="_32_4">n</text:span><text:span text:style-name="_31_43">a</text:span><text:span text:style-name="_32_15">l</text:span><text:span text:style-name="_32_3">o</text:span><text:span text:style-name="_31_01">g</text:span><text:span text:style-name="_32_07">y</text:span><text:span text:style-name="_31_"> </text:span><text:span text:style-name="_31_50">w</text:span><text:span text:style-name="_32_18">e</text:span><text:span text:style-name="_31_"> </text:span><text:span text:style-name="_31_47">a</text:span><text:span text:style-name="_32_07">s</text:span><text:span text:style-name="_35_3">k</text:span><text:span text:style-name="_31_02">,</text:span><text:span text:style-name="_31_51"> </text:span><text:span text:style-name="_37_5">"</text:span><text:span text:style-name="_31_19">C</text:span><text:span text:style-name="_32_09">a</text:span><text:span text:style-name="_37_2">n</text:span><text:span text:style-name="_37_6"> </text:span><text:span text:style-name="_31_86">a</text:span><text:span text:style-name="_31_"> </text:span><text:span text:style-name="_31_29">m</text:span><text:span text:style-name="_31_76">a</text:span><text:span text:style-name="_33_5">c</text:span><text:span text:style-name="_31_47">h</text:span><text:span text:style-name="_32_19">i</text:span><text:span text:style-name="_36_0">n</text:span><text:span text:style-name="_31_41">e</text:span><text:span text:style-name="_31_51"> </text:span><text:span text:style-name="_36_8">b</text:span><text:span text:style-name="_31_50">e</text:span><text:span text:style-name="_31_51"> </text:span><text:span text:style-name="_37_4">m</text:span><text:span text:style-name="_31_32">a</text:span><text:span text:style-name="_31_94">d</text:span><text:span text:style-name="_34_4">e</text:span><text:span text:style-name="_37_6"> </text:span><text:span text:style-name="_31_70">t</text:span><text:span text:style-name="_34_5">o</text:span><text:span text:style-name="_37_6"> </text:span><text:span text:style-name="_32_18">b</text:span><text:span text:style-name="_34_2">e</text:span><text:span text:style-name="_37_6"> </text:span><text:span text:style-name="_31_80">s</text:span><text:span text:style-name="_35_6">u</text:span><text:span text:style-name="_31_28">p</text:span><text:span text:style-name="_32_16">e</text:span><text:span text:style-name="_36_6">r</text:span><text:span text:style-name="_31_20">c</text:span><text:span text:style-name="_32_21">r</text:span><text:span text:style-name="_37_1">i</text:span><text:span text:style-name="_31_05">t</text:span><text:span text:style-name="_31_86">i</text:span><text:span text:style-name="_37_4">c</text:span><text:span text:style-name="_31_44">a</text:span><text:span text:style-name="_32_01">l</text:span><text:span text:style-name="_33_9">?</text:span><text:span text:style-name="_31_26">"</text:span></text:p>
      <text:p text:style-name="P1"><text:soft-page-break/><text:span text:style-name="_34_5">T</text:span><text:span text:style-name="_31_28">h</text:span><text:span text:style-name="_31_88">e</text:span><text:span text:style-name="_31_"> </text:span><text:span text:style-name="_31_46">"</text:span><text:span text:style-name="_32_01">s</text:span><text:span text:style-name="_32_9">k</text:span><text:span text:style-name="_31_49">i</text:span><text:span text:style-name="_31_73">n</text:span>-<text:span text:style-name="_31_28">o</text:span><text:span text:style-name="_31_80">f</text:span>-<text:span text:style-name="_31_46">a</text:span><text:span text:style-name="_32_19">n</text:span>-<text:span text:style-name="_31_31">o</text:span><text:span text:style-name="_31_74">n</text:span><text:span text:style-name="_32_1">i</text:span><text:span text:style-name="_31_16">o</text:span><text:span text:style-name="_31_71">n</text:span><text:span text:style-name="_33_9">"</text:span><text:span text:style-name="_37_6"> </text:span><text:span text:style-name="_32_01">a</text:span><text:span text:style-name="_36_9">n</text:span><text:span text:style-name="_39_9">a</text:span><text:span text:style-name="_32_15">l</text:span><text:span text:style-name="_37_4">o</text:span><text:span text:style-name="_31_29">g</text:span><text:span text:style-name="_32_22">y</text:span><text:span text:style-name="_31_"> </text:span><text:span text:style-name="_31_32">i</text:span><text:span text:style-name="_32_09">s</text:span><text:span text:style-name="_31_"> </text:span><text:span text:style-name="_39_8">a</text:span><text:span text:style-name="_32_22">l</text:span><text:span text:style-name="_32_3">s</text:span><text:span text:style-name="_31_46">o</text:span><text:span text:style-name="_31_51"> </text:span><text:span text:style-name="_32_3">h</text:span><text:span text:style-name="_31_43">e</text:span><text:span text:style-name="_31_77">l</text:span><text:span text:style-name="_33_6">p</text:span><text:span text:style-name="_31_25">f</text:span><text:span text:style-name="_32_16">u</text:span><text:span text:style-name="_36_0">l</text:span><text:span text:style-name="_31_10">.</text:span><text:span text:style-name="_31_51"> </text:span><text:span text:style-name="_32_1">I</text:span><text:span text:style-name="_39_6">n</text:span><text:span text:style-name="_31_51"> </text:span><text:span text:style-name="_34_4">c</text:span><text:span text:style-name="_31_16">o</text:span><text:span text:style-name="_31_89">n</text:span><text:span text:style-name="_37_2">s</text:span><text:span text:style-name="_31_04">i</text:span><text:span text:style-name="_31_89">d</text:span><text:span text:style-name="_35_9">e</text:span><text:span text:style-name="_31_49">r</text:span><text:span text:style-name="_31_85">i</text:span><text:span text:style-name="_35_3">n</text:span><text:span text:style-name="_31_50">g</text:span><text:span text:style-name="_31_51"> </text:span><text:span text:style-name="_35_9">t</text:span><text:span text:style-name="_31_17">h</text:span><text:span text:style-name="_32_03">e</text:span><text:span text:style-name="_31_"> </text:span><text:span text:style-name="_31_40">f</text:span><text:span text:style-name="_32_24">u</text:span><text:span text:style-name="_35_1">n</text:span><text:span text:style-name="_31_31">c</text:span><text:span text:style-name="_31_70">t</text:span><text:span text:style-name="_32_7">i</text:span><text:span text:style-name="_31_28">o</text:span><text:span text:style-name="_32_22">n</text:span><text:span text:style-name="_37_1">s</text:span><text:span text:style-name="_37_6"> </text:span><text:span text:style-name="_31_89">o</text:span><text:span text:style-name="_32_4">f</text:span><text:span text:style-name="_37_6"> </text:span><text:span text:style-name="_31_92">t</text:span><text:span text:style-name="_33_8">h</text:span><text:span text:style-name="_31_04">e</text:span><text:span text:style-name="_31_51"> </text:span><text:span text:style-name="_32_1">m</text:span><text:span text:style-name="_39_8">i</text:span><text:span text:style-name="_31_94">n</text:span><text:span text:style-name="_34_1">d</text:span><text:span text:style-name="_37_6"> </text:span><text:span text:style-name="_32_21">o</text:span><text:span text:style-name="_33_9">r</text:span><text:span text:style-name="_37_6"> </text:span><text:span text:style-name="_32_25">t</text:span><text:span text:style-name="_32_9">h</text:span><text:span text:style-name="_39_6">e</text:span><text:span text:style-name="_31_51"> </text:span><text:span text:style-name="_36_6">b</text:span><text:span text:style-name="_31_49">r</text:span><text:span text:style-name="_32_21">a</text:span><text:span text:style-name="_36_9">i</text:span><text:span text:style-name="_39_9">n</text:span><text:span text:style-name="_31_51"> </text:span><text:span text:style-name="_32_7">w</text:span><text:span text:style-name="_31_43">e</text:span><text:span text:style-name="_31_51"> </text:span><text:span text:style-name="_34_1">f</text:span><text:span text:style-name="_31_32">i</text:span><text:span text:style-name="_32_15">n</text:span><text:span text:style-name="_36_5">d</text:span><text:span text:style-name="_37_6"> </text:span><text:span text:style-name="_31_88">c</text:span><text:span text:style-name="_32_4">e</text:span><text:span text:style-name="_31_31">r</text:span><text:span text:style-name="_32_24">t</text:span><text:span text:style-name="_37_2">a</text:span><text:span text:style-name="_31_34">i</text:span><text:span text:style-name="_31_80">n</text:span><text:span text:style-name="_31_"> </text:span><text:span text:style-name="_31_05">o</text:span><text:span text:style-name="_32_10">p</text:span><text:span text:style-name="_33_8">e</text:span><text:span text:style-name="_31_44">r</text:span><text:span text:style-name="_32_10">a</text:span><text:span text:style-name="_34_2">t</text:span><text:span text:style-name="_31_20">i</text:span><text:span text:style-name="_32_06">o</text:span><text:span text:style-name="_32_6">n</text:span><text:span text:style-name="_31_05">s</text:span><text:span text:style-name="_31_51"> </text:span><text:span text:style-name="_32_0">w</text:span><text:span text:style-name="_31_50">h</text:span><text:span text:style-name="_32_15">i</text:span><text:span text:style-name="_33_0">c</text:span><text:span text:style-name="_31_04">h</text:span><text:span text:style-name="_31_51"> </text:span><text:span text:style-name="_35_4">w</text:span><text:span text:style-name="_31_41">e</text:span><text:span text:style-name="_31_51"> </text:span><text:span text:style-name="_33_0">c</text:span><text:span text:style-name="_31_40">a</text:span><text:span text:style-name="_31_95">n</text:span><text:span text:style-name="_31_"> </text:span><text:span text:style-name="_31_02">e</text:span><text:span text:style-name="_31_91">x</text:span><text:span text:style-name="_35_1">p</text:span><text:span text:style-name="_31_25">l</text:span><text:span text:style-name="_31_80">a</text:span><text:span text:style-name="_34_2">i</text:span><text:span text:style-name="_31_02">n</text:span><text:span text:style-name="_31_51"> </text:span><text:span text:style-name="_32_0">i</text:span><text:span text:style-name="_31_49">n</text:span><text:span text:style-name="_31_51"> </text:span><text:span text:style-name="_32_4">p</text:span><text:span text:style-name="_31_04">u</text:span><text:span text:style-name="_31_95">r</text:span><text:span text:style-name="_32_6">e</text:span><text:span text:style-name="_31_16">l</text:span><text:span text:style-name="_32_19">y</text:span><text:span text:style-name="_31_"> </text:span><text:span text:style-name="_31_29">m</text:span><text:span text:style-name="_31_85">e</text:span><text:span text:style-name="_33_0">c</text:span><text:span text:style-name="_31_35">h</text:span><text:span text:style-name="_31_80">a</text:span><text:span text:style-name="_32_3">n</text:span><text:span text:style-name="_31_32">i</text:span><text:span text:style-name="_31_79">c</text:span><text:span text:style-name="_32_4">a</text:span><text:span text:style-name="_31_41">l</text:span><text:span text:style-name="_31_51"> </text:span><text:span text:style-name="_34_1">t</text:span><text:span text:style-name="_31_28">e</text:span><text:span text:style-name="_32_18">r</text:span><text:span text:style-name="_32_1">m</text:span><text:span text:style-name="_31_17">s</text:span><text:span text:style-name="_31_95">.</text:span><text:span text:style-name="_31_"> </text:span><text:span text:style-name="_31_50">T</text:span><text:span text:style-name="_32_09">h</text:span><text:span text:style-name="_36_6">i</text:span><text:span text:style-name="_31_14">s</text:span><text:span text:style-name="_31_51"> </text:span><text:span text:style-name="_37_1">w</text:span><text:span text:style-name="_31_19">e</text:span><text:span text:style-name="_31_51"> </text:span><text:span text:style-name="_37_5">s</text:span><text:span text:style-name="_39_5">a</text:span><text:span text:style-name="_31_80">y</text:span><text:span text:style-name="_31_"> </text:span><text:span text:style-name="_31_46">d</text:span><text:span text:style-name="_31_80">o</text:span><text:span text:style-name="_35_3">e</text:span><text:span text:style-name="_31_34">s</text:span><text:span text:style-name="_31_51"> </text:span><text:span text:style-name="_34_1">n</text:span><text:span text:style-name="_31_44">o</text:span><text:span text:style-name="_32_22">t</text:span><text:span text:style-name="_31_"> </text:span><text:span text:style-name="_31_41">c</text:span><text:span text:style-name="_32_10">o</text:span><text:span text:style-name="_34_4">r</text:span><text:span text:style-name="_31_05">r</text:span><text:span text:style-name="_31_73">e</text:span><text:span text:style-name="_37_2">s</text:span><text:span text:style-name="_31_05">p</text:span><text:span text:style-name="_32_03">o</text:span><text:span text:style-name="_33_5">n</text:span><text:span text:style-name="_39_8">d</text:span><text:span text:style-name="_31_51"> </text:span><text:span text:style-name="_33_0">t</text:span><text:span text:style-name="_31_46">o</text:span><text:span text:style-name="_31_51"> </text:span><text:span text:style-name="_32_9">t</text:span><text:span text:style-name="_31_19">h</text:span><text:span text:style-name="_31_92">e</text:span><text:span text:style-name="_31_"> </text:span><text:span text:style-name="_31_32">r</text:span><text:span text:style-name="_31_89">e</text:span><text:span text:style-name="_32_3">a</text:span><text:span text:style-name="_39_9">l</text:span><text:span text:style-name="_31_51"> </text:span><text:span text:style-name="_34_1">m</text:span><text:span text:style-name="_31_25">i</text:span><text:span text:style-name="_31_70">n</text:span><text:span text:style-name="_36_9">d</text:span><text:span text:style-name="_31_50">:</text:span><text:span text:style-name="_31_51"> </text:span><text:span text:style-name="_35_1">i</text:span><text:span text:style-name="_39_5">t</text:span><text:span text:style-name="_31_51"> </text:span><text:span text:style-name="_35_7">i</text:span><text:span text:style-name="_31_02">s</text:span><text:span text:style-name="_31_51"> </text:span><text:span text:style-name="_33_5">a</text:span><text:span text:style-name="_37_6"> </text:span><text:span text:style-name="_32_15">s</text:span><text:span text:style-name="_32_0">o</text:span><text:span text:style-name="_31_25">r</text:span><text:span text:style-name="_32_19">t</text:span><text:span text:style-name="_31_"> </text:span><text:span text:style-name="_39_9">o</text:span><text:span text:style-name="_31_88">f</text:span><text:span text:style-name="_31_"> </text:span><text:span text:style-name="_31_29">s</text:span><text:span text:style-name="_32_09">k</text:span><text:span text:style-name="_36_0">i</text:span><text:span text:style-name="_39_8">n</text:span><text:span text:style-name="_31_51"> </text:span><text:span text:style-name="_36_5">w</text:span><text:span text:style-name="_31_11">h</text:span><text:span text:style-name="_32_10">i</text:span><text:span text:style-name="_37_2">c</text:span><text:span text:style-name="_31_05">h</text:span><text:span text:style-name="_31_51"> </text:span><text:span text:style-name="_37_2">w</text:span><text:span text:style-name="_39_9">e</text:span><text:span text:style-name="_31_51"> </text:span><text:span text:style-name="_32_7">m</text:span><text:span text:style-name="_31_50">u</text:span><text:span text:style-name="_32_24">s</text:span><text:span text:style-name="_32_7">t</text:span><text:span text:style-name="_37_6"> </text:span><text:span text:style-name="_31_85">s</text:span><text:span text:style-name="_32_6">t</text:span><text:span text:style-name="_31_04">r</text:span><text:span text:style-name="_31_94">i</text:span><text:span text:style-name="_37_4">p</text:span><text:span text:style-name="_37_6"> </text:span><text:span text:style-name="_31_76">o</text:span><text:span text:style-name="_37_1">f</text:span><text:span text:style-name="_31_29">f</text:span><text:span text:style-name="_31_51"> </text:span><text:span text:style-name="_32_9">i</text:span><text:span text:style-name="_31_19">f</text:span><text:span text:style-name="_31_51"> </text:span><text:span text:style-name="_33_0">w</text:span><text:span text:style-name="_31_40">e</text:span><text:span text:style-name="_31_51"> </text:span><text:span text:style-name="_33_0">a</text:span><text:span text:style-name="_31_35">r</text:span><text:span text:style-name="_31_91">e</text:span><text:span text:style-name="_31_"> </text:span><text:span text:style-name="_31_17">t</text:span><text:span text:style-name="_31_77">o</text:span><text:span text:style-name="_31_"> </text:span><text:span text:style-name="_31_19">f</text:span><text:span text:style-name="_31_92">i</text:span><text:span text:style-name="_36_5">n</text:span><text:span text:style-name="_31_20">d</text:span><text:span text:style-name="_31_51"> </text:span><text:span text:style-name="_35_3">t</text:span><text:span text:style-name="_31_17">h</text:span><text:span text:style-name="_31_85">e</text:span><text:span text:style-name="_31_"> </text:span><text:span text:style-name="_39_5">r</text:span><text:span text:style-name="_31_94">e</text:span><text:span text:style-name="_34_5">a</text:span><text:span text:style-name="_31_04">l</text:span><text:span text:style-name="_31_51"> </text:span><text:span text:style-name="_33_9">m</text:span><text:span text:style-name="_31_46">i</text:span><text:span text:style-name="_32_24">n</text:span><text:span text:style-name="_36_8">d</text:span><text:span text:style-name="_31_41">.</text:span><text:span text:style-name="_31_51"> </text:span><text:span text:style-name="_32_3">B</text:span><text:span text:style-name="_39_5">u</text:span><text:span text:style-name="_32_24">t</text:span><text:span text:style-name="_31_"> </text:span><text:span text:style-name="_31_46">t</text:span><text:span text:style-name="_32_19">h</text:span><text:span text:style-name="_36_9">e</text:span><text:span text:style-name="_31_16">n</text:span><text:span text:style-name="_31_51"> </text:span><text:span text:style-name="_36_9">i</text:span><text:span text:style-name="_31_11">n</text:span><text:span text:style-name="_31_51"> </text:span><text:span text:style-name="_35_1">w</text:span><text:span text:style-name="_31_44">h</text:span><text:span text:style-name="_32_19">a</text:span><text:span text:style-name="_35_4">t</text:span><text:span text:style-name="_37_6"> </text:span><text:span text:style-name="_31_70">r</text:span><text:span text:style-name="_37_5">e</text:span><text:span text:style-name="_31_46">m</text:span><text:span text:style-name="_31_91">a</text:span><text:span text:style-name="_32_0">i</text:span><text:span text:style-name="_31_50">n</text:span><text:span text:style-name="_32_24">s</text:span><text:span text:style-name="_31_"> </text:span><text:span text:style-name="_31_10">w</text:span><text:span text:style-name="_31_73">e</text:span><text:span text:style-name="_31_"> </text:span><text:span text:style-name="_31_01">f</text:span><text:span text:style-name="_31_71">i</text:span><text:span text:style-name="_36_5">n</text:span><text:span text:style-name="_31_26">d</text:span><text:span text:style-name="_31_51"> </text:span><text:span text:style-name="_33_6">a</text:span><text:span text:style-name="_37_6"> </text:span><text:span text:style-name="_32_03">f</text:span><text:span text:style-name="_36_6">u</text:span><text:span text:style-name="_39_8">r</text:span><text:span text:style-name="_32_19">t</text:span><text:span text:style-name="_35_6">h</text:span><text:span text:style-name="_31_16">e</text:span><text:span text:style-name="_32_10">r</text:span><text:span text:style-name="_31_"> </text:span><text:span text:style-name="_31_13">s</text:span><text:span text:style-name="_32_16">k</text:span><text:span text:style-name="_32_9">i</text:span><text:span text:style-name="_31_50">n</text:span><text:span text:style-name="_31_51"> </text:span><text:span text:style-name="_32_0">t</text:span><text:span text:style-name="_31_02">o</text:span><text:span text:style-name="_31_51"> </text:span><text:span text:style-name="_36_6">b</text:span><text:span text:style-name="_31_41">e</text:span><text:span text:style-name="_31_51"> </text:span><text:span text:style-name="_36_6">s</text:span><text:span text:style-name="_31_50">t</text:span><text:span text:style-name="_32_10">r</text:span><text:span text:style-name="_33_5">i</text:span><text:span text:style-name="_31_11">p</text:span><text:span text:style-name="_32_24">p</text:span><text:span text:style-name="_35_7">e</text:span><text:span text:style-name="_31_35">d</text:span><text:span text:style-name="_31_51"> </text:span><text:span text:style-name="_35_7">o</text:span><text:span text:style-name="_39_8">f</text:span><text:span text:style-name="_32_19">f</text:span><text:span text:style-name="_35_9">,</text:span><text:span text:style-name="_37_6"> </text:span><text:span text:style-name="_31_70">a</text:span><text:span text:style-name="_33_5">n</text:span><text:span text:style-name="_31_01">d</text:span><text:span text:style-name="_31_51"> </text:span><text:span text:style-name="_36_9">s</text:span><text:span text:style-name="_39_5">o</text:span><text:span text:style-name="_31_51"> </text:span><text:span text:style-name="_37_4">o</text:span><text:span text:style-name="_31_32">n</text:span><text:span text:style-name="_31_74">.</text:span><text:span text:style-name="_31_"> </text:span><text:span text:style-name="_31_35">P</text:span><text:span text:style-name="_31_70">r</text:span><text:span text:style-name="_36_5">o</text:span><text:span text:style-name="_39_9">c</text:span><text:span text:style-name="_31_86">e</text:span><text:span text:style-name="_34_1">e</text:span><text:span text:style-name="_31_05">d</text:span><text:span text:style-name="_32_18">i</text:span><text:span text:style-name="_35_3">n</text:span><text:span text:style-name="_31_01">g</text:span><text:span text:style-name="_31_51"> </text:span><text:span text:style-name="_32_1">i</text:span><text:span text:style-name="_31_34">n</text:span><text:span text:style-name="_31_51"> </text:span><text:span text:style-name="_35_9">t</text:span><text:span text:style-name="_39_5">h</text:span><text:span text:style-name="_32_09">i</text:span><text:span text:style-name="_33_9">s</text:span><text:span text:style-name="_37_6"> </text:span><text:span text:style-name="_32_19">w</text:span><text:span text:style-name="_36_8">a</text:span><text:span text:style-name="_31_19">y</text:span><text:span text:style-name="_31_51"> </text:span><text:span text:style-name="_32_3">d</text:span><text:span text:style-name="_31_26">o</text:span><text:span text:style-name="_31_51"> </text:span><text:span text:style-name="_36_6">w</text:span><text:span text:style-name="_31_13">e</text:span><text:span text:style-name="_31_51"> </text:span><text:span text:style-name="_35_7">e</text:span><text:span text:style-name="_31_35">v</text:span><text:span text:style-name="_31_89">e</text:span><text:span text:style-name="_34_5">r</text:span><text:span text:style-name="_37_6"> </text:span><text:span text:style-name="_32_22">c</text:span><text:span text:style-name="_33_9">o</text:span><text:span text:style-name="_31_41">m</text:span><text:span text:style-name="_31_79">e</text:span><text:span text:style-name="_31_"> </text:span><text:span text:style-name="_39_5">t</text:span><text:span text:style-name="_32_15">o</text:span><text:span text:style-name="_31_"> </text:span><text:span text:style-name="_31_32">t</text:span><text:span text:style-name="_31_70">h</text:span><text:span text:style-name="_32_6">e</text:span><text:span text:style-name="_37_6"> </text:span><text:span text:style-name="_32_24">"</text:span><text:span text:style-name="_33_9">r</text:span><text:span text:style-name="_31_20">e</text:span><text:span text:style-name="_31_80">a</text:span><text:span text:style-name="_36_9">l</text:span><text:span text:style-name="_31_01">"</text:span><text:span text:style-name="_31_51"> </text:span><text:span text:style-name="_35_4">m</text:span><text:span text:style-name="_31_17">i</text:span><text:span text:style-name="_32_19">n</text:span><text:span text:style-name="_33_8">d</text:span><text:span text:style-name="_31_05">,</text:span><text:span text:style-name="_31_51"> </text:span><text:span text:style-name="_33_8">o</text:span><text:span text:style-name="_39_8">r</text:span><text:span text:style-name="_31_51"> </text:span><text:span text:style-name="_36_5">d</text:span><text:span text:style-name="_31_34">o</text:span><text:span text:style-name="_31_51"> </text:span><text:span text:style-name="_32_3">w</text:span><text:span text:style-name="_31_49">e</text:span><text:span text:style-name="_31_51"> </text:span><text:span text:style-name="_35_4">e</text:span><text:span text:style-name="_39_9">v</text:span><text:span text:style-name="_32_03">e</text:span><text:span text:style-name="_36_9">n</text:span><text:span text:style-name="_31_32">t</text:span><text:span text:style-name="_31_89">u</text:span><text:span text:style-name="_34_2">a</text:span><text:span text:style-name="_31_49">l</text:span><text:span text:style-name="_32_04">l</text:span><text:span text:style-name="_34_4">y</text:span><text:span text:style-name="_37_6"> </text:span><text:span text:style-name="_32_19">c</text:span><text:span text:style-name="_35_6">o</text:span><text:span text:style-name="_31_43">m</text:span><text:span text:style-name="_31_91">e</text:span><text:span text:style-name="_31_"> </text:span><text:span text:style-name="_31_25">t</text:span><text:span text:style-name="_31_79">o</text:span><text:span text:style-name="_31_"> </text:span><text:span text:style-name="_31_05">t</text:span><text:span text:style-name="_31_91">h</text:span><text:span text:style-name="_36_6">e</text:span><text:span text:style-name="_37_6"> </text:span><text:span text:style-name="_31_92">s</text:span><text:span text:style-name="_32_4">k</text:span><text:span text:style-name="_39_9">i</text:span><text:span text:style-name="_31_71">n</text:span><text:span text:style-name="_31_"> </text:span><text:span text:style-name="_39_5">w</text:span><text:span text:style-name="_32_01">h</text:span><text:span text:style-name="_32_4">i</text:span><text:span text:style-name="_39_9">c</text:span><text:span text:style-name="_31_86">h</text:span><text:span text:style-name="_31_"> </text:span><text:span text:style-name="_31_32">h</text:span><text:span text:style-name="_32_21">a</text:span><text:span text:style-name="_34_2">s</text:span><text:span text:style-name="_37_6"> </text:span><text:span text:style-name="_31_92">n</text:span><text:span text:style-name="_32_6">o</text:span><text:span text:style-name="_31_46">t</text:span><text:span text:style-name="_32_04">h</text:span><text:span text:style-name="_36_9">i</text:span><text:span text:style-name="_31_01">n</text:span><text:span text:style-name="_31_91">g</text:span><text:span text:style-name="_31_"> </text:span><text:span text:style-name="_39_8">i</text:span><text:span text:style-name="_31_73">n</text:span><text:span text:style-name="_31_"> </text:span><text:span text:style-name="_39_9">i</text:span><text:span text:style-name="_32_00">t</text:span><text:span text:style-name="_36_8">?</text:span><text:span text:style-name="_37_6"> </text:span><text:span text:style-name="_32_24">I</text:span><text:span text:style-name="_35_3">n</text:span><text:span text:style-name="_37_6"> </text:span><text:span text:style-name="_32_01">t</text:span><text:span text:style-name="_37_4">h</text:span><text:span text:style-name="_31_44">e</text:span><text:span text:style-name="_31_51"> </text:span><text:span text:style-name="_37_1">l</text:span><text:span text:style-name="_31_26">a</text:span><text:span text:style-name="_31_71">t</text:span><text:span text:style-name="_35_7">t</text:span><text:span text:style-name="_31_17">e</text:span><text:span text:style-name="_31_79">r</text:span><text:span text:style-name="_31_"> </text:span><text:span text:style-name="_31_10">c</text:span><text:span text:style-name="_32_00">a</text:span><text:span text:style-name="_32_0">s</text:span><text:span text:style-name="_31_49">e</text:span><text:span text:style-name="_31_51"> </text:span><text:span text:style-name="_32_4">t</text:span><text:span text:style-name="_31_17">h</text:span><text:span text:style-name="_32_25">e</text:span><text:span text:style-name="_31_"> </text:span><text:span text:style-name="_31_01">w</text:span><text:span text:style-name="_32_16">h</text:span><text:span text:style-name="_33_9">o</text:span><text:span text:style-name="_31_47">l</text:span><text:span text:style-name="_31_85">e</text:span><text:span text:style-name="_31_"> </text:span><text:span text:style-name="_39_9">m</text:span><text:span text:style-name="_32_25">i</text:span><text:span text:style-name="_33_6">n</text:span><text:span text:style-name="_31_50">d</text:span><text:span text:style-name="_31_51"> </text:span><text:span text:style-name="_35_3">i</text:span><text:span text:style-name="_39_5">s</text:span><text:span text:style-name="_31_51"> </text:span><text:span text:style-name="_36_9">m</text:span><text:span text:style-name="_31_46">e</text:span><text:span text:style-name="_31_76">c</text:span><text:span text:style-name="_32_4">h</text:span><text:span text:style-name="_39_6">a</text:span><text:span text:style-name="_32_16">n</text:span><text:span text:style-name="_36_8">i</text:span><text:span text:style-name="_31_14">c</text:span><text:span text:style-name="_32_00">a</text:span><text:span text:style-name="_34_1">l</text:span><text:span text:style-name="_31_17">.</text:span><text:span text:style-name="_31_51"> </text:span><text:span text:style-name="_36_9">(</text:span><text:span text:style-name="_31_31">I</text:span><text:span text:style-name="_31_79">t</text:span><text:span text:style-name="_31_"> </text:span><text:span text:style-name="_31_17">w</text:span><text:span text:style-name="_32_25">o</text:span><text:span text:style-name="_32_4">u</text:span><text:span text:style-name="_31_49">l</text:span><text:span text:style-name="_32_15">d</text:span><text:span text:style-name="_31_"> </text:span><text:span text:style-name="_31_14">n</text:span><text:span text:style-name="_32_00">o</text:span><text:span text:style-name="_33_5">t</text:span><text:span text:style-name="_37_6"> </text:span><text:span text:style-name="_31_95">b</text:span><text:span text:style-name="_32_1">e</text:span><text:span text:style-name="_37_6"> </text:span><text:span text:style-name="_31_70">a</text:span><text:span text:style-name="_31_"> </text:span><text:span text:style-name="_31_35">d</text:span><text:span text:style-name="_32_15">i</text:span><text:span text:style-name="_35_6">s</text:span><text:span text:style-name="_31_13">c</text:span><text:span text:style-name="_32_09">r</text:span><text:span text:style-name="_34_4">e</text:span><text:span text:style-name="_39_5">t</text:span><text:span text:style-name="_32_09">e</text:span>-<text:span text:style-name="_31_47">s</text:span><text:span text:style-name="_32_24">t</text:span><text:span text:style-name="_35_4">a</text:span><text:span text:style-name="_31_16">t</text:span><text:span text:style-name="_32_21">e</text:span><text:span text:style-name="_31_"> </text:span><text:span text:style-name="_31_11">m</text:span><text:span text:style-name="_32_22">a</text:span><text:span text:style-name="_32_6">c</text:span><text:span text:style-name="_31_11">h</text:span><text:span text:style-name="_32_00">i</text:span><text:span text:style-name="_32_3">n</text:span><text:span text:style-name="_31_31">e</text:span><text:span text:style-name="_31_51"> </text:span><text:span text:style-name="_32_9">h</text:span><text:span text:style-name="_31_46">o</text:span><text:span text:style-name="_32_18">w</text:span><text:span text:style-name="_37_2">e</text:span><text:span text:style-name="_39_5">v</text:span><text:span text:style-name="_31_73">e</text:span><text:span text:style-name="_36_8">r</text:span><text:span text:style-name="_31_35">.</text:span><text:span text:style-name="_31_51"> </text:span><text:span text:style-name="_36_6">W</text:span><text:span text:style-name="_31_04">e</text:span><text:span text:style-name="_31_51"> </text:span><text:span text:style-name="_33_8">h</text:span><text:span text:style-name="_31_34">a</text:span><text:span text:style-name="_31_86">v</text:span><text:span text:style-name="_33_8">e</text:span><text:span text:style-name="_37_6"> </text:span><text:span text:style-name="_32_21">d</text:span><text:span text:style-name="_35_3">i</text:span><text:span text:style-name="_31_41">s</text:span><text:span text:style-name="_32_01">c</text:span><text:span text:style-name="_35_9">u</text:span><text:span text:style-name="_31_46">s</text:span><text:span text:style-name="_32_18">s</text:span><text:span text:style-name="_37_2">e</text:span><text:span text:style-name="_31_46">d</text:span><text:span text:style-name="_31_51"> </text:span><text:span text:style-name="_32_0">t</text:span><text:span text:style-name="_31_10">h</text:span><text:span text:style-name="_31_86">i</text:span><text:span text:style-name="_37_1">s</text:span><text:span text:style-name="_39_8">.</text:span><text:span text:style-name="_31_77">)</text:span></text:p>
      <text:p text:style-name="P1"><text:span text:style-name="_31_02">T</text:span><text:span text:style-name="_32_25">h</text:span><text:span text:style-name="_33_8">e</text:span><text:span text:style-name="_31_16">s</text:span><text:span text:style-name="_32_16">e</text:span><text:span text:style-name="_31_"> </text:span><text:span text:style-name="_31_40">l</text:span><text:span text:style-name="_32_19">a</text:span><text:span text:style-name="_33_5">s</text:span><text:span text:style-name="_31_10">t</text:span><text:span text:style-name="_31_51"> </text:span><text:span text:style-name="_34_1">t</text:span><text:span text:style-name="_31_46">w</text:span><text:span text:style-name="_32_21">o</text:span><text:span text:style-name="_31_"> </text:span><text:span text:style-name="_31_01">p</text:span><text:span text:style-name="_32_10">a</text:span><text:span text:style-name="_32_0">r</text:span><text:span text:style-name="_31_05">a</text:span><text:span text:style-name="_32_04">g</text:span><text:span text:style-name="_36_9">r</text:span><text:span text:style-name="_31_13">a</text:span><text:span text:style-name="_32_24">p</text:span><text:span text:style-name="_33_8">h</text:span><text:span text:style-name="_31_29">s</text:span><text:span text:style-name="_31_51"> </text:span><text:span text:style-name="_37_2">d</text:span><text:span text:style-name="_31_13">o</text:span><text:span text:style-name="_31_51"> </text:span><text:span text:style-name="_36_8">n</text:span><text:span text:style-name="_31_29">o</text:span><text:span text:style-name="_31_86">t</text:span><text:span text:style-name="_31_"> </text:span><text:span text:style-name="_31_43">c</text:span><text:span text:style-name="_31_70">l</text:span><text:span text:style-name="_32_4">a</text:span><text:span text:style-name="_31_46">i</text:span><text:span text:style-name="_32_04">m</text:span><text:span text:style-name="_31_"> </text:span><text:span text:style-name="_31_02">t</text:span><text:span text:style-name="_32_10">o</text:span><text:span text:style-name="_31_"> </text:span><text:span text:style-name="_39_5">b</text:span><text:span text:style-name="_32_03">e</text:span><text:span text:style-name="_31_"> </text:span><text:span text:style-name="_31_43">c</text:span><text:span text:style-name="_31_77">o</text:span><text:span text:style-name="_32_0">n</text:span><text:span text:style-name="_31_10">v</text:span><text:span text:style-name="_31_80">i</text:span><text:span text:style-name="_33_9">n</text:span><text:span text:style-name="_31_02">c</text:span><text:span text:style-name="_32_16">i</text:span><text:span text:style-name="_35_9">n</text:span><text:span text:style-name="_31_04">g</text:span><text:span text:style-name="_31_51"> </text:span><text:span text:style-name="_34_1">a</text:span><text:span text:style-name="_31_47">r</text:span><text:span text:style-name="_31_80">g</text:span><text:span text:style-name="_34_5">u</text:span><text:span text:style-name="_31_29">m</text:span><text:span text:style-name="_32_10">e</text:span><text:span text:style-name="_32_1">n</text:span><text:span text:style-name="_31_28">t</text:span><text:span text:style-name="_32_09">s</text:span><text:span text:style-name="_32_7">.</text:span><text:span text:style-name="_37_6"> </text:span><text:span text:style-name="_31_95">T</text:span><text:span text:style-name="_32_3">h</text:span><text:span text:style-name="_31_02">e</text:span><text:span text:style-name="_31_79">y</text:span><text:span text:style-name="_31_"> </text:span><text:span text:style-name="_31_04">s</text:span><text:span text:style-name="_31_88">h</text:span><text:span text:style-name="_32_7">o</text:span><text:span text:style-name="_31_26">u</text:span><text:span text:style-name="_31_86">l</text:span><text:span text:style-name="_34_5">d</text:span><text:span text:style-name="_37_6"> </text:span><text:span text:style-name="_31_85">r</text:span><text:span text:style-name="_32_1">a</text:span><text:span text:style-name="_31_17">t</text:span><text:span text:style-name="_31_95">h</text:span><text:span text:style-name="_32_4">e</text:span><text:span text:style-name="_31_01">r</text:span><text:span text:style-name="_31_51"> </text:span><text:span text:style-name="_32_7">b</text:span><text:span text:style-name="_39_5">e</text:span><text:span text:style-name="_31_51"> </text:span><text:span text:style-name="_32_9">d</text:span><text:span text:style-name="_31_20">e</text:span><text:span text:style-name="_31_86">s</text:span><text:span text:style-name="_33_9">c</text:span><text:span text:style-name="_31_20">r</text:span><text:span text:style-name="_32_09">i</text:span><text:span text:style-name="_35_9">b</text:span><text:span text:style-name="_39_8">e</text:span><text:span text:style-name="_32_19">d</text:span><text:span text:style-name="_31_"> </text:span><text:span text:style-name="_31_02">a</text:span><text:span text:style-name="_32_24">s</text:span><text:span text:style-name="_31_"> </text:span><text:span text:style-name="_31_43">"</text:span><text:span text:style-name="_32_22">r</text:span><text:span text:style-name="_37_5">e</text:span><text:span text:style-name="_31_26">c</text:span><text:span text:style-name="_32_24">i</text:span><text:span text:style-name="_37_4">t</text:span><text:span text:style-name="_31_13">a</text:span><text:span text:style-name="_32_18">t</text:span><text:span text:style-name="_35_0">i</text:span><text:span text:style-name="_39_5">o</text:span><text:span text:style-name="_31_80">n</text:span><text:span text:style-name="_37_5">s</text:span><text:span text:style-name="_37_6"> </text:span><text:span text:style-name="_32_01">t</text:span><text:span text:style-name="_32_3">e</text:span><text:span text:style-name="_31_35">n</text:span><text:span text:style-name="_31_79">d</text:span><text:span text:style-name="_34_4">i</text:span><text:span text:style-name="_31_49">n</text:span><text:span text:style-name="_31_77">g</text:span><text:span text:style-name="_31_"> </text:span><text:span text:style-name="_31_25">t</text:span><text:span text:style-name="_32_18">o</text:span><text:span text:style-name="_31_"> </text:span><text:span text:style-name="_39_6">p</text:span><text:span text:style-name="_31_79">r</text:span><text:span text:style-name="_34_1">o</text:span><text:span text:style-name="_31_10">d</text:span><text:span text:style-name="_31_71">u</text:span><text:span text:style-name="_37_4">c</text:span><text:span text:style-name="_31_40">e</text:span><text:span text:style-name="_31_51"> </text:span><text:span text:style-name="_33_5">b</text:span><text:span text:style-name="_39_5">e</text:span><text:span text:style-name="_31_88">l</text:span><text:span text:style-name="_35_3">i</text:span><text:span text:style-name="_39_5">e</text:span><text:span text:style-name="_31_80">f</text:span><text:span text:style-name="_33_5">.</text:span><text:span text:style-name="_31_43">"</text:span></text:p>
      <text:p text:style-name="P1"><text:span text:style-name="_35_0">T</text:span><text:span text:style-name="_39_6">h</text:span><text:span text:style-name="_32_07">e</text:span><text:span text:style-name="_31_"> </text:span><text:span text:style-name="_31_49">o</text:span><text:span text:style-name="_32_07">n</text:span><text:span text:style-name="_32_0">l</text:span><text:span text:style-name="_39_8">y</text:span><text:span text:style-name="_31_51"> </text:span><text:span text:style-name="_33_0">r</text:span><text:span text:style-name="_39_5">e</text:span><text:span text:style-name="_32_19">a</text:span><text:span text:style-name="_32_7">l</text:span><text:span text:style-name="_31_01">l</text:span><text:span text:style-name="_32_00">y</text:span><text:span text:style-name="_31_"> </text:span><text:span text:style-name="_31_11">s</text:span><text:span text:style-name="_31_88">a</text:span><text:span text:style-name="_35_4">t</text:span><text:span text:style-name="_31_10">i</text:span><text:span text:style-name="_32_04">s</text:span><text:span text:style-name="_33_5">f</text:span><text:span text:style-name="_31_11">a</text:span><text:span text:style-name="_32_04">c</text:span><text:span text:style-name="_35_1">t</text:span><text:span text:style-name="_31_02">o</text:span><text:span text:style-name="_32_06">r</text:span><text:span text:style-name="_33_5">y</text:span><text:span text:style-name="_37_6"> </text:span><text:span text:style-name="_32_03">s</text:span><text:span text:style-name="_32_6">u</text:span><text:span text:style-name="_31_25">p</text:span><text:span text:style-name="_32_03">p</text:span><text:span text:style-name="_33_5">o</text:span><text:span text:style-name="_31_11">r</text:span><text:span text:style-name="_31_77">t</text:span><text:span text:style-name="_31_"> </text:span><text:span text:style-name="_31_14">t</text:span><text:span text:style-name="_32_25">h</text:span><text:span text:style-name="_34_2">a</text:span><text:span text:style-name="_31_05">t</text:span><text:span text:style-name="_31_51"> </text:span><text:span text:style-name="_35_4">c</text:span><text:span text:style-name="_39_9">a</text:span><text:span text:style-name="_32_09">n</text:span><text:span text:style-name="_31_"> </text:span><text:span text:style-name="_31_01">b</text:span><text:span text:style-name="_31_92">e</text:span><text:span text:style-name="_31_"> </text:span><text:span text:style-name="_31_49">g</text:span><text:span text:style-name="_32_09">i</text:span><text:span text:style-name="_37_5">v</text:span><text:span text:style-name="_31_11">e</text:span><text:span text:style-name="_32_01">n</text:span><text:span text:style-name="_31_"> </text:span><text:span text:style-name="_31_28">f</text:span><text:span text:style-name="_31_92">o</text:span><text:span text:style-name="_36_9">r</text:span><text:span text:style-name="_37_6"> </text:span><text:span text:style-name="_32_19">t</text:span><text:span text:style-name="_34_1">h</text:span><text:span text:style-name="_31_28">e</text:span><text:span text:style-name="_31_51"> </text:span><text:span text:style-name="_35_9">v</text:span><text:span text:style-name="_31_10">i</text:span><text:span text:style-name="_31_70">e</text:span><text:span text:style-name="_36_9">w</text:span><text:span text:style-name="_37_6"> </text:span><text:span text:style-name="_31_91">e</text:span><text:span text:style-name="_37_2">x</text:span><text:span text:style-name="_39_6">p</text:span><text:span text:style-name="_32_24">r</text:span><text:span text:style-name="_33_0">e</text:span><text:span text:style-name="_31_11">s</text:span><text:span text:style-name="_31_91">s</text:span><text:span text:style-name="_33_9">e</text:span><text:span text:style-name="_31_01">d</text:span><text:span text:style-name="_31_51"> </text:span><text:span text:style-name="_35_7">a</text:span><text:span text:style-name="_31_17">t</text:span><text:span text:style-name="_31_51"> </text:span><text:span text:style-name="_36_0">t</text:span><text:span text:style-name="_31_19">h</text:span><text:span text:style-name="_32_16">e</text:span><text:span text:style-name="_31_"> </text:span><text:span text:style-name="_31_19">b</text:span><text:span text:style-name="_32_24">e</text:span><text:span text:style-name="_35_1">g</text:span><text:span text:style-name="_39_9">i</text:span><text:span text:style-name="_32_09">n</text:span><text:span text:style-name="_34_5">n</text:span><text:span text:style-name="_31_10">i</text:span><text:span text:style-name="_32_22">n</text:span><text:span text:style-name="_32_6">g</text:span><text:span text:style-name="_37_6"> </text:span><text:span text:style-name="_31_95">o</text:span><text:span text:style-name="_34_2">f</text:span><text:span text:style-name="_37_6"> </text:span><text:span text:style-name="_31_70">6</text:span><text:span text:style-name="_34_2">,</text:span><text:span text:style-name="_37_6"> </text:span><text:span text:style-name="_32_22">w</text:span><text:span text:style-name="_32_0">i</text:span><text:span text:style-name="_31_49">l</text:span><text:span text:style-name="_32_03">l</text:span><text:span text:style-name="_31_"> </text:span><text:span text:style-name="_31_47">b</text:span><text:span text:style-name="_31_89">e</text:span><text:span text:style-name="_31_"> </text:span><text:span text:style-name="_31_28">t</text:span><text:span text:style-name="_31_80">h</text:span><text:span text:style-name="_34_5">a</text:span><text:span text:style-name="_31_32">t</text:span><text:span text:style-name="_31_51"> </text:span><text:span text:style-name="_35_6">p</text:span><text:span text:style-name="_31_35">r</text:span><text:span text:style-name="_32_09">o</text:span><text:span text:style-name="_36_8">v</text:span><text:span text:style-name="_31_32">i</text:span><text:span text:style-name="_32_04">d</text:span><text:span text:style-name="_33_0">e</text:span><text:span text:style-name="_31_26">d</text:span><text:span text:style-name="_31_51"> </text:span><text:span text:style-name="_32_4">b</text:span><text:span text:style-name="_39_5">y</text:span><text:span text:style-name="_31_51"> </text:span><text:span text:style-name="_33_9">w</text:span><text:span text:style-name="_31_10">a</text:span><text:span text:style-name="_31_76">i</text:span><text:span text:style-name="_37_2">t</text:span><text:span text:style-name="_31_32">i</text:span><text:span text:style-name="_32_01">n</text:span><text:span text:style-name="_32_6">g</text:span><text:span text:style-name="_37_6"> </text:span><text:span text:style-name="_32_15">f</text:span><text:span text:style-name="_34_4">o</text:span><text:span text:style-name="_31_19">r</text:span><text:span text:style-name="_31_51"> </text:span><text:span text:style-name="_32_7">t</text:span><text:span text:style-name="_31_04">h</text:span><text:span text:style-name="_31_89">e</text:span><text:span text:style-name="_31_"> </text:span><text:span text:style-name="_31_19">e</text:span><text:span text:style-name="_32_25">n</text:span><text:span text:style-name="_37_5">d</text:span><text:span text:style-name="_37_6"> </text:span><text:span text:style-name="_31_76">o</text:span><text:span text:style-name="_33_6">f</text:span><text:span text:style-name="_37_6"> </text:span><text:span text:style-name="_32_18">t</text:span><text:span text:style-name="_33_5">h</text:span><text:span text:style-name="_31_44">e</text:span><text:span text:style-name="_31_51"> </text:span><text:span text:style-name="_36_8">c</text:span><text:span text:style-name="_31_13">e</text:span><text:span text:style-name="_32_15">n</text:span><text:span text:style-name="_35_1">t</text:span><text:span text:style-name="_31_49">u</text:span><text:span text:style-name="_31_70">r</text:span><text:span text:style-name="_36_8">y</text:span><text:span text:style-name="_37_6"> </text:span><text:span text:style-name="_32_18">a</text:span><text:span text:style-name="_33_0">n</text:span><text:span text:style-name="_31_44">d</text:span><text:span text:style-name="_31_51"> </text:span><text:span text:style-name="_32_0">t</text:span><text:span text:style-name="_31_05">h</text:span><text:span text:style-name="_31_89">e</text:span><text:span text:style-name="_32_4">n</text:span><text:span text:style-name="_37_6"> </text:span><text:span text:style-name="_32_07">d</text:span><text:span text:style-name="_36_5">o</text:span><text:span text:style-name="_31_31">i</text:span><text:span text:style-name="_32_21">n</text:span><text:span text:style-name="_32_4">g</text:span><text:span text:style-name="_37_6"> </text:span><text:span text:style-name="_31_89">t</text:span><text:span text:style-name="_33_6">h</text:span><text:span text:style-name="_31_04">e</text:span><text:span text:style-name="_31_51"> </text:span><text:span text:style-name="_37_2">e</text:span><text:span text:style-name="_31_05">x</text:span><text:span text:style-name="_31_85">p</text:span><text:span text:style-name="_34_4">e</text:span><text:span text:style-name="_31_11">r</text:span><text:span text:style-name="_32_19">i</text:span><text:span text:style-name="_34_4">m</text:span><text:span text:style-name="_31_35">e</text:span><text:span text:style-name="_32_15">n</text:span><text:span text:style-name="_35_9">t</text:span><text:span text:style-name="_37_6"> </text:span><text:span text:style-name="_31_80">d</text:span><text:span text:style-name="_35_0">e</text:span><text:span text:style-name="_39_8">s</text:span><text:span text:style-name="_32_00">c</text:span><text:span text:style-name="_36_0">r</text:span><text:span text:style-name="_31_32">i</text:span><text:span text:style-name="_31_85">b</text:span><text:span text:style-name="_35_7">e</text:span><text:span text:style-name="_31_29">d</text:span><text:span text:style-name="_31_86">.</text:span><text:span text:style-name="_31_"> </text:span><text:span text:style-name="_39_8">B</text:span><text:span text:style-name="_31_86">u</text:span><text:span text:style-name="_34_4">t</text:span><text:span text:style-name="_37_6"> </text:span><text:span text:style-name="_32_04">w</text:span><text:span text:style-name="_37_5">h</text:span><text:span text:style-name="_31_25">a</text:span><text:span text:style-name="_32_10">t</text:span><text:span text:style-name="_31_"> </text:span><text:span text:style-name="_31_44">c</text:span><text:span text:style-name="_31_86">a</text:span><text:span text:style-name="_32_3">n</text:span><text:span text:style-name="_37_6"> </text:span><text:span text:style-name="_31_79">w</text:span><text:span text:style-name="_35_3">e</text:span><text:span text:style-name="_37_6"> </text:span><text:span text:style-name="_32_18">s</text:span><text:span text:style-name="_32_7">a</text:span><text:span text:style-name="_31_13">y</text:span><text:span text:style-name="_31_51"> </text:span><text:span text:style-name="_35_6">i</text:span><text:span text:style-name="_31_41">n</text:span><text:span text:style-name="_31_51"> </text:span><text:span text:style-name="_34_2">t</text:span><text:span text:style-name="_31_14">h</text:span><text:span text:style-name="_31_80">e</text:span><text:span text:style-name="_31_"> </text:span><text:span text:style-name="_31_32">m</text:span><text:span text:style-name="_32_10">e</text:span><text:span text:style-name="_37_2">a</text:span><text:span text:style-name="_31_26">n</text:span><text:span text:style-name="_32_19">t</text:span><text:span text:style-name="_35_9">i</text:span><text:span text:style-name="_31_29">m</text:span><text:span text:style-name="_31_91">e</text:span><text:span text:style-name="_35_7">?</text:span><text:span text:style-name="_37_6"> </text:span><text:span text:style-name="_32_00">W</text:span><text:span text:style-name="_34_5">h</text:span><text:span text:style-name="_31_11">a</text:span><text:span text:style-name="_31_85">t</text:span><text:span text:style-name="_31_"> </text:span><text:span text:style-name="_31_14">s</text:span><text:span text:style-name="_31_73">t</text:span><text:span text:style-name="_32_7">e</text:span><text:span text:style-name="_31_29">p</text:span><text:span text:style-name="_32_01">s</text:span><text:span text:style-name="_31_"> </text:span><text:span text:style-name="_31_20">s</text:span><text:span text:style-name="_31_92">h</text:span><text:span text:style-name="_36_5">o</text:span><text:span text:style-name="_31_16">u</text:span><text:span text:style-name="_31_85">l</text:span><text:span text:style-name="_34_4">d</text:span><text:span text:style-name="_37_6"> </text:span><text:span text:style-name="_32_04">b</text:span><text:span text:style-name="_33_0">e</text:span><text:span text:style-name="_37_6"> </text:span><text:span text:style-name="_32_10">t</text:span><text:span text:style-name="_33_0">a</text:span><text:span text:style-name="_39_5">k</text:span><text:span text:style-name="_32_03">e</text:span><text:span text:style-name="_36_6">n</text:span><text:span text:style-name="_37_6"> </text:span><text:span text:style-name="_32_07">n</text:span><text:span text:style-name="_34_4">o</text:span><text:span text:style-name="_39_5">w</text:span><text:span text:style-name="_31_51"> </text:span><text:span text:style-name="_36_6">i</text:span><text:span text:style-name="_31_40">f</text:span><text:span text:style-name="_31_51"> </text:span><text:span text:style-name="_35_0">t</text:span><text:span text:style-name="_31_17">h</text:span><text:span text:style-name="_32_19">e</text:span><text:span text:style-name="_31_"> </text:span><text:span text:style-name="_31_31">e</text:span><text:span text:style-name="_32_22">x</text:span><text:span text:style-name="_33_0">p</text:span><text:span text:style-name="_31_41">e</text:span><text:span text:style-name="_32_19">r</text:span><text:span text:style-name="_36_5">i</text:span><text:span text:style-name="_31_17">m</text:span><text:span text:style-name="_32_18">e</text:span><text:span text:style-name="_33_5">n</text:span><text:span text:style-name="_31_40">t</text:span><text:span text:style-name="_31_51"> </text:span><text:span text:style-name="_33_8">i</text:span><text:span text:style-name="_31_14">s</text:span><text:span text:style-name="_31_51"> </text:span><text:span text:style-name="_37_5">t</text:span><text:span text:style-name="_31_04">o</text:span><text:span text:style-name="_31_51"> </text:span><text:span text:style-name="_32_6">b</text:span><text:span text:style-name="_31_40">e</text:span><text:span text:style-name="_31_51"> </text:span><text:span text:style-name="_35_3">s</text:span><text:span text:style-name="_39_9">u</text:span><text:span text:style-name="_32_15">c</text:span><text:span text:style-name="_34_4">c</text:span><text:span text:style-name="_31_16">e</text:span><text:span text:style-name="_32_03">s</text:span><text:span text:style-name="_33_5">s</text:span><text:span text:style-name="_31_41">f</text:span><text:span text:style-name="_31_77">u</text:span><text:span text:style-name="_35_3">l</text:span><text:span text:style-name="_31_34">?</text:span></text:p>
      <text:p text:style-name="P1"><text:span text:style-name="_36_9">A</text:span><text:span text:style-name="_31_46">s</text:span><text:span text:style-name="_31_51"> </text:span><text:span text:style-name="_37_1">I</text:span><text:span text:style-name="_37_6"> </text:span><text:span text:style-name="_32_03">h</text:span><text:span text:style-name="_35_6">a</text:span><text:span text:style-name="_31_19">v</text:span><text:span text:style-name="_31_89">e</text:span><text:span text:style-name="_31_"> </text:span><text:span text:style-name="_31_16">e</text:span><text:span text:style-name="_32_04">x</text:span><text:span text:style-name="_37_5">p</text:span><text:span text:style-name="_31_31">l</text:span><text:span text:style-name="_32_18">a</text:span><text:span text:style-name="_35_4">i</text:span><text:span text:style-name="_31_05">n</text:span><text:span text:style-name="_32_22">e</text:span><text:span text:style-name="_35_6">d</text:span><text:span text:style-name="_31_29">,</text:span><text:span text:style-name="_31_51"> </text:span><text:span text:style-name="_34_5">t</text:span><text:span text:style-name="_39_8">h</text:span><text:span text:style-name="_32_03">e</text:span><text:span text:style-name="_31_"> </text:span><text:span text:style-name="_31_34">p</text:span><text:span text:style-name="_32_03">r</text:span><text:span text:style-name="_32_9">o</text:span><text:span text:style-name="_31_46">b</text:span><text:span text:style-name="_32_15">l</text:span><text:span text:style-name="_32_4">e</text:span><text:span text:style-name="_31_16">m</text:span><text:span text:style-name="_31_51"> </text:span><text:span text:style-name="_37_5">i</text:span><text:span text:style-name="_39_6">s</text:span><text:span text:style-name="_31_51"> </text:span><text:span text:style-name="_37_4">m</text:span><text:span text:style-name="_31_01">a</text:span><text:span text:style-name="_31_74">i</text:span><text:span text:style-name="_34_5">n</text:span><text:span text:style-name="_39_9">l</text:span><text:span text:style-name="_32_18">y</text:span><text:span text:style-name="_31_"> </text:span><text:span text:style-name="_31_13">o</text:span><text:span text:style-name="_31_76">n</text:span><text:span text:style-name="_37_4">e</text:span><text:span text:style-name="_37_6"> </text:span><text:span text:style-name="_32_19">o</text:span><text:span text:style-name="_32_9">f</text:span><text:span text:style-name="_37_6"> </text:span><text:span text:style-name="_31_85">p</text:span><text:span text:style-name="_33_9">r</text:span><text:span text:style-name="_31_29">o</text:span><text:span text:style-name="_31_80">g</text:span><text:span text:style-name="_34_4">r</text:span><text:span text:style-name="_31_34">a</text:span><text:span text:style-name="_31_94">m</text:span><text:span text:style-name="_34_1">m</text:span><text:span text:style-name="_31_32">i</text:span><text:span text:style-name="_31_77">n</text:span><text:span text:style-name="_34_4">g</text:span><text:span text:style-name="_31_44">.</text:span><text:span text:style-name="_31_51"> </text:span><text:span text:style-name="_34_4">A</text:span><text:span text:style-name="_39_6">d</text:span><text:span text:style-name="_32_00">v</text:span><text:span text:style-name="_32_9">a</text:span><text:span text:style-name="_31_41">n</text:span><text:span text:style-name="_32_10">c</text:span><text:span text:style-name="_34_4">e</text:span><text:span text:style-name="_31_41">s</text:span><text:span text:style-name="_31_51"> </text:span><text:span text:style-name="_35_3">i</text:span><text:span text:style-name="_39_8">n</text:span><text:span text:style-name="_31_51"> </text:span><text:span text:style-name="_35_0">e</text:span><text:span text:style-name="_31_25">n</text:span><text:span text:style-name="_31_85">g</text:span><text:span text:style-name="_32_0">i</text:span><text:span text:style-name="_31_04">n</text:span><text:span text:style-name="_32_16">e</text:span><text:span text:style-name="_32_3">e</text:span><text:span text:style-name="_31_31">r</text:span><text:span text:style-name="_31_89">i</text:span><text:span text:style-name="_35_4">n</text:span><text:span text:style-name="_31_20">g</text:span><text:span text:style-name="_31_51"> </text:span><text:span text:style-name="_36_8">w</text:span><text:span text:style-name="_31_11">i</text:span><text:span text:style-name="_32_00">l</text:span><text:span text:style-name="_34_2">l</text:span><text:span text:style-name="_37_6"> </text:span><text:span text:style-name="_32_16">h</text:span><text:span text:style-name="_32_0">a</text:span><text:span text:style-name="_31_26">v</text:span><text:span text:style-name="_31_89">e</text:span><text:span text:style-name="_31_"> </text:span><text:span text:style-name="_39_9">t</text:span><text:span text:style-name="_31_74">o</text:span><text:span text:style-name="_31_"> </text:span><text:span text:style-name="_31_34">b</text:span><text:span text:style-name="_31_94">e</text:span><text:span text:style-name="_31_"> </text:span><text:span text:style-name="_31_32">m</text:span><text:span text:style-name="_31_89">a</text:span><text:span text:style-name="_36_8">d</text:span><text:span text:style-name="_31_29">e</text:span><text:span text:style-name="_31_51"> </text:span><text:span text:style-name="_34_4">t</text:span><text:span text:style-name="_39_8">o</text:span><text:span text:style-name="_32_16">o</text:span><text:span text:style-name="_36_5">,</text:span><text:span text:style-name="_37_6"> </text:span><text:span text:style-name="_31_73">b</text:span><text:span text:style-name="_33_6">u</text:span><text:span text:style-name="_31_16">t</text:span><text:span text:style-name="_31_51"> </text:span><text:span text:style-name="_33_0">i</text:span><text:span text:style-name="_39_6">t</text:span><text:span text:style-name="_31_51"> </text:span><text:span text:style-name="_32_3">s</text:span><text:span text:style-name="_31_34">e</text:span><text:span text:style-name="_31_70">e</text:span><text:span text:style-name="_36_9">m</text:span><text:span text:style-name="_31_40">s</text:span><text:span text:style-name="_31_51"> </text:span><text:span text:style-name="_32_6">u</text:span><text:span text:style-name="_31_20">n</text:span><text:span text:style-name="_32_09">l</text:span><text:span text:style-name="_32_7">i</text:span><text:span text:style-name="_31_01">k</text:span><text:span text:style-name="_31_73">e</text:span><text:span text:style-name="_35_7">l</text:span><text:span text:style-name="_31_32">y</text:span><text:span text:style-name="_31_51"> </text:span><text:span text:style-name="_33_8">t</text:span><text:span text:style-name="_31_28">h</text:span><text:span text:style-name="_31_95">a</text:span><text:span text:style-name="_34_2">t</text:span><text:span text:style-name="_37_6"> </text:span><text:span text:style-name="_31_79">t</text:span><text:span text:style-name="_32_6">h</text:span><text:span text:style-name="_31_47">e</text:span><text:span text:style-name="_31_73">s</text:span><text:span text:style-name="_35_1">e</text:span><text:span text:style-name="_37_6"> </text:span><text:span text:style-name="_31_77">w</text:span><text:span text:style-name="_37_1">i</text:span><text:span text:style-name="_31_04">l</text:span><text:span text:style-name="_31_74">l</text:span><text:span text:style-name="_31_"> </text:span><text:span text:style-name="_31_16">n</text:span><text:span text:style-name="_31_71">o</text:span><text:span text:style-name="_36_9">t</text:span><text:span text:style-name="_37_6"> </text:span><text:span text:style-name="_31_74">b</text:span><text:span text:style-name="_32_4">e</text:span><text:span text:style-name="_37_6"> </text:span><text:span text:style-name="_32_18">a</text:span><text:span text:style-name="_33_8">d</text:span><text:span text:style-name="_31_16">e</text:span><text:span text:style-name="_32_18">q</text:span><text:span text:style-name="_33_9">u</text:span><text:span text:style-name="_31_35">a</text:span><text:span text:style-name="_31_76">t</text:span><text:span text:style-name="_35_6">e</text:span><text:span text:style-name="_37_6"> </text:span><text:span text:style-name="_31_79">f</text:span><text:span text:style-name="_32_9">o</text:span><text:span text:style-name="_31_19">r</text:span><text:span text:style-name="_31_51"> </text:span><text:span text:style-name="_35_3">t</text:span><text:span text:style-name="_31_35">h</text:span><text:span text:style-name="_31_86">e</text:span><text:span text:style-name="_31_"> </text:span><text:span text:style-name="_39_6">r</text:span><text:span text:style-name="_31_94">e</text:span><text:span text:style-name="_36_9">q</text:span><text:span text:style-name="_31_29">u</text:span><text:span text:style-name="_32_04">i</text:span><text:span text:style-name="_33_8">r</text:span><text:span text:style-name="_39_6">e</text:span><text:span text:style-name="_31_74">m</text:span><text:span text:style-name="_33_8">e</text:span><text:span text:style-name="_31_29">n</text:span><text:span text:style-name="_32_21">t</text:span><text:span text:style-name="_37_5">s</text:span><text:span text:style-name="_31_50">.</text:span><text:span text:style-name="_31_51"> </text:span><text:span text:style-name="_34_4">E</text:span><text:span text:style-name="_31_41">s</text:span><text:span text:style-name="_32_16">t</text:span><text:span text:style-name="_35_3">i</text:span><text:span text:style-name="_31_32">m</text:span><text:span text:style-name="_31_92">a</text:span><text:span text:style-name="_34_1">t</text:span><text:span text:style-name="_31_43">e</text:span><text:span text:style-name="_31_80">s</text:span><text:span text:style-name="_31_"> </text:span><text:span text:style-name="_31_17">o</text:span><text:span text:style-name="_31_80">f</text:span><text:span text:style-name="_31_"> </text:span><text:span text:style-name="_31_16">t</text:span><text:span text:style-name="_31_86">h</text:span><text:span text:style-name="_33_0">e</text:span><text:span text:style-name="_37_6"> </text:span><text:span text:style-name="_32_07">s</text:span><text:span text:style-name="_37_5">t</text:span><text:span text:style-name="_31_04">o</text:span><text:span text:style-name="_31_92">r</text:span><text:span text:style-name="_35_4">a</text:span><text:span text:style-name="_31_29">g</text:span><text:span text:style-name="_32_00">e</text:span><text:span text:style-name="_31_"> </text:span><text:span text:style-name="_31_40">c</text:span><text:span text:style-name="_31_94">a</text:span><text:span text:style-name="_32_1">p</text:span><text:span text:style-name="_31_28">a</text:span><text:span text:style-name="_31_79">c</text:span><text:span text:style-name="_32_9">i</text:span><text:span text:style-name="_31_31">t</text:span><text:span text:style-name="_31_73">y</text:span><text:span text:style-name="_31_"> </text:span><text:span text:style-name="_39_6">o</text:span><text:span text:style-name="_32_07">f</text:span><text:span text:style-name="_31_"> </text:span><text:span text:style-name="_31_40">t</text:span><text:span text:style-name="_32_10">h</text:span><text:span text:style-name="_35_4">e</text:span><text:span text:style-name="_37_6"> </text:span><text:span text:style-name="_32_09">b</text:span><text:span text:style-name="_36_0">r</text:span><text:span text:style-name="_31_44">a</text:span><text:span text:style-name="_31_92">i</text:span><text:span text:style-name="_34_5">n</text:span><text:span text:style-name="_37_6"> </text:span><text:span text:style-name="_32_25">v</text:span><text:span text:style-name="_36_0">a</text:span><text:span text:style-name="_31_02">r</text:span><text:span text:style-name="_31_89">y</text:span><text:span text:style-name="_31_"> </text:span><text:span text:style-name="_31_11">f</text:span><text:span text:style-name="_31_73">r</text:span><text:span text:style-name="_32_7">o</text:span><text:span text:style-name="_39_5">m</text:span><text:span text:style-name="_31_51"> </text:span><text:span text:style-name="_32_4">1</text:span><text:span text:style-name="_39_8">0</text:span><text:span text:style-name="_31_92">1</text:span><text:span text:style-name="_33_0">0</text:span><text:span text:style-name="_37_6"> </text:span><text:span text:style-name="_31_71">t</text:span><text:span text:style-name="_33_8">o</text:span><text:span text:style-name="_37_6"> </text:span><text:span text:style-name="_31_71">1</text:span><text:span text:style-name="_33_0">0</text:span><text:span text:style-name="_31_46">1</text:span><text:span text:style-name="_32_00">5</text:span><text:span text:style-name="_31_"> </text:span><text:span text:style-name="_31_31">b</text:span><text:span text:style-name="_31_95">i</text:span><text:span text:style-name="_32_4">n</text:span><text:span text:style-name="_31_16">a</text:span><text:span text:style-name="_31_73">r</text:span><text:span text:style-name="_37_2">y</text:span><text:span text:style-name="_37_6"> </text:span><text:span text:style-name="_32_06">d</text:span><text:span text:style-name="_32_1">i</text:span><text:span text:style-name="_39_6">g</text:span><text:span text:style-name="_31_70">i</text:span><text:span text:style-name="_34_5">t</text:span><text:span text:style-name="_39_9">s</text:span><text:span text:style-name="_31_80">.</text:span><text:span text:style-name="_31_"> </text:span><text:span text:style-name="_31_49">I</text:span><text:span text:style-name="_31_51"> </text:span><text:span text:style-name="_32_9">i</text:span><text:span text:style-name="_31_46">n</text:span><text:span text:style-name="_31_91">c</text:span><text:span text:style-name="_32_1">l</text:span><text:span text:style-name="_31_02">i</text:span><text:span text:style-name="_31_86">n</text:span><text:span text:style-name="_35_7">e</text:span><text:span text:style-name="_37_6"> </text:span><text:span text:style-name="_31_95">t</text:span><text:span text:style-name="_36_5">o</text:span><text:span text:style-name="_37_6"> </text:span><text:span text:style-name="_31_80">t</text:span><text:span text:style-name="_33_9">h</text:span><text:span text:style-name="_31_20">e</text:span><text:span text:style-name="_31_51"> </text:span><text:span text:style-name="_33_6">l</text:span><text:span text:style-name="_31_10">o</text:span><text:span text:style-name="_32_24">w</text:span><text:span text:style-name="_32_4">e</text:span><text:span text:style-name="_31_31">r</text:span><text:span text:style-name="_31_51"> </text:span><text:span text:style-name="_34_5">v</text:span><text:span text:style-name="_39_9">a</text:span><text:span text:style-name="_31_95">l</text:span><text:span text:style-name="_37_5">u</text:span><text:span text:style-name="_31_02">e</text:span><text:span text:style-name="_31_94">s</text:span><text:span text:style-name="_31_"> </text:span><text:span text:style-name="_31_41">a</text:span><text:span text:style-name="_31_71">n</text:span><text:span text:style-name="_37_2">d</text:span><text:span text:style-name="_37_6"> </text:span><text:span text:style-name="_32_03">b</text:span><text:span text:style-name="_37_1">e</text:span><text:span text:style-name="_31_16">l</text:span><text:span text:style-name="_31_91">i</text:span><text:span text:style-name="_32_0">e</text:span><text:span text:style-name="_31_16">v</text:span><text:span text:style-name="_32_07">e</text:span><text:span text:style-name="_31_"> </text:span><text:span text:style-name="_39_5">t</text:span><text:span text:style-name="_32_18">h</text:span><text:span text:style-name="_32_6">a</text:span><text:span text:style-name="_31_34">t</text:span><text:span text:style-name="_31_51"> </text:span><text:span text:style-name="_32_3">o</text:span><text:span text:style-name="_39_8">n</text:span><text:span text:style-name="_31_73">l</text:span><text:span text:style-name="_34_2">y</text:span><text:span text:style-name="_37_6"> </text:span><text:span text:style-name="_31_86">a</text:span><text:span text:style-name="_31_"> </text:span><text:span text:style-name="_31_13">v</text:span><text:span text:style-name="_31_79">e</text:span><text:span text:style-name="_36_9">r</text:span><text:span text:style-name="_31_46">y</text:span><text:span text:style-name="_31_51"> </text:span><text:span text:style-name="_37_4">s</text:span><text:span text:style-name="_31_40">m</text:span><text:span text:style-name="_32_19">a</text:span><text:span text:style-name="_35_7">l</text:span><text:span text:style-name="_31_29">l</text:span><text:span text:style-name="_31_51"> </text:span><text:span text:style-name="_35_1">f</text:span><text:span text:style-name="_31_44">r</text:span><text:span text:style-name="_32_24">a</text:span><text:span text:style-name="_34_5">c</text:span><text:span text:style-name="_31_40">t</text:span><text:span text:style-name="_32_15">i</text:span><text:span text:style-name="_37_5">o</text:span><text:span text:style-name="_31_28">n</text:span><text:span text:style-name="_31_51"> </text:span><text:span text:style-name="_35_3">i</text:span><text:span text:style-name="_31_01">s</text:span><text:span text:style-name="_31_51"> </text:span><text:span text:style-name="_33_5">u</text:span><text:span text:style-name="_39_6">s</text:span><text:span text:style-name="_31_89">e</text:span><text:span text:style-name="_32_7">d</text:span><text:span text:style-name="_37_6"> </text:span><text:span text:style-name="_31_94">f</text:span><text:span text:style-name="_35_7">o</text:span><text:span text:style-name="_31_47">r</text:span><text:span text:style-name="_31_51"> </text:span><text:span text:style-name="_33_6">t</text:span><text:span text:style-name="_31_29">h</text:span><text:span text:style-name="_31_80">e</text:span><text:span text:style-name="_31_"> </text:span><text:span text:style-name="_39_5">h</text:span><text:span text:style-name="_31_71">i</text:span><text:span text:style-name="_32_1">g</text:span><text:span text:style-name="_31_29">h</text:span><text:span text:style-name="_31_74">e</text:span><text:span text:style-name="_36_5">r</text:span><text:span text:style-name="_37_6"> </text:span><text:span text:style-name="_32_25">t</text:span><text:span text:style-name="_35_4">y</text:span><text:span text:style-name="_31_13">p</text:span><text:span text:style-name="_32_00">e</text:span><text:span text:style-name="_32_4">s</text:span><text:span text:style-name="_37_6"> </text:span><text:span text:style-name="_31_79">o</text:span><text:span text:style-name="_35_7">f</text:span><text:span text:style-name="_37_6"> </text:span><text:span text:style-name="_32_21">t</text:span><text:span text:style-name="_34_2">h</text:span><text:span text:style-name="_31_10">i</text:span><text:span text:style-name="_32_01">n</text:span><text:span text:style-name="_36_8">k</text:span><text:span text:style-name="_31_01">i</text:span><text:span text:style-name="_32_15">n</text:span><text:span text:style-name="_35_6">g</text:span><text:span text:style-name="_39_8">.</text:span><text:span text:style-name="_31_51"> </text:span><text:span text:style-name="_34_5">M</text:span><text:span text:style-name="_31_05">o</text:span><text:span text:style-name="_31_89">s</text:span><text:span text:style-name="_34_4">t</text:span><text:span text:style-name="_37_6"> </text:span><text:span text:style-name="_32_09">o</text:span><text:span text:style-name="_32_3">f</text:span><text:span text:style-name="_37_6"> </text:span><text:span text:style-name="_32_25">i</text:span><text:span text:style-name="_36_6">t</text:span><text:span text:style-name="_37_6"> </text:span><text:span text:style-name="_31_91">i</text:span><text:span text:style-name="_36_8">s</text:span><text:span text:style-name="_37_6"> </text:span><text:span text:style-name="_31_86">p</text:span><text:span text:style-name="_35_6">r</text:span><text:span text:style-name="_31_40">o</text:span><text:span text:style-name="_31_77">b</text:span><text:span text:style-name="_37_2">a</text:span><text:span text:style-name="_31_19">b</text:span><text:span text:style-name="_32_03">l</text:span><text:span text:style-name="_35_1">y</text:span><text:span text:style-name="_37_6"> </text:span><text:span text:style-name="_31_71">u</text:span><text:span text:style-name="_37_1">s</text:span><text:span text:style-name="_31_25">e</text:span><text:span text:style-name="_32_09">d</text:span><text:span text:style-name="_31_"> </text:span><text:span text:style-name="_31_19">f</text:span><text:span text:style-name="_32_03">o</text:span><text:span text:style-name="_32_3">r</text:span><text:span text:style-name="_37_6"> </text:span><text:span text:style-name="_31_70">t</text:span><text:span text:style-name="_35_7">h</text:span><text:span text:style-name="_31_01">e</text:span><text:span text:style-name="_31_51"> </text:span><text:span text:style-name="_32_7">r</text:span><text:span text:style-name="_31_32">e</text:span><text:span text:style-name="_31_86">t</text:span><text:span text:style-name="_35_0">e</text:span><text:span text:style-name="_39_5">n</text:span><text:span text:style-name="_31_73">t</text:span><text:span text:style-name="_35_1">i</text:span><text:span text:style-name="_39_6">o</text:span><text:span text:style-name="_32_04">n</text:span><text:span text:style-name="_31_"> </text:span><text:span text:style-name="_31_25">o</text:span><text:span text:style-name="_31_77">f</text:span><text:span text:style-name="_31_"> </text:span><text:span text:style-name="_31_41">v</text:span><text:span text:style-name="_31_95">i</text:span><text:span text:style-name="_32_9">s</text:span><text:span text:style-name="_31_05">u</text:span><text:span text:style-name="_32_09">a</text:span><text:span text:style-name="_34_4">l</text:span><text:span text:style-name="_37_6"> </text:span><text:span text:style-name="_31_74">i</text:span><text:span text:style-name="_32_6">m</text:span><text:span text:style-name="_31_20">p</text:span><text:span text:style-name="_32_15">r</text:span><text:span text:style-name="_32_1">e</text:span><text:span text:style-name="_31_29">s</text:span><text:span text:style-name="_31_74">s</text:span><text:span text:style-name="_36_9">i</text:span><text:span text:style-name="_31_49">o</text:span><text:span text:style-name="_31_79">n</text:span><text:span text:style-name="_35_0">s</text:span><text:span text:style-name="_31_26">,</text:span><text:span text:style-name="_31_51"> </text:span><text:span text:style-name="_37_1">I</text:span><text:span text:style-name="_37_6"> </text:span><text:span text:style-name="_31_79">s</text:span><text:span text:style-name="_34_1">h</text:span><text:span text:style-name="_31_04">o</text:span><text:span text:style-name="_32_00">u</text:span><text:span text:style-name="_37_1">l</text:span><text:span text:style-name="_31_02">d</text:span><text:span text:style-name="_31_51"> </text:span><text:span text:style-name="_34_5">b</text:span><text:span text:style-name="_31_16">e</text:span><text:span text:style-name="_31_51"> </text:span><text:span text:style-name="_33_0">s</text:span><text:span text:style-name="_31_28">u</text:span><text:span text:style-name="_32_00">r</text:span><text:span text:style-name="_32_1">p</text:span><text:span text:style-name="_39_9">r</text:span><text:span text:style-name="_32_01">i</text:span><text:span text:style-name="_34_4">s</text:span><text:span text:style-name="_31_10">e</text:span><text:span text:style-name="_31_73">d</text:span><text:span text:style-name="_31_"> </text:span><text:span text:style-name="_31_29">i</text:span><text:span text:style-name="_32_04">f</text:span><text:span text:style-name="_31_"> </text:span><text:span text:style-name="_31_40">m</text:span><text:span text:style-name="_31_89">o</text:span><text:span text:style-name="_37_5">r</text:span><text:span text:style-name="_31_25">e</text:span><text:span text:style-name="_31_51"> </text:span><text:span text:style-name="_36_0">t</text:span><text:span text:style-name="_31_31">h</text:span><text:span text:style-name="_31_74">a</text:span><text:span text:style-name="_34_5">n</text:span><text:span text:style-name="_37_6"> </text:span><text:span text:style-name="_31_77">1</text:span><text:span text:style-name="_33_5">0</text:span><text:span text:style-name="_31_17">9</text:span><text:span text:style-name="_31_51"> </text:span><text:span text:style-name="_35_6">w</text:span><text:span text:style-name="_31_35">a</text:span><text:span text:style-name="_32_16">s</text:span><text:span text:style-name="_31_"> </text:span><text:span text:style-name="_39_8">r</text:span><text:span text:style-name="_32_09">e</text:span><text:span text:style-name="_34_4">q</text:span><text:span text:style-name="_31_26">u</text:span><text:span text:style-name="_31_70">i</text:span><text:span text:style-name="_36_5">r</text:span><text:span text:style-name="_31_19">e</text:span><text:span text:style-name="_31_80">d</text:span><text:span text:style-name="_31_"> </text:span><text:span text:style-name="_31_34">f</text:span><text:span text:style-name="_31_76">o</text:span><text:span text:style-name="_35_9">r</text:span><text:span text:style-name="_37_6"> </text:span><text:span text:style-name="_31_91">s</text:span><text:span text:style-name="_36_6">a</text:span><text:span text:style-name="_31_47">t</text:span><text:span text:style-name="_31_71">i</text:span><text:span text:style-name="_36_6">s</text:span><text:span text:style-name="_31_16">f</text:span><text:span text:style-name="_32_09">a</text:span><text:span text:style-name="_34_5">c</text:span><text:span text:style-name="_31_16">t</text:span><text:span text:style-name="_31_89">o</text:span><text:span text:style-name="_32_7">r</text:span><text:span text:style-name="_31_43">y</text:span><text:span text:style-name="_31_51"> </text:span><text:span text:style-name="_32_3">p</text:span><text:span text:style-name="_31_17">l</text:span><text:span text:style-name="_31_88">a</text:span><text:span text:style-name="_36_0">y</text:span><text:span text:style-name="_31_41">i</text:span><text:span text:style-name="_31_85">n</text:span><text:span text:style-name="_34_1">g</text:span><text:span text:style-name="_37_6"> </text:span><text:span text:style-name="_31_71">o</text:span><text:span text:style-name="_32_1">f</text:span><text:span text:style-name="_37_6"> </text:span><text:span text:style-name="_31_71">t</text:span><text:span text:style-name="_33_5">h</text:span><text:span text:style-name="_31_16">e</text:span><text:span text:style-name="_31_51"> </text:span><text:span text:style-name="_33_8">i</text:span><text:span text:style-name="_31_49">m</text:span><text:span text:style-name="_31_79">i</text:span><text:span text:style-name="_37_1">t</text:span><text:span text:style-name="_31_02">a</text:span><text:span text:style-name="_31_94">t</text:span><text:span text:style-name="_32_1">i</text:span><text:span text:style-name="_31_11">o</text:span><text:span text:style-name="_31_70">n</text:span><text:span text:style-name="_31_"> </text:span><text:span text:style-name="_31_01">g</text:span><text:span text:style-name="_32_15">a</text:span><text:span text:style-name="_32_7">m</text:span><text:span text:style-name="_31_25">e</text:span><text:span text:style-name="_32_21">,</text:span><text:span text:style-name="_31_"> </text:span><text:span text:style-name="_31_26">a</text:span><text:span text:style-name="_32_00">t</text:span><text:span text:style-name="_31_"> </text:span><text:span text:style-name="_31_14">a</text:span><text:span text:style-name="_31_88">n</text:span><text:span text:style-name="_35_4">y</text:span><text:span text:style-name="_37_6"> </text:span><text:span text:style-name="_32_07">r</text:span><text:span text:style-name="_36_0">a</text:span><text:span text:style-name="_31_02">t</text:span><text:span text:style-name="_31_77">e</text:span><text:span text:style-name="_31_"> </text:span><text:span text:style-name="_31_49">a</text:span><text:span text:style-name="_31_70">g</text:span><text:span text:style-name="_35_0">a</text:span><text:span text:style-name="_31_41">i</text:span><text:span text:style-name="_31_92">n</text:span><text:span text:style-name="_36_0">s</text:span><text:span text:style-name="_31_40">t</text:span><text:span text:style-name="_31_51"> </text:span><text:span text:style-name="_37_1">a</text:span><text:span text:style-name="_37_6"> </text:span><text:span text:style-name="_31_89">b</text:span><text:span text:style-name="_32_1">l</text:span><text:span text:style-name="_31_02">i</text:span><text:span text:style-name="_31_80">n</text:span><text:span text:style-name="_32_1">d</text:span><text:span text:style-name="_37_6"> </text:span><text:span text:style-name="_32_19">m</text:span><text:span text:style-name="_32_4">a</text:span><text:span text:style-name="_31_13">n</text:span><text:span text:style-name="_31_95">.</text:span><text:span text:style-name="_31_"> </text:span><text:span text:style-name="_31_50">(</text:span><text:span text:style-name="_32_24">N</text:span><text:span text:style-name="_32_3">o</text:span><text:span text:style-name="_31_17">t</text:span><text:span text:style-name="_32_01">e</text:span><text:span text:style-name="_36_5">:</text:span><text:span text:style-name="_37_6"> </text:span><text:span text:style-name="_31_80">T</text:span><text:span text:style-name="_33_8">h</text:span><text:span text:style-name="_31_11">e</text:span><text:span text:style-name="_31_51"> </text:span><text:span text:style-name="_37_4">c</text:span><text:span text:style-name="_31_43">a</text:span><text:span text:style-name="_32_25">p</text:span><text:span text:style-name="_33_5">a</text:span><text:span text:style-name="_39_8">c</text:span><text:span text:style-name="_31_89">i</text:span><text:span text:style-name="_32_1">t</text:span><text:span text:style-name="_31_11">y</text:span><text:span text:style-name="_31_51"> </text:span><text:span text:style-name="_36_8">o</text:span><text:span text:style-name="_31_25">f</text:span><text:span text:style-name="_31_51"> </text:span><text:span text:style-name="_36_0">t</text:span><text:span text:style-name="_31_26">h</text:span><text:span text:style-name="_32_01">e</text:span><text:span text:style-name="_31_"> </text:span><text:span text:style-name="_39_9">E</text:span><text:span text:style-name="_32_16">n</text:span><text:span text:style-name="_33_8">c</text:span><text:span text:style-name="_31_04">y</text:span><text:span text:style-name="_32_00">c</text:span><text:span text:style-name="_33_6">l</text:span><text:span text:style-name="_31_31">o</text:span><text:span text:style-name="_32_15">p</text:span><text:span text:style-name="_37_1">a</text:span><text:span text:style-name="_31_43">e</text:span><text:span text:style-name="_32_09">d</text:span><text:span text:style-name="_36_0">i</text:span><text:span text:style-name="_31_26">a</text:span><text:span text:style-name="_31_51"> </text:span><text:span text:style-name="_36_5">B</text:span><text:span text:style-name="_31_19">r</text:span><text:span text:style-name="_32_19">i</text:span><text:span text:style-name="_36_9">t</text:span><text:span text:style-name="_31_32">a</text:span><text:span text:style-name="_31_86">n</text:span><text:span text:style-name="_33_5">n</text:span><text:span text:style-name="_31_11">i</text:span><text:span text:style-name="_32_09">c</text:span><text:span text:style-name="_36_8">a</text:span><text:span text:style-name="_31_43">,</text:span><text:span text:style-name="_31_51"> </text:span><text:span text:style-name="_32_3">1</text:span><text:span text:style-name="_31_35">1</text:span><text:span text:style-name="_32_03">t</text:span><text:span text:style-name="_36_8">h</text:span><text:span text:style-name="_37_6"> </text:span><text:span text:style-name="_32_16">e</text:span><text:span text:style-name="_36_6">d</text:span><text:span text:style-name="_39_6">i</text:span><text:span text:style-name="_31_74">t</text:span><text:span text:style-name="_35_6">i</text:span><text:span text:style-name="_31_05">o</text:span><text:span text:style-name="_32_16">n</text:span><text:span text:style-name="_37_2">,</text:span><text:span text:style-name="_37_6"> </text:span><text:span text:style-name="_31_79">i</text:span><text:span text:style-name="_35_4">s</text:span><text:span text:style-name="_37_6"> </text:span><text:span text:style-name="_31_77">2</text:span><text:span text:style-name="_31_"> </text:span><text:span text:style-name="_31_11">X</text:span><text:span text:style-name="_31_51"> </text:span><text:span text:style-name="_36_5">1</text:span><text:span text:style-name="_31_35">0</text:span><text:span text:style-name="_32_21">9</text:span><text:span text:style-name="_33_8">)</text:span><text:span text:style-name="_37_6"> </text:span><text:span text:style-name="_31_91">A</text:span><text:span text:style-name="_31_"> </text:span><text:span text:style-name="_31_04">s</text:span><text:span text:style-name="_32_25">t</text:span><text:span text:style-name="_36_0">o</text:span><text:span text:style-name="_31_19">r</text:span><text:span text:style-name="_31_79">a</text:span><text:span text:style-name="_35_1">g</text:span><text:span text:style-name="_31_20">e</text:span><text:span text:style-name="_31_51"> </text:span><text:span text:style-name="_35_1">c</text:span><text:span text:style-name="_31_17">a</text:span><text:span text:style-name="_31_73">p</text:span><text:span text:style-name="_34_1">a</text:span><text:span text:style-name="_31_05">c</text:span><text:span text:style-name="_32_19">i</text:span><text:span text:style-name="_35_0">t</text:span><text:span text:style-name="_31_02">y</text:span><text:span text:style-name="_31_51"> </text:span><text:span text:style-name="_37_5">o</text:span><text:span text:style-name="_31_14">f</text:span><text:span text:style-name="_31_51"> </text:span><text:span text:style-name="_33_6">1</text:span><text:span text:style-name="_31_49">0</text:span><text:span text:style-name="_32_19">7</text:span><text:span text:style-name="_36_8">,</text:span><text:span text:style-name="_37_6"> </text:span><text:span text:style-name="_32_22">w</text:span><text:span text:style-name="_35_7">o</text:span><text:span text:style-name="_31_50">u</text:span><text:span text:style-name="_31_70">l</text:span><text:span text:style-name="_35_6">d</text:span><text:span text:style-name="_37_6"> </text:span><text:span text:style-name="_32_25">b</text:span><text:span text:style-name="_34_2">e</text:span><text:span text:style-name="_37_6"> </text:span><text:span text:style-name="_32_03">a</text:span><text:span text:style-name="_31_"> </text:span><text:span text:style-name="_31_49">v</text:span><text:span text:style-name="_31_79">e</text:span><text:span text:style-name="_33_9">r</text:span><text:span text:style-name="_39_6">y</text:span><text:span text:style-name="_31_51"> </text:span><text:span text:style-name="_33_0">p</text:span><text:span text:style-name="_31_49">r</text:span><text:span text:style-name="_31_86">a</text:span><text:span text:style-name="_32_3">c</text:span><text:span text:style-name="_31_17">t</text:span><text:span text:style-name="_31_94">i</text:span><text:span text:style-name="_36_6">c</text:span><text:span text:style-name="_31_41">a</text:span><text:span text:style-name="_31_76">b</text:span><text:span text:style-name="_37_4">l</text:span><text:span text:style-name="_31_40">e</text:span><text:span text:style-name="_31_51"> </text:span><text:span text:style-name="_36_9">p</text:span><text:span text:style-name="_31_46">o</text:span><text:span text:style-name="_32_03">s</text:span><text:span text:style-name="_33_0">s</text:span><text:span text:style-name="_31_02">i</text:span><text:span text:style-name="_31_85">b</text:span><text:span text:style-name="_36_0">i</text:span><text:span text:style-name="_31_01">l</text:span><text:span text:style-name="_31_76">i</text:span><text:span text:style-name="_35_9">t</text:span><text:span text:style-name="_31_34">y</text:span><text:span text:style-name="_31_51"> </text:span><text:span text:style-name="_36_5">e</text:span><text:span text:style-name="_31_05">v</text:span><text:span text:style-name="_32_10">e</text:span><text:span text:style-name="_36_8">n</text:span><text:span text:style-name="_37_6"> </text:span><text:span text:style-name="_31_73">b</text:span><text:span text:style-name="_36_6">y</text:span><text:span text:style-name="_37_6"> </text:span><text:span text:style-name="_32_06">p</text:span><text:span text:style-name="_37_5">r</text:span><text:span text:style-name="_39_9">e</text:span><text:span text:style-name="_31_76">s</text:span><text:span text:style-name="_37_5">e</text:span><text:span text:style-name="_31_50">n</text:span><text:span text:style-name="_32_07">t</text:span><text:span text:style-name="_31_"> </text:span><text:span text:style-name="_31_50">t</text:span><text:span text:style-name="_31_74">e</text:span><text:span text:style-name="_32_9">c</text:span><text:span text:style-name="_39_6">h</text:span><text:span text:style-name="_32_06">n</text:span><text:span text:style-name="_34_5">i</text:span><text:span text:style-name="_31_50">q</text:span><text:span text:style-name="_31_91">u</text:span><text:span text:style-name="_35_9">e</text:span><text:span text:style-name="_31_44">s</text:span><text:span text:style-name="_31_76">.</text:span><text:span text:style-name="_31_"> </text:span><text:span text:style-name="_39_6">I</text:span><text:span text:style-name="_32_04">t</text:span><text:span text:style-name="_31_"> </text:span><text:span text:style-name="_31_49">i</text:span><text:span text:style-name="_32_09">s</text:span><text:span text:style-name="_31_"> </text:span><text:span text:style-name="_31_44">p</text:span><text:span text:style-name="_32_09">r</text:span><text:span text:style-name="_36_8">o</text:span><text:span text:style-name="_31_46">b</text:span><text:span text:style-name="_32_01">a</text:span><text:span text:style-name="_35_3">b</text:span><text:span text:style-name="_31_31">l</text:span><text:span text:style-name="_31_86">y</text:span><text:span text:style-name="_31_"> </text:span><text:span text:style-name="_31_40">n</text:span><text:span text:style-name="_32_24">o</text:span><text:span text:style-name="_32_6">t</text:span><text:span text:style-name="_37_6"> </text:span><text:span text:style-name="_32_09">n</text:span><text:span text:style-name="_35_1">e</text:span><text:span text:style-name="_31_01">c</text:span><text:span text:style-name="_31_80">e</text:span><text:span text:style-name="_35_7">s</text:span><text:span text:style-name="_31_14">s</text:span><text:span text:style-name="_31_91">a</text:span><text:span text:style-name="_32_9">r</text:span><text:span text:style-name="_31_10">y</text:span><text:span text:style-name="_31_51"> </text:span><text:span text:style-name="_37_2">t</text:span><text:span text:style-name="_31_11">o</text:span><text:span text:style-name="_31_51"> </text:span><text:span text:style-name="_33_6">i</text:span><text:span text:style-name="_31_13">n</text:span><text:span text:style-name="_31_85">c</text:span><text:span text:style-name="_35_0">r</text:span><text:span text:style-name="_31_13">e</text:span><text:span text:style-name="_32_18">a</text:span><text:span text:style-name="_32_9">s</text:span><text:span text:style-name="_31_31">e</text:span><text:span text:style-name="_31_51"> </text:span><text:span text:style-name="_32_6">t</text:span><text:span text:style-name="_31_31">h</text:span><text:span text:style-name="_32_18">e</text:span><text:span text:style-name="_31_"> </text:span><text:span text:style-name="_31_47">s</text:span><text:span text:style-name="_31_71">p</text:span><text:span text:style-name="_37_2">e</text:span><text:span text:style-name="_39_8">e</text:span><text:span text:style-name="_32_04">d</text:span><text:span text:style-name="_31_"> </text:span><text:span text:style-name="_31_32">o</text:span><text:span text:style-name="_31_77">f</text:span><text:span text:style-name="_31_"> </text:span><text:span text:style-name="_31_46">o</text:span><text:span text:style-name="_32_09">p</text:span><text:span text:style-name="_32_7">e</text:span><text:span text:style-name="_31_29">r</text:span><text:span text:style-name="_31_85">a</text:span><text:span text:style-name="_35_1">t</text:span><text:span text:style-name="_39_5">i</text:span><text:span text:style-name="_31_86">o</text:span><text:span text:style-name="_35_7">n</text:span><text:span text:style-name="_31_02">s</text:span><text:span text:style-name="_31_51"> </text:span><text:span text:style-name="_35_3">o</text:span><text:span text:style-name="_31_26">f</text:span><text:span text:style-name="_31_51"> </text:span><text:span text:style-name="_35_1">t</text:span><text:span text:style-name="_39_6">h</text:span><text:span text:style-name="_32_10">e</text:span><text:span text:style-name="_31_"> </text:span><text:span text:style-name="_31_43">m</text:span><text:span text:style-name="_31_74">a</text:span><text:span text:style-name="_32_0">c</text:span><text:span text:style-name="_31_40">h</text:span><text:span text:style-name="_31_74">i</text:span><text:span text:style-name="_32_9">n</text:span><text:span text:style-name="_31_44">e</text:span><text:span text:style-name="_32_18">s</text:span><text:span text:style-name="_31_"> </text:span><text:span text:style-name="_31_44">a</text:span><text:span text:style-name="_31_80">t</text:span><text:span text:style-name="_31_"> </text:span><text:span text:style-name="_31_13">a</text:span><text:span text:style-name="_31_91">l</text:span><text:span text:style-name="_34_2">l</text:span><text:span text:style-name="_31_31">.</text:span><text:span text:style-name="_31_51"> </text:span><text:span text:style-name="_35_9">P</text:span><text:span text:style-name="_31_19">a</text:span><text:span text:style-name="_32_09">r</text:span><text:span text:style-name="_37_2">t</text:span><text:span text:style-name="_39_6">s</text:span><text:span text:style-name="_31_51"> </text:span><text:span text:style-name="_33_8">o</text:span><text:span text:style-name="_31_16">f</text:span><text:span text:style-name="_31_51"> </text:span><text:span text:style-name="_36_8">m</text:span><text:span text:style-name="_31_29">o</text:span><text:span text:style-name="_32_22">d</text:span><text:span text:style-name="_35_4">e</text:span><text:span text:style-name="_31_47">r</text:span><text:span text:style-name="_31_95">n</text:span><text:span text:style-name="_31_"> </text:span><text:span text:style-name="_31_34">m</text:span><text:span text:style-name="_32_19">a</text:span><text:span text:style-name="_35_7">c</text:span><text:span text:style-name="_31_13">h</text:span><text:span text:style-name="_31_73">i</text:span><text:span text:style-name="_34_1">n</text:span><text:span text:style-name="_31_10">e</text:span><text:span text:style-name="_32_09">s</text:span><text:span text:style-name="_31_"> </text:span><text:span text:style-name="_31_17">w</text:span><text:span text:style-name="_32_25">h</text:span><text:span text:style-name="_35_4">i</text:span><text:span text:style-name="_31_04">c</text:span><text:span text:style-name="_31_79">h</text:span><text:span text:style-name="_31_"> </text:span><text:span text:style-name="_31_16">c</text:span><text:span text:style-name="_31_73">a</text:span><text:span text:style-name="_34_1">n</text:span><text:span text:style-name="_37_6"> </text:span><text:span text:style-name="_32_00">b</text:span><text:span text:style-name="_37_2">e</text:span><text:span text:style-name="_37_6"> </text:span><text:span text:style-name="_32_19">r</text:span><text:span text:style-name="_33_6">e</text:span><text:span text:style-name="_31_43">g</text:span><text:span text:style-name="_32_06">a</text:span><text:span text:style-name="_33_8">r</text:span><text:span text:style-name="_31_25">d</text:span><text:span text:style-name="_32_25">e</text:span><text:span text:style-name="_36_0">d</text:span><text:span text:style-name="_37_6"> </text:span><text:span text:style-name="_32_25">a</text:span><text:span text:style-name="_32_9">s</text:span><text:span text:style-name="_37_6"> </text:span><text:span text:style-name="_32_22">a</text:span><text:span text:style-name="_33_9">n</text:span><text:span text:style-name="_31_05">a</text:span><text:span text:style-name="_31_80">l</text:span><text:span text:style-name="_32_6">o</text:span><text:span text:style-name="_31_31">g</text:span><text:span text:style-name="_32_00">s</text:span><text:span text:style-name="_31_"> </text:span><text:span text:style-name="_31_16">o</text:span><text:span text:style-name="_32_06">f</text:span><text:span text:style-name="_31_"> </text:span><text:span text:style-name="_31_26">n</text:span><text:span text:style-name="_32_25">e</text:span><text:span text:style-name="_34_4">r</text:span><text:span text:style-name="_31_49">v</text:span><text:span text:style-name="_32_03">e</text:span><text:span text:style-name="_31_"> </text:span><text:span text:style-name="_31_28">c</text:span><text:span text:style-name="_31_79">e</text:span><text:span text:style-name="_36_8">l</text:span><text:span text:style-name="_31_34">l</text:span><text:span text:style-name="_32_09">s</text:span><text:span text:style-name="_31_"> </text:span><text:span text:style-name="_31_14">w</text:span><text:span text:style-name="_31_77">o</text:span><text:span text:style-name="_32_3">r</text:span><text:span text:style-name="_31_29">k</text:span><text:span text:style-name="_31_51"> </text:span><text:span text:style-name="_33_0">a</text:span><text:span text:style-name="_31_19">b</text:span><text:span text:style-name="_32_06">o</text:span><text:span text:style-name="_35_7">u</text:span><text:span text:style-name="_39_8">t</text:span><text:span text:style-name="_31_51"> </text:span><text:span text:style-name="_33_6">a</text:span><text:span text:style-name="_37_6"> </text:span><text:span text:style-name="_31_94">t</text:span><text:span text:style-name="_36_5">h</text:span><text:span text:style-name="_31_14">o</text:span><text:span text:style-name="_31_86">u</text:span><text:span text:style-name="_37_2">s</text:span><text:span text:style-name="_31_28">a</text:span><text:span text:style-name="_32_10">n</text:span><text:span text:style-name="_37_1">d</text:span><text:span text:style-name="_37_6"> </text:span><text:span text:style-name="_32_01">t</text:span><text:span text:style-name="_32_9">i</text:span><text:span text:style-name="_31_50">m</text:span><text:span text:style-name="_32_03">e</text:span><text:span text:style-name="_35_4">s</text:span><text:span text:style-name="_37_6"> </text:span><text:span text:style-name="_32_24">f</text:span><text:span text:style-name="_35_6">a</text:span><text:span text:style-name="_31_25">s</text:span><text:span text:style-name="_31_80">t</text:span><text:span text:style-name="_33_6">e</text:span><text:span text:style-name="_31_10">r</text:span><text:span text:style-name="_31_51"> </text:span><text:span text:style-name="_32_4">t</text:span><text:span text:style-name="_39_6">h</text:span><text:span text:style-name="_31_86">a</text:span><text:span text:style-name="_34_4">n</text:span><text:span text:style-name="_37_6"> </text:span><text:span text:style-name="_32_16">t</text:span><text:span text:style-name="_35_4">h</text:span><text:span text:style-name="_31_02">e</text:span><text:span text:style-name="_31_51"> </text:span><text:span text:style-name="_32_9">l</text:span><text:span text:style-name="_31_34">a</text:span><text:span text:style-name="_32_22">t</text:span><text:span text:style-name="_33_9">t</text:span><text:span text:style-name="_31_46">e</text:span><text:span text:style-name="_31_73">r</text:span><text:span text:style-name="_33_0">.</text:span><text:span text:style-name="_37_6"> </text:span><text:span text:style-name="_31_73">T</text:span><text:span text:style-name="_36_5">h</text:span><text:span text:style-name="_31_25">i</text:span><text:span text:style-name="_32_24">s</text:span><text:span text:style-name="_31_"> </text:span><text:span text:style-name="_31_49">s</text:span><text:span text:style-name="_32_22">h</text:span><text:span text:style-name="_35_4">o</text:span><text:span text:style-name="_31_01">u</text:span><text:span text:style-name="_32_15">l</text:span><text:span text:style-name="_37_1">d</text:span><text:span text:style-name="_37_6"> </text:span><text:span text:style-name="_32_21">p</text:span><text:span text:style-name="_36_6">r</text:span><text:span text:style-name="_31_49">o</text:span><text:span text:style-name="_31_86">v</text:span><text:span text:style-name="_36_5">i</text:span><text:span text:style-name="_31_14">d</text:span><text:span text:style-name="_31_89">e</text:span><text:span text:style-name="_31_"> </text:span><text:span text:style-name="_31_47">a</text:span><text:span text:style-name="_31_51"> </text:span><text:span text:style-name="_35_7">"</text:span><text:span text:style-name="_31_01">m</text:span><text:span text:style-name="_32_04">a</text:span><text:span text:style-name="_33_6">r</text:span><text:span text:style-name="_31_20">g</text:span><text:span text:style-name="_32_19">i</text:span><text:span text:style-name="_32_4">n</text:span><text:span text:style-name="_37_6"> </text:span><text:span text:style-name="_32_15">o</text:span><text:span text:style-name="_35_3">f</text:span><text:span text:style-name="_37_6"> </text:span><text:span text:style-name="_31_85">s</text:span><text:span text:style-name="_33_6">a</text:span><text:span text:style-name="_31_34">f</text:span><text:span text:style-name="_32_21">e</text:span><text:span text:style-name="_33_6">t</text:span><text:span text:style-name="_31_11">y</text:span><text:span text:style-name="_32_03">"</text:span><text:span text:style-name="_31_"> </text:span><text:span text:style-name="_31_28">w</text:span><text:span text:style-name="_32_19">h</text:span><text:span text:style-name="_36_0">i</text:span><text:span text:style-name="_31_17">c</text:span><text:span text:style-name="_32_06">h</text:span><text:span text:style-name="_31_"> </text:span><text:span text:style-name="_31_28">c</text:span><text:span text:style-name="_31_70">o</text:span><text:span text:style-name="_34_2">u</text:span><text:span text:style-name="_31_02">l</text:span><text:span text:style-name="_31_94">d</text:span><text:span text:style-name="_31_"> </text:span><text:span text:style-name="_31_10">c</text:span><text:span text:style-name="_32_18">o</text:span><text:span text:style-name="_32_4">v</text:span><text:span text:style-name="_31_05">e</text:span><text:span text:style-name="_31_85">r</text:span><text:span text:style-name="_31_"> </text:span><text:span text:style-name="_31_26">l</text:span><text:span text:style-name="_31_77">o</text:span><text:span text:style-name="_36_5">s</text:span><text:span text:style-name="_31_13">s</text:span><text:span text:style-name="_32_01">e</text:span><text:span text:style-name="_36_9">s</text:span><text:span text:style-name="_37_6"> </text:span><text:span text:style-name="_31_91">o</text:span><text:span text:style-name="_35_4">f</text:span><text:span text:style-name="_37_6"> </text:span><text:span text:style-name="_31_70">s</text:span><text:span text:style-name="_32_6">p</text:span><text:span text:style-name="_31_43">e</text:span><text:span text:style-name="_31_70">e</text:span><text:span text:style-name="_32_9">d</text:span><text:span text:style-name="_37_6"> </text:span><text:span text:style-name="_32_10">a</text:span><text:span text:style-name="_36_0">r</text:span><text:span text:style-name="_39_8">i</text:span><text:span text:style-name="_32_10">s</text:span><text:span text:style-name="_33_8">i</text:span><text:span text:style-name="_31_05">n</text:span><text:span text:style-name="_32_00">g</text:span><text:span text:style-name="_31_"> </text:span><text:span text:style-name="_31_05">i</text:span><text:span text:style-name="_31_70">n</text:span><text:span text:style-name="_31_"> </text:span><text:span text:style-name="_31_46">m</text:span><text:span text:style-name="_32_07">a</text:span><text:span text:style-name="_37_1">n</text:span><text:span text:style-name="_31_31">y</text:span><text:span text:style-name="_31_51"> </text:span><text:span text:style-name="_35_7">w</text:span><text:span text:style-name="_31_01">a</text:span><text:span text:style-name="_32_04">y</text:span><text:span text:style-name="_33_0">s</text:span><text:span text:style-name="_31_28">,</text:span><text:span text:style-name="_31_51"> </text:span><text:span text:style-name="_37_1">O</text:span><text:span text:style-name="_31_01">u</text:span><text:span text:style-name="_31_85">r</text:span><text:span text:style-name="_31_"> </text:span><text:span text:style-name="_31_26">p</text:span><text:span text:style-name="_31_91">r</text:span><text:span text:style-name="_37_1">o</text:span><text:span text:style-name="_31_05">b</text:span><text:span text:style-name="_32_03">l</text:span><text:span text:style-name="_33_9">e</text:span><text:span text:style-name="_31_10">m</text:span><text:span text:style-name="_31_51"> </text:span><text:span text:style-name="_37_1">t</text:span><text:span text:style-name="_39_5">h</text:span><text:span text:style-name="_32_03">e</text:span><text:span text:style-name="_32_0">n</text:span><text:span text:style-name="_37_6"> </text:span><text:span text:style-name="_31_88">i</text:span><text:span text:style-name="_33_8">s</text:span><text:span text:style-name="_37_6"> </text:span><text:span text:style-name="_31_95">t</text:span><text:span text:style-name="_37_5">o</text:span><text:span text:style-name="_37_6"> </text:span><text:span text:style-name="_31_88">f</text:span><text:span text:style-name="_32_9">i</text:span><text:span text:style-name="_31_01">n</text:span><text:span text:style-name="_31_70">d</text:span><text:span text:style-name="_31_"> </text:span><text:span text:style-name="_39_8">o</text:span><text:span text:style-name="_31_79">u</text:span><text:span text:style-name="_32_4">t</text:span><text:span text:style-name="_37_6"> </text:span><text:span text:style-name="_31_91">h</text:span><text:span text:style-name="_35_9">o</text:span><text:span text:style-name="_31_05">w</text:span><text:span text:style-name="_31_51"> </text:span><text:span text:style-name="_35_9">t</text:span><text:span text:style-name="_39_6">o</text:span><text:span text:style-name="_31_51"> </text:span><text:span text:style-name="_37_4">p</text:span><text:span text:style-name="_39_6">r</text:span><text:span text:style-name="_32_24">o</text:span><text:span text:style-name="_33_5">g</text:span><text:span text:style-name="_39_8">r</text:span><text:span text:style-name="_32_15">a</text:span><text:span text:style-name="_32_7">m</text:span><text:span text:style-name="_31_11">m</text:span><text:span text:style-name="_32_10">e</text:span><text:span text:style-name="_31_"> </text:span><text:span text:style-name="_31_01">t</text:span><text:span text:style-name="_32_03">h</text:span><text:span text:style-name="_37_1">e</text:span><text:span text:style-name="_31_49">s</text:span><text:span text:style-name="_32_15">e</text:span><text:span text:style-name="_31_"> </text:span><text:span text:style-name="_39_9">m</text:span><text:span text:style-name="_32_09">a</text:span><text:span text:style-name="_34_4">c</text:span><text:span text:style-name="_31_40">h</text:span><text:span text:style-name="_31_77">i</text:span><text:span text:style-name="_33_9">n</text:span><text:span text:style-name="_31_04">e</text:span><text:span text:style-name="_32_04">s</text:span><text:span text:style-name="_31_"> </text:span><text:span text:style-name="_31_28">t</text:span><text:span text:style-name="_31_70">o</text:span><text:span text:style-name="_31_"> </text:span><text:span text:style-name="_31_25">p</text:span><text:span text:style-name="_32_06">l</text:span><text:span text:style-name="_36_5">a</text:span><text:span text:style-name="_31_29">y</text:span><text:span text:style-name="_31_51"> </text:span><text:span text:style-name="_37_1">t</text:span><text:span text:style-name="_31_41">h</text:span><text:span text:style-name="_31_73">e</text:span><text:span text:style-name="_31_"> </text:span><text:span text:style-name="_31_50">g</text:span><text:span text:style-name="_31_71">a</text:span><text:span text:style-name="_34_1">m</text:span><text:span text:style-name="_31_20">e</text:span><text:span text:style-name="_31_92">.</text:span><text:span text:style-name="_31_"> </text:span><text:span text:style-name="_31_31">A</text:span><text:span text:style-name="_32_18">t</text:span><text:span text:style-name="_31_"> </text:span><text:span text:style-name="_31_34">m</text:span><text:span text:style-name="_32_22">y</text:span><text:span text:style-name="_31_"> </text:span><text:span text:style-name="_31_29">p</text:span><text:span text:style-name="_32_10">r</text:span><text:span text:style-name="_35_3">e</text:span><text:span text:style-name="_39_8">s</text:span><text:span text:style-name="_32_18">e</text:span><text:span text:style-name="_34_5">n</text:span><text:span text:style-name="_31_31">t</text:span><text:span text:style-name="_31_51"> </text:span><text:span text:style-name="_35_3">r</text:span><text:span text:style-name="_31_11">a</text:span><text:span text:style-name="_32_15">t</text:span><text:span text:style-name="_33_5">e</text:span><text:span text:style-name="_37_6"> </text:span><text:span text:style-name="_31_80">o</text:span><text:span text:style-name="_32_4">f</text:span><text:span text:style-name="_37_6"> </text:span><text:span text:style-name="_31_77">w</text:span><text:span text:style-name="_33_9">o</text:span><text:span text:style-name="_31_31">r</text:span><text:span text:style-name="_32_19">k</text:span><text:span text:style-name="_35_7">i</text:span><text:span text:style-name="_31_20">n</text:span><text:span text:style-name="_32_24">g</text:span><text:span text:style-name="_31_"> </text:span><text:span text:style-name="_31_20">I</text:span><text:span text:style-name="_31_51"> </text:span><text:span text:style-name="_34_1">p</text:span><text:span text:style-name="_31_02">r</text:span><text:span text:style-name="_31_85">o</text:span><text:span text:style-name="_32_7">d</text:span><text:span text:style-name="_31_46">u</text:span><text:span text:style-name="_31_70">c</text:span><text:span text:style-name="_33_9">e</text:span><text:span text:style-name="_37_6"> </text:span><text:span text:style-name="_32_16">a</text:span><text:span text:style-name="_35_0">b</text:span><text:span text:style-name="_31_50">o</text:span><text:span text:style-name="_32_10">u</text:span><text:span text:style-name="_32_0">t</text:span><text:span text:style-name="_37_6"> </text:span><text:span text:style-name="_31_71">a</text:span><text:span text:style-name="_31_"> </text:span><text:span text:style-name="_31_35">t</text:span><text:span text:style-name="_32_25">h</text:span><text:span text:style-name="_35_7">o</text:span><text:span text:style-name="_31_20">u</text:span><text:span text:style-name="_31_91">s</text:span><text:span text:style-name="_37_1">a</text:span><text:span text:style-name="_31_41">n</text:span><text:span text:style-name="_31_88">d</text:span><text:span text:style-name="_31_"> </text:span><text:span text:style-name="_39_9">d</text:span><text:span text:style-name="_31_71">i</text:span><text:span text:style-name="_35_0">g</text:span><text:span text:style-name="_31_11">i</text:span><text:span text:style-name="_31_91">t</text:span><text:span text:style-name="_32_4">s</text:span><text:span text:style-name="_37_6"> </text:span><text:span text:style-name="_31_89">o</text:span><text:span text:style-name="_34_4">f</text:span><text:span text:style-name="_37_6"> </text:span><text:span text:style-name="_32_19">p</text:span><text:span text:style-name="_32_0">r</text:span><text:span text:style-name="_31_46">o</text:span><text:span text:style-name="_32_03">g</text:span><text:span text:style-name="_34_1">r</text:span><text:span text:style-name="_31_28">a</text:span><text:span text:style-name="_32_00">t</text:span><text:span text:style-name="_33_6">i</text:span><text:span text:style-name="_31_20">i</text:span><text:span text:style-name="_31_79">r</text:span><text:span text:style-name="_35_6">n</text:span><text:span text:style-name="_31_40">e</text:span><text:span text:style-name="_31_51"> </text:span><text:span text:style-name="_37_2">a</text:span><text:span text:style-name="_37_6"> </text:span><text:span text:style-name="_31_74">d</text:span><text:span text:style-name="_32_0">a</text:span><text:span text:style-name="_31_20">y</text:span><text:span text:style-name="_32_01">,</text:span><text:span text:style-name="_31_"> </text:span><text:span text:style-name="_31_02">s</text:span><text:span text:style-name="_31_88">o</text:span><text:span text:style-name="_31_"> </text:span><text:span text:style-name="_31_34">t</text:span><text:span text:style-name="_31_77">h</text:span><text:span text:style-name="_33_9">a</text:span><text:span text:style-name="_31_44">t</text:span><text:span text:style-name="_31_51"> </text:span><text:span text:style-name="_33_9">a</text:span><text:span text:style-name="_31_01">b</text:span><text:span text:style-name="_32_19">o</text:span><text:span text:style-name="_35_7">u</text:span><text:span text:style-name="_31_28">t</text:span><text:span text:style-name="_31_51"> </text:span><text:span text:style-name="_33_9">s</text:span><text:span text:style-name="_31_25">i</text:span><text:span text:style-name="_31_85">x</text:span><text:span text:style-name="_35_3">t</text:span><text:span text:style-name="_31_50">y</text:span><text:span text:style-name="_31_51"> </text:span><text:span text:style-name="_35_0">w</text:span><text:span text:style-name="_31_04">o</text:span><text:span text:style-name="_32_03">r</text:span><text:span text:style-name="_35_7">k</text:span><text:span text:style-name="_31_28">e</text:span><text:span text:style-name="_32_06">r</text:span><text:span text:style-name="_35_6">s</text:span><text:span text:style-name="_31_10">,</text:span><text:span text:style-name="_31_51"> </text:span><text:span text:style-name="_33_0">w</text:span><text:span text:style-name="_39_9">o</text:span><text:span text:style-name="_31_86">r</text:span><text:span text:style-name="_37_1">k</text:span><text:span text:style-name="_31_47">i</text:span><text:span text:style-name="_31_95">n</text:span><text:span text:style-name="_35_6">g</text:span><text:span text:style-name="_37_6"> </text:span><text:span text:style-name="_31_79">s</text:span><text:span text:style-name="_32_9">t</text:span><text:span text:style-name="_31_19">e</text:span><text:span text:style-name="_31_80">a</text:span><text:span text:style-name="_36_8">d</text:span><text:span text:style-name="_31_32">i</text:span><text:span text:style-name="_31_85">l</text:span><text:span text:style-name="_37_1">y</text:span><text:span text:style-name="_37_6"> </text:span><text:span text:style-name="_31_91">t</text:span><text:span text:style-name="_32_1">h</text:span><text:span text:style-name="_31_50">r</text:span><text:span text:style-name="_32_06">o</text:span><text:span text:style-name="_34_4">u</text:span><text:span text:style-name="_31_14">g</text:span><text:span text:style-name="_32_15">h</text:span><text:span text:style-name="_31_"> </text:span><text:span text:style-name="_31_50">t</text:span><text:span text:style-name="_32_00">h</text:span><text:span text:style-name="_32_0">e</text:span><text:span text:style-name="_37_6"> </text:span><text:span text:style-name="_31_95">f</text:span><text:span text:style-name="_32_1">i</text:span><text:span text:style-name="_31_46">f</text:span><text:span text:style-name="_32_15">t</text:span><text:span text:style-name="_32_1">y</text:span><text:span text:style-name="_37_6"> </text:span><text:span text:style-name="_32_00">y</text:span><text:span text:style-name="_35_3">e</text:span><text:span text:style-name="_31_02">a</text:span><text:span text:style-name="_31_85">r</text:span><text:span text:style-name="_37_1">s</text:span><text:span text:style-name="_37_6"> </text:span><text:span text:style-name="_32_03">m</text:span><text:span text:style-name="_36_8">i</text:span><text:span text:style-name="_31_16">g</text:span><text:span text:style-name="_32_19">h</text:span><text:span text:style-name="_36_6">t</text:span><text:span text:style-name="_37_6"> </text:span><text:span text:style-name="_32_25">a</text:span><text:span text:style-name="_35_3">c</text:span><text:span text:style-name="_31_44">c</text:span><text:span text:style-name="_31_91">o</text:span><text:span text:style-name="_36_8">m</text:span><text:span text:style-name="_31_16">p</text:span><text:span text:style-name="_32_19">l</text:span><text:span text:style-name="_33_6">i</text:span><text:span text:style-name="_31_25">s</text:span><text:span text:style-name="_32_19">h</text:span><text:span text:style-name="_31_"> </text:span><text:span text:style-name="_31_04">t</text:span><text:span text:style-name="_32_03">h</text:span><text:span text:style-name="_36_0">e</text:span><text:span text:style-name="_37_6"> </text:span><text:span text:style-name="_31_76">j</text:span><text:span text:style-name="_32_1">o</text:span><text:span text:style-name="_31_13">b</text:span><text:span text:style-name="_32_09">,</text:span><text:span text:style-name="_31_"> </text:span><text:span text:style-name="_31_17">i</text:span><text:span text:style-name="_31_92">f</text:span><text:span text:style-name="_31_"> </text:span><text:span text:style-name="_31_14">n</text:span><text:span text:style-name="_32_01">o</text:span><text:span text:style-name="_33_9">t</text:span><text:span text:style-name="_31_29">h</text:span><text:span text:style-name="_32_19">i</text:span><text:span text:style-name="_36_6">n</text:span><text:span text:style-name="_31_44">g</text:span><text:span text:style-name="_31_51"> </text:span><text:span text:style-name="_35_4">w</text:span><text:span text:style-name="_31_41">e</text:span><text:span text:style-name="_31_85">n</text:span><text:span text:style-name="_37_1">t</text:span><text:span text:style-name="_37_6"> </text:span><text:span text:style-name="_31_74">i</text:span><text:span text:style-name="_37_1">n</text:span><text:span text:style-name="_31_04">t</text:span><text:span text:style-name="_32_21">o</text:span><text:span text:style-name="_31_"> </text:span><text:span text:style-name="_31_05">t</text:span><text:span text:style-name="_31_95">h</text:span><text:span text:style-name="_33_8">e</text:span><text:span text:style-name="_37_6"> </text:span><text:span text:style-name="_32_21">w</text:span><text:span text:style-name="_36_9">a</text:span><text:span text:style-name="_31_34">s</text:span><text:span text:style-name="_32_06">t</text:span><text:span text:style-name="_33_5">e</text:span><text:span text:style-name="_31_32">p</text:span><text:span text:style-name="_32_10">a</text:span><text:span text:style-name="_35_1">p</text:span><text:span text:style-name="_31_25">e</text:span><text:span text:style-name="_31_95">r</text:span><text:span text:style-name="_31_"> </text:span><text:span text:style-name="_39_6">b</text:span><text:span text:style-name="_32_24">a</text:span><text:span text:style-name="_35_7">s</text:span><text:span text:style-name="_31_25">k</text:span><text:span text:style-name="_31_79">e</text:span><text:span text:style-name="_32_9">t</text:span><text:span text:style-name="_31_05">.</text:span><text:span text:style-name="_31_51"> </text:span><text:span text:style-name="_37_1">S</text:span><text:span text:style-name="_31_31">o</text:span><text:span text:style-name="_31_80">m</text:span><text:span text:style-name="_34_2">e</text:span><text:span text:style-name="_37_6"> </text:span><text:span text:style-name="_32_09">m</text:span><text:span text:style-name="_33_5">o</text:span><text:span text:style-name="_31_29">r</text:span><text:span text:style-name="_31_91">e</text:span><text:span text:style-name="_31_"> </text:span><text:span text:style-name="_31_35">e</text:span><text:span text:style-name="_32_03">x</text:span><text:span text:style-name="_36_8">p</text:span><text:span text:style-name="_31_50">e</text:span><text:span text:style-name="_32_09">d</text:span><text:span text:style-name="_37_5">i</text:span><text:span text:style-name="_31_04">t</text:span><text:span text:style-name="_31_85">i</text:span><text:span text:style-name="_35_1">o</text:span><text:span text:style-name="_31_20">u</text:span><text:span text:style-name="_32_19">s</text:span><text:span text:style-name="_31_"> </text:span><text:span text:style-name="_31_13">m</text:span><text:span text:style-name="_31_79">e</text:span><text:span text:style-name="_35_1">t</text:span><text:span text:style-name="_31_01">h</text:span><text:span text:style-name="_32_04">o</text:span><text:span text:style-name="_33_0">d</text:span><text:span text:style-name="_37_6"> </text:span><text:span text:style-name="_31_85">s</text:span><text:span text:style-name="_32_9">e</text:span><text:span text:style-name="_31_31">e</text:span><text:span text:style-name="_31_74">m</text:span><text:span text:style-name="_36_8">s</text:span><text:span text:style-name="_37_6"> </text:span><text:span text:style-name="_31_89">d</text:span><text:span text:style-name="_32_4">e</text:span><text:span text:style-name="_31_04">s</text:span><text:span text:style-name="_31_91">i</text:span><text:span text:style-name="_33_6">r</text:span><text:span text:style-name="_31_11">a</text:span><text:span text:style-name="_32_00">b</text:span><text:span text:style-name="_36_8">l</text:span><text:span text:style-name="_31_16">e</text:span><text:span text:style-name="_31_73">.</text:span></text:p>
      <text:p text:style-name="P1"><text:span text:style-name="_31_32">I</text:span><text:span text:style-name="_31_79">n</text:span><text:span text:style-name="_31_"> </text:span><text:span text:style-name="_31_49">t</text:span><text:span text:style-name="_31_74">h</text:span><text:span text:style-name="_32_0">e</text:span><text:span text:style-name="_37_6"> </text:span><text:span text:style-name="_32_25">p</text:span><text:span text:style-name="_37_1">r</text:span><text:span text:style-name="_31_43">o</text:span><text:span text:style-name="_32_03">c</text:span><text:span text:style-name="_35_7">e</text:span><text:span text:style-name="_31_14">s</text:span><text:span text:style-name="_31_95">s</text:span><text:span text:style-name="_31_"> </text:span><text:span text:style-name="_31_31">o</text:span><text:span text:style-name="_32_00">f</text:span><text:span text:style-name="_31_"> </text:span><text:span text:style-name="_31_28">t</text:span><text:span text:style-name="_32_15">r</text:span><text:span text:style-name="_35_9">y</text:span><text:span text:style-name="_31_17">i</text:span><text:span text:style-name="_31_88">n</text:span><text:span text:style-name="_35_1">g</text:span><text:span text:style-name="_37_6"> </text:span><text:span text:style-name="_32_16">t</text:span><text:span text:style-name="_36_5">o</text:span><text:span text:style-name="_37_6"> </text:span><text:span text:style-name="_31_91">i</text:span><text:span text:style-name="_36_9">m</text:span><text:span text:style-name="_31_19">i</text:span><text:span text:style-name="_32_01">t</text:span><text:span text:style-name="_32_9">a</text:span><text:span text:style-name="_31_34">t</text:span><text:span text:style-name="_32_16">e</text:span><text:span text:style-name="_31_"> </text:span><text:span text:style-name="_31_02">a</text:span><text:span text:style-name="_31_74">n</text:span><text:span text:style-name="_31_"> </text:span><text:span text:style-name="_31_41">a</text:span><text:span text:style-name="_32_19">d</text:span><text:span text:style-name="_32_3">u</text:span><text:span text:style-name="_31_46">l</text:span><text:span text:style-name="_31_71">t</text:span><text:span text:style-name="_31_"> </text:span><text:span text:style-name="_31_13">h</text:span><text:span text:style-name="_31_92">u</text:span><text:span text:style-name="_35_3">m</text:span><text:span text:style-name="_31_01">a</text:span><text:span text:style-name="_31_73">n</text:span><text:span text:style-name="_31_"> </text:span><text:span text:style-name="_31_29">m</text:span><text:span text:style-name="_31_88">i</text:span><text:span text:style-name="_32_9">n</text:span><text:span text:style-name="_31_20">d</text:span><text:span text:style-name="_31_51"> </text:span><text:span text:style-name="_32_6">w</text:span><text:span text:style-name="_31_13">e</text:span><text:span text:style-name="_31_51"> </text:span><text:span text:style-name="_32_6">a</text:span><text:span text:style-name="_31_47">r</text:span><text:span text:style-name="_32_19">e</text:span><text:span text:style-name="_31_"> </text:span><text:span text:style-name="_31_10">b</text:span><text:span text:style-name="_32_01">o</text:span><text:span text:style-name="_37_5">u</text:span><text:span text:style-name="_31_41">n</text:span><text:span text:style-name="_31_92">d</text:span><text:span text:style-name="_31_"> </text:span><text:span text:style-name="_31_17">t</text:span><text:span text:style-name="_32_10">o</text:span><text:span text:style-name="_31_"> </text:span><text:span text:style-name="_31_41">t</text:span><text:span text:style-name="_31_91">h</text:span><text:span text:style-name="_36_6">i</text:span><text:span text:style-name="_31_20">n</text:span><text:span text:style-name="_32_24">k</text:span><text:span text:style-name="_31_"> </text:span><text:span text:style-name="_31_10">a</text:span><text:span text:style-name="_31_51"> </text:span><text:span text:style-name="_36_5">g</text:span><text:span text:style-name="_31_14">o</text:span><text:span text:style-name="_32_09">o</text:span><text:span text:style-name="_33_0">d</text:span><text:span text:style-name="_37_6"> </text:span><text:span text:style-name="_31_86">d</text:span><text:span text:style-name="_34_1">e</text:span><text:span text:style-name="_31_32">a</text:span><text:span text:style-name="_32_07">l</text:span><text:span text:style-name="_31_"> </text:span><text:span text:style-name="_31_14">a</text:span><text:span text:style-name="_32_18">b</text:span><text:span text:style-name="_36_6">o</text:span><text:span text:style-name="_31_04">u</text:span><text:span text:style-name="_32_03">t</text:span><text:span text:style-name="_31_"> </text:span><text:span text:style-name="_31_40">t</text:span><text:span text:style-name="_31_70">h</text:span><text:span text:style-name="_36_8">e</text:span><text:span text:style-name="_37_6"> </text:span><text:span text:style-name="_31_88">p</text:span><text:span text:style-name="_33_8">r</text:span><text:span text:style-name="_31_10">o</text:span><text:span text:style-name="_31_76">c</text:span><text:span text:style-name="_35_4">e</text:span><text:span text:style-name="_31_13">s</text:span><text:span text:style-name="_31_76">s</text:span><text:span text:style-name="_31_"> </text:span><text:span text:style-name="_31_43">w</text:span><text:span text:style-name="_31_89">h</text:span><text:span text:style-name="_32_3">i</text:span><text:span text:style-name="_39_6">c</text:span><text:span text:style-name="_32_16">h</text:span><text:span text:style-name="_31_"> </text:span><text:span text:style-name="_39_8">h</text:span><text:span text:style-name="_32_00">a</text:span><text:span text:style-name="_33_9">s</text:span><text:span text:style-name="_37_6"> </text:span><text:span text:style-name="_32_07">b</text:span><text:span text:style-name="_33_9">r</text:span><text:span text:style-name="_31_40">o</text:span><text:span text:style-name="_32_00">u</text:span><text:span text:style-name="_35_0">g</text:span><text:span text:style-name="_39_8">h</text:span><text:span text:style-name="_32_15">t</text:span><text:span text:style-name="_31_"> </text:span><text:span text:style-name="_39_5">i</text:span><text:span text:style-name="_32_21">t</text:span><text:span text:style-name="_31_"> </text:span><text:span text:style-name="_31_13">t</text:span><text:span text:style-name="_31_77">o</text:span><text:span text:style-name="_31_"> </text:span><text:span text:style-name="_31_31">t</text:span><text:span text:style-name="_31_86">h</text:span><text:span text:style-name="_35_4">e</text:span><text:span text:style-name="_37_6"> </text:span><text:span text:style-name="_32_10">s</text:span><text:span text:style-name="_36_6">t</text:span><text:span text:style-name="_39_5">a</text:span><text:span text:style-name="_31_79">t</text:span><text:span text:style-name="_33_6">e</text:span><text:span text:style-name="_37_6"> </text:span><text:span text:style-name="_31_88">t</text:span><text:span text:style-name="_36_9">h</text:span><text:span text:style-name="_31_17">a</text:span><text:span text:style-name="_31_76">t</text:span><text:span text:style-name="_31_"> </text:span><text:span text:style-name="_31_01">i</text:span><text:span text:style-name="_32_22">t</text:span><text:span text:style-name="_31_"> </text:span><text:span text:style-name="_31_10">i</text:span><text:span text:style-name="_32_25">s</text:span><text:span text:style-name="_31_"> </text:span><text:span text:style-name="_31_11">i</text:span><text:span text:style-name="_32_03">n</text:span><text:span text:style-name="_36_9">.</text:span><text:span text:style-name="_37_6"> </text:span><text:span text:style-name="_31_86">W</text:span><text:span text:style-name="_33_9">e</text:span><text:span text:style-name="_37_6"> </text:span><text:span text:style-name="_31_76">m</text:span><text:span text:style-name="_32_6">a</text:span><text:span text:style-name="_31_32">y</text:span><text:span text:style-name="_31_51"> </text:span><text:span text:style-name="_34_4">n</text:span><text:span text:style-name="_31_49">o</text:span><text:span text:style-name="_31_79">t</text:span><text:span text:style-name="_35_9">i</text:span><text:span text:style-name="_31_26">c</text:span><text:span text:style-name="_32_10">e</text:span><text:span text:style-name="_31_"> </text:span><text:span text:style-name="_31_34">t</text:span><text:span text:style-name="_31_79">h</text:span><text:span text:style-name="_33_9">r</text:span><text:span text:style-name="_31_02">e</text:span><text:span text:style-name="_32_00">e</text:span><text:span text:style-name="_31_"> </text:span><text:span text:style-name="_31_47">c</text:span><text:span text:style-name="_32_16">o</text:span><text:span text:style-name="_33_5">m</text:span><text:span text:style-name="_31_11">p</text:span><text:span text:style-name="_31_74">o</text:span><text:span text:style-name="_36_9">n</text:span><text:span text:style-name="_31_40">e</text:span><text:span text:style-name="_31_70">n</text:span><text:span text:style-name="_32_9">t</text:span><text:span text:style-name="_31_49">s</text:span><text:span text:style-name="_32_25">.</text:span></text:p>
      <text:p text:style-name="P1"><text:span text:style-name="_31_02">(</text:span><text:span text:style-name="_32_15">a</text:span><text:span text:style-name="_35_0">)</text:span><text:span text:style-name="_37_6"> </text:span><text:span text:style-name="_31_95">T</text:span><text:span text:style-name="_32_7">h</text:span><text:span text:style-name="_31_31">e</text:span><text:span text:style-name="_31_51"> </text:span><text:span text:style-name="_37_5">i</text:span><text:span text:style-name="_39_6">n</text:span><text:span text:style-name="_31_86">i</text:span><text:span text:style-name="_37_4">t</text:span><text:span text:style-name="_39_9">i</text:span><text:span text:style-name="_32_01">a</text:span><text:span text:style-name="_33_0">l</text:span><text:span text:style-name="_37_6"> </text:span><text:span text:style-name="_32_09">s</text:span><text:span text:style-name="_32_4">t</text:span><text:span text:style-name="_31_11">a</text:span><text:span text:style-name="_31_73">t</text:span><text:span text:style-name="_37_1">e</text:span><text:span text:style-name="_37_6"> </text:span><text:span text:style-name="_31_95">o</text:span><text:span text:style-name="_33_5">f</text:span><text:span text:style-name="_37_6"> </text:span><text:span text:style-name="_32_25">t</text:span><text:span text:style-name="_36_8">h</text:span><text:span text:style-name="_31_43">e</text:span><text:span text:style-name="_31_51"> </text:span><text:span text:style-name="_32_4">m</text:span><text:span text:style-name="_31_49">i</text:span><text:span text:style-name="_31_89">n</text:span><text:span text:style-name="_36_5">d</text:span><text:span text:style-name="_31_01">,</text:span><text:span text:style-name="_31_51"> </text:span><text:span text:style-name="_35_9">s</text:span><text:span text:style-name="_31_40">a</text:span><text:span text:style-name="_32_21">y</text:span><text:span text:style-name="_31_"> </text:span><text:span text:style-name="_31_05">a</text:span><text:span text:style-name="_31_77">t</text:span><text:span text:style-name="_31_"> </text:span><text:span text:style-name="_31_05">b</text:span><text:span text:style-name="_32_24">i</text:span><text:span text:style-name="_33_9">r</text:span><text:span text:style-name="_31_50">t</text:span><text:span text:style-name="_31_85">h</text:span><text:span text:style-name="_36_5">,</text:span></text:p>
      <text:p text:style-name="P1"><text:span text:style-name="_31_86">(</text:span><text:span text:style-name="_35_6">b</text:span><text:span text:style-name="_31_11">)</text:span><text:span text:style-name="_31_51"> </text:span><text:span text:style-name="_34_1">T</text:span><text:span text:style-name="_31_40">h</text:span><text:span text:style-name="_31_70">e</text:span><text:span text:style-name="_31_"> </text:span><text:span text:style-name="_31_19">e</text:span><text:span text:style-name="_32_09">d</text:span><text:span text:style-name="_32_6">u</text:span><text:span text:style-name="_31_20">c</text:span><text:span text:style-name="_31_94">a</text:span><text:span text:style-name="_32_3">t</text:span><text:span text:style-name="_31_49">i</text:span><text:span text:style-name="_31_85">o</text:span><text:span text:style-name="_37_4">n</text:span><text:span text:style-name="_37_6"> </text:span><text:span text:style-name="_31_74">t</text:span><text:span text:style-name="_35_1">o</text:span><text:span text:style-name="_37_6"> </text:span><text:span text:style-name="_32_03">w</text:span><text:span text:style-name="_32_7">h</text:span><text:span text:style-name="_31_13">i</text:span><text:span text:style-name="_32_03">c</text:span><text:span text:style-name="_36_5">h</text:span><text:span text:style-name="_37_6"> </text:span><text:span text:style-name="_31_80">i</text:span><text:span text:style-name="_37_2">t</text:span><text:span text:style-name="_37_6"> </text:span><text:span text:style-name="_31_85">h</text:span><text:span text:style-name="_35_4">a</text:span><text:span text:style-name="_39_6">s</text:span><text:span text:style-name="_31_51"> </text:span><text:span text:style-name="_35_1">b</text:span><text:span text:style-name="_31_13">e</text:span><text:span text:style-name="_31_86">e</text:span><text:span text:style-name="_32_0">n</text:span><text:span text:style-name="_37_6"> </text:span><text:span text:style-name="_31_77">s</text:span><text:span text:style-name="_35_7">u</text:span><text:span text:style-name="_31_44">b</text:span><text:span text:style-name="_31_92">j</text:span><text:span text:style-name="_33_6">e</text:span><text:span text:style-name="_31_05">c</text:span><text:span text:style-name="_32_25">t</text:span><text:span text:style-name="_33_0">e</text:span><text:span text:style-name="_31_47">d</text:span><text:span text:style-name="_32_15">,</text:span></text:p>
      <text:p text:style-name="P1"><text:span text:style-name="_31_31">(</text:span><text:span text:style-name="_32_16">c</text:span><text:span text:style-name="_32_6">)</text:span><text:span text:style-name="_37_6"> </text:span><text:span text:style-name="_31_70">O</text:span><text:span text:style-name="_33_0">t</text:span><text:span text:style-name="_31_11">h</text:span><text:span text:style-name="_31_70">e</text:span><text:span text:style-name="_34_4">r</text:span><text:span text:style-name="_37_6"> </text:span><text:span text:style-name="_31_79">e</text:span><text:span text:style-name="_35_7">x</text:span><text:span text:style-name="_31_13">p</text:span><text:span text:style-name="_31_95">e</text:span><text:span text:style-name="_32_4">r</text:span><text:span text:style-name="_31_49">i</text:span><text:span text:style-name="_32_10">e</text:span><text:span text:style-name="_32_0">n</text:span><text:span text:style-name="_31_25">c</text:span><text:span text:style-name="_32_16">e</text:span><text:span text:style-name="_32_9">,</text:span><text:span text:style-name="_37_6"> </text:span><text:span text:style-name="_31_95">n</text:span><text:span text:style-name="_32_9">o</text:span><text:span text:style-name="_31_02">t</text:span><text:span text:style-name="_31_51"> </text:span><text:span text:style-name="_37_5">t</text:span><text:span text:style-name="_31_32">o</text:span><text:span text:style-name="_31_51"> </text:span><text:span text:style-name="_36_5">b</text:span><text:span text:style-name="_31_05">e</text:span><text:span text:style-name="_31_51"> </text:span><text:span text:style-name="_33_5">d</text:span><text:span text:style-name="_31_47">e</text:span><text:span text:style-name="_32_04">s</text:span><text:span text:style-name="_35_4">c</text:span><text:span text:style-name="_31_49">r</text:span><text:span text:style-name="_32_03">i</text:span><text:span text:style-name="_35_0">b</text:span><text:span text:style-name="_31_17">e</text:span><text:span text:style-name="_32_16">d</text:span><text:span text:style-name="_31_"> </text:span><text:span text:style-name="_39_8">a</text:span><text:span text:style-name="_32_15">s</text:span><text:span text:style-name="_31_"> </text:span><text:span text:style-name="_31_02">e</text:span><text:span text:style-name="_31_95">d</text:span><text:span text:style-name="_33_9">u</text:span><text:span text:style-name="_31_14">c</text:span><text:span text:style-name="_32_21">a</text:span><text:span text:style-name="_34_2">t</text:span><text:span text:style-name="_31_11">i</text:span><text:span text:style-name="_31_77">o</text:span><text:span text:style-name="_36_5">n</text:span><text:span text:style-name="_31_28">,</text:span><text:span text:style-name="_31_51"> </text:span><text:span text:style-name="_34_4">t</text:span><text:span text:style-name="_39_5">o</text:span><text:span text:style-name="_31_51"> </text:span><text:span text:style-name="_34_5">w</text:span><text:span text:style-name="_31_49">h</text:span><text:span text:style-name="_31_85">i</text:span><text:span text:style-name="_35_7">c</text:span><text:span text:style-name="_31_32">h</text:span><text:span text:style-name="_31_51"> </text:span><text:span text:style-name="_34_5">i</text:span><text:span text:style-name="_31_14">t</text:span><text:span text:style-name="_31_51"> </text:span><text:span text:style-name="_37_5">h</text:span><text:span text:style-name="_31_25">a</text:span><text:span text:style-name="_31_94">s</text:span><text:span text:style-name="_31_"> </text:span><text:span text:style-name="_31_28">b</text:span><text:span text:style-name="_32_04">e</text:span><text:span text:style-name="_36_6">e</text:span><text:span text:style-name="_39_9">n</text:span><text:span text:style-name="_31_51"> </text:span><text:span text:style-name="_33_0">s</text:span><text:span text:style-name="_31_46">u</text:span><text:span text:style-name="_31_94">b</text:span><text:span text:style-name="_33_5">j</text:span><text:span text:style-name="_31_01">e</text:span><text:span text:style-name="_32_16">c</text:span><text:span text:style-name="_33_6">t</text:span><text:span text:style-name="_31_28">e</text:span><text:span text:style-name="_32_00">d</text:span><text:span text:style-name="_35_6">.</text:span></text:p>
      <text:p text:style-name="P1"><text:span text:style-name="_32_00">I</text:span><text:span text:style-name="_32_9">n</text:span><text:span text:style-name="_31_49">s</text:span><text:span text:style-name="_32_21">t</text:span><text:span text:style-name="_37_5">e</text:span><text:span text:style-name="_39_6">a</text:span><text:span text:style-name="_31_70">d</text:span><text:span text:style-name="_31_"> </text:span><text:span text:style-name="_31_34">o</text:span><text:span text:style-name="_31_89">f</text:span><text:span text:style-name="_31_"> </text:span><text:span text:style-name="_39_8">t</text:span><text:span text:style-name="_32_21">r</text:span><text:span text:style-name="_33_0">y</text:span><text:span text:style-name="_31_10">i</text:span><text:span text:style-name="_31_79">n</text:span><text:span text:style-name="_35_4">g</text:span><text:span text:style-name="_37_6"> </text:span><text:span text:style-name="_32_24">t</text:span><text:span text:style-name="_33_5">o</text:span><text:span text:style-name="_37_6"> </text:span><text:span text:style-name="_31_70">p</text:span><text:span text:style-name="_37_4">r</text:span><text:span text:style-name="_39_9">o</text:span><text:span text:style-name="_32_07">d</text:span><text:span text:style-name="_32_6">u</text:span><text:span text:style-name="_31_31">c</text:span><text:span text:style-name="_32_10">e</text:span><text:span text:style-name="_31_"> </text:span><text:span text:style-name="_31_34">a</text:span><text:span text:style-name="_31_51"> </text:span><text:span text:style-name="_34_4">p</text:span><text:span text:style-name="_31_34">r</text:span><text:span text:style-name="_32_16">o</text:span><text:span text:style-name="_36_8">g</text:span><text:span text:style-name="_39_8">r</text:span><text:span text:style-name="_32_25">a</text:span><text:span text:style-name="_34_1">m</text:span><text:span text:style-name="_31_02">m</text:span><text:span text:style-name="_32_22">e</text:span><text:span text:style-name="_31_"> </text:span><text:span text:style-name="_31_17">t</text:span><text:span text:style-name="_31_70">o</text:span><text:span text:style-name="_31_"> </text:span><text:span text:style-name="_31_44">s</text:span><text:span text:style-name="_32_22">i</text:span><text:span text:style-name="_37_4">m</text:span><text:span text:style-name="_31_20">u</text:span><text:span text:style-name="_32_16">l</text:span><text:span text:style-name="_33_9">a</text:span><text:span text:style-name="_39_8">t</text:span><text:span text:style-name="_31_92">e</text:span><text:span text:style-name="_31_"> </text:span><text:span text:style-name="_31_29">t</text:span><text:span text:style-name="_31_73">h</text:span><text:span text:style-name="_34_4">e</text:span><text:span text:style-name="_37_6"> </text:span><text:span text:style-name="_32_09">a</text:span><text:span text:style-name="_35_7">d</text:span><text:span text:style-name="_31_34">u</text:span><text:span text:style-name="_31_95">l</text:span><text:span text:style-name="_32_3">t</text:span><text:span text:style-name="_37_6"> </text:span><text:span text:style-name="_32_00">m</text:span><text:span text:style-name="_35_9">i</text:span><text:span text:style-name="_31_05">n</text:span><text:span text:style-name="_31_73">d</text:span><text:span text:style-name="_33_9">,</text:span><text:span text:style-name="_37_6"> </text:span><text:span text:style-name="_32_21">w</text:span><text:span text:style-name="_35_0">h</text:span><text:span text:style-name="_31_44">y</text:span><text:span text:style-name="_31_51"> </text:span><text:span text:style-name="_35_7">n</text:span><text:span text:style-name="_31_10">o</text:span><text:span text:style-name="_32_01">t</text:span><text:span text:style-name="_31_"> </text:span><text:span text:style-name="_31_47">r</text:span><text:span text:style-name="_32_15">a</text:span><text:span text:style-name="_32_7">t</text:span><text:span text:style-name="_39_5">h</text:span><text:span text:style-name="_31_74">e</text:span><text:span text:style-name="_37_1">r</text:span><text:span text:style-name="_37_6"> </text:span><text:span text:style-name="_32_16">t</text:span><text:span text:style-name="_34_5">r</text:span><text:span text:style-name="_31_41">y</text:span><text:span text:style-name="_31_51"> </text:span><text:span text:style-name="_36_8">t</text:span><text:span text:style-name="_31_02">o</text:span><text:span text:style-name="_31_51"> </text:span><text:span text:style-name="_35_6">p</text:span><text:span text:style-name="_31_01">r</text:span><text:span text:style-name="_32_06">o</text:span><text:span text:style-name="_35_4">d</text:span><text:span text:style-name="_31_43">u</text:span><text:span text:style-name="_31_80">c</text:span><text:span text:style-name="_34_4">e</text:span><text:span text:style-name="_37_6"> </text:span><text:span text:style-name="_32_16">o</text:span><text:span text:style-name="_37_4">n</text:span><text:span text:style-name="_31_17">e</text:span><text:span text:style-name="_31_51"> </text:span><text:span text:style-name="_32_3">w</text:span><text:span text:style-name="_31_29">h</text:span><text:span text:style-name="_31_76">i</text:span><text:span text:style-name="_33_8">c</text:span><text:span text:style-name="_31_46">h</text:span><text:span text:style-name="_31_51"> </text:span><text:span text:style-name="_32_1">s</text:span><text:span text:style-name="_31_17">i</text:span><text:span text:style-name="_32_19">m</text:span><text:span text:style-name="_33_5">u</text:span><text:span text:style-name="_39_6">l</text:span><text:span text:style-name="_32_21">a</text:span><text:span text:style-name="_33_6">t</text:span><text:span text:style-name="_31_26">e</text:span><text:span text:style-name="_31_88">s</text:span><text:span text:style-name="_31_"> </text:span><text:span text:style-name="_39_9">t</text:span><text:span text:style-name="_32_10">h</text:span><text:span text:style-name="_34_5">e</text:span><text:span text:style-name="_37_6"> </text:span><text:span text:style-name="_31_77">c</text:span><text:span text:style-name="_36_8">h</text:span><text:span text:style-name="_39_6">i</text:span><text:span text:style-name="_32_06">l</text:span><text:span text:style-name="_32_6">d</text:span><text:span text:style-name="_31_20">'</text:span><text:span text:style-name="_32_00">s</text:span><text:span text:style-name="_35_6">?</text:span><text:span text:style-name="_37_6"> </text:span><text:span text:style-name="_32_25">I</text:span><text:span text:style-name="_32_4">f</text:span><text:span text:style-name="_37_6"> </text:span><text:span text:style-name="_32_06">t</text:span><text:span text:style-name="_35_3">h</text:span><text:span text:style-name="_31_04">i</text:span><text:span text:style-name="_31_89">s</text:span><text:span text:style-name="_31_"> </text:span><text:span text:style-name="_31_44">w</text:span><text:span text:style-name="_32_07">e</text:span><text:span text:style-name="_34_4">r</text:span><text:span text:style-name="_31_04">e</text:span><text:span text:style-name="_31_51"> </text:span><text:span text:style-name="_32_3">t</text:span><text:span text:style-name="_31_25">h</text:span><text:span text:style-name="_32_18">e</text:span><text:span text:style-name="_36_5">n</text:span><text:span text:style-name="_37_6"> </text:span><text:span text:style-name="_32_04">s</text:span><text:span text:style-name="_32_6">u</text:span><text:span text:style-name="_31_02">b</text:span><text:span text:style-name="_32_15">j</text:span><text:span text:style-name="_33_5">e</text:span><text:span text:style-name="_31_16">c</text:span><text:span text:style-name="_31_91">t</text:span><text:span text:style-name="_36_9">e</text:span><text:span text:style-name="_31_28">d</text:span><text:span text:style-name="_31_51"> </text:span><text:span text:style-name="_37_4">t</text:span><text:span text:style-name="_31_50">o</text:span><text:span text:style-name="_31_51"> </text:span><text:span text:style-name="_36_9">a</text:span><text:span text:style-name="_31_11">n</text:span><text:span text:style-name="_31_51"> </text:span><text:span text:style-name="_35_7">a</text:span><text:span text:style-name="_31_29">p</text:span><text:span text:style-name="_31_74">p</text:span><text:span text:style-name="_35_9">r</text:span><text:span text:style-name="_31_34">o</text:span><text:span text:style-name="_32_18">p</text:span><text:span text:style-name="_35_4">r</text:span><text:span text:style-name="_31_25">i</text:span><text:span text:style-name="_32_18">a</text:span><text:span text:style-name="_32_3">t</text:span><text:span text:style-name="_31_25">e</text:span><text:span text:style-name="_31_51"> </text:span><text:span text:style-name="_37_4">c</text:span><text:span text:style-name="_31_05">o</text:span><text:span text:style-name="_32_04">u</text:span><text:span text:style-name="_32_6">r</text:span><text:span text:style-name="_31_05">s</text:span><text:span text:style-name="_31_91">e</text:span><text:span text:style-name="_31_"> </text:span><text:span text:style-name="_31_43">o</text:span><text:span text:style-name="_31_89">f</text:span><text:span text:style-name="_31_"> </text:span><text:span text:style-name="_31_13">e</text:span><text:span text:style-name="_32_09">d</text:span><text:span text:style-name="_35_3">u</text:span><text:span text:style-name="_31_47">c</text:span><text:span text:style-name="_31_70">a</text:span><text:span text:style-name="_34_1">t</text:span><text:span text:style-name="_31_17">i</text:span><text:span text:style-name="_32_16">o</text:span><text:span text:style-name="_37_1">n</text:span><text:span text:style-name="_37_6"> </text:span><text:span text:style-name="_31_95">o</text:span><text:span text:style-name="_35_9">n</text:span><text:span text:style-name="_31_13">e</text:span><text:span text:style-name="_31_51"> </text:span><text:span text:style-name="_33_5">w</text:span><text:span text:style-name="_39_9">o</text:span><text:span text:style-name="_32_25">u</text:span><text:span text:style-name="_33_9">l</text:span><text:span text:style-name="_31_20">d</text:span><text:span text:style-name="_31_51"> </text:span><text:span text:style-name="_34_5">o</text:span><text:span text:style-name="_31_25">b</text:span><text:span text:style-name="_32_24">t</text:span><text:span text:style-name="_35_4">a</text:span><text:span text:style-name="_31_05">i</text:span><text:span text:style-name="_32_09">n</text:span><text:span text:style-name="_31_"> </text:span><text:span text:style-name="_31_31">t</text:span><text:span text:style-name="_32_03">h</text:span><text:span text:style-name="_36_0">e</text:span><text:span text:style-name="_37_6"> </text:span><text:span text:style-name="_32_03">a</text:span><text:span text:style-name="_35_7">d</text:span><text:span text:style-name="_31_44">u</text:span><text:span text:style-name="_32_24">l</text:span><text:span text:style-name="_36_9">t</text:span><text:span text:style-name="_37_6"> </text:span><text:span text:style-name="_32_04">b</text:span><text:span text:style-name="_33_0">r</text:span><text:span text:style-name="_31_47">a</text:span><text:span text:style-name="_32_10">i</text:span><text:span text:style-name="_32_1">n</text:span><text:span text:style-name="_31_28">.</text:span><text:span text:style-name="_31_51"> </text:span><text:span text:style-name="_32_6">P</text:span><text:span text:style-name="_31_20">r</text:span><text:span text:style-name="_31_94">e</text:span><text:span text:style-name="_37_4">s</text:span><text:span text:style-name="_31_29">u</text:span><text:span text:style-name="_32_07">m</text:span><text:span text:style-name="_35_7">a</text:span><text:span text:style-name="_31_20">b</text:span><text:span text:style-name="_31_77">l</text:span><text:span text:style-name="_34_4">y</text:span><text:span text:style-name="_37_6"> </text:span><text:span text:style-name="_31_91">t</text:span><text:span text:style-name="_34_4">h</text:span><text:span text:style-name="_31_44">e</text:span><text:span text:style-name="_31_51"> </text:span><text:span text:style-name="_32_1">c</text:span><text:span text:style-name="_31_02">h</text:span><text:span text:style-name="_32_22">i</text:span><text:span text:style-name="_32_6">l</text:span><text:span text:style-name="_39_6">d</text:span><text:span text:style-name="_31_51"> </text:span><text:span text:style-name="_34_5">b</text:span><text:span text:style-name="_31_13">r</text:span><text:span text:style-name="_32_10">a</text:span><text:span text:style-name="_33_9">i</text:span><text:span text:style-name="_31_50">n</text:span><text:span text:style-name="_31_51"> </text:span><text:span text:style-name="_37_5">i</text:span><text:span text:style-name="_31_13">s</text:span><text:span text:style-name="_31_51"> </text:span><text:span text:style-name="_37_5">s</text:span><text:span text:style-name="_31_46">o</text:span><text:span text:style-name="_31_94">m</text:span><text:span text:style-name="_35_0">e</text:span><text:span text:style-name="_31_40">t</text:span><text:span text:style-name="_32_22">h</text:span><text:span text:style-name="_36_8">i</text:span><text:span text:style-name="_31_35">n</text:span><text:span text:style-name="_31_91">g</text:span><text:span text:style-name="_31_"> </text:span><text:span text:style-name="_31_13">l</text:span><text:span text:style-name="_31_88">i</text:span><text:span text:style-name="_36_8">k</text:span><text:span text:style-name="_31_10">e</text:span><text:span text:style-name="_31_51"> </text:span><text:span text:style-name="_36_0">a</text:span><text:span text:style-name="_37_6"> </text:span><text:span text:style-name="_31_85">n</text:span><text:span text:style-name="_36_0">o</text:span><text:span text:style-name="_31_46">t</text:span><text:span text:style-name="_32_03">e</text:span><text:span text:style-name="_33_6">b</text:span><text:span text:style-name="_31_04">o</text:span><text:span text:style-name="_31_94">o</text:span><text:span text:style-name="_33_6">k</text:span><text:span text:style-name="_37_6"> </text:span><text:span text:style-name="_31_70">a</text:span><text:span text:style-name="_35_4">s</text:span><text:span text:style-name="_37_6"> </text:span><text:span text:style-name="_32_18">o</text:span><text:span text:style-name="_37_5">n</text:span><text:span text:style-name="_39_8">e</text:span><text:span text:style-name="_31_51"> </text:span><text:span text:style-name="_33_5">b</text:span><text:span text:style-name="_31_16">u</text:span><text:span text:style-name="_31_91">y</text:span><text:span text:style-name="_35_1">s</text:span><text:span text:style-name="_37_6"> </text:span><text:span text:style-name="_31_74">i</text:span><text:span text:style-name="_32_4">t</text:span><text:span text:style-name="_37_6"> </text:span><text:span text:style-name="_31_88">f</text:span><text:span text:style-name="_35_3">r</text:span><text:span text:style-name="_31_01">o</text:span><text:span text:style-name="_31_71">m</text:span><text:span text:style-name="_31_"> </text:span><text:span text:style-name="_31_19">t</text:span><text:span text:style-name="_32_25">h</text:span><text:span text:style-name="_36_0">e</text:span><text:span text:style-name="_37_6"> </text:span><text:span text:style-name="_32_09">s</text:span><text:span text:style-name="_34_2">t</text:span><text:span text:style-name="_31_01">a</text:span><text:span text:style-name="_31_74">t</text:span><text:span text:style-name="_37_2">i</text:span><text:span text:style-name="_31_04">o</text:span><text:span text:style-name="_32_18">n</text:span><text:span text:style-name="_33_8">e</text:span><text:span text:style-name="_31_32">r</text:span><text:span text:style-name="_32_01">'</text:span><text:span text:style-name="_32_9">s</text:span><text:span text:style-name="_31_16">.</text:span><text:span text:style-name="_31_51"> </text:span><text:span text:style-name="_37_5">R</text:span><text:span text:style-name="_39_8">a</text:span><text:span text:style-name="_31_77">t</text:span><text:span text:style-name="_34_4">h</text:span><text:span text:style-name="_31_14">e</text:span><text:span text:style-name="_31_91">r</text:span><text:span text:style-name="_31_"> </text:span><text:span text:style-name="_31_02">l</text:span><text:span text:style-name="_32_04">i</text:span><text:span text:style-name="_32_1">t</text:span><text:span text:style-name="_31_47">t</text:span><text:span text:style-name="_32_18">l</text:span><text:span text:style-name="_32_4">e</text:span><text:span text:style-name="_37_6"> </text:span><text:span text:style-name="_31_73">m</text:span><text:span text:style-name="_36_0">e</text:span><text:span text:style-name="_31_40">c</text:span><text:span text:style-name="_31_92">h</text:span><text:span text:style-name="_32_0">a</text:span><text:span text:style-name="_31_34">n</text:span><text:span text:style-name="_32_04">i</text:span><text:span text:style-name="_35_0">s</text:span><text:span text:style-name="_39_5">m</text:span><text:span text:style-name="_31_77">,</text:span><text:span text:style-name="_31_"> </text:span><text:span text:style-name="_31_35">a</text:span><text:span text:style-name="_32_06">n</text:span><text:span text:style-name="_32_1">d</text:span><text:span text:style-name="_37_6"> </text:span><text:span text:style-name="_32_21">l</text:span><text:span text:style-name="_36_9">o</text:span><text:span text:style-name="_39_8">t</text:span><text:span text:style-name="_32_19">s</text:span><text:span text:style-name="_31_"> </text:span><text:span text:style-name="_31_35">o</text:span><text:span text:style-name="_32_18">f</text:span><text:span text:style-name="_31_"> </text:span><text:span text:style-name="_39_8">b</text:span><text:span text:style-name="_31_88">l</text:span><text:span text:style-name="_35_3">a</text:span><text:span text:style-name="_31_44">n</text:span><text:span text:style-name="_31_94">k</text:span><text:span text:style-name="_31_"> </text:span><text:span text:style-name="_31_01">s</text:span><text:span text:style-name="_32_03">h</text:span><text:span text:style-name="_33_0">e</text:span><text:span text:style-name="_31_32">e</text:span><text:span text:style-name="_31_74">t</text:span><text:span text:style-name="_34_1">s</text:span><text:span text:style-name="_31_05">.</text:span><text:span text:style-name="_31_51"> </text:span><text:span text:style-name="_35_1">(</text:span><text:span text:style-name="_31_02">M</text:span><text:span text:style-name="_31_85">e</text:span><text:span text:style-name="_32_0">c</text:span><text:span text:style-name="_31_43">h</text:span><text:span text:style-name="_32_07">a</text:span><text:span text:style-name="_33_5">n</text:span><text:span text:style-name="_31_32">i</text:span><text:span text:style-name="_32_18">s</text:span><text:span text:style-name="_32_7">m</text:span><text:span text:style-name="_37_6"> </text:span><text:span text:style-name="_31_95">a</text:span><text:span text:style-name="_32_4">n</text:span><text:span text:style-name="_31_50">d</text:span><text:span text:style-name="_31_51"> </text:span><text:span text:style-name="_37_1">w</text:span><text:span text:style-name="_31_14">r</text:span><text:span text:style-name="_32_15">i</text:span><text:span text:style-name="_35_7">t</text:span><text:span text:style-name="_31_44">i</text:span><text:span text:style-name="_31_88">n</text:span><text:span text:style-name="_35_0">g</text:span><text:span text:style-name="_37_6"> </text:span><text:span text:style-name="_32_01">a</text:span><text:span text:style-name="_33_0">r</text:span><text:span text:style-name="_39_8">e</text:span><text:span text:style-name="_31_51"> </text:span><text:span text:style-name="_33_5">f</text:span><text:span text:style-name="_39_9">r</text:span><text:span text:style-name="_31_79">o</text:span><text:span text:style-name="_33_9">m</text:span><text:span text:style-name="_37_6"> </text:span><text:span text:style-name="_31_76">o</text:span><text:span text:style-name="_33_9">u</text:span><text:span text:style-name="_31_16">r</text:span><text:span text:style-name="_31_51"> </text:span><text:span text:style-name="_33_6">p</text:span><text:span text:style-name="_31_47">o</text:span><text:span text:style-name="_32_16">i</text:span><text:span text:style-name="_32_3">n</text:span><text:span text:style-name="_31_14">t</text:span><text:span text:style-name="_31_51"> </text:span><text:span text:style-name="_32_9">o</text:span><text:span text:style-name="_31_32">f</text:span><text:span text:style-name="_31_51"> </text:span><text:span text:style-name="_32_3">v</text:span><text:span text:style-name="_31_04">i</text:span><text:span text:style-name="_32_21">e</text:span><text:span text:style-name="_32_7">w</text:span><text:span text:style-name="_37_6"> </text:span><text:span text:style-name="_31_79">a</text:span><text:span text:style-name="_34_2">l</text:span><text:span text:style-name="_31_41">m</text:span><text:span text:style-name="_31_73">o</text:span><text:span text:style-name="_33_6">s</text:span><text:span text:style-name="_31_34">t</text:span><text:span text:style-name="_31_51"> </text:span><text:span text:style-name="_35_4">s</text:span><text:span text:style-name="_31_41">y</text:span><text:span text:style-name="_31_92">n</text:span><text:span text:style-name="_32_4">o</text:span><text:span text:style-name="_31_49">n</text:span><text:span text:style-name="_32_01">y</text:span><text:span text:style-name="_35_0">m</text:span><text:span text:style-name="_31_34">o</text:span><text:span text:style-name="_32_16">u</text:span><text:span text:style-name="_36_5">s</text:span><text:span text:style-name="_31_11">.</text:span><text:span text:style-name="_31_95">)</text:span><text:span text:style-name="_31_"> </text:span><text:span text:style-name="_31_02">O</text:span><text:span text:style-name="_32_16">u</text:span><text:span text:style-name="_34_4">r</text:span><text:span text:style-name="_37_6"> </text:span><text:span text:style-name="_32_00">h</text:span><text:span text:style-name="_37_2">o</text:span><text:span text:style-name="_39_8">p</text:span><text:span text:style-name="_31_95">e</text:span><text:span text:style-name="_31_"> </text:span><text:span text:style-name="_31_04">i</text:span><text:span text:style-name="_32_09">s</text:span><text:span text:style-name="_31_"> </text:span><text:span text:style-name="_31_05">t</text:span><text:span text:style-name="_32_07">h</text:span><text:span text:style-name="_36_5">a</text:span><text:span text:style-name="_31_19">t</text:span><text:span text:style-name="_31_51"> </text:span><text:span text:style-name="_33_6">t</text:span><text:span text:style-name="_31_04">h</text:span><text:span text:style-name="_32_19">e</text:span><text:span text:style-name="_36_0">r</text:span><text:span text:style-name="_31_01">e</text:span><text:span text:style-name="_31_51"> </text:span><text:span text:style-name="_35_0">i</text:span><text:span text:style-name="_31_31">s</text:span><text:span text:style-name="_31_51"> </text:span><text:span text:style-name="_36_9">s</text:span><text:span text:style-name="_31_04">o</text:span><text:span text:style-name="_31_51"> </text:span><text:span text:style-name="_35_7">l</text:span><text:span text:style-name="_31_49">i</text:span><text:span text:style-name="_31_88">t</text:span><text:span text:style-name="_32_6">t</text:span><text:span text:style-name="_31_34">l</text:span><text:span text:style-name="_31_88">e</text:span><text:span text:style-name="_31_"> </text:span><text:span text:style-name="_31_13">m</text:span><text:span text:style-name="_31_76">e</text:span><text:span text:style-name="_32_3">c</text:span><text:span text:style-name="_31_05">h</text:span><text:span text:style-name="_32_04">a</text:span><text:span text:style-name="_33_9">n</text:span><text:span text:style-name="_39_5">i</text:span><text:span text:style-name="_32_18">s</text:span><text:span text:style-name="_32_9">m</text:span><text:span text:style-name="_37_6"> </text:span><text:span text:style-name="_32_24">i</text:span><text:span text:style-name="_34_4">n</text:span><text:span text:style-name="_37_6"> </text:span><text:span text:style-name="_32_03">t</text:span><text:span text:style-name="_37_1">h</text:span><text:span text:style-name="_31_26">e</text:span><text:span text:style-name="_31_51"> </text:span><text:span text:style-name="_35_0">c</text:span><text:span text:style-name="_31_46">h</text:span><text:span text:style-name="_32_18">i</text:span><text:span text:style-name="_35_7">l</text:span><text:span text:style-name="_31_25">d</text:span><text:span text:style-name="_31_51"> </text:span><text:span text:style-name="_34_1">b</text:span><text:span text:style-name="_31_46">r</text:span><text:span text:style-name="_31_77">a</text:span><text:span text:style-name="_36_5">i</text:span><text:span text:style-name="_31_35">n</text:span><text:span text:style-name="_31_51"> </text:span><text:span text:style-name="_35_4">t</text:span><text:span text:style-name="_39_6">h</text:span><text:span text:style-name="_31_89">a</text:span><text:span text:style-name="_36_0">t</text:span><text:span text:style-name="_37_6"> </text:span><text:span text:style-name="_32_22">s</text:span><text:span text:style-name="_36_0">o</text:span><text:span text:style-name="_31_17">m</text:span><text:span text:style-name="_31_94">e</text:span><text:span text:style-name="_36_9">t</text:span><text:span text:style-name="_31_11">h</text:span><text:span text:style-name="_31_94">i</text:span><text:span text:style-name="_33_9">n</text:span><text:span text:style-name="_31_40">g</text:span><text:span text:style-name="_31_51"> </text:span><text:span text:style-name="_36_9">l</text:span><text:span text:style-name="_31_41">i</text:span><text:span text:style-name="_31_77">k</text:span><text:span text:style-name="_32_6">e</text:span><text:span text:style-name="_37_6"> </text:span><text:span text:style-name="_32_25">i</text:span><text:span text:style-name="_32_1">t</text:span><text:span text:style-name="_37_6"> </text:span><text:span text:style-name="_32_00">c</text:span><text:span text:style-name="_37_4">a</text:span><text:span text:style-name="_31_28">n</text:span><text:span text:style-name="_31_51"> </text:span><text:span text:style-name="_35_0">b</text:span><text:span text:style-name="_31_26">e</text:span><text:span text:style-name="_31_51"> </text:span><text:span text:style-name="_32_3">e</text:span><text:span text:style-name="_31_46">a</text:span><text:span text:style-name="_31_76">s</text:span><text:span text:style-name="_32_7">i</text:span><text:span text:style-name="_31_40">l</text:span><text:span text:style-name="_31_76">y</text:span><text:span text:style-name="_31_"> </text:span><text:span text:style-name="_39_9">p</text:span><text:span text:style-name="_31_86">r</text:span><text:span text:style-name="_33_9">o</text:span><text:span text:style-name="_31_29">g</text:span><text:span text:style-name="_32_25">r</text:span><text:span text:style-name="_37_4">a</text:span><text:span text:style-name="_31_19">m</text:span><text:span text:style-name="_32_06">m</text:span><text:span text:style-name="_37_5">e</text:span><text:span text:style-name="_39_5">d</text:span><text:span text:style-name="_31_95">.</text:span><text:span text:style-name="_31_"> </text:span><text:span text:style-name="_31_26">T</text:span><text:span text:style-name="_32_25">h</text:span><text:span text:style-name="_36_6">e</text:span><text:span text:style-name="_37_6"> </text:span><text:span text:style-name="_31_76">a</text:span><text:span text:style-name="_32_0">m</text:span><text:span text:style-name="_31_43">o</text:span><text:span text:style-name="_32_06">u</text:span><text:span text:style-name="_34_4">n</text:span><text:span text:style-name="_31_31">t</text:span><text:span text:style-name="_31_51"> </text:span><text:span text:style-name="_33_6">o</text:span><text:span text:style-name="_31_31">f</text:span><text:span text:style-name="_31_51"> </text:span><text:span text:style-name="_35_0">w</text:span><text:span text:style-name="_31_11">o</text:span><text:span text:style-name="_31_73">r</text:span><text:span text:style-name="_37_4">k</text:span><text:span text:style-name="_37_6"> </text:span><text:span text:style-name="_31_88">i</text:span><text:span text:style-name="_36_9">n</text:span><text:span text:style-name="_37_6"> </text:span><text:span text:style-name="_31_77">t</text:span><text:span text:style-name="_34_2">h</text:span><text:span text:style-name="_31_11">e</text:span><text:span text:style-name="_31_51"> </text:span><text:span text:style-name="_35_9">e</text:span><text:span text:style-name="_31_31">d</text:span><text:span text:style-name="_31_94">u</text:span><text:span text:style-name="_35_6">c</text:span><text:span text:style-name="_31_46">a</text:span><text:span text:style-name="_31_76">t</text:span><text:span text:style-name="_32_1">i</text:span><text:span text:style-name="_31_14">o</text:span><text:span text:style-name="_32_24">n</text:span><text:span text:style-name="_31_"> </text:span><text:span text:style-name="_31_47">w</text:span><text:span text:style-name="_31_85">e</text:span><text:span text:style-name="_31_"> </text:span><text:span text:style-name="_39_5">c</text:span><text:span text:style-name="_32_09">a</text:span><text:span text:style-name="_32_1">n</text:span><text:span text:style-name="_37_6"> </text:span><text:span text:style-name="_32_24">a</text:span><text:span text:style-name="_32_3">s</text:span><text:span text:style-name="_31_41">s</text:span><text:span text:style-name="_32_16">u</text:span><text:span text:style-name="_37_2">m</text:span><text:span text:style-name="_39_6">e</text:span><text:span text:style-name="_31_86">,</text:span><text:span text:style-name="_31_"> </text:span><text:span text:style-name="_31_13">a</text:span><text:span text:style-name="_32_01">s</text:span><text:span text:style-name="_31_"> </text:span><text:span text:style-name="_39_9">a</text:span><text:span text:style-name="_31_51"> </text:span><text:span text:style-name="_34_2">f</text:span><text:span text:style-name="_31_49">i</text:span><text:span text:style-name="_31_86">r</text:span><text:span text:style-name="_34_1">s</text:span><text:span text:style-name="_31_29">t</text:span><text:span text:style-name="_31_51"> </text:span><text:span text:style-name="_35_3">a</text:span><text:span text:style-name="_31_05">p</text:span><text:span text:style-name="_31_71">p</text:span><text:span text:style-name="_33_5">r</text:span><text:span text:style-name="_39_8">o</text:span><text:span text:style-name="_31_92">x</text:span><text:span text:style-name="_33_5">i</text:span><text:span text:style-name="_31_43">m</text:span><text:span text:style-name="_32_04">a</text:span><text:span text:style-name="_33_9">t</text:span><text:span text:style-name="_31_31">i</text:span><text:span text:style-name="_32_10">o</text:span><text:span text:style-name="_32_3">n</text:span><text:span text:style-name="_39_8">,</text:span><text:span text:style-name="_31_51"> </text:span><text:span text:style-name="_35_7">t</text:span><text:span text:style-name="_31_29">o</text:span><text:span text:style-name="_31_51"> </text:span><text:span text:style-name="_33_9">b</text:span><text:span text:style-name="_31_49">e</text:span><text:span text:style-name="_31_51"> </text:span><text:span text:style-name="_32_9">m</text:span><text:span text:style-name="_31_11">u</text:span><text:span text:style-name="_31_74">c</text:span><text:span text:style-name="_35_9">h</text:span><text:span text:style-name="_37_6"> </text:span><text:span text:style-name="_32_07">t</text:span><text:span text:style-name="_36_8">h</text:span><text:span text:style-name="_31_49">e</text:span><text:span text:style-name="_31_51"> </text:span><text:span text:style-name="_34_1">s</text:span><text:span text:style-name="_31_32">a</text:span><text:span text:style-name="_31_76">m</text:span><text:span text:style-name="_34_4">e</text:span><text:span text:style-name="_37_6"> </text:span><text:span text:style-name="_31_74">a</text:span><text:span text:style-name="_34_1">s</text:span><text:span text:style-name="_37_6"> </text:span><text:span text:style-name="_31_70">f</text:span><text:span text:style-name="_33_8">o</text:span><text:span text:style-name="_31_32">r</text:span><text:span text:style-name="_31_51"> </text:span><text:span text:style-name="_33_6">t</text:span><text:span text:style-name="_31_29">h</text:span><text:span text:style-name="_32_00">e</text:span><text:span text:style-name="_31_"> </text:span><text:span text:style-name="_31_49">h</text:span><text:span text:style-name="_31_76">u</text:span><text:span text:style-name="_34_1">m</text:span><text:span text:style-name="_31_31">a</text:span><text:span text:style-name="_32_06">n</text:span><text:span text:style-name="_31_"> </text:span><text:span text:style-name="_31_20">c</text:span><text:span text:style-name="_32_03">h</text:span><text:span text:style-name="_37_1">i</text:span><text:span text:style-name="_31_05">l</text:span><text:span text:style-name="_32_10">d</text:span><text:span text:style-name="_37_5">.</text:span></text:p>
      <text:p text:style-name="P1"><text:span text:style-name="_31_92">W</text:span><text:span text:style-name="_32_6">e</text:span><text:span text:style-name="_37_6"> </text:span><text:span text:style-name="_31_74">h</text:span><text:span text:style-name="_35_1">a</text:span><text:span text:style-name="_31_31">v</text:span><text:span text:style-name="_32_04">e</text:span><text:span text:style-name="_31_"> </text:span><text:span text:style-name="_31_49">t</text:span><text:span text:style-name="_31_86">h</text:span><text:span text:style-name="_33_5">u</text:span><text:span text:style-name="_31_35">s</text:span><text:span text:style-name="_31_51"> </text:span><text:span text:style-name="_34_2">d</text:span><text:span text:style-name="_31_10">i</text:span><text:span text:style-name="_31_80">v</text:span><text:span text:style-name="_32_1">i</text:span><text:span text:style-name="_31_26">d</text:span><text:span text:style-name="_32_10">e</text:span><text:span text:style-name="_36_6">d</text:span><text:span text:style-name="_37_6"> </text:span><text:span text:style-name="_31_79">o</text:span><text:span text:style-name="_33_0">u</text:span><text:span text:style-name="_31_47">r</text:span><text:span text:style-name="_31_51"> </text:span><text:span text:style-name="_32_9">p</text:span><text:span text:style-name="_31_17">r</text:span><text:span text:style-name="_31_91">o</text:span><text:span text:style-name="_36_9">b</text:span><text:span text:style-name="_39_9">l</text:span><text:span text:style-name="_32_19">e</text:span><text:span text:style-name="_37_2">m</text:span><text:span text:style-name="_37_6"> </text:span><text:span text:style-name="_31_86">i</text:span><text:span text:style-name="_32_1">n</text:span><text:span text:style-name="_31_40">t</text:span><text:span text:style-name="_31_70">o</text:span><text:span text:style-name="_31_"> </text:span><text:span text:style-name="_31_40">t</text:span><text:span text:style-name="_31_88">w</text:span><text:span text:style-name="_33_5">o</text:span><text:span text:style-name="_37_6"> </text:span><text:span text:style-name="_32_25">p</text:span><text:span text:style-name="_36_9">a</text:span><text:span text:style-name="_31_43">r</text:span><text:span text:style-name="_32_10">t</text:span><text:span text:style-name="_33_8">s</text:span><text:span text:style-name="_31_46">.</text:span><text:span text:style-name="_31_51"> </text:span><text:span text:style-name="_36_0">T</text:span><text:span text:style-name="_39_5">h</text:span><text:span text:style-name="_31_85">e</text:span><text:span text:style-name="_31_"> </text:span><text:span text:style-name="_31_01">c</text:span><text:span text:style-name="_31_88">h</text:span><text:span text:style-name="_36_8">i</text:span><text:span text:style-name="_31_16">l</text:span><text:span text:style-name="_31_73">d</text:span><text:span text:style-name="_31_"> </text:span><text:span text:style-name="_31_16">p</text:span><text:span text:style-name="_32_22">r</text:span><text:span text:style-name="_32_4">o</text:span><text:span text:style-name="_31_35">g</text:span><text:span text:style-name="_32_16">r</text:span><text:span text:style-name="_33_6">a</text:span><text:span text:style-name="_39_6">m</text:span><text:span text:style-name="_31_94">m</text:span><text:span text:style-name="_37_5">e</text:span><text:span text:style-name="_37_6"> </text:span><text:span text:style-name="_32_19">a</text:span><text:span text:style-name="_36_8">n</text:span><text:span text:style-name="_31_41">d</text:span><text:span text:style-name="_31_51"> </text:span><text:span text:style-name="_36_6">t</text:span><text:span text:style-name="_31_02">h</text:span><text:span text:style-name="_32_06">e</text:span><text:span text:style-name="_31_"> </text:span><text:span text:style-name="_31_20">e</text:span><text:span text:style-name="_32_03">d</text:span><text:span text:style-name="_37_1">u</text:span><text:span text:style-name="_31_14">c</text:span><text:span text:style-name="_32_15">a</text:span><text:span text:style-name="_32_1">t</text:span><text:span text:style-name="_31_17">i</text:span><text:span text:style-name="_32_16">o</text:span><text:span text:style-name="_35_6">n</text:span><text:span text:style-name="_37_6"> </text:span><text:span text:style-name="_32_22">p</text:span><text:span text:style-name="_35_1">r</text:span><text:span text:style-name="_31_25">o</text:span><text:span text:style-name="_32_21">c</text:span><text:span text:style-name="_35_4">e</text:span><text:span text:style-name="_31_20">s</text:span><text:span text:style-name="_32_25">s</text:span><text:span text:style-name="_34_2">.</text:span><text:span text:style-name="_37_6"> </text:span><text:span text:style-name="_31_89">T</text:span><text:span text:style-name="_33_8">h</text:span><text:span text:style-name="_31_19">e</text:span><text:span text:style-name="_32_00">s</text:span><text:span text:style-name="_35_4">e</text:span><text:span text:style-name="_37_6"> </text:span><text:span text:style-name="_32_10">t</text:span><text:span text:style-name="_34_2">w</text:span><text:span text:style-name="_31_26">o</text:span><text:span text:style-name="_31_51"> </text:span><text:span text:style-name="_35_4">r</text:span><text:span text:style-name="_31_47">e</text:span><text:span text:style-name="_32_16">m</text:span><text:span text:style-name="_33_9">a</text:span><text:span text:style-name="_31_34">i</text:span><text:span text:style-name="_32_03">n</text:span><text:span text:style-name="_31_"> </text:span><text:span text:style-name="_31_28">v</text:span><text:span text:style-name="_32_16">e</text:span><text:span text:style-name="_32_3">r</text:span><text:span text:style-name="_31_34">y</text:span><text:span text:style-name="_31_51"> </text:span><text:span text:style-name="_35_9">c</text:span><text:span text:style-name="_31_11">l</text:span><text:span text:style-name="_32_10">o</text:span><text:span text:style-name="_34_1">s</text:span><text:span text:style-name="_31_40">e</text:span><text:span text:style-name="_32_19">l</text:span><text:span text:style-name="_36_9">y</text:span><text:span text:style-name="_37_6"> </text:span><text:span text:style-name="_32_01">c</text:span><text:span text:style-name="_32_1">o</text:span><text:span text:style-name="_31_01">n</text:span><text:span text:style-name="_31_94">n</text:span><text:span text:style-name="_36_8">e</text:span><text:span text:style-name="_31_44">c</text:span><text:span text:style-name="_31_89">t</text:span><text:span text:style-name="_34_4">e</text:span><text:span text:style-name="_39_8">d</text:span><text:span text:style-name="_31_85">.</text:span><text:span text:style-name="_31_"> </text:span><text:span text:style-name="_31_34">W</text:span><text:span text:style-name="_31_76">e</text:span><text:span text:style-name="_31_"> </text:span><text:span text:style-name="_31_28">c</text:span><text:span text:style-name="_32_09">a</text:span><text:span text:style-name="_36_6">n</text:span><text:span text:style-name="_31_41">n</text:span><text:span text:style-name="_31_89">o</text:span><text:span text:style-name="_33_9">t</text:span><text:span text:style-name="_37_6"> </text:span><text:span text:style-name="_32_09">e</text:span><text:span text:style-name="_35_9">x</text:span><text:span text:style-name="_31_28">p</text:span><text:span text:style-name="_32_24">e</text:span><text:span text:style-name="_34_4">c</text:span><text:span text:style-name="_31_20">t</text:span><text:span text:style-name="_31_51"> </text:span><text:span text:style-name="_33_9">t</text:span><text:span text:style-name="_31_01">o</text:span><text:span text:style-name="_31_51"> </text:span><text:span text:style-name="_37_1">f</text:span><text:span text:style-name="_31_26">i</text:span><text:span text:style-name="_31_76">n</text:span><text:span text:style-name="_35_0">d</text:span><text:span text:style-name="_37_6"> </text:span><text:span text:style-name="_31_88">a</text:span><text:span text:style-name="_31_"> </text:span><text:span text:style-name="_31_44">g</text:span><text:span text:style-name="_32_10">o</text:span><text:span text:style-name="_37_4">o</text:span><text:span text:style-name="_31_14">d</text:span><text:span text:style-name="_31_51"> </text:span><text:span text:style-name="_36_5">c</text:span><text:span text:style-name="_31_17">h</text:span><text:span text:style-name="_31_86">i</text:span><text:span text:style-name="_35_6">l</text:span><text:span text:style-name="_31_11">d</text:span><text:span text:style-name="_31_51"> </text:span><text:span text:style-name="_34_2">m</text:span><text:span text:style-name="_31_05">a</text:span><text:span text:style-name="_32_03">c</text:span><text:span text:style-name="_37_2">h</text:span><text:span text:style-name="_31_28">i</text:span><text:span text:style-name="_31_70">n</text:span><text:span text:style-name="_37_5">e</text:span><text:span text:style-name="_37_6"> </text:span><text:span text:style-name="_31_71">a</text:span><text:span text:style-name="_34_5">t</text:span><text:span text:style-name="_37_6"> </text:span><text:span text:style-name="_31_80">t</text:span><text:span text:style-name="_36_9">h</text:span><text:span text:style-name="_31_17">e</text:span><text:span text:style-name="_31_51"> </text:span><text:span text:style-name="_35_7">f</text:span><text:span text:style-name="_31_32">i</text:span><text:span text:style-name="_32_25">r</text:span><text:span text:style-name="_32_7">s</text:span><text:span text:style-name="_31_49">t</text:span><text:span text:style-name="_31_51"> </text:span><text:span text:style-name="_33_5">a</text:span><text:span text:style-name="_31_20">t</text:span><text:span text:style-name="_31_70">t</text:span><text:span text:style-name="_34_4">e</text:span><text:span text:style-name="_31_41">m</text:span><text:span text:style-name="_31_71">p</text:span><text:span text:style-name="_32_9">t</text:span><text:span text:style-name="_31_17">.</text:span><text:span text:style-name="_31_51"> </text:span><text:span text:style-name="_32_4">O</text:span><text:span text:style-name="_31_02">n</text:span><text:span text:style-name="_31_95">e</text:span><text:span text:style-name="_31_"> </text:span><text:span text:style-name="_31_41">m</text:span><text:span text:style-name="_31_74">u</text:span><text:span text:style-name="_32_7">s</text:span><text:span text:style-name="_31_32">t</text:span><text:span text:style-name="_31_51"> </text:span><text:span text:style-name="_36_6">e</text:span><text:span text:style-name="_31_44">x</text:span><text:span text:style-name="_32_21">p</text:span><text:span text:style-name="_33_9">e</text:span><text:span text:style-name="_31_04">r</text:span><text:span text:style-name="_32_03">i</text:span><text:span text:style-name="_37_2">m</text:span><text:span text:style-name="_31_16">e</text:span><text:span text:style-name="_31_88">n</text:span><text:span text:style-name="_33_5">t</text:span><text:span text:style-name="_37_6"> </text:span><text:span text:style-name="_32_10">w</text:span><text:span text:style-name="_34_5">i</text:span><text:span text:style-name="_31_50">t</text:span><text:span text:style-name="_32_22">h</text:span><text:span text:style-name="_31_"> </text:span><text:span text:style-name="_31_34">t</text:span><text:span text:style-name="_32_03">e</text:span><text:span text:style-name="_34_4">a</text:span><text:span text:style-name="_31_43">c</text:span><text:span text:style-name="_31_88">h</text:span><text:span text:style-name="_35_1">i</text:span><text:span text:style-name="_31_13">n</text:span><text:span text:style-name="_31_73">g</text:span><text:span text:style-name="_31_"> </text:span><text:span text:style-name="_31_47">o</text:span><text:span text:style-name="_31_73">n</text:span><text:span text:style-name="_36_5">e</text:span><text:span text:style-name="_37_6"> </text:span><text:span text:style-name="_32_24">s</text:span><text:span text:style-name="_32_3">u</text:span><text:span text:style-name="_39_9">c</text:span><text:span text:style-name="_31_92">h</text:span><text:span text:style-name="_31_"> </text:span><text:span text:style-name="_39_9">m</text:span><text:span text:style-name="_32_15">a</text:span><text:span text:style-name="_32_0">c</text:span><text:span text:style-name="_31_29">h</text:span><text:span text:style-name="_31_73">i</text:span><text:span text:style-name="_34_5">n</text:span><text:span text:style-name="_31_14">e</text:span><text:span text:style-name="_31_51"> </text:span><text:span text:style-name="_35_3">a</text:span><text:span text:style-name="_31_40">n</text:span><text:span text:style-name="_31_77">d</text:span><text:span text:style-name="_31_"> </text:span><text:span text:style-name="_31_14">s</text:span><text:span text:style-name="_31_71">e</text:span><text:span text:style-name="_32_3">e</text:span><text:span text:style-name="_37_6"> </text:span><text:span text:style-name="_32_00">h</text:span><text:span text:style-name="_32_7">o</text:span><text:span text:style-name="_31_05">w</text:span><text:span text:style-name="_31_51"> </text:span><text:span text:style-name="_34_2">w</text:span><text:span text:style-name="_31_17">e</text:span><text:span text:style-name="_31_88">l</text:span><text:span text:style-name="_32_3">l</text:span><text:span text:style-name="_37_6"> </text:span><text:span text:style-name="_32_16">i</text:span><text:span text:style-name="_32_6">t</text:span><text:span text:style-name="_37_6"> </text:span><text:span text:style-name="_32_01">l</text:span><text:span text:style-name="_37_2">e</text:span><text:span text:style-name="_31_44">a</text:span><text:span text:style-name="_31_74">r</text:span><text:span text:style-name="_32_1">n</text:span><text:span text:style-name="_31_29">s</text:span><text:span text:style-name="_31_80">.</text:span><text:span text:style-name="_31_"> </text:span><text:span text:style-name="_31_43">O</text:span><text:span text:style-name="_32_03">n</text:span><text:span text:style-name="_32_1">e</text:span><text:span text:style-name="_37_6"> </text:span><text:span text:style-name="_31_73">c</text:span><text:span text:style-name="_32_0">a</text:span><text:span text:style-name="_31_31">n</text:span><text:span text:style-name="_31_51"> </text:span><text:span text:style-name="_35_9">t</text:span><text:span text:style-name="_31_05">h</text:span><text:span text:style-name="_31_92">e</text:span><text:span text:style-name="_32_0">n</text:span><text:span text:style-name="_37_6"> </text:span><text:span text:style-name="_32_09">t</text:span><text:span text:style-name="_36_5">r</text:span><text:span text:style-name="_31_16">y</text:span><text:span text:style-name="_31_51"> </text:span><text:span text:style-name="_32_7">a</text:span><text:span text:style-name="_31_46">n</text:span><text:span text:style-name="_31_80">o</text:span><text:span text:style-name="_35_7">t</text:span><text:span text:style-name="_31_34">h</text:span><text:span text:style-name="_31_71">e</text:span><text:span text:style-name="_37_1">r</text:span><text:span text:style-name="_37_6"> </text:span><text:span text:style-name="_32_09">a</text:span><text:span text:style-name="_32_4">n</text:span><text:span text:style-name="_31_04">d</text:span><text:span text:style-name="_31_51"> </text:span><text:span text:style-name="_37_2">s</text:span><text:span text:style-name="_31_05">e</text:span><text:span text:style-name="_31_95">e</text:span><text:span text:style-name="_31_"> </text:span><text:span text:style-name="_31_49">i</text:span><text:span text:style-name="_31_70">f</text:span><text:span text:style-name="_31_"> </text:span><text:span text:style-name="_31_31">i</text:span><text:span text:style-name="_31_79">t</text:span><text:span text:style-name="_31_"> </text:span><text:span text:style-name="_31_10">i</text:span><text:span text:style-name="_31_80">s</text:span><text:span text:style-name="_31_"> </text:span><text:span text:style-name="_39_9">b</text:span><text:span text:style-name="_31_88">e</text:span><text:span text:style-name="_32_7">t</text:span><text:span text:style-name="_39_9">t</text:span><text:span text:style-name="_32_22">e</text:span><text:span text:style-name="_32_0">r</text:span><text:span text:style-name="_37_6"> </text:span><text:span text:style-name="_31_73">o</text:span><text:span text:style-name="_35_0">r</text:span><text:span text:style-name="_37_6"> </text:span><text:span text:style-name="_31_74">w</text:span><text:span text:style-name="_36_9">o</text:span><text:span text:style-name="_31_28">r</text:span><text:span text:style-name="_31_79">s</text:span><text:span text:style-name="_37_5">e</text:span><text:span text:style-name="_31_01">.</text:span><text:span text:style-name="_31_51"> </text:span><text:span text:style-name="_32_7">T</text:span><text:span text:style-name="_31_35">h</text:span><text:span text:style-name="_31_94">e</text:span><text:span text:style-name="_32_6">r</text:span><text:span text:style-name="_31_47">e</text:span><text:span text:style-name="_31_51"> </text:span><text:span text:style-name="_35_9">i</text:span><text:span text:style-name="_31_19">s</text:span><text:span text:style-name="_31_51"> </text:span><text:span text:style-name="_35_1">a</text:span><text:span text:style-name="_31_05">n</text:span><text:span text:style-name="_31_51"> </text:span><text:span text:style-name="_33_6">o</text:span><text:span text:style-name="_31_10">b</text:span><text:span text:style-name="_31_92">v</text:span><text:span text:style-name="_36_5">i</text:span><text:span text:style-name="_31_16">o</text:span><text:span text:style-name="_32_00">u</text:span><text:span text:style-name="_35_7">s</text:span><text:span text:style-name="_37_6"> </text:span><text:span text:style-name="_31_91">c</text:span><text:span text:style-name="_34_5">o</text:span><text:span text:style-name="_31_02">n</text:span><text:span text:style-name="_32_04">n</text:span><text:span text:style-name="_34_4">e</text:span><text:span text:style-name="_31_11">c</text:span><text:span text:style-name="_31_88">t</text:span><text:span text:style-name="_33_9">i</text:span><text:span text:style-name="_31_29">o</text:span><text:span text:style-name="_32_04">n</text:span><text:span text:style-name="_31_"> </text:span><text:span text:style-name="_31_04">b</text:span><text:span text:style-name="_32_19">e</text:span><text:span text:style-name="_36_0">t</text:span><text:span text:style-name="_31_13">w</text:span><text:span text:style-name="_31_86">e</text:span><text:span text:style-name="_37_2">e</text:span><text:span text:style-name="_31_49">n</text:span><text:span text:style-name="_31_51"> </text:span><text:span text:style-name="_33_5">t</text:span><text:span text:style-name="_31_49">h</text:span><text:span text:style-name="_31_76">i</text:span><text:span text:style-name="_32_1">s</text:span><text:span text:style-name="_37_6"> </text:span><text:span text:style-name="_32_01">p</text:span><text:span text:style-name="_34_2">r</text:span><text:span text:style-name="_31_28">o</text:span><text:span text:style-name="_32_22">c</text:span><text:span text:style-name="_37_2">e</text:span><text:span text:style-name="_31_28">s</text:span><text:span text:style-name="_32_22">s</text:span><text:span text:style-name="_31_"> </text:span><text:span text:style-name="_39_9">a</text:span><text:span text:style-name="_31_94">n</text:span><text:span text:style-name="_35_7">d</text:span><text:span text:style-name="_37_6"> </text:span><text:span text:style-name="_31_94">e</text:span><text:span text:style-name="_34_1">v</text:span><text:span text:style-name="_31_11">o</text:span><text:span text:style-name="_31_70">l</text:span><text:span text:style-name="_34_4">u</text:span><text:span text:style-name="_31_43">t</text:span><text:span text:style-name="_32_03">i</text:span><text:span text:style-name="_37_4">o</text:span><text:span text:style-name="_31_43">n</text:span><text:span text:style-name="_32_03">,</text:span><text:span text:style-name="_31_"> </text:span><text:span text:style-name="_31_05">b</text:span><text:span text:style-name="_31_89">y</text:span><text:span text:style-name="_31_"> </text:span><text:span text:style-name="_31_40">t</text:span><text:span text:style-name="_32_04">h</text:span><text:span text:style-name="_34_5">e</text:span><text:span text:style-name="_37_6"> </text:span><text:span text:style-name="_31_92">i</text:span><text:span text:style-name="_35_4">d</text:span><text:span text:style-name="_31_04">e</text:span><text:span text:style-name="_31_79">n</text:span><text:span text:style-name="_32_9">t</text:span><text:span text:style-name="_31_44">i</text:span><text:span text:style-name="_31_74">f</text:span><text:span text:style-name="_37_4">i</text:span><text:span text:style-name="_39_6">c</text:span><text:span text:style-name="_32_10">a</text:span><text:span text:style-name="_34_4">t</text:span><text:span text:style-name="_31_40">i</text:span><text:span text:style-name="_32_21">o</text:span><text:span text:style-name="_35_4">n</text:span><text:span text:style-name="_31_41">s</text:span></text:p>
      <text:p text:style-name="P1"><text:span text:style-name="_37_5">S</text:span><text:span text:style-name="_31_28">t</text:span><text:span text:style-name="_32_24">r</text:span><text:span text:style-name="_32_7">u</text:span><text:span text:style-name="_31_13">c</text:span><text:span text:style-name="_32_18">t</text:span><text:span text:style-name="_36_5">u</text:span><text:span text:style-name="_39_8">r</text:span><text:span text:style-name="_32_06">e</text:span><text:span text:style-name="_31_"> </text:span><text:span text:style-name="_31_25">o</text:span><text:span text:style-name="_32_06">f</text:span><text:span text:style-name="_31_"> </text:span><text:span text:style-name="_31_28">t</text:span><text:span text:style-name="_31_76">h</text:span><text:span text:style-name="_35_1">e</text:span><text:span text:style-name="_37_6"> </text:span><text:span text:style-name="_31_95">c</text:span><text:span text:style-name="_36_0">h</text:span><text:span text:style-name="_31_35">i</text:span><text:span text:style-name="_31_80">l</text:span><text:span text:style-name="_32_3">d</text:span><text:span text:style-name="_37_6"> </text:span><text:span text:style-name="_31_92">m</text:span><text:span text:style-name="_37_1">a</text:span><text:span text:style-name="_31_05">c</text:span><text:span text:style-name="_32_01">h</text:span><text:span text:style-name="_34_5">i</text:span><text:span text:style-name="_31_43">n</text:span><text:span text:style-name="_31_76">e</text:span><text:span text:style-name="_31_"> </text:span><text:span text:style-name="_39_6">=</text:span><text:span text:style-name="_31_51"> </text:span><text:span text:style-name="_34_1">h</text:span><text:span text:style-name="_31_41">e</text:span><text:span text:style-name="_32_09">r</text:span><text:span text:style-name="_34_4">e</text:span><text:span text:style-name="_31_47">d</text:span><text:span text:style-name="_31_74">i</text:span><text:span text:style-name="_36_5">t</text:span><text:span text:style-name="_31_19">a</text:span><text:span text:style-name="_32_22">r</text:span><text:span text:style-name="_32_7">y</text:span><text:span text:style-name="_37_6"> </text:span><text:span text:style-name="_32_03">m</text:span><text:span text:style-name="_32_3">a</text:span><text:span text:style-name="_31_32">t</text:span><text:span text:style-name="_32_19">e</text:span><text:span text:style-name="_32_9">r</text:span><text:span text:style-name="_31_46">i</text:span><text:span text:style-name="_31_79">a</text:span><text:span text:style-name="_32_1">l</text:span></text:p>
      <text:p text:style-name="P1"><text:span text:style-name="_31_76">C</text:span><text:span text:style-name="_36_5">h</text:span><text:span text:style-name="_31_26">a</text:span><text:span text:style-name="_32_25">n</text:span><text:span text:style-name="_32_1">g</text:span><text:span text:style-name="_39_5">e</text:span><text:span text:style-name="_32_01">s</text:span><text:span text:style-name="_31_"> </text:span><text:span text:style-name="_31_05">o</text:span><text:span text:style-name="_31_71">f</text:span><text:span text:style-name="_31_"> </text:span><text:span text:style-name="_39_9">t</text:span><text:span text:style-name="_31_79">h</text:span><text:span text:style-name="_33_6">e</text:span><text:span text:style-name="_37_6"> </text:span><text:span text:style-name="_32_06">c</text:span><text:span text:style-name="_33_0">h</text:span><text:span text:style-name="_31_13">i</text:span><text:span text:style-name="_32_24">l</text:span><text:span text:style-name="_32_7">d</text:span><text:span text:style-name="_37_6"> </text:span><text:span text:style-name="_31_71">m</text:span><text:span text:style-name="_37_2">a</text:span><text:span text:style-name="_31_26">c</text:span><text:span text:style-name="_32_01">h</text:span><text:span text:style-name="_33_6">i</text:span><text:span text:style-name="_31_43">n</text:span><text:span text:style-name="_31_88">e</text:span><text:span text:style-name="_31_"> </text:span><text:span text:style-name="_31_25">=</text:span><text:span text:style-name="_31_51"> </text:span><text:span text:style-name="_32_1">m</text:span><text:span text:style-name="_31_20">u</text:span><text:span text:style-name="_32_06">t</text:span><text:span text:style-name="_32_4">a</text:span><text:span text:style-name="_39_6">t</text:span><text:span text:style-name="_32_25">i</text:span><text:span text:style-name="_32_4">o</text:span><text:span text:style-name="_31_28">n</text:span><text:span text:style-name="_31_85">,</text:span></text:p>
      <text:p text:style-name="P1"><text:span text:style-name="_31_20">N</text:span><text:span text:style-name="_32_21">a</text:span><text:span text:style-name="_34_4">t</text:span><text:span text:style-name="_31_28">u</text:span><text:span text:style-name="_31_89">r</text:span><text:span text:style-name="_36_5">a</text:span><text:span text:style-name="_31_44">l</text:span><text:span text:style-name="_31_51"> </text:span><text:span text:style-name="_35_9">s</text:span><text:span text:style-name="_31_44">e</text:span><text:span text:style-name="_31_80">l</text:span><text:span text:style-name="_35_4">e</text:span><text:span text:style-name="_31_44">c</text:span><text:span text:style-name="_32_04">t</text:span><text:span text:style-name="_35_3">i</text:span><text:span text:style-name="_31_31">o</text:span><text:span text:style-name="_32_04">n</text:span><text:span text:style-name="_31_"> </text:span><text:span text:style-name="_31_41">=</text:span><text:span text:style-name="_31_51"> </text:span><text:span text:style-name="_36_0">j</text:span><text:span text:style-name="_31_28">u</text:span><text:span text:style-name="_31_88">d</text:span><text:span text:style-name="_37_1">g</text:span><text:span text:style-name="_31_41">m</text:span><text:span text:style-name="_32_00">e</text:span><text:span text:style-name="_35_1">n</text:span><text:span text:style-name="_39_6">t</text:span><text:span text:style-name="_31_51"> </text:span><text:span text:style-name="_33_6">o</text:span><text:span text:style-name="_31_44">f</text:span><text:span text:style-name="_31_51"> </text:span><text:span text:style-name="_32_7">t</text:span><text:span text:style-name="_31_47">h</text:span><text:span text:style-name="_32_04">e</text:span><text:span text:style-name="_31_"> </text:span><text:span text:style-name="_31_32">e</text:span><text:span text:style-name="_31_91">x</text:span><text:span text:style-name="_34_2">p</text:span><text:span text:style-name="_31_28">e</text:span><text:span text:style-name="_31_73">r</text:span><text:span text:style-name="_35_0">i</text:span><text:span text:style-name="_31_25">m</text:span><text:span text:style-name="_32_09">e</text:span><text:span text:style-name="_33_8">n</text:span><text:span text:style-name="_31_01">t</text:span><text:span text:style-name="_31_80">e</text:span><text:span text:style-name="_36_8">r</text:span></text:p>
      <text:p text:style-name="P1"><text:span text:style-name="_32_06">O</text:span><text:span text:style-name="_37_2">n</text:span><text:span text:style-name="_31_17">e</text:span><text:span text:style-name="_31_51"> </text:span><text:span text:style-name="_36_6">m</text:span><text:span text:style-name="_39_8">a</text:span><text:span text:style-name="_31_91">y</text:span><text:span text:style-name="_31_"> </text:span><text:span text:style-name="_31_44">h</text:span><text:span text:style-name="_32_10">o</text:span><text:span text:style-name="_37_1">p</text:span><text:span text:style-name="_31_34">e</text:span><text:span text:style-name="_31_73">,</text:span><text:span text:style-name="_31_"> </text:span><text:span text:style-name="_31_41">h</text:span><text:span text:style-name="_31_88">o</text:span><text:span text:style-name="_37_5">w</text:span><text:span text:style-name="_31_28">e</text:span><text:span text:style-name="_32_24">v</text:span><text:span text:style-name="_36_0">e</text:span><text:span text:style-name="_31_50">r</text:span><text:span text:style-name="_32_22">,</text:span><text:span text:style-name="_31_"> </text:span><text:span text:style-name="_31_35">t</text:span><text:span text:style-name="_31_94">h</text:span><text:span text:style-name="_37_2">a</text:span><text:span text:style-name="_31_04">t</text:span><text:span text:style-name="_31_51"> </text:span><text:span text:style-name="_32_1">t</text:span><text:span text:style-name="_31_01">h</text:span><text:span text:style-name="_32_21">i</text:span><text:span text:style-name="_32_1">s</text:span><text:span text:style-name="_37_6"> </text:span><text:span text:style-name="_32_00">p</text:span><text:span text:style-name="_35_7">r</text:span><text:span text:style-name="_31_35">o</text:span><text:span text:style-name="_32_19">c</text:span><text:span text:style-name="_35_1">e</text:span><text:span text:style-name="_31_47">s</text:span><text:span text:style-name="_31_74">s</text:span><text:span text:style-name="_31_"> </text:span><text:span text:style-name="_31_02">w</text:span><text:span text:style-name="_31_91">i</text:span><text:span text:style-name="_33_6">l</text:span><text:span text:style-name="_31_02">l</text:span><text:span text:style-name="_31_51"> </text:span><text:span text:style-name="_32_4">b</text:span><text:span text:style-name="_31_10">e</text:span><text:span text:style-name="_31_51"> </text:span><text:span text:style-name="_33_5">m</text:span><text:span text:style-name="_31_50">o</text:span><text:span text:style-name="_32_04">r</text:span><text:span text:style-name="_34_4">e</text:span><text:span text:style-name="_37_6"> </text:span><text:span text:style-name="_32_22">e</text:span><text:span text:style-name="_33_8">x</text:span><text:span text:style-name="_31_16">p</text:span><text:span text:style-name="_32_06">e</text:span><text:span text:style-name="_34_1">d</text:span><text:span text:style-name="_39_9">i</text:span><text:span text:style-name="_31_89">t</text:span><text:span text:style-name="_36_6">i</text:span><text:span text:style-name="_31_05">o</text:span><text:span text:style-name="_32_00">u</text:span><text:span text:style-name="_32_3">s</text:span><text:span text:style-name="_37_6"> </text:span><text:span text:style-name="_31_76">t</text:span><text:span text:style-name="_33_0">h</text:span><text:span text:style-name="_31_28">a</text:span><text:span text:style-name="_32_18">n</text:span><text:span text:style-name="_31_"> </text:span><text:span text:style-name="_31_41">e</text:span><text:span text:style-name="_32_09">v</text:span><text:span text:style-name="_36_6">o</text:span><text:span text:style-name="_31_41">l</text:span><text:span text:style-name="_31_86">u</text:span><text:span text:style-name="_36_0">t</text:span><text:span text:style-name="_31_44">i</text:span><text:span text:style-name="_32_03">o</text:span><text:span text:style-name="_37_5">n</text:span><text:span text:style-name="_31_41">.</text:span><text:span text:style-name="_31_51"> </text:span><text:span text:style-name="_35_1">T</text:span><text:span text:style-name="_31_50">h</text:span><text:span text:style-name="_32_09">e</text:span><text:span text:style-name="_31_"> </text:span><text:span text:style-name="_31_43">s</text:span><text:span text:style-name="_32_01">u</text:span><text:span text:style-name="_34_1">r</text:span><text:span text:style-name="_31_34">v</text:span><text:span text:style-name="_32_01">i</text:span><text:span text:style-name="_36_5">v</text:span><text:span text:style-name="_31_16">a</text:span><text:span text:style-name="_31_70">l</text:span><text:span text:style-name="_31_"> </text:span><text:span text:style-name="_31_31">o</text:span><text:span text:style-name="_32_09">f</text:span><text:span text:style-name="_31_"> </text:span><text:span text:style-name="_31_44">t</text:span><text:span text:style-name="_31_88">h</text:span><text:span text:style-name="_33_0">e</text:span><text:span text:style-name="_37_6"> </text:span><text:span text:style-name="_32_19">f</text:span><text:span text:style-name="_32_6">i</text:span><text:span text:style-name="_31_41">t</text:span><text:span text:style-name="_31_74">t</text:span><text:span text:style-name="_35_7">e</text:span><text:span text:style-name="_31_28">s</text:span><text:span text:style-name="_31_94">t</text:span><text:span text:style-name="_31_"> </text:span><text:span text:style-name="_39_6">i</text:span><text:span text:style-name="_32_09">s</text:span><text:span text:style-name="_31_"> </text:span><text:span text:style-name="_39_9">a</text:span><text:span text:style-name="_31_51"> </text:span><text:span text:style-name="_33_0">s</text:span><text:span text:style-name="_31_11">l</text:span><text:span text:style-name="_31_94">o</text:span><text:span text:style-name="_34_2">w</text:span><text:span text:style-name="_37_6"> </text:span><text:span text:style-name="_31_95">m</text:span><text:span text:style-name="_33_5">e</text:span><text:span text:style-name="_31_29">t</text:span><text:span text:style-name="_32_10">h</text:span><text:span text:style-name="_36_0">o</text:span><text:span text:style-name="_31_16">d</text:span><text:span text:style-name="_31_51"> </text:span><text:span text:style-name="_32_9">f</text:span><text:span text:style-name="_31_32">o</text:span><text:span text:style-name="_32_24">r</text:span><text:span text:style-name="_31_"> </text:span><text:span text:style-name="_31_41">m</text:span><text:span text:style-name="_31_74">e</text:span><text:span text:style-name="_35_7">a</text:span><text:span text:style-name="_31_25">s</text:span><text:span text:style-name="_32_09">u</text:span><text:span text:style-name="_34_4">r</text:span><text:span text:style-name="_31_32">i</text:span><text:span text:style-name="_32_21">n</text:span><text:span text:style-name="_33_9">g</text:span><text:span text:style-name="_37_6"> </text:span><text:span text:style-name="_31_95">a</text:span><text:span text:style-name="_32_6">d</text:span><text:span text:style-name="_39_8">v</text:span><text:span text:style-name="_32_24">a</text:span><text:span text:style-name="_35_1">n</text:span><text:span text:style-name="_31_01">t</text:span><text:span text:style-name="_32_22">a</text:span><text:span text:style-name="_33_9">g</text:span><text:span text:style-name="_31_11">e</text:span><text:span text:style-name="_32_06">s</text:span><text:span text:style-name="_36_5">.</text:span><text:span text:style-name="_37_6"> </text:span><text:span text:style-name="_31_95">T</text:span><text:span text:style-name="_34_4">h</text:span><text:span text:style-name="_31_34">e</text:span><text:span text:style-name="_31_51"> </text:span><text:span text:style-name="_32_0">e</text:span><text:span text:style-name="_31_13">x</text:span><text:span text:style-name="_31_79">p</text:span><text:span text:style-name="_32_3">e</text:span><text:span text:style-name="_31_40">r</text:span><text:span text:style-name="_32_09">i</text:span><text:span text:style-name="_34_5">m</text:span><text:span text:style-name="_31_19">e</text:span><text:span text:style-name="_32_10">n</text:span><text:span text:style-name="_35_3">t</text:span><text:span text:style-name="_31_02">e</text:span><text:span text:style-name="_31_89">r</text:span><text:span text:style-name="_35_0">,</text:span><text:span text:style-name="_37_6"> </text:span><text:span text:style-name="_32_06">b</text:span><text:span text:style-name="_34_5">y</text:span><text:span text:style-name="_37_6"> </text:span><text:span text:style-name="_31_85">t</text:span><text:span text:style-name="_32_7">h</text:span><text:span text:style-name="_39_9">e</text:span><text:span text:style-name="_31_51"> </text:span><text:span text:style-name="_34_4">e</text:span><text:span text:style-name="_31_01">x</text:span><text:span text:style-name="_31_76">e</text:span><text:span text:style-name="_35_6">r</text:span><text:span text:style-name="_31_29">c</text:span><text:span text:style-name="_32_01">i</text:span><text:span text:style-name="_37_1">s</text:span><text:span text:style-name="_31_50">e</text:span><text:span text:style-name="_31_51"> </text:span><text:span text:style-name="_37_1">o</text:span><text:span text:style-name="_31_14">f</text:span><text:span text:style-name="_31_51"> </text:span><text:span text:style-name="_32_3">i</text:span><text:span text:style-name="_31_05">n</text:span><text:span text:style-name="_31_73">t</text:span><text:span text:style-name="_35_1">e</text:span><text:span text:style-name="_31_11">l</text:span><text:span text:style-name="_31_74">l</text:span><text:span text:style-name="_37_5">i</text:span><text:span text:style-name="_31_25">g</text:span><text:span text:style-name="_32_10">e</text:span><text:span text:style-name="_32_9">n</text:span><text:span text:style-name="_31_02">c</text:span><text:span text:style-name="_31_91">e</text:span><text:span text:style-name="_33_6">,</text:span><text:span text:style-name="_37_6"> </text:span><text:span text:style-name="_32_09">s</text:span><text:span text:style-name="_35_3">h</text:span><text:span text:style-name="_39_6">o</text:span><text:span text:style-name="_32_16">u</text:span><text:span text:style-name="_33_5">l</text:span><text:span text:style-name="_31_35">d</text:span><text:span text:style-name="_31_51"> </text:span><text:span text:style-name="_33_0">h</text:span><text:span text:style-name="_31_05">e</text:span><text:span text:style-name="_31_51"> </text:span><text:span text:style-name="_37_2">a</text:span><text:span text:style-name="_31_34">b</text:span><text:span text:style-name="_31_80">l</text:span><text:span text:style-name="_33_6">e</text:span><text:span text:style-name="_37_6"> </text:span><text:span text:style-name="_31_77">t</text:span><text:span text:style-name="_34_5">o</text:span><text:span text:style-name="_37_6"> </text:span><text:span text:style-name="_32_24">s</text:span><text:span text:style-name="_35_0">p</text:span><text:span text:style-name="_39_9">e</text:span><text:span text:style-name="_32_25">e</text:span><text:span text:style-name="_36_0">d</text:span><text:span text:style-name="_37_6"> </text:span><text:span text:style-name="_32_22">i</text:span><text:span text:style-name="_36_5">t</text:span><text:span text:style-name="_37_6"> </text:span><text:span text:style-name="_31_86">u</text:span><text:span text:style-name="_36_5">p</text:span><text:span text:style-name="_31_04">.</text:span><text:span text:style-name="_31_51"> </text:span><text:span text:style-name="_35_4">E</text:span><text:span text:style-name="_31_47">q</text:span><text:span text:style-name="_32_07">u</text:span><text:span text:style-name="_34_2">a</text:span><text:span text:style-name="_31_41">l</text:span><text:span text:style-name="_31_80">l</text:span><text:span text:style-name="_37_4">y</text:span><text:span text:style-name="_37_6"> </text:span><text:span text:style-name="_31_76">i</text:span><text:span text:style-name="_34_5">m</text:span><text:span text:style-name="_31_17">p</text:span><text:span text:style-name="_32_07">o</text:span><text:span text:style-name="_37_4">r</text:span><text:span text:style-name="_31_10">t</text:span><text:span text:style-name="_32_16">a</text:span><text:span text:style-name="_34_5">n</text:span><text:span text:style-name="_31_40">t</text:span><text:span text:style-name="_31_51"> </text:span><text:span text:style-name="_32_7">i</text:span><text:span text:style-name="_31_14">s</text:span><text:span text:style-name="_31_51"> </text:span><text:span text:style-name="_37_4">t</text:span><text:span text:style-name="_31_05">h</text:span><text:span text:style-name="_31_71">e</text:span><text:span text:style-name="_31_"> </text:span><text:span text:style-name="_31_10">f</text:span><text:span text:style-name="_31_74">a</text:span><text:span text:style-name="_32_6">c</text:span><text:span text:style-name="_31_14">t</text:span><text:span text:style-name="_31_51"> </text:span><text:span text:style-name="_32_6">t</text:span><text:span text:style-name="_31_28">h</text:span><text:span text:style-name="_31_77">a</text:span><text:span text:style-name="_35_7">t</text:span><text:span text:style-name="_37_6"> </text:span><text:span text:style-name="_31_92">h</text:span><text:span text:style-name="_35_4">e</text:span><text:span text:style-name="_37_6"> </text:span><text:span text:style-name="_31_80">i</text:span><text:span text:style-name="_36_6">s</text:span><text:span text:style-name="_37_6"> </text:span><text:span text:style-name="_32_04">n</text:span><text:span text:style-name="_34_5">o</text:span><text:span text:style-name="_31_31">t</text:span><text:span text:style-name="_31_51"> </text:span><text:span text:style-name="_35_9">r</text:span><text:span text:style-name="_31_16">e</text:span><text:span text:style-name="_32_21">s</text:span><text:span text:style-name="_33_9">t</text:span><text:span text:style-name="_31_16">r</text:span><text:span text:style-name="_31_92">i</text:span><text:span text:style-name="_37_1">c</text:span><text:span text:style-name="_31_29">t</text:span><text:span text:style-name="_32_24">e</text:span><text:span text:style-name="_35_9">d</text:span><text:span text:style-name="_37_6"> </text:span><text:span text:style-name="_31_71">t</text:span><text:span text:style-name="_33_8">o</text:span><text:span text:style-name="_37_6"> </text:span><text:span text:style-name="_32_21">r</text:span><text:span text:style-name="_36_9">a</text:span><text:span text:style-name="_31_25">n</text:span><text:span text:style-name="_32_07">d</text:span><text:span text:style-name="_34_2">o</text:span><text:span text:style-name="_31_05">m</text:span><text:span text:style-name="_31_51"> </text:span><text:span text:style-name="_37_1">m</text:span><text:span text:style-name="_31_04">u</text:span><text:span text:style-name="_31_85">t</text:span><text:span text:style-name="_36_9">a</text:span><text:span text:style-name="_31_47">t</text:span><text:span text:style-name="_32_22">i</text:span><text:span text:style-name="_32_0">o</text:span><text:span text:style-name="_31_01">n</text:span><text:span text:style-name="_31_92">s</text:span><text:span text:style-name="_33_0">.</text:span><text:span text:style-name="_37_6"> </text:span><text:span text:style-name="_31_86">I</text:span><text:span text:style-name="_33_8">f</text:span><text:span text:style-name="_37_6"> </text:span><text:span text:style-name="_32_16">h</text:span><text:span text:style-name="_36_0">e</text:span><text:span text:style-name="_37_6"> </text:span><text:span text:style-name="_32_04">c</text:span><text:span text:style-name="_32_1">a</text:span><text:span text:style-name="_31_01">n</text:span><text:span text:style-name="_31_51"> </text:span><text:span text:style-name="_33_6">t</text:span><text:span text:style-name="_31_20">r</text:span><text:span text:style-name="_32_04">a</text:span><text:span text:style-name="_35_4">c</text:span><text:span text:style-name="_39_9">e</text:span><text:span text:style-name="_31_51"> </text:span><text:span text:style-name="_35_1">a</text:span><text:span text:style-name="_37_6"> </text:span><text:span text:style-name="_31_88">c</text:span><text:span text:style-name="_36_8">a</text:span><text:span text:style-name="_31_35">u</text:span><text:span text:style-name="_32_07">s</text:span><text:span text:style-name="_34_5">e</text:span><text:span text:style-name="_37_6"> </text:span><text:span text:style-name="_31_91">f</text:span><text:span text:style-name="_33_6">o</text:span><text:span text:style-name="_39_9">r</text:span><text:span text:style-name="_31_51"> </text:span><text:span text:style-name="_34_2">s</text:span><text:span text:style-name="_31_29">o</text:span><text:span text:style-name="_31_74">m</text:span><text:span text:style-name="_35_4">e</text:span><text:span text:style-name="_37_6"> </text:span><text:span text:style-name="_31_91">w</text:span><text:span text:style-name="_35_7">e</text:span><text:span text:style-name="_31_43">a</text:span><text:span text:style-name="_32_00">k</text:span><text:span text:style-name="_37_4">n</text:span><text:span text:style-name="_31_40">e</text:span><text:span text:style-name="_31_91">s</text:span><text:span text:style-name="_34_5">s</text:span><text:span text:style-name="_37_6"> </text:span><text:span text:style-name="_32_25">h</text:span><text:span text:style-name="_32_0">e</text:span><text:span text:style-name="_37_6"> </text:span><text:span text:style-name="_32_21">c</text:span><text:span text:style-name="_32_7">a</text:span><text:span text:style-name="_31_02">n</text:span><text:span text:style-name="_31_51"> </text:span><text:span text:style-name="_35_6">p</text:span><text:span text:style-name="_31_28">r</text:span><text:span text:style-name="_32_15">o</text:span><text:span text:style-name="_36_9">b</text:span><text:span text:style-name="_39_9">a</text:span><text:span text:style-name="_32_22">b</text:span><text:span text:style-name="_32_4">l</text:span><text:span text:style-name="_31_14">y</text:span><text:span text:style-name="_31_51"> </text:span><text:span text:style-name="_34_5">t</text:span><text:span text:style-name="_31_47">h</text:span><text:span text:style-name="_32_03">i</text:span><text:span text:style-name="_32_6">n</text:span><text:span text:style-name="_31_02">k</text:span><text:span text:style-name="_31_51"> </text:span><text:span text:style-name="_33_5">o</text:span><text:span text:style-name="_31_47">f</text:span><text:span text:style-name="_31_51"> </text:span><text:span text:style-name="_36_8">t</text:span><text:span text:style-name="_31_01">h</text:span><text:span text:style-name="_31_73">e</text:span><text:span text:style-name="_31_"> </text:span><text:span text:style-name="_31_05">k</text:span><text:span text:style-name="_31_73">i</text:span><text:span text:style-name="_37_4">n</text:span><text:span text:style-name="_39_8">d</text:span><text:span text:style-name="_31_51"> </text:span><text:span text:style-name="_35_6">o</text:span><text:span text:style-name="_31_01">f</text:span><text:span text:style-name="_31_51"> </text:span><text:span text:style-name="_35_1">m</text:span><text:span text:style-name="_39_8">u</text:span><text:span text:style-name="_31_79">t</text:span><text:span text:style-name="_32_6">a</text:span><text:span text:style-name="_31_04">t</text:span><text:span text:style-name="_32_16">i</text:span><text:span text:style-name="_34_2">o</text:span><text:span text:style-name="_31_13">n</text:span><text:span text:style-name="_31_51"> </text:span><text:span text:style-name="_32_6">w</text:span><text:span text:style-name="_31_14">h</text:span><text:span text:style-name="_32_07">i</text:span><text:span text:style-name="_35_1">c</text:span><text:span text:style-name="_31_10">h</text:span><text:span text:style-name="_31_51"> </text:span><text:span text:style-name="_35_6">w</text:span><text:span text:style-name="_31_19">i</text:span><text:span text:style-name="_31_85">l</text:span><text:span text:style-name="_35_1">l</text:span><text:span text:style-name="_37_6"> </text:span><text:span text:style-name="_32_22">i</text:span><text:span text:style-name="_34_1">m</text:span><text:span text:style-name="_31_20">p</text:span><text:span text:style-name="_31_76">r</text:span><text:span text:style-name="_36_9">o</text:span><text:span text:style-name="_31_34">v</text:span><text:span text:style-name="_31_85">e</text:span><text:span text:style-name="_31_"> </text:span><text:span text:style-name="_31_04">i</text:span><text:span text:style-name="_32_00">t</text:span><text:span text:style-name="_37_2">.</text:span></text:p>
      <text:p text:style-name="P1"><text:span text:style-name="_31_88">I</text:span><text:span text:style-name="_33_9">t</text:span><text:span text:style-name="_37_6"> </text:span><text:span text:style-name="_32_18">w</text:span><text:span text:style-name="_32_3">i</text:span><text:span text:style-name="_31_43">l</text:span><text:span text:style-name="_31_92">l</text:span><text:span text:style-name="_31_"> </text:span><text:span text:style-name="_31_43">n</text:span><text:span text:style-name="_31_77">o</text:span><text:span text:style-name="_36_5">t</text:span><text:span text:style-name="_37_6"> </text:span><text:span text:style-name="_32_01">b</text:span><text:span text:style-name="_37_1">e</text:span><text:span text:style-name="_37_6"> </text:span><text:span text:style-name="_32_22">p</text:span><text:span text:style-name="_35_7">o</text:span><text:span text:style-name="_31_11">s</text:span><text:span text:style-name="_32_00">s</text:span><text:span text:style-name="_32_9">i</text:span><text:span text:style-name="_31_20">b</text:span><text:span text:style-name="_31_94">l</text:span><text:span text:style-name="_35_0">e</text:span><text:span text:style-name="_37_6"> </text:span><text:span text:style-name="_32_19">t</text:span><text:span text:style-name="_32_0">o</text:span><text:span text:style-name="_37_6"> </text:span><text:span text:style-name="_31_94">a</text:span><text:span text:style-name="_37_1">p</text:span><text:span text:style-name="_31_44">p</text:span><text:span text:style-name="_31_92">l</text:span><text:span text:style-name="_33_0">y</text:span><text:span text:style-name="_37_6"> </text:span><text:span text:style-name="_31_88">e</text:span><text:span text:style-name="_35_3">x</text:span><text:span text:style-name="_31_02">a</text:span><text:span text:style-name="_31_71">c</text:span><text:span text:style-name="_34_5">t</text:span><text:span text:style-name="_31_44">l</text:span><text:span text:style-name="_31_80">y</text:span><text:span text:style-name="_31_"> </text:span><text:span text:style-name="_31_29">t</text:span><text:span text:style-name="_31_94">h</text:span><text:span text:style-name="_32_9">e</text:span><text:span text:style-name="_37_6"> </text:span><text:span text:style-name="_32_24">s</text:span><text:span text:style-name="_37_1">a</text:span><text:span text:style-name="_31_01">m</text:span><text:span text:style-name="_31_71">e</text:span><text:span text:style-name="_31_"> </text:span><text:span text:style-name="_31_16">t</text:span><text:span text:style-name="_31_79">e</text:span><text:span text:style-name="_35_6">a</text:span><text:span text:style-name="_31_35">c</text:span><text:span text:style-name="_31_85">h</text:span><text:span text:style-name="_32_6">i</text:span><text:span text:style-name="_31_50">n</text:span><text:span text:style-name="_31_86">g</text:span><text:span text:style-name="_31_"> </text:span><text:span text:style-name="_31_05">p</text:span><text:span text:style-name="_31_79">r</text:span><text:span text:style-name="_32_3">o</text:span><text:span text:style-name="_31_01">c</text:span><text:span text:style-name="_32_07">e</text:span><text:span text:style-name="_35_4">s</text:span><text:span text:style-name="_31_50">s</text:span><text:span text:style-name="_31_51"> </text:span><text:span text:style-name="_32_0">t</text:span><text:span text:style-name="_31_50">o</text:span><text:span text:style-name="_31_51"> </text:span><text:span text:style-name="_32_3">t</text:span><text:span text:style-name="_31_32">h</text:span><text:span text:style-name="_31_77">e</text:span><text:span text:style-name="_31_"> </text:span><text:span text:style-name="_31_35">m</text:span><text:span text:style-name="_31_88">a</text:span><text:span text:style-name="_33_6">c</text:span><text:span text:style-name="_31_32">h</text:span><text:span text:style-name="_31_85">i</text:span><text:span text:style-name="_33_6">n</text:span><text:span text:style-name="_39_6">e</text:span><text:span text:style-name="_31_51"> </text:span><text:span text:style-name="_32_6">a</text:span><text:span text:style-name="_31_41">s</text:span><text:span text:style-name="_31_51"> </text:span><text:span text:style-name="_34_5">t</text:span><text:span text:style-name="_31_02">o</text:span><text:span text:style-name="_31_51"> </text:span><text:span text:style-name="_32_9">a</text:span><text:span text:style-name="_37_6"> </text:span><text:span text:style-name="_32_18">n</text:span><text:span text:style-name="_32_3">o</text:span><text:span text:style-name="_31_31">r</text:span><text:span text:style-name="_31_89">m</text:span><text:span text:style-name="_35_3">a</text:span><text:span text:style-name="_31_20">l</text:span><text:span text:style-name="_31_51"> </text:span><text:span text:style-name="_36_8">c</text:span><text:span text:style-name="_31_05">h</text:span><text:span text:style-name="_31_74">i</text:span><text:span text:style-name="_35_0">l</text:span><text:span text:style-name="_31_17">d</text:span><text:span text:style-name="_32_15">.</text:span><text:span text:style-name="_31_"> </text:span><text:span text:style-name="_31_31">I</text:span><text:span text:style-name="_32_00">t</text:span><text:span text:style-name="_31_"> </text:span><text:span text:style-name="_31_04">w</text:span><text:span text:style-name="_31_92">i</text:span><text:span text:style-name="_37_5">l</text:span><text:span text:style-name="_31_04">l</text:span><text:span text:style-name="_31_51"> </text:span><text:span text:style-name="_34_5">n</text:span><text:span text:style-name="_31_17">o</text:span><text:span text:style-name="_31_95">t</text:span><text:span text:style-name="_32_6">,</text:span><text:span text:style-name="_37_6"> </text:span><text:span text:style-name="_31_85">f</text:span><text:span text:style-name="_32_3">o</text:span><text:span text:style-name="_31_34">r</text:span><text:span text:style-name="_31_51"> </text:span><text:span text:style-name="_35_1">i</text:span><text:span text:style-name="_31_31">n</text:span><text:span text:style-name="_32_06">s</text:span><text:span text:style-name="_33_5">t</text:span><text:span text:style-name="_31_43">a</text:span><text:span text:style-name="_31_92">n</text:span><text:span text:style-name="_36_5">c</text:span><text:span text:style-name="_31_49">e</text:span><text:span text:style-name="_32_21">,</text:span><text:span text:style-name="_31_"> </text:span><text:span text:style-name="_31_25">b</text:span><text:span text:style-name="_32_06">e</text:span><text:span text:style-name="_31_"> </text:span><text:span text:style-name="_31_26">p</text:span><text:span text:style-name="_32_22">r</text:span><text:span text:style-name="_33_6">o</text:span><text:span text:style-name="_31_01">v</text:span><text:span text:style-name="_31_86">i</text:span><text:span text:style-name="_36_6">d</text:span><text:span text:style-name="_31_16">e</text:span><text:span text:style-name="_31_80">d</text:span><text:span text:style-name="_31_"> </text:span><text:span text:style-name="_31_49">w</text:span><text:span text:style-name="_31_71">i</text:span><text:span text:style-name="_35_4">t</text:span><text:span text:style-name="_31_25">h</text:span><text:span text:style-name="_31_51"> </text:span><text:span text:style-name="_36_0">l</text:span><text:span text:style-name="_39_5">e</text:span><text:span text:style-name="_31_88">g</text:span><text:span text:style-name="_35_3">s</text:span><text:span text:style-name="_31_40">,</text:span><text:span text:style-name="_31_51"> </text:span><text:span text:style-name="_34_1">s</text:span><text:span text:style-name="_31_04">o</text:span><text:span text:style-name="_31_51"> </text:span><text:span text:style-name="_37_4">t</text:span><text:span text:style-name="_39_9">h</text:span><text:span text:style-name="_32_22">a</text:span><text:span text:style-name="_36_6">t</text:span><text:span text:style-name="_37_6"> </text:span><text:span text:style-name="_32_06">i</text:span><text:span text:style-name="_35_3">t</text:span><text:span text:style-name="_37_6"> </text:span><text:span text:style-name="_32_07">c</text:span><text:span text:style-name="_33_5">o</text:span><text:span text:style-name="_31_34">u</text:span><text:span text:style-name="_31_88">l</text:span><text:span text:style-name="_33_0">d</text:span><text:span text:style-name="_37_6"> </text:span><text:span text:style-name="_31_79">n</text:span><text:span text:style-name="_33_0">o</text:span><text:span text:style-name="_39_5">t</text:span><text:span text:style-name="_31_51"> </text:span><text:span text:style-name="_36_6">b</text:span><text:span text:style-name="_31_11">e</text:span><text:span text:style-name="_31_51"> </text:span><text:span text:style-name="_34_2">a</text:span><text:span text:style-name="_31_41">s</text:span><text:span text:style-name="_32_01">k</text:span><text:span text:style-name="_35_6">e</text:span><text:span text:style-name="_31_20">d</text:span><text:span text:style-name="_31_51"> </text:span><text:span text:style-name="_35_9">t</text:span><text:span text:style-name="_31_14">o</text:span><text:span text:style-name="_31_51"> </text:span><text:span text:style-name="_36_0">g</text:span><text:span text:style-name="_31_01">o</text:span><text:span text:style-name="_31_51"> </text:span><text:span text:style-name="_34_1">o</text:span><text:span text:style-name="_31_19">u</text:span><text:span text:style-name="_31_86">t</text:span><text:span text:style-name="_31_"> </text:span><text:span text:style-name="_31_17">a</text:span><text:span text:style-name="_31_95">n</text:span><text:span text:style-name="_36_8">d</text:span><text:span text:style-name="_37_6"> </text:span><text:span text:style-name="_31_80">f</text:span><text:span text:style-name="_34_1">i</text:span><text:span text:style-name="_31_50">l</text:span><text:span text:style-name="_32_15">l</text:span><text:span text:style-name="_31_"> </text:span><text:span text:style-name="_31_26">t</text:span><text:span text:style-name="_32_18">h</text:span><text:span text:style-name="_34_4">e</text:span><text:span text:style-name="_37_6"> </text:span><text:span text:style-name="_32_16">c</text:span><text:span text:style-name="_35_6">o</text:span><text:span text:style-name="_31_31">a</text:span><text:span text:style-name="_32_19">l</text:span><text:span text:style-name="_31_"> </text:span><text:span text:style-name="_31_02">s</text:span><text:span text:style-name="_32_09">c</text:span><text:span text:style-name="_33_0">u</text:span><text:span text:style-name="_31_34">t</text:span><text:span text:style-name="_31_79">t</text:span><text:span text:style-name="_35_4">l</text:span><text:span text:style-name="_31_46">e</text:span><text:span text:style-name="_32_16">.</text:span><text:span text:style-name="_31_"> </text:span><text:span text:style-name="_31_14">P</text:span><text:span text:style-name="_31_74">o</text:span><text:span text:style-name="_32_0">s</text:span><text:span text:style-name="_31_14">s</text:span><text:span text:style-name="_31_76">i</text:span><text:span text:style-name="_37_2">b</text:span><text:span text:style-name="_31_02">l</text:span><text:span text:style-name="_31_74">y</text:span><text:span text:style-name="_31_"> </text:span><text:span text:style-name="_39_5">i</text:span><text:span text:style-name="_31_77">t</text:span><text:span text:style-name="_31_"> </text:span><text:span text:style-name="_31_13">m</text:span><text:span text:style-name="_32_19">i</text:span><text:span text:style-name="_36_0">g</text:span><text:span text:style-name="_31_34">h</text:span><text:span text:style-name="_32_07">t</text:span><text:span text:style-name="_31_"> </text:span><text:span text:style-name="_39_8">n</text:span><text:span text:style-name="_32_18">o</text:span><text:span text:style-name="_32_4">t</text:span><text:span text:style-name="_37_6"> </text:span><text:span text:style-name="_31_80">h</text:span><text:span text:style-name="_34_5">a</text:span><text:span text:style-name="_39_8">v</text:span><text:span text:style-name="_31_94">e</text:span><text:span text:style-name="_31_"> </text:span><text:span text:style-name="_31_17">e</text:span><text:span text:style-name="_31_92">y</text:span><text:span text:style-name="_33_5">e</text:span><text:span text:style-name="_31_17">s</text:span><text:span text:style-name="_32_10">.</text:span><text:span text:style-name="_31_"> </text:span><text:span text:style-name="_31_31">B</text:span><text:span text:style-name="_31_74">u</text:span><text:span text:style-name="_36_5">t</text:span><text:span text:style-name="_37_6"> </text:span><text:span text:style-name="_31_89">h</text:span><text:span text:style-name="_33_0">o</text:span><text:span text:style-name="_31_10">w</text:span><text:span text:style-name="_32_03">e</text:span><text:span text:style-name="_37_4">v</text:span><text:span text:style-name="_31_43">e</text:span><text:span text:style-name="_32_24">r</text:span><text:span text:style-name="_31_"> </text:span><text:span text:style-name="_31_14">w</text:span><text:span text:style-name="_32_16">e</text:span><text:span text:style-name="_33_0">l</text:span><text:span text:style-name="_31_05">l</text:span><text:span text:style-name="_31_51"> </text:span><text:span text:style-name="_35_0">t</text:span><text:span text:style-name="_31_28">h</text:span><text:span text:style-name="_31_85">e</text:span><text:span text:style-name="_35_6">s</text:span><text:span text:style-name="_31_46">e</text:span><text:span text:style-name="_31_51"> </text:span><text:span text:style-name="_37_5">d</text:span><text:span text:style-name="_31_34">e</text:span><text:span text:style-name="_32_24">f</text:span><text:span text:style-name="_32_4">i</text:span><text:span text:style-name="_31_40">c</text:span><text:span text:style-name="_32_21">i</text:span><text:span text:style-name="_33_9">e</text:span><text:span text:style-name="_39_8">n</text:span><text:span text:style-name="_31_76">c</text:span><text:span text:style-name="_35_3">i</text:span><text:span text:style-name="_31_26">e</text:span><text:span text:style-name="_31_88">s</text:span><text:span text:style-name="_31_"> </text:span><text:span text:style-name="_31_19">m</text:span><text:span text:style-name="_32_10">i</text:span><text:span text:style-name="_32_0">g</text:span><text:span text:style-name="_31_31">h</text:span><text:span text:style-name="_32_18">t</text:span><text:span text:style-name="_31_"> </text:span><text:span text:style-name="_31_10">b</text:span><text:span text:style-name="_31_95">e</text:span><text:span text:style-name="_31_"> </text:span><text:span text:style-name="_31_11">o</text:span><text:span text:style-name="_31_74">v</text:span><text:span text:style-name="_33_6">e</text:span><text:span text:style-name="_31_41">r</text:span><text:span text:style-name="_31_74">c</text:span><text:span text:style-name="_36_0">o</text:span><text:span text:style-name="_31_02">m</text:span><text:span text:style-name="_32_09">e</text:span><text:span text:style-name="_31_"> </text:span><text:span text:style-name="_39_8">b</text:span><text:span text:style-name="_32_21">y</text:span><text:span text:style-name="_31_"> </text:span><text:span text:style-name="_31_13">c</text:span><text:span text:style-name="_32_24">l</text:span><text:span text:style-name="_32_0">e</text:span><text:span text:style-name="_31_44">v</text:span><text:span text:style-name="_32_25">e</text:span><text:span text:style-name="_34_5">r</text:span><text:span text:style-name="_37_6"> </text:span><text:span text:style-name="_32_00">e</text:span><text:span text:style-name="_35_0">n</text:span><text:span text:style-name="_39_9">g</text:span><text:span text:style-name="_31_70">i</text:span><text:span text:style-name="_34_1">n</text:span><text:span text:style-name="_31_10">e</text:span><text:span text:style-name="_31_79">e</text:span><text:span text:style-name="_32_6">r</text:span><text:span text:style-name="_31_10">i</text:span><text:span text:style-name="_32_25">n</text:span><text:span text:style-name="_33_9">g</text:span><text:span text:style-name="_31_50">,</text:span><text:span text:style-name="_31_51"> </text:span><text:span text:style-name="_35_9">o</text:span><text:span text:style-name="_31_17">n</text:span><text:span text:style-name="_31_74">e</text:span><text:span text:style-name="_31_"> </text:span><text:span text:style-name="_31_40">c</text:span><text:span text:style-name="_31_73">o</text:span><text:span text:style-name="_34_2">u</text:span><text:span text:style-name="_31_16">l</text:span><text:span text:style-name="_31_73">d</text:span><text:span text:style-name="_31_"> </text:span><text:span text:style-name="_31_50">n</text:span><text:span text:style-name="_32_03">o</text:span><text:span text:style-name="_36_0">t</text:span><text:span text:style-name="_37_6"> </text:span><text:span text:style-name="_31_74">s</text:span><text:span text:style-name="_36_6">e</text:span><text:span text:style-name="_31_40">n</text:span><text:span text:style-name="_32_19">d</text:span><text:span text:style-name="_31_"> </text:span><text:span text:style-name="_31_25">t</text:span><text:span text:style-name="_31_86">h</text:span><text:span text:style-name="_33_0">e</text:span><text:span text:style-name="_37_6"> </text:span><text:span text:style-name="_32_06">c</text:span><text:span text:style-name="_36_6">r</text:span><text:span text:style-name="_31_17">e</text:span><text:span text:style-name="_32_25">a</text:span><text:span text:style-name="_36_9">t</text:span><text:span text:style-name="_31_47">u</text:span><text:span text:style-name="_32_25">r</text:span><text:span text:style-name="_33_6">e</text:span><text:span text:style-name="_37_6"> </text:span><text:span text:style-name="_31_92">t</text:span><text:span text:style-name="_32_7">o</text:span><text:span text:style-name="_37_6"> </text:span><text:span text:style-name="_32_25">s</text:span><text:span text:style-name="_36_0">c</text:span><text:span text:style-name="_39_6">h</text:span><text:span text:style-name="_32_16">o</text:span><text:span text:style-name="_37_4">o</text:span><text:span text:style-name="_31_25">l</text:span><text:span text:style-name="_31_51"> </text:span><text:span text:style-name="_32_4">w</text:span><text:span text:style-name="_31_46">i</text:span><text:span text:style-name="_32_19">t</text:span><text:span text:style-name="_34_2">h</text:span><text:span text:style-name="_31_49">o</text:span><text:span text:style-name="_31_77">u</text:span><text:span text:style-name="_37_2">t</text:span><text:span text:style-name="_37_6"> </text:span><text:span text:style-name="_32_01">t</text:span><text:span text:style-name="_35_7">h</text:span><text:span text:style-name="_31_04">e</text:span><text:span text:style-name="_31_51"> </text:span><text:span text:style-name="_33_9">o</text:span><text:span text:style-name="_31_14">t</text:span><text:span text:style-name="_32_21">h</text:span><text:span text:style-name="_36_8">e</text:span><text:span text:style-name="_31_16">r</text:span><text:span text:style-name="_31_51"> </text:span><text:span text:style-name="_33_0">c</text:span><text:span text:style-name="_31_02">h</text:span><text:span text:style-name="_31_94">i</text:span><text:span text:style-name="_37_1">l</text:span><text:span text:style-name="_31_20">d</text:span><text:span text:style-name="_32_24">r</text:span><text:span text:style-name="_36_6">e</text:span><text:span text:style-name="_31_04">n</text:span><text:span text:style-name="_31_51"> </text:span><text:span text:style-name="_33_6">m</text:span><text:span text:style-name="_31_47">a</text:span><text:span text:style-name="_32_19">k</text:span><text:span text:style-name="_33_5">i</text:span><text:span text:style-name="_31_20">n</text:span><text:span text:style-name="_31_76">g</text:span><text:span text:style-name="_31_"> </text:span><text:span text:style-name="_31_25">e</text:span><text:span text:style-name="_32_01">x</text:span><text:span text:style-name="_33_5">c</text:span><text:span text:style-name="_31_13">e</text:span><text:span text:style-name="_32_00">s</text:span><text:span text:style-name="_37_2">s</text:span><text:span text:style-name="_31_26">i</text:span><text:span text:style-name="_31_89">v</text:span><text:span text:style-name="_35_1">e</text:span><text:span text:style-name="_37_6"> </text:span><text:span text:style-name="_31_79">f</text:span><text:span text:style-name="_36_5">u</text:span><text:span text:style-name="_39_8">n</text:span><text:span text:style-name="_31_51"> </text:span><text:span text:style-name="_35_9">o</text:span><text:span text:style-name="_31_05">f</text:span><text:span text:style-name="_31_51"> </text:span><text:span text:style-name="_36_6">i</text:span><text:span text:style-name="_31_44">t</text:span><text:span text:style-name="_31_79">.</text:span><text:span text:style-name="_31_"> </text:span><text:span text:style-name="_31_01">I</text:span><text:span text:style-name="_32_25">t</text:span><text:span text:style-name="_31_"> </text:span><text:span text:style-name="_31_25">m</text:span><text:span text:style-name="_32_25">u</text:span><text:span text:style-name="_35_9">s</text:span><text:span text:style-name="_39_6">t</text:span><text:span text:style-name="_31_51"> </text:span><text:span text:style-name="_32_6">b</text:span><text:span text:style-name="_31_29">e</text:span><text:span text:style-name="_31_51"> </text:span><text:span text:style-name="_35_7">g</text:span><text:span text:style-name="_31_47">i</text:span><text:span text:style-name="_32_22">v</text:span><text:span text:style-name="_32_3">e</text:span><text:span text:style-name="_31_29">n</text:span><text:span text:style-name="_31_51"> </text:span><text:span text:style-name="_35_3">s</text:span><text:span text:style-name="_31_17">o</text:span><text:span text:style-name="_31_70">m</text:span><text:span text:style-name="_32_3">e</text:span><text:span text:style-name="_37_6"> </text:span><text:span text:style-name="_31_89">t</text:span><text:span text:style-name="_34_1">u</text:span><text:span text:style-name="_31_49">i</text:span><text:span text:style-name="_32_24">t</text:span><text:span text:style-name="_37_2">i</text:span><text:span text:style-name="_31_04">o</text:span><text:span text:style-name="_31_71">n</text:span><text:span text:style-name="_32_9">.</text:span><text:span text:style-name="_37_6"> </text:span><text:span text:style-name="_31_74">W</text:span><text:span text:style-name="_33_9">e</text:span><text:span text:style-name="_37_6"> </text:span><text:span text:style-name="_31_89">n</text:span><text:span text:style-name="_33_9">e</text:span><text:span text:style-name="_31_40">e</text:span><text:span text:style-name="_31_80">d</text:span><text:span text:style-name="_31_"> </text:span><text:span text:style-name="_31_29">n</text:span><text:span text:style-name="_32_10">o</text:span><text:span text:style-name="_37_4">t</text:span><text:span text:style-name="_37_6"> </text:span><text:span text:style-name="_32_03">b</text:span><text:span text:style-name="_36_5">e</text:span><text:span text:style-name="_37_6"> </text:span><text:span text:style-name="_32_03">t</text:span><text:span text:style-name="_36_0">o</text:span><text:span text:style-name="_31_31">o</text:span><text:span text:style-name="_31_51"> </text:span><text:span text:style-name="_36_9">c</text:span><text:span text:style-name="_31_41">o</text:span><text:span text:style-name="_32_09">n</text:span><text:span text:style-name="_35_9">c</text:span><text:span text:style-name="_31_11">e</text:span><text:span text:style-name="_31_79">r</text:span><text:span text:style-name="_35_1">n</text:span><text:span text:style-name="_39_8">e</text:span><text:span text:style-name="_32_24">d</text:span><text:span text:style-name="_31_"> </text:span><text:span text:style-name="_31_25">a</text:span><text:span text:style-name="_31_80">b</text:span><text:span text:style-name="_32_4">o</text:span><text:span text:style-name="_31_11">u</text:span><text:span text:style-name="_31_86">t</text:span><text:span text:style-name="_31_"> </text:span><text:span text:style-name="_39_8">t</text:span><text:span text:style-name="_32_01">h</text:span><text:span text:style-name="_33_9">e</text:span><text:span text:style-name="_37_6"> </text:span><text:span text:style-name="_31_71">l</text:span><text:span text:style-name="_32_0">e</text:span><text:span text:style-name="_31_02">g</text:span><text:span text:style-name="_32_18">s</text:span><text:span text:style-name="_35_4">,</text:span><text:span text:style-name="_37_6"> </text:span><text:span text:style-name="_32_06">e</text:span><text:span text:style-name="_35_9">y</text:span><text:span text:style-name="_31_35">e</text:span><text:span text:style-name="_31_88">s</text:span><text:span text:style-name="_36_5">,</text:span><text:span text:style-name="_37_6"> </text:span><text:span text:style-name="_32_06">e</text:span><text:span text:style-name="_37_2">t</text:span><text:span text:style-name="_31_10">c</text:span><text:span text:style-name="_31_91">.</text:span><text:span text:style-name="_31_"> </text:span><text:span text:style-name="_31_46">T</text:span><text:span text:style-name="_32_06">h</text:span><text:span text:style-name="_36_8">e</text:span><text:span text:style-name="_37_6"> </text:span><text:span text:style-name="_32_24">e</text:span><text:span text:style-name="_35_7">x</text:span><text:span text:style-name="_31_31">a</text:span><text:span text:style-name="_31_89">m</text:span><text:span text:style-name="_34_5">p</text:span><text:span text:style-name="_31_29">l</text:span><text:span text:style-name="_32_24">e</text:span><text:span text:style-name="_31_"> </text:span><text:span text:style-name="_31_34">o</text:span><text:span text:style-name="_31_92">f</text:span><text:span text:style-name="_31_"> </text:span><text:span text:style-name="_31_02">M</text:span><text:span text:style-name="_31_74">i</text:span><text:span text:style-name="_34_5">s</text:span><text:span text:style-name="_31_40">s</text:span><text:span text:style-name="_31_51"> </text:span><text:span text:style-name="_32_4">H</text:span><text:span text:style-name="_31_41">e</text:span><text:span text:style-name="_31_91">l</text:span><text:span text:style-name="_35_7">e</text:span><text:span text:style-name="_31_44">n</text:span><text:span text:style-name="_31_51"> </text:span><text:span text:style-name="_37_5">K</text:span><text:span text:style-name="_31_04">e</text:span><text:span text:style-name="_32_07">l</text:span><text:span text:style-name="_37_2">l</text:span><text:span text:style-name="_31_01">e</text:span><text:span text:style-name="_31_88">r</text:span><text:span text:style-name="_31_"> </text:span><text:span text:style-name="_31_05">s</text:span><text:span text:style-name="_32_00">h</text:span><text:span text:style-name="_35_4">o</text:span><text:span text:style-name="_31_16">w</text:span><text:span text:style-name="_31_95">s</text:span><text:span text:style-name="_31_"> </text:span><text:span text:style-name="_31_47">t</text:span><text:span text:style-name="_31_94">h</text:span><text:span text:style-name="_35_1">a</text:span><text:span text:style-name="_31_01">t</text:span><text:span text:style-name="_31_51"> </text:span><text:span text:style-name="_36_5">e</text:span><text:span text:style-name="_39_6">d</text:span><text:span text:style-name="_32_25">u</text:span><text:span text:style-name="_35_9">c</text:span><text:span text:style-name="_31_05">a</text:span><text:span text:style-name="_31_79">t</text:span><text:span text:style-name="_37_1">i</text:span><text:span text:style-name="_31_46">o</text:span><text:span text:style-name="_32_18">n</text:span><text:span text:style-name="_31_"> </text:span><text:span text:style-name="_31_44">c</text:span><text:span text:style-name="_31_92">a</text:span><text:span text:style-name="_34_5">n</text:span><text:span text:style-name="_37_6"> </text:span><text:span text:style-name="_31_80">t</text:span><text:span text:style-name="_36_6">a</text:span><text:span text:style-name="_31_34">k</text:span><text:span text:style-name="_31_92">e</text:span><text:span text:style-name="_31_"> </text:span><text:span text:style-name="_31_25">p</text:span><text:span text:style-name="_32_15">l</text:span><text:span text:style-name="_36_5">a</text:span><text:span text:style-name="_31_47">c</text:span><text:span text:style-name="_32_16">e</text:span><text:span text:style-name="_31_"> </text:span><text:span text:style-name="_31_19">p</text:span><text:span text:style-name="_31_94">r</text:span><text:span text:style-name="_37_5">o</text:span><text:span text:style-name="_31_40">v</text:span><text:span text:style-name="_31_92">i</text:span><text:span text:style-name="_35_4">d</text:span><text:span text:style-name="_31_02">e</text:span><text:span text:style-name="_31_85">d</text:span><text:span text:style-name="_31_"> </text:span><text:span text:style-name="_31_13">t</text:span><text:span text:style-name="_31_80">h</text:span><text:span text:style-name="_33_6">a</text:span><text:span text:style-name="_31_50">t</text:span><text:span text:style-name="_31_51"> </text:span><text:span text:style-name="_33_9">c</text:span><text:span text:style-name="_31_49">o</text:span><text:span text:style-name="_32_03">m</text:span><text:span text:style-name="_35_3">m</text:span><text:span text:style-name="_31_19">u</text:span><text:span text:style-name="_32_07">n</text:span><text:span text:style-name="_34_4">i</text:span><text:span text:style-name="_31_20">c</text:span><text:span text:style-name="_31_89">a</text:span><text:span text:style-name="_36_8">t</text:span><text:span text:style-name="_39_8">i</text:span><text:span text:style-name="_31_89">o</text:span><text:span text:style-name="_36_9">n</text:span><text:span text:style-name="_37_6"> </text:span><text:span text:style-name="_32_10">i</text:span><text:span text:style-name="_37_1">n</text:span><text:span text:style-name="_37_6"> </text:span><text:span text:style-name="_31_91">b</text:span><text:span text:style-name="_32_3">o</text:span><text:span text:style-name="_39_8">t</text:span><text:span text:style-name="_31_94">h</text:span><text:span text:style-name="_31_"> </text:span><text:span text:style-name="_31_50">d</text:span><text:span text:style-name="_32_06">i</text:span><text:span text:style-name="_33_8">r</text:span><text:span text:style-name="_39_6">e</text:span><text:span text:style-name="_31_91">c</text:span><text:span text:style-name="_33_0">t</text:span><text:span text:style-name="_31_26">i</text:span><text:span text:style-name="_31_71">o</text:span><text:span text:style-name="_36_8">n</text:span><text:span text:style-name="_31_28">s</text:span><text:span text:style-name="_31_51"> </text:span><text:span text:style-name="_32_4">b</text:span><text:span text:style-name="_39_8">e</text:span><text:span text:style-name="_32_03">t</text:span><text:span text:style-name="_34_1">w</text:span><text:span text:style-name="_31_46">e</text:span><text:span text:style-name="_32_00">e</text:span><text:span text:style-name="_36_9">n</text:span><text:span text:style-name="_37_6"> </text:span><text:span text:style-name="_32_25">t</text:span><text:span text:style-name="_32_6">e</text:span><text:span text:style-name="_31_10">a</text:span><text:span text:style-name="_32_06">c</text:span><text:span text:style-name="_32_1">h</text:span><text:span text:style-name="_31_41">e</text:span><text:span text:style-name="_31_95">r</text:span><text:span text:style-name="_31_"> </text:span><text:span text:style-name="_31_04">a</text:span><text:span text:style-name="_31_77">n</text:span><text:span text:style-name="_32_3">d</text:span><text:span text:style-name="_37_6"> </text:span><text:span text:style-name="_31_94">p</text:span><text:span text:style-name="_36_8">u</text:span><text:span text:style-name="_31_49">p</text:span><text:span text:style-name="_32_04">i</text:span><text:span text:style-name="_33_0">l</text:span><text:span text:style-name="_37_6"> </text:span><text:span text:style-name="_31_89">c</text:span><text:span text:style-name="_34_5">a</text:span><text:span text:style-name="_31_49">n</text:span><text:span text:style-name="_31_51"> </text:span><text:span text:style-name="_35_7">t</text:span><text:span text:style-name="_31_05">a</text:span><text:span text:style-name="_32_07">k</text:span><text:span text:style-name="_34_2">e</text:span><text:span text:style-name="_37_6"> </text:span><text:span text:style-name="_32_01">p</text:span><text:span text:style-name="_35_9">l</text:span><text:span text:style-name="_31_29">a</text:span><text:span text:style-name="_31_85">c</text:span><text:span text:style-name="_32_4">e</text:span><text:span text:style-name="_37_6"> </text:span><text:span text:style-name="_32_07">b</text:span><text:span text:style-name="_32_6">y</text:span><text:span text:style-name="_37_6"> </text:span><text:span text:style-name="_31_85">s</text:span><text:span text:style-name="_35_7">o</text:span><text:span text:style-name="_31_49">m</text:span><text:span text:style-name="_31_88">e</text:span><text:span text:style-name="_31_"> </text:span><text:span text:style-name="_39_8">m</text:span><text:span text:style-name="_32_09">e</text:span><text:span text:style-name="_33_8">a</text:span><text:span text:style-name="_31_44">n</text:span><text:span text:style-name="_31_88">s</text:span><text:span text:style-name="_31_"> </text:span><text:span text:style-name="_31_13">o</text:span><text:span text:style-name="_32_04">r</text:span><text:span text:style-name="_31_"> </text:span><text:span text:style-name="_31_10">o</text:span><text:span text:style-name="_31_94">t</text:span><text:span text:style-name="_35_4">h</text:span><text:span text:style-name="_31_29">e</text:span><text:span text:style-name="_32_03">r</text:span><text:span text:style-name="_33_6">.</text:span></text:p>
      <text:p text:style-name="P1"><text:span text:style-name="_31_92">W</text:span><text:span text:style-name="_37_1">e</text:span><text:span text:style-name="_37_6"> </text:span><text:span text:style-name="_32_16">n</text:span><text:span text:style-name="_37_2">o</text:span><text:span text:style-name="_31_14">r</text:span><text:span text:style-name="_31_77">m</text:span><text:span text:style-name="_37_5">a</text:span><text:span text:style-name="_31_10">l</text:span><text:span text:style-name="_31_70">l</text:span><text:span text:style-name="_36_0">y</text:span><text:span text:style-name="_37_6"> </text:span><text:span text:style-name="_31_85">a</text:span><text:span text:style-name="_32_0">s</text:span><text:span text:style-name="_31_50">s</text:span><text:span text:style-name="_32_16">o</text:span><text:span text:style-name="_33_0">c</text:span><text:span text:style-name="_39_6">i</text:span><text:span text:style-name="_31_77">a</text:span><text:span text:style-name="_33_0">t</text:span><text:span text:style-name="_31_28">e</text:span><text:span text:style-name="_31_51"> </text:span><text:span text:style-name="_34_1">p</text:span><text:span text:style-name="_31_11">u</text:span><text:span text:style-name="_31_89">n</text:span><text:span text:style-name="_32_3">i</text:span><text:span text:style-name="_31_10">s</text:span><text:span text:style-name="_32_25">h</text:span><text:span text:style-name="_35_4">m</text:span><text:span text:style-name="_31_40">e</text:span><text:span text:style-name="_31_91">n</text:span><text:span text:style-name="_37_2">t</text:span><text:span text:style-name="_31_34">s</text:span><text:span text:style-name="_31_51"> </text:span><text:span text:style-name="_33_6">a</text:span><text:span text:style-name="_31_47">n</text:span><text:span text:style-name="_32_03">d</text:span><text:span text:style-name="_31_"> </text:span><text:span text:style-name="_31_04">r</text:span><text:span text:style-name="_32_24">e</text:span><text:span text:style-name="_35_9">w</text:span><text:span text:style-name="_31_05">a</text:span><text:span text:style-name="_32_15">r</text:span><text:span text:style-name="_37_1">d</text:span><text:span text:style-name="_31_19">s</text:span><text:span text:style-name="_31_51"> </text:span><text:span text:style-name="_32_4">w</text:span><text:span text:style-name="_39_8">i</text:span><text:span text:style-name="_32_24">t</text:span><text:span text:style-name="_35_6">h</text:span><text:span text:style-name="_37_6"> </text:span><text:span text:style-name="_32_01">t</text:span><text:span text:style-name="_35_0">h</text:span><text:span text:style-name="_31_43">e</text:span><text:span text:style-name="_31_51"> </text:span><text:span text:style-name="_35_4">t</text:span><text:span text:style-name="_31_32">e</text:span><text:span text:style-name="_32_01">a</text:span><text:span text:style-name="_35_3">c</text:span><text:span text:style-name="_31_02">h</text:span><text:span text:style-name="_31_89">i</text:span><text:span text:style-name="_35_6">n</text:span><text:span text:style-name="_31_34">g</text:span><text:span text:style-name="_31_51"> </text:span><text:span text:style-name="_37_5">p</text:span><text:span text:style-name="_31_43">r</text:span><text:span text:style-name="_32_10">o</text:span><text:span text:style-name="_33_0">c</text:span><text:span text:style-name="_39_5">e</text:span><text:span text:style-name="_32_21">s</text:span><text:span text:style-name="_32_4">s</text:span><text:span text:style-name="_31_11">.</text:span><text:span text:style-name="_31_51"> </text:span><text:span text:style-name="_32_0">S</text:span><text:span text:style-name="_31_43">o</text:span><text:span text:style-name="_32_10">m</text:span><text:span text:style-name="_37_1">e</text:span><text:span text:style-name="_37_6"> </text:span><text:span text:style-name="_32_24">s</text:span><text:span text:style-name="_32_7">i</text:span><text:span text:style-name="_31_32">m</text:span><text:span text:style-name="_32_19">p</text:span><text:span text:style-name="_32_7">l</text:span><text:span text:style-name="_39_9">e</text:span><text:span text:style-name="_31_51"> </text:span><text:span text:style-name="_33_8">c</text:span><text:span text:style-name="_31_35">h</text:span><text:span text:style-name="_32_22">i</text:span><text:span text:style-name="_36_9">l</text:span><text:span text:style-name="_31_35">d</text:span><text:span text:style-name="_31_51"> </text:span><text:span text:style-name="_36_5">m</text:span><text:span text:style-name="_31_29">a</text:span><text:span text:style-name="_31_80">c</text:span><text:span text:style-name="_37_4">h</text:span><text:span text:style-name="_31_31">i</text:span><text:span text:style-name="_31_74">n</text:span><text:span text:style-name="_35_9">e</text:span><text:span text:style-name="_31_04">s</text:span><text:span text:style-name="_31_51"> </text:span><text:span text:style-name="_37_4">c</text:span><text:span text:style-name="_31_31">a</text:span><text:span text:style-name="_31_89">n</text:span><text:span text:style-name="_31_"> </text:span><text:span text:style-name="_31_43">b</text:span><text:span text:style-name="_32_25">e</text:span><text:span text:style-name="_31_"> </text:span><text:span text:style-name="_39_8">c</text:span><text:span text:style-name="_32_01">o</text:span><text:span text:style-name="_37_5">n</text:span><text:span text:style-name="_31_32">s</text:span><text:span text:style-name="_31_92">t</text:span><text:span text:style-name="_35_1">r</text:span><text:span text:style-name="_31_01">u</text:span><text:span text:style-name="_31_73">c</text:span><text:span text:style-name="_32_6">t</text:span><text:span text:style-name="_31_19">e</text:span><text:span text:style-name="_32_07">d</text:span><text:span text:style-name="_31_"> </text:span><text:span text:style-name="_31_26">o</text:span><text:span text:style-name="_31_86">r</text:span><text:span text:style-name="_31_"> </text:span><text:span text:style-name="_31_05">p</text:span><text:span text:style-name="_31_91">r</text:span><text:span text:style-name="_34_4">o</text:span><text:span text:style-name="_31_13">g</text:span><text:span text:style-name="_32_07">r</text:span><text:span text:style-name="_37_5">a</text:span><text:span text:style-name="_31_11">m</text:span><text:span text:style-name="_31_74">m</text:span><text:span text:style-name="_35_3">e</text:span><text:span text:style-name="_31_32">d</text:span><text:span text:style-name="_31_51"> </text:span><text:span text:style-name="_36_0">o</text:span><text:span text:style-name="_31_41">n</text:span><text:span text:style-name="_31_51"> </text:span><text:span text:style-name="_37_5">t</text:span><text:span text:style-name="_31_34">h</text:span><text:span text:style-name="_31_77">i</text:span><text:span text:style-name="_37_2">s</text:span><text:span text:style-name="_37_6"> </text:span><text:span text:style-name="_32_06">s</text:span><text:span text:style-name="_33_0">o</text:span><text:span text:style-name="_31_20">r</text:span><text:span text:style-name="_32_15">t</text:span><text:span text:style-name="_31_"> </text:span><text:span text:style-name="_31_32">o</text:span><text:span text:style-name="_32_24">f</text:span><text:span text:style-name="_31_"> </text:span><text:span text:style-name="_31_17">p</text:span><text:span text:style-name="_31_89">r</text:span><text:span text:style-name="_37_4">i</text:span><text:span text:style-name="_31_10">n</text:span><text:span text:style-name="_32_18">c</text:span><text:span text:style-name="_32_7">i</text:span><text:span text:style-name="_31_05">p</text:span><text:span text:style-name="_31_79">l</text:span><text:span text:style-name="_36_9">e</text:span><text:span text:style-name="_31_29">.</text:span><text:span text:style-name="_31_51"> </text:span><text:span text:style-name="_32_4">T</text:span><text:span text:style-name="_31_10">h</text:span><text:span text:style-name="_31_85">e</text:span><text:span text:style-name="_31_"> </text:span><text:span text:style-name="_31_41">m</text:span><text:span text:style-name="_31_95">a</text:span><text:span text:style-name="_36_0">c</text:span><text:span text:style-name="_31_17">h</text:span><text:span text:style-name="_32_24">i</text:span><text:span text:style-name="_34_5">n</text:span><text:span text:style-name="_31_50">e</text:span><text:span text:style-name="_31_51"> </text:span><text:span text:style-name="_32_4">h</text:span><text:span text:style-name="_31_04">a</text:span><text:span text:style-name="_32_16">s</text:span><text:span text:style-name="_31_"> </text:span><text:span text:style-name="_31_11">t</text:span><text:span text:style-name="_31_88">o</text:span><text:span text:style-name="_31_"> </text:span><text:span text:style-name="_31_46">b</text:span><text:span text:style-name="_31_89">e</text:span><text:span text:style-name="_31_"> </text:span><text:span text:style-name="_31_40">s</text:span><text:span text:style-name="_32_10">o</text:span><text:span text:style-name="_31_"> </text:span><text:span text:style-name="_31_35">c</text:span><text:span text:style-name="_31_91">o</text:span><text:span text:style-name="_35_7">n</text:span><text:span text:style-name="_31_02">s</text:span><text:span text:style-name="_31_70">t</text:span><text:span text:style-name="_34_1">r</text:span><text:span text:style-name="_31_46">u</text:span><text:span text:style-name="_32_24">c</text:span><text:span text:style-name="_32_3">t</text:span><text:span text:style-name="_31_05">e</text:span><text:span text:style-name="_31_91">d</text:span><text:span text:style-name="_31_"> </text:span><text:span text:style-name="_31_47">t</text:span><text:span text:style-name="_31_89">h</text:span><text:span text:style-name="_35_7">a</text:span><text:span text:style-name="_31_35">t</text:span><text:span text:style-name="_31_51"> </text:span><text:span text:style-name="_33_9">e</text:span><text:span text:style-name="_31_46">v</text:span><text:span text:style-name="_32_01">e</text:span><text:span text:style-name="_36_8">n</text:span><text:span text:style-name="_31_10">t</text:span><text:span text:style-name="_32_18">s</text:span><text:span text:style-name="_31_"> </text:span><text:span text:style-name="_31_50">w</text:span><text:span text:style-name="_32_03">h</text:span><text:span text:style-name="_33_0">i</text:span><text:span text:style-name="_31_29">c</text:span><text:span text:style-name="_31_95">h</text:span><text:span text:style-name="_31_"> </text:span><text:span text:style-name="_39_5">s</text:span><text:span text:style-name="_31_79">h</text:span><text:span text:style-name="_33_5">o</text:span><text:span text:style-name="_31_44">r</text:span><text:span text:style-name="_32_19">t</text:span><text:span text:style-name="_35_1">l</text:span><text:span text:style-name="_31_19">y</text:span><text:span text:style-name="_31_51"> </text:span><text:span text:style-name="_37_2">p</text:span><text:span text:style-name="_31_32">r</text:span><text:span text:style-name="_31_86">e</text:span><text:span text:style-name="_35_3">c</text:span><text:span text:style-name="_31_14">e</text:span><text:span text:style-name="_32_06">d</text:span><text:span text:style-name="_36_9">e</text:span><text:span text:style-name="_31_01">d</text:span><text:span text:style-name="_31_51"> </text:span><text:span text:style-name="_32_4">t</text:span><text:span text:style-name="_31_02">h</text:span><text:span text:style-name="_32_07">e</text:span><text:span text:style-name="_31_"> </text:span><text:span text:style-name="_31_31">o</text:span><text:span text:style-name="_31_92">c</text:span><text:span text:style-name="_32_0">c</text:span><text:span text:style-name="_31_25">u</text:span><text:span text:style-name="_32_24">r</text:span><text:span text:style-name="_36_6">r</text:span><text:span text:style-name="_31_44">e</text:span><text:span text:style-name="_31_91">n</text:span><text:span text:style-name="_36_8">c</text:span><text:span text:style-name="_31_13">e</text:span><text:span text:style-name="_31_51"> </text:span><text:span text:style-name="_35_6">o</text:span><text:span text:style-name="_31_13">f</text:span><text:span text:style-name="_31_51"> </text:span><text:span text:style-name="_33_5">a</text:span><text:span text:style-name="_37_6"> </text:span><text:span text:style-name="_32_16">p</text:span><text:span text:style-name="_37_1">u</text:span><text:span text:style-name="_31_46">n</text:span><text:span text:style-name="_32_10">i</text:span><text:span text:style-name="_32_4">s</text:span><text:span text:style-name="_39_5">h</text:span><text:span text:style-name="_32_21">m</text:span><text:span text:style-name="_35_7">e</text:span><text:span text:style-name="_31_35">n</text:span><text:span text:style-name="_32_10">t</text:span><text:span text:style-name="_31_"> </text:span><text:span text:style-name="_31_44">s</text:span><text:span text:style-name="_31_86">i</text:span><text:span text:style-name="_33_6">g</text:span><text:span text:style-name="_31_19">n</text:span><text:span text:style-name="_31_71">a</text:span><text:span text:style-name="_36_9">l</text:span><text:span text:style-name="_37_6"> </text:span><text:span text:style-name="_31_89">a</text:span><text:span text:style-name="_32_4">r</text:span><text:span text:style-name="_31_11">e</text:span><text:span text:style-name="_31_51"> </text:span><text:span text:style-name="_37_5">u</text:span><text:span text:style-name="_39_8">n</text:span><text:span text:style-name="_31_91">l</text:span><text:span text:style-name="_32_9">i</text:span><text:span text:style-name="_39_9">k</text:span><text:span text:style-name="_32_25">e</text:span><text:span text:style-name="_33_8">l</text:span><text:span text:style-name="_31_34">y</text:span><text:span text:style-name="_31_51"> </text:span><text:span text:style-name="_36_8">t</text:span><text:span text:style-name="_31_47">o</text:span><text:span text:style-name="_31_51"> </text:span><text:span text:style-name="_35_3">b</text:span><text:span text:style-name="_39_6">e</text:span><text:span text:style-name="_31_51"> </text:span><text:span text:style-name="_35_7">r</text:span><text:span text:style-name="_31_04">e</text:span><text:span text:style-name="_32_15">p</text:span><text:span text:style-name="_37_4">e</text:span><text:span text:style-name="_31_13">a</text:span><text:span text:style-name="_32_24">t</text:span><text:span text:style-name="_35_3">e</text:span><text:span text:style-name="_31_41">d</text:span><text:span text:style-name="_32_10">,</text:span><text:span text:style-name="_31_"> </text:span><text:span text:style-name="_31_10">w</text:span><text:span text:style-name="_31_76">h</text:span><text:span text:style-name="_33_6">e</text:span><text:span text:style-name="_31_02">r</text:span><text:span text:style-name="_32_07">e</text:span><text:span text:style-name="_32_0">a</text:span><text:span text:style-name="_31_01">s</text:span><text:span text:style-name="_31_51"> </text:span><text:span text:style-name="_33_5">a</text:span><text:span text:style-name="_37_6"> </text:span><text:span text:style-name="_31_91">r</text:span><text:span text:style-name="_33_9">e</text:span><text:span text:style-name="_31_41">w</text:span><text:span text:style-name="_32_22">a</text:span><text:span text:style-name="_34_5">r</text:span><text:span text:style-name="_31_40">d</text:span><text:span text:style-name="_31_51"> </text:span><text:span text:style-name="_33_0">s</text:span><text:span text:style-name="_31_50">i</text:span><text:span text:style-name="_32_24">g</text:span><text:span text:style-name="_33_6">n</text:span><text:span text:style-name="_31_02">a</text:span><text:span text:style-name="_32_07">l</text:span><text:span text:style-name="_31_"> </text:span><text:span text:style-name="_31_32">i</text:span><text:span text:style-name="_32_06">n</text:span><text:span text:style-name="_36_6">c</text:span><text:span text:style-name="_31_29">r</text:span><text:span text:style-name="_32_04">e</text:span><text:span text:style-name="_37_2">a</text:span><text:span text:style-name="_31_01">s</text:span><text:span text:style-name="_31_70">e</text:span><text:span text:style-name="_33_8">d</text:span><text:span text:style-name="_37_6"> </text:span><text:span text:style-name="_31_80">t</text:span><text:span text:style-name="_32_0">h</text:span><text:span text:style-name="_31_32">e</text:span><text:span text:style-name="_31_51"> </text:span><text:span text:style-name="_35_4">p</text:span><text:span text:style-name="_39_9">r</text:span><text:span text:style-name="_31_71">o</text:span><text:span text:style-name="_32_3">b</text:span><text:span text:style-name="_31_26">a</text:span><text:span text:style-name="_32_01">b</text:span><text:span text:style-name="_32_1">i</text:span><text:span text:style-name="_31_31">l</text:span><text:span text:style-name="_32_09">i</text:span><text:span text:style-name="_36_9">t</text:span><text:span text:style-name="_31_28">y</text:span><text:span text:style-name="_31_51"> </text:span><text:span text:style-name="_33_8">o</text:span><text:span text:style-name="_31_43">f</text:span><text:span text:style-name="_31_51"> </text:span><text:span text:style-name="_32_4">r</text:span><text:span text:style-name="_39_5">e</text:span><text:span text:style-name="_31_85">p</text:span><text:span text:style-name="_32_9">e</text:span><text:span text:style-name="_31_32">t</text:span><text:span text:style-name="_31_74">i</text:span><text:span text:style-name="_36_6">t</text:span><text:span text:style-name="_31_13">i</text:span><text:span text:style-name="_32_03">o</text:span><text:span text:style-name="_34_1">n</text:span><text:span text:style-name="_37_6"> </text:span><text:span text:style-name="_32_00">o</text:span><text:span text:style-name="_32_3">f</text:span><text:span text:style-name="_37_6"> </text:span><text:span text:style-name="_31_80">t</text:span><text:span text:style-name="_37_1">h</text:span><text:span text:style-name="_39_6">e</text:span><text:span text:style-name="_31_51"> </text:span><text:span text:style-name="_36_6">e</text:span><text:span text:style-name="_31_44">v</text:span><text:span text:style-name="_31_79">e</text:span><text:span text:style-name="_35_6">n</text:span><text:span text:style-name="_31_04">t</text:span><text:span text:style-name="_32_10">s</text:span><text:span text:style-name="_31_"> </text:span><text:span text:style-name="_31_01">w</text:span><text:span text:style-name="_32_06">h</text:span><text:span text:style-name="_34_1">i</text:span><text:span text:style-name="_31_31">c</text:span><text:span text:style-name="_32_15">h</text:span><text:span text:style-name="_31_"> </text:span><text:span text:style-name="_31_25">l</text:span><text:span text:style-name="_32_24">e</text:span><text:span text:style-name="_36_5">d</text:span><text:span text:style-name="_37_6"> </text:span><text:span text:style-name="_32_03">u</text:span><text:span text:style-name="_37_5">p</text:span><text:span text:style-name="_37_6"> </text:span><text:span text:style-name="_32_18">t</text:span><text:span text:style-name="_37_2">o</text:span><text:span text:style-name="_37_6"> </text:span><text:span text:style-name="_31_80">i</text:span><text:span text:style-name="_33_5">t</text:span><text:span text:style-name="_31_05">.</text:span><text:span text:style-name="_31_51"> </text:span><text:span text:style-name="_35_3">T</text:span><text:span text:style-name="_31_11">h</text:span><text:span text:style-name="_31_77">e</text:span><text:span text:style-name="_33_6">s</text:span><text:span text:style-name="_31_50">e</text:span><text:span text:style-name="_31_51"> </text:span><text:span text:style-name="_32_9">d</text:span><text:span text:style-name="_31_29">e</text:span><text:span text:style-name="_32_24">f</text:span><text:span text:style-name="_35_7">i</text:span><text:span text:style-name="_31_13">n</text:span><text:span text:style-name="_32_25">i</text:span><text:span text:style-name="_35_3">t</text:span><text:span text:style-name="_31_41">i</text:span><text:span text:style-name="_32_00">o</text:span><text:span text:style-name="_36_6">n</text:span><text:span text:style-name="_31_01">s</text:span><text:span text:style-name="_31_51"> </text:span><text:span text:style-name="_32_6">d</text:span><text:span text:style-name="_31_35">o</text:span><text:span text:style-name="_31_51"> </text:span><text:span text:style-name="_32_1">n</text:span><text:span text:style-name="_31_01">o</text:span><text:span text:style-name="_32_10">t</text:span><text:span text:style-name="_31_"> </text:span><text:span text:style-name="_31_47">p</text:span><text:span text:style-name="_31_94">r</text:span><text:span text:style-name="_37_4">e</text:span><text:span text:style-name="_31_31">s</text:span><text:span text:style-name="_32_21">u</text:span><text:span text:style-name="_32_9">p</text:span><text:span text:style-name="_31_50">p</text:span><text:span text:style-name="_31_92">o</text:span><text:span text:style-name="_34_5">s</text:span><text:span text:style-name="_31_13">e</text:span><text:span text:style-name="_31_51"> </text:span><text:span text:style-name="_35_6">a</text:span><text:span text:style-name="_31_41">n</text:span><text:span text:style-name="_31_80">y</text:span><text:span text:style-name="_31_"> </text:span><text:span text:style-name="_39_8">f</text:span><text:span text:style-name="_31_76">e</text:span><text:span text:style-name="_35_1">e</text:span><text:span text:style-name="_31_05">l</text:span><text:span text:style-name="_32_06">i</text:span><text:span text:style-name="_37_1">n</text:span><text:span text:style-name="_31_17">g</text:span><text:span text:style-name="_32_22">s</text:span><text:span text:style-name="_31_"> </text:span><text:span text:style-name="_31_04">o</text:span><text:span text:style-name="_32_06">n</text:span><text:span text:style-name="_31_"> </text:span><text:span text:style-name="_39_5">t</text:span><text:span text:style-name="_32_04">h</text:span><text:span text:style-name="_36_0">e</text:span><text:span text:style-name="_37_6"> </text:span><text:span text:style-name="_32_00">p</text:span><text:span text:style-name="_32_1">a</text:span><text:span text:style-name="_31_41">r</text:span><text:span text:style-name="_31_95">t</text:span><text:span text:style-name="_31_"> </text:span><text:span text:style-name="_31_44">o</text:span><text:span text:style-name="_31_86">f</text:span><text:span text:style-name="_31_"> </text:span><text:span text:style-name="_31_01">t</text:span><text:span text:style-name="_32_19">h</text:span><text:span text:style-name="_36_5">e</text:span><text:span text:style-name="_37_6"> </text:span><text:span text:style-name="_31_73">m</text:span><text:span text:style-name="_33_9">a</text:span><text:span text:style-name="_31_40">c</text:span><text:span text:style-name="_32_00">h</text:span><text:span text:style-name="_36_6">i</text:span><text:span text:style-name="_31_05">n</text:span><text:span text:style-name="_32_06">e</text:span><text:span text:style-name="_33_0">,</text:span><text:span text:style-name="_37_6"> </text:span><text:span text:style-name="_31_80">I</text:span><text:span text:style-name="_31_"> </text:span><text:span text:style-name="_31_28">h</text:span><text:span text:style-name="_31_89">a</text:span><text:span text:style-name="_34_5">v</text:span><text:span text:style-name="_31_25">e</text:span><text:span text:style-name="_31_51"> </text:span><text:span text:style-name="_35_3">d</text:span><text:span text:style-name="_31_16">o</text:span><text:span text:style-name="_31_85">n</text:span><text:span text:style-name="_37_4">e</text:span><text:span text:style-name="_37_6"> </text:span><text:span text:style-name="_32_09">s</text:span><text:span text:style-name="_35_4">o</text:span><text:span text:style-name="_31_29">m</text:span><text:span text:style-name="_32_04">e</text:span><text:span text:style-name="_31_"> </text:span><text:span text:style-name="_31_14">e</text:span><text:span text:style-name="_31_76">x</text:span><text:span text:style-name="_32_3">p</text:span><text:span text:style-name="_31_26">e</text:span><text:span text:style-name="_31_86">r</text:span><text:span text:style-name="_35_4">i</text:span><text:span text:style-name="_31_26">m</text:span><text:span text:style-name="_31_89">e</text:span><text:span text:style-name="_32_7">n</text:span><text:span text:style-name="_39_8">t</text:span><text:span text:style-name="_32_18">s</text:span><text:span text:style-name="_31_"> </text:span><text:span text:style-name="_39_8">w</text:span><text:span text:style-name="_31_88">i</text:span><text:span text:style-name="_32_6">t</text:span><text:span text:style-name="_31_04">h</text:span><text:span text:style-name="_31_51"> </text:span><text:span text:style-name="_33_8">o</text:span><text:span text:style-name="_31_16">n</text:span><text:span text:style-name="_31_86">e</text:span><text:span text:style-name="_31_"> </text:span><text:span text:style-name="_39_5">s</text:span><text:span text:style-name="_31_88">u</text:span><text:span text:style-name="_36_5">c</text:span><text:span text:style-name="_31_19">h</text:span><text:span text:style-name="_31_51"> </text:span><text:span text:style-name="_36_6">c</text:span><text:span text:style-name="_39_9">h</text:span><text:span text:style-name="_32_07">i</text:span><text:span text:style-name="_37_4">l</text:span><text:span text:style-name="_31_01">d</text:span><text:span text:style-name="_31_51"> </text:span><text:span text:style-name="_32_1">m</text:span><text:span text:style-name="_31_13">a</text:span><text:span text:style-name="_32_25">c</text:span><text:span text:style-name="_34_5">h</text:span><text:span text:style-name="_39_5">i</text:span><text:span text:style-name="_32_06">n</text:span><text:span text:style-name="_35_9">e</text:span><text:span text:style-name="_39_9">,</text:span><text:span text:style-name="_31_51"> </text:span><text:span text:style-name="_33_8">a</text:span><text:span text:style-name="_39_9">n</text:span><text:span text:style-name="_31_79">d</text:span><text:span text:style-name="_31_"> </text:span><text:span text:style-name="_39_5">s</text:span><text:span text:style-name="_31_89">u</text:span><text:span text:style-name="_37_1">c</text:span><text:span text:style-name="_31_05">c</text:span><text:span text:style-name="_31_73">e</text:span><text:span text:style-name="_32_4">e</text:span><text:span text:style-name="_31_11">d</text:span><text:span text:style-name="_32_03">e</text:span><text:span text:style-name="_35_9">d</text:span><text:span text:style-name="_37_6"> </text:span><text:span text:style-name="_31_80">i</text:span><text:span text:style-name="_36_5">n</text:span><text:span text:style-name="_37_6"> </text:span><text:span text:style-name="_31_74">t</text:span><text:span text:style-name="_36_9">e</text:span><text:span text:style-name="_31_34">a</text:span><text:span text:style-name="_32_24">c</text:span><text:span text:style-name="_36_5">h</text:span><text:span text:style-name="_31_17">i</text:span><text:span text:style-name="_31_88">n</text:span><text:span text:style-name="_36_0">g</text:span><text:span text:style-name="_37_6"> </text:span><text:span text:style-name="_31_86">i</text:span><text:span text:style-name="_34_2">t</text:span><text:span text:style-name="_37_6"> </text:span><text:span text:style-name="_31_79">a</text:span><text:span text:style-name="_31_"> </text:span><text:span text:style-name="_39_5">f</text:span><text:span text:style-name="_31_94">e</text:span><text:span text:style-name="_35_7">w</text:span><text:span text:style-name="_37_6"> </text:span><text:span text:style-name="_32_06">t</text:span><text:span text:style-name="_32_1">h</text:span><text:span text:style-name="_31_13">i</text:span><text:span text:style-name="_32_06">n</text:span><text:span text:style-name="_37_2">g</text:span><text:span text:style-name="_31_05">s</text:span><text:span text:style-name="_32_19">,</text:span><text:span text:style-name="_31_"> </text:span><text:span text:style-name="_31_31">b</text:span><text:span text:style-name="_32_21">u</text:span><text:span text:style-name="_34_5">t</text:span><text:span text:style-name="_37_6"> </text:span><text:span text:style-name="_31_77">t</text:span><text:span text:style-name="_37_5">h</text:span><text:span text:style-name="_31_43">e</text:span><text:span text:style-name="_31_51"> </text:span><text:span text:style-name="_35_6">t</text:span><text:span text:style-name="_31_43">e</text:span><text:span text:style-name="_32_10">a</text:span><text:span text:style-name="_36_8">c</text:span><text:span text:style-name="_31_28">h</text:span><text:span text:style-name="_32_22">i</text:span><text:span text:style-name="_34_4">n</text:span><text:span text:style-name="_31_25">g</text:span><text:span text:style-name="_31_51"> </text:span><text:span text:style-name="_37_2">m</text:span><text:span text:style-name="_31_16">e</text:span><text:span text:style-name="_31_85">t</text:span><text:span text:style-name="_34_5">h</text:span><text:span text:style-name="_31_44">o</text:span><text:span text:style-name="_31_74">d</text:span><text:span text:style-name="_31_"> </text:span><text:span text:style-name="_31_32">w</text:span><text:span text:style-name="_32_04">a</text:span><text:span text:style-name="_32_6">s</text:span><text:span text:style-name="_37_6"> </text:span><text:span text:style-name="_32_16">t</text:span><text:span text:style-name="_36_9">o</text:span><text:span text:style-name="_31_49">o</text:span><text:span text:style-name="_31_51"> </text:span><text:span text:style-name="_32_0">u</text:span><text:span text:style-name="_31_29">n</text:span><text:span text:style-name="_32_16">o</text:span><text:span text:style-name="_34_4">r</text:span><text:span text:style-name="_31_16">t</text:span><text:span text:style-name="_32_19">h</text:span><text:span text:style-name="_35_0">o</text:span><text:span text:style-name="_31_47">d</text:span><text:span text:style-name="_31_95">o</text:span><text:span text:style-name="_36_6">x</text:span><text:span text:style-name="_37_6"> </text:span><text:span text:style-name="_31_71">f</text:span><text:span text:style-name="_36_6">o</text:span><text:span text:style-name="_31_40">r</text:span><text:span text:style-name="_31_51"> </text:span><text:span text:style-name="_33_5">t</text:span><text:span text:style-name="_31_05">h</text:span><text:span text:style-name="_32_19">e</text:span><text:span text:style-name="_31_"> </text:span><text:span text:style-name="_31_04">e</text:span><text:span text:style-name="_31_71">x</text:span><text:span text:style-name="_33_8">p</text:span><text:span text:style-name="_31_26">e</text:span><text:span text:style-name="_32_25">r</text:span><text:span text:style-name="_34_5">i</text:span><text:span text:style-name="_31_14">m</text:span><text:span text:style-name="_31_86">e</text:span><text:span text:style-name="_33_6">n</text:span><text:span text:style-name="_31_49">t</text:span><text:span text:style-name="_31_51"> </text:span><text:span text:style-name="_35_0">t</text:span><text:span text:style-name="_31_19">o</text:span><text:span text:style-name="_31_51"> </text:span><text:span text:style-name="_33_8">b</text:span><text:span text:style-name="_31_44">e</text:span><text:span text:style-name="_31_51"> </text:span><text:span text:style-name="_37_4">c</text:span><text:span text:style-name="_31_14">o</text:span><text:span text:style-name="_31_92">n</text:span><text:span text:style-name="_34_1">s</text:span><text:span text:style-name="_31_16">i</text:span><text:span text:style-name="_32_25">d</text:span><text:span text:style-name="_35_7">e</text:span><text:span text:style-name="_31_41">r</text:span><text:span text:style-name="_32_25">e</text:span><text:span text:style-name="_33_0">d</text:span><text:span text:style-name="_37_6"> </text:span><text:span text:style-name="_32_18">r</text:span><text:span text:style-name="_33_0">e</text:span><text:span text:style-name="_31_34">a</text:span><text:span text:style-name="_31_88">l</text:span><text:span text:style-name="_35_1">l</text:span><text:span text:style-name="_39_9">y</text:span><text:span text:style-name="_31_51"> </text:span><text:span text:style-name="_36_0">s</text:span><text:span text:style-name="_31_29">u</text:span><text:span text:style-name="_32_04">c</text:span><text:span text:style-name="_34_5">c</text:span><text:span text:style-name="_31_19">e</text:span><text:span text:style-name="_32_04">s</text:span><text:span text:style-name="_36_6">s</text:span><text:span text:style-name="_31_29">f</text:span><text:span text:style-name="_32_03">u</text:span><text:span text:style-name="_36_8">l</text:span><text:span text:style-name="_31_28">.</text:span></text:p>
      <text:p text:style-name="P1"><text:span text:style-name="_33_5">T</text:span><text:span text:style-name="_31_43">h</text:span><text:span text:style-name="_32_09">e</text:span><text:span text:style-name="_31_"> </text:span><text:span text:style-name="_31_19">u</text:span><text:span text:style-name="_32_10">s</text:span><text:span text:style-name="_32_3">e</text:span><text:span text:style-name="_37_6"> </text:span><text:span text:style-name="_32_09">o</text:span><text:span text:style-name="_32_0">f</text:span><text:span text:style-name="_37_6"> </text:span><text:span text:style-name="_32_04">p</text:span><text:span text:style-name="_35_1">u</text:span><text:span text:style-name="_39_8">n</text:span><text:span text:style-name="_32_10">i</text:span><text:span text:style-name="_35_3">s</text:span><text:span text:style-name="_31_19">h</text:span><text:span text:style-name="_31_92">m</text:span><text:span text:style-name="_35_6">e</text:span><text:span text:style-name="_31_29">n</text:span><text:span text:style-name="_32_18">t</text:span><text:span text:style-name="_35_9">s</text:span><text:span text:style-name="_37_6"> </text:span><text:span text:style-name="_31_85">a</text:span><text:span text:style-name="_32_9">n</text:span><text:span text:style-name="_31_10">d</text:span><text:span text:style-name="_31_51"> </text:span><text:span text:style-name="_32_7">r</text:span><text:span text:style-name="_31_50">e</text:span><text:span text:style-name="_32_01">w</text:span><text:span text:style-name="_34_5">a</text:span><text:span text:style-name="_31_05">r</text:span><text:span text:style-name="_31_94">d</text:span><text:span text:style-name="_36_5">s</text:span><text:span text:style-name="_37_6"> </text:span><text:span text:style-name="_31_94">c</text:span><text:span text:style-name="_34_1">a</text:span><text:span text:style-name="_31_32">n</text:span><text:span text:style-name="_31_51"> </text:span><text:span text:style-name="_35_3">a</text:span><text:span text:style-name="_31_31">t</text:span><text:span text:style-name="_31_51"> </text:span><text:span text:style-name="_34_4">b</text:span><text:span text:style-name="_31_01">e</text:span><text:span text:style-name="_31_71">s</text:span><text:span text:style-name="_36_5">t</text:span><text:span text:style-name="_37_6"> </text:span><text:span text:style-name="_31_89">b</text:span><text:span text:style-name="_32_3">e</text:span><text:span text:style-name="_37_6"> </text:span><text:span text:style-name="_32_19">a</text:span><text:span text:style-name="_31_"> </text:span><text:span text:style-name="_31_16">p</text:span><text:span text:style-name="_31_77">a</text:span><text:span text:style-name="_35_7">r</text:span><text:span text:style-name="_31_44">t</text:span><text:span text:style-name="_31_51"> </text:span><text:span text:style-name="_33_5">o</text:span><text:span text:style-name="_31_43">f</text:span><text:span text:style-name="_31_51"> </text:span><text:span text:style-name="_37_4">t</text:span><text:span text:style-name="_31_04">h</text:span><text:span text:style-name="_32_04">e</text:span><text:span text:style-name="_31_"> </text:span><text:span text:style-name="_31_01">t</text:span><text:span text:style-name="_31_79">e</text:span><text:span text:style-name="_33_5">a</text:span><text:span text:style-name="_31_19">c</text:span><text:span text:style-name="_31_74">h</text:span><text:span text:style-name="_36_8">i</text:span><text:span text:style-name="_31_04">n</text:span><text:span text:style-name="_32_07">g</text:span><text:span text:style-name="_31_"> </text:span><text:span text:style-name="_31_02">p</text:span><text:span text:style-name="_32_24">r</text:span><text:span text:style-name="_36_0">o</text:span><text:span text:style-name="_31_10">c</text:span><text:span text:style-name="_31_92">e</text:span><text:span text:style-name="_37_5">s</text:span><text:span text:style-name="_31_32">s</text:span><text:span text:style-name="_32_09">.</text:span><text:span text:style-name="_31_"> </text:span><text:span text:style-name="_39_9">R</text:span><text:span text:style-name="_31_88">o</text:span><text:span text:style-name="_37_5">u</text:span><text:span text:style-name="_31_31">g</text:span><text:span text:style-name="_31_80">h</text:span><text:span text:style-name="_35_9">l</text:span><text:span text:style-name="_31_10">y</text:span><text:span text:style-name="_31_51"> </text:span><text:span text:style-name="_34_1">s</text:span><text:span text:style-name="_31_13">p</text:span><text:span text:style-name="_31_70">e</text:span><text:span text:style-name="_32_6">a</text:span><text:span text:style-name="_31_35">k</text:span><text:span text:style-name="_31_94">i</text:span><text:span text:style-name="_32_1">n</text:span><text:span text:style-name="_31_11">g</text:span><text:span text:style-name="_32_22">,</text:span><text:span text:style-name="_31_"> </text:span><text:span text:style-name="_31_04">i</text:span><text:span text:style-name="_31_85">f</text:span><text:span text:style-name="_31_"> </text:span><text:span text:style-name="_31_02">t</text:span><text:span text:style-name="_31_73">h</text:span><text:span text:style-name="_33_6">e</text:span><text:span text:style-name="_37_6"> </text:span><text:span text:style-name="_31_94">t</text:span><text:span text:style-name="_35_3">e</text:span><text:span text:style-name="_31_49">a</text:span><text:span text:style-name="_31_88">c</text:span><text:span text:style-name="_32_9">h</text:span><text:span text:style-name="_31_14">e</text:span><text:span text:style-name="_32_24">r</text:span><text:span text:style-name="_31_"> </text:span><text:span text:style-name="_31_13">h</text:span><text:span text:style-name="_31_76">a</text:span><text:span text:style-name="_32_0">s</text:span><text:span text:style-name="_37_6"> </text:span><text:span text:style-name="_31_89">n</text:span><text:span text:style-name="_32_6">o</text:span><text:span text:style-name="_37_6"> </text:span><text:span text:style-name="_32_01">o</text:span><text:span text:style-name="_36_0">t</text:span><text:span text:style-name="_31_46">h</text:span><text:span text:style-name="_32_06">e</text:span><text:span text:style-name="_33_6">r</text:span><text:span text:style-name="_37_6"> </text:span><text:span text:style-name="_32_04">m</text:span><text:span text:style-name="_35_9">e</text:span><text:span text:style-name="_31_01">a</text:span><text:span text:style-name="_32_00">n</text:span><text:span text:style-name="_35_1">s</text:span><text:span text:style-name="_37_6"> </text:span><text:span text:style-name="_31_89">o</text:span><text:span text:style-name="_36_8">f</text:span><text:span text:style-name="_37_6"> </text:span><text:span text:style-name="_32_04">c</text:span><text:span text:style-name="_32_4">o</text:span><text:span text:style-name="_31_40">m</text:span><text:span text:style-name="_31_77">m</text:span><text:span text:style-name="_32_6">u</text:span><text:span text:style-name="_31_02">n</text:span><text:span text:style-name="_32_21">i</text:span><text:span text:style-name="_32_9">c</text:span><text:span text:style-name="_31_28">a</text:span><text:span text:style-name="_32_25">t</text:span><text:span text:style-name="_35_7">i</text:span><text:span text:style-name="_31_16">n</text:span><text:span text:style-name="_32_07">g</text:span><text:span text:style-name="_31_"> </text:span><text:span text:style-name="_31_17">t</text:span><text:span text:style-name="_31_88">o</text:span><text:span text:style-name="_31_"> </text:span><text:span text:style-name="_31_20">t</text:span><text:span text:style-name="_32_04">h</text:span><text:span text:style-name="_35_0">e</text:span><text:span text:style-name="_37_6"> </text:span><text:span text:style-name="_32_10">p</text:span><text:span text:style-name="_32_1">u</text:span><text:span text:style-name="_31_01">p</text:span><text:span text:style-name="_31_71">i</text:span><text:span text:style-name="_33_8">l</text:span><text:span text:style-name="_31_47">,</text:span><text:span text:style-name="_31_51"> </text:span><text:span text:style-name="_33_9">t</text:span><text:span text:style-name="_31_46">h</text:span><text:span text:style-name="_31_70">e</text:span><text:span text:style-name="_31_"> </text:span><text:span text:style-name="_31_35">a</text:span><text:span text:style-name="_31_73">m</text:span><text:span text:style-name="_33_9">o</text:span><text:span text:style-name="_31_14">u</text:span><text:span text:style-name="_31_86">n</text:span><text:span text:style-name="_32_9">t</text:span><text:span text:style-name="_37_6"> </text:span><text:span text:style-name="_31_89">o</text:span><text:span text:style-name="_33_6">f</text:span><text:span text:style-name="_37_6"> </text:span><text:span text:style-name="_31_79">i</text:span><text:span text:style-name="_34_4">n</text:span><text:span text:style-name="_31_31">f</text:span><text:span text:style-name="_31_74">o</text:span><text:span text:style-name="_36_9">r</text:span><text:span text:style-name="_39_9">m</text:span><text:span text:style-name="_32_24">a</text:span><text:span text:style-name="_35_3">t</text:span><text:span text:style-name="_31_16">i</text:span><text:span text:style-name="_31_89">o</text:span><text:span text:style-name="_37_2">n</text:span><text:span text:style-name="_37_6"> </text:span><text:span text:style-name="_31_71">w</text:span><text:span text:style-name="_32_0">h</text:span><text:span text:style-name="_31_34">i</text:span><text:span text:style-name="_32_19">c</text:span><text:span text:style-name="_33_6">h</text:span><text:span text:style-name="_37_6"> </text:span><text:span text:style-name="_31_94">c</text:span><text:span text:style-name="_34_1">a</text:span><text:span text:style-name="_31_10">n</text:span><text:span text:style-name="_31_51"> </text:span><text:span text:style-name="_32_1">r</text:span><text:span text:style-name="_31_35">e</text:span><text:span text:style-name="_32_06">a</text:span><text:span text:style-name="_32_0">c</text:span><text:span text:style-name="_31_02">h</text:span><text:span text:style-name="_31_51"> </text:span><text:span text:style-name="_37_2">h</text:span><text:span text:style-name="_31_34">i</text:span><text:span text:style-name="_32_19">m</text:span><text:span text:style-name="_31_"> </text:span><text:span text:style-name="_39_6">d</text:span><text:span text:style-name="_32_22">o</text:span><text:span text:style-name="_35_0">e</text:span><text:span text:style-name="_31_04">s</text:span><text:span text:style-name="_31_51"> </text:span><text:span text:style-name="_35_0">n</text:span><text:span text:style-name="_31_16">o</text:span><text:span text:style-name="_31_85">t</text:span><text:span text:style-name="_31_"> </text:span><text:span text:style-name="_39_5">e</text:span><text:span text:style-name="_32_21">x</text:span><text:span text:style-name="_36_6">c</text:span><text:span text:style-name="_31_31">e</text:span><text:span text:style-name="_32_21">e</text:span><text:span text:style-name="_32_9">d</text:span><text:span text:style-name="_37_6"> </text:span><text:span text:style-name="_31_70">t</text:span><text:span text:style-name="_35_6">h</text:span><text:span text:style-name="_39_6">e</text:span><text:span text:style-name="_31_51"> </text:span><text:span text:style-name="_36_6">t</text:span><text:span text:style-name="_31_17">o</text:span><text:span text:style-name="_31_91">t</text:span><text:span text:style-name="_37_1">a</text:span><text:span text:style-name="_31_26">l</text:span><text:span text:style-name="_31_51"> </text:span><text:span text:style-name="_37_1">n</text:span><text:span text:style-name="_39_8">u</text:span><text:span text:style-name="_32_24">m</text:span><text:span text:style-name="_34_2">b</text:span><text:span text:style-name="_39_8">e</text:span><text:span text:style-name="_32_07">r</text:span><text:span text:style-name="_31_"> </text:span><text:span text:style-name="_39_9">o</text:span><text:span text:style-name="_31_76">f</text:span><text:span text:style-name="_31_"> </text:span><text:span text:style-name="_31_29">r</text:span><text:span text:style-name="_31_77">e</text:span><text:span text:style-name="_33_0">w</text:span><text:span text:style-name="_31_14">a</text:span><text:span text:style-name="_31_76">r</text:span><text:span text:style-name="_36_6">d</text:span><text:span text:style-name="_31_25">s</text:span><text:span text:style-name="_31_51"> </text:span><text:span text:style-name="_37_1">a</text:span><text:span text:style-name="_31_17">n</text:span><text:span text:style-name="_32_16">d</text:span><text:span text:style-name="_31_"> </text:span><text:span text:style-name="_31_31">p</text:span><text:span text:style-name="_31_94">u</text:span><text:span text:style-name="_35_3">n</text:span><text:span text:style-name="_31_01">i</text:span><text:span text:style-name="_31_86">s</text:span><text:span text:style-name="_37_5">h</text:span><text:span text:style-name="_31_26">m</text:span><text:span text:style-name="_32_07">e</text:span><text:span text:style-name="_34_4">n</text:span><text:span text:style-name="_39_5">t</text:span><text:span text:style-name="_32_24">s</text:span><text:span text:style-name="_31_"> </text:span><text:span text:style-name="_31_14">a</text:span><text:span text:style-name="_32_01">p</text:span><text:span text:style-name="_35_0">p</text:span><text:span text:style-name="_31_10">l</text:span><text:span text:style-name="_31_74">i</text:span><text:span text:style-name="_35_7">e</text:span><text:span text:style-name="_31_20">d</text:span><text:span text:style-name="_31_80">.</text:span><text:span text:style-name="_31_"> </text:span><text:span text:style-name="_31_47">B</text:span><text:span text:style-name="_32_18">y</text:span><text:span text:style-name="_31_"> </text:span><text:span text:style-name="_31_34">t</text:span><text:span text:style-name="_32_24">h</text:span><text:span text:style-name="_33_5">e</text:span><text:span text:style-name="_37_6"> </text:span><text:span text:style-name="_31_89">t</text:span><text:span text:style-name="_35_0">i</text:span><text:span text:style-name="_39_6">m</text:span><text:span text:style-name="_31_70">e</text:span><text:span text:style-name="_31_"> </text:span><text:span text:style-name="_31_47">a</text:span><text:span text:style-name="_31_51"> </text:span><text:span text:style-name="_34_5">c</text:span><text:span text:style-name="_31_41">h</text:span><text:span text:style-name="_31_73">i</text:span><text:span text:style-name="_37_1">l</text:span><text:span text:style-name="_31_01">d</text:span><text:span text:style-name="_31_51"> </text:span><text:span text:style-name="_37_2">h</text:span><text:span text:style-name="_31_32">a</text:span><text:span text:style-name="_32_21">s</text:span><text:span text:style-name="_31_"> </text:span><text:span text:style-name="_31_13">l</text:span><text:span text:style-name="_32_00">e</text:span><text:span text:style-name="_35_1">a</text:span><text:span text:style-name="_31_01">r</text:span><text:span text:style-name="_32_19">n</text:span><text:span text:style-name="_33_6">t</text:span><text:span text:style-name="_37_6"> </text:span><text:span text:style-name="_31_80">t</text:span><text:span text:style-name="_34_4">o</text:span><text:span text:style-name="_37_6"> </text:span><text:span text:style-name="_31_92">r</text:span><text:span text:style-name="_37_2">e</text:span><text:span text:style-name="_31_02">p</text:span><text:span text:style-name="_31_95">e</text:span><text:span text:style-name="_33_6">a</text:span><text:span text:style-name="_31_49">t</text:span><text:span text:style-name="_31_51"> </text:span><text:span text:style-name="_32_6">"</text:span><text:span text:style-name="_31_25">C</text:span><text:span text:style-name="_31_77">a</text:span><text:span text:style-name="_36_6">s</text:span><text:span text:style-name="_31_25">a</text:span><text:span text:style-name="_31_76">b</text:span><text:span text:style-name="_32_7">i</text:span><text:span text:style-name="_39_9">a</text:span><text:span text:style-name="_31_80">n</text:span><text:span text:style-name="_33_6">c</text:span><text:span text:style-name="_31_28">a</text:span><text:span text:style-name="_31_74">"</text:span><text:span text:style-name="_31_"> </text:span><text:span text:style-name="_31_41">h</text:span><text:span text:style-name="_32_18">e</text:span><text:span text:style-name="_31_"> </text:span><text:span text:style-name="_31_04">w</text:span><text:span text:style-name="_31_73">o</text:span><text:span text:style-name="_35_6">u</text:span><text:span text:style-name="_31_49">l</text:span><text:span text:style-name="_31_89">d</text:span><text:span text:style-name="_31_"> </text:span><text:span text:style-name="_39_6">p</text:span><text:span text:style-name="_32_03">r</text:span><text:span text:style-name="_33_6">o</text:span><text:span text:style-name="_31_50">b</text:span><text:span text:style-name="_31_79">a</text:span><text:span text:style-name="_36_0">b</text:span><text:span text:style-name="_39_9">l</text:span><text:span text:style-name="_31_92">y</text:span><text:span text:style-name="_31_"> </text:span><text:span text:style-name="_31_02">f</text:span><text:span text:style-name="_32_24">e</text:span><text:span text:style-name="_37_4">e</text:span><text:span text:style-name="_39_8">l</text:span><text:span text:style-name="_31_51"> </text:span><text:span text:style-name="_33_8">v</text:span><text:span text:style-name="_31_35">e</text:span><text:span text:style-name="_32_15">r</text:span><text:span text:style-name="_35_7">y</text:span><text:span text:style-name="_37_6"> </text:span><text:span text:style-name="_32_01">s</text:span><text:span text:style-name="_36_5">o</text:span><text:span text:style-name="_31_50">r</text:span><text:span text:style-name="_31_89">e</text:span><text:span text:style-name="_31_"> </text:span><text:span text:style-name="_31_46">i</text:span><text:span text:style-name="_31_88">n</text:span><text:span text:style-name="_35_4">d</text:span><text:span text:style-name="_39_6">e</text:span><text:span text:style-name="_32_21">e</text:span><text:span text:style-name="_35_9">d</text:span><text:span text:style-name="_31_02">,</text:span><text:span text:style-name="_31_51"> </text:span><text:span text:style-name="_35_6">i</text:span><text:span text:style-name="_31_35">f</text:span><text:span text:style-name="_31_51"> </text:span><text:span text:style-name="_32_3">t</text:span><text:span text:style-name="_39_6">h</text:span><text:span text:style-name="_31_73">e</text:span><text:span text:style-name="_31_"> </text:span><text:span text:style-name="_31_49">t</text:span><text:span text:style-name="_31_77">e</text:span><text:span text:style-name="_37_4">x</text:span><text:span text:style-name="_31_44">t</text:span><text:span text:style-name="_31_51"> </text:span><text:span text:style-name="_35_9">c</text:span><text:span text:style-name="_31_40">o</text:span><text:span text:style-name="_31_95">u</text:span><text:span text:style-name="_32_6">l</text:span><text:span text:style-name="_31_26">d</text:span><text:span text:style-name="_31_51"> </text:span><text:span text:style-name="_32_3">o</text:span><text:span text:style-name="_31_49">n</text:span><text:span text:style-name="_31_89">l</text:span><text:span text:style-name="_35_1">y</text:span><text:span text:style-name="_37_6"> </text:span><text:span text:style-name="_31_73">b</text:span><text:span text:style-name="_32_3">e</text:span><text:span text:style-name="_37_6"> </text:span><text:span text:style-name="_32_04">d</text:span><text:span text:style-name="_35_1">i</text:span><text:span text:style-name="_31_40">s</text:span><text:span text:style-name="_32_07">c</text:span><text:span text:style-name="_36_9">o</text:span><text:span text:style-name="_31_20">v</text:span><text:span text:style-name="_31_94">e</text:span><text:span text:style-name="_33_8">r</text:span><text:span text:style-name="_31_05">e</text:span><text:span text:style-name="_32_01">d</text:span><text:span text:style-name="_31_"> </text:span><text:span text:style-name="_31_19">b</text:span><text:span text:style-name="_31_85">y</text:span><text:span text:style-name="_31_"> </text:span><text:span text:style-name="_31_01">a</text:span><text:span text:style-name="_31_51"> </text:span><text:span text:style-name="_32_6">"</text:span><text:span text:style-name="_39_5">T</text:span><text:span text:style-name="_32_18">w</text:span><text:span text:style-name="_35_6">e</text:span><text:span text:style-name="_31_32">n</text:span><text:span text:style-name="_32_00">t</text:span><text:span text:style-name="_33_6">y</text:span><text:span text:style-name="_37_6"> </text:span><text:span text:style-name="_31_71">Q</text:span><text:span text:style-name="_36_5">u</text:span><text:span text:style-name="_31_11">e</text:span><text:span text:style-name="_31_89">s</text:span><text:span text:style-name="_34_1">t</text:span><text:span text:style-name="_31_04">i</text:span><text:span text:style-name="_32_16">o</text:span><text:span text:style-name="_36_9">n</text:span><text:span text:style-name="_31_05">s</text:span><text:span text:style-name="_31_88">"</text:span><text:span text:style-name="_31_"> </text:span><text:span text:style-name="_31_17">t</text:span><text:span text:style-name="_32_10">e</text:span><text:span text:style-name="_35_3">c</text:span><text:span text:style-name="_31_19">h</text:span><text:span text:style-name="_32_18">n</text:span><text:span text:style-name="_32_9">i</text:span><text:span text:style-name="_31_32">q</text:span><text:span text:style-name="_31_91">u</text:span><text:span text:style-name="_32_7">e</text:span><text:span text:style-name="_31_02">,</text:span><text:span text:style-name="_31_51"> </text:span><text:span text:style-name="_36_0">e</text:span><text:span text:style-name="_31_26">v</text:span><text:span text:style-name="_31_86">e</text:span><text:span text:style-name="_35_9">r</text:span><text:span text:style-name="_31_32">y</text:span><text:span text:style-name="_31_51"> </text:span><text:span text:style-name="_32_9">"</text:span><text:span text:style-name="_39_9">N</text:span><text:span text:style-name="_32_25">O</text:span><text:span text:style-name="_37_5">"</text:span><text:span text:style-name="_37_6"> </text:span><text:span text:style-name="_31_80">t</text:span><text:span text:style-name="_37_2">a</text:span><text:span text:style-name="_31_40">k</text:span><text:span text:style-name="_32_09">i</text:span><text:span text:style-name="_34_2">n</text:span><text:span text:style-name="_31_17">g</text:span><text:span text:style-name="_31_51"> </text:span><text:span text:style-name="_34_5">t</text:span><text:span text:style-name="_39_6">h</text:span><text:span text:style-name="_31_77">e</text:span><text:span text:style-name="_31_"> </text:span><text:span text:style-name="_31_19">f</text:span><text:span text:style-name="_32_18">o</text:span><text:span text:style-name="_33_0">r</text:span><text:span text:style-name="_31_32">m</text:span><text:span text:style-name="_31_51"> </text:span><text:span text:style-name="_32_1">o</text:span><text:span text:style-name="_31_13">f</text:span><text:span text:style-name="_31_51"> </text:span><text:span text:style-name="_33_0">a</text:span><text:span text:style-name="_37_6"> </text:span><text:span text:style-name="_31_92">b</text:span><text:span text:style-name="_33_8">l</text:span><text:span text:style-name="_31_01">o</text:span><text:span text:style-name="_32_16">w</text:span><text:span text:style-name="_32_6">.</text:span><text:span text:style-name="_37_6"> </text:span><text:span text:style-name="_31_77">I</text:span><text:span text:style-name="_35_7">t</text:span><text:span text:style-name="_37_6"> </text:span><text:span text:style-name="_32_07">i</text:span><text:span text:style-name="_32_4">s</text:span><text:span text:style-name="_37_6"> </text:span><text:span text:style-name="_32_01">n</text:span><text:span text:style-name="_32_3">e</text:span><text:span text:style-name="_31_43">c</text:span><text:span text:style-name="_31_94">e</text:span><text:span text:style-name="_37_4">s</text:span><text:span text:style-name="_31_05">s</text:span><text:span text:style-name="_31_74">a</text:span><text:span text:style-name="_34_4">r</text:span><text:span text:style-name="_39_9">y</text:span><text:span text:style-name="_31_51"> </text:span><text:span text:style-name="_37_5">t</text:span><text:span text:style-name="_31_25">h</text:span><text:span text:style-name="_31_85">e</text:span><text:span text:style-name="_35_7">r</text:span><text:span text:style-name="_31_16">e</text:span><text:span text:style-name="_32_16">f</text:span><text:span text:style-name="_35_9">o</text:span><text:span text:style-name="_31_25">r</text:span><text:span text:style-name="_31_86">e</text:span><text:span text:style-name="_31_"> </text:span><text:span text:style-name="_39_9">t</text:span><text:span text:style-name="_31_89">o</text:span><text:span text:style-name="_31_"> </text:span><text:span text:style-name="_31_35">h</text:span><text:span text:style-name="_31_73">a</text:span><text:span text:style-name="_35_6">v</text:span><text:span text:style-name="_31_50">e</text:span><text:span text:style-name="_31_51"> </text:span><text:span text:style-name="_33_6">s</text:span><text:span text:style-name="_31_32">o</text:span><text:span text:style-name="_32_09">m</text:span><text:span text:style-name="_32_3">e</text:span><text:span text:style-name="_37_6"> </text:span><text:span text:style-name="_31_74">o</text:span><text:span text:style-name="_36_6">t</text:span><text:span text:style-name="_31_13">h</text:span><text:span text:style-name="_32_01">e</text:span><text:span text:style-name="_32_7">r</text:span><text:span text:style-name="_37_6"> </text:span><text:span text:style-name="_32_04">"</text:span><text:span text:style-name="_34_2">u</text:span><text:span text:style-name="_31_26">n</text:span><text:span text:style-name="_31_80">e</text:span><text:span text:style-name="_35_6">m</text:span><text:span text:style-name="_31_26">o</text:span><text:span text:style-name="_32_22">t</text:span><text:span text:style-name="_37_4">i</text:span><text:span text:style-name="_31_34">o</text:span><text:span text:style-name="_32_22">n</text:span><text:span text:style-name="_32_0">a</text:span><text:span text:style-name="_31_34">l</text:span><text:span text:style-name="_31_91">"</text:span><text:span text:style-name="_31_"> </text:span><text:span text:style-name="_31_40">c</text:span><text:span text:style-name="_31_76">h</text:span><text:span text:style-name="_36_9">a</text:span><text:span text:style-name="_31_29">n</text:span><text:span text:style-name="_32_16">n</text:span><text:span text:style-name="_33_9">e</text:span><text:span text:style-name="_31_41">l</text:span><text:span text:style-name="_32_06">s</text:span><text:span text:style-name="_31_"> </text:span><text:span text:style-name="_31_14">o</text:span><text:span text:style-name="_31_86">f</text:span><text:span text:style-name="_31_"> </text:span><text:span text:style-name="_39_8">c</text:span><text:span text:style-name="_32_09">o</text:span><text:span text:style-name="_33_5">m</text:span><text:span text:style-name="_31_32">m</text:span><text:span text:style-name="_32_09">u</text:span><text:span text:style-name="_35_3">n</text:span><text:span text:style-name="_31_20">i</text:span><text:span text:style-name="_31_70">c</text:span><text:span text:style-name="_35_9">a</text:span><text:span text:style-name="_31_17">t</text:span><text:span text:style-name="_32_10">i</text:span><text:span text:style-name="_37_4">o</text:span><text:span text:style-name="_31_10">n</text:span><text:span text:style-name="_31_85">.</text:span><text:span text:style-name="_31_"> </text:span><text:span text:style-name="_31_41">I</text:span><text:span text:style-name="_32_04">f</text:span><text:span text:style-name="_31_"> </text:span><text:span text:style-name="_31_28">t</text:span><text:span text:style-name="_32_10">h</text:span><text:span text:style-name="_35_0">e</text:span><text:span text:style-name="_31_01">s</text:span><text:span text:style-name="_32_03">e</text:span><text:span text:style-name="_31_"> </text:span><text:span text:style-name="_31_11">a</text:span><text:span text:style-name="_32_06">r</text:span><text:span text:style-name="_37_1">e</text:span><text:span text:style-name="_37_6"> </text:span><text:span text:style-name="_31_73">a</text:span><text:span text:style-name="_35_1">v</text:span><text:span text:style-name="_31_44">a</text:span><text:span text:style-name="_31_91">i</text:span><text:span text:style-name="_36_8">l</text:span><text:span text:style-name="_31_14">a</text:span><text:span text:style-name="_31_70">b</text:span><text:span text:style-name="_37_5">l</text:span><text:span text:style-name="_31_01">e</text:span><text:span text:style-name="_31_51"> </text:span><text:span text:style-name="_35_9">i</text:span><text:span text:style-name="_31_10">t</text:span><text:span text:style-name="_31_51"> </text:span><text:span text:style-name="_35_9">i</text:span><text:span text:style-name="_31_34">s</text:span><text:span text:style-name="_31_51"> </text:span><text:span text:style-name="_32_9">p</text:span><text:span text:style-name="_31_46">o</text:span><text:span text:style-name="_32_18">s</text:span><text:span text:style-name="_32_6">s</text:span><text:span text:style-name="_31_35">i</text:span><text:span text:style-name="_31_73">b</text:span><text:span text:style-name="_34_2">l</text:span><text:span text:style-name="_31_16">e</text:span><text:span text:style-name="_31_51"> </text:span><text:span text:style-name="_35_3">t</text:span><text:span text:style-name="_39_5">o</text:span><text:span text:style-name="_31_51"> </text:span><text:span text:style-name="_35_6">t</text:span><text:span text:style-name="_31_10">e</text:span><text:span text:style-name="_31_76">a</text:span><text:span text:style-name="_32_3">c</text:span><text:span text:style-name="_31_43">h</text:span><text:span text:style-name="_31_51"> </text:span><text:span text:style-name="_35_7">a</text:span><text:span text:style-name="_37_6"> </text:span><text:span text:style-name="_31_92">m</text:span><text:span text:style-name="_32_3">a</text:span><text:span text:style-name="_31_47">c</text:span><text:span text:style-name="_31_80">h</text:span><text:span text:style-name="_37_5">i</text:span><text:span text:style-name="_31_14">n</text:span><text:span text:style-name="_32_10">e</text:span><text:span text:style-name="_31_"> </text:span><text:span text:style-name="_31_32">b</text:span><text:span text:style-name="_32_04">y</text:span><text:span text:style-name="_31_"> </text:span><text:span text:style-name="_31_11">p</text:span><text:span text:style-name="_32_19">u</text:span><text:span text:style-name="_34_4">n</text:span><text:span text:style-name="_31_29">i</text:span><text:span text:style-name="_31_71">s</text:span><text:span text:style-name="_36_8">h</text:span><text:span text:style-name="_31_29">m</text:span><text:span text:style-name="_32_25">e</text:span><text:span text:style-name="_36_9">n</text:span><text:span text:style-name="_31_14">t</text:span><text:span text:style-name="_32_03">s</text:span><text:span text:style-name="_31_"> </text:span><text:span text:style-name="_31_32">a</text:span><text:span text:style-name="_32_10">n</text:span><text:span text:style-name="_32_4">d</text:span><text:span text:style-name="_37_6"> </text:span><text:span text:style-name="_32_10">r</text:span><text:span text:style-name="_34_4">e</text:span><text:span text:style-name="_31_26">w</text:span><text:span text:style-name="_32_00">a</text:span><text:span text:style-name="_35_0">r</text:span><text:span text:style-name="_31_46">d</text:span><text:span text:style-name="_32_04">s</text:span><text:span text:style-name="_31_"> </text:span><text:span text:style-name="_31_44">t</text:span><text:span text:style-name="_31_85">o</text:span><text:span text:style-name="_31_"> </text:span><text:span text:style-name="_39_8">o</text:span><text:span text:style-name="_31_80">b</text:span><text:span text:style-name="_36_5">e</text:span><text:span text:style-name="_31_46">y</text:span><text:span text:style-name="_31_51"> </text:span><text:span text:style-name="_32_0">o</text:span><text:span text:style-name="_39_6">r</text:span><text:span text:style-name="_31_85">d</text:span><text:span text:style-name="_33_8">e</text:span><text:span text:style-name="_31_31">r</text:span><text:span text:style-name="_31_94">s</text:span><text:span text:style-name="_31_"> </text:span><text:span text:style-name="_31_04">g</text:span><text:span text:style-name="_31_95">i</text:span><text:span text:style-name="_37_5">v</text:span><text:span text:style-name="_31_20">e</text:span><text:span text:style-name="_31_80">n</text:span><text:span text:style-name="_31_"> </text:span><text:span text:style-name="_31_16">i</text:span><text:span text:style-name="_31_80">n</text:span><text:span text:style-name="_31_"> </text:span><text:span text:style-name="_31_40">s</text:span><text:span text:style-name="_31_76">o</text:span><text:span text:style-name="_32_3">m</text:span><text:span text:style-name="_39_8">e</text:span><text:span text:style-name="_31_51"> </text:span><text:span text:style-name="_37_5">l</text:span><text:span text:style-name="_31_43">a</text:span><text:span text:style-name="_31_74">n</text:span><text:span text:style-name="_35_4">g</text:span><text:span text:style-name="_31_29">u</text:span><text:span text:style-name="_31_79">a</text:span><text:span text:style-name="_32_0">g</text:span><text:span text:style-name="_39_6">e</text:span><text:span text:style-name="_32_06">,</text:span><text:span text:style-name="_31_"> </text:span><text:span text:style-name="_31_17">e</text:span><text:span text:style-name="_31_85">.</text:span><text:span text:style-name="_32_4">g</text:span><text:span text:style-name="_31_40">.</text:span><text:span text:style-name="_32_03">,</text:span><text:span text:style-name="_31_"> </text:span><text:span text:style-name="_31_02">a</text:span><text:span text:style-name="_31_51"> </text:span><text:span text:style-name="_33_8">s</text:span><text:span text:style-name="_31_34">y</text:span><text:span text:style-name="_31_95">m</text:span><text:span text:style-name="_34_4">b</text:span><text:span text:style-name="_31_31">o</text:span><text:span text:style-name="_32_09">l</text:span><text:span text:style-name="_37_2">i</text:span><text:span text:style-name="_31_17">c</text:span><text:span text:style-name="_31_51"> </text:span><text:span text:style-name="_35_4">l</text:span><text:span text:style-name="_31_29">a</text:span><text:span text:style-name="_32_03">n</text:span><text:span text:style-name="_32_6">g</text:span><text:span text:style-name="_39_9">u</text:span><text:span text:style-name="_32_19">a</text:span><text:span text:style-name="_34_4">g</text:span><text:span text:style-name="_31_46">e</text:span><text:span text:style-name="_31_92">.</text:span><text:span text:style-name="_31_"> </text:span><text:span text:style-name="_31_10">T</text:span><text:span text:style-name="_32_22">h</text:span><text:span text:style-name="_35_3">e</text:span><text:span text:style-name="_39_6">s</text:span><text:span text:style-name="_31_88">e</text:span><text:span text:style-name="_31_"> </text:span><text:span text:style-name="_31_17">o</text:span><text:span text:style-name="_32_25">r</text:span><text:span text:style-name="_35_4">d</text:span><text:span text:style-name="_39_8">e</text:span><text:span text:style-name="_32_06">r</text:span><text:span text:style-name="_36_0">s</text:span><text:span text:style-name="_37_6"> </text:span><text:span text:style-name="_32_04">a</text:span><text:span text:style-name="_32_7">r</text:span><text:span text:style-name="_31_29">e</text:span><text:span text:style-name="_31_51"> </text:span><text:span text:style-name="_34_1">t</text:span><text:span text:style-name="_31_02">o</text:span><text:span text:style-name="_31_51"> </text:span><text:span text:style-name="_37_5">b</text:span><text:span text:style-name="_31_47">e</text:span><text:span text:style-name="_31_51"> </text:span><text:span text:style-name="_32_4">t</text:span><text:span text:style-name="_31_28">r</text:span><text:span text:style-name="_32_07">a</text:span><text:span text:style-name="_37_1">n</text:span><text:span text:style-name="_31_13">s</text:span><text:span text:style-name="_31_86">m</text:span><text:span text:style-name="_34_5">i</text:span><text:span text:style-name="_31_17">t</text:span><text:span text:style-name="_32_10">t</text:span><text:span text:style-name="_32_1">e</text:span><text:span text:style-name="_31_35">d</text:span><text:span text:style-name="_31_51"> </text:span><text:span text:style-name="_33_8">t</text:span><text:span text:style-name="_31_17">h</text:span><text:span text:style-name="_31_86">r</text:span><text:span text:style-name="_37_1">o</text:span><text:span text:style-name="_31_17">u</text:span><text:span text:style-name="_31_70">g</text:span><text:span text:style-name="_35_0">h</text:span><text:span text:style-name="_37_6"> </text:span><text:span text:style-name="_31_95">t</text:span><text:span text:style-name="_32_9">h</text:span><text:span text:style-name="_31_25">e</text:span><text:span text:style-name="_31_51"> </text:span><text:span text:style-name="_33_8">"</text:span><text:span text:style-name="_31_11">u</text:span><text:span text:style-name="_31_74">n</text:span><text:span text:style-name="_34_5">e</text:span><text:span text:style-name="_31_19">m</text:span><text:span text:style-name="_31_71">o</text:span><text:span text:style-name="_33_6">t</text:span><text:span text:style-name="_31_02">i</text:span><text:span text:style-name="_31_79">o</text:span><text:span text:style-name="_32_9">n</text:span><text:span text:style-name="_31_10">a</text:span><text:span text:style-name="_32_24">l</text:span><text:span text:style-name="_34_1">"</text:span><text:span text:style-name="_37_6"> </text:span><text:span text:style-name="_31_76">c</text:span><text:span text:style-name="_33_6">h</text:span><text:span text:style-name="_31_47">a</text:span><text:span text:style-name="_31_79">n</text:span><text:span text:style-name="_34_1">n</text:span><text:span text:style-name="_31_14">e</text:span><text:span text:style-name="_32_22">l</text:span><text:span text:style-name="_36_6">s</text:span><text:span text:style-name="_31_29">.</text:span><text:span text:style-name="_31_51"> </text:span><text:span text:style-name="_36_6">T</text:span><text:span text:style-name="_31_40">h</text:span><text:span text:style-name="_32_01">e</text:span><text:span text:style-name="_31_"> </text:span><text:span text:style-name="_31_31">u</text:span><text:span text:style-name="_32_25">s</text:span><text:span text:style-name="_34_1">e</text:span><text:span text:style-name="_37_6"> </text:span><text:span text:style-name="_31_77">o</text:span><text:span text:style-name="_37_2">f</text:span><text:span text:style-name="_37_6"> </text:span><text:span text:style-name="_31_79">t</text:span><text:span text:style-name="_33_5">h</text:span><text:span text:style-name="_31_17">i</text:span><text:span text:style-name="_31_76">s</text:span><text:span text:style-name="_31_"> </text:span><text:span text:style-name="_31_25">l</text:span><text:span text:style-name="_32_18">a</text:span><text:span text:style-name="_35_6">n</text:span><text:span text:style-name="_31_29">g</text:span><text:span text:style-name="_31_85">u</text:span><text:span text:style-name="_35_9">a</text:span><text:span text:style-name="_31_35">g</text:span><text:span text:style-name="_32_10">e</text:span><text:span text:style-name="_31_"> </text:span><text:span text:style-name="_31_47">w</text:span><text:span text:style-name="_32_06">i</text:span><text:span text:style-name="_34_5">l</text:span><text:span text:style-name="_31_16">l</text:span><text:span text:style-name="_31_51"> </text:span><text:span text:style-name="_33_8">d</text:span><text:span text:style-name="_39_9">i</text:span><text:span text:style-name="_32_19">m</text:span><text:span text:style-name="_32_0">i</text:span><text:span text:style-name="_31_49">n</text:span><text:span text:style-name="_32_09">i</text:span><text:span text:style-name="_37_1">s</text:span><text:span text:style-name="_31_29">h</text:span><text:span text:style-name="_31_51"> </text:span><text:span text:style-name="_34_4">g</text:span><text:span text:style-name="_31_46">r</text:span><text:span text:style-name="_31_77">e</text:span><text:span text:style-name="_36_8">a</text:span><text:span text:style-name="_31_43">t</text:span><text:span text:style-name="_32_24">l</text:span><text:span text:style-name="_34_2">y</text:span><text:span text:style-name="_37_6"> </text:span><text:span text:style-name="_31_86">t</text:span><text:span text:style-name="_36_5">h</text:span><text:span text:style-name="_31_05">e</text:span><text:span text:style-name="_31_51"> </text:span><text:span text:style-name="_32_6">n</text:span><text:span text:style-name="_31_35">u</text:span><text:span text:style-name="_32_04">m</text:span><text:span text:style-name="_33_5">b</text:span><text:span text:style-name="_31_13">e</text:span><text:span text:style-name="_31_70">r</text:span><text:span text:style-name="_31_"> </text:span><text:span text:style-name="_31_25">o</text:span><text:span text:style-name="_31_80">f</text:span><text:span text:style-name="_31_"> </text:span><text:span text:style-name="_31_44">p</text:span><text:span text:style-name="_32_19">u</text:span><text:span text:style-name="_37_2">n</text:span><text:span text:style-name="_31_02">i</text:span><text:span text:style-name="_32_16">s</text:span><text:span text:style-name="_35_9">h</text:span><text:span text:style-name="_31_14">m</text:span><text:span text:style-name="_31_91">e</text:span><text:span text:style-name="_32_7">n</text:span><text:span text:style-name="_31_44">t</text:span><text:span text:style-name="_31_70">s</text:span><text:span text:style-name="_31_"> </text:span><text:span text:style-name="_31_26">a</text:span><text:span text:style-name="_32_24">n</text:span><text:span text:style-name="_33_6">d</text:span><text:span text:style-name="_37_6"> </text:span><text:span text:style-name="_31_74">r</text:span><text:span text:style-name="_35_4">e</text:span><text:span text:style-name="_31_26">w</text:span><text:span text:style-name="_32_18">a</text:span><text:span text:style-name="_35_9">r</text:span><text:span text:style-name="_31_19">d</text:span><text:span text:style-name="_31_80">s</text:span><text:span text:style-name="_31_"> </text:span><text:span text:style-name="_31_29">r</text:span><text:span text:style-name="_32_09">e</text:span><text:span text:style-name="_35_0">q</text:span><text:span text:style-name="_31_19">u</text:span><text:span text:style-name="_32_22">i</text:span><text:span text:style-name="_32_7">r</text:span><text:span text:style-name="_31_02">e</text:span><text:span text:style-name="_32_04">d</text:span><text:span text:style-name="_36_0">.</text:span></text:p>
      <text:p text:style-name="P1"><text:span text:style-name="_31_76">O</text:span><text:span text:style-name="_34_2">p</text:span><text:span text:style-name="_31_11">i</text:span><text:span text:style-name="_31_91">n</text:span><text:span text:style-name="_35_1">i</text:span><text:span text:style-name="_31_49">o</text:span><text:span text:style-name="_32_06">n</text:span><text:span text:style-name="_35_7">s</text:span><text:span text:style-name="_37_6"> </text:span><text:span text:style-name="_32_07">m</text:span><text:span text:style-name="_33_9">a</text:span><text:span text:style-name="_31_04">y</text:span><text:span text:style-name="_31_51"> </text:span><text:span text:style-name="_33_8">v</text:span><text:span text:style-name="_31_14">a</text:span><text:span text:style-name="_32_15">r</text:span><text:span text:style-name="_33_6">y</text:span><text:span text:style-name="_37_6"> </text:span><text:span text:style-name="_32_24">a</text:span><text:span text:style-name="_35_0">s</text:span><text:span text:style-name="_37_6"> </text:span><text:span text:style-name="_31_85">t</text:span><text:span text:style-name="_35_7">o</text:span><text:span text:style-name="_37_6"> </text:span><text:span text:style-name="_31_76">t</text:span><text:span text:style-name="_35_3">h</text:span><text:span text:style-name="_39_6">e</text:span><text:span text:style-name="_31_51"> </text:span><text:span text:style-name="_32_1">c</text:span><text:span text:style-name="_31_50">o</text:span><text:span text:style-name="_32_01">m</text:span><text:span text:style-name="_35_4">p</text:span><text:span text:style-name="_31_34">l</text:span><text:span text:style-name="_32_22">e</text:span><text:span text:style-name="_32_9">x</text:span><text:span text:style-name="_31_20">i</text:span><text:span text:style-name="_32_06">t</text:span><text:span text:style-name="_36_6">y</text:span><text:span text:style-name="_37_6"> </text:span><text:span text:style-name="_32_10">w</text:span><text:span text:style-name="_35_7">h</text:span><text:span text:style-name="_31_47">i</text:span><text:span text:style-name="_32_04">c</text:span><text:span text:style-name="_35_1">h</text:span><text:span text:style-name="_37_6"> </text:span><text:span text:style-name="_32_00">i</text:span><text:span text:style-name="_33_5">s</text:span><text:span text:style-name="_37_6"> </text:span><text:span text:style-name="_31_79">s</text:span><text:span text:style-name="_37_2">u</text:span><text:span text:style-name="_31_20">i</text:span><text:span text:style-name="_31_86">t</text:span><text:span text:style-name="_34_2">a</text:span><text:span text:style-name="_31_28">b</text:span><text:span text:style-name="_31_77">l</text:span><text:span text:style-name="_37_4">e</text:span><text:span text:style-name="_37_6"> </text:span><text:span text:style-name="_32_10">i</text:span><text:span text:style-name="_32_0">n</text:span><text:span text:style-name="_37_6"> </text:span><text:span text:style-name="_31_80">t</text:span><text:span text:style-name="_37_1">h</text:span><text:span text:style-name="_31_31">e</text:span><text:span text:style-name="_31_51"> </text:span><text:span text:style-name="_32_7">c</text:span><text:span text:style-name="_31_31">h</text:span><text:span text:style-name="_31_92">i</text:span><text:span text:style-name="_35_3">l</text:span><text:span text:style-name="_31_13">d</text:span><text:span text:style-name="_31_51"> </text:span><text:span text:style-name="_34_4">m</text:span><text:span text:style-name="_31_20">a</text:span><text:span text:style-name="_31_76">c</text:span><text:span text:style-name="_35_7">h</text:span><text:span text:style-name="_31_11">i</text:span><text:span text:style-name="_32_03">n</text:span><text:span text:style-name="_33_5">e</text:span><text:span text:style-name="_31_47">.</text:span><text:span text:style-name="_31_51"> </text:span><text:span text:style-name="_34_1">O</text:span><text:span text:style-name="_31_19">n</text:span><text:span text:style-name="_32_10">e</text:span><text:span text:style-name="_31_"> </text:span><text:span text:style-name="_31_02">m</text:span><text:span text:style-name="_31_85">i</text:span><text:span text:style-name="_35_9">g</text:span><text:span text:style-name="_31_32">h</text:span><text:span text:style-name="_32_04">t</text:span><text:span text:style-name="_31_"> </text:span><text:span text:style-name="_31_17">t</text:span><text:span text:style-name="_32_24">r</text:span><text:span text:style-name="_35_3">y</text:span><text:span text:style-name="_37_6"> </text:span><text:span text:style-name="_32_10">t</text:span><text:span text:style-name="_35_0">o</text:span><text:span text:style-name="_37_6"> </text:span><text:span text:style-name="_31_70">m</text:span><text:span text:style-name="_36_0">a</text:span><text:span text:style-name="_31_47">k</text:span><text:span text:style-name="_32_24">e</text:span><text:span text:style-name="_31_"> </text:span><text:span text:style-name="_31_46">i</text:span><text:span text:style-name="_32_01">t</text:span><text:span text:style-name="_31_"> </text:span><text:span text:style-name="_31_04">a</text:span><text:span text:style-name="_32_00">s</text:span><text:span text:style-name="_31_"> </text:span><text:span text:style-name="_31_05">s</text:span><text:span text:style-name="_31_76">i</text:span><text:span text:style-name="_33_9">m</text:span><text:span text:style-name="_31_29">p</text:span><text:span text:style-name="_32_04">l</text:span><text:span text:style-name="_34_4">e</text:span><text:span text:style-name="_37_6"> </text:span><text:span text:style-name="_31_70">a</text:span><text:span text:style-name="_37_4">s</text:span><text:span text:style-name="_37_6"> </text:span><text:span text:style-name="_32_18">p</text:span><text:span text:style-name="_36_0">o</text:span><text:span text:style-name="_31_01">s</text:span><text:span text:style-name="_31_91">s</text:span><text:span text:style-name="_32_0">i</text:span><text:span text:style-name="_31_28">b</text:span><text:span text:style-name="_31_77">l</text:span><text:span text:style-name="_33_8">e</text:span><text:span text:style-name="_37_6"> </text:span><text:span text:style-name="_31_94">c</text:span><text:span text:style-name="_32_3">o</text:span><text:span text:style-name="_31_19">n</text:span><text:span text:style-name="_32_09">s</text:span><text:span text:style-name="_32_1">i</text:span><text:span text:style-name="_31_47">s</text:span><text:span text:style-name="_32_16">t</text:span><text:span text:style-name="_35_6">e</text:span><text:span text:style-name="_31_17">n</text:span><text:span text:style-name="_32_25">t</text:span><text:span text:style-name="_35_3">l</text:span><text:span text:style-name="_31_05">y</text:span><text:span text:style-name="_31_51"> </text:span><text:span text:style-name="_36_0">w</text:span><text:span text:style-name="_39_6">i</text:span><text:span text:style-name="_32_19">t</text:span><text:span text:style-name="_34_2">h</text:span><text:span text:style-name="_37_6"> </text:span><text:span text:style-name="_32_09">t</text:span><text:span text:style-name="_36_5">h</text:span><text:span text:style-name="_31_11">e</text:span><text:span text:style-name="_31_51"> </text:span><text:span text:style-name="_36_6">g</text:span><text:span text:style-name="_31_47">e</text:span><text:span text:style-name="_31_95">n</text:span><text:span text:style-name="_32_3">e</text:span><text:span text:style-name="_39_6">r</text:span><text:span text:style-name="_32_18">a</text:span><text:span text:style-name="_37_1">l</text:span><text:span text:style-name="_37_6"> </text:span><text:span text:style-name="_31_92">p</text:span><text:span text:style-name="_37_2">r</text:span><text:span text:style-name="_31_32">i</text:span><text:span text:style-name="_31_91">n</text:span><text:span text:style-name="_35_6">c</text:span><text:span text:style-name="_31_10">i</text:span><text:span text:style-name="_31_77">p</text:span><text:span text:style-name="_32_4">l</text:span><text:span text:style-name="_31_32">e</text:span><text:span text:style-name="_31_85">s</text:span><text:span text:style-name="_35_0">.</text:span><text:span text:style-name="_37_6"> </text:span><text:span text:style-name="_31_76">A</text:span><text:span text:style-name="_36_0">l</text:span><text:span text:style-name="_31_14">t</text:span><text:span text:style-name="_32_18">e</text:span><text:span text:style-name="_35_4">r</text:span><text:span text:style-name="_31_44">n</text:span><text:span text:style-name="_32_24">a</text:span><text:span text:style-name="_32_6">t</text:span><text:span text:style-name="_39_5">i</text:span><text:span text:style-name="_31_92">v</text:span><text:span text:style-name="_35_0">e</text:span><text:span text:style-name="_39_6">l</text:span><text:span text:style-name="_32_21">y</text:span><text:span text:style-name="_31_"> </text:span><text:span text:style-name="_39_9">o</text:span><text:span text:style-name="_31_91">n</text:span><text:span text:style-name="_33_8">e</text:span><text:span text:style-name="_37_6"> </text:span><text:span text:style-name="_31_76">m</text:span><text:span text:style-name="_34_2">i</text:span><text:span text:style-name="_31_19">g</text:span><text:span text:style-name="_32_16">h</text:span><text:span text:style-name="_35_0">t</text:span><text:span text:style-name="_37_6"> </text:span><text:span text:style-name="_31_92">h</text:span><text:span text:style-name="_32_9">a</text:span><text:span text:style-name="_31_14">v</text:span><text:span text:style-name="_31_86">e</text:span><text:span text:style-name="_31_"> </text:span><text:span text:style-name="_39_8">a</text:span><text:span text:style-name="_31_51"> </text:span><text:span text:style-name="_35_0">c</text:span><text:span text:style-name="_31_11">o</text:span><text:span text:style-name="_32_07">m</text:span><text:span text:style-name="_34_2">p</text:span><text:span text:style-name="_31_29">l</text:span><text:span text:style-name="_31_70">e</text:span><text:span text:style-name="_34_4">t</text:span><text:span text:style-name="_31_44">e</text:span><text:span text:style-name="_31_51"> </text:span><text:span text:style-name="_35_4">s</text:span><text:span text:style-name="_31_11">y</text:span><text:span text:style-name="_31_94">s</text:span><text:span text:style-name="_37_1">t</text:span><text:span text:style-name="_31_16">e</text:span><text:span text:style-name="_32_24">m</text:span><text:span text:style-name="_31_"> </text:span><text:span text:style-name="_31_44">o</text:span><text:span text:style-name="_32_25">f</text:span><text:span text:style-name="_31_"> </text:span><text:span text:style-name="_31_14">l</text:span><text:span text:style-name="_32_25">o</text:span><text:span text:style-name="_37_5">g</text:span><text:span text:style-name="_31_19">i</text:span><text:span text:style-name="_32_25">c</text:span><text:span text:style-name="_33_0">a</text:span><text:span text:style-name="_31_34">l</text:span><text:span text:style-name="_31_51"> </text:span><text:span text:style-name="_36_8">i</text:span><text:span text:style-name="_39_6">n</text:span><text:span text:style-name="_31_89">f</text:span><text:span text:style-name="_33_9">e</text:span><text:span text:style-name="_31_35">r</text:span><text:span text:style-name="_32_16">e</text:span><text:span text:style-name="_32_0">n</text:span><text:span text:style-name="_31_43">c</text:span><text:span text:style-name="_31_92">e</text:span><text:span text:style-name="_31_"> </text:span><text:span text:style-name="_31_49">"</text:span><text:span text:style-name="_31_76">b</text:span><text:span text:style-name="_35_4">u</text:span><text:span text:style-name="_31_20">i</text:span><text:span text:style-name="_32_15">l</text:span><text:span text:style-name="_32_6">t</text:span><text:span text:style-name="_37_6"> </text:span><text:span text:style-name="_32_24">i</text:span><text:span text:style-name="_32_7">n</text:span><text:span text:style-name="_31_28">.</text:span><text:span text:style-name="_32_19">"</text:span><text:span text:style-name="_32_9">'</text:span><text:span text:style-name="_37_6"> </text:span><text:span text:style-name="_32_24">I</text:span><text:span text:style-name="_33_5">n</text:span><text:span text:style-name="_37_6"> </text:span><text:span text:style-name="_32_19">t</text:span><text:span text:style-name="_34_2">h</text:span><text:span text:style-name="_31_19">e</text:span><text:span text:style-name="_31_51"> </text:span><text:span text:style-name="_32_0">l</text:span><text:span text:style-name="_31_10">a</text:span><text:span text:style-name="_31_94">t</text:span><text:span text:style-name="_35_6">t</text:span><text:span text:style-name="_31_46">e</text:span><text:span text:style-name="_31_86">r</text:span><text:span text:style-name="_31_"> </text:span><text:span text:style-name="_31_20">c</text:span><text:span text:style-name="_31_70">a</text:span><text:span text:style-name="_36_5">s</text:span><text:span text:style-name="_39_5">e</text:span><text:span text:style-name="_31_51"> </text:span><text:span text:style-name="_37_4">t</text:span><text:span text:style-name="_31_32">h</text:span><text:span text:style-name="_31_91">e</text:span><text:span text:style-name="_31_"> </text:span><text:span text:style-name="_31_43">s</text:span><text:span text:style-name="_31_71">t</text:span><text:span text:style-name="_32_1">o</text:span><text:span text:style-name="_31_26">r</text:span><text:span text:style-name="_32_03">e</text:span><text:span text:style-name="_31_"> </text:span><text:span text:style-name="_31_11">w</text:span><text:span text:style-name="_31_86">o</text:span><text:span text:style-name="_37_5">u</text:span><text:span text:style-name="_31_44">l</text:span><text:span text:style-name="_31_91">d</text:span><text:span text:style-name="_31_"> </text:span><text:span text:style-name="_31_34">b</text:span><text:span text:style-name="_32_01">e</text:span><text:span text:style-name="_31_"> </text:span><text:span text:style-name="_39_5">l</text:span><text:span text:style-name="_32_06">a</text:span><text:span text:style-name="_37_1">r</text:span><text:span text:style-name="_39_5">g</text:span><text:span text:style-name="_32_24">e</text:span><text:span text:style-name="_32_7">l</text:span><text:span text:style-name="_39_6">y</text:span><text:span text:style-name="_31_51"> </text:span><text:span text:style-name="_37_4">o</text:span><text:span text:style-name="_31_11">c</text:span><text:span text:style-name="_32_19">c</text:span><text:span text:style-name="_32_3">u</text:span><text:span text:style-name="_31_14">p</text:span><text:span text:style-name="_32_09">i</text:span><text:span text:style-name="_34_1">e</text:span><text:span text:style-name="_39_8">d</text:span><text:span text:style-name="_31_51"> </text:span><text:span text:style-name="_32_0">w</text:span><text:span text:style-name="_31_26">i</text:span><text:span text:style-name="_31_89">t</text:span><text:span text:style-name="_35_0">h</text:span><text:span text:style-name="_37_6"> </text:span><text:span text:style-name="_31_76">d</text:span><text:span text:style-name="_33_0">e</text:span><text:span text:style-name="_31_04">f</text:span><text:span text:style-name="_31_86">i</text:span><text:span text:style-name="_33_9">n</text:span><text:span text:style-name="_31_02">i</text:span><text:span text:style-name="_31_71">t</text:span><text:span text:style-name="_34_4">i</text:span><text:span text:style-name="_31_28">o</text:span><text:span text:style-name="_31_92">n</text:span><text:span text:style-name="_34_1">s</text:span><text:span text:style-name="_37_6"> </text:span><text:span text:style-name="_32_22">a</text:span><text:span text:style-name="_33_6">n</text:span><text:span text:style-name="_31_41">d</text:span><text:span text:style-name="_31_51"> </text:span><text:span text:style-name="_36_0">p</text:span><text:span text:style-name="_31_13">r</text:span><text:span text:style-name="_32_03">o</text:span><text:span text:style-name="_35_7">p</text:span><text:span text:style-name="_31_26">o</text:span><text:span text:style-name="_31_74">s</text:span><text:span text:style-name="_35_6">i</text:span><text:span text:style-name="_31_01">t</text:span><text:span text:style-name="_31_70">i</text:span><text:span text:style-name="_32_3">o</text:span><text:span text:style-name="_31_20">n</text:span><text:span text:style-name="_32_15">s</text:span><text:span text:style-name="_35_3">.</text:span><text:span text:style-name="_37_6"> </text:span><text:span text:style-name="_31_74">T</text:span><text:span text:style-name="_37_2">h</text:span><text:span text:style-name="_31_10">e</text:span><text:span text:style-name="_31_51"> </text:span><text:span text:style-name="_35_0">p</text:span><text:span text:style-name="_31_13">r</text:span><text:span text:style-name="_32_15">o</text:span><text:span text:style-name="_35_3">p</text:span><text:span text:style-name="_31_46">o</text:span><text:span text:style-name="_32_22">s</text:span><text:span text:style-name="_36_6">i</text:span><text:span text:style-name="_31_13">t</text:span><text:span text:style-name="_32_25">i</text:span><text:span text:style-name="_32_7">o</text:span><text:span text:style-name="_31_19">n</text:span><text:span text:style-name="_32_19">s</text:span><text:span text:style-name="_31_"> </text:span><text:span text:style-name="_31_05">w</text:span><text:span text:style-name="_32_18">o</text:span><text:span text:style-name="_33_0">u</text:span><text:span text:style-name="_31_20">l</text:span><text:span text:style-name="_31_71">d</text:span><text:span text:style-name="_31_"> </text:span><text:span text:style-name="_31_14">h</text:span><text:span text:style-name="_32_03">a</text:span><text:span text:style-name="_35_1">v</text:span><text:span text:style-name="_39_8">e</text:span><text:span text:style-name="_31_51"> </text:span><text:span text:style-name="_35_1">v</text:span><text:span text:style-name="_31_40">a</text:span><text:span text:style-name="_31_94">r</text:span><text:span text:style-name="_33_9">i</text:span><text:span text:style-name="_39_5">o</text:span><text:span text:style-name="_32_19">u</text:span><text:span text:style-name="_35_1">s</text:span><text:span text:style-name="_37_6"> </text:span><text:span text:style-name="_32_16">k</text:span><text:span text:style-name="_32_7">i</text:span><text:span text:style-name="_31_32">n</text:span><text:span text:style-name="_31_95">d</text:span><text:span text:style-name="_33_8">s</text:span><text:span text:style-name="_37_6"> </text:span><text:span text:style-name="_32_06">o</text:span><text:span text:style-name="_33_6">f</text:span><text:span text:style-name="_37_6"> </text:span><text:span text:style-name="_31_80">s</text:span><text:span text:style-name="_34_5">t</text:span><text:span text:style-name="_31_14">a</text:span><text:span text:style-name="_31_91">t</text:span><text:span text:style-name="_37_4">u</text:span><text:span text:style-name="_31_47">s</text:span><text:span text:style-name="_32_10">,</text:span><text:span text:style-name="_31_"> </text:span><text:span text:style-name="_31_11">e</text:span><text:span text:style-name="_32_09">.</text:span><text:span text:style-name="_37_4">g</text:span><text:span text:style-name="_31_47">.</text:span><text:span text:style-name="_31_95">,</text:span><text:span text:style-name="_31_"> </text:span><text:span text:style-name="_39_6">w</text:span><text:span text:style-name="_32_09">e</text:span><text:span text:style-name="_32_1">l</text:span><text:span text:style-name="_39_8">l</text:span>-<text:span text:style-name="_37_4">e</text:span><text:span text:style-name="_31_47">s</text:span><text:span text:style-name="_31_89">t</text:span><text:span text:style-name="_36_5">a</text:span><text:span text:style-name="_31_35">b</text:span><text:span text:style-name="_31_85">l</text:span><text:span text:style-name="_33_8">i</text:span><text:span text:style-name="_31_02">s</text:span><text:span text:style-name="_31_89">h</text:span><text:span text:style-name="_32_7">e</text:span><text:span text:style-name="_31_40">d</text:span><text:span text:style-name="_31_51"> </text:span><text:span text:style-name="_32_4">f</text:span><text:span text:style-name="_31_43">a</text:span><text:span text:style-name="_32_10">c</text:span><text:span text:style-name="_33_0">t</text:span><text:span text:style-name="_31_02">s</text:span><text:span text:style-name="_32_01">,</text:span><text:span text:style-name="_31_"> </text:span><text:span text:style-name="_31_01">c</text:span><text:span text:style-name="_32_01">o</text:span><text:span text:style-name="_32_7">n</text:span><text:span text:style-name="_31_16">j</text:span><text:span text:style-name="_31_88">e</text:span><text:span text:style-name="_33_9">c</text:span><text:span text:style-name="_31_49">t</text:span><text:span text:style-name="_32_04">u</text:span><text:span text:style-name="_37_4">r</text:span><text:span text:style-name="_31_41">e</text:span><text:span text:style-name="_32_24">s</text:span><text:span text:style-name="_34_4">,</text:span><text:span text:style-name="_37_6"> </text:span><text:span text:style-name="_31_94">m</text:span><text:span text:style-name="_34_2">a</text:span><text:span text:style-name="_31_35">t</text:span><text:span text:style-name="_32_01">h</text:span><text:span text:style-name="_33_8">e</text:span><text:span text:style-name="_31_43">m</text:span><text:span text:style-name="_31_88">a</text:span><text:span text:style-name="_34_2">t</text:span><text:span text:style-name="_31_40">i</text:span><text:span text:style-name="_31_89">c</text:span><text:span text:style-name="_33_6">a</text:span><text:span text:style-name="_31_01">l</text:span><text:span text:style-name="_32_06">l</text:span><text:span text:style-name="_33_9">y</text:span><text:span text:style-name="_37_6"> </text:span><text:span text:style-name="_32_07">p</text:span><text:span text:style-name="_36_6">r</text:span><text:span text:style-name="_31_17">o</text:span><text:span text:style-name="_31_70">v</text:span><text:span text:style-name="_35_9">e</text:span><text:span text:style-name="_31_11">d</text:span><text:span text:style-name="_31_51"> </text:span><text:span text:style-name="_32_7">t</text:span><text:span text:style-name="_31_17">h</text:span><text:span text:style-name="_31_91">e</text:span><text:span text:style-name="_35_1">o</text:span><text:span text:style-name="_31_40">r</text:span><text:span text:style-name="_31_92">e</text:span><text:span text:style-name="_36_8">m</text:span><text:span text:style-name="_31_35">s</text:span><text:span text:style-name="_32_00">,</text:span><text:span text:style-name="_31_"> </text:span><text:span text:style-name="_31_40">s</text:span><text:span text:style-name="_31_94">t</text:span><text:span text:style-name="_36_9">a</text:span><text:span text:style-name="_31_31">t</text:span><text:span text:style-name="_31_70">e</text:span><text:span text:style-name="_32_1">m</text:span><text:span text:style-name="_31_14">e</text:span><text:span text:style-name="_32_24">n</text:span><text:span text:style-name="_32_7">t</text:span><text:span text:style-name="_39_5">s</text:span><text:span text:style-name="_31_51"> </text:span><text:span text:style-name="_35_3">g</text:span><text:span text:style-name="_31_40">i</text:span><text:span text:style-name="_31_76">v</text:span><text:span text:style-name="_36_9">e</text:span><text:span text:style-name="_31_10">n</text:span><text:span text:style-name="_31_51"> </text:span><text:span text:style-name="_35_9">b</text:span><text:span text:style-name="_31_50">y</text:span><text:span text:style-name="_31_51"> </text:span><text:span text:style-name="_35_4">a</text:span><text:span text:style-name="_31_47">n</text:span><text:span text:style-name="_31_51"> </text:span><text:span text:style-name="_32_9">a</text:span><text:span text:style-name="_31_11">u</text:span><text:span text:style-name="_32_10">t</text:span><text:span text:style-name="_35_3">h</text:span><text:span text:style-name="_31_02">o</text:span><text:span text:style-name="_32_15">r</text:span><text:span text:style-name="_35_4">i</text:span><text:span text:style-name="_39_5">t</text:span><text:span text:style-name="_32_06">y</text:span><text:span text:style-name="_34_4">,</text:span><text:span text:style-name="_37_6"> </text:span><text:span text:style-name="_32_07">e</text:span><text:span text:style-name="_36_5">x</text:span><text:span text:style-name="_31_50">p</text:span><text:span text:style-name="_32_22">r</text:span><text:span text:style-name="_35_4">e</text:span><text:span text:style-name="_31_34">s</text:span><text:span text:style-name="_31_89">s</text:span><text:span text:style-name="_33_8">i</text:span><text:span text:style-name="_31_34">o</text:span><text:span text:style-name="_31_88">n</text:span><text:span text:style-name="_34_4">s</text:span><text:span text:style-name="_37_6"> </text:span><text:span text:style-name="_32_22">h</text:span><text:span text:style-name="_35_0">a</text:span><text:span text:style-name="_31_41">v</text:span><text:span text:style-name="_32_04">i</text:span><text:span text:style-name="_36_6">n</text:span><text:span text:style-name="_31_14">g</text:span><text:span text:style-name="_31_51"> </text:span><text:span text:style-name="_34_5">t</text:span><text:span text:style-name="_31_29">h</text:span><text:span text:style-name="_31_94">e</text:span><text:span text:style-name="_31_"> </text:span><text:span text:style-name="_31_17">l</text:span><text:span text:style-name="_32_00">o</text:span><text:span text:style-name="_36_5">g</text:span><text:span text:style-name="_31_47">i</text:span><text:span text:style-name="_32_04">c</text:span><text:span text:style-name="_37_4">a</text:span><text:span text:style-name="_31_17">l</text:span><text:span text:style-name="_31_51"> </text:span><text:span text:style-name="_32_4">f</text:span><text:span text:style-name="_31_50">o</text:span><text:span text:style-name="_31_76">r</text:span><text:span text:style-name="_35_9">m</text:span><text:span text:style-name="_37_6"> </text:span><text:span text:style-name="_31_88">o</text:span><text:span text:style-name="_36_8">f</text:span><text:span text:style-name="_37_6"> </text:span><text:span text:style-name="_32_21">p</text:span><text:span text:style-name="_33_9">r</text:span><text:span text:style-name="_31_35">o</text:span><text:span text:style-name="_32_25">p</text:span><text:span text:style-name="_35_7">o</text:span><text:span text:style-name="_31_46">s</text:span><text:span text:style-name="_31_74">i</text:span><text:span text:style-name="_35_0">t</text:span><text:span text:style-name="_31_32">i</text:span><text:span text:style-name="_32_25">o</text:span><text:span text:style-name="_37_5">n</text:span><text:span text:style-name="_37_6"> </text:span><text:span text:style-name="_32_19">b</text:span><text:span text:style-name="_37_2">u</text:span><text:span text:style-name="_31_20">t</text:span><text:span text:style-name="_31_51"> </text:span><text:span text:style-name="_32_0">n</text:span><text:span text:style-name="_31_41">o</text:span><text:span text:style-name="_31_85">t</text:span><text:span text:style-name="_31_"> </text:span><text:span text:style-name="_31_47">b</text:span><text:span text:style-name="_31_80">e</text:span><text:span text:style-name="_33_0">l</text:span><text:span text:style-name="_31_32">i</text:span><text:span text:style-name="_32_19">e</text:span><text:span text:style-name="_36_9">f</text:span>-<text:span text:style-name="_31_92">v</text:span><text:span text:style-name="_35_0">a</text:span><text:span text:style-name="_31_26">l</text:span><text:span text:style-name="_32_21">u</text:span><text:span text:style-name="_34_4">e</text:span><text:span text:style-name="_31_41">.</text:span><text:span text:style-name="_31_51"> </text:span><text:span text:style-name="_32_1">C</text:span><text:span text:style-name="_39_9">e</text:span><text:span text:style-name="_31_74">r</text:span><text:span text:style-name="_32_0">t</text:span><text:span text:style-name="_31_01">a</text:span><text:span text:style-name="_31_79">i</text:span><text:span text:style-name="_32_1">n</text:span><text:span text:style-name="_37_6"> </text:span><text:span text:style-name="_32_10">p</text:span><text:span text:style-name="_37_1">r</text:span><text:span text:style-name="_39_8">o</text:span><text:span text:style-name="_31_95">p</text:span><text:span text:style-name="_36_9">o</text:span><text:span text:style-name="_31_17">s</text:span><text:span text:style-name="_32_21">i</text:span><text:span text:style-name="_36_5">t</text:span><text:span text:style-name="_31_49">i</text:span><text:span text:style-name="_31_91">o</text:span><text:span text:style-name="_32_6">n</text:span><text:span text:style-name="_31_11">s</text:span><text:span text:style-name="_31_51"> </text:span><text:span text:style-name="_32_9">m</text:span><text:span text:style-name="_31_44">a</text:span><text:span text:style-name="_31_95">y</text:span><text:span text:style-name="_31_"> </text:span><text:span text:style-name="_31_43">b</text:span><text:span text:style-name="_31_71">e</text:span><text:span text:style-name="_31_"> </text:span><text:span text:style-name="_31_16">d</text:span><text:span text:style-name="_31_95">e</text:span><text:span text:style-name="_36_5">s</text:span><text:span text:style-name="_31_31">c</text:span><text:span text:style-name="_31_71">r</text:span><text:span text:style-name="_33_9">i</text:span><text:span text:style-name="_31_31">b</text:span><text:span text:style-name="_32_10">e</text:span><text:span text:style-name="_32_1">d</text:span><text:span text:style-name="_37_6"> </text:span><text:span text:style-name="_31_74">a</text:span><text:span text:style-name="_36_5">s</text:span><text:span text:style-name="_37_6"> </text:span><text:span text:style-name="_32_10">"</text:span><text:span text:style-name="_34_4">i</text:span><text:span text:style-name="_31_25">m</text:span><text:span text:style-name="_31_85">p</text:span><text:span text:style-name="_32_6">e</text:span><text:span text:style-name="_31_50">r</text:span><text:span text:style-name="_31_76">a</text:span><text:span text:style-name="_36_5">t</text:span><text:span text:style-name="_31_35">i</text:span><text:span text:style-name="_32_04">v</text:span><text:span text:style-name="_35_4">e</text:span><text:span text:style-name="_31_35">s</text:span><text:span text:style-name="_31_85">.</text:span><text:span text:style-name="_34_5">"</text:span><text:span text:style-name="_37_6"> </text:span><text:span text:style-name="_32_04">T</text:span><text:span text:style-name="_34_5">h</text:span><text:span text:style-name="_31_47">e</text:span><text:span text:style-name="_31_51"> </text:span><text:span text:style-name="_33_0">m</text:span><text:span text:style-name="_31_35">a</text:span><text:span text:style-name="_31_76">c</text:span><text:span text:style-name="_32_6">h</text:span><text:span text:style-name="_31_02">i</text:span><text:span text:style-name="_32_10">n</text:span><text:span text:style-name="_36_8">e</text:span><text:span text:style-name="_37_6"> </text:span><text:span text:style-name="_31_70">s</text:span><text:span text:style-name="_32_0">h</text:span><text:span text:style-name="_31_43">o</text:span><text:span text:style-name="_32_01">u</text:span><text:span text:style-name="_36_9">l</text:span><text:span text:style-name="_31_17">d</text:span><text:span text:style-name="_31_51"> </text:span><text:span text:style-name="_34_2">b</text:span><text:span text:style-name="_31_02">e</text:span><text:span text:style-name="_31_51"> </text:span><text:span text:style-name="_36_5">s</text:span><text:span text:style-name="_31_41">o</text:span><text:span text:style-name="_31_51"> </text:span><text:span text:style-name="_35_6">c</text:span><text:span text:style-name="_31_35">o</text:span><text:span text:style-name="_31_86">n</text:span><text:span text:style-name="_32_3">s</text:span><text:span text:style-name="_31_50">t</text:span><text:span text:style-name="_32_09">r</text:span><text:span text:style-name="_34_5">u</text:span><text:span text:style-name="_39_6">c</text:span><text:span text:style-name="_31_76">t</text:span><text:span text:style-name="_33_5">e</text:span><text:span text:style-name="_31_20">d</text:span><text:span text:style-name="_31_51"> </text:span><text:span text:style-name="_37_5">t</text:span><text:span text:style-name="_39_8">h</text:span><text:span text:style-name="_32_01">a</text:span><text:span text:style-name="_33_6">t</text:span><text:span text:style-name="_37_6"> </text:span><text:span text:style-name="_32_03">a</text:span><text:span text:style-name="_33_9">s</text:span><text:span text:style-name="_37_6"> </text:span><text:span text:style-name="_31_91">s</text:span><text:span text:style-name="_37_4">o</text:span><text:span text:style-name="_31_13">o</text:span><text:span text:style-name="_31_71">n</text:span><text:span text:style-name="_31_"> </text:span><text:span text:style-name="_31_49">a</text:span><text:span text:style-name="_32_22">s</text:span><text:span text:style-name="_31_"> </text:span><text:span text:style-name="_31_19">a</text:span><text:span text:style-name="_32_06">n</text:span><text:span text:style-name="_31_"> </text:span><text:span text:style-name="_31_04">i</text:span><text:span text:style-name="_32_25">m</text:span><text:span text:style-name="_32_4">p</text:span><text:span text:style-name="_31_10">e</text:span><text:span text:style-name="_31_95">r</text:span><text:span text:style-name="_32_1">a</text:span><text:span text:style-name="_31_43">t</text:span><text:span text:style-name="_32_01">i</text:span><text:span text:style-name="_36_5">v</text:span><text:span text:style-name="_31_34">e</text:span><text:span text:style-name="_31_51"> </text:span><text:span text:style-name="_32_0">i</text:span><text:span text:style-name="_31_29">s</text:span><text:span text:style-name="_31_51"> </text:span><text:span text:style-name="_32_0">c</text:span><text:span text:style-name="_31_16">l</text:span><text:span text:style-name="_32_10">a</text:span><text:span text:style-name="_35_7">s</text:span><text:span text:style-name="_31_32">s</text:span><text:span text:style-name="_32_03">e</text:span><text:span text:style-name="_36_9">d</text:span><text:span text:style-name="_37_6"> </text:span><text:span text:style-name="_31_89">a</text:span><text:span text:style-name="_32_0">s</text:span><text:span text:style-name="_37_6"> </text:span><text:span text:style-name="_31_95">"</text:span><text:span text:style-name="_32_1">w</text:span><text:span text:style-name="_39_9">e</text:span><text:span text:style-name="_32_22">l</text:span><text:span text:style-name="_34_2">l</text:span><text:span text:style-name="_37_6"> </text:span><text:span text:style-name="_32_00">e</text:span><text:span text:style-name="_32_9">s</text:span><text:span text:style-name="_31_43">t</text:span><text:span text:style-name="_31_77">a</text:span><text:span text:style-name="_37_2">b</text:span><text:span text:style-name="_31_05">l</text:span><text:span text:style-name="_32_18">i</text:span><text:span text:style-name="_36_6">s</text:span><text:span text:style-name="_31_29">h</text:span><text:span text:style-name="_32_24">e</text:span><text:span text:style-name="_33_8">d</text:span><text:span text:style-name="_31_28">"</text:span><text:span text:style-name="_31_51"> </text:span><text:span text:style-name="_34_4">t</text:span><text:span text:style-name="_31_41">h</text:span><text:span text:style-name="_31_94">e</text:span><text:span text:style-name="_31_"> </text:span><text:span text:style-name="_31_14">a</text:span><text:span text:style-name="_32_01">p</text:span><text:span text:style-name="_33_9">p</text:span><text:span text:style-name="_31_43">r</text:span><text:span text:style-name="_31_91">o</text:span><text:span text:style-name="_32_0">p</text:span><text:span text:style-name="_31_17">r</text:span><text:span text:style-name="_31_74">i</text:span><text:span text:style-name="_37_2">a</text:span><text:span text:style-name="_31_47">t</text:span><text:span text:style-name="_31_77">e</text:span><text:span text:style-name="_31_"> </text:span><text:span text:style-name="_31_31">a</text:span><text:span text:style-name="_32_01">c</text:span><text:span text:style-name="_34_2">t</text:span><text:span text:style-name="_31_34">i</text:span><text:span text:style-name="_32_22">o</text:span><text:span text:style-name="_35_7">n</text:span><text:span text:style-name="_37_6"> </text:span><text:span text:style-name="_31_85">a</text:span><text:span text:style-name="_33_9">u</text:span><text:span text:style-name="_31_34">t</text:span><text:span text:style-name="_31_80">o</text:span><text:span text:style-name="_32_1">m</text:span><text:span text:style-name="_31_34">a</text:span><text:span text:style-name="_31_94">t</text:span><text:span text:style-name="_36_0">i</text:span><text:span text:style-name="_39_8">c</text:span><text:span text:style-name="_31_77">a</text:span><text:span text:style-name="_33_0">l</text:span><text:span text:style-name="_31_14">l</text:span><text:span text:style-name="_32_01">y</text:span><text:span text:style-name="_31_"> </text:span><text:span text:style-name="_39_9">t</text:span><text:span text:style-name="_32_09">a</text:span><text:span text:style-name="_32_7">k</text:span><text:span text:style-name="_31_20">e</text:span><text:span text:style-name="_31_85">s</text:span><text:span text:style-name="_31_"> </text:span><text:span text:style-name="_31_32">p</text:span><text:span text:style-name="_32_09">l</text:span><text:span text:style-name="_33_9">a</text:span><text:span text:style-name="_39_6">c</text:span><text:span text:style-name="_32_06">e</text:span><text:span text:style-name="_36_5">.</text:span><text:span text:style-name="_37_6"> </text:span><text:span text:style-name="_32_22">T</text:span><text:span text:style-name="_35_9">o</text:span><text:span text:style-name="_37_6"> </text:span><text:span text:style-name="_32_09">i</text:span><text:span text:style-name="_37_4">l</text:span><text:span text:style-name="_39_9">l</text:span><text:span text:style-name="_32_22">u</text:span><text:span text:style-name="_35_6">s</text:span><text:span text:style-name="_39_5">t</text:span><text:span text:style-name="_31_89">r</text:span><text:span text:style-name="_36_8">a</text:span><text:span text:style-name="_31_34">t</text:span><text:span text:style-name="_32_06">e</text:span><text:span text:style-name="_31_"> </text:span><text:span text:style-name="_31_29">t</text:span><text:span text:style-name="_31_77">h</text:span><text:span text:style-name="_35_9">i</text:span><text:span text:style-name="_31_44">s</text:span><text:span text:style-name="_32_22">,</text:span><text:span text:style-name="_31_"> </text:span><text:span text:style-name="_31_20">s</text:span><text:span text:style-name="_32_04">u</text:span><text:span text:style-name="_34_1">p</text:span><text:span text:style-name="_31_14">p</text:span><text:span text:style-name="_31_73">o</text:span><text:span text:style-name="_35_6">s</text:span><text:span text:style-name="_31_11">e</text:span><text:span text:style-name="_31_51"> </text:span><text:span text:style-name="_32_1">t</text:span><text:span text:style-name="_31_44">h</text:span><text:span text:style-name="_32_01">e</text:span><text:span text:style-name="_31_"> </text:span><text:span text:style-name="_31_13">t</text:span><text:span text:style-name="_31_91">e</text:span><text:span text:style-name="_36_6">a</text:span><text:span text:style-name="_31_05">c</text:span><text:span text:style-name="_31_76">h</text:span><text:span text:style-name="_35_3">e</text:span><text:span text:style-name="_31_10">r</text:span><text:span text:style-name="_31_51"> </text:span><text:span text:style-name="_36_6">s</text:span><text:span text:style-name="_31_34">a</text:span><text:span text:style-name="_31_92">y</text:span><text:span text:style-name="_33_0">s</text:span><text:span text:style-name="_37_6"> </text:span><text:span text:style-name="_31_77">t</text:span><text:span text:style-name="_35_4">o</text:span><text:span text:style-name="_37_6"> </text:span><text:span text:style-name="_31_80">t</text:span><text:span text:style-name="_32_3">h</text:span><text:span text:style-name="_31_35">e</text:span><text:span text:style-name="_31_51"> </text:span><text:span text:style-name="_37_1">m</text:span><text:span text:style-name="_31_17">a</text:span><text:span text:style-name="_31_95">c</text:span><text:span text:style-name="_35_3">h</text:span><text:span text:style-name="_31_02">i</text:span><text:span text:style-name="_31_89">n</text:span><text:span text:style-name="_35_4">e</text:span><text:span text:style-name="_31_17">,</text:span><text:span text:style-name="_31_51"> </text:span><text:span text:style-name="_34_1">"</text:span><text:span text:style-name="_31_35">D</text:span><text:span text:style-name="_32_03">o</text:span><text:span text:style-name="_31_"> </text:span><text:span text:style-name="_31_10">y</text:span><text:span text:style-name="_32_15">o</text:span><text:span text:style-name="_35_4">u</text:span><text:span text:style-name="_39_9">r</text:span><text:span text:style-name="_31_51"> </text:span><text:span text:style-name="_35_3">h</text:span><text:span text:style-name="_31_26">o</text:span><text:span text:style-name="_32_00">m</text:span><text:span text:style-name="_34_5">e</text:span><text:span text:style-name="_31_31">w</text:span><text:span text:style-name="_32_07">o</text:span><text:span text:style-name="_36_5">r</text:span><text:span text:style-name="_31_35">k</text:span><text:span text:style-name="_31_51"> </text:span><text:span text:style-name="_32_3">n</text:span><text:span text:style-name="_31_31">o</text:span><text:span text:style-name="_32_09">w</text:span><text:span text:style-name="_35_7">.</text:span><text:span text:style-name="_31_35">"</text:span><text:span text:style-name="_31_51"> </text:span><text:span text:style-name="_36_6">T</text:span><text:span text:style-name="_31_16">h</text:span><text:span text:style-name="_32_18">i</text:span><text:span text:style-name="_34_1">s</text:span><text:span text:style-name="_37_6"> </text:span><text:span text:style-name="_31_71">m</text:span><text:span text:style-name="_32_1">a</text:span><text:span text:style-name="_31_20">y</text:span><text:span text:style-name="_31_51"> </text:span><text:span text:style-name="_35_1">c</text:span><text:span text:style-name="_31_32">a</text:span><text:span text:style-name="_31_94">u</text:span><text:span text:style-name="_32_3">s</text:span><text:span text:style-name="_39_5">e</text:span><text:span text:style-name="_31_51"> </text:span><text:span text:style-name="_33_0">"</text:span><text:span text:style-name="_31_26">T</text:span><text:span text:style-name="_32_15">e</text:span><text:span text:style-name="_34_1">a</text:span><text:span text:style-name="_31_17">c</text:span><text:span text:style-name="_32_10">h</text:span><text:span text:style-name="_36_6">e</text:span><text:span text:style-name="_31_25">r</text:span><text:span text:style-name="_31_51"> </text:span><text:span text:style-name="_36_0">s</text:span><text:span text:style-name="_31_10">a</text:span><text:span text:style-name="_31_71">y</text:span><text:span text:style-name="_35_7">s</text:span><text:span text:style-name="_37_6"> </text:span><text:span text:style-name="_32_04">'</text:span><text:span text:style-name="_32_3">D</text:span><text:span text:style-name="_31_01">o</text:span><text:span text:style-name="_31_51"> </text:span><text:span text:style-name="_37_1">y</text:span><text:span text:style-name="_31_28">o</text:span><text:span text:style-name="_32_25">u</text:span><text:span text:style-name="_34_1">r</text:span><text:span text:style-name="_37_6"> </text:span><text:span text:style-name="_32_24">h</text:span><text:span text:style-name="_37_4">o</text:span><text:span text:style-name="_39_6">m</text:span><text:span text:style-name="_32_15">e</text:span><text:span text:style-name="_37_2">w</text:span><text:span text:style-name="_31_32">o</text:span><text:span text:style-name="_31_94">r</text:span><text:span text:style-name="_35_1">k</text:span><text:span text:style-name="_37_6"> </text:span><text:span text:style-name="_32_22">n</text:span><text:span text:style-name="_34_2">o</text:span><text:span text:style-name="_31_02">w</text:span><text:span text:style-name="_32_03">'</text:span><text:span text:style-name="_31_"> </text:span><text:span text:style-name="_31_13">"</text:span><text:span text:style-name="_31_51"> </text:span><text:span text:style-name="_33_5">t</text:span><text:span text:style-name="_31_32">o</text:span><text:span text:style-name="_31_51"> </text:span><text:span text:style-name="_34_2">b</text:span><text:span text:style-name="_31_02">e</text:span><text:span text:style-name="_31_51"> </text:span><text:span text:style-name="_34_2">i</text:span><text:span text:style-name="_31_17">n</text:span><text:span text:style-name="_32_16">c</text:span><text:span text:style-name="_37_1">l</text:span><text:span text:style-name="_31_10">u</text:span><text:span text:style-name="_32_15">d</text:span><text:span text:style-name="_35_9">e</text:span><text:span text:style-name="_31_41">d</text:span><text:span text:style-name="_31_51"> </text:span><text:span text:style-name="_36_9">a</text:span><text:span text:style-name="_31_50">m</text:span><text:span text:style-name="_31_85">o</text:span><text:span text:style-name="_34_2">n</text:span><text:span text:style-name="_31_17">g</text:span><text:span text:style-name="_31_91">s</text:span><text:span text:style-name="_33_5">t</text:span><text:span text:style-name="_37_6"> </text:span><text:span text:style-name="_32_04">t</text:span><text:span text:style-name="_35_7">h</text:span><text:span text:style-name="_31_26">e</text:span><text:span text:style-name="_31_51"> </text:span><text:span text:style-name="_36_5">w</text:span><text:span text:style-name="_31_25">e</text:span><text:span text:style-name="_31_73">l</text:span><text:span text:style-name="_34_1">l</text:span>-<text:span text:style-name="_31_71">e</text:span><text:span text:style-name="_32_3">s</text:span><text:span text:style-name="_31_01">t</text:span><text:span text:style-name="_31_95">a</text:span><text:span text:style-name="_32_1">b</text:span><text:span text:style-name="_31_04">l</text:span><text:span text:style-name="_31_79">i</text:span><text:span text:style-name="_34_2">s</text:span><text:span text:style-name="_31_11">h</text:span><text:span text:style-name="_32_18">e</text:span><text:span text:style-name="_32_7">d</text:span><text:span text:style-name="_37_6"> </text:span><text:span text:style-name="_32_16">f</text:span><text:span text:style-name="_35_3">a</text:span><text:span text:style-name="_31_25">c</text:span><text:span text:style-name="_31_73">t</text:span><text:span text:style-name="_33_8">s</text:span><text:span text:style-name="_39_9">.</text:span><text:span text:style-name="_31_51"> </text:span><text:span text:style-name="_36_0">A</text:span><text:span text:style-name="_31_19">n</text:span><text:span text:style-name="_31_89">o</text:span><text:span text:style-name="_33_0">t</text:span><text:span text:style-name="_31_19">h</text:span><text:span text:style-name="_31_77">e</text:span><text:span text:style-name="_32_4">r</text:span><text:span text:style-name="_37_6"> </text:span><text:span text:style-name="_31_92">s</text:span><text:span text:style-name="_36_0">u</text:span><text:span text:style-name="_31_29">c</text:span><text:span text:style-name="_32_00">h</text:span><text:span text:style-name="_31_"> </text:span><text:span text:style-name="_31_35">f</text:span><text:span text:style-name="_32_24">a</text:span><text:span text:style-name="_36_9">c</text:span><text:span text:style-name="_31_10">t</text:span><text:span text:style-name="_31_51"> </text:span><text:span text:style-name="_37_1">m</text:span><text:span text:style-name="_31_46">i</text:span><text:span text:style-name="_32_07">g</text:span><text:span text:style-name="_33_8">h</text:span><text:span text:style-name="_31_02">t</text:span><text:span text:style-name="_31_51"> </text:span><text:span text:style-name="_37_2">b</text:span><text:span text:style-name="_31_25">e</text:span><text:span text:style-name="_31_91">,</text:span><text:span text:style-name="_31_"> </text:span><text:span text:style-name="_39_8">"</text:span><text:span text:style-name="_31_80">E</text:span><text:span text:style-name="_32_4">v</text:span><text:span text:style-name="_39_5">e</text:span><text:span text:style-name="_32_10">r</text:span><text:span text:style-name="_35_4">y</text:span><text:span text:style-name="_31_10">t</text:span><text:span text:style-name="_31_80">h</text:span><text:span text:style-name="_35_9">i</text:span><text:span text:style-name="_31_50">n</text:span><text:span text:style-name="_32_10">g</text:span><text:span text:style-name="_31_"> </text:span><text:span text:style-name="_31_50">t</text:span><text:span text:style-name="_31_76">h</text:span><text:span text:style-name="_32_1">a</text:span><text:span text:style-name="_31_46">t</text:span><text:span text:style-name="_31_51"> </text:span><text:span text:style-name="_34_5">t</text:span><text:span text:style-name="_31_29">e</text:span><text:span text:style-name="_32_07">a</text:span><text:span text:style-name="_37_4">c</text:span><text:span text:style-name="_39_8">h</text:span><text:span text:style-name="_32_09">e</text:span><text:span text:style-name="_35_7">r</text:span><text:span text:style-name="_37_6"> </text:span><text:span text:style-name="_31_85">s</text:span><text:span text:style-name="_36_9">a</text:span><text:span text:style-name="_31_11">y</text:span><text:span text:style-name="_32_04">s</text:span><text:span text:style-name="_31_"> </text:span><text:span text:style-name="_31_40">i</text:span><text:span text:style-name="_32_16">s</text:span><text:span text:style-name="_31_"> </text:span><text:span text:style-name="_31_44">t</text:span><text:span text:style-name="_32_03">r</text:span><text:span text:style-name="_34_2">u</text:span><text:span text:style-name="_31_01">e</text:span><text:span text:style-name="_32_25">.</text:span><text:span text:style-name="_37_5">"</text:span><text:span text:style-name="_37_6"> </text:span><text:span text:style-name="_31_70">C</text:span><text:span text:style-name="_34_2">o</text:span><text:span text:style-name="_31_35">m</text:span><text:span text:style-name="_32_01">b</text:span><text:span text:style-name="_32_1">i</text:span><text:span text:style-name="_31_01">n</text:span><text:span text:style-name="_32_21">i</text:span><text:span text:style-name="_34_1">n</text:span><text:span text:style-name="_31_05">g</text:span><text:span text:style-name="_31_51"> </text:span><text:span text:style-name="_35_1">t</text:span><text:span text:style-name="_31_31">h</text:span><text:span text:style-name="_31_86">e</text:span><text:span text:style-name="_33_8">s</text:span><text:span text:style-name="_31_05">e</text:span><text:span text:style-name="_31_51"> </text:span><text:span text:style-name="_32_4">m</text:span><text:span text:style-name="_31_32">a</text:span><text:span text:style-name="_32_16">y</text:span><text:span text:style-name="_31_"> </text:span><text:span text:style-name="_31_10">e</text:span><text:span text:style-name="_31_73">v</text:span><text:span text:style-name="_32_6">e</text:span><text:span text:style-name="_31_05">n</text:span><text:span text:style-name="_32_15">t</text:span><text:span text:style-name="_32_6">u</text:span><text:span text:style-name="_31_40">a</text:span><text:span text:style-name="_32_19">l</text:span><text:span text:style-name="_32_7">l</text:span><text:span text:style-name="_31_17">y</text:span><text:span text:style-name="_31_51"> </text:span><text:span text:style-name="_34_1">l</text:span><text:span text:style-name="_31_17">e</text:span><text:span text:style-name="_32_16">a</text:span><text:span text:style-name="_32_7">d</text:span><text:span text:style-name="_37_6"> </text:span><text:span text:style-name="_32_07">t</text:span><text:span text:style-name="_33_0">o</text:span><text:span text:style-name="_37_6"> </text:span><text:span text:style-name="_32_07">t</text:span><text:span text:style-name="_37_4">h</text:span><text:span text:style-name="_31_29">e</text:span><text:span text:style-name="_31_51"> </text:span><text:span text:style-name="_34_5">i</text:span><text:span text:style-name="_31_40">m</text:span><text:span text:style-name="_31_77">p</text:span><text:span text:style-name="_33_6">e</text:span><text:span text:style-name="_31_17">r</text:span><text:span text:style-name="_32_15">a</text:span><text:span text:style-name="_32_0">t</text:span><text:span text:style-name="_31_29">i</text:span><text:span text:style-name="_32_01">v</text:span><text:span text:style-name="_34_5">e</text:span><text:span text:style-name="_31_41">,</text:span><text:span text:style-name="_31_51"> </text:span><text:span text:style-name="_33_8">"</text:span><text:span text:style-name="_31_19">D</text:span><text:span text:style-name="_31_77">o</text:span><text:span text:style-name="_31_"> </text:span><text:span text:style-name="_31_26">y</text:span><text:span text:style-name="_32_19">o</text:span><text:span text:style-name="_34_4">u</text:span><text:span text:style-name="_31_50">r</text:span><text:span text:style-name="_31_51"> </text:span><text:span text:style-name="_34_5">h</text:span><text:span text:style-name="_39_9">o</text:span><text:span text:style-name="_32_22">m</text:span><text:span text:style-name="_33_5">e</text:span><text:span text:style-name="_31_04">w</text:span><text:span text:style-name="_32_24">o</text:span><text:span text:style-name="_33_0">r</text:span><text:span text:style-name="_31_29">k</text:span><text:span text:style-name="_31_51"> </text:span><text:span text:style-name="_32_0">n</text:span><text:span text:style-name="_31_29">o</text:span><text:span text:style-name="_31_77">w</text:span><text:span text:style-name="_33_0">,</text:span><text:span text:style-name="_31_05">"</text:span><text:span text:style-name="_31_51"> </text:span><text:span text:style-name="_35_3">b</text:span><text:span text:style-name="_31_50">e</text:span><text:span text:style-name="_32_04">i</text:span><text:span text:style-name="_36_8">n</text:span><text:span text:style-name="_31_44">g</text:span><text:span text:style-name="_31_51"> </text:span><text:span text:style-name="_33_9">i</text:span><text:span text:style-name="_31_46">n</text:span><text:span text:style-name="_32_00">c</text:span><text:span text:style-name="_35_0">l</text:span><text:span text:style-name="_31_41">u</text:span><text:span text:style-name="_32_24">d</text:span><text:span text:style-name="_37_1">e</text:span><text:span text:style-name="_31_40">d</text:span><text:span text:style-name="_31_51"> </text:span><text:span text:style-name="_37_4">a</text:span><text:span text:style-name="_31_19">m</text:span><text:span text:style-name="_32_19">o</text:span><text:span text:style-name="_36_9">n</text:span><text:span text:style-name="_31_29">g</text:span><text:span text:style-name="_32_18">s</text:span><text:span text:style-name="_32_9">t</text:span><text:span text:style-name="_37_6"> </text:span><text:span text:style-name="_31_86">t</text:span><text:span text:style-name="_35_6">h</text:span><text:span text:style-name="_31_46">e</text:span><text:span text:style-name="_31_51"> </text:span><text:span text:style-name="_32_7">w</text:span><text:span text:style-name="_31_20">e</text:span><text:span text:style-name="_32_18">l</text:span><text:span text:style-name="_36_6">l</text:span>-<text:span text:style-name="_32_00">e</text:span><text:span text:style-name="_37_1">s</text:span><text:span text:style-name="_31_25">t</text:span><text:span text:style-name="_32_16">a</text:span><text:span text:style-name="_32_1">b</text:span><text:span text:style-name="_31_31">l</text:span><text:span text:style-name="_31_91">i</text:span><text:span text:style-name="_36_9">s</text:span><text:span text:style-name="_31_40">h</text:span><text:span text:style-name="_31_91">e</text:span><text:span text:style-name="_33_6">d</text:span><text:span text:style-name="_37_6"> </text:span><text:span text:style-name="_32_15">f</text:span><text:span text:style-name="_36_8">a</text:span><text:span text:style-name="_31_49">c</text:span><text:span text:style-name="_31_70">t</text:span><text:span text:style-name="_34_4">s</text:span><text:span text:style-name="_31_41">,</text:span><text:span text:style-name="_31_51"> </text:span><text:span text:style-name="_36_6">a</text:span><text:span text:style-name="_31_28">n</text:span><text:span text:style-name="_31_85">d</text:span><text:span text:style-name="_31_"> </text:span><text:span text:style-name="_31_46">t</text:span><text:span text:style-name="_31_91">h</text:span><text:span text:style-name="_34_2">i</text:span><text:span text:style-name="_31_44">s</text:span><text:span text:style-name="_32_04">,</text:span><text:span text:style-name="_31_"> </text:span><text:span text:style-name="_31_31">b</text:span><text:span text:style-name="_31_95">y</text:span><text:span text:style-name="_31_"> </text:span><text:span text:style-name="_31_19">t</text:span><text:span text:style-name="_32_25">h</text:span><text:span text:style-name="_35_0">e</text:span><text:span text:style-name="_37_6"> </text:span><text:span text:style-name="_31_94">c</text:span><text:span text:style-name="_37_4">o</text:span><text:span text:style-name="_31_28">n</text:span><text:span text:style-name="_31_73">s</text:span><text:span text:style-name="_33_0">t</text:span><text:span text:style-name="_39_9">r</text:span><text:span text:style-name="_32_25">u</text:span><text:span text:style-name="_34_4">c</text:span><text:span text:style-name="_31_31">t</text:span><text:span text:style-name="_32_16">i</text:span><text:span text:style-name="_36_8">o</text:span><text:span text:style-name="_31_02">n</text:span><text:span text:style-name="_31_51"> </text:span><text:span text:style-name="_34_1">o</text:span><text:span text:style-name="_39_9">f</text:span><text:span text:style-name="_31_51"> </text:span><text:span text:style-name="_35_0">t</text:span><text:span text:style-name="_31_02">h</text:span><text:span text:style-name="_31_85">e</text:span><text:span text:style-name="_31_"> </text:span><text:span text:style-name="_31_26">m</text:span><text:span text:style-name="_31_86">a</text:span><text:span text:style-name="_32_3">c</text:span><text:span text:style-name="_31_29">h</text:span><text:span text:style-name="_31_77">i</text:span><text:span text:style-name="_35_9">n</text:span><text:span text:style-name="_31_46">e</text:span><text:span text:style-name="_32_21">,</text:span><text:span text:style-name="_31_"> </text:span><text:span text:style-name="_31_29">w</text:span><text:span text:style-name="_31_80">i</text:span><text:span text:style-name="_34_4">l</text:span><text:span text:style-name="_31_25">l</text:span><text:span text:style-name="_31_51"> </text:span><text:span text:style-name="_34_5">m</text:span><text:span text:style-name="_31_28">e</text:span><text:span text:style-name="_31_88">a</text:span><text:span text:style-name="_34_2">n</text:span><text:span text:style-name="_37_6"> </text:span><text:span text:style-name="_31_86">t</text:span><text:span text:style-name="_34_4">h</text:span><text:span text:style-name="_31_20">a</text:span><text:span text:style-name="_31_92">t</text:span><text:span text:style-name="_31_"> </text:span><text:span text:style-name="_31_25">t</text:span><text:span text:style-name="_31_88">h</text:span><text:span text:style-name="_33_9">e</text:span><text:span text:style-name="_37_6"> </text:span><text:span text:style-name="_32_07">h</text:span><text:span text:style-name="_32_0">o</text:span><text:span text:style-name="_31_19">m</text:span><text:span text:style-name="_32_24">e</text:span><text:span text:style-name="_35_7">w</text:span><text:span text:style-name="_31_34">o</text:span><text:span text:style-name="_31_85">r</text:span><text:span text:style-name="_34_1">k</text:span><text:span text:style-name="_37_6"> </text:span><text:span text:style-name="_31_95">a</text:span><text:span text:style-name="_32_4">c</text:span><text:span text:style-name="_31_25">t</text:span><text:span text:style-name="_32_00">u</text:span><text:span text:style-name="_36_9">a</text:span><text:span text:style-name="_31_47">l</text:span><text:span text:style-name="_31_89">l</text:span><text:span text:style-name="_35_7">y</text:span><text:span text:style-name="_37_6"> </text:span><text:span text:style-name="_31_80">g</text:span><text:span text:style-name="_36_5">e</text:span><text:span text:style-name="_31_40">t</text:span><text:span text:style-name="_32_15">s</text:span><text:span text:style-name="_31_"> </text:span><text:span text:style-name="_39_5">s</text:span><text:span text:style-name="_31_95">t</text:span><text:span text:style-name="_33_6">a</text:span><text:span text:style-name="_31_43">r</text:span><text:span text:style-name="_31_80">t</text:span><text:span text:style-name="_32_3">e</text:span><text:span text:style-name="_31_35">d</text:span><text:span text:style-name="_31_88">,</text:span><text:span text:style-name="_31_"> </text:span><text:span text:style-name="_31_14">b</text:span><text:span text:style-name="_31_95">u</text:span><text:span text:style-name="_33_9">t</text:span><text:span text:style-name="_37_6"> </text:span><text:span text:style-name="_32_15">t</text:span><text:span text:style-name="_34_1">h</text:span><text:span text:style-name="_31_10">e</text:span><text:span text:style-name="_31_51"> </text:span><text:span text:style-name="_32_7">e</text:span><text:span text:style-name="_39_8">f</text:span><text:span text:style-name="_31_79">f</text:span><text:span text:style-name="_33_5">e</text:span><text:span text:style-name="_31_01">c</text:span><text:span text:style-name="_32_03">t</text:span><text:span text:style-name="_31_"> </text:span><text:span text:style-name="_31_46">i</text:span><text:span text:style-name="_31_77">s</text:span><text:span text:style-name="_31_"> </text:span><text:span text:style-name="_31_02">v</text:span><text:span text:style-name="_32_09">e</text:span><text:span text:style-name="_32_0">r</text:span><text:span text:style-name="_31_05">y</text:span><text:span text:style-name="_31_51"> </text:span><text:span text:style-name="_37_2">s</text:span><text:span text:style-name="_31_19">a</text:span><text:span text:style-name="_32_01">t</text:span><text:span text:style-name="_36_9">i</text:span><text:span text:style-name="_31_11">s</text:span><text:span text:style-name="_32_16">f</text:span><text:span text:style-name="_33_9">a</text:span><text:span text:style-name="_31_04">c</text:span><text:span text:style-name="_32_06">t</text:span><text:span text:style-name="_36_9">o</text:span><text:span text:style-name="_39_9">r</text:span><text:span text:style-name="_32_10">y</text:span><text:span text:style-name="_37_1">.</text:span><text:span text:style-name="_37_6"> </text:span><text:span text:style-name="_32_06">T</text:span><text:span text:style-name="_37_4">h</text:span><text:span text:style-name="_39_6">e</text:span><text:span text:style-name="_31_51"> </text:span><text:span text:style-name="_32_9">p</text:span><text:span text:style-name="_31_46">r</text:span><text:span text:style-name="_31_94">o</text:span><text:span text:style-name="_35_1">c</text:span><text:span text:style-name="_31_17">e</text:span><text:span text:style-name="_32_01">s</text:span><text:span text:style-name="_34_5">s</text:span><text:span text:style-name="_31_20">e</text:span><text:span text:style-name="_32_25">s</text:span><text:span text:style-name="_31_"> </text:span><text:span text:style-name="_31_01">o</text:span><text:span text:style-name="_31_76">f</text:span><text:span text:style-name="_31_"> </text:span><text:span text:style-name="_31_46">i</text:span><text:span text:style-name="_31_85">n</text:span><text:span text:style-name="_32_6">f</text:span><text:span text:style-name="_39_9">e</text:span><text:span text:style-name="_32_06">r</text:span><text:span text:style-name="_36_6">e</text:span><text:span text:style-name="_31_13">n</text:span><text:span text:style-name="_32_00">c</text:span><text:span text:style-name="_35_0">e</text:span><text:span text:style-name="_37_6"> </text:span><text:span text:style-name="_31_89">u</text:span><text:span text:style-name="_36_6">s</text:span><text:span text:style-name="_31_25">e</text:span><text:span text:style-name="_31_95">d</text:span><text:span text:style-name="_31_"> </text:span><text:span text:style-name="_31_49">b</text:span><text:span text:style-name="_32_06">y</text:span><text:span text:style-name="_31_"> </text:span><text:span text:style-name="_31_25">t</text:span><text:span text:style-name="_32_07">h</text:span><text:span text:style-name="_35_3">e</text:span><text:span text:style-name="_37_6"> </text:span><text:span text:style-name="_31_95">m</text:span><text:span text:style-name="_34_1">a</text:span><text:span text:style-name="_31_20">c</text:span><text:span text:style-name="_32_15">h</text:span><text:span text:style-name="_33_8">i</text:span><text:span text:style-name="_39_8">n</text:span><text:span text:style-name="_32_04">e</text:span><text:span text:style-name="_31_"> </text:span><text:span text:style-name="_31_14">n</text:span><text:span text:style-name="_32_25">e</text:span><text:span text:style-name="_34_1">e</text:span><text:span text:style-name="_31_10">d</text:span><text:span text:style-name="_31_51"> </text:span><text:span text:style-name="_36_8">n</text:span><text:span text:style-name="_31_02">o</text:span><text:span text:style-name="_31_85">t</text:span><text:span text:style-name="_31_"> </text:span><text:span text:style-name="_31_14">b</text:span><text:span text:style-name="_31_79">e</text:span><text:span text:style-name="_31_"> </text:span><text:span text:style-name="_31_11">s</text:span><text:span text:style-name="_32_24">u</text:span><text:span text:style-name="_37_1">c</text:span><text:span text:style-name="_31_50">h</text:span><text:span text:style-name="_31_51"> </text:span><text:span text:style-name="_37_2">a</text:span><text:span text:style-name="_31_28">s</text:span><text:span text:style-name="_31_51"> </text:span><text:span text:style-name="_35_1">w</text:span><text:span text:style-name="_31_14">o</text:span><text:span text:style-name="_31_80">u</text:span><text:span text:style-name="_36_5">l</text:span><text:span text:style-name="_31_47">d</text:span><text:span text:style-name="_31_51"> </text:span><text:span text:style-name="_36_8">s</text:span><text:span text:style-name="_31_19">a</text:span><text:span text:style-name="_31_92">t</text:span><text:span text:style-name="_34_2">i</text:span><text:span text:style-name="_31_26">s</text:span><text:span text:style-name="_32_04">f</text:span><text:span text:style-name="_35_1">y</text:span><text:span text:style-name="_37_6"> </text:span><text:span text:style-name="_32_00">t</text:span><text:span text:style-name="_34_4">h</text:span><text:span text:style-name="_31_34">e</text:span><text:span text:style-name="_31_51"> </text:span><text:span text:style-name="_37_1">m</text:span><text:span text:style-name="_31_17">o</text:span><text:span text:style-name="_31_92">s</text:span><text:span text:style-name="_36_0">t</text:span><text:span text:style-name="_37_6"> </text:span><text:span text:style-name="_31_76">e</text:span><text:span text:style-name="_33_6">x</text:span><text:span text:style-name="_31_34">a</text:span><text:span text:style-name="_31_74">c</text:span><text:span text:style-name="_34_5">t</text:span><text:span text:style-name="_31_26">i</text:span><text:span text:style-name="_31_89">n</text:span><text:span text:style-name="_35_6">g</text:span><text:span text:style-name="_37_6"> </text:span><text:span text:style-name="_31_91">l</text:span><text:span text:style-name="_37_1">o</text:span><text:span text:style-name="_31_26">g</text:span><text:span text:style-name="_31_91">i</text:span><text:span text:style-name="_35_6">c</text:span><text:span text:style-name="_31_26">i</text:span><text:span text:style-name="_31_76">a</text:span><text:span text:style-name="_33_9">n</text:span><text:span text:style-name="_31_26">s</text:span><text:span text:style-name="_31_73">.</text:span><text:span text:style-name="_31_"> </text:span><text:span text:style-name="_31_26">T</text:span><text:span text:style-name="_31_95">h</text:span><text:span text:style-name="_37_1">e</text:span><text:span text:style-name="_31_05">r</text:span><text:span text:style-name="_31_86">e</text:span><text:span text:style-name="_31_"> </text:span><text:span text:style-name="_31_16">m</text:span><text:span text:style-name="_32_18">i</text:span><text:span text:style-name="_32_9">g</text:span><text:span text:style-name="_31_10">h</text:span><text:span text:style-name="_32_18">t</text:span><text:span text:style-name="_31_"> </text:span><text:span text:style-name="_31_17">f</text:span><text:span text:style-name="_31_94">o</text:span><text:span text:style-name="_37_4">r</text:span><text:span text:style-name="_37_6"> </text:span><text:span text:style-name="_31_74">i</text:span><text:span text:style-name="_32_9">n</text:span><text:span text:style-name="_31_05">s</text:span><text:span text:style-name="_32_25">t</text:span><text:span text:style-name="_37_1">a</text:span><text:span text:style-name="_31_32">n</text:span><text:span text:style-name="_32_19">c</text:span><text:span text:style-name="_34_4">e</text:span><text:span text:style-name="_37_6"> </text:span><text:span text:style-name="_31_79">b</text:span><text:span text:style-name="_35_0">e</text:span><text:span text:style-name="_37_6"> </text:span><text:span text:style-name="_31_91">n</text:span><text:span text:style-name="_37_2">o</text:span><text:span text:style-name="_37_6"> </text:span><text:span text:style-name="_32_00">h</text:span><text:span text:style-name="_37_1">i</text:span><text:span text:style-name="_31_26">e</text:span><text:span text:style-name="_32_15">r</text:span><text:span text:style-name="_37_1">a</text:span><text:span text:style-name="_31_19">r</text:span><text:span text:style-name="_32_22">c</text:span><text:span text:style-name="_35_4">h</text:span><text:span text:style-name="_31_17">y</text:span><text:span text:style-name="_31_51"> </text:span><text:span text:style-name="_37_4">o</text:span><text:span text:style-name="_31_31">f</text:span><text:span text:style-name="_31_51"> </text:span><text:span text:style-name="_32_3">t</text:span><text:span text:style-name="_31_17">y</text:span><text:span text:style-name="_31_76">p</text:span><text:span text:style-name="_35_1">e</text:span><text:span text:style-name="_31_41">s</text:span><text:span text:style-name="_31_89">.</text:span><text:span text:style-name="_31_"> </text:span><text:span text:style-name="_31_01">B</text:span><text:span text:style-name="_32_09">u</text:span><text:span text:style-name="_32_4">t</text:span><text:span text:style-name="_37_6"> </text:span><text:span text:style-name="_32_18">t</text:span><text:span text:style-name="_35_4">h</text:span><text:span text:style-name="_39_6">i</text:span><text:span text:style-name="_32_18">s</text:span><text:span text:style-name="_31_"> </text:span><text:span text:style-name="_31_29">n</text:span><text:span text:style-name="_32_00">e</text:span><text:span text:style-name="_33_9">e</text:span><text:span text:style-name="_31_40">d</text:span><text:span text:style-name="_31_51"> </text:span><text:span text:style-name="_34_5">n</text:span><text:span text:style-name="_31_28">o</text:span><text:span text:style-name="_31_86">t</text:span><text:span text:style-name="_31_"> </text:span><text:span text:style-name="_31_43">m</text:span><text:span text:style-name="_32_24">e</text:span><text:span text:style-name="_37_1">a</text:span><text:span text:style-name="_31_05">n</text:span><text:span text:style-name="_31_51"> </text:span><text:span text:style-name="_32_7">t</text:span><text:span text:style-name="_31_19">h</text:span><text:span text:style-name="_32_01">a</text:span><text:span text:style-name="_35_4">t</text:span><text:span text:style-name="_37_6"> </text:span><text:span text:style-name="_31_79">t</text:span><text:span text:style-name="_32_1">y</text:span><text:span text:style-name="_31_11">p</text:span><text:span text:style-name="_31_77">e</text:span><text:span text:style-name="_31_"> </text:span><text:span text:style-name="_31_47">f</text:span><text:span text:style-name="_32_00">a</text:span><text:span text:style-name="_32_3">l</text:span><text:span text:style-name="_31_49">l</text:span><text:span text:style-name="_32_16">a</text:span><text:span text:style-name="_36_6">c</text:span><text:span text:style-name="_31_19">i</text:span><text:span text:style-name="_32_18">e</text:span><text:span text:style-name="_37_1">s</text:span><text:span text:style-name="_37_6"> </text:span><text:span text:style-name="_32_07">w</text:span><text:span text:style-name="_34_1">i</text:span><text:span text:style-name="_31_14">l</text:span><text:span text:style-name="_31_79">l</text:span><text:span text:style-name="_31_"> </text:span><text:span text:style-name="_31_44">o</text:span><text:span text:style-name="_32_00">c</text:span><text:span text:style-name="_32_1">c</text:span><text:span text:style-name="_31_44">u</text:span><text:span text:style-name="_31_77">r</text:span><text:span text:style-name="_37_1">,</text:span><text:span text:style-name="_37_6"> </text:span><text:span text:style-name="_32_22">a</text:span><text:span text:style-name="_35_6">n</text:span><text:span text:style-name="_31_19">y</text:span><text:span text:style-name="_31_51"> </text:span><text:span text:style-name="_37_2">m</text:span><text:span text:style-name="_31_14">o</text:span><text:span text:style-name="_32_25">r</text:span><text:span text:style-name="_36_8">e</text:span><text:span text:style-name="_37_6"> </text:span><text:span text:style-name="_32_18">t</text:span><text:span text:style-name="_35_9">h</text:span><text:span text:style-name="_31_05">a</text:span><text:span text:style-name="_32_25">n</text:span><text:span text:style-name="_31_"> </text:span><text:span text:style-name="_31_17">w</text:span><text:span text:style-name="_31_71">e</text:span><text:span text:style-name="_31_"> </text:span><text:span text:style-name="_31_44">a</text:span><text:span text:style-name="_32_22">r</text:span><text:span text:style-name="_32_3">e</text:span><text:span text:style-name="_37_6"> </text:span><text:span text:style-name="_32_10">b</text:span><text:span text:style-name="_37_2">o</text:span><text:span text:style-name="_31_34">u</text:span><text:span text:style-name="_32_21">n</text:span><text:span text:style-name="_35_9">d</text:span><text:span text:style-name="_37_6"> </text:span><text:span text:style-name="_31_73">t</text:span><text:span text:style-name="_36_9">o</text:span><text:span text:style-name="_37_6"> </text:span><text:span text:style-name="_31_77">f</text:span><text:span text:style-name="_35_0">a</text:span><text:span text:style-name="_31_25">l</text:span><text:span text:style-name="_32_03">l</text:span><text:span text:style-name="_31_"> </text:span><text:span text:style-name="_31_11">o</text:span><text:span text:style-name="_31_79">v</text:span><text:span text:style-name="_36_5">e</text:span><text:span text:style-name="_31_46">r</text:span><text:span text:style-name="_31_51"> </text:span><text:span text:style-name="_37_5">u</text:span><text:span text:style-name="_31_17">n</text:span><text:span text:style-name="_32_03">f</text:span><text:span text:style-name="_32_0">e</text:span><text:span text:style-name="_31_14">n</text:span><text:span text:style-name="_31_92">c</text:span><text:span text:style-name="_36_5">e</text:span><text:span text:style-name="_31_05">d</text:span><text:span text:style-name="_31_51"> </text:span><text:span text:style-name="_34_5">c</text:span><text:span text:style-name="_31_20">l</text:span><text:span text:style-name="_31_86">i</text:span><text:span text:style-name="_32_7">f</text:span><text:span text:style-name="_31_28">f</text:span><text:span text:style-name="_32_01">s</text:span><text:span text:style-name="_37_4">.</text:span><text:span text:style-name="_37_6"> </text:span><text:span text:style-name="_32_18">S</text:span><text:span text:style-name="_37_5">u</text:span><text:span text:style-name="_31_43">i</text:span><text:span text:style-name="_32_06">t</text:span><text:span text:style-name="_36_5">a</text:span><text:span text:style-name="_31_44">b</text:span><text:span text:style-name="_32_22">l</text:span><text:span text:style-name="_34_4">e</text:span><text:span text:style-name="_37_6"> </text:span><text:span text:style-name="_32_22">i</text:span><text:span text:style-name="_35_0">m</text:span><text:span text:style-name="_31_32">p</text:span><text:span text:style-name="_31_79">e</text:span><text:span text:style-name="_36_5">r</text:span><text:span text:style-name="_31_01">a</text:span><text:span text:style-name="_32_09">t</text:span><text:span text:style-name="_37_4">i</text:span><text:span text:style-name="_31_05">v</text:span><text:span text:style-name="_32_25">e</text:span><text:span text:style-name="_32_1">s</text:span><text:span text:style-name="_37_6"> </text:span><text:span text:style-name="_31_70">(</text:span><text:span text:style-name="_37_5">e</text:span><text:span text:style-name="_39_5">x</text:span><text:span text:style-name="_32_22">p</text:span><text:span text:style-name="_36_6">r</text:span><text:span text:style-name="_31_29">e</text:span><text:span text:style-name="_31_86">s</text:span><text:span text:style-name="_33_5">s</text:span><text:span text:style-name="_31_14">e</text:span><text:span text:style-name="_32_01">d</text:span><text:span text:style-name="_31_"> </text:span><text:span text:style-name="_31_50">w</text:span><text:span text:style-name="_32_10">i</text:span><text:span text:style-name="_34_4">t</text:span><text:span text:style-name="_31_49">h</text:span><text:span text:style-name="_32_16">i</text:span><text:span text:style-name="_33_6">n</text:span><text:span text:style-name="_37_6"> </text:span><text:span text:style-name="_31_74">t</text:span><text:span text:style-name="_32_9">h</text:span><text:span text:style-name="_31_17">e</text:span><text:span text:style-name="_31_51"> </text:span><text:span text:style-name="_32_1">s</text:span><text:span text:style-name="_31_26">y</text:span><text:span text:style-name="_32_19">s</text:span><text:span text:style-name="_35_3">t</text:span><text:span text:style-name="_31_16">e</text:span><text:span text:style-name="_31_79">m</text:span><text:span text:style-name="_32_3">s</text:span><text:span text:style-name="_31_44">,</text:span><text:span text:style-name="_31_51"> </text:span><text:span text:style-name="_36_9">n</text:span><text:span text:style-name="_31_34">o</text:span><text:span text:style-name="_32_07">t</text:span><text:span text:style-name="_31_"> </text:span><text:span text:style-name="_31_43">f</text:span><text:span text:style-name="_32_07">o</text:span><text:span text:style-name="_35_4">r</text:span><text:span text:style-name="_39_6">m</text:span><text:span text:style-name="_32_22">i</text:span><text:span text:style-name="_35_4">n</text:span><text:span text:style-name="_31_10">g</text:span><text:span text:style-name="_31_51"> </text:span><text:span text:style-name="_37_5">p</text:span><text:span text:style-name="_31_19">a</text:span><text:span text:style-name="_31_74">r</text:span><text:span text:style-name="_34_2">t</text:span><text:span text:style-name="_37_6"> </text:span><text:span text:style-name="_32_21">o</text:span><text:span text:style-name="_35_1">f</text:span><text:span text:style-name="_37_6"> </text:span><text:span text:style-name="_32_04">t</text:span><text:span text:style-name="_36_0">h</text:span><text:span text:style-name="_31_17">e</text:span><text:span text:style-name="_31_51"> </text:span><text:span text:style-name="_34_2">r</text:span><text:span text:style-name="_31_34">u</text:span><text:span text:style-name="_32_15">l</text:span><text:span text:style-name="_35_4">e</text:span><text:span text:style-name="_31_01">s</text:span><text:span text:style-name="_31_51"> </text:span><text:span text:style-name="_32_0">o</text:span><text:span text:style-name="_31_10">f</text:span><text:span text:style-name="_31_51"> </text:span><text:span text:style-name="_33_9">t</text:span><text:span text:style-name="_39_8">h</text:span><text:span text:style-name="_32_09">e</text:span><text:span text:style-name="_31_"> </text:span><text:span text:style-name="_31_16">s</text:span><text:span text:style-name="_31_76">y</text:span><text:span text:style-name="_37_2">s</text:span><text:span text:style-name="_31_35">t</text:span><text:span text:style-name="_31_79">e</text:span><text:span text:style-name="_36_5">m</text:span><text:span text:style-name="_31_40">)</text:span><text:span text:style-name="_31_51"> </text:span><text:span text:style-name="_36_0">s</text:span><text:span text:style-name="_31_44">u</text:span><text:span text:style-name="_32_25">c</text:span><text:span text:style-name="_35_3">h</text:span><text:span text:style-name="_37_6"> </text:span><text:span text:style-name="_31_73">a</text:span><text:span text:style-name="_35_4">s</text:span><text:span text:style-name="_37_6"> </text:span><text:span text:style-name="_31_94">"</text:span><text:span text:style-name="_35_6">D</text:span><text:span text:style-name="_31_17">o</text:span><text:span text:style-name="_31_51"> </text:span><text:span text:style-name="_32_7">n</text:span><text:span text:style-name="_31_04">o</text:span><text:span text:style-name="_31_74">t</text:span><text:span text:style-name="_31_"> </text:span><text:span text:style-name="_31_28">u</text:span><text:span text:style-name="_32_09">s</text:span><text:span text:style-name="_36_5">e</text:span><text:span text:style-name="_37_6"> </text:span><text:span text:style-name="_31_92">a</text:span><text:span text:style-name="_31_"> </text:span><text:span text:style-name="_31_13">c</text:span><text:span text:style-name="_32_24">l</text:span><text:span text:style-name="_33_5">a</text:span><text:span text:style-name="_39_6">s</text:span><text:span text:style-name="_32_15">s</text:span><text:span text:style-name="_31_"> </text:span><text:span text:style-name="_31_32">u</text:span><text:span text:style-name="_31_77">n</text:span><text:span text:style-name="_33_0">l</text:span><text:span text:style-name="_31_25">e</text:span><text:span text:style-name="_31_88">s</text:span><text:span text:style-name="_32_9">s</text:span><text:span text:style-name="_37_6"> </text:span><text:span text:style-name="_32_06">i</text:span><text:span text:style-name="_35_6">t</text:span><text:span text:style-name="_37_6"> </text:span><text:span text:style-name="_31_74">i</text:span><text:span text:style-name="_34_5">s</text:span><text:span text:style-name="_37_6"> </text:span><text:span text:style-name="_32_04">a</text:span><text:span text:style-name="_31_"> </text:span><text:span text:style-name="_31_40">s</text:span><text:span text:style-name="_32_18">u</text:span><text:span text:style-name="_37_1">b</text:span><text:span text:style-name="_31_14">c</text:span><text:span text:style-name="_32_25">l</text:span><text:span text:style-name="_33_6">a</text:span><text:span text:style-name="_31_40">s</text:span><text:span text:style-name="_31_88">s</text:span><text:span text:style-name="_31_"> </text:span><text:span text:style-name="_31_16">o</text:span><text:span text:style-name="_31_95">f</text:span><text:span text:style-name="_31_"> </text:span><text:span text:style-name="_31_10">o</text:span><text:span text:style-name="_31_91">n</text:span><text:span text:style-name="_37_1">e</text:span><text:span text:style-name="_37_6"> </text:span><text:span text:style-name="_32_22">w</text:span><text:span text:style-name="_35_7">h</text:span><text:span text:style-name="_39_9">i</text:span><text:span text:style-name="_31_95">c</text:span><text:span text:style-name="_34_5">h</text:span><text:span text:style-name="_37_6"> </text:span><text:span text:style-name="_31_73">h</text:span><text:span text:style-name="_34_1">a</text:span><text:span text:style-name="_39_5">s</text:span><text:span text:style-name="_31_51"> </text:span><text:span text:style-name="_35_1">b</text:span><text:span text:style-name="_31_40">e</text:span><text:span text:style-name="_32_07">e</text:span><text:span text:style-name="_33_0">n</text:span><text:span text:style-name="_37_6"> </text:span><text:span text:style-name="_32_19">m</text:span><text:span text:style-name="_32_6">e</text:span><text:span text:style-name="_31_50">n</text:span><text:span text:style-name="_31_89">t</text:span><text:span text:style-name="_37_2">i</text:span><text:span text:style-name="_31_29">o</text:span><text:span text:style-name="_31_71">n</text:span><text:span text:style-name="_33_5">e</text:span><text:span text:style-name="_31_40">d</text:span><text:span text:style-name="_31_51"> </text:span><text:span text:style-name="_34_5">b</text:span><text:span text:style-name="_31_34">y</text:span><text:span text:style-name="_31_51"> </text:span><text:span text:style-name="_36_6">t</text:span><text:span text:style-name="_31_35">e</text:span><text:span text:style-name="_31_94">a</text:span><text:span text:style-name="_36_0">c</text:span><text:span text:style-name="_31_43">h</text:span><text:span text:style-name="_31_74">e</text:span><text:span text:style-name="_36_5">r</text:span><text:span text:style-name="_31_32">"</text:span><text:span text:style-name="_31_51"> </text:span><text:span text:style-name="_32_4">c</text:span><text:span text:style-name="_31_47">a</text:span><text:span text:style-name="_32_21">n</text:span><text:span text:style-name="_31_"> </text:span><text:span text:style-name="_39_9">h</text:span><text:span text:style-name="_31_74">a</text:span><text:span text:style-name="_32_7">v</text:span><text:span text:style-name="_31_31">e</text:span><text:span text:style-name="_31_51"> </text:span><text:span text:style-name="_37_4">a</text:span><text:span text:style-name="_37_6"> </text:span><text:span text:style-name="_32_06">s</text:span><text:span text:style-name="_36_5">i</text:span><text:span text:style-name="_31_16">m</text:span><text:span text:style-name="_32_24">i</text:span><text:span text:style-name="_32_0">l</text:span><text:span text:style-name="_31_14">a</text:span><text:span text:style-name="_31_77">r</text:span><text:span text:style-name="_31_"> </text:span><text:span text:style-name="_31_19">e</text:span><text:span text:style-name="_32_22">f</text:span><text:span text:style-name="_35_9">f</text:span><text:span text:style-name="_31_35">e</text:span><text:span text:style-name="_31_74">c</text:span><text:span text:style-name="_36_5">t</text:span><text:span text:style-name="_37_6"> </text:span><text:span text:style-name="_31_76">t</text:span><text:span text:style-name="_33_9">o</text:span><text:span text:style-name="_37_6"> </text:span><text:span text:style-name="_31_74">"</text:span><text:span text:style-name="_35_4">D</text:span><text:span text:style-name="_31_17">o</text:span><text:span text:style-name="_31_51"> </text:span><text:span text:style-name="_35_4">n</text:span><text:span text:style-name="_31_16">o</text:span><text:span text:style-name="_31_74">t</text:span><text:span text:style-name="_31_"> </text:span><text:span text:style-name="_31_43">g</text:span><text:span text:style-name="_32_07">o</text:span><text:span text:style-name="_31_"> </text:span><text:span text:style-name="_31_41">t</text:span><text:span text:style-name="_31_85">o</text:span><text:span text:style-name="_33_9">o</text:span><text:span text:style-name="_37_6"> </text:span><text:span text:style-name="_32_10">n</text:span><text:span text:style-name="_35_1">e</text:span><text:span text:style-name="_31_41">a</text:span><text:span text:style-name="_32_10">r</text:span><text:span text:style-name="_31_"> </text:span><text:span text:style-name="_31_50">t</text:span><text:span text:style-name="_32_16">h</text:span><text:span text:style-name="_32_7">e</text:span><text:span text:style-name="_37_6"> </text:span><text:span text:style-name="_32_16">e</text:span><text:span text:style-name="_33_5">d</text:span><text:span text:style-name="_31_26">g</text:span><text:span text:style-name="_32_10">e</text:span><text:span text:style-name="_32_6">.</text:span><text:span text:style-name="_31_28">"</text:span></text:p>
      <text:p text:style-name="P1"><text:span text:style-name="_32_7">T</text:span><text:span text:style-name="_39_6">h</text:span><text:span text:style-name="_32_06">e</text:span><text:span text:style-name="_31_"> </text:span><text:span text:style-name="_31_02">i</text:span><text:span text:style-name="_31_77">m</text:span><text:span text:style-name="_36_8">p</text:span><text:span text:style-name="_39_8">e</text:span><text:span text:style-name="_32_15">r</text:span><text:span text:style-name="_34_2">a</text:span><text:span text:style-name="_31_43">t</text:span><text:span text:style-name="_32_01">i</text:span><text:span text:style-name="_34_4">v</text:span><text:span text:style-name="_31_20">e</text:span><text:span text:style-name="_32_09">s</text:span><text:span text:style-name="_31_"> </text:span><text:span text:style-name="_31_20">t</text:span><text:span text:style-name="_32_15">h</text:span><text:span text:style-name="_37_5">a</text:span><text:span text:style-name="_31_26">t</text:span><text:span text:style-name="_31_51"> </text:span><text:span text:style-name="_35_7">c</text:span><text:span text:style-name="_31_31">a</text:span><text:span text:style-name="_31_79">n</text:span><text:span text:style-name="_31_"> </text:span><text:span text:style-name="_31_35">b</text:span><text:span text:style-name="_31_80">e</text:span><text:span text:style-name="_31_"> </text:span><text:span text:style-name="_31_34">o</text:span><text:span text:style-name="_32_15">b</text:span><text:span text:style-name="_35_7">e</text:span><text:span text:style-name="_39_8">y</text:span><text:span text:style-name="_31_85">e</text:span><text:span text:style-name="_34_1">d</text:span><text:span text:style-name="_37_6"> </text:span><text:span text:style-name="_31_85">b</text:span><text:span text:style-name="_33_5">y</text:span><text:span text:style-name="_37_6"> </text:span><text:span text:style-name="_32_19">a</text:span><text:span text:style-name="_31_"> </text:span><text:span text:style-name="_31_44">m</text:span><text:span text:style-name="_31_76">a</text:span><text:span text:style-name="_32_6">c</text:span><text:span text:style-name="_31_40">h</text:span><text:span text:style-name="_32_22">i</text:span><text:span text:style-name="_36_0">n</text:span><text:span text:style-name="_39_8">e</text:span><text:span text:style-name="_31_51"> </text:span><text:span text:style-name="_35_9">t</text:span><text:span text:style-name="_31_16">h</text:span><text:span text:style-name="_32_15">a</text:span><text:span text:style-name="_35_3">t</text:span><text:span text:style-name="_37_6"> </text:span><text:span text:style-name="_32_25">h</text:span><text:span text:style-name="_32_1">a</text:span><text:span text:style-name="_31_05">s</text:span><text:span text:style-name="_31_51"> </text:span><text:span text:style-name="_33_8">n</text:span><text:span text:style-name="_31_29">o</text:span><text:span text:style-name="_31_51"> </text:span><text:span text:style-name="_34_2">l</text:span><text:span text:style-name="_31_41">i</text:span><text:span text:style-name="_31_74">m</text:span><text:span text:style-name="_37_1">b</text:span><text:span text:style-name="_31_43">s</text:span><text:span text:style-name="_31_51"> </text:span><text:span text:style-name="_34_1">a</text:span><text:span text:style-name="_31_31">r</text:span><text:span text:style-name="_31_91">e</text:span><text:span text:style-name="_31_"> </text:span><text:span text:style-name="_39_9">b</text:span><text:span text:style-name="_32_22">o</text:span><text:span text:style-name="_33_0">u</text:span><text:span text:style-name="_31_29">n</text:span><text:span text:style-name="_31_89">d</text:span><text:span text:style-name="_31_"> </text:span><text:span text:style-name="_31_20">t</text:span><text:span text:style-name="_32_09">o</text:span><text:span text:style-name="_31_"> </text:span><text:span text:style-name="_39_6">b</text:span><text:span text:style-name="_32_10">e</text:span><text:span text:style-name="_31_"> </text:span><text:span text:style-name="_31_29">o</text:span><text:span text:style-name="_31_80">f</text:span><text:span text:style-name="_31_"> </text:span><text:span text:style-name="_31_46">a</text:span><text:span text:style-name="_31_51"> </text:span><text:span text:style-name="_32_4">r</text:span><text:span text:style-name="_39_9">a</text:span><text:span text:style-name="_31_80">t</text:span><text:span text:style-name="_35_9">h</text:span><text:span text:style-name="_39_6">e</text:span><text:span text:style-name="_31_86">r</text:span><text:span text:style-name="_31_"> </text:span><text:span text:style-name="_31_50">i</text:span><text:span text:style-name="_32_25">n</text:span><text:span text:style-name="_35_3">t</text:span><text:span text:style-name="_31_47">e</text:span><text:span text:style-name="_31_94">l</text:span><text:span text:style-name="_34_4">l</text:span><text:span text:style-name="_31_16">e</text:span><text:span text:style-name="_32_09">c</text:span><text:span text:style-name="_34_5">t</text:span><text:span text:style-name="_31_40">u</text:span><text:span text:style-name="_32_03">a</text:span><text:span text:style-name="_34_1">l</text:span><text:span text:style-name="_37_6"> </text:span><text:span text:style-name="_32_15">c</text:span><text:span text:style-name="_32_3">h</text:span><text:span text:style-name="_31_04">a</text:span><text:span text:style-name="_31_77">r</text:span><text:span text:style-name="_32_3">a</text:span><text:span text:style-name="_31_49">c</text:span><text:span text:style-name="_32_00">t</text:span><text:span text:style-name="_32_3">e</text:span><text:span text:style-name="_31_11">r</text:span><text:span text:style-name="_31_73">,</text:span><text:span text:style-name="_31_"> </text:span><text:span text:style-name="_31_14">a</text:span><text:span text:style-name="_31_89">s</text:span><text:span text:style-name="_31_"> </text:span><text:span text:style-name="_31_01">i</text:span><text:span text:style-name="_31_89">n</text:span><text:span text:style-name="_31_"> </text:span><text:span text:style-name="_31_29">t</text:span><text:span text:style-name="_32_15">h</text:span><text:span text:style-name="_35_0">e</text:span><text:span text:style-name="_37_6"> </text:span><text:span text:style-name="_31_80">e</text:span><text:span text:style-name="_37_2">x</text:span><text:span text:style-name="_31_34">a</text:span><text:span text:style-name="_31_95">m</text:span><text:span text:style-name="_36_9">p</text:span><text:span text:style-name="_31_11">l</text:span><text:span text:style-name="_32_09">e</text:span><text:span text:style-name="_31_"> </text:span><text:span text:style-name="_31_31">(</text:span><text:span text:style-name="_31_71">d</text:span><text:span text:style-name="_35_7">o</text:span><text:span text:style-name="_31_40">i</text:span><text:span text:style-name="_32_03">n</text:span><text:span text:style-name="_35_1">g</text:span><text:span text:style-name="_37_6"> </text:span><text:span text:style-name="_32_22">h</text:span><text:span text:style-name="_33_9">o</text:span><text:span text:style-name="_31_25">m</text:span><text:span text:style-name="_32_21">e</text:span><text:span text:style-name="_35_9">w</text:span><text:span text:style-name="_31_32">o</text:span><text:span text:style-name="_31_77">r</text:span><text:span text:style-name="_34_5">k</text:span><text:span text:style-name="_31_32">)</text:span><text:span text:style-name="_31_51"> </text:span><text:span text:style-name="_33_5">g</text:span><text:span text:style-name="_31_26">i</text:span><text:span text:style-name="_31_91">v</text:span><text:span text:style-name="_32_3">e</text:span><text:span text:style-name="_31_20">n</text:span><text:span text:style-name="_31_51"> </text:span><text:span text:style-name="_33_8">a</text:span><text:span text:style-name="_31_44">b</text:span><text:span text:style-name="_31_76">o</text:span><text:span text:style-name="_32_7">v</text:span><text:span text:style-name="_31_13">e</text:span><text:span text:style-name="_32_19">.</text:span><text:span text:style-name="_31_"> </text:span><text:span text:style-name="_31_49">i</text:span><text:span text:style-name="_32_21">m</text:span><text:span text:style-name="_33_8">p</text:span><text:span text:style-name="_31_10">o</text:span><text:span text:style-name="_32_15">r</text:span><text:span text:style-name="_34_4">t</text:span><text:span text:style-name="_31_35">a</text:span><text:span text:style-name="_31_73">n</text:span><text:span text:style-name="_33_0">t</text:span><text:span text:style-name="_37_6"> </text:span><text:span text:style-name="_32_22">a</text:span><text:span text:style-name="_32_3">m</text:span><text:span text:style-name="_31_29">o</text:span><text:span text:style-name="_31_94">n</text:span><text:span text:style-name="_32_6">g</text:span><text:span text:style-name="_31_40">s</text:span><text:span text:style-name="_31_88">t</text:span><text:span text:style-name="_31_"> </text:span><text:span text:style-name="_31_05">s</text:span><text:span text:style-name="_32_21">u</text:span><text:span text:style-name="_36_6">c</text:span><text:span text:style-name="_39_5">h</text:span><text:span text:style-name="_31_51"> </text:span><text:span text:style-name="_35_3">i</text:span><text:span text:style-name="_31_01">m</text:span><text:span text:style-name="_32_19">p</text:span><text:span text:style-name="_37_1">e</text:span><text:span text:style-name="_31_28">r</text:span><text:span text:style-name="_32_16">a</text:span><text:span text:style-name="_36_0">t</text:span><text:span text:style-name="_31_41">i</text:span><text:span text:style-name="_32_06">v</text:span><text:span text:style-name="_33_5">e</text:span><text:span text:style-name="_31_04">s</text:span><text:span text:style-name="_31_51"> </text:span><text:span text:style-name="_32_0">w</text:span><text:span text:style-name="_31_19">i</text:span><text:span text:style-name="_32_25">l</text:span><text:span text:style-name="_35_4">l</text:span><text:span text:style-name="_37_6"> </text:span><text:span text:style-name="_31_88">b</text:span><text:span text:style-name="_36_5">e</text:span><text:span text:style-name="_37_6"> </text:span><text:span text:style-name="_31_77">o</text:span><text:span text:style-name="_34_1">n</text:span><text:span text:style-name="_31_11">e</text:span><text:span text:style-name="_32_25">s</text:span><text:span text:style-name="_31_"> </text:span><text:span text:style-name="_31_19">w</text:span><text:span text:style-name="_31_86">h</text:span><text:span text:style-name="_35_6">i</text:span><text:span text:style-name="_31_14">c</text:span><text:span text:style-name="_32_03">h</text:span><text:span text:style-name="_31_"> </text:span><text:span text:style-name="_31_47">r</text:span><text:span text:style-name="_31_71">e</text:span><text:span text:style-name="_32_3">g</text:span><text:span text:style-name="_31_14">u</text:span><text:span text:style-name="_31_85">l</text:span><text:span text:style-name="_36_5">a</text:span><text:span text:style-name="_31_47">t</text:span><text:span text:style-name="_32_18">e</text:span><text:span text:style-name="_31_"> </text:span><text:span text:style-name="_31_04">t</text:span><text:span text:style-name="_32_16">h</text:span><text:span text:style-name="_36_5">e</text:span><text:span text:style-name="_37_6"> </text:span><text:span text:style-name="_31_85">o</text:span><text:span text:style-name="_35_6">r</text:span><text:span text:style-name="_31_04">d</text:span><text:span text:style-name="_32_07">e</text:span><text:span text:style-name="_35_7">r</text:span><text:span text:style-name="_37_6"> </text:span><text:span text:style-name="_32_10">i</text:span><text:span text:style-name="_34_4">n</text:span><text:span text:style-name="_37_6"> </text:span><text:span text:style-name="_32_07">w</text:span><text:span text:style-name="_35_4">h</text:span><text:span text:style-name="_31_14">i</text:span><text:span text:style-name="_31_76">c</text:span><text:span text:style-name="_33_0">h</text:span><text:span text:style-name="_37_6"> </text:span><text:span text:style-name="_32_16">t</text:span><text:span text:style-name="_36_5">h</text:span><text:span text:style-name="_31_01">e</text:span><text:span text:style-name="_31_51"> </text:span><text:span text:style-name="_33_9">r</text:span><text:span text:style-name="_31_14">u</text:span><text:span text:style-name="_32_06">l</text:span><text:span text:style-name="_35_4">e</text:span><text:span text:style-name="_31_01">s</text:span><text:span text:style-name="_31_51"> </text:span><text:span text:style-name="_33_8">o</text:span><text:span text:style-name="_39_5">f</text:span><text:span text:style-name="_31_51"> </text:span><text:span text:style-name="_33_6">t</text:span><text:span text:style-name="_31_11">h</text:span><text:span text:style-name="_32_18">e</text:span><text:span text:style-name="_31_"> </text:span><text:span text:style-name="_31_11">l</text:span><text:span text:style-name="_31_73">o</text:span><text:span text:style-name="_33_9">g</text:span><text:span text:style-name="_31_46">i</text:span><text:span text:style-name="_31_94">c</text:span><text:span text:style-name="_35_1">a</text:span><text:span text:style-name="_39_9">l</text:span><text:span text:style-name="_31_51"> </text:span><text:span text:style-name="_35_4">s</text:span><text:span text:style-name="_31_28">y</text:span><text:span text:style-name="_31_77">s</text:span><text:span text:style-name="_34_4">t</text:span><text:span text:style-name="_39_5">e</text:span><text:span text:style-name="_32_06">m</text:span><text:span text:style-name="_31_"> </text:span><text:span text:style-name="_31_19">c</text:span><text:span text:style-name="_32_10">o</text:span><text:span text:style-name="_35_6">n</text:span><text:span text:style-name="_31_40">c</text:span><text:span text:style-name="_32_04">e</text:span><text:span text:style-name="_35_7">r</text:span><text:span text:style-name="_31_35">n</text:span><text:span text:style-name="_32_25">e</text:span><text:span text:style-name="_32_9">d</text:span><text:span text:style-name="_37_6"> </text:span><text:span text:style-name="_32_03">a</text:span><text:span text:style-name="_35_4">r</text:span><text:span text:style-name="_31_16">e</text:span><text:span text:style-name="_31_51"> </text:span><text:span text:style-name="_32_0">t</text:span><text:span text:style-name="_31_31">o</text:span><text:span text:style-name="_31_51"> </text:span><text:span text:style-name="_36_0">b</text:span><text:span text:style-name="_39_8">e</text:span><text:span text:style-name="_31_51"> </text:span><text:span text:style-name="_33_0">a</text:span><text:span text:style-name="_31_02">p</text:span><text:span text:style-name="_32_18">p</text:span><text:span text:style-name="_32_0">l</text:span><text:span text:style-name="_31_40">i</text:span><text:span text:style-name="_31_80">e</text:span><text:span text:style-name="_35_9">d</text:span><text:span text:style-name="_31_43">,</text:span><text:span text:style-name="_31_51"> </text:span><text:span text:style-name="_36_0">F</text:span><text:span text:style-name="_39_5">o</text:span><text:span text:style-name="_31_86">r</text:span><text:span text:style-name="_31_"> </text:span><text:span text:style-name="_31_20">a</text:span><text:span text:style-name="_32_10">t</text:span><text:span text:style-name="_31_"> </text:span><text:span text:style-name="_31_35">e</text:span><text:span text:style-name="_31_89">a</text:span><text:span text:style-name="_34_2">c</text:span><text:span text:style-name="_31_16">h</text:span><text:span text:style-name="_31_51"> </text:span><text:span text:style-name="_32_9">s</text:span><text:span text:style-name="_31_28">t</text:span><text:span text:style-name="_31_91">a</text:span><text:span text:style-name="_32_7">g</text:span><text:span text:style-name="_31_10">e</text:span><text:span text:style-name="_31_51"> </text:span><text:span text:style-name="_35_0">w</text:span><text:span text:style-name="_31_49">h</text:span><text:span text:style-name="_31_73">e</text:span><text:span text:style-name="_32_3">n</text:span><text:span text:style-name="_37_6"> </text:span><text:span text:style-name="_31_91">o</text:span><text:span text:style-name="_34_1">n</text:span><text:span text:style-name="_31_41">e</text:span><text:span text:style-name="_31_51"> </text:span><text:span text:style-name="_32_0">i</text:span><text:span text:style-name="_39_6">s</text:span><text:span text:style-name="_31_51"> </text:span><text:span text:style-name="_33_9">u</text:span><text:span text:style-name="_31_28">s</text:span><text:span text:style-name="_31_91">i</text:span><text:span text:style-name="_37_5">n</text:span><text:span text:style-name="_31_31">g</text:span><text:span text:style-name="_31_51"> </text:span><text:span text:style-name="_33_9">a</text:span><text:span text:style-name="_37_6"> </text:span><text:span text:style-name="_31_80">l</text:span><text:span text:style-name="_35_3">o</text:span><text:span text:style-name="_31_32">g</text:span><text:span text:style-name="_31_73">i</text:span><text:span text:style-name="_37_5">c</text:span><text:span text:style-name="_31_26">a</text:span><text:span text:style-name="_32_04">l</text:span><text:span text:style-name="_31_"> </text:span><text:span text:style-name="_39_8">s</text:span><text:span text:style-name="_32_22">y</text:span><text:span text:style-name="_32_9">s</text:span><text:span text:style-name="_31_01">t</text:span><text:span text:style-name="_31_74">e</text:span><text:span text:style-name="_35_0">m</text:span><text:span text:style-name="_31_11">,</text:span><text:span text:style-name="_31_51"> </text:span><text:span text:style-name="_35_4">t</text:span><text:span text:style-name="_31_46">h</text:span><text:span text:style-name="_31_71">e</text:span><text:span text:style-name="_34_4">r</text:span><text:span text:style-name="_31_01">e</text:span><text:span text:style-name="_31_51"> </text:span><text:span text:style-name="_34_4">i</text:span><text:span text:style-name="_31_43">s</text:span><text:span text:style-name="_31_51"> </text:span><text:span text:style-name="_32_3">a</text:span><text:span text:style-name="_37_6"> </text:span><text:span text:style-name="_31_74">v</text:span><text:span text:style-name="_32_9">e</text:span><text:span text:style-name="_31_28">r</text:span><text:span text:style-name="_31_88">y</text:span><text:span text:style-name="_31_"> </text:span><text:span text:style-name="_31_02">l</text:span><text:span text:style-name="_32_09">a</text:span><text:span text:style-name="_32_7">r</text:span><text:span text:style-name="_31_17">g</text:span><text:span text:style-name="_32_04">e</text:span><text:span text:style-name="_31_"> </text:span><text:span text:style-name="_31_11">n</text:span><text:span text:style-name="_32_07">u</text:span><text:span text:style-name="_32_3">m</text:span><text:span text:style-name="_31_26">b</text:span><text:span text:style-name="_31_74">e</text:span><text:span text:style-name="_34_2">r</text:span><text:span text:style-name="_37_6"> </text:span><text:span text:style-name="_32_00">o</text:span><text:span text:style-name="_34_5">f</text:span><text:span text:style-name="_37_6"> </text:span><text:span text:style-name="_32_03">a</text:span><text:span text:style-name="_34_1">l</text:span><text:span text:style-name="_31_02">t</text:span><text:span text:style-name="_32_10">e</text:span><text:span text:style-name="_37_1">r</text:span><text:span text:style-name="_31_32">n</text:span><text:span text:style-name="_31_70">a</text:span><text:span text:style-name="_32_0">t</text:span><text:span text:style-name="_31_20">i</text:span><text:span text:style-name="_32_04">v</text:span><text:span text:style-name="_32_7">e</text:span><text:span text:style-name="_37_6"> </text:span><text:span text:style-name="_32_04">s</text:span><text:span text:style-name="_36_8">t</text:span><text:span text:style-name="_31_43">e</text:span><text:span text:style-name="_31_85">p</text:span><text:span text:style-name="_34_2">s</text:span><text:span text:style-name="_31_19">,</text:span><text:span text:style-name="_31_51"> </text:span><text:span text:style-name="_34_2">a</text:span><text:span text:style-name="_31_25">n</text:span><text:span text:style-name="_32_21">y</text:span><text:span text:style-name="_31_"> </text:span><text:span text:style-name="_31_46">o</text:span><text:span text:style-name="_31_77">f</text:span><text:span text:style-name="_31_"> </text:span><text:span text:style-name="_31_28">w</text:span><text:span text:style-name="_31_80">h</text:span><text:span text:style-name="_32_6">i</text:span><text:span text:style-name="_39_5">c</text:span><text:span text:style-name="_31_85">h</text:span><text:span text:style-name="_31_"> </text:span><text:span text:style-name="_31_49">o</text:span><text:span text:style-name="_32_03">n</text:span><text:span text:style-name="_36_0">e</text:span><text:span text:style-name="_37_6"> </text:span><text:span text:style-name="_32_03">i</text:span><text:span text:style-name="_34_2">s</text:span><text:span text:style-name="_37_6"> </text:span><text:span text:style-name="_31_79">p</text:span><text:span text:style-name="_36_5">e</text:span><text:span text:style-name="_39_8">r</text:span><text:span text:style-name="_31_88">m</text:span><text:span text:style-name="_35_4">i</text:span><text:span text:style-name="_31_29">t</text:span><text:span text:style-name="_31_94">t</text:span><text:span text:style-name="_34_5">e</text:span><text:span text:style-name="_31_19">d</text:span><text:span text:style-name="_31_51"> </text:span><text:span text:style-name="_32_1">t</text:span><text:span text:style-name="_31_44">o</text:span><text:span text:style-name="_31_51"> </text:span><text:span text:style-name="_37_1">a</text:span><text:span text:style-name="_31_17">p</text:span><text:span text:style-name="_32_24">p</text:span><text:span text:style-name="_32_7">l</text:span><text:span text:style-name="_31_28">y</text:span><text:span text:style-name="_31_77">,</text:span><text:span text:style-name="_31_"> </text:span><text:span text:style-name="_31_04">s</text:span><text:span text:style-name="_31_77">o</text:span><text:span text:style-name="_31_"> </text:span><text:span text:style-name="_31_35">f</text:span><text:span text:style-name="_31_79">a</text:span><text:span text:style-name="_32_1">r</text:span><text:span text:style-name="_37_6"> </text:span><text:span text:style-name="_31_86">a</text:span><text:span text:style-name="_37_1">s</text:span><text:span text:style-name="_37_6"> </text:span><text:span text:style-name="_32_04">o</text:span><text:span text:style-name="_37_4">b</text:span><text:span text:style-name="_31_46">e</text:span><text:span text:style-name="_31_94">d</text:span><text:span text:style-name="_36_8">i</text:span><text:span text:style-name="_31_41">e</text:span><text:span text:style-name="_31_89">n</text:span><text:span text:style-name="_33_9">c</text:span><text:span text:style-name="_31_01">e</text:span><text:span text:style-name="_31_51"> </text:span><text:span text:style-name="_33_6">t</text:span><text:span text:style-name="_39_8">o</text:span><text:span text:style-name="_31_51"> </text:span><text:span text:style-name="_35_9">t</text:span><text:span text:style-name="_31_14">h</text:span><text:span text:style-name="_31_74">e</text:span><text:span text:style-name="_31_"> </text:span><text:span text:style-name="_31_44">r</text:span><text:span text:style-name="_31_95">u</text:span><text:span text:style-name="_32_7">l</text:span><text:span text:style-name="_31_17">e</text:span><text:span text:style-name="_31_89">s</text:span><text:span text:style-name="_31_"> </text:span><text:span text:style-name="_31_01">o</text:span><text:span text:style-name="_32_19">f</text:span><text:span text:style-name="_31_"> </text:span><text:span text:style-name="_31_35">t</text:span><text:span text:style-name="_31_74">h</text:span><text:span text:style-name="_37_2">e</text:span><text:span text:style-name="_37_6"> </text:span><text:span text:style-name="_31_77">l</text:span><text:span text:style-name="_35_3">o</text:span><text:span text:style-name="_31_16">g</text:span><text:span text:style-name="_32_01">i</text:span><text:span text:style-name="_36_8">c</text:span><text:span text:style-name="_31_25">a</text:span><text:span text:style-name="_32_00">l</text:span><text:span text:style-name="_31_"> </text:span><text:span text:style-name="_31_04">s</text:span><text:span text:style-name="_32_03">y</text:span><text:span text:style-name="_35_3">s</text:span><text:span text:style-name="_31_13">t</text:span><text:span text:style-name="_31_85">e</text:span><text:span text:style-name="_37_1">m</text:span><text:span text:style-name="_37_6"> </text:span><text:span text:style-name="_31_85">i</text:span><text:span text:style-name="_37_1">s</text:span><text:span text:style-name="_37_6"> </text:span><text:span text:style-name="_32_18">c</text:span><text:span text:style-name="_34_4">o</text:span><text:span text:style-name="_31_10">n</text:span><text:span text:style-name="_31_86">c</text:span><text:span text:style-name="_36_5">e</text:span><text:span text:style-name="_31_47">r</text:span><text:span text:style-name="_31_92">n</text:span><text:span text:style-name="_32_6">e</text:span><text:span text:style-name="_31_29">d</text:span><text:span text:style-name="_32_03">.</text:span><text:span text:style-name="_31_"> </text:span><text:span text:style-name="_31_19">T</text:span><text:span text:style-name="_32_09">h</text:span><text:span text:style-name="_35_1">e</text:span><text:span text:style-name="_31_26">s</text:span><text:span text:style-name="_31_71">e</text:span><text:span text:style-name="_31_"> </text:span><text:span text:style-name="_31_29">c</text:span><text:span text:style-name="_31_71">h</text:span><text:span text:style-name="_32_6">o</text:span><text:span text:style-name="_31_32">i</text:span><text:span text:style-name="_31_94">c</text:span><text:span text:style-name="_37_4">e</text:span><text:span text:style-name="_39_9">s</text:span><text:span text:style-name="_31_51"> </text:span><text:span text:style-name="_34_4">m</text:span><text:span text:style-name="_31_44">a</text:span><text:span text:style-name="_32_15">k</text:span><text:span text:style-name="_34_1">e</text:span><text:span text:style-name="_37_6"> </text:span><text:span text:style-name="_31_86">t</text:span><text:span text:style-name="_36_8">h</text:span><text:span text:style-name="_31_19">e</text:span><text:span text:style-name="_31_51"> </text:span><text:span text:style-name="_34_2">d</text:span><text:span text:style-name="_31_16">i</text:span><text:span text:style-name="_32_25">f</text:span><text:span text:style-name="_32_0">f</text:span><text:span text:style-name="_31_32">e</text:span><text:span text:style-name="_31_77">r</text:span><text:span text:style-name="_32_3">e</text:span><text:span text:style-name="_31_10">n</text:span><text:span text:style-name="_32_21">c</text:span><text:span text:style-name="_36_9">e</text:span><text:span text:style-name="_37_6"> </text:span><text:span text:style-name="_31_71">b</text:span><text:span text:style-name="_32_0">e</text:span><text:span text:style-name="_31_01">t</text:span><text:span text:style-name="_31_76">w</text:span><text:span text:style-name="_32_6">e</text:span><text:span text:style-name="_31_40">e</text:span><text:span text:style-name="_31_86">n</text:span><text:span text:style-name="_31_"> </text:span><text:span text:style-name="_31_19">a</text:span><text:span text:style-name="_31_51"> </text:span><text:span text:style-name="_33_9">b</text:span><text:span text:style-name="_31_50">r</text:span><text:span text:style-name="_32_03">i</text:span><text:span text:style-name="_36_0">l</text:span><text:span text:style-name="_31_44">l</text:span><text:span text:style-name="_31_70">i</text:span><text:span text:style-name="_33_9">a</text:span><text:span text:style-name="_31_31">n</text:span><text:span text:style-name="_32_21">t</text:span><text:span text:style-name="_31_"> </text:span><text:span text:style-name="_31_01">a</text:span><text:span text:style-name="_32_19">n</text:span><text:span text:style-name="_33_8">d</text:span><text:span text:style-name="_37_6"> </text:span><text:span text:style-name="_32_19">a</text:span><text:span text:style-name="_31_"> </text:span><text:span text:style-name="_31_11">f</text:span><text:span text:style-name="_31_71">o</text:span><text:span text:style-name="_33_9">o</text:span><text:span text:style-name="_31_20">t</text:span><text:span text:style-name="_32_22">l</text:span><text:span text:style-name="_32_6">i</text:span><text:span text:style-name="_31_32">n</text:span><text:span text:style-name="_31_71">g</text:span><text:span text:style-name="_31_"> </text:span><text:span text:style-name="_31_20">r</text:span><text:span text:style-name="_31_94">e</text:span><text:span text:style-name="_37_2">a</text:span><text:span text:style-name="_39_6">s</text:span><text:span text:style-name="_32_00">o</text:span><text:span text:style-name="_33_5">n</text:span><text:span text:style-name="_31_47">e</text:span><text:span text:style-name="_32_10">r</text:span><text:span text:style-name="_37_1">,</text:span><text:span text:style-name="_37_6"> </text:span><text:span text:style-name="_32_25">n</text:span><text:span text:style-name="_37_2">o</text:span><text:span text:style-name="_31_04">t</text:span><text:span text:style-name="_31_51"> </text:span><text:span text:style-name="_35_1">t</text:span><text:span text:style-name="_31_41">h</text:span><text:span text:style-name="_31_88">e</text:span><text:span text:style-name="_31_"> </text:span><text:span text:style-name="_31_46">d</text:span><text:span text:style-name="_32_19">i</text:span><text:span text:style-name="_35_0">f</text:span><text:span text:style-name="_31_16">f</text:span><text:span text:style-name="_31_94">e</text:span><text:span text:style-name="_35_6">r</text:span><text:span text:style-name="_39_5">e</text:span><text:span text:style-name="_32_16">n</text:span><text:span text:style-name="_36_8">c</text:span><text:span text:style-name="_39_8">e</text:span><text:span text:style-name="_31_51"> </text:span><text:span text:style-name="_32_3">b</text:span><text:span text:style-name="_31_44">e</text:span><text:span text:style-name="_32_04">t</text:span><text:span text:style-name="_36_5">w</text:span><text:span text:style-name="_31_25">e</text:span><text:span text:style-name="_31_77">e</text:span><text:span text:style-name="_34_1">n</text:span><text:span text:style-name="_37_6"> </text:span><text:span text:style-name="_31_71">a</text:span><text:span text:style-name="_31_"> </text:span><text:span text:style-name="_39_8">s</text:span><text:span text:style-name="_32_24">o</text:span><text:span text:style-name="_33_5">u</text:span><text:span text:style-name="_31_17">n</text:span><text:span text:style-name="_31_92">d</text:span><text:span text:style-name="_31_"> </text:span><text:span text:style-name="_31_31">a</text:span><text:span text:style-name="_32_19">n</text:span><text:span text:style-name="_33_6">d</text:span><text:span text:style-name="_37_6"> </text:span><text:span text:style-name="_32_03">a</text:span><text:span text:style-name="_31_"> </text:span><text:span text:style-name="_31_31">f</text:span><text:span text:style-name="_31_73">a</text:span><text:span text:style-name="_36_0">l</text:span><text:span text:style-name="_31_02">l</text:span><text:span text:style-name="_31_94">a</text:span><text:span text:style-name="_34_2">c</text:span><text:span text:style-name="_31_28">i</text:span><text:span text:style-name="_32_01">o</text:span><text:span text:style-name="_36_0">u</text:span><text:span text:style-name="_31_40">s</text:span><text:span text:style-name="_31_51"> </text:span><text:span text:style-name="_32_9">o</text:span><text:span text:style-name="_39_5">n</text:span><text:span text:style-name="_32_10">e</text:span><text:span text:style-name="_32_3">.</text:span><text:span text:style-name="_37_6"> </text:span><text:span text:style-name="_31_89">P</text:span><text:span text:style-name="_33_9">r</text:span><text:span text:style-name="_31_05">o</text:span><text:span text:style-name="_32_03">p</text:span><text:span text:style-name="_32_7">o</text:span><text:span text:style-name="_31_01">s</text:span><text:span text:style-name="_31_91">i</text:span><text:span text:style-name="_37_2">t</text:span><text:span text:style-name="_39_5">i</text:span><text:span text:style-name="_31_79">o</text:span><text:span text:style-name="_37_2">n</text:span><text:span text:style-name="_31_50">s</text:span><text:span text:style-name="_31_51"> </text:span><text:span text:style-name="_33_6">l</text:span><text:span text:style-name="_39_6">e</text:span><text:span text:style-name="_32_19">a</text:span><text:span text:style-name="_37_1">d</text:span><text:span text:style-name="_39_6">i</text:span><text:span text:style-name="_31_85">n</text:span><text:span text:style-name="_36_8">g</text:span><text:span text:style-name="_37_6"> </text:span><text:span text:style-name="_32_04">t</text:span><text:span text:style-name="_33_9">o</text:span><text:span text:style-name="_37_6"> </text:span><text:span text:style-name="_31_76">i</text:span><text:span text:style-name="_36_5">m</text:span><text:span text:style-name="_31_17">p</text:span><text:span text:style-name="_32_07">e</text:span><text:span text:style-name="_36_6">r</text:span><text:span text:style-name="_31_11">a</text:span><text:span text:style-name="_31_73">t</text:span><text:span text:style-name="_36_8">i</text:span><text:span text:style-name="_31_25">v</text:span><text:span text:style-name="_32_15">e</text:span><text:span text:style-name="_37_1">s</text:span><text:span text:style-name="_37_6"> </text:span><text:span text:style-name="_32_07">o</text:span><text:span text:style-name="_32_4">f</text:span><text:span text:style-name="_37_6"> </text:span><text:span text:style-name="_31_79">t</text:span><text:span text:style-name="_34_2">h</text:span><text:span text:style-name="_31_10">i</text:span><text:span text:style-name="_32_03">s</text:span><text:span text:style-name="_31_"> </text:span><text:span text:style-name="_31_17">k</text:span><text:span text:style-name="_31_89">i</text:span><text:span text:style-name="_36_0">n</text:span><text:span text:style-name="_31_25">d</text:span><text:span text:style-name="_31_51"> </text:span><text:span text:style-name="_32_1">m</text:span><text:span text:style-name="_31_50">i</text:span><text:span text:style-name="_31_74">g</text:span><text:span text:style-name="_37_4">h</text:span><text:span text:style-name="_31_17">t</text:span><text:span text:style-name="_31_51"> </text:span><text:span text:style-name="_37_1">b</text:span><text:span text:style-name="_31_40">e</text:span><text:span text:style-name="_31_51"> </text:span><text:span text:style-name="_34_4">"</text:span><text:span text:style-name="_31_05">W</text:span><text:span text:style-name="_31_73">h</text:span><text:span text:style-name="_32_0">e</text:span><text:span text:style-name="_31_44">n</text:span><text:span text:style-name="_31_51"> </text:span><text:span text:style-name="_35_7">S</text:span><text:span text:style-name="_31_32">o</text:span><text:span text:style-name="_31_77">c</text:span><text:span text:style-name="_35_0">r</text:span><text:span text:style-name="_31_04">a</text:span><text:span text:style-name="_32_21">t</text:span><text:span text:style-name="_36_8">e</text:span><text:span text:style-name="_31_17">s</text:span><text:span text:style-name="_31_51"> </text:span><text:span text:style-name="_35_0">i</text:span><text:span text:style-name="_31_14">s</text:span><text:span text:style-name="_31_51"> </text:span><text:span text:style-name="_32_4">m</text:span><text:span text:style-name="_31_25">e</text:span><text:span text:style-name="_32_06">n</text:span><text:span text:style-name="_32_9">t</text:span><text:span text:style-name="_31_49">i</text:span><text:span text:style-name="_32_10">o</text:span><text:span text:style-name="_37_2">n</text:span><text:span text:style-name="_31_50">e</text:span><text:span text:style-name="_31_89">d</text:span><text:span text:style-name="_34_5">,</text:span><text:span text:style-name="_37_6"> </text:span><text:span text:style-name="_31_94">u</text:span><text:span text:style-name="_33_5">s</text:span><text:span text:style-name="_39_5">e</text:span><text:span text:style-name="_31_51"> </text:span><text:span text:style-name="_32_4">t</text:span><text:span text:style-name="_31_41">h</text:span><text:span text:style-name="_32_10">e</text:span><text:span text:style-name="_31_"> </text:span><text:span text:style-name="_31_46">s</text:span><text:span text:style-name="_31_74">y</text:span><text:span text:style-name="_37_2">l</text:span><text:span text:style-name="_31_31">l</text:span><text:span text:style-name="_31_73">o</text:span><text:span text:style-name="_36_8">g</text:span><text:span text:style-name="_31_01">i</text:span><text:span text:style-name="_32_10">s</text:span><text:span text:style-name="_34_1">m</text:span><text:span text:style-name="_37_6"> </text:span><text:span text:style-name="_32_04">i</text:span><text:span text:style-name="_36_9">n</text:span><text:span text:style-name="_37_6"> </text:span><text:span text:style-name="_32_01">B</text:span><text:span text:style-name="_35_9">a</text:span><text:span text:style-name="_31_13">r</text:span><text:span text:style-name="_31_70">b</text:span><text:span text:style-name="_36_6">a</text:span><text:span text:style-name="_31_25">r</text:span><text:span text:style-name="_31_94">a</text:span><text:span text:style-name="_32_0">"</text:span><text:span text:style-name="_37_6"> </text:span><text:span text:style-name="_31_76">o</text:span><text:span text:style-name="_32_0">r</text:span><text:span text:style-name="_37_6"> </text:span><text:span text:style-name="_31_71">"</text:span><text:span text:style-name="_36_9">I</text:span><text:span text:style-name="_31_46">f</text:span><text:span text:style-name="_31_51"> </text:span><text:span text:style-name="_33_0">o</text:span><text:span text:style-name="_31_17">n</text:span><text:span text:style-name="_32_04">e</text:span><text:span text:style-name="_31_"> </text:span><text:span text:style-name="_39_6">m</text:span><text:span text:style-name="_31_92">e</text:span><text:span text:style-name="_32_3">t</text:span><text:span text:style-name="_31_19">h</text:span><text:span text:style-name="_32_06">o</text:span><text:span text:style-name="_37_1">d</text:span><text:span text:style-name="_37_6"> </text:span><text:span text:style-name="_31_70">h</text:span><text:span text:style-name="_36_9">a</text:span><text:span text:style-name="_31_50">s</text:span><text:span text:style-name="_31_51"> </text:span><text:span text:style-name="_32_7">b</text:span><text:span text:style-name="_31_32">e</text:span><text:span text:style-name="_32_16">e</text:span><text:span text:style-name="_34_1">n</text:span><text:span text:style-name="_37_6"> </text:span><text:span text:style-name="_31_77">p</text:span><text:span text:style-name="_32_9">r</text:span><text:span text:style-name="_39_5">o</text:span><text:span text:style-name="_31_89">v</text:span><text:span text:style-name="_36_6">e</text:span><text:span text:style-name="_31_50">d</text:span><text:span text:style-name="_31_51"> </text:span><text:span text:style-name="_32_6">t</text:span><text:span text:style-name="_39_9">o</text:span><text:span text:style-name="_31_51"> </text:span><text:span text:style-name="_35_0">b</text:span><text:span text:style-name="_31_17">e</text:span><text:span text:style-name="_31_51"> </text:span><text:span text:style-name="_36_6">q</text:span><text:span text:style-name="_31_40">u</text:span><text:span text:style-name="_32_04">i</text:span><text:span text:style-name="_33_5">c</text:span><text:span text:style-name="_31_41">k</text:span><text:span text:style-name="_31_91">e</text:span><text:span text:style-name="_32_1">r</text:span><text:span text:style-name="_37_6"> </text:span><text:span text:style-name="_32_24">t</text:span><text:span text:style-name="_35_3">h</text:span><text:span text:style-name="_31_44">a</text:span><text:span text:style-name="_32_07">n</text:span><text:span text:style-name="_31_"> </text:span><text:span text:style-name="_31_20">a</text:span><text:span text:style-name="_32_22">n</text:span><text:span text:style-name="_37_2">o</text:span><text:span text:style-name="_31_46">t</text:span><text:span text:style-name="_31_91">h</text:span><text:span text:style-name="_37_5">e</text:span><text:span text:style-name="_31_16">r</text:span><text:span text:style-name="_31_91">,</text:span><text:span text:style-name="_31_"> </text:span><text:span text:style-name="_31_01">d</text:span><text:span text:style-name="_32_21">o</text:span><text:span text:style-name="_31_"> </text:span><text:span text:style-name="_31_49">n</text:span><text:span text:style-name="_32_24">o</text:span><text:span text:style-name="_37_5">t</text:span><text:span text:style-name="_37_6"> </text:span><text:span text:style-name="_32_16">u</text:span><text:span text:style-name="_34_1">s</text:span><text:span text:style-name="_31_34">e</text:span><text:span text:style-name="_31_51"> </text:span><text:span text:style-name="_37_5">t</text:span><text:span text:style-name="_31_25">h</text:span><text:span text:style-name="_31_94">e</text:span><text:span text:style-name="_31_"> </text:span><text:span text:style-name="_31_10">s</text:span><text:span text:style-name="_32_24">l</text:span><text:span text:style-name="_32_9">o</text:span><text:span text:style-name="_39_9">w</text:span><text:span text:style-name="_32_24">e</text:span><text:span text:style-name="_34_4">r</text:span><text:span text:style-name="_37_6"> </text:span><text:span text:style-name="_31_91">m</text:span><text:span text:style-name="_32_9">e</text:span><text:span text:style-name="_31_49">t</text:span><text:span text:style-name="_31_88">h</text:span><text:span text:style-name="_35_0">o</text:span><text:span text:style-name="_31_34">d</text:span><text:span text:style-name="_31_74">.</text:span><text:span text:style-name="_37_1">"</text:span><text:span text:style-name="_37_6"> </text:span><text:span text:style-name="_31_92">S</text:span><text:span text:style-name="_35_4">o</text:span><text:span text:style-name="_31_29">m</text:span><text:span text:style-name="_32_19">e</text:span><text:span text:style-name="_31_"> </text:span><text:span text:style-name="_31_16">o</text:span><text:span text:style-name="_32_22">f</text:span><text:span text:style-name="_31_"> </text:span><text:span text:style-name="_31_26">t</text:span><text:span text:style-name="_31_86">h</text:span><text:span text:style-name="_32_3">e</text:span><text:span text:style-name="_31_47">s</text:span><text:span text:style-name="_31_92">e</text:span><text:span text:style-name="_31_"> </text:span><text:span text:style-name="_31_41">m</text:span><text:span text:style-name="_32_19">a</text:span><text:span text:style-name="_32_1">y</text:span><text:span text:style-name="_37_6"> </text:span><text:span text:style-name="_32_15">b</text:span><text:span text:style-name="_32_7">e</text:span><text:span text:style-name="_37_6"> </text:span><text:span text:style-name="_31_89">"</text:span><text:span text:style-name="_32_1">g</text:span><text:span text:style-name="_31_44">i</text:span><text:span text:style-name="_32_25">v</text:span><text:span text:style-name="_32_4">e</text:span><text:span text:style-name="_31_50">n</text:span><text:span text:style-name="_31_51"> </text:span><text:span text:style-name="_36_5">b</text:span><text:span text:style-name="_31_43">y</text:span><text:span text:style-name="_31_51"> </text:span><text:span text:style-name="_32_4">a</text:span><text:span text:style-name="_31_11">u</text:span><text:span text:style-name="_32_21">t</text:span><text:span text:style-name="_32_3">h</text:span><text:span text:style-name="_31_44">o</text:span><text:span text:style-name="_32_15">r</text:span><text:span text:style-name="_36_8">i</text:span><text:span text:style-name="_31_19">t</text:span><text:span text:style-name="_32_19">y</text:span><text:span text:style-name="_35_7">,</text:span><text:span text:style-name="_31_32">"</text:span><text:span text:style-name="_31_51"> </text:span><text:span text:style-name="_33_5">b</text:span><text:span text:style-name="_31_47">u</text:span><text:span text:style-name="_31_73">t</text:span><text:span text:style-name="_31_"> </text:span><text:span text:style-name="_31_41">o</text:span><text:span text:style-name="_31_86">t</text:span><text:span text:style-name="_32_9">h</text:span><text:span text:style-name="_39_6">e</text:span><text:span text:style-name="_32_03">r</text:span><text:span text:style-name="_36_8">s</text:span><text:span text:style-name="_37_6"> </text:span><text:span text:style-name="_31_71">m</text:span><text:span text:style-name="_33_5">a</text:span><text:span text:style-name="_31_49">y</text:span><text:span text:style-name="_31_51"> </text:span><text:span text:style-name="_34_5">b</text:span><text:span text:style-name="_31_32">e</text:span><text:span text:style-name="_31_51"> </text:span><text:span text:style-name="_32_7">p</text:span><text:span text:style-name="_39_6">r</text:span><text:span text:style-name="_31_71">o</text:span><text:span text:style-name="_34_5">d</text:span><text:span text:style-name="_31_31">u</text:span><text:span text:style-name="_32_18">c</text:span><text:span text:style-name="_36_9">e</text:span><text:span text:style-name="_31_10">d</text:span><text:span text:style-name="_31_51"> </text:span><text:span text:style-name="_32_1">b</text:span><text:span text:style-name="_31_14">y</text:span><text:span text:style-name="_31_51"> </text:span><text:span text:style-name="_35_4">t</text:span><text:span text:style-name="_31_50">h</text:span><text:span text:style-name="_31_79">e</text:span><text:span text:style-name="_31_"> </text:span><text:span text:style-name="_31_50">m</text:span><text:span text:style-name="_32_00">a</text:span><text:span text:style-name="_36_5">c</text:span><text:span text:style-name="_39_9">h</text:span><text:span text:style-name="_32_10">i</text:span><text:span text:style-name="_37_5">n</text:span><text:span text:style-name="_31_34">e</text:span><text:span text:style-name="_31_51"> </text:span><text:span text:style-name="_36_9">i</text:span><text:span text:style-name="_31_14">t</text:span><text:span text:style-name="_31_86">s</text:span><text:span text:style-name="_33_0">e</text:span><text:span text:style-name="_31_49">l</text:span><text:span text:style-name="_31_73">f</text:span><text:span text:style-name="_34_4">,</text:span><text:span text:style-name="_37_6"> </text:span><text:span text:style-name="_31_76">e</text:span><text:span text:style-name="_32_9">.</text:span><text:span text:style-name="_31_20">g</text:span><text:span text:style-name="_32_16">.</text:span><text:span text:style-name="_31_"> </text:span><text:span text:style-name="_31_32">b</text:span><text:span text:style-name="_31_88">y</text:span><text:span text:style-name="_31_"> </text:span><text:span text:style-name="_31_20">s</text:span><text:span text:style-name="_32_00">c</text:span><text:span text:style-name="_35_9">i</text:span><text:span text:style-name="_31_31">e</text:span><text:span text:style-name="_31_86">n</text:span><text:span text:style-name="_33_5">t</text:span><text:span text:style-name="_31_40">i</text:span><text:span text:style-name="_31_95">f</text:span><text:span text:style-name="_33_8">i</text:span><text:span text:style-name="_31_20">c</text:span><text:span text:style-name="_31_51"> </text:span><text:span text:style-name="_32_7">i</text:span><text:span text:style-name="_31_11">n</text:span><text:span text:style-name="_32_24">d</text:span><text:span text:style-name="_33_0">u</text:span><text:span text:style-name="_39_5">c</text:span><text:span text:style-name="_32_19">t</text:span><text:span text:style-name="_34_5">i</text:span><text:span text:style-name="_39_5">o</text:span><text:span text:style-name="_32_07">n</text:span><text:span text:style-name="_34_2">.</text:span></text:p>
      <text:p text:style-name="P1"><text:span text:style-name="_32_15">T</text:span><text:span text:style-name="_33_5">h</text:span><text:span text:style-name="_31_14">e</text:span><text:span text:style-name="_31_51"> </text:span><text:span text:style-name="_35_6">i</text:span><text:span text:style-name="_31_34">d</text:span><text:span text:style-name="_31_74">e</text:span><text:span text:style-name="_35_0">a</text:span><text:span text:style-name="_37_6"> </text:span><text:span text:style-name="_32_24">o</text:span><text:span text:style-name="_35_4">f</text:span><text:span text:style-name="_37_6"> </text:span><text:span text:style-name="_31_85">a</text:span><text:span text:style-name="_31_"> </text:span><text:span text:style-name="_31_46">l</text:span><text:span text:style-name="_31_88">e</text:span><text:span text:style-name="_35_9">a</text:span><text:span text:style-name="_31_34">r</text:span><text:span text:style-name="_31_76">n</text:span><text:span text:style-name="_35_9">i</text:span><text:span text:style-name="_31_49">n</text:span><text:span text:style-name="_31_88">g</text:span><text:span text:style-name="_31_"> </text:span><text:span text:style-name="_31_10">m</text:span><text:span text:style-name="_31_91">a</text:span><text:span text:style-name="_32_7">c</text:span><text:span text:style-name="_31_46">h</text:span><text:span text:style-name="_31_74">i</text:span><text:span text:style-name="_35_6">n</text:span><text:span text:style-name="_31_04">e</text:span><text:span text:style-name="_31_51"> </text:span><text:span text:style-name="_33_9">m</text:span><text:span text:style-name="_31_43">a</text:span><text:span text:style-name="_32_10">y</text:span><text:span text:style-name="_31_"> </text:span><text:span text:style-name="_31_05">a</text:span><text:span text:style-name="_32_15">p</text:span><text:span text:style-name="_32_3">p</text:span><text:span text:style-name="_31_35">e</text:span><text:span text:style-name="_31_77">a</text:span><text:span text:style-name="_35_7">r</text:span><text:span text:style-name="_37_6"> </text:span><text:span text:style-name="_32_16">p</text:span><text:span text:style-name="_32_0">a</text:span><text:span text:style-name="_31_28">r</text:span><text:span text:style-name="_32_07">a</text:span><text:span text:style-name="_37_4">d</text:span><text:span text:style-name="_31_31">o</text:span><text:span text:style-name="_32_18">x</text:span><text:span text:style-name="_34_2">i</text:span><text:span text:style-name="_31_20">c</text:span><text:span text:style-name="_32_24">a</text:span><text:span text:style-name="_33_6">l</text:span><text:span text:style-name="_37_6"> </text:span><text:span text:style-name="_31_76">t</text:span><text:span text:style-name="_32_1">o</text:span><text:span text:style-name="_37_6"> </text:span><text:span text:style-name="_32_06">s</text:span><text:span text:style-name="_32_4">o</text:span><text:span text:style-name="_31_32">m</text:span><text:span text:style-name="_32_07">e</text:span><text:span text:style-name="_31_"> </text:span><text:span text:style-name="_31_16">r</text:span><text:span text:style-name="_31_92">e</text:span><text:span text:style-name="_37_2">a</text:span><text:span text:style-name="_31_11">d</text:span><text:span text:style-name="_32_00">e</text:span><text:span text:style-name="_34_4">r</text:span><text:span text:style-name="_39_6">s</text:span><text:span text:style-name="_32_06">.</text:span><text:span text:style-name="_31_"> </text:span><text:span text:style-name="_31_11">H</text:span><text:span text:style-name="_31_86">o</text:span><text:span text:style-name="_35_4">w</text:span><text:span text:style-name="_37_6"> </text:span><text:span text:style-name="_31_79">c</text:span><text:span text:style-name="_37_4">a</text:span><text:span text:style-name="_31_13">n</text:span><text:span text:style-name="_31_51"> </text:span><text:span text:style-name="_35_6">t</text:span><text:span text:style-name="_39_8">h</text:span><text:span text:style-name="_32_10">e</text:span><text:span text:style-name="_31_"> </text:span><text:span text:style-name="_31_29">r</text:span><text:span text:style-name="_31_74">u</text:span><text:span text:style-name="_33_6">l</text:span><text:span text:style-name="_31_35">e</text:span><text:span text:style-name="_32_10">s</text:span><text:span text:style-name="_31_"> </text:span><text:span text:style-name="_31_05">o</text:span><text:span text:style-name="_32_00">f</text:span><text:span text:style-name="_31_"> </text:span><text:span text:style-name="_31_19">o</text:span><text:span text:style-name="_32_25">p</text:span><text:span text:style-name="_34_1">e</text:span><text:span text:style-name="_31_16">r</text:span><text:span text:style-name="_31_91">a</text:span><text:span text:style-name="_35_6">t</text:span><text:span text:style-name="_31_29">i</text:span><text:span text:style-name="_31_88">o</text:span><text:span text:style-name="_36_9">n</text:span><text:span text:style-name="_37_6"> </text:span><text:span text:style-name="_31_79">o</text:span><text:span text:style-name="_32_3">f</text:span><text:span text:style-name="_37_6"> </text:span><text:span text:style-name="_31_80">t</text:span><text:span text:style-name="_32_9">h</text:span><text:span text:style-name="_31_02">e</text:span><text:span text:style-name="_31_51"> </text:span><text:span text:style-name="_32_1">m</text:span><text:span text:style-name="_31_26">a</text:span><text:span text:style-name="_31_74">c</text:span><text:span text:style-name="_36_5">h</text:span><text:span text:style-name="_31_17">i</text:span><text:span text:style-name="_31_89">n</text:span><text:span text:style-name="_37_5">e</text:span><text:span text:style-name="_37_6"> </text:span><text:span text:style-name="_31_85">c</text:span><text:span text:style-name="_32_1">h</text:span><text:span text:style-name="_31_31">a</text:span><text:span text:style-name="_31_76">n</text:span><text:span text:style-name="_37_4">g</text:span><text:span text:style-name="_31_40">e</text:span><text:span text:style-name="_32_21">?</text:span><text:span text:style-name="_31_"> </text:span><text:span text:style-name="_39_6">T</text:span><text:span text:style-name="_31_73">h</text:span><text:span text:style-name="_33_8">e</text:span><text:span text:style-name="_31_40">y</text:span><text:span text:style-name="_31_51"> </text:span><text:span text:style-name="_36_9">s</text:span><text:span text:style-name="_31_44">h</text:span><text:span text:style-name="_32_15">o</text:span><text:span text:style-name="_34_1">u</text:span><text:span text:style-name="_31_29">l</text:span><text:span text:style-name="_32_15">d</text:span><text:span text:style-name="_31_"> </text:span><text:span text:style-name="_31_47">d</text:span><text:span text:style-name="_31_85">e</text:span><text:span text:style-name="_37_1">s</text:span><text:span text:style-name="_31_13">c</text:span><text:span text:style-name="_32_24">r</text:span><text:span text:style-name="_33_6">i</text:span><text:span text:style-name="_31_34">b</text:span><text:span text:style-name="_32_21">e</text:span><text:span text:style-name="_31_"> </text:span><text:span text:style-name="_39_8">c</text:span><text:span text:style-name="_32_04">o</text:span><text:span text:style-name="_34_4">m</text:span><text:span text:style-name="_31_28">p</text:span><text:span text:style-name="_32_00">l</text:span><text:span text:style-name="_33_0">e</text:span><text:span text:style-name="_31_20">t</text:span><text:span text:style-name="_31_85">e</text:span><text:span text:style-name="_35_9">l</text:span><text:span text:style-name="_31_17">y</text:span><text:span text:style-name="_31_51"> </text:span><text:span text:style-name="_37_4">h</text:span><text:span text:style-name="_31_02">o</text:span><text:span text:style-name="_31_70">w</text:span><text:span text:style-name="_31_"> </text:span><text:span text:style-name="_31_46">t</text:span><text:span text:style-name="_32_24">h</text:span><text:span text:style-name="_35_4">e</text:span><text:span text:style-name="_37_6"> </text:span><text:span text:style-name="_32_15">m</text:span><text:span text:style-name="_32_0">a</text:span><text:span text:style-name="_39_6">c</text:span><text:span text:style-name="_31_91">h</text:span><text:span text:style-name="_32_1">i</text:span><text:span text:style-name="_31_29">n</text:span><text:span text:style-name="_32_03">e</text:span><text:span text:style-name="_31_"> </text:span><text:span text:style-name="_31_13">w</text:span><text:span text:style-name="_32_15">i</text:span><text:span text:style-name="_32_1">l</text:span><text:span text:style-name="_31_11">l</text:span><text:span text:style-name="_31_51"> </text:span><text:span text:style-name="_33_6">r</text:span><text:span text:style-name="_31_35">e</text:span><text:span text:style-name="_31_94">a</text:span><text:span text:style-name="_34_1">c</text:span><text:span text:style-name="_31_26">t</text:span><text:span text:style-name="_31_51"> </text:span><text:span text:style-name="_32_1">w</text:span><text:span text:style-name="_31_04">h</text:span><text:span text:style-name="_32_03">a</text:span><text:span text:style-name="_32_0">t</text:span><text:span text:style-name="_31_01">e</text:span><text:span text:style-name="_32_22">v</text:span><text:span text:style-name="_33_6">e</text:span><text:span text:style-name="_31_31">r</text:span><text:span text:style-name="_31_51"> </text:span><text:span text:style-name="_33_5">i</text:span><text:span text:style-name="_31_13">t</text:span><text:span text:style-name="_32_03">s</text:span><text:span text:style-name="_31_"> </text:span><text:span text:style-name="_31_40">h</text:span><text:span text:style-name="_32_03">i</text:span><text:span text:style-name="_37_2">s</text:span><text:span text:style-name="_31_11">t</text:span><text:span text:style-name="_32_06">o</text:span><text:span text:style-name="_36_9">r</text:span><text:span text:style-name="_31_41">y</text:span><text:span text:style-name="_31_51"> </text:span><text:span text:style-name="_33_9">m</text:span><text:span text:style-name="_31_28">i</text:span><text:span text:style-name="_32_19">g</text:span><text:span text:style-name="_33_6">h</text:span><text:span text:style-name="_31_20">t</text:span><text:span text:style-name="_31_51"> </text:span><text:span text:style-name="_34_5">b</text:span><text:span text:style-name="_31_01">e</text:span><text:span text:style-name="_31_73">,</text:span><text:span text:style-name="_31_"> </text:span><text:span text:style-name="_39_5">w</text:span><text:span text:style-name="_32_25">h</text:span><text:span text:style-name="_35_4">a</text:span><text:span text:style-name="_31_02">t</text:span><text:span text:style-name="_32_07">e</text:span><text:span text:style-name="_32_4">v</text:span><text:span text:style-name="_31_28">e</text:span><text:span text:style-name="_32_09">r</text:span><text:span text:style-name="_31_"> </text:span><text:span text:style-name="_31_47">c</text:span><text:span text:style-name="_32_01">h</text:span><text:span text:style-name="_37_5">a</text:span><text:span text:style-name="_31_46">n</text:span><text:span text:style-name="_31_91">g</text:span><text:span text:style-name="_32_1">e</text:span><text:span text:style-name="_31_16">s</text:span><text:span text:style-name="_31_51"> </text:span><text:span text:style-name="_35_9">i</text:span><text:span text:style-name="_31_04">t</text:span><text:span text:style-name="_31_51"> </text:span><text:span text:style-name="_36_9">m</text:span><text:span text:style-name="_31_43">i</text:span><text:span text:style-name="_31_80">g</text:span><text:span text:style-name="_35_3">h</text:span><text:span text:style-name="_31_26">t</text:span><text:span text:style-name="_31_51"> </text:span><text:span text:style-name="_37_1">u</text:span><text:span text:style-name="_31_32">n</text:span><text:span text:style-name="_31_91">d</text:span><text:span text:style-name="_36_6">e</text:span><text:span text:style-name="_31_11">r</text:span><text:span text:style-name="_31_74">g</text:span><text:span text:style-name="_32_0">o</text:span><text:span text:style-name="_31_44">.</text:span><text:span text:style-name="_31_51"> </text:span><text:span text:style-name="_35_9">T</text:span><text:span text:style-name="_31_32">h</text:span><text:span text:style-name="_32_01">e</text:span><text:span text:style-name="_31_"> </text:span><text:span text:style-name="_39_9">r</text:span><text:span text:style-name="_31_89">u</text:span><text:span text:style-name="_34_4">l</text:span><text:span text:style-name="_31_31">e</text:span><text:span text:style-name="_31_88">s</text:span><text:span text:style-name="_31_"> </text:span><text:span text:style-name="_31_44">a</text:span><text:span text:style-name="_31_88">r</text:span><text:span text:style-name="_35_0">e</text:span><text:span text:style-name="_37_6"> </text:span><text:span text:style-name="_32_01">t</text:span><text:span text:style-name="_35_6">h</text:span><text:span text:style-name="_31_35">u</text:span><text:span text:style-name="_31_95">s</text:span><text:span text:style-name="_31_"> </text:span><text:span text:style-name="_39_8">q</text:span><text:span text:style-name="_31_95">u</text:span><text:span text:style-name="_34_1">i</text:span><text:span text:style-name="_31_02">t</text:span><text:span text:style-name="_32_03">e</text:span><text:span text:style-name="_31_"> </text:span><text:span text:style-name="_31_16">t</text:span><text:span text:style-name="_31_86">i</text:span><text:span text:style-name="_35_7">m</text:span><text:span text:style-name="_31_41">e</text:span>-<text:span text:style-name="_37_5">i</text:span><text:span text:style-name="_31_10">n</text:span><text:span text:style-name="_32_07">v</text:span><text:span text:style-name="_36_9">a</text:span><text:span text:style-name="_31_11">r</text:span><text:span text:style-name="_31_92">i</text:span><text:span text:style-name="_36_8">a</text:span><text:span text:style-name="_31_16">n</text:span><text:span text:style-name="_31_71">t</text:span><text:span text:style-name="_35_0">.</text:span><text:span text:style-name="_37_6"> </text:span><text:span text:style-name="_32_25">T</text:span><text:span text:style-name="_33_5">h</text:span><text:span text:style-name="_31_34">i</text:span><text:span text:style-name="_32_18">s</text:span><text:span text:style-name="_31_"> </text:span><text:span text:style-name="_31_43">i</text:span><text:span text:style-name="_32_03">s</text:span><text:span text:style-name="_31_"> </text:span><text:span text:style-name="_31_49">q</text:span><text:span text:style-name="_31_89">u</text:span><text:span text:style-name="_32_0">i</text:span><text:span text:style-name="_31_41">t</text:span><text:span text:style-name="_31_71">e</text:span><text:span text:style-name="_31_"> </text:span><text:span text:style-name="_31_17">t</text:span><text:span text:style-name="_32_00">r</text:span><text:span text:style-name="_36_8">u</text:span><text:span text:style-name="_31_26">e</text:span><text:span text:style-name="_31_94">.</text:span><text:span text:style-name="_31_"> </text:span><text:span text:style-name="_31_25">T</text:span><text:span text:style-name="_31_94">h</text:span><text:span text:style-name="_33_8">e</text:span><text:span text:style-name="_37_6"> </text:span><text:span text:style-name="_32_22">e</text:span><text:span text:style-name="_35_9">x</text:span><text:span text:style-name="_31_17">p</text:span><text:span text:style-name="_32_07">l</text:span><text:span text:style-name="_35_7">a</text:span><text:span text:style-name="_31_17">n</text:span><text:span text:style-name="_31_91">a</text:span><text:span text:style-name="_37_5">t</text:span><text:span text:style-name="_31_19">i</text:span><text:span text:style-name="_31_74">o</text:span><text:span text:style-name="_36_8">n</text:span><text:span text:style-name="_37_6"> </text:span><text:span text:style-name="_31_71">o</text:span><text:span text:style-name="_36_0">f</text:span><text:span text:style-name="_37_6"> </text:span><text:span text:style-name="_31_79">t</text:span><text:span text:style-name="_34_4">h</text:span><text:span text:style-name="_31_11">e</text:span><text:span text:style-name="_31_51"> </text:span><text:span text:style-name="_35_6">p</text:span><text:span text:style-name="_31_16">a</text:span><text:span text:style-name="_32_25">r</text:span><text:span text:style-name="_34_2">a</text:span><text:span text:style-name="_31_13">d</text:span><text:span text:style-name="_31_80">o</text:span><text:span text:style-name="_32_1">x</text:span><text:span text:style-name="_37_6"> </text:span><text:span text:style-name="_31_94">i</text:span><text:span text:style-name="_33_9">s</text:span><text:span text:style-name="_37_6"> </text:span><text:span text:style-name="_32_03">t</text:span><text:span text:style-name="_32_9">h</text:span><text:span text:style-name="_31_04">a</text:span><text:span text:style-name="_32_16">t</text:span><text:span text:style-name="_31_"> </text:span><text:span text:style-name="_31_11">t</text:span><text:span text:style-name="_32_22">h</text:span><text:span text:style-name="_33_8">e</text:span><text:span text:style-name="_37_6"> </text:span><text:span text:style-name="_32_22">r</text:span><text:span text:style-name="_32_1">u</text:span><text:span text:style-name="_31_47">l</text:span><text:span text:style-name="_31_77">e</text:span><text:span text:style-name="_32_6">s</text:span><text:span text:style-name="_37_6"> </text:span><text:span text:style-name="_31_77">w</text:span><text:span text:style-name="_32_3">h</text:span><text:span text:style-name="_31_46">i</text:span><text:span text:style-name="_32_06">c</text:span><text:span text:style-name="_36_5">h</text:span><text:span text:style-name="_37_6"> </text:span><text:span text:style-name="_31_71">g</text:span><text:span text:style-name="_35_4">e</text:span><text:span text:style-name="_39_9">t</text:span><text:span text:style-name="_31_51"> </text:span><text:span text:style-name="_36_9">c</text:span><text:span text:style-name="_31_05">h</text:span><text:span text:style-name="_32_18">a</text:span><text:span text:style-name="_33_9">n</text:span><text:span text:style-name="_39_8">g</text:span><text:span text:style-name="_31_71">e</text:span><text:span text:style-name="_32_7">d</text:span><text:span text:style-name="_37_6"> </text:span><text:span text:style-name="_32_21">i</text:span><text:span text:style-name="_32_6">n</text:span><text:span text:style-name="_37_6"> </text:span><text:span text:style-name="_31_94">t</text:span><text:span text:style-name="_35_3">h</text:span><text:span text:style-name="_39_5">e</text:span><text:span text:style-name="_31_51"> </text:span><text:span text:style-name="_32_4">l</text:span><text:span text:style-name="_31_50">e</text:span><text:span text:style-name="_32_16">a</text:span><text:span text:style-name="_36_8">r</text:span><text:span text:style-name="_31_01">n</text:span><text:span text:style-name="_31_86">i</text:span><text:span text:style-name="_36_5">n</text:span><text:span text:style-name="_31_19">g</text:span><text:span text:style-name="_31_51"> </text:span><text:span text:style-name="_35_6">p</text:span><text:span text:style-name="_31_16">r</text:span><text:span text:style-name="_32_19">o</text:span><text:span text:style-name="_36_9">c</text:span><text:span text:style-name="_31_50">e</text:span><text:span text:style-name="_32_03">s</text:span><text:span text:style-name="_32_9">s</text:span><text:span text:style-name="_37_6"> </text:span><text:span text:style-name="_32_10">a</text:span><text:span text:style-name="_37_4">r</text:span><text:span text:style-name="_31_16">e</text:span><text:span text:style-name="_31_51"> </text:span><text:span text:style-name="_33_5">o</text:span><text:span text:style-name="_31_46">f</text:span><text:span text:style-name="_31_51"> </text:span><text:span text:style-name="_36_6">a</text:span><text:span text:style-name="_37_6"> </text:span><text:span text:style-name="_31_85">r</text:span><text:span text:style-name="_36_5">a</text:span><text:span text:style-name="_31_34">t</text:span><text:span text:style-name="_31_80">h</text:span><text:span text:style-name="_34_1">e</text:span><text:span text:style-name="_31_32">r</text:span><text:span text:style-name="_31_51"> </text:span><text:span text:style-name="_34_5">l</text:span><text:span text:style-name="_31_43">e</text:span><text:span text:style-name="_31_74">s</text:span><text:span text:style-name="_33_8">s</text:span><text:span text:style-name="_37_6"> </text:span><text:span text:style-name="_31_94">p</text:span><text:span text:style-name="_37_2">r</text:span><text:span text:style-name="_31_11">e</text:span><text:span text:style-name="_31_86">t</text:span><text:span text:style-name="_37_1">e</text:span><text:span text:style-name="_31_50">n</text:span><text:span text:style-name="_31_79">t</text:span><text:span text:style-name="_34_2">i</text:span><text:span text:style-name="_31_05">o</text:span><text:span text:style-name="_31_94">u</text:span><text:span text:style-name="_35_4">s</text:span><text:span text:style-name="_37_6"> </text:span><text:span text:style-name="_32_19">k</text:span><text:span text:style-name="_32_0">i</text:span><text:span text:style-name="_31_35">n</text:span><text:span text:style-name="_32_24">d</text:span><text:span text:style-name="_32_7">,</text:span><text:span text:style-name="_37_6"> </text:span><text:span text:style-name="_32_10">c</text:span><text:span text:style-name="_34_1">l</text:span><text:span text:style-name="_39_5">a</text:span><text:span text:style-name="_32_22">i</text:span><text:span text:style-name="_35_3">m</text:span><text:span text:style-name="_31_43">i</text:span><text:span text:style-name="_32_03">n</text:span><text:span text:style-name="_37_1">g</text:span><text:span text:style-name="_37_6"> </text:span><text:span text:style-name="_32_07">o</text:span><text:span text:style-name="_34_4">n</text:span><text:span text:style-name="_39_9">l</text:span><text:span text:style-name="_32_16">y</text:span><text:span text:style-name="_31_"> </text:span><text:span text:style-name="_31_47">a</text:span><text:span text:style-name="_31_86">n</text:span><text:span text:style-name="_31_"> </text:span><text:span text:style-name="_31_01">e</text:span><text:span text:style-name="_31_86">p</text:span><text:span text:style-name="_34_2">h</text:span><text:span text:style-name="_31_20">e</text:span><text:span text:style-name="_32_15">m</text:span><text:span text:style-name="_34_4">e</text:span><text:span text:style-name="_31_01">r</text:span><text:span text:style-name="_32_10">a</text:span><text:span text:style-name="_35_9">l</text:span><text:span text:style-name="_37_6"> </text:span><text:span text:style-name="_31_76">v</text:span><text:span text:style-name="_36_6">a</text:span><text:span text:style-name="_31_17">l</text:span><text:span text:style-name="_32_22">i</text:span><text:span text:style-name="_35_6">d</text:span><text:span text:style-name="_31_02">i</text:span><text:span text:style-name="_32_25">t</text:span><text:span text:style-name="_35_1">y</text:span><text:span text:style-name="_31_43">.</text:span><text:span text:style-name="_31_51"> </text:span><text:span text:style-name="_36_5">T</text:span><text:span text:style-name="_31_19">h</text:span><text:span text:style-name="_31_91">e</text:span><text:span text:style-name="_31_"> </text:span><text:span text:style-name="_31_47">r</text:span><text:span text:style-name="_31_70">e</text:span><text:span text:style-name="_35_3">a</text:span><text:span text:style-name="_31_17">d</text:span><text:span text:style-name="_32_16">e</text:span><text:span text:style-name="_35_0">r</text:span><text:span text:style-name="_37_6"> </text:span><text:span text:style-name="_31_74">m</text:span><text:span text:style-name="_36_6">a</text:span><text:span text:style-name="_31_29">y</text:span><text:span text:style-name="_31_51"> </text:span><text:span text:style-name="_36_5">d</text:span><text:span text:style-name="_39_6">r</text:span><text:span text:style-name="_32_00">a</text:span><text:span text:style-name="_35_3">w</text:span><text:span text:style-name="_37_6"> </text:span><text:span text:style-name="_32_21">a</text:span><text:span text:style-name="_31_"> </text:span><text:span text:style-name="_39_8">p</text:span><text:span text:style-name="_32_19">a</text:span><text:span text:style-name="_32_9">r</text:span><text:span text:style-name="_31_46">a</text:span><text:span text:style-name="_31_76">l</text:span><text:span text:style-name="_36_5">l</text:span><text:span text:style-name="_31_26">e</text:span><text:span text:style-name="_31_86">l</text:span><text:span text:style-name="_31_"> </text:span><text:span text:style-name="_31_17">w</text:span><text:span text:style-name="_32_03">i</text:span><text:span text:style-name="_32_7">t</text:span><text:span text:style-name="_31_02">h</text:span><text:span text:style-name="_31_51"> </text:span><text:span text:style-name="_32_7">t</text:span><text:span text:style-name="_31_20">h</text:span><text:span text:style-name="_31_76">e</text:span><text:span text:style-name="_31_"> </text:span><text:span text:style-name="_39_8">C</text:span><text:span text:style-name="_31_94">o</text:span><text:span text:style-name="_33_8">n</text:span><text:span text:style-name="_31_05">s</text:span><text:span text:style-name="_32_09">t</text:span><text:span text:style-name="_35_4">i</text:span><text:span text:style-name="_31_32">t</text:span><text:span text:style-name="_31_92">u</text:span><text:span text:style-name="_37_4">t</text:span><text:span text:style-name="_31_44">i</text:span><text:span text:style-name="_31_91">o</text:span><text:span text:style-name="_34_4">n</text:span><text:span text:style-name="_37_6"> </text:span><text:span text:style-name="_32_01">o</text:span><text:span text:style-name="_35_3">f</text:span><text:span text:style-name="_37_6"> </text:span><text:span text:style-name="_31_86">t</text:span><text:span text:style-name="_32_0">h</text:span><text:span text:style-name="_31_34">e</text:span><text:span text:style-name="_31_51"> </text:span><text:span text:style-name="_35_3">U</text:span><text:span text:style-name="_31_11">n</text:span><text:span text:style-name="_31_79">i</text:span><text:span text:style-name="_36_0">t</text:span><text:span text:style-name="_31_01">e</text:span><text:span text:style-name="_31_94">d</text:span><text:span text:style-name="_31_"> </text:span><text:span text:style-name="_31_20">S</text:span><text:span text:style-name="_31_71">t</text:span><text:span text:style-name="_36_9">a</text:span><text:span text:style-name="_39_9">t</text:span><text:span text:style-name="_32_24">e</text:span><text:span text:style-name="_36_0">s</text:span><text:span text:style-name="_39_9">.</text:span></text:p>
      <text:p text:style-name="P1"><text:span text:style-name="_32_0">A</text:span><text:span text:style-name="_31_25">n</text:span><text:span text:style-name="_31_51"> </text:span><text:span text:style-name="_32_0">i</text:span><text:span text:style-name="_31_41">m</text:span><text:span text:style-name="_31_71">p</text:span><text:span text:style-name="_32_0">o</text:span><text:span text:style-name="_31_43">r</text:span><text:span text:style-name="_32_00">t</text:span><text:span text:style-name="_35_0">a</text:span><text:span text:style-name="_39_6">n</text:span><text:span text:style-name="_32_16">t</text:span><text:span text:style-name="_31_"> </text:span><text:span text:style-name="_31_11">f</text:span><text:span text:style-name="_32_04">e</text:span><text:span text:style-name="_32_1">a</text:span><text:span text:style-name="_31_28">t</text:span><text:span text:style-name="_32_09">u</text:span><text:span text:style-name="_33_9">r</text:span><text:span text:style-name="_31_31">e</text:span><text:span text:style-name="_31_51"> </text:span><text:span text:style-name="_32_1">o</text:span><text:span text:style-name="_31_13">f</text:span><text:span text:style-name="_31_51"> </text:span><text:span text:style-name="_33_6">a</text:span><text:span text:style-name="_37_6"> </text:span><text:span text:style-name="_31_79">l</text:span><text:span text:style-name="_37_1">e</text:span><text:span text:style-name="_31_29">a</text:span><text:span text:style-name="_31_70">r</text:span><text:span text:style-name="_35_9">n</text:span><text:span text:style-name="_31_43">i</text:span><text:span text:style-name="_31_80">n</text:span><text:span text:style-name="_36_5">g</text:span><text:span text:style-name="_37_6"> </text:span><text:span text:style-name="_32_06">m</text:span><text:span text:style-name="_35_1">a</text:span><text:span text:style-name="_31_17">c</text:span><text:span text:style-name="_31_76">h</text:span><text:span text:style-name="_32_0">i</text:span><text:span text:style-name="_31_41">n</text:span><text:span text:style-name="_32_01">e</text:span><text:span text:style-name="_31_"> </text:span><text:span text:style-name="_31_41">i</text:span><text:span text:style-name="_31_91">s</text:span><text:span text:style-name="_31_"> </text:span><text:span text:style-name="_31_25">t</text:span><text:span text:style-name="_32_09">h</text:span><text:span text:style-name="_37_2">a</text:span><text:span text:style-name="_31_19">t</text:span><text:span text:style-name="_31_51"> </text:span><text:span text:style-name="_34_2">i</text:span><text:span text:style-name="_31_25">t</text:span><text:span text:style-name="_31_79">s</text:span><text:span text:style-name="_31_"> </text:span><text:span text:style-name="_31_20">t</text:span><text:span text:style-name="_31_86">e</text:span><text:span text:style-name="_35_0">a</text:span><text:span text:style-name="_31_10">c</text:span><text:span text:style-name="_31_95">h</text:span><text:span text:style-name="_36_6">e</text:span><text:span text:style-name="_31_04">r</text:span><text:span text:style-name="_31_51"> </text:span><text:span text:style-name="_32_4">w</text:span><text:span text:style-name="_31_28">i</text:span><text:span text:style-name="_32_04">l</text:span><text:span text:style-name="_34_4">l</text:span><text:span text:style-name="_37_6"> </text:span><text:span text:style-name="_32_00">o</text:span><text:span text:style-name="_37_4">f</text:span><text:span text:style-name="_31_04">t</text:span><text:span text:style-name="_31_85">e</text:span><text:span text:style-name="_37_2">n</text:span><text:span text:style-name="_37_6"> </text:span><text:span text:style-name="_31_70">b</text:span><text:span text:style-name="_35_9">e</text:span><text:span text:style-name="_37_6"> </text:span><text:span text:style-name="_31_95">v</text:span><text:span text:style-name="_33_8">e</text:span><text:span text:style-name="_31_32">r</text:span><text:span text:style-name="_31_92">y</text:span><text:span text:style-name="_31_"> </text:span><text:span text:style-name="_31_31">l</text:span><text:span text:style-name="_32_22">a</text:span><text:span text:style-name="_34_1">r</text:span><text:span text:style-name="_31_01">g</text:span><text:span text:style-name="_32_09">e</text:span><text:span text:style-name="_34_5">l</text:span><text:span text:style-name="_31_44">y</text:span><text:span text:style-name="_31_51"> </text:span><text:span text:style-name="_32_7">i</text:span><text:span text:style-name="_39_8">g</text:span><text:span text:style-name="_32_06">n</text:span><text:span text:style-name="_32_9">o</text:span><text:span text:style-name="_31_40">r</text:span><text:span text:style-name="_31_95">a</text:span><text:span text:style-name="_36_9">n</text:span><text:span text:style-name="_31_34">t</text:span><text:span text:style-name="_31_51"> </text:span><text:span text:style-name="_36_8">o</text:span><text:span text:style-name="_39_8">f</text:span><text:span text:style-name="_31_51"> </text:span><text:span text:style-name="_32_7">q</text:span><text:span text:style-name="_31_05">u</text:span><text:span text:style-name="_32_10">i</text:span><text:span text:style-name="_35_7">t</text:span><text:span text:style-name="_31_11">e</text:span><text:span text:style-name="_31_51"> </text:span><text:span text:style-name="_36_8">w</text:span><text:span text:style-name="_31_02">h</text:span><text:span text:style-name="_31_88">a</text:span><text:span text:style-name="_37_4">t</text:span><text:span text:style-name="_37_6"> </text:span><text:span text:style-name="_31_91">i</text:span><text:span text:style-name="_36_5">s</text:span><text:span text:style-name="_37_6"> </text:span><text:span text:style-name="_32_15">g</text:span><text:span text:style-name="_34_1">o</text:span><text:span text:style-name="_39_8">i</text:span><text:span text:style-name="_32_18">n</text:span><text:span text:style-name="_34_2">g</text:span><text:span text:style-name="_37_6"> </text:span><text:span text:style-name="_31_74">o</text:span><text:span text:style-name="_35_7">n</text:span><text:span text:style-name="_37_6"> </text:span><text:span text:style-name="_31_91">i</text:span><text:span text:style-name="_36_8">n</text:span><text:span text:style-name="_31_11">s</text:span><text:span text:style-name="_32_18">i</text:span><text:span text:style-name="_34_4">d</text:span><text:span text:style-name="_31_05">e</text:span><text:span text:style-name="_31_74">,</text:span><text:span text:style-name="_31_"> </text:span><text:span text:style-name="_31_32">a</text:span><text:span text:style-name="_31_71">l</text:span><text:span text:style-name="_33_9">t</text:span><text:span text:style-name="_39_5">h</text:span><text:span text:style-name="_32_21">o</text:span><text:span text:style-name="_32_1">u</text:span><text:span text:style-name="_31_19">g</text:span><text:span text:style-name="_32_10">h</text:span><text:span text:style-name="_31_"> </text:span><text:span text:style-name="_31_44">h</text:span><text:span text:style-name="_31_74">e</text:span><text:span text:style-name="_31_"> </text:span><text:span text:style-name="_31_17">m</text:span><text:span text:style-name="_32_04">a</text:span><text:span text:style-name="_32_7">y</text:span><text:span text:style-name="_37_6"> </text:span><text:span text:style-name="_32_22">s</text:span><text:span text:style-name="_37_2">t</text:span><text:span text:style-name="_31_34">i</text:span><text:span text:style-name="_32_24">l</text:span><text:span text:style-name="_33_8">l</text:span><text:span text:style-name="_37_6"> </text:span><text:span text:style-name="_31_74">b</text:span><text:span text:style-name="_32_3">e</text:span><text:span text:style-name="_37_6"> </text:span><text:span text:style-name="_31_73">a</text:span><text:span text:style-name="_34_1">b</text:span><text:span text:style-name="_31_44">l</text:span><text:span text:style-name="_32_19">e</text:span><text:span text:style-name="_31_"> </text:span><text:span text:style-name="_39_9">t</text:span><text:span text:style-name="_32_01">o</text:span><text:span text:style-name="_31_"> </text:span><text:span text:style-name="_31_25">s</text:span><text:span text:style-name="_32_07">o</text:span><text:span text:style-name="_34_4">m</text:span><text:span text:style-name="_31_47">e</text:span><text:span text:style-name="_31_51"> </text:span><text:span text:style-name="_33_6">e</text:span><text:span text:style-name="_31_19">x</text:span><text:span text:style-name="_32_03">t</text:span><text:span text:style-name="_36_6">e</text:span><text:span text:style-name="_31_32">n</text:span><text:span text:style-name="_31_88">t</text:span><text:span text:style-name="_31_"> </text:span><text:span text:style-name="_39_6">t</text:span><text:span text:style-name="_32_10">o</text:span><text:span text:style-name="_31_"> </text:span><text:span text:style-name="_31_32">p</text:span><text:span text:style-name="_32_25">r</text:span><text:span text:style-name="_35_9">e</text:span><text:span text:style-name="_31_17">d</text:span><text:span text:style-name="_31_91">i</text:span><text:span text:style-name="_35_0">c</text:span><text:span text:style-name="_31_43">t</text:span><text:span text:style-name="_31_51"> </text:span><text:span text:style-name="_35_3">h</text:span><text:span text:style-name="_39_8">i</text:span><text:span text:style-name="_32_18">s</text:span><text:span text:style-name="_31_"> </text:span><text:span text:style-name="_31_31">p</text:span><text:span text:style-name="_32_24">u</text:span><text:span text:style-name="_32_3">p</text:span><text:span text:style-name="_39_8">i</text:span><text:span text:style-name="_31_92">l</text:span><text:span text:style-name="_37_5">'</text:span><text:span text:style-name="_31_16">s</text:span><text:span text:style-name="_31_51"> </text:span><text:span text:style-name="_32_1">b</text:span><text:span text:style-name="_31_50">e</text:span><text:span text:style-name="_32_24">h</text:span><text:span text:style-name="_34_5">a</text:span><text:span text:style-name="_31_14">v</text:span><text:span text:style-name="_32_09">i</text:span><text:span text:style-name="_33_6">o</text:span><text:span text:style-name="_31_47">r</text:span><text:span text:style-name="_32_07">.</text:span><text:span text:style-name="_31_"> </text:span><text:span text:style-name="_31_14">T</text:span><text:span text:style-name="_32_04">h</text:span><text:span text:style-name="_36_9">i</text:span><text:span text:style-name="_39_5">s</text:span><text:span text:style-name="_31_51"> </text:span><text:span text:style-name="_36_6">s</text:span><text:span text:style-name="_31_44">h</text:span><text:span text:style-name="_32_00">o</text:span><text:span text:style-name="_32_1">u</text:span><text:span text:style-name="_31_26">l</text:span><text:span text:style-name="_32_07">d</text:span><text:span text:style-name="_31_"> </text:span><text:span text:style-name="_31_49">a</text:span><text:span text:style-name="_31_70">p</text:span><text:span text:style-name="_35_4">p</text:span><text:span text:style-name="_39_5">l</text:span><text:span text:style-name="_31_79">y</text:span><text:span text:style-name="_31_"> </text:span><text:span text:style-name="_31_17">m</text:span><text:span text:style-name="_32_15">o</text:span><text:span text:style-name="_34_4">s</text:span><text:span text:style-name="_31_28">t</text:span><text:span text:style-name="_31_51"> </text:span><text:span text:style-name="_32_9">s</text:span><text:span text:style-name="_31_01">t</text:span><text:span text:style-name="_31_79">r</text:span><text:span text:style-name="_35_1">o</text:span><text:span text:style-name="_31_40">n</text:span><text:span text:style-name="_31_80">g</text:span><text:span text:style-name="_33_9">l</text:span><text:span text:style-name="_31_05">y</text:span><text:span text:style-name="_31_51"> </text:span><text:span text:style-name="_32_1">t</text:span><text:span text:style-name="_31_47">o</text:span><text:span text:style-name="_31_51"> </text:span><text:span text:style-name="_32_6">t</text:span><text:span text:style-name="_31_14">h</text:span><text:span text:style-name="_32_07">e</text:span><text:span text:style-name="_31_"> </text:span><text:span text:style-name="_31_34">l</text:span><text:span text:style-name="_31_79">a</text:span><text:span text:style-name="_37_1">t</text:span><text:span text:style-name="_31_41">e</text:span><text:span text:style-name="_31_88">r</text:span><text:span text:style-name="_31_"> </text:span><text:span text:style-name="_39_9">e</text:span><text:span text:style-name="_32_16">d</text:span><text:span text:style-name="_37_5">u</text:span><text:span text:style-name="_31_43">c</text:span><text:span text:style-name="_32_00">a</text:span><text:span text:style-name="_32_4">t</text:span><text:span text:style-name="_31_20">i</text:span><text:span text:style-name="_32_07">o</text:span><text:span text:style-name="_37_1">n</text:span><text:span text:style-name="_37_6"> </text:span><text:span text:style-name="_31_73">o</text:span><text:span text:style-name="_32_0">f</text:span><text:span text:style-name="_37_6"> </text:span><text:span text:style-name="_31_86">a</text:span><text:span text:style-name="_31_"> </text:span><text:span text:style-name="_31_44">m</text:span><text:span text:style-name="_32_03">a</text:span><text:span text:style-name="_32_4">c</text:span><text:span text:style-name="_31_02">h</text:span><text:span text:style-name="_31_77">i</text:span><text:span text:style-name="_37_5">n</text:span><text:span text:style-name="_31_25">e</text:span><text:span text:style-name="_31_51"> </text:span><text:span text:style-name="_36_8">a</text:span><text:span text:style-name="_31_16">r</text:span><text:span text:style-name="_32_21">i</text:span><text:span text:style-name="_33_6">s</text:span><text:span text:style-name="_31_47">i</text:span><text:span text:style-name="_31_70">n</text:span><text:span text:style-name="_32_6">g</text:span><text:span text:style-name="_37_6"> </text:span><text:span text:style-name="_31_86">f</text:span><text:span text:style-name="_36_6">r</text:span><text:span text:style-name="_31_44">o</text:span><text:span text:style-name="_31_85">m</text:span><text:span text:style-name="_31_"> </text:span><text:span text:style-name="_31_41">a</text:span><text:span text:style-name="_31_51"> </text:span><text:span text:style-name="_32_3">c</text:span><text:span text:style-name="_31_04">h</text:span><text:span text:style-name="_31_95">i</text:span><text:span text:style-name="_36_5">l</text:span><text:span text:style-name="_31_49">d</text:span><text:span text:style-name="_31_51"> </text:span><text:span text:style-name="_33_0">m</text:span><text:span text:style-name="_31_19">a</text:span><text:span text:style-name="_31_76">c</text:span><text:span text:style-name="_37_5">h</text:span><text:span text:style-name="_31_35">i</text:span><text:span text:style-name="_31_76">n</text:span><text:span text:style-name="_33_8">e</text:span><text:span text:style-name="_37_6"> </text:span><text:span text:style-name="_31_85">o</text:span><text:span text:style-name="_35_3">f</text:span><text:span text:style-name="_37_6"> </text:span><text:span text:style-name="_31_70">w</text:span><text:span text:style-name="_36_5">e</text:span><text:span text:style-name="_31_05">l</text:span><text:span text:style-name="_32_03">l</text:span>-<text:span text:style-name="_31_43">t</text:span><text:span text:style-name="_32_00">r</text:span><text:span text:style-name="_34_1">i</text:span><text:span text:style-name="_31_35">e</text:span><text:span text:style-name="_31_95">d</text:span><text:span text:style-name="_31_"> </text:span><text:span text:style-name="_31_41">d</text:span><text:span text:style-name="_32_18">e</text:span><text:span text:style-name="_35_3">s</text:span><text:span text:style-name="_31_05">i</text:span><text:span text:style-name="_32_04">g</text:span><text:span text:style-name="_35_7">n</text:span><text:span text:style-name="_37_6"> </text:span><text:span text:style-name="_32_07">(</text:span><text:span text:style-name="_33_8">o</text:span><text:span text:style-name="_31_40">r</text:span><text:span text:style-name="_31_51"> </text:span><text:span text:style-name="_35_3">p</text:span><text:span text:style-name="_31_40">r</text:span><text:span text:style-name="_31_89">o</text:span><text:span text:style-name="_35_1">g</text:span><text:span text:style-name="_31_20">r</text:span><text:span text:style-name="_32_18">a</text:span><text:span text:style-name="_32_6">m</text:span><text:span text:style-name="_31_19">m</text:span><text:span text:style-name="_32_16">e</text:span><text:span text:style-name="_33_5">)</text:span><text:span text:style-name="_31_17">.</text:span><text:span text:style-name="_31_51"> </text:span><text:span text:style-name="_36_5">T</text:span><text:span text:style-name="_31_34">h</text:span><text:span text:style-name="_31_94">i</text:span><text:span text:style-name="_35_1">s</text:span><text:span text:style-name="_37_6"> </text:span><text:span text:style-name="_32_15">i</text:span><text:span text:style-name="_35_7">s</text:span><text:span text:style-name="_37_6"> </text:span><text:span text:style-name="_31_80">i</text:span><text:span text:style-name="_35_3">n</text:span><text:span text:style-name="_37_6"> </text:span><text:span text:style-name="_31_95">c</text:span><text:span text:style-name="_32_7">l</text:span><text:span text:style-name="_31_46">e</text:span><text:span text:style-name="_31_77">a</text:span><text:span text:style-name="_32_4">r</text:span><text:span text:style-name="_37_6"> </text:span><text:span text:style-name="_31_86">c</text:span><text:span text:style-name="_32_9">o</text:span><text:span text:style-name="_31_05">n</text:span><text:span text:style-name="_31_70">t</text:span><text:span text:style-name="_34_5">r</text:span><text:span text:style-name="_31_40">a</text:span><text:span text:style-name="_31_79">s</text:span><text:span text:style-name="_34_5">t</text:span><text:span text:style-name="_37_6"> </text:span><text:span text:style-name="_32_06">w</text:span><text:span text:style-name="_35_9">i</text:span><text:span text:style-name="_31_04">t</text:span><text:span text:style-name="_31_71">h</text:span><text:span text:style-name="_31_"> </text:span><text:span text:style-name="_31_04">n</text:span><text:span text:style-name="_31_85">o</text:span><text:span text:style-name="_33_8">r</text:span><text:span text:style-name="_31_47">m</text:span><text:span text:style-name="_32_21">a</text:span><text:span text:style-name="_35_9">l</text:span><text:span text:style-name="_37_6"> </text:span><text:span text:style-name="_32_22">p</text:span><text:span text:style-name="_37_2">r</text:span><text:span text:style-name="_31_34">o</text:span><text:span text:style-name="_31_92">c</text:span><text:span text:style-name="_33_0">e</text:span><text:span text:style-name="_31_26">d</text:span><text:span text:style-name="_31_79">u</text:span><text:span text:style-name="_32_3">r</text:span><text:span text:style-name="_31_31">e</text:span><text:span text:style-name="_31_51"> </text:span><text:span text:style-name="_32_7">w</text:span><text:span text:style-name="_31_32">h</text:span><text:span text:style-name="_31_70">e</text:span><text:span text:style-name="_34_4">n</text:span><text:span text:style-name="_37_6"> </text:span><text:span text:style-name="_32_25">u</text:span><text:span text:style-name="_33_6">s</text:span><text:span text:style-name="_31_46">i</text:span><text:span text:style-name="_32_22">n</text:span><text:span text:style-name="_32_4">g</text:span><text:span text:style-name="_37_6"> </text:span><text:span text:style-name="_31_86">a</text:span><text:span text:style-name="_31_"> </text:span><text:span text:style-name="_31_01">m</text:span><text:span text:style-name="_32_21">a</text:span><text:span text:style-name="_35_1">c</text:span><text:span text:style-name="_31_40">h</text:span><text:span text:style-name="_31_77">i</text:span><text:span text:style-name="_36_5">n</text:span><text:span text:style-name="_31_32">e</text:span><text:span text:style-name="_31_51"> </text:span><text:span text:style-name="_35_0">t</text:span><text:span text:style-name="_31_32">o</text:span><text:span text:style-name="_31_51"> </text:span><text:span text:style-name="_34_1">d</text:span><text:span text:style-name="_31_26">o</text:span><text:span text:style-name="_31_51"> </text:span><text:span text:style-name="_36_8">c</text:span><text:span text:style-name="_31_31">o</text:span><text:span text:style-name="_32_06">m</text:span><text:span text:style-name="_33_8">p</text:span><text:span text:style-name="_31_29">u</text:span><text:span text:style-name="_32_06">t</text:span><text:span text:style-name="_34_4">a</text:span><text:span text:style-name="_31_20">t</text:span><text:span text:style-name="_31_94">i</text:span><text:span text:style-name="_33_9">o</text:span><text:span text:style-name="_39_5">n</text:span><text:span text:style-name="_31_89">s</text:span><text:span text:style-name="_31_"> </text:span><text:span text:style-name="_31_28">o</text:span><text:span text:style-name="_32_22">n</text:span><text:span text:style-name="_33_9">e</text:span><text:span text:style-name="_31_31">'</text:span><text:span text:style-name="_31_80">s</text:span><text:span text:style-name="_31_"> </text:span><text:span text:style-name="_31_43">o</text:span><text:span text:style-name="_31_74">b</text:span><text:span text:style-name="_37_4">j</text:span><text:span text:style-name="_31_32">e</text:span><text:span text:style-name="_31_71">c</text:span><text:span text:style-name="_32_9">t</text:span><text:span text:style-name="_37_6"> </text:span><text:span text:style-name="_32_16">i</text:span><text:span text:style-name="_34_4">s</text:span><text:span text:style-name="_37_6"> </text:span><text:span text:style-name="_31_74">t</text:span><text:span text:style-name="_37_5">h</text:span><text:span text:style-name="_31_02">e</text:span><text:span text:style-name="_31_89">n</text:span><text:span text:style-name="_31_"> </text:span><text:span text:style-name="_31_16">t</text:span><text:span text:style-name="_32_21">o</text:span><text:span text:style-name="_31_"> </text:span><text:span text:style-name="_31_50">h</text:span><text:span text:style-name="_31_89">a</text:span><text:span text:style-name="_33_6">v</text:span><text:span text:style-name="_31_04">e</text:span><text:span text:style-name="_31_51"> </text:span><text:span text:style-name="_34_1">a</text:span><text:span text:style-name="_37_6"> </text:span><text:span text:style-name="_32_06">c</text:span><text:span text:style-name="_35_3">l</text:span><text:span text:style-name="_31_43">e</text:span><text:span text:style-name="_32_10">a</text:span><text:span text:style-name="_35_3">r</text:span><text:span text:style-name="_37_6"> </text:span><text:span text:style-name="_32_19">m</text:span><text:span text:style-name="_37_5">e</text:span><text:span text:style-name="_31_29">n</text:span><text:span text:style-name="_31_74">t</text:span><text:span text:style-name="_37_2">a</text:span><text:span text:style-name="_31_11">l</text:span><text:span text:style-name="_31_51"> </text:span><text:span text:style-name="_32_0">p</text:span><text:span text:style-name="_31_16">i</text:span><text:span text:style-name="_32_18">c</text:span><text:span text:style-name="_35_6">t</text:span><text:span text:style-name="_31_35">u</text:span><text:span text:style-name="_32_18">r</text:span><text:span text:style-name="_35_1">e</text:span><text:span text:style-name="_37_6"> </text:span><text:span text:style-name="_31_76">o</text:span><text:span text:style-name="_35_7">f</text:span><text:span text:style-name="_37_6"> </text:span><text:span text:style-name="_31_92">t</text:span><text:span text:style-name="_32_9">h</text:span><text:span text:style-name="_31_40">e</text:span><text:span text:style-name="_31_51"> </text:span><text:span text:style-name="_36_5">s</text:span><text:span text:style-name="_31_35">t</text:span><text:span text:style-name="_31_74">a</text:span><text:span text:style-name="_35_7">t</text:span><text:span text:style-name="_31_02">e</text:span><text:span text:style-name="_31_51"> </text:span><text:span text:style-name="_33_6">o</text:span><text:span text:style-name="_31_01">f</text:span><text:span text:style-name="_31_51"> </text:span><text:span text:style-name="_33_5">t</text:span><text:span text:style-name="_31_44">h</text:span><text:span text:style-name="_32_18">e</text:span><text:span text:style-name="_31_"> </text:span><text:span text:style-name="_39_6">m</text:span><text:span text:style-name="_31_73">a</text:span><text:span text:style-name="_32_4">c</text:span><text:span text:style-name="_31_05">h</text:span><text:span text:style-name="_32_16">i</text:span><text:span text:style-name="_33_8">n</text:span><text:span text:style-name="_31_17">e</text:span><text:span text:style-name="_31_51"> </text:span><text:span text:style-name="_37_2">a</text:span><text:span text:style-name="_31_47">t</text:span><text:span text:style-name="_31_51"> </text:span><text:span text:style-name="_33_8">e</text:span><text:span text:style-name="_39_6">a</text:span><text:span text:style-name="_31_71">c</text:span><text:span text:style-name="_36_9">h</text:span><text:span text:style-name="_37_6"> </text:span><text:span text:style-name="_32_19">m</text:span><text:span text:style-name="_32_9">o</text:span><text:span text:style-name="_31_32">m</text:span><text:span text:style-name="_32_03">e</text:span><text:span text:style-name="_34_5">n</text:span><text:span text:style-name="_31_11">t</text:span><text:span text:style-name="_31_51"> </text:span><text:span text:style-name="_32_1">i</text:span><text:span text:style-name="_39_5">n</text:span><text:span text:style-name="_31_51"> </text:span><text:span text:style-name="_32_4">t</text:span><text:span text:style-name="_39_6">h</text:span><text:span text:style-name="_32_07">e</text:span><text:span text:style-name="_31_"> </text:span><text:span text:style-name="_31_50">c</text:span><text:span text:style-name="_31_71">o</text:span><text:span text:style-name="_32_3">m</text:span><text:span text:style-name="_31_19">p</text:span><text:span text:style-name="_32_19">u</text:span><text:span text:style-name="_32_9">t</text:span><text:span text:style-name="_31_43">a</text:span><text:span text:style-name="_31_89">t</text:span><text:span text:style-name="_37_1">i</text:span><text:span text:style-name="_31_05">o</text:span><text:span text:style-name="_32_22">n</text:span><text:span text:style-name="_36_8">.</text:span><text:span text:style-name="_37_6"> </text:span><text:span text:style-name="_31_74">T</text:span><text:span text:style-name="_36_8">h</text:span><text:span text:style-name="_31_40">i</text:span><text:span text:style-name="_32_10">s</text:span><text:span text:style-name="_31_"> </text:span><text:span text:style-name="_31_01">o</text:span><text:span text:style-name="_32_24">b</text:span><text:span text:style-name="_35_1">j</text:span><text:span text:style-name="_31_01">e</text:span><text:span text:style-name="_32_18">c</text:span><text:span text:style-name="_35_6">t</text:span><text:span text:style-name="_37_6"> </text:span><text:span text:style-name="_31_79">c</text:span><text:span text:style-name="_34_4">a</text:span><text:span text:style-name="_31_05">n</text:span><text:span text:style-name="_31_51"> </text:span><text:span text:style-name="_35_7">o</text:span><text:span text:style-name="_31_35">n</text:span><text:span text:style-name="_31_95">l</text:span><text:span text:style-name="_35_7">y</text:span><text:span text:style-name="_37_6"> </text:span><text:span text:style-name="_32_03">b</text:span><text:span text:style-name="_33_6">e</text:span><text:span text:style-name="_37_6"> </text:span><text:span text:style-name="_32_07">a</text:span><text:span text:style-name="_32_4">c</text:span><text:span text:style-name="_31_34">h</text:span><text:span text:style-name="_31_70">i</text:span><text:span text:style-name="_34_4">e</text:span><text:span text:style-name="_31_29">v</text:span><text:span text:style-name="_31_89">e</text:span><text:span text:style-name="_35_3">d</text:span><text:span text:style-name="_37_6"> </text:span><text:span text:style-name="_31_80">w</text:span><text:span text:style-name="_37_4">i</text:span><text:span text:style-name="_31_05">t</text:span><text:span text:style-name="_32_15">h</text:span><text:span text:style-name="_31_"> </text:span><text:span text:style-name="_31_34">a</text:span><text:span text:style-name="_31_51"> </text:span><text:span text:style-name="_33_6">s</text:span><text:span text:style-name="_31_28">t</text:span><text:span text:style-name="_32_19">r</text:span><text:span text:style-name="_34_5">u</text:span><text:span text:style-name="_31_28">g</text:span><text:span text:style-name="_31_85">g</text:span><text:span text:style-name="_34_4">l</text:span><text:span text:style-name="_31_26">e</text:span><text:span text:style-name="_31_86">.</text:span><text:span text:style-name="_31_"> </text:span><text:span text:style-name="_31_20">T</text:span><text:span text:style-name="_31_89">h</text:span><text:span text:style-name="_36_6">e</text:span><text:span text:style-name="_37_6"> </text:span><text:span text:style-name="_31_88">v</text:span><text:span text:style-name="_36_9">i</text:span><text:span text:style-name="_31_26">e</text:span><text:span text:style-name="_31_85">w</text:span><text:span text:style-name="_31_"> </text:span><text:span text:style-name="_31_32">t</text:span><text:span text:style-name="_31_80">h</text:span><text:span text:style-name="_35_6">a</text:span><text:span text:style-name="_31_01">t</text:span><text:span text:style-name="_31_51"> </text:span><text:span text:style-name="_35_6">"</text:span><text:span text:style-name="_31_13">t</text:span><text:span text:style-name="_32_06">h</text:span><text:span text:style-name="_35_9">e</text:span><text:span text:style-name="_37_6"> </text:span><text:span text:style-name="_32_21">m</text:span><text:span text:style-name="_37_5">a</text:span><text:span text:style-name="_31_14">c</text:span><text:span text:style-name="_32_09">h</text:span><text:span text:style-name="_35_0">i</text:span><text:span text:style-name="_39_9">n</text:span><text:span text:style-name="_31_91">e</text:span><text:span text:style-name="_31_"> </text:span><text:span text:style-name="_31_25">c</text:span><text:span text:style-name="_32_25">a</text:span><text:span text:style-name="_35_0">n</text:span><text:span text:style-name="_37_6"> </text:span><text:span text:style-name="_32_25">o</text:span><text:span text:style-name="_33_9">n</text:span><text:span text:style-name="_39_5">l</text:span><text:span text:style-name="_32_24">y</text:span><text:span text:style-name="_31_"> </text:span><text:span text:style-name="_31_32">d</text:span><text:span text:style-name="_31_76">o</text:span><text:span text:style-name="_31_"> </text:span><text:span text:style-name="_31_34">w</text:span><text:span text:style-name="_32_04">h</text:span><text:span text:style-name="_33_8">a</text:span><text:span text:style-name="_39_8">t</text:span><text:span text:style-name="_31_51"> </text:span><text:span text:style-name="_37_5">w</text:span><text:span text:style-name="_39_9">e</text:span><text:span text:style-name="_31_51"> </text:span><text:span text:style-name="_33_9">k</text:span><text:span text:style-name="_39_8">n</text:span><text:span text:style-name="_31_79">o</text:span><text:span text:style-name="_33_5">w</text:span><text:span text:style-name="_37_6"> </text:span><text:span text:style-name="_32_24">h</text:span><text:span text:style-name="_32_1">o</text:span><text:span text:style-name="_31_44">w</text:span><text:span text:style-name="_31_51"> </text:span><text:span text:style-name="_34_2">t</text:span><text:span text:style-name="_31_10">o</text:span><text:span text:style-name="_31_51"> </text:span><text:span text:style-name="_32_7">o</text:span><text:span text:style-name="_31_16">r</text:span><text:span text:style-name="_31_86">d</text:span><text:span text:style-name="_32_6">e</text:span><text:span text:style-name="_31_10">r</text:span><text:span text:style-name="_31_51"> </text:span><text:span text:style-name="_35_1">i</text:span><text:span text:style-name="_31_02">t</text:span><text:span text:style-name="_31_51"> </text:span><text:span text:style-name="_35_3">t</text:span><text:span text:style-name="_31_40">o</text:span><text:span text:style-name="_31_51"> </text:span><text:span text:style-name="_32_7">d</text:span><text:span text:style-name="_31_40">o</text:span><text:span text:style-name="_31_77">,</text:span><text:span text:style-name="_32_7">"</text:span><text:span text:style-name="_31_16">'</text:span><text:span text:style-name="_31_51"> </text:span><text:span text:style-name="_32_6">a</text:span><text:span text:style-name="_31_14">p</text:span><text:span text:style-name="_31_70">p</text:span><text:span text:style-name="_35_9">e</text:span><text:span text:style-name="_31_26">a</text:span><text:span text:style-name="_32_03">r</text:span><text:span text:style-name="_34_5">s</text:span><text:span text:style-name="_37_6"> </text:span><text:span text:style-name="_32_00">s</text:span><text:span text:style-name="_36_5">t</text:span><text:span text:style-name="_31_40">r</text:span><text:span text:style-name="_32_22">a</text:span><text:span text:style-name="_34_5">n</text:span><text:span text:style-name="_31_05">g</text:span><text:span text:style-name="_32_18">e</text:span><text:span text:style-name="_31_"> </text:span><text:span text:style-name="_31_35">i</text:span><text:span text:style-name="_31_95">n</text:span><text:span text:style-name="_31_"> </text:span><text:span text:style-name="_31_13">f</text:span><text:span text:style-name="_31_85">a</text:span><text:span text:style-name="_36_6">c</text:span><text:span text:style-name="_31_47">e</text:span><text:span text:style-name="_31_51"> </text:span><text:span text:style-name="_36_0">o</text:span><text:span text:style-name="_39_5">f</text:span><text:span text:style-name="_31_51"> </text:span><text:span text:style-name="_36_0">t</text:span><text:span text:style-name="_31_17">h</text:span><text:span text:style-name="_31_77">i</text:span><text:span text:style-name="_33_9">s</text:span><text:span text:style-name="_31_44">.</text:span><text:span text:style-name="_31_51"> </text:span><text:span text:style-name="_33_6">M</text:span><text:span text:style-name="_31_49">o</text:span><text:span text:style-name="_32_24">s</text:span><text:span text:style-name="_34_4">t</text:span><text:span text:style-name="_37_6"> </text:span><text:span text:style-name="_31_89">o</text:span><text:span text:style-name="_36_8">f</text:span><text:span text:style-name="_37_6"> </text:span><text:span text:style-name="_32_18">t</text:span><text:span text:style-name="_32_4">h</text:span><text:span text:style-name="_31_44">e</text:span><text:span text:style-name="_31_51"> </text:span><text:span text:style-name="_36_9">p</text:span><text:span text:style-name="_31_31">r</text:span><text:span text:style-name="_32_03">o</text:span><text:span text:style-name="_37_5">g</text:span><text:span text:style-name="_39_6">r</text:span><text:span text:style-name="_32_22">a</text:span><text:span text:style-name="_32_0">m</text:span><text:span text:style-name="_31_41">m</text:span><text:span text:style-name="_32_19">e</text:span><text:span text:style-name="_35_6">s</text:span><text:span text:style-name="_37_6"> </text:span><text:span text:style-name="_31_70">w</text:span><text:span text:style-name="_36_0">h</text:span><text:span text:style-name="_31_26">i</text:span><text:span text:style-name="_31_94">c</text:span><text:span text:style-name="_32_4">h</text:span><text:span text:style-name="_37_6"> </text:span><text:span text:style-name="_32_25">w</text:span><text:span text:style-name="_36_9">e</text:span><text:span text:style-name="_37_6"> </text:span><text:span text:style-name="_31_79">c</text:span><text:span text:style-name="_32_4">a</text:span><text:span text:style-name="_31_50">n</text:span><text:span text:style-name="_31_51"> </text:span><text:span text:style-name="_32_7">p</text:span><text:span text:style-name="_31_32">u</text:span><text:span text:style-name="_32_01">t</text:span><text:span text:style-name="_31_"> </text:span><text:span text:style-name="_31_10">i</text:span><text:span text:style-name="_31_95">n</text:span><text:span text:style-name="_33_6">t</text:span><text:span text:style-name="_31_28">o</text:span><text:span text:style-name="_31_51"> </text:span><text:span text:style-name="_37_5">t</text:span><text:span text:style-name="_31_02">h</text:span><text:span text:style-name="_32_07">e</text:span><text:span text:style-name="_31_"> </text:span><text:span text:style-name="_31_05">m</text:span><text:span text:style-name="_31_95">a</text:span><text:span text:style-name="_36_6">c</text:span><text:span text:style-name="_31_14">h</text:span><text:span text:style-name="_32_22">i</text:span><text:span text:style-name="_32_9">n</text:span><text:span text:style-name="_31_16">e</text:span><text:span text:style-name="_31_51"> </text:span><text:span text:style-name="_32_7">w</text:span><text:span text:style-name="_31_11">i</text:span><text:span text:style-name="_32_01">l</text:span><text:span text:style-name="_32_3">l</text:span><text:span text:style-name="_37_6"> </text:span><text:span text:style-name="_32_22">r</text:span><text:span text:style-name="_32_9">e</text:span><text:span text:style-name="_31_19">s</text:span><text:span text:style-name="_32_24">u</text:span><text:span text:style-name="_37_5">l</text:span><text:span text:style-name="_31_01">t</text:span><text:span text:style-name="_31_51"> </text:span><text:span text:style-name="_34_1">i</text:span><text:span text:style-name="_31_47">n</text:span><text:span text:style-name="_31_51"> </text:span><text:span text:style-name="_33_0">i</text:span><text:span text:style-name="_31_29">t</text:span><text:span text:style-name="_31_77">s</text:span><text:span text:style-name="_31_"> </text:span><text:span text:style-name="_31_04">d</text:span><text:span text:style-name="_31_88">o</text:span><text:span text:style-name="_35_7">i</text:span><text:span text:style-name="_31_02">n</text:span><text:span text:style-name="_32_21">g</text:span><text:span text:style-name="_31_"> </text:span><text:span text:style-name="_31_49">s</text:span><text:span text:style-name="_31_76">o</text:span><text:span text:style-name="_32_9">m</text:span><text:span text:style-name="_39_8">e</text:span><text:span text:style-name="_31_95">t</text:span><text:span text:style-name="_32_0">h</text:span><text:span text:style-name="_31_46">i</text:span><text:span text:style-name="_32_24">n</text:span><text:span text:style-name="_34_5">g</text:span><text:span text:style-name="_37_6"> </text:span><text:span text:style-name="_31_86">t</text:span><text:span text:style-name="_34_1">h</text:span><text:span text:style-name="_31_35">a</text:span><text:span text:style-name="_32_03">t</text:span><text:span text:style-name="_31_"> </text:span><text:span text:style-name="_31_16">w</text:span><text:span text:style-name="_32_16">e</text:span><text:span text:style-name="_31_"> </text:span><text:span text:style-name="_31_25">c</text:span><text:span text:style-name="_31_77">a</text:span><text:span text:style-name="_35_1">n</text:span><text:span text:style-name="_31_46">n</text:span><text:span text:style-name="_31_74">o</text:span><text:span text:style-name="_32_0">t</text:span><text:span text:style-name="_37_6"> </text:span><text:span text:style-name="_31_76">m</text:span><text:span text:style-name="_34_1">a</text:span><text:span text:style-name="_31_02">k</text:span><text:span text:style-name="_31_86">e</text:span><text:span text:style-name="_31_"> </text:span><text:span text:style-name="_39_6">s</text:span><text:span text:style-name="_31_86">e</text:span><text:span text:style-name="_35_6">n</text:span><text:span text:style-name="_31_31">s</text:span><text:span text:style-name="_32_25">e</text:span><text:span text:style-name="_31_"> </text:span><text:span text:style-name="_31_20">(</text:span><text:span text:style-name="_32_25">i</text:span><text:span text:style-name="_35_1">f</text:span><text:span text:style-name="_37_6"> </text:span><text:span text:style-name="_31_89">a</text:span><text:span text:style-name="_36_9">t</text:span><text:span text:style-name="_37_6"> </text:span><text:span text:style-name="_32_10">a</text:span><text:span text:style-name="_35_0">l</text:span><text:span text:style-name="_31_19">l</text:span><text:span text:style-name="_32_16">,</text:span><text:span text:style-name="_31_"> </text:span><text:span text:style-name="_31_19">o</text:span><text:span text:style-name="_31_95">r</text:span><text:span text:style-name="_31_"> </text:span><text:span text:style-name="_31_26">w</text:span><text:span text:style-name="_32_04">h</text:span><text:span text:style-name="_35_4">i</text:span><text:span text:style-name="_31_05">c</text:span><text:span text:style-name="_31_94">h</text:span><text:span text:style-name="_31_"> </text:span><text:span text:style-name="_31_29">w</text:span><text:span text:style-name="_31_70">e</text:span><text:span text:style-name="_31_"> </text:span><text:span text:style-name="_31_10">r</text:span><text:span text:style-name="_31_71">e</text:span><text:span text:style-name="_32_7">g</text:span><text:span text:style-name="_31_41">a</text:span><text:span text:style-name="_31_89">r</text:span><text:span text:style-name="_32_4">d</text:span><text:span text:style-name="_37_6"> </text:span><text:span text:style-name="_31_91">a</text:span><text:span text:style-name="_33_5">s</text:span><text:span text:style-name="_37_6"> </text:span><text:span text:style-name="_32_21">c</text:span><text:span text:style-name="_37_5">o</text:span><text:span text:style-name="_31_49">m</text:span><text:span text:style-name="_31_89">p</text:span><text:span text:style-name="_33_6">l</text:span><text:span text:style-name="_31_11">e</text:span><text:span text:style-name="_31_85">t</text:span><text:span text:style-name="_37_5">e</text:span><text:span text:style-name="_31_35">l</text:span><text:span text:style-name="_32_16">y</text:span><text:span text:style-name="_31_"> </text:span><text:span text:style-name="_39_5">r</text:span><text:span text:style-name="_31_86">a</text:span><text:span text:style-name="_37_1">n</text:span><text:span text:style-name="_39_8">d</text:span><text:span text:style-name="_32_06">o</text:span><text:span text:style-name="_32_9">m</text:span><text:span text:style-name="_37_6"> </text:span><text:span text:style-name="_31_73">b</text:span><text:span text:style-name="_34_1">e</text:span><text:span text:style-name="_31_32">h</text:span><text:span text:style-name="_32_18">a</text:span><text:span text:style-name="_35_6">v</text:span><text:span text:style-name="_31_14">i</text:span><text:span text:style-name="_32_24">o</text:span><text:span text:style-name="_37_5">u</text:span><text:span text:style-name="_31_16">r</text:span><text:span text:style-name="_32_21">.</text:span><text:span text:style-name="_31_"> </text:span><text:span text:style-name="_31_46">I</text:span><text:span text:style-name="_31_94">n</text:span><text:span text:style-name="_32_0">t</text:span><text:span text:style-name="_31_11">e</text:span><text:span text:style-name="_32_24">l</text:span><text:span text:style-name="_35_7">l</text:span><text:span text:style-name="_31_01">i</text:span><text:span text:style-name="_31_86">g</text:span><text:span text:style-name="_36_5">e</text:span><text:span text:style-name="_31_04">n</text:span><text:span text:style-name="_32_22">t</text:span><text:span text:style-name="_31_"> </text:span><text:span text:style-name="_31_20">b</text:span><text:span text:style-name="_31_88">e</text:span><text:span text:style-name="_35_1">h</text:span><text:span text:style-name="_31_28">a</text:span><text:span text:style-name="_32_21">v</text:span><text:span text:style-name="_33_0">i</text:span><text:span text:style-name="_31_41">o</text:span><text:span text:style-name="_31_91">u</text:span><text:span text:style-name="_33_5">r</text:span><text:span text:style-name="_37_6"> </text:span><text:span text:style-name="_32_24">p</text:span><text:span text:style-name="_37_2">r</text:span><text:span text:style-name="_39_6">e</text:span><text:span text:style-name="_31_79">s</text:span><text:span text:style-name="_32_0">u</text:span><text:span text:style-name="_31_05">m</text:span><text:span text:style-name="_31_85">a</text:span><text:span text:style-name="_36_0">b</text:span><text:span text:style-name="_31_31">l</text:span><text:span text:style-name="_32_07">y</text:span><text:span text:style-name="_31_"> </text:span><text:span text:style-name="_31_49">c</text:span><text:span text:style-name="_31_95">o</text:span><text:span text:style-name="_35_4">n</text:span><text:span text:style-name="_31_40">s</text:span><text:span text:style-name="_32_03">i</text:span><text:span text:style-name="_32_7">s</text:span><text:span text:style-name="_31_11">t</text:span><text:span text:style-name="_31_88">s</text:span><text:span text:style-name="_31_"> </text:span><text:span text:style-name="_31_19">i</text:span><text:span text:style-name="_32_07">n</text:span><text:span text:style-name="_31_"> </text:span><text:span text:style-name="_39_8">a</text:span><text:span text:style-name="_31_51"> </text:span><text:span text:style-name="_32_3">d</text:span><text:span text:style-name="_31_20">e</text:span><text:span text:style-name="_31_95">p</text:span><text:span text:style-name="_36_5">a</text:span><text:span text:style-name="_31_46">r</text:span><text:span text:style-name="_31_74">t</text:span><text:span text:style-name="_36_9">u</text:span><text:span text:style-name="_31_47">r</text:span><text:span text:style-name="_31_95">e</text:span><text:span text:style-name="_31_"> </text:span><text:span text:style-name="_31_14">f</text:span><text:span text:style-name="_31_70">r</text:span><text:span text:style-name="_34_2">o</text:span><text:span text:style-name="_31_43">m</text:span><text:span text:style-name="_31_51"> </text:span><text:span text:style-name="_32_4">t</text:span><text:span text:style-name="_31_28">h</text:span><text:span text:style-name="_32_06">e</text:span><text:span text:style-name="_31_"> </text:span><text:span text:style-name="_31_17">c</text:span><text:span text:style-name="_31_94">o</text:span><text:span text:style-name="_37_4">m</text:span><text:span text:style-name="_31_02">p</text:span><text:span text:style-name="_31_95">l</text:span><text:span text:style-name="_34_4">e</text:span><text:span text:style-name="_31_50">t</text:span><text:span text:style-name="_31_91">e</text:span><text:span text:style-name="_32_6">l</text:span><text:span text:style-name="_31_14">y</text:span><text:span text:style-name="_31_51"> </text:span><text:span text:style-name="_33_5">d</text:span><text:span text:style-name="_31_50">i</text:span><text:span text:style-name="_31_80">s</text:span><text:span text:style-name="_34_2">c</text:span><text:span text:style-name="_31_31">i</text:span><text:span text:style-name="_31_92">p</text:span><text:span text:style-name="_35_4">l</text:span><text:span text:style-name="_31_41">i</text:span><text:span text:style-name="_32_18">n</text:span><text:span text:style-name="_32_7">e</text:span><text:span text:style-name="_31_04">d</text:span><text:span text:style-name="_31_51"> </text:span><text:span text:style-name="_35_3">b</text:span><text:span text:style-name="_31_05">e</text:span><text:span text:style-name="_32_03">h</text:span><text:span text:style-name="_36_0">a</text:span><text:span text:style-name="_31_44">v</text:span><text:span text:style-name="_31_89">i</text:span><text:span text:style-name="_32_9">o</text:span><text:span text:style-name="_31_02">u</text:span><text:span text:style-name="_31_89">r</text:span><text:span text:style-name="_31_"> </text:span><text:span text:style-name="_31_04">i</text:span><text:span text:style-name="_32_24">n</text:span><text:span text:style-name="_35_9">v</text:span><text:span text:style-name="_31_47">o</text:span><text:span text:style-name="_32_03">l</text:span><text:span text:style-name="_34_4">v</text:span><text:span text:style-name="_31_34">e</text:span><text:span text:style-name="_32_22">d</text:span><text:span text:style-name="_31_"> </text:span><text:span text:style-name="_31_47">i</text:span><text:span text:style-name="_31_92">n</text:span><text:span text:style-name="_31_"> </text:span><text:span text:style-name="_31_28">c</text:span><text:span text:style-name="_32_18">o</text:span><text:span text:style-name="_32_3">m</text:span><text:span text:style-name="_31_29">p</text:span><text:span text:style-name="_31_80">u</text:span><text:span text:style-name="_32_7">t</text:span><text:span text:style-name="_31_01">a</text:span><text:span text:style-name="_32_03">t</text:span><text:span text:style-name="_33_9">i</text:span><text:span text:style-name="_31_50">o</text:span><text:span text:style-name="_31_74">n</text:span><text:span text:style-name="_36_5">,</text:span><text:span text:style-name="_37_6"> </text:span><text:span text:style-name="_31_73">b</text:span><text:span text:style-name="_37_2">u</text:span><text:span text:style-name="_31_29">t</text:span><text:span text:style-name="_31_51"> </text:span><text:span text:style-name="_34_5">a</text:span><text:span text:style-name="_37_6"> </text:span><text:span text:style-name="_31_70">r</text:span><text:span text:style-name="_37_5">a</text:span><text:span text:style-name="_31_25">t</text:span><text:span text:style-name="_32_21">h</text:span><text:span text:style-name="_36_8">e</text:span><text:span text:style-name="_31_31">r</text:span><text:span text:style-name="_31_51"> </text:span><text:span text:style-name="_36_0">s</text:span><text:span text:style-name="_31_11">l</text:span><text:span text:style-name="_31_80">i</text:span><text:span text:style-name="_34_5">g</text:span><text:span text:style-name="_31_14">h</text:span><text:span text:style-name="_31_85">t</text:span><text:span text:style-name="_31_"> </text:span><text:span text:style-name="_31_29">o</text:span><text:span text:style-name="_32_06">n</text:span><text:span text:style-name="_34_4">e</text:span><text:span text:style-name="_39_6">,</text:span><text:span text:style-name="_31_51"> </text:span><text:span text:style-name="_34_2">w</text:span><text:span text:style-name="_31_14">h</text:span><text:span text:style-name="_32_06">i</text:span><text:span text:style-name="_32_0">c</text:span><text:span text:style-name="_39_5">h</text:span><text:span text:style-name="_31_51"> </text:span><text:span text:style-name="_34_2">d</text:span><text:span text:style-name="_31_04">o</text:span><text:span text:style-name="_32_09">e</text:span><text:span text:style-name="_35_4">s</text:span><text:span text:style-name="_37_6"> </text:span><text:span text:style-name="_32_01">n</text:span><text:span text:style-name="_35_6">o</text:span><text:span text:style-name="_31_01">t</text:span><text:span text:style-name="_31_51"> </text:span><text:span text:style-name="_35_7">g</text:span><text:span text:style-name="_31_34">i</text:span><text:span text:style-name="_31_73">v</text:span><text:span text:style-name="_34_2">e</text:span><text:span text:style-name="_37_6"> </text:span><text:span text:style-name="_32_18">r</text:span><text:span text:style-name="_32_1">i</text:span><text:span text:style-name="_31_49">s</text:span><text:span text:style-name="_32_07">e</text:span><text:span text:style-name="_31_"> </text:span><text:span text:style-name="_31_29">t</text:span><text:span text:style-name="_32_01">o</text:span><text:span text:style-name="_31_"> </text:span><text:span text:style-name="_31_46">r</text:span><text:span text:style-name="_31_70">a</text:span><text:span text:style-name="_32_6">n</text:span><text:span text:style-name="_31_14">d</text:span><text:span text:style-name="_31_88">o</text:span><text:span text:style-name="_37_4">m</text:span><text:span text:style-name="_37_6"> </text:span><text:span text:style-name="_31_89">b</text:span><text:span text:style-name="_32_7">e</text:span><text:span text:style-name="_31_26">h</text:span><text:span text:style-name="_31_73">a</text:span><text:span text:style-name="_32_7">v</text:span><text:span text:style-name="_31_46">i</text:span><text:span text:style-name="_32_06">o</text:span><text:span text:style-name="_36_8">u</text:span><text:span text:style-name="_31_10">r</text:span><text:span text:style-name="_32_21">,</text:span><text:span text:style-name="_31_"> </text:span><text:span text:style-name="_31_16">o</text:span><text:span text:style-name="_32_15">r</text:span><text:span text:style-name="_31_"> </text:span><text:span text:style-name="_31_46">t</text:span><text:span text:style-name="_32_01">o</text:span><text:span text:style-name="_31_"> </text:span><text:span text:style-name="_31_40">p</text:span><text:span text:style-name="_32_09">o</text:span><text:span text:style-name="_37_5">i</text:span><text:span text:style-name="_31_05">n</text:span><text:span text:style-name="_32_16">t</text:span><text:span text:style-name="_35_1">l</text:span><text:span text:style-name="_39_5">e</text:span><text:span text:style-name="_31_71">s</text:span><text:span text:style-name="_32_4">s</text:span><text:span text:style-name="_37_6"> </text:span><text:span text:style-name="_31_86">r</text:span><text:span text:style-name="_34_1">e</text:span><text:span text:style-name="_31_49">p</text:span><text:span text:style-name="_31_73">e</text:span><text:span text:style-name="_36_9">t</text:span><text:span text:style-name="_31_40">i</text:span><text:span text:style-name="_31_95">t</text:span><text:span text:style-name="_33_0">i</text:span><text:span text:style-name="_31_40">v</text:span><text:span text:style-name="_31_73">e</text:span><text:span text:style-name="_31_"> </text:span><text:span text:style-name="_31_19">l</text:span><text:span text:style-name="_31_91">o</text:span><text:span text:style-name="_37_2">o</text:span><text:span text:style-name="_31_10">p</text:span><text:span text:style-name="_32_01">s</text:span><text:span text:style-name="_37_2">.</text:span><text:span text:style-name="_37_6"> </text:span><text:span text:style-name="_32_07">A</text:span><text:span text:style-name="_32_0">n</text:span><text:span text:style-name="_31_05">o</text:span><text:span text:style-name="_32_25">t</text:span><text:span text:style-name="_33_5">h</text:span><text:span text:style-name="_31_26">e</text:span><text:span text:style-name="_31_74">r</text:span><text:span text:style-name="_31_"> </text:span><text:span text:style-name="_31_26">i</text:span><text:span text:style-name="_32_18">m</text:span><text:span text:style-name="_32_3">p</text:span><text:span text:style-name="_31_05">o</text:span><text:span text:style-name="_31_76">r</text:span><text:span text:style-name="_32_6">t</text:span><text:span text:style-name="_31_20">a</text:span><text:span text:style-name="_31_86">n</text:span><text:span text:style-name="_36_5">t</text:span><text:span text:style-name="_37_6"> </text:span><text:span text:style-name="_31_79">r</text:span><text:span text:style-name="_33_5">e</text:span><text:span text:style-name="_31_29">s</text:span><text:span text:style-name="_32_07">u</text:span><text:span text:style-name="_37_1">l</text:span><text:span text:style-name="_31_19">t</text:span><text:span text:style-name="_31_51"> </text:span><text:span text:style-name="_37_4">o</text:span><text:span text:style-name="_31_35">f</text:span><text:span text:style-name="_31_51"> </text:span><text:span text:style-name="_37_4">p</text:span><text:span text:style-name="_31_44">r</text:span><text:span text:style-name="_32_00">e</text:span><text:span text:style-name="_37_2">p</text:span><text:span text:style-name="_31_16">a</text:span><text:span text:style-name="_32_19">r</text:span><text:span text:style-name="_35_9">i</text:span><text:span text:style-name="_31_34">n</text:span><text:span text:style-name="_32_03">g</text:span><text:span text:style-name="_31_"> </text:span><text:span text:style-name="_31_41">o</text:span><text:span text:style-name="_31_86">u</text:span><text:span text:style-name="_36_5">r</text:span><text:span text:style-name="_37_6"> </text:span><text:span text:style-name="_32_25">m</text:span><text:span text:style-name="_37_4">a</text:span><text:span text:style-name="_31_28">c</text:span><text:span text:style-name="_32_19">h</text:span><text:span text:style-name="_33_9">i</text:span><text:span text:style-name="_31_49">n</text:span><text:span text:style-name="_31_70">e</text:span><text:span text:style-name="_31_"> </text:span><text:span text:style-name="_31_13">f</text:span><text:span text:style-name="_31_88">o</text:span><text:span text:style-name="_35_7">r</text:span><text:span text:style-name="_37_6"> </text:span><text:span text:style-name="_32_06">i</text:span><text:span text:style-name="_36_0">t</text:span><text:span text:style-name="_31_34">s</text:span><text:span text:style-name="_31_51"> </text:span><text:span text:style-name="_36_5">p</text:span><text:span text:style-name="_31_10">a</text:span><text:span text:style-name="_32_18">r</text:span><text:span text:style-name="_36_8">t</text:span><text:span text:style-name="_37_6"> </text:span><text:span text:style-name="_31_73">i</text:span><text:span text:style-name="_36_0">n</text:span><text:span text:style-name="_37_6"> </text:span><text:span text:style-name="_31_92">t</text:span><text:span text:style-name="_36_9">h</text:span><text:span text:style-name="_31_32">e</text:span><text:span text:style-name="_31_51"> </text:span><text:span text:style-name="_32_0">i</text:span><text:span text:style-name="_31_32">m</text:span><text:span text:style-name="_31_85">i</text:span><text:span text:style-name="_32_4">t</text:span><text:span text:style-name="_31_01">a</text:span><text:span text:style-name="_31_85">t</text:span><text:span text:style-name="_32_9">i</text:span><text:span text:style-name="_31_04">o</text:span><text:span text:style-name="_31_89">n</text:span><text:span text:style-name="_31_"> </text:span><text:span text:style-name="_31_13">g</text:span><text:span text:style-name="_32_15">a</text:span><text:span text:style-name="_35_0">m</text:span><text:span text:style-name="_39_5">e</text:span><text:span text:style-name="_31_51"> </text:span><text:span text:style-name="_33_8">b</text:span><text:span text:style-name="_31_41">y</text:span><text:span text:style-name="_31_51"> </text:span><text:span text:style-name="_34_5">a</text:span><text:span text:style-name="_37_6"> </text:span><text:span text:style-name="_31_86">p</text:span><text:span text:style-name="_32_1">r</text:span><text:span text:style-name="_31_25">o</text:span><text:span text:style-name="_31_80">c</text:span><text:span text:style-name="_32_1">e</text:span><text:span text:style-name="_39_8">s</text:span><text:span text:style-name="_31_85">s</text:span><text:span text:style-name="_31_"> </text:span><text:span text:style-name="_31_16">o</text:span><text:span text:style-name="_31_74">f</text:span><text:span text:style-name="_31_"> </text:span><text:span text:style-name="_31_32">t</text:span><text:span text:style-name="_32_15">e</text:span><text:span text:style-name="_35_0">a</text:span><text:span text:style-name="_31_05">c</text:span><text:span text:style-name="_32_18">h</text:span><text:span text:style-name="_37_5">i</text:span><text:span text:style-name="_31_20">n</text:span><text:span text:style-name="_32_16">g</text:span><text:span text:style-name="_31_"> </text:span><text:span text:style-name="_31_04">a</text:span><text:span text:style-name="_31_91">n</text:span><text:span text:style-name="_36_8">d</text:span><text:span text:style-name="_37_6"> </text:span><text:span text:style-name="_31_74">l</text:span><text:span text:style-name="_35_0">e</text:span><text:span text:style-name="_31_32">a</text:span><text:span text:style-name="_31_85">r</text:span><text:span text:style-name="_32_1">n</text:span><text:span text:style-name="_31_43">i</text:span><text:span text:style-name="_32_09">n</text:span><text:span text:style-name="_33_6">g</text:span><text:span text:style-name="_37_6"> </text:span><text:span text:style-name="_31_73">i</text:span><text:span text:style-name="_36_8">s</text:span><text:span text:style-name="_37_6"> </text:span><text:span text:style-name="_31_76">t</text:span><text:span text:style-name="_33_8">h</text:span><text:span text:style-name="_39_5">a</text:span><text:span text:style-name="_31_92">t</text:span><text:span text:style-name="_31_"> </text:span><text:span text:style-name="_39_6">"</text:span><text:span text:style-name="_32_03">h</text:span><text:span text:style-name="_33_8">u</text:span><text:span text:style-name="_31_46">m</text:span><text:span text:style-name="_32_00">a</text:span><text:span text:style-name="_33_5">n</text:span><text:span text:style-name="_37_6"> </text:span><text:span text:style-name="_31_94">f</text:span><text:span text:style-name="_37_4">a</text:span><text:span text:style-name="_31_17">l</text:span><text:span text:style-name="_32_19">l</text:span><text:span text:style-name="_35_9">i</text:span><text:span text:style-name="_31_44">b</text:span><text:span text:style-name="_32_18">i</text:span><text:span text:style-name="_32_1">l</text:span><text:span text:style-name="_31_02">i</text:span><text:span text:style-name="_32_04">t</text:span><text:span text:style-name="_37_4">y</text:span><text:span text:style-name="_31_40">"</text:span><text:span text:style-name="_31_51"> </text:span><text:span text:style-name="_32_3">i</text:span><text:span text:style-name="_39_5">s</text:span><text:span text:style-name="_31_51"> </text:span><text:span text:style-name="_33_0">l</text:span><text:span text:style-name="_31_40">i</text:span><text:span text:style-name="_32_21">k</text:span><text:span text:style-name="_37_1">e</text:span><text:span text:style-name="_31_31">l</text:span><text:span text:style-name="_31_71">y</text:span><text:span text:style-name="_31_"> </text:span><text:span text:style-name="_31_04">t</text:span><text:span text:style-name="_31_95">o</text:span><text:span text:style-name="_31_"> </text:span><text:span text:style-name="_31_10">b</text:span><text:span text:style-name="_31_70">e</text:span><text:span text:style-name="_31_"> </text:span><text:span text:style-name="_31_43">o</text:span><text:span text:style-name="_31_71">m</text:span><text:span text:style-name="_37_4">i</text:span><text:span text:style-name="_31_43">t</text:span><text:span text:style-name="_32_25">t</text:span><text:span text:style-name="_34_5">e</text:span><text:span text:style-name="_31_13">d</text:span><text:span text:style-name="_31_51"> </text:span><text:span text:style-name="_36_9">i</text:span><text:span text:style-name="_31_44">n</text:span><text:span text:style-name="_31_51"> </text:span><text:span text:style-name="_35_4">a</text:span><text:span text:style-name="_37_6"> </text:span><text:span text:style-name="_32_16">r</text:span><text:span text:style-name="_36_5">a</text:span><text:span text:style-name="_31_25">t</text:span><text:span text:style-name="_32_06">h</text:span><text:span text:style-name="_32_1">e</text:span><text:span text:style-name="_31_29">r</text:span><text:span text:style-name="_31_51"> </text:span><text:span text:style-name="_35_7">n</text:span><text:span text:style-name="_31_49">a</text:span><text:span text:style-name="_32_15">t</text:span><text:span text:style-name="_32_0">u</text:span><text:span text:style-name="_31_41">r</text:span><text:span text:style-name="_32_04">a</text:span><text:span text:style-name="_37_2">l</text:span><text:span text:style-name="_37_6"> </text:span><text:span text:style-name="_31_88">w</text:span><text:span text:style-name="_34_1">a</text:span><text:span text:style-name="_31_32">y</text:span><text:span text:style-name="_31_73">,</text:span><text:span text:style-name="_31_"> </text:span><text:span text:style-name="_31_05">i</text:span><text:span text:style-name="_32_04">.</text:span><text:span text:style-name="_34_1">e</text:span><text:span text:style-name="_31_28">.</text:span><text:span text:style-name="_32_09">,</text:span><text:span text:style-name="_31_"> </text:span><text:span text:style-name="_31_44">w</text:span><text:span text:style-name="_32_07">i</text:span><text:span text:style-name="_33_9">t</text:span><text:span text:style-name="_39_5">h</text:span><text:span text:style-name="_31_85">o</text:span><text:span text:style-name="_37_1">u</text:span><text:span text:style-name="_31_16">t</text:span><text:span text:style-name="_31_51"> </text:span><text:span text:style-name="_35_0">s</text:span><text:span text:style-name="_39_9">p</text:span><text:span text:style-name="_32_09">e</text:span><text:span text:style-name="_34_5">c</text:span><text:span text:style-name="_31_29">i</text:span><text:span text:style-name="_31_77">a</text:span><text:span text:style-name="_35_6">l</text:span><text:span text:style-name="_37_6"> </text:span><text:span text:style-name="_31_76">"</text:span><text:span text:style-name="_37_1">c</text:span><text:span text:style-name="_31_47">o</text:span><text:span text:style-name="_32_06">a</text:span><text:span text:style-name="_33_6">c</text:span><text:span text:style-name="_39_6">h</text:span><text:span text:style-name="_31_71">i</text:span><text:span text:style-name="_32_3">n</text:span><text:span text:style-name="_31_20">g</text:span><text:span text:style-name="_32_21">.</text:span><text:span text:style-name="_33_0">"</text:span><text:span text:style-name="_37_6"> </text:span><text:span text:style-name="_32_09">(</text:span><text:span text:style-name="_33_5">T</text:span><text:span text:style-name="_31_16">h</text:span><text:span text:style-name="_32_04">e</text:span><text:span text:style-name="_31_"> </text:span><text:span text:style-name="_31_47">r</text:span><text:span text:style-name="_31_70">e</text:span><text:span text:style-name="_32_7">a</text:span><text:span text:style-name="_31_02">d</text:span><text:span text:style-name="_31_92">e</text:span><text:span text:style-name="_32_7">r</text:span><text:span text:style-name="_37_6"> </text:span><text:span text:style-name="_31_79">s</text:span><text:span text:style-name="_32_9">h</text:span><text:span text:style-name="_31_11">o</text:span><text:span text:style-name="_31_86">u</text:span><text:span text:style-name="_36_9">l</text:span><text:span text:style-name="_31_40">d</text:span><text:span text:style-name="_31_51"> </text:span><text:span text:style-name="_35_4">r</text:span><text:span text:style-name="_31_28">e</text:span><text:span text:style-name="_32_01">c</text:span><text:span text:style-name="_37_1">o</text:span><text:span text:style-name="_31_19">n</text:span><text:span text:style-name="_32_25">c</text:span><text:span text:style-name="_36_8">i</text:span><text:span text:style-name="_31_25">l</text:span><text:span text:style-name="_31_95">e</text:span><text:span text:style-name="_31_"> </text:span><text:span text:style-name="_31_16">t</text:span><text:span text:style-name="_32_16">h</text:span><text:span text:style-name="_36_9">i</text:span><text:span text:style-name="_31_19">s</text:span><text:span text:style-name="_31_51"> </text:span><text:span text:style-name="_35_6">w</text:span><text:span text:style-name="_39_9">i</text:span><text:span text:style-name="_31_76">t</text:span><text:span text:style-name="_37_2">h</text:span><text:span text:style-name="_37_6"> </text:span><text:span text:style-name="_31_91">t</text:span><text:span text:style-name="_37_4">h</text:span><text:span text:style-name="_31_46">e</text:span><text:span text:style-name="_31_51"> </text:span><text:span text:style-name="_35_0">p</text:span><text:span text:style-name="_31_46">o</text:span><text:span text:style-name="_31_71">i</text:span><text:span text:style-name="_35_9">n</text:span><text:span text:style-name="_39_6">t</text:span><text:span text:style-name="_31_51"> </text:span><text:span text:style-name="_35_6">o</text:span><text:span text:style-name="_39_8">f</text:span><text:span text:style-name="_31_51"> </text:span><text:span text:style-name="_37_2">v</text:span><text:span text:style-name="_31_25">i</text:span><text:span text:style-name="_31_89">e</text:span><text:span text:style-name="_34_2">w</text:span><text:span text:style-name="_37_6"> </text:span><text:span text:style-name="_31_79">o</text:span><text:span text:style-name="_35_4">n</text:span><text:span text:style-name="_37_6"> </text:span><text:span text:style-name="_31_79">p</text:span><text:span text:style-name="_32_6">a</text:span><text:span text:style-name="_31_17">g</text:span><text:span text:style-name="_31_70">e</text:span><text:span text:style-name="_37_2">s</text:span><text:span text:style-name="_37_6"> </text:span><text:span text:style-name="_31_77">2</text:span><text:span text:style-name="_36_0">3</text:span><text:span text:style-name="_37_6"> </text:span><text:span text:style-name="_32_21">a</text:span><text:span text:style-name="_32_9">n</text:span><text:span text:style-name="_31_29">d</text:span><text:span text:style-name="_31_51"> </text:span><text:span text:style-name="_34_2">2</text:span><text:span text:style-name="_39_8">4</text:span><text:span text:style-name="_31_92">.</text:span><text:span text:style-name="_36_8">)</text:span><text:span text:style-name="_37_6"> </text:span><text:span text:style-name="_32_25">P</text:span><text:span text:style-name="_36_0">r</text:span><text:span text:style-name="_39_5">o</text:span><text:span text:style-name="_32_18">c</text:span><text:span text:style-name="_33_5">e</text:span><text:span text:style-name="_31_43">s</text:span><text:span text:style-name="_31_76">s</text:span><text:span text:style-name="_35_0">e</text:span><text:span text:style-name="_31_14">s</text:span><text:span text:style-name="_31_51"> </text:span><text:span text:style-name="_35_3">t</text:span><text:span text:style-name="_31_29">h</text:span><text:span text:style-name="_31_77">a</text:span><text:span text:style-name="_33_0">t</text:span><text:span text:style-name="_37_6"> </text:span><text:span text:style-name="_31_94">a</text:span><text:span text:style-name="_32_6">r</text:span><text:span text:style-name="_31_26">e</text:span><text:span text:style-name="_31_51"> </text:span><text:span text:style-name="_33_6">l</text:span><text:span text:style-name="_31_46">e</text:span><text:span text:style-name="_31_73">a</text:span><text:span text:style-name="_34_2">r</text:span><text:span text:style-name="_39_6">n</text:span><text:span text:style-name="_31_79">t</text:span><text:span text:style-name="_31_"> </text:span><text:span text:style-name="_31_19">d</text:span><text:span text:style-name="_31_71">o</text:span><text:span text:style-name="_31_"> </text:span><text:span text:style-name="_31_47">n</text:span><text:span text:style-name="_32_10">o</text:span><text:span text:style-name="_34_5">t</text:span><text:span text:style-name="_37_6"> </text:span><text:span text:style-name="_31_89">p</text:span><text:span text:style-name="_32_3">r</text:span><text:span text:style-name="_31_46">o</text:span><text:span text:style-name="_32_24">d</text:span><text:span text:style-name="_34_1">u</text:span><text:span text:style-name="_39_9">c</text:span><text:span text:style-name="_31_95">e</text:span><text:span text:style-name="_31_"> </text:span><text:span text:style-name="_31_05">a</text:span><text:span text:style-name="_31_51"> </text:span><text:span text:style-name="_37_2">h</text:span><text:span text:style-name="_31_01">u</text:span><text:span text:style-name="_32_06">n</text:span><text:span text:style-name="_37_5">d</text:span><text:span text:style-name="_31_11">r</text:span><text:span text:style-name="_31_88">e</text:span><text:span text:style-name="_37_4">d</text:span><text:span text:style-name="_37_6"> </text:span><text:span text:style-name="_32_00">p</text:span><text:span text:style-name="_34_5">e</text:span><text:span text:style-name="_31_40">r</text:span><text:span text:style-name="_31_51"> </text:span><text:span text:style-name="_33_6">c</text:span><text:span text:style-name="_31_10">e</text:span><text:span text:style-name="_31_94">n</text:span><text:span text:style-name="_37_4">t</text:span><text:span text:style-name="_37_6"> </text:span><text:span text:style-name="_32_00">c</text:span><text:span text:style-name="_34_5">e</text:span><text:span text:style-name="_31_43">r</text:span><text:span text:style-name="_32_21">t</text:span><text:span text:style-name="_32_3">a</text:span><text:span text:style-name="_31_46">i</text:span><text:span text:style-name="_31_74">n</text:span><text:span text:style-name="_36_5">t</text:span><text:span text:style-name="_31_31">y</text:span><text:span text:style-name="_31_51"> </text:span><text:span text:style-name="_37_2">o</text:span><text:span text:style-name="_39_6">f</text:span><text:span text:style-name="_31_51"> </text:span><text:span text:style-name="_32_9">r</text:span><text:span text:style-name="_39_9">e</text:span><text:span text:style-name="_31_74">s</text:span><text:span text:style-name="_33_8">u</text:span><text:span text:style-name="_31_04">l</text:span><text:span text:style-name="_32_18">t</text:span><text:span text:style-name="_33_6">;</text:span><text:span text:style-name="_37_6"> </text:span><text:span text:style-name="_31_86">i</text:span><text:span text:style-name="_36_0">f</text:span><text:span text:style-name="_37_6"> </text:span><text:span text:style-name="_31_77">t</text:span><text:span text:style-name="_37_2">h</text:span><text:span text:style-name="_31_41">e</text:span><text:span text:style-name="_31_85">y</text:span><text:span text:style-name="_31_"> </text:span><text:span text:style-name="_31_28">d</text:span><text:span text:style-name="_31_86">i</text:span><text:span text:style-name="_32_9">d</text:span><text:span text:style-name="_37_6"> </text:span><text:span text:style-name="_31_73">t</text:span><text:span text:style-name="_32_1">h</text:span><text:span text:style-name="_31_32">e</text:span><text:span text:style-name="_31_94">y</text:span><text:span text:style-name="_31_"> </text:span><text:span text:style-name="_39_9">c</text:span><text:span text:style-name="_32_25">o</text:span><text:span text:style-name="_37_4">u</text:span><text:span text:style-name="_31_26">l</text:span><text:span text:style-name="_31_77">d</text:span><text:span text:style-name="_31_"> </text:span><text:span text:style-name="_31_04">n</text:span><text:span text:style-name="_31_91">o</text:span><text:span text:style-name="_37_4">t</text:span><text:span text:style-name="_37_6"> </text:span><text:span text:style-name="_31_92">b</text:span><text:span text:style-name="_35_1">e</text:span><text:span text:style-name="_37_6"> </text:span><text:span text:style-name="_32_22">u</text:span><text:span text:style-name="_37_1">n</text:span><text:span text:style-name="_31_46">l</text:span><text:span text:style-name="_31_74">e</text:span><text:span text:style-name="_35_7">a</text:span><text:span text:style-name="_31_47">r</text:span><text:span text:style-name="_32_10">n</text:span><text:span text:style-name="_32_4">t</text:span><text:span text:style-name="_31_17">.</text:span></text:p>
      <text:p text:style-name="P1"><text:soft-page-break/><text:span text:style-name="_35_0">I</text:span><text:span text:style-name="_31_25">t</text:span><text:span text:style-name="_31_51"> </text:span><text:span text:style-name="_33_9">i</text:span><text:span text:style-name="_31_44">s</text:span><text:span text:style-name="_31_51"> </text:span><text:span text:style-name="_32_1">p</text:span><text:span text:style-name="_31_31">r</text:span><text:span text:style-name="_31_71">o</text:span><text:span text:style-name="_32_7">b</text:span><text:span text:style-name="_31_16">a</text:span><text:span text:style-name="_32_06">b</text:span><text:span text:style-name="_34_1">l</text:span><text:span text:style-name="_31_17">y</text:span><text:span text:style-name="_31_51"> </text:span><text:span text:style-name="_33_9">w</text:span><text:span text:style-name="_31_19">i</text:span><text:span text:style-name="_32_09">s</text:span><text:span text:style-name="_37_2">e</text:span><text:span text:style-name="_37_6"> </text:span><text:span text:style-name="_32_07">t</text:span><text:span text:style-name="_32_1">o</text:span><text:span text:style-name="_37_6"> </text:span><text:span text:style-name="_31_76">i</text:span><text:span text:style-name="_35_0">n</text:span><text:span text:style-name="_31_10">c</text:span><text:span text:style-name="_32_06">l</text:span><text:span text:style-name="_33_8">u</text:span><text:span text:style-name="_31_19">d</text:span><text:span text:style-name="_31_94">e</text:span><text:span text:style-name="_31_"> </text:span><text:span text:style-name="_31_49">a</text:span><text:span text:style-name="_31_51"> </text:span><text:span text:style-name="_33_0">r</text:span><text:span text:style-name="_31_28">a</text:span><text:span text:style-name="_31_80">n</text:span><text:span text:style-name="_37_1">d</text:span><text:span text:style-name="_31_43">o</text:span><text:span text:style-name="_31_92">m</text:span><text:span text:style-name="_31_"> </text:span><text:span text:style-name="_31_04">e</text:span><text:span text:style-name="_32_06">l</text:span><text:span text:style-name="_32_7">e</text:span><text:span text:style-name="_31_35">m</text:span><text:span text:style-name="_32_25">e</text:span><text:span text:style-name="_34_2">n</text:span><text:span text:style-name="_31_25">t</text:span><text:span text:style-name="_31_51"> </text:span><text:span text:style-name="_35_0">i</text:span><text:span text:style-name="_31_40">n</text:span><text:span text:style-name="_31_51"> </text:span><text:span text:style-name="_36_0">a</text:span><text:span text:style-name="_37_6"> </text:span><text:span text:style-name="_31_95">l</text:span><text:span text:style-name="_35_1">e</text:span><text:span text:style-name="_31_10">a</text:span><text:span text:style-name="_31_92">r</text:span><text:span text:style-name="_37_1">n</text:span><text:span text:style-name="_31_05">i</text:span><text:span text:style-name="_31_70">n</text:span><text:span text:style-name="_36_6">g</text:span><text:span text:style-name="_37_6"> </text:span><text:span text:style-name="_31_89">m</text:span><text:span text:style-name="_35_0">a</text:span><text:span text:style-name="_31_13">c</text:span><text:span text:style-name="_32_25">h</text:span><text:span text:style-name="_37_4">i</text:span><text:span text:style-name="_31_25">n</text:span><text:span text:style-name="_31_76">e</text:span><text:span text:style-name="_34_5">.</text:span><text:span text:style-name="_37_6"> </text:span><text:span text:style-name="_31_80">A</text:span><text:span text:style-name="_31_"> </text:span><text:span text:style-name="_31_28">r</text:span><text:span text:style-name="_32_22">a</text:span><text:span text:style-name="_33_5">n</text:span><text:span text:style-name="_39_8">d</text:span><text:span text:style-name="_32_04">o</text:span><text:span text:style-name="_36_8">m</text:span><text:span text:style-name="_37_6"> </text:span><text:span text:style-name="_32_01">e</text:span><text:span text:style-name="_32_7">l</text:span><text:span text:style-name="_39_9">e</text:span><text:span text:style-name="_31_91">m</text:span><text:span text:style-name="_36_8">e</text:span><text:span text:style-name="_31_35">n</text:span><text:span text:style-name="_32_07">t</text:span><text:span text:style-name="_31_"> </text:span><text:span text:style-name="_39_5">i</text:span><text:span text:style-name="_31_74">s</text:span><text:span text:style-name="_31_"> </text:span><text:span text:style-name="_31_10">r</text:span><text:span text:style-name="_31_92">a</text:span><text:span text:style-name="_33_6">t</text:span><text:span text:style-name="_31_14">h</text:span><text:span text:style-name="_31_85">e</text:span><text:span text:style-name="_33_5">r</text:span><text:span text:style-name="_37_6"> </text:span><text:span text:style-name="_31_71">u</text:span><text:span text:style-name="_33_0">s</text:span><text:span text:style-name="_31_34">e</text:span><text:span text:style-name="_31_85">f</text:span><text:span text:style-name="_35_1">u</text:span><text:span text:style-name="_31_17">l</text:span><text:span text:style-name="_31_51"> </text:span><text:span text:style-name="_32_1">w</text:span><text:span text:style-name="_31_25">h</text:span><text:span text:style-name="_32_06">e</text:span><text:span text:style-name="_35_0">n</text:span><text:span text:style-name="_37_6"> </text:span><text:span text:style-name="_31_70">w</text:span><text:span text:style-name="_34_5">e</text:span><text:span text:style-name="_37_6"> </text:span><text:span text:style-name="_31_91">a</text:span><text:span text:style-name="_33_9">r</text:span><text:span text:style-name="_39_8">e</text:span><text:span text:style-name="_31_51"> </text:span><text:span text:style-name="_36_9">s</text:span><text:span text:style-name="_31_43">e</text:span><text:span text:style-name="_32_01">a</text:span><text:span text:style-name="_35_7">r</text:span><text:span text:style-name="_31_20">c</text:span><text:span text:style-name="_32_21">h</text:span><text:span text:style-name="_35_6">i</text:span><text:span text:style-name="_31_16">n</text:span><text:span text:style-name="_32_15">g</text:span><text:span text:style-name="_31_"> </text:span><text:span text:style-name="_31_16">f</text:span><text:span text:style-name="_31_86">o</text:span><text:span text:style-name="_35_3">r</text:span><text:span text:style-name="_37_6"> </text:span><text:span text:style-name="_32_01">a</text:span><text:span text:style-name="_31_"> </text:span><text:span text:style-name="_31_16">s</text:span><text:span text:style-name="_32_07">o</text:span><text:span text:style-name="_35_3">l</text:span><text:span text:style-name="_31_43">u</text:span><text:span text:style-name="_32_07">t</text:span><text:span text:style-name="_37_5">i</text:span><text:span text:style-name="_31_46">o</text:span><text:span text:style-name="_31_76">n</text:span><text:span text:style-name="_31_"> </text:span><text:span text:style-name="_31_32">o</text:span><text:span text:style-name="_32_00">f</text:span><text:span text:style-name="_31_"> </text:span><text:span text:style-name="_31_01">s</text:span><text:span text:style-name="_32_03">o</text:span><text:span text:style-name="_33_8">m</text:span><text:span text:style-name="_31_44">e</text:span><text:span text:style-name="_31_51"> </text:span><text:span text:style-name="_34_2">p</text:span><text:span text:style-name="_31_25">r</text:span><text:span text:style-name="_31_74">o</text:span><text:span text:style-name="_34_2">b</text:span><text:span text:style-name="_31_17">l</text:span><text:span text:style-name="_31_95">e</text:span><text:span text:style-name="_33_0">m</text:span><text:span text:style-name="_31_10">.</text:span><text:span text:style-name="_31_51"> </text:span><text:span text:style-name="_34_4">S</text:span><text:span text:style-name="_31_34">u</text:span><text:span text:style-name="_31_95">p</text:span><text:span text:style-name="_34_4">p</text:span><text:span text:style-name="_31_43">o</text:span><text:span text:style-name="_32_00">s</text:span><text:span text:style-name="_32_3">e</text:span><text:span text:style-name="_37_6"> </text:span><text:span text:style-name="_32_06">f</text:span><text:span text:style-name="_34_1">o</text:span><text:span text:style-name="_31_31">r</text:span><text:span text:style-name="_31_51"> </text:span><text:span text:style-name="_36_5">i</text:span><text:span text:style-name="_31_47">n</text:span><text:span text:style-name="_32_21">s</text:span><text:span text:style-name="_33_5">t</text:span><text:span text:style-name="_31_25">a</text:span><text:span text:style-name="_32_07">n</text:span><text:span text:style-name="_35_1">c</text:span><text:span text:style-name="_31_40">e</text:span><text:span text:style-name="_31_51"> </text:span><text:span text:style-name="_36_5">w</text:span><text:span text:style-name="_39_8">e</text:span><text:span text:style-name="_31_51"> </text:span><text:span text:style-name="_35_7">w</text:span><text:span text:style-name="_31_13">a</text:span><text:span text:style-name="_32_03">n</text:span><text:span text:style-name="_32_7">t</text:span><text:span text:style-name="_31_47">e</text:span><text:span text:style-name="_32_03">d</text:span><text:span text:style-name="_31_"> </text:span><text:span text:style-name="_31_17">t</text:span><text:span text:style-name="_32_22">o</text:span><text:span text:style-name="_31_"> </text:span><text:span text:style-name="_31_20">f</text:span><text:span text:style-name="_31_86">i</text:span><text:span text:style-name="_36_6">n</text:span><text:span text:style-name="_31_43">d</text:span><text:span text:style-name="_31_51"> </text:span><text:span text:style-name="_32_1">a</text:span><text:span text:style-name="_37_6"> </text:span><text:span text:style-name="_31_94">n</text:span><text:span text:style-name="_36_5">u</text:span><text:span text:style-name="_31_40">m</text:span><text:span text:style-name="_32_25">b</text:span><text:span text:style-name="_36_5">e</text:span><text:span text:style-name="_31_13">r</text:span><text:span text:style-name="_31_51"> </text:span><text:span text:style-name="_32_9">b</text:span><text:span text:style-name="_31_26">e</text:span><text:span text:style-name="_32_03">t</text:span><text:span text:style-name="_35_4">w</text:span><text:span text:style-name="_31_49">e</text:span><text:span text:style-name="_32_19">e</text:span><text:span text:style-name="_35_3">n</text:span><text:span text:style-name="_37_6"> </text:span><text:span text:style-name="_32_22">5</text:span><text:span text:style-name="_37_2">0</text:span><text:span text:style-name="_37_6"> </text:span><text:span text:style-name="_32_07">a</text:span><text:span text:style-name="_36_5">n</text:span><text:span text:style-name="_31_31">d</text:span><text:span text:style-name="_31_51"> </text:span><text:span text:style-name="_37_5">2</text:span><text:span text:style-name="_39_9">0</text:span><text:span text:style-name="_32_22">0</text:span><text:span text:style-name="_31_"> </text:span><text:span text:style-name="_31_13">w</text:span><text:span text:style-name="_32_06">h</text:span><text:span text:style-name="_32_7">i</text:span><text:span text:style-name="_31_26">c</text:span><text:span text:style-name="_31_73">h</text:span><text:span text:style-name="_31_"> </text:span><text:span text:style-name="_31_44">w</text:span><text:span text:style-name="_31_95">a</text:span><text:span text:style-name="_33_0">s</text:span><text:span text:style-name="_37_6"> </text:span><text:span text:style-name="_32_04">e</text:span><text:span text:style-name="_35_4">q</text:span><text:span text:style-name="_31_26">u</text:span><text:span text:style-name="_32_09">a</text:span><text:span text:style-name="_32_9">l</text:span><text:span text:style-name="_37_6"> </text:span><text:span text:style-name="_32_22">t</text:span><text:span text:style-name="_35_6">o</text:span><text:span text:style-name="_37_6"> </text:span><text:span text:style-name="_32_25">t</text:span><text:span text:style-name="_34_2">h</text:span><text:span text:style-name="_31_28">e</text:span><text:span text:style-name="_31_51"> </text:span><text:span text:style-name="_36_5">s</text:span><text:span text:style-name="_31_25">q</text:span><text:span text:style-name="_31_88">u</text:span><text:span text:style-name="_35_3">a</text:span><text:span text:style-name="_31_49">r</text:span><text:span text:style-name="_32_09">e</text:span><text:span text:style-name="_31_"> </text:span><text:span text:style-name="_31_13">o</text:span><text:span text:style-name="_32_03">f</text:span><text:span text:style-name="_31_"> </text:span><text:span text:style-name="_31_04">t</text:span><text:span text:style-name="_31_70">h</text:span><text:span text:style-name="_35_0">e</text:span><text:span text:style-name="_37_6"> </text:span><text:span text:style-name="_32_06">s</text:span><text:span text:style-name="_37_1">u</text:span><text:span text:style-name="_31_46">m</text:span><text:span text:style-name="_31_51"> </text:span><text:span text:style-name="_35_6">o</text:span><text:span text:style-name="_31_41">f</text:span><text:span text:style-name="_31_51"> </text:span><text:span text:style-name="_33_8">i</text:span><text:span text:style-name="_39_5">t</text:span><text:span text:style-name="_32_19">s</text:span><text:span text:style-name="_31_"> </text:span><text:span text:style-name="_31_20">d</text:span><text:span text:style-name="_32_24">i</text:span><text:span text:style-name="_32_7">g</text:span><text:span text:style-name="_31_10">i</text:span><text:span text:style-name="_32_21">t</text:span><text:span text:style-name="_36_5">s</text:span><text:span text:style-name="_31_28">,</text:span><text:span text:style-name="_31_51"> </text:span><text:span text:style-name="_36_9">w</text:span><text:span text:style-name="_31_44">e</text:span><text:span text:style-name="_31_51"> </text:span><text:span text:style-name="_32_3">m</text:span><text:span text:style-name="_31_04">i</text:span><text:span text:style-name="_31_91">g</text:span><text:span text:style-name="_37_4">h</text:span><text:span text:style-name="_31_50">t</text:span><text:span text:style-name="_31_51"> </text:span><text:span text:style-name="_32_6">s</text:span><text:span text:style-name="_39_6">t</text:span><text:span text:style-name="_32_18">a</text:span><text:span text:style-name="_34_4">r</text:span><text:span text:style-name="_31_17">t</text:span><text:span text:style-name="_31_51"> </text:span><text:span text:style-name="_33_5">a</text:span><text:span text:style-name="_31_05">t</text:span><text:span text:style-name="_31_51"> </text:span><text:span text:style-name="_37_2">5</text:span><text:span text:style-name="_31_43">1</text:span><text:span text:style-name="_31_51"> </text:span><text:span text:style-name="_33_8">t</text:span><text:span text:style-name="_31_46">h</text:span><text:span text:style-name="_32_15">e</text:span><text:span text:style-name="_35_4">n</text:span><text:span text:style-name="_37_6"> </text:span><text:span text:style-name="_31_86">t</text:span><text:span text:style-name="_33_8">r</text:span><text:span text:style-name="_31_28">y</text:span><text:span text:style-name="_31_51"> </text:span><text:span text:style-name="_35_9">5</text:span><text:span text:style-name="_31_25">2</text:span><text:span text:style-name="_31_51"> </text:span><text:span text:style-name="_33_0">a</text:span><text:span text:style-name="_31_40">n</text:span><text:span text:style-name="_31_86">d</text:span><text:span text:style-name="_31_"> </text:span><text:span text:style-name="_31_43">g</text:span><text:span text:style-name="_32_19">o</text:span><text:span text:style-name="_31_"> </text:span><text:span text:style-name="_31_14">o</text:span><text:span text:style-name="_32_21">n</text:span><text:span text:style-name="_31_"> </text:span><text:span text:style-name="_31_16">u</text:span><text:span text:style-name="_32_15">n</text:span><text:span text:style-name="_35_3">t</text:span><text:span text:style-name="_31_50">i</text:span><text:span text:style-name="_31_89">l</text:span><text:span text:style-name="_31_"> </text:span><text:span text:style-name="_31_41">w</text:span><text:span text:style-name="_31_76">e</text:span><text:span text:style-name="_31_"> </text:span><text:span text:style-name="_39_5">g</text:span><text:span text:style-name="_32_22">o</text:span><text:span text:style-name="_33_0">t</text:span><text:span text:style-name="_37_6"> </text:span><text:span text:style-name="_32_07">a</text:span><text:span text:style-name="_31_"> </text:span><text:span text:style-name="_31_43">n</text:span><text:span text:style-name="_32_24">u</text:span><text:span text:style-name="_34_1">m</text:span><text:span text:style-name="_31_46">b</text:span><text:span text:style-name="_31_86">e</text:span><text:span text:style-name="_35_0">r</text:span><text:span text:style-name="_37_6"> </text:span><text:span text:style-name="_32_21">t</text:span><text:span text:style-name="_36_9">h</text:span><text:span text:style-name="_31_20">a</text:span><text:span text:style-name="_32_10">t</text:span><text:span text:style-name="_31_"> </text:span><text:span text:style-name="_31_10">w</text:span><text:span text:style-name="_32_19">o</text:span><text:span text:style-name="_35_9">r</text:span><text:span text:style-name="_31_17">k</text:span><text:span text:style-name="_31_94">e</text:span><text:span text:style-name="_32_4">d</text:span><text:span text:style-name="_31_40">.</text:span><text:span text:style-name="_31_51"> </text:span><text:span text:style-name="_37_4">A</text:span><text:span text:style-name="_31_19">l</text:span><text:span text:style-name="_32_22">t</text:span><text:span text:style-name="_33_9">e</text:span><text:span text:style-name="_31_28">r</text:span><text:span text:style-name="_32_07">n</text:span><text:span text:style-name="_37_4">a</text:span><text:span text:style-name="_31_04">t</text:span><text:span text:style-name="_32_10">i</text:span><text:span text:style-name="_36_9">v</text:span><text:span text:style-name="_31_14">e</text:span><text:span text:style-name="_32_04">l</text:span><text:span text:style-name="_32_9">y</text:span><text:span text:style-name="_37_6"> </text:span><text:span text:style-name="_31_91">w</text:span><text:span text:style-name="_32_0">e</text:span><text:span text:style-name="_37_6"> </text:span><text:span text:style-name="_31_77">m</text:span><text:span text:style-name="_37_1">i</text:span><text:span text:style-name="_31_40">g</text:span><text:span text:style-name="_31_77">h</text:span><text:span text:style-name="_32_6">t</text:span><text:span text:style-name="_37_6"> </text:span><text:span text:style-name="_32_21">c</text:span><text:span text:style-name="_37_1">h</text:span><text:span text:style-name="_31_10">o</text:span><text:span text:style-name="_32_06">o</text:span><text:span text:style-name="_36_9">s</text:span><text:span text:style-name="_31_04">e</text:span><text:span text:style-name="_31_51"> </text:span><text:span text:style-name="_37_1">n</text:span><text:span text:style-name="_31_49">u</text:span><text:span text:style-name="_31_92">m</text:span><text:span text:style-name="_32_9">b</text:span><text:span text:style-name="_39_5">e</text:span><text:span text:style-name="_32_03">r</text:span><text:span text:style-name="_35_7">s</text:span><text:span text:style-name="_37_6"> </text:span><text:span text:style-name="_31_85">a</text:span><text:span text:style-name="_36_5">t</text:span><text:span text:style-name="_37_6"> </text:span><text:span text:style-name="_32_18">r</text:span><text:span text:style-name="_35_0">a</text:span><text:span text:style-name="_31_10">n</text:span><text:span text:style-name="_32_22">d</text:span><text:span text:style-name="_32_9">o</text:span><text:span text:style-name="_39_8">m</text:span><text:span text:style-name="_31_51"> </text:span><text:span text:style-name="_33_5">u</text:span><text:span text:style-name="_31_25">n</text:span><text:span text:style-name="_32_16">t</text:span><text:span text:style-name="_34_2">i</text:span><text:span text:style-name="_31_34">l</text:span><text:span text:style-name="_31_51"> </text:span><text:span text:style-name="_32_6">w</text:span><text:span text:style-name="_39_6">e</text:span><text:span text:style-name="_31_51"> </text:span><text:span text:style-name="_37_2">g</text:span><text:span text:style-name="_39_5">o</text:span><text:span text:style-name="_31_77">t</text:span><text:span text:style-name="_31_"> </text:span><text:span text:style-name="_31_01">a</text:span><text:span text:style-name="_31_51"> </text:span><text:span text:style-name="_36_0">g</text:span><text:span text:style-name="_31_01">o</text:span><text:span text:style-name="_31_74">o</text:span><text:span text:style-name="_35_6">d</text:span><text:span text:style-name="_37_6"> </text:span><text:span text:style-name="_32_16">o</text:span><text:span text:style-name="_32_3">n</text:span><text:span text:style-name="_31_31">e</text:span><text:span text:style-name="_32_06">.</text:span><text:span text:style-name="_31_"> </text:span><text:span text:style-name="_31_28">T</text:span><text:span text:style-name="_31_77">h</text:span><text:span text:style-name="_36_5">i</text:span><text:span text:style-name="_31_32">s</text:span><text:span text:style-name="_31_51"> </text:span><text:span text:style-name="_32_3">m</text:span><text:span text:style-name="_31_35">e</text:span><text:span text:style-name="_31_95">t</text:span><text:span text:style-name="_32_4">h</text:span><text:span text:style-name="_31_26">o</text:span><text:span text:style-name="_32_10">d</text:span><text:span text:style-name="_31_"> </text:span><text:span text:style-name="_31_20">h</text:span><text:span text:style-name="_32_21">a</text:span><text:span text:style-name="_34_4">s</text:span><text:span text:style-name="_37_6"> </text:span><text:span text:style-name="_32_07">t</text:span><text:span text:style-name="_34_2">h</text:span><text:span text:style-name="_31_50">e</text:span><text:span text:style-name="_31_51"> </text:span><text:span text:style-name="_32_0">a</text:span><text:span text:style-name="_31_19">d</text:span><text:span text:style-name="_32_00">v</text:span><text:span text:style-name="_36_0">a</text:span><text:span text:style-name="_31_02">n</text:span><text:span text:style-name="_31_74">t</text:span><text:span text:style-name="_35_1">a</text:span><text:span text:style-name="_31_46">g</text:span><text:span text:style-name="_31_88">e</text:span><text:span text:style-name="_31_"> </text:span><text:span text:style-name="_31_26">t</text:span><text:span text:style-name="_32_01">h</text:span><text:span text:style-name="_37_2">a</text:span><text:span text:style-name="_31_50">t</text:span><text:span text:style-name="_31_51"> </text:span><text:span text:style-name="_37_2">i</text:span><text:span text:style-name="_31_35">t</text:span><text:span text:style-name="_31_51"> </text:span><text:span text:style-name="_33_6">i</text:span><text:span text:style-name="_31_40">s</text:span><text:span text:style-name="_31_51"> </text:span><text:span text:style-name="_32_9">u</text:span><text:span text:style-name="_31_29">n</text:span><text:span text:style-name="_31_94">n</text:span><text:span text:style-name="_35_9">e</text:span><text:span text:style-name="_31_16">c</text:span><text:span text:style-name="_32_18">e</text:span><text:span text:style-name="_36_9">s</text:span><text:span text:style-name="_31_34">s</text:span><text:span text:style-name="_31_77">a</text:span><text:span text:style-name="_35_4">r</text:span><text:span text:style-name="_31_40">y</text:span><text:span text:style-name="_31_51"> </text:span><text:span text:style-name="_35_6">t</text:span><text:span text:style-name="_31_41">o</text:span><text:span text:style-name="_31_51"> </text:span><text:span text:style-name="_37_4">k</text:span><text:span text:style-name="_31_41">e</text:span><text:span text:style-name="_31_88">e</text:span><text:span text:style-name="_37_5">p</text:span><text:span text:style-name="_37_6"> </text:span><text:span text:style-name="_32_18">t</text:span><text:span text:style-name="_33_8">r</text:span><text:span text:style-name="_31_47">a</text:span><text:span text:style-name="_32_24">c</text:span><text:span text:style-name="_34_5">k</text:span><text:span text:style-name="_37_6"> </text:span><text:span text:style-name="_32_09">o</text:span><text:span text:style-name="_33_0">f</text:span><text:span text:style-name="_37_6"> </text:span><text:span text:style-name="_31_70">t</text:span><text:span text:style-name="_37_2">h</text:span><text:span text:style-name="_31_26">e</text:span><text:span text:style-name="_31_51"> </text:span><text:span text:style-name="_32_3">v</text:span><text:span text:style-name="_31_26">a</text:span><text:span text:style-name="_32_25">l</text:span><text:span text:style-name="_35_7">u</text:span><text:span text:style-name="_31_41">e</text:span><text:span text:style-name="_31_85">s</text:span><text:span text:style-name="_31_"> </text:span><text:span text:style-name="_39_8">t</text:span><text:span text:style-name="_31_95">h</text:span><text:span text:style-name="_33_5">a</text:span><text:span text:style-name="_31_16">t</text:span><text:span text:style-name="_31_51"> </text:span><text:span text:style-name="_34_5">h</text:span><text:span text:style-name="_39_5">a</text:span><text:span text:style-name="_31_85">v</text:span><text:span text:style-name="_33_6">e</text:span><text:span text:style-name="_37_6"> </text:span><text:span text:style-name="_31_92">b</text:span><text:span text:style-name="_33_9">e</text:span><text:span text:style-name="_31_43">e</text:span><text:span text:style-name="_32_19">n</text:span><text:span text:style-name="_31_"> </text:span><text:span text:style-name="_31_04">t</text:span><text:span text:style-name="_32_21">r</text:span><text:span text:style-name="_37_4">i</text:span><text:span text:style-name="_31_19">e</text:span><text:span text:style-name="_31_70">d</text:span><text:span text:style-name="_33_6">,</text:span><text:span text:style-name="_37_6"> </text:span><text:span text:style-name="_32_03">b</text:span><text:span text:style-name="_34_1">u</text:span><text:span text:style-name="_31_31">t</text:span><text:span text:style-name="_31_51"> </text:span><text:span text:style-name="_33_8">t</text:span><text:span text:style-name="_31_17">h</text:span><text:span text:style-name="_32_19">e</text:span><text:span text:style-name="_31_"> </text:span><text:span text:style-name="_31_41">d</text:span><text:span text:style-name="_32_21">i</text:span><text:span text:style-name="_37_1">s</text:span><text:span text:style-name="_31_19">a</text:span><text:span text:style-name="_31_77">d</text:span><text:span text:style-name="_33_8">v</text:span><text:span text:style-name="_31_40">a</text:span><text:span text:style-name="_32_22">n</text:span><text:span text:style-name="_33_9">t</text:span><text:span text:style-name="_31_31">a</text:span><text:span text:style-name="_32_19">g</text:span><text:span text:style-name="_35_7">e</text:span><text:span text:style-name="_37_6"> </text:span><text:span text:style-name="_31_80">t</text:span><text:span text:style-name="_35_9">h</text:span><text:span text:style-name="_39_5">a</text:span><text:span text:style-name="_32_04">t</text:span><text:span text:style-name="_31_"> </text:span><text:span text:style-name="_31_47">o</text:span><text:span text:style-name="_31_79">n</text:span><text:span text:style-name="_35_0">e</text:span><text:span text:style-name="_37_6"> </text:span><text:span text:style-name="_32_22">m</text:span><text:span text:style-name="_36_5">a</text:span><text:span text:style-name="_31_02">y</text:span><text:span text:style-name="_31_51"> </text:span><text:span text:style-name="_33_6">t</text:span><text:span text:style-name="_31_25">r</text:span><text:span text:style-name="_31_70">y</text:span><text:span text:style-name="_31_"> </text:span><text:span text:style-name="_31_01">t</text:span><text:span text:style-name="_31_89">h</text:span><text:span text:style-name="_36_0">e</text:span><text:span text:style-name="_37_6"> </text:span><text:span text:style-name="_31_86">s</text:span><text:span text:style-name="_35_0">a</text:span><text:span text:style-name="_31_02">m</text:span><text:span text:style-name="_32_07">e</text:span><text:span text:style-name="_31_"> </text:span><text:span text:style-name="_31_35">o</text:span><text:span text:style-name="_31_86">n</text:span><text:span text:style-name="_35_1">e</text:span><text:span text:style-name="_37_6"> </text:span><text:span text:style-name="_32_22">t</text:span><text:span text:style-name="_32_1">w</text:span><text:span text:style-name="_31_05">i</text:span><text:span text:style-name="_32_07">c</text:span><text:span text:style-name="_35_9">e</text:span><text:span text:style-name="_31_44">,</text:span><text:span text:style-name="_31_51"> </text:span><text:span text:style-name="_32_0">b</text:span><text:span text:style-name="_31_44">u</text:span><text:span text:style-name="_31_74">t</text:span><text:span text:style-name="_31_"> </text:span><text:span text:style-name="_31_10">t</text:span><text:span text:style-name="_31_77">h</text:span><text:span text:style-name="_32_1">i</text:span><text:span text:style-name="_39_8">s</text:span><text:span text:style-name="_31_51"> </text:span><text:span text:style-name="_35_7">i</text:span><text:span text:style-name="_31_34">s</text:span><text:span text:style-name="_31_51"> </text:span><text:span text:style-name="_34_4">n</text:span><text:span text:style-name="_31_50">o</text:span><text:span text:style-name="_32_19">t</text:span><text:span text:style-name="_31_"> </text:span><text:span text:style-name="_31_11">v</text:span><text:span text:style-name="_32_15">e</text:span><text:span text:style-name="_35_6">r</text:span><text:span text:style-name="_31_32">y</text:span><text:span text:style-name="_31_51"> </text:span><text:span text:style-name="_32_7">i</text:span><text:span text:style-name="_31_35">m</text:span><text:span text:style-name="_32_24">p</text:span><text:span text:style-name="_34_4">o</text:span><text:span text:style-name="_31_26">r</text:span><text:span text:style-name="_31_92">t</text:span><text:span text:style-name="_32_1">a</text:span><text:span text:style-name="_39_9">n</text:span><text:span text:style-name="_32_15">t</text:span><text:span text:style-name="_31_"> </text:span><text:span text:style-name="_31_05">i</text:span><text:span text:style-name="_32_01">f</text:span><text:span text:style-name="_31_"> </text:span><text:span text:style-name="_31_35">t</text:span><text:span text:style-name="_32_03">h</text:span><text:span text:style-name="_37_2">e</text:span><text:span text:style-name="_31_05">r</text:span><text:span text:style-name="_32_19">e</text:span><text:span text:style-name="_31_"> </text:span><text:span text:style-name="_31_13">a</text:span><text:span text:style-name="_31_85">r</text:span><text:span text:style-name="_33_8">e</text:span><text:span text:style-name="_37_6"> </text:span><text:span text:style-name="_32_03">s</text:span><text:span text:style-name="_35_4">e</text:span><text:span text:style-name="_39_6">v</text:span><text:span text:style-name="_32_01">e</text:span><text:span text:style-name="_37_1">r</text:span><text:span text:style-name="_31_46">a</text:span><text:span text:style-name="_31_73">l</text:span><text:span text:style-name="_31_"> </text:span><text:span text:style-name="_31_16">s</text:span><text:span text:style-name="_32_04">o</text:span><text:span text:style-name="_33_5">l</text:span><text:span text:style-name="_39_5">u</text:span><text:span text:style-name="_32_04">t</text:span><text:span text:style-name="_32_4">i</text:span><text:span text:style-name="_31_10">o</text:span><text:span text:style-name="_32_04">n</text:span><text:span text:style-name="_32_6">s</text:span><text:span text:style-name="_31_34">.</text:span><text:span text:style-name="_31_51"> </text:span><text:span text:style-name="_32_4">T</text:span><text:span text:style-name="_31_19">h</text:span><text:span text:style-name="_32_25">e</text:span><text:span text:style-name="_31_"> </text:span><text:span text:style-name="_31_31">s</text:span><text:span text:style-name="_31_71">y</text:span><text:span text:style-name="_33_9">s</text:span><text:span text:style-name="_31_26">t</text:span><text:span text:style-name="_31_89">e</text:span><text:span text:style-name="_35_3">m</text:span><text:span text:style-name="_31_50">a</text:span><text:span text:style-name="_31_94">t</text:span><text:span text:style-name="_35_7">i</text:span><text:span text:style-name="_31_14">c</text:span><text:span text:style-name="_31_51"> </text:span><text:span text:style-name="_36_0">m</text:span><text:span text:style-name="_31_25">e</text:span><text:span text:style-name="_32_15">t</text:span><text:span text:style-name="_34_5">h</text:span><text:span text:style-name="_31_32">o</text:span><text:span text:style-name="_31_71">d</text:span><text:span text:style-name="_31_"> </text:span><text:span text:style-name="_31_10">h</text:span><text:span text:style-name="_32_16">a</text:span><text:span text:style-name="_34_4">s</text:span><text:span text:style-name="_37_6"> </text:span><text:span text:style-name="_32_06">t</text:span><text:span text:style-name="_34_1">h</text:span><text:span text:style-name="_31_43">e</text:span><text:span text:style-name="_31_51"> </text:span><text:span text:style-name="_32_3">d</text:span><text:span text:style-name="_39_5">i</text:span><text:span text:style-name="_31_88">s</text:span><text:span text:style-name="_36_0">a</text:span><text:span text:style-name="_31_43">d</text:span><text:span text:style-name="_32_10">v</text:span><text:span text:style-name="_32_3">a</text:span><text:span text:style-name="_31_20">n</text:span><text:span text:style-name="_31_74">t</text:span><text:span text:style-name="_37_4">a</text:span><text:span text:style-name="_31_29">g</text:span><text:span text:style-name="_31_85">e</text:span><text:span text:style-name="_31_"> </text:span><text:span text:style-name="_31_25">t</text:span><text:span text:style-name="_31_73">h</text:span><text:span text:style-name="_32_7">a</text:span><text:span text:style-name="_31_02">t</text:span><text:span text:style-name="_31_51"> </text:span><text:span text:style-name="_36_0">t</text:span><text:span text:style-name="_31_11">h</text:span><text:span text:style-name="_31_86">e</text:span><text:span text:style-name="_35_3">r</text:span><text:span text:style-name="_31_44">e</text:span><text:span text:style-name="_31_51"> </text:span><text:span text:style-name="_37_2">m</text:span><text:span text:style-name="_31_46">a</text:span><text:span text:style-name="_32_24">y</text:span><text:span text:style-name="_31_"> </text:span><text:span text:style-name="_31_20">b</text:span><text:span text:style-name="_32_21">e</text:span><text:span text:style-name="_31_"> </text:span><text:span text:style-name="_31_16">a</text:span><text:span text:style-name="_31_73">n</text:span><text:span text:style-name="_31_"> </text:span><text:span text:style-name="_31_17">e</text:span><text:span text:style-name="_32_16">n</text:span><text:span text:style-name="_33_9">o</text:span><text:span text:style-name="_31_43">r</text:span><text:span text:style-name="_31_85">m</text:span><text:span text:style-name="_33_8">o</text:span><text:span text:style-name="_39_8">u</text:span><text:span text:style-name="_32_10">s</text:span><text:span text:style-name="_31_"> </text:span><text:span text:style-name="_39_5">b</text:span><text:span text:style-name="_32_16">l</text:span><text:span text:style-name="_32_3">o</text:span><text:span text:style-name="_31_04">c</text:span><text:span text:style-name="_32_03">k</text:span><text:span text:style-name="_31_"> </text:span><text:span text:style-name="_31_26">w</text:span><text:span text:style-name="_32_21">i</text:span><text:span text:style-name="_35_0">t</text:span><text:span text:style-name="_31_32">h</text:span><text:span text:style-name="_31_70">o</text:span><text:span text:style-name="_33_0">u</text:span><text:span text:style-name="_31_28">t</text:span><text:span text:style-name="_31_51"> </text:span><text:span text:style-name="_36_0">a</text:span><text:span text:style-name="_31_28">n</text:span><text:span text:style-name="_31_94">y</text:span><text:span text:style-name="_31_"> </text:span><text:span text:style-name="_31_04">s</text:span><text:span text:style-name="_32_07">o</text:span><text:span text:style-name="_34_2">l</text:span><text:span text:style-name="_31_11">u</text:span><text:span text:style-name="_32_10">t</text:span><text:span text:style-name="_34_4">i</text:span><text:span text:style-name="_39_6">o</text:span><text:span text:style-name="_32_00">n</text:span><text:span text:style-name="_36_9">s</text:span><text:span text:style-name="_37_6"> </text:span><text:span text:style-name="_32_22">i</text:span><text:span text:style-name="_37_5">n</text:span><text:span text:style-name="_37_6"> </text:span><text:span text:style-name="_31_92">t</text:span><text:span text:style-name="_33_5">h</text:span><text:span text:style-name="_31_11">e</text:span><text:span text:style-name="_31_51"> </text:span><text:span text:style-name="_32_4">r</text:span><text:span text:style-name="_39_8">e</text:span><text:span text:style-name="_32_06">g</text:span><text:span text:style-name="_35_0">i</text:span><text:span text:style-name="_31_04">o</text:span><text:span text:style-name="_31_76">n</text:span><text:span text:style-name="_31_"> </text:span><text:span text:style-name="_31_10">w</text:span><text:span text:style-name="_32_01">h</text:span><text:span text:style-name="_32_3">i</text:span><text:span text:style-name="_31_40">c</text:span><text:span text:style-name="_32_25">h</text:span><text:span text:style-name="_31_"> </text:span><text:span text:style-name="_31_43">h</text:span><text:span text:style-name="_32_22">a</text:span><text:span text:style-name="_35_1">s</text:span><text:span text:style-name="_37_6"> </text:span><text:span text:style-name="_32_04">t</text:span><text:span text:style-name="_35_6">o</text:span><text:span text:style-name="_37_6"> </text:span><text:span text:style-name="_31_86">b</text:span><text:span text:style-name="_37_5">e</text:span><text:span text:style-name="_37_6"> </text:span><text:span text:style-name="_31_80">i</text:span><text:span text:style-name="_33_6">n</text:span><text:span text:style-name="_31_34">v</text:span><text:span text:style-name="_31_88">e</text:span><text:span text:style-name="_33_0">s</text:span><text:span text:style-name="_31_47">t</text:span><text:span text:style-name="_32_06">i</text:span><text:span text:style-name="_34_5">g</text:span><text:span text:style-name="_31_01">a</text:span><text:span text:style-name="_31_76">t</text:span><text:span text:style-name="_32_0">e</text:span><text:span text:style-name="_31_46">d</text:span><text:span text:style-name="_31_51"> </text:span><text:span text:style-name="_32_0">f</text:span><text:span text:style-name="_31_32">i</text:span><text:span text:style-name="_32_03">r</text:span><text:span text:style-name="_34_2">s</text:span><text:span text:style-name="_39_5">t</text:span><text:span text:style-name="_31_89">,</text:span><text:span text:style-name="_31_"> </text:span><text:span text:style-name="_31_25">N</text:span><text:span text:style-name="_31_95">o</text:span><text:span text:style-name="_32_1">w</text:span><text:span text:style-name="_37_6"> </text:span><text:span text:style-name="_32_01">t</text:span><text:span text:style-name="_32_6">h</text:span><text:span text:style-name="_31_28">e</text:span><text:span text:style-name="_31_51"> </text:span><text:span text:style-name="_33_0">l</text:span><text:span text:style-name="_31_20">e</text:span><text:span text:style-name="_32_10">a</text:span><text:span text:style-name="_35_7">r</text:span><text:span text:style-name="_31_05">n</text:span><text:span text:style-name="_32_00">i</text:span><text:span text:style-name="_36_9">n</text:span><text:span text:style-name="_31_25">g</text:span><text:span text:style-name="_31_51"> </text:span><text:span text:style-name="_32_7">p</text:span><text:span text:style-name="_39_6">r</text:span><text:span text:style-name="_32_24">o</text:span><text:span text:style-name="_32_1">c</text:span><text:span text:style-name="_31_35">e</text:span><text:span text:style-name="_31_89">s</text:span><text:span text:style-name="_35_7">s</text:span><text:span text:style-name="_37_6"> </text:span><text:span text:style-name="_31_71">m</text:span><text:span text:style-name="_34_2">a</text:span><text:span text:style-name="_31_17">y</text:span><text:span text:style-name="_31_51"> </text:span><text:span text:style-name="_32_7">b</text:span><text:span text:style-name="_31_31">e</text:span><text:span text:style-name="_31_51"> </text:span><text:span text:style-name="_34_2">r</text:span><text:span text:style-name="_39_9">e</text:span><text:span text:style-name="_31_92">g</text:span><text:span text:style-name="_32_3">a</text:span><text:span text:style-name="_31_14">r</text:span><text:span text:style-name="_32_25">d</text:span><text:span text:style-name="_33_8">e</text:span><text:span text:style-name="_31_32">d</text:span><text:span text:style-name="_31_51"> </text:span><text:span text:style-name="_35_3">a</text:span><text:span text:style-name="_31_34">s</text:span><text:span text:style-name="_31_51"> </text:span><text:span text:style-name="_33_9">a</text:span><text:span text:style-name="_37_6"> </text:span><text:span text:style-name="_31_88">s</text:span><text:span text:style-name="_36_6">e</text:span><text:span text:style-name="_31_13">a</text:span><text:span text:style-name="_32_04">r</text:span><text:span text:style-name="_34_4">c</text:span><text:span text:style-name="_31_01">h</text:span><text:span text:style-name="_31_51"> </text:span><text:span text:style-name="_35_0">f</text:span><text:span text:style-name="_31_29">o</text:span><text:span text:style-name="_32_22">r</text:span><text:span text:style-name="_31_"> </text:span><text:span text:style-name="_31_01">a</text:span><text:span text:style-name="_31_51"> </text:span><text:span text:style-name="_35_6">f</text:span><text:span text:style-name="_31_46">o</text:span><text:span text:style-name="_31_73">r</text:span><text:span text:style-name="_32_9">m</text:span><text:span text:style-name="_37_6"> </text:span><text:span text:style-name="_32_19">o</text:span><text:span text:style-name="_32_9">f</text:span><text:span text:style-name="_37_6"> </text:span><text:span text:style-name="_31_89">b</text:span><text:span text:style-name="_34_2">e</text:span><text:span text:style-name="_31_40">h</text:span><text:span text:style-name="_32_09">a</text:span><text:span text:style-name="_37_1">v</text:span><text:span text:style-name="_39_9">i</text:span><text:span text:style-name="_31_95">o</text:span><text:span text:style-name="_34_2">u</text:span><text:span text:style-name="_31_17">r</text:span><text:span text:style-name="_31_51"> </text:span><text:span text:style-name="_34_4">w</text:span><text:span text:style-name="_31_49">h</text:span><text:span text:style-name="_31_86">i</text:span><text:span text:style-name="_37_2">c</text:span><text:span text:style-name="_31_02">h</text:span><text:span text:style-name="_31_51"> </text:span><text:span text:style-name="_32_9">w</text:span><text:span text:style-name="_31_31">i</text:span><text:span text:style-name="_32_22">l</text:span><text:span text:style-name="_37_5">l</text:span><text:span text:style-name="_37_6"> </text:span><text:span text:style-name="_32_24">s</text:span><text:span text:style-name="_35_0">a</text:span><text:span text:style-name="_31_28">t</text:span><text:span text:style-name="_31_86">i</text:span><text:span text:style-name="_32_0">s</text:span><text:span text:style-name="_31_40">f</text:span><text:span text:style-name="_31_80">y</text:span><text:span text:style-name="_31_"> </text:span><text:span text:style-name="_31_13">t</text:span><text:span text:style-name="_32_04">h</text:span><text:span text:style-name="_33_8">e</text:span><text:span text:style-name="_37_6"> </text:span><text:span text:style-name="_32_21">t</text:span><text:span text:style-name="_34_5">e</text:span><text:span text:style-name="_31_47">a</text:span><text:span text:style-name="_31_77">c</text:span><text:span text:style-name="_37_2">h</text:span><text:span text:style-name="_39_6">e</text:span><text:span text:style-name="_31_88">r</text:span><text:span text:style-name="_31_"> </text:span><text:span text:style-name="_31_44">(</text:span><text:span text:style-name="_31_70">o</text:span><text:span text:style-name="_33_6">r</text:span><text:span text:style-name="_37_6"> </text:span><text:span text:style-name="_31_79">s</text:span><text:span text:style-name="_35_0">o</text:span><text:span text:style-name="_31_32">m</text:span><text:span text:style-name="_31_80">e</text:span><text:span text:style-name="_31_"> </text:span><text:span text:style-name="_31_25">o</text:span><text:span text:style-name="_31_91">t</text:span><text:span text:style-name="_33_6">h</text:span><text:span text:style-name="_31_19">e</text:span><text:span text:style-name="_32_00">r</text:span><text:span text:style-name="_31_"> </text:span><text:span text:style-name="_31_50">c</text:span><text:span text:style-name="_31_95">r</text:span><text:span text:style-name="_32_6">i</text:span><text:span text:style-name="_31_44">t</text:span><text:span text:style-name="_32_10">e</text:span><text:span text:style-name="_33_9">r</text:span><text:span text:style-name="_31_05">i</text:span><text:span text:style-name="_32_19">o</text:span><text:span text:style-name="_32_9">n</text:span><text:span text:style-name="_31_41">)</text:span><text:span text:style-name="_31_94">.</text:span><text:span text:style-name="_31_"> </text:span><text:span text:style-name="_39_9">S</text:span><text:span text:style-name="_32_15">i</text:span><text:span text:style-name="_37_4">n</text:span><text:span text:style-name="_31_01">c</text:span><text:span text:style-name="_32_03">e</text:span><text:span text:style-name="_31_"> </text:span><text:span text:style-name="_31_20">t</text:span><text:span text:style-name="_31_74">h</text:span><text:span text:style-name="_36_8">e</text:span><text:span text:style-name="_31_28">r</text:span><text:span text:style-name="_31_73">e</text:span><text:span text:style-name="_31_"> </text:span><text:span text:style-name="_31_41">i</text:span><text:span text:style-name="_32_22">s</text:span><text:span text:style-name="_31_"> </text:span><text:span text:style-name="_31_19">p</text:span><text:span text:style-name="_32_16">r</text:span><text:span text:style-name="_34_5">o</text:span><text:span text:style-name="_31_13">b</text:span><text:span text:style-name="_32_00">a</text:span><text:span text:style-name="_33_9">b</text:span><text:span text:style-name="_31_34">l</text:span><text:span text:style-name="_31_80">y</text:span><text:span text:style-name="_31_"> </text:span><text:span text:style-name="_31_49">a</text:span><text:span text:style-name="_31_51"> </text:span><text:span text:style-name="_33_0">v</text:span><text:span text:style-name="_31_32">e</text:span><text:span text:style-name="_31_88">r</text:span><text:span text:style-name="_33_6">y</text:span><text:span text:style-name="_37_6"> </text:span><text:span text:style-name="_31_77">l</text:span><text:span text:style-name="_35_7">a</text:span><text:span text:style-name="_31_11">r</text:span><text:span text:style-name="_32_06">g</text:span><text:span text:style-name="_34_5">e</text:span><text:span text:style-name="_37_6"> </text:span><text:span text:style-name="_31_73">n</text:span><text:span text:style-name="_34_5">u</text:span><text:span text:style-name="_31_16">m</text:span><text:span text:style-name="_31_85">b</text:span><text:span text:style-name="_37_1">e</text:span><text:span text:style-name="_31_17">r</text:span><text:span text:style-name="_31_51"> </text:span><text:span text:style-name="_35_7">o</text:span><text:span text:style-name="_31_26">f</text:span><text:span text:style-name="_31_51"> </text:span><text:span text:style-name="_36_5">s</text:span><text:span text:style-name="_39_6">a</text:span><text:span text:style-name="_32_24">t</text:span><text:span text:style-name="_32_7">i</text:span><text:span text:style-name="_39_5">s</text:span><text:span text:style-name="_31_95">f</text:span><text:span text:style-name="_36_9">a</text:span><text:span text:style-name="_31_46">c</text:span><text:span text:style-name="_32_07">t</text:span><text:span text:style-name="_32_7">o</text:span><text:span text:style-name="_31_14">r</text:span><text:span text:style-name="_31_76">y</text:span><text:span text:style-name="_31_"> </text:span><text:span text:style-name="_39_5">s</text:span><text:span text:style-name="_32_22">o</text:span><text:span text:style-name="_32_9">l</text:span><text:span text:style-name="_31_01">u</text:span><text:span text:style-name="_31_95">t</text:span><text:span text:style-name="_35_7">i</text:span><text:span text:style-name="_31_49">o</text:span><text:span text:style-name="_32_15">n</text:span><text:span text:style-name="_37_2">s</text:span><text:span text:style-name="_37_6"> </text:span><text:span text:style-name="_32_24">t</text:span><text:span text:style-name="_33_0">h</text:span><text:span text:style-name="_31_05">e</text:span><text:span text:style-name="_31_51"> </text:span><text:span text:style-name="_35_6">r</text:span><text:span text:style-name="_31_13">a</text:span><text:span text:style-name="_32_16">n</text:span><text:span text:style-name="_36_6">d</text:span><text:span text:style-name="_31_25">o</text:span><text:span text:style-name="_32_09">m</text:span><text:span text:style-name="_31_"> </text:span><text:span text:style-name="_31_47">m</text:span><text:span text:style-name="_32_16">e</text:span><text:span text:style-name="_36_9">t</text:span><text:span text:style-name="_31_44">h</text:span><text:span text:style-name="_31_76">o</text:span><text:span text:style-name="_32_6">d</text:span><text:span text:style-name="_37_6"> </text:span><text:span text:style-name="_31_94">s</text:span><text:span text:style-name="_34_1">e</text:span><text:span text:style-name="_31_11">e</text:span><text:span text:style-name="_31_91">m</text:span><text:span text:style-name="_35_6">s</text:span><text:span text:style-name="_37_6"> </text:span><text:span text:style-name="_31_77">t</text:span><text:span text:style-name="_33_6">o</text:span><text:span text:style-name="_37_6"> </text:span><text:span text:style-name="_32_00">b</text:span><text:span text:style-name="_35_4">e</text:span><text:span text:style-name="_37_6"> </text:span><text:span text:style-name="_32_01">b</text:span><text:span text:style-name="_36_5">e</text:span><text:span text:style-name="_31_46">t</text:span><text:span text:style-name="_31_70">t</text:span><text:span text:style-name="_35_0">e</text:span><text:span text:style-name="_31_32">r</text:span><text:span text:style-name="_31_51"> </text:span><text:span text:style-name="_37_5">t</text:span><text:span text:style-name="_31_20">h</text:span><text:span text:style-name="_32_18">a</text:span><text:span text:style-name="_36_5">n</text:span><text:span text:style-name="_37_6"> </text:span><text:span text:style-name="_31_79">t</text:span><text:span text:style-name="_32_9">h</text:span><text:span text:style-name="_31_20">e</text:span><text:span text:style-name="_31_51"> </text:span><text:span text:style-name="_32_3">s</text:span><text:span text:style-name="_31_13">y</text:span><text:span text:style-name="_31_71">s</text:span><text:span text:style-name="_35_3">t</text:span><text:span text:style-name="_31_11">e</text:span><text:span text:style-name="_32_22">m</text:span><text:span text:style-name="_32_0">a</text:span><text:span text:style-name="_39_8">t</text:span><text:span text:style-name="_31_79">i</text:span><text:span text:style-name="_32_9">c</text:span><text:span text:style-name="_39_5">.</text:span><text:span text:style-name="_31_51"> </text:span><text:span text:style-name="_33_9">I</text:span><text:span text:style-name="_31_04">t</text:span><text:span text:style-name="_31_51"> </text:span><text:span text:style-name="_35_7">s</text:span><text:span text:style-name="_31_34">h</text:span><text:span text:style-name="_32_21">o</text:span><text:span text:style-name="_33_0">u</text:span><text:span text:style-name="_31_46">l</text:span><text:span text:style-name="_31_80">d</text:span><text:span text:style-name="_31_"> </text:span><text:span text:style-name="_31_29">b</text:span><text:span text:style-name="_31_91">e</text:span><text:span text:style-name="_31_"> </text:span><text:span text:style-name="_31_17">n</text:span><text:span text:style-name="_31_71">o</text:span><text:span text:style-name="_35_7">t</text:span><text:span text:style-name="_31_41">i</text:span><text:span text:style-name="_32_03">c</text:span><text:span text:style-name="_36_5">e</text:span><text:span text:style-name="_31_17">d</text:span><text:span text:style-name="_31_51"> </text:span><text:span text:style-name="_35_4">t</text:span><text:span text:style-name="_31_46">h</text:span><text:span text:style-name="_32_16">a</text:span><text:span text:style-name="_36_9">t</text:span><text:span text:style-name="_37_6"> </text:span><text:span text:style-name="_31_95">i</text:span><text:span text:style-name="_33_6">t</text:span><text:span text:style-name="_37_6"> </text:span><text:span text:style-name="_31_89">i</text:span><text:span text:style-name="_33_8">s</text:span><text:span text:style-name="_37_6"> </text:span><text:span text:style-name="_31_95">u</text:span><text:span text:style-name="_34_2">s</text:span><text:span text:style-name="_31_19">e</text:span><text:span text:style-name="_32_10">d</text:span><text:span text:style-name="_31_"> </text:span><text:span text:style-name="_31_14">i</text:span><text:span text:style-name="_32_18">n</text:span><text:span text:style-name="_31_"> </text:span><text:span text:style-name="_31_46">t</text:span><text:span text:style-name="_32_22">h</text:span><text:span text:style-name="_35_3">e</text:span><text:span text:style-name="_37_6"> </text:span><text:span text:style-name="_31_73">a</text:span><text:span text:style-name="_36_6">n</text:span><text:span text:style-name="_31_34">a</text:span><text:span text:style-name="_32_04">l</text:span><text:span text:style-name="_33_5">o</text:span><text:span text:style-name="_31_11">g</text:span><text:span text:style-name="_31_74">o</text:span><text:span text:style-name="_32_3">u</text:span><text:span text:style-name="_31_28">s</text:span><text:span text:style-name="_31_51"> </text:span><text:span text:style-name="_37_5">p</text:span><text:span text:style-name="_39_6">r</text:span><text:span text:style-name="_32_24">o</text:span><text:span text:style-name="_35_6">c</text:span><text:span text:style-name="_31_31">e</text:span><text:span text:style-name="_31_88">s</text:span><text:span text:style-name="_33_8">s</text:span><text:span text:style-name="_37_6"> </text:span><text:span text:style-name="_32_06">o</text:span><text:span text:style-name="_32_9">f</text:span><text:span text:style-name="_37_6"> </text:span><text:span text:style-name="_32_22">e</text:span><text:span text:style-name="_37_2">v</text:span><text:span text:style-name="_31_31">o</text:span><text:span text:style-name="_32_06">l</text:span><text:span text:style-name="_34_2">u</text:span><text:span text:style-name="_31_10">t</text:span><text:span text:style-name="_32_06">i</text:span><text:span text:style-name="_35_9">o</text:span><text:span text:style-name="_31_40">n</text:span><text:span text:style-name="_31_88">.</text:span><text:span text:style-name="_31_"> </text:span><text:span text:style-name="_31_35">B</text:span><text:span text:style-name="_32_18">u</text:span><text:span text:style-name="_32_6">t</text:span><text:span text:style-name="_37_6"> </text:span><text:span text:style-name="_32_25">t</text:span><text:span text:style-name="_33_9">h</text:span><text:span text:style-name="_31_46">e</text:span><text:span text:style-name="_31_94">r</text:span><text:span text:style-name="_32_3">e</text:span><text:span text:style-name="_37_6"> </text:span><text:span text:style-name="_32_21">t</text:span><text:span text:style-name="_33_9">h</text:span><text:span text:style-name="_31_28">e</text:span><text:span text:style-name="_31_51"> </text:span><text:span text:style-name="_32_9">s</text:span><text:span text:style-name="_31_20">y</text:span><text:span text:style-name="_32_06">s</text:span><text:span text:style-name="_37_4">t</text:span><text:span text:style-name="_31_43">e</text:span><text:span text:style-name="_31_85">m</text:span><text:span text:style-name="_34_1">a</text:span><text:span text:style-name="_31_20">t</text:span><text:span text:style-name="_32_09">i</text:span><text:span text:style-name="_35_1">c</text:span><text:span text:style-name="_37_6"> </text:span><text:span text:style-name="_32_19">m</text:span><text:span text:style-name="_36_9">e</text:span><text:span text:style-name="_31_40">t</text:span><text:span text:style-name="_32_09">h</text:span><text:span text:style-name="_32_7">o</text:span><text:span text:style-name="_31_40">d</text:span><text:span text:style-name="_31_51"> </text:span><text:span text:style-name="_32_1">i</text:span><text:span text:style-name="_31_13">s</text:span><text:span text:style-name="_31_51"> </text:span><text:span text:style-name="_36_0">n</text:span><text:span text:style-name="_31_44">o</text:span><text:span text:style-name="_32_22">t</text:span><text:span text:style-name="_31_"> </text:span><text:span text:style-name="_39_6">p</text:span><text:span text:style-name="_31_91">o</text:span><text:span text:style-name="_33_0">s</text:span><text:span text:style-name="_39_8">s</text:span><text:span text:style-name="_31_92">i</text:span><text:span text:style-name="_33_5">b</text:span><text:span text:style-name="_31_19">l</text:span><text:span text:style-name="_31_70">e</text:span><text:span text:style-name="_33_0">.</text:span><text:span text:style-name="_37_6"> </text:span><text:span text:style-name="_31_86">H</text:span><text:span text:style-name="_34_4">o</text:span><text:span text:style-name="_31_04">w</text:span><text:span text:style-name="_31_51"> </text:span><text:span text:style-name="_33_5">c</text:span><text:span text:style-name="_39_8">o</text:span><text:span text:style-name="_31_76">u</text:span><text:span text:style-name="_33_5">l</text:span><text:span text:style-name="_31_05">d</text:span><text:span text:style-name="_31_51"> </text:span><text:span text:style-name="_32_9">o</text:span><text:span text:style-name="_31_44">n</text:span><text:span text:style-name="_32_19">e</text:span><text:span text:style-name="_31_"> </text:span><text:span text:style-name="_31_04">k</text:span><text:span text:style-name="_31_74">e</text:span><text:span text:style-name="_34_5">e</text:span><text:span text:style-name="_39_5">p</text:span><text:span text:style-name="_31_51"> </text:span><text:span text:style-name="_32_3">t</text:span><text:span text:style-name="_31_34">r</text:span><text:span text:style-name="_32_06">a</text:span><text:span text:style-name="_33_6">c</text:span><text:span text:style-name="_31_26">k</text:span><text:span text:style-name="_31_51"> </text:span><text:span text:style-name="_35_3">o</text:span><text:span text:style-name="_31_32">f</text:span><text:span text:style-name="_31_51"> </text:span><text:span text:style-name="_36_0">t</text:span><text:span text:style-name="_31_44">h</text:span><text:span text:style-name="_32_01">e</text:span><text:span text:style-name="_31_"> </text:span><text:span text:style-name="_39_9">d</text:span><text:span text:style-name="_31_88">i</text:span><text:span text:style-name="_35_7">f</text:span><text:span text:style-name="_31_35">f</text:span><text:span text:style-name="_31_80">e</text:span><text:span text:style-name="_32_1">r</text:span><text:span text:style-name="_31_29">e</text:span><text:span text:style-name="_32_24">n</text:span><text:span text:style-name="_33_6">t</text:span><text:span text:style-name="_37_6"> </text:span><text:span text:style-name="_31_71">g</text:span><text:span text:style-name="_32_0">e</text:span><text:span text:style-name="_31_01">n</text:span><text:span text:style-name="_32_09">e</text:span><text:span text:style-name="_32_1">t</text:span><text:span text:style-name="_31_44">i</text:span><text:span text:style-name="_32_03">c</text:span><text:span text:style-name="_32_7">a</text:span><text:span text:style-name="_31_11">l</text:span><text:span text:style-name="_31_51"> </text:span><text:span text:style-name="_33_9">c</text:span><text:span text:style-name="_31_20">o</text:span><text:span text:style-name="_32_06">m</text:span><text:span text:style-name="_33_9">b</text:span><text:span text:style-name="_39_8">i</text:span><text:span text:style-name="_32_10">n</text:span><text:span text:style-name="_32_7">a</text:span><text:span text:style-name="_31_16">t</text:span><text:span text:style-name="_31_91">i</text:span><text:span text:style-name="_35_1">o</text:span><text:span text:style-name="_31_49">n</text:span><text:span text:style-name="_32_04">s</text:span><text:span text:style-name="_31_"> </text:span><text:span text:style-name="_39_6">t</text:span><text:span text:style-name="_32_21">h</text:span><text:span text:style-name="_33_5">a</text:span><text:span text:style-name="_31_49">t</text:span><text:span text:style-name="_31_51"> </text:span><text:span text:style-name="_36_6">h</text:span><text:span text:style-name="_31_14">a</text:span><text:span text:style-name="_31_89">d</text:span><text:span text:style-name="_31_"> </text:span><text:span text:style-name="_31_31">b</text:span><text:span text:style-name="_31_74">e</text:span><text:span text:style-name="_35_1">e</text:span><text:span text:style-name="_31_44">n</text:span><text:span text:style-name="_31_51"> </text:span><text:span text:style-name="_37_2">t</text:span><text:span text:style-name="_39_6">r</text:span><text:span text:style-name="_32_09">i</text:span><text:span text:style-name="_34_2">e</text:span><text:span text:style-name="_31_04">d</text:span><text:span text:style-name="_32_18">,</text:span><text:span text:style-name="_31_"> </text:span><text:span text:style-name="_31_32">s</text:span><text:span text:style-name="_32_01">o</text:span><text:span text:style-name="_31_"> </text:span><text:span text:style-name="_31_16">a</text:span><text:span text:style-name="_32_06">s</text:span><text:span text:style-name="_31_"> </text:span><text:span text:style-name="_31_19">t</text:span><text:span text:style-name="_31_91">o</text:span><text:span text:style-name="_31_"> </text:span><text:span text:style-name="_31_14">a</text:span><text:span text:style-name="_31_94">v</text:span><text:span text:style-name="_32_0">o</text:span><text:span text:style-name="_31_43">i</text:span><text:span text:style-name="_32_15">d</text:span><text:span text:style-name="_31_"> </text:span><text:span text:style-name="_31_10">t</text:span><text:span text:style-name="_31_70">r</text:span><text:span text:style-name="_37_2">y</text:span><text:span text:style-name="_31_31">i</text:span><text:span text:style-name="_32_07">n</text:span><text:span text:style-name="_37_5">g</text:span><text:span text:style-name="_37_6"> </text:span><text:span text:style-name="_32_04">t</text:span><text:span text:style-name="_32_6">h</text:span><text:span text:style-name="_31_14">e</text:span><text:span text:style-name="_31_88">m</text:span><text:span text:style-name="_31_"> </text:span><text:span text:style-name="_31_49">a</text:span><text:span text:style-name="_31_70">g</text:span><text:span text:style-name="_34_5">a</text:span><text:span text:style-name="_31_26">i</text:span><text:span text:style-name="_31_91">n</text:span><text:span text:style-name="_32_0">?</text:span></text:p>
      <text:p text:style-name="P1"><text:span text:style-name="_31_79">W</text:span><text:span text:style-name="_35_0">e</text:span><text:span text:style-name="_37_6"> </text:span><text:span text:style-name="_31_88">m</text:span><text:span text:style-name="_35_9">a</text:span><text:span text:style-name="_31_29">y</text:span><text:span text:style-name="_31_51"> </text:span><text:span text:style-name="_34_2">h</text:span><text:span text:style-name="_31_02">o</text:span><text:span text:style-name="_31_73">p</text:span><text:span text:style-name="_32_3">e</text:span><text:span text:style-name="_37_6"> </text:span><text:span text:style-name="_32_25">t</text:span><text:span text:style-name="_35_3">h</text:span><text:span text:style-name="_31_17">a</text:span><text:span text:style-name="_31_74">t</text:span><text:span text:style-name="_31_"> </text:span><text:span text:style-name="_31_05">m</text:span><text:span text:style-name="_32_24">a</text:span><text:span text:style-name="_37_4">c</text:span><text:span text:style-name="_31_50">h</text:span><text:span text:style-name="_32_01">i</text:span><text:span text:style-name="_35_3">n</text:span><text:span text:style-name="_31_41">e</text:span><text:span text:style-name="_31_74">s</text:span><text:span text:style-name="_31_"> </text:span><text:span text:style-name="_31_34">w</text:span><text:span text:style-name="_32_15">i</text:span><text:span text:style-name="_36_0">l</text:span><text:span text:style-name="_31_32">l</text:span><text:span text:style-name="_31_51"> </text:span><text:span text:style-name="_35_1">e</text:span><text:span text:style-name="_31_25">v</text:span><text:span text:style-name="_31_91">e</text:span><text:span text:style-name="_35_7">n</text:span><text:span text:style-name="_31_49">t</text:span><text:span text:style-name="_31_71">u</text:span><text:span text:style-name="_37_2">a</text:span><text:span text:style-name="_31_20">l</text:span><text:span text:style-name="_32_18">l</text:span><text:span text:style-name="_33_8">y</text:span><text:span text:style-name="_37_6"> </text:span><text:span text:style-name="_31_92">c</text:span><text:span text:style-name="_35_0">o</text:span><text:span text:style-name="_31_25">m</text:span><text:span text:style-name="_31_91">p</text:span><text:span text:style-name="_34_2">e</text:span><text:span text:style-name="_31_16">t</text:span><text:span text:style-name="_32_22">e</text:span><text:span text:style-name="_31_"> </text:span><text:span text:style-name="_31_26">w</text:span><text:span text:style-name="_31_77">i</text:span><text:span text:style-name="_33_0">t</text:span><text:span text:style-name="_31_11">h</text:span><text:span text:style-name="_31_51"> </text:span><text:span text:style-name="_35_7">m</text:span><text:span text:style-name="_39_5">e</text:span><text:span text:style-name="_31_95">n</text:span><text:span text:style-name="_31_"> </text:span><text:span text:style-name="_31_14">i</text:span><text:span text:style-name="_31_86">n</text:span><text:span text:style-name="_31_"> </text:span><text:span text:style-name="_31_50">a</text:span><text:span text:style-name="_31_70">l</text:span><text:span text:style-name="_35_3">l</text:span><text:span text:style-name="_37_6"> </text:span><text:span text:style-name="_32_16">p</text:span><text:span text:style-name="_33_9">u</text:span><text:span text:style-name="_31_41">r</text:span><text:span text:style-name="_31_86">e</text:span><text:span text:style-name="_35_4">l</text:span><text:span text:style-name="_31_47">y</text:span><text:span text:style-name="_31_51"> </text:span><text:span text:style-name="_32_0">i</text:span><text:span text:style-name="_31_43">n</text:span><text:span text:style-name="_32_25">t</text:span><text:span text:style-name="_36_6">e</text:span><text:span text:style-name="_31_49">l</text:span><text:span text:style-name="_31_80">l</text:span><text:span text:style-name="_33_5">e</text:span><text:span text:style-name="_31_41">c</text:span><text:span text:style-name="_31_85">t</text:span><text:span text:style-name="_33_5">u</text:span><text:span text:style-name="_31_16">a</text:span><text:span text:style-name="_32_16">l</text:span><text:span text:style-name="_31_"> </text:span><text:span text:style-name="_31_32">f</text:span><text:span text:style-name="_31_92">i</text:span><text:span text:style-name="_36_9">e</text:span><text:span text:style-name="_31_34">l</text:span><text:span text:style-name="_31_94">d</text:span><text:span text:style-name="_35_0">s</text:span><text:span text:style-name="_31_25">.</text:span><text:span text:style-name="_31_51"> </text:span><text:span text:style-name="_34_5">B</text:span><text:span text:style-name="_39_8">u</text:span><text:span text:style-name="_32_04">t</text:span><text:span text:style-name="_31_"> </text:span><text:span text:style-name="_31_01">w</text:span><text:span text:style-name="_31_80">h</text:span><text:span text:style-name="_36_9">i</text:span><text:span text:style-name="_31_47">c</text:span><text:span text:style-name="_32_24">h</text:span><text:span text:style-name="_31_"> </text:span><text:span text:style-name="_31_34">a</text:span><text:span text:style-name="_32_01">r</text:span><text:span text:style-name="_34_2">e</text:span><text:span text:style-name="_37_6"> </text:span><text:span text:style-name="_32_22">t</text:span><text:span text:style-name="_37_2">h</text:span><text:span text:style-name="_31_01">e</text:span><text:span text:style-name="_31_51"> </text:span><text:span text:style-name="_35_7">b</text:span><text:span text:style-name="_31_49">e</text:span><text:span text:style-name="_31_73">s</text:span><text:span text:style-name="_33_5">t</text:span><text:span text:style-name="_37_6"> </text:span><text:span text:style-name="_31_88">o</text:span><text:span text:style-name="_36_5">n</text:span><text:span text:style-name="_39_9">e</text:span><text:span text:style-name="_31_70">s</text:span><text:span text:style-name="_31_"> </text:span><text:span text:style-name="_31_13">t</text:span><text:span text:style-name="_31_91">o</text:span><text:span text:style-name="_31_"> </text:span><text:span text:style-name="_31_47">s</text:span><text:span text:style-name="_31_80">t</text:span><text:span text:style-name="_37_4">a</text:span><text:span text:style-name="_31_04">r</text:span><text:span text:style-name="_31_94">t</text:span><text:span text:style-name="_31_"> </text:span><text:span text:style-name="_31_01">w</text:span><text:span text:style-name="_31_80">i</text:span><text:span text:style-name="_36_9">t</text:span><text:span text:style-name="_31_13">h</text:span><text:span text:style-name="_32_18">?</text:span><text:span text:style-name="_31_"> </text:span><text:span text:style-name="_31_26">E</text:span><text:span text:style-name="_31_71">v</text:span><text:span text:style-name="_36_9">e</text:span><text:span text:style-name="_31_25">n</text:span><text:span text:style-name="_31_51"> </text:span><text:span text:style-name="_35_7">t</text:span><text:span text:style-name="_31_02">h</text:span><text:span text:style-name="_31_79">i</text:span><text:span text:style-name="_32_9">s</text:span><text:span text:style-name="_37_6"> </text:span><text:span text:style-name="_32_06">i</text:span><text:span text:style-name="_36_6">s</text:span><text:span text:style-name="_37_6"> </text:span><text:span text:style-name="_32_25">a</text:span><text:span text:style-name="_31_"> </text:span><text:span text:style-name="_31_35">d</text:span><text:span text:style-name="_32_04">i</text:span><text:span text:style-name="_35_7">f</text:span><text:span text:style-name="_31_11">f</text:span><text:span text:style-name="_32_07">i</text:span><text:span text:style-name="_34_2">c</text:span><text:span text:style-name="_31_20">u</text:span><text:span text:style-name="_32_19">l</text:span><text:span text:style-name="_34_2">t</text:span><text:span text:style-name="_37_6"> </text:span><text:span text:style-name="_32_07">d</text:span><text:span text:style-name="_34_5">e</text:span><text:span text:style-name="_31_35">c</text:span><text:span text:style-name="_31_85">i</text:span><text:span text:style-name="_32_6">s</text:span><text:span text:style-name="_31_35">i</text:span><text:span text:style-name="_31_89">o</text:span><text:span text:style-name="_32_7">n</text:span><text:span text:style-name="_31_50">.</text:span><text:span text:style-name="_31_51"> </text:span><text:span text:style-name="_32_0">M</text:span><text:span text:style-name="_31_32">a</text:span><text:span text:style-name="_32_15">n</text:span><text:span text:style-name="_35_6">y</text:span><text:span text:style-name="_37_6"> </text:span><text:span text:style-name="_32_24">p</text:span><text:span text:style-name="_35_3">e</text:span><text:span text:style-name="_39_6">o</text:span><text:span text:style-name="_32_18">p</text:span><text:span text:style-name="_35_0">l</text:span><text:span text:style-name="_39_8">e</text:span><text:span text:style-name="_31_51"> </text:span><text:span text:style-name="_34_5">t</text:span><text:span text:style-name="_31_32">h</text:span><text:span text:style-name="_32_04">i</text:span><text:span text:style-name="_35_0">n</text:span><text:span text:style-name="_31_26">k</text:span><text:span text:style-name="_31_51"> </text:span><text:span text:style-name="_32_7">t</text:span><text:span text:style-name="_31_35">h</text:span><text:span text:style-name="_32_18">a</text:span><text:span text:style-name="_32_3">t</text:span><text:span text:style-name="_37_6"> </text:span><text:span text:style-name="_31_92">a</text:span><text:span text:style-name="_31_"> </text:span><text:span text:style-name="_31_13">v</text:span><text:span text:style-name="_31_73">e</text:span><text:span text:style-name="_35_7">r</text:span><text:span text:style-name="_31_05">y</text:span><text:span text:style-name="_31_51"> </text:span><text:span text:style-name="_34_1">a</text:span><text:span text:style-name="_31_34">b</text:span><text:span text:style-name="_31_86">s</text:span><text:span text:style-name="_37_2">t</text:span><text:span text:style-name="_39_8">r</text:span><text:span text:style-name="_32_10">a</text:span><text:span text:style-name="_35_9">c</text:span><text:span text:style-name="_31_43">t</text:span><text:span text:style-name="_31_51"> </text:span><text:span text:style-name="_34_2">a</text:span><text:span text:style-name="_31_31">c</text:span><text:span text:style-name="_31_77">t</text:span><text:span text:style-name="_33_0">i</text:span><text:span text:style-name="_39_8">v</text:span><text:span text:style-name="_31_95">i</text:span><text:span text:style-name="_37_5">t</text:span><text:span text:style-name="_31_29">y</text:span><text:span text:style-name="_32_21">,</text:span><text:span text:style-name="_31_"> </text:span><text:span text:style-name="_31_16">l</text:span><text:span text:style-name="_31_95">i</text:span><text:span text:style-name="_35_1">k</text:span><text:span text:style-name="_31_40">e</text:span><text:span text:style-name="_31_51"> </text:span><text:span text:style-name="_33_5">t</text:span><text:span text:style-name="_31_32">h</text:span><text:span text:style-name="_32_09">e</text:span><text:span text:style-name="_31_"> </text:span><text:span text:style-name="_31_40">p</text:span><text:span text:style-name="_32_00">l</text:span><text:span text:style-name="_35_0">a</text:span><text:span text:style-name="_31_16">y</text:span><text:span text:style-name="_32_06">i</text:span><text:span text:style-name="_34_1">n</text:span><text:span text:style-name="_31_19">g</text:span><text:span text:style-name="_31_51"> </text:span><text:span text:style-name="_32_7">o</text:span><text:span text:style-name="_31_11">f</text:span><text:span text:style-name="_31_51"> </text:span><text:span text:style-name="_32_1">c</text:span><text:span text:style-name="_31_34">h</text:span><text:span text:style-name="_32_01">e</text:span><text:span text:style-name="_32_7">s</text:span><text:span text:style-name="_39_9">s</text:span><text:span text:style-name="_32_24">,</text:span><text:span text:style-name="_31_"> </text:span><text:span text:style-name="_31_44">w</text:span><text:span text:style-name="_32_00">o</text:span><text:span text:style-name="_32_6">u</text:span><text:span text:style-name="_31_49">l</text:span><text:span text:style-name="_31_79">d</text:span><text:span text:style-name="_31_"> </text:span><text:span text:style-name="_31_44">b</text:span><text:span text:style-name="_31_95">e</text:span><text:span text:style-name="_31_"> </text:span><text:span text:style-name="_31_28">b</text:span><text:span text:style-name="_32_10">e</text:span><text:span text:style-name="_35_6">s</text:span><text:span text:style-name="_31_46">t</text:span><text:span text:style-name="_32_22">.</text:span><text:span text:style-name="_31_"> </text:span><text:span text:style-name="_31_29">I</text:span><text:span text:style-name="_32_24">t</text:span><text:span text:style-name="_31_"> </text:span><text:span text:style-name="_31_16">c</text:span><text:span text:style-name="_31_95">a</text:span><text:span text:style-name="_32_7">n</text:span><text:span text:style-name="_37_6"> </text:span><text:span text:style-name="_31_80">a</text:span><text:span text:style-name="_35_3">l</text:span><text:span text:style-name="_31_14">s</text:span><text:span text:style-name="_31_94">o</text:span><text:span text:style-name="_31_"> </text:span><text:span text:style-name="_31_20">b</text:span><text:span text:style-name="_31_92">e</text:span><text:span text:style-name="_31_"> </text:span><text:span text:style-name="_31_34">m</text:span><text:span text:style-name="_31_76">a</text:span><text:span text:style-name="_36_5">i</text:span><text:span text:style-name="_31_50">n</text:span><text:span text:style-name="_32_04">t</text:span><text:span text:style-name="_35_7">a</text:span><text:span text:style-name="_31_47">i</text:span><text:span text:style-name="_31_80">n</text:span><text:span text:style-name="_32_3">e</text:span><text:span text:style-name="_31_40">d</text:span><text:span text:style-name="_31_51"> </text:span><text:span text:style-name="_37_1">t</text:span><text:span text:style-name="_31_46">h</text:span><text:span text:style-name="_31_77">a</text:span><text:span text:style-name="_32_0">t</text:span><text:span text:style-name="_37_6"> </text:span><text:span text:style-name="_32_03">i</text:span><text:span text:style-name="_32_6">t</text:span><text:span text:style-name="_37_6"> </text:span><text:span text:style-name="_32_06">i</text:span><text:span text:style-name="_37_4">s</text:span><text:span text:style-name="_37_6"> </text:span><text:span text:style-name="_32_25">b</text:span><text:span text:style-name="_34_4">e</text:span><text:span text:style-name="_31_19">s</text:span><text:span text:style-name="_31_74">t</text:span><text:span text:style-name="_31_"> </text:span><text:span text:style-name="_31_25">t</text:span><text:span text:style-name="_32_07">o</text:span><text:span text:style-name="_31_"> </text:span><text:span text:style-name="_31_02">p</text:span><text:span text:style-name="_31_74">r</text:span><text:span text:style-name="_32_7">o</text:span><text:span text:style-name="_31_11">v</text:span><text:span text:style-name="_31_79">i</text:span><text:span text:style-name="_36_0">d</text:span><text:span text:style-name="_31_01">e</text:span><text:span text:style-name="_31_51"> </text:span><text:span text:style-name="_36_8">t</text:span><text:span text:style-name="_31_50">h</text:span><text:span text:style-name="_32_06">e</text:span><text:span text:style-name="_31_"> </text:span><text:span text:style-name="_31_41">m</text:span><text:span text:style-name="_32_19">a</text:span><text:span text:style-name="_36_6">c</text:span><text:span text:style-name="_31_17">h</text:span><text:span text:style-name="_31_76">i</text:span><text:span text:style-name="_32_0">n</text:span><text:span text:style-name="_31_32">e</text:span><text:span text:style-name="_31_51"> </text:span><text:span text:style-name="_33_9">w</text:span><text:span text:style-name="_31_49">i</text:span><text:span text:style-name="_32_00">t</text:span><text:span text:style-name="_32_6">h</text:span><text:span text:style-name="_37_6"> </text:span><text:span text:style-name="_32_25">t</text:span><text:span text:style-name="_33_0">h</text:span><text:span text:style-name="_31_20">e</text:span><text:span text:style-name="_31_51"> </text:span><text:span text:style-name="_33_9">b</text:span><text:span text:style-name="_39_6">e</text:span><text:span text:style-name="_31_80">s</text:span><text:span text:style-name="_35_6">t</text:span><text:span text:style-name="_37_6"> </text:span><text:span text:style-name="_31_94">s</text:span><text:span text:style-name="_35_1">e</text:span><text:span text:style-name="_31_14">n</text:span><text:span text:style-name="_32_19">s</text:span><text:span text:style-name="_34_5">e</text:span><text:span text:style-name="_37_6"> </text:span><text:span text:style-name="_31_79">o</text:span><text:span text:style-name="_33_8">r</text:span><text:span text:style-name="_31_49">g</text:span><text:span text:style-name="_32_09">a</text:span><text:span text:style-name="_37_5">n</text:span><text:span text:style-name="_39_8">s</text:span><text:span text:style-name="_31_51"> </text:span><text:span text:style-name="_37_2">t</text:span><text:span text:style-name="_31_04">h</text:span><text:span text:style-name="_31_85">a</text:span><text:span text:style-name="_34_1">t</text:span><text:span text:style-name="_37_6"> </text:span><text:span text:style-name="_32_03">m</text:span><text:span text:style-name="_35_9">o</text:span><text:span text:style-name="_31_29">n</text:span><text:span text:style-name="_31_95">e</text:span><text:span text:style-name="_37_5">y</text:span><text:span text:style-name="_37_6"> </text:span><text:span text:style-name="_32_01">c</text:span><text:span text:style-name="_34_2">a</text:span><text:span text:style-name="_31_04">n</text:span><text:span text:style-name="_31_51"> </text:span><text:span text:style-name="_35_4">b</text:span><text:span text:style-name="_31_32">u</text:span><text:span text:style-name="_31_70">y</text:span><text:span text:style-name="_34_1">,</text:span><text:span text:style-name="_37_6"> </text:span><text:span text:style-name="_32_07">a</text:span><text:span text:style-name="_33_8">n</text:span><text:span text:style-name="_31_44">d</text:span><text:span text:style-name="_31_51"> </text:span><text:span text:style-name="_33_9">t</text:span><text:span text:style-name="_31_28">h</text:span><text:span text:style-name="_32_16">e</text:span><text:span text:style-name="_33_8">n</text:span><text:span text:style-name="_37_6"> </text:span><text:span text:style-name="_31_91">t</text:span><text:span text:style-name="_37_2">e</text:span><text:span text:style-name="_31_26">a</text:span><text:span text:style-name="_32_01">c</text:span><text:span text:style-name="_35_1">h</text:span><text:span text:style-name="_37_6"> </text:span><text:span text:style-name="_32_19">i</text:span><text:span text:style-name="_36_6">t</text:span><text:span text:style-name="_37_6"> </text:span><text:span text:style-name="_32_18">t</text:span><text:span text:style-name="_35_1">o</text:span><text:span text:style-name="_37_6"> </text:span><text:span text:style-name="_32_19">u</text:span><text:span text:style-name="_32_3">n</text:span><text:span text:style-name="_31_14">d</text:span><text:span text:style-name="_31_73">e</text:span><text:span text:style-name="_36_0">r</text:span><text:span text:style-name="_31_43">s</text:span><text:span text:style-name="_32_10">t</text:span><text:span text:style-name="_34_4">a</text:span><text:span text:style-name="_31_50">n</text:span><text:span text:style-name="_32_01">d</text:span><text:span text:style-name="_31_"> </text:span><text:span text:style-name="_31_32">a</text:span><text:span text:style-name="_32_06">n</text:span><text:span text:style-name="_33_6">d</text:span><text:span text:style-name="_37_6"> </text:span><text:span text:style-name="_32_25">s</text:span><text:span text:style-name="_37_1">p</text:span><text:span text:style-name="_31_11">e</text:span><text:span text:style-name="_32_04">a</text:span><text:span text:style-name="_33_8">k</text:span><text:span text:style-name="_37_6"> </text:span><text:span text:style-name="_31_95">E</text:span><text:span text:style-name="_37_5">n</text:span><text:span text:style-name="_31_28">g</text:span><text:span text:style-name="_31_71">l</text:span><text:span text:style-name="_35_3">i</text:span><text:span text:style-name="_31_32">s</text:span><text:span text:style-name="_32_19">h</text:span><text:span text:style-name="_37_4">.</text:span><text:span text:style-name="_37_6"> </text:span><text:span text:style-name="_31_95">T</text:span><text:span text:style-name="_32_1">h</text:span><text:span text:style-name="_31_02">i</text:span><text:span text:style-name="_32_19">s</text:span><text:span text:style-name="_31_"> </text:span><text:span text:style-name="_31_13">p</text:span><text:span text:style-name="_32_09">r</text:span><text:span text:style-name="_33_0">o</text:span><text:span text:style-name="_31_04">c</text:span><text:span text:style-name="_31_77">e</text:span><text:span text:style-name="_33_5">s</text:span><text:span text:style-name="_31_13">s</text:span><text:span text:style-name="_31_51"> </text:span><text:span text:style-name="_33_5">c</text:span><text:span text:style-name="_31_01">o</text:span><text:span text:style-name="_32_07">u</text:span><text:span text:style-name="_36_8">l</text:span><text:span text:style-name="_31_26">d</text:span><text:span text:style-name="_31_51"> </text:span><text:span text:style-name="_32_1">f</text:span><text:span text:style-name="_31_11">o</text:span><text:span text:style-name="_32_00">l</text:span><text:span text:style-name="_34_1">l</text:span><text:span text:style-name="_31_44">o</text:span><text:span text:style-name="_32_06">w</text:span><text:span text:style-name="_31_"> </text:span><text:span text:style-name="_31_46">t</text:span><text:span text:style-name="_32_15">h</text:span><text:span text:style-name="_35_9">e</text:span><text:span text:style-name="_37_6"> </text:span><text:span text:style-name="_31_95">n</text:span><text:span text:style-name="_37_5">o</text:span><text:span text:style-name="_31_11">r</text:span><text:span text:style-name="_32_21">m</text:span><text:span text:style-name="_32_6">a</text:span><text:span text:style-name="_31_34">l</text:span><text:span text:style-name="_31_51"> </text:span><text:span text:style-name="_37_5">t</text:span><text:span text:style-name="_31_13">e</text:span><text:span text:style-name="_32_16">a</text:span><text:span text:style-name="_34_5">c</text:span><text:span text:style-name="_31_10">h</text:span><text:span text:style-name="_31_80">i</text:span><text:span text:style-name="_35_0">n</text:span><text:span text:style-name="_31_13">g</text:span><text:span text:style-name="_31_51"> </text:span><text:span text:style-name="_36_8">o</text:span><text:span text:style-name="_31_16">f</text:span><text:span text:style-name="_31_51"> </text:span><text:span text:style-name="_35_3">a</text:span><text:span text:style-name="_37_6"> </text:span><text:span text:style-name="_31_80">c</text:span><text:span text:style-name="_35_3">h</text:span><text:span text:style-name="_31_19">i</text:span><text:span text:style-name="_32_22">l</text:span><text:span text:style-name="_35_3">d</text:span><text:span text:style-name="_31_28">.</text:span><text:span text:style-name="_31_51"> </text:span><text:span text:style-name="_35_1">T</text:span><text:span text:style-name="_31_02">h</text:span><text:span text:style-name="_32_00">i</text:span><text:span text:style-name="_37_5">n</text:span><text:span text:style-name="_31_29">g</text:span><text:span text:style-name="_32_25">s</text:span><text:span text:style-name="_31_"> </text:span><text:span text:style-name="_39_5">w</text:span><text:span text:style-name="_31_85">o</text:span><text:span text:style-name="_36_0">u</text:span><text:span text:style-name="_31_50">l</text:span><text:span text:style-name="_32_01">d</text:span><text:span text:style-name="_31_"> </text:span><text:span text:style-name="_31_47">b</text:span><text:span text:style-name="_32_25">e</text:span><text:span text:style-name="_31_"> </text:span><text:span text:style-name="_31_17">p</text:span><text:span text:style-name="_31_88">o</text:span><text:span text:style-name="_32_7">i</text:span><text:span text:style-name="_31_49">n</text:span><text:span text:style-name="_32_04">t</text:span><text:span text:style-name="_35_1">e</text:span><text:span text:style-name="_31_34">d</text:span><text:span text:style-name="_31_51"> </text:span><text:span text:style-name="_32_7">o</text:span><text:span text:style-name="_31_04">u</text:span><text:span text:style-name="_31_73">t</text:span><text:span text:style-name="_31_"> </text:span><text:span text:style-name="_31_35">a</text:span><text:span text:style-name="_31_79">n</text:span><text:span text:style-name="_35_1">d</text:span><text:span text:style-name="_37_6"> </text:span><text:span text:style-name="_32_03">n</text:span><text:span text:style-name="_35_9">a</text:span><text:span text:style-name="_31_34">m</text:span><text:span text:style-name="_32_16">e</text:span><text:span text:style-name="_35_0">d</text:span><text:span text:style-name="_31_32">,</text:span><text:span text:style-name="_31_51"> </text:span><text:span text:style-name="_35_0">e</text:span><text:span text:style-name="_31_04">t</text:span><text:span text:style-name="_32_25">c</text:span><text:span text:style-name="_34_1">.</text:span><text:span text:style-name="_37_6"> </text:span><text:span text:style-name="_31_79">A</text:span><text:span text:style-name="_32_9">g</text:span><text:span text:style-name="_31_34">a</text:span><text:span text:style-name="_31_95">i</text:span><text:span text:style-name="_33_9">n</text:span><text:span text:style-name="_37_6"> </text:span><text:span text:style-name="_32_07">I</text:span><text:span text:style-name="_31_"> </text:span><text:span text:style-name="_39_9">d</text:span><text:span text:style-name="_31_77">o</text:span><text:span text:style-name="_31_"> </text:span><text:span text:style-name="_31_19">n</text:span><text:span text:style-name="_32_18">o</text:span><text:span text:style-name="_35_4">t</text:span><text:span text:style-name="_37_6"> </text:span><text:span text:style-name="_32_01">k</text:span><text:span text:style-name="_34_5">n</text:span><text:span text:style-name="_31_28">o</text:span><text:span text:style-name="_32_03">w</text:span><text:span text:style-name="_31_"> </text:span><text:span text:style-name="_31_32">w</text:span><text:span text:style-name="_31_91">h</text:span><text:span text:style-name="_35_6">a</text:span><text:span text:style-name="_31_28">t</text:span><text:span text:style-name="_31_51"> </text:span><text:span text:style-name="_37_4">t</text:span><text:span text:style-name="_31_14">h</text:span><text:span text:style-name="_32_25">e</text:span><text:span text:style-name="_31_"> </text:span><text:span text:style-name="_31_50">r</text:span><text:span text:style-name="_32_07">i</text:span><text:span text:style-name="_33_9">g</text:span><text:span text:style-name="_31_01">h</text:span><text:span text:style-name="_31_94">t</text:span><text:span text:style-name="_31_"> </text:span><text:span text:style-name="_31_25">a</text:span><text:span text:style-name="_32_15">n</text:span><text:span text:style-name="_33_9">s</text:span><text:span text:style-name="_31_10">w</text:span><text:span text:style-name="_32_00">e</text:span><text:span text:style-name="_37_2">r</text:span><text:span text:style-name="_37_6"> </text:span><text:span text:style-name="_32_15">i</text:span><text:span text:style-name="_33_9">s</text:span><text:span text:style-name="_39_8">,</text:span><text:span text:style-name="_31_51"> </text:span><text:span text:style-name="_37_2">b</text:span><text:span text:style-name="_31_32">u</text:span><text:span text:style-name="_32_19">t</text:span><text:span text:style-name="_31_"> </text:span><text:span text:style-name="_31_02">I</text:span><text:span text:style-name="_31_51"> </text:span><text:span text:style-name="_33_6">t</text:span><text:span text:style-name="_31_17">h</text:span><text:span text:style-name="_31_85">i</text:span><text:span text:style-name="_32_9">n</text:span><text:span text:style-name="_31_28">k</text:span><text:span text:style-name="_31_51"> </text:span><text:span text:style-name="_35_1">b</text:span><text:span text:style-name="_39_6">o</text:span><text:span text:style-name="_31_80">t</text:span><text:span text:style-name="_37_2">h</text:span><text:span text:style-name="_37_6"> </text:span><text:span text:style-name="_32_00">a</text:span><text:span text:style-name="_37_2">p</text:span><text:span text:style-name="_31_05">p</text:span><text:span text:style-name="_32_24">r</text:span><text:span text:style-name="_35_4">o</text:span><text:span text:style-name="_31_44">a</text:span><text:span text:style-name="_32_03">c</text:span><text:span text:style-name="_37_5">h</text:span><text:span text:style-name="_31_17">e</text:span><text:span text:style-name="_32_09">s</text:span><text:span text:style-name="_31_"> </text:span><text:span text:style-name="_31_10">s</text:span><text:span text:style-name="_31_95">h</text:span><text:span text:style-name="_35_0">o</text:span><text:span text:style-name="_31_26">u</text:span><text:span text:style-name="_32_25">l</text:span><text:span text:style-name="_32_1">d</text:span><text:span text:style-name="_37_6"> </text:span><text:span text:style-name="_32_07">b</text:span><text:span text:style-name="_34_2">e</text:span><text:span text:style-name="_37_6"> </text:span><text:span text:style-name="_31_86">t</text:span><text:span text:style-name="_37_1">r</text:span><text:span text:style-name="_31_16">i</text:span><text:span text:style-name="_32_09">e</text:span><text:span text:style-name="_35_6">d</text:span><text:span text:style-name="_31_50">.</text:span></text:p>
      <text:p text:style-name="P1"><text:span text:style-name="_34_2">W</text:span><text:span text:style-name="_31_20">e</text:span><text:span text:style-name="_31_51"> </text:span><text:span text:style-name="_32_3">c</text:span><text:span text:style-name="_31_20">a</text:span><text:span text:style-name="_32_10">n</text:span><text:span text:style-name="_31_"> </text:span><text:span text:style-name="_31_43">o</text:span><text:span text:style-name="_32_25">n</text:span><text:span text:style-name="_36_5">l</text:span><text:span text:style-name="_39_6">y</text:span><text:span text:style-name="_31_51"> </text:span><text:span text:style-name="_36_8">s</text:span><text:span text:style-name="_31_26">e</text:span><text:span text:style-name="_31_88">e</text:span><text:span text:style-name="_31_"> </text:span><text:span text:style-name="_31_47">a</text:span><text:span text:style-name="_31_51"> </text:span><text:span text:style-name="_33_6">s</text:span><text:span text:style-name="_31_44">h</text:span><text:span text:style-name="_31_73">o</text:span><text:span text:style-name="_36_8">r</text:span><text:span text:style-name="_31_13">t</text:span><text:span text:style-name="_31_51"> </text:span><text:span text:style-name="_32_9">d</text:span><text:span text:style-name="_31_49">i</text:span><text:span text:style-name="_31_89">s</text:span><text:span text:style-name="_36_5">t</text:span><text:span text:style-name="_31_49">a</text:span><text:span text:style-name="_32_21">n</text:span><text:span text:style-name="_36_8">c</text:span><text:span text:style-name="_31_43">e</text:span><text:span text:style-name="_31_51"> </text:span><text:span text:style-name="_34_2">a</text:span><text:span text:style-name="_31_10">h</text:span><text:span text:style-name="_32_24">e</text:span><text:span text:style-name="_35_3">a</text:span><text:span text:style-name="_31_34">d</text:span><text:span text:style-name="_31_85">,</text:span><text:span text:style-name="_31_"> </text:span><text:span text:style-name="_31_20">b</text:span><text:span text:style-name="_31_88">u</text:span><text:span text:style-name="_37_2">t</text:span><text:span text:style-name="_37_6"> </text:span><text:span text:style-name="_31_85">w</text:span><text:span text:style-name="_35_6">e</text:span><text:span text:style-name="_37_6"> </text:span><text:span text:style-name="_31_89">c</text:span><text:span text:style-name="_34_5">a</text:span><text:span text:style-name="_31_20">n</text:span><text:span text:style-name="_31_51"> </text:span><text:span text:style-name="_37_4">s</text:span><text:span text:style-name="_31_01">e</text:span><text:span text:style-name="_31_76">e</text:span><text:span text:style-name="_31_"> </text:span><text:span text:style-name="_31_20">p</text:span><text:span text:style-name="_32_19">l</text:span><text:span text:style-name="_34_4">e</text:span><text:span text:style-name="_31_11">n</text:span><text:span text:style-name="_32_03">t</text:span><text:span text:style-name="_37_5">y</text:span><text:span text:style-name="_37_6"> </text:span><text:span text:style-name="_31_74">t</text:span><text:span text:style-name="_35_3">h</text:span><text:span text:style-name="_31_29">e</text:span><text:span text:style-name="_32_16">r</text:span><text:span text:style-name="_37_2">e</text:span><text:span text:style-name="_37_6"> </text:span><text:span text:style-name="_32_06">t</text:span><text:span text:style-name="_34_2">h</text:span><text:span text:style-name="_31_10">a</text:span><text:span text:style-name="_32_16">t</text:span><text:span text:style-name="_31_"> </text:span><text:span text:style-name="_31_10">n</text:span><text:span text:style-name="_32_10">e</text:span><text:span text:style-name="_35_9">e</text:span><text:span text:style-name="_31_41">d</text:span><text:span text:style-name="_31_70">s</text:span><text:span text:style-name="_31_"> </text:span><text:span text:style-name="_39_5">t</text:span><text:span text:style-name="_32_25">o</text:span><text:span text:style-name="_31_"> </text:span><text:span text:style-name="_31_16">b</text:span><text:span text:style-name="_31_92">e</text:span><text:span text:style-name="_31_"> </text:span><text:span text:style-name="_31_29">d</text:span><text:span text:style-name="_31_94">o</text:span><text:span text:style-name="_36_5">n</text:span><text:span text:style-name="_31_14">e</text:span><text:span text:style-name="_32_2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>
      <style:text-properties fo:background-color="#f9f9ff"/>
    </style:style>
    <style:style style:name="_35_" style:display-name="5" style:family="text">
      <style:text-properties style:text-position="0% 100%" fo:background-color="#f9f9ff"/>
    </style:style>
    <style:style style:name="_36_" style:display-name="6" style:family="text">
      <style:text-properties style:text-position="2% 100%" fo:background-color="#f9f9ff"/>
    </style:style>
    <style:style style:name="_37_" style:display-name="7" style:family="text">
      <style:text-properties fo:background-color="#f9fdff"/>
    </style:style>
    <style:style style:name="_38_" style:display-name="8" style:family="text">
      <style:text-properties style:text-position="0% 100%" fo:background-color="#f9fdff"/>
    </style:style>
    <style:style style:name="_39_" style:display-name="9" style:family="text">
      <style:text-properties style:text-position="2% 100%" fo:background-color="#f9fdff"/>
    </style:style>
    <style:style style:name="_31_0" style:display-name="10" style:family="text">
      <style:text-properties fo:background-color="#fdf9ff"/>
    </style:style>
    <style:style style:name="_31_1" style:display-name="11" style:family="text">
      <style:text-properties style:text-position="0% 100%" fo:background-color="#fdf9ff"/>
    </style:style>
    <style:style style:name="_31_2" style:display-name="12" style:family="text">
      <style:text-properties style:text-position="2% 100%" fo:background-color="#fdf9ff"/>
    </style:style>
    <style:style style:name="_31_3" style:display-name="13" style:family="text">
      <style:text-properties fo:background-color="#fdfdff"/>
    </style:style>
    <style:style style:name="_31_4" style:display-name="14" style:family="text">
      <style:text-properties style:text-position="0% 100%" fo:background-color="#fdfdff"/>
    </style:style>
    <style:style style:name="_31_5" style:display-name="15" style:family="text">
      <style:text-properties style:text-position="2% 100%" fo:background-color="#fdfdff"/>
    </style:style>
    <style:style style:name="_31_6" style:display-name="16" style:family="text">
      <style:text-properties fo:color="#040400"/>
    </style:style>
    <style:style style:name="_31_7" style:display-name="17" style:family="text">
      <style:text-properties fo:color="#040400" style:text-position="0% 100%"/>
    </style:style>
    <style:style style:name="_31_8" style:display-name="18" style:family="text">
      <style:text-properties fo:color="#040400" style:text-position="2% 100%"/>
    </style:style>
    <style:style style:name="_31_9" style:display-name="19" style:family="text">
      <style:text-properties fo:color="#040400" fo:background-color="#f9f9ff"/>
    </style:style>
    <style:style style:name="_32_0" style:display-name="20" style:family="text">
      <style:text-properties fo:color="#040400" style:text-position="0% 100%" fo:background-color="#f9f9ff"/>
    </style:style>
    <style:style style:name="_32_1" style:display-name="21" style:family="text">
      <style:text-properties fo:color="#040400" style:text-position="2% 100%" fo:background-color="#f9f9ff"/>
    </style:style>
    <style:style style:name="_32_2" style:display-name="22" style:family="text">
      <style:text-properties fo:color="#040400" fo:background-color="#f9fdff"/>
    </style:style>
    <style:style style:name="_32_3" style:display-name="23" style:family="text">
      <style:text-properties fo:color="#040400" style:text-position="0% 100%" fo:background-color="#f9fdff"/>
    </style:style>
    <style:style style:name="_32_4" style:display-name="24" style:family="text">
      <style:text-properties fo:color="#040400" style:text-position="2% 100%" fo:background-color="#f9fdff"/>
    </style:style>
    <style:style style:name="_32_5" style:display-name="25" style:family="text">
      <style:text-properties fo:color="#040400" fo:background-color="#fdf9ff"/>
    </style:style>
    <style:style style:name="_32_6" style:display-name="26" style:family="text">
      <style:text-properties fo:color="#040400" style:text-position="0% 100%" fo:background-color="#fdf9ff"/>
    </style:style>
    <style:style style:name="_32_7" style:display-name="27" style:family="text">
      <style:text-properties fo:color="#040400" style:text-position="2% 100%" fo:background-color="#fdf9ff"/>
    </style:style>
    <style:style style:name="_32_8" style:display-name="28" style:family="text">
      <style:text-properties fo:color="#040400" fo:background-color="#fdfdff"/>
    </style:style>
    <style:style style:name="_32_9" style:display-name="29" style:family="text">
      <style:text-properties fo:color="#040400" style:text-position="0% 100%" fo:background-color="#fdfdff"/>
    </style:style>
    <style:style style:name="_33_0" style:display-name="30" style:family="text">
      <style:text-properties fo:color="#040400" style:text-position="2% 100%" fo:background-color="#fdfdff"/>
    </style:style>
    <style:style style:name="_33_1" style:display-name="31" style:family="text">
      <style:text-properties fo:color="#040c00"/>
    </style:style>
    <style:style style:name="_33_2" style:display-name="32" style:family="text">
      <style:text-properties fo:color="#040c00" style:text-position="0% 100%"/>
    </style:style>
    <style:style style:name="_33_3" style:display-name="33" style:family="text">
      <style:text-properties fo:color="#040c00" style:text-position="2% 100%"/>
    </style:style>
    <style:style style:name="_33_4" style:display-name="34" style:family="text">
      <style:text-properties fo:color="#040c00" fo:background-color="#f9f9ff"/>
    </style:style>
    <style:style style:name="_33_5" style:display-name="35" style:family="text">
      <style:text-properties fo:color="#040c00" style:text-position="0% 100%" fo:background-color="#f9f9ff"/>
    </style:style>
    <style:style style:name="_33_6" style:display-name="36" style:family="text">
      <style:text-properties fo:color="#040c00" style:text-position="2% 100%" fo:background-color="#f9f9ff"/>
    </style:style>
    <style:style style:name="_33_7" style:display-name="37" style:family="text">
      <style:text-properties fo:color="#040c00" fo:background-color="#f9fdff"/>
    </style:style>
    <style:style style:name="_33_8" style:display-name="38" style:family="text">
      <style:text-properties fo:color="#040c00" style:text-position="0% 100%" fo:background-color="#f9fdff"/>
    </style:style>
    <style:style style:name="_33_9" style:display-name="39" style:family="text">
      <style:text-properties fo:color="#040c00" style:text-position="2% 100%" fo:background-color="#f9fdff"/>
    </style:style>
    <style:style style:name="_34_0" style:display-name="40" style:family="text">
      <style:text-properties fo:color="#040c00" fo:background-color="#fdf9ff"/>
    </style:style>
    <style:style style:name="_34_1" style:display-name="41" style:family="text">
      <style:text-properties fo:color="#040c00" style:text-position="0% 100%" fo:background-color="#fdf9ff"/>
    </style:style>
    <style:style style:name="_34_2" style:display-name="42" style:family="text">
      <style:text-properties fo:color="#040c00" style:text-position="2% 100%" fo:background-color="#fdf9ff"/>
    </style:style>
    <style:style style:name="_34_3" style:display-name="43" style:family="text">
      <style:text-properties fo:color="#040c00" fo:background-color="#fdfdff"/>
    </style:style>
    <style:style style:name="_34_4" style:display-name="44" style:family="text">
      <style:text-properties fo:color="#040c00" style:text-position="0% 100%" fo:background-color="#fdfdff"/>
    </style:style>
    <style:style style:name="_34_5" style:display-name="45" style:family="text">
      <style:text-properties fo:color="#040c00" style:text-position="2% 100%" fo:background-color="#fdfdff"/>
    </style:style>
    <style:style style:name="_34_6" style:display-name="46" style:family="text">
      <style:text-properties fo:color="#0c0400"/>
    </style:style>
    <style:style style:name="_34_7" style:display-name="47" style:family="text">
      <style:text-properties fo:color="#0c0400" style:text-position="0% 100%"/>
    </style:style>
    <style:style style:name="_34_8" style:display-name="48" style:family="text">
      <style:text-properties fo:color="#0c0400" style:text-position="2% 100%"/>
    </style:style>
    <style:style style:name="_34_9" style:display-name="49" style:family="text">
      <style:text-properties fo:color="#0c0400" fo:background-color="#f9f9ff"/>
    </style:style>
    <style:style style:name="_35_0" style:display-name="50" style:family="text">
      <style:text-properties fo:color="#0c0400" style:text-position="0% 100%" fo:background-color="#f9f9ff"/>
    </style:style>
    <style:style style:name="_35_1" style:display-name="51" style:family="text">
      <style:text-properties fo:color="#0c0400" style:text-position="2% 100%" fo:background-color="#f9f9ff"/>
    </style:style>
    <style:style style:name="_35_2" style:display-name="52" style:family="text">
      <style:text-properties fo:color="#0c0400" fo:background-color="#f9fdff"/>
    </style:style>
    <style:style style:name="_35_3" style:display-name="53" style:family="text">
      <style:text-properties fo:color="#0c0400" style:text-position="0% 100%" fo:background-color="#f9fdff"/>
    </style:style>
    <style:style style:name="_35_4" style:display-name="54" style:family="text">
      <style:text-properties fo:color="#0c0400" style:text-position="2% 100%" fo:background-color="#f9fdff"/>
    </style:style>
    <style:style style:name="_35_5" style:display-name="55" style:family="text">
      <style:text-properties fo:color="#0c0400" fo:background-color="#fdf9ff"/>
    </style:style>
    <style:style style:name="_35_6" style:display-name="56" style:family="text">
      <style:text-properties fo:color="#0c0400" style:text-position="0% 100%" fo:background-color="#fdf9ff"/>
    </style:style>
    <style:style style:name="_35_7" style:display-name="57" style:family="text">
      <style:text-properties fo:color="#0c0400" style:text-position="2% 100%" fo:background-color="#fdf9ff"/>
    </style:style>
    <style:style style:name="_35_8" style:display-name="58" style:family="text">
      <style:text-properties fo:color="#0c0400" fo:background-color="#fdfdff"/>
    </style:style>
    <style:style style:name="_35_9" style:display-name="59" style:family="text">
      <style:text-properties fo:color="#0c0400" style:text-position="0% 100%" fo:background-color="#fdfdff"/>
    </style:style>
    <style:style style:name="_36_0" style:display-name="60" style:family="text">
      <style:text-properties fo:color="#0c0400" style:text-position="2% 100%" fo:background-color="#fdfdff"/>
    </style:style>
    <style:style style:name="_36_1" style:display-name="61" style:family="text">
      <style:text-properties fo:color="#0c0c00"/>
    </style:style>
    <style:style style:name="_36_2" style:display-name="62" style:family="text">
      <style:text-properties fo:color="#0c0c00" style:text-position="0% 100%"/>
    </style:style>
    <style:style style:name="_36_3" style:display-name="63" style:family="text">
      <style:text-properties fo:color="#0c0c00" style:text-position="2% 100%"/>
    </style:style>
    <style:style style:name="_36_4" style:display-name="64" style:family="text">
      <style:text-properties fo:color="#0c0c00" fo:background-color="#f9f9ff"/>
    </style:style>
    <style:style style:name="_36_5" style:display-name="65" style:family="text">
      <style:text-properties fo:color="#0c0c00" style:text-position="0% 100%" fo:background-color="#f9f9ff"/>
    </style:style>
    <style:style style:name="_36_6" style:display-name="66" style:family="text">
      <style:text-properties fo:color="#0c0c00" style:text-position="2% 100%" fo:background-color="#f9f9ff"/>
    </style:style>
    <style:style style:name="_36_7" style:display-name="67" style:family="text">
      <style:text-properties fo:color="#0c0c00" fo:background-color="#f9fdff"/>
    </style:style>
    <style:style style:name="_36_8" style:display-name="68" style:family="text">
      <style:text-properties fo:color="#0c0c00" style:text-position="0% 100%" fo:background-color="#f9fdff"/>
    </style:style>
    <style:style style:name="_36_9" style:display-name="69" style:family="text">
      <style:text-properties fo:color="#0c0c00" style:text-position="2% 100%" fo:background-color="#f9fdff"/>
    </style:style>
    <style:style style:name="_37_0" style:display-name="70" style:family="text">
      <style:text-properties fo:color="#0c0c00" fo:background-color="#fdf9ff"/>
    </style:style>
    <style:style style:name="_37_1" style:display-name="71" style:family="text">
      <style:text-properties fo:color="#0c0c00" style:text-position="0% 100%" fo:background-color="#fdf9ff"/>
    </style:style>
    <style:style style:name="_37_2" style:display-name="72" style:family="text">
      <style:text-properties fo:color="#0c0c00" style:text-position="2% 100%" fo:background-color="#fdf9ff"/>
    </style:style>
    <style:style style:name="_37_3" style:display-name="73" style:family="text">
      <style:text-properties fo:color="#0c0c00" fo:background-color="#fdfdff"/>
    </style:style>
    <style:style style:name="_37_4" style:display-name="74" style:family="text">
      <style:text-properties fo:color="#0c0c00" style:text-position="0% 100%" fo:background-color="#fdfdff"/>
    </style:style>
    <style:style style:name="_37_5" style:display-name="75" style:family="text">
      <style:text-properties fo:color="#0c0c00" style:text-position="2% 100%" fo:background-color="#fdfdff"/>
    </style:style>
    <style:style style:name="_37_6" style:display-name="76" style:family="text"/>
    <style:style style:name="_37_7" style:display-name="77" style:family="text">
      <style:text-properties style:text-position="0% 100%"/>
    </style:style>
    <style:style style:name="_37_8" style:display-name="78" style:family="text">
      <style:text-properties style:text-position="2% 100%"/>
    </style:style>
    <style:style style:name="_37_9" style:display-name="79" style:family="text">
      <style:text-properties fo:background-color="#f9f9ff"/>
    </style:style>
    <style:style style:name="_38_0" style:display-name="80" style:family="text">
      <style:text-properties style:text-position="0% 100%" fo:background-color="#f9f9ff"/>
    </style:style>
    <style:style style:name="_38_1" style:display-name="81" style:family="text">
      <style:text-properties style:text-position="2% 100%" fo:background-color="#f9f9ff"/>
    </style:style>
    <style:style style:name="_38_2" style:display-name="82" style:family="text">
      <style:text-properties fo:background-color="#f9fdff"/>
    </style:style>
    <style:style style:name="_38_3" style:display-name="83" style:family="text">
      <style:text-properties style:text-position="0% 100%" fo:background-color="#f9fdff"/>
    </style:style>
    <style:style style:name="_38_4" style:display-name="84" style:family="text">
      <style:text-properties style:text-position="2% 100%" fo:background-color="#f9fdff"/>
    </style:style>
    <style:style style:name="_38_5" style:display-name="85" style:family="text">
      <style:text-properties fo:background-color="#fdf9ff"/>
    </style:style>
    <style:style style:name="_38_6" style:display-name="86" style:family="text">
      <style:text-properties style:text-position="0% 100%" fo:background-color="#fdf9ff"/>
    </style:style>
    <style:style style:name="_38_7" style:display-name="87" style:family="text">
      <style:text-properties style:text-position="2% 100%" fo:background-color="#fdf9ff"/>
    </style:style>
    <style:style style:name="_38_8" style:display-name="88" style:family="text">
      <style:text-properties fo:background-color="#fdfdff"/>
    </style:style>
    <style:style style:name="_38_9" style:display-name="89" style:family="text">
      <style:text-properties style:text-position="0% 100%" fo:background-color="#fdfdff"/>
    </style:style>
    <style:style style:name="_39_0" style:display-name="90" style:family="text">
      <style:text-properties style:text-position="2% 100%" fo:background-color="#fdfdff"/>
    </style:style>
    <style:style style:name="_39_1" style:display-name="91" style:family="text">
      <style:text-properties fo:color="#040400"/>
    </style:style>
    <style:style style:name="_39_2" style:display-name="92" style:family="text">
      <style:text-properties fo:color="#040400" style:text-position="0% 100%"/>
    </style:style>
    <style:style style:name="_39_3" style:display-name="93" style:family="text">
      <style:text-properties fo:color="#040400" style:text-position="2% 100%"/>
    </style:style>
    <style:style style:name="_39_4" style:display-name="94" style:family="text">
      <style:text-properties fo:color="#040400" fo:background-color="#f9f9ff"/>
    </style:style>
    <style:style style:name="_39_5" style:display-name="95" style:family="text">
      <style:text-properties fo:color="#040400" style:text-position="0% 100%" fo:background-color="#f9f9ff"/>
    </style:style>
    <style:style style:name="_39_6" style:display-name="96" style:family="text">
      <style:text-properties fo:color="#040400" style:text-position="2% 100%" fo:background-color="#f9f9ff"/>
    </style:style>
    <style:style style:name="_39_7" style:display-name="97" style:family="text">
      <style:text-properties fo:color="#040400" fo:background-color="#f9fdff"/>
    </style:style>
    <style:style style:name="_39_8" style:display-name="98" style:family="text">
      <style:text-properties fo:color="#040400" style:text-position="0% 100%" fo:background-color="#f9fdff"/>
    </style:style>
    <style:style style:name="_39_9" style:display-name="99" style:family="text">
      <style:text-properties fo:color="#040400" style:text-position="2% 100%" fo:background-color="#f9fdff"/>
    </style:style>
    <style:style style:name="_31_00" style:display-name="100" style:family="text">
      <style:text-properties fo:color="#040400" fo:background-color="#fdf9ff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2% 100%" fo:background-color="#fdf9ff"/>
    </style:style>
    <style:style style:name="_31_03" style:display-name="103" style:family="text">
      <style:text-properties fo:color="#040400" fo:background-color="#fdfdff"/>
    </style:style>
    <style:style style:name="_31_04" style:display-name="104" style:family="text">
      <style:text-properties fo:color="#040400" style:text-position="0% 100%" fo:background-color="#fdfdff"/>
    </style:style>
    <style:style style:name="_31_05" style:display-name="105" style:family="text">
      <style:text-properties fo:color="#040400" style:text-position="2% 100%" fo:background-color="#fdfdff"/>
    </style:style>
    <style:style style:name="_31_06" style:display-name="106" style:family="text">
      <style:text-properties fo:color="#040c00"/>
    </style:style>
    <style:style style:name="_31_07" style:display-name="107" style:family="text">
      <style:text-properties fo:color="#040c00" style:text-position="0% 100%"/>
    </style:style>
    <style:style style:name="_31_08" style:display-name="108" style:family="text">
      <style:text-properties fo:color="#040c00" style:text-position="2% 100%"/>
    </style:style>
    <style:style style:name="_31_09" style:display-name="109" style:family="text">
      <style:text-properties fo:color="#040c00" fo:background-color="#f9f9ff"/>
    </style:style>
    <style:style style:name="_31_10" style:display-name="110" style:family="text">
      <style:text-properties fo:color="#040c00" style:text-position="0% 100%" fo:background-color="#f9f9ff"/>
    </style:style>
    <style:style style:name="_31_11" style:display-name="111" style:family="text">
      <style:text-properties fo:color="#040c00" style:text-position="2% 100%" fo:background-color="#f9f9ff"/>
    </style:style>
    <style:style style:name="_31_12" style:display-name="112" style:family="text">
      <style:text-properties fo:color="#040c00" fo:background-color="#f9fdff"/>
    </style:style>
    <style:style style:name="_31_13" style:display-name="113" style:family="text">
      <style:text-properties fo:color="#040c00" style:text-position="0% 100%" fo:background-color="#f9fdff"/>
    </style:style>
    <style:style style:name="_31_14" style:display-name="114" style:family="text">
      <style:text-properties fo:color="#040c00" style:text-position="2% 100%" fo:background-color="#f9fdff"/>
    </style:style>
    <style:style style:name="_31_15" style:display-name="115" style:family="text">
      <style:text-properties fo:color="#040c00" fo:background-color="#fdf9ff"/>
    </style:style>
    <style:style style:name="_31_16" style:display-name="116" style:family="text">
      <style:text-properties fo:color="#040c00" style:text-position="0% 100%" fo:background-color="#fdf9ff"/>
    </style:style>
    <style:style style:name="_31_17" style:display-name="117" style:family="text">
      <style:text-properties fo:color="#040c00" style:text-position="2% 100%" fo:background-color="#fdf9ff"/>
    </style:style>
    <style:style style:name="_31_18" style:display-name="118" style:family="text">
      <style:text-properties fo:color="#040c00" fo:background-color="#fdfdff"/>
    </style:style>
    <style:style style:name="_31_19" style:display-name="119" style:family="text">
      <style:text-properties fo:color="#040c00" style:text-position="0% 100%" fo:background-color="#fdfdff"/>
    </style:style>
    <style:style style:name="_31_20" style:display-name="120" style:family="text">
      <style:text-properties fo:color="#040c00" style:text-position="2% 100%" fo:background-color="#fdfdff"/>
    </style:style>
    <style:style style:name="_31_21" style:display-name="121" style:family="text">
      <style:text-properties fo:color="#0c0400"/>
    </style:style>
    <style:style style:name="_31_22" style:display-name="122" style:family="text">
      <style:text-properties fo:color="#0c0400" style:text-position="0% 100%"/>
    </style:style>
    <style:style style:name="_31_23" style:display-name="123" style:family="text">
      <style:text-properties fo:color="#0c0400" style:text-position="2% 100%"/>
    </style:style>
    <style:style style:name="_31_24" style:display-name="124" style:family="text">
      <style:text-properties fo:color="#0c0400" fo:background-color="#f9f9ff"/>
    </style:style>
    <style:style style:name="_31_25" style:display-name="125" style:family="text">
      <style:text-properties fo:color="#0c0400" style:text-position="0% 100%" fo:background-color="#f9f9ff"/>
    </style:style>
    <style:style style:name="_31_26" style:display-name="126" style:family="text">
      <style:text-properties fo:color="#0c0400" style:text-position="2% 100%" fo:background-color="#f9f9ff"/>
    </style:style>
    <style:style style:name="_31_27" style:display-name="127" style:family="text">
      <style:text-properties fo:color="#0c0400" fo:background-color="#f9fdff"/>
    </style:style>
    <style:style style:name="_31_28" style:display-name="128" style:family="text">
      <style:text-properties fo:color="#0c0400" style:text-position="0% 100%" fo:background-color="#f9fdff"/>
    </style:style>
    <style:style style:name="_31_29" style:display-name="129" style:family="text">
      <style:text-properties fo:color="#0c0400" style:text-position="2% 100%" fo:background-color="#f9fdff"/>
    </style:style>
    <style:style style:name="_31_30" style:display-name="130" style:family="text">
      <style:text-properties fo:color="#0c0400" fo:background-color="#fdf9ff"/>
    </style:style>
    <style:style style:name="_31_31" style:display-name="131" style:family="text">
      <style:text-properties fo:color="#0c0400" style:text-position="0% 100%" fo:background-color="#fdf9ff"/>
    </style:style>
    <style:style style:name="_31_32" style:display-name="132" style:family="text">
      <style:text-properties fo:color="#0c0400" style:text-position="2% 100%" fo:background-color="#fdf9ff"/>
    </style:style>
    <style:style style:name="_31_33" style:display-name="133" style:family="text">
      <style:text-properties fo:color="#0c0400" fo:background-color="#fdfdff"/>
    </style:style>
    <style:style style:name="_31_34" style:display-name="134" style:family="text">
      <style:text-properties fo:color="#0c0400" style:text-position="0% 100%" fo:background-color="#fdfdff"/>
    </style:style>
    <style:style style:name="_31_35" style:display-name="135" style:family="text">
      <style:text-properties fo:color="#0c0400" style:text-position="2% 100%" fo:background-color="#fdfdff"/>
    </style:style>
    <style:style style:name="_31_36" style:display-name="136" style:family="text">
      <style:text-properties fo:color="#0c0c00"/>
    </style:style>
    <style:style style:name="_31_37" style:display-name="137" style:family="text">
      <style:text-properties fo:color="#0c0c00" style:text-position="0% 100%"/>
    </style:style>
    <style:style style:name="_31_38" style:display-name="138" style:family="text">
      <style:text-properties fo:color="#0c0c00" style:text-position="2% 100%"/>
    </style:style>
    <style:style style:name="_31_39" style:display-name="139" style:family="text">
      <style:text-properties fo:color="#0c0c00" fo:background-color="#f9f9ff"/>
    </style:style>
    <style:style style:name="_31_40" style:display-name="140" style:family="text">
      <style:text-properties fo:color="#0c0c00" style:text-position="0% 100%" fo:background-color="#f9f9ff"/>
    </style:style>
    <style:style style:name="_31_41" style:display-name="141" style:family="text">
      <style:text-properties fo:color="#0c0c00" style:text-position="2% 100%" fo:background-color="#f9f9ff"/>
    </style:style>
    <style:style style:name="_31_42" style:display-name="142" style:family="text">
      <style:text-properties fo:color="#0c0c00" fo:background-color="#f9fdff"/>
    </style:style>
    <style:style style:name="_31_43" style:display-name="143" style:family="text">
      <style:text-properties fo:color="#0c0c00" style:text-position="0% 100%" fo:background-color="#f9fdff"/>
    </style:style>
    <style:style style:name="_31_44" style:display-name="144" style:family="text">
      <style:text-properties fo:color="#0c0c00" style:text-position="2% 100%" fo:background-color="#f9fdff"/>
    </style:style>
    <style:style style:name="_31_45" style:display-name="145" style:family="text">
      <style:text-properties fo:color="#0c0c00" fo:background-color="#fdf9ff"/>
    </style:style>
    <style:style style:name="_31_46" style:display-name="146" style:family="text">
      <style:text-properties fo:color="#0c0c00" style:text-position="0% 100%" fo:background-color="#fdf9ff"/>
    </style:style>
    <style:style style:name="_31_47" style:display-name="147" style:family="text">
      <style:text-properties fo:color="#0c0c00" style:text-position="2% 100%" fo:background-color="#fdf9ff"/>
    </style:style>
    <style:style style:name="_31_48" style:display-name="148" style:family="text">
      <style:text-properties fo:color="#0c0c00" fo:background-color="#fdfdff"/>
    </style:style>
    <style:style style:name="_31_49" style:display-name="149" style:family="text">
      <style:text-properties fo:color="#0c0c00" style:text-position="0% 100%" fo:background-color="#fdfdff"/>
    </style:style>
    <style:style style:name="_31_50" style:display-name="150" style:family="text">
      <style:text-properties fo:color="#0c0c00" style:text-position="2% 100%" fo:background-color="#fdfdff"/>
    </style:style>
    <style:style style:name="_31_51" style:display-name="151" style:family="text"/>
    <style:style style:name="_31_52" style:display-name="152" style:family="text">
      <style:text-properties style:text-position="0% 100%"/>
    </style:style>
    <style:style style:name="_31_53" style:display-name="153" style:family="text">
      <style:text-properties style:text-position="2% 100%"/>
    </style:style>
    <style:style style:name="_31_54" style:display-name="154" style:family="text">
      <style:text-properties fo:background-color="#f9f9ff"/>
    </style:style>
    <style:style style:name="_31_55" style:display-name="155" style:family="text">
      <style:text-properties style:text-position="0% 100%" fo:background-color="#f9f9ff"/>
    </style:style>
    <style:style style:name="_31_56" style:display-name="156" style:family="text">
      <style:text-properties style:text-position="2% 100%" fo:background-color="#f9f9ff"/>
    </style:style>
    <style:style style:name="_31_57" style:display-name="157" style:family="text">
      <style:text-properties fo:background-color="#f9fdff"/>
    </style:style>
    <style:style style:name="_31_58" style:display-name="158" style:family="text">
      <style:text-properties style:text-position="0% 100%" fo:background-color="#f9fdff"/>
    </style:style>
    <style:style style:name="_31_59" style:display-name="159" style:family="text">
      <style:text-properties style:text-position="2% 100%" fo:background-color="#f9fdff"/>
    </style:style>
    <style:style style:name="_31_60" style:display-name="160" style:family="text">
      <style:text-properties fo:background-color="#fdf9ff"/>
    </style:style>
    <style:style style:name="_31_61" style:display-name="161" style:family="text">
      <style:text-properties style:text-position="0% 100%" fo:background-color="#fdf9ff"/>
    </style:style>
    <style:style style:name="_31_62" style:display-name="162" style:family="text">
      <style:text-properties style:text-position="2% 100%" fo:background-color="#fdf9ff"/>
    </style:style>
    <style:style style:name="_31_63" style:display-name="163" style:family="text">
      <style:text-properties fo:background-color="#fdfdff"/>
    </style:style>
    <style:style style:name="_31_64" style:display-name="164" style:family="text">
      <style:text-properties style:text-position="0% 100%" fo:background-color="#fdfdff"/>
    </style:style>
    <style:style style:name="_31_65" style:display-name="165" style:family="text">
      <style:text-properties style:text-position="2% 100%" fo:background-color="#fdfdff"/>
    </style:style>
    <style:style style:name="_31_66" style:display-name="166" style:family="text">
      <style:text-properties fo:color="#040400"/>
    </style:style>
    <style:style style:name="_31_67" style:display-name="167" style:family="text">
      <style:text-properties fo:color="#040400" style:text-position="0% 100%"/>
    </style:style>
    <style:style style:name="_31_68" style:display-name="168" style:family="text">
      <style:text-properties fo:color="#040400" style:text-position="2% 100%"/>
    </style:style>
    <style:style style:name="_31_69" style:display-name="169" style:family="text">
      <style:text-properties fo:color="#040400" fo:background-color="#f9f9ff"/>
    </style:style>
    <style:style style:name="_31_70" style:display-name="170" style:family="text">
      <style:text-properties fo:color="#040400" style:text-position="0% 100%" fo:background-color="#f9f9ff"/>
    </style:style>
    <style:style style:name="_31_71" style:display-name="171" style:family="text">
      <style:text-properties fo:color="#040400" style:text-position="2% 100%" fo:background-color="#f9f9ff"/>
    </style:style>
    <style:style style:name="_31_72" style:display-name="172" style:family="text">
      <style:text-properties fo:color="#040400" fo:background-color="#f9fdff"/>
    </style:style>
    <style:style style:name="_31_73" style:display-name="173" style:family="text">
      <style:text-properties fo:color="#040400" style:text-position="0% 100%" fo:background-color="#f9fdff"/>
    </style:style>
    <style:style style:name="_31_74" style:display-name="174" style:family="text">
      <style:text-properties fo:color="#040400" style:text-position="2% 100%" fo:background-color="#f9fdff"/>
    </style:style>
    <style:style style:name="_31_75" style:display-name="175" style:family="text">
      <style:text-properties fo:color="#040400" fo:background-color="#fdf9ff"/>
    </style:style>
    <style:style style:name="_31_76" style:display-name="176" style:family="text">
      <style:text-properties fo:color="#040400" style:text-position="0% 100%" fo:background-color="#fdf9ff"/>
    </style:style>
    <style:style style:name="_31_77" style:display-name="177" style:family="text">
      <style:text-properties fo:color="#040400" style:text-position="2% 100%" fo:background-color="#fdf9ff"/>
    </style:style>
    <style:style style:name="_31_78" style:display-name="178" style:family="text">
      <style:text-properties fo:color="#040400" fo:background-color="#fdfdff"/>
    </style:style>
    <style:style style:name="_31_79" style:display-name="179" style:family="text">
      <style:text-properties fo:color="#040400" style:text-position="0% 100%" fo:background-color="#fdfdff"/>
    </style:style>
    <style:style style:name="_31_80" style:display-name="180" style:family="text">
      <style:text-properties fo:color="#040400" style:text-position="2% 100%" fo:background-color="#fdfdff"/>
    </style:style>
    <style:style style:name="_31_81" style:display-name="181" style:family="text">
      <style:text-properties fo:color="#040c00"/>
    </style:style>
    <style:style style:name="_31_82" style:display-name="182" style:family="text">
      <style:text-properties fo:color="#040c00" style:text-position="0% 100%"/>
    </style:style>
    <style:style style:name="_31_83" style:display-name="183" style:family="text">
      <style:text-properties fo:color="#040c00" style:text-position="2% 100%"/>
    </style:style>
    <style:style style:name="_31_84" style:display-name="184" style:family="text">
      <style:text-properties fo:color="#040c00" fo:background-color="#f9f9ff"/>
    </style:style>
    <style:style style:name="_31_85" style:display-name="185" style:family="text">
      <style:text-properties fo:color="#040c00" style:text-position="0% 100%" fo:background-color="#f9f9ff"/>
    </style:style>
    <style:style style:name="_31_86" style:display-name="186" style:family="text">
      <style:text-properties fo:color="#040c00" style:text-position="2% 100%" fo:background-color="#f9f9ff"/>
    </style:style>
    <style:style style:name="_31_87" style:display-name="187" style:family="text">
      <style:text-properties fo:color="#040c00" fo:background-color="#f9fdff"/>
    </style:style>
    <style:style style:name="_31_88" style:display-name="188" style:family="text">
      <style:text-properties fo:color="#040c00" style:text-position="0% 100%" fo:background-color="#f9fdff"/>
    </style:style>
    <style:style style:name="_31_89" style:display-name="189" style:family="text">
      <style:text-properties fo:color="#040c00" style:text-position="2% 100%" fo:background-color="#f9fdff"/>
    </style:style>
    <style:style style:name="_31_90" style:display-name="190" style:family="text">
      <style:text-properties fo:color="#040c00" fo:background-color="#fdf9ff"/>
    </style:style>
    <style:style style:name="_31_91" style:display-name="191" style:family="text">
      <style:text-properties fo:color="#040c00" style:text-position="0% 100%" fo:background-color="#fdf9ff"/>
    </style:style>
    <style:style style:name="_31_92" style:display-name="192" style:family="text">
      <style:text-properties fo:color="#040c00" style:text-position="2% 100%" fo:background-color="#fdf9ff"/>
    </style:style>
    <style:style style:name="_31_93" style:display-name="193" style:family="text">
      <style:text-properties fo:color="#040c00" fo:background-color="#fdfdff"/>
    </style:style>
    <style:style style:name="_31_94" style:display-name="194" style:family="text">
      <style:text-properties fo:color="#040c00" style:text-position="0% 100%" fo:background-color="#fdfdff"/>
    </style:style>
    <style:style style:name="_31_95" style:display-name="195" style:family="text">
      <style:text-properties fo:color="#040c00" style:text-position="2% 100%" fo:background-color="#fdfdff"/>
    </style:style>
    <style:style style:name="_31_96" style:display-name="196" style:family="text">
      <style:text-properties fo:color="#0c0400"/>
    </style:style>
    <style:style style:name="_31_97" style:display-name="197" style:family="text">
      <style:text-properties fo:color="#0c0400" style:text-position="0% 100%"/>
    </style:style>
    <style:style style:name="_31_98" style:display-name="198" style:family="text">
      <style:text-properties fo:color="#0c0400" style:text-position="2% 100%"/>
    </style:style>
    <style:style style:name="_31_99" style:display-name="199" style:family="text">
      <style:text-properties fo:color="#0c0400" fo:background-color="#f9f9ff"/>
    </style:style>
    <style:style style:name="_32_00" style:display-name="200" style:family="text">
      <style:text-properties fo:color="#0c0400" style:text-position="0% 100%" fo:background-color="#f9f9ff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fo:background-color="#f9fdff"/>
    </style:style>
    <style:style style:name="_32_03" style:display-name="203" style:family="text">
      <style:text-properties fo:color="#0c0400" style:text-position="0% 100%" fo:background-color="#f9fdff"/>
    </style:style>
    <style:style style:name="_32_04" style:display-name="204" style:family="text">
      <style:text-properties fo:color="#0c0400" style:text-position="2% 100%" fo:background-color="#f9fdff"/>
    </style:style>
    <style:style style:name="_32_05" style:display-name="205" style:family="text">
      <style:text-properties fo:color="#0c0400" fo:background-color="#fdf9ff"/>
    </style:style>
    <style:style style:name="_32_06" style:display-name="206" style:family="text">
      <style:text-properties fo:color="#0c0400" style:text-position="0% 100%" fo:background-color="#fdf9ff"/>
    </style:style>
    <style:style style:name="_32_07" style:display-name="207" style:family="text">
      <style:text-properties fo:color="#0c0400" style:text-position="2% 100%" fo:background-color="#fdf9ff"/>
    </style:style>
    <style:style style:name="_32_08" style:display-name="208" style:family="text">
      <style:text-properties fo:color="#0c0400" fo:background-color="#fdfdff"/>
    </style:style>
    <style:style style:name="_32_09" style:display-name="209" style:family="text">
      <style:text-properties fo:color="#0c0400" style:text-position="0% 100%" fo:background-color="#fdfdff"/>
    </style:style>
    <style:style style:name="_32_10" style:display-name="210" style:family="text">
      <style:text-properties fo:color="#0c0400" style:text-position="2% 100%" fo:background-color="#fdfdff"/>
    </style:style>
    <style:style style:name="_32_11" style:display-name="211" style:family="text">
      <style:text-properties fo:color="#0c0c00"/>
    </style:style>
    <style:style style:name="_32_12" style:display-name="212" style:family="text">
      <style:text-properties fo:color="#0c0c00" style:text-position="0% 100%"/>
    </style:style>
    <style:style style:name="_32_13" style:display-name="213" style:family="text">
      <style:text-properties fo:color="#0c0c00" style:text-position="2% 100%"/>
    </style:style>
    <style:style style:name="_32_14" style:display-name="214" style:family="text">
      <style:text-properties fo:color="#0c0c00" fo:background-color="#f9f9ff"/>
    </style:style>
    <style:style style:name="_32_15" style:display-name="215" style:family="text">
      <style:text-properties fo:color="#0c0c00" style:text-position="0% 100%" fo:background-color="#f9f9ff"/>
    </style:style>
    <style:style style:name="_32_16" style:display-name="216" style:family="text">
      <style:text-properties fo:color="#0c0c00" style:text-position="2% 100%" fo:background-color="#f9f9ff"/>
    </style:style>
    <style:style style:name="_32_17" style:display-name="217" style:family="text">
      <style:text-properties fo:color="#0c0c00" fo:background-color="#f9fdff"/>
    </style:style>
    <style:style style:name="_32_18" style:display-name="218" style:family="text">
      <style:text-properties fo:color="#0c0c00" style:text-position="0% 100%" fo:background-color="#f9fdff"/>
    </style:style>
    <style:style style:name="_32_19" style:display-name="219" style:family="text">
      <style:text-properties fo:color="#0c0c00" style:text-position="2% 100%" fo:background-color="#f9fdff"/>
    </style:style>
    <style:style style:name="_32_20" style:display-name="220" style:family="text">
      <style:text-properties fo:color="#0c0c00" fo:background-color="#fdf9ff"/>
    </style:style>
    <style:style style:name="_32_21" style:display-name="221" style:family="text">
      <style:text-properties fo:color="#0c0c00" style:text-position="0% 100%" fo:background-color="#fdf9ff"/>
    </style:style>
    <style:style style:name="_32_22" style:display-name="222" style:family="text">
      <style:text-properties fo:color="#0c0c00" style:text-position="2% 100%" fo:background-color="#fdf9ff"/>
    </style:style>
    <style:style style:name="_32_23" style:display-name="223" style:family="text">
      <style:text-properties fo:color="#0c0c00" fo:background-color="#fdfdff"/>
    </style:style>
    <style:style style:name="_32_24" style:display-name="224" style:family="text">
      <style:text-properties fo:color="#0c0c00" style:text-position="0% 100%" fo:background-color="#fdfdff"/>
    </style:style>
    <style:style style:name="_32_25" style:display-name="225" style:family="text">
      <style:text-properties fo:color="#0c0c00" style:text-position="2% 100%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49" meta:word-count="11754" meta:character-count="67088"/>
    <meta:generator>OpenOffice/4.0.1$Win32 OpenOffice.org_project/401m5$Build-9714</meta:generator>
  </office:meta>
</office:document-meta>
</file>